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2.8201in"/>
    </style:style>
    <style:style style:name="co5" style:family="table-column">
      <style:table-column-properties fo:break-before="auto" style:column-width="18.4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0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3" table:default-cell-style-name="ce9"/>
        <table:table-column table:style-name="co5" table:default-cell-style-name="Default"/>
        <table:table-row table:style-name="ro1">
          <table:table-cell table:style-name="ce4" office:value-type="string" calcext:value-type="string">
            <text:p>RAW DATA</text:p>
          </table:table-cell>
          <table:table-cell table:style-name="ce4" office:value-type="string" calcext:value-type="string">
            <text:p>TITLE</text:p>
          </table:table-cell>
          <table:table-cell office:value-type="string" calcext:value-type="string">
            <text:p>TITLE CODE</text:p>
          </table:table-cell>
          <table:table-cell office:value-type="string" calcext:value-type="string">
            <text:p>ICON NAME</text:p>
          </table:table-cell>
          <table:table-cell office:value-type="string" calcext:value-type="string">
            <text:p>DIRECTORY</text:p>
          </table:table-cell>
          <table:table-cell table:style-name="ce10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./actions:</text:p>
          </table:table-cell>
          <table:table-cell table:formula="of:=IF(LEFT([.A2];1)=&quot;.&quot;;&quot;Y&quot;;&quot;N&quot;)" office:value-type="string" office:string-value="Y" calcext:value-type="string">
            <text:p>Y</text:p>
          </table:table-cell>
          <table:table-cell table:formula="of:=IFERROR(&quot;## &quot; &amp; MID([.A2];3;FIND(&quot;:&quot;;[.A2])-3) &amp; &quot; &lt;br&gt;&quot;;&quot;&quot;)" office:value-type="string" office:string-value="## actions &lt;br&gt;" calcext:value-type="string">
            <text:p>## actions &lt;br&gt;</text:p>
          </table:table-cell>
          <table:table-cell table:formula="of:=IF([.B2]=&quot;Y&quot;;MID([.A2];3;FIND(&quot;:&quot;;[.A2];1)-3);IF(&#10;RIGHT(RIGHT([.A2]; 1))=&quot;@&quot;;0;&#10;[.A2]))" office:value-type="string" office:string-value="actions" calcext:value-type="string">
            <text:p>actions</text:p>
          </table:table-cell>
          <table:table-cell table:formula="of:=IF([.B2]=&quot;Y&quot;;[.D2];[.E1])" office:value-type="string" office:string-value="actions" calcext:value-type="string">
            <text:p>actions</text:p>
          </table:table-cell>
          <table:table-cell table:style-name="ce10" table:formula="of:=IF([.D2]=0;&quot;&quot;;IF([.B2]=&quot;Y&quot;;[.C2];&#10;&quot;&lt;a href=&quot; &amp; CHAR(34) &amp; &quot;#&quot; &amp; CHAR(34) &amp; &quot;&gt;&quot; &amp;&#10;&quot;&lt;img src=&quot; &amp; CHAR(34) &amp; &quot;https://github.com/ubuntu/yaru/blob/master/icons/Yaru/scalable/&quot; &amp; [.E2] &amp; &quot;/&quot; &amp; [.A2] &amp; &quot;.svg&quot; &amp; CHAR(34) &amp; &#10;&quot; width=&quot; &amp; CHAR(34) &amp; &quot;22&quot; &amp; CHAR(34) &amp; &quot; alt=&quot; &amp; CHAR(34) &amp; [.D2] &amp; CHAR(34) &amp; &quot;&gt;&lt;/a&gt;&quot; &amp;&#10;&quot;&amp;nbsp; &amp;nbsp; &quot; &amp; [.D2] &amp; &quot;&lt;br&gt;&quot;&#10;))" office:value-type="string" office:string-value="## actions &lt;br&gt;" calcext:value-type="string">
            <text:p>## actions &lt;br&gt;</text:p>
          </table:table-cell>
        </table:table-row>
        <table:table-row table:style-name="ro1">
          <table:table-cell office:value-type="string" calcext:value-type="string">
            <text:p>action-unavailable-symbolic</text:p>
          </table:table-cell>
          <table:table-cell table:formula="of:=IF(LEFT([.A3];1)=&quot;.&quot;;&quot;Y&quot;;&quot;N&quot;)" office:value-type="string" office:string-value="N" calcext:value-type="string">
            <text:p>N</text:p>
          </table:table-cell>
          <table:table-cell table:formula="of:=IFERROR(&quot;## &quot; &amp; MID([.A3];3;FIND(&quot;:&quot;;[.A3])-3) &amp; &quot; &lt;br&gt;&quot;;&quot;&quot;)">
            <text:p/>
          </table:table-cell>
          <table:table-cell table:formula="of:=IF([.B3]=&quot;Y&quot;;MID([.A3];3;FIND(&quot;:&quot;;[.A3];1)-3);IF(&#10;RIGHT(RIGHT([.A3]; 1))=&quot;@&quot;;0;&#10;[.A3]))" office:value-type="string" office:string-value="action-unavailable-symbolic" calcext:value-type="string">
            <text:p>action-unavailable-symbolic</text:p>
          </table:table-cell>
          <table:table-cell table:formula="of:=IF([.B3]=&quot;Y&quot;;[.D3];[.E2])" office:value-type="string" office:string-value="actions" calcext:value-type="string">
            <text:p>actions</text:p>
          </table:table-cell>
          <table:table-cell table:style-name="ce10" table:formula="of:=IF([.D3]=0;&quot;&quot;;IF([.B3]=&quot;Y&quot;;[.C3];&#10;&quot;&lt;a href=&quot; &amp; CHAR(34) &amp; &quot;#&quot; &amp; CHAR(34) &amp; &quot;&gt;&quot; &amp;&#10;&quot;&lt;img src=&quot; &amp; CHAR(34) &amp; &quot;https://github.com/ubuntu/yaru/blob/master/icons/Yaru/scalable/&quot; &amp; [.E3] &amp; &quot;/&quot; &amp; [.A3] &amp; &quot;.svg&quot; &amp; CHAR(34) &amp; &#10;&quot; width=&quot; &amp; CHAR(34) &amp; &quot;22&quot; &amp; CHAR(34) &amp; &quot; alt=&quot; &amp; CHAR(34) &amp; [.D3] &amp; CHAR(34) &amp; &quot;&gt;&lt;/a&gt;&quot; &amp;&#10;&quot;&amp;nbsp; &amp;nbsp; &quot; &amp; [.D3] &amp; &quot;&lt;br&gt;&quot;&#10;))" office:value-type="string" office:string-value="&lt;a href=&quot;#&quot;&gt;&lt;img src=&quot;https://github.com/ubuntu/yaru/blob/master/icons/Yaru/scalable/actions/action-unavailable-symbolic.svg&quot; width=&quot;22&quot; alt=&quot;action-unavailable-symbolic&quot;&gt;&lt;/a&gt;&amp;nbsp; &amp;nbsp; action-unavailable-symbolic&lt;br&gt;" calcext:value-type="string">
            <text:p>&lt;a href="#"&gt;&lt;img src="https://github.com/ubuntu/yaru/blob/master/icons/Yaru/scalable/actions/action-unavailable-symbolic.svg" width="22" alt="action-unavailable-symbolic"&gt;&lt;/a&gt;&amp;nbsp; &amp;nbsp; action-unavailable-symbolic&lt;br&gt;</text:p>
          </table:table-cell>
        </table:table-row>
        <table:table-row table:style-name="ro1">
          <table:table-cell office:value-type="string" calcext:value-type="string">
            <text:p>address-book-new-symbolic</text:p>
          </table:table-cell>
          <table:table-cell table:formula="of:=IF(LEFT([.A4];1)=&quot;.&quot;;&quot;Y&quot;;&quot;N&quot;)" office:value-type="string" office:string-value="N" calcext:value-type="string">
            <text:p>N</text:p>
          </table:table-cell>
          <table:table-cell table:formula="of:=IFERROR(&quot;## &quot; &amp; MID([.A4];3;FIND(&quot;:&quot;;[.A4])-3) &amp; &quot; &lt;br&gt;&quot;;&quot;&quot;)">
            <text:p/>
          </table:table-cell>
          <table:table-cell table:formula="of:=IF([.B4]=&quot;Y&quot;;MID([.A4];3;FIND(&quot;:&quot;;[.A4];1)-3);IF(&#10;RIGHT(RIGHT([.A4]; 1))=&quot;@&quot;;0;&#10;[.A4]))" office:value-type="string" office:string-value="address-book-new-symbolic" calcext:value-type="string">
            <text:p>address-book-new-symbolic</text:p>
          </table:table-cell>
          <table:table-cell table:formula="of:=IF([.B4]=&quot;Y&quot;;[.D4];[.E3])" office:value-type="string" office:string-value="actions" calcext:value-type="string">
            <text:p>actions</text:p>
          </table:table-cell>
          <table:table-cell table:style-name="ce10" table:formula="of:=IF([.D4]=0;&quot;&quot;;IF([.B4]=&quot;Y&quot;;[.C4];&#10;&quot;&lt;a href=&quot; &amp; CHAR(34) &amp; &quot;#&quot; &amp; CHAR(34) &amp; &quot;&gt;&quot; &amp;&#10;&quot;&lt;img src=&quot; &amp; CHAR(34) &amp; &quot;https://github.com/ubuntu/yaru/blob/master/icons/Yaru/scalable/&quot; &amp; [.E4] &amp; &quot;/&quot; &amp; [.A4] &amp; &quot;.svg&quot; &amp; CHAR(34) &amp; &#10;&quot; width=&quot; &amp; CHAR(34) &amp; &quot;22&quot; &amp; CHAR(34) &amp; &quot; alt=&quot; &amp; CHAR(34) &amp; [.D4] &amp; CHAR(34) &amp; &quot;&gt;&lt;/a&gt;&quot; &amp;&#10;&quot;&amp;nbsp; &amp;nbsp; &quot; &amp; [.D4] &amp; &quot;&lt;br&gt;&quot;&#10;))" office:value-type="string" office:string-value="&lt;a href=&quot;#&quot;&gt;&lt;img src=&quot;https://github.com/ubuntu/yaru/blob/master/icons/Yaru/scalable/actions/address-book-new-symbolic.svg&quot; width=&quot;22&quot; alt=&quot;address-book-new-symbolic&quot;&gt;&lt;/a&gt;&amp;nbsp; &amp;nbsp; address-book-new-symbolic&lt;br&gt;" calcext:value-type="string">
            <text:p>&lt;a href="#"&gt;&lt;img src="https://github.com/ubuntu/yaru/blob/master/icons/Yaru/scalable/actions/address-book-new-symbolic.svg" width="22" alt="address-book-new-symbolic"&gt;&lt;/a&gt;&amp;nbsp; &amp;nbsp; address-book-new-symbolic&lt;br&gt;</text:p>
          </table:table-cell>
        </table:table-row>
        <table:table-row table:style-name="ro1">
          <table:table-cell table:style-name="Default" office:value-type="string" calcext:value-type="string">
            <text:p>adw-entry-apply-symbolic@</text:p>
          </table:table-cell>
          <table:table-cell table:style-name="Default" table:formula="of:=IF(LEFT([.A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];3;FIND(&quot;:&quot;;[.A5])-3) &amp; &quot; &lt;br&gt;&quot;;&quot;&quot;)">
            <text:p/>
          </table:table-cell>
          <table:table-cell table:style-name="ce6" table:formula="of:=IF([.B5]=&quot;Y&quot;;MID([.A5];3;FIND(&quot;:&quot;;[.A5];1)-3);IF(&#10;RIGHT(RIGHT([.A5]; 1))=&quot;@&quot;;0;&#10;[.A5]))" office:value-type="float" office:value="0" calcext:value-type="float">
            <text:p>0</text:p>
          </table:table-cell>
          <table:table-cell table:formula="of:=IF([.B5]=&quot;Y&quot;;[.D5];[.E4])" office:value-type="string" office:string-value="actions" calcext:value-type="string">
            <text:p>actions</text:p>
          </table:table-cell>
          <table:table-cell table:style-name="ce10" table:formula="of:=IF([.D5]=0;&quot;&quot;;IF([.B5]=&quot;Y&quot;;[.C5];&#10;&quot;&lt;a href=&quot; &amp; CHAR(34) &amp; &quot;#&quot; &amp; CHAR(34) &amp; &quot;&gt;&quot; &amp;&#10;&quot;&lt;img src=&quot; &amp; CHAR(34) &amp; &quot;https://github.com/ubuntu/yaru/blob/master/icons/Yaru/scalable/&quot; &amp; [.E5] &amp; &quot;/&quot; &amp; [.A5] &amp; &quot;.svg&quot; &amp; CHAR(34) &amp; &#10;&quot; width=&quot; &amp; CHAR(34) &amp; &quot;22&quot; &amp; CHAR(34) &amp; &quot; alt=&quot; &amp; CHAR(34) &amp; [.D5] &amp; CHAR(34) &amp; &quot;&gt;&lt;/a&gt;&quot; &amp;&#10;&quot;&amp;nbsp; &amp;nbsp; &quot; &amp; [.D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dw-mail-send-symbolic@</text:p>
          </table:table-cell>
          <table:table-cell table:style-name="Default" table:formula="of:=IF(LEFT([.A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];3;FIND(&quot;:&quot;;[.A6])-3) &amp; &quot; &lt;br&gt;&quot;;&quot;&quot;)">
            <text:p/>
          </table:table-cell>
          <table:table-cell table:style-name="ce6" table:formula="of:=IF([.B6]=&quot;Y&quot;;MID([.A6];3;FIND(&quot;:&quot;;[.A6];1)-3);IF(&#10;RIGHT(RIGHT([.A6]; 1))=&quot;@&quot;;0;&#10;[.A6]))" office:value-type="float" office:value="0" calcext:value-type="float">
            <text:p>0</text:p>
          </table:table-cell>
          <table:table-cell table:formula="of:=IF([.B6]=&quot;Y&quot;;[.D6];[.E5])" office:value-type="string" office:string-value="actions" calcext:value-type="string">
            <text:p>actions</text:p>
          </table:table-cell>
          <table:table-cell table:style-name="ce10" table:formula="of:=IF([.D6]=0;&quot;&quot;;IF([.B6]=&quot;Y&quot;;[.C6];&#10;&quot;&lt;a href=&quot; &amp; CHAR(34) &amp; &quot;#&quot; &amp; CHAR(34) &amp; &quot;&gt;&quot; &amp;&#10;&quot;&lt;img src=&quot; &amp; CHAR(34) &amp; &quot;https://github.com/ubuntu/yaru/blob/master/icons/Yaru/scalable/&quot; &amp; [.E6] &amp; &quot;/&quot; &amp; [.A6] &amp; &quot;.svg&quot; &amp; CHAR(34) &amp; &#10;&quot; width=&quot; &amp; CHAR(34) &amp; &quot;22&quot; &amp; CHAR(34) &amp; &quot; alt=&quot; &amp; CHAR(34) &amp; [.D6] &amp; CHAR(34) &amp; &quot;&gt;&lt;/a&gt;&quot; &amp;&#10;&quot;&amp;nbsp; &amp;nbsp; &quot; &amp; [.D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nnotations-squiggly-symbolic@</text:p>
          </table:table-cell>
          <table:table-cell table:style-name="Default" table:formula="of:=IF(LEFT([.A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];3;FIND(&quot;:&quot;;[.A7])-3) &amp; &quot; &lt;br&gt;&quot;;&quot;&quot;)">
            <text:p/>
          </table:table-cell>
          <table:table-cell table:style-name="ce6" table:formula="of:=IF([.B7]=&quot;Y&quot;;MID([.A7];3;FIND(&quot;:&quot;;[.A7];1)-3);IF(&#10;RIGHT(RIGHT([.A7]; 1))=&quot;@&quot;;0;&#10;[.A7]))" office:value-type="float" office:value="0" calcext:value-type="float">
            <text:p>0</text:p>
          </table:table-cell>
          <table:table-cell table:formula="of:=IF([.B7]=&quot;Y&quot;;[.D7];[.E6])" office:value-type="string" office:string-value="actions" calcext:value-type="string">
            <text:p>actions</text:p>
          </table:table-cell>
          <table:table-cell table:style-name="ce10" table:formula="of:=IF([.D7]=0;&quot;&quot;;IF([.B7]=&quot;Y&quot;;[.C7];&#10;&quot;&lt;a href=&quot; &amp; CHAR(34) &amp; &quot;#&quot; &amp; CHAR(34) &amp; &quot;&gt;&quot; &amp;&#10;&quot;&lt;img src=&quot; &amp; CHAR(34) &amp; &quot;https://github.com/ubuntu/yaru/blob/master/icons/Yaru/scalable/&quot; &amp; [.E7] &amp; &quot;/&quot; &amp; [.A7] &amp; &quot;.svg&quot; &amp; CHAR(34) &amp; &#10;&quot; width=&quot; &amp; CHAR(34) &amp; &quot;22&quot; &amp; CHAR(34) &amp; &quot; alt=&quot; &amp; CHAR(34) &amp; [.D7] &amp; CHAR(34) &amp; &quot;&gt;&lt;/a&gt;&quot; &amp;&#10;&quot;&amp;nbsp; &amp;nbsp; &quot; &amp; [.D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nnotations-text-symbolic@</text:p>
          </table:table-cell>
          <table:table-cell table:style-name="Default" table:formula="of:=IF(LEFT([.A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];3;FIND(&quot;:&quot;;[.A8])-3) &amp; &quot; &lt;br&gt;&quot;;&quot;&quot;)">
            <text:p/>
          </table:table-cell>
          <table:table-cell table:style-name="ce6" table:formula="of:=IF([.B8]=&quot;Y&quot;;MID([.A8];3;FIND(&quot;:&quot;;[.A8];1)-3);IF(&#10;RIGHT(RIGHT([.A8]; 1))=&quot;@&quot;;0;&#10;[.A8]))" office:value-type="float" office:value="0" calcext:value-type="float">
            <text:p>0</text:p>
          </table:table-cell>
          <table:table-cell table:formula="of:=IF([.B8]=&quot;Y&quot;;[.D8];[.E7])" office:value-type="string" office:string-value="actions" calcext:value-type="string">
            <text:p>actions</text:p>
          </table:table-cell>
          <table:table-cell table:style-name="ce10" table:formula="of:=IF([.D8]=0;&quot;&quot;;IF([.B8]=&quot;Y&quot;;[.C8];&#10;&quot;&lt;a href=&quot; &amp; CHAR(34) &amp; &quot;#&quot; &amp; CHAR(34) &amp; &quot;&gt;&quot; &amp;&#10;&quot;&lt;img src=&quot; &amp; CHAR(34) &amp; &quot;https://github.com/ubuntu/yaru/blob/master/icons/Yaru/scalable/&quot; &amp; [.E8] &amp; &quot;/&quot; &amp; [.A8] &amp; &quot;.svg&quot; &amp; CHAR(34) &amp; &#10;&quot; width=&quot; &amp; CHAR(34) &amp; &quot;22&quot; &amp; CHAR(34) &amp; &quot; alt=&quot; &amp; CHAR(34) &amp; [.D8] &amp; CHAR(34) &amp; &quot;&gt;&lt;/a&gt;&quot; &amp;&#10;&quot;&amp;nbsp; &amp;nbsp; &quot; &amp; [.D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pplication-exit-rtl-symbolic@</text:p>
          </table:table-cell>
          <table:table-cell table:style-name="Default" table:formula="of:=IF(LEFT([.A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];3;FIND(&quot;:&quot;;[.A9])-3) &amp; &quot; &lt;br&gt;&quot;;&quot;&quot;)">
            <text:p/>
          </table:table-cell>
          <table:table-cell table:style-name="ce6" table:formula="of:=IF([.B9]=&quot;Y&quot;;MID([.A9];3;FIND(&quot;:&quot;;[.A9];1)-3);IF(&#10;RIGHT(RIGHT([.A9]; 1))=&quot;@&quot;;0;&#10;[.A9]))" office:value-type="float" office:value="0" calcext:value-type="float">
            <text:p>0</text:p>
          </table:table-cell>
          <table:table-cell table:formula="of:=IF([.B9]=&quot;Y&quot;;[.D9];[.E8])" office:value-type="string" office:string-value="actions" calcext:value-type="string">
            <text:p>actions</text:p>
          </table:table-cell>
          <table:table-cell table:style-name="ce10" table:formula="of:=IF([.D9]=0;&quot;&quot;;IF([.B9]=&quot;Y&quot;;[.C9];&#10;&quot;&lt;a href=&quot; &amp; CHAR(34) &amp; &quot;#&quot; &amp; CHAR(34) &amp; &quot;&gt;&quot; &amp;&#10;&quot;&lt;img src=&quot; &amp; CHAR(34) &amp; &quot;https://github.com/ubuntu/yaru/blob/master/icons/Yaru/scalable/&quot; &amp; [.E9] &amp; &quot;/&quot; &amp; [.A9] &amp; &quot;.svg&quot; &amp; CHAR(34) &amp; &#10;&quot; width=&quot; &amp; CHAR(34) &amp; &quot;22&quot; &amp; CHAR(34) &amp; &quot; alt=&quot; &amp; CHAR(34) &amp; [.D9] &amp; CHAR(34) &amp; &quot;&gt;&lt;/a&gt;&quot; &amp;&#10;&quot;&amp;nbsp; &amp;nbsp; &quot; &amp; [.D9] &amp; &quot;&lt;br&gt;&quot;&#10;))">
            <text:p/>
          </table:table-cell>
        </table:table-row>
        <table:table-row table:style-name="ro1">
          <table:table-cell office:value-type="string" calcext:value-type="string">
            <text:p>application-exit-symbolic</text:p>
          </table:table-cell>
          <table:table-cell table:formula="of:=IF(LEFT([.A10];1)=&quot;.&quot;;&quot;Y&quot;;&quot;N&quot;)" office:value-type="string" office:string-value="N" calcext:value-type="string">
            <text:p>N</text:p>
          </table:table-cell>
          <table:table-cell table:formula="of:=IFERROR(&quot;## &quot; &amp; MID([.A10];3;FIND(&quot;:&quot;;[.A10])-3) &amp; &quot; &lt;br&gt;&quot;;&quot;&quot;)">
            <text:p/>
          </table:table-cell>
          <table:table-cell table:formula="of:=IF([.B10]=&quot;Y&quot;;MID([.A10];3;FIND(&quot;:&quot;;[.A10];1)-3);IF(&#10;RIGHT(RIGHT([.A10]; 1))=&quot;@&quot;;0;&#10;[.A10]))" office:value-type="string" office:string-value="application-exit-symbolic" calcext:value-type="string">
            <text:p>application-exit-symbolic</text:p>
          </table:table-cell>
          <table:table-cell table:formula="of:=IF([.B10]=&quot;Y&quot;;[.D10];[.E9])" office:value-type="string" office:string-value="actions" calcext:value-type="string">
            <text:p>actions</text:p>
          </table:table-cell>
          <table:table-cell table:style-name="ce10" table:formula="of:=IF([.D10]=0;&quot;&quot;;IF([.B10]=&quot;Y&quot;;[.C10];&#10;&quot;&lt;a href=&quot; &amp; CHAR(34) &amp; &quot;#&quot; &amp; CHAR(34) &amp; &quot;&gt;&quot; &amp;&#10;&quot;&lt;img src=&quot; &amp; CHAR(34) &amp; &quot;https://github.com/ubuntu/yaru/blob/master/icons/Yaru/scalable/&quot; &amp; [.E10] &amp; &quot;/&quot; &amp; [.A10] &amp; &quot;.svg&quot; &amp; CHAR(34) &amp; &#10;&quot; width=&quot; &amp; CHAR(34) &amp; &quot;22&quot; &amp; CHAR(34) &amp; &quot; alt=&quot; &amp; CHAR(34) &amp; [.D10] &amp; CHAR(34) &amp; &quot;&gt;&lt;/a&gt;&quot; &amp;&#10;&quot;&amp;nbsp; &amp;nbsp; &quot; &amp; [.D10] &amp; &quot;&lt;br&gt;&quot;&#10;))" office:value-type="string" office:string-value="&lt;a href=&quot;#&quot;&gt;&lt;img src=&quot;https://github.com/ubuntu/yaru/blob/master/icons/Yaru/scalable/actions/application-exit-symbolic.svg&quot; width=&quot;22&quot; alt=&quot;application-exit-symbolic&quot;&gt;&lt;/a&gt;&amp;nbsp; &amp;nbsp; application-exit-symbolic&lt;br&gt;" calcext:value-type="string">
            <text:p>&lt;a href="#"&gt;&lt;img src="https://github.com/ubuntu/yaru/blob/master/icons/Yaru/scalable/actions/application-exit-symbolic.svg" width="22" alt="application-exit-symbolic"&gt;&lt;/a&gt;&amp;nbsp; &amp;nbsp; application-exit-symbolic&lt;br&gt;</text:p>
          </table:table-cell>
        </table:table-row>
        <table:table-row table:style-name="ro1">
          <table:table-cell office:value-type="string" calcext:value-type="string">
            <text:p>appointment-new-symbolic</text:p>
          </table:table-cell>
          <table:table-cell table:formula="of:=IF(LEFT([.A11];1)=&quot;.&quot;;&quot;Y&quot;;&quot;N&quot;)" office:value-type="string" office:string-value="N" calcext:value-type="string">
            <text:p>N</text:p>
          </table:table-cell>
          <table:table-cell table:formula="of:=IFERROR(&quot;## &quot; &amp; MID([.A11];3;FIND(&quot;:&quot;;[.A11])-3) &amp; &quot; &lt;br&gt;&quot;;&quot;&quot;)">
            <text:p/>
          </table:table-cell>
          <table:table-cell table:formula="of:=IF([.B11]=&quot;Y&quot;;MID([.A11];3;FIND(&quot;:&quot;;[.A11];1)-3);IF(&#10;RIGHT(RIGHT([.A11]; 1))=&quot;@&quot;;0;&#10;[.A11]))" office:value-type="string" office:string-value="appointment-new-symbolic" calcext:value-type="string">
            <text:p>appointment-new-symbolic</text:p>
          </table:table-cell>
          <table:table-cell table:formula="of:=IF([.B11]=&quot;Y&quot;;[.D11];[.E10])" office:value-type="string" office:string-value="actions" calcext:value-type="string">
            <text:p>actions</text:p>
          </table:table-cell>
          <table:table-cell table:style-name="ce10" table:formula="of:=IF([.D11]=0;&quot;&quot;;IF([.B11]=&quot;Y&quot;;[.C11];&#10;&quot;&lt;a href=&quot; &amp; CHAR(34) &amp; &quot;#&quot; &amp; CHAR(34) &amp; &quot;&gt;&quot; &amp;&#10;&quot;&lt;img src=&quot; &amp; CHAR(34) &amp; &quot;https://github.com/ubuntu/yaru/blob/master/icons/Yaru/scalable/&quot; &amp; [.E11] &amp; &quot;/&quot; &amp; [.A11] &amp; &quot;.svg&quot; &amp; CHAR(34) &amp; &#10;&quot; width=&quot; &amp; CHAR(34) &amp; &quot;22&quot; &amp; CHAR(34) &amp; &quot; alt=&quot; &amp; CHAR(34) &amp; [.D11] &amp; CHAR(34) &amp; &quot;&gt;&lt;/a&gt;&quot; &amp;&#10;&quot;&amp;nbsp; &amp;nbsp; &quot; &amp; [.D11] &amp; &quot;&lt;br&gt;&quot;&#10;))" office:value-type="string" office:string-value="&lt;a href=&quot;#&quot;&gt;&lt;img src=&quot;https://github.com/ubuntu/yaru/blob/master/icons/Yaru/scalable/actions/appointment-new-symbolic.svg&quot; width=&quot;22&quot; alt=&quot;appointment-new-symbolic&quot;&gt;&lt;/a&gt;&amp;nbsp; &amp;nbsp; appointment-new-symbolic&lt;br&gt;" calcext:value-type="string">
            <text:p>&lt;a href="#"&gt;&lt;img src="https://github.com/ubuntu/yaru/blob/master/icons/Yaru/scalable/actions/appointment-new-symbolic.svg" width="22" alt="appointment-new-symbolic"&gt;&lt;/a&gt;&amp;nbsp; &amp;nbsp; appointment-new-symbolic&lt;br&gt;</text:p>
          </table:table-cell>
        </table:table-row>
        <table:table-row table:style-name="ro1">
          <table:table-cell office:value-type="string" calcext:value-type="string">
            <text:p>appointment-symbolic</text:p>
          </table:table-cell>
          <table:table-cell table:formula="of:=IF(LEFT([.A12];1)=&quot;.&quot;;&quot;Y&quot;;&quot;N&quot;)" office:value-type="string" office:string-value="N" calcext:value-type="string">
            <text:p>N</text:p>
          </table:table-cell>
          <table:table-cell table:formula="of:=IFERROR(&quot;## &quot; &amp; MID([.A12];3;FIND(&quot;:&quot;;[.A12])-3) &amp; &quot; &lt;br&gt;&quot;;&quot;&quot;)">
            <text:p/>
          </table:table-cell>
          <table:table-cell table:formula="of:=IF([.B12]=&quot;Y&quot;;MID([.A12];3;FIND(&quot;:&quot;;[.A12];1)-3);IF(&#10;RIGHT(RIGHT([.A12]; 1))=&quot;@&quot;;0;&#10;[.A12]))" office:value-type="string" office:string-value="appointment-symbolic" calcext:value-type="string">
            <text:p>appointment-symbolic</text:p>
          </table:table-cell>
          <table:table-cell table:formula="of:=IF([.B12]=&quot;Y&quot;;[.D12];[.E11])" office:value-type="string" office:string-value="actions" calcext:value-type="string">
            <text:p>actions</text:p>
          </table:table-cell>
          <table:table-cell table:style-name="ce10" table:formula="of:=IF([.D12]=0;&quot;&quot;;IF([.B12]=&quot;Y&quot;;[.C12];&#10;&quot;&lt;a href=&quot; &amp; CHAR(34) &amp; &quot;#&quot; &amp; CHAR(34) &amp; &quot;&gt;&quot; &amp;&#10;&quot;&lt;img src=&quot; &amp; CHAR(34) &amp; &quot;https://github.com/ubuntu/yaru/blob/master/icons/Yaru/scalable/&quot; &amp; [.E12] &amp; &quot;/&quot; &amp; [.A12] &amp; &quot;.svg&quot; &amp; CHAR(34) &amp; &#10;&quot; width=&quot; &amp; CHAR(34) &amp; &quot;22&quot; &amp; CHAR(34) &amp; &quot; alt=&quot; &amp; CHAR(34) &amp; [.D12] &amp; CHAR(34) &amp; &quot;&gt;&lt;/a&gt;&quot; &amp;&#10;&quot;&amp;nbsp; &amp;nbsp; &quot; &amp; [.D12] &amp; &quot;&lt;br&gt;&quot;&#10;))" office:value-type="string" office:string-value="&lt;a href=&quot;#&quot;&gt;&lt;img src=&quot;https://github.com/ubuntu/yaru/blob/master/icons/Yaru/scalable/actions/appointment-symbolic.svg&quot; width=&quot;22&quot; alt=&quot;appointment-symbolic&quot;&gt;&lt;/a&gt;&amp;nbsp; &amp;nbsp; appointment-symbolic&lt;br&gt;" calcext:value-type="string">
            <text:p>&lt;a href="#"&gt;&lt;img src="https://github.com/ubuntu/yaru/blob/master/icons/Yaru/scalable/actions/appointment-symbolic.svg" width="22" alt="appointment-symbolic"&gt;&lt;/a&gt;&amp;nbsp; &amp;nbsp; appointment-symbolic&lt;br&gt;</text:p>
          </table:table-cell>
        </table:table-row>
        <table:table-row table:style-name="ro1">
          <table:table-cell table:style-name="Default" office:value-type="string" calcext:value-type="string">
            <text:p>background-selected-symbolic@</text:p>
          </table:table-cell>
          <table:table-cell table:style-name="Default" table:formula="of:=IF(LEFT([.A1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3];3;FIND(&quot;:&quot;;[.A13])-3) &amp; &quot; &lt;br&gt;&quot;;&quot;&quot;)">
            <text:p/>
          </table:table-cell>
          <table:table-cell table:style-name="ce6" table:formula="of:=IF([.B13]=&quot;Y&quot;;MID([.A13];3;FIND(&quot;:&quot;;[.A13];1)-3);IF(&#10;RIGHT(RIGHT([.A13]; 1))=&quot;@&quot;;0;&#10;[.A13]))" office:value-type="float" office:value="0" calcext:value-type="float">
            <text:p>0</text:p>
          </table:table-cell>
          <table:table-cell table:formula="of:=IF([.B13]=&quot;Y&quot;;[.D13];[.E12])" office:value-type="string" office:string-value="actions" calcext:value-type="string">
            <text:p>actions</text:p>
          </table:table-cell>
          <table:table-cell table:style-name="ce10" table:formula="of:=IF([.D13]=0;&quot;&quot;;IF([.B13]=&quot;Y&quot;;[.C13];&#10;&quot;&lt;a href=&quot; &amp; CHAR(34) &amp; &quot;#&quot; &amp; CHAR(34) &amp; &quot;&gt;&quot; &amp;&#10;&quot;&lt;img src=&quot; &amp; CHAR(34) &amp; &quot;https://github.com/ubuntu/yaru/blob/master/icons/Yaru/scalable/&quot; &amp; [.E13] &amp; &quot;/&quot; &amp; [.A13] &amp; &quot;.svg&quot; &amp; CHAR(34) &amp; &#10;&quot; width=&quot; &amp; CHAR(34) &amp; &quot;22&quot; &amp; CHAR(34) &amp; &quot; alt=&quot; &amp; CHAR(34) &amp; [.D13] &amp; CHAR(34) &amp; &quot;&gt;&lt;/a&gt;&quot; &amp;&#10;&quot;&amp;nbsp; &amp;nbsp; &quot; &amp; [.D13] &amp; &quot;&lt;br&gt;&quot;&#10;))">
            <text:p/>
          </table:table-cell>
        </table:table-row>
        <table:table-row table:style-name="ro1">
          <table:table-cell office:value-type="string" calcext:value-type="string">
            <text:p>bookmark-new-symbolic</text:p>
          </table:table-cell>
          <table:table-cell table:formula="of:=IF(LEFT([.A14];1)=&quot;.&quot;;&quot;Y&quot;;&quot;N&quot;)" office:value-type="string" office:string-value="N" calcext:value-type="string">
            <text:p>N</text:p>
          </table:table-cell>
          <table:table-cell table:formula="of:=IFERROR(&quot;## &quot; &amp; MID([.A14];3;FIND(&quot;:&quot;;[.A14])-3) &amp; &quot; &lt;br&gt;&quot;;&quot;&quot;)">
            <text:p/>
          </table:table-cell>
          <table:table-cell table:formula="of:=IF([.B14]=&quot;Y&quot;;MID([.A14];3;FIND(&quot;:&quot;;[.A14];1)-3);IF(&#10;RIGHT(RIGHT([.A14]; 1))=&quot;@&quot;;0;&#10;[.A14]))" office:value-type="string" office:string-value="bookmark-new-symbolic" calcext:value-type="string">
            <text:p>bookmark-new-symbolic</text:p>
          </table:table-cell>
          <table:table-cell table:formula="of:=IF([.B14]=&quot;Y&quot;;[.D14];[.E13])" office:value-type="string" office:string-value="actions" calcext:value-type="string">
            <text:p>actions</text:p>
          </table:table-cell>
          <table:table-cell table:style-name="ce10" table:formula="of:=IF([.D14]=0;&quot;&quot;;IF([.B14]=&quot;Y&quot;;[.C14];&#10;&quot;&lt;a href=&quot; &amp; CHAR(34) &amp; &quot;#&quot; &amp; CHAR(34) &amp; &quot;&gt;&quot; &amp;&#10;&quot;&lt;img src=&quot; &amp; CHAR(34) &amp; &quot;https://github.com/ubuntu/yaru/blob/master/icons/Yaru/scalable/&quot; &amp; [.E14] &amp; &quot;/&quot; &amp; [.A14] &amp; &quot;.svg&quot; &amp; CHAR(34) &amp; &#10;&quot; width=&quot; &amp; CHAR(34) &amp; &quot;22&quot; &amp; CHAR(34) &amp; &quot; alt=&quot; &amp; CHAR(34) &amp; [.D14] &amp; CHAR(34) &amp; &quot;&gt;&lt;/a&gt;&quot; &amp;&#10;&quot;&amp;nbsp; &amp;nbsp; &quot; &amp; [.D14] &amp; &quot;&lt;br&gt;&quot;&#10;))" office:value-type="string" office:string-value="&lt;a href=&quot;#&quot;&gt;&lt;img src=&quot;https://github.com/ubuntu/yaru/blob/master/icons/Yaru/scalable/actions/bookmark-new-symbolic.svg&quot; width=&quot;22&quot; alt=&quot;bookmark-new-symbolic&quot;&gt;&lt;/a&gt;&amp;nbsp; &amp;nbsp; bookmark-new-symbolic&lt;br&gt;" calcext:value-type="string">
            <text:p>&lt;a href="#"&gt;&lt;img src="https://github.com/ubuntu/yaru/blob/master/icons/Yaru/scalable/actions/bookmark-new-symbolic.svg" width="22" alt="bookmark-new-symbolic"&gt;&lt;/a&gt;&amp;nbsp; &amp;nbsp; bookmark-new-symbolic&lt;br&gt;</text:p>
          </table:table-cell>
        </table:table-row>
        <table:table-row table:style-name="ro1">
          <table:table-cell table:style-name="Default" office:value-type="string" calcext:value-type="string">
            <text:p>brisk_system-log-out-symbolic@</text:p>
          </table:table-cell>
          <table:table-cell table:style-name="Default" table:formula="of:=IF(LEFT([.A1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5];3;FIND(&quot;:&quot;;[.A15])-3) &amp; &quot; &lt;br&gt;&quot;;&quot;&quot;)">
            <text:p/>
          </table:table-cell>
          <table:table-cell table:style-name="ce6" table:formula="of:=IF([.B15]=&quot;Y&quot;;MID([.A15];3;FIND(&quot;:&quot;;[.A15];1)-3);IF(&#10;RIGHT(RIGHT([.A15]; 1))=&quot;@&quot;;0;&#10;[.A15]))" office:value-type="float" office:value="0" calcext:value-type="float">
            <text:p>0</text:p>
          </table:table-cell>
          <table:table-cell table:formula="of:=IF([.B15]=&quot;Y&quot;;[.D15];[.E14])" office:value-type="string" office:string-value="actions" calcext:value-type="string">
            <text:p>actions</text:p>
          </table:table-cell>
          <table:table-cell table:style-name="ce10" table:formula="of:=IF([.D15]=0;&quot;&quot;;IF([.B15]=&quot;Y&quot;;[.C15];&#10;&quot;&lt;a href=&quot; &amp; CHAR(34) &amp; &quot;#&quot; &amp; CHAR(34) &amp; &quot;&gt;&quot; &amp;&#10;&quot;&lt;img src=&quot; &amp; CHAR(34) &amp; &quot;https://github.com/ubuntu/yaru/blob/master/icons/Yaru/scalable/&quot; &amp; [.E15] &amp; &quot;/&quot; &amp; [.A15] &amp; &quot;.svg&quot; &amp; CHAR(34) &amp; &#10;&quot; width=&quot; &amp; CHAR(34) &amp; &quot;22&quot; &amp; CHAR(34) &amp; &quot; alt=&quot; &amp; CHAR(34) &amp; [.D15] &amp; CHAR(34) &amp; &quot;&gt;&lt;/a&gt;&quot; &amp;&#10;&quot;&amp;nbsp; &amp;nbsp; &quot; &amp; [.D1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builder-view-left-pane-symbolic@</text:p>
          </table:table-cell>
          <table:table-cell table:style-name="Default" table:formula="of:=IF(LEFT([.A1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6];3;FIND(&quot;:&quot;;[.A16])-3) &amp; &quot; &lt;br&gt;&quot;;&quot;&quot;)">
            <text:p/>
          </table:table-cell>
          <table:table-cell table:style-name="ce6" table:formula="of:=IF([.B16]=&quot;Y&quot;;MID([.A16];3;FIND(&quot;:&quot;;[.A16];1)-3);IF(&#10;RIGHT(RIGHT([.A16]; 1))=&quot;@&quot;;0;&#10;[.A16]))" office:value-type="float" office:value="0" calcext:value-type="float">
            <text:p>0</text:p>
          </table:table-cell>
          <table:table-cell table:formula="of:=IF([.B16]=&quot;Y&quot;;[.D16];[.E15])" office:value-type="string" office:string-value="actions" calcext:value-type="string">
            <text:p>actions</text:p>
          </table:table-cell>
          <table:table-cell table:style-name="ce10" table:formula="of:=IF([.D16]=0;&quot;&quot;;IF([.B16]=&quot;Y&quot;;[.C16];&#10;&quot;&lt;a href=&quot; &amp; CHAR(34) &amp; &quot;#&quot; &amp; CHAR(34) &amp; &quot;&gt;&quot; &amp;&#10;&quot;&lt;img src=&quot; &amp; CHAR(34) &amp; &quot;https://github.com/ubuntu/yaru/blob/master/icons/Yaru/scalable/&quot; &amp; [.E16] &amp; &quot;/&quot; &amp; [.A16] &amp; &quot;.svg&quot; &amp; CHAR(34) &amp; &#10;&quot; width=&quot; &amp; CHAR(34) &amp; &quot;22&quot; &amp; CHAR(34) &amp; &quot; alt=&quot; &amp; CHAR(34) &amp; [.D16] &amp; CHAR(34) &amp; &quot;&gt;&lt;/a&gt;&quot; &amp;&#10;&quot;&amp;nbsp; &amp;nbsp; &quot; &amp; [.D16] &amp; &quot;&lt;br&gt;&quot;&#10;))">
            <text:p/>
          </table:table-cell>
        </table:table-row>
        <table:table-row table:style-name="ro1">
          <table:table-cell office:value-type="string" calcext:value-type="string">
            <text:p>call-start-symbolic</text:p>
          </table:table-cell>
          <table:table-cell table:formula="of:=IF(LEFT([.A17];1)=&quot;.&quot;;&quot;Y&quot;;&quot;N&quot;)" office:value-type="string" office:string-value="N" calcext:value-type="string">
            <text:p>N</text:p>
          </table:table-cell>
          <table:table-cell table:formula="of:=IFERROR(&quot;## &quot; &amp; MID([.A17];3;FIND(&quot;:&quot;;[.A17])-3) &amp; &quot; &lt;br&gt;&quot;;&quot;&quot;)">
            <text:p/>
          </table:table-cell>
          <table:table-cell table:formula="of:=IF([.B17]=&quot;Y&quot;;MID([.A17];3;FIND(&quot;:&quot;;[.A17];1)-3);IF(&#10;RIGHT(RIGHT([.A17]; 1))=&quot;@&quot;;0;&#10;[.A17]))" office:value-type="string" office:string-value="call-start-symbolic" calcext:value-type="string">
            <text:p>call-start-symbolic</text:p>
          </table:table-cell>
          <table:table-cell table:formula="of:=IF([.B17]=&quot;Y&quot;;[.D17];[.E16])" office:value-type="string" office:string-value="actions" calcext:value-type="string">
            <text:p>actions</text:p>
          </table:table-cell>
          <table:table-cell table:style-name="ce10" table:formula="of:=IF([.D17]=0;&quot;&quot;;IF([.B17]=&quot;Y&quot;;[.C17];&#10;&quot;&lt;a href=&quot; &amp; CHAR(34) &amp; &quot;#&quot; &amp; CHAR(34) &amp; &quot;&gt;&quot; &amp;&#10;&quot;&lt;img src=&quot; &amp; CHAR(34) &amp; &quot;https://github.com/ubuntu/yaru/blob/master/icons/Yaru/scalable/&quot; &amp; [.E17] &amp; &quot;/&quot; &amp; [.A17] &amp; &quot;.svg&quot; &amp; CHAR(34) &amp; &#10;&quot; width=&quot; &amp; CHAR(34) &amp; &quot;22&quot; &amp; CHAR(34) &amp; &quot; alt=&quot; &amp; CHAR(34) &amp; [.D17] &amp; CHAR(34) &amp; &quot;&gt;&lt;/a&gt;&quot; &amp;&#10;&quot;&amp;nbsp; &amp;nbsp; &quot; &amp; [.D17] &amp; &quot;&lt;br&gt;&quot;&#10;))" office:value-type="string" office:string-value="&lt;a href=&quot;#&quot;&gt;&lt;img src=&quot;https://github.com/ubuntu/yaru/blob/master/icons/Yaru/scalable/actions/call-start-symbolic.svg&quot; width=&quot;22&quot; alt=&quot;call-start-symbolic&quot;&gt;&lt;/a&gt;&amp;nbsp; &amp;nbsp; call-start-symbolic&lt;br&gt;" calcext:value-type="string">
            <text:p>&lt;a href="#"&gt;&lt;img src="https://github.com/ubuntu/yaru/blob/master/icons/Yaru/scalable/actions/call-start-symbolic.svg" width="22" alt="call-start-symbolic"&gt;&lt;/a&gt;&amp;nbsp; &amp;nbsp; call-start-symbolic&lt;br&gt;</text:p>
          </table:table-cell>
        </table:table-row>
        <table:table-row table:style-name="ro1">
          <table:table-cell office:value-type="string" calcext:value-type="string">
            <text:p>call-stop-symbolic</text:p>
          </table:table-cell>
          <table:table-cell table:formula="of:=IF(LEFT([.A18];1)=&quot;.&quot;;&quot;Y&quot;;&quot;N&quot;)" office:value-type="string" office:string-value="N" calcext:value-type="string">
            <text:p>N</text:p>
          </table:table-cell>
          <table:table-cell table:formula="of:=IFERROR(&quot;## &quot; &amp; MID([.A18];3;FIND(&quot;:&quot;;[.A18])-3) &amp; &quot; &lt;br&gt;&quot;;&quot;&quot;)">
            <text:p/>
          </table:table-cell>
          <table:table-cell table:formula="of:=IF([.B18]=&quot;Y&quot;;MID([.A18];3;FIND(&quot;:&quot;;[.A18];1)-3);IF(&#10;RIGHT(RIGHT([.A18]; 1))=&quot;@&quot;;0;&#10;[.A18]))" office:value-type="string" office:string-value="call-stop-symbolic" calcext:value-type="string">
            <text:p>call-stop-symbolic</text:p>
          </table:table-cell>
          <table:table-cell table:formula="of:=IF([.B18]=&quot;Y&quot;;[.D18];[.E17])" office:value-type="string" office:string-value="actions" calcext:value-type="string">
            <text:p>actions</text:p>
          </table:table-cell>
          <table:table-cell table:style-name="ce10" table:formula="of:=IF([.D18]=0;&quot;&quot;;IF([.B18]=&quot;Y&quot;;[.C18];&#10;&quot;&lt;a href=&quot; &amp; CHAR(34) &amp; &quot;#&quot; &amp; CHAR(34) &amp; &quot;&gt;&quot; &amp;&#10;&quot;&lt;img src=&quot; &amp; CHAR(34) &amp; &quot;https://github.com/ubuntu/yaru/blob/master/icons/Yaru/scalable/&quot; &amp; [.E18] &amp; &quot;/&quot; &amp; [.A18] &amp; &quot;.svg&quot; &amp; CHAR(34) &amp; &#10;&quot; width=&quot; &amp; CHAR(34) &amp; &quot;22&quot; &amp; CHAR(34) &amp; &quot; alt=&quot; &amp; CHAR(34) &amp; [.D18] &amp; CHAR(34) &amp; &quot;&gt;&lt;/a&gt;&quot; &amp;&#10;&quot;&amp;nbsp; &amp;nbsp; &quot; &amp; [.D18] &amp; &quot;&lt;br&gt;&quot;&#10;))" office:value-type="string" office:string-value="&lt;a href=&quot;#&quot;&gt;&lt;img src=&quot;https://github.com/ubuntu/yaru/blob/master/icons/Yaru/scalable/actions/call-stop-symbolic.svg&quot; width=&quot;22&quot; alt=&quot;call-stop-symbolic&quot;&gt;&lt;/a&gt;&amp;nbsp; &amp;nbsp; call-stop-symbolic&lt;br&gt;" calcext:value-type="string">
            <text:p>&lt;a href="#"&gt;&lt;img src="https://github.com/ubuntu/yaru/blob/master/icons/Yaru/scalable/actions/call-stop-symbolic.svg" width="22" alt="call-stop-symbolic"&gt;&lt;/a&gt;&amp;nbsp; &amp;nbsp; call-stop-symbolic&lt;br&gt;</text:p>
          </table:table-cell>
        </table:table-row>
        <table:table-row table:style-name="ro1">
          <table:table-cell office:value-type="string" calcext:value-type="string">
            <text:p>camera-switch-symbolic</text:p>
          </table:table-cell>
          <table:table-cell table:formula="of:=IF(LEFT([.A19];1)=&quot;.&quot;;&quot;Y&quot;;&quot;N&quot;)" office:value-type="string" office:string-value="N" calcext:value-type="string">
            <text:p>N</text:p>
          </table:table-cell>
          <table:table-cell table:formula="of:=IFERROR(&quot;## &quot; &amp; MID([.A19];3;FIND(&quot;:&quot;;[.A19])-3) &amp; &quot; &lt;br&gt;&quot;;&quot;&quot;)">
            <text:p/>
          </table:table-cell>
          <table:table-cell table:formula="of:=IF([.B19]=&quot;Y&quot;;MID([.A19];3;FIND(&quot;:&quot;;[.A19];1)-3);IF(&#10;RIGHT(RIGHT([.A19]; 1))=&quot;@&quot;;0;&#10;[.A19]))" office:value-type="string" office:string-value="camera-switch-symbolic" calcext:value-type="string">
            <text:p>camera-switch-symbolic</text:p>
          </table:table-cell>
          <table:table-cell table:formula="of:=IF([.B19]=&quot;Y&quot;;[.D19];[.E18])" office:value-type="string" office:string-value="actions" calcext:value-type="string">
            <text:p>actions</text:p>
          </table:table-cell>
          <table:table-cell table:style-name="ce10" table:formula="of:=IF([.D19]=0;&quot;&quot;;IF([.B19]=&quot;Y&quot;;[.C19];&#10;&quot;&lt;a href=&quot; &amp; CHAR(34) &amp; &quot;#&quot; &amp; CHAR(34) &amp; &quot;&gt;&quot; &amp;&#10;&quot;&lt;img src=&quot; &amp; CHAR(34) &amp; &quot;https://github.com/ubuntu/yaru/blob/master/icons/Yaru/scalable/&quot; &amp; [.E19] &amp; &quot;/&quot; &amp; [.A19] &amp; &quot;.svg&quot; &amp; CHAR(34) &amp; &#10;&quot; width=&quot; &amp; CHAR(34) &amp; &quot;22&quot; &amp; CHAR(34) &amp; &quot; alt=&quot; &amp; CHAR(34) &amp; [.D19] &amp; CHAR(34) &amp; &quot;&gt;&lt;/a&gt;&quot; &amp;&#10;&quot;&amp;nbsp; &amp;nbsp; &quot; &amp; [.D19] &amp; &quot;&lt;br&gt;&quot;&#10;))" office:value-type="string" office:string-value="&lt;a href=&quot;#&quot;&gt;&lt;img src=&quot;https://github.com/ubuntu/yaru/blob/master/icons/Yaru/scalable/actions/camera-switch-symbolic.svg&quot; width=&quot;22&quot; alt=&quot;camera-switch-symbolic&quot;&gt;&lt;/a&gt;&amp;nbsp; &amp;nbsp; camera-switch-symbolic&lt;br&gt;" calcext:value-type="string">
            <text:p>&lt;a href="#"&gt;&lt;img src="https://github.com/ubuntu/yaru/blob/master/icons/Yaru/scalable/actions/camera-switch-symbolic.svg" width="22" alt="camera-switch-symbolic"&gt;&lt;/a&gt;&amp;nbsp; &amp;nbsp; camera-switch-symbolic&lt;br&gt;</text:p>
          </table:table-cell>
        </table:table-row>
        <table:table-row table:style-name="ro1">
          <table:table-cell table:style-name="Default" office:value-type="string" calcext:value-type="string">
            <text:p>carousel-arrow-next-symbolic@</text:p>
          </table:table-cell>
          <table:table-cell table:style-name="Default" table:formula="of:=IF(LEFT([.A2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0];3;FIND(&quot;:&quot;;[.A20])-3) &amp; &quot; &lt;br&gt;&quot;;&quot;&quot;)">
            <text:p/>
          </table:table-cell>
          <table:table-cell table:style-name="ce6" table:formula="of:=IF([.B20]=&quot;Y&quot;;MID([.A20];3;FIND(&quot;:&quot;;[.A20];1)-3);IF(&#10;RIGHT(RIGHT([.A20]; 1))=&quot;@&quot;;0;&#10;[.A20]))" office:value-type="float" office:value="0" calcext:value-type="float">
            <text:p>0</text:p>
          </table:table-cell>
          <table:table-cell table:formula="of:=IF([.B20]=&quot;Y&quot;;[.D20];[.E19])" office:value-type="string" office:string-value="actions" calcext:value-type="string">
            <text:p>actions</text:p>
          </table:table-cell>
          <table:table-cell table:style-name="ce10" table:formula="of:=IF([.D20]=0;&quot;&quot;;IF([.B20]=&quot;Y&quot;;[.C20];&#10;&quot;&lt;a href=&quot; &amp; CHAR(34) &amp; &quot;#&quot; &amp; CHAR(34) &amp; &quot;&gt;&quot; &amp;&#10;&quot;&lt;img src=&quot; &amp; CHAR(34) &amp; &quot;https://github.com/ubuntu/yaru/blob/master/icons/Yaru/scalable/&quot; &amp; [.E20] &amp; &quot;/&quot; &amp; [.A20] &amp; &quot;.svg&quot; &amp; CHAR(34) &amp; &#10;&quot; width=&quot; &amp; CHAR(34) &amp; &quot;22&quot; &amp; CHAR(34) &amp; &quot; alt=&quot; &amp; CHAR(34) &amp; [.D20] &amp; CHAR(34) &amp; &quot;&gt;&lt;/a&gt;&quot; &amp;&#10;&quot;&amp;nbsp; &amp;nbsp; &quot; &amp; [.D2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carousel-arrow-previous-symbolic@</text:p>
          </table:table-cell>
          <table:table-cell table:style-name="Default" table:formula="of:=IF(LEFT([.A2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1];3;FIND(&quot;:&quot;;[.A21])-3) &amp; &quot; &lt;br&gt;&quot;;&quot;&quot;)">
            <text:p/>
          </table:table-cell>
          <table:table-cell table:style-name="ce6" table:formula="of:=IF([.B21]=&quot;Y&quot;;MID([.A21];3;FIND(&quot;:&quot;;[.A21];1)-3);IF(&#10;RIGHT(RIGHT([.A21]; 1))=&quot;@&quot;;0;&#10;[.A21]))" office:value-type="float" office:value="0" calcext:value-type="float">
            <text:p>0</text:p>
          </table:table-cell>
          <table:table-cell table:formula="of:=IF([.B21]=&quot;Y&quot;;[.D21];[.E20])" office:value-type="string" office:string-value="actions" calcext:value-type="string">
            <text:p>actions</text:p>
          </table:table-cell>
          <table:table-cell table:style-name="ce10" table:formula="of:=IF([.D21]=0;&quot;&quot;;IF([.B21]=&quot;Y&quot;;[.C21];&#10;&quot;&lt;a href=&quot; &amp; CHAR(34) &amp; &quot;#&quot; &amp; CHAR(34) &amp; &quot;&gt;&quot; &amp;&#10;&quot;&lt;img src=&quot; &amp; CHAR(34) &amp; &quot;https://github.com/ubuntu/yaru/blob/master/icons/Yaru/scalable/&quot; &amp; [.E21] &amp; &quot;/&quot; &amp; [.A21] &amp; &quot;.svg&quot; &amp; CHAR(34) &amp; &#10;&quot; width=&quot; &amp; CHAR(34) &amp; &quot;22&quot; &amp; CHAR(34) &amp; &quot; alt=&quot; &amp; CHAR(34) &amp; [.D21] &amp; CHAR(34) &amp; &quot;&gt;&lt;/a&gt;&quot; &amp;&#10;&quot;&amp;nbsp; &amp;nbsp; &quot; &amp; [.D21] &amp; &quot;&lt;br&gt;&quot;&#10;))">
            <text:p/>
          </table:table-cell>
        </table:table-row>
        <table:table-row table:style-name="ro1">
          <table:table-cell office:value-type="string" calcext:value-type="string">
            <text:p>chat-message-new-symbolic</text:p>
          </table:table-cell>
          <table:table-cell table:formula="of:=IF(LEFT([.A22];1)=&quot;.&quot;;&quot;Y&quot;;&quot;N&quot;)" office:value-type="string" office:string-value="N" calcext:value-type="string">
            <text:p>N</text:p>
          </table:table-cell>
          <table:table-cell table:formula="of:=IFERROR(&quot;## &quot; &amp; MID([.A22];3;FIND(&quot;:&quot;;[.A22])-3) &amp; &quot; &lt;br&gt;&quot;;&quot;&quot;)">
            <text:p/>
          </table:table-cell>
          <table:table-cell table:formula="of:=IF([.B22]=&quot;Y&quot;;MID([.A22];3;FIND(&quot;:&quot;;[.A22];1)-3);IF(&#10;RIGHT(RIGHT([.A22]; 1))=&quot;@&quot;;0;&#10;[.A22]))" office:value-type="string" office:string-value="chat-message-new-symbolic" calcext:value-type="string">
            <text:p>chat-message-new-symbolic</text:p>
          </table:table-cell>
          <table:table-cell table:formula="of:=IF([.B22]=&quot;Y&quot;;[.D22];[.E21])" office:value-type="string" office:string-value="actions" calcext:value-type="string">
            <text:p>actions</text:p>
          </table:table-cell>
          <table:table-cell table:style-name="ce10" table:formula="of:=IF([.D22]=0;&quot;&quot;;IF([.B22]=&quot;Y&quot;;[.C22];&#10;&quot;&lt;a href=&quot; &amp; CHAR(34) &amp; &quot;#&quot; &amp; CHAR(34) &amp; &quot;&gt;&quot; &amp;&#10;&quot;&lt;img src=&quot; &amp; CHAR(34) &amp; &quot;https://github.com/ubuntu/yaru/blob/master/icons/Yaru/scalable/&quot; &amp; [.E22] &amp; &quot;/&quot; &amp; [.A22] &amp; &quot;.svg&quot; &amp; CHAR(34) &amp; &#10;&quot; width=&quot; &amp; CHAR(34) &amp; &quot;22&quot; &amp; CHAR(34) &amp; &quot; alt=&quot; &amp; CHAR(34) &amp; [.D22] &amp; CHAR(34) &amp; &quot;&gt;&lt;/a&gt;&quot; &amp;&#10;&quot;&amp;nbsp; &amp;nbsp; &quot; &amp; [.D22] &amp; &quot;&lt;br&gt;&quot;&#10;))" office:value-type="string" office:string-value="&lt;a href=&quot;#&quot;&gt;&lt;img src=&quot;https://github.com/ubuntu/yaru/blob/master/icons/Yaru/scalable/actions/chat-message-new-symbolic.svg&quot; width=&quot;22&quot; alt=&quot;chat-message-new-symbolic&quot;&gt;&lt;/a&gt;&amp;nbsp; &amp;nbsp; chat-message-new-symbolic&lt;br&gt;" calcext:value-type="string">
            <text:p>&lt;a href="#"&gt;&lt;img src="https://github.com/ubuntu/yaru/blob/master/icons/Yaru/scalable/actions/chat-message-new-symbolic.svg" width="22" alt="chat-message-new-symbolic"&gt;&lt;/a&gt;&amp;nbsp; &amp;nbsp; chat-message-new-symbolic&lt;br&gt;</text:p>
          </table:table-cell>
        </table:table-row>
        <table:table-row table:style-name="ro1">
          <table:table-cell office:value-type="string" calcext:value-type="string">
            <text:p>color-select-symbolic</text:p>
          </table:table-cell>
          <table:table-cell table:formula="of:=IF(LEFT([.A23];1)=&quot;.&quot;;&quot;Y&quot;;&quot;N&quot;)" office:value-type="string" office:string-value="N" calcext:value-type="string">
            <text:p>N</text:p>
          </table:table-cell>
          <table:table-cell table:formula="of:=IFERROR(&quot;## &quot; &amp; MID([.A23];3;FIND(&quot;:&quot;;[.A23])-3) &amp; &quot; &lt;br&gt;&quot;;&quot;&quot;)">
            <text:p/>
          </table:table-cell>
          <table:table-cell table:formula="of:=IF([.B23]=&quot;Y&quot;;MID([.A23];3;FIND(&quot;:&quot;;[.A23];1)-3);IF(&#10;RIGHT(RIGHT([.A23]; 1))=&quot;@&quot;;0;&#10;[.A23]))" office:value-type="string" office:string-value="color-select-symbolic" calcext:value-type="string">
            <text:p>color-select-symbolic</text:p>
          </table:table-cell>
          <table:table-cell table:formula="of:=IF([.B23]=&quot;Y&quot;;[.D23];[.E22])" office:value-type="string" office:string-value="actions" calcext:value-type="string">
            <text:p>actions</text:p>
          </table:table-cell>
          <table:table-cell table:style-name="ce10" table:formula="of:=IF([.D23]=0;&quot;&quot;;IF([.B23]=&quot;Y&quot;;[.C23];&#10;&quot;&lt;a href=&quot; &amp; CHAR(34) &amp; &quot;#&quot; &amp; CHAR(34) &amp; &quot;&gt;&quot; &amp;&#10;&quot;&lt;img src=&quot; &amp; CHAR(34) &amp; &quot;https://github.com/ubuntu/yaru/blob/master/icons/Yaru/scalable/&quot; &amp; [.E23] &amp; &quot;/&quot; &amp; [.A23] &amp; &quot;.svg&quot; &amp; CHAR(34) &amp; &#10;&quot; width=&quot; &amp; CHAR(34) &amp; &quot;22&quot; &amp; CHAR(34) &amp; &quot; alt=&quot; &amp; CHAR(34) &amp; [.D23] &amp; CHAR(34) &amp; &quot;&gt;&lt;/a&gt;&quot; &amp;&#10;&quot;&amp;nbsp; &amp;nbsp; &quot; &amp; [.D23] &amp; &quot;&lt;br&gt;&quot;&#10;))" office:value-type="string" office:string-value="&lt;a href=&quot;#&quot;&gt;&lt;img src=&quot;https://github.com/ubuntu/yaru/blob/master/icons/Yaru/scalable/actions/color-select-symbolic.svg&quot; width=&quot;22&quot; alt=&quot;color-select-symbolic&quot;&gt;&lt;/a&gt;&amp;nbsp; &amp;nbsp; color-select-symbolic&lt;br&gt;" calcext:value-type="string">
            <text:p>&lt;a href="#"&gt;&lt;img src="https://github.com/ubuntu/yaru/blob/master/icons/Yaru/scalable/actions/color-select-symbolic.svg" width="22" alt="color-select-symbolic"&gt;&lt;/a&gt;&amp;nbsp; &amp;nbsp; color-select-symbolic&lt;br&gt;</text:p>
          </table:table-cell>
        </table:table-row>
        <table:table-row table:style-name="ro1">
          <table:table-cell table:style-name="Default" office:value-type="string" calcext:value-type="string">
            <text:p>configure-symbolic@</text:p>
          </table:table-cell>
          <table:table-cell table:style-name="Default" table:formula="of:=IF(LEFT([.A2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4];3;FIND(&quot;:&quot;;[.A24])-3) &amp; &quot; &lt;br&gt;&quot;;&quot;&quot;)">
            <text:p/>
          </table:table-cell>
          <table:table-cell table:style-name="ce6" table:formula="of:=IF([.B24]=&quot;Y&quot;;MID([.A24];3;FIND(&quot;:&quot;;[.A24];1)-3);IF(&#10;RIGHT(RIGHT([.A24]; 1))=&quot;@&quot;;0;&#10;[.A24]))" office:value-type="float" office:value="0" calcext:value-type="float">
            <text:p>0</text:p>
          </table:table-cell>
          <table:table-cell table:formula="of:=IF([.B24]=&quot;Y&quot;;[.D24];[.E23])" office:value-type="string" office:string-value="actions" calcext:value-type="string">
            <text:p>actions</text:p>
          </table:table-cell>
          <table:table-cell table:style-name="ce10" table:formula="of:=IF([.D24]=0;&quot;&quot;;IF([.B24]=&quot;Y&quot;;[.C24];&#10;&quot;&lt;a href=&quot; &amp; CHAR(34) &amp; &quot;#&quot; &amp; CHAR(34) &amp; &quot;&gt;&quot; &amp;&#10;&quot;&lt;img src=&quot; &amp; CHAR(34) &amp; &quot;https://github.com/ubuntu/yaru/blob/master/icons/Yaru/scalable/&quot; &amp; [.E24] &amp; &quot;/&quot; &amp; [.A24] &amp; &quot;.svg&quot; &amp; CHAR(34) &amp; &#10;&quot; width=&quot; &amp; CHAR(34) &amp; &quot;22&quot; &amp; CHAR(34) &amp; &quot; alt=&quot; &amp; CHAR(34) &amp; [.D24] &amp; CHAR(34) &amp; &quot;&gt;&lt;/a&gt;&quot; &amp;&#10;&quot;&amp;nbsp; &amp;nbsp; &quot; &amp; [.D24] &amp; &quot;&lt;br&gt;&quot;&#10;))">
            <text:p/>
          </table:table-cell>
        </table:table-row>
        <table:table-row table:style-name="ro1">
          <table:table-cell office:value-type="string" calcext:value-type="string">
            <text:p>contact-new-symbolic</text:p>
          </table:table-cell>
          <table:table-cell table:formula="of:=IF(LEFT([.A25];1)=&quot;.&quot;;&quot;Y&quot;;&quot;N&quot;)" office:value-type="string" office:string-value="N" calcext:value-type="string">
            <text:p>N</text:p>
          </table:table-cell>
          <table:table-cell table:formula="of:=IFERROR(&quot;## &quot; &amp; MID([.A25];3;FIND(&quot;:&quot;;[.A25])-3) &amp; &quot; &lt;br&gt;&quot;;&quot;&quot;)">
            <text:p/>
          </table:table-cell>
          <table:table-cell table:formula="of:=IF([.B25]=&quot;Y&quot;;MID([.A25];3;FIND(&quot;:&quot;;[.A25];1)-3);IF(&#10;RIGHT(RIGHT([.A25]; 1))=&quot;@&quot;;0;&#10;[.A25]))" office:value-type="string" office:string-value="contact-new-symbolic" calcext:value-type="string">
            <text:p>contact-new-symbolic</text:p>
          </table:table-cell>
          <table:table-cell table:formula="of:=IF([.B25]=&quot;Y&quot;;[.D25];[.E24])" office:value-type="string" office:string-value="actions" calcext:value-type="string">
            <text:p>actions</text:p>
          </table:table-cell>
          <table:table-cell table:style-name="ce10" table:formula="of:=IF([.D25]=0;&quot;&quot;;IF([.B25]=&quot;Y&quot;;[.C25];&#10;&quot;&lt;a href=&quot; &amp; CHAR(34) &amp; &quot;#&quot; &amp; CHAR(34) &amp; &quot;&gt;&quot; &amp;&#10;&quot;&lt;img src=&quot; &amp; CHAR(34) &amp; &quot;https://github.com/ubuntu/yaru/blob/master/icons/Yaru/scalable/&quot; &amp; [.E25] &amp; &quot;/&quot; &amp; [.A25] &amp; &quot;.svg&quot; &amp; CHAR(34) &amp; &#10;&quot; width=&quot; &amp; CHAR(34) &amp; &quot;22&quot; &amp; CHAR(34) &amp; &quot; alt=&quot; &amp; CHAR(34) &amp; [.D25] &amp; CHAR(34) &amp; &quot;&gt;&lt;/a&gt;&quot; &amp;&#10;&quot;&amp;nbsp; &amp;nbsp; &quot; &amp; [.D25] &amp; &quot;&lt;br&gt;&quot;&#10;))" office:value-type="string" office:string-value="&lt;a href=&quot;#&quot;&gt;&lt;img src=&quot;https://github.com/ubuntu/yaru/blob/master/icons/Yaru/scalable/actions/contact-new-symbolic.svg&quot; width=&quot;22&quot; alt=&quot;contact-new-symbolic&quot;&gt;&lt;/a&gt;&amp;nbsp; &amp;nbsp; contact-new-symbolic&lt;br&gt;" calcext:value-type="string">
            <text:p>&lt;a href="#"&gt;&lt;img src="https://github.com/ubuntu/yaru/blob/master/icons/Yaru/scalable/actions/contact-new-symbolic.svg" width="22" alt="contact-new-symbolic"&gt;&lt;/a&gt;&amp;nbsp; &amp;nbsp; contact-new-symbolic&lt;br&gt;</text:p>
          </table:table-cell>
        </table:table-row>
        <table:table-row table:style-name="ro1">
          <table:table-cell office:value-type="string" calcext:value-type="string">
            <text:p>crop-pivot-reticle-symbolic</text:p>
          </table:table-cell>
          <table:table-cell table:formula="of:=IF(LEFT([.A26];1)=&quot;.&quot;;&quot;Y&quot;;&quot;N&quot;)" office:value-type="string" office:string-value="N" calcext:value-type="string">
            <text:p>N</text:p>
          </table:table-cell>
          <table:table-cell table:formula="of:=IFERROR(&quot;## &quot; &amp; MID([.A26];3;FIND(&quot;:&quot;;[.A26])-3) &amp; &quot; &lt;br&gt;&quot;;&quot;&quot;)">
            <text:p/>
          </table:table-cell>
          <table:table-cell table:formula="of:=IF([.B26]=&quot;Y&quot;;MID([.A26];3;FIND(&quot;:&quot;;[.A26];1)-3);IF(&#10;RIGHT(RIGHT([.A26]; 1))=&quot;@&quot;;0;&#10;[.A26]))" office:value-type="string" office:string-value="crop-pivot-reticle-symbolic" calcext:value-type="string">
            <text:p>crop-pivot-reticle-symbolic</text:p>
          </table:table-cell>
          <table:table-cell table:formula="of:=IF([.B26]=&quot;Y&quot;;[.D26];[.E25])" office:value-type="string" office:string-value="actions" calcext:value-type="string">
            <text:p>actions</text:p>
          </table:table-cell>
          <table:table-cell table:style-name="ce10" table:formula="of:=IF([.D26]=0;&quot;&quot;;IF([.B26]=&quot;Y&quot;;[.C26];&#10;&quot;&lt;a href=&quot; &amp; CHAR(34) &amp; &quot;#&quot; &amp; CHAR(34) &amp; &quot;&gt;&quot; &amp;&#10;&quot;&lt;img src=&quot; &amp; CHAR(34) &amp; &quot;https://github.com/ubuntu/yaru/blob/master/icons/Yaru/scalable/&quot; &amp; [.E26] &amp; &quot;/&quot; &amp; [.A26] &amp; &quot;.svg&quot; &amp; CHAR(34) &amp; &#10;&quot; width=&quot; &amp; CHAR(34) &amp; &quot;22&quot; &amp; CHAR(34) &amp; &quot; alt=&quot; &amp; CHAR(34) &amp; [.D26] &amp; CHAR(34) &amp; &quot;&gt;&lt;/a&gt;&quot; &amp;&#10;&quot;&amp;nbsp; &amp;nbsp; &quot; &amp; [.D26] &amp; &quot;&lt;br&gt;&quot;&#10;))" office:value-type="string" office:string-value="&lt;a href=&quot;#&quot;&gt;&lt;img src=&quot;https://github.com/ubuntu/yaru/blob/master/icons/Yaru/scalable/actions/crop-pivot-reticle-symbolic.svg&quot; width=&quot;22&quot; alt=&quot;crop-pivot-reticle-symbolic&quot;&gt;&lt;/a&gt;&amp;nbsp; &amp;nbsp; crop-pivot-reticle-symbolic&lt;br&gt;" calcext:value-type="string">
            <text:p>&lt;a href="#"&gt;&lt;img src="https://github.com/ubuntu/yaru/blob/master/icons/Yaru/scalable/actions/crop-pivot-reticle-symbolic.svg" width="22" alt="crop-pivot-reticle-symbolic"&gt;&lt;/a&gt;&amp;nbsp; &amp;nbsp; crop-pivot-reticle-symbolic&lt;br&gt;</text:p>
          </table:table-cell>
        </table:table-row>
        <table:table-row table:style-name="ro1">
          <table:table-cell office:value-type="string" calcext:value-type="string">
            <text:p>crop-symbolic</text:p>
          </table:table-cell>
          <table:table-cell table:formula="of:=IF(LEFT([.A27];1)=&quot;.&quot;;&quot;Y&quot;;&quot;N&quot;)" office:value-type="string" office:string-value="N" calcext:value-type="string">
            <text:p>N</text:p>
          </table:table-cell>
          <table:table-cell table:formula="of:=IFERROR(&quot;## &quot; &amp; MID([.A27];3;FIND(&quot;:&quot;;[.A27])-3) &amp; &quot; &lt;br&gt;&quot;;&quot;&quot;)">
            <text:p/>
          </table:table-cell>
          <table:table-cell table:formula="of:=IF([.B27]=&quot;Y&quot;;MID([.A27];3;FIND(&quot;:&quot;;[.A27];1)-3);IF(&#10;RIGHT(RIGHT([.A27]; 1))=&quot;@&quot;;0;&#10;[.A27]))" office:value-type="string" office:string-value="crop-symbolic" calcext:value-type="string">
            <text:p>crop-symbolic</text:p>
          </table:table-cell>
          <table:table-cell table:formula="of:=IF([.B27]=&quot;Y&quot;;[.D27];[.E26])" office:value-type="string" office:string-value="actions" calcext:value-type="string">
            <text:p>actions</text:p>
          </table:table-cell>
          <table:table-cell table:style-name="ce10" table:formula="of:=IF([.D27]=0;&quot;&quot;;IF([.B27]=&quot;Y&quot;;[.C27];&#10;&quot;&lt;a href=&quot; &amp; CHAR(34) &amp; &quot;#&quot; &amp; CHAR(34) &amp; &quot;&gt;&quot; &amp;&#10;&quot;&lt;img src=&quot; &amp; CHAR(34) &amp; &quot;https://github.com/ubuntu/yaru/blob/master/icons/Yaru/scalable/&quot; &amp; [.E27] &amp; &quot;/&quot; &amp; [.A27] &amp; &quot;.svg&quot; &amp; CHAR(34) &amp; &#10;&quot; width=&quot; &amp; CHAR(34) &amp; &quot;22&quot; &amp; CHAR(34) &amp; &quot; alt=&quot; &amp; CHAR(34) &amp; [.D27] &amp; CHAR(34) &amp; &quot;&gt;&lt;/a&gt;&quot; &amp;&#10;&quot;&amp;nbsp; &amp;nbsp; &quot; &amp; [.D27] &amp; &quot;&lt;br&gt;&quot;&#10;))" office:value-type="string" office:string-value="&lt;a href=&quot;#&quot;&gt;&lt;img src=&quot;https://github.com/ubuntu/yaru/blob/master/icons/Yaru/scalable/actions/crop-symbolic.svg&quot; width=&quot;22&quot; alt=&quot;crop-symbolic&quot;&gt;&lt;/a&gt;&amp;nbsp; &amp;nbsp; crop-symbolic&lt;br&gt;" calcext:value-type="string">
            <text:p>&lt;a href="#"&gt;&lt;img src="https://github.com/ubuntu/yaru/blob/master/icons/Yaru/scalable/actions/crop-symbolic.svg" width="22" alt="crop-symbolic"&gt;&lt;/a&gt;&amp;nbsp; &amp;nbsp; crop-symbolic&lt;br&gt;</text:p>
          </table:table-cell>
        </table:table-row>
        <table:table-row table:style-name="ro1">
          <table:table-cell office:value-type="string" calcext:value-type="string">
            <text:p>detach-symbolic</text:p>
          </table:table-cell>
          <table:table-cell table:formula="of:=IF(LEFT([.A28];1)=&quot;.&quot;;&quot;Y&quot;;&quot;N&quot;)" office:value-type="string" office:string-value="N" calcext:value-type="string">
            <text:p>N</text:p>
          </table:table-cell>
          <table:table-cell table:formula="of:=IFERROR(&quot;## &quot; &amp; MID([.A28];3;FIND(&quot;:&quot;;[.A28])-3) &amp; &quot; &lt;br&gt;&quot;;&quot;&quot;)">
            <text:p/>
          </table:table-cell>
          <table:table-cell table:formula="of:=IF([.B28]=&quot;Y&quot;;MID([.A28];3;FIND(&quot;:&quot;;[.A28];1)-3);IF(&#10;RIGHT(RIGHT([.A28]; 1))=&quot;@&quot;;0;&#10;[.A28]))" office:value-type="string" office:string-value="detach-symbolic" calcext:value-type="string">
            <text:p>detach-symbolic</text:p>
          </table:table-cell>
          <table:table-cell table:formula="of:=IF([.B28]=&quot;Y&quot;;[.D28];[.E27])" office:value-type="string" office:string-value="actions" calcext:value-type="string">
            <text:p>actions</text:p>
          </table:table-cell>
          <table:table-cell table:style-name="ce10" table:formula="of:=IF([.D28]=0;&quot;&quot;;IF([.B28]=&quot;Y&quot;;[.C28];&#10;&quot;&lt;a href=&quot; &amp; CHAR(34) &amp; &quot;#&quot; &amp; CHAR(34) &amp; &quot;&gt;&quot; &amp;&#10;&quot;&lt;img src=&quot; &amp; CHAR(34) &amp; &quot;https://github.com/ubuntu/yaru/blob/master/icons/Yaru/scalable/&quot; &amp; [.E28] &amp; &quot;/&quot; &amp; [.A28] &amp; &quot;.svg&quot; &amp; CHAR(34) &amp; &#10;&quot; width=&quot; &amp; CHAR(34) &amp; &quot;22&quot; &amp; CHAR(34) &amp; &quot; alt=&quot; &amp; CHAR(34) &amp; [.D28] &amp; CHAR(34) &amp; &quot;&gt;&lt;/a&gt;&quot; &amp;&#10;&quot;&amp;nbsp; &amp;nbsp; &quot; &amp; [.D28] &amp; &quot;&lt;br&gt;&quot;&#10;))" office:value-type="string" office:string-value="&lt;a href=&quot;#&quot;&gt;&lt;img src=&quot;https://github.com/ubuntu/yaru/blob/master/icons/Yaru/scalable/actions/detach-symbolic.svg&quot; width=&quot;22&quot; alt=&quot;detach-symbolic&quot;&gt;&lt;/a&gt;&amp;nbsp; &amp;nbsp; detach-symbolic&lt;br&gt;" calcext:value-type="string">
            <text:p>&lt;a href="#"&gt;&lt;img src="https://github.com/ubuntu/yaru/blob/master/icons/Yaru/scalable/actions/detach-symbolic.svg" width="22" alt="detach-symbolic"&gt;&lt;/a&gt;&amp;nbsp; &amp;nbsp; detach-symbolic&lt;br&gt;</text:p>
          </table:table-cell>
        </table:table-row>
        <table:table-row table:style-name="ro1">
          <table:table-cell office:value-type="string" calcext:value-type="string">
            <text:p>document-edit-symbolic</text:p>
          </table:table-cell>
          <table:table-cell table:formula="of:=IF(LEFT([.A29];1)=&quot;.&quot;;&quot;Y&quot;;&quot;N&quot;)" office:value-type="string" office:string-value="N" calcext:value-type="string">
            <text:p>N</text:p>
          </table:table-cell>
          <table:table-cell table:formula="of:=IFERROR(&quot;## &quot; &amp; MID([.A29];3;FIND(&quot;:&quot;;[.A29])-3) &amp; &quot; &lt;br&gt;&quot;;&quot;&quot;)">
            <text:p/>
          </table:table-cell>
          <table:table-cell table:formula="of:=IF([.B29]=&quot;Y&quot;;MID([.A29];3;FIND(&quot;:&quot;;[.A29];1)-3);IF(&#10;RIGHT(RIGHT([.A29]; 1))=&quot;@&quot;;0;&#10;[.A29]))" office:value-type="string" office:string-value="document-edit-symbolic" calcext:value-type="string">
            <text:p>document-edit-symbolic</text:p>
          </table:table-cell>
          <table:table-cell table:formula="of:=IF([.B29]=&quot;Y&quot;;[.D29];[.E28])" office:value-type="string" office:string-value="actions" calcext:value-type="string">
            <text:p>actions</text:p>
          </table:table-cell>
          <table:table-cell table:style-name="ce10" table:formula="of:=IF([.D29]=0;&quot;&quot;;IF([.B29]=&quot;Y&quot;;[.C29];&#10;&quot;&lt;a href=&quot; &amp; CHAR(34) &amp; &quot;#&quot; &amp; CHAR(34) &amp; &quot;&gt;&quot; &amp;&#10;&quot;&lt;img src=&quot; &amp; CHAR(34) &amp; &quot;https://github.com/ubuntu/yaru/blob/master/icons/Yaru/scalable/&quot; &amp; [.E29] &amp; &quot;/&quot; &amp; [.A29] &amp; &quot;.svg&quot; &amp; CHAR(34) &amp; &#10;&quot; width=&quot; &amp; CHAR(34) &amp; &quot;22&quot; &amp; CHAR(34) &amp; &quot; alt=&quot; &amp; CHAR(34) &amp; [.D29] &amp; CHAR(34) &amp; &quot;&gt;&lt;/a&gt;&quot; &amp;&#10;&quot;&amp;nbsp; &amp;nbsp; &quot; &amp; [.D29] &amp; &quot;&lt;br&gt;&quot;&#10;))" office:value-type="string" office:string-value="&lt;a href=&quot;#&quot;&gt;&lt;img src=&quot;https://github.com/ubuntu/yaru/blob/master/icons/Yaru/scalable/actions/document-edit-symbolic.svg&quot; width=&quot;22&quot; alt=&quot;document-edit-symbolic&quot;&gt;&lt;/a&gt;&amp;nbsp; &amp;nbsp; document-edit-symbolic&lt;br&gt;" calcext:value-type="string">
            <text:p>&lt;a href="#"&gt;&lt;img src="https://github.com/ubuntu/yaru/blob/master/icons/Yaru/scalable/actions/document-edit-symbolic.svg" width="22" alt="document-edit-symbolic"&gt;&lt;/a&gt;&amp;nbsp; &amp;nbsp; document-edit-symbolic&lt;br&gt;</text:p>
          </table:table-cell>
        </table:table-row>
        <table:table-row table:style-name="ro1">
          <table:table-cell office:value-type="string" calcext:value-type="string">
            <text:p>document-new-symbolic</text:p>
          </table:table-cell>
          <table:table-cell table:formula="of:=IF(LEFT([.A30];1)=&quot;.&quot;;&quot;Y&quot;;&quot;N&quot;)" office:value-type="string" office:string-value="N" calcext:value-type="string">
            <text:p>N</text:p>
          </table:table-cell>
          <table:table-cell table:formula="of:=IFERROR(&quot;## &quot; &amp; MID([.A30];3;FIND(&quot;:&quot;;[.A30])-3) &amp; &quot; &lt;br&gt;&quot;;&quot;&quot;)">
            <text:p/>
          </table:table-cell>
          <table:table-cell table:formula="of:=IF([.B30]=&quot;Y&quot;;MID([.A30];3;FIND(&quot;:&quot;;[.A30];1)-3);IF(&#10;RIGHT(RIGHT([.A30]; 1))=&quot;@&quot;;0;&#10;[.A30]))" office:value-type="string" office:string-value="document-new-symbolic" calcext:value-type="string">
            <text:p>document-new-symbolic</text:p>
          </table:table-cell>
          <table:table-cell table:formula="of:=IF([.B30]=&quot;Y&quot;;[.D30];[.E29])" office:value-type="string" office:string-value="actions" calcext:value-type="string">
            <text:p>actions</text:p>
          </table:table-cell>
          <table:table-cell table:style-name="ce10" table:formula="of:=IF([.D30]=0;&quot;&quot;;IF([.B30]=&quot;Y&quot;;[.C30];&#10;&quot;&lt;a href=&quot; &amp; CHAR(34) &amp; &quot;#&quot; &amp; CHAR(34) &amp; &quot;&gt;&quot; &amp;&#10;&quot;&lt;img src=&quot; &amp; CHAR(34) &amp; &quot;https://github.com/ubuntu/yaru/blob/master/icons/Yaru/scalable/&quot; &amp; [.E30] &amp; &quot;/&quot; &amp; [.A30] &amp; &quot;.svg&quot; &amp; CHAR(34) &amp; &#10;&quot; width=&quot; &amp; CHAR(34) &amp; &quot;22&quot; &amp; CHAR(34) &amp; &quot; alt=&quot; &amp; CHAR(34) &amp; [.D30] &amp; CHAR(34) &amp; &quot;&gt;&lt;/a&gt;&quot; &amp;&#10;&quot;&amp;nbsp; &amp;nbsp; &quot; &amp; [.D30] &amp; &quot;&lt;br&gt;&quot;&#10;))" office:value-type="string" office:string-value="&lt;a href=&quot;#&quot;&gt;&lt;img src=&quot;https://github.com/ubuntu/yaru/blob/master/icons/Yaru/scalable/actions/document-new-symbolic.svg&quot; width=&quot;22&quot; alt=&quot;document-new-symbolic&quot;&gt;&lt;/a&gt;&amp;nbsp; &amp;nbsp; document-new-symbolic&lt;br&gt;" calcext:value-type="string">
            <text:p>&lt;a href="#"&gt;&lt;img src="https://github.com/ubuntu/yaru/blob/master/icons/Yaru/scalable/actions/document-new-symbolic.svg" width="22" alt="document-new-symbolic"&gt;&lt;/a&gt;&amp;nbsp; &amp;nbsp; document-new-symbolic&lt;br&gt;</text:p>
          </table:table-cell>
        </table:table-row>
        <table:table-row table:style-name="ro1">
          <table:table-cell office:value-type="string" calcext:value-type="string">
            <text:p>document-open-recent-symbolic</text:p>
          </table:table-cell>
          <table:table-cell table:formula="of:=IF(LEFT([.A31];1)=&quot;.&quot;;&quot;Y&quot;;&quot;N&quot;)" office:value-type="string" office:string-value="N" calcext:value-type="string">
            <text:p>N</text:p>
          </table:table-cell>
          <table:table-cell table:formula="of:=IFERROR(&quot;## &quot; &amp; MID([.A31];3;FIND(&quot;:&quot;;[.A31])-3) &amp; &quot; &lt;br&gt;&quot;;&quot;&quot;)">
            <text:p/>
          </table:table-cell>
          <table:table-cell table:formula="of:=IF([.B31]=&quot;Y&quot;;MID([.A31];3;FIND(&quot;:&quot;;[.A31];1)-3);IF(&#10;RIGHT(RIGHT([.A31]; 1))=&quot;@&quot;;0;&#10;[.A31]))" office:value-type="string" office:string-value="document-open-recent-symbolic" calcext:value-type="string">
            <text:p>document-open-recent-symbolic</text:p>
          </table:table-cell>
          <table:table-cell table:formula="of:=IF([.B31]=&quot;Y&quot;;[.D31];[.E30])" office:value-type="string" office:string-value="actions" calcext:value-type="string">
            <text:p>actions</text:p>
          </table:table-cell>
          <table:table-cell table:style-name="ce10" table:formula="of:=IF([.D31]=0;&quot;&quot;;IF([.B31]=&quot;Y&quot;;[.C31];&#10;&quot;&lt;a href=&quot; &amp; CHAR(34) &amp; &quot;#&quot; &amp; CHAR(34) &amp; &quot;&gt;&quot; &amp;&#10;&quot;&lt;img src=&quot; &amp; CHAR(34) &amp; &quot;https://github.com/ubuntu/yaru/blob/master/icons/Yaru/scalable/&quot; &amp; [.E31] &amp; &quot;/&quot; &amp; [.A31] &amp; &quot;.svg&quot; &amp; CHAR(34) &amp; &#10;&quot; width=&quot; &amp; CHAR(34) &amp; &quot;22&quot; &amp; CHAR(34) &amp; &quot; alt=&quot; &amp; CHAR(34) &amp; [.D31] &amp; CHAR(34) &amp; &quot;&gt;&lt;/a&gt;&quot; &amp;&#10;&quot;&amp;nbsp; &amp;nbsp; &quot; &amp; [.D31] &amp; &quot;&lt;br&gt;&quot;&#10;))" office:value-type="string" office:string-value="&lt;a href=&quot;#&quot;&gt;&lt;img src=&quot;https://github.com/ubuntu/yaru/blob/master/icons/Yaru/scalable/actions/document-open-recent-symbolic.svg&quot; width=&quot;22&quot; alt=&quot;document-open-recent-symbolic&quot;&gt;&lt;/a&gt;&amp;nbsp; &amp;nbsp; document-open-recent-symbolic&lt;br&gt;" calcext:value-type="string">
            <text:p>&lt;a href="#"&gt;&lt;img src="https://github.com/ubuntu/yaru/blob/master/icons/Yaru/scalable/actions/document-open-recent-symbolic.svg" width="22" alt="document-open-recent-symbolic"&gt;&lt;/a&gt;&amp;nbsp; &amp;nbsp; document-open-recent-symbolic&lt;br&gt;</text:p>
          </table:table-cell>
        </table:table-row>
        <table:table-row table:style-name="ro1">
          <table:table-cell office:value-type="string" calcext:value-type="string">
            <text:p>document-open-symbolic</text:p>
          </table:table-cell>
          <table:table-cell table:formula="of:=IF(LEFT([.A32];1)=&quot;.&quot;;&quot;Y&quot;;&quot;N&quot;)" office:value-type="string" office:string-value="N" calcext:value-type="string">
            <text:p>N</text:p>
          </table:table-cell>
          <table:table-cell table:formula="of:=IFERROR(&quot;## &quot; &amp; MID([.A32];3;FIND(&quot;:&quot;;[.A32])-3) &amp; &quot; &lt;br&gt;&quot;;&quot;&quot;)">
            <text:p/>
          </table:table-cell>
          <table:table-cell table:formula="of:=IF([.B32]=&quot;Y&quot;;MID([.A32];3;FIND(&quot;:&quot;;[.A32];1)-3);IF(&#10;RIGHT(RIGHT([.A32]; 1))=&quot;@&quot;;0;&#10;[.A32]))" office:value-type="string" office:string-value="document-open-symbolic" calcext:value-type="string">
            <text:p>document-open-symbolic</text:p>
          </table:table-cell>
          <table:table-cell table:formula="of:=IF([.B32]=&quot;Y&quot;;[.D32];[.E31])" office:value-type="string" office:string-value="actions" calcext:value-type="string">
            <text:p>actions</text:p>
          </table:table-cell>
          <table:table-cell table:style-name="ce10" table:formula="of:=IF([.D32]=0;&quot;&quot;;IF([.B32]=&quot;Y&quot;;[.C32];&#10;&quot;&lt;a href=&quot; &amp; CHAR(34) &amp; &quot;#&quot; &amp; CHAR(34) &amp; &quot;&gt;&quot; &amp;&#10;&quot;&lt;img src=&quot; &amp; CHAR(34) &amp; &quot;https://github.com/ubuntu/yaru/blob/master/icons/Yaru/scalable/&quot; &amp; [.E32] &amp; &quot;/&quot; &amp; [.A32] &amp; &quot;.svg&quot; &amp; CHAR(34) &amp; &#10;&quot; width=&quot; &amp; CHAR(34) &amp; &quot;22&quot; &amp; CHAR(34) &amp; &quot; alt=&quot; &amp; CHAR(34) &amp; [.D32] &amp; CHAR(34) &amp; &quot;&gt;&lt;/a&gt;&quot; &amp;&#10;&quot;&amp;nbsp; &amp;nbsp; &quot; &amp; [.D32] &amp; &quot;&lt;br&gt;&quot;&#10;))" office:value-type="string" office:string-value="&lt;a href=&quot;#&quot;&gt;&lt;img src=&quot;https://github.com/ubuntu/yaru/blob/master/icons/Yaru/scalable/actions/document-open-symbolic.svg&quot; width=&quot;22&quot; alt=&quot;document-open-symbolic&quot;&gt;&lt;/a&gt;&amp;nbsp; &amp;nbsp; document-open-symbolic&lt;br&gt;" calcext:value-type="string">
            <text:p>&lt;a href="#"&gt;&lt;img src="https://github.com/ubuntu/yaru/blob/master/icons/Yaru/scalable/actions/document-open-symbolic.svg" width="22" alt="document-open-symbolic"&gt;&lt;/a&gt;&amp;nbsp; &amp;nbsp; document-open-symbolic&lt;br&gt;</text:p>
          </table:table-cell>
        </table:table-row>
        <table:table-row table:style-name="ro1">
          <table:table-cell office:value-type="string" calcext:value-type="string">
            <text:p>document-print-preview-symbolic</text:p>
          </table:table-cell>
          <table:table-cell table:formula="of:=IF(LEFT([.A33];1)=&quot;.&quot;;&quot;Y&quot;;&quot;N&quot;)" office:value-type="string" office:string-value="N" calcext:value-type="string">
            <text:p>N</text:p>
          </table:table-cell>
          <table:table-cell table:formula="of:=IFERROR(&quot;## &quot; &amp; MID([.A33];3;FIND(&quot;:&quot;;[.A33])-3) &amp; &quot; &lt;br&gt;&quot;;&quot;&quot;)">
            <text:p/>
          </table:table-cell>
          <table:table-cell table:formula="of:=IF([.B33]=&quot;Y&quot;;MID([.A33];3;FIND(&quot;:&quot;;[.A33];1)-3);IF(&#10;RIGHT(RIGHT([.A33]; 1))=&quot;@&quot;;0;&#10;[.A33]))" office:value-type="string" office:string-value="document-print-preview-symbolic" calcext:value-type="string">
            <text:p>document-print-preview-symbolic</text:p>
          </table:table-cell>
          <table:table-cell table:formula="of:=IF([.B33]=&quot;Y&quot;;[.D33];[.E32])" office:value-type="string" office:string-value="actions" calcext:value-type="string">
            <text:p>actions</text:p>
          </table:table-cell>
          <table:table-cell table:style-name="ce10" table:formula="of:=IF([.D33]=0;&quot;&quot;;IF([.B33]=&quot;Y&quot;;[.C33];&#10;&quot;&lt;a href=&quot; &amp; CHAR(34) &amp; &quot;#&quot; &amp; CHAR(34) &amp; &quot;&gt;&quot; &amp;&#10;&quot;&lt;img src=&quot; &amp; CHAR(34) &amp; &quot;https://github.com/ubuntu/yaru/blob/master/icons/Yaru/scalable/&quot; &amp; [.E33] &amp; &quot;/&quot; &amp; [.A33] &amp; &quot;.svg&quot; &amp; CHAR(34) &amp; &#10;&quot; width=&quot; &amp; CHAR(34) &amp; &quot;22&quot; &amp; CHAR(34) &amp; &quot; alt=&quot; &amp; CHAR(34) &amp; [.D33] &amp; CHAR(34) &amp; &quot;&gt;&lt;/a&gt;&quot; &amp;&#10;&quot;&amp;nbsp; &amp;nbsp; &quot; &amp; [.D33] &amp; &quot;&lt;br&gt;&quot;&#10;))" office:value-type="string" office:string-value="&lt;a href=&quot;#&quot;&gt;&lt;img src=&quot;https://github.com/ubuntu/yaru/blob/master/icons/Yaru/scalable/actions/document-print-preview-symbolic.svg&quot; width=&quot;22&quot; alt=&quot;document-print-preview-symbolic&quot;&gt;&lt;/a&gt;&amp;nbsp; &amp;nbsp; document-print-preview-symbolic&lt;br&gt;" calcext:value-type="string">
            <text:p>&lt;a href="#"&gt;&lt;img src="https://github.com/ubuntu/yaru/blob/master/icons/Yaru/scalable/actions/document-print-preview-symbolic.svg" width="22" alt="document-print-preview-symbolic"&gt;&lt;/a&gt;&amp;nbsp; &amp;nbsp; document-print-preview-symbolic&lt;br&gt;</text:p>
          </table:table-cell>
        </table:table-row>
        <table:table-row table:style-name="ro1">
          <table:table-cell office:value-type="string" calcext:value-type="string">
            <text:p>document-print-symbolic</text:p>
          </table:table-cell>
          <table:table-cell table:formula="of:=IF(LEFT([.A34];1)=&quot;.&quot;;&quot;Y&quot;;&quot;N&quot;)" office:value-type="string" office:string-value="N" calcext:value-type="string">
            <text:p>N</text:p>
          </table:table-cell>
          <table:table-cell table:formula="of:=IFERROR(&quot;## &quot; &amp; MID([.A34];3;FIND(&quot;:&quot;;[.A34])-3) &amp; &quot; &lt;br&gt;&quot;;&quot;&quot;)">
            <text:p/>
          </table:table-cell>
          <table:table-cell table:formula="of:=IF([.B34]=&quot;Y&quot;;MID([.A34];3;FIND(&quot;:&quot;;[.A34];1)-3);IF(&#10;RIGHT(RIGHT([.A34]; 1))=&quot;@&quot;;0;&#10;[.A34]))" office:value-type="string" office:string-value="document-print-symbolic" calcext:value-type="string">
            <text:p>document-print-symbolic</text:p>
          </table:table-cell>
          <table:table-cell table:formula="of:=IF([.B34]=&quot;Y&quot;;[.D34];[.E33])" office:value-type="string" office:string-value="actions" calcext:value-type="string">
            <text:p>actions</text:p>
          </table:table-cell>
          <table:table-cell table:style-name="ce10" table:formula="of:=IF([.D34]=0;&quot;&quot;;IF([.B34]=&quot;Y&quot;;[.C34];&#10;&quot;&lt;a href=&quot; &amp; CHAR(34) &amp; &quot;#&quot; &amp; CHAR(34) &amp; &quot;&gt;&quot; &amp;&#10;&quot;&lt;img src=&quot; &amp; CHAR(34) &amp; &quot;https://github.com/ubuntu/yaru/blob/master/icons/Yaru/scalable/&quot; &amp; [.E34] &amp; &quot;/&quot; &amp; [.A34] &amp; &quot;.svg&quot; &amp; CHAR(34) &amp; &#10;&quot; width=&quot; &amp; CHAR(34) &amp; &quot;22&quot; &amp; CHAR(34) &amp; &quot; alt=&quot; &amp; CHAR(34) &amp; [.D34] &amp; CHAR(34) &amp; &quot;&gt;&lt;/a&gt;&quot; &amp;&#10;&quot;&amp;nbsp; &amp;nbsp; &quot; &amp; [.D34] &amp; &quot;&lt;br&gt;&quot;&#10;))" office:value-type="string" office:string-value="&lt;a href=&quot;#&quot;&gt;&lt;img src=&quot;https://github.com/ubuntu/yaru/blob/master/icons/Yaru/scalable/actions/document-print-symbolic.svg&quot; width=&quot;22&quot; alt=&quot;document-print-symbolic&quot;&gt;&lt;/a&gt;&amp;nbsp; &amp;nbsp; document-print-symbolic&lt;br&gt;" calcext:value-type="string">
            <text:p>&lt;a href="#"&gt;&lt;img src="https://github.com/ubuntu/yaru/blob/master/icons/Yaru/scalable/actions/document-print-symbolic.svg" width="22" alt="document-print-symbolic"&gt;&lt;/a&gt;&amp;nbsp; &amp;nbsp; document-print-symbolic&lt;br&gt;</text:p>
          </table:table-cell>
        </table:table-row>
        <table:table-row table:style-name="ro1">
          <table:table-cell office:value-type="string" calcext:value-type="string">
            <text:p>document-properties-symbolic</text:p>
          </table:table-cell>
          <table:table-cell table:formula="of:=IF(LEFT([.A35];1)=&quot;.&quot;;&quot;Y&quot;;&quot;N&quot;)" office:value-type="string" office:string-value="N" calcext:value-type="string">
            <text:p>N</text:p>
          </table:table-cell>
          <table:table-cell table:formula="of:=IFERROR(&quot;## &quot; &amp; MID([.A35];3;FIND(&quot;:&quot;;[.A35])-3) &amp; &quot; &lt;br&gt;&quot;;&quot;&quot;)">
            <text:p/>
          </table:table-cell>
          <table:table-cell table:formula="of:=IF([.B35]=&quot;Y&quot;;MID([.A35];3;FIND(&quot;:&quot;;[.A35];1)-3);IF(&#10;RIGHT(RIGHT([.A35]; 1))=&quot;@&quot;;0;&#10;[.A35]))" office:value-type="string" office:string-value="document-properties-symbolic" calcext:value-type="string">
            <text:p>document-properties-symbolic</text:p>
          </table:table-cell>
          <table:table-cell table:formula="of:=IF([.B35]=&quot;Y&quot;;[.D35];[.E34])" office:value-type="string" office:string-value="actions" calcext:value-type="string">
            <text:p>actions</text:p>
          </table:table-cell>
          <table:table-cell table:style-name="ce10" table:formula="of:=IF([.D35]=0;&quot;&quot;;IF([.B35]=&quot;Y&quot;;[.C35];&#10;&quot;&lt;a href=&quot; &amp; CHAR(34) &amp; &quot;#&quot; &amp; CHAR(34) &amp; &quot;&gt;&quot; &amp;&#10;&quot;&lt;img src=&quot; &amp; CHAR(34) &amp; &quot;https://github.com/ubuntu/yaru/blob/master/icons/Yaru/scalable/&quot; &amp; [.E35] &amp; &quot;/&quot; &amp; [.A35] &amp; &quot;.svg&quot; &amp; CHAR(34) &amp; &#10;&quot; width=&quot; &amp; CHAR(34) &amp; &quot;22&quot; &amp; CHAR(34) &amp; &quot; alt=&quot; &amp; CHAR(34) &amp; [.D35] &amp; CHAR(34) &amp; &quot;&gt;&lt;/a&gt;&quot; &amp;&#10;&quot;&amp;nbsp; &amp;nbsp; &quot; &amp; [.D35] &amp; &quot;&lt;br&gt;&quot;&#10;))" office:value-type="string" office:string-value="&lt;a href=&quot;#&quot;&gt;&lt;img src=&quot;https://github.com/ubuntu/yaru/blob/master/icons/Yaru/scalable/actions/document-properties-symbolic.svg&quot; width=&quot;22&quot; alt=&quot;document-properties-symbolic&quot;&gt;&lt;/a&gt;&amp;nbsp; &amp;nbsp; document-properties-symbolic&lt;br&gt;" calcext:value-type="string">
            <text:p>&lt;a href="#"&gt;&lt;img src="https://github.com/ubuntu/yaru/blob/master/icons/Yaru/scalable/actions/document-properties-symbolic.svg" width="22" alt="document-properties-symbolic"&gt;&lt;/a&gt;&amp;nbsp; &amp;nbsp; document-properties-symbolic&lt;br&gt;</text:p>
          </table:table-cell>
        </table:table-row>
        <table:table-row table:style-name="ro1">
          <table:table-cell table:style-name="Default" office:value-type="string" calcext:value-type="string">
            <text:p>document-revert-rtl-symbolic@</text:p>
          </table:table-cell>
          <table:table-cell table:style-name="Default" table:formula="of:=IF(LEFT([.A3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6];3;FIND(&quot;:&quot;;[.A36])-3) &amp; &quot; &lt;br&gt;&quot;;&quot;&quot;)">
            <text:p/>
          </table:table-cell>
          <table:table-cell table:style-name="ce6" table:formula="of:=IF([.B36]=&quot;Y&quot;;MID([.A36];3;FIND(&quot;:&quot;;[.A36];1)-3);IF(&#10;RIGHT(RIGHT([.A36]; 1))=&quot;@&quot;;0;&#10;[.A36]))" office:value-type="float" office:value="0" calcext:value-type="float">
            <text:p>0</text:p>
          </table:table-cell>
          <table:table-cell table:formula="of:=IF([.B36]=&quot;Y&quot;;[.D36];[.E35])" office:value-type="string" office:string-value="actions" calcext:value-type="string">
            <text:p>actions</text:p>
          </table:table-cell>
          <table:table-cell table:style-name="ce10" table:formula="of:=IF([.D36]=0;&quot;&quot;;IF([.B36]=&quot;Y&quot;;[.C36];&#10;&quot;&lt;a href=&quot; &amp; CHAR(34) &amp; &quot;#&quot; &amp; CHAR(34) &amp; &quot;&gt;&quot; &amp;&#10;&quot;&lt;img src=&quot; &amp; CHAR(34) &amp; &quot;https://github.com/ubuntu/yaru/blob/master/icons/Yaru/scalable/&quot; &amp; [.E36] &amp; &quot;/&quot; &amp; [.A36] &amp; &quot;.svg&quot; &amp; CHAR(34) &amp; &#10;&quot; width=&quot; &amp; CHAR(34) &amp; &quot;22&quot; &amp; CHAR(34) &amp; &quot; alt=&quot; &amp; CHAR(34) &amp; [.D36] &amp; CHAR(34) &amp; &quot;&gt;&lt;/a&gt;&quot; &amp;&#10;&quot;&amp;nbsp; &amp;nbsp; &quot; &amp; [.D36] &amp; &quot;&lt;br&gt;&quot;&#10;))">
            <text:p/>
          </table:table-cell>
        </table:table-row>
        <table:table-row table:style-name="ro1">
          <table:table-cell office:value-type="string" calcext:value-type="string">
            <text:p>document-revert-symbolic-rtl</text:p>
          </table:table-cell>
          <table:table-cell table:formula="of:=IF(LEFT([.A37];1)=&quot;.&quot;;&quot;Y&quot;;&quot;N&quot;)" office:value-type="string" office:string-value="N" calcext:value-type="string">
            <text:p>N</text:p>
          </table:table-cell>
          <table:table-cell table:formula="of:=IFERROR(&quot;## &quot; &amp; MID([.A37];3;FIND(&quot;:&quot;;[.A37])-3) &amp; &quot; &lt;br&gt;&quot;;&quot;&quot;)">
            <text:p/>
          </table:table-cell>
          <table:table-cell table:formula="of:=IF([.B37]=&quot;Y&quot;;MID([.A37];3;FIND(&quot;:&quot;;[.A37];1)-3);IF(&#10;RIGHT(RIGHT([.A37]; 1))=&quot;@&quot;;0;&#10;[.A37]))" office:value-type="string" office:string-value="document-revert-symbolic-rtl" calcext:value-type="string">
            <text:p>document-revert-symbolic-rtl</text:p>
          </table:table-cell>
          <table:table-cell table:formula="of:=IF([.B37]=&quot;Y&quot;;[.D37];[.E36])" office:value-type="string" office:string-value="actions" calcext:value-type="string">
            <text:p>actions</text:p>
          </table:table-cell>
          <table:table-cell table:style-name="ce10" table:formula="of:=IF([.D37]=0;&quot;&quot;;IF([.B37]=&quot;Y&quot;;[.C37];&#10;&quot;&lt;a href=&quot; &amp; CHAR(34) &amp; &quot;#&quot; &amp; CHAR(34) &amp; &quot;&gt;&quot; &amp;&#10;&quot;&lt;img src=&quot; &amp; CHAR(34) &amp; &quot;https://github.com/ubuntu/yaru/blob/master/icons/Yaru/scalable/&quot; &amp; [.E37] &amp; &quot;/&quot; &amp; [.A37] &amp; &quot;.svg&quot; &amp; CHAR(34) &amp; &#10;&quot; width=&quot; &amp; CHAR(34) &amp; &quot;22&quot; &amp; CHAR(34) &amp; &quot; alt=&quot; &amp; CHAR(34) &amp; [.D37] &amp; CHAR(34) &amp; &quot;&gt;&lt;/a&gt;&quot; &amp;&#10;&quot;&amp;nbsp; &amp;nbsp; &quot; &amp; [.D37] &amp; &quot;&lt;br&gt;&quot;&#10;))" office:value-type="string" office:string-value="&lt;a href=&quot;#&quot;&gt;&lt;img src=&quot;https://github.com/ubuntu/yaru/blob/master/icons/Yaru/scalable/actions/document-revert-symbolic-rtl.svg&quot; width=&quot;22&quot; alt=&quot;document-revert-symbolic-rtl&quot;&gt;&lt;/a&gt;&amp;nbsp; &amp;nbsp; document-revert-symbolic-rtl&lt;br&gt;" calcext:value-type="string">
            <text:p>&lt;a href="#"&gt;&lt;img src="https://github.com/ubuntu/yaru/blob/master/icons/Yaru/scalable/actions/document-revert-symbolic-rtl.svg" width="22" alt="document-revert-symbolic-rtl"&gt;&lt;/a&gt;&amp;nbsp; &amp;nbsp; document-revert-symbolic-rtl&lt;br&gt;</text:p>
          </table:table-cell>
        </table:table-row>
        <table:table-row table:style-name="ro1">
          <table:table-cell office:value-type="string" calcext:value-type="string">
            <text:p>document-revert-symbolic</text:p>
          </table:table-cell>
          <table:table-cell table:formula="of:=IF(LEFT([.A38];1)=&quot;.&quot;;&quot;Y&quot;;&quot;N&quot;)" office:value-type="string" office:string-value="N" calcext:value-type="string">
            <text:p>N</text:p>
          </table:table-cell>
          <table:table-cell table:formula="of:=IFERROR(&quot;## &quot; &amp; MID([.A38];3;FIND(&quot;:&quot;;[.A38])-3) &amp; &quot; &lt;br&gt;&quot;;&quot;&quot;)">
            <text:p/>
          </table:table-cell>
          <table:table-cell table:formula="of:=IF([.B38]=&quot;Y&quot;;MID([.A38];3;FIND(&quot;:&quot;;[.A38];1)-3);IF(&#10;RIGHT(RIGHT([.A38]; 1))=&quot;@&quot;;0;&#10;[.A38]))" office:value-type="string" office:string-value="document-revert-symbolic" calcext:value-type="string">
            <text:p>document-revert-symbolic</text:p>
          </table:table-cell>
          <table:table-cell table:formula="of:=IF([.B38]=&quot;Y&quot;;[.D38];[.E37])" office:value-type="string" office:string-value="actions" calcext:value-type="string">
            <text:p>actions</text:p>
          </table:table-cell>
          <table:table-cell table:style-name="ce10" table:formula="of:=IF([.D38]=0;&quot;&quot;;IF([.B38]=&quot;Y&quot;;[.C38];&#10;&quot;&lt;a href=&quot; &amp; CHAR(34) &amp; &quot;#&quot; &amp; CHAR(34) &amp; &quot;&gt;&quot; &amp;&#10;&quot;&lt;img src=&quot; &amp; CHAR(34) &amp; &quot;https://github.com/ubuntu/yaru/blob/master/icons/Yaru/scalable/&quot; &amp; [.E38] &amp; &quot;/&quot; &amp; [.A38] &amp; &quot;.svg&quot; &amp; CHAR(34) &amp; &#10;&quot; width=&quot; &amp; CHAR(34) &amp; &quot;22&quot; &amp; CHAR(34) &amp; &quot; alt=&quot; &amp; CHAR(34) &amp; [.D38] &amp; CHAR(34) &amp; &quot;&gt;&lt;/a&gt;&quot; &amp;&#10;&quot;&amp;nbsp; &amp;nbsp; &quot; &amp; [.D38] &amp; &quot;&lt;br&gt;&quot;&#10;))" office:value-type="string" office:string-value="&lt;a href=&quot;#&quot;&gt;&lt;img src=&quot;https://github.com/ubuntu/yaru/blob/master/icons/Yaru/scalable/actions/document-revert-symbolic.svg&quot; width=&quot;22&quot; alt=&quot;document-revert-symbolic&quot;&gt;&lt;/a&gt;&amp;nbsp; &amp;nbsp; document-revert-symbolic&lt;br&gt;" calcext:value-type="string">
            <text:p>&lt;a href="#"&gt;&lt;img src="https://github.com/ubuntu/yaru/blob/master/icons/Yaru/scalable/actions/document-revert-symbolic.svg" width="22" alt="document-revert-symbolic"&gt;&lt;/a&gt;&amp;nbsp; &amp;nbsp; document-revert-symbolic&lt;br&gt;</text:p>
          </table:table-cell>
        </table:table-row>
        <table:table-row table:style-name="ro1">
          <table:table-cell office:value-type="string" calcext:value-type="string">
            <text:p>document-save-as-symbolic</text:p>
          </table:table-cell>
          <table:table-cell table:formula="of:=IF(LEFT([.A39];1)=&quot;.&quot;;&quot;Y&quot;;&quot;N&quot;)" office:value-type="string" office:string-value="N" calcext:value-type="string">
            <text:p>N</text:p>
          </table:table-cell>
          <table:table-cell table:formula="of:=IFERROR(&quot;## &quot; &amp; MID([.A39];3;FIND(&quot;:&quot;;[.A39])-3) &amp; &quot; &lt;br&gt;&quot;;&quot;&quot;)">
            <text:p/>
          </table:table-cell>
          <table:table-cell table:formula="of:=IF([.B39]=&quot;Y&quot;;MID([.A39];3;FIND(&quot;:&quot;;[.A39];1)-3);IF(&#10;RIGHT(RIGHT([.A39]; 1))=&quot;@&quot;;0;&#10;[.A39]))" office:value-type="string" office:string-value="document-save-as-symbolic" calcext:value-type="string">
            <text:p>document-save-as-symbolic</text:p>
          </table:table-cell>
          <table:table-cell table:formula="of:=IF([.B39]=&quot;Y&quot;;[.D39];[.E38])" office:value-type="string" office:string-value="actions" calcext:value-type="string">
            <text:p>actions</text:p>
          </table:table-cell>
          <table:table-cell table:style-name="ce10" table:formula="of:=IF([.D39]=0;&quot;&quot;;IF([.B39]=&quot;Y&quot;;[.C39];&#10;&quot;&lt;a href=&quot; &amp; CHAR(34) &amp; &quot;#&quot; &amp; CHAR(34) &amp; &quot;&gt;&quot; &amp;&#10;&quot;&lt;img src=&quot; &amp; CHAR(34) &amp; &quot;https://github.com/ubuntu/yaru/blob/master/icons/Yaru/scalable/&quot; &amp; [.E39] &amp; &quot;/&quot; &amp; [.A39] &amp; &quot;.svg&quot; &amp; CHAR(34) &amp; &#10;&quot; width=&quot; &amp; CHAR(34) &amp; &quot;22&quot; &amp; CHAR(34) &amp; &quot; alt=&quot; &amp; CHAR(34) &amp; [.D39] &amp; CHAR(34) &amp; &quot;&gt;&lt;/a&gt;&quot; &amp;&#10;&quot;&amp;nbsp; &amp;nbsp; &quot; &amp; [.D39] &amp; &quot;&lt;br&gt;&quot;&#10;))" office:value-type="string" office:string-value="&lt;a href=&quot;#&quot;&gt;&lt;img src=&quot;https://github.com/ubuntu/yaru/blob/master/icons/Yaru/scalable/actions/document-save-as-symbolic.svg&quot; width=&quot;22&quot; alt=&quot;document-save-as-symbolic&quot;&gt;&lt;/a&gt;&amp;nbsp; &amp;nbsp; document-save-as-symbolic&lt;br&gt;" calcext:value-type="string">
            <text:p>&lt;a href="#"&gt;&lt;img src="https://github.com/ubuntu/yaru/blob/master/icons/Yaru/scalable/actions/document-save-as-symbolic.svg" width="22" alt="document-save-as-symbolic"&gt;&lt;/a&gt;&amp;nbsp; &amp;nbsp; document-save-as-symbolic&lt;br&gt;</text:p>
          </table:table-cell>
        </table:table-row>
        <table:table-row table:style-name="ro1">
          <table:table-cell office:value-type="string" calcext:value-type="string">
            <text:p>document-save-symbolic</text:p>
          </table:table-cell>
          <table:table-cell table:formula="of:=IF(LEFT([.A40];1)=&quot;.&quot;;&quot;Y&quot;;&quot;N&quot;)" office:value-type="string" office:string-value="N" calcext:value-type="string">
            <text:p>N</text:p>
          </table:table-cell>
          <table:table-cell table:formula="of:=IFERROR(&quot;## &quot; &amp; MID([.A40];3;FIND(&quot;:&quot;;[.A40])-3) &amp; &quot; &lt;br&gt;&quot;;&quot;&quot;)">
            <text:p/>
          </table:table-cell>
          <table:table-cell table:formula="of:=IF([.B40]=&quot;Y&quot;;MID([.A40];3;FIND(&quot;:&quot;;[.A40];1)-3);IF(&#10;RIGHT(RIGHT([.A40]; 1))=&quot;@&quot;;0;&#10;[.A40]))" office:value-type="string" office:string-value="document-save-symbolic" calcext:value-type="string">
            <text:p>document-save-symbolic</text:p>
          </table:table-cell>
          <table:table-cell table:formula="of:=IF([.B40]=&quot;Y&quot;;[.D40];[.E39])" office:value-type="string" office:string-value="actions" calcext:value-type="string">
            <text:p>actions</text:p>
          </table:table-cell>
          <table:table-cell table:style-name="ce10" table:formula="of:=IF([.D40]=0;&quot;&quot;;IF([.B40]=&quot;Y&quot;;[.C40];&#10;&quot;&lt;a href=&quot; &amp; CHAR(34) &amp; &quot;#&quot; &amp; CHAR(34) &amp; &quot;&gt;&quot; &amp;&#10;&quot;&lt;img src=&quot; &amp; CHAR(34) &amp; &quot;https://github.com/ubuntu/yaru/blob/master/icons/Yaru/scalable/&quot; &amp; [.E40] &amp; &quot;/&quot; &amp; [.A40] &amp; &quot;.svg&quot; &amp; CHAR(34) &amp; &#10;&quot; width=&quot; &amp; CHAR(34) &amp; &quot;22&quot; &amp; CHAR(34) &amp; &quot; alt=&quot; &amp; CHAR(34) &amp; [.D40] &amp; CHAR(34) &amp; &quot;&gt;&lt;/a&gt;&quot; &amp;&#10;&quot;&amp;nbsp; &amp;nbsp; &quot; &amp; [.D40] &amp; &quot;&lt;br&gt;&quot;&#10;))" office:value-type="string" office:string-value="&lt;a href=&quot;#&quot;&gt;&lt;img src=&quot;https://github.com/ubuntu/yaru/blob/master/icons/Yaru/scalable/actions/document-save-symbolic.svg&quot; width=&quot;22&quot; alt=&quot;document-save-symbolic&quot;&gt;&lt;/a&gt;&amp;nbsp; &amp;nbsp; document-save-symbolic&lt;br&gt;" calcext:value-type="string">
            <text:p>&lt;a href="#"&gt;&lt;img src="https://github.com/ubuntu/yaru/blob/master/icons/Yaru/scalable/actions/document-save-symbolic.svg" width="22" alt="document-save-symbolic"&gt;&lt;/a&gt;&amp;nbsp; &amp;nbsp; document-save-symbolic&lt;br&gt;</text:p>
          </table:table-cell>
        </table:table-row>
        <table:table-row table:style-name="ro1">
          <table:table-cell office:value-type="string" calcext:value-type="string">
            <text:p>document-send-symbolic</text:p>
          </table:table-cell>
          <table:table-cell table:formula="of:=IF(LEFT([.A41];1)=&quot;.&quot;;&quot;Y&quot;;&quot;N&quot;)" office:value-type="string" office:string-value="N" calcext:value-type="string">
            <text:p>N</text:p>
          </table:table-cell>
          <table:table-cell table:formula="of:=IFERROR(&quot;## &quot; &amp; MID([.A41];3;FIND(&quot;:&quot;;[.A41])-3) &amp; &quot; &lt;br&gt;&quot;;&quot;&quot;)">
            <text:p/>
          </table:table-cell>
          <table:table-cell table:formula="of:=IF([.B41]=&quot;Y&quot;;MID([.A41];3;FIND(&quot;:&quot;;[.A41];1)-3);IF(&#10;RIGHT(RIGHT([.A41]; 1))=&quot;@&quot;;0;&#10;[.A41]))" office:value-type="string" office:string-value="document-send-symbolic" calcext:value-type="string">
            <text:p>document-send-symbolic</text:p>
          </table:table-cell>
          <table:table-cell table:formula="of:=IF([.B41]=&quot;Y&quot;;[.D41];[.E40])" office:value-type="string" office:string-value="actions" calcext:value-type="string">
            <text:p>actions</text:p>
          </table:table-cell>
          <table:table-cell table:style-name="ce10" table:formula="of:=IF([.D41]=0;&quot;&quot;;IF([.B41]=&quot;Y&quot;;[.C41];&#10;&quot;&lt;a href=&quot; &amp; CHAR(34) &amp; &quot;#&quot; &amp; CHAR(34) &amp; &quot;&gt;&quot; &amp;&#10;&quot;&lt;img src=&quot; &amp; CHAR(34) &amp; &quot;https://github.com/ubuntu/yaru/blob/master/icons/Yaru/scalable/&quot; &amp; [.E41] &amp; &quot;/&quot; &amp; [.A41] &amp; &quot;.svg&quot; &amp; CHAR(34) &amp; &#10;&quot; width=&quot; &amp; CHAR(34) &amp; &quot;22&quot; &amp; CHAR(34) &amp; &quot; alt=&quot; &amp; CHAR(34) &amp; [.D41] &amp; CHAR(34) &amp; &quot;&gt;&lt;/a&gt;&quot; &amp;&#10;&quot;&amp;nbsp; &amp;nbsp; &quot; &amp; [.D41] &amp; &quot;&lt;br&gt;&quot;&#10;))" office:value-type="string" office:string-value="&lt;a href=&quot;#&quot;&gt;&lt;img src=&quot;https://github.com/ubuntu/yaru/blob/master/icons/Yaru/scalable/actions/document-send-symbolic.svg&quot; width=&quot;22&quot; alt=&quot;document-send-symbolic&quot;&gt;&lt;/a&gt;&amp;nbsp; &amp;nbsp; document-send-symbolic&lt;br&gt;" calcext:value-type="string">
            <text:p>&lt;a href="#"&gt;&lt;img src="https://github.com/ubuntu/yaru/blob/master/icons/Yaru/scalable/actions/document-send-symbolic.svg" width="22" alt="document-send-symbolic"&gt;&lt;/a&gt;&amp;nbsp; &amp;nbsp; document-send-symbolic&lt;br&gt;</text:p>
          </table:table-cell>
        </table:table-row>
        <table:table-row table:style-name="ro1">
          <table:table-cell office:value-type="string" calcext:value-type="string">
            <text:p>edit-clear-all-symbolic</text:p>
          </table:table-cell>
          <table:table-cell table:formula="of:=IF(LEFT([.A42];1)=&quot;.&quot;;&quot;Y&quot;;&quot;N&quot;)" office:value-type="string" office:string-value="N" calcext:value-type="string">
            <text:p>N</text:p>
          </table:table-cell>
          <table:table-cell table:formula="of:=IFERROR(&quot;## &quot; &amp; MID([.A42];3;FIND(&quot;:&quot;;[.A42])-3) &amp; &quot; &lt;br&gt;&quot;;&quot;&quot;)">
            <text:p/>
          </table:table-cell>
          <table:table-cell table:formula="of:=IF([.B42]=&quot;Y&quot;;MID([.A42];3;FIND(&quot;:&quot;;[.A42];1)-3);IF(&#10;RIGHT(RIGHT([.A42]; 1))=&quot;@&quot;;0;&#10;[.A42]))" office:value-type="string" office:string-value="edit-clear-all-symbolic" calcext:value-type="string">
            <text:p>edit-clear-all-symbolic</text:p>
          </table:table-cell>
          <table:table-cell table:formula="of:=IF([.B42]=&quot;Y&quot;;[.D42];[.E41])" office:value-type="string" office:string-value="actions" calcext:value-type="string">
            <text:p>actions</text:p>
          </table:table-cell>
          <table:table-cell table:style-name="ce10" table:formula="of:=IF([.D42]=0;&quot;&quot;;IF([.B42]=&quot;Y&quot;;[.C42];&#10;&quot;&lt;a href=&quot; &amp; CHAR(34) &amp; &quot;#&quot; &amp; CHAR(34) &amp; &quot;&gt;&quot; &amp;&#10;&quot;&lt;img src=&quot; &amp; CHAR(34) &amp; &quot;https://github.com/ubuntu/yaru/blob/master/icons/Yaru/scalable/&quot; &amp; [.E42] &amp; &quot;/&quot; &amp; [.A42] &amp; &quot;.svg&quot; &amp; CHAR(34) &amp; &#10;&quot; width=&quot; &amp; CHAR(34) &amp; &quot;22&quot; &amp; CHAR(34) &amp; &quot; alt=&quot; &amp; CHAR(34) &amp; [.D42] &amp; CHAR(34) &amp; &quot;&gt;&lt;/a&gt;&quot; &amp;&#10;&quot;&amp;nbsp; &amp;nbsp; &quot; &amp; [.D42] &amp; &quot;&lt;br&gt;&quot;&#10;))" office:value-type="string" office:string-value="&lt;a href=&quot;#&quot;&gt;&lt;img src=&quot;https://github.com/ubuntu/yaru/blob/master/icons/Yaru/scalable/actions/edit-clear-all-symbolic.svg&quot; width=&quot;22&quot; alt=&quot;edit-clear-all-symbolic&quot;&gt;&lt;/a&gt;&amp;nbsp; &amp;nbsp; edit-clear-all-symbolic&lt;br&gt;" calcext:value-type="string">
            <text:p>&lt;a href="#"&gt;&lt;img src="https://github.com/ubuntu/yaru/blob/master/icons/Yaru/scalable/actions/edit-clear-all-symbolic.svg" width="22" alt="edit-clear-all-symbolic"&gt;&lt;/a&gt;&amp;nbsp; &amp;nbsp; edit-clear-all-symbolic&lt;br&gt;</text:p>
          </table:table-cell>
        </table:table-row>
        <table:table-row table:style-name="ro1">
          <table:table-cell table:style-name="Default" office:value-type="string" calcext:value-type="string">
            <text:p>edit-clear-rtl-symbolic@</text:p>
          </table:table-cell>
          <table:table-cell table:style-name="Default" table:formula="of:=IF(LEFT([.A4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];3;FIND(&quot;:&quot;;[.A43])-3) &amp; &quot; &lt;br&gt;&quot;;&quot;&quot;)">
            <text:p/>
          </table:table-cell>
          <table:table-cell table:style-name="ce6" table:formula="of:=IF([.B43]=&quot;Y&quot;;MID([.A43];3;FIND(&quot;:&quot;;[.A43];1)-3);IF(&#10;RIGHT(RIGHT([.A43]; 1))=&quot;@&quot;;0;&#10;[.A43]))" office:value-type="float" office:value="0" calcext:value-type="float">
            <text:p>0</text:p>
          </table:table-cell>
          <table:table-cell table:formula="of:=IF([.B43]=&quot;Y&quot;;[.D43];[.E42])" office:value-type="string" office:string-value="actions" calcext:value-type="string">
            <text:p>actions</text:p>
          </table:table-cell>
          <table:table-cell table:style-name="ce10" table:formula="of:=IF([.D43]=0;&quot;&quot;;IF([.B43]=&quot;Y&quot;;[.C43];&#10;&quot;&lt;a href=&quot; &amp; CHAR(34) &amp; &quot;#&quot; &amp; CHAR(34) &amp; &quot;&gt;&quot; &amp;&#10;&quot;&lt;img src=&quot; &amp; CHAR(34) &amp; &quot;https://github.com/ubuntu/yaru/blob/master/icons/Yaru/scalable/&quot; &amp; [.E43] &amp; &quot;/&quot; &amp; [.A43] &amp; &quot;.svg&quot; &amp; CHAR(34) &amp; &#10;&quot; width=&quot; &amp; CHAR(34) &amp; &quot;22&quot; &amp; CHAR(34) &amp; &quot; alt=&quot; &amp; CHAR(34) &amp; [.D43] &amp; CHAR(34) &amp; &quot;&gt;&lt;/a&gt;&quot; &amp;&#10;&quot;&amp;nbsp; &amp;nbsp; &quot; &amp; [.D43] &amp; &quot;&lt;br&gt;&quot;&#10;))">
            <text:p/>
          </table:table-cell>
        </table:table-row>
        <table:table-row table:style-name="ro1">
          <table:table-cell office:value-type="string" calcext:value-type="string">
            <text:p>edit-clear-symbolic-rtl</text:p>
          </table:table-cell>
          <table:table-cell table:formula="of:=IF(LEFT([.A44];1)=&quot;.&quot;;&quot;Y&quot;;&quot;N&quot;)" office:value-type="string" office:string-value="N" calcext:value-type="string">
            <text:p>N</text:p>
          </table:table-cell>
          <table:table-cell table:formula="of:=IFERROR(&quot;## &quot; &amp; MID([.A44];3;FIND(&quot;:&quot;;[.A44])-3) &amp; &quot; &lt;br&gt;&quot;;&quot;&quot;)">
            <text:p/>
          </table:table-cell>
          <table:table-cell table:formula="of:=IF([.B44]=&quot;Y&quot;;MID([.A44];3;FIND(&quot;:&quot;;[.A44];1)-3);IF(&#10;RIGHT(RIGHT([.A44]; 1))=&quot;@&quot;;0;&#10;[.A44]))" office:value-type="string" office:string-value="edit-clear-symbolic-rtl" calcext:value-type="string">
            <text:p>edit-clear-symbolic-rtl</text:p>
          </table:table-cell>
          <table:table-cell table:formula="of:=IF([.B44]=&quot;Y&quot;;[.D44];[.E43])" office:value-type="string" office:string-value="actions" calcext:value-type="string">
            <text:p>actions</text:p>
          </table:table-cell>
          <table:table-cell table:style-name="ce10" table:formula="of:=IF([.D44]=0;&quot;&quot;;IF([.B44]=&quot;Y&quot;;[.C44];&#10;&quot;&lt;a href=&quot; &amp; CHAR(34) &amp; &quot;#&quot; &amp; CHAR(34) &amp; &quot;&gt;&quot; &amp;&#10;&quot;&lt;img src=&quot; &amp; CHAR(34) &amp; &quot;https://github.com/ubuntu/yaru/blob/master/icons/Yaru/scalable/&quot; &amp; [.E44] &amp; &quot;/&quot; &amp; [.A44] &amp; &quot;.svg&quot; &amp; CHAR(34) &amp; &#10;&quot; width=&quot; &amp; CHAR(34) &amp; &quot;22&quot; &amp; CHAR(34) &amp; &quot; alt=&quot; &amp; CHAR(34) &amp; [.D44] &amp; CHAR(34) &amp; &quot;&gt;&lt;/a&gt;&quot; &amp;&#10;&quot;&amp;nbsp; &amp;nbsp; &quot; &amp; [.D44] &amp; &quot;&lt;br&gt;&quot;&#10;))" office:value-type="string" office:string-value="&lt;a href=&quot;#&quot;&gt;&lt;img src=&quot;https://github.com/ubuntu/yaru/blob/master/icons/Yaru/scalable/actions/edit-clear-symbolic-rtl.svg&quot; width=&quot;22&quot; alt=&quot;edit-clear-symbolic-rtl&quot;&gt;&lt;/a&gt;&amp;nbsp; &amp;nbsp; edit-clear-symbolic-rtl&lt;br&gt;" calcext:value-type="string">
            <text:p>&lt;a href="#"&gt;&lt;img src="https://github.com/ubuntu/yaru/blob/master/icons/Yaru/scalable/actions/edit-clear-symbolic-rtl.svg" width="22" alt="edit-clear-symbolic-rtl"&gt;&lt;/a&gt;&amp;nbsp; &amp;nbsp; edit-clear-symbolic-rtl&lt;br&gt;</text:p>
          </table:table-cell>
        </table:table-row>
        <table:table-row table:style-name="ro1">
          <table:table-cell office:value-type="string" calcext:value-type="string">
            <text:p>edit-clear-symbolic</text:p>
          </table:table-cell>
          <table:table-cell table:formula="of:=IF(LEFT([.A45];1)=&quot;.&quot;;&quot;Y&quot;;&quot;N&quot;)" office:value-type="string" office:string-value="N" calcext:value-type="string">
            <text:p>N</text:p>
          </table:table-cell>
          <table:table-cell table:formula="of:=IFERROR(&quot;## &quot; &amp; MID([.A45];3;FIND(&quot;:&quot;;[.A45])-3) &amp; &quot; &lt;br&gt;&quot;;&quot;&quot;)">
            <text:p/>
          </table:table-cell>
          <table:table-cell table:formula="of:=IF([.B45]=&quot;Y&quot;;MID([.A45];3;FIND(&quot;:&quot;;[.A45];1)-3);IF(&#10;RIGHT(RIGHT([.A45]; 1))=&quot;@&quot;;0;&#10;[.A45]))" office:value-type="string" office:string-value="edit-clear-symbolic" calcext:value-type="string">
            <text:p>edit-clear-symbolic</text:p>
          </table:table-cell>
          <table:table-cell table:formula="of:=IF([.B45]=&quot;Y&quot;;[.D45];[.E44])" office:value-type="string" office:string-value="actions" calcext:value-type="string">
            <text:p>actions</text:p>
          </table:table-cell>
          <table:table-cell table:style-name="ce10" table:formula="of:=IF([.D45]=0;&quot;&quot;;IF([.B45]=&quot;Y&quot;;[.C45];&#10;&quot;&lt;a href=&quot; &amp; CHAR(34) &amp; &quot;#&quot; &amp; CHAR(34) &amp; &quot;&gt;&quot; &amp;&#10;&quot;&lt;img src=&quot; &amp; CHAR(34) &amp; &quot;https://github.com/ubuntu/yaru/blob/master/icons/Yaru/scalable/&quot; &amp; [.E45] &amp; &quot;/&quot; &amp; [.A45] &amp; &quot;.svg&quot; &amp; CHAR(34) &amp; &#10;&quot; width=&quot; &amp; CHAR(34) &amp; &quot;22&quot; &amp; CHAR(34) &amp; &quot; alt=&quot; &amp; CHAR(34) &amp; [.D45] &amp; CHAR(34) &amp; &quot;&gt;&lt;/a&gt;&quot; &amp;&#10;&quot;&amp;nbsp; &amp;nbsp; &quot; &amp; [.D45] &amp; &quot;&lt;br&gt;&quot;&#10;))" office:value-type="string" office:string-value="&lt;a href=&quot;#&quot;&gt;&lt;img src=&quot;https://github.com/ubuntu/yaru/blob/master/icons/Yaru/scalable/actions/edit-clear-symbolic.svg&quot; width=&quot;22&quot; alt=&quot;edit-clear-symbolic&quot;&gt;&lt;/a&gt;&amp;nbsp; &amp;nbsp; edit-clear-symbolic&lt;br&gt;" calcext:value-type="string">
            <text:p>&lt;a href="#"&gt;&lt;img src="https://github.com/ubuntu/yaru/blob/master/icons/Yaru/scalable/actions/edit-clear-symbolic.svg" width="22" alt="edit-clear-symbolic"&gt;&lt;/a&gt;&amp;nbsp; &amp;nbsp; edit-clear-symbolic&lt;br&gt;</text:p>
          </table:table-cell>
        </table:table-row>
        <table:table-row table:style-name="ro1">
          <table:table-cell office:value-type="string" calcext:value-type="string">
            <text:p>edit-copy-symbolic</text:p>
          </table:table-cell>
          <table:table-cell table:formula="of:=IF(LEFT([.A46];1)=&quot;.&quot;;&quot;Y&quot;;&quot;N&quot;)" office:value-type="string" office:string-value="N" calcext:value-type="string">
            <text:p>N</text:p>
          </table:table-cell>
          <table:table-cell table:formula="of:=IFERROR(&quot;## &quot; &amp; MID([.A46];3;FIND(&quot;:&quot;;[.A46])-3) &amp; &quot; &lt;br&gt;&quot;;&quot;&quot;)">
            <text:p/>
          </table:table-cell>
          <table:table-cell table:formula="of:=IF([.B46]=&quot;Y&quot;;MID([.A46];3;FIND(&quot;:&quot;;[.A46];1)-3);IF(&#10;RIGHT(RIGHT([.A46]; 1))=&quot;@&quot;;0;&#10;[.A46]))" office:value-type="string" office:string-value="edit-copy-symbolic" calcext:value-type="string">
            <text:p>edit-copy-symbolic</text:p>
          </table:table-cell>
          <table:table-cell table:formula="of:=IF([.B46]=&quot;Y&quot;;[.D46];[.E45])" office:value-type="string" office:string-value="actions" calcext:value-type="string">
            <text:p>actions</text:p>
          </table:table-cell>
          <table:table-cell table:style-name="ce10" table:formula="of:=IF([.D46]=0;&quot;&quot;;IF([.B46]=&quot;Y&quot;;[.C46];&#10;&quot;&lt;a href=&quot; &amp; CHAR(34) &amp; &quot;#&quot; &amp; CHAR(34) &amp; &quot;&gt;&quot; &amp;&#10;&quot;&lt;img src=&quot; &amp; CHAR(34) &amp; &quot;https://github.com/ubuntu/yaru/blob/master/icons/Yaru/scalable/&quot; &amp; [.E46] &amp; &quot;/&quot; &amp; [.A46] &amp; &quot;.svg&quot; &amp; CHAR(34) &amp; &#10;&quot; width=&quot; &amp; CHAR(34) &amp; &quot;22&quot; &amp; CHAR(34) &amp; &quot; alt=&quot; &amp; CHAR(34) &amp; [.D46] &amp; CHAR(34) &amp; &quot;&gt;&lt;/a&gt;&quot; &amp;&#10;&quot;&amp;nbsp; &amp;nbsp; &quot; &amp; [.D46] &amp; &quot;&lt;br&gt;&quot;&#10;))" office:value-type="string" office:string-value="&lt;a href=&quot;#&quot;&gt;&lt;img src=&quot;https://github.com/ubuntu/yaru/blob/master/icons/Yaru/scalable/actions/edit-copy-symbolic.svg&quot; width=&quot;22&quot; alt=&quot;edit-copy-symbolic&quot;&gt;&lt;/a&gt;&amp;nbsp; &amp;nbsp; edit-copy-symbolic&lt;br&gt;" calcext:value-type="string">
            <text:p>&lt;a href="#"&gt;&lt;img src="https://github.com/ubuntu/yaru/blob/master/icons/Yaru/scalable/actions/edit-copy-symbolic.svg" width="22" alt="edit-copy-symbolic"&gt;&lt;/a&gt;&amp;nbsp; &amp;nbsp; edit-copy-symbolic&lt;br&gt;</text:p>
          </table:table-cell>
        </table:table-row>
        <table:table-row table:style-name="ro1">
          <table:table-cell office:value-type="string" calcext:value-type="string">
            <text:p>edit-cut-symbolic</text:p>
          </table:table-cell>
          <table:table-cell table:formula="of:=IF(LEFT([.A47];1)=&quot;.&quot;;&quot;Y&quot;;&quot;N&quot;)" office:value-type="string" office:string-value="N" calcext:value-type="string">
            <text:p>N</text:p>
          </table:table-cell>
          <table:table-cell table:formula="of:=IFERROR(&quot;## &quot; &amp; MID([.A47];3;FIND(&quot;:&quot;;[.A47])-3) &amp; &quot; &lt;br&gt;&quot;;&quot;&quot;)">
            <text:p/>
          </table:table-cell>
          <table:table-cell table:formula="of:=IF([.B47]=&quot;Y&quot;;MID([.A47];3;FIND(&quot;:&quot;;[.A47];1)-3);IF(&#10;RIGHT(RIGHT([.A47]; 1))=&quot;@&quot;;0;&#10;[.A47]))" office:value-type="string" office:string-value="edit-cut-symbolic" calcext:value-type="string">
            <text:p>edit-cut-symbolic</text:p>
          </table:table-cell>
          <table:table-cell table:formula="of:=IF([.B47]=&quot;Y&quot;;[.D47];[.E46])" office:value-type="string" office:string-value="actions" calcext:value-type="string">
            <text:p>actions</text:p>
          </table:table-cell>
          <table:table-cell table:style-name="ce10" table:formula="of:=IF([.D47]=0;&quot;&quot;;IF([.B47]=&quot;Y&quot;;[.C47];&#10;&quot;&lt;a href=&quot; &amp; CHAR(34) &amp; &quot;#&quot; &amp; CHAR(34) &amp; &quot;&gt;&quot; &amp;&#10;&quot;&lt;img src=&quot; &amp; CHAR(34) &amp; &quot;https://github.com/ubuntu/yaru/blob/master/icons/Yaru/scalable/&quot; &amp; [.E47] &amp; &quot;/&quot; &amp; [.A47] &amp; &quot;.svg&quot; &amp; CHAR(34) &amp; &#10;&quot; width=&quot; &amp; CHAR(34) &amp; &quot;22&quot; &amp; CHAR(34) &amp; &quot; alt=&quot; &amp; CHAR(34) &amp; [.D47] &amp; CHAR(34) &amp; &quot;&gt;&lt;/a&gt;&quot; &amp;&#10;&quot;&amp;nbsp; &amp;nbsp; &quot; &amp; [.D47] &amp; &quot;&lt;br&gt;&quot;&#10;))" office:value-type="string" office:string-value="&lt;a href=&quot;#&quot;&gt;&lt;img src=&quot;https://github.com/ubuntu/yaru/blob/master/icons/Yaru/scalable/actions/edit-cut-symbolic.svg&quot; width=&quot;22&quot; alt=&quot;edit-cut-symbolic&quot;&gt;&lt;/a&gt;&amp;nbsp; &amp;nbsp; edit-cut-symbolic&lt;br&gt;" calcext:value-type="string">
            <text:p>&lt;a href="#"&gt;&lt;img src="https://github.com/ubuntu/yaru/blob/master/icons/Yaru/scalable/actions/edit-cut-symbolic.svg" width="22" alt="edit-cut-symbolic"&gt;&lt;/a&gt;&amp;nbsp; &amp;nbsp; edit-cut-symbolic&lt;br&gt;</text:p>
          </table:table-cell>
        </table:table-row>
        <table:table-row table:style-name="ro1">
          <table:table-cell office:value-type="string" calcext:value-type="string">
            <text:p>edit-delete-symbolic</text:p>
          </table:table-cell>
          <table:table-cell table:formula="of:=IF(LEFT([.A48];1)=&quot;.&quot;;&quot;Y&quot;;&quot;N&quot;)" office:value-type="string" office:string-value="N" calcext:value-type="string">
            <text:p>N</text:p>
          </table:table-cell>
          <table:table-cell table:formula="of:=IFERROR(&quot;## &quot; &amp; MID([.A48];3;FIND(&quot;:&quot;;[.A48])-3) &amp; &quot; &lt;br&gt;&quot;;&quot;&quot;)">
            <text:p/>
          </table:table-cell>
          <table:table-cell table:formula="of:=IF([.B48]=&quot;Y&quot;;MID([.A48];3;FIND(&quot;:&quot;;[.A48];1)-3);IF(&#10;RIGHT(RIGHT([.A48]; 1))=&quot;@&quot;;0;&#10;[.A48]))" office:value-type="string" office:string-value="edit-delete-symbolic" calcext:value-type="string">
            <text:p>edit-delete-symbolic</text:p>
          </table:table-cell>
          <table:table-cell table:formula="of:=IF([.B48]=&quot;Y&quot;;[.D48];[.E47])" office:value-type="string" office:string-value="actions" calcext:value-type="string">
            <text:p>actions</text:p>
          </table:table-cell>
          <table:table-cell table:style-name="ce10" table:formula="of:=IF([.D48]=0;&quot;&quot;;IF([.B48]=&quot;Y&quot;;[.C48];&#10;&quot;&lt;a href=&quot; &amp; CHAR(34) &amp; &quot;#&quot; &amp; CHAR(34) &amp; &quot;&gt;&quot; &amp;&#10;&quot;&lt;img src=&quot; &amp; CHAR(34) &amp; &quot;https://github.com/ubuntu/yaru/blob/master/icons/Yaru/scalable/&quot; &amp; [.E48] &amp; &quot;/&quot; &amp; [.A48] &amp; &quot;.svg&quot; &amp; CHAR(34) &amp; &#10;&quot; width=&quot; &amp; CHAR(34) &amp; &quot;22&quot; &amp; CHAR(34) &amp; &quot; alt=&quot; &amp; CHAR(34) &amp; [.D48] &amp; CHAR(34) &amp; &quot;&gt;&lt;/a&gt;&quot; &amp;&#10;&quot;&amp;nbsp; &amp;nbsp; &quot; &amp; [.D48] &amp; &quot;&lt;br&gt;&quot;&#10;))" office:value-type="string" office:string-value="&lt;a href=&quot;#&quot;&gt;&lt;img src=&quot;https://github.com/ubuntu/yaru/blob/master/icons/Yaru/scalable/actions/edit-delete-symbolic.svg&quot; width=&quot;22&quot; alt=&quot;edit-delete-symbolic&quot;&gt;&lt;/a&gt;&amp;nbsp; &amp;nbsp; edit-delete-symbolic&lt;br&gt;" calcext:value-type="string">
            <text:p>&lt;a href="#"&gt;&lt;img src="https://github.com/ubuntu/yaru/blob/master/icons/Yaru/scalable/actions/edit-delete-symbolic.svg" width="22" alt="edit-delete-symbolic"&gt;&lt;/a&gt;&amp;nbsp; &amp;nbsp; edit-delete-symbolic&lt;br&gt;</text:p>
          </table:table-cell>
        </table:table-row>
        <table:table-row table:style-name="ro1">
          <table:table-cell office:value-type="string" calcext:value-type="string">
            <text:p>edit-find-replace-symbolic</text:p>
          </table:table-cell>
          <table:table-cell table:formula="of:=IF(LEFT([.A49];1)=&quot;.&quot;;&quot;Y&quot;;&quot;N&quot;)" office:value-type="string" office:string-value="N" calcext:value-type="string">
            <text:p>N</text:p>
          </table:table-cell>
          <table:table-cell table:formula="of:=IFERROR(&quot;## &quot; &amp; MID([.A49];3;FIND(&quot;:&quot;;[.A49])-3) &amp; &quot; &lt;br&gt;&quot;;&quot;&quot;)">
            <text:p/>
          </table:table-cell>
          <table:table-cell table:formula="of:=IF([.B49]=&quot;Y&quot;;MID([.A49];3;FIND(&quot;:&quot;;[.A49];1)-3);IF(&#10;RIGHT(RIGHT([.A49]; 1))=&quot;@&quot;;0;&#10;[.A49]))" office:value-type="string" office:string-value="edit-find-replace-symbolic" calcext:value-type="string">
            <text:p>edit-find-replace-symbolic</text:p>
          </table:table-cell>
          <table:table-cell table:formula="of:=IF([.B49]=&quot;Y&quot;;[.D49];[.E48])" office:value-type="string" office:string-value="actions" calcext:value-type="string">
            <text:p>actions</text:p>
          </table:table-cell>
          <table:table-cell table:style-name="ce10" table:formula="of:=IF([.D49]=0;&quot;&quot;;IF([.B49]=&quot;Y&quot;;[.C49];&#10;&quot;&lt;a href=&quot; &amp; CHAR(34) &amp; &quot;#&quot; &amp; CHAR(34) &amp; &quot;&gt;&quot; &amp;&#10;&quot;&lt;img src=&quot; &amp; CHAR(34) &amp; &quot;https://github.com/ubuntu/yaru/blob/master/icons/Yaru/scalable/&quot; &amp; [.E49] &amp; &quot;/&quot; &amp; [.A49] &amp; &quot;.svg&quot; &amp; CHAR(34) &amp; &#10;&quot; width=&quot; &amp; CHAR(34) &amp; &quot;22&quot; &amp; CHAR(34) &amp; &quot; alt=&quot; &amp; CHAR(34) &amp; [.D49] &amp; CHAR(34) &amp; &quot;&gt;&lt;/a&gt;&quot; &amp;&#10;&quot;&amp;nbsp; &amp;nbsp; &quot; &amp; [.D49] &amp; &quot;&lt;br&gt;&quot;&#10;))" office:value-type="string" office:string-value="&lt;a href=&quot;#&quot;&gt;&lt;img src=&quot;https://github.com/ubuntu/yaru/blob/master/icons/Yaru/scalable/actions/edit-find-replace-symbolic.svg&quot; width=&quot;22&quot; alt=&quot;edit-find-replace-symbolic&quot;&gt;&lt;/a&gt;&amp;nbsp; &amp;nbsp; edit-find-replace-symbolic&lt;br&gt;" calcext:value-type="string">
            <text:p>&lt;a href="#"&gt;&lt;img src="https://github.com/ubuntu/yaru/blob/master/icons/Yaru/scalable/actions/edit-find-replace-symbolic.svg" width="22" alt="edit-find-replace-symbolic"&gt;&lt;/a&gt;&amp;nbsp; &amp;nbsp; edit-find-replace-symbolic&lt;br&gt;</text:p>
          </table:table-cell>
        </table:table-row>
        <table:table-row table:style-name="ro1">
          <table:table-cell office:value-type="string" calcext:value-type="string">
            <text:p>edit-find-symbolic</text:p>
          </table:table-cell>
          <table:table-cell table:formula="of:=IF(LEFT([.A50];1)=&quot;.&quot;;&quot;Y&quot;;&quot;N&quot;)" office:value-type="string" office:string-value="N" calcext:value-type="string">
            <text:p>N</text:p>
          </table:table-cell>
          <table:table-cell table:formula="of:=IFERROR(&quot;## &quot; &amp; MID([.A50];3;FIND(&quot;:&quot;;[.A50])-3) &amp; &quot; &lt;br&gt;&quot;;&quot;&quot;)">
            <text:p/>
          </table:table-cell>
          <table:table-cell table:formula="of:=IF([.B50]=&quot;Y&quot;;MID([.A50];3;FIND(&quot;:&quot;;[.A50];1)-3);IF(&#10;RIGHT(RIGHT([.A50]; 1))=&quot;@&quot;;0;&#10;[.A50]))" office:value-type="string" office:string-value="edit-find-symbolic" calcext:value-type="string">
            <text:p>edit-find-symbolic</text:p>
          </table:table-cell>
          <table:table-cell table:formula="of:=IF([.B50]=&quot;Y&quot;;[.D50];[.E49])" office:value-type="string" office:string-value="actions" calcext:value-type="string">
            <text:p>actions</text:p>
          </table:table-cell>
          <table:table-cell table:style-name="ce10" table:formula="of:=IF([.D50]=0;&quot;&quot;;IF([.B50]=&quot;Y&quot;;[.C50];&#10;&quot;&lt;a href=&quot; &amp; CHAR(34) &amp; &quot;#&quot; &amp; CHAR(34) &amp; &quot;&gt;&quot; &amp;&#10;&quot;&lt;img src=&quot; &amp; CHAR(34) &amp; &quot;https://github.com/ubuntu/yaru/blob/master/icons/Yaru/scalable/&quot; &amp; [.E50] &amp; &quot;/&quot; &amp; [.A50] &amp; &quot;.svg&quot; &amp; CHAR(34) &amp; &#10;&quot; width=&quot; &amp; CHAR(34) &amp; &quot;22&quot; &amp; CHAR(34) &amp; &quot; alt=&quot; &amp; CHAR(34) &amp; [.D50] &amp; CHAR(34) &amp; &quot;&gt;&lt;/a&gt;&quot; &amp;&#10;&quot;&amp;nbsp; &amp;nbsp; &quot; &amp; [.D50] &amp; &quot;&lt;br&gt;&quot;&#10;))" office:value-type="string" office:string-value="&lt;a href=&quot;#&quot;&gt;&lt;img src=&quot;https://github.com/ubuntu/yaru/blob/master/icons/Yaru/scalable/actions/edit-find-symbolic.svg&quot; width=&quot;22&quot; alt=&quot;edit-find-symbolic&quot;&gt;&lt;/a&gt;&amp;nbsp; &amp;nbsp; edit-find-symbolic&lt;br&gt;" calcext:value-type="string">
            <text:p>&lt;a href="#"&gt;&lt;img src="https://github.com/ubuntu/yaru/blob/master/icons/Yaru/scalable/actions/edit-find-symbolic.svg" width="22" alt="edit-find-symbolic"&gt;&lt;/a&gt;&amp;nbsp; &amp;nbsp; edit-find-symbolic&lt;br&gt;</text:p>
          </table:table-cell>
        </table:table-row>
        <table:table-row table:style-name="ro1">
          <table:table-cell office:value-type="string" calcext:value-type="string">
            <text:p>edit-paste-symbolic</text:p>
          </table:table-cell>
          <table:table-cell table:formula="of:=IF(LEFT([.A51];1)=&quot;.&quot;;&quot;Y&quot;;&quot;N&quot;)" office:value-type="string" office:string-value="N" calcext:value-type="string">
            <text:p>N</text:p>
          </table:table-cell>
          <table:table-cell table:formula="of:=IFERROR(&quot;## &quot; &amp; MID([.A51];3;FIND(&quot;:&quot;;[.A51])-3) &amp; &quot; &lt;br&gt;&quot;;&quot;&quot;)">
            <text:p/>
          </table:table-cell>
          <table:table-cell table:formula="of:=IF([.B51]=&quot;Y&quot;;MID([.A51];3;FIND(&quot;:&quot;;[.A51];1)-3);IF(&#10;RIGHT(RIGHT([.A51]; 1))=&quot;@&quot;;0;&#10;[.A51]))" office:value-type="string" office:string-value="edit-paste-symbolic" calcext:value-type="string">
            <text:p>edit-paste-symbolic</text:p>
          </table:table-cell>
          <table:table-cell table:formula="of:=IF([.B51]=&quot;Y&quot;;[.D51];[.E50])" office:value-type="string" office:string-value="actions" calcext:value-type="string">
            <text:p>actions</text:p>
          </table:table-cell>
          <table:table-cell table:style-name="ce10" table:formula="of:=IF([.D51]=0;&quot;&quot;;IF([.B51]=&quot;Y&quot;;[.C51];&#10;&quot;&lt;a href=&quot; &amp; CHAR(34) &amp; &quot;#&quot; &amp; CHAR(34) &amp; &quot;&gt;&quot; &amp;&#10;&quot;&lt;img src=&quot; &amp; CHAR(34) &amp; &quot;https://github.com/ubuntu/yaru/blob/master/icons/Yaru/scalable/&quot; &amp; [.E51] &amp; &quot;/&quot; &amp; [.A51] &amp; &quot;.svg&quot; &amp; CHAR(34) &amp; &#10;&quot; width=&quot; &amp; CHAR(34) &amp; &quot;22&quot; &amp; CHAR(34) &amp; &quot; alt=&quot; &amp; CHAR(34) &amp; [.D51] &amp; CHAR(34) &amp; &quot;&gt;&lt;/a&gt;&quot; &amp;&#10;&quot;&amp;nbsp; &amp;nbsp; &quot; &amp; [.D51] &amp; &quot;&lt;br&gt;&quot;&#10;))" office:value-type="string" office:string-value="&lt;a href=&quot;#&quot;&gt;&lt;img src=&quot;https://github.com/ubuntu/yaru/blob/master/icons/Yaru/scalable/actions/edit-paste-symbolic.svg&quot; width=&quot;22&quot; alt=&quot;edit-paste-symbolic&quot;&gt;&lt;/a&gt;&amp;nbsp; &amp;nbsp; edit-paste-symbolic&lt;br&gt;" calcext:value-type="string">
            <text:p>&lt;a href="#"&gt;&lt;img src="https://github.com/ubuntu/yaru/blob/master/icons/Yaru/scalable/actions/edit-paste-symbolic.svg" width="22" alt="edit-paste-symbolic"&gt;&lt;/a&gt;&amp;nbsp; &amp;nbsp; edit-paste-symbolic&lt;br&gt;</text:p>
          </table:table-cell>
        </table:table-row>
        <table:table-row table:style-name="ro1">
          <table:table-cell table:style-name="Default" office:value-type="string" calcext:value-type="string">
            <text:p>edit-redo-rtl-symbolic@</text:p>
          </table:table-cell>
          <table:table-cell table:style-name="Default" table:formula="of:=IF(LEFT([.A5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2];3;FIND(&quot;:&quot;;[.A52])-3) &amp; &quot; &lt;br&gt;&quot;;&quot;&quot;)">
            <text:p/>
          </table:table-cell>
          <table:table-cell table:style-name="ce6" table:formula="of:=IF([.B52]=&quot;Y&quot;;MID([.A52];3;FIND(&quot;:&quot;;[.A52];1)-3);IF(&#10;RIGHT(RIGHT([.A52]; 1))=&quot;@&quot;;0;&#10;[.A52]))" office:value-type="float" office:value="0" calcext:value-type="float">
            <text:p>0</text:p>
          </table:table-cell>
          <table:table-cell table:formula="of:=IF([.B52]=&quot;Y&quot;;[.D52];[.E51])" office:value-type="string" office:string-value="actions" calcext:value-type="string">
            <text:p>actions</text:p>
          </table:table-cell>
          <table:table-cell table:style-name="ce10" table:formula="of:=IF([.D52]=0;&quot;&quot;;IF([.B52]=&quot;Y&quot;;[.C52];&#10;&quot;&lt;a href=&quot; &amp; CHAR(34) &amp; &quot;#&quot; &amp; CHAR(34) &amp; &quot;&gt;&quot; &amp;&#10;&quot;&lt;img src=&quot; &amp; CHAR(34) &amp; &quot;https://github.com/ubuntu/yaru/blob/master/icons/Yaru/scalable/&quot; &amp; [.E52] &amp; &quot;/&quot; &amp; [.A52] &amp; &quot;.svg&quot; &amp; CHAR(34) &amp; &#10;&quot; width=&quot; &amp; CHAR(34) &amp; &quot;22&quot; &amp; CHAR(34) &amp; &quot; alt=&quot; &amp; CHAR(34) &amp; [.D52] &amp; CHAR(34) &amp; &quot;&gt;&lt;/a&gt;&quot; &amp;&#10;&quot;&amp;nbsp; &amp;nbsp; &quot; &amp; [.D5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edit-redo-symbolic-rtl@</text:p>
          </table:table-cell>
          <table:table-cell table:style-name="Default" table:formula="of:=IF(LEFT([.A5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3];3;FIND(&quot;:&quot;;[.A53])-3) &amp; &quot; &lt;br&gt;&quot;;&quot;&quot;)">
            <text:p/>
          </table:table-cell>
          <table:table-cell table:style-name="ce6" table:formula="of:=IF([.B53]=&quot;Y&quot;;MID([.A53];3;FIND(&quot;:&quot;;[.A53];1)-3);IF(&#10;RIGHT(RIGHT([.A53]; 1))=&quot;@&quot;;0;&#10;[.A53]))" office:value-type="float" office:value="0" calcext:value-type="float">
            <text:p>0</text:p>
          </table:table-cell>
          <table:table-cell table:formula="of:=IF([.B53]=&quot;Y&quot;;[.D53];[.E52])" office:value-type="string" office:string-value="actions" calcext:value-type="string">
            <text:p>actions</text:p>
          </table:table-cell>
          <table:table-cell table:style-name="ce10" table:formula="of:=IF([.D53]=0;&quot;&quot;;IF([.B53]=&quot;Y&quot;;[.C53];&#10;&quot;&lt;a href=&quot; &amp; CHAR(34) &amp; &quot;#&quot; &amp; CHAR(34) &amp; &quot;&gt;&quot; &amp;&#10;&quot;&lt;img src=&quot; &amp; CHAR(34) &amp; &quot;https://github.com/ubuntu/yaru/blob/master/icons/Yaru/scalable/&quot; &amp; [.E53] &amp; &quot;/&quot; &amp; [.A53] &amp; &quot;.svg&quot; &amp; CHAR(34) &amp; &#10;&quot; width=&quot; &amp; CHAR(34) &amp; &quot;22&quot; &amp; CHAR(34) &amp; &quot; alt=&quot; &amp; CHAR(34) &amp; [.D53] &amp; CHAR(34) &amp; &quot;&gt;&lt;/a&gt;&quot; &amp;&#10;&quot;&amp;nbsp; &amp;nbsp; &quot; &amp; [.D53] &amp; &quot;&lt;br&gt;&quot;&#10;))">
            <text:p/>
          </table:table-cell>
        </table:table-row>
        <table:table-row table:style-name="ro1">
          <table:table-cell office:value-type="string" calcext:value-type="string">
            <text:p>edit-redo-symbolic</text:p>
          </table:table-cell>
          <table:table-cell table:formula="of:=IF(LEFT([.A54];1)=&quot;.&quot;;&quot;Y&quot;;&quot;N&quot;)" office:value-type="string" office:string-value="N" calcext:value-type="string">
            <text:p>N</text:p>
          </table:table-cell>
          <table:table-cell table:formula="of:=IFERROR(&quot;## &quot; &amp; MID([.A54];3;FIND(&quot;:&quot;;[.A54])-3) &amp; &quot; &lt;br&gt;&quot;;&quot;&quot;)">
            <text:p/>
          </table:table-cell>
          <table:table-cell table:formula="of:=IF([.B54]=&quot;Y&quot;;MID([.A54];3;FIND(&quot;:&quot;;[.A54];1)-3);IF(&#10;RIGHT(RIGHT([.A54]; 1))=&quot;@&quot;;0;&#10;[.A54]))" office:value-type="string" office:string-value="edit-redo-symbolic" calcext:value-type="string">
            <text:p>edit-redo-symbolic</text:p>
          </table:table-cell>
          <table:table-cell table:formula="of:=IF([.B54]=&quot;Y&quot;;[.D54];[.E53])" office:value-type="string" office:string-value="actions" calcext:value-type="string">
            <text:p>actions</text:p>
          </table:table-cell>
          <table:table-cell table:style-name="ce10" table:formula="of:=IF([.D54]=0;&quot;&quot;;IF([.B54]=&quot;Y&quot;;[.C54];&#10;&quot;&lt;a href=&quot; &amp; CHAR(34) &amp; &quot;#&quot; &amp; CHAR(34) &amp; &quot;&gt;&quot; &amp;&#10;&quot;&lt;img src=&quot; &amp; CHAR(34) &amp; &quot;https://github.com/ubuntu/yaru/blob/master/icons/Yaru/scalable/&quot; &amp; [.E54] &amp; &quot;/&quot; &amp; [.A54] &amp; &quot;.svg&quot; &amp; CHAR(34) &amp; &#10;&quot; width=&quot; &amp; CHAR(34) &amp; &quot;22&quot; &amp; CHAR(34) &amp; &quot; alt=&quot; &amp; CHAR(34) &amp; [.D54] &amp; CHAR(34) &amp; &quot;&gt;&lt;/a&gt;&quot; &amp;&#10;&quot;&amp;nbsp; &amp;nbsp; &quot; &amp; [.D54] &amp; &quot;&lt;br&gt;&quot;&#10;))" office:value-type="string" office:string-value="&lt;a href=&quot;#&quot;&gt;&lt;img src=&quot;https://github.com/ubuntu/yaru/blob/master/icons/Yaru/scalable/actions/edit-redo-symbolic.svg&quot; width=&quot;22&quot; alt=&quot;edit-redo-symbolic&quot;&gt;&lt;/a&gt;&amp;nbsp; &amp;nbsp; edit-redo-symbolic&lt;br&gt;" calcext:value-type="string">
            <text:p>&lt;a href="#"&gt;&lt;img src="https://github.com/ubuntu/yaru/blob/master/icons/Yaru/scalable/actions/edit-redo-symbolic.svg" width="22" alt="edit-redo-symbolic"&gt;&lt;/a&gt;&amp;nbsp; &amp;nbsp; edit-redo-symbolic&lt;br&gt;</text:p>
          </table:table-cell>
        </table:table-row>
        <table:table-row table:style-name="ro1">
          <table:table-cell office:value-type="string" calcext:value-type="string">
            <text:p>edit-select-all-symbolic</text:p>
          </table:table-cell>
          <table:table-cell table:formula="of:=IF(LEFT([.A55];1)=&quot;.&quot;;&quot;Y&quot;;&quot;N&quot;)" office:value-type="string" office:string-value="N" calcext:value-type="string">
            <text:p>N</text:p>
          </table:table-cell>
          <table:table-cell table:formula="of:=IFERROR(&quot;## &quot; &amp; MID([.A55];3;FIND(&quot;:&quot;;[.A55])-3) &amp; &quot; &lt;br&gt;&quot;;&quot;&quot;)">
            <text:p/>
          </table:table-cell>
          <table:table-cell table:formula="of:=IF([.B55]=&quot;Y&quot;;MID([.A55];3;FIND(&quot;:&quot;;[.A55];1)-3);IF(&#10;RIGHT(RIGHT([.A55]; 1))=&quot;@&quot;;0;&#10;[.A55]))" office:value-type="string" office:string-value="edit-select-all-symbolic" calcext:value-type="string">
            <text:p>edit-select-all-symbolic</text:p>
          </table:table-cell>
          <table:table-cell table:formula="of:=IF([.B55]=&quot;Y&quot;;[.D55];[.E54])" office:value-type="string" office:string-value="actions" calcext:value-type="string">
            <text:p>actions</text:p>
          </table:table-cell>
          <table:table-cell table:style-name="ce10" table:formula="of:=IF([.D55]=0;&quot;&quot;;IF([.B55]=&quot;Y&quot;;[.C55];&#10;&quot;&lt;a href=&quot; &amp; CHAR(34) &amp; &quot;#&quot; &amp; CHAR(34) &amp; &quot;&gt;&quot; &amp;&#10;&quot;&lt;img src=&quot; &amp; CHAR(34) &amp; &quot;https://github.com/ubuntu/yaru/blob/master/icons/Yaru/scalable/&quot; &amp; [.E55] &amp; &quot;/&quot; &amp; [.A55] &amp; &quot;.svg&quot; &amp; CHAR(34) &amp; &#10;&quot; width=&quot; &amp; CHAR(34) &amp; &quot;22&quot; &amp; CHAR(34) &amp; &quot; alt=&quot; &amp; CHAR(34) &amp; [.D55] &amp; CHAR(34) &amp; &quot;&gt;&lt;/a&gt;&quot; &amp;&#10;&quot;&amp;nbsp; &amp;nbsp; &quot; &amp; [.D55] &amp; &quot;&lt;br&gt;&quot;&#10;))" office:value-type="string" office:string-value="&lt;a href=&quot;#&quot;&gt;&lt;img src=&quot;https://github.com/ubuntu/yaru/blob/master/icons/Yaru/scalable/actions/edit-select-all-symbolic.svg&quot; width=&quot;22&quot; alt=&quot;edit-select-all-symbolic&quot;&gt;&lt;/a&gt;&amp;nbsp; &amp;nbsp; edit-select-all-symbolic&lt;br&gt;" calcext:value-type="string">
            <text:p>&lt;a href="#"&gt;&lt;img src="https://github.com/ubuntu/yaru/blob/master/icons/Yaru/scalable/actions/edit-select-all-symbolic.svg" width="22" alt="edit-select-all-symbolic"&gt;&lt;/a&gt;&amp;nbsp; &amp;nbsp; edit-select-all-symbolic&lt;br&gt;</text:p>
          </table:table-cell>
        </table:table-row>
        <table:table-row table:style-name="ro1">
          <table:table-cell office:value-type="string" calcext:value-type="string">
            <text:p>edit-select-symbolic</text:p>
          </table:table-cell>
          <table:table-cell table:formula="of:=IF(LEFT([.A56];1)=&quot;.&quot;;&quot;Y&quot;;&quot;N&quot;)" office:value-type="string" office:string-value="N" calcext:value-type="string">
            <text:p>N</text:p>
          </table:table-cell>
          <table:table-cell table:formula="of:=IFERROR(&quot;## &quot; &amp; MID([.A56];3;FIND(&quot;:&quot;;[.A56])-3) &amp; &quot; &lt;br&gt;&quot;;&quot;&quot;)">
            <text:p/>
          </table:table-cell>
          <table:table-cell table:formula="of:=IF([.B56]=&quot;Y&quot;;MID([.A56];3;FIND(&quot;:&quot;;[.A56];1)-3);IF(&#10;RIGHT(RIGHT([.A56]; 1))=&quot;@&quot;;0;&#10;[.A56]))" office:value-type="string" office:string-value="edit-select-symbolic" calcext:value-type="string">
            <text:p>edit-select-symbolic</text:p>
          </table:table-cell>
          <table:table-cell table:formula="of:=IF([.B56]=&quot;Y&quot;;[.D56];[.E55])" office:value-type="string" office:string-value="actions" calcext:value-type="string">
            <text:p>actions</text:p>
          </table:table-cell>
          <table:table-cell table:style-name="ce10" table:formula="of:=IF([.D56]=0;&quot;&quot;;IF([.B56]=&quot;Y&quot;;[.C56];&#10;&quot;&lt;a href=&quot; &amp; CHAR(34) &amp; &quot;#&quot; &amp; CHAR(34) &amp; &quot;&gt;&quot; &amp;&#10;&quot;&lt;img src=&quot; &amp; CHAR(34) &amp; &quot;https://github.com/ubuntu/yaru/blob/master/icons/Yaru/scalable/&quot; &amp; [.E56] &amp; &quot;/&quot; &amp; [.A56] &amp; &quot;.svg&quot; &amp; CHAR(34) &amp; &#10;&quot; width=&quot; &amp; CHAR(34) &amp; &quot;22&quot; &amp; CHAR(34) &amp; &quot; alt=&quot; &amp; CHAR(34) &amp; [.D56] &amp; CHAR(34) &amp; &quot;&gt;&lt;/a&gt;&quot; &amp;&#10;&quot;&amp;nbsp; &amp;nbsp; &quot; &amp; [.D56] &amp; &quot;&lt;br&gt;&quot;&#10;))" office:value-type="string" office:string-value="&lt;a href=&quot;#&quot;&gt;&lt;img src=&quot;https://github.com/ubuntu/yaru/blob/master/icons/Yaru/scalable/actions/edit-select-symbolic.svg&quot; width=&quot;22&quot; alt=&quot;edit-select-symbolic&quot;&gt;&lt;/a&gt;&amp;nbsp; &amp;nbsp; edit-select-symbolic&lt;br&gt;" calcext:value-type="string">
            <text:p>&lt;a href="#"&gt;&lt;img src="https://github.com/ubuntu/yaru/blob/master/icons/Yaru/scalable/actions/edit-select-symbolic.svg" width="22" alt="edit-select-symbolic"&gt;&lt;/a&gt;&amp;nbsp; &amp;nbsp; edit-select-symbolic&lt;br&gt;</text:p>
          </table:table-cell>
        </table:table-row>
        <table:table-row table:style-name="ro1">
          <table:table-cell office:value-type="string" calcext:value-type="string">
            <text:p>edit-symbolic</text:p>
          </table:table-cell>
          <table:table-cell table:formula="of:=IF(LEFT([.A57];1)=&quot;.&quot;;&quot;Y&quot;;&quot;N&quot;)" office:value-type="string" office:string-value="N" calcext:value-type="string">
            <text:p>N</text:p>
          </table:table-cell>
          <table:table-cell table:formula="of:=IFERROR(&quot;## &quot; &amp; MID([.A57];3;FIND(&quot;:&quot;;[.A57])-3) &amp; &quot; &lt;br&gt;&quot;;&quot;&quot;)">
            <text:p/>
          </table:table-cell>
          <table:table-cell table:formula="of:=IF([.B57]=&quot;Y&quot;;MID([.A57];3;FIND(&quot;:&quot;;[.A57];1)-3);IF(&#10;RIGHT(RIGHT([.A57]; 1))=&quot;@&quot;;0;&#10;[.A57]))" office:value-type="string" office:string-value="edit-symbolic" calcext:value-type="string">
            <text:p>edit-symbolic</text:p>
          </table:table-cell>
          <table:table-cell table:formula="of:=IF([.B57]=&quot;Y&quot;;[.D57];[.E56])" office:value-type="string" office:string-value="actions" calcext:value-type="string">
            <text:p>actions</text:p>
          </table:table-cell>
          <table:table-cell table:style-name="ce10" table:formula="of:=IF([.D57]=0;&quot;&quot;;IF([.B57]=&quot;Y&quot;;[.C57];&#10;&quot;&lt;a href=&quot; &amp; CHAR(34) &amp; &quot;#&quot; &amp; CHAR(34) &amp; &quot;&gt;&quot; &amp;&#10;&quot;&lt;img src=&quot; &amp; CHAR(34) &amp; &quot;https://github.com/ubuntu/yaru/blob/master/icons/Yaru/scalable/&quot; &amp; [.E57] &amp; &quot;/&quot; &amp; [.A57] &amp; &quot;.svg&quot; &amp; CHAR(34) &amp; &#10;&quot; width=&quot; &amp; CHAR(34) &amp; &quot;22&quot; &amp; CHAR(34) &amp; &quot; alt=&quot; &amp; CHAR(34) &amp; [.D57] &amp; CHAR(34) &amp; &quot;&gt;&lt;/a&gt;&quot; &amp;&#10;&quot;&amp;nbsp; &amp;nbsp; &quot; &amp; [.D57] &amp; &quot;&lt;br&gt;&quot;&#10;))" office:value-type="string" office:string-value="&lt;a href=&quot;#&quot;&gt;&lt;img src=&quot;https://github.com/ubuntu/yaru/blob/master/icons/Yaru/scalable/actions/edit-symbolic.svg&quot; width=&quot;22&quot; alt=&quot;edit-symbolic&quot;&gt;&lt;/a&gt;&amp;nbsp; &amp;nbsp; edit-symbolic&lt;br&gt;" calcext:value-type="string">
            <text:p>&lt;a href="#"&gt;&lt;img src="https://github.com/ubuntu/yaru/blob/master/icons/Yaru/scalable/actions/edit-symbolic.svg" width="22" alt="edit-symbolic"&gt;&lt;/a&gt;&amp;nbsp; &amp;nbsp; edit-symbolic&lt;br&gt;</text:p>
          </table:table-cell>
        </table:table-row>
        <table:table-row table:style-name="ro1">
          <table:table-cell table:style-name="Default" office:value-type="string" calcext:value-type="string">
            <text:p>edit-tag-symbolic@</text:p>
          </table:table-cell>
          <table:table-cell table:style-name="Default" table:formula="of:=IF(LEFT([.A5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8];3;FIND(&quot;:&quot;;[.A58])-3) &amp; &quot; &lt;br&gt;&quot;;&quot;&quot;)">
            <text:p/>
          </table:table-cell>
          <table:table-cell table:style-name="ce6" table:formula="of:=IF([.B58]=&quot;Y&quot;;MID([.A58];3;FIND(&quot;:&quot;;[.A58];1)-3);IF(&#10;RIGHT(RIGHT([.A58]; 1))=&quot;@&quot;;0;&#10;[.A58]))" office:value-type="float" office:value="0" calcext:value-type="float">
            <text:p>0</text:p>
          </table:table-cell>
          <table:table-cell table:formula="of:=IF([.B58]=&quot;Y&quot;;[.D58];[.E57])" office:value-type="string" office:string-value="actions" calcext:value-type="string">
            <text:p>actions</text:p>
          </table:table-cell>
          <table:table-cell table:style-name="ce10" table:formula="of:=IF([.D58]=0;&quot;&quot;;IF([.B58]=&quot;Y&quot;;[.C58];&#10;&quot;&lt;a href=&quot; &amp; CHAR(34) &amp; &quot;#&quot; &amp; CHAR(34) &amp; &quot;&gt;&quot; &amp;&#10;&quot;&lt;img src=&quot; &amp; CHAR(34) &amp; &quot;https://github.com/ubuntu/yaru/blob/master/icons/Yaru/scalable/&quot; &amp; [.E58] &amp; &quot;/&quot; &amp; [.A58] &amp; &quot;.svg&quot; &amp; CHAR(34) &amp; &#10;&quot; width=&quot; &amp; CHAR(34) &amp; &quot;22&quot; &amp; CHAR(34) &amp; &quot; alt=&quot; &amp; CHAR(34) &amp; [.D58] &amp; CHAR(34) &amp; &quot;&gt;&lt;/a&gt;&quot; &amp;&#10;&quot;&amp;nbsp; &amp;nbsp; &quot; &amp; [.D5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edit-undo-rtl-symbolic@</text:p>
          </table:table-cell>
          <table:table-cell table:style-name="Default" table:formula="of:=IF(LEFT([.A5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9];3;FIND(&quot;:&quot;;[.A59])-3) &amp; &quot; &lt;br&gt;&quot;;&quot;&quot;)">
            <text:p/>
          </table:table-cell>
          <table:table-cell table:style-name="ce6" table:formula="of:=IF([.B59]=&quot;Y&quot;;MID([.A59];3;FIND(&quot;:&quot;;[.A59];1)-3);IF(&#10;RIGHT(RIGHT([.A59]; 1))=&quot;@&quot;;0;&#10;[.A59]))" office:value-type="float" office:value="0" calcext:value-type="float">
            <text:p>0</text:p>
          </table:table-cell>
          <table:table-cell table:formula="of:=IF([.B59]=&quot;Y&quot;;[.D59];[.E58])" office:value-type="string" office:string-value="actions" calcext:value-type="string">
            <text:p>actions</text:p>
          </table:table-cell>
          <table:table-cell table:style-name="ce10" table:formula="of:=IF([.D59]=0;&quot;&quot;;IF([.B59]=&quot;Y&quot;;[.C59];&#10;&quot;&lt;a href=&quot; &amp; CHAR(34) &amp; &quot;#&quot; &amp; CHAR(34) &amp; &quot;&gt;&quot; &amp;&#10;&quot;&lt;img src=&quot; &amp; CHAR(34) &amp; &quot;https://github.com/ubuntu/yaru/blob/master/icons/Yaru/scalable/&quot; &amp; [.E59] &amp; &quot;/&quot; &amp; [.A59] &amp; &quot;.svg&quot; &amp; CHAR(34) &amp; &#10;&quot; width=&quot; &amp; CHAR(34) &amp; &quot;22&quot; &amp; CHAR(34) &amp; &quot; alt=&quot; &amp; CHAR(34) &amp; [.D59] &amp; CHAR(34) &amp; &quot;&gt;&lt;/a&gt;&quot; &amp;&#10;&quot;&amp;nbsp; &amp;nbsp; &quot; &amp; [.D5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edit-undo-symbolic-rtl@</text:p>
          </table:table-cell>
          <table:table-cell table:style-name="Default" table:formula="of:=IF(LEFT([.A6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0];3;FIND(&quot;:&quot;;[.A60])-3) &amp; &quot; &lt;br&gt;&quot;;&quot;&quot;)">
            <text:p/>
          </table:table-cell>
          <table:table-cell table:style-name="ce6" table:formula="of:=IF([.B60]=&quot;Y&quot;;MID([.A60];3;FIND(&quot;:&quot;;[.A60];1)-3);IF(&#10;RIGHT(RIGHT([.A60]; 1))=&quot;@&quot;;0;&#10;[.A60]))" office:value-type="float" office:value="0" calcext:value-type="float">
            <text:p>0</text:p>
          </table:table-cell>
          <table:table-cell table:formula="of:=IF([.B60]=&quot;Y&quot;;[.D60];[.E59])" office:value-type="string" office:string-value="actions" calcext:value-type="string">
            <text:p>actions</text:p>
          </table:table-cell>
          <table:table-cell table:style-name="ce10" table:formula="of:=IF([.D60]=0;&quot;&quot;;IF([.B60]=&quot;Y&quot;;[.C60];&#10;&quot;&lt;a href=&quot; &amp; CHAR(34) &amp; &quot;#&quot; &amp; CHAR(34) &amp; &quot;&gt;&quot; &amp;&#10;&quot;&lt;img src=&quot; &amp; CHAR(34) &amp; &quot;https://github.com/ubuntu/yaru/blob/master/icons/Yaru/scalable/&quot; &amp; [.E60] &amp; &quot;/&quot; &amp; [.A60] &amp; &quot;.svg&quot; &amp; CHAR(34) &amp; &#10;&quot; width=&quot; &amp; CHAR(34) &amp; &quot;22&quot; &amp; CHAR(34) &amp; &quot; alt=&quot; &amp; CHAR(34) &amp; [.D60] &amp; CHAR(34) &amp; &quot;&gt;&lt;/a&gt;&quot; &amp;&#10;&quot;&amp;nbsp; &amp;nbsp; &quot; &amp; [.D60] &amp; &quot;&lt;br&gt;&quot;&#10;))">
            <text:p/>
          </table:table-cell>
        </table:table-row>
        <table:table-row table:style-name="ro1">
          <table:table-cell office:value-type="string" calcext:value-type="string">
            <text:p>edit-undo-symbolic</text:p>
          </table:table-cell>
          <table:table-cell table:formula="of:=IF(LEFT([.A61];1)=&quot;.&quot;;&quot;Y&quot;;&quot;N&quot;)" office:value-type="string" office:string-value="N" calcext:value-type="string">
            <text:p>N</text:p>
          </table:table-cell>
          <table:table-cell table:formula="of:=IFERROR(&quot;## &quot; &amp; MID([.A61];3;FIND(&quot;:&quot;;[.A61])-3) &amp; &quot; &lt;br&gt;&quot;;&quot;&quot;)">
            <text:p/>
          </table:table-cell>
          <table:table-cell table:formula="of:=IF([.B61]=&quot;Y&quot;;MID([.A61];3;FIND(&quot;:&quot;;[.A61];1)-3);IF(&#10;RIGHT(RIGHT([.A61]; 1))=&quot;@&quot;;0;&#10;[.A61]))" office:value-type="string" office:string-value="edit-undo-symbolic" calcext:value-type="string">
            <text:p>edit-undo-symbolic</text:p>
          </table:table-cell>
          <table:table-cell table:formula="of:=IF([.B61]=&quot;Y&quot;;[.D61];[.E60])" office:value-type="string" office:string-value="actions" calcext:value-type="string">
            <text:p>actions</text:p>
          </table:table-cell>
          <table:table-cell table:style-name="ce10" table:formula="of:=IF([.D61]=0;&quot;&quot;;IF([.B61]=&quot;Y&quot;;[.C61];&#10;&quot;&lt;a href=&quot; &amp; CHAR(34) &amp; &quot;#&quot; &amp; CHAR(34) &amp; &quot;&gt;&quot; &amp;&#10;&quot;&lt;img src=&quot; &amp; CHAR(34) &amp; &quot;https://github.com/ubuntu/yaru/blob/master/icons/Yaru/scalable/&quot; &amp; [.E61] &amp; &quot;/&quot; &amp; [.A61] &amp; &quot;.svg&quot; &amp; CHAR(34) &amp; &#10;&quot; width=&quot; &amp; CHAR(34) &amp; &quot;22&quot; &amp; CHAR(34) &amp; &quot; alt=&quot; &amp; CHAR(34) &amp; [.D61] &amp; CHAR(34) &amp; &quot;&gt;&lt;/a&gt;&quot; &amp;&#10;&quot;&amp;nbsp; &amp;nbsp; &quot; &amp; [.D61] &amp; &quot;&lt;br&gt;&quot;&#10;))" office:value-type="string" office:string-value="&lt;a href=&quot;#&quot;&gt;&lt;img src=&quot;https://github.com/ubuntu/yaru/blob/master/icons/Yaru/scalable/actions/edit-undo-symbolic.svg&quot; width=&quot;22&quot; alt=&quot;edit-undo-symbolic&quot;&gt;&lt;/a&gt;&amp;nbsp; &amp;nbsp; edit-undo-symbolic&lt;br&gt;" calcext:value-type="string">
            <text:p>&lt;a href="#"&gt;&lt;img src="https://github.com/ubuntu/yaru/blob/master/icons/Yaru/scalable/actions/edit-undo-symbolic.svg" width="22" alt="edit-undo-symbolic"&gt;&lt;/a&gt;&amp;nbsp; &amp;nbsp; edit-undo-symbolic&lt;br&gt;</text:p>
          </table:table-cell>
        </table:table-row>
        <table:table-row table:style-name="ro1">
          <table:table-cell table:style-name="Default" office:value-type="string" calcext:value-type="string">
            <text:p>eog-image-gallery-symbolic@</text:p>
          </table:table-cell>
          <table:table-cell table:style-name="Default" table:formula="of:=IF(LEFT([.A6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2];3;FIND(&quot;:&quot;;[.A62])-3) &amp; &quot; &lt;br&gt;&quot;;&quot;&quot;)">
            <text:p/>
          </table:table-cell>
          <table:table-cell table:style-name="ce6" table:formula="of:=IF([.B62]=&quot;Y&quot;;MID([.A62];3;FIND(&quot;:&quot;;[.A62];1)-3);IF(&#10;RIGHT(RIGHT([.A62]; 1))=&quot;@&quot;;0;&#10;[.A62]))" office:value-type="float" office:value="0" calcext:value-type="float">
            <text:p>0</text:p>
          </table:table-cell>
          <table:table-cell table:formula="of:=IF([.B62]=&quot;Y&quot;;[.D62];[.E61])" office:value-type="string" office:string-value="actions" calcext:value-type="string">
            <text:p>actions</text:p>
          </table:table-cell>
          <table:table-cell table:style-name="ce10" table:formula="of:=IF([.D62]=0;&quot;&quot;;IF([.B62]=&quot;Y&quot;;[.C62];&#10;&quot;&lt;a href=&quot; &amp; CHAR(34) &amp; &quot;#&quot; &amp; CHAR(34) &amp; &quot;&gt;&quot; &amp;&#10;&quot;&lt;img src=&quot; &amp; CHAR(34) &amp; &quot;https://github.com/ubuntu/yaru/blob/master/icons/Yaru/scalable/&quot; &amp; [.E62] &amp; &quot;/&quot; &amp; [.A62] &amp; &quot;.svg&quot; &amp; CHAR(34) &amp; &#10;&quot; width=&quot; &amp; CHAR(34) &amp; &quot;22&quot; &amp; CHAR(34) &amp; &quot; alt=&quot; &amp; CHAR(34) &amp; [.D62] &amp; CHAR(34) &amp; &quot;&gt;&lt;/a&gt;&quot; &amp;&#10;&quot;&amp;nbsp; &amp;nbsp; &quot; &amp; [.D62] &amp; &quot;&lt;br&gt;&quot;&#10;))">
            <text:p/>
          </table:table-cell>
        </table:table-row>
        <table:table-row table:style-name="ro1">
          <table:table-cell office:value-type="string" calcext:value-type="string">
            <text:p>error-correct-symbolic</text:p>
          </table:table-cell>
          <table:table-cell table:formula="of:=IF(LEFT([.A63];1)=&quot;.&quot;;&quot;Y&quot;;&quot;N&quot;)" office:value-type="string" office:string-value="N" calcext:value-type="string">
            <text:p>N</text:p>
          </table:table-cell>
          <table:table-cell table:formula="of:=IFERROR(&quot;## &quot; &amp; MID([.A63];3;FIND(&quot;:&quot;;[.A63])-3) &amp; &quot; &lt;br&gt;&quot;;&quot;&quot;)">
            <text:p/>
          </table:table-cell>
          <table:table-cell table:formula="of:=IF([.B63]=&quot;Y&quot;;MID([.A63];3;FIND(&quot;:&quot;;[.A63];1)-3);IF(&#10;RIGHT(RIGHT([.A63]; 1))=&quot;@&quot;;0;&#10;[.A63]))" office:value-type="string" office:string-value="error-correct-symbolic" calcext:value-type="string">
            <text:p>error-correct-symbolic</text:p>
          </table:table-cell>
          <table:table-cell table:formula="of:=IF([.B63]=&quot;Y&quot;;[.D63];[.E62])" office:value-type="string" office:string-value="actions" calcext:value-type="string">
            <text:p>actions</text:p>
          </table:table-cell>
          <table:table-cell table:style-name="ce10" table:formula="of:=IF([.D63]=0;&quot;&quot;;IF([.B63]=&quot;Y&quot;;[.C63];&#10;&quot;&lt;a href=&quot; &amp; CHAR(34) &amp; &quot;#&quot; &amp; CHAR(34) &amp; &quot;&gt;&quot; &amp;&#10;&quot;&lt;img src=&quot; &amp; CHAR(34) &amp; &quot;https://github.com/ubuntu/yaru/blob/master/icons/Yaru/scalable/&quot; &amp; [.E63] &amp; &quot;/&quot; &amp; [.A63] &amp; &quot;.svg&quot; &amp; CHAR(34) &amp; &#10;&quot; width=&quot; &amp; CHAR(34) &amp; &quot;22&quot; &amp; CHAR(34) &amp; &quot; alt=&quot; &amp; CHAR(34) &amp; [.D63] &amp; CHAR(34) &amp; &quot;&gt;&lt;/a&gt;&quot; &amp;&#10;&quot;&amp;nbsp; &amp;nbsp; &quot; &amp; [.D63] &amp; &quot;&lt;br&gt;&quot;&#10;))" office:value-type="string" office:string-value="&lt;a href=&quot;#&quot;&gt;&lt;img src=&quot;https://github.com/ubuntu/yaru/blob/master/icons/Yaru/scalable/actions/error-correct-symbolic.svg&quot; width=&quot;22&quot; alt=&quot;error-correct-symbolic&quot;&gt;&lt;/a&gt;&amp;nbsp; &amp;nbsp; error-correct-symbolic&lt;br&gt;" calcext:value-type="string">
            <text:p>&lt;a href="#"&gt;&lt;img src="https://github.com/ubuntu/yaru/blob/master/icons/Yaru/scalable/actions/error-correct-symbolic.svg" width="22" alt="error-correct-symbolic"&gt;&lt;/a&gt;&amp;nbsp; &amp;nbsp; error-correct-symbolic&lt;br&gt;</text:p>
          </table:table-cell>
        </table:table-row>
        <table:table-row table:style-name="ro1">
          <table:table-cell office:value-type="string" calcext:value-type="string">
            <text:p>events-merge-symbolic</text:p>
          </table:table-cell>
          <table:table-cell table:formula="of:=IF(LEFT([.A64];1)=&quot;.&quot;;&quot;Y&quot;;&quot;N&quot;)" office:value-type="string" office:string-value="N" calcext:value-type="string">
            <text:p>N</text:p>
          </table:table-cell>
          <table:table-cell table:formula="of:=IFERROR(&quot;## &quot; &amp; MID([.A64];3;FIND(&quot;:&quot;;[.A64])-3) &amp; &quot; &lt;br&gt;&quot;;&quot;&quot;)">
            <text:p/>
          </table:table-cell>
          <table:table-cell table:formula="of:=IF([.B64]=&quot;Y&quot;;MID([.A64];3;FIND(&quot;:&quot;;[.A64];1)-3);IF(&#10;RIGHT(RIGHT([.A64]; 1))=&quot;@&quot;;0;&#10;[.A64]))" office:value-type="string" office:string-value="events-merge-symbolic" calcext:value-type="string">
            <text:p>events-merge-symbolic</text:p>
          </table:table-cell>
          <table:table-cell table:formula="of:=IF([.B64]=&quot;Y&quot;;[.D64];[.E63])" office:value-type="string" office:string-value="actions" calcext:value-type="string">
            <text:p>actions</text:p>
          </table:table-cell>
          <table:table-cell table:style-name="ce10" table:formula="of:=IF([.D64]=0;&quot;&quot;;IF([.B64]=&quot;Y&quot;;[.C64];&#10;&quot;&lt;a href=&quot; &amp; CHAR(34) &amp; &quot;#&quot; &amp; CHAR(34) &amp; &quot;&gt;&quot; &amp;&#10;&quot;&lt;img src=&quot; &amp; CHAR(34) &amp; &quot;https://github.com/ubuntu/yaru/blob/master/icons/Yaru/scalable/&quot; &amp; [.E64] &amp; &quot;/&quot; &amp; [.A64] &amp; &quot;.svg&quot; &amp; CHAR(34) &amp; &#10;&quot; width=&quot; &amp; CHAR(34) &amp; &quot;22&quot; &amp; CHAR(34) &amp; &quot; alt=&quot; &amp; CHAR(34) &amp; [.D64] &amp; CHAR(34) &amp; &quot;&gt;&lt;/a&gt;&quot; &amp;&#10;&quot;&amp;nbsp; &amp;nbsp; &quot; &amp; [.D64] &amp; &quot;&lt;br&gt;&quot;&#10;))" office:value-type="string" office:string-value="&lt;a href=&quot;#&quot;&gt;&lt;img src=&quot;https://github.com/ubuntu/yaru/blob/master/icons/Yaru/scalable/actions/events-merge-symbolic.svg&quot; width=&quot;22&quot; alt=&quot;events-merge-symbolic&quot;&gt;&lt;/a&gt;&amp;nbsp; &amp;nbsp; events-merge-symbolic&lt;br&gt;" calcext:value-type="string">
            <text:p>&lt;a href="#"&gt;&lt;img src="https://github.com/ubuntu/yaru/blob/master/icons/Yaru/scalable/actions/events-merge-symbolic.svg" width="22" alt="events-merge-symbolic"&gt;&lt;/a&gt;&amp;nbsp; &amp;nbsp; events-merge-symbolic&lt;br&gt;</text:p>
          </table:table-cell>
        </table:table-row>
        <table:table-row table:style-name="ro1">
          <table:table-cell office:value-type="string" calcext:value-type="string">
            <text:p>favorite-new-symbolic</text:p>
          </table:table-cell>
          <table:table-cell table:formula="of:=IF(LEFT([.A65];1)=&quot;.&quot;;&quot;Y&quot;;&quot;N&quot;)" office:value-type="string" office:string-value="N" calcext:value-type="string">
            <text:p>N</text:p>
          </table:table-cell>
          <table:table-cell table:formula="of:=IFERROR(&quot;## &quot; &amp; MID([.A65];3;FIND(&quot;:&quot;;[.A65])-3) &amp; &quot; &lt;br&gt;&quot;;&quot;&quot;)">
            <text:p/>
          </table:table-cell>
          <table:table-cell table:formula="of:=IF([.B65]=&quot;Y&quot;;MID([.A65];3;FIND(&quot;:&quot;;[.A65];1)-3);IF(&#10;RIGHT(RIGHT([.A65]; 1))=&quot;@&quot;;0;&#10;[.A65]))" office:value-type="string" office:string-value="favorite-new-symbolic" calcext:value-type="string">
            <text:p>favorite-new-symbolic</text:p>
          </table:table-cell>
          <table:table-cell table:formula="of:=IF([.B65]=&quot;Y&quot;;[.D65];[.E64])" office:value-type="string" office:string-value="actions" calcext:value-type="string">
            <text:p>actions</text:p>
          </table:table-cell>
          <table:table-cell table:style-name="ce10" table:formula="of:=IF([.D65]=0;&quot;&quot;;IF([.B65]=&quot;Y&quot;;[.C65];&#10;&quot;&lt;a href=&quot; &amp; CHAR(34) &amp; &quot;#&quot; &amp; CHAR(34) &amp; &quot;&gt;&quot; &amp;&#10;&quot;&lt;img src=&quot; &amp; CHAR(34) &amp; &quot;https://github.com/ubuntu/yaru/blob/master/icons/Yaru/scalable/&quot; &amp; [.E65] &amp; &quot;/&quot; &amp; [.A65] &amp; &quot;.svg&quot; &amp; CHAR(34) &amp; &#10;&quot; width=&quot; &amp; CHAR(34) &amp; &quot;22&quot; &amp; CHAR(34) &amp; &quot; alt=&quot; &amp; CHAR(34) &amp; [.D65] &amp; CHAR(34) &amp; &quot;&gt;&lt;/a&gt;&quot; &amp;&#10;&quot;&amp;nbsp; &amp;nbsp; &quot; &amp; [.D65] &amp; &quot;&lt;br&gt;&quot;&#10;))" office:value-type="string" office:string-value="&lt;a href=&quot;#&quot;&gt;&lt;img src=&quot;https://github.com/ubuntu/yaru/blob/master/icons/Yaru/scalable/actions/favorite-new-symbolic.svg&quot; width=&quot;22&quot; alt=&quot;favorite-new-symbolic&quot;&gt;&lt;/a&gt;&amp;nbsp; &amp;nbsp; favorite-new-symbolic&lt;br&gt;" calcext:value-type="string">
            <text:p>&lt;a href="#"&gt;&lt;img src="https://github.com/ubuntu/yaru/blob/master/icons/Yaru/scalable/actions/favorite-new-symbolic.svg" width="22" alt="favorite-new-symbolic"&gt;&lt;/a&gt;&amp;nbsp; &amp;nbsp; favorite-new-symbolic&lt;br&gt;</text:p>
          </table:table-cell>
        </table:table-row>
        <table:table-row table:style-name="ro1">
          <table:table-cell office:value-type="string" calcext:value-type="string">
            <text:p>filter-flagged-disabled-symbolic</text:p>
          </table:table-cell>
          <table:table-cell table:formula="of:=IF(LEFT([.A66];1)=&quot;.&quot;;&quot;Y&quot;;&quot;N&quot;)" office:value-type="string" office:string-value="N" calcext:value-type="string">
            <text:p>N</text:p>
          </table:table-cell>
          <table:table-cell table:formula="of:=IFERROR(&quot;## &quot; &amp; MID([.A66];3;FIND(&quot;:&quot;;[.A66])-3) &amp; &quot; &lt;br&gt;&quot;;&quot;&quot;)">
            <text:p/>
          </table:table-cell>
          <table:table-cell table:formula="of:=IF([.B66]=&quot;Y&quot;;MID([.A66];3;FIND(&quot;:&quot;;[.A66];1)-3);IF(&#10;RIGHT(RIGHT([.A66]; 1))=&quot;@&quot;;0;&#10;[.A66]))" office:value-type="string" office:string-value="filter-flagged-disabled-symbolic" calcext:value-type="string">
            <text:p>filter-flagged-disabled-symbolic</text:p>
          </table:table-cell>
          <table:table-cell table:formula="of:=IF([.B66]=&quot;Y&quot;;[.D66];[.E65])" office:value-type="string" office:string-value="actions" calcext:value-type="string">
            <text:p>actions</text:p>
          </table:table-cell>
          <table:table-cell table:style-name="ce10" table:formula="of:=IF([.D66]=0;&quot;&quot;;IF([.B66]=&quot;Y&quot;;[.C66];&#10;&quot;&lt;a href=&quot; &amp; CHAR(34) &amp; &quot;#&quot; &amp; CHAR(34) &amp; &quot;&gt;&quot; &amp;&#10;&quot;&lt;img src=&quot; &amp; CHAR(34) &amp; &quot;https://github.com/ubuntu/yaru/blob/master/icons/Yaru/scalable/&quot; &amp; [.E66] &amp; &quot;/&quot; &amp; [.A66] &amp; &quot;.svg&quot; &amp; CHAR(34) &amp; &#10;&quot; width=&quot; &amp; CHAR(34) &amp; &quot;22&quot; &amp; CHAR(34) &amp; &quot; alt=&quot; &amp; CHAR(34) &amp; [.D66] &amp; CHAR(34) &amp; &quot;&gt;&lt;/a&gt;&quot; &amp;&#10;&quot;&amp;nbsp; &amp;nbsp; &quot; &amp; [.D66] &amp; &quot;&lt;br&gt;&quot;&#10;))" office:value-type="string" office:string-value="&lt;a href=&quot;#&quot;&gt;&lt;img src=&quot;https://github.com/ubuntu/yaru/blob/master/icons/Yaru/scalable/actions/filter-flagged-disabled-symbolic.svg&quot; width=&quot;22&quot; alt=&quot;filter-flagged-disabled-symbolic&quot;&gt;&lt;/a&gt;&amp;nbsp; &amp;nbsp; filter-flagged-disabled-symbolic&lt;br&gt;" calcext:value-type="string">
            <text:p>&lt;a href="#"&gt;&lt;img src="https://github.com/ubuntu/yaru/blob/master/icons/Yaru/scalable/actions/filter-flagged-disabled-symbolic.svg" width="22" alt="filter-flagged-disabled-symbolic"&gt;&lt;/a&gt;&amp;nbsp; &amp;nbsp; filter-flagged-disabled-symbolic&lt;br&gt;</text:p>
          </table:table-cell>
        </table:table-row>
        <table:table-row table:style-name="ro1">
          <table:table-cell office:value-type="string" calcext:value-type="string">
            <text:p>filter-flagged-symbolic</text:p>
          </table:table-cell>
          <table:table-cell table:formula="of:=IF(LEFT([.A67];1)=&quot;.&quot;;&quot;Y&quot;;&quot;N&quot;)" office:value-type="string" office:string-value="N" calcext:value-type="string">
            <text:p>N</text:p>
          </table:table-cell>
          <table:table-cell table:formula="of:=IFERROR(&quot;## &quot; &amp; MID([.A67];3;FIND(&quot;:&quot;;[.A67])-3) &amp; &quot; &lt;br&gt;&quot;;&quot;&quot;)">
            <text:p/>
          </table:table-cell>
          <table:table-cell table:formula="of:=IF([.B67]=&quot;Y&quot;;MID([.A67];3;FIND(&quot;:&quot;;[.A67];1)-3);IF(&#10;RIGHT(RIGHT([.A67]; 1))=&quot;@&quot;;0;&#10;[.A67]))" office:value-type="string" office:string-value="filter-flagged-symbolic" calcext:value-type="string">
            <text:p>filter-flagged-symbolic</text:p>
          </table:table-cell>
          <table:table-cell table:formula="of:=IF([.B67]=&quot;Y&quot;;[.D67];[.E66])" office:value-type="string" office:string-value="actions" calcext:value-type="string">
            <text:p>actions</text:p>
          </table:table-cell>
          <table:table-cell table:style-name="ce10" table:formula="of:=IF([.D67]=0;&quot;&quot;;IF([.B67]=&quot;Y&quot;;[.C67];&#10;&quot;&lt;a href=&quot; &amp; CHAR(34) &amp; &quot;#&quot; &amp; CHAR(34) &amp; &quot;&gt;&quot; &amp;&#10;&quot;&lt;img src=&quot; &amp; CHAR(34) &amp; &quot;https://github.com/ubuntu/yaru/blob/master/icons/Yaru/scalable/&quot; &amp; [.E67] &amp; &quot;/&quot; &amp; [.A67] &amp; &quot;.svg&quot; &amp; CHAR(34) &amp; &#10;&quot; width=&quot; &amp; CHAR(34) &amp; &quot;22&quot; &amp; CHAR(34) &amp; &quot; alt=&quot; &amp; CHAR(34) &amp; [.D67] &amp; CHAR(34) &amp; &quot;&gt;&lt;/a&gt;&quot; &amp;&#10;&quot;&amp;nbsp; &amp;nbsp; &quot; &amp; [.D67] &amp; &quot;&lt;br&gt;&quot;&#10;))" office:value-type="string" office:string-value="&lt;a href=&quot;#&quot;&gt;&lt;img src=&quot;https://github.com/ubuntu/yaru/blob/master/icons/Yaru/scalable/actions/filter-flagged-symbolic.svg&quot; width=&quot;22&quot; alt=&quot;filter-flagged-symbolic&quot;&gt;&lt;/a&gt;&amp;nbsp; &amp;nbsp; filter-flagged-symbolic&lt;br&gt;" calcext:value-type="string">
            <text:p>&lt;a href="#"&gt;&lt;img src="https://github.com/ubuntu/yaru/blob/master/icons/Yaru/scalable/actions/filter-flagged-symbolic.svg" width="22" alt="filter-flagged-symbolic"&gt;&lt;/a&gt;&amp;nbsp; &amp;nbsp; filter-flagged-symbolic&lt;br&gt;</text:p>
          </table:table-cell>
        </table:table-row>
        <table:table-row table:style-name="ro1">
          <table:table-cell office:value-type="string" calcext:value-type="string">
            <text:p>filter-photos-disabled-symbolic</text:p>
          </table:table-cell>
          <table:table-cell table:formula="of:=IF(LEFT([.A68];1)=&quot;.&quot;;&quot;Y&quot;;&quot;N&quot;)" office:value-type="string" office:string-value="N" calcext:value-type="string">
            <text:p>N</text:p>
          </table:table-cell>
          <table:table-cell table:formula="of:=IFERROR(&quot;## &quot; &amp; MID([.A68];3;FIND(&quot;:&quot;;[.A68])-3) &amp; &quot; &lt;br&gt;&quot;;&quot;&quot;)">
            <text:p/>
          </table:table-cell>
          <table:table-cell table:formula="of:=IF([.B68]=&quot;Y&quot;;MID([.A68];3;FIND(&quot;:&quot;;[.A68];1)-3);IF(&#10;RIGHT(RIGHT([.A68]; 1))=&quot;@&quot;;0;&#10;[.A68]))" office:value-type="string" office:string-value="filter-photos-disabled-symbolic" calcext:value-type="string">
            <text:p>filter-photos-disabled-symbolic</text:p>
          </table:table-cell>
          <table:table-cell table:formula="of:=IF([.B68]=&quot;Y&quot;;[.D68];[.E67])" office:value-type="string" office:string-value="actions" calcext:value-type="string">
            <text:p>actions</text:p>
          </table:table-cell>
          <table:table-cell table:style-name="ce10" table:formula="of:=IF([.D68]=0;&quot;&quot;;IF([.B68]=&quot;Y&quot;;[.C68];&#10;&quot;&lt;a href=&quot; &amp; CHAR(34) &amp; &quot;#&quot; &amp; CHAR(34) &amp; &quot;&gt;&quot; &amp;&#10;&quot;&lt;img src=&quot; &amp; CHAR(34) &amp; &quot;https://github.com/ubuntu/yaru/blob/master/icons/Yaru/scalable/&quot; &amp; [.E68] &amp; &quot;/&quot; &amp; [.A68] &amp; &quot;.svg&quot; &amp; CHAR(34) &amp; &#10;&quot; width=&quot; &amp; CHAR(34) &amp; &quot;22&quot; &amp; CHAR(34) &amp; &quot; alt=&quot; &amp; CHAR(34) &amp; [.D68] &amp; CHAR(34) &amp; &quot;&gt;&lt;/a&gt;&quot; &amp;&#10;&quot;&amp;nbsp; &amp;nbsp; &quot; &amp; [.D68] &amp; &quot;&lt;br&gt;&quot;&#10;))" office:value-type="string" office:string-value="&lt;a href=&quot;#&quot;&gt;&lt;img src=&quot;https://github.com/ubuntu/yaru/blob/master/icons/Yaru/scalable/actions/filter-photos-disabled-symbolic.svg&quot; width=&quot;22&quot; alt=&quot;filter-photos-disabled-symbolic&quot;&gt;&lt;/a&gt;&amp;nbsp; &amp;nbsp; filter-photos-disabled-symbolic&lt;br&gt;" calcext:value-type="string">
            <text:p>&lt;a href="#"&gt;&lt;img src="https://github.com/ubuntu/yaru/blob/master/icons/Yaru/scalable/actions/filter-photos-disabled-symbolic.svg" width="22" alt="filter-photos-disabled-symbolic"&gt;&lt;/a&gt;&amp;nbsp; &amp;nbsp; filter-photos-disabled-symbolic&lt;br&gt;</text:p>
          </table:table-cell>
        </table:table-row>
        <table:table-row table:style-name="ro1">
          <table:table-cell office:value-type="string" calcext:value-type="string">
            <text:p>filter-photos-symbolic</text:p>
          </table:table-cell>
          <table:table-cell table:formula="of:=IF(LEFT([.A69];1)=&quot;.&quot;;&quot;Y&quot;;&quot;N&quot;)" office:value-type="string" office:string-value="N" calcext:value-type="string">
            <text:p>N</text:p>
          </table:table-cell>
          <table:table-cell table:formula="of:=IFERROR(&quot;## &quot; &amp; MID([.A69];3;FIND(&quot;:&quot;;[.A69])-3) &amp; &quot; &lt;br&gt;&quot;;&quot;&quot;)">
            <text:p/>
          </table:table-cell>
          <table:table-cell table:formula="of:=IF([.B69]=&quot;Y&quot;;MID([.A69];3;FIND(&quot;:&quot;;[.A69];1)-3);IF(&#10;RIGHT(RIGHT([.A69]; 1))=&quot;@&quot;;0;&#10;[.A69]))" office:value-type="string" office:string-value="filter-photos-symbolic" calcext:value-type="string">
            <text:p>filter-photos-symbolic</text:p>
          </table:table-cell>
          <table:table-cell table:formula="of:=IF([.B69]=&quot;Y&quot;;[.D69];[.E68])" office:value-type="string" office:string-value="actions" calcext:value-type="string">
            <text:p>actions</text:p>
          </table:table-cell>
          <table:table-cell table:style-name="ce10" table:formula="of:=IF([.D69]=0;&quot;&quot;;IF([.B69]=&quot;Y&quot;;[.C69];&#10;&quot;&lt;a href=&quot; &amp; CHAR(34) &amp; &quot;#&quot; &amp; CHAR(34) &amp; &quot;&gt;&quot; &amp;&#10;&quot;&lt;img src=&quot; &amp; CHAR(34) &amp; &quot;https://github.com/ubuntu/yaru/blob/master/icons/Yaru/scalable/&quot; &amp; [.E69] &amp; &quot;/&quot; &amp; [.A69] &amp; &quot;.svg&quot; &amp; CHAR(34) &amp; &#10;&quot; width=&quot; &amp; CHAR(34) &amp; &quot;22&quot; &amp; CHAR(34) &amp; &quot; alt=&quot; &amp; CHAR(34) &amp; [.D69] &amp; CHAR(34) &amp; &quot;&gt;&lt;/a&gt;&quot; &amp;&#10;&quot;&amp;nbsp; &amp;nbsp; &quot; &amp; [.D69] &amp; &quot;&lt;br&gt;&quot;&#10;))" office:value-type="string" office:string-value="&lt;a href=&quot;#&quot;&gt;&lt;img src=&quot;https://github.com/ubuntu/yaru/blob/master/icons/Yaru/scalable/actions/filter-photos-symbolic.svg&quot; width=&quot;22&quot; alt=&quot;filter-photos-symbolic&quot;&gt;&lt;/a&gt;&amp;nbsp; &amp;nbsp; filter-photos-symbolic&lt;br&gt;" calcext:value-type="string">
            <text:p>&lt;a href="#"&gt;&lt;img src="https://github.com/ubuntu/yaru/blob/master/icons/Yaru/scalable/actions/filter-photos-symbolic.svg" width="22" alt="filter-photos-symbolic"&gt;&lt;/a&gt;&amp;nbsp; &amp;nbsp; filter-photos-symbolic&lt;br&gt;</text:p>
          </table:table-cell>
        </table:table-row>
        <table:table-row table:style-name="ro1">
          <table:table-cell office:value-type="string" calcext:value-type="string">
            <text:p>filter-raw-disabled-symbolic</text:p>
          </table:table-cell>
          <table:table-cell table:formula="of:=IF(LEFT([.A70];1)=&quot;.&quot;;&quot;Y&quot;;&quot;N&quot;)" office:value-type="string" office:string-value="N" calcext:value-type="string">
            <text:p>N</text:p>
          </table:table-cell>
          <table:table-cell table:formula="of:=IFERROR(&quot;## &quot; &amp; MID([.A70];3;FIND(&quot;:&quot;;[.A70])-3) &amp; &quot; &lt;br&gt;&quot;;&quot;&quot;)">
            <text:p/>
          </table:table-cell>
          <table:table-cell table:formula="of:=IF([.B70]=&quot;Y&quot;;MID([.A70];3;FIND(&quot;:&quot;;[.A70];1)-3);IF(&#10;RIGHT(RIGHT([.A70]; 1))=&quot;@&quot;;0;&#10;[.A70]))" office:value-type="string" office:string-value="filter-raw-disabled-symbolic" calcext:value-type="string">
            <text:p>filter-raw-disabled-symbolic</text:p>
          </table:table-cell>
          <table:table-cell table:formula="of:=IF([.B70]=&quot;Y&quot;;[.D70];[.E69])" office:value-type="string" office:string-value="actions" calcext:value-type="string">
            <text:p>actions</text:p>
          </table:table-cell>
          <table:table-cell table:style-name="ce10" table:formula="of:=IF([.D70]=0;&quot;&quot;;IF([.B70]=&quot;Y&quot;;[.C70];&#10;&quot;&lt;a href=&quot; &amp; CHAR(34) &amp; &quot;#&quot; &amp; CHAR(34) &amp; &quot;&gt;&quot; &amp;&#10;&quot;&lt;img src=&quot; &amp; CHAR(34) &amp; &quot;https://github.com/ubuntu/yaru/blob/master/icons/Yaru/scalable/&quot; &amp; [.E70] &amp; &quot;/&quot; &amp; [.A70] &amp; &quot;.svg&quot; &amp; CHAR(34) &amp; &#10;&quot; width=&quot; &amp; CHAR(34) &amp; &quot;22&quot; &amp; CHAR(34) &amp; &quot; alt=&quot; &amp; CHAR(34) &amp; [.D70] &amp; CHAR(34) &amp; &quot;&gt;&lt;/a&gt;&quot; &amp;&#10;&quot;&amp;nbsp; &amp;nbsp; &quot; &amp; [.D70] &amp; &quot;&lt;br&gt;&quot;&#10;))" office:value-type="string" office:string-value="&lt;a href=&quot;#&quot;&gt;&lt;img src=&quot;https://github.com/ubuntu/yaru/blob/master/icons/Yaru/scalable/actions/filter-raw-disabled-symbolic.svg&quot; width=&quot;22&quot; alt=&quot;filter-raw-disabled-symbolic&quot;&gt;&lt;/a&gt;&amp;nbsp; &amp;nbsp; filter-raw-disabled-symbolic&lt;br&gt;" calcext:value-type="string">
            <text:p>&lt;a href="#"&gt;&lt;img src="https://github.com/ubuntu/yaru/blob/master/icons/Yaru/scalable/actions/filter-raw-disabled-symbolic.svg" width="22" alt="filter-raw-disabled-symbolic"&gt;&lt;/a&gt;&amp;nbsp; &amp;nbsp; filter-raw-disabled-symbolic&lt;br&gt;</text:p>
          </table:table-cell>
        </table:table-row>
        <table:table-row table:style-name="ro1">
          <table:table-cell office:value-type="string" calcext:value-type="string">
            <text:p>filter-raw-symbolic</text:p>
          </table:table-cell>
          <table:table-cell table:formula="of:=IF(LEFT([.A71];1)=&quot;.&quot;;&quot;Y&quot;;&quot;N&quot;)" office:value-type="string" office:string-value="N" calcext:value-type="string">
            <text:p>N</text:p>
          </table:table-cell>
          <table:table-cell table:formula="of:=IFERROR(&quot;## &quot; &amp; MID([.A71];3;FIND(&quot;:&quot;;[.A71])-3) &amp; &quot; &lt;br&gt;&quot;;&quot;&quot;)">
            <text:p/>
          </table:table-cell>
          <table:table-cell table:formula="of:=IF([.B71]=&quot;Y&quot;;MID([.A71];3;FIND(&quot;:&quot;;[.A71];1)-3);IF(&#10;RIGHT(RIGHT([.A71]; 1))=&quot;@&quot;;0;&#10;[.A71]))" office:value-type="string" office:string-value="filter-raw-symbolic" calcext:value-type="string">
            <text:p>filter-raw-symbolic</text:p>
          </table:table-cell>
          <table:table-cell table:formula="of:=IF([.B71]=&quot;Y&quot;;[.D71];[.E70])" office:value-type="string" office:string-value="actions" calcext:value-type="string">
            <text:p>actions</text:p>
          </table:table-cell>
          <table:table-cell table:style-name="ce10" table:formula="of:=IF([.D71]=0;&quot;&quot;;IF([.B71]=&quot;Y&quot;;[.C71];&#10;&quot;&lt;a href=&quot; &amp; CHAR(34) &amp; &quot;#&quot; &amp; CHAR(34) &amp; &quot;&gt;&quot; &amp;&#10;&quot;&lt;img src=&quot; &amp; CHAR(34) &amp; &quot;https://github.com/ubuntu/yaru/blob/master/icons/Yaru/scalable/&quot; &amp; [.E71] &amp; &quot;/&quot; &amp; [.A71] &amp; &quot;.svg&quot; &amp; CHAR(34) &amp; &#10;&quot; width=&quot; &amp; CHAR(34) &amp; &quot;22&quot; &amp; CHAR(34) &amp; &quot; alt=&quot; &amp; CHAR(34) &amp; [.D71] &amp; CHAR(34) &amp; &quot;&gt;&lt;/a&gt;&quot; &amp;&#10;&quot;&amp;nbsp; &amp;nbsp; &quot; &amp; [.D71] &amp; &quot;&lt;br&gt;&quot;&#10;))" office:value-type="string" office:string-value="&lt;a href=&quot;#&quot;&gt;&lt;img src=&quot;https://github.com/ubuntu/yaru/blob/master/icons/Yaru/scalable/actions/filter-raw-symbolic.svg&quot; width=&quot;22&quot; alt=&quot;filter-raw-symbolic&quot;&gt;&lt;/a&gt;&amp;nbsp; &amp;nbsp; filter-raw-symbolic&lt;br&gt;" calcext:value-type="string">
            <text:p>&lt;a href="#"&gt;&lt;img src="https://github.com/ubuntu/yaru/blob/master/icons/Yaru/scalable/actions/filter-raw-symbolic.svg" width="22" alt="filter-raw-symbolic"&gt;&lt;/a&gt;&amp;nbsp; &amp;nbsp; filter-raw-symbolic&lt;br&gt;</text:p>
          </table:table-cell>
        </table:table-row>
        <table:table-row table:style-name="ro1">
          <table:table-cell office:value-type="string" calcext:value-type="string">
            <text:p>filter-videos-disabled-symbolic</text:p>
          </table:table-cell>
          <table:table-cell table:formula="of:=IF(LEFT([.A72];1)=&quot;.&quot;;&quot;Y&quot;;&quot;N&quot;)" office:value-type="string" office:string-value="N" calcext:value-type="string">
            <text:p>N</text:p>
          </table:table-cell>
          <table:table-cell table:formula="of:=IFERROR(&quot;## &quot; &amp; MID([.A72];3;FIND(&quot;:&quot;;[.A72])-3) &amp; &quot; &lt;br&gt;&quot;;&quot;&quot;)">
            <text:p/>
          </table:table-cell>
          <table:table-cell table:formula="of:=IF([.B72]=&quot;Y&quot;;MID([.A72];3;FIND(&quot;:&quot;;[.A72];1)-3);IF(&#10;RIGHT(RIGHT([.A72]; 1))=&quot;@&quot;;0;&#10;[.A72]))" office:value-type="string" office:string-value="filter-videos-disabled-symbolic" calcext:value-type="string">
            <text:p>filter-videos-disabled-symbolic</text:p>
          </table:table-cell>
          <table:table-cell table:formula="of:=IF([.B72]=&quot;Y&quot;;[.D72];[.E71])" office:value-type="string" office:string-value="actions" calcext:value-type="string">
            <text:p>actions</text:p>
          </table:table-cell>
          <table:table-cell table:style-name="ce10" table:formula="of:=IF([.D72]=0;&quot;&quot;;IF([.B72]=&quot;Y&quot;;[.C72];&#10;&quot;&lt;a href=&quot; &amp; CHAR(34) &amp; &quot;#&quot; &amp; CHAR(34) &amp; &quot;&gt;&quot; &amp;&#10;&quot;&lt;img src=&quot; &amp; CHAR(34) &amp; &quot;https://github.com/ubuntu/yaru/blob/master/icons/Yaru/scalable/&quot; &amp; [.E72] &amp; &quot;/&quot; &amp; [.A72] &amp; &quot;.svg&quot; &amp; CHAR(34) &amp; &#10;&quot; width=&quot; &amp; CHAR(34) &amp; &quot;22&quot; &amp; CHAR(34) &amp; &quot; alt=&quot; &amp; CHAR(34) &amp; [.D72] &amp; CHAR(34) &amp; &quot;&gt;&lt;/a&gt;&quot; &amp;&#10;&quot;&amp;nbsp; &amp;nbsp; &quot; &amp; [.D72] &amp; &quot;&lt;br&gt;&quot;&#10;))" office:value-type="string" office:string-value="&lt;a href=&quot;#&quot;&gt;&lt;img src=&quot;https://github.com/ubuntu/yaru/blob/master/icons/Yaru/scalable/actions/filter-videos-disabled-symbolic.svg&quot; width=&quot;22&quot; alt=&quot;filter-videos-disabled-symbolic&quot;&gt;&lt;/a&gt;&amp;nbsp; &amp;nbsp; filter-videos-disabled-symbolic&lt;br&gt;" calcext:value-type="string">
            <text:p>&lt;a href="#"&gt;&lt;img src="https://github.com/ubuntu/yaru/blob/master/icons/Yaru/scalable/actions/filter-videos-disabled-symbolic.svg" width="22" alt="filter-videos-disabled-symbolic"&gt;&lt;/a&gt;&amp;nbsp; &amp;nbsp; filter-videos-disabled-symbolic&lt;br&gt;</text:p>
          </table:table-cell>
        </table:table-row>
        <table:table-row table:style-name="ro1">
          <table:table-cell office:value-type="string" calcext:value-type="string">
            <text:p>filter-videos-symbolic</text:p>
          </table:table-cell>
          <table:table-cell table:formula="of:=IF(LEFT([.A73];1)=&quot;.&quot;;&quot;Y&quot;;&quot;N&quot;)" office:value-type="string" office:string-value="N" calcext:value-type="string">
            <text:p>N</text:p>
          </table:table-cell>
          <table:table-cell table:formula="of:=IFERROR(&quot;## &quot; &amp; MID([.A73];3;FIND(&quot;:&quot;;[.A73])-3) &amp; &quot; &lt;br&gt;&quot;;&quot;&quot;)">
            <text:p/>
          </table:table-cell>
          <table:table-cell table:formula="of:=IF([.B73]=&quot;Y&quot;;MID([.A73];3;FIND(&quot;:&quot;;[.A73];1)-3);IF(&#10;RIGHT(RIGHT([.A73]; 1))=&quot;@&quot;;0;&#10;[.A73]))" office:value-type="string" office:string-value="filter-videos-symbolic" calcext:value-type="string">
            <text:p>filter-videos-symbolic</text:p>
          </table:table-cell>
          <table:table-cell table:formula="of:=IF([.B73]=&quot;Y&quot;;[.D73];[.E72])" office:value-type="string" office:string-value="actions" calcext:value-type="string">
            <text:p>actions</text:p>
          </table:table-cell>
          <table:table-cell table:style-name="ce10" table:formula="of:=IF([.D73]=0;&quot;&quot;;IF([.B73]=&quot;Y&quot;;[.C73];&#10;&quot;&lt;a href=&quot; &amp; CHAR(34) &amp; &quot;#&quot; &amp; CHAR(34) &amp; &quot;&gt;&quot; &amp;&#10;&quot;&lt;img src=&quot; &amp; CHAR(34) &amp; &quot;https://github.com/ubuntu/yaru/blob/master/icons/Yaru/scalable/&quot; &amp; [.E73] &amp; &quot;/&quot; &amp; [.A73] &amp; &quot;.svg&quot; &amp; CHAR(34) &amp; &#10;&quot; width=&quot; &amp; CHAR(34) &amp; &quot;22&quot; &amp; CHAR(34) &amp; &quot; alt=&quot; &amp; CHAR(34) &amp; [.D73] &amp; CHAR(34) &amp; &quot;&gt;&lt;/a&gt;&quot; &amp;&#10;&quot;&amp;nbsp; &amp;nbsp; &quot; &amp; [.D73] &amp; &quot;&lt;br&gt;&quot;&#10;))" office:value-type="string" office:string-value="&lt;a href=&quot;#&quot;&gt;&lt;img src=&quot;https://github.com/ubuntu/yaru/blob/master/icons/Yaru/scalable/actions/filter-videos-symbolic.svg&quot; width=&quot;22&quot; alt=&quot;filter-videos-symbolic&quot;&gt;&lt;/a&gt;&amp;nbsp; &amp;nbsp; filter-videos-symbolic&lt;br&gt;" calcext:value-type="string">
            <text:p>&lt;a href="#"&gt;&lt;img src="https://github.com/ubuntu/yaru/blob/master/icons/Yaru/scalable/actions/filter-videos-symbolic.svg" width="22" alt="filter-videos-symbolic"&gt;&lt;/a&gt;&amp;nbsp; &amp;nbsp; filter-videos-symbolic&lt;br&gt;</text:p>
          </table:table-cell>
        </table:table-row>
        <table:table-row table:style-name="ro1">
          <table:table-cell office:value-type="string" calcext:value-type="string">
            <text:p>find-location-symbolic</text:p>
          </table:table-cell>
          <table:table-cell table:formula="of:=IF(LEFT([.A74];1)=&quot;.&quot;;&quot;Y&quot;;&quot;N&quot;)" office:value-type="string" office:string-value="N" calcext:value-type="string">
            <text:p>N</text:p>
          </table:table-cell>
          <table:table-cell table:formula="of:=IFERROR(&quot;## &quot; &amp; MID([.A74];3;FIND(&quot;:&quot;;[.A74])-3) &amp; &quot; &lt;br&gt;&quot;;&quot;&quot;)">
            <text:p/>
          </table:table-cell>
          <table:table-cell table:formula="of:=IF([.B74]=&quot;Y&quot;;MID([.A74];3;FIND(&quot;:&quot;;[.A74];1)-3);IF(&#10;RIGHT(RIGHT([.A74]; 1))=&quot;@&quot;;0;&#10;[.A74]))" office:value-type="string" office:string-value="find-location-symbolic" calcext:value-type="string">
            <text:p>find-location-symbolic</text:p>
          </table:table-cell>
          <table:table-cell table:formula="of:=IF([.B74]=&quot;Y&quot;;[.D74];[.E73])" office:value-type="string" office:string-value="actions" calcext:value-type="string">
            <text:p>actions</text:p>
          </table:table-cell>
          <table:table-cell table:style-name="ce10" table:formula="of:=IF([.D74]=0;&quot;&quot;;IF([.B74]=&quot;Y&quot;;[.C74];&#10;&quot;&lt;a href=&quot; &amp; CHAR(34) &amp; &quot;#&quot; &amp; CHAR(34) &amp; &quot;&gt;&quot; &amp;&#10;&quot;&lt;img src=&quot; &amp; CHAR(34) &amp; &quot;https://github.com/ubuntu/yaru/blob/master/icons/Yaru/scalable/&quot; &amp; [.E74] &amp; &quot;/&quot; &amp; [.A74] &amp; &quot;.svg&quot; &amp; CHAR(34) &amp; &#10;&quot; width=&quot; &amp; CHAR(34) &amp; &quot;22&quot; &amp; CHAR(34) &amp; &quot; alt=&quot; &amp; CHAR(34) &amp; [.D74] &amp; CHAR(34) &amp; &quot;&gt;&lt;/a&gt;&quot; &amp;&#10;&quot;&amp;nbsp; &amp;nbsp; &quot; &amp; [.D74] &amp; &quot;&lt;br&gt;&quot;&#10;))" office:value-type="string" office:string-value="&lt;a href=&quot;#&quot;&gt;&lt;img src=&quot;https://github.com/ubuntu/yaru/blob/master/icons/Yaru/scalable/actions/find-location-symbolic.svg&quot; width=&quot;22&quot; alt=&quot;find-location-symbolic&quot;&gt;&lt;/a&gt;&amp;nbsp; &amp;nbsp; find-location-symbolic&lt;br&gt;" calcext:value-type="string">
            <text:p>&lt;a href="#"&gt;&lt;img src="https://github.com/ubuntu/yaru/blob/master/icons/Yaru/scalable/actions/find-location-symbolic.svg" width="22" alt="find-location-symbolic"&gt;&lt;/a&gt;&amp;nbsp; &amp;nbsp; find-location-symbolic&lt;br&gt;</text:p>
          </table:table-cell>
        </table:table-row>
        <table:table-row table:style-name="ro1">
          <table:table-cell office:value-type="string" calcext:value-type="string">
            <text:p>find-unsupported-symbolic</text:p>
          </table:table-cell>
          <table:table-cell table:formula="of:=IF(LEFT([.A75];1)=&quot;.&quot;;&quot;Y&quot;;&quot;N&quot;)" office:value-type="string" office:string-value="N" calcext:value-type="string">
            <text:p>N</text:p>
          </table:table-cell>
          <table:table-cell table:formula="of:=IFERROR(&quot;## &quot; &amp; MID([.A75];3;FIND(&quot;:&quot;;[.A75])-3) &amp; &quot; &lt;br&gt;&quot;;&quot;&quot;)">
            <text:p/>
          </table:table-cell>
          <table:table-cell table:formula="of:=IF([.B75]=&quot;Y&quot;;MID([.A75];3;FIND(&quot;:&quot;;[.A75];1)-3);IF(&#10;RIGHT(RIGHT([.A75]; 1))=&quot;@&quot;;0;&#10;[.A75]))" office:value-type="string" office:string-value="find-unsupported-symbolic" calcext:value-type="string">
            <text:p>find-unsupported-symbolic</text:p>
          </table:table-cell>
          <table:table-cell table:formula="of:=IF([.B75]=&quot;Y&quot;;[.D75];[.E74])" office:value-type="string" office:string-value="actions" calcext:value-type="string">
            <text:p>actions</text:p>
          </table:table-cell>
          <table:table-cell table:style-name="ce10" table:formula="of:=IF([.D75]=0;&quot;&quot;;IF([.B75]=&quot;Y&quot;;[.C75];&#10;&quot;&lt;a href=&quot; &amp; CHAR(34) &amp; &quot;#&quot; &amp; CHAR(34) &amp; &quot;&gt;&quot; &amp;&#10;&quot;&lt;img src=&quot; &amp; CHAR(34) &amp; &quot;https://github.com/ubuntu/yaru/blob/master/icons/Yaru/scalable/&quot; &amp; [.E75] &amp; &quot;/&quot; &amp; [.A75] &amp; &quot;.svg&quot; &amp; CHAR(34) &amp; &#10;&quot; width=&quot; &amp; CHAR(34) &amp; &quot;22&quot; &amp; CHAR(34) &amp; &quot; alt=&quot; &amp; CHAR(34) &amp; [.D75] &amp; CHAR(34) &amp; &quot;&gt;&lt;/a&gt;&quot; &amp;&#10;&quot;&amp;nbsp; &amp;nbsp; &quot; &amp; [.D75] &amp; &quot;&lt;br&gt;&quot;&#10;))" office:value-type="string" office:string-value="&lt;a href=&quot;#&quot;&gt;&lt;img src=&quot;https://github.com/ubuntu/yaru/blob/master/icons/Yaru/scalable/actions/find-unsupported-symbolic.svg&quot; width=&quot;22&quot; alt=&quot;find-unsupported-symbolic&quot;&gt;&lt;/a&gt;&amp;nbsp; &amp;nbsp; find-unsupported-symbolic&lt;br&gt;" calcext:value-type="string">
            <text:p>&lt;a href="#"&gt;&lt;img src="https://github.com/ubuntu/yaru/blob/master/icons/Yaru/scalable/actions/find-unsupported-symbolic.svg" width="22" alt="find-unsupported-symbolic"&gt;&lt;/a&gt;&amp;nbsp; &amp;nbsp; find-unsupported-symbolic&lt;br&gt;</text:p>
          </table:table-cell>
        </table:table-row>
        <table:table-row table:style-name="ro1">
          <table:table-cell office:value-type="string" calcext:value-type="string">
            <text:p>folder-new-symbolic</text:p>
          </table:table-cell>
          <table:table-cell table:formula="of:=IF(LEFT([.A76];1)=&quot;.&quot;;&quot;Y&quot;;&quot;N&quot;)" office:value-type="string" office:string-value="N" calcext:value-type="string">
            <text:p>N</text:p>
          </table:table-cell>
          <table:table-cell table:formula="of:=IFERROR(&quot;## &quot; &amp; MID([.A76];3;FIND(&quot;:&quot;;[.A76])-3) &amp; &quot; &lt;br&gt;&quot;;&quot;&quot;)">
            <text:p/>
          </table:table-cell>
          <table:table-cell table:formula="of:=IF([.B76]=&quot;Y&quot;;MID([.A76];3;FIND(&quot;:&quot;;[.A76];1)-3);IF(&#10;RIGHT(RIGHT([.A76]; 1))=&quot;@&quot;;0;&#10;[.A76]))" office:value-type="string" office:string-value="folder-new-symbolic" calcext:value-type="string">
            <text:p>folder-new-symbolic</text:p>
          </table:table-cell>
          <table:table-cell table:formula="of:=IF([.B76]=&quot;Y&quot;;[.D76];[.E75])" office:value-type="string" office:string-value="actions" calcext:value-type="string">
            <text:p>actions</text:p>
          </table:table-cell>
          <table:table-cell table:style-name="ce10" table:formula="of:=IF([.D76]=0;&quot;&quot;;IF([.B76]=&quot;Y&quot;;[.C76];&#10;&quot;&lt;a href=&quot; &amp; CHAR(34) &amp; &quot;#&quot; &amp; CHAR(34) &amp; &quot;&gt;&quot; &amp;&#10;&quot;&lt;img src=&quot; &amp; CHAR(34) &amp; &quot;https://github.com/ubuntu/yaru/blob/master/icons/Yaru/scalable/&quot; &amp; [.E76] &amp; &quot;/&quot; &amp; [.A76] &amp; &quot;.svg&quot; &amp; CHAR(34) &amp; &#10;&quot; width=&quot; &amp; CHAR(34) &amp; &quot;22&quot; &amp; CHAR(34) &amp; &quot; alt=&quot; &amp; CHAR(34) &amp; [.D76] &amp; CHAR(34) &amp; &quot;&gt;&lt;/a&gt;&quot; &amp;&#10;&quot;&amp;nbsp; &amp;nbsp; &quot; &amp; [.D76] &amp; &quot;&lt;br&gt;&quot;&#10;))" office:value-type="string" office:string-value="&lt;a href=&quot;#&quot;&gt;&lt;img src=&quot;https://github.com/ubuntu/yaru/blob/master/icons/Yaru/scalable/actions/folder-new-symbolic.svg&quot; width=&quot;22&quot; alt=&quot;folder-new-symbolic&quot;&gt;&lt;/a&gt;&amp;nbsp; &amp;nbsp; folder-new-symbolic&lt;br&gt;" calcext:value-type="string">
            <text:p>&lt;a href="#"&gt;&lt;img src="https://github.com/ubuntu/yaru/blob/master/icons/Yaru/scalable/actions/folder-new-symbolic.svg" width="22" alt="folder-new-symbolic"&gt;&lt;/a&gt;&amp;nbsp; &amp;nbsp; folder-new-symbolic&lt;br&gt;</text:p>
          </table:table-cell>
        </table:table-row>
        <table:table-row table:style-name="ro1">
          <table:table-cell office:value-type="string" calcext:value-type="string">
            <text:p>font-color-symbolic</text:p>
          </table:table-cell>
          <table:table-cell table:formula="of:=IF(LEFT([.A77];1)=&quot;.&quot;;&quot;Y&quot;;&quot;N&quot;)" office:value-type="string" office:string-value="N" calcext:value-type="string">
            <text:p>N</text:p>
          </table:table-cell>
          <table:table-cell table:formula="of:=IFERROR(&quot;## &quot; &amp; MID([.A77];3;FIND(&quot;:&quot;;[.A77])-3) &amp; &quot; &lt;br&gt;&quot;;&quot;&quot;)">
            <text:p/>
          </table:table-cell>
          <table:table-cell table:formula="of:=IF([.B77]=&quot;Y&quot;;MID([.A77];3;FIND(&quot;:&quot;;[.A77];1)-3);IF(&#10;RIGHT(RIGHT([.A77]; 1))=&quot;@&quot;;0;&#10;[.A77]))" office:value-type="string" office:string-value="font-color-symbolic" calcext:value-type="string">
            <text:p>font-color-symbolic</text:p>
          </table:table-cell>
          <table:table-cell table:formula="of:=IF([.B77]=&quot;Y&quot;;[.D77];[.E76])" office:value-type="string" office:string-value="actions" calcext:value-type="string">
            <text:p>actions</text:p>
          </table:table-cell>
          <table:table-cell table:style-name="ce10" table:formula="of:=IF([.D77]=0;&quot;&quot;;IF([.B77]=&quot;Y&quot;;[.C77];&#10;&quot;&lt;a href=&quot; &amp; CHAR(34) &amp; &quot;#&quot; &amp; CHAR(34) &amp; &quot;&gt;&quot; &amp;&#10;&quot;&lt;img src=&quot; &amp; CHAR(34) &amp; &quot;https://github.com/ubuntu/yaru/blob/master/icons/Yaru/scalable/&quot; &amp; [.E77] &amp; &quot;/&quot; &amp; [.A77] &amp; &quot;.svg&quot; &amp; CHAR(34) &amp; &#10;&quot; width=&quot; &amp; CHAR(34) &amp; &quot;22&quot; &amp; CHAR(34) &amp; &quot; alt=&quot; &amp; CHAR(34) &amp; [.D77] &amp; CHAR(34) &amp; &quot;&gt;&lt;/a&gt;&quot; &amp;&#10;&quot;&amp;nbsp; &amp;nbsp; &quot; &amp; [.D77] &amp; &quot;&lt;br&gt;&quot;&#10;))" office:value-type="string" office:string-value="&lt;a href=&quot;#&quot;&gt;&lt;img src=&quot;https://github.com/ubuntu/yaru/blob/master/icons/Yaru/scalable/actions/font-color-symbolic.svg&quot; width=&quot;22&quot; alt=&quot;font-color-symbolic&quot;&gt;&lt;/a&gt;&amp;nbsp; &amp;nbsp; font-color-symbolic&lt;br&gt;" calcext:value-type="string">
            <text:p>&lt;a href="#"&gt;&lt;img src="https://github.com/ubuntu/yaru/blob/master/icons/Yaru/scalable/actions/font-color-symbolic.svg" width="22" alt="font-color-symbolic"&gt;&lt;/a&gt;&amp;nbsp; &amp;nbsp; font-color-symbolic&lt;br&gt;</text:p>
          </table:table-cell>
        </table:table-row>
        <table:table-row table:style-name="ro1">
          <table:table-cell office:value-type="string" calcext:value-type="string">
            <text:p>font-select-symbolic</text:p>
          </table:table-cell>
          <table:table-cell table:formula="of:=IF(LEFT([.A78];1)=&quot;.&quot;;&quot;Y&quot;;&quot;N&quot;)" office:value-type="string" office:string-value="N" calcext:value-type="string">
            <text:p>N</text:p>
          </table:table-cell>
          <table:table-cell table:formula="of:=IFERROR(&quot;## &quot; &amp; MID([.A78];3;FIND(&quot;:&quot;;[.A78])-3) &amp; &quot; &lt;br&gt;&quot;;&quot;&quot;)">
            <text:p/>
          </table:table-cell>
          <table:table-cell table:formula="of:=IF([.B78]=&quot;Y&quot;;MID([.A78];3;FIND(&quot;:&quot;;[.A78];1)-3);IF(&#10;RIGHT(RIGHT([.A78]; 1))=&quot;@&quot;;0;&#10;[.A78]))" office:value-type="string" office:string-value="font-select-symbolic" calcext:value-type="string">
            <text:p>font-select-symbolic</text:p>
          </table:table-cell>
          <table:table-cell table:formula="of:=IF([.B78]=&quot;Y&quot;;[.D78];[.E77])" office:value-type="string" office:string-value="actions" calcext:value-type="string">
            <text:p>actions</text:p>
          </table:table-cell>
          <table:table-cell table:style-name="ce10" table:formula="of:=IF([.D78]=0;&quot;&quot;;IF([.B78]=&quot;Y&quot;;[.C78];&#10;&quot;&lt;a href=&quot; &amp; CHAR(34) &amp; &quot;#&quot; &amp; CHAR(34) &amp; &quot;&gt;&quot; &amp;&#10;&quot;&lt;img src=&quot; &amp; CHAR(34) &amp; &quot;https://github.com/ubuntu/yaru/blob/master/icons/Yaru/scalable/&quot; &amp; [.E78] &amp; &quot;/&quot; &amp; [.A78] &amp; &quot;.svg&quot; &amp; CHAR(34) &amp; &#10;&quot; width=&quot; &amp; CHAR(34) &amp; &quot;22&quot; &amp; CHAR(34) &amp; &quot; alt=&quot; &amp; CHAR(34) &amp; [.D78] &amp; CHAR(34) &amp; &quot;&gt;&lt;/a&gt;&quot; &amp;&#10;&quot;&amp;nbsp; &amp;nbsp; &quot; &amp; [.D78] &amp; &quot;&lt;br&gt;&quot;&#10;))" office:value-type="string" office:string-value="&lt;a href=&quot;#&quot;&gt;&lt;img src=&quot;https://github.com/ubuntu/yaru/blob/master/icons/Yaru/scalable/actions/font-select-symbolic.svg&quot; width=&quot;22&quot; alt=&quot;font-select-symbolic&quot;&gt;&lt;/a&gt;&amp;nbsp; &amp;nbsp; font-select-symbolic&lt;br&gt;" calcext:value-type="string">
            <text:p>&lt;a href="#"&gt;&lt;img src="https://github.com/ubuntu/yaru/blob/master/icons/Yaru/scalable/actions/font-select-symbolic.svg" width="22" alt="font-select-symbolic"&gt;&lt;/a&gt;&amp;nbsp; &amp;nbsp; font-select-symbolic&lt;br&gt;</text:p>
          </table:table-cell>
        </table:table-row>
        <table:table-row table:style-name="ro1">
          <table:table-cell office:value-type="string" calcext:value-type="string">
            <text:p>font-size-symbolic</text:p>
          </table:table-cell>
          <table:table-cell table:formula="of:=IF(LEFT([.A79];1)=&quot;.&quot;;&quot;Y&quot;;&quot;N&quot;)" office:value-type="string" office:string-value="N" calcext:value-type="string">
            <text:p>N</text:p>
          </table:table-cell>
          <table:table-cell table:formula="of:=IFERROR(&quot;## &quot; &amp; MID([.A79];3;FIND(&quot;:&quot;;[.A79])-3) &amp; &quot; &lt;br&gt;&quot;;&quot;&quot;)">
            <text:p/>
          </table:table-cell>
          <table:table-cell table:formula="of:=IF([.B79]=&quot;Y&quot;;MID([.A79];3;FIND(&quot;:&quot;;[.A79];1)-3);IF(&#10;RIGHT(RIGHT([.A79]; 1))=&quot;@&quot;;0;&#10;[.A79]))" office:value-type="string" office:string-value="font-size-symbolic" calcext:value-type="string">
            <text:p>font-size-symbolic</text:p>
          </table:table-cell>
          <table:table-cell table:formula="of:=IF([.B79]=&quot;Y&quot;;[.D79];[.E78])" office:value-type="string" office:string-value="actions" calcext:value-type="string">
            <text:p>actions</text:p>
          </table:table-cell>
          <table:table-cell table:style-name="ce10" table:formula="of:=IF([.D79]=0;&quot;&quot;;IF([.B79]=&quot;Y&quot;;[.C79];&#10;&quot;&lt;a href=&quot; &amp; CHAR(34) &amp; &quot;#&quot; &amp; CHAR(34) &amp; &quot;&gt;&quot; &amp;&#10;&quot;&lt;img src=&quot; &amp; CHAR(34) &amp; &quot;https://github.com/ubuntu/yaru/blob/master/icons/Yaru/scalable/&quot; &amp; [.E79] &amp; &quot;/&quot; &amp; [.A79] &amp; &quot;.svg&quot; &amp; CHAR(34) &amp; &#10;&quot; width=&quot; &amp; CHAR(34) &amp; &quot;22&quot; &amp; CHAR(34) &amp; &quot; alt=&quot; &amp; CHAR(34) &amp; [.D79] &amp; CHAR(34) &amp; &quot;&gt;&lt;/a&gt;&quot; &amp;&#10;&quot;&amp;nbsp; &amp;nbsp; &quot; &amp; [.D79] &amp; &quot;&lt;br&gt;&quot;&#10;))" office:value-type="string" office:string-value="&lt;a href=&quot;#&quot;&gt;&lt;img src=&quot;https://github.com/ubuntu/yaru/blob/master/icons/Yaru/scalable/actions/font-size-symbolic.svg&quot; width=&quot;22&quot; alt=&quot;font-size-symbolic&quot;&gt;&lt;/a&gt;&amp;nbsp; &amp;nbsp; font-size-symbolic&lt;br&gt;" calcext:value-type="string">
            <text:p>&lt;a href="#"&gt;&lt;img src="https://github.com/ubuntu/yaru/blob/master/icons/Yaru/scalable/actions/font-size-symbolic.svg" width="22" alt="font-size-symbolic"&gt;&lt;/a&gt;&amp;nbsp; &amp;nbsp; font-size-symbolic&lt;br&gt;</text:p>
          </table:table-cell>
        </table:table-row>
        <table:table-row table:style-name="ro1">
          <table:table-cell table:style-name="Default" office:value-type="string" calcext:value-type="string">
            <text:p>format-indent-less-rtl-symbolic@</text:p>
          </table:table-cell>
          <table:table-cell table:style-name="Default" table:formula="of:=IF(LEFT([.A8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0];3;FIND(&quot;:&quot;;[.A80])-3) &amp; &quot; &lt;br&gt;&quot;;&quot;&quot;)">
            <text:p/>
          </table:table-cell>
          <table:table-cell table:style-name="ce6" table:formula="of:=IF([.B80]=&quot;Y&quot;;MID([.A80];3;FIND(&quot;:&quot;;[.A80];1)-3);IF(&#10;RIGHT(RIGHT([.A80]; 1))=&quot;@&quot;;0;&#10;[.A80]))" office:value-type="float" office:value="0" calcext:value-type="float">
            <text:p>0</text:p>
          </table:table-cell>
          <table:table-cell table:formula="of:=IF([.B80]=&quot;Y&quot;;[.D80];[.E79])" office:value-type="string" office:string-value="actions" calcext:value-type="string">
            <text:p>actions</text:p>
          </table:table-cell>
          <table:table-cell table:style-name="ce10" table:formula="of:=IF([.D80]=0;&quot;&quot;;IF([.B80]=&quot;Y&quot;;[.C80];&#10;&quot;&lt;a href=&quot; &amp; CHAR(34) &amp; &quot;#&quot; &amp; CHAR(34) &amp; &quot;&gt;&quot; &amp;&#10;&quot;&lt;img src=&quot; &amp; CHAR(34) &amp; &quot;https://github.com/ubuntu/yaru/blob/master/icons/Yaru/scalable/&quot; &amp; [.E80] &amp; &quot;/&quot; &amp; [.A80] &amp; &quot;.svg&quot; &amp; CHAR(34) &amp; &#10;&quot; width=&quot; &amp; CHAR(34) &amp; &quot;22&quot; &amp; CHAR(34) &amp; &quot; alt=&quot; &amp; CHAR(34) &amp; [.D80] &amp; CHAR(34) &amp; &quot;&gt;&lt;/a&gt;&quot; &amp;&#10;&quot;&amp;nbsp; &amp;nbsp; &quot; &amp; [.D8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format-indent-less-symbolic-rtl@</text:p>
          </table:table-cell>
          <table:table-cell table:style-name="Default" table:formula="of:=IF(LEFT([.A8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1];3;FIND(&quot;:&quot;;[.A81])-3) &amp; &quot; &lt;br&gt;&quot;;&quot;&quot;)">
            <text:p/>
          </table:table-cell>
          <table:table-cell table:style-name="ce6" table:formula="of:=IF([.B81]=&quot;Y&quot;;MID([.A81];3;FIND(&quot;:&quot;;[.A81];1)-3);IF(&#10;RIGHT(RIGHT([.A81]; 1))=&quot;@&quot;;0;&#10;[.A81]))" office:value-type="float" office:value="0" calcext:value-type="float">
            <text:p>0</text:p>
          </table:table-cell>
          <table:table-cell table:formula="of:=IF([.B81]=&quot;Y&quot;;[.D81];[.E80])" office:value-type="string" office:string-value="actions" calcext:value-type="string">
            <text:p>actions</text:p>
          </table:table-cell>
          <table:table-cell table:style-name="ce10" table:formula="of:=IF([.D81]=0;&quot;&quot;;IF([.B81]=&quot;Y&quot;;[.C81];&#10;&quot;&lt;a href=&quot; &amp; CHAR(34) &amp; &quot;#&quot; &amp; CHAR(34) &amp; &quot;&gt;&quot; &amp;&#10;&quot;&lt;img src=&quot; &amp; CHAR(34) &amp; &quot;https://github.com/ubuntu/yaru/blob/master/icons/Yaru/scalable/&quot; &amp; [.E81] &amp; &quot;/&quot; &amp; [.A81] &amp; &quot;.svg&quot; &amp; CHAR(34) &amp; &#10;&quot; width=&quot; &amp; CHAR(34) &amp; &quot;22&quot; &amp; CHAR(34) &amp; &quot; alt=&quot; &amp; CHAR(34) &amp; [.D81] &amp; CHAR(34) &amp; &quot;&gt;&lt;/a&gt;&quot; &amp;&#10;&quot;&amp;nbsp; &amp;nbsp; &quot; &amp; [.D81] &amp; &quot;&lt;br&gt;&quot;&#10;))">
            <text:p/>
          </table:table-cell>
        </table:table-row>
        <table:table-row table:style-name="ro1">
          <table:table-cell office:value-type="string" calcext:value-type="string">
            <text:p>format-indent-less-symbolic</text:p>
          </table:table-cell>
          <table:table-cell table:formula="of:=IF(LEFT([.A82];1)=&quot;.&quot;;&quot;Y&quot;;&quot;N&quot;)" office:value-type="string" office:string-value="N" calcext:value-type="string">
            <text:p>N</text:p>
          </table:table-cell>
          <table:table-cell table:formula="of:=IFERROR(&quot;## &quot; &amp; MID([.A82];3;FIND(&quot;:&quot;;[.A82])-3) &amp; &quot; &lt;br&gt;&quot;;&quot;&quot;)">
            <text:p/>
          </table:table-cell>
          <table:table-cell table:formula="of:=IF([.B82]=&quot;Y&quot;;MID([.A82];3;FIND(&quot;:&quot;;[.A82];1)-3);IF(&#10;RIGHT(RIGHT([.A82]; 1))=&quot;@&quot;;0;&#10;[.A82]))" office:value-type="string" office:string-value="format-indent-less-symbolic" calcext:value-type="string">
            <text:p>format-indent-less-symbolic</text:p>
          </table:table-cell>
          <table:table-cell table:formula="of:=IF([.B82]=&quot;Y&quot;;[.D82];[.E81])" office:value-type="string" office:string-value="actions" calcext:value-type="string">
            <text:p>actions</text:p>
          </table:table-cell>
          <table:table-cell table:style-name="ce10" table:formula="of:=IF([.D82]=0;&quot;&quot;;IF([.B82]=&quot;Y&quot;;[.C82];&#10;&quot;&lt;a href=&quot; &amp; CHAR(34) &amp; &quot;#&quot; &amp; CHAR(34) &amp; &quot;&gt;&quot; &amp;&#10;&quot;&lt;img src=&quot; &amp; CHAR(34) &amp; &quot;https://github.com/ubuntu/yaru/blob/master/icons/Yaru/scalable/&quot; &amp; [.E82] &amp; &quot;/&quot; &amp; [.A82] &amp; &quot;.svg&quot; &amp; CHAR(34) &amp; &#10;&quot; width=&quot; &amp; CHAR(34) &amp; &quot;22&quot; &amp; CHAR(34) &amp; &quot; alt=&quot; &amp; CHAR(34) &amp; [.D82] &amp; CHAR(34) &amp; &quot;&gt;&lt;/a&gt;&quot; &amp;&#10;&quot;&amp;nbsp; &amp;nbsp; &quot; &amp; [.D82] &amp; &quot;&lt;br&gt;&quot;&#10;))" office:value-type="string" office:string-value="&lt;a href=&quot;#&quot;&gt;&lt;img src=&quot;https://github.com/ubuntu/yaru/blob/master/icons/Yaru/scalable/actions/format-indent-less-symbolic.svg&quot; width=&quot;22&quot; alt=&quot;format-indent-less-symbolic&quot;&gt;&lt;/a&gt;&amp;nbsp; &amp;nbsp; format-indent-less-symbolic&lt;br&gt;" calcext:value-type="string">
            <text:p>&lt;a href="#"&gt;&lt;img src="https://github.com/ubuntu/yaru/blob/master/icons/Yaru/scalable/actions/format-indent-less-symbolic.svg" width="22" alt="format-indent-less-symbolic"&gt;&lt;/a&gt;&amp;nbsp; &amp;nbsp; format-indent-less-symbolic&lt;br&gt;</text:p>
          </table:table-cell>
        </table:table-row>
        <table:table-row table:style-name="ro1">
          <table:table-cell table:style-name="Default" office:value-type="string" calcext:value-type="string">
            <text:p>format-indent-more-rtl-symbolic@</text:p>
          </table:table-cell>
          <table:table-cell table:style-name="Default" table:formula="of:=IF(LEFT([.A8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3];3;FIND(&quot;:&quot;;[.A83])-3) &amp; &quot; &lt;br&gt;&quot;;&quot;&quot;)">
            <text:p/>
          </table:table-cell>
          <table:table-cell table:style-name="ce6" table:formula="of:=IF([.B83]=&quot;Y&quot;;MID([.A83];3;FIND(&quot;:&quot;;[.A83];1)-3);IF(&#10;RIGHT(RIGHT([.A83]; 1))=&quot;@&quot;;0;&#10;[.A83]))" office:value-type="float" office:value="0" calcext:value-type="float">
            <text:p>0</text:p>
          </table:table-cell>
          <table:table-cell table:formula="of:=IF([.B83]=&quot;Y&quot;;[.D83];[.E82])" office:value-type="string" office:string-value="actions" calcext:value-type="string">
            <text:p>actions</text:p>
          </table:table-cell>
          <table:table-cell table:style-name="ce10" table:formula="of:=IF([.D83]=0;&quot;&quot;;IF([.B83]=&quot;Y&quot;;[.C83];&#10;&quot;&lt;a href=&quot; &amp; CHAR(34) &amp; &quot;#&quot; &amp; CHAR(34) &amp; &quot;&gt;&quot; &amp;&#10;&quot;&lt;img src=&quot; &amp; CHAR(34) &amp; &quot;https://github.com/ubuntu/yaru/blob/master/icons/Yaru/scalable/&quot; &amp; [.E83] &amp; &quot;/&quot; &amp; [.A83] &amp; &quot;.svg&quot; &amp; CHAR(34) &amp; &#10;&quot; width=&quot; &amp; CHAR(34) &amp; &quot;22&quot; &amp; CHAR(34) &amp; &quot; alt=&quot; &amp; CHAR(34) &amp; [.D83] &amp; CHAR(34) &amp; &quot;&gt;&lt;/a&gt;&quot; &amp;&#10;&quot;&amp;nbsp; &amp;nbsp; &quot; &amp; [.D8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format-indent-more-symbolic-rtl@</text:p>
          </table:table-cell>
          <table:table-cell table:style-name="Default" table:formula="of:=IF(LEFT([.A8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4];3;FIND(&quot;:&quot;;[.A84])-3) &amp; &quot; &lt;br&gt;&quot;;&quot;&quot;)">
            <text:p/>
          </table:table-cell>
          <table:table-cell table:style-name="ce6" table:formula="of:=IF([.B84]=&quot;Y&quot;;MID([.A84];3;FIND(&quot;:&quot;;[.A84];1)-3);IF(&#10;RIGHT(RIGHT([.A84]; 1))=&quot;@&quot;;0;&#10;[.A84]))" office:value-type="float" office:value="0" calcext:value-type="float">
            <text:p>0</text:p>
          </table:table-cell>
          <table:table-cell table:formula="of:=IF([.B84]=&quot;Y&quot;;[.D84];[.E83])" office:value-type="string" office:string-value="actions" calcext:value-type="string">
            <text:p>actions</text:p>
          </table:table-cell>
          <table:table-cell table:style-name="ce10" table:formula="of:=IF([.D84]=0;&quot;&quot;;IF([.B84]=&quot;Y&quot;;[.C84];&#10;&quot;&lt;a href=&quot; &amp; CHAR(34) &amp; &quot;#&quot; &amp; CHAR(34) &amp; &quot;&gt;&quot; &amp;&#10;&quot;&lt;img src=&quot; &amp; CHAR(34) &amp; &quot;https://github.com/ubuntu/yaru/blob/master/icons/Yaru/scalable/&quot; &amp; [.E84] &amp; &quot;/&quot; &amp; [.A84] &amp; &quot;.svg&quot; &amp; CHAR(34) &amp; &#10;&quot; width=&quot; &amp; CHAR(34) &amp; &quot;22&quot; &amp; CHAR(34) &amp; &quot; alt=&quot; &amp; CHAR(34) &amp; [.D84] &amp; CHAR(34) &amp; &quot;&gt;&lt;/a&gt;&quot; &amp;&#10;&quot;&amp;nbsp; &amp;nbsp; &quot; &amp; [.D84] &amp; &quot;&lt;br&gt;&quot;&#10;))">
            <text:p/>
          </table:table-cell>
        </table:table-row>
        <table:table-row table:style-name="ro1">
          <table:table-cell office:value-type="string" calcext:value-type="string">
            <text:p>format-indent-more-symbolic</text:p>
          </table:table-cell>
          <table:table-cell table:formula="of:=IF(LEFT([.A85];1)=&quot;.&quot;;&quot;Y&quot;;&quot;N&quot;)" office:value-type="string" office:string-value="N" calcext:value-type="string">
            <text:p>N</text:p>
          </table:table-cell>
          <table:table-cell table:formula="of:=IFERROR(&quot;## &quot; &amp; MID([.A85];3;FIND(&quot;:&quot;;[.A85])-3) &amp; &quot; &lt;br&gt;&quot;;&quot;&quot;)">
            <text:p/>
          </table:table-cell>
          <table:table-cell table:formula="of:=IF([.B85]=&quot;Y&quot;;MID([.A85];3;FIND(&quot;:&quot;;[.A85];1)-3);IF(&#10;RIGHT(RIGHT([.A85]; 1))=&quot;@&quot;;0;&#10;[.A85]))" office:value-type="string" office:string-value="format-indent-more-symbolic" calcext:value-type="string">
            <text:p>format-indent-more-symbolic</text:p>
          </table:table-cell>
          <table:table-cell table:formula="of:=IF([.B85]=&quot;Y&quot;;[.D85];[.E84])" office:value-type="string" office:string-value="actions" calcext:value-type="string">
            <text:p>actions</text:p>
          </table:table-cell>
          <table:table-cell table:style-name="ce10" table:formula="of:=IF([.D85]=0;&quot;&quot;;IF([.B85]=&quot;Y&quot;;[.C85];&#10;&quot;&lt;a href=&quot; &amp; CHAR(34) &amp; &quot;#&quot; &amp; CHAR(34) &amp; &quot;&gt;&quot; &amp;&#10;&quot;&lt;img src=&quot; &amp; CHAR(34) &amp; &quot;https://github.com/ubuntu/yaru/blob/master/icons/Yaru/scalable/&quot; &amp; [.E85] &amp; &quot;/&quot; &amp; [.A85] &amp; &quot;.svg&quot; &amp; CHAR(34) &amp; &#10;&quot; width=&quot; &amp; CHAR(34) &amp; &quot;22&quot; &amp; CHAR(34) &amp; &quot; alt=&quot; &amp; CHAR(34) &amp; [.D85] &amp; CHAR(34) &amp; &quot;&gt;&lt;/a&gt;&quot; &amp;&#10;&quot;&amp;nbsp; &amp;nbsp; &quot; &amp; [.D85] &amp; &quot;&lt;br&gt;&quot;&#10;))" office:value-type="string" office:string-value="&lt;a href=&quot;#&quot;&gt;&lt;img src=&quot;https://github.com/ubuntu/yaru/blob/master/icons/Yaru/scalable/actions/format-indent-more-symbolic.svg&quot; width=&quot;22&quot; alt=&quot;format-indent-more-symbolic&quot;&gt;&lt;/a&gt;&amp;nbsp; &amp;nbsp; format-indent-more-symbolic&lt;br&gt;" calcext:value-type="string">
            <text:p>&lt;a href="#"&gt;&lt;img src="https://github.com/ubuntu/yaru/blob/master/icons/Yaru/scalable/actions/format-indent-more-symbolic.svg" width="22" alt="format-indent-more-symbolic"&gt;&lt;/a&gt;&amp;nbsp; &amp;nbsp; format-indent-more-symbolic&lt;br&gt;</text:p>
          </table:table-cell>
        </table:table-row>
        <table:table-row table:style-name="ro1">
          <table:table-cell office:value-type="string" calcext:value-type="string">
            <text:p>format-justify-center-symbolic</text:p>
          </table:table-cell>
          <table:table-cell table:formula="of:=IF(LEFT([.A86];1)=&quot;.&quot;;&quot;Y&quot;;&quot;N&quot;)" office:value-type="string" office:string-value="N" calcext:value-type="string">
            <text:p>N</text:p>
          </table:table-cell>
          <table:table-cell table:formula="of:=IFERROR(&quot;## &quot; &amp; MID([.A86];3;FIND(&quot;:&quot;;[.A86])-3) &amp; &quot; &lt;br&gt;&quot;;&quot;&quot;)">
            <text:p/>
          </table:table-cell>
          <table:table-cell table:formula="of:=IF([.B86]=&quot;Y&quot;;MID([.A86];3;FIND(&quot;:&quot;;[.A86];1)-3);IF(&#10;RIGHT(RIGHT([.A86]; 1))=&quot;@&quot;;0;&#10;[.A86]))" office:value-type="string" office:string-value="format-justify-center-symbolic" calcext:value-type="string">
            <text:p>format-justify-center-symbolic</text:p>
          </table:table-cell>
          <table:table-cell table:formula="of:=IF([.B86]=&quot;Y&quot;;[.D86];[.E85])" office:value-type="string" office:string-value="actions" calcext:value-type="string">
            <text:p>actions</text:p>
          </table:table-cell>
          <table:table-cell table:style-name="ce10" table:formula="of:=IF([.D86]=0;&quot;&quot;;IF([.B86]=&quot;Y&quot;;[.C86];&#10;&quot;&lt;a href=&quot; &amp; CHAR(34) &amp; &quot;#&quot; &amp; CHAR(34) &amp; &quot;&gt;&quot; &amp;&#10;&quot;&lt;img src=&quot; &amp; CHAR(34) &amp; &quot;https://github.com/ubuntu/yaru/blob/master/icons/Yaru/scalable/&quot; &amp; [.E86] &amp; &quot;/&quot; &amp; [.A86] &amp; &quot;.svg&quot; &amp; CHAR(34) &amp; &#10;&quot; width=&quot; &amp; CHAR(34) &amp; &quot;22&quot; &amp; CHAR(34) &amp; &quot; alt=&quot; &amp; CHAR(34) &amp; [.D86] &amp; CHAR(34) &amp; &quot;&gt;&lt;/a&gt;&quot; &amp;&#10;&quot;&amp;nbsp; &amp;nbsp; &quot; &amp; [.D86] &amp; &quot;&lt;br&gt;&quot;&#10;))" office:value-type="string" office:string-value="&lt;a href=&quot;#&quot;&gt;&lt;img src=&quot;https://github.com/ubuntu/yaru/blob/master/icons/Yaru/scalable/actions/format-justify-center-symbolic.svg&quot; width=&quot;22&quot; alt=&quot;format-justify-center-symbolic&quot;&gt;&lt;/a&gt;&amp;nbsp; &amp;nbsp; format-justify-center-symbolic&lt;br&gt;" calcext:value-type="string">
            <text:p>&lt;a href="#"&gt;&lt;img src="https://github.com/ubuntu/yaru/blob/master/icons/Yaru/scalable/actions/format-justify-center-symbolic.svg" width="22" alt="format-justify-center-symbolic"&gt;&lt;/a&gt;&amp;nbsp; &amp;nbsp; format-justify-center-symbolic&lt;br&gt;</text:p>
          </table:table-cell>
        </table:table-row>
        <table:table-row table:style-name="ro1">
          <table:table-cell office:value-type="string" calcext:value-type="string">
            <text:p>format-justify-fill-symbolic</text:p>
          </table:table-cell>
          <table:table-cell table:formula="of:=IF(LEFT([.A87];1)=&quot;.&quot;;&quot;Y&quot;;&quot;N&quot;)" office:value-type="string" office:string-value="N" calcext:value-type="string">
            <text:p>N</text:p>
          </table:table-cell>
          <table:table-cell table:formula="of:=IFERROR(&quot;## &quot; &amp; MID([.A87];3;FIND(&quot;:&quot;;[.A87])-3) &amp; &quot; &lt;br&gt;&quot;;&quot;&quot;)">
            <text:p/>
          </table:table-cell>
          <table:table-cell table:formula="of:=IF([.B87]=&quot;Y&quot;;MID([.A87];3;FIND(&quot;:&quot;;[.A87];1)-3);IF(&#10;RIGHT(RIGHT([.A87]; 1))=&quot;@&quot;;0;&#10;[.A87]))" office:value-type="string" office:string-value="format-justify-fill-symbolic" calcext:value-type="string">
            <text:p>format-justify-fill-symbolic</text:p>
          </table:table-cell>
          <table:table-cell table:formula="of:=IF([.B87]=&quot;Y&quot;;[.D87];[.E86])" office:value-type="string" office:string-value="actions" calcext:value-type="string">
            <text:p>actions</text:p>
          </table:table-cell>
          <table:table-cell table:style-name="ce10" table:formula="of:=IF([.D87]=0;&quot;&quot;;IF([.B87]=&quot;Y&quot;;[.C87];&#10;&quot;&lt;a href=&quot; &amp; CHAR(34) &amp; &quot;#&quot; &amp; CHAR(34) &amp; &quot;&gt;&quot; &amp;&#10;&quot;&lt;img src=&quot; &amp; CHAR(34) &amp; &quot;https://github.com/ubuntu/yaru/blob/master/icons/Yaru/scalable/&quot; &amp; [.E87] &amp; &quot;/&quot; &amp; [.A87] &amp; &quot;.svg&quot; &amp; CHAR(34) &amp; &#10;&quot; width=&quot; &amp; CHAR(34) &amp; &quot;22&quot; &amp; CHAR(34) &amp; &quot; alt=&quot; &amp; CHAR(34) &amp; [.D87] &amp; CHAR(34) &amp; &quot;&gt;&lt;/a&gt;&quot; &amp;&#10;&quot;&amp;nbsp; &amp;nbsp; &quot; &amp; [.D87] &amp; &quot;&lt;br&gt;&quot;&#10;))" office:value-type="string" office:string-value="&lt;a href=&quot;#&quot;&gt;&lt;img src=&quot;https://github.com/ubuntu/yaru/blob/master/icons/Yaru/scalable/actions/format-justify-fill-symbolic.svg&quot; width=&quot;22&quot; alt=&quot;format-justify-fill-symbolic&quot;&gt;&lt;/a&gt;&amp;nbsp; &amp;nbsp; format-justify-fill-symbolic&lt;br&gt;" calcext:value-type="string">
            <text:p>&lt;a href="#"&gt;&lt;img src="https://github.com/ubuntu/yaru/blob/master/icons/Yaru/scalable/actions/format-justify-fill-symbolic.svg" width="22" alt="format-justify-fill-symbolic"&gt;&lt;/a&gt;&amp;nbsp; &amp;nbsp; format-justify-fill-symbolic&lt;br&gt;</text:p>
          </table:table-cell>
        </table:table-row>
        <table:table-row table:style-name="ro1">
          <table:table-cell office:value-type="string" calcext:value-type="string">
            <text:p>format-justify-left-symbolic</text:p>
          </table:table-cell>
          <table:table-cell table:formula="of:=IF(LEFT([.A88];1)=&quot;.&quot;;&quot;Y&quot;;&quot;N&quot;)" office:value-type="string" office:string-value="N" calcext:value-type="string">
            <text:p>N</text:p>
          </table:table-cell>
          <table:table-cell table:formula="of:=IFERROR(&quot;## &quot; &amp; MID([.A88];3;FIND(&quot;:&quot;;[.A88])-3) &amp; &quot; &lt;br&gt;&quot;;&quot;&quot;)">
            <text:p/>
          </table:table-cell>
          <table:table-cell table:formula="of:=IF([.B88]=&quot;Y&quot;;MID([.A88];3;FIND(&quot;:&quot;;[.A88];1)-3);IF(&#10;RIGHT(RIGHT([.A88]; 1))=&quot;@&quot;;0;&#10;[.A88]))" office:value-type="string" office:string-value="format-justify-left-symbolic" calcext:value-type="string">
            <text:p>format-justify-left-symbolic</text:p>
          </table:table-cell>
          <table:table-cell table:formula="of:=IF([.B88]=&quot;Y&quot;;[.D88];[.E87])" office:value-type="string" office:string-value="actions" calcext:value-type="string">
            <text:p>actions</text:p>
          </table:table-cell>
          <table:table-cell table:style-name="ce10" table:formula="of:=IF([.D88]=0;&quot;&quot;;IF([.B88]=&quot;Y&quot;;[.C88];&#10;&quot;&lt;a href=&quot; &amp; CHAR(34) &amp; &quot;#&quot; &amp; CHAR(34) &amp; &quot;&gt;&quot; &amp;&#10;&quot;&lt;img src=&quot; &amp; CHAR(34) &amp; &quot;https://github.com/ubuntu/yaru/blob/master/icons/Yaru/scalable/&quot; &amp; [.E88] &amp; &quot;/&quot; &amp; [.A88] &amp; &quot;.svg&quot; &amp; CHAR(34) &amp; &#10;&quot; width=&quot; &amp; CHAR(34) &amp; &quot;22&quot; &amp; CHAR(34) &amp; &quot; alt=&quot; &amp; CHAR(34) &amp; [.D88] &amp; CHAR(34) &amp; &quot;&gt;&lt;/a&gt;&quot; &amp;&#10;&quot;&amp;nbsp; &amp;nbsp; &quot; &amp; [.D88] &amp; &quot;&lt;br&gt;&quot;&#10;))" office:value-type="string" office:string-value="&lt;a href=&quot;#&quot;&gt;&lt;img src=&quot;https://github.com/ubuntu/yaru/blob/master/icons/Yaru/scalable/actions/format-justify-left-symbolic.svg&quot; width=&quot;22&quot; alt=&quot;format-justify-left-symbolic&quot;&gt;&lt;/a&gt;&amp;nbsp; &amp;nbsp; format-justify-left-symbolic&lt;br&gt;" calcext:value-type="string">
            <text:p>&lt;a href="#"&gt;&lt;img src="https://github.com/ubuntu/yaru/blob/master/icons/Yaru/scalable/actions/format-justify-left-symbolic.svg" width="22" alt="format-justify-left-symbolic"&gt;&lt;/a&gt;&amp;nbsp; &amp;nbsp; format-justify-left-symbolic&lt;br&gt;</text:p>
          </table:table-cell>
        </table:table-row>
        <table:table-row table:style-name="ro1">
          <table:table-cell office:value-type="string" calcext:value-type="string">
            <text:p>format-justify-right-symbolic</text:p>
          </table:table-cell>
          <table:table-cell table:formula="of:=IF(LEFT([.A89];1)=&quot;.&quot;;&quot;Y&quot;;&quot;N&quot;)" office:value-type="string" office:string-value="N" calcext:value-type="string">
            <text:p>N</text:p>
          </table:table-cell>
          <table:table-cell table:formula="of:=IFERROR(&quot;## &quot; &amp; MID([.A89];3;FIND(&quot;:&quot;;[.A89])-3) &amp; &quot; &lt;br&gt;&quot;;&quot;&quot;)">
            <text:p/>
          </table:table-cell>
          <table:table-cell table:formula="of:=IF([.B89]=&quot;Y&quot;;MID([.A89];3;FIND(&quot;:&quot;;[.A89];1)-3);IF(&#10;RIGHT(RIGHT([.A89]; 1))=&quot;@&quot;;0;&#10;[.A89]))" office:value-type="string" office:string-value="format-justify-right-symbolic" calcext:value-type="string">
            <text:p>format-justify-right-symbolic</text:p>
          </table:table-cell>
          <table:table-cell table:formula="of:=IF([.B89]=&quot;Y&quot;;[.D89];[.E88])" office:value-type="string" office:string-value="actions" calcext:value-type="string">
            <text:p>actions</text:p>
          </table:table-cell>
          <table:table-cell table:style-name="ce10" table:formula="of:=IF([.D89]=0;&quot;&quot;;IF([.B89]=&quot;Y&quot;;[.C89];&#10;&quot;&lt;a href=&quot; &amp; CHAR(34) &amp; &quot;#&quot; &amp; CHAR(34) &amp; &quot;&gt;&quot; &amp;&#10;&quot;&lt;img src=&quot; &amp; CHAR(34) &amp; &quot;https://github.com/ubuntu/yaru/blob/master/icons/Yaru/scalable/&quot; &amp; [.E89] &amp; &quot;/&quot; &amp; [.A89] &amp; &quot;.svg&quot; &amp; CHAR(34) &amp; &#10;&quot; width=&quot; &amp; CHAR(34) &amp; &quot;22&quot; &amp; CHAR(34) &amp; &quot; alt=&quot; &amp; CHAR(34) &amp; [.D89] &amp; CHAR(34) &amp; &quot;&gt;&lt;/a&gt;&quot; &amp;&#10;&quot;&amp;nbsp; &amp;nbsp; &quot; &amp; [.D89] &amp; &quot;&lt;br&gt;&quot;&#10;))" office:value-type="string" office:string-value="&lt;a href=&quot;#&quot;&gt;&lt;img src=&quot;https://github.com/ubuntu/yaru/blob/master/icons/Yaru/scalable/actions/format-justify-right-symbolic.svg&quot; width=&quot;22&quot; alt=&quot;format-justify-right-symbolic&quot;&gt;&lt;/a&gt;&amp;nbsp; &amp;nbsp; format-justify-right-symbolic&lt;br&gt;" calcext:value-type="string">
            <text:p>&lt;a href="#"&gt;&lt;img src="https://github.com/ubuntu/yaru/blob/master/icons/Yaru/scalable/actions/format-justify-right-symbolic.svg" width="22" alt="format-justify-right-symbolic"&gt;&lt;/a&gt;&amp;nbsp; &amp;nbsp; format-justify-right-symbolic&lt;br&gt;</text:p>
          </table:table-cell>
        </table:table-row>
        <table:table-row table:style-name="ro1">
          <table:table-cell office:value-type="string" calcext:value-type="string">
            <text:p>format-ordered-list-symbolic-rtl</text:p>
          </table:table-cell>
          <table:table-cell table:formula="of:=IF(LEFT([.A90];1)=&quot;.&quot;;&quot;Y&quot;;&quot;N&quot;)" office:value-type="string" office:string-value="N" calcext:value-type="string">
            <text:p>N</text:p>
          </table:table-cell>
          <table:table-cell table:formula="of:=IFERROR(&quot;## &quot; &amp; MID([.A90];3;FIND(&quot;:&quot;;[.A90])-3) &amp; &quot; &lt;br&gt;&quot;;&quot;&quot;)">
            <text:p/>
          </table:table-cell>
          <table:table-cell table:formula="of:=IF([.B90]=&quot;Y&quot;;MID([.A90];3;FIND(&quot;:&quot;;[.A90];1)-3);IF(&#10;RIGHT(RIGHT([.A90]; 1))=&quot;@&quot;;0;&#10;[.A90]))" office:value-type="string" office:string-value="format-ordered-list-symbolic-rtl" calcext:value-type="string">
            <text:p>format-ordered-list-symbolic-rtl</text:p>
          </table:table-cell>
          <table:table-cell table:formula="of:=IF([.B90]=&quot;Y&quot;;[.D90];[.E89])" office:value-type="string" office:string-value="actions" calcext:value-type="string">
            <text:p>actions</text:p>
          </table:table-cell>
          <table:table-cell table:style-name="ce10" table:formula="of:=IF([.D90]=0;&quot;&quot;;IF([.B90]=&quot;Y&quot;;[.C90];&#10;&quot;&lt;a href=&quot; &amp; CHAR(34) &amp; &quot;#&quot; &amp; CHAR(34) &amp; &quot;&gt;&quot; &amp;&#10;&quot;&lt;img src=&quot; &amp; CHAR(34) &amp; &quot;https://github.com/ubuntu/yaru/blob/master/icons/Yaru/scalable/&quot; &amp; [.E90] &amp; &quot;/&quot; &amp; [.A90] &amp; &quot;.svg&quot; &amp; CHAR(34) &amp; &#10;&quot; width=&quot; &amp; CHAR(34) &amp; &quot;22&quot; &amp; CHAR(34) &amp; &quot; alt=&quot; &amp; CHAR(34) &amp; [.D90] &amp; CHAR(34) &amp; &quot;&gt;&lt;/a&gt;&quot; &amp;&#10;&quot;&amp;nbsp; &amp;nbsp; &quot; &amp; [.D90] &amp; &quot;&lt;br&gt;&quot;&#10;))" office:value-type="string" office:string-value="&lt;a href=&quot;#&quot;&gt;&lt;img src=&quot;https://github.com/ubuntu/yaru/blob/master/icons/Yaru/scalable/actions/format-ordered-list-symbolic-rtl.svg&quot; width=&quot;22&quot; alt=&quot;format-ordered-list-symbolic-rtl&quot;&gt;&lt;/a&gt;&amp;nbsp; &amp;nbsp; format-ordered-list-symbolic-rtl&lt;br&gt;" calcext:value-type="string">
            <text:p>&lt;a href="#"&gt;&lt;img src="https://github.com/ubuntu/yaru/blob/master/icons/Yaru/scalable/actions/format-ordered-list-symbolic-rtl.svg" width="22" alt="format-ordered-list-symbolic-rtl"&gt;&lt;/a&gt;&amp;nbsp; &amp;nbsp; format-ordered-list-symbolic-rtl&lt;br&gt;</text:p>
          </table:table-cell>
        </table:table-row>
        <table:table-row table:style-name="ro1">
          <table:table-cell office:value-type="string" calcext:value-type="string">
            <text:p>format-ordered-list-symbolic</text:p>
          </table:table-cell>
          <table:table-cell table:formula="of:=IF(LEFT([.A91];1)=&quot;.&quot;;&quot;Y&quot;;&quot;N&quot;)" office:value-type="string" office:string-value="N" calcext:value-type="string">
            <text:p>N</text:p>
          </table:table-cell>
          <table:table-cell table:formula="of:=IFERROR(&quot;## &quot; &amp; MID([.A91];3;FIND(&quot;:&quot;;[.A91])-3) &amp; &quot; &lt;br&gt;&quot;;&quot;&quot;)">
            <text:p/>
          </table:table-cell>
          <table:table-cell table:formula="of:=IF([.B91]=&quot;Y&quot;;MID([.A91];3;FIND(&quot;:&quot;;[.A91];1)-3);IF(&#10;RIGHT(RIGHT([.A91]; 1))=&quot;@&quot;;0;&#10;[.A91]))" office:value-type="string" office:string-value="format-ordered-list-symbolic" calcext:value-type="string">
            <text:p>format-ordered-list-symbolic</text:p>
          </table:table-cell>
          <table:table-cell table:formula="of:=IF([.B91]=&quot;Y&quot;;[.D91];[.E90])" office:value-type="string" office:string-value="actions" calcext:value-type="string">
            <text:p>actions</text:p>
          </table:table-cell>
          <table:table-cell table:style-name="ce10" table:formula="of:=IF([.D91]=0;&quot;&quot;;IF([.B91]=&quot;Y&quot;;[.C91];&#10;&quot;&lt;a href=&quot; &amp; CHAR(34) &amp; &quot;#&quot; &amp; CHAR(34) &amp; &quot;&gt;&quot; &amp;&#10;&quot;&lt;img src=&quot; &amp; CHAR(34) &amp; &quot;https://github.com/ubuntu/yaru/blob/master/icons/Yaru/scalable/&quot; &amp; [.E91] &amp; &quot;/&quot; &amp; [.A91] &amp; &quot;.svg&quot; &amp; CHAR(34) &amp; &#10;&quot; width=&quot; &amp; CHAR(34) &amp; &quot;22&quot; &amp; CHAR(34) &amp; &quot; alt=&quot; &amp; CHAR(34) &amp; [.D91] &amp; CHAR(34) &amp; &quot;&gt;&lt;/a&gt;&quot; &amp;&#10;&quot;&amp;nbsp; &amp;nbsp; &quot; &amp; [.D91] &amp; &quot;&lt;br&gt;&quot;&#10;))" office:value-type="string" office:string-value="&lt;a href=&quot;#&quot;&gt;&lt;img src=&quot;https://github.com/ubuntu/yaru/blob/master/icons/Yaru/scalable/actions/format-ordered-list-symbolic.svg&quot; width=&quot;22&quot; alt=&quot;format-ordered-list-symbolic&quot;&gt;&lt;/a&gt;&amp;nbsp; &amp;nbsp; format-ordered-list-symbolic&lt;br&gt;" calcext:value-type="string">
            <text:p>&lt;a href="#"&gt;&lt;img src="https://github.com/ubuntu/yaru/blob/master/icons/Yaru/scalable/actions/format-ordered-list-symbolic.svg" width="22" alt="format-ordered-list-symbolic"&gt;&lt;/a&gt;&amp;nbsp; &amp;nbsp; format-ordered-list-symbolic&lt;br&gt;</text:p>
          </table:table-cell>
        </table:table-row>
        <table:table-row table:style-name="ro1">
          <table:table-cell office:value-type="string" calcext:value-type="string">
            <text:p>format-text-bold-symbolic</text:p>
          </table:table-cell>
          <table:table-cell table:formula="of:=IF(LEFT([.A92];1)=&quot;.&quot;;&quot;Y&quot;;&quot;N&quot;)" office:value-type="string" office:string-value="N" calcext:value-type="string">
            <text:p>N</text:p>
          </table:table-cell>
          <table:table-cell table:formula="of:=IFERROR(&quot;## &quot; &amp; MID([.A92];3;FIND(&quot;:&quot;;[.A92])-3) &amp; &quot; &lt;br&gt;&quot;;&quot;&quot;)">
            <text:p/>
          </table:table-cell>
          <table:table-cell table:formula="of:=IF([.B92]=&quot;Y&quot;;MID([.A92];3;FIND(&quot;:&quot;;[.A92];1)-3);IF(&#10;RIGHT(RIGHT([.A92]; 1))=&quot;@&quot;;0;&#10;[.A92]))" office:value-type="string" office:string-value="format-text-bold-symbolic" calcext:value-type="string">
            <text:p>format-text-bold-symbolic</text:p>
          </table:table-cell>
          <table:table-cell table:formula="of:=IF([.B92]=&quot;Y&quot;;[.D92];[.E91])" office:value-type="string" office:string-value="actions" calcext:value-type="string">
            <text:p>actions</text:p>
          </table:table-cell>
          <table:table-cell table:style-name="ce10" table:formula="of:=IF([.D92]=0;&quot;&quot;;IF([.B92]=&quot;Y&quot;;[.C92];&#10;&quot;&lt;a href=&quot; &amp; CHAR(34) &amp; &quot;#&quot; &amp; CHAR(34) &amp; &quot;&gt;&quot; &amp;&#10;&quot;&lt;img src=&quot; &amp; CHAR(34) &amp; &quot;https://github.com/ubuntu/yaru/blob/master/icons/Yaru/scalable/&quot; &amp; [.E92] &amp; &quot;/&quot; &amp; [.A92] &amp; &quot;.svg&quot; &amp; CHAR(34) &amp; &#10;&quot; width=&quot; &amp; CHAR(34) &amp; &quot;22&quot; &amp; CHAR(34) &amp; &quot; alt=&quot; &amp; CHAR(34) &amp; [.D92] &amp; CHAR(34) &amp; &quot;&gt;&lt;/a&gt;&quot; &amp;&#10;&quot;&amp;nbsp; &amp;nbsp; &quot; &amp; [.D92] &amp; &quot;&lt;br&gt;&quot;&#10;))" office:value-type="string" office:string-value="&lt;a href=&quot;#&quot;&gt;&lt;img src=&quot;https://github.com/ubuntu/yaru/blob/master/icons/Yaru/scalable/actions/format-text-bold-symbolic.svg&quot; width=&quot;22&quot; alt=&quot;format-text-bold-symbolic&quot;&gt;&lt;/a&gt;&amp;nbsp; &amp;nbsp; format-text-bold-symbolic&lt;br&gt;" calcext:value-type="string">
            <text:p>&lt;a href="#"&gt;&lt;img src="https://github.com/ubuntu/yaru/blob/master/icons/Yaru/scalable/actions/format-text-bold-symbolic.svg" width="22" alt="format-text-bold-symbolic"&gt;&lt;/a&gt;&amp;nbsp; &amp;nbsp; format-text-bold-symbolic&lt;br&gt;</text:p>
          </table:table-cell>
        </table:table-row>
        <table:table-row table:style-name="ro1">
          <table:table-cell office:value-type="string" calcext:value-type="string">
            <text:p>format-text-direction-ltr-symbolic</text:p>
          </table:table-cell>
          <table:table-cell table:formula="of:=IF(LEFT([.A93];1)=&quot;.&quot;;&quot;Y&quot;;&quot;N&quot;)" office:value-type="string" office:string-value="N" calcext:value-type="string">
            <text:p>N</text:p>
          </table:table-cell>
          <table:table-cell table:formula="of:=IFERROR(&quot;## &quot; &amp; MID([.A93];3;FIND(&quot;:&quot;;[.A93])-3) &amp; &quot; &lt;br&gt;&quot;;&quot;&quot;)">
            <text:p/>
          </table:table-cell>
          <table:table-cell table:formula="of:=IF([.B93]=&quot;Y&quot;;MID([.A93];3;FIND(&quot;:&quot;;[.A93];1)-3);IF(&#10;RIGHT(RIGHT([.A93]; 1))=&quot;@&quot;;0;&#10;[.A93]))" office:value-type="string" office:string-value="format-text-direction-ltr-symbolic" calcext:value-type="string">
            <text:p>format-text-direction-ltr-symbolic</text:p>
          </table:table-cell>
          <table:table-cell table:formula="of:=IF([.B93]=&quot;Y&quot;;[.D93];[.E92])" office:value-type="string" office:string-value="actions" calcext:value-type="string">
            <text:p>actions</text:p>
          </table:table-cell>
          <table:table-cell table:style-name="ce10" table:formula="of:=IF([.D93]=0;&quot;&quot;;IF([.B93]=&quot;Y&quot;;[.C93];&#10;&quot;&lt;a href=&quot; &amp; CHAR(34) &amp; &quot;#&quot; &amp; CHAR(34) &amp; &quot;&gt;&quot; &amp;&#10;&quot;&lt;img src=&quot; &amp; CHAR(34) &amp; &quot;https://github.com/ubuntu/yaru/blob/master/icons/Yaru/scalable/&quot; &amp; [.E93] &amp; &quot;/&quot; &amp; [.A93] &amp; &quot;.svg&quot; &amp; CHAR(34) &amp; &#10;&quot; width=&quot; &amp; CHAR(34) &amp; &quot;22&quot; &amp; CHAR(34) &amp; &quot; alt=&quot; &amp; CHAR(34) &amp; [.D93] &amp; CHAR(34) &amp; &quot;&gt;&lt;/a&gt;&quot; &amp;&#10;&quot;&amp;nbsp; &amp;nbsp; &quot; &amp; [.D93] &amp; &quot;&lt;br&gt;&quot;&#10;))" office:value-type="string" office:string-value="&lt;a href=&quot;#&quot;&gt;&lt;img src=&quot;https://github.com/ubuntu/yaru/blob/master/icons/Yaru/scalable/actions/format-text-direction-ltr-symbolic.svg&quot; width=&quot;22&quot; alt=&quot;format-text-direction-ltr-symbolic&quot;&gt;&lt;/a&gt;&amp;nbsp; &amp;nbsp; format-text-direction-ltr-symbolic&lt;br&gt;" calcext:value-type="string">
            <text:p>&lt;a href="#"&gt;&lt;img src="https://github.com/ubuntu/yaru/blob/master/icons/Yaru/scalable/actions/format-text-direction-ltr-symbolic.svg" width="22" alt="format-text-direction-ltr-symbolic"&gt;&lt;/a&gt;&amp;nbsp; &amp;nbsp; format-text-direction-ltr-symbolic&lt;br&gt;</text:p>
          </table:table-cell>
        </table:table-row>
        <table:table-row table:style-name="ro1">
          <table:table-cell table:style-name="Default" office:value-type="string" calcext:value-type="string">
            <text:p>format-text-direction-rtl-symbolic-rtl@</text:p>
          </table:table-cell>
          <table:table-cell table:style-name="Default" table:formula="of:=IF(LEFT([.A9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4];3;FIND(&quot;:&quot;;[.A94])-3) &amp; &quot; &lt;br&gt;&quot;;&quot;&quot;)">
            <text:p/>
          </table:table-cell>
          <table:table-cell table:style-name="ce6" table:formula="of:=IF([.B94]=&quot;Y&quot;;MID([.A94];3;FIND(&quot;:&quot;;[.A94];1)-3);IF(&#10;RIGHT(RIGHT([.A94]; 1))=&quot;@&quot;;0;&#10;[.A94]))" office:value-type="float" office:value="0" calcext:value-type="float">
            <text:p>0</text:p>
          </table:table-cell>
          <table:table-cell table:formula="of:=IF([.B94]=&quot;Y&quot;;[.D94];[.E93])" office:value-type="string" office:string-value="actions" calcext:value-type="string">
            <text:p>actions</text:p>
          </table:table-cell>
          <table:table-cell table:style-name="ce10" table:formula="of:=IF([.D94]=0;&quot;&quot;;IF([.B94]=&quot;Y&quot;;[.C94];&#10;&quot;&lt;a href=&quot; &amp; CHAR(34) &amp; &quot;#&quot; &amp; CHAR(34) &amp; &quot;&gt;&quot; &amp;&#10;&quot;&lt;img src=&quot; &amp; CHAR(34) &amp; &quot;https://github.com/ubuntu/yaru/blob/master/icons/Yaru/scalable/&quot; &amp; [.E94] &amp; &quot;/&quot; &amp; [.A94] &amp; &quot;.svg&quot; &amp; CHAR(34) &amp; &#10;&quot; width=&quot; &amp; CHAR(34) &amp; &quot;22&quot; &amp; CHAR(34) &amp; &quot; alt=&quot; &amp; CHAR(34) &amp; [.D94] &amp; CHAR(34) &amp; &quot;&gt;&lt;/a&gt;&quot; &amp;&#10;&quot;&amp;nbsp; &amp;nbsp; &quot; &amp; [.D94] &amp; &quot;&lt;br&gt;&quot;&#10;))">
            <text:p/>
          </table:table-cell>
        </table:table-row>
        <table:table-row table:style-name="ro1">
          <table:table-cell office:value-type="string" calcext:value-type="string">
            <text:p>format-text-direction-symbolic-rtl</text:p>
          </table:table-cell>
          <table:table-cell table:formula="of:=IF(LEFT([.A95];1)=&quot;.&quot;;&quot;Y&quot;;&quot;N&quot;)" office:value-type="string" office:string-value="N" calcext:value-type="string">
            <text:p>N</text:p>
          </table:table-cell>
          <table:table-cell table:formula="of:=IFERROR(&quot;## &quot; &amp; MID([.A95];3;FIND(&quot;:&quot;;[.A95])-3) &amp; &quot; &lt;br&gt;&quot;;&quot;&quot;)">
            <text:p/>
          </table:table-cell>
          <table:table-cell table:formula="of:=IF([.B95]=&quot;Y&quot;;MID([.A95];3;FIND(&quot;:&quot;;[.A95];1)-3);IF(&#10;RIGHT(RIGHT([.A95]; 1))=&quot;@&quot;;0;&#10;[.A95]))" office:value-type="string" office:string-value="format-text-direction-symbolic-rtl" calcext:value-type="string">
            <text:p>format-text-direction-symbolic-rtl</text:p>
          </table:table-cell>
          <table:table-cell table:formula="of:=IF([.B95]=&quot;Y&quot;;[.D95];[.E94])" office:value-type="string" office:string-value="actions" calcext:value-type="string">
            <text:p>actions</text:p>
          </table:table-cell>
          <table:table-cell table:style-name="ce10" table:formula="of:=IF([.D95]=0;&quot;&quot;;IF([.B95]=&quot;Y&quot;;[.C95];&#10;&quot;&lt;a href=&quot; &amp; CHAR(34) &amp; &quot;#&quot; &amp; CHAR(34) &amp; &quot;&gt;&quot; &amp;&#10;&quot;&lt;img src=&quot; &amp; CHAR(34) &amp; &quot;https://github.com/ubuntu/yaru/blob/master/icons/Yaru/scalable/&quot; &amp; [.E95] &amp; &quot;/&quot; &amp; [.A95] &amp; &quot;.svg&quot; &amp; CHAR(34) &amp; &#10;&quot; width=&quot; &amp; CHAR(34) &amp; &quot;22&quot; &amp; CHAR(34) &amp; &quot; alt=&quot; &amp; CHAR(34) &amp; [.D95] &amp; CHAR(34) &amp; &quot;&gt;&lt;/a&gt;&quot; &amp;&#10;&quot;&amp;nbsp; &amp;nbsp; &quot; &amp; [.D95] &amp; &quot;&lt;br&gt;&quot;&#10;))" office:value-type="string" office:string-value="&lt;a href=&quot;#&quot;&gt;&lt;img src=&quot;https://github.com/ubuntu/yaru/blob/master/icons/Yaru/scalable/actions/format-text-direction-symbolic-rtl.svg&quot; width=&quot;22&quot; alt=&quot;format-text-direction-symbolic-rtl&quot;&gt;&lt;/a&gt;&amp;nbsp; &amp;nbsp; format-text-direction-symbolic-rtl&lt;br&gt;" calcext:value-type="string">
            <text:p>&lt;a href="#"&gt;&lt;img src="https://github.com/ubuntu/yaru/blob/master/icons/Yaru/scalable/actions/format-text-direction-symbolic-rtl.svg" width="22" alt="format-text-direction-symbolic-rtl"&gt;&lt;/a&gt;&amp;nbsp; &amp;nbsp; format-text-direction-symbolic-rtl&lt;br&gt;</text:p>
          </table:table-cell>
        </table:table-row>
        <table:table-row table:style-name="ro1">
          <table:table-cell office:value-type="string" calcext:value-type="string">
            <text:p>format-text-direction-symbolic</text:p>
          </table:table-cell>
          <table:table-cell table:formula="of:=IF(LEFT([.A96];1)=&quot;.&quot;;&quot;Y&quot;;&quot;N&quot;)" office:value-type="string" office:string-value="N" calcext:value-type="string">
            <text:p>N</text:p>
          </table:table-cell>
          <table:table-cell table:formula="of:=IFERROR(&quot;## &quot; &amp; MID([.A96];3;FIND(&quot;:&quot;;[.A96])-3) &amp; &quot; &lt;br&gt;&quot;;&quot;&quot;)">
            <text:p/>
          </table:table-cell>
          <table:table-cell table:formula="of:=IF([.B96]=&quot;Y&quot;;MID([.A96];3;FIND(&quot;:&quot;;[.A96];1)-3);IF(&#10;RIGHT(RIGHT([.A96]; 1))=&quot;@&quot;;0;&#10;[.A96]))" office:value-type="string" office:string-value="format-text-direction-symbolic" calcext:value-type="string">
            <text:p>format-text-direction-symbolic</text:p>
          </table:table-cell>
          <table:table-cell table:formula="of:=IF([.B96]=&quot;Y&quot;;[.D96];[.E95])" office:value-type="string" office:string-value="actions" calcext:value-type="string">
            <text:p>actions</text:p>
          </table:table-cell>
          <table:table-cell table:style-name="ce10" table:formula="of:=IF([.D96]=0;&quot;&quot;;IF([.B96]=&quot;Y&quot;;[.C96];&#10;&quot;&lt;a href=&quot; &amp; CHAR(34) &amp; &quot;#&quot; &amp; CHAR(34) &amp; &quot;&gt;&quot; &amp;&#10;&quot;&lt;img src=&quot; &amp; CHAR(34) &amp; &quot;https://github.com/ubuntu/yaru/blob/master/icons/Yaru/scalable/&quot; &amp; [.E96] &amp; &quot;/&quot; &amp; [.A96] &amp; &quot;.svg&quot; &amp; CHAR(34) &amp; &#10;&quot; width=&quot; &amp; CHAR(34) &amp; &quot;22&quot; &amp; CHAR(34) &amp; &quot; alt=&quot; &amp; CHAR(34) &amp; [.D96] &amp; CHAR(34) &amp; &quot;&gt;&lt;/a&gt;&quot; &amp;&#10;&quot;&amp;nbsp; &amp;nbsp; &quot; &amp; [.D96] &amp; &quot;&lt;br&gt;&quot;&#10;))" office:value-type="string" office:string-value="&lt;a href=&quot;#&quot;&gt;&lt;img src=&quot;https://github.com/ubuntu/yaru/blob/master/icons/Yaru/scalable/actions/format-text-direction-symbolic.svg&quot; width=&quot;22&quot; alt=&quot;format-text-direction-symbolic&quot;&gt;&lt;/a&gt;&amp;nbsp; &amp;nbsp; format-text-direction-symbolic&lt;br&gt;" calcext:value-type="string">
            <text:p>&lt;a href="#"&gt;&lt;img src="https://github.com/ubuntu/yaru/blob/master/icons/Yaru/scalable/actions/format-text-direction-symbolic.svg" width="22" alt="format-text-direction-symbolic"&gt;&lt;/a&gt;&amp;nbsp; &amp;nbsp; format-text-direction-symbolic&lt;br&gt;</text:p>
          </table:table-cell>
        </table:table-row>
        <table:table-row table:style-name="ro1">
          <table:table-cell office:value-type="string" calcext:value-type="string">
            <text:p>format-text-italic-symbolic</text:p>
          </table:table-cell>
          <table:table-cell table:formula="of:=IF(LEFT([.A97];1)=&quot;.&quot;;&quot;Y&quot;;&quot;N&quot;)" office:value-type="string" office:string-value="N" calcext:value-type="string">
            <text:p>N</text:p>
          </table:table-cell>
          <table:table-cell table:formula="of:=IFERROR(&quot;## &quot; &amp; MID([.A97];3;FIND(&quot;:&quot;;[.A97])-3) &amp; &quot; &lt;br&gt;&quot;;&quot;&quot;)">
            <text:p/>
          </table:table-cell>
          <table:table-cell table:formula="of:=IF([.B97]=&quot;Y&quot;;MID([.A97];3;FIND(&quot;:&quot;;[.A97];1)-3);IF(&#10;RIGHT(RIGHT([.A97]; 1))=&quot;@&quot;;0;&#10;[.A97]))" office:value-type="string" office:string-value="format-text-italic-symbolic" calcext:value-type="string">
            <text:p>format-text-italic-symbolic</text:p>
          </table:table-cell>
          <table:table-cell table:formula="of:=IF([.B97]=&quot;Y&quot;;[.D97];[.E96])" office:value-type="string" office:string-value="actions" calcext:value-type="string">
            <text:p>actions</text:p>
          </table:table-cell>
          <table:table-cell table:style-name="ce10" table:formula="of:=IF([.D97]=0;&quot;&quot;;IF([.B97]=&quot;Y&quot;;[.C97];&#10;&quot;&lt;a href=&quot; &amp; CHAR(34) &amp; &quot;#&quot; &amp; CHAR(34) &amp; &quot;&gt;&quot; &amp;&#10;&quot;&lt;img src=&quot; &amp; CHAR(34) &amp; &quot;https://github.com/ubuntu/yaru/blob/master/icons/Yaru/scalable/&quot; &amp; [.E97] &amp; &quot;/&quot; &amp; [.A97] &amp; &quot;.svg&quot; &amp; CHAR(34) &amp; &#10;&quot; width=&quot; &amp; CHAR(34) &amp; &quot;22&quot; &amp; CHAR(34) &amp; &quot; alt=&quot; &amp; CHAR(34) &amp; [.D97] &amp; CHAR(34) &amp; &quot;&gt;&lt;/a&gt;&quot; &amp;&#10;&quot;&amp;nbsp; &amp;nbsp; &quot; &amp; [.D97] &amp; &quot;&lt;br&gt;&quot;&#10;))" office:value-type="string" office:string-value="&lt;a href=&quot;#&quot;&gt;&lt;img src=&quot;https://github.com/ubuntu/yaru/blob/master/icons/Yaru/scalable/actions/format-text-italic-symbolic.svg&quot; width=&quot;22&quot; alt=&quot;format-text-italic-symbolic&quot;&gt;&lt;/a&gt;&amp;nbsp; &amp;nbsp; format-text-italic-symbolic&lt;br&gt;" calcext:value-type="string">
            <text:p>&lt;a href="#"&gt;&lt;img src="https://github.com/ubuntu/yaru/blob/master/icons/Yaru/scalable/actions/format-text-italic-symbolic.svg" width="22" alt="format-text-italic-symbolic"&gt;&lt;/a&gt;&amp;nbsp; &amp;nbsp; format-text-italic-symbolic&lt;br&gt;</text:p>
          </table:table-cell>
        </table:table-row>
        <table:table-row table:style-name="ro1">
          <table:table-cell office:value-type="string" calcext:value-type="string">
            <text:p>format-text-plaintext-symbolic</text:p>
          </table:table-cell>
          <table:table-cell table:formula="of:=IF(LEFT([.A98];1)=&quot;.&quot;;&quot;Y&quot;;&quot;N&quot;)" office:value-type="string" office:string-value="N" calcext:value-type="string">
            <text:p>N</text:p>
          </table:table-cell>
          <table:table-cell table:formula="of:=IFERROR(&quot;## &quot; &amp; MID([.A98];3;FIND(&quot;:&quot;;[.A98])-3) &amp; &quot; &lt;br&gt;&quot;;&quot;&quot;)">
            <text:p/>
          </table:table-cell>
          <table:table-cell table:formula="of:=IF([.B98]=&quot;Y&quot;;MID([.A98];3;FIND(&quot;:&quot;;[.A98];1)-3);IF(&#10;RIGHT(RIGHT([.A98]; 1))=&quot;@&quot;;0;&#10;[.A98]))" office:value-type="string" office:string-value="format-text-plaintext-symbolic" calcext:value-type="string">
            <text:p>format-text-plaintext-symbolic</text:p>
          </table:table-cell>
          <table:table-cell table:formula="of:=IF([.B98]=&quot;Y&quot;;[.D98];[.E97])" office:value-type="string" office:string-value="actions" calcext:value-type="string">
            <text:p>actions</text:p>
          </table:table-cell>
          <table:table-cell table:style-name="ce10" table:formula="of:=IF([.D98]=0;&quot;&quot;;IF([.B98]=&quot;Y&quot;;[.C98];&#10;&quot;&lt;a href=&quot; &amp; CHAR(34) &amp; &quot;#&quot; &amp; CHAR(34) &amp; &quot;&gt;&quot; &amp;&#10;&quot;&lt;img src=&quot; &amp; CHAR(34) &amp; &quot;https://github.com/ubuntu/yaru/blob/master/icons/Yaru/scalable/&quot; &amp; [.E98] &amp; &quot;/&quot; &amp; [.A98] &amp; &quot;.svg&quot; &amp; CHAR(34) &amp; &#10;&quot; width=&quot; &amp; CHAR(34) &amp; &quot;22&quot; &amp; CHAR(34) &amp; &quot; alt=&quot; &amp; CHAR(34) &amp; [.D98] &amp; CHAR(34) &amp; &quot;&gt;&lt;/a&gt;&quot; &amp;&#10;&quot;&amp;nbsp; &amp;nbsp; &quot; &amp; [.D98] &amp; &quot;&lt;br&gt;&quot;&#10;))" office:value-type="string" office:string-value="&lt;a href=&quot;#&quot;&gt;&lt;img src=&quot;https://github.com/ubuntu/yaru/blob/master/icons/Yaru/scalable/actions/format-text-plaintext-symbolic.svg&quot; width=&quot;22&quot; alt=&quot;format-text-plaintext-symbolic&quot;&gt;&lt;/a&gt;&amp;nbsp; &amp;nbsp; format-text-plaintext-symbolic&lt;br&gt;" calcext:value-type="string">
            <text:p>&lt;a href="#"&gt;&lt;img src="https://github.com/ubuntu/yaru/blob/master/icons/Yaru/scalable/actions/format-text-plaintext-symbolic.svg" width="22" alt="format-text-plaintext-symbolic"&gt;&lt;/a&gt;&amp;nbsp; &amp;nbsp; format-text-plaintext-symbolic&lt;br&gt;</text:p>
          </table:table-cell>
        </table:table-row>
        <table:table-row table:style-name="ro1">
          <table:table-cell office:value-type="string" calcext:value-type="string">
            <text:p>format-text-remove-symbolic</text:p>
          </table:table-cell>
          <table:table-cell table:formula="of:=IF(LEFT([.A99];1)=&quot;.&quot;;&quot;Y&quot;;&quot;N&quot;)" office:value-type="string" office:string-value="N" calcext:value-type="string">
            <text:p>N</text:p>
          </table:table-cell>
          <table:table-cell table:formula="of:=IFERROR(&quot;## &quot; &amp; MID([.A99];3;FIND(&quot;:&quot;;[.A99])-3) &amp; &quot; &lt;br&gt;&quot;;&quot;&quot;)">
            <text:p/>
          </table:table-cell>
          <table:table-cell table:formula="of:=IF([.B99]=&quot;Y&quot;;MID([.A99];3;FIND(&quot;:&quot;;[.A99];1)-3);IF(&#10;RIGHT(RIGHT([.A99]; 1))=&quot;@&quot;;0;&#10;[.A99]))" office:value-type="string" office:string-value="format-text-remove-symbolic" calcext:value-type="string">
            <text:p>format-text-remove-symbolic</text:p>
          </table:table-cell>
          <table:table-cell table:formula="of:=IF([.B99]=&quot;Y&quot;;[.D99];[.E98])" office:value-type="string" office:string-value="actions" calcext:value-type="string">
            <text:p>actions</text:p>
          </table:table-cell>
          <table:table-cell table:style-name="ce10" table:formula="of:=IF([.D99]=0;&quot;&quot;;IF([.B99]=&quot;Y&quot;;[.C99];&#10;&quot;&lt;a href=&quot; &amp; CHAR(34) &amp; &quot;#&quot; &amp; CHAR(34) &amp; &quot;&gt;&quot; &amp;&#10;&quot;&lt;img src=&quot; &amp; CHAR(34) &amp; &quot;https://github.com/ubuntu/yaru/blob/master/icons/Yaru/scalable/&quot; &amp; [.E99] &amp; &quot;/&quot; &amp; [.A99] &amp; &quot;.svg&quot; &amp; CHAR(34) &amp; &#10;&quot; width=&quot; &amp; CHAR(34) &amp; &quot;22&quot; &amp; CHAR(34) &amp; &quot; alt=&quot; &amp; CHAR(34) &amp; [.D99] &amp; CHAR(34) &amp; &quot;&gt;&lt;/a&gt;&quot; &amp;&#10;&quot;&amp;nbsp; &amp;nbsp; &quot; &amp; [.D99] &amp; &quot;&lt;br&gt;&quot;&#10;))" office:value-type="string" office:string-value="&lt;a href=&quot;#&quot;&gt;&lt;img src=&quot;https://github.com/ubuntu/yaru/blob/master/icons/Yaru/scalable/actions/format-text-remove-symbolic.svg&quot; width=&quot;22&quot; alt=&quot;format-text-remove-symbolic&quot;&gt;&lt;/a&gt;&amp;nbsp; &amp;nbsp; format-text-remove-symbolic&lt;br&gt;" calcext:value-type="string">
            <text:p>&lt;a href="#"&gt;&lt;img src="https://github.com/ubuntu/yaru/blob/master/icons/Yaru/scalable/actions/format-text-remove-symbolic.svg" width="22" alt="format-text-remove-symbolic"&gt;&lt;/a&gt;&amp;nbsp; &amp;nbsp; format-text-remove-symbolic&lt;br&gt;</text:p>
          </table:table-cell>
        </table:table-row>
        <table:table-row table:style-name="ro1">
          <table:table-cell office:value-type="string" calcext:value-type="string">
            <text:p>format-text-rich-symbolic</text:p>
          </table:table-cell>
          <table:table-cell table:formula="of:=IF(LEFT([.A100];1)=&quot;.&quot;;&quot;Y&quot;;&quot;N&quot;)" office:value-type="string" office:string-value="N" calcext:value-type="string">
            <text:p>N</text:p>
          </table:table-cell>
          <table:table-cell table:formula="of:=IFERROR(&quot;## &quot; &amp; MID([.A100];3;FIND(&quot;:&quot;;[.A100])-3) &amp; &quot; &lt;br&gt;&quot;;&quot;&quot;)">
            <text:p/>
          </table:table-cell>
          <table:table-cell table:formula="of:=IF([.B100]=&quot;Y&quot;;MID([.A100];3;FIND(&quot;:&quot;;[.A100];1)-3);IF(&#10;RIGHT(RIGHT([.A100]; 1))=&quot;@&quot;;0;&#10;[.A100]))" office:value-type="string" office:string-value="format-text-rich-symbolic" calcext:value-type="string">
            <text:p>format-text-rich-symbolic</text:p>
          </table:table-cell>
          <table:table-cell table:formula="of:=IF([.B100]=&quot;Y&quot;;[.D100];[.E99])" office:value-type="string" office:string-value="actions" calcext:value-type="string">
            <text:p>actions</text:p>
          </table:table-cell>
          <table:table-cell table:style-name="ce10" table:formula="of:=IF([.D100]=0;&quot;&quot;;IF([.B100]=&quot;Y&quot;;[.C100];&#10;&quot;&lt;a href=&quot; &amp; CHAR(34) &amp; &quot;#&quot; &amp; CHAR(34) &amp; &quot;&gt;&quot; &amp;&#10;&quot;&lt;img src=&quot; &amp; CHAR(34) &amp; &quot;https://github.com/ubuntu/yaru/blob/master/icons/Yaru/scalable/&quot; &amp; [.E100] &amp; &quot;/&quot; &amp; [.A100] &amp; &quot;.svg&quot; &amp; CHAR(34) &amp; &#10;&quot; width=&quot; &amp; CHAR(34) &amp; &quot;22&quot; &amp; CHAR(34) &amp; &quot; alt=&quot; &amp; CHAR(34) &amp; [.D100] &amp; CHAR(34) &amp; &quot;&gt;&lt;/a&gt;&quot; &amp;&#10;&quot;&amp;nbsp; &amp;nbsp; &quot; &amp; [.D100] &amp; &quot;&lt;br&gt;&quot;&#10;))" office:value-type="string" office:string-value="&lt;a href=&quot;#&quot;&gt;&lt;img src=&quot;https://github.com/ubuntu/yaru/blob/master/icons/Yaru/scalable/actions/format-text-rich-symbolic.svg&quot; width=&quot;22&quot; alt=&quot;format-text-rich-symbolic&quot;&gt;&lt;/a&gt;&amp;nbsp; &amp;nbsp; format-text-rich-symbolic&lt;br&gt;" calcext:value-type="string">
            <text:p>&lt;a href="#"&gt;&lt;img src="https://github.com/ubuntu/yaru/blob/master/icons/Yaru/scalable/actions/format-text-rich-symbolic.svg" width="22" alt="format-text-rich-symbolic"&gt;&lt;/a&gt;&amp;nbsp; &amp;nbsp; format-text-rich-symbolic&lt;br&gt;</text:p>
          </table:table-cell>
        </table:table-row>
        <table:table-row table:style-name="ro1">
          <table:table-cell office:value-type="string" calcext:value-type="string">
            <text:p>format-text-strikethrough-symbolic</text:p>
          </table:table-cell>
          <table:table-cell table:formula="of:=IF(LEFT([.A101];1)=&quot;.&quot;;&quot;Y&quot;;&quot;N&quot;)" office:value-type="string" office:string-value="N" calcext:value-type="string">
            <text:p>N</text:p>
          </table:table-cell>
          <table:table-cell table:formula="of:=IFERROR(&quot;## &quot; &amp; MID([.A101];3;FIND(&quot;:&quot;;[.A101])-3) &amp; &quot; &lt;br&gt;&quot;;&quot;&quot;)">
            <text:p/>
          </table:table-cell>
          <table:table-cell table:formula="of:=IF([.B101]=&quot;Y&quot;;MID([.A101];3;FIND(&quot;:&quot;;[.A101];1)-3);IF(&#10;RIGHT(RIGHT([.A101]; 1))=&quot;@&quot;;0;&#10;[.A101]))" office:value-type="string" office:string-value="format-text-strikethrough-symbolic" calcext:value-type="string">
            <text:p>format-text-strikethrough-symbolic</text:p>
          </table:table-cell>
          <table:table-cell table:formula="of:=IF([.B101]=&quot;Y&quot;;[.D101];[.E100])" office:value-type="string" office:string-value="actions" calcext:value-type="string">
            <text:p>actions</text:p>
          </table:table-cell>
          <table:table-cell table:style-name="ce10" table:formula="of:=IF([.D101]=0;&quot;&quot;;IF([.B101]=&quot;Y&quot;;[.C101];&#10;&quot;&lt;a href=&quot; &amp; CHAR(34) &amp; &quot;#&quot; &amp; CHAR(34) &amp; &quot;&gt;&quot; &amp;&#10;&quot;&lt;img src=&quot; &amp; CHAR(34) &amp; &quot;https://github.com/ubuntu/yaru/blob/master/icons/Yaru/scalable/&quot; &amp; [.E101] &amp; &quot;/&quot; &amp; [.A101] &amp; &quot;.svg&quot; &amp; CHAR(34) &amp; &#10;&quot; width=&quot; &amp; CHAR(34) &amp; &quot;22&quot; &amp; CHAR(34) &amp; &quot; alt=&quot; &amp; CHAR(34) &amp; [.D101] &amp; CHAR(34) &amp; &quot;&gt;&lt;/a&gt;&quot; &amp;&#10;&quot;&amp;nbsp; &amp;nbsp; &quot; &amp; [.D101] &amp; &quot;&lt;br&gt;&quot;&#10;))" office:value-type="string" office:string-value="&lt;a href=&quot;#&quot;&gt;&lt;img src=&quot;https://github.com/ubuntu/yaru/blob/master/icons/Yaru/scalable/actions/format-text-strikethrough-symbolic.svg&quot; width=&quot;22&quot; alt=&quot;format-text-strikethrough-symbolic&quot;&gt;&lt;/a&gt;&amp;nbsp; &amp;nbsp; format-text-strikethrough-symbolic&lt;br&gt;" calcext:value-type="string">
            <text:p>&lt;a href="#"&gt;&lt;img src="https://github.com/ubuntu/yaru/blob/master/icons/Yaru/scalable/actions/format-text-strikethrough-symbolic.svg" width="22" alt="format-text-strikethrough-symbolic"&gt;&lt;/a&gt;&amp;nbsp; &amp;nbsp; format-text-strikethrough-symbolic&lt;br&gt;</text:p>
          </table:table-cell>
        </table:table-row>
        <table:table-row table:style-name="ro1">
          <table:table-cell office:value-type="string" calcext:value-type="string">
            <text:p>format-text-underline-symbolic</text:p>
          </table:table-cell>
          <table:table-cell table:formula="of:=IF(LEFT([.A102];1)=&quot;.&quot;;&quot;Y&quot;;&quot;N&quot;)" office:value-type="string" office:string-value="N" calcext:value-type="string">
            <text:p>N</text:p>
          </table:table-cell>
          <table:table-cell table:formula="of:=IFERROR(&quot;## &quot; &amp; MID([.A102];3;FIND(&quot;:&quot;;[.A102])-3) &amp; &quot; &lt;br&gt;&quot;;&quot;&quot;)">
            <text:p/>
          </table:table-cell>
          <table:table-cell table:formula="of:=IF([.B102]=&quot;Y&quot;;MID([.A102];3;FIND(&quot;:&quot;;[.A102];1)-3);IF(&#10;RIGHT(RIGHT([.A102]; 1))=&quot;@&quot;;0;&#10;[.A102]))" office:value-type="string" office:string-value="format-text-underline-symbolic" calcext:value-type="string">
            <text:p>format-text-underline-symbolic</text:p>
          </table:table-cell>
          <table:table-cell table:formula="of:=IF([.B102]=&quot;Y&quot;;[.D102];[.E101])" office:value-type="string" office:string-value="actions" calcext:value-type="string">
            <text:p>actions</text:p>
          </table:table-cell>
          <table:table-cell table:style-name="ce10" table:formula="of:=IF([.D102]=0;&quot;&quot;;IF([.B102]=&quot;Y&quot;;[.C102];&#10;&quot;&lt;a href=&quot; &amp; CHAR(34) &amp; &quot;#&quot; &amp; CHAR(34) &amp; &quot;&gt;&quot; &amp;&#10;&quot;&lt;img src=&quot; &amp; CHAR(34) &amp; &quot;https://github.com/ubuntu/yaru/blob/master/icons/Yaru/scalable/&quot; &amp; [.E102] &amp; &quot;/&quot; &amp; [.A102] &amp; &quot;.svg&quot; &amp; CHAR(34) &amp; &#10;&quot; width=&quot; &amp; CHAR(34) &amp; &quot;22&quot; &amp; CHAR(34) &amp; &quot; alt=&quot; &amp; CHAR(34) &amp; [.D102] &amp; CHAR(34) &amp; &quot;&gt;&lt;/a&gt;&quot; &amp;&#10;&quot;&amp;nbsp; &amp;nbsp; &quot; &amp; [.D102] &amp; &quot;&lt;br&gt;&quot;&#10;))" office:value-type="string" office:string-value="&lt;a href=&quot;#&quot;&gt;&lt;img src=&quot;https://github.com/ubuntu/yaru/blob/master/icons/Yaru/scalable/actions/format-text-underline-symbolic.svg&quot; width=&quot;22&quot; alt=&quot;format-text-underline-symbolic&quot;&gt;&lt;/a&gt;&amp;nbsp; &amp;nbsp; format-text-underline-symbolic&lt;br&gt;" calcext:value-type="string">
            <text:p>&lt;a href="#"&gt;&lt;img src="https://github.com/ubuntu/yaru/blob/master/icons/Yaru/scalable/actions/format-text-underline-symbolic.svg" width="22" alt="format-text-underline-symbolic"&gt;&lt;/a&gt;&amp;nbsp; &amp;nbsp; format-text-underline-symbolic&lt;br&gt;</text:p>
          </table:table-cell>
        </table:table-row>
        <table:table-row table:style-name="ro1">
          <table:table-cell office:value-type="string" calcext:value-type="string">
            <text:p>format-toolbar-toggle-symbolic</text:p>
          </table:table-cell>
          <table:table-cell table:formula="of:=IF(LEFT([.A103];1)=&quot;.&quot;;&quot;Y&quot;;&quot;N&quot;)" office:value-type="string" office:string-value="N" calcext:value-type="string">
            <text:p>N</text:p>
          </table:table-cell>
          <table:table-cell table:formula="of:=IFERROR(&quot;## &quot; &amp; MID([.A103];3;FIND(&quot;:&quot;;[.A103])-3) &amp; &quot; &lt;br&gt;&quot;;&quot;&quot;)">
            <text:p/>
          </table:table-cell>
          <table:table-cell table:formula="of:=IF([.B103]=&quot;Y&quot;;MID([.A103];3;FIND(&quot;:&quot;;[.A103];1)-3);IF(&#10;RIGHT(RIGHT([.A103]; 1))=&quot;@&quot;;0;&#10;[.A103]))" office:value-type="string" office:string-value="format-toolbar-toggle-symbolic" calcext:value-type="string">
            <text:p>format-toolbar-toggle-symbolic</text:p>
          </table:table-cell>
          <table:table-cell table:formula="of:=IF([.B103]=&quot;Y&quot;;[.D103];[.E102])" office:value-type="string" office:string-value="actions" calcext:value-type="string">
            <text:p>actions</text:p>
          </table:table-cell>
          <table:table-cell table:style-name="ce10" table:formula="of:=IF([.D103]=0;&quot;&quot;;IF([.B103]=&quot;Y&quot;;[.C103];&#10;&quot;&lt;a href=&quot; &amp; CHAR(34) &amp; &quot;#&quot; &amp; CHAR(34) &amp; &quot;&gt;&quot; &amp;&#10;&quot;&lt;img src=&quot; &amp; CHAR(34) &amp; &quot;https://github.com/ubuntu/yaru/blob/master/icons/Yaru/scalable/&quot; &amp; [.E103] &amp; &quot;/&quot; &amp; [.A103] &amp; &quot;.svg&quot; &amp; CHAR(34) &amp; &#10;&quot; width=&quot; &amp; CHAR(34) &amp; &quot;22&quot; &amp; CHAR(34) &amp; &quot; alt=&quot; &amp; CHAR(34) &amp; [.D103] &amp; CHAR(34) &amp; &quot;&gt;&lt;/a&gt;&quot; &amp;&#10;&quot;&amp;nbsp; &amp;nbsp; &quot; &amp; [.D103] &amp; &quot;&lt;br&gt;&quot;&#10;))" office:value-type="string" office:string-value="&lt;a href=&quot;#&quot;&gt;&lt;img src=&quot;https://github.com/ubuntu/yaru/blob/master/icons/Yaru/scalable/actions/format-toolbar-toggle-symbolic.svg&quot; width=&quot;22&quot; alt=&quot;format-toolbar-toggle-symbolic&quot;&gt;&lt;/a&gt;&amp;nbsp; &amp;nbsp; format-toolbar-toggle-symbolic&lt;br&gt;" calcext:value-type="string">
            <text:p>&lt;a href="#"&gt;&lt;img src="https://github.com/ubuntu/yaru/blob/master/icons/Yaru/scalable/actions/format-toolbar-toggle-symbolic.svg" width="22" alt="format-toolbar-toggle-symbolic"&gt;&lt;/a&gt;&amp;nbsp; &amp;nbsp; format-toolbar-toggle-symbolic&lt;br&gt;</text:p>
          </table:table-cell>
        </table:table-row>
        <table:table-row table:style-name="ro1">
          <table:table-cell office:value-type="string" calcext:value-type="string">
            <text:p>format-unordered-list-symbolic-rtl</text:p>
          </table:table-cell>
          <table:table-cell table:formula="of:=IF(LEFT([.A104];1)=&quot;.&quot;;&quot;Y&quot;;&quot;N&quot;)" office:value-type="string" office:string-value="N" calcext:value-type="string">
            <text:p>N</text:p>
          </table:table-cell>
          <table:table-cell table:formula="of:=IFERROR(&quot;## &quot; &amp; MID([.A104];3;FIND(&quot;:&quot;;[.A104])-3) &amp; &quot; &lt;br&gt;&quot;;&quot;&quot;)">
            <text:p/>
          </table:table-cell>
          <table:table-cell table:formula="of:=IF([.B104]=&quot;Y&quot;;MID([.A104];3;FIND(&quot;:&quot;;[.A104];1)-3);IF(&#10;RIGHT(RIGHT([.A104]; 1))=&quot;@&quot;;0;&#10;[.A104]))" office:value-type="string" office:string-value="format-unordered-list-symbolic-rtl" calcext:value-type="string">
            <text:p>format-unordered-list-symbolic-rtl</text:p>
          </table:table-cell>
          <table:table-cell table:formula="of:=IF([.B104]=&quot;Y&quot;;[.D104];[.E103])" office:value-type="string" office:string-value="actions" calcext:value-type="string">
            <text:p>actions</text:p>
          </table:table-cell>
          <table:table-cell table:style-name="ce10" table:formula="of:=IF([.D104]=0;&quot;&quot;;IF([.B104]=&quot;Y&quot;;[.C104];&#10;&quot;&lt;a href=&quot; &amp; CHAR(34) &amp; &quot;#&quot; &amp; CHAR(34) &amp; &quot;&gt;&quot; &amp;&#10;&quot;&lt;img src=&quot; &amp; CHAR(34) &amp; &quot;https://github.com/ubuntu/yaru/blob/master/icons/Yaru/scalable/&quot; &amp; [.E104] &amp; &quot;/&quot; &amp; [.A104] &amp; &quot;.svg&quot; &amp; CHAR(34) &amp; &#10;&quot; width=&quot; &amp; CHAR(34) &amp; &quot;22&quot; &amp; CHAR(34) &amp; &quot; alt=&quot; &amp; CHAR(34) &amp; [.D104] &amp; CHAR(34) &amp; &quot;&gt;&lt;/a&gt;&quot; &amp;&#10;&quot;&amp;nbsp; &amp;nbsp; &quot; &amp; [.D104] &amp; &quot;&lt;br&gt;&quot;&#10;))" office:value-type="string" office:string-value="&lt;a href=&quot;#&quot;&gt;&lt;img src=&quot;https://github.com/ubuntu/yaru/blob/master/icons/Yaru/scalable/actions/format-unordered-list-symbolic-rtl.svg&quot; width=&quot;22&quot; alt=&quot;format-unordered-list-symbolic-rtl&quot;&gt;&lt;/a&gt;&amp;nbsp; &amp;nbsp; format-unordered-list-symbolic-rtl&lt;br&gt;" calcext:value-type="string">
            <text:p>&lt;a href="#"&gt;&lt;img src="https://github.com/ubuntu/yaru/blob/master/icons/Yaru/scalable/actions/format-unordered-list-symbolic-rtl.svg" width="22" alt="format-unordered-list-symbolic-rtl"&gt;&lt;/a&gt;&amp;nbsp; &amp;nbsp; format-unordered-list-symbolic-rtl&lt;br&gt;</text:p>
          </table:table-cell>
        </table:table-row>
        <table:table-row table:style-name="ro1">
          <table:table-cell office:value-type="string" calcext:value-type="string">
            <text:p>format-unordered-list-symbolic</text:p>
          </table:table-cell>
          <table:table-cell table:formula="of:=IF(LEFT([.A105];1)=&quot;.&quot;;&quot;Y&quot;;&quot;N&quot;)" office:value-type="string" office:string-value="N" calcext:value-type="string">
            <text:p>N</text:p>
          </table:table-cell>
          <table:table-cell table:formula="of:=IFERROR(&quot;## &quot; &amp; MID([.A105];3;FIND(&quot;:&quot;;[.A105])-3) &amp; &quot; &lt;br&gt;&quot;;&quot;&quot;)">
            <text:p/>
          </table:table-cell>
          <table:table-cell table:formula="of:=IF([.B105]=&quot;Y&quot;;MID([.A105];3;FIND(&quot;:&quot;;[.A105];1)-3);IF(&#10;RIGHT(RIGHT([.A105]; 1))=&quot;@&quot;;0;&#10;[.A105]))" office:value-type="string" office:string-value="format-unordered-list-symbolic" calcext:value-type="string">
            <text:p>format-unordered-list-symbolic</text:p>
          </table:table-cell>
          <table:table-cell table:formula="of:=IF([.B105]=&quot;Y&quot;;[.D105];[.E104])" office:value-type="string" office:string-value="actions" calcext:value-type="string">
            <text:p>actions</text:p>
          </table:table-cell>
          <table:table-cell table:style-name="ce10" table:formula="of:=IF([.D105]=0;&quot;&quot;;IF([.B105]=&quot;Y&quot;;[.C105];&#10;&quot;&lt;a href=&quot; &amp; CHAR(34) &amp; &quot;#&quot; &amp; CHAR(34) &amp; &quot;&gt;&quot; &amp;&#10;&quot;&lt;img src=&quot; &amp; CHAR(34) &amp; &quot;https://github.com/ubuntu/yaru/blob/master/icons/Yaru/scalable/&quot; &amp; [.E105] &amp; &quot;/&quot; &amp; [.A105] &amp; &quot;.svg&quot; &amp; CHAR(34) &amp; &#10;&quot; width=&quot; &amp; CHAR(34) &amp; &quot;22&quot; &amp; CHAR(34) &amp; &quot; alt=&quot; &amp; CHAR(34) &amp; [.D105] &amp; CHAR(34) &amp; &quot;&gt;&lt;/a&gt;&quot; &amp;&#10;&quot;&amp;nbsp; &amp;nbsp; &quot; &amp; [.D105] &amp; &quot;&lt;br&gt;&quot;&#10;))" office:value-type="string" office:string-value="&lt;a href=&quot;#&quot;&gt;&lt;img src=&quot;https://github.com/ubuntu/yaru/blob/master/icons/Yaru/scalable/actions/format-unordered-list-symbolic.svg&quot; width=&quot;22&quot; alt=&quot;format-unordered-list-symbolic&quot;&gt;&lt;/a&gt;&amp;nbsp; &amp;nbsp; format-unordered-list-symbolic&lt;br&gt;" calcext:value-type="string">
            <text:p>&lt;a href="#"&gt;&lt;img src="https://github.com/ubuntu/yaru/blob/master/icons/Yaru/scalable/actions/format-unordered-list-symbolic.svg" width="22" alt="format-unordered-list-symbolic"&gt;&lt;/a&gt;&amp;nbsp; &amp;nbsp; format-unordered-list-symbolic&lt;br&gt;</text:p>
          </table:table-cell>
        </table:table-row>
        <table:table-row table:style-name="ro1">
          <table:table-cell table:style-name="Default" office:value-type="string" calcext:value-type="string">
            <text:p>globe-centered-symbolic@</text:p>
          </table:table-cell>
          <table:table-cell table:style-name="Default" table:formula="of:=IF(LEFT([.A10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6];3;FIND(&quot;:&quot;;[.A106])-3) &amp; &quot; &lt;br&gt;&quot;;&quot;&quot;)">
            <text:p/>
          </table:table-cell>
          <table:table-cell table:style-name="ce6" table:formula="of:=IF([.B106]=&quot;Y&quot;;MID([.A106];3;FIND(&quot;:&quot;;[.A106];1)-3);IF(&#10;RIGHT(RIGHT([.A106]; 1))=&quot;@&quot;;0;&#10;[.A106]))" office:value-type="float" office:value="0" calcext:value-type="float">
            <text:p>0</text:p>
          </table:table-cell>
          <table:table-cell table:formula="of:=IF([.B106]=&quot;Y&quot;;[.D106];[.E105])" office:value-type="string" office:string-value="actions" calcext:value-type="string">
            <text:p>actions</text:p>
          </table:table-cell>
          <table:table-cell table:style-name="ce10" table:formula="of:=IF([.D106]=0;&quot;&quot;;IF([.B106]=&quot;Y&quot;;[.C106];&#10;&quot;&lt;a href=&quot; &amp; CHAR(34) &amp; &quot;#&quot; &amp; CHAR(34) &amp; &quot;&gt;&quot; &amp;&#10;&quot;&lt;img src=&quot; &amp; CHAR(34) &amp; &quot;https://github.com/ubuntu/yaru/blob/master/icons/Yaru/scalable/&quot; &amp; [.E106] &amp; &quot;/&quot; &amp; [.A106] &amp; &quot;.svg&quot; &amp; CHAR(34) &amp; &#10;&quot; width=&quot; &amp; CHAR(34) &amp; &quot;22&quot; &amp; CHAR(34) &amp; &quot; alt=&quot; &amp; CHAR(34) &amp; [.D106] &amp; CHAR(34) &amp; &quot;&gt;&lt;/a&gt;&quot; &amp;&#10;&quot;&amp;nbsp; &amp;nbsp; &quot; &amp; [.D106] &amp; &quot;&lt;br&gt;&quot;&#10;))">
            <text:p/>
          </table:table-cell>
        </table:table-row>
        <table:table-row table:style-name="ro1">
          <table:table-cell office:value-type="string" calcext:value-type="string">
            <text:p>globe-symbolic</text:p>
          </table:table-cell>
          <table:table-cell table:formula="of:=IF(LEFT([.A107];1)=&quot;.&quot;;&quot;Y&quot;;&quot;N&quot;)" office:value-type="string" office:string-value="N" calcext:value-type="string">
            <text:p>N</text:p>
          </table:table-cell>
          <table:table-cell table:formula="of:=IFERROR(&quot;## &quot; &amp; MID([.A107];3;FIND(&quot;:&quot;;[.A107])-3) &amp; &quot; &lt;br&gt;&quot;;&quot;&quot;)">
            <text:p/>
          </table:table-cell>
          <table:table-cell table:formula="of:=IF([.B107]=&quot;Y&quot;;MID([.A107];3;FIND(&quot;:&quot;;[.A107];1)-3);IF(&#10;RIGHT(RIGHT([.A107]; 1))=&quot;@&quot;;0;&#10;[.A107]))" office:value-type="string" office:string-value="globe-symbolic" calcext:value-type="string">
            <text:p>globe-symbolic</text:p>
          </table:table-cell>
          <table:table-cell table:formula="of:=IF([.B107]=&quot;Y&quot;;[.D107];[.E106])" office:value-type="string" office:string-value="actions" calcext:value-type="string">
            <text:p>actions</text:p>
          </table:table-cell>
          <table:table-cell table:style-name="ce10" table:formula="of:=IF([.D107]=0;&quot;&quot;;IF([.B107]=&quot;Y&quot;;[.C107];&#10;&quot;&lt;a href=&quot; &amp; CHAR(34) &amp; &quot;#&quot; &amp; CHAR(34) &amp; &quot;&gt;&quot; &amp;&#10;&quot;&lt;img src=&quot; &amp; CHAR(34) &amp; &quot;https://github.com/ubuntu/yaru/blob/master/icons/Yaru/scalable/&quot; &amp; [.E107] &amp; &quot;/&quot; &amp; [.A107] &amp; &quot;.svg&quot; &amp; CHAR(34) &amp; &#10;&quot; width=&quot; &amp; CHAR(34) &amp; &quot;22&quot; &amp; CHAR(34) &amp; &quot; alt=&quot; &amp; CHAR(34) &amp; [.D107] &amp; CHAR(34) &amp; &quot;&gt;&lt;/a&gt;&quot; &amp;&#10;&quot;&amp;nbsp; &amp;nbsp; &quot; &amp; [.D107] &amp; &quot;&lt;br&gt;&quot;&#10;))" office:value-type="string" office:string-value="&lt;a href=&quot;#&quot;&gt;&lt;img src=&quot;https://github.com/ubuntu/yaru/blob/master/icons/Yaru/scalable/actions/globe-symbolic.svg&quot; width=&quot;22&quot; alt=&quot;globe-symbolic&quot;&gt;&lt;/a&gt;&amp;nbsp; &amp;nbsp; globe-symbolic&lt;br&gt;" calcext:value-type="string">
            <text:p>&lt;a href="#"&gt;&lt;img src="https://github.com/ubuntu/yaru/blob/master/icons/Yaru/scalable/actions/globe-symbolic.svg" width="22" alt="globe-symbolic"&gt;&lt;/a&gt;&amp;nbsp; &amp;nbsp; globe-symbolic&lt;br&gt;</text:p>
          </table:table-cell>
        </table:table-row>
        <table:table-row table:style-name="ro1">
          <table:table-cell office:value-type="string" calcext:value-type="string">
            <text:p>go-bottom-symbolic</text:p>
          </table:table-cell>
          <table:table-cell table:formula="of:=IF(LEFT([.A108];1)=&quot;.&quot;;&quot;Y&quot;;&quot;N&quot;)" office:value-type="string" office:string-value="N" calcext:value-type="string">
            <text:p>N</text:p>
          </table:table-cell>
          <table:table-cell table:formula="of:=IFERROR(&quot;## &quot; &amp; MID([.A108];3;FIND(&quot;:&quot;;[.A108])-3) &amp; &quot; &lt;br&gt;&quot;;&quot;&quot;)">
            <text:p/>
          </table:table-cell>
          <table:table-cell table:formula="of:=IF([.B108]=&quot;Y&quot;;MID([.A108];3;FIND(&quot;:&quot;;[.A108];1)-3);IF(&#10;RIGHT(RIGHT([.A108]; 1))=&quot;@&quot;;0;&#10;[.A108]))" office:value-type="string" office:string-value="go-bottom-symbolic" calcext:value-type="string">
            <text:p>go-bottom-symbolic</text:p>
          </table:table-cell>
          <table:table-cell table:formula="of:=IF([.B108]=&quot;Y&quot;;[.D108];[.E107])" office:value-type="string" office:string-value="actions" calcext:value-type="string">
            <text:p>actions</text:p>
          </table:table-cell>
          <table:table-cell table:style-name="ce10" table:formula="of:=IF([.D108]=0;&quot;&quot;;IF([.B108]=&quot;Y&quot;;[.C108];&#10;&quot;&lt;a href=&quot; &amp; CHAR(34) &amp; &quot;#&quot; &amp; CHAR(34) &amp; &quot;&gt;&quot; &amp;&#10;&quot;&lt;img src=&quot; &amp; CHAR(34) &amp; &quot;https://github.com/ubuntu/yaru/blob/master/icons/Yaru/scalable/&quot; &amp; [.E108] &amp; &quot;/&quot; &amp; [.A108] &amp; &quot;.svg&quot; &amp; CHAR(34) &amp; &#10;&quot; width=&quot; &amp; CHAR(34) &amp; &quot;22&quot; &amp; CHAR(34) &amp; &quot; alt=&quot; &amp; CHAR(34) &amp; [.D108] &amp; CHAR(34) &amp; &quot;&gt;&lt;/a&gt;&quot; &amp;&#10;&quot;&amp;nbsp; &amp;nbsp; &quot; &amp; [.D108] &amp; &quot;&lt;br&gt;&quot;&#10;))" office:value-type="string" office:string-value="&lt;a href=&quot;#&quot;&gt;&lt;img src=&quot;https://github.com/ubuntu/yaru/blob/master/icons/Yaru/scalable/actions/go-bottom-symbolic.svg&quot; width=&quot;22&quot; alt=&quot;go-bottom-symbolic&quot;&gt;&lt;/a&gt;&amp;nbsp; &amp;nbsp; go-bottom-symbolic&lt;br&gt;" calcext:value-type="string">
            <text:p>&lt;a href="#"&gt;&lt;img src="https://github.com/ubuntu/yaru/blob/master/icons/Yaru/scalable/actions/go-bottom-symbolic.svg" width="22" alt="go-bottom-symbolic"&gt;&lt;/a&gt;&amp;nbsp; &amp;nbsp; go-bottom-symbolic&lt;br&gt;</text:p>
          </table:table-cell>
        </table:table-row>
        <table:table-row table:style-name="ro1">
          <table:table-cell office:value-type="string" calcext:value-type="string">
            <text:p>go-down-symbolic</text:p>
          </table:table-cell>
          <table:table-cell table:formula="of:=IF(LEFT([.A109];1)=&quot;.&quot;;&quot;Y&quot;;&quot;N&quot;)" office:value-type="string" office:string-value="N" calcext:value-type="string">
            <text:p>N</text:p>
          </table:table-cell>
          <table:table-cell table:formula="of:=IFERROR(&quot;## &quot; &amp; MID([.A109];3;FIND(&quot;:&quot;;[.A109])-3) &amp; &quot; &lt;br&gt;&quot;;&quot;&quot;)">
            <text:p/>
          </table:table-cell>
          <table:table-cell table:formula="of:=IF([.B109]=&quot;Y&quot;;MID([.A109];3;FIND(&quot;:&quot;;[.A109];1)-3);IF(&#10;RIGHT(RIGHT([.A109]; 1))=&quot;@&quot;;0;&#10;[.A109]))" office:value-type="string" office:string-value="go-down-symbolic" calcext:value-type="string">
            <text:p>go-down-symbolic</text:p>
          </table:table-cell>
          <table:table-cell table:formula="of:=IF([.B109]=&quot;Y&quot;;[.D109];[.E108])" office:value-type="string" office:string-value="actions" calcext:value-type="string">
            <text:p>actions</text:p>
          </table:table-cell>
          <table:table-cell table:style-name="ce10" table:formula="of:=IF([.D109]=0;&quot;&quot;;IF([.B109]=&quot;Y&quot;;[.C109];&#10;&quot;&lt;a href=&quot; &amp; CHAR(34) &amp; &quot;#&quot; &amp; CHAR(34) &amp; &quot;&gt;&quot; &amp;&#10;&quot;&lt;img src=&quot; &amp; CHAR(34) &amp; &quot;https://github.com/ubuntu/yaru/blob/master/icons/Yaru/scalable/&quot; &amp; [.E109] &amp; &quot;/&quot; &amp; [.A109] &amp; &quot;.svg&quot; &amp; CHAR(34) &amp; &#10;&quot; width=&quot; &amp; CHAR(34) &amp; &quot;22&quot; &amp; CHAR(34) &amp; &quot; alt=&quot; &amp; CHAR(34) &amp; [.D109] &amp; CHAR(34) &amp; &quot;&gt;&lt;/a&gt;&quot; &amp;&#10;&quot;&amp;nbsp; &amp;nbsp; &quot; &amp; [.D109] &amp; &quot;&lt;br&gt;&quot;&#10;))" office:value-type="string" office:string-value="&lt;a href=&quot;#&quot;&gt;&lt;img src=&quot;https://github.com/ubuntu/yaru/blob/master/icons/Yaru/scalable/actions/go-down-symbolic.svg&quot; width=&quot;22&quot; alt=&quot;go-down-symbolic&quot;&gt;&lt;/a&gt;&amp;nbsp; &amp;nbsp; go-down-symbolic&lt;br&gt;" calcext:value-type="string">
            <text:p>&lt;a href="#"&gt;&lt;img src="https://github.com/ubuntu/yaru/blob/master/icons/Yaru/scalable/actions/go-down-symbolic.svg" width="22" alt="go-down-symbolic"&gt;&lt;/a&gt;&amp;nbsp; &amp;nbsp; go-down-symbolic&lt;br&gt;</text:p>
          </table:table-cell>
        </table:table-row>
        <table:table-row table:style-name="ro1">
          <table:table-cell table:style-name="Default" office:value-type="string" calcext:value-type="string">
            <text:p>go-first-rtl-symbolic@</text:p>
          </table:table-cell>
          <table:table-cell table:style-name="Default" table:formula="of:=IF(LEFT([.A11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0];3;FIND(&quot;:&quot;;[.A110])-3) &amp; &quot; &lt;br&gt;&quot;;&quot;&quot;)">
            <text:p/>
          </table:table-cell>
          <table:table-cell table:style-name="ce6" table:formula="of:=IF([.B110]=&quot;Y&quot;;MID([.A110];3;FIND(&quot;:&quot;;[.A110];1)-3);IF(&#10;RIGHT(RIGHT([.A110]; 1))=&quot;@&quot;;0;&#10;[.A110]))" office:value-type="float" office:value="0" calcext:value-type="float">
            <text:p>0</text:p>
          </table:table-cell>
          <table:table-cell table:formula="of:=IF([.B110]=&quot;Y&quot;;[.D110];[.E109])" office:value-type="string" office:string-value="actions" calcext:value-type="string">
            <text:p>actions</text:p>
          </table:table-cell>
          <table:table-cell table:style-name="ce10" table:formula="of:=IF([.D110]=0;&quot;&quot;;IF([.B110]=&quot;Y&quot;;[.C110];&#10;&quot;&lt;a href=&quot; &amp; CHAR(34) &amp; &quot;#&quot; &amp; CHAR(34) &amp; &quot;&gt;&quot; &amp;&#10;&quot;&lt;img src=&quot; &amp; CHAR(34) &amp; &quot;https://github.com/ubuntu/yaru/blob/master/icons/Yaru/scalable/&quot; &amp; [.E110] &amp; &quot;/&quot; &amp; [.A110] &amp; &quot;.svg&quot; &amp; CHAR(34) &amp; &#10;&quot; width=&quot; &amp; CHAR(34) &amp; &quot;22&quot; &amp; CHAR(34) &amp; &quot; alt=&quot; &amp; CHAR(34) &amp; [.D110] &amp; CHAR(34) &amp; &quot;&gt;&lt;/a&gt;&quot; &amp;&#10;&quot;&amp;nbsp; &amp;nbsp; &quot; &amp; [.D11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o-first-symbolic-rtl@</text:p>
          </table:table-cell>
          <table:table-cell table:style-name="Default" table:formula="of:=IF(LEFT([.A11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1];3;FIND(&quot;:&quot;;[.A111])-3) &amp; &quot; &lt;br&gt;&quot;;&quot;&quot;)">
            <text:p/>
          </table:table-cell>
          <table:table-cell table:style-name="ce6" table:formula="of:=IF([.B111]=&quot;Y&quot;;MID([.A111];3;FIND(&quot;:&quot;;[.A111];1)-3);IF(&#10;RIGHT(RIGHT([.A111]; 1))=&quot;@&quot;;0;&#10;[.A111]))" office:value-type="float" office:value="0" calcext:value-type="float">
            <text:p>0</text:p>
          </table:table-cell>
          <table:table-cell table:formula="of:=IF([.B111]=&quot;Y&quot;;[.D111];[.E110])" office:value-type="string" office:string-value="actions" calcext:value-type="string">
            <text:p>actions</text:p>
          </table:table-cell>
          <table:table-cell table:style-name="ce10" table:formula="of:=IF([.D111]=0;&quot;&quot;;IF([.B111]=&quot;Y&quot;;[.C111];&#10;&quot;&lt;a href=&quot; &amp; CHAR(34) &amp; &quot;#&quot; &amp; CHAR(34) &amp; &quot;&gt;&quot; &amp;&#10;&quot;&lt;img src=&quot; &amp; CHAR(34) &amp; &quot;https://github.com/ubuntu/yaru/blob/master/icons/Yaru/scalable/&quot; &amp; [.E111] &amp; &quot;/&quot; &amp; [.A111] &amp; &quot;.svg&quot; &amp; CHAR(34) &amp; &#10;&quot; width=&quot; &amp; CHAR(34) &amp; &quot;22&quot; &amp; CHAR(34) &amp; &quot; alt=&quot; &amp; CHAR(34) &amp; [.D111] &amp; CHAR(34) &amp; &quot;&gt;&lt;/a&gt;&quot; &amp;&#10;&quot;&amp;nbsp; &amp;nbsp; &quot; &amp; [.D111] &amp; &quot;&lt;br&gt;&quot;&#10;))">
            <text:p/>
          </table:table-cell>
        </table:table-row>
        <table:table-row table:style-name="ro1">
          <table:table-cell office:value-type="string" calcext:value-type="string">
            <text:p>go-first-symbolic</text:p>
          </table:table-cell>
          <table:table-cell table:formula="of:=IF(LEFT([.A112];1)=&quot;.&quot;;&quot;Y&quot;;&quot;N&quot;)" office:value-type="string" office:string-value="N" calcext:value-type="string">
            <text:p>N</text:p>
          </table:table-cell>
          <table:table-cell table:formula="of:=IFERROR(&quot;## &quot; &amp; MID([.A112];3;FIND(&quot;:&quot;;[.A112])-3) &amp; &quot; &lt;br&gt;&quot;;&quot;&quot;)">
            <text:p/>
          </table:table-cell>
          <table:table-cell table:formula="of:=IF([.B112]=&quot;Y&quot;;MID([.A112];3;FIND(&quot;:&quot;;[.A112];1)-3);IF(&#10;RIGHT(RIGHT([.A112]; 1))=&quot;@&quot;;0;&#10;[.A112]))" office:value-type="string" office:string-value="go-first-symbolic" calcext:value-type="string">
            <text:p>go-first-symbolic</text:p>
          </table:table-cell>
          <table:table-cell table:formula="of:=IF([.B112]=&quot;Y&quot;;[.D112];[.E111])" office:value-type="string" office:string-value="actions" calcext:value-type="string">
            <text:p>actions</text:p>
          </table:table-cell>
          <table:table-cell table:style-name="ce10" table:formula="of:=IF([.D112]=0;&quot;&quot;;IF([.B112]=&quot;Y&quot;;[.C112];&#10;&quot;&lt;a href=&quot; &amp; CHAR(34) &amp; &quot;#&quot; &amp; CHAR(34) &amp; &quot;&gt;&quot; &amp;&#10;&quot;&lt;img src=&quot; &amp; CHAR(34) &amp; &quot;https://github.com/ubuntu/yaru/blob/master/icons/Yaru/scalable/&quot; &amp; [.E112] &amp; &quot;/&quot; &amp; [.A112] &amp; &quot;.svg&quot; &amp; CHAR(34) &amp; &#10;&quot; width=&quot; &amp; CHAR(34) &amp; &quot;22&quot; &amp; CHAR(34) &amp; &quot; alt=&quot; &amp; CHAR(34) &amp; [.D112] &amp; CHAR(34) &amp; &quot;&gt;&lt;/a&gt;&quot; &amp;&#10;&quot;&amp;nbsp; &amp;nbsp; &quot; &amp; [.D112] &amp; &quot;&lt;br&gt;&quot;&#10;))" office:value-type="string" office:string-value="&lt;a href=&quot;#&quot;&gt;&lt;img src=&quot;https://github.com/ubuntu/yaru/blob/master/icons/Yaru/scalable/actions/go-first-symbolic.svg&quot; width=&quot;22&quot; alt=&quot;go-first-symbolic&quot;&gt;&lt;/a&gt;&amp;nbsp; &amp;nbsp; go-first-symbolic&lt;br&gt;" calcext:value-type="string">
            <text:p>&lt;a href="#"&gt;&lt;img src="https://github.com/ubuntu/yaru/blob/master/icons/Yaru/scalable/actions/go-first-symbolic.svg" width="22" alt="go-first-symbolic"&gt;&lt;/a&gt;&amp;nbsp; &amp;nbsp; go-first-symbolic&lt;br&gt;</text:p>
          </table:table-cell>
        </table:table-row>
        <table:table-row table:style-name="ro1">
          <table:table-cell office:value-type="string" calcext:value-type="string">
            <text:p>go-home-symbolic</text:p>
          </table:table-cell>
          <table:table-cell table:formula="of:=IF(LEFT([.A113];1)=&quot;.&quot;;&quot;Y&quot;;&quot;N&quot;)" office:value-type="string" office:string-value="N" calcext:value-type="string">
            <text:p>N</text:p>
          </table:table-cell>
          <table:table-cell table:formula="of:=IFERROR(&quot;## &quot; &amp; MID([.A113];3;FIND(&quot;:&quot;;[.A113])-3) &amp; &quot; &lt;br&gt;&quot;;&quot;&quot;)">
            <text:p/>
          </table:table-cell>
          <table:table-cell table:formula="of:=IF([.B113]=&quot;Y&quot;;MID([.A113];3;FIND(&quot;:&quot;;[.A113];1)-3);IF(&#10;RIGHT(RIGHT([.A113]; 1))=&quot;@&quot;;0;&#10;[.A113]))" office:value-type="string" office:string-value="go-home-symbolic" calcext:value-type="string">
            <text:p>go-home-symbolic</text:p>
          </table:table-cell>
          <table:table-cell table:formula="of:=IF([.B113]=&quot;Y&quot;;[.D113];[.E112])" office:value-type="string" office:string-value="actions" calcext:value-type="string">
            <text:p>actions</text:p>
          </table:table-cell>
          <table:table-cell table:style-name="ce10" table:formula="of:=IF([.D113]=0;&quot;&quot;;IF([.B113]=&quot;Y&quot;;[.C113];&#10;&quot;&lt;a href=&quot; &amp; CHAR(34) &amp; &quot;#&quot; &amp; CHAR(34) &amp; &quot;&gt;&quot; &amp;&#10;&quot;&lt;img src=&quot; &amp; CHAR(34) &amp; &quot;https://github.com/ubuntu/yaru/blob/master/icons/Yaru/scalable/&quot; &amp; [.E113] &amp; &quot;/&quot; &amp; [.A113] &amp; &quot;.svg&quot; &amp; CHAR(34) &amp; &#10;&quot; width=&quot; &amp; CHAR(34) &amp; &quot;22&quot; &amp; CHAR(34) &amp; &quot; alt=&quot; &amp; CHAR(34) &amp; [.D113] &amp; CHAR(34) &amp; &quot;&gt;&lt;/a&gt;&quot; &amp;&#10;&quot;&amp;nbsp; &amp;nbsp; &quot; &amp; [.D113] &amp; &quot;&lt;br&gt;&quot;&#10;))" office:value-type="string" office:string-value="&lt;a href=&quot;#&quot;&gt;&lt;img src=&quot;https://github.com/ubuntu/yaru/blob/master/icons/Yaru/scalable/actions/go-home-symbolic.svg&quot; width=&quot;22&quot; alt=&quot;go-home-symbolic&quot;&gt;&lt;/a&gt;&amp;nbsp; &amp;nbsp; go-home-symbolic&lt;br&gt;" calcext:value-type="string">
            <text:p>&lt;a href="#"&gt;&lt;img src="https://github.com/ubuntu/yaru/blob/master/icons/Yaru/scalable/actions/go-home-symbolic.svg" width="22" alt="go-home-symbolic"&gt;&lt;/a&gt;&amp;nbsp; &amp;nbsp; go-home-symbolic&lt;br&gt;</text:p>
          </table:table-cell>
        </table:table-row>
        <table:table-row table:style-name="ro1">
          <table:table-cell table:style-name="Default" office:value-type="string" calcext:value-type="string">
            <text:p>go-jump-rtl-symbolic@</text:p>
          </table:table-cell>
          <table:table-cell table:style-name="Default" table:formula="of:=IF(LEFT([.A11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4];3;FIND(&quot;:&quot;;[.A114])-3) &amp; &quot; &lt;br&gt;&quot;;&quot;&quot;)">
            <text:p/>
          </table:table-cell>
          <table:table-cell table:style-name="ce6" table:formula="of:=IF([.B114]=&quot;Y&quot;;MID([.A114];3;FIND(&quot;:&quot;;[.A114];1)-3);IF(&#10;RIGHT(RIGHT([.A114]; 1))=&quot;@&quot;;0;&#10;[.A114]))" office:value-type="float" office:value="0" calcext:value-type="float">
            <text:p>0</text:p>
          </table:table-cell>
          <table:table-cell table:formula="of:=IF([.B114]=&quot;Y&quot;;[.D114];[.E113])" office:value-type="string" office:string-value="actions" calcext:value-type="string">
            <text:p>actions</text:p>
          </table:table-cell>
          <table:table-cell table:style-name="ce10" table:formula="of:=IF([.D114]=0;&quot;&quot;;IF([.B114]=&quot;Y&quot;;[.C114];&#10;&quot;&lt;a href=&quot; &amp; CHAR(34) &amp; &quot;#&quot; &amp; CHAR(34) &amp; &quot;&gt;&quot; &amp;&#10;&quot;&lt;img src=&quot; &amp; CHAR(34) &amp; &quot;https://github.com/ubuntu/yaru/blob/master/icons/Yaru/scalable/&quot; &amp; [.E114] &amp; &quot;/&quot; &amp; [.A114] &amp; &quot;.svg&quot; &amp; CHAR(34) &amp; &#10;&quot; width=&quot; &amp; CHAR(34) &amp; &quot;22&quot; &amp; CHAR(34) &amp; &quot; alt=&quot; &amp; CHAR(34) &amp; [.D114] &amp; CHAR(34) &amp; &quot;&gt;&lt;/a&gt;&quot; &amp;&#10;&quot;&amp;nbsp; &amp;nbsp; &quot; &amp; [.D114] &amp; &quot;&lt;br&gt;&quot;&#10;))">
            <text:p/>
          </table:table-cell>
        </table:table-row>
        <table:table-row table:style-name="ro1">
          <table:table-cell office:value-type="string" calcext:value-type="string">
            <text:p>go-jump-symbolic-rtl</text:p>
          </table:table-cell>
          <table:table-cell table:formula="of:=IF(LEFT([.A115];1)=&quot;.&quot;;&quot;Y&quot;;&quot;N&quot;)" office:value-type="string" office:string-value="N" calcext:value-type="string">
            <text:p>N</text:p>
          </table:table-cell>
          <table:table-cell table:formula="of:=IFERROR(&quot;## &quot; &amp; MID([.A115];3;FIND(&quot;:&quot;;[.A115])-3) &amp; &quot; &lt;br&gt;&quot;;&quot;&quot;)">
            <text:p/>
          </table:table-cell>
          <table:table-cell table:formula="of:=IF([.B115]=&quot;Y&quot;;MID([.A115];3;FIND(&quot;:&quot;;[.A115];1)-3);IF(&#10;RIGHT(RIGHT([.A115]; 1))=&quot;@&quot;;0;&#10;[.A115]))" office:value-type="string" office:string-value="go-jump-symbolic-rtl" calcext:value-type="string">
            <text:p>go-jump-symbolic-rtl</text:p>
          </table:table-cell>
          <table:table-cell table:formula="of:=IF([.B115]=&quot;Y&quot;;[.D115];[.E114])" office:value-type="string" office:string-value="actions" calcext:value-type="string">
            <text:p>actions</text:p>
          </table:table-cell>
          <table:table-cell table:style-name="ce10" table:formula="of:=IF([.D115]=0;&quot;&quot;;IF([.B115]=&quot;Y&quot;;[.C115];&#10;&quot;&lt;a href=&quot; &amp; CHAR(34) &amp; &quot;#&quot; &amp; CHAR(34) &amp; &quot;&gt;&quot; &amp;&#10;&quot;&lt;img src=&quot; &amp; CHAR(34) &amp; &quot;https://github.com/ubuntu/yaru/blob/master/icons/Yaru/scalable/&quot; &amp; [.E115] &amp; &quot;/&quot; &amp; [.A115] &amp; &quot;.svg&quot; &amp; CHAR(34) &amp; &#10;&quot; width=&quot; &amp; CHAR(34) &amp; &quot;22&quot; &amp; CHAR(34) &amp; &quot; alt=&quot; &amp; CHAR(34) &amp; [.D115] &amp; CHAR(34) &amp; &quot;&gt;&lt;/a&gt;&quot; &amp;&#10;&quot;&amp;nbsp; &amp;nbsp; &quot; &amp; [.D115] &amp; &quot;&lt;br&gt;&quot;&#10;))" office:value-type="string" office:string-value="&lt;a href=&quot;#&quot;&gt;&lt;img src=&quot;https://github.com/ubuntu/yaru/blob/master/icons/Yaru/scalable/actions/go-jump-symbolic-rtl.svg&quot; width=&quot;22&quot; alt=&quot;go-jump-symbolic-rtl&quot;&gt;&lt;/a&gt;&amp;nbsp; &amp;nbsp; go-jump-symbolic-rtl&lt;br&gt;" calcext:value-type="string">
            <text:p>&lt;a href="#"&gt;&lt;img src="https://github.com/ubuntu/yaru/blob/master/icons/Yaru/scalable/actions/go-jump-symbolic-rtl.svg" width="22" alt="go-jump-symbolic-rtl"&gt;&lt;/a&gt;&amp;nbsp; &amp;nbsp; go-jump-symbolic-rtl&lt;br&gt;</text:p>
          </table:table-cell>
        </table:table-row>
        <table:table-row table:style-name="ro1">
          <table:table-cell office:value-type="string" calcext:value-type="string">
            <text:p>go-jump-symbolic</text:p>
          </table:table-cell>
          <table:table-cell table:formula="of:=IF(LEFT([.A116];1)=&quot;.&quot;;&quot;Y&quot;;&quot;N&quot;)" office:value-type="string" office:string-value="N" calcext:value-type="string">
            <text:p>N</text:p>
          </table:table-cell>
          <table:table-cell table:formula="of:=IFERROR(&quot;## &quot; &amp; MID([.A116];3;FIND(&quot;:&quot;;[.A116])-3) &amp; &quot; &lt;br&gt;&quot;;&quot;&quot;)">
            <text:p/>
          </table:table-cell>
          <table:table-cell table:formula="of:=IF([.B116]=&quot;Y&quot;;MID([.A116];3;FIND(&quot;:&quot;;[.A116];1)-3);IF(&#10;RIGHT(RIGHT([.A116]; 1))=&quot;@&quot;;0;&#10;[.A116]))" office:value-type="string" office:string-value="go-jump-symbolic" calcext:value-type="string">
            <text:p>go-jump-symbolic</text:p>
          </table:table-cell>
          <table:table-cell table:formula="of:=IF([.B116]=&quot;Y&quot;;[.D116];[.E115])" office:value-type="string" office:string-value="actions" calcext:value-type="string">
            <text:p>actions</text:p>
          </table:table-cell>
          <table:table-cell table:style-name="ce10" table:formula="of:=IF([.D116]=0;&quot;&quot;;IF([.B116]=&quot;Y&quot;;[.C116];&#10;&quot;&lt;a href=&quot; &amp; CHAR(34) &amp; &quot;#&quot; &amp; CHAR(34) &amp; &quot;&gt;&quot; &amp;&#10;&quot;&lt;img src=&quot; &amp; CHAR(34) &amp; &quot;https://github.com/ubuntu/yaru/blob/master/icons/Yaru/scalable/&quot; &amp; [.E116] &amp; &quot;/&quot; &amp; [.A116] &amp; &quot;.svg&quot; &amp; CHAR(34) &amp; &#10;&quot; width=&quot; &amp; CHAR(34) &amp; &quot;22&quot; &amp; CHAR(34) &amp; &quot; alt=&quot; &amp; CHAR(34) &amp; [.D116] &amp; CHAR(34) &amp; &quot;&gt;&lt;/a&gt;&quot; &amp;&#10;&quot;&amp;nbsp; &amp;nbsp; &quot; &amp; [.D116] &amp; &quot;&lt;br&gt;&quot;&#10;))" office:value-type="string" office:string-value="&lt;a href=&quot;#&quot;&gt;&lt;img src=&quot;https://github.com/ubuntu/yaru/blob/master/icons/Yaru/scalable/actions/go-jump-symbolic.svg&quot; width=&quot;22&quot; alt=&quot;go-jump-symbolic&quot;&gt;&lt;/a&gt;&amp;nbsp; &amp;nbsp; go-jump-symbolic&lt;br&gt;" calcext:value-type="string">
            <text:p>&lt;a href="#"&gt;&lt;img src="https://github.com/ubuntu/yaru/blob/master/icons/Yaru/scalable/actions/go-jump-symbolic.svg" width="22" alt="go-jump-symbolic"&gt;&lt;/a&gt;&amp;nbsp; &amp;nbsp; go-jump-symbolic&lt;br&gt;</text:p>
          </table:table-cell>
        </table:table-row>
        <table:table-row table:style-name="ro1">
          <table:table-cell table:style-name="Default" office:value-type="string" calcext:value-type="string">
            <text:p>go-last-rtl-symbolic@</text:p>
          </table:table-cell>
          <table:table-cell table:style-name="Default" table:formula="of:=IF(LEFT([.A11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7];3;FIND(&quot;:&quot;;[.A117])-3) &amp; &quot; &lt;br&gt;&quot;;&quot;&quot;)">
            <text:p/>
          </table:table-cell>
          <table:table-cell table:style-name="ce6" table:formula="of:=IF([.B117]=&quot;Y&quot;;MID([.A117];3;FIND(&quot;:&quot;;[.A117];1)-3);IF(&#10;RIGHT(RIGHT([.A117]; 1))=&quot;@&quot;;0;&#10;[.A117]))" office:value-type="float" office:value="0" calcext:value-type="float">
            <text:p>0</text:p>
          </table:table-cell>
          <table:table-cell table:formula="of:=IF([.B117]=&quot;Y&quot;;[.D117];[.E116])" office:value-type="string" office:string-value="actions" calcext:value-type="string">
            <text:p>actions</text:p>
          </table:table-cell>
          <table:table-cell table:style-name="ce10" table:formula="of:=IF([.D117]=0;&quot;&quot;;IF([.B117]=&quot;Y&quot;;[.C117];&#10;&quot;&lt;a href=&quot; &amp; CHAR(34) &amp; &quot;#&quot; &amp; CHAR(34) &amp; &quot;&gt;&quot; &amp;&#10;&quot;&lt;img src=&quot; &amp; CHAR(34) &amp; &quot;https://github.com/ubuntu/yaru/blob/master/icons/Yaru/scalable/&quot; &amp; [.E117] &amp; &quot;/&quot; &amp; [.A117] &amp; &quot;.svg&quot; &amp; CHAR(34) &amp; &#10;&quot; width=&quot; &amp; CHAR(34) &amp; &quot;22&quot; &amp; CHAR(34) &amp; &quot; alt=&quot; &amp; CHAR(34) &amp; [.D117] &amp; CHAR(34) &amp; &quot;&gt;&lt;/a&gt;&quot; &amp;&#10;&quot;&amp;nbsp; &amp;nbsp; &quot; &amp; [.D11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o-last-symbolic-rtl@</text:p>
          </table:table-cell>
          <table:table-cell table:style-name="Default" table:formula="of:=IF(LEFT([.A11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8];3;FIND(&quot;:&quot;;[.A118])-3) &amp; &quot; &lt;br&gt;&quot;;&quot;&quot;)">
            <text:p/>
          </table:table-cell>
          <table:table-cell table:style-name="ce6" table:formula="of:=IF([.B118]=&quot;Y&quot;;MID([.A118];3;FIND(&quot;:&quot;;[.A118];1)-3);IF(&#10;RIGHT(RIGHT([.A118]; 1))=&quot;@&quot;;0;&#10;[.A118]))" office:value-type="float" office:value="0" calcext:value-type="float">
            <text:p>0</text:p>
          </table:table-cell>
          <table:table-cell table:formula="of:=IF([.B118]=&quot;Y&quot;;[.D118];[.E117])" office:value-type="string" office:string-value="actions" calcext:value-type="string">
            <text:p>actions</text:p>
          </table:table-cell>
          <table:table-cell table:style-name="ce10" table:formula="of:=IF([.D118]=0;&quot;&quot;;IF([.B118]=&quot;Y&quot;;[.C118];&#10;&quot;&lt;a href=&quot; &amp; CHAR(34) &amp; &quot;#&quot; &amp; CHAR(34) &amp; &quot;&gt;&quot; &amp;&#10;&quot;&lt;img src=&quot; &amp; CHAR(34) &amp; &quot;https://github.com/ubuntu/yaru/blob/master/icons/Yaru/scalable/&quot; &amp; [.E118] &amp; &quot;/&quot; &amp; [.A118] &amp; &quot;.svg&quot; &amp; CHAR(34) &amp; &#10;&quot; width=&quot; &amp; CHAR(34) &amp; &quot;22&quot; &amp; CHAR(34) &amp; &quot; alt=&quot; &amp; CHAR(34) &amp; [.D118] &amp; CHAR(34) &amp; &quot;&gt;&lt;/a&gt;&quot; &amp;&#10;&quot;&amp;nbsp; &amp;nbsp; &quot; &amp; [.D118] &amp; &quot;&lt;br&gt;&quot;&#10;))">
            <text:p/>
          </table:table-cell>
        </table:table-row>
        <table:table-row table:style-name="ro1">
          <table:table-cell office:value-type="string" calcext:value-type="string">
            <text:p>go-last-symbolic</text:p>
          </table:table-cell>
          <table:table-cell table:formula="of:=IF(LEFT([.A119];1)=&quot;.&quot;;&quot;Y&quot;;&quot;N&quot;)" office:value-type="string" office:string-value="N" calcext:value-type="string">
            <text:p>N</text:p>
          </table:table-cell>
          <table:table-cell table:formula="of:=IFERROR(&quot;## &quot; &amp; MID([.A119];3;FIND(&quot;:&quot;;[.A119])-3) &amp; &quot; &lt;br&gt;&quot;;&quot;&quot;)">
            <text:p/>
          </table:table-cell>
          <table:table-cell table:formula="of:=IF([.B119]=&quot;Y&quot;;MID([.A119];3;FIND(&quot;:&quot;;[.A119];1)-3);IF(&#10;RIGHT(RIGHT([.A119]; 1))=&quot;@&quot;;0;&#10;[.A119]))" office:value-type="string" office:string-value="go-last-symbolic" calcext:value-type="string">
            <text:p>go-last-symbolic</text:p>
          </table:table-cell>
          <table:table-cell table:formula="of:=IF([.B119]=&quot;Y&quot;;[.D119];[.E118])" office:value-type="string" office:string-value="actions" calcext:value-type="string">
            <text:p>actions</text:p>
          </table:table-cell>
          <table:table-cell table:style-name="ce10" table:formula="of:=IF([.D119]=0;&quot;&quot;;IF([.B119]=&quot;Y&quot;;[.C119];&#10;&quot;&lt;a href=&quot; &amp; CHAR(34) &amp; &quot;#&quot; &amp; CHAR(34) &amp; &quot;&gt;&quot; &amp;&#10;&quot;&lt;img src=&quot; &amp; CHAR(34) &amp; &quot;https://github.com/ubuntu/yaru/blob/master/icons/Yaru/scalable/&quot; &amp; [.E119] &amp; &quot;/&quot; &amp; [.A119] &amp; &quot;.svg&quot; &amp; CHAR(34) &amp; &#10;&quot; width=&quot; &amp; CHAR(34) &amp; &quot;22&quot; &amp; CHAR(34) &amp; &quot; alt=&quot; &amp; CHAR(34) &amp; [.D119] &amp; CHAR(34) &amp; &quot;&gt;&lt;/a&gt;&quot; &amp;&#10;&quot;&amp;nbsp; &amp;nbsp; &quot; &amp; [.D119] &amp; &quot;&lt;br&gt;&quot;&#10;))" office:value-type="string" office:string-value="&lt;a href=&quot;#&quot;&gt;&lt;img src=&quot;https://github.com/ubuntu/yaru/blob/master/icons/Yaru/scalable/actions/go-last-symbolic.svg&quot; width=&quot;22&quot; alt=&quot;go-last-symbolic&quot;&gt;&lt;/a&gt;&amp;nbsp; &amp;nbsp; go-last-symbolic&lt;br&gt;" calcext:value-type="string">
            <text:p>&lt;a href="#"&gt;&lt;img src="https://github.com/ubuntu/yaru/blob/master/icons/Yaru/scalable/actions/go-last-symbolic.svg" width="22" alt="go-last-symbolic"&gt;&lt;/a&gt;&amp;nbsp; &amp;nbsp; go-last-symbolic&lt;br&gt;</text:p>
          </table:table-cell>
        </table:table-row>
        <table:table-row table:style-name="ro1">
          <table:table-cell table:style-name="Default" office:value-type="string" calcext:value-type="string">
            <text:p>go-next-rtl-symbolic@</text:p>
          </table:table-cell>
          <table:table-cell table:style-name="Default" table:formula="of:=IF(LEFT([.A12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0];3;FIND(&quot;:&quot;;[.A120])-3) &amp; &quot; &lt;br&gt;&quot;;&quot;&quot;)">
            <text:p/>
          </table:table-cell>
          <table:table-cell table:style-name="ce6" table:formula="of:=IF([.B120]=&quot;Y&quot;;MID([.A120];3;FIND(&quot;:&quot;;[.A120];1)-3);IF(&#10;RIGHT(RIGHT([.A120]; 1))=&quot;@&quot;;0;&#10;[.A120]))" office:value-type="float" office:value="0" calcext:value-type="float">
            <text:p>0</text:p>
          </table:table-cell>
          <table:table-cell table:formula="of:=IF([.B120]=&quot;Y&quot;;[.D120];[.E119])" office:value-type="string" office:string-value="actions" calcext:value-type="string">
            <text:p>actions</text:p>
          </table:table-cell>
          <table:table-cell table:style-name="ce10" table:formula="of:=IF([.D120]=0;&quot;&quot;;IF([.B120]=&quot;Y&quot;;[.C120];&#10;&quot;&lt;a href=&quot; &amp; CHAR(34) &amp; &quot;#&quot; &amp; CHAR(34) &amp; &quot;&gt;&quot; &amp;&#10;&quot;&lt;img src=&quot; &amp; CHAR(34) &amp; &quot;https://github.com/ubuntu/yaru/blob/master/icons/Yaru/scalable/&quot; &amp; [.E120] &amp; &quot;/&quot; &amp; [.A120] &amp; &quot;.svg&quot; &amp; CHAR(34) &amp; &#10;&quot; width=&quot; &amp; CHAR(34) &amp; &quot;22&quot; &amp; CHAR(34) &amp; &quot; alt=&quot; &amp; CHAR(34) &amp; [.D120] &amp; CHAR(34) &amp; &quot;&gt;&lt;/a&gt;&quot; &amp;&#10;&quot;&amp;nbsp; &amp;nbsp; &quot; &amp; [.D12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o-next-symbolic-rtl@</text:p>
          </table:table-cell>
          <table:table-cell table:style-name="Default" table:formula="of:=IF(LEFT([.A12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1];3;FIND(&quot;:&quot;;[.A121])-3) &amp; &quot; &lt;br&gt;&quot;;&quot;&quot;)">
            <text:p/>
          </table:table-cell>
          <table:table-cell table:style-name="ce6" table:formula="of:=IF([.B121]=&quot;Y&quot;;MID([.A121];3;FIND(&quot;:&quot;;[.A121];1)-3);IF(&#10;RIGHT(RIGHT([.A121]; 1))=&quot;@&quot;;0;&#10;[.A121]))" office:value-type="float" office:value="0" calcext:value-type="float">
            <text:p>0</text:p>
          </table:table-cell>
          <table:table-cell table:formula="of:=IF([.B121]=&quot;Y&quot;;[.D121];[.E120])" office:value-type="string" office:string-value="actions" calcext:value-type="string">
            <text:p>actions</text:p>
          </table:table-cell>
          <table:table-cell table:style-name="ce10" table:formula="of:=IF([.D121]=0;&quot;&quot;;IF([.B121]=&quot;Y&quot;;[.C121];&#10;&quot;&lt;a href=&quot; &amp; CHAR(34) &amp; &quot;#&quot; &amp; CHAR(34) &amp; &quot;&gt;&quot; &amp;&#10;&quot;&lt;img src=&quot; &amp; CHAR(34) &amp; &quot;https://github.com/ubuntu/yaru/blob/master/icons/Yaru/scalable/&quot; &amp; [.E121] &amp; &quot;/&quot; &amp; [.A121] &amp; &quot;.svg&quot; &amp; CHAR(34) &amp; &#10;&quot; width=&quot; &amp; CHAR(34) &amp; &quot;22&quot; &amp; CHAR(34) &amp; &quot; alt=&quot; &amp; CHAR(34) &amp; [.D121] &amp; CHAR(34) &amp; &quot;&gt;&lt;/a&gt;&quot; &amp;&#10;&quot;&amp;nbsp; &amp;nbsp; &quot; &amp; [.D121] &amp; &quot;&lt;br&gt;&quot;&#10;))">
            <text:p/>
          </table:table-cell>
        </table:table-row>
        <table:table-row table:style-name="ro1">
          <table:table-cell office:value-type="string" calcext:value-type="string">
            <text:p>go-next-symbolic</text:p>
          </table:table-cell>
          <table:table-cell table:formula="of:=IF(LEFT([.A122];1)=&quot;.&quot;;&quot;Y&quot;;&quot;N&quot;)" office:value-type="string" office:string-value="N" calcext:value-type="string">
            <text:p>N</text:p>
          </table:table-cell>
          <table:table-cell table:formula="of:=IFERROR(&quot;## &quot; &amp; MID([.A122];3;FIND(&quot;:&quot;;[.A122])-3) &amp; &quot; &lt;br&gt;&quot;;&quot;&quot;)">
            <text:p/>
          </table:table-cell>
          <table:table-cell table:formula="of:=IF([.B122]=&quot;Y&quot;;MID([.A122];3;FIND(&quot;:&quot;;[.A122];1)-3);IF(&#10;RIGHT(RIGHT([.A122]; 1))=&quot;@&quot;;0;&#10;[.A122]))" office:value-type="string" office:string-value="go-next-symbolic" calcext:value-type="string">
            <text:p>go-next-symbolic</text:p>
          </table:table-cell>
          <table:table-cell table:formula="of:=IF([.B122]=&quot;Y&quot;;[.D122];[.E121])" office:value-type="string" office:string-value="actions" calcext:value-type="string">
            <text:p>actions</text:p>
          </table:table-cell>
          <table:table-cell table:style-name="ce10" table:formula="of:=IF([.D122]=0;&quot;&quot;;IF([.B122]=&quot;Y&quot;;[.C122];&#10;&quot;&lt;a href=&quot; &amp; CHAR(34) &amp; &quot;#&quot; &amp; CHAR(34) &amp; &quot;&gt;&quot; &amp;&#10;&quot;&lt;img src=&quot; &amp; CHAR(34) &amp; &quot;https://github.com/ubuntu/yaru/blob/master/icons/Yaru/scalable/&quot; &amp; [.E122] &amp; &quot;/&quot; &amp; [.A122] &amp; &quot;.svg&quot; &amp; CHAR(34) &amp; &#10;&quot; width=&quot; &amp; CHAR(34) &amp; &quot;22&quot; &amp; CHAR(34) &amp; &quot; alt=&quot; &amp; CHAR(34) &amp; [.D122] &amp; CHAR(34) &amp; &quot;&gt;&lt;/a&gt;&quot; &amp;&#10;&quot;&amp;nbsp; &amp;nbsp; &quot; &amp; [.D122] &amp; &quot;&lt;br&gt;&quot;&#10;))" office:value-type="string" office:string-value="&lt;a href=&quot;#&quot;&gt;&lt;img src=&quot;https://github.com/ubuntu/yaru/blob/master/icons/Yaru/scalable/actions/go-next-symbolic.svg&quot; width=&quot;22&quot; alt=&quot;go-next-symbolic&quot;&gt;&lt;/a&gt;&amp;nbsp; &amp;nbsp; go-next-symbolic&lt;br&gt;" calcext:value-type="string">
            <text:p>&lt;a href="#"&gt;&lt;img src="https://github.com/ubuntu/yaru/blob/master/icons/Yaru/scalable/actions/go-next-symbolic.svg" width="22" alt="go-next-symbolic"&gt;&lt;/a&gt;&amp;nbsp; &amp;nbsp; go-next-symbolic&lt;br&gt;</text:p>
          </table:table-cell>
        </table:table-row>
        <table:table-row table:style-name="ro1">
          <table:table-cell table:style-name="Default" office:value-type="string" calcext:value-type="string">
            <text:p>go-previous-rtl-symbolic@</text:p>
          </table:table-cell>
          <table:table-cell table:style-name="Default" table:formula="of:=IF(LEFT([.A12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3];3;FIND(&quot;:&quot;;[.A123])-3) &amp; &quot; &lt;br&gt;&quot;;&quot;&quot;)">
            <text:p/>
          </table:table-cell>
          <table:table-cell table:style-name="ce6" table:formula="of:=IF([.B123]=&quot;Y&quot;;MID([.A123];3;FIND(&quot;:&quot;;[.A123];1)-3);IF(&#10;RIGHT(RIGHT([.A123]; 1))=&quot;@&quot;;0;&#10;[.A123]))" office:value-type="float" office:value="0" calcext:value-type="float">
            <text:p>0</text:p>
          </table:table-cell>
          <table:table-cell table:formula="of:=IF([.B123]=&quot;Y&quot;;[.D123];[.E122])" office:value-type="string" office:string-value="actions" calcext:value-type="string">
            <text:p>actions</text:p>
          </table:table-cell>
          <table:table-cell table:style-name="ce10" table:formula="of:=IF([.D123]=0;&quot;&quot;;IF([.B123]=&quot;Y&quot;;[.C123];&#10;&quot;&lt;a href=&quot; &amp; CHAR(34) &amp; &quot;#&quot; &amp; CHAR(34) &amp; &quot;&gt;&quot; &amp;&#10;&quot;&lt;img src=&quot; &amp; CHAR(34) &amp; &quot;https://github.com/ubuntu/yaru/blob/master/icons/Yaru/scalable/&quot; &amp; [.E123] &amp; &quot;/&quot; &amp; [.A123] &amp; &quot;.svg&quot; &amp; CHAR(34) &amp; &#10;&quot; width=&quot; &amp; CHAR(34) &amp; &quot;22&quot; &amp; CHAR(34) &amp; &quot; alt=&quot; &amp; CHAR(34) &amp; [.D123] &amp; CHAR(34) &amp; &quot;&gt;&lt;/a&gt;&quot; &amp;&#10;&quot;&amp;nbsp; &amp;nbsp; &quot; &amp; [.D12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o-previous-symbolic-rtl@</text:p>
          </table:table-cell>
          <table:table-cell table:style-name="Default" table:formula="of:=IF(LEFT([.A12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4];3;FIND(&quot;:&quot;;[.A124])-3) &amp; &quot; &lt;br&gt;&quot;;&quot;&quot;)">
            <text:p/>
          </table:table-cell>
          <table:table-cell table:style-name="ce6" table:formula="of:=IF([.B124]=&quot;Y&quot;;MID([.A124];3;FIND(&quot;:&quot;;[.A124];1)-3);IF(&#10;RIGHT(RIGHT([.A124]; 1))=&quot;@&quot;;0;&#10;[.A124]))" office:value-type="float" office:value="0" calcext:value-type="float">
            <text:p>0</text:p>
          </table:table-cell>
          <table:table-cell table:formula="of:=IF([.B124]=&quot;Y&quot;;[.D124];[.E123])" office:value-type="string" office:string-value="actions" calcext:value-type="string">
            <text:p>actions</text:p>
          </table:table-cell>
          <table:table-cell table:style-name="ce10" table:formula="of:=IF([.D124]=0;&quot;&quot;;IF([.B124]=&quot;Y&quot;;[.C124];&#10;&quot;&lt;a href=&quot; &amp; CHAR(34) &amp; &quot;#&quot; &amp; CHAR(34) &amp; &quot;&gt;&quot; &amp;&#10;&quot;&lt;img src=&quot; &amp; CHAR(34) &amp; &quot;https://github.com/ubuntu/yaru/blob/master/icons/Yaru/scalable/&quot; &amp; [.E124] &amp; &quot;/&quot; &amp; [.A124] &amp; &quot;.svg&quot; &amp; CHAR(34) &amp; &#10;&quot; width=&quot; &amp; CHAR(34) &amp; &quot;22&quot; &amp; CHAR(34) &amp; &quot; alt=&quot; &amp; CHAR(34) &amp; [.D124] &amp; CHAR(34) &amp; &quot;&gt;&lt;/a&gt;&quot; &amp;&#10;&quot;&amp;nbsp; &amp;nbsp; &quot; &amp; [.D124] &amp; &quot;&lt;br&gt;&quot;&#10;))">
            <text:p/>
          </table:table-cell>
        </table:table-row>
        <table:table-row table:style-name="ro1">
          <table:table-cell office:value-type="string" calcext:value-type="string">
            <text:p>go-previous-symbolic</text:p>
          </table:table-cell>
          <table:table-cell table:formula="of:=IF(LEFT([.A125];1)=&quot;.&quot;;&quot;Y&quot;;&quot;N&quot;)" office:value-type="string" office:string-value="N" calcext:value-type="string">
            <text:p>N</text:p>
          </table:table-cell>
          <table:table-cell table:formula="of:=IFERROR(&quot;## &quot; &amp; MID([.A125];3;FIND(&quot;:&quot;;[.A125])-3) &amp; &quot; &lt;br&gt;&quot;;&quot;&quot;)">
            <text:p/>
          </table:table-cell>
          <table:table-cell table:formula="of:=IF([.B125]=&quot;Y&quot;;MID([.A125];3;FIND(&quot;:&quot;;[.A125];1)-3);IF(&#10;RIGHT(RIGHT([.A125]; 1))=&quot;@&quot;;0;&#10;[.A125]))" office:value-type="string" office:string-value="go-previous-symbolic" calcext:value-type="string">
            <text:p>go-previous-symbolic</text:p>
          </table:table-cell>
          <table:table-cell table:formula="of:=IF([.B125]=&quot;Y&quot;;[.D125];[.E124])" office:value-type="string" office:string-value="actions" calcext:value-type="string">
            <text:p>actions</text:p>
          </table:table-cell>
          <table:table-cell table:style-name="ce10" table:formula="of:=IF([.D125]=0;&quot;&quot;;IF([.B125]=&quot;Y&quot;;[.C125];&#10;&quot;&lt;a href=&quot; &amp; CHAR(34) &amp; &quot;#&quot; &amp; CHAR(34) &amp; &quot;&gt;&quot; &amp;&#10;&quot;&lt;img src=&quot; &amp; CHAR(34) &amp; &quot;https://github.com/ubuntu/yaru/blob/master/icons/Yaru/scalable/&quot; &amp; [.E125] &amp; &quot;/&quot; &amp; [.A125] &amp; &quot;.svg&quot; &amp; CHAR(34) &amp; &#10;&quot; width=&quot; &amp; CHAR(34) &amp; &quot;22&quot; &amp; CHAR(34) &amp; &quot; alt=&quot; &amp; CHAR(34) &amp; [.D125] &amp; CHAR(34) &amp; &quot;&gt;&lt;/a&gt;&quot; &amp;&#10;&quot;&amp;nbsp; &amp;nbsp; &quot; &amp; [.D125] &amp; &quot;&lt;br&gt;&quot;&#10;))" office:value-type="string" office:string-value="&lt;a href=&quot;#&quot;&gt;&lt;img src=&quot;https://github.com/ubuntu/yaru/blob/master/icons/Yaru/scalable/actions/go-previous-symbolic.svg&quot; width=&quot;22&quot; alt=&quot;go-previous-symbolic&quot;&gt;&lt;/a&gt;&amp;nbsp; &amp;nbsp; go-previous-symbolic&lt;br&gt;" calcext:value-type="string">
            <text:p>&lt;a href="#"&gt;&lt;img src="https://github.com/ubuntu/yaru/blob/master/icons/Yaru/scalable/actions/go-previous-symbolic.svg" width="22" alt="go-previous-symbolic"&gt;&lt;/a&gt;&amp;nbsp; &amp;nbsp; go-previous-symbolic&lt;br&gt;</text:p>
          </table:table-cell>
        </table:table-row>
        <table:table-row table:style-name="ro1">
          <table:table-cell office:value-type="string" calcext:value-type="string">
            <text:p>go-top-symbolic</text:p>
          </table:table-cell>
          <table:table-cell table:formula="of:=IF(LEFT([.A126];1)=&quot;.&quot;;&quot;Y&quot;;&quot;N&quot;)" office:value-type="string" office:string-value="N" calcext:value-type="string">
            <text:p>N</text:p>
          </table:table-cell>
          <table:table-cell table:formula="of:=IFERROR(&quot;## &quot; &amp; MID([.A126];3;FIND(&quot;:&quot;;[.A126])-3) &amp; &quot; &lt;br&gt;&quot;;&quot;&quot;)">
            <text:p/>
          </table:table-cell>
          <table:table-cell table:formula="of:=IF([.B126]=&quot;Y&quot;;MID([.A126];3;FIND(&quot;:&quot;;[.A126];1)-3);IF(&#10;RIGHT(RIGHT([.A126]; 1))=&quot;@&quot;;0;&#10;[.A126]))" office:value-type="string" office:string-value="go-top-symbolic" calcext:value-type="string">
            <text:p>go-top-symbolic</text:p>
          </table:table-cell>
          <table:table-cell table:formula="of:=IF([.B126]=&quot;Y&quot;;[.D126];[.E125])" office:value-type="string" office:string-value="actions" calcext:value-type="string">
            <text:p>actions</text:p>
          </table:table-cell>
          <table:table-cell table:style-name="ce10" table:formula="of:=IF([.D126]=0;&quot;&quot;;IF([.B126]=&quot;Y&quot;;[.C126];&#10;&quot;&lt;a href=&quot; &amp; CHAR(34) &amp; &quot;#&quot; &amp; CHAR(34) &amp; &quot;&gt;&quot; &amp;&#10;&quot;&lt;img src=&quot; &amp; CHAR(34) &amp; &quot;https://github.com/ubuntu/yaru/blob/master/icons/Yaru/scalable/&quot; &amp; [.E126] &amp; &quot;/&quot; &amp; [.A126] &amp; &quot;.svg&quot; &amp; CHAR(34) &amp; &#10;&quot; width=&quot; &amp; CHAR(34) &amp; &quot;22&quot; &amp; CHAR(34) &amp; &quot; alt=&quot; &amp; CHAR(34) &amp; [.D126] &amp; CHAR(34) &amp; &quot;&gt;&lt;/a&gt;&quot; &amp;&#10;&quot;&amp;nbsp; &amp;nbsp; &quot; &amp; [.D126] &amp; &quot;&lt;br&gt;&quot;&#10;))" office:value-type="string" office:string-value="&lt;a href=&quot;#&quot;&gt;&lt;img src=&quot;https://github.com/ubuntu/yaru/blob/master/icons/Yaru/scalable/actions/go-top-symbolic.svg&quot; width=&quot;22&quot; alt=&quot;go-top-symbolic&quot;&gt;&lt;/a&gt;&amp;nbsp; &amp;nbsp; go-top-symbolic&lt;br&gt;" calcext:value-type="string">
            <text:p>&lt;a href="#"&gt;&lt;img src="https://github.com/ubuntu/yaru/blob/master/icons/Yaru/scalable/actions/go-top-symbolic.svg" width="22" alt="go-top-symbolic"&gt;&lt;/a&gt;&amp;nbsp; &amp;nbsp; go-top-symbolic&lt;br&gt;</text:p>
          </table:table-cell>
        </table:table-row>
        <table:table-row table:style-name="ro1">
          <table:table-cell office:value-type="string" calcext:value-type="string">
            <text:p>go-up-symbolic</text:p>
          </table:table-cell>
          <table:table-cell table:formula="of:=IF(LEFT([.A127];1)=&quot;.&quot;;&quot;Y&quot;;&quot;N&quot;)" office:value-type="string" office:string-value="N" calcext:value-type="string">
            <text:p>N</text:p>
          </table:table-cell>
          <table:table-cell table:formula="of:=IFERROR(&quot;## &quot; &amp; MID([.A127];3;FIND(&quot;:&quot;;[.A127])-3) &amp; &quot; &lt;br&gt;&quot;;&quot;&quot;)">
            <text:p/>
          </table:table-cell>
          <table:table-cell table:formula="of:=IF([.B127]=&quot;Y&quot;;MID([.A127];3;FIND(&quot;:&quot;;[.A127];1)-3);IF(&#10;RIGHT(RIGHT([.A127]; 1))=&quot;@&quot;;0;&#10;[.A127]))" office:value-type="string" office:string-value="go-up-symbolic" calcext:value-type="string">
            <text:p>go-up-symbolic</text:p>
          </table:table-cell>
          <table:table-cell table:formula="of:=IF([.B127]=&quot;Y&quot;;[.D127];[.E126])" office:value-type="string" office:string-value="actions" calcext:value-type="string">
            <text:p>actions</text:p>
          </table:table-cell>
          <table:table-cell table:style-name="ce10" table:formula="of:=IF([.D127]=0;&quot;&quot;;IF([.B127]=&quot;Y&quot;;[.C127];&#10;&quot;&lt;a href=&quot; &amp; CHAR(34) &amp; &quot;#&quot; &amp; CHAR(34) &amp; &quot;&gt;&quot; &amp;&#10;&quot;&lt;img src=&quot; &amp; CHAR(34) &amp; &quot;https://github.com/ubuntu/yaru/blob/master/icons/Yaru/scalable/&quot; &amp; [.E127] &amp; &quot;/&quot; &amp; [.A127] &amp; &quot;.svg&quot; &amp; CHAR(34) &amp; &#10;&quot; width=&quot; &amp; CHAR(34) &amp; &quot;22&quot; &amp; CHAR(34) &amp; &quot; alt=&quot; &amp; CHAR(34) &amp; [.D127] &amp; CHAR(34) &amp; &quot;&gt;&lt;/a&gt;&quot; &amp;&#10;&quot;&amp;nbsp; &amp;nbsp; &quot; &amp; [.D127] &amp; &quot;&lt;br&gt;&quot;&#10;))" office:value-type="string" office:string-value="&lt;a href=&quot;#&quot;&gt;&lt;img src=&quot;https://github.com/ubuntu/yaru/blob/master/icons/Yaru/scalable/actions/go-up-symbolic.svg&quot; width=&quot;22&quot; alt=&quot;go-up-symbolic&quot;&gt;&lt;/a&gt;&amp;nbsp; &amp;nbsp; go-up-symbolic&lt;br&gt;" calcext:value-type="string">
            <text:p>&lt;a href="#"&gt;&lt;img src="https://github.com/ubuntu/yaru/blob/master/icons/Yaru/scalable/actions/go-up-symbolic.svg" width="22" alt="go-up-symbolic"&gt;&lt;/a&gt;&amp;nbsp; &amp;nbsp; go-up-symbolic&lt;br&gt;</text:p>
          </table:table-cell>
        </table:table-row>
        <table:table-row table:style-name="ro1">
          <table:table-cell office:value-type="string" calcext:value-type="string">
            <text:p>help-about-symbolic</text:p>
          </table:table-cell>
          <table:table-cell table:formula="of:=IF(LEFT([.A128];1)=&quot;.&quot;;&quot;Y&quot;;&quot;N&quot;)" office:value-type="string" office:string-value="N" calcext:value-type="string">
            <text:p>N</text:p>
          </table:table-cell>
          <table:table-cell table:formula="of:=IFERROR(&quot;## &quot; &amp; MID([.A128];3;FIND(&quot;:&quot;;[.A128])-3) &amp; &quot; &lt;br&gt;&quot;;&quot;&quot;)">
            <text:p/>
          </table:table-cell>
          <table:table-cell table:formula="of:=IF([.B128]=&quot;Y&quot;;MID([.A128];3;FIND(&quot;:&quot;;[.A128];1)-3);IF(&#10;RIGHT(RIGHT([.A128]; 1))=&quot;@&quot;;0;&#10;[.A128]))" office:value-type="string" office:string-value="help-about-symbolic" calcext:value-type="string">
            <text:p>help-about-symbolic</text:p>
          </table:table-cell>
          <table:table-cell table:formula="of:=IF([.B128]=&quot;Y&quot;;[.D128];[.E127])" office:value-type="string" office:string-value="actions" calcext:value-type="string">
            <text:p>actions</text:p>
          </table:table-cell>
          <table:table-cell table:style-name="ce10" table:formula="of:=IF([.D128]=0;&quot;&quot;;IF([.B128]=&quot;Y&quot;;[.C128];&#10;&quot;&lt;a href=&quot; &amp; CHAR(34) &amp; &quot;#&quot; &amp; CHAR(34) &amp; &quot;&gt;&quot; &amp;&#10;&quot;&lt;img src=&quot; &amp; CHAR(34) &amp; &quot;https://github.com/ubuntu/yaru/blob/master/icons/Yaru/scalable/&quot; &amp; [.E128] &amp; &quot;/&quot; &amp; [.A128] &amp; &quot;.svg&quot; &amp; CHAR(34) &amp; &#10;&quot; width=&quot; &amp; CHAR(34) &amp; &quot;22&quot; &amp; CHAR(34) &amp; &quot; alt=&quot; &amp; CHAR(34) &amp; [.D128] &amp; CHAR(34) &amp; &quot;&gt;&lt;/a&gt;&quot; &amp;&#10;&quot;&amp;nbsp; &amp;nbsp; &quot; &amp; [.D128] &amp; &quot;&lt;br&gt;&quot;&#10;))" office:value-type="string" office:string-value="&lt;a href=&quot;#&quot;&gt;&lt;img src=&quot;https://github.com/ubuntu/yaru/blob/master/icons/Yaru/scalable/actions/help-about-symbolic.svg&quot; width=&quot;22&quot; alt=&quot;help-about-symbolic&quot;&gt;&lt;/a&gt;&amp;nbsp; &amp;nbsp; help-about-symbolic&lt;br&gt;" calcext:value-type="string">
            <text:p>&lt;a href="#"&gt;&lt;img src="https://github.com/ubuntu/yaru/blob/master/icons/Yaru/scalable/actions/help-about-symbolic.svg" width="22" alt="help-about-symbolic"&gt;&lt;/a&gt;&amp;nbsp; &amp;nbsp; help-about-symbolic&lt;br&gt;</text:p>
          </table:table-cell>
        </table:table-row>
        <table:table-row table:style-name="ro1">
          <table:table-cell office:value-type="string" calcext:value-type="string">
            <text:p>image-adjust-color-symbolic</text:p>
          </table:table-cell>
          <table:table-cell table:formula="of:=IF(LEFT([.A129];1)=&quot;.&quot;;&quot;Y&quot;;&quot;N&quot;)" office:value-type="string" office:string-value="N" calcext:value-type="string">
            <text:p>N</text:p>
          </table:table-cell>
          <table:table-cell table:formula="of:=IFERROR(&quot;## &quot; &amp; MID([.A129];3;FIND(&quot;:&quot;;[.A129])-3) &amp; &quot; &lt;br&gt;&quot;;&quot;&quot;)">
            <text:p/>
          </table:table-cell>
          <table:table-cell table:formula="of:=IF([.B129]=&quot;Y&quot;;MID([.A129];3;FIND(&quot;:&quot;;[.A129];1)-3);IF(&#10;RIGHT(RIGHT([.A129]; 1))=&quot;@&quot;;0;&#10;[.A129]))" office:value-type="string" office:string-value="image-adjust-color-symbolic" calcext:value-type="string">
            <text:p>image-adjust-color-symbolic</text:p>
          </table:table-cell>
          <table:table-cell table:formula="of:=IF([.B129]=&quot;Y&quot;;[.D129];[.E128])" office:value-type="string" office:string-value="actions" calcext:value-type="string">
            <text:p>actions</text:p>
          </table:table-cell>
          <table:table-cell table:style-name="ce10" table:formula="of:=IF([.D129]=0;&quot;&quot;;IF([.B129]=&quot;Y&quot;;[.C129];&#10;&quot;&lt;a href=&quot; &amp; CHAR(34) &amp; &quot;#&quot; &amp; CHAR(34) &amp; &quot;&gt;&quot; &amp;&#10;&quot;&lt;img src=&quot; &amp; CHAR(34) &amp; &quot;https://github.com/ubuntu/yaru/blob/master/icons/Yaru/scalable/&quot; &amp; [.E129] &amp; &quot;/&quot; &amp; [.A129] &amp; &quot;.svg&quot; &amp; CHAR(34) &amp; &#10;&quot; width=&quot; &amp; CHAR(34) &amp; &quot;22&quot; &amp; CHAR(34) &amp; &quot; alt=&quot; &amp; CHAR(34) &amp; [.D129] &amp; CHAR(34) &amp; &quot;&gt;&lt;/a&gt;&quot; &amp;&#10;&quot;&amp;nbsp; &amp;nbsp; &quot; &amp; [.D129] &amp; &quot;&lt;br&gt;&quot;&#10;))" office:value-type="string" office:string-value="&lt;a href=&quot;#&quot;&gt;&lt;img src=&quot;https://github.com/ubuntu/yaru/blob/master/icons/Yaru/scalable/actions/image-adjust-color-symbolic.svg&quot; width=&quot;22&quot; alt=&quot;image-adjust-color-symbolic&quot;&gt;&lt;/a&gt;&amp;nbsp; &amp;nbsp; image-adjust-color-symbolic&lt;br&gt;" calcext:value-type="string">
            <text:p>&lt;a href="#"&gt;&lt;img src="https://github.com/ubuntu/yaru/blob/master/icons/Yaru/scalable/actions/image-adjust-color-symbolic.svg" width="22" alt="image-adjust-color-symbolic"&gt;&lt;/a&gt;&amp;nbsp; &amp;nbsp; image-adjust-color-symbolic&lt;br&gt;</text:p>
          </table:table-cell>
        </table:table-row>
        <table:table-row table:style-name="ro1">
          <table:table-cell office:value-type="string" calcext:value-type="string">
            <text:p>image-auto-adjust-symbolic</text:p>
          </table:table-cell>
          <table:table-cell table:formula="of:=IF(LEFT([.A130];1)=&quot;.&quot;;&quot;Y&quot;;&quot;N&quot;)" office:value-type="string" office:string-value="N" calcext:value-type="string">
            <text:p>N</text:p>
          </table:table-cell>
          <table:table-cell table:formula="of:=IFERROR(&quot;## &quot; &amp; MID([.A130];3;FIND(&quot;:&quot;;[.A130])-3) &amp; &quot; &lt;br&gt;&quot;;&quot;&quot;)">
            <text:p/>
          </table:table-cell>
          <table:table-cell table:formula="of:=IF([.B130]=&quot;Y&quot;;MID([.A130];3;FIND(&quot;:&quot;;[.A130];1)-3);IF(&#10;RIGHT(RIGHT([.A130]; 1))=&quot;@&quot;;0;&#10;[.A130]))" office:value-type="string" office:string-value="image-auto-adjust-symbolic" calcext:value-type="string">
            <text:p>image-auto-adjust-symbolic</text:p>
          </table:table-cell>
          <table:table-cell table:formula="of:=IF([.B130]=&quot;Y&quot;;[.D130];[.E129])" office:value-type="string" office:string-value="actions" calcext:value-type="string">
            <text:p>actions</text:p>
          </table:table-cell>
          <table:table-cell table:style-name="ce10" table:formula="of:=IF([.D130]=0;&quot;&quot;;IF([.B130]=&quot;Y&quot;;[.C130];&#10;&quot;&lt;a href=&quot; &amp; CHAR(34) &amp; &quot;#&quot; &amp; CHAR(34) &amp; &quot;&gt;&quot; &amp;&#10;&quot;&lt;img src=&quot; &amp; CHAR(34) &amp; &quot;https://github.com/ubuntu/yaru/blob/master/icons/Yaru/scalable/&quot; &amp; [.E130] &amp; &quot;/&quot; &amp; [.A130] &amp; &quot;.svg&quot; &amp; CHAR(34) &amp; &#10;&quot; width=&quot; &amp; CHAR(34) &amp; &quot;22&quot; &amp; CHAR(34) &amp; &quot; alt=&quot; &amp; CHAR(34) &amp; [.D130] &amp; CHAR(34) &amp; &quot;&gt;&lt;/a&gt;&quot; &amp;&#10;&quot;&amp;nbsp; &amp;nbsp; &quot; &amp; [.D130] &amp; &quot;&lt;br&gt;&quot;&#10;))" office:value-type="string" office:string-value="&lt;a href=&quot;#&quot;&gt;&lt;img src=&quot;https://github.com/ubuntu/yaru/blob/master/icons/Yaru/scalable/actions/image-auto-adjust-symbolic.svg&quot; width=&quot;22&quot; alt=&quot;image-auto-adjust-symbolic&quot;&gt;&lt;/a&gt;&amp;nbsp; &amp;nbsp; image-auto-adjust-symbolic&lt;br&gt;" calcext:value-type="string">
            <text:p>&lt;a href="#"&gt;&lt;img src="https://github.com/ubuntu/yaru/blob/master/icons/Yaru/scalable/actions/image-auto-adjust-symbolic.svg" width="22" alt="image-auto-adjust-symbolic"&gt;&lt;/a&gt;&amp;nbsp; &amp;nbsp; image-auto-adjust-symbolic&lt;br&gt;</text:p>
          </table:table-cell>
        </table:table-row>
        <table:table-row table:style-name="ro1">
          <table:table-cell table:style-name="Default" office:value-type="string" calcext:value-type="string">
            <text:p>image-crop-symbolic@</text:p>
          </table:table-cell>
          <table:table-cell table:style-name="Default" table:formula="of:=IF(LEFT([.A13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31];3;FIND(&quot;:&quot;;[.A131])-3) &amp; &quot; &lt;br&gt;&quot;;&quot;&quot;)">
            <text:p/>
          </table:table-cell>
          <table:table-cell table:style-name="ce6" table:formula="of:=IF([.B131]=&quot;Y&quot;;MID([.A131];3;FIND(&quot;:&quot;;[.A131];1)-3);IF(&#10;RIGHT(RIGHT([.A131]; 1))=&quot;@&quot;;0;&#10;[.A131]))" office:value-type="float" office:value="0" calcext:value-type="float">
            <text:p>0</text:p>
          </table:table-cell>
          <table:table-cell table:formula="of:=IF([.B131]=&quot;Y&quot;;[.D131];[.E130])" office:value-type="string" office:string-value="actions" calcext:value-type="string">
            <text:p>actions</text:p>
          </table:table-cell>
          <table:table-cell table:style-name="ce10" table:formula="of:=IF([.D131]=0;&quot;&quot;;IF([.B131]=&quot;Y&quot;;[.C131];&#10;&quot;&lt;a href=&quot; &amp; CHAR(34) &amp; &quot;#&quot; &amp; CHAR(34) &amp; &quot;&gt;&quot; &amp;&#10;&quot;&lt;img src=&quot; &amp; CHAR(34) &amp; &quot;https://github.com/ubuntu/yaru/blob/master/icons/Yaru/scalable/&quot; &amp; [.E131] &amp; &quot;/&quot; &amp; [.A131] &amp; &quot;.svg&quot; &amp; CHAR(34) &amp; &#10;&quot; width=&quot; &amp; CHAR(34) &amp; &quot;22&quot; &amp; CHAR(34) &amp; &quot; alt=&quot; &amp; CHAR(34) &amp; [.D131] &amp; CHAR(34) &amp; &quot;&gt;&lt;/a&gt;&quot; &amp;&#10;&quot;&amp;nbsp; &amp;nbsp; &quot; &amp; [.D13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image-zoom-in-symbolic@</text:p>
          </table:table-cell>
          <table:table-cell table:style-name="Default" table:formula="of:=IF(LEFT([.A13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32];3;FIND(&quot;:&quot;;[.A132])-3) &amp; &quot; &lt;br&gt;&quot;;&quot;&quot;)">
            <text:p/>
          </table:table-cell>
          <table:table-cell table:style-name="ce6" table:formula="of:=IF([.B132]=&quot;Y&quot;;MID([.A132];3;FIND(&quot;:&quot;;[.A132];1)-3);IF(&#10;RIGHT(RIGHT([.A132]; 1))=&quot;@&quot;;0;&#10;[.A132]))" office:value-type="float" office:value="0" calcext:value-type="float">
            <text:p>0</text:p>
          </table:table-cell>
          <table:table-cell table:formula="of:=IF([.B132]=&quot;Y&quot;;[.D132];[.E131])" office:value-type="string" office:string-value="actions" calcext:value-type="string">
            <text:p>actions</text:p>
          </table:table-cell>
          <table:table-cell table:style-name="ce10" table:formula="of:=IF([.D132]=0;&quot;&quot;;IF([.B132]=&quot;Y&quot;;[.C132];&#10;&quot;&lt;a href=&quot; &amp; CHAR(34) &amp; &quot;#&quot; &amp; CHAR(34) &amp; &quot;&gt;&quot; &amp;&#10;&quot;&lt;img src=&quot; &amp; CHAR(34) &amp; &quot;https://github.com/ubuntu/yaru/blob/master/icons/Yaru/scalable/&quot; &amp; [.E132] &amp; &quot;/&quot; &amp; [.A132] &amp; &quot;.svg&quot; &amp; CHAR(34) &amp; &#10;&quot; width=&quot; &amp; CHAR(34) &amp; &quot;22&quot; &amp; CHAR(34) &amp; &quot; alt=&quot; &amp; CHAR(34) &amp; [.D132] &amp; CHAR(34) &amp; &quot;&gt;&lt;/a&gt;&quot; &amp;&#10;&quot;&amp;nbsp; &amp;nbsp; &quot; &amp; [.D13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image-zoom-out-symbolic@</text:p>
          </table:table-cell>
          <table:table-cell table:style-name="Default" table:formula="of:=IF(LEFT([.A13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33];3;FIND(&quot;:&quot;;[.A133])-3) &amp; &quot; &lt;br&gt;&quot;;&quot;&quot;)">
            <text:p/>
          </table:table-cell>
          <table:table-cell table:style-name="ce6" table:formula="of:=IF([.B133]=&quot;Y&quot;;MID([.A133];3;FIND(&quot;:&quot;;[.A133];1)-3);IF(&#10;RIGHT(RIGHT([.A133]; 1))=&quot;@&quot;;0;&#10;[.A133]))" office:value-type="float" office:value="0" calcext:value-type="float">
            <text:p>0</text:p>
          </table:table-cell>
          <table:table-cell table:formula="of:=IF([.B133]=&quot;Y&quot;;[.D133];[.E132])" office:value-type="string" office:string-value="actions" calcext:value-type="string">
            <text:p>actions</text:p>
          </table:table-cell>
          <table:table-cell table:style-name="ce10" table:formula="of:=IF([.D133]=0;&quot;&quot;;IF([.B133]=&quot;Y&quot;;[.C133];&#10;&quot;&lt;a href=&quot; &amp; CHAR(34) &amp; &quot;#&quot; &amp; CHAR(34) &amp; &quot;&gt;&quot; &amp;&#10;&quot;&lt;img src=&quot; &amp; CHAR(34) &amp; &quot;https://github.com/ubuntu/yaru/blob/master/icons/Yaru/scalable/&quot; &amp; [.E133] &amp; &quot;/&quot; &amp; [.A133] &amp; &quot;.svg&quot; &amp; CHAR(34) &amp; &#10;&quot; width=&quot; &amp; CHAR(34) &amp; &quot;22&quot; &amp; CHAR(34) &amp; &quot; alt=&quot; &amp; CHAR(34) &amp; [.D133] &amp; CHAR(34) &amp; &quot;&gt;&lt;/a&gt;&quot; &amp;&#10;&quot;&amp;nbsp; &amp;nbsp; &quot; &amp; [.D133] &amp; &quot;&lt;br&gt;&quot;&#10;))">
            <text:p/>
          </table:table-cell>
        </table:table-row>
        <table:table-row table:style-name="ro1">
          <table:table-cell office:value-type="string" calcext:value-type="string">
            <text:p>insert-image-symbolic</text:p>
          </table:table-cell>
          <table:table-cell table:formula="of:=IF(LEFT([.A134];1)=&quot;.&quot;;&quot;Y&quot;;&quot;N&quot;)" office:value-type="string" office:string-value="N" calcext:value-type="string">
            <text:p>N</text:p>
          </table:table-cell>
          <table:table-cell table:formula="of:=IFERROR(&quot;## &quot; &amp; MID([.A134];3;FIND(&quot;:&quot;;[.A134])-3) &amp; &quot; &lt;br&gt;&quot;;&quot;&quot;)">
            <text:p/>
          </table:table-cell>
          <table:table-cell table:formula="of:=IF([.B134]=&quot;Y&quot;;MID([.A134];3;FIND(&quot;:&quot;;[.A134];1)-3);IF(&#10;RIGHT(RIGHT([.A134]; 1))=&quot;@&quot;;0;&#10;[.A134]))" office:value-type="string" office:string-value="insert-image-symbolic" calcext:value-type="string">
            <text:p>insert-image-symbolic</text:p>
          </table:table-cell>
          <table:table-cell table:formula="of:=IF([.B134]=&quot;Y&quot;;[.D134];[.E133])" office:value-type="string" office:string-value="actions" calcext:value-type="string">
            <text:p>actions</text:p>
          </table:table-cell>
          <table:table-cell table:style-name="ce10" table:formula="of:=IF([.D134]=0;&quot;&quot;;IF([.B134]=&quot;Y&quot;;[.C134];&#10;&quot;&lt;a href=&quot; &amp; CHAR(34) &amp; &quot;#&quot; &amp; CHAR(34) &amp; &quot;&gt;&quot; &amp;&#10;&quot;&lt;img src=&quot; &amp; CHAR(34) &amp; &quot;https://github.com/ubuntu/yaru/blob/master/icons/Yaru/scalable/&quot; &amp; [.E134] &amp; &quot;/&quot; &amp; [.A134] &amp; &quot;.svg&quot; &amp; CHAR(34) &amp; &#10;&quot; width=&quot; &amp; CHAR(34) &amp; &quot;22&quot; &amp; CHAR(34) &amp; &quot; alt=&quot; &amp; CHAR(34) &amp; [.D134] &amp; CHAR(34) &amp; &quot;&gt;&lt;/a&gt;&quot; &amp;&#10;&quot;&amp;nbsp; &amp;nbsp; &quot; &amp; [.D134] &amp; &quot;&lt;br&gt;&quot;&#10;))" office:value-type="string" office:string-value="&lt;a href=&quot;#&quot;&gt;&lt;img src=&quot;https://github.com/ubuntu/yaru/blob/master/icons/Yaru/scalable/actions/insert-image-symbolic.svg&quot; width=&quot;22&quot; alt=&quot;insert-image-symbolic&quot;&gt;&lt;/a&gt;&amp;nbsp; &amp;nbsp; insert-image-symbolic&lt;br&gt;" calcext:value-type="string">
            <text:p>&lt;a href="#"&gt;&lt;img src="https://github.com/ubuntu/yaru/blob/master/icons/Yaru/scalable/actions/insert-image-symbolic.svg" width="22" alt="insert-image-symbolic"&gt;&lt;/a&gt;&amp;nbsp; &amp;nbsp; insert-image-symbolic&lt;br&gt;</text:p>
          </table:table-cell>
        </table:table-row>
        <table:table-row table:style-name="ro1">
          <table:table-cell office:value-type="string" calcext:value-type="string">
            <text:p>insert-link-symbolic</text:p>
          </table:table-cell>
          <table:table-cell table:formula="of:=IF(LEFT([.A135];1)=&quot;.&quot;;&quot;Y&quot;;&quot;N&quot;)" office:value-type="string" office:string-value="N" calcext:value-type="string">
            <text:p>N</text:p>
          </table:table-cell>
          <table:table-cell table:formula="of:=IFERROR(&quot;## &quot; &amp; MID([.A135];3;FIND(&quot;:&quot;;[.A135])-3) &amp; &quot; &lt;br&gt;&quot;;&quot;&quot;)">
            <text:p/>
          </table:table-cell>
          <table:table-cell table:formula="of:=IF([.B135]=&quot;Y&quot;;MID([.A135];3;FIND(&quot;:&quot;;[.A135];1)-3);IF(&#10;RIGHT(RIGHT([.A135]; 1))=&quot;@&quot;;0;&#10;[.A135]))" office:value-type="string" office:string-value="insert-link-symbolic" calcext:value-type="string">
            <text:p>insert-link-symbolic</text:p>
          </table:table-cell>
          <table:table-cell table:formula="of:=IF([.B135]=&quot;Y&quot;;[.D135];[.E134])" office:value-type="string" office:string-value="actions" calcext:value-type="string">
            <text:p>actions</text:p>
          </table:table-cell>
          <table:table-cell table:style-name="ce10" table:formula="of:=IF([.D135]=0;&quot;&quot;;IF([.B135]=&quot;Y&quot;;[.C135];&#10;&quot;&lt;a href=&quot; &amp; CHAR(34) &amp; &quot;#&quot; &amp; CHAR(34) &amp; &quot;&gt;&quot; &amp;&#10;&quot;&lt;img src=&quot; &amp; CHAR(34) &amp; &quot;https://github.com/ubuntu/yaru/blob/master/icons/Yaru/scalable/&quot; &amp; [.E135] &amp; &quot;/&quot; &amp; [.A135] &amp; &quot;.svg&quot; &amp; CHAR(34) &amp; &#10;&quot; width=&quot; &amp; CHAR(34) &amp; &quot;22&quot; &amp; CHAR(34) &amp; &quot; alt=&quot; &amp; CHAR(34) &amp; [.D135] &amp; CHAR(34) &amp; &quot;&gt;&lt;/a&gt;&quot; &amp;&#10;&quot;&amp;nbsp; &amp;nbsp; &quot; &amp; [.D135] &amp; &quot;&lt;br&gt;&quot;&#10;))" office:value-type="string" office:string-value="&lt;a href=&quot;#&quot;&gt;&lt;img src=&quot;https://github.com/ubuntu/yaru/blob/master/icons/Yaru/scalable/actions/insert-link-symbolic.svg&quot; width=&quot;22&quot; alt=&quot;insert-link-symbolic&quot;&gt;&lt;/a&gt;&amp;nbsp; &amp;nbsp; insert-link-symbolic&lt;br&gt;" calcext:value-type="string">
            <text:p>&lt;a href="#"&gt;&lt;img src="https://github.com/ubuntu/yaru/blob/master/icons/Yaru/scalable/actions/insert-link-symbolic.svg" width="22" alt="insert-link-symbolic"&gt;&lt;/a&gt;&amp;nbsp; &amp;nbsp; insert-link-symbolic&lt;br&gt;</text:p>
          </table:table-cell>
        </table:table-row>
        <table:table-row table:style-name="ro1">
          <table:table-cell office:value-type="string" calcext:value-type="string">
            <text:p>insert-object-symbolic</text:p>
          </table:table-cell>
          <table:table-cell table:formula="of:=IF(LEFT([.A136];1)=&quot;.&quot;;&quot;Y&quot;;&quot;N&quot;)" office:value-type="string" office:string-value="N" calcext:value-type="string">
            <text:p>N</text:p>
          </table:table-cell>
          <table:table-cell table:formula="of:=IFERROR(&quot;## &quot; &amp; MID([.A136];3;FIND(&quot;:&quot;;[.A136])-3) &amp; &quot; &lt;br&gt;&quot;;&quot;&quot;)">
            <text:p/>
          </table:table-cell>
          <table:table-cell table:formula="of:=IF([.B136]=&quot;Y&quot;;MID([.A136];3;FIND(&quot;:&quot;;[.A136];1)-3);IF(&#10;RIGHT(RIGHT([.A136]; 1))=&quot;@&quot;;0;&#10;[.A136]))" office:value-type="string" office:string-value="insert-object-symbolic" calcext:value-type="string">
            <text:p>insert-object-symbolic</text:p>
          </table:table-cell>
          <table:table-cell table:formula="of:=IF([.B136]=&quot;Y&quot;;[.D136];[.E135])" office:value-type="string" office:string-value="actions" calcext:value-type="string">
            <text:p>actions</text:p>
          </table:table-cell>
          <table:table-cell table:style-name="ce10" table:formula="of:=IF([.D136]=0;&quot;&quot;;IF([.B136]=&quot;Y&quot;;[.C136];&#10;&quot;&lt;a href=&quot; &amp; CHAR(34) &amp; &quot;#&quot; &amp; CHAR(34) &amp; &quot;&gt;&quot; &amp;&#10;&quot;&lt;img src=&quot; &amp; CHAR(34) &amp; &quot;https://github.com/ubuntu/yaru/blob/master/icons/Yaru/scalable/&quot; &amp; [.E136] &amp; &quot;/&quot; &amp; [.A136] &amp; &quot;.svg&quot; &amp; CHAR(34) &amp; &#10;&quot; width=&quot; &amp; CHAR(34) &amp; &quot;22&quot; &amp; CHAR(34) &amp; &quot; alt=&quot; &amp; CHAR(34) &amp; [.D136] &amp; CHAR(34) &amp; &quot;&gt;&lt;/a&gt;&quot; &amp;&#10;&quot;&amp;nbsp; &amp;nbsp; &quot; &amp; [.D136] &amp; &quot;&lt;br&gt;&quot;&#10;))" office:value-type="string" office:string-value="&lt;a href=&quot;#&quot;&gt;&lt;img src=&quot;https://github.com/ubuntu/yaru/blob/master/icons/Yaru/scalable/actions/insert-object-symbolic.svg&quot; width=&quot;22&quot; alt=&quot;insert-object-symbolic&quot;&gt;&lt;/a&gt;&amp;nbsp; &amp;nbsp; insert-object-symbolic&lt;br&gt;" calcext:value-type="string">
            <text:p>&lt;a href="#"&gt;&lt;img src="https://github.com/ubuntu/yaru/blob/master/icons/Yaru/scalable/actions/insert-object-symbolic.svg" width="22" alt="insert-object-symbolic"&gt;&lt;/a&gt;&amp;nbsp; &amp;nbsp; insert-object-symbolic&lt;br&gt;</text:p>
          </table:table-cell>
        </table:table-row>
        <table:table-row table:style-name="ro1">
          <table:table-cell office:value-type="string" calcext:value-type="string">
            <text:p>insert-text-symbolic</text:p>
          </table:table-cell>
          <table:table-cell table:formula="of:=IF(LEFT([.A137];1)=&quot;.&quot;;&quot;Y&quot;;&quot;N&quot;)" office:value-type="string" office:string-value="N" calcext:value-type="string">
            <text:p>N</text:p>
          </table:table-cell>
          <table:table-cell table:formula="of:=IFERROR(&quot;## &quot; &amp; MID([.A137];3;FIND(&quot;:&quot;;[.A137])-3) &amp; &quot; &lt;br&gt;&quot;;&quot;&quot;)">
            <text:p/>
          </table:table-cell>
          <table:table-cell table:formula="of:=IF([.B137]=&quot;Y&quot;;MID([.A137];3;FIND(&quot;:&quot;;[.A137];1)-3);IF(&#10;RIGHT(RIGHT([.A137]; 1))=&quot;@&quot;;0;&#10;[.A137]))" office:value-type="string" office:string-value="insert-text-symbolic" calcext:value-type="string">
            <text:p>insert-text-symbolic</text:p>
          </table:table-cell>
          <table:table-cell table:formula="of:=IF([.B137]=&quot;Y&quot;;[.D137];[.E136])" office:value-type="string" office:string-value="actions" calcext:value-type="string">
            <text:p>actions</text:p>
          </table:table-cell>
          <table:table-cell table:style-name="ce10" table:formula="of:=IF([.D137]=0;&quot;&quot;;IF([.B137]=&quot;Y&quot;;[.C137];&#10;&quot;&lt;a href=&quot; &amp; CHAR(34) &amp; &quot;#&quot; &amp; CHAR(34) &amp; &quot;&gt;&quot; &amp;&#10;&quot;&lt;img src=&quot; &amp; CHAR(34) &amp; &quot;https://github.com/ubuntu/yaru/blob/master/icons/Yaru/scalable/&quot; &amp; [.E137] &amp; &quot;/&quot; &amp; [.A137] &amp; &quot;.svg&quot; &amp; CHAR(34) &amp; &#10;&quot; width=&quot; &amp; CHAR(34) &amp; &quot;22&quot; &amp; CHAR(34) &amp; &quot; alt=&quot; &amp; CHAR(34) &amp; [.D137] &amp; CHAR(34) &amp; &quot;&gt;&lt;/a&gt;&quot; &amp;&#10;&quot;&amp;nbsp; &amp;nbsp; &quot; &amp; [.D137] &amp; &quot;&lt;br&gt;&quot;&#10;))" office:value-type="string" office:string-value="&lt;a href=&quot;#&quot;&gt;&lt;img src=&quot;https://github.com/ubuntu/yaru/blob/master/icons/Yaru/scalable/actions/insert-text-symbolic.svg&quot; width=&quot;22&quot; alt=&quot;insert-text-symbolic&quot;&gt;&lt;/a&gt;&amp;nbsp; &amp;nbsp; insert-text-symbolic&lt;br&gt;" calcext:value-type="string">
            <text:p>&lt;a href="#"&gt;&lt;img src="https://github.com/ubuntu/yaru/blob/master/icons/Yaru/scalable/actions/insert-text-symbolic.svg" width="22" alt="insert-text-symbolic"&gt;&lt;/a&gt;&amp;nbsp; &amp;nbsp; insert-text-symbolic&lt;br&gt;</text:p>
          </table:table-cell>
        </table:table-row>
        <table:table-row table:style-name="ro1">
          <table:table-cell office:value-type="string" calcext:value-type="string">
            <text:p>list-add-symbolic</text:p>
          </table:table-cell>
          <table:table-cell table:formula="of:=IF(LEFT([.A138];1)=&quot;.&quot;;&quot;Y&quot;;&quot;N&quot;)" office:value-type="string" office:string-value="N" calcext:value-type="string">
            <text:p>N</text:p>
          </table:table-cell>
          <table:table-cell table:formula="of:=IFERROR(&quot;## &quot; &amp; MID([.A138];3;FIND(&quot;:&quot;;[.A138])-3) &amp; &quot; &lt;br&gt;&quot;;&quot;&quot;)">
            <text:p/>
          </table:table-cell>
          <table:table-cell table:formula="of:=IF([.B138]=&quot;Y&quot;;MID([.A138];3;FIND(&quot;:&quot;;[.A138];1)-3);IF(&#10;RIGHT(RIGHT([.A138]; 1))=&quot;@&quot;;0;&#10;[.A138]))" office:value-type="string" office:string-value="list-add-symbolic" calcext:value-type="string">
            <text:p>list-add-symbolic</text:p>
          </table:table-cell>
          <table:table-cell table:formula="of:=IF([.B138]=&quot;Y&quot;;[.D138];[.E137])" office:value-type="string" office:string-value="actions" calcext:value-type="string">
            <text:p>actions</text:p>
          </table:table-cell>
          <table:table-cell table:style-name="ce10" table:formula="of:=IF([.D138]=0;&quot;&quot;;IF([.B138]=&quot;Y&quot;;[.C138];&#10;&quot;&lt;a href=&quot; &amp; CHAR(34) &amp; &quot;#&quot; &amp; CHAR(34) &amp; &quot;&gt;&quot; &amp;&#10;&quot;&lt;img src=&quot; &amp; CHAR(34) &amp; &quot;https://github.com/ubuntu/yaru/blob/master/icons/Yaru/scalable/&quot; &amp; [.E138] &amp; &quot;/&quot; &amp; [.A138] &amp; &quot;.svg&quot; &amp; CHAR(34) &amp; &#10;&quot; width=&quot; &amp; CHAR(34) &amp; &quot;22&quot; &amp; CHAR(34) &amp; &quot; alt=&quot; &amp; CHAR(34) &amp; [.D138] &amp; CHAR(34) &amp; &quot;&gt;&lt;/a&gt;&quot; &amp;&#10;&quot;&amp;nbsp; &amp;nbsp; &quot; &amp; [.D138] &amp; &quot;&lt;br&gt;&quot;&#10;))" office:value-type="string" office:string-value="&lt;a href=&quot;#&quot;&gt;&lt;img src=&quot;https://github.com/ubuntu/yaru/blob/master/icons/Yaru/scalable/actions/list-add-symbolic.svg&quot; width=&quot;22&quot; alt=&quot;list-add-symbolic&quot;&gt;&lt;/a&gt;&amp;nbsp; &amp;nbsp; list-add-symbolic&lt;br&gt;" calcext:value-type="string">
            <text:p>&lt;a href="#"&gt;&lt;img src="https://github.com/ubuntu/yaru/blob/master/icons/Yaru/scalable/actions/list-add-symbolic.svg" width="22" alt="list-add-symbolic"&gt;&lt;/a&gt;&amp;nbsp; &amp;nbsp; list-add-symbolic&lt;br&gt;</text:p>
          </table:table-cell>
        </table:table-row>
        <table:table-row table:style-name="ro1">
          <table:table-cell office:value-type="string" calcext:value-type="string">
            <text:p>list-remove-all-symbolic</text:p>
          </table:table-cell>
          <table:table-cell table:formula="of:=IF(LEFT([.A139];1)=&quot;.&quot;;&quot;Y&quot;;&quot;N&quot;)" office:value-type="string" office:string-value="N" calcext:value-type="string">
            <text:p>N</text:p>
          </table:table-cell>
          <table:table-cell table:formula="of:=IFERROR(&quot;## &quot; &amp; MID([.A139];3;FIND(&quot;:&quot;;[.A139])-3) &amp; &quot; &lt;br&gt;&quot;;&quot;&quot;)">
            <text:p/>
          </table:table-cell>
          <table:table-cell table:formula="of:=IF([.B139]=&quot;Y&quot;;MID([.A139];3;FIND(&quot;:&quot;;[.A139];1)-3);IF(&#10;RIGHT(RIGHT([.A139]; 1))=&quot;@&quot;;0;&#10;[.A139]))" office:value-type="string" office:string-value="list-remove-all-symbolic" calcext:value-type="string">
            <text:p>list-remove-all-symbolic</text:p>
          </table:table-cell>
          <table:table-cell table:formula="of:=IF([.B139]=&quot;Y&quot;;[.D139];[.E138])" office:value-type="string" office:string-value="actions" calcext:value-type="string">
            <text:p>actions</text:p>
          </table:table-cell>
          <table:table-cell table:style-name="ce10" table:formula="of:=IF([.D139]=0;&quot;&quot;;IF([.B139]=&quot;Y&quot;;[.C139];&#10;&quot;&lt;a href=&quot; &amp; CHAR(34) &amp; &quot;#&quot; &amp; CHAR(34) &amp; &quot;&gt;&quot; &amp;&#10;&quot;&lt;img src=&quot; &amp; CHAR(34) &amp; &quot;https://github.com/ubuntu/yaru/blob/master/icons/Yaru/scalable/&quot; &amp; [.E139] &amp; &quot;/&quot; &amp; [.A139] &amp; &quot;.svg&quot; &amp; CHAR(34) &amp; &#10;&quot; width=&quot; &amp; CHAR(34) &amp; &quot;22&quot; &amp; CHAR(34) &amp; &quot; alt=&quot; &amp; CHAR(34) &amp; [.D139] &amp; CHAR(34) &amp; &quot;&gt;&lt;/a&gt;&quot; &amp;&#10;&quot;&amp;nbsp; &amp;nbsp; &quot; &amp; [.D139] &amp; &quot;&lt;br&gt;&quot;&#10;))" office:value-type="string" office:string-value="&lt;a href=&quot;#&quot;&gt;&lt;img src=&quot;https://github.com/ubuntu/yaru/blob/master/icons/Yaru/scalable/actions/list-remove-all-symbolic.svg&quot; width=&quot;22&quot; alt=&quot;list-remove-all-symbolic&quot;&gt;&lt;/a&gt;&amp;nbsp; &amp;nbsp; list-remove-all-symbolic&lt;br&gt;" calcext:value-type="string">
            <text:p>&lt;a href="#"&gt;&lt;img src="https://github.com/ubuntu/yaru/blob/master/icons/Yaru/scalable/actions/list-remove-all-symbolic.svg" width="22" alt="list-remove-all-symbolic"&gt;&lt;/a&gt;&amp;nbsp; &amp;nbsp; list-remove-all-symbolic&lt;br&gt;</text:p>
          </table:table-cell>
        </table:table-row>
        <table:table-row table:style-name="ro1">
          <table:table-cell office:value-type="string" calcext:value-type="string">
            <text:p>list-remove-symbolic</text:p>
          </table:table-cell>
          <table:table-cell table:formula="of:=IF(LEFT([.A140];1)=&quot;.&quot;;&quot;Y&quot;;&quot;N&quot;)" office:value-type="string" office:string-value="N" calcext:value-type="string">
            <text:p>N</text:p>
          </table:table-cell>
          <table:table-cell table:formula="of:=IFERROR(&quot;## &quot; &amp; MID([.A140];3;FIND(&quot;:&quot;;[.A140])-3) &amp; &quot; &lt;br&gt;&quot;;&quot;&quot;)">
            <text:p/>
          </table:table-cell>
          <table:table-cell table:formula="of:=IF([.B140]=&quot;Y&quot;;MID([.A140];3;FIND(&quot;:&quot;;[.A140];1)-3);IF(&#10;RIGHT(RIGHT([.A140]; 1))=&quot;@&quot;;0;&#10;[.A140]))" office:value-type="string" office:string-value="list-remove-symbolic" calcext:value-type="string">
            <text:p>list-remove-symbolic</text:p>
          </table:table-cell>
          <table:table-cell table:formula="of:=IF([.B140]=&quot;Y&quot;;[.D140];[.E139])" office:value-type="string" office:string-value="actions" calcext:value-type="string">
            <text:p>actions</text:p>
          </table:table-cell>
          <table:table-cell table:style-name="ce10" table:formula="of:=IF([.D140]=0;&quot;&quot;;IF([.B140]=&quot;Y&quot;;[.C140];&#10;&quot;&lt;a href=&quot; &amp; CHAR(34) &amp; &quot;#&quot; &amp; CHAR(34) &amp; &quot;&gt;&quot; &amp;&#10;&quot;&lt;img src=&quot; &amp; CHAR(34) &amp; &quot;https://github.com/ubuntu/yaru/blob/master/icons/Yaru/scalable/&quot; &amp; [.E140] &amp; &quot;/&quot; &amp; [.A140] &amp; &quot;.svg&quot; &amp; CHAR(34) &amp; &#10;&quot; width=&quot; &amp; CHAR(34) &amp; &quot;22&quot; &amp; CHAR(34) &amp; &quot; alt=&quot; &amp; CHAR(34) &amp; [.D140] &amp; CHAR(34) &amp; &quot;&gt;&lt;/a&gt;&quot; &amp;&#10;&quot;&amp;nbsp; &amp;nbsp; &quot; &amp; [.D140] &amp; &quot;&lt;br&gt;&quot;&#10;))" office:value-type="string" office:string-value="&lt;a href=&quot;#&quot;&gt;&lt;img src=&quot;https://github.com/ubuntu/yaru/blob/master/icons/Yaru/scalable/actions/list-remove-symbolic.svg&quot; width=&quot;22&quot; alt=&quot;list-remove-symbolic&quot;&gt;&lt;/a&gt;&amp;nbsp; &amp;nbsp; list-remove-symbolic&lt;br&gt;" calcext:value-type="string">
            <text:p>&lt;a href="#"&gt;&lt;img src="https://github.com/ubuntu/yaru/blob/master/icons/Yaru/scalable/actions/list-remove-symbolic.svg" width="22" alt="list-remove-symbolic"&gt;&lt;/a&gt;&amp;nbsp; &amp;nbsp; list-remove-symbolic&lt;br&gt;</text:p>
          </table:table-cell>
        </table:table-row>
        <table:table-row table:style-name="ro1">
          <table:table-cell table:style-name="Default" office:value-type="string" calcext:value-type="string">
            <text:p>lock-small-symbolic@</text:p>
          </table:table-cell>
          <table:table-cell table:style-name="Default" table:formula="of:=IF(LEFT([.A14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41];3;FIND(&quot;:&quot;;[.A141])-3) &amp; &quot; &lt;br&gt;&quot;;&quot;&quot;)">
            <text:p/>
          </table:table-cell>
          <table:table-cell table:style-name="ce6" table:formula="of:=IF([.B141]=&quot;Y&quot;;MID([.A141];3;FIND(&quot;:&quot;;[.A141];1)-3);IF(&#10;RIGHT(RIGHT([.A141]; 1))=&quot;@&quot;;0;&#10;[.A141]))" office:value-type="float" office:value="0" calcext:value-type="float">
            <text:p>0</text:p>
          </table:table-cell>
          <table:table-cell table:formula="of:=IF([.B141]=&quot;Y&quot;;[.D141];[.E140])" office:value-type="string" office:string-value="actions" calcext:value-type="string">
            <text:p>actions</text:p>
          </table:table-cell>
          <table:table-cell table:style-name="ce10" table:formula="of:=IF([.D141]=0;&quot;&quot;;IF([.B141]=&quot;Y&quot;;[.C141];&#10;&quot;&lt;a href=&quot; &amp; CHAR(34) &amp; &quot;#&quot; &amp; CHAR(34) &amp; &quot;&gt;&quot; &amp;&#10;&quot;&lt;img src=&quot; &amp; CHAR(34) &amp; &quot;https://github.com/ubuntu/yaru/blob/master/icons/Yaru/scalable/&quot; &amp; [.E141] &amp; &quot;/&quot; &amp; [.A141] &amp; &quot;.svg&quot; &amp; CHAR(34) &amp; &#10;&quot; width=&quot; &amp; CHAR(34) &amp; &quot;22&quot; &amp; CHAR(34) &amp; &quot; alt=&quot; &amp; CHAR(34) &amp; [.D141] &amp; CHAR(34) &amp; &quot;&gt;&lt;/a&gt;&quot; &amp;&#10;&quot;&amp;nbsp; &amp;nbsp; &quot; &amp; [.D141] &amp; &quot;&lt;br&gt;&quot;&#10;))">
            <text:p/>
          </table:table-cell>
        </table:table-row>
        <table:table-row table:style-name="ro1">
          <table:table-cell office:value-type="string" calcext:value-type="string">
            <text:p>mail-archive-symbolic</text:p>
          </table:table-cell>
          <table:table-cell table:formula="of:=IF(LEFT([.A142];1)=&quot;.&quot;;&quot;Y&quot;;&quot;N&quot;)" office:value-type="string" office:string-value="N" calcext:value-type="string">
            <text:p>N</text:p>
          </table:table-cell>
          <table:table-cell table:formula="of:=IFERROR(&quot;## &quot; &amp; MID([.A142];3;FIND(&quot;:&quot;;[.A142])-3) &amp; &quot; &lt;br&gt;&quot;;&quot;&quot;)">
            <text:p/>
          </table:table-cell>
          <table:table-cell table:formula="of:=IF([.B142]=&quot;Y&quot;;MID([.A142];3;FIND(&quot;:&quot;;[.A142];1)-3);IF(&#10;RIGHT(RIGHT([.A142]; 1))=&quot;@&quot;;0;&#10;[.A142]))" office:value-type="string" office:string-value="mail-archive-symbolic" calcext:value-type="string">
            <text:p>mail-archive-symbolic</text:p>
          </table:table-cell>
          <table:table-cell table:formula="of:=IF([.B142]=&quot;Y&quot;;[.D142];[.E141])" office:value-type="string" office:string-value="actions" calcext:value-type="string">
            <text:p>actions</text:p>
          </table:table-cell>
          <table:table-cell table:style-name="ce10" table:formula="of:=IF([.D142]=0;&quot;&quot;;IF([.B142]=&quot;Y&quot;;[.C142];&#10;&quot;&lt;a href=&quot; &amp; CHAR(34) &amp; &quot;#&quot; &amp; CHAR(34) &amp; &quot;&gt;&quot; &amp;&#10;&quot;&lt;img src=&quot; &amp; CHAR(34) &amp; &quot;https://github.com/ubuntu/yaru/blob/master/icons/Yaru/scalable/&quot; &amp; [.E142] &amp; &quot;/&quot; &amp; [.A142] &amp; &quot;.svg&quot; &amp; CHAR(34) &amp; &#10;&quot; width=&quot; &amp; CHAR(34) &amp; &quot;22&quot; &amp; CHAR(34) &amp; &quot; alt=&quot; &amp; CHAR(34) &amp; [.D142] &amp; CHAR(34) &amp; &quot;&gt;&lt;/a&gt;&quot; &amp;&#10;&quot;&amp;nbsp; &amp;nbsp; &quot; &amp; [.D142] &amp; &quot;&lt;br&gt;&quot;&#10;))" office:value-type="string" office:string-value="&lt;a href=&quot;#&quot;&gt;&lt;img src=&quot;https://github.com/ubuntu/yaru/blob/master/icons/Yaru/scalable/actions/mail-archive-symbolic.svg&quot; width=&quot;22&quot; alt=&quot;mail-archive-symbolic&quot;&gt;&lt;/a&gt;&amp;nbsp; &amp;nbsp; mail-archive-symbolic&lt;br&gt;" calcext:value-type="string">
            <text:p>&lt;a href="#"&gt;&lt;img src="https://github.com/ubuntu/yaru/blob/master/icons/Yaru/scalable/actions/mail-archive-symbolic.svg" width="22" alt="mail-archive-symbolic"&gt;&lt;/a&gt;&amp;nbsp; &amp;nbsp; mail-archive-symbolic&lt;br&gt;</text:p>
          </table:table-cell>
        </table:table-row>
        <table:table-row table:style-name="ro1">
          <table:table-cell office:value-type="string" calcext:value-type="string">
            <text:p>mail-drafts-symbolic-rtl</text:p>
          </table:table-cell>
          <table:table-cell table:formula="of:=IF(LEFT([.A143];1)=&quot;.&quot;;&quot;Y&quot;;&quot;N&quot;)" office:value-type="string" office:string-value="N" calcext:value-type="string">
            <text:p>N</text:p>
          </table:table-cell>
          <table:table-cell table:formula="of:=IFERROR(&quot;## &quot; &amp; MID([.A143];3;FIND(&quot;:&quot;;[.A143])-3) &amp; &quot; &lt;br&gt;&quot;;&quot;&quot;)">
            <text:p/>
          </table:table-cell>
          <table:table-cell table:formula="of:=IF([.B143]=&quot;Y&quot;;MID([.A143];3;FIND(&quot;:&quot;;[.A143];1)-3);IF(&#10;RIGHT(RIGHT([.A143]; 1))=&quot;@&quot;;0;&#10;[.A143]))" office:value-type="string" office:string-value="mail-drafts-symbolic-rtl" calcext:value-type="string">
            <text:p>mail-drafts-symbolic-rtl</text:p>
          </table:table-cell>
          <table:table-cell table:formula="of:=IF([.B143]=&quot;Y&quot;;[.D143];[.E142])" office:value-type="string" office:string-value="actions" calcext:value-type="string">
            <text:p>actions</text:p>
          </table:table-cell>
          <table:table-cell table:style-name="ce10" table:formula="of:=IF([.D143]=0;&quot;&quot;;IF([.B143]=&quot;Y&quot;;[.C143];&#10;&quot;&lt;a href=&quot; &amp; CHAR(34) &amp; &quot;#&quot; &amp; CHAR(34) &amp; &quot;&gt;&quot; &amp;&#10;&quot;&lt;img src=&quot; &amp; CHAR(34) &amp; &quot;https://github.com/ubuntu/yaru/blob/master/icons/Yaru/scalable/&quot; &amp; [.E143] &amp; &quot;/&quot; &amp; [.A143] &amp; &quot;.svg&quot; &amp; CHAR(34) &amp; &#10;&quot; width=&quot; &amp; CHAR(34) &amp; &quot;22&quot; &amp; CHAR(34) &amp; &quot; alt=&quot; &amp; CHAR(34) &amp; [.D143] &amp; CHAR(34) &amp; &quot;&gt;&lt;/a&gt;&quot; &amp;&#10;&quot;&amp;nbsp; &amp;nbsp; &quot; &amp; [.D143] &amp; &quot;&lt;br&gt;&quot;&#10;))" office:value-type="string" office:string-value="&lt;a href=&quot;#&quot;&gt;&lt;img src=&quot;https://github.com/ubuntu/yaru/blob/master/icons/Yaru/scalable/actions/mail-drafts-symbolic-rtl.svg&quot; width=&quot;22&quot; alt=&quot;mail-drafts-symbolic-rtl&quot;&gt;&lt;/a&gt;&amp;nbsp; &amp;nbsp; mail-drafts-symbolic-rtl&lt;br&gt;" calcext:value-type="string">
            <text:p>&lt;a href="#"&gt;&lt;img src="https://github.com/ubuntu/yaru/blob/master/icons/Yaru/scalable/actions/mail-drafts-symbolic-rtl.svg" width="22" alt="mail-drafts-symbolic-rtl"&gt;&lt;/a&gt;&amp;nbsp; &amp;nbsp; mail-drafts-symbolic-rtl&lt;br&gt;</text:p>
          </table:table-cell>
        </table:table-row>
        <table:table-row table:style-name="ro1">
          <table:table-cell office:value-type="string" calcext:value-type="string">
            <text:p>mail-drafts-symbolic</text:p>
          </table:table-cell>
          <table:table-cell table:formula="of:=IF(LEFT([.A144];1)=&quot;.&quot;;&quot;Y&quot;;&quot;N&quot;)" office:value-type="string" office:string-value="N" calcext:value-type="string">
            <text:p>N</text:p>
          </table:table-cell>
          <table:table-cell table:formula="of:=IFERROR(&quot;## &quot; &amp; MID([.A144];3;FIND(&quot;:&quot;;[.A144])-3) &amp; &quot; &lt;br&gt;&quot;;&quot;&quot;)">
            <text:p/>
          </table:table-cell>
          <table:table-cell table:formula="of:=IF([.B144]=&quot;Y&quot;;MID([.A144];3;FIND(&quot;:&quot;;[.A144];1)-3);IF(&#10;RIGHT(RIGHT([.A144]; 1))=&quot;@&quot;;0;&#10;[.A144]))" office:value-type="string" office:string-value="mail-drafts-symbolic" calcext:value-type="string">
            <text:p>mail-drafts-symbolic</text:p>
          </table:table-cell>
          <table:table-cell table:formula="of:=IF([.B144]=&quot;Y&quot;;[.D144];[.E143])" office:value-type="string" office:string-value="actions" calcext:value-type="string">
            <text:p>actions</text:p>
          </table:table-cell>
          <table:table-cell table:style-name="ce10" table:formula="of:=IF([.D144]=0;&quot;&quot;;IF([.B144]=&quot;Y&quot;;[.C144];&#10;&quot;&lt;a href=&quot; &amp; CHAR(34) &amp; &quot;#&quot; &amp; CHAR(34) &amp; &quot;&gt;&quot; &amp;&#10;&quot;&lt;img src=&quot; &amp; CHAR(34) &amp; &quot;https://github.com/ubuntu/yaru/blob/master/icons/Yaru/scalable/&quot; &amp; [.E144] &amp; &quot;/&quot; &amp; [.A144] &amp; &quot;.svg&quot; &amp; CHAR(34) &amp; &#10;&quot; width=&quot; &amp; CHAR(34) &amp; &quot;22&quot; &amp; CHAR(34) &amp; &quot; alt=&quot; &amp; CHAR(34) &amp; [.D144] &amp; CHAR(34) &amp; &quot;&gt;&lt;/a&gt;&quot; &amp;&#10;&quot;&amp;nbsp; &amp;nbsp; &quot; &amp; [.D144] &amp; &quot;&lt;br&gt;&quot;&#10;))" office:value-type="string" office:string-value="&lt;a href=&quot;#&quot;&gt;&lt;img src=&quot;https://github.com/ubuntu/yaru/blob/master/icons/Yaru/scalable/actions/mail-drafts-symbolic.svg&quot; width=&quot;22&quot; alt=&quot;mail-drafts-symbolic&quot;&gt;&lt;/a&gt;&amp;nbsp; &amp;nbsp; mail-drafts-symbolic&lt;br&gt;" calcext:value-type="string">
            <text:p>&lt;a href="#"&gt;&lt;img src="https://github.com/ubuntu/yaru/blob/master/icons/Yaru/scalable/actions/mail-drafts-symbolic.svg" width="22" alt="mail-drafts-symbolic"&gt;&lt;/a&gt;&amp;nbsp; &amp;nbsp; mail-drafts-symbolic&lt;br&gt;</text:p>
          </table:table-cell>
        </table:table-row>
        <table:table-row table:style-name="ro1">
          <table:table-cell table:style-name="Default" office:value-type="string" calcext:value-type="string">
            <text:p>mail-flag-symbolic@</text:p>
          </table:table-cell>
          <table:table-cell table:style-name="Default" table:formula="of:=IF(LEFT([.A14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45];3;FIND(&quot;:&quot;;[.A145])-3) &amp; &quot; &lt;br&gt;&quot;;&quot;&quot;)">
            <text:p/>
          </table:table-cell>
          <table:table-cell table:style-name="ce6" table:formula="of:=IF([.B145]=&quot;Y&quot;;MID([.A145];3;FIND(&quot;:&quot;;[.A145];1)-3);IF(&#10;RIGHT(RIGHT([.A145]; 1))=&quot;@&quot;;0;&#10;[.A145]))" office:value-type="float" office:value="0" calcext:value-type="float">
            <text:p>0</text:p>
          </table:table-cell>
          <table:table-cell table:formula="of:=IF([.B145]=&quot;Y&quot;;[.D145];[.E144])" office:value-type="string" office:string-value="actions" calcext:value-type="string">
            <text:p>actions</text:p>
          </table:table-cell>
          <table:table-cell table:style-name="ce10" table:formula="of:=IF([.D145]=0;&quot;&quot;;IF([.B145]=&quot;Y&quot;;[.C145];&#10;&quot;&lt;a href=&quot; &amp; CHAR(34) &amp; &quot;#&quot; &amp; CHAR(34) &amp; &quot;&gt;&quot; &amp;&#10;&quot;&lt;img src=&quot; &amp; CHAR(34) &amp; &quot;https://github.com/ubuntu/yaru/blob/master/icons/Yaru/scalable/&quot; &amp; [.E145] &amp; &quot;/&quot; &amp; [.A145] &amp; &quot;.svg&quot; &amp; CHAR(34) &amp; &#10;&quot; width=&quot; &amp; CHAR(34) &amp; &quot;22&quot; &amp; CHAR(34) &amp; &quot; alt=&quot; &amp; CHAR(34) &amp; [.D145] &amp; CHAR(34) &amp; &quot;&gt;&lt;/a&gt;&quot; &amp;&#10;&quot;&amp;nbsp; &amp;nbsp; &quot; &amp; [.D14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ail-forward-rtl-symbolic@</text:p>
          </table:table-cell>
          <table:table-cell table:style-name="Default" table:formula="of:=IF(LEFT([.A14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46];3;FIND(&quot;:&quot;;[.A146])-3) &amp; &quot; &lt;br&gt;&quot;;&quot;&quot;)">
            <text:p/>
          </table:table-cell>
          <table:table-cell table:style-name="ce6" table:formula="of:=IF([.B146]=&quot;Y&quot;;MID([.A146];3;FIND(&quot;:&quot;;[.A146];1)-3);IF(&#10;RIGHT(RIGHT([.A146]; 1))=&quot;@&quot;;0;&#10;[.A146]))" office:value-type="float" office:value="0" calcext:value-type="float">
            <text:p>0</text:p>
          </table:table-cell>
          <table:table-cell table:formula="of:=IF([.B146]=&quot;Y&quot;;[.D146];[.E145])" office:value-type="string" office:string-value="actions" calcext:value-type="string">
            <text:p>actions</text:p>
          </table:table-cell>
          <table:table-cell table:style-name="ce10" table:formula="of:=IF([.D146]=0;&quot;&quot;;IF([.B146]=&quot;Y&quot;;[.C146];&#10;&quot;&lt;a href=&quot; &amp; CHAR(34) &amp; &quot;#&quot; &amp; CHAR(34) &amp; &quot;&gt;&quot; &amp;&#10;&quot;&lt;img src=&quot; &amp; CHAR(34) &amp; &quot;https://github.com/ubuntu/yaru/blob/master/icons/Yaru/scalable/&quot; &amp; [.E146] &amp; &quot;/&quot; &amp; [.A146] &amp; &quot;.svg&quot; &amp; CHAR(34) &amp; &#10;&quot; width=&quot; &amp; CHAR(34) &amp; &quot;22&quot; &amp; CHAR(34) &amp; &quot; alt=&quot; &amp; CHAR(34) &amp; [.D146] &amp; CHAR(34) &amp; &quot;&gt;&lt;/a&gt;&quot; &amp;&#10;&quot;&amp;nbsp; &amp;nbsp; &quot; &amp; [.D146] &amp; &quot;&lt;br&gt;&quot;&#10;))">
            <text:p/>
          </table:table-cell>
        </table:table-row>
        <table:table-row table:style-name="ro1">
          <table:table-cell office:value-type="string" calcext:value-type="string">
            <text:p>mail-forward-symbolic-rtl</text:p>
          </table:table-cell>
          <table:table-cell table:formula="of:=IF(LEFT([.A147];1)=&quot;.&quot;;&quot;Y&quot;;&quot;N&quot;)" office:value-type="string" office:string-value="N" calcext:value-type="string">
            <text:p>N</text:p>
          </table:table-cell>
          <table:table-cell table:formula="of:=IFERROR(&quot;## &quot; &amp; MID([.A147];3;FIND(&quot;:&quot;;[.A147])-3) &amp; &quot; &lt;br&gt;&quot;;&quot;&quot;)">
            <text:p/>
          </table:table-cell>
          <table:table-cell table:formula="of:=IF([.B147]=&quot;Y&quot;;MID([.A147];3;FIND(&quot;:&quot;;[.A147];1)-3);IF(&#10;RIGHT(RIGHT([.A147]; 1))=&quot;@&quot;;0;&#10;[.A147]))" office:value-type="string" office:string-value="mail-forward-symbolic-rtl" calcext:value-type="string">
            <text:p>mail-forward-symbolic-rtl</text:p>
          </table:table-cell>
          <table:table-cell table:formula="of:=IF([.B147]=&quot;Y&quot;;[.D147];[.E146])" office:value-type="string" office:string-value="actions" calcext:value-type="string">
            <text:p>actions</text:p>
          </table:table-cell>
          <table:table-cell table:style-name="ce10" table:formula="of:=IF([.D147]=0;&quot;&quot;;IF([.B147]=&quot;Y&quot;;[.C147];&#10;&quot;&lt;a href=&quot; &amp; CHAR(34) &amp; &quot;#&quot; &amp; CHAR(34) &amp; &quot;&gt;&quot; &amp;&#10;&quot;&lt;img src=&quot; &amp; CHAR(34) &amp; &quot;https://github.com/ubuntu/yaru/blob/master/icons/Yaru/scalable/&quot; &amp; [.E147] &amp; &quot;/&quot; &amp; [.A147] &amp; &quot;.svg&quot; &amp; CHAR(34) &amp; &#10;&quot; width=&quot; &amp; CHAR(34) &amp; &quot;22&quot; &amp; CHAR(34) &amp; &quot; alt=&quot; &amp; CHAR(34) &amp; [.D147] &amp; CHAR(34) &amp; &quot;&gt;&lt;/a&gt;&quot; &amp;&#10;&quot;&amp;nbsp; &amp;nbsp; &quot; &amp; [.D147] &amp; &quot;&lt;br&gt;&quot;&#10;))" office:value-type="string" office:string-value="&lt;a href=&quot;#&quot;&gt;&lt;img src=&quot;https://github.com/ubuntu/yaru/blob/master/icons/Yaru/scalable/actions/mail-forward-symbolic-rtl.svg&quot; width=&quot;22&quot; alt=&quot;mail-forward-symbolic-rtl&quot;&gt;&lt;/a&gt;&amp;nbsp; &amp;nbsp; mail-forward-symbolic-rtl&lt;br&gt;" calcext:value-type="string">
            <text:p>&lt;a href="#"&gt;&lt;img src="https://github.com/ubuntu/yaru/blob/master/icons/Yaru/scalable/actions/mail-forward-symbolic-rtl.svg" width="22" alt="mail-forward-symbolic-rtl"&gt;&lt;/a&gt;&amp;nbsp; &amp;nbsp; mail-forward-symbolic-rtl&lt;br&gt;</text:p>
          </table:table-cell>
        </table:table-row>
        <table:table-row table:style-name="ro1">
          <table:table-cell office:value-type="string" calcext:value-type="string">
            <text:p>mail-forward-symbolic</text:p>
          </table:table-cell>
          <table:table-cell table:formula="of:=IF(LEFT([.A148];1)=&quot;.&quot;;&quot;Y&quot;;&quot;N&quot;)" office:value-type="string" office:string-value="N" calcext:value-type="string">
            <text:p>N</text:p>
          </table:table-cell>
          <table:table-cell table:formula="of:=IFERROR(&quot;## &quot; &amp; MID([.A148];3;FIND(&quot;:&quot;;[.A148])-3) &amp; &quot; &lt;br&gt;&quot;;&quot;&quot;)">
            <text:p/>
          </table:table-cell>
          <table:table-cell table:formula="of:=IF([.B148]=&quot;Y&quot;;MID([.A148];3;FIND(&quot;:&quot;;[.A148];1)-3);IF(&#10;RIGHT(RIGHT([.A148]; 1))=&quot;@&quot;;0;&#10;[.A148]))" office:value-type="string" office:string-value="mail-forward-symbolic" calcext:value-type="string">
            <text:p>mail-forward-symbolic</text:p>
          </table:table-cell>
          <table:table-cell table:formula="of:=IF([.B148]=&quot;Y&quot;;[.D148];[.E147])" office:value-type="string" office:string-value="actions" calcext:value-type="string">
            <text:p>actions</text:p>
          </table:table-cell>
          <table:table-cell table:style-name="ce10" table:formula="of:=IF([.D148]=0;&quot;&quot;;IF([.B148]=&quot;Y&quot;;[.C148];&#10;&quot;&lt;a href=&quot; &amp; CHAR(34) &amp; &quot;#&quot; &amp; CHAR(34) &amp; &quot;&gt;&quot; &amp;&#10;&quot;&lt;img src=&quot; &amp; CHAR(34) &amp; &quot;https://github.com/ubuntu/yaru/blob/master/icons/Yaru/scalable/&quot; &amp; [.E148] &amp; &quot;/&quot; &amp; [.A148] &amp; &quot;.svg&quot; &amp; CHAR(34) &amp; &#10;&quot; width=&quot; &amp; CHAR(34) &amp; &quot;22&quot; &amp; CHAR(34) &amp; &quot; alt=&quot; &amp; CHAR(34) &amp; [.D148] &amp; CHAR(34) &amp; &quot;&gt;&lt;/a&gt;&quot; &amp;&#10;&quot;&amp;nbsp; &amp;nbsp; &quot; &amp; [.D148] &amp; &quot;&lt;br&gt;&quot;&#10;))" office:value-type="string" office:string-value="&lt;a href=&quot;#&quot;&gt;&lt;img src=&quot;https://github.com/ubuntu/yaru/blob/master/icons/Yaru/scalable/actions/mail-forward-symbolic.svg&quot; width=&quot;22&quot; alt=&quot;mail-forward-symbolic&quot;&gt;&lt;/a&gt;&amp;nbsp; &amp;nbsp; mail-forward-symbolic&lt;br&gt;" calcext:value-type="string">
            <text:p>&lt;a href="#"&gt;&lt;img src="https://github.com/ubuntu/yaru/blob/master/icons/Yaru/scalable/actions/mail-forward-symbolic.svg" width="22" alt="mail-forward-symbolic"&gt;&lt;/a&gt;&amp;nbsp; &amp;nbsp; mail-forward-symbolic&lt;br&gt;</text:p>
          </table:table-cell>
        </table:table-row>
        <table:table-row table:style-name="ro1">
          <table:table-cell office:value-type="string" calcext:value-type="string">
            <text:p>mail-inbox-symbolic</text:p>
          </table:table-cell>
          <table:table-cell table:formula="of:=IF(LEFT([.A149];1)=&quot;.&quot;;&quot;Y&quot;;&quot;N&quot;)" office:value-type="string" office:string-value="N" calcext:value-type="string">
            <text:p>N</text:p>
          </table:table-cell>
          <table:table-cell table:formula="of:=IFERROR(&quot;## &quot; &amp; MID([.A149];3;FIND(&quot;:&quot;;[.A149])-3) &amp; &quot; &lt;br&gt;&quot;;&quot;&quot;)">
            <text:p/>
          </table:table-cell>
          <table:table-cell table:formula="of:=IF([.B149]=&quot;Y&quot;;MID([.A149];3;FIND(&quot;:&quot;;[.A149];1)-3);IF(&#10;RIGHT(RIGHT([.A149]; 1))=&quot;@&quot;;0;&#10;[.A149]))" office:value-type="string" office:string-value="mail-inbox-symbolic" calcext:value-type="string">
            <text:p>mail-inbox-symbolic</text:p>
          </table:table-cell>
          <table:table-cell table:formula="of:=IF([.B149]=&quot;Y&quot;;[.D149];[.E148])" office:value-type="string" office:string-value="actions" calcext:value-type="string">
            <text:p>actions</text:p>
          </table:table-cell>
          <table:table-cell table:style-name="ce10" table:formula="of:=IF([.D149]=0;&quot;&quot;;IF([.B149]=&quot;Y&quot;;[.C149];&#10;&quot;&lt;a href=&quot; &amp; CHAR(34) &amp; &quot;#&quot; &amp; CHAR(34) &amp; &quot;&gt;&quot; &amp;&#10;&quot;&lt;img src=&quot; &amp; CHAR(34) &amp; &quot;https://github.com/ubuntu/yaru/blob/master/icons/Yaru/scalable/&quot; &amp; [.E149] &amp; &quot;/&quot; &amp; [.A149] &amp; &quot;.svg&quot; &amp; CHAR(34) &amp; &#10;&quot; width=&quot; &amp; CHAR(34) &amp; &quot;22&quot; &amp; CHAR(34) &amp; &quot; alt=&quot; &amp; CHAR(34) &amp; [.D149] &amp; CHAR(34) &amp; &quot;&gt;&lt;/a&gt;&quot; &amp;&#10;&quot;&amp;nbsp; &amp;nbsp; &quot; &amp; [.D149] &amp; &quot;&lt;br&gt;&quot;&#10;))" office:value-type="string" office:string-value="&lt;a href=&quot;#&quot;&gt;&lt;img src=&quot;https://github.com/ubuntu/yaru/blob/master/icons/Yaru/scalable/actions/mail-inbox-symbolic.svg&quot; width=&quot;22&quot; alt=&quot;mail-inbox-symbolic&quot;&gt;&lt;/a&gt;&amp;nbsp; &amp;nbsp; mail-inbox-symbolic&lt;br&gt;" calcext:value-type="string">
            <text:p>&lt;a href="#"&gt;&lt;img src="https://github.com/ubuntu/yaru/blob/master/icons/Yaru/scalable/actions/mail-inbox-symbolic.svg" width="22" alt="mail-inbox-symbolic"&gt;&lt;/a&gt;&amp;nbsp; &amp;nbsp; mail-inbox-symbolic&lt;br&gt;</text:p>
          </table:table-cell>
        </table:table-row>
        <table:table-row table:style-name="ro1">
          <table:table-cell office:value-type="string" calcext:value-type="string">
            <text:p>mail-mark-important-symbolic</text:p>
          </table:table-cell>
          <table:table-cell table:formula="of:=IF(LEFT([.A150];1)=&quot;.&quot;;&quot;Y&quot;;&quot;N&quot;)" office:value-type="string" office:string-value="N" calcext:value-type="string">
            <text:p>N</text:p>
          </table:table-cell>
          <table:table-cell table:formula="of:=IFERROR(&quot;## &quot; &amp; MID([.A150];3;FIND(&quot;:&quot;;[.A150])-3) &amp; &quot; &lt;br&gt;&quot;;&quot;&quot;)">
            <text:p/>
          </table:table-cell>
          <table:table-cell table:formula="of:=IF([.B150]=&quot;Y&quot;;MID([.A150];3;FIND(&quot;:&quot;;[.A150];1)-3);IF(&#10;RIGHT(RIGHT([.A150]; 1))=&quot;@&quot;;0;&#10;[.A150]))" office:value-type="string" office:string-value="mail-mark-important-symbolic" calcext:value-type="string">
            <text:p>mail-mark-important-symbolic</text:p>
          </table:table-cell>
          <table:table-cell table:formula="of:=IF([.B150]=&quot;Y&quot;;[.D150];[.E149])" office:value-type="string" office:string-value="actions" calcext:value-type="string">
            <text:p>actions</text:p>
          </table:table-cell>
          <table:table-cell table:style-name="ce10" table:formula="of:=IF([.D150]=0;&quot;&quot;;IF([.B150]=&quot;Y&quot;;[.C150];&#10;&quot;&lt;a href=&quot; &amp; CHAR(34) &amp; &quot;#&quot; &amp; CHAR(34) &amp; &quot;&gt;&quot; &amp;&#10;&quot;&lt;img src=&quot; &amp; CHAR(34) &amp; &quot;https://github.com/ubuntu/yaru/blob/master/icons/Yaru/scalable/&quot; &amp; [.E150] &amp; &quot;/&quot; &amp; [.A150] &amp; &quot;.svg&quot; &amp; CHAR(34) &amp; &#10;&quot; width=&quot; &amp; CHAR(34) &amp; &quot;22&quot; &amp; CHAR(34) &amp; &quot; alt=&quot; &amp; CHAR(34) &amp; [.D150] &amp; CHAR(34) &amp; &quot;&gt;&lt;/a&gt;&quot; &amp;&#10;&quot;&amp;nbsp; &amp;nbsp; &quot; &amp; [.D150] &amp; &quot;&lt;br&gt;&quot;&#10;))" office:value-type="string" office:string-value="&lt;a href=&quot;#&quot;&gt;&lt;img src=&quot;https://github.com/ubuntu/yaru/blob/master/icons/Yaru/scalable/actions/mail-mark-important-symbolic.svg&quot; width=&quot;22&quot; alt=&quot;mail-mark-important-symbolic&quot;&gt;&lt;/a&gt;&amp;nbsp; &amp;nbsp; mail-mark-important-symbolic&lt;br&gt;" calcext:value-type="string">
            <text:p>&lt;a href="#"&gt;&lt;img src="https://github.com/ubuntu/yaru/blob/master/icons/Yaru/scalable/actions/mail-mark-important-symbolic.svg" width="22" alt="mail-mark-important-symbolic"&gt;&lt;/a&gt;&amp;nbsp; &amp;nbsp; mail-mark-important-symbolic&lt;br&gt;</text:p>
          </table:table-cell>
        </table:table-row>
        <table:table-row table:style-name="ro1">
          <table:table-cell office:value-type="string" calcext:value-type="string">
            <text:p>mail-mark-junk-symbolic</text:p>
          </table:table-cell>
          <table:table-cell table:formula="of:=IF(LEFT([.A151];1)=&quot;.&quot;;&quot;Y&quot;;&quot;N&quot;)" office:value-type="string" office:string-value="N" calcext:value-type="string">
            <text:p>N</text:p>
          </table:table-cell>
          <table:table-cell table:formula="of:=IFERROR(&quot;## &quot; &amp; MID([.A151];3;FIND(&quot;:&quot;;[.A151])-3) &amp; &quot; &lt;br&gt;&quot;;&quot;&quot;)">
            <text:p/>
          </table:table-cell>
          <table:table-cell table:formula="of:=IF([.B151]=&quot;Y&quot;;MID([.A151];3;FIND(&quot;:&quot;;[.A151];1)-3);IF(&#10;RIGHT(RIGHT([.A151]; 1))=&quot;@&quot;;0;&#10;[.A151]))" office:value-type="string" office:string-value="mail-mark-junk-symbolic" calcext:value-type="string">
            <text:p>mail-mark-junk-symbolic</text:p>
          </table:table-cell>
          <table:table-cell table:formula="of:=IF([.B151]=&quot;Y&quot;;[.D151];[.E150])" office:value-type="string" office:string-value="actions" calcext:value-type="string">
            <text:p>actions</text:p>
          </table:table-cell>
          <table:table-cell table:style-name="ce10" table:formula="of:=IF([.D151]=0;&quot;&quot;;IF([.B151]=&quot;Y&quot;;[.C151];&#10;&quot;&lt;a href=&quot; &amp; CHAR(34) &amp; &quot;#&quot; &amp; CHAR(34) &amp; &quot;&gt;&quot; &amp;&#10;&quot;&lt;img src=&quot; &amp; CHAR(34) &amp; &quot;https://github.com/ubuntu/yaru/blob/master/icons/Yaru/scalable/&quot; &amp; [.E151] &amp; &quot;/&quot; &amp; [.A151] &amp; &quot;.svg&quot; &amp; CHAR(34) &amp; &#10;&quot; width=&quot; &amp; CHAR(34) &amp; &quot;22&quot; &amp; CHAR(34) &amp; &quot; alt=&quot; &amp; CHAR(34) &amp; [.D151] &amp; CHAR(34) &amp; &quot;&gt;&lt;/a&gt;&quot; &amp;&#10;&quot;&amp;nbsp; &amp;nbsp; &quot; &amp; [.D151] &amp; &quot;&lt;br&gt;&quot;&#10;))" office:value-type="string" office:string-value="&lt;a href=&quot;#&quot;&gt;&lt;img src=&quot;https://github.com/ubuntu/yaru/blob/master/icons/Yaru/scalable/actions/mail-mark-junk-symbolic.svg&quot; width=&quot;22&quot; alt=&quot;mail-mark-junk-symbolic&quot;&gt;&lt;/a&gt;&amp;nbsp; &amp;nbsp; mail-mark-junk-symbolic&lt;br&gt;" calcext:value-type="string">
            <text:p>&lt;a href="#"&gt;&lt;img src="https://github.com/ubuntu/yaru/blob/master/icons/Yaru/scalable/actions/mail-mark-junk-symbolic.svg" width="22" alt="mail-mark-junk-symbolic"&gt;&lt;/a&gt;&amp;nbsp; &amp;nbsp; mail-mark-junk-symbolic&lt;br&gt;</text:p>
          </table:table-cell>
        </table:table-row>
        <table:table-row table:style-name="ro1">
          <table:table-cell office:value-type="string" calcext:value-type="string">
            <text:p>mail-mark-notjunk-symbolic</text:p>
          </table:table-cell>
          <table:table-cell table:formula="of:=IF(LEFT([.A152];1)=&quot;.&quot;;&quot;Y&quot;;&quot;N&quot;)" office:value-type="string" office:string-value="N" calcext:value-type="string">
            <text:p>N</text:p>
          </table:table-cell>
          <table:table-cell table:formula="of:=IFERROR(&quot;## &quot; &amp; MID([.A152];3;FIND(&quot;:&quot;;[.A152])-3) &amp; &quot; &lt;br&gt;&quot;;&quot;&quot;)">
            <text:p/>
          </table:table-cell>
          <table:table-cell table:formula="of:=IF([.B152]=&quot;Y&quot;;MID([.A152];3;FIND(&quot;:&quot;;[.A152];1)-3);IF(&#10;RIGHT(RIGHT([.A152]; 1))=&quot;@&quot;;0;&#10;[.A152]))" office:value-type="string" office:string-value="mail-mark-notjunk-symbolic" calcext:value-type="string">
            <text:p>mail-mark-notjunk-symbolic</text:p>
          </table:table-cell>
          <table:table-cell table:formula="of:=IF([.B152]=&quot;Y&quot;;[.D152];[.E151])" office:value-type="string" office:string-value="actions" calcext:value-type="string">
            <text:p>actions</text:p>
          </table:table-cell>
          <table:table-cell table:style-name="ce10" table:formula="of:=IF([.D152]=0;&quot;&quot;;IF([.B152]=&quot;Y&quot;;[.C152];&#10;&quot;&lt;a href=&quot; &amp; CHAR(34) &amp; &quot;#&quot; &amp; CHAR(34) &amp; &quot;&gt;&quot; &amp;&#10;&quot;&lt;img src=&quot; &amp; CHAR(34) &amp; &quot;https://github.com/ubuntu/yaru/blob/master/icons/Yaru/scalable/&quot; &amp; [.E152] &amp; &quot;/&quot; &amp; [.A152] &amp; &quot;.svg&quot; &amp; CHAR(34) &amp; &#10;&quot; width=&quot; &amp; CHAR(34) &amp; &quot;22&quot; &amp; CHAR(34) &amp; &quot; alt=&quot; &amp; CHAR(34) &amp; [.D152] &amp; CHAR(34) &amp; &quot;&gt;&lt;/a&gt;&quot; &amp;&#10;&quot;&amp;nbsp; &amp;nbsp; &quot; &amp; [.D152] &amp; &quot;&lt;br&gt;&quot;&#10;))" office:value-type="string" office:string-value="&lt;a href=&quot;#&quot;&gt;&lt;img src=&quot;https://github.com/ubuntu/yaru/blob/master/icons/Yaru/scalable/actions/mail-mark-notjunk-symbolic.svg&quot; width=&quot;22&quot; alt=&quot;mail-mark-notjunk-symbolic&quot;&gt;&lt;/a&gt;&amp;nbsp; &amp;nbsp; mail-mark-notjunk-symbolic&lt;br&gt;" calcext:value-type="string">
            <text:p>&lt;a href="#"&gt;&lt;img src="https://github.com/ubuntu/yaru/blob/master/icons/Yaru/scalable/actions/mail-mark-notjunk-symbolic.svg" width="22" alt="mail-mark-notjunk-symbolic"&gt;&lt;/a&gt;&amp;nbsp; &amp;nbsp; mail-mark-notjunk-symbolic&lt;br&gt;</text:p>
          </table:table-cell>
        </table:table-row>
        <table:table-row table:style-name="ro1">
          <table:table-cell office:value-type="string" calcext:value-type="string">
            <text:p>mail-message-new-symbolic</text:p>
          </table:table-cell>
          <table:table-cell table:formula="of:=IF(LEFT([.A153];1)=&quot;.&quot;;&quot;Y&quot;;&quot;N&quot;)" office:value-type="string" office:string-value="N" calcext:value-type="string">
            <text:p>N</text:p>
          </table:table-cell>
          <table:table-cell table:formula="of:=IFERROR(&quot;## &quot; &amp; MID([.A153];3;FIND(&quot;:&quot;;[.A153])-3) &amp; &quot; &lt;br&gt;&quot;;&quot;&quot;)">
            <text:p/>
          </table:table-cell>
          <table:table-cell table:formula="of:=IF([.B153]=&quot;Y&quot;;MID([.A153];3;FIND(&quot;:&quot;;[.A153];1)-3);IF(&#10;RIGHT(RIGHT([.A153]; 1))=&quot;@&quot;;0;&#10;[.A153]))" office:value-type="string" office:string-value="mail-message-new-symbolic" calcext:value-type="string">
            <text:p>mail-message-new-symbolic</text:p>
          </table:table-cell>
          <table:table-cell table:formula="of:=IF([.B153]=&quot;Y&quot;;[.D153];[.E152])" office:value-type="string" office:string-value="actions" calcext:value-type="string">
            <text:p>actions</text:p>
          </table:table-cell>
          <table:table-cell table:style-name="ce10" table:formula="of:=IF([.D153]=0;&quot;&quot;;IF([.B153]=&quot;Y&quot;;[.C153];&#10;&quot;&lt;a href=&quot; &amp; CHAR(34) &amp; &quot;#&quot; &amp; CHAR(34) &amp; &quot;&gt;&quot; &amp;&#10;&quot;&lt;img src=&quot; &amp; CHAR(34) &amp; &quot;https://github.com/ubuntu/yaru/blob/master/icons/Yaru/scalable/&quot; &amp; [.E153] &amp; &quot;/&quot; &amp; [.A153] &amp; &quot;.svg&quot; &amp; CHAR(34) &amp; &#10;&quot; width=&quot; &amp; CHAR(34) &amp; &quot;22&quot; &amp; CHAR(34) &amp; &quot; alt=&quot; &amp; CHAR(34) &amp; [.D153] &amp; CHAR(34) &amp; &quot;&gt;&lt;/a&gt;&quot; &amp;&#10;&quot;&amp;nbsp; &amp;nbsp; &quot; &amp; [.D153] &amp; &quot;&lt;br&gt;&quot;&#10;))" office:value-type="string" office:string-value="&lt;a href=&quot;#&quot;&gt;&lt;img src=&quot;https://github.com/ubuntu/yaru/blob/master/icons/Yaru/scalable/actions/mail-message-new-symbolic.svg&quot; width=&quot;22&quot; alt=&quot;mail-message-new-symbolic&quot;&gt;&lt;/a&gt;&amp;nbsp; &amp;nbsp; mail-message-new-symbolic&lt;br&gt;" calcext:value-type="string">
            <text:p>&lt;a href="#"&gt;&lt;img src="https://github.com/ubuntu/yaru/blob/master/icons/Yaru/scalable/actions/mail-message-new-symbolic.svg" width="22" alt="mail-message-new-symbolic"&gt;&lt;/a&gt;&amp;nbsp; &amp;nbsp; mail-message-new-symbolic&lt;br&gt;</text:p>
          </table:table-cell>
        </table:table-row>
        <table:table-row table:style-name="ro1">
          <table:table-cell office:value-type="string" calcext:value-type="string">
            <text:p>mail-outbox-symbolic</text:p>
          </table:table-cell>
          <table:table-cell table:formula="of:=IF(LEFT([.A154];1)=&quot;.&quot;;&quot;Y&quot;;&quot;N&quot;)" office:value-type="string" office:string-value="N" calcext:value-type="string">
            <text:p>N</text:p>
          </table:table-cell>
          <table:table-cell table:formula="of:=IFERROR(&quot;## &quot; &amp; MID([.A154];3;FIND(&quot;:&quot;;[.A154])-3) &amp; &quot; &lt;br&gt;&quot;;&quot;&quot;)">
            <text:p/>
          </table:table-cell>
          <table:table-cell table:formula="of:=IF([.B154]=&quot;Y&quot;;MID([.A154];3;FIND(&quot;:&quot;;[.A154];1)-3);IF(&#10;RIGHT(RIGHT([.A154]; 1))=&quot;@&quot;;0;&#10;[.A154]))" office:value-type="string" office:string-value="mail-outbox-symbolic" calcext:value-type="string">
            <text:p>mail-outbox-symbolic</text:p>
          </table:table-cell>
          <table:table-cell table:formula="of:=IF([.B154]=&quot;Y&quot;;[.D154];[.E153])" office:value-type="string" office:string-value="actions" calcext:value-type="string">
            <text:p>actions</text:p>
          </table:table-cell>
          <table:table-cell table:style-name="ce10" table:formula="of:=IF([.D154]=0;&quot;&quot;;IF([.B154]=&quot;Y&quot;;[.C154];&#10;&quot;&lt;a href=&quot; &amp; CHAR(34) &amp; &quot;#&quot; &amp; CHAR(34) &amp; &quot;&gt;&quot; &amp;&#10;&quot;&lt;img src=&quot; &amp; CHAR(34) &amp; &quot;https://github.com/ubuntu/yaru/blob/master/icons/Yaru/scalable/&quot; &amp; [.E154] &amp; &quot;/&quot; &amp; [.A154] &amp; &quot;.svg&quot; &amp; CHAR(34) &amp; &#10;&quot; width=&quot; &amp; CHAR(34) &amp; &quot;22&quot; &amp; CHAR(34) &amp; &quot; alt=&quot; &amp; CHAR(34) &amp; [.D154] &amp; CHAR(34) &amp; &quot;&gt;&lt;/a&gt;&quot; &amp;&#10;&quot;&amp;nbsp; &amp;nbsp; &quot; &amp; [.D154] &amp; &quot;&lt;br&gt;&quot;&#10;))" office:value-type="string" office:string-value="&lt;a href=&quot;#&quot;&gt;&lt;img src=&quot;https://github.com/ubuntu/yaru/blob/master/icons/Yaru/scalable/actions/mail-outbox-symbolic.svg&quot; width=&quot;22&quot; alt=&quot;mail-outbox-symbolic&quot;&gt;&lt;/a&gt;&amp;nbsp; &amp;nbsp; mail-outbox-symbolic&lt;br&gt;" calcext:value-type="string">
            <text:p>&lt;a href="#"&gt;&lt;img src="https://github.com/ubuntu/yaru/blob/master/icons/Yaru/scalable/actions/mail-outbox-symbolic.svg" width="22" alt="mail-outbox-symbolic"&gt;&lt;/a&gt;&amp;nbsp; &amp;nbsp; mail-outbox-symbolic&lt;br&gt;</text:p>
          </table:table-cell>
        </table:table-row>
        <table:table-row table:style-name="ro1">
          <table:table-cell table:style-name="Default" office:value-type="string" calcext:value-type="string">
            <text:p>mail-reply-all-rtl-symbolic-rtl@</text:p>
          </table:table-cell>
          <table:table-cell table:style-name="Default" table:formula="of:=IF(LEFT([.A15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55];3;FIND(&quot;:&quot;;[.A155])-3) &amp; &quot; &lt;br&gt;&quot;;&quot;&quot;)">
            <text:p/>
          </table:table-cell>
          <table:table-cell table:style-name="ce6" table:formula="of:=IF([.B155]=&quot;Y&quot;;MID([.A155];3;FIND(&quot;:&quot;;[.A155];1)-3);IF(&#10;RIGHT(RIGHT([.A155]; 1))=&quot;@&quot;;0;&#10;[.A155]))" office:value-type="float" office:value="0" calcext:value-type="float">
            <text:p>0</text:p>
          </table:table-cell>
          <table:table-cell table:formula="of:=IF([.B155]=&quot;Y&quot;;[.D155];[.E154])" office:value-type="string" office:string-value="actions" calcext:value-type="string">
            <text:p>actions</text:p>
          </table:table-cell>
          <table:table-cell table:style-name="ce10" table:formula="of:=IF([.D155]=0;&quot;&quot;;IF([.B155]=&quot;Y&quot;;[.C155];&#10;&quot;&lt;a href=&quot; &amp; CHAR(34) &amp; &quot;#&quot; &amp; CHAR(34) &amp; &quot;&gt;&quot; &amp;&#10;&quot;&lt;img src=&quot; &amp; CHAR(34) &amp; &quot;https://github.com/ubuntu/yaru/blob/master/icons/Yaru/scalable/&quot; &amp; [.E155] &amp; &quot;/&quot; &amp; [.A155] &amp; &quot;.svg&quot; &amp; CHAR(34) &amp; &#10;&quot; width=&quot; &amp; CHAR(34) &amp; &quot;22&quot; &amp; CHAR(34) &amp; &quot; alt=&quot; &amp; CHAR(34) &amp; [.D155] &amp; CHAR(34) &amp; &quot;&gt;&lt;/a&gt;&quot; &amp;&#10;&quot;&amp;nbsp; &amp;nbsp; &quot; &amp; [.D155] &amp; &quot;&lt;br&gt;&quot;&#10;))">
            <text:p/>
          </table:table-cell>
        </table:table-row>
        <table:table-row table:style-name="ro1">
          <table:table-cell office:value-type="string" calcext:value-type="string">
            <text:p>mail-reply-all-symbolic-rtl</text:p>
          </table:table-cell>
          <table:table-cell table:formula="of:=IF(LEFT([.A156];1)=&quot;.&quot;;&quot;Y&quot;;&quot;N&quot;)" office:value-type="string" office:string-value="N" calcext:value-type="string">
            <text:p>N</text:p>
          </table:table-cell>
          <table:table-cell table:formula="of:=IFERROR(&quot;## &quot; &amp; MID([.A156];3;FIND(&quot;:&quot;;[.A156])-3) &amp; &quot; &lt;br&gt;&quot;;&quot;&quot;)">
            <text:p/>
          </table:table-cell>
          <table:table-cell table:formula="of:=IF([.B156]=&quot;Y&quot;;MID([.A156];3;FIND(&quot;:&quot;;[.A156];1)-3);IF(&#10;RIGHT(RIGHT([.A156]; 1))=&quot;@&quot;;0;&#10;[.A156]))" office:value-type="string" office:string-value="mail-reply-all-symbolic-rtl" calcext:value-type="string">
            <text:p>mail-reply-all-symbolic-rtl</text:p>
          </table:table-cell>
          <table:table-cell table:formula="of:=IF([.B156]=&quot;Y&quot;;[.D156];[.E155])" office:value-type="string" office:string-value="actions" calcext:value-type="string">
            <text:p>actions</text:p>
          </table:table-cell>
          <table:table-cell table:style-name="ce10" table:formula="of:=IF([.D156]=0;&quot;&quot;;IF([.B156]=&quot;Y&quot;;[.C156];&#10;&quot;&lt;a href=&quot; &amp; CHAR(34) &amp; &quot;#&quot; &amp; CHAR(34) &amp; &quot;&gt;&quot; &amp;&#10;&quot;&lt;img src=&quot; &amp; CHAR(34) &amp; &quot;https://github.com/ubuntu/yaru/blob/master/icons/Yaru/scalable/&quot; &amp; [.E156] &amp; &quot;/&quot; &amp; [.A156] &amp; &quot;.svg&quot; &amp; CHAR(34) &amp; &#10;&quot; width=&quot; &amp; CHAR(34) &amp; &quot;22&quot; &amp; CHAR(34) &amp; &quot; alt=&quot; &amp; CHAR(34) &amp; [.D156] &amp; CHAR(34) &amp; &quot;&gt;&lt;/a&gt;&quot; &amp;&#10;&quot;&amp;nbsp; &amp;nbsp; &quot; &amp; [.D156] &amp; &quot;&lt;br&gt;&quot;&#10;))" office:value-type="string" office:string-value="&lt;a href=&quot;#&quot;&gt;&lt;img src=&quot;https://github.com/ubuntu/yaru/blob/master/icons/Yaru/scalable/actions/mail-reply-all-symbolic-rtl.svg&quot; width=&quot;22&quot; alt=&quot;mail-reply-all-symbolic-rtl&quot;&gt;&lt;/a&gt;&amp;nbsp; &amp;nbsp; mail-reply-all-symbolic-rtl&lt;br&gt;" calcext:value-type="string">
            <text:p>&lt;a href="#"&gt;&lt;img src="https://github.com/ubuntu/yaru/blob/master/icons/Yaru/scalable/actions/mail-reply-all-symbolic-rtl.svg" width="22" alt="mail-reply-all-symbolic-rtl"&gt;&lt;/a&gt;&amp;nbsp; &amp;nbsp; mail-reply-all-symbolic-rtl&lt;br&gt;</text:p>
          </table:table-cell>
        </table:table-row>
        <table:table-row table:style-name="ro1">
          <table:table-cell office:value-type="string" calcext:value-type="string">
            <text:p>mail-reply-all-symbolic</text:p>
          </table:table-cell>
          <table:table-cell table:formula="of:=IF(LEFT([.A157];1)=&quot;.&quot;;&quot;Y&quot;;&quot;N&quot;)" office:value-type="string" office:string-value="N" calcext:value-type="string">
            <text:p>N</text:p>
          </table:table-cell>
          <table:table-cell table:formula="of:=IFERROR(&quot;## &quot; &amp; MID([.A157];3;FIND(&quot;:&quot;;[.A157])-3) &amp; &quot; &lt;br&gt;&quot;;&quot;&quot;)">
            <text:p/>
          </table:table-cell>
          <table:table-cell table:formula="of:=IF([.B157]=&quot;Y&quot;;MID([.A157];3;FIND(&quot;:&quot;;[.A157];1)-3);IF(&#10;RIGHT(RIGHT([.A157]; 1))=&quot;@&quot;;0;&#10;[.A157]))" office:value-type="string" office:string-value="mail-reply-all-symbolic" calcext:value-type="string">
            <text:p>mail-reply-all-symbolic</text:p>
          </table:table-cell>
          <table:table-cell table:formula="of:=IF([.B157]=&quot;Y&quot;;[.D157];[.E156])" office:value-type="string" office:string-value="actions" calcext:value-type="string">
            <text:p>actions</text:p>
          </table:table-cell>
          <table:table-cell table:style-name="ce10" table:formula="of:=IF([.D157]=0;&quot;&quot;;IF([.B157]=&quot;Y&quot;;[.C157];&#10;&quot;&lt;a href=&quot; &amp; CHAR(34) &amp; &quot;#&quot; &amp; CHAR(34) &amp; &quot;&gt;&quot; &amp;&#10;&quot;&lt;img src=&quot; &amp; CHAR(34) &amp; &quot;https://github.com/ubuntu/yaru/blob/master/icons/Yaru/scalable/&quot; &amp; [.E157] &amp; &quot;/&quot; &amp; [.A157] &amp; &quot;.svg&quot; &amp; CHAR(34) &amp; &#10;&quot; width=&quot; &amp; CHAR(34) &amp; &quot;22&quot; &amp; CHAR(34) &amp; &quot; alt=&quot; &amp; CHAR(34) &amp; [.D157] &amp; CHAR(34) &amp; &quot;&gt;&lt;/a&gt;&quot; &amp;&#10;&quot;&amp;nbsp; &amp;nbsp; &quot; &amp; [.D157] &amp; &quot;&lt;br&gt;&quot;&#10;))" office:value-type="string" office:string-value="&lt;a href=&quot;#&quot;&gt;&lt;img src=&quot;https://github.com/ubuntu/yaru/blob/master/icons/Yaru/scalable/actions/mail-reply-all-symbolic.svg&quot; width=&quot;22&quot; alt=&quot;mail-reply-all-symbolic&quot;&gt;&lt;/a&gt;&amp;nbsp; &amp;nbsp; mail-reply-all-symbolic&lt;br&gt;" calcext:value-type="string">
            <text:p>&lt;a href="#"&gt;&lt;img src="https://github.com/ubuntu/yaru/blob/master/icons/Yaru/scalable/actions/mail-reply-all-symbolic.svg" width="22" alt="mail-reply-all-symbolic"&gt;&lt;/a&gt;&amp;nbsp; &amp;nbsp; mail-reply-all-symbolic&lt;br&gt;</text:p>
          </table:table-cell>
        </table:table-row>
        <table:table-row table:style-name="ro1">
          <table:table-cell table:style-name="Default" office:value-type="string" calcext:value-type="string">
            <text:p>mail-reply-rtl-symbolic@</text:p>
          </table:table-cell>
          <table:table-cell table:style-name="Default" table:formula="of:=IF(LEFT([.A15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58];3;FIND(&quot;:&quot;;[.A158])-3) &amp; &quot; &lt;br&gt;&quot;;&quot;&quot;)">
            <text:p/>
          </table:table-cell>
          <table:table-cell table:style-name="ce6" table:formula="of:=IF([.B158]=&quot;Y&quot;;MID([.A158];3;FIND(&quot;:&quot;;[.A158];1)-3);IF(&#10;RIGHT(RIGHT([.A158]; 1))=&quot;@&quot;;0;&#10;[.A158]))" office:value-type="float" office:value="0" calcext:value-type="float">
            <text:p>0</text:p>
          </table:table-cell>
          <table:table-cell table:formula="of:=IF([.B158]=&quot;Y&quot;;[.D158];[.E157])" office:value-type="string" office:string-value="actions" calcext:value-type="string">
            <text:p>actions</text:p>
          </table:table-cell>
          <table:table-cell table:style-name="ce10" table:formula="of:=IF([.D158]=0;&quot;&quot;;IF([.B158]=&quot;Y&quot;;[.C158];&#10;&quot;&lt;a href=&quot; &amp; CHAR(34) &amp; &quot;#&quot; &amp; CHAR(34) &amp; &quot;&gt;&quot; &amp;&#10;&quot;&lt;img src=&quot; &amp; CHAR(34) &amp; &quot;https://github.com/ubuntu/yaru/blob/master/icons/Yaru/scalable/&quot; &amp; [.E158] &amp; &quot;/&quot; &amp; [.A158] &amp; &quot;.svg&quot; &amp; CHAR(34) &amp; &#10;&quot; width=&quot; &amp; CHAR(34) &amp; &quot;22&quot; &amp; CHAR(34) &amp; &quot; alt=&quot; &amp; CHAR(34) &amp; [.D158] &amp; CHAR(34) &amp; &quot;&gt;&lt;/a&gt;&quot; &amp;&#10;&quot;&amp;nbsp; &amp;nbsp; &quot; &amp; [.D15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ail-reply-sender-rtl-symbolic@</text:p>
          </table:table-cell>
          <table:table-cell table:style-name="Default" table:formula="of:=IF(LEFT([.A15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59];3;FIND(&quot;:&quot;;[.A159])-3) &amp; &quot; &lt;br&gt;&quot;;&quot;&quot;)">
            <text:p/>
          </table:table-cell>
          <table:table-cell table:style-name="ce6" table:formula="of:=IF([.B159]=&quot;Y&quot;;MID([.A159];3;FIND(&quot;:&quot;;[.A159];1)-3);IF(&#10;RIGHT(RIGHT([.A159]; 1))=&quot;@&quot;;0;&#10;[.A159]))" office:value-type="float" office:value="0" calcext:value-type="float">
            <text:p>0</text:p>
          </table:table-cell>
          <table:table-cell table:formula="of:=IF([.B159]=&quot;Y&quot;;[.D159];[.E158])" office:value-type="string" office:string-value="actions" calcext:value-type="string">
            <text:p>actions</text:p>
          </table:table-cell>
          <table:table-cell table:style-name="ce10" table:formula="of:=IF([.D159]=0;&quot;&quot;;IF([.B159]=&quot;Y&quot;;[.C159];&#10;&quot;&lt;a href=&quot; &amp; CHAR(34) &amp; &quot;#&quot; &amp; CHAR(34) &amp; &quot;&gt;&quot; &amp;&#10;&quot;&lt;img src=&quot; &amp; CHAR(34) &amp; &quot;https://github.com/ubuntu/yaru/blob/master/icons/Yaru/scalable/&quot; &amp; [.E159] &amp; &quot;/&quot; &amp; [.A159] &amp; &quot;.svg&quot; &amp; CHAR(34) &amp; &#10;&quot; width=&quot; &amp; CHAR(34) &amp; &quot;22&quot; &amp; CHAR(34) &amp; &quot; alt=&quot; &amp; CHAR(34) &amp; [.D159] &amp; CHAR(34) &amp; &quot;&gt;&lt;/a&gt;&quot; &amp;&#10;&quot;&amp;nbsp; &amp;nbsp; &quot; &amp; [.D159] &amp; &quot;&lt;br&gt;&quot;&#10;))">
            <text:p/>
          </table:table-cell>
        </table:table-row>
        <table:table-row table:style-name="ro1">
          <table:table-cell office:value-type="string" calcext:value-type="string">
            <text:p>mail-reply-sender-symbolic-rtl</text:p>
          </table:table-cell>
          <table:table-cell table:formula="of:=IF(LEFT([.A160];1)=&quot;.&quot;;&quot;Y&quot;;&quot;N&quot;)" office:value-type="string" office:string-value="N" calcext:value-type="string">
            <text:p>N</text:p>
          </table:table-cell>
          <table:table-cell table:formula="of:=IFERROR(&quot;## &quot; &amp; MID([.A160];3;FIND(&quot;:&quot;;[.A160])-3) &amp; &quot; &lt;br&gt;&quot;;&quot;&quot;)">
            <text:p/>
          </table:table-cell>
          <table:table-cell table:formula="of:=IF([.B160]=&quot;Y&quot;;MID([.A160];3;FIND(&quot;:&quot;;[.A160];1)-3);IF(&#10;RIGHT(RIGHT([.A160]; 1))=&quot;@&quot;;0;&#10;[.A160]))" office:value-type="string" office:string-value="mail-reply-sender-symbolic-rtl" calcext:value-type="string">
            <text:p>mail-reply-sender-symbolic-rtl</text:p>
          </table:table-cell>
          <table:table-cell table:formula="of:=IF([.B160]=&quot;Y&quot;;[.D160];[.E159])" office:value-type="string" office:string-value="actions" calcext:value-type="string">
            <text:p>actions</text:p>
          </table:table-cell>
          <table:table-cell table:style-name="ce10" table:formula="of:=IF([.D160]=0;&quot;&quot;;IF([.B160]=&quot;Y&quot;;[.C160];&#10;&quot;&lt;a href=&quot; &amp; CHAR(34) &amp; &quot;#&quot; &amp; CHAR(34) &amp; &quot;&gt;&quot; &amp;&#10;&quot;&lt;img src=&quot; &amp; CHAR(34) &amp; &quot;https://github.com/ubuntu/yaru/blob/master/icons/Yaru/scalable/&quot; &amp; [.E160] &amp; &quot;/&quot; &amp; [.A160] &amp; &quot;.svg&quot; &amp; CHAR(34) &amp; &#10;&quot; width=&quot; &amp; CHAR(34) &amp; &quot;22&quot; &amp; CHAR(34) &amp; &quot; alt=&quot; &amp; CHAR(34) &amp; [.D160] &amp; CHAR(34) &amp; &quot;&gt;&lt;/a&gt;&quot; &amp;&#10;&quot;&amp;nbsp; &amp;nbsp; &quot; &amp; [.D160] &amp; &quot;&lt;br&gt;&quot;&#10;))" office:value-type="string" office:string-value="&lt;a href=&quot;#&quot;&gt;&lt;img src=&quot;https://github.com/ubuntu/yaru/blob/master/icons/Yaru/scalable/actions/mail-reply-sender-symbolic-rtl.svg&quot; width=&quot;22&quot; alt=&quot;mail-reply-sender-symbolic-rtl&quot;&gt;&lt;/a&gt;&amp;nbsp; &amp;nbsp; mail-reply-sender-symbolic-rtl&lt;br&gt;" calcext:value-type="string">
            <text:p>&lt;a href="#"&gt;&lt;img src="https://github.com/ubuntu/yaru/blob/master/icons/Yaru/scalable/actions/mail-reply-sender-symbolic-rtl.svg" width="22" alt="mail-reply-sender-symbolic-rtl"&gt;&lt;/a&gt;&amp;nbsp; &amp;nbsp; mail-reply-sender-symbolic-rtl&lt;br&gt;</text:p>
          </table:table-cell>
        </table:table-row>
        <table:table-row table:style-name="ro1">
          <table:table-cell office:value-type="string" calcext:value-type="string">
            <text:p>mail-reply-sender-symbolic</text:p>
          </table:table-cell>
          <table:table-cell table:formula="of:=IF(LEFT([.A161];1)=&quot;.&quot;;&quot;Y&quot;;&quot;N&quot;)" office:value-type="string" office:string-value="N" calcext:value-type="string">
            <text:p>N</text:p>
          </table:table-cell>
          <table:table-cell table:formula="of:=IFERROR(&quot;## &quot; &amp; MID([.A161];3;FIND(&quot;:&quot;;[.A161])-3) &amp; &quot; &lt;br&gt;&quot;;&quot;&quot;)">
            <text:p/>
          </table:table-cell>
          <table:table-cell table:formula="of:=IF([.B161]=&quot;Y&quot;;MID([.A161];3;FIND(&quot;:&quot;;[.A161];1)-3);IF(&#10;RIGHT(RIGHT([.A161]; 1))=&quot;@&quot;;0;&#10;[.A161]))" office:value-type="string" office:string-value="mail-reply-sender-symbolic" calcext:value-type="string">
            <text:p>mail-reply-sender-symbolic</text:p>
          </table:table-cell>
          <table:table-cell table:formula="of:=IF([.B161]=&quot;Y&quot;;[.D161];[.E160])" office:value-type="string" office:string-value="actions" calcext:value-type="string">
            <text:p>actions</text:p>
          </table:table-cell>
          <table:table-cell table:style-name="ce10" table:formula="of:=IF([.D161]=0;&quot;&quot;;IF([.B161]=&quot;Y&quot;;[.C161];&#10;&quot;&lt;a href=&quot; &amp; CHAR(34) &amp; &quot;#&quot; &amp; CHAR(34) &amp; &quot;&gt;&quot; &amp;&#10;&quot;&lt;img src=&quot; &amp; CHAR(34) &amp; &quot;https://github.com/ubuntu/yaru/blob/master/icons/Yaru/scalable/&quot; &amp; [.E161] &amp; &quot;/&quot; &amp; [.A161] &amp; &quot;.svg&quot; &amp; CHAR(34) &amp; &#10;&quot; width=&quot; &amp; CHAR(34) &amp; &quot;22&quot; &amp; CHAR(34) &amp; &quot; alt=&quot; &amp; CHAR(34) &amp; [.D161] &amp; CHAR(34) &amp; &quot;&gt;&lt;/a&gt;&quot; &amp;&#10;&quot;&amp;nbsp; &amp;nbsp; &quot; &amp; [.D161] &amp; &quot;&lt;br&gt;&quot;&#10;))" office:value-type="string" office:string-value="&lt;a href=&quot;#&quot;&gt;&lt;img src=&quot;https://github.com/ubuntu/yaru/blob/master/icons/Yaru/scalable/actions/mail-reply-sender-symbolic.svg&quot; width=&quot;22&quot; alt=&quot;mail-reply-sender-symbolic&quot;&gt;&lt;/a&gt;&amp;nbsp; &amp;nbsp; mail-reply-sender-symbolic&lt;br&gt;" calcext:value-type="string">
            <text:p>&lt;a href="#"&gt;&lt;img src="https://github.com/ubuntu/yaru/blob/master/icons/Yaru/scalable/actions/mail-reply-sender-symbolic.svg" width="22" alt="mail-reply-sender-symbolic"&gt;&lt;/a&gt;&amp;nbsp; &amp;nbsp; mail-reply-sender-symbolic&lt;br&gt;</text:p>
          </table:table-cell>
        </table:table-row>
        <table:table-row table:style-name="ro1">
          <table:table-cell table:style-name="Default" office:value-type="string" calcext:value-type="string">
            <text:p>mail-reply-symbolic@</text:p>
          </table:table-cell>
          <table:table-cell table:style-name="Default" table:formula="of:=IF(LEFT([.A16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62];3;FIND(&quot;:&quot;;[.A162])-3) &amp; &quot; &lt;br&gt;&quot;;&quot;&quot;)">
            <text:p/>
          </table:table-cell>
          <table:table-cell table:style-name="ce6" table:formula="of:=IF([.B162]=&quot;Y&quot;;MID([.A162];3;FIND(&quot;:&quot;;[.A162];1)-3);IF(&#10;RIGHT(RIGHT([.A162]; 1))=&quot;@&quot;;0;&#10;[.A162]))" office:value-type="float" office:value="0" calcext:value-type="float">
            <text:p>0</text:p>
          </table:table-cell>
          <table:table-cell table:formula="of:=IF([.B162]=&quot;Y&quot;;[.D162];[.E161])" office:value-type="string" office:string-value="actions" calcext:value-type="string">
            <text:p>actions</text:p>
          </table:table-cell>
          <table:table-cell table:style-name="ce10" table:formula="of:=IF([.D162]=0;&quot;&quot;;IF([.B162]=&quot;Y&quot;;[.C162];&#10;&quot;&lt;a href=&quot; &amp; CHAR(34) &amp; &quot;#&quot; &amp; CHAR(34) &amp; &quot;&gt;&quot; &amp;&#10;&quot;&lt;img src=&quot; &amp; CHAR(34) &amp; &quot;https://github.com/ubuntu/yaru/blob/master/icons/Yaru/scalable/&quot; &amp; [.E162] &amp; &quot;/&quot; &amp; [.A162] &amp; &quot;.svg&quot; &amp; CHAR(34) &amp; &#10;&quot; width=&quot; &amp; CHAR(34) &amp; &quot;22&quot; &amp; CHAR(34) &amp; &quot; alt=&quot; &amp; CHAR(34) &amp; [.D162] &amp; CHAR(34) &amp; &quot;&gt;&lt;/a&gt;&quot; &amp;&#10;&quot;&amp;nbsp; &amp;nbsp; &quot; &amp; [.D162] &amp; &quot;&lt;br&gt;&quot;&#10;))">
            <text:p/>
          </table:table-cell>
        </table:table-row>
        <table:table-row table:style-name="ro1">
          <table:table-cell office:value-type="string" calcext:value-type="string">
            <text:p>mail-send-receive-symbolic</text:p>
          </table:table-cell>
          <table:table-cell table:formula="of:=IF(LEFT([.A163];1)=&quot;.&quot;;&quot;Y&quot;;&quot;N&quot;)" office:value-type="string" office:string-value="N" calcext:value-type="string">
            <text:p>N</text:p>
          </table:table-cell>
          <table:table-cell table:formula="of:=IFERROR(&quot;## &quot; &amp; MID([.A163];3;FIND(&quot;:&quot;;[.A163])-3) &amp; &quot; &lt;br&gt;&quot;;&quot;&quot;)">
            <text:p/>
          </table:table-cell>
          <table:table-cell table:formula="of:=IF([.B163]=&quot;Y&quot;;MID([.A163];3;FIND(&quot;:&quot;;[.A163];1)-3);IF(&#10;RIGHT(RIGHT([.A163]; 1))=&quot;@&quot;;0;&#10;[.A163]))" office:value-type="string" office:string-value="mail-send-receive-symbolic" calcext:value-type="string">
            <text:p>mail-send-receive-symbolic</text:p>
          </table:table-cell>
          <table:table-cell table:formula="of:=IF([.B163]=&quot;Y&quot;;[.D163];[.E162])" office:value-type="string" office:string-value="actions" calcext:value-type="string">
            <text:p>actions</text:p>
          </table:table-cell>
          <table:table-cell table:style-name="ce10" table:formula="of:=IF([.D163]=0;&quot;&quot;;IF([.B163]=&quot;Y&quot;;[.C163];&#10;&quot;&lt;a href=&quot; &amp; CHAR(34) &amp; &quot;#&quot; &amp; CHAR(34) &amp; &quot;&gt;&quot; &amp;&#10;&quot;&lt;img src=&quot; &amp; CHAR(34) &amp; &quot;https://github.com/ubuntu/yaru/blob/master/icons/Yaru/scalable/&quot; &amp; [.E163] &amp; &quot;/&quot; &amp; [.A163] &amp; &quot;.svg&quot; &amp; CHAR(34) &amp; &#10;&quot; width=&quot; &amp; CHAR(34) &amp; &quot;22&quot; &amp; CHAR(34) &amp; &quot; alt=&quot; &amp; CHAR(34) &amp; [.D163] &amp; CHAR(34) &amp; &quot;&gt;&lt;/a&gt;&quot; &amp;&#10;&quot;&amp;nbsp; &amp;nbsp; &quot; &amp; [.D163] &amp; &quot;&lt;br&gt;&quot;&#10;))" office:value-type="string" office:string-value="&lt;a href=&quot;#&quot;&gt;&lt;img src=&quot;https://github.com/ubuntu/yaru/blob/master/icons/Yaru/scalable/actions/mail-send-receive-symbolic.svg&quot; width=&quot;22&quot; alt=&quot;mail-send-receive-symbolic&quot;&gt;&lt;/a&gt;&amp;nbsp; &amp;nbsp; mail-send-receive-symbolic&lt;br&gt;" calcext:value-type="string">
            <text:p>&lt;a href="#"&gt;&lt;img src="https://github.com/ubuntu/yaru/blob/master/icons/Yaru/scalable/actions/mail-send-receive-symbolic.svg" width="22" alt="mail-send-receive-symbolic"&gt;&lt;/a&gt;&amp;nbsp; &amp;nbsp; mail-send-receive-symbolic&lt;br&gt;</text:p>
          </table:table-cell>
        </table:table-row>
        <table:table-row table:style-name="ro1">
          <table:table-cell office:value-type="string" calcext:value-type="string">
            <text:p>mail-send-symbolic-rtl</text:p>
          </table:table-cell>
          <table:table-cell table:formula="of:=IF(LEFT([.A164];1)=&quot;.&quot;;&quot;Y&quot;;&quot;N&quot;)" office:value-type="string" office:string-value="N" calcext:value-type="string">
            <text:p>N</text:p>
          </table:table-cell>
          <table:table-cell table:formula="of:=IFERROR(&quot;## &quot; &amp; MID([.A164];3;FIND(&quot;:&quot;;[.A164])-3) &amp; &quot; &lt;br&gt;&quot;;&quot;&quot;)">
            <text:p/>
          </table:table-cell>
          <table:table-cell table:formula="of:=IF([.B164]=&quot;Y&quot;;MID([.A164];3;FIND(&quot;:&quot;;[.A164];1)-3);IF(&#10;RIGHT(RIGHT([.A164]; 1))=&quot;@&quot;;0;&#10;[.A164]))" office:value-type="string" office:string-value="mail-send-symbolic-rtl" calcext:value-type="string">
            <text:p>mail-send-symbolic-rtl</text:p>
          </table:table-cell>
          <table:table-cell table:formula="of:=IF([.B164]=&quot;Y&quot;;[.D164];[.E163])" office:value-type="string" office:string-value="actions" calcext:value-type="string">
            <text:p>actions</text:p>
          </table:table-cell>
          <table:table-cell table:style-name="ce10" table:formula="of:=IF([.D164]=0;&quot;&quot;;IF([.B164]=&quot;Y&quot;;[.C164];&#10;&quot;&lt;a href=&quot; &amp; CHAR(34) &amp; &quot;#&quot; &amp; CHAR(34) &amp; &quot;&gt;&quot; &amp;&#10;&quot;&lt;img src=&quot; &amp; CHAR(34) &amp; &quot;https://github.com/ubuntu/yaru/blob/master/icons/Yaru/scalable/&quot; &amp; [.E164] &amp; &quot;/&quot; &amp; [.A164] &amp; &quot;.svg&quot; &amp; CHAR(34) &amp; &#10;&quot; width=&quot; &amp; CHAR(34) &amp; &quot;22&quot; &amp; CHAR(34) &amp; &quot; alt=&quot; &amp; CHAR(34) &amp; [.D164] &amp; CHAR(34) &amp; &quot;&gt;&lt;/a&gt;&quot; &amp;&#10;&quot;&amp;nbsp; &amp;nbsp; &quot; &amp; [.D164] &amp; &quot;&lt;br&gt;&quot;&#10;))" office:value-type="string" office:string-value="&lt;a href=&quot;#&quot;&gt;&lt;img src=&quot;https://github.com/ubuntu/yaru/blob/master/icons/Yaru/scalable/actions/mail-send-symbolic-rtl.svg&quot; width=&quot;22&quot; alt=&quot;mail-send-symbolic-rtl&quot;&gt;&lt;/a&gt;&amp;nbsp; &amp;nbsp; mail-send-symbolic-rtl&lt;br&gt;" calcext:value-type="string">
            <text:p>&lt;a href="#"&gt;&lt;img src="https://github.com/ubuntu/yaru/blob/master/icons/Yaru/scalable/actions/mail-send-symbolic-rtl.svg" width="22" alt="mail-send-symbolic-rtl"&gt;&lt;/a&gt;&amp;nbsp; &amp;nbsp; mail-send-symbolic-rtl&lt;br&gt;</text:p>
          </table:table-cell>
        </table:table-row>
        <table:table-row table:style-name="ro1">
          <table:table-cell table:style-name="Default" office:value-type="string" calcext:value-type="string">
            <text:p>mail-send-symbolic@</text:p>
          </table:table-cell>
          <table:table-cell table:style-name="Default" table:formula="of:=IF(LEFT([.A16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65];3;FIND(&quot;:&quot;;[.A165])-3) &amp; &quot; &lt;br&gt;&quot;;&quot;&quot;)">
            <text:p/>
          </table:table-cell>
          <table:table-cell table:style-name="ce6" table:formula="of:=IF([.B165]=&quot;Y&quot;;MID([.A165];3;FIND(&quot;:&quot;;[.A165];1)-3);IF(&#10;RIGHT(RIGHT([.A165]; 1))=&quot;@&quot;;0;&#10;[.A165]))" office:value-type="float" office:value="0" calcext:value-type="float">
            <text:p>0</text:p>
          </table:table-cell>
          <table:table-cell table:formula="of:=IF([.B165]=&quot;Y&quot;;[.D165];[.E164])" office:value-type="string" office:string-value="actions" calcext:value-type="string">
            <text:p>actions</text:p>
          </table:table-cell>
          <table:table-cell table:style-name="ce10" table:formula="of:=IF([.D165]=0;&quot;&quot;;IF([.B165]=&quot;Y&quot;;[.C165];&#10;&quot;&lt;a href=&quot; &amp; CHAR(34) &amp; &quot;#&quot; &amp; CHAR(34) &amp; &quot;&gt;&quot; &amp;&#10;&quot;&lt;img src=&quot; &amp; CHAR(34) &amp; &quot;https://github.com/ubuntu/yaru/blob/master/icons/Yaru/scalable/&quot; &amp; [.E165] &amp; &quot;/&quot; &amp; [.A165] &amp; &quot;.svg&quot; &amp; CHAR(34) &amp; &#10;&quot; width=&quot; &amp; CHAR(34) &amp; &quot;22&quot; &amp; CHAR(34) &amp; &quot; alt=&quot; &amp; CHAR(34) &amp; [.D165] &amp; CHAR(34) &amp; &quot;&gt;&lt;/a&gt;&quot; &amp;&#10;&quot;&amp;nbsp; &amp;nbsp; &quot; &amp; [.D16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ail-sent-symbolic-rtl@</text:p>
          </table:table-cell>
          <table:table-cell table:style-name="Default" table:formula="of:=IF(LEFT([.A16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66];3;FIND(&quot;:&quot;;[.A166])-3) &amp; &quot; &lt;br&gt;&quot;;&quot;&quot;)">
            <text:p/>
          </table:table-cell>
          <table:table-cell table:style-name="ce6" table:formula="of:=IF([.B166]=&quot;Y&quot;;MID([.A166];3;FIND(&quot;:&quot;;[.A166];1)-3);IF(&#10;RIGHT(RIGHT([.A166]; 1))=&quot;@&quot;;0;&#10;[.A166]))" office:value-type="float" office:value="0" calcext:value-type="float">
            <text:p>0</text:p>
          </table:table-cell>
          <table:table-cell table:formula="of:=IF([.B166]=&quot;Y&quot;;[.D166];[.E165])" office:value-type="string" office:string-value="actions" calcext:value-type="string">
            <text:p>actions</text:p>
          </table:table-cell>
          <table:table-cell table:style-name="ce10" table:formula="of:=IF([.D166]=0;&quot;&quot;;IF([.B166]=&quot;Y&quot;;[.C166];&#10;&quot;&lt;a href=&quot; &amp; CHAR(34) &amp; &quot;#&quot; &amp; CHAR(34) &amp; &quot;&gt;&quot; &amp;&#10;&quot;&lt;img src=&quot; &amp; CHAR(34) &amp; &quot;https://github.com/ubuntu/yaru/blob/master/icons/Yaru/scalable/&quot; &amp; [.E166] &amp; &quot;/&quot; &amp; [.A166] &amp; &quot;.svg&quot; &amp; CHAR(34) &amp; &#10;&quot; width=&quot; &amp; CHAR(34) &amp; &quot;22&quot; &amp; CHAR(34) &amp; &quot; alt=&quot; &amp; CHAR(34) &amp; [.D166] &amp; CHAR(34) &amp; &quot;&gt;&lt;/a&gt;&quot; &amp;&#10;&quot;&amp;nbsp; &amp;nbsp; &quot; &amp; [.D16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ail-sent-symbolic@</text:p>
          </table:table-cell>
          <table:table-cell table:style-name="Default" table:formula="of:=IF(LEFT([.A16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67];3;FIND(&quot;:&quot;;[.A167])-3) &amp; &quot; &lt;br&gt;&quot;;&quot;&quot;)">
            <text:p/>
          </table:table-cell>
          <table:table-cell table:style-name="ce6" table:formula="of:=IF([.B167]=&quot;Y&quot;;MID([.A167];3;FIND(&quot;:&quot;;[.A167];1)-3);IF(&#10;RIGHT(RIGHT([.A167]; 1))=&quot;@&quot;;0;&#10;[.A167]))" office:value-type="float" office:value="0" calcext:value-type="float">
            <text:p>0</text:p>
          </table:table-cell>
          <table:table-cell table:formula="of:=IF([.B167]=&quot;Y&quot;;[.D167];[.E166])" office:value-type="string" office:string-value="actions" calcext:value-type="string">
            <text:p>actions</text:p>
          </table:table-cell>
          <table:table-cell table:style-name="ce10" table:formula="of:=IF([.D167]=0;&quot;&quot;;IF([.B167]=&quot;Y&quot;;[.C167];&#10;&quot;&lt;a href=&quot; &amp; CHAR(34) &amp; &quot;#&quot; &amp; CHAR(34) &amp; &quot;&gt;&quot; &amp;&#10;&quot;&lt;img src=&quot; &amp; CHAR(34) &amp; &quot;https://github.com/ubuntu/yaru/blob/master/icons/Yaru/scalable/&quot; &amp; [.E167] &amp; &quot;/&quot; &amp; [.A167] &amp; &quot;.svg&quot; &amp; CHAR(34) &amp; &#10;&quot; width=&quot; &amp; CHAR(34) &amp; &quot;22&quot; &amp; CHAR(34) &amp; &quot; alt=&quot; &amp; CHAR(34) &amp; [.D167] &amp; CHAR(34) &amp; &quot;&gt;&lt;/a&gt;&quot; &amp;&#10;&quot;&amp;nbsp; &amp;nbsp; &quot; &amp; [.D16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ail-spam-symbolic@</text:p>
          </table:table-cell>
          <table:table-cell table:style-name="Default" table:formula="of:=IF(LEFT([.A16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68];3;FIND(&quot;:&quot;;[.A168])-3) &amp; &quot; &lt;br&gt;&quot;;&quot;&quot;)">
            <text:p/>
          </table:table-cell>
          <table:table-cell table:style-name="ce6" table:formula="of:=IF([.B168]=&quot;Y&quot;;MID([.A168];3;FIND(&quot;:&quot;;[.A168];1)-3);IF(&#10;RIGHT(RIGHT([.A168]; 1))=&quot;@&quot;;0;&#10;[.A168]))" office:value-type="float" office:value="0" calcext:value-type="float">
            <text:p>0</text:p>
          </table:table-cell>
          <table:table-cell table:formula="of:=IF([.B168]=&quot;Y&quot;;[.D168];[.E167])" office:value-type="string" office:string-value="actions" calcext:value-type="string">
            <text:p>actions</text:p>
          </table:table-cell>
          <table:table-cell table:style-name="ce10" table:formula="of:=IF([.D168]=0;&quot;&quot;;IF([.B168]=&quot;Y&quot;;[.C168];&#10;&quot;&lt;a href=&quot; &amp; CHAR(34) &amp; &quot;#&quot; &amp; CHAR(34) &amp; &quot;&gt;&quot; &amp;&#10;&quot;&lt;img src=&quot; &amp; CHAR(34) &amp; &quot;https://github.com/ubuntu/yaru/blob/master/icons/Yaru/scalable/&quot; &amp; [.E168] &amp; &quot;/&quot; &amp; [.A168] &amp; &quot;.svg&quot; &amp; CHAR(34) &amp; &#10;&quot; width=&quot; &amp; CHAR(34) &amp; &quot;22&quot; &amp; CHAR(34) &amp; &quot; alt=&quot; &amp; CHAR(34) &amp; [.D168] &amp; CHAR(34) &amp; &quot;&gt;&lt;/a&gt;&quot; &amp;&#10;&quot;&amp;nbsp; &amp;nbsp; &quot; &amp; [.D168] &amp; &quot;&lt;br&gt;&quot;&#10;))">
            <text:p/>
          </table:table-cell>
        </table:table-row>
        <table:table-row table:style-name="ro1">
          <table:table-cell office:value-type="string" calcext:value-type="string">
            <text:p>marker-symbolic</text:p>
          </table:table-cell>
          <table:table-cell table:formula="of:=IF(LEFT([.A169];1)=&quot;.&quot;;&quot;Y&quot;;&quot;N&quot;)" office:value-type="string" office:string-value="N" calcext:value-type="string">
            <text:p>N</text:p>
          </table:table-cell>
          <table:table-cell table:formula="of:=IFERROR(&quot;## &quot; &amp; MID([.A169];3;FIND(&quot;:&quot;;[.A169])-3) &amp; &quot; &lt;br&gt;&quot;;&quot;&quot;)">
            <text:p/>
          </table:table-cell>
          <table:table-cell table:formula="of:=IF([.B169]=&quot;Y&quot;;MID([.A169];3;FIND(&quot;:&quot;;[.A169];1)-3);IF(&#10;RIGHT(RIGHT([.A169]; 1))=&quot;@&quot;;0;&#10;[.A169]))" office:value-type="string" office:string-value="marker-symbolic" calcext:value-type="string">
            <text:p>marker-symbolic</text:p>
          </table:table-cell>
          <table:table-cell table:formula="of:=IF([.B169]=&quot;Y&quot;;[.D169];[.E168])" office:value-type="string" office:string-value="actions" calcext:value-type="string">
            <text:p>actions</text:p>
          </table:table-cell>
          <table:table-cell table:style-name="ce10" table:formula="of:=IF([.D169]=0;&quot;&quot;;IF([.B169]=&quot;Y&quot;;[.C169];&#10;&quot;&lt;a href=&quot; &amp; CHAR(34) &amp; &quot;#&quot; &amp; CHAR(34) &amp; &quot;&gt;&quot; &amp;&#10;&quot;&lt;img src=&quot; &amp; CHAR(34) &amp; &quot;https://github.com/ubuntu/yaru/blob/master/icons/Yaru/scalable/&quot; &amp; [.E169] &amp; &quot;/&quot; &amp; [.A169] &amp; &quot;.svg&quot; &amp; CHAR(34) &amp; &#10;&quot; width=&quot; &amp; CHAR(34) &amp; &quot;22&quot; &amp; CHAR(34) &amp; &quot; alt=&quot; &amp; CHAR(34) &amp; [.D169] &amp; CHAR(34) &amp; &quot;&gt;&lt;/a&gt;&quot; &amp;&#10;&quot;&amp;nbsp; &amp;nbsp; &quot; &amp; [.D169] &amp; &quot;&lt;br&gt;&quot;&#10;))" office:value-type="string" office:string-value="&lt;a href=&quot;#&quot;&gt;&lt;img src=&quot;https://github.com/ubuntu/yaru/blob/master/icons/Yaru/scalable/actions/marker-symbolic.svg&quot; width=&quot;22&quot; alt=&quot;marker-symbolic&quot;&gt;&lt;/a&gt;&amp;nbsp; &amp;nbsp; marker-symbolic&lt;br&gt;" calcext:value-type="string">
            <text:p>&lt;a href="#"&gt;&lt;img src="https://github.com/ubuntu/yaru/blob/master/icons/Yaru/scalable/actions/marker-symbolic.svg" width="22" alt="marker-symbolic"&gt;&lt;/a&gt;&amp;nbsp; &amp;nbsp; marker-symbolic&lt;br&gt;</text:p>
          </table:table-cell>
        </table:table-row>
        <table:table-row table:style-name="ro1">
          <table:table-cell office:value-type="string" calcext:value-type="string">
            <text:p>mark-location-symbolic</text:p>
          </table:table-cell>
          <table:table-cell table:formula="of:=IF(LEFT([.A170];1)=&quot;.&quot;;&quot;Y&quot;;&quot;N&quot;)" office:value-type="string" office:string-value="N" calcext:value-type="string">
            <text:p>N</text:p>
          </table:table-cell>
          <table:table-cell table:formula="of:=IFERROR(&quot;## &quot; &amp; MID([.A170];3;FIND(&quot;:&quot;;[.A170])-3) &amp; &quot; &lt;br&gt;&quot;;&quot;&quot;)">
            <text:p/>
          </table:table-cell>
          <table:table-cell table:formula="of:=IF([.B170]=&quot;Y&quot;;MID([.A170];3;FIND(&quot;:&quot;;[.A170];1)-3);IF(&#10;RIGHT(RIGHT([.A170]; 1))=&quot;@&quot;;0;&#10;[.A170]))" office:value-type="string" office:string-value="mark-location-symbolic" calcext:value-type="string">
            <text:p>mark-location-symbolic</text:p>
          </table:table-cell>
          <table:table-cell table:formula="of:=IF([.B170]=&quot;Y&quot;;[.D170];[.E169])" office:value-type="string" office:string-value="actions" calcext:value-type="string">
            <text:p>actions</text:p>
          </table:table-cell>
          <table:table-cell table:style-name="ce10" table:formula="of:=IF([.D170]=0;&quot;&quot;;IF([.B170]=&quot;Y&quot;;[.C170];&#10;&quot;&lt;a href=&quot; &amp; CHAR(34) &amp; &quot;#&quot; &amp; CHAR(34) &amp; &quot;&gt;&quot; &amp;&#10;&quot;&lt;img src=&quot; &amp; CHAR(34) &amp; &quot;https://github.com/ubuntu/yaru/blob/master/icons/Yaru/scalable/&quot; &amp; [.E170] &amp; &quot;/&quot; &amp; [.A170] &amp; &quot;.svg&quot; &amp; CHAR(34) &amp; &#10;&quot; width=&quot; &amp; CHAR(34) &amp; &quot;22&quot; &amp; CHAR(34) &amp; &quot; alt=&quot; &amp; CHAR(34) &amp; [.D170] &amp; CHAR(34) &amp; &quot;&gt;&lt;/a&gt;&quot; &amp;&#10;&quot;&amp;nbsp; &amp;nbsp; &quot; &amp; [.D170] &amp; &quot;&lt;br&gt;&quot;&#10;))" office:value-type="string" office:string-value="&lt;a href=&quot;#&quot;&gt;&lt;img src=&quot;https://github.com/ubuntu/yaru/blob/master/icons/Yaru/scalable/actions/mark-location-symbolic.svg&quot; width=&quot;22&quot; alt=&quot;mark-location-symbolic&quot;&gt;&lt;/a&gt;&amp;nbsp; &amp;nbsp; mark-location-symbolic&lt;br&gt;" calcext:value-type="string">
            <text:p>&lt;a href="#"&gt;&lt;img src="https://github.com/ubuntu/yaru/blob/master/icons/Yaru/scalable/actions/mark-location-symbolic.svg" width="22" alt="mark-location-symbolic"&gt;&lt;/a&gt;&amp;nbsp; &amp;nbsp; mark-location-symbolic&lt;br&gt;</text:p>
          </table:table-cell>
        </table:table-row>
        <table:table-row table:style-name="ro1">
          <table:table-cell office:value-type="string" calcext:value-type="string">
            <text:p>media-eject-symbolic</text:p>
          </table:table-cell>
          <table:table-cell table:formula="of:=IF(LEFT([.A171];1)=&quot;.&quot;;&quot;Y&quot;;&quot;N&quot;)" office:value-type="string" office:string-value="N" calcext:value-type="string">
            <text:p>N</text:p>
          </table:table-cell>
          <table:table-cell table:formula="of:=IFERROR(&quot;## &quot; &amp; MID([.A171];3;FIND(&quot;:&quot;;[.A171])-3) &amp; &quot; &lt;br&gt;&quot;;&quot;&quot;)">
            <text:p/>
          </table:table-cell>
          <table:table-cell table:formula="of:=IF([.B171]=&quot;Y&quot;;MID([.A171];3;FIND(&quot;:&quot;;[.A171];1)-3);IF(&#10;RIGHT(RIGHT([.A171]; 1))=&quot;@&quot;;0;&#10;[.A171]))" office:value-type="string" office:string-value="media-eject-symbolic" calcext:value-type="string">
            <text:p>media-eject-symbolic</text:p>
          </table:table-cell>
          <table:table-cell table:formula="of:=IF([.B171]=&quot;Y&quot;;[.D171];[.E170])" office:value-type="string" office:string-value="actions" calcext:value-type="string">
            <text:p>actions</text:p>
          </table:table-cell>
          <table:table-cell table:style-name="ce10" table:formula="of:=IF([.D171]=0;&quot;&quot;;IF([.B171]=&quot;Y&quot;;[.C171];&#10;&quot;&lt;a href=&quot; &amp; CHAR(34) &amp; &quot;#&quot; &amp; CHAR(34) &amp; &quot;&gt;&quot; &amp;&#10;&quot;&lt;img src=&quot; &amp; CHAR(34) &amp; &quot;https://github.com/ubuntu/yaru/blob/master/icons/Yaru/scalable/&quot; &amp; [.E171] &amp; &quot;/&quot; &amp; [.A171] &amp; &quot;.svg&quot; &amp; CHAR(34) &amp; &#10;&quot; width=&quot; &amp; CHAR(34) &amp; &quot;22&quot; &amp; CHAR(34) &amp; &quot; alt=&quot; &amp; CHAR(34) &amp; [.D171] &amp; CHAR(34) &amp; &quot;&gt;&lt;/a&gt;&quot; &amp;&#10;&quot;&amp;nbsp; &amp;nbsp; &quot; &amp; [.D171] &amp; &quot;&lt;br&gt;&quot;&#10;))" office:value-type="string" office:string-value="&lt;a href=&quot;#&quot;&gt;&lt;img src=&quot;https://github.com/ubuntu/yaru/blob/master/icons/Yaru/scalable/actions/media-eject-symbolic.svg&quot; width=&quot;22&quot; alt=&quot;media-eject-symbolic&quot;&gt;&lt;/a&gt;&amp;nbsp; &amp;nbsp; media-eject-symbolic&lt;br&gt;" calcext:value-type="string">
            <text:p>&lt;a href="#"&gt;&lt;img src="https://github.com/ubuntu/yaru/blob/master/icons/Yaru/scalable/actions/media-eject-symbolic.svg" width="22" alt="media-eject-symbolic"&gt;&lt;/a&gt;&amp;nbsp; &amp;nbsp; media-eject-symbolic&lt;br&gt;</text:p>
          </table:table-cell>
        </table:table-row>
        <table:table-row table:style-name="ro1">
          <table:table-cell table:style-name="Default" office:value-type="string" calcext:value-type="string">
            <text:p>media-eq-symbolic@</text:p>
          </table:table-cell>
          <table:table-cell table:style-name="Default" table:formula="of:=IF(LEFT([.A17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72];3;FIND(&quot;:&quot;;[.A172])-3) &amp; &quot; &lt;br&gt;&quot;;&quot;&quot;)">
            <text:p/>
          </table:table-cell>
          <table:table-cell table:style-name="ce6" table:formula="of:=IF([.B172]=&quot;Y&quot;;MID([.A172];3;FIND(&quot;:&quot;;[.A172];1)-3);IF(&#10;RIGHT(RIGHT([.A172]; 1))=&quot;@&quot;;0;&#10;[.A172]))" office:value-type="float" office:value="0" calcext:value-type="float">
            <text:p>0</text:p>
          </table:table-cell>
          <table:table-cell table:formula="of:=IF([.B172]=&quot;Y&quot;;[.D172];[.E171])" office:value-type="string" office:string-value="actions" calcext:value-type="string">
            <text:p>actions</text:p>
          </table:table-cell>
          <table:table-cell table:style-name="ce10" table:formula="of:=IF([.D172]=0;&quot;&quot;;IF([.B172]=&quot;Y&quot;;[.C172];&#10;&quot;&lt;a href=&quot; &amp; CHAR(34) &amp; &quot;#&quot; &amp; CHAR(34) &amp; &quot;&gt;&quot; &amp;&#10;&quot;&lt;img src=&quot; &amp; CHAR(34) &amp; &quot;https://github.com/ubuntu/yaru/blob/master/icons/Yaru/scalable/&quot; &amp; [.E172] &amp; &quot;/&quot; &amp; [.A172] &amp; &quot;.svg&quot; &amp; CHAR(34) &amp; &#10;&quot; width=&quot; &amp; CHAR(34) &amp; &quot;22&quot; &amp; CHAR(34) &amp; &quot; alt=&quot; &amp; CHAR(34) &amp; [.D172] &amp; CHAR(34) &amp; &quot;&gt;&lt;/a&gt;&quot; &amp;&#10;&quot;&amp;nbsp; &amp;nbsp; &quot; &amp; [.D172] &amp; &quot;&lt;br&gt;&quot;&#10;))">
            <text:p/>
          </table:table-cell>
        </table:table-row>
        <table:table-row table:style-name="ro1">
          <table:table-cell office:value-type="string" calcext:value-type="string">
            <text:p>media-playback-pause-symbolic</text:p>
          </table:table-cell>
          <table:table-cell table:formula="of:=IF(LEFT([.A173];1)=&quot;.&quot;;&quot;Y&quot;;&quot;N&quot;)" office:value-type="string" office:string-value="N" calcext:value-type="string">
            <text:p>N</text:p>
          </table:table-cell>
          <table:table-cell table:formula="of:=IFERROR(&quot;## &quot; &amp; MID([.A173];3;FIND(&quot;:&quot;;[.A173])-3) &amp; &quot; &lt;br&gt;&quot;;&quot;&quot;)">
            <text:p/>
          </table:table-cell>
          <table:table-cell table:formula="of:=IF([.B173]=&quot;Y&quot;;MID([.A173];3;FIND(&quot;:&quot;;[.A173];1)-3);IF(&#10;RIGHT(RIGHT([.A173]; 1))=&quot;@&quot;;0;&#10;[.A173]))" office:value-type="string" office:string-value="media-playback-pause-symbolic" calcext:value-type="string">
            <text:p>media-playback-pause-symbolic</text:p>
          </table:table-cell>
          <table:table-cell table:formula="of:=IF([.B173]=&quot;Y&quot;;[.D173];[.E172])" office:value-type="string" office:string-value="actions" calcext:value-type="string">
            <text:p>actions</text:p>
          </table:table-cell>
          <table:table-cell table:style-name="ce10" table:formula="of:=IF([.D173]=0;&quot;&quot;;IF([.B173]=&quot;Y&quot;;[.C173];&#10;&quot;&lt;a href=&quot; &amp; CHAR(34) &amp; &quot;#&quot; &amp; CHAR(34) &amp; &quot;&gt;&quot; &amp;&#10;&quot;&lt;img src=&quot; &amp; CHAR(34) &amp; &quot;https://github.com/ubuntu/yaru/blob/master/icons/Yaru/scalable/&quot; &amp; [.E173] &amp; &quot;/&quot; &amp; [.A173] &amp; &quot;.svg&quot; &amp; CHAR(34) &amp; &#10;&quot; width=&quot; &amp; CHAR(34) &amp; &quot;22&quot; &amp; CHAR(34) &amp; &quot; alt=&quot; &amp; CHAR(34) &amp; [.D173] &amp; CHAR(34) &amp; &quot;&gt;&lt;/a&gt;&quot; &amp;&#10;&quot;&amp;nbsp; &amp;nbsp; &quot; &amp; [.D173] &amp; &quot;&lt;br&gt;&quot;&#10;))" office:value-type="string" office:string-value="&lt;a href=&quot;#&quot;&gt;&lt;img src=&quot;https://github.com/ubuntu/yaru/blob/master/icons/Yaru/scalable/actions/media-playback-pause-symbolic.svg&quot; width=&quot;22&quot; alt=&quot;media-playback-pause-symbolic&quot;&gt;&lt;/a&gt;&amp;nbsp; &amp;nbsp; media-playback-pause-symbolic&lt;br&gt;" calcext:value-type="string">
            <text:p>&lt;a href="#"&gt;&lt;img src="https://github.com/ubuntu/yaru/blob/master/icons/Yaru/scalable/actions/media-playback-pause-symbolic.svg" width="22" alt="media-playback-pause-symbolic"&gt;&lt;/a&gt;&amp;nbsp; &amp;nbsp; media-playback-pause-symbolic&lt;br&gt;</text:p>
          </table:table-cell>
        </table:table-row>
        <table:table-row table:style-name="ro1">
          <table:table-cell office:value-type="string" calcext:value-type="string">
            <text:p>media-playback-start-rtl-symbolic</text:p>
          </table:table-cell>
          <table:table-cell table:formula="of:=IF(LEFT([.A174];1)=&quot;.&quot;;&quot;Y&quot;;&quot;N&quot;)" office:value-type="string" office:string-value="N" calcext:value-type="string">
            <text:p>N</text:p>
          </table:table-cell>
          <table:table-cell table:formula="of:=IFERROR(&quot;## &quot; &amp; MID([.A174];3;FIND(&quot;:&quot;;[.A174])-3) &amp; &quot; &lt;br&gt;&quot;;&quot;&quot;)">
            <text:p/>
          </table:table-cell>
          <table:table-cell table:formula="of:=IF([.B174]=&quot;Y&quot;;MID([.A174];3;FIND(&quot;:&quot;;[.A174];1)-3);IF(&#10;RIGHT(RIGHT([.A174]; 1))=&quot;@&quot;;0;&#10;[.A174]))" office:value-type="string" office:string-value="media-playback-start-rtl-symbolic" calcext:value-type="string">
            <text:p>media-playback-start-rtl-symbolic</text:p>
          </table:table-cell>
          <table:table-cell table:formula="of:=IF([.B174]=&quot;Y&quot;;[.D174];[.E173])" office:value-type="string" office:string-value="actions" calcext:value-type="string">
            <text:p>actions</text:p>
          </table:table-cell>
          <table:table-cell table:style-name="ce10" table:formula="of:=IF([.D174]=0;&quot;&quot;;IF([.B174]=&quot;Y&quot;;[.C174];&#10;&quot;&lt;a href=&quot; &amp; CHAR(34) &amp; &quot;#&quot; &amp; CHAR(34) &amp; &quot;&gt;&quot; &amp;&#10;&quot;&lt;img src=&quot; &amp; CHAR(34) &amp; &quot;https://github.com/ubuntu/yaru/blob/master/icons/Yaru/scalable/&quot; &amp; [.E174] &amp; &quot;/&quot; &amp; [.A174] &amp; &quot;.svg&quot; &amp; CHAR(34) &amp; &#10;&quot; width=&quot; &amp; CHAR(34) &amp; &quot;22&quot; &amp; CHAR(34) &amp; &quot; alt=&quot; &amp; CHAR(34) &amp; [.D174] &amp; CHAR(34) &amp; &quot;&gt;&lt;/a&gt;&quot; &amp;&#10;&quot;&amp;nbsp; &amp;nbsp; &quot; &amp; [.D174] &amp; &quot;&lt;br&gt;&quot;&#10;))" office:value-type="string" office:string-value="&lt;a href=&quot;#&quot;&gt;&lt;img src=&quot;https://github.com/ubuntu/yaru/blob/master/icons/Yaru/scalable/actions/media-playback-start-rtl-symbolic.svg&quot; width=&quot;22&quot; alt=&quot;media-playback-start-rtl-symbolic&quot;&gt;&lt;/a&gt;&amp;nbsp; &amp;nbsp; media-playback-start-rtl-symbolic&lt;br&gt;" calcext:value-type="string">
            <text:p>&lt;a href="#"&gt;&lt;img src="https://github.com/ubuntu/yaru/blob/master/icons/Yaru/scalable/actions/media-playback-start-rtl-symbolic.svg" width="22" alt="media-playback-start-rtl-symbolic"&gt;&lt;/a&gt;&amp;nbsp; &amp;nbsp; media-playback-start-rtl-symbolic&lt;br&gt;</text:p>
          </table:table-cell>
        </table:table-row>
        <table:table-row table:style-name="ro1">
          <table:table-cell office:value-type="string" calcext:value-type="string">
            <text:p>media-playback-start-symbolic</text:p>
          </table:table-cell>
          <table:table-cell table:formula="of:=IF(LEFT([.A175];1)=&quot;.&quot;;&quot;Y&quot;;&quot;N&quot;)" office:value-type="string" office:string-value="N" calcext:value-type="string">
            <text:p>N</text:p>
          </table:table-cell>
          <table:table-cell table:formula="of:=IFERROR(&quot;## &quot; &amp; MID([.A175];3;FIND(&quot;:&quot;;[.A175])-3) &amp; &quot; &lt;br&gt;&quot;;&quot;&quot;)">
            <text:p/>
          </table:table-cell>
          <table:table-cell table:formula="of:=IF([.B175]=&quot;Y&quot;;MID([.A175];3;FIND(&quot;:&quot;;[.A175];1)-3);IF(&#10;RIGHT(RIGHT([.A175]; 1))=&quot;@&quot;;0;&#10;[.A175]))" office:value-type="string" office:string-value="media-playback-start-symbolic" calcext:value-type="string">
            <text:p>media-playback-start-symbolic</text:p>
          </table:table-cell>
          <table:table-cell table:formula="of:=IF([.B175]=&quot;Y&quot;;[.D175];[.E174])" office:value-type="string" office:string-value="actions" calcext:value-type="string">
            <text:p>actions</text:p>
          </table:table-cell>
          <table:table-cell table:style-name="ce10" table:formula="of:=IF([.D175]=0;&quot;&quot;;IF([.B175]=&quot;Y&quot;;[.C175];&#10;&quot;&lt;a href=&quot; &amp; CHAR(34) &amp; &quot;#&quot; &amp; CHAR(34) &amp; &quot;&gt;&quot; &amp;&#10;&quot;&lt;img src=&quot; &amp; CHAR(34) &amp; &quot;https://github.com/ubuntu/yaru/blob/master/icons/Yaru/scalable/&quot; &amp; [.E175] &amp; &quot;/&quot; &amp; [.A175] &amp; &quot;.svg&quot; &amp; CHAR(34) &amp; &#10;&quot; width=&quot; &amp; CHAR(34) &amp; &quot;22&quot; &amp; CHAR(34) &amp; &quot; alt=&quot; &amp; CHAR(34) &amp; [.D175] &amp; CHAR(34) &amp; &quot;&gt;&lt;/a&gt;&quot; &amp;&#10;&quot;&amp;nbsp; &amp;nbsp; &quot; &amp; [.D175] &amp; &quot;&lt;br&gt;&quot;&#10;))" office:value-type="string" office:string-value="&lt;a href=&quot;#&quot;&gt;&lt;img src=&quot;https://github.com/ubuntu/yaru/blob/master/icons/Yaru/scalable/actions/media-playback-start-symbolic.svg&quot; width=&quot;22&quot; alt=&quot;media-playback-start-symbolic&quot;&gt;&lt;/a&gt;&amp;nbsp; &amp;nbsp; media-playback-start-symbolic&lt;br&gt;" calcext:value-type="string">
            <text:p>&lt;a href="#"&gt;&lt;img src="https://github.com/ubuntu/yaru/blob/master/icons/Yaru/scalable/actions/media-playback-start-symbolic.svg" width="22" alt="media-playback-start-symbolic"&gt;&lt;/a&gt;&amp;nbsp; &amp;nbsp; media-playback-start-symbolic&lt;br&gt;</text:p>
          </table:table-cell>
        </table:table-row>
        <table:table-row table:style-name="ro1">
          <table:table-cell office:value-type="string" calcext:value-type="string">
            <text:p>media-playback-stop-symbolic</text:p>
          </table:table-cell>
          <table:table-cell table:formula="of:=IF(LEFT([.A176];1)=&quot;.&quot;;&quot;Y&quot;;&quot;N&quot;)" office:value-type="string" office:string-value="N" calcext:value-type="string">
            <text:p>N</text:p>
          </table:table-cell>
          <table:table-cell table:formula="of:=IFERROR(&quot;## &quot; &amp; MID([.A176];3;FIND(&quot;:&quot;;[.A176])-3) &amp; &quot; &lt;br&gt;&quot;;&quot;&quot;)">
            <text:p/>
          </table:table-cell>
          <table:table-cell table:formula="of:=IF([.B176]=&quot;Y&quot;;MID([.A176];3;FIND(&quot;:&quot;;[.A176];1)-3);IF(&#10;RIGHT(RIGHT([.A176]; 1))=&quot;@&quot;;0;&#10;[.A176]))" office:value-type="string" office:string-value="media-playback-stop-symbolic" calcext:value-type="string">
            <text:p>media-playback-stop-symbolic</text:p>
          </table:table-cell>
          <table:table-cell table:formula="of:=IF([.B176]=&quot;Y&quot;;[.D176];[.E175])" office:value-type="string" office:string-value="actions" calcext:value-type="string">
            <text:p>actions</text:p>
          </table:table-cell>
          <table:table-cell table:style-name="ce10" table:formula="of:=IF([.D176]=0;&quot;&quot;;IF([.B176]=&quot;Y&quot;;[.C176];&#10;&quot;&lt;a href=&quot; &amp; CHAR(34) &amp; &quot;#&quot; &amp; CHAR(34) &amp; &quot;&gt;&quot; &amp;&#10;&quot;&lt;img src=&quot; &amp; CHAR(34) &amp; &quot;https://github.com/ubuntu/yaru/blob/master/icons/Yaru/scalable/&quot; &amp; [.E176] &amp; &quot;/&quot; &amp; [.A176] &amp; &quot;.svg&quot; &amp; CHAR(34) &amp; &#10;&quot; width=&quot; &amp; CHAR(34) &amp; &quot;22&quot; &amp; CHAR(34) &amp; &quot; alt=&quot; &amp; CHAR(34) &amp; [.D176] &amp; CHAR(34) &amp; &quot;&gt;&lt;/a&gt;&quot; &amp;&#10;&quot;&amp;nbsp; &amp;nbsp; &quot; &amp; [.D176] &amp; &quot;&lt;br&gt;&quot;&#10;))" office:value-type="string" office:string-value="&lt;a href=&quot;#&quot;&gt;&lt;img src=&quot;https://github.com/ubuntu/yaru/blob/master/icons/Yaru/scalable/actions/media-playback-stop-symbolic.svg&quot; width=&quot;22&quot; alt=&quot;media-playback-stop-symbolic&quot;&gt;&lt;/a&gt;&amp;nbsp; &amp;nbsp; media-playback-stop-symbolic&lt;br&gt;" calcext:value-type="string">
            <text:p>&lt;a href="#"&gt;&lt;img src="https://github.com/ubuntu/yaru/blob/master/icons/Yaru/scalable/actions/media-playback-stop-symbolic.svg" width="22" alt="media-playback-stop-symbolic"&gt;&lt;/a&gt;&amp;nbsp; &amp;nbsp; media-playback-stop-symbolic&lt;br&gt;</text:p>
          </table:table-cell>
        </table:table-row>
        <table:table-row table:style-name="ro1">
          <table:table-cell office:value-type="string" calcext:value-type="string">
            <text:p>media-record-symbolic</text:p>
          </table:table-cell>
          <table:table-cell table:formula="of:=IF(LEFT([.A177];1)=&quot;.&quot;;&quot;Y&quot;;&quot;N&quot;)" office:value-type="string" office:string-value="N" calcext:value-type="string">
            <text:p>N</text:p>
          </table:table-cell>
          <table:table-cell table:formula="of:=IFERROR(&quot;## &quot; &amp; MID([.A177];3;FIND(&quot;:&quot;;[.A177])-3) &amp; &quot; &lt;br&gt;&quot;;&quot;&quot;)">
            <text:p/>
          </table:table-cell>
          <table:table-cell table:formula="of:=IF([.B177]=&quot;Y&quot;;MID([.A177];3;FIND(&quot;:&quot;;[.A177];1)-3);IF(&#10;RIGHT(RIGHT([.A177]; 1))=&quot;@&quot;;0;&#10;[.A177]))" office:value-type="string" office:string-value="media-record-symbolic" calcext:value-type="string">
            <text:p>media-record-symbolic</text:p>
          </table:table-cell>
          <table:table-cell table:formula="of:=IF([.B177]=&quot;Y&quot;;[.D177];[.E176])" office:value-type="string" office:string-value="actions" calcext:value-type="string">
            <text:p>actions</text:p>
          </table:table-cell>
          <table:table-cell table:style-name="ce10" table:formula="of:=IF([.D177]=0;&quot;&quot;;IF([.B177]=&quot;Y&quot;;[.C177];&#10;&quot;&lt;a href=&quot; &amp; CHAR(34) &amp; &quot;#&quot; &amp; CHAR(34) &amp; &quot;&gt;&quot; &amp;&#10;&quot;&lt;img src=&quot; &amp; CHAR(34) &amp; &quot;https://github.com/ubuntu/yaru/blob/master/icons/Yaru/scalable/&quot; &amp; [.E177] &amp; &quot;/&quot; &amp; [.A177] &amp; &quot;.svg&quot; &amp; CHAR(34) &amp; &#10;&quot; width=&quot; &amp; CHAR(34) &amp; &quot;22&quot; &amp; CHAR(34) &amp; &quot; alt=&quot; &amp; CHAR(34) &amp; [.D177] &amp; CHAR(34) &amp; &quot;&gt;&lt;/a&gt;&quot; &amp;&#10;&quot;&amp;nbsp; &amp;nbsp; &quot; &amp; [.D177] &amp; &quot;&lt;br&gt;&quot;&#10;))" office:value-type="string" office:string-value="&lt;a href=&quot;#&quot;&gt;&lt;img src=&quot;https://github.com/ubuntu/yaru/blob/master/icons/Yaru/scalable/actions/media-record-symbolic.svg&quot; width=&quot;22&quot; alt=&quot;media-record-symbolic&quot;&gt;&lt;/a&gt;&amp;nbsp; &amp;nbsp; media-record-symbolic&lt;br&gt;" calcext:value-type="string">
            <text:p>&lt;a href="#"&gt;&lt;img src="https://github.com/ubuntu/yaru/blob/master/icons/Yaru/scalable/actions/media-record-symbolic.svg" width="22" alt="media-record-symbolic"&gt;&lt;/a&gt;&amp;nbsp; &amp;nbsp; media-record-symbolic&lt;br&gt;</text:p>
          </table:table-cell>
        </table:table-row>
        <table:table-row table:style-name="ro1">
          <table:table-cell office:value-type="string" calcext:value-type="string">
            <text:p>media-seek-backward-rtl-symbolic</text:p>
          </table:table-cell>
          <table:table-cell table:formula="of:=IF(LEFT([.A178];1)=&quot;.&quot;;&quot;Y&quot;;&quot;N&quot;)" office:value-type="string" office:string-value="N" calcext:value-type="string">
            <text:p>N</text:p>
          </table:table-cell>
          <table:table-cell table:formula="of:=IFERROR(&quot;## &quot; &amp; MID([.A178];3;FIND(&quot;:&quot;;[.A178])-3) &amp; &quot; &lt;br&gt;&quot;;&quot;&quot;)">
            <text:p/>
          </table:table-cell>
          <table:table-cell table:formula="of:=IF([.B178]=&quot;Y&quot;;MID([.A178];3;FIND(&quot;:&quot;;[.A178];1)-3);IF(&#10;RIGHT(RIGHT([.A178]; 1))=&quot;@&quot;;0;&#10;[.A178]))" office:value-type="string" office:string-value="media-seek-backward-rtl-symbolic" calcext:value-type="string">
            <text:p>media-seek-backward-rtl-symbolic</text:p>
          </table:table-cell>
          <table:table-cell table:formula="of:=IF([.B178]=&quot;Y&quot;;[.D178];[.E177])" office:value-type="string" office:string-value="actions" calcext:value-type="string">
            <text:p>actions</text:p>
          </table:table-cell>
          <table:table-cell table:style-name="ce10" table:formula="of:=IF([.D178]=0;&quot;&quot;;IF([.B178]=&quot;Y&quot;;[.C178];&#10;&quot;&lt;a href=&quot; &amp; CHAR(34) &amp; &quot;#&quot; &amp; CHAR(34) &amp; &quot;&gt;&quot; &amp;&#10;&quot;&lt;img src=&quot; &amp; CHAR(34) &amp; &quot;https://github.com/ubuntu/yaru/blob/master/icons/Yaru/scalable/&quot; &amp; [.E178] &amp; &quot;/&quot; &amp; [.A178] &amp; &quot;.svg&quot; &amp; CHAR(34) &amp; &#10;&quot; width=&quot; &amp; CHAR(34) &amp; &quot;22&quot; &amp; CHAR(34) &amp; &quot; alt=&quot; &amp; CHAR(34) &amp; [.D178] &amp; CHAR(34) &amp; &quot;&gt;&lt;/a&gt;&quot; &amp;&#10;&quot;&amp;nbsp; &amp;nbsp; &quot; &amp; [.D178] &amp; &quot;&lt;br&gt;&quot;&#10;))" office:value-type="string" office:string-value="&lt;a href=&quot;#&quot;&gt;&lt;img src=&quot;https://github.com/ubuntu/yaru/blob/master/icons/Yaru/scalable/actions/media-seek-backward-rtl-symbolic.svg&quot; width=&quot;22&quot; alt=&quot;media-seek-backward-rtl-symbolic&quot;&gt;&lt;/a&gt;&amp;nbsp; &amp;nbsp; media-seek-backward-rtl-symbolic&lt;br&gt;" calcext:value-type="string">
            <text:p>&lt;a href="#"&gt;&lt;img src="https://github.com/ubuntu/yaru/blob/master/icons/Yaru/scalable/actions/media-seek-backward-rtl-symbolic.svg" width="22" alt="media-seek-backward-rtl-symbolic"&gt;&lt;/a&gt;&amp;nbsp; &amp;nbsp; media-seek-backward-rtl-symbolic&lt;br&gt;</text:p>
          </table:table-cell>
        </table:table-row>
        <table:table-row table:style-name="ro1">
          <table:table-cell office:value-type="string" calcext:value-type="string">
            <text:p>media-seek-backward-symbolic-rtl</text:p>
          </table:table-cell>
          <table:table-cell table:formula="of:=IF(LEFT([.A179];1)=&quot;.&quot;;&quot;Y&quot;;&quot;N&quot;)" office:value-type="string" office:string-value="N" calcext:value-type="string">
            <text:p>N</text:p>
          </table:table-cell>
          <table:table-cell table:formula="of:=IFERROR(&quot;## &quot; &amp; MID([.A179];3;FIND(&quot;:&quot;;[.A179])-3) &amp; &quot; &lt;br&gt;&quot;;&quot;&quot;)">
            <text:p/>
          </table:table-cell>
          <table:table-cell table:formula="of:=IF([.B179]=&quot;Y&quot;;MID([.A179];3;FIND(&quot;:&quot;;[.A179];1)-3);IF(&#10;RIGHT(RIGHT([.A179]; 1))=&quot;@&quot;;0;&#10;[.A179]))" office:value-type="string" office:string-value="media-seek-backward-symbolic-rtl" calcext:value-type="string">
            <text:p>media-seek-backward-symbolic-rtl</text:p>
          </table:table-cell>
          <table:table-cell table:formula="of:=IF([.B179]=&quot;Y&quot;;[.D179];[.E178])" office:value-type="string" office:string-value="actions" calcext:value-type="string">
            <text:p>actions</text:p>
          </table:table-cell>
          <table:table-cell table:style-name="ce10" table:formula="of:=IF([.D179]=0;&quot;&quot;;IF([.B179]=&quot;Y&quot;;[.C179];&#10;&quot;&lt;a href=&quot; &amp; CHAR(34) &amp; &quot;#&quot; &amp; CHAR(34) &amp; &quot;&gt;&quot; &amp;&#10;&quot;&lt;img src=&quot; &amp; CHAR(34) &amp; &quot;https://github.com/ubuntu/yaru/blob/master/icons/Yaru/scalable/&quot; &amp; [.E179] &amp; &quot;/&quot; &amp; [.A179] &amp; &quot;.svg&quot; &amp; CHAR(34) &amp; &#10;&quot; width=&quot; &amp; CHAR(34) &amp; &quot;22&quot; &amp; CHAR(34) &amp; &quot; alt=&quot; &amp; CHAR(34) &amp; [.D179] &amp; CHAR(34) &amp; &quot;&gt;&lt;/a&gt;&quot; &amp;&#10;&quot;&amp;nbsp; &amp;nbsp; &quot; &amp; [.D179] &amp; &quot;&lt;br&gt;&quot;&#10;))" office:value-type="string" office:string-value="&lt;a href=&quot;#&quot;&gt;&lt;img src=&quot;https://github.com/ubuntu/yaru/blob/master/icons/Yaru/scalable/actions/media-seek-backward-symbolic-rtl.svg&quot; width=&quot;22&quot; alt=&quot;media-seek-backward-symbolic-rtl&quot;&gt;&lt;/a&gt;&amp;nbsp; &amp;nbsp; media-seek-backward-symbolic-rtl&lt;br&gt;" calcext:value-type="string">
            <text:p>&lt;a href="#"&gt;&lt;img src="https://github.com/ubuntu/yaru/blob/master/icons/Yaru/scalable/actions/media-seek-backward-symbolic-rtl.svg" width="22" alt="media-seek-backward-symbolic-rtl"&gt;&lt;/a&gt;&amp;nbsp; &amp;nbsp; media-seek-backward-symbolic-rtl&lt;br&gt;</text:p>
          </table:table-cell>
        </table:table-row>
        <table:table-row table:style-name="ro1">
          <table:table-cell office:value-type="string" calcext:value-type="string">
            <text:p>media-seek-backward-symbolic</text:p>
          </table:table-cell>
          <table:table-cell table:formula="of:=IF(LEFT([.A180];1)=&quot;.&quot;;&quot;Y&quot;;&quot;N&quot;)" office:value-type="string" office:string-value="N" calcext:value-type="string">
            <text:p>N</text:p>
          </table:table-cell>
          <table:table-cell table:formula="of:=IFERROR(&quot;## &quot; &amp; MID([.A180];3;FIND(&quot;:&quot;;[.A180])-3) &amp; &quot; &lt;br&gt;&quot;;&quot;&quot;)">
            <text:p/>
          </table:table-cell>
          <table:table-cell table:formula="of:=IF([.B180]=&quot;Y&quot;;MID([.A180];3;FIND(&quot;:&quot;;[.A180];1)-3);IF(&#10;RIGHT(RIGHT([.A180]; 1))=&quot;@&quot;;0;&#10;[.A180]))" office:value-type="string" office:string-value="media-seek-backward-symbolic" calcext:value-type="string">
            <text:p>media-seek-backward-symbolic</text:p>
          </table:table-cell>
          <table:table-cell table:formula="of:=IF([.B180]=&quot;Y&quot;;[.D180];[.E179])" office:value-type="string" office:string-value="actions" calcext:value-type="string">
            <text:p>actions</text:p>
          </table:table-cell>
          <table:table-cell table:style-name="ce10" table:formula="of:=IF([.D180]=0;&quot;&quot;;IF([.B180]=&quot;Y&quot;;[.C180];&#10;&quot;&lt;a href=&quot; &amp; CHAR(34) &amp; &quot;#&quot; &amp; CHAR(34) &amp; &quot;&gt;&quot; &amp;&#10;&quot;&lt;img src=&quot; &amp; CHAR(34) &amp; &quot;https://github.com/ubuntu/yaru/blob/master/icons/Yaru/scalable/&quot; &amp; [.E180] &amp; &quot;/&quot; &amp; [.A180] &amp; &quot;.svg&quot; &amp; CHAR(34) &amp; &#10;&quot; width=&quot; &amp; CHAR(34) &amp; &quot;22&quot; &amp; CHAR(34) &amp; &quot; alt=&quot; &amp; CHAR(34) &amp; [.D180] &amp; CHAR(34) &amp; &quot;&gt;&lt;/a&gt;&quot; &amp;&#10;&quot;&amp;nbsp; &amp;nbsp; &quot; &amp; [.D180] &amp; &quot;&lt;br&gt;&quot;&#10;))" office:value-type="string" office:string-value="&lt;a href=&quot;#&quot;&gt;&lt;img src=&quot;https://github.com/ubuntu/yaru/blob/master/icons/Yaru/scalable/actions/media-seek-backward-symbolic.svg&quot; width=&quot;22&quot; alt=&quot;media-seek-backward-symbolic&quot;&gt;&lt;/a&gt;&amp;nbsp; &amp;nbsp; media-seek-backward-symbolic&lt;br&gt;" calcext:value-type="string">
            <text:p>&lt;a href="#"&gt;&lt;img src="https://github.com/ubuntu/yaru/blob/master/icons/Yaru/scalable/actions/media-seek-backward-symbolic.svg" width="22" alt="media-seek-backward-symbolic"&gt;&lt;/a&gt;&amp;nbsp; &amp;nbsp; media-seek-backward-symbolic&lt;br&gt;</text:p>
          </table:table-cell>
        </table:table-row>
        <table:table-row table:style-name="ro1">
          <table:table-cell office:value-type="string" calcext:value-type="string">
            <text:p>media-seek-forward-rtl-symbolic</text:p>
          </table:table-cell>
          <table:table-cell table:formula="of:=IF(LEFT([.A181];1)=&quot;.&quot;;&quot;Y&quot;;&quot;N&quot;)" office:value-type="string" office:string-value="N" calcext:value-type="string">
            <text:p>N</text:p>
          </table:table-cell>
          <table:table-cell table:formula="of:=IFERROR(&quot;## &quot; &amp; MID([.A181];3;FIND(&quot;:&quot;;[.A181])-3) &amp; &quot; &lt;br&gt;&quot;;&quot;&quot;)">
            <text:p/>
          </table:table-cell>
          <table:table-cell table:formula="of:=IF([.B181]=&quot;Y&quot;;MID([.A181];3;FIND(&quot;:&quot;;[.A181];1)-3);IF(&#10;RIGHT(RIGHT([.A181]; 1))=&quot;@&quot;;0;&#10;[.A181]))" office:value-type="string" office:string-value="media-seek-forward-rtl-symbolic" calcext:value-type="string">
            <text:p>media-seek-forward-rtl-symbolic</text:p>
          </table:table-cell>
          <table:table-cell table:formula="of:=IF([.B181]=&quot;Y&quot;;[.D181];[.E180])" office:value-type="string" office:string-value="actions" calcext:value-type="string">
            <text:p>actions</text:p>
          </table:table-cell>
          <table:table-cell table:style-name="ce10" table:formula="of:=IF([.D181]=0;&quot;&quot;;IF([.B181]=&quot;Y&quot;;[.C181];&#10;&quot;&lt;a href=&quot; &amp; CHAR(34) &amp; &quot;#&quot; &amp; CHAR(34) &amp; &quot;&gt;&quot; &amp;&#10;&quot;&lt;img src=&quot; &amp; CHAR(34) &amp; &quot;https://github.com/ubuntu/yaru/blob/master/icons/Yaru/scalable/&quot; &amp; [.E181] &amp; &quot;/&quot; &amp; [.A181] &amp; &quot;.svg&quot; &amp; CHAR(34) &amp; &#10;&quot; width=&quot; &amp; CHAR(34) &amp; &quot;22&quot; &amp; CHAR(34) &amp; &quot; alt=&quot; &amp; CHAR(34) &amp; [.D181] &amp; CHAR(34) &amp; &quot;&gt;&lt;/a&gt;&quot; &amp;&#10;&quot;&amp;nbsp; &amp;nbsp; &quot; &amp; [.D181] &amp; &quot;&lt;br&gt;&quot;&#10;))" office:value-type="string" office:string-value="&lt;a href=&quot;#&quot;&gt;&lt;img src=&quot;https://github.com/ubuntu/yaru/blob/master/icons/Yaru/scalable/actions/media-seek-forward-rtl-symbolic.svg&quot; width=&quot;22&quot; alt=&quot;media-seek-forward-rtl-symbolic&quot;&gt;&lt;/a&gt;&amp;nbsp; &amp;nbsp; media-seek-forward-rtl-symbolic&lt;br&gt;" calcext:value-type="string">
            <text:p>&lt;a href="#"&gt;&lt;img src="https://github.com/ubuntu/yaru/blob/master/icons/Yaru/scalable/actions/media-seek-forward-rtl-symbolic.svg" width="22" alt="media-seek-forward-rtl-symbolic"&gt;&lt;/a&gt;&amp;nbsp; &amp;nbsp; media-seek-forward-rtl-symbolic&lt;br&gt;</text:p>
          </table:table-cell>
        </table:table-row>
        <table:table-row table:style-name="ro1">
          <table:table-cell office:value-type="string" calcext:value-type="string">
            <text:p>media-seek-forward-symbolic-rtl</text:p>
          </table:table-cell>
          <table:table-cell table:formula="of:=IF(LEFT([.A182];1)=&quot;.&quot;;&quot;Y&quot;;&quot;N&quot;)" office:value-type="string" office:string-value="N" calcext:value-type="string">
            <text:p>N</text:p>
          </table:table-cell>
          <table:table-cell table:formula="of:=IFERROR(&quot;## &quot; &amp; MID([.A182];3;FIND(&quot;:&quot;;[.A182])-3) &amp; &quot; &lt;br&gt;&quot;;&quot;&quot;)">
            <text:p/>
          </table:table-cell>
          <table:table-cell table:formula="of:=IF([.B182]=&quot;Y&quot;;MID([.A182];3;FIND(&quot;:&quot;;[.A182];1)-3);IF(&#10;RIGHT(RIGHT([.A182]; 1))=&quot;@&quot;;0;&#10;[.A182]))" office:value-type="string" office:string-value="media-seek-forward-symbolic-rtl" calcext:value-type="string">
            <text:p>media-seek-forward-symbolic-rtl</text:p>
          </table:table-cell>
          <table:table-cell table:formula="of:=IF([.B182]=&quot;Y&quot;;[.D182];[.E181])" office:value-type="string" office:string-value="actions" calcext:value-type="string">
            <text:p>actions</text:p>
          </table:table-cell>
          <table:table-cell table:style-name="ce10" table:formula="of:=IF([.D182]=0;&quot;&quot;;IF([.B182]=&quot;Y&quot;;[.C182];&#10;&quot;&lt;a href=&quot; &amp; CHAR(34) &amp; &quot;#&quot; &amp; CHAR(34) &amp; &quot;&gt;&quot; &amp;&#10;&quot;&lt;img src=&quot; &amp; CHAR(34) &amp; &quot;https://github.com/ubuntu/yaru/blob/master/icons/Yaru/scalable/&quot; &amp; [.E182] &amp; &quot;/&quot; &amp; [.A182] &amp; &quot;.svg&quot; &amp; CHAR(34) &amp; &#10;&quot; width=&quot; &amp; CHAR(34) &amp; &quot;22&quot; &amp; CHAR(34) &amp; &quot; alt=&quot; &amp; CHAR(34) &amp; [.D182] &amp; CHAR(34) &amp; &quot;&gt;&lt;/a&gt;&quot; &amp;&#10;&quot;&amp;nbsp; &amp;nbsp; &quot; &amp; [.D182] &amp; &quot;&lt;br&gt;&quot;&#10;))" office:value-type="string" office:string-value="&lt;a href=&quot;#&quot;&gt;&lt;img src=&quot;https://github.com/ubuntu/yaru/blob/master/icons/Yaru/scalable/actions/media-seek-forward-symbolic-rtl.svg&quot; width=&quot;22&quot; alt=&quot;media-seek-forward-symbolic-rtl&quot;&gt;&lt;/a&gt;&amp;nbsp; &amp;nbsp; media-seek-forward-symbolic-rtl&lt;br&gt;" calcext:value-type="string">
            <text:p>&lt;a href="#"&gt;&lt;img src="https://github.com/ubuntu/yaru/blob/master/icons/Yaru/scalable/actions/media-seek-forward-symbolic-rtl.svg" width="22" alt="media-seek-forward-symbolic-rtl"&gt;&lt;/a&gt;&amp;nbsp; &amp;nbsp; media-seek-forward-symbolic-rtl&lt;br&gt;</text:p>
          </table:table-cell>
        </table:table-row>
        <table:table-row table:style-name="ro1">
          <table:table-cell office:value-type="string" calcext:value-type="string">
            <text:p>media-seek-forward-symbolic</text:p>
          </table:table-cell>
          <table:table-cell table:formula="of:=IF(LEFT([.A183];1)=&quot;.&quot;;&quot;Y&quot;;&quot;N&quot;)" office:value-type="string" office:string-value="N" calcext:value-type="string">
            <text:p>N</text:p>
          </table:table-cell>
          <table:table-cell table:formula="of:=IFERROR(&quot;## &quot; &amp; MID([.A183];3;FIND(&quot;:&quot;;[.A183])-3) &amp; &quot; &lt;br&gt;&quot;;&quot;&quot;)">
            <text:p/>
          </table:table-cell>
          <table:table-cell table:formula="of:=IF([.B183]=&quot;Y&quot;;MID([.A183];3;FIND(&quot;:&quot;;[.A183];1)-3);IF(&#10;RIGHT(RIGHT([.A183]; 1))=&quot;@&quot;;0;&#10;[.A183]))" office:value-type="string" office:string-value="media-seek-forward-symbolic" calcext:value-type="string">
            <text:p>media-seek-forward-symbolic</text:p>
          </table:table-cell>
          <table:table-cell table:formula="of:=IF([.B183]=&quot;Y&quot;;[.D183];[.E182])" office:value-type="string" office:string-value="actions" calcext:value-type="string">
            <text:p>actions</text:p>
          </table:table-cell>
          <table:table-cell table:style-name="ce10" table:formula="of:=IF([.D183]=0;&quot;&quot;;IF([.B183]=&quot;Y&quot;;[.C183];&#10;&quot;&lt;a href=&quot; &amp; CHAR(34) &amp; &quot;#&quot; &amp; CHAR(34) &amp; &quot;&gt;&quot; &amp;&#10;&quot;&lt;img src=&quot; &amp; CHAR(34) &amp; &quot;https://github.com/ubuntu/yaru/blob/master/icons/Yaru/scalable/&quot; &amp; [.E183] &amp; &quot;/&quot; &amp; [.A183] &amp; &quot;.svg&quot; &amp; CHAR(34) &amp; &#10;&quot; width=&quot; &amp; CHAR(34) &amp; &quot;22&quot; &amp; CHAR(34) &amp; &quot; alt=&quot; &amp; CHAR(34) &amp; [.D183] &amp; CHAR(34) &amp; &quot;&gt;&lt;/a&gt;&quot; &amp;&#10;&quot;&amp;nbsp; &amp;nbsp; &quot; &amp; [.D183] &amp; &quot;&lt;br&gt;&quot;&#10;))" office:value-type="string" office:string-value="&lt;a href=&quot;#&quot;&gt;&lt;img src=&quot;https://github.com/ubuntu/yaru/blob/master/icons/Yaru/scalable/actions/media-seek-forward-symbolic.svg&quot; width=&quot;22&quot; alt=&quot;media-seek-forward-symbolic&quot;&gt;&lt;/a&gt;&amp;nbsp; &amp;nbsp; media-seek-forward-symbolic&lt;br&gt;" calcext:value-type="string">
            <text:p>&lt;a href="#"&gt;&lt;img src="https://github.com/ubuntu/yaru/blob/master/icons/Yaru/scalable/actions/media-seek-forward-symbolic.svg" width="22" alt="media-seek-forward-symbolic"&gt;&lt;/a&gt;&amp;nbsp; &amp;nbsp; media-seek-forward-symbolic&lt;br&gt;</text:p>
          </table:table-cell>
        </table:table-row>
        <table:table-row table:style-name="ro1">
          <table:table-cell office:value-type="string" calcext:value-type="string">
            <text:p>media-skip-backward-rtl-symbolic</text:p>
          </table:table-cell>
          <table:table-cell table:formula="of:=IF(LEFT([.A184];1)=&quot;.&quot;;&quot;Y&quot;;&quot;N&quot;)" office:value-type="string" office:string-value="N" calcext:value-type="string">
            <text:p>N</text:p>
          </table:table-cell>
          <table:table-cell table:formula="of:=IFERROR(&quot;## &quot; &amp; MID([.A184];3;FIND(&quot;:&quot;;[.A184])-3) &amp; &quot; &lt;br&gt;&quot;;&quot;&quot;)">
            <text:p/>
          </table:table-cell>
          <table:table-cell table:formula="of:=IF([.B184]=&quot;Y&quot;;MID([.A184];3;FIND(&quot;:&quot;;[.A184];1)-3);IF(&#10;RIGHT(RIGHT([.A184]; 1))=&quot;@&quot;;0;&#10;[.A184]))" office:value-type="string" office:string-value="media-skip-backward-rtl-symbolic" calcext:value-type="string">
            <text:p>media-skip-backward-rtl-symbolic</text:p>
          </table:table-cell>
          <table:table-cell table:formula="of:=IF([.B184]=&quot;Y&quot;;[.D184];[.E183])" office:value-type="string" office:string-value="actions" calcext:value-type="string">
            <text:p>actions</text:p>
          </table:table-cell>
          <table:table-cell table:style-name="ce10" table:formula="of:=IF([.D184]=0;&quot;&quot;;IF([.B184]=&quot;Y&quot;;[.C184];&#10;&quot;&lt;a href=&quot; &amp; CHAR(34) &amp; &quot;#&quot; &amp; CHAR(34) &amp; &quot;&gt;&quot; &amp;&#10;&quot;&lt;img src=&quot; &amp; CHAR(34) &amp; &quot;https://github.com/ubuntu/yaru/blob/master/icons/Yaru/scalable/&quot; &amp; [.E184] &amp; &quot;/&quot; &amp; [.A184] &amp; &quot;.svg&quot; &amp; CHAR(34) &amp; &#10;&quot; width=&quot; &amp; CHAR(34) &amp; &quot;22&quot; &amp; CHAR(34) &amp; &quot; alt=&quot; &amp; CHAR(34) &amp; [.D184] &amp; CHAR(34) &amp; &quot;&gt;&lt;/a&gt;&quot; &amp;&#10;&quot;&amp;nbsp; &amp;nbsp; &quot; &amp; [.D184] &amp; &quot;&lt;br&gt;&quot;&#10;))" office:value-type="string" office:string-value="&lt;a href=&quot;#&quot;&gt;&lt;img src=&quot;https://github.com/ubuntu/yaru/blob/master/icons/Yaru/scalable/actions/media-skip-backward-rtl-symbolic.svg&quot; width=&quot;22&quot; alt=&quot;media-skip-backward-rtl-symbolic&quot;&gt;&lt;/a&gt;&amp;nbsp; &amp;nbsp; media-skip-backward-rtl-symbolic&lt;br&gt;" calcext:value-type="string">
            <text:p>&lt;a href="#"&gt;&lt;img src="https://github.com/ubuntu/yaru/blob/master/icons/Yaru/scalable/actions/media-skip-backward-rtl-symbolic.svg" width="22" alt="media-skip-backward-rtl-symbolic"&gt;&lt;/a&gt;&amp;nbsp; &amp;nbsp; media-skip-backward-rtl-symbolic&lt;br&gt;</text:p>
          </table:table-cell>
        </table:table-row>
        <table:table-row table:style-name="ro1">
          <table:table-cell office:value-type="string" calcext:value-type="string">
            <text:p>media-skip-backward-symbolic-rtl</text:p>
          </table:table-cell>
          <table:table-cell table:formula="of:=IF(LEFT([.A185];1)=&quot;.&quot;;&quot;Y&quot;;&quot;N&quot;)" office:value-type="string" office:string-value="N" calcext:value-type="string">
            <text:p>N</text:p>
          </table:table-cell>
          <table:table-cell table:formula="of:=IFERROR(&quot;## &quot; &amp; MID([.A185];3;FIND(&quot;:&quot;;[.A185])-3) &amp; &quot; &lt;br&gt;&quot;;&quot;&quot;)">
            <text:p/>
          </table:table-cell>
          <table:table-cell table:formula="of:=IF([.B185]=&quot;Y&quot;;MID([.A185];3;FIND(&quot;:&quot;;[.A185];1)-3);IF(&#10;RIGHT(RIGHT([.A185]; 1))=&quot;@&quot;;0;&#10;[.A185]))" office:value-type="string" office:string-value="media-skip-backward-symbolic-rtl" calcext:value-type="string">
            <text:p>media-skip-backward-symbolic-rtl</text:p>
          </table:table-cell>
          <table:table-cell table:formula="of:=IF([.B185]=&quot;Y&quot;;[.D185];[.E184])" office:value-type="string" office:string-value="actions" calcext:value-type="string">
            <text:p>actions</text:p>
          </table:table-cell>
          <table:table-cell table:style-name="ce10" table:formula="of:=IF([.D185]=0;&quot;&quot;;IF([.B185]=&quot;Y&quot;;[.C185];&#10;&quot;&lt;a href=&quot; &amp; CHAR(34) &amp; &quot;#&quot; &amp; CHAR(34) &amp; &quot;&gt;&quot; &amp;&#10;&quot;&lt;img src=&quot; &amp; CHAR(34) &amp; &quot;https://github.com/ubuntu/yaru/blob/master/icons/Yaru/scalable/&quot; &amp; [.E185] &amp; &quot;/&quot; &amp; [.A185] &amp; &quot;.svg&quot; &amp; CHAR(34) &amp; &#10;&quot; width=&quot; &amp; CHAR(34) &amp; &quot;22&quot; &amp; CHAR(34) &amp; &quot; alt=&quot; &amp; CHAR(34) &amp; [.D185] &amp; CHAR(34) &amp; &quot;&gt;&lt;/a&gt;&quot; &amp;&#10;&quot;&amp;nbsp; &amp;nbsp; &quot; &amp; [.D185] &amp; &quot;&lt;br&gt;&quot;&#10;))" office:value-type="string" office:string-value="&lt;a href=&quot;#&quot;&gt;&lt;img src=&quot;https://github.com/ubuntu/yaru/blob/master/icons/Yaru/scalable/actions/media-skip-backward-symbolic-rtl.svg&quot; width=&quot;22&quot; alt=&quot;media-skip-backward-symbolic-rtl&quot;&gt;&lt;/a&gt;&amp;nbsp; &amp;nbsp; media-skip-backward-symbolic-rtl&lt;br&gt;" calcext:value-type="string">
            <text:p>&lt;a href="#"&gt;&lt;img src="https://github.com/ubuntu/yaru/blob/master/icons/Yaru/scalable/actions/media-skip-backward-symbolic-rtl.svg" width="22" alt="media-skip-backward-symbolic-rtl"&gt;&lt;/a&gt;&amp;nbsp; &amp;nbsp; media-skip-backward-symbolic-rtl&lt;br&gt;</text:p>
          </table:table-cell>
        </table:table-row>
        <table:table-row table:style-name="ro1">
          <table:table-cell office:value-type="string" calcext:value-type="string">
            <text:p>media-skip-backward-symbolic</text:p>
          </table:table-cell>
          <table:table-cell table:formula="of:=IF(LEFT([.A186];1)=&quot;.&quot;;&quot;Y&quot;;&quot;N&quot;)" office:value-type="string" office:string-value="N" calcext:value-type="string">
            <text:p>N</text:p>
          </table:table-cell>
          <table:table-cell table:formula="of:=IFERROR(&quot;## &quot; &amp; MID([.A186];3;FIND(&quot;:&quot;;[.A186])-3) &amp; &quot; &lt;br&gt;&quot;;&quot;&quot;)">
            <text:p/>
          </table:table-cell>
          <table:table-cell table:formula="of:=IF([.B186]=&quot;Y&quot;;MID([.A186];3;FIND(&quot;:&quot;;[.A186];1)-3);IF(&#10;RIGHT(RIGHT([.A186]; 1))=&quot;@&quot;;0;&#10;[.A186]))" office:value-type="string" office:string-value="media-skip-backward-symbolic" calcext:value-type="string">
            <text:p>media-skip-backward-symbolic</text:p>
          </table:table-cell>
          <table:table-cell table:formula="of:=IF([.B186]=&quot;Y&quot;;[.D186];[.E185])" office:value-type="string" office:string-value="actions" calcext:value-type="string">
            <text:p>actions</text:p>
          </table:table-cell>
          <table:table-cell table:style-name="ce10" table:formula="of:=IF([.D186]=0;&quot;&quot;;IF([.B186]=&quot;Y&quot;;[.C186];&#10;&quot;&lt;a href=&quot; &amp; CHAR(34) &amp; &quot;#&quot; &amp; CHAR(34) &amp; &quot;&gt;&quot; &amp;&#10;&quot;&lt;img src=&quot; &amp; CHAR(34) &amp; &quot;https://github.com/ubuntu/yaru/blob/master/icons/Yaru/scalable/&quot; &amp; [.E186] &amp; &quot;/&quot; &amp; [.A186] &amp; &quot;.svg&quot; &amp; CHAR(34) &amp; &#10;&quot; width=&quot; &amp; CHAR(34) &amp; &quot;22&quot; &amp; CHAR(34) &amp; &quot; alt=&quot; &amp; CHAR(34) &amp; [.D186] &amp; CHAR(34) &amp; &quot;&gt;&lt;/a&gt;&quot; &amp;&#10;&quot;&amp;nbsp; &amp;nbsp; &quot; &amp; [.D186] &amp; &quot;&lt;br&gt;&quot;&#10;))" office:value-type="string" office:string-value="&lt;a href=&quot;#&quot;&gt;&lt;img src=&quot;https://github.com/ubuntu/yaru/blob/master/icons/Yaru/scalable/actions/media-skip-backward-symbolic.svg&quot; width=&quot;22&quot; alt=&quot;media-skip-backward-symbolic&quot;&gt;&lt;/a&gt;&amp;nbsp; &amp;nbsp; media-skip-backward-symbolic&lt;br&gt;" calcext:value-type="string">
            <text:p>&lt;a href="#"&gt;&lt;img src="https://github.com/ubuntu/yaru/blob/master/icons/Yaru/scalable/actions/media-skip-backward-symbolic.svg" width="22" alt="media-skip-backward-symbolic"&gt;&lt;/a&gt;&amp;nbsp; &amp;nbsp; media-skip-backward-symbolic&lt;br&gt;</text:p>
          </table:table-cell>
        </table:table-row>
        <table:table-row table:style-name="ro1">
          <table:table-cell office:value-type="string" calcext:value-type="string">
            <text:p>media-skip-forward-rtl-symbolic</text:p>
          </table:table-cell>
          <table:table-cell table:formula="of:=IF(LEFT([.A187];1)=&quot;.&quot;;&quot;Y&quot;;&quot;N&quot;)" office:value-type="string" office:string-value="N" calcext:value-type="string">
            <text:p>N</text:p>
          </table:table-cell>
          <table:table-cell table:formula="of:=IFERROR(&quot;## &quot; &amp; MID([.A187];3;FIND(&quot;:&quot;;[.A187])-3) &amp; &quot; &lt;br&gt;&quot;;&quot;&quot;)">
            <text:p/>
          </table:table-cell>
          <table:table-cell table:formula="of:=IF([.B187]=&quot;Y&quot;;MID([.A187];3;FIND(&quot;:&quot;;[.A187];1)-3);IF(&#10;RIGHT(RIGHT([.A187]; 1))=&quot;@&quot;;0;&#10;[.A187]))" office:value-type="string" office:string-value="media-skip-forward-rtl-symbolic" calcext:value-type="string">
            <text:p>media-skip-forward-rtl-symbolic</text:p>
          </table:table-cell>
          <table:table-cell table:formula="of:=IF([.B187]=&quot;Y&quot;;[.D187];[.E186])" office:value-type="string" office:string-value="actions" calcext:value-type="string">
            <text:p>actions</text:p>
          </table:table-cell>
          <table:table-cell table:style-name="ce10" table:formula="of:=IF([.D187]=0;&quot;&quot;;IF([.B187]=&quot;Y&quot;;[.C187];&#10;&quot;&lt;a href=&quot; &amp; CHAR(34) &amp; &quot;#&quot; &amp; CHAR(34) &amp; &quot;&gt;&quot; &amp;&#10;&quot;&lt;img src=&quot; &amp; CHAR(34) &amp; &quot;https://github.com/ubuntu/yaru/blob/master/icons/Yaru/scalable/&quot; &amp; [.E187] &amp; &quot;/&quot; &amp; [.A187] &amp; &quot;.svg&quot; &amp; CHAR(34) &amp; &#10;&quot; width=&quot; &amp; CHAR(34) &amp; &quot;22&quot; &amp; CHAR(34) &amp; &quot; alt=&quot; &amp; CHAR(34) &amp; [.D187] &amp; CHAR(34) &amp; &quot;&gt;&lt;/a&gt;&quot; &amp;&#10;&quot;&amp;nbsp; &amp;nbsp; &quot; &amp; [.D187] &amp; &quot;&lt;br&gt;&quot;&#10;))" office:value-type="string" office:string-value="&lt;a href=&quot;#&quot;&gt;&lt;img src=&quot;https://github.com/ubuntu/yaru/blob/master/icons/Yaru/scalable/actions/media-skip-forward-rtl-symbolic.svg&quot; width=&quot;22&quot; alt=&quot;media-skip-forward-rtl-symbolic&quot;&gt;&lt;/a&gt;&amp;nbsp; &amp;nbsp; media-skip-forward-rtl-symbolic&lt;br&gt;" calcext:value-type="string">
            <text:p>&lt;a href="#"&gt;&lt;img src="https://github.com/ubuntu/yaru/blob/master/icons/Yaru/scalable/actions/media-skip-forward-rtl-symbolic.svg" width="22" alt="media-skip-forward-rtl-symbolic"&gt;&lt;/a&gt;&amp;nbsp; &amp;nbsp; media-skip-forward-rtl-symbolic&lt;br&gt;</text:p>
          </table:table-cell>
        </table:table-row>
        <table:table-row table:style-name="ro1">
          <table:table-cell office:value-type="string" calcext:value-type="string">
            <text:p>media-skip-forward-symbolic-rtl</text:p>
          </table:table-cell>
          <table:table-cell table:formula="of:=IF(LEFT([.A188];1)=&quot;.&quot;;&quot;Y&quot;;&quot;N&quot;)" office:value-type="string" office:string-value="N" calcext:value-type="string">
            <text:p>N</text:p>
          </table:table-cell>
          <table:table-cell table:formula="of:=IFERROR(&quot;## &quot; &amp; MID([.A188];3;FIND(&quot;:&quot;;[.A188])-3) &amp; &quot; &lt;br&gt;&quot;;&quot;&quot;)">
            <text:p/>
          </table:table-cell>
          <table:table-cell table:formula="of:=IF([.B188]=&quot;Y&quot;;MID([.A188];3;FIND(&quot;:&quot;;[.A188];1)-3);IF(&#10;RIGHT(RIGHT([.A188]; 1))=&quot;@&quot;;0;&#10;[.A188]))" office:value-type="string" office:string-value="media-skip-forward-symbolic-rtl" calcext:value-type="string">
            <text:p>media-skip-forward-symbolic-rtl</text:p>
          </table:table-cell>
          <table:table-cell table:formula="of:=IF([.B188]=&quot;Y&quot;;[.D188];[.E187])" office:value-type="string" office:string-value="actions" calcext:value-type="string">
            <text:p>actions</text:p>
          </table:table-cell>
          <table:table-cell table:style-name="ce10" table:formula="of:=IF([.D188]=0;&quot;&quot;;IF([.B188]=&quot;Y&quot;;[.C188];&#10;&quot;&lt;a href=&quot; &amp; CHAR(34) &amp; &quot;#&quot; &amp; CHAR(34) &amp; &quot;&gt;&quot; &amp;&#10;&quot;&lt;img src=&quot; &amp; CHAR(34) &amp; &quot;https://github.com/ubuntu/yaru/blob/master/icons/Yaru/scalable/&quot; &amp; [.E188] &amp; &quot;/&quot; &amp; [.A188] &amp; &quot;.svg&quot; &amp; CHAR(34) &amp; &#10;&quot; width=&quot; &amp; CHAR(34) &amp; &quot;22&quot; &amp; CHAR(34) &amp; &quot; alt=&quot; &amp; CHAR(34) &amp; [.D188] &amp; CHAR(34) &amp; &quot;&gt;&lt;/a&gt;&quot; &amp;&#10;&quot;&amp;nbsp; &amp;nbsp; &quot; &amp; [.D188] &amp; &quot;&lt;br&gt;&quot;&#10;))" office:value-type="string" office:string-value="&lt;a href=&quot;#&quot;&gt;&lt;img src=&quot;https://github.com/ubuntu/yaru/blob/master/icons/Yaru/scalable/actions/media-skip-forward-symbolic-rtl.svg&quot; width=&quot;22&quot; alt=&quot;media-skip-forward-symbolic-rtl&quot;&gt;&lt;/a&gt;&amp;nbsp; &amp;nbsp; media-skip-forward-symbolic-rtl&lt;br&gt;" calcext:value-type="string">
            <text:p>&lt;a href="#"&gt;&lt;img src="https://github.com/ubuntu/yaru/blob/master/icons/Yaru/scalable/actions/media-skip-forward-symbolic-rtl.svg" width="22" alt="media-skip-forward-symbolic-rtl"&gt;&lt;/a&gt;&amp;nbsp; &amp;nbsp; media-skip-forward-symbolic-rtl&lt;br&gt;</text:p>
          </table:table-cell>
        </table:table-row>
        <table:table-row table:style-name="ro1">
          <table:table-cell office:value-type="string" calcext:value-type="string">
            <text:p>media-skip-forward-symbolic</text:p>
          </table:table-cell>
          <table:table-cell table:formula="of:=IF(LEFT([.A189];1)=&quot;.&quot;;&quot;Y&quot;;&quot;N&quot;)" office:value-type="string" office:string-value="N" calcext:value-type="string">
            <text:p>N</text:p>
          </table:table-cell>
          <table:table-cell table:formula="of:=IFERROR(&quot;## &quot; &amp; MID([.A189];3;FIND(&quot;:&quot;;[.A189])-3) &amp; &quot; &lt;br&gt;&quot;;&quot;&quot;)">
            <text:p/>
          </table:table-cell>
          <table:table-cell table:formula="of:=IF([.B189]=&quot;Y&quot;;MID([.A189];3;FIND(&quot;:&quot;;[.A189];1)-3);IF(&#10;RIGHT(RIGHT([.A189]; 1))=&quot;@&quot;;0;&#10;[.A189]))" office:value-type="string" office:string-value="media-skip-forward-symbolic" calcext:value-type="string">
            <text:p>media-skip-forward-symbolic</text:p>
          </table:table-cell>
          <table:table-cell table:formula="of:=IF([.B189]=&quot;Y&quot;;[.D189];[.E188])" office:value-type="string" office:string-value="actions" calcext:value-type="string">
            <text:p>actions</text:p>
          </table:table-cell>
          <table:table-cell table:style-name="ce10" table:formula="of:=IF([.D189]=0;&quot;&quot;;IF([.B189]=&quot;Y&quot;;[.C189];&#10;&quot;&lt;a href=&quot; &amp; CHAR(34) &amp; &quot;#&quot; &amp; CHAR(34) &amp; &quot;&gt;&quot; &amp;&#10;&quot;&lt;img src=&quot; &amp; CHAR(34) &amp; &quot;https://github.com/ubuntu/yaru/blob/master/icons/Yaru/scalable/&quot; &amp; [.E189] &amp; &quot;/&quot; &amp; [.A189] &amp; &quot;.svg&quot; &amp; CHAR(34) &amp; &#10;&quot; width=&quot; &amp; CHAR(34) &amp; &quot;22&quot; &amp; CHAR(34) &amp; &quot; alt=&quot; &amp; CHAR(34) &amp; [.D189] &amp; CHAR(34) &amp; &quot;&gt;&lt;/a&gt;&quot; &amp;&#10;&quot;&amp;nbsp; &amp;nbsp; &quot; &amp; [.D189] &amp; &quot;&lt;br&gt;&quot;&#10;))" office:value-type="string" office:string-value="&lt;a href=&quot;#&quot;&gt;&lt;img src=&quot;https://github.com/ubuntu/yaru/blob/master/icons/Yaru/scalable/actions/media-skip-forward-symbolic.svg&quot; width=&quot;22&quot; alt=&quot;media-skip-forward-symbolic&quot;&gt;&lt;/a&gt;&amp;nbsp; &amp;nbsp; media-skip-forward-symbolic&lt;br&gt;" calcext:value-type="string">
            <text:p>&lt;a href="#"&gt;&lt;img src="https://github.com/ubuntu/yaru/blob/master/icons/Yaru/scalable/actions/media-skip-forward-symbolic.svg" width="22" alt="media-skip-forward-symbolic"&gt;&lt;/a&gt;&amp;nbsp; &amp;nbsp; media-skip-forward-symbolic&lt;br&gt;</text:p>
          </table:table-cell>
        </table:table-row>
        <table:table-row table:style-name="ro1">
          <table:table-cell office:value-type="string" calcext:value-type="string">
            <text:p>media-view-subtitles-symbolic</text:p>
          </table:table-cell>
          <table:table-cell table:formula="of:=IF(LEFT([.A190];1)=&quot;.&quot;;&quot;Y&quot;;&quot;N&quot;)" office:value-type="string" office:string-value="N" calcext:value-type="string">
            <text:p>N</text:p>
          </table:table-cell>
          <table:table-cell table:formula="of:=IFERROR(&quot;## &quot; &amp; MID([.A190];3;FIND(&quot;:&quot;;[.A190])-3) &amp; &quot; &lt;br&gt;&quot;;&quot;&quot;)">
            <text:p/>
          </table:table-cell>
          <table:table-cell table:formula="of:=IF([.B190]=&quot;Y&quot;;MID([.A190];3;FIND(&quot;:&quot;;[.A190];1)-3);IF(&#10;RIGHT(RIGHT([.A190]; 1))=&quot;@&quot;;0;&#10;[.A190]))" office:value-type="string" office:string-value="media-view-subtitles-symbolic" calcext:value-type="string">
            <text:p>media-view-subtitles-symbolic</text:p>
          </table:table-cell>
          <table:table-cell table:formula="of:=IF([.B190]=&quot;Y&quot;;[.D190];[.E189])" office:value-type="string" office:string-value="actions" calcext:value-type="string">
            <text:p>actions</text:p>
          </table:table-cell>
          <table:table-cell table:style-name="ce10" table:formula="of:=IF([.D190]=0;&quot;&quot;;IF([.B190]=&quot;Y&quot;;[.C190];&#10;&quot;&lt;a href=&quot; &amp; CHAR(34) &amp; &quot;#&quot; &amp; CHAR(34) &amp; &quot;&gt;&quot; &amp;&#10;&quot;&lt;img src=&quot; &amp; CHAR(34) &amp; &quot;https://github.com/ubuntu/yaru/blob/master/icons/Yaru/scalable/&quot; &amp; [.E190] &amp; &quot;/&quot; &amp; [.A190] &amp; &quot;.svg&quot; &amp; CHAR(34) &amp; &#10;&quot; width=&quot; &amp; CHAR(34) &amp; &quot;22&quot; &amp; CHAR(34) &amp; &quot; alt=&quot; &amp; CHAR(34) &amp; [.D190] &amp; CHAR(34) &amp; &quot;&gt;&lt;/a&gt;&quot; &amp;&#10;&quot;&amp;nbsp; &amp;nbsp; &quot; &amp; [.D190] &amp; &quot;&lt;br&gt;&quot;&#10;))" office:value-type="string" office:string-value="&lt;a href=&quot;#&quot;&gt;&lt;img src=&quot;https://github.com/ubuntu/yaru/blob/master/icons/Yaru/scalable/actions/media-view-subtitles-symbolic.svg&quot; width=&quot;22&quot; alt=&quot;media-view-subtitles-symbolic&quot;&gt;&lt;/a&gt;&amp;nbsp; &amp;nbsp; media-view-subtitles-symbolic&lt;br&gt;" calcext:value-type="string">
            <text:p>&lt;a href="#"&gt;&lt;img src="https://github.com/ubuntu/yaru/blob/master/icons/Yaru/scalable/actions/media-view-subtitles-symbolic.svg" width="22" alt="media-view-subtitles-symbolic"&gt;&lt;/a&gt;&amp;nbsp; &amp;nbsp; media-view-subtitles-symbolic&lt;br&gt;</text:p>
          </table:table-cell>
        </table:table-row>
        <table:table-row table:style-name="ro1">
          <table:table-cell office:value-type="string" calcext:value-type="string">
            <text:p>multimedia-equalizer-symbolic</text:p>
          </table:table-cell>
          <table:table-cell table:formula="of:=IF(LEFT([.A191];1)=&quot;.&quot;;&quot;Y&quot;;&quot;N&quot;)" office:value-type="string" office:string-value="N" calcext:value-type="string">
            <text:p>N</text:p>
          </table:table-cell>
          <table:table-cell table:formula="of:=IFERROR(&quot;## &quot; &amp; MID([.A191];3;FIND(&quot;:&quot;;[.A191])-3) &amp; &quot; &lt;br&gt;&quot;;&quot;&quot;)">
            <text:p/>
          </table:table-cell>
          <table:table-cell table:formula="of:=IF([.B191]=&quot;Y&quot;;MID([.A191];3;FIND(&quot;:&quot;;[.A191];1)-3);IF(&#10;RIGHT(RIGHT([.A191]; 1))=&quot;@&quot;;0;&#10;[.A191]))" office:value-type="string" office:string-value="multimedia-equalizer-symbolic" calcext:value-type="string">
            <text:p>multimedia-equalizer-symbolic</text:p>
          </table:table-cell>
          <table:table-cell table:formula="of:=IF([.B191]=&quot;Y&quot;;[.D191];[.E190])" office:value-type="string" office:string-value="actions" calcext:value-type="string">
            <text:p>actions</text:p>
          </table:table-cell>
          <table:table-cell table:style-name="ce10" table:formula="of:=IF([.D191]=0;&quot;&quot;;IF([.B191]=&quot;Y&quot;;[.C191];&#10;&quot;&lt;a href=&quot; &amp; CHAR(34) &amp; &quot;#&quot; &amp; CHAR(34) &amp; &quot;&gt;&quot; &amp;&#10;&quot;&lt;img src=&quot; &amp; CHAR(34) &amp; &quot;https://github.com/ubuntu/yaru/blob/master/icons/Yaru/scalable/&quot; &amp; [.E191] &amp; &quot;/&quot; &amp; [.A191] &amp; &quot;.svg&quot; &amp; CHAR(34) &amp; &#10;&quot; width=&quot; &amp; CHAR(34) &amp; &quot;22&quot; &amp; CHAR(34) &amp; &quot; alt=&quot; &amp; CHAR(34) &amp; [.D191] &amp; CHAR(34) &amp; &quot;&gt;&lt;/a&gt;&quot; &amp;&#10;&quot;&amp;nbsp; &amp;nbsp; &quot; &amp; [.D191] &amp; &quot;&lt;br&gt;&quot;&#10;))" office:value-type="string" office:string-value="&lt;a href=&quot;#&quot;&gt;&lt;img src=&quot;https://github.com/ubuntu/yaru/blob/master/icons/Yaru/scalable/actions/multimedia-equalizer-symbolic.svg&quot; width=&quot;22&quot; alt=&quot;multimedia-equalizer-symbolic&quot;&gt;&lt;/a&gt;&amp;nbsp; &amp;nbsp; multimedia-equalizer-symbolic&lt;br&gt;" calcext:value-type="string">
            <text:p>&lt;a href="#"&gt;&lt;img src="https://github.com/ubuntu/yaru/blob/master/icons/Yaru/scalable/actions/multimedia-equalizer-symbolic.svg" width="22" alt="multimedia-equalizer-symbolic"&gt;&lt;/a&gt;&amp;nbsp; &amp;nbsp; multimedia-equalizer-symbolic&lt;br&gt;</text:p>
          </table:table-cell>
        </table:table-row>
        <table:table-row table:style-name="ro1">
          <table:table-cell office:value-type="string" calcext:value-type="string">
            <text:p>multiple-events-symbolic</text:p>
          </table:table-cell>
          <table:table-cell table:formula="of:=IF(LEFT([.A192];1)=&quot;.&quot;;&quot;Y&quot;;&quot;N&quot;)" office:value-type="string" office:string-value="N" calcext:value-type="string">
            <text:p>N</text:p>
          </table:table-cell>
          <table:table-cell table:formula="of:=IFERROR(&quot;## &quot; &amp; MID([.A192];3;FIND(&quot;:&quot;;[.A192])-3) &amp; &quot; &lt;br&gt;&quot;;&quot;&quot;)">
            <text:p/>
          </table:table-cell>
          <table:table-cell table:formula="of:=IF([.B192]=&quot;Y&quot;;MID([.A192];3;FIND(&quot;:&quot;;[.A192];1)-3);IF(&#10;RIGHT(RIGHT([.A192]; 1))=&quot;@&quot;;0;&#10;[.A192]))" office:value-type="string" office:string-value="multiple-events-symbolic" calcext:value-type="string">
            <text:p>multiple-events-symbolic</text:p>
          </table:table-cell>
          <table:table-cell table:formula="of:=IF([.B192]=&quot;Y&quot;;[.D192];[.E191])" office:value-type="string" office:string-value="actions" calcext:value-type="string">
            <text:p>actions</text:p>
          </table:table-cell>
          <table:table-cell table:style-name="ce10" table:formula="of:=IF([.D192]=0;&quot;&quot;;IF([.B192]=&quot;Y&quot;;[.C192];&#10;&quot;&lt;a href=&quot; &amp; CHAR(34) &amp; &quot;#&quot; &amp; CHAR(34) &amp; &quot;&gt;&quot; &amp;&#10;&quot;&lt;img src=&quot; &amp; CHAR(34) &amp; &quot;https://github.com/ubuntu/yaru/blob/master/icons/Yaru/scalable/&quot; &amp; [.E192] &amp; &quot;/&quot; &amp; [.A192] &amp; &quot;.svg&quot; &amp; CHAR(34) &amp; &#10;&quot; width=&quot; &amp; CHAR(34) &amp; &quot;22&quot; &amp; CHAR(34) &amp; &quot; alt=&quot; &amp; CHAR(34) &amp; [.D192] &amp; CHAR(34) &amp; &quot;&gt;&lt;/a&gt;&quot; &amp;&#10;&quot;&amp;nbsp; &amp;nbsp; &quot; &amp; [.D192] &amp; &quot;&lt;br&gt;&quot;&#10;))" office:value-type="string" office:string-value="&lt;a href=&quot;#&quot;&gt;&lt;img src=&quot;https://github.com/ubuntu/yaru/blob/master/icons/Yaru/scalable/actions/multiple-events-symbolic.svg&quot; width=&quot;22&quot; alt=&quot;multiple-events-symbolic&quot;&gt;&lt;/a&gt;&amp;nbsp; &amp;nbsp; multiple-events-symbolic&lt;br&gt;" calcext:value-type="string">
            <text:p>&lt;a href="#"&gt;&lt;img src="https://github.com/ubuntu/yaru/blob/master/icons/Yaru/scalable/actions/multiple-events-symbolic.svg" width="22" alt="multiple-events-symbolic"&gt;&lt;/a&gt;&amp;nbsp; &amp;nbsp; multiple-events-symbolic&lt;br&gt;</text:p>
          </table:table-cell>
        </table:table-row>
        <table:table-row table:style-name="ro1">
          <table:table-cell office:value-type="string" calcext:value-type="string">
            <text:p>multiple-tags-symbolic</text:p>
          </table:table-cell>
          <table:table-cell table:formula="of:=IF(LEFT([.A193];1)=&quot;.&quot;;&quot;Y&quot;;&quot;N&quot;)" office:value-type="string" office:string-value="N" calcext:value-type="string">
            <text:p>N</text:p>
          </table:table-cell>
          <table:table-cell table:formula="of:=IFERROR(&quot;## &quot; &amp; MID([.A193];3;FIND(&quot;:&quot;;[.A193])-3) &amp; &quot; &lt;br&gt;&quot;;&quot;&quot;)">
            <text:p/>
          </table:table-cell>
          <table:table-cell table:formula="of:=IF([.B193]=&quot;Y&quot;;MID([.A193];3;FIND(&quot;:&quot;;[.A193];1)-3);IF(&#10;RIGHT(RIGHT([.A193]; 1))=&quot;@&quot;;0;&#10;[.A193]))" office:value-type="string" office:string-value="multiple-tags-symbolic" calcext:value-type="string">
            <text:p>multiple-tags-symbolic</text:p>
          </table:table-cell>
          <table:table-cell table:formula="of:=IF([.B193]=&quot;Y&quot;;[.D193];[.E192])" office:value-type="string" office:string-value="actions" calcext:value-type="string">
            <text:p>actions</text:p>
          </table:table-cell>
          <table:table-cell table:style-name="ce10" table:formula="of:=IF([.D193]=0;&quot;&quot;;IF([.B193]=&quot;Y&quot;;[.C193];&#10;&quot;&lt;a href=&quot; &amp; CHAR(34) &amp; &quot;#&quot; &amp; CHAR(34) &amp; &quot;&gt;&quot; &amp;&#10;&quot;&lt;img src=&quot; &amp; CHAR(34) &amp; &quot;https://github.com/ubuntu/yaru/blob/master/icons/Yaru/scalable/&quot; &amp; [.E193] &amp; &quot;/&quot; &amp; [.A193] &amp; &quot;.svg&quot; &amp; CHAR(34) &amp; &#10;&quot; width=&quot; &amp; CHAR(34) &amp; &quot;22&quot; &amp; CHAR(34) &amp; &quot; alt=&quot; &amp; CHAR(34) &amp; [.D193] &amp; CHAR(34) &amp; &quot;&gt;&lt;/a&gt;&quot; &amp;&#10;&quot;&amp;nbsp; &amp;nbsp; &quot; &amp; [.D193] &amp; &quot;&lt;br&gt;&quot;&#10;))" office:value-type="string" office:string-value="&lt;a href=&quot;#&quot;&gt;&lt;img src=&quot;https://github.com/ubuntu/yaru/blob/master/icons/Yaru/scalable/actions/multiple-tags-symbolic.svg&quot; width=&quot;22&quot; alt=&quot;multiple-tags-symbolic&quot;&gt;&lt;/a&gt;&amp;nbsp; &amp;nbsp; multiple-tags-symbolic&lt;br&gt;" calcext:value-type="string">
            <text:p>&lt;a href="#"&gt;&lt;img src="https://github.com/ubuntu/yaru/blob/master/icons/Yaru/scalable/actions/multiple-tags-symbolic.svg" width="22" alt="multiple-tags-symbolic"&gt;&lt;/a&gt;&amp;nbsp; &amp;nbsp; multiple-tags-symbolic&lt;br&gt;</text:p>
          </table:table-cell>
        </table:table-row>
        <table:table-row table:style-name="ro1">
          <table:table-cell office:value-type="string" calcext:value-type="string">
            <text:p>no-event-symbolic</text:p>
          </table:table-cell>
          <table:table-cell table:formula="of:=IF(LEFT([.A194];1)=&quot;.&quot;;&quot;Y&quot;;&quot;N&quot;)" office:value-type="string" office:string-value="N" calcext:value-type="string">
            <text:p>N</text:p>
          </table:table-cell>
          <table:table-cell table:formula="of:=IFERROR(&quot;## &quot; &amp; MID([.A194];3;FIND(&quot;:&quot;;[.A194])-3) &amp; &quot; &lt;br&gt;&quot;;&quot;&quot;)">
            <text:p/>
          </table:table-cell>
          <table:table-cell table:formula="of:=IF([.B194]=&quot;Y&quot;;MID([.A194];3;FIND(&quot;:&quot;;[.A194];1)-3);IF(&#10;RIGHT(RIGHT([.A194]; 1))=&quot;@&quot;;0;&#10;[.A194]))" office:value-type="string" office:string-value="no-event-symbolic" calcext:value-type="string">
            <text:p>no-event-symbolic</text:p>
          </table:table-cell>
          <table:table-cell table:formula="of:=IF([.B194]=&quot;Y&quot;;[.D194];[.E193])" office:value-type="string" office:string-value="actions" calcext:value-type="string">
            <text:p>actions</text:p>
          </table:table-cell>
          <table:table-cell table:style-name="ce10" table:formula="of:=IF([.D194]=0;&quot;&quot;;IF([.B194]=&quot;Y&quot;;[.C194];&#10;&quot;&lt;a href=&quot; &amp; CHAR(34) &amp; &quot;#&quot; &amp; CHAR(34) &amp; &quot;&gt;&quot; &amp;&#10;&quot;&lt;img src=&quot; &amp; CHAR(34) &amp; &quot;https://github.com/ubuntu/yaru/blob/master/icons/Yaru/scalable/&quot; &amp; [.E194] &amp; &quot;/&quot; &amp; [.A194] &amp; &quot;.svg&quot; &amp; CHAR(34) &amp; &#10;&quot; width=&quot; &amp; CHAR(34) &amp; &quot;22&quot; &amp; CHAR(34) &amp; &quot; alt=&quot; &amp; CHAR(34) &amp; [.D194] &amp; CHAR(34) &amp; &quot;&gt;&lt;/a&gt;&quot; &amp;&#10;&quot;&amp;nbsp; &amp;nbsp; &quot; &amp; [.D194] &amp; &quot;&lt;br&gt;&quot;&#10;))" office:value-type="string" office:string-value="&lt;a href=&quot;#&quot;&gt;&lt;img src=&quot;https://github.com/ubuntu/yaru/blob/master/icons/Yaru/scalable/actions/no-event-symbolic.svg&quot; width=&quot;22&quot; alt=&quot;no-event-symbolic&quot;&gt;&lt;/a&gt;&amp;nbsp; &amp;nbsp; no-event-symbolic&lt;br&gt;" calcext:value-type="string">
            <text:p>&lt;a href="#"&gt;&lt;img src="https://github.com/ubuntu/yaru/blob/master/icons/Yaru/scalable/actions/no-event-symbolic.svg" width="22" alt="no-event-symbolic"&gt;&lt;/a&gt;&amp;nbsp; &amp;nbsp; no-event-symbolic&lt;br&gt;</text:p>
          </table:table-cell>
        </table:table-row>
        <table:table-row table:style-name="ro1">
          <table:table-cell office:value-type="string" calcext:value-type="string">
            <text:p>object-flip-horizontal-symbolic</text:p>
          </table:table-cell>
          <table:table-cell table:formula="of:=IF(LEFT([.A195];1)=&quot;.&quot;;&quot;Y&quot;;&quot;N&quot;)" office:value-type="string" office:string-value="N" calcext:value-type="string">
            <text:p>N</text:p>
          </table:table-cell>
          <table:table-cell table:formula="of:=IFERROR(&quot;## &quot; &amp; MID([.A195];3;FIND(&quot;:&quot;;[.A195])-3) &amp; &quot; &lt;br&gt;&quot;;&quot;&quot;)">
            <text:p/>
          </table:table-cell>
          <table:table-cell table:formula="of:=IF([.B195]=&quot;Y&quot;;MID([.A195];3;FIND(&quot;:&quot;;[.A195];1)-3);IF(&#10;RIGHT(RIGHT([.A195]; 1))=&quot;@&quot;;0;&#10;[.A195]))" office:value-type="string" office:string-value="object-flip-horizontal-symbolic" calcext:value-type="string">
            <text:p>object-flip-horizontal-symbolic</text:p>
          </table:table-cell>
          <table:table-cell table:formula="of:=IF([.B195]=&quot;Y&quot;;[.D195];[.E194])" office:value-type="string" office:string-value="actions" calcext:value-type="string">
            <text:p>actions</text:p>
          </table:table-cell>
          <table:table-cell table:style-name="ce10" table:formula="of:=IF([.D195]=0;&quot;&quot;;IF([.B195]=&quot;Y&quot;;[.C195];&#10;&quot;&lt;a href=&quot; &amp; CHAR(34) &amp; &quot;#&quot; &amp; CHAR(34) &amp; &quot;&gt;&quot; &amp;&#10;&quot;&lt;img src=&quot; &amp; CHAR(34) &amp; &quot;https://github.com/ubuntu/yaru/blob/master/icons/Yaru/scalable/&quot; &amp; [.E195] &amp; &quot;/&quot; &amp; [.A195] &amp; &quot;.svg&quot; &amp; CHAR(34) &amp; &#10;&quot; width=&quot; &amp; CHAR(34) &amp; &quot;22&quot; &amp; CHAR(34) &amp; &quot; alt=&quot; &amp; CHAR(34) &amp; [.D195] &amp; CHAR(34) &amp; &quot;&gt;&lt;/a&gt;&quot; &amp;&#10;&quot;&amp;nbsp; &amp;nbsp; &quot; &amp; [.D195] &amp; &quot;&lt;br&gt;&quot;&#10;))" office:value-type="string" office:string-value="&lt;a href=&quot;#&quot;&gt;&lt;img src=&quot;https://github.com/ubuntu/yaru/blob/master/icons/Yaru/scalable/actions/object-flip-horizontal-symbolic.svg&quot; width=&quot;22&quot; alt=&quot;object-flip-horizontal-symbolic&quot;&gt;&lt;/a&gt;&amp;nbsp; &amp;nbsp; object-flip-horizontal-symbolic&lt;br&gt;" calcext:value-type="string">
            <text:p>&lt;a href="#"&gt;&lt;img src="https://github.com/ubuntu/yaru/blob/master/icons/Yaru/scalable/actions/object-flip-horizontal-symbolic.svg" width="22" alt="object-flip-horizontal-symbolic"&gt;&lt;/a&gt;&amp;nbsp; &amp;nbsp; object-flip-horizontal-symbolic&lt;br&gt;</text:p>
          </table:table-cell>
        </table:table-row>
        <table:table-row table:style-name="ro1">
          <table:table-cell office:value-type="string" calcext:value-type="string">
            <text:p>object-flip-vertical-symbolic</text:p>
          </table:table-cell>
          <table:table-cell table:formula="of:=IF(LEFT([.A196];1)=&quot;.&quot;;&quot;Y&quot;;&quot;N&quot;)" office:value-type="string" office:string-value="N" calcext:value-type="string">
            <text:p>N</text:p>
          </table:table-cell>
          <table:table-cell table:formula="of:=IFERROR(&quot;## &quot; &amp; MID([.A196];3;FIND(&quot;:&quot;;[.A196])-3) &amp; &quot; &lt;br&gt;&quot;;&quot;&quot;)">
            <text:p/>
          </table:table-cell>
          <table:table-cell table:formula="of:=IF([.B196]=&quot;Y&quot;;MID([.A196];3;FIND(&quot;:&quot;;[.A196];1)-3);IF(&#10;RIGHT(RIGHT([.A196]; 1))=&quot;@&quot;;0;&#10;[.A196]))" office:value-type="string" office:string-value="object-flip-vertical-symbolic" calcext:value-type="string">
            <text:p>object-flip-vertical-symbolic</text:p>
          </table:table-cell>
          <table:table-cell table:formula="of:=IF([.B196]=&quot;Y&quot;;[.D196];[.E195])" office:value-type="string" office:string-value="actions" calcext:value-type="string">
            <text:p>actions</text:p>
          </table:table-cell>
          <table:table-cell table:style-name="ce10" table:formula="of:=IF([.D196]=0;&quot;&quot;;IF([.B196]=&quot;Y&quot;;[.C196];&#10;&quot;&lt;a href=&quot; &amp; CHAR(34) &amp; &quot;#&quot; &amp; CHAR(34) &amp; &quot;&gt;&quot; &amp;&#10;&quot;&lt;img src=&quot; &amp; CHAR(34) &amp; &quot;https://github.com/ubuntu/yaru/blob/master/icons/Yaru/scalable/&quot; &amp; [.E196] &amp; &quot;/&quot; &amp; [.A196] &amp; &quot;.svg&quot; &amp; CHAR(34) &amp; &#10;&quot; width=&quot; &amp; CHAR(34) &amp; &quot;22&quot; &amp; CHAR(34) &amp; &quot; alt=&quot; &amp; CHAR(34) &amp; [.D196] &amp; CHAR(34) &amp; &quot;&gt;&lt;/a&gt;&quot; &amp;&#10;&quot;&amp;nbsp; &amp;nbsp; &quot; &amp; [.D196] &amp; &quot;&lt;br&gt;&quot;&#10;))" office:value-type="string" office:string-value="&lt;a href=&quot;#&quot;&gt;&lt;img src=&quot;https://github.com/ubuntu/yaru/blob/master/icons/Yaru/scalable/actions/object-flip-vertical-symbolic.svg&quot; width=&quot;22&quot; alt=&quot;object-flip-vertical-symbolic&quot;&gt;&lt;/a&gt;&amp;nbsp; &amp;nbsp; object-flip-vertical-symbolic&lt;br&gt;" calcext:value-type="string">
            <text:p>&lt;a href="#"&gt;&lt;img src="https://github.com/ubuntu/yaru/blob/master/icons/Yaru/scalable/actions/object-flip-vertical-symbolic.svg" width="22" alt="object-flip-vertical-symbolic"&gt;&lt;/a&gt;&amp;nbsp; &amp;nbsp; object-flip-vertical-symbolic&lt;br&gt;</text:p>
          </table:table-cell>
        </table:table-row>
        <table:table-row table:style-name="ro1">
          <table:table-cell office:value-type="string" calcext:value-type="string">
            <text:p>object-rotate-left-symbolic</text:p>
          </table:table-cell>
          <table:table-cell table:formula="of:=IF(LEFT([.A197];1)=&quot;.&quot;;&quot;Y&quot;;&quot;N&quot;)" office:value-type="string" office:string-value="N" calcext:value-type="string">
            <text:p>N</text:p>
          </table:table-cell>
          <table:table-cell table:formula="of:=IFERROR(&quot;## &quot; &amp; MID([.A197];3;FIND(&quot;:&quot;;[.A197])-3) &amp; &quot; &lt;br&gt;&quot;;&quot;&quot;)">
            <text:p/>
          </table:table-cell>
          <table:table-cell table:formula="of:=IF([.B197]=&quot;Y&quot;;MID([.A197];3;FIND(&quot;:&quot;;[.A197];1)-3);IF(&#10;RIGHT(RIGHT([.A197]; 1))=&quot;@&quot;;0;&#10;[.A197]))" office:value-type="string" office:string-value="object-rotate-left-symbolic" calcext:value-type="string">
            <text:p>object-rotate-left-symbolic</text:p>
          </table:table-cell>
          <table:table-cell table:formula="of:=IF([.B197]=&quot;Y&quot;;[.D197];[.E196])" office:value-type="string" office:string-value="actions" calcext:value-type="string">
            <text:p>actions</text:p>
          </table:table-cell>
          <table:table-cell table:style-name="ce10" table:formula="of:=IF([.D197]=0;&quot;&quot;;IF([.B197]=&quot;Y&quot;;[.C197];&#10;&quot;&lt;a href=&quot; &amp; CHAR(34) &amp; &quot;#&quot; &amp; CHAR(34) &amp; &quot;&gt;&quot; &amp;&#10;&quot;&lt;img src=&quot; &amp; CHAR(34) &amp; &quot;https://github.com/ubuntu/yaru/blob/master/icons/Yaru/scalable/&quot; &amp; [.E197] &amp; &quot;/&quot; &amp; [.A197] &amp; &quot;.svg&quot; &amp; CHAR(34) &amp; &#10;&quot; width=&quot; &amp; CHAR(34) &amp; &quot;22&quot; &amp; CHAR(34) &amp; &quot; alt=&quot; &amp; CHAR(34) &amp; [.D197] &amp; CHAR(34) &amp; &quot;&gt;&lt;/a&gt;&quot; &amp;&#10;&quot;&amp;nbsp; &amp;nbsp; &quot; &amp; [.D197] &amp; &quot;&lt;br&gt;&quot;&#10;))" office:value-type="string" office:string-value="&lt;a href=&quot;#&quot;&gt;&lt;img src=&quot;https://github.com/ubuntu/yaru/blob/master/icons/Yaru/scalable/actions/object-rotate-left-symbolic.svg&quot; width=&quot;22&quot; alt=&quot;object-rotate-left-symbolic&quot;&gt;&lt;/a&gt;&amp;nbsp; &amp;nbsp; object-rotate-left-symbolic&lt;br&gt;" calcext:value-type="string">
            <text:p>&lt;a href="#"&gt;&lt;img src="https://github.com/ubuntu/yaru/blob/master/icons/Yaru/scalable/actions/object-rotate-left-symbolic.svg" width="22" alt="object-rotate-left-symbolic"&gt;&lt;/a&gt;&amp;nbsp; &amp;nbsp; object-rotate-left-symbolic&lt;br&gt;</text:p>
          </table:table-cell>
        </table:table-row>
        <table:table-row table:style-name="ro1">
          <table:table-cell office:value-type="string" calcext:value-type="string">
            <text:p>object-rotate-right-symbolic</text:p>
          </table:table-cell>
          <table:table-cell table:formula="of:=IF(LEFT([.A198];1)=&quot;.&quot;;&quot;Y&quot;;&quot;N&quot;)" office:value-type="string" office:string-value="N" calcext:value-type="string">
            <text:p>N</text:p>
          </table:table-cell>
          <table:table-cell table:formula="of:=IFERROR(&quot;## &quot; &amp; MID([.A198];3;FIND(&quot;:&quot;;[.A198])-3) &amp; &quot; &lt;br&gt;&quot;;&quot;&quot;)">
            <text:p/>
          </table:table-cell>
          <table:table-cell table:formula="of:=IF([.B198]=&quot;Y&quot;;MID([.A198];3;FIND(&quot;:&quot;;[.A198];1)-3);IF(&#10;RIGHT(RIGHT([.A198]; 1))=&quot;@&quot;;0;&#10;[.A198]))" office:value-type="string" office:string-value="object-rotate-right-symbolic" calcext:value-type="string">
            <text:p>object-rotate-right-symbolic</text:p>
          </table:table-cell>
          <table:table-cell table:formula="of:=IF([.B198]=&quot;Y&quot;;[.D198];[.E197])" office:value-type="string" office:string-value="actions" calcext:value-type="string">
            <text:p>actions</text:p>
          </table:table-cell>
          <table:table-cell table:style-name="ce10" table:formula="of:=IF([.D198]=0;&quot;&quot;;IF([.B198]=&quot;Y&quot;;[.C198];&#10;&quot;&lt;a href=&quot; &amp; CHAR(34) &amp; &quot;#&quot; &amp; CHAR(34) &amp; &quot;&gt;&quot; &amp;&#10;&quot;&lt;img src=&quot; &amp; CHAR(34) &amp; &quot;https://github.com/ubuntu/yaru/blob/master/icons/Yaru/scalable/&quot; &amp; [.E198] &amp; &quot;/&quot; &amp; [.A198] &amp; &quot;.svg&quot; &amp; CHAR(34) &amp; &#10;&quot; width=&quot; &amp; CHAR(34) &amp; &quot;22&quot; &amp; CHAR(34) &amp; &quot; alt=&quot; &amp; CHAR(34) &amp; [.D198] &amp; CHAR(34) &amp; &quot;&gt;&lt;/a&gt;&quot; &amp;&#10;&quot;&amp;nbsp; &amp;nbsp; &quot; &amp; [.D198] &amp; &quot;&lt;br&gt;&quot;&#10;))" office:value-type="string" office:string-value="&lt;a href=&quot;#&quot;&gt;&lt;img src=&quot;https://github.com/ubuntu/yaru/blob/master/icons/Yaru/scalable/actions/object-rotate-right-symbolic.svg&quot; width=&quot;22&quot; alt=&quot;object-rotate-right-symbolic&quot;&gt;&lt;/a&gt;&amp;nbsp; &amp;nbsp; object-rotate-right-symbolic&lt;br&gt;" calcext:value-type="string">
            <text:p>&lt;a href="#"&gt;&lt;img src="https://github.com/ubuntu/yaru/blob/master/icons/Yaru/scalable/actions/object-rotate-right-symbolic.svg" width="22" alt="object-rotate-right-symbolic"&gt;&lt;/a&gt;&amp;nbsp; &amp;nbsp; object-rotate-right-symbolic&lt;br&gt;</text:p>
          </table:table-cell>
        </table:table-row>
        <table:table-row table:style-name="ro1">
          <table:table-cell office:value-type="string" calcext:value-type="string">
            <text:p>object-select-symbolic</text:p>
          </table:table-cell>
          <table:table-cell table:formula="of:=IF(LEFT([.A199];1)=&quot;.&quot;;&quot;Y&quot;;&quot;N&quot;)" office:value-type="string" office:string-value="N" calcext:value-type="string">
            <text:p>N</text:p>
          </table:table-cell>
          <table:table-cell table:formula="of:=IFERROR(&quot;## &quot; &amp; MID([.A199];3;FIND(&quot;:&quot;;[.A199])-3) &amp; &quot; &lt;br&gt;&quot;;&quot;&quot;)">
            <text:p/>
          </table:table-cell>
          <table:table-cell table:formula="of:=IF([.B199]=&quot;Y&quot;;MID([.A199];3;FIND(&quot;:&quot;;[.A199];1)-3);IF(&#10;RIGHT(RIGHT([.A199]; 1))=&quot;@&quot;;0;&#10;[.A199]))" office:value-type="string" office:string-value="object-select-symbolic" calcext:value-type="string">
            <text:p>object-select-symbolic</text:p>
          </table:table-cell>
          <table:table-cell table:formula="of:=IF([.B199]=&quot;Y&quot;;[.D199];[.E198])" office:value-type="string" office:string-value="actions" calcext:value-type="string">
            <text:p>actions</text:p>
          </table:table-cell>
          <table:table-cell table:style-name="ce10" table:formula="of:=IF([.D199]=0;&quot;&quot;;IF([.B199]=&quot;Y&quot;;[.C199];&#10;&quot;&lt;a href=&quot; &amp; CHAR(34) &amp; &quot;#&quot; &amp; CHAR(34) &amp; &quot;&gt;&quot; &amp;&#10;&quot;&lt;img src=&quot; &amp; CHAR(34) &amp; &quot;https://github.com/ubuntu/yaru/blob/master/icons/Yaru/scalable/&quot; &amp; [.E199] &amp; &quot;/&quot; &amp; [.A199] &amp; &quot;.svg&quot; &amp; CHAR(34) &amp; &#10;&quot; width=&quot; &amp; CHAR(34) &amp; &quot;22&quot; &amp; CHAR(34) &amp; &quot; alt=&quot; &amp; CHAR(34) &amp; [.D199] &amp; CHAR(34) &amp; &quot;&gt;&lt;/a&gt;&quot; &amp;&#10;&quot;&amp;nbsp; &amp;nbsp; &quot; &amp; [.D199] &amp; &quot;&lt;br&gt;&quot;&#10;))" office:value-type="string" office:string-value="&lt;a href=&quot;#&quot;&gt;&lt;img src=&quot;https://github.com/ubuntu/yaru/blob/master/icons/Yaru/scalable/actions/object-select-symbolic.svg&quot; width=&quot;22&quot; alt=&quot;object-select-symbolic&quot;&gt;&lt;/a&gt;&amp;nbsp; &amp;nbsp; object-select-symbolic&lt;br&gt;" calcext:value-type="string">
            <text:p>&lt;a href="#"&gt;&lt;img src="https://github.com/ubuntu/yaru/blob/master/icons/Yaru/scalable/actions/object-select-symbolic.svg" width="22" alt="object-select-symbolic"&gt;&lt;/a&gt;&amp;nbsp; &amp;nbsp; object-select-symbolic&lt;br&gt;</text:p>
          </table:table-cell>
        </table:table-row>
        <table:table-row table:style-name="ro1">
          <table:table-cell table:style-name="Default" office:value-type="string" calcext:value-type="string">
            <text:p>one-event-symbolic@</text:p>
          </table:table-cell>
          <table:table-cell table:style-name="Default" table:formula="of:=IF(LEFT([.A20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00];3;FIND(&quot;:&quot;;[.A200])-3) &amp; &quot; &lt;br&gt;&quot;;&quot;&quot;)">
            <text:p/>
          </table:table-cell>
          <table:table-cell table:style-name="ce6" table:formula="of:=IF([.B200]=&quot;Y&quot;;MID([.A200];3;FIND(&quot;:&quot;;[.A200];1)-3);IF(&#10;RIGHT(RIGHT([.A200]; 1))=&quot;@&quot;;0;&#10;[.A200]))" office:value-type="float" office:value="0" calcext:value-type="float">
            <text:p>0</text:p>
          </table:table-cell>
          <table:table-cell table:formula="of:=IF([.B200]=&quot;Y&quot;;[.D200];[.E199])" office:value-type="string" office:string-value="actions" calcext:value-type="string">
            <text:p>actions</text:p>
          </table:table-cell>
          <table:table-cell table:style-name="ce10" table:formula="of:=IF([.D200]=0;&quot;&quot;;IF([.B200]=&quot;Y&quot;;[.C200];&#10;&quot;&lt;a href=&quot; &amp; CHAR(34) &amp; &quot;#&quot; &amp; CHAR(34) &amp; &quot;&gt;&quot; &amp;&#10;&quot;&lt;img src=&quot; &amp; CHAR(34) &amp; &quot;https://github.com/ubuntu/yaru/blob/master/icons/Yaru/scalable/&quot; &amp; [.E200] &amp; &quot;/&quot; &amp; [.A200] &amp; &quot;.svg&quot; &amp; CHAR(34) &amp; &#10;&quot; width=&quot; &amp; CHAR(34) &amp; &quot;22&quot; &amp; CHAR(34) &amp; &quot; alt=&quot; &amp; CHAR(34) &amp; [.D200] &amp; CHAR(34) &amp; &quot;&gt;&lt;/a&gt;&quot; &amp;&#10;&quot;&amp;nbsp; &amp;nbsp; &quot; &amp; [.D20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ne-tag-symbolic@</text:p>
          </table:table-cell>
          <table:table-cell table:style-name="Default" table:formula="of:=IF(LEFT([.A20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01];3;FIND(&quot;:&quot;;[.A201])-3) &amp; &quot; &lt;br&gt;&quot;;&quot;&quot;)">
            <text:p/>
          </table:table-cell>
          <table:table-cell table:style-name="ce6" table:formula="of:=IF([.B201]=&quot;Y&quot;;MID([.A201];3;FIND(&quot;:&quot;;[.A201];1)-3);IF(&#10;RIGHT(RIGHT([.A201]; 1))=&quot;@&quot;;0;&#10;[.A201]))" office:value-type="float" office:value="0" calcext:value-type="float">
            <text:p>0</text:p>
          </table:table-cell>
          <table:table-cell table:formula="of:=IF([.B201]=&quot;Y&quot;;[.D201];[.E200])" office:value-type="string" office:string-value="actions" calcext:value-type="string">
            <text:p>actions</text:p>
          </table:table-cell>
          <table:table-cell table:style-name="ce10" table:formula="of:=IF([.D201]=0;&quot;&quot;;IF([.B201]=&quot;Y&quot;;[.C201];&#10;&quot;&lt;a href=&quot; &amp; CHAR(34) &amp; &quot;#&quot; &amp; CHAR(34) &amp; &quot;&gt;&quot; &amp;&#10;&quot;&lt;img src=&quot; &amp; CHAR(34) &amp; &quot;https://github.com/ubuntu/yaru/blob/master/icons/Yaru/scalable/&quot; &amp; [.E201] &amp; &quot;/&quot; &amp; [.A201] &amp; &quot;.svg&quot; &amp; CHAR(34) &amp; &#10;&quot; width=&quot; &amp; CHAR(34) &amp; &quot;22&quot; &amp; CHAR(34) &amp; &quot; alt=&quot; &amp; CHAR(34) &amp; [.D201] &amp; CHAR(34) &amp; &quot;&gt;&lt;/a&gt;&quot; &amp;&#10;&quot;&amp;nbsp; &amp;nbsp; &quot; &amp; [.D201] &amp; &quot;&lt;br&gt;&quot;&#10;))">
            <text:p/>
          </table:table-cell>
        </table:table-row>
        <table:table-row table:style-name="ro1">
          <table:table-cell office:value-type="string" calcext:value-type="string">
            <text:p>open-menu-symbolic</text:p>
          </table:table-cell>
          <table:table-cell table:formula="of:=IF(LEFT([.A202];1)=&quot;.&quot;;&quot;Y&quot;;&quot;N&quot;)" office:value-type="string" office:string-value="N" calcext:value-type="string">
            <text:p>N</text:p>
          </table:table-cell>
          <table:table-cell table:formula="of:=IFERROR(&quot;## &quot; &amp; MID([.A202];3;FIND(&quot;:&quot;;[.A202])-3) &amp; &quot; &lt;br&gt;&quot;;&quot;&quot;)">
            <text:p/>
          </table:table-cell>
          <table:table-cell table:formula="of:=IF([.B202]=&quot;Y&quot;;MID([.A202];3;FIND(&quot;:&quot;;[.A202];1)-3);IF(&#10;RIGHT(RIGHT([.A202]; 1))=&quot;@&quot;;0;&#10;[.A202]))" office:value-type="string" office:string-value="open-menu-symbolic" calcext:value-type="string">
            <text:p>open-menu-symbolic</text:p>
          </table:table-cell>
          <table:table-cell table:formula="of:=IF([.B202]=&quot;Y&quot;;[.D202];[.E201])" office:value-type="string" office:string-value="actions" calcext:value-type="string">
            <text:p>actions</text:p>
          </table:table-cell>
          <table:table-cell table:style-name="ce10" table:formula="of:=IF([.D202]=0;&quot;&quot;;IF([.B202]=&quot;Y&quot;;[.C202];&#10;&quot;&lt;a href=&quot; &amp; CHAR(34) &amp; &quot;#&quot; &amp; CHAR(34) &amp; &quot;&gt;&quot; &amp;&#10;&quot;&lt;img src=&quot; &amp; CHAR(34) &amp; &quot;https://github.com/ubuntu/yaru/blob/master/icons/Yaru/scalable/&quot; &amp; [.E202] &amp; &quot;/&quot; &amp; [.A202] &amp; &quot;.svg&quot; &amp; CHAR(34) &amp; &#10;&quot; width=&quot; &amp; CHAR(34) &amp; &quot;22&quot; &amp; CHAR(34) &amp; &quot; alt=&quot; &amp; CHAR(34) &amp; [.D202] &amp; CHAR(34) &amp; &quot;&gt;&lt;/a&gt;&quot; &amp;&#10;&quot;&amp;nbsp; &amp;nbsp; &quot; &amp; [.D202] &amp; &quot;&lt;br&gt;&quot;&#10;))" office:value-type="string" office:string-value="&lt;a href=&quot;#&quot;&gt;&lt;img src=&quot;https://github.com/ubuntu/yaru/blob/master/icons/Yaru/scalable/actions/open-menu-symbolic.svg&quot; width=&quot;22&quot; alt=&quot;open-menu-symbolic&quot;&gt;&lt;/a&gt;&amp;nbsp; &amp;nbsp; open-menu-symbolic&lt;br&gt;" calcext:value-type="string">
            <text:p>&lt;a href="#"&gt;&lt;img src="https://github.com/ubuntu/yaru/blob/master/icons/Yaru/scalable/actions/open-menu-symbolic.svg" width="22" alt="open-menu-symbolic"&gt;&lt;/a&gt;&amp;nbsp; &amp;nbsp; open-menu-symbolic&lt;br&gt;</text:p>
          </table:table-cell>
        </table:table-row>
        <table:table-row table:style-name="ro1">
          <table:table-cell table:style-name="Default" office:value-type="string" calcext:value-type="string">
            <text:p>org.gnome.Lollypop-equalizer-symbolic@</text:p>
          </table:table-cell>
          <table:table-cell table:style-name="Default" table:formula="of:=IF(LEFT([.A20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03];3;FIND(&quot;:&quot;;[.A203])-3) &amp; &quot; &lt;br&gt;&quot;;&quot;&quot;)">
            <text:p/>
          </table:table-cell>
          <table:table-cell table:style-name="ce6" table:formula="of:=IF([.B203]=&quot;Y&quot;;MID([.A203];3;FIND(&quot;:&quot;;[.A203];1)-3);IF(&#10;RIGHT(RIGHT([.A203]; 1))=&quot;@&quot;;0;&#10;[.A203]))" office:value-type="float" office:value="0" calcext:value-type="float">
            <text:p>0</text:p>
          </table:table-cell>
          <table:table-cell table:formula="of:=IF([.B203]=&quot;Y&quot;;[.D203];[.E202])" office:value-type="string" office:string-value="actions" calcext:value-type="string">
            <text:p>actions</text:p>
          </table:table-cell>
          <table:table-cell table:style-name="ce10" table:formula="of:=IF([.D203]=0;&quot;&quot;;IF([.B203]=&quot;Y&quot;;[.C203];&#10;&quot;&lt;a href=&quot; &amp; CHAR(34) &amp; &quot;#&quot; &amp; CHAR(34) &amp; &quot;&gt;&quot; &amp;&#10;&quot;&lt;img src=&quot; &amp; CHAR(34) &amp; &quot;https://github.com/ubuntu/yaru/blob/master/icons/Yaru/scalable/&quot; &amp; [.E203] &amp; &quot;/&quot; &amp; [.A203] &amp; &quot;.svg&quot; &amp; CHAR(34) &amp; &#10;&quot; width=&quot; &amp; CHAR(34) &amp; &quot;22&quot; &amp; CHAR(34) &amp; &quot; alt=&quot; &amp; CHAR(34) &amp; [.D203] &amp; CHAR(34) &amp; &quot;&gt;&lt;/a&gt;&quot; &amp;&#10;&quot;&amp;nbsp; &amp;nbsp; &quot; &amp; [.D20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utline-symbolic@</text:p>
          </table:table-cell>
          <table:table-cell table:style-name="Default" table:formula="of:=IF(LEFT([.A20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04];3;FIND(&quot;:&quot;;[.A204])-3) &amp; &quot; &lt;br&gt;&quot;;&quot;&quot;)">
            <text:p/>
          </table:table-cell>
          <table:table-cell table:style-name="ce6" table:formula="of:=IF([.B204]=&quot;Y&quot;;MID([.A204];3;FIND(&quot;:&quot;;[.A204];1)-3);IF(&#10;RIGHT(RIGHT([.A204]; 1))=&quot;@&quot;;0;&#10;[.A204]))" office:value-type="float" office:value="0" calcext:value-type="float">
            <text:p>0</text:p>
          </table:table-cell>
          <table:table-cell table:formula="of:=IF([.B204]=&quot;Y&quot;;[.D204];[.E203])" office:value-type="string" office:string-value="actions" calcext:value-type="string">
            <text:p>actions</text:p>
          </table:table-cell>
          <table:table-cell table:style-name="ce10" table:formula="of:=IF([.D204]=0;&quot;&quot;;IF([.B204]=&quot;Y&quot;;[.C204];&#10;&quot;&lt;a href=&quot; &amp; CHAR(34) &amp; &quot;#&quot; &amp; CHAR(34) &amp; &quot;&gt;&quot; &amp;&#10;&quot;&lt;img src=&quot; &amp; CHAR(34) &amp; &quot;https://github.com/ubuntu/yaru/blob/master/icons/Yaru/scalable/&quot; &amp; [.E204] &amp; &quot;/&quot; &amp; [.A204] &amp; &quot;.svg&quot; &amp; CHAR(34) &amp; &#10;&quot; width=&quot; &amp; CHAR(34) &amp; &quot;22&quot; &amp; CHAR(34) &amp; &quot; alt=&quot; &amp; CHAR(34) &amp; [.D204] &amp; CHAR(34) &amp; &quot;&gt;&lt;/a&gt;&quot; &amp;&#10;&quot;&amp;nbsp; &amp;nbsp; &quot; &amp; [.D204] &amp; &quot;&lt;br&gt;&quot;&#10;))">
            <text:p/>
          </table:table-cell>
        </table:table-row>
        <table:table-row table:style-name="ro1">
          <table:table-cell office:value-type="string" calcext:value-type="string">
            <text:p>process-stop-symbolic</text:p>
          </table:table-cell>
          <table:table-cell table:formula="of:=IF(LEFT([.A205];1)=&quot;.&quot;;&quot;Y&quot;;&quot;N&quot;)" office:value-type="string" office:string-value="N" calcext:value-type="string">
            <text:p>N</text:p>
          </table:table-cell>
          <table:table-cell table:formula="of:=IFERROR(&quot;## &quot; &amp; MID([.A205];3;FIND(&quot;:&quot;;[.A205])-3) &amp; &quot; &lt;br&gt;&quot;;&quot;&quot;)">
            <text:p/>
          </table:table-cell>
          <table:table-cell table:formula="of:=IF([.B205]=&quot;Y&quot;;MID([.A205];3;FIND(&quot;:&quot;;[.A205];1)-3);IF(&#10;RIGHT(RIGHT([.A205]; 1))=&quot;@&quot;;0;&#10;[.A205]))" office:value-type="string" office:string-value="process-stop-symbolic" calcext:value-type="string">
            <text:p>process-stop-symbolic</text:p>
          </table:table-cell>
          <table:table-cell table:formula="of:=IF([.B205]=&quot;Y&quot;;[.D205];[.E204])" office:value-type="string" office:string-value="actions" calcext:value-type="string">
            <text:p>actions</text:p>
          </table:table-cell>
          <table:table-cell table:style-name="ce10" table:formula="of:=IF([.D205]=0;&quot;&quot;;IF([.B205]=&quot;Y&quot;;[.C205];&#10;&quot;&lt;a href=&quot; &amp; CHAR(34) &amp; &quot;#&quot; &amp; CHAR(34) &amp; &quot;&gt;&quot; &amp;&#10;&quot;&lt;img src=&quot; &amp; CHAR(34) &amp; &quot;https://github.com/ubuntu/yaru/blob/master/icons/Yaru/scalable/&quot; &amp; [.E205] &amp; &quot;/&quot; &amp; [.A205] &amp; &quot;.svg&quot; &amp; CHAR(34) &amp; &#10;&quot; width=&quot; &amp; CHAR(34) &amp; &quot;22&quot; &amp; CHAR(34) &amp; &quot; alt=&quot; &amp; CHAR(34) &amp; [.D205] &amp; CHAR(34) &amp; &quot;&gt;&lt;/a&gt;&quot; &amp;&#10;&quot;&amp;nbsp; &amp;nbsp; &quot; &amp; [.D205] &amp; &quot;&lt;br&gt;&quot;&#10;))" office:value-type="string" office:string-value="&lt;a href=&quot;#&quot;&gt;&lt;img src=&quot;https://github.com/ubuntu/yaru/blob/master/icons/Yaru/scalable/actions/process-stop-symbolic.svg&quot; width=&quot;22&quot; alt=&quot;process-stop-symbolic&quot;&gt;&lt;/a&gt;&amp;nbsp; &amp;nbsp; process-stop-symbolic&lt;br&gt;" calcext:value-type="string">
            <text:p>&lt;a href="#"&gt;&lt;img src="https://github.com/ubuntu/yaru/blob/master/icons/Yaru/scalable/actions/process-stop-symbolic.svg" width="22" alt="process-stop-symbolic"&gt;&lt;/a&gt;&amp;nbsp; &amp;nbsp; process-stop-symbolic&lt;br&gt;</text:p>
          </table:table-cell>
        </table:table-row>
        <table:table-row table:style-name="ro1">
          <table:table-cell office:value-type="string" calcext:value-type="string">
            <text:p>qr-code-symbolic</text:p>
          </table:table-cell>
          <table:table-cell table:formula="of:=IF(LEFT([.A206];1)=&quot;.&quot;;&quot;Y&quot;;&quot;N&quot;)" office:value-type="string" office:string-value="N" calcext:value-type="string">
            <text:p>N</text:p>
          </table:table-cell>
          <table:table-cell table:formula="of:=IFERROR(&quot;## &quot; &amp; MID([.A206];3;FIND(&quot;:&quot;;[.A206])-3) &amp; &quot; &lt;br&gt;&quot;;&quot;&quot;)">
            <text:p/>
          </table:table-cell>
          <table:table-cell table:formula="of:=IF([.B206]=&quot;Y&quot;;MID([.A206];3;FIND(&quot;:&quot;;[.A206];1)-3);IF(&#10;RIGHT(RIGHT([.A206]; 1))=&quot;@&quot;;0;&#10;[.A206]))" office:value-type="string" office:string-value="qr-code-symbolic" calcext:value-type="string">
            <text:p>qr-code-symbolic</text:p>
          </table:table-cell>
          <table:table-cell table:formula="of:=IF([.B206]=&quot;Y&quot;;[.D206];[.E205])" office:value-type="string" office:string-value="actions" calcext:value-type="string">
            <text:p>actions</text:p>
          </table:table-cell>
          <table:table-cell table:style-name="ce10" table:formula="of:=IF([.D206]=0;&quot;&quot;;IF([.B206]=&quot;Y&quot;;[.C206];&#10;&quot;&lt;a href=&quot; &amp; CHAR(34) &amp; &quot;#&quot; &amp; CHAR(34) &amp; &quot;&gt;&quot; &amp;&#10;&quot;&lt;img src=&quot; &amp; CHAR(34) &amp; &quot;https://github.com/ubuntu/yaru/blob/master/icons/Yaru/scalable/&quot; &amp; [.E206] &amp; &quot;/&quot; &amp; [.A206] &amp; &quot;.svg&quot; &amp; CHAR(34) &amp; &#10;&quot; width=&quot; &amp; CHAR(34) &amp; &quot;22&quot; &amp; CHAR(34) &amp; &quot; alt=&quot; &amp; CHAR(34) &amp; [.D206] &amp; CHAR(34) &amp; &quot;&gt;&lt;/a&gt;&quot; &amp;&#10;&quot;&amp;nbsp; &amp;nbsp; &quot; &amp; [.D206] &amp; &quot;&lt;br&gt;&quot;&#10;))" office:value-type="string" office:string-value="&lt;a href=&quot;#&quot;&gt;&lt;img src=&quot;https://github.com/ubuntu/yaru/blob/master/icons/Yaru/scalable/actions/qr-code-symbolic.svg&quot; width=&quot;22&quot; alt=&quot;qr-code-symbolic&quot;&gt;&lt;/a&gt;&amp;nbsp; &amp;nbsp; qr-code-symbolic&lt;br&gt;" calcext:value-type="string">
            <text:p>&lt;a href="#"&gt;&lt;img src="https://github.com/ubuntu/yaru/blob/master/icons/Yaru/scalable/actions/qr-code-symbolic.svg" width="22" alt="qr-code-symbolic"&gt;&lt;/a&gt;&amp;nbsp; &amp;nbsp; qr-code-symbolic&lt;br&gt;</text:p>
          </table:table-cell>
        </table:table-row>
        <table:table-row table:style-name="ro1">
          <table:table-cell office:value-type="string" calcext:value-type="string">
            <text:p>review-symbolic</text:p>
          </table:table-cell>
          <table:table-cell table:formula="of:=IF(LEFT([.A207];1)=&quot;.&quot;;&quot;Y&quot;;&quot;N&quot;)" office:value-type="string" office:string-value="N" calcext:value-type="string">
            <text:p>N</text:p>
          </table:table-cell>
          <table:table-cell table:formula="of:=IFERROR(&quot;## &quot; &amp; MID([.A207];3;FIND(&quot;:&quot;;[.A207])-3) &amp; &quot; &lt;br&gt;&quot;;&quot;&quot;)">
            <text:p/>
          </table:table-cell>
          <table:table-cell table:formula="of:=IF([.B207]=&quot;Y&quot;;MID([.A207];3;FIND(&quot;:&quot;;[.A207];1)-3);IF(&#10;RIGHT(RIGHT([.A207]; 1))=&quot;@&quot;;0;&#10;[.A207]))" office:value-type="string" office:string-value="review-symbolic" calcext:value-type="string">
            <text:p>review-symbolic</text:p>
          </table:table-cell>
          <table:table-cell table:formula="of:=IF([.B207]=&quot;Y&quot;;[.D207];[.E206])" office:value-type="string" office:string-value="actions" calcext:value-type="string">
            <text:p>actions</text:p>
          </table:table-cell>
          <table:table-cell table:style-name="ce10" table:formula="of:=IF([.D207]=0;&quot;&quot;;IF([.B207]=&quot;Y&quot;;[.C207];&#10;&quot;&lt;a href=&quot; &amp; CHAR(34) &amp; &quot;#&quot; &amp; CHAR(34) &amp; &quot;&gt;&quot; &amp;&#10;&quot;&lt;img src=&quot; &amp; CHAR(34) &amp; &quot;https://github.com/ubuntu/yaru/blob/master/icons/Yaru/scalable/&quot; &amp; [.E207] &amp; &quot;/&quot; &amp; [.A207] &amp; &quot;.svg&quot; &amp; CHAR(34) &amp; &#10;&quot; width=&quot; &amp; CHAR(34) &amp; &quot;22&quot; &amp; CHAR(34) &amp; &quot; alt=&quot; &amp; CHAR(34) &amp; [.D207] &amp; CHAR(34) &amp; &quot;&gt;&lt;/a&gt;&quot; &amp;&#10;&quot;&amp;nbsp; &amp;nbsp; &quot; &amp; [.D207] &amp; &quot;&lt;br&gt;&quot;&#10;))" office:value-type="string" office:string-value="&lt;a href=&quot;#&quot;&gt;&lt;img src=&quot;https://github.com/ubuntu/yaru/blob/master/icons/Yaru/scalable/actions/review-symbolic.svg&quot; width=&quot;22&quot; alt=&quot;review-symbolic&quot;&gt;&lt;/a&gt;&amp;nbsp; &amp;nbsp; review-symbolic&lt;br&gt;" calcext:value-type="string">
            <text:p>&lt;a href="#"&gt;&lt;img src="https://github.com/ubuntu/yaru/blob/master/icons/Yaru/scalable/actions/review-symbolic.svg" width="22" alt="review-symbolic"&gt;&lt;/a&gt;&amp;nbsp; &amp;nbsp; review-symbolic&lt;br&gt;</text:p>
          </table:table-cell>
        </table:table-row>
        <table:table-row table:style-name="ro1">
          <table:table-cell office:value-type="string" calcext:value-type="string">
            <text:p>scan-type-adf-symbolic</text:p>
          </table:table-cell>
          <table:table-cell table:formula="of:=IF(LEFT([.A208];1)=&quot;.&quot;;&quot;Y&quot;;&quot;N&quot;)" office:value-type="string" office:string-value="N" calcext:value-type="string">
            <text:p>N</text:p>
          </table:table-cell>
          <table:table-cell table:formula="of:=IFERROR(&quot;## &quot; &amp; MID([.A208];3;FIND(&quot;:&quot;;[.A208])-3) &amp; &quot; &lt;br&gt;&quot;;&quot;&quot;)">
            <text:p/>
          </table:table-cell>
          <table:table-cell table:formula="of:=IF([.B208]=&quot;Y&quot;;MID([.A208];3;FIND(&quot;:&quot;;[.A208];1)-3);IF(&#10;RIGHT(RIGHT([.A208]; 1))=&quot;@&quot;;0;&#10;[.A208]))" office:value-type="string" office:string-value="scan-type-adf-symbolic" calcext:value-type="string">
            <text:p>scan-type-adf-symbolic</text:p>
          </table:table-cell>
          <table:table-cell table:formula="of:=IF([.B208]=&quot;Y&quot;;[.D208];[.E207])" office:value-type="string" office:string-value="actions" calcext:value-type="string">
            <text:p>actions</text:p>
          </table:table-cell>
          <table:table-cell table:style-name="ce10" table:formula="of:=IF([.D208]=0;&quot;&quot;;IF([.B208]=&quot;Y&quot;;[.C208];&#10;&quot;&lt;a href=&quot; &amp; CHAR(34) &amp; &quot;#&quot; &amp; CHAR(34) &amp; &quot;&gt;&quot; &amp;&#10;&quot;&lt;img src=&quot; &amp; CHAR(34) &amp; &quot;https://github.com/ubuntu/yaru/blob/master/icons/Yaru/scalable/&quot; &amp; [.E208] &amp; &quot;/&quot; &amp; [.A208] &amp; &quot;.svg&quot; &amp; CHAR(34) &amp; &#10;&quot; width=&quot; &amp; CHAR(34) &amp; &quot;22&quot; &amp; CHAR(34) &amp; &quot; alt=&quot; &amp; CHAR(34) &amp; [.D208] &amp; CHAR(34) &amp; &quot;&gt;&lt;/a&gt;&quot; &amp;&#10;&quot;&amp;nbsp; &amp;nbsp; &quot; &amp; [.D208] &amp; &quot;&lt;br&gt;&quot;&#10;))" office:value-type="string" office:string-value="&lt;a href=&quot;#&quot;&gt;&lt;img src=&quot;https://github.com/ubuntu/yaru/blob/master/icons/Yaru/scalable/actions/scan-type-adf-symbolic.svg&quot; width=&quot;22&quot; alt=&quot;scan-type-adf-symbolic&quot;&gt;&lt;/a&gt;&amp;nbsp; &amp;nbsp; scan-type-adf-symbolic&lt;br&gt;" calcext:value-type="string">
            <text:p>&lt;a href="#"&gt;&lt;img src="https://github.com/ubuntu/yaru/blob/master/icons/Yaru/scalable/actions/scan-type-adf-symbolic.svg" width="22" alt="scan-type-adf-symbolic"&gt;&lt;/a&gt;&amp;nbsp; &amp;nbsp; scan-type-adf-symbolic&lt;br&gt;</text:p>
          </table:table-cell>
        </table:table-row>
        <table:table-row table:style-name="ro1">
          <table:table-cell office:value-type="string" calcext:value-type="string">
            <text:p>scan-type-batch-symbolic</text:p>
          </table:table-cell>
          <table:table-cell table:formula="of:=IF(LEFT([.A209];1)=&quot;.&quot;;&quot;Y&quot;;&quot;N&quot;)" office:value-type="string" office:string-value="N" calcext:value-type="string">
            <text:p>N</text:p>
          </table:table-cell>
          <table:table-cell table:formula="of:=IFERROR(&quot;## &quot; &amp; MID([.A209];3;FIND(&quot;:&quot;;[.A209])-3) &amp; &quot; &lt;br&gt;&quot;;&quot;&quot;)">
            <text:p/>
          </table:table-cell>
          <table:table-cell table:formula="of:=IF([.B209]=&quot;Y&quot;;MID([.A209];3;FIND(&quot;:&quot;;[.A209];1)-3);IF(&#10;RIGHT(RIGHT([.A209]; 1))=&quot;@&quot;;0;&#10;[.A209]))" office:value-type="string" office:string-value="scan-type-batch-symbolic" calcext:value-type="string">
            <text:p>scan-type-batch-symbolic</text:p>
          </table:table-cell>
          <table:table-cell table:formula="of:=IF([.B209]=&quot;Y&quot;;[.D209];[.E208])" office:value-type="string" office:string-value="actions" calcext:value-type="string">
            <text:p>actions</text:p>
          </table:table-cell>
          <table:table-cell table:style-name="ce10" table:formula="of:=IF([.D209]=0;&quot;&quot;;IF([.B209]=&quot;Y&quot;;[.C209];&#10;&quot;&lt;a href=&quot; &amp; CHAR(34) &amp; &quot;#&quot; &amp; CHAR(34) &amp; &quot;&gt;&quot; &amp;&#10;&quot;&lt;img src=&quot; &amp; CHAR(34) &amp; &quot;https://github.com/ubuntu/yaru/blob/master/icons/Yaru/scalable/&quot; &amp; [.E209] &amp; &quot;/&quot; &amp; [.A209] &amp; &quot;.svg&quot; &amp; CHAR(34) &amp; &#10;&quot; width=&quot; &amp; CHAR(34) &amp; &quot;22&quot; &amp; CHAR(34) &amp; &quot; alt=&quot; &amp; CHAR(34) &amp; [.D209] &amp; CHAR(34) &amp; &quot;&gt;&lt;/a&gt;&quot; &amp;&#10;&quot;&amp;nbsp; &amp;nbsp; &quot; &amp; [.D209] &amp; &quot;&lt;br&gt;&quot;&#10;))" office:value-type="string" office:string-value="&lt;a href=&quot;#&quot;&gt;&lt;img src=&quot;https://github.com/ubuntu/yaru/blob/master/icons/Yaru/scalable/actions/scan-type-batch-symbolic.svg&quot; width=&quot;22&quot; alt=&quot;scan-type-batch-symbolic&quot;&gt;&lt;/a&gt;&amp;nbsp; &amp;nbsp; scan-type-batch-symbolic&lt;br&gt;" calcext:value-type="string">
            <text:p>&lt;a href="#"&gt;&lt;img src="https://github.com/ubuntu/yaru/blob/master/icons/Yaru/scalable/actions/scan-type-batch-symbolic.svg" width="22" alt="scan-type-batch-symbolic"&gt;&lt;/a&gt;&amp;nbsp; &amp;nbsp; scan-type-batch-symbolic&lt;br&gt;</text:p>
          </table:table-cell>
        </table:table-row>
        <table:table-row table:style-name="ro1">
          <table:table-cell table:style-name="Default" office:value-type="string" calcext:value-type="string">
            <text:p>search-symbolic@</text:p>
          </table:table-cell>
          <table:table-cell table:style-name="Default" table:formula="of:=IF(LEFT([.A21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10];3;FIND(&quot;:&quot;;[.A210])-3) &amp; &quot; &lt;br&gt;&quot;;&quot;&quot;)">
            <text:p/>
          </table:table-cell>
          <table:table-cell table:style-name="ce6" table:formula="of:=IF([.B210]=&quot;Y&quot;;MID([.A210];3;FIND(&quot;:&quot;;[.A210];1)-3);IF(&#10;RIGHT(RIGHT([.A210]; 1))=&quot;@&quot;;0;&#10;[.A210]))" office:value-type="float" office:value="0" calcext:value-type="float">
            <text:p>0</text:p>
          </table:table-cell>
          <table:table-cell table:formula="of:=IF([.B210]=&quot;Y&quot;;[.D210];[.E209])" office:value-type="string" office:string-value="actions" calcext:value-type="string">
            <text:p>actions</text:p>
          </table:table-cell>
          <table:table-cell table:style-name="ce10" table:formula="of:=IF([.D210]=0;&quot;&quot;;IF([.B210]=&quot;Y&quot;;[.C210];&#10;&quot;&lt;a href=&quot; &amp; CHAR(34) &amp; &quot;#&quot; &amp; CHAR(34) &amp; &quot;&gt;&quot; &amp;&#10;&quot;&lt;img src=&quot; &amp; CHAR(34) &amp; &quot;https://github.com/ubuntu/yaru/blob/master/icons/Yaru/scalable/&quot; &amp; [.E210] &amp; &quot;/&quot; &amp; [.A210] &amp; &quot;.svg&quot; &amp; CHAR(34) &amp; &#10;&quot; width=&quot; &amp; CHAR(34) &amp; &quot;22&quot; &amp; CHAR(34) &amp; &quot; alt=&quot; &amp; CHAR(34) &amp; [.D210] &amp; CHAR(34) &amp; &quot;&gt;&lt;/a&gt;&quot; &amp;&#10;&quot;&amp;nbsp; &amp;nbsp; &quot; &amp; [.D21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election-mode-symbolic@</text:p>
          </table:table-cell>
          <table:table-cell table:style-name="Default" table:formula="of:=IF(LEFT([.A21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11];3;FIND(&quot;:&quot;;[.A211])-3) &amp; &quot; &lt;br&gt;&quot;;&quot;&quot;)">
            <text:p/>
          </table:table-cell>
          <table:table-cell table:style-name="ce6" table:formula="of:=IF([.B211]=&quot;Y&quot;;MID([.A211];3;FIND(&quot;:&quot;;[.A211];1)-3);IF(&#10;RIGHT(RIGHT([.A211]; 1))=&quot;@&quot;;0;&#10;[.A211]))" office:value-type="float" office:value="0" calcext:value-type="float">
            <text:p>0</text:p>
          </table:table-cell>
          <table:table-cell table:formula="of:=IF([.B211]=&quot;Y&quot;;[.D211];[.E210])" office:value-type="string" office:string-value="actions" calcext:value-type="string">
            <text:p>actions</text:p>
          </table:table-cell>
          <table:table-cell table:style-name="ce10" table:formula="of:=IF([.D211]=0;&quot;&quot;;IF([.B211]=&quot;Y&quot;;[.C211];&#10;&quot;&lt;a href=&quot; &amp; CHAR(34) &amp; &quot;#&quot; &amp; CHAR(34) &amp; &quot;&gt;&quot; &amp;&#10;&quot;&lt;img src=&quot; &amp; CHAR(34) &amp; &quot;https://github.com/ubuntu/yaru/blob/master/icons/Yaru/scalable/&quot; &amp; [.E211] &amp; &quot;/&quot; &amp; [.A211] &amp; &quot;.svg&quot; &amp; CHAR(34) &amp; &#10;&quot; width=&quot; &amp; CHAR(34) &amp; &quot;22&quot; &amp; CHAR(34) &amp; &quot; alt=&quot; &amp; CHAR(34) &amp; [.D211] &amp; CHAR(34) &amp; &quot;&gt;&lt;/a&gt;&quot; &amp;&#10;&quot;&amp;nbsp; &amp;nbsp; &quot; &amp; [.D211] &amp; &quot;&lt;br&gt;&quot;&#10;))">
            <text:p/>
          </table:table-cell>
        </table:table-row>
        <table:table-row table:style-name="ro1">
          <table:table-cell office:value-type="string" calcext:value-type="string">
            <text:p>selection-symbolic</text:p>
          </table:table-cell>
          <table:table-cell table:formula="of:=IF(LEFT([.A212];1)=&quot;.&quot;;&quot;Y&quot;;&quot;N&quot;)" office:value-type="string" office:string-value="N" calcext:value-type="string">
            <text:p>N</text:p>
          </table:table-cell>
          <table:table-cell table:formula="of:=IFERROR(&quot;## &quot; &amp; MID([.A212];3;FIND(&quot;:&quot;;[.A212])-3) &amp; &quot; &lt;br&gt;&quot;;&quot;&quot;)">
            <text:p/>
          </table:table-cell>
          <table:table-cell table:formula="of:=IF([.B212]=&quot;Y&quot;;MID([.A212];3;FIND(&quot;:&quot;;[.A212];1)-3);IF(&#10;RIGHT(RIGHT([.A212]; 1))=&quot;@&quot;;0;&#10;[.A212]))" office:value-type="string" office:string-value="selection-symbolic" calcext:value-type="string">
            <text:p>selection-symbolic</text:p>
          </table:table-cell>
          <table:table-cell table:formula="of:=IF([.B212]=&quot;Y&quot;;[.D212];[.E211])" office:value-type="string" office:string-value="actions" calcext:value-type="string">
            <text:p>actions</text:p>
          </table:table-cell>
          <table:table-cell table:style-name="ce10" table:formula="of:=IF([.D212]=0;&quot;&quot;;IF([.B212]=&quot;Y&quot;;[.C212];&#10;&quot;&lt;a href=&quot; &amp; CHAR(34) &amp; &quot;#&quot; &amp; CHAR(34) &amp; &quot;&gt;&quot; &amp;&#10;&quot;&lt;img src=&quot; &amp; CHAR(34) &amp; &quot;https://github.com/ubuntu/yaru/blob/master/icons/Yaru/scalable/&quot; &amp; [.E212] &amp; &quot;/&quot; &amp; [.A212] &amp; &quot;.svg&quot; &amp; CHAR(34) &amp; &#10;&quot; width=&quot; &amp; CHAR(34) &amp; &quot;22&quot; &amp; CHAR(34) &amp; &quot; alt=&quot; &amp; CHAR(34) &amp; [.D212] &amp; CHAR(34) &amp; &quot;&gt;&lt;/a&gt;&quot; &amp;&#10;&quot;&amp;nbsp; &amp;nbsp; &quot; &amp; [.D212] &amp; &quot;&lt;br&gt;&quot;&#10;))" office:value-type="string" office:string-value="&lt;a href=&quot;#&quot;&gt;&lt;img src=&quot;https://github.com/ubuntu/yaru/blob/master/icons/Yaru/scalable/actions/selection-symbolic.svg&quot; width=&quot;22&quot; alt=&quot;selection-symbolic&quot;&gt;&lt;/a&gt;&amp;nbsp; &amp;nbsp; selection-symbolic&lt;br&gt;" calcext:value-type="string">
            <text:p>&lt;a href="#"&gt;&lt;img src="https://github.com/ubuntu/yaru/blob/master/icons/Yaru/scalable/actions/selection-symbolic.svg" width="22" alt="selection-symbolic"&gt;&lt;/a&gt;&amp;nbsp; &amp;nbsp; selection-symbolic&lt;br&gt;</text:p>
          </table:table-cell>
        </table:table-row>
        <table:table-row table:style-name="ro1">
          <table:table-cell office:value-type="string" calcext:value-type="string">
            <text:p>send-to-symbolic</text:p>
          </table:table-cell>
          <table:table-cell table:formula="of:=IF(LEFT([.A213];1)=&quot;.&quot;;&quot;Y&quot;;&quot;N&quot;)" office:value-type="string" office:string-value="N" calcext:value-type="string">
            <text:p>N</text:p>
          </table:table-cell>
          <table:table-cell table:formula="of:=IFERROR(&quot;## &quot; &amp; MID([.A213];3;FIND(&quot;:&quot;;[.A213])-3) &amp; &quot; &lt;br&gt;&quot;;&quot;&quot;)">
            <text:p/>
          </table:table-cell>
          <table:table-cell table:formula="of:=IF([.B213]=&quot;Y&quot;;MID([.A213];3;FIND(&quot;:&quot;;[.A213];1)-3);IF(&#10;RIGHT(RIGHT([.A213]; 1))=&quot;@&quot;;0;&#10;[.A213]))" office:value-type="string" office:string-value="send-to-symbolic" calcext:value-type="string">
            <text:p>send-to-symbolic</text:p>
          </table:table-cell>
          <table:table-cell table:formula="of:=IF([.B213]=&quot;Y&quot;;[.D213];[.E212])" office:value-type="string" office:string-value="actions" calcext:value-type="string">
            <text:p>actions</text:p>
          </table:table-cell>
          <table:table-cell table:style-name="ce10" table:formula="of:=IF([.D213]=0;&quot;&quot;;IF([.B213]=&quot;Y&quot;;[.C213];&#10;&quot;&lt;a href=&quot; &amp; CHAR(34) &amp; &quot;#&quot; &amp; CHAR(34) &amp; &quot;&gt;&quot; &amp;&#10;&quot;&lt;img src=&quot; &amp; CHAR(34) &amp; &quot;https://github.com/ubuntu/yaru/blob/master/icons/Yaru/scalable/&quot; &amp; [.E213] &amp; &quot;/&quot; &amp; [.A213] &amp; &quot;.svg&quot; &amp; CHAR(34) &amp; &#10;&quot; width=&quot; &amp; CHAR(34) &amp; &quot;22&quot; &amp; CHAR(34) &amp; &quot; alt=&quot; &amp; CHAR(34) &amp; [.D213] &amp; CHAR(34) &amp; &quot;&gt;&lt;/a&gt;&quot; &amp;&#10;&quot;&amp;nbsp; &amp;nbsp; &quot; &amp; [.D213] &amp; &quot;&lt;br&gt;&quot;&#10;))" office:value-type="string" office:string-value="&lt;a href=&quot;#&quot;&gt;&lt;img src=&quot;https://github.com/ubuntu/yaru/blob/master/icons/Yaru/scalable/actions/send-to-symbolic.svg&quot; width=&quot;22&quot; alt=&quot;send-to-symbolic&quot;&gt;&lt;/a&gt;&amp;nbsp; &amp;nbsp; send-to-symbolic&lt;br&gt;" calcext:value-type="string">
            <text:p>&lt;a href="#"&gt;&lt;img src="https://github.com/ubuntu/yaru/blob/master/icons/Yaru/scalable/actions/send-to-symbolic.svg" width="22" alt="send-to-symbolic"&gt;&lt;/a&gt;&amp;nbsp; &amp;nbsp; send-to-symbolic&lt;br&gt;</text:p>
          </table:table-cell>
        </table:table-row>
        <table:table-row table:style-name="ro1">
          <table:table-cell office:value-type="string" calcext:value-type="string">
            <text:p>sidebar-hide-symbolic</text:p>
          </table:table-cell>
          <table:table-cell table:formula="of:=IF(LEFT([.A214];1)=&quot;.&quot;;&quot;Y&quot;;&quot;N&quot;)" office:value-type="string" office:string-value="N" calcext:value-type="string">
            <text:p>N</text:p>
          </table:table-cell>
          <table:table-cell table:formula="of:=IFERROR(&quot;## &quot; &amp; MID([.A214];3;FIND(&quot;:&quot;;[.A214])-3) &amp; &quot; &lt;br&gt;&quot;;&quot;&quot;)">
            <text:p/>
          </table:table-cell>
          <table:table-cell table:formula="of:=IF([.B214]=&quot;Y&quot;;MID([.A214];3;FIND(&quot;:&quot;;[.A214];1)-3);IF(&#10;RIGHT(RIGHT([.A214]; 1))=&quot;@&quot;;0;&#10;[.A214]))" office:value-type="string" office:string-value="sidebar-hide-symbolic" calcext:value-type="string">
            <text:p>sidebar-hide-symbolic</text:p>
          </table:table-cell>
          <table:table-cell table:formula="of:=IF([.B214]=&quot;Y&quot;;[.D214];[.E213])" office:value-type="string" office:string-value="actions" calcext:value-type="string">
            <text:p>actions</text:p>
          </table:table-cell>
          <table:table-cell table:style-name="ce10" table:formula="of:=IF([.D214]=0;&quot;&quot;;IF([.B214]=&quot;Y&quot;;[.C214];&#10;&quot;&lt;a href=&quot; &amp; CHAR(34) &amp; &quot;#&quot; &amp; CHAR(34) &amp; &quot;&gt;&quot; &amp;&#10;&quot;&lt;img src=&quot; &amp; CHAR(34) &amp; &quot;https://github.com/ubuntu/yaru/blob/master/icons/Yaru/scalable/&quot; &amp; [.E214] &amp; &quot;/&quot; &amp; [.A214] &amp; &quot;.svg&quot; &amp; CHAR(34) &amp; &#10;&quot; width=&quot; &amp; CHAR(34) &amp; &quot;22&quot; &amp; CHAR(34) &amp; &quot; alt=&quot; &amp; CHAR(34) &amp; [.D214] &amp; CHAR(34) &amp; &quot;&gt;&lt;/a&gt;&quot; &amp;&#10;&quot;&amp;nbsp; &amp;nbsp; &quot; &amp; [.D214] &amp; &quot;&lt;br&gt;&quot;&#10;))" office:value-type="string" office:string-value="&lt;a href=&quot;#&quot;&gt;&lt;img src=&quot;https://github.com/ubuntu/yaru/blob/master/icons/Yaru/scalable/actions/sidebar-hide-symbolic.svg&quot; width=&quot;22&quot; alt=&quot;sidebar-hide-symbolic&quot;&gt;&lt;/a&gt;&amp;nbsp; &amp;nbsp; sidebar-hide-symbolic&lt;br&gt;" calcext:value-type="string">
            <text:p>&lt;a href="#"&gt;&lt;img src="https://github.com/ubuntu/yaru/blob/master/icons/Yaru/scalable/actions/sidebar-hide-symbolic.svg" width="22" alt="sidebar-hide-symbolic"&gt;&lt;/a&gt;&amp;nbsp; &amp;nbsp; sidebar-hide-symbolic&lt;br&gt;</text:p>
          </table:table-cell>
        </table:table-row>
        <table:table-row table:style-name="ro1">
          <table:table-cell table:style-name="Default" office:value-type="string" calcext:value-type="string">
            <text:p>sidebar-show-right-rtl-symbolic@</text:p>
          </table:table-cell>
          <table:table-cell table:style-name="Default" table:formula="of:=IF(LEFT([.A21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15];3;FIND(&quot;:&quot;;[.A215])-3) &amp; &quot; &lt;br&gt;&quot;;&quot;&quot;)">
            <text:p/>
          </table:table-cell>
          <table:table-cell table:style-name="ce6" table:formula="of:=IF([.B215]=&quot;Y&quot;;MID([.A215];3;FIND(&quot;:&quot;;[.A215];1)-3);IF(&#10;RIGHT(RIGHT([.A215]; 1))=&quot;@&quot;;0;&#10;[.A215]))" office:value-type="float" office:value="0" calcext:value-type="float">
            <text:p>0</text:p>
          </table:table-cell>
          <table:table-cell table:formula="of:=IF([.B215]=&quot;Y&quot;;[.D215];[.E214])" office:value-type="string" office:string-value="actions" calcext:value-type="string">
            <text:p>actions</text:p>
          </table:table-cell>
          <table:table-cell table:style-name="ce10" table:formula="of:=IF([.D215]=0;&quot;&quot;;IF([.B215]=&quot;Y&quot;;[.C215];&#10;&quot;&lt;a href=&quot; &amp; CHAR(34) &amp; &quot;#&quot; &amp; CHAR(34) &amp; &quot;&gt;&quot; &amp;&#10;&quot;&lt;img src=&quot; &amp; CHAR(34) &amp; &quot;https://github.com/ubuntu/yaru/blob/master/icons/Yaru/scalable/&quot; &amp; [.E215] &amp; &quot;/&quot; &amp; [.A215] &amp; &quot;.svg&quot; &amp; CHAR(34) &amp; &#10;&quot; width=&quot; &amp; CHAR(34) &amp; &quot;22&quot; &amp; CHAR(34) &amp; &quot; alt=&quot; &amp; CHAR(34) &amp; [.D215] &amp; CHAR(34) &amp; &quot;&gt;&lt;/a&gt;&quot; &amp;&#10;&quot;&amp;nbsp; &amp;nbsp; &quot; &amp; [.D215] &amp; &quot;&lt;br&gt;&quot;&#10;))">
            <text:p/>
          </table:table-cell>
        </table:table-row>
        <table:table-row table:style-name="ro1">
          <table:table-cell office:value-type="string" calcext:value-type="string">
            <text:p>sidebar-show-right-symbolic</text:p>
          </table:table-cell>
          <table:table-cell table:formula="of:=IF(LEFT([.A216];1)=&quot;.&quot;;&quot;Y&quot;;&quot;N&quot;)" office:value-type="string" office:string-value="N" calcext:value-type="string">
            <text:p>N</text:p>
          </table:table-cell>
          <table:table-cell table:formula="of:=IFERROR(&quot;## &quot; &amp; MID([.A216];3;FIND(&quot;:&quot;;[.A216])-3) &amp; &quot; &lt;br&gt;&quot;;&quot;&quot;)">
            <text:p/>
          </table:table-cell>
          <table:table-cell table:formula="of:=IF([.B216]=&quot;Y&quot;;MID([.A216];3;FIND(&quot;:&quot;;[.A216];1)-3);IF(&#10;RIGHT(RIGHT([.A216]; 1))=&quot;@&quot;;0;&#10;[.A216]))" office:value-type="string" office:string-value="sidebar-show-right-symbolic" calcext:value-type="string">
            <text:p>sidebar-show-right-symbolic</text:p>
          </table:table-cell>
          <table:table-cell table:formula="of:=IF([.B216]=&quot;Y&quot;;[.D216];[.E215])" office:value-type="string" office:string-value="actions" calcext:value-type="string">
            <text:p>actions</text:p>
          </table:table-cell>
          <table:table-cell table:style-name="ce10" table:formula="of:=IF([.D216]=0;&quot;&quot;;IF([.B216]=&quot;Y&quot;;[.C216];&#10;&quot;&lt;a href=&quot; &amp; CHAR(34) &amp; &quot;#&quot; &amp; CHAR(34) &amp; &quot;&gt;&quot; &amp;&#10;&quot;&lt;img src=&quot; &amp; CHAR(34) &amp; &quot;https://github.com/ubuntu/yaru/blob/master/icons/Yaru/scalable/&quot; &amp; [.E216] &amp; &quot;/&quot; &amp; [.A216] &amp; &quot;.svg&quot; &amp; CHAR(34) &amp; &#10;&quot; width=&quot; &amp; CHAR(34) &amp; &quot;22&quot; &amp; CHAR(34) &amp; &quot; alt=&quot; &amp; CHAR(34) &amp; [.D216] &amp; CHAR(34) &amp; &quot;&gt;&lt;/a&gt;&quot; &amp;&#10;&quot;&amp;nbsp; &amp;nbsp; &quot; &amp; [.D216] &amp; &quot;&lt;br&gt;&quot;&#10;))" office:value-type="string" office:string-value="&lt;a href=&quot;#&quot;&gt;&lt;img src=&quot;https://github.com/ubuntu/yaru/blob/master/icons/Yaru/scalable/actions/sidebar-show-right-symbolic.svg&quot; width=&quot;22&quot; alt=&quot;sidebar-show-right-symbolic&quot;&gt;&lt;/a&gt;&amp;nbsp; &amp;nbsp; sidebar-show-right-symbolic&lt;br&gt;" calcext:value-type="string">
            <text:p>&lt;a href="#"&gt;&lt;img src="https://github.com/ubuntu/yaru/blob/master/icons/Yaru/scalable/actions/sidebar-show-right-symbolic.svg" width="22" alt="sidebar-show-right-symbolic"&gt;&lt;/a&gt;&amp;nbsp; &amp;nbsp; sidebar-show-right-symbolic&lt;br&gt;</text:p>
          </table:table-cell>
        </table:table-row>
        <table:table-row table:style-name="ro1">
          <table:table-cell table:style-name="Default" office:value-type="string" calcext:value-type="string">
            <text:p>sidebar-show-rtl-symbolic@</text:p>
          </table:table-cell>
          <table:table-cell table:style-name="Default" table:formula="of:=IF(LEFT([.A21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17];3;FIND(&quot;:&quot;;[.A217])-3) &amp; &quot; &lt;br&gt;&quot;;&quot;&quot;)">
            <text:p/>
          </table:table-cell>
          <table:table-cell table:style-name="ce6" table:formula="of:=IF([.B217]=&quot;Y&quot;;MID([.A217];3;FIND(&quot;:&quot;;[.A217];1)-3);IF(&#10;RIGHT(RIGHT([.A217]; 1))=&quot;@&quot;;0;&#10;[.A217]))" office:value-type="float" office:value="0" calcext:value-type="float">
            <text:p>0</text:p>
          </table:table-cell>
          <table:table-cell table:formula="of:=IF([.B217]=&quot;Y&quot;;[.D217];[.E216])" office:value-type="string" office:string-value="actions" calcext:value-type="string">
            <text:p>actions</text:p>
          </table:table-cell>
          <table:table-cell table:style-name="ce10" table:formula="of:=IF([.D217]=0;&quot;&quot;;IF([.B217]=&quot;Y&quot;;[.C217];&#10;&quot;&lt;a href=&quot; &amp; CHAR(34) &amp; &quot;#&quot; &amp; CHAR(34) &amp; &quot;&gt;&quot; &amp;&#10;&quot;&lt;img src=&quot; &amp; CHAR(34) &amp; &quot;https://github.com/ubuntu/yaru/blob/master/icons/Yaru/scalable/&quot; &amp; [.E217] &amp; &quot;/&quot; &amp; [.A217] &amp; &quot;.svg&quot; &amp; CHAR(34) &amp; &#10;&quot; width=&quot; &amp; CHAR(34) &amp; &quot;22&quot; &amp; CHAR(34) &amp; &quot; alt=&quot; &amp; CHAR(34) &amp; [.D217] &amp; CHAR(34) &amp; &quot;&gt;&lt;/a&gt;&quot; &amp;&#10;&quot;&amp;nbsp; &amp;nbsp; &quot; &amp; [.D217] &amp; &quot;&lt;br&gt;&quot;&#10;))">
            <text:p/>
          </table:table-cell>
        </table:table-row>
        <table:table-row table:style-name="ro1">
          <table:table-cell office:value-type="string" calcext:value-type="string">
            <text:p>sidebar-show-symbolic</text:p>
          </table:table-cell>
          <table:table-cell table:formula="of:=IF(LEFT([.A218];1)=&quot;.&quot;;&quot;Y&quot;;&quot;N&quot;)" office:value-type="string" office:string-value="N" calcext:value-type="string">
            <text:p>N</text:p>
          </table:table-cell>
          <table:table-cell table:formula="of:=IFERROR(&quot;## &quot; &amp; MID([.A218];3;FIND(&quot;:&quot;;[.A218])-3) &amp; &quot; &lt;br&gt;&quot;;&quot;&quot;)">
            <text:p/>
          </table:table-cell>
          <table:table-cell table:formula="of:=IF([.B218]=&quot;Y&quot;;MID([.A218];3;FIND(&quot;:&quot;;[.A218];1)-3);IF(&#10;RIGHT(RIGHT([.A218]; 1))=&quot;@&quot;;0;&#10;[.A218]))" office:value-type="string" office:string-value="sidebar-show-symbolic" calcext:value-type="string">
            <text:p>sidebar-show-symbolic</text:p>
          </table:table-cell>
          <table:table-cell table:formula="of:=IF([.B218]=&quot;Y&quot;;[.D218];[.E217])" office:value-type="string" office:string-value="actions" calcext:value-type="string">
            <text:p>actions</text:p>
          </table:table-cell>
          <table:table-cell table:style-name="ce10" table:formula="of:=IF([.D218]=0;&quot;&quot;;IF([.B218]=&quot;Y&quot;;[.C218];&#10;&quot;&lt;a href=&quot; &amp; CHAR(34) &amp; &quot;#&quot; &amp; CHAR(34) &amp; &quot;&gt;&quot; &amp;&#10;&quot;&lt;img src=&quot; &amp; CHAR(34) &amp; &quot;https://github.com/ubuntu/yaru/blob/master/icons/Yaru/scalable/&quot; &amp; [.E218] &amp; &quot;/&quot; &amp; [.A218] &amp; &quot;.svg&quot; &amp; CHAR(34) &amp; &#10;&quot; width=&quot; &amp; CHAR(34) &amp; &quot;22&quot; &amp; CHAR(34) &amp; &quot; alt=&quot; &amp; CHAR(34) &amp; [.D218] &amp; CHAR(34) &amp; &quot;&gt;&lt;/a&gt;&quot; &amp;&#10;&quot;&amp;nbsp; &amp;nbsp; &quot; &amp; [.D218] &amp; &quot;&lt;br&gt;&quot;&#10;))" office:value-type="string" office:string-value="&lt;a href=&quot;#&quot;&gt;&lt;img src=&quot;https://github.com/ubuntu/yaru/blob/master/icons/Yaru/scalable/actions/sidebar-show-symbolic.svg&quot; width=&quot;22&quot; alt=&quot;sidebar-show-symbolic&quot;&gt;&lt;/a&gt;&amp;nbsp; &amp;nbsp; sidebar-show-symbolic&lt;br&gt;" calcext:value-type="string">
            <text:p>&lt;a href="#"&gt;&lt;img src="https://github.com/ubuntu/yaru/blob/master/icons/Yaru/scalable/actions/sidebar-show-symbolic.svg" width="22" alt="sidebar-show-symbolic"&gt;&lt;/a&gt;&amp;nbsp; &amp;nbsp; sidebar-show-symbolic&lt;br&gt;</text:p>
          </table:table-cell>
        </table:table-row>
        <table:table-row table:style-name="ro1">
          <table:table-cell table:style-name="Default" office:value-type="string" calcext:value-type="string">
            <text:p>slideshow-symbolic@</text:p>
          </table:table-cell>
          <table:table-cell table:style-name="Default" table:formula="of:=IF(LEFT([.A21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19];3;FIND(&quot;:&quot;;[.A219])-3) &amp; &quot; &lt;br&gt;&quot;;&quot;&quot;)">
            <text:p/>
          </table:table-cell>
          <table:table-cell table:style-name="ce6" table:formula="of:=IF([.B219]=&quot;Y&quot;;MID([.A219];3;FIND(&quot;:&quot;;[.A219];1)-3);IF(&#10;RIGHT(RIGHT([.A219]; 1))=&quot;@&quot;;0;&#10;[.A219]))" office:value-type="float" office:value="0" calcext:value-type="float">
            <text:p>0</text:p>
          </table:table-cell>
          <table:table-cell table:formula="of:=IF([.B219]=&quot;Y&quot;;[.D219];[.E218])" office:value-type="string" office:string-value="actions" calcext:value-type="string">
            <text:p>actions</text:p>
          </table:table-cell>
          <table:table-cell table:style-name="ce10" table:formula="of:=IF([.D219]=0;&quot;&quot;;IF([.B219]=&quot;Y&quot;;[.C219];&#10;&quot;&lt;a href=&quot; &amp; CHAR(34) &amp; &quot;#&quot; &amp; CHAR(34) &amp; &quot;&gt;&quot; &amp;&#10;&quot;&lt;img src=&quot; &amp; CHAR(34) &amp; &quot;https://github.com/ubuntu/yaru/blob/master/icons/Yaru/scalable/&quot; &amp; [.E219] &amp; &quot;/&quot; &amp; [.A219] &amp; &quot;.svg&quot; &amp; CHAR(34) &amp; &#10;&quot; width=&quot; &amp; CHAR(34) &amp; &quot;22&quot; &amp; CHAR(34) &amp; &quot; alt=&quot; &amp; CHAR(34) &amp; [.D219] &amp; CHAR(34) &amp; &quot;&gt;&lt;/a&gt;&quot; &amp;&#10;&quot;&amp;nbsp; &amp;nbsp; &quot; &amp; [.D219] &amp; &quot;&lt;br&gt;&quot;&#10;))">
            <text:p/>
          </table:table-cell>
        </table:table-row>
        <table:table-row table:style-name="ro1">
          <table:table-cell office:value-type="string" calcext:value-type="string">
            <text:p>star-new-symbolic</text:p>
          </table:table-cell>
          <table:table-cell table:formula="of:=IF(LEFT([.A220];1)=&quot;.&quot;;&quot;Y&quot;;&quot;N&quot;)" office:value-type="string" office:string-value="N" calcext:value-type="string">
            <text:p>N</text:p>
          </table:table-cell>
          <table:table-cell table:formula="of:=IFERROR(&quot;## &quot; &amp; MID([.A220];3;FIND(&quot;:&quot;;[.A220])-3) &amp; &quot; &lt;br&gt;&quot;;&quot;&quot;)">
            <text:p/>
          </table:table-cell>
          <table:table-cell table:formula="of:=IF([.B220]=&quot;Y&quot;;MID([.A220];3;FIND(&quot;:&quot;;[.A220];1)-3);IF(&#10;RIGHT(RIGHT([.A220]; 1))=&quot;@&quot;;0;&#10;[.A220]))" office:value-type="string" office:string-value="star-new-symbolic" calcext:value-type="string">
            <text:p>star-new-symbolic</text:p>
          </table:table-cell>
          <table:table-cell table:formula="of:=IF([.B220]=&quot;Y&quot;;[.D220];[.E219])" office:value-type="string" office:string-value="actions" calcext:value-type="string">
            <text:p>actions</text:p>
          </table:table-cell>
          <table:table-cell table:style-name="ce10" table:formula="of:=IF([.D220]=0;&quot;&quot;;IF([.B220]=&quot;Y&quot;;[.C220];&#10;&quot;&lt;a href=&quot; &amp; CHAR(34) &amp; &quot;#&quot; &amp; CHAR(34) &amp; &quot;&gt;&quot; &amp;&#10;&quot;&lt;img src=&quot; &amp; CHAR(34) &amp; &quot;https://github.com/ubuntu/yaru/blob/master/icons/Yaru/scalable/&quot; &amp; [.E220] &amp; &quot;/&quot; &amp; [.A220] &amp; &quot;.svg&quot; &amp; CHAR(34) &amp; &#10;&quot; width=&quot; &amp; CHAR(34) &amp; &quot;22&quot; &amp; CHAR(34) &amp; &quot; alt=&quot; &amp; CHAR(34) &amp; [.D220] &amp; CHAR(34) &amp; &quot;&gt;&lt;/a&gt;&quot; &amp;&#10;&quot;&amp;nbsp; &amp;nbsp; &quot; &amp; [.D220] &amp; &quot;&lt;br&gt;&quot;&#10;))" office:value-type="string" office:string-value="&lt;a href=&quot;#&quot;&gt;&lt;img src=&quot;https://github.com/ubuntu/yaru/blob/master/icons/Yaru/scalable/actions/star-new-symbolic.svg&quot; width=&quot;22&quot; alt=&quot;star-new-symbolic&quot;&gt;&lt;/a&gt;&amp;nbsp; &amp;nbsp; star-new-symbolic&lt;br&gt;" calcext:value-type="string">
            <text:p>&lt;a href="#"&gt;&lt;img src="https://github.com/ubuntu/yaru/blob/master/icons/Yaru/scalable/actions/star-new-symbolic.svg" width="22" alt="star-new-symbolic"&gt;&lt;/a&gt;&amp;nbsp; &amp;nbsp; star-new-symbolic&lt;br&gt;</text:p>
          </table:table-cell>
        </table:table-row>
        <table:table-row table:style-name="ro1">
          <table:table-cell table:style-name="Default" office:value-type="string" calcext:value-type="string">
            <text:p>stock-eye-symbolic@</text:p>
          </table:table-cell>
          <table:table-cell table:style-name="Default" table:formula="of:=IF(LEFT([.A22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21];3;FIND(&quot;:&quot;;[.A221])-3) &amp; &quot; &lt;br&gt;&quot;;&quot;&quot;)">
            <text:p/>
          </table:table-cell>
          <table:table-cell table:style-name="ce6" table:formula="of:=IF([.B221]=&quot;Y&quot;;MID([.A221];3;FIND(&quot;:&quot;;[.A221];1)-3);IF(&#10;RIGHT(RIGHT([.A221]; 1))=&quot;@&quot;;0;&#10;[.A221]))" office:value-type="float" office:value="0" calcext:value-type="float">
            <text:p>0</text:p>
          </table:table-cell>
          <table:table-cell table:formula="of:=IF([.B221]=&quot;Y&quot;;[.D221];[.E220])" office:value-type="string" office:string-value="actions" calcext:value-type="string">
            <text:p>actions</text:p>
          </table:table-cell>
          <table:table-cell table:style-name="ce10" table:formula="of:=IF([.D221]=0;&quot;&quot;;IF([.B221]=&quot;Y&quot;;[.C221];&#10;&quot;&lt;a href=&quot; &amp; CHAR(34) &amp; &quot;#&quot; &amp; CHAR(34) &amp; &quot;&gt;&quot; &amp;&#10;&quot;&lt;img src=&quot; &amp; CHAR(34) &amp; &quot;https://github.com/ubuntu/yaru/blob/master/icons/Yaru/scalable/&quot; &amp; [.E221] &amp; &quot;/&quot; &amp; [.A221] &amp; &quot;.svg&quot; &amp; CHAR(34) &amp; &#10;&quot; width=&quot; &amp; CHAR(34) &amp; &quot;22&quot; &amp; CHAR(34) &amp; &quot; alt=&quot; &amp; CHAR(34) &amp; [.D221] &amp; CHAR(34) &amp; &quot;&gt;&lt;/a&gt;&quot; &amp;&#10;&quot;&amp;nbsp; &amp;nbsp; &quot; &amp; [.D221] &amp; &quot;&lt;br&gt;&quot;&#10;))">
            <text:p/>
          </table:table-cell>
        </table:table-row>
        <table:table-row table:style-name="ro1">
          <table:table-cell office:value-type="string" calcext:value-type="string">
            <text:p>straighten-symbolic</text:p>
          </table:table-cell>
          <table:table-cell table:formula="of:=IF(LEFT([.A222];1)=&quot;.&quot;;&quot;Y&quot;;&quot;N&quot;)" office:value-type="string" office:string-value="N" calcext:value-type="string">
            <text:p>N</text:p>
          </table:table-cell>
          <table:table-cell table:formula="of:=IFERROR(&quot;## &quot; &amp; MID([.A222];3;FIND(&quot;:&quot;;[.A222])-3) &amp; &quot; &lt;br&gt;&quot;;&quot;&quot;)">
            <text:p/>
          </table:table-cell>
          <table:table-cell table:formula="of:=IF([.B222]=&quot;Y&quot;;MID([.A222];3;FIND(&quot;:&quot;;[.A222];1)-3);IF(&#10;RIGHT(RIGHT([.A222]; 1))=&quot;@&quot;;0;&#10;[.A222]))" office:value-type="string" office:string-value="straighten-symbolic" calcext:value-type="string">
            <text:p>straighten-symbolic</text:p>
          </table:table-cell>
          <table:table-cell table:formula="of:=IF([.B222]=&quot;Y&quot;;[.D222];[.E221])" office:value-type="string" office:string-value="actions" calcext:value-type="string">
            <text:p>actions</text:p>
          </table:table-cell>
          <table:table-cell table:style-name="ce10" table:formula="of:=IF([.D222]=0;&quot;&quot;;IF([.B222]=&quot;Y&quot;;[.C222];&#10;&quot;&lt;a href=&quot; &amp; CHAR(34) &amp; &quot;#&quot; &amp; CHAR(34) &amp; &quot;&gt;&quot; &amp;&#10;&quot;&lt;img src=&quot; &amp; CHAR(34) &amp; &quot;https://github.com/ubuntu/yaru/blob/master/icons/Yaru/scalable/&quot; &amp; [.E222] &amp; &quot;/&quot; &amp; [.A222] &amp; &quot;.svg&quot; &amp; CHAR(34) &amp; &#10;&quot; width=&quot; &amp; CHAR(34) &amp; &quot;22&quot; &amp; CHAR(34) &amp; &quot; alt=&quot; &amp; CHAR(34) &amp; [.D222] &amp; CHAR(34) &amp; &quot;&gt;&lt;/a&gt;&quot; &amp;&#10;&quot;&amp;nbsp; &amp;nbsp; &quot; &amp; [.D222] &amp; &quot;&lt;br&gt;&quot;&#10;))" office:value-type="string" office:string-value="&lt;a href=&quot;#&quot;&gt;&lt;img src=&quot;https://github.com/ubuntu/yaru/blob/master/icons/Yaru/scalable/actions/straighten-symbolic.svg&quot; width=&quot;22&quot; alt=&quot;straighten-symbolic&quot;&gt;&lt;/a&gt;&amp;nbsp; &amp;nbsp; straighten-symbolic&lt;br&gt;" calcext:value-type="string">
            <text:p>&lt;a href="#"&gt;&lt;img src="https://github.com/ubuntu/yaru/blob/master/icons/Yaru/scalable/actions/straighten-symbolic.svg" width="22" alt="straighten-symbolic"&gt;&lt;/a&gt;&amp;nbsp; &amp;nbsp; straighten-symbolic&lt;br&gt;</text:p>
          </table:table-cell>
        </table:table-row>
        <table:table-row table:style-name="ro1">
          <table:table-cell office:value-type="string" calcext:value-type="string">
            <text:p>system-lock-screen-symbolic</text:p>
          </table:table-cell>
          <table:table-cell table:formula="of:=IF(LEFT([.A223];1)=&quot;.&quot;;&quot;Y&quot;;&quot;N&quot;)" office:value-type="string" office:string-value="N" calcext:value-type="string">
            <text:p>N</text:p>
          </table:table-cell>
          <table:table-cell table:formula="of:=IFERROR(&quot;## &quot; &amp; MID([.A223];3;FIND(&quot;:&quot;;[.A223])-3) &amp; &quot; &lt;br&gt;&quot;;&quot;&quot;)">
            <text:p/>
          </table:table-cell>
          <table:table-cell table:formula="of:=IF([.B223]=&quot;Y&quot;;MID([.A223];3;FIND(&quot;:&quot;;[.A223];1)-3);IF(&#10;RIGHT(RIGHT([.A223]; 1))=&quot;@&quot;;0;&#10;[.A223]))" office:value-type="string" office:string-value="system-lock-screen-symbolic" calcext:value-type="string">
            <text:p>system-lock-screen-symbolic</text:p>
          </table:table-cell>
          <table:table-cell table:formula="of:=IF([.B223]=&quot;Y&quot;;[.D223];[.E222])" office:value-type="string" office:string-value="actions" calcext:value-type="string">
            <text:p>actions</text:p>
          </table:table-cell>
          <table:table-cell table:style-name="ce10" table:formula="of:=IF([.D223]=0;&quot;&quot;;IF([.B223]=&quot;Y&quot;;[.C223];&#10;&quot;&lt;a href=&quot; &amp; CHAR(34) &amp; &quot;#&quot; &amp; CHAR(34) &amp; &quot;&gt;&quot; &amp;&#10;&quot;&lt;img src=&quot; &amp; CHAR(34) &amp; &quot;https://github.com/ubuntu/yaru/blob/master/icons/Yaru/scalable/&quot; &amp; [.E223] &amp; &quot;/&quot; &amp; [.A223] &amp; &quot;.svg&quot; &amp; CHAR(34) &amp; &#10;&quot; width=&quot; &amp; CHAR(34) &amp; &quot;22&quot; &amp; CHAR(34) &amp; &quot; alt=&quot; &amp; CHAR(34) &amp; [.D223] &amp; CHAR(34) &amp; &quot;&gt;&lt;/a&gt;&quot; &amp;&#10;&quot;&amp;nbsp; &amp;nbsp; &quot; &amp; [.D223] &amp; &quot;&lt;br&gt;&quot;&#10;))" office:value-type="string" office:string-value="&lt;a href=&quot;#&quot;&gt;&lt;img src=&quot;https://github.com/ubuntu/yaru/blob/master/icons/Yaru/scalable/actions/system-lock-screen-symbolic.svg&quot; width=&quot;22&quot; alt=&quot;system-lock-screen-symbolic&quot;&gt;&lt;/a&gt;&amp;nbsp; &amp;nbsp; system-lock-screen-symbolic&lt;br&gt;" calcext:value-type="string">
            <text:p>&lt;a href="#"&gt;&lt;img src="https://github.com/ubuntu/yaru/blob/master/icons/Yaru/scalable/actions/system-lock-screen-symbolic.svg" width="22" alt="system-lock-screen-symbolic"&gt;&lt;/a&gt;&amp;nbsp; &amp;nbsp; system-lock-screen-symbolic&lt;br&gt;</text:p>
          </table:table-cell>
        </table:table-row>
        <table:table-row table:style-name="ro1">
          <table:table-cell office:value-type="string" calcext:value-type="string">
            <text:p>system-log-out-rtl-symbolic</text:p>
          </table:table-cell>
          <table:table-cell table:formula="of:=IF(LEFT([.A224];1)=&quot;.&quot;;&quot;Y&quot;;&quot;N&quot;)" office:value-type="string" office:string-value="N" calcext:value-type="string">
            <text:p>N</text:p>
          </table:table-cell>
          <table:table-cell table:formula="of:=IFERROR(&quot;## &quot; &amp; MID([.A224];3;FIND(&quot;:&quot;;[.A224])-3) &amp; &quot; &lt;br&gt;&quot;;&quot;&quot;)">
            <text:p/>
          </table:table-cell>
          <table:table-cell table:formula="of:=IF([.B224]=&quot;Y&quot;;MID([.A224];3;FIND(&quot;:&quot;;[.A224];1)-3);IF(&#10;RIGHT(RIGHT([.A224]; 1))=&quot;@&quot;;0;&#10;[.A224]))" office:value-type="string" office:string-value="system-log-out-rtl-symbolic" calcext:value-type="string">
            <text:p>system-log-out-rtl-symbolic</text:p>
          </table:table-cell>
          <table:table-cell table:formula="of:=IF([.B224]=&quot;Y&quot;;[.D224];[.E223])" office:value-type="string" office:string-value="actions" calcext:value-type="string">
            <text:p>actions</text:p>
          </table:table-cell>
          <table:table-cell table:style-name="ce10" table:formula="of:=IF([.D224]=0;&quot;&quot;;IF([.B224]=&quot;Y&quot;;[.C224];&#10;&quot;&lt;a href=&quot; &amp; CHAR(34) &amp; &quot;#&quot; &amp; CHAR(34) &amp; &quot;&gt;&quot; &amp;&#10;&quot;&lt;img src=&quot; &amp; CHAR(34) &amp; &quot;https://github.com/ubuntu/yaru/blob/master/icons/Yaru/scalable/&quot; &amp; [.E224] &amp; &quot;/&quot; &amp; [.A224] &amp; &quot;.svg&quot; &amp; CHAR(34) &amp; &#10;&quot; width=&quot; &amp; CHAR(34) &amp; &quot;22&quot; &amp; CHAR(34) &amp; &quot; alt=&quot; &amp; CHAR(34) &amp; [.D224] &amp; CHAR(34) &amp; &quot;&gt;&lt;/a&gt;&quot; &amp;&#10;&quot;&amp;nbsp; &amp;nbsp; &quot; &amp; [.D224] &amp; &quot;&lt;br&gt;&quot;&#10;))" office:value-type="string" office:string-value="&lt;a href=&quot;#&quot;&gt;&lt;img src=&quot;https://github.com/ubuntu/yaru/blob/master/icons/Yaru/scalable/actions/system-log-out-rtl-symbolic.svg&quot; width=&quot;22&quot; alt=&quot;system-log-out-rtl-symbolic&quot;&gt;&lt;/a&gt;&amp;nbsp; &amp;nbsp; system-log-out-rtl-symbolic&lt;br&gt;" calcext:value-type="string">
            <text:p>&lt;a href="#"&gt;&lt;img src="https://github.com/ubuntu/yaru/blob/master/icons/Yaru/scalable/actions/system-log-out-rtl-symbolic.svg" width="22" alt="system-log-out-rtl-symbolic"&gt;&lt;/a&gt;&amp;nbsp; &amp;nbsp; system-log-out-rtl-symbolic&lt;br&gt;</text:p>
          </table:table-cell>
        </table:table-row>
        <table:table-row table:style-name="ro1">
          <table:table-cell table:style-name="Default" office:value-type="string" calcext:value-type="string">
            <text:p>system-log-out-symbolic-rtl@</text:p>
          </table:table-cell>
          <table:table-cell table:style-name="Default" table:formula="of:=IF(LEFT([.A22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25];3;FIND(&quot;:&quot;;[.A225])-3) &amp; &quot; &lt;br&gt;&quot;;&quot;&quot;)">
            <text:p/>
          </table:table-cell>
          <table:table-cell table:style-name="ce6" table:formula="of:=IF([.B225]=&quot;Y&quot;;MID([.A225];3;FIND(&quot;:&quot;;[.A225];1)-3);IF(&#10;RIGHT(RIGHT([.A225]; 1))=&quot;@&quot;;0;&#10;[.A225]))" office:value-type="float" office:value="0" calcext:value-type="float">
            <text:p>0</text:p>
          </table:table-cell>
          <table:table-cell table:formula="of:=IF([.B225]=&quot;Y&quot;;[.D225];[.E224])" office:value-type="string" office:string-value="actions" calcext:value-type="string">
            <text:p>actions</text:p>
          </table:table-cell>
          <table:table-cell table:style-name="ce10" table:formula="of:=IF([.D225]=0;&quot;&quot;;IF([.B225]=&quot;Y&quot;;[.C225];&#10;&quot;&lt;a href=&quot; &amp; CHAR(34) &amp; &quot;#&quot; &amp; CHAR(34) &amp; &quot;&gt;&quot; &amp;&#10;&quot;&lt;img src=&quot; &amp; CHAR(34) &amp; &quot;https://github.com/ubuntu/yaru/blob/master/icons/Yaru/scalable/&quot; &amp; [.E225] &amp; &quot;/&quot; &amp; [.A225] &amp; &quot;.svg&quot; &amp; CHAR(34) &amp; &#10;&quot; width=&quot; &amp; CHAR(34) &amp; &quot;22&quot; &amp; CHAR(34) &amp; &quot; alt=&quot; &amp; CHAR(34) &amp; [.D225] &amp; CHAR(34) &amp; &quot;&gt;&lt;/a&gt;&quot; &amp;&#10;&quot;&amp;nbsp; &amp;nbsp; &quot; &amp; [.D225] &amp; &quot;&lt;br&gt;&quot;&#10;))">
            <text:p/>
          </table:table-cell>
        </table:table-row>
        <table:table-row table:style-name="ro1">
          <table:table-cell office:value-type="string" calcext:value-type="string">
            <text:p>system-log-out-symbolic</text:p>
          </table:table-cell>
          <table:table-cell table:formula="of:=IF(LEFT([.A226];1)=&quot;.&quot;;&quot;Y&quot;;&quot;N&quot;)" office:value-type="string" office:string-value="N" calcext:value-type="string">
            <text:p>N</text:p>
          </table:table-cell>
          <table:table-cell table:formula="of:=IFERROR(&quot;## &quot; &amp; MID([.A226];3;FIND(&quot;:&quot;;[.A226])-3) &amp; &quot; &lt;br&gt;&quot;;&quot;&quot;)">
            <text:p/>
          </table:table-cell>
          <table:table-cell table:formula="of:=IF([.B226]=&quot;Y&quot;;MID([.A226];3;FIND(&quot;:&quot;;[.A226];1)-3);IF(&#10;RIGHT(RIGHT([.A226]; 1))=&quot;@&quot;;0;&#10;[.A226]))" office:value-type="string" office:string-value="system-log-out-symbolic" calcext:value-type="string">
            <text:p>system-log-out-symbolic</text:p>
          </table:table-cell>
          <table:table-cell table:formula="of:=IF([.B226]=&quot;Y&quot;;[.D226];[.E225])" office:value-type="string" office:string-value="actions" calcext:value-type="string">
            <text:p>actions</text:p>
          </table:table-cell>
          <table:table-cell table:style-name="ce10" table:formula="of:=IF([.D226]=0;&quot;&quot;;IF([.B226]=&quot;Y&quot;;[.C226];&#10;&quot;&lt;a href=&quot; &amp; CHAR(34) &amp; &quot;#&quot; &amp; CHAR(34) &amp; &quot;&gt;&quot; &amp;&#10;&quot;&lt;img src=&quot; &amp; CHAR(34) &amp; &quot;https://github.com/ubuntu/yaru/blob/master/icons/Yaru/scalable/&quot; &amp; [.E226] &amp; &quot;/&quot; &amp; [.A226] &amp; &quot;.svg&quot; &amp; CHAR(34) &amp; &#10;&quot; width=&quot; &amp; CHAR(34) &amp; &quot;22&quot; &amp; CHAR(34) &amp; &quot; alt=&quot; &amp; CHAR(34) &amp; [.D226] &amp; CHAR(34) &amp; &quot;&gt;&lt;/a&gt;&quot; &amp;&#10;&quot;&amp;nbsp; &amp;nbsp; &quot; &amp; [.D226] &amp; &quot;&lt;br&gt;&quot;&#10;))" office:value-type="string" office:string-value="&lt;a href=&quot;#&quot;&gt;&lt;img src=&quot;https://github.com/ubuntu/yaru/blob/master/icons/Yaru/scalable/actions/system-log-out-symbolic.svg&quot; width=&quot;22&quot; alt=&quot;system-log-out-symbolic&quot;&gt;&lt;/a&gt;&amp;nbsp; &amp;nbsp; system-log-out-symbolic&lt;br&gt;" calcext:value-type="string">
            <text:p>&lt;a href="#"&gt;&lt;img src="https://github.com/ubuntu/yaru/blob/master/icons/Yaru/scalable/actions/system-log-out-symbolic.svg" width="22" alt="system-log-out-symbolic"&gt;&lt;/a&gt;&amp;nbsp; &amp;nbsp; system-log-out-symbolic&lt;br&gt;</text:p>
          </table:table-cell>
        </table:table-row>
        <table:table-row table:style-name="ro1">
          <table:table-cell office:value-type="string" calcext:value-type="string">
            <text:p>system-reboot-symbolic</text:p>
          </table:table-cell>
          <table:table-cell table:formula="of:=IF(LEFT([.A227];1)=&quot;.&quot;;&quot;Y&quot;;&quot;N&quot;)" office:value-type="string" office:string-value="N" calcext:value-type="string">
            <text:p>N</text:p>
          </table:table-cell>
          <table:table-cell table:formula="of:=IFERROR(&quot;## &quot; &amp; MID([.A227];3;FIND(&quot;:&quot;;[.A227])-3) &amp; &quot; &lt;br&gt;&quot;;&quot;&quot;)">
            <text:p/>
          </table:table-cell>
          <table:table-cell table:formula="of:=IF([.B227]=&quot;Y&quot;;MID([.A227];3;FIND(&quot;:&quot;;[.A227];1)-3);IF(&#10;RIGHT(RIGHT([.A227]; 1))=&quot;@&quot;;0;&#10;[.A227]))" office:value-type="string" office:string-value="system-reboot-symbolic" calcext:value-type="string">
            <text:p>system-reboot-symbolic</text:p>
          </table:table-cell>
          <table:table-cell table:formula="of:=IF([.B227]=&quot;Y&quot;;[.D227];[.E226])" office:value-type="string" office:string-value="actions" calcext:value-type="string">
            <text:p>actions</text:p>
          </table:table-cell>
          <table:table-cell table:style-name="ce10" table:formula="of:=IF([.D227]=0;&quot;&quot;;IF([.B227]=&quot;Y&quot;;[.C227];&#10;&quot;&lt;a href=&quot; &amp; CHAR(34) &amp; &quot;#&quot; &amp; CHAR(34) &amp; &quot;&gt;&quot; &amp;&#10;&quot;&lt;img src=&quot; &amp; CHAR(34) &amp; &quot;https://github.com/ubuntu/yaru/blob/master/icons/Yaru/scalable/&quot; &amp; [.E227] &amp; &quot;/&quot; &amp; [.A227] &amp; &quot;.svg&quot; &amp; CHAR(34) &amp; &#10;&quot; width=&quot; &amp; CHAR(34) &amp; &quot;22&quot; &amp; CHAR(34) &amp; &quot; alt=&quot; &amp; CHAR(34) &amp; [.D227] &amp; CHAR(34) &amp; &quot;&gt;&lt;/a&gt;&quot; &amp;&#10;&quot;&amp;nbsp; &amp;nbsp; &quot; &amp; [.D227] &amp; &quot;&lt;br&gt;&quot;&#10;))" office:value-type="string" office:string-value="&lt;a href=&quot;#&quot;&gt;&lt;img src=&quot;https://github.com/ubuntu/yaru/blob/master/icons/Yaru/scalable/actions/system-reboot-symbolic.svg&quot; width=&quot;22&quot; alt=&quot;system-reboot-symbolic&quot;&gt;&lt;/a&gt;&amp;nbsp; &amp;nbsp; system-reboot-symbolic&lt;br&gt;" calcext:value-type="string">
            <text:p>&lt;a href="#"&gt;&lt;img src="https://github.com/ubuntu/yaru/blob/master/icons/Yaru/scalable/actions/system-reboot-symbolic.svg" width="22" alt="system-reboot-symbolic"&gt;&lt;/a&gt;&amp;nbsp; &amp;nbsp; system-reboot-symbolic&lt;br&gt;</text:p>
          </table:table-cell>
        </table:table-row>
        <table:table-row table:style-name="ro1">
          <table:table-cell table:style-name="Default" office:value-type="string" calcext:value-type="string">
            <text:p>system-restart-symbolic@</text:p>
          </table:table-cell>
          <table:table-cell table:style-name="Default" table:formula="of:=IF(LEFT([.A22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28];3;FIND(&quot;:&quot;;[.A228])-3) &amp; &quot; &lt;br&gt;&quot;;&quot;&quot;)">
            <text:p/>
          </table:table-cell>
          <table:table-cell table:style-name="ce6" table:formula="of:=IF([.B228]=&quot;Y&quot;;MID([.A228];3;FIND(&quot;:&quot;;[.A228];1)-3);IF(&#10;RIGHT(RIGHT([.A228]; 1))=&quot;@&quot;;0;&#10;[.A228]))" office:value-type="float" office:value="0" calcext:value-type="float">
            <text:p>0</text:p>
          </table:table-cell>
          <table:table-cell table:formula="of:=IF([.B228]=&quot;Y&quot;;[.D228];[.E227])" office:value-type="string" office:string-value="actions" calcext:value-type="string">
            <text:p>actions</text:p>
          </table:table-cell>
          <table:table-cell table:style-name="ce10" table:formula="of:=IF([.D228]=0;&quot;&quot;;IF([.B228]=&quot;Y&quot;;[.C228];&#10;&quot;&lt;a href=&quot; &amp; CHAR(34) &amp; &quot;#&quot; &amp; CHAR(34) &amp; &quot;&gt;&quot; &amp;&#10;&quot;&lt;img src=&quot; &amp; CHAR(34) &amp; &quot;https://github.com/ubuntu/yaru/blob/master/icons/Yaru/scalable/&quot; &amp; [.E228] &amp; &quot;/&quot; &amp; [.A228] &amp; &quot;.svg&quot; &amp; CHAR(34) &amp; &#10;&quot; width=&quot; &amp; CHAR(34) &amp; &quot;22&quot; &amp; CHAR(34) &amp; &quot; alt=&quot; &amp; CHAR(34) &amp; [.D228] &amp; CHAR(34) &amp; &quot;&gt;&lt;/a&gt;&quot; &amp;&#10;&quot;&amp;nbsp; &amp;nbsp; &quot; &amp; [.D22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run-symbolic@</text:p>
          </table:table-cell>
          <table:table-cell table:style-name="Default" table:formula="of:=IF(LEFT([.A22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29];3;FIND(&quot;:&quot;;[.A229])-3) &amp; &quot; &lt;br&gt;&quot;;&quot;&quot;)">
            <text:p/>
          </table:table-cell>
          <table:table-cell table:style-name="ce6" table:formula="of:=IF([.B229]=&quot;Y&quot;;MID([.A229];3;FIND(&quot;:&quot;;[.A229];1)-3);IF(&#10;RIGHT(RIGHT([.A229]; 1))=&quot;@&quot;;0;&#10;[.A229]))" office:value-type="float" office:value="0" calcext:value-type="float">
            <text:p>0</text:p>
          </table:table-cell>
          <table:table-cell table:formula="of:=IF([.B229]=&quot;Y&quot;;[.D229];[.E228])" office:value-type="string" office:string-value="actions" calcext:value-type="string">
            <text:p>actions</text:p>
          </table:table-cell>
          <table:table-cell table:style-name="ce10" table:formula="of:=IF([.D229]=0;&quot;&quot;;IF([.B229]=&quot;Y&quot;;[.C229];&#10;&quot;&lt;a href=&quot; &amp; CHAR(34) &amp; &quot;#&quot; &amp; CHAR(34) &amp; &quot;&gt;&quot; &amp;&#10;&quot;&lt;img src=&quot; &amp; CHAR(34) &amp; &quot;https://github.com/ubuntu/yaru/blob/master/icons/Yaru/scalable/&quot; &amp; [.E229] &amp; &quot;/&quot; &amp; [.A229] &amp; &quot;.svg&quot; &amp; CHAR(34) &amp; &#10;&quot; width=&quot; &amp; CHAR(34) &amp; &quot;22&quot; &amp; CHAR(34) &amp; &quot; alt=&quot; &amp; CHAR(34) &amp; [.D229] &amp; CHAR(34) &amp; &quot;&gt;&lt;/a&gt;&quot; &amp;&#10;&quot;&amp;nbsp; &amp;nbsp; &quot; &amp; [.D22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search-symbolic@</text:p>
          </table:table-cell>
          <table:table-cell table:style-name="Default" table:formula="of:=IF(LEFT([.A23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30];3;FIND(&quot;:&quot;;[.A230])-3) &amp; &quot; &lt;br&gt;&quot;;&quot;&quot;)">
            <text:p/>
          </table:table-cell>
          <table:table-cell table:style-name="ce6" table:formula="of:=IF([.B230]=&quot;Y&quot;;MID([.A230];3;FIND(&quot;:&quot;;[.A230];1)-3);IF(&#10;RIGHT(RIGHT([.A230]; 1))=&quot;@&quot;;0;&#10;[.A230]))" office:value-type="float" office:value="0" calcext:value-type="float">
            <text:p>0</text:p>
          </table:table-cell>
          <table:table-cell table:formula="of:=IF([.B230]=&quot;Y&quot;;[.D230];[.E229])" office:value-type="string" office:string-value="actions" calcext:value-type="string">
            <text:p>actions</text:p>
          </table:table-cell>
          <table:table-cell table:style-name="ce10" table:formula="of:=IF([.D230]=0;&quot;&quot;;IF([.B230]=&quot;Y&quot;;[.C230];&#10;&quot;&lt;a href=&quot; &amp; CHAR(34) &amp; &quot;#&quot; &amp; CHAR(34) &amp; &quot;&gt;&quot; &amp;&#10;&quot;&lt;img src=&quot; &amp; CHAR(34) &amp; &quot;https://github.com/ubuntu/yaru/blob/master/icons/Yaru/scalable/&quot; &amp; [.E230] &amp; &quot;/&quot; &amp; [.A230] &amp; &quot;.svg&quot; &amp; CHAR(34) &amp; &#10;&quot; width=&quot; &amp; CHAR(34) &amp; &quot;22&quot; &amp; CHAR(34) &amp; &quot; alt=&quot; &amp; CHAR(34) &amp; [.D230] &amp; CHAR(34) &amp; &quot;&gt;&lt;/a&gt;&quot; &amp;&#10;&quot;&amp;nbsp; &amp;nbsp; &quot; &amp; [.D230] &amp; &quot;&lt;br&gt;&quot;&#10;))">
            <text:p/>
          </table:table-cell>
        </table:table-row>
        <table:table-row table:style-name="ro1">
          <table:table-cell office:value-type="string" calcext:value-type="string">
            <text:p>system-shutdown-symbolic</text:p>
          </table:table-cell>
          <table:table-cell table:formula="of:=IF(LEFT([.A231];1)=&quot;.&quot;;&quot;Y&quot;;&quot;N&quot;)" office:value-type="string" office:string-value="N" calcext:value-type="string">
            <text:p>N</text:p>
          </table:table-cell>
          <table:table-cell table:formula="of:=IFERROR(&quot;## &quot; &amp; MID([.A231];3;FIND(&quot;:&quot;;[.A231])-3) &amp; &quot; &lt;br&gt;&quot;;&quot;&quot;)">
            <text:p/>
          </table:table-cell>
          <table:table-cell table:formula="of:=IF([.B231]=&quot;Y&quot;;MID([.A231];3;FIND(&quot;:&quot;;[.A231];1)-3);IF(&#10;RIGHT(RIGHT([.A231]; 1))=&quot;@&quot;;0;&#10;[.A231]))" office:value-type="string" office:string-value="system-shutdown-symbolic" calcext:value-type="string">
            <text:p>system-shutdown-symbolic</text:p>
          </table:table-cell>
          <table:table-cell table:formula="of:=IF([.B231]=&quot;Y&quot;;[.D231];[.E230])" office:value-type="string" office:string-value="actions" calcext:value-type="string">
            <text:p>actions</text:p>
          </table:table-cell>
          <table:table-cell table:style-name="ce10" table:formula="of:=IF([.D231]=0;&quot;&quot;;IF([.B231]=&quot;Y&quot;;[.C231];&#10;&quot;&lt;a href=&quot; &amp; CHAR(34) &amp; &quot;#&quot; &amp; CHAR(34) &amp; &quot;&gt;&quot; &amp;&#10;&quot;&lt;img src=&quot; &amp; CHAR(34) &amp; &quot;https://github.com/ubuntu/yaru/blob/master/icons/Yaru/scalable/&quot; &amp; [.E231] &amp; &quot;/&quot; &amp; [.A231] &amp; &quot;.svg&quot; &amp; CHAR(34) &amp; &#10;&quot; width=&quot; &amp; CHAR(34) &amp; &quot;22&quot; &amp; CHAR(34) &amp; &quot; alt=&quot; &amp; CHAR(34) &amp; [.D231] &amp; CHAR(34) &amp; &quot;&gt;&lt;/a&gt;&quot; &amp;&#10;&quot;&amp;nbsp; &amp;nbsp; &quot; &amp; [.D231] &amp; &quot;&lt;br&gt;&quot;&#10;))" office:value-type="string" office:string-value="&lt;a href=&quot;#&quot;&gt;&lt;img src=&quot;https://github.com/ubuntu/yaru/blob/master/icons/Yaru/scalable/actions/system-shutdown-symbolic.svg&quot; width=&quot;22&quot; alt=&quot;system-shutdown-symbolic&quot;&gt;&lt;/a&gt;&amp;nbsp; &amp;nbsp; system-shutdown-symbolic&lt;br&gt;" calcext:value-type="string">
            <text:p>&lt;a href="#"&gt;&lt;img src="https://github.com/ubuntu/yaru/blob/master/icons/Yaru/scalable/actions/system-shutdown-symbolic.svg" width="22" alt="system-shutdown-symbolic"&gt;&lt;/a&gt;&amp;nbsp; &amp;nbsp; system-shutdown-symbolic&lt;br&gt;</text:p>
          </table:table-cell>
        </table:table-row>
        <table:table-row table:style-name="ro1">
          <table:table-cell office:value-type="string" calcext:value-type="string">
            <text:p>tag-symbolic-rtl</text:p>
          </table:table-cell>
          <table:table-cell table:formula="of:=IF(LEFT([.A232];1)=&quot;.&quot;;&quot;Y&quot;;&quot;N&quot;)" office:value-type="string" office:string-value="N" calcext:value-type="string">
            <text:p>N</text:p>
          </table:table-cell>
          <table:table-cell table:formula="of:=IFERROR(&quot;## &quot; &amp; MID([.A232];3;FIND(&quot;:&quot;;[.A232])-3) &amp; &quot; &lt;br&gt;&quot;;&quot;&quot;)">
            <text:p/>
          </table:table-cell>
          <table:table-cell table:formula="of:=IF([.B232]=&quot;Y&quot;;MID([.A232];3;FIND(&quot;:&quot;;[.A232];1)-3);IF(&#10;RIGHT(RIGHT([.A232]; 1))=&quot;@&quot;;0;&#10;[.A232]))" office:value-type="string" office:string-value="tag-symbolic-rtl" calcext:value-type="string">
            <text:p>tag-symbolic-rtl</text:p>
          </table:table-cell>
          <table:table-cell table:formula="of:=IF([.B232]=&quot;Y&quot;;[.D232];[.E231])" office:value-type="string" office:string-value="actions" calcext:value-type="string">
            <text:p>actions</text:p>
          </table:table-cell>
          <table:table-cell table:style-name="ce10" table:formula="of:=IF([.D232]=0;&quot;&quot;;IF([.B232]=&quot;Y&quot;;[.C232];&#10;&quot;&lt;a href=&quot; &amp; CHAR(34) &amp; &quot;#&quot; &amp; CHAR(34) &amp; &quot;&gt;&quot; &amp;&#10;&quot;&lt;img src=&quot; &amp; CHAR(34) &amp; &quot;https://github.com/ubuntu/yaru/blob/master/icons/Yaru/scalable/&quot; &amp; [.E232] &amp; &quot;/&quot; &amp; [.A232] &amp; &quot;.svg&quot; &amp; CHAR(34) &amp; &#10;&quot; width=&quot; &amp; CHAR(34) &amp; &quot;22&quot; &amp; CHAR(34) &amp; &quot; alt=&quot; &amp; CHAR(34) &amp; [.D232] &amp; CHAR(34) &amp; &quot;&gt;&lt;/a&gt;&quot; &amp;&#10;&quot;&amp;nbsp; &amp;nbsp; &quot; &amp; [.D232] &amp; &quot;&lt;br&gt;&quot;&#10;))" office:value-type="string" office:string-value="&lt;a href=&quot;#&quot;&gt;&lt;img src=&quot;https://github.com/ubuntu/yaru/blob/master/icons/Yaru/scalable/actions/tag-symbolic-rtl.svg&quot; width=&quot;22&quot; alt=&quot;tag-symbolic-rtl&quot;&gt;&lt;/a&gt;&amp;nbsp; &amp;nbsp; tag-symbolic-rtl&lt;br&gt;" calcext:value-type="string">
            <text:p>&lt;a href="#"&gt;&lt;img src="https://github.com/ubuntu/yaru/blob/master/icons/Yaru/scalable/actions/tag-symbolic-rtl.svg" width="22" alt="tag-symbolic-rtl"&gt;&lt;/a&gt;&amp;nbsp; &amp;nbsp; tag-symbolic-rtl&lt;br&gt;</text:p>
          </table:table-cell>
        </table:table-row>
        <table:table-row table:style-name="ro1">
          <table:table-cell office:value-type="string" calcext:value-type="string">
            <text:p>tag-symbolic</text:p>
          </table:table-cell>
          <table:table-cell table:formula="of:=IF(LEFT([.A233];1)=&quot;.&quot;;&quot;Y&quot;;&quot;N&quot;)" office:value-type="string" office:string-value="N" calcext:value-type="string">
            <text:p>N</text:p>
          </table:table-cell>
          <table:table-cell table:formula="of:=IFERROR(&quot;## &quot; &amp; MID([.A233];3;FIND(&quot;:&quot;;[.A233])-3) &amp; &quot; &lt;br&gt;&quot;;&quot;&quot;)">
            <text:p/>
          </table:table-cell>
          <table:table-cell table:formula="of:=IF([.B233]=&quot;Y&quot;;MID([.A233];3;FIND(&quot;:&quot;;[.A233];1)-3);IF(&#10;RIGHT(RIGHT([.A233]; 1))=&quot;@&quot;;0;&#10;[.A233]))" office:value-type="string" office:string-value="tag-symbolic" calcext:value-type="string">
            <text:p>tag-symbolic</text:p>
          </table:table-cell>
          <table:table-cell table:formula="of:=IF([.B233]=&quot;Y&quot;;[.D233];[.E232])" office:value-type="string" office:string-value="actions" calcext:value-type="string">
            <text:p>actions</text:p>
          </table:table-cell>
          <table:table-cell table:style-name="ce10" table:formula="of:=IF([.D233]=0;&quot;&quot;;IF([.B233]=&quot;Y&quot;;[.C233];&#10;&quot;&lt;a href=&quot; &amp; CHAR(34) &amp; &quot;#&quot; &amp; CHAR(34) &amp; &quot;&gt;&quot; &amp;&#10;&quot;&lt;img src=&quot; &amp; CHAR(34) &amp; &quot;https://github.com/ubuntu/yaru/blob/master/icons/Yaru/scalable/&quot; &amp; [.E233] &amp; &quot;/&quot; &amp; [.A233] &amp; &quot;.svg&quot; &amp; CHAR(34) &amp; &#10;&quot; width=&quot; &amp; CHAR(34) &amp; &quot;22&quot; &amp; CHAR(34) &amp; &quot; alt=&quot; &amp; CHAR(34) &amp; [.D233] &amp; CHAR(34) &amp; &quot;&gt;&lt;/a&gt;&quot; &amp;&#10;&quot;&amp;nbsp; &amp;nbsp; &quot; &amp; [.D233] &amp; &quot;&lt;br&gt;&quot;&#10;))" office:value-type="string" office:string-value="&lt;a href=&quot;#&quot;&gt;&lt;img src=&quot;https://github.com/ubuntu/yaru/blob/master/icons/Yaru/scalable/actions/tag-symbolic.svg&quot; width=&quot;22&quot; alt=&quot;tag-symbolic&quot;&gt;&lt;/a&gt;&amp;nbsp; &amp;nbsp; tag-symbolic&lt;br&gt;" calcext:value-type="string">
            <text:p>&lt;a href="#"&gt;&lt;img src="https://github.com/ubuntu/yaru/blob/master/icons/Yaru/scalable/actions/tag-symbolic.svg" width="22" alt="tag-symbolic"&gt;&lt;/a&gt;&amp;nbsp; &amp;nbsp; tag-symbolic&lt;br&gt;</text:p>
          </table:table-cell>
        </table:table-row>
        <table:table-row table:style-name="ro1">
          <table:table-cell office:value-type="string" calcext:value-type="string">
            <text:p>tools-check-spelling-symbolic</text:p>
          </table:table-cell>
          <table:table-cell table:formula="of:=IF(LEFT([.A234];1)=&quot;.&quot;;&quot;Y&quot;;&quot;N&quot;)" office:value-type="string" office:string-value="N" calcext:value-type="string">
            <text:p>N</text:p>
          </table:table-cell>
          <table:table-cell table:formula="of:=IFERROR(&quot;## &quot; &amp; MID([.A234];3;FIND(&quot;:&quot;;[.A234])-3) &amp; &quot; &lt;br&gt;&quot;;&quot;&quot;)">
            <text:p/>
          </table:table-cell>
          <table:table-cell table:formula="of:=IF([.B234]=&quot;Y&quot;;MID([.A234];3;FIND(&quot;:&quot;;[.A234];1)-3);IF(&#10;RIGHT(RIGHT([.A234]; 1))=&quot;@&quot;;0;&#10;[.A234]))" office:value-type="string" office:string-value="tools-check-spelling-symbolic" calcext:value-type="string">
            <text:p>tools-check-spelling-symbolic</text:p>
          </table:table-cell>
          <table:table-cell table:formula="of:=IF([.B234]=&quot;Y&quot;;[.D234];[.E233])" office:value-type="string" office:string-value="actions" calcext:value-type="string">
            <text:p>actions</text:p>
          </table:table-cell>
          <table:table-cell table:style-name="ce10" table:formula="of:=IF([.D234]=0;&quot;&quot;;IF([.B234]=&quot;Y&quot;;[.C234];&#10;&quot;&lt;a href=&quot; &amp; CHAR(34) &amp; &quot;#&quot; &amp; CHAR(34) &amp; &quot;&gt;&quot; &amp;&#10;&quot;&lt;img src=&quot; &amp; CHAR(34) &amp; &quot;https://github.com/ubuntu/yaru/blob/master/icons/Yaru/scalable/&quot; &amp; [.E234] &amp; &quot;/&quot; &amp; [.A234] &amp; &quot;.svg&quot; &amp; CHAR(34) &amp; &#10;&quot; width=&quot; &amp; CHAR(34) &amp; &quot;22&quot; &amp; CHAR(34) &amp; &quot; alt=&quot; &amp; CHAR(34) &amp; [.D234] &amp; CHAR(34) &amp; &quot;&gt;&lt;/a&gt;&quot; &amp;&#10;&quot;&amp;nbsp; &amp;nbsp; &quot; &amp; [.D234] &amp; &quot;&lt;br&gt;&quot;&#10;))" office:value-type="string" office:string-value="&lt;a href=&quot;#&quot;&gt;&lt;img src=&quot;https://github.com/ubuntu/yaru/blob/master/icons/Yaru/scalable/actions/tools-check-spelling-symbolic.svg&quot; width=&quot;22&quot; alt=&quot;tools-check-spelling-symbolic&quot;&gt;&lt;/a&gt;&amp;nbsp; &amp;nbsp; tools-check-spelling-symbolic&lt;br&gt;" calcext:value-type="string">
            <text:p>&lt;a href="#"&gt;&lt;img src="https://github.com/ubuntu/yaru/blob/master/icons/Yaru/scalable/actions/tools-check-spelling-symbolic.svg" width="22" alt="tools-check-spelling-symbolic"&gt;&lt;/a&gt;&amp;nbsp; &amp;nbsp; tools-check-spelling-symbolic&lt;br&gt;</text:p>
          </table:table-cell>
        </table:table-row>
        <table:table-row table:style-name="ro1">
          <table:table-cell table:style-name="Default" office:value-type="string" calcext:value-type="string">
            <text:p>value-decrease-symbolic@</text:p>
          </table:table-cell>
          <table:table-cell table:style-name="Default" table:formula="of:=IF(LEFT([.A23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35];3;FIND(&quot;:&quot;;[.A235])-3) &amp; &quot; &lt;br&gt;&quot;;&quot;&quot;)">
            <text:p/>
          </table:table-cell>
          <table:table-cell table:style-name="ce6" table:formula="of:=IF([.B235]=&quot;Y&quot;;MID([.A235];3;FIND(&quot;:&quot;;[.A235];1)-3);IF(&#10;RIGHT(RIGHT([.A235]; 1))=&quot;@&quot;;0;&#10;[.A235]))" office:value-type="float" office:value="0" calcext:value-type="float">
            <text:p>0</text:p>
          </table:table-cell>
          <table:table-cell table:formula="of:=IF([.B235]=&quot;Y&quot;;[.D235];[.E234])" office:value-type="string" office:string-value="actions" calcext:value-type="string">
            <text:p>actions</text:p>
          </table:table-cell>
          <table:table-cell table:style-name="ce10" table:formula="of:=IF([.D235]=0;&quot;&quot;;IF([.B235]=&quot;Y&quot;;[.C235];&#10;&quot;&lt;a href=&quot; &amp; CHAR(34) &amp; &quot;#&quot; &amp; CHAR(34) &amp; &quot;&gt;&quot; &amp;&#10;&quot;&lt;img src=&quot; &amp; CHAR(34) &amp; &quot;https://github.com/ubuntu/yaru/blob/master/icons/Yaru/scalable/&quot; &amp; [.E235] &amp; &quot;/&quot; &amp; [.A235] &amp; &quot;.svg&quot; &amp; CHAR(34) &amp; &#10;&quot; width=&quot; &amp; CHAR(34) &amp; &quot;22&quot; &amp; CHAR(34) &amp; &quot; alt=&quot; &amp; CHAR(34) &amp; [.D235] &amp; CHAR(34) &amp; &quot;&gt;&lt;/a&gt;&quot; &amp;&#10;&quot;&amp;nbsp; &amp;nbsp; &quot; &amp; [.D23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alue-increase-symbolic@</text:p>
          </table:table-cell>
          <table:table-cell table:style-name="Default" table:formula="of:=IF(LEFT([.A23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36];3;FIND(&quot;:&quot;;[.A236])-3) &amp; &quot; &lt;br&gt;&quot;;&quot;&quot;)">
            <text:p/>
          </table:table-cell>
          <table:table-cell table:style-name="ce6" table:formula="of:=IF([.B236]=&quot;Y&quot;;MID([.A236];3;FIND(&quot;:&quot;;[.A236];1)-3);IF(&#10;RIGHT(RIGHT([.A236]; 1))=&quot;@&quot;;0;&#10;[.A236]))" office:value-type="float" office:value="0" calcext:value-type="float">
            <text:p>0</text:p>
          </table:table-cell>
          <table:table-cell table:formula="of:=IF([.B236]=&quot;Y&quot;;[.D236];[.E235])" office:value-type="string" office:string-value="actions" calcext:value-type="string">
            <text:p>actions</text:p>
          </table:table-cell>
          <table:table-cell table:style-name="ce10" table:formula="of:=IF([.D236]=0;&quot;&quot;;IF([.B236]=&quot;Y&quot;;[.C236];&#10;&quot;&lt;a href=&quot; &amp; CHAR(34) &amp; &quot;#&quot; &amp; CHAR(34) &amp; &quot;&gt;&quot; &amp;&#10;&quot;&lt;img src=&quot; &amp; CHAR(34) &amp; &quot;https://github.com/ubuntu/yaru/blob/master/icons/Yaru/scalable/&quot; &amp; [.E236] &amp; &quot;/&quot; &amp; [.A236] &amp; &quot;.svg&quot; &amp; CHAR(34) &amp; &#10;&quot; width=&quot; &amp; CHAR(34) &amp; &quot;22&quot; &amp; CHAR(34) &amp; &quot; alt=&quot; &amp; CHAR(34) &amp; [.D236] &amp; CHAR(34) &amp; &quot;&gt;&lt;/a&gt;&quot; &amp;&#10;&quot;&amp;nbsp; &amp;nbsp; &quot; &amp; [.D236] &amp; &quot;&lt;br&gt;&quot;&#10;))">
            <text:p/>
          </table:table-cell>
        </table:table-row>
        <table:table-row table:style-name="ro1">
          <table:table-cell office:value-type="string" calcext:value-type="string">
            <text:p>view-app-grid-symbolic</text:p>
          </table:table-cell>
          <table:table-cell table:formula="of:=IF(LEFT([.A237];1)=&quot;.&quot;;&quot;Y&quot;;&quot;N&quot;)" office:value-type="string" office:string-value="N" calcext:value-type="string">
            <text:p>N</text:p>
          </table:table-cell>
          <table:table-cell table:formula="of:=IFERROR(&quot;## &quot; &amp; MID([.A237];3;FIND(&quot;:&quot;;[.A237])-3) &amp; &quot; &lt;br&gt;&quot;;&quot;&quot;)">
            <text:p/>
          </table:table-cell>
          <table:table-cell table:formula="of:=IF([.B237]=&quot;Y&quot;;MID([.A237];3;FIND(&quot;:&quot;;[.A237];1)-3);IF(&#10;RIGHT(RIGHT([.A237]; 1))=&quot;@&quot;;0;&#10;[.A237]))" office:value-type="string" office:string-value="view-app-grid-symbolic" calcext:value-type="string">
            <text:p>view-app-grid-symbolic</text:p>
          </table:table-cell>
          <table:table-cell table:formula="of:=IF([.B237]=&quot;Y&quot;;[.D237];[.E236])" office:value-type="string" office:string-value="actions" calcext:value-type="string">
            <text:p>actions</text:p>
          </table:table-cell>
          <table:table-cell table:style-name="ce10" table:formula="of:=IF([.D237]=0;&quot;&quot;;IF([.B237]=&quot;Y&quot;;[.C237];&#10;&quot;&lt;a href=&quot; &amp; CHAR(34) &amp; &quot;#&quot; &amp; CHAR(34) &amp; &quot;&gt;&quot; &amp;&#10;&quot;&lt;img src=&quot; &amp; CHAR(34) &amp; &quot;https://github.com/ubuntu/yaru/blob/master/icons/Yaru/scalable/&quot; &amp; [.E237] &amp; &quot;/&quot; &amp; [.A237] &amp; &quot;.svg&quot; &amp; CHAR(34) &amp; &#10;&quot; width=&quot; &amp; CHAR(34) &amp; &quot;22&quot; &amp; CHAR(34) &amp; &quot; alt=&quot; &amp; CHAR(34) &amp; [.D237] &amp; CHAR(34) &amp; &quot;&gt;&lt;/a&gt;&quot; &amp;&#10;&quot;&amp;nbsp; &amp;nbsp; &quot; &amp; [.D237] &amp; &quot;&lt;br&gt;&quot;&#10;))" office:value-type="string" office:string-value="&lt;a href=&quot;#&quot;&gt;&lt;img src=&quot;https://github.com/ubuntu/yaru/blob/master/icons/Yaru/scalable/actions/view-app-grid-symbolic.svg&quot; width=&quot;22&quot; alt=&quot;view-app-grid-symbolic&quot;&gt;&lt;/a&gt;&amp;nbsp; &amp;nbsp; view-app-grid-symbolic&lt;br&gt;" calcext:value-type="string">
            <text:p>&lt;a href="#"&gt;&lt;img src="https://github.com/ubuntu/yaru/blob/master/icons/Yaru/scalable/actions/view-app-grid-symbolic.svg" width="22" alt="view-app-grid-symbolic"&gt;&lt;/a&gt;&amp;nbsp; &amp;nbsp; view-app-grid-symbolic&lt;br&gt;</text:p>
          </table:table-cell>
        </table:table-row>
        <table:table-row table:style-name="ro1">
          <table:table-cell table:style-name="Default" office:value-type="string" calcext:value-type="string">
            <text:p>view-app-grid-ubiquity-symbolic@</text:p>
          </table:table-cell>
          <table:table-cell table:style-name="Default" table:formula="of:=IF(LEFT([.A23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38];3;FIND(&quot;:&quot;;[.A238])-3) &amp; &quot; &lt;br&gt;&quot;;&quot;&quot;)">
            <text:p/>
          </table:table-cell>
          <table:table-cell table:style-name="ce6" table:formula="of:=IF([.B238]=&quot;Y&quot;;MID([.A238];3;FIND(&quot;:&quot;;[.A238];1)-3);IF(&#10;RIGHT(RIGHT([.A238]; 1))=&quot;@&quot;;0;&#10;[.A238]))" office:value-type="float" office:value="0" calcext:value-type="float">
            <text:p>0</text:p>
          </table:table-cell>
          <table:table-cell table:formula="of:=IF([.B238]=&quot;Y&quot;;[.D238];[.E237])" office:value-type="string" office:string-value="actions" calcext:value-type="string">
            <text:p>actions</text:p>
          </table:table-cell>
          <table:table-cell table:style-name="ce10" table:formula="of:=IF([.D238]=0;&quot;&quot;;IF([.B238]=&quot;Y&quot;;[.C238];&#10;&quot;&lt;a href=&quot; &amp; CHAR(34) &amp; &quot;#&quot; &amp; CHAR(34) &amp; &quot;&gt;&quot; &amp;&#10;&quot;&lt;img src=&quot; &amp; CHAR(34) &amp; &quot;https://github.com/ubuntu/yaru/blob/master/icons/Yaru/scalable/&quot; &amp; [.E238] &amp; &quot;/&quot; &amp; [.A238] &amp; &quot;.svg&quot; &amp; CHAR(34) &amp; &#10;&quot; width=&quot; &amp; CHAR(34) &amp; &quot;22&quot; &amp; CHAR(34) &amp; &quot; alt=&quot; &amp; CHAR(34) &amp; [.D238] &amp; CHAR(34) &amp; &quot;&gt;&lt;/a&gt;&quot; &amp;&#10;&quot;&amp;nbsp; &amp;nbsp; &quot; &amp; [.D23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app-grid-ubuntu-symbolic@</text:p>
          </table:table-cell>
          <table:table-cell table:style-name="Default" table:formula="of:=IF(LEFT([.A23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39];3;FIND(&quot;:&quot;;[.A239])-3) &amp; &quot; &lt;br&gt;&quot;;&quot;&quot;)">
            <text:p/>
          </table:table-cell>
          <table:table-cell table:style-name="ce6" table:formula="of:=IF([.B239]=&quot;Y&quot;;MID([.A239];3;FIND(&quot;:&quot;;[.A239];1)-3);IF(&#10;RIGHT(RIGHT([.A239]; 1))=&quot;@&quot;;0;&#10;[.A239]))" office:value-type="float" office:value="0" calcext:value-type="float">
            <text:p>0</text:p>
          </table:table-cell>
          <table:table-cell table:formula="of:=IF([.B239]=&quot;Y&quot;;[.D239];[.E238])" office:value-type="string" office:string-value="actions" calcext:value-type="string">
            <text:p>actions</text:p>
          </table:table-cell>
          <table:table-cell table:style-name="ce10" table:formula="of:=IF([.D239]=0;&quot;&quot;;IF([.B239]=&quot;Y&quot;;[.C239];&#10;&quot;&lt;a href=&quot; &amp; CHAR(34) &amp; &quot;#&quot; &amp; CHAR(34) &amp; &quot;&gt;&quot; &amp;&#10;&quot;&lt;img src=&quot; &amp; CHAR(34) &amp; &quot;https://github.com/ubuntu/yaru/blob/master/icons/Yaru/scalable/&quot; &amp; [.E239] &amp; &quot;/&quot; &amp; [.A239] &amp; &quot;.svg&quot; &amp; CHAR(34) &amp; &#10;&quot; width=&quot; &amp; CHAR(34) &amp; &quot;22&quot; &amp; CHAR(34) &amp; &quot; alt=&quot; &amp; CHAR(34) &amp; [.D239] &amp; CHAR(34) &amp; &quot;&gt;&lt;/a&gt;&quot; &amp;&#10;&quot;&amp;nbsp; &amp;nbsp; &quot; &amp; [.D239] &amp; &quot;&lt;br&gt;&quot;&#10;))">
            <text:p/>
          </table:table-cell>
        </table:table-row>
        <table:table-row table:style-name="ro1">
          <table:table-cell office:value-type="string" calcext:value-type="string">
            <text:p>view-conceal-symbolic</text:p>
          </table:table-cell>
          <table:table-cell table:formula="of:=IF(LEFT([.A240];1)=&quot;.&quot;;&quot;Y&quot;;&quot;N&quot;)" office:value-type="string" office:string-value="N" calcext:value-type="string">
            <text:p>N</text:p>
          </table:table-cell>
          <table:table-cell table:formula="of:=IFERROR(&quot;## &quot; &amp; MID([.A240];3;FIND(&quot;:&quot;;[.A240])-3) &amp; &quot; &lt;br&gt;&quot;;&quot;&quot;)">
            <text:p/>
          </table:table-cell>
          <table:table-cell table:formula="of:=IF([.B240]=&quot;Y&quot;;MID([.A240];3;FIND(&quot;:&quot;;[.A240];1)-3);IF(&#10;RIGHT(RIGHT([.A240]; 1))=&quot;@&quot;;0;&#10;[.A240]))" office:value-type="string" office:string-value="view-conceal-symbolic" calcext:value-type="string">
            <text:p>view-conceal-symbolic</text:p>
          </table:table-cell>
          <table:table-cell table:formula="of:=IF([.B240]=&quot;Y&quot;;[.D240];[.E239])" office:value-type="string" office:string-value="actions" calcext:value-type="string">
            <text:p>actions</text:p>
          </table:table-cell>
          <table:table-cell table:style-name="ce10" table:formula="of:=IF([.D240]=0;&quot;&quot;;IF([.B240]=&quot;Y&quot;;[.C240];&#10;&quot;&lt;a href=&quot; &amp; CHAR(34) &amp; &quot;#&quot; &amp; CHAR(34) &amp; &quot;&gt;&quot; &amp;&#10;&quot;&lt;img src=&quot; &amp; CHAR(34) &amp; &quot;https://github.com/ubuntu/yaru/blob/master/icons/Yaru/scalable/&quot; &amp; [.E240] &amp; &quot;/&quot; &amp; [.A240] &amp; &quot;.svg&quot; &amp; CHAR(34) &amp; &#10;&quot; width=&quot; &amp; CHAR(34) &amp; &quot;22&quot; &amp; CHAR(34) &amp; &quot; alt=&quot; &amp; CHAR(34) &amp; [.D240] &amp; CHAR(34) &amp; &quot;&gt;&lt;/a&gt;&quot; &amp;&#10;&quot;&amp;nbsp; &amp;nbsp; &quot; &amp; [.D240] &amp; &quot;&lt;br&gt;&quot;&#10;))" office:value-type="string" office:string-value="&lt;a href=&quot;#&quot;&gt;&lt;img src=&quot;https://github.com/ubuntu/yaru/blob/master/icons/Yaru/scalable/actions/view-conceal-symbolic.svg&quot; width=&quot;22&quot; alt=&quot;view-conceal-symbolic&quot;&gt;&lt;/a&gt;&amp;nbsp; &amp;nbsp; view-conceal-symbolic&lt;br&gt;" calcext:value-type="string">
            <text:p>&lt;a href="#"&gt;&lt;img src="https://github.com/ubuntu/yaru/blob/master/icons/Yaru/scalable/actions/view-conceal-symbolic.svg" width="22" alt="view-conceal-symbolic"&gt;&lt;/a&gt;&amp;nbsp; &amp;nbsp; view-conceal-symbolic&lt;br&gt;</text:p>
          </table:table-cell>
        </table:table-row>
        <table:table-row table:style-name="ro1">
          <table:table-cell office:value-type="string" calcext:value-type="string">
            <text:p>view-continuous-symbolic</text:p>
          </table:table-cell>
          <table:table-cell table:formula="of:=IF(LEFT([.A241];1)=&quot;.&quot;;&quot;Y&quot;;&quot;N&quot;)" office:value-type="string" office:string-value="N" calcext:value-type="string">
            <text:p>N</text:p>
          </table:table-cell>
          <table:table-cell table:formula="of:=IFERROR(&quot;## &quot; &amp; MID([.A241];3;FIND(&quot;:&quot;;[.A241])-3) &amp; &quot; &lt;br&gt;&quot;;&quot;&quot;)">
            <text:p/>
          </table:table-cell>
          <table:table-cell table:formula="of:=IF([.B241]=&quot;Y&quot;;MID([.A241];3;FIND(&quot;:&quot;;[.A241];1)-3);IF(&#10;RIGHT(RIGHT([.A241]; 1))=&quot;@&quot;;0;&#10;[.A241]))" office:value-type="string" office:string-value="view-continuous-symbolic" calcext:value-type="string">
            <text:p>view-continuous-symbolic</text:p>
          </table:table-cell>
          <table:table-cell table:formula="of:=IF([.B241]=&quot;Y&quot;;[.D241];[.E240])" office:value-type="string" office:string-value="actions" calcext:value-type="string">
            <text:p>actions</text:p>
          </table:table-cell>
          <table:table-cell table:style-name="ce10" table:formula="of:=IF([.D241]=0;&quot;&quot;;IF([.B241]=&quot;Y&quot;;[.C241];&#10;&quot;&lt;a href=&quot; &amp; CHAR(34) &amp; &quot;#&quot; &amp; CHAR(34) &amp; &quot;&gt;&quot; &amp;&#10;&quot;&lt;img src=&quot; &amp; CHAR(34) &amp; &quot;https://github.com/ubuntu/yaru/blob/master/icons/Yaru/scalable/&quot; &amp; [.E241] &amp; &quot;/&quot; &amp; [.A241] &amp; &quot;.svg&quot; &amp; CHAR(34) &amp; &#10;&quot; width=&quot; &amp; CHAR(34) &amp; &quot;22&quot; &amp; CHAR(34) &amp; &quot; alt=&quot; &amp; CHAR(34) &amp; [.D241] &amp; CHAR(34) &amp; &quot;&gt;&lt;/a&gt;&quot; &amp;&#10;&quot;&amp;nbsp; &amp;nbsp; &quot; &amp; [.D241] &amp; &quot;&lt;br&gt;&quot;&#10;))" office:value-type="string" office:string-value="&lt;a href=&quot;#&quot;&gt;&lt;img src=&quot;https://github.com/ubuntu/yaru/blob/master/icons/Yaru/scalable/actions/view-continuous-symbolic.svg&quot; width=&quot;22&quot; alt=&quot;view-continuous-symbolic&quot;&gt;&lt;/a&gt;&amp;nbsp; &amp;nbsp; view-continuous-symbolic&lt;br&gt;" calcext:value-type="string">
            <text:p>&lt;a href="#"&gt;&lt;img src="https://github.com/ubuntu/yaru/blob/master/icons/Yaru/scalable/actions/view-continuous-symbolic.svg" width="22" alt="view-continuous-symbolic"&gt;&lt;/a&gt;&amp;nbsp; &amp;nbsp; view-continuous-symbolic&lt;br&gt;</text:p>
          </table:table-cell>
        </table:table-row>
        <table:table-row table:style-name="ro1">
          <table:table-cell office:value-type="string" calcext:value-type="string">
            <text:p>view-dual-symbolic</text:p>
          </table:table-cell>
          <table:table-cell table:formula="of:=IF(LEFT([.A242];1)=&quot;.&quot;;&quot;Y&quot;;&quot;N&quot;)" office:value-type="string" office:string-value="N" calcext:value-type="string">
            <text:p>N</text:p>
          </table:table-cell>
          <table:table-cell table:formula="of:=IFERROR(&quot;## &quot; &amp; MID([.A242];3;FIND(&quot;:&quot;;[.A242])-3) &amp; &quot; &lt;br&gt;&quot;;&quot;&quot;)">
            <text:p/>
          </table:table-cell>
          <table:table-cell table:formula="of:=IF([.B242]=&quot;Y&quot;;MID([.A242];3;FIND(&quot;:&quot;;[.A242];1)-3);IF(&#10;RIGHT(RIGHT([.A242]; 1))=&quot;@&quot;;0;&#10;[.A242]))" office:value-type="string" office:string-value="view-dual-symbolic" calcext:value-type="string">
            <text:p>view-dual-symbolic</text:p>
          </table:table-cell>
          <table:table-cell table:formula="of:=IF([.B242]=&quot;Y&quot;;[.D242];[.E241])" office:value-type="string" office:string-value="actions" calcext:value-type="string">
            <text:p>actions</text:p>
          </table:table-cell>
          <table:table-cell table:style-name="ce10" table:formula="of:=IF([.D242]=0;&quot;&quot;;IF([.B242]=&quot;Y&quot;;[.C242];&#10;&quot;&lt;a href=&quot; &amp; CHAR(34) &amp; &quot;#&quot; &amp; CHAR(34) &amp; &quot;&gt;&quot; &amp;&#10;&quot;&lt;img src=&quot; &amp; CHAR(34) &amp; &quot;https://github.com/ubuntu/yaru/blob/master/icons/Yaru/scalable/&quot; &amp; [.E242] &amp; &quot;/&quot; &amp; [.A242] &amp; &quot;.svg&quot; &amp; CHAR(34) &amp; &#10;&quot; width=&quot; &amp; CHAR(34) &amp; &quot;22&quot; &amp; CHAR(34) &amp; &quot; alt=&quot; &amp; CHAR(34) &amp; [.D242] &amp; CHAR(34) &amp; &quot;&gt;&lt;/a&gt;&quot; &amp;&#10;&quot;&amp;nbsp; &amp;nbsp; &quot; &amp; [.D242] &amp; &quot;&lt;br&gt;&quot;&#10;))" office:value-type="string" office:string-value="&lt;a href=&quot;#&quot;&gt;&lt;img src=&quot;https://github.com/ubuntu/yaru/blob/master/icons/Yaru/scalable/actions/view-dual-symbolic.svg&quot; width=&quot;22&quot; alt=&quot;view-dual-symbolic&quot;&gt;&lt;/a&gt;&amp;nbsp; &amp;nbsp; view-dual-symbolic&lt;br&gt;" calcext:value-type="string">
            <text:p>&lt;a href="#"&gt;&lt;img src="https://github.com/ubuntu/yaru/blob/master/icons/Yaru/scalable/actions/view-dual-symbolic.svg" width="22" alt="view-dual-symbolic"&gt;&lt;/a&gt;&amp;nbsp; &amp;nbsp; view-dual-symbolic&lt;br&gt;</text:p>
          </table:table-cell>
        </table:table-row>
        <table:table-row table:style-name="ro1">
          <table:table-cell office:value-type="string" calcext:value-type="string">
            <text:p>view-fullscreen-symbolic</text:p>
          </table:table-cell>
          <table:table-cell table:formula="of:=IF(LEFT([.A243];1)=&quot;.&quot;;&quot;Y&quot;;&quot;N&quot;)" office:value-type="string" office:string-value="N" calcext:value-type="string">
            <text:p>N</text:p>
          </table:table-cell>
          <table:table-cell table:formula="of:=IFERROR(&quot;## &quot; &amp; MID([.A243];3;FIND(&quot;:&quot;;[.A243])-3) &amp; &quot; &lt;br&gt;&quot;;&quot;&quot;)">
            <text:p/>
          </table:table-cell>
          <table:table-cell table:formula="of:=IF([.B243]=&quot;Y&quot;;MID([.A243];3;FIND(&quot;:&quot;;[.A243];1)-3);IF(&#10;RIGHT(RIGHT([.A243]; 1))=&quot;@&quot;;0;&#10;[.A243]))" office:value-type="string" office:string-value="view-fullscreen-symbolic" calcext:value-type="string">
            <text:p>view-fullscreen-symbolic</text:p>
          </table:table-cell>
          <table:table-cell table:formula="of:=IF([.B243]=&quot;Y&quot;;[.D243];[.E242])" office:value-type="string" office:string-value="actions" calcext:value-type="string">
            <text:p>actions</text:p>
          </table:table-cell>
          <table:table-cell table:style-name="ce10" table:formula="of:=IF([.D243]=0;&quot;&quot;;IF([.B243]=&quot;Y&quot;;[.C243];&#10;&quot;&lt;a href=&quot; &amp; CHAR(34) &amp; &quot;#&quot; &amp; CHAR(34) &amp; &quot;&gt;&quot; &amp;&#10;&quot;&lt;img src=&quot; &amp; CHAR(34) &amp; &quot;https://github.com/ubuntu/yaru/blob/master/icons/Yaru/scalable/&quot; &amp; [.E243] &amp; &quot;/&quot; &amp; [.A243] &amp; &quot;.svg&quot; &amp; CHAR(34) &amp; &#10;&quot; width=&quot; &amp; CHAR(34) &amp; &quot;22&quot; &amp; CHAR(34) &amp; &quot; alt=&quot; &amp; CHAR(34) &amp; [.D243] &amp; CHAR(34) &amp; &quot;&gt;&lt;/a&gt;&quot; &amp;&#10;&quot;&amp;nbsp; &amp;nbsp; &quot; &amp; [.D243] &amp; &quot;&lt;br&gt;&quot;&#10;))" office:value-type="string" office:string-value="&lt;a href=&quot;#&quot;&gt;&lt;img src=&quot;https://github.com/ubuntu/yaru/blob/master/icons/Yaru/scalable/actions/view-fullscreen-symbolic.svg&quot; width=&quot;22&quot; alt=&quot;view-fullscreen-symbolic&quot;&gt;&lt;/a&gt;&amp;nbsp; &amp;nbsp; view-fullscreen-symbolic&lt;br&gt;" calcext:value-type="string">
            <text:p>&lt;a href="#"&gt;&lt;img src="https://github.com/ubuntu/yaru/blob/master/icons/Yaru/scalable/actions/view-fullscreen-symbolic.svg" width="22" alt="view-fullscreen-symbolic"&gt;&lt;/a&gt;&amp;nbsp; &amp;nbsp; view-fullscreen-symbolic&lt;br&gt;</text:p>
          </table:table-cell>
        </table:table-row>
        <table:table-row table:style-name="ro1">
          <table:table-cell office:value-type="string" calcext:value-type="string">
            <text:p>view-grid-symbolic</text:p>
          </table:table-cell>
          <table:table-cell table:formula="of:=IF(LEFT([.A244];1)=&quot;.&quot;;&quot;Y&quot;;&quot;N&quot;)" office:value-type="string" office:string-value="N" calcext:value-type="string">
            <text:p>N</text:p>
          </table:table-cell>
          <table:table-cell table:formula="of:=IFERROR(&quot;## &quot; &amp; MID([.A244];3;FIND(&quot;:&quot;;[.A244])-3) &amp; &quot; &lt;br&gt;&quot;;&quot;&quot;)">
            <text:p/>
          </table:table-cell>
          <table:table-cell table:formula="of:=IF([.B244]=&quot;Y&quot;;MID([.A244];3;FIND(&quot;:&quot;;[.A244];1)-3);IF(&#10;RIGHT(RIGHT([.A244]; 1))=&quot;@&quot;;0;&#10;[.A244]))" office:value-type="string" office:string-value="view-grid-symbolic" calcext:value-type="string">
            <text:p>view-grid-symbolic</text:p>
          </table:table-cell>
          <table:table-cell table:formula="of:=IF([.B244]=&quot;Y&quot;;[.D244];[.E243])" office:value-type="string" office:string-value="actions" calcext:value-type="string">
            <text:p>actions</text:p>
          </table:table-cell>
          <table:table-cell table:style-name="ce10" table:formula="of:=IF([.D244]=0;&quot;&quot;;IF([.B244]=&quot;Y&quot;;[.C244];&#10;&quot;&lt;a href=&quot; &amp; CHAR(34) &amp; &quot;#&quot; &amp; CHAR(34) &amp; &quot;&gt;&quot; &amp;&#10;&quot;&lt;img src=&quot; &amp; CHAR(34) &amp; &quot;https://github.com/ubuntu/yaru/blob/master/icons/Yaru/scalable/&quot; &amp; [.E244] &amp; &quot;/&quot; &amp; [.A244] &amp; &quot;.svg&quot; &amp; CHAR(34) &amp; &#10;&quot; width=&quot; &amp; CHAR(34) &amp; &quot;22&quot; &amp; CHAR(34) &amp; &quot; alt=&quot; &amp; CHAR(34) &amp; [.D244] &amp; CHAR(34) &amp; &quot;&gt;&lt;/a&gt;&quot; &amp;&#10;&quot;&amp;nbsp; &amp;nbsp; &quot; &amp; [.D244] &amp; &quot;&lt;br&gt;&quot;&#10;))" office:value-type="string" office:string-value="&lt;a href=&quot;#&quot;&gt;&lt;img src=&quot;https://github.com/ubuntu/yaru/blob/master/icons/Yaru/scalable/actions/view-grid-symbolic.svg&quot; width=&quot;22&quot; alt=&quot;view-grid-symbolic&quot;&gt;&lt;/a&gt;&amp;nbsp; &amp;nbsp; view-grid-symbolic&lt;br&gt;" calcext:value-type="string">
            <text:p>&lt;a href="#"&gt;&lt;img src="https://github.com/ubuntu/yaru/blob/master/icons/Yaru/scalable/actions/view-grid-symbolic.svg" width="22" alt="view-grid-symbolic"&gt;&lt;/a&gt;&amp;nbsp; &amp;nbsp; view-grid-symbolic&lt;br&gt;</text:p>
          </table:table-cell>
        </table:table-row>
        <table:table-row table:style-name="ro1">
          <table:table-cell table:style-name="Default" office:value-type="string" calcext:value-type="string">
            <text:p>view-layout-symbolic@</text:p>
          </table:table-cell>
          <table:table-cell table:style-name="Default" table:formula="of:=IF(LEFT([.A24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45];3;FIND(&quot;:&quot;;[.A245])-3) &amp; &quot; &lt;br&gt;&quot;;&quot;&quot;)">
            <text:p/>
          </table:table-cell>
          <table:table-cell table:style-name="ce6" table:formula="of:=IF([.B245]=&quot;Y&quot;;MID([.A245];3;FIND(&quot;:&quot;;[.A245];1)-3);IF(&#10;RIGHT(RIGHT([.A245]; 1))=&quot;@&quot;;0;&#10;[.A245]))" office:value-type="float" office:value="0" calcext:value-type="float">
            <text:p>0</text:p>
          </table:table-cell>
          <table:table-cell table:formula="of:=IF([.B245]=&quot;Y&quot;;[.D245];[.E244])" office:value-type="string" office:string-value="actions" calcext:value-type="string">
            <text:p>actions</text:p>
          </table:table-cell>
          <table:table-cell table:style-name="ce10" table:formula="of:=IF([.D245]=0;&quot;&quot;;IF([.B245]=&quot;Y&quot;;[.C245];&#10;&quot;&lt;a href=&quot; &amp; CHAR(34) &amp; &quot;#&quot; &amp; CHAR(34) &amp; &quot;&gt;&quot; &amp;&#10;&quot;&lt;img src=&quot; &amp; CHAR(34) &amp; &quot;https://github.com/ubuntu/yaru/blob/master/icons/Yaru/scalable/&quot; &amp; [.E245] &amp; &quot;/&quot; &amp; [.A245] &amp; &quot;.svg&quot; &amp; CHAR(34) &amp; &#10;&quot; width=&quot; &amp; CHAR(34) &amp; &quot;22&quot; &amp; CHAR(34) &amp; &quot; alt=&quot; &amp; CHAR(34) &amp; [.D245] &amp; CHAR(34) &amp; &quot;&gt;&lt;/a&gt;&quot; &amp;&#10;&quot;&amp;nbsp; &amp;nbsp; &quot; &amp; [.D24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list-bullet-symbolic@</text:p>
          </table:table-cell>
          <table:table-cell table:style-name="Default" table:formula="of:=IF(LEFT([.A24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46];3;FIND(&quot;:&quot;;[.A246])-3) &amp; &quot; &lt;br&gt;&quot;;&quot;&quot;)">
            <text:p/>
          </table:table-cell>
          <table:table-cell table:style-name="ce6" table:formula="of:=IF([.B246]=&quot;Y&quot;;MID([.A246];3;FIND(&quot;:&quot;;[.A246];1)-3);IF(&#10;RIGHT(RIGHT([.A246]; 1))=&quot;@&quot;;0;&#10;[.A246]))" office:value-type="float" office:value="0" calcext:value-type="float">
            <text:p>0</text:p>
          </table:table-cell>
          <table:table-cell table:formula="of:=IF([.B246]=&quot;Y&quot;;[.D246];[.E245])" office:value-type="string" office:string-value="actions" calcext:value-type="string">
            <text:p>actions</text:p>
          </table:table-cell>
          <table:table-cell table:style-name="ce10" table:formula="of:=IF([.D246]=0;&quot;&quot;;IF([.B246]=&quot;Y&quot;;[.C246];&#10;&quot;&lt;a href=&quot; &amp; CHAR(34) &amp; &quot;#&quot; &amp; CHAR(34) &amp; &quot;&gt;&quot; &amp;&#10;&quot;&lt;img src=&quot; &amp; CHAR(34) &amp; &quot;https://github.com/ubuntu/yaru/blob/master/icons/Yaru/scalable/&quot; &amp; [.E246] &amp; &quot;/&quot; &amp; [.A246] &amp; &quot;.svg&quot; &amp; CHAR(34) &amp; &#10;&quot; width=&quot; &amp; CHAR(34) &amp; &quot;22&quot; &amp; CHAR(34) &amp; &quot; alt=&quot; &amp; CHAR(34) &amp; [.D246] &amp; CHAR(34) &amp; &quot;&gt;&lt;/a&gt;&quot; &amp;&#10;&quot;&amp;nbsp; &amp;nbsp; &quot; &amp; [.D24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list-ordered-symbolic@</text:p>
          </table:table-cell>
          <table:table-cell table:style-name="Default" table:formula="of:=IF(LEFT([.A24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47];3;FIND(&quot;:&quot;;[.A247])-3) &amp; &quot; &lt;br&gt;&quot;;&quot;&quot;)">
            <text:p/>
          </table:table-cell>
          <table:table-cell table:style-name="ce6" table:formula="of:=IF([.B247]=&quot;Y&quot;;MID([.A247];3;FIND(&quot;:&quot;;[.A247];1)-3);IF(&#10;RIGHT(RIGHT([.A247]; 1))=&quot;@&quot;;0;&#10;[.A247]))" office:value-type="float" office:value="0" calcext:value-type="float">
            <text:p>0</text:p>
          </table:table-cell>
          <table:table-cell table:formula="of:=IF([.B247]=&quot;Y&quot;;[.D247];[.E246])" office:value-type="string" office:string-value="actions" calcext:value-type="string">
            <text:p>actions</text:p>
          </table:table-cell>
          <table:table-cell table:style-name="ce10" table:formula="of:=IF([.D247]=0;&quot;&quot;;IF([.B247]=&quot;Y&quot;;[.C247];&#10;&quot;&lt;a href=&quot; &amp; CHAR(34) &amp; &quot;#&quot; &amp; CHAR(34) &amp; &quot;&gt;&quot; &amp;&#10;&quot;&lt;img src=&quot; &amp; CHAR(34) &amp; &quot;https://github.com/ubuntu/yaru/blob/master/icons/Yaru/scalable/&quot; &amp; [.E247] &amp; &quot;/&quot; &amp; [.A247] &amp; &quot;.svg&quot; &amp; CHAR(34) &amp; &#10;&quot; width=&quot; &amp; CHAR(34) &amp; &quot;22&quot; &amp; CHAR(34) &amp; &quot; alt=&quot; &amp; CHAR(34) &amp; [.D247] &amp; CHAR(34) &amp; &quot;&gt;&lt;/a&gt;&quot; &amp;&#10;&quot;&amp;nbsp; &amp;nbsp; &quot; &amp; [.D247] &amp; &quot;&lt;br&gt;&quot;&#10;))">
            <text:p/>
          </table:table-cell>
        </table:table-row>
        <table:table-row table:style-name="ro1">
          <table:table-cell office:value-type="string" calcext:value-type="string">
            <text:p>view-list-symbolic</text:p>
          </table:table-cell>
          <table:table-cell table:formula="of:=IF(LEFT([.A248];1)=&quot;.&quot;;&quot;Y&quot;;&quot;N&quot;)" office:value-type="string" office:string-value="N" calcext:value-type="string">
            <text:p>N</text:p>
          </table:table-cell>
          <table:table-cell table:formula="of:=IFERROR(&quot;## &quot; &amp; MID([.A248];3;FIND(&quot;:&quot;;[.A248])-3) &amp; &quot; &lt;br&gt;&quot;;&quot;&quot;)">
            <text:p/>
          </table:table-cell>
          <table:table-cell table:formula="of:=IF([.B248]=&quot;Y&quot;;MID([.A248];3;FIND(&quot;:&quot;;[.A248];1)-3);IF(&#10;RIGHT(RIGHT([.A248]; 1))=&quot;@&quot;;0;&#10;[.A248]))" office:value-type="string" office:string-value="view-list-symbolic" calcext:value-type="string">
            <text:p>view-list-symbolic</text:p>
          </table:table-cell>
          <table:table-cell table:formula="of:=IF([.B248]=&quot;Y&quot;;[.D248];[.E247])" office:value-type="string" office:string-value="actions" calcext:value-type="string">
            <text:p>actions</text:p>
          </table:table-cell>
          <table:table-cell table:style-name="ce10" table:formula="of:=IF([.D248]=0;&quot;&quot;;IF([.B248]=&quot;Y&quot;;[.C248];&#10;&quot;&lt;a href=&quot; &amp; CHAR(34) &amp; &quot;#&quot; &amp; CHAR(34) &amp; &quot;&gt;&quot; &amp;&#10;&quot;&lt;img src=&quot; &amp; CHAR(34) &amp; &quot;https://github.com/ubuntu/yaru/blob/master/icons/Yaru/scalable/&quot; &amp; [.E248] &amp; &quot;/&quot; &amp; [.A248] &amp; &quot;.svg&quot; &amp; CHAR(34) &amp; &#10;&quot; width=&quot; &amp; CHAR(34) &amp; &quot;22&quot; &amp; CHAR(34) &amp; &quot; alt=&quot; &amp; CHAR(34) &amp; [.D248] &amp; CHAR(34) &amp; &quot;&gt;&lt;/a&gt;&quot; &amp;&#10;&quot;&amp;nbsp; &amp;nbsp; &quot; &amp; [.D248] &amp; &quot;&lt;br&gt;&quot;&#10;))" office:value-type="string" office:string-value="&lt;a href=&quot;#&quot;&gt;&lt;img src=&quot;https://github.com/ubuntu/yaru/blob/master/icons/Yaru/scalable/actions/view-list-symbolic.svg&quot; width=&quot;22&quot; alt=&quot;view-list-symbolic&quot;&gt;&lt;/a&gt;&amp;nbsp; &amp;nbsp; view-list-symbolic&lt;br&gt;" calcext:value-type="string">
            <text:p>&lt;a href="#"&gt;&lt;img src="https://github.com/ubuntu/yaru/blob/master/icons/Yaru/scalable/actions/view-list-symbolic.svg" width="22" alt="view-list-symbolic"&gt;&lt;/a&gt;&amp;nbsp; &amp;nbsp; view-list-symbolic&lt;br&gt;</text:p>
          </table:table-cell>
        </table:table-row>
        <table:table-row table:style-name="ro1">
          <table:table-cell office:value-type="string" calcext:value-type="string">
            <text:p>view-more-horizontal-symbolic</text:p>
          </table:table-cell>
          <table:table-cell table:formula="of:=IF(LEFT([.A249];1)=&quot;.&quot;;&quot;Y&quot;;&quot;N&quot;)" office:value-type="string" office:string-value="N" calcext:value-type="string">
            <text:p>N</text:p>
          </table:table-cell>
          <table:table-cell table:formula="of:=IFERROR(&quot;## &quot; &amp; MID([.A249];3;FIND(&quot;:&quot;;[.A249])-3) &amp; &quot; &lt;br&gt;&quot;;&quot;&quot;)">
            <text:p/>
          </table:table-cell>
          <table:table-cell table:formula="of:=IF([.B249]=&quot;Y&quot;;MID([.A249];3;FIND(&quot;:&quot;;[.A249];1)-3);IF(&#10;RIGHT(RIGHT([.A249]; 1))=&quot;@&quot;;0;&#10;[.A249]))" office:value-type="string" office:string-value="view-more-horizontal-symbolic" calcext:value-type="string">
            <text:p>view-more-horizontal-symbolic</text:p>
          </table:table-cell>
          <table:table-cell table:formula="of:=IF([.B249]=&quot;Y&quot;;[.D249];[.E248])" office:value-type="string" office:string-value="actions" calcext:value-type="string">
            <text:p>actions</text:p>
          </table:table-cell>
          <table:table-cell table:style-name="ce10" table:formula="of:=IF([.D249]=0;&quot;&quot;;IF([.B249]=&quot;Y&quot;;[.C249];&#10;&quot;&lt;a href=&quot; &amp; CHAR(34) &amp; &quot;#&quot; &amp; CHAR(34) &amp; &quot;&gt;&quot; &amp;&#10;&quot;&lt;img src=&quot; &amp; CHAR(34) &amp; &quot;https://github.com/ubuntu/yaru/blob/master/icons/Yaru/scalable/&quot; &amp; [.E249] &amp; &quot;/&quot; &amp; [.A249] &amp; &quot;.svg&quot; &amp; CHAR(34) &amp; &#10;&quot; width=&quot; &amp; CHAR(34) &amp; &quot;22&quot; &amp; CHAR(34) &amp; &quot; alt=&quot; &amp; CHAR(34) &amp; [.D249] &amp; CHAR(34) &amp; &quot;&gt;&lt;/a&gt;&quot; &amp;&#10;&quot;&amp;nbsp; &amp;nbsp; &quot; &amp; [.D249] &amp; &quot;&lt;br&gt;&quot;&#10;))" office:value-type="string" office:string-value="&lt;a href=&quot;#&quot;&gt;&lt;img src=&quot;https://github.com/ubuntu/yaru/blob/master/icons/Yaru/scalable/actions/view-more-horizontal-symbolic.svg&quot; width=&quot;22&quot; alt=&quot;view-more-horizontal-symbolic&quot;&gt;&lt;/a&gt;&amp;nbsp; &amp;nbsp; view-more-horizontal-symbolic&lt;br&gt;" calcext:value-type="string">
            <text:p>&lt;a href="#"&gt;&lt;img src="https://github.com/ubuntu/yaru/blob/master/icons/Yaru/scalable/actions/view-more-horizontal-symbolic.svg" width="22" alt="view-more-horizontal-symbolic"&gt;&lt;/a&gt;&amp;nbsp; &amp;nbsp; view-more-horizontal-symbolic&lt;br&gt;</text:p>
          </table:table-cell>
        </table:table-row>
        <table:table-row table:style-name="ro1">
          <table:table-cell office:value-type="string" calcext:value-type="string">
            <text:p>view-more-symbolic</text:p>
          </table:table-cell>
          <table:table-cell table:formula="of:=IF(LEFT([.A250];1)=&quot;.&quot;;&quot;Y&quot;;&quot;N&quot;)" office:value-type="string" office:string-value="N" calcext:value-type="string">
            <text:p>N</text:p>
          </table:table-cell>
          <table:table-cell table:formula="of:=IFERROR(&quot;## &quot; &amp; MID([.A250];3;FIND(&quot;:&quot;;[.A250])-3) &amp; &quot; &lt;br&gt;&quot;;&quot;&quot;)">
            <text:p/>
          </table:table-cell>
          <table:table-cell table:formula="of:=IF([.B250]=&quot;Y&quot;;MID([.A250];3;FIND(&quot;:&quot;;[.A250];1)-3);IF(&#10;RIGHT(RIGHT([.A250]; 1))=&quot;@&quot;;0;&#10;[.A250]))" office:value-type="string" office:string-value="view-more-symbolic" calcext:value-type="string">
            <text:p>view-more-symbolic</text:p>
          </table:table-cell>
          <table:table-cell table:formula="of:=IF([.B250]=&quot;Y&quot;;[.D250];[.E249])" office:value-type="string" office:string-value="actions" calcext:value-type="string">
            <text:p>actions</text:p>
          </table:table-cell>
          <table:table-cell table:style-name="ce10" table:formula="of:=IF([.D250]=0;&quot;&quot;;IF([.B250]=&quot;Y&quot;;[.C250];&#10;&quot;&lt;a href=&quot; &amp; CHAR(34) &amp; &quot;#&quot; &amp; CHAR(34) &amp; &quot;&gt;&quot; &amp;&#10;&quot;&lt;img src=&quot; &amp; CHAR(34) &amp; &quot;https://github.com/ubuntu/yaru/blob/master/icons/Yaru/scalable/&quot; &amp; [.E250] &amp; &quot;/&quot; &amp; [.A250] &amp; &quot;.svg&quot; &amp; CHAR(34) &amp; &#10;&quot; width=&quot; &amp; CHAR(34) &amp; &quot;22&quot; &amp; CHAR(34) &amp; &quot; alt=&quot; &amp; CHAR(34) &amp; [.D250] &amp; CHAR(34) &amp; &quot;&gt;&lt;/a&gt;&quot; &amp;&#10;&quot;&amp;nbsp; &amp;nbsp; &quot; &amp; [.D250] &amp; &quot;&lt;br&gt;&quot;&#10;))" office:value-type="string" office:string-value="&lt;a href=&quot;#&quot;&gt;&lt;img src=&quot;https://github.com/ubuntu/yaru/blob/master/icons/Yaru/scalable/actions/view-more-symbolic.svg&quot; width=&quot;22&quot; alt=&quot;view-more-symbolic&quot;&gt;&lt;/a&gt;&amp;nbsp; &amp;nbsp; view-more-symbolic&lt;br&gt;" calcext:value-type="string">
            <text:p>&lt;a href="#"&gt;&lt;img src="https://github.com/ubuntu/yaru/blob/master/icons/Yaru/scalable/actions/view-more-symbolic.svg" width="22" alt="view-more-symbolic"&gt;&lt;/a&gt;&amp;nbsp; &amp;nbsp; view-more-symbolic&lt;br&gt;</text:p>
          </table:table-cell>
        </table:table-row>
        <table:table-row table:style-name="ro1">
          <table:table-cell table:style-name="Default" office:value-type="string" calcext:value-type="string">
            <text:p>view-paged-rtl-symbolic@</text:p>
          </table:table-cell>
          <table:table-cell table:style-name="Default" table:formula="of:=IF(LEFT([.A25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51];3;FIND(&quot;:&quot;;[.A251])-3) &amp; &quot; &lt;br&gt;&quot;;&quot;&quot;)">
            <text:p/>
          </table:table-cell>
          <table:table-cell table:style-name="ce6" table:formula="of:=IF([.B251]=&quot;Y&quot;;MID([.A251];3;FIND(&quot;:&quot;;[.A251];1)-3);IF(&#10;RIGHT(RIGHT([.A251]; 1))=&quot;@&quot;;0;&#10;[.A251]))" office:value-type="float" office:value="0" calcext:value-type="float">
            <text:p>0</text:p>
          </table:table-cell>
          <table:table-cell table:formula="of:=IF([.B251]=&quot;Y&quot;;[.D251];[.E250])" office:value-type="string" office:string-value="actions" calcext:value-type="string">
            <text:p>actions</text:p>
          </table:table-cell>
          <table:table-cell table:style-name="ce10" table:formula="of:=IF([.D251]=0;&quot;&quot;;IF([.B251]=&quot;Y&quot;;[.C251];&#10;&quot;&lt;a href=&quot; &amp; CHAR(34) &amp; &quot;#&quot; &amp; CHAR(34) &amp; &quot;&gt;&quot; &amp;&#10;&quot;&lt;img src=&quot; &amp; CHAR(34) &amp; &quot;https://github.com/ubuntu/yaru/blob/master/icons/Yaru/scalable/&quot; &amp; [.E251] &amp; &quot;/&quot; &amp; [.A251] &amp; &quot;.svg&quot; &amp; CHAR(34) &amp; &#10;&quot; width=&quot; &amp; CHAR(34) &amp; &quot;22&quot; &amp; CHAR(34) &amp; &quot; alt=&quot; &amp; CHAR(34) &amp; [.D251] &amp; CHAR(34) &amp; &quot;&gt;&lt;/a&gt;&quot; &amp;&#10;&quot;&amp;nbsp; &amp;nbsp; &quot; &amp; [.D25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paged-symbolic-rtl@</text:p>
          </table:table-cell>
          <table:table-cell table:style-name="Default" table:formula="of:=IF(LEFT([.A25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52];3;FIND(&quot;:&quot;;[.A252])-3) &amp; &quot; &lt;br&gt;&quot;;&quot;&quot;)">
            <text:p/>
          </table:table-cell>
          <table:table-cell table:style-name="ce6" table:formula="of:=IF([.B252]=&quot;Y&quot;;MID([.A252];3;FIND(&quot;:&quot;;[.A252];1)-3);IF(&#10;RIGHT(RIGHT([.A252]; 1))=&quot;@&quot;;0;&#10;[.A252]))" office:value-type="float" office:value="0" calcext:value-type="float">
            <text:p>0</text:p>
          </table:table-cell>
          <table:table-cell table:formula="of:=IF([.B252]=&quot;Y&quot;;[.D252];[.E251])" office:value-type="string" office:string-value="actions" calcext:value-type="string">
            <text:p>actions</text:p>
          </table:table-cell>
          <table:table-cell table:style-name="ce10" table:formula="of:=IF([.D252]=0;&quot;&quot;;IF([.B252]=&quot;Y&quot;;[.C252];&#10;&quot;&lt;a href=&quot; &amp; CHAR(34) &amp; &quot;#&quot; &amp; CHAR(34) &amp; &quot;&gt;&quot; &amp;&#10;&quot;&lt;img src=&quot; &amp; CHAR(34) &amp; &quot;https://github.com/ubuntu/yaru/blob/master/icons/Yaru/scalable/&quot; &amp; [.E252] &amp; &quot;/&quot; &amp; [.A252] &amp; &quot;.svg&quot; &amp; CHAR(34) &amp; &#10;&quot; width=&quot; &amp; CHAR(34) &amp; &quot;22&quot; &amp; CHAR(34) &amp; &quot; alt=&quot; &amp; CHAR(34) &amp; [.D252] &amp; CHAR(34) &amp; &quot;&gt;&lt;/a&gt;&quot; &amp;&#10;&quot;&amp;nbsp; &amp;nbsp; &quot; &amp; [.D252] &amp; &quot;&lt;br&gt;&quot;&#10;))">
            <text:p/>
          </table:table-cell>
        </table:table-row>
        <table:table-row table:style-name="ro1">
          <table:table-cell office:value-type="string" calcext:value-type="string">
            <text:p>view-paged-symbolic</text:p>
          </table:table-cell>
          <table:table-cell table:formula="of:=IF(LEFT([.A253];1)=&quot;.&quot;;&quot;Y&quot;;&quot;N&quot;)" office:value-type="string" office:string-value="N" calcext:value-type="string">
            <text:p>N</text:p>
          </table:table-cell>
          <table:table-cell table:formula="of:=IFERROR(&quot;## &quot; &amp; MID([.A253];3;FIND(&quot;:&quot;;[.A253])-3) &amp; &quot; &lt;br&gt;&quot;;&quot;&quot;)">
            <text:p/>
          </table:table-cell>
          <table:table-cell table:formula="of:=IF([.B253]=&quot;Y&quot;;MID([.A253];3;FIND(&quot;:&quot;;[.A253];1)-3);IF(&#10;RIGHT(RIGHT([.A253]; 1))=&quot;@&quot;;0;&#10;[.A253]))" office:value-type="string" office:string-value="view-paged-symbolic" calcext:value-type="string">
            <text:p>view-paged-symbolic</text:p>
          </table:table-cell>
          <table:table-cell table:formula="of:=IF([.B253]=&quot;Y&quot;;[.D253];[.E252])" office:value-type="string" office:string-value="actions" calcext:value-type="string">
            <text:p>actions</text:p>
          </table:table-cell>
          <table:table-cell table:style-name="ce10" table:formula="of:=IF([.D253]=0;&quot;&quot;;IF([.B253]=&quot;Y&quot;;[.C253];&#10;&quot;&lt;a href=&quot; &amp; CHAR(34) &amp; &quot;#&quot; &amp; CHAR(34) &amp; &quot;&gt;&quot; &amp;&#10;&quot;&lt;img src=&quot; &amp; CHAR(34) &amp; &quot;https://github.com/ubuntu/yaru/blob/master/icons/Yaru/scalable/&quot; &amp; [.E253] &amp; &quot;/&quot; &amp; [.A253] &amp; &quot;.svg&quot; &amp; CHAR(34) &amp; &#10;&quot; width=&quot; &amp; CHAR(34) &amp; &quot;22&quot; &amp; CHAR(34) &amp; &quot; alt=&quot; &amp; CHAR(34) &amp; [.D253] &amp; CHAR(34) &amp; &quot;&gt;&lt;/a&gt;&quot; &amp;&#10;&quot;&amp;nbsp; &amp;nbsp; &quot; &amp; [.D253] &amp; &quot;&lt;br&gt;&quot;&#10;))" office:value-type="string" office:string-value="&lt;a href=&quot;#&quot;&gt;&lt;img src=&quot;https://github.com/ubuntu/yaru/blob/master/icons/Yaru/scalable/actions/view-paged-symbolic.svg&quot; width=&quot;22&quot; alt=&quot;view-paged-symbolic&quot;&gt;&lt;/a&gt;&amp;nbsp; &amp;nbsp; view-paged-symbolic&lt;br&gt;" calcext:value-type="string">
            <text:p>&lt;a href="#"&gt;&lt;img src="https://github.com/ubuntu/yaru/blob/master/icons/Yaru/scalable/actions/view-paged-symbolic.svg" width="22" alt="view-paged-symbolic"&gt;&lt;/a&gt;&amp;nbsp; &amp;nbsp; view-paged-symbolic&lt;br&gt;</text:p>
          </table:table-cell>
        </table:table-row>
        <table:table-row table:style-name="ro1">
          <table:table-cell office:value-type="string" calcext:value-type="string">
            <text:p>view-pin-symbolic</text:p>
          </table:table-cell>
          <table:table-cell table:formula="of:=IF(LEFT([.A254];1)=&quot;.&quot;;&quot;Y&quot;;&quot;N&quot;)" office:value-type="string" office:string-value="N" calcext:value-type="string">
            <text:p>N</text:p>
          </table:table-cell>
          <table:table-cell table:formula="of:=IFERROR(&quot;## &quot; &amp; MID([.A254];3;FIND(&quot;:&quot;;[.A254])-3) &amp; &quot; &lt;br&gt;&quot;;&quot;&quot;)">
            <text:p/>
          </table:table-cell>
          <table:table-cell table:formula="of:=IF([.B254]=&quot;Y&quot;;MID([.A254];3;FIND(&quot;:&quot;;[.A254];1)-3);IF(&#10;RIGHT(RIGHT([.A254]; 1))=&quot;@&quot;;0;&#10;[.A254]))" office:value-type="string" office:string-value="view-pin-symbolic" calcext:value-type="string">
            <text:p>view-pin-symbolic</text:p>
          </table:table-cell>
          <table:table-cell table:formula="of:=IF([.B254]=&quot;Y&quot;;[.D254];[.E253])" office:value-type="string" office:string-value="actions" calcext:value-type="string">
            <text:p>actions</text:p>
          </table:table-cell>
          <table:table-cell table:style-name="ce10" table:formula="of:=IF([.D254]=0;&quot;&quot;;IF([.B254]=&quot;Y&quot;;[.C254];&#10;&quot;&lt;a href=&quot; &amp; CHAR(34) &amp; &quot;#&quot; &amp; CHAR(34) &amp; &quot;&gt;&quot; &amp;&#10;&quot;&lt;img src=&quot; &amp; CHAR(34) &amp; &quot;https://github.com/ubuntu/yaru/blob/master/icons/Yaru/scalable/&quot; &amp; [.E254] &amp; &quot;/&quot; &amp; [.A254] &amp; &quot;.svg&quot; &amp; CHAR(34) &amp; &#10;&quot; width=&quot; &amp; CHAR(34) &amp; &quot;22&quot; &amp; CHAR(34) &amp; &quot; alt=&quot; &amp; CHAR(34) &amp; [.D254] &amp; CHAR(34) &amp; &quot;&gt;&lt;/a&gt;&quot; &amp;&#10;&quot;&amp;nbsp; &amp;nbsp; &quot; &amp; [.D254] &amp; &quot;&lt;br&gt;&quot;&#10;))" office:value-type="string" office:string-value="&lt;a href=&quot;#&quot;&gt;&lt;img src=&quot;https://github.com/ubuntu/yaru/blob/master/icons/Yaru/scalable/actions/view-pin-symbolic.svg&quot; width=&quot;22&quot; alt=&quot;view-pin-symbolic&quot;&gt;&lt;/a&gt;&amp;nbsp; &amp;nbsp; view-pin-symbolic&lt;br&gt;" calcext:value-type="string">
            <text:p>&lt;a href="#"&gt;&lt;img src="https://github.com/ubuntu/yaru/blob/master/icons/Yaru/scalable/actions/view-pin-symbolic.svg" width="22" alt="view-pin-symbolic"&gt;&lt;/a&gt;&amp;nbsp; &amp;nbsp; view-pin-symbolic&lt;br&gt;</text:p>
          </table:table-cell>
        </table:table-row>
        <table:table-row table:style-name="ro1">
          <table:table-cell office:value-type="string" calcext:value-type="string">
            <text:p>view-refresh-symbolic</text:p>
          </table:table-cell>
          <table:table-cell table:formula="of:=IF(LEFT([.A255];1)=&quot;.&quot;;&quot;Y&quot;;&quot;N&quot;)" office:value-type="string" office:string-value="N" calcext:value-type="string">
            <text:p>N</text:p>
          </table:table-cell>
          <table:table-cell table:formula="of:=IFERROR(&quot;## &quot; &amp; MID([.A255];3;FIND(&quot;:&quot;;[.A255])-3) &amp; &quot; &lt;br&gt;&quot;;&quot;&quot;)">
            <text:p/>
          </table:table-cell>
          <table:table-cell table:formula="of:=IF([.B255]=&quot;Y&quot;;MID([.A255];3;FIND(&quot;:&quot;;[.A255];1)-3);IF(&#10;RIGHT(RIGHT([.A255]; 1))=&quot;@&quot;;0;&#10;[.A255]))" office:value-type="string" office:string-value="view-refresh-symbolic" calcext:value-type="string">
            <text:p>view-refresh-symbolic</text:p>
          </table:table-cell>
          <table:table-cell table:formula="of:=IF([.B255]=&quot;Y&quot;;[.D255];[.E254])" office:value-type="string" office:string-value="actions" calcext:value-type="string">
            <text:p>actions</text:p>
          </table:table-cell>
          <table:table-cell table:style-name="ce10" table:formula="of:=IF([.D255]=0;&quot;&quot;;IF([.B255]=&quot;Y&quot;;[.C255];&#10;&quot;&lt;a href=&quot; &amp; CHAR(34) &amp; &quot;#&quot; &amp; CHAR(34) &amp; &quot;&gt;&quot; &amp;&#10;&quot;&lt;img src=&quot; &amp; CHAR(34) &amp; &quot;https://github.com/ubuntu/yaru/blob/master/icons/Yaru/scalable/&quot; &amp; [.E255] &amp; &quot;/&quot; &amp; [.A255] &amp; &quot;.svg&quot; &amp; CHAR(34) &amp; &#10;&quot; width=&quot; &amp; CHAR(34) &amp; &quot;22&quot; &amp; CHAR(34) &amp; &quot; alt=&quot; &amp; CHAR(34) &amp; [.D255] &amp; CHAR(34) &amp; &quot;&gt;&lt;/a&gt;&quot; &amp;&#10;&quot;&amp;nbsp; &amp;nbsp; &quot; &amp; [.D255] &amp; &quot;&lt;br&gt;&quot;&#10;))" office:value-type="string" office:string-value="&lt;a href=&quot;#&quot;&gt;&lt;img src=&quot;https://github.com/ubuntu/yaru/blob/master/icons/Yaru/scalable/actions/view-refresh-symbolic.svg&quot; width=&quot;22&quot; alt=&quot;view-refresh-symbolic&quot;&gt;&lt;/a&gt;&amp;nbsp; &amp;nbsp; view-refresh-symbolic&lt;br&gt;" calcext:value-type="string">
            <text:p>&lt;a href="#"&gt;&lt;img src="https://github.com/ubuntu/yaru/blob/master/icons/Yaru/scalable/actions/view-refresh-symbolic.svg" width="22" alt="view-refresh-symbolic"&gt;&lt;/a&gt;&amp;nbsp; &amp;nbsp; view-refresh-symbolic&lt;br&gt;</text:p>
          </table:table-cell>
        </table:table-row>
        <table:table-row table:style-name="ro1">
          <table:table-cell office:value-type="string" calcext:value-type="string">
            <text:p>view-restore-symbolic</text:p>
          </table:table-cell>
          <table:table-cell table:formula="of:=IF(LEFT([.A256];1)=&quot;.&quot;;&quot;Y&quot;;&quot;N&quot;)" office:value-type="string" office:string-value="N" calcext:value-type="string">
            <text:p>N</text:p>
          </table:table-cell>
          <table:table-cell table:formula="of:=IFERROR(&quot;## &quot; &amp; MID([.A256];3;FIND(&quot;:&quot;;[.A256])-3) &amp; &quot; &lt;br&gt;&quot;;&quot;&quot;)">
            <text:p/>
          </table:table-cell>
          <table:table-cell table:formula="of:=IF([.B256]=&quot;Y&quot;;MID([.A256];3;FIND(&quot;:&quot;;[.A256];1)-3);IF(&#10;RIGHT(RIGHT([.A256]; 1))=&quot;@&quot;;0;&#10;[.A256]))" office:value-type="string" office:string-value="view-restore-symbolic" calcext:value-type="string">
            <text:p>view-restore-symbolic</text:p>
          </table:table-cell>
          <table:table-cell table:formula="of:=IF([.B256]=&quot;Y&quot;;[.D256];[.E255])" office:value-type="string" office:string-value="actions" calcext:value-type="string">
            <text:p>actions</text:p>
          </table:table-cell>
          <table:table-cell table:style-name="ce10" table:formula="of:=IF([.D256]=0;&quot;&quot;;IF([.B256]=&quot;Y&quot;;[.C256];&#10;&quot;&lt;a href=&quot; &amp; CHAR(34) &amp; &quot;#&quot; &amp; CHAR(34) &amp; &quot;&gt;&quot; &amp;&#10;&quot;&lt;img src=&quot; &amp; CHAR(34) &amp; &quot;https://github.com/ubuntu/yaru/blob/master/icons/Yaru/scalable/&quot; &amp; [.E256] &amp; &quot;/&quot; &amp; [.A256] &amp; &quot;.svg&quot; &amp; CHAR(34) &amp; &#10;&quot; width=&quot; &amp; CHAR(34) &amp; &quot;22&quot; &amp; CHAR(34) &amp; &quot; alt=&quot; &amp; CHAR(34) &amp; [.D256] &amp; CHAR(34) &amp; &quot;&gt;&lt;/a&gt;&quot; &amp;&#10;&quot;&amp;nbsp; &amp;nbsp; &quot; &amp; [.D256] &amp; &quot;&lt;br&gt;&quot;&#10;))" office:value-type="string" office:string-value="&lt;a href=&quot;#&quot;&gt;&lt;img src=&quot;https://github.com/ubuntu/yaru/blob/master/icons/Yaru/scalable/actions/view-restore-symbolic.svg&quot; width=&quot;22&quot; alt=&quot;view-restore-symbolic&quot;&gt;&lt;/a&gt;&amp;nbsp; &amp;nbsp; view-restore-symbolic&lt;br&gt;" calcext:value-type="string">
            <text:p>&lt;a href="#"&gt;&lt;img src="https://github.com/ubuntu/yaru/blob/master/icons/Yaru/scalable/actions/view-restore-symbolic.svg" width="22" alt="view-restore-symbolic"&gt;&lt;/a&gt;&amp;nbsp; &amp;nbsp; view-restore-symbolic&lt;br&gt;</text:p>
          </table:table-cell>
        </table:table-row>
        <table:table-row table:style-name="ro1">
          <table:table-cell table:style-name="Default" office:value-type="string" calcext:value-type="string">
            <text:p>view-reveal-symbolic@</text:p>
          </table:table-cell>
          <table:table-cell table:style-name="Default" table:formula="of:=IF(LEFT([.A25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57];3;FIND(&quot;:&quot;;[.A257])-3) &amp; &quot; &lt;br&gt;&quot;;&quot;&quot;)">
            <text:p/>
          </table:table-cell>
          <table:table-cell table:style-name="ce6" table:formula="of:=IF([.B257]=&quot;Y&quot;;MID([.A257];3;FIND(&quot;:&quot;;[.A257];1)-3);IF(&#10;RIGHT(RIGHT([.A257]; 1))=&quot;@&quot;;0;&#10;[.A257]))" office:value-type="float" office:value="0" calcext:value-type="float">
            <text:p>0</text:p>
          </table:table-cell>
          <table:table-cell table:formula="of:=IF([.B257]=&quot;Y&quot;;[.D257];[.E256])" office:value-type="string" office:string-value="actions" calcext:value-type="string">
            <text:p>actions</text:p>
          </table:table-cell>
          <table:table-cell table:style-name="ce10" table:formula="of:=IF([.D257]=0;&quot;&quot;;IF([.B257]=&quot;Y&quot;;[.C257];&#10;&quot;&lt;a href=&quot; &amp; CHAR(34) &amp; &quot;#&quot; &amp; CHAR(34) &amp; &quot;&gt;&quot; &amp;&#10;&quot;&lt;img src=&quot; &amp; CHAR(34) &amp; &quot;https://github.com/ubuntu/yaru/blob/master/icons/Yaru/scalable/&quot; &amp; [.E257] &amp; &quot;/&quot; &amp; [.A257] &amp; &quot;.svg&quot; &amp; CHAR(34) &amp; &#10;&quot; width=&quot; &amp; CHAR(34) &amp; &quot;22&quot; &amp; CHAR(34) &amp; &quot; alt=&quot; &amp; CHAR(34) &amp; [.D257] &amp; CHAR(34) &amp; &quot;&gt;&lt;/a&gt;&quot; &amp;&#10;&quot;&amp;nbsp; &amp;nbsp; &quot; &amp; [.D257] &amp; &quot;&lt;br&gt;&quot;&#10;))">
            <text:p/>
          </table:table-cell>
        </table:table-row>
        <table:table-row table:style-name="ro1">
          <table:table-cell office:value-type="string" calcext:value-type="string">
            <text:p>view-ringschart-symbolic</text:p>
          </table:table-cell>
          <table:table-cell table:formula="of:=IF(LEFT([.A258];1)=&quot;.&quot;;&quot;Y&quot;;&quot;N&quot;)" office:value-type="string" office:string-value="N" calcext:value-type="string">
            <text:p>N</text:p>
          </table:table-cell>
          <table:table-cell table:formula="of:=IFERROR(&quot;## &quot; &amp; MID([.A258];3;FIND(&quot;:&quot;;[.A258])-3) &amp; &quot; &lt;br&gt;&quot;;&quot;&quot;)">
            <text:p/>
          </table:table-cell>
          <table:table-cell table:formula="of:=IF([.B258]=&quot;Y&quot;;MID([.A258];3;FIND(&quot;:&quot;;[.A258];1)-3);IF(&#10;RIGHT(RIGHT([.A258]; 1))=&quot;@&quot;;0;&#10;[.A258]))" office:value-type="string" office:string-value="view-ringschart-symbolic" calcext:value-type="string">
            <text:p>view-ringschart-symbolic</text:p>
          </table:table-cell>
          <table:table-cell table:formula="of:=IF([.B258]=&quot;Y&quot;;[.D258];[.E257])" office:value-type="string" office:string-value="actions" calcext:value-type="string">
            <text:p>actions</text:p>
          </table:table-cell>
          <table:table-cell table:style-name="ce10" table:formula="of:=IF([.D258]=0;&quot;&quot;;IF([.B258]=&quot;Y&quot;;[.C258];&#10;&quot;&lt;a href=&quot; &amp; CHAR(34) &amp; &quot;#&quot; &amp; CHAR(34) &amp; &quot;&gt;&quot; &amp;&#10;&quot;&lt;img src=&quot; &amp; CHAR(34) &amp; &quot;https://github.com/ubuntu/yaru/blob/master/icons/Yaru/scalable/&quot; &amp; [.E258] &amp; &quot;/&quot; &amp; [.A258] &amp; &quot;.svg&quot; &amp; CHAR(34) &amp; &#10;&quot; width=&quot; &amp; CHAR(34) &amp; &quot;22&quot; &amp; CHAR(34) &amp; &quot; alt=&quot; &amp; CHAR(34) &amp; [.D258] &amp; CHAR(34) &amp; &quot;&gt;&lt;/a&gt;&quot; &amp;&#10;&quot;&amp;nbsp; &amp;nbsp; &quot; &amp; [.D258] &amp; &quot;&lt;br&gt;&quot;&#10;))" office:value-type="string" office:string-value="&lt;a href=&quot;#&quot;&gt;&lt;img src=&quot;https://github.com/ubuntu/yaru/blob/master/icons/Yaru/scalable/actions/view-ringschart-symbolic.svg&quot; width=&quot;22&quot; alt=&quot;view-ringschart-symbolic&quot;&gt;&lt;/a&gt;&amp;nbsp; &amp;nbsp; view-ringschart-symbolic&lt;br&gt;" calcext:value-type="string">
            <text:p>&lt;a href="#"&gt;&lt;img src="https://github.com/ubuntu/yaru/blob/master/icons/Yaru/scalable/actions/view-ringschart-symbolic.svg" width="22" alt="view-ringschart-symbolic"&gt;&lt;/a&gt;&amp;nbsp; &amp;nbsp; view-ringschart-symbolic&lt;br&gt;</text:p>
          </table:table-cell>
        </table:table-row>
        <table:table-row table:style-name="ro1">
          <table:table-cell table:style-name="Default" office:value-type="string" calcext:value-type="string">
            <text:p>view-sidebar-symbolic@</text:p>
          </table:table-cell>
          <table:table-cell table:style-name="Default" table:formula="of:=IF(LEFT([.A25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59];3;FIND(&quot;:&quot;;[.A259])-3) &amp; &quot; &lt;br&gt;&quot;;&quot;&quot;)">
            <text:p/>
          </table:table-cell>
          <table:table-cell table:style-name="ce6" table:formula="of:=IF([.B259]=&quot;Y&quot;;MID([.A259];3;FIND(&quot;:&quot;;[.A259];1)-3);IF(&#10;RIGHT(RIGHT([.A259]; 1))=&quot;@&quot;;0;&#10;[.A259]))" office:value-type="float" office:value="0" calcext:value-type="float">
            <text:p>0</text:p>
          </table:table-cell>
          <table:table-cell table:formula="of:=IF([.B259]=&quot;Y&quot;;[.D259];[.E258])" office:value-type="string" office:string-value="actions" calcext:value-type="string">
            <text:p>actions</text:p>
          </table:table-cell>
          <table:table-cell table:style-name="ce10" table:formula="of:=IF([.D259]=0;&quot;&quot;;IF([.B259]=&quot;Y&quot;;[.C259];&#10;&quot;&lt;a href=&quot; &amp; CHAR(34) &amp; &quot;#&quot; &amp; CHAR(34) &amp; &quot;&gt;&quot; &amp;&#10;&quot;&lt;img src=&quot; &amp; CHAR(34) &amp; &quot;https://github.com/ubuntu/yaru/blob/master/icons/Yaru/scalable/&quot; &amp; [.E259] &amp; &quot;/&quot; &amp; [.A259] &amp; &quot;.svg&quot; &amp; CHAR(34) &amp; &#10;&quot; width=&quot; &amp; CHAR(34) &amp; &quot;22&quot; &amp; CHAR(34) &amp; &quot; alt=&quot; &amp; CHAR(34) &amp; [.D259] &amp; CHAR(34) &amp; &quot;&gt;&lt;/a&gt;&quot; &amp;&#10;&quot;&amp;nbsp; &amp;nbsp; &quot; &amp; [.D25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sort-ascending-rtl-symbolic@</text:p>
          </table:table-cell>
          <table:table-cell table:style-name="Default" table:formula="of:=IF(LEFT([.A26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60];3;FIND(&quot;:&quot;;[.A260])-3) &amp; &quot; &lt;br&gt;&quot;;&quot;&quot;)">
            <text:p/>
          </table:table-cell>
          <table:table-cell table:style-name="ce6" table:formula="of:=IF([.B260]=&quot;Y&quot;;MID([.A260];3;FIND(&quot;:&quot;;[.A260];1)-3);IF(&#10;RIGHT(RIGHT([.A260]; 1))=&quot;@&quot;;0;&#10;[.A260]))" office:value-type="float" office:value="0" calcext:value-type="float">
            <text:p>0</text:p>
          </table:table-cell>
          <table:table-cell table:formula="of:=IF([.B260]=&quot;Y&quot;;[.D260];[.E259])" office:value-type="string" office:string-value="actions" calcext:value-type="string">
            <text:p>actions</text:p>
          </table:table-cell>
          <table:table-cell table:style-name="ce10" table:formula="of:=IF([.D260]=0;&quot;&quot;;IF([.B260]=&quot;Y&quot;;[.C260];&#10;&quot;&lt;a href=&quot; &amp; CHAR(34) &amp; &quot;#&quot; &amp; CHAR(34) &amp; &quot;&gt;&quot; &amp;&#10;&quot;&lt;img src=&quot; &amp; CHAR(34) &amp; &quot;https://github.com/ubuntu/yaru/blob/master/icons/Yaru/scalable/&quot; &amp; [.E260] &amp; &quot;/&quot; &amp; [.A260] &amp; &quot;.svg&quot; &amp; CHAR(34) &amp; &#10;&quot; width=&quot; &amp; CHAR(34) &amp; &quot;22&quot; &amp; CHAR(34) &amp; &quot; alt=&quot; &amp; CHAR(34) &amp; [.D260] &amp; CHAR(34) &amp; &quot;&gt;&lt;/a&gt;&quot; &amp;&#10;&quot;&amp;nbsp; &amp;nbsp; &quot; &amp; [.D26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sort-ascending-symbolic-rtl@</text:p>
          </table:table-cell>
          <table:table-cell table:style-name="Default" table:formula="of:=IF(LEFT([.A26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61];3;FIND(&quot;:&quot;;[.A261])-3) &amp; &quot; &lt;br&gt;&quot;;&quot;&quot;)">
            <text:p/>
          </table:table-cell>
          <table:table-cell table:style-name="ce6" table:formula="of:=IF([.B261]=&quot;Y&quot;;MID([.A261];3;FIND(&quot;:&quot;;[.A261];1)-3);IF(&#10;RIGHT(RIGHT([.A261]; 1))=&quot;@&quot;;0;&#10;[.A261]))" office:value-type="float" office:value="0" calcext:value-type="float">
            <text:p>0</text:p>
          </table:table-cell>
          <table:table-cell table:formula="of:=IF([.B261]=&quot;Y&quot;;[.D261];[.E260])" office:value-type="string" office:string-value="actions" calcext:value-type="string">
            <text:p>actions</text:p>
          </table:table-cell>
          <table:table-cell table:style-name="ce10" table:formula="of:=IF([.D261]=0;&quot;&quot;;IF([.B261]=&quot;Y&quot;;[.C261];&#10;&quot;&lt;a href=&quot; &amp; CHAR(34) &amp; &quot;#&quot; &amp; CHAR(34) &amp; &quot;&gt;&quot; &amp;&#10;&quot;&lt;img src=&quot; &amp; CHAR(34) &amp; &quot;https://github.com/ubuntu/yaru/blob/master/icons/Yaru/scalable/&quot; &amp; [.E261] &amp; &quot;/&quot; &amp; [.A261] &amp; &quot;.svg&quot; &amp; CHAR(34) &amp; &#10;&quot; width=&quot; &amp; CHAR(34) &amp; &quot;22&quot; &amp; CHAR(34) &amp; &quot; alt=&quot; &amp; CHAR(34) &amp; [.D261] &amp; CHAR(34) &amp; &quot;&gt;&lt;/a&gt;&quot; &amp;&#10;&quot;&amp;nbsp; &amp;nbsp; &quot; &amp; [.D261] &amp; &quot;&lt;br&gt;&quot;&#10;))">
            <text:p/>
          </table:table-cell>
        </table:table-row>
        <table:table-row table:style-name="ro1">
          <table:table-cell office:value-type="string" calcext:value-type="string">
            <text:p>view-sort-ascending-symbolic</text:p>
          </table:table-cell>
          <table:table-cell table:formula="of:=IF(LEFT([.A262];1)=&quot;.&quot;;&quot;Y&quot;;&quot;N&quot;)" office:value-type="string" office:string-value="N" calcext:value-type="string">
            <text:p>N</text:p>
          </table:table-cell>
          <table:table-cell table:formula="of:=IFERROR(&quot;## &quot; &amp; MID([.A262];3;FIND(&quot;:&quot;;[.A262])-3) &amp; &quot; &lt;br&gt;&quot;;&quot;&quot;)">
            <text:p/>
          </table:table-cell>
          <table:table-cell table:formula="of:=IF([.B262]=&quot;Y&quot;;MID([.A262];3;FIND(&quot;:&quot;;[.A262];1)-3);IF(&#10;RIGHT(RIGHT([.A262]; 1))=&quot;@&quot;;0;&#10;[.A262]))" office:value-type="string" office:string-value="view-sort-ascending-symbolic" calcext:value-type="string">
            <text:p>view-sort-ascending-symbolic</text:p>
          </table:table-cell>
          <table:table-cell table:formula="of:=IF([.B262]=&quot;Y&quot;;[.D262];[.E261])" office:value-type="string" office:string-value="actions" calcext:value-type="string">
            <text:p>actions</text:p>
          </table:table-cell>
          <table:table-cell table:style-name="ce10" table:formula="of:=IF([.D262]=0;&quot;&quot;;IF([.B262]=&quot;Y&quot;;[.C262];&#10;&quot;&lt;a href=&quot; &amp; CHAR(34) &amp; &quot;#&quot; &amp; CHAR(34) &amp; &quot;&gt;&quot; &amp;&#10;&quot;&lt;img src=&quot; &amp; CHAR(34) &amp; &quot;https://github.com/ubuntu/yaru/blob/master/icons/Yaru/scalable/&quot; &amp; [.E262] &amp; &quot;/&quot; &amp; [.A262] &amp; &quot;.svg&quot; &amp; CHAR(34) &amp; &#10;&quot; width=&quot; &amp; CHAR(34) &amp; &quot;22&quot; &amp; CHAR(34) &amp; &quot; alt=&quot; &amp; CHAR(34) &amp; [.D262] &amp; CHAR(34) &amp; &quot;&gt;&lt;/a&gt;&quot; &amp;&#10;&quot;&amp;nbsp; &amp;nbsp; &quot; &amp; [.D262] &amp; &quot;&lt;br&gt;&quot;&#10;))" office:value-type="string" office:string-value="&lt;a href=&quot;#&quot;&gt;&lt;img src=&quot;https://github.com/ubuntu/yaru/blob/master/icons/Yaru/scalable/actions/view-sort-ascending-symbolic.svg&quot; width=&quot;22&quot; alt=&quot;view-sort-ascending-symbolic&quot;&gt;&lt;/a&gt;&amp;nbsp; &amp;nbsp; view-sort-ascending-symbolic&lt;br&gt;" calcext:value-type="string">
            <text:p>&lt;a href="#"&gt;&lt;img src="https://github.com/ubuntu/yaru/blob/master/icons/Yaru/scalable/actions/view-sort-ascending-symbolic.svg" width="22" alt="view-sort-ascending-symbolic"&gt;&lt;/a&gt;&amp;nbsp; &amp;nbsp; view-sort-ascending-symbolic&lt;br&gt;</text:p>
          </table:table-cell>
        </table:table-row>
        <table:table-row table:style-name="ro1">
          <table:table-cell table:style-name="Default" office:value-type="string" calcext:value-type="string">
            <text:p>view-sort-descending-rtl-symbolic@</text:p>
          </table:table-cell>
          <table:table-cell table:style-name="Default" table:formula="of:=IF(LEFT([.A26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63];3;FIND(&quot;:&quot;;[.A263])-3) &amp; &quot; &lt;br&gt;&quot;;&quot;&quot;)">
            <text:p/>
          </table:table-cell>
          <table:table-cell table:style-name="ce6" table:formula="of:=IF([.B263]=&quot;Y&quot;;MID([.A263];3;FIND(&quot;:&quot;;[.A263];1)-3);IF(&#10;RIGHT(RIGHT([.A263]; 1))=&quot;@&quot;;0;&#10;[.A263]))" office:value-type="float" office:value="0" calcext:value-type="float">
            <text:p>0</text:p>
          </table:table-cell>
          <table:table-cell table:formula="of:=IF([.B263]=&quot;Y&quot;;[.D263];[.E262])" office:value-type="string" office:string-value="actions" calcext:value-type="string">
            <text:p>actions</text:p>
          </table:table-cell>
          <table:table-cell table:style-name="ce10" table:formula="of:=IF([.D263]=0;&quot;&quot;;IF([.B263]=&quot;Y&quot;;[.C263];&#10;&quot;&lt;a href=&quot; &amp; CHAR(34) &amp; &quot;#&quot; &amp; CHAR(34) &amp; &quot;&gt;&quot; &amp;&#10;&quot;&lt;img src=&quot; &amp; CHAR(34) &amp; &quot;https://github.com/ubuntu/yaru/blob/master/icons/Yaru/scalable/&quot; &amp; [.E263] &amp; &quot;/&quot; &amp; [.A263] &amp; &quot;.svg&quot; &amp; CHAR(34) &amp; &#10;&quot; width=&quot; &amp; CHAR(34) &amp; &quot;22&quot; &amp; CHAR(34) &amp; &quot; alt=&quot; &amp; CHAR(34) &amp; [.D263] &amp; CHAR(34) &amp; &quot;&gt;&lt;/a&gt;&quot; &amp;&#10;&quot;&amp;nbsp; &amp;nbsp; &quot; &amp; [.D26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sort-descending-symbolic-rtl@</text:p>
          </table:table-cell>
          <table:table-cell table:style-name="Default" table:formula="of:=IF(LEFT([.A26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64];3;FIND(&quot;:&quot;;[.A264])-3) &amp; &quot; &lt;br&gt;&quot;;&quot;&quot;)">
            <text:p/>
          </table:table-cell>
          <table:table-cell table:style-name="ce6" table:formula="of:=IF([.B264]=&quot;Y&quot;;MID([.A264];3;FIND(&quot;:&quot;;[.A264];1)-3);IF(&#10;RIGHT(RIGHT([.A264]; 1))=&quot;@&quot;;0;&#10;[.A264]))" office:value-type="float" office:value="0" calcext:value-type="float">
            <text:p>0</text:p>
          </table:table-cell>
          <table:table-cell table:formula="of:=IF([.B264]=&quot;Y&quot;;[.D264];[.E263])" office:value-type="string" office:string-value="actions" calcext:value-type="string">
            <text:p>actions</text:p>
          </table:table-cell>
          <table:table-cell table:style-name="ce10" table:formula="of:=IF([.D264]=0;&quot;&quot;;IF([.B264]=&quot;Y&quot;;[.C264];&#10;&quot;&lt;a href=&quot; &amp; CHAR(34) &amp; &quot;#&quot; &amp; CHAR(34) &amp; &quot;&gt;&quot; &amp;&#10;&quot;&lt;img src=&quot; &amp; CHAR(34) &amp; &quot;https://github.com/ubuntu/yaru/blob/master/icons/Yaru/scalable/&quot; &amp; [.E264] &amp; &quot;/&quot; &amp; [.A264] &amp; &quot;.svg&quot; &amp; CHAR(34) &amp; &#10;&quot; width=&quot; &amp; CHAR(34) &amp; &quot;22&quot; &amp; CHAR(34) &amp; &quot; alt=&quot; &amp; CHAR(34) &amp; [.D264] &amp; CHAR(34) &amp; &quot;&gt;&lt;/a&gt;&quot; &amp;&#10;&quot;&amp;nbsp; &amp;nbsp; &quot; &amp; [.D264] &amp; &quot;&lt;br&gt;&quot;&#10;))">
            <text:p/>
          </table:table-cell>
        </table:table-row>
        <table:table-row table:style-name="ro1">
          <table:table-cell office:value-type="string" calcext:value-type="string">
            <text:p>view-sort-descending-symbolic</text:p>
          </table:table-cell>
          <table:table-cell table:formula="of:=IF(LEFT([.A265];1)=&quot;.&quot;;&quot;Y&quot;;&quot;N&quot;)" office:value-type="string" office:string-value="N" calcext:value-type="string">
            <text:p>N</text:p>
          </table:table-cell>
          <table:table-cell table:formula="of:=IFERROR(&quot;## &quot; &amp; MID([.A265];3;FIND(&quot;:&quot;;[.A265])-3) &amp; &quot; &lt;br&gt;&quot;;&quot;&quot;)">
            <text:p/>
          </table:table-cell>
          <table:table-cell table:formula="of:=IF([.B265]=&quot;Y&quot;;MID([.A265];3;FIND(&quot;:&quot;;[.A265];1)-3);IF(&#10;RIGHT(RIGHT([.A265]; 1))=&quot;@&quot;;0;&#10;[.A265]))" office:value-type="string" office:string-value="view-sort-descending-symbolic" calcext:value-type="string">
            <text:p>view-sort-descending-symbolic</text:p>
          </table:table-cell>
          <table:table-cell table:formula="of:=IF([.B265]=&quot;Y&quot;;[.D265];[.E264])" office:value-type="string" office:string-value="actions" calcext:value-type="string">
            <text:p>actions</text:p>
          </table:table-cell>
          <table:table-cell table:style-name="ce10" table:formula="of:=IF([.D265]=0;&quot;&quot;;IF([.B265]=&quot;Y&quot;;[.C265];&#10;&quot;&lt;a href=&quot; &amp; CHAR(34) &amp; &quot;#&quot; &amp; CHAR(34) &amp; &quot;&gt;&quot; &amp;&#10;&quot;&lt;img src=&quot; &amp; CHAR(34) &amp; &quot;https://github.com/ubuntu/yaru/blob/master/icons/Yaru/scalable/&quot; &amp; [.E265] &amp; &quot;/&quot; &amp; [.A265] &amp; &quot;.svg&quot; &amp; CHAR(34) &amp; &#10;&quot; width=&quot; &amp; CHAR(34) &amp; &quot;22&quot; &amp; CHAR(34) &amp; &quot; alt=&quot; &amp; CHAR(34) &amp; [.D265] &amp; CHAR(34) &amp; &quot;&gt;&lt;/a&gt;&quot; &amp;&#10;&quot;&amp;nbsp; &amp;nbsp; &quot; &amp; [.D265] &amp; &quot;&lt;br&gt;&quot;&#10;))" office:value-type="string" office:string-value="&lt;a href=&quot;#&quot;&gt;&lt;img src=&quot;https://github.com/ubuntu/yaru/blob/master/icons/Yaru/scalable/actions/view-sort-descending-symbolic.svg&quot; width=&quot;22&quot; alt=&quot;view-sort-descending-symbolic&quot;&gt;&lt;/a&gt;&amp;nbsp; &amp;nbsp; view-sort-descending-symbolic&lt;br&gt;" calcext:value-type="string">
            <text:p>&lt;a href="#"&gt;&lt;img src="https://github.com/ubuntu/yaru/blob/master/icons/Yaru/scalable/actions/view-sort-descending-symbolic.svg" width="22" alt="view-sort-descending-symbolic"&gt;&lt;/a&gt;&amp;nbsp; &amp;nbsp; view-sort-descending-symbolic&lt;br&gt;</text:p>
          </table:table-cell>
        </table:table-row>
        <table:table-row table:style-name="ro1">
          <table:table-cell table:style-name="Default" office:value-type="string" calcext:value-type="string">
            <text:p>view-tasks-all-symbolic@</text:p>
          </table:table-cell>
          <table:table-cell table:style-name="Default" table:formula="of:=IF(LEFT([.A26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66];3;FIND(&quot;:&quot;;[.A266])-3) &amp; &quot; &lt;br&gt;&quot;;&quot;&quot;)">
            <text:p/>
          </table:table-cell>
          <table:table-cell table:style-name="ce6" table:formula="of:=IF([.B266]=&quot;Y&quot;;MID([.A266];3;FIND(&quot;:&quot;;[.A266];1)-3);IF(&#10;RIGHT(RIGHT([.A266]; 1))=&quot;@&quot;;0;&#10;[.A266]))" office:value-type="float" office:value="0" calcext:value-type="float">
            <text:p>0</text:p>
          </table:table-cell>
          <table:table-cell table:formula="of:=IF([.B266]=&quot;Y&quot;;[.D266];[.E265])" office:value-type="string" office:string-value="actions" calcext:value-type="string">
            <text:p>actions</text:p>
          </table:table-cell>
          <table:table-cell table:style-name="ce10" table:formula="of:=IF([.D266]=0;&quot;&quot;;IF([.B266]=&quot;Y&quot;;[.C266];&#10;&quot;&lt;a href=&quot; &amp; CHAR(34) &amp; &quot;#&quot; &amp; CHAR(34) &amp; &quot;&gt;&quot; &amp;&#10;&quot;&lt;img src=&quot; &amp; CHAR(34) &amp; &quot;https://github.com/ubuntu/yaru/blob/master/icons/Yaru/scalable/&quot; &amp; [.E266] &amp; &quot;/&quot; &amp; [.A266] &amp; &quot;.svg&quot; &amp; CHAR(34) &amp; &#10;&quot; width=&quot; &amp; CHAR(34) &amp; &quot;22&quot; &amp; CHAR(34) &amp; &quot; alt=&quot; &amp; CHAR(34) &amp; [.D266] &amp; CHAR(34) &amp; &quot;&gt;&lt;/a&gt;&quot; &amp;&#10;&quot;&amp;nbsp; &amp;nbsp; &quot; &amp; [.D266] &amp; &quot;&lt;br&gt;&quot;&#10;))">
            <text:p/>
          </table:table-cell>
        </table:table-row>
        <table:table-row table:style-name="ro1">
          <table:table-cell office:value-type="string" calcext:value-type="string">
            <text:p>view-tasks-unscheduled-symbolic</text:p>
          </table:table-cell>
          <table:table-cell table:formula="of:=IF(LEFT([.A267];1)=&quot;.&quot;;&quot;Y&quot;;&quot;N&quot;)" office:value-type="string" office:string-value="N" calcext:value-type="string">
            <text:p>N</text:p>
          </table:table-cell>
          <table:table-cell table:formula="of:=IFERROR(&quot;## &quot; &amp; MID([.A267];3;FIND(&quot;:&quot;;[.A267])-3) &amp; &quot; &lt;br&gt;&quot;;&quot;&quot;)">
            <text:p/>
          </table:table-cell>
          <table:table-cell table:formula="of:=IF([.B267]=&quot;Y&quot;;MID([.A267];3;FIND(&quot;:&quot;;[.A267];1)-3);IF(&#10;RIGHT(RIGHT([.A267]; 1))=&quot;@&quot;;0;&#10;[.A267]))" office:value-type="string" office:string-value="view-tasks-unscheduled-symbolic" calcext:value-type="string">
            <text:p>view-tasks-unscheduled-symbolic</text:p>
          </table:table-cell>
          <table:table-cell table:formula="of:=IF([.B267]=&quot;Y&quot;;[.D267];[.E266])" office:value-type="string" office:string-value="actions" calcext:value-type="string">
            <text:p>actions</text:p>
          </table:table-cell>
          <table:table-cell table:style-name="ce10" table:formula="of:=IF([.D267]=0;&quot;&quot;;IF([.B267]=&quot;Y&quot;;[.C267];&#10;&quot;&lt;a href=&quot; &amp; CHAR(34) &amp; &quot;#&quot; &amp; CHAR(34) &amp; &quot;&gt;&quot; &amp;&#10;&quot;&lt;img src=&quot; &amp; CHAR(34) &amp; &quot;https://github.com/ubuntu/yaru/blob/master/icons/Yaru/scalable/&quot; &amp; [.E267] &amp; &quot;/&quot; &amp; [.A267] &amp; &quot;.svg&quot; &amp; CHAR(34) &amp; &#10;&quot; width=&quot; &amp; CHAR(34) &amp; &quot;22&quot; &amp; CHAR(34) &amp; &quot; alt=&quot; &amp; CHAR(34) &amp; [.D267] &amp; CHAR(34) &amp; &quot;&gt;&lt;/a&gt;&quot; &amp;&#10;&quot;&amp;nbsp; &amp;nbsp; &quot; &amp; [.D267] &amp; &quot;&lt;br&gt;&quot;&#10;))" office:value-type="string" office:string-value="&lt;a href=&quot;#&quot;&gt;&lt;img src=&quot;https://github.com/ubuntu/yaru/blob/master/icons/Yaru/scalable/actions/view-tasks-unscheduled-symbolic.svg&quot; width=&quot;22&quot; alt=&quot;view-tasks-unscheduled-symbolic&quot;&gt;&lt;/a&gt;&amp;nbsp; &amp;nbsp; view-tasks-unscheduled-symbolic&lt;br&gt;" calcext:value-type="string">
            <text:p>&lt;a href="#"&gt;&lt;img src="https://github.com/ubuntu/yaru/blob/master/icons/Yaru/scalable/actions/view-tasks-unscheduled-symbolic.svg" width="22" alt="view-tasks-unscheduled-symbolic"&gt;&lt;/a&gt;&amp;nbsp; &amp;nbsp; view-tasks-unscheduled-symbolic&lt;br&gt;</text:p>
          </table:table-cell>
        </table:table-row>
        <table:table-row table:style-name="ro1">
          <table:table-cell office:value-type="string" calcext:value-type="string">
            <text:p>view-treemap-symbolic</text:p>
          </table:table-cell>
          <table:table-cell table:formula="of:=IF(LEFT([.A268];1)=&quot;.&quot;;&quot;Y&quot;;&quot;N&quot;)" office:value-type="string" office:string-value="N" calcext:value-type="string">
            <text:p>N</text:p>
          </table:table-cell>
          <table:table-cell table:formula="of:=IFERROR(&quot;## &quot; &amp; MID([.A268];3;FIND(&quot;:&quot;;[.A268])-3) &amp; &quot; &lt;br&gt;&quot;;&quot;&quot;)">
            <text:p/>
          </table:table-cell>
          <table:table-cell table:formula="of:=IF([.B268]=&quot;Y&quot;;MID([.A268];3;FIND(&quot;:&quot;;[.A268];1)-3);IF(&#10;RIGHT(RIGHT([.A268]; 1))=&quot;@&quot;;0;&#10;[.A268]))" office:value-type="string" office:string-value="view-treemap-symbolic" calcext:value-type="string">
            <text:p>view-treemap-symbolic</text:p>
          </table:table-cell>
          <table:table-cell table:formula="of:=IF([.B268]=&quot;Y&quot;;[.D268];[.E267])" office:value-type="string" office:string-value="actions" calcext:value-type="string">
            <text:p>actions</text:p>
          </table:table-cell>
          <table:table-cell table:style-name="ce10" table:formula="of:=IF([.D268]=0;&quot;&quot;;IF([.B268]=&quot;Y&quot;;[.C268];&#10;&quot;&lt;a href=&quot; &amp; CHAR(34) &amp; &quot;#&quot; &amp; CHAR(34) &amp; &quot;&gt;&quot; &amp;&#10;&quot;&lt;img src=&quot; &amp; CHAR(34) &amp; &quot;https://github.com/ubuntu/yaru/blob/master/icons/Yaru/scalable/&quot; &amp; [.E268] &amp; &quot;/&quot; &amp; [.A268] &amp; &quot;.svg&quot; &amp; CHAR(34) &amp; &#10;&quot; width=&quot; &amp; CHAR(34) &amp; &quot;22&quot; &amp; CHAR(34) &amp; &quot; alt=&quot; &amp; CHAR(34) &amp; [.D268] &amp; CHAR(34) &amp; &quot;&gt;&lt;/a&gt;&quot; &amp;&#10;&quot;&amp;nbsp; &amp;nbsp; &quot; &amp; [.D268] &amp; &quot;&lt;br&gt;&quot;&#10;))" office:value-type="string" office:string-value="&lt;a href=&quot;#&quot;&gt;&lt;img src=&quot;https://github.com/ubuntu/yaru/blob/master/icons/Yaru/scalable/actions/view-treemap-symbolic.svg&quot; width=&quot;22&quot; alt=&quot;view-treemap-symbolic&quot;&gt;&lt;/a&gt;&amp;nbsp; &amp;nbsp; view-treemap-symbolic&lt;br&gt;" calcext:value-type="string">
            <text:p>&lt;a href="#"&gt;&lt;img src="https://github.com/ubuntu/yaru/blob/master/icons/Yaru/scalable/actions/view-treemap-symbolic.svg" width="22" alt="view-treemap-symbolic"&gt;&lt;/a&gt;&amp;nbsp; &amp;nbsp; view-treemap-symbolic&lt;br&gt;</text:p>
          </table:table-cell>
        </table:table-row>
        <table:table-row table:style-name="ro1">
          <table:table-cell office:value-type="string" calcext:value-type="string">
            <text:p>visible-symbolic</text:p>
          </table:table-cell>
          <table:table-cell table:formula="of:=IF(LEFT([.A269];1)=&quot;.&quot;;&quot;Y&quot;;&quot;N&quot;)" office:value-type="string" office:string-value="N" calcext:value-type="string">
            <text:p>N</text:p>
          </table:table-cell>
          <table:table-cell table:formula="of:=IFERROR(&quot;## &quot; &amp; MID([.A269];3;FIND(&quot;:&quot;;[.A269])-3) &amp; &quot; &lt;br&gt;&quot;;&quot;&quot;)">
            <text:p/>
          </table:table-cell>
          <table:table-cell table:formula="of:=IF([.B269]=&quot;Y&quot;;MID([.A269];3;FIND(&quot;:&quot;;[.A269];1)-3);IF(&#10;RIGHT(RIGHT([.A269]; 1))=&quot;@&quot;;0;&#10;[.A269]))" office:value-type="string" office:string-value="visible-symbolic" calcext:value-type="string">
            <text:p>visible-symbolic</text:p>
          </table:table-cell>
          <table:table-cell table:formula="of:=IF([.B269]=&quot;Y&quot;;[.D269];[.E268])" office:value-type="string" office:string-value="actions" calcext:value-type="string">
            <text:p>actions</text:p>
          </table:table-cell>
          <table:table-cell table:style-name="ce10" table:formula="of:=IF([.D269]=0;&quot;&quot;;IF([.B269]=&quot;Y&quot;;[.C269];&#10;&quot;&lt;a href=&quot; &amp; CHAR(34) &amp; &quot;#&quot; &amp; CHAR(34) &amp; &quot;&gt;&quot; &amp;&#10;&quot;&lt;img src=&quot; &amp; CHAR(34) &amp; &quot;https://github.com/ubuntu/yaru/blob/master/icons/Yaru/scalable/&quot; &amp; [.E269] &amp; &quot;/&quot; &amp; [.A269] &amp; &quot;.svg&quot; &amp; CHAR(34) &amp; &#10;&quot; width=&quot; &amp; CHAR(34) &amp; &quot;22&quot; &amp; CHAR(34) &amp; &quot; alt=&quot; &amp; CHAR(34) &amp; [.D269] &amp; CHAR(34) &amp; &quot;&gt;&lt;/a&gt;&quot; &amp;&#10;&quot;&amp;nbsp; &amp;nbsp; &quot; &amp; [.D269] &amp; &quot;&lt;br&gt;&quot;&#10;))" office:value-type="string" office:string-value="&lt;a href=&quot;#&quot;&gt;&lt;img src=&quot;https://github.com/ubuntu/yaru/blob/master/icons/Yaru/scalable/actions/visible-symbolic.svg&quot; width=&quot;22&quot; alt=&quot;visible-symbolic&quot;&gt;&lt;/a&gt;&amp;nbsp; &amp;nbsp; visible-symbolic&lt;br&gt;" calcext:value-type="string">
            <text:p>&lt;a href="#"&gt;&lt;img src="https://github.com/ubuntu/yaru/blob/master/icons/Yaru/scalable/actions/visible-symbolic.svg" width="22" alt="visible-symbolic"&gt;&lt;/a&gt;&amp;nbsp; &amp;nbsp; visible-symbolic&lt;br&gt;</text:p>
          </table:table-cell>
        </table:table-row>
        <table:table-row table:style-name="ro1">
          <table:table-cell office:value-type="string" calcext:value-type="string">
            <text:p>window-symbolic</text:p>
          </table:table-cell>
          <table:table-cell table:formula="of:=IF(LEFT([.A270];1)=&quot;.&quot;;&quot;Y&quot;;&quot;N&quot;)" office:value-type="string" office:string-value="N" calcext:value-type="string">
            <text:p>N</text:p>
          </table:table-cell>
          <table:table-cell table:formula="of:=IFERROR(&quot;## &quot; &amp; MID([.A270];3;FIND(&quot;:&quot;;[.A270])-3) &amp; &quot; &lt;br&gt;&quot;;&quot;&quot;)">
            <text:p/>
          </table:table-cell>
          <table:table-cell table:formula="of:=IF([.B270]=&quot;Y&quot;;MID([.A270];3;FIND(&quot;:&quot;;[.A270];1)-3);IF(&#10;RIGHT(RIGHT([.A270]; 1))=&quot;@&quot;;0;&#10;[.A270]))" office:value-type="string" office:string-value="window-symbolic" calcext:value-type="string">
            <text:p>window-symbolic</text:p>
          </table:table-cell>
          <table:table-cell table:formula="of:=IF([.B270]=&quot;Y&quot;;[.D270];[.E269])" office:value-type="string" office:string-value="actions" calcext:value-type="string">
            <text:p>actions</text:p>
          </table:table-cell>
          <table:table-cell table:style-name="ce10" table:formula="of:=IF([.D270]=0;&quot;&quot;;IF([.B270]=&quot;Y&quot;;[.C270];&#10;&quot;&lt;a href=&quot; &amp; CHAR(34) &amp; &quot;#&quot; &amp; CHAR(34) &amp; &quot;&gt;&quot; &amp;&#10;&quot;&lt;img src=&quot; &amp; CHAR(34) &amp; &quot;https://github.com/ubuntu/yaru/blob/master/icons/Yaru/scalable/&quot; &amp; [.E270] &amp; &quot;/&quot; &amp; [.A270] &amp; &quot;.svg&quot; &amp; CHAR(34) &amp; &#10;&quot; width=&quot; &amp; CHAR(34) &amp; &quot;22&quot; &amp; CHAR(34) &amp; &quot; alt=&quot; &amp; CHAR(34) &amp; [.D270] &amp; CHAR(34) &amp; &quot;&gt;&lt;/a&gt;&quot; &amp;&#10;&quot;&amp;nbsp; &amp;nbsp; &quot; &amp; [.D270] &amp; &quot;&lt;br&gt;&quot;&#10;))" office:value-type="string" office:string-value="&lt;a href=&quot;#&quot;&gt;&lt;img src=&quot;https://github.com/ubuntu/yaru/blob/master/icons/Yaru/scalable/actions/window-symbolic.svg&quot; width=&quot;22&quot; alt=&quot;window-symbolic&quot;&gt;&lt;/a&gt;&amp;nbsp; &amp;nbsp; window-symbolic&lt;br&gt;" calcext:value-type="string">
            <text:p>&lt;a href="#"&gt;&lt;img src="https://github.com/ubuntu/yaru/blob/master/icons/Yaru/scalable/actions/window-symbolic.svg" width="22" alt="window-symbolic"&gt;&lt;/a&gt;&amp;nbsp; &amp;nbsp; window-symbolic&lt;br&gt;</text:p>
          </table:table-cell>
        </table:table-row>
        <table:table-row table:style-name="ro1">
          <table:table-cell table:style-name="Default" office:value-type="string" calcext:value-type="string">
            <text:p>yelp-page-ui-symbolic@</text:p>
          </table:table-cell>
          <table:table-cell table:style-name="Default" table:formula="of:=IF(LEFT([.A27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71];3;FIND(&quot;:&quot;;[.A271])-3) &amp; &quot; &lt;br&gt;&quot;;&quot;&quot;)">
            <text:p/>
          </table:table-cell>
          <table:table-cell table:style-name="ce6" table:formula="of:=IF([.B271]=&quot;Y&quot;;MID([.A271];3;FIND(&quot;:&quot;;[.A271];1)-3);IF(&#10;RIGHT(RIGHT([.A271]; 1))=&quot;@&quot;;0;&#10;[.A271]))" office:value-type="float" office:value="0" calcext:value-type="float">
            <text:p>0</text:p>
          </table:table-cell>
          <table:table-cell table:formula="of:=IF([.B271]=&quot;Y&quot;;[.D271];[.E270])" office:value-type="string" office:string-value="actions" calcext:value-type="string">
            <text:p>actions</text:p>
          </table:table-cell>
          <table:table-cell table:style-name="ce10" table:formula="of:=IF([.D271]=0;&quot;&quot;;IF([.B271]=&quot;Y&quot;;[.C271];&#10;&quot;&lt;a href=&quot; &amp; CHAR(34) &amp; &quot;#&quot; &amp; CHAR(34) &amp; &quot;&gt;&quot; &amp;&#10;&quot;&lt;img src=&quot; &amp; CHAR(34) &amp; &quot;https://github.com/ubuntu/yaru/blob/master/icons/Yaru/scalable/&quot; &amp; [.E271] &amp; &quot;/&quot; &amp; [.A271] &amp; &quot;.svg&quot; &amp; CHAR(34) &amp; &#10;&quot; width=&quot; &amp; CHAR(34) &amp; &quot;22&quot; &amp; CHAR(34) &amp; &quot; alt=&quot; &amp; CHAR(34) &amp; [.D271] &amp; CHAR(34) &amp; &quot;&gt;&lt;/a&gt;&quot; &amp;&#10;&quot;&amp;nbsp; &amp;nbsp; &quot; &amp; [.D271] &amp; &quot;&lt;br&gt;&quot;&#10;))">
            <text:p/>
          </table:table-cell>
        </table:table-row>
        <table:table-row table:style-name="ro1">
          <table:table-cell office:value-type="string" calcext:value-type="string">
            <text:p>zoom-fit-best-symbolic</text:p>
          </table:table-cell>
          <table:table-cell table:formula="of:=IF(LEFT([.A272];1)=&quot;.&quot;;&quot;Y&quot;;&quot;N&quot;)" office:value-type="string" office:string-value="N" calcext:value-type="string">
            <text:p>N</text:p>
          </table:table-cell>
          <table:table-cell table:formula="of:=IFERROR(&quot;## &quot; &amp; MID([.A272];3;FIND(&quot;:&quot;;[.A272])-3) &amp; &quot; &lt;br&gt;&quot;;&quot;&quot;)">
            <text:p/>
          </table:table-cell>
          <table:table-cell table:formula="of:=IF([.B272]=&quot;Y&quot;;MID([.A272];3;FIND(&quot;:&quot;;[.A272];1)-3);IF(&#10;RIGHT(RIGHT([.A272]; 1))=&quot;@&quot;;0;&#10;[.A272]))" office:value-type="string" office:string-value="zoom-fit-best-symbolic" calcext:value-type="string">
            <text:p>zoom-fit-best-symbolic</text:p>
          </table:table-cell>
          <table:table-cell table:formula="of:=IF([.B272]=&quot;Y&quot;;[.D272];[.E271])" office:value-type="string" office:string-value="actions" calcext:value-type="string">
            <text:p>actions</text:p>
          </table:table-cell>
          <table:table-cell table:style-name="ce10" table:formula="of:=IF([.D272]=0;&quot;&quot;;IF([.B272]=&quot;Y&quot;;[.C272];&#10;&quot;&lt;a href=&quot; &amp; CHAR(34) &amp; &quot;#&quot; &amp; CHAR(34) &amp; &quot;&gt;&quot; &amp;&#10;&quot;&lt;img src=&quot; &amp; CHAR(34) &amp; &quot;https://github.com/ubuntu/yaru/blob/master/icons/Yaru/scalable/&quot; &amp; [.E272] &amp; &quot;/&quot; &amp; [.A272] &amp; &quot;.svg&quot; &amp; CHAR(34) &amp; &#10;&quot; width=&quot; &amp; CHAR(34) &amp; &quot;22&quot; &amp; CHAR(34) &amp; &quot; alt=&quot; &amp; CHAR(34) &amp; [.D272] &amp; CHAR(34) &amp; &quot;&gt;&lt;/a&gt;&quot; &amp;&#10;&quot;&amp;nbsp; &amp;nbsp; &quot; &amp; [.D272] &amp; &quot;&lt;br&gt;&quot;&#10;))" office:value-type="string" office:string-value="&lt;a href=&quot;#&quot;&gt;&lt;img src=&quot;https://github.com/ubuntu/yaru/blob/master/icons/Yaru/scalable/actions/zoom-fit-best-symbolic.svg&quot; width=&quot;22&quot; alt=&quot;zoom-fit-best-symbolic&quot;&gt;&lt;/a&gt;&amp;nbsp; &amp;nbsp; zoom-fit-best-symbolic&lt;br&gt;" calcext:value-type="string">
            <text:p>&lt;a href="#"&gt;&lt;img src="https://github.com/ubuntu/yaru/blob/master/icons/Yaru/scalable/actions/zoom-fit-best-symbolic.svg" width="22" alt="zoom-fit-best-symbolic"&gt;&lt;/a&gt;&amp;nbsp; &amp;nbsp; zoom-fit-best-symbolic&lt;br&gt;</text:p>
          </table:table-cell>
        </table:table-row>
        <table:table-row table:style-name="ro1">
          <table:table-cell office:value-type="string" calcext:value-type="string">
            <text:p>zoom-in-symbolic</text:p>
          </table:table-cell>
          <table:table-cell table:formula="of:=IF(LEFT([.A273];1)=&quot;.&quot;;&quot;Y&quot;;&quot;N&quot;)" office:value-type="string" office:string-value="N" calcext:value-type="string">
            <text:p>N</text:p>
          </table:table-cell>
          <table:table-cell table:formula="of:=IFERROR(&quot;## &quot; &amp; MID([.A273];3;FIND(&quot;:&quot;;[.A273])-3) &amp; &quot; &lt;br&gt;&quot;;&quot;&quot;)">
            <text:p/>
          </table:table-cell>
          <table:table-cell table:formula="of:=IF([.B273]=&quot;Y&quot;;MID([.A273];3;FIND(&quot;:&quot;;[.A273];1)-3);IF(&#10;RIGHT(RIGHT([.A273]; 1))=&quot;@&quot;;0;&#10;[.A273]))" office:value-type="string" office:string-value="zoom-in-symbolic" calcext:value-type="string">
            <text:p>zoom-in-symbolic</text:p>
          </table:table-cell>
          <table:table-cell table:formula="of:=IF([.B273]=&quot;Y&quot;;[.D273];[.E272])" office:value-type="string" office:string-value="actions" calcext:value-type="string">
            <text:p>actions</text:p>
          </table:table-cell>
          <table:table-cell table:style-name="ce10" table:formula="of:=IF([.D273]=0;&quot;&quot;;IF([.B273]=&quot;Y&quot;;[.C273];&#10;&quot;&lt;a href=&quot; &amp; CHAR(34) &amp; &quot;#&quot; &amp; CHAR(34) &amp; &quot;&gt;&quot; &amp;&#10;&quot;&lt;img src=&quot; &amp; CHAR(34) &amp; &quot;https://github.com/ubuntu/yaru/blob/master/icons/Yaru/scalable/&quot; &amp; [.E273] &amp; &quot;/&quot; &amp; [.A273] &amp; &quot;.svg&quot; &amp; CHAR(34) &amp; &#10;&quot; width=&quot; &amp; CHAR(34) &amp; &quot;22&quot; &amp; CHAR(34) &amp; &quot; alt=&quot; &amp; CHAR(34) &amp; [.D273] &amp; CHAR(34) &amp; &quot;&gt;&lt;/a&gt;&quot; &amp;&#10;&quot;&amp;nbsp; &amp;nbsp; &quot; &amp; [.D273] &amp; &quot;&lt;br&gt;&quot;&#10;))" office:value-type="string" office:string-value="&lt;a href=&quot;#&quot;&gt;&lt;img src=&quot;https://github.com/ubuntu/yaru/blob/master/icons/Yaru/scalable/actions/zoom-in-symbolic.svg&quot; width=&quot;22&quot; alt=&quot;zoom-in-symbolic&quot;&gt;&lt;/a&gt;&amp;nbsp; &amp;nbsp; zoom-in-symbolic&lt;br&gt;" calcext:value-type="string">
            <text:p>&lt;a href="#"&gt;&lt;img src="https://github.com/ubuntu/yaru/blob/master/icons/Yaru/scalable/actions/zoom-in-symbolic.svg" width="22" alt="zoom-in-symbolic"&gt;&lt;/a&gt;&amp;nbsp; &amp;nbsp; zoom-in-symbolic&lt;br&gt;</text:p>
          </table:table-cell>
        </table:table-row>
        <table:table-row table:style-name="ro1">
          <table:table-cell office:value-type="string" calcext:value-type="string">
            <text:p>zoom-original-symbolic</text:p>
          </table:table-cell>
          <table:table-cell table:formula="of:=IF(LEFT([.A274];1)=&quot;.&quot;;&quot;Y&quot;;&quot;N&quot;)" office:value-type="string" office:string-value="N" calcext:value-type="string">
            <text:p>N</text:p>
          </table:table-cell>
          <table:table-cell table:formula="of:=IFERROR(&quot;## &quot; &amp; MID([.A274];3;FIND(&quot;:&quot;;[.A274])-3) &amp; &quot; &lt;br&gt;&quot;;&quot;&quot;)">
            <text:p/>
          </table:table-cell>
          <table:table-cell table:formula="of:=IF([.B274]=&quot;Y&quot;;MID([.A274];3;FIND(&quot;:&quot;;[.A274];1)-3);IF(&#10;RIGHT(RIGHT([.A274]; 1))=&quot;@&quot;;0;&#10;[.A274]))" office:value-type="string" office:string-value="zoom-original-symbolic" calcext:value-type="string">
            <text:p>zoom-original-symbolic</text:p>
          </table:table-cell>
          <table:table-cell table:formula="of:=IF([.B274]=&quot;Y&quot;;[.D274];[.E273])" office:value-type="string" office:string-value="actions" calcext:value-type="string">
            <text:p>actions</text:p>
          </table:table-cell>
          <table:table-cell table:style-name="ce10" table:formula="of:=IF([.D274]=0;&quot;&quot;;IF([.B274]=&quot;Y&quot;;[.C274];&#10;&quot;&lt;a href=&quot; &amp; CHAR(34) &amp; &quot;#&quot; &amp; CHAR(34) &amp; &quot;&gt;&quot; &amp;&#10;&quot;&lt;img src=&quot; &amp; CHAR(34) &amp; &quot;https://github.com/ubuntu/yaru/blob/master/icons/Yaru/scalable/&quot; &amp; [.E274] &amp; &quot;/&quot; &amp; [.A274] &amp; &quot;.svg&quot; &amp; CHAR(34) &amp; &#10;&quot; width=&quot; &amp; CHAR(34) &amp; &quot;22&quot; &amp; CHAR(34) &amp; &quot; alt=&quot; &amp; CHAR(34) &amp; [.D274] &amp; CHAR(34) &amp; &quot;&gt;&lt;/a&gt;&quot; &amp;&#10;&quot;&amp;nbsp; &amp;nbsp; &quot; &amp; [.D274] &amp; &quot;&lt;br&gt;&quot;&#10;))" office:value-type="string" office:string-value="&lt;a href=&quot;#&quot;&gt;&lt;img src=&quot;https://github.com/ubuntu/yaru/blob/master/icons/Yaru/scalable/actions/zoom-original-symbolic.svg&quot; width=&quot;22&quot; alt=&quot;zoom-original-symbolic&quot;&gt;&lt;/a&gt;&amp;nbsp; &amp;nbsp; zoom-original-symbolic&lt;br&gt;" calcext:value-type="string">
            <text:p>&lt;a href="#"&gt;&lt;img src="https://github.com/ubuntu/yaru/blob/master/icons/Yaru/scalable/actions/zoom-original-symbolic.svg" width="22" alt="zoom-original-symbolic"&gt;&lt;/a&gt;&amp;nbsp; &amp;nbsp; zoom-original-symbolic&lt;br&gt;</text:p>
          </table:table-cell>
        </table:table-row>
        <table:table-row table:style-name="ro1">
          <table:table-cell office:value-type="string" calcext:value-type="string">
            <text:p>zoom-out-symbolic</text:p>
          </table:table-cell>
          <table:table-cell table:formula="of:=IF(LEFT([.A275];1)=&quot;.&quot;;&quot;Y&quot;;&quot;N&quot;)" office:value-type="string" office:string-value="N" calcext:value-type="string">
            <text:p>N</text:p>
          </table:table-cell>
          <table:table-cell table:formula="of:=IFERROR(&quot;## &quot; &amp; MID([.A275];3;FIND(&quot;:&quot;;[.A275])-3) &amp; &quot; &lt;br&gt;&quot;;&quot;&quot;)">
            <text:p/>
          </table:table-cell>
          <table:table-cell table:formula="of:=IF([.B275]=&quot;Y&quot;;MID([.A275];3;FIND(&quot;:&quot;;[.A275];1)-3);IF(&#10;RIGHT(RIGHT([.A275]; 1))=&quot;@&quot;;0;&#10;[.A275]))" office:value-type="string" office:string-value="zoom-out-symbolic" calcext:value-type="string">
            <text:p>zoom-out-symbolic</text:p>
          </table:table-cell>
          <table:table-cell table:formula="of:=IF([.B275]=&quot;Y&quot;;[.D275];[.E274])" office:value-type="string" office:string-value="actions" calcext:value-type="string">
            <text:p>actions</text:p>
          </table:table-cell>
          <table:table-cell table:style-name="ce10" table:formula="of:=IF([.D275]=0;&quot;&quot;;IF([.B275]=&quot;Y&quot;;[.C275];&#10;&quot;&lt;a href=&quot; &amp; CHAR(34) &amp; &quot;#&quot; &amp; CHAR(34) &amp; &quot;&gt;&quot; &amp;&#10;&quot;&lt;img src=&quot; &amp; CHAR(34) &amp; &quot;https://github.com/ubuntu/yaru/blob/master/icons/Yaru/scalable/&quot; &amp; [.E275] &amp; &quot;/&quot; &amp; [.A275] &amp; &quot;.svg&quot; &amp; CHAR(34) &amp; &#10;&quot; width=&quot; &amp; CHAR(34) &amp; &quot;22&quot; &amp; CHAR(34) &amp; &quot; alt=&quot; &amp; CHAR(34) &amp; [.D275] &amp; CHAR(34) &amp; &quot;&gt;&lt;/a&gt;&quot; &amp;&#10;&quot;&amp;nbsp; &amp;nbsp; &quot; &amp; [.D275] &amp; &quot;&lt;br&gt;&quot;&#10;))" office:value-type="string" office:string-value="&lt;a href=&quot;#&quot;&gt;&lt;img src=&quot;https://github.com/ubuntu/yaru/blob/master/icons/Yaru/scalable/actions/zoom-out-symbolic.svg&quot; width=&quot;22&quot; alt=&quot;zoom-out-symbolic&quot;&gt;&lt;/a&gt;&amp;nbsp; &amp;nbsp; zoom-out-symbolic&lt;br&gt;" calcext:value-type="string">
            <text:p>&lt;a href="#"&gt;&lt;img src="https://github.com/ubuntu/yaru/blob/master/icons/Yaru/scalable/actions/zoom-out-symbolic.svg" width="22" alt="zoom-out-symbolic"&gt;&lt;/a&gt;&amp;nbsp; &amp;nbsp; zoom-out-symbolic&lt;br&gt;</text:p>
          </table:table-cell>
        </table:table-row>
        <table:table-row table:style-name="ro1">
          <table:table-cell table:style-name="Default"/>
          <table:table-cell table:style-name="Default" table:formula="of:=IF(LEFT([.A27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76];3;FIND(&quot;:&quot;;[.A276])-3) &amp; &quot; &lt;br&gt;&quot;;&quot;&quot;)">
            <text:p/>
          </table:table-cell>
          <table:table-cell table:style-name="ce6" table:formula="of:=IF([.B276]=&quot;Y&quot;;MID([.A276];3;FIND(&quot;:&quot;;[.A276];1)-3);IF(&#10;RIGHT(RIGHT([.A276]; 1))=&quot;@&quot;;0;&#10;[.A276]))" office:value-type="float" office:value="0" calcext:value-type="float">
            <text:p>0</text:p>
          </table:table-cell>
          <table:table-cell table:formula="of:=IF([.B276]=&quot;Y&quot;;[.D276];[.E275])" office:value-type="string" office:string-value="actions" calcext:value-type="string">
            <text:p>actions</text:p>
          </table:table-cell>
          <table:table-cell table:style-name="ce10" table:formula="of:=IF([.D276]=0;&quot;&quot;;IF([.B276]=&quot;Y&quot;;[.C276];&#10;&quot;&lt;a href=&quot; &amp; CHAR(34) &amp; &quot;#&quot; &amp; CHAR(34) &amp; &quot;&gt;&quot; &amp;&#10;&quot;&lt;img src=&quot; &amp; CHAR(34) &amp; &quot;https://github.com/ubuntu/yaru/blob/master/icons/Yaru/scalable/&quot; &amp; [.E276] &amp; &quot;/&quot; &amp; [.A276] &amp; &quot;.svg&quot; &amp; CHAR(34) &amp; &#10;&quot; width=&quot; &amp; CHAR(34) &amp; &quot;22&quot; &amp; CHAR(34) &amp; &quot; alt=&quot; &amp; CHAR(34) &amp; [.D276] &amp; CHAR(34) &amp; &quot;&gt;&lt;/a&gt;&quot; &amp;&#10;&quot;&amp;nbsp; &amp;nbsp; &quot; &amp; [.D276] &amp; &quot;&lt;br&gt;&quot;&#10;))">
            <text:p/>
          </table:table-cell>
        </table:table-row>
        <table:table-row table:style-name="ro1">
          <table:table-cell office:value-type="string" calcext:value-type="string">
            <text:p>./apps:</text:p>
          </table:table-cell>
          <table:table-cell table:formula="of:=IF(LEFT([.A277];1)=&quot;.&quot;;&quot;Y&quot;;&quot;N&quot;)" office:value-type="string" office:string-value="Y" calcext:value-type="string">
            <text:p>Y</text:p>
          </table:table-cell>
          <table:table-cell table:formula="of:=IFERROR(&quot;## &quot; &amp; MID([.A277];3;FIND(&quot;:&quot;;[.A277])-3) &amp; &quot; &lt;br&gt;&quot;;&quot;&quot;)" office:value-type="string" office:string-value="## apps &lt;br&gt;" calcext:value-type="string">
            <text:p>## apps &lt;br&gt;</text:p>
          </table:table-cell>
          <table:table-cell table:formula="of:=IF([.B277]=&quot;Y&quot;;MID([.A277];3;FIND(&quot;:&quot;;[.A277];1)-3);IF(&#10;RIGHT(RIGHT([.A277]; 1))=&quot;@&quot;;0;&#10;[.A277]))" office:value-type="string" office:string-value="apps" calcext:value-type="string">
            <text:p>apps</text:p>
          </table:table-cell>
          <table:table-cell table:formula="of:=IF([.B277]=&quot;Y&quot;;[.D277];[.E276])" office:value-type="string" office:string-value="apps" calcext:value-type="string">
            <text:p>apps</text:p>
          </table:table-cell>
          <table:table-cell table:style-name="ce10" table:formula="of:=IF([.D277]=0;&quot;&quot;;IF([.B277]=&quot;Y&quot;;[.C277];&#10;&quot;&lt;a href=&quot; &amp; CHAR(34) &amp; &quot;#&quot; &amp; CHAR(34) &amp; &quot;&gt;&quot; &amp;&#10;&quot;&lt;img src=&quot; &amp; CHAR(34) &amp; &quot;https://github.com/ubuntu/yaru/blob/master/icons/Yaru/scalable/&quot; &amp; [.E277] &amp; &quot;/&quot; &amp; [.A277] &amp; &quot;.svg&quot; &amp; CHAR(34) &amp; &#10;&quot; width=&quot; &amp; CHAR(34) &amp; &quot;22&quot; &amp; CHAR(34) &amp; &quot; alt=&quot; &amp; CHAR(34) &amp; [.D277] &amp; CHAR(34) &amp; &quot;&gt;&lt;/a&gt;&quot; &amp;&#10;&quot;&amp;nbsp; &amp;nbsp; &quot; &amp; [.D277] &amp; &quot;&lt;br&gt;&quot;&#10;))" office:value-type="string" office:string-value="## apps &lt;br&gt;" calcext:value-type="string">
            <text:p>## apps &lt;br&gt;</text:p>
          </table:table-cell>
        </table:table-row>
        <table:table-row table:style-name="ro1">
          <table:table-cell table:style-name="Default" office:value-type="string" calcext:value-type="string">
            <text:p>accessories-calculator-symbolic@</text:p>
          </table:table-cell>
          <table:table-cell table:style-name="Default" table:formula="of:=IF(LEFT([.A27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78];3;FIND(&quot;:&quot;;[.A278])-3) &amp; &quot; &lt;br&gt;&quot;;&quot;&quot;)">
            <text:p/>
          </table:table-cell>
          <table:table-cell table:style-name="ce6" table:formula="of:=IF([.B278]=&quot;Y&quot;;MID([.A278];3;FIND(&quot;:&quot;;[.A278];1)-3);IF(&#10;RIGHT(RIGHT([.A278]; 1))=&quot;@&quot;;0;&#10;[.A278]))" office:value-type="float" office:value="0" calcext:value-type="float">
            <text:p>0</text:p>
          </table:table-cell>
          <table:table-cell table:formula="of:=IF([.B278]=&quot;Y&quot;;[.D278];[.E277])" office:value-type="string" office:string-value="apps" calcext:value-type="string">
            <text:p>apps</text:p>
          </table:table-cell>
          <table:table-cell table:style-name="ce10" table:formula="of:=IF([.D278]=0;&quot;&quot;;IF([.B278]=&quot;Y&quot;;[.C278];&#10;&quot;&lt;a href=&quot; &amp; CHAR(34) &amp; &quot;#&quot; &amp; CHAR(34) &amp; &quot;&gt;&quot; &amp;&#10;&quot;&lt;img src=&quot; &amp; CHAR(34) &amp; &quot;https://github.com/ubuntu/yaru/blob/master/icons/Yaru/scalable/&quot; &amp; [.E278] &amp; &quot;/&quot; &amp; [.A278] &amp; &quot;.svg&quot; &amp; CHAR(34) &amp; &#10;&quot; width=&quot; &amp; CHAR(34) &amp; &quot;22&quot; &amp; CHAR(34) &amp; &quot; alt=&quot; &amp; CHAR(34) &amp; [.D278] &amp; CHAR(34) &amp; &quot;&gt;&lt;/a&gt;&quot; &amp;&#10;&quot;&amp;nbsp; &amp;nbsp; &quot; &amp; [.D27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ccessories-camera-symbolic@</text:p>
          </table:table-cell>
          <table:table-cell table:style-name="Default" table:formula="of:=IF(LEFT([.A27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79];3;FIND(&quot;:&quot;;[.A279])-3) &amp; &quot; &lt;br&gt;&quot;;&quot;&quot;)">
            <text:p/>
          </table:table-cell>
          <table:table-cell table:style-name="ce6" table:formula="of:=IF([.B279]=&quot;Y&quot;;MID([.A279];3;FIND(&quot;:&quot;;[.A279];1)-3);IF(&#10;RIGHT(RIGHT([.A279]; 1))=&quot;@&quot;;0;&#10;[.A279]))" office:value-type="float" office:value="0" calcext:value-type="float">
            <text:p>0</text:p>
          </table:table-cell>
          <table:table-cell table:formula="of:=IF([.B279]=&quot;Y&quot;;[.D279];[.E278])" office:value-type="string" office:string-value="apps" calcext:value-type="string">
            <text:p>apps</text:p>
          </table:table-cell>
          <table:table-cell table:style-name="ce10" table:formula="of:=IF([.D279]=0;&quot;&quot;;IF([.B279]=&quot;Y&quot;;[.C279];&#10;&quot;&lt;a href=&quot; &amp; CHAR(34) &amp; &quot;#&quot; &amp; CHAR(34) &amp; &quot;&gt;&quot; &amp;&#10;&quot;&lt;img src=&quot; &amp; CHAR(34) &amp; &quot;https://github.com/ubuntu/yaru/blob/master/icons/Yaru/scalable/&quot; &amp; [.E279] &amp; &quot;/&quot; &amp; [.A279] &amp; &quot;.svg&quot; &amp; CHAR(34) &amp; &#10;&quot; width=&quot; &amp; CHAR(34) &amp; &quot;22&quot; &amp; CHAR(34) &amp; &quot; alt=&quot; &amp; CHAR(34) &amp; [.D279] &amp; CHAR(34) &amp; &quot;&gt;&lt;/a&gt;&quot; &amp;&#10;&quot;&amp;nbsp; &amp;nbsp; &quot; &amp; [.D279] &amp; &quot;&lt;br&gt;&quot;&#10;))">
            <text:p/>
          </table:table-cell>
        </table:table-row>
        <table:table-row table:style-name="ro1">
          <table:table-cell office:value-type="string" calcext:value-type="string">
            <text:p>accessories-character-map-symbolic</text:p>
          </table:table-cell>
          <table:table-cell table:formula="of:=IF(LEFT([.A280];1)=&quot;.&quot;;&quot;Y&quot;;&quot;N&quot;)" office:value-type="string" office:string-value="N" calcext:value-type="string">
            <text:p>N</text:p>
          </table:table-cell>
          <table:table-cell table:formula="of:=IFERROR(&quot;## &quot; &amp; MID([.A280];3;FIND(&quot;:&quot;;[.A280])-3) &amp; &quot; &lt;br&gt;&quot;;&quot;&quot;)">
            <text:p/>
          </table:table-cell>
          <table:table-cell table:formula="of:=IF([.B280]=&quot;Y&quot;;MID([.A280];3;FIND(&quot;:&quot;;[.A280];1)-3);IF(&#10;RIGHT(RIGHT([.A280]; 1))=&quot;@&quot;;0;&#10;[.A280]))" office:value-type="string" office:string-value="accessories-character-map-symbolic" calcext:value-type="string">
            <text:p>accessories-character-map-symbolic</text:p>
          </table:table-cell>
          <table:table-cell table:formula="of:=IF([.B280]=&quot;Y&quot;;[.D280];[.E279])" office:value-type="string" office:string-value="apps" calcext:value-type="string">
            <text:p>apps</text:p>
          </table:table-cell>
          <table:table-cell table:style-name="ce10" table:formula="of:=IF([.D280]=0;&quot;&quot;;IF([.B280]=&quot;Y&quot;;[.C280];&#10;&quot;&lt;a href=&quot; &amp; CHAR(34) &amp; &quot;#&quot; &amp; CHAR(34) &amp; &quot;&gt;&quot; &amp;&#10;&quot;&lt;img src=&quot; &amp; CHAR(34) &amp; &quot;https://github.com/ubuntu/yaru/blob/master/icons/Yaru/scalable/&quot; &amp; [.E280] &amp; &quot;/&quot; &amp; [.A280] &amp; &quot;.svg&quot; &amp; CHAR(34) &amp; &#10;&quot; width=&quot; &amp; CHAR(34) &amp; &quot;22&quot; &amp; CHAR(34) &amp; &quot; alt=&quot; &amp; CHAR(34) &amp; [.D280] &amp; CHAR(34) &amp; &quot;&gt;&lt;/a&gt;&quot; &amp;&#10;&quot;&amp;nbsp; &amp;nbsp; &quot; &amp; [.D280] &amp; &quot;&lt;br&gt;&quot;&#10;))" office:value-type="string" office:string-value="&lt;a href=&quot;#&quot;&gt;&lt;img src=&quot;https://github.com/ubuntu/yaru/blob/master/icons/Yaru/scalable/apps/accessories-character-map-symbolic.svg&quot; width=&quot;22&quot; alt=&quot;accessories-character-map-symbolic&quot;&gt;&lt;/a&gt;&amp;nbsp; &amp;nbsp; accessories-character-map-symbolic&lt;br&gt;" calcext:value-type="string">
            <text:p>&lt;a href="#"&gt;&lt;img src="https://github.com/ubuntu/yaru/blob/master/icons/Yaru/scalable/apps/accessories-character-map-symbolic.svg" width="22" alt="accessories-character-map-symbolic"&gt;&lt;/a&gt;&amp;nbsp; &amp;nbsp; accessories-character-map-symbolic&lt;br&gt;</text:p>
          </table:table-cell>
        </table:table-row>
        <table:table-row table:style-name="ro1">
          <table:table-cell office:value-type="string" calcext:value-type="string">
            <text:p>accessories-text-editor-symbolic</text:p>
          </table:table-cell>
          <table:table-cell table:formula="of:=IF(LEFT([.A281];1)=&quot;.&quot;;&quot;Y&quot;;&quot;N&quot;)" office:value-type="string" office:string-value="N" calcext:value-type="string">
            <text:p>N</text:p>
          </table:table-cell>
          <table:table-cell table:formula="of:=IFERROR(&quot;## &quot; &amp; MID([.A281];3;FIND(&quot;:&quot;;[.A281])-3) &amp; &quot; &lt;br&gt;&quot;;&quot;&quot;)">
            <text:p/>
          </table:table-cell>
          <table:table-cell table:formula="of:=IF([.B281]=&quot;Y&quot;;MID([.A281];3;FIND(&quot;:&quot;;[.A281];1)-3);IF(&#10;RIGHT(RIGHT([.A281]; 1))=&quot;@&quot;;0;&#10;[.A281]))" office:value-type="string" office:string-value="accessories-text-editor-symbolic" calcext:value-type="string">
            <text:p>accessories-text-editor-symbolic</text:p>
          </table:table-cell>
          <table:table-cell table:formula="of:=IF([.B281]=&quot;Y&quot;;[.D281];[.E280])" office:value-type="string" office:string-value="apps" calcext:value-type="string">
            <text:p>apps</text:p>
          </table:table-cell>
          <table:table-cell table:style-name="ce10" table:formula="of:=IF([.D281]=0;&quot;&quot;;IF([.B281]=&quot;Y&quot;;[.C281];&#10;&quot;&lt;a href=&quot; &amp; CHAR(34) &amp; &quot;#&quot; &amp; CHAR(34) &amp; &quot;&gt;&quot; &amp;&#10;&quot;&lt;img src=&quot; &amp; CHAR(34) &amp; &quot;https://github.com/ubuntu/yaru/blob/master/icons/Yaru/scalable/&quot; &amp; [.E281] &amp; &quot;/&quot; &amp; [.A281] &amp; &quot;.svg&quot; &amp; CHAR(34) &amp; &#10;&quot; width=&quot; &amp; CHAR(34) &amp; &quot;22&quot; &amp; CHAR(34) &amp; &quot; alt=&quot; &amp; CHAR(34) &amp; [.D281] &amp; CHAR(34) &amp; &quot;&gt;&lt;/a&gt;&quot; &amp;&#10;&quot;&amp;nbsp; &amp;nbsp; &quot; &amp; [.D281] &amp; &quot;&lt;br&gt;&quot;&#10;))" office:value-type="string" office:string-value="&lt;a href=&quot;#&quot;&gt;&lt;img src=&quot;https://github.com/ubuntu/yaru/blob/master/icons/Yaru/scalable/apps/accessories-text-editor-symbolic.svg&quot; width=&quot;22&quot; alt=&quot;accessories-text-editor-symbolic&quot;&gt;&lt;/a&gt;&amp;nbsp; &amp;nbsp; accessories-text-editor-symbolic&lt;br&gt;" calcext:value-type="string">
            <text:p>&lt;a href="#"&gt;&lt;img src="https://github.com/ubuntu/yaru/blob/master/icons/Yaru/scalable/apps/accessories-text-editor-symbolic.svg" width="22" alt="accessories-text-editor-symbolic"&gt;&lt;/a&gt;&amp;nbsp; &amp;nbsp; accessories-text-editor-symbolic&lt;br&gt;</text:p>
          </table:table-cell>
        </table:table-row>
        <table:table-row table:style-name="ro1">
          <table:table-cell office:value-type="string" calcext:value-type="string">
            <text:p>address-book-app-symbolic</text:p>
          </table:table-cell>
          <table:table-cell table:formula="of:=IF(LEFT([.A282];1)=&quot;.&quot;;&quot;Y&quot;;&quot;N&quot;)" office:value-type="string" office:string-value="N" calcext:value-type="string">
            <text:p>N</text:p>
          </table:table-cell>
          <table:table-cell table:formula="of:=IFERROR(&quot;## &quot; &amp; MID([.A282];3;FIND(&quot;:&quot;;[.A282])-3) &amp; &quot; &lt;br&gt;&quot;;&quot;&quot;)">
            <text:p/>
          </table:table-cell>
          <table:table-cell table:formula="of:=IF([.B282]=&quot;Y&quot;;MID([.A282];3;FIND(&quot;:&quot;;[.A282];1)-3);IF(&#10;RIGHT(RIGHT([.A282]; 1))=&quot;@&quot;;0;&#10;[.A282]))" office:value-type="string" office:string-value="address-book-app-symbolic" calcext:value-type="string">
            <text:p>address-book-app-symbolic</text:p>
          </table:table-cell>
          <table:table-cell table:formula="of:=IF([.B282]=&quot;Y&quot;;[.D282];[.E281])" office:value-type="string" office:string-value="apps" calcext:value-type="string">
            <text:p>apps</text:p>
          </table:table-cell>
          <table:table-cell table:style-name="ce10" table:formula="of:=IF([.D282]=0;&quot;&quot;;IF([.B282]=&quot;Y&quot;;[.C282];&#10;&quot;&lt;a href=&quot; &amp; CHAR(34) &amp; &quot;#&quot; &amp; CHAR(34) &amp; &quot;&gt;&quot; &amp;&#10;&quot;&lt;img src=&quot; &amp; CHAR(34) &amp; &quot;https://github.com/ubuntu/yaru/blob/master/icons/Yaru/scalable/&quot; &amp; [.E282] &amp; &quot;/&quot; &amp; [.A282] &amp; &quot;.svg&quot; &amp; CHAR(34) &amp; &#10;&quot; width=&quot; &amp; CHAR(34) &amp; &quot;22&quot; &amp; CHAR(34) &amp; &quot; alt=&quot; &amp; CHAR(34) &amp; [.D282] &amp; CHAR(34) &amp; &quot;&gt;&lt;/a&gt;&quot; &amp;&#10;&quot;&amp;nbsp; &amp;nbsp; &quot; &amp; [.D282] &amp; &quot;&lt;br&gt;&quot;&#10;))" office:value-type="string" office:string-value="&lt;a href=&quot;#&quot;&gt;&lt;img src=&quot;https://github.com/ubuntu/yaru/blob/master/icons/Yaru/scalable/apps/address-book-app-symbolic.svg&quot; width=&quot;22&quot; alt=&quot;address-book-app-symbolic&quot;&gt;&lt;/a&gt;&amp;nbsp; &amp;nbsp; address-book-app-symbolic&lt;br&gt;" calcext:value-type="string">
            <text:p>&lt;a href="#"&gt;&lt;img src="https://github.com/ubuntu/yaru/blob/master/icons/Yaru/scalable/apps/address-book-app-symbolic.svg" width="22" alt="address-book-app-symbolic"&gt;&lt;/a&gt;&amp;nbsp; &amp;nbsp; address-book-app-symbolic&lt;br&gt;</text:p>
          </table:table-cell>
        </table:table-row>
        <table:table-row table:style-name="ro1">
          <table:table-cell table:style-name="Default" office:value-type="string" calcext:value-type="string">
            <text:p>applets-screenshooter-symbolic@</text:p>
          </table:table-cell>
          <table:table-cell table:style-name="Default" table:formula="of:=IF(LEFT([.A28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83];3;FIND(&quot;:&quot;;[.A283])-3) &amp; &quot; &lt;br&gt;&quot;;&quot;&quot;)">
            <text:p/>
          </table:table-cell>
          <table:table-cell table:style-name="ce6" table:formula="of:=IF([.B283]=&quot;Y&quot;;MID([.A283];3;FIND(&quot;:&quot;;[.A283];1)-3);IF(&#10;RIGHT(RIGHT([.A283]; 1))=&quot;@&quot;;0;&#10;[.A283]))" office:value-type="float" office:value="0" calcext:value-type="float">
            <text:p>0</text:p>
          </table:table-cell>
          <table:table-cell table:formula="of:=IF([.B283]=&quot;Y&quot;;[.D283];[.E282])" office:value-type="string" office:string-value="apps" calcext:value-type="string">
            <text:p>apps</text:p>
          </table:table-cell>
          <table:table-cell table:style-name="ce10" table:formula="of:=IF([.D283]=0;&quot;&quot;;IF([.B283]=&quot;Y&quot;;[.C283];&#10;&quot;&lt;a href=&quot; &amp; CHAR(34) &amp; &quot;#&quot; &amp; CHAR(34) &amp; &quot;&gt;&quot; &amp;&#10;&quot;&lt;img src=&quot; &amp; CHAR(34) &amp; &quot;https://github.com/ubuntu/yaru/blob/master/icons/Yaru/scalable/&quot; &amp; [.E283] &amp; &quot;/&quot; &amp; [.A283] &amp; &quot;.svg&quot; &amp; CHAR(34) &amp; &#10;&quot; width=&quot; &amp; CHAR(34) &amp; &quot;22&quot; &amp; CHAR(34) &amp; &quot; alt=&quot; &amp; CHAR(34) &amp; [.D283] &amp; CHAR(34) &amp; &quot;&gt;&lt;/a&gt;&quot; &amp;&#10;&quot;&amp;nbsp; &amp;nbsp; &quot; &amp; [.D28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pplications-system-symbolic@</text:p>
          </table:table-cell>
          <table:table-cell table:style-name="Default" table:formula="of:=IF(LEFT([.A28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84];3;FIND(&quot;:&quot;;[.A284])-3) &amp; &quot; &lt;br&gt;&quot;;&quot;&quot;)">
            <text:p/>
          </table:table-cell>
          <table:table-cell table:style-name="ce6" table:formula="of:=IF([.B284]=&quot;Y&quot;;MID([.A284];3;FIND(&quot;:&quot;;[.A284];1)-3);IF(&#10;RIGHT(RIGHT([.A284]; 1))=&quot;@&quot;;0;&#10;[.A284]))" office:value-type="float" office:value="0" calcext:value-type="float">
            <text:p>0</text:p>
          </table:table-cell>
          <table:table-cell table:formula="of:=IF([.B284]=&quot;Y&quot;;[.D284];[.E283])" office:value-type="string" office:string-value="apps" calcext:value-type="string">
            <text:p>apps</text:p>
          </table:table-cell>
          <table:table-cell table:style-name="ce10" table:formula="of:=IF([.D284]=0;&quot;&quot;;IF([.B284]=&quot;Y&quot;;[.C284];&#10;&quot;&lt;a href=&quot; &amp; CHAR(34) &amp; &quot;#&quot; &amp; CHAR(34) &amp; &quot;&gt;&quot; &amp;&#10;&quot;&lt;img src=&quot; &amp; CHAR(34) &amp; &quot;https://github.com/ubuntu/yaru/blob/master/icons/Yaru/scalable/&quot; &amp; [.E284] &amp; &quot;/&quot; &amp; [.A284] &amp; &quot;.svg&quot; &amp; CHAR(34) &amp; &#10;&quot; width=&quot; &amp; CHAR(34) &amp; &quot;22&quot; &amp; CHAR(34) &amp; &quot; alt=&quot; &amp; CHAR(34) &amp; [.D284] &amp; CHAR(34) &amp; &quot;&gt;&lt;/a&gt;&quot; &amp;&#10;&quot;&amp;nbsp; &amp;nbsp; &quot; &amp; [.D284] &amp; &quot;&lt;br&gt;&quot;&#10;))">
            <text:p/>
          </table:table-cell>
        </table:table-row>
        <table:table-row table:style-name="ro1">
          <table:table-cell office:value-type="string" calcext:value-type="string">
            <text:p>application-x-executable-symbolic</text:p>
          </table:table-cell>
          <table:table-cell table:formula="of:=IF(LEFT([.A285];1)=&quot;.&quot;;&quot;Y&quot;;&quot;N&quot;)" office:value-type="string" office:string-value="N" calcext:value-type="string">
            <text:p>N</text:p>
          </table:table-cell>
          <table:table-cell table:formula="of:=IFERROR(&quot;## &quot; &amp; MID([.A285];3;FIND(&quot;:&quot;;[.A285])-3) &amp; &quot; &lt;br&gt;&quot;;&quot;&quot;)">
            <text:p/>
          </table:table-cell>
          <table:table-cell table:formula="of:=IF([.B285]=&quot;Y&quot;;MID([.A285];3;FIND(&quot;:&quot;;[.A285];1)-3);IF(&#10;RIGHT(RIGHT([.A285]; 1))=&quot;@&quot;;0;&#10;[.A285]))" office:value-type="string" office:string-value="application-x-executable-symbolic" calcext:value-type="string">
            <text:p>application-x-executable-symbolic</text:p>
          </table:table-cell>
          <table:table-cell table:formula="of:=IF([.B285]=&quot;Y&quot;;[.D285];[.E284])" office:value-type="string" office:string-value="apps" calcext:value-type="string">
            <text:p>apps</text:p>
          </table:table-cell>
          <table:table-cell table:style-name="ce10" table:formula="of:=IF([.D285]=0;&quot;&quot;;IF([.B285]=&quot;Y&quot;;[.C285];&#10;&quot;&lt;a href=&quot; &amp; CHAR(34) &amp; &quot;#&quot; &amp; CHAR(34) &amp; &quot;&gt;&quot; &amp;&#10;&quot;&lt;img src=&quot; &amp; CHAR(34) &amp; &quot;https://github.com/ubuntu/yaru/blob/master/icons/Yaru/scalable/&quot; &amp; [.E285] &amp; &quot;/&quot; &amp; [.A285] &amp; &quot;.svg&quot; &amp; CHAR(34) &amp; &#10;&quot; width=&quot; &amp; CHAR(34) &amp; &quot;22&quot; &amp; CHAR(34) &amp; &quot; alt=&quot; &amp; CHAR(34) &amp; [.D285] &amp; CHAR(34) &amp; &quot;&gt;&lt;/a&gt;&quot; &amp;&#10;&quot;&amp;nbsp; &amp;nbsp; &quot; &amp; [.D285] &amp; &quot;&lt;br&gt;&quot;&#10;))" office:value-type="string" office:string-value="&lt;a href=&quot;#&quot;&gt;&lt;img src=&quot;https://github.com/ubuntu/yaru/blob/master/icons/Yaru/scalable/apps/application-x-executable-symbolic.svg&quot; width=&quot;22&quot; alt=&quot;application-x-executable-symbolic&quot;&gt;&lt;/a&gt;&amp;nbsp; &amp;nbsp; application-x-executable-symbolic&lt;br&gt;" calcext:value-type="string">
            <text:p>&lt;a href="#"&gt;&lt;img src="https://github.com/ubuntu/yaru/blob/master/icons/Yaru/scalable/apps/application-x-executable-symbolic.svg" width="22" alt="application-x-executable-symbolic"&gt;&lt;/a&gt;&amp;nbsp; &amp;nbsp; application-x-executable-symbolic&lt;br&gt;</text:p>
          </table:table-cell>
        </table:table-row>
        <table:table-row table:style-name="ro1">
          <table:table-cell table:style-name="Default" office:value-type="string" calcext:value-type="string">
            <text:p>apport-symbolic@</text:p>
          </table:table-cell>
          <table:table-cell table:style-name="Default" table:formula="of:=IF(LEFT([.A28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86];3;FIND(&quot;:&quot;;[.A286])-3) &amp; &quot; &lt;br&gt;&quot;;&quot;&quot;)">
            <text:p/>
          </table:table-cell>
          <table:table-cell table:style-name="ce6" table:formula="of:=IF([.B286]=&quot;Y&quot;;MID([.A286];3;FIND(&quot;:&quot;;[.A286];1)-3);IF(&#10;RIGHT(RIGHT([.A286]; 1))=&quot;@&quot;;0;&#10;[.A286]))" office:value-type="float" office:value="0" calcext:value-type="float">
            <text:p>0</text:p>
          </table:table-cell>
          <table:table-cell table:formula="of:=IF([.B286]=&quot;Y&quot;;[.D286];[.E285])" office:value-type="string" office:string-value="apps" calcext:value-type="string">
            <text:p>apps</text:p>
          </table:table-cell>
          <table:table-cell table:style-name="ce10" table:formula="of:=IF([.D286]=0;&quot;&quot;;IF([.B286]=&quot;Y&quot;;[.C286];&#10;&quot;&lt;a href=&quot; &amp; CHAR(34) &amp; &quot;#&quot; &amp; CHAR(34) &amp; &quot;&gt;&quot; &amp;&#10;&quot;&lt;img src=&quot; &amp; CHAR(34) &amp; &quot;https://github.com/ubuntu/yaru/blob/master/icons/Yaru/scalable/&quot; &amp; [.E286] &amp; &quot;/&quot; &amp; [.A286] &amp; &quot;.svg&quot; &amp; CHAR(34) &amp; &#10;&quot; width=&quot; &amp; CHAR(34) &amp; &quot;22&quot; &amp; CHAR(34) &amp; &quot; alt=&quot; &amp; CHAR(34) &amp; [.D286] &amp; CHAR(34) &amp; &quot;&gt;&lt;/a&gt;&quot; &amp;&#10;&quot;&amp;nbsp; &amp;nbsp; &quot; &amp; [.D286] &amp; &quot;&lt;br&gt;&quot;&#10;))">
            <text:p/>
          </table:table-cell>
        </table:table-row>
        <table:table-row table:style-name="ro1">
          <table:table-cell office:value-type="string" calcext:value-type="string">
            <text:p>aptdaemon-download-symbolic</text:p>
          </table:table-cell>
          <table:table-cell table:formula="of:=IF(LEFT([.A287];1)=&quot;.&quot;;&quot;Y&quot;;&quot;N&quot;)" office:value-type="string" office:string-value="N" calcext:value-type="string">
            <text:p>N</text:p>
          </table:table-cell>
          <table:table-cell table:formula="of:=IFERROR(&quot;## &quot; &amp; MID([.A287];3;FIND(&quot;:&quot;;[.A287])-3) &amp; &quot; &lt;br&gt;&quot;;&quot;&quot;)">
            <text:p/>
          </table:table-cell>
          <table:table-cell table:formula="of:=IF([.B287]=&quot;Y&quot;;MID([.A287];3;FIND(&quot;:&quot;;[.A287];1)-3);IF(&#10;RIGHT(RIGHT([.A287]; 1))=&quot;@&quot;;0;&#10;[.A287]))" office:value-type="string" office:string-value="aptdaemon-download-symbolic" calcext:value-type="string">
            <text:p>aptdaemon-download-symbolic</text:p>
          </table:table-cell>
          <table:table-cell table:formula="of:=IF([.B287]=&quot;Y&quot;;[.D287];[.E286])" office:value-type="string" office:string-value="apps" calcext:value-type="string">
            <text:p>apps</text:p>
          </table:table-cell>
          <table:table-cell table:style-name="ce10" table:formula="of:=IF([.D287]=0;&quot;&quot;;IF([.B287]=&quot;Y&quot;;[.C287];&#10;&quot;&lt;a href=&quot; &amp; CHAR(34) &amp; &quot;#&quot; &amp; CHAR(34) &amp; &quot;&gt;&quot; &amp;&#10;&quot;&lt;img src=&quot; &amp; CHAR(34) &amp; &quot;https://github.com/ubuntu/yaru/blob/master/icons/Yaru/scalable/&quot; &amp; [.E287] &amp; &quot;/&quot; &amp; [.A287] &amp; &quot;.svg&quot; &amp; CHAR(34) &amp; &#10;&quot; width=&quot; &amp; CHAR(34) &amp; &quot;22&quot; &amp; CHAR(34) &amp; &quot; alt=&quot; &amp; CHAR(34) &amp; [.D287] &amp; CHAR(34) &amp; &quot;&gt;&lt;/a&gt;&quot; &amp;&#10;&quot;&amp;nbsp; &amp;nbsp; &quot; &amp; [.D287] &amp; &quot;&lt;br&gt;&quot;&#10;))" office:value-type="string" office:string-value="&lt;a href=&quot;#&quot;&gt;&lt;img src=&quot;https://github.com/ubuntu/yaru/blob/master/icons/Yaru/scalable/apps/aptdaemon-download-symbolic.svg&quot; width=&quot;22&quot; alt=&quot;aptdaemon-download-symbolic&quot;&gt;&lt;/a&gt;&amp;nbsp; &amp;nbsp; aptdaemon-download-symbolic&lt;br&gt;" calcext:value-type="string">
            <text:p>&lt;a href="#"&gt;&lt;img src="https://github.com/ubuntu/yaru/blob/master/icons/Yaru/scalable/apps/aptdaemon-download-symbolic.svg" width="22" alt="aptdaemon-download-symbolic"&gt;&lt;/a&gt;&amp;nbsp; &amp;nbsp; aptdaemon-download-symbolic&lt;br&gt;</text:p>
          </table:table-cell>
        </table:table-row>
        <table:table-row table:style-name="ro1">
          <table:table-cell office:value-type="string" calcext:value-type="string">
            <text:p>backups-app-symbolic</text:p>
          </table:table-cell>
          <table:table-cell table:formula="of:=IF(LEFT([.A288];1)=&quot;.&quot;;&quot;Y&quot;;&quot;N&quot;)" office:value-type="string" office:string-value="N" calcext:value-type="string">
            <text:p>N</text:p>
          </table:table-cell>
          <table:table-cell table:formula="of:=IFERROR(&quot;## &quot; &amp; MID([.A288];3;FIND(&quot;:&quot;;[.A288])-3) &amp; &quot; &lt;br&gt;&quot;;&quot;&quot;)">
            <text:p/>
          </table:table-cell>
          <table:table-cell table:formula="of:=IF([.B288]=&quot;Y&quot;;MID([.A288];3;FIND(&quot;:&quot;;[.A288];1)-3);IF(&#10;RIGHT(RIGHT([.A288]; 1))=&quot;@&quot;;0;&#10;[.A288]))" office:value-type="string" office:string-value="backups-app-symbolic" calcext:value-type="string">
            <text:p>backups-app-symbolic</text:p>
          </table:table-cell>
          <table:table-cell table:formula="of:=IF([.B288]=&quot;Y&quot;;[.D288];[.E287])" office:value-type="string" office:string-value="apps" calcext:value-type="string">
            <text:p>apps</text:p>
          </table:table-cell>
          <table:table-cell table:style-name="ce10" table:formula="of:=IF([.D288]=0;&quot;&quot;;IF([.B288]=&quot;Y&quot;;[.C288];&#10;&quot;&lt;a href=&quot; &amp; CHAR(34) &amp; &quot;#&quot; &amp; CHAR(34) &amp; &quot;&gt;&quot; &amp;&#10;&quot;&lt;img src=&quot; &amp; CHAR(34) &amp; &quot;https://github.com/ubuntu/yaru/blob/master/icons/Yaru/scalable/&quot; &amp; [.E288] &amp; &quot;/&quot; &amp; [.A288] &amp; &quot;.svg&quot; &amp; CHAR(34) &amp; &#10;&quot; width=&quot; &amp; CHAR(34) &amp; &quot;22&quot; &amp; CHAR(34) &amp; &quot; alt=&quot; &amp; CHAR(34) &amp; [.D288] &amp; CHAR(34) &amp; &quot;&gt;&lt;/a&gt;&quot; &amp;&#10;&quot;&amp;nbsp; &amp;nbsp; &quot; &amp; [.D288] &amp; &quot;&lt;br&gt;&quot;&#10;))" office:value-type="string" office:string-value="&lt;a href=&quot;#&quot;&gt;&lt;img src=&quot;https://github.com/ubuntu/yaru/blob/master/icons/Yaru/scalable/apps/backups-app-symbolic.svg&quot; width=&quot;22&quot; alt=&quot;backups-app-symbolic&quot;&gt;&lt;/a&gt;&amp;nbsp; &amp;nbsp; backups-app-symbolic&lt;br&gt;" calcext:value-type="string">
            <text:p>&lt;a href="#"&gt;&lt;img src="https://github.com/ubuntu/yaru/blob/master/icons/Yaru/scalable/apps/backups-app-symbolic.svg" width="22" alt="backups-app-symbolic"&gt;&lt;/a&gt;&amp;nbsp; &amp;nbsp; backups-app-symbolic&lt;br&gt;</text:p>
          </table:table-cell>
        </table:table-row>
        <table:table-row table:style-name="ro1">
          <table:table-cell table:style-name="Default" office:value-type="string" calcext:value-type="string">
            <text:p>baobab-symbolic@</text:p>
          </table:table-cell>
          <table:table-cell table:style-name="Default" table:formula="of:=IF(LEFT([.A28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89];3;FIND(&quot;:&quot;;[.A289])-3) &amp; &quot; &lt;br&gt;&quot;;&quot;&quot;)">
            <text:p/>
          </table:table-cell>
          <table:table-cell table:style-name="ce6" table:formula="of:=IF([.B289]=&quot;Y&quot;;MID([.A289];3;FIND(&quot;:&quot;;[.A289];1)-3);IF(&#10;RIGHT(RIGHT([.A289]; 1))=&quot;@&quot;;0;&#10;[.A289]))" office:value-type="float" office:value="0" calcext:value-type="float">
            <text:p>0</text:p>
          </table:table-cell>
          <table:table-cell table:formula="of:=IF([.B289]=&quot;Y&quot;;[.D289];[.E288])" office:value-type="string" office:string-value="apps" calcext:value-type="string">
            <text:p>apps</text:p>
          </table:table-cell>
          <table:table-cell table:style-name="ce10" table:formula="of:=IF([.D289]=0;&quot;&quot;;IF([.B289]=&quot;Y&quot;;[.C289];&#10;&quot;&lt;a href=&quot; &amp; CHAR(34) &amp; &quot;#&quot; &amp; CHAR(34) &amp; &quot;&gt;&quot; &amp;&#10;&quot;&lt;img src=&quot; &amp; CHAR(34) &amp; &quot;https://github.com/ubuntu/yaru/blob/master/icons/Yaru/scalable/&quot; &amp; [.E289] &amp; &quot;/&quot; &amp; [.A289] &amp; &quot;.svg&quot; &amp; CHAR(34) &amp; &#10;&quot; width=&quot; &amp; CHAR(34) &amp; &quot;22&quot; &amp; CHAR(34) &amp; &quot; alt=&quot; &amp; CHAR(34) &amp; [.D289] &amp; CHAR(34) &amp; &quot;&gt;&lt;/a&gt;&quot; &amp;&#10;&quot;&amp;nbsp; &amp;nbsp; &quot; &amp; [.D28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bash-symbolic@</text:p>
          </table:table-cell>
          <table:table-cell table:style-name="Default" table:formula="of:=IF(LEFT([.A29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90];3;FIND(&quot;:&quot;;[.A290])-3) &amp; &quot; &lt;br&gt;&quot;;&quot;&quot;)">
            <text:p/>
          </table:table-cell>
          <table:table-cell table:style-name="ce6" table:formula="of:=IF([.B290]=&quot;Y&quot;;MID([.A290];3;FIND(&quot;:&quot;;[.A290];1)-3);IF(&#10;RIGHT(RIGHT([.A290]; 1))=&quot;@&quot;;0;&#10;[.A290]))" office:value-type="float" office:value="0" calcext:value-type="float">
            <text:p>0</text:p>
          </table:table-cell>
          <table:table-cell table:formula="of:=IF([.B290]=&quot;Y&quot;;[.D290];[.E289])" office:value-type="string" office:string-value="apps" calcext:value-type="string">
            <text:p>apps</text:p>
          </table:table-cell>
          <table:table-cell table:style-name="ce10" table:formula="of:=IF([.D290]=0;&quot;&quot;;IF([.B290]=&quot;Y&quot;;[.C290];&#10;&quot;&lt;a href=&quot; &amp; CHAR(34) &amp; &quot;#&quot; &amp; CHAR(34) &amp; &quot;&gt;&quot; &amp;&#10;&quot;&lt;img src=&quot; &amp; CHAR(34) &amp; &quot;https://github.com/ubuntu/yaru/blob/master/icons/Yaru/scalable/&quot; &amp; [.E290] &amp; &quot;/&quot; &amp; [.A290] &amp; &quot;.svg&quot; &amp; CHAR(34) &amp; &#10;&quot; width=&quot; &amp; CHAR(34) &amp; &quot;22&quot; &amp; CHAR(34) &amp; &quot; alt=&quot; &amp; CHAR(34) &amp; [.D290] &amp; CHAR(34) &amp; &quot;&gt;&lt;/a&gt;&quot; &amp;&#10;&quot;&amp;nbsp; &amp;nbsp; &quot; &amp; [.D29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bijiben-symbolic@</text:p>
          </table:table-cell>
          <table:table-cell table:style-name="Default" table:formula="of:=IF(LEFT([.A29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91];3;FIND(&quot;:&quot;;[.A291])-3) &amp; &quot; &lt;br&gt;&quot;;&quot;&quot;)">
            <text:p/>
          </table:table-cell>
          <table:table-cell table:style-name="ce6" table:formula="of:=IF([.B291]=&quot;Y&quot;;MID([.A291];3;FIND(&quot;:&quot;;[.A291];1)-3);IF(&#10;RIGHT(RIGHT([.A291]; 1))=&quot;@&quot;;0;&#10;[.A291]))" office:value-type="float" office:value="0" calcext:value-type="float">
            <text:p>0</text:p>
          </table:table-cell>
          <table:table-cell table:formula="of:=IF([.B291]=&quot;Y&quot;;[.D291];[.E290])" office:value-type="string" office:string-value="apps" calcext:value-type="string">
            <text:p>apps</text:p>
          </table:table-cell>
          <table:table-cell table:style-name="ce10" table:formula="of:=IF([.D291]=0;&quot;&quot;;IF([.B291]=&quot;Y&quot;;[.C291];&#10;&quot;&lt;a href=&quot; &amp; CHAR(34) &amp; &quot;#&quot; &amp; CHAR(34) &amp; &quot;&gt;&quot; &amp;&#10;&quot;&lt;img src=&quot; &amp; CHAR(34) &amp; &quot;https://github.com/ubuntu/yaru/blob/master/icons/Yaru/scalable/&quot; &amp; [.E291] &amp; &quot;/&quot; &amp; [.A291] &amp; &quot;.svg&quot; &amp; CHAR(34) &amp; &#10;&quot; width=&quot; &amp; CHAR(34) &amp; &quot;22&quot; &amp; CHAR(34) &amp; &quot; alt=&quot; &amp; CHAR(34) &amp; [.D291] &amp; CHAR(34) &amp; &quot;&gt;&lt;/a&gt;&quot; &amp;&#10;&quot;&amp;nbsp; &amp;nbsp; &quot; &amp; [.D29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ca.desrt.dconf-editor-symbolic@</text:p>
          </table:table-cell>
          <table:table-cell table:style-name="Default" table:formula="of:=IF(LEFT([.A29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92];3;FIND(&quot;:&quot;;[.A292])-3) &amp; &quot; &lt;br&gt;&quot;;&quot;&quot;)">
            <text:p/>
          </table:table-cell>
          <table:table-cell table:style-name="ce6" table:formula="of:=IF([.B292]=&quot;Y&quot;;MID([.A292];3;FIND(&quot;:&quot;;[.A292];1)-3);IF(&#10;RIGHT(RIGHT([.A292]; 1))=&quot;@&quot;;0;&#10;[.A292]))" office:value-type="float" office:value="0" calcext:value-type="float">
            <text:p>0</text:p>
          </table:table-cell>
          <table:table-cell table:formula="of:=IF([.B292]=&quot;Y&quot;;[.D292];[.E291])" office:value-type="string" office:string-value="apps" calcext:value-type="string">
            <text:p>apps</text:p>
          </table:table-cell>
          <table:table-cell table:style-name="ce10" table:formula="of:=IF([.D292]=0;&quot;&quot;;IF([.B292]=&quot;Y&quot;;[.C292];&#10;&quot;&lt;a href=&quot; &amp; CHAR(34) &amp; &quot;#&quot; &amp; CHAR(34) &amp; &quot;&gt;&quot; &amp;&#10;&quot;&lt;img src=&quot; &amp; CHAR(34) &amp; &quot;https://github.com/ubuntu/yaru/blob/master/icons/Yaru/scalable/&quot; &amp; [.E292] &amp; &quot;/&quot; &amp; [.A292] &amp; &quot;.svg&quot; &amp; CHAR(34) &amp; &#10;&quot; width=&quot; &amp; CHAR(34) &amp; &quot;22&quot; &amp; CHAR(34) &amp; &quot; alt=&quot; &amp; CHAR(34) &amp; [.D292] &amp; CHAR(34) &amp; &quot;&gt;&lt;/a&gt;&quot; &amp;&#10;&quot;&amp;nbsp; &amp;nbsp; &quot; &amp; [.D292] &amp; &quot;&lt;br&gt;&quot;&#10;))">
            <text:p/>
          </table:table-cell>
        </table:table-row>
        <table:table-row table:style-name="ro1">
          <table:table-cell office:value-type="string" calcext:value-type="string">
            <text:p>calculator-app-symbolic</text:p>
          </table:table-cell>
          <table:table-cell table:formula="of:=IF(LEFT([.A293];1)=&quot;.&quot;;&quot;Y&quot;;&quot;N&quot;)" office:value-type="string" office:string-value="N" calcext:value-type="string">
            <text:p>N</text:p>
          </table:table-cell>
          <table:table-cell table:formula="of:=IFERROR(&quot;## &quot; &amp; MID([.A293];3;FIND(&quot;:&quot;;[.A293])-3) &amp; &quot; &lt;br&gt;&quot;;&quot;&quot;)">
            <text:p/>
          </table:table-cell>
          <table:table-cell table:formula="of:=IF([.B293]=&quot;Y&quot;;MID([.A293];3;FIND(&quot;:&quot;;[.A293];1)-3);IF(&#10;RIGHT(RIGHT([.A293]; 1))=&quot;@&quot;;0;&#10;[.A293]))" office:value-type="string" office:string-value="calculator-app-symbolic" calcext:value-type="string">
            <text:p>calculator-app-symbolic</text:p>
          </table:table-cell>
          <table:table-cell table:formula="of:=IF([.B293]=&quot;Y&quot;;[.D293];[.E292])" office:value-type="string" office:string-value="apps" calcext:value-type="string">
            <text:p>apps</text:p>
          </table:table-cell>
          <table:table-cell table:style-name="ce10" table:formula="of:=IF([.D293]=0;&quot;&quot;;IF([.B293]=&quot;Y&quot;;[.C293];&#10;&quot;&lt;a href=&quot; &amp; CHAR(34) &amp; &quot;#&quot; &amp; CHAR(34) &amp; &quot;&gt;&quot; &amp;&#10;&quot;&lt;img src=&quot; &amp; CHAR(34) &amp; &quot;https://github.com/ubuntu/yaru/blob/master/icons/Yaru/scalable/&quot; &amp; [.E293] &amp; &quot;/&quot; &amp; [.A293] &amp; &quot;.svg&quot; &amp; CHAR(34) &amp; &#10;&quot; width=&quot; &amp; CHAR(34) &amp; &quot;22&quot; &amp; CHAR(34) &amp; &quot; alt=&quot; &amp; CHAR(34) &amp; [.D293] &amp; CHAR(34) &amp; &quot;&gt;&lt;/a&gt;&quot; &amp;&#10;&quot;&amp;nbsp; &amp;nbsp; &quot; &amp; [.D293] &amp; &quot;&lt;br&gt;&quot;&#10;))" office:value-type="string" office:string-value="&lt;a href=&quot;#&quot;&gt;&lt;img src=&quot;https://github.com/ubuntu/yaru/blob/master/icons/Yaru/scalable/apps/calculator-app-symbolic.svg&quot; width=&quot;22&quot; alt=&quot;calculator-app-symbolic&quot;&gt;&lt;/a&gt;&amp;nbsp; &amp;nbsp; calculator-app-symbolic&lt;br&gt;" calcext:value-type="string">
            <text:p>&lt;a href="#"&gt;&lt;img src="https://github.com/ubuntu/yaru/blob/master/icons/Yaru/scalable/apps/calculator-app-symbolic.svg" width="22" alt="calculator-app-symbolic"&gt;&lt;/a&gt;&amp;nbsp; &amp;nbsp; calculator-app-symbolic&lt;br&gt;</text:p>
          </table:table-cell>
        </table:table-row>
        <table:table-row table:style-name="ro1">
          <table:table-cell office:value-type="string" calcext:value-type="string">
            <text:p>calendar-app-symbolic</text:p>
          </table:table-cell>
          <table:table-cell table:formula="of:=IF(LEFT([.A294];1)=&quot;.&quot;;&quot;Y&quot;;&quot;N&quot;)" office:value-type="string" office:string-value="N" calcext:value-type="string">
            <text:p>N</text:p>
          </table:table-cell>
          <table:table-cell table:formula="of:=IFERROR(&quot;## &quot; &amp; MID([.A294];3;FIND(&quot;:&quot;;[.A294])-3) &amp; &quot; &lt;br&gt;&quot;;&quot;&quot;)">
            <text:p/>
          </table:table-cell>
          <table:table-cell table:formula="of:=IF([.B294]=&quot;Y&quot;;MID([.A294];3;FIND(&quot;:&quot;;[.A294];1)-3);IF(&#10;RIGHT(RIGHT([.A294]; 1))=&quot;@&quot;;0;&#10;[.A294]))" office:value-type="string" office:string-value="calendar-app-symbolic" calcext:value-type="string">
            <text:p>calendar-app-symbolic</text:p>
          </table:table-cell>
          <table:table-cell table:formula="of:=IF([.B294]=&quot;Y&quot;;[.D294];[.E293])" office:value-type="string" office:string-value="apps" calcext:value-type="string">
            <text:p>apps</text:p>
          </table:table-cell>
          <table:table-cell table:style-name="ce10" table:formula="of:=IF([.D294]=0;&quot;&quot;;IF([.B294]=&quot;Y&quot;;[.C294];&#10;&quot;&lt;a href=&quot; &amp; CHAR(34) &amp; &quot;#&quot; &amp; CHAR(34) &amp; &quot;&gt;&quot; &amp;&#10;&quot;&lt;img src=&quot; &amp; CHAR(34) &amp; &quot;https://github.com/ubuntu/yaru/blob/master/icons/Yaru/scalable/&quot; &amp; [.E294] &amp; &quot;/&quot; &amp; [.A294] &amp; &quot;.svg&quot; &amp; CHAR(34) &amp; &#10;&quot; width=&quot; &amp; CHAR(34) &amp; &quot;22&quot; &amp; CHAR(34) &amp; &quot; alt=&quot; &amp; CHAR(34) &amp; [.D294] &amp; CHAR(34) &amp; &quot;&gt;&lt;/a&gt;&quot; &amp;&#10;&quot;&amp;nbsp; &amp;nbsp; &quot; &amp; [.D294] &amp; &quot;&lt;br&gt;&quot;&#10;))" office:value-type="string" office:string-value="&lt;a href=&quot;#&quot;&gt;&lt;img src=&quot;https://github.com/ubuntu/yaru/blob/master/icons/Yaru/scalable/apps/calendar-app-symbolic.svg&quot; width=&quot;22&quot; alt=&quot;calendar-app-symbolic&quot;&gt;&lt;/a&gt;&amp;nbsp; &amp;nbsp; calendar-app-symbolic&lt;br&gt;" calcext:value-type="string">
            <text:p>&lt;a href="#"&gt;&lt;img src="https://github.com/ubuntu/yaru/blob/master/icons/Yaru/scalable/apps/calendar-app-symbolic.svg" width="22" alt="calendar-app-symbolic"&gt;&lt;/a&gt;&amp;nbsp; &amp;nbsp; calendar-app-symbolic&lt;br&gt;</text:p>
          </table:table-cell>
        </table:table-row>
        <table:table-row table:style-name="ro1">
          <table:table-cell table:style-name="Default" office:value-type="string" calcext:value-type="string">
            <text:p>calendar-symbolic@</text:p>
          </table:table-cell>
          <table:table-cell table:style-name="Default" table:formula="of:=IF(LEFT([.A29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95];3;FIND(&quot;:&quot;;[.A295])-3) &amp; &quot; &lt;br&gt;&quot;;&quot;&quot;)">
            <text:p/>
          </table:table-cell>
          <table:table-cell table:style-name="ce6" table:formula="of:=IF([.B295]=&quot;Y&quot;;MID([.A295];3;FIND(&quot;:&quot;;[.A295];1)-3);IF(&#10;RIGHT(RIGHT([.A295]; 1))=&quot;@&quot;;0;&#10;[.A295]))" office:value-type="float" office:value="0" calcext:value-type="float">
            <text:p>0</text:p>
          </table:table-cell>
          <table:table-cell table:formula="of:=IF([.B295]=&quot;Y&quot;;[.D295];[.E294])" office:value-type="string" office:string-value="apps" calcext:value-type="string">
            <text:p>apps</text:p>
          </table:table-cell>
          <table:table-cell table:style-name="ce10" table:formula="of:=IF([.D295]=0;&quot;&quot;;IF([.B295]=&quot;Y&quot;;[.C295];&#10;&quot;&lt;a href=&quot; &amp; CHAR(34) &amp; &quot;#&quot; &amp; CHAR(34) &amp; &quot;&gt;&quot; &amp;&#10;&quot;&lt;img src=&quot; &amp; CHAR(34) &amp; &quot;https://github.com/ubuntu/yaru/blob/master/icons/Yaru/scalable/&quot; &amp; [.E295] &amp; &quot;/&quot; &amp; [.A295] &amp; &quot;.svg&quot; &amp; CHAR(34) &amp; &#10;&quot; width=&quot; &amp; CHAR(34) &amp; &quot;22&quot; &amp; CHAR(34) &amp; &quot; alt=&quot; &amp; CHAR(34) &amp; [.D295] &amp; CHAR(34) &amp; &quot;&gt;&lt;/a&gt;&quot; &amp;&#10;&quot;&amp;nbsp; &amp;nbsp; &quot; &amp; [.D295] &amp; &quot;&lt;br&gt;&quot;&#10;))">
            <text:p/>
          </table:table-cell>
        </table:table-row>
        <table:table-row table:style-name="ro1">
          <table:table-cell office:value-type="string" calcext:value-type="string">
            <text:p>camera-app-symbolic</text:p>
          </table:table-cell>
          <table:table-cell table:formula="of:=IF(LEFT([.A296];1)=&quot;.&quot;;&quot;Y&quot;;&quot;N&quot;)" office:value-type="string" office:string-value="N" calcext:value-type="string">
            <text:p>N</text:p>
          </table:table-cell>
          <table:table-cell table:formula="of:=IFERROR(&quot;## &quot; &amp; MID([.A296];3;FIND(&quot;:&quot;;[.A296])-3) &amp; &quot; &lt;br&gt;&quot;;&quot;&quot;)">
            <text:p/>
          </table:table-cell>
          <table:table-cell table:formula="of:=IF([.B296]=&quot;Y&quot;;MID([.A296];3;FIND(&quot;:&quot;;[.A296];1)-3);IF(&#10;RIGHT(RIGHT([.A296]; 1))=&quot;@&quot;;0;&#10;[.A296]))" office:value-type="string" office:string-value="camera-app-symbolic" calcext:value-type="string">
            <text:p>camera-app-symbolic</text:p>
          </table:table-cell>
          <table:table-cell table:formula="of:=IF([.B296]=&quot;Y&quot;;[.D296];[.E295])" office:value-type="string" office:string-value="apps" calcext:value-type="string">
            <text:p>apps</text:p>
          </table:table-cell>
          <table:table-cell table:style-name="ce10" table:formula="of:=IF([.D296]=0;&quot;&quot;;IF([.B296]=&quot;Y&quot;;[.C296];&#10;&quot;&lt;a href=&quot; &amp; CHAR(34) &amp; &quot;#&quot; &amp; CHAR(34) &amp; &quot;&gt;&quot; &amp;&#10;&quot;&lt;img src=&quot; &amp; CHAR(34) &amp; &quot;https://github.com/ubuntu/yaru/blob/master/icons/Yaru/scalable/&quot; &amp; [.E296] &amp; &quot;/&quot; &amp; [.A296] &amp; &quot;.svg&quot; &amp; CHAR(34) &amp; &#10;&quot; width=&quot; &amp; CHAR(34) &amp; &quot;22&quot; &amp; CHAR(34) &amp; &quot; alt=&quot; &amp; CHAR(34) &amp; [.D296] &amp; CHAR(34) &amp; &quot;&gt;&lt;/a&gt;&quot; &amp;&#10;&quot;&amp;nbsp; &amp;nbsp; &quot; &amp; [.D296] &amp; &quot;&lt;br&gt;&quot;&#10;))" office:value-type="string" office:string-value="&lt;a href=&quot;#&quot;&gt;&lt;img src=&quot;https://github.com/ubuntu/yaru/blob/master/icons/Yaru/scalable/apps/camera-app-symbolic.svg&quot; width=&quot;22&quot; alt=&quot;camera-app-symbolic&quot;&gt;&lt;/a&gt;&amp;nbsp; &amp;nbsp; camera-app-symbolic&lt;br&gt;" calcext:value-type="string">
            <text:p>&lt;a href="#"&gt;&lt;img src="https://github.com/ubuntu/yaru/blob/master/icons/Yaru/scalable/apps/camera-app-symbolic.svg" width="22" alt="camera-app-symbolic"&gt;&lt;/a&gt;&amp;nbsp; &amp;nbsp; camera-app-symbolic&lt;br&gt;</text:p>
          </table:table-cell>
        </table:table-row>
        <table:table-row table:style-name="ro1">
          <table:table-cell table:style-name="Default" office:value-type="string" calcext:value-type="string">
            <text:p>cheese-symbolic@</text:p>
          </table:table-cell>
          <table:table-cell table:style-name="Default" table:formula="of:=IF(LEFT([.A29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97];3;FIND(&quot;:&quot;;[.A297])-3) &amp; &quot; &lt;br&gt;&quot;;&quot;&quot;)">
            <text:p/>
          </table:table-cell>
          <table:table-cell table:style-name="ce6" table:formula="of:=IF([.B297]=&quot;Y&quot;;MID([.A297];3;FIND(&quot;:&quot;;[.A297];1)-3);IF(&#10;RIGHT(RIGHT([.A297]; 1))=&quot;@&quot;;0;&#10;[.A297]))" office:value-type="float" office:value="0" calcext:value-type="float">
            <text:p>0</text:p>
          </table:table-cell>
          <table:table-cell table:formula="of:=IF([.B297]=&quot;Y&quot;;[.D297];[.E296])" office:value-type="string" office:string-value="apps" calcext:value-type="string">
            <text:p>apps</text:p>
          </table:table-cell>
          <table:table-cell table:style-name="ce10" table:formula="of:=IF([.D297]=0;&quot;&quot;;IF([.B297]=&quot;Y&quot;;[.C297];&#10;&quot;&lt;a href=&quot; &amp; CHAR(34) &amp; &quot;#&quot; &amp; CHAR(34) &amp; &quot;&gt;&quot; &amp;&#10;&quot;&lt;img src=&quot; &amp; CHAR(34) &amp; &quot;https://github.com/ubuntu/yaru/blob/master/icons/Yaru/scalable/&quot; &amp; [.E297] &amp; &quot;/&quot; &amp; [.A297] &amp; &quot;.svg&quot; &amp; CHAR(34) &amp; &#10;&quot; width=&quot; &amp; CHAR(34) &amp; &quot;22&quot; &amp; CHAR(34) &amp; &quot; alt=&quot; &amp; CHAR(34) &amp; [.D297] &amp; CHAR(34) &amp; &quot;&gt;&lt;/a&gt;&quot; &amp;&#10;&quot;&amp;nbsp; &amp;nbsp; &quot; &amp; [.D297] &amp; &quot;&lt;br&gt;&quot;&#10;))">
            <text:p/>
          </table:table-cell>
        </table:table-row>
        <table:table-row table:style-name="ro1">
          <table:table-cell office:value-type="string" calcext:value-type="string">
            <text:p>clock-app-symbolic</text:p>
          </table:table-cell>
          <table:table-cell table:formula="of:=IF(LEFT([.A298];1)=&quot;.&quot;;&quot;Y&quot;;&quot;N&quot;)" office:value-type="string" office:string-value="N" calcext:value-type="string">
            <text:p>N</text:p>
          </table:table-cell>
          <table:table-cell table:formula="of:=IFERROR(&quot;## &quot; &amp; MID([.A298];3;FIND(&quot;:&quot;;[.A298])-3) &amp; &quot; &lt;br&gt;&quot;;&quot;&quot;)">
            <text:p/>
          </table:table-cell>
          <table:table-cell table:formula="of:=IF([.B298]=&quot;Y&quot;;MID([.A298];3;FIND(&quot;:&quot;;[.A298];1)-3);IF(&#10;RIGHT(RIGHT([.A298]; 1))=&quot;@&quot;;0;&#10;[.A298]))" office:value-type="string" office:string-value="clock-app-symbolic" calcext:value-type="string">
            <text:p>clock-app-symbolic</text:p>
          </table:table-cell>
          <table:table-cell table:formula="of:=IF([.B298]=&quot;Y&quot;;[.D298];[.E297])" office:value-type="string" office:string-value="apps" calcext:value-type="string">
            <text:p>apps</text:p>
          </table:table-cell>
          <table:table-cell table:style-name="ce10" table:formula="of:=IF([.D298]=0;&quot;&quot;;IF([.B298]=&quot;Y&quot;;[.C298];&#10;&quot;&lt;a href=&quot; &amp; CHAR(34) &amp; &quot;#&quot; &amp; CHAR(34) &amp; &quot;&gt;&quot; &amp;&#10;&quot;&lt;img src=&quot; &amp; CHAR(34) &amp; &quot;https://github.com/ubuntu/yaru/blob/master/icons/Yaru/scalable/&quot; &amp; [.E298] &amp; &quot;/&quot; &amp; [.A298] &amp; &quot;.svg&quot; &amp; CHAR(34) &amp; &#10;&quot; width=&quot; &amp; CHAR(34) &amp; &quot;22&quot; &amp; CHAR(34) &amp; &quot; alt=&quot; &amp; CHAR(34) &amp; [.D298] &amp; CHAR(34) &amp; &quot;&gt;&lt;/a&gt;&quot; &amp;&#10;&quot;&amp;nbsp; &amp;nbsp; &quot; &amp; [.D298] &amp; &quot;&lt;br&gt;&quot;&#10;))" office:value-type="string" office:string-value="&lt;a href=&quot;#&quot;&gt;&lt;img src=&quot;https://github.com/ubuntu/yaru/blob/master/icons/Yaru/scalable/apps/clock-app-symbolic.svg&quot; width=&quot;22&quot; alt=&quot;clock-app-symbolic&quot;&gt;&lt;/a&gt;&amp;nbsp; &amp;nbsp; clock-app-symbolic&lt;br&gt;" calcext:value-type="string">
            <text:p>&lt;a href="#"&gt;&lt;img src="https://github.com/ubuntu/yaru/blob/master/icons/Yaru/scalable/apps/clock-app-symbolic.svg" width="22" alt="clock-app-symbolic"&gt;&lt;/a&gt;&amp;nbsp; &amp;nbsp; clock-app-symbolic&lt;br&gt;</text:p>
          </table:table-cell>
        </table:table-row>
        <table:table-row table:style-name="ro1">
          <table:table-cell table:style-name="Default" office:value-type="string" calcext:value-type="string">
            <text:p>community-symbolic@</text:p>
          </table:table-cell>
          <table:table-cell table:style-name="Default" table:formula="of:=IF(LEFT([.A29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299];3;FIND(&quot;:&quot;;[.A299])-3) &amp; &quot; &lt;br&gt;&quot;;&quot;&quot;)">
            <text:p/>
          </table:table-cell>
          <table:table-cell table:style-name="ce6" table:formula="of:=IF([.B299]=&quot;Y&quot;;MID([.A299];3;FIND(&quot;:&quot;;[.A299];1)-3);IF(&#10;RIGHT(RIGHT([.A299]; 1))=&quot;@&quot;;0;&#10;[.A299]))" office:value-type="float" office:value="0" calcext:value-type="float">
            <text:p>0</text:p>
          </table:table-cell>
          <table:table-cell table:formula="of:=IF([.B299]=&quot;Y&quot;;[.D299];[.E298])" office:value-type="string" office:string-value="apps" calcext:value-type="string">
            <text:p>apps</text:p>
          </table:table-cell>
          <table:table-cell table:style-name="ce10" table:formula="of:=IF([.D299]=0;&quot;&quot;;IF([.B299]=&quot;Y&quot;;[.C299];&#10;&quot;&lt;a href=&quot; &amp; CHAR(34) &amp; &quot;#&quot; &amp; CHAR(34) &amp; &quot;&gt;&quot; &amp;&#10;&quot;&lt;img src=&quot; &amp; CHAR(34) &amp; &quot;https://github.com/ubuntu/yaru/blob/master/icons/Yaru/scalable/&quot; &amp; [.E299] &amp; &quot;/&quot; &amp; [.A299] &amp; &quot;.svg&quot; &amp; CHAR(34) &amp; &#10;&quot; width=&quot; &amp; CHAR(34) &amp; &quot;22&quot; &amp; CHAR(34) &amp; &quot; alt=&quot; &amp; CHAR(34) &amp; [.D299] &amp; CHAR(34) &amp; &quot;&gt;&lt;/a&gt;&quot; &amp;&#10;&quot;&amp;nbsp; &amp;nbsp; &quot; &amp; [.D299] &amp; &quot;&lt;br&gt;&quot;&#10;))">
            <text:p/>
          </table:table-cell>
        </table:table-row>
        <table:table-row table:style-name="ro1">
          <table:table-cell office:value-type="string" calcext:value-type="string">
            <text:p>configurator-app-symbolic</text:p>
          </table:table-cell>
          <table:table-cell table:formula="of:=IF(LEFT([.A300];1)=&quot;.&quot;;&quot;Y&quot;;&quot;N&quot;)" office:value-type="string" office:string-value="N" calcext:value-type="string">
            <text:p>N</text:p>
          </table:table-cell>
          <table:table-cell table:formula="of:=IFERROR(&quot;## &quot; &amp; MID([.A300];3;FIND(&quot;:&quot;;[.A300])-3) &amp; &quot; &lt;br&gt;&quot;;&quot;&quot;)">
            <text:p/>
          </table:table-cell>
          <table:table-cell table:formula="of:=IF([.B300]=&quot;Y&quot;;MID([.A300];3;FIND(&quot;:&quot;;[.A300];1)-3);IF(&#10;RIGHT(RIGHT([.A300]; 1))=&quot;@&quot;;0;&#10;[.A300]))" office:value-type="string" office:string-value="configurator-app-symbolic" calcext:value-type="string">
            <text:p>configurator-app-symbolic</text:p>
          </table:table-cell>
          <table:table-cell table:formula="of:=IF([.B300]=&quot;Y&quot;;[.D300];[.E299])" office:value-type="string" office:string-value="apps" calcext:value-type="string">
            <text:p>apps</text:p>
          </table:table-cell>
          <table:table-cell table:style-name="ce10" table:formula="of:=IF([.D300]=0;&quot;&quot;;IF([.B300]=&quot;Y&quot;;[.C300];&#10;&quot;&lt;a href=&quot; &amp; CHAR(34) &amp; &quot;#&quot; &amp; CHAR(34) &amp; &quot;&gt;&quot; &amp;&#10;&quot;&lt;img src=&quot; &amp; CHAR(34) &amp; &quot;https://github.com/ubuntu/yaru/blob/master/icons/Yaru/scalable/&quot; &amp; [.E300] &amp; &quot;/&quot; &amp; [.A300] &amp; &quot;.svg&quot; &amp; CHAR(34) &amp; &#10;&quot; width=&quot; &amp; CHAR(34) &amp; &quot;22&quot; &amp; CHAR(34) &amp; &quot; alt=&quot; &amp; CHAR(34) &amp; [.D300] &amp; CHAR(34) &amp; &quot;&gt;&lt;/a&gt;&quot; &amp;&#10;&quot;&amp;nbsp; &amp;nbsp; &quot; &amp; [.D300] &amp; &quot;&lt;br&gt;&quot;&#10;))" office:value-type="string" office:string-value="&lt;a href=&quot;#&quot;&gt;&lt;img src=&quot;https://github.com/ubuntu/yaru/blob/master/icons/Yaru/scalable/apps/configurator-app-symbolic.svg&quot; width=&quot;22&quot; alt=&quot;configurator-app-symbolic&quot;&gt;&lt;/a&gt;&amp;nbsp; &amp;nbsp; configurator-app-symbolic&lt;br&gt;" calcext:value-type="string">
            <text:p>&lt;a href="#"&gt;&lt;img src="https://github.com/ubuntu/yaru/blob/master/icons/Yaru/scalable/apps/configurator-app-symbolic.svg" width="22" alt="configurator-app-symbolic"&gt;&lt;/a&gt;&amp;nbsp; &amp;nbsp; configurator-app-symbolic&lt;br&gt;</text:p>
          </table:table-cell>
        </table:table-row>
        <table:table-row table:style-name="ro1">
          <table:table-cell table:style-name="Default" office:value-type="string" calcext:value-type="string">
            <text:p>config-users-symbolic@</text:p>
          </table:table-cell>
          <table:table-cell table:style-name="Default" table:formula="of:=IF(LEFT([.A30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01];3;FIND(&quot;:&quot;;[.A301])-3) &amp; &quot; &lt;br&gt;&quot;;&quot;&quot;)">
            <text:p/>
          </table:table-cell>
          <table:table-cell table:style-name="ce6" table:formula="of:=IF([.B301]=&quot;Y&quot;;MID([.A301];3;FIND(&quot;:&quot;;[.A301];1)-3);IF(&#10;RIGHT(RIGHT([.A301]; 1))=&quot;@&quot;;0;&#10;[.A301]))" office:value-type="float" office:value="0" calcext:value-type="float">
            <text:p>0</text:p>
          </table:table-cell>
          <table:table-cell table:formula="of:=IF([.B301]=&quot;Y&quot;;[.D301];[.E300])" office:value-type="string" office:string-value="apps" calcext:value-type="string">
            <text:p>apps</text:p>
          </table:table-cell>
          <table:table-cell table:style-name="ce10" table:formula="of:=IF([.D301]=0;&quot;&quot;;IF([.B301]=&quot;Y&quot;;[.C301];&#10;&quot;&lt;a href=&quot; &amp; CHAR(34) &amp; &quot;#&quot; &amp; CHAR(34) &amp; &quot;&gt;&quot; &amp;&#10;&quot;&lt;img src=&quot; &amp; CHAR(34) &amp; &quot;https://github.com/ubuntu/yaru/blob/master/icons/Yaru/scalable/&quot; &amp; [.E301] &amp; &quot;/&quot; &amp; [.A301] &amp; &quot;.svg&quot; &amp; CHAR(34) &amp; &#10;&quot; width=&quot; &amp; CHAR(34) &amp; &quot;22&quot; &amp; CHAR(34) &amp; &quot; alt=&quot; &amp; CHAR(34) &amp; [.D301] &amp; CHAR(34) &amp; &quot;&gt;&lt;/a&gt;&quot; &amp;&#10;&quot;&amp;nbsp; &amp;nbsp; &quot; &amp; [.D30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dconf-editor-symbolic@</text:p>
          </table:table-cell>
          <table:table-cell table:style-name="Default" table:formula="of:=IF(LEFT([.A30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02];3;FIND(&quot;:&quot;;[.A302])-3) &amp; &quot; &lt;br&gt;&quot;;&quot;&quot;)">
            <text:p/>
          </table:table-cell>
          <table:table-cell table:style-name="ce6" table:formula="of:=IF([.B302]=&quot;Y&quot;;MID([.A302];3;FIND(&quot;:&quot;;[.A302];1)-3);IF(&#10;RIGHT(RIGHT([.A302]; 1))=&quot;@&quot;;0;&#10;[.A302]))" office:value-type="float" office:value="0" calcext:value-type="float">
            <text:p>0</text:p>
          </table:table-cell>
          <table:table-cell table:formula="of:=IF([.B302]=&quot;Y&quot;;[.D302];[.E301])" office:value-type="string" office:string-value="apps" calcext:value-type="string">
            <text:p>apps</text:p>
          </table:table-cell>
          <table:table-cell table:style-name="ce10" table:formula="of:=IF([.D302]=0;&quot;&quot;;IF([.B302]=&quot;Y&quot;;[.C302];&#10;&quot;&lt;a href=&quot; &amp; CHAR(34) &amp; &quot;#&quot; &amp; CHAR(34) &amp; &quot;&gt;&quot; &amp;&#10;&quot;&lt;img src=&quot; &amp; CHAR(34) &amp; &quot;https://github.com/ubuntu/yaru/blob/master/icons/Yaru/scalable/&quot; &amp; [.E302] &amp; &quot;/&quot; &amp; [.A302] &amp; &quot;.svg&quot; &amp; CHAR(34) &amp; &#10;&quot; width=&quot; &amp; CHAR(34) &amp; &quot;22&quot; &amp; CHAR(34) &amp; &quot; alt=&quot; &amp; CHAR(34) &amp; [.D302] &amp; CHAR(34) &amp; &quot;&gt;&lt;/a&gt;&quot; &amp;&#10;&quot;&amp;nbsp; &amp;nbsp; &quot; &amp; [.D30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deja-dup-symbolic@</text:p>
          </table:table-cell>
          <table:table-cell table:style-name="Default" table:formula="of:=IF(LEFT([.A30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03];3;FIND(&quot;:&quot;;[.A303])-3) &amp; &quot; &lt;br&gt;&quot;;&quot;&quot;)">
            <text:p/>
          </table:table-cell>
          <table:table-cell table:style-name="ce6" table:formula="of:=IF([.B303]=&quot;Y&quot;;MID([.A303];3;FIND(&quot;:&quot;;[.A303];1)-3);IF(&#10;RIGHT(RIGHT([.A303]; 1))=&quot;@&quot;;0;&#10;[.A303]))" office:value-type="float" office:value="0" calcext:value-type="float">
            <text:p>0</text:p>
          </table:table-cell>
          <table:table-cell table:formula="of:=IF([.B303]=&quot;Y&quot;;[.D303];[.E302])" office:value-type="string" office:string-value="apps" calcext:value-type="string">
            <text:p>apps</text:p>
          </table:table-cell>
          <table:table-cell table:style-name="ce10" table:formula="of:=IF([.D303]=0;&quot;&quot;;IF([.B303]=&quot;Y&quot;;[.C303];&#10;&quot;&lt;a href=&quot; &amp; CHAR(34) &amp; &quot;#&quot; &amp; CHAR(34) &amp; &quot;&gt;&quot; &amp;&#10;&quot;&lt;img src=&quot; &amp; CHAR(34) &amp; &quot;https://github.com/ubuntu/yaru/blob/master/icons/Yaru/scalable/&quot; &amp; [.E303] &amp; &quot;/&quot; &amp; [.A303] &amp; &quot;.svg&quot; &amp; CHAR(34) &amp; &#10;&quot; width=&quot; &amp; CHAR(34) &amp; &quot;22&quot; &amp; CHAR(34) &amp; &quot; alt=&quot; &amp; CHAR(34) &amp; [.D303] &amp; CHAR(34) &amp; &quot;&gt;&lt;/a&gt;&quot; &amp;&#10;&quot;&amp;nbsp; &amp;nbsp; &quot; &amp; [.D303] &amp; &quot;&lt;br&gt;&quot;&#10;))">
            <text:p/>
          </table:table-cell>
        </table:table-row>
        <table:table-row table:style-name="ro1">
          <table:table-cell office:value-type="string" calcext:value-type="string">
            <text:p>disk-usage-app-symbolic</text:p>
          </table:table-cell>
          <table:table-cell table:formula="of:=IF(LEFT([.A304];1)=&quot;.&quot;;&quot;Y&quot;;&quot;N&quot;)" office:value-type="string" office:string-value="N" calcext:value-type="string">
            <text:p>N</text:p>
          </table:table-cell>
          <table:table-cell table:formula="of:=IFERROR(&quot;## &quot; &amp; MID([.A304];3;FIND(&quot;:&quot;;[.A304])-3) &amp; &quot; &lt;br&gt;&quot;;&quot;&quot;)">
            <text:p/>
          </table:table-cell>
          <table:table-cell table:formula="of:=IF([.B304]=&quot;Y&quot;;MID([.A304];3;FIND(&quot;:&quot;;[.A304];1)-3);IF(&#10;RIGHT(RIGHT([.A304]; 1))=&quot;@&quot;;0;&#10;[.A304]))" office:value-type="string" office:string-value="disk-usage-app-symbolic" calcext:value-type="string">
            <text:p>disk-usage-app-symbolic</text:p>
          </table:table-cell>
          <table:table-cell table:formula="of:=IF([.B304]=&quot;Y&quot;;[.D304];[.E303])" office:value-type="string" office:string-value="apps" calcext:value-type="string">
            <text:p>apps</text:p>
          </table:table-cell>
          <table:table-cell table:style-name="ce10" table:formula="of:=IF([.D304]=0;&quot;&quot;;IF([.B304]=&quot;Y&quot;;[.C304];&#10;&quot;&lt;a href=&quot; &amp; CHAR(34) &amp; &quot;#&quot; &amp; CHAR(34) &amp; &quot;&gt;&quot; &amp;&#10;&quot;&lt;img src=&quot; &amp; CHAR(34) &amp; &quot;https://github.com/ubuntu/yaru/blob/master/icons/Yaru/scalable/&quot; &amp; [.E304] &amp; &quot;/&quot; &amp; [.A304] &amp; &quot;.svg&quot; &amp; CHAR(34) &amp; &#10;&quot; width=&quot; &amp; CHAR(34) &amp; &quot;22&quot; &amp; CHAR(34) &amp; &quot; alt=&quot; &amp; CHAR(34) &amp; [.D304] &amp; CHAR(34) &amp; &quot;&gt;&lt;/a&gt;&quot; &amp;&#10;&quot;&amp;nbsp; &amp;nbsp; &quot; &amp; [.D304] &amp; &quot;&lt;br&gt;&quot;&#10;))" office:value-type="string" office:string-value="&lt;a href=&quot;#&quot;&gt;&lt;img src=&quot;https://github.com/ubuntu/yaru/blob/master/icons/Yaru/scalable/apps/disk-usage-app-symbolic.svg&quot; width=&quot;22&quot; alt=&quot;disk-usage-app-symbolic&quot;&gt;&lt;/a&gt;&amp;nbsp; &amp;nbsp; disk-usage-app-symbolic&lt;br&gt;" calcext:value-type="string">
            <text:p>&lt;a href="#"&gt;&lt;img src="https://github.com/ubuntu/yaru/blob/master/icons/Yaru/scalable/apps/disk-usage-app-symbolic.svg" width="22" alt="disk-usage-app-symbolic"&gt;&lt;/a&gt;&amp;nbsp; &amp;nbsp; disk-usage-app-symbolic&lt;br&gt;</text:p>
          </table:table-cell>
        </table:table-row>
        <table:table-row table:style-name="ro1">
          <table:table-cell office:value-type="string" calcext:value-type="string">
            <text:p>disk-utility-app-symbolic</text:p>
          </table:table-cell>
          <table:table-cell table:formula="of:=IF(LEFT([.A305];1)=&quot;.&quot;;&quot;Y&quot;;&quot;N&quot;)" office:value-type="string" office:string-value="N" calcext:value-type="string">
            <text:p>N</text:p>
          </table:table-cell>
          <table:table-cell table:formula="of:=IFERROR(&quot;## &quot; &amp; MID([.A305];3;FIND(&quot;:&quot;;[.A305])-3) &amp; &quot; &lt;br&gt;&quot;;&quot;&quot;)">
            <text:p/>
          </table:table-cell>
          <table:table-cell table:formula="of:=IF([.B305]=&quot;Y&quot;;MID([.A305];3;FIND(&quot;:&quot;;[.A305];1)-3);IF(&#10;RIGHT(RIGHT([.A305]; 1))=&quot;@&quot;;0;&#10;[.A305]))" office:value-type="string" office:string-value="disk-utility-app-symbolic" calcext:value-type="string">
            <text:p>disk-utility-app-symbolic</text:p>
          </table:table-cell>
          <table:table-cell table:formula="of:=IF([.B305]=&quot;Y&quot;;[.D305];[.E304])" office:value-type="string" office:string-value="apps" calcext:value-type="string">
            <text:p>apps</text:p>
          </table:table-cell>
          <table:table-cell table:style-name="ce10" table:formula="of:=IF([.D305]=0;&quot;&quot;;IF([.B305]=&quot;Y&quot;;[.C305];&#10;&quot;&lt;a href=&quot; &amp; CHAR(34) &amp; &quot;#&quot; &amp; CHAR(34) &amp; &quot;&gt;&quot; &amp;&#10;&quot;&lt;img src=&quot; &amp; CHAR(34) &amp; &quot;https://github.com/ubuntu/yaru/blob/master/icons/Yaru/scalable/&quot; &amp; [.E305] &amp; &quot;/&quot; &amp; [.A305] &amp; &quot;.svg&quot; &amp; CHAR(34) &amp; &#10;&quot; width=&quot; &amp; CHAR(34) &amp; &quot;22&quot; &amp; CHAR(34) &amp; &quot; alt=&quot; &amp; CHAR(34) &amp; [.D305] &amp; CHAR(34) &amp; &quot;&gt;&lt;/a&gt;&quot; &amp;&#10;&quot;&amp;nbsp; &amp;nbsp; &quot; &amp; [.D305] &amp; &quot;&lt;br&gt;&quot;&#10;))" office:value-type="string" office:string-value="&lt;a href=&quot;#&quot;&gt;&lt;img src=&quot;https://github.com/ubuntu/yaru/blob/master/icons/Yaru/scalable/apps/disk-utility-app-symbolic.svg&quot; width=&quot;22&quot; alt=&quot;disk-utility-app-symbolic&quot;&gt;&lt;/a&gt;&amp;nbsp; &amp;nbsp; disk-utility-app-symbolic&lt;br&gt;" calcext:value-type="string">
            <text:p>&lt;a href="#"&gt;&lt;img src="https://github.com/ubuntu/yaru/blob/master/icons/Yaru/scalable/apps/disk-utility-app-symbolic.svg" width="22" alt="disk-utility-app-symbolic"&gt;&lt;/a&gt;&amp;nbsp; &amp;nbsp; disk-utility-app-symbolic&lt;br&gt;</text:p>
          </table:table-cell>
        </table:table-row>
        <table:table-row table:style-name="ro1">
          <table:table-cell office:value-type="string" calcext:value-type="string">
            <text:p>documents-app-symbolic</text:p>
          </table:table-cell>
          <table:table-cell table:formula="of:=IF(LEFT([.A306];1)=&quot;.&quot;;&quot;Y&quot;;&quot;N&quot;)" office:value-type="string" office:string-value="N" calcext:value-type="string">
            <text:p>N</text:p>
          </table:table-cell>
          <table:table-cell table:formula="of:=IFERROR(&quot;## &quot; &amp; MID([.A306];3;FIND(&quot;:&quot;;[.A306])-3) &amp; &quot; &lt;br&gt;&quot;;&quot;&quot;)">
            <text:p/>
          </table:table-cell>
          <table:table-cell table:formula="of:=IF([.B306]=&quot;Y&quot;;MID([.A306];3;FIND(&quot;:&quot;;[.A306];1)-3);IF(&#10;RIGHT(RIGHT([.A306]; 1))=&quot;@&quot;;0;&#10;[.A306]))" office:value-type="string" office:string-value="documents-app-symbolic" calcext:value-type="string">
            <text:p>documents-app-symbolic</text:p>
          </table:table-cell>
          <table:table-cell table:formula="of:=IF([.B306]=&quot;Y&quot;;[.D306];[.E305])" office:value-type="string" office:string-value="apps" calcext:value-type="string">
            <text:p>apps</text:p>
          </table:table-cell>
          <table:table-cell table:style-name="ce10" table:formula="of:=IF([.D306]=0;&quot;&quot;;IF([.B306]=&quot;Y&quot;;[.C306];&#10;&quot;&lt;a href=&quot; &amp; CHAR(34) &amp; &quot;#&quot; &amp; CHAR(34) &amp; &quot;&gt;&quot; &amp;&#10;&quot;&lt;img src=&quot; &amp; CHAR(34) &amp; &quot;https://github.com/ubuntu/yaru/blob/master/icons/Yaru/scalable/&quot; &amp; [.E306] &amp; &quot;/&quot; &amp; [.A306] &amp; &quot;.svg&quot; &amp; CHAR(34) &amp; &#10;&quot; width=&quot; &amp; CHAR(34) &amp; &quot;22&quot; &amp; CHAR(34) &amp; &quot; alt=&quot; &amp; CHAR(34) &amp; [.D306] &amp; CHAR(34) &amp; &quot;&gt;&lt;/a&gt;&quot; &amp;&#10;&quot;&amp;nbsp; &amp;nbsp; &quot; &amp; [.D306] &amp; &quot;&lt;br&gt;&quot;&#10;))" office:value-type="string" office:string-value="&lt;a href=&quot;#&quot;&gt;&lt;img src=&quot;https://github.com/ubuntu/yaru/blob/master/icons/Yaru/scalable/apps/documents-app-symbolic.svg&quot; width=&quot;22&quot; alt=&quot;documents-app-symbolic&quot;&gt;&lt;/a&gt;&amp;nbsp; &amp;nbsp; documents-app-symbolic&lt;br&gt;" calcext:value-type="string">
            <text:p>&lt;a href="#"&gt;&lt;img src="https://github.com/ubuntu/yaru/blob/master/icons/Yaru/scalable/apps/documents-app-symbolic.svg" width="22" alt="documents-app-symbolic"&gt;&lt;/a&gt;&amp;nbsp; &amp;nbsp; documents-app-symbolic&lt;br&gt;</text:p>
          </table:table-cell>
        </table:table-row>
        <table:table-row table:style-name="ro1">
          <table:table-cell office:value-type="string" calcext:value-type="string">
            <text:p>docviewer-app-symbolic</text:p>
          </table:table-cell>
          <table:table-cell table:formula="of:=IF(LEFT([.A307];1)=&quot;.&quot;;&quot;Y&quot;;&quot;N&quot;)" office:value-type="string" office:string-value="N" calcext:value-type="string">
            <text:p>N</text:p>
          </table:table-cell>
          <table:table-cell table:formula="of:=IFERROR(&quot;## &quot; &amp; MID([.A307];3;FIND(&quot;:&quot;;[.A307])-3) &amp; &quot; &lt;br&gt;&quot;;&quot;&quot;)">
            <text:p/>
          </table:table-cell>
          <table:table-cell table:formula="of:=IF([.B307]=&quot;Y&quot;;MID([.A307];3;FIND(&quot;:&quot;;[.A307];1)-3);IF(&#10;RIGHT(RIGHT([.A307]; 1))=&quot;@&quot;;0;&#10;[.A307]))" office:value-type="string" office:string-value="docviewer-app-symbolic" calcext:value-type="string">
            <text:p>docviewer-app-symbolic</text:p>
          </table:table-cell>
          <table:table-cell table:formula="of:=IF([.B307]=&quot;Y&quot;;[.D307];[.E306])" office:value-type="string" office:string-value="apps" calcext:value-type="string">
            <text:p>apps</text:p>
          </table:table-cell>
          <table:table-cell table:style-name="ce10" table:formula="of:=IF([.D307]=0;&quot;&quot;;IF([.B307]=&quot;Y&quot;;[.C307];&#10;&quot;&lt;a href=&quot; &amp; CHAR(34) &amp; &quot;#&quot; &amp; CHAR(34) &amp; &quot;&gt;&quot; &amp;&#10;&quot;&lt;img src=&quot; &amp; CHAR(34) &amp; &quot;https://github.com/ubuntu/yaru/blob/master/icons/Yaru/scalable/&quot; &amp; [.E307] &amp; &quot;/&quot; &amp; [.A307] &amp; &quot;.svg&quot; &amp; CHAR(34) &amp; &#10;&quot; width=&quot; &amp; CHAR(34) &amp; &quot;22&quot; &amp; CHAR(34) &amp; &quot; alt=&quot; &amp; CHAR(34) &amp; [.D307] &amp; CHAR(34) &amp; &quot;&gt;&lt;/a&gt;&quot; &amp;&#10;&quot;&amp;nbsp; &amp;nbsp; &quot; &amp; [.D307] &amp; &quot;&lt;br&gt;&quot;&#10;))" office:value-type="string" office:string-value="&lt;a href=&quot;#&quot;&gt;&lt;img src=&quot;https://github.com/ubuntu/yaru/blob/master/icons/Yaru/scalable/apps/docviewer-app-symbolic.svg&quot; width=&quot;22&quot; alt=&quot;docviewer-app-symbolic&quot;&gt;&lt;/a&gt;&amp;nbsp; &amp;nbsp; docviewer-app-symbolic&lt;br&gt;" calcext:value-type="string">
            <text:p>&lt;a href="#"&gt;&lt;img src="https://github.com/ubuntu/yaru/blob/master/icons/Yaru/scalable/apps/docviewer-app-symbolic.svg" width="22" alt="docviewer-app-symbolic"&gt;&lt;/a&gt;&amp;nbsp; &amp;nbsp; docviewer-app-symbolic&lt;br&gt;</text:p>
          </table:table-cell>
        </table:table-row>
        <table:table-row table:style-name="ro1">
          <table:table-cell office:value-type="string" calcext:value-type="string">
            <text:p>ebook-reader-app-symbolic</text:p>
          </table:table-cell>
          <table:table-cell table:formula="of:=IF(LEFT([.A308];1)=&quot;.&quot;;&quot;Y&quot;;&quot;N&quot;)" office:value-type="string" office:string-value="N" calcext:value-type="string">
            <text:p>N</text:p>
          </table:table-cell>
          <table:table-cell table:formula="of:=IFERROR(&quot;## &quot; &amp; MID([.A308];3;FIND(&quot;:&quot;;[.A308])-3) &amp; &quot; &lt;br&gt;&quot;;&quot;&quot;)">
            <text:p/>
          </table:table-cell>
          <table:table-cell table:formula="of:=IF([.B308]=&quot;Y&quot;;MID([.A308];3;FIND(&quot;:&quot;;[.A308];1)-3);IF(&#10;RIGHT(RIGHT([.A308]; 1))=&quot;@&quot;;0;&#10;[.A308]))" office:value-type="string" office:string-value="ebook-reader-app-symbolic" calcext:value-type="string">
            <text:p>ebook-reader-app-symbolic</text:p>
          </table:table-cell>
          <table:table-cell table:formula="of:=IF([.B308]=&quot;Y&quot;;[.D308];[.E307])" office:value-type="string" office:string-value="apps" calcext:value-type="string">
            <text:p>apps</text:p>
          </table:table-cell>
          <table:table-cell table:style-name="ce10" table:formula="of:=IF([.D308]=0;&quot;&quot;;IF([.B308]=&quot;Y&quot;;[.C308];&#10;&quot;&lt;a href=&quot; &amp; CHAR(34) &amp; &quot;#&quot; &amp; CHAR(34) &amp; &quot;&gt;&quot; &amp;&#10;&quot;&lt;img src=&quot; &amp; CHAR(34) &amp; &quot;https://github.com/ubuntu/yaru/blob/master/icons/Yaru/scalable/&quot; &amp; [.E308] &amp; &quot;/&quot; &amp; [.A308] &amp; &quot;.svg&quot; &amp; CHAR(34) &amp; &#10;&quot; width=&quot; &amp; CHAR(34) &amp; &quot;22&quot; &amp; CHAR(34) &amp; &quot; alt=&quot; &amp; CHAR(34) &amp; [.D308] &amp; CHAR(34) &amp; &quot;&gt;&lt;/a&gt;&quot; &amp;&#10;&quot;&amp;nbsp; &amp;nbsp; &quot; &amp; [.D308] &amp; &quot;&lt;br&gt;&quot;&#10;))" office:value-type="string" office:string-value="&lt;a href=&quot;#&quot;&gt;&lt;img src=&quot;https://github.com/ubuntu/yaru/blob/master/icons/Yaru/scalable/apps/ebook-reader-app-symbolic.svg&quot; width=&quot;22&quot; alt=&quot;ebook-reader-app-symbolic&quot;&gt;&lt;/a&gt;&amp;nbsp; &amp;nbsp; ebook-reader-app-symbolic&lt;br&gt;" calcext:value-type="string">
            <text:p>&lt;a href="#"&gt;&lt;img src="https://github.com/ubuntu/yaru/blob/master/icons/Yaru/scalable/apps/ebook-reader-app-symbolic.svg" width="22" alt="ebook-reader-app-symbolic"&gt;&lt;/a&gt;&amp;nbsp; &amp;nbsp; ebook-reader-app-symbolic&lt;br&gt;</text:p>
          </table:table-cell>
        </table:table-row>
        <table:table-row table:style-name="ro1">
          <table:table-cell table:style-name="Default" office:value-type="string" calcext:value-type="string">
            <text:p>empathy-symbolic@</text:p>
          </table:table-cell>
          <table:table-cell table:style-name="Default" table:formula="of:=IF(LEFT([.A30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09];3;FIND(&quot;:&quot;;[.A309])-3) &amp; &quot; &lt;br&gt;&quot;;&quot;&quot;)">
            <text:p/>
          </table:table-cell>
          <table:table-cell table:style-name="ce6" table:formula="of:=IF([.B309]=&quot;Y&quot;;MID([.A309];3;FIND(&quot;:&quot;;[.A309];1)-3);IF(&#10;RIGHT(RIGHT([.A309]; 1))=&quot;@&quot;;0;&#10;[.A309]))" office:value-type="float" office:value="0" calcext:value-type="float">
            <text:p>0</text:p>
          </table:table-cell>
          <table:table-cell table:formula="of:=IF([.B309]=&quot;Y&quot;;[.D309];[.E308])" office:value-type="string" office:string-value="apps" calcext:value-type="string">
            <text:p>apps</text:p>
          </table:table-cell>
          <table:table-cell table:style-name="ce10" table:formula="of:=IF([.D309]=0;&quot;&quot;;IF([.B309]=&quot;Y&quot;;[.C309];&#10;&quot;&lt;a href=&quot; &amp; CHAR(34) &amp; &quot;#&quot; &amp; CHAR(34) &amp; &quot;&gt;&quot; &amp;&#10;&quot;&lt;img src=&quot; &amp; CHAR(34) &amp; &quot;https://github.com/ubuntu/yaru/blob/master/icons/Yaru/scalable/&quot; &amp; [.E309] &amp; &quot;/&quot; &amp; [.A309] &amp; &quot;.svg&quot; &amp; CHAR(34) &amp; &#10;&quot; width=&quot; &amp; CHAR(34) &amp; &quot;22&quot; &amp; CHAR(34) &amp; &quot; alt=&quot; &amp; CHAR(34) &amp; [.D309] &amp; CHAR(34) &amp; &quot;&gt;&lt;/a&gt;&quot; &amp;&#10;&quot;&amp;nbsp; &amp;nbsp; &quot; &amp; [.D30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eog-symbolic@</text:p>
          </table:table-cell>
          <table:table-cell table:style-name="Default" table:formula="of:=IF(LEFT([.A31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10];3;FIND(&quot;:&quot;;[.A310])-3) &amp; &quot; &lt;br&gt;&quot;;&quot;&quot;)">
            <text:p/>
          </table:table-cell>
          <table:table-cell table:style-name="ce6" table:formula="of:=IF([.B310]=&quot;Y&quot;;MID([.A310];3;FIND(&quot;:&quot;;[.A310];1)-3);IF(&#10;RIGHT(RIGHT([.A310]; 1))=&quot;@&quot;;0;&#10;[.A310]))" office:value-type="float" office:value="0" calcext:value-type="float">
            <text:p>0</text:p>
          </table:table-cell>
          <table:table-cell table:formula="of:=IF([.B310]=&quot;Y&quot;;[.D310];[.E309])" office:value-type="string" office:string-value="apps" calcext:value-type="string">
            <text:p>apps</text:p>
          </table:table-cell>
          <table:table-cell table:style-name="ce10" table:formula="of:=IF([.D310]=0;&quot;&quot;;IF([.B310]=&quot;Y&quot;;[.C310];&#10;&quot;&lt;a href=&quot; &amp; CHAR(34) &amp; &quot;#&quot; &amp; CHAR(34) &amp; &quot;&gt;&quot; &amp;&#10;&quot;&lt;img src=&quot; &amp; CHAR(34) &amp; &quot;https://github.com/ubuntu/yaru/blob/master/icons/Yaru/scalable/&quot; &amp; [.E310] &amp; &quot;/&quot; &amp; [.A310] &amp; &quot;.svg&quot; &amp; CHAR(34) &amp; &#10;&quot; width=&quot; &amp; CHAR(34) &amp; &quot;22&quot; &amp; CHAR(34) &amp; &quot; alt=&quot; &amp; CHAR(34) &amp; [.D310] &amp; CHAR(34) &amp; &quot;&gt;&lt;/a&gt;&quot; &amp;&#10;&quot;&amp;nbsp; &amp;nbsp; &quot; &amp; [.D310] &amp; &quot;&lt;br&gt;&quot;&#10;))">
            <text:p/>
          </table:table-cell>
        </table:table-row>
        <table:table-row table:style-name="ro1">
          <table:table-cell office:value-type="string" calcext:value-type="string">
            <text:p>error-app-symbolic</text:p>
          </table:table-cell>
          <table:table-cell table:formula="of:=IF(LEFT([.A311];1)=&quot;.&quot;;&quot;Y&quot;;&quot;N&quot;)" office:value-type="string" office:string-value="N" calcext:value-type="string">
            <text:p>N</text:p>
          </table:table-cell>
          <table:table-cell table:formula="of:=IFERROR(&quot;## &quot; &amp; MID([.A311];3;FIND(&quot;:&quot;;[.A311])-3) &amp; &quot; &lt;br&gt;&quot;;&quot;&quot;)">
            <text:p/>
          </table:table-cell>
          <table:table-cell table:formula="of:=IF([.B311]=&quot;Y&quot;;MID([.A311];3;FIND(&quot;:&quot;;[.A311];1)-3);IF(&#10;RIGHT(RIGHT([.A311]; 1))=&quot;@&quot;;0;&#10;[.A311]))" office:value-type="string" office:string-value="error-app-symbolic" calcext:value-type="string">
            <text:p>error-app-symbolic</text:p>
          </table:table-cell>
          <table:table-cell table:formula="of:=IF([.B311]=&quot;Y&quot;;[.D311];[.E310])" office:value-type="string" office:string-value="apps" calcext:value-type="string">
            <text:p>apps</text:p>
          </table:table-cell>
          <table:table-cell table:style-name="ce10" table:formula="of:=IF([.D311]=0;&quot;&quot;;IF([.B311]=&quot;Y&quot;;[.C311];&#10;&quot;&lt;a href=&quot; &amp; CHAR(34) &amp; &quot;#&quot; &amp; CHAR(34) &amp; &quot;&gt;&quot; &amp;&#10;&quot;&lt;img src=&quot; &amp; CHAR(34) &amp; &quot;https://github.com/ubuntu/yaru/blob/master/icons/Yaru/scalable/&quot; &amp; [.E311] &amp; &quot;/&quot; &amp; [.A311] &amp; &quot;.svg&quot; &amp; CHAR(34) &amp; &#10;&quot; width=&quot; &amp; CHAR(34) &amp; &quot;22&quot; &amp; CHAR(34) &amp; &quot; alt=&quot; &amp; CHAR(34) &amp; [.D311] &amp; CHAR(34) &amp; &quot;&gt;&lt;/a&gt;&quot; &amp;&#10;&quot;&amp;nbsp; &amp;nbsp; &quot; &amp; [.D311] &amp; &quot;&lt;br&gt;&quot;&#10;))" office:value-type="string" office:string-value="&lt;a href=&quot;#&quot;&gt;&lt;img src=&quot;https://github.com/ubuntu/yaru/blob/master/icons/Yaru/scalable/apps/error-app-symbolic.svg&quot; width=&quot;22&quot; alt=&quot;error-app-symbolic&quot;&gt;&lt;/a&gt;&amp;nbsp; &amp;nbsp; error-app-symbolic&lt;br&gt;" calcext:value-type="string">
            <text:p>&lt;a href="#"&gt;&lt;img src="https://github.com/ubuntu/yaru/blob/master/icons/Yaru/scalable/apps/error-app-symbolic.svg" width="22" alt="error-app-symbolic"&gt;&lt;/a&gt;&amp;nbsp; &amp;nbsp; error-app-symbolic&lt;br&gt;</text:p>
          </table:table-cell>
        </table:table-row>
        <table:table-row table:style-name="ro1">
          <table:table-cell office:value-type="string" calcext:value-type="string">
            <text:p>evince-symbolic</text:p>
          </table:table-cell>
          <table:table-cell table:formula="of:=IF(LEFT([.A312];1)=&quot;.&quot;;&quot;Y&quot;;&quot;N&quot;)" office:value-type="string" office:string-value="N" calcext:value-type="string">
            <text:p>N</text:p>
          </table:table-cell>
          <table:table-cell table:formula="of:=IFERROR(&quot;## &quot; &amp; MID([.A312];3;FIND(&quot;:&quot;;[.A312])-3) &amp; &quot; &lt;br&gt;&quot;;&quot;&quot;)">
            <text:p/>
          </table:table-cell>
          <table:table-cell table:formula="of:=IF([.B312]=&quot;Y&quot;;MID([.A312];3;FIND(&quot;:&quot;;[.A312];1)-3);IF(&#10;RIGHT(RIGHT([.A312]; 1))=&quot;@&quot;;0;&#10;[.A312]))" office:value-type="string" office:string-value="evince-symbolic" calcext:value-type="string">
            <text:p>evince-symbolic</text:p>
          </table:table-cell>
          <table:table-cell table:formula="of:=IF([.B312]=&quot;Y&quot;;[.D312];[.E311])" office:value-type="string" office:string-value="apps" calcext:value-type="string">
            <text:p>apps</text:p>
          </table:table-cell>
          <table:table-cell table:style-name="ce10" table:formula="of:=IF([.D312]=0;&quot;&quot;;IF([.B312]=&quot;Y&quot;;[.C312];&#10;&quot;&lt;a href=&quot; &amp; CHAR(34) &amp; &quot;#&quot; &amp; CHAR(34) &amp; &quot;&gt;&quot; &amp;&#10;&quot;&lt;img src=&quot; &amp; CHAR(34) &amp; &quot;https://github.com/ubuntu/yaru/blob/master/icons/Yaru/scalable/&quot; &amp; [.E312] &amp; &quot;/&quot; &amp; [.A312] &amp; &quot;.svg&quot; &amp; CHAR(34) &amp; &#10;&quot; width=&quot; &amp; CHAR(34) &amp; &quot;22&quot; &amp; CHAR(34) &amp; &quot; alt=&quot; &amp; CHAR(34) &amp; [.D312] &amp; CHAR(34) &amp; &quot;&gt;&lt;/a&gt;&quot; &amp;&#10;&quot;&amp;nbsp; &amp;nbsp; &quot; &amp; [.D312] &amp; &quot;&lt;br&gt;&quot;&#10;))" office:value-type="string" office:string-value="&lt;a href=&quot;#&quot;&gt;&lt;img src=&quot;https://github.com/ubuntu/yaru/blob/master/icons/Yaru/scalable/apps/evince-symbolic.svg&quot; width=&quot;22&quot; alt=&quot;evince-symbolic&quot;&gt;&lt;/a&gt;&amp;nbsp; &amp;nbsp; evince-symbolic&lt;br&gt;" calcext:value-type="string">
            <text:p>&lt;a href="#"&gt;&lt;img src="https://github.com/ubuntu/yaru/blob/master/icons/Yaru/scalable/apps/evince-symbolic.svg" width="22" alt="evince-symbolic"&gt;&lt;/a&gt;&amp;nbsp; &amp;nbsp; evince-symbolic&lt;br&gt;</text:p>
          </table:table-cell>
        </table:table-row>
        <table:table-row table:style-name="ro1">
          <table:table-cell table:style-name="Default" office:value-type="string" calcext:value-type="string">
            <text:p>evolution-symbolic@</text:p>
          </table:table-cell>
          <table:table-cell table:style-name="Default" table:formula="of:=IF(LEFT([.A31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13];3;FIND(&quot;:&quot;;[.A313])-3) &amp; &quot; &lt;br&gt;&quot;;&quot;&quot;)">
            <text:p/>
          </table:table-cell>
          <table:table-cell table:style-name="ce6" table:formula="of:=IF([.B313]=&quot;Y&quot;;MID([.A313];3;FIND(&quot;:&quot;;[.A313];1)-3);IF(&#10;RIGHT(RIGHT([.A313]; 1))=&quot;@&quot;;0;&#10;[.A313]))" office:value-type="float" office:value="0" calcext:value-type="float">
            <text:p>0</text:p>
          </table:table-cell>
          <table:table-cell table:formula="of:=IF([.B313]=&quot;Y&quot;;[.D313];[.E312])" office:value-type="string" office:string-value="apps" calcext:value-type="string">
            <text:p>apps</text:p>
          </table:table-cell>
          <table:table-cell table:style-name="ce10" table:formula="of:=IF([.D313]=0;&quot;&quot;;IF([.B313]=&quot;Y&quot;;[.C313];&#10;&quot;&lt;a href=&quot; &amp; CHAR(34) &amp; &quot;#&quot; &amp; CHAR(34) &amp; &quot;&gt;&quot; &amp;&#10;&quot;&lt;img src=&quot; &amp; CHAR(34) &amp; &quot;https://github.com/ubuntu/yaru/blob/master/icons/Yaru/scalable/&quot; &amp; [.E313] &amp; &quot;/&quot; &amp; [.A313] &amp; &quot;.svg&quot; &amp; CHAR(34) &amp; &#10;&quot; width=&quot; &amp; CHAR(34) &amp; &quot;22&quot; &amp; CHAR(34) &amp; &quot; alt=&quot; &amp; CHAR(34) &amp; [.D313] &amp; CHAR(34) &amp; &quot;&gt;&lt;/a&gt;&quot; &amp;&#10;&quot;&amp;nbsp; &amp;nbsp; &quot; &amp; [.D313] &amp; &quot;&lt;br&gt;&quot;&#10;))">
            <text:p/>
          </table:table-cell>
        </table:table-row>
        <table:table-row table:style-name="ro1">
          <table:table-cell office:value-type="string" calcext:value-type="string">
            <text:p>extensions-symbolic</text:p>
          </table:table-cell>
          <table:table-cell table:formula="of:=IF(LEFT([.A314];1)=&quot;.&quot;;&quot;Y&quot;;&quot;N&quot;)" office:value-type="string" office:string-value="N" calcext:value-type="string">
            <text:p>N</text:p>
          </table:table-cell>
          <table:table-cell table:formula="of:=IFERROR(&quot;## &quot; &amp; MID([.A314];3;FIND(&quot;:&quot;;[.A314])-3) &amp; &quot; &lt;br&gt;&quot;;&quot;&quot;)">
            <text:p/>
          </table:table-cell>
          <table:table-cell table:formula="of:=IF([.B314]=&quot;Y&quot;;MID([.A314];3;FIND(&quot;:&quot;;[.A314];1)-3);IF(&#10;RIGHT(RIGHT([.A314]; 1))=&quot;@&quot;;0;&#10;[.A314]))" office:value-type="string" office:string-value="extensions-symbolic" calcext:value-type="string">
            <text:p>extensions-symbolic</text:p>
          </table:table-cell>
          <table:table-cell table:formula="of:=IF([.B314]=&quot;Y&quot;;[.D314];[.E313])" office:value-type="string" office:string-value="apps" calcext:value-type="string">
            <text:p>apps</text:p>
          </table:table-cell>
          <table:table-cell table:style-name="ce10" table:formula="of:=IF([.D314]=0;&quot;&quot;;IF([.B314]=&quot;Y&quot;;[.C314];&#10;&quot;&lt;a href=&quot; &amp; CHAR(34) &amp; &quot;#&quot; &amp; CHAR(34) &amp; &quot;&gt;&quot; &amp;&#10;&quot;&lt;img src=&quot; &amp; CHAR(34) &amp; &quot;https://github.com/ubuntu/yaru/blob/master/icons/Yaru/scalable/&quot; &amp; [.E314] &amp; &quot;/&quot; &amp; [.A314] &amp; &quot;.svg&quot; &amp; CHAR(34) &amp; &#10;&quot; width=&quot; &amp; CHAR(34) &amp; &quot;22&quot; &amp; CHAR(34) &amp; &quot; alt=&quot; &amp; CHAR(34) &amp; [.D314] &amp; CHAR(34) &amp; &quot;&gt;&lt;/a&gt;&quot; &amp;&#10;&quot;&amp;nbsp; &amp;nbsp; &quot; &amp; [.D314] &amp; &quot;&lt;br&gt;&quot;&#10;))" office:value-type="string" office:string-value="&lt;a href=&quot;#&quot;&gt;&lt;img src=&quot;https://github.com/ubuntu/yaru/blob/master/icons/Yaru/scalable/apps/extensions-symbolic.svg&quot; width=&quot;22&quot; alt=&quot;extensions-symbolic&quot;&gt;&lt;/a&gt;&amp;nbsp; &amp;nbsp; extensions-symbolic&lt;br&gt;" calcext:value-type="string">
            <text:p>&lt;a href="#"&gt;&lt;img src="https://github.com/ubuntu/yaru/blob/master/icons/Yaru/scalable/apps/extensions-symbolic.svg" width="22" alt="extensions-symbolic"&gt;&lt;/a&gt;&amp;nbsp; &amp;nbsp; extensions-symbolic&lt;br&gt;</text:p>
          </table:table-cell>
        </table:table-row>
        <table:table-row table:style-name="ro1">
          <table:table-cell office:value-type="string" calcext:value-type="string">
            <text:p>filemanager-app-symbolic</text:p>
          </table:table-cell>
          <table:table-cell table:formula="of:=IF(LEFT([.A315];1)=&quot;.&quot;;&quot;Y&quot;;&quot;N&quot;)" office:value-type="string" office:string-value="N" calcext:value-type="string">
            <text:p>N</text:p>
          </table:table-cell>
          <table:table-cell table:formula="of:=IFERROR(&quot;## &quot; &amp; MID([.A315];3;FIND(&quot;:&quot;;[.A315])-3) &amp; &quot; &lt;br&gt;&quot;;&quot;&quot;)">
            <text:p/>
          </table:table-cell>
          <table:table-cell table:formula="of:=IF([.B315]=&quot;Y&quot;;MID([.A315];3;FIND(&quot;:&quot;;[.A315];1)-3);IF(&#10;RIGHT(RIGHT([.A315]; 1))=&quot;@&quot;;0;&#10;[.A315]))" office:value-type="string" office:string-value="filemanager-app-symbolic" calcext:value-type="string">
            <text:p>filemanager-app-symbolic</text:p>
          </table:table-cell>
          <table:table-cell table:formula="of:=IF([.B315]=&quot;Y&quot;;[.D315];[.E314])" office:value-type="string" office:string-value="apps" calcext:value-type="string">
            <text:p>apps</text:p>
          </table:table-cell>
          <table:table-cell table:style-name="ce10" table:formula="of:=IF([.D315]=0;&quot;&quot;;IF([.B315]=&quot;Y&quot;;[.C315];&#10;&quot;&lt;a href=&quot; &amp; CHAR(34) &amp; &quot;#&quot; &amp; CHAR(34) &amp; &quot;&gt;&quot; &amp;&#10;&quot;&lt;img src=&quot; &amp; CHAR(34) &amp; &quot;https://github.com/ubuntu/yaru/blob/master/icons/Yaru/scalable/&quot; &amp; [.E315] &amp; &quot;/&quot; &amp; [.A315] &amp; &quot;.svg&quot; &amp; CHAR(34) &amp; &#10;&quot; width=&quot; &amp; CHAR(34) &amp; &quot;22&quot; &amp; CHAR(34) &amp; &quot; alt=&quot; &amp; CHAR(34) &amp; [.D315] &amp; CHAR(34) &amp; &quot;&gt;&lt;/a&gt;&quot; &amp;&#10;&quot;&amp;nbsp; &amp;nbsp; &quot; &amp; [.D315] &amp; &quot;&lt;br&gt;&quot;&#10;))" office:value-type="string" office:string-value="&lt;a href=&quot;#&quot;&gt;&lt;img src=&quot;https://github.com/ubuntu/yaru/blob/master/icons/Yaru/scalable/apps/filemanager-app-symbolic.svg&quot; width=&quot;22&quot; alt=&quot;filemanager-app-symbolic&quot;&gt;&lt;/a&gt;&amp;nbsp; &amp;nbsp; filemanager-app-symbolic&lt;br&gt;" calcext:value-type="string">
            <text:p>&lt;a href="#"&gt;&lt;img src="https://github.com/ubuntu/yaru/blob/master/icons/Yaru/scalable/apps/filemanager-app-symbolic.svg" width="22" alt="filemanager-app-symbolic"&gt;&lt;/a&gt;&amp;nbsp; &amp;nbsp; filemanager-app-symbolic&lt;br&gt;</text:p>
          </table:table-cell>
        </table:table-row>
        <table:table-row table:style-name="ro1">
          <table:table-cell office:value-type="string" calcext:value-type="string">
            <text:p>file-roller-symbolic</text:p>
          </table:table-cell>
          <table:table-cell table:formula="of:=IF(LEFT([.A316];1)=&quot;.&quot;;&quot;Y&quot;;&quot;N&quot;)" office:value-type="string" office:string-value="N" calcext:value-type="string">
            <text:p>N</text:p>
          </table:table-cell>
          <table:table-cell table:formula="of:=IFERROR(&quot;## &quot; &amp; MID([.A316];3;FIND(&quot;:&quot;;[.A316])-3) &amp; &quot; &lt;br&gt;&quot;;&quot;&quot;)">
            <text:p/>
          </table:table-cell>
          <table:table-cell table:formula="of:=IF([.B316]=&quot;Y&quot;;MID([.A316];3;FIND(&quot;:&quot;;[.A316];1)-3);IF(&#10;RIGHT(RIGHT([.A316]; 1))=&quot;@&quot;;0;&#10;[.A316]))" office:value-type="string" office:string-value="file-roller-symbolic" calcext:value-type="string">
            <text:p>file-roller-symbolic</text:p>
          </table:table-cell>
          <table:table-cell table:formula="of:=IF([.B316]=&quot;Y&quot;;[.D316];[.E315])" office:value-type="string" office:string-value="apps" calcext:value-type="string">
            <text:p>apps</text:p>
          </table:table-cell>
          <table:table-cell table:style-name="ce10" table:formula="of:=IF([.D316]=0;&quot;&quot;;IF([.B316]=&quot;Y&quot;;[.C316];&#10;&quot;&lt;a href=&quot; &amp; CHAR(34) &amp; &quot;#&quot; &amp; CHAR(34) &amp; &quot;&gt;&quot; &amp;&#10;&quot;&lt;img src=&quot; &amp; CHAR(34) &amp; &quot;https://github.com/ubuntu/yaru/blob/master/icons/Yaru/scalable/&quot; &amp; [.E316] &amp; &quot;/&quot; &amp; [.A316] &amp; &quot;.svg&quot; &amp; CHAR(34) &amp; &#10;&quot; width=&quot; &amp; CHAR(34) &amp; &quot;22&quot; &amp; CHAR(34) &amp; &quot; alt=&quot; &amp; CHAR(34) &amp; [.D316] &amp; CHAR(34) &amp; &quot;&gt;&lt;/a&gt;&quot; &amp;&#10;&quot;&amp;nbsp; &amp;nbsp; &quot; &amp; [.D316] &amp; &quot;&lt;br&gt;&quot;&#10;))" office:value-type="string" office:string-value="&lt;a href=&quot;#&quot;&gt;&lt;img src=&quot;https://github.com/ubuntu/yaru/blob/master/icons/Yaru/scalable/apps/file-roller-symbolic.svg&quot; width=&quot;22&quot; alt=&quot;file-roller-symbolic&quot;&gt;&lt;/a&gt;&amp;nbsp; &amp;nbsp; file-roller-symbolic&lt;br&gt;" calcext:value-type="string">
            <text:p>&lt;a href="#"&gt;&lt;img src="https://github.com/ubuntu/yaru/blob/master/icons/Yaru/scalable/apps/file-roller-symbolic.svg" width="22" alt="file-roller-symbolic"&gt;&lt;/a&gt;&amp;nbsp; &amp;nbsp; file-roller-symbolic&lt;br&gt;</text:p>
          </table:table-cell>
        </table:table-row>
        <table:table-row table:style-name="ro1">
          <table:table-cell office:value-type="string" calcext:value-type="string">
            <text:p>flatpak-symbolic</text:p>
          </table:table-cell>
          <table:table-cell table:formula="of:=IF(LEFT([.A317];1)=&quot;.&quot;;&quot;Y&quot;;&quot;N&quot;)" office:value-type="string" office:string-value="N" calcext:value-type="string">
            <text:p>N</text:p>
          </table:table-cell>
          <table:table-cell table:formula="of:=IFERROR(&quot;## &quot; &amp; MID([.A317];3;FIND(&quot;:&quot;;[.A317])-3) &amp; &quot; &lt;br&gt;&quot;;&quot;&quot;)">
            <text:p/>
          </table:table-cell>
          <table:table-cell table:formula="of:=IF([.B317]=&quot;Y&quot;;MID([.A317];3;FIND(&quot;:&quot;;[.A317];1)-3);IF(&#10;RIGHT(RIGHT([.A317]; 1))=&quot;@&quot;;0;&#10;[.A317]))" office:value-type="string" office:string-value="flatpak-symbolic" calcext:value-type="string">
            <text:p>flatpak-symbolic</text:p>
          </table:table-cell>
          <table:table-cell table:formula="of:=IF([.B317]=&quot;Y&quot;;[.D317];[.E316])" office:value-type="string" office:string-value="apps" calcext:value-type="string">
            <text:p>apps</text:p>
          </table:table-cell>
          <table:table-cell table:style-name="ce10" table:formula="of:=IF([.D317]=0;&quot;&quot;;IF([.B317]=&quot;Y&quot;;[.C317];&#10;&quot;&lt;a href=&quot; &amp; CHAR(34) &amp; &quot;#&quot; &amp; CHAR(34) &amp; &quot;&gt;&quot; &amp;&#10;&quot;&lt;img src=&quot; &amp; CHAR(34) &amp; &quot;https://github.com/ubuntu/yaru/blob/master/icons/Yaru/scalable/&quot; &amp; [.E317] &amp; &quot;/&quot; &amp; [.A317] &amp; &quot;.svg&quot; &amp; CHAR(34) &amp; &#10;&quot; width=&quot; &amp; CHAR(34) &amp; &quot;22&quot; &amp; CHAR(34) &amp; &quot; alt=&quot; &amp; CHAR(34) &amp; [.D317] &amp; CHAR(34) &amp; &quot;&gt;&lt;/a&gt;&quot; &amp;&#10;&quot;&amp;nbsp; &amp;nbsp; &quot; &amp; [.D317] &amp; &quot;&lt;br&gt;&quot;&#10;))" office:value-type="string" office:string-value="&lt;a href=&quot;#&quot;&gt;&lt;img src=&quot;https://github.com/ubuntu/yaru/blob/master/icons/Yaru/scalable/apps/flatpak-symbolic.svg&quot; width=&quot;22&quot; alt=&quot;flatpak-symbolic&quot;&gt;&lt;/a&gt;&amp;nbsp; &amp;nbsp; flatpak-symbolic&lt;br&gt;" calcext:value-type="string">
            <text:p>&lt;a href="#"&gt;&lt;img src="https://github.com/ubuntu/yaru/blob/master/icons/Yaru/scalable/apps/flatpak-symbolic.svg" width="22" alt="flatpak-symbolic"&gt;&lt;/a&gt;&amp;nbsp; &amp;nbsp; flatpak-symbolic&lt;br&gt;</text:p>
          </table:table-cell>
        </table:table-row>
        <table:table-row table:style-name="ro1">
          <table:table-cell office:value-type="string" calcext:value-type="string">
            <text:p>gallery-app-symbolic</text:p>
          </table:table-cell>
          <table:table-cell table:formula="of:=IF(LEFT([.A318];1)=&quot;.&quot;;&quot;Y&quot;;&quot;N&quot;)" office:value-type="string" office:string-value="N" calcext:value-type="string">
            <text:p>N</text:p>
          </table:table-cell>
          <table:table-cell table:formula="of:=IFERROR(&quot;## &quot; &amp; MID([.A318];3;FIND(&quot;:&quot;;[.A318])-3) &amp; &quot; &lt;br&gt;&quot;;&quot;&quot;)">
            <text:p/>
          </table:table-cell>
          <table:table-cell table:formula="of:=IF([.B318]=&quot;Y&quot;;MID([.A318];3;FIND(&quot;:&quot;;[.A318];1)-3);IF(&#10;RIGHT(RIGHT([.A318]; 1))=&quot;@&quot;;0;&#10;[.A318]))" office:value-type="string" office:string-value="gallery-app-symbolic" calcext:value-type="string">
            <text:p>gallery-app-symbolic</text:p>
          </table:table-cell>
          <table:table-cell table:formula="of:=IF([.B318]=&quot;Y&quot;;[.D318];[.E317])" office:value-type="string" office:string-value="apps" calcext:value-type="string">
            <text:p>apps</text:p>
          </table:table-cell>
          <table:table-cell table:style-name="ce10" table:formula="of:=IF([.D318]=0;&quot;&quot;;IF([.B318]=&quot;Y&quot;;[.C318];&#10;&quot;&lt;a href=&quot; &amp; CHAR(34) &amp; &quot;#&quot; &amp; CHAR(34) &amp; &quot;&gt;&quot; &amp;&#10;&quot;&lt;img src=&quot; &amp; CHAR(34) &amp; &quot;https://github.com/ubuntu/yaru/blob/master/icons/Yaru/scalable/&quot; &amp; [.E318] &amp; &quot;/&quot; &amp; [.A318] &amp; &quot;.svg&quot; &amp; CHAR(34) &amp; &#10;&quot; width=&quot; &amp; CHAR(34) &amp; &quot;22&quot; &amp; CHAR(34) &amp; &quot; alt=&quot; &amp; CHAR(34) &amp; [.D318] &amp; CHAR(34) &amp; &quot;&gt;&lt;/a&gt;&quot; &amp;&#10;&quot;&amp;nbsp; &amp;nbsp; &quot; &amp; [.D318] &amp; &quot;&lt;br&gt;&quot;&#10;))" office:value-type="string" office:string-value="&lt;a href=&quot;#&quot;&gt;&lt;img src=&quot;https://github.com/ubuntu/yaru/blob/master/icons/Yaru/scalable/apps/gallery-app-symbolic.svg&quot; width=&quot;22&quot; alt=&quot;gallery-app-symbolic&quot;&gt;&lt;/a&gt;&amp;nbsp; &amp;nbsp; gallery-app-symbolic&lt;br&gt;" calcext:value-type="string">
            <text:p>&lt;a href="#"&gt;&lt;img src="https://github.com/ubuntu/yaru/blob/master/icons/Yaru/scalable/apps/gallery-app-symbolic.svg" width="22" alt="gallery-app-symbolic"&gt;&lt;/a&gt;&amp;nbsp; &amp;nbsp; gallery-app-symbolic&lt;br&gt;</text:p>
          </table:table-cell>
        </table:table-row>
        <table:table-row table:style-name="ro1">
          <table:table-cell office:value-type="string" calcext:value-type="string">
            <text:p>games-app-symbolic</text:p>
          </table:table-cell>
          <table:table-cell table:formula="of:=IF(LEFT([.A319];1)=&quot;.&quot;;&quot;Y&quot;;&quot;N&quot;)" office:value-type="string" office:string-value="N" calcext:value-type="string">
            <text:p>N</text:p>
          </table:table-cell>
          <table:table-cell table:formula="of:=IFERROR(&quot;## &quot; &amp; MID([.A319];3;FIND(&quot;:&quot;;[.A319])-3) &amp; &quot; &lt;br&gt;&quot;;&quot;&quot;)">
            <text:p/>
          </table:table-cell>
          <table:table-cell table:formula="of:=IF([.B319]=&quot;Y&quot;;MID([.A319];3;FIND(&quot;:&quot;;[.A319];1)-3);IF(&#10;RIGHT(RIGHT([.A319]; 1))=&quot;@&quot;;0;&#10;[.A319]))" office:value-type="string" office:string-value="games-app-symbolic" calcext:value-type="string">
            <text:p>games-app-symbolic</text:p>
          </table:table-cell>
          <table:table-cell table:formula="of:=IF([.B319]=&quot;Y&quot;;[.D319];[.E318])" office:value-type="string" office:string-value="apps" calcext:value-type="string">
            <text:p>apps</text:p>
          </table:table-cell>
          <table:table-cell table:style-name="ce10" table:formula="of:=IF([.D319]=0;&quot;&quot;;IF([.B319]=&quot;Y&quot;;[.C319];&#10;&quot;&lt;a href=&quot; &amp; CHAR(34) &amp; &quot;#&quot; &amp; CHAR(34) &amp; &quot;&gt;&quot; &amp;&#10;&quot;&lt;img src=&quot; &amp; CHAR(34) &amp; &quot;https://github.com/ubuntu/yaru/blob/master/icons/Yaru/scalable/&quot; &amp; [.E319] &amp; &quot;/&quot; &amp; [.A319] &amp; &quot;.svg&quot; &amp; CHAR(34) &amp; &#10;&quot; width=&quot; &amp; CHAR(34) &amp; &quot;22&quot; &amp; CHAR(34) &amp; &quot; alt=&quot; &amp; CHAR(34) &amp; [.D319] &amp; CHAR(34) &amp; &quot;&gt;&lt;/a&gt;&quot; &amp;&#10;&quot;&amp;nbsp; &amp;nbsp; &quot; &amp; [.D319] &amp; &quot;&lt;br&gt;&quot;&#10;))" office:value-type="string" office:string-value="&lt;a href=&quot;#&quot;&gt;&lt;img src=&quot;https://github.com/ubuntu/yaru/blob/master/icons/Yaru/scalable/apps/games-app-symbolic.svg&quot; width=&quot;22&quot; alt=&quot;games-app-symbolic&quot;&gt;&lt;/a&gt;&amp;nbsp; &amp;nbsp; games-app-symbolic&lt;br&gt;" calcext:value-type="string">
            <text:p>&lt;a href="#"&gt;&lt;img src="https://github.com/ubuntu/yaru/blob/master/icons/Yaru/scalable/apps/games-app-symbolic.svg" width="22" alt="games-app-symbolic"&gt;&lt;/a&gt;&amp;nbsp; &amp;nbsp; games-app-symbolic&lt;br&gt;</text:p>
          </table:table-cell>
        </table:table-row>
        <table:table-row table:style-name="ro1">
          <table:table-cell table:style-name="Default" office:value-type="string" calcext:value-type="string">
            <text:p>gedit-symbolic@</text:p>
          </table:table-cell>
          <table:table-cell table:style-name="Default" table:formula="of:=IF(LEFT([.A32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0];3;FIND(&quot;:&quot;;[.A320])-3) &amp; &quot; &lt;br&gt;&quot;;&quot;&quot;)">
            <text:p/>
          </table:table-cell>
          <table:table-cell table:style-name="ce6" table:formula="of:=IF([.B320]=&quot;Y&quot;;MID([.A320];3;FIND(&quot;:&quot;;[.A320];1)-3);IF(&#10;RIGHT(RIGHT([.A320]; 1))=&quot;@&quot;;0;&#10;[.A320]))" office:value-type="float" office:value="0" calcext:value-type="float">
            <text:p>0</text:p>
          </table:table-cell>
          <table:table-cell table:formula="of:=IF([.B320]=&quot;Y&quot;;[.D320];[.E319])" office:value-type="string" office:string-value="apps" calcext:value-type="string">
            <text:p>apps</text:p>
          </table:table-cell>
          <table:table-cell table:style-name="ce10" table:formula="of:=IF([.D320]=0;&quot;&quot;;IF([.B320]=&quot;Y&quot;;[.C320];&#10;&quot;&lt;a href=&quot; &amp; CHAR(34) &amp; &quot;#&quot; &amp; CHAR(34) &amp; &quot;&gt;&quot; &amp;&#10;&quot;&lt;img src=&quot; &amp; CHAR(34) &amp; &quot;https://github.com/ubuntu/yaru/blob/master/icons/Yaru/scalable/&quot; &amp; [.E320] &amp; &quot;/&quot; &amp; [.A320] &amp; &quot;.svg&quot; &amp; CHAR(34) &amp; &#10;&quot; width=&quot; &amp; CHAR(34) &amp; &quot;22&quot; &amp; CHAR(34) &amp; &quot; alt=&quot; &amp; CHAR(34) &amp; [.D320] &amp; CHAR(34) &amp; &quot;&gt;&lt;/a&gt;&quot; &amp;&#10;&quot;&amp;nbsp; &amp;nbsp; &quot; &amp; [.D32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ksu-root-terminal-symbolic@</text:p>
          </table:table-cell>
          <table:table-cell table:style-name="Default" table:formula="of:=IF(LEFT([.A32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1];3;FIND(&quot;:&quot;;[.A321])-3) &amp; &quot; &lt;br&gt;&quot;;&quot;&quot;)">
            <text:p/>
          </table:table-cell>
          <table:table-cell table:style-name="ce6" table:formula="of:=IF([.B321]=&quot;Y&quot;;MID([.A321];3;FIND(&quot;:&quot;;[.A321];1)-3);IF(&#10;RIGHT(RIGHT([.A321]; 1))=&quot;@&quot;;0;&#10;[.A321]))" office:value-type="float" office:value="0" calcext:value-type="float">
            <text:p>0</text:p>
          </table:table-cell>
          <table:table-cell table:formula="of:=IF([.B321]=&quot;Y&quot;;[.D321];[.E320])" office:value-type="string" office:string-value="apps" calcext:value-type="string">
            <text:p>apps</text:p>
          </table:table-cell>
          <table:table-cell table:style-name="ce10" table:formula="of:=IF([.D321]=0;&quot;&quot;;IF([.B321]=&quot;Y&quot;;[.C321];&#10;&quot;&lt;a href=&quot; &amp; CHAR(34) &amp; &quot;#&quot; &amp; CHAR(34) &amp; &quot;&gt;&quot; &amp;&#10;&quot;&lt;img src=&quot; &amp; CHAR(34) &amp; &quot;https://github.com/ubuntu/yaru/blob/master/icons/Yaru/scalable/&quot; &amp; [.E321] &amp; &quot;/&quot; &amp; [.A321] &amp; &quot;.svg&quot; &amp; CHAR(34) &amp; &#10;&quot; width=&quot; &amp; CHAR(34) &amp; &quot;22&quot; &amp; CHAR(34) &amp; &quot; alt=&quot; &amp; CHAR(34) &amp; [.D321] &amp; CHAR(34) &amp; &quot;&gt;&lt;/a&gt;&quot; &amp;&#10;&quot;&amp;nbsp; &amp;nbsp; &quot; &amp; [.D321] &amp; &quot;&lt;br&gt;&quot;&#10;))">
            <text:p/>
          </table:table-cell>
        </table:table-row>
        <table:table-row table:style-name="ro1">
          <table:table-cell office:value-type="string" calcext:value-type="string">
            <text:p>gnome-aisleriot-symbolic</text:p>
          </table:table-cell>
          <table:table-cell table:formula="of:=IF(LEFT([.A322];1)=&quot;.&quot;;&quot;Y&quot;;&quot;N&quot;)" office:value-type="string" office:string-value="N" calcext:value-type="string">
            <text:p>N</text:p>
          </table:table-cell>
          <table:table-cell table:formula="of:=IFERROR(&quot;## &quot; &amp; MID([.A322];3;FIND(&quot;:&quot;;[.A322])-3) &amp; &quot; &lt;br&gt;&quot;;&quot;&quot;)">
            <text:p/>
          </table:table-cell>
          <table:table-cell table:formula="of:=IF([.B322]=&quot;Y&quot;;MID([.A322];3;FIND(&quot;:&quot;;[.A322];1)-3);IF(&#10;RIGHT(RIGHT([.A322]; 1))=&quot;@&quot;;0;&#10;[.A322]))" office:value-type="string" office:string-value="gnome-aisleriot-symbolic" calcext:value-type="string">
            <text:p>gnome-aisleriot-symbolic</text:p>
          </table:table-cell>
          <table:table-cell table:formula="of:=IF([.B322]=&quot;Y&quot;;[.D322];[.E321])" office:value-type="string" office:string-value="apps" calcext:value-type="string">
            <text:p>apps</text:p>
          </table:table-cell>
          <table:table-cell table:style-name="ce10" table:formula="of:=IF([.D322]=0;&quot;&quot;;IF([.B322]=&quot;Y&quot;;[.C322];&#10;&quot;&lt;a href=&quot; &amp; CHAR(34) &amp; &quot;#&quot; &amp; CHAR(34) &amp; &quot;&gt;&quot; &amp;&#10;&quot;&lt;img src=&quot; &amp; CHAR(34) &amp; &quot;https://github.com/ubuntu/yaru/blob/master/icons/Yaru/scalable/&quot; &amp; [.E322] &amp; &quot;/&quot; &amp; [.A322] &amp; &quot;.svg&quot; &amp; CHAR(34) &amp; &#10;&quot; width=&quot; &amp; CHAR(34) &amp; &quot;22&quot; &amp; CHAR(34) &amp; &quot; alt=&quot; &amp; CHAR(34) &amp; [.D322] &amp; CHAR(34) &amp; &quot;&gt;&lt;/a&gt;&quot; &amp;&#10;&quot;&amp;nbsp; &amp;nbsp; &quot; &amp; [.D322] &amp; &quot;&lt;br&gt;&quot;&#10;))" office:value-type="string" office:string-value="&lt;a href=&quot;#&quot;&gt;&lt;img src=&quot;https://github.com/ubuntu/yaru/blob/master/icons/Yaru/scalable/apps/gnome-aisleriot-symbolic.svg&quot; width=&quot;22&quot; alt=&quot;gnome-aisleriot-symbolic&quot;&gt;&lt;/a&gt;&amp;nbsp; &amp;nbsp; gnome-aisleriot-symbolic&lt;br&gt;" calcext:value-type="string">
            <text:p>&lt;a href="#"&gt;&lt;img src="https://github.com/ubuntu/yaru/blob/master/icons/Yaru/scalable/apps/gnome-aisleriot-symbolic.svg" width="22" alt="gnome-aisleriot-symbolic"&gt;&lt;/a&gt;&amp;nbsp; &amp;nbsp; gnome-aisleriot-symbolic&lt;br&gt;</text:p>
          </table:table-cell>
        </table:table-row>
        <table:table-row table:style-name="ro1">
          <table:table-cell table:style-name="Default" office:value-type="string" calcext:value-type="string">
            <text:p>gnome-books-symbolic@</text:p>
          </table:table-cell>
          <table:table-cell table:style-name="Default" table:formula="of:=IF(LEFT([.A32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3];3;FIND(&quot;:&quot;;[.A323])-3) &amp; &quot; &lt;br&gt;&quot;;&quot;&quot;)">
            <text:p/>
          </table:table-cell>
          <table:table-cell table:style-name="ce6" table:formula="of:=IF([.B323]=&quot;Y&quot;;MID([.A323];3;FIND(&quot;:&quot;;[.A323];1)-3);IF(&#10;RIGHT(RIGHT([.A323]; 1))=&quot;@&quot;;0;&#10;[.A323]))" office:value-type="float" office:value="0" calcext:value-type="float">
            <text:p>0</text:p>
          </table:table-cell>
          <table:table-cell table:formula="of:=IF([.B323]=&quot;Y&quot;;[.D323];[.E322])" office:value-type="string" office:string-value="apps" calcext:value-type="string">
            <text:p>apps</text:p>
          </table:table-cell>
          <table:table-cell table:style-name="ce10" table:formula="of:=IF([.D323]=0;&quot;&quot;;IF([.B323]=&quot;Y&quot;;[.C323];&#10;&quot;&lt;a href=&quot; &amp; CHAR(34) &amp; &quot;#&quot; &amp; CHAR(34) &amp; &quot;&gt;&quot; &amp;&#10;&quot;&lt;img src=&quot; &amp; CHAR(34) &amp; &quot;https://github.com/ubuntu/yaru/blob/master/icons/Yaru/scalable/&quot; &amp; [.E323] &amp; &quot;/&quot; &amp; [.A323] &amp; &quot;.svg&quot; &amp; CHAR(34) &amp; &#10;&quot; width=&quot; &amp; CHAR(34) &amp; &quot;22&quot; &amp; CHAR(34) &amp; &quot; alt=&quot; &amp; CHAR(34) &amp; [.D323] &amp; CHAR(34) &amp; &quot;&gt;&lt;/a&gt;&quot; &amp;&#10;&quot;&amp;nbsp; &amp;nbsp; &quot; &amp; [.D32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calculator-symbolic@</text:p>
          </table:table-cell>
          <table:table-cell table:style-name="Default" table:formula="of:=IF(LEFT([.A32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4];3;FIND(&quot;:&quot;;[.A324])-3) &amp; &quot; &lt;br&gt;&quot;;&quot;&quot;)">
            <text:p/>
          </table:table-cell>
          <table:table-cell table:style-name="ce6" table:formula="of:=IF([.B324]=&quot;Y&quot;;MID([.A324];3;FIND(&quot;:&quot;;[.A324];1)-3);IF(&#10;RIGHT(RIGHT([.A324]; 1))=&quot;@&quot;;0;&#10;[.A324]))" office:value-type="float" office:value="0" calcext:value-type="float">
            <text:p>0</text:p>
          </table:table-cell>
          <table:table-cell table:formula="of:=IF([.B324]=&quot;Y&quot;;[.D324];[.E323])" office:value-type="string" office:string-value="apps" calcext:value-type="string">
            <text:p>apps</text:p>
          </table:table-cell>
          <table:table-cell table:style-name="ce10" table:formula="of:=IF([.D324]=0;&quot;&quot;;IF([.B324]=&quot;Y&quot;;[.C324];&#10;&quot;&lt;a href=&quot; &amp; CHAR(34) &amp; &quot;#&quot; &amp; CHAR(34) &amp; &quot;&gt;&quot; &amp;&#10;&quot;&lt;img src=&quot; &amp; CHAR(34) &amp; &quot;https://github.com/ubuntu/yaru/blob/master/icons/Yaru/scalable/&quot; &amp; [.E324] &amp; &quot;/&quot; &amp; [.A324] &amp; &quot;.svg&quot; &amp; CHAR(34) &amp; &#10;&quot; width=&quot; &amp; CHAR(34) &amp; &quot;22&quot; &amp; CHAR(34) &amp; &quot; alt=&quot; &amp; CHAR(34) &amp; [.D324] &amp; CHAR(34) &amp; &quot;&gt;&lt;/a&gt;&quot; &amp;&#10;&quot;&amp;nbsp; &amp;nbsp; &quot; &amp; [.D324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calendar-symbolic@</text:p>
          </table:table-cell>
          <table:table-cell table:style-name="Default" table:formula="of:=IF(LEFT([.A32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5];3;FIND(&quot;:&quot;;[.A325])-3) &amp; &quot; &lt;br&gt;&quot;;&quot;&quot;)">
            <text:p/>
          </table:table-cell>
          <table:table-cell table:style-name="ce6" table:formula="of:=IF([.B325]=&quot;Y&quot;;MID([.A325];3;FIND(&quot;:&quot;;[.A325];1)-3);IF(&#10;RIGHT(RIGHT([.A325]; 1))=&quot;@&quot;;0;&#10;[.A325]))" office:value-type="float" office:value="0" calcext:value-type="float">
            <text:p>0</text:p>
          </table:table-cell>
          <table:table-cell table:formula="of:=IF([.B325]=&quot;Y&quot;;[.D325];[.E324])" office:value-type="string" office:string-value="apps" calcext:value-type="string">
            <text:p>apps</text:p>
          </table:table-cell>
          <table:table-cell table:style-name="ce10" table:formula="of:=IF([.D325]=0;&quot;&quot;;IF([.B325]=&quot;Y&quot;;[.C325];&#10;&quot;&lt;a href=&quot; &amp; CHAR(34) &amp; &quot;#&quot; &amp; CHAR(34) &amp; &quot;&gt;&quot; &amp;&#10;&quot;&lt;img src=&quot; &amp; CHAR(34) &amp; &quot;https://github.com/ubuntu/yaru/blob/master/icons/Yaru/scalable/&quot; &amp; [.E325] &amp; &quot;/&quot; &amp; [.A325] &amp; &quot;.svg&quot; &amp; CHAR(34) &amp; &#10;&quot; width=&quot; &amp; CHAR(34) &amp; &quot;22&quot; &amp; CHAR(34) &amp; &quot; alt=&quot; &amp; CHAR(34) &amp; [.D325] &amp; CHAR(34) &amp; &quot;&gt;&lt;/a&gt;&quot; &amp;&#10;&quot;&amp;nbsp; &amp;nbsp; &quot; &amp; [.D32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characters-symbolic@</text:p>
          </table:table-cell>
          <table:table-cell table:style-name="Default" table:formula="of:=IF(LEFT([.A32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6];3;FIND(&quot;:&quot;;[.A326])-3) &amp; &quot; &lt;br&gt;&quot;;&quot;&quot;)">
            <text:p/>
          </table:table-cell>
          <table:table-cell table:style-name="ce6" table:formula="of:=IF([.B326]=&quot;Y&quot;;MID([.A326];3;FIND(&quot;:&quot;;[.A326];1)-3);IF(&#10;RIGHT(RIGHT([.A326]; 1))=&quot;@&quot;;0;&#10;[.A326]))" office:value-type="float" office:value="0" calcext:value-type="float">
            <text:p>0</text:p>
          </table:table-cell>
          <table:table-cell table:formula="of:=IF([.B326]=&quot;Y&quot;;[.D326];[.E325])" office:value-type="string" office:string-value="apps" calcext:value-type="string">
            <text:p>apps</text:p>
          </table:table-cell>
          <table:table-cell table:style-name="ce10" table:formula="of:=IF([.D326]=0;&quot;&quot;;IF([.B326]=&quot;Y&quot;;[.C326];&#10;&quot;&lt;a href=&quot; &amp; CHAR(34) &amp; &quot;#&quot; &amp; CHAR(34) &amp; &quot;&gt;&quot; &amp;&#10;&quot;&lt;img src=&quot; &amp; CHAR(34) &amp; &quot;https://github.com/ubuntu/yaru/blob/master/icons/Yaru/scalable/&quot; &amp; [.E326] &amp; &quot;/&quot; &amp; [.A326] &amp; &quot;.svg&quot; &amp; CHAR(34) &amp; &#10;&quot; width=&quot; &amp; CHAR(34) &amp; &quot;22&quot; &amp; CHAR(34) &amp; &quot; alt=&quot; &amp; CHAR(34) &amp; [.D326] &amp; CHAR(34) &amp; &quot;&gt;&lt;/a&gt;&quot; &amp;&#10;&quot;&amp;nbsp; &amp;nbsp; &quot; &amp; [.D32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clocks-symbolic@</text:p>
          </table:table-cell>
          <table:table-cell table:style-name="Default" table:formula="of:=IF(LEFT([.A32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7];3;FIND(&quot;:&quot;;[.A327])-3) &amp; &quot; &lt;br&gt;&quot;;&quot;&quot;)">
            <text:p/>
          </table:table-cell>
          <table:table-cell table:style-name="ce6" table:formula="of:=IF([.B327]=&quot;Y&quot;;MID([.A327];3;FIND(&quot;:&quot;;[.A327];1)-3);IF(&#10;RIGHT(RIGHT([.A327]; 1))=&quot;@&quot;;0;&#10;[.A327]))" office:value-type="float" office:value="0" calcext:value-type="float">
            <text:p>0</text:p>
          </table:table-cell>
          <table:table-cell table:formula="of:=IF([.B327]=&quot;Y&quot;;[.D327];[.E326])" office:value-type="string" office:string-value="apps" calcext:value-type="string">
            <text:p>apps</text:p>
          </table:table-cell>
          <table:table-cell table:style-name="ce10" table:formula="of:=IF([.D327]=0;&quot;&quot;;IF([.B327]=&quot;Y&quot;;[.C327];&#10;&quot;&lt;a href=&quot; &amp; CHAR(34) &amp; &quot;#&quot; &amp; CHAR(34) &amp; &quot;&gt;&quot; &amp;&#10;&quot;&lt;img src=&quot; &amp; CHAR(34) &amp; &quot;https://github.com/ubuntu/yaru/blob/master/icons/Yaru/scalable/&quot; &amp; [.E327] &amp; &quot;/&quot; &amp; [.A327] &amp; &quot;.svg&quot; &amp; CHAR(34) &amp; &#10;&quot; width=&quot; &amp; CHAR(34) &amp; &quot;22&quot; &amp; CHAR(34) &amp; &quot; alt=&quot; &amp; CHAR(34) &amp; [.D327] &amp; CHAR(34) &amp; &quot;&gt;&lt;/a&gt;&quot; &amp;&#10;&quot;&amp;nbsp; &amp;nbsp; &quot; &amp; [.D32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contacts-symbolic@</text:p>
          </table:table-cell>
          <table:table-cell table:style-name="Default" table:formula="of:=IF(LEFT([.A32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8];3;FIND(&quot;:&quot;;[.A328])-3) &amp; &quot; &lt;br&gt;&quot;;&quot;&quot;)">
            <text:p/>
          </table:table-cell>
          <table:table-cell table:style-name="ce6" table:formula="of:=IF([.B328]=&quot;Y&quot;;MID([.A328];3;FIND(&quot;:&quot;;[.A328];1)-3);IF(&#10;RIGHT(RIGHT([.A328]; 1))=&quot;@&quot;;0;&#10;[.A328]))" office:value-type="float" office:value="0" calcext:value-type="float">
            <text:p>0</text:p>
          </table:table-cell>
          <table:table-cell table:formula="of:=IF([.B328]=&quot;Y&quot;;[.D328];[.E327])" office:value-type="string" office:string-value="apps" calcext:value-type="string">
            <text:p>apps</text:p>
          </table:table-cell>
          <table:table-cell table:style-name="ce10" table:formula="of:=IF([.D328]=0;&quot;&quot;;IF([.B328]=&quot;Y&quot;;[.C328];&#10;&quot;&lt;a href=&quot; &amp; CHAR(34) &amp; &quot;#&quot; &amp; CHAR(34) &amp; &quot;&gt;&quot; &amp;&#10;&quot;&lt;img src=&quot; &amp; CHAR(34) &amp; &quot;https://github.com/ubuntu/yaru/blob/master/icons/Yaru/scalable/&quot; &amp; [.E328] &amp; &quot;/&quot; &amp; [.A328] &amp; &quot;.svg&quot; &amp; CHAR(34) &amp; &#10;&quot; width=&quot; &amp; CHAR(34) &amp; &quot;22&quot; &amp; CHAR(34) &amp; &quot; alt=&quot; &amp; CHAR(34) &amp; [.D328] &amp; CHAR(34) &amp; &quot;&gt;&lt;/a&gt;&quot; &amp;&#10;&quot;&amp;nbsp; &amp;nbsp; &quot; &amp; [.D32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control-center-symbolic@</text:p>
          </table:table-cell>
          <table:table-cell table:style-name="Default" table:formula="of:=IF(LEFT([.A32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29];3;FIND(&quot;:&quot;;[.A329])-3) &amp; &quot; &lt;br&gt;&quot;;&quot;&quot;)">
            <text:p/>
          </table:table-cell>
          <table:table-cell table:style-name="ce6" table:formula="of:=IF([.B329]=&quot;Y&quot;;MID([.A329];3;FIND(&quot;:&quot;;[.A329];1)-3);IF(&#10;RIGHT(RIGHT([.A329]; 1))=&quot;@&quot;;0;&#10;[.A329]))" office:value-type="float" office:value="0" calcext:value-type="float">
            <text:p>0</text:p>
          </table:table-cell>
          <table:table-cell table:formula="of:=IF([.B329]=&quot;Y&quot;;[.D329];[.E328])" office:value-type="string" office:string-value="apps" calcext:value-type="string">
            <text:p>apps</text:p>
          </table:table-cell>
          <table:table-cell table:style-name="ce10" table:formula="of:=IF([.D329]=0;&quot;&quot;;IF([.B329]=&quot;Y&quot;;[.C329];&#10;&quot;&lt;a href=&quot; &amp; CHAR(34) &amp; &quot;#&quot; &amp; CHAR(34) &amp; &quot;&gt;&quot; &amp;&#10;&quot;&lt;img src=&quot; &amp; CHAR(34) &amp; &quot;https://github.com/ubuntu/yaru/blob/master/icons/Yaru/scalable/&quot; &amp; [.E329] &amp; &quot;/&quot; &amp; [.A329] &amp; &quot;.svg&quot; &amp; CHAR(34) &amp; &#10;&quot; width=&quot; &amp; CHAR(34) &amp; &quot;22&quot; &amp; CHAR(34) &amp; &quot; alt=&quot; &amp; CHAR(34) &amp; [.D329] &amp; CHAR(34) &amp; &quot;&gt;&lt;/a&gt;&quot; &amp;&#10;&quot;&amp;nbsp; &amp;nbsp; &quot; &amp; [.D329] &amp; &quot;&lt;br&gt;&quot;&#10;))">
            <text:p/>
          </table:table-cell>
        </table:table-row>
        <table:table-row table:style-name="ro1">
          <table:table-cell office:value-type="string" calcext:value-type="string">
            <text:p>gnome-disks-state-standby-symbolic</text:p>
          </table:table-cell>
          <table:table-cell table:formula="of:=IF(LEFT([.A330];1)=&quot;.&quot;;&quot;Y&quot;;&quot;N&quot;)" office:value-type="string" office:string-value="N" calcext:value-type="string">
            <text:p>N</text:p>
          </table:table-cell>
          <table:table-cell table:formula="of:=IFERROR(&quot;## &quot; &amp; MID([.A330];3;FIND(&quot;:&quot;;[.A330])-3) &amp; &quot; &lt;br&gt;&quot;;&quot;&quot;)">
            <text:p/>
          </table:table-cell>
          <table:table-cell table:formula="of:=IF([.B330]=&quot;Y&quot;;MID([.A330];3;FIND(&quot;:&quot;;[.A330];1)-3);IF(&#10;RIGHT(RIGHT([.A330]; 1))=&quot;@&quot;;0;&#10;[.A330]))" office:value-type="string" office:string-value="gnome-disks-state-standby-symbolic" calcext:value-type="string">
            <text:p>gnome-disks-state-standby-symbolic</text:p>
          </table:table-cell>
          <table:table-cell table:formula="of:=IF([.B330]=&quot;Y&quot;;[.D330];[.E329])" office:value-type="string" office:string-value="apps" calcext:value-type="string">
            <text:p>apps</text:p>
          </table:table-cell>
          <table:table-cell table:style-name="ce10" table:formula="of:=IF([.D330]=0;&quot;&quot;;IF([.B330]=&quot;Y&quot;;[.C330];&#10;&quot;&lt;a href=&quot; &amp; CHAR(34) &amp; &quot;#&quot; &amp; CHAR(34) &amp; &quot;&gt;&quot; &amp;&#10;&quot;&lt;img src=&quot; &amp; CHAR(34) &amp; &quot;https://github.com/ubuntu/yaru/blob/master/icons/Yaru/scalable/&quot; &amp; [.E330] &amp; &quot;/&quot; &amp; [.A330] &amp; &quot;.svg&quot; &amp; CHAR(34) &amp; &#10;&quot; width=&quot; &amp; CHAR(34) &amp; &quot;22&quot; &amp; CHAR(34) &amp; &quot; alt=&quot; &amp; CHAR(34) &amp; [.D330] &amp; CHAR(34) &amp; &quot;&gt;&lt;/a&gt;&quot; &amp;&#10;&quot;&amp;nbsp; &amp;nbsp; &quot; &amp; [.D330] &amp; &quot;&lt;br&gt;&quot;&#10;))" office:value-type="string" office:string-value="&lt;a href=&quot;#&quot;&gt;&lt;img src=&quot;https://github.com/ubuntu/yaru/blob/master/icons/Yaru/scalable/apps/gnome-disks-state-standby-symbolic.svg&quot; width=&quot;22&quot; alt=&quot;gnome-disks-state-standby-symbolic&quot;&gt;&lt;/a&gt;&amp;nbsp; &amp;nbsp; gnome-disks-state-standby-symbolic&lt;br&gt;" calcext:value-type="string">
            <text:p>&lt;a href="#"&gt;&lt;img src="https://github.com/ubuntu/yaru/blob/master/icons/Yaru/scalable/apps/gnome-disks-state-standby-symbolic.svg" width="22" alt="gnome-disks-state-standby-symbolic"&gt;&lt;/a&gt;&amp;nbsp; &amp;nbsp; gnome-disks-state-standby-symbolic&lt;br&gt;</text:p>
          </table:table-cell>
        </table:table-row>
        <table:table-row table:style-name="ro1">
          <table:table-cell table:style-name="Default" office:value-type="string" calcext:value-type="string">
            <text:p>gnome-disks-symbolic@</text:p>
          </table:table-cell>
          <table:table-cell table:style-name="Default" table:formula="of:=IF(LEFT([.A33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31];3;FIND(&quot;:&quot;;[.A331])-3) &amp; &quot; &lt;br&gt;&quot;;&quot;&quot;)">
            <text:p/>
          </table:table-cell>
          <table:table-cell table:style-name="ce6" table:formula="of:=IF([.B331]=&quot;Y&quot;;MID([.A331];3;FIND(&quot;:&quot;;[.A331];1)-3);IF(&#10;RIGHT(RIGHT([.A331]; 1))=&quot;@&quot;;0;&#10;[.A331]))" office:value-type="float" office:value="0" calcext:value-type="float">
            <text:p>0</text:p>
          </table:table-cell>
          <table:table-cell table:formula="of:=IF([.B331]=&quot;Y&quot;;[.D331];[.E330])" office:value-type="string" office:string-value="apps" calcext:value-type="string">
            <text:p>apps</text:p>
          </table:table-cell>
          <table:table-cell table:style-name="ce10" table:formula="of:=IF([.D331]=0;&quot;&quot;;IF([.B331]=&quot;Y&quot;;[.C331];&#10;&quot;&lt;a href=&quot; &amp; CHAR(34) &amp; &quot;#&quot; &amp; CHAR(34) &amp; &quot;&gt;&quot; &amp;&#10;&quot;&lt;img src=&quot; &amp; CHAR(34) &amp; &quot;https://github.com/ubuntu/yaru/blob/master/icons/Yaru/scalable/&quot; &amp; [.E331] &amp; &quot;/&quot; &amp; [.A331] &amp; &quot;.svg&quot; &amp; CHAR(34) &amp; &#10;&quot; width=&quot; &amp; CHAR(34) &amp; &quot;22&quot; &amp; CHAR(34) &amp; &quot; alt=&quot; &amp; CHAR(34) &amp; [.D331] &amp; CHAR(34) &amp; &quot;&gt;&lt;/a&gt;&quot; &amp;&#10;&quot;&amp;nbsp; &amp;nbsp; &quot; &amp; [.D33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documents-symbolic@</text:p>
          </table:table-cell>
          <table:table-cell table:style-name="Default" table:formula="of:=IF(LEFT([.A33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32];3;FIND(&quot;:&quot;;[.A332])-3) &amp; &quot; &lt;br&gt;&quot;;&quot;&quot;)">
            <text:p/>
          </table:table-cell>
          <table:table-cell table:style-name="ce6" table:formula="of:=IF([.B332]=&quot;Y&quot;;MID([.A332];3;FIND(&quot;:&quot;;[.A332];1)-3);IF(&#10;RIGHT(RIGHT([.A332]; 1))=&quot;@&quot;;0;&#10;[.A332]))" office:value-type="float" office:value="0" calcext:value-type="float">
            <text:p>0</text:p>
          </table:table-cell>
          <table:table-cell table:formula="of:=IF([.B332]=&quot;Y&quot;;[.D332];[.E331])" office:value-type="string" office:string-value="apps" calcext:value-type="string">
            <text:p>apps</text:p>
          </table:table-cell>
          <table:table-cell table:style-name="ce10" table:formula="of:=IF([.D332]=0;&quot;&quot;;IF([.B332]=&quot;Y&quot;;[.C332];&#10;&quot;&lt;a href=&quot; &amp; CHAR(34) &amp; &quot;#&quot; &amp; CHAR(34) &amp; &quot;&gt;&quot; &amp;&#10;&quot;&lt;img src=&quot; &amp; CHAR(34) &amp; &quot;https://github.com/ubuntu/yaru/blob/master/icons/Yaru/scalable/&quot; &amp; [.E332] &amp; &quot;/&quot; &amp; [.A332] &amp; &quot;.svg&quot; &amp; CHAR(34) &amp; &#10;&quot; width=&quot; &amp; CHAR(34) &amp; &quot;22&quot; &amp; CHAR(34) &amp; &quot; alt=&quot; &amp; CHAR(34) &amp; [.D332] &amp; CHAR(34) &amp; &quot;&gt;&lt;/a&gt;&quot; &amp;&#10;&quot;&amp;nbsp; &amp;nbsp; &quot; &amp; [.D33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help-symbolic@</text:p>
          </table:table-cell>
          <table:table-cell table:style-name="Default" table:formula="of:=IF(LEFT([.A33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33];3;FIND(&quot;:&quot;;[.A333])-3) &amp; &quot; &lt;br&gt;&quot;;&quot;&quot;)">
            <text:p/>
          </table:table-cell>
          <table:table-cell table:style-name="ce6" table:formula="of:=IF([.B333]=&quot;Y&quot;;MID([.A333];3;FIND(&quot;:&quot;;[.A333];1)-3);IF(&#10;RIGHT(RIGHT([.A333]; 1))=&quot;@&quot;;0;&#10;[.A333]))" office:value-type="float" office:value="0" calcext:value-type="float">
            <text:p>0</text:p>
          </table:table-cell>
          <table:table-cell table:formula="of:=IF([.B333]=&quot;Y&quot;;[.D333];[.E332])" office:value-type="string" office:string-value="apps" calcext:value-type="string">
            <text:p>apps</text:p>
          </table:table-cell>
          <table:table-cell table:style-name="ce10" table:formula="of:=IF([.D333]=0;&quot;&quot;;IF([.B333]=&quot;Y&quot;;[.C333];&#10;&quot;&lt;a href=&quot; &amp; CHAR(34) &amp; &quot;#&quot; &amp; CHAR(34) &amp; &quot;&gt;&quot; &amp;&#10;&quot;&lt;img src=&quot; &amp; CHAR(34) &amp; &quot;https://github.com/ubuntu/yaru/blob/master/icons/Yaru/scalable/&quot; &amp; [.E333] &amp; &quot;/&quot; &amp; [.A333] &amp; &quot;.svg&quot; &amp; CHAR(34) &amp; &#10;&quot; width=&quot; &amp; CHAR(34) &amp; &quot;22&quot; &amp; CHAR(34) &amp; &quot; alt=&quot; &amp; CHAR(34) &amp; [.D333] &amp; CHAR(34) &amp; &quot;&gt;&lt;/a&gt;&quot; &amp;&#10;&quot;&amp;nbsp; &amp;nbsp; &quot; &amp; [.D33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logs-symbolic@</text:p>
          </table:table-cell>
          <table:table-cell table:style-name="Default" table:formula="of:=IF(LEFT([.A33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34];3;FIND(&quot;:&quot;;[.A334])-3) &amp; &quot; &lt;br&gt;&quot;;&quot;&quot;)">
            <text:p/>
          </table:table-cell>
          <table:table-cell table:style-name="ce6" table:formula="of:=IF([.B334]=&quot;Y&quot;;MID([.A334];3;FIND(&quot;:&quot;;[.A334];1)-3);IF(&#10;RIGHT(RIGHT([.A334]; 1))=&quot;@&quot;;0;&#10;[.A334]))" office:value-type="float" office:value="0" calcext:value-type="float">
            <text:p>0</text:p>
          </table:table-cell>
          <table:table-cell table:formula="of:=IF([.B334]=&quot;Y&quot;;[.D334];[.E333])" office:value-type="string" office:string-value="apps" calcext:value-type="string">
            <text:p>apps</text:p>
          </table:table-cell>
          <table:table-cell table:style-name="ce10" table:formula="of:=IF([.D334]=0;&quot;&quot;;IF([.B334]=&quot;Y&quot;;[.C334];&#10;&quot;&lt;a href=&quot; &amp; CHAR(34) &amp; &quot;#&quot; &amp; CHAR(34) &amp; &quot;&gt;&quot; &amp;&#10;&quot;&lt;img src=&quot; &amp; CHAR(34) &amp; &quot;https://github.com/ubuntu/yaru/blob/master/icons/Yaru/scalable/&quot; &amp; [.E334] &amp; &quot;/&quot; &amp; [.A334] &amp; &quot;.svg&quot; &amp; CHAR(34) &amp; &#10;&quot; width=&quot; &amp; CHAR(34) &amp; &quot;22&quot; &amp; CHAR(34) &amp; &quot; alt=&quot; &amp; CHAR(34) &amp; [.D334] &amp; CHAR(34) &amp; &quot;&gt;&lt;/a&gt;&quot; &amp;&#10;&quot;&amp;nbsp; &amp;nbsp; &quot; &amp; [.D334] &amp; &quot;&lt;br&gt;&quot;&#10;))">
            <text:p/>
          </table:table-cell>
        </table:table-row>
        <table:table-row table:style-name="ro1">
          <table:table-cell office:value-type="string" calcext:value-type="string">
            <text:p>gnome-mahjongg-symbolic</text:p>
          </table:table-cell>
          <table:table-cell table:formula="of:=IF(LEFT([.A335];1)=&quot;.&quot;;&quot;Y&quot;;&quot;N&quot;)" office:value-type="string" office:string-value="N" calcext:value-type="string">
            <text:p>N</text:p>
          </table:table-cell>
          <table:table-cell table:formula="of:=IFERROR(&quot;## &quot; &amp; MID([.A335];3;FIND(&quot;:&quot;;[.A335])-3) &amp; &quot; &lt;br&gt;&quot;;&quot;&quot;)">
            <text:p/>
          </table:table-cell>
          <table:table-cell table:formula="of:=IF([.B335]=&quot;Y&quot;;MID([.A335];3;FIND(&quot;:&quot;;[.A335];1)-3);IF(&#10;RIGHT(RIGHT([.A335]; 1))=&quot;@&quot;;0;&#10;[.A335]))" office:value-type="string" office:string-value="gnome-mahjongg-symbolic" calcext:value-type="string">
            <text:p>gnome-mahjongg-symbolic</text:p>
          </table:table-cell>
          <table:table-cell table:formula="of:=IF([.B335]=&quot;Y&quot;;[.D335];[.E334])" office:value-type="string" office:string-value="apps" calcext:value-type="string">
            <text:p>apps</text:p>
          </table:table-cell>
          <table:table-cell table:style-name="ce10" table:formula="of:=IF([.D335]=0;&quot;&quot;;IF([.B335]=&quot;Y&quot;;[.C335];&#10;&quot;&lt;a href=&quot; &amp; CHAR(34) &amp; &quot;#&quot; &amp; CHAR(34) &amp; &quot;&gt;&quot; &amp;&#10;&quot;&lt;img src=&quot; &amp; CHAR(34) &amp; &quot;https://github.com/ubuntu/yaru/blob/master/icons/Yaru/scalable/&quot; &amp; [.E335] &amp; &quot;/&quot; &amp; [.A335] &amp; &quot;.svg&quot; &amp; CHAR(34) &amp; &#10;&quot; width=&quot; &amp; CHAR(34) &amp; &quot;22&quot; &amp; CHAR(34) &amp; &quot; alt=&quot; &amp; CHAR(34) &amp; [.D335] &amp; CHAR(34) &amp; &quot;&gt;&lt;/a&gt;&quot; &amp;&#10;&quot;&amp;nbsp; &amp;nbsp; &quot; &amp; [.D335] &amp; &quot;&lt;br&gt;&quot;&#10;))" office:value-type="string" office:string-value="&lt;a href=&quot;#&quot;&gt;&lt;img src=&quot;https://github.com/ubuntu/yaru/blob/master/icons/Yaru/scalable/apps/gnome-mahjongg-symbolic.svg&quot; width=&quot;22&quot; alt=&quot;gnome-mahjongg-symbolic&quot;&gt;&lt;/a&gt;&amp;nbsp; &amp;nbsp; gnome-mahjongg-symbolic&lt;br&gt;" calcext:value-type="string">
            <text:p>&lt;a href="#"&gt;&lt;img src="https://github.com/ubuntu/yaru/blob/master/icons/Yaru/scalable/apps/gnome-mahjongg-symbolic.svg" width="22" alt="gnome-mahjongg-symbolic"&gt;&lt;/a&gt;&amp;nbsp; &amp;nbsp; gnome-mahjongg-symbolic&lt;br&gt;</text:p>
          </table:table-cell>
        </table:table-row>
        <table:table-row table:style-name="ro1">
          <table:table-cell table:style-name="Default" office:value-type="string" calcext:value-type="string">
            <text:p>gnome-maps-symbolic@</text:p>
          </table:table-cell>
          <table:table-cell table:style-name="Default" table:formula="of:=IF(LEFT([.A33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36];3;FIND(&quot;:&quot;;[.A336])-3) &amp; &quot; &lt;br&gt;&quot;;&quot;&quot;)">
            <text:p/>
          </table:table-cell>
          <table:table-cell table:style-name="ce6" table:formula="of:=IF([.B336]=&quot;Y&quot;;MID([.A336];3;FIND(&quot;:&quot;;[.A336];1)-3);IF(&#10;RIGHT(RIGHT([.A336]; 1))=&quot;@&quot;;0;&#10;[.A336]))" office:value-type="float" office:value="0" calcext:value-type="float">
            <text:p>0</text:p>
          </table:table-cell>
          <table:table-cell table:formula="of:=IF([.B336]=&quot;Y&quot;;[.D336];[.E335])" office:value-type="string" office:string-value="apps" calcext:value-type="string">
            <text:p>apps</text:p>
          </table:table-cell>
          <table:table-cell table:style-name="ce10" table:formula="of:=IF([.D336]=0;&quot;&quot;;IF([.B336]=&quot;Y&quot;;[.C336];&#10;&quot;&lt;a href=&quot; &amp; CHAR(34) &amp; &quot;#&quot; &amp; CHAR(34) &amp; &quot;&gt;&quot; &amp;&#10;&quot;&lt;img src=&quot; &amp; CHAR(34) &amp; &quot;https://github.com/ubuntu/yaru/blob/master/icons/Yaru/scalable/&quot; &amp; [.E336] &amp; &quot;/&quot; &amp; [.A336] &amp; &quot;.svg&quot; &amp; CHAR(34) &amp; &#10;&quot; width=&quot; &amp; CHAR(34) &amp; &quot;22&quot; &amp; CHAR(34) &amp; &quot; alt=&quot; &amp; CHAR(34) &amp; [.D336] &amp; CHAR(34) &amp; &quot;&gt;&lt;/a&gt;&quot; &amp;&#10;&quot;&amp;nbsp; &amp;nbsp; &quot; &amp; [.D336] &amp; &quot;&lt;br&gt;&quot;&#10;))">
            <text:p/>
          </table:table-cell>
        </table:table-row>
        <table:table-row table:style-name="ro1">
          <table:table-cell office:value-type="string" calcext:value-type="string">
            <text:p>gnome-mines-symbolic</text:p>
          </table:table-cell>
          <table:table-cell table:formula="of:=IF(LEFT([.A337];1)=&quot;.&quot;;&quot;Y&quot;;&quot;N&quot;)" office:value-type="string" office:string-value="N" calcext:value-type="string">
            <text:p>N</text:p>
          </table:table-cell>
          <table:table-cell table:formula="of:=IFERROR(&quot;## &quot; &amp; MID([.A337];3;FIND(&quot;:&quot;;[.A337])-3) &amp; &quot; &lt;br&gt;&quot;;&quot;&quot;)">
            <text:p/>
          </table:table-cell>
          <table:table-cell table:formula="of:=IF([.B337]=&quot;Y&quot;;MID([.A337];3;FIND(&quot;:&quot;;[.A337];1)-3);IF(&#10;RIGHT(RIGHT([.A337]; 1))=&quot;@&quot;;0;&#10;[.A337]))" office:value-type="string" office:string-value="gnome-mines-symbolic" calcext:value-type="string">
            <text:p>gnome-mines-symbolic</text:p>
          </table:table-cell>
          <table:table-cell table:formula="of:=IF([.B337]=&quot;Y&quot;;[.D337];[.E336])" office:value-type="string" office:string-value="apps" calcext:value-type="string">
            <text:p>apps</text:p>
          </table:table-cell>
          <table:table-cell table:style-name="ce10" table:formula="of:=IF([.D337]=0;&quot;&quot;;IF([.B337]=&quot;Y&quot;;[.C337];&#10;&quot;&lt;a href=&quot; &amp; CHAR(34) &amp; &quot;#&quot; &amp; CHAR(34) &amp; &quot;&gt;&quot; &amp;&#10;&quot;&lt;img src=&quot; &amp; CHAR(34) &amp; &quot;https://github.com/ubuntu/yaru/blob/master/icons/Yaru/scalable/&quot; &amp; [.E337] &amp; &quot;/&quot; &amp; [.A337] &amp; &quot;.svg&quot; &amp; CHAR(34) &amp; &#10;&quot; width=&quot; &amp; CHAR(34) &amp; &quot;22&quot; &amp; CHAR(34) &amp; &quot; alt=&quot; &amp; CHAR(34) &amp; [.D337] &amp; CHAR(34) &amp; &quot;&gt;&lt;/a&gt;&quot; &amp;&#10;&quot;&amp;nbsp; &amp;nbsp; &quot; &amp; [.D337] &amp; &quot;&lt;br&gt;&quot;&#10;))" office:value-type="string" office:string-value="&lt;a href=&quot;#&quot;&gt;&lt;img src=&quot;https://github.com/ubuntu/yaru/blob/master/icons/Yaru/scalable/apps/gnome-mines-symbolic.svg&quot; width=&quot;22&quot; alt=&quot;gnome-mines-symbolic&quot;&gt;&lt;/a&gt;&amp;nbsp; &amp;nbsp; gnome-mines-symbolic&lt;br&gt;" calcext:value-type="string">
            <text:p>&lt;a href="#"&gt;&lt;img src="https://github.com/ubuntu/yaru/blob/master/icons/Yaru/scalable/apps/gnome-mines-symbolic.svg" width="22" alt="gnome-mines-symbolic"&gt;&lt;/a&gt;&amp;nbsp; &amp;nbsp; gnome-mines-symbolic&lt;br&gt;</text:p>
          </table:table-cell>
        </table:table-row>
        <table:table-row table:style-name="ro1">
          <table:table-cell table:style-name="Default" office:value-type="string" calcext:value-type="string">
            <text:p>gnome-music-symbolic@</text:p>
          </table:table-cell>
          <table:table-cell table:style-name="Default" table:formula="of:=IF(LEFT([.A33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38];3;FIND(&quot;:&quot;;[.A338])-3) &amp; &quot; &lt;br&gt;&quot;;&quot;&quot;)">
            <text:p/>
          </table:table-cell>
          <table:table-cell table:style-name="ce6" table:formula="of:=IF([.B338]=&quot;Y&quot;;MID([.A338];3;FIND(&quot;:&quot;;[.A338];1)-3);IF(&#10;RIGHT(RIGHT([.A338]; 1))=&quot;@&quot;;0;&#10;[.A338]))" office:value-type="float" office:value="0" calcext:value-type="float">
            <text:p>0</text:p>
          </table:table-cell>
          <table:table-cell table:formula="of:=IF([.B338]=&quot;Y&quot;;[.D338];[.E337])" office:value-type="string" office:string-value="apps" calcext:value-type="string">
            <text:p>apps</text:p>
          </table:table-cell>
          <table:table-cell table:style-name="ce10" table:formula="of:=IF([.D338]=0;&quot;&quot;;IF([.B338]=&quot;Y&quot;;[.C338];&#10;&quot;&lt;a href=&quot; &amp; CHAR(34) &amp; &quot;#&quot; &amp; CHAR(34) &amp; &quot;&gt;&quot; &amp;&#10;&quot;&lt;img src=&quot; &amp; CHAR(34) &amp; &quot;https://github.com/ubuntu/yaru/blob/master/icons/Yaru/scalable/&quot; &amp; [.E338] &amp; &quot;/&quot; &amp; [.A338] &amp; &quot;.svg&quot; &amp; CHAR(34) &amp; &#10;&quot; width=&quot; &amp; CHAR(34) &amp; &quot;22&quot; &amp; CHAR(34) &amp; &quot; alt=&quot; &amp; CHAR(34) &amp; [.D338] &amp; CHAR(34) &amp; &quot;&gt;&lt;/a&gt;&quot; &amp;&#10;&quot;&amp;nbsp; &amp;nbsp; &quot; &amp; [.D33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photos-symbolic@</text:p>
          </table:table-cell>
          <table:table-cell table:style-name="Default" table:formula="of:=IF(LEFT([.A33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39];3;FIND(&quot;:&quot;;[.A339])-3) &amp; &quot; &lt;br&gt;&quot;;&quot;&quot;)">
            <text:p/>
          </table:table-cell>
          <table:table-cell table:style-name="ce6" table:formula="of:=IF([.B339]=&quot;Y&quot;;MID([.A339];3;FIND(&quot;:&quot;;[.A339];1)-3);IF(&#10;RIGHT(RIGHT([.A339]; 1))=&quot;@&quot;;0;&#10;[.A339]))" office:value-type="float" office:value="0" calcext:value-type="float">
            <text:p>0</text:p>
          </table:table-cell>
          <table:table-cell table:formula="of:=IF([.B339]=&quot;Y&quot;;[.D339];[.E338])" office:value-type="string" office:string-value="apps" calcext:value-type="string">
            <text:p>apps</text:p>
          </table:table-cell>
          <table:table-cell table:style-name="ce10" table:formula="of:=IF([.D339]=0;&quot;&quot;;IF([.B339]=&quot;Y&quot;;[.C339];&#10;&quot;&lt;a href=&quot; &amp; CHAR(34) &amp; &quot;#&quot; &amp; CHAR(34) &amp; &quot;&gt;&quot; &amp;&#10;&quot;&lt;img src=&quot; &amp; CHAR(34) &amp; &quot;https://github.com/ubuntu/yaru/blob/master/icons/Yaru/scalable/&quot; &amp; [.E339] &amp; &quot;/&quot; &amp; [.A339] &amp; &quot;.svg&quot; &amp; CHAR(34) &amp; &#10;&quot; width=&quot; &amp; CHAR(34) &amp; &quot;22&quot; &amp; CHAR(34) &amp; &quot; alt=&quot; &amp; CHAR(34) &amp; [.D339] &amp; CHAR(34) &amp; &quot;&gt;&lt;/a&gt;&quot; &amp;&#10;&quot;&amp;nbsp; &amp;nbsp; &quot; &amp; [.D33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power-manager-symbolic@</text:p>
          </table:table-cell>
          <table:table-cell table:style-name="Default" table:formula="of:=IF(LEFT([.A34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0];3;FIND(&quot;:&quot;;[.A340])-3) &amp; &quot; &lt;br&gt;&quot;;&quot;&quot;)">
            <text:p/>
          </table:table-cell>
          <table:table-cell table:style-name="ce6" table:formula="of:=IF([.B340]=&quot;Y&quot;;MID([.A340];3;FIND(&quot;:&quot;;[.A340];1)-3);IF(&#10;RIGHT(RIGHT([.A340]; 1))=&quot;@&quot;;0;&#10;[.A340]))" office:value-type="float" office:value="0" calcext:value-type="float">
            <text:p>0</text:p>
          </table:table-cell>
          <table:table-cell table:formula="of:=IF([.B340]=&quot;Y&quot;;[.D340];[.E339])" office:value-type="string" office:string-value="apps" calcext:value-type="string">
            <text:p>apps</text:p>
          </table:table-cell>
          <table:table-cell table:style-name="ce10" table:formula="of:=IF([.D340]=0;&quot;&quot;;IF([.B340]=&quot;Y&quot;;[.C340];&#10;&quot;&lt;a href=&quot; &amp; CHAR(34) &amp; &quot;#&quot; &amp; CHAR(34) &amp; &quot;&gt;&quot; &amp;&#10;&quot;&lt;img src=&quot; &amp; CHAR(34) &amp; &quot;https://github.com/ubuntu/yaru/blob/master/icons/Yaru/scalable/&quot; &amp; [.E340] &amp; &quot;/&quot; &amp; [.A340] &amp; &quot;.svg&quot; &amp; CHAR(34) &amp; &#10;&quot; width=&quot; &amp; CHAR(34) &amp; &quot;22&quot; &amp; CHAR(34) &amp; &quot; alt=&quot; &amp; CHAR(34) &amp; [.D340] &amp; CHAR(34) &amp; &quot;&gt;&lt;/a&gt;&quot; &amp;&#10;&quot;&amp;nbsp; &amp;nbsp; &quot; &amp; [.D34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screenshot-symbolic@</text:p>
          </table:table-cell>
          <table:table-cell table:style-name="Default" table:formula="of:=IF(LEFT([.A34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1];3;FIND(&quot;:&quot;;[.A341])-3) &amp; &quot; &lt;br&gt;&quot;;&quot;&quot;)">
            <text:p/>
          </table:table-cell>
          <table:table-cell table:style-name="ce6" table:formula="of:=IF([.B341]=&quot;Y&quot;;MID([.A341];3;FIND(&quot;:&quot;;[.A341];1)-3);IF(&#10;RIGHT(RIGHT([.A341]; 1))=&quot;@&quot;;0;&#10;[.A341]))" office:value-type="float" office:value="0" calcext:value-type="float">
            <text:p>0</text:p>
          </table:table-cell>
          <table:table-cell table:formula="of:=IF([.B341]=&quot;Y&quot;;[.D341];[.E340])" office:value-type="string" office:string-value="apps" calcext:value-type="string">
            <text:p>apps</text:p>
          </table:table-cell>
          <table:table-cell table:style-name="ce10" table:formula="of:=IF([.D341]=0;&quot;&quot;;IF([.B341]=&quot;Y&quot;;[.C341];&#10;&quot;&lt;a href=&quot; &amp; CHAR(34) &amp; &quot;#&quot; &amp; CHAR(34) &amp; &quot;&gt;&quot; &amp;&#10;&quot;&lt;img src=&quot; &amp; CHAR(34) &amp; &quot;https://github.com/ubuntu/yaru/blob/master/icons/Yaru/scalable/&quot; &amp; [.E341] &amp; &quot;/&quot; &amp; [.A341] &amp; &quot;.svg&quot; &amp; CHAR(34) &amp; &#10;&quot; width=&quot; &amp; CHAR(34) &amp; &quot;22&quot; &amp; CHAR(34) &amp; &quot; alt=&quot; &amp; CHAR(34) &amp; [.D341] &amp; CHAR(34) &amp; &quot;&gt;&lt;/a&gt;&quot; &amp;&#10;&quot;&amp;nbsp; &amp;nbsp; &quot; &amp; [.D34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sudoku-symbolic@</text:p>
          </table:table-cell>
          <table:table-cell table:style-name="Default" table:formula="of:=IF(LEFT([.A34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2];3;FIND(&quot;:&quot;;[.A342])-3) &amp; &quot; &lt;br&gt;&quot;;&quot;&quot;)">
            <text:p/>
          </table:table-cell>
          <table:table-cell table:style-name="ce6" table:formula="of:=IF([.B342]=&quot;Y&quot;;MID([.A342];3;FIND(&quot;:&quot;;[.A342];1)-3);IF(&#10;RIGHT(RIGHT([.A342]; 1))=&quot;@&quot;;0;&#10;[.A342]))" office:value-type="float" office:value="0" calcext:value-type="float">
            <text:p>0</text:p>
          </table:table-cell>
          <table:table-cell table:formula="of:=IF([.B342]=&quot;Y&quot;;[.D342];[.E341])" office:value-type="string" office:string-value="apps" calcext:value-type="string">
            <text:p>apps</text:p>
          </table:table-cell>
          <table:table-cell table:style-name="ce10" table:formula="of:=IF([.D342]=0;&quot;&quot;;IF([.B342]=&quot;Y&quot;;[.C342];&#10;&quot;&lt;a href=&quot; &amp; CHAR(34) &amp; &quot;#&quot; &amp; CHAR(34) &amp; &quot;&gt;&quot; &amp;&#10;&quot;&lt;img src=&quot; &amp; CHAR(34) &amp; &quot;https://github.com/ubuntu/yaru/blob/master/icons/Yaru/scalable/&quot; &amp; [.E342] &amp; &quot;/&quot; &amp; [.A342] &amp; &quot;.svg&quot; &amp; CHAR(34) &amp; &#10;&quot; width=&quot; &amp; CHAR(34) &amp; &quot;22&quot; &amp; CHAR(34) &amp; &quot; alt=&quot; &amp; CHAR(34) &amp; [.D342] &amp; CHAR(34) &amp; &quot;&gt;&lt;/a&gt;&quot; &amp;&#10;&quot;&amp;nbsp; &amp;nbsp; &quot; &amp; [.D34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system-monitor-symbolic@</text:p>
          </table:table-cell>
          <table:table-cell table:style-name="Default" table:formula="of:=IF(LEFT([.A34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3];3;FIND(&quot;:&quot;;[.A343])-3) &amp; &quot; &lt;br&gt;&quot;;&quot;&quot;)">
            <text:p/>
          </table:table-cell>
          <table:table-cell table:style-name="ce6" table:formula="of:=IF([.B343]=&quot;Y&quot;;MID([.A343];3;FIND(&quot;:&quot;;[.A343];1)-3);IF(&#10;RIGHT(RIGHT([.A343]; 1))=&quot;@&quot;;0;&#10;[.A343]))" office:value-type="float" office:value="0" calcext:value-type="float">
            <text:p>0</text:p>
          </table:table-cell>
          <table:table-cell table:formula="of:=IF([.B343]=&quot;Y&quot;;[.D343];[.E342])" office:value-type="string" office:string-value="apps" calcext:value-type="string">
            <text:p>apps</text:p>
          </table:table-cell>
          <table:table-cell table:style-name="ce10" table:formula="of:=IF([.D343]=0;&quot;&quot;;IF([.B343]=&quot;Y&quot;;[.C343];&#10;&quot;&lt;a href=&quot; &amp; CHAR(34) &amp; &quot;#&quot; &amp; CHAR(34) &amp; &quot;&gt;&quot; &amp;&#10;&quot;&lt;img src=&quot; &amp; CHAR(34) &amp; &quot;https://github.com/ubuntu/yaru/blob/master/icons/Yaru/scalable/&quot; &amp; [.E343] &amp; &quot;/&quot; &amp; [.A343] &amp; &quot;.svg&quot; &amp; CHAR(34) &amp; &#10;&quot; width=&quot; &amp; CHAR(34) &amp; &quot;22&quot; &amp; CHAR(34) &amp; &quot; alt=&quot; &amp; CHAR(34) &amp; [.D343] &amp; CHAR(34) &amp; &quot;&gt;&lt;/a&gt;&quot; &amp;&#10;&quot;&amp;nbsp; &amp;nbsp; &quot; &amp; [.D34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terminal-symbolic@</text:p>
          </table:table-cell>
          <table:table-cell table:style-name="Default" table:formula="of:=IF(LEFT([.A34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4];3;FIND(&quot;:&quot;;[.A344])-3) &amp; &quot; &lt;br&gt;&quot;;&quot;&quot;)">
            <text:p/>
          </table:table-cell>
          <table:table-cell table:style-name="ce6" table:formula="of:=IF([.B344]=&quot;Y&quot;;MID([.A344];3;FIND(&quot;:&quot;;[.A344];1)-3);IF(&#10;RIGHT(RIGHT([.A344]; 1))=&quot;@&quot;;0;&#10;[.A344]))" office:value-type="float" office:value="0" calcext:value-type="float">
            <text:p>0</text:p>
          </table:table-cell>
          <table:table-cell table:formula="of:=IF([.B344]=&quot;Y&quot;;[.D344];[.E343])" office:value-type="string" office:string-value="apps" calcext:value-type="string">
            <text:p>apps</text:p>
          </table:table-cell>
          <table:table-cell table:style-name="ce10" table:formula="of:=IF([.D344]=0;&quot;&quot;;IF([.B344]=&quot;Y&quot;;[.C344];&#10;&quot;&lt;a href=&quot; &amp; CHAR(34) &amp; &quot;#&quot; &amp; CHAR(34) &amp; &quot;&gt;&quot; &amp;&#10;&quot;&lt;img src=&quot; &amp; CHAR(34) &amp; &quot;https://github.com/ubuntu/yaru/blob/master/icons/Yaru/scalable/&quot; &amp; [.E344] &amp; &quot;/&quot; &amp; [.A344] &amp; &quot;.svg&quot; &amp; CHAR(34) &amp; &#10;&quot; width=&quot; &amp; CHAR(34) &amp; &quot;22&quot; &amp; CHAR(34) &amp; &quot; alt=&quot; &amp; CHAR(34) &amp; [.D344] &amp; CHAR(34) &amp; &quot;&gt;&lt;/a&gt;&quot; &amp;&#10;&quot;&amp;nbsp; &amp;nbsp; &quot; &amp; [.D344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tweak-tool-symbolic@</text:p>
          </table:table-cell>
          <table:table-cell table:style-name="Default" table:formula="of:=IF(LEFT([.A34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5];3;FIND(&quot;:&quot;;[.A345])-3) &amp; &quot; &lt;br&gt;&quot;;&quot;&quot;)">
            <text:p/>
          </table:table-cell>
          <table:table-cell table:style-name="ce6" table:formula="of:=IF([.B345]=&quot;Y&quot;;MID([.A345];3;FIND(&quot;:&quot;;[.A345];1)-3);IF(&#10;RIGHT(RIGHT([.A345]; 1))=&quot;@&quot;;0;&#10;[.A345]))" office:value-type="float" office:value="0" calcext:value-type="float">
            <text:p>0</text:p>
          </table:table-cell>
          <table:table-cell table:formula="of:=IF([.B345]=&quot;Y&quot;;[.D345];[.E344])" office:value-type="string" office:string-value="apps" calcext:value-type="string">
            <text:p>apps</text:p>
          </table:table-cell>
          <table:table-cell table:style-name="ce10" table:formula="of:=IF([.D345]=0;&quot;&quot;;IF([.B345]=&quot;Y&quot;;[.C345];&#10;&quot;&lt;a href=&quot; &amp; CHAR(34) &amp; &quot;#&quot; &amp; CHAR(34) &amp; &quot;&gt;&quot; &amp;&#10;&quot;&lt;img src=&quot; &amp; CHAR(34) &amp; &quot;https://github.com/ubuntu/yaru/blob/master/icons/Yaru/scalable/&quot; &amp; [.E345] &amp; &quot;/&quot; &amp; [.A345] &amp; &quot;.svg&quot; &amp; CHAR(34) &amp; &#10;&quot; width=&quot; &amp; CHAR(34) &amp; &quot;22&quot; &amp; CHAR(34) &amp; &quot; alt=&quot; &amp; CHAR(34) &amp; [.D345] &amp; CHAR(34) &amp; &quot;&gt;&lt;/a&gt;&quot; &amp;&#10;&quot;&amp;nbsp; &amp;nbsp; &quot; &amp; [.D34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usage-symbolic@</text:p>
          </table:table-cell>
          <table:table-cell table:style-name="Default" table:formula="of:=IF(LEFT([.A34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6];3;FIND(&quot;:&quot;;[.A346])-3) &amp; &quot; &lt;br&gt;&quot;;&quot;&quot;)">
            <text:p/>
          </table:table-cell>
          <table:table-cell table:style-name="ce6" table:formula="of:=IF([.B346]=&quot;Y&quot;;MID([.A346];3;FIND(&quot;:&quot;;[.A346];1)-3);IF(&#10;RIGHT(RIGHT([.A346]; 1))=&quot;@&quot;;0;&#10;[.A346]))" office:value-type="float" office:value="0" calcext:value-type="float">
            <text:p>0</text:p>
          </table:table-cell>
          <table:table-cell table:formula="of:=IF([.B346]=&quot;Y&quot;;[.D346];[.E345])" office:value-type="string" office:string-value="apps" calcext:value-type="string">
            <text:p>apps</text:p>
          </table:table-cell>
          <table:table-cell table:style-name="ce10" table:formula="of:=IF([.D346]=0;&quot;&quot;;IF([.B346]=&quot;Y&quot;;[.C346];&#10;&quot;&lt;a href=&quot; &amp; CHAR(34) &amp; &quot;#&quot; &amp; CHAR(34) &amp; &quot;&gt;&quot; &amp;&#10;&quot;&lt;img src=&quot; &amp; CHAR(34) &amp; &quot;https://github.com/ubuntu/yaru/blob/master/icons/Yaru/scalable/&quot; &amp; [.E346] &amp; &quot;/&quot; &amp; [.A346] &amp; &quot;.svg&quot; &amp; CHAR(34) &amp; &#10;&quot; width=&quot; &amp; CHAR(34) &amp; &quot;22&quot; &amp; CHAR(34) &amp; &quot; alt=&quot; &amp; CHAR(34) &amp; [.D346] &amp; CHAR(34) &amp; &quot;&gt;&lt;/a&gt;&quot; &amp;&#10;&quot;&amp;nbsp; &amp;nbsp; &quot; &amp; [.D34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weather-symbolic@</text:p>
          </table:table-cell>
          <table:table-cell table:style-name="Default" table:formula="of:=IF(LEFT([.A34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7];3;FIND(&quot;:&quot;;[.A347])-3) &amp; &quot; &lt;br&gt;&quot;;&quot;&quot;)">
            <text:p/>
          </table:table-cell>
          <table:table-cell table:style-name="ce6" table:formula="of:=IF([.B347]=&quot;Y&quot;;MID([.A347];3;FIND(&quot;:&quot;;[.A347];1)-3);IF(&#10;RIGHT(RIGHT([.A347]; 1))=&quot;@&quot;;0;&#10;[.A347]))" office:value-type="float" office:value="0" calcext:value-type="float">
            <text:p>0</text:p>
          </table:table-cell>
          <table:table-cell table:formula="of:=IF([.B347]=&quot;Y&quot;;[.D347];[.E346])" office:value-type="string" office:string-value="apps" calcext:value-type="string">
            <text:p>apps</text:p>
          </table:table-cell>
          <table:table-cell table:style-name="ce10" table:formula="of:=IF([.D347]=0;&quot;&quot;;IF([.B347]=&quot;Y&quot;;[.C347];&#10;&quot;&lt;a href=&quot; &amp; CHAR(34) &amp; &quot;#&quot; &amp; CHAR(34) &amp; &quot;&gt;&quot; &amp;&#10;&quot;&lt;img src=&quot; &amp; CHAR(34) &amp; &quot;https://github.com/ubuntu/yaru/blob/master/icons/Yaru/scalable/&quot; &amp; [.E347] &amp; &quot;/&quot; &amp; [.A347] &amp; &quot;.svg&quot; &amp; CHAR(34) &amp; &#10;&quot; width=&quot; &amp; CHAR(34) &amp; &quot;22&quot; &amp; CHAR(34) &amp; &quot; alt=&quot; &amp; CHAR(34) &amp; [.D347] &amp; CHAR(34) &amp; &quot;&gt;&lt;/a&gt;&quot; &amp;&#10;&quot;&amp;nbsp; &amp;nbsp; &quot; &amp; [.D347] &amp; &quot;&lt;br&gt;&quot;&#10;))">
            <text:p/>
          </table:table-cell>
        </table:table-row>
        <table:table-row table:style-name="ro1">
          <table:table-cell office:value-type="string" calcext:value-type="string">
            <text:p>help-app-symbolic</text:p>
          </table:table-cell>
          <table:table-cell table:formula="of:=IF(LEFT([.A348];1)=&quot;.&quot;;&quot;Y&quot;;&quot;N&quot;)" office:value-type="string" office:string-value="N" calcext:value-type="string">
            <text:p>N</text:p>
          </table:table-cell>
          <table:table-cell table:formula="of:=IFERROR(&quot;## &quot; &amp; MID([.A348];3;FIND(&quot;:&quot;;[.A348])-3) &amp; &quot; &lt;br&gt;&quot;;&quot;&quot;)">
            <text:p/>
          </table:table-cell>
          <table:table-cell table:formula="of:=IF([.B348]=&quot;Y&quot;;MID([.A348];3;FIND(&quot;:&quot;;[.A348];1)-3);IF(&#10;RIGHT(RIGHT([.A348]; 1))=&quot;@&quot;;0;&#10;[.A348]))" office:value-type="string" office:string-value="help-app-symbolic" calcext:value-type="string">
            <text:p>help-app-symbolic</text:p>
          </table:table-cell>
          <table:table-cell table:formula="of:=IF([.B348]=&quot;Y&quot;;[.D348];[.E347])" office:value-type="string" office:string-value="apps" calcext:value-type="string">
            <text:p>apps</text:p>
          </table:table-cell>
          <table:table-cell table:style-name="ce10" table:formula="of:=IF([.D348]=0;&quot;&quot;;IF([.B348]=&quot;Y&quot;;[.C348];&#10;&quot;&lt;a href=&quot; &amp; CHAR(34) &amp; &quot;#&quot; &amp; CHAR(34) &amp; &quot;&gt;&quot; &amp;&#10;&quot;&lt;img src=&quot; &amp; CHAR(34) &amp; &quot;https://github.com/ubuntu/yaru/blob/master/icons/Yaru/scalable/&quot; &amp; [.E348] &amp; &quot;/&quot; &amp; [.A348] &amp; &quot;.svg&quot; &amp; CHAR(34) &amp; &#10;&quot; width=&quot; &amp; CHAR(34) &amp; &quot;22&quot; &amp; CHAR(34) &amp; &quot; alt=&quot; &amp; CHAR(34) &amp; [.D348] &amp; CHAR(34) &amp; &quot;&gt;&lt;/a&gt;&quot; &amp;&#10;&quot;&amp;nbsp; &amp;nbsp; &quot; &amp; [.D348] &amp; &quot;&lt;br&gt;&quot;&#10;))" office:value-type="string" office:string-value="&lt;a href=&quot;#&quot;&gt;&lt;img src=&quot;https://github.com/ubuntu/yaru/blob/master/icons/Yaru/scalable/apps/help-app-symbolic.svg&quot; width=&quot;22&quot; alt=&quot;help-app-symbolic&quot;&gt;&lt;/a&gt;&amp;nbsp; &amp;nbsp; help-app-symbolic&lt;br&gt;" calcext:value-type="string">
            <text:p>&lt;a href="#"&gt;&lt;img src="https://github.com/ubuntu/yaru/blob/master/icons/Yaru/scalable/apps/help-app-symbolic.svg" width="22" alt="help-app-symbolic"&gt;&lt;/a&gt;&amp;nbsp; &amp;nbsp; help-app-symbolic&lt;br&gt;</text:p>
          </table:table-cell>
        </table:table-row>
        <table:table-row table:style-name="ro1">
          <table:table-cell table:style-name="Default" office:value-type="string" calcext:value-type="string">
            <text:p>help-browser-symbolic@</text:p>
          </table:table-cell>
          <table:table-cell table:style-name="Default" table:formula="of:=IF(LEFT([.A34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49];3;FIND(&quot;:&quot;;[.A349])-3) &amp; &quot; &lt;br&gt;&quot;;&quot;&quot;)">
            <text:p/>
          </table:table-cell>
          <table:table-cell table:style-name="ce6" table:formula="of:=IF([.B349]=&quot;Y&quot;;MID([.A349];3;FIND(&quot;:&quot;;[.A349];1)-3);IF(&#10;RIGHT(RIGHT([.A349]; 1))=&quot;@&quot;;0;&#10;[.A349]))" office:value-type="float" office:value="0" calcext:value-type="float">
            <text:p>0</text:p>
          </table:table-cell>
          <table:table-cell table:formula="of:=IF([.B349]=&quot;Y&quot;;[.D349];[.E348])" office:value-type="string" office:string-value="apps" calcext:value-type="string">
            <text:p>apps</text:p>
          </table:table-cell>
          <table:table-cell table:style-name="ce10" table:formula="of:=IF([.D349]=0;&quot;&quot;;IF([.B349]=&quot;Y&quot;;[.C349];&#10;&quot;&lt;a href=&quot; &amp; CHAR(34) &amp; &quot;#&quot; &amp; CHAR(34) &amp; &quot;&gt;&quot; &amp;&#10;&quot;&lt;img src=&quot; &amp; CHAR(34) &amp; &quot;https://github.com/ubuntu/yaru/blob/master/icons/Yaru/scalable/&quot; &amp; [.E349] &amp; &quot;/&quot; &amp; [.A349] &amp; &quot;.svg&quot; &amp; CHAR(34) &amp; &#10;&quot; width=&quot; &amp; CHAR(34) &amp; &quot;22&quot; &amp; CHAR(34) &amp; &quot; alt=&quot; &amp; CHAR(34) &amp; [.D349] &amp; CHAR(34) &amp; &quot;&gt;&lt;/a&gt;&quot; &amp;&#10;&quot;&amp;nbsp; &amp;nbsp; &quot; &amp; [.D34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help-contents-symbolic@</text:p>
          </table:table-cell>
          <table:table-cell table:style-name="Default" table:formula="of:=IF(LEFT([.A35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0];3;FIND(&quot;:&quot;;[.A350])-3) &amp; &quot; &lt;br&gt;&quot;;&quot;&quot;)">
            <text:p/>
          </table:table-cell>
          <table:table-cell table:style-name="ce6" table:formula="of:=IF([.B350]=&quot;Y&quot;;MID([.A350];3;FIND(&quot;:&quot;;[.A350];1)-3);IF(&#10;RIGHT(RIGHT([.A350]; 1))=&quot;@&quot;;0;&#10;[.A350]))" office:value-type="float" office:value="0" calcext:value-type="float">
            <text:p>0</text:p>
          </table:table-cell>
          <table:table-cell table:formula="of:=IF([.B350]=&quot;Y&quot;;[.D350];[.E349])" office:value-type="string" office:string-value="apps" calcext:value-type="string">
            <text:p>apps</text:p>
          </table:table-cell>
          <table:table-cell table:style-name="ce10" table:formula="of:=IF([.D350]=0;&quot;&quot;;IF([.B350]=&quot;Y&quot;;[.C350];&#10;&quot;&lt;a href=&quot; &amp; CHAR(34) &amp; &quot;#&quot; &amp; CHAR(34) &amp; &quot;&gt;&quot; &amp;&#10;&quot;&lt;img src=&quot; &amp; CHAR(34) &amp; &quot;https://github.com/ubuntu/yaru/blob/master/icons/Yaru/scalable/&quot; &amp; [.E350] &amp; &quot;/&quot; &amp; [.A350] &amp; &quot;.svg&quot; &amp; CHAR(34) &amp; &#10;&quot; width=&quot; &amp; CHAR(34) &amp; &quot;22&quot; &amp; CHAR(34) &amp; &quot; alt=&quot; &amp; CHAR(34) &amp; [.D350] &amp; CHAR(34) &amp; &quot;&gt;&lt;/a&gt;&quot; &amp;&#10;&quot;&amp;nbsp; &amp;nbsp; &quot; &amp; [.D35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help-faq-symbolic@</text:p>
          </table:table-cell>
          <table:table-cell table:style-name="Default" table:formula="of:=IF(LEFT([.A35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1];3;FIND(&quot;:&quot;;[.A351])-3) &amp; &quot; &lt;br&gt;&quot;;&quot;&quot;)">
            <text:p/>
          </table:table-cell>
          <table:table-cell table:style-name="ce6" table:formula="of:=IF([.B351]=&quot;Y&quot;;MID([.A351];3;FIND(&quot;:&quot;;[.A351];1)-3);IF(&#10;RIGHT(RIGHT([.A351]; 1))=&quot;@&quot;;0;&#10;[.A351]))" office:value-type="float" office:value="0" calcext:value-type="float">
            <text:p>0</text:p>
          </table:table-cell>
          <table:table-cell table:formula="of:=IF([.B351]=&quot;Y&quot;;[.D351];[.E350])" office:value-type="string" office:string-value="apps" calcext:value-type="string">
            <text:p>apps</text:p>
          </table:table-cell>
          <table:table-cell table:style-name="ce10" table:formula="of:=IF([.D351]=0;&quot;&quot;;IF([.B351]=&quot;Y&quot;;[.C351];&#10;&quot;&lt;a href=&quot; &amp; CHAR(34) &amp; &quot;#&quot; &amp; CHAR(34) &amp; &quot;&gt;&quot; &amp;&#10;&quot;&lt;img src=&quot; &amp; CHAR(34) &amp; &quot;https://github.com/ubuntu/yaru/blob/master/icons/Yaru/scalable/&quot; &amp; [.E351] &amp; &quot;/&quot; &amp; [.A351] &amp; &quot;.svg&quot; &amp; CHAR(34) &amp; &#10;&quot; width=&quot; &amp; CHAR(34) &amp; &quot;22&quot; &amp; CHAR(34) &amp; &quot; alt=&quot; &amp; CHAR(34) &amp; [.D351] &amp; CHAR(34) &amp; &quot;&gt;&lt;/a&gt;&quot; &amp;&#10;&quot;&amp;nbsp; &amp;nbsp; &quot; &amp; [.D35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help-link-symbolic@</text:p>
          </table:table-cell>
          <table:table-cell table:style-name="Default" table:formula="of:=IF(LEFT([.A35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2];3;FIND(&quot;:&quot;;[.A352])-3) &amp; &quot; &lt;br&gt;&quot;;&quot;&quot;)">
            <text:p/>
          </table:table-cell>
          <table:table-cell table:style-name="ce6" table:formula="of:=IF([.B352]=&quot;Y&quot;;MID([.A352];3;FIND(&quot;:&quot;;[.A352];1)-3);IF(&#10;RIGHT(RIGHT([.A352]; 1))=&quot;@&quot;;0;&#10;[.A352]))" office:value-type="float" office:value="0" calcext:value-type="float">
            <text:p>0</text:p>
          </table:table-cell>
          <table:table-cell table:formula="of:=IF([.B352]=&quot;Y&quot;;[.D352];[.E351])" office:value-type="string" office:string-value="apps" calcext:value-type="string">
            <text:p>apps</text:p>
          </table:table-cell>
          <table:table-cell table:style-name="ce10" table:formula="of:=IF([.D352]=0;&quot;&quot;;IF([.B352]=&quot;Y&quot;;[.C352];&#10;&quot;&lt;a href=&quot; &amp; CHAR(34) &amp; &quot;#&quot; &amp; CHAR(34) &amp; &quot;&gt;&quot; &amp;&#10;&quot;&lt;img src=&quot; &amp; CHAR(34) &amp; &quot;https://github.com/ubuntu/yaru/blob/master/icons/Yaru/scalable/&quot; &amp; [.E352] &amp; &quot;/&quot; &amp; [.A352] &amp; &quot;.svg&quot; &amp; CHAR(34) &amp; &#10;&quot; width=&quot; &amp; CHAR(34) &amp; &quot;22&quot; &amp; CHAR(34) &amp; &quot; alt=&quot; &amp; CHAR(34) &amp; [.D352] &amp; CHAR(34) &amp; &quot;&gt;&lt;/a&gt;&quot; &amp;&#10;&quot;&amp;nbsp; &amp;nbsp; &quot; &amp; [.D35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help-symbolic@</text:p>
          </table:table-cell>
          <table:table-cell table:style-name="Default" table:formula="of:=IF(LEFT([.A35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3];3;FIND(&quot;:&quot;;[.A353])-3) &amp; &quot; &lt;br&gt;&quot;;&quot;&quot;)">
            <text:p/>
          </table:table-cell>
          <table:table-cell table:style-name="ce6" table:formula="of:=IF([.B353]=&quot;Y&quot;;MID([.A353];3;FIND(&quot;:&quot;;[.A353];1)-3);IF(&#10;RIGHT(RIGHT([.A353]; 1))=&quot;@&quot;;0;&#10;[.A353]))" office:value-type="float" office:value="0" calcext:value-type="float">
            <text:p>0</text:p>
          </table:table-cell>
          <table:table-cell table:formula="of:=IF([.B353]=&quot;Y&quot;;[.D353];[.E352])" office:value-type="string" office:string-value="apps" calcext:value-type="string">
            <text:p>apps</text:p>
          </table:table-cell>
          <table:table-cell table:style-name="ce10" table:formula="of:=IF([.D353]=0;&quot;&quot;;IF([.B353]=&quot;Y&quot;;[.C353];&#10;&quot;&lt;a href=&quot; &amp; CHAR(34) &amp; &quot;#&quot; &amp; CHAR(34) &amp; &quot;&gt;&quot; &amp;&#10;&quot;&lt;img src=&quot; &amp; CHAR(34) &amp; &quot;https://github.com/ubuntu/yaru/blob/master/icons/Yaru/scalable/&quot; &amp; [.E353] &amp; &quot;/&quot; &amp; [.A353] &amp; &quot;.svg&quot; &amp; CHAR(34) &amp; &#10;&quot; width=&quot; &amp; CHAR(34) &amp; &quot;22&quot; &amp; CHAR(34) &amp; &quot; alt=&quot; &amp; CHAR(34) &amp; [.D353] &amp; CHAR(34) &amp; &quot;&gt;&lt;/a&gt;&quot; &amp;&#10;&quot;&amp;nbsp; &amp;nbsp; &quot; &amp; [.D35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htop-symbolic@</text:p>
          </table:table-cell>
          <table:table-cell table:style-name="Default" table:formula="of:=IF(LEFT([.A35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4];3;FIND(&quot;:&quot;;[.A354])-3) &amp; &quot; &lt;br&gt;&quot;;&quot;&quot;)">
            <text:p/>
          </table:table-cell>
          <table:table-cell table:style-name="ce6" table:formula="of:=IF([.B354]=&quot;Y&quot;;MID([.A354];3;FIND(&quot;:&quot;;[.A354];1)-3);IF(&#10;RIGHT(RIGHT([.A354]; 1))=&quot;@&quot;;0;&#10;[.A354]))" office:value-type="float" office:value="0" calcext:value-type="float">
            <text:p>0</text:p>
          </table:table-cell>
          <table:table-cell table:formula="of:=IF([.B354]=&quot;Y&quot;;[.D354];[.E353])" office:value-type="string" office:string-value="apps" calcext:value-type="string">
            <text:p>apps</text:p>
          </table:table-cell>
          <table:table-cell table:style-name="ce10" table:formula="of:=IF([.D354]=0;&quot;&quot;;IF([.B354]=&quot;Y&quot;;[.C354];&#10;&quot;&lt;a href=&quot; &amp; CHAR(34) &amp; &quot;#&quot; &amp; CHAR(34) &amp; &quot;&gt;&quot; &amp;&#10;&quot;&lt;img src=&quot; &amp; CHAR(34) &amp; &quot;https://github.com/ubuntu/yaru/blob/master/icons/Yaru/scalable/&quot; &amp; [.E354] &amp; &quot;/&quot; &amp; [.A354] &amp; &quot;.svg&quot; &amp; CHAR(34) &amp; &#10;&quot; width=&quot; &amp; CHAR(34) &amp; &quot;22&quot; &amp; CHAR(34) &amp; &quot; alt=&quot; &amp; CHAR(34) &amp; [.D354] &amp; CHAR(34) &amp; &quot;&gt;&lt;/a&gt;&quot; &amp;&#10;&quot;&amp;nbsp; &amp;nbsp; &quot; &amp; [.D354] &amp; &quot;&lt;br&gt;&quot;&#10;))">
            <text:p/>
          </table:table-cell>
        </table:table-row>
        <table:table-row table:style-name="ro1">
          <table:table-cell office:value-type="string" calcext:value-type="string">
            <text:p>image-viewer-app-symbolic</text:p>
          </table:table-cell>
          <table:table-cell table:formula="of:=IF(LEFT([.A355];1)=&quot;.&quot;;&quot;Y&quot;;&quot;N&quot;)" office:value-type="string" office:string-value="N" calcext:value-type="string">
            <text:p>N</text:p>
          </table:table-cell>
          <table:table-cell table:formula="of:=IFERROR(&quot;## &quot; &amp; MID([.A355];3;FIND(&quot;:&quot;;[.A355])-3) &amp; &quot; &lt;br&gt;&quot;;&quot;&quot;)">
            <text:p/>
          </table:table-cell>
          <table:table-cell table:formula="of:=IF([.B355]=&quot;Y&quot;;MID([.A355];3;FIND(&quot;:&quot;;[.A355];1)-3);IF(&#10;RIGHT(RIGHT([.A355]; 1))=&quot;@&quot;;0;&#10;[.A355]))" office:value-type="string" office:string-value="image-viewer-app-symbolic" calcext:value-type="string">
            <text:p>image-viewer-app-symbolic</text:p>
          </table:table-cell>
          <table:table-cell table:formula="of:=IF([.B355]=&quot;Y&quot;;[.D355];[.E354])" office:value-type="string" office:string-value="apps" calcext:value-type="string">
            <text:p>apps</text:p>
          </table:table-cell>
          <table:table-cell table:style-name="ce10" table:formula="of:=IF([.D355]=0;&quot;&quot;;IF([.B355]=&quot;Y&quot;;[.C355];&#10;&quot;&lt;a href=&quot; &amp; CHAR(34) &amp; &quot;#&quot; &amp; CHAR(34) &amp; &quot;&gt;&quot; &amp;&#10;&quot;&lt;img src=&quot; &amp; CHAR(34) &amp; &quot;https://github.com/ubuntu/yaru/blob/master/icons/Yaru/scalable/&quot; &amp; [.E355] &amp; &quot;/&quot; &amp; [.A355] &amp; &quot;.svg&quot; &amp; CHAR(34) &amp; &#10;&quot; width=&quot; &amp; CHAR(34) &amp; &quot;22&quot; &amp; CHAR(34) &amp; &quot; alt=&quot; &amp; CHAR(34) &amp; [.D355] &amp; CHAR(34) &amp; &quot;&gt;&lt;/a&gt;&quot; &amp;&#10;&quot;&amp;nbsp; &amp;nbsp; &quot; &amp; [.D355] &amp; &quot;&lt;br&gt;&quot;&#10;))" office:value-type="string" office:string-value="&lt;a href=&quot;#&quot;&gt;&lt;img src=&quot;https://github.com/ubuntu/yaru/blob/master/icons/Yaru/scalable/apps/image-viewer-app-symbolic.svg&quot; width=&quot;22&quot; alt=&quot;image-viewer-app-symbolic&quot;&gt;&lt;/a&gt;&amp;nbsp; &amp;nbsp; image-viewer-app-symbolic&lt;br&gt;" calcext:value-type="string">
            <text:p>&lt;a href="#"&gt;&lt;img src="https://github.com/ubuntu/yaru/blob/master/icons/Yaru/scalable/apps/image-viewer-app-symbolic.svg" width="22" alt="image-viewer-app-symbolic"&gt;&lt;/a&gt;&amp;nbsp; &amp;nbsp; image-viewer-app-symbolic&lt;br&gt;</text:p>
          </table:table-cell>
        </table:table-row>
        <table:table-row table:style-name="ro1">
          <table:table-cell office:value-type="string" calcext:value-type="string">
            <text:p>image-viewer-symbolic</text:p>
          </table:table-cell>
          <table:table-cell table:formula="of:=IF(LEFT([.A356];1)=&quot;.&quot;;&quot;Y&quot;;&quot;N&quot;)" office:value-type="string" office:string-value="N" calcext:value-type="string">
            <text:p>N</text:p>
          </table:table-cell>
          <table:table-cell table:formula="of:=IFERROR(&quot;## &quot; &amp; MID([.A356];3;FIND(&quot;:&quot;;[.A356])-3) &amp; &quot; &lt;br&gt;&quot;;&quot;&quot;)">
            <text:p/>
          </table:table-cell>
          <table:table-cell table:formula="of:=IF([.B356]=&quot;Y&quot;;MID([.A356];3;FIND(&quot;:&quot;;[.A356];1)-3);IF(&#10;RIGHT(RIGHT([.A356]; 1))=&quot;@&quot;;0;&#10;[.A356]))" office:value-type="string" office:string-value="image-viewer-symbolic" calcext:value-type="string">
            <text:p>image-viewer-symbolic</text:p>
          </table:table-cell>
          <table:table-cell table:formula="of:=IF([.B356]=&quot;Y&quot;;[.D356];[.E355])" office:value-type="string" office:string-value="apps" calcext:value-type="string">
            <text:p>apps</text:p>
          </table:table-cell>
          <table:table-cell table:style-name="ce10" table:formula="of:=IF([.D356]=0;&quot;&quot;;IF([.B356]=&quot;Y&quot;;[.C356];&#10;&quot;&lt;a href=&quot; &amp; CHAR(34) &amp; &quot;#&quot; &amp; CHAR(34) &amp; &quot;&gt;&quot; &amp;&#10;&quot;&lt;img src=&quot; &amp; CHAR(34) &amp; &quot;https://github.com/ubuntu/yaru/blob/master/icons/Yaru/scalable/&quot; &amp; [.E356] &amp; &quot;/&quot; &amp; [.A356] &amp; &quot;.svg&quot; &amp; CHAR(34) &amp; &#10;&quot; width=&quot; &amp; CHAR(34) &amp; &quot;22&quot; &amp; CHAR(34) &amp; &quot; alt=&quot; &amp; CHAR(34) &amp; [.D356] &amp; CHAR(34) &amp; &quot;&gt;&lt;/a&gt;&quot; &amp;&#10;&quot;&amp;nbsp; &amp;nbsp; &quot; &amp; [.D356] &amp; &quot;&lt;br&gt;&quot;&#10;))" office:value-type="string" office:string-value="&lt;a href=&quot;#&quot;&gt;&lt;img src=&quot;https://github.com/ubuntu/yaru/blob/master/icons/Yaru/scalable/apps/image-viewer-symbolic.svg&quot; width=&quot;22&quot; alt=&quot;image-viewer-symbolic&quot;&gt;&lt;/a&gt;&amp;nbsp; &amp;nbsp; image-viewer-symbolic&lt;br&gt;" calcext:value-type="string">
            <text:p>&lt;a href="#"&gt;&lt;img src="https://github.com/ubuntu/yaru/blob/master/icons/Yaru/scalable/apps/image-viewer-symbolic.svg" width="22" alt="image-viewer-symbolic"&gt;&lt;/a&gt;&amp;nbsp; &amp;nbsp; image-viewer-symbolic&lt;br&gt;</text:p>
          </table:table-cell>
        </table:table-row>
        <table:table-row table:style-name="ro1">
          <table:table-cell table:style-name="Default" office:value-type="string" calcext:value-type="string">
            <text:p>internet-chat-symbolic@</text:p>
          </table:table-cell>
          <table:table-cell table:style-name="Default" table:formula="of:=IF(LEFT([.A35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7];3;FIND(&quot;:&quot;;[.A357])-3) &amp; &quot; &lt;br&gt;&quot;;&quot;&quot;)">
            <text:p/>
          </table:table-cell>
          <table:table-cell table:style-name="ce6" table:formula="of:=IF([.B357]=&quot;Y&quot;;MID([.A357];3;FIND(&quot;:&quot;;[.A357];1)-3);IF(&#10;RIGHT(RIGHT([.A357]; 1))=&quot;@&quot;;0;&#10;[.A357]))" office:value-type="float" office:value="0" calcext:value-type="float">
            <text:p>0</text:p>
          </table:table-cell>
          <table:table-cell table:formula="of:=IF([.B357]=&quot;Y&quot;;[.D357];[.E356])" office:value-type="string" office:string-value="apps" calcext:value-type="string">
            <text:p>apps</text:p>
          </table:table-cell>
          <table:table-cell table:style-name="ce10" table:formula="of:=IF([.D357]=0;&quot;&quot;;IF([.B357]=&quot;Y&quot;;[.C357];&#10;&quot;&lt;a href=&quot; &amp; CHAR(34) &amp; &quot;#&quot; &amp; CHAR(34) &amp; &quot;&gt;&quot; &amp;&#10;&quot;&lt;img src=&quot; &amp; CHAR(34) &amp; &quot;https://github.com/ubuntu/yaru/blob/master/icons/Yaru/scalable/&quot; &amp; [.E357] &amp; &quot;/&quot; &amp; [.A357] &amp; &quot;.svg&quot; &amp; CHAR(34) &amp; &#10;&quot; width=&quot; &amp; CHAR(34) &amp; &quot;22&quot; &amp; CHAR(34) &amp; &quot; alt=&quot; &amp; CHAR(34) &amp; [.D357] &amp; CHAR(34) &amp; &quot;&gt;&lt;/a&gt;&quot; &amp;&#10;&quot;&amp;nbsp; &amp;nbsp; &quot; &amp; [.D35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internet-mail-symbolic@</text:p>
          </table:table-cell>
          <table:table-cell table:style-name="Default" table:formula="of:=IF(LEFT([.A35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8];3;FIND(&quot;:&quot;;[.A358])-3) &amp; &quot; &lt;br&gt;&quot;;&quot;&quot;)">
            <text:p/>
          </table:table-cell>
          <table:table-cell table:style-name="ce6" table:formula="of:=IF([.B358]=&quot;Y&quot;;MID([.A358];3;FIND(&quot;:&quot;;[.A358];1)-3);IF(&#10;RIGHT(RIGHT([.A358]; 1))=&quot;@&quot;;0;&#10;[.A358]))" office:value-type="float" office:value="0" calcext:value-type="float">
            <text:p>0</text:p>
          </table:table-cell>
          <table:table-cell table:formula="of:=IF([.B358]=&quot;Y&quot;;[.D358];[.E357])" office:value-type="string" office:string-value="apps" calcext:value-type="string">
            <text:p>apps</text:p>
          </table:table-cell>
          <table:table-cell table:style-name="ce10" table:formula="of:=IF([.D358]=0;&quot;&quot;;IF([.B358]=&quot;Y&quot;;[.C358];&#10;&quot;&lt;a href=&quot; &amp; CHAR(34) &amp; &quot;#&quot; &amp; CHAR(34) &amp; &quot;&gt;&quot; &amp;&#10;&quot;&lt;img src=&quot; &amp; CHAR(34) &amp; &quot;https://github.com/ubuntu/yaru/blob/master/icons/Yaru/scalable/&quot; &amp; [.E358] &amp; &quot;/&quot; &amp; [.A358] &amp; &quot;.svg&quot; &amp; CHAR(34) &amp; &#10;&quot; width=&quot; &amp; CHAR(34) &amp; &quot;22&quot; &amp; CHAR(34) &amp; &quot; alt=&quot; &amp; CHAR(34) &amp; [.D358] &amp; CHAR(34) &amp; &quot;&gt;&lt;/a&gt;&quot; &amp;&#10;&quot;&amp;nbsp; &amp;nbsp; &quot; &amp; [.D35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internet-web-browser-symbolic@</text:p>
          </table:table-cell>
          <table:table-cell table:style-name="Default" table:formula="of:=IF(LEFT([.A35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59];3;FIND(&quot;:&quot;;[.A359])-3) &amp; &quot; &lt;br&gt;&quot;;&quot;&quot;)">
            <text:p/>
          </table:table-cell>
          <table:table-cell table:style-name="ce6" table:formula="of:=IF([.B359]=&quot;Y&quot;;MID([.A359];3;FIND(&quot;:&quot;;[.A359];1)-3);IF(&#10;RIGHT(RIGHT([.A359]; 1))=&quot;@&quot;;0;&#10;[.A359]))" office:value-type="float" office:value="0" calcext:value-type="float">
            <text:p>0</text:p>
          </table:table-cell>
          <table:table-cell table:formula="of:=IF([.B359]=&quot;Y&quot;;[.D359];[.E358])" office:value-type="string" office:string-value="apps" calcext:value-type="string">
            <text:p>apps</text:p>
          </table:table-cell>
          <table:table-cell table:style-name="ce10" table:formula="of:=IF([.D359]=0;&quot;&quot;;IF([.B359]=&quot;Y&quot;;[.C359];&#10;&quot;&lt;a href=&quot; &amp; CHAR(34) &amp; &quot;#&quot; &amp; CHAR(34) &amp; &quot;&gt;&quot; &amp;&#10;&quot;&lt;img src=&quot; &amp; CHAR(34) &amp; &quot;https://github.com/ubuntu/yaru/blob/master/icons/Yaru/scalable/&quot; &amp; [.E359] &amp; &quot;/&quot; &amp; [.A359] &amp; &quot;.svg&quot; &amp; CHAR(34) &amp; &#10;&quot; width=&quot; &amp; CHAR(34) &amp; &quot;22&quot; &amp; CHAR(34) &amp; &quot; alt=&quot; &amp; CHAR(34) &amp; [.D359] &amp; CHAR(34) &amp; &quot;&gt;&lt;/a&gt;&quot; &amp;&#10;&quot;&amp;nbsp; &amp;nbsp; &quot; &amp; [.D35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io.github.celluloid_player.Celluloid-symbolic@</text:p>
          </table:table-cell>
          <table:table-cell table:style-name="Default" table:formula="of:=IF(LEFT([.A36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60];3;FIND(&quot;:&quot;;[.A360])-3) &amp; &quot; &lt;br&gt;&quot;;&quot;&quot;)">
            <text:p/>
          </table:table-cell>
          <table:table-cell table:style-name="ce6" table:formula="of:=IF([.B360]=&quot;Y&quot;;MID([.A360];3;FIND(&quot;:&quot;;[.A360];1)-3);IF(&#10;RIGHT(RIGHT([.A360]; 1))=&quot;@&quot;;0;&#10;[.A360]))" office:value-type="float" office:value="0" calcext:value-type="float">
            <text:p>0</text:p>
          </table:table-cell>
          <table:table-cell table:formula="of:=IF([.B360]=&quot;Y&quot;;[.D360];[.E359])" office:value-type="string" office:string-value="apps" calcext:value-type="string">
            <text:p>apps</text:p>
          </table:table-cell>
          <table:table-cell table:style-name="ce10" table:formula="of:=IF([.D360]=0;&quot;&quot;;IF([.B360]=&quot;Y&quot;;[.C360];&#10;&quot;&lt;a href=&quot; &amp; CHAR(34) &amp; &quot;#&quot; &amp; CHAR(34) &amp; &quot;&gt;&quot; &amp;&#10;&quot;&lt;img src=&quot; &amp; CHAR(34) &amp; &quot;https://github.com/ubuntu/yaru/blob/master/icons/Yaru/scalable/&quot; &amp; [.E360] &amp; &quot;/&quot; &amp; [.A360] &amp; &quot;.svg&quot; &amp; CHAR(34) &amp; &#10;&quot; width=&quot; &amp; CHAR(34) &amp; &quot;22&quot; &amp; CHAR(34) &amp; &quot; alt=&quot; &amp; CHAR(34) &amp; [.D360] &amp; CHAR(34) &amp; &quot;&gt;&lt;/a&gt;&quot; &amp;&#10;&quot;&amp;nbsp; &amp;nbsp; &quot; &amp; [.D360] &amp; &quot;&lt;br&gt;&quot;&#10;))">
            <text:p/>
          </table:table-cell>
        </table:table-row>
        <table:table-row table:style-name="ro1">
          <table:table-cell office:value-type="string" calcext:value-type="string">
            <text:p>jockey-symbolic</text:p>
          </table:table-cell>
          <table:table-cell table:formula="of:=IF(LEFT([.A361];1)=&quot;.&quot;;&quot;Y&quot;;&quot;N&quot;)" office:value-type="string" office:string-value="N" calcext:value-type="string">
            <text:p>N</text:p>
          </table:table-cell>
          <table:table-cell table:formula="of:=IFERROR(&quot;## &quot; &amp; MID([.A361];3;FIND(&quot;:&quot;;[.A361])-3) &amp; &quot; &lt;br&gt;&quot;;&quot;&quot;)">
            <text:p/>
          </table:table-cell>
          <table:table-cell table:formula="of:=IF([.B361]=&quot;Y&quot;;MID([.A361];3;FIND(&quot;:&quot;;[.A361];1)-3);IF(&#10;RIGHT(RIGHT([.A361]; 1))=&quot;@&quot;;0;&#10;[.A361]))" office:value-type="string" office:string-value="jockey-symbolic" calcext:value-type="string">
            <text:p>jockey-symbolic</text:p>
          </table:table-cell>
          <table:table-cell table:formula="of:=IF([.B361]=&quot;Y&quot;;[.D361];[.E360])" office:value-type="string" office:string-value="apps" calcext:value-type="string">
            <text:p>apps</text:p>
          </table:table-cell>
          <table:table-cell table:style-name="ce10" table:formula="of:=IF([.D361]=0;&quot;&quot;;IF([.B361]=&quot;Y&quot;;[.C361];&#10;&quot;&lt;a href=&quot; &amp; CHAR(34) &amp; &quot;#&quot; &amp; CHAR(34) &amp; &quot;&gt;&quot; &amp;&#10;&quot;&lt;img src=&quot; &amp; CHAR(34) &amp; &quot;https://github.com/ubuntu/yaru/blob/master/icons/Yaru/scalable/&quot; &amp; [.E361] &amp; &quot;/&quot; &amp; [.A361] &amp; &quot;.svg&quot; &amp; CHAR(34) &amp; &#10;&quot; width=&quot; &amp; CHAR(34) &amp; &quot;22&quot; &amp; CHAR(34) &amp; &quot; alt=&quot; &amp; CHAR(34) &amp; [.D361] &amp; CHAR(34) &amp; &quot;&gt;&lt;/a&gt;&quot; &amp;&#10;&quot;&amp;nbsp; &amp;nbsp; &quot; &amp; [.D361] &amp; &quot;&lt;br&gt;&quot;&#10;))" office:value-type="string" office:string-value="&lt;a href=&quot;#&quot;&gt;&lt;img src=&quot;https://github.com/ubuntu/yaru/blob/master/icons/Yaru/scalable/apps/jockey-symbolic.svg&quot; width=&quot;22&quot; alt=&quot;jockey-symbolic&quot;&gt;&lt;/a&gt;&amp;nbsp; &amp;nbsp; jockey-symbolic&lt;br&gt;" calcext:value-type="string">
            <text:p>&lt;a href="#"&gt;&lt;img src="https://github.com/ubuntu/yaru/blob/master/icons/Yaru/scalable/apps/jockey-symbolic.svg" width="22" alt="jockey-symbolic"&gt;&lt;/a&gt;&amp;nbsp; &amp;nbsp; jockey-symbolic&lt;br&gt;</text:p>
          </table:table-cell>
        </table:table-row>
        <table:table-row table:style-name="ro1">
          <table:table-cell office:value-type="string" calcext:value-type="string">
            <text:p>libreoffice-base-symbolic</text:p>
          </table:table-cell>
          <table:table-cell table:formula="of:=IF(LEFT([.A362];1)=&quot;.&quot;;&quot;Y&quot;;&quot;N&quot;)" office:value-type="string" office:string-value="N" calcext:value-type="string">
            <text:p>N</text:p>
          </table:table-cell>
          <table:table-cell table:formula="of:=IFERROR(&quot;## &quot; &amp; MID([.A362];3;FIND(&quot;:&quot;;[.A362])-3) &amp; &quot; &lt;br&gt;&quot;;&quot;&quot;)">
            <text:p/>
          </table:table-cell>
          <table:table-cell table:formula="of:=IF([.B362]=&quot;Y&quot;;MID([.A362];3;FIND(&quot;:&quot;;[.A362];1)-3);IF(&#10;RIGHT(RIGHT([.A362]; 1))=&quot;@&quot;;0;&#10;[.A362]))" office:value-type="string" office:string-value="libreoffice-base-symbolic" calcext:value-type="string">
            <text:p>libreoffice-base-symbolic</text:p>
          </table:table-cell>
          <table:table-cell table:formula="of:=IF([.B362]=&quot;Y&quot;;[.D362];[.E361])" office:value-type="string" office:string-value="apps" calcext:value-type="string">
            <text:p>apps</text:p>
          </table:table-cell>
          <table:table-cell table:style-name="ce10" table:formula="of:=IF([.D362]=0;&quot;&quot;;IF([.B362]=&quot;Y&quot;;[.C362];&#10;&quot;&lt;a href=&quot; &amp; CHAR(34) &amp; &quot;#&quot; &amp; CHAR(34) &amp; &quot;&gt;&quot; &amp;&#10;&quot;&lt;img src=&quot; &amp; CHAR(34) &amp; &quot;https://github.com/ubuntu/yaru/blob/master/icons/Yaru/scalable/&quot; &amp; [.E362] &amp; &quot;/&quot; &amp; [.A362] &amp; &quot;.svg&quot; &amp; CHAR(34) &amp; &#10;&quot; width=&quot; &amp; CHAR(34) &amp; &quot;22&quot; &amp; CHAR(34) &amp; &quot; alt=&quot; &amp; CHAR(34) &amp; [.D362] &amp; CHAR(34) &amp; &quot;&gt;&lt;/a&gt;&quot; &amp;&#10;&quot;&amp;nbsp; &amp;nbsp; &quot; &amp; [.D362] &amp; &quot;&lt;br&gt;&quot;&#10;))" office:value-type="string" office:string-value="&lt;a href=&quot;#&quot;&gt;&lt;img src=&quot;https://github.com/ubuntu/yaru/blob/master/icons/Yaru/scalable/apps/libreoffice-base-symbolic.svg&quot; width=&quot;22&quot; alt=&quot;libreoffice-base-symbolic&quot;&gt;&lt;/a&gt;&amp;nbsp; &amp;nbsp; libreoffice-base-symbolic&lt;br&gt;" calcext:value-type="string">
            <text:p>&lt;a href="#"&gt;&lt;img src="https://github.com/ubuntu/yaru/blob/master/icons/Yaru/scalable/apps/libreoffice-base-symbolic.svg" width="22" alt="libreoffice-base-symbolic"&gt;&lt;/a&gt;&amp;nbsp; &amp;nbsp; libreoffice-base-symbolic&lt;br&gt;</text:p>
          </table:table-cell>
        </table:table-row>
        <table:table-row table:style-name="ro1">
          <table:table-cell office:value-type="string" calcext:value-type="string">
            <text:p>libreoffice-calc-symbolic</text:p>
          </table:table-cell>
          <table:table-cell table:formula="of:=IF(LEFT([.A363];1)=&quot;.&quot;;&quot;Y&quot;;&quot;N&quot;)" office:value-type="string" office:string-value="N" calcext:value-type="string">
            <text:p>N</text:p>
          </table:table-cell>
          <table:table-cell table:formula="of:=IFERROR(&quot;## &quot; &amp; MID([.A363];3;FIND(&quot;:&quot;;[.A363])-3) &amp; &quot; &lt;br&gt;&quot;;&quot;&quot;)">
            <text:p/>
          </table:table-cell>
          <table:table-cell table:formula="of:=IF([.B363]=&quot;Y&quot;;MID([.A363];3;FIND(&quot;:&quot;;[.A363];1)-3);IF(&#10;RIGHT(RIGHT([.A363]; 1))=&quot;@&quot;;0;&#10;[.A363]))" office:value-type="string" office:string-value="libreoffice-calc-symbolic" calcext:value-type="string">
            <text:p>libreoffice-calc-symbolic</text:p>
          </table:table-cell>
          <table:table-cell table:formula="of:=IF([.B363]=&quot;Y&quot;;[.D363];[.E362])" office:value-type="string" office:string-value="apps" calcext:value-type="string">
            <text:p>apps</text:p>
          </table:table-cell>
          <table:table-cell table:style-name="ce10" table:formula="of:=IF([.D363]=0;&quot;&quot;;IF([.B363]=&quot;Y&quot;;[.C363];&#10;&quot;&lt;a href=&quot; &amp; CHAR(34) &amp; &quot;#&quot; &amp; CHAR(34) &amp; &quot;&gt;&quot; &amp;&#10;&quot;&lt;img src=&quot; &amp; CHAR(34) &amp; &quot;https://github.com/ubuntu/yaru/blob/master/icons/Yaru/scalable/&quot; &amp; [.E363] &amp; &quot;/&quot; &amp; [.A363] &amp; &quot;.svg&quot; &amp; CHAR(34) &amp; &#10;&quot; width=&quot; &amp; CHAR(34) &amp; &quot;22&quot; &amp; CHAR(34) &amp; &quot; alt=&quot; &amp; CHAR(34) &amp; [.D363] &amp; CHAR(34) &amp; &quot;&gt;&lt;/a&gt;&quot; &amp;&#10;&quot;&amp;nbsp; &amp;nbsp; &quot; &amp; [.D363] &amp; &quot;&lt;br&gt;&quot;&#10;))" office:value-type="string" office:string-value="&lt;a href=&quot;#&quot;&gt;&lt;img src=&quot;https://github.com/ubuntu/yaru/blob/master/icons/Yaru/scalable/apps/libreoffice-calc-symbolic.svg&quot; width=&quot;22&quot; alt=&quot;libreoffice-calc-symbolic&quot;&gt;&lt;/a&gt;&amp;nbsp; &amp;nbsp; libreoffice-calc-symbolic&lt;br&gt;" calcext:value-type="string">
            <text:p>&lt;a href="#"&gt;&lt;img src="https://github.com/ubuntu/yaru/blob/master/icons/Yaru/scalable/apps/libreoffice-calc-symbolic.svg" width="22" alt="libreoffice-calc-symbolic"&gt;&lt;/a&gt;&amp;nbsp; &amp;nbsp; libreoffice-calc-symbolic&lt;br&gt;</text:p>
          </table:table-cell>
        </table:table-row>
        <table:table-row table:style-name="ro1">
          <table:table-cell office:value-type="string" calcext:value-type="string">
            <text:p>libreoffice-draw-symbolic</text:p>
          </table:table-cell>
          <table:table-cell table:formula="of:=IF(LEFT([.A364];1)=&quot;.&quot;;&quot;Y&quot;;&quot;N&quot;)" office:value-type="string" office:string-value="N" calcext:value-type="string">
            <text:p>N</text:p>
          </table:table-cell>
          <table:table-cell table:formula="of:=IFERROR(&quot;## &quot; &amp; MID([.A364];3;FIND(&quot;:&quot;;[.A364])-3) &amp; &quot; &lt;br&gt;&quot;;&quot;&quot;)">
            <text:p/>
          </table:table-cell>
          <table:table-cell table:formula="of:=IF([.B364]=&quot;Y&quot;;MID([.A364];3;FIND(&quot;:&quot;;[.A364];1)-3);IF(&#10;RIGHT(RIGHT([.A364]; 1))=&quot;@&quot;;0;&#10;[.A364]))" office:value-type="string" office:string-value="libreoffice-draw-symbolic" calcext:value-type="string">
            <text:p>libreoffice-draw-symbolic</text:p>
          </table:table-cell>
          <table:table-cell table:formula="of:=IF([.B364]=&quot;Y&quot;;[.D364];[.E363])" office:value-type="string" office:string-value="apps" calcext:value-type="string">
            <text:p>apps</text:p>
          </table:table-cell>
          <table:table-cell table:style-name="ce10" table:formula="of:=IF([.D364]=0;&quot;&quot;;IF([.B364]=&quot;Y&quot;;[.C364];&#10;&quot;&lt;a href=&quot; &amp; CHAR(34) &amp; &quot;#&quot; &amp; CHAR(34) &amp; &quot;&gt;&quot; &amp;&#10;&quot;&lt;img src=&quot; &amp; CHAR(34) &amp; &quot;https://github.com/ubuntu/yaru/blob/master/icons/Yaru/scalable/&quot; &amp; [.E364] &amp; &quot;/&quot; &amp; [.A364] &amp; &quot;.svg&quot; &amp; CHAR(34) &amp; &#10;&quot; width=&quot; &amp; CHAR(34) &amp; &quot;22&quot; &amp; CHAR(34) &amp; &quot; alt=&quot; &amp; CHAR(34) &amp; [.D364] &amp; CHAR(34) &amp; &quot;&gt;&lt;/a&gt;&quot; &amp;&#10;&quot;&amp;nbsp; &amp;nbsp; &quot; &amp; [.D364] &amp; &quot;&lt;br&gt;&quot;&#10;))" office:value-type="string" office:string-value="&lt;a href=&quot;#&quot;&gt;&lt;img src=&quot;https://github.com/ubuntu/yaru/blob/master/icons/Yaru/scalable/apps/libreoffice-draw-symbolic.svg&quot; width=&quot;22&quot; alt=&quot;libreoffice-draw-symbolic&quot;&gt;&lt;/a&gt;&amp;nbsp; &amp;nbsp; libreoffice-draw-symbolic&lt;br&gt;" calcext:value-type="string">
            <text:p>&lt;a href="#"&gt;&lt;img src="https://github.com/ubuntu/yaru/blob/master/icons/Yaru/scalable/apps/libreoffice-draw-symbolic.svg" width="22" alt="libreoffice-draw-symbolic"&gt;&lt;/a&gt;&amp;nbsp; &amp;nbsp; libreoffice-draw-symbolic&lt;br&gt;</text:p>
          </table:table-cell>
        </table:table-row>
        <table:table-row table:style-name="ro1">
          <table:table-cell office:value-type="string" calcext:value-type="string">
            <text:p>libreoffice-impress-symbolic</text:p>
          </table:table-cell>
          <table:table-cell table:formula="of:=IF(LEFT([.A365];1)=&quot;.&quot;;&quot;Y&quot;;&quot;N&quot;)" office:value-type="string" office:string-value="N" calcext:value-type="string">
            <text:p>N</text:p>
          </table:table-cell>
          <table:table-cell table:formula="of:=IFERROR(&quot;## &quot; &amp; MID([.A365];3;FIND(&quot;:&quot;;[.A365])-3) &amp; &quot; &lt;br&gt;&quot;;&quot;&quot;)">
            <text:p/>
          </table:table-cell>
          <table:table-cell table:formula="of:=IF([.B365]=&quot;Y&quot;;MID([.A365];3;FIND(&quot;:&quot;;[.A365];1)-3);IF(&#10;RIGHT(RIGHT([.A365]; 1))=&quot;@&quot;;0;&#10;[.A365]))" office:value-type="string" office:string-value="libreoffice-impress-symbolic" calcext:value-type="string">
            <text:p>libreoffice-impress-symbolic</text:p>
          </table:table-cell>
          <table:table-cell table:formula="of:=IF([.B365]=&quot;Y&quot;;[.D365];[.E364])" office:value-type="string" office:string-value="apps" calcext:value-type="string">
            <text:p>apps</text:p>
          </table:table-cell>
          <table:table-cell table:style-name="ce10" table:formula="of:=IF([.D365]=0;&quot;&quot;;IF([.B365]=&quot;Y&quot;;[.C365];&#10;&quot;&lt;a href=&quot; &amp; CHAR(34) &amp; &quot;#&quot; &amp; CHAR(34) &amp; &quot;&gt;&quot; &amp;&#10;&quot;&lt;img src=&quot; &amp; CHAR(34) &amp; &quot;https://github.com/ubuntu/yaru/blob/master/icons/Yaru/scalable/&quot; &amp; [.E365] &amp; &quot;/&quot; &amp; [.A365] &amp; &quot;.svg&quot; &amp; CHAR(34) &amp; &#10;&quot; width=&quot; &amp; CHAR(34) &amp; &quot;22&quot; &amp; CHAR(34) &amp; &quot; alt=&quot; &amp; CHAR(34) &amp; [.D365] &amp; CHAR(34) &amp; &quot;&gt;&lt;/a&gt;&quot; &amp;&#10;&quot;&amp;nbsp; &amp;nbsp; &quot; &amp; [.D365] &amp; &quot;&lt;br&gt;&quot;&#10;))" office:value-type="string" office:string-value="&lt;a href=&quot;#&quot;&gt;&lt;img src=&quot;https://github.com/ubuntu/yaru/blob/master/icons/Yaru/scalable/apps/libreoffice-impress-symbolic.svg&quot; width=&quot;22&quot; alt=&quot;libreoffice-impress-symbolic&quot;&gt;&lt;/a&gt;&amp;nbsp; &amp;nbsp; libreoffice-impress-symbolic&lt;br&gt;" calcext:value-type="string">
            <text:p>&lt;a href="#"&gt;&lt;img src="https://github.com/ubuntu/yaru/blob/master/icons/Yaru/scalable/apps/libreoffice-impress-symbolic.svg" width="22" alt="libreoffice-impress-symbolic"&gt;&lt;/a&gt;&amp;nbsp; &amp;nbsp; libreoffice-impress-symbolic&lt;br&gt;</text:p>
          </table:table-cell>
        </table:table-row>
        <table:table-row table:style-name="ro1">
          <table:table-cell office:value-type="string" calcext:value-type="string">
            <text:p>libreoffice-main-symbolic</text:p>
          </table:table-cell>
          <table:table-cell table:formula="of:=IF(LEFT([.A366];1)=&quot;.&quot;;&quot;Y&quot;;&quot;N&quot;)" office:value-type="string" office:string-value="N" calcext:value-type="string">
            <text:p>N</text:p>
          </table:table-cell>
          <table:table-cell table:formula="of:=IFERROR(&quot;## &quot; &amp; MID([.A366];3;FIND(&quot;:&quot;;[.A366])-3) &amp; &quot; &lt;br&gt;&quot;;&quot;&quot;)">
            <text:p/>
          </table:table-cell>
          <table:table-cell table:formula="of:=IF([.B366]=&quot;Y&quot;;MID([.A366];3;FIND(&quot;:&quot;;[.A366];1)-3);IF(&#10;RIGHT(RIGHT([.A366]; 1))=&quot;@&quot;;0;&#10;[.A366]))" office:value-type="string" office:string-value="libreoffice-main-symbolic" calcext:value-type="string">
            <text:p>libreoffice-main-symbolic</text:p>
          </table:table-cell>
          <table:table-cell table:formula="of:=IF([.B366]=&quot;Y&quot;;[.D366];[.E365])" office:value-type="string" office:string-value="apps" calcext:value-type="string">
            <text:p>apps</text:p>
          </table:table-cell>
          <table:table-cell table:style-name="ce10" table:formula="of:=IF([.D366]=0;&quot;&quot;;IF([.B366]=&quot;Y&quot;;[.C366];&#10;&quot;&lt;a href=&quot; &amp; CHAR(34) &amp; &quot;#&quot; &amp; CHAR(34) &amp; &quot;&gt;&quot; &amp;&#10;&quot;&lt;img src=&quot; &amp; CHAR(34) &amp; &quot;https://github.com/ubuntu/yaru/blob/master/icons/Yaru/scalable/&quot; &amp; [.E366] &amp; &quot;/&quot; &amp; [.A366] &amp; &quot;.svg&quot; &amp; CHAR(34) &amp; &#10;&quot; width=&quot; &amp; CHAR(34) &amp; &quot;22&quot; &amp; CHAR(34) &amp; &quot; alt=&quot; &amp; CHAR(34) &amp; [.D366] &amp; CHAR(34) &amp; &quot;&gt;&lt;/a&gt;&quot; &amp;&#10;&quot;&amp;nbsp; &amp;nbsp; &quot; &amp; [.D366] &amp; &quot;&lt;br&gt;&quot;&#10;))" office:value-type="string" office:string-value="&lt;a href=&quot;#&quot;&gt;&lt;img src=&quot;https://github.com/ubuntu/yaru/blob/master/icons/Yaru/scalable/apps/libreoffice-main-symbolic.svg&quot; width=&quot;22&quot; alt=&quot;libreoffice-main-symbolic&quot;&gt;&lt;/a&gt;&amp;nbsp; &amp;nbsp; libreoffice-main-symbolic&lt;br&gt;" calcext:value-type="string">
            <text:p>&lt;a href="#"&gt;&lt;img src="https://github.com/ubuntu/yaru/blob/master/icons/Yaru/scalable/apps/libreoffice-main-symbolic.svg" width="22" alt="libreoffice-main-symbolic"&gt;&lt;/a&gt;&amp;nbsp; &amp;nbsp; libreoffice-main-symbolic&lt;br&gt;</text:p>
          </table:table-cell>
        </table:table-row>
        <table:table-row table:style-name="ro1">
          <table:table-cell office:value-type="string" calcext:value-type="string">
            <text:p>libreoffice-math-symbolic</text:p>
          </table:table-cell>
          <table:table-cell table:formula="of:=IF(LEFT([.A367];1)=&quot;.&quot;;&quot;Y&quot;;&quot;N&quot;)" office:value-type="string" office:string-value="N" calcext:value-type="string">
            <text:p>N</text:p>
          </table:table-cell>
          <table:table-cell table:formula="of:=IFERROR(&quot;## &quot; &amp; MID([.A367];3;FIND(&quot;:&quot;;[.A367])-3) &amp; &quot; &lt;br&gt;&quot;;&quot;&quot;)">
            <text:p/>
          </table:table-cell>
          <table:table-cell table:formula="of:=IF([.B367]=&quot;Y&quot;;MID([.A367];3;FIND(&quot;:&quot;;[.A367];1)-3);IF(&#10;RIGHT(RIGHT([.A367]; 1))=&quot;@&quot;;0;&#10;[.A367]))" office:value-type="string" office:string-value="libreoffice-math-symbolic" calcext:value-type="string">
            <text:p>libreoffice-math-symbolic</text:p>
          </table:table-cell>
          <table:table-cell table:formula="of:=IF([.B367]=&quot;Y&quot;;[.D367];[.E366])" office:value-type="string" office:string-value="apps" calcext:value-type="string">
            <text:p>apps</text:p>
          </table:table-cell>
          <table:table-cell table:style-name="ce10" table:formula="of:=IF([.D367]=0;&quot;&quot;;IF([.B367]=&quot;Y&quot;;[.C367];&#10;&quot;&lt;a href=&quot; &amp; CHAR(34) &amp; &quot;#&quot; &amp; CHAR(34) &amp; &quot;&gt;&quot; &amp;&#10;&quot;&lt;img src=&quot; &amp; CHAR(34) &amp; &quot;https://github.com/ubuntu/yaru/blob/master/icons/Yaru/scalable/&quot; &amp; [.E367] &amp; &quot;/&quot; &amp; [.A367] &amp; &quot;.svg&quot; &amp; CHAR(34) &amp; &#10;&quot; width=&quot; &amp; CHAR(34) &amp; &quot;22&quot; &amp; CHAR(34) &amp; &quot; alt=&quot; &amp; CHAR(34) &amp; [.D367] &amp; CHAR(34) &amp; &quot;&gt;&lt;/a&gt;&quot; &amp;&#10;&quot;&amp;nbsp; &amp;nbsp; &quot; &amp; [.D367] &amp; &quot;&lt;br&gt;&quot;&#10;))" office:value-type="string" office:string-value="&lt;a href=&quot;#&quot;&gt;&lt;img src=&quot;https://github.com/ubuntu/yaru/blob/master/icons/Yaru/scalable/apps/libreoffice-math-symbolic.svg&quot; width=&quot;22&quot; alt=&quot;libreoffice-math-symbolic&quot;&gt;&lt;/a&gt;&amp;nbsp; &amp;nbsp; libreoffice-math-symbolic&lt;br&gt;" calcext:value-type="string">
            <text:p>&lt;a href="#"&gt;&lt;img src="https://github.com/ubuntu/yaru/blob/master/icons/Yaru/scalable/apps/libreoffice-math-symbolic.svg" width="22" alt="libreoffice-math-symbolic"&gt;&lt;/a&gt;&amp;nbsp; &amp;nbsp; libreoffice-math-symbolic&lt;br&gt;</text:p>
          </table:table-cell>
        </table:table-row>
        <table:table-row table:style-name="ro1">
          <table:table-cell table:style-name="Default" office:value-type="string" calcext:value-type="string">
            <text:p>libreoffice-startcenter-symbolic@</text:p>
          </table:table-cell>
          <table:table-cell table:style-name="Default" table:formula="of:=IF(LEFT([.A36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68];3;FIND(&quot;:&quot;;[.A368])-3) &amp; &quot; &lt;br&gt;&quot;;&quot;&quot;)">
            <text:p/>
          </table:table-cell>
          <table:table-cell table:style-name="ce6" table:formula="of:=IF([.B368]=&quot;Y&quot;;MID([.A368];3;FIND(&quot;:&quot;;[.A368];1)-3);IF(&#10;RIGHT(RIGHT([.A368]; 1))=&quot;@&quot;;0;&#10;[.A368]))" office:value-type="float" office:value="0" calcext:value-type="float">
            <text:p>0</text:p>
          </table:table-cell>
          <table:table-cell table:formula="of:=IF([.B368]=&quot;Y&quot;;[.D368];[.E367])" office:value-type="string" office:string-value="apps" calcext:value-type="string">
            <text:p>apps</text:p>
          </table:table-cell>
          <table:table-cell table:style-name="ce10" table:formula="of:=IF([.D368]=0;&quot;&quot;;IF([.B368]=&quot;Y&quot;;[.C368];&#10;&quot;&lt;a href=&quot; &amp; CHAR(34) &amp; &quot;#&quot; &amp; CHAR(34) &amp; &quot;&gt;&quot; &amp;&#10;&quot;&lt;img src=&quot; &amp; CHAR(34) &amp; &quot;https://github.com/ubuntu/yaru/blob/master/icons/Yaru/scalable/&quot; &amp; [.E368] &amp; &quot;/&quot; &amp; [.A368] &amp; &quot;.svg&quot; &amp; CHAR(34) &amp; &#10;&quot; width=&quot; &amp; CHAR(34) &amp; &quot;22&quot; &amp; CHAR(34) &amp; &quot; alt=&quot; &amp; CHAR(34) &amp; [.D368] &amp; CHAR(34) &amp; &quot;&gt;&lt;/a&gt;&quot; &amp;&#10;&quot;&amp;nbsp; &amp;nbsp; &quot; &amp; [.D368] &amp; &quot;&lt;br&gt;&quot;&#10;))">
            <text:p/>
          </table:table-cell>
        </table:table-row>
        <table:table-row table:style-name="ro1">
          <table:table-cell office:value-type="string" calcext:value-type="string">
            <text:p>libreoffice-writer-symbolic</text:p>
          </table:table-cell>
          <table:table-cell table:formula="of:=IF(LEFT([.A369];1)=&quot;.&quot;;&quot;Y&quot;;&quot;N&quot;)" office:value-type="string" office:string-value="N" calcext:value-type="string">
            <text:p>N</text:p>
          </table:table-cell>
          <table:table-cell table:formula="of:=IFERROR(&quot;## &quot; &amp; MID([.A369];3;FIND(&quot;:&quot;;[.A369])-3) &amp; &quot; &lt;br&gt;&quot;;&quot;&quot;)">
            <text:p/>
          </table:table-cell>
          <table:table-cell table:formula="of:=IF([.B369]=&quot;Y&quot;;MID([.A369];3;FIND(&quot;:&quot;;[.A369];1)-3);IF(&#10;RIGHT(RIGHT([.A369]; 1))=&quot;@&quot;;0;&#10;[.A369]))" office:value-type="string" office:string-value="libreoffice-writer-symbolic" calcext:value-type="string">
            <text:p>libreoffice-writer-symbolic</text:p>
          </table:table-cell>
          <table:table-cell table:formula="of:=IF([.B369]=&quot;Y&quot;;[.D369];[.E368])" office:value-type="string" office:string-value="apps" calcext:value-type="string">
            <text:p>apps</text:p>
          </table:table-cell>
          <table:table-cell table:style-name="ce10" table:formula="of:=IF([.D369]=0;&quot;&quot;;IF([.B369]=&quot;Y&quot;;[.C369];&#10;&quot;&lt;a href=&quot; &amp; CHAR(34) &amp; &quot;#&quot; &amp; CHAR(34) &amp; &quot;&gt;&quot; &amp;&#10;&quot;&lt;img src=&quot; &amp; CHAR(34) &amp; &quot;https://github.com/ubuntu/yaru/blob/master/icons/Yaru/scalable/&quot; &amp; [.E369] &amp; &quot;/&quot; &amp; [.A369] &amp; &quot;.svg&quot; &amp; CHAR(34) &amp; &#10;&quot; width=&quot; &amp; CHAR(34) &amp; &quot;22&quot; &amp; CHAR(34) &amp; &quot; alt=&quot; &amp; CHAR(34) &amp; [.D369] &amp; CHAR(34) &amp; &quot;&gt;&lt;/a&gt;&quot; &amp;&#10;&quot;&amp;nbsp; &amp;nbsp; &quot; &amp; [.D369] &amp; &quot;&lt;br&gt;&quot;&#10;))" office:value-type="string" office:string-value="&lt;a href=&quot;#&quot;&gt;&lt;img src=&quot;https://github.com/ubuntu/yaru/blob/master/icons/Yaru/scalable/apps/libreoffice-writer-symbolic.svg&quot; width=&quot;22&quot; alt=&quot;libreoffice-writer-symbolic&quot;&gt;&lt;/a&gt;&amp;nbsp; &amp;nbsp; libreoffice-writer-symbolic&lt;br&gt;" calcext:value-type="string">
            <text:p>&lt;a href="#"&gt;&lt;img src="https://github.com/ubuntu/yaru/blob/master/icons/Yaru/scalable/apps/libreoffice-writer-symbolic.svg" width="22" alt="libreoffice-writer-symbolic"&gt;&lt;/a&gt;&amp;nbsp; &amp;nbsp; libreoffice-writer-symbolic&lt;br&gt;</text:p>
          </table:table-cell>
        </table:table-row>
        <table:table-row table:style-name="ro1">
          <table:table-cell office:value-type="string" calcext:value-type="string">
            <text:p>log-viewer-app-symbolic</text:p>
          </table:table-cell>
          <table:table-cell table:formula="of:=IF(LEFT([.A370];1)=&quot;.&quot;;&quot;Y&quot;;&quot;N&quot;)" office:value-type="string" office:string-value="N" calcext:value-type="string">
            <text:p>N</text:p>
          </table:table-cell>
          <table:table-cell table:formula="of:=IFERROR(&quot;## &quot; &amp; MID([.A370];3;FIND(&quot;:&quot;;[.A370])-3) &amp; &quot; &lt;br&gt;&quot;;&quot;&quot;)">
            <text:p/>
          </table:table-cell>
          <table:table-cell table:formula="of:=IF([.B370]=&quot;Y&quot;;MID([.A370];3;FIND(&quot;:&quot;;[.A370];1)-3);IF(&#10;RIGHT(RIGHT([.A370]; 1))=&quot;@&quot;;0;&#10;[.A370]))" office:value-type="string" office:string-value="log-viewer-app-symbolic" calcext:value-type="string">
            <text:p>log-viewer-app-symbolic</text:p>
          </table:table-cell>
          <table:table-cell table:formula="of:=IF([.B370]=&quot;Y&quot;;[.D370];[.E369])" office:value-type="string" office:string-value="apps" calcext:value-type="string">
            <text:p>apps</text:p>
          </table:table-cell>
          <table:table-cell table:style-name="ce10" table:formula="of:=IF([.D370]=0;&quot;&quot;;IF([.B370]=&quot;Y&quot;;[.C370];&#10;&quot;&lt;a href=&quot; &amp; CHAR(34) &amp; &quot;#&quot; &amp; CHAR(34) &amp; &quot;&gt;&quot; &amp;&#10;&quot;&lt;img src=&quot; &amp; CHAR(34) &amp; &quot;https://github.com/ubuntu/yaru/blob/master/icons/Yaru/scalable/&quot; &amp; [.E370] &amp; &quot;/&quot; &amp; [.A370] &amp; &quot;.svg&quot; &amp; CHAR(34) &amp; &#10;&quot; width=&quot; &amp; CHAR(34) &amp; &quot;22&quot; &amp; CHAR(34) &amp; &quot; alt=&quot; &amp; CHAR(34) &amp; [.D370] &amp; CHAR(34) &amp; &quot;&gt;&lt;/a&gt;&quot; &amp;&#10;&quot;&amp;nbsp; &amp;nbsp; &quot; &amp; [.D370] &amp; &quot;&lt;br&gt;&quot;&#10;))" office:value-type="string" office:string-value="&lt;a href=&quot;#&quot;&gt;&lt;img src=&quot;https://github.com/ubuntu/yaru/blob/master/icons/Yaru/scalable/apps/log-viewer-app-symbolic.svg&quot; width=&quot;22&quot; alt=&quot;log-viewer-app-symbolic&quot;&gt;&lt;/a&gt;&amp;nbsp; &amp;nbsp; log-viewer-app-symbolic&lt;br&gt;" calcext:value-type="string">
            <text:p>&lt;a href="#"&gt;&lt;img src="https://github.com/ubuntu/yaru/blob/master/icons/Yaru/scalable/apps/log-viewer-app-symbolic.svg" width="22" alt="log-viewer-app-symbolic"&gt;&lt;/a&gt;&amp;nbsp; &amp;nbsp; log-viewer-app-symbolic&lt;br&gt;</text:p>
          </table:table-cell>
        </table:table-row>
        <table:table-row table:style-name="ro1">
          <table:table-cell table:style-name="Default" office:value-type="string" calcext:value-type="string">
            <text:p>logviewer-symbolic@</text:p>
          </table:table-cell>
          <table:table-cell table:style-name="Default" table:formula="of:=IF(LEFT([.A37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71];3;FIND(&quot;:&quot;;[.A371])-3) &amp; &quot; &lt;br&gt;&quot;;&quot;&quot;)">
            <text:p/>
          </table:table-cell>
          <table:table-cell table:style-name="ce6" table:formula="of:=IF([.B371]=&quot;Y&quot;;MID([.A371];3;FIND(&quot;:&quot;;[.A371];1)-3);IF(&#10;RIGHT(RIGHT([.A371]; 1))=&quot;@&quot;;0;&#10;[.A371]))" office:value-type="float" office:value="0" calcext:value-type="float">
            <text:p>0</text:p>
          </table:table-cell>
          <table:table-cell table:formula="of:=IF([.B371]=&quot;Y&quot;;[.D371];[.E370])" office:value-type="string" office:string-value="apps" calcext:value-type="string">
            <text:p>apps</text:p>
          </table:table-cell>
          <table:table-cell table:style-name="ce10" table:formula="of:=IF([.D371]=0;&quot;&quot;;IF([.B371]=&quot;Y&quot;;[.C371];&#10;&quot;&lt;a href=&quot; &amp; CHAR(34) &amp; &quot;#&quot; &amp; CHAR(34) &amp; &quot;&gt;&quot; &amp;&#10;&quot;&lt;img src=&quot; &amp; CHAR(34) &amp; &quot;https://github.com/ubuntu/yaru/blob/master/icons/Yaru/scalable/&quot; &amp; [.E371] &amp; &quot;/&quot; &amp; [.A371] &amp; &quot;.svg&quot; &amp; CHAR(34) &amp; &#10;&quot; width=&quot; &amp; CHAR(34) &amp; &quot;22&quot; &amp; CHAR(34) &amp; &quot; alt=&quot; &amp; CHAR(34) &amp; [.D371] &amp; CHAR(34) &amp; &quot;&gt;&lt;/a&gt;&quot; &amp;&#10;&quot;&amp;nbsp; &amp;nbsp; &quot; &amp; [.D371] &amp; &quot;&lt;br&gt;&quot;&#10;))">
            <text:p/>
          </table:table-cell>
        </table:table-row>
        <table:table-row table:style-name="ro1">
          <table:table-cell office:value-type="string" calcext:value-type="string">
            <text:p>mail-app-symbolic</text:p>
          </table:table-cell>
          <table:table-cell table:formula="of:=IF(LEFT([.A372];1)=&quot;.&quot;;&quot;Y&quot;;&quot;N&quot;)" office:value-type="string" office:string-value="N" calcext:value-type="string">
            <text:p>N</text:p>
          </table:table-cell>
          <table:table-cell table:formula="of:=IFERROR(&quot;## &quot; &amp; MID([.A372];3;FIND(&quot;:&quot;;[.A372])-3) &amp; &quot; &lt;br&gt;&quot;;&quot;&quot;)">
            <text:p/>
          </table:table-cell>
          <table:table-cell table:formula="of:=IF([.B372]=&quot;Y&quot;;MID([.A372];3;FIND(&quot;:&quot;;[.A372];1)-3);IF(&#10;RIGHT(RIGHT([.A372]; 1))=&quot;@&quot;;0;&#10;[.A372]))" office:value-type="string" office:string-value="mail-app-symbolic" calcext:value-type="string">
            <text:p>mail-app-symbolic</text:p>
          </table:table-cell>
          <table:table-cell table:formula="of:=IF([.B372]=&quot;Y&quot;;[.D372];[.E371])" office:value-type="string" office:string-value="apps" calcext:value-type="string">
            <text:p>apps</text:p>
          </table:table-cell>
          <table:table-cell table:style-name="ce10" table:formula="of:=IF([.D372]=0;&quot;&quot;;IF([.B372]=&quot;Y&quot;;[.C372];&#10;&quot;&lt;a href=&quot; &amp; CHAR(34) &amp; &quot;#&quot; &amp; CHAR(34) &amp; &quot;&gt;&quot; &amp;&#10;&quot;&lt;img src=&quot; &amp; CHAR(34) &amp; &quot;https://github.com/ubuntu/yaru/blob/master/icons/Yaru/scalable/&quot; &amp; [.E372] &amp; &quot;/&quot; &amp; [.A372] &amp; &quot;.svg&quot; &amp; CHAR(34) &amp; &#10;&quot; width=&quot; &amp; CHAR(34) &amp; &quot;22&quot; &amp; CHAR(34) &amp; &quot; alt=&quot; &amp; CHAR(34) &amp; [.D372] &amp; CHAR(34) &amp; &quot;&gt;&lt;/a&gt;&quot; &amp;&#10;&quot;&amp;nbsp; &amp;nbsp; &quot; &amp; [.D372] &amp; &quot;&lt;br&gt;&quot;&#10;))" office:value-type="string" office:string-value="&lt;a href=&quot;#&quot;&gt;&lt;img src=&quot;https://github.com/ubuntu/yaru/blob/master/icons/Yaru/scalable/apps/mail-app-symbolic.svg&quot; width=&quot;22&quot; alt=&quot;mail-app-symbolic&quot;&gt;&lt;/a&gt;&amp;nbsp; &amp;nbsp; mail-app-symbolic&lt;br&gt;" calcext:value-type="string">
            <text:p>&lt;a href="#"&gt;&lt;img src="https://github.com/ubuntu/yaru/blob/master/icons/Yaru/scalable/apps/mail-app-symbolic.svg" width="22" alt="mail-app-symbolic"&gt;&lt;/a&gt;&amp;nbsp; &amp;nbsp; mail-app-symbolic&lt;br&gt;</text:p>
          </table:table-cell>
        </table:table-row>
        <table:table-row table:style-name="ro1">
          <table:table-cell office:value-type="string" calcext:value-type="string">
            <text:p>maps-app-symbolic</text:p>
          </table:table-cell>
          <table:table-cell table:formula="of:=IF(LEFT([.A373];1)=&quot;.&quot;;&quot;Y&quot;;&quot;N&quot;)" office:value-type="string" office:string-value="N" calcext:value-type="string">
            <text:p>N</text:p>
          </table:table-cell>
          <table:table-cell table:formula="of:=IFERROR(&quot;## &quot; &amp; MID([.A373];3;FIND(&quot;:&quot;;[.A373])-3) &amp; &quot; &lt;br&gt;&quot;;&quot;&quot;)">
            <text:p/>
          </table:table-cell>
          <table:table-cell table:formula="of:=IF([.B373]=&quot;Y&quot;;MID([.A373];3;FIND(&quot;:&quot;;[.A373];1)-3);IF(&#10;RIGHT(RIGHT([.A373]; 1))=&quot;@&quot;;0;&#10;[.A373]))" office:value-type="string" office:string-value="maps-app-symbolic" calcext:value-type="string">
            <text:p>maps-app-symbolic</text:p>
          </table:table-cell>
          <table:table-cell table:formula="of:=IF([.B373]=&quot;Y&quot;;[.D373];[.E372])" office:value-type="string" office:string-value="apps" calcext:value-type="string">
            <text:p>apps</text:p>
          </table:table-cell>
          <table:table-cell table:style-name="ce10" table:formula="of:=IF([.D373]=0;&quot;&quot;;IF([.B373]=&quot;Y&quot;;[.C373];&#10;&quot;&lt;a href=&quot; &amp; CHAR(34) &amp; &quot;#&quot; &amp; CHAR(34) &amp; &quot;&gt;&quot; &amp;&#10;&quot;&lt;img src=&quot; &amp; CHAR(34) &amp; &quot;https://github.com/ubuntu/yaru/blob/master/icons/Yaru/scalable/&quot; &amp; [.E373] &amp; &quot;/&quot; &amp; [.A373] &amp; &quot;.svg&quot; &amp; CHAR(34) &amp; &#10;&quot; width=&quot; &amp; CHAR(34) &amp; &quot;22&quot; &amp; CHAR(34) &amp; &quot; alt=&quot; &amp; CHAR(34) &amp; [.D373] &amp; CHAR(34) &amp; &quot;&gt;&lt;/a&gt;&quot; &amp;&#10;&quot;&amp;nbsp; &amp;nbsp; &quot; &amp; [.D373] &amp; &quot;&lt;br&gt;&quot;&#10;))" office:value-type="string" office:string-value="&lt;a href=&quot;#&quot;&gt;&lt;img src=&quot;https://github.com/ubuntu/yaru/blob/master/icons/Yaru/scalable/apps/maps-app-symbolic.svg&quot; width=&quot;22&quot; alt=&quot;maps-app-symbolic&quot;&gt;&lt;/a&gt;&amp;nbsp; &amp;nbsp; maps-app-symbolic&lt;br&gt;" calcext:value-type="string">
            <text:p>&lt;a href="#"&gt;&lt;img src="https://github.com/ubuntu/yaru/blob/master/icons/Yaru/scalable/apps/maps-app-symbolic.svg" width="22" alt="maps-app-symbolic"&gt;&lt;/a&gt;&amp;nbsp; &amp;nbsp; maps-app-symbolic&lt;br&gt;</text:p>
          </table:table-cell>
        </table:table-row>
        <table:table-row table:style-name="ro1">
          <table:table-cell office:value-type="string" calcext:value-type="string">
            <text:p>mediaplayer-app-symbolic</text:p>
          </table:table-cell>
          <table:table-cell table:formula="of:=IF(LEFT([.A374];1)=&quot;.&quot;;&quot;Y&quot;;&quot;N&quot;)" office:value-type="string" office:string-value="N" calcext:value-type="string">
            <text:p>N</text:p>
          </table:table-cell>
          <table:table-cell table:formula="of:=IFERROR(&quot;## &quot; &amp; MID([.A374];3;FIND(&quot;:&quot;;[.A374])-3) &amp; &quot; &lt;br&gt;&quot;;&quot;&quot;)">
            <text:p/>
          </table:table-cell>
          <table:table-cell table:formula="of:=IF([.B374]=&quot;Y&quot;;MID([.A374];3;FIND(&quot;:&quot;;[.A374];1)-3);IF(&#10;RIGHT(RIGHT([.A374]; 1))=&quot;@&quot;;0;&#10;[.A374]))" office:value-type="string" office:string-value="mediaplayer-app-symbolic" calcext:value-type="string">
            <text:p>mediaplayer-app-symbolic</text:p>
          </table:table-cell>
          <table:table-cell table:formula="of:=IF([.B374]=&quot;Y&quot;;[.D374];[.E373])" office:value-type="string" office:string-value="apps" calcext:value-type="string">
            <text:p>apps</text:p>
          </table:table-cell>
          <table:table-cell table:style-name="ce10" table:formula="of:=IF([.D374]=0;&quot;&quot;;IF([.B374]=&quot;Y&quot;;[.C374];&#10;&quot;&lt;a href=&quot; &amp; CHAR(34) &amp; &quot;#&quot; &amp; CHAR(34) &amp; &quot;&gt;&quot; &amp;&#10;&quot;&lt;img src=&quot; &amp; CHAR(34) &amp; &quot;https://github.com/ubuntu/yaru/blob/master/icons/Yaru/scalable/&quot; &amp; [.E374] &amp; &quot;/&quot; &amp; [.A374] &amp; &quot;.svg&quot; &amp; CHAR(34) &amp; &#10;&quot; width=&quot; &amp; CHAR(34) &amp; &quot;22&quot; &amp; CHAR(34) &amp; &quot; alt=&quot; &amp; CHAR(34) &amp; [.D374] &amp; CHAR(34) &amp; &quot;&gt;&lt;/a&gt;&quot; &amp;&#10;&quot;&amp;nbsp; &amp;nbsp; &quot; &amp; [.D374] &amp; &quot;&lt;br&gt;&quot;&#10;))" office:value-type="string" office:string-value="&lt;a href=&quot;#&quot;&gt;&lt;img src=&quot;https://github.com/ubuntu/yaru/blob/master/icons/Yaru/scalable/apps/mediaplayer-app-symbolic.svg&quot; width=&quot;22&quot; alt=&quot;mediaplayer-app-symbolic&quot;&gt;&lt;/a&gt;&amp;nbsp; &amp;nbsp; mediaplayer-app-symbolic&lt;br&gt;" calcext:value-type="string">
            <text:p>&lt;a href="#"&gt;&lt;img src="https://github.com/ubuntu/yaru/blob/master/icons/Yaru/scalable/apps/mediaplayer-app-symbolic.svg" width="22" alt="mediaplayer-app-symbolic"&gt;&lt;/a&gt;&amp;nbsp; &amp;nbsp; mediaplayer-app-symbolic&lt;br&gt;</text:p>
          </table:table-cell>
        </table:table-row>
        <table:table-row table:style-name="ro1">
          <table:table-cell office:value-type="string" calcext:value-type="string">
            <text:p>messaging-app-symbolic</text:p>
          </table:table-cell>
          <table:table-cell table:formula="of:=IF(LEFT([.A375];1)=&quot;.&quot;;&quot;Y&quot;;&quot;N&quot;)" office:value-type="string" office:string-value="N" calcext:value-type="string">
            <text:p>N</text:p>
          </table:table-cell>
          <table:table-cell table:formula="of:=IFERROR(&quot;## &quot; &amp; MID([.A375];3;FIND(&quot;:&quot;;[.A375])-3) &amp; &quot; &lt;br&gt;&quot;;&quot;&quot;)">
            <text:p/>
          </table:table-cell>
          <table:table-cell table:formula="of:=IF([.B375]=&quot;Y&quot;;MID([.A375];3;FIND(&quot;:&quot;;[.A375];1)-3);IF(&#10;RIGHT(RIGHT([.A375]; 1))=&quot;@&quot;;0;&#10;[.A375]))" office:value-type="string" office:string-value="messaging-app-symbolic" calcext:value-type="string">
            <text:p>messaging-app-symbolic</text:p>
          </table:table-cell>
          <table:table-cell table:formula="of:=IF([.B375]=&quot;Y&quot;;[.D375];[.E374])" office:value-type="string" office:string-value="apps" calcext:value-type="string">
            <text:p>apps</text:p>
          </table:table-cell>
          <table:table-cell table:style-name="ce10" table:formula="of:=IF([.D375]=0;&quot;&quot;;IF([.B375]=&quot;Y&quot;;[.C375];&#10;&quot;&lt;a href=&quot; &amp; CHAR(34) &amp; &quot;#&quot; &amp; CHAR(34) &amp; &quot;&gt;&quot; &amp;&#10;&quot;&lt;img src=&quot; &amp; CHAR(34) &amp; &quot;https://github.com/ubuntu/yaru/blob/master/icons/Yaru/scalable/&quot; &amp; [.E375] &amp; &quot;/&quot; &amp; [.A375] &amp; &quot;.svg&quot; &amp; CHAR(34) &amp; &#10;&quot; width=&quot; &amp; CHAR(34) &amp; &quot;22&quot; &amp; CHAR(34) &amp; &quot; alt=&quot; &amp; CHAR(34) &amp; [.D375] &amp; CHAR(34) &amp; &quot;&gt;&lt;/a&gt;&quot; &amp;&#10;&quot;&amp;nbsp; &amp;nbsp; &quot; &amp; [.D375] &amp; &quot;&lt;br&gt;&quot;&#10;))" office:value-type="string" office:string-value="&lt;a href=&quot;#&quot;&gt;&lt;img src=&quot;https://github.com/ubuntu/yaru/blob/master/icons/Yaru/scalable/apps/messaging-app-symbolic.svg&quot; width=&quot;22&quot; alt=&quot;messaging-app-symbolic&quot;&gt;&lt;/a&gt;&amp;nbsp; &amp;nbsp; messaging-app-symbolic&lt;br&gt;" calcext:value-type="string">
            <text:p>&lt;a href="#"&gt;&lt;img src="https://github.com/ubuntu/yaru/blob/master/icons/Yaru/scalable/apps/messaging-app-symbolic.svg" width="22" alt="messaging-app-symbolic"&gt;&lt;/a&gt;&amp;nbsp; &amp;nbsp; messaging-app-symbolic&lt;br&gt;</text:p>
          </table:table-cell>
        </table:table-row>
        <table:table-row table:style-name="ro1">
          <table:table-cell table:style-name="Default" office:value-type="string" calcext:value-type="string">
            <text:p>multimedia-audio-player-symbolic@</text:p>
          </table:table-cell>
          <table:table-cell table:style-name="Default" table:formula="of:=IF(LEFT([.A37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76];3;FIND(&quot;:&quot;;[.A376])-3) &amp; &quot; &lt;br&gt;&quot;;&quot;&quot;)">
            <text:p/>
          </table:table-cell>
          <table:table-cell table:style-name="ce6" table:formula="of:=IF([.B376]=&quot;Y&quot;;MID([.A376];3;FIND(&quot;:&quot;;[.A376];1)-3);IF(&#10;RIGHT(RIGHT([.A376]; 1))=&quot;@&quot;;0;&#10;[.A376]))" office:value-type="float" office:value="0" calcext:value-type="float">
            <text:p>0</text:p>
          </table:table-cell>
          <table:table-cell table:formula="of:=IF([.B376]=&quot;Y&quot;;[.D376];[.E375])" office:value-type="string" office:string-value="apps" calcext:value-type="string">
            <text:p>apps</text:p>
          </table:table-cell>
          <table:table-cell table:style-name="ce10" table:formula="of:=IF([.D376]=0;&quot;&quot;;IF([.B376]=&quot;Y&quot;;[.C376];&#10;&quot;&lt;a href=&quot; &amp; CHAR(34) &amp; &quot;#&quot; &amp; CHAR(34) &amp; &quot;&gt;&quot; &amp;&#10;&quot;&lt;img src=&quot; &amp; CHAR(34) &amp; &quot;https://github.com/ubuntu/yaru/blob/master/icons/Yaru/scalable/&quot; &amp; [.E376] &amp; &quot;/&quot; &amp; [.A376] &amp; &quot;.svg&quot; &amp; CHAR(34) &amp; &#10;&quot; width=&quot; &amp; CHAR(34) &amp; &quot;22&quot; &amp; CHAR(34) &amp; &quot; alt=&quot; &amp; CHAR(34) &amp; [.D376] &amp; CHAR(34) &amp; &quot;&gt;&lt;/a&gt;&quot; &amp;&#10;&quot;&amp;nbsp; &amp;nbsp; &quot; &amp; [.D37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ultimedia-photo-manager-symbolic@</text:p>
          </table:table-cell>
          <table:table-cell table:style-name="Default" table:formula="of:=IF(LEFT([.A37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77];3;FIND(&quot;:&quot;;[.A377])-3) &amp; &quot; &lt;br&gt;&quot;;&quot;&quot;)">
            <text:p/>
          </table:table-cell>
          <table:table-cell table:style-name="ce6" table:formula="of:=IF([.B377]=&quot;Y&quot;;MID([.A377];3;FIND(&quot;:&quot;;[.A377];1)-3);IF(&#10;RIGHT(RIGHT([.A377]; 1))=&quot;@&quot;;0;&#10;[.A377]))" office:value-type="float" office:value="0" calcext:value-type="float">
            <text:p>0</text:p>
          </table:table-cell>
          <table:table-cell table:formula="of:=IF([.B377]=&quot;Y&quot;;[.D377];[.E376])" office:value-type="string" office:string-value="apps" calcext:value-type="string">
            <text:p>apps</text:p>
          </table:table-cell>
          <table:table-cell table:style-name="ce10" table:formula="of:=IF([.D377]=0;&quot;&quot;;IF([.B377]=&quot;Y&quot;;[.C377];&#10;&quot;&lt;a href=&quot; &amp; CHAR(34) &amp; &quot;#&quot; &amp; CHAR(34) &amp; &quot;&gt;&quot; &amp;&#10;&quot;&lt;img src=&quot; &amp; CHAR(34) &amp; &quot;https://github.com/ubuntu/yaru/blob/master/icons/Yaru/scalable/&quot; &amp; [.E377] &amp; &quot;/&quot; &amp; [.A377] &amp; &quot;.svg&quot; &amp; CHAR(34) &amp; &#10;&quot; width=&quot; &amp; CHAR(34) &amp; &quot;22&quot; &amp; CHAR(34) &amp; &quot; alt=&quot; &amp; CHAR(34) &amp; [.D377] &amp; CHAR(34) &amp; &quot;&gt;&lt;/a&gt;&quot; &amp;&#10;&quot;&amp;nbsp; &amp;nbsp; &quot; &amp; [.D37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ultimedia-photo-viewer-symbolic@</text:p>
          </table:table-cell>
          <table:table-cell table:style-name="Default" table:formula="of:=IF(LEFT([.A37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78];3;FIND(&quot;:&quot;;[.A378])-3) &amp; &quot; &lt;br&gt;&quot;;&quot;&quot;)">
            <text:p/>
          </table:table-cell>
          <table:table-cell table:style-name="ce6" table:formula="of:=IF([.B378]=&quot;Y&quot;;MID([.A378];3;FIND(&quot;:&quot;;[.A378];1)-3);IF(&#10;RIGHT(RIGHT([.A378]; 1))=&quot;@&quot;;0;&#10;[.A378]))" office:value-type="float" office:value="0" calcext:value-type="float">
            <text:p>0</text:p>
          </table:table-cell>
          <table:table-cell table:formula="of:=IF([.B378]=&quot;Y&quot;;[.D378];[.E377])" office:value-type="string" office:string-value="apps" calcext:value-type="string">
            <text:p>apps</text:p>
          </table:table-cell>
          <table:table-cell table:style-name="ce10" table:formula="of:=IF([.D378]=0;&quot;&quot;;IF([.B378]=&quot;Y&quot;;[.C378];&#10;&quot;&lt;a href=&quot; &amp; CHAR(34) &amp; &quot;#&quot; &amp; CHAR(34) &amp; &quot;&gt;&quot; &amp;&#10;&quot;&lt;img src=&quot; &amp; CHAR(34) &amp; &quot;https://github.com/ubuntu/yaru/blob/master/icons/Yaru/scalable/&quot; &amp; [.E378] &amp; &quot;/&quot; &amp; [.A378] &amp; &quot;.svg&quot; &amp; CHAR(34) &amp; &#10;&quot; width=&quot; &amp; CHAR(34) &amp; &quot;22&quot; &amp; CHAR(34) &amp; &quot; alt=&quot; &amp; CHAR(34) &amp; [.D378] &amp; CHAR(34) &amp; &quot;&gt;&lt;/a&gt;&quot; &amp;&#10;&quot;&amp;nbsp; &amp;nbsp; &quot; &amp; [.D37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ultimedia-video-player-symbolic@</text:p>
          </table:table-cell>
          <table:table-cell table:style-name="Default" table:formula="of:=IF(LEFT([.A37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79];3;FIND(&quot;:&quot;;[.A379])-3) &amp; &quot; &lt;br&gt;&quot;;&quot;&quot;)">
            <text:p/>
          </table:table-cell>
          <table:table-cell table:style-name="ce6" table:formula="of:=IF([.B379]=&quot;Y&quot;;MID([.A379];3;FIND(&quot;:&quot;;[.A379];1)-3);IF(&#10;RIGHT(RIGHT([.A379]; 1))=&quot;@&quot;;0;&#10;[.A379]))" office:value-type="float" office:value="0" calcext:value-type="float">
            <text:p>0</text:p>
          </table:table-cell>
          <table:table-cell table:formula="of:=IF([.B379]=&quot;Y&quot;;[.D379];[.E378])" office:value-type="string" office:string-value="apps" calcext:value-type="string">
            <text:p>apps</text:p>
          </table:table-cell>
          <table:table-cell table:style-name="ce10" table:formula="of:=IF([.D379]=0;&quot;&quot;;IF([.B379]=&quot;Y&quot;;[.C379];&#10;&quot;&lt;a href=&quot; &amp; CHAR(34) &amp; &quot;#&quot; &amp; CHAR(34) &amp; &quot;&gt;&quot; &amp;&#10;&quot;&lt;img src=&quot; &amp; CHAR(34) &amp; &quot;https://github.com/ubuntu/yaru/blob/master/icons/Yaru/scalable/&quot; &amp; [.E379] &amp; &quot;/&quot; &amp; [.A379] &amp; &quot;.svg&quot; &amp; CHAR(34) &amp; &#10;&quot; width=&quot; &amp; CHAR(34) &amp; &quot;22&quot; &amp; CHAR(34) &amp; &quot; alt=&quot; &amp; CHAR(34) &amp; [.D379] &amp; CHAR(34) &amp; &quot;&gt;&lt;/a&gt;&quot; &amp;&#10;&quot;&amp;nbsp; &amp;nbsp; &quot; &amp; [.D379] &amp; &quot;&lt;br&gt;&quot;&#10;))">
            <text:p/>
          </table:table-cell>
        </table:table-row>
        <table:table-row table:style-name="ro1">
          <table:table-cell office:value-type="string" calcext:value-type="string">
            <text:p>multimedia-volume-control-symbolic</text:p>
          </table:table-cell>
          <table:table-cell table:formula="of:=IF(LEFT([.A380];1)=&quot;.&quot;;&quot;Y&quot;;&quot;N&quot;)" office:value-type="string" office:string-value="N" calcext:value-type="string">
            <text:p>N</text:p>
          </table:table-cell>
          <table:table-cell table:formula="of:=IFERROR(&quot;## &quot; &amp; MID([.A380];3;FIND(&quot;:&quot;;[.A380])-3) &amp; &quot; &lt;br&gt;&quot;;&quot;&quot;)">
            <text:p/>
          </table:table-cell>
          <table:table-cell table:formula="of:=IF([.B380]=&quot;Y&quot;;MID([.A380];3;FIND(&quot;:&quot;;[.A380];1)-3);IF(&#10;RIGHT(RIGHT([.A380]; 1))=&quot;@&quot;;0;&#10;[.A380]))" office:value-type="string" office:string-value="multimedia-volume-control-symbolic" calcext:value-type="string">
            <text:p>multimedia-volume-control-symbolic</text:p>
          </table:table-cell>
          <table:table-cell table:formula="of:=IF([.B380]=&quot;Y&quot;;[.D380];[.E379])" office:value-type="string" office:string-value="apps" calcext:value-type="string">
            <text:p>apps</text:p>
          </table:table-cell>
          <table:table-cell table:style-name="ce10" table:formula="of:=IF([.D380]=0;&quot;&quot;;IF([.B380]=&quot;Y&quot;;[.C380];&#10;&quot;&lt;a href=&quot; &amp; CHAR(34) &amp; &quot;#&quot; &amp; CHAR(34) &amp; &quot;&gt;&quot; &amp;&#10;&quot;&lt;img src=&quot; &amp; CHAR(34) &amp; &quot;https://github.com/ubuntu/yaru/blob/master/icons/Yaru/scalable/&quot; &amp; [.E380] &amp; &quot;/&quot; &amp; [.A380] &amp; &quot;.svg&quot; &amp; CHAR(34) &amp; &#10;&quot; width=&quot; &amp; CHAR(34) &amp; &quot;22&quot; &amp; CHAR(34) &amp; &quot; alt=&quot; &amp; CHAR(34) &amp; [.D380] &amp; CHAR(34) &amp; &quot;&gt;&lt;/a&gt;&quot; &amp;&#10;&quot;&amp;nbsp; &amp;nbsp; &quot; &amp; [.D380] &amp; &quot;&lt;br&gt;&quot;&#10;))" office:value-type="string" office:string-value="&lt;a href=&quot;#&quot;&gt;&lt;img src=&quot;https://github.com/ubuntu/yaru/blob/master/icons/Yaru/scalable/apps/multimedia-volume-control-symbolic.svg&quot; width=&quot;22&quot; alt=&quot;multimedia-volume-control-symbolic&quot;&gt;&lt;/a&gt;&amp;nbsp; &amp;nbsp; multimedia-volume-control-symbolic&lt;br&gt;" calcext:value-type="string">
            <text:p>&lt;a href="#"&gt;&lt;img src="https://github.com/ubuntu/yaru/blob/master/icons/Yaru/scalable/apps/multimedia-volume-control-symbolic.svg" width="22" alt="multimedia-volume-control-symbolic"&gt;&lt;/a&gt;&amp;nbsp; &amp;nbsp; multimedia-volume-control-symbolic&lt;br&gt;</text:p>
          </table:table-cell>
        </table:table-row>
        <table:table-row table:style-name="ro1">
          <table:table-cell office:value-type="string" calcext:value-type="string">
            <text:p>music-app-symbolic</text:p>
          </table:table-cell>
          <table:table-cell table:formula="of:=IF(LEFT([.A381];1)=&quot;.&quot;;&quot;Y&quot;;&quot;N&quot;)" office:value-type="string" office:string-value="N" calcext:value-type="string">
            <text:p>N</text:p>
          </table:table-cell>
          <table:table-cell table:formula="of:=IFERROR(&quot;## &quot; &amp; MID([.A381];3;FIND(&quot;:&quot;;[.A381])-3) &amp; &quot; &lt;br&gt;&quot;;&quot;&quot;)">
            <text:p/>
          </table:table-cell>
          <table:table-cell table:formula="of:=IF([.B381]=&quot;Y&quot;;MID([.A381];3;FIND(&quot;:&quot;;[.A381];1)-3);IF(&#10;RIGHT(RIGHT([.A381]; 1))=&quot;@&quot;;0;&#10;[.A381]))" office:value-type="string" office:string-value="music-app-symbolic" calcext:value-type="string">
            <text:p>music-app-symbolic</text:p>
          </table:table-cell>
          <table:table-cell table:formula="of:=IF([.B381]=&quot;Y&quot;;[.D381];[.E380])" office:value-type="string" office:string-value="apps" calcext:value-type="string">
            <text:p>apps</text:p>
          </table:table-cell>
          <table:table-cell table:style-name="ce10" table:formula="of:=IF([.D381]=0;&quot;&quot;;IF([.B381]=&quot;Y&quot;;[.C381];&#10;&quot;&lt;a href=&quot; &amp; CHAR(34) &amp; &quot;#&quot; &amp; CHAR(34) &amp; &quot;&gt;&quot; &amp;&#10;&quot;&lt;img src=&quot; &amp; CHAR(34) &amp; &quot;https://github.com/ubuntu/yaru/blob/master/icons/Yaru/scalable/&quot; &amp; [.E381] &amp; &quot;/&quot; &amp; [.A381] &amp; &quot;.svg&quot; &amp; CHAR(34) &amp; &#10;&quot; width=&quot; &amp; CHAR(34) &amp; &quot;22&quot; &amp; CHAR(34) &amp; &quot; alt=&quot; &amp; CHAR(34) &amp; [.D381] &amp; CHAR(34) &amp; &quot;&gt;&lt;/a&gt;&quot; &amp;&#10;&quot;&amp;nbsp; &amp;nbsp; &quot; &amp; [.D381] &amp; &quot;&lt;br&gt;&quot;&#10;))" office:value-type="string" office:string-value="&lt;a href=&quot;#&quot;&gt;&lt;img src=&quot;https://github.com/ubuntu/yaru/blob/master/icons/Yaru/scalable/apps/music-app-symbolic.svg&quot; width=&quot;22&quot; alt=&quot;music-app-symbolic&quot;&gt;&lt;/a&gt;&amp;nbsp; &amp;nbsp; music-app-symbolic&lt;br&gt;" calcext:value-type="string">
            <text:p>&lt;a href="#"&gt;&lt;img src="https://github.com/ubuntu/yaru/blob/master/icons/Yaru/scalable/apps/music-app-symbolic.svg" width="22" alt="music-app-symbolic"&gt;&lt;/a&gt;&amp;nbsp; &amp;nbsp; music-app-symbolic&lt;br&gt;</text:p>
          </table:table-cell>
        </table:table-row>
        <table:table-row table:style-name="ro1">
          <table:table-cell table:style-name="Default" office:value-type="string" calcext:value-type="string">
            <text:p>nautilus-symbolic@</text:p>
          </table:table-cell>
          <table:table-cell table:style-name="Default" table:formula="of:=IF(LEFT([.A38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82];3;FIND(&quot;:&quot;;[.A382])-3) &amp; &quot; &lt;br&gt;&quot;;&quot;&quot;)">
            <text:p/>
          </table:table-cell>
          <table:table-cell table:style-name="ce6" table:formula="of:=IF([.B382]=&quot;Y&quot;;MID([.A382];3;FIND(&quot;:&quot;;[.A382];1)-3);IF(&#10;RIGHT(RIGHT([.A382]; 1))=&quot;@&quot;;0;&#10;[.A382]))" office:value-type="float" office:value="0" calcext:value-type="float">
            <text:p>0</text:p>
          </table:table-cell>
          <table:table-cell table:formula="of:=IF([.B382]=&quot;Y&quot;;[.D382];[.E381])" office:value-type="string" office:string-value="apps" calcext:value-type="string">
            <text:p>apps</text:p>
          </table:table-cell>
          <table:table-cell table:style-name="ce10" table:formula="of:=IF([.D382]=0;&quot;&quot;;IF([.B382]=&quot;Y&quot;;[.C382];&#10;&quot;&lt;a href=&quot; &amp; CHAR(34) &amp; &quot;#&quot; &amp; CHAR(34) &amp; &quot;&gt;&quot; &amp;&#10;&quot;&lt;img src=&quot; &amp; CHAR(34) &amp; &quot;https://github.com/ubuntu/yaru/blob/master/icons/Yaru/scalable/&quot; &amp; [.E382] &amp; &quot;/&quot; &amp; [.A382] &amp; &quot;.svg&quot; &amp; CHAR(34) &amp; &#10;&quot; width=&quot; &amp; CHAR(34) &amp; &quot;22&quot; &amp; CHAR(34) &amp; &quot; alt=&quot; &amp; CHAR(34) &amp; [.D382] &amp; CHAR(34) &amp; &quot;&gt;&lt;/a&gt;&quot; &amp;&#10;&quot;&amp;nbsp; &amp;nbsp; &quot; &amp; [.D382] &amp; &quot;&lt;br&gt;&quot;&#10;))">
            <text:p/>
          </table:table-cell>
        </table:table-row>
        <table:table-row table:style-name="ro1">
          <table:table-cell office:value-type="string" calcext:value-type="string">
            <text:p>notes-app-symbolic</text:p>
          </table:table-cell>
          <table:table-cell table:formula="of:=IF(LEFT([.A383];1)=&quot;.&quot;;&quot;Y&quot;;&quot;N&quot;)" office:value-type="string" office:string-value="N" calcext:value-type="string">
            <text:p>N</text:p>
          </table:table-cell>
          <table:table-cell table:formula="of:=IFERROR(&quot;## &quot; &amp; MID([.A383];3;FIND(&quot;:&quot;;[.A383])-3) &amp; &quot; &lt;br&gt;&quot;;&quot;&quot;)">
            <text:p/>
          </table:table-cell>
          <table:table-cell table:formula="of:=IF([.B383]=&quot;Y&quot;;MID([.A383];3;FIND(&quot;:&quot;;[.A383];1)-3);IF(&#10;RIGHT(RIGHT([.A383]; 1))=&quot;@&quot;;0;&#10;[.A383]))" office:value-type="string" office:string-value="notes-app-symbolic" calcext:value-type="string">
            <text:p>notes-app-symbolic</text:p>
          </table:table-cell>
          <table:table-cell table:formula="of:=IF([.B383]=&quot;Y&quot;;[.D383];[.E382])" office:value-type="string" office:string-value="apps" calcext:value-type="string">
            <text:p>apps</text:p>
          </table:table-cell>
          <table:table-cell table:style-name="ce10" table:formula="of:=IF([.D383]=0;&quot;&quot;;IF([.B383]=&quot;Y&quot;;[.C383];&#10;&quot;&lt;a href=&quot; &amp; CHAR(34) &amp; &quot;#&quot; &amp; CHAR(34) &amp; &quot;&gt;&quot; &amp;&#10;&quot;&lt;img src=&quot; &amp; CHAR(34) &amp; &quot;https://github.com/ubuntu/yaru/blob/master/icons/Yaru/scalable/&quot; &amp; [.E383] &amp; &quot;/&quot; &amp; [.A383] &amp; &quot;.svg&quot; &amp; CHAR(34) &amp; &#10;&quot; width=&quot; &amp; CHAR(34) &amp; &quot;22&quot; &amp; CHAR(34) &amp; &quot; alt=&quot; &amp; CHAR(34) &amp; [.D383] &amp; CHAR(34) &amp; &quot;&gt;&lt;/a&gt;&quot; &amp;&#10;&quot;&amp;nbsp; &amp;nbsp; &quot; &amp; [.D383] &amp; &quot;&lt;br&gt;&quot;&#10;))" office:value-type="string" office:string-value="&lt;a href=&quot;#&quot;&gt;&lt;img src=&quot;https://github.com/ubuntu/yaru/blob/master/icons/Yaru/scalable/apps/notes-app-symbolic.svg&quot; width=&quot;22&quot; alt=&quot;notes-app-symbolic&quot;&gt;&lt;/a&gt;&amp;nbsp; &amp;nbsp; notes-app-symbolic&lt;br&gt;" calcext:value-type="string">
            <text:p>&lt;a href="#"&gt;&lt;img src="https://github.com/ubuntu/yaru/blob/master/icons/Yaru/scalable/apps/notes-app-symbolic.svg" width="22" alt="notes-app-symbolic"&gt;&lt;/a&gt;&amp;nbsp; &amp;nbsp; notes-app-symbolic&lt;br&gt;</text:p>
          </table:table-cell>
        </table:table-row>
        <table:table-row table:style-name="ro1">
          <table:table-cell office:value-type="string" calcext:value-type="string">
            <text:p>nvidia-settings-symbolic</text:p>
          </table:table-cell>
          <table:table-cell table:formula="of:=IF(LEFT([.A384];1)=&quot;.&quot;;&quot;Y&quot;;&quot;N&quot;)" office:value-type="string" office:string-value="N" calcext:value-type="string">
            <text:p>N</text:p>
          </table:table-cell>
          <table:table-cell table:formula="of:=IFERROR(&quot;## &quot; &amp; MID([.A384];3;FIND(&quot;:&quot;;[.A384])-3) &amp; &quot; &lt;br&gt;&quot;;&quot;&quot;)">
            <text:p/>
          </table:table-cell>
          <table:table-cell table:formula="of:=IF([.B384]=&quot;Y&quot;;MID([.A384];3;FIND(&quot;:&quot;;[.A384];1)-3);IF(&#10;RIGHT(RIGHT([.A384]; 1))=&quot;@&quot;;0;&#10;[.A384]))" office:value-type="string" office:string-value="nvidia-settings-symbolic" calcext:value-type="string">
            <text:p>nvidia-settings-symbolic</text:p>
          </table:table-cell>
          <table:table-cell table:formula="of:=IF([.B384]=&quot;Y&quot;;[.D384];[.E383])" office:value-type="string" office:string-value="apps" calcext:value-type="string">
            <text:p>apps</text:p>
          </table:table-cell>
          <table:table-cell table:style-name="ce10" table:formula="of:=IF([.D384]=0;&quot;&quot;;IF([.B384]=&quot;Y&quot;;[.C384];&#10;&quot;&lt;a href=&quot; &amp; CHAR(34) &amp; &quot;#&quot; &amp; CHAR(34) &amp; &quot;&gt;&quot; &amp;&#10;&quot;&lt;img src=&quot; &amp; CHAR(34) &amp; &quot;https://github.com/ubuntu/yaru/blob/master/icons/Yaru/scalable/&quot; &amp; [.E384] &amp; &quot;/&quot; &amp; [.A384] &amp; &quot;.svg&quot; &amp; CHAR(34) &amp; &#10;&quot; width=&quot; &amp; CHAR(34) &amp; &quot;22&quot; &amp; CHAR(34) &amp; &quot; alt=&quot; &amp; CHAR(34) &amp; [.D384] &amp; CHAR(34) &amp; &quot;&gt;&lt;/a&gt;&quot; &amp;&#10;&quot;&amp;nbsp; &amp;nbsp; &quot; &amp; [.D384] &amp; &quot;&lt;br&gt;&quot;&#10;))" office:value-type="string" office:string-value="&lt;a href=&quot;#&quot;&gt;&lt;img src=&quot;https://github.com/ubuntu/yaru/blob/master/icons/Yaru/scalable/apps/nvidia-settings-symbolic.svg&quot; width=&quot;22&quot; alt=&quot;nvidia-settings-symbolic&quot;&gt;&lt;/a&gt;&amp;nbsp; &amp;nbsp; nvidia-settings-symbolic&lt;br&gt;" calcext:value-type="string">
            <text:p>&lt;a href="#"&gt;&lt;img src="https://github.com/ubuntu/yaru/blob/master/icons/Yaru/scalable/apps/nvidia-settings-symbolic.svg" width="22" alt="nvidia-settings-symbolic"&gt;&lt;/a&gt;&amp;nbsp; &amp;nbsp; nvidia-settings-symbolic&lt;br&gt;</text:p>
          </table:table-cell>
        </table:table-row>
        <table:table-row table:style-name="ro1">
          <table:table-cell table:style-name="Default" office:value-type="string" calcext:value-type="string">
            <text:p>office-address-book-symbolic@</text:p>
          </table:table-cell>
          <table:table-cell table:style-name="Default" table:formula="of:=IF(LEFT([.A38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85];3;FIND(&quot;:&quot;;[.A385])-3) &amp; &quot; &lt;br&gt;&quot;;&quot;&quot;)">
            <text:p/>
          </table:table-cell>
          <table:table-cell table:style-name="ce6" table:formula="of:=IF([.B385]=&quot;Y&quot;;MID([.A385];3;FIND(&quot;:&quot;;[.A385];1)-3);IF(&#10;RIGHT(RIGHT([.A385]; 1))=&quot;@&quot;;0;&#10;[.A385]))" office:value-type="float" office:value="0" calcext:value-type="float">
            <text:p>0</text:p>
          </table:table-cell>
          <table:table-cell table:formula="of:=IF([.B385]=&quot;Y&quot;;[.D385];[.E384])" office:value-type="string" office:string-value="apps" calcext:value-type="string">
            <text:p>apps</text:p>
          </table:table-cell>
          <table:table-cell table:style-name="ce10" table:formula="of:=IF([.D385]=0;&quot;&quot;;IF([.B385]=&quot;Y&quot;;[.C385];&#10;&quot;&lt;a href=&quot; &amp; CHAR(34) &amp; &quot;#&quot; &amp; CHAR(34) &amp; &quot;&gt;&quot; &amp;&#10;&quot;&lt;img src=&quot; &amp; CHAR(34) &amp; &quot;https://github.com/ubuntu/yaru/blob/master/icons/Yaru/scalable/&quot; &amp; [.E385] &amp; &quot;/&quot; &amp; [.A385] &amp; &quot;.svg&quot; &amp; CHAR(34) &amp; &#10;&quot; width=&quot; &amp; CHAR(34) &amp; &quot;22&quot; &amp; CHAR(34) &amp; &quot; alt=&quot; &amp; CHAR(34) &amp; [.D385] &amp; CHAR(34) &amp; &quot;&gt;&lt;/a&gt;&quot; &amp;&#10;&quot;&amp;nbsp; &amp;nbsp; &quot; &amp; [.D38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ffice-addressbook-symbolic@</text:p>
          </table:table-cell>
          <table:table-cell table:style-name="Default" table:formula="of:=IF(LEFT([.A38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86];3;FIND(&quot;:&quot;;[.A386])-3) &amp; &quot; &lt;br&gt;&quot;;&quot;&quot;)">
            <text:p/>
          </table:table-cell>
          <table:table-cell table:style-name="ce6" table:formula="of:=IF([.B386]=&quot;Y&quot;;MID([.A386];3;FIND(&quot;:&quot;;[.A386];1)-3);IF(&#10;RIGHT(RIGHT([.A386]; 1))=&quot;@&quot;;0;&#10;[.A386]))" office:value-type="float" office:value="0" calcext:value-type="float">
            <text:p>0</text:p>
          </table:table-cell>
          <table:table-cell table:formula="of:=IF([.B386]=&quot;Y&quot;;[.D386];[.E385])" office:value-type="string" office:string-value="apps" calcext:value-type="string">
            <text:p>apps</text:p>
          </table:table-cell>
          <table:table-cell table:style-name="ce10" table:formula="of:=IF([.D386]=0;&quot;&quot;;IF([.B386]=&quot;Y&quot;;[.C386];&#10;&quot;&lt;a href=&quot; &amp; CHAR(34) &amp; &quot;#&quot; &amp; CHAR(34) &amp; &quot;&gt;&quot; &amp;&#10;&quot;&lt;img src=&quot; &amp; CHAR(34) &amp; &quot;https://github.com/ubuntu/yaru/blob/master/icons/Yaru/scalable/&quot; &amp; [.E386] &amp; &quot;/&quot; &amp; [.A386] &amp; &quot;.svg&quot; &amp; CHAR(34) &amp; &#10;&quot; width=&quot; &amp; CHAR(34) &amp; &quot;22&quot; &amp; CHAR(34) &amp; &quot; alt=&quot; &amp; CHAR(34) &amp; [.D386] &amp; CHAR(34) &amp; &quot;&gt;&lt;/a&gt;&quot; &amp;&#10;&quot;&amp;nbsp; &amp;nbsp; &quot; &amp; [.D38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ffice-calendar-symbolic@</text:p>
          </table:table-cell>
          <table:table-cell table:style-name="Default" table:formula="of:=IF(LEFT([.A38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87];3;FIND(&quot;:&quot;;[.A387])-3) &amp; &quot; &lt;br&gt;&quot;;&quot;&quot;)">
            <text:p/>
          </table:table-cell>
          <table:table-cell table:style-name="ce6" table:formula="of:=IF([.B387]=&quot;Y&quot;;MID([.A387];3;FIND(&quot;:&quot;;[.A387];1)-3);IF(&#10;RIGHT(RIGHT([.A387]; 1))=&quot;@&quot;;0;&#10;[.A387]))" office:value-type="float" office:value="0" calcext:value-type="float">
            <text:p>0</text:p>
          </table:table-cell>
          <table:table-cell table:formula="of:=IF([.B387]=&quot;Y&quot;;[.D387];[.E386])" office:value-type="string" office:string-value="apps" calcext:value-type="string">
            <text:p>apps</text:p>
          </table:table-cell>
          <table:table-cell table:style-name="ce10" table:formula="of:=IF([.D387]=0;&quot;&quot;;IF([.B387]=&quot;Y&quot;;[.C387];&#10;&quot;&lt;a href=&quot; &amp; CHAR(34) &amp; &quot;#&quot; &amp; CHAR(34) &amp; &quot;&gt;&quot; &amp;&#10;&quot;&lt;img src=&quot; &amp; CHAR(34) &amp; &quot;https://github.com/ubuntu/yaru/blob/master/icons/Yaru/scalable/&quot; &amp; [.E387] &amp; &quot;/&quot; &amp; [.A387] &amp; &quot;.svg&quot; &amp; CHAR(34) &amp; &#10;&quot; width=&quot; &amp; CHAR(34) &amp; &quot;22&quot; &amp; CHAR(34) &amp; &quot; alt=&quot; &amp; CHAR(34) &amp; [.D387] &amp; CHAR(34) &amp; &quot;&gt;&lt;/a&gt;&quot; &amp;&#10;&quot;&amp;nbsp; &amp;nbsp; &quot; &amp; [.D38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ArchiveManager-symbolic@</text:p>
          </table:table-cell>
          <table:table-cell table:style-name="Default" table:formula="of:=IF(LEFT([.A38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88];3;FIND(&quot;:&quot;;[.A388])-3) &amp; &quot; &lt;br&gt;&quot;;&quot;&quot;)">
            <text:p/>
          </table:table-cell>
          <table:table-cell table:style-name="ce6" table:formula="of:=IF([.B388]=&quot;Y&quot;;MID([.A388];3;FIND(&quot;:&quot;;[.A388];1)-3);IF(&#10;RIGHT(RIGHT([.A388]; 1))=&quot;@&quot;;0;&#10;[.A388]))" office:value-type="float" office:value="0" calcext:value-type="float">
            <text:p>0</text:p>
          </table:table-cell>
          <table:table-cell table:formula="of:=IF([.B388]=&quot;Y&quot;;[.D388];[.E387])" office:value-type="string" office:string-value="apps" calcext:value-type="string">
            <text:p>apps</text:p>
          </table:table-cell>
          <table:table-cell table:style-name="ce10" table:formula="of:=IF([.D388]=0;&quot;&quot;;IF([.B388]=&quot;Y&quot;;[.C388];&#10;&quot;&lt;a href=&quot; &amp; CHAR(34) &amp; &quot;#&quot; &amp; CHAR(34) &amp; &quot;&gt;&quot; &amp;&#10;&quot;&lt;img src=&quot; &amp; CHAR(34) &amp; &quot;https://github.com/ubuntu/yaru/blob/master/icons/Yaru/scalable/&quot; &amp; [.E388] &amp; &quot;/&quot; &amp; [.A388] &amp; &quot;.svg&quot; &amp; CHAR(34) &amp; &#10;&quot; width=&quot; &amp; CHAR(34) &amp; &quot;22&quot; &amp; CHAR(34) &amp; &quot; alt=&quot; &amp; CHAR(34) &amp; [.D388] &amp; CHAR(34) &amp; &quot;&gt;&lt;/a&gt;&quot; &amp;&#10;&quot;&amp;nbsp; &amp;nbsp; &quot; &amp; [.D38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baobab-symbolic@</text:p>
          </table:table-cell>
          <table:table-cell table:style-name="Default" table:formula="of:=IF(LEFT([.A38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89];3;FIND(&quot;:&quot;;[.A389])-3) &amp; &quot; &lt;br&gt;&quot;;&quot;&quot;)">
            <text:p/>
          </table:table-cell>
          <table:table-cell table:style-name="ce6" table:formula="of:=IF([.B389]=&quot;Y&quot;;MID([.A389];3;FIND(&quot;:&quot;;[.A389];1)-3);IF(&#10;RIGHT(RIGHT([.A389]; 1))=&quot;@&quot;;0;&#10;[.A389]))" office:value-type="float" office:value="0" calcext:value-type="float">
            <text:p>0</text:p>
          </table:table-cell>
          <table:table-cell table:formula="of:=IF([.B389]=&quot;Y&quot;;[.D389];[.E388])" office:value-type="string" office:string-value="apps" calcext:value-type="string">
            <text:p>apps</text:p>
          </table:table-cell>
          <table:table-cell table:style-name="ce10" table:formula="of:=IF([.D389]=0;&quot;&quot;;IF([.B389]=&quot;Y&quot;;[.C389];&#10;&quot;&lt;a href=&quot; &amp; CHAR(34) &amp; &quot;#&quot; &amp; CHAR(34) &amp; &quot;&gt;&quot; &amp;&#10;&quot;&lt;img src=&quot; &amp; CHAR(34) &amp; &quot;https://github.com/ubuntu/yaru/blob/master/icons/Yaru/scalable/&quot; &amp; [.E389] &amp; &quot;/&quot; &amp; [.A389] &amp; &quot;.svg&quot; &amp; CHAR(34) &amp; &#10;&quot; width=&quot; &amp; CHAR(34) &amp; &quot;22&quot; &amp; CHAR(34) &amp; &quot; alt=&quot; &amp; CHAR(34) &amp; [.D389] &amp; CHAR(34) &amp; &quot;&gt;&lt;/a&gt;&quot; &amp;&#10;&quot;&amp;nbsp; &amp;nbsp; &quot; &amp; [.D38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Calculator-symbolic@</text:p>
          </table:table-cell>
          <table:table-cell table:style-name="Default" table:formula="of:=IF(LEFT([.A39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0];3;FIND(&quot;:&quot;;[.A390])-3) &amp; &quot; &lt;br&gt;&quot;;&quot;&quot;)">
            <text:p/>
          </table:table-cell>
          <table:table-cell table:style-name="ce6" table:formula="of:=IF([.B390]=&quot;Y&quot;;MID([.A390];3;FIND(&quot;:&quot;;[.A390];1)-3);IF(&#10;RIGHT(RIGHT([.A390]; 1))=&quot;@&quot;;0;&#10;[.A390]))" office:value-type="float" office:value="0" calcext:value-type="float">
            <text:p>0</text:p>
          </table:table-cell>
          <table:table-cell table:formula="of:=IF([.B390]=&quot;Y&quot;;[.D390];[.E389])" office:value-type="string" office:string-value="apps" calcext:value-type="string">
            <text:p>apps</text:p>
          </table:table-cell>
          <table:table-cell table:style-name="ce10" table:formula="of:=IF([.D390]=0;&quot;&quot;;IF([.B390]=&quot;Y&quot;;[.C390];&#10;&quot;&lt;a href=&quot; &amp; CHAR(34) &amp; &quot;#&quot; &amp; CHAR(34) &amp; &quot;&gt;&quot; &amp;&#10;&quot;&lt;img src=&quot; &amp; CHAR(34) &amp; &quot;https://github.com/ubuntu/yaru/blob/master/icons/Yaru/scalable/&quot; &amp; [.E390] &amp; &quot;/&quot; &amp; [.A390] &amp; &quot;.svg&quot; &amp; CHAR(34) &amp; &#10;&quot; width=&quot; &amp; CHAR(34) &amp; &quot;22&quot; &amp; CHAR(34) &amp; &quot; alt=&quot; &amp; CHAR(34) &amp; [.D390] &amp; CHAR(34) &amp; &quot;&gt;&lt;/a&gt;&quot; &amp;&#10;&quot;&amp;nbsp; &amp;nbsp; &quot; &amp; [.D39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Calendar.Devel-symbolic@</text:p>
          </table:table-cell>
          <table:table-cell table:style-name="Default" table:formula="of:=IF(LEFT([.A39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1];3;FIND(&quot;:&quot;;[.A391])-3) &amp; &quot; &lt;br&gt;&quot;;&quot;&quot;)">
            <text:p/>
          </table:table-cell>
          <table:table-cell table:style-name="ce6" table:formula="of:=IF([.B391]=&quot;Y&quot;;MID([.A391];3;FIND(&quot;:&quot;;[.A391];1)-3);IF(&#10;RIGHT(RIGHT([.A391]; 1))=&quot;@&quot;;0;&#10;[.A391]))" office:value-type="float" office:value="0" calcext:value-type="float">
            <text:p>0</text:p>
          </table:table-cell>
          <table:table-cell table:formula="of:=IF([.B391]=&quot;Y&quot;;[.D391];[.E390])" office:value-type="string" office:string-value="apps" calcext:value-type="string">
            <text:p>apps</text:p>
          </table:table-cell>
          <table:table-cell table:style-name="ce10" table:formula="of:=IF([.D391]=0;&quot;&quot;;IF([.B391]=&quot;Y&quot;;[.C391];&#10;&quot;&lt;a href=&quot; &amp; CHAR(34) &amp; &quot;#&quot; &amp; CHAR(34) &amp; &quot;&gt;&quot; &amp;&#10;&quot;&lt;img src=&quot; &amp; CHAR(34) &amp; &quot;https://github.com/ubuntu/yaru/blob/master/icons/Yaru/scalable/&quot; &amp; [.E391] &amp; &quot;/&quot; &amp; [.A391] &amp; &quot;.svg&quot; &amp; CHAR(34) &amp; &#10;&quot; width=&quot; &amp; CHAR(34) &amp; &quot;22&quot; &amp; CHAR(34) &amp; &quot; alt=&quot; &amp; CHAR(34) &amp; [.D391] &amp; CHAR(34) &amp; &quot;&gt;&lt;/a&gt;&quot; &amp;&#10;&quot;&amp;nbsp; &amp;nbsp; &quot; &amp; [.D39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Calendar-symbolic@</text:p>
          </table:table-cell>
          <table:table-cell table:style-name="Default" table:formula="of:=IF(LEFT([.A39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2];3;FIND(&quot;:&quot;;[.A392])-3) &amp; &quot; &lt;br&gt;&quot;;&quot;&quot;)">
            <text:p/>
          </table:table-cell>
          <table:table-cell table:style-name="ce6" table:formula="of:=IF([.B392]=&quot;Y&quot;;MID([.A392];3;FIND(&quot;:&quot;;[.A392];1)-3);IF(&#10;RIGHT(RIGHT([.A392]; 1))=&quot;@&quot;;0;&#10;[.A392]))" office:value-type="float" office:value="0" calcext:value-type="float">
            <text:p>0</text:p>
          </table:table-cell>
          <table:table-cell table:formula="of:=IF([.B392]=&quot;Y&quot;;[.D392];[.E391])" office:value-type="string" office:string-value="apps" calcext:value-type="string">
            <text:p>apps</text:p>
          </table:table-cell>
          <table:table-cell table:style-name="ce10" table:formula="of:=IF([.D392]=0;&quot;&quot;;IF([.B392]=&quot;Y&quot;;[.C392];&#10;&quot;&lt;a href=&quot; &amp; CHAR(34) &amp; &quot;#&quot; &amp; CHAR(34) &amp; &quot;&gt;&quot; &amp;&#10;&quot;&lt;img src=&quot; &amp; CHAR(34) &amp; &quot;https://github.com/ubuntu/yaru/blob/master/icons/Yaru/scalable/&quot; &amp; [.E392] &amp; &quot;/&quot; &amp; [.A392] &amp; &quot;.svg&quot; &amp; CHAR(34) &amp; &#10;&quot; width=&quot; &amp; CHAR(34) &amp; &quot;22&quot; &amp; CHAR(34) &amp; &quot; alt=&quot; &amp; CHAR(34) &amp; [.D392] &amp; CHAR(34) &amp; &quot;&gt;&lt;/a&gt;&quot; &amp;&#10;&quot;&amp;nbsp; &amp;nbsp; &quot; &amp; [.D392] &amp; &quot;&lt;br&gt;&quot;&#10;))">
            <text:p/>
          </table:table-cell>
        </table:table-row>
        <table:table-row table:style-name="ro1">
          <table:table-cell office:value-type="string" calcext:value-type="string">
            <text:p>org.gnome.Calls-symbolic</text:p>
          </table:table-cell>
          <table:table-cell table:formula="of:=IF(LEFT([.A393];1)=&quot;.&quot;;&quot;Y&quot;;&quot;N&quot;)" office:value-type="string" office:string-value="N" calcext:value-type="string">
            <text:p>N</text:p>
          </table:table-cell>
          <table:table-cell table:formula="of:=IFERROR(&quot;## &quot; &amp; MID([.A393];3;FIND(&quot;:&quot;;[.A393])-3) &amp; &quot; &lt;br&gt;&quot;;&quot;&quot;)">
            <text:p/>
          </table:table-cell>
          <table:table-cell table:formula="of:=IF([.B393]=&quot;Y&quot;;MID([.A393];3;FIND(&quot;:&quot;;[.A393];1)-3);IF(&#10;RIGHT(RIGHT([.A393]; 1))=&quot;@&quot;;0;&#10;[.A393]))" office:value-type="string" office:string-value="org.gnome.Calls-symbolic" calcext:value-type="string">
            <text:p>org.gnome.Calls-symbolic</text:p>
          </table:table-cell>
          <table:table-cell table:formula="of:=IF([.B393]=&quot;Y&quot;;[.D393];[.E392])" office:value-type="string" office:string-value="apps" calcext:value-type="string">
            <text:p>apps</text:p>
          </table:table-cell>
          <table:table-cell table:style-name="ce10" table:formula="of:=IF([.D393]=0;&quot;&quot;;IF([.B393]=&quot;Y&quot;;[.C393];&#10;&quot;&lt;a href=&quot; &amp; CHAR(34) &amp; &quot;#&quot; &amp; CHAR(34) &amp; &quot;&gt;&quot; &amp;&#10;&quot;&lt;img src=&quot; &amp; CHAR(34) &amp; &quot;https://github.com/ubuntu/yaru/blob/master/icons/Yaru/scalable/&quot; &amp; [.E393] &amp; &quot;/&quot; &amp; [.A393] &amp; &quot;.svg&quot; &amp; CHAR(34) &amp; &#10;&quot; width=&quot; &amp; CHAR(34) &amp; &quot;22&quot; &amp; CHAR(34) &amp; &quot; alt=&quot; &amp; CHAR(34) &amp; [.D393] &amp; CHAR(34) &amp; &quot;&gt;&lt;/a&gt;&quot; &amp;&#10;&quot;&amp;nbsp; &amp;nbsp; &quot; &amp; [.D393] &amp; &quot;&lt;br&gt;&quot;&#10;))" office:value-type="string" office:string-value="&lt;a href=&quot;#&quot;&gt;&lt;img src=&quot;https://github.com/ubuntu/yaru/blob/master/icons/Yaru/scalable/apps/org.gnome.Calls-symbolic.svg&quot; width=&quot;22&quot; alt=&quot;org.gnome.Calls-symbolic&quot;&gt;&lt;/a&gt;&amp;nbsp; &amp;nbsp; org.gnome.Calls-symbolic&lt;br&gt;" calcext:value-type="string">
            <text:p>&lt;a href="#"&gt;&lt;img src="https://github.com/ubuntu/yaru/blob/master/icons/Yaru/scalable/apps/org.gnome.Calls-symbolic.svg" width="22" alt="org.gnome.Calls-symbolic"&gt;&lt;/a&gt;&amp;nbsp; &amp;nbsp; org.gnome.Calls-symbolic&lt;br&gt;</text:p>
          </table:table-cell>
        </table:table-row>
        <table:table-row table:style-name="ro1">
          <table:table-cell table:style-name="Default" office:value-type="string" calcext:value-type="string">
            <text:p>org.gnome.Characters-symbolic@</text:p>
          </table:table-cell>
          <table:table-cell table:style-name="Default" table:formula="of:=IF(LEFT([.A39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4];3;FIND(&quot;:&quot;;[.A394])-3) &amp; &quot; &lt;br&gt;&quot;;&quot;&quot;)">
            <text:p/>
          </table:table-cell>
          <table:table-cell table:style-name="ce6" table:formula="of:=IF([.B394]=&quot;Y&quot;;MID([.A394];3;FIND(&quot;:&quot;;[.A394];1)-3);IF(&#10;RIGHT(RIGHT([.A394]; 1))=&quot;@&quot;;0;&#10;[.A394]))" office:value-type="float" office:value="0" calcext:value-type="float">
            <text:p>0</text:p>
          </table:table-cell>
          <table:table-cell table:formula="of:=IF([.B394]=&quot;Y&quot;;[.D394];[.E393])" office:value-type="string" office:string-value="apps" calcext:value-type="string">
            <text:p>apps</text:p>
          </table:table-cell>
          <table:table-cell table:style-name="ce10" table:formula="of:=IF([.D394]=0;&quot;&quot;;IF([.B394]=&quot;Y&quot;;[.C394];&#10;&quot;&lt;a href=&quot; &amp; CHAR(34) &amp; &quot;#&quot; &amp; CHAR(34) &amp; &quot;&gt;&quot; &amp;&#10;&quot;&lt;img src=&quot; &amp; CHAR(34) &amp; &quot;https://github.com/ubuntu/yaru/blob/master/icons/Yaru/scalable/&quot; &amp; [.E394] &amp; &quot;/&quot; &amp; [.A394] &amp; &quot;.svg&quot; &amp; CHAR(34) &amp; &#10;&quot; width=&quot; &amp; CHAR(34) &amp; &quot;22&quot; &amp; CHAR(34) &amp; &quot; alt=&quot; &amp; CHAR(34) &amp; [.D394] &amp; CHAR(34) &amp; &quot;&gt;&lt;/a&gt;&quot; &amp;&#10;&quot;&amp;nbsp; &amp;nbsp; &quot; &amp; [.D394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Cheese-symbolic@</text:p>
          </table:table-cell>
          <table:table-cell table:style-name="Default" table:formula="of:=IF(LEFT([.A39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5];3;FIND(&quot;:&quot;;[.A395])-3) &amp; &quot; &lt;br&gt;&quot;;&quot;&quot;)">
            <text:p/>
          </table:table-cell>
          <table:table-cell table:style-name="ce6" table:formula="of:=IF([.B395]=&quot;Y&quot;;MID([.A395];3;FIND(&quot;:&quot;;[.A395];1)-3);IF(&#10;RIGHT(RIGHT([.A395]; 1))=&quot;@&quot;;0;&#10;[.A395]))" office:value-type="float" office:value="0" calcext:value-type="float">
            <text:p>0</text:p>
          </table:table-cell>
          <table:table-cell table:formula="of:=IF([.B395]=&quot;Y&quot;;[.D395];[.E394])" office:value-type="string" office:string-value="apps" calcext:value-type="string">
            <text:p>apps</text:p>
          </table:table-cell>
          <table:table-cell table:style-name="ce10" table:formula="of:=IF([.D395]=0;&quot;&quot;;IF([.B395]=&quot;Y&quot;;[.C395];&#10;&quot;&lt;a href=&quot; &amp; CHAR(34) &amp; &quot;#&quot; &amp; CHAR(34) &amp; &quot;&gt;&quot; &amp;&#10;&quot;&lt;img src=&quot; &amp; CHAR(34) &amp; &quot;https://github.com/ubuntu/yaru/blob/master/icons/Yaru/scalable/&quot; &amp; [.E395] &amp; &quot;/&quot; &amp; [.A395] &amp; &quot;.svg&quot; &amp; CHAR(34) &amp; &#10;&quot; width=&quot; &amp; CHAR(34) &amp; &quot;22&quot; &amp; CHAR(34) &amp; &quot; alt=&quot; &amp; CHAR(34) &amp; [.D395] &amp; CHAR(34) &amp; &quot;&gt;&lt;/a&gt;&quot; &amp;&#10;&quot;&amp;nbsp; &amp;nbsp; &quot; &amp; [.D39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clocks-symbolic@</text:p>
          </table:table-cell>
          <table:table-cell table:style-name="Default" table:formula="of:=IF(LEFT([.A39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6];3;FIND(&quot;:&quot;;[.A396])-3) &amp; &quot; &lt;br&gt;&quot;;&quot;&quot;)">
            <text:p/>
          </table:table-cell>
          <table:table-cell table:style-name="ce6" table:formula="of:=IF([.B396]=&quot;Y&quot;;MID([.A396];3;FIND(&quot;:&quot;;[.A396];1)-3);IF(&#10;RIGHT(RIGHT([.A396]; 1))=&quot;@&quot;;0;&#10;[.A396]))" office:value-type="float" office:value="0" calcext:value-type="float">
            <text:p>0</text:p>
          </table:table-cell>
          <table:table-cell table:formula="of:=IF([.B396]=&quot;Y&quot;;[.D396];[.E395])" office:value-type="string" office:string-value="apps" calcext:value-type="string">
            <text:p>apps</text:p>
          </table:table-cell>
          <table:table-cell table:style-name="ce10" table:formula="of:=IF([.D396]=0;&quot;&quot;;IF([.B396]=&quot;Y&quot;;[.C396];&#10;&quot;&lt;a href=&quot; &amp; CHAR(34) &amp; &quot;#&quot; &amp; CHAR(34) &amp; &quot;&gt;&quot; &amp;&#10;&quot;&lt;img src=&quot; &amp; CHAR(34) &amp; &quot;https://github.com/ubuntu/yaru/blob/master/icons/Yaru/scalable/&quot; &amp; [.E396] &amp; &quot;/&quot; &amp; [.A396] &amp; &quot;.svg&quot; &amp; CHAR(34) &amp; &#10;&quot; width=&quot; &amp; CHAR(34) &amp; &quot;22&quot; &amp; CHAR(34) &amp; &quot; alt=&quot; &amp; CHAR(34) &amp; [.D396] &amp; CHAR(34) &amp; &quot;&gt;&lt;/a&gt;&quot; &amp;&#10;&quot;&amp;nbsp; &amp;nbsp; &quot; &amp; [.D39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Clocks-symbolic@</text:p>
          </table:table-cell>
          <table:table-cell table:style-name="Default" table:formula="of:=IF(LEFT([.A39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7];3;FIND(&quot;:&quot;;[.A397])-3) &amp; &quot; &lt;br&gt;&quot;;&quot;&quot;)">
            <text:p/>
          </table:table-cell>
          <table:table-cell table:style-name="ce6" table:formula="of:=IF([.B397]=&quot;Y&quot;;MID([.A397];3;FIND(&quot;:&quot;;[.A397];1)-3);IF(&#10;RIGHT(RIGHT([.A397]; 1))=&quot;@&quot;;0;&#10;[.A397]))" office:value-type="float" office:value="0" calcext:value-type="float">
            <text:p>0</text:p>
          </table:table-cell>
          <table:table-cell table:formula="of:=IF([.B397]=&quot;Y&quot;;[.D397];[.E396])" office:value-type="string" office:string-value="apps" calcext:value-type="string">
            <text:p>apps</text:p>
          </table:table-cell>
          <table:table-cell table:style-name="ce10" table:formula="of:=IF([.D397]=0;&quot;&quot;;IF([.B397]=&quot;Y&quot;;[.C397];&#10;&quot;&lt;a href=&quot; &amp; CHAR(34) &amp; &quot;#&quot; &amp; CHAR(34) &amp; &quot;&gt;&quot; &amp;&#10;&quot;&lt;img src=&quot; &amp; CHAR(34) &amp; &quot;https://github.com/ubuntu/yaru/blob/master/icons/Yaru/scalable/&quot; &amp; [.E397] &amp; &quot;/&quot; &amp; [.A397] &amp; &quot;.svg&quot; &amp; CHAR(34) &amp; &#10;&quot; width=&quot; &amp; CHAR(34) &amp; &quot;22&quot; &amp; CHAR(34) &amp; &quot; alt=&quot; &amp; CHAR(34) &amp; [.D397] &amp; CHAR(34) &amp; &quot;&gt;&lt;/a&gt;&quot; &amp;&#10;&quot;&amp;nbsp; &amp;nbsp; &quot; &amp; [.D39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Contacts-symbolic@</text:p>
          </table:table-cell>
          <table:table-cell table:style-name="Default" table:formula="of:=IF(LEFT([.A39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8];3;FIND(&quot;:&quot;;[.A398])-3) &amp; &quot; &lt;br&gt;&quot;;&quot;&quot;)">
            <text:p/>
          </table:table-cell>
          <table:table-cell table:style-name="ce6" table:formula="of:=IF([.B398]=&quot;Y&quot;;MID([.A398];3;FIND(&quot;:&quot;;[.A398];1)-3);IF(&#10;RIGHT(RIGHT([.A398]; 1))=&quot;@&quot;;0;&#10;[.A398]))" office:value-type="float" office:value="0" calcext:value-type="float">
            <text:p>0</text:p>
          </table:table-cell>
          <table:table-cell table:formula="of:=IF([.B398]=&quot;Y&quot;;[.D398];[.E397])" office:value-type="string" office:string-value="apps" calcext:value-type="string">
            <text:p>apps</text:p>
          </table:table-cell>
          <table:table-cell table:style-name="ce10" table:formula="of:=IF([.D398]=0;&quot;&quot;;IF([.B398]=&quot;Y&quot;;[.C398];&#10;&quot;&lt;a href=&quot; &amp; CHAR(34) &amp; &quot;#&quot; &amp; CHAR(34) &amp; &quot;&gt;&quot; &amp;&#10;&quot;&lt;img src=&quot; &amp; CHAR(34) &amp; &quot;https://github.com/ubuntu/yaru/blob/master/icons/Yaru/scalable/&quot; &amp; [.E398] &amp; &quot;/&quot; &amp; [.A398] &amp; &quot;.svg&quot; &amp; CHAR(34) &amp; &#10;&quot; width=&quot; &amp; CHAR(34) &amp; &quot;22&quot; &amp; CHAR(34) &amp; &quot; alt=&quot; &amp; CHAR(34) &amp; [.D398] &amp; CHAR(34) &amp; &quot;&gt;&lt;/a&gt;&quot; &amp;&#10;&quot;&amp;nbsp; &amp;nbsp; &quot; &amp; [.D39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DejaDup-symbolic@</text:p>
          </table:table-cell>
          <table:table-cell table:style-name="Default" table:formula="of:=IF(LEFT([.A39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399];3;FIND(&quot;:&quot;;[.A399])-3) &amp; &quot; &lt;br&gt;&quot;;&quot;&quot;)">
            <text:p/>
          </table:table-cell>
          <table:table-cell table:style-name="ce6" table:formula="of:=IF([.B399]=&quot;Y&quot;;MID([.A399];3;FIND(&quot;:&quot;;[.A399];1)-3);IF(&#10;RIGHT(RIGHT([.A399]; 1))=&quot;@&quot;;0;&#10;[.A399]))" office:value-type="float" office:value="0" calcext:value-type="float">
            <text:p>0</text:p>
          </table:table-cell>
          <table:table-cell table:formula="of:=IF([.B399]=&quot;Y&quot;;[.D399];[.E398])" office:value-type="string" office:string-value="apps" calcext:value-type="string">
            <text:p>apps</text:p>
          </table:table-cell>
          <table:table-cell table:style-name="ce10" table:formula="of:=IF([.D399]=0;&quot;&quot;;IF([.B399]=&quot;Y&quot;;[.C399];&#10;&quot;&lt;a href=&quot; &amp; CHAR(34) &amp; &quot;#&quot; &amp; CHAR(34) &amp; &quot;&gt;&quot; &amp;&#10;&quot;&lt;img src=&quot; &amp; CHAR(34) &amp; &quot;https://github.com/ubuntu/yaru/blob/master/icons/Yaru/scalable/&quot; &amp; [.E399] &amp; &quot;/&quot; &amp; [.A399] &amp; &quot;.svg&quot; &amp; CHAR(34) &amp; &#10;&quot; width=&quot; &amp; CHAR(34) &amp; &quot;22&quot; &amp; CHAR(34) &amp; &quot; alt=&quot; &amp; CHAR(34) &amp; [.D399] &amp; CHAR(34) &amp; &quot;&gt;&lt;/a&gt;&quot; &amp;&#10;&quot;&amp;nbsp; &amp;nbsp; &quot; &amp; [.D39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Disks-symbolic@</text:p>
          </table:table-cell>
          <table:table-cell table:style-name="Default" table:formula="of:=IF(LEFT([.A40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0];3;FIND(&quot;:&quot;;[.A400])-3) &amp; &quot; &lt;br&gt;&quot;;&quot;&quot;)">
            <text:p/>
          </table:table-cell>
          <table:table-cell table:style-name="ce6" table:formula="of:=IF([.B400]=&quot;Y&quot;;MID([.A400];3;FIND(&quot;:&quot;;[.A400];1)-3);IF(&#10;RIGHT(RIGHT([.A400]; 1))=&quot;@&quot;;0;&#10;[.A400]))" office:value-type="float" office:value="0" calcext:value-type="float">
            <text:p>0</text:p>
          </table:table-cell>
          <table:table-cell table:formula="of:=IF([.B400]=&quot;Y&quot;;[.D400];[.E399])" office:value-type="string" office:string-value="apps" calcext:value-type="string">
            <text:p>apps</text:p>
          </table:table-cell>
          <table:table-cell table:style-name="ce10" table:formula="of:=IF([.D400]=0;&quot;&quot;;IF([.B400]=&quot;Y&quot;;[.C400];&#10;&quot;&lt;a href=&quot; &amp; CHAR(34) &amp; &quot;#&quot; &amp; CHAR(34) &amp; &quot;&gt;&quot; &amp;&#10;&quot;&lt;img src=&quot; &amp; CHAR(34) &amp; &quot;https://github.com/ubuntu/yaru/blob/master/icons/Yaru/scalable/&quot; &amp; [.E400] &amp; &quot;/&quot; &amp; [.A400] &amp; &quot;.svg&quot; &amp; CHAR(34) &amp; &#10;&quot; width=&quot; &amp; CHAR(34) &amp; &quot;22&quot; &amp; CHAR(34) &amp; &quot; alt=&quot; &amp; CHAR(34) &amp; [.D400] &amp; CHAR(34) &amp; &quot;&gt;&lt;/a&gt;&quot; &amp;&#10;&quot;&amp;nbsp; &amp;nbsp; &quot; &amp; [.D40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DiskUtility-symbolic@</text:p>
          </table:table-cell>
          <table:table-cell table:style-name="Default" table:formula="of:=IF(LEFT([.A40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1];3;FIND(&quot;:&quot;;[.A401])-3) &amp; &quot; &lt;br&gt;&quot;;&quot;&quot;)">
            <text:p/>
          </table:table-cell>
          <table:table-cell table:style-name="ce6" table:formula="of:=IF([.B401]=&quot;Y&quot;;MID([.A401];3;FIND(&quot;:&quot;;[.A401];1)-3);IF(&#10;RIGHT(RIGHT([.A401]; 1))=&quot;@&quot;;0;&#10;[.A401]))" office:value-type="float" office:value="0" calcext:value-type="float">
            <text:p>0</text:p>
          </table:table-cell>
          <table:table-cell table:formula="of:=IF([.B401]=&quot;Y&quot;;[.D401];[.E400])" office:value-type="string" office:string-value="apps" calcext:value-type="string">
            <text:p>apps</text:p>
          </table:table-cell>
          <table:table-cell table:style-name="ce10" table:formula="of:=IF([.D401]=0;&quot;&quot;;IF([.B401]=&quot;Y&quot;;[.C401];&#10;&quot;&lt;a href=&quot; &amp; CHAR(34) &amp; &quot;#&quot; &amp; CHAR(34) &amp; &quot;&gt;&quot; &amp;&#10;&quot;&lt;img src=&quot; &amp; CHAR(34) &amp; &quot;https://github.com/ubuntu/yaru/blob/master/icons/Yaru/scalable/&quot; &amp; [.E401] &amp; &quot;/&quot; &amp; [.A401] &amp; &quot;.svg&quot; &amp; CHAR(34) &amp; &#10;&quot; width=&quot; &amp; CHAR(34) &amp; &quot;22&quot; &amp; CHAR(34) &amp; &quot; alt=&quot; &amp; CHAR(34) &amp; [.D401] &amp; CHAR(34) &amp; &quot;&gt;&lt;/a&gt;&quot; &amp;&#10;&quot;&amp;nbsp; &amp;nbsp; &quot; &amp; [.D40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Documents-symbolic@</text:p>
          </table:table-cell>
          <table:table-cell table:style-name="Default" table:formula="of:=IF(LEFT([.A40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2];3;FIND(&quot;:&quot;;[.A402])-3) &amp; &quot; &lt;br&gt;&quot;;&quot;&quot;)">
            <text:p/>
          </table:table-cell>
          <table:table-cell table:style-name="ce6" table:formula="of:=IF([.B402]=&quot;Y&quot;;MID([.A402];3;FIND(&quot;:&quot;;[.A402];1)-3);IF(&#10;RIGHT(RIGHT([.A402]; 1))=&quot;@&quot;;0;&#10;[.A402]))" office:value-type="float" office:value="0" calcext:value-type="float">
            <text:p>0</text:p>
          </table:table-cell>
          <table:table-cell table:formula="of:=IF([.B402]=&quot;Y&quot;;[.D402];[.E401])" office:value-type="string" office:string-value="apps" calcext:value-type="string">
            <text:p>apps</text:p>
          </table:table-cell>
          <table:table-cell table:style-name="ce10" table:formula="of:=IF([.D402]=0;&quot;&quot;;IF([.B402]=&quot;Y&quot;;[.C402];&#10;&quot;&lt;a href=&quot; &amp; CHAR(34) &amp; &quot;#&quot; &amp; CHAR(34) &amp; &quot;&gt;&quot; &amp;&#10;&quot;&lt;img src=&quot; &amp; CHAR(34) &amp; &quot;https://github.com/ubuntu/yaru/blob/master/icons/Yaru/scalable/&quot; &amp; [.E402] &amp; &quot;/&quot; &amp; [.A402] &amp; &quot;.svg&quot; &amp; CHAR(34) &amp; &#10;&quot; width=&quot; &amp; CHAR(34) &amp; &quot;22&quot; &amp; CHAR(34) &amp; &quot; alt=&quot; &amp; CHAR(34) &amp; [.D402] &amp; CHAR(34) &amp; &quot;&gt;&lt;/a&gt;&quot; &amp;&#10;&quot;&amp;nbsp; &amp;nbsp; &quot; &amp; [.D40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eog-symbolic@</text:p>
          </table:table-cell>
          <table:table-cell table:style-name="Default" table:formula="of:=IF(LEFT([.A40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3];3;FIND(&quot;:&quot;;[.A403])-3) &amp; &quot; &lt;br&gt;&quot;;&quot;&quot;)">
            <text:p/>
          </table:table-cell>
          <table:table-cell table:style-name="ce6" table:formula="of:=IF([.B403]=&quot;Y&quot;;MID([.A403];3;FIND(&quot;:&quot;;[.A403];1)-3);IF(&#10;RIGHT(RIGHT([.A403]; 1))=&quot;@&quot;;0;&#10;[.A403]))" office:value-type="float" office:value="0" calcext:value-type="float">
            <text:p>0</text:p>
          </table:table-cell>
          <table:table-cell table:formula="of:=IF([.B403]=&quot;Y&quot;;[.D403];[.E402])" office:value-type="string" office:string-value="apps" calcext:value-type="string">
            <text:p>apps</text:p>
          </table:table-cell>
          <table:table-cell table:style-name="ce10" table:formula="of:=IF([.D403]=0;&quot;&quot;;IF([.B403]=&quot;Y&quot;;[.C403];&#10;&quot;&lt;a href=&quot; &amp; CHAR(34) &amp; &quot;#&quot; &amp; CHAR(34) &amp; &quot;&gt;&quot; &amp;&#10;&quot;&lt;img src=&quot; &amp; CHAR(34) &amp; &quot;https://github.com/ubuntu/yaru/blob/master/icons/Yaru/scalable/&quot; &amp; [.E403] &amp; &quot;/&quot; &amp; [.A403] &amp; &quot;.svg&quot; &amp; CHAR(34) &amp; &#10;&quot; width=&quot; &amp; CHAR(34) &amp; &quot;22&quot; &amp; CHAR(34) &amp; &quot; alt=&quot; &amp; CHAR(34) &amp; [.D403] &amp; CHAR(34) &amp; &quot;&gt;&lt;/a&gt;&quot; &amp;&#10;&quot;&amp;nbsp; &amp;nbsp; &quot; &amp; [.D40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Epiphany-symbolic@</text:p>
          </table:table-cell>
          <table:table-cell table:style-name="Default" table:formula="of:=IF(LEFT([.A40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4];3;FIND(&quot;:&quot;;[.A404])-3) &amp; &quot; &lt;br&gt;&quot;;&quot;&quot;)">
            <text:p/>
          </table:table-cell>
          <table:table-cell table:style-name="ce6" table:formula="of:=IF([.B404]=&quot;Y&quot;;MID([.A404];3;FIND(&quot;:&quot;;[.A404];1)-3);IF(&#10;RIGHT(RIGHT([.A404]; 1))=&quot;@&quot;;0;&#10;[.A404]))" office:value-type="float" office:value="0" calcext:value-type="float">
            <text:p>0</text:p>
          </table:table-cell>
          <table:table-cell table:formula="of:=IF([.B404]=&quot;Y&quot;;[.D404];[.E403])" office:value-type="string" office:string-value="apps" calcext:value-type="string">
            <text:p>apps</text:p>
          </table:table-cell>
          <table:table-cell table:style-name="ce10" table:formula="of:=IF([.D404]=0;&quot;&quot;;IF([.B404]=&quot;Y&quot;;[.C404];&#10;&quot;&lt;a href=&quot; &amp; CHAR(34) &amp; &quot;#&quot; &amp; CHAR(34) &amp; &quot;&gt;&quot; &amp;&#10;&quot;&lt;img src=&quot; &amp; CHAR(34) &amp; &quot;https://github.com/ubuntu/yaru/blob/master/icons/Yaru/scalable/&quot; &amp; [.E404] &amp; &quot;/&quot; &amp; [.A404] &amp; &quot;.svg&quot; &amp; CHAR(34) &amp; &#10;&quot; width=&quot; &amp; CHAR(34) &amp; &quot;22&quot; &amp; CHAR(34) &amp; &quot; alt=&quot; &amp; CHAR(34) &amp; [.D404] &amp; CHAR(34) &amp; &quot;&gt;&lt;/a&gt;&quot; &amp;&#10;&quot;&amp;nbsp; &amp;nbsp; &quot; &amp; [.D404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Evince-symbolic@</text:p>
          </table:table-cell>
          <table:table-cell table:style-name="Default" table:formula="of:=IF(LEFT([.A40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5];3;FIND(&quot;:&quot;;[.A405])-3) &amp; &quot; &lt;br&gt;&quot;;&quot;&quot;)">
            <text:p/>
          </table:table-cell>
          <table:table-cell table:style-name="ce6" table:formula="of:=IF([.B405]=&quot;Y&quot;;MID([.A405];3;FIND(&quot;:&quot;;[.A405];1)-3);IF(&#10;RIGHT(RIGHT([.A405]; 1))=&quot;@&quot;;0;&#10;[.A405]))" office:value-type="float" office:value="0" calcext:value-type="float">
            <text:p>0</text:p>
          </table:table-cell>
          <table:table-cell table:formula="of:=IF([.B405]=&quot;Y&quot;;[.D405];[.E404])" office:value-type="string" office:string-value="apps" calcext:value-type="string">
            <text:p>apps</text:p>
          </table:table-cell>
          <table:table-cell table:style-name="ce10" table:formula="of:=IF([.D405]=0;&quot;&quot;;IF([.B405]=&quot;Y&quot;;[.C405];&#10;&quot;&lt;a href=&quot; &amp; CHAR(34) &amp; &quot;#&quot; &amp; CHAR(34) &amp; &quot;&gt;&quot; &amp;&#10;&quot;&lt;img src=&quot; &amp; CHAR(34) &amp; &quot;https://github.com/ubuntu/yaru/blob/master/icons/Yaru/scalable/&quot; &amp; [.E405] &amp; &quot;/&quot; &amp; [.A405] &amp; &quot;.svg&quot; &amp; CHAR(34) &amp; &#10;&quot; width=&quot; &amp; CHAR(34) &amp; &quot;22&quot; &amp; CHAR(34) &amp; &quot; alt=&quot; &amp; CHAR(34) &amp; [.D405] &amp; CHAR(34) &amp; &quot;&gt;&lt;/a&gt;&quot; &amp;&#10;&quot;&amp;nbsp; &amp;nbsp; &quot; &amp; [.D40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FileRoller-symbolic@</text:p>
          </table:table-cell>
          <table:table-cell table:style-name="Default" table:formula="of:=IF(LEFT([.A40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6];3;FIND(&quot;:&quot;;[.A406])-3) &amp; &quot; &lt;br&gt;&quot;;&quot;&quot;)">
            <text:p/>
          </table:table-cell>
          <table:table-cell table:style-name="ce6" table:formula="of:=IF([.B406]=&quot;Y&quot;;MID([.A406];3;FIND(&quot;:&quot;;[.A406];1)-3);IF(&#10;RIGHT(RIGHT([.A406]; 1))=&quot;@&quot;;0;&#10;[.A406]))" office:value-type="float" office:value="0" calcext:value-type="float">
            <text:p>0</text:p>
          </table:table-cell>
          <table:table-cell table:formula="of:=IF([.B406]=&quot;Y&quot;;[.D406];[.E405])" office:value-type="string" office:string-value="apps" calcext:value-type="string">
            <text:p>apps</text:p>
          </table:table-cell>
          <table:table-cell table:style-name="ce10" table:formula="of:=IF([.D406]=0;&quot;&quot;;IF([.B406]=&quot;Y&quot;;[.C406];&#10;&quot;&lt;a href=&quot; &amp; CHAR(34) &amp; &quot;#&quot; &amp; CHAR(34) &amp; &quot;&gt;&quot; &amp;&#10;&quot;&lt;img src=&quot; &amp; CHAR(34) &amp; &quot;https://github.com/ubuntu/yaru/blob/master/icons/Yaru/scalable/&quot; &amp; [.E406] &amp; &quot;/&quot; &amp; [.A406] &amp; &quot;.svg&quot; &amp; CHAR(34) &amp; &#10;&quot; width=&quot; &amp; CHAR(34) &amp; &quot;22&quot; &amp; CHAR(34) &amp; &quot; alt=&quot; &amp; CHAR(34) &amp; [.D406] &amp; CHAR(34) &amp; &quot;&gt;&lt;/a&gt;&quot; &amp;&#10;&quot;&amp;nbsp; &amp;nbsp; &quot; &amp; [.D40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gedit-symbolic@</text:p>
          </table:table-cell>
          <table:table-cell table:style-name="Default" table:formula="of:=IF(LEFT([.A40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7];3;FIND(&quot;:&quot;;[.A407])-3) &amp; &quot; &lt;br&gt;&quot;;&quot;&quot;)">
            <text:p/>
          </table:table-cell>
          <table:table-cell table:style-name="ce6" table:formula="of:=IF([.B407]=&quot;Y&quot;;MID([.A407];3;FIND(&quot;:&quot;;[.A407];1)-3);IF(&#10;RIGHT(RIGHT([.A407]; 1))=&quot;@&quot;;0;&#10;[.A407]))" office:value-type="float" office:value="0" calcext:value-type="float">
            <text:p>0</text:p>
          </table:table-cell>
          <table:table-cell table:formula="of:=IF([.B407]=&quot;Y&quot;;[.D407];[.E406])" office:value-type="string" office:string-value="apps" calcext:value-type="string">
            <text:p>apps</text:p>
          </table:table-cell>
          <table:table-cell table:style-name="ce10" table:formula="of:=IF([.D407]=0;&quot;&quot;;IF([.B407]=&quot;Y&quot;;[.C407];&#10;&quot;&lt;a href=&quot; &amp; CHAR(34) &amp; &quot;#&quot; &amp; CHAR(34) &amp; &quot;&gt;&quot; &amp;&#10;&quot;&lt;img src=&quot; &amp; CHAR(34) &amp; &quot;https://github.com/ubuntu/yaru/blob/master/icons/Yaru/scalable/&quot; &amp; [.E407] &amp; &quot;/&quot; &amp; [.A407] &amp; &quot;.svg&quot; &amp; CHAR(34) &amp; &#10;&quot; width=&quot; &amp; CHAR(34) &amp; &quot;22&quot; &amp; CHAR(34) &amp; &quot; alt=&quot; &amp; CHAR(34) &amp; [.D407] &amp; CHAR(34) &amp; &quot;&gt;&lt;/a&gt;&quot; &amp;&#10;&quot;&amp;nbsp; &amp;nbsp; &quot; &amp; [.D40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Gedit-symbolic@</text:p>
          </table:table-cell>
          <table:table-cell table:style-name="Default" table:formula="of:=IF(LEFT([.A40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8];3;FIND(&quot;:&quot;;[.A408])-3) &amp; &quot; &lt;br&gt;&quot;;&quot;&quot;)">
            <text:p/>
          </table:table-cell>
          <table:table-cell table:style-name="ce6" table:formula="of:=IF([.B408]=&quot;Y&quot;;MID([.A408];3;FIND(&quot;:&quot;;[.A408];1)-3);IF(&#10;RIGHT(RIGHT([.A408]; 1))=&quot;@&quot;;0;&#10;[.A408]))" office:value-type="float" office:value="0" calcext:value-type="float">
            <text:p>0</text:p>
          </table:table-cell>
          <table:table-cell table:formula="of:=IF([.B408]=&quot;Y&quot;;[.D408];[.E407])" office:value-type="string" office:string-value="apps" calcext:value-type="string">
            <text:p>apps</text:p>
          </table:table-cell>
          <table:table-cell table:style-name="ce10" table:formula="of:=IF([.D408]=0;&quot;&quot;;IF([.B408]=&quot;Y&quot;;[.C408];&#10;&quot;&lt;a href=&quot; &amp; CHAR(34) &amp; &quot;#&quot; &amp; CHAR(34) &amp; &quot;&gt;&quot; &amp;&#10;&quot;&lt;img src=&quot; &amp; CHAR(34) &amp; &quot;https://github.com/ubuntu/yaru/blob/master/icons/Yaru/scalable/&quot; &amp; [.E408] &amp; &quot;/&quot; &amp; [.A408] &amp; &quot;.svg&quot; &amp; CHAR(34) &amp; &#10;&quot; width=&quot; &amp; CHAR(34) &amp; &quot;22&quot; &amp; CHAR(34) &amp; &quot; alt=&quot; &amp; CHAR(34) &amp; [.D408] &amp; CHAR(34) &amp; &quot;&gt;&lt;/a&gt;&quot; &amp;&#10;&quot;&amp;nbsp; &amp;nbsp; &quot; &amp; [.D40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Logs-symbolic@</text:p>
          </table:table-cell>
          <table:table-cell table:style-name="Default" table:formula="of:=IF(LEFT([.A40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09];3;FIND(&quot;:&quot;;[.A409])-3) &amp; &quot; &lt;br&gt;&quot;;&quot;&quot;)">
            <text:p/>
          </table:table-cell>
          <table:table-cell table:style-name="ce6" table:formula="of:=IF([.B409]=&quot;Y&quot;;MID([.A409];3;FIND(&quot;:&quot;;[.A409];1)-3);IF(&#10;RIGHT(RIGHT([.A409]; 1))=&quot;@&quot;;0;&#10;[.A409]))" office:value-type="float" office:value="0" calcext:value-type="float">
            <text:p>0</text:p>
          </table:table-cell>
          <table:table-cell table:formula="of:=IF([.B409]=&quot;Y&quot;;[.D409];[.E408])" office:value-type="string" office:string-value="apps" calcext:value-type="string">
            <text:p>apps</text:p>
          </table:table-cell>
          <table:table-cell table:style-name="ce10" table:formula="of:=IF([.D409]=0;&quot;&quot;;IF([.B409]=&quot;Y&quot;;[.C409];&#10;&quot;&lt;a href=&quot; &amp; CHAR(34) &amp; &quot;#&quot; &amp; CHAR(34) &amp; &quot;&gt;&quot; &amp;&#10;&quot;&lt;img src=&quot; &amp; CHAR(34) &amp; &quot;https://github.com/ubuntu/yaru/blob/master/icons/Yaru/scalable/&quot; &amp; [.E409] &amp; &quot;/&quot; &amp; [.A409] &amp; &quot;.svg&quot; &amp; CHAR(34) &amp; &#10;&quot; width=&quot; &amp; CHAR(34) &amp; &quot;22&quot; &amp; CHAR(34) &amp; &quot; alt=&quot; &amp; CHAR(34) &amp; [.D409] &amp; CHAR(34) &amp; &quot;&gt;&lt;/a&gt;&quot; &amp;&#10;&quot;&amp;nbsp; &amp;nbsp; &quot; &amp; [.D409] &amp; &quot;&lt;br&gt;&quot;&#10;))">
            <text:p/>
          </table:table-cell>
        </table:table-row>
        <table:table-row table:style-name="ro1">
          <table:table-cell office:value-type="string" calcext:value-type="string">
            <text:p>org.gnome.Lollypop-artists-list-symbolic</text:p>
          </table:table-cell>
          <table:table-cell table:formula="of:=IF(LEFT([.A410];1)=&quot;.&quot;;&quot;Y&quot;;&quot;N&quot;)" office:value-type="string" office:string-value="N" calcext:value-type="string">
            <text:p>N</text:p>
          </table:table-cell>
          <table:table-cell table:formula="of:=IFERROR(&quot;## &quot; &amp; MID([.A410];3;FIND(&quot;:&quot;;[.A410])-3) &amp; &quot; &lt;br&gt;&quot;;&quot;&quot;)">
            <text:p/>
          </table:table-cell>
          <table:table-cell table:formula="of:=IF([.B410]=&quot;Y&quot;;MID([.A410];3;FIND(&quot;:&quot;;[.A410];1)-3);IF(&#10;RIGHT(RIGHT([.A410]; 1))=&quot;@&quot;;0;&#10;[.A410]))" office:value-type="string" office:string-value="org.gnome.Lollypop-artists-list-symbolic" calcext:value-type="string">
            <text:p>org.gnome.Lollypop-artists-list-symbolic</text:p>
          </table:table-cell>
          <table:table-cell table:formula="of:=IF([.B410]=&quot;Y&quot;;[.D410];[.E409])" office:value-type="string" office:string-value="apps" calcext:value-type="string">
            <text:p>apps</text:p>
          </table:table-cell>
          <table:table-cell table:style-name="ce10" table:formula="of:=IF([.D410]=0;&quot;&quot;;IF([.B410]=&quot;Y&quot;;[.C410];&#10;&quot;&lt;a href=&quot; &amp; CHAR(34) &amp; &quot;#&quot; &amp; CHAR(34) &amp; &quot;&gt;&quot; &amp;&#10;&quot;&lt;img src=&quot; &amp; CHAR(34) &amp; &quot;https://github.com/ubuntu/yaru/blob/master/icons/Yaru/scalable/&quot; &amp; [.E410] &amp; &quot;/&quot; &amp; [.A410] &amp; &quot;.svg&quot; &amp; CHAR(34) &amp; &#10;&quot; width=&quot; &amp; CHAR(34) &amp; &quot;22&quot; &amp; CHAR(34) &amp; &quot; alt=&quot; &amp; CHAR(34) &amp; [.D410] &amp; CHAR(34) &amp; &quot;&gt;&lt;/a&gt;&quot; &amp;&#10;&quot;&amp;nbsp; &amp;nbsp; &quot; &amp; [.D410] &amp; &quot;&lt;br&gt;&quot;&#10;))" office:value-type="string" office:string-value="&lt;a href=&quot;#&quot;&gt;&lt;img src=&quot;https://github.com/ubuntu/yaru/blob/master/icons/Yaru/scalable/apps/org.gnome.Lollypop-artists-list-symbolic.svg&quot; width=&quot;22&quot; alt=&quot;org.gnome.Lollypop-artists-list-symbolic&quot;&gt;&lt;/a&gt;&amp;nbsp; &amp;nbsp; org.gnome.Lollypop-artists-list-symbolic&lt;br&gt;" calcext:value-type="string">
            <text:p>&lt;a href="#"&gt;&lt;img src="https://github.com/ubuntu/yaru/blob/master/icons/Yaru/scalable/apps/org.gnome.Lollypop-artists-list-symbolic.svg" width="22" alt="org.gnome.Lollypop-artists-list-symbolic"&gt;&lt;/a&gt;&amp;nbsp; &amp;nbsp; org.gnome.Lollypop-artists-list-symbolic&lt;br&gt;</text:p>
          </table:table-cell>
        </table:table-row>
        <table:table-row table:style-name="ro1">
          <table:table-cell office:value-type="string" calcext:value-type="string">
            <text:p>org.gnome.Lollypop-gradio-symbolic</text:p>
          </table:table-cell>
          <table:table-cell table:formula="of:=IF(LEFT([.A411];1)=&quot;.&quot;;&quot;Y&quot;;&quot;N&quot;)" office:value-type="string" office:string-value="N" calcext:value-type="string">
            <text:p>N</text:p>
          </table:table-cell>
          <table:table-cell table:formula="of:=IFERROR(&quot;## &quot; &amp; MID([.A411];3;FIND(&quot;:&quot;;[.A411])-3) &amp; &quot; &lt;br&gt;&quot;;&quot;&quot;)">
            <text:p/>
          </table:table-cell>
          <table:table-cell table:formula="of:=IF([.B411]=&quot;Y&quot;;MID([.A411];3;FIND(&quot;:&quot;;[.A411];1)-3);IF(&#10;RIGHT(RIGHT([.A411]; 1))=&quot;@&quot;;0;&#10;[.A411]))" office:value-type="string" office:string-value="org.gnome.Lollypop-gradio-symbolic" calcext:value-type="string">
            <text:p>org.gnome.Lollypop-gradio-symbolic</text:p>
          </table:table-cell>
          <table:table-cell table:formula="of:=IF([.B411]=&quot;Y&quot;;[.D411];[.E410])" office:value-type="string" office:string-value="apps" calcext:value-type="string">
            <text:p>apps</text:p>
          </table:table-cell>
          <table:table-cell table:style-name="ce10" table:formula="of:=IF([.D411]=0;&quot;&quot;;IF([.B411]=&quot;Y&quot;;[.C411];&#10;&quot;&lt;a href=&quot; &amp; CHAR(34) &amp; &quot;#&quot; &amp; CHAR(34) &amp; &quot;&gt;&quot; &amp;&#10;&quot;&lt;img src=&quot; &amp; CHAR(34) &amp; &quot;https://github.com/ubuntu/yaru/blob/master/icons/Yaru/scalable/&quot; &amp; [.E411] &amp; &quot;/&quot; &amp; [.A411] &amp; &quot;.svg&quot; &amp; CHAR(34) &amp; &#10;&quot; width=&quot; &amp; CHAR(34) &amp; &quot;22&quot; &amp; CHAR(34) &amp; &quot; alt=&quot; &amp; CHAR(34) &amp; [.D411] &amp; CHAR(34) &amp; &quot;&gt;&lt;/a&gt;&quot; &amp;&#10;&quot;&amp;nbsp; &amp;nbsp; &quot; &amp; [.D411] &amp; &quot;&lt;br&gt;&quot;&#10;))" office:value-type="string" office:string-value="&lt;a href=&quot;#&quot;&gt;&lt;img src=&quot;https://github.com/ubuntu/yaru/blob/master/icons/Yaru/scalable/apps/org.gnome.Lollypop-gradio-symbolic.svg&quot; width=&quot;22&quot; alt=&quot;org.gnome.Lollypop-gradio-symbolic&quot;&gt;&lt;/a&gt;&amp;nbsp; &amp;nbsp; org.gnome.Lollypop-gradio-symbolic&lt;br&gt;" calcext:value-type="string">
            <text:p>&lt;a href="#"&gt;&lt;img src="https://github.com/ubuntu/yaru/blob/master/icons/Yaru/scalable/apps/org.gnome.Lollypop-gradio-symbolic.svg" width="22" alt="org.gnome.Lollypop-gradio-symbolic"&gt;&lt;/a&gt;&amp;nbsp; &amp;nbsp; org.gnome.Lollypop-gradio-symbolic&lt;br&gt;</text:p>
          </table:table-cell>
        </table:table-row>
        <table:table-row table:style-name="ro1">
          <table:table-cell office:value-type="string" calcext:value-type="string">
            <text:p>org.gnome.Lollypop-play-queue-symbolic</text:p>
          </table:table-cell>
          <table:table-cell table:formula="of:=IF(LEFT([.A412];1)=&quot;.&quot;;&quot;Y&quot;;&quot;N&quot;)" office:value-type="string" office:string-value="N" calcext:value-type="string">
            <text:p>N</text:p>
          </table:table-cell>
          <table:table-cell table:formula="of:=IFERROR(&quot;## &quot; &amp; MID([.A412];3;FIND(&quot;:&quot;;[.A412])-3) &amp; &quot; &lt;br&gt;&quot;;&quot;&quot;)">
            <text:p/>
          </table:table-cell>
          <table:table-cell table:formula="of:=IF([.B412]=&quot;Y&quot;;MID([.A412];3;FIND(&quot;:&quot;;[.A412];1)-3);IF(&#10;RIGHT(RIGHT([.A412]; 1))=&quot;@&quot;;0;&#10;[.A412]))" office:value-type="string" office:string-value="org.gnome.Lollypop-play-queue-symbolic" calcext:value-type="string">
            <text:p>org.gnome.Lollypop-play-queue-symbolic</text:p>
          </table:table-cell>
          <table:table-cell table:formula="of:=IF([.B412]=&quot;Y&quot;;[.D412];[.E411])" office:value-type="string" office:string-value="apps" calcext:value-type="string">
            <text:p>apps</text:p>
          </table:table-cell>
          <table:table-cell table:style-name="ce10" table:formula="of:=IF([.D412]=0;&quot;&quot;;IF([.B412]=&quot;Y&quot;;[.C412];&#10;&quot;&lt;a href=&quot; &amp; CHAR(34) &amp; &quot;#&quot; &amp; CHAR(34) &amp; &quot;&gt;&quot; &amp;&#10;&quot;&lt;img src=&quot; &amp; CHAR(34) &amp; &quot;https://github.com/ubuntu/yaru/blob/master/icons/Yaru/scalable/&quot; &amp; [.E412] &amp; &quot;/&quot; &amp; [.A412] &amp; &quot;.svg&quot; &amp; CHAR(34) &amp; &#10;&quot; width=&quot; &amp; CHAR(34) &amp; &quot;22&quot; &amp; CHAR(34) &amp; &quot; alt=&quot; &amp; CHAR(34) &amp; [.D412] &amp; CHAR(34) &amp; &quot;&gt;&lt;/a&gt;&quot; &amp;&#10;&quot;&amp;nbsp; &amp;nbsp; &quot; &amp; [.D412] &amp; &quot;&lt;br&gt;&quot;&#10;))" office:value-type="string" office:string-value="&lt;a href=&quot;#&quot;&gt;&lt;img src=&quot;https://github.com/ubuntu/yaru/blob/master/icons/Yaru/scalable/apps/org.gnome.Lollypop-play-queue-symbolic.svg&quot; width=&quot;22&quot; alt=&quot;org.gnome.Lollypop-play-queue-symbolic&quot;&gt;&lt;/a&gt;&amp;nbsp; &amp;nbsp; org.gnome.Lollypop-play-queue-symbolic&lt;br&gt;" calcext:value-type="string">
            <text:p>&lt;a href="#"&gt;&lt;img src="https://github.com/ubuntu/yaru/blob/master/icons/Yaru/scalable/apps/org.gnome.Lollypop-play-queue-symbolic.svg" width="22" alt="org.gnome.Lollypop-play-queue-symbolic"&gt;&lt;/a&gt;&amp;nbsp; &amp;nbsp; org.gnome.Lollypop-play-queue-symbolic&lt;br&gt;</text:p>
          </table:table-cell>
        </table:table-row>
        <table:table-row table:style-name="ro1">
          <table:table-cell office:value-type="string" calcext:value-type="string">
            <text:p>org.gnome.Lollypop-suggestions-symbolic</text:p>
          </table:table-cell>
          <table:table-cell table:formula="of:=IF(LEFT([.A413];1)=&quot;.&quot;;&quot;Y&quot;;&quot;N&quot;)" office:value-type="string" office:string-value="N" calcext:value-type="string">
            <text:p>N</text:p>
          </table:table-cell>
          <table:table-cell table:formula="of:=IFERROR(&quot;## &quot; &amp; MID([.A413];3;FIND(&quot;:&quot;;[.A413])-3) &amp; &quot; &lt;br&gt;&quot;;&quot;&quot;)">
            <text:p/>
          </table:table-cell>
          <table:table-cell table:formula="of:=IF([.B413]=&quot;Y&quot;;MID([.A413];3;FIND(&quot;:&quot;;[.A413];1)-3);IF(&#10;RIGHT(RIGHT([.A413]; 1))=&quot;@&quot;;0;&#10;[.A413]))" office:value-type="string" office:string-value="org.gnome.Lollypop-suggestions-symbolic" calcext:value-type="string">
            <text:p>org.gnome.Lollypop-suggestions-symbolic</text:p>
          </table:table-cell>
          <table:table-cell table:formula="of:=IF([.B413]=&quot;Y&quot;;[.D413];[.E412])" office:value-type="string" office:string-value="apps" calcext:value-type="string">
            <text:p>apps</text:p>
          </table:table-cell>
          <table:table-cell table:style-name="ce10" table:formula="of:=IF([.D413]=0;&quot;&quot;;IF([.B413]=&quot;Y&quot;;[.C413];&#10;&quot;&lt;a href=&quot; &amp; CHAR(34) &amp; &quot;#&quot; &amp; CHAR(34) &amp; &quot;&gt;&quot; &amp;&#10;&quot;&lt;img src=&quot; &amp; CHAR(34) &amp; &quot;https://github.com/ubuntu/yaru/blob/master/icons/Yaru/scalable/&quot; &amp; [.E413] &amp; &quot;/&quot; &amp; [.A413] &amp; &quot;.svg&quot; &amp; CHAR(34) &amp; &#10;&quot; width=&quot; &amp; CHAR(34) &amp; &quot;22&quot; &amp; CHAR(34) &amp; &quot; alt=&quot; &amp; CHAR(34) &amp; [.D413] &amp; CHAR(34) &amp; &quot;&gt;&lt;/a&gt;&quot; &amp;&#10;&quot;&amp;nbsp; &amp;nbsp; &quot; &amp; [.D413] &amp; &quot;&lt;br&gt;&quot;&#10;))" office:value-type="string" office:string-value="&lt;a href=&quot;#&quot;&gt;&lt;img src=&quot;https://github.com/ubuntu/yaru/blob/master/icons/Yaru/scalable/apps/org.gnome.Lollypop-suggestions-symbolic.svg&quot; width=&quot;22&quot; alt=&quot;org.gnome.Lollypop-suggestions-symbolic&quot;&gt;&lt;/a&gt;&amp;nbsp; &amp;nbsp; org.gnome.Lollypop-suggestions-symbolic&lt;br&gt;" calcext:value-type="string">
            <text:p>&lt;a href="#"&gt;&lt;img src="https://github.com/ubuntu/yaru/blob/master/icons/Yaru/scalable/apps/org.gnome.Lollypop-suggestions-symbolic.svg" width="22" alt="org.gnome.Lollypop-suggestions-symbolic"&gt;&lt;/a&gt;&amp;nbsp; &amp;nbsp; org.gnome.Lollypop-suggestions-symbolic&lt;br&gt;</text:p>
          </table:table-cell>
        </table:table-row>
        <table:table-row table:style-name="ro1">
          <table:table-cell office:value-type="string" calcext:value-type="string">
            <text:p>org.gnome.Lollypop-tag-list-symbolic</text:p>
          </table:table-cell>
          <table:table-cell table:formula="of:=IF(LEFT([.A414];1)=&quot;.&quot;;&quot;Y&quot;;&quot;N&quot;)" office:value-type="string" office:string-value="N" calcext:value-type="string">
            <text:p>N</text:p>
          </table:table-cell>
          <table:table-cell table:formula="of:=IFERROR(&quot;## &quot; &amp; MID([.A414];3;FIND(&quot;:&quot;;[.A414])-3) &amp; &quot; &lt;br&gt;&quot;;&quot;&quot;)">
            <text:p/>
          </table:table-cell>
          <table:table-cell table:formula="of:=IF([.B414]=&quot;Y&quot;;MID([.A414];3;FIND(&quot;:&quot;;[.A414];1)-3);IF(&#10;RIGHT(RIGHT([.A414]; 1))=&quot;@&quot;;0;&#10;[.A414]))" office:value-type="string" office:string-value="org.gnome.Lollypop-tag-list-symbolic" calcext:value-type="string">
            <text:p>org.gnome.Lollypop-tag-list-symbolic</text:p>
          </table:table-cell>
          <table:table-cell table:formula="of:=IF([.B414]=&quot;Y&quot;;[.D414];[.E413])" office:value-type="string" office:string-value="apps" calcext:value-type="string">
            <text:p>apps</text:p>
          </table:table-cell>
          <table:table-cell table:style-name="ce10" table:formula="of:=IF([.D414]=0;&quot;&quot;;IF([.B414]=&quot;Y&quot;;[.C414];&#10;&quot;&lt;a href=&quot; &amp; CHAR(34) &amp; &quot;#&quot; &amp; CHAR(34) &amp; &quot;&gt;&quot; &amp;&#10;&quot;&lt;img src=&quot; &amp; CHAR(34) &amp; &quot;https://github.com/ubuntu/yaru/blob/master/icons/Yaru/scalable/&quot; &amp; [.E414] &amp; &quot;/&quot; &amp; [.A414] &amp; &quot;.svg&quot; &amp; CHAR(34) &amp; &#10;&quot; width=&quot; &amp; CHAR(34) &amp; &quot;22&quot; &amp; CHAR(34) &amp; &quot; alt=&quot; &amp; CHAR(34) &amp; [.D414] &amp; CHAR(34) &amp; &quot;&gt;&lt;/a&gt;&quot; &amp;&#10;&quot;&amp;nbsp; &amp;nbsp; &quot; &amp; [.D414] &amp; &quot;&lt;br&gt;&quot;&#10;))" office:value-type="string" office:string-value="&lt;a href=&quot;#&quot;&gt;&lt;img src=&quot;https://github.com/ubuntu/yaru/blob/master/icons/Yaru/scalable/apps/org.gnome.Lollypop-tag-list-symbolic.svg&quot; width=&quot;22&quot; alt=&quot;org.gnome.Lollypop-tag-list-symbolic&quot;&gt;&lt;/a&gt;&amp;nbsp; &amp;nbsp; org.gnome.Lollypop-tag-list-symbolic&lt;br&gt;" calcext:value-type="string">
            <text:p>&lt;a href="#"&gt;&lt;img src="https://github.com/ubuntu/yaru/blob/master/icons/Yaru/scalable/apps/org.gnome.Lollypop-tag-list-symbolic.svg" width="22" alt="org.gnome.Lollypop-tag-list-symbolic"&gt;&lt;/a&gt;&amp;nbsp; &amp;nbsp; org.gnome.Lollypop-tag-list-symbolic&lt;br&gt;</text:p>
          </table:table-cell>
        </table:table-row>
        <table:table-row table:style-name="ro1">
          <table:table-cell office:value-type="string" calcext:value-type="string">
            <text:p>org.gnome.Lollypop-tag-symbolic</text:p>
          </table:table-cell>
          <table:table-cell table:formula="of:=IF(LEFT([.A415];1)=&quot;.&quot;;&quot;Y&quot;;&quot;N&quot;)" office:value-type="string" office:string-value="N" calcext:value-type="string">
            <text:p>N</text:p>
          </table:table-cell>
          <table:table-cell table:formula="of:=IFERROR(&quot;## &quot; &amp; MID([.A415];3;FIND(&quot;:&quot;;[.A415])-3) &amp; &quot; &lt;br&gt;&quot;;&quot;&quot;)">
            <text:p/>
          </table:table-cell>
          <table:table-cell table:formula="of:=IF([.B415]=&quot;Y&quot;;MID([.A415];3;FIND(&quot;:&quot;;[.A415];1)-3);IF(&#10;RIGHT(RIGHT([.A415]; 1))=&quot;@&quot;;0;&#10;[.A415]))" office:value-type="string" office:string-value="org.gnome.Lollypop-tag-symbolic" calcext:value-type="string">
            <text:p>org.gnome.Lollypop-tag-symbolic</text:p>
          </table:table-cell>
          <table:table-cell table:formula="of:=IF([.B415]=&quot;Y&quot;;[.D415];[.E414])" office:value-type="string" office:string-value="apps" calcext:value-type="string">
            <text:p>apps</text:p>
          </table:table-cell>
          <table:table-cell table:style-name="ce10" table:formula="of:=IF([.D415]=0;&quot;&quot;;IF([.B415]=&quot;Y&quot;;[.C415];&#10;&quot;&lt;a href=&quot; &amp; CHAR(34) &amp; &quot;#&quot; &amp; CHAR(34) &amp; &quot;&gt;&quot; &amp;&#10;&quot;&lt;img src=&quot; &amp; CHAR(34) &amp; &quot;https://github.com/ubuntu/yaru/blob/master/icons/Yaru/scalable/&quot; &amp; [.E415] &amp; &quot;/&quot; &amp; [.A415] &amp; &quot;.svg&quot; &amp; CHAR(34) &amp; &#10;&quot; width=&quot; &amp; CHAR(34) &amp; &quot;22&quot; &amp; CHAR(34) &amp; &quot; alt=&quot; &amp; CHAR(34) &amp; [.D415] &amp; CHAR(34) &amp; &quot;&gt;&lt;/a&gt;&quot; &amp;&#10;&quot;&amp;nbsp; &amp;nbsp; &quot; &amp; [.D415] &amp; &quot;&lt;br&gt;&quot;&#10;))" office:value-type="string" office:string-value="&lt;a href=&quot;#&quot;&gt;&lt;img src=&quot;https://github.com/ubuntu/yaru/blob/master/icons/Yaru/scalable/apps/org.gnome.Lollypop-tag-symbolic.svg&quot; width=&quot;22&quot; alt=&quot;org.gnome.Lollypop-tag-symbolic&quot;&gt;&lt;/a&gt;&amp;nbsp; &amp;nbsp; org.gnome.Lollypop-tag-symbolic&lt;br&gt;" calcext:value-type="string">
            <text:p>&lt;a href="#"&gt;&lt;img src="https://github.com/ubuntu/yaru/blob/master/icons/Yaru/scalable/apps/org.gnome.Lollypop-tag-symbolic.svg" width="22" alt="org.gnome.Lollypop-tag-symbolic"&gt;&lt;/a&gt;&amp;nbsp; &amp;nbsp; org.gnome.Lollypop-tag-symbolic&lt;br&gt;</text:p>
          </table:table-cell>
        </table:table-row>
        <table:table-row table:style-name="ro2">
          <table:table-cell office:value-type="string" calcext:value-type="string">
            <text:p>org.gnome.Lollypop-unplayed-albums-symbolic</text:p>
          </table:table-cell>
          <table:table-cell table:formula="of:=IF(LEFT([.A416];1)=&quot;.&quot;;&quot;Y&quot;;&quot;N&quot;)" office:value-type="string" office:string-value="N" calcext:value-type="string">
            <text:p>N</text:p>
          </table:table-cell>
          <table:table-cell table:formula="of:=IFERROR(&quot;## &quot; &amp; MID([.A416];3;FIND(&quot;:&quot;;[.A416])-3) &amp; &quot; &lt;br&gt;&quot;;&quot;&quot;)">
            <text:p/>
          </table:table-cell>
          <table:table-cell table:formula="of:=IF([.B416]=&quot;Y&quot;;MID([.A416];3;FIND(&quot;:&quot;;[.A416];1)-3);IF(&#10;RIGHT(RIGHT([.A416]; 1))=&quot;@&quot;;0;&#10;[.A416]))" office:value-type="string" office:string-value="org.gnome.Lollypop-unplayed-albums-symbolic" calcext:value-type="string">
            <text:p>org.gnome.Lollypop-unplayed-albums-symbolic</text:p>
          </table:table-cell>
          <table:table-cell table:formula="of:=IF([.B416]=&quot;Y&quot;;[.D416];[.E415])" office:value-type="string" office:string-value="apps" calcext:value-type="string">
            <text:p>apps</text:p>
          </table:table-cell>
          <table:table-cell table:style-name="ce10" table:formula="of:=IF([.D416]=0;&quot;&quot;;IF([.B416]=&quot;Y&quot;;[.C416];&#10;&quot;&lt;a href=&quot; &amp; CHAR(34) &amp; &quot;#&quot; &amp; CHAR(34) &amp; &quot;&gt;&quot; &amp;&#10;&quot;&lt;img src=&quot; &amp; CHAR(34) &amp; &quot;https://github.com/ubuntu/yaru/blob/master/icons/Yaru/scalable/&quot; &amp; [.E416] &amp; &quot;/&quot; &amp; [.A416] &amp; &quot;.svg&quot; &amp; CHAR(34) &amp; &#10;&quot; width=&quot; &amp; CHAR(34) &amp; &quot;22&quot; &amp; CHAR(34) &amp; &quot; alt=&quot; &amp; CHAR(34) &amp; [.D416] &amp; CHAR(34) &amp; &quot;&gt;&lt;/a&gt;&quot; &amp;&#10;&quot;&amp;nbsp; &amp;nbsp; &quot; &amp; [.D416] &amp; &quot;&lt;br&gt;&quot;&#10;))" office:value-type="string" office:string-value="&lt;a href=&quot;#&quot;&gt;&lt;img src=&quot;https://github.com/ubuntu/yaru/blob/master/icons/Yaru/scalable/apps/org.gnome.Lollypop-unplayed-albums-symbolic.svg&quot; width=&quot;22&quot; alt=&quot;org.gnome.Lollypop-unplayed-albums-symbolic&quot;&gt;&lt;/a&gt;&amp;nbsp; &amp;nbsp; org.gnome.Lollypop-unplayed-albums-symbolic&lt;br&gt;" calcext:value-type="string">
            <text:p>&lt;a href="#"&gt;&lt;img src="https://github.com/ubuntu/yaru/blob/master/icons/Yaru/scalable/apps/org.gnome.Lollypop-unplayed-albums-symbolic.svg" width="22" alt="org.gnome.Lollypop-unplayed-albums-symbolic"&gt;&lt;/a&gt;&amp;nbsp; &amp;nbsp; org.gnome.Lollypop-unplayed-albums-symbolic&lt;br&gt;</text:p>
          </table:table-cell>
        </table:table-row>
        <table:table-row table:style-name="ro1">
          <table:table-cell table:style-name="Default" office:value-type="string" calcext:value-type="string">
            <text:p>org.gnome.Mahjongg-symbolic@</text:p>
          </table:table-cell>
          <table:table-cell table:style-name="Default" table:formula="of:=IF(LEFT([.A41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17];3;FIND(&quot;:&quot;;[.A417])-3) &amp; &quot; &lt;br&gt;&quot;;&quot;&quot;)">
            <text:p/>
          </table:table-cell>
          <table:table-cell table:style-name="ce6" table:formula="of:=IF([.B417]=&quot;Y&quot;;MID([.A417];3;FIND(&quot;:&quot;;[.A417];1)-3);IF(&#10;RIGHT(RIGHT([.A417]; 1))=&quot;@&quot;;0;&#10;[.A417]))" office:value-type="float" office:value="0" calcext:value-type="float">
            <text:p>0</text:p>
          </table:table-cell>
          <table:table-cell table:formula="of:=IF([.B417]=&quot;Y&quot;;[.D417];[.E416])" office:value-type="string" office:string-value="apps" calcext:value-type="string">
            <text:p>apps</text:p>
          </table:table-cell>
          <table:table-cell table:style-name="ce10" table:formula="of:=IF([.D417]=0;&quot;&quot;;IF([.B417]=&quot;Y&quot;;[.C417];&#10;&quot;&lt;a href=&quot; &amp; CHAR(34) &amp; &quot;#&quot; &amp; CHAR(34) &amp; &quot;&gt;&quot; &amp;&#10;&quot;&lt;img src=&quot; &amp; CHAR(34) &amp; &quot;https://github.com/ubuntu/yaru/blob/master/icons/Yaru/scalable/&quot; &amp; [.E417] &amp; &quot;/&quot; &amp; [.A417] &amp; &quot;.svg&quot; &amp; CHAR(34) &amp; &#10;&quot; width=&quot; &amp; CHAR(34) &amp; &quot;22&quot; &amp; CHAR(34) &amp; &quot; alt=&quot; &amp; CHAR(34) &amp; [.D417] &amp; CHAR(34) &amp; &quot;&gt;&lt;/a&gt;&quot; &amp;&#10;&quot;&amp;nbsp; &amp;nbsp; &quot; &amp; [.D41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Maps-symbolic@</text:p>
          </table:table-cell>
          <table:table-cell table:style-name="Default" table:formula="of:=IF(LEFT([.A41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18];3;FIND(&quot;:&quot;;[.A418])-3) &amp; &quot; &lt;br&gt;&quot;;&quot;&quot;)">
            <text:p/>
          </table:table-cell>
          <table:table-cell table:style-name="ce6" table:formula="of:=IF([.B418]=&quot;Y&quot;;MID([.A418];3;FIND(&quot;:&quot;;[.A418];1)-3);IF(&#10;RIGHT(RIGHT([.A418]; 1))=&quot;@&quot;;0;&#10;[.A418]))" office:value-type="float" office:value="0" calcext:value-type="float">
            <text:p>0</text:p>
          </table:table-cell>
          <table:table-cell table:formula="of:=IF([.B418]=&quot;Y&quot;;[.D418];[.E417])" office:value-type="string" office:string-value="apps" calcext:value-type="string">
            <text:p>apps</text:p>
          </table:table-cell>
          <table:table-cell table:style-name="ce10" table:formula="of:=IF([.D418]=0;&quot;&quot;;IF([.B418]=&quot;Y&quot;;[.C418];&#10;&quot;&lt;a href=&quot; &amp; CHAR(34) &amp; &quot;#&quot; &amp; CHAR(34) &amp; &quot;&gt;&quot; &amp;&#10;&quot;&lt;img src=&quot; &amp; CHAR(34) &amp; &quot;https://github.com/ubuntu/yaru/blob/master/icons/Yaru/scalable/&quot; &amp; [.E418] &amp; &quot;/&quot; &amp; [.A418] &amp; &quot;.svg&quot; &amp; CHAR(34) &amp; &#10;&quot; width=&quot; &amp; CHAR(34) &amp; &quot;22&quot; &amp; CHAR(34) &amp; &quot; alt=&quot; &amp; CHAR(34) &amp; [.D418] &amp; CHAR(34) &amp; &quot;&gt;&lt;/a&gt;&quot; &amp;&#10;&quot;&amp;nbsp; &amp;nbsp; &quot; &amp; [.D41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Mines-symbolic@</text:p>
          </table:table-cell>
          <table:table-cell table:style-name="Default" table:formula="of:=IF(LEFT([.A41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19];3;FIND(&quot;:&quot;;[.A419])-3) &amp; &quot; &lt;br&gt;&quot;;&quot;&quot;)">
            <text:p/>
          </table:table-cell>
          <table:table-cell table:style-name="ce6" table:formula="of:=IF([.B419]=&quot;Y&quot;;MID([.A419];3;FIND(&quot;:&quot;;[.A419];1)-3);IF(&#10;RIGHT(RIGHT([.A419]; 1))=&quot;@&quot;;0;&#10;[.A419]))" office:value-type="float" office:value="0" calcext:value-type="float">
            <text:p>0</text:p>
          </table:table-cell>
          <table:table-cell table:formula="of:=IF([.B419]=&quot;Y&quot;;[.D419];[.E418])" office:value-type="string" office:string-value="apps" calcext:value-type="string">
            <text:p>apps</text:p>
          </table:table-cell>
          <table:table-cell table:style-name="ce10" table:formula="of:=IF([.D419]=0;&quot;&quot;;IF([.B419]=&quot;Y&quot;;[.C419];&#10;&quot;&lt;a href=&quot; &amp; CHAR(34) &amp; &quot;#&quot; &amp; CHAR(34) &amp; &quot;&gt;&quot; &amp;&#10;&quot;&lt;img src=&quot; &amp; CHAR(34) &amp; &quot;https://github.com/ubuntu/yaru/blob/master/icons/Yaru/scalable/&quot; &amp; [.E419] &amp; &quot;/&quot; &amp; [.A419] &amp; &quot;.svg&quot; &amp; CHAR(34) &amp; &#10;&quot; width=&quot; &amp; CHAR(34) &amp; &quot;22&quot; &amp; CHAR(34) &amp; &quot; alt=&quot; &amp; CHAR(34) &amp; [.D419] &amp; CHAR(34) &amp; &quot;&gt;&lt;/a&gt;&quot; &amp;&#10;&quot;&amp;nbsp; &amp;nbsp; &quot; &amp; [.D41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Music-symbolic@</text:p>
          </table:table-cell>
          <table:table-cell table:style-name="Default" table:formula="of:=IF(LEFT([.A42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0];3;FIND(&quot;:&quot;;[.A420])-3) &amp; &quot; &lt;br&gt;&quot;;&quot;&quot;)">
            <text:p/>
          </table:table-cell>
          <table:table-cell table:style-name="ce6" table:formula="of:=IF([.B420]=&quot;Y&quot;;MID([.A420];3;FIND(&quot;:&quot;;[.A420];1)-3);IF(&#10;RIGHT(RIGHT([.A420]; 1))=&quot;@&quot;;0;&#10;[.A420]))" office:value-type="float" office:value="0" calcext:value-type="float">
            <text:p>0</text:p>
          </table:table-cell>
          <table:table-cell table:formula="of:=IF([.B420]=&quot;Y&quot;;[.D420];[.E419])" office:value-type="string" office:string-value="apps" calcext:value-type="string">
            <text:p>apps</text:p>
          </table:table-cell>
          <table:table-cell table:style-name="ce10" table:formula="of:=IF([.D420]=0;&quot;&quot;;IF([.B420]=&quot;Y&quot;;[.C420];&#10;&quot;&lt;a href=&quot; &amp; CHAR(34) &amp; &quot;#&quot; &amp; CHAR(34) &amp; &quot;&gt;&quot; &amp;&#10;&quot;&lt;img src=&quot; &amp; CHAR(34) &amp; &quot;https://github.com/ubuntu/yaru/blob/master/icons/Yaru/scalable/&quot; &amp; [.E420] &amp; &quot;/&quot; &amp; [.A420] &amp; &quot;.svg&quot; &amp; CHAR(34) &amp; &#10;&quot; width=&quot; &amp; CHAR(34) &amp; &quot;22&quot; &amp; CHAR(34) &amp; &quot; alt=&quot; &amp; CHAR(34) &amp; [.D420] &amp; CHAR(34) &amp; &quot;&gt;&lt;/a&gt;&quot; &amp;&#10;&quot;&amp;nbsp; &amp;nbsp; &quot; &amp; [.D42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Photos-symbolic@</text:p>
          </table:table-cell>
          <table:table-cell table:style-name="Default" table:formula="of:=IF(LEFT([.A42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1];3;FIND(&quot;:&quot;;[.A421])-3) &amp; &quot; &lt;br&gt;&quot;;&quot;&quot;)">
            <text:p/>
          </table:table-cell>
          <table:table-cell table:style-name="ce6" table:formula="of:=IF([.B421]=&quot;Y&quot;;MID([.A421];3;FIND(&quot;:&quot;;[.A421];1)-3);IF(&#10;RIGHT(RIGHT([.A421]; 1))=&quot;@&quot;;0;&#10;[.A421]))" office:value-type="float" office:value="0" calcext:value-type="float">
            <text:p>0</text:p>
          </table:table-cell>
          <table:table-cell table:formula="of:=IF([.B421]=&quot;Y&quot;;[.D421];[.E420])" office:value-type="string" office:string-value="apps" calcext:value-type="string">
            <text:p>apps</text:p>
          </table:table-cell>
          <table:table-cell table:style-name="ce10" table:formula="of:=IF([.D421]=0;&quot;&quot;;IF([.B421]=&quot;Y&quot;;[.C421];&#10;&quot;&lt;a href=&quot; &amp; CHAR(34) &amp; &quot;#&quot; &amp; CHAR(34) &amp; &quot;&gt;&quot; &amp;&#10;&quot;&lt;img src=&quot; &amp; CHAR(34) &amp; &quot;https://github.com/ubuntu/yaru/blob/master/icons/Yaru/scalable/&quot; &amp; [.E421] &amp; &quot;/&quot; &amp; [.A421] &amp; &quot;.svg&quot; &amp; CHAR(34) &amp; &#10;&quot; width=&quot; &amp; CHAR(34) &amp; &quot;22&quot; &amp; CHAR(34) &amp; &quot; alt=&quot; &amp; CHAR(34) &amp; [.D421] &amp; CHAR(34) &amp; &quot;&gt;&lt;/a&gt;&quot; &amp;&#10;&quot;&amp;nbsp; &amp;nbsp; &quot; &amp; [.D42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PowerStats-symbolic@</text:p>
          </table:table-cell>
          <table:table-cell table:style-name="Default" table:formula="of:=IF(LEFT([.A42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2];3;FIND(&quot;:&quot;;[.A422])-3) &amp; &quot; &lt;br&gt;&quot;;&quot;&quot;)">
            <text:p/>
          </table:table-cell>
          <table:table-cell table:style-name="ce6" table:formula="of:=IF([.B422]=&quot;Y&quot;;MID([.A422];3;FIND(&quot;:&quot;;[.A422];1)-3);IF(&#10;RIGHT(RIGHT([.A422]; 1))=&quot;@&quot;;0;&#10;[.A422]))" office:value-type="float" office:value="0" calcext:value-type="float">
            <text:p>0</text:p>
          </table:table-cell>
          <table:table-cell table:formula="of:=IF([.B422]=&quot;Y&quot;;[.D422];[.E421])" office:value-type="string" office:string-value="apps" calcext:value-type="string">
            <text:p>apps</text:p>
          </table:table-cell>
          <table:table-cell table:style-name="ce10" table:formula="of:=IF([.D422]=0;&quot;&quot;;IF([.B422]=&quot;Y&quot;;[.C422];&#10;&quot;&lt;a href=&quot; &amp; CHAR(34) &amp; &quot;#&quot; &amp; CHAR(34) &amp; &quot;&gt;&quot; &amp;&#10;&quot;&lt;img src=&quot; &amp; CHAR(34) &amp; &quot;https://github.com/ubuntu/yaru/blob/master/icons/Yaru/scalable/&quot; &amp; [.E422] &amp; &quot;/&quot; &amp; [.A422] &amp; &quot;.svg&quot; &amp; CHAR(34) &amp; &#10;&quot; width=&quot; &amp; CHAR(34) &amp; &quot;22&quot; &amp; CHAR(34) &amp; &quot; alt=&quot; &amp; CHAR(34) &amp; [.D422] &amp; CHAR(34) &amp; &quot;&gt;&lt;/a&gt;&quot; &amp;&#10;&quot;&amp;nbsp; &amp;nbsp; &quot; &amp; [.D42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Rhythmbox3-symbolic@</text:p>
          </table:table-cell>
          <table:table-cell table:style-name="Default" table:formula="of:=IF(LEFT([.A42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3];3;FIND(&quot;:&quot;;[.A423])-3) &amp; &quot; &lt;br&gt;&quot;;&quot;&quot;)">
            <text:p/>
          </table:table-cell>
          <table:table-cell table:style-name="ce6" table:formula="of:=IF([.B423]=&quot;Y&quot;;MID([.A423];3;FIND(&quot;:&quot;;[.A423];1)-3);IF(&#10;RIGHT(RIGHT([.A423]; 1))=&quot;@&quot;;0;&#10;[.A423]))" office:value-type="float" office:value="0" calcext:value-type="float">
            <text:p>0</text:p>
          </table:table-cell>
          <table:table-cell table:formula="of:=IF([.B423]=&quot;Y&quot;;[.D423];[.E422])" office:value-type="string" office:string-value="apps" calcext:value-type="string">
            <text:p>apps</text:p>
          </table:table-cell>
          <table:table-cell table:style-name="ce10" table:formula="of:=IF([.D423]=0;&quot;&quot;;IF([.B423]=&quot;Y&quot;;[.C423];&#10;&quot;&lt;a href=&quot; &amp; CHAR(34) &amp; &quot;#&quot; &amp; CHAR(34) &amp; &quot;&gt;&quot; &amp;&#10;&quot;&lt;img src=&quot; &amp; CHAR(34) &amp; &quot;https://github.com/ubuntu/yaru/blob/master/icons/Yaru/scalable/&quot; &amp; [.E423] &amp; &quot;/&quot; &amp; [.A423] &amp; &quot;.svg&quot; &amp; CHAR(34) &amp; &#10;&quot; width=&quot; &amp; CHAR(34) &amp; &quot;22&quot; &amp; CHAR(34) &amp; &quot; alt=&quot; &amp; CHAR(34) &amp; [.D423] &amp; CHAR(34) &amp; &quot;&gt;&lt;/a&gt;&quot; &amp;&#10;&quot;&amp;nbsp; &amp;nbsp; &quot; &amp; [.D42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Rhythmbox-symbolic@</text:p>
          </table:table-cell>
          <table:table-cell table:style-name="Default" table:formula="of:=IF(LEFT([.A42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4];3;FIND(&quot;:&quot;;[.A424])-3) &amp; &quot; &lt;br&gt;&quot;;&quot;&quot;)">
            <text:p/>
          </table:table-cell>
          <table:table-cell table:style-name="ce6" table:formula="of:=IF([.B424]=&quot;Y&quot;;MID([.A424];3;FIND(&quot;:&quot;;[.A424];1)-3);IF(&#10;RIGHT(RIGHT([.A424]; 1))=&quot;@&quot;;0;&#10;[.A424]))" office:value-type="float" office:value="0" calcext:value-type="float">
            <text:p>0</text:p>
          </table:table-cell>
          <table:table-cell table:formula="of:=IF([.B424]=&quot;Y&quot;;[.D424];[.E423])" office:value-type="string" office:string-value="apps" calcext:value-type="string">
            <text:p>apps</text:p>
          </table:table-cell>
          <table:table-cell table:style-name="ce10" table:formula="of:=IF([.D424]=0;&quot;&quot;;IF([.B424]=&quot;Y&quot;;[.C424];&#10;&quot;&lt;a href=&quot; &amp; CHAR(34) &amp; &quot;#&quot; &amp; CHAR(34) &amp; &quot;&gt;&quot; &amp;&#10;&quot;&lt;img src=&quot; &amp; CHAR(34) &amp; &quot;https://github.com/ubuntu/yaru/blob/master/icons/Yaru/scalable/&quot; &amp; [.E424] &amp; &quot;/&quot; &amp; [.A424] &amp; &quot;.svg&quot; &amp; CHAR(34) &amp; &#10;&quot; width=&quot; &amp; CHAR(34) &amp; &quot;22&quot; &amp; CHAR(34) &amp; &quot; alt=&quot; &amp; CHAR(34) &amp; [.D424] &amp; CHAR(34) &amp; &quot;&gt;&lt;/a&gt;&quot; &amp;&#10;&quot;&amp;nbsp; &amp;nbsp; &quot; &amp; [.D424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Screenshot-symbolic@</text:p>
          </table:table-cell>
          <table:table-cell table:style-name="Default" table:formula="of:=IF(LEFT([.A42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5];3;FIND(&quot;:&quot;;[.A425])-3) &amp; &quot; &lt;br&gt;&quot;;&quot;&quot;)">
            <text:p/>
          </table:table-cell>
          <table:table-cell table:style-name="ce6" table:formula="of:=IF([.B425]=&quot;Y&quot;;MID([.A425];3;FIND(&quot;:&quot;;[.A425];1)-3);IF(&#10;RIGHT(RIGHT([.A425]; 1))=&quot;@&quot;;0;&#10;[.A425]))" office:value-type="float" office:value="0" calcext:value-type="float">
            <text:p>0</text:p>
          </table:table-cell>
          <table:table-cell table:formula="of:=IF([.B425]=&quot;Y&quot;;[.D425];[.E424])" office:value-type="string" office:string-value="apps" calcext:value-type="string">
            <text:p>apps</text:p>
          </table:table-cell>
          <table:table-cell table:style-name="ce10" table:formula="of:=IF([.D425]=0;&quot;&quot;;IF([.B425]=&quot;Y&quot;;[.C425];&#10;&quot;&lt;a href=&quot; &amp; CHAR(34) &amp; &quot;#&quot; &amp; CHAR(34) &amp; &quot;&gt;&quot; &amp;&#10;&quot;&lt;img src=&quot; &amp; CHAR(34) &amp; &quot;https://github.com/ubuntu/yaru/blob/master/icons/Yaru/scalable/&quot; &amp; [.E425] &amp; &quot;/&quot; &amp; [.A425] &amp; &quot;.svg&quot; &amp; CHAR(34) &amp; &#10;&quot; width=&quot; &amp; CHAR(34) &amp; &quot;22&quot; &amp; CHAR(34) &amp; &quot; alt=&quot; &amp; CHAR(34) &amp; [.D425] &amp; CHAR(34) &amp; &quot;&gt;&lt;/a&gt;&quot; &amp;&#10;&quot;&amp;nbsp; &amp;nbsp; &quot; &amp; [.D42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seahorse.Application-symbolic@</text:p>
          </table:table-cell>
          <table:table-cell table:style-name="Default" table:formula="of:=IF(LEFT([.A42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6];3;FIND(&quot;:&quot;;[.A426])-3) &amp; &quot; &lt;br&gt;&quot;;&quot;&quot;)">
            <text:p/>
          </table:table-cell>
          <table:table-cell table:style-name="ce6" table:formula="of:=IF([.B426]=&quot;Y&quot;;MID([.A426];3;FIND(&quot;:&quot;;[.A426];1)-3);IF(&#10;RIGHT(RIGHT([.A426]; 1))=&quot;@&quot;;0;&#10;[.A426]))" office:value-type="float" office:value="0" calcext:value-type="float">
            <text:p>0</text:p>
          </table:table-cell>
          <table:table-cell table:formula="of:=IF([.B426]=&quot;Y&quot;;[.D426];[.E425])" office:value-type="string" office:string-value="apps" calcext:value-type="string">
            <text:p>apps</text:p>
          </table:table-cell>
          <table:table-cell table:style-name="ce10" table:formula="of:=IF([.D426]=0;&quot;&quot;;IF([.B426]=&quot;Y&quot;;[.C426];&#10;&quot;&lt;a href=&quot; &amp; CHAR(34) &amp; &quot;#&quot; &amp; CHAR(34) &amp; &quot;&gt;&quot; &amp;&#10;&quot;&lt;img src=&quot; &amp; CHAR(34) &amp; &quot;https://github.com/ubuntu/yaru/blob/master/icons/Yaru/scalable/&quot; &amp; [.E426] &amp; &quot;/&quot; &amp; [.A426] &amp; &quot;.svg&quot; &amp; CHAR(34) &amp; &#10;&quot; width=&quot; &amp; CHAR(34) &amp; &quot;22&quot; &amp; CHAR(34) &amp; &quot; alt=&quot; &amp; CHAR(34) &amp; [.D426] &amp; CHAR(34) &amp; &quot;&gt;&lt;/a&gt;&quot; &amp;&#10;&quot;&amp;nbsp; &amp;nbsp; &quot; &amp; [.D42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Shell.Extensions-symbolic@</text:p>
          </table:table-cell>
          <table:table-cell table:style-name="Default" table:formula="of:=IF(LEFT([.A42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7];3;FIND(&quot;:&quot;;[.A427])-3) &amp; &quot; &lt;br&gt;&quot;;&quot;&quot;)">
            <text:p/>
          </table:table-cell>
          <table:table-cell table:style-name="ce6" table:formula="of:=IF([.B427]=&quot;Y&quot;;MID([.A427];3;FIND(&quot;:&quot;;[.A427];1)-3);IF(&#10;RIGHT(RIGHT([.A427]; 1))=&quot;@&quot;;0;&#10;[.A427]))" office:value-type="float" office:value="0" calcext:value-type="float">
            <text:p>0</text:p>
          </table:table-cell>
          <table:table-cell table:formula="of:=IF([.B427]=&quot;Y&quot;;[.D427];[.E426])" office:value-type="string" office:string-value="apps" calcext:value-type="string">
            <text:p>apps</text:p>
          </table:table-cell>
          <table:table-cell table:style-name="ce10" table:formula="of:=IF([.D427]=0;&quot;&quot;;IF([.B427]=&quot;Y&quot;;[.C427];&#10;&quot;&lt;a href=&quot; &amp; CHAR(34) &amp; &quot;#&quot; &amp; CHAR(34) &amp; &quot;&gt;&quot; &amp;&#10;&quot;&lt;img src=&quot; &amp; CHAR(34) &amp; &quot;https://github.com/ubuntu/yaru/blob/master/icons/Yaru/scalable/&quot; &amp; [.E427] &amp; &quot;/&quot; &amp; [.A427] &amp; &quot;.svg&quot; &amp; CHAR(34) &amp; &#10;&quot; width=&quot; &amp; CHAR(34) &amp; &quot;22&quot; &amp; CHAR(34) &amp; &quot; alt=&quot; &amp; CHAR(34) &amp; [.D427] &amp; CHAR(34) &amp; &quot;&gt;&lt;/a&gt;&quot; &amp;&#10;&quot;&amp;nbsp; &amp;nbsp; &quot; &amp; [.D42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Shotwell-symbolic@</text:p>
          </table:table-cell>
          <table:table-cell table:style-name="Default" table:formula="of:=IF(LEFT([.A42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8];3;FIND(&quot;:&quot;;[.A428])-3) &amp; &quot; &lt;br&gt;&quot;;&quot;&quot;)">
            <text:p/>
          </table:table-cell>
          <table:table-cell table:style-name="ce6" table:formula="of:=IF([.B428]=&quot;Y&quot;;MID([.A428];3;FIND(&quot;:&quot;;[.A428];1)-3);IF(&#10;RIGHT(RIGHT([.A428]; 1))=&quot;@&quot;;0;&#10;[.A428]))" office:value-type="float" office:value="0" calcext:value-type="float">
            <text:p>0</text:p>
          </table:table-cell>
          <table:table-cell table:formula="of:=IF([.B428]=&quot;Y&quot;;[.D428];[.E427])" office:value-type="string" office:string-value="apps" calcext:value-type="string">
            <text:p>apps</text:p>
          </table:table-cell>
          <table:table-cell table:style-name="ce10" table:formula="of:=IF([.D428]=0;&quot;&quot;;IF([.B428]=&quot;Y&quot;;[.C428];&#10;&quot;&lt;a href=&quot; &amp; CHAR(34) &amp; &quot;#&quot; &amp; CHAR(34) &amp; &quot;&gt;&quot; &amp;&#10;&quot;&lt;img src=&quot; &amp; CHAR(34) &amp; &quot;https://github.com/ubuntu/yaru/blob/master/icons/Yaru/scalable/&quot; &amp; [.E428] &amp; &quot;/&quot; &amp; [.A428] &amp; &quot;.svg&quot; &amp; CHAR(34) &amp; &#10;&quot; width=&quot; &amp; CHAR(34) &amp; &quot;22&quot; &amp; CHAR(34) &amp; &quot; alt=&quot; &amp; CHAR(34) &amp; [.D428] &amp; CHAR(34) &amp; &quot;&gt;&lt;/a&gt;&quot; &amp;&#10;&quot;&amp;nbsp; &amp;nbsp; &quot; &amp; [.D42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SimpleScan-symbolic@</text:p>
          </table:table-cell>
          <table:table-cell table:style-name="Default" table:formula="of:=IF(LEFT([.A42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29];3;FIND(&quot;:&quot;;[.A429])-3) &amp; &quot; &lt;br&gt;&quot;;&quot;&quot;)">
            <text:p/>
          </table:table-cell>
          <table:table-cell table:style-name="ce6" table:formula="of:=IF([.B429]=&quot;Y&quot;;MID([.A429];3;FIND(&quot;:&quot;;[.A429];1)-3);IF(&#10;RIGHT(RIGHT([.A429]; 1))=&quot;@&quot;;0;&#10;[.A429]))" office:value-type="float" office:value="0" calcext:value-type="float">
            <text:p>0</text:p>
          </table:table-cell>
          <table:table-cell table:formula="of:=IF([.B429]=&quot;Y&quot;;[.D429];[.E428])" office:value-type="string" office:string-value="apps" calcext:value-type="string">
            <text:p>apps</text:p>
          </table:table-cell>
          <table:table-cell table:style-name="ce10" table:formula="of:=IF([.D429]=0;&quot;&quot;;IF([.B429]=&quot;Y&quot;;[.C429];&#10;&quot;&lt;a href=&quot; &amp; CHAR(34) &amp; &quot;#&quot; &amp; CHAR(34) &amp; &quot;&gt;&quot; &amp;&#10;&quot;&lt;img src=&quot; &amp; CHAR(34) &amp; &quot;https://github.com/ubuntu/yaru/blob/master/icons/Yaru/scalable/&quot; &amp; [.E429] &amp; &quot;/&quot; &amp; [.A429] &amp; &quot;.svg&quot; &amp; CHAR(34) &amp; &#10;&quot; width=&quot; &amp; CHAR(34) &amp; &quot;22&quot; &amp; CHAR(34) &amp; &quot; alt=&quot; &amp; CHAR(34) &amp; [.D429] &amp; CHAR(34) &amp; &quot;&gt;&lt;/a&gt;&quot; &amp;&#10;&quot;&amp;nbsp; &amp;nbsp; &quot; &amp; [.D429] &amp; &quot;&lt;br&gt;&quot;&#10;))">
            <text:p/>
          </table:table-cell>
        </table:table-row>
        <table:table-row table:style-name="ro1">
          <table:table-cell office:value-type="string" calcext:value-type="string">
            <text:p>org.gnome.Software-symbolic</text:p>
          </table:table-cell>
          <table:table-cell table:formula="of:=IF(LEFT([.A430];1)=&quot;.&quot;;&quot;Y&quot;;&quot;N&quot;)" office:value-type="string" office:string-value="N" calcext:value-type="string">
            <text:p>N</text:p>
          </table:table-cell>
          <table:table-cell table:formula="of:=IFERROR(&quot;## &quot; &amp; MID([.A430];3;FIND(&quot;:&quot;;[.A430])-3) &amp; &quot; &lt;br&gt;&quot;;&quot;&quot;)">
            <text:p/>
          </table:table-cell>
          <table:table-cell table:formula="of:=IF([.B430]=&quot;Y&quot;;MID([.A430];3;FIND(&quot;:&quot;;[.A430];1)-3);IF(&#10;RIGHT(RIGHT([.A430]; 1))=&quot;@&quot;;0;&#10;[.A430]))" office:value-type="string" office:string-value="org.gnome.Software-symbolic" calcext:value-type="string">
            <text:p>org.gnome.Software-symbolic</text:p>
          </table:table-cell>
          <table:table-cell table:formula="of:=IF([.B430]=&quot;Y&quot;;[.D430];[.E429])" office:value-type="string" office:string-value="apps" calcext:value-type="string">
            <text:p>apps</text:p>
          </table:table-cell>
          <table:table-cell table:style-name="ce10" table:formula="of:=IF([.D430]=0;&quot;&quot;;IF([.B430]=&quot;Y&quot;;[.C430];&#10;&quot;&lt;a href=&quot; &amp; CHAR(34) &amp; &quot;#&quot; &amp; CHAR(34) &amp; &quot;&gt;&quot; &amp;&#10;&quot;&lt;img src=&quot; &amp; CHAR(34) &amp; &quot;https://github.com/ubuntu/yaru/blob/master/icons/Yaru/scalable/&quot; &amp; [.E430] &amp; &quot;/&quot; &amp; [.A430] &amp; &quot;.svg&quot; &amp; CHAR(34) &amp; &#10;&quot; width=&quot; &amp; CHAR(34) &amp; &quot;22&quot; &amp; CHAR(34) &amp; &quot; alt=&quot; &amp; CHAR(34) &amp; [.D430] &amp; CHAR(34) &amp; &quot;&gt;&lt;/a&gt;&quot; &amp;&#10;&quot;&amp;nbsp; &amp;nbsp; &quot; &amp; [.D430] &amp; &quot;&lt;br&gt;&quot;&#10;))" office:value-type="string" office:string-value="&lt;a href=&quot;#&quot;&gt;&lt;img src=&quot;https://github.com/ubuntu/yaru/blob/master/icons/Yaru/scalable/apps/org.gnome.Software-symbolic.svg&quot; width=&quot;22&quot; alt=&quot;org.gnome.Software-symbolic&quot;&gt;&lt;/a&gt;&amp;nbsp; &amp;nbsp; org.gnome.Software-symbolic&lt;br&gt;" calcext:value-type="string">
            <text:p>&lt;a href="#"&gt;&lt;img src="https://github.com/ubuntu/yaru/blob/master/icons/Yaru/scalable/apps/org.gnome.Software-symbolic.svg" width="22" alt="org.gnome.Software-symbolic"&gt;&lt;/a&gt;&amp;nbsp; &amp;nbsp; org.gnome.Software-symbolic&lt;br&gt;</text:p>
          </table:table-cell>
        </table:table-row>
        <table:table-row table:style-name="ro1">
          <table:table-cell table:style-name="Default" office:value-type="string" calcext:value-type="string">
            <text:p>org.gnome.Sudoku-symbolic@</text:p>
          </table:table-cell>
          <table:table-cell table:style-name="Default" table:formula="of:=IF(LEFT([.A43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1];3;FIND(&quot;:&quot;;[.A431])-3) &amp; &quot; &lt;br&gt;&quot;;&quot;&quot;)">
            <text:p/>
          </table:table-cell>
          <table:table-cell table:style-name="ce6" table:formula="of:=IF([.B431]=&quot;Y&quot;;MID([.A431];3;FIND(&quot;:&quot;;[.A431];1)-3);IF(&#10;RIGHT(RIGHT([.A431]; 1))=&quot;@&quot;;0;&#10;[.A431]))" office:value-type="float" office:value="0" calcext:value-type="float">
            <text:p>0</text:p>
          </table:table-cell>
          <table:table-cell table:formula="of:=IF([.B431]=&quot;Y&quot;;[.D431];[.E430])" office:value-type="string" office:string-value="apps" calcext:value-type="string">
            <text:p>apps</text:p>
          </table:table-cell>
          <table:table-cell table:style-name="ce10" table:formula="of:=IF([.D431]=0;&quot;&quot;;IF([.B431]=&quot;Y&quot;;[.C431];&#10;&quot;&lt;a href=&quot; &amp; CHAR(34) &amp; &quot;#&quot; &amp; CHAR(34) &amp; &quot;&gt;&quot; &amp;&#10;&quot;&lt;img src=&quot; &amp; CHAR(34) &amp; &quot;https://github.com/ubuntu/yaru/blob/master/icons/Yaru/scalable/&quot; &amp; [.E431] &amp; &quot;/&quot; &amp; [.A431] &amp; &quot;.svg&quot; &amp; CHAR(34) &amp; &#10;&quot; width=&quot; &amp; CHAR(34) &amp; &quot;22&quot; &amp; CHAR(34) &amp; &quot; alt=&quot; &amp; CHAR(34) &amp; [.D431] &amp; CHAR(34) &amp; &quot;&gt;&lt;/a&gt;&quot; &amp;&#10;&quot;&amp;nbsp; &amp;nbsp; &quot; &amp; [.D43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SystemMonitor-symbolic@</text:p>
          </table:table-cell>
          <table:table-cell table:style-name="Default" table:formula="of:=IF(LEFT([.A43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2];3;FIND(&quot;:&quot;;[.A432])-3) &amp; &quot; &lt;br&gt;&quot;;&quot;&quot;)">
            <text:p/>
          </table:table-cell>
          <table:table-cell table:style-name="ce6" table:formula="of:=IF([.B432]=&quot;Y&quot;;MID([.A432];3;FIND(&quot;:&quot;;[.A432];1)-3);IF(&#10;RIGHT(RIGHT([.A432]; 1))=&quot;@&quot;;0;&#10;[.A432]))" office:value-type="float" office:value="0" calcext:value-type="float">
            <text:p>0</text:p>
          </table:table-cell>
          <table:table-cell table:formula="of:=IF([.B432]=&quot;Y&quot;;[.D432];[.E431])" office:value-type="string" office:string-value="apps" calcext:value-type="string">
            <text:p>apps</text:p>
          </table:table-cell>
          <table:table-cell table:style-name="ce10" table:formula="of:=IF([.D432]=0;&quot;&quot;;IF([.B432]=&quot;Y&quot;;[.C432];&#10;&quot;&lt;a href=&quot; &amp; CHAR(34) &amp; &quot;#&quot; &amp; CHAR(34) &amp; &quot;&gt;&quot; &amp;&#10;&quot;&lt;img src=&quot; &amp; CHAR(34) &amp; &quot;https://github.com/ubuntu/yaru/blob/master/icons/Yaru/scalable/&quot; &amp; [.E432] &amp; &quot;/&quot; &amp; [.A432] &amp; &quot;.svg&quot; &amp; CHAR(34) &amp; &#10;&quot; width=&quot; &amp; CHAR(34) &amp; &quot;22&quot; &amp; CHAR(34) &amp; &quot; alt=&quot; &amp; CHAR(34) &amp; [.D432] &amp; CHAR(34) &amp; &quot;&gt;&lt;/a&gt;&quot; &amp;&#10;&quot;&amp;nbsp; &amp;nbsp; &quot; &amp; [.D43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Terminal-symbolic@</text:p>
          </table:table-cell>
          <table:table-cell table:style-name="Default" table:formula="of:=IF(LEFT([.A43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3];3;FIND(&quot;:&quot;;[.A433])-3) &amp; &quot; &lt;br&gt;&quot;;&quot;&quot;)">
            <text:p/>
          </table:table-cell>
          <table:table-cell table:style-name="ce6" table:formula="of:=IF([.B433]=&quot;Y&quot;;MID([.A433];3;FIND(&quot;:&quot;;[.A433];1)-3);IF(&#10;RIGHT(RIGHT([.A433]; 1))=&quot;@&quot;;0;&#10;[.A433]))" office:value-type="float" office:value="0" calcext:value-type="float">
            <text:p>0</text:p>
          </table:table-cell>
          <table:table-cell table:formula="of:=IF([.B433]=&quot;Y&quot;;[.D433];[.E432])" office:value-type="string" office:string-value="apps" calcext:value-type="string">
            <text:p>apps</text:p>
          </table:table-cell>
          <table:table-cell table:style-name="ce10" table:formula="of:=IF([.D433]=0;&quot;&quot;;IF([.B433]=&quot;Y&quot;;[.C433];&#10;&quot;&lt;a href=&quot; &amp; CHAR(34) &amp; &quot;#&quot; &amp; CHAR(34) &amp; &quot;&gt;&quot; &amp;&#10;&quot;&lt;img src=&quot; &amp; CHAR(34) &amp; &quot;https://github.com/ubuntu/yaru/blob/master/icons/Yaru/scalable/&quot; &amp; [.E433] &amp; &quot;/&quot; &amp; [.A433] &amp; &quot;.svg&quot; &amp; CHAR(34) &amp; &#10;&quot; width=&quot; &amp; CHAR(34) &amp; &quot;22&quot; &amp; CHAR(34) &amp; &quot; alt=&quot; &amp; CHAR(34) &amp; [.D433] &amp; CHAR(34) &amp; &quot;&gt;&lt;/a&gt;&quot; &amp;&#10;&quot;&amp;nbsp; &amp;nbsp; &quot; &amp; [.D433] &amp; &quot;&lt;br&gt;&quot;&#10;))">
            <text:p/>
          </table:table-cell>
        </table:table-row>
        <table:table-row table:style-name="ro1">
          <table:table-cell office:value-type="string" calcext:value-type="string">
            <text:p>org.gnome.TextEditor-symbolic</text:p>
          </table:table-cell>
          <table:table-cell table:formula="of:=IF(LEFT([.A434];1)=&quot;.&quot;;&quot;Y&quot;;&quot;N&quot;)" office:value-type="string" office:string-value="N" calcext:value-type="string">
            <text:p>N</text:p>
          </table:table-cell>
          <table:table-cell table:formula="of:=IFERROR(&quot;## &quot; &amp; MID([.A434];3;FIND(&quot;:&quot;;[.A434])-3) &amp; &quot; &lt;br&gt;&quot;;&quot;&quot;)">
            <text:p/>
          </table:table-cell>
          <table:table-cell table:formula="of:=IF([.B434]=&quot;Y&quot;;MID([.A434];3;FIND(&quot;:&quot;;[.A434];1)-3);IF(&#10;RIGHT(RIGHT([.A434]; 1))=&quot;@&quot;;0;&#10;[.A434]))" office:value-type="string" office:string-value="org.gnome.TextEditor-symbolic" calcext:value-type="string">
            <text:p>org.gnome.TextEditor-symbolic</text:p>
          </table:table-cell>
          <table:table-cell table:formula="of:=IF([.B434]=&quot;Y&quot;;[.D434];[.E433])" office:value-type="string" office:string-value="apps" calcext:value-type="string">
            <text:p>apps</text:p>
          </table:table-cell>
          <table:table-cell table:style-name="ce10" table:formula="of:=IF([.D434]=0;&quot;&quot;;IF([.B434]=&quot;Y&quot;;[.C434];&#10;&quot;&lt;a href=&quot; &amp; CHAR(34) &amp; &quot;#&quot; &amp; CHAR(34) &amp; &quot;&gt;&quot; &amp;&#10;&quot;&lt;img src=&quot; &amp; CHAR(34) &amp; &quot;https://github.com/ubuntu/yaru/blob/master/icons/Yaru/scalable/&quot; &amp; [.E434] &amp; &quot;/&quot; &amp; [.A434] &amp; &quot;.svg&quot; &amp; CHAR(34) &amp; &#10;&quot; width=&quot; &amp; CHAR(34) &amp; &quot;22&quot; &amp; CHAR(34) &amp; &quot; alt=&quot; &amp; CHAR(34) &amp; [.D434] &amp; CHAR(34) &amp; &quot;&gt;&lt;/a&gt;&quot; &amp;&#10;&quot;&amp;nbsp; &amp;nbsp; &quot; &amp; [.D434] &amp; &quot;&lt;br&gt;&quot;&#10;))" office:value-type="string" office:string-value="&lt;a href=&quot;#&quot;&gt;&lt;img src=&quot;https://github.com/ubuntu/yaru/blob/master/icons/Yaru/scalable/apps/org.gnome.TextEditor-symbolic.svg&quot; width=&quot;22&quot; alt=&quot;org.gnome.TextEditor-symbolic&quot;&gt;&lt;/a&gt;&amp;nbsp; &amp;nbsp; org.gnome.TextEditor-symbolic&lt;br&gt;" calcext:value-type="string">
            <text:p>&lt;a href="#"&gt;&lt;img src="https://github.com/ubuntu/yaru/blob/master/icons/Yaru/scalable/apps/org.gnome.TextEditor-symbolic.svg" width="22" alt="org.gnome.TextEditor-symbolic"&gt;&lt;/a&gt;&amp;nbsp; &amp;nbsp; org.gnome.TextEditor-symbolic&lt;br&gt;</text:p>
          </table:table-cell>
        </table:table-row>
        <table:table-row table:style-name="ro1">
          <table:table-cell table:style-name="Default" office:value-type="string" calcext:value-type="string">
            <text:p>org.gnome.Todo-symbolic@</text:p>
          </table:table-cell>
          <table:table-cell table:style-name="Default" table:formula="of:=IF(LEFT([.A43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5];3;FIND(&quot;:&quot;;[.A435])-3) &amp; &quot; &lt;br&gt;&quot;;&quot;&quot;)">
            <text:p/>
          </table:table-cell>
          <table:table-cell table:style-name="ce6" table:formula="of:=IF([.B435]=&quot;Y&quot;;MID([.A435];3;FIND(&quot;:&quot;;[.A435];1)-3);IF(&#10;RIGHT(RIGHT([.A435]; 1))=&quot;@&quot;;0;&#10;[.A435]))" office:value-type="float" office:value="0" calcext:value-type="float">
            <text:p>0</text:p>
          </table:table-cell>
          <table:table-cell table:formula="of:=IF([.B435]=&quot;Y&quot;;[.D435];[.E434])" office:value-type="string" office:string-value="apps" calcext:value-type="string">
            <text:p>apps</text:p>
          </table:table-cell>
          <table:table-cell table:style-name="ce10" table:formula="of:=IF([.D435]=0;&quot;&quot;;IF([.B435]=&quot;Y&quot;;[.C435];&#10;&quot;&lt;a href=&quot; &amp; CHAR(34) &amp; &quot;#&quot; &amp; CHAR(34) &amp; &quot;&gt;&quot; &amp;&#10;&quot;&lt;img src=&quot; &amp; CHAR(34) &amp; &quot;https://github.com/ubuntu/yaru/blob/master/icons/Yaru/scalable/&quot; &amp; [.E435] &amp; &quot;/&quot; &amp; [.A435] &amp; &quot;.svg&quot; &amp; CHAR(34) &amp; &#10;&quot; width=&quot; &amp; CHAR(34) &amp; &quot;22&quot; &amp; CHAR(34) &amp; &quot; alt=&quot; &amp; CHAR(34) &amp; [.D435] &amp; CHAR(34) &amp; &quot;&gt;&lt;/a&gt;&quot; &amp;&#10;&quot;&amp;nbsp; &amp;nbsp; &quot; &amp; [.D43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Totem-symbolic@</text:p>
          </table:table-cell>
          <table:table-cell table:style-name="Default" table:formula="of:=IF(LEFT([.A43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6];3;FIND(&quot;:&quot;;[.A436])-3) &amp; &quot; &lt;br&gt;&quot;;&quot;&quot;)">
            <text:p/>
          </table:table-cell>
          <table:table-cell table:style-name="ce6" table:formula="of:=IF([.B436]=&quot;Y&quot;;MID([.A436];3;FIND(&quot;:&quot;;[.A436];1)-3);IF(&#10;RIGHT(RIGHT([.A436]; 1))=&quot;@&quot;;0;&#10;[.A436]))" office:value-type="float" office:value="0" calcext:value-type="float">
            <text:p>0</text:p>
          </table:table-cell>
          <table:table-cell table:formula="of:=IF([.B436]=&quot;Y&quot;;[.D436];[.E435])" office:value-type="string" office:string-value="apps" calcext:value-type="string">
            <text:p>apps</text:p>
          </table:table-cell>
          <table:table-cell table:style-name="ce10" table:formula="of:=IF([.D436]=0;&quot;&quot;;IF([.B436]=&quot;Y&quot;;[.C436];&#10;&quot;&lt;a href=&quot; &amp; CHAR(34) &amp; &quot;#&quot; &amp; CHAR(34) &amp; &quot;&gt;&quot; &amp;&#10;&quot;&lt;img src=&quot; &amp; CHAR(34) &amp; &quot;https://github.com/ubuntu/yaru/blob/master/icons/Yaru/scalable/&quot; &amp; [.E436] &amp; &quot;/&quot; &amp; [.A436] &amp; &quot;.svg&quot; &amp; CHAR(34) &amp; &#10;&quot; width=&quot; &amp; CHAR(34) &amp; &quot;22&quot; &amp; CHAR(34) &amp; &quot; alt=&quot; &amp; CHAR(34) &amp; [.D436] &amp; CHAR(34) &amp; &quot;&gt;&lt;/a&gt;&quot; &amp;&#10;&quot;&amp;nbsp; &amp;nbsp; &quot; &amp; [.D43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tweaks-symbolic@</text:p>
          </table:table-cell>
          <table:table-cell table:style-name="Default" table:formula="of:=IF(LEFT([.A43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7];3;FIND(&quot;:&quot;;[.A437])-3) &amp; &quot; &lt;br&gt;&quot;;&quot;&quot;)">
            <text:p/>
          </table:table-cell>
          <table:table-cell table:style-name="ce6" table:formula="of:=IF([.B437]=&quot;Y&quot;;MID([.A437];3;FIND(&quot;:&quot;;[.A437];1)-3);IF(&#10;RIGHT(RIGHT([.A437]; 1))=&quot;@&quot;;0;&#10;[.A437]))" office:value-type="float" office:value="0" calcext:value-type="float">
            <text:p>0</text:p>
          </table:table-cell>
          <table:table-cell table:formula="of:=IF([.B437]=&quot;Y&quot;;[.D437];[.E436])" office:value-type="string" office:string-value="apps" calcext:value-type="string">
            <text:p>apps</text:p>
          </table:table-cell>
          <table:table-cell table:style-name="ce10" table:formula="of:=IF([.D437]=0;&quot;&quot;;IF([.B437]=&quot;Y&quot;;[.C437];&#10;&quot;&lt;a href=&quot; &amp; CHAR(34) &amp; &quot;#&quot; &amp; CHAR(34) &amp; &quot;&gt;&quot; &amp;&#10;&quot;&lt;img src=&quot; &amp; CHAR(34) &amp; &quot;https://github.com/ubuntu/yaru/blob/master/icons/Yaru/scalable/&quot; &amp; [.E437] &amp; &quot;/&quot; &amp; [.A437] &amp; &quot;.svg&quot; &amp; CHAR(34) &amp; &#10;&quot; width=&quot; &amp; CHAR(34) &amp; &quot;22&quot; &amp; CHAR(34) &amp; &quot; alt=&quot; &amp; CHAR(34) &amp; [.D437] &amp; CHAR(34) &amp; &quot;&gt;&lt;/a&gt;&quot; &amp;&#10;&quot;&amp;nbsp; &amp;nbsp; &quot; &amp; [.D43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Tweaks-symbolic@</text:p>
          </table:table-cell>
          <table:table-cell table:style-name="Default" table:formula="of:=IF(LEFT([.A43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8];3;FIND(&quot;:&quot;;[.A438])-3) &amp; &quot; &lt;br&gt;&quot;;&quot;&quot;)">
            <text:p/>
          </table:table-cell>
          <table:table-cell table:style-name="ce6" table:formula="of:=IF([.B438]=&quot;Y&quot;;MID([.A438];3;FIND(&quot;:&quot;;[.A438];1)-3);IF(&#10;RIGHT(RIGHT([.A438]; 1))=&quot;@&quot;;0;&#10;[.A438]))" office:value-type="float" office:value="0" calcext:value-type="float">
            <text:p>0</text:p>
          </table:table-cell>
          <table:table-cell table:formula="of:=IF([.B438]=&quot;Y&quot;;[.D438];[.E437])" office:value-type="string" office:string-value="apps" calcext:value-type="string">
            <text:p>apps</text:p>
          </table:table-cell>
          <table:table-cell table:style-name="ce10" table:formula="of:=IF([.D438]=0;&quot;&quot;;IF([.B438]=&quot;Y&quot;;[.C438];&#10;&quot;&lt;a href=&quot; &amp; CHAR(34) &amp; &quot;#&quot; &amp; CHAR(34) &amp; &quot;&gt;&quot; &amp;&#10;&quot;&lt;img src=&quot; &amp; CHAR(34) &amp; &quot;https://github.com/ubuntu/yaru/blob/master/icons/Yaru/scalable/&quot; &amp; [.E438] &amp; &quot;/&quot; &amp; [.A438] &amp; &quot;.svg&quot; &amp; CHAR(34) &amp; &#10;&quot; width=&quot; &amp; CHAR(34) &amp; &quot;22&quot; &amp; CHAR(34) &amp; &quot; alt=&quot; &amp; CHAR(34) &amp; [.D438] &amp; CHAR(34) &amp; &quot;&gt;&lt;/a&gt;&quot; &amp;&#10;&quot;&amp;nbsp; &amp;nbsp; &quot; &amp; [.D43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Usage-symbolic@</text:p>
          </table:table-cell>
          <table:table-cell table:style-name="Default" table:formula="of:=IF(LEFT([.A43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39];3;FIND(&quot;:&quot;;[.A439])-3) &amp; &quot; &lt;br&gt;&quot;;&quot;&quot;)">
            <text:p/>
          </table:table-cell>
          <table:table-cell table:style-name="ce6" table:formula="of:=IF([.B439]=&quot;Y&quot;;MID([.A439];3;FIND(&quot;:&quot;;[.A439];1)-3);IF(&#10;RIGHT(RIGHT([.A439]; 1))=&quot;@&quot;;0;&#10;[.A439]))" office:value-type="float" office:value="0" calcext:value-type="float">
            <text:p>0</text:p>
          </table:table-cell>
          <table:table-cell table:formula="of:=IF([.B439]=&quot;Y&quot;;[.D439];[.E438])" office:value-type="string" office:string-value="apps" calcext:value-type="string">
            <text:p>apps</text:p>
          </table:table-cell>
          <table:table-cell table:style-name="ce10" table:formula="of:=IF([.D439]=0;&quot;&quot;;IF([.B439]=&quot;Y&quot;;[.C439];&#10;&quot;&lt;a href=&quot; &amp; CHAR(34) &amp; &quot;#&quot; &amp; CHAR(34) &amp; &quot;&gt;&quot; &amp;&#10;&quot;&lt;img src=&quot; &amp; CHAR(34) &amp; &quot;https://github.com/ubuntu/yaru/blob/master/icons/Yaru/scalable/&quot; &amp; [.E439] &amp; &quot;/&quot; &amp; [.A439] &amp; &quot;.svg&quot; &amp; CHAR(34) &amp; &#10;&quot; width=&quot; &amp; CHAR(34) &amp; &quot;22&quot; &amp; CHAR(34) &amp; &quot; alt=&quot; &amp; CHAR(34) &amp; [.D439] &amp; CHAR(34) &amp; &quot;&gt;&lt;/a&gt;&quot; &amp;&#10;&quot;&amp;nbsp; &amp;nbsp; &quot; &amp; [.D43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Weather.Application-symbolic@</text:p>
          </table:table-cell>
          <table:table-cell table:style-name="Default" table:formula="of:=IF(LEFT([.A44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40];3;FIND(&quot;:&quot;;[.A440])-3) &amp; &quot; &lt;br&gt;&quot;;&quot;&quot;)">
            <text:p/>
          </table:table-cell>
          <table:table-cell table:style-name="ce6" table:formula="of:=IF([.B440]=&quot;Y&quot;;MID([.A440];3;FIND(&quot;:&quot;;[.A440];1)-3);IF(&#10;RIGHT(RIGHT([.A440]; 1))=&quot;@&quot;;0;&#10;[.A440]))" office:value-type="float" office:value="0" calcext:value-type="float">
            <text:p>0</text:p>
          </table:table-cell>
          <table:table-cell table:formula="of:=IF([.B440]=&quot;Y&quot;;[.D440];[.E439])" office:value-type="string" office:string-value="apps" calcext:value-type="string">
            <text:p>apps</text:p>
          </table:table-cell>
          <table:table-cell table:style-name="ce10" table:formula="of:=IF([.D440]=0;&quot;&quot;;IF([.B440]=&quot;Y&quot;;[.C440];&#10;&quot;&lt;a href=&quot; &amp; CHAR(34) &amp; &quot;#&quot; &amp; CHAR(34) &amp; &quot;&gt;&quot; &amp;&#10;&quot;&lt;img src=&quot; &amp; CHAR(34) &amp; &quot;https://github.com/ubuntu/yaru/blob/master/icons/Yaru/scalable/&quot; &amp; [.E440] &amp; &quot;/&quot; &amp; [.A440] &amp; &quot;.svg&quot; &amp; CHAR(34) &amp; &#10;&quot; width=&quot; &amp; CHAR(34) &amp; &quot;22&quot; &amp; CHAR(34) &amp; &quot; alt=&quot; &amp; CHAR(34) &amp; [.D440] &amp; CHAR(34) &amp; &quot;&gt;&lt;/a&gt;&quot; &amp;&#10;&quot;&amp;nbsp; &amp;nbsp; &quot; &amp; [.D44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Weather-symbolic@</text:p>
          </table:table-cell>
          <table:table-cell table:style-name="Default" table:formula="of:=IF(LEFT([.A44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41];3;FIND(&quot;:&quot;;[.A441])-3) &amp; &quot; &lt;br&gt;&quot;;&quot;&quot;)">
            <text:p/>
          </table:table-cell>
          <table:table-cell table:style-name="ce6" table:formula="of:=IF([.B441]=&quot;Y&quot;;MID([.A441];3;FIND(&quot;:&quot;;[.A441];1)-3);IF(&#10;RIGHT(RIGHT([.A441]; 1))=&quot;@&quot;;0;&#10;[.A441]))" office:value-type="float" office:value="0" calcext:value-type="float">
            <text:p>0</text:p>
          </table:table-cell>
          <table:table-cell table:formula="of:=IF([.B441]=&quot;Y&quot;;[.D441];[.E440])" office:value-type="string" office:string-value="apps" calcext:value-type="string">
            <text:p>apps</text:p>
          </table:table-cell>
          <table:table-cell table:style-name="ce10" table:formula="of:=IF([.D441]=0;&quot;&quot;;IF([.B441]=&quot;Y&quot;;[.C441];&#10;&quot;&lt;a href=&quot; &amp; CHAR(34) &amp; &quot;#&quot; &amp; CHAR(34) &amp; &quot;&gt;&quot; &amp;&#10;&quot;&lt;img src=&quot; &amp; CHAR(34) &amp; &quot;https://github.com/ubuntu/yaru/blob/master/icons/Yaru/scalable/&quot; &amp; [.E441] &amp; &quot;/&quot; &amp; [.A441] &amp; &quot;.svg&quot; &amp; CHAR(34) &amp; &#10;&quot; width=&quot; &amp; CHAR(34) &amp; &quot;22&quot; &amp; CHAR(34) &amp; &quot; alt=&quot; &amp; CHAR(34) &amp; [.D441] &amp; CHAR(34) &amp; &quot;&gt;&lt;/a&gt;&quot; &amp;&#10;&quot;&amp;nbsp; &amp;nbsp; &quot; &amp; [.D44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org.gnome.Yelp-symbolic@</text:p>
          </table:table-cell>
          <table:table-cell table:style-name="Default" table:formula="of:=IF(LEFT([.A44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42];3;FIND(&quot;:&quot;;[.A442])-3) &amp; &quot; &lt;br&gt;&quot;;&quot;&quot;)">
            <text:p/>
          </table:table-cell>
          <table:table-cell table:style-name="ce6" table:formula="of:=IF([.B442]=&quot;Y&quot;;MID([.A442];3;FIND(&quot;:&quot;;[.A442];1)-3);IF(&#10;RIGHT(RIGHT([.A442]; 1))=&quot;@&quot;;0;&#10;[.A442]))" office:value-type="float" office:value="0" calcext:value-type="float">
            <text:p>0</text:p>
          </table:table-cell>
          <table:table-cell table:formula="of:=IF([.B442]=&quot;Y&quot;;[.D442];[.E441])" office:value-type="string" office:string-value="apps" calcext:value-type="string">
            <text:p>apps</text:p>
          </table:table-cell>
          <table:table-cell table:style-name="ce10" table:formula="of:=IF([.D442]=0;&quot;&quot;;IF([.B442]=&quot;Y&quot;;[.C442];&#10;&quot;&lt;a href=&quot; &amp; CHAR(34) &amp; &quot;#&quot; &amp; CHAR(34) &amp; &quot;&gt;&quot; &amp;&#10;&quot;&lt;img src=&quot; &amp; CHAR(34) &amp; &quot;https://github.com/ubuntu/yaru/blob/master/icons/Yaru/scalable/&quot; &amp; [.E442] &amp; &quot;/&quot; &amp; [.A442] &amp; &quot;.svg&quot; &amp; CHAR(34) &amp; &#10;&quot; width=&quot; &amp; CHAR(34) &amp; &quot;22&quot; &amp; CHAR(34) &amp; &quot; alt=&quot; &amp; CHAR(34) &amp; [.D442] &amp; CHAR(34) &amp; &quot;&gt;&lt;/a&gt;&quot; &amp;&#10;&quot;&amp;nbsp; &amp;nbsp; &quot; &amp; [.D442] &amp; &quot;&lt;br&gt;&quot;&#10;))">
            <text:p/>
          </table:table-cell>
        </table:table-row>
        <table:table-row table:style-name="ro1">
          <table:table-cell office:value-type="string" calcext:value-type="string">
            <text:p>packages-app-symbolic</text:p>
          </table:table-cell>
          <table:table-cell table:formula="of:=IF(LEFT([.A443];1)=&quot;.&quot;;&quot;Y&quot;;&quot;N&quot;)" office:value-type="string" office:string-value="N" calcext:value-type="string">
            <text:p>N</text:p>
          </table:table-cell>
          <table:table-cell table:formula="of:=IFERROR(&quot;## &quot; &amp; MID([.A443];3;FIND(&quot;:&quot;;[.A443])-3) &amp; &quot; &lt;br&gt;&quot;;&quot;&quot;)">
            <text:p/>
          </table:table-cell>
          <table:table-cell table:formula="of:=IF([.B443]=&quot;Y&quot;;MID([.A443];3;FIND(&quot;:&quot;;[.A443];1)-3);IF(&#10;RIGHT(RIGHT([.A443]; 1))=&quot;@&quot;;0;&#10;[.A443]))" office:value-type="string" office:string-value="packages-app-symbolic" calcext:value-type="string">
            <text:p>packages-app-symbolic</text:p>
          </table:table-cell>
          <table:table-cell table:formula="of:=IF([.B443]=&quot;Y&quot;;[.D443];[.E442])" office:value-type="string" office:string-value="apps" calcext:value-type="string">
            <text:p>apps</text:p>
          </table:table-cell>
          <table:table-cell table:style-name="ce10" table:formula="of:=IF([.D443]=0;&quot;&quot;;IF([.B443]=&quot;Y&quot;;[.C443];&#10;&quot;&lt;a href=&quot; &amp; CHAR(34) &amp; &quot;#&quot; &amp; CHAR(34) &amp; &quot;&gt;&quot; &amp;&#10;&quot;&lt;img src=&quot; &amp; CHAR(34) &amp; &quot;https://github.com/ubuntu/yaru/blob/master/icons/Yaru/scalable/&quot; &amp; [.E443] &amp; &quot;/&quot; &amp; [.A443] &amp; &quot;.svg&quot; &amp; CHAR(34) &amp; &#10;&quot; width=&quot; &amp; CHAR(34) &amp; &quot;22&quot; &amp; CHAR(34) &amp; &quot; alt=&quot; &amp; CHAR(34) &amp; [.D443] &amp; CHAR(34) &amp; &quot;&gt;&lt;/a&gt;&quot; &amp;&#10;&quot;&amp;nbsp; &amp;nbsp; &quot; &amp; [.D443] &amp; &quot;&lt;br&gt;&quot;&#10;))" office:value-type="string" office:string-value="&lt;a href=&quot;#&quot;&gt;&lt;img src=&quot;https://github.com/ubuntu/yaru/blob/master/icons/Yaru/scalable/apps/packages-app-symbolic.svg&quot; width=&quot;22&quot; alt=&quot;packages-app-symbolic&quot;&gt;&lt;/a&gt;&amp;nbsp; &amp;nbsp; packages-app-symbolic&lt;br&gt;" calcext:value-type="string">
            <text:p>&lt;a href="#"&gt;&lt;img src="https://github.com/ubuntu/yaru/blob/master/icons/Yaru/scalable/apps/packages-app-symbolic.svg" width="22" alt="packages-app-symbolic"&gt;&lt;/a&gt;&amp;nbsp; &amp;nbsp; packages-app-symbolic&lt;br&gt;</text:p>
          </table:table-cell>
        </table:table-row>
        <table:table-row table:style-name="ro1">
          <table:table-cell office:value-type="string" calcext:value-type="string">
            <text:p>passwords-app-symbolic</text:p>
          </table:table-cell>
          <table:table-cell table:formula="of:=IF(LEFT([.A444];1)=&quot;.&quot;;&quot;Y&quot;;&quot;N&quot;)" office:value-type="string" office:string-value="N" calcext:value-type="string">
            <text:p>N</text:p>
          </table:table-cell>
          <table:table-cell table:formula="of:=IFERROR(&quot;## &quot; &amp; MID([.A444];3;FIND(&quot;:&quot;;[.A444])-3) &amp; &quot; &lt;br&gt;&quot;;&quot;&quot;)">
            <text:p/>
          </table:table-cell>
          <table:table-cell table:formula="of:=IF([.B444]=&quot;Y&quot;;MID([.A444];3;FIND(&quot;:&quot;;[.A444];1)-3);IF(&#10;RIGHT(RIGHT([.A444]; 1))=&quot;@&quot;;0;&#10;[.A444]))" office:value-type="string" office:string-value="passwords-app-symbolic" calcext:value-type="string">
            <text:p>passwords-app-symbolic</text:p>
          </table:table-cell>
          <table:table-cell table:formula="of:=IF([.B444]=&quot;Y&quot;;[.D444];[.E443])" office:value-type="string" office:string-value="apps" calcext:value-type="string">
            <text:p>apps</text:p>
          </table:table-cell>
          <table:table-cell table:style-name="ce10" table:formula="of:=IF([.D444]=0;&quot;&quot;;IF([.B444]=&quot;Y&quot;;[.C444];&#10;&quot;&lt;a href=&quot; &amp; CHAR(34) &amp; &quot;#&quot; &amp; CHAR(34) &amp; &quot;&gt;&quot; &amp;&#10;&quot;&lt;img src=&quot; &amp; CHAR(34) &amp; &quot;https://github.com/ubuntu/yaru/blob/master/icons/Yaru/scalable/&quot; &amp; [.E444] &amp; &quot;/&quot; &amp; [.A444] &amp; &quot;.svg&quot; &amp; CHAR(34) &amp; &#10;&quot; width=&quot; &amp; CHAR(34) &amp; &quot;22&quot; &amp; CHAR(34) &amp; &quot; alt=&quot; &amp; CHAR(34) &amp; [.D444] &amp; CHAR(34) &amp; &quot;&gt;&lt;/a&gt;&quot; &amp;&#10;&quot;&amp;nbsp; &amp;nbsp; &quot; &amp; [.D444] &amp; &quot;&lt;br&gt;&quot;&#10;))" office:value-type="string" office:string-value="&lt;a href=&quot;#&quot;&gt;&lt;img src=&quot;https://github.com/ubuntu/yaru/blob/master/icons/Yaru/scalable/apps/passwords-app-symbolic.svg&quot; width=&quot;22&quot; alt=&quot;passwords-app-symbolic&quot;&gt;&lt;/a&gt;&amp;nbsp; &amp;nbsp; passwords-app-symbolic&lt;br&gt;" calcext:value-type="string">
            <text:p>&lt;a href="#"&gt;&lt;img src="https://github.com/ubuntu/yaru/blob/master/icons/Yaru/scalable/apps/passwords-app-symbolic.svg" width="22" alt="passwords-app-symbolic"&gt;&lt;/a&gt;&amp;nbsp; &amp;nbsp; passwords-app-symbolic&lt;br&gt;</text:p>
          </table:table-cell>
        </table:table-row>
        <table:table-row table:style-name="ro1">
          <table:table-cell office:value-type="string" calcext:value-type="string">
            <text:p>podcasts-app-symbolic</text:p>
          </table:table-cell>
          <table:table-cell table:formula="of:=IF(LEFT([.A445];1)=&quot;.&quot;;&quot;Y&quot;;&quot;N&quot;)" office:value-type="string" office:string-value="N" calcext:value-type="string">
            <text:p>N</text:p>
          </table:table-cell>
          <table:table-cell table:formula="of:=IFERROR(&quot;## &quot; &amp; MID([.A445];3;FIND(&quot;:&quot;;[.A445])-3) &amp; &quot; &lt;br&gt;&quot;;&quot;&quot;)">
            <text:p/>
          </table:table-cell>
          <table:table-cell table:formula="of:=IF([.B445]=&quot;Y&quot;;MID([.A445];3;FIND(&quot;:&quot;;[.A445];1)-3);IF(&#10;RIGHT(RIGHT([.A445]; 1))=&quot;@&quot;;0;&#10;[.A445]))" office:value-type="string" office:string-value="podcasts-app-symbolic" calcext:value-type="string">
            <text:p>podcasts-app-symbolic</text:p>
          </table:table-cell>
          <table:table-cell table:formula="of:=IF([.B445]=&quot;Y&quot;;[.D445];[.E444])" office:value-type="string" office:string-value="apps" calcext:value-type="string">
            <text:p>apps</text:p>
          </table:table-cell>
          <table:table-cell table:style-name="ce10" table:formula="of:=IF([.D445]=0;&quot;&quot;;IF([.B445]=&quot;Y&quot;;[.C445];&#10;&quot;&lt;a href=&quot; &amp; CHAR(34) &amp; &quot;#&quot; &amp; CHAR(34) &amp; &quot;&gt;&quot; &amp;&#10;&quot;&lt;img src=&quot; &amp; CHAR(34) &amp; &quot;https://github.com/ubuntu/yaru/blob/master/icons/Yaru/scalable/&quot; &amp; [.E445] &amp; &quot;/&quot; &amp; [.A445] &amp; &quot;.svg&quot; &amp; CHAR(34) &amp; &#10;&quot; width=&quot; &amp; CHAR(34) &amp; &quot;22&quot; &amp; CHAR(34) &amp; &quot; alt=&quot; &amp; CHAR(34) &amp; [.D445] &amp; CHAR(34) &amp; &quot;&gt;&lt;/a&gt;&quot; &amp;&#10;&quot;&amp;nbsp; &amp;nbsp; &quot; &amp; [.D445] &amp; &quot;&lt;br&gt;&quot;&#10;))" office:value-type="string" office:string-value="&lt;a href=&quot;#&quot;&gt;&lt;img src=&quot;https://github.com/ubuntu/yaru/blob/master/icons/Yaru/scalable/apps/podcasts-app-symbolic.svg&quot; width=&quot;22&quot; alt=&quot;podcasts-app-symbolic&quot;&gt;&lt;/a&gt;&amp;nbsp; &amp;nbsp; podcasts-app-symbolic&lt;br&gt;" calcext:value-type="string">
            <text:p>&lt;a href="#"&gt;&lt;img src="https://github.com/ubuntu/yaru/blob/master/icons/Yaru/scalable/apps/podcasts-app-symbolic.svg" width="22" alt="podcasts-app-symbolic"&gt;&lt;/a&gt;&amp;nbsp; &amp;nbsp; podcasts-app-symbolic&lt;br&gt;</text:p>
          </table:table-cell>
        </table:table-row>
        <table:table-row table:style-name="ro1">
          <table:table-cell office:value-type="string" calcext:value-type="string">
            <text:p>power-statistics-symbolic</text:p>
          </table:table-cell>
          <table:table-cell table:formula="of:=IF(LEFT([.A446];1)=&quot;.&quot;;&quot;Y&quot;;&quot;N&quot;)" office:value-type="string" office:string-value="N" calcext:value-type="string">
            <text:p>N</text:p>
          </table:table-cell>
          <table:table-cell table:formula="of:=IFERROR(&quot;## &quot; &amp; MID([.A446];3;FIND(&quot;:&quot;;[.A446])-3) &amp; &quot; &lt;br&gt;&quot;;&quot;&quot;)">
            <text:p/>
          </table:table-cell>
          <table:table-cell table:formula="of:=IF([.B446]=&quot;Y&quot;;MID([.A446];3;FIND(&quot;:&quot;;[.A446];1)-3);IF(&#10;RIGHT(RIGHT([.A446]; 1))=&quot;@&quot;;0;&#10;[.A446]))" office:value-type="string" office:string-value="power-statistics-symbolic" calcext:value-type="string">
            <text:p>power-statistics-symbolic</text:p>
          </table:table-cell>
          <table:table-cell table:formula="of:=IF([.B446]=&quot;Y&quot;;[.D446];[.E445])" office:value-type="string" office:string-value="apps" calcext:value-type="string">
            <text:p>apps</text:p>
          </table:table-cell>
          <table:table-cell table:style-name="ce10" table:formula="of:=IF([.D446]=0;&quot;&quot;;IF([.B446]=&quot;Y&quot;;[.C446];&#10;&quot;&lt;a href=&quot; &amp; CHAR(34) &amp; &quot;#&quot; &amp; CHAR(34) &amp; &quot;&gt;&quot; &amp;&#10;&quot;&lt;img src=&quot; &amp; CHAR(34) &amp; &quot;https://github.com/ubuntu/yaru/blob/master/icons/Yaru/scalable/&quot; &amp; [.E446] &amp; &quot;/&quot; &amp; [.A446] &amp; &quot;.svg&quot; &amp; CHAR(34) &amp; &#10;&quot; width=&quot; &amp; CHAR(34) &amp; &quot;22&quot; &amp; CHAR(34) &amp; &quot; alt=&quot; &amp; CHAR(34) &amp; [.D446] &amp; CHAR(34) &amp; &quot;&gt;&lt;/a&gt;&quot; &amp;&#10;&quot;&amp;nbsp; &amp;nbsp; &quot; &amp; [.D446] &amp; &quot;&lt;br&gt;&quot;&#10;))" office:value-type="string" office:string-value="&lt;a href=&quot;#&quot;&gt;&lt;img src=&quot;https://github.com/ubuntu/yaru/blob/master/icons/Yaru/scalable/apps/power-statistics-symbolic.svg&quot; width=&quot;22&quot; alt=&quot;power-statistics-symbolic&quot;&gt;&lt;/a&gt;&amp;nbsp; &amp;nbsp; power-statistics-symbolic&lt;br&gt;" calcext:value-type="string">
            <text:p>&lt;a href="#"&gt;&lt;img src="https://github.com/ubuntu/yaru/blob/master/icons/Yaru/scalable/apps/power-statistics-symbolic.svg" width="22" alt="power-statistics-symbolic"&gt;&lt;/a&gt;&amp;nbsp; &amp;nbsp; power-statistics-symbolic&lt;br&gt;</text:p>
          </table:table-cell>
        </table:table-row>
        <table:table-row table:style-name="ro1">
          <table:table-cell office:value-type="string" calcext:value-type="string">
            <text:p>preferences-desktop-display-symbolic</text:p>
          </table:table-cell>
          <table:table-cell table:formula="of:=IF(LEFT([.A447];1)=&quot;.&quot;;&quot;Y&quot;;&quot;N&quot;)" office:value-type="string" office:string-value="N" calcext:value-type="string">
            <text:p>N</text:p>
          </table:table-cell>
          <table:table-cell table:formula="of:=IFERROR(&quot;## &quot; &amp; MID([.A447];3;FIND(&quot;:&quot;;[.A447])-3) &amp; &quot; &lt;br&gt;&quot;;&quot;&quot;)">
            <text:p/>
          </table:table-cell>
          <table:table-cell table:formula="of:=IF([.B447]=&quot;Y&quot;;MID([.A447];3;FIND(&quot;:&quot;;[.A447];1)-3);IF(&#10;RIGHT(RIGHT([.A447]; 1))=&quot;@&quot;;0;&#10;[.A447]))" office:value-type="string" office:string-value="preferences-desktop-display-symbolic" calcext:value-type="string">
            <text:p>preferences-desktop-display-symbolic</text:p>
          </table:table-cell>
          <table:table-cell table:formula="of:=IF([.B447]=&quot;Y&quot;;[.D447];[.E446])" office:value-type="string" office:string-value="apps" calcext:value-type="string">
            <text:p>apps</text:p>
          </table:table-cell>
          <table:table-cell table:style-name="ce10" table:formula="of:=IF([.D447]=0;&quot;&quot;;IF([.B447]=&quot;Y&quot;;[.C447];&#10;&quot;&lt;a href=&quot; &amp; CHAR(34) &amp; &quot;#&quot; &amp; CHAR(34) &amp; &quot;&gt;&quot; &amp;&#10;&quot;&lt;img src=&quot; &amp; CHAR(34) &amp; &quot;https://github.com/ubuntu/yaru/blob/master/icons/Yaru/scalable/&quot; &amp; [.E447] &amp; &quot;/&quot; &amp; [.A447] &amp; &quot;.svg&quot; &amp; CHAR(34) &amp; &#10;&quot; width=&quot; &amp; CHAR(34) &amp; &quot;22&quot; &amp; CHAR(34) &amp; &quot; alt=&quot; &amp; CHAR(34) &amp; [.D447] &amp; CHAR(34) &amp; &quot;&gt;&lt;/a&gt;&quot; &amp;&#10;&quot;&amp;nbsp; &amp;nbsp; &quot; &amp; [.D447] &amp; &quot;&lt;br&gt;&quot;&#10;))" office:value-type="string" office:string-value="&lt;a href=&quot;#&quot;&gt;&lt;img src=&quot;https://github.com/ubuntu/yaru/blob/master/icons/Yaru/scalable/apps/preferences-desktop-display-symbolic.svg&quot; width=&quot;22&quot; alt=&quot;preferences-desktop-display-symbolic&quot;&gt;&lt;/a&gt;&amp;nbsp; &amp;nbsp; preferences-desktop-display-symbolic&lt;br&gt;" calcext:value-type="string">
            <text:p>&lt;a href="#"&gt;&lt;img src="https://github.com/ubuntu/yaru/blob/master/icons/Yaru/scalable/apps/preferences-desktop-display-symbolic.svg" width="22" alt="preferences-desktop-display-symbolic"&gt;&lt;/a&gt;&amp;nbsp; &amp;nbsp; preferences-desktop-display-symbolic&lt;br&gt;</text:p>
          </table:table-cell>
        </table:table-row>
        <table:table-row table:style-name="ro1">
          <table:table-cell office:value-type="string" calcext:value-type="string">
            <text:p>preferences-desktop-keyboard-symbolic</text:p>
          </table:table-cell>
          <table:table-cell table:formula="of:=IF(LEFT([.A448];1)=&quot;.&quot;;&quot;Y&quot;;&quot;N&quot;)" office:value-type="string" office:string-value="N" calcext:value-type="string">
            <text:p>N</text:p>
          </table:table-cell>
          <table:table-cell table:formula="of:=IFERROR(&quot;## &quot; &amp; MID([.A448];3;FIND(&quot;:&quot;;[.A448])-3) &amp; &quot; &lt;br&gt;&quot;;&quot;&quot;)">
            <text:p/>
          </table:table-cell>
          <table:table-cell table:formula="of:=IF([.B448]=&quot;Y&quot;;MID([.A448];3;FIND(&quot;:&quot;;[.A448];1)-3);IF(&#10;RIGHT(RIGHT([.A448]; 1))=&quot;@&quot;;0;&#10;[.A448]))" office:value-type="string" office:string-value="preferences-desktop-keyboard-symbolic" calcext:value-type="string">
            <text:p>preferences-desktop-keyboard-symbolic</text:p>
          </table:table-cell>
          <table:table-cell table:formula="of:=IF([.B448]=&quot;Y&quot;;[.D448];[.E447])" office:value-type="string" office:string-value="apps" calcext:value-type="string">
            <text:p>apps</text:p>
          </table:table-cell>
          <table:table-cell table:style-name="ce10" table:formula="of:=IF([.D448]=0;&quot;&quot;;IF([.B448]=&quot;Y&quot;;[.C448];&#10;&quot;&lt;a href=&quot; &amp; CHAR(34) &amp; &quot;#&quot; &amp; CHAR(34) &amp; &quot;&gt;&quot; &amp;&#10;&quot;&lt;img src=&quot; &amp; CHAR(34) &amp; &quot;https://github.com/ubuntu/yaru/blob/master/icons/Yaru/scalable/&quot; &amp; [.E448] &amp; &quot;/&quot; &amp; [.A448] &amp; &quot;.svg&quot; &amp; CHAR(34) &amp; &#10;&quot; width=&quot; &amp; CHAR(34) &amp; &quot;22&quot; &amp; CHAR(34) &amp; &quot; alt=&quot; &amp; CHAR(34) &amp; [.D448] &amp; CHAR(34) &amp; &quot;&gt;&lt;/a&gt;&quot; &amp;&#10;&quot;&amp;nbsp; &amp;nbsp; &quot; &amp; [.D448] &amp; &quot;&lt;br&gt;&quot;&#10;))" office:value-type="string" office:string-value="&lt;a href=&quot;#&quot;&gt;&lt;img src=&quot;https://github.com/ubuntu/yaru/blob/master/icons/Yaru/scalable/apps/preferences-desktop-keyboard-symbolic.svg&quot; width=&quot;22&quot; alt=&quot;preferences-desktop-keyboard-symbolic&quot;&gt;&lt;/a&gt;&amp;nbsp; &amp;nbsp; preferences-desktop-keyboard-symbolic&lt;br&gt;" calcext:value-type="string">
            <text:p>&lt;a href="#"&gt;&lt;img src="https://github.com/ubuntu/yaru/blob/master/icons/Yaru/scalable/apps/preferences-desktop-keyboard-symbolic.svg" width="22" alt="preferences-desktop-keyboard-symbolic"&gt;&lt;/a&gt;&amp;nbsp; &amp;nbsp; preferences-desktop-keyboard-symbolic&lt;br&gt;</text:p>
          </table:table-cell>
        </table:table-row>
        <table:table-row table:style-name="ro1">
          <table:table-cell office:value-type="string" calcext:value-type="string">
            <text:p>preferences-desktop-locale-symbolic</text:p>
          </table:table-cell>
          <table:table-cell table:formula="of:=IF(LEFT([.A449];1)=&quot;.&quot;;&quot;Y&quot;;&quot;N&quot;)" office:value-type="string" office:string-value="N" calcext:value-type="string">
            <text:p>N</text:p>
          </table:table-cell>
          <table:table-cell table:formula="of:=IFERROR(&quot;## &quot; &amp; MID([.A449];3;FIND(&quot;:&quot;;[.A449])-3) &amp; &quot; &lt;br&gt;&quot;;&quot;&quot;)">
            <text:p/>
          </table:table-cell>
          <table:table-cell table:formula="of:=IF([.B449]=&quot;Y&quot;;MID([.A449];3;FIND(&quot;:&quot;;[.A449];1)-3);IF(&#10;RIGHT(RIGHT([.A449]; 1))=&quot;@&quot;;0;&#10;[.A449]))" office:value-type="string" office:string-value="preferences-desktop-locale-symbolic" calcext:value-type="string">
            <text:p>preferences-desktop-locale-symbolic</text:p>
          </table:table-cell>
          <table:table-cell table:formula="of:=IF([.B449]=&quot;Y&quot;;[.D449];[.E448])" office:value-type="string" office:string-value="apps" calcext:value-type="string">
            <text:p>apps</text:p>
          </table:table-cell>
          <table:table-cell table:style-name="ce10" table:formula="of:=IF([.D449]=0;&quot;&quot;;IF([.B449]=&quot;Y&quot;;[.C449];&#10;&quot;&lt;a href=&quot; &amp; CHAR(34) &amp; &quot;#&quot; &amp; CHAR(34) &amp; &quot;&gt;&quot; &amp;&#10;&quot;&lt;img src=&quot; &amp; CHAR(34) &amp; &quot;https://github.com/ubuntu/yaru/blob/master/icons/Yaru/scalable/&quot; &amp; [.E449] &amp; &quot;/&quot; &amp; [.A449] &amp; &quot;.svg&quot; &amp; CHAR(34) &amp; &#10;&quot; width=&quot; &amp; CHAR(34) &amp; &quot;22&quot; &amp; CHAR(34) &amp; &quot; alt=&quot; &amp; CHAR(34) &amp; [.D449] &amp; CHAR(34) &amp; &quot;&gt;&lt;/a&gt;&quot; &amp;&#10;&quot;&amp;nbsp; &amp;nbsp; &quot; &amp; [.D449] &amp; &quot;&lt;br&gt;&quot;&#10;))" office:value-type="string" office:string-value="&lt;a href=&quot;#&quot;&gt;&lt;img src=&quot;https://github.com/ubuntu/yaru/blob/master/icons/Yaru/scalable/apps/preferences-desktop-locale-symbolic.svg&quot; width=&quot;22&quot; alt=&quot;preferences-desktop-locale-symbolic&quot;&gt;&lt;/a&gt;&amp;nbsp; &amp;nbsp; preferences-desktop-locale-symbolic&lt;br&gt;" calcext:value-type="string">
            <text:p>&lt;a href="#"&gt;&lt;img src="https://github.com/ubuntu/yaru/blob/master/icons/Yaru/scalable/apps/preferences-desktop-locale-symbolic.svg" width="22" alt="preferences-desktop-locale-symbolic"&gt;&lt;/a&gt;&amp;nbsp; &amp;nbsp; preferences-desktop-locale-symbolic&lt;br&gt;</text:p>
          </table:table-cell>
        </table:table-row>
        <table:table-row table:style-name="ro1">
          <table:table-cell table:style-name="Default" office:value-type="string" calcext:value-type="string">
            <text:p>preferences-desktop-symbolic@</text:p>
          </table:table-cell>
          <table:table-cell table:style-name="Default" table:formula="of:=IF(LEFT([.A45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50];3;FIND(&quot;:&quot;;[.A450])-3) &amp; &quot; &lt;br&gt;&quot;;&quot;&quot;)">
            <text:p/>
          </table:table-cell>
          <table:table-cell table:style-name="ce6" table:formula="of:=IF([.B450]=&quot;Y&quot;;MID([.A450];3;FIND(&quot;:&quot;;[.A450];1)-3);IF(&#10;RIGHT(RIGHT([.A450]; 1))=&quot;@&quot;;0;&#10;[.A450]))" office:value-type="float" office:value="0" calcext:value-type="float">
            <text:p>0</text:p>
          </table:table-cell>
          <table:table-cell table:formula="of:=IF([.B450]=&quot;Y&quot;;[.D450];[.E449])" office:value-type="string" office:string-value="apps" calcext:value-type="string">
            <text:p>apps</text:p>
          </table:table-cell>
          <table:table-cell table:style-name="ce10" table:formula="of:=IF([.D450]=0;&quot;&quot;;IF([.B450]=&quot;Y&quot;;[.C450];&#10;&quot;&lt;a href=&quot; &amp; CHAR(34) &amp; &quot;#&quot; &amp; CHAR(34) &amp; &quot;&gt;&quot; &amp;&#10;&quot;&lt;img src=&quot; &amp; CHAR(34) &amp; &quot;https://github.com/ubuntu/yaru/blob/master/icons/Yaru/scalable/&quot; &amp; [.E450] &amp; &quot;/&quot; &amp; [.A450] &amp; &quot;.svg&quot; &amp; CHAR(34) &amp; &#10;&quot; width=&quot; &amp; CHAR(34) &amp; &quot;22&quot; &amp; CHAR(34) &amp; &quot; alt=&quot; &amp; CHAR(34) &amp; [.D450] &amp; CHAR(34) &amp; &quot;&gt;&lt;/a&gt;&quot; &amp;&#10;&quot;&amp;nbsp; &amp;nbsp; &quot; &amp; [.D450] &amp; &quot;&lt;br&gt;&quot;&#10;))">
            <text:p/>
          </table:table-cell>
        </table:table-row>
        <table:table-row table:style-name="ro1">
          <table:table-cell office:value-type="string" calcext:value-type="string">
            <text:p>preferences-desktop-wallpaper-symbolic</text:p>
          </table:table-cell>
          <table:table-cell table:formula="of:=IF(LEFT([.A451];1)=&quot;.&quot;;&quot;Y&quot;;&quot;N&quot;)" office:value-type="string" office:string-value="N" calcext:value-type="string">
            <text:p>N</text:p>
          </table:table-cell>
          <table:table-cell table:formula="of:=IFERROR(&quot;## &quot; &amp; MID([.A451];3;FIND(&quot;:&quot;;[.A451])-3) &amp; &quot; &lt;br&gt;&quot;;&quot;&quot;)">
            <text:p/>
          </table:table-cell>
          <table:table-cell table:formula="of:=IF([.B451]=&quot;Y&quot;;MID([.A451];3;FIND(&quot;:&quot;;[.A451];1)-3);IF(&#10;RIGHT(RIGHT([.A451]; 1))=&quot;@&quot;;0;&#10;[.A451]))" office:value-type="string" office:string-value="preferences-desktop-wallpaper-symbolic" calcext:value-type="string">
            <text:p>preferences-desktop-wallpaper-symbolic</text:p>
          </table:table-cell>
          <table:table-cell table:formula="of:=IF([.B451]=&quot;Y&quot;;[.D451];[.E450])" office:value-type="string" office:string-value="apps" calcext:value-type="string">
            <text:p>apps</text:p>
          </table:table-cell>
          <table:table-cell table:style-name="ce10" table:formula="of:=IF([.D451]=0;&quot;&quot;;IF([.B451]=&quot;Y&quot;;[.C451];&#10;&quot;&lt;a href=&quot; &amp; CHAR(34) &amp; &quot;#&quot; &amp; CHAR(34) &amp; &quot;&gt;&quot; &amp;&#10;&quot;&lt;img src=&quot; &amp; CHAR(34) &amp; &quot;https://github.com/ubuntu/yaru/blob/master/icons/Yaru/scalable/&quot; &amp; [.E451] &amp; &quot;/&quot; &amp; [.A451] &amp; &quot;.svg&quot; &amp; CHAR(34) &amp; &#10;&quot; width=&quot; &amp; CHAR(34) &amp; &quot;22&quot; &amp; CHAR(34) &amp; &quot; alt=&quot; &amp; CHAR(34) &amp; [.D451] &amp; CHAR(34) &amp; &quot;&gt;&lt;/a&gt;&quot; &amp;&#10;&quot;&amp;nbsp; &amp;nbsp; &quot; &amp; [.D451] &amp; &quot;&lt;br&gt;&quot;&#10;))" office:value-type="string" office:string-value="&lt;a href=&quot;#&quot;&gt;&lt;img src=&quot;https://github.com/ubuntu/yaru/blob/master/icons/Yaru/scalable/apps/preferences-desktop-wallpaper-symbolic.svg&quot; width=&quot;22&quot; alt=&quot;preferences-desktop-wallpaper-symbolic&quot;&gt;&lt;/a&gt;&amp;nbsp; &amp;nbsp; preferences-desktop-wallpaper-symbolic&lt;br&gt;" calcext:value-type="string">
            <text:p>&lt;a href="#"&gt;&lt;img src="https://github.com/ubuntu/yaru/blob/master/icons/Yaru/scalable/apps/preferences-desktop-wallpaper-symbolic.svg" width="22" alt="preferences-desktop-wallpaper-symbolic"&gt;&lt;/a&gt;&amp;nbsp; &amp;nbsp; preferences-desktop-wallpaper-symbolic&lt;br&gt;</text:p>
          </table:table-cell>
        </table:table-row>
        <table:table-row table:style-name="ro1">
          <table:table-cell office:value-type="string" calcext:value-type="string">
            <text:p>preferences-system-details-symbolic</text:p>
          </table:table-cell>
          <table:table-cell table:formula="of:=IF(LEFT([.A452];1)=&quot;.&quot;;&quot;Y&quot;;&quot;N&quot;)" office:value-type="string" office:string-value="N" calcext:value-type="string">
            <text:p>N</text:p>
          </table:table-cell>
          <table:table-cell table:formula="of:=IFERROR(&quot;## &quot; &amp; MID([.A452];3;FIND(&quot;:&quot;;[.A452])-3) &amp; &quot; &lt;br&gt;&quot;;&quot;&quot;)">
            <text:p/>
          </table:table-cell>
          <table:table-cell table:formula="of:=IF([.B452]=&quot;Y&quot;;MID([.A452];3;FIND(&quot;:&quot;;[.A452];1)-3);IF(&#10;RIGHT(RIGHT([.A452]; 1))=&quot;@&quot;;0;&#10;[.A452]))" office:value-type="string" office:string-value="preferences-system-details-symbolic" calcext:value-type="string">
            <text:p>preferences-system-details-symbolic</text:p>
          </table:table-cell>
          <table:table-cell table:formula="of:=IF([.B452]=&quot;Y&quot;;[.D452];[.E451])" office:value-type="string" office:string-value="apps" calcext:value-type="string">
            <text:p>apps</text:p>
          </table:table-cell>
          <table:table-cell table:style-name="ce10" table:formula="of:=IF([.D452]=0;&quot;&quot;;IF([.B452]=&quot;Y&quot;;[.C452];&#10;&quot;&lt;a href=&quot; &amp; CHAR(34) &amp; &quot;#&quot; &amp; CHAR(34) &amp; &quot;&gt;&quot; &amp;&#10;&quot;&lt;img src=&quot; &amp; CHAR(34) &amp; &quot;https://github.com/ubuntu/yaru/blob/master/icons/Yaru/scalable/&quot; &amp; [.E452] &amp; &quot;/&quot; &amp; [.A452] &amp; &quot;.svg&quot; &amp; CHAR(34) &amp; &#10;&quot; width=&quot; &amp; CHAR(34) &amp; &quot;22&quot; &amp; CHAR(34) &amp; &quot; alt=&quot; &amp; CHAR(34) &amp; [.D452] &amp; CHAR(34) &amp; &quot;&gt;&lt;/a&gt;&quot; &amp;&#10;&quot;&amp;nbsp; &amp;nbsp; &quot; &amp; [.D452] &amp; &quot;&lt;br&gt;&quot;&#10;))" office:value-type="string" office:string-value="&lt;a href=&quot;#&quot;&gt;&lt;img src=&quot;https://github.com/ubuntu/yaru/blob/master/icons/Yaru/scalable/apps/preferences-system-details-symbolic.svg&quot; width=&quot;22&quot; alt=&quot;preferences-system-details-symbolic&quot;&gt;&lt;/a&gt;&amp;nbsp; &amp;nbsp; preferences-system-details-symbolic&lt;br&gt;" calcext:value-type="string">
            <text:p>&lt;a href="#"&gt;&lt;img src="https://github.com/ubuntu/yaru/blob/master/icons/Yaru/scalable/apps/preferences-system-details-symbolic.svg" width="22" alt="preferences-system-details-symbolic"&gt;&lt;/a&gt;&amp;nbsp; &amp;nbsp; preferences-system-details-symbolic&lt;br&gt;</text:p>
          </table:table-cell>
        </table:table-row>
        <table:table-row table:style-name="ro1">
          <table:table-cell office:value-type="string" calcext:value-type="string">
            <text:p>preferences-system-devices-symbolic</text:p>
          </table:table-cell>
          <table:table-cell table:formula="of:=IF(LEFT([.A453];1)=&quot;.&quot;;&quot;Y&quot;;&quot;N&quot;)" office:value-type="string" office:string-value="N" calcext:value-type="string">
            <text:p>N</text:p>
          </table:table-cell>
          <table:table-cell table:formula="of:=IFERROR(&quot;## &quot; &amp; MID([.A453];3;FIND(&quot;:&quot;;[.A453])-3) &amp; &quot; &lt;br&gt;&quot;;&quot;&quot;)">
            <text:p/>
          </table:table-cell>
          <table:table-cell table:formula="of:=IF([.B453]=&quot;Y&quot;;MID([.A453];3;FIND(&quot;:&quot;;[.A453];1)-3);IF(&#10;RIGHT(RIGHT([.A453]; 1))=&quot;@&quot;;0;&#10;[.A453]))" office:value-type="string" office:string-value="preferences-system-devices-symbolic" calcext:value-type="string">
            <text:p>preferences-system-devices-symbolic</text:p>
          </table:table-cell>
          <table:table-cell table:formula="of:=IF([.B453]=&quot;Y&quot;;[.D453];[.E452])" office:value-type="string" office:string-value="apps" calcext:value-type="string">
            <text:p>apps</text:p>
          </table:table-cell>
          <table:table-cell table:style-name="ce10" table:formula="of:=IF([.D453]=0;&quot;&quot;;IF([.B453]=&quot;Y&quot;;[.C453];&#10;&quot;&lt;a href=&quot; &amp; CHAR(34) &amp; &quot;#&quot; &amp; CHAR(34) &amp; &quot;&gt;&quot; &amp;&#10;&quot;&lt;img src=&quot; &amp; CHAR(34) &amp; &quot;https://github.com/ubuntu/yaru/blob/master/icons/Yaru/scalable/&quot; &amp; [.E453] &amp; &quot;/&quot; &amp; [.A453] &amp; &quot;.svg&quot; &amp; CHAR(34) &amp; &#10;&quot; width=&quot; &amp; CHAR(34) &amp; &quot;22&quot; &amp; CHAR(34) &amp; &quot; alt=&quot; &amp; CHAR(34) &amp; [.D453] &amp; CHAR(34) &amp; &quot;&gt;&lt;/a&gt;&quot; &amp;&#10;&quot;&amp;nbsp; &amp;nbsp; &quot; &amp; [.D453] &amp; &quot;&lt;br&gt;&quot;&#10;))" office:value-type="string" office:string-value="&lt;a href=&quot;#&quot;&gt;&lt;img src=&quot;https://github.com/ubuntu/yaru/blob/master/icons/Yaru/scalable/apps/preferences-system-devices-symbolic.svg&quot; width=&quot;22&quot; alt=&quot;preferences-system-devices-symbolic&quot;&gt;&lt;/a&gt;&amp;nbsp; &amp;nbsp; preferences-system-devices-symbolic&lt;br&gt;" calcext:value-type="string">
            <text:p>&lt;a href="#"&gt;&lt;img src="https://github.com/ubuntu/yaru/blob/master/icons/Yaru/scalable/apps/preferences-system-devices-symbolic.svg" width="22" alt="preferences-system-devices-symbolic"&gt;&lt;/a&gt;&amp;nbsp; &amp;nbsp; preferences-system-devices-symbolic&lt;br&gt;</text:p>
          </table:table-cell>
        </table:table-row>
        <table:table-row table:style-name="ro1">
          <table:table-cell office:value-type="string" calcext:value-type="string">
            <text:p>preferences-system-network-symbolic</text:p>
          </table:table-cell>
          <table:table-cell table:formula="of:=IF(LEFT([.A454];1)=&quot;.&quot;;&quot;Y&quot;;&quot;N&quot;)" office:value-type="string" office:string-value="N" calcext:value-type="string">
            <text:p>N</text:p>
          </table:table-cell>
          <table:table-cell table:formula="of:=IFERROR(&quot;## &quot; &amp; MID([.A454];3;FIND(&quot;:&quot;;[.A454])-3) &amp; &quot; &lt;br&gt;&quot;;&quot;&quot;)">
            <text:p/>
          </table:table-cell>
          <table:table-cell table:formula="of:=IF([.B454]=&quot;Y&quot;;MID([.A454];3;FIND(&quot;:&quot;;[.A454];1)-3);IF(&#10;RIGHT(RIGHT([.A454]; 1))=&quot;@&quot;;0;&#10;[.A454]))" office:value-type="string" office:string-value="preferences-system-network-symbolic" calcext:value-type="string">
            <text:p>preferences-system-network-symbolic</text:p>
          </table:table-cell>
          <table:table-cell table:formula="of:=IF([.B454]=&quot;Y&quot;;[.D454];[.E453])" office:value-type="string" office:string-value="apps" calcext:value-type="string">
            <text:p>apps</text:p>
          </table:table-cell>
          <table:table-cell table:style-name="ce10" table:formula="of:=IF([.D454]=0;&quot;&quot;;IF([.B454]=&quot;Y&quot;;[.C454];&#10;&quot;&lt;a href=&quot; &amp; CHAR(34) &amp; &quot;#&quot; &amp; CHAR(34) &amp; &quot;&gt;&quot; &amp;&#10;&quot;&lt;img src=&quot; &amp; CHAR(34) &amp; &quot;https://github.com/ubuntu/yaru/blob/master/icons/Yaru/scalable/&quot; &amp; [.E454] &amp; &quot;/&quot; &amp; [.A454] &amp; &quot;.svg&quot; &amp; CHAR(34) &amp; &#10;&quot; width=&quot; &amp; CHAR(34) &amp; &quot;22&quot; &amp; CHAR(34) &amp; &quot; alt=&quot; &amp; CHAR(34) &amp; [.D454] &amp; CHAR(34) &amp; &quot;&gt;&lt;/a&gt;&quot; &amp;&#10;&quot;&amp;nbsp; &amp;nbsp; &quot; &amp; [.D454] &amp; &quot;&lt;br&gt;&quot;&#10;))" office:value-type="string" office:string-value="&lt;a href=&quot;#&quot;&gt;&lt;img src=&quot;https://github.com/ubuntu/yaru/blob/master/icons/Yaru/scalable/apps/preferences-system-network-symbolic.svg&quot; width=&quot;22&quot; alt=&quot;preferences-system-network-symbolic&quot;&gt;&lt;/a&gt;&amp;nbsp; &amp;nbsp; preferences-system-network-symbolic&lt;br&gt;" calcext:value-type="string">
            <text:p>&lt;a href="#"&gt;&lt;img src="https://github.com/ubuntu/yaru/blob/master/icons/Yaru/scalable/apps/preferences-system-network-symbolic.svg" width="22" alt="preferences-system-network-symbolic"&gt;&lt;/a&gt;&amp;nbsp; &amp;nbsp; preferences-system-network-symbolic&lt;br&gt;</text:p>
          </table:table-cell>
        </table:table-row>
        <table:table-row table:style-name="ro1">
          <table:table-cell office:value-type="string" calcext:value-type="string">
            <text:p>preferences-system-notifications-symbolic</text:p>
          </table:table-cell>
          <table:table-cell table:formula="of:=IF(LEFT([.A455];1)=&quot;.&quot;;&quot;Y&quot;;&quot;N&quot;)" office:value-type="string" office:string-value="N" calcext:value-type="string">
            <text:p>N</text:p>
          </table:table-cell>
          <table:table-cell table:formula="of:=IFERROR(&quot;## &quot; &amp; MID([.A455];3;FIND(&quot;:&quot;;[.A455])-3) &amp; &quot; &lt;br&gt;&quot;;&quot;&quot;)">
            <text:p/>
          </table:table-cell>
          <table:table-cell table:formula="of:=IF([.B455]=&quot;Y&quot;;MID([.A455];3;FIND(&quot;:&quot;;[.A455];1)-3);IF(&#10;RIGHT(RIGHT([.A455]; 1))=&quot;@&quot;;0;&#10;[.A455]))" office:value-type="string" office:string-value="preferences-system-notifications-symbolic" calcext:value-type="string">
            <text:p>preferences-system-notifications-symbolic</text:p>
          </table:table-cell>
          <table:table-cell table:formula="of:=IF([.B455]=&quot;Y&quot;;[.D455];[.E454])" office:value-type="string" office:string-value="apps" calcext:value-type="string">
            <text:p>apps</text:p>
          </table:table-cell>
          <table:table-cell table:style-name="ce10" table:formula="of:=IF([.D455]=0;&quot;&quot;;IF([.B455]=&quot;Y&quot;;[.C455];&#10;&quot;&lt;a href=&quot; &amp; CHAR(34) &amp; &quot;#&quot; &amp; CHAR(34) &amp; &quot;&gt;&quot; &amp;&#10;&quot;&lt;img src=&quot; &amp; CHAR(34) &amp; &quot;https://github.com/ubuntu/yaru/blob/master/icons/Yaru/scalable/&quot; &amp; [.E455] &amp; &quot;/&quot; &amp; [.A455] &amp; &quot;.svg&quot; &amp; CHAR(34) &amp; &#10;&quot; width=&quot; &amp; CHAR(34) &amp; &quot;22&quot; &amp; CHAR(34) &amp; &quot; alt=&quot; &amp; CHAR(34) &amp; [.D455] &amp; CHAR(34) &amp; &quot;&gt;&lt;/a&gt;&quot; &amp;&#10;&quot;&amp;nbsp; &amp;nbsp; &quot; &amp; [.D455] &amp; &quot;&lt;br&gt;&quot;&#10;))" office:value-type="string" office:string-value="&lt;a href=&quot;#&quot;&gt;&lt;img src=&quot;https://github.com/ubuntu/yaru/blob/master/icons/Yaru/scalable/apps/preferences-system-notifications-symbolic.svg&quot; width=&quot;22&quot; alt=&quot;preferences-system-notifications-symbolic&quot;&gt;&lt;/a&gt;&amp;nbsp; &amp;nbsp; preferences-system-notifications-symbolic&lt;br&gt;" calcext:value-type="string">
            <text:p>&lt;a href="#"&gt;&lt;img src="https://github.com/ubuntu/yaru/blob/master/icons/Yaru/scalable/apps/preferences-system-notifications-symbolic.svg" width="22" alt="preferences-system-notifications-symbolic"&gt;&lt;/a&gt;&amp;nbsp; &amp;nbsp; preferences-system-notifications-symbolic&lt;br&gt;</text:p>
          </table:table-cell>
        </table:table-row>
        <table:table-row table:style-name="ro1">
          <table:table-cell office:value-type="string" calcext:value-type="string">
            <text:p>preferences-system-power-symbolic</text:p>
          </table:table-cell>
          <table:table-cell table:formula="of:=IF(LEFT([.A456];1)=&quot;.&quot;;&quot;Y&quot;;&quot;N&quot;)" office:value-type="string" office:string-value="N" calcext:value-type="string">
            <text:p>N</text:p>
          </table:table-cell>
          <table:table-cell table:formula="of:=IFERROR(&quot;## &quot; &amp; MID([.A456];3;FIND(&quot;:&quot;;[.A456])-3) &amp; &quot; &lt;br&gt;&quot;;&quot;&quot;)">
            <text:p/>
          </table:table-cell>
          <table:table-cell table:formula="of:=IF([.B456]=&quot;Y&quot;;MID([.A456];3;FIND(&quot;:&quot;;[.A456];1)-3);IF(&#10;RIGHT(RIGHT([.A456]; 1))=&quot;@&quot;;0;&#10;[.A456]))" office:value-type="string" office:string-value="preferences-system-power-symbolic" calcext:value-type="string">
            <text:p>preferences-system-power-symbolic</text:p>
          </table:table-cell>
          <table:table-cell table:formula="of:=IF([.B456]=&quot;Y&quot;;[.D456];[.E455])" office:value-type="string" office:string-value="apps" calcext:value-type="string">
            <text:p>apps</text:p>
          </table:table-cell>
          <table:table-cell table:style-name="ce10" table:formula="of:=IF([.D456]=0;&quot;&quot;;IF([.B456]=&quot;Y&quot;;[.C456];&#10;&quot;&lt;a href=&quot; &amp; CHAR(34) &amp; &quot;#&quot; &amp; CHAR(34) &amp; &quot;&gt;&quot; &amp;&#10;&quot;&lt;img src=&quot; &amp; CHAR(34) &amp; &quot;https://github.com/ubuntu/yaru/blob/master/icons/Yaru/scalable/&quot; &amp; [.E456] &amp; &quot;/&quot; &amp; [.A456] &amp; &quot;.svg&quot; &amp; CHAR(34) &amp; &#10;&quot; width=&quot; &amp; CHAR(34) &amp; &quot;22&quot; &amp; CHAR(34) &amp; &quot; alt=&quot; &amp; CHAR(34) &amp; [.D456] &amp; CHAR(34) &amp; &quot;&gt;&lt;/a&gt;&quot; &amp;&#10;&quot;&amp;nbsp; &amp;nbsp; &quot; &amp; [.D456] &amp; &quot;&lt;br&gt;&quot;&#10;))" office:value-type="string" office:string-value="&lt;a href=&quot;#&quot;&gt;&lt;img src=&quot;https://github.com/ubuntu/yaru/blob/master/icons/Yaru/scalable/apps/preferences-system-power-symbolic.svg&quot; width=&quot;22&quot; alt=&quot;preferences-system-power-symbolic&quot;&gt;&lt;/a&gt;&amp;nbsp; &amp;nbsp; preferences-system-power-symbolic&lt;br&gt;" calcext:value-type="string">
            <text:p>&lt;a href="#"&gt;&lt;img src="https://github.com/ubuntu/yaru/blob/master/icons/Yaru/scalable/apps/preferences-system-power-symbolic.svg" width="22" alt="preferences-system-power-symbolic"&gt;&lt;/a&gt;&amp;nbsp; &amp;nbsp; preferences-system-power-symbolic&lt;br&gt;</text:p>
          </table:table-cell>
        </table:table-row>
        <table:table-row table:style-name="ro1">
          <table:table-cell office:value-type="string" calcext:value-type="string">
            <text:p>preferences-system-privacy-symbolic</text:p>
          </table:table-cell>
          <table:table-cell table:formula="of:=IF(LEFT([.A457];1)=&quot;.&quot;;&quot;Y&quot;;&quot;N&quot;)" office:value-type="string" office:string-value="N" calcext:value-type="string">
            <text:p>N</text:p>
          </table:table-cell>
          <table:table-cell table:formula="of:=IFERROR(&quot;## &quot; &amp; MID([.A457];3;FIND(&quot;:&quot;;[.A457])-3) &amp; &quot; &lt;br&gt;&quot;;&quot;&quot;)">
            <text:p/>
          </table:table-cell>
          <table:table-cell table:formula="of:=IF([.B457]=&quot;Y&quot;;MID([.A457];3;FIND(&quot;:&quot;;[.A457];1)-3);IF(&#10;RIGHT(RIGHT([.A457]; 1))=&quot;@&quot;;0;&#10;[.A457]))" office:value-type="string" office:string-value="preferences-system-privacy-symbolic" calcext:value-type="string">
            <text:p>preferences-system-privacy-symbolic</text:p>
          </table:table-cell>
          <table:table-cell table:formula="of:=IF([.B457]=&quot;Y&quot;;[.D457];[.E456])" office:value-type="string" office:string-value="apps" calcext:value-type="string">
            <text:p>apps</text:p>
          </table:table-cell>
          <table:table-cell table:style-name="ce10" table:formula="of:=IF([.D457]=0;&quot;&quot;;IF([.B457]=&quot;Y&quot;;[.C457];&#10;&quot;&lt;a href=&quot; &amp; CHAR(34) &amp; &quot;#&quot; &amp; CHAR(34) &amp; &quot;&gt;&quot; &amp;&#10;&quot;&lt;img src=&quot; &amp; CHAR(34) &amp; &quot;https://github.com/ubuntu/yaru/blob/master/icons/Yaru/scalable/&quot; &amp; [.E457] &amp; &quot;/&quot; &amp; [.A457] &amp; &quot;.svg&quot; &amp; CHAR(34) &amp; &#10;&quot; width=&quot; &amp; CHAR(34) &amp; &quot;22&quot; &amp; CHAR(34) &amp; &quot; alt=&quot; &amp; CHAR(34) &amp; [.D457] &amp; CHAR(34) &amp; &quot;&gt;&lt;/a&gt;&quot; &amp;&#10;&quot;&amp;nbsp; &amp;nbsp; &quot; &amp; [.D457] &amp; &quot;&lt;br&gt;&quot;&#10;))" office:value-type="string" office:string-value="&lt;a href=&quot;#&quot;&gt;&lt;img src=&quot;https://github.com/ubuntu/yaru/blob/master/icons/Yaru/scalable/apps/preferences-system-privacy-symbolic.svg&quot; width=&quot;22&quot; alt=&quot;preferences-system-privacy-symbolic&quot;&gt;&lt;/a&gt;&amp;nbsp; &amp;nbsp; preferences-system-privacy-symbolic&lt;br&gt;" calcext:value-type="string">
            <text:p>&lt;a href="#"&gt;&lt;img src="https://github.com/ubuntu/yaru/blob/master/icons/Yaru/scalable/apps/preferences-system-privacy-symbolic.svg" width="22" alt="preferences-system-privacy-symbolic"&gt;&lt;/a&gt;&amp;nbsp; &amp;nbsp; preferences-system-privacy-symbolic&lt;br&gt;</text:p>
          </table:table-cell>
        </table:table-row>
        <table:table-row table:style-name="ro1">
          <table:table-cell office:value-type="string" calcext:value-type="string">
            <text:p>preferences-system-search-symbolic</text:p>
          </table:table-cell>
          <table:table-cell table:formula="of:=IF(LEFT([.A458];1)=&quot;.&quot;;&quot;Y&quot;;&quot;N&quot;)" office:value-type="string" office:string-value="N" calcext:value-type="string">
            <text:p>N</text:p>
          </table:table-cell>
          <table:table-cell table:formula="of:=IFERROR(&quot;## &quot; &amp; MID([.A458];3;FIND(&quot;:&quot;;[.A458])-3) &amp; &quot; &lt;br&gt;&quot;;&quot;&quot;)">
            <text:p/>
          </table:table-cell>
          <table:table-cell table:formula="of:=IF([.B458]=&quot;Y&quot;;MID([.A458];3;FIND(&quot;:&quot;;[.A458];1)-3);IF(&#10;RIGHT(RIGHT([.A458]; 1))=&quot;@&quot;;0;&#10;[.A458]))" office:value-type="string" office:string-value="preferences-system-search-symbolic" calcext:value-type="string">
            <text:p>preferences-system-search-symbolic</text:p>
          </table:table-cell>
          <table:table-cell table:formula="of:=IF([.B458]=&quot;Y&quot;;[.D458];[.E457])" office:value-type="string" office:string-value="apps" calcext:value-type="string">
            <text:p>apps</text:p>
          </table:table-cell>
          <table:table-cell table:style-name="ce10" table:formula="of:=IF([.D458]=0;&quot;&quot;;IF([.B458]=&quot;Y&quot;;[.C458];&#10;&quot;&lt;a href=&quot; &amp; CHAR(34) &amp; &quot;#&quot; &amp; CHAR(34) &amp; &quot;&gt;&quot; &amp;&#10;&quot;&lt;img src=&quot; &amp; CHAR(34) &amp; &quot;https://github.com/ubuntu/yaru/blob/master/icons/Yaru/scalable/&quot; &amp; [.E458] &amp; &quot;/&quot; &amp; [.A458] &amp; &quot;.svg&quot; &amp; CHAR(34) &amp; &#10;&quot; width=&quot; &amp; CHAR(34) &amp; &quot;22&quot; &amp; CHAR(34) &amp; &quot; alt=&quot; &amp; CHAR(34) &amp; [.D458] &amp; CHAR(34) &amp; &quot;&gt;&lt;/a&gt;&quot; &amp;&#10;&quot;&amp;nbsp; &amp;nbsp; &quot; &amp; [.D458] &amp; &quot;&lt;br&gt;&quot;&#10;))" office:value-type="string" office:string-value="&lt;a href=&quot;#&quot;&gt;&lt;img src=&quot;https://github.com/ubuntu/yaru/blob/master/icons/Yaru/scalable/apps/preferences-system-search-symbolic.svg&quot; width=&quot;22&quot; alt=&quot;preferences-system-search-symbolic&quot;&gt;&lt;/a&gt;&amp;nbsp; &amp;nbsp; preferences-system-search-symbolic&lt;br&gt;" calcext:value-type="string">
            <text:p>&lt;a href="#"&gt;&lt;img src="https://github.com/ubuntu/yaru/blob/master/icons/Yaru/scalable/apps/preferences-system-search-symbolic.svg" width="22" alt="preferences-system-search-symbolic"&gt;&lt;/a&gt;&amp;nbsp; &amp;nbsp; preferences-system-search-symbolic&lt;br&gt;</text:p>
          </table:table-cell>
        </table:table-row>
        <table:table-row table:style-name="ro1">
          <table:table-cell office:value-type="string" calcext:value-type="string">
            <text:p>preferences-system-sharing-symbolic</text:p>
          </table:table-cell>
          <table:table-cell table:formula="of:=IF(LEFT([.A459];1)=&quot;.&quot;;&quot;Y&quot;;&quot;N&quot;)" office:value-type="string" office:string-value="N" calcext:value-type="string">
            <text:p>N</text:p>
          </table:table-cell>
          <table:table-cell table:formula="of:=IFERROR(&quot;## &quot; &amp; MID([.A459];3;FIND(&quot;:&quot;;[.A459])-3) &amp; &quot; &lt;br&gt;&quot;;&quot;&quot;)">
            <text:p/>
          </table:table-cell>
          <table:table-cell table:formula="of:=IF([.B459]=&quot;Y&quot;;MID([.A459];3;FIND(&quot;:&quot;;[.A459];1)-3);IF(&#10;RIGHT(RIGHT([.A459]; 1))=&quot;@&quot;;0;&#10;[.A459]))" office:value-type="string" office:string-value="preferences-system-sharing-symbolic" calcext:value-type="string">
            <text:p>preferences-system-sharing-symbolic</text:p>
          </table:table-cell>
          <table:table-cell table:formula="of:=IF([.B459]=&quot;Y&quot;;[.D459];[.E458])" office:value-type="string" office:string-value="apps" calcext:value-type="string">
            <text:p>apps</text:p>
          </table:table-cell>
          <table:table-cell table:style-name="ce10" table:formula="of:=IF([.D459]=0;&quot;&quot;;IF([.B459]=&quot;Y&quot;;[.C459];&#10;&quot;&lt;a href=&quot; &amp; CHAR(34) &amp; &quot;#&quot; &amp; CHAR(34) &amp; &quot;&gt;&quot; &amp;&#10;&quot;&lt;img src=&quot; &amp; CHAR(34) &amp; &quot;https://github.com/ubuntu/yaru/blob/master/icons/Yaru/scalable/&quot; &amp; [.E459] &amp; &quot;/&quot; &amp; [.A459] &amp; &quot;.svg&quot; &amp; CHAR(34) &amp; &#10;&quot; width=&quot; &amp; CHAR(34) &amp; &quot;22&quot; &amp; CHAR(34) &amp; &quot; alt=&quot; &amp; CHAR(34) &amp; [.D459] &amp; CHAR(34) &amp; &quot;&gt;&lt;/a&gt;&quot; &amp;&#10;&quot;&amp;nbsp; &amp;nbsp; &quot; &amp; [.D459] &amp; &quot;&lt;br&gt;&quot;&#10;))" office:value-type="string" office:string-value="&lt;a href=&quot;#&quot;&gt;&lt;img src=&quot;https://github.com/ubuntu/yaru/blob/master/icons/Yaru/scalable/apps/preferences-system-sharing-symbolic.svg&quot; width=&quot;22&quot; alt=&quot;preferences-system-sharing-symbolic&quot;&gt;&lt;/a&gt;&amp;nbsp; &amp;nbsp; preferences-system-sharing-symbolic&lt;br&gt;" calcext:value-type="string">
            <text:p>&lt;a href="#"&gt;&lt;img src="https://github.com/ubuntu/yaru/blob/master/icons/Yaru/scalable/apps/preferences-system-sharing-symbolic.svg" width="22" alt="preferences-system-sharing-symbolic"&gt;&lt;/a&gt;&amp;nbsp; &amp;nbsp; preferences-system-sharing-symbolic&lt;br&gt;</text:p>
          </table:table-cell>
        </table:table-row>
        <table:table-row table:style-name="ro1">
          <table:table-cell table:style-name="Default" office:value-type="string" calcext:value-type="string">
            <text:p>preferences-system-symbolic@</text:p>
          </table:table-cell>
          <table:table-cell table:style-name="Default" table:formula="of:=IF(LEFT([.A46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60];3;FIND(&quot;:&quot;;[.A460])-3) &amp; &quot; &lt;br&gt;&quot;;&quot;&quot;)">
            <text:p/>
          </table:table-cell>
          <table:table-cell table:style-name="ce6" table:formula="of:=IF([.B460]=&quot;Y&quot;;MID([.A460];3;FIND(&quot;:&quot;;[.A460];1)-3);IF(&#10;RIGHT(RIGHT([.A460]; 1))=&quot;@&quot;;0;&#10;[.A460]))" office:value-type="float" office:value="0" calcext:value-type="float">
            <text:p>0</text:p>
          </table:table-cell>
          <table:table-cell table:formula="of:=IF([.B460]=&quot;Y&quot;;[.D460];[.E459])" office:value-type="string" office:string-value="apps" calcext:value-type="string">
            <text:p>apps</text:p>
          </table:table-cell>
          <table:table-cell table:style-name="ce10" table:formula="of:=IF([.D460]=0;&quot;&quot;;IF([.B460]=&quot;Y&quot;;[.C460];&#10;&quot;&lt;a href=&quot; &amp; CHAR(34) &amp; &quot;#&quot; &amp; CHAR(34) &amp; &quot;&gt;&quot; &amp;&#10;&quot;&lt;img src=&quot; &amp; CHAR(34) &amp; &quot;https://github.com/ubuntu/yaru/blob/master/icons/Yaru/scalable/&quot; &amp; [.E460] &amp; &quot;/&quot; &amp; [.A460] &amp; &quot;.svg&quot; &amp; CHAR(34) &amp; &#10;&quot; width=&quot; &amp; CHAR(34) &amp; &quot;22&quot; &amp; CHAR(34) &amp; &quot; alt=&quot; &amp; CHAR(34) &amp; [.D460] &amp; CHAR(34) &amp; &quot;&gt;&lt;/a&gt;&quot; &amp;&#10;&quot;&amp;nbsp; &amp;nbsp; &quot; &amp; [.D460] &amp; &quot;&lt;br&gt;&quot;&#10;))">
            <text:p/>
          </table:table-cell>
        </table:table-row>
        <table:table-row table:style-name="ro1">
          <table:table-cell office:value-type="string" calcext:value-type="string">
            <text:p>preferences-system-time-symbolic</text:p>
          </table:table-cell>
          <table:table-cell table:formula="of:=IF(LEFT([.A461];1)=&quot;.&quot;;&quot;Y&quot;;&quot;N&quot;)" office:value-type="string" office:string-value="N" calcext:value-type="string">
            <text:p>N</text:p>
          </table:table-cell>
          <table:table-cell table:formula="of:=IFERROR(&quot;## &quot; &amp; MID([.A461];3;FIND(&quot;:&quot;;[.A461])-3) &amp; &quot; &lt;br&gt;&quot;;&quot;&quot;)">
            <text:p/>
          </table:table-cell>
          <table:table-cell table:formula="of:=IF([.B461]=&quot;Y&quot;;MID([.A461];3;FIND(&quot;:&quot;;[.A461];1)-3);IF(&#10;RIGHT(RIGHT([.A461]; 1))=&quot;@&quot;;0;&#10;[.A461]))" office:value-type="string" office:string-value="preferences-system-time-symbolic" calcext:value-type="string">
            <text:p>preferences-system-time-symbolic</text:p>
          </table:table-cell>
          <table:table-cell table:formula="of:=IF([.B461]=&quot;Y&quot;;[.D461];[.E460])" office:value-type="string" office:string-value="apps" calcext:value-type="string">
            <text:p>apps</text:p>
          </table:table-cell>
          <table:table-cell table:style-name="ce10" table:formula="of:=IF([.D461]=0;&quot;&quot;;IF([.B461]=&quot;Y&quot;;[.C461];&#10;&quot;&lt;a href=&quot; &amp; CHAR(34) &amp; &quot;#&quot; &amp; CHAR(34) &amp; &quot;&gt;&quot; &amp;&#10;&quot;&lt;img src=&quot; &amp; CHAR(34) &amp; &quot;https://github.com/ubuntu/yaru/blob/master/icons/Yaru/scalable/&quot; &amp; [.E461] &amp; &quot;/&quot; &amp; [.A461] &amp; &quot;.svg&quot; &amp; CHAR(34) &amp; &#10;&quot; width=&quot; &amp; CHAR(34) &amp; &quot;22&quot; &amp; CHAR(34) &amp; &quot; alt=&quot; &amp; CHAR(34) &amp; [.D461] &amp; CHAR(34) &amp; &quot;&gt;&lt;/a&gt;&quot; &amp;&#10;&quot;&amp;nbsp; &amp;nbsp; &quot; &amp; [.D461] &amp; &quot;&lt;br&gt;&quot;&#10;))" office:value-type="string" office:string-value="&lt;a href=&quot;#&quot;&gt;&lt;img src=&quot;https://github.com/ubuntu/yaru/blob/master/icons/Yaru/scalable/apps/preferences-system-time-symbolic.svg&quot; width=&quot;22&quot; alt=&quot;preferences-system-time-symbolic&quot;&gt;&lt;/a&gt;&amp;nbsp; &amp;nbsp; preferences-system-time-symbolic&lt;br&gt;" calcext:value-type="string">
            <text:p>&lt;a href="#"&gt;&lt;img src="https://github.com/ubuntu/yaru/blob/master/icons/Yaru/scalable/apps/preferences-system-time-symbolic.svg" width="22" alt="preferences-system-time-symbolic"&gt;&lt;/a&gt;&amp;nbsp; &amp;nbsp; preferences-system-time-symbolic&lt;br&gt;</text:p>
          </table:table-cell>
        </table:table-row>
        <table:table-row table:style-name="ro1">
          <table:table-cell office:value-type="string" calcext:value-type="string">
            <text:p>rhythmbox-symbolic</text:p>
          </table:table-cell>
          <table:table-cell table:formula="of:=IF(LEFT([.A462];1)=&quot;.&quot;;&quot;Y&quot;;&quot;N&quot;)" office:value-type="string" office:string-value="N" calcext:value-type="string">
            <text:p>N</text:p>
          </table:table-cell>
          <table:table-cell table:formula="of:=IFERROR(&quot;## &quot; &amp; MID([.A462];3;FIND(&quot;:&quot;;[.A462])-3) &amp; &quot; &lt;br&gt;&quot;;&quot;&quot;)">
            <text:p/>
          </table:table-cell>
          <table:table-cell table:formula="of:=IF([.B462]=&quot;Y&quot;;MID([.A462];3;FIND(&quot;:&quot;;[.A462];1)-3);IF(&#10;RIGHT(RIGHT([.A462]; 1))=&quot;@&quot;;0;&#10;[.A462]))" office:value-type="string" office:string-value="rhythmbox-symbolic" calcext:value-type="string">
            <text:p>rhythmbox-symbolic</text:p>
          </table:table-cell>
          <table:table-cell table:formula="of:=IF([.B462]=&quot;Y&quot;;[.D462];[.E461])" office:value-type="string" office:string-value="apps" calcext:value-type="string">
            <text:p>apps</text:p>
          </table:table-cell>
          <table:table-cell table:style-name="ce10" table:formula="of:=IF([.D462]=0;&quot;&quot;;IF([.B462]=&quot;Y&quot;;[.C462];&#10;&quot;&lt;a href=&quot; &amp; CHAR(34) &amp; &quot;#&quot; &amp; CHAR(34) &amp; &quot;&gt;&quot; &amp;&#10;&quot;&lt;img src=&quot; &amp; CHAR(34) &amp; &quot;https://github.com/ubuntu/yaru/blob/master/icons/Yaru/scalable/&quot; &amp; [.E462] &amp; &quot;/&quot; &amp; [.A462] &amp; &quot;.svg&quot; &amp; CHAR(34) &amp; &#10;&quot; width=&quot; &amp; CHAR(34) &amp; &quot;22&quot; &amp; CHAR(34) &amp; &quot; alt=&quot; &amp; CHAR(34) &amp; [.D462] &amp; CHAR(34) &amp; &quot;&gt;&lt;/a&gt;&quot; &amp;&#10;&quot;&amp;nbsp; &amp;nbsp; &quot; &amp; [.D462] &amp; &quot;&lt;br&gt;&quot;&#10;))" office:value-type="string" office:string-value="&lt;a href=&quot;#&quot;&gt;&lt;img src=&quot;https://github.com/ubuntu/yaru/blob/master/icons/Yaru/scalable/apps/rhythmbox-symbolic.svg&quot; width=&quot;22&quot; alt=&quot;rhythmbox-symbolic&quot;&gt;&lt;/a&gt;&amp;nbsp; &amp;nbsp; rhythmbox-symbolic&lt;br&gt;" calcext:value-type="string">
            <text:p>&lt;a href="#"&gt;&lt;img src="https://github.com/ubuntu/yaru/blob/master/icons/Yaru/scalable/apps/rhythmbox-symbolic.svg" width="22" alt="rhythmbox-symbolic"&gt;&lt;/a&gt;&amp;nbsp; &amp;nbsp; rhythmbox-symbolic&lt;br&gt;</text:p>
          </table:table-cell>
        </table:table-row>
        <table:table-row table:style-name="ro1">
          <table:table-cell office:value-type="string" calcext:value-type="string">
            <text:p>root-terminal-app-symbolic</text:p>
          </table:table-cell>
          <table:table-cell table:formula="of:=IF(LEFT([.A463];1)=&quot;.&quot;;&quot;Y&quot;;&quot;N&quot;)" office:value-type="string" office:string-value="N" calcext:value-type="string">
            <text:p>N</text:p>
          </table:table-cell>
          <table:table-cell table:formula="of:=IFERROR(&quot;## &quot; &amp; MID([.A463];3;FIND(&quot;:&quot;;[.A463])-3) &amp; &quot; &lt;br&gt;&quot;;&quot;&quot;)">
            <text:p/>
          </table:table-cell>
          <table:table-cell table:formula="of:=IF([.B463]=&quot;Y&quot;;MID([.A463];3;FIND(&quot;:&quot;;[.A463];1)-3);IF(&#10;RIGHT(RIGHT([.A463]; 1))=&quot;@&quot;;0;&#10;[.A463]))" office:value-type="string" office:string-value="root-terminal-app-symbolic" calcext:value-type="string">
            <text:p>root-terminal-app-symbolic</text:p>
          </table:table-cell>
          <table:table-cell table:formula="of:=IF([.B463]=&quot;Y&quot;;[.D463];[.E462])" office:value-type="string" office:string-value="apps" calcext:value-type="string">
            <text:p>apps</text:p>
          </table:table-cell>
          <table:table-cell table:style-name="ce10" table:formula="of:=IF([.D463]=0;&quot;&quot;;IF([.B463]=&quot;Y&quot;;[.C463];&#10;&quot;&lt;a href=&quot; &amp; CHAR(34) &amp; &quot;#&quot; &amp; CHAR(34) &amp; &quot;&gt;&quot; &amp;&#10;&quot;&lt;img src=&quot; &amp; CHAR(34) &amp; &quot;https://github.com/ubuntu/yaru/blob/master/icons/Yaru/scalable/&quot; &amp; [.E463] &amp; &quot;/&quot; &amp; [.A463] &amp; &quot;.svg&quot; &amp; CHAR(34) &amp; &#10;&quot; width=&quot; &amp; CHAR(34) &amp; &quot;22&quot; &amp; CHAR(34) &amp; &quot; alt=&quot; &amp; CHAR(34) &amp; [.D463] &amp; CHAR(34) &amp; &quot;&gt;&lt;/a&gt;&quot; &amp;&#10;&quot;&amp;nbsp; &amp;nbsp; &quot; &amp; [.D463] &amp; &quot;&lt;br&gt;&quot;&#10;))" office:value-type="string" office:string-value="&lt;a href=&quot;#&quot;&gt;&lt;img src=&quot;https://github.com/ubuntu/yaru/blob/master/icons/Yaru/scalable/apps/root-terminal-app-symbolic.svg&quot; width=&quot;22&quot; alt=&quot;root-terminal-app-symbolic&quot;&gt;&lt;/a&gt;&amp;nbsp; &amp;nbsp; root-terminal-app-symbolic&lt;br&gt;" calcext:value-type="string">
            <text:p>&lt;a href="#"&gt;&lt;img src="https://github.com/ubuntu/yaru/blob/master/icons/Yaru/scalable/apps/root-terminal-app-symbolic.svg" width="22" alt="root-terminal-app-symbolic"&gt;&lt;/a&gt;&amp;nbsp; &amp;nbsp; root-terminal-app-symbolic&lt;br&gt;</text:p>
          </table:table-cell>
        </table:table-row>
        <table:table-row table:style-name="ro1">
          <table:table-cell office:value-type="string" calcext:value-type="string">
            <text:p>scanner-symbolic</text:p>
          </table:table-cell>
          <table:table-cell table:formula="of:=IF(LEFT([.A464];1)=&quot;.&quot;;&quot;Y&quot;;&quot;N&quot;)" office:value-type="string" office:string-value="N" calcext:value-type="string">
            <text:p>N</text:p>
          </table:table-cell>
          <table:table-cell table:formula="of:=IFERROR(&quot;## &quot; &amp; MID([.A464];3;FIND(&quot;:&quot;;[.A464])-3) &amp; &quot; &lt;br&gt;&quot;;&quot;&quot;)">
            <text:p/>
          </table:table-cell>
          <table:table-cell table:formula="of:=IF([.B464]=&quot;Y&quot;;MID([.A464];3;FIND(&quot;:&quot;;[.A464];1)-3);IF(&#10;RIGHT(RIGHT([.A464]; 1))=&quot;@&quot;;0;&#10;[.A464]))" office:value-type="string" office:string-value="scanner-symbolic" calcext:value-type="string">
            <text:p>scanner-symbolic</text:p>
          </table:table-cell>
          <table:table-cell table:formula="of:=IF([.B464]=&quot;Y&quot;;[.D464];[.E463])" office:value-type="string" office:string-value="apps" calcext:value-type="string">
            <text:p>apps</text:p>
          </table:table-cell>
          <table:table-cell table:style-name="ce10" table:formula="of:=IF([.D464]=0;&quot;&quot;;IF([.B464]=&quot;Y&quot;;[.C464];&#10;&quot;&lt;a href=&quot; &amp; CHAR(34) &amp; &quot;#&quot; &amp; CHAR(34) &amp; &quot;&gt;&quot; &amp;&#10;&quot;&lt;img src=&quot; &amp; CHAR(34) &amp; &quot;https://github.com/ubuntu/yaru/blob/master/icons/Yaru/scalable/&quot; &amp; [.E464] &amp; &quot;/&quot; &amp; [.A464] &amp; &quot;.svg&quot; &amp; CHAR(34) &amp; &#10;&quot; width=&quot; &amp; CHAR(34) &amp; &quot;22&quot; &amp; CHAR(34) &amp; &quot; alt=&quot; &amp; CHAR(34) &amp; [.D464] &amp; CHAR(34) &amp; &quot;&gt;&lt;/a&gt;&quot; &amp;&#10;&quot;&amp;nbsp; &amp;nbsp; &quot; &amp; [.D464] &amp; &quot;&lt;br&gt;&quot;&#10;))" office:value-type="string" office:string-value="&lt;a href=&quot;#&quot;&gt;&lt;img src=&quot;https://github.com/ubuntu/yaru/blob/master/icons/Yaru/scalable/apps/scanner-symbolic.svg&quot; width=&quot;22&quot; alt=&quot;scanner-symbolic&quot;&gt;&lt;/a&gt;&amp;nbsp; &amp;nbsp; scanner-symbolic&lt;br&gt;" calcext:value-type="string">
            <text:p>&lt;a href="#"&gt;&lt;img src="https://github.com/ubuntu/yaru/blob/master/icons/Yaru/scalable/apps/scanner-symbolic.svg" width="22" alt="scanner-symbolic"&gt;&lt;/a&gt;&amp;nbsp; &amp;nbsp; scanner-symbolic&lt;br&gt;</text:p>
          </table:table-cell>
        </table:table-row>
        <table:table-row table:style-name="ro1">
          <table:table-cell office:value-type="string" calcext:value-type="string">
            <text:p>screenshot-app-symbolic</text:p>
          </table:table-cell>
          <table:table-cell table:formula="of:=IF(LEFT([.A465];1)=&quot;.&quot;;&quot;Y&quot;;&quot;N&quot;)" office:value-type="string" office:string-value="N" calcext:value-type="string">
            <text:p>N</text:p>
          </table:table-cell>
          <table:table-cell table:formula="of:=IFERROR(&quot;## &quot; &amp; MID([.A465];3;FIND(&quot;:&quot;;[.A465])-3) &amp; &quot; &lt;br&gt;&quot;;&quot;&quot;)">
            <text:p/>
          </table:table-cell>
          <table:table-cell table:formula="of:=IF([.B465]=&quot;Y&quot;;MID([.A465];3;FIND(&quot;:&quot;;[.A465];1)-3);IF(&#10;RIGHT(RIGHT([.A465]; 1))=&quot;@&quot;;0;&#10;[.A465]))" office:value-type="string" office:string-value="screenshot-app-symbolic" calcext:value-type="string">
            <text:p>screenshot-app-symbolic</text:p>
          </table:table-cell>
          <table:table-cell table:formula="of:=IF([.B465]=&quot;Y&quot;;[.D465];[.E464])" office:value-type="string" office:string-value="apps" calcext:value-type="string">
            <text:p>apps</text:p>
          </table:table-cell>
          <table:table-cell table:style-name="ce10" table:formula="of:=IF([.D465]=0;&quot;&quot;;IF([.B465]=&quot;Y&quot;;[.C465];&#10;&quot;&lt;a href=&quot; &amp; CHAR(34) &amp; &quot;#&quot; &amp; CHAR(34) &amp; &quot;&gt;&quot; &amp;&#10;&quot;&lt;img src=&quot; &amp; CHAR(34) &amp; &quot;https://github.com/ubuntu/yaru/blob/master/icons/Yaru/scalable/&quot; &amp; [.E465] &amp; &quot;/&quot; &amp; [.A465] &amp; &quot;.svg&quot; &amp; CHAR(34) &amp; &#10;&quot; width=&quot; &amp; CHAR(34) &amp; &quot;22&quot; &amp; CHAR(34) &amp; &quot; alt=&quot; &amp; CHAR(34) &amp; [.D465] &amp; CHAR(34) &amp; &quot;&gt;&lt;/a&gt;&quot; &amp;&#10;&quot;&amp;nbsp; &amp;nbsp; &quot; &amp; [.D465] &amp; &quot;&lt;br&gt;&quot;&#10;))" office:value-type="string" office:string-value="&lt;a href=&quot;#&quot;&gt;&lt;img src=&quot;https://github.com/ubuntu/yaru/blob/master/icons/Yaru/scalable/apps/screenshot-app-symbolic.svg&quot; width=&quot;22&quot; alt=&quot;screenshot-app-symbolic&quot;&gt;&lt;/a&gt;&amp;nbsp; &amp;nbsp; screenshot-app-symbolic&lt;br&gt;" calcext:value-type="string">
            <text:p>&lt;a href="#"&gt;&lt;img src="https://github.com/ubuntu/yaru/blob/master/icons/Yaru/scalable/apps/screenshot-app-symbolic.svg" width="22" alt="screenshot-app-symbolic"&gt;&lt;/a&gt;&amp;nbsp; &amp;nbsp; screenshot-app-symbolic&lt;br&gt;</text:p>
          </table:table-cell>
        </table:table-row>
        <table:table-row table:style-name="ro1">
          <table:table-cell table:style-name="Default" office:value-type="string" calcext:value-type="string">
            <text:p>seahorse-symbolic@</text:p>
          </table:table-cell>
          <table:table-cell table:style-name="Default" table:formula="of:=IF(LEFT([.A46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66];3;FIND(&quot;:&quot;;[.A466])-3) &amp; &quot; &lt;br&gt;&quot;;&quot;&quot;)">
            <text:p/>
          </table:table-cell>
          <table:table-cell table:style-name="ce6" table:formula="of:=IF([.B466]=&quot;Y&quot;;MID([.A466];3;FIND(&quot;:&quot;;[.A466];1)-3);IF(&#10;RIGHT(RIGHT([.A466]; 1))=&quot;@&quot;;0;&#10;[.A466]))" office:value-type="float" office:value="0" calcext:value-type="float">
            <text:p>0</text:p>
          </table:table-cell>
          <table:table-cell table:formula="of:=IF([.B466]=&quot;Y&quot;;[.D466];[.E465])" office:value-type="string" office:string-value="apps" calcext:value-type="string">
            <text:p>apps</text:p>
          </table:table-cell>
          <table:table-cell table:style-name="ce10" table:formula="of:=IF([.D466]=0;&quot;&quot;;IF([.B466]=&quot;Y&quot;;[.C466];&#10;&quot;&lt;a href=&quot; &amp; CHAR(34) &amp; &quot;#&quot; &amp; CHAR(34) &amp; &quot;&gt;&quot; &amp;&#10;&quot;&lt;img src=&quot; &amp; CHAR(34) &amp; &quot;https://github.com/ubuntu/yaru/blob/master/icons/Yaru/scalable/&quot; &amp; [.E466] &amp; &quot;/&quot; &amp; [.A466] &amp; &quot;.svg&quot; &amp; CHAR(34) &amp; &#10;&quot; width=&quot; &amp; CHAR(34) &amp; &quot;22&quot; &amp; CHAR(34) &amp; &quot; alt=&quot; &amp; CHAR(34) &amp; [.D466] &amp; CHAR(34) &amp; &quot;&gt;&lt;/a&gt;&quot; &amp;&#10;&quot;&amp;nbsp; &amp;nbsp; &quot; &amp; [.D466] &amp; &quot;&lt;br&gt;&quot;&#10;))">
            <text:p/>
          </table:table-cell>
        </table:table-row>
        <table:table-row table:style-name="ro1">
          <table:table-cell office:value-type="string" calcext:value-type="string">
            <text:p>session-properties-symbolic</text:p>
          </table:table-cell>
          <table:table-cell table:formula="of:=IF(LEFT([.A467];1)=&quot;.&quot;;&quot;Y&quot;;&quot;N&quot;)" office:value-type="string" office:string-value="N" calcext:value-type="string">
            <text:p>N</text:p>
          </table:table-cell>
          <table:table-cell table:formula="of:=IFERROR(&quot;## &quot; &amp; MID([.A467];3;FIND(&quot;:&quot;;[.A467])-3) &amp; &quot; &lt;br&gt;&quot;;&quot;&quot;)">
            <text:p/>
          </table:table-cell>
          <table:table-cell table:formula="of:=IF([.B467]=&quot;Y&quot;;MID([.A467];3;FIND(&quot;:&quot;;[.A467];1)-3);IF(&#10;RIGHT(RIGHT([.A467]; 1))=&quot;@&quot;;0;&#10;[.A467]))" office:value-type="string" office:string-value="session-properties-symbolic" calcext:value-type="string">
            <text:p>session-properties-symbolic</text:p>
          </table:table-cell>
          <table:table-cell table:formula="of:=IF([.B467]=&quot;Y&quot;;[.D467];[.E466])" office:value-type="string" office:string-value="apps" calcext:value-type="string">
            <text:p>apps</text:p>
          </table:table-cell>
          <table:table-cell table:style-name="ce10" table:formula="of:=IF([.D467]=0;&quot;&quot;;IF([.B467]=&quot;Y&quot;;[.C467];&#10;&quot;&lt;a href=&quot; &amp; CHAR(34) &amp; &quot;#&quot; &amp; CHAR(34) &amp; &quot;&gt;&quot; &amp;&#10;&quot;&lt;img src=&quot; &amp; CHAR(34) &amp; &quot;https://github.com/ubuntu/yaru/blob/master/icons/Yaru/scalable/&quot; &amp; [.E467] &amp; &quot;/&quot; &amp; [.A467] &amp; &quot;.svg&quot; &amp; CHAR(34) &amp; &#10;&quot; width=&quot; &amp; CHAR(34) &amp; &quot;22&quot; &amp; CHAR(34) &amp; &quot; alt=&quot; &amp; CHAR(34) &amp; [.D467] &amp; CHAR(34) &amp; &quot;&gt;&lt;/a&gt;&quot; &amp;&#10;&quot;&amp;nbsp; &amp;nbsp; &quot; &amp; [.D467] &amp; &quot;&lt;br&gt;&quot;&#10;))" office:value-type="string" office:string-value="&lt;a href=&quot;#&quot;&gt;&lt;img src=&quot;https://github.com/ubuntu/yaru/blob/master/icons/Yaru/scalable/apps/session-properties-symbolic.svg&quot; width=&quot;22&quot; alt=&quot;session-properties-symbolic&quot;&gt;&lt;/a&gt;&amp;nbsp; &amp;nbsp; session-properties-symbolic&lt;br&gt;" calcext:value-type="string">
            <text:p>&lt;a href="#"&gt;&lt;img src="https://github.com/ubuntu/yaru/blob/master/icons/Yaru/scalable/apps/session-properties-symbolic.svg" width="22" alt="session-properties-symbolic"&gt;&lt;/a&gt;&amp;nbsp; &amp;nbsp; session-properties-symbolic&lt;br&gt;</text:p>
          </table:table-cell>
        </table:table-row>
        <table:table-row table:style-name="ro1">
          <table:table-cell office:value-type="string" calcext:value-type="string">
            <text:p>settings-app-symbolic</text:p>
          </table:table-cell>
          <table:table-cell table:formula="of:=IF(LEFT([.A468];1)=&quot;.&quot;;&quot;Y&quot;;&quot;N&quot;)" office:value-type="string" office:string-value="N" calcext:value-type="string">
            <text:p>N</text:p>
          </table:table-cell>
          <table:table-cell table:formula="of:=IFERROR(&quot;## &quot; &amp; MID([.A468];3;FIND(&quot;:&quot;;[.A468])-3) &amp; &quot; &lt;br&gt;&quot;;&quot;&quot;)">
            <text:p/>
          </table:table-cell>
          <table:table-cell table:formula="of:=IF([.B468]=&quot;Y&quot;;MID([.A468];3;FIND(&quot;:&quot;;[.A468];1)-3);IF(&#10;RIGHT(RIGHT([.A468]; 1))=&quot;@&quot;;0;&#10;[.A468]))" office:value-type="string" office:string-value="settings-app-symbolic" calcext:value-type="string">
            <text:p>settings-app-symbolic</text:p>
          </table:table-cell>
          <table:table-cell table:formula="of:=IF([.B468]=&quot;Y&quot;;[.D468];[.E467])" office:value-type="string" office:string-value="apps" calcext:value-type="string">
            <text:p>apps</text:p>
          </table:table-cell>
          <table:table-cell table:style-name="ce10" table:formula="of:=IF([.D468]=0;&quot;&quot;;IF([.B468]=&quot;Y&quot;;[.C468];&#10;&quot;&lt;a href=&quot; &amp; CHAR(34) &amp; &quot;#&quot; &amp; CHAR(34) &amp; &quot;&gt;&quot; &amp;&#10;&quot;&lt;img src=&quot; &amp; CHAR(34) &amp; &quot;https://github.com/ubuntu/yaru/blob/master/icons/Yaru/scalable/&quot; &amp; [.E468] &amp; &quot;/&quot; &amp; [.A468] &amp; &quot;.svg&quot; &amp; CHAR(34) &amp; &#10;&quot; width=&quot; &amp; CHAR(34) &amp; &quot;22&quot; &amp; CHAR(34) &amp; &quot; alt=&quot; &amp; CHAR(34) &amp; [.D468] &amp; CHAR(34) &amp; &quot;&gt;&lt;/a&gt;&quot; &amp;&#10;&quot;&amp;nbsp; &amp;nbsp; &quot; &amp; [.D468] &amp; &quot;&lt;br&gt;&quot;&#10;))" office:value-type="string" office:string-value="&lt;a href=&quot;#&quot;&gt;&lt;img src=&quot;https://github.com/ubuntu/yaru/blob/master/icons/Yaru/scalable/apps/settings-app-symbolic.svg&quot; width=&quot;22&quot; alt=&quot;settings-app-symbolic&quot;&gt;&lt;/a&gt;&amp;nbsp; &amp;nbsp; settings-app-symbolic&lt;br&gt;" calcext:value-type="string">
            <text:p>&lt;a href="#"&gt;&lt;img src="https://github.com/ubuntu/yaru/blob/master/icons/Yaru/scalable/apps/settings-app-symbolic.svg" width="22" alt="settings-app-symbolic"&gt;&lt;/a&gt;&amp;nbsp; &amp;nbsp; settings-app-symbolic&lt;br&gt;</text:p>
          </table:table-cell>
        </table:table-row>
        <table:table-row table:style-name="ro1">
          <table:table-cell table:style-name="Default" office:value-type="string" calcext:value-type="string">
            <text:p>settings-symbolic@</text:p>
          </table:table-cell>
          <table:table-cell table:style-name="Default" table:formula="of:=IF(LEFT([.A46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69];3;FIND(&quot;:&quot;;[.A469])-3) &amp; &quot; &lt;br&gt;&quot;;&quot;&quot;)">
            <text:p/>
          </table:table-cell>
          <table:table-cell table:style-name="ce6" table:formula="of:=IF([.B469]=&quot;Y&quot;;MID([.A469];3;FIND(&quot;:&quot;;[.A469];1)-3);IF(&#10;RIGHT(RIGHT([.A469]; 1))=&quot;@&quot;;0;&#10;[.A469]))" office:value-type="float" office:value="0" calcext:value-type="float">
            <text:p>0</text:p>
          </table:table-cell>
          <table:table-cell table:formula="of:=IF([.B469]=&quot;Y&quot;;[.D469];[.E468])" office:value-type="string" office:string-value="apps" calcext:value-type="string">
            <text:p>apps</text:p>
          </table:table-cell>
          <table:table-cell table:style-name="ce10" table:formula="of:=IF([.D469]=0;&quot;&quot;;IF([.B469]=&quot;Y&quot;;[.C469];&#10;&quot;&lt;a href=&quot; &amp; CHAR(34) &amp; &quot;#&quot; &amp; CHAR(34) &amp; &quot;&gt;&quot; &amp;&#10;&quot;&lt;img src=&quot; &amp; CHAR(34) &amp; &quot;https://github.com/ubuntu/yaru/blob/master/icons/Yaru/scalable/&quot; &amp; [.E469] &amp; &quot;/&quot; &amp; [.A469] &amp; &quot;.svg&quot; &amp; CHAR(34) &amp; &#10;&quot; width=&quot; &amp; CHAR(34) &amp; &quot;22&quot; &amp; CHAR(34) &amp; &quot; alt=&quot; &amp; CHAR(34) &amp; [.D469] &amp; CHAR(34) &amp; &quot;&gt;&lt;/a&gt;&quot; &amp;&#10;&quot;&amp;nbsp; &amp;nbsp; &quot; &amp; [.D46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hotwell-symbolic@</text:p>
          </table:table-cell>
          <table:table-cell table:style-name="Default" table:formula="of:=IF(LEFT([.A47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70];3;FIND(&quot;:&quot;;[.A470])-3) &amp; &quot; &lt;br&gt;&quot;;&quot;&quot;)">
            <text:p/>
          </table:table-cell>
          <table:table-cell table:style-name="ce6" table:formula="of:=IF([.B470]=&quot;Y&quot;;MID([.A470];3;FIND(&quot;:&quot;;[.A470];1)-3);IF(&#10;RIGHT(RIGHT([.A470]; 1))=&quot;@&quot;;0;&#10;[.A470]))" office:value-type="float" office:value="0" calcext:value-type="float">
            <text:p>0</text:p>
          </table:table-cell>
          <table:table-cell table:formula="of:=IF([.B470]=&quot;Y&quot;;[.D470];[.E469])" office:value-type="string" office:string-value="apps" calcext:value-type="string">
            <text:p>apps</text:p>
          </table:table-cell>
          <table:table-cell table:style-name="ce10" table:formula="of:=IF([.D470]=0;&quot;&quot;;IF([.B470]=&quot;Y&quot;;[.C470];&#10;&quot;&lt;a href=&quot; &amp; CHAR(34) &amp; &quot;#&quot; &amp; CHAR(34) &amp; &quot;&gt;&quot; &amp;&#10;&quot;&lt;img src=&quot; &amp; CHAR(34) &amp; &quot;https://github.com/ubuntu/yaru/blob/master/icons/Yaru/scalable/&quot; &amp; [.E470] &amp; &quot;/&quot; &amp; [.A470] &amp; &quot;.svg&quot; &amp; CHAR(34) &amp; &#10;&quot; width=&quot; &amp; CHAR(34) &amp; &quot;22&quot; &amp; CHAR(34) &amp; &quot; alt=&quot; &amp; CHAR(34) &amp; [.D470] &amp; CHAR(34) &amp; &quot;&gt;&lt;/a&gt;&quot; &amp;&#10;&quot;&amp;nbsp; &amp;nbsp; &quot; &amp; [.D47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m.puri.Chatty-symbolic@</text:p>
          </table:table-cell>
          <table:table-cell table:style-name="Default" table:formula="of:=IF(LEFT([.A47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71];3;FIND(&quot;:&quot;;[.A471])-3) &amp; &quot; &lt;br&gt;&quot;;&quot;&quot;)">
            <text:p/>
          </table:table-cell>
          <table:table-cell table:style-name="ce6" table:formula="of:=IF([.B471]=&quot;Y&quot;;MID([.A471];3;FIND(&quot;:&quot;;[.A471];1)-3);IF(&#10;RIGHT(RIGHT([.A471]; 1))=&quot;@&quot;;0;&#10;[.A471]))" office:value-type="float" office:value="0" calcext:value-type="float">
            <text:p>0</text:p>
          </table:table-cell>
          <table:table-cell table:formula="of:=IF([.B471]=&quot;Y&quot;;[.D471];[.E470])" office:value-type="string" office:string-value="apps" calcext:value-type="string">
            <text:p>apps</text:p>
          </table:table-cell>
          <table:table-cell table:style-name="ce10" table:formula="of:=IF([.D471]=0;&quot;&quot;;IF([.B471]=&quot;Y&quot;;[.C471];&#10;&quot;&lt;a href=&quot; &amp; CHAR(34) &amp; &quot;#&quot; &amp; CHAR(34) &amp; &quot;&gt;&quot; &amp;&#10;&quot;&lt;img src=&quot; &amp; CHAR(34) &amp; &quot;https://github.com/ubuntu/yaru/blob/master/icons/Yaru/scalable/&quot; &amp; [.E471] &amp; &quot;/&quot; &amp; [.A471] &amp; &quot;.svg&quot; &amp; CHAR(34) &amp; &#10;&quot; width=&quot; &amp; CHAR(34) &amp; &quot;22&quot; &amp; CHAR(34) &amp; &quot; alt=&quot; &amp; CHAR(34) &amp; [.D471] &amp; CHAR(34) &amp; &quot;&gt;&lt;/a&gt;&quot; &amp;&#10;&quot;&amp;nbsp; &amp;nbsp; &quot; &amp; [.D471] &amp; &quot;&lt;br&gt;&quot;&#10;))">
            <text:p/>
          </table:table-cell>
        </table:table-row>
        <table:table-row table:style-name="ro1">
          <table:table-cell office:value-type="string" calcext:value-type="string">
            <text:p>snapcraft-symbolic</text:p>
          </table:table-cell>
          <table:table-cell table:formula="of:=IF(LEFT([.A472];1)=&quot;.&quot;;&quot;Y&quot;;&quot;N&quot;)" office:value-type="string" office:string-value="N" calcext:value-type="string">
            <text:p>N</text:p>
          </table:table-cell>
          <table:table-cell table:formula="of:=IFERROR(&quot;## &quot; &amp; MID([.A472];3;FIND(&quot;:&quot;;[.A472])-3) &amp; &quot; &lt;br&gt;&quot;;&quot;&quot;)">
            <text:p/>
          </table:table-cell>
          <table:table-cell table:formula="of:=IF([.B472]=&quot;Y&quot;;MID([.A472];3;FIND(&quot;:&quot;;[.A472];1)-3);IF(&#10;RIGHT(RIGHT([.A472]; 1))=&quot;@&quot;;0;&#10;[.A472]))" office:value-type="string" office:string-value="snapcraft-symbolic" calcext:value-type="string">
            <text:p>snapcraft-symbolic</text:p>
          </table:table-cell>
          <table:table-cell table:formula="of:=IF([.B472]=&quot;Y&quot;;[.D472];[.E471])" office:value-type="string" office:string-value="apps" calcext:value-type="string">
            <text:p>apps</text:p>
          </table:table-cell>
          <table:table-cell table:style-name="ce10" table:formula="of:=IF([.D472]=0;&quot;&quot;;IF([.B472]=&quot;Y&quot;;[.C472];&#10;&quot;&lt;a href=&quot; &amp; CHAR(34) &amp; &quot;#&quot; &amp; CHAR(34) &amp; &quot;&gt;&quot; &amp;&#10;&quot;&lt;img src=&quot; &amp; CHAR(34) &amp; &quot;https://github.com/ubuntu/yaru/blob/master/icons/Yaru/scalable/&quot; &amp; [.E472] &amp; &quot;/&quot; &amp; [.A472] &amp; &quot;.svg&quot; &amp; CHAR(34) &amp; &#10;&quot; width=&quot; &amp; CHAR(34) &amp; &quot;22&quot; &amp; CHAR(34) &amp; &quot; alt=&quot; &amp; CHAR(34) &amp; [.D472] &amp; CHAR(34) &amp; &quot;&gt;&lt;/a&gt;&quot; &amp;&#10;&quot;&amp;nbsp; &amp;nbsp; &quot; &amp; [.D472] &amp; &quot;&lt;br&gt;&quot;&#10;))" office:value-type="string" office:string-value="&lt;a href=&quot;#&quot;&gt;&lt;img src=&quot;https://github.com/ubuntu/yaru/blob/master/icons/Yaru/scalable/apps/snapcraft-symbolic.svg&quot; width=&quot;22&quot; alt=&quot;snapcraft-symbolic&quot;&gt;&lt;/a&gt;&amp;nbsp; &amp;nbsp; snapcraft-symbolic&lt;br&gt;" calcext:value-type="string">
            <text:p>&lt;a href="#"&gt;&lt;img src="https://github.com/ubuntu/yaru/blob/master/icons/Yaru/scalable/apps/snapcraft-symbolic.svg" width="22" alt="snapcraft-symbolic"&gt;&lt;/a&gt;&amp;nbsp; &amp;nbsp; snapcraft-symbolic&lt;br&gt;</text:p>
          </table:table-cell>
        </table:table-row>
        <table:table-row table:style-name="ro1">
          <table:table-cell table:style-name="Default" office:value-type="string" calcext:value-type="string">
            <text:p>snap-symbolic@</text:p>
          </table:table-cell>
          <table:table-cell table:style-name="Default" table:formula="of:=IF(LEFT([.A47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73];3;FIND(&quot;:&quot;;[.A473])-3) &amp; &quot; &lt;br&gt;&quot;;&quot;&quot;)">
            <text:p/>
          </table:table-cell>
          <table:table-cell table:style-name="ce6" table:formula="of:=IF([.B473]=&quot;Y&quot;;MID([.A473];3;FIND(&quot;:&quot;;[.A473];1)-3);IF(&#10;RIGHT(RIGHT([.A473]; 1))=&quot;@&quot;;0;&#10;[.A473]))" office:value-type="float" office:value="0" calcext:value-type="float">
            <text:p>0</text:p>
          </table:table-cell>
          <table:table-cell table:formula="of:=IF([.B473]=&quot;Y&quot;;[.D473];[.E472])" office:value-type="string" office:string-value="apps" calcext:value-type="string">
            <text:p>apps</text:p>
          </table:table-cell>
          <table:table-cell table:style-name="ce10" table:formula="of:=IF([.D473]=0;&quot;&quot;;IF([.B473]=&quot;Y&quot;;[.C473];&#10;&quot;&lt;a href=&quot; &amp; CHAR(34) &amp; &quot;#&quot; &amp; CHAR(34) &amp; &quot;&gt;&quot; &amp;&#10;&quot;&lt;img src=&quot; &amp; CHAR(34) &amp; &quot;https://github.com/ubuntu/yaru/blob/master/icons/Yaru/scalable/&quot; &amp; [.E473] &amp; &quot;/&quot; &amp; [.A473] &amp; &quot;.svg&quot; &amp; CHAR(34) &amp; &#10;&quot; width=&quot; &amp; CHAR(34) &amp; &quot;22&quot; &amp; CHAR(34) &amp; &quot; alt=&quot; &amp; CHAR(34) &amp; [.D473] &amp; CHAR(34) &amp; &quot;&gt;&lt;/a&gt;&quot; &amp;&#10;&quot;&amp;nbsp; &amp;nbsp; &quot; &amp; [.D47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oftware-center-symbolic@</text:p>
          </table:table-cell>
          <table:table-cell table:style-name="Default" table:formula="of:=IF(LEFT([.A47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74];3;FIND(&quot;:&quot;;[.A474])-3) &amp; &quot; &lt;br&gt;&quot;;&quot;&quot;)">
            <text:p/>
          </table:table-cell>
          <table:table-cell table:style-name="ce6" table:formula="of:=IF([.B474]=&quot;Y&quot;;MID([.A474];3;FIND(&quot;:&quot;;[.A474];1)-3);IF(&#10;RIGHT(RIGHT([.A474]; 1))=&quot;@&quot;;0;&#10;[.A474]))" office:value-type="float" office:value="0" calcext:value-type="float">
            <text:p>0</text:p>
          </table:table-cell>
          <table:table-cell table:formula="of:=IF([.B474]=&quot;Y&quot;;[.D474];[.E473])" office:value-type="string" office:string-value="apps" calcext:value-type="string">
            <text:p>apps</text:p>
          </table:table-cell>
          <table:table-cell table:style-name="ce10" table:formula="of:=IF([.D474]=0;&quot;&quot;;IF([.B474]=&quot;Y&quot;;[.C474];&#10;&quot;&lt;a href=&quot; &amp; CHAR(34) &amp; &quot;#&quot; &amp; CHAR(34) &amp; &quot;&gt;&quot; &amp;&#10;&quot;&lt;img src=&quot; &amp; CHAR(34) &amp; &quot;https://github.com/ubuntu/yaru/blob/master/icons/Yaru/scalable/&quot; &amp; [.E474] &amp; &quot;/&quot; &amp; [.A474] &amp; &quot;.svg&quot; &amp; CHAR(34) &amp; &#10;&quot; width=&quot; &amp; CHAR(34) &amp; &quot;22&quot; &amp; CHAR(34) &amp; &quot; alt=&quot; &amp; CHAR(34) &amp; [.D474] &amp; CHAR(34) &amp; &quot;&gt;&lt;/a&gt;&quot; &amp;&#10;&quot;&amp;nbsp; &amp;nbsp; &quot; &amp; [.D474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oftwarecenter-symbolic@</text:p>
          </table:table-cell>
          <table:table-cell table:style-name="Default" table:formula="of:=IF(LEFT([.A47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75];3;FIND(&quot;:&quot;;[.A475])-3) &amp; &quot; &lt;br&gt;&quot;;&quot;&quot;)">
            <text:p/>
          </table:table-cell>
          <table:table-cell table:style-name="ce6" table:formula="of:=IF([.B475]=&quot;Y&quot;;MID([.A475];3;FIND(&quot;:&quot;;[.A475];1)-3);IF(&#10;RIGHT(RIGHT([.A475]; 1))=&quot;@&quot;;0;&#10;[.A475]))" office:value-type="float" office:value="0" calcext:value-type="float">
            <text:p>0</text:p>
          </table:table-cell>
          <table:table-cell table:formula="of:=IF([.B475]=&quot;Y&quot;;[.D475];[.E474])" office:value-type="string" office:string-value="apps" calcext:value-type="string">
            <text:p>apps</text:p>
          </table:table-cell>
          <table:table-cell table:style-name="ce10" table:formula="of:=IF([.D475]=0;&quot;&quot;;IF([.B475]=&quot;Y&quot;;[.C475];&#10;&quot;&lt;a href=&quot; &amp; CHAR(34) &amp; &quot;#&quot; &amp; CHAR(34) &amp; &quot;&gt;&quot; &amp;&#10;&quot;&lt;img src=&quot; &amp; CHAR(34) &amp; &quot;https://github.com/ubuntu/yaru/blob/master/icons/Yaru/scalable/&quot; &amp; [.E475] &amp; &quot;/&quot; &amp; [.A475] &amp; &quot;.svg&quot; &amp; CHAR(34) &amp; &#10;&quot; width=&quot; &amp; CHAR(34) &amp; &quot;22&quot; &amp; CHAR(34) &amp; &quot; alt=&quot; &amp; CHAR(34) &amp; [.D475] &amp; CHAR(34) &amp; &quot;&gt;&lt;/a&gt;&quot; &amp;&#10;&quot;&amp;nbsp; &amp;nbsp; &quot; &amp; [.D47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oftware-properties-gtk-symbolic@</text:p>
          </table:table-cell>
          <table:table-cell table:style-name="Default" table:formula="of:=IF(LEFT([.A47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76];3;FIND(&quot;:&quot;;[.A476])-3) &amp; &quot; &lt;br&gt;&quot;;&quot;&quot;)">
            <text:p/>
          </table:table-cell>
          <table:table-cell table:style-name="ce6" table:formula="of:=IF([.B476]=&quot;Y&quot;;MID([.A476];3;FIND(&quot;:&quot;;[.A476];1)-3);IF(&#10;RIGHT(RIGHT([.A476]; 1))=&quot;@&quot;;0;&#10;[.A476]))" office:value-type="float" office:value="0" calcext:value-type="float">
            <text:p>0</text:p>
          </table:table-cell>
          <table:table-cell table:formula="of:=IF([.B476]=&quot;Y&quot;;[.D476];[.E475])" office:value-type="string" office:string-value="apps" calcext:value-type="string">
            <text:p>apps</text:p>
          </table:table-cell>
          <table:table-cell table:style-name="ce10" table:formula="of:=IF([.D476]=0;&quot;&quot;;IF([.B476]=&quot;Y&quot;;[.C476];&#10;&quot;&lt;a href=&quot; &amp; CHAR(34) &amp; &quot;#&quot; &amp; CHAR(34) &amp; &quot;&gt;&quot; &amp;&#10;&quot;&lt;img src=&quot; &amp; CHAR(34) &amp; &quot;https://github.com/ubuntu/yaru/blob/master/icons/Yaru/scalable/&quot; &amp; [.E476] &amp; &quot;/&quot; &amp; [.A476] &amp; &quot;.svg&quot; &amp; CHAR(34) &amp; &#10;&quot; width=&quot; &amp; CHAR(34) &amp; &quot;22&quot; &amp; CHAR(34) &amp; &quot; alt=&quot; &amp; CHAR(34) &amp; [.D476] &amp; CHAR(34) &amp; &quot;&gt;&lt;/a&gt;&quot; &amp;&#10;&quot;&amp;nbsp; &amp;nbsp; &quot; &amp; [.D476] &amp; &quot;&lt;br&gt;&quot;&#10;))">
            <text:p/>
          </table:table-cell>
        </table:table-row>
        <table:table-row table:style-name="ro1">
          <table:table-cell office:value-type="string" calcext:value-type="string">
            <text:p>software-properties-symbolic</text:p>
          </table:table-cell>
          <table:table-cell table:formula="of:=IF(LEFT([.A477];1)=&quot;.&quot;;&quot;Y&quot;;&quot;N&quot;)" office:value-type="string" office:string-value="N" calcext:value-type="string">
            <text:p>N</text:p>
          </table:table-cell>
          <table:table-cell table:formula="of:=IFERROR(&quot;## &quot; &amp; MID([.A477];3;FIND(&quot;:&quot;;[.A477])-3) &amp; &quot; &lt;br&gt;&quot;;&quot;&quot;)">
            <text:p/>
          </table:table-cell>
          <table:table-cell table:formula="of:=IF([.B477]=&quot;Y&quot;;MID([.A477];3;FIND(&quot;:&quot;;[.A477];1)-3);IF(&#10;RIGHT(RIGHT([.A477]; 1))=&quot;@&quot;;0;&#10;[.A477]))" office:value-type="string" office:string-value="software-properties-symbolic" calcext:value-type="string">
            <text:p>software-properties-symbolic</text:p>
          </table:table-cell>
          <table:table-cell table:formula="of:=IF([.B477]=&quot;Y&quot;;[.D477];[.E476])" office:value-type="string" office:string-value="apps" calcext:value-type="string">
            <text:p>apps</text:p>
          </table:table-cell>
          <table:table-cell table:style-name="ce10" table:formula="of:=IF([.D477]=0;&quot;&quot;;IF([.B477]=&quot;Y&quot;;[.C477];&#10;&quot;&lt;a href=&quot; &amp; CHAR(34) &amp; &quot;#&quot; &amp; CHAR(34) &amp; &quot;&gt;&quot; &amp;&#10;&quot;&lt;img src=&quot; &amp; CHAR(34) &amp; &quot;https://github.com/ubuntu/yaru/blob/master/icons/Yaru/scalable/&quot; &amp; [.E477] &amp; &quot;/&quot; &amp; [.A477] &amp; &quot;.svg&quot; &amp; CHAR(34) &amp; &#10;&quot; width=&quot; &amp; CHAR(34) &amp; &quot;22&quot; &amp; CHAR(34) &amp; &quot; alt=&quot; &amp; CHAR(34) &amp; [.D477] &amp; CHAR(34) &amp; &quot;&gt;&lt;/a&gt;&quot; &amp;&#10;&quot;&amp;nbsp; &amp;nbsp; &quot; &amp; [.D477] &amp; &quot;&lt;br&gt;&quot;&#10;))" office:value-type="string" office:string-value="&lt;a href=&quot;#&quot;&gt;&lt;img src=&quot;https://github.com/ubuntu/yaru/blob/master/icons/Yaru/scalable/apps/software-properties-symbolic.svg&quot; width=&quot;22&quot; alt=&quot;software-properties-symbolic&quot;&gt;&lt;/a&gt;&amp;nbsp; &amp;nbsp; software-properties-symbolic&lt;br&gt;" calcext:value-type="string">
            <text:p>&lt;a href="#"&gt;&lt;img src="https://github.com/ubuntu/yaru/blob/master/icons/Yaru/scalable/apps/software-properties-symbolic.svg" width="22" alt="software-properties-symbolic"&gt;&lt;/a&gt;&amp;nbsp; &amp;nbsp; software-properties-symbolic&lt;br&gt;</text:p>
          </table:table-cell>
        </table:table-row>
        <table:table-row table:style-name="ro1">
          <table:table-cell office:value-type="string" calcext:value-type="string">
            <text:p>software-store-symbolic</text:p>
          </table:table-cell>
          <table:table-cell table:formula="of:=IF(LEFT([.A478];1)=&quot;.&quot;;&quot;Y&quot;;&quot;N&quot;)" office:value-type="string" office:string-value="N" calcext:value-type="string">
            <text:p>N</text:p>
          </table:table-cell>
          <table:table-cell table:formula="of:=IFERROR(&quot;## &quot; &amp; MID([.A478];3;FIND(&quot;:&quot;;[.A478])-3) &amp; &quot; &lt;br&gt;&quot;;&quot;&quot;)">
            <text:p/>
          </table:table-cell>
          <table:table-cell table:formula="of:=IF([.B478]=&quot;Y&quot;;MID([.A478];3;FIND(&quot;:&quot;;[.A478];1)-3);IF(&#10;RIGHT(RIGHT([.A478]; 1))=&quot;@&quot;;0;&#10;[.A478]))" office:value-type="string" office:string-value="software-store-symbolic" calcext:value-type="string">
            <text:p>software-store-symbolic</text:p>
          </table:table-cell>
          <table:table-cell table:formula="of:=IF([.B478]=&quot;Y&quot;;[.D478];[.E477])" office:value-type="string" office:string-value="apps" calcext:value-type="string">
            <text:p>apps</text:p>
          </table:table-cell>
          <table:table-cell table:style-name="ce10" table:formula="of:=IF([.D478]=0;&quot;&quot;;IF([.B478]=&quot;Y&quot;;[.C478];&#10;&quot;&lt;a href=&quot; &amp; CHAR(34) &amp; &quot;#&quot; &amp; CHAR(34) &amp; &quot;&gt;&quot; &amp;&#10;&quot;&lt;img src=&quot; &amp; CHAR(34) &amp; &quot;https://github.com/ubuntu/yaru/blob/master/icons/Yaru/scalable/&quot; &amp; [.E478] &amp; &quot;/&quot; &amp; [.A478] &amp; &quot;.svg&quot; &amp; CHAR(34) &amp; &#10;&quot; width=&quot; &amp; CHAR(34) &amp; &quot;22&quot; &amp; CHAR(34) &amp; &quot; alt=&quot; &amp; CHAR(34) &amp; [.D478] &amp; CHAR(34) &amp; &quot;&gt;&lt;/a&gt;&quot; &amp;&#10;&quot;&amp;nbsp; &amp;nbsp; &quot; &amp; [.D478] &amp; &quot;&lt;br&gt;&quot;&#10;))" office:value-type="string" office:string-value="&lt;a href=&quot;#&quot;&gt;&lt;img src=&quot;https://github.com/ubuntu/yaru/blob/master/icons/Yaru/scalable/apps/software-store-symbolic.svg&quot; width=&quot;22&quot; alt=&quot;software-store-symbolic&quot;&gt;&lt;/a&gt;&amp;nbsp; &amp;nbsp; software-store-symbolic&lt;br&gt;" calcext:value-type="string">
            <text:p>&lt;a href="#"&gt;&lt;img src="https://github.com/ubuntu/yaru/blob/master/icons/Yaru/scalable/apps/software-store-symbolic.svg" width="22" alt="software-store-symbolic"&gt;&lt;/a&gt;&amp;nbsp; &amp;nbsp; software-store-symbolic&lt;br&gt;</text:p>
          </table:table-cell>
        </table:table-row>
        <table:table-row table:style-name="ro1">
          <table:table-cell office:value-type="string" calcext:value-type="string">
            <text:p>software-updater-symbolic</text:p>
          </table:table-cell>
          <table:table-cell table:formula="of:=IF(LEFT([.A479];1)=&quot;.&quot;;&quot;Y&quot;;&quot;N&quot;)" office:value-type="string" office:string-value="N" calcext:value-type="string">
            <text:p>N</text:p>
          </table:table-cell>
          <table:table-cell table:formula="of:=IFERROR(&quot;## &quot; &amp; MID([.A479];3;FIND(&quot;:&quot;;[.A479])-3) &amp; &quot; &lt;br&gt;&quot;;&quot;&quot;)">
            <text:p/>
          </table:table-cell>
          <table:table-cell table:formula="of:=IF([.B479]=&quot;Y&quot;;MID([.A479];3;FIND(&quot;:&quot;;[.A479];1)-3);IF(&#10;RIGHT(RIGHT([.A479]; 1))=&quot;@&quot;;0;&#10;[.A479]))" office:value-type="string" office:string-value="software-updater-symbolic" calcext:value-type="string">
            <text:p>software-updater-symbolic</text:p>
          </table:table-cell>
          <table:table-cell table:formula="of:=IF([.B479]=&quot;Y&quot;;[.D479];[.E478])" office:value-type="string" office:string-value="apps" calcext:value-type="string">
            <text:p>apps</text:p>
          </table:table-cell>
          <table:table-cell table:style-name="ce10" table:formula="of:=IF([.D479]=0;&quot;&quot;;IF([.B479]=&quot;Y&quot;;[.C479];&#10;&quot;&lt;a href=&quot; &amp; CHAR(34) &amp; &quot;#&quot; &amp; CHAR(34) &amp; &quot;&gt;&quot; &amp;&#10;&quot;&lt;img src=&quot; &amp; CHAR(34) &amp; &quot;https://github.com/ubuntu/yaru/blob/master/icons/Yaru/scalable/&quot; &amp; [.E479] &amp; &quot;/&quot; &amp; [.A479] &amp; &quot;.svg&quot; &amp; CHAR(34) &amp; &#10;&quot; width=&quot; &amp; CHAR(34) &amp; &quot;22&quot; &amp; CHAR(34) &amp; &quot; alt=&quot; &amp; CHAR(34) &amp; [.D479] &amp; CHAR(34) &amp; &quot;&gt;&lt;/a&gt;&quot; &amp;&#10;&quot;&amp;nbsp; &amp;nbsp; &quot; &amp; [.D479] &amp; &quot;&lt;br&gt;&quot;&#10;))" office:value-type="string" office:string-value="&lt;a href=&quot;#&quot;&gt;&lt;img src=&quot;https://github.com/ubuntu/yaru/blob/master/icons/Yaru/scalable/apps/software-updater-symbolic.svg&quot; width=&quot;22&quot; alt=&quot;software-updater-symbolic&quot;&gt;&lt;/a&gt;&amp;nbsp; &amp;nbsp; software-updater-symbolic&lt;br&gt;" calcext:value-type="string">
            <text:p>&lt;a href="#"&gt;&lt;img src="https://github.com/ubuntu/yaru/blob/master/icons/Yaru/scalable/apps/software-updater-symbolic.svg" width="22" alt="software-updater-symbolic"&gt;&lt;/a&gt;&amp;nbsp; &amp;nbsp; software-updater-symbolic&lt;br&gt;</text:p>
          </table:table-cell>
        </table:table-row>
        <table:table-row table:style-name="ro1">
          <table:table-cell office:value-type="string" calcext:value-type="string">
            <text:p>sudoku-app-symbolic</text:p>
          </table:table-cell>
          <table:table-cell table:formula="of:=IF(LEFT([.A480];1)=&quot;.&quot;;&quot;Y&quot;;&quot;N&quot;)" office:value-type="string" office:string-value="N" calcext:value-type="string">
            <text:p>N</text:p>
          </table:table-cell>
          <table:table-cell table:formula="of:=IFERROR(&quot;## &quot; &amp; MID([.A480];3;FIND(&quot;:&quot;;[.A480])-3) &amp; &quot; &lt;br&gt;&quot;;&quot;&quot;)">
            <text:p/>
          </table:table-cell>
          <table:table-cell table:formula="of:=IF([.B480]=&quot;Y&quot;;MID([.A480];3;FIND(&quot;:&quot;;[.A480];1)-3);IF(&#10;RIGHT(RIGHT([.A480]; 1))=&quot;@&quot;;0;&#10;[.A480]))" office:value-type="string" office:string-value="sudoku-app-symbolic" calcext:value-type="string">
            <text:p>sudoku-app-symbolic</text:p>
          </table:table-cell>
          <table:table-cell table:formula="of:=IF([.B480]=&quot;Y&quot;;[.D480];[.E479])" office:value-type="string" office:string-value="apps" calcext:value-type="string">
            <text:p>apps</text:p>
          </table:table-cell>
          <table:table-cell table:style-name="ce10" table:formula="of:=IF([.D480]=0;&quot;&quot;;IF([.B480]=&quot;Y&quot;;[.C480];&#10;&quot;&lt;a href=&quot; &amp; CHAR(34) &amp; &quot;#&quot; &amp; CHAR(34) &amp; &quot;&gt;&quot; &amp;&#10;&quot;&lt;img src=&quot; &amp; CHAR(34) &amp; &quot;https://github.com/ubuntu/yaru/blob/master/icons/Yaru/scalable/&quot; &amp; [.E480] &amp; &quot;/&quot; &amp; [.A480] &amp; &quot;.svg&quot; &amp; CHAR(34) &amp; &#10;&quot; width=&quot; &amp; CHAR(34) &amp; &quot;22&quot; &amp; CHAR(34) &amp; &quot; alt=&quot; &amp; CHAR(34) &amp; [.D480] &amp; CHAR(34) &amp; &quot;&gt;&lt;/a&gt;&quot; &amp;&#10;&quot;&amp;nbsp; &amp;nbsp; &quot; &amp; [.D480] &amp; &quot;&lt;br&gt;&quot;&#10;))" office:value-type="string" office:string-value="&lt;a href=&quot;#&quot;&gt;&lt;img src=&quot;https://github.com/ubuntu/yaru/blob/master/icons/Yaru/scalable/apps/sudoku-app-symbolic.svg&quot; width=&quot;22&quot; alt=&quot;sudoku-app-symbolic&quot;&gt;&lt;/a&gt;&amp;nbsp; &amp;nbsp; sudoku-app-symbolic&lt;br&gt;" calcext:value-type="string">
            <text:p>&lt;a href="#"&gt;&lt;img src="https://github.com/ubuntu/yaru/blob/master/icons/Yaru/scalable/apps/sudoku-app-symbolic.svg" width="22" alt="sudoku-app-symbolic"&gt;&lt;/a&gt;&amp;nbsp; &amp;nbsp; sudoku-app-symbolic&lt;br&gt;</text:p>
          </table:table-cell>
        </table:table-row>
        <table:table-row table:style-name="ro1">
          <table:table-cell table:style-name="Default" office:value-type="string" calcext:value-type="string">
            <text:p>synaptic-symbolic@</text:p>
          </table:table-cell>
          <table:table-cell table:style-name="Default" table:formula="of:=IF(LEFT([.A48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81];3;FIND(&quot;:&quot;;[.A481])-3) &amp; &quot; &lt;br&gt;&quot;;&quot;&quot;)">
            <text:p/>
          </table:table-cell>
          <table:table-cell table:style-name="ce6" table:formula="of:=IF([.B481]=&quot;Y&quot;;MID([.A481];3;FIND(&quot;:&quot;;[.A481];1)-3);IF(&#10;RIGHT(RIGHT([.A481]; 1))=&quot;@&quot;;0;&#10;[.A481]))" office:value-type="float" office:value="0" calcext:value-type="float">
            <text:p>0</text:p>
          </table:table-cell>
          <table:table-cell table:formula="of:=IF([.B481]=&quot;Y&quot;;[.D481];[.E480])" office:value-type="string" office:string-value="apps" calcext:value-type="string">
            <text:p>apps</text:p>
          </table:table-cell>
          <table:table-cell table:style-name="ce10" table:formula="of:=IF([.D481]=0;&quot;&quot;;IF([.B481]=&quot;Y&quot;;[.C481];&#10;&quot;&lt;a href=&quot; &amp; CHAR(34) &amp; &quot;#&quot; &amp; CHAR(34) &amp; &quot;&gt;&quot; &amp;&#10;&quot;&lt;img src=&quot; &amp; CHAR(34) &amp; &quot;https://github.com/ubuntu/yaru/blob/master/icons/Yaru/scalable/&quot; &amp; [.E481] &amp; &quot;/&quot; &amp; [.A481] &amp; &quot;.svg&quot; &amp; CHAR(34) &amp; &#10;&quot; width=&quot; &amp; CHAR(34) &amp; &quot;22&quot; &amp; CHAR(34) &amp; &quot; alt=&quot; &amp; CHAR(34) &amp; [.D481] &amp; CHAR(34) &amp; &quot;&gt;&lt;/a&gt;&quot; &amp;&#10;&quot;&amp;nbsp; &amp;nbsp; &quot; &amp; [.D48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file-manager-symbolic@</text:p>
          </table:table-cell>
          <table:table-cell table:style-name="Default" table:formula="of:=IF(LEFT([.A48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82];3;FIND(&quot;:&quot;;[.A482])-3) &amp; &quot; &lt;br&gt;&quot;;&quot;&quot;)">
            <text:p/>
          </table:table-cell>
          <table:table-cell table:style-name="ce6" table:formula="of:=IF([.B482]=&quot;Y&quot;;MID([.A482];3;FIND(&quot;:&quot;;[.A482];1)-3);IF(&#10;RIGHT(RIGHT([.A482]; 1))=&quot;@&quot;;0;&#10;[.A482]))" office:value-type="float" office:value="0" calcext:value-type="float">
            <text:p>0</text:p>
          </table:table-cell>
          <table:table-cell table:formula="of:=IF([.B482]=&quot;Y&quot;;[.D482];[.E481])" office:value-type="string" office:string-value="apps" calcext:value-type="string">
            <text:p>apps</text:p>
          </table:table-cell>
          <table:table-cell table:style-name="ce10" table:formula="of:=IF([.D482]=0;&quot;&quot;;IF([.B482]=&quot;Y&quot;;[.C482];&#10;&quot;&lt;a href=&quot; &amp; CHAR(34) &amp; &quot;#&quot; &amp; CHAR(34) &amp; &quot;&gt;&quot; &amp;&#10;&quot;&lt;img src=&quot; &amp; CHAR(34) &amp; &quot;https://github.com/ubuntu/yaru/blob/master/icons/Yaru/scalable/&quot; &amp; [.E482] &amp; &quot;/&quot; &amp; [.A482] &amp; &quot;.svg&quot; &amp; CHAR(34) &amp; &#10;&quot; width=&quot; &amp; CHAR(34) &amp; &quot;22&quot; &amp; CHAR(34) &amp; &quot; alt=&quot; &amp; CHAR(34) &amp; [.D482] &amp; CHAR(34) &amp; &quot;&gt;&lt;/a&gt;&quot; &amp;&#10;&quot;&amp;nbsp; &amp;nbsp; &quot; &amp; [.D48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help-symbolic@</text:p>
          </table:table-cell>
          <table:table-cell table:style-name="Default" table:formula="of:=IF(LEFT([.A48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83];3;FIND(&quot;:&quot;;[.A483])-3) &amp; &quot; &lt;br&gt;&quot;;&quot;&quot;)">
            <text:p/>
          </table:table-cell>
          <table:table-cell table:style-name="ce6" table:formula="of:=IF([.B483]=&quot;Y&quot;;MID([.A483];3;FIND(&quot;:&quot;;[.A483];1)-3);IF(&#10;RIGHT(RIGHT([.A483]; 1))=&quot;@&quot;;0;&#10;[.A483]))" office:value-type="float" office:value="0" calcext:value-type="float">
            <text:p>0</text:p>
          </table:table-cell>
          <table:table-cell table:formula="of:=IF([.B483]=&quot;Y&quot;;[.D483];[.E482])" office:value-type="string" office:string-value="apps" calcext:value-type="string">
            <text:p>apps</text:p>
          </table:table-cell>
          <table:table-cell table:style-name="ce10" table:formula="of:=IF([.D483]=0;&quot;&quot;;IF([.B483]=&quot;Y&quot;;[.C483];&#10;&quot;&lt;a href=&quot; &amp; CHAR(34) &amp; &quot;#&quot; &amp; CHAR(34) &amp; &quot;&gt;&quot; &amp;&#10;&quot;&lt;img src=&quot; &amp; CHAR(34) &amp; &quot;https://github.com/ubuntu/yaru/blob/master/icons/Yaru/scalable/&quot; &amp; [.E483] &amp; &quot;/&quot; &amp; [.A483] &amp; &quot;.svg&quot; &amp; CHAR(34) &amp; &#10;&quot; width=&quot; &amp; CHAR(34) &amp; &quot;22&quot; &amp; CHAR(34) &amp; &quot; alt=&quot; &amp; CHAR(34) &amp; [.D483] &amp; CHAR(34) &amp; &quot;&gt;&lt;/a&gt;&quot; &amp;&#10;&quot;&amp;nbsp; &amp;nbsp; &quot; &amp; [.D483] &amp; &quot;&lt;br&gt;&quot;&#10;))">
            <text:p/>
          </table:table-cell>
        </table:table-row>
        <table:table-row table:style-name="ro1">
          <table:table-cell office:value-type="string" calcext:value-type="string">
            <text:p>system-monitor-app-symbolic</text:p>
          </table:table-cell>
          <table:table-cell table:formula="of:=IF(LEFT([.A484];1)=&quot;.&quot;;&quot;Y&quot;;&quot;N&quot;)" office:value-type="string" office:string-value="N" calcext:value-type="string">
            <text:p>N</text:p>
          </table:table-cell>
          <table:table-cell table:formula="of:=IFERROR(&quot;## &quot; &amp; MID([.A484];3;FIND(&quot;:&quot;;[.A484])-3) &amp; &quot; &lt;br&gt;&quot;;&quot;&quot;)">
            <text:p/>
          </table:table-cell>
          <table:table-cell table:formula="of:=IF([.B484]=&quot;Y&quot;;MID([.A484];3;FIND(&quot;:&quot;;[.A484];1)-3);IF(&#10;RIGHT(RIGHT([.A484]; 1))=&quot;@&quot;;0;&#10;[.A484]))" office:value-type="string" office:string-value="system-monitor-app-symbolic" calcext:value-type="string">
            <text:p>system-monitor-app-symbolic</text:p>
          </table:table-cell>
          <table:table-cell table:formula="of:=IF([.B484]=&quot;Y&quot;;[.D484];[.E483])" office:value-type="string" office:string-value="apps" calcext:value-type="string">
            <text:p>apps</text:p>
          </table:table-cell>
          <table:table-cell table:style-name="ce10" table:formula="of:=IF([.D484]=0;&quot;&quot;;IF([.B484]=&quot;Y&quot;;[.C484];&#10;&quot;&lt;a href=&quot; &amp; CHAR(34) &amp; &quot;#&quot; &amp; CHAR(34) &amp; &quot;&gt;&quot; &amp;&#10;&quot;&lt;img src=&quot; &amp; CHAR(34) &amp; &quot;https://github.com/ubuntu/yaru/blob/master/icons/Yaru/scalable/&quot; &amp; [.E484] &amp; &quot;/&quot; &amp; [.A484] &amp; &quot;.svg&quot; &amp; CHAR(34) &amp; &#10;&quot; width=&quot; &amp; CHAR(34) &amp; &quot;22&quot; &amp; CHAR(34) &amp; &quot; alt=&quot; &amp; CHAR(34) &amp; [.D484] &amp; CHAR(34) &amp; &quot;&gt;&lt;/a&gt;&quot; &amp;&#10;&quot;&amp;nbsp; &amp;nbsp; &quot; &amp; [.D484] &amp; &quot;&lt;br&gt;&quot;&#10;))" office:value-type="string" office:string-value="&lt;a href=&quot;#&quot;&gt;&lt;img src=&quot;https://github.com/ubuntu/yaru/blob/master/icons/Yaru/scalable/apps/system-monitor-app-symbolic.svg&quot; width=&quot;22&quot; alt=&quot;system-monitor-app-symbolic&quot;&gt;&lt;/a&gt;&amp;nbsp; &amp;nbsp; system-monitor-app-symbolic&lt;br&gt;" calcext:value-type="string">
            <text:p>&lt;a href="#"&gt;&lt;img src="https://github.com/ubuntu/yaru/blob/master/icons/Yaru/scalable/apps/system-monitor-app-symbolic.svg" width="22" alt="system-monitor-app-symbolic"&gt;&lt;/a&gt;&amp;nbsp; &amp;nbsp; system-monitor-app-symbolic&lt;br&gt;</text:p>
          </table:table-cell>
        </table:table-row>
        <table:table-row table:style-name="ro1">
          <table:table-cell office:value-type="string" calcext:value-type="string">
            <text:p>system-settings-symbolic</text:p>
          </table:table-cell>
          <table:table-cell table:formula="of:=IF(LEFT([.A485];1)=&quot;.&quot;;&quot;Y&quot;;&quot;N&quot;)" office:value-type="string" office:string-value="N" calcext:value-type="string">
            <text:p>N</text:p>
          </table:table-cell>
          <table:table-cell table:formula="of:=IFERROR(&quot;## &quot; &amp; MID([.A485];3;FIND(&quot;:&quot;;[.A485])-3) &amp; &quot; &lt;br&gt;&quot;;&quot;&quot;)">
            <text:p/>
          </table:table-cell>
          <table:table-cell table:formula="of:=IF([.B485]=&quot;Y&quot;;MID([.A485];3;FIND(&quot;:&quot;;[.A485];1)-3);IF(&#10;RIGHT(RIGHT([.A485]; 1))=&quot;@&quot;;0;&#10;[.A485]))" office:value-type="string" office:string-value="system-settings-symbolic" calcext:value-type="string">
            <text:p>system-settings-symbolic</text:p>
          </table:table-cell>
          <table:table-cell table:formula="of:=IF([.B485]=&quot;Y&quot;;[.D485];[.E484])" office:value-type="string" office:string-value="apps" calcext:value-type="string">
            <text:p>apps</text:p>
          </table:table-cell>
          <table:table-cell table:style-name="ce10" table:formula="of:=IF([.D485]=0;&quot;&quot;;IF([.B485]=&quot;Y&quot;;[.C485];&#10;&quot;&lt;a href=&quot; &amp; CHAR(34) &amp; &quot;#&quot; &amp; CHAR(34) &amp; &quot;&gt;&quot; &amp;&#10;&quot;&lt;img src=&quot; &amp; CHAR(34) &amp; &quot;https://github.com/ubuntu/yaru/blob/master/icons/Yaru/scalable/&quot; &amp; [.E485] &amp; &quot;/&quot; &amp; [.A485] &amp; &quot;.svg&quot; &amp; CHAR(34) &amp; &#10;&quot; width=&quot; &amp; CHAR(34) &amp; &quot;22&quot; &amp; CHAR(34) &amp; &quot; alt=&quot; &amp; CHAR(34) &amp; [.D485] &amp; CHAR(34) &amp; &quot;&gt;&lt;/a&gt;&quot; &amp;&#10;&quot;&amp;nbsp; &amp;nbsp; &quot; &amp; [.D485] &amp; &quot;&lt;br&gt;&quot;&#10;))" office:value-type="string" office:string-value="&lt;a href=&quot;#&quot;&gt;&lt;img src=&quot;https://github.com/ubuntu/yaru/blob/master/icons/Yaru/scalable/apps/system-settings-symbolic.svg&quot; width=&quot;22&quot; alt=&quot;system-settings-symbolic&quot;&gt;&lt;/a&gt;&amp;nbsp; &amp;nbsp; system-settings-symbolic&lt;br&gt;" calcext:value-type="string">
            <text:p>&lt;a href="#"&gt;&lt;img src="https://github.com/ubuntu/yaru/blob/master/icons/Yaru/scalable/apps/system-settings-symbolic.svg" width="22" alt="system-settings-symbolic"&gt;&lt;/a&gt;&amp;nbsp; &amp;nbsp; system-settings-symbolic&lt;br&gt;</text:p>
          </table:table-cell>
        </table:table-row>
        <table:table-row table:style-name="ro1">
          <table:table-cell table:style-name="Default" office:value-type="string" calcext:value-type="string">
            <text:p>system-software-install-symbolic@</text:p>
          </table:table-cell>
          <table:table-cell table:style-name="Default" table:formula="of:=IF(LEFT([.A48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86];3;FIND(&quot;:&quot;;[.A486])-3) &amp; &quot; &lt;br&gt;&quot;;&quot;&quot;)">
            <text:p/>
          </table:table-cell>
          <table:table-cell table:style-name="ce6" table:formula="of:=IF([.B486]=&quot;Y&quot;;MID([.A486];3;FIND(&quot;:&quot;;[.A486];1)-3);IF(&#10;RIGHT(RIGHT([.A486]; 1))=&quot;@&quot;;0;&#10;[.A486]))" office:value-type="float" office:value="0" calcext:value-type="float">
            <text:p>0</text:p>
          </table:table-cell>
          <table:table-cell table:formula="of:=IF([.B486]=&quot;Y&quot;;[.D486];[.E485])" office:value-type="string" office:string-value="apps" calcext:value-type="string">
            <text:p>apps</text:p>
          </table:table-cell>
          <table:table-cell table:style-name="ce10" table:formula="of:=IF([.D486]=0;&quot;&quot;;IF([.B486]=&quot;Y&quot;;[.C486];&#10;&quot;&lt;a href=&quot; &amp; CHAR(34) &amp; &quot;#&quot; &amp; CHAR(34) &amp; &quot;&gt;&quot; &amp;&#10;&quot;&lt;img src=&quot; &amp; CHAR(34) &amp; &quot;https://github.com/ubuntu/yaru/blob/master/icons/Yaru/scalable/&quot; &amp; [.E486] &amp; &quot;/&quot; &amp; [.A486] &amp; &quot;.svg&quot; &amp; CHAR(34) &amp; &#10;&quot; width=&quot; &amp; CHAR(34) &amp; &quot;22&quot; &amp; CHAR(34) &amp; &quot; alt=&quot; &amp; CHAR(34) &amp; [.D486] &amp; CHAR(34) &amp; &quot;&gt;&lt;/a&gt;&quot; &amp;&#10;&quot;&amp;nbsp; &amp;nbsp; &quot; &amp; [.D48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software-update-symbolic@</text:p>
          </table:table-cell>
          <table:table-cell table:style-name="Default" table:formula="of:=IF(LEFT([.A48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87];3;FIND(&quot;:&quot;;[.A487])-3) &amp; &quot; &lt;br&gt;&quot;;&quot;&quot;)">
            <text:p/>
          </table:table-cell>
          <table:table-cell table:style-name="ce6" table:formula="of:=IF([.B487]=&quot;Y&quot;;MID([.A487];3;FIND(&quot;:&quot;;[.A487];1)-3);IF(&#10;RIGHT(RIGHT([.A487]; 1))=&quot;@&quot;;0;&#10;[.A487]))" office:value-type="float" office:value="0" calcext:value-type="float">
            <text:p>0</text:p>
          </table:table-cell>
          <table:table-cell table:formula="of:=IF([.B487]=&quot;Y&quot;;[.D487];[.E486])" office:value-type="string" office:string-value="apps" calcext:value-type="string">
            <text:p>apps</text:p>
          </table:table-cell>
          <table:table-cell table:style-name="ce10" table:formula="of:=IF([.D487]=0;&quot;&quot;;IF([.B487]=&quot;Y&quot;;[.C487];&#10;&quot;&lt;a href=&quot; &amp; CHAR(34) &amp; &quot;#&quot; &amp; CHAR(34) &amp; &quot;&gt;&quot; &amp;&#10;&quot;&lt;img src=&quot; &amp; CHAR(34) &amp; &quot;https://github.com/ubuntu/yaru/blob/master/icons/Yaru/scalable/&quot; &amp; [.E487] &amp; &quot;/&quot; &amp; [.A487] &amp; &quot;.svg&quot; &amp; CHAR(34) &amp; &#10;&quot; width=&quot; &amp; CHAR(34) &amp; &quot;22&quot; &amp; CHAR(34) &amp; &quot; alt=&quot; &amp; CHAR(34) &amp; [.D487] &amp; CHAR(34) &amp; &quot;&gt;&lt;/a&gt;&quot; &amp;&#10;&quot;&amp;nbsp; &amp;nbsp; &quot; &amp; [.D48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switch-user-rtl-symbolic@</text:p>
          </table:table-cell>
          <table:table-cell table:style-name="Default" table:formula="of:=IF(LEFT([.A48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88];3;FIND(&quot;:&quot;;[.A488])-3) &amp; &quot; &lt;br&gt;&quot;;&quot;&quot;)">
            <text:p/>
          </table:table-cell>
          <table:table-cell table:style-name="ce6" table:formula="of:=IF([.B488]=&quot;Y&quot;;MID([.A488];3;FIND(&quot;:&quot;;[.A488];1)-3);IF(&#10;RIGHT(RIGHT([.A488]; 1))=&quot;@&quot;;0;&#10;[.A488]))" office:value-type="float" office:value="0" calcext:value-type="float">
            <text:p>0</text:p>
          </table:table-cell>
          <table:table-cell table:formula="of:=IF([.B488]=&quot;Y&quot;;[.D488];[.E487])" office:value-type="string" office:string-value="apps" calcext:value-type="string">
            <text:p>apps</text:p>
          </table:table-cell>
          <table:table-cell table:style-name="ce10" table:formula="of:=IF([.D488]=0;&quot;&quot;;IF([.B488]=&quot;Y&quot;;[.C488];&#10;&quot;&lt;a href=&quot; &amp; CHAR(34) &amp; &quot;#&quot; &amp; CHAR(34) &amp; &quot;&gt;&quot; &amp;&#10;&quot;&lt;img src=&quot; &amp; CHAR(34) &amp; &quot;https://github.com/ubuntu/yaru/blob/master/icons/Yaru/scalable/&quot; &amp; [.E488] &amp; &quot;/&quot; &amp; [.A488] &amp; &quot;.svg&quot; &amp; CHAR(34) &amp; &#10;&quot; width=&quot; &amp; CHAR(34) &amp; &quot;22&quot; &amp; CHAR(34) &amp; &quot; alt=&quot; &amp; CHAR(34) &amp; [.D488] &amp; CHAR(34) &amp; &quot;&gt;&lt;/a&gt;&quot; &amp;&#10;&quot;&amp;nbsp; &amp;nbsp; &quot; &amp; [.D48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switch-user-symbolic-rtl@</text:p>
          </table:table-cell>
          <table:table-cell table:style-name="Default" table:formula="of:=IF(LEFT([.A48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89];3;FIND(&quot;:&quot;;[.A489])-3) &amp; &quot; &lt;br&gt;&quot;;&quot;&quot;)">
            <text:p/>
          </table:table-cell>
          <table:table-cell table:style-name="ce6" table:formula="of:=IF([.B489]=&quot;Y&quot;;MID([.A489];3;FIND(&quot;:&quot;;[.A489];1)-3);IF(&#10;RIGHT(RIGHT([.A489]; 1))=&quot;@&quot;;0;&#10;[.A489]))" office:value-type="float" office:value="0" calcext:value-type="float">
            <text:p>0</text:p>
          </table:table-cell>
          <table:table-cell table:formula="of:=IF([.B489]=&quot;Y&quot;;[.D489];[.E488])" office:value-type="string" office:string-value="apps" calcext:value-type="string">
            <text:p>apps</text:p>
          </table:table-cell>
          <table:table-cell table:style-name="ce10" table:formula="of:=IF([.D489]=0;&quot;&quot;;IF([.B489]=&quot;Y&quot;;[.C489];&#10;&quot;&lt;a href=&quot; &amp; CHAR(34) &amp; &quot;#&quot; &amp; CHAR(34) &amp; &quot;&gt;&quot; &amp;&#10;&quot;&lt;img src=&quot; &amp; CHAR(34) &amp; &quot;https://github.com/ubuntu/yaru/blob/master/icons/Yaru/scalable/&quot; &amp; [.E489] &amp; &quot;/&quot; &amp; [.A489] &amp; &quot;.svg&quot; &amp; CHAR(34) &amp; &#10;&quot; width=&quot; &amp; CHAR(34) &amp; &quot;22&quot; &amp; CHAR(34) &amp; &quot; alt=&quot; &amp; CHAR(34) &amp; [.D489] &amp; CHAR(34) &amp; &quot;&gt;&lt;/a&gt;&quot; &amp;&#10;&quot;&amp;nbsp; &amp;nbsp; &quot; &amp; [.D48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ystem-switch-user-symbolic@</text:p>
          </table:table-cell>
          <table:table-cell table:style-name="Default" table:formula="of:=IF(LEFT([.A49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90];3;FIND(&quot;:&quot;;[.A490])-3) &amp; &quot; &lt;br&gt;&quot;;&quot;&quot;)">
            <text:p/>
          </table:table-cell>
          <table:table-cell table:style-name="ce6" table:formula="of:=IF([.B490]=&quot;Y&quot;;MID([.A490];3;FIND(&quot;:&quot;;[.A490];1)-3);IF(&#10;RIGHT(RIGHT([.A490]; 1))=&quot;@&quot;;0;&#10;[.A490]))" office:value-type="float" office:value="0" calcext:value-type="float">
            <text:p>0</text:p>
          </table:table-cell>
          <table:table-cell table:formula="of:=IF([.B490]=&quot;Y&quot;;[.D490];[.E489])" office:value-type="string" office:string-value="apps" calcext:value-type="string">
            <text:p>apps</text:p>
          </table:table-cell>
          <table:table-cell table:style-name="ce10" table:formula="of:=IF([.D490]=0;&quot;&quot;;IF([.B490]=&quot;Y&quot;;[.C490];&#10;&quot;&lt;a href=&quot; &amp; CHAR(34) &amp; &quot;#&quot; &amp; CHAR(34) &amp; &quot;&gt;&quot; &amp;&#10;&quot;&lt;img src=&quot; &amp; CHAR(34) &amp; &quot;https://github.com/ubuntu/yaru/blob/master/icons/Yaru/scalable/&quot; &amp; [.E490] &amp; &quot;/&quot; &amp; [.A490] &amp; &quot;.svg&quot; &amp; CHAR(34) &amp; &#10;&quot; width=&quot; &amp; CHAR(34) &amp; &quot;22&quot; &amp; CHAR(34) &amp; &quot; alt=&quot; &amp; CHAR(34) &amp; [.D490] &amp; CHAR(34) &amp; &quot;&gt;&lt;/a&gt;&quot; &amp;&#10;&quot;&amp;nbsp; &amp;nbsp; &quot; &amp; [.D490] &amp; &quot;&lt;br&gt;&quot;&#10;))">
            <text:p/>
          </table:table-cell>
        </table:table-row>
        <table:table-row table:style-name="ro1">
          <table:table-cell office:value-type="string" calcext:value-type="string">
            <text:p>system-users-symbolic</text:p>
          </table:table-cell>
          <table:table-cell table:formula="of:=IF(LEFT([.A491];1)=&quot;.&quot;;&quot;Y&quot;;&quot;N&quot;)" office:value-type="string" office:string-value="N" calcext:value-type="string">
            <text:p>N</text:p>
          </table:table-cell>
          <table:table-cell table:formula="of:=IFERROR(&quot;## &quot; &amp; MID([.A491];3;FIND(&quot;:&quot;;[.A491])-3) &amp; &quot; &lt;br&gt;&quot;;&quot;&quot;)">
            <text:p/>
          </table:table-cell>
          <table:table-cell table:formula="of:=IF([.B491]=&quot;Y&quot;;MID([.A491];3;FIND(&quot;:&quot;;[.A491];1)-3);IF(&#10;RIGHT(RIGHT([.A491]; 1))=&quot;@&quot;;0;&#10;[.A491]))" office:value-type="string" office:string-value="system-users-symbolic" calcext:value-type="string">
            <text:p>system-users-symbolic</text:p>
          </table:table-cell>
          <table:table-cell table:formula="of:=IF([.B491]=&quot;Y&quot;;[.D491];[.E490])" office:value-type="string" office:string-value="apps" calcext:value-type="string">
            <text:p>apps</text:p>
          </table:table-cell>
          <table:table-cell table:style-name="ce10" table:formula="of:=IF([.D491]=0;&quot;&quot;;IF([.B491]=&quot;Y&quot;;[.C491];&#10;&quot;&lt;a href=&quot; &amp; CHAR(34) &amp; &quot;#&quot; &amp; CHAR(34) &amp; &quot;&gt;&quot; &amp;&#10;&quot;&lt;img src=&quot; &amp; CHAR(34) &amp; &quot;https://github.com/ubuntu/yaru/blob/master/icons/Yaru/scalable/&quot; &amp; [.E491] &amp; &quot;/&quot; &amp; [.A491] &amp; &quot;.svg&quot; &amp; CHAR(34) &amp; &#10;&quot; width=&quot; &amp; CHAR(34) &amp; &quot;22&quot; &amp; CHAR(34) &amp; &quot; alt=&quot; &amp; CHAR(34) &amp; [.D491] &amp; CHAR(34) &amp; &quot;&gt;&lt;/a&gt;&quot; &amp;&#10;&quot;&amp;nbsp; &amp;nbsp; &quot; &amp; [.D491] &amp; &quot;&lt;br&gt;&quot;&#10;))" office:value-type="string" office:string-value="&lt;a href=&quot;#&quot;&gt;&lt;img src=&quot;https://github.com/ubuntu/yaru/blob/master/icons/Yaru/scalable/apps/system-users-symbolic.svg&quot; width=&quot;22&quot; alt=&quot;system-users-symbolic&quot;&gt;&lt;/a&gt;&amp;nbsp; &amp;nbsp; system-users-symbolic&lt;br&gt;" calcext:value-type="string">
            <text:p>&lt;a href="#"&gt;&lt;img src="https://github.com/ubuntu/yaru/blob/master/icons/Yaru/scalable/apps/system-users-symbolic.svg" width="22" alt="system-users-symbolic"&gt;&lt;/a&gt;&amp;nbsp; &amp;nbsp; system-users-symbolic&lt;br&gt;</text:p>
          </table:table-cell>
        </table:table-row>
        <table:table-row table:style-name="ro1">
          <table:table-cell office:value-type="string" calcext:value-type="string">
            <text:p>terminal-app-symbolic</text:p>
          </table:table-cell>
          <table:table-cell table:formula="of:=IF(LEFT([.A492];1)=&quot;.&quot;;&quot;Y&quot;;&quot;N&quot;)" office:value-type="string" office:string-value="N" calcext:value-type="string">
            <text:p>N</text:p>
          </table:table-cell>
          <table:table-cell table:formula="of:=IFERROR(&quot;## &quot; &amp; MID([.A492];3;FIND(&quot;:&quot;;[.A492])-3) &amp; &quot; &lt;br&gt;&quot;;&quot;&quot;)">
            <text:p/>
          </table:table-cell>
          <table:table-cell table:formula="of:=IF([.B492]=&quot;Y&quot;;MID([.A492];3;FIND(&quot;:&quot;;[.A492];1)-3);IF(&#10;RIGHT(RIGHT([.A492]; 1))=&quot;@&quot;;0;&#10;[.A492]))" office:value-type="string" office:string-value="terminal-app-symbolic" calcext:value-type="string">
            <text:p>terminal-app-symbolic</text:p>
          </table:table-cell>
          <table:table-cell table:formula="of:=IF([.B492]=&quot;Y&quot;;[.D492];[.E491])" office:value-type="string" office:string-value="apps" calcext:value-type="string">
            <text:p>apps</text:p>
          </table:table-cell>
          <table:table-cell table:style-name="ce10" table:formula="of:=IF([.D492]=0;&quot;&quot;;IF([.B492]=&quot;Y&quot;;[.C492];&#10;&quot;&lt;a href=&quot; &amp; CHAR(34) &amp; &quot;#&quot; &amp; CHAR(34) &amp; &quot;&gt;&quot; &amp;&#10;&quot;&lt;img src=&quot; &amp; CHAR(34) &amp; &quot;https://github.com/ubuntu/yaru/blob/master/icons/Yaru/scalable/&quot; &amp; [.E492] &amp; &quot;/&quot; &amp; [.A492] &amp; &quot;.svg&quot; &amp; CHAR(34) &amp; &#10;&quot; width=&quot; &amp; CHAR(34) &amp; &quot;22&quot; &amp; CHAR(34) &amp; &quot; alt=&quot; &amp; CHAR(34) &amp; [.D492] &amp; CHAR(34) &amp; &quot;&gt;&lt;/a&gt;&quot; &amp;&#10;&quot;&amp;nbsp; &amp;nbsp; &quot; &amp; [.D492] &amp; &quot;&lt;br&gt;&quot;&#10;))" office:value-type="string" office:string-value="&lt;a href=&quot;#&quot;&gt;&lt;img src=&quot;https://github.com/ubuntu/yaru/blob/master/icons/Yaru/scalable/apps/terminal-app-symbolic.svg&quot; width=&quot;22&quot; alt=&quot;terminal-app-symbolic&quot;&gt;&lt;/a&gt;&amp;nbsp; &amp;nbsp; terminal-app-symbolic&lt;br&gt;" calcext:value-type="string">
            <text:p>&lt;a href="#"&gt;&lt;img src="https://github.com/ubuntu/yaru/blob/master/icons/Yaru/scalable/apps/terminal-app-symbolic.svg" width="22" alt="terminal-app-symbolic"&gt;&lt;/a&gt;&amp;nbsp; &amp;nbsp; terminal-app-symbolic&lt;br&gt;</text:p>
          </table:table-cell>
        </table:table-row>
        <table:table-row table:style-name="ro1">
          <table:table-cell table:style-name="Default" office:value-type="string" calcext:value-type="string">
            <text:p>terminal-symbolic@</text:p>
          </table:table-cell>
          <table:table-cell table:style-name="Default" table:formula="of:=IF(LEFT([.A49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93];3;FIND(&quot;:&quot;;[.A493])-3) &amp; &quot; &lt;br&gt;&quot;;&quot;&quot;)">
            <text:p/>
          </table:table-cell>
          <table:table-cell table:style-name="ce6" table:formula="of:=IF([.B493]=&quot;Y&quot;;MID([.A493];3;FIND(&quot;:&quot;;[.A493];1)-3);IF(&#10;RIGHT(RIGHT([.A493]; 1))=&quot;@&quot;;0;&#10;[.A493]))" office:value-type="float" office:value="0" calcext:value-type="float">
            <text:p>0</text:p>
          </table:table-cell>
          <table:table-cell table:formula="of:=IF([.B493]=&quot;Y&quot;;[.D493];[.E492])" office:value-type="string" office:string-value="apps" calcext:value-type="string">
            <text:p>apps</text:p>
          </table:table-cell>
          <table:table-cell table:style-name="ce10" table:formula="of:=IF([.D493]=0;&quot;&quot;;IF([.B493]=&quot;Y&quot;;[.C493];&#10;&quot;&lt;a href=&quot; &amp; CHAR(34) &amp; &quot;#&quot; &amp; CHAR(34) &amp; &quot;&gt;&quot; &amp;&#10;&quot;&lt;img src=&quot; &amp; CHAR(34) &amp; &quot;https://github.com/ubuntu/yaru/blob/master/icons/Yaru/scalable/&quot; &amp; [.E493] &amp; &quot;/&quot; &amp; [.A493] &amp; &quot;.svg&quot; &amp; CHAR(34) &amp; &#10;&quot; width=&quot; &amp; CHAR(34) &amp; &quot;22&quot; &amp; CHAR(34) &amp; &quot; alt=&quot; &amp; CHAR(34) &amp; [.D493] &amp; CHAR(34) &amp; &quot;&gt;&lt;/a&gt;&quot; &amp;&#10;&quot;&amp;nbsp; &amp;nbsp; &quot; &amp; [.D49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text-editor-symbolic@</text:p>
          </table:table-cell>
          <table:table-cell table:style-name="Default" table:formula="of:=IF(LEFT([.A49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94];3;FIND(&quot;:&quot;;[.A494])-3) &amp; &quot; &lt;br&gt;&quot;;&quot;&quot;)">
            <text:p/>
          </table:table-cell>
          <table:table-cell table:style-name="ce6" table:formula="of:=IF([.B494]=&quot;Y&quot;;MID([.A494];3;FIND(&quot;:&quot;;[.A494];1)-3);IF(&#10;RIGHT(RIGHT([.A494]; 1))=&quot;@&quot;;0;&#10;[.A494]))" office:value-type="float" office:value="0" calcext:value-type="float">
            <text:p>0</text:p>
          </table:table-cell>
          <table:table-cell table:formula="of:=IF([.B494]=&quot;Y&quot;;[.D494];[.E493])" office:value-type="string" office:string-value="apps" calcext:value-type="string">
            <text:p>apps</text:p>
          </table:table-cell>
          <table:table-cell table:style-name="ce10" table:formula="of:=IF([.D494]=0;&quot;&quot;;IF([.B494]=&quot;Y&quot;;[.C494];&#10;&quot;&lt;a href=&quot; &amp; CHAR(34) &amp; &quot;#&quot; &amp; CHAR(34) &amp; &quot;&gt;&quot; &amp;&#10;&quot;&lt;img src=&quot; &amp; CHAR(34) &amp; &quot;https://github.com/ubuntu/yaru/blob/master/icons/Yaru/scalable/&quot; &amp; [.E494] &amp; &quot;/&quot; &amp; [.A494] &amp; &quot;.svg&quot; &amp; CHAR(34) &amp; &#10;&quot; width=&quot; &amp; CHAR(34) &amp; &quot;22&quot; &amp; CHAR(34) &amp; &quot; alt=&quot; &amp; CHAR(34) &amp; [.D494] &amp; CHAR(34) &amp; &quot;&gt;&lt;/a&gt;&quot; &amp;&#10;&quot;&amp;nbsp; &amp;nbsp; &quot; &amp; [.D494] &amp; &quot;&lt;br&gt;&quot;&#10;))">
            <text:p/>
          </table:table-cell>
        </table:table-row>
        <table:table-row table:style-name="ro1">
          <table:table-cell office:value-type="string" calcext:value-type="string">
            <text:p>to-do-app-symbolic</text:p>
          </table:table-cell>
          <table:table-cell table:formula="of:=IF(LEFT([.A495];1)=&quot;.&quot;;&quot;Y&quot;;&quot;N&quot;)" office:value-type="string" office:string-value="N" calcext:value-type="string">
            <text:p>N</text:p>
          </table:table-cell>
          <table:table-cell table:formula="of:=IFERROR(&quot;## &quot; &amp; MID([.A495];3;FIND(&quot;:&quot;;[.A495])-3) &amp; &quot; &lt;br&gt;&quot;;&quot;&quot;)">
            <text:p/>
          </table:table-cell>
          <table:table-cell table:formula="of:=IF([.B495]=&quot;Y&quot;;MID([.A495];3;FIND(&quot;:&quot;;[.A495];1)-3);IF(&#10;RIGHT(RIGHT([.A495]; 1))=&quot;@&quot;;0;&#10;[.A495]))" office:value-type="string" office:string-value="to-do-app-symbolic" calcext:value-type="string">
            <text:p>to-do-app-symbolic</text:p>
          </table:table-cell>
          <table:table-cell table:formula="of:=IF([.B495]=&quot;Y&quot;;[.D495];[.E494])" office:value-type="string" office:string-value="apps" calcext:value-type="string">
            <text:p>apps</text:p>
          </table:table-cell>
          <table:table-cell table:style-name="ce10" table:formula="of:=IF([.D495]=0;&quot;&quot;;IF([.B495]=&quot;Y&quot;;[.C495];&#10;&quot;&lt;a href=&quot; &amp; CHAR(34) &amp; &quot;#&quot; &amp; CHAR(34) &amp; &quot;&gt;&quot; &amp;&#10;&quot;&lt;img src=&quot; &amp; CHAR(34) &amp; &quot;https://github.com/ubuntu/yaru/blob/master/icons/Yaru/scalable/&quot; &amp; [.E495] &amp; &quot;/&quot; &amp; [.A495] &amp; &quot;.svg&quot; &amp; CHAR(34) &amp; &#10;&quot; width=&quot; &amp; CHAR(34) &amp; &quot;22&quot; &amp; CHAR(34) &amp; &quot; alt=&quot; &amp; CHAR(34) &amp; [.D495] &amp; CHAR(34) &amp; &quot;&gt;&lt;/a&gt;&quot; &amp;&#10;&quot;&amp;nbsp; &amp;nbsp; &quot; &amp; [.D495] &amp; &quot;&lt;br&gt;&quot;&#10;))" office:value-type="string" office:string-value="&lt;a href=&quot;#&quot;&gt;&lt;img src=&quot;https://github.com/ubuntu/yaru/blob/master/icons/Yaru/scalable/apps/to-do-app-symbolic.svg&quot; width=&quot;22&quot; alt=&quot;to-do-app-symbolic&quot;&gt;&lt;/a&gt;&amp;nbsp; &amp;nbsp; to-do-app-symbolic&lt;br&gt;" calcext:value-type="string">
            <text:p>&lt;a href="#"&gt;&lt;img src="https://github.com/ubuntu/yaru/blob/master/icons/Yaru/scalable/apps/to-do-app-symbolic.svg" width="22" alt="to-do-app-symbolic"&gt;&lt;/a&gt;&amp;nbsp; &amp;nbsp; to-do-app-symbolic&lt;br&gt;</text:p>
          </table:table-cell>
        </table:table-row>
        <table:table-row table:style-name="ro1">
          <table:table-cell table:style-name="Default" office:value-type="string" calcext:value-type="string">
            <text:p>totem-symbolic@</text:p>
          </table:table-cell>
          <table:table-cell table:style-name="Default" table:formula="of:=IF(LEFT([.A49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496];3;FIND(&quot;:&quot;;[.A496])-3) &amp; &quot; &lt;br&gt;&quot;;&quot;&quot;)">
            <text:p/>
          </table:table-cell>
          <table:table-cell table:style-name="ce6" table:formula="of:=IF([.B496]=&quot;Y&quot;;MID([.A496];3;FIND(&quot;:&quot;;[.A496];1)-3);IF(&#10;RIGHT(RIGHT([.A496]; 1))=&quot;@&quot;;0;&#10;[.A496]))" office:value-type="float" office:value="0" calcext:value-type="float">
            <text:p>0</text:p>
          </table:table-cell>
          <table:table-cell table:formula="of:=IF([.B496]=&quot;Y&quot;;[.D496];[.E495])" office:value-type="string" office:string-value="apps" calcext:value-type="string">
            <text:p>apps</text:p>
          </table:table-cell>
          <table:table-cell table:style-name="ce10" table:formula="of:=IF([.D496]=0;&quot;&quot;;IF([.B496]=&quot;Y&quot;;[.C496];&#10;&quot;&lt;a href=&quot; &amp; CHAR(34) &amp; &quot;#&quot; &amp; CHAR(34) &amp; &quot;&gt;&quot; &amp;&#10;&quot;&lt;img src=&quot; &amp; CHAR(34) &amp; &quot;https://github.com/ubuntu/yaru/blob/master/icons/Yaru/scalable/&quot; &amp; [.E496] &amp; &quot;/&quot; &amp; [.A496] &amp; &quot;.svg&quot; &amp; CHAR(34) &amp; &#10;&quot; width=&quot; &amp; CHAR(34) &amp; &quot;22&quot; &amp; CHAR(34) &amp; &quot; alt=&quot; &amp; CHAR(34) &amp; [.D496] &amp; CHAR(34) &amp; &quot;&gt;&lt;/a&gt;&quot; &amp;&#10;&quot;&amp;nbsp; &amp;nbsp; &quot; &amp; [.D496] &amp; &quot;&lt;br&gt;&quot;&#10;))">
            <text:p/>
          </table:table-cell>
        </table:table-row>
        <table:table-row table:style-name="ro1">
          <table:table-cell office:value-type="string" calcext:value-type="string">
            <text:p>transmission-symbolic</text:p>
          </table:table-cell>
          <table:table-cell table:formula="of:=IF(LEFT([.A497];1)=&quot;.&quot;;&quot;Y&quot;;&quot;N&quot;)" office:value-type="string" office:string-value="N" calcext:value-type="string">
            <text:p>N</text:p>
          </table:table-cell>
          <table:table-cell table:formula="of:=IFERROR(&quot;## &quot; &amp; MID([.A497];3;FIND(&quot;:&quot;;[.A497])-3) &amp; &quot; &lt;br&gt;&quot;;&quot;&quot;)">
            <text:p/>
          </table:table-cell>
          <table:table-cell table:formula="of:=IF([.B497]=&quot;Y&quot;;MID([.A497];3;FIND(&quot;:&quot;;[.A497];1)-3);IF(&#10;RIGHT(RIGHT([.A497]; 1))=&quot;@&quot;;0;&#10;[.A497]))" office:value-type="string" office:string-value="transmission-symbolic" calcext:value-type="string">
            <text:p>transmission-symbolic</text:p>
          </table:table-cell>
          <table:table-cell table:formula="of:=IF([.B497]=&quot;Y&quot;;[.D497];[.E496])" office:value-type="string" office:string-value="apps" calcext:value-type="string">
            <text:p>apps</text:p>
          </table:table-cell>
          <table:table-cell table:style-name="ce10" table:formula="of:=IF([.D497]=0;&quot;&quot;;IF([.B497]=&quot;Y&quot;;[.C497];&#10;&quot;&lt;a href=&quot; &amp; CHAR(34) &amp; &quot;#&quot; &amp; CHAR(34) &amp; &quot;&gt;&quot; &amp;&#10;&quot;&lt;img src=&quot; &amp; CHAR(34) &amp; &quot;https://github.com/ubuntu/yaru/blob/master/icons/Yaru/scalable/&quot; &amp; [.E497] &amp; &quot;/&quot; &amp; [.A497] &amp; &quot;.svg&quot; &amp; CHAR(34) &amp; &#10;&quot; width=&quot; &amp; CHAR(34) &amp; &quot;22&quot; &amp; CHAR(34) &amp; &quot; alt=&quot; &amp; CHAR(34) &amp; [.D497] &amp; CHAR(34) &amp; &quot;&gt;&lt;/a&gt;&quot; &amp;&#10;&quot;&amp;nbsp; &amp;nbsp; &quot; &amp; [.D497] &amp; &quot;&lt;br&gt;&quot;&#10;))" office:value-type="string" office:string-value="&lt;a href=&quot;#&quot;&gt;&lt;img src=&quot;https://github.com/ubuntu/yaru/blob/master/icons/Yaru/scalable/apps/transmission-symbolic.svg&quot; width=&quot;22&quot; alt=&quot;transmission-symbolic&quot;&gt;&lt;/a&gt;&amp;nbsp; &amp;nbsp; transmission-symbolic&lt;br&gt;" calcext:value-type="string">
            <text:p>&lt;a href="#"&gt;&lt;img src="https://github.com/ubuntu/yaru/blob/master/icons/Yaru/scalable/apps/transmission-symbolic.svg" width="22" alt="transmission-symbolic"&gt;&lt;/a&gt;&amp;nbsp; &amp;nbsp; transmission-symbolic&lt;br&gt;</text:p>
          </table:table-cell>
        </table:table-row>
        <table:table-row table:style-name="ro1">
          <table:table-cell office:value-type="string" calcext:value-type="string">
            <text:p>tweaks-app-symbolic</text:p>
          </table:table-cell>
          <table:table-cell table:formula="of:=IF(LEFT([.A498];1)=&quot;.&quot;;&quot;Y&quot;;&quot;N&quot;)" office:value-type="string" office:string-value="N" calcext:value-type="string">
            <text:p>N</text:p>
          </table:table-cell>
          <table:table-cell table:formula="of:=IFERROR(&quot;## &quot; &amp; MID([.A498];3;FIND(&quot;:&quot;;[.A498])-3) &amp; &quot; &lt;br&gt;&quot;;&quot;&quot;)">
            <text:p/>
          </table:table-cell>
          <table:table-cell table:formula="of:=IF([.B498]=&quot;Y&quot;;MID([.A498];3;FIND(&quot;:&quot;;[.A498];1)-3);IF(&#10;RIGHT(RIGHT([.A498]; 1))=&quot;@&quot;;0;&#10;[.A498]))" office:value-type="string" office:string-value="tweaks-app-symbolic" calcext:value-type="string">
            <text:p>tweaks-app-symbolic</text:p>
          </table:table-cell>
          <table:table-cell table:formula="of:=IF([.B498]=&quot;Y&quot;;[.D498];[.E497])" office:value-type="string" office:string-value="apps" calcext:value-type="string">
            <text:p>apps</text:p>
          </table:table-cell>
          <table:table-cell table:style-name="ce10" table:formula="of:=IF([.D498]=0;&quot;&quot;;IF([.B498]=&quot;Y&quot;;[.C498];&#10;&quot;&lt;a href=&quot; &amp; CHAR(34) &amp; &quot;#&quot; &amp; CHAR(34) &amp; &quot;&gt;&quot; &amp;&#10;&quot;&lt;img src=&quot; &amp; CHAR(34) &amp; &quot;https://github.com/ubuntu/yaru/blob/master/icons/Yaru/scalable/&quot; &amp; [.E498] &amp; &quot;/&quot; &amp; [.A498] &amp; &quot;.svg&quot; &amp; CHAR(34) &amp; &#10;&quot; width=&quot; &amp; CHAR(34) &amp; &quot;22&quot; &amp; CHAR(34) &amp; &quot; alt=&quot; &amp; CHAR(34) &amp; [.D498] &amp; CHAR(34) &amp; &quot;&gt;&lt;/a&gt;&quot; &amp;&#10;&quot;&amp;nbsp; &amp;nbsp; &quot; &amp; [.D498] &amp; &quot;&lt;br&gt;&quot;&#10;))" office:value-type="string" office:string-value="&lt;a href=&quot;#&quot;&gt;&lt;img src=&quot;https://github.com/ubuntu/yaru/blob/master/icons/Yaru/scalable/apps/tweaks-app-symbolic.svg&quot; width=&quot;22&quot; alt=&quot;tweaks-app-symbolic&quot;&gt;&lt;/a&gt;&amp;nbsp; &amp;nbsp; tweaks-app-symbolic&lt;br&gt;" calcext:value-type="string">
            <text:p>&lt;a href="#"&gt;&lt;img src="https://github.com/ubuntu/yaru/blob/master/icons/Yaru/scalable/apps/tweaks-app-symbolic.svg" width="22" alt="tweaks-app-symbolic"&gt;&lt;/a&gt;&amp;nbsp; &amp;nbsp; tweaks-app-symbolic&lt;br&gt;</text:p>
          </table:table-cell>
        </table:table-row>
        <table:table-row table:style-name="ro1">
          <table:table-cell office:value-type="string" calcext:value-type="string">
            <text:p>ubiquity-symbolic</text:p>
          </table:table-cell>
          <table:table-cell table:formula="of:=IF(LEFT([.A499];1)=&quot;.&quot;;&quot;Y&quot;;&quot;N&quot;)" office:value-type="string" office:string-value="N" calcext:value-type="string">
            <text:p>N</text:p>
          </table:table-cell>
          <table:table-cell table:formula="of:=IFERROR(&quot;## &quot; &amp; MID([.A499];3;FIND(&quot;:&quot;;[.A499])-3) &amp; &quot; &lt;br&gt;&quot;;&quot;&quot;)">
            <text:p/>
          </table:table-cell>
          <table:table-cell table:formula="of:=IF([.B499]=&quot;Y&quot;;MID([.A499];3;FIND(&quot;:&quot;;[.A499];1)-3);IF(&#10;RIGHT(RIGHT([.A499]; 1))=&quot;@&quot;;0;&#10;[.A499]))" office:value-type="string" office:string-value="ubiquity-symbolic" calcext:value-type="string">
            <text:p>ubiquity-symbolic</text:p>
          </table:table-cell>
          <table:table-cell table:formula="of:=IF([.B499]=&quot;Y&quot;;[.D499];[.E498])" office:value-type="string" office:string-value="apps" calcext:value-type="string">
            <text:p>apps</text:p>
          </table:table-cell>
          <table:table-cell table:style-name="ce10" table:formula="of:=IF([.D499]=0;&quot;&quot;;IF([.B499]=&quot;Y&quot;;[.C499];&#10;&quot;&lt;a href=&quot; &amp; CHAR(34) &amp; &quot;#&quot; &amp; CHAR(34) &amp; &quot;&gt;&quot; &amp;&#10;&quot;&lt;img src=&quot; &amp; CHAR(34) &amp; &quot;https://github.com/ubuntu/yaru/blob/master/icons/Yaru/scalable/&quot; &amp; [.E499] &amp; &quot;/&quot; &amp; [.A499] &amp; &quot;.svg&quot; &amp; CHAR(34) &amp; &#10;&quot; width=&quot; &amp; CHAR(34) &amp; &quot;22&quot; &amp; CHAR(34) &amp; &quot; alt=&quot; &amp; CHAR(34) &amp; [.D499] &amp; CHAR(34) &amp; &quot;&gt;&lt;/a&gt;&quot; &amp;&#10;&quot;&amp;nbsp; &amp;nbsp; &quot; &amp; [.D499] &amp; &quot;&lt;br&gt;&quot;&#10;))" office:value-type="string" office:string-value="&lt;a href=&quot;#&quot;&gt;&lt;img src=&quot;https://github.com/ubuntu/yaru/blob/master/icons/Yaru/scalable/apps/ubiquity-symbolic.svg&quot; width=&quot;22&quot; alt=&quot;ubiquity-symbolic&quot;&gt;&lt;/a&gt;&amp;nbsp; &amp;nbsp; ubiquity-symbolic&lt;br&gt;" calcext:value-type="string">
            <text:p>&lt;a href="#"&gt;&lt;img src="https://github.com/ubuntu/yaru/blob/master/icons/Yaru/scalable/apps/ubiquity-symbolic.svg" width="22" alt="ubiquity-symbolic"&gt;&lt;/a&gt;&amp;nbsp; &amp;nbsp; ubiquity-symbolic&lt;br&gt;</text:p>
          </table:table-cell>
        </table:table-row>
        <table:table-row table:style-name="ro1">
          <table:table-cell table:style-name="Default" office:value-type="string" calcext:value-type="string">
            <text:p>ubuntusoftware-symbolic@</text:p>
          </table:table-cell>
          <table:table-cell table:style-name="Default" table:formula="of:=IF(LEFT([.A50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00];3;FIND(&quot;:&quot;;[.A500])-3) &amp; &quot; &lt;br&gt;&quot;;&quot;&quot;)">
            <text:p/>
          </table:table-cell>
          <table:table-cell table:style-name="ce6" table:formula="of:=IF([.B500]=&quot;Y&quot;;MID([.A500];3;FIND(&quot;:&quot;;[.A500];1)-3);IF(&#10;RIGHT(RIGHT([.A500]; 1))=&quot;@&quot;;0;&#10;[.A500]))" office:value-type="float" office:value="0" calcext:value-type="float">
            <text:p>0</text:p>
          </table:table-cell>
          <table:table-cell table:formula="of:=IF([.B500]=&quot;Y&quot;;[.D500];[.E499])" office:value-type="string" office:string-value="apps" calcext:value-type="string">
            <text:p>apps</text:p>
          </table:table-cell>
          <table:table-cell table:style-name="ce10" table:formula="of:=IF([.D500]=0;&quot;&quot;;IF([.B500]=&quot;Y&quot;;[.C500];&#10;&quot;&lt;a href=&quot; &amp; CHAR(34) &amp; &quot;#&quot; &amp; CHAR(34) &amp; &quot;&gt;&quot; &amp;&#10;&quot;&lt;img src=&quot; &amp; CHAR(34) &amp; &quot;https://github.com/ubuntu/yaru/blob/master/icons/Yaru/scalable/&quot; &amp; [.E500] &amp; &quot;/&quot; &amp; [.A500] &amp; &quot;.svg&quot; &amp; CHAR(34) &amp; &#10;&quot; width=&quot; &amp; CHAR(34) &amp; &quot;22&quot; &amp; CHAR(34) &amp; &quot; alt=&quot; &amp; CHAR(34) &amp; [.D500] &amp; CHAR(34) &amp; &quot;&gt;&lt;/a&gt;&quot; &amp;&#10;&quot;&amp;nbsp; &amp;nbsp; &quot; &amp; [.D50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unity-tweak-tool-symbolic@</text:p>
          </table:table-cell>
          <table:table-cell table:style-name="Default" table:formula="of:=IF(LEFT([.A50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01];3;FIND(&quot;:&quot;;[.A501])-3) &amp; &quot; &lt;br&gt;&quot;;&quot;&quot;)">
            <text:p/>
          </table:table-cell>
          <table:table-cell table:style-name="ce6" table:formula="of:=IF([.B501]=&quot;Y&quot;;MID([.A501];3;FIND(&quot;:&quot;;[.A501];1)-3);IF(&#10;RIGHT(RIGHT([.A501]; 1))=&quot;@&quot;;0;&#10;[.A501]))" office:value-type="float" office:value="0" calcext:value-type="float">
            <text:p>0</text:p>
          </table:table-cell>
          <table:table-cell table:formula="of:=IF([.B501]=&quot;Y&quot;;[.D501];[.E500])" office:value-type="string" office:string-value="apps" calcext:value-type="string">
            <text:p>apps</text:p>
          </table:table-cell>
          <table:table-cell table:style-name="ce10" table:formula="of:=IF([.D501]=0;&quot;&quot;;IF([.B501]=&quot;Y&quot;;[.C501];&#10;&quot;&lt;a href=&quot; &amp; CHAR(34) &amp; &quot;#&quot; &amp; CHAR(34) &amp; &quot;&gt;&quot; &amp;&#10;&quot;&lt;img src=&quot; &amp; CHAR(34) &amp; &quot;https://github.com/ubuntu/yaru/blob/master/icons/Yaru/scalable/&quot; &amp; [.E501] &amp; &quot;/&quot; &amp; [.A501] &amp; &quot;.svg&quot; &amp; CHAR(34) &amp; &#10;&quot; width=&quot; &amp; CHAR(34) &amp; &quot;22&quot; &amp; CHAR(34) &amp; &quot; alt=&quot; &amp; CHAR(34) &amp; [.D501] &amp; CHAR(34) &amp; &quot;&gt;&lt;/a&gt;&quot; &amp;&#10;&quot;&amp;nbsp; &amp;nbsp; &quot; &amp; [.D50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update-manager-symbolic@</text:p>
          </table:table-cell>
          <table:table-cell table:style-name="Default" table:formula="of:=IF(LEFT([.A50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02];3;FIND(&quot;:&quot;;[.A502])-3) &amp; &quot; &lt;br&gt;&quot;;&quot;&quot;)">
            <text:p/>
          </table:table-cell>
          <table:table-cell table:style-name="ce6" table:formula="of:=IF([.B502]=&quot;Y&quot;;MID([.A502];3;FIND(&quot;:&quot;;[.A502];1)-3);IF(&#10;RIGHT(RIGHT([.A502]; 1))=&quot;@&quot;;0;&#10;[.A502]))" office:value-type="float" office:value="0" calcext:value-type="float">
            <text:p>0</text:p>
          </table:table-cell>
          <table:table-cell table:formula="of:=IF([.B502]=&quot;Y&quot;;[.D502];[.E501])" office:value-type="string" office:string-value="apps" calcext:value-type="string">
            <text:p>apps</text:p>
          </table:table-cell>
          <table:table-cell table:style-name="ce10" table:formula="of:=IF([.D502]=0;&quot;&quot;;IF([.B502]=&quot;Y&quot;;[.C502];&#10;&quot;&lt;a href=&quot; &amp; CHAR(34) &amp; &quot;#&quot; &amp; CHAR(34) &amp; &quot;&gt;&quot; &amp;&#10;&quot;&lt;img src=&quot; &amp; CHAR(34) &amp; &quot;https://github.com/ubuntu/yaru/blob/master/icons/Yaru/scalable/&quot; &amp; [.E502] &amp; &quot;/&quot; &amp; [.A502] &amp; &quot;.svg&quot; &amp; CHAR(34) &amp; &#10;&quot; width=&quot; &amp; CHAR(34) &amp; &quot;22&quot; &amp; CHAR(34) &amp; &quot; alt=&quot; &amp; CHAR(34) &amp; [.D502] &amp; CHAR(34) &amp; &quot;&gt;&lt;/a&gt;&quot; &amp;&#10;&quot;&amp;nbsp; &amp;nbsp; &quot; &amp; [.D502] &amp; &quot;&lt;br&gt;&quot;&#10;))">
            <text:p/>
          </table:table-cell>
        </table:table-row>
        <table:table-row table:style-name="ro1">
          <table:table-cell office:value-type="string" calcext:value-type="string">
            <text:p>usage-app-symbolic</text:p>
          </table:table-cell>
          <table:table-cell table:formula="of:=IF(LEFT([.A503];1)=&quot;.&quot;;&quot;Y&quot;;&quot;N&quot;)" office:value-type="string" office:string-value="N" calcext:value-type="string">
            <text:p>N</text:p>
          </table:table-cell>
          <table:table-cell table:formula="of:=IFERROR(&quot;## &quot; &amp; MID([.A503];3;FIND(&quot;:&quot;;[.A503])-3) &amp; &quot; &lt;br&gt;&quot;;&quot;&quot;)">
            <text:p/>
          </table:table-cell>
          <table:table-cell table:formula="of:=IF([.B503]=&quot;Y&quot;;MID([.A503];3;FIND(&quot;:&quot;;[.A503];1)-3);IF(&#10;RIGHT(RIGHT([.A503]; 1))=&quot;@&quot;;0;&#10;[.A503]))" office:value-type="string" office:string-value="usage-app-symbolic" calcext:value-type="string">
            <text:p>usage-app-symbolic</text:p>
          </table:table-cell>
          <table:table-cell table:formula="of:=IF([.B503]=&quot;Y&quot;;[.D503];[.E502])" office:value-type="string" office:string-value="apps" calcext:value-type="string">
            <text:p>apps</text:p>
          </table:table-cell>
          <table:table-cell table:style-name="ce10" table:formula="of:=IF([.D503]=0;&quot;&quot;;IF([.B503]=&quot;Y&quot;;[.C503];&#10;&quot;&lt;a href=&quot; &amp; CHAR(34) &amp; &quot;#&quot; &amp; CHAR(34) &amp; &quot;&gt;&quot; &amp;&#10;&quot;&lt;img src=&quot; &amp; CHAR(34) &amp; &quot;https://github.com/ubuntu/yaru/blob/master/icons/Yaru/scalable/&quot; &amp; [.E503] &amp; &quot;/&quot; &amp; [.A503] &amp; &quot;.svg&quot; &amp; CHAR(34) &amp; &#10;&quot; width=&quot; &amp; CHAR(34) &amp; &quot;22&quot; &amp; CHAR(34) &amp; &quot; alt=&quot; &amp; CHAR(34) &amp; [.D503] &amp; CHAR(34) &amp; &quot;&gt;&lt;/a&gt;&quot; &amp;&#10;&quot;&amp;nbsp; &amp;nbsp; &quot; &amp; [.D503] &amp; &quot;&lt;br&gt;&quot;&#10;))" office:value-type="string" office:string-value="&lt;a href=&quot;#&quot;&gt;&lt;img src=&quot;https://github.com/ubuntu/yaru/blob/master/icons/Yaru/scalable/apps/usage-app-symbolic.svg&quot; width=&quot;22&quot; alt=&quot;usage-app-symbolic&quot;&gt;&lt;/a&gt;&amp;nbsp; &amp;nbsp; usage-app-symbolic&lt;br&gt;" calcext:value-type="string">
            <text:p>&lt;a href="#"&gt;&lt;img src="https://github.com/ubuntu/yaru/blob/master/icons/Yaru/scalable/apps/usage-app-symbolic.svg" width="22" alt="usage-app-symbolic"&gt;&lt;/a&gt;&amp;nbsp; &amp;nbsp; usage-app-symbolic&lt;br&gt;</text:p>
          </table:table-cell>
        </table:table-row>
        <table:table-row table:style-name="ro1">
          <table:table-cell office:value-type="string" calcext:value-type="string">
            <text:p>usb-creator-gtk-symbolic</text:p>
          </table:table-cell>
          <table:table-cell table:formula="of:=IF(LEFT([.A504];1)=&quot;.&quot;;&quot;Y&quot;;&quot;N&quot;)" office:value-type="string" office:string-value="N" calcext:value-type="string">
            <text:p>N</text:p>
          </table:table-cell>
          <table:table-cell table:formula="of:=IFERROR(&quot;## &quot; &amp; MID([.A504];3;FIND(&quot;:&quot;;[.A504])-3) &amp; &quot; &lt;br&gt;&quot;;&quot;&quot;)">
            <text:p/>
          </table:table-cell>
          <table:table-cell table:formula="of:=IF([.B504]=&quot;Y&quot;;MID([.A504];3;FIND(&quot;:&quot;;[.A504];1)-3);IF(&#10;RIGHT(RIGHT([.A504]; 1))=&quot;@&quot;;0;&#10;[.A504]))" office:value-type="string" office:string-value="usb-creator-gtk-symbolic" calcext:value-type="string">
            <text:p>usb-creator-gtk-symbolic</text:p>
          </table:table-cell>
          <table:table-cell table:formula="of:=IF([.B504]=&quot;Y&quot;;[.D504];[.E503])" office:value-type="string" office:string-value="apps" calcext:value-type="string">
            <text:p>apps</text:p>
          </table:table-cell>
          <table:table-cell table:style-name="ce10" table:formula="of:=IF([.D504]=0;&quot;&quot;;IF([.B504]=&quot;Y&quot;;[.C504];&#10;&quot;&lt;a href=&quot; &amp; CHAR(34) &amp; &quot;#&quot; &amp; CHAR(34) &amp; &quot;&gt;&quot; &amp;&#10;&quot;&lt;img src=&quot; &amp; CHAR(34) &amp; &quot;https://github.com/ubuntu/yaru/blob/master/icons/Yaru/scalable/&quot; &amp; [.E504] &amp; &quot;/&quot; &amp; [.A504] &amp; &quot;.svg&quot; &amp; CHAR(34) &amp; &#10;&quot; width=&quot; &amp; CHAR(34) &amp; &quot;22&quot; &amp; CHAR(34) &amp; &quot; alt=&quot; &amp; CHAR(34) &amp; [.D504] &amp; CHAR(34) &amp; &quot;&gt;&lt;/a&gt;&quot; &amp;&#10;&quot;&amp;nbsp; &amp;nbsp; &quot; &amp; [.D504] &amp; &quot;&lt;br&gt;&quot;&#10;))" office:value-type="string" office:string-value="&lt;a href=&quot;#&quot;&gt;&lt;img src=&quot;https://github.com/ubuntu/yaru/blob/master/icons/Yaru/scalable/apps/usb-creator-gtk-symbolic.svg&quot; width=&quot;22&quot; alt=&quot;usb-creator-gtk-symbolic&quot;&gt;&lt;/a&gt;&amp;nbsp; &amp;nbsp; usb-creator-gtk-symbolic&lt;br&gt;" calcext:value-type="string">
            <text:p>&lt;a href="#"&gt;&lt;img src="https://github.com/ubuntu/yaru/blob/master/icons/Yaru/scalable/apps/usb-creator-gtk-symbolic.svg" width="22" alt="usb-creator-gtk-symbolic"&gt;&lt;/a&gt;&amp;nbsp; &amp;nbsp; usb-creator-gtk-symbolic&lt;br&gt;</text:p>
          </table:table-cell>
        </table:table-row>
        <table:table-row table:style-name="ro1">
          <table:table-cell office:value-type="string" calcext:value-type="string">
            <text:p>user-info-symbolic</text:p>
          </table:table-cell>
          <table:table-cell table:formula="of:=IF(LEFT([.A505];1)=&quot;.&quot;;&quot;Y&quot;;&quot;N&quot;)" office:value-type="string" office:string-value="N" calcext:value-type="string">
            <text:p>N</text:p>
          </table:table-cell>
          <table:table-cell table:formula="of:=IFERROR(&quot;## &quot; &amp; MID([.A505];3;FIND(&quot;:&quot;;[.A505])-3) &amp; &quot; &lt;br&gt;&quot;;&quot;&quot;)">
            <text:p/>
          </table:table-cell>
          <table:table-cell table:formula="of:=IF([.B505]=&quot;Y&quot;;MID([.A505];3;FIND(&quot;:&quot;;[.A505];1)-3);IF(&#10;RIGHT(RIGHT([.A505]; 1))=&quot;@&quot;;0;&#10;[.A505]))" office:value-type="string" office:string-value="user-info-symbolic" calcext:value-type="string">
            <text:p>user-info-symbolic</text:p>
          </table:table-cell>
          <table:table-cell table:formula="of:=IF([.B505]=&quot;Y&quot;;[.D505];[.E504])" office:value-type="string" office:string-value="apps" calcext:value-type="string">
            <text:p>apps</text:p>
          </table:table-cell>
          <table:table-cell table:style-name="ce10" table:formula="of:=IF([.D505]=0;&quot;&quot;;IF([.B505]=&quot;Y&quot;;[.C505];&#10;&quot;&lt;a href=&quot; &amp; CHAR(34) &amp; &quot;#&quot; &amp; CHAR(34) &amp; &quot;&gt;&quot; &amp;&#10;&quot;&lt;img src=&quot; &amp; CHAR(34) &amp; &quot;https://github.com/ubuntu/yaru/blob/master/icons/Yaru/scalable/&quot; &amp; [.E505] &amp; &quot;/&quot; &amp; [.A505] &amp; &quot;.svg&quot; &amp; CHAR(34) &amp; &#10;&quot; width=&quot; &amp; CHAR(34) &amp; &quot;22&quot; &amp; CHAR(34) &amp; &quot; alt=&quot; &amp; CHAR(34) &amp; [.D505] &amp; CHAR(34) &amp; &quot;&gt;&lt;/a&gt;&quot; &amp;&#10;&quot;&amp;nbsp; &amp;nbsp; &quot; &amp; [.D505] &amp; &quot;&lt;br&gt;&quot;&#10;))" office:value-type="string" office:string-value="&lt;a href=&quot;#&quot;&gt;&lt;img src=&quot;https://github.com/ubuntu/yaru/blob/master/icons/Yaru/scalable/apps/user-info-symbolic.svg&quot; width=&quot;22&quot; alt=&quot;user-info-symbolic&quot;&gt;&lt;/a&gt;&amp;nbsp; &amp;nbsp; user-info-symbolic&lt;br&gt;" calcext:value-type="string">
            <text:p>&lt;a href="#"&gt;&lt;img src="https://github.com/ubuntu/yaru/blob/master/icons/Yaru/scalable/apps/user-info-symbolic.svg" width="22" alt="user-info-symbolic"&gt;&lt;/a&gt;&amp;nbsp; &amp;nbsp; user-info-symbolic&lt;br&gt;</text:p>
          </table:table-cell>
        </table:table-row>
        <table:table-row table:style-name="ro1">
          <table:table-cell table:style-name="Default" office:value-type="string" calcext:value-type="string">
            <text:p>utilities-system-monitor-symbolic@</text:p>
          </table:table-cell>
          <table:table-cell table:style-name="Default" table:formula="of:=IF(LEFT([.A50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06];3;FIND(&quot;:&quot;;[.A506])-3) &amp; &quot; &lt;br&gt;&quot;;&quot;&quot;)">
            <text:p/>
          </table:table-cell>
          <table:table-cell table:style-name="ce6" table:formula="of:=IF([.B506]=&quot;Y&quot;;MID([.A506];3;FIND(&quot;:&quot;;[.A506];1)-3);IF(&#10;RIGHT(RIGHT([.A506]; 1))=&quot;@&quot;;0;&#10;[.A506]))" office:value-type="float" office:value="0" calcext:value-type="float">
            <text:p>0</text:p>
          </table:table-cell>
          <table:table-cell table:formula="of:=IF([.B506]=&quot;Y&quot;;[.D506];[.E505])" office:value-type="string" office:string-value="apps" calcext:value-type="string">
            <text:p>apps</text:p>
          </table:table-cell>
          <table:table-cell table:style-name="ce10" table:formula="of:=IF([.D506]=0;&quot;&quot;;IF([.B506]=&quot;Y&quot;;[.C506];&#10;&quot;&lt;a href=&quot; &amp; CHAR(34) &amp; &quot;#&quot; &amp; CHAR(34) &amp; &quot;&gt;&quot; &amp;&#10;&quot;&lt;img src=&quot; &amp; CHAR(34) &amp; &quot;https://github.com/ubuntu/yaru/blob/master/icons/Yaru/scalable/&quot; &amp; [.E506] &amp; &quot;/&quot; &amp; [.A506] &amp; &quot;.svg&quot; &amp; CHAR(34) &amp; &#10;&quot; width=&quot; &amp; CHAR(34) &amp; &quot;22&quot; &amp; CHAR(34) &amp; &quot; alt=&quot; &amp; CHAR(34) &amp; [.D506] &amp; CHAR(34) &amp; &quot;&gt;&lt;/a&gt;&quot; &amp;&#10;&quot;&amp;nbsp; &amp;nbsp; &quot; &amp; [.D50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utilities-terminal-symbolic@</text:p>
          </table:table-cell>
          <table:table-cell table:style-name="Default" table:formula="of:=IF(LEFT([.A50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07];3;FIND(&quot;:&quot;;[.A507])-3) &amp; &quot; &lt;br&gt;&quot;;&quot;&quot;)">
            <text:p/>
          </table:table-cell>
          <table:table-cell table:style-name="ce6" table:formula="of:=IF([.B507]=&quot;Y&quot;;MID([.A507];3;FIND(&quot;:&quot;;[.A507];1)-3);IF(&#10;RIGHT(RIGHT([.A507]; 1))=&quot;@&quot;;0;&#10;[.A507]))" office:value-type="float" office:value="0" calcext:value-type="float">
            <text:p>0</text:p>
          </table:table-cell>
          <table:table-cell table:formula="of:=IF([.B507]=&quot;Y&quot;;[.D507];[.E506])" office:value-type="string" office:string-value="apps" calcext:value-type="string">
            <text:p>apps</text:p>
          </table:table-cell>
          <table:table-cell table:style-name="ce10" table:formula="of:=IF([.D507]=0;&quot;&quot;;IF([.B507]=&quot;Y&quot;;[.C507];&#10;&quot;&lt;a href=&quot; &amp; CHAR(34) &amp; &quot;#&quot; &amp; CHAR(34) &amp; &quot;&gt;&quot; &amp;&#10;&quot;&lt;img src=&quot; &amp; CHAR(34) &amp; &quot;https://github.com/ubuntu/yaru/blob/master/icons/Yaru/scalable/&quot; &amp; [.E507] &amp; &quot;/&quot; &amp; [.A507] &amp; &quot;.svg&quot; &amp; CHAR(34) &amp; &#10;&quot; width=&quot; &amp; CHAR(34) &amp; &quot;22&quot; &amp; CHAR(34) &amp; &quot; alt=&quot; &amp; CHAR(34) &amp; [.D507] &amp; CHAR(34) &amp; &quot;&gt;&lt;/a&gt;&quot; &amp;&#10;&quot;&amp;nbsp; &amp;nbsp; &quot; &amp; [.D507] &amp; &quot;&lt;br&gt;&quot;&#10;))">
            <text:p/>
          </table:table-cell>
        </table:table-row>
        <table:table-row table:style-name="ro1">
          <table:table-cell office:value-type="string" calcext:value-type="string">
            <text:p>weather-app-symbolic</text:p>
          </table:table-cell>
          <table:table-cell table:formula="of:=IF(LEFT([.A508];1)=&quot;.&quot;;&quot;Y&quot;;&quot;N&quot;)" office:value-type="string" office:string-value="N" calcext:value-type="string">
            <text:p>N</text:p>
          </table:table-cell>
          <table:table-cell table:formula="of:=IFERROR(&quot;## &quot; &amp; MID([.A508];3;FIND(&quot;:&quot;;[.A508])-3) &amp; &quot; &lt;br&gt;&quot;;&quot;&quot;)">
            <text:p/>
          </table:table-cell>
          <table:table-cell table:formula="of:=IF([.B508]=&quot;Y&quot;;MID([.A508];3;FIND(&quot;:&quot;;[.A508];1)-3);IF(&#10;RIGHT(RIGHT([.A508]; 1))=&quot;@&quot;;0;&#10;[.A508]))" office:value-type="string" office:string-value="weather-app-symbolic" calcext:value-type="string">
            <text:p>weather-app-symbolic</text:p>
          </table:table-cell>
          <table:table-cell table:formula="of:=IF([.B508]=&quot;Y&quot;;[.D508];[.E507])" office:value-type="string" office:string-value="apps" calcext:value-type="string">
            <text:p>apps</text:p>
          </table:table-cell>
          <table:table-cell table:style-name="ce10" table:formula="of:=IF([.D508]=0;&quot;&quot;;IF([.B508]=&quot;Y&quot;;[.C508];&#10;&quot;&lt;a href=&quot; &amp; CHAR(34) &amp; &quot;#&quot; &amp; CHAR(34) &amp; &quot;&gt;&quot; &amp;&#10;&quot;&lt;img src=&quot; &amp; CHAR(34) &amp; &quot;https://github.com/ubuntu/yaru/blob/master/icons/Yaru/scalable/&quot; &amp; [.E508] &amp; &quot;/&quot; &amp; [.A508] &amp; &quot;.svg&quot; &amp; CHAR(34) &amp; &#10;&quot; width=&quot; &amp; CHAR(34) &amp; &quot;22&quot; &amp; CHAR(34) &amp; &quot; alt=&quot; &amp; CHAR(34) &amp; [.D508] &amp; CHAR(34) &amp; &quot;&gt;&lt;/a&gt;&quot; &amp;&#10;&quot;&amp;nbsp; &amp;nbsp; &quot; &amp; [.D508] &amp; &quot;&lt;br&gt;&quot;&#10;))" office:value-type="string" office:string-value="&lt;a href=&quot;#&quot;&gt;&lt;img src=&quot;https://github.com/ubuntu/yaru/blob/master/icons/Yaru/scalable/apps/weather-app-symbolic.svg&quot; width=&quot;22&quot; alt=&quot;weather-app-symbolic&quot;&gt;&lt;/a&gt;&amp;nbsp; &amp;nbsp; weather-app-symbolic&lt;br&gt;" calcext:value-type="string">
            <text:p>&lt;a href="#"&gt;&lt;img src="https://github.com/ubuntu/yaru/blob/master/icons/Yaru/scalable/apps/weather-app-symbolic.svg" width="22" alt="weather-app-symbolic"&gt;&lt;/a&gt;&amp;nbsp; &amp;nbsp; weather-app-symbolic&lt;br&gt;</text:p>
          </table:table-cell>
        </table:table-row>
        <table:table-row table:style-name="ro1">
          <table:table-cell office:value-type="string" calcext:value-type="string">
            <text:p>webbrowser-app-symbolic</text:p>
          </table:table-cell>
          <table:table-cell table:formula="of:=IF(LEFT([.A509];1)=&quot;.&quot;;&quot;Y&quot;;&quot;N&quot;)" office:value-type="string" office:string-value="N" calcext:value-type="string">
            <text:p>N</text:p>
          </table:table-cell>
          <table:table-cell table:formula="of:=IFERROR(&quot;## &quot; &amp; MID([.A509];3;FIND(&quot;:&quot;;[.A509])-3) &amp; &quot; &lt;br&gt;&quot;;&quot;&quot;)">
            <text:p/>
          </table:table-cell>
          <table:table-cell table:formula="of:=IF([.B509]=&quot;Y&quot;;MID([.A509];3;FIND(&quot;:&quot;;[.A509];1)-3);IF(&#10;RIGHT(RIGHT([.A509]; 1))=&quot;@&quot;;0;&#10;[.A509]))" office:value-type="string" office:string-value="webbrowser-app-symbolic" calcext:value-type="string">
            <text:p>webbrowser-app-symbolic</text:p>
          </table:table-cell>
          <table:table-cell table:formula="of:=IF([.B509]=&quot;Y&quot;;[.D509];[.E508])" office:value-type="string" office:string-value="apps" calcext:value-type="string">
            <text:p>apps</text:p>
          </table:table-cell>
          <table:table-cell table:style-name="ce10" table:formula="of:=IF([.D509]=0;&quot;&quot;;IF([.B509]=&quot;Y&quot;;[.C509];&#10;&quot;&lt;a href=&quot; &amp; CHAR(34) &amp; &quot;#&quot; &amp; CHAR(34) &amp; &quot;&gt;&quot; &amp;&#10;&quot;&lt;img src=&quot; &amp; CHAR(34) &amp; &quot;https://github.com/ubuntu/yaru/blob/master/icons/Yaru/scalable/&quot; &amp; [.E509] &amp; &quot;/&quot; &amp; [.A509] &amp; &quot;.svg&quot; &amp; CHAR(34) &amp; &#10;&quot; width=&quot; &amp; CHAR(34) &amp; &quot;22&quot; &amp; CHAR(34) &amp; &quot; alt=&quot; &amp; CHAR(34) &amp; [.D509] &amp; CHAR(34) &amp; &quot;&gt;&lt;/a&gt;&quot; &amp;&#10;&quot;&amp;nbsp; &amp;nbsp; &quot; &amp; [.D509] &amp; &quot;&lt;br&gt;&quot;&#10;))" office:value-type="string" office:string-value="&lt;a href=&quot;#&quot;&gt;&lt;img src=&quot;https://github.com/ubuntu/yaru/blob/master/icons/Yaru/scalable/apps/webbrowser-app-symbolic.svg&quot; width=&quot;22&quot; alt=&quot;webbrowser-app-symbolic&quot;&gt;&lt;/a&gt;&amp;nbsp; &amp;nbsp; webbrowser-app-symbolic&lt;br&gt;" calcext:value-type="string">
            <text:p>&lt;a href="#"&gt;&lt;img src="https://github.com/ubuntu/yaru/blob/master/icons/Yaru/scalable/apps/webbrowser-app-symbolic.svg" width="22" alt="webbrowser-app-symbolic"&gt;&lt;/a&gt;&amp;nbsp; &amp;nbsp; webbrowser-app-symbolic&lt;br&gt;</text:p>
          </table:table-cell>
        </table:table-row>
        <table:table-row table:style-name="ro1">
          <table:table-cell table:style-name="Default" office:value-type="string" calcext:value-type="string">
            <text:p>web-browser-symbolic@</text:p>
          </table:table-cell>
          <table:table-cell table:style-name="Default" table:formula="of:=IF(LEFT([.A51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10];3;FIND(&quot;:&quot;;[.A510])-3) &amp; &quot; &lt;br&gt;&quot;;&quot;&quot;)">
            <text:p/>
          </table:table-cell>
          <table:table-cell table:style-name="ce6" table:formula="of:=IF([.B510]=&quot;Y&quot;;MID([.A510];3;FIND(&quot;:&quot;;[.A510];1)-3);IF(&#10;RIGHT(RIGHT([.A510]; 1))=&quot;@&quot;;0;&#10;[.A510]))" office:value-type="float" office:value="0" calcext:value-type="float">
            <text:p>0</text:p>
          </table:table-cell>
          <table:table-cell table:formula="of:=IF([.B510]=&quot;Y&quot;;[.D510];[.E509])" office:value-type="string" office:string-value="apps" calcext:value-type="string">
            <text:p>apps</text:p>
          </table:table-cell>
          <table:table-cell table:style-name="ce10" table:formula="of:=IF([.D510]=0;&quot;&quot;;IF([.B510]=&quot;Y&quot;;[.C510];&#10;&quot;&lt;a href=&quot; &amp; CHAR(34) &amp; &quot;#&quot; &amp; CHAR(34) &amp; &quot;&gt;&quot; &amp;&#10;&quot;&lt;img src=&quot; &amp; CHAR(34) &amp; &quot;https://github.com/ubuntu/yaru/blob/master/icons/Yaru/scalable/&quot; &amp; [.E510] &amp; &quot;/&quot; &amp; [.A510] &amp; &quot;.svg&quot; &amp; CHAR(34) &amp; &#10;&quot; width=&quot; &amp; CHAR(34) &amp; &quot;22&quot; &amp; CHAR(34) &amp; &quot; alt=&quot; &amp; CHAR(34) &amp; [.D510] &amp; CHAR(34) &amp; &quot;&gt;&lt;/a&gt;&quot; &amp;&#10;&quot;&amp;nbsp; &amp;nbsp; &quot; &amp; [.D51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webpage-symbolic@</text:p>
          </table:table-cell>
          <table:table-cell table:style-name="Default" table:formula="of:=IF(LEFT([.A51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11];3;FIND(&quot;:&quot;;[.A511])-3) &amp; &quot; &lt;br&gt;&quot;;&quot;&quot;)">
            <text:p/>
          </table:table-cell>
          <table:table-cell table:style-name="ce6" table:formula="of:=IF([.B511]=&quot;Y&quot;;MID([.A511];3;FIND(&quot;:&quot;;[.A511];1)-3);IF(&#10;RIGHT(RIGHT([.A511]; 1))=&quot;@&quot;;0;&#10;[.A511]))" office:value-type="float" office:value="0" calcext:value-type="float">
            <text:p>0</text:p>
          </table:table-cell>
          <table:table-cell table:formula="of:=IF([.B511]=&quot;Y&quot;;[.D511];[.E510])" office:value-type="string" office:string-value="apps" calcext:value-type="string">
            <text:p>apps</text:p>
          </table:table-cell>
          <table:table-cell table:style-name="ce10" table:formula="of:=IF([.D511]=0;&quot;&quot;;IF([.B511]=&quot;Y&quot;;[.C511];&#10;&quot;&lt;a href=&quot; &amp; CHAR(34) &amp; &quot;#&quot; &amp; CHAR(34) &amp; &quot;&gt;&quot; &amp;&#10;&quot;&lt;img src=&quot; &amp; CHAR(34) &amp; &quot;https://github.com/ubuntu/yaru/blob/master/icons/Yaru/scalable/&quot; &amp; [.E511] &amp; &quot;/&quot; &amp; [.A511] &amp; &quot;.svg&quot; &amp; CHAR(34) &amp; &#10;&quot; width=&quot; &amp; CHAR(34) &amp; &quot;22&quot; &amp; CHAR(34) &amp; &quot; alt=&quot; &amp; CHAR(34) &amp; [.D511] &amp; CHAR(34) &amp; &quot;&gt;&lt;/a&gt;&quot; &amp;&#10;&quot;&amp;nbsp; &amp;nbsp; &quot; &amp; [.D511] &amp; &quot;&lt;br&gt;&quot;&#10;))">
            <text:p/>
          </table:table-cell>
        </table:table-row>
        <table:table-row table:style-name="ro1">
          <table:table-cell office:value-type="string" calcext:value-type="string">
            <text:p>wine-symbolic</text:p>
          </table:table-cell>
          <table:table-cell table:formula="of:=IF(LEFT([.A512];1)=&quot;.&quot;;&quot;Y&quot;;&quot;N&quot;)" office:value-type="string" office:string-value="N" calcext:value-type="string">
            <text:p>N</text:p>
          </table:table-cell>
          <table:table-cell table:formula="of:=IFERROR(&quot;## &quot; &amp; MID([.A512];3;FIND(&quot;:&quot;;[.A512])-3) &amp; &quot; &lt;br&gt;&quot;;&quot;&quot;)">
            <text:p/>
          </table:table-cell>
          <table:table-cell table:formula="of:=IF([.B512]=&quot;Y&quot;;MID([.A512];3;FIND(&quot;:&quot;;[.A512];1)-3);IF(&#10;RIGHT(RIGHT([.A512]; 1))=&quot;@&quot;;0;&#10;[.A512]))" office:value-type="string" office:string-value="wine-symbolic" calcext:value-type="string">
            <text:p>wine-symbolic</text:p>
          </table:table-cell>
          <table:table-cell table:formula="of:=IF([.B512]=&quot;Y&quot;;[.D512];[.E511])" office:value-type="string" office:string-value="apps" calcext:value-type="string">
            <text:p>apps</text:p>
          </table:table-cell>
          <table:table-cell table:style-name="ce10" table:formula="of:=IF([.D512]=0;&quot;&quot;;IF([.B512]=&quot;Y&quot;;[.C512];&#10;&quot;&lt;a href=&quot; &amp; CHAR(34) &amp; &quot;#&quot; &amp; CHAR(34) &amp; &quot;&gt;&quot; &amp;&#10;&quot;&lt;img src=&quot; &amp; CHAR(34) &amp; &quot;https://github.com/ubuntu/yaru/blob/master/icons/Yaru/scalable/&quot; &amp; [.E512] &amp; &quot;/&quot; &amp; [.A512] &amp; &quot;.svg&quot; &amp; CHAR(34) &amp; &#10;&quot; width=&quot; &amp; CHAR(34) &amp; &quot;22&quot; &amp; CHAR(34) &amp; &quot; alt=&quot; &amp; CHAR(34) &amp; [.D512] &amp; CHAR(34) &amp; &quot;&gt;&lt;/a&gt;&quot; &amp;&#10;&quot;&amp;nbsp; &amp;nbsp; &quot; &amp; [.D512] &amp; &quot;&lt;br&gt;&quot;&#10;))" office:value-type="string" office:string-value="&lt;a href=&quot;#&quot;&gt;&lt;img src=&quot;https://github.com/ubuntu/yaru/blob/master/icons/Yaru/scalable/apps/wine-symbolic.svg&quot; width=&quot;22&quot; alt=&quot;wine-symbolic&quot;&gt;&lt;/a&gt;&amp;nbsp; &amp;nbsp; wine-symbolic&lt;br&gt;" calcext:value-type="string">
            <text:p>&lt;a href="#"&gt;&lt;img src="https://github.com/ubuntu/yaru/blob/master/icons/Yaru/scalable/apps/wine-symbolic.svg" width="22" alt="wine-symbolic"&gt;&lt;/a&gt;&amp;nbsp; &amp;nbsp; wine-symbolic&lt;br&gt;</text:p>
          </table:table-cell>
        </table:table-row>
        <table:table-row table:style-name="ro1">
          <table:table-cell table:style-name="Default" office:value-type="string" calcext:value-type="string">
            <text:p>x-office-address-book-symbolic@</text:p>
          </table:table-cell>
          <table:table-cell table:style-name="Default" table:formula="of:=IF(LEFT([.A51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13];3;FIND(&quot;:&quot;;[.A513])-3) &amp; &quot; &lt;br&gt;&quot;;&quot;&quot;)">
            <text:p/>
          </table:table-cell>
          <table:table-cell table:style-name="ce6" table:formula="of:=IF([.B513]=&quot;Y&quot;;MID([.A513];3;FIND(&quot;:&quot;;[.A513];1)-3);IF(&#10;RIGHT(RIGHT([.A513]; 1))=&quot;@&quot;;0;&#10;[.A513]))" office:value-type="float" office:value="0" calcext:value-type="float">
            <text:p>0</text:p>
          </table:table-cell>
          <table:table-cell table:formula="of:=IF([.B513]=&quot;Y&quot;;[.D513];[.E512])" office:value-type="string" office:string-value="apps" calcext:value-type="string">
            <text:p>apps</text:p>
          </table:table-cell>
          <table:table-cell table:style-name="ce10" table:formula="of:=IF([.D513]=0;&quot;&quot;;IF([.B513]=&quot;Y&quot;;[.C513];&#10;&quot;&lt;a href=&quot; &amp; CHAR(34) &amp; &quot;#&quot; &amp; CHAR(34) &amp; &quot;&gt;&quot; &amp;&#10;&quot;&lt;img src=&quot; &amp; CHAR(34) &amp; &quot;https://github.com/ubuntu/yaru/blob/master/icons/Yaru/scalable/&quot; &amp; [.E513] &amp; &quot;/&quot; &amp; [.A513] &amp; &quot;.svg&quot; &amp; CHAR(34) &amp; &#10;&quot; width=&quot; &amp; CHAR(34) &amp; &quot;22&quot; &amp; CHAR(34) &amp; &quot; alt=&quot; &amp; CHAR(34) &amp; [.D513] &amp; CHAR(34) &amp; &quot;&gt;&lt;/a&gt;&quot; &amp;&#10;&quot;&amp;nbsp; &amp;nbsp; &quot; &amp; [.D513] &amp; &quot;&lt;br&gt;&quot;&#10;))">
            <text:p/>
          </table:table-cell>
        </table:table-row>
        <table:table-row table:style-name="ro1">
          <table:table-cell table:style-name="Default"/>
          <table:table-cell table:style-name="Default" table:formula="of:=IF(LEFT([.A51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14];3;FIND(&quot;:&quot;;[.A514])-3) &amp; &quot; &lt;br&gt;&quot;;&quot;&quot;)">
            <text:p/>
          </table:table-cell>
          <table:table-cell table:style-name="ce6" table:formula="of:=IF([.B514]=&quot;Y&quot;;MID([.A514];3;FIND(&quot;:&quot;;[.A514];1)-3);IF(&#10;RIGHT(RIGHT([.A514]; 1))=&quot;@&quot;;0;&#10;[.A514]))" office:value-type="float" office:value="0" calcext:value-type="float">
            <text:p>0</text:p>
          </table:table-cell>
          <table:table-cell table:formula="of:=IF([.B514]=&quot;Y&quot;;[.D514];[.E513])" office:value-type="string" office:string-value="apps" calcext:value-type="string">
            <text:p>apps</text:p>
          </table:table-cell>
          <table:table-cell table:style-name="ce10" table:formula="of:=IF([.D514]=0;&quot;&quot;;IF([.B514]=&quot;Y&quot;;[.C514];&#10;&quot;&lt;a href=&quot; &amp; CHAR(34) &amp; &quot;#&quot; &amp; CHAR(34) &amp; &quot;&gt;&quot; &amp;&#10;&quot;&lt;img src=&quot; &amp; CHAR(34) &amp; &quot;https://github.com/ubuntu/yaru/blob/master/icons/Yaru/scalable/&quot; &amp; [.E514] &amp; &quot;/&quot; &amp; [.A514] &amp; &quot;.svg&quot; &amp; CHAR(34) &amp; &#10;&quot; width=&quot; &amp; CHAR(34) &amp; &quot;22&quot; &amp; CHAR(34) &amp; &quot; alt=&quot; &amp; CHAR(34) &amp; [.D514] &amp; CHAR(34) &amp; &quot;&gt;&lt;/a&gt;&quot; &amp;&#10;&quot;&amp;nbsp; &amp;nbsp; &quot; &amp; [.D514] &amp; &quot;&lt;br&gt;&quot;&#10;))">
            <text:p/>
          </table:table-cell>
        </table:table-row>
        <table:table-row table:style-name="ro1">
          <table:table-cell office:value-type="string" calcext:value-type="string">
            <text:p>./camera:</text:p>
          </table:table-cell>
          <table:table-cell table:formula="of:=IF(LEFT([.A515];1)=&quot;.&quot;;&quot;Y&quot;;&quot;N&quot;)" office:value-type="string" office:string-value="Y" calcext:value-type="string">
            <text:p>Y</text:p>
          </table:table-cell>
          <table:table-cell table:formula="of:=IFERROR(&quot;## &quot; &amp; MID([.A515];3;FIND(&quot;:&quot;;[.A515])-3) &amp; &quot; &lt;br&gt;&quot;;&quot;&quot;)" office:value-type="string" office:string-value="## camera &lt;br&gt;" calcext:value-type="string">
            <text:p>## camera &lt;br&gt;</text:p>
          </table:table-cell>
          <table:table-cell table:formula="of:=IF([.B515]=&quot;Y&quot;;MID([.A515];3;FIND(&quot;:&quot;;[.A515];1)-3);IF(&#10;RIGHT(RIGHT([.A515]; 1))=&quot;@&quot;;0;&#10;[.A515]))" office:value-type="string" office:string-value="camera" calcext:value-type="string">
            <text:p>camera</text:p>
          </table:table-cell>
          <table:table-cell table:formula="of:=IF([.B515]=&quot;Y&quot;;[.D515];[.E514])" office:value-type="string" office:string-value="camera" calcext:value-type="string">
            <text:p>camera</text:p>
          </table:table-cell>
          <table:table-cell table:style-name="ce10" table:formula="of:=IF([.D515]=0;&quot;&quot;;IF([.B515]=&quot;Y&quot;;[.C515];&#10;&quot;&lt;a href=&quot; &amp; CHAR(34) &amp; &quot;#&quot; &amp; CHAR(34) &amp; &quot;&gt;&quot; &amp;&#10;&quot;&lt;img src=&quot; &amp; CHAR(34) &amp; &quot;https://github.com/ubuntu/yaru/blob/master/icons/Yaru/scalable/&quot; &amp; [.E515] &amp; &quot;/&quot; &amp; [.A515] &amp; &quot;.svg&quot; &amp; CHAR(34) &amp; &#10;&quot; width=&quot; &amp; CHAR(34) &amp; &quot;22&quot; &amp; CHAR(34) &amp; &quot; alt=&quot; &amp; CHAR(34) &amp; [.D515] &amp; CHAR(34) &amp; &quot;&gt;&lt;/a&gt;&quot; &amp;&#10;&quot;&amp;nbsp; &amp;nbsp; &quot; &amp; [.D515] &amp; &quot;&lt;br&gt;&quot;&#10;))" office:value-type="string" office:string-value="## camera &lt;br&gt;" calcext:value-type="string">
            <text:p>## camera &lt;br&gt;</text:p>
          </table:table-cell>
        </table:table-row>
        <table:table-row table:style-name="ro1">
          <table:table-cell office:value-type="string" calcext:value-type="string">
            <text:p>camera-flash-auto-symbolic</text:p>
          </table:table-cell>
          <table:table-cell table:formula="of:=IF(LEFT([.A516];1)=&quot;.&quot;;&quot;Y&quot;;&quot;N&quot;)" office:value-type="string" office:string-value="N" calcext:value-type="string">
            <text:p>N</text:p>
          </table:table-cell>
          <table:table-cell table:formula="of:=IFERROR(&quot;## &quot; &amp; MID([.A516];3;FIND(&quot;:&quot;;[.A516])-3) &amp; &quot; &lt;br&gt;&quot;;&quot;&quot;)">
            <text:p/>
          </table:table-cell>
          <table:table-cell table:formula="of:=IF([.B516]=&quot;Y&quot;;MID([.A516];3;FIND(&quot;:&quot;;[.A516];1)-3);IF(&#10;RIGHT(RIGHT([.A516]; 1))=&quot;@&quot;;0;&#10;[.A516]))" office:value-type="string" office:string-value="camera-flash-auto-symbolic" calcext:value-type="string">
            <text:p>camera-flash-auto-symbolic</text:p>
          </table:table-cell>
          <table:table-cell table:formula="of:=IF([.B516]=&quot;Y&quot;;[.D516];[.E515])" office:value-type="string" office:string-value="camera" calcext:value-type="string">
            <text:p>camera</text:p>
          </table:table-cell>
          <table:table-cell table:style-name="ce10" table:formula="of:=IF([.D516]=0;&quot;&quot;;IF([.B516]=&quot;Y&quot;;[.C516];&#10;&quot;&lt;a href=&quot; &amp; CHAR(34) &amp; &quot;#&quot; &amp; CHAR(34) &amp; &quot;&gt;&quot; &amp;&#10;&quot;&lt;img src=&quot; &amp; CHAR(34) &amp; &quot;https://github.com/ubuntu/yaru/blob/master/icons/Yaru/scalable/&quot; &amp; [.E516] &amp; &quot;/&quot; &amp; [.A516] &amp; &quot;.svg&quot; &amp; CHAR(34) &amp; &#10;&quot; width=&quot; &amp; CHAR(34) &amp; &quot;22&quot; &amp; CHAR(34) &amp; &quot; alt=&quot; &amp; CHAR(34) &amp; [.D516] &amp; CHAR(34) &amp; &quot;&gt;&lt;/a&gt;&quot; &amp;&#10;&quot;&amp;nbsp; &amp;nbsp; &quot; &amp; [.D516] &amp; &quot;&lt;br&gt;&quot;&#10;))" office:value-type="string" office:string-value="&lt;a href=&quot;#&quot;&gt;&lt;img src=&quot;https://github.com/ubuntu/yaru/blob/master/icons/Yaru/scalable/camera/camera-flash-auto-symbolic.svg&quot; width=&quot;22&quot; alt=&quot;camera-flash-auto-symbolic&quot;&gt;&lt;/a&gt;&amp;nbsp; &amp;nbsp; camera-flash-auto-symbolic&lt;br&gt;" calcext:value-type="string">
            <text:p>&lt;a href="#"&gt;&lt;img src="https://github.com/ubuntu/yaru/blob/master/icons/Yaru/scalable/camera/camera-flash-auto-symbolic.svg" width="22" alt="camera-flash-auto-symbolic"&gt;&lt;/a&gt;&amp;nbsp; &amp;nbsp; camera-flash-auto-symbolic&lt;br&gt;</text:p>
          </table:table-cell>
        </table:table-row>
        <table:table-row table:style-name="ro1">
          <table:table-cell office:value-type="string" calcext:value-type="string">
            <text:p>camera-flash-disabled-symbolic</text:p>
          </table:table-cell>
          <table:table-cell table:formula="of:=IF(LEFT([.A517];1)=&quot;.&quot;;&quot;Y&quot;;&quot;N&quot;)" office:value-type="string" office:string-value="N" calcext:value-type="string">
            <text:p>N</text:p>
          </table:table-cell>
          <table:table-cell table:formula="of:=IFERROR(&quot;## &quot; &amp; MID([.A517];3;FIND(&quot;:&quot;;[.A517])-3) &amp; &quot; &lt;br&gt;&quot;;&quot;&quot;)">
            <text:p/>
          </table:table-cell>
          <table:table-cell table:formula="of:=IF([.B517]=&quot;Y&quot;;MID([.A517];3;FIND(&quot;:&quot;;[.A517];1)-3);IF(&#10;RIGHT(RIGHT([.A517]; 1))=&quot;@&quot;;0;&#10;[.A517]))" office:value-type="string" office:string-value="camera-flash-disabled-symbolic" calcext:value-type="string">
            <text:p>camera-flash-disabled-symbolic</text:p>
          </table:table-cell>
          <table:table-cell table:formula="of:=IF([.B517]=&quot;Y&quot;;[.D517];[.E516])" office:value-type="string" office:string-value="camera" calcext:value-type="string">
            <text:p>camera</text:p>
          </table:table-cell>
          <table:table-cell table:style-name="ce10" table:formula="of:=IF([.D517]=0;&quot;&quot;;IF([.B517]=&quot;Y&quot;;[.C517];&#10;&quot;&lt;a href=&quot; &amp; CHAR(34) &amp; &quot;#&quot; &amp; CHAR(34) &amp; &quot;&gt;&quot; &amp;&#10;&quot;&lt;img src=&quot; &amp; CHAR(34) &amp; &quot;https://github.com/ubuntu/yaru/blob/master/icons/Yaru/scalable/&quot; &amp; [.E517] &amp; &quot;/&quot; &amp; [.A517] &amp; &quot;.svg&quot; &amp; CHAR(34) &amp; &#10;&quot; width=&quot; &amp; CHAR(34) &amp; &quot;22&quot; &amp; CHAR(34) &amp; &quot; alt=&quot; &amp; CHAR(34) &amp; [.D517] &amp; CHAR(34) &amp; &quot;&gt;&lt;/a&gt;&quot; &amp;&#10;&quot;&amp;nbsp; &amp;nbsp; &quot; &amp; [.D517] &amp; &quot;&lt;br&gt;&quot;&#10;))" office:value-type="string" office:string-value="&lt;a href=&quot;#&quot;&gt;&lt;img src=&quot;https://github.com/ubuntu/yaru/blob/master/icons/Yaru/scalable/camera/camera-flash-disabled-symbolic.svg&quot; width=&quot;22&quot; alt=&quot;camera-flash-disabled-symbolic&quot;&gt;&lt;/a&gt;&amp;nbsp; &amp;nbsp; camera-flash-disabled-symbolic&lt;br&gt;" calcext:value-type="string">
            <text:p>&lt;a href="#"&gt;&lt;img src="https://github.com/ubuntu/yaru/blob/master/icons/Yaru/scalable/camera/camera-flash-disabled-symbolic.svg" width="22" alt="camera-flash-disabled-symbolic"&gt;&lt;/a&gt;&amp;nbsp; &amp;nbsp; camera-flash-disabled-symbolic&lt;br&gt;</text:p>
          </table:table-cell>
        </table:table-row>
        <table:table-row table:style-name="ro1">
          <table:table-cell office:value-type="string" calcext:value-type="string">
            <text:p>camera-flash-symbolic</text:p>
          </table:table-cell>
          <table:table-cell table:formula="of:=IF(LEFT([.A518];1)=&quot;.&quot;;&quot;Y&quot;;&quot;N&quot;)" office:value-type="string" office:string-value="N" calcext:value-type="string">
            <text:p>N</text:p>
          </table:table-cell>
          <table:table-cell table:formula="of:=IFERROR(&quot;## &quot; &amp; MID([.A518];3;FIND(&quot;:&quot;;[.A518])-3) &amp; &quot; &lt;br&gt;&quot;;&quot;&quot;)">
            <text:p/>
          </table:table-cell>
          <table:table-cell table:formula="of:=IF([.B518]=&quot;Y&quot;;MID([.A518];3;FIND(&quot;:&quot;;[.A518];1)-3);IF(&#10;RIGHT(RIGHT([.A518]; 1))=&quot;@&quot;;0;&#10;[.A518]))" office:value-type="string" office:string-value="camera-flash-symbolic" calcext:value-type="string">
            <text:p>camera-flash-symbolic</text:p>
          </table:table-cell>
          <table:table-cell table:formula="of:=IF([.B518]=&quot;Y&quot;;[.D518];[.E517])" office:value-type="string" office:string-value="camera" calcext:value-type="string">
            <text:p>camera</text:p>
          </table:table-cell>
          <table:table-cell table:style-name="ce10" table:formula="of:=IF([.D518]=0;&quot;&quot;;IF([.B518]=&quot;Y&quot;;[.C518];&#10;&quot;&lt;a href=&quot; &amp; CHAR(34) &amp; &quot;#&quot; &amp; CHAR(34) &amp; &quot;&gt;&quot; &amp;&#10;&quot;&lt;img src=&quot; &amp; CHAR(34) &amp; &quot;https://github.com/ubuntu/yaru/blob/master/icons/Yaru/scalable/&quot; &amp; [.E518] &amp; &quot;/&quot; &amp; [.A518] &amp; &quot;.svg&quot; &amp; CHAR(34) &amp; &#10;&quot; width=&quot; &amp; CHAR(34) &amp; &quot;22&quot; &amp; CHAR(34) &amp; &quot; alt=&quot; &amp; CHAR(34) &amp; [.D518] &amp; CHAR(34) &amp; &quot;&gt;&lt;/a&gt;&quot; &amp;&#10;&quot;&amp;nbsp; &amp;nbsp; &quot; &amp; [.D518] &amp; &quot;&lt;br&gt;&quot;&#10;))" office:value-type="string" office:string-value="&lt;a href=&quot;#&quot;&gt;&lt;img src=&quot;https://github.com/ubuntu/yaru/blob/master/icons/Yaru/scalable/camera/camera-flash-symbolic.svg&quot; width=&quot;22&quot; alt=&quot;camera-flash-symbolic&quot;&gt;&lt;/a&gt;&amp;nbsp; &amp;nbsp; camera-flash-symbolic&lt;br&gt;" calcext:value-type="string">
            <text:p>&lt;a href="#"&gt;&lt;img src="https://github.com/ubuntu/yaru/blob/master/icons/Yaru/scalable/camera/camera-flash-symbolic.svg" width="22" alt="camera-flash-symbolic"&gt;&lt;/a&gt;&amp;nbsp; &amp;nbsp; camera-flash-symbolic&lt;br&gt;</text:p>
          </table:table-cell>
        </table:table-row>
        <table:table-row table:style-name="ro1">
          <table:table-cell office:value-type="string" calcext:value-type="string">
            <text:p>camera-focus-symbolic</text:p>
          </table:table-cell>
          <table:table-cell table:formula="of:=IF(LEFT([.A519];1)=&quot;.&quot;;&quot;Y&quot;;&quot;N&quot;)" office:value-type="string" office:string-value="N" calcext:value-type="string">
            <text:p>N</text:p>
          </table:table-cell>
          <table:table-cell table:formula="of:=IFERROR(&quot;## &quot; &amp; MID([.A519];3;FIND(&quot;:&quot;;[.A519])-3) &amp; &quot; &lt;br&gt;&quot;;&quot;&quot;)">
            <text:p/>
          </table:table-cell>
          <table:table-cell table:formula="of:=IF([.B519]=&quot;Y&quot;;MID([.A519];3;FIND(&quot;:&quot;;[.A519];1)-3);IF(&#10;RIGHT(RIGHT([.A519]; 1))=&quot;@&quot;;0;&#10;[.A519]))" office:value-type="string" office:string-value="camera-focus-symbolic" calcext:value-type="string">
            <text:p>camera-focus-symbolic</text:p>
          </table:table-cell>
          <table:table-cell table:formula="of:=IF([.B519]=&quot;Y&quot;;[.D519];[.E518])" office:value-type="string" office:string-value="camera" calcext:value-type="string">
            <text:p>camera</text:p>
          </table:table-cell>
          <table:table-cell table:style-name="ce10" table:formula="of:=IF([.D519]=0;&quot;&quot;;IF([.B519]=&quot;Y&quot;;[.C519];&#10;&quot;&lt;a href=&quot; &amp; CHAR(34) &amp; &quot;#&quot; &amp; CHAR(34) &amp; &quot;&gt;&quot; &amp;&#10;&quot;&lt;img src=&quot; &amp; CHAR(34) &amp; &quot;https://github.com/ubuntu/yaru/blob/master/icons/Yaru/scalable/&quot; &amp; [.E519] &amp; &quot;/&quot; &amp; [.A519] &amp; &quot;.svg&quot; &amp; CHAR(34) &amp; &#10;&quot; width=&quot; &amp; CHAR(34) &amp; &quot;22&quot; &amp; CHAR(34) &amp; &quot; alt=&quot; &amp; CHAR(34) &amp; [.D519] &amp; CHAR(34) &amp; &quot;&gt;&lt;/a&gt;&quot; &amp;&#10;&quot;&amp;nbsp; &amp;nbsp; &quot; &amp; [.D519] &amp; &quot;&lt;br&gt;&quot;&#10;))" office:value-type="string" office:string-value="&lt;a href=&quot;#&quot;&gt;&lt;img src=&quot;https://github.com/ubuntu/yaru/blob/master/icons/Yaru/scalable/camera/camera-focus-symbolic.svg&quot; width=&quot;22&quot; alt=&quot;camera-focus-symbolic&quot;&gt;&lt;/a&gt;&amp;nbsp; &amp;nbsp; camera-focus-symbolic&lt;br&gt;" calcext:value-type="string">
            <text:p>&lt;a href="#"&gt;&lt;img src="https://github.com/ubuntu/yaru/blob/master/icons/Yaru/scalable/camera/camera-focus-symbolic.svg" width="22" alt="camera-focus-symbolic"&gt;&lt;/a&gt;&amp;nbsp; &amp;nbsp; camera-focus-symbolic&lt;br&gt;</text:p>
          </table:table-cell>
        </table:table-row>
        <table:table-row table:style-name="ro1">
          <table:table-cell office:value-type="string" calcext:value-type="string">
            <text:p>camera-grid-symbolic</text:p>
          </table:table-cell>
          <table:table-cell table:formula="of:=IF(LEFT([.A520];1)=&quot;.&quot;;&quot;Y&quot;;&quot;N&quot;)" office:value-type="string" office:string-value="N" calcext:value-type="string">
            <text:p>N</text:p>
          </table:table-cell>
          <table:table-cell table:formula="of:=IFERROR(&quot;## &quot; &amp; MID([.A520];3;FIND(&quot;:&quot;;[.A520])-3) &amp; &quot; &lt;br&gt;&quot;;&quot;&quot;)">
            <text:p/>
          </table:table-cell>
          <table:table-cell table:formula="of:=IF([.B520]=&quot;Y&quot;;MID([.A520];3;FIND(&quot;:&quot;;[.A520];1)-3);IF(&#10;RIGHT(RIGHT([.A520]; 1))=&quot;@&quot;;0;&#10;[.A520]))" office:value-type="string" office:string-value="camera-grid-symbolic" calcext:value-type="string">
            <text:p>camera-grid-symbolic</text:p>
          </table:table-cell>
          <table:table-cell table:formula="of:=IF([.B520]=&quot;Y&quot;;[.D520];[.E519])" office:value-type="string" office:string-value="camera" calcext:value-type="string">
            <text:p>camera</text:p>
          </table:table-cell>
          <table:table-cell table:style-name="ce10" table:formula="of:=IF([.D520]=0;&quot;&quot;;IF([.B520]=&quot;Y&quot;;[.C520];&#10;&quot;&lt;a href=&quot; &amp; CHAR(34) &amp; &quot;#&quot; &amp; CHAR(34) &amp; &quot;&gt;&quot; &amp;&#10;&quot;&lt;img src=&quot; &amp; CHAR(34) &amp; &quot;https://github.com/ubuntu/yaru/blob/master/icons/Yaru/scalable/&quot; &amp; [.E520] &amp; &quot;/&quot; &amp; [.A520] &amp; &quot;.svg&quot; &amp; CHAR(34) &amp; &#10;&quot; width=&quot; &amp; CHAR(34) &amp; &quot;22&quot; &amp; CHAR(34) &amp; &quot; alt=&quot; &amp; CHAR(34) &amp; [.D520] &amp; CHAR(34) &amp; &quot;&gt;&lt;/a&gt;&quot; &amp;&#10;&quot;&amp;nbsp; &amp;nbsp; &quot; &amp; [.D520] &amp; &quot;&lt;br&gt;&quot;&#10;))" office:value-type="string" office:string-value="&lt;a href=&quot;#&quot;&gt;&lt;img src=&quot;https://github.com/ubuntu/yaru/blob/master/icons/Yaru/scalable/camera/camera-grid-symbolic.svg&quot; width=&quot;22&quot; alt=&quot;camera-grid-symbolic&quot;&gt;&lt;/a&gt;&amp;nbsp; &amp;nbsp; camera-grid-symbolic&lt;br&gt;" calcext:value-type="string">
            <text:p>&lt;a href="#"&gt;&lt;img src="https://github.com/ubuntu/yaru/blob/master/icons/Yaru/scalable/camera/camera-grid-symbolic.svg" width="22" alt="camera-grid-symbolic"&gt;&lt;/a&gt;&amp;nbsp; &amp;nbsp; camera-grid-symbolic&lt;br&gt;</text:p>
          </table:table-cell>
        </table:table-row>
        <table:table-row table:style-name="ro1">
          <table:table-cell office:value-type="string" calcext:value-type="string">
            <text:p>camera-iso-alt-symbolic</text:p>
          </table:table-cell>
          <table:table-cell table:formula="of:=IF(LEFT([.A521];1)=&quot;.&quot;;&quot;Y&quot;;&quot;N&quot;)" office:value-type="string" office:string-value="N" calcext:value-type="string">
            <text:p>N</text:p>
          </table:table-cell>
          <table:table-cell table:formula="of:=IFERROR(&quot;## &quot; &amp; MID([.A521];3;FIND(&quot;:&quot;;[.A521])-3) &amp; &quot; &lt;br&gt;&quot;;&quot;&quot;)">
            <text:p/>
          </table:table-cell>
          <table:table-cell table:formula="of:=IF([.B521]=&quot;Y&quot;;MID([.A521];3;FIND(&quot;:&quot;;[.A521];1)-3);IF(&#10;RIGHT(RIGHT([.A521]; 1))=&quot;@&quot;;0;&#10;[.A521]))" office:value-type="string" office:string-value="camera-iso-alt-symbolic" calcext:value-type="string">
            <text:p>camera-iso-alt-symbolic</text:p>
          </table:table-cell>
          <table:table-cell table:formula="of:=IF([.B521]=&quot;Y&quot;;[.D521];[.E520])" office:value-type="string" office:string-value="camera" calcext:value-type="string">
            <text:p>camera</text:p>
          </table:table-cell>
          <table:table-cell table:style-name="ce10" table:formula="of:=IF([.D521]=0;&quot;&quot;;IF([.B521]=&quot;Y&quot;;[.C521];&#10;&quot;&lt;a href=&quot; &amp; CHAR(34) &amp; &quot;#&quot; &amp; CHAR(34) &amp; &quot;&gt;&quot; &amp;&#10;&quot;&lt;img src=&quot; &amp; CHAR(34) &amp; &quot;https://github.com/ubuntu/yaru/blob/master/icons/Yaru/scalable/&quot; &amp; [.E521] &amp; &quot;/&quot; &amp; [.A521] &amp; &quot;.svg&quot; &amp; CHAR(34) &amp; &#10;&quot; width=&quot; &amp; CHAR(34) &amp; &quot;22&quot; &amp; CHAR(34) &amp; &quot; alt=&quot; &amp; CHAR(34) &amp; [.D521] &amp; CHAR(34) &amp; &quot;&gt;&lt;/a&gt;&quot; &amp;&#10;&quot;&amp;nbsp; &amp;nbsp; &quot; &amp; [.D521] &amp; &quot;&lt;br&gt;&quot;&#10;))" office:value-type="string" office:string-value="&lt;a href=&quot;#&quot;&gt;&lt;img src=&quot;https://github.com/ubuntu/yaru/blob/master/icons/Yaru/scalable/camera/camera-iso-alt-symbolic.svg&quot; width=&quot;22&quot; alt=&quot;camera-iso-alt-symbolic&quot;&gt;&lt;/a&gt;&amp;nbsp; &amp;nbsp; camera-iso-alt-symbolic&lt;br&gt;" calcext:value-type="string">
            <text:p>&lt;a href="#"&gt;&lt;img src="https://github.com/ubuntu/yaru/blob/master/icons/Yaru/scalable/camera/camera-iso-alt-symbolic.svg" width="22" alt="camera-iso-alt-symbolic"&gt;&lt;/a&gt;&amp;nbsp; &amp;nbsp; camera-iso-alt-symbolic&lt;br&gt;</text:p>
          </table:table-cell>
        </table:table-row>
        <table:table-row table:style-name="ro1">
          <table:table-cell office:value-type="string" calcext:value-type="string">
            <text:p>camera-iso-symbolic</text:p>
          </table:table-cell>
          <table:table-cell table:formula="of:=IF(LEFT([.A522];1)=&quot;.&quot;;&quot;Y&quot;;&quot;N&quot;)" office:value-type="string" office:string-value="N" calcext:value-type="string">
            <text:p>N</text:p>
          </table:table-cell>
          <table:table-cell table:formula="of:=IFERROR(&quot;## &quot; &amp; MID([.A522];3;FIND(&quot;:&quot;;[.A522])-3) &amp; &quot; &lt;br&gt;&quot;;&quot;&quot;)">
            <text:p/>
          </table:table-cell>
          <table:table-cell table:formula="of:=IF([.B522]=&quot;Y&quot;;MID([.A522];3;FIND(&quot;:&quot;;[.A522];1)-3);IF(&#10;RIGHT(RIGHT([.A522]; 1))=&quot;@&quot;;0;&#10;[.A522]))" office:value-type="string" office:string-value="camera-iso-symbolic" calcext:value-type="string">
            <text:p>camera-iso-symbolic</text:p>
          </table:table-cell>
          <table:table-cell table:formula="of:=IF([.B522]=&quot;Y&quot;;[.D522];[.E521])" office:value-type="string" office:string-value="camera" calcext:value-type="string">
            <text:p>camera</text:p>
          </table:table-cell>
          <table:table-cell table:style-name="ce10" table:formula="of:=IF([.D522]=0;&quot;&quot;;IF([.B522]=&quot;Y&quot;;[.C522];&#10;&quot;&lt;a href=&quot; &amp; CHAR(34) &amp; &quot;#&quot; &amp; CHAR(34) &amp; &quot;&gt;&quot; &amp;&#10;&quot;&lt;img src=&quot; &amp; CHAR(34) &amp; &quot;https://github.com/ubuntu/yaru/blob/master/icons/Yaru/scalable/&quot; &amp; [.E522] &amp; &quot;/&quot; &amp; [.A522] &amp; &quot;.svg&quot; &amp; CHAR(34) &amp; &#10;&quot; width=&quot; &amp; CHAR(34) &amp; &quot;22&quot; &amp; CHAR(34) &amp; &quot; alt=&quot; &amp; CHAR(34) &amp; [.D522] &amp; CHAR(34) &amp; &quot;&gt;&lt;/a&gt;&quot; &amp;&#10;&quot;&amp;nbsp; &amp;nbsp; &quot; &amp; [.D522] &amp; &quot;&lt;br&gt;&quot;&#10;))" office:value-type="string" office:string-value="&lt;a href=&quot;#&quot;&gt;&lt;img src=&quot;https://github.com/ubuntu/yaru/blob/master/icons/Yaru/scalable/camera/camera-iso-symbolic.svg&quot; width=&quot;22&quot; alt=&quot;camera-iso-symbolic&quot;&gt;&lt;/a&gt;&amp;nbsp; &amp;nbsp; camera-iso-symbolic&lt;br&gt;" calcext:value-type="string">
            <text:p>&lt;a href="#"&gt;&lt;img src="https://github.com/ubuntu/yaru/blob/master/icons/Yaru/scalable/camera/camera-iso-symbolic.svg" width="22" alt="camera-iso-symbolic"&gt;&lt;/a&gt;&amp;nbsp; &amp;nbsp; camera-iso-symbolic&lt;br&gt;</text:p>
          </table:table-cell>
        </table:table-row>
        <table:table-row table:style-name="ro1">
          <table:table-cell office:value-type="string" calcext:value-type="string">
            <text:p>camera-shutter-symbolic</text:p>
          </table:table-cell>
          <table:table-cell table:formula="of:=IF(LEFT([.A523];1)=&quot;.&quot;;&quot;Y&quot;;&quot;N&quot;)" office:value-type="string" office:string-value="N" calcext:value-type="string">
            <text:p>N</text:p>
          </table:table-cell>
          <table:table-cell table:formula="of:=IFERROR(&quot;## &quot; &amp; MID([.A523];3;FIND(&quot;:&quot;;[.A523])-3) &amp; &quot; &lt;br&gt;&quot;;&quot;&quot;)">
            <text:p/>
          </table:table-cell>
          <table:table-cell table:formula="of:=IF([.B523]=&quot;Y&quot;;MID([.A523];3;FIND(&quot;:&quot;;[.A523];1)-3);IF(&#10;RIGHT(RIGHT([.A523]; 1))=&quot;@&quot;;0;&#10;[.A523]))" office:value-type="string" office:string-value="camera-shutter-symbolic" calcext:value-type="string">
            <text:p>camera-shutter-symbolic</text:p>
          </table:table-cell>
          <table:table-cell table:formula="of:=IF([.B523]=&quot;Y&quot;;[.D523];[.E522])" office:value-type="string" office:string-value="camera" calcext:value-type="string">
            <text:p>camera</text:p>
          </table:table-cell>
          <table:table-cell table:style-name="ce10" table:formula="of:=IF([.D523]=0;&quot;&quot;;IF([.B523]=&quot;Y&quot;;[.C523];&#10;&quot;&lt;a href=&quot; &amp; CHAR(34) &amp; &quot;#&quot; &amp; CHAR(34) &amp; &quot;&gt;&quot; &amp;&#10;&quot;&lt;img src=&quot; &amp; CHAR(34) &amp; &quot;https://github.com/ubuntu/yaru/blob/master/icons/Yaru/scalable/&quot; &amp; [.E523] &amp; &quot;/&quot; &amp; [.A523] &amp; &quot;.svg&quot; &amp; CHAR(34) &amp; &#10;&quot; width=&quot; &amp; CHAR(34) &amp; &quot;22&quot; &amp; CHAR(34) &amp; &quot; alt=&quot; &amp; CHAR(34) &amp; [.D523] &amp; CHAR(34) &amp; &quot;&gt;&lt;/a&gt;&quot; &amp;&#10;&quot;&amp;nbsp; &amp;nbsp; &quot; &amp; [.D523] &amp; &quot;&lt;br&gt;&quot;&#10;))" office:value-type="string" office:string-value="&lt;a href=&quot;#&quot;&gt;&lt;img src=&quot;https://github.com/ubuntu/yaru/blob/master/icons/Yaru/scalable/camera/camera-shutter-symbolic.svg&quot; width=&quot;22&quot; alt=&quot;camera-shutter-symbolic&quot;&gt;&lt;/a&gt;&amp;nbsp; &amp;nbsp; camera-shutter-symbolic&lt;br&gt;" calcext:value-type="string">
            <text:p>&lt;a href="#"&gt;&lt;img src="https://github.com/ubuntu/yaru/blob/master/icons/Yaru/scalable/camera/camera-shutter-symbolic.svg" width="22" alt="camera-shutter-symbolic"&gt;&lt;/a&gt;&amp;nbsp; &amp;nbsp; camera-shutter-symbolic&lt;br&gt;</text:p>
          </table:table-cell>
        </table:table-row>
        <table:table-row table:style-name="ro1">
          <table:table-cell table:style-name="Default"/>
          <table:table-cell table:style-name="Default" table:formula="of:=IF(LEFT([.A52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24];3;FIND(&quot;:&quot;;[.A524])-3) &amp; &quot; &lt;br&gt;&quot;;&quot;&quot;)">
            <text:p/>
          </table:table-cell>
          <table:table-cell table:style-name="ce6" table:formula="of:=IF([.B524]=&quot;Y&quot;;MID([.A524];3;FIND(&quot;:&quot;;[.A524];1)-3);IF(&#10;RIGHT(RIGHT([.A524]; 1))=&quot;@&quot;;0;&#10;[.A524]))" office:value-type="float" office:value="0" calcext:value-type="float">
            <text:p>0</text:p>
          </table:table-cell>
          <table:table-cell table:formula="of:=IF([.B524]=&quot;Y&quot;;[.D524];[.E523])" office:value-type="string" office:string-value="camera" calcext:value-type="string">
            <text:p>camera</text:p>
          </table:table-cell>
          <table:table-cell table:style-name="ce10" table:formula="of:=IF([.D524]=0;&quot;&quot;;IF([.B524]=&quot;Y&quot;;[.C524];&#10;&quot;&lt;a href=&quot; &amp; CHAR(34) &amp; &quot;#&quot; &amp; CHAR(34) &amp; &quot;&gt;&quot; &amp;&#10;&quot;&lt;img src=&quot; &amp; CHAR(34) &amp; &quot;https://github.com/ubuntu/yaru/blob/master/icons/Yaru/scalable/&quot; &amp; [.E524] &amp; &quot;/&quot; &amp; [.A524] &amp; &quot;.svg&quot; &amp; CHAR(34) &amp; &#10;&quot; width=&quot; &amp; CHAR(34) &amp; &quot;22&quot; &amp; CHAR(34) &amp; &quot; alt=&quot; &amp; CHAR(34) &amp; [.D524] &amp; CHAR(34) &amp; &quot;&gt;&lt;/a&gt;&quot; &amp;&#10;&quot;&amp;nbsp; &amp;nbsp; &quot; &amp; [.D524] &amp; &quot;&lt;br&gt;&quot;&#10;))">
            <text:p/>
          </table:table-cell>
        </table:table-row>
        <table:table-row table:style-name="ro2">
          <table:table-cell office:value-type="string" calcext:value-type="string">
            <text:p>./categories:</text:p>
          </table:table-cell>
          <table:table-cell table:formula="of:=IF(LEFT([.A525];1)=&quot;.&quot;;&quot;Y&quot;;&quot;N&quot;)" office:value-type="string" office:string-value="Y" calcext:value-type="string">
            <text:p>Y</text:p>
          </table:table-cell>
          <table:table-cell table:formula="of:=IFERROR(&quot;## &quot; &amp; MID([.A525];3;FIND(&quot;:&quot;;[.A525])-3) &amp; &quot; &lt;br&gt;&quot;;&quot;&quot;)" office:value-type="string" office:string-value="## categories &lt;br&gt;" calcext:value-type="string">
            <text:p>## categories &lt;br&gt;</text:p>
          </table:table-cell>
          <table:table-cell table:formula="of:=IF([.B525]=&quot;Y&quot;;MID([.A525];3;FIND(&quot;:&quot;;[.A525];1)-3);IF(&#10;RIGHT(RIGHT([.A525]; 1))=&quot;@&quot;;0;&#10;[.A525]))" office:value-type="string" office:string-value="categories" calcext:value-type="string">
            <text:p>categories</text:p>
          </table:table-cell>
          <table:table-cell table:formula="of:=IF([.B525]=&quot;Y&quot;;[.D525];[.E524])" office:value-type="string" office:string-value="categories" calcext:value-type="string">
            <text:p>categories</text:p>
          </table:table-cell>
          <table:table-cell table:style-name="ce10" table:formula="of:=IF([.D525]=0;&quot;&quot;;IF([.B525]=&quot;Y&quot;;[.C525];&#10;&quot;&lt;a href=&quot; &amp; CHAR(34) &amp; &quot;#&quot; &amp; CHAR(34) &amp; &quot;&gt;&quot; &amp;&#10;&quot;&lt;img src=&quot; &amp; CHAR(34) &amp; &quot;https://github.com/ubuntu/yaru/blob/master/icons/Yaru/scalable/&quot; &amp; [.E525] &amp; &quot;/&quot; &amp; [.A525] &amp; &quot;.svg&quot; &amp; CHAR(34) &amp; &#10;&quot; width=&quot; &amp; CHAR(34) &amp; &quot;22&quot; &amp; CHAR(34) &amp; &quot; alt=&quot; &amp; CHAR(34) &amp; [.D525] &amp; CHAR(34) &amp; &quot;&gt;&lt;/a&gt;&quot; &amp;&#10;&quot;&amp;nbsp; &amp;nbsp; &quot; &amp; [.D525] &amp; &quot;&lt;br&gt;&quot;&#10;))" office:value-type="string" office:string-value="## categories &lt;br&gt;" calcext:value-type="string">
            <text:p>## categories &lt;br&gt;</text:p>
          </table:table-cell>
        </table:table-row>
        <table:table-row table:style-name="ro1">
          <table:table-cell office:value-type="string" calcext:value-type="string">
            <text:p>accessories-dictionary-symbolic</text:p>
          </table:table-cell>
          <table:table-cell table:formula="of:=IF(LEFT([.A526];1)=&quot;.&quot;;&quot;Y&quot;;&quot;N&quot;)" office:value-type="string" office:string-value="N" calcext:value-type="string">
            <text:p>N</text:p>
          </table:table-cell>
          <table:table-cell table:formula="of:=IFERROR(&quot;## &quot; &amp; MID([.A526];3;FIND(&quot;:&quot;;[.A526])-3) &amp; &quot; &lt;br&gt;&quot;;&quot;&quot;)">
            <text:p/>
          </table:table-cell>
          <table:table-cell table:formula="of:=IF([.B526]=&quot;Y&quot;;MID([.A526];3;FIND(&quot;:&quot;;[.A526];1)-3);IF(&#10;RIGHT(RIGHT([.A526]; 1))=&quot;@&quot;;0;&#10;[.A526]))" office:value-type="string" office:string-value="accessories-dictionary-symbolic" calcext:value-type="string">
            <text:p>accessories-dictionary-symbolic</text:p>
          </table:table-cell>
          <table:table-cell table:formula="of:=IF([.B526]=&quot;Y&quot;;[.D526];[.E525])" office:value-type="string" office:string-value="categories" calcext:value-type="string">
            <text:p>categories</text:p>
          </table:table-cell>
          <table:table-cell table:style-name="ce10" table:formula="of:=IF([.D526]=0;&quot;&quot;;IF([.B526]=&quot;Y&quot;;[.C526];&#10;&quot;&lt;a href=&quot; &amp; CHAR(34) &amp; &quot;#&quot; &amp; CHAR(34) &amp; &quot;&gt;&quot; &amp;&#10;&quot;&lt;img src=&quot; &amp; CHAR(34) &amp; &quot;https://github.com/ubuntu/yaru/blob/master/icons/Yaru/scalable/&quot; &amp; [.E526] &amp; &quot;/&quot; &amp; [.A526] &amp; &quot;.svg&quot; &amp; CHAR(34) &amp; &#10;&quot; width=&quot; &amp; CHAR(34) &amp; &quot;22&quot; &amp; CHAR(34) &amp; &quot; alt=&quot; &amp; CHAR(34) &amp; [.D526] &amp; CHAR(34) &amp; &quot;&gt;&lt;/a&gt;&quot; &amp;&#10;&quot;&amp;nbsp; &amp;nbsp; &quot; &amp; [.D526] &amp; &quot;&lt;br&gt;&quot;&#10;))" office:value-type="string" office:string-value="&lt;a href=&quot;#&quot;&gt;&lt;img src=&quot;https://github.com/ubuntu/yaru/blob/master/icons/Yaru/scalable/categories/accessories-dictionary-symbolic.svg&quot; width=&quot;22&quot; alt=&quot;accessories-dictionary-symbolic&quot;&gt;&lt;/a&gt;&amp;nbsp; &amp;nbsp; accessories-dictionary-symbolic&lt;br&gt;" calcext:value-type="string">
            <text:p>&lt;a href="#"&gt;&lt;img src="https://github.com/ubuntu/yaru/blob/master/icons/Yaru/scalable/categories/accessories-dictionary-symbolic.svg" width="22" alt="accessories-dictionary-symbolic"&gt;&lt;/a&gt;&amp;nbsp; &amp;nbsp; accessories-dictionary-symbolic&lt;br&gt;</text:p>
          </table:table-cell>
        </table:table-row>
        <table:table-row table:style-name="ro1">
          <table:table-cell office:value-type="string" calcext:value-type="string">
            <text:p>application-community-symbolic</text:p>
          </table:table-cell>
          <table:table-cell table:formula="of:=IF(LEFT([.A527];1)=&quot;.&quot;;&quot;Y&quot;;&quot;N&quot;)" office:value-type="string" office:string-value="N" calcext:value-type="string">
            <text:p>N</text:p>
          </table:table-cell>
          <table:table-cell table:formula="of:=IFERROR(&quot;## &quot; &amp; MID([.A527];3;FIND(&quot;:&quot;;[.A527])-3) &amp; &quot; &lt;br&gt;&quot;;&quot;&quot;)">
            <text:p/>
          </table:table-cell>
          <table:table-cell table:formula="of:=IF([.B527]=&quot;Y&quot;;MID([.A527];3;FIND(&quot;:&quot;;[.A527];1)-3);IF(&#10;RIGHT(RIGHT([.A527]; 1))=&quot;@&quot;;0;&#10;[.A527]))" office:value-type="string" office:string-value="application-community-symbolic" calcext:value-type="string">
            <text:p>application-community-symbolic</text:p>
          </table:table-cell>
          <table:table-cell table:formula="of:=IF([.B527]=&quot;Y&quot;;[.D527];[.E526])" office:value-type="string" office:string-value="categories" calcext:value-type="string">
            <text:p>categories</text:p>
          </table:table-cell>
          <table:table-cell table:style-name="ce10" table:formula="of:=IF([.D527]=0;&quot;&quot;;IF([.B527]=&quot;Y&quot;;[.C527];&#10;&quot;&lt;a href=&quot; &amp; CHAR(34) &amp; &quot;#&quot; &amp; CHAR(34) &amp; &quot;&gt;&quot; &amp;&#10;&quot;&lt;img src=&quot; &amp; CHAR(34) &amp; &quot;https://github.com/ubuntu/yaru/blob/master/icons/Yaru/scalable/&quot; &amp; [.E527] &amp; &quot;/&quot; &amp; [.A527] &amp; &quot;.svg&quot; &amp; CHAR(34) &amp; &#10;&quot; width=&quot; &amp; CHAR(34) &amp; &quot;22&quot; &amp; CHAR(34) &amp; &quot; alt=&quot; &amp; CHAR(34) &amp; [.D527] &amp; CHAR(34) &amp; &quot;&gt;&lt;/a&gt;&quot; &amp;&#10;&quot;&amp;nbsp; &amp;nbsp; &quot; &amp; [.D527] &amp; &quot;&lt;br&gt;&quot;&#10;))" office:value-type="string" office:string-value="&lt;a href=&quot;#&quot;&gt;&lt;img src=&quot;https://github.com/ubuntu/yaru/blob/master/icons/Yaru/scalable/categories/application-community-symbolic.svg&quot; width=&quot;22&quot; alt=&quot;application-community-symbolic&quot;&gt;&lt;/a&gt;&amp;nbsp; &amp;nbsp; application-community-symbolic&lt;br&gt;" calcext:value-type="string">
            <text:p>&lt;a href="#"&gt;&lt;img src="https://github.com/ubuntu/yaru/blob/master/icons/Yaru/scalable/categories/application-community-symbolic.svg" width="22" alt="application-community-symbolic"&gt;&lt;/a&gt;&amp;nbsp; &amp;nbsp; application-community-symbolic&lt;br&gt;</text:p>
          </table:table-cell>
        </table:table-row>
        <table:table-row table:style-name="ro1">
          <table:table-cell table:style-name="Default" office:value-type="string" calcext:value-type="string">
            <text:p>applications-accessories-symbolic@</text:p>
          </table:table-cell>
          <table:table-cell table:style-name="Default" table:formula="of:=IF(LEFT([.A52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28];3;FIND(&quot;:&quot;;[.A528])-3) &amp; &quot; &lt;br&gt;&quot;;&quot;&quot;)">
            <text:p/>
          </table:table-cell>
          <table:table-cell table:style-name="ce6" table:formula="of:=IF([.B528]=&quot;Y&quot;;MID([.A528];3;FIND(&quot;:&quot;;[.A528];1)-3);IF(&#10;RIGHT(RIGHT([.A528]; 1))=&quot;@&quot;;0;&#10;[.A528]))" office:value-type="float" office:value="0" calcext:value-type="float">
            <text:p>0</text:p>
          </table:table-cell>
          <table:table-cell table:formula="of:=IF([.B528]=&quot;Y&quot;;[.D528];[.E527])" office:value-type="string" office:string-value="categories" calcext:value-type="string">
            <text:p>categories</text:p>
          </table:table-cell>
          <table:table-cell table:style-name="ce10" table:formula="of:=IF([.D528]=0;&quot;&quot;;IF([.B528]=&quot;Y&quot;;[.C528];&#10;&quot;&lt;a href=&quot; &amp; CHAR(34) &amp; &quot;#&quot; &amp; CHAR(34) &amp; &quot;&gt;&quot; &amp;&#10;&quot;&lt;img src=&quot; &amp; CHAR(34) &amp; &quot;https://github.com/ubuntu/yaru/blob/master/icons/Yaru/scalable/&quot; &amp; [.E528] &amp; &quot;/&quot; &amp; [.A528] &amp; &quot;.svg&quot; &amp; CHAR(34) &amp; &#10;&quot; width=&quot; &amp; CHAR(34) &amp; &quot;22&quot; &amp; CHAR(34) &amp; &quot; alt=&quot; &amp; CHAR(34) &amp; [.D528] &amp; CHAR(34) &amp; &quot;&gt;&lt;/a&gt;&quot; &amp;&#10;&quot;&amp;nbsp; &amp;nbsp; &quot; &amp; [.D528] &amp; &quot;&lt;br&gt;&quot;&#10;))">
            <text:p/>
          </table:table-cell>
        </table:table-row>
        <table:table-row table:style-name="ro1">
          <table:table-cell office:value-type="string" calcext:value-type="string">
            <text:p>applications-development-symbolic</text:p>
          </table:table-cell>
          <table:table-cell table:formula="of:=IF(LEFT([.A529];1)=&quot;.&quot;;&quot;Y&quot;;&quot;N&quot;)" office:value-type="string" office:string-value="N" calcext:value-type="string">
            <text:p>N</text:p>
          </table:table-cell>
          <table:table-cell table:formula="of:=IFERROR(&quot;## &quot; &amp; MID([.A529];3;FIND(&quot;:&quot;;[.A529])-3) &amp; &quot; &lt;br&gt;&quot;;&quot;&quot;)">
            <text:p/>
          </table:table-cell>
          <table:table-cell table:formula="of:=IF([.B529]=&quot;Y&quot;;MID([.A529];3;FIND(&quot;:&quot;;[.A529];1)-3);IF(&#10;RIGHT(RIGHT([.A529]; 1))=&quot;@&quot;;0;&#10;[.A529]))" office:value-type="string" office:string-value="applications-development-symbolic" calcext:value-type="string">
            <text:p>applications-development-symbolic</text:p>
          </table:table-cell>
          <table:table-cell table:formula="of:=IF([.B529]=&quot;Y&quot;;[.D529];[.E528])" office:value-type="string" office:string-value="categories" calcext:value-type="string">
            <text:p>categories</text:p>
          </table:table-cell>
          <table:table-cell table:style-name="ce10" table:formula="of:=IF([.D529]=0;&quot;&quot;;IF([.B529]=&quot;Y&quot;;[.C529];&#10;&quot;&lt;a href=&quot; &amp; CHAR(34) &amp; &quot;#&quot; &amp; CHAR(34) &amp; &quot;&gt;&quot; &amp;&#10;&quot;&lt;img src=&quot; &amp; CHAR(34) &amp; &quot;https://github.com/ubuntu/yaru/blob/master/icons/Yaru/scalable/&quot; &amp; [.E529] &amp; &quot;/&quot; &amp; [.A529] &amp; &quot;.svg&quot; &amp; CHAR(34) &amp; &#10;&quot; width=&quot; &amp; CHAR(34) &amp; &quot;22&quot; &amp; CHAR(34) &amp; &quot; alt=&quot; &amp; CHAR(34) &amp; [.D529] &amp; CHAR(34) &amp; &quot;&gt;&lt;/a&gt;&quot; &amp;&#10;&quot;&amp;nbsp; &amp;nbsp; &quot; &amp; [.D529] &amp; &quot;&lt;br&gt;&quot;&#10;))" office:value-type="string" office:string-value="&lt;a href=&quot;#&quot;&gt;&lt;img src=&quot;https://github.com/ubuntu/yaru/blob/master/icons/Yaru/scalable/categories/applications-development-symbolic.svg&quot; width=&quot;22&quot; alt=&quot;applications-development-symbolic&quot;&gt;&lt;/a&gt;&amp;nbsp; &amp;nbsp; applications-development-symbolic&lt;br&gt;" calcext:value-type="string">
            <text:p>&lt;a href="#"&gt;&lt;img src="https://github.com/ubuntu/yaru/blob/master/icons/Yaru/scalable/categories/applications-development-symbolic.svg" width="22" alt="applications-development-symbolic"&gt;&lt;/a&gt;&amp;nbsp; &amp;nbsp; applications-development-symbolic&lt;br&gt;</text:p>
          </table:table-cell>
        </table:table-row>
        <table:table-row table:style-name="ro1">
          <table:table-cell office:value-type="string" calcext:value-type="string">
            <text:p>applications-electronics-symbolic</text:p>
          </table:table-cell>
          <table:table-cell table:formula="of:=IF(LEFT([.A530];1)=&quot;.&quot;;&quot;Y&quot;;&quot;N&quot;)" office:value-type="string" office:string-value="N" calcext:value-type="string">
            <text:p>N</text:p>
          </table:table-cell>
          <table:table-cell table:formula="of:=IFERROR(&quot;## &quot; &amp; MID([.A530];3;FIND(&quot;:&quot;;[.A530])-3) &amp; &quot; &lt;br&gt;&quot;;&quot;&quot;)">
            <text:p/>
          </table:table-cell>
          <table:table-cell table:formula="of:=IF([.B530]=&quot;Y&quot;;MID([.A530];3;FIND(&quot;:&quot;;[.A530];1)-3);IF(&#10;RIGHT(RIGHT([.A530]; 1))=&quot;@&quot;;0;&#10;[.A530]))" office:value-type="string" office:string-value="applications-electronics-symbolic" calcext:value-type="string">
            <text:p>applications-electronics-symbolic</text:p>
          </table:table-cell>
          <table:table-cell table:formula="of:=IF([.B530]=&quot;Y&quot;;[.D530];[.E529])" office:value-type="string" office:string-value="categories" calcext:value-type="string">
            <text:p>categories</text:p>
          </table:table-cell>
          <table:table-cell table:style-name="ce10" table:formula="of:=IF([.D530]=0;&quot;&quot;;IF([.B530]=&quot;Y&quot;;[.C530];&#10;&quot;&lt;a href=&quot; &amp; CHAR(34) &amp; &quot;#&quot; &amp; CHAR(34) &amp; &quot;&gt;&quot; &amp;&#10;&quot;&lt;img src=&quot; &amp; CHAR(34) &amp; &quot;https://github.com/ubuntu/yaru/blob/master/icons/Yaru/scalable/&quot; &amp; [.E530] &amp; &quot;/&quot; &amp; [.A530] &amp; &quot;.svg&quot; &amp; CHAR(34) &amp; &#10;&quot; width=&quot; &amp; CHAR(34) &amp; &quot;22&quot; &amp; CHAR(34) &amp; &quot; alt=&quot; &amp; CHAR(34) &amp; [.D530] &amp; CHAR(34) &amp; &quot;&gt;&lt;/a&gt;&quot; &amp;&#10;&quot;&amp;nbsp; &amp;nbsp; &quot; &amp; [.D530] &amp; &quot;&lt;br&gt;&quot;&#10;))" office:value-type="string" office:string-value="&lt;a href=&quot;#&quot;&gt;&lt;img src=&quot;https://github.com/ubuntu/yaru/blob/master/icons/Yaru/scalable/categories/applications-electronics-symbolic.svg&quot; width=&quot;22&quot; alt=&quot;applications-electronics-symbolic&quot;&gt;&lt;/a&gt;&amp;nbsp; &amp;nbsp; applications-electronics-symbolic&lt;br&gt;" calcext:value-type="string">
            <text:p>&lt;a href="#"&gt;&lt;img src="https://github.com/ubuntu/yaru/blob/master/icons/Yaru/scalable/categories/applications-electronics-symbolic.svg" width="22" alt="applications-electronics-symbolic"&gt;&lt;/a&gt;&amp;nbsp; &amp;nbsp; applications-electronics-symbolic&lt;br&gt;</text:p>
          </table:table-cell>
        </table:table-row>
        <table:table-row table:style-name="ro1">
          <table:table-cell office:value-type="string" calcext:value-type="string">
            <text:p>applications-engineering-symbolic</text:p>
          </table:table-cell>
          <table:table-cell table:formula="of:=IF(LEFT([.A531];1)=&quot;.&quot;;&quot;Y&quot;;&quot;N&quot;)" office:value-type="string" office:string-value="N" calcext:value-type="string">
            <text:p>N</text:p>
          </table:table-cell>
          <table:table-cell table:formula="of:=IFERROR(&quot;## &quot; &amp; MID([.A531];3;FIND(&quot;:&quot;;[.A531])-3) &amp; &quot; &lt;br&gt;&quot;;&quot;&quot;)">
            <text:p/>
          </table:table-cell>
          <table:table-cell table:formula="of:=IF([.B531]=&quot;Y&quot;;MID([.A531];3;FIND(&quot;:&quot;;[.A531];1)-3);IF(&#10;RIGHT(RIGHT([.A531]; 1))=&quot;@&quot;;0;&#10;[.A531]))" office:value-type="string" office:string-value="applications-engineering-symbolic" calcext:value-type="string">
            <text:p>applications-engineering-symbolic</text:p>
          </table:table-cell>
          <table:table-cell table:formula="of:=IF([.B531]=&quot;Y&quot;;[.D531];[.E530])" office:value-type="string" office:string-value="categories" calcext:value-type="string">
            <text:p>categories</text:p>
          </table:table-cell>
          <table:table-cell table:style-name="ce10" table:formula="of:=IF([.D531]=0;&quot;&quot;;IF([.B531]=&quot;Y&quot;;[.C531];&#10;&quot;&lt;a href=&quot; &amp; CHAR(34) &amp; &quot;#&quot; &amp; CHAR(34) &amp; &quot;&gt;&quot; &amp;&#10;&quot;&lt;img src=&quot; &amp; CHAR(34) &amp; &quot;https://github.com/ubuntu/yaru/blob/master/icons/Yaru/scalable/&quot; &amp; [.E531] &amp; &quot;/&quot; &amp; [.A531] &amp; &quot;.svg&quot; &amp; CHAR(34) &amp; &#10;&quot; width=&quot; &amp; CHAR(34) &amp; &quot;22&quot; &amp; CHAR(34) &amp; &quot; alt=&quot; &amp; CHAR(34) &amp; [.D531] &amp; CHAR(34) &amp; &quot;&gt;&lt;/a&gt;&quot; &amp;&#10;&quot;&amp;nbsp; &amp;nbsp; &quot; &amp; [.D531] &amp; &quot;&lt;br&gt;&quot;&#10;))" office:value-type="string" office:string-value="&lt;a href=&quot;#&quot;&gt;&lt;img src=&quot;https://github.com/ubuntu/yaru/blob/master/icons/Yaru/scalable/categories/applications-engineering-symbolic.svg&quot; width=&quot;22&quot; alt=&quot;applications-engineering-symbolic&quot;&gt;&lt;/a&gt;&amp;nbsp; &amp;nbsp; applications-engineering-symbolic&lt;br&gt;" calcext:value-type="string">
            <text:p>&lt;a href="#"&gt;&lt;img src="https://github.com/ubuntu/yaru/blob/master/icons/Yaru/scalable/categories/applications-engineering-symbolic.svg" width="22" alt="applications-engineering-symbolic"&gt;&lt;/a&gt;&amp;nbsp; &amp;nbsp; applications-engineering-symbolic&lt;br&gt;</text:p>
          </table:table-cell>
        </table:table-row>
        <table:table-row table:style-name="ro1">
          <table:table-cell office:value-type="string" calcext:value-type="string">
            <text:p>applications-fonts-symbolic</text:p>
          </table:table-cell>
          <table:table-cell table:formula="of:=IF(LEFT([.A532];1)=&quot;.&quot;;&quot;Y&quot;;&quot;N&quot;)" office:value-type="string" office:string-value="N" calcext:value-type="string">
            <text:p>N</text:p>
          </table:table-cell>
          <table:table-cell table:formula="of:=IFERROR(&quot;## &quot; &amp; MID([.A532];3;FIND(&quot;:&quot;;[.A532])-3) &amp; &quot; &lt;br&gt;&quot;;&quot;&quot;)">
            <text:p/>
          </table:table-cell>
          <table:table-cell table:formula="of:=IF([.B532]=&quot;Y&quot;;MID([.A532];3;FIND(&quot;:&quot;;[.A532];1)-3);IF(&#10;RIGHT(RIGHT([.A532]; 1))=&quot;@&quot;;0;&#10;[.A532]))" office:value-type="string" office:string-value="applications-fonts-symbolic" calcext:value-type="string">
            <text:p>applications-fonts-symbolic</text:p>
          </table:table-cell>
          <table:table-cell table:formula="of:=IF([.B532]=&quot;Y&quot;;[.D532];[.E531])" office:value-type="string" office:string-value="categories" calcext:value-type="string">
            <text:p>categories</text:p>
          </table:table-cell>
          <table:table-cell table:style-name="ce10" table:formula="of:=IF([.D532]=0;&quot;&quot;;IF([.B532]=&quot;Y&quot;;[.C532];&#10;&quot;&lt;a href=&quot; &amp; CHAR(34) &amp; &quot;#&quot; &amp; CHAR(34) &amp; &quot;&gt;&quot; &amp;&#10;&quot;&lt;img src=&quot; &amp; CHAR(34) &amp; &quot;https://github.com/ubuntu/yaru/blob/master/icons/Yaru/scalable/&quot; &amp; [.E532] &amp; &quot;/&quot; &amp; [.A532] &amp; &quot;.svg&quot; &amp; CHAR(34) &amp; &#10;&quot; width=&quot; &amp; CHAR(34) &amp; &quot;22&quot; &amp; CHAR(34) &amp; &quot; alt=&quot; &amp; CHAR(34) &amp; [.D532] &amp; CHAR(34) &amp; &quot;&gt;&lt;/a&gt;&quot; &amp;&#10;&quot;&amp;nbsp; &amp;nbsp; &quot; &amp; [.D532] &amp; &quot;&lt;br&gt;&quot;&#10;))" office:value-type="string" office:string-value="&lt;a href=&quot;#&quot;&gt;&lt;img src=&quot;https://github.com/ubuntu/yaru/blob/master/icons/Yaru/scalable/categories/applications-fonts-symbolic.svg&quot; width=&quot;22&quot; alt=&quot;applications-fonts-symbolic&quot;&gt;&lt;/a&gt;&amp;nbsp; &amp;nbsp; applications-fonts-symbolic&lt;br&gt;" calcext:value-type="string">
            <text:p>&lt;a href="#"&gt;&lt;img src="https://github.com/ubuntu/yaru/blob/master/icons/Yaru/scalable/categories/applications-fonts-symbolic.svg" width="22" alt="applications-fonts-symbolic"&gt;&lt;/a&gt;&amp;nbsp; &amp;nbsp; applications-fonts-symbolic&lt;br&gt;</text:p>
          </table:table-cell>
        </table:table-row>
        <table:table-row table:style-name="ro1">
          <table:table-cell office:value-type="string" calcext:value-type="string">
            <text:p>applications-games-symbolic</text:p>
          </table:table-cell>
          <table:table-cell table:formula="of:=IF(LEFT([.A533];1)=&quot;.&quot;;&quot;Y&quot;;&quot;N&quot;)" office:value-type="string" office:string-value="N" calcext:value-type="string">
            <text:p>N</text:p>
          </table:table-cell>
          <table:table-cell table:formula="of:=IFERROR(&quot;## &quot; &amp; MID([.A533];3;FIND(&quot;:&quot;;[.A533])-3) &amp; &quot; &lt;br&gt;&quot;;&quot;&quot;)">
            <text:p/>
          </table:table-cell>
          <table:table-cell table:formula="of:=IF([.B533]=&quot;Y&quot;;MID([.A533];3;FIND(&quot;:&quot;;[.A533];1)-3);IF(&#10;RIGHT(RIGHT([.A533]; 1))=&quot;@&quot;;0;&#10;[.A533]))" office:value-type="string" office:string-value="applications-games-symbolic" calcext:value-type="string">
            <text:p>applications-games-symbolic</text:p>
          </table:table-cell>
          <table:table-cell table:formula="of:=IF([.B533]=&quot;Y&quot;;[.D533];[.E532])" office:value-type="string" office:string-value="categories" calcext:value-type="string">
            <text:p>categories</text:p>
          </table:table-cell>
          <table:table-cell table:style-name="ce10" table:formula="of:=IF([.D533]=0;&quot;&quot;;IF([.B533]=&quot;Y&quot;;[.C533];&#10;&quot;&lt;a href=&quot; &amp; CHAR(34) &amp; &quot;#&quot; &amp; CHAR(34) &amp; &quot;&gt;&quot; &amp;&#10;&quot;&lt;img src=&quot; &amp; CHAR(34) &amp; &quot;https://github.com/ubuntu/yaru/blob/master/icons/Yaru/scalable/&quot; &amp; [.E533] &amp; &quot;/&quot; &amp; [.A533] &amp; &quot;.svg&quot; &amp; CHAR(34) &amp; &#10;&quot; width=&quot; &amp; CHAR(34) &amp; &quot;22&quot; &amp; CHAR(34) &amp; &quot; alt=&quot; &amp; CHAR(34) &amp; [.D533] &amp; CHAR(34) &amp; &quot;&gt;&lt;/a&gt;&quot; &amp;&#10;&quot;&amp;nbsp; &amp;nbsp; &quot; &amp; [.D533] &amp; &quot;&lt;br&gt;&quot;&#10;))" office:value-type="string" office:string-value="&lt;a href=&quot;#&quot;&gt;&lt;img src=&quot;https://github.com/ubuntu/yaru/blob/master/icons/Yaru/scalable/categories/applications-games-symbolic.svg&quot; width=&quot;22&quot; alt=&quot;applications-games-symbolic&quot;&gt;&lt;/a&gt;&amp;nbsp; &amp;nbsp; applications-games-symbolic&lt;br&gt;" calcext:value-type="string">
            <text:p>&lt;a href="#"&gt;&lt;img src="https://github.com/ubuntu/yaru/blob/master/icons/Yaru/scalable/categories/applications-games-symbolic.svg" width="22" alt="applications-games-symbolic"&gt;&lt;/a&gt;&amp;nbsp; &amp;nbsp; applications-games-symbolic&lt;br&gt;</text:p>
          </table:table-cell>
        </table:table-row>
        <table:table-row table:style-name="ro1">
          <table:table-cell office:value-type="string" calcext:value-type="string">
            <text:p>applications-graphics-symbolic</text:p>
          </table:table-cell>
          <table:table-cell table:formula="of:=IF(LEFT([.A534];1)=&quot;.&quot;;&quot;Y&quot;;&quot;N&quot;)" office:value-type="string" office:string-value="N" calcext:value-type="string">
            <text:p>N</text:p>
          </table:table-cell>
          <table:table-cell table:formula="of:=IFERROR(&quot;## &quot; &amp; MID([.A534];3;FIND(&quot;:&quot;;[.A534])-3) &amp; &quot; &lt;br&gt;&quot;;&quot;&quot;)">
            <text:p/>
          </table:table-cell>
          <table:table-cell table:formula="of:=IF([.B534]=&quot;Y&quot;;MID([.A534];3;FIND(&quot;:&quot;;[.A534];1)-3);IF(&#10;RIGHT(RIGHT([.A534]; 1))=&quot;@&quot;;0;&#10;[.A534]))" office:value-type="string" office:string-value="applications-graphics-symbolic" calcext:value-type="string">
            <text:p>applications-graphics-symbolic</text:p>
          </table:table-cell>
          <table:table-cell table:formula="of:=IF([.B534]=&quot;Y&quot;;[.D534];[.E533])" office:value-type="string" office:string-value="categories" calcext:value-type="string">
            <text:p>categories</text:p>
          </table:table-cell>
          <table:table-cell table:style-name="ce10" table:formula="of:=IF([.D534]=0;&quot;&quot;;IF([.B534]=&quot;Y&quot;;[.C534];&#10;&quot;&lt;a href=&quot; &amp; CHAR(34) &amp; &quot;#&quot; &amp; CHAR(34) &amp; &quot;&gt;&quot; &amp;&#10;&quot;&lt;img src=&quot; &amp; CHAR(34) &amp; &quot;https://github.com/ubuntu/yaru/blob/master/icons/Yaru/scalable/&quot; &amp; [.E534] &amp; &quot;/&quot; &amp; [.A534] &amp; &quot;.svg&quot; &amp; CHAR(34) &amp; &#10;&quot; width=&quot; &amp; CHAR(34) &amp; &quot;22&quot; &amp; CHAR(34) &amp; &quot; alt=&quot; &amp; CHAR(34) &amp; [.D534] &amp; CHAR(34) &amp; &quot;&gt;&lt;/a&gt;&quot; &amp;&#10;&quot;&amp;nbsp; &amp;nbsp; &quot; &amp; [.D534] &amp; &quot;&lt;br&gt;&quot;&#10;))" office:value-type="string" office:string-value="&lt;a href=&quot;#&quot;&gt;&lt;img src=&quot;https://github.com/ubuntu/yaru/blob/master/icons/Yaru/scalable/categories/applications-graphics-symbolic.svg&quot; width=&quot;22&quot; alt=&quot;applications-graphics-symbolic&quot;&gt;&lt;/a&gt;&amp;nbsp; &amp;nbsp; applications-graphics-symbolic&lt;br&gt;" calcext:value-type="string">
            <text:p>&lt;a href="#"&gt;&lt;img src="https://github.com/ubuntu/yaru/blob/master/icons/Yaru/scalable/categories/applications-graphics-symbolic.svg" width="22" alt="applications-graphics-symbolic"&gt;&lt;/a&gt;&amp;nbsp; &amp;nbsp; applications-graphics-symbolic&lt;br&gt;</text:p>
          </table:table-cell>
        </table:table-row>
        <table:table-row table:style-name="ro1">
          <table:table-cell office:value-type="string" calcext:value-type="string">
            <text:p>applications-health-symbolic</text:p>
          </table:table-cell>
          <table:table-cell table:formula="of:=IF(LEFT([.A535];1)=&quot;.&quot;;&quot;Y&quot;;&quot;N&quot;)" office:value-type="string" office:string-value="N" calcext:value-type="string">
            <text:p>N</text:p>
          </table:table-cell>
          <table:table-cell table:formula="of:=IFERROR(&quot;## &quot; &amp; MID([.A535];3;FIND(&quot;:&quot;;[.A535])-3) &amp; &quot; &lt;br&gt;&quot;;&quot;&quot;)">
            <text:p/>
          </table:table-cell>
          <table:table-cell table:formula="of:=IF([.B535]=&quot;Y&quot;;MID([.A535];3;FIND(&quot;:&quot;;[.A535];1)-3);IF(&#10;RIGHT(RIGHT([.A535]; 1))=&quot;@&quot;;0;&#10;[.A535]))" office:value-type="string" office:string-value="applications-health-symbolic" calcext:value-type="string">
            <text:p>applications-health-symbolic</text:p>
          </table:table-cell>
          <table:table-cell table:formula="of:=IF([.B535]=&quot;Y&quot;;[.D535];[.E534])" office:value-type="string" office:string-value="categories" calcext:value-type="string">
            <text:p>categories</text:p>
          </table:table-cell>
          <table:table-cell table:style-name="ce10" table:formula="of:=IF([.D535]=0;&quot;&quot;;IF([.B535]=&quot;Y&quot;;[.C535];&#10;&quot;&lt;a href=&quot; &amp; CHAR(34) &amp; &quot;#&quot; &amp; CHAR(34) &amp; &quot;&gt;&quot; &amp;&#10;&quot;&lt;img src=&quot; &amp; CHAR(34) &amp; &quot;https://github.com/ubuntu/yaru/blob/master/icons/Yaru/scalable/&quot; &amp; [.E535] &amp; &quot;/&quot; &amp; [.A535] &amp; &quot;.svg&quot; &amp; CHAR(34) &amp; &#10;&quot; width=&quot; &amp; CHAR(34) &amp; &quot;22&quot; &amp; CHAR(34) &amp; &quot; alt=&quot; &amp; CHAR(34) &amp; [.D535] &amp; CHAR(34) &amp; &quot;&gt;&lt;/a&gt;&quot; &amp;&#10;&quot;&amp;nbsp; &amp;nbsp; &quot; &amp; [.D535] &amp; &quot;&lt;br&gt;&quot;&#10;))" office:value-type="string" office:string-value="&lt;a href=&quot;#&quot;&gt;&lt;img src=&quot;https://github.com/ubuntu/yaru/blob/master/icons/Yaru/scalable/categories/applications-health-symbolic.svg&quot; width=&quot;22&quot; alt=&quot;applications-health-symbolic&quot;&gt;&lt;/a&gt;&amp;nbsp; &amp;nbsp; applications-health-symbolic&lt;br&gt;" calcext:value-type="string">
            <text:p>&lt;a href="#"&gt;&lt;img src="https://github.com/ubuntu/yaru/blob/master/icons/Yaru/scalable/categories/applications-health-symbolic.svg" width="22" alt="applications-health-symbolic"&gt;&lt;/a&gt;&amp;nbsp; &amp;nbsp; applications-health-symbolic&lt;br&gt;</text:p>
          </table:table-cell>
        </table:table-row>
        <table:table-row table:style-name="ro1">
          <table:table-cell office:value-type="string" calcext:value-type="string">
            <text:p>applications-internet-symbolic</text:p>
          </table:table-cell>
          <table:table-cell table:formula="of:=IF(LEFT([.A536];1)=&quot;.&quot;;&quot;Y&quot;;&quot;N&quot;)" office:value-type="string" office:string-value="N" calcext:value-type="string">
            <text:p>N</text:p>
          </table:table-cell>
          <table:table-cell table:formula="of:=IFERROR(&quot;## &quot; &amp; MID([.A536];3;FIND(&quot;:&quot;;[.A536])-3) &amp; &quot; &lt;br&gt;&quot;;&quot;&quot;)">
            <text:p/>
          </table:table-cell>
          <table:table-cell table:formula="of:=IF([.B536]=&quot;Y&quot;;MID([.A536];3;FIND(&quot;:&quot;;[.A536];1)-3);IF(&#10;RIGHT(RIGHT([.A536]; 1))=&quot;@&quot;;0;&#10;[.A536]))" office:value-type="string" office:string-value="applications-internet-symbolic" calcext:value-type="string">
            <text:p>applications-internet-symbolic</text:p>
          </table:table-cell>
          <table:table-cell table:formula="of:=IF([.B536]=&quot;Y&quot;;[.D536];[.E535])" office:value-type="string" office:string-value="categories" calcext:value-type="string">
            <text:p>categories</text:p>
          </table:table-cell>
          <table:table-cell table:style-name="ce10" table:formula="of:=IF([.D536]=0;&quot;&quot;;IF([.B536]=&quot;Y&quot;;[.C536];&#10;&quot;&lt;a href=&quot; &amp; CHAR(34) &amp; &quot;#&quot; &amp; CHAR(34) &amp; &quot;&gt;&quot; &amp;&#10;&quot;&lt;img src=&quot; &amp; CHAR(34) &amp; &quot;https://github.com/ubuntu/yaru/blob/master/icons/Yaru/scalable/&quot; &amp; [.E536] &amp; &quot;/&quot; &amp; [.A536] &amp; &quot;.svg&quot; &amp; CHAR(34) &amp; &#10;&quot; width=&quot; &amp; CHAR(34) &amp; &quot;22&quot; &amp; CHAR(34) &amp; &quot; alt=&quot; &amp; CHAR(34) &amp; [.D536] &amp; CHAR(34) &amp; &quot;&gt;&lt;/a&gt;&quot; &amp;&#10;&quot;&amp;nbsp; &amp;nbsp; &quot; &amp; [.D536] &amp; &quot;&lt;br&gt;&quot;&#10;))" office:value-type="string" office:string-value="&lt;a href=&quot;#&quot;&gt;&lt;img src=&quot;https://github.com/ubuntu/yaru/blob/master/icons/Yaru/scalable/categories/applications-internet-symbolic.svg&quot; width=&quot;22&quot; alt=&quot;applications-internet-symbolic&quot;&gt;&lt;/a&gt;&amp;nbsp; &amp;nbsp; applications-internet-symbolic&lt;br&gt;" calcext:value-type="string">
            <text:p>&lt;a href="#"&gt;&lt;img src="https://github.com/ubuntu/yaru/blob/master/icons/Yaru/scalable/categories/applications-internet-symbolic.svg" width="22" alt="applications-internet-symbolic"&gt;&lt;/a&gt;&amp;nbsp; &amp;nbsp; applications-internet-symbolic&lt;br&gt;</text:p>
          </table:table-cell>
        </table:table-row>
        <table:table-row table:style-name="ro1">
          <table:table-cell office:value-type="string" calcext:value-type="string">
            <text:p>applications-multimedia-symbolic</text:p>
          </table:table-cell>
          <table:table-cell table:formula="of:=IF(LEFT([.A537];1)=&quot;.&quot;;&quot;Y&quot;;&quot;N&quot;)" office:value-type="string" office:string-value="N" calcext:value-type="string">
            <text:p>N</text:p>
          </table:table-cell>
          <table:table-cell table:formula="of:=IFERROR(&quot;## &quot; &amp; MID([.A537];3;FIND(&quot;:&quot;;[.A537])-3) &amp; &quot; &lt;br&gt;&quot;;&quot;&quot;)">
            <text:p/>
          </table:table-cell>
          <table:table-cell table:formula="of:=IF([.B537]=&quot;Y&quot;;MID([.A537];3;FIND(&quot;:&quot;;[.A537];1)-3);IF(&#10;RIGHT(RIGHT([.A537]; 1))=&quot;@&quot;;0;&#10;[.A537]))" office:value-type="string" office:string-value="applications-multimedia-symbolic" calcext:value-type="string">
            <text:p>applications-multimedia-symbolic</text:p>
          </table:table-cell>
          <table:table-cell table:formula="of:=IF([.B537]=&quot;Y&quot;;[.D537];[.E536])" office:value-type="string" office:string-value="categories" calcext:value-type="string">
            <text:p>categories</text:p>
          </table:table-cell>
          <table:table-cell table:style-name="ce10" table:formula="of:=IF([.D537]=0;&quot;&quot;;IF([.B537]=&quot;Y&quot;;[.C537];&#10;&quot;&lt;a href=&quot; &amp; CHAR(34) &amp; &quot;#&quot; &amp; CHAR(34) &amp; &quot;&gt;&quot; &amp;&#10;&quot;&lt;img src=&quot; &amp; CHAR(34) &amp; &quot;https://github.com/ubuntu/yaru/blob/master/icons/Yaru/scalable/&quot; &amp; [.E537] &amp; &quot;/&quot; &amp; [.A537] &amp; &quot;.svg&quot; &amp; CHAR(34) &amp; &#10;&quot; width=&quot; &amp; CHAR(34) &amp; &quot;22&quot; &amp; CHAR(34) &amp; &quot; alt=&quot; &amp; CHAR(34) &amp; [.D537] &amp; CHAR(34) &amp; &quot;&gt;&lt;/a&gt;&quot; &amp;&#10;&quot;&amp;nbsp; &amp;nbsp; &quot; &amp; [.D537] &amp; &quot;&lt;br&gt;&quot;&#10;))" office:value-type="string" office:string-value="&lt;a href=&quot;#&quot;&gt;&lt;img src=&quot;https://github.com/ubuntu/yaru/blob/master/icons/Yaru/scalable/categories/applications-multimedia-symbolic.svg&quot; width=&quot;22&quot; alt=&quot;applications-multimedia-symbolic&quot;&gt;&lt;/a&gt;&amp;nbsp; &amp;nbsp; applications-multimedia-symbolic&lt;br&gt;" calcext:value-type="string">
            <text:p>&lt;a href="#"&gt;&lt;img src="https://github.com/ubuntu/yaru/blob/master/icons/Yaru/scalable/categories/applications-multimedia-symbolic.svg" width="22" alt="applications-multimedia-symbolic"&gt;&lt;/a&gt;&amp;nbsp; &amp;nbsp; applications-multimedia-symbolic&lt;br&gt;</text:p>
          </table:table-cell>
        </table:table-row>
        <table:table-row table:style-name="ro1">
          <table:table-cell office:value-type="string" calcext:value-type="string">
            <text:p>applications-office-symbolic</text:p>
          </table:table-cell>
          <table:table-cell table:formula="of:=IF(LEFT([.A538];1)=&quot;.&quot;;&quot;Y&quot;;&quot;N&quot;)" office:value-type="string" office:string-value="N" calcext:value-type="string">
            <text:p>N</text:p>
          </table:table-cell>
          <table:table-cell table:formula="of:=IFERROR(&quot;## &quot; &amp; MID([.A538];3;FIND(&quot;:&quot;;[.A538])-3) &amp; &quot; &lt;br&gt;&quot;;&quot;&quot;)">
            <text:p/>
          </table:table-cell>
          <table:table-cell table:formula="of:=IF([.B538]=&quot;Y&quot;;MID([.A538];3;FIND(&quot;:&quot;;[.A538];1)-3);IF(&#10;RIGHT(RIGHT([.A538]; 1))=&quot;@&quot;;0;&#10;[.A538]))" office:value-type="string" office:string-value="applications-office-symbolic" calcext:value-type="string">
            <text:p>applications-office-symbolic</text:p>
          </table:table-cell>
          <table:table-cell table:formula="of:=IF([.B538]=&quot;Y&quot;;[.D538];[.E537])" office:value-type="string" office:string-value="categories" calcext:value-type="string">
            <text:p>categories</text:p>
          </table:table-cell>
          <table:table-cell table:style-name="ce10" table:formula="of:=IF([.D538]=0;&quot;&quot;;IF([.B538]=&quot;Y&quot;;[.C538];&#10;&quot;&lt;a href=&quot; &amp; CHAR(34) &amp; &quot;#&quot; &amp; CHAR(34) &amp; &quot;&gt;&quot; &amp;&#10;&quot;&lt;img src=&quot; &amp; CHAR(34) &amp; &quot;https://github.com/ubuntu/yaru/blob/master/icons/Yaru/scalable/&quot; &amp; [.E538] &amp; &quot;/&quot; &amp; [.A538] &amp; &quot;.svg&quot; &amp; CHAR(34) &amp; &#10;&quot; width=&quot; &amp; CHAR(34) &amp; &quot;22&quot; &amp; CHAR(34) &amp; &quot; alt=&quot; &amp; CHAR(34) &amp; [.D538] &amp; CHAR(34) &amp; &quot;&gt;&lt;/a&gt;&quot; &amp;&#10;&quot;&amp;nbsp; &amp;nbsp; &quot; &amp; [.D538] &amp; &quot;&lt;br&gt;&quot;&#10;))" office:value-type="string" office:string-value="&lt;a href=&quot;#&quot;&gt;&lt;img src=&quot;https://github.com/ubuntu/yaru/blob/master/icons/Yaru/scalable/categories/applications-office-symbolic.svg&quot; width=&quot;22&quot; alt=&quot;applications-office-symbolic&quot;&gt;&lt;/a&gt;&amp;nbsp; &amp;nbsp; applications-office-symbolic&lt;br&gt;" calcext:value-type="string">
            <text:p>&lt;a href="#"&gt;&lt;img src="https://github.com/ubuntu/yaru/blob/master/icons/Yaru/scalable/categories/applications-office-symbolic.svg" width="22" alt="applications-office-symbolic"&gt;&lt;/a&gt;&amp;nbsp; &amp;nbsp; applications-office-symbolic&lt;br&gt;</text:p>
          </table:table-cell>
        </table:table-row>
        <table:table-row table:style-name="ro1">
          <table:table-cell table:style-name="Default" office:value-type="string" calcext:value-type="string">
            <text:p>applications-other-symbolic@</text:p>
          </table:table-cell>
          <table:table-cell table:style-name="Default" table:formula="of:=IF(LEFT([.A53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39];3;FIND(&quot;:&quot;;[.A539])-3) &amp; &quot; &lt;br&gt;&quot;;&quot;&quot;)">
            <text:p/>
          </table:table-cell>
          <table:table-cell table:style-name="ce6" table:formula="of:=IF([.B539]=&quot;Y&quot;;MID([.A539];3;FIND(&quot;:&quot;;[.A539];1)-3);IF(&#10;RIGHT(RIGHT([.A539]; 1))=&quot;@&quot;;0;&#10;[.A539]))" office:value-type="float" office:value="0" calcext:value-type="float">
            <text:p>0</text:p>
          </table:table-cell>
          <table:table-cell table:formula="of:=IF([.B539]=&quot;Y&quot;;[.D539];[.E538])" office:value-type="string" office:string-value="categories" calcext:value-type="string">
            <text:p>categories</text:p>
          </table:table-cell>
          <table:table-cell table:style-name="ce10" table:formula="of:=IF([.D539]=0;&quot;&quot;;IF([.B539]=&quot;Y&quot;;[.C539];&#10;&quot;&lt;a href=&quot; &amp; CHAR(34) &amp; &quot;#&quot; &amp; CHAR(34) &amp; &quot;&gt;&quot; &amp;&#10;&quot;&lt;img src=&quot; &amp; CHAR(34) &amp; &quot;https://github.com/ubuntu/yaru/blob/master/icons/Yaru/scalable/&quot; &amp; [.E539] &amp; &quot;/&quot; &amp; [.A539] &amp; &quot;.svg&quot; &amp; CHAR(34) &amp; &#10;&quot; width=&quot; &amp; CHAR(34) &amp; &quot;22&quot; &amp; CHAR(34) &amp; &quot; alt=&quot; &amp; CHAR(34) &amp; [.D539] &amp; CHAR(34) &amp; &quot;&gt;&lt;/a&gt;&quot; &amp;&#10;&quot;&amp;nbsp; &amp;nbsp; &quot; &amp; [.D539] &amp; &quot;&lt;br&gt;&quot;&#10;))">
            <text:p/>
          </table:table-cell>
        </table:table-row>
        <table:table-row table:style-name="ro1">
          <table:table-cell office:value-type="string" calcext:value-type="string">
            <text:p>applications-science-symbolic</text:p>
          </table:table-cell>
          <table:table-cell table:formula="of:=IF(LEFT([.A540];1)=&quot;.&quot;;&quot;Y&quot;;&quot;N&quot;)" office:value-type="string" office:string-value="N" calcext:value-type="string">
            <text:p>N</text:p>
          </table:table-cell>
          <table:table-cell table:formula="of:=IFERROR(&quot;## &quot; &amp; MID([.A540];3;FIND(&quot;:&quot;;[.A540])-3) &amp; &quot; &lt;br&gt;&quot;;&quot;&quot;)">
            <text:p/>
          </table:table-cell>
          <table:table-cell table:formula="of:=IF([.B540]=&quot;Y&quot;;MID([.A540];3;FIND(&quot;:&quot;;[.A540];1)-3);IF(&#10;RIGHT(RIGHT([.A540]; 1))=&quot;@&quot;;0;&#10;[.A540]))" office:value-type="string" office:string-value="applications-science-symbolic" calcext:value-type="string">
            <text:p>applications-science-symbolic</text:p>
          </table:table-cell>
          <table:table-cell table:formula="of:=IF([.B540]=&quot;Y&quot;;[.D540];[.E539])" office:value-type="string" office:string-value="categories" calcext:value-type="string">
            <text:p>categories</text:p>
          </table:table-cell>
          <table:table-cell table:style-name="ce10" table:formula="of:=IF([.D540]=0;&quot;&quot;;IF([.B540]=&quot;Y&quot;;[.C540];&#10;&quot;&lt;a href=&quot; &amp; CHAR(34) &amp; &quot;#&quot; &amp; CHAR(34) &amp; &quot;&gt;&quot; &amp;&#10;&quot;&lt;img src=&quot; &amp; CHAR(34) &amp; &quot;https://github.com/ubuntu/yaru/blob/master/icons/Yaru/scalable/&quot; &amp; [.E540] &amp; &quot;/&quot; &amp; [.A540] &amp; &quot;.svg&quot; &amp; CHAR(34) &amp; &#10;&quot; width=&quot; &amp; CHAR(34) &amp; &quot;22&quot; &amp; CHAR(34) &amp; &quot; alt=&quot; &amp; CHAR(34) &amp; [.D540] &amp; CHAR(34) &amp; &quot;&gt;&lt;/a&gt;&quot; &amp;&#10;&quot;&amp;nbsp; &amp;nbsp; &quot; &amp; [.D540] &amp; &quot;&lt;br&gt;&quot;&#10;))" office:value-type="string" office:string-value="&lt;a href=&quot;#&quot;&gt;&lt;img src=&quot;https://github.com/ubuntu/yaru/blob/master/icons/Yaru/scalable/categories/applications-science-symbolic.svg&quot; width=&quot;22&quot; alt=&quot;applications-science-symbolic&quot;&gt;&lt;/a&gt;&amp;nbsp; &amp;nbsp; applications-science-symbolic&lt;br&gt;" calcext:value-type="string">
            <text:p>&lt;a href="#"&gt;&lt;img src="https://github.com/ubuntu/yaru/blob/master/icons/Yaru/scalable/categories/applications-science-symbolic.svg" width="22" alt="applications-science-symbolic"&gt;&lt;/a&gt;&amp;nbsp; &amp;nbsp; applications-science-symbolic&lt;br&gt;</text:p>
          </table:table-cell>
        </table:table-row>
        <table:table-row table:style-name="ro1">
          <table:table-cell office:value-type="string" calcext:value-type="string">
            <text:p>applications-utilities-symbolic</text:p>
          </table:table-cell>
          <table:table-cell table:formula="of:=IF(LEFT([.A541];1)=&quot;.&quot;;&quot;Y&quot;;&quot;N&quot;)" office:value-type="string" office:string-value="N" calcext:value-type="string">
            <text:p>N</text:p>
          </table:table-cell>
          <table:table-cell table:formula="of:=IFERROR(&quot;## &quot; &amp; MID([.A541];3;FIND(&quot;:&quot;;[.A541])-3) &amp; &quot; &lt;br&gt;&quot;;&quot;&quot;)">
            <text:p/>
          </table:table-cell>
          <table:table-cell table:formula="of:=IF([.B541]=&quot;Y&quot;;MID([.A541];3;FIND(&quot;:&quot;;[.A541];1)-3);IF(&#10;RIGHT(RIGHT([.A541]; 1))=&quot;@&quot;;0;&#10;[.A541]))" office:value-type="string" office:string-value="applications-utilities-symbolic" calcext:value-type="string">
            <text:p>applications-utilities-symbolic</text:p>
          </table:table-cell>
          <table:table-cell table:formula="of:=IF([.B541]=&quot;Y&quot;;[.D541];[.E540])" office:value-type="string" office:string-value="categories" calcext:value-type="string">
            <text:p>categories</text:p>
          </table:table-cell>
          <table:table-cell table:style-name="ce10" table:formula="of:=IF([.D541]=0;&quot;&quot;;IF([.B541]=&quot;Y&quot;;[.C541];&#10;&quot;&lt;a href=&quot; &amp; CHAR(34) &amp; &quot;#&quot; &amp; CHAR(34) &amp; &quot;&gt;&quot; &amp;&#10;&quot;&lt;img src=&quot; &amp; CHAR(34) &amp; &quot;https://github.com/ubuntu/yaru/blob/master/icons/Yaru/scalable/&quot; &amp; [.E541] &amp; &quot;/&quot; &amp; [.A541] &amp; &quot;.svg&quot; &amp; CHAR(34) &amp; &#10;&quot; width=&quot; &amp; CHAR(34) &amp; &quot;22&quot; &amp; CHAR(34) &amp; &quot; alt=&quot; &amp; CHAR(34) &amp; [.D541] &amp; CHAR(34) &amp; &quot;&gt;&lt;/a&gt;&quot; &amp;&#10;&quot;&amp;nbsp; &amp;nbsp; &quot; &amp; [.D541] &amp; &quot;&lt;br&gt;&quot;&#10;))" office:value-type="string" office:string-value="&lt;a href=&quot;#&quot;&gt;&lt;img src=&quot;https://github.com/ubuntu/yaru/blob/master/icons/Yaru/scalable/categories/applications-utilities-symbolic.svg&quot; width=&quot;22&quot; alt=&quot;applications-utilities-symbolic&quot;&gt;&lt;/a&gt;&amp;nbsp; &amp;nbsp; applications-utilities-symbolic&lt;br&gt;" calcext:value-type="string">
            <text:p>&lt;a href="#"&gt;&lt;img src="https://github.com/ubuntu/yaru/blob/master/icons/Yaru/scalable/categories/applications-utilities-symbolic.svg" width="22" alt="applications-utilities-symbolic"&gt;&lt;/a&gt;&amp;nbsp; &amp;nbsp; applications-utilities-symbolic&lt;br&gt;</text:p>
          </table:table-cell>
        </table:table-row>
        <table:table-row table:style-name="ro1">
          <table:table-cell table:style-name="Default" office:value-type="string" calcext:value-type="string">
            <text:p>bolt-symbolic@</text:p>
          </table:table-cell>
          <table:table-cell table:style-name="Default" table:formula="of:=IF(LEFT([.A54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42];3;FIND(&quot;:&quot;;[.A542])-3) &amp; &quot; &lt;br&gt;&quot;;&quot;&quot;)">
            <text:p/>
          </table:table-cell>
          <table:table-cell table:style-name="ce6" table:formula="of:=IF([.B542]=&quot;Y&quot;;MID([.A542];3;FIND(&quot;:&quot;;[.A542];1)-3);IF(&#10;RIGHT(RIGHT([.A542]; 1))=&quot;@&quot;;0;&#10;[.A542]))" office:value-type="float" office:value="0" calcext:value-type="float">
            <text:p>0</text:p>
          </table:table-cell>
          <table:table-cell table:formula="of:=IF([.B542]=&quot;Y&quot;;[.D542];[.E541])" office:value-type="string" office:string-value="categories" calcext:value-type="string">
            <text:p>categories</text:p>
          </table:table-cell>
          <table:table-cell table:style-name="ce10" table:formula="of:=IF([.D542]=0;&quot;&quot;;IF([.B542]=&quot;Y&quot;;[.C542];&#10;&quot;&lt;a href=&quot; &amp; CHAR(34) &amp; &quot;#&quot; &amp; CHAR(34) &amp; &quot;&gt;&quot; &amp;&#10;&quot;&lt;img src=&quot; &amp; CHAR(34) &amp; &quot;https://github.com/ubuntu/yaru/blob/master/icons/Yaru/scalable/&quot; &amp; [.E542] &amp; &quot;/&quot; &amp; [.A542] &amp; &quot;.svg&quot; &amp; CHAR(34) &amp; &#10;&quot; width=&quot; &amp; CHAR(34) &amp; &quot;22&quot; &amp; CHAR(34) &amp; &quot; alt=&quot; &amp; CHAR(34) &amp; [.D542] &amp; CHAR(34) &amp; &quot;&gt;&lt;/a&gt;&quot; &amp;&#10;&quot;&amp;nbsp; &amp;nbsp; &quot; &amp; [.D542] &amp; &quot;&lt;br&gt;&quot;&#10;))">
            <text:p/>
          </table:table-cell>
        </table:table-row>
        <table:table-row table:style-name="ro1">
          <table:table-cell office:value-type="string" calcext:value-type="string">
            <text:p>calendar-month-symbolic</text:p>
          </table:table-cell>
          <table:table-cell table:formula="of:=IF(LEFT([.A543];1)=&quot;.&quot;;&quot;Y&quot;;&quot;N&quot;)" office:value-type="string" office:string-value="N" calcext:value-type="string">
            <text:p>N</text:p>
          </table:table-cell>
          <table:table-cell table:formula="of:=IFERROR(&quot;## &quot; &amp; MID([.A543];3;FIND(&quot;:&quot;;[.A543])-3) &amp; &quot; &lt;br&gt;&quot;;&quot;&quot;)">
            <text:p/>
          </table:table-cell>
          <table:table-cell table:formula="of:=IF([.B543]=&quot;Y&quot;;MID([.A543];3;FIND(&quot;:&quot;;[.A543];1)-3);IF(&#10;RIGHT(RIGHT([.A543]; 1))=&quot;@&quot;;0;&#10;[.A543]))" office:value-type="string" office:string-value="calendar-month-symbolic" calcext:value-type="string">
            <text:p>calendar-month-symbolic</text:p>
          </table:table-cell>
          <table:table-cell table:formula="of:=IF([.B543]=&quot;Y&quot;;[.D543];[.E542])" office:value-type="string" office:string-value="categories" calcext:value-type="string">
            <text:p>categories</text:p>
          </table:table-cell>
          <table:table-cell table:style-name="ce10" table:formula="of:=IF([.D543]=0;&quot;&quot;;IF([.B543]=&quot;Y&quot;;[.C543];&#10;&quot;&lt;a href=&quot; &amp; CHAR(34) &amp; &quot;#&quot; &amp; CHAR(34) &amp; &quot;&gt;&quot; &amp;&#10;&quot;&lt;img src=&quot; &amp; CHAR(34) &amp; &quot;https://github.com/ubuntu/yaru/blob/master/icons/Yaru/scalable/&quot; &amp; [.E543] &amp; &quot;/&quot; &amp; [.A543] &amp; &quot;.svg&quot; &amp; CHAR(34) &amp; &#10;&quot; width=&quot; &amp; CHAR(34) &amp; &quot;22&quot; &amp; CHAR(34) &amp; &quot; alt=&quot; &amp; CHAR(34) &amp; [.D543] &amp; CHAR(34) &amp; &quot;&gt;&lt;/a&gt;&quot; &amp;&#10;&quot;&amp;nbsp; &amp;nbsp; &quot; &amp; [.D543] &amp; &quot;&lt;br&gt;&quot;&#10;))" office:value-type="string" office:string-value="&lt;a href=&quot;#&quot;&gt;&lt;img src=&quot;https://github.com/ubuntu/yaru/blob/master/icons/Yaru/scalable/categories/calendar-month-symbolic.svg&quot; width=&quot;22&quot; alt=&quot;calendar-month-symbolic&quot;&gt;&lt;/a&gt;&amp;nbsp; &amp;nbsp; calendar-month-symbolic&lt;br&gt;" calcext:value-type="string">
            <text:p>&lt;a href="#"&gt;&lt;img src="https://github.com/ubuntu/yaru/blob/master/icons/Yaru/scalable/categories/calendar-month-symbolic.svg" width="22" alt="calendar-month-symbolic"&gt;&lt;/a&gt;&amp;nbsp; &amp;nbsp; calendar-month-symbolic&lt;br&gt;</text:p>
          </table:table-cell>
        </table:table-row>
        <table:table-row table:style-name="ro1">
          <table:table-cell office:value-type="string" calcext:value-type="string">
            <text:p>calendar-today-symbolic</text:p>
          </table:table-cell>
          <table:table-cell table:formula="of:=IF(LEFT([.A544];1)=&quot;.&quot;;&quot;Y&quot;;&quot;N&quot;)" office:value-type="string" office:string-value="N" calcext:value-type="string">
            <text:p>N</text:p>
          </table:table-cell>
          <table:table-cell table:formula="of:=IFERROR(&quot;## &quot; &amp; MID([.A544];3;FIND(&quot;:&quot;;[.A544])-3) &amp; &quot; &lt;br&gt;&quot;;&quot;&quot;)">
            <text:p/>
          </table:table-cell>
          <table:table-cell table:formula="of:=IF([.B544]=&quot;Y&quot;;MID([.A544];3;FIND(&quot;:&quot;;[.A544];1)-3);IF(&#10;RIGHT(RIGHT([.A544]; 1))=&quot;@&quot;;0;&#10;[.A544]))" office:value-type="string" office:string-value="calendar-today-symbolic" calcext:value-type="string">
            <text:p>calendar-today-symbolic</text:p>
          </table:table-cell>
          <table:table-cell table:formula="of:=IF([.B544]=&quot;Y&quot;;[.D544];[.E543])" office:value-type="string" office:string-value="categories" calcext:value-type="string">
            <text:p>categories</text:p>
          </table:table-cell>
          <table:table-cell table:style-name="ce10" table:formula="of:=IF([.D544]=0;&quot;&quot;;IF([.B544]=&quot;Y&quot;;[.C544];&#10;&quot;&lt;a href=&quot; &amp; CHAR(34) &amp; &quot;#&quot; &amp; CHAR(34) &amp; &quot;&gt;&quot; &amp;&#10;&quot;&lt;img src=&quot; &amp; CHAR(34) &amp; &quot;https://github.com/ubuntu/yaru/blob/master/icons/Yaru/scalable/&quot; &amp; [.E544] &amp; &quot;/&quot; &amp; [.A544] &amp; &quot;.svg&quot; &amp; CHAR(34) &amp; &#10;&quot; width=&quot; &amp; CHAR(34) &amp; &quot;22&quot; &amp; CHAR(34) &amp; &quot; alt=&quot; &amp; CHAR(34) &amp; [.D544] &amp; CHAR(34) &amp; &quot;&gt;&lt;/a&gt;&quot; &amp;&#10;&quot;&amp;nbsp; &amp;nbsp; &quot; &amp; [.D544] &amp; &quot;&lt;br&gt;&quot;&#10;))" office:value-type="string" office:string-value="&lt;a href=&quot;#&quot;&gt;&lt;img src=&quot;https://github.com/ubuntu/yaru/blob/master/icons/Yaru/scalable/categories/calendar-today-symbolic.svg&quot; width=&quot;22&quot; alt=&quot;calendar-today-symbolic&quot;&gt;&lt;/a&gt;&amp;nbsp; &amp;nbsp; calendar-today-symbolic&lt;br&gt;" calcext:value-type="string">
            <text:p>&lt;a href="#"&gt;&lt;img src="https://github.com/ubuntu/yaru/blob/master/icons/Yaru/scalable/categories/calendar-today-symbolic.svg" width="22" alt="calendar-today-symbolic"&gt;&lt;/a&gt;&amp;nbsp; &amp;nbsp; calendar-today-symbolic&lt;br&gt;</text:p>
          </table:table-cell>
        </table:table-row>
        <table:table-row table:style-name="ro1">
          <table:table-cell office:value-type="string" calcext:value-type="string">
            <text:p>calendar-week-symbolic</text:p>
          </table:table-cell>
          <table:table-cell table:formula="of:=IF(LEFT([.A545];1)=&quot;.&quot;;&quot;Y&quot;;&quot;N&quot;)" office:value-type="string" office:string-value="N" calcext:value-type="string">
            <text:p>N</text:p>
          </table:table-cell>
          <table:table-cell table:formula="of:=IFERROR(&quot;## &quot; &amp; MID([.A545];3;FIND(&quot;:&quot;;[.A545])-3) &amp; &quot; &lt;br&gt;&quot;;&quot;&quot;)">
            <text:p/>
          </table:table-cell>
          <table:table-cell table:formula="of:=IF([.B545]=&quot;Y&quot;;MID([.A545];3;FIND(&quot;:&quot;;[.A545];1)-3);IF(&#10;RIGHT(RIGHT([.A545]; 1))=&quot;@&quot;;0;&#10;[.A545]))" office:value-type="string" office:string-value="calendar-week-symbolic" calcext:value-type="string">
            <text:p>calendar-week-symbolic</text:p>
          </table:table-cell>
          <table:table-cell table:formula="of:=IF([.B545]=&quot;Y&quot;;[.D545];[.E544])" office:value-type="string" office:string-value="categories" calcext:value-type="string">
            <text:p>categories</text:p>
          </table:table-cell>
          <table:table-cell table:style-name="ce10" table:formula="of:=IF([.D545]=0;&quot;&quot;;IF([.B545]=&quot;Y&quot;;[.C545];&#10;&quot;&lt;a href=&quot; &amp; CHAR(34) &amp; &quot;#&quot; &amp; CHAR(34) &amp; &quot;&gt;&quot; &amp;&#10;&quot;&lt;img src=&quot; &amp; CHAR(34) &amp; &quot;https://github.com/ubuntu/yaru/blob/master/icons/Yaru/scalable/&quot; &amp; [.E545] &amp; &quot;/&quot; &amp; [.A545] &amp; &quot;.svg&quot; &amp; CHAR(34) &amp; &#10;&quot; width=&quot; &amp; CHAR(34) &amp; &quot;22&quot; &amp; CHAR(34) &amp; &quot; alt=&quot; &amp; CHAR(34) &amp; [.D545] &amp; CHAR(34) &amp; &quot;&gt;&lt;/a&gt;&quot; &amp;&#10;&quot;&amp;nbsp; &amp;nbsp; &quot; &amp; [.D545] &amp; &quot;&lt;br&gt;&quot;&#10;))" office:value-type="string" office:string-value="&lt;a href=&quot;#&quot;&gt;&lt;img src=&quot;https://github.com/ubuntu/yaru/blob/master/icons/Yaru/scalable/categories/calendar-week-symbolic.svg&quot; width=&quot;22&quot; alt=&quot;calendar-week-symbolic&quot;&gt;&lt;/a&gt;&amp;nbsp; &amp;nbsp; calendar-week-symbolic&lt;br&gt;" calcext:value-type="string">
            <text:p>&lt;a href="#"&gt;&lt;img src="https://github.com/ubuntu/yaru/blob/master/icons/Yaru/scalable/categories/calendar-week-symbolic.svg" width="22" alt="calendar-week-symbolic"&gt;&lt;/a&gt;&amp;nbsp; &amp;nbsp; calendar-week-symbolic&lt;br&gt;</text:p>
          </table:table-cell>
        </table:table-row>
        <table:table-row table:style-name="ro1">
          <table:table-cell office:value-type="string" calcext:value-type="string">
            <text:p>calendar-year-symbolic</text:p>
          </table:table-cell>
          <table:table-cell table:formula="of:=IF(LEFT([.A546];1)=&quot;.&quot;;&quot;Y&quot;;&quot;N&quot;)" office:value-type="string" office:string-value="N" calcext:value-type="string">
            <text:p>N</text:p>
          </table:table-cell>
          <table:table-cell table:formula="of:=IFERROR(&quot;## &quot; &amp; MID([.A546];3;FIND(&quot;:&quot;;[.A546])-3) &amp; &quot; &lt;br&gt;&quot;;&quot;&quot;)">
            <text:p/>
          </table:table-cell>
          <table:table-cell table:formula="of:=IF([.B546]=&quot;Y&quot;;MID([.A546];3;FIND(&quot;:&quot;;[.A546];1)-3);IF(&#10;RIGHT(RIGHT([.A546]; 1))=&quot;@&quot;;0;&#10;[.A546]))" office:value-type="string" office:string-value="calendar-year-symbolic" calcext:value-type="string">
            <text:p>calendar-year-symbolic</text:p>
          </table:table-cell>
          <table:table-cell table:formula="of:=IF([.B546]=&quot;Y&quot;;[.D546];[.E545])" office:value-type="string" office:string-value="categories" calcext:value-type="string">
            <text:p>categories</text:p>
          </table:table-cell>
          <table:table-cell table:style-name="ce10" table:formula="of:=IF([.D546]=0;&quot;&quot;;IF([.B546]=&quot;Y&quot;;[.C546];&#10;&quot;&lt;a href=&quot; &amp; CHAR(34) &amp; &quot;#&quot; &amp; CHAR(34) &amp; &quot;&gt;&quot; &amp;&#10;&quot;&lt;img src=&quot; &amp; CHAR(34) &amp; &quot;https://github.com/ubuntu/yaru/blob/master/icons/Yaru/scalable/&quot; &amp; [.E546] &amp; &quot;/&quot; &amp; [.A546] &amp; &quot;.svg&quot; &amp; CHAR(34) &amp; &#10;&quot; width=&quot; &amp; CHAR(34) &amp; &quot;22&quot; &amp; CHAR(34) &amp; &quot; alt=&quot; &amp; CHAR(34) &amp; [.D546] &amp; CHAR(34) &amp; &quot;&gt;&lt;/a&gt;&quot; &amp;&#10;&quot;&amp;nbsp; &amp;nbsp; &quot; &amp; [.D546] &amp; &quot;&lt;br&gt;&quot;&#10;))" office:value-type="string" office:string-value="&lt;a href=&quot;#&quot;&gt;&lt;img src=&quot;https://github.com/ubuntu/yaru/blob/master/icons/Yaru/scalable/categories/calendar-year-symbolic.svg&quot; width=&quot;22&quot; alt=&quot;calendar-year-symbolic&quot;&gt;&lt;/a&gt;&amp;nbsp; &amp;nbsp; calendar-year-symbolic&lt;br&gt;" calcext:value-type="string">
            <text:p>&lt;a href="#"&gt;&lt;img src="https://github.com/ubuntu/yaru/blob/master/icons/Yaru/scalable/categories/calendar-year-symbolic.svg" width="22" alt="calendar-year-symbolic"&gt;&lt;/a&gt;&amp;nbsp; &amp;nbsp; calendar-year-symbolic&lt;br&gt;</text:p>
          </table:table-cell>
        </table:table-row>
        <table:table-row table:style-name="ro1">
          <table:table-cell office:value-type="string" calcext:value-type="string">
            <text:p>characters-arrow-symbolic</text:p>
          </table:table-cell>
          <table:table-cell table:formula="of:=IF(LEFT([.A547];1)=&quot;.&quot;;&quot;Y&quot;;&quot;N&quot;)" office:value-type="string" office:string-value="N" calcext:value-type="string">
            <text:p>N</text:p>
          </table:table-cell>
          <table:table-cell table:formula="of:=IFERROR(&quot;## &quot; &amp; MID([.A547];3;FIND(&quot;:&quot;;[.A547])-3) &amp; &quot; &lt;br&gt;&quot;;&quot;&quot;)">
            <text:p/>
          </table:table-cell>
          <table:table-cell table:formula="of:=IF([.B547]=&quot;Y&quot;;MID([.A547];3;FIND(&quot;:&quot;;[.A547];1)-3);IF(&#10;RIGHT(RIGHT([.A547]; 1))=&quot;@&quot;;0;&#10;[.A547]))" office:value-type="string" office:string-value="characters-arrow-symbolic" calcext:value-type="string">
            <text:p>characters-arrow-symbolic</text:p>
          </table:table-cell>
          <table:table-cell table:formula="of:=IF([.B547]=&quot;Y&quot;;[.D547];[.E546])" office:value-type="string" office:string-value="categories" calcext:value-type="string">
            <text:p>categories</text:p>
          </table:table-cell>
          <table:table-cell table:style-name="ce10" table:formula="of:=IF([.D547]=0;&quot;&quot;;IF([.B547]=&quot;Y&quot;;[.C547];&#10;&quot;&lt;a href=&quot; &amp; CHAR(34) &amp; &quot;#&quot; &amp; CHAR(34) &amp; &quot;&gt;&quot; &amp;&#10;&quot;&lt;img src=&quot; &amp; CHAR(34) &amp; &quot;https://github.com/ubuntu/yaru/blob/master/icons/Yaru/scalable/&quot; &amp; [.E547] &amp; &quot;/&quot; &amp; [.A547] &amp; &quot;.svg&quot; &amp; CHAR(34) &amp; &#10;&quot; width=&quot; &amp; CHAR(34) &amp; &quot;22&quot; &amp; CHAR(34) &amp; &quot; alt=&quot; &amp; CHAR(34) &amp; [.D547] &amp; CHAR(34) &amp; &quot;&gt;&lt;/a&gt;&quot; &amp;&#10;&quot;&amp;nbsp; &amp;nbsp; &quot; &amp; [.D547] &amp; &quot;&lt;br&gt;&quot;&#10;))" office:value-type="string" office:string-value="&lt;a href=&quot;#&quot;&gt;&lt;img src=&quot;https://github.com/ubuntu/yaru/blob/master/icons/Yaru/scalable/categories/characters-arrow-symbolic.svg&quot; width=&quot;22&quot; alt=&quot;characters-arrow-symbolic&quot;&gt;&lt;/a&gt;&amp;nbsp; &amp;nbsp; characters-arrow-symbolic&lt;br&gt;" calcext:value-type="string">
            <text:p>&lt;a href="#"&gt;&lt;img src="https://github.com/ubuntu/yaru/blob/master/icons/Yaru/scalable/categories/characters-arrow-symbolic.svg" width="22" alt="characters-arrow-symbolic"&gt;&lt;/a&gt;&amp;nbsp; &amp;nbsp; characters-arrow-symbolic&lt;br&gt;</text:p>
          </table:table-cell>
        </table:table-row>
        <table:table-row table:style-name="ro1">
          <table:table-cell office:value-type="string" calcext:value-type="string">
            <text:p>characters-bullet-symbolic</text:p>
          </table:table-cell>
          <table:table-cell table:formula="of:=IF(LEFT([.A548];1)=&quot;.&quot;;&quot;Y&quot;;&quot;N&quot;)" office:value-type="string" office:string-value="N" calcext:value-type="string">
            <text:p>N</text:p>
          </table:table-cell>
          <table:table-cell table:formula="of:=IFERROR(&quot;## &quot; &amp; MID([.A548];3;FIND(&quot;:&quot;;[.A548])-3) &amp; &quot; &lt;br&gt;&quot;;&quot;&quot;)">
            <text:p/>
          </table:table-cell>
          <table:table-cell table:formula="of:=IF([.B548]=&quot;Y&quot;;MID([.A548];3;FIND(&quot;:&quot;;[.A548];1)-3);IF(&#10;RIGHT(RIGHT([.A548]; 1))=&quot;@&quot;;0;&#10;[.A548]))" office:value-type="string" office:string-value="characters-bullet-symbolic" calcext:value-type="string">
            <text:p>characters-bullet-symbolic</text:p>
          </table:table-cell>
          <table:table-cell table:formula="of:=IF([.B548]=&quot;Y&quot;;[.D548];[.E547])" office:value-type="string" office:string-value="categories" calcext:value-type="string">
            <text:p>categories</text:p>
          </table:table-cell>
          <table:table-cell table:style-name="ce10" table:formula="of:=IF([.D548]=0;&quot;&quot;;IF([.B548]=&quot;Y&quot;;[.C548];&#10;&quot;&lt;a href=&quot; &amp; CHAR(34) &amp; &quot;#&quot; &amp; CHAR(34) &amp; &quot;&gt;&quot; &amp;&#10;&quot;&lt;img src=&quot; &amp; CHAR(34) &amp; &quot;https://github.com/ubuntu/yaru/blob/master/icons/Yaru/scalable/&quot; &amp; [.E548] &amp; &quot;/&quot; &amp; [.A548] &amp; &quot;.svg&quot; &amp; CHAR(34) &amp; &#10;&quot; width=&quot; &amp; CHAR(34) &amp; &quot;22&quot; &amp; CHAR(34) &amp; &quot; alt=&quot; &amp; CHAR(34) &amp; [.D548] &amp; CHAR(34) &amp; &quot;&gt;&lt;/a&gt;&quot; &amp;&#10;&quot;&amp;nbsp; &amp;nbsp; &quot; &amp; [.D548] &amp; &quot;&lt;br&gt;&quot;&#10;))" office:value-type="string" office:string-value="&lt;a href=&quot;#&quot;&gt;&lt;img src=&quot;https://github.com/ubuntu/yaru/blob/master/icons/Yaru/scalable/categories/characters-bullet-symbolic.svg&quot; width=&quot;22&quot; alt=&quot;characters-bullet-symbolic&quot;&gt;&lt;/a&gt;&amp;nbsp; &amp;nbsp; characters-bullet-symbolic&lt;br&gt;" calcext:value-type="string">
            <text:p>&lt;a href="#"&gt;&lt;img src="https://github.com/ubuntu/yaru/blob/master/icons/Yaru/scalable/categories/characters-bullet-symbolic.svg" width="22" alt="characters-bullet-symbolic"&gt;&lt;/a&gt;&amp;nbsp; &amp;nbsp; characters-bullet-symbolic&lt;br&gt;</text:p>
          </table:table-cell>
        </table:table-row>
        <table:table-row table:style-name="ro1">
          <table:table-cell office:value-type="string" calcext:value-type="string">
            <text:p>characters-currency-symbolic</text:p>
          </table:table-cell>
          <table:table-cell table:formula="of:=IF(LEFT([.A549];1)=&quot;.&quot;;&quot;Y&quot;;&quot;N&quot;)" office:value-type="string" office:string-value="N" calcext:value-type="string">
            <text:p>N</text:p>
          </table:table-cell>
          <table:table-cell table:formula="of:=IFERROR(&quot;## &quot; &amp; MID([.A549];3;FIND(&quot;:&quot;;[.A549])-3) &amp; &quot; &lt;br&gt;&quot;;&quot;&quot;)">
            <text:p/>
          </table:table-cell>
          <table:table-cell table:formula="of:=IF([.B549]=&quot;Y&quot;;MID([.A549];3;FIND(&quot;:&quot;;[.A549];1)-3);IF(&#10;RIGHT(RIGHT([.A549]; 1))=&quot;@&quot;;0;&#10;[.A549]))" office:value-type="string" office:string-value="characters-currency-symbolic" calcext:value-type="string">
            <text:p>characters-currency-symbolic</text:p>
          </table:table-cell>
          <table:table-cell table:formula="of:=IF([.B549]=&quot;Y&quot;;[.D549];[.E548])" office:value-type="string" office:string-value="categories" calcext:value-type="string">
            <text:p>categories</text:p>
          </table:table-cell>
          <table:table-cell table:style-name="ce10" table:formula="of:=IF([.D549]=0;&quot;&quot;;IF([.B549]=&quot;Y&quot;;[.C549];&#10;&quot;&lt;a href=&quot; &amp; CHAR(34) &amp; &quot;#&quot; &amp; CHAR(34) &amp; &quot;&gt;&quot; &amp;&#10;&quot;&lt;img src=&quot; &amp; CHAR(34) &amp; &quot;https://github.com/ubuntu/yaru/blob/master/icons/Yaru/scalable/&quot; &amp; [.E549] &amp; &quot;/&quot; &amp; [.A549] &amp; &quot;.svg&quot; &amp; CHAR(34) &amp; &#10;&quot; width=&quot; &amp; CHAR(34) &amp; &quot;22&quot; &amp; CHAR(34) &amp; &quot; alt=&quot; &amp; CHAR(34) &amp; [.D549] &amp; CHAR(34) &amp; &quot;&gt;&lt;/a&gt;&quot; &amp;&#10;&quot;&amp;nbsp; &amp;nbsp; &quot; &amp; [.D549] &amp; &quot;&lt;br&gt;&quot;&#10;))" office:value-type="string" office:string-value="&lt;a href=&quot;#&quot;&gt;&lt;img src=&quot;https://github.com/ubuntu/yaru/blob/master/icons/Yaru/scalable/categories/characters-currency-symbolic.svg&quot; width=&quot;22&quot; alt=&quot;characters-currency-symbolic&quot;&gt;&lt;/a&gt;&amp;nbsp; &amp;nbsp; characters-currency-symbolic&lt;br&gt;" calcext:value-type="string">
            <text:p>&lt;a href="#"&gt;&lt;img src="https://github.com/ubuntu/yaru/blob/master/icons/Yaru/scalable/categories/characters-currency-symbolic.svg" width="22" alt="characters-currency-symbolic"&gt;&lt;/a&gt;&amp;nbsp; &amp;nbsp; characters-currency-symbolic&lt;br&gt;</text:p>
          </table:table-cell>
        </table:table-row>
        <table:table-row table:style-name="ro1">
          <table:table-cell office:value-type="string" calcext:value-type="string">
            <text:p>characters-latin-symbolic</text:p>
          </table:table-cell>
          <table:table-cell table:formula="of:=IF(LEFT([.A550];1)=&quot;.&quot;;&quot;Y&quot;;&quot;N&quot;)" office:value-type="string" office:string-value="N" calcext:value-type="string">
            <text:p>N</text:p>
          </table:table-cell>
          <table:table-cell table:formula="of:=IFERROR(&quot;## &quot; &amp; MID([.A550];3;FIND(&quot;:&quot;;[.A550])-3) &amp; &quot; &lt;br&gt;&quot;;&quot;&quot;)">
            <text:p/>
          </table:table-cell>
          <table:table-cell table:formula="of:=IF([.B550]=&quot;Y&quot;;MID([.A550];3;FIND(&quot;:&quot;;[.A550];1)-3);IF(&#10;RIGHT(RIGHT([.A550]; 1))=&quot;@&quot;;0;&#10;[.A550]))" office:value-type="string" office:string-value="characters-latin-symbolic" calcext:value-type="string">
            <text:p>characters-latin-symbolic</text:p>
          </table:table-cell>
          <table:table-cell table:formula="of:=IF([.B550]=&quot;Y&quot;;[.D550];[.E549])" office:value-type="string" office:string-value="categories" calcext:value-type="string">
            <text:p>categories</text:p>
          </table:table-cell>
          <table:table-cell table:style-name="ce10" table:formula="of:=IF([.D550]=0;&quot;&quot;;IF([.B550]=&quot;Y&quot;;[.C550];&#10;&quot;&lt;a href=&quot; &amp; CHAR(34) &amp; &quot;#&quot; &amp; CHAR(34) &amp; &quot;&gt;&quot; &amp;&#10;&quot;&lt;img src=&quot; &amp; CHAR(34) &amp; &quot;https://github.com/ubuntu/yaru/blob/master/icons/Yaru/scalable/&quot; &amp; [.E550] &amp; &quot;/&quot; &amp; [.A550] &amp; &quot;.svg&quot; &amp; CHAR(34) &amp; &#10;&quot; width=&quot; &amp; CHAR(34) &amp; &quot;22&quot; &amp; CHAR(34) &amp; &quot; alt=&quot; &amp; CHAR(34) &amp; [.D550] &amp; CHAR(34) &amp; &quot;&gt;&lt;/a&gt;&quot; &amp;&#10;&quot;&amp;nbsp; &amp;nbsp; &quot; &amp; [.D550] &amp; &quot;&lt;br&gt;&quot;&#10;))" office:value-type="string" office:string-value="&lt;a href=&quot;#&quot;&gt;&lt;img src=&quot;https://github.com/ubuntu/yaru/blob/master/icons/Yaru/scalable/categories/characters-latin-symbolic.svg&quot; width=&quot;22&quot; alt=&quot;characters-latin-symbolic&quot;&gt;&lt;/a&gt;&amp;nbsp; &amp;nbsp; characters-latin-symbolic&lt;br&gt;" calcext:value-type="string">
            <text:p>&lt;a href="#"&gt;&lt;img src="https://github.com/ubuntu/yaru/blob/master/icons/Yaru/scalable/categories/characters-latin-symbolic.svg" width="22" alt="characters-latin-symbolic"&gt;&lt;/a&gt;&amp;nbsp; &amp;nbsp; characters-latin-symbolic&lt;br&gt;</text:p>
          </table:table-cell>
        </table:table-row>
        <table:table-row table:style-name="ro1">
          <table:table-cell office:value-type="string" calcext:value-type="string">
            <text:p>characters-math-symbolic</text:p>
          </table:table-cell>
          <table:table-cell table:formula="of:=IF(LEFT([.A551];1)=&quot;.&quot;;&quot;Y&quot;;&quot;N&quot;)" office:value-type="string" office:string-value="N" calcext:value-type="string">
            <text:p>N</text:p>
          </table:table-cell>
          <table:table-cell table:formula="of:=IFERROR(&quot;## &quot; &amp; MID([.A551];3;FIND(&quot;:&quot;;[.A551])-3) &amp; &quot; &lt;br&gt;&quot;;&quot;&quot;)">
            <text:p/>
          </table:table-cell>
          <table:table-cell table:formula="of:=IF([.B551]=&quot;Y&quot;;MID([.A551];3;FIND(&quot;:&quot;;[.A551];1)-3);IF(&#10;RIGHT(RIGHT([.A551]; 1))=&quot;@&quot;;0;&#10;[.A551]))" office:value-type="string" office:string-value="characters-math-symbolic" calcext:value-type="string">
            <text:p>characters-math-symbolic</text:p>
          </table:table-cell>
          <table:table-cell table:formula="of:=IF([.B551]=&quot;Y&quot;;[.D551];[.E550])" office:value-type="string" office:string-value="categories" calcext:value-type="string">
            <text:p>categories</text:p>
          </table:table-cell>
          <table:table-cell table:style-name="ce10" table:formula="of:=IF([.D551]=0;&quot;&quot;;IF([.B551]=&quot;Y&quot;;[.C551];&#10;&quot;&lt;a href=&quot; &amp; CHAR(34) &amp; &quot;#&quot; &amp; CHAR(34) &amp; &quot;&gt;&quot; &amp;&#10;&quot;&lt;img src=&quot; &amp; CHAR(34) &amp; &quot;https://github.com/ubuntu/yaru/blob/master/icons/Yaru/scalable/&quot; &amp; [.E551] &amp; &quot;/&quot; &amp; [.A551] &amp; &quot;.svg&quot; &amp; CHAR(34) &amp; &#10;&quot; width=&quot; &amp; CHAR(34) &amp; &quot;22&quot; &amp; CHAR(34) &amp; &quot; alt=&quot; &amp; CHAR(34) &amp; [.D551] &amp; CHAR(34) &amp; &quot;&gt;&lt;/a&gt;&quot; &amp;&#10;&quot;&amp;nbsp; &amp;nbsp; &quot; &amp; [.D551] &amp; &quot;&lt;br&gt;&quot;&#10;))" office:value-type="string" office:string-value="&lt;a href=&quot;#&quot;&gt;&lt;img src=&quot;https://github.com/ubuntu/yaru/blob/master/icons/Yaru/scalable/categories/characters-math-symbolic.svg&quot; width=&quot;22&quot; alt=&quot;characters-math-symbolic&quot;&gt;&lt;/a&gt;&amp;nbsp; &amp;nbsp; characters-math-symbolic&lt;br&gt;" calcext:value-type="string">
            <text:p>&lt;a href="#"&gt;&lt;img src="https://github.com/ubuntu/yaru/blob/master/icons/Yaru/scalable/categories/characters-math-symbolic.svg" width="22" alt="characters-math-symbolic"&gt;&lt;/a&gt;&amp;nbsp; &amp;nbsp; characters-math-symbolic&lt;br&gt;</text:p>
          </table:table-cell>
        </table:table-row>
        <table:table-row table:style-name="ro1">
          <table:table-cell office:value-type="string" calcext:value-type="string">
            <text:p>characters-picture-symbolic</text:p>
          </table:table-cell>
          <table:table-cell table:formula="of:=IF(LEFT([.A552];1)=&quot;.&quot;;&quot;Y&quot;;&quot;N&quot;)" office:value-type="string" office:string-value="N" calcext:value-type="string">
            <text:p>N</text:p>
          </table:table-cell>
          <table:table-cell table:formula="of:=IFERROR(&quot;## &quot; &amp; MID([.A552];3;FIND(&quot;:&quot;;[.A552])-3) &amp; &quot; &lt;br&gt;&quot;;&quot;&quot;)">
            <text:p/>
          </table:table-cell>
          <table:table-cell table:formula="of:=IF([.B552]=&quot;Y&quot;;MID([.A552];3;FIND(&quot;:&quot;;[.A552];1)-3);IF(&#10;RIGHT(RIGHT([.A552]; 1))=&quot;@&quot;;0;&#10;[.A552]))" office:value-type="string" office:string-value="characters-picture-symbolic" calcext:value-type="string">
            <text:p>characters-picture-symbolic</text:p>
          </table:table-cell>
          <table:table-cell table:formula="of:=IF([.B552]=&quot;Y&quot;;[.D552];[.E551])" office:value-type="string" office:string-value="categories" calcext:value-type="string">
            <text:p>categories</text:p>
          </table:table-cell>
          <table:table-cell table:style-name="ce10" table:formula="of:=IF([.D552]=0;&quot;&quot;;IF([.B552]=&quot;Y&quot;;[.C552];&#10;&quot;&lt;a href=&quot; &amp; CHAR(34) &amp; &quot;#&quot; &amp; CHAR(34) &amp; &quot;&gt;&quot; &amp;&#10;&quot;&lt;img src=&quot; &amp; CHAR(34) &amp; &quot;https://github.com/ubuntu/yaru/blob/master/icons/Yaru/scalable/&quot; &amp; [.E552] &amp; &quot;/&quot; &amp; [.A552] &amp; &quot;.svg&quot; &amp; CHAR(34) &amp; &#10;&quot; width=&quot; &amp; CHAR(34) &amp; &quot;22&quot; &amp; CHAR(34) &amp; &quot; alt=&quot; &amp; CHAR(34) &amp; [.D552] &amp; CHAR(34) &amp; &quot;&gt;&lt;/a&gt;&quot; &amp;&#10;&quot;&amp;nbsp; &amp;nbsp; &quot; &amp; [.D552] &amp; &quot;&lt;br&gt;&quot;&#10;))" office:value-type="string" office:string-value="&lt;a href=&quot;#&quot;&gt;&lt;img src=&quot;https://github.com/ubuntu/yaru/blob/master/icons/Yaru/scalable/categories/characters-picture-symbolic.svg&quot; width=&quot;22&quot; alt=&quot;characters-picture-symbolic&quot;&gt;&lt;/a&gt;&amp;nbsp; &amp;nbsp; characters-picture-symbolic&lt;br&gt;" calcext:value-type="string">
            <text:p>&lt;a href="#"&gt;&lt;img src="https://github.com/ubuntu/yaru/blob/master/icons/Yaru/scalable/categories/characters-picture-symbolic.svg" width="22" alt="characters-picture-symbolic"&gt;&lt;/a&gt;&amp;nbsp; &amp;nbsp; characters-picture-symbolic&lt;br&gt;</text:p>
          </table:table-cell>
        </table:table-row>
        <table:table-row table:style-name="ro1">
          <table:table-cell office:value-type="string" calcext:value-type="string">
            <text:p>characters-punctuation-symbolic</text:p>
          </table:table-cell>
          <table:table-cell table:formula="of:=IF(LEFT([.A553];1)=&quot;.&quot;;&quot;Y&quot;;&quot;N&quot;)" office:value-type="string" office:string-value="N" calcext:value-type="string">
            <text:p>N</text:p>
          </table:table-cell>
          <table:table-cell table:formula="of:=IFERROR(&quot;## &quot; &amp; MID([.A553];3;FIND(&quot;:&quot;;[.A553])-3) &amp; &quot; &lt;br&gt;&quot;;&quot;&quot;)">
            <text:p/>
          </table:table-cell>
          <table:table-cell table:formula="of:=IF([.B553]=&quot;Y&quot;;MID([.A553];3;FIND(&quot;:&quot;;[.A553];1)-3);IF(&#10;RIGHT(RIGHT([.A553]; 1))=&quot;@&quot;;0;&#10;[.A553]))" office:value-type="string" office:string-value="characters-punctuation-symbolic" calcext:value-type="string">
            <text:p>characters-punctuation-symbolic</text:p>
          </table:table-cell>
          <table:table-cell table:formula="of:=IF([.B553]=&quot;Y&quot;;[.D553];[.E552])" office:value-type="string" office:string-value="categories" calcext:value-type="string">
            <text:p>categories</text:p>
          </table:table-cell>
          <table:table-cell table:style-name="ce10" table:formula="of:=IF([.D553]=0;&quot;&quot;;IF([.B553]=&quot;Y&quot;;[.C553];&#10;&quot;&lt;a href=&quot; &amp; CHAR(34) &amp; &quot;#&quot; &amp; CHAR(34) &amp; &quot;&gt;&quot; &amp;&#10;&quot;&lt;img src=&quot; &amp; CHAR(34) &amp; &quot;https://github.com/ubuntu/yaru/blob/master/icons/Yaru/scalable/&quot; &amp; [.E553] &amp; &quot;/&quot; &amp; [.A553] &amp; &quot;.svg&quot; &amp; CHAR(34) &amp; &#10;&quot; width=&quot; &amp; CHAR(34) &amp; &quot;22&quot; &amp; CHAR(34) &amp; &quot; alt=&quot; &amp; CHAR(34) &amp; [.D553] &amp; CHAR(34) &amp; &quot;&gt;&lt;/a&gt;&quot; &amp;&#10;&quot;&amp;nbsp; &amp;nbsp; &quot; &amp; [.D553] &amp; &quot;&lt;br&gt;&quot;&#10;))" office:value-type="string" office:string-value="&lt;a href=&quot;#&quot;&gt;&lt;img src=&quot;https://github.com/ubuntu/yaru/blob/master/icons/Yaru/scalable/categories/characters-punctuation-symbolic.svg&quot; width=&quot;22&quot; alt=&quot;characters-punctuation-symbolic&quot;&gt;&lt;/a&gt;&amp;nbsp; &amp;nbsp; characters-punctuation-symbolic&lt;br&gt;" calcext:value-type="string">
            <text:p>&lt;a href="#"&gt;&lt;img src="https://github.com/ubuntu/yaru/blob/master/icons/Yaru/scalable/categories/characters-punctuation-symbolic.svg" width="22" alt="characters-punctuation-symbolic"&gt;&lt;/a&gt;&amp;nbsp; &amp;nbsp; characters-punctuation-symbolic&lt;br&gt;</text:p>
          </table:table-cell>
        </table:table-row>
        <table:table-row table:style-name="ro1">
          <table:table-cell table:style-name="Default" office:value-type="string" calcext:value-type="string">
            <text:p>credentials-preferences-symbolic@</text:p>
          </table:table-cell>
          <table:table-cell table:style-name="Default" table:formula="of:=IF(LEFT([.A55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54];3;FIND(&quot;:&quot;;[.A554])-3) &amp; &quot; &lt;br&gt;&quot;;&quot;&quot;)">
            <text:p/>
          </table:table-cell>
          <table:table-cell table:style-name="ce6" table:formula="of:=IF([.B554]=&quot;Y&quot;;MID([.A554];3;FIND(&quot;:&quot;;[.A554];1)-3);IF(&#10;RIGHT(RIGHT([.A554]; 1))=&quot;@&quot;;0;&#10;[.A554]))" office:value-type="float" office:value="0" calcext:value-type="float">
            <text:p>0</text:p>
          </table:table-cell>
          <table:table-cell table:formula="of:=IF([.B554]=&quot;Y&quot;;[.D554];[.E553])" office:value-type="string" office:string-value="categories" calcext:value-type="string">
            <text:p>categories</text:p>
          </table:table-cell>
          <table:table-cell table:style-name="ce10" table:formula="of:=IF([.D554]=0;&quot;&quot;;IF([.B554]=&quot;Y&quot;;[.C554];&#10;&quot;&lt;a href=&quot; &amp; CHAR(34) &amp; &quot;#&quot; &amp; CHAR(34) &amp; &quot;&gt;&quot; &amp;&#10;&quot;&lt;img src=&quot; &amp; CHAR(34) &amp; &quot;https://github.com/ubuntu/yaru/blob/master/icons/Yaru/scalable/&quot; &amp; [.E554] &amp; &quot;/&quot; &amp; [.A554] &amp; &quot;.svg&quot; &amp; CHAR(34) &amp; &#10;&quot; width=&quot; &amp; CHAR(34) &amp; &quot;22&quot; &amp; CHAR(34) &amp; &quot; alt=&quot; &amp; CHAR(34) &amp; [.D554] &amp; CHAR(34) &amp; &quot;&gt;&lt;/a&gt;&quot; &amp;&#10;&quot;&amp;nbsp; &amp;nbsp; &quot; &amp; [.D554] &amp; &quot;&lt;br&gt;&quot;&#10;))">
            <text:p/>
          </table:table-cell>
        </table:table-row>
        <table:table-row table:style-name="ro1">
          <table:table-cell office:value-type="string" calcext:value-type="string">
            <text:p>diagnostics-symbolic</text:p>
          </table:table-cell>
          <table:table-cell table:formula="of:=IF(LEFT([.A555];1)=&quot;.&quot;;&quot;Y&quot;;&quot;N&quot;)" office:value-type="string" office:string-value="N" calcext:value-type="string">
            <text:p>N</text:p>
          </table:table-cell>
          <table:table-cell table:formula="of:=IFERROR(&quot;## &quot; &amp; MID([.A555];3;FIND(&quot;:&quot;;[.A555])-3) &amp; &quot; &lt;br&gt;&quot;;&quot;&quot;)">
            <text:p/>
          </table:table-cell>
          <table:table-cell table:formula="of:=IF([.B555]=&quot;Y&quot;;MID([.A555];3;FIND(&quot;:&quot;;[.A555];1)-3);IF(&#10;RIGHT(RIGHT([.A555]; 1))=&quot;@&quot;;0;&#10;[.A555]))" office:value-type="string" office:string-value="diagnostics-symbolic" calcext:value-type="string">
            <text:p>diagnostics-symbolic</text:p>
          </table:table-cell>
          <table:table-cell table:formula="of:=IF([.B555]=&quot;Y&quot;;[.D555];[.E554])" office:value-type="string" office:string-value="categories" calcext:value-type="string">
            <text:p>categories</text:p>
          </table:table-cell>
          <table:table-cell table:style-name="ce10" table:formula="of:=IF([.D555]=0;&quot;&quot;;IF([.B555]=&quot;Y&quot;;[.C555];&#10;&quot;&lt;a href=&quot; &amp; CHAR(34) &amp; &quot;#&quot; &amp; CHAR(34) &amp; &quot;&gt;&quot; &amp;&#10;&quot;&lt;img src=&quot; &amp; CHAR(34) &amp; &quot;https://github.com/ubuntu/yaru/blob/master/icons/Yaru/scalable/&quot; &amp; [.E555] &amp; &quot;/&quot; &amp; [.A555] &amp; &quot;.svg&quot; &amp; CHAR(34) &amp; &#10;&quot; width=&quot; &amp; CHAR(34) &amp; &quot;22&quot; &amp; CHAR(34) &amp; &quot; alt=&quot; &amp; CHAR(34) &amp; [.D555] &amp; CHAR(34) &amp; &quot;&gt;&lt;/a&gt;&quot; &amp;&#10;&quot;&amp;nbsp; &amp;nbsp; &quot; &amp; [.D555] &amp; &quot;&lt;br&gt;&quot;&#10;))" office:value-type="string" office:string-value="&lt;a href=&quot;#&quot;&gt;&lt;img src=&quot;https://github.com/ubuntu/yaru/blob/master/icons/Yaru/scalable/categories/diagnostics-symbolic.svg&quot; width=&quot;22&quot; alt=&quot;diagnostics-symbolic&quot;&gt;&lt;/a&gt;&amp;nbsp; &amp;nbsp; diagnostics-symbolic&lt;br&gt;" calcext:value-type="string">
            <text:p>&lt;a href="#"&gt;&lt;img src="https://github.com/ubuntu/yaru/blob/master/icons/Yaru/scalable/categories/diagnostics-symbolic.svg" width="22" alt="diagnostics-symbolic"&gt;&lt;/a&gt;&amp;nbsp; &amp;nbsp; diagnostics-symbolic&lt;br&gt;</text:p>
          </table:table-cell>
        </table:table-row>
        <table:table-row table:style-name="ro1">
          <table:table-cell office:value-type="string" calcext:value-type="string">
            <text:p>document-page-setup-symbolic</text:p>
          </table:table-cell>
          <table:table-cell table:formula="of:=IF(LEFT([.A556];1)=&quot;.&quot;;&quot;Y&quot;;&quot;N&quot;)" office:value-type="string" office:string-value="N" calcext:value-type="string">
            <text:p>N</text:p>
          </table:table-cell>
          <table:table-cell table:formula="of:=IFERROR(&quot;## &quot; &amp; MID([.A556];3;FIND(&quot;:&quot;;[.A556])-3) &amp; &quot; &lt;br&gt;&quot;;&quot;&quot;)">
            <text:p/>
          </table:table-cell>
          <table:table-cell table:formula="of:=IF([.B556]=&quot;Y&quot;;MID([.A556];3;FIND(&quot;:&quot;;[.A556];1)-3);IF(&#10;RIGHT(RIGHT([.A556]; 1))=&quot;@&quot;;0;&#10;[.A556]))" office:value-type="string" office:string-value="document-page-setup-symbolic" calcext:value-type="string">
            <text:p>document-page-setup-symbolic</text:p>
          </table:table-cell>
          <table:table-cell table:formula="of:=IF([.B556]=&quot;Y&quot;;[.D556];[.E555])" office:value-type="string" office:string-value="categories" calcext:value-type="string">
            <text:p>categories</text:p>
          </table:table-cell>
          <table:table-cell table:style-name="ce10" table:formula="of:=IF([.D556]=0;&quot;&quot;;IF([.B556]=&quot;Y&quot;;[.C556];&#10;&quot;&lt;a href=&quot; &amp; CHAR(34) &amp; &quot;#&quot; &amp; CHAR(34) &amp; &quot;&gt;&quot; &amp;&#10;&quot;&lt;img src=&quot; &amp; CHAR(34) &amp; &quot;https://github.com/ubuntu/yaru/blob/master/icons/Yaru/scalable/&quot; &amp; [.E556] &amp; &quot;/&quot; &amp; [.A556] &amp; &quot;.svg&quot; &amp; CHAR(34) &amp; &#10;&quot; width=&quot; &amp; CHAR(34) &amp; &quot;22&quot; &amp; CHAR(34) &amp; &quot; alt=&quot; &amp; CHAR(34) &amp; [.D556] &amp; CHAR(34) &amp; &quot;&gt;&lt;/a&gt;&quot; &amp;&#10;&quot;&amp;nbsp; &amp;nbsp; &quot; &amp; [.D556] &amp; &quot;&lt;br&gt;&quot;&#10;))" office:value-type="string" office:string-value="&lt;a href=&quot;#&quot;&gt;&lt;img src=&quot;https://github.com/ubuntu/yaru/blob/master/icons/Yaru/scalable/categories/document-page-setup-symbolic.svg&quot; width=&quot;22&quot; alt=&quot;document-page-setup-symbolic&quot;&gt;&lt;/a&gt;&amp;nbsp; &amp;nbsp; document-page-setup-symbolic&lt;br&gt;" calcext:value-type="string">
            <text:p>&lt;a href="#"&gt;&lt;img src="https://github.com/ubuntu/yaru/blob/master/icons/Yaru/scalable/categories/document-page-setup-symbolic.svg" width="22" alt="document-page-setup-symbolic"&gt;&lt;/a&gt;&amp;nbsp; &amp;nbsp; document-page-setup-symbolic&lt;br&gt;</text:p>
          </table:table-cell>
        </table:table-row>
        <table:table-row table:style-name="ro1">
          <table:table-cell office:value-type="string" calcext:value-type="string">
            <text:p>emoji-activities-symbolic</text:p>
          </table:table-cell>
          <table:table-cell table:formula="of:=IF(LEFT([.A557];1)=&quot;.&quot;;&quot;Y&quot;;&quot;N&quot;)" office:value-type="string" office:string-value="N" calcext:value-type="string">
            <text:p>N</text:p>
          </table:table-cell>
          <table:table-cell table:formula="of:=IFERROR(&quot;## &quot; &amp; MID([.A557];3;FIND(&quot;:&quot;;[.A557])-3) &amp; &quot; &lt;br&gt;&quot;;&quot;&quot;)">
            <text:p/>
          </table:table-cell>
          <table:table-cell table:formula="of:=IF([.B557]=&quot;Y&quot;;MID([.A557];3;FIND(&quot;:&quot;;[.A557];1)-3);IF(&#10;RIGHT(RIGHT([.A557]; 1))=&quot;@&quot;;0;&#10;[.A557]))" office:value-type="string" office:string-value="emoji-activities-symbolic" calcext:value-type="string">
            <text:p>emoji-activities-symbolic</text:p>
          </table:table-cell>
          <table:table-cell table:formula="of:=IF([.B557]=&quot;Y&quot;;[.D557];[.E556])" office:value-type="string" office:string-value="categories" calcext:value-type="string">
            <text:p>categories</text:p>
          </table:table-cell>
          <table:table-cell table:style-name="ce10" table:formula="of:=IF([.D557]=0;&quot;&quot;;IF([.B557]=&quot;Y&quot;;[.C557];&#10;&quot;&lt;a href=&quot; &amp; CHAR(34) &amp; &quot;#&quot; &amp; CHAR(34) &amp; &quot;&gt;&quot; &amp;&#10;&quot;&lt;img src=&quot; &amp; CHAR(34) &amp; &quot;https://github.com/ubuntu/yaru/blob/master/icons/Yaru/scalable/&quot; &amp; [.E557] &amp; &quot;/&quot; &amp; [.A557] &amp; &quot;.svg&quot; &amp; CHAR(34) &amp; &#10;&quot; width=&quot; &amp; CHAR(34) &amp; &quot;22&quot; &amp; CHAR(34) &amp; &quot; alt=&quot; &amp; CHAR(34) &amp; [.D557] &amp; CHAR(34) &amp; &quot;&gt;&lt;/a&gt;&quot; &amp;&#10;&quot;&amp;nbsp; &amp;nbsp; &quot; &amp; [.D557] &amp; &quot;&lt;br&gt;&quot;&#10;))" office:value-type="string" office:string-value="&lt;a href=&quot;#&quot;&gt;&lt;img src=&quot;https://github.com/ubuntu/yaru/blob/master/icons/Yaru/scalable/categories/emoji-activities-symbolic.svg&quot; width=&quot;22&quot; alt=&quot;emoji-activities-symbolic&quot;&gt;&lt;/a&gt;&amp;nbsp; &amp;nbsp; emoji-activities-symbolic&lt;br&gt;" calcext:value-type="string">
            <text:p>&lt;a href="#"&gt;&lt;img src="https://github.com/ubuntu/yaru/blob/master/icons/Yaru/scalable/categories/emoji-activities-symbolic.svg" width="22" alt="emoji-activities-symbolic"&gt;&lt;/a&gt;&amp;nbsp; &amp;nbsp; emoji-activities-symbolic&lt;br&gt;</text:p>
          </table:table-cell>
        </table:table-row>
        <table:table-row table:style-name="ro1">
          <table:table-cell office:value-type="string" calcext:value-type="string">
            <text:p>emoji-body-symbolic</text:p>
          </table:table-cell>
          <table:table-cell table:formula="of:=IF(LEFT([.A558];1)=&quot;.&quot;;&quot;Y&quot;;&quot;N&quot;)" office:value-type="string" office:string-value="N" calcext:value-type="string">
            <text:p>N</text:p>
          </table:table-cell>
          <table:table-cell table:formula="of:=IFERROR(&quot;## &quot; &amp; MID([.A558];3;FIND(&quot;:&quot;;[.A558])-3) &amp; &quot; &lt;br&gt;&quot;;&quot;&quot;)">
            <text:p/>
          </table:table-cell>
          <table:table-cell table:formula="of:=IF([.B558]=&quot;Y&quot;;MID([.A558];3;FIND(&quot;:&quot;;[.A558];1)-3);IF(&#10;RIGHT(RIGHT([.A558]; 1))=&quot;@&quot;;0;&#10;[.A558]))" office:value-type="string" office:string-value="emoji-body-symbolic" calcext:value-type="string">
            <text:p>emoji-body-symbolic</text:p>
          </table:table-cell>
          <table:table-cell table:formula="of:=IF([.B558]=&quot;Y&quot;;[.D558];[.E557])" office:value-type="string" office:string-value="categories" calcext:value-type="string">
            <text:p>categories</text:p>
          </table:table-cell>
          <table:table-cell table:style-name="ce10" table:formula="of:=IF([.D558]=0;&quot;&quot;;IF([.B558]=&quot;Y&quot;;[.C558];&#10;&quot;&lt;a href=&quot; &amp; CHAR(34) &amp; &quot;#&quot; &amp; CHAR(34) &amp; &quot;&gt;&quot; &amp;&#10;&quot;&lt;img src=&quot; &amp; CHAR(34) &amp; &quot;https://github.com/ubuntu/yaru/blob/master/icons/Yaru/scalable/&quot; &amp; [.E558] &amp; &quot;/&quot; &amp; [.A558] &amp; &quot;.svg&quot; &amp; CHAR(34) &amp; &#10;&quot; width=&quot; &amp; CHAR(34) &amp; &quot;22&quot; &amp; CHAR(34) &amp; &quot; alt=&quot; &amp; CHAR(34) &amp; [.D558] &amp; CHAR(34) &amp; &quot;&gt;&lt;/a&gt;&quot; &amp;&#10;&quot;&amp;nbsp; &amp;nbsp; &quot; &amp; [.D558] &amp; &quot;&lt;br&gt;&quot;&#10;))" office:value-type="string" office:string-value="&lt;a href=&quot;#&quot;&gt;&lt;img src=&quot;https://github.com/ubuntu/yaru/blob/master/icons/Yaru/scalable/categories/emoji-body-symbolic.svg&quot; width=&quot;22&quot; alt=&quot;emoji-body-symbolic&quot;&gt;&lt;/a&gt;&amp;nbsp; &amp;nbsp; emoji-body-symbolic&lt;br&gt;" calcext:value-type="string">
            <text:p>&lt;a href="#"&gt;&lt;img src="https://github.com/ubuntu/yaru/blob/master/icons/Yaru/scalable/categories/emoji-body-symbolic.svg" width="22" alt="emoji-body-symbolic"&gt;&lt;/a&gt;&amp;nbsp; &amp;nbsp; emoji-body-symbolic&lt;br&gt;</text:p>
          </table:table-cell>
        </table:table-row>
        <table:table-row table:style-name="ro1">
          <table:table-cell office:value-type="string" calcext:value-type="string">
            <text:p>emoji-flags-symbolic</text:p>
          </table:table-cell>
          <table:table-cell table:formula="of:=IF(LEFT([.A559];1)=&quot;.&quot;;&quot;Y&quot;;&quot;N&quot;)" office:value-type="string" office:string-value="N" calcext:value-type="string">
            <text:p>N</text:p>
          </table:table-cell>
          <table:table-cell table:formula="of:=IFERROR(&quot;## &quot; &amp; MID([.A559];3;FIND(&quot;:&quot;;[.A559])-3) &amp; &quot; &lt;br&gt;&quot;;&quot;&quot;)">
            <text:p/>
          </table:table-cell>
          <table:table-cell table:formula="of:=IF([.B559]=&quot;Y&quot;;MID([.A559];3;FIND(&quot;:&quot;;[.A559];1)-3);IF(&#10;RIGHT(RIGHT([.A559]; 1))=&quot;@&quot;;0;&#10;[.A559]))" office:value-type="string" office:string-value="emoji-flags-symbolic" calcext:value-type="string">
            <text:p>emoji-flags-symbolic</text:p>
          </table:table-cell>
          <table:table-cell table:formula="of:=IF([.B559]=&quot;Y&quot;;[.D559];[.E558])" office:value-type="string" office:string-value="categories" calcext:value-type="string">
            <text:p>categories</text:p>
          </table:table-cell>
          <table:table-cell table:style-name="ce10" table:formula="of:=IF([.D559]=0;&quot;&quot;;IF([.B559]=&quot;Y&quot;;[.C559];&#10;&quot;&lt;a href=&quot; &amp; CHAR(34) &amp; &quot;#&quot; &amp; CHAR(34) &amp; &quot;&gt;&quot; &amp;&#10;&quot;&lt;img src=&quot; &amp; CHAR(34) &amp; &quot;https://github.com/ubuntu/yaru/blob/master/icons/Yaru/scalable/&quot; &amp; [.E559] &amp; &quot;/&quot; &amp; [.A559] &amp; &quot;.svg&quot; &amp; CHAR(34) &amp; &#10;&quot; width=&quot; &amp; CHAR(34) &amp; &quot;22&quot; &amp; CHAR(34) &amp; &quot; alt=&quot; &amp; CHAR(34) &amp; [.D559] &amp; CHAR(34) &amp; &quot;&gt;&lt;/a&gt;&quot; &amp;&#10;&quot;&amp;nbsp; &amp;nbsp; &quot; &amp; [.D559] &amp; &quot;&lt;br&gt;&quot;&#10;))" office:value-type="string" office:string-value="&lt;a href=&quot;#&quot;&gt;&lt;img src=&quot;https://github.com/ubuntu/yaru/blob/master/icons/Yaru/scalable/categories/emoji-flags-symbolic.svg&quot; width=&quot;22&quot; alt=&quot;emoji-flags-symbolic&quot;&gt;&lt;/a&gt;&amp;nbsp; &amp;nbsp; emoji-flags-symbolic&lt;br&gt;" calcext:value-type="string">
            <text:p>&lt;a href="#"&gt;&lt;img src="https://github.com/ubuntu/yaru/blob/master/icons/Yaru/scalable/categories/emoji-flags-symbolic.svg" width="22" alt="emoji-flags-symbolic"&gt;&lt;/a&gt;&amp;nbsp; &amp;nbsp; emoji-flags-symbolic&lt;br&gt;</text:p>
          </table:table-cell>
        </table:table-row>
        <table:table-row table:style-name="ro1">
          <table:table-cell office:value-type="string" calcext:value-type="string">
            <text:p>emoji-food-symbolic</text:p>
          </table:table-cell>
          <table:table-cell table:formula="of:=IF(LEFT([.A560];1)=&quot;.&quot;;&quot;Y&quot;;&quot;N&quot;)" office:value-type="string" office:string-value="N" calcext:value-type="string">
            <text:p>N</text:p>
          </table:table-cell>
          <table:table-cell table:formula="of:=IFERROR(&quot;## &quot; &amp; MID([.A560];3;FIND(&quot;:&quot;;[.A560])-3) &amp; &quot; &lt;br&gt;&quot;;&quot;&quot;)">
            <text:p/>
          </table:table-cell>
          <table:table-cell table:formula="of:=IF([.B560]=&quot;Y&quot;;MID([.A560];3;FIND(&quot;:&quot;;[.A560];1)-3);IF(&#10;RIGHT(RIGHT([.A560]; 1))=&quot;@&quot;;0;&#10;[.A560]))" office:value-type="string" office:string-value="emoji-food-symbolic" calcext:value-type="string">
            <text:p>emoji-food-symbolic</text:p>
          </table:table-cell>
          <table:table-cell table:formula="of:=IF([.B560]=&quot;Y&quot;;[.D560];[.E559])" office:value-type="string" office:string-value="categories" calcext:value-type="string">
            <text:p>categories</text:p>
          </table:table-cell>
          <table:table-cell table:style-name="ce10" table:formula="of:=IF([.D560]=0;&quot;&quot;;IF([.B560]=&quot;Y&quot;;[.C560];&#10;&quot;&lt;a href=&quot; &amp; CHAR(34) &amp; &quot;#&quot; &amp; CHAR(34) &amp; &quot;&gt;&quot; &amp;&#10;&quot;&lt;img src=&quot; &amp; CHAR(34) &amp; &quot;https://github.com/ubuntu/yaru/blob/master/icons/Yaru/scalable/&quot; &amp; [.E560] &amp; &quot;/&quot; &amp; [.A560] &amp; &quot;.svg&quot; &amp; CHAR(34) &amp; &#10;&quot; width=&quot; &amp; CHAR(34) &amp; &quot;22&quot; &amp; CHAR(34) &amp; &quot; alt=&quot; &amp; CHAR(34) &amp; [.D560] &amp; CHAR(34) &amp; &quot;&gt;&lt;/a&gt;&quot; &amp;&#10;&quot;&amp;nbsp; &amp;nbsp; &quot; &amp; [.D560] &amp; &quot;&lt;br&gt;&quot;&#10;))" office:value-type="string" office:string-value="&lt;a href=&quot;#&quot;&gt;&lt;img src=&quot;https://github.com/ubuntu/yaru/blob/master/icons/Yaru/scalable/categories/emoji-food-symbolic.svg&quot; width=&quot;22&quot; alt=&quot;emoji-food-symbolic&quot;&gt;&lt;/a&gt;&amp;nbsp; &amp;nbsp; emoji-food-symbolic&lt;br&gt;" calcext:value-type="string">
            <text:p>&lt;a href="#"&gt;&lt;img src="https://github.com/ubuntu/yaru/blob/master/icons/Yaru/scalable/categories/emoji-food-symbolic.svg" width="22" alt="emoji-food-symbolic"&gt;&lt;/a&gt;&amp;nbsp; &amp;nbsp; emoji-food-symbolic&lt;br&gt;</text:p>
          </table:table-cell>
        </table:table-row>
        <table:table-row table:style-name="ro1">
          <table:table-cell office:value-type="string" calcext:value-type="string">
            <text:p>emoji-nature-symbolic</text:p>
          </table:table-cell>
          <table:table-cell table:formula="of:=IF(LEFT([.A561];1)=&quot;.&quot;;&quot;Y&quot;;&quot;N&quot;)" office:value-type="string" office:string-value="N" calcext:value-type="string">
            <text:p>N</text:p>
          </table:table-cell>
          <table:table-cell table:formula="of:=IFERROR(&quot;## &quot; &amp; MID([.A561];3;FIND(&quot;:&quot;;[.A561])-3) &amp; &quot; &lt;br&gt;&quot;;&quot;&quot;)">
            <text:p/>
          </table:table-cell>
          <table:table-cell table:formula="of:=IF([.B561]=&quot;Y&quot;;MID([.A561];3;FIND(&quot;:&quot;;[.A561];1)-3);IF(&#10;RIGHT(RIGHT([.A561]; 1))=&quot;@&quot;;0;&#10;[.A561]))" office:value-type="string" office:string-value="emoji-nature-symbolic" calcext:value-type="string">
            <text:p>emoji-nature-symbolic</text:p>
          </table:table-cell>
          <table:table-cell table:formula="of:=IF([.B561]=&quot;Y&quot;;[.D561];[.E560])" office:value-type="string" office:string-value="categories" calcext:value-type="string">
            <text:p>categories</text:p>
          </table:table-cell>
          <table:table-cell table:style-name="ce10" table:formula="of:=IF([.D561]=0;&quot;&quot;;IF([.B561]=&quot;Y&quot;;[.C561];&#10;&quot;&lt;a href=&quot; &amp; CHAR(34) &amp; &quot;#&quot; &amp; CHAR(34) &amp; &quot;&gt;&quot; &amp;&#10;&quot;&lt;img src=&quot; &amp; CHAR(34) &amp; &quot;https://github.com/ubuntu/yaru/blob/master/icons/Yaru/scalable/&quot; &amp; [.E561] &amp; &quot;/&quot; &amp; [.A561] &amp; &quot;.svg&quot; &amp; CHAR(34) &amp; &#10;&quot; width=&quot; &amp; CHAR(34) &amp; &quot;22&quot; &amp; CHAR(34) &amp; &quot; alt=&quot; &amp; CHAR(34) &amp; [.D561] &amp; CHAR(34) &amp; &quot;&gt;&lt;/a&gt;&quot; &amp;&#10;&quot;&amp;nbsp; &amp;nbsp; &quot; &amp; [.D561] &amp; &quot;&lt;br&gt;&quot;&#10;))" office:value-type="string" office:string-value="&lt;a href=&quot;#&quot;&gt;&lt;img src=&quot;https://github.com/ubuntu/yaru/blob/master/icons/Yaru/scalable/categories/emoji-nature-symbolic.svg&quot; width=&quot;22&quot; alt=&quot;emoji-nature-symbolic&quot;&gt;&lt;/a&gt;&amp;nbsp; &amp;nbsp; emoji-nature-symbolic&lt;br&gt;" calcext:value-type="string">
            <text:p>&lt;a href="#"&gt;&lt;img src="https://github.com/ubuntu/yaru/blob/master/icons/Yaru/scalable/categories/emoji-nature-symbolic.svg" width="22" alt="emoji-nature-symbolic"&gt;&lt;/a&gt;&amp;nbsp; &amp;nbsp; emoji-nature-symbolic&lt;br&gt;</text:p>
          </table:table-cell>
        </table:table-row>
        <table:table-row table:style-name="ro1">
          <table:table-cell office:value-type="string" calcext:value-type="string">
            <text:p>emoji-objects-symbolic</text:p>
          </table:table-cell>
          <table:table-cell table:formula="of:=IF(LEFT([.A562];1)=&quot;.&quot;;&quot;Y&quot;;&quot;N&quot;)" office:value-type="string" office:string-value="N" calcext:value-type="string">
            <text:p>N</text:p>
          </table:table-cell>
          <table:table-cell table:formula="of:=IFERROR(&quot;## &quot; &amp; MID([.A562];3;FIND(&quot;:&quot;;[.A562])-3) &amp; &quot; &lt;br&gt;&quot;;&quot;&quot;)">
            <text:p/>
          </table:table-cell>
          <table:table-cell table:formula="of:=IF([.B562]=&quot;Y&quot;;MID([.A562];3;FIND(&quot;:&quot;;[.A562];1)-3);IF(&#10;RIGHT(RIGHT([.A562]; 1))=&quot;@&quot;;0;&#10;[.A562]))" office:value-type="string" office:string-value="emoji-objects-symbolic" calcext:value-type="string">
            <text:p>emoji-objects-symbolic</text:p>
          </table:table-cell>
          <table:table-cell table:formula="of:=IF([.B562]=&quot;Y&quot;;[.D562];[.E561])" office:value-type="string" office:string-value="categories" calcext:value-type="string">
            <text:p>categories</text:p>
          </table:table-cell>
          <table:table-cell table:style-name="ce10" table:formula="of:=IF([.D562]=0;&quot;&quot;;IF([.B562]=&quot;Y&quot;;[.C562];&#10;&quot;&lt;a href=&quot; &amp; CHAR(34) &amp; &quot;#&quot; &amp; CHAR(34) &amp; &quot;&gt;&quot; &amp;&#10;&quot;&lt;img src=&quot; &amp; CHAR(34) &amp; &quot;https://github.com/ubuntu/yaru/blob/master/icons/Yaru/scalable/&quot; &amp; [.E562] &amp; &quot;/&quot; &amp; [.A562] &amp; &quot;.svg&quot; &amp; CHAR(34) &amp; &#10;&quot; width=&quot; &amp; CHAR(34) &amp; &quot;22&quot; &amp; CHAR(34) &amp; &quot; alt=&quot; &amp; CHAR(34) &amp; [.D562] &amp; CHAR(34) &amp; &quot;&gt;&lt;/a&gt;&quot; &amp;&#10;&quot;&amp;nbsp; &amp;nbsp; &quot; &amp; [.D562] &amp; &quot;&lt;br&gt;&quot;&#10;))" office:value-type="string" office:string-value="&lt;a href=&quot;#&quot;&gt;&lt;img src=&quot;https://github.com/ubuntu/yaru/blob/master/icons/Yaru/scalable/categories/emoji-objects-symbolic.svg&quot; width=&quot;22&quot; alt=&quot;emoji-objects-symbolic&quot;&gt;&lt;/a&gt;&amp;nbsp; &amp;nbsp; emoji-objects-symbolic&lt;br&gt;" calcext:value-type="string">
            <text:p>&lt;a href="#"&gt;&lt;img src="https://github.com/ubuntu/yaru/blob/master/icons/Yaru/scalable/categories/emoji-objects-symbolic.svg" width="22" alt="emoji-objects-symbolic"&gt;&lt;/a&gt;&amp;nbsp; &amp;nbsp; emoji-objects-symbolic&lt;br&gt;</text:p>
          </table:table-cell>
        </table:table-row>
        <table:table-row table:style-name="ro1">
          <table:table-cell office:value-type="string" calcext:value-type="string">
            <text:p>emoji-people-symbolic</text:p>
          </table:table-cell>
          <table:table-cell table:formula="of:=IF(LEFT([.A563];1)=&quot;.&quot;;&quot;Y&quot;;&quot;N&quot;)" office:value-type="string" office:string-value="N" calcext:value-type="string">
            <text:p>N</text:p>
          </table:table-cell>
          <table:table-cell table:formula="of:=IFERROR(&quot;## &quot; &amp; MID([.A563];3;FIND(&quot;:&quot;;[.A563])-3) &amp; &quot; &lt;br&gt;&quot;;&quot;&quot;)">
            <text:p/>
          </table:table-cell>
          <table:table-cell table:formula="of:=IF([.B563]=&quot;Y&quot;;MID([.A563];3;FIND(&quot;:&quot;;[.A563];1)-3);IF(&#10;RIGHT(RIGHT([.A563]; 1))=&quot;@&quot;;0;&#10;[.A563]))" office:value-type="string" office:string-value="emoji-people-symbolic" calcext:value-type="string">
            <text:p>emoji-people-symbolic</text:p>
          </table:table-cell>
          <table:table-cell table:formula="of:=IF([.B563]=&quot;Y&quot;;[.D563];[.E562])" office:value-type="string" office:string-value="categories" calcext:value-type="string">
            <text:p>categories</text:p>
          </table:table-cell>
          <table:table-cell table:style-name="ce10" table:formula="of:=IF([.D563]=0;&quot;&quot;;IF([.B563]=&quot;Y&quot;;[.C563];&#10;&quot;&lt;a href=&quot; &amp; CHAR(34) &amp; &quot;#&quot; &amp; CHAR(34) &amp; &quot;&gt;&quot; &amp;&#10;&quot;&lt;img src=&quot; &amp; CHAR(34) &amp; &quot;https://github.com/ubuntu/yaru/blob/master/icons/Yaru/scalable/&quot; &amp; [.E563] &amp; &quot;/&quot; &amp; [.A563] &amp; &quot;.svg&quot; &amp; CHAR(34) &amp; &#10;&quot; width=&quot; &amp; CHAR(34) &amp; &quot;22&quot; &amp; CHAR(34) &amp; &quot; alt=&quot; &amp; CHAR(34) &amp; [.D563] &amp; CHAR(34) &amp; &quot;&gt;&lt;/a&gt;&quot; &amp;&#10;&quot;&amp;nbsp; &amp;nbsp; &quot; &amp; [.D563] &amp; &quot;&lt;br&gt;&quot;&#10;))" office:value-type="string" office:string-value="&lt;a href=&quot;#&quot;&gt;&lt;img src=&quot;https://github.com/ubuntu/yaru/blob/master/icons/Yaru/scalable/categories/emoji-people-symbolic.svg&quot; width=&quot;22&quot; alt=&quot;emoji-people-symbolic&quot;&gt;&lt;/a&gt;&amp;nbsp; &amp;nbsp; emoji-people-symbolic&lt;br&gt;" calcext:value-type="string">
            <text:p>&lt;a href="#"&gt;&lt;img src="https://github.com/ubuntu/yaru/blob/master/icons/Yaru/scalable/categories/emoji-people-symbolic.svg" width="22" alt="emoji-people-symbolic"&gt;&lt;/a&gt;&amp;nbsp; &amp;nbsp; emoji-people-symbolic&lt;br&gt;</text:p>
          </table:table-cell>
        </table:table-row>
        <table:table-row table:style-name="ro1">
          <table:table-cell office:value-type="string" calcext:value-type="string">
            <text:p>emoji-recent-symbolic</text:p>
          </table:table-cell>
          <table:table-cell table:formula="of:=IF(LEFT([.A564];1)=&quot;.&quot;;&quot;Y&quot;;&quot;N&quot;)" office:value-type="string" office:string-value="N" calcext:value-type="string">
            <text:p>N</text:p>
          </table:table-cell>
          <table:table-cell table:formula="of:=IFERROR(&quot;## &quot; &amp; MID([.A564];3;FIND(&quot;:&quot;;[.A564])-3) &amp; &quot; &lt;br&gt;&quot;;&quot;&quot;)">
            <text:p/>
          </table:table-cell>
          <table:table-cell table:formula="of:=IF([.B564]=&quot;Y&quot;;MID([.A564];3;FIND(&quot;:&quot;;[.A564];1)-3);IF(&#10;RIGHT(RIGHT([.A564]; 1))=&quot;@&quot;;0;&#10;[.A564]))" office:value-type="string" office:string-value="emoji-recent-symbolic" calcext:value-type="string">
            <text:p>emoji-recent-symbolic</text:p>
          </table:table-cell>
          <table:table-cell table:formula="of:=IF([.B564]=&quot;Y&quot;;[.D564];[.E563])" office:value-type="string" office:string-value="categories" calcext:value-type="string">
            <text:p>categories</text:p>
          </table:table-cell>
          <table:table-cell table:style-name="ce10" table:formula="of:=IF([.D564]=0;&quot;&quot;;IF([.B564]=&quot;Y&quot;;[.C564];&#10;&quot;&lt;a href=&quot; &amp; CHAR(34) &amp; &quot;#&quot; &amp; CHAR(34) &amp; &quot;&gt;&quot; &amp;&#10;&quot;&lt;img src=&quot; &amp; CHAR(34) &amp; &quot;https://github.com/ubuntu/yaru/blob/master/icons/Yaru/scalable/&quot; &amp; [.E564] &amp; &quot;/&quot; &amp; [.A564] &amp; &quot;.svg&quot; &amp; CHAR(34) &amp; &#10;&quot; width=&quot; &amp; CHAR(34) &amp; &quot;22&quot; &amp; CHAR(34) &amp; &quot; alt=&quot; &amp; CHAR(34) &amp; [.D564] &amp; CHAR(34) &amp; &quot;&gt;&lt;/a&gt;&quot; &amp;&#10;&quot;&amp;nbsp; &amp;nbsp; &quot; &amp; [.D564] &amp; &quot;&lt;br&gt;&quot;&#10;))" office:value-type="string" office:string-value="&lt;a href=&quot;#&quot;&gt;&lt;img src=&quot;https://github.com/ubuntu/yaru/blob/master/icons/Yaru/scalable/categories/emoji-recent-symbolic.svg&quot; width=&quot;22&quot; alt=&quot;emoji-recent-symbolic&quot;&gt;&lt;/a&gt;&amp;nbsp; &amp;nbsp; emoji-recent-symbolic&lt;br&gt;" calcext:value-type="string">
            <text:p>&lt;a href="#"&gt;&lt;img src="https://github.com/ubuntu/yaru/blob/master/icons/Yaru/scalable/categories/emoji-recent-symbolic.svg" width="22" alt="emoji-recent-symbolic"&gt;&lt;/a&gt;&amp;nbsp; &amp;nbsp; emoji-recent-symbolic&lt;br&gt;</text:p>
          </table:table-cell>
        </table:table-row>
        <table:table-row table:style-name="ro1">
          <table:table-cell office:value-type="string" calcext:value-type="string">
            <text:p>emoji-symbols-symbolic</text:p>
          </table:table-cell>
          <table:table-cell table:formula="of:=IF(LEFT([.A565];1)=&quot;.&quot;;&quot;Y&quot;;&quot;N&quot;)" office:value-type="string" office:string-value="N" calcext:value-type="string">
            <text:p>N</text:p>
          </table:table-cell>
          <table:table-cell table:formula="of:=IFERROR(&quot;## &quot; &amp; MID([.A565];3;FIND(&quot;:&quot;;[.A565])-3) &amp; &quot; &lt;br&gt;&quot;;&quot;&quot;)">
            <text:p/>
          </table:table-cell>
          <table:table-cell table:formula="of:=IF([.B565]=&quot;Y&quot;;MID([.A565];3;FIND(&quot;:&quot;;[.A565];1)-3);IF(&#10;RIGHT(RIGHT([.A565]; 1))=&quot;@&quot;;0;&#10;[.A565]))" office:value-type="string" office:string-value="emoji-symbols-symbolic" calcext:value-type="string">
            <text:p>emoji-symbols-symbolic</text:p>
          </table:table-cell>
          <table:table-cell table:formula="of:=IF([.B565]=&quot;Y&quot;;[.D565];[.E564])" office:value-type="string" office:string-value="categories" calcext:value-type="string">
            <text:p>categories</text:p>
          </table:table-cell>
          <table:table-cell table:style-name="ce10" table:formula="of:=IF([.D565]=0;&quot;&quot;;IF([.B565]=&quot;Y&quot;;[.C565];&#10;&quot;&lt;a href=&quot; &amp; CHAR(34) &amp; &quot;#&quot; &amp; CHAR(34) &amp; &quot;&gt;&quot; &amp;&#10;&quot;&lt;img src=&quot; &amp; CHAR(34) &amp; &quot;https://github.com/ubuntu/yaru/blob/master/icons/Yaru/scalable/&quot; &amp; [.E565] &amp; &quot;/&quot; &amp; [.A565] &amp; &quot;.svg&quot; &amp; CHAR(34) &amp; &#10;&quot; width=&quot; &amp; CHAR(34) &amp; &quot;22&quot; &amp; CHAR(34) &amp; &quot; alt=&quot; &amp; CHAR(34) &amp; [.D565] &amp; CHAR(34) &amp; &quot;&gt;&lt;/a&gt;&quot; &amp;&#10;&quot;&amp;nbsp; &amp;nbsp; &quot; &amp; [.D565] &amp; &quot;&lt;br&gt;&quot;&#10;))" office:value-type="string" office:string-value="&lt;a href=&quot;#&quot;&gt;&lt;img src=&quot;https://github.com/ubuntu/yaru/blob/master/icons/Yaru/scalable/categories/emoji-symbols-symbolic.svg&quot; width=&quot;22&quot; alt=&quot;emoji-symbols-symbolic&quot;&gt;&lt;/a&gt;&amp;nbsp; &amp;nbsp; emoji-symbols-symbolic&lt;br&gt;" calcext:value-type="string">
            <text:p>&lt;a href="#"&gt;&lt;img src="https://github.com/ubuntu/yaru/blob/master/icons/Yaru/scalable/categories/emoji-symbols-symbolic.svg" width="22" alt="emoji-symbols-symbolic"&gt;&lt;/a&gt;&amp;nbsp; &amp;nbsp; emoji-symbols-symbolic&lt;br&gt;</text:p>
          </table:table-cell>
        </table:table-row>
        <table:table-row table:style-name="ro1">
          <table:table-cell office:value-type="string" calcext:value-type="string">
            <text:p>emoji-travel-symbolic</text:p>
          </table:table-cell>
          <table:table-cell table:formula="of:=IF(LEFT([.A566];1)=&quot;.&quot;;&quot;Y&quot;;&quot;N&quot;)" office:value-type="string" office:string-value="N" calcext:value-type="string">
            <text:p>N</text:p>
          </table:table-cell>
          <table:table-cell table:formula="of:=IFERROR(&quot;## &quot; &amp; MID([.A566];3;FIND(&quot;:&quot;;[.A566])-3) &amp; &quot; &lt;br&gt;&quot;;&quot;&quot;)">
            <text:p/>
          </table:table-cell>
          <table:table-cell table:formula="of:=IF([.B566]=&quot;Y&quot;;MID([.A566];3;FIND(&quot;:&quot;;[.A566];1)-3);IF(&#10;RIGHT(RIGHT([.A566]; 1))=&quot;@&quot;;0;&#10;[.A566]))" office:value-type="string" office:string-value="emoji-travel-symbolic" calcext:value-type="string">
            <text:p>emoji-travel-symbolic</text:p>
          </table:table-cell>
          <table:table-cell table:formula="of:=IF([.B566]=&quot;Y&quot;;[.D566];[.E565])" office:value-type="string" office:string-value="categories" calcext:value-type="string">
            <text:p>categories</text:p>
          </table:table-cell>
          <table:table-cell table:style-name="ce10" table:formula="of:=IF([.D566]=0;&quot;&quot;;IF([.B566]=&quot;Y&quot;;[.C566];&#10;&quot;&lt;a href=&quot; &amp; CHAR(34) &amp; &quot;#&quot; &amp; CHAR(34) &amp; &quot;&gt;&quot; &amp;&#10;&quot;&lt;img src=&quot; &amp; CHAR(34) &amp; &quot;https://github.com/ubuntu/yaru/blob/master/icons/Yaru/scalable/&quot; &amp; [.E566] &amp; &quot;/&quot; &amp; [.A566] &amp; &quot;.svg&quot; &amp; CHAR(34) &amp; &#10;&quot; width=&quot; &amp; CHAR(34) &amp; &quot;22&quot; &amp; CHAR(34) &amp; &quot; alt=&quot; &amp; CHAR(34) &amp; [.D566] &amp; CHAR(34) &amp; &quot;&gt;&lt;/a&gt;&quot; &amp;&#10;&quot;&amp;nbsp; &amp;nbsp; &quot; &amp; [.D566] &amp; &quot;&lt;br&gt;&quot;&#10;))" office:value-type="string" office:string-value="&lt;a href=&quot;#&quot;&gt;&lt;img src=&quot;https://github.com/ubuntu/yaru/blob/master/icons/Yaru/scalable/categories/emoji-travel-symbolic.svg&quot; width=&quot;22&quot; alt=&quot;emoji-travel-symbolic&quot;&gt;&lt;/a&gt;&amp;nbsp; &amp;nbsp; emoji-travel-symbolic&lt;br&gt;" calcext:value-type="string">
            <text:p>&lt;a href="#"&gt;&lt;img src="https://github.com/ubuntu/yaru/blob/master/icons/Yaru/scalable/categories/emoji-travel-symbolic.svg" width="22" alt="emoji-travel-symbolic"&gt;&lt;/a&gt;&amp;nbsp; &amp;nbsp; emoji-travel-symbolic&lt;br&gt;</text:p>
          </table:table-cell>
        </table:table-row>
        <table:table-row table:style-name="ro1">
          <table:table-cell table:style-name="Default" office:value-type="string" calcext:value-type="string">
            <text:p>goa-panel-symbolic@</text:p>
          </table:table-cell>
          <table:table-cell table:style-name="Default" table:formula="of:=IF(LEFT([.A56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67];3;FIND(&quot;:&quot;;[.A567])-3) &amp; &quot; &lt;br&gt;&quot;;&quot;&quot;)">
            <text:p/>
          </table:table-cell>
          <table:table-cell table:style-name="ce6" table:formula="of:=IF([.B567]=&quot;Y&quot;;MID([.A567];3;FIND(&quot;:&quot;;[.A567];1)-3);IF(&#10;RIGHT(RIGHT([.A567]; 1))=&quot;@&quot;;0;&#10;[.A567]))" office:value-type="float" office:value="0" calcext:value-type="float">
            <text:p>0</text:p>
          </table:table-cell>
          <table:table-cell table:formula="of:=IF([.B567]=&quot;Y&quot;;[.D567];[.E566])" office:value-type="string" office:string-value="categories" calcext:value-type="string">
            <text:p>categories</text:p>
          </table:table-cell>
          <table:table-cell table:style-name="ce10" table:formula="of:=IF([.D567]=0;&quot;&quot;;IF([.B567]=&quot;Y&quot;;[.C567];&#10;&quot;&lt;a href=&quot; &amp; CHAR(34) &amp; &quot;#&quot; &amp; CHAR(34) &amp; &quot;&gt;&quot; &amp;&#10;&quot;&lt;img src=&quot; &amp; CHAR(34) &amp; &quot;https://github.com/ubuntu/yaru/blob/master/icons/Yaru/scalable/&quot; &amp; [.E567] &amp; &quot;/&quot; &amp; [.A567] &amp; &quot;.svg&quot; &amp; CHAR(34) &amp; &#10;&quot; width=&quot; &amp; CHAR(34) &amp; &quot;22&quot; &amp; CHAR(34) &amp; &quot; alt=&quot; &amp; CHAR(34) &amp; [.D567] &amp; CHAR(34) &amp; &quot;&gt;&lt;/a&gt;&quot; &amp;&#10;&quot;&amp;nbsp; &amp;nbsp; &quot; &amp; [.D56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location-symbolic@</text:p>
          </table:table-cell>
          <table:table-cell table:style-name="Default" table:formula="of:=IF(LEFT([.A56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68];3;FIND(&quot;:&quot;;[.A568])-3) &amp; &quot; &lt;br&gt;&quot;;&quot;&quot;)">
            <text:p/>
          </table:table-cell>
          <table:table-cell table:style-name="ce6" table:formula="of:=IF([.B568]=&quot;Y&quot;;MID([.A568];3;FIND(&quot;:&quot;;[.A568];1)-3);IF(&#10;RIGHT(RIGHT([.A568]; 1))=&quot;@&quot;;0;&#10;[.A568]))" office:value-type="float" office:value="0" calcext:value-type="float">
            <text:p>0</text:p>
          </table:table-cell>
          <table:table-cell table:formula="of:=IF([.B568]=&quot;Y&quot;;[.D568];[.E567])" office:value-type="string" office:string-value="categories" calcext:value-type="string">
            <text:p>categories</text:p>
          </table:table-cell>
          <table:table-cell table:style-name="ce10" table:formula="of:=IF([.D568]=0;&quot;&quot;;IF([.B568]=&quot;Y&quot;;[.C568];&#10;&quot;&lt;a href=&quot; &amp; CHAR(34) &amp; &quot;#&quot; &amp; CHAR(34) &amp; &quot;&gt;&quot; &amp;&#10;&quot;&lt;img src=&quot; &amp; CHAR(34) &amp; &quot;https://github.com/ubuntu/yaru/blob/master/icons/Yaru/scalable/&quot; &amp; [.E568] &amp; &quot;/&quot; &amp; [.A568] &amp; &quot;.svg&quot; &amp; CHAR(34) &amp; &#10;&quot; width=&quot; &amp; CHAR(34) &amp; &quot;22&quot; &amp; CHAR(34) &amp; &quot; alt=&quot; &amp; CHAR(34) &amp; [.D568] &amp; CHAR(34) &amp; &quot;&gt;&lt;/a&gt;&quot; &amp;&#10;&quot;&amp;nbsp; &amp;nbsp; &quot; &amp; [.D56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lock-symbolic@</text:p>
          </table:table-cell>
          <table:table-cell table:style-name="Default" table:formula="of:=IF(LEFT([.A56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69];3;FIND(&quot;:&quot;;[.A569])-3) &amp; &quot; &lt;br&gt;&quot;;&quot;&quot;)">
            <text:p/>
          </table:table-cell>
          <table:table-cell table:style-name="ce6" table:formula="of:=IF([.B569]=&quot;Y&quot;;MID([.A569];3;FIND(&quot;:&quot;;[.A569];1)-3);IF(&#10;RIGHT(RIGHT([.A569]; 1))=&quot;@&quot;;0;&#10;[.A569]))" office:value-type="float" office:value="0" calcext:value-type="float">
            <text:p>0</text:p>
          </table:table-cell>
          <table:table-cell table:formula="of:=IF([.B569]=&quot;Y&quot;;[.D569];[.E568])" office:value-type="string" office:string-value="categories" calcext:value-type="string">
            <text:p>categories</text:p>
          </table:table-cell>
          <table:table-cell table:style-name="ce10" table:formula="of:=IF([.D569]=0;&quot;&quot;;IF([.B569]=&quot;Y&quot;;[.C569];&#10;&quot;&lt;a href=&quot; &amp; CHAR(34) &amp; &quot;#&quot; &amp; CHAR(34) &amp; &quot;&gt;&quot; &amp;&#10;&quot;&lt;img src=&quot; &amp; CHAR(34) &amp; &quot;https://github.com/ubuntu/yaru/blob/master/icons/Yaru/scalable/&quot; &amp; [.E569] &amp; &quot;/&quot; &amp; [.A569] &amp; &quot;.svg&quot; &amp; CHAR(34) &amp; &#10;&quot; width=&quot; &amp; CHAR(34) &amp; &quot;22&quot; &amp; CHAR(34) &amp; &quot; alt=&quot; &amp; CHAR(34) &amp; [.D569] &amp; CHAR(34) &amp; &quot;&gt;&lt;/a&gt;&quot; &amp;&#10;&quot;&amp;nbsp; &amp;nbsp; &quot; &amp; [.D569] &amp; &quot;&lt;br&gt;&quot;&#10;))">
            <text:p/>
          </table:table-cell>
        </table:table-row>
        <table:table-row table:style-name="ro1">
          <table:table-cell office:value-type="string" calcext:value-type="string">
            <text:p>multitasking-symbolic</text:p>
          </table:table-cell>
          <table:table-cell table:formula="of:=IF(LEFT([.A570];1)=&quot;.&quot;;&quot;Y&quot;;&quot;N&quot;)" office:value-type="string" office:string-value="N" calcext:value-type="string">
            <text:p>N</text:p>
          </table:table-cell>
          <table:table-cell table:formula="of:=IFERROR(&quot;## &quot; &amp; MID([.A570];3;FIND(&quot;:&quot;;[.A570])-3) &amp; &quot; &lt;br&gt;&quot;;&quot;&quot;)">
            <text:p/>
          </table:table-cell>
          <table:table-cell table:formula="of:=IF([.B570]=&quot;Y&quot;;MID([.A570];3;FIND(&quot;:&quot;;[.A570];1)-3);IF(&#10;RIGHT(RIGHT([.A570]; 1))=&quot;@&quot;;0;&#10;[.A570]))" office:value-type="string" office:string-value="multitasking-symbolic" calcext:value-type="string">
            <text:p>multitasking-symbolic</text:p>
          </table:table-cell>
          <table:table-cell table:formula="of:=IF([.B570]=&quot;Y&quot;;[.D570];[.E569])" office:value-type="string" office:string-value="categories" calcext:value-type="string">
            <text:p>categories</text:p>
          </table:table-cell>
          <table:table-cell table:style-name="ce10" table:formula="of:=IF([.D570]=0;&quot;&quot;;IF([.B570]=&quot;Y&quot;;[.C570];&#10;&quot;&lt;a href=&quot; &amp; CHAR(34) &amp; &quot;#&quot; &amp; CHAR(34) &amp; &quot;&gt;&quot; &amp;&#10;&quot;&lt;img src=&quot; &amp; CHAR(34) &amp; &quot;https://github.com/ubuntu/yaru/blob/master/icons/Yaru/scalable/&quot; &amp; [.E570] &amp; &quot;/&quot; &amp; [.A570] &amp; &quot;.svg&quot; &amp; CHAR(34) &amp; &#10;&quot; width=&quot; &amp; CHAR(34) &amp; &quot;22&quot; &amp; CHAR(34) &amp; &quot; alt=&quot; &amp; CHAR(34) &amp; [.D570] &amp; CHAR(34) &amp; &quot;&gt;&lt;/a&gt;&quot; &amp;&#10;&quot;&amp;nbsp; &amp;nbsp; &quot; &amp; [.D570] &amp; &quot;&lt;br&gt;&quot;&#10;))" office:value-type="string" office:string-value="&lt;a href=&quot;#&quot;&gt;&lt;img src=&quot;https://github.com/ubuntu/yaru/blob/master/icons/Yaru/scalable/categories/multitasking-symbolic.svg&quot; width=&quot;22&quot; alt=&quot;multitasking-symbolic&quot;&gt;&lt;/a&gt;&amp;nbsp; &amp;nbsp; multitasking-symbolic&lt;br&gt;" calcext:value-type="string">
            <text:p>&lt;a href="#"&gt;&lt;img src="https://github.com/ubuntu/yaru/blob/master/icons/Yaru/scalable/categories/multitasking-symbolic.svg" width="22" alt="multitasking-symbolic"&gt;&lt;/a&gt;&amp;nbsp; &amp;nbsp; multitasking-symbolic&lt;br&gt;</text:p>
          </table:table-cell>
        </table:table-row>
        <table:table-row table:style-name="ro1">
          <table:table-cell table:style-name="Default" office:value-type="string" calcext:value-type="string">
            <text:p>org.gnome.Settings-removable-media-symbolic@</text:p>
          </table:table-cell>
          <table:table-cell table:style-name="Default" table:formula="of:=IF(LEFT([.A57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71];3;FIND(&quot;:&quot;;[.A571])-3) &amp; &quot; &lt;br&gt;&quot;;&quot;&quot;)">
            <text:p/>
          </table:table-cell>
          <table:table-cell table:style-name="ce6" table:formula="of:=IF([.B571]=&quot;Y&quot;;MID([.A571];3;FIND(&quot;:&quot;;[.A571];1)-3);IF(&#10;RIGHT(RIGHT([.A571]; 1))=&quot;@&quot;;0;&#10;[.A571]))" office:value-type="float" office:value="0" calcext:value-type="float">
            <text:p>0</text:p>
          </table:table-cell>
          <table:table-cell table:formula="of:=IF([.B571]=&quot;Y&quot;;[.D571];[.E570])" office:value-type="string" office:string-value="categories" calcext:value-type="string">
            <text:p>categories</text:p>
          </table:table-cell>
          <table:table-cell table:style-name="ce10" table:formula="of:=IF([.D571]=0;&quot;&quot;;IF([.B571]=&quot;Y&quot;;[.C571];&#10;&quot;&lt;a href=&quot; &amp; CHAR(34) &amp; &quot;#&quot; &amp; CHAR(34) &amp; &quot;&gt;&quot; &amp;&#10;&quot;&lt;img src=&quot; &amp; CHAR(34) &amp; &quot;https://github.com/ubuntu/yaru/blob/master/icons/Yaru/scalable/&quot; &amp; [.E571] &amp; &quot;/&quot; &amp; [.A571] &amp; &quot;.svg&quot; &amp; CHAR(34) &amp; &#10;&quot; width=&quot; &amp; CHAR(34) &amp; &quot;22&quot; &amp; CHAR(34) &amp; &quot; alt=&quot; &amp; CHAR(34) &amp; [.D571] &amp; CHAR(34) &amp; &quot;&gt;&lt;/a&gt;&quot; &amp;&#10;&quot;&amp;nbsp; &amp;nbsp; &quot; &amp; [.D571] &amp; &quot;&lt;br&gt;&quot;&#10;))">
            <text:p/>
          </table:table-cell>
        </table:table-row>
        <table:table-row table:style-name="ro1">
          <table:table-cell office:value-type="string" calcext:value-type="string">
            <text:p>preferences-color-symbolic</text:p>
          </table:table-cell>
          <table:table-cell table:formula="of:=IF(LEFT([.A572];1)=&quot;.&quot;;&quot;Y&quot;;&quot;N&quot;)" office:value-type="string" office:string-value="N" calcext:value-type="string">
            <text:p>N</text:p>
          </table:table-cell>
          <table:table-cell table:formula="of:=IFERROR(&quot;## &quot; &amp; MID([.A572];3;FIND(&quot;:&quot;;[.A572])-3) &amp; &quot; &lt;br&gt;&quot;;&quot;&quot;)">
            <text:p/>
          </table:table-cell>
          <table:table-cell table:formula="of:=IF([.B572]=&quot;Y&quot;;MID([.A572];3;FIND(&quot;:&quot;;[.A572];1)-3);IF(&#10;RIGHT(RIGHT([.A572]; 1))=&quot;@&quot;;0;&#10;[.A572]))" office:value-type="string" office:string-value="preferences-color-symbolic" calcext:value-type="string">
            <text:p>preferences-color-symbolic</text:p>
          </table:table-cell>
          <table:table-cell table:formula="of:=IF([.B572]=&quot;Y&quot;;[.D572];[.E571])" office:value-type="string" office:string-value="categories" calcext:value-type="string">
            <text:p>categories</text:p>
          </table:table-cell>
          <table:table-cell table:style-name="ce10" table:formula="of:=IF([.D572]=0;&quot;&quot;;IF([.B572]=&quot;Y&quot;;[.C572];&#10;&quot;&lt;a href=&quot; &amp; CHAR(34) &amp; &quot;#&quot; &amp; CHAR(34) &amp; &quot;&gt;&quot; &amp;&#10;&quot;&lt;img src=&quot; &amp; CHAR(34) &amp; &quot;https://github.com/ubuntu/yaru/blob/master/icons/Yaru/scalable/&quot; &amp; [.E572] &amp; &quot;/&quot; &amp; [.A572] &amp; &quot;.svg&quot; &amp; CHAR(34) &amp; &#10;&quot; width=&quot; &amp; CHAR(34) &amp; &quot;22&quot; &amp; CHAR(34) &amp; &quot; alt=&quot; &amp; CHAR(34) &amp; [.D572] &amp; CHAR(34) &amp; &quot;&gt;&lt;/a&gt;&quot; &amp;&#10;&quot;&amp;nbsp; &amp;nbsp; &quot; &amp; [.D572] &amp; &quot;&lt;br&gt;&quot;&#10;))" office:value-type="string" office:string-value="&lt;a href=&quot;#&quot;&gt;&lt;img src=&quot;https://github.com/ubuntu/yaru/blob/master/icons/Yaru/scalable/categories/preferences-color-symbolic.svg&quot; width=&quot;22&quot; alt=&quot;preferences-color-symbolic&quot;&gt;&lt;/a&gt;&amp;nbsp; &amp;nbsp; preferences-color-symbolic&lt;br&gt;" calcext:value-type="string">
            <text:p>&lt;a href="#"&gt;&lt;img src="https://github.com/ubuntu/yaru/blob/master/icons/Yaru/scalable/categories/preferences-color-symbolic.svg" width="22" alt="preferences-color-symbolic"&gt;&lt;/a&gt;&amp;nbsp; &amp;nbsp; preferences-color-symbolic&lt;br&gt;</text:p>
          </table:table-cell>
        </table:table-row>
        <table:table-row table:style-name="ro2">
          <table:table-cell office:value-type="string" calcext:value-type="string">
            <text:p>preferences-desktop-accessibility-symbolic</text:p>
          </table:table-cell>
          <table:table-cell table:formula="of:=IF(LEFT([.A573];1)=&quot;.&quot;;&quot;Y&quot;;&quot;N&quot;)" office:value-type="string" office:string-value="N" calcext:value-type="string">
            <text:p>N</text:p>
          </table:table-cell>
          <table:table-cell table:formula="of:=IFERROR(&quot;## &quot; &amp; MID([.A573];3;FIND(&quot;:&quot;;[.A573])-3) &amp; &quot; &lt;br&gt;&quot;;&quot;&quot;)">
            <text:p/>
          </table:table-cell>
          <table:table-cell table:formula="of:=IF([.B573]=&quot;Y&quot;;MID([.A573];3;FIND(&quot;:&quot;;[.A573];1)-3);IF(&#10;RIGHT(RIGHT([.A573]; 1))=&quot;@&quot;;0;&#10;[.A573]))" office:value-type="string" office:string-value="preferences-desktop-accessibility-symbolic" calcext:value-type="string">
            <text:p>preferences-desktop-accessibility-symbolic</text:p>
          </table:table-cell>
          <table:table-cell table:formula="of:=IF([.B573]=&quot;Y&quot;;[.D573];[.E572])" office:value-type="string" office:string-value="categories" calcext:value-type="string">
            <text:p>categories</text:p>
          </table:table-cell>
          <table:table-cell table:style-name="ce10" table:formula="of:=IF([.D573]=0;&quot;&quot;;IF([.B573]=&quot;Y&quot;;[.C573];&#10;&quot;&lt;a href=&quot; &amp; CHAR(34) &amp; &quot;#&quot; &amp; CHAR(34) &amp; &quot;&gt;&quot; &amp;&#10;&quot;&lt;img src=&quot; &amp; CHAR(34) &amp; &quot;https://github.com/ubuntu/yaru/blob/master/icons/Yaru/scalable/&quot; &amp; [.E573] &amp; &quot;/&quot; &amp; [.A573] &amp; &quot;.svg&quot; &amp; CHAR(34) &amp; &#10;&quot; width=&quot; &amp; CHAR(34) &amp; &quot;22&quot; &amp; CHAR(34) &amp; &quot; alt=&quot; &amp; CHAR(34) &amp; [.D573] &amp; CHAR(34) &amp; &quot;&gt;&lt;/a&gt;&quot; &amp;&#10;&quot;&amp;nbsp; &amp;nbsp; &quot; &amp; [.D573] &amp; &quot;&lt;br&gt;&quot;&#10;))" office:value-type="string" office:string-value="&lt;a href=&quot;#&quot;&gt;&lt;img src=&quot;https://github.com/ubuntu/yaru/blob/master/icons/Yaru/scalable/categories/preferences-desktop-accessibility-symbolic.svg&quot; width=&quot;22&quot; alt=&quot;preferences-desktop-accessibility-symbolic&quot;&gt;&lt;/a&gt;&amp;nbsp; &amp;nbsp; preferences-desktop-accessibility-symbolic&lt;br&gt;" calcext:value-type="string">
            <text:p>&lt;a href="#"&gt;&lt;img src="https://github.com/ubuntu/yaru/blob/master/icons/Yaru/scalable/categories/preferences-desktop-accessibility-symbolic.svg" width="22" alt="preferences-desktop-accessibility-symbolic"&gt;&lt;/a&gt;&amp;nbsp; &amp;nbsp; preferences-desktop-accessibility-symbolic&lt;br&gt;</text:p>
          </table:table-cell>
        </table:table-row>
        <table:table-row table:style-name="ro2">
          <table:table-cell office:value-type="string" calcext:value-type="string">
            <text:p>preferences-desktop-appearance-symbolic</text:p>
          </table:table-cell>
          <table:table-cell table:formula="of:=IF(LEFT([.A574];1)=&quot;.&quot;;&quot;Y&quot;;&quot;N&quot;)" office:value-type="string" office:string-value="N" calcext:value-type="string">
            <text:p>N</text:p>
          </table:table-cell>
          <table:table-cell table:formula="of:=IFERROR(&quot;## &quot; &amp; MID([.A574];3;FIND(&quot;:&quot;;[.A574])-3) &amp; &quot; &lt;br&gt;&quot;;&quot;&quot;)">
            <text:p/>
          </table:table-cell>
          <table:table-cell table:formula="of:=IF([.B574]=&quot;Y&quot;;MID([.A574];3;FIND(&quot;:&quot;;[.A574];1)-3);IF(&#10;RIGHT(RIGHT([.A574]; 1))=&quot;@&quot;;0;&#10;[.A574]))" office:value-type="string" office:string-value="preferences-desktop-appearance-symbolic" calcext:value-type="string">
            <text:p>preferences-desktop-appearance-symbolic</text:p>
          </table:table-cell>
          <table:table-cell table:formula="of:=IF([.B574]=&quot;Y&quot;;[.D574];[.E573])" office:value-type="string" office:string-value="categories" calcext:value-type="string">
            <text:p>categories</text:p>
          </table:table-cell>
          <table:table-cell table:style-name="ce10" table:formula="of:=IF([.D574]=0;&quot;&quot;;IF([.B574]=&quot;Y&quot;;[.C574];&#10;&quot;&lt;a href=&quot; &amp; CHAR(34) &amp; &quot;#&quot; &amp; CHAR(34) &amp; &quot;&gt;&quot; &amp;&#10;&quot;&lt;img src=&quot; &amp; CHAR(34) &amp; &quot;https://github.com/ubuntu/yaru/blob/master/icons/Yaru/scalable/&quot; &amp; [.E574] &amp; &quot;/&quot; &amp; [.A574] &amp; &quot;.svg&quot; &amp; CHAR(34) &amp; &#10;&quot; width=&quot; &amp; CHAR(34) &amp; &quot;22&quot; &amp; CHAR(34) &amp; &quot; alt=&quot; &amp; CHAR(34) &amp; [.D574] &amp; CHAR(34) &amp; &quot;&gt;&lt;/a&gt;&quot; &amp;&#10;&quot;&amp;nbsp; &amp;nbsp; &quot; &amp; [.D574] &amp; &quot;&lt;br&gt;&quot;&#10;))" office:value-type="string" office:string-value="&lt;a href=&quot;#&quot;&gt;&lt;img src=&quot;https://github.com/ubuntu/yaru/blob/master/icons/Yaru/scalable/categories/preferences-desktop-appearance-symbolic.svg&quot; width=&quot;22&quot; alt=&quot;preferences-desktop-appearance-symbolic&quot;&gt;&lt;/a&gt;&amp;nbsp; &amp;nbsp; preferences-desktop-appearance-symbolic&lt;br&gt;" calcext:value-type="string">
            <text:p>&lt;a href="#"&gt;&lt;img src="https://github.com/ubuntu/yaru/blob/master/icons/Yaru/scalable/categories/preferences-desktop-appearance-symbolic.svg" width="22" alt="preferences-desktop-appearance-symbolic"&gt;&lt;/a&gt;&amp;nbsp; &amp;nbsp; preferences-desktop-appearance-symbolic&lt;br&gt;</text:p>
          </table:table-cell>
        </table:table-row>
        <table:table-row table:style-name="ro1">
          <table:table-cell office:value-type="string" calcext:value-type="string">
            <text:p>preferences-desktop-apps-symbolic</text:p>
          </table:table-cell>
          <table:table-cell table:formula="of:=IF(LEFT([.A575];1)=&quot;.&quot;;&quot;Y&quot;;&quot;N&quot;)" office:value-type="string" office:string-value="N" calcext:value-type="string">
            <text:p>N</text:p>
          </table:table-cell>
          <table:table-cell table:formula="of:=IFERROR(&quot;## &quot; &amp; MID([.A575];3;FIND(&quot;:&quot;;[.A575])-3) &amp; &quot; &lt;br&gt;&quot;;&quot;&quot;)">
            <text:p/>
          </table:table-cell>
          <table:table-cell table:formula="of:=IF([.B575]=&quot;Y&quot;;MID([.A575];3;FIND(&quot;:&quot;;[.A575];1)-3);IF(&#10;RIGHT(RIGHT([.A575]; 1))=&quot;@&quot;;0;&#10;[.A575]))" office:value-type="string" office:string-value="preferences-desktop-apps-symbolic" calcext:value-type="string">
            <text:p>preferences-desktop-apps-symbolic</text:p>
          </table:table-cell>
          <table:table-cell table:formula="of:=IF([.B575]=&quot;Y&quot;;[.D575];[.E574])" office:value-type="string" office:string-value="categories" calcext:value-type="string">
            <text:p>categories</text:p>
          </table:table-cell>
          <table:table-cell table:style-name="ce10" table:formula="of:=IF([.D575]=0;&quot;&quot;;IF([.B575]=&quot;Y&quot;;[.C575];&#10;&quot;&lt;a href=&quot; &amp; CHAR(34) &amp; &quot;#&quot; &amp; CHAR(34) &amp; &quot;&gt;&quot; &amp;&#10;&quot;&lt;img src=&quot; &amp; CHAR(34) &amp; &quot;https://github.com/ubuntu/yaru/blob/master/icons/Yaru/scalable/&quot; &amp; [.E575] &amp; &quot;/&quot; &amp; [.A575] &amp; &quot;.svg&quot; &amp; CHAR(34) &amp; &#10;&quot; width=&quot; &amp; CHAR(34) &amp; &quot;22&quot; &amp; CHAR(34) &amp; &quot; alt=&quot; &amp; CHAR(34) &amp; [.D575] &amp; CHAR(34) &amp; &quot;&gt;&lt;/a&gt;&quot; &amp;&#10;&quot;&amp;nbsp; &amp;nbsp; &quot; &amp; [.D575] &amp; &quot;&lt;br&gt;&quot;&#10;))" office:value-type="string" office:string-value="&lt;a href=&quot;#&quot;&gt;&lt;img src=&quot;https://github.com/ubuntu/yaru/blob/master/icons/Yaru/scalable/categories/preferences-desktop-apps-symbolic.svg&quot; width=&quot;22&quot; alt=&quot;preferences-desktop-apps-symbolic&quot;&gt;&lt;/a&gt;&amp;nbsp; &amp;nbsp; preferences-desktop-apps-symbolic&lt;br&gt;" calcext:value-type="string">
            <text:p>&lt;a href="#"&gt;&lt;img src="https://github.com/ubuntu/yaru/blob/master/icons/Yaru/scalable/categories/preferences-desktop-apps-symbolic.svg" width="22" alt="preferences-desktop-apps-symbolic"&gt;&lt;/a&gt;&amp;nbsp; &amp;nbsp; preferences-desktop-apps-symbolic&lt;br&gt;</text:p>
          </table:table-cell>
        </table:table-row>
        <table:table-row table:style-name="ro1">
          <table:table-cell table:style-name="Default" office:value-type="string" calcext:value-type="string">
            <text:p>preferences-desktop-font-symbolic@</text:p>
          </table:table-cell>
          <table:table-cell table:style-name="Default" table:formula="of:=IF(LEFT([.A57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76];3;FIND(&quot;:&quot;;[.A576])-3) &amp; &quot; &lt;br&gt;&quot;;&quot;&quot;)">
            <text:p/>
          </table:table-cell>
          <table:table-cell table:style-name="ce6" table:formula="of:=IF([.B576]=&quot;Y&quot;;MID([.A576];3;FIND(&quot;:&quot;;[.A576];1)-3);IF(&#10;RIGHT(RIGHT([.A576]; 1))=&quot;@&quot;;0;&#10;[.A576]))" office:value-type="float" office:value="0" calcext:value-type="float">
            <text:p>0</text:p>
          </table:table-cell>
          <table:table-cell table:formula="of:=IF([.B576]=&quot;Y&quot;;[.D576];[.E575])" office:value-type="string" office:string-value="categories" calcext:value-type="string">
            <text:p>categories</text:p>
          </table:table-cell>
          <table:table-cell table:style-name="ce10" table:formula="of:=IF([.D576]=0;&quot;&quot;;IF([.B576]=&quot;Y&quot;;[.C576];&#10;&quot;&lt;a href=&quot; &amp; CHAR(34) &amp; &quot;#&quot; &amp; CHAR(34) &amp; &quot;&gt;&quot; &amp;&#10;&quot;&lt;img src=&quot; &amp; CHAR(34) &amp; &quot;https://github.com/ubuntu/yaru/blob/master/icons/Yaru/scalable/&quot; &amp; [.E576] &amp; &quot;/&quot; &amp; [.A576] &amp; &quot;.svg&quot; &amp; CHAR(34) &amp; &#10;&quot; width=&quot; &amp; CHAR(34) &amp; &quot;22&quot; &amp; CHAR(34) &amp; &quot; alt=&quot; &amp; CHAR(34) &amp; [.D576] &amp; CHAR(34) &amp; &quot;&gt;&lt;/a&gt;&quot; &amp;&#10;&quot;&amp;nbsp; &amp;nbsp; &quot; &amp; [.D57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preferences-desktop-multitasking-symbolic@</text:p>
          </table:table-cell>
          <table:table-cell table:style-name="Default" table:formula="of:=IF(LEFT([.A57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77];3;FIND(&quot;:&quot;;[.A577])-3) &amp; &quot; &lt;br&gt;&quot;;&quot;&quot;)">
            <text:p/>
          </table:table-cell>
          <table:table-cell table:style-name="ce6" table:formula="of:=IF([.B577]=&quot;Y&quot;;MID([.A577];3;FIND(&quot;:&quot;;[.A577];1)-3);IF(&#10;RIGHT(RIGHT([.A577]; 1))=&quot;@&quot;;0;&#10;[.A577]))" office:value-type="float" office:value="0" calcext:value-type="float">
            <text:p>0</text:p>
          </table:table-cell>
          <table:table-cell table:formula="of:=IF([.B577]=&quot;Y&quot;;[.D577];[.E576])" office:value-type="string" office:string-value="categories" calcext:value-type="string">
            <text:p>categories</text:p>
          </table:table-cell>
          <table:table-cell table:style-name="ce10" table:formula="of:=IF([.D577]=0;&quot;&quot;;IF([.B577]=&quot;Y&quot;;[.C577];&#10;&quot;&lt;a href=&quot; &amp; CHAR(34) &amp; &quot;#&quot; &amp; CHAR(34) &amp; &quot;&gt;&quot; &amp;&#10;&quot;&lt;img src=&quot; &amp; CHAR(34) &amp; &quot;https://github.com/ubuntu/yaru/blob/master/icons/Yaru/scalable/&quot; &amp; [.E577] &amp; &quot;/&quot; &amp; [.A577] &amp; &quot;.svg&quot; &amp; CHAR(34) &amp; &#10;&quot; width=&quot; &amp; CHAR(34) &amp; &quot;22&quot; &amp; CHAR(34) &amp; &quot; alt=&quot; &amp; CHAR(34) &amp; [.D577] &amp; CHAR(34) &amp; &quot;&gt;&lt;/a&gt;&quot; &amp;&#10;&quot;&amp;nbsp; &amp;nbsp; &quot; &amp; [.D577] &amp; &quot;&lt;br&gt;&quot;&#10;))">
            <text:p/>
          </table:table-cell>
        </table:table-row>
        <table:table-row table:style-name="ro2">
          <table:table-cell office:value-type="string" calcext:value-type="string">
            <text:p>preferences-desktop-online-accounts-symbolic</text:p>
          </table:table-cell>
          <table:table-cell table:formula="of:=IF(LEFT([.A578];1)=&quot;.&quot;;&quot;Y&quot;;&quot;N&quot;)" office:value-type="string" office:string-value="N" calcext:value-type="string">
            <text:p>N</text:p>
          </table:table-cell>
          <table:table-cell table:formula="of:=IFERROR(&quot;## &quot; &amp; MID([.A578];3;FIND(&quot;:&quot;;[.A578])-3) &amp; &quot; &lt;br&gt;&quot;;&quot;&quot;)">
            <text:p/>
          </table:table-cell>
          <table:table-cell table:formula="of:=IF([.B578]=&quot;Y&quot;;MID([.A578];3;FIND(&quot;:&quot;;[.A578];1)-3);IF(&#10;RIGHT(RIGHT([.A578]; 1))=&quot;@&quot;;0;&#10;[.A578]))" office:value-type="string" office:string-value="preferences-desktop-online-accounts-symbolic" calcext:value-type="string">
            <text:p>preferences-desktop-online-accounts-symbolic</text:p>
          </table:table-cell>
          <table:table-cell table:formula="of:=IF([.B578]=&quot;Y&quot;;[.D578];[.E577])" office:value-type="string" office:string-value="categories" calcext:value-type="string">
            <text:p>categories</text:p>
          </table:table-cell>
          <table:table-cell table:style-name="ce10" table:formula="of:=IF([.D578]=0;&quot;&quot;;IF([.B578]=&quot;Y&quot;;[.C578];&#10;&quot;&lt;a href=&quot; &amp; CHAR(34) &amp; &quot;#&quot; &amp; CHAR(34) &amp; &quot;&gt;&quot; &amp;&#10;&quot;&lt;img src=&quot; &amp; CHAR(34) &amp; &quot;https://github.com/ubuntu/yaru/blob/master/icons/Yaru/scalable/&quot; &amp; [.E578] &amp; &quot;/&quot; &amp; [.A578] &amp; &quot;.svg&quot; &amp; CHAR(34) &amp; &#10;&quot; width=&quot; &amp; CHAR(34) &amp; &quot;22&quot; &amp; CHAR(34) &amp; &quot; alt=&quot; &amp; CHAR(34) &amp; [.D578] &amp; CHAR(34) &amp; &quot;&gt;&lt;/a&gt;&quot; &amp;&#10;&quot;&amp;nbsp; &amp;nbsp; &quot; &amp; [.D578] &amp; &quot;&lt;br&gt;&quot;&#10;))" office:value-type="string" office:string-value="&lt;a href=&quot;#&quot;&gt;&lt;img src=&quot;https://github.com/ubuntu/yaru/blob/master/icons/Yaru/scalable/categories/preferences-desktop-online-accounts-symbolic.svg&quot; width=&quot;22&quot; alt=&quot;preferences-desktop-online-accounts-symbolic&quot;&gt;&lt;/a&gt;&amp;nbsp; &amp;nbsp; preferences-desktop-online-accounts-symbolic&lt;br&gt;" calcext:value-type="string">
            <text:p>&lt;a href="#"&gt;&lt;img src="https://github.com/ubuntu/yaru/blob/master/icons/Yaru/scalable/categories/preferences-desktop-online-accounts-symbolic.svg" width="22" alt="preferences-desktop-online-accounts-symbolic"&gt;&lt;/a&gt;&amp;nbsp; &amp;nbsp; preferences-desktop-online-accounts-symbolic&lt;br&gt;</text:p>
          </table:table-cell>
        </table:table-row>
        <table:table-row table:style-name="ro2">
          <table:table-cell office:value-type="string" calcext:value-type="string">
            <text:p>preferences-desktop-remote-desktop-symbolic</text:p>
          </table:table-cell>
          <table:table-cell table:formula="of:=IF(LEFT([.A579];1)=&quot;.&quot;;&quot;Y&quot;;&quot;N&quot;)" office:value-type="string" office:string-value="N" calcext:value-type="string">
            <text:p>N</text:p>
          </table:table-cell>
          <table:table-cell table:formula="of:=IFERROR(&quot;## &quot; &amp; MID([.A579];3;FIND(&quot;:&quot;;[.A579])-3) &amp; &quot; &lt;br&gt;&quot;;&quot;&quot;)">
            <text:p/>
          </table:table-cell>
          <table:table-cell table:formula="of:=IF([.B579]=&quot;Y&quot;;MID([.A579];3;FIND(&quot;:&quot;;[.A579];1)-3);IF(&#10;RIGHT(RIGHT([.A579]; 1))=&quot;@&quot;;0;&#10;[.A579]))" office:value-type="string" office:string-value="preferences-desktop-remote-desktop-symbolic" calcext:value-type="string">
            <text:p>preferences-desktop-remote-desktop-symbolic</text:p>
          </table:table-cell>
          <table:table-cell table:formula="of:=IF([.B579]=&quot;Y&quot;;[.D579];[.E578])" office:value-type="string" office:string-value="categories" calcext:value-type="string">
            <text:p>categories</text:p>
          </table:table-cell>
          <table:table-cell table:style-name="ce10" table:formula="of:=IF([.D579]=0;&quot;&quot;;IF([.B579]=&quot;Y&quot;;[.C579];&#10;&quot;&lt;a href=&quot; &amp; CHAR(34) &amp; &quot;#&quot; &amp; CHAR(34) &amp; &quot;&gt;&quot; &amp;&#10;&quot;&lt;img src=&quot; &amp; CHAR(34) &amp; &quot;https://github.com/ubuntu/yaru/blob/master/icons/Yaru/scalable/&quot; &amp; [.E579] &amp; &quot;/&quot; &amp; [.A579] &amp; &quot;.svg&quot; &amp; CHAR(34) &amp; &#10;&quot; width=&quot; &amp; CHAR(34) &amp; &quot;22&quot; &amp; CHAR(34) &amp; &quot; alt=&quot; &amp; CHAR(34) &amp; [.D579] &amp; CHAR(34) &amp; &quot;&gt;&lt;/a&gt;&quot; &amp;&#10;&quot;&amp;nbsp; &amp;nbsp; &quot; &amp; [.D579] &amp; &quot;&lt;br&gt;&quot;&#10;))" office:value-type="string" office:string-value="&lt;a href=&quot;#&quot;&gt;&lt;img src=&quot;https://github.com/ubuntu/yaru/blob/master/icons/Yaru/scalable/categories/preferences-desktop-remote-desktop-symbolic.svg&quot; width=&quot;22&quot; alt=&quot;preferences-desktop-remote-desktop-symbolic&quot;&gt;&lt;/a&gt;&amp;nbsp; &amp;nbsp; preferences-desktop-remote-desktop-symbolic&lt;br&gt;" calcext:value-type="string">
            <text:p>&lt;a href="#"&gt;&lt;img src="https://github.com/ubuntu/yaru/blob/master/icons/Yaru/scalable/categories/preferences-desktop-remote-desktop-symbolic.svg" width="22" alt="preferences-desktop-remote-desktop-symbolic"&gt;&lt;/a&gt;&amp;nbsp; &amp;nbsp; preferences-desktop-remote-desktop-symbolic&lt;br&gt;</text:p>
          </table:table-cell>
        </table:table-row>
        <table:table-row table:style-name="ro2">
          <table:table-cell office:value-type="string" calcext:value-type="string">
            <text:p>preferences-desktop-screensaver-symbolic</text:p>
          </table:table-cell>
          <table:table-cell table:formula="of:=IF(LEFT([.A580];1)=&quot;.&quot;;&quot;Y&quot;;&quot;N&quot;)" office:value-type="string" office:string-value="N" calcext:value-type="string">
            <text:p>N</text:p>
          </table:table-cell>
          <table:table-cell table:formula="of:=IFERROR(&quot;## &quot; &amp; MID([.A580];3;FIND(&quot;:&quot;;[.A580])-3) &amp; &quot; &lt;br&gt;&quot;;&quot;&quot;)">
            <text:p/>
          </table:table-cell>
          <table:table-cell table:formula="of:=IF([.B580]=&quot;Y&quot;;MID([.A580];3;FIND(&quot;:&quot;;[.A580];1)-3);IF(&#10;RIGHT(RIGHT([.A580]; 1))=&quot;@&quot;;0;&#10;[.A580]))" office:value-type="string" office:string-value="preferences-desktop-screensaver-symbolic" calcext:value-type="string">
            <text:p>preferences-desktop-screensaver-symbolic</text:p>
          </table:table-cell>
          <table:table-cell table:formula="of:=IF([.B580]=&quot;Y&quot;;[.D580];[.E579])" office:value-type="string" office:string-value="categories" calcext:value-type="string">
            <text:p>categories</text:p>
          </table:table-cell>
          <table:table-cell table:style-name="ce10" table:formula="of:=IF([.D580]=0;&quot;&quot;;IF([.B580]=&quot;Y&quot;;[.C580];&#10;&quot;&lt;a href=&quot; &amp; CHAR(34) &amp; &quot;#&quot; &amp; CHAR(34) &amp; &quot;&gt;&quot; &amp;&#10;&quot;&lt;img src=&quot; &amp; CHAR(34) &amp; &quot;https://github.com/ubuntu/yaru/blob/master/icons/Yaru/scalable/&quot; &amp; [.E580] &amp; &quot;/&quot; &amp; [.A580] &amp; &quot;.svg&quot; &amp; CHAR(34) &amp; &#10;&quot; width=&quot; &amp; CHAR(34) &amp; &quot;22&quot; &amp; CHAR(34) &amp; &quot; alt=&quot; &amp; CHAR(34) &amp; [.D580] &amp; CHAR(34) &amp; &quot;&gt;&lt;/a&gt;&quot; &amp;&#10;&quot;&amp;nbsp; &amp;nbsp; &quot; &amp; [.D580] &amp; &quot;&lt;br&gt;&quot;&#10;))" office:value-type="string" office:string-value="&lt;a href=&quot;#&quot;&gt;&lt;img src=&quot;https://github.com/ubuntu/yaru/blob/master/icons/Yaru/scalable/categories/preferences-desktop-screensaver-symbolic.svg&quot; width=&quot;22&quot; alt=&quot;preferences-desktop-screensaver-symbolic&quot;&gt;&lt;/a&gt;&amp;nbsp; &amp;nbsp; preferences-desktop-screensaver-symbolic&lt;br&gt;" calcext:value-type="string">
            <text:p>&lt;a href="#"&gt;&lt;img src="https://github.com/ubuntu/yaru/blob/master/icons/Yaru/scalable/categories/preferences-desktop-screensaver-symbolic.svg" width="22" alt="preferences-desktop-screensaver-symbolic"&gt;&lt;/a&gt;&amp;nbsp; &amp;nbsp; preferences-desktop-screensaver-symbolic&lt;br&gt;</text:p>
          </table:table-cell>
        </table:table-row>
        <table:table-row table:style-name="ro1">
          <table:table-cell office:value-type="string" calcext:value-type="string">
            <text:p>preferences-other-symbolic</text:p>
          </table:table-cell>
          <table:table-cell table:formula="of:=IF(LEFT([.A581];1)=&quot;.&quot;;&quot;Y&quot;;&quot;N&quot;)" office:value-type="string" office:string-value="N" calcext:value-type="string">
            <text:p>N</text:p>
          </table:table-cell>
          <table:table-cell table:formula="of:=IFERROR(&quot;## &quot; &amp; MID([.A581];3;FIND(&quot;:&quot;;[.A581])-3) &amp; &quot; &lt;br&gt;&quot;;&quot;&quot;)">
            <text:p/>
          </table:table-cell>
          <table:table-cell table:formula="of:=IF([.B581]=&quot;Y&quot;;MID([.A581];3;FIND(&quot;:&quot;;[.A581];1)-3);IF(&#10;RIGHT(RIGHT([.A581]; 1))=&quot;@&quot;;0;&#10;[.A581]))" office:value-type="string" office:string-value="preferences-other-symbolic" calcext:value-type="string">
            <text:p>preferences-other-symbolic</text:p>
          </table:table-cell>
          <table:table-cell table:formula="of:=IF([.B581]=&quot;Y&quot;;[.D581];[.E580])" office:value-type="string" office:string-value="categories" calcext:value-type="string">
            <text:p>categories</text:p>
          </table:table-cell>
          <table:table-cell table:style-name="ce10" table:formula="of:=IF([.D581]=0;&quot;&quot;;IF([.B581]=&quot;Y&quot;;[.C581];&#10;&quot;&lt;a href=&quot; &amp; CHAR(34) &amp; &quot;#&quot; &amp; CHAR(34) &amp; &quot;&gt;&quot; &amp;&#10;&quot;&lt;img src=&quot; &amp; CHAR(34) &amp; &quot;https://github.com/ubuntu/yaru/blob/master/icons/Yaru/scalable/&quot; &amp; [.E581] &amp; &quot;/&quot; &amp; [.A581] &amp; &quot;.svg&quot; &amp; CHAR(34) &amp; &#10;&quot; width=&quot; &amp; CHAR(34) &amp; &quot;22&quot; &amp; CHAR(34) &amp; &quot; alt=&quot; &amp; CHAR(34) &amp; [.D581] &amp; CHAR(34) &amp; &quot;&gt;&lt;/a&gt;&quot; &amp;&#10;&quot;&amp;nbsp; &amp;nbsp; &quot; &amp; [.D581] &amp; &quot;&lt;br&gt;&quot;&#10;))" office:value-type="string" office:string-value="&lt;a href=&quot;#&quot;&gt;&lt;img src=&quot;https://github.com/ubuntu/yaru/blob/master/icons/Yaru/scalable/categories/preferences-other-symbolic.svg&quot; width=&quot;22&quot; alt=&quot;preferences-other-symbolic&quot;&gt;&lt;/a&gt;&amp;nbsp; &amp;nbsp; preferences-other-symbolic&lt;br&gt;" calcext:value-type="string">
            <text:p>&lt;a href="#"&gt;&lt;img src="https://github.com/ubuntu/yaru/blob/master/icons/Yaru/scalable/categories/preferences-other-symbolic.svg" width="22" alt="preferences-other-symbolic"&gt;&lt;/a&gt;&amp;nbsp; &amp;nbsp; preferences-other-symbolic&lt;br&gt;</text:p>
          </table:table-cell>
        </table:table-row>
        <table:table-row table:style-name="ro2">
          <table:table-cell office:value-type="string" calcext:value-type="string">
            <text:p>preferences-system-network-proxy-symbolic</text:p>
          </table:table-cell>
          <table:table-cell table:formula="of:=IF(LEFT([.A582];1)=&quot;.&quot;;&quot;Y&quot;;&quot;N&quot;)" office:value-type="string" office:string-value="N" calcext:value-type="string">
            <text:p>N</text:p>
          </table:table-cell>
          <table:table-cell table:formula="of:=IFERROR(&quot;## &quot; &amp; MID([.A582];3;FIND(&quot;:&quot;;[.A582])-3) &amp; &quot; &lt;br&gt;&quot;;&quot;&quot;)">
            <text:p/>
          </table:table-cell>
          <table:table-cell table:formula="of:=IF([.B582]=&quot;Y&quot;;MID([.A582];3;FIND(&quot;:&quot;;[.A582];1)-3);IF(&#10;RIGHT(RIGHT([.A582]; 1))=&quot;@&quot;;0;&#10;[.A582]))" office:value-type="string" office:string-value="preferences-system-network-proxy-symbolic" calcext:value-type="string">
            <text:p>preferences-system-network-proxy-symbolic</text:p>
          </table:table-cell>
          <table:table-cell table:formula="of:=IF([.B582]=&quot;Y&quot;;[.D582];[.E581])" office:value-type="string" office:string-value="categories" calcext:value-type="string">
            <text:p>categories</text:p>
          </table:table-cell>
          <table:table-cell table:style-name="ce10" table:formula="of:=IF([.D582]=0;&quot;&quot;;IF([.B582]=&quot;Y&quot;;[.C582];&#10;&quot;&lt;a href=&quot; &amp; CHAR(34) &amp; &quot;#&quot; &amp; CHAR(34) &amp; &quot;&gt;&quot; &amp;&#10;&quot;&lt;img src=&quot; &amp; CHAR(34) &amp; &quot;https://github.com/ubuntu/yaru/blob/master/icons/Yaru/scalable/&quot; &amp; [.E582] &amp; &quot;/&quot; &amp; [.A582] &amp; &quot;.svg&quot; &amp; CHAR(34) &amp; &#10;&quot; width=&quot; &amp; CHAR(34) &amp; &quot;22&quot; &amp; CHAR(34) &amp; &quot; alt=&quot; &amp; CHAR(34) &amp; [.D582] &amp; CHAR(34) &amp; &quot;&gt;&lt;/a&gt;&quot; &amp;&#10;&quot;&amp;nbsp; &amp;nbsp; &quot; &amp; [.D582] &amp; &quot;&lt;br&gt;&quot;&#10;))" office:value-type="string" office:string-value="&lt;a href=&quot;#&quot;&gt;&lt;img src=&quot;https://github.com/ubuntu/yaru/blob/master/icons/Yaru/scalable/categories/preferences-system-network-proxy-symbolic.svg&quot; width=&quot;22&quot; alt=&quot;preferences-system-network-proxy-symbolic&quot;&gt;&lt;/a&gt;&amp;nbsp; &amp;nbsp; preferences-system-network-proxy-symbolic&lt;br&gt;" calcext:value-type="string">
            <text:p>&lt;a href="#"&gt;&lt;img src="https://github.com/ubuntu/yaru/blob/master/icons/Yaru/scalable/categories/preferences-system-network-proxy-symbolic.svg" width="22" alt="preferences-system-network-proxy-symbolic"&gt;&lt;/a&gt;&amp;nbsp; &amp;nbsp; preferences-system-network-proxy-symbolic&lt;br&gt;</text:p>
          </table:table-cell>
        </table:table-row>
        <table:table-row table:style-name="ro2">
          <table:table-cell office:value-type="string" calcext:value-type="string">
            <text:p>preferences-system-parental-controls-symbolic</text:p>
          </table:table-cell>
          <table:table-cell table:formula="of:=IF(LEFT([.A583];1)=&quot;.&quot;;&quot;Y&quot;;&quot;N&quot;)" office:value-type="string" office:string-value="N" calcext:value-type="string">
            <text:p>N</text:p>
          </table:table-cell>
          <table:table-cell table:formula="of:=IFERROR(&quot;## &quot; &amp; MID([.A583];3;FIND(&quot;:&quot;;[.A583])-3) &amp; &quot; &lt;br&gt;&quot;;&quot;&quot;)">
            <text:p/>
          </table:table-cell>
          <table:table-cell table:formula="of:=IF([.B583]=&quot;Y&quot;;MID([.A583];3;FIND(&quot;:&quot;;[.A583];1)-3);IF(&#10;RIGHT(RIGHT([.A583]; 1))=&quot;@&quot;;0;&#10;[.A583]))" office:value-type="string" office:string-value="preferences-system-parental-controls-symbolic" calcext:value-type="string">
            <text:p>preferences-system-parental-controls-symbolic</text:p>
          </table:table-cell>
          <table:table-cell table:formula="of:=IF([.B583]=&quot;Y&quot;;[.D583];[.E582])" office:value-type="string" office:string-value="categories" calcext:value-type="string">
            <text:p>categories</text:p>
          </table:table-cell>
          <table:table-cell table:style-name="ce10" table:formula="of:=IF([.D583]=0;&quot;&quot;;IF([.B583]=&quot;Y&quot;;[.C583];&#10;&quot;&lt;a href=&quot; &amp; CHAR(34) &amp; &quot;#&quot; &amp; CHAR(34) &amp; &quot;&gt;&quot; &amp;&#10;&quot;&lt;img src=&quot; &amp; CHAR(34) &amp; &quot;https://github.com/ubuntu/yaru/blob/master/icons/Yaru/scalable/&quot; &amp; [.E583] &amp; &quot;/&quot; &amp; [.A583] &amp; &quot;.svg&quot; &amp; CHAR(34) &amp; &#10;&quot; width=&quot; &amp; CHAR(34) &amp; &quot;22&quot; &amp; CHAR(34) &amp; &quot; alt=&quot; &amp; CHAR(34) &amp; [.D583] &amp; CHAR(34) &amp; &quot;&gt;&lt;/a&gt;&quot; &amp;&#10;&quot;&amp;nbsp; &amp;nbsp; &quot; &amp; [.D583] &amp; &quot;&lt;br&gt;&quot;&#10;))" office:value-type="string" office:string-value="&lt;a href=&quot;#&quot;&gt;&lt;img src=&quot;https://github.com/ubuntu/yaru/blob/master/icons/Yaru/scalable/categories/preferences-system-parental-controls-symbolic.svg&quot; width=&quot;22&quot; alt=&quot;preferences-system-parental-controls-symbolic&quot;&gt;&lt;/a&gt;&amp;nbsp; &amp;nbsp; preferences-system-parental-controls-symbolic&lt;br&gt;" calcext:value-type="string">
            <text:p>&lt;a href="#"&gt;&lt;img src="https://github.com/ubuntu/yaru/blob/master/icons/Yaru/scalable/categories/preferences-system-parental-controls-symbolic.svg" width="22" alt="preferences-system-parental-controls-symbolic"&gt;&lt;/a&gt;&amp;nbsp; &amp;nbsp; preferences-system-parental-controls-symbolic&lt;br&gt;</text:p>
          </table:table-cell>
        </table:table-row>
        <table:table-row table:style-name="ro1">
          <table:table-cell office:value-type="string" calcext:value-type="string">
            <text:p>preferences-ubuntu-panel-symbolic</text:p>
          </table:table-cell>
          <table:table-cell table:formula="of:=IF(LEFT([.A584];1)=&quot;.&quot;;&quot;Y&quot;;&quot;N&quot;)" office:value-type="string" office:string-value="N" calcext:value-type="string">
            <text:p>N</text:p>
          </table:table-cell>
          <table:table-cell table:formula="of:=IFERROR(&quot;## &quot; &amp; MID([.A584];3;FIND(&quot;:&quot;;[.A584])-3) &amp; &quot; &lt;br&gt;&quot;;&quot;&quot;)">
            <text:p/>
          </table:table-cell>
          <table:table-cell table:formula="of:=IF([.B584]=&quot;Y&quot;;MID([.A584];3;FIND(&quot;:&quot;;[.A584];1)-3);IF(&#10;RIGHT(RIGHT([.A584]; 1))=&quot;@&quot;;0;&#10;[.A584]))" office:value-type="string" office:string-value="preferences-ubuntu-panel-symbolic" calcext:value-type="string">
            <text:p>preferences-ubuntu-panel-symbolic</text:p>
          </table:table-cell>
          <table:table-cell table:formula="of:=IF([.B584]=&quot;Y&quot;;[.D584];[.E583])" office:value-type="string" office:string-value="categories" calcext:value-type="string">
            <text:p>categories</text:p>
          </table:table-cell>
          <table:table-cell table:style-name="ce10" table:formula="of:=IF([.D584]=0;&quot;&quot;;IF([.B584]=&quot;Y&quot;;[.C584];&#10;&quot;&lt;a href=&quot; &amp; CHAR(34) &amp; &quot;#&quot; &amp; CHAR(34) &amp; &quot;&gt;&quot; &amp;&#10;&quot;&lt;img src=&quot; &amp; CHAR(34) &amp; &quot;https://github.com/ubuntu/yaru/blob/master/icons/Yaru/scalable/&quot; &amp; [.E584] &amp; &quot;/&quot; &amp; [.A584] &amp; &quot;.svg&quot; &amp; CHAR(34) &amp; &#10;&quot; width=&quot; &amp; CHAR(34) &amp; &quot;22&quot; &amp; CHAR(34) &amp; &quot; alt=&quot; &amp; CHAR(34) &amp; [.D584] &amp; CHAR(34) &amp; &quot;&gt;&lt;/a&gt;&quot; &amp;&#10;&quot;&amp;nbsp; &amp;nbsp; &quot; &amp; [.D584] &amp; &quot;&lt;br&gt;&quot;&#10;))" office:value-type="string" office:string-value="&lt;a href=&quot;#&quot;&gt;&lt;img src=&quot;https://github.com/ubuntu/yaru/blob/master/icons/Yaru/scalable/categories/preferences-ubuntu-panel-symbolic.svg&quot; width=&quot;22&quot; alt=&quot;preferences-ubuntu-panel-symbolic&quot;&gt;&lt;/a&gt;&amp;nbsp; &amp;nbsp; preferences-ubuntu-panel-symbolic&lt;br&gt;" calcext:value-type="string">
            <text:p>&lt;a href="#"&gt;&lt;img src="https://github.com/ubuntu/yaru/blob/master/icons/Yaru/scalable/categories/preferences-ubuntu-panel-symbolic.svg" width="22" alt="preferences-ubuntu-panel-symbolic"&gt;&lt;/a&gt;&amp;nbsp; &amp;nbsp; preferences-ubuntu-panel-symbolic&lt;br&gt;</text:p>
          </table:table-cell>
        </table:table-row>
        <table:table-row table:style-name="ro1">
          <table:table-cell table:style-name="Default" office:value-type="string" calcext:value-type="string">
            <text:p>trash-symbolic@</text:p>
          </table:table-cell>
          <table:table-cell table:style-name="Default" table:formula="of:=IF(LEFT([.A58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85];3;FIND(&quot;:&quot;;[.A585])-3) &amp; &quot; &lt;br&gt;&quot;;&quot;&quot;)">
            <text:p/>
          </table:table-cell>
          <table:table-cell table:style-name="ce6" table:formula="of:=IF([.B585]=&quot;Y&quot;;MID([.A585];3;FIND(&quot;:&quot;;[.A585];1)-3);IF(&#10;RIGHT(RIGHT([.A585]; 1))=&quot;@&quot;;0;&#10;[.A585]))" office:value-type="float" office:value="0" calcext:value-type="float">
            <text:p>0</text:p>
          </table:table-cell>
          <table:table-cell table:formula="of:=IF([.B585]=&quot;Y&quot;;[.D585];[.E584])" office:value-type="string" office:string-value="categories" calcext:value-type="string">
            <text:p>categories</text:p>
          </table:table-cell>
          <table:table-cell table:style-name="ce10" table:formula="of:=IF([.D585]=0;&quot;&quot;;IF([.B585]=&quot;Y&quot;;[.C585];&#10;&quot;&lt;a href=&quot; &amp; CHAR(34) &amp; &quot;#&quot; &amp; CHAR(34) &amp; &quot;&gt;&quot; &amp;&#10;&quot;&lt;img src=&quot; &amp; CHAR(34) &amp; &quot;https://github.com/ubuntu/yaru/blob/master/icons/Yaru/scalable/&quot; &amp; [.E585] &amp; &quot;/&quot; &amp; [.A585] &amp; &quot;.svg&quot; &amp; CHAR(34) &amp; &#10;&quot; width=&quot; &amp; CHAR(34) &amp; &quot;22&quot; &amp; CHAR(34) &amp; &quot; alt=&quot; &amp; CHAR(34) &amp; [.D585] &amp; CHAR(34) &amp; &quot;&gt;&lt;/a&gt;&quot; &amp;&#10;&quot;&amp;nbsp; &amp;nbsp; &quot; &amp; [.D58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tasks-today-symbolic@</text:p>
          </table:table-cell>
          <table:table-cell table:style-name="Default" table:formula="of:=IF(LEFT([.A58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86];3;FIND(&quot;:&quot;;[.A586])-3) &amp; &quot; &lt;br&gt;&quot;;&quot;&quot;)">
            <text:p/>
          </table:table-cell>
          <table:table-cell table:style-name="ce6" table:formula="of:=IF([.B586]=&quot;Y&quot;;MID([.A586];3;FIND(&quot;:&quot;;[.A586];1)-3);IF(&#10;RIGHT(RIGHT([.A586]; 1))=&quot;@&quot;;0;&#10;[.A586]))" office:value-type="float" office:value="0" calcext:value-type="float">
            <text:p>0</text:p>
          </table:table-cell>
          <table:table-cell table:formula="of:=IF([.B586]=&quot;Y&quot;;[.D586];[.E585])" office:value-type="string" office:string-value="categories" calcext:value-type="string">
            <text:p>categories</text:p>
          </table:table-cell>
          <table:table-cell table:style-name="ce10" table:formula="of:=IF([.D586]=0;&quot;&quot;;IF([.B586]=&quot;Y&quot;;[.C586];&#10;&quot;&lt;a href=&quot; &amp; CHAR(34) &amp; &quot;#&quot; &amp; CHAR(34) &amp; &quot;&gt;&quot; &amp;&#10;&quot;&lt;img src=&quot; &amp; CHAR(34) &amp; &quot;https://github.com/ubuntu/yaru/blob/master/icons/Yaru/scalable/&quot; &amp; [.E586] &amp; &quot;/&quot; &amp; [.A586] &amp; &quot;.svg&quot; &amp; CHAR(34) &amp; &#10;&quot; width=&quot; &amp; CHAR(34) &amp; &quot;22&quot; &amp; CHAR(34) &amp; &quot; alt=&quot; &amp; CHAR(34) &amp; [.D586] &amp; CHAR(34) &amp; &quot;&gt;&lt;/a&gt;&quot; &amp;&#10;&quot;&amp;nbsp; &amp;nbsp; &quot; &amp; [.D58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view-tasks-week-symbolic@</text:p>
          </table:table-cell>
          <table:table-cell table:style-name="Default" table:formula="of:=IF(LEFT([.A58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87];3;FIND(&quot;:&quot;;[.A587])-3) &amp; &quot; &lt;br&gt;&quot;;&quot;&quot;)">
            <text:p/>
          </table:table-cell>
          <table:table-cell table:style-name="ce6" table:formula="of:=IF([.B587]=&quot;Y&quot;;MID([.A587];3;FIND(&quot;:&quot;;[.A587];1)-3);IF(&#10;RIGHT(RIGHT([.A587]; 1))=&quot;@&quot;;0;&#10;[.A587]))" office:value-type="float" office:value="0" calcext:value-type="float">
            <text:p>0</text:p>
          </table:table-cell>
          <table:table-cell table:formula="of:=IF([.B587]=&quot;Y&quot;;[.D587];[.E586])" office:value-type="string" office:string-value="categories" calcext:value-type="string">
            <text:p>categories</text:p>
          </table:table-cell>
          <table:table-cell table:style-name="ce10" table:formula="of:=IF([.D587]=0;&quot;&quot;;IF([.B587]=&quot;Y&quot;;[.C587];&#10;&quot;&lt;a href=&quot; &amp; CHAR(34) &amp; &quot;#&quot; &amp; CHAR(34) &amp; &quot;&gt;&quot; &amp;&#10;&quot;&lt;img src=&quot; &amp; CHAR(34) &amp; &quot;https://github.com/ubuntu/yaru/blob/master/icons/Yaru/scalable/&quot; &amp; [.E587] &amp; &quot;/&quot; &amp; [.A587] &amp; &quot;.svg&quot; &amp; CHAR(34) &amp; &#10;&quot; width=&quot; &amp; CHAR(34) &amp; &quot;22&quot; &amp; CHAR(34) &amp; &quot; alt=&quot; &amp; CHAR(34) &amp; [.D587] &amp; CHAR(34) &amp; &quot;&gt;&lt;/a&gt;&quot; &amp;&#10;&quot;&amp;nbsp; &amp;nbsp; &quot; &amp; [.D58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yelp-page-tip-symbolic@</text:p>
          </table:table-cell>
          <table:table-cell table:style-name="Default" table:formula="of:=IF(LEFT([.A58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88];3;FIND(&quot;:&quot;;[.A588])-3) &amp; &quot; &lt;br&gt;&quot;;&quot;&quot;)">
            <text:p/>
          </table:table-cell>
          <table:table-cell table:style-name="ce6" table:formula="of:=IF([.B588]=&quot;Y&quot;;MID([.A588];3;FIND(&quot;:&quot;;[.A588];1)-3);IF(&#10;RIGHT(RIGHT([.A588]; 1))=&quot;@&quot;;0;&#10;[.A588]))" office:value-type="float" office:value="0" calcext:value-type="float">
            <text:p>0</text:p>
          </table:table-cell>
          <table:table-cell table:formula="of:=IF([.B588]=&quot;Y&quot;;[.D588];[.E587])" office:value-type="string" office:string-value="categories" calcext:value-type="string">
            <text:p>categories</text:p>
          </table:table-cell>
          <table:table-cell table:style-name="ce10" table:formula="of:=IF([.D588]=0;&quot;&quot;;IF([.B588]=&quot;Y&quot;;[.C588];&#10;&quot;&lt;a href=&quot; &amp; CHAR(34) &amp; &quot;#&quot; &amp; CHAR(34) &amp; &quot;&gt;&quot; &amp;&#10;&quot;&lt;img src=&quot; &amp; CHAR(34) &amp; &quot;https://github.com/ubuntu/yaru/blob/master/icons/Yaru/scalable/&quot; &amp; [.E588] &amp; &quot;/&quot; &amp; [.A588] &amp; &quot;.svg&quot; &amp; CHAR(34) &amp; &#10;&quot; width=&quot; &amp; CHAR(34) &amp; &quot;22&quot; &amp; CHAR(34) &amp; &quot; alt=&quot; &amp; CHAR(34) &amp; [.D588] &amp; CHAR(34) &amp; &quot;&gt;&lt;/a&gt;&quot; &amp;&#10;&quot;&amp;nbsp; &amp;nbsp; &quot; &amp; [.D588] &amp; &quot;&lt;br&gt;&quot;&#10;))">
            <text:p/>
          </table:table-cell>
        </table:table-row>
        <table:table-row table:style-name="ro1">
          <table:table-cell table:style-name="Default"/>
          <table:table-cell table:style-name="Default" table:formula="of:=IF(LEFT([.A58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589];3;FIND(&quot;:&quot;;[.A589])-3) &amp; &quot; &lt;br&gt;&quot;;&quot;&quot;)">
            <text:p/>
          </table:table-cell>
          <table:table-cell table:style-name="ce6" table:formula="of:=IF([.B589]=&quot;Y&quot;;MID([.A589];3;FIND(&quot;:&quot;;[.A589];1)-3);IF(&#10;RIGHT(RIGHT([.A589]; 1))=&quot;@&quot;;0;&#10;[.A589]))" office:value-type="float" office:value="0" calcext:value-type="float">
            <text:p>0</text:p>
          </table:table-cell>
          <table:table-cell table:formula="of:=IF([.B589]=&quot;Y&quot;;[.D589];[.E588])" office:value-type="string" office:string-value="categories" calcext:value-type="string">
            <text:p>categories</text:p>
          </table:table-cell>
          <table:table-cell table:style-name="ce10" table:formula="of:=IF([.D589]=0;&quot;&quot;;IF([.B589]=&quot;Y&quot;;[.C589];&#10;&quot;&lt;a href=&quot; &amp; CHAR(34) &amp; &quot;#&quot; &amp; CHAR(34) &amp; &quot;&gt;&quot; &amp;&#10;&quot;&lt;img src=&quot; &amp; CHAR(34) &amp; &quot;https://github.com/ubuntu/yaru/blob/master/icons/Yaru/scalable/&quot; &amp; [.E589] &amp; &quot;/&quot; &amp; [.A589] &amp; &quot;.svg&quot; &amp; CHAR(34) &amp; &#10;&quot; width=&quot; &amp; CHAR(34) &amp; &quot;22&quot; &amp; CHAR(34) &amp; &quot; alt=&quot; &amp; CHAR(34) &amp; [.D589] &amp; CHAR(34) &amp; &quot;&gt;&lt;/a&gt;&quot; &amp;&#10;&quot;&amp;nbsp; &amp;nbsp; &quot; &amp; [.D589] &amp; &quot;&lt;br&gt;&quot;&#10;))">
            <text:p/>
          </table:table-cell>
        </table:table-row>
        <table:table-row table:style-name="ro1">
          <table:table-cell office:value-type="string" calcext:value-type="string">
            <text:p>./devices:</text:p>
          </table:table-cell>
          <table:table-cell table:formula="of:=IF(LEFT([.A590];1)=&quot;.&quot;;&quot;Y&quot;;&quot;N&quot;)" office:value-type="string" office:string-value="Y" calcext:value-type="string">
            <text:p>Y</text:p>
          </table:table-cell>
          <table:table-cell table:formula="of:=IFERROR(&quot;## &quot; &amp; MID([.A590];3;FIND(&quot;:&quot;;[.A590])-3) &amp; &quot; &lt;br&gt;&quot;;&quot;&quot;)" office:value-type="string" office:string-value="## devices &lt;br&gt;" calcext:value-type="string">
            <text:p>## devices &lt;br&gt;</text:p>
          </table:table-cell>
          <table:table-cell table:formula="of:=IF([.B590]=&quot;Y&quot;;MID([.A590];3;FIND(&quot;:&quot;;[.A590];1)-3);IF(&#10;RIGHT(RIGHT([.A590]; 1))=&quot;@&quot;;0;&#10;[.A590]))" office:value-type="string" office:string-value="devices" calcext:value-type="string">
            <text:p>devices</text:p>
          </table:table-cell>
          <table:table-cell table:formula="of:=IF([.B590]=&quot;Y&quot;;[.D590];[.E589])" office:value-type="string" office:string-value="devices" calcext:value-type="string">
            <text:p>devices</text:p>
          </table:table-cell>
          <table:table-cell table:style-name="ce10" table:formula="of:=IF([.D590]=0;&quot;&quot;;IF([.B590]=&quot;Y&quot;;[.C590];&#10;&quot;&lt;a href=&quot; &amp; CHAR(34) &amp; &quot;#&quot; &amp; CHAR(34) &amp; &quot;&gt;&quot; &amp;&#10;&quot;&lt;img src=&quot; &amp; CHAR(34) &amp; &quot;https://github.com/ubuntu/yaru/blob/master/icons/Yaru/scalable/&quot; &amp; [.E590] &amp; &quot;/&quot; &amp; [.A590] &amp; &quot;.svg&quot; &amp; CHAR(34) &amp; &#10;&quot; width=&quot; &amp; CHAR(34) &amp; &quot;22&quot; &amp; CHAR(34) &amp; &quot; alt=&quot; &amp; CHAR(34) &amp; [.D590] &amp; CHAR(34) &amp; &quot;&gt;&lt;/a&gt;&quot; &amp;&#10;&quot;&amp;nbsp; &amp;nbsp; &quot; &amp; [.D590] &amp; &quot;&lt;br&gt;&quot;&#10;))" office:value-type="string" office:string-value="## devices &lt;br&gt;" calcext:value-type="string">
            <text:p>## devices &lt;br&gt;</text:p>
          </table:table-cell>
        </table:table-row>
        <table:table-row table:style-name="ro1">
          <table:table-cell office:value-type="string" calcext:value-type="string">
            <text:p>ac-adapter-symbolic</text:p>
          </table:table-cell>
          <table:table-cell table:formula="of:=IF(LEFT([.A591];1)=&quot;.&quot;;&quot;Y&quot;;&quot;N&quot;)" office:value-type="string" office:string-value="N" calcext:value-type="string">
            <text:p>N</text:p>
          </table:table-cell>
          <table:table-cell table:formula="of:=IFERROR(&quot;## &quot; &amp; MID([.A591];3;FIND(&quot;:&quot;;[.A591])-3) &amp; &quot; &lt;br&gt;&quot;;&quot;&quot;)">
            <text:p/>
          </table:table-cell>
          <table:table-cell table:formula="of:=IF([.B591]=&quot;Y&quot;;MID([.A591];3;FIND(&quot;:&quot;;[.A591];1)-3);IF(&#10;RIGHT(RIGHT([.A591]; 1))=&quot;@&quot;;0;&#10;[.A591]))" office:value-type="string" office:string-value="ac-adapter-symbolic" calcext:value-type="string">
            <text:p>ac-adapter-symbolic</text:p>
          </table:table-cell>
          <table:table-cell table:formula="of:=IF([.B591]=&quot;Y&quot;;[.D591];[.E590])" office:value-type="string" office:string-value="devices" calcext:value-type="string">
            <text:p>devices</text:p>
          </table:table-cell>
          <table:table-cell table:style-name="ce10" table:formula="of:=IF([.D591]=0;&quot;&quot;;IF([.B591]=&quot;Y&quot;;[.C591];&#10;&quot;&lt;a href=&quot; &amp; CHAR(34) &amp; &quot;#&quot; &amp; CHAR(34) &amp; &quot;&gt;&quot; &amp;&#10;&quot;&lt;img src=&quot; &amp; CHAR(34) &amp; &quot;https://github.com/ubuntu/yaru/blob/master/icons/Yaru/scalable/&quot; &amp; [.E591] &amp; &quot;/&quot; &amp; [.A591] &amp; &quot;.svg&quot; &amp; CHAR(34) &amp; &#10;&quot; width=&quot; &amp; CHAR(34) &amp; &quot;22&quot; &amp; CHAR(34) &amp; &quot; alt=&quot; &amp; CHAR(34) &amp; [.D591] &amp; CHAR(34) &amp; &quot;&gt;&lt;/a&gt;&quot; &amp;&#10;&quot;&amp;nbsp; &amp;nbsp; &quot; &amp; [.D591] &amp; &quot;&lt;br&gt;&quot;&#10;))" office:value-type="string" office:string-value="&lt;a href=&quot;#&quot;&gt;&lt;img src=&quot;https://github.com/ubuntu/yaru/blob/master/icons/Yaru/scalable/devices/ac-adapter-symbolic.svg&quot; width=&quot;22&quot; alt=&quot;ac-adapter-symbolic&quot;&gt;&lt;/a&gt;&amp;nbsp; &amp;nbsp; ac-adapter-symbolic&lt;br&gt;" calcext:value-type="string">
            <text:p>&lt;a href="#"&gt;&lt;img src="https://github.com/ubuntu/yaru/blob/master/icons/Yaru/scalable/devices/ac-adapter-symbolic.svg" width="22" alt="ac-adapter-symbolic"&gt;&lt;/a&gt;&amp;nbsp; &amp;nbsp; ac-adapter-symbolic&lt;br&gt;</text:p>
          </table:table-cell>
        </table:table-row>
        <table:table-row table:style-name="ro1">
          <table:table-cell office:value-type="string" calcext:value-type="string">
            <text:p>audio-card-symbolic</text:p>
          </table:table-cell>
          <table:table-cell table:formula="of:=IF(LEFT([.A592];1)=&quot;.&quot;;&quot;Y&quot;;&quot;N&quot;)" office:value-type="string" office:string-value="N" calcext:value-type="string">
            <text:p>N</text:p>
          </table:table-cell>
          <table:table-cell table:formula="of:=IFERROR(&quot;## &quot; &amp; MID([.A592];3;FIND(&quot;:&quot;;[.A592])-3) &amp; &quot; &lt;br&gt;&quot;;&quot;&quot;)">
            <text:p/>
          </table:table-cell>
          <table:table-cell table:formula="of:=IF([.B592]=&quot;Y&quot;;MID([.A592];3;FIND(&quot;:&quot;;[.A592];1)-3);IF(&#10;RIGHT(RIGHT([.A592]; 1))=&quot;@&quot;;0;&#10;[.A592]))" office:value-type="string" office:string-value="audio-card-symbolic" calcext:value-type="string">
            <text:p>audio-card-symbolic</text:p>
          </table:table-cell>
          <table:table-cell table:formula="of:=IF([.B592]=&quot;Y&quot;;[.D592];[.E591])" office:value-type="string" office:string-value="devices" calcext:value-type="string">
            <text:p>devices</text:p>
          </table:table-cell>
          <table:table-cell table:style-name="ce10" table:formula="of:=IF([.D592]=0;&quot;&quot;;IF([.B592]=&quot;Y&quot;;[.C592];&#10;&quot;&lt;a href=&quot; &amp; CHAR(34) &amp; &quot;#&quot; &amp; CHAR(34) &amp; &quot;&gt;&quot; &amp;&#10;&quot;&lt;img src=&quot; &amp; CHAR(34) &amp; &quot;https://github.com/ubuntu/yaru/blob/master/icons/Yaru/scalable/&quot; &amp; [.E592] &amp; &quot;/&quot; &amp; [.A592] &amp; &quot;.svg&quot; &amp; CHAR(34) &amp; &#10;&quot; width=&quot; &amp; CHAR(34) &amp; &quot;22&quot; &amp; CHAR(34) &amp; &quot; alt=&quot; &amp; CHAR(34) &amp; [.D592] &amp; CHAR(34) &amp; &quot;&gt;&lt;/a&gt;&quot; &amp;&#10;&quot;&amp;nbsp; &amp;nbsp; &quot; &amp; [.D592] &amp; &quot;&lt;br&gt;&quot;&#10;))" office:value-type="string" office:string-value="&lt;a href=&quot;#&quot;&gt;&lt;img src=&quot;https://github.com/ubuntu/yaru/blob/master/icons/Yaru/scalable/devices/audio-card-symbolic.svg&quot; width=&quot;22&quot; alt=&quot;audio-card-symbolic&quot;&gt;&lt;/a&gt;&amp;nbsp; &amp;nbsp; audio-card-symbolic&lt;br&gt;" calcext:value-type="string">
            <text:p>&lt;a href="#"&gt;&lt;img src="https://github.com/ubuntu/yaru/blob/master/icons/Yaru/scalable/devices/audio-card-symbolic.svg" width="22" alt="audio-card-symbolic"&gt;&lt;/a&gt;&amp;nbsp; &amp;nbsp; audio-card-symbolic&lt;br&gt;</text:p>
          </table:table-cell>
        </table:table-row>
        <table:table-row table:style-name="ro1">
          <table:table-cell office:value-type="string" calcext:value-type="string">
            <text:p>audio-headphones-symbolic</text:p>
          </table:table-cell>
          <table:table-cell table:formula="of:=IF(LEFT([.A593];1)=&quot;.&quot;;&quot;Y&quot;;&quot;N&quot;)" office:value-type="string" office:string-value="N" calcext:value-type="string">
            <text:p>N</text:p>
          </table:table-cell>
          <table:table-cell table:formula="of:=IFERROR(&quot;## &quot; &amp; MID([.A593];3;FIND(&quot;:&quot;;[.A593])-3) &amp; &quot; &lt;br&gt;&quot;;&quot;&quot;)">
            <text:p/>
          </table:table-cell>
          <table:table-cell table:formula="of:=IF([.B593]=&quot;Y&quot;;MID([.A593];3;FIND(&quot;:&quot;;[.A593];1)-3);IF(&#10;RIGHT(RIGHT([.A593]; 1))=&quot;@&quot;;0;&#10;[.A593]))" office:value-type="string" office:string-value="audio-headphones-symbolic" calcext:value-type="string">
            <text:p>audio-headphones-symbolic</text:p>
          </table:table-cell>
          <table:table-cell table:formula="of:=IF([.B593]=&quot;Y&quot;;[.D593];[.E592])" office:value-type="string" office:string-value="devices" calcext:value-type="string">
            <text:p>devices</text:p>
          </table:table-cell>
          <table:table-cell table:style-name="ce10" table:formula="of:=IF([.D593]=0;&quot;&quot;;IF([.B593]=&quot;Y&quot;;[.C593];&#10;&quot;&lt;a href=&quot; &amp; CHAR(34) &amp; &quot;#&quot; &amp; CHAR(34) &amp; &quot;&gt;&quot; &amp;&#10;&quot;&lt;img src=&quot; &amp; CHAR(34) &amp; &quot;https://github.com/ubuntu/yaru/blob/master/icons/Yaru/scalable/&quot; &amp; [.E593] &amp; &quot;/&quot; &amp; [.A593] &amp; &quot;.svg&quot; &amp; CHAR(34) &amp; &#10;&quot; width=&quot; &amp; CHAR(34) &amp; &quot;22&quot; &amp; CHAR(34) &amp; &quot; alt=&quot; &amp; CHAR(34) &amp; [.D593] &amp; CHAR(34) &amp; &quot;&gt;&lt;/a&gt;&quot; &amp;&#10;&quot;&amp;nbsp; &amp;nbsp; &quot; &amp; [.D593] &amp; &quot;&lt;br&gt;&quot;&#10;))" office:value-type="string" office:string-value="&lt;a href=&quot;#&quot;&gt;&lt;img src=&quot;https://github.com/ubuntu/yaru/blob/master/icons/Yaru/scalable/devices/audio-headphones-symbolic.svg&quot; width=&quot;22&quot; alt=&quot;audio-headphones-symbolic&quot;&gt;&lt;/a&gt;&amp;nbsp; &amp;nbsp; audio-headphones-symbolic&lt;br&gt;" calcext:value-type="string">
            <text:p>&lt;a href="#"&gt;&lt;img src="https://github.com/ubuntu/yaru/blob/master/icons/Yaru/scalable/devices/audio-headphones-symbolic.svg" width="22" alt="audio-headphones-symbolic"&gt;&lt;/a&gt;&amp;nbsp; &amp;nbsp; audio-headphones-symbolic&lt;br&gt;</text:p>
          </table:table-cell>
        </table:table-row>
        <table:table-row table:style-name="ro1">
          <table:table-cell office:value-type="string" calcext:value-type="string">
            <text:p>audio-headset-symbolic</text:p>
          </table:table-cell>
          <table:table-cell table:formula="of:=IF(LEFT([.A594];1)=&quot;.&quot;;&quot;Y&quot;;&quot;N&quot;)" office:value-type="string" office:string-value="N" calcext:value-type="string">
            <text:p>N</text:p>
          </table:table-cell>
          <table:table-cell table:formula="of:=IFERROR(&quot;## &quot; &amp; MID([.A594];3;FIND(&quot;:&quot;;[.A594])-3) &amp; &quot; &lt;br&gt;&quot;;&quot;&quot;)">
            <text:p/>
          </table:table-cell>
          <table:table-cell table:formula="of:=IF([.B594]=&quot;Y&quot;;MID([.A594];3;FIND(&quot;:&quot;;[.A594];1)-3);IF(&#10;RIGHT(RIGHT([.A594]; 1))=&quot;@&quot;;0;&#10;[.A594]))" office:value-type="string" office:string-value="audio-headset-symbolic" calcext:value-type="string">
            <text:p>audio-headset-symbolic</text:p>
          </table:table-cell>
          <table:table-cell table:formula="of:=IF([.B594]=&quot;Y&quot;;[.D594];[.E593])" office:value-type="string" office:string-value="devices" calcext:value-type="string">
            <text:p>devices</text:p>
          </table:table-cell>
          <table:table-cell table:style-name="ce10" table:formula="of:=IF([.D594]=0;&quot;&quot;;IF([.B594]=&quot;Y&quot;;[.C594];&#10;&quot;&lt;a href=&quot; &amp; CHAR(34) &amp; &quot;#&quot; &amp; CHAR(34) &amp; &quot;&gt;&quot; &amp;&#10;&quot;&lt;img src=&quot; &amp; CHAR(34) &amp; &quot;https://github.com/ubuntu/yaru/blob/master/icons/Yaru/scalable/&quot; &amp; [.E594] &amp; &quot;/&quot; &amp; [.A594] &amp; &quot;.svg&quot; &amp; CHAR(34) &amp; &#10;&quot; width=&quot; &amp; CHAR(34) &amp; &quot;22&quot; &amp; CHAR(34) &amp; &quot; alt=&quot; &amp; CHAR(34) &amp; [.D594] &amp; CHAR(34) &amp; &quot;&gt;&lt;/a&gt;&quot; &amp;&#10;&quot;&amp;nbsp; &amp;nbsp; &quot; &amp; [.D594] &amp; &quot;&lt;br&gt;&quot;&#10;))" office:value-type="string" office:string-value="&lt;a href=&quot;#&quot;&gt;&lt;img src=&quot;https://github.com/ubuntu/yaru/blob/master/icons/Yaru/scalable/devices/audio-headset-symbolic.svg&quot; width=&quot;22&quot; alt=&quot;audio-headset-symbolic&quot;&gt;&lt;/a&gt;&amp;nbsp; &amp;nbsp; audio-headset-symbolic&lt;br&gt;" calcext:value-type="string">
            <text:p>&lt;a href="#"&gt;&lt;img src="https://github.com/ubuntu/yaru/blob/master/icons/Yaru/scalable/devices/audio-headset-symbolic.svg" width="22" alt="audio-headset-symbolic"&gt;&lt;/a&gt;&amp;nbsp; &amp;nbsp; audio-headset-symbolic&lt;br&gt;</text:p>
          </table:table-cell>
        </table:table-row>
        <table:table-row table:style-name="ro1">
          <table:table-cell office:value-type="string" calcext:value-type="string">
            <text:p>audio-input-microphone-symbolic</text:p>
          </table:table-cell>
          <table:table-cell table:formula="of:=IF(LEFT([.A595];1)=&quot;.&quot;;&quot;Y&quot;;&quot;N&quot;)" office:value-type="string" office:string-value="N" calcext:value-type="string">
            <text:p>N</text:p>
          </table:table-cell>
          <table:table-cell table:formula="of:=IFERROR(&quot;## &quot; &amp; MID([.A595];3;FIND(&quot;:&quot;;[.A595])-3) &amp; &quot; &lt;br&gt;&quot;;&quot;&quot;)">
            <text:p/>
          </table:table-cell>
          <table:table-cell table:formula="of:=IF([.B595]=&quot;Y&quot;;MID([.A595];3;FIND(&quot;:&quot;;[.A595];1)-3);IF(&#10;RIGHT(RIGHT([.A595]; 1))=&quot;@&quot;;0;&#10;[.A595]))" office:value-type="string" office:string-value="audio-input-microphone-symbolic" calcext:value-type="string">
            <text:p>audio-input-microphone-symbolic</text:p>
          </table:table-cell>
          <table:table-cell table:formula="of:=IF([.B595]=&quot;Y&quot;;[.D595];[.E594])" office:value-type="string" office:string-value="devices" calcext:value-type="string">
            <text:p>devices</text:p>
          </table:table-cell>
          <table:table-cell table:style-name="ce10" table:formula="of:=IF([.D595]=0;&quot;&quot;;IF([.B595]=&quot;Y&quot;;[.C595];&#10;&quot;&lt;a href=&quot; &amp; CHAR(34) &amp; &quot;#&quot; &amp; CHAR(34) &amp; &quot;&gt;&quot; &amp;&#10;&quot;&lt;img src=&quot; &amp; CHAR(34) &amp; &quot;https://github.com/ubuntu/yaru/blob/master/icons/Yaru/scalable/&quot; &amp; [.E595] &amp; &quot;/&quot; &amp; [.A595] &amp; &quot;.svg&quot; &amp; CHAR(34) &amp; &#10;&quot; width=&quot; &amp; CHAR(34) &amp; &quot;22&quot; &amp; CHAR(34) &amp; &quot; alt=&quot; &amp; CHAR(34) &amp; [.D595] &amp; CHAR(34) &amp; &quot;&gt;&lt;/a&gt;&quot; &amp;&#10;&quot;&amp;nbsp; &amp;nbsp; &quot; &amp; [.D595] &amp; &quot;&lt;br&gt;&quot;&#10;))" office:value-type="string" office:string-value="&lt;a href=&quot;#&quot;&gt;&lt;img src=&quot;https://github.com/ubuntu/yaru/blob/master/icons/Yaru/scalable/devices/audio-input-microphone-symbolic.svg&quot; width=&quot;22&quot; alt=&quot;audio-input-microphone-symbolic&quot;&gt;&lt;/a&gt;&amp;nbsp; &amp;nbsp; audio-input-microphone-symbolic&lt;br&gt;" calcext:value-type="string">
            <text:p>&lt;a href="#"&gt;&lt;img src="https://github.com/ubuntu/yaru/blob/master/icons/Yaru/scalable/devices/audio-input-microphone-symbolic.svg" width="22" alt="audio-input-microphone-symbolic"&gt;&lt;/a&gt;&amp;nbsp; &amp;nbsp; audio-input-microphone-symbolic&lt;br&gt;</text:p>
          </table:table-cell>
        </table:table-row>
        <table:table-row table:style-name="ro1">
          <table:table-cell office:value-type="string" calcext:value-type="string">
            <text:p>audio-speaker-center-back</text:p>
          </table:table-cell>
          <table:table-cell table:formula="of:=IF(LEFT([.A596];1)=&quot;.&quot;;&quot;Y&quot;;&quot;N&quot;)" office:value-type="string" office:string-value="N" calcext:value-type="string">
            <text:p>N</text:p>
          </table:table-cell>
          <table:table-cell table:formula="of:=IFERROR(&quot;## &quot; &amp; MID([.A596];3;FIND(&quot;:&quot;;[.A596])-3) &amp; &quot; &lt;br&gt;&quot;;&quot;&quot;)">
            <text:p/>
          </table:table-cell>
          <table:table-cell table:formula="of:=IF([.B596]=&quot;Y&quot;;MID([.A596];3;FIND(&quot;:&quot;;[.A596];1)-3);IF(&#10;RIGHT(RIGHT([.A596]; 1))=&quot;@&quot;;0;&#10;[.A596]))" office:value-type="string" office:string-value="audio-speaker-center-back" calcext:value-type="string">
            <text:p>audio-speaker-center-back</text:p>
          </table:table-cell>
          <table:table-cell table:formula="of:=IF([.B596]=&quot;Y&quot;;[.D596];[.E595])" office:value-type="string" office:string-value="devices" calcext:value-type="string">
            <text:p>devices</text:p>
          </table:table-cell>
          <table:table-cell table:style-name="ce10" table:formula="of:=IF([.D596]=0;&quot;&quot;;IF([.B596]=&quot;Y&quot;;[.C596];&#10;&quot;&lt;a href=&quot; &amp; CHAR(34) &amp; &quot;#&quot; &amp; CHAR(34) &amp; &quot;&gt;&quot; &amp;&#10;&quot;&lt;img src=&quot; &amp; CHAR(34) &amp; &quot;https://github.com/ubuntu/yaru/blob/master/icons/Yaru/scalable/&quot; &amp; [.E596] &amp; &quot;/&quot; &amp; [.A596] &amp; &quot;.svg&quot; &amp; CHAR(34) &amp; &#10;&quot; width=&quot; &amp; CHAR(34) &amp; &quot;22&quot; &amp; CHAR(34) &amp; &quot; alt=&quot; &amp; CHAR(34) &amp; [.D596] &amp; CHAR(34) &amp; &quot;&gt;&lt;/a&gt;&quot; &amp;&#10;&quot;&amp;nbsp; &amp;nbsp; &quot; &amp; [.D596] &amp; &quot;&lt;br&gt;&quot;&#10;))" office:value-type="string" office:string-value="&lt;a href=&quot;#&quot;&gt;&lt;img src=&quot;https://github.com/ubuntu/yaru/blob/master/icons/Yaru/scalable/devices/audio-speaker-center-back.svg&quot; width=&quot;22&quot; alt=&quot;audio-speaker-center-back&quot;&gt;&lt;/a&gt;&amp;nbsp; &amp;nbsp; audio-speaker-center-back&lt;br&gt;" calcext:value-type="string">
            <text:p>&lt;a href="#"&gt;&lt;img src="https://github.com/ubuntu/yaru/blob/master/icons/Yaru/scalable/devices/audio-speaker-center-back.svg" width="22" alt="audio-speaker-center-back"&gt;&lt;/a&gt;&amp;nbsp; &amp;nbsp; audio-speaker-center-back&lt;br&gt;</text:p>
          </table:table-cell>
        </table:table-row>
        <table:table-row table:style-name="ro1">
          <table:table-cell office:value-type="string" calcext:value-type="string">
            <text:p>audio-speaker-center-back-testing</text:p>
          </table:table-cell>
          <table:table-cell table:formula="of:=IF(LEFT([.A597];1)=&quot;.&quot;;&quot;Y&quot;;&quot;N&quot;)" office:value-type="string" office:string-value="N" calcext:value-type="string">
            <text:p>N</text:p>
          </table:table-cell>
          <table:table-cell table:formula="of:=IFERROR(&quot;## &quot; &amp; MID([.A597];3;FIND(&quot;:&quot;;[.A597])-3) &amp; &quot; &lt;br&gt;&quot;;&quot;&quot;)">
            <text:p/>
          </table:table-cell>
          <table:table-cell table:formula="of:=IF([.B597]=&quot;Y&quot;;MID([.A597];3;FIND(&quot;:&quot;;[.A597];1)-3);IF(&#10;RIGHT(RIGHT([.A597]; 1))=&quot;@&quot;;0;&#10;[.A597]))" office:value-type="string" office:string-value="audio-speaker-center-back-testing" calcext:value-type="string">
            <text:p>audio-speaker-center-back-testing</text:p>
          </table:table-cell>
          <table:table-cell table:formula="of:=IF([.B597]=&quot;Y&quot;;[.D597];[.E596])" office:value-type="string" office:string-value="devices" calcext:value-type="string">
            <text:p>devices</text:p>
          </table:table-cell>
          <table:table-cell table:style-name="ce10" table:formula="of:=IF([.D597]=0;&quot;&quot;;IF([.B597]=&quot;Y&quot;;[.C597];&#10;&quot;&lt;a href=&quot; &amp; CHAR(34) &amp; &quot;#&quot; &amp; CHAR(34) &amp; &quot;&gt;&quot; &amp;&#10;&quot;&lt;img src=&quot; &amp; CHAR(34) &amp; &quot;https://github.com/ubuntu/yaru/blob/master/icons/Yaru/scalable/&quot; &amp; [.E597] &amp; &quot;/&quot; &amp; [.A597] &amp; &quot;.svg&quot; &amp; CHAR(34) &amp; &#10;&quot; width=&quot; &amp; CHAR(34) &amp; &quot;22&quot; &amp; CHAR(34) &amp; &quot; alt=&quot; &amp; CHAR(34) &amp; [.D597] &amp; CHAR(34) &amp; &quot;&gt;&lt;/a&gt;&quot; &amp;&#10;&quot;&amp;nbsp; &amp;nbsp; &quot; &amp; [.D597] &amp; &quot;&lt;br&gt;&quot;&#10;))" office:value-type="string" office:string-value="&lt;a href=&quot;#&quot;&gt;&lt;img src=&quot;https://github.com/ubuntu/yaru/blob/master/icons/Yaru/scalable/devices/audio-speaker-center-back-testing.svg&quot; width=&quot;22&quot; alt=&quot;audio-speaker-center-back-testing&quot;&gt;&lt;/a&gt;&amp;nbsp; &amp;nbsp; audio-speaker-center-back-testing&lt;br&gt;" calcext:value-type="string">
            <text:p>&lt;a href="#"&gt;&lt;img src="https://github.com/ubuntu/yaru/blob/master/icons/Yaru/scalable/devices/audio-speaker-center-back-testing.svg" width="22" alt="audio-speaker-center-back-testing"&gt;&lt;/a&gt;&amp;nbsp; &amp;nbsp; audio-speaker-center-back-testing&lt;br&gt;</text:p>
          </table:table-cell>
        </table:table-row>
        <table:table-row table:style-name="ro1">
          <table:table-cell office:value-type="string" calcext:value-type="string">
            <text:p>audio-speaker-center</text:p>
          </table:table-cell>
          <table:table-cell table:formula="of:=IF(LEFT([.A598];1)=&quot;.&quot;;&quot;Y&quot;;&quot;N&quot;)" office:value-type="string" office:string-value="N" calcext:value-type="string">
            <text:p>N</text:p>
          </table:table-cell>
          <table:table-cell table:formula="of:=IFERROR(&quot;## &quot; &amp; MID([.A598];3;FIND(&quot;:&quot;;[.A598])-3) &amp; &quot; &lt;br&gt;&quot;;&quot;&quot;)">
            <text:p/>
          </table:table-cell>
          <table:table-cell table:formula="of:=IF([.B598]=&quot;Y&quot;;MID([.A598];3;FIND(&quot;:&quot;;[.A598];1)-3);IF(&#10;RIGHT(RIGHT([.A598]; 1))=&quot;@&quot;;0;&#10;[.A598]))" office:value-type="string" office:string-value="audio-speaker-center" calcext:value-type="string">
            <text:p>audio-speaker-center</text:p>
          </table:table-cell>
          <table:table-cell table:formula="of:=IF([.B598]=&quot;Y&quot;;[.D598];[.E597])" office:value-type="string" office:string-value="devices" calcext:value-type="string">
            <text:p>devices</text:p>
          </table:table-cell>
          <table:table-cell table:style-name="ce10" table:formula="of:=IF([.D598]=0;&quot;&quot;;IF([.B598]=&quot;Y&quot;;[.C598];&#10;&quot;&lt;a href=&quot; &amp; CHAR(34) &amp; &quot;#&quot; &amp; CHAR(34) &amp; &quot;&gt;&quot; &amp;&#10;&quot;&lt;img src=&quot; &amp; CHAR(34) &amp; &quot;https://github.com/ubuntu/yaru/blob/master/icons/Yaru/scalable/&quot; &amp; [.E598] &amp; &quot;/&quot; &amp; [.A598] &amp; &quot;.svg&quot; &amp; CHAR(34) &amp; &#10;&quot; width=&quot; &amp; CHAR(34) &amp; &quot;22&quot; &amp; CHAR(34) &amp; &quot; alt=&quot; &amp; CHAR(34) &amp; [.D598] &amp; CHAR(34) &amp; &quot;&gt;&lt;/a&gt;&quot; &amp;&#10;&quot;&amp;nbsp; &amp;nbsp; &quot; &amp; [.D598] &amp; &quot;&lt;br&gt;&quot;&#10;))" office:value-type="string" office:string-value="&lt;a href=&quot;#&quot;&gt;&lt;img src=&quot;https://github.com/ubuntu/yaru/blob/master/icons/Yaru/scalable/devices/audio-speaker-center.svg&quot; width=&quot;22&quot; alt=&quot;audio-speaker-center&quot;&gt;&lt;/a&gt;&amp;nbsp; &amp;nbsp; audio-speaker-center&lt;br&gt;" calcext:value-type="string">
            <text:p>&lt;a href="#"&gt;&lt;img src="https://github.com/ubuntu/yaru/blob/master/icons/Yaru/scalable/devices/audio-speaker-center.svg" width="22" alt="audio-speaker-center"&gt;&lt;/a&gt;&amp;nbsp; &amp;nbsp; audio-speaker-center&lt;br&gt;</text:p>
          </table:table-cell>
        </table:table-row>
        <table:table-row table:style-name="ro1">
          <table:table-cell office:value-type="string" calcext:value-type="string">
            <text:p>audio-speaker-center-testing</text:p>
          </table:table-cell>
          <table:table-cell table:formula="of:=IF(LEFT([.A599];1)=&quot;.&quot;;&quot;Y&quot;;&quot;N&quot;)" office:value-type="string" office:string-value="N" calcext:value-type="string">
            <text:p>N</text:p>
          </table:table-cell>
          <table:table-cell table:formula="of:=IFERROR(&quot;## &quot; &amp; MID([.A599];3;FIND(&quot;:&quot;;[.A599])-3) &amp; &quot; &lt;br&gt;&quot;;&quot;&quot;)">
            <text:p/>
          </table:table-cell>
          <table:table-cell table:formula="of:=IF([.B599]=&quot;Y&quot;;MID([.A599];3;FIND(&quot;:&quot;;[.A599];1)-3);IF(&#10;RIGHT(RIGHT([.A599]; 1))=&quot;@&quot;;0;&#10;[.A599]))" office:value-type="string" office:string-value="audio-speaker-center-testing" calcext:value-type="string">
            <text:p>audio-speaker-center-testing</text:p>
          </table:table-cell>
          <table:table-cell table:formula="of:=IF([.B599]=&quot;Y&quot;;[.D599];[.E598])" office:value-type="string" office:string-value="devices" calcext:value-type="string">
            <text:p>devices</text:p>
          </table:table-cell>
          <table:table-cell table:style-name="ce10" table:formula="of:=IF([.D599]=0;&quot;&quot;;IF([.B599]=&quot;Y&quot;;[.C599];&#10;&quot;&lt;a href=&quot; &amp; CHAR(34) &amp; &quot;#&quot; &amp; CHAR(34) &amp; &quot;&gt;&quot; &amp;&#10;&quot;&lt;img src=&quot; &amp; CHAR(34) &amp; &quot;https://github.com/ubuntu/yaru/blob/master/icons/Yaru/scalable/&quot; &amp; [.E599] &amp; &quot;/&quot; &amp; [.A599] &amp; &quot;.svg&quot; &amp; CHAR(34) &amp; &#10;&quot; width=&quot; &amp; CHAR(34) &amp; &quot;22&quot; &amp; CHAR(34) &amp; &quot; alt=&quot; &amp; CHAR(34) &amp; [.D599] &amp; CHAR(34) &amp; &quot;&gt;&lt;/a&gt;&quot; &amp;&#10;&quot;&amp;nbsp; &amp;nbsp; &quot; &amp; [.D599] &amp; &quot;&lt;br&gt;&quot;&#10;))" office:value-type="string" office:string-value="&lt;a href=&quot;#&quot;&gt;&lt;img src=&quot;https://github.com/ubuntu/yaru/blob/master/icons/Yaru/scalable/devices/audio-speaker-center-testing.svg&quot; width=&quot;22&quot; alt=&quot;audio-speaker-center-testing&quot;&gt;&lt;/a&gt;&amp;nbsp; &amp;nbsp; audio-speaker-center-testing&lt;br&gt;" calcext:value-type="string">
            <text:p>&lt;a href="#"&gt;&lt;img src="https://github.com/ubuntu/yaru/blob/master/icons/Yaru/scalable/devices/audio-speaker-center-testing.svg" width="22" alt="audio-speaker-center-testing"&gt;&lt;/a&gt;&amp;nbsp; &amp;nbsp; audio-speaker-center-testing&lt;br&gt;</text:p>
          </table:table-cell>
        </table:table-row>
        <table:table-row table:style-name="ro1">
          <table:table-cell office:value-type="string" calcext:value-type="string">
            <text:p>audio-speaker-left-back</text:p>
          </table:table-cell>
          <table:table-cell table:formula="of:=IF(LEFT([.A600];1)=&quot;.&quot;;&quot;Y&quot;;&quot;N&quot;)" office:value-type="string" office:string-value="N" calcext:value-type="string">
            <text:p>N</text:p>
          </table:table-cell>
          <table:table-cell table:formula="of:=IFERROR(&quot;## &quot; &amp; MID([.A600];3;FIND(&quot;:&quot;;[.A600])-3) &amp; &quot; &lt;br&gt;&quot;;&quot;&quot;)">
            <text:p/>
          </table:table-cell>
          <table:table-cell table:formula="of:=IF([.B600]=&quot;Y&quot;;MID([.A600];3;FIND(&quot;:&quot;;[.A600];1)-3);IF(&#10;RIGHT(RIGHT([.A600]; 1))=&quot;@&quot;;0;&#10;[.A600]))" office:value-type="string" office:string-value="audio-speaker-left-back" calcext:value-type="string">
            <text:p>audio-speaker-left-back</text:p>
          </table:table-cell>
          <table:table-cell table:formula="of:=IF([.B600]=&quot;Y&quot;;[.D600];[.E599])" office:value-type="string" office:string-value="devices" calcext:value-type="string">
            <text:p>devices</text:p>
          </table:table-cell>
          <table:table-cell table:style-name="ce10" table:formula="of:=IF([.D600]=0;&quot;&quot;;IF([.B600]=&quot;Y&quot;;[.C600];&#10;&quot;&lt;a href=&quot; &amp; CHAR(34) &amp; &quot;#&quot; &amp; CHAR(34) &amp; &quot;&gt;&quot; &amp;&#10;&quot;&lt;img src=&quot; &amp; CHAR(34) &amp; &quot;https://github.com/ubuntu/yaru/blob/master/icons/Yaru/scalable/&quot; &amp; [.E600] &amp; &quot;/&quot; &amp; [.A600] &amp; &quot;.svg&quot; &amp; CHAR(34) &amp; &#10;&quot; width=&quot; &amp; CHAR(34) &amp; &quot;22&quot; &amp; CHAR(34) &amp; &quot; alt=&quot; &amp; CHAR(34) &amp; [.D600] &amp; CHAR(34) &amp; &quot;&gt;&lt;/a&gt;&quot; &amp;&#10;&quot;&amp;nbsp; &amp;nbsp; &quot; &amp; [.D600] &amp; &quot;&lt;br&gt;&quot;&#10;))" office:value-type="string" office:string-value="&lt;a href=&quot;#&quot;&gt;&lt;img src=&quot;https://github.com/ubuntu/yaru/blob/master/icons/Yaru/scalable/devices/audio-speaker-left-back.svg&quot; width=&quot;22&quot; alt=&quot;audio-speaker-left-back&quot;&gt;&lt;/a&gt;&amp;nbsp; &amp;nbsp; audio-speaker-left-back&lt;br&gt;" calcext:value-type="string">
            <text:p>&lt;a href="#"&gt;&lt;img src="https://github.com/ubuntu/yaru/blob/master/icons/Yaru/scalable/devices/audio-speaker-left-back.svg" width="22" alt="audio-speaker-left-back"&gt;&lt;/a&gt;&amp;nbsp; &amp;nbsp; audio-speaker-left-back&lt;br&gt;</text:p>
          </table:table-cell>
        </table:table-row>
        <table:table-row table:style-name="ro1">
          <table:table-cell office:value-type="string" calcext:value-type="string">
            <text:p>audio-speaker-left-back-testing</text:p>
          </table:table-cell>
          <table:table-cell table:formula="of:=IF(LEFT([.A601];1)=&quot;.&quot;;&quot;Y&quot;;&quot;N&quot;)" office:value-type="string" office:string-value="N" calcext:value-type="string">
            <text:p>N</text:p>
          </table:table-cell>
          <table:table-cell table:formula="of:=IFERROR(&quot;## &quot; &amp; MID([.A601];3;FIND(&quot;:&quot;;[.A601])-3) &amp; &quot; &lt;br&gt;&quot;;&quot;&quot;)">
            <text:p/>
          </table:table-cell>
          <table:table-cell table:formula="of:=IF([.B601]=&quot;Y&quot;;MID([.A601];3;FIND(&quot;:&quot;;[.A601];1)-3);IF(&#10;RIGHT(RIGHT([.A601]; 1))=&quot;@&quot;;0;&#10;[.A601]))" office:value-type="string" office:string-value="audio-speaker-left-back-testing" calcext:value-type="string">
            <text:p>audio-speaker-left-back-testing</text:p>
          </table:table-cell>
          <table:table-cell table:formula="of:=IF([.B601]=&quot;Y&quot;;[.D601];[.E600])" office:value-type="string" office:string-value="devices" calcext:value-type="string">
            <text:p>devices</text:p>
          </table:table-cell>
          <table:table-cell table:style-name="ce10" table:formula="of:=IF([.D601]=0;&quot;&quot;;IF([.B601]=&quot;Y&quot;;[.C601];&#10;&quot;&lt;a href=&quot; &amp; CHAR(34) &amp; &quot;#&quot; &amp; CHAR(34) &amp; &quot;&gt;&quot; &amp;&#10;&quot;&lt;img src=&quot; &amp; CHAR(34) &amp; &quot;https://github.com/ubuntu/yaru/blob/master/icons/Yaru/scalable/&quot; &amp; [.E601] &amp; &quot;/&quot; &amp; [.A601] &amp; &quot;.svg&quot; &amp; CHAR(34) &amp; &#10;&quot; width=&quot; &amp; CHAR(34) &amp; &quot;22&quot; &amp; CHAR(34) &amp; &quot; alt=&quot; &amp; CHAR(34) &amp; [.D601] &amp; CHAR(34) &amp; &quot;&gt;&lt;/a&gt;&quot; &amp;&#10;&quot;&amp;nbsp; &amp;nbsp; &quot; &amp; [.D601] &amp; &quot;&lt;br&gt;&quot;&#10;))" office:value-type="string" office:string-value="&lt;a href=&quot;#&quot;&gt;&lt;img src=&quot;https://github.com/ubuntu/yaru/blob/master/icons/Yaru/scalable/devices/audio-speaker-left-back-testing.svg&quot; width=&quot;22&quot; alt=&quot;audio-speaker-left-back-testing&quot;&gt;&lt;/a&gt;&amp;nbsp; &amp;nbsp; audio-speaker-left-back-testing&lt;br&gt;" calcext:value-type="string">
            <text:p>&lt;a href="#"&gt;&lt;img src="https://github.com/ubuntu/yaru/blob/master/icons/Yaru/scalable/devices/audio-speaker-left-back-testing.svg" width="22" alt="audio-speaker-left-back-testing"&gt;&lt;/a&gt;&amp;nbsp; &amp;nbsp; audio-speaker-left-back-testing&lt;br&gt;</text:p>
          </table:table-cell>
        </table:table-row>
        <table:table-row table:style-name="ro1">
          <table:table-cell office:value-type="string" calcext:value-type="string">
            <text:p>audio-speaker-left-side</text:p>
          </table:table-cell>
          <table:table-cell table:formula="of:=IF(LEFT([.A602];1)=&quot;.&quot;;&quot;Y&quot;;&quot;N&quot;)" office:value-type="string" office:string-value="N" calcext:value-type="string">
            <text:p>N</text:p>
          </table:table-cell>
          <table:table-cell table:formula="of:=IFERROR(&quot;## &quot; &amp; MID([.A602];3;FIND(&quot;:&quot;;[.A602])-3) &amp; &quot; &lt;br&gt;&quot;;&quot;&quot;)">
            <text:p/>
          </table:table-cell>
          <table:table-cell table:formula="of:=IF([.B602]=&quot;Y&quot;;MID([.A602];3;FIND(&quot;:&quot;;[.A602];1)-3);IF(&#10;RIGHT(RIGHT([.A602]; 1))=&quot;@&quot;;0;&#10;[.A602]))" office:value-type="string" office:string-value="audio-speaker-left-side" calcext:value-type="string">
            <text:p>audio-speaker-left-side</text:p>
          </table:table-cell>
          <table:table-cell table:formula="of:=IF([.B602]=&quot;Y&quot;;[.D602];[.E601])" office:value-type="string" office:string-value="devices" calcext:value-type="string">
            <text:p>devices</text:p>
          </table:table-cell>
          <table:table-cell table:style-name="ce10" table:formula="of:=IF([.D602]=0;&quot;&quot;;IF([.B602]=&quot;Y&quot;;[.C602];&#10;&quot;&lt;a href=&quot; &amp; CHAR(34) &amp; &quot;#&quot; &amp; CHAR(34) &amp; &quot;&gt;&quot; &amp;&#10;&quot;&lt;img src=&quot; &amp; CHAR(34) &amp; &quot;https://github.com/ubuntu/yaru/blob/master/icons/Yaru/scalable/&quot; &amp; [.E602] &amp; &quot;/&quot; &amp; [.A602] &amp; &quot;.svg&quot; &amp; CHAR(34) &amp; &#10;&quot; width=&quot; &amp; CHAR(34) &amp; &quot;22&quot; &amp; CHAR(34) &amp; &quot; alt=&quot; &amp; CHAR(34) &amp; [.D602] &amp; CHAR(34) &amp; &quot;&gt;&lt;/a&gt;&quot; &amp;&#10;&quot;&amp;nbsp; &amp;nbsp; &quot; &amp; [.D602] &amp; &quot;&lt;br&gt;&quot;&#10;))" office:value-type="string" office:string-value="&lt;a href=&quot;#&quot;&gt;&lt;img src=&quot;https://github.com/ubuntu/yaru/blob/master/icons/Yaru/scalable/devices/audio-speaker-left-side.svg&quot; width=&quot;22&quot; alt=&quot;audio-speaker-left-side&quot;&gt;&lt;/a&gt;&amp;nbsp; &amp;nbsp; audio-speaker-left-side&lt;br&gt;" calcext:value-type="string">
            <text:p>&lt;a href="#"&gt;&lt;img src="https://github.com/ubuntu/yaru/blob/master/icons/Yaru/scalable/devices/audio-speaker-left-side.svg" width="22" alt="audio-speaker-left-side"&gt;&lt;/a&gt;&amp;nbsp; &amp;nbsp; audio-speaker-left-side&lt;br&gt;</text:p>
          </table:table-cell>
        </table:table-row>
        <table:table-row table:style-name="ro1">
          <table:table-cell office:value-type="string" calcext:value-type="string">
            <text:p>audio-speaker-left-side-testing</text:p>
          </table:table-cell>
          <table:table-cell table:formula="of:=IF(LEFT([.A603];1)=&quot;.&quot;;&quot;Y&quot;;&quot;N&quot;)" office:value-type="string" office:string-value="N" calcext:value-type="string">
            <text:p>N</text:p>
          </table:table-cell>
          <table:table-cell table:formula="of:=IFERROR(&quot;## &quot; &amp; MID([.A603];3;FIND(&quot;:&quot;;[.A603])-3) &amp; &quot; &lt;br&gt;&quot;;&quot;&quot;)">
            <text:p/>
          </table:table-cell>
          <table:table-cell table:formula="of:=IF([.B603]=&quot;Y&quot;;MID([.A603];3;FIND(&quot;:&quot;;[.A603];1)-3);IF(&#10;RIGHT(RIGHT([.A603]; 1))=&quot;@&quot;;0;&#10;[.A603]))" office:value-type="string" office:string-value="audio-speaker-left-side-testing" calcext:value-type="string">
            <text:p>audio-speaker-left-side-testing</text:p>
          </table:table-cell>
          <table:table-cell table:formula="of:=IF([.B603]=&quot;Y&quot;;[.D603];[.E602])" office:value-type="string" office:string-value="devices" calcext:value-type="string">
            <text:p>devices</text:p>
          </table:table-cell>
          <table:table-cell table:style-name="ce10" table:formula="of:=IF([.D603]=0;&quot;&quot;;IF([.B603]=&quot;Y&quot;;[.C603];&#10;&quot;&lt;a href=&quot; &amp; CHAR(34) &amp; &quot;#&quot; &amp; CHAR(34) &amp; &quot;&gt;&quot; &amp;&#10;&quot;&lt;img src=&quot; &amp; CHAR(34) &amp; &quot;https://github.com/ubuntu/yaru/blob/master/icons/Yaru/scalable/&quot; &amp; [.E603] &amp; &quot;/&quot; &amp; [.A603] &amp; &quot;.svg&quot; &amp; CHAR(34) &amp; &#10;&quot; width=&quot; &amp; CHAR(34) &amp; &quot;22&quot; &amp; CHAR(34) &amp; &quot; alt=&quot; &amp; CHAR(34) &amp; [.D603] &amp; CHAR(34) &amp; &quot;&gt;&lt;/a&gt;&quot; &amp;&#10;&quot;&amp;nbsp; &amp;nbsp; &quot; &amp; [.D603] &amp; &quot;&lt;br&gt;&quot;&#10;))" office:value-type="string" office:string-value="&lt;a href=&quot;#&quot;&gt;&lt;img src=&quot;https://github.com/ubuntu/yaru/blob/master/icons/Yaru/scalable/devices/audio-speaker-left-side-testing.svg&quot; width=&quot;22&quot; alt=&quot;audio-speaker-left-side-testing&quot;&gt;&lt;/a&gt;&amp;nbsp; &amp;nbsp; audio-speaker-left-side-testing&lt;br&gt;" calcext:value-type="string">
            <text:p>&lt;a href="#"&gt;&lt;img src="https://github.com/ubuntu/yaru/blob/master/icons/Yaru/scalable/devices/audio-speaker-left-side-testing.svg" width="22" alt="audio-speaker-left-side-testing"&gt;&lt;/a&gt;&amp;nbsp; &amp;nbsp; audio-speaker-left-side-testing&lt;br&gt;</text:p>
          </table:table-cell>
        </table:table-row>
        <table:table-row table:style-name="ro1">
          <table:table-cell office:value-type="string" calcext:value-type="string">
            <text:p>audio-speaker-left</text:p>
          </table:table-cell>
          <table:table-cell table:formula="of:=IF(LEFT([.A604];1)=&quot;.&quot;;&quot;Y&quot;;&quot;N&quot;)" office:value-type="string" office:string-value="N" calcext:value-type="string">
            <text:p>N</text:p>
          </table:table-cell>
          <table:table-cell table:formula="of:=IFERROR(&quot;## &quot; &amp; MID([.A604];3;FIND(&quot;:&quot;;[.A604])-3) &amp; &quot; &lt;br&gt;&quot;;&quot;&quot;)">
            <text:p/>
          </table:table-cell>
          <table:table-cell table:formula="of:=IF([.B604]=&quot;Y&quot;;MID([.A604];3;FIND(&quot;:&quot;;[.A604];1)-3);IF(&#10;RIGHT(RIGHT([.A604]; 1))=&quot;@&quot;;0;&#10;[.A604]))" office:value-type="string" office:string-value="audio-speaker-left" calcext:value-type="string">
            <text:p>audio-speaker-left</text:p>
          </table:table-cell>
          <table:table-cell table:formula="of:=IF([.B604]=&quot;Y&quot;;[.D604];[.E603])" office:value-type="string" office:string-value="devices" calcext:value-type="string">
            <text:p>devices</text:p>
          </table:table-cell>
          <table:table-cell table:style-name="ce10" table:formula="of:=IF([.D604]=0;&quot;&quot;;IF([.B604]=&quot;Y&quot;;[.C604];&#10;&quot;&lt;a href=&quot; &amp; CHAR(34) &amp; &quot;#&quot; &amp; CHAR(34) &amp; &quot;&gt;&quot; &amp;&#10;&quot;&lt;img src=&quot; &amp; CHAR(34) &amp; &quot;https://github.com/ubuntu/yaru/blob/master/icons/Yaru/scalable/&quot; &amp; [.E604] &amp; &quot;/&quot; &amp; [.A604] &amp; &quot;.svg&quot; &amp; CHAR(34) &amp; &#10;&quot; width=&quot; &amp; CHAR(34) &amp; &quot;22&quot; &amp; CHAR(34) &amp; &quot; alt=&quot; &amp; CHAR(34) &amp; [.D604] &amp; CHAR(34) &amp; &quot;&gt;&lt;/a&gt;&quot; &amp;&#10;&quot;&amp;nbsp; &amp;nbsp; &quot; &amp; [.D604] &amp; &quot;&lt;br&gt;&quot;&#10;))" office:value-type="string" office:string-value="&lt;a href=&quot;#&quot;&gt;&lt;img src=&quot;https://github.com/ubuntu/yaru/blob/master/icons/Yaru/scalable/devices/audio-speaker-left.svg&quot; width=&quot;22&quot; alt=&quot;audio-speaker-left&quot;&gt;&lt;/a&gt;&amp;nbsp; &amp;nbsp; audio-speaker-left&lt;br&gt;" calcext:value-type="string">
            <text:p>&lt;a href="#"&gt;&lt;img src="https://github.com/ubuntu/yaru/blob/master/icons/Yaru/scalable/devices/audio-speaker-left.svg" width="22" alt="audio-speaker-left"&gt;&lt;/a&gt;&amp;nbsp; &amp;nbsp; audio-speaker-left&lt;br&gt;</text:p>
          </table:table-cell>
        </table:table-row>
        <table:table-row table:style-name="ro1">
          <table:table-cell office:value-type="string" calcext:value-type="string">
            <text:p>audio-speaker-left-testing</text:p>
          </table:table-cell>
          <table:table-cell table:formula="of:=IF(LEFT([.A605];1)=&quot;.&quot;;&quot;Y&quot;;&quot;N&quot;)" office:value-type="string" office:string-value="N" calcext:value-type="string">
            <text:p>N</text:p>
          </table:table-cell>
          <table:table-cell table:formula="of:=IFERROR(&quot;## &quot; &amp; MID([.A605];3;FIND(&quot;:&quot;;[.A605])-3) &amp; &quot; &lt;br&gt;&quot;;&quot;&quot;)">
            <text:p/>
          </table:table-cell>
          <table:table-cell table:formula="of:=IF([.B605]=&quot;Y&quot;;MID([.A605];3;FIND(&quot;:&quot;;[.A605];1)-3);IF(&#10;RIGHT(RIGHT([.A605]; 1))=&quot;@&quot;;0;&#10;[.A605]))" office:value-type="string" office:string-value="audio-speaker-left-testing" calcext:value-type="string">
            <text:p>audio-speaker-left-testing</text:p>
          </table:table-cell>
          <table:table-cell table:formula="of:=IF([.B605]=&quot;Y&quot;;[.D605];[.E604])" office:value-type="string" office:string-value="devices" calcext:value-type="string">
            <text:p>devices</text:p>
          </table:table-cell>
          <table:table-cell table:style-name="ce10" table:formula="of:=IF([.D605]=0;&quot;&quot;;IF([.B605]=&quot;Y&quot;;[.C605];&#10;&quot;&lt;a href=&quot; &amp; CHAR(34) &amp; &quot;#&quot; &amp; CHAR(34) &amp; &quot;&gt;&quot; &amp;&#10;&quot;&lt;img src=&quot; &amp; CHAR(34) &amp; &quot;https://github.com/ubuntu/yaru/blob/master/icons/Yaru/scalable/&quot; &amp; [.E605] &amp; &quot;/&quot; &amp; [.A605] &amp; &quot;.svg&quot; &amp; CHAR(34) &amp; &#10;&quot; width=&quot; &amp; CHAR(34) &amp; &quot;22&quot; &amp; CHAR(34) &amp; &quot; alt=&quot; &amp; CHAR(34) &amp; [.D605] &amp; CHAR(34) &amp; &quot;&gt;&lt;/a&gt;&quot; &amp;&#10;&quot;&amp;nbsp; &amp;nbsp; &quot; &amp; [.D605] &amp; &quot;&lt;br&gt;&quot;&#10;))" office:value-type="string" office:string-value="&lt;a href=&quot;#&quot;&gt;&lt;img src=&quot;https://github.com/ubuntu/yaru/blob/master/icons/Yaru/scalable/devices/audio-speaker-left-testing.svg&quot; width=&quot;22&quot; alt=&quot;audio-speaker-left-testing&quot;&gt;&lt;/a&gt;&amp;nbsp; &amp;nbsp; audio-speaker-left-testing&lt;br&gt;" calcext:value-type="string">
            <text:p>&lt;a href="#"&gt;&lt;img src="https://github.com/ubuntu/yaru/blob/master/icons/Yaru/scalable/devices/audio-speaker-left-testing.svg" width="22" alt="audio-speaker-left-testing"&gt;&lt;/a&gt;&amp;nbsp; &amp;nbsp; audio-speaker-left-testing&lt;br&gt;</text:p>
          </table:table-cell>
        </table:table-row>
        <table:table-row table:style-name="ro1">
          <table:table-cell office:value-type="string" calcext:value-type="string">
            <text:p>audio-speaker-mono</text:p>
          </table:table-cell>
          <table:table-cell table:formula="of:=IF(LEFT([.A606];1)=&quot;.&quot;;&quot;Y&quot;;&quot;N&quot;)" office:value-type="string" office:string-value="N" calcext:value-type="string">
            <text:p>N</text:p>
          </table:table-cell>
          <table:table-cell table:formula="of:=IFERROR(&quot;## &quot; &amp; MID([.A606];3;FIND(&quot;:&quot;;[.A606])-3) &amp; &quot; &lt;br&gt;&quot;;&quot;&quot;)">
            <text:p/>
          </table:table-cell>
          <table:table-cell table:formula="of:=IF([.B606]=&quot;Y&quot;;MID([.A606];3;FIND(&quot;:&quot;;[.A606];1)-3);IF(&#10;RIGHT(RIGHT([.A606]; 1))=&quot;@&quot;;0;&#10;[.A606]))" office:value-type="string" office:string-value="audio-speaker-mono" calcext:value-type="string">
            <text:p>audio-speaker-mono</text:p>
          </table:table-cell>
          <table:table-cell table:formula="of:=IF([.B606]=&quot;Y&quot;;[.D606];[.E605])" office:value-type="string" office:string-value="devices" calcext:value-type="string">
            <text:p>devices</text:p>
          </table:table-cell>
          <table:table-cell table:style-name="ce10" table:formula="of:=IF([.D606]=0;&quot;&quot;;IF([.B606]=&quot;Y&quot;;[.C606];&#10;&quot;&lt;a href=&quot; &amp; CHAR(34) &amp; &quot;#&quot; &amp; CHAR(34) &amp; &quot;&gt;&quot; &amp;&#10;&quot;&lt;img src=&quot; &amp; CHAR(34) &amp; &quot;https://github.com/ubuntu/yaru/blob/master/icons/Yaru/scalable/&quot; &amp; [.E606] &amp; &quot;/&quot; &amp; [.A606] &amp; &quot;.svg&quot; &amp; CHAR(34) &amp; &#10;&quot; width=&quot; &amp; CHAR(34) &amp; &quot;22&quot; &amp; CHAR(34) &amp; &quot; alt=&quot; &amp; CHAR(34) &amp; [.D606] &amp; CHAR(34) &amp; &quot;&gt;&lt;/a&gt;&quot; &amp;&#10;&quot;&amp;nbsp; &amp;nbsp; &quot; &amp; [.D606] &amp; &quot;&lt;br&gt;&quot;&#10;))" office:value-type="string" office:string-value="&lt;a href=&quot;#&quot;&gt;&lt;img src=&quot;https://github.com/ubuntu/yaru/blob/master/icons/Yaru/scalable/devices/audio-speaker-mono.svg&quot; width=&quot;22&quot; alt=&quot;audio-speaker-mono&quot;&gt;&lt;/a&gt;&amp;nbsp; &amp;nbsp; audio-speaker-mono&lt;br&gt;" calcext:value-type="string">
            <text:p>&lt;a href="#"&gt;&lt;img src="https://github.com/ubuntu/yaru/blob/master/icons/Yaru/scalable/devices/audio-speaker-mono.svg" width="22" alt="audio-speaker-mono"&gt;&lt;/a&gt;&amp;nbsp; &amp;nbsp; audio-speaker-mono&lt;br&gt;</text:p>
          </table:table-cell>
        </table:table-row>
        <table:table-row table:style-name="ro1">
          <table:table-cell office:value-type="string" calcext:value-type="string">
            <text:p>audio-speaker-mono-testing</text:p>
          </table:table-cell>
          <table:table-cell table:formula="of:=IF(LEFT([.A607];1)=&quot;.&quot;;&quot;Y&quot;;&quot;N&quot;)" office:value-type="string" office:string-value="N" calcext:value-type="string">
            <text:p>N</text:p>
          </table:table-cell>
          <table:table-cell table:formula="of:=IFERROR(&quot;## &quot; &amp; MID([.A607];3;FIND(&quot;:&quot;;[.A607])-3) &amp; &quot; &lt;br&gt;&quot;;&quot;&quot;)">
            <text:p/>
          </table:table-cell>
          <table:table-cell table:formula="of:=IF([.B607]=&quot;Y&quot;;MID([.A607];3;FIND(&quot;:&quot;;[.A607];1)-3);IF(&#10;RIGHT(RIGHT([.A607]; 1))=&quot;@&quot;;0;&#10;[.A607]))" office:value-type="string" office:string-value="audio-speaker-mono-testing" calcext:value-type="string">
            <text:p>audio-speaker-mono-testing</text:p>
          </table:table-cell>
          <table:table-cell table:formula="of:=IF([.B607]=&quot;Y&quot;;[.D607];[.E606])" office:value-type="string" office:string-value="devices" calcext:value-type="string">
            <text:p>devices</text:p>
          </table:table-cell>
          <table:table-cell table:style-name="ce10" table:formula="of:=IF([.D607]=0;&quot;&quot;;IF([.B607]=&quot;Y&quot;;[.C607];&#10;&quot;&lt;a href=&quot; &amp; CHAR(34) &amp; &quot;#&quot; &amp; CHAR(34) &amp; &quot;&gt;&quot; &amp;&#10;&quot;&lt;img src=&quot; &amp; CHAR(34) &amp; &quot;https://github.com/ubuntu/yaru/blob/master/icons/Yaru/scalable/&quot; &amp; [.E607] &amp; &quot;/&quot; &amp; [.A607] &amp; &quot;.svg&quot; &amp; CHAR(34) &amp; &#10;&quot; width=&quot; &amp; CHAR(34) &amp; &quot;22&quot; &amp; CHAR(34) &amp; &quot; alt=&quot; &amp; CHAR(34) &amp; [.D607] &amp; CHAR(34) &amp; &quot;&gt;&lt;/a&gt;&quot; &amp;&#10;&quot;&amp;nbsp; &amp;nbsp; &quot; &amp; [.D607] &amp; &quot;&lt;br&gt;&quot;&#10;))" office:value-type="string" office:string-value="&lt;a href=&quot;#&quot;&gt;&lt;img src=&quot;https://github.com/ubuntu/yaru/blob/master/icons/Yaru/scalable/devices/audio-speaker-mono-testing.svg&quot; width=&quot;22&quot; alt=&quot;audio-speaker-mono-testing&quot;&gt;&lt;/a&gt;&amp;nbsp; &amp;nbsp; audio-speaker-mono-testing&lt;br&gt;" calcext:value-type="string">
            <text:p>&lt;a href="#"&gt;&lt;img src="https://github.com/ubuntu/yaru/blob/master/icons/Yaru/scalable/devices/audio-speaker-mono-testing.svg" width="22" alt="audio-speaker-mono-testing"&gt;&lt;/a&gt;&amp;nbsp; &amp;nbsp; audio-speaker-mono-testing&lt;br&gt;</text:p>
          </table:table-cell>
        </table:table-row>
        <table:table-row table:style-name="ro1">
          <table:table-cell office:value-type="string" calcext:value-type="string">
            <text:p>audio-speaker-right-back</text:p>
          </table:table-cell>
          <table:table-cell table:formula="of:=IF(LEFT([.A608];1)=&quot;.&quot;;&quot;Y&quot;;&quot;N&quot;)" office:value-type="string" office:string-value="N" calcext:value-type="string">
            <text:p>N</text:p>
          </table:table-cell>
          <table:table-cell table:formula="of:=IFERROR(&quot;## &quot; &amp; MID([.A608];3;FIND(&quot;:&quot;;[.A608])-3) &amp; &quot; &lt;br&gt;&quot;;&quot;&quot;)">
            <text:p/>
          </table:table-cell>
          <table:table-cell table:formula="of:=IF([.B608]=&quot;Y&quot;;MID([.A608];3;FIND(&quot;:&quot;;[.A608];1)-3);IF(&#10;RIGHT(RIGHT([.A608]; 1))=&quot;@&quot;;0;&#10;[.A608]))" office:value-type="string" office:string-value="audio-speaker-right-back" calcext:value-type="string">
            <text:p>audio-speaker-right-back</text:p>
          </table:table-cell>
          <table:table-cell table:formula="of:=IF([.B608]=&quot;Y&quot;;[.D608];[.E607])" office:value-type="string" office:string-value="devices" calcext:value-type="string">
            <text:p>devices</text:p>
          </table:table-cell>
          <table:table-cell table:style-name="ce10" table:formula="of:=IF([.D608]=0;&quot;&quot;;IF([.B608]=&quot;Y&quot;;[.C608];&#10;&quot;&lt;a href=&quot; &amp; CHAR(34) &amp; &quot;#&quot; &amp; CHAR(34) &amp; &quot;&gt;&quot; &amp;&#10;&quot;&lt;img src=&quot; &amp; CHAR(34) &amp; &quot;https://github.com/ubuntu/yaru/blob/master/icons/Yaru/scalable/&quot; &amp; [.E608] &amp; &quot;/&quot; &amp; [.A608] &amp; &quot;.svg&quot; &amp; CHAR(34) &amp; &#10;&quot; width=&quot; &amp; CHAR(34) &amp; &quot;22&quot; &amp; CHAR(34) &amp; &quot; alt=&quot; &amp; CHAR(34) &amp; [.D608] &amp; CHAR(34) &amp; &quot;&gt;&lt;/a&gt;&quot; &amp;&#10;&quot;&amp;nbsp; &amp;nbsp; &quot; &amp; [.D608] &amp; &quot;&lt;br&gt;&quot;&#10;))" office:value-type="string" office:string-value="&lt;a href=&quot;#&quot;&gt;&lt;img src=&quot;https://github.com/ubuntu/yaru/blob/master/icons/Yaru/scalable/devices/audio-speaker-right-back.svg&quot; width=&quot;22&quot; alt=&quot;audio-speaker-right-back&quot;&gt;&lt;/a&gt;&amp;nbsp; &amp;nbsp; audio-speaker-right-back&lt;br&gt;" calcext:value-type="string">
            <text:p>&lt;a href="#"&gt;&lt;img src="https://github.com/ubuntu/yaru/blob/master/icons/Yaru/scalable/devices/audio-speaker-right-back.svg" width="22" alt="audio-speaker-right-back"&gt;&lt;/a&gt;&amp;nbsp; &amp;nbsp; audio-speaker-right-back&lt;br&gt;</text:p>
          </table:table-cell>
        </table:table-row>
        <table:table-row table:style-name="ro1">
          <table:table-cell office:value-type="string" calcext:value-type="string">
            <text:p>audio-speaker-right-back-testing</text:p>
          </table:table-cell>
          <table:table-cell table:formula="of:=IF(LEFT([.A609];1)=&quot;.&quot;;&quot;Y&quot;;&quot;N&quot;)" office:value-type="string" office:string-value="N" calcext:value-type="string">
            <text:p>N</text:p>
          </table:table-cell>
          <table:table-cell table:formula="of:=IFERROR(&quot;## &quot; &amp; MID([.A609];3;FIND(&quot;:&quot;;[.A609])-3) &amp; &quot; &lt;br&gt;&quot;;&quot;&quot;)">
            <text:p/>
          </table:table-cell>
          <table:table-cell table:formula="of:=IF([.B609]=&quot;Y&quot;;MID([.A609];3;FIND(&quot;:&quot;;[.A609];1)-3);IF(&#10;RIGHT(RIGHT([.A609]; 1))=&quot;@&quot;;0;&#10;[.A609]))" office:value-type="string" office:string-value="audio-speaker-right-back-testing" calcext:value-type="string">
            <text:p>audio-speaker-right-back-testing</text:p>
          </table:table-cell>
          <table:table-cell table:formula="of:=IF([.B609]=&quot;Y&quot;;[.D609];[.E608])" office:value-type="string" office:string-value="devices" calcext:value-type="string">
            <text:p>devices</text:p>
          </table:table-cell>
          <table:table-cell table:style-name="ce10" table:formula="of:=IF([.D609]=0;&quot;&quot;;IF([.B609]=&quot;Y&quot;;[.C609];&#10;&quot;&lt;a href=&quot; &amp; CHAR(34) &amp; &quot;#&quot; &amp; CHAR(34) &amp; &quot;&gt;&quot; &amp;&#10;&quot;&lt;img src=&quot; &amp; CHAR(34) &amp; &quot;https://github.com/ubuntu/yaru/blob/master/icons/Yaru/scalable/&quot; &amp; [.E609] &amp; &quot;/&quot; &amp; [.A609] &amp; &quot;.svg&quot; &amp; CHAR(34) &amp; &#10;&quot; width=&quot; &amp; CHAR(34) &amp; &quot;22&quot; &amp; CHAR(34) &amp; &quot; alt=&quot; &amp; CHAR(34) &amp; [.D609] &amp; CHAR(34) &amp; &quot;&gt;&lt;/a&gt;&quot; &amp;&#10;&quot;&amp;nbsp; &amp;nbsp; &quot; &amp; [.D609] &amp; &quot;&lt;br&gt;&quot;&#10;))" office:value-type="string" office:string-value="&lt;a href=&quot;#&quot;&gt;&lt;img src=&quot;https://github.com/ubuntu/yaru/blob/master/icons/Yaru/scalable/devices/audio-speaker-right-back-testing.svg&quot; width=&quot;22&quot; alt=&quot;audio-speaker-right-back-testing&quot;&gt;&lt;/a&gt;&amp;nbsp; &amp;nbsp; audio-speaker-right-back-testing&lt;br&gt;" calcext:value-type="string">
            <text:p>&lt;a href="#"&gt;&lt;img src="https://github.com/ubuntu/yaru/blob/master/icons/Yaru/scalable/devices/audio-speaker-right-back-testing.svg" width="22" alt="audio-speaker-right-back-testing"&gt;&lt;/a&gt;&amp;nbsp; &amp;nbsp; audio-speaker-right-back-testing&lt;br&gt;</text:p>
          </table:table-cell>
        </table:table-row>
        <table:table-row table:style-name="ro1">
          <table:table-cell office:value-type="string" calcext:value-type="string">
            <text:p>audio-speaker-right-side</text:p>
          </table:table-cell>
          <table:table-cell table:formula="of:=IF(LEFT([.A610];1)=&quot;.&quot;;&quot;Y&quot;;&quot;N&quot;)" office:value-type="string" office:string-value="N" calcext:value-type="string">
            <text:p>N</text:p>
          </table:table-cell>
          <table:table-cell table:formula="of:=IFERROR(&quot;## &quot; &amp; MID([.A610];3;FIND(&quot;:&quot;;[.A610])-3) &amp; &quot; &lt;br&gt;&quot;;&quot;&quot;)">
            <text:p/>
          </table:table-cell>
          <table:table-cell table:formula="of:=IF([.B610]=&quot;Y&quot;;MID([.A610];3;FIND(&quot;:&quot;;[.A610];1)-3);IF(&#10;RIGHT(RIGHT([.A610]; 1))=&quot;@&quot;;0;&#10;[.A610]))" office:value-type="string" office:string-value="audio-speaker-right-side" calcext:value-type="string">
            <text:p>audio-speaker-right-side</text:p>
          </table:table-cell>
          <table:table-cell table:formula="of:=IF([.B610]=&quot;Y&quot;;[.D610];[.E609])" office:value-type="string" office:string-value="devices" calcext:value-type="string">
            <text:p>devices</text:p>
          </table:table-cell>
          <table:table-cell table:style-name="ce10" table:formula="of:=IF([.D610]=0;&quot;&quot;;IF([.B610]=&quot;Y&quot;;[.C610];&#10;&quot;&lt;a href=&quot; &amp; CHAR(34) &amp; &quot;#&quot; &amp; CHAR(34) &amp; &quot;&gt;&quot; &amp;&#10;&quot;&lt;img src=&quot; &amp; CHAR(34) &amp; &quot;https://github.com/ubuntu/yaru/blob/master/icons/Yaru/scalable/&quot; &amp; [.E610] &amp; &quot;/&quot; &amp; [.A610] &amp; &quot;.svg&quot; &amp; CHAR(34) &amp; &#10;&quot; width=&quot; &amp; CHAR(34) &amp; &quot;22&quot; &amp; CHAR(34) &amp; &quot; alt=&quot; &amp; CHAR(34) &amp; [.D610] &amp; CHAR(34) &amp; &quot;&gt;&lt;/a&gt;&quot; &amp;&#10;&quot;&amp;nbsp; &amp;nbsp; &quot; &amp; [.D610] &amp; &quot;&lt;br&gt;&quot;&#10;))" office:value-type="string" office:string-value="&lt;a href=&quot;#&quot;&gt;&lt;img src=&quot;https://github.com/ubuntu/yaru/blob/master/icons/Yaru/scalable/devices/audio-speaker-right-side.svg&quot; width=&quot;22&quot; alt=&quot;audio-speaker-right-side&quot;&gt;&lt;/a&gt;&amp;nbsp; &amp;nbsp; audio-speaker-right-side&lt;br&gt;" calcext:value-type="string">
            <text:p>&lt;a href="#"&gt;&lt;img src="https://github.com/ubuntu/yaru/blob/master/icons/Yaru/scalable/devices/audio-speaker-right-side.svg" width="22" alt="audio-speaker-right-side"&gt;&lt;/a&gt;&amp;nbsp; &amp;nbsp; audio-speaker-right-side&lt;br&gt;</text:p>
          </table:table-cell>
        </table:table-row>
        <table:table-row table:style-name="ro1">
          <table:table-cell office:value-type="string" calcext:value-type="string">
            <text:p>audio-speaker-right-side-testing</text:p>
          </table:table-cell>
          <table:table-cell table:formula="of:=IF(LEFT([.A611];1)=&quot;.&quot;;&quot;Y&quot;;&quot;N&quot;)" office:value-type="string" office:string-value="N" calcext:value-type="string">
            <text:p>N</text:p>
          </table:table-cell>
          <table:table-cell table:formula="of:=IFERROR(&quot;## &quot; &amp; MID([.A611];3;FIND(&quot;:&quot;;[.A611])-3) &amp; &quot; &lt;br&gt;&quot;;&quot;&quot;)">
            <text:p/>
          </table:table-cell>
          <table:table-cell table:formula="of:=IF([.B611]=&quot;Y&quot;;MID([.A611];3;FIND(&quot;:&quot;;[.A611];1)-3);IF(&#10;RIGHT(RIGHT([.A611]; 1))=&quot;@&quot;;0;&#10;[.A611]))" office:value-type="string" office:string-value="audio-speaker-right-side-testing" calcext:value-type="string">
            <text:p>audio-speaker-right-side-testing</text:p>
          </table:table-cell>
          <table:table-cell table:formula="of:=IF([.B611]=&quot;Y&quot;;[.D611];[.E610])" office:value-type="string" office:string-value="devices" calcext:value-type="string">
            <text:p>devices</text:p>
          </table:table-cell>
          <table:table-cell table:style-name="ce10" table:formula="of:=IF([.D611]=0;&quot;&quot;;IF([.B611]=&quot;Y&quot;;[.C611];&#10;&quot;&lt;a href=&quot; &amp; CHAR(34) &amp; &quot;#&quot; &amp; CHAR(34) &amp; &quot;&gt;&quot; &amp;&#10;&quot;&lt;img src=&quot; &amp; CHAR(34) &amp; &quot;https://github.com/ubuntu/yaru/blob/master/icons/Yaru/scalable/&quot; &amp; [.E611] &amp; &quot;/&quot; &amp; [.A611] &amp; &quot;.svg&quot; &amp; CHAR(34) &amp; &#10;&quot; width=&quot; &amp; CHAR(34) &amp; &quot;22&quot; &amp; CHAR(34) &amp; &quot; alt=&quot; &amp; CHAR(34) &amp; [.D611] &amp; CHAR(34) &amp; &quot;&gt;&lt;/a&gt;&quot; &amp;&#10;&quot;&amp;nbsp; &amp;nbsp; &quot; &amp; [.D611] &amp; &quot;&lt;br&gt;&quot;&#10;))" office:value-type="string" office:string-value="&lt;a href=&quot;#&quot;&gt;&lt;img src=&quot;https://github.com/ubuntu/yaru/blob/master/icons/Yaru/scalable/devices/audio-speaker-right-side-testing.svg&quot; width=&quot;22&quot; alt=&quot;audio-speaker-right-side-testing&quot;&gt;&lt;/a&gt;&amp;nbsp; &amp;nbsp; audio-speaker-right-side-testing&lt;br&gt;" calcext:value-type="string">
            <text:p>&lt;a href="#"&gt;&lt;img src="https://github.com/ubuntu/yaru/blob/master/icons/Yaru/scalable/devices/audio-speaker-right-side-testing.svg" width="22" alt="audio-speaker-right-side-testing"&gt;&lt;/a&gt;&amp;nbsp; &amp;nbsp; audio-speaker-right-side-testing&lt;br&gt;</text:p>
          </table:table-cell>
        </table:table-row>
        <table:table-row table:style-name="ro1">
          <table:table-cell office:value-type="string" calcext:value-type="string">
            <text:p>audio-speaker-right</text:p>
          </table:table-cell>
          <table:table-cell table:formula="of:=IF(LEFT([.A612];1)=&quot;.&quot;;&quot;Y&quot;;&quot;N&quot;)" office:value-type="string" office:string-value="N" calcext:value-type="string">
            <text:p>N</text:p>
          </table:table-cell>
          <table:table-cell table:formula="of:=IFERROR(&quot;## &quot; &amp; MID([.A612];3;FIND(&quot;:&quot;;[.A612])-3) &amp; &quot; &lt;br&gt;&quot;;&quot;&quot;)">
            <text:p/>
          </table:table-cell>
          <table:table-cell table:formula="of:=IF([.B612]=&quot;Y&quot;;MID([.A612];3;FIND(&quot;:&quot;;[.A612];1)-3);IF(&#10;RIGHT(RIGHT([.A612]; 1))=&quot;@&quot;;0;&#10;[.A612]))" office:value-type="string" office:string-value="audio-speaker-right" calcext:value-type="string">
            <text:p>audio-speaker-right</text:p>
          </table:table-cell>
          <table:table-cell table:formula="of:=IF([.B612]=&quot;Y&quot;;[.D612];[.E611])" office:value-type="string" office:string-value="devices" calcext:value-type="string">
            <text:p>devices</text:p>
          </table:table-cell>
          <table:table-cell table:style-name="ce10" table:formula="of:=IF([.D612]=0;&quot;&quot;;IF([.B612]=&quot;Y&quot;;[.C612];&#10;&quot;&lt;a href=&quot; &amp; CHAR(34) &amp; &quot;#&quot; &amp; CHAR(34) &amp; &quot;&gt;&quot; &amp;&#10;&quot;&lt;img src=&quot; &amp; CHAR(34) &amp; &quot;https://github.com/ubuntu/yaru/blob/master/icons/Yaru/scalable/&quot; &amp; [.E612] &amp; &quot;/&quot; &amp; [.A612] &amp; &quot;.svg&quot; &amp; CHAR(34) &amp; &#10;&quot; width=&quot; &amp; CHAR(34) &amp; &quot;22&quot; &amp; CHAR(34) &amp; &quot; alt=&quot; &amp; CHAR(34) &amp; [.D612] &amp; CHAR(34) &amp; &quot;&gt;&lt;/a&gt;&quot; &amp;&#10;&quot;&amp;nbsp; &amp;nbsp; &quot; &amp; [.D612] &amp; &quot;&lt;br&gt;&quot;&#10;))" office:value-type="string" office:string-value="&lt;a href=&quot;#&quot;&gt;&lt;img src=&quot;https://github.com/ubuntu/yaru/blob/master/icons/Yaru/scalable/devices/audio-speaker-right.svg&quot; width=&quot;22&quot; alt=&quot;audio-speaker-right&quot;&gt;&lt;/a&gt;&amp;nbsp; &amp;nbsp; audio-speaker-right&lt;br&gt;" calcext:value-type="string">
            <text:p>&lt;a href="#"&gt;&lt;img src="https://github.com/ubuntu/yaru/blob/master/icons/Yaru/scalable/devices/audio-speaker-right.svg" width="22" alt="audio-speaker-right"&gt;&lt;/a&gt;&amp;nbsp; &amp;nbsp; audio-speaker-right&lt;br&gt;</text:p>
          </table:table-cell>
        </table:table-row>
        <table:table-row table:style-name="ro1">
          <table:table-cell office:value-type="string" calcext:value-type="string">
            <text:p>audio-speaker-right-testing</text:p>
          </table:table-cell>
          <table:table-cell table:formula="of:=IF(LEFT([.A613];1)=&quot;.&quot;;&quot;Y&quot;;&quot;N&quot;)" office:value-type="string" office:string-value="N" calcext:value-type="string">
            <text:p>N</text:p>
          </table:table-cell>
          <table:table-cell table:formula="of:=IFERROR(&quot;## &quot; &amp; MID([.A613];3;FIND(&quot;:&quot;;[.A613])-3) &amp; &quot; &lt;br&gt;&quot;;&quot;&quot;)">
            <text:p/>
          </table:table-cell>
          <table:table-cell table:formula="of:=IF([.B613]=&quot;Y&quot;;MID([.A613];3;FIND(&quot;:&quot;;[.A613];1)-3);IF(&#10;RIGHT(RIGHT([.A613]; 1))=&quot;@&quot;;0;&#10;[.A613]))" office:value-type="string" office:string-value="audio-speaker-right-testing" calcext:value-type="string">
            <text:p>audio-speaker-right-testing</text:p>
          </table:table-cell>
          <table:table-cell table:formula="of:=IF([.B613]=&quot;Y&quot;;[.D613];[.E612])" office:value-type="string" office:string-value="devices" calcext:value-type="string">
            <text:p>devices</text:p>
          </table:table-cell>
          <table:table-cell table:style-name="ce10" table:formula="of:=IF([.D613]=0;&quot;&quot;;IF([.B613]=&quot;Y&quot;;[.C613];&#10;&quot;&lt;a href=&quot; &amp; CHAR(34) &amp; &quot;#&quot; &amp; CHAR(34) &amp; &quot;&gt;&quot; &amp;&#10;&quot;&lt;img src=&quot; &amp; CHAR(34) &amp; &quot;https://github.com/ubuntu/yaru/blob/master/icons/Yaru/scalable/&quot; &amp; [.E613] &amp; &quot;/&quot; &amp; [.A613] &amp; &quot;.svg&quot; &amp; CHAR(34) &amp; &#10;&quot; width=&quot; &amp; CHAR(34) &amp; &quot;22&quot; &amp; CHAR(34) &amp; &quot; alt=&quot; &amp; CHAR(34) &amp; [.D613] &amp; CHAR(34) &amp; &quot;&gt;&lt;/a&gt;&quot; &amp;&#10;&quot;&amp;nbsp; &amp;nbsp; &quot; &amp; [.D613] &amp; &quot;&lt;br&gt;&quot;&#10;))" office:value-type="string" office:string-value="&lt;a href=&quot;#&quot;&gt;&lt;img src=&quot;https://github.com/ubuntu/yaru/blob/master/icons/Yaru/scalable/devices/audio-speaker-right-testing.svg&quot; width=&quot;22&quot; alt=&quot;audio-speaker-right-testing&quot;&gt;&lt;/a&gt;&amp;nbsp; &amp;nbsp; audio-speaker-right-testing&lt;br&gt;" calcext:value-type="string">
            <text:p>&lt;a href="#"&gt;&lt;img src="https://github.com/ubuntu/yaru/blob/master/icons/Yaru/scalable/devices/audio-speaker-right-testing.svg" width="22" alt="audio-speaker-right-testing"&gt;&lt;/a&gt;&amp;nbsp; &amp;nbsp; audio-speaker-right-testing&lt;br&gt;</text:p>
          </table:table-cell>
        </table:table-row>
        <table:table-row table:style-name="ro1">
          <table:table-cell office:value-type="string" calcext:value-type="string">
            <text:p>audio-speakers-bluetooth-rtl-symbolic</text:p>
          </table:table-cell>
          <table:table-cell table:formula="of:=IF(LEFT([.A614];1)=&quot;.&quot;;&quot;Y&quot;;&quot;N&quot;)" office:value-type="string" office:string-value="N" calcext:value-type="string">
            <text:p>N</text:p>
          </table:table-cell>
          <table:table-cell table:formula="of:=IFERROR(&quot;## &quot; &amp; MID([.A614];3;FIND(&quot;:&quot;;[.A614])-3) &amp; &quot; &lt;br&gt;&quot;;&quot;&quot;)">
            <text:p/>
          </table:table-cell>
          <table:table-cell table:formula="of:=IF([.B614]=&quot;Y&quot;;MID([.A614];3;FIND(&quot;:&quot;;[.A614];1)-3);IF(&#10;RIGHT(RIGHT([.A614]; 1))=&quot;@&quot;;0;&#10;[.A614]))" office:value-type="string" office:string-value="audio-speakers-bluetooth-rtl-symbolic" calcext:value-type="string">
            <text:p>audio-speakers-bluetooth-rtl-symbolic</text:p>
          </table:table-cell>
          <table:table-cell table:formula="of:=IF([.B614]=&quot;Y&quot;;[.D614];[.E613])" office:value-type="string" office:string-value="devices" calcext:value-type="string">
            <text:p>devices</text:p>
          </table:table-cell>
          <table:table-cell table:style-name="ce10" table:formula="of:=IF([.D614]=0;&quot;&quot;;IF([.B614]=&quot;Y&quot;;[.C614];&#10;&quot;&lt;a href=&quot; &amp; CHAR(34) &amp; &quot;#&quot; &amp; CHAR(34) &amp; &quot;&gt;&quot; &amp;&#10;&quot;&lt;img src=&quot; &amp; CHAR(34) &amp; &quot;https://github.com/ubuntu/yaru/blob/master/icons/Yaru/scalable/&quot; &amp; [.E614] &amp; &quot;/&quot; &amp; [.A614] &amp; &quot;.svg&quot; &amp; CHAR(34) &amp; &#10;&quot; width=&quot; &amp; CHAR(34) &amp; &quot;22&quot; &amp; CHAR(34) &amp; &quot; alt=&quot; &amp; CHAR(34) &amp; [.D614] &amp; CHAR(34) &amp; &quot;&gt;&lt;/a&gt;&quot; &amp;&#10;&quot;&amp;nbsp; &amp;nbsp; &quot; &amp; [.D614] &amp; &quot;&lt;br&gt;&quot;&#10;))" office:value-type="string" office:string-value="&lt;a href=&quot;#&quot;&gt;&lt;img src=&quot;https://github.com/ubuntu/yaru/blob/master/icons/Yaru/scalable/devices/audio-speakers-bluetooth-rtl-symbolic.svg&quot; width=&quot;22&quot; alt=&quot;audio-speakers-bluetooth-rtl-symbolic&quot;&gt;&lt;/a&gt;&amp;nbsp; &amp;nbsp; audio-speakers-bluetooth-rtl-symbolic&lt;br&gt;" calcext:value-type="string">
            <text:p>&lt;a href="#"&gt;&lt;img src="https://github.com/ubuntu/yaru/blob/master/icons/Yaru/scalable/devices/audio-speakers-bluetooth-rtl-symbolic.svg" width="22" alt="audio-speakers-bluetooth-rtl-symbolic"&gt;&lt;/a&gt;&amp;nbsp; &amp;nbsp; audio-speakers-bluetooth-rtl-symbolic&lt;br&gt;</text:p>
          </table:table-cell>
        </table:table-row>
        <table:table-row table:style-name="ro1">
          <table:table-cell table:style-name="Default" office:value-type="string" calcext:value-type="string">
            <text:p>audio-speakers-bluetooth-symbolic-rtl@</text:p>
          </table:table-cell>
          <table:table-cell table:style-name="Default" table:formula="of:=IF(LEFT([.A61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15];3;FIND(&quot;:&quot;;[.A615])-3) &amp; &quot; &lt;br&gt;&quot;;&quot;&quot;)">
            <text:p/>
          </table:table-cell>
          <table:table-cell table:style-name="ce6" table:formula="of:=IF([.B615]=&quot;Y&quot;;MID([.A615];3;FIND(&quot;:&quot;;[.A615];1)-3);IF(&#10;RIGHT(RIGHT([.A615]; 1))=&quot;@&quot;;0;&#10;[.A615]))" office:value-type="float" office:value="0" calcext:value-type="float">
            <text:p>0</text:p>
          </table:table-cell>
          <table:table-cell table:formula="of:=IF([.B615]=&quot;Y&quot;;[.D615];[.E614])" office:value-type="string" office:string-value="devices" calcext:value-type="string">
            <text:p>devices</text:p>
          </table:table-cell>
          <table:table-cell table:style-name="ce10" table:formula="of:=IF([.D615]=0;&quot;&quot;;IF([.B615]=&quot;Y&quot;;[.C615];&#10;&quot;&lt;a href=&quot; &amp; CHAR(34) &amp; &quot;#&quot; &amp; CHAR(34) &amp; &quot;&gt;&quot; &amp;&#10;&quot;&lt;img src=&quot; &amp; CHAR(34) &amp; &quot;https://github.com/ubuntu/yaru/blob/master/icons/Yaru/scalable/&quot; &amp; [.E615] &amp; &quot;/&quot; &amp; [.A615] &amp; &quot;.svg&quot; &amp; CHAR(34) &amp; &#10;&quot; width=&quot; &amp; CHAR(34) &amp; &quot;22&quot; &amp; CHAR(34) &amp; &quot; alt=&quot; &amp; CHAR(34) &amp; [.D615] &amp; CHAR(34) &amp; &quot;&gt;&lt;/a&gt;&quot; &amp;&#10;&quot;&amp;nbsp; &amp;nbsp; &quot; &amp; [.D615] &amp; &quot;&lt;br&gt;&quot;&#10;))">
            <text:p/>
          </table:table-cell>
        </table:table-row>
        <table:table-row table:style-name="ro1">
          <table:table-cell office:value-type="string" calcext:value-type="string">
            <text:p>audio-speakers-bluetooth-symbolic</text:p>
          </table:table-cell>
          <table:table-cell table:formula="of:=IF(LEFT([.A616];1)=&quot;.&quot;;&quot;Y&quot;;&quot;N&quot;)" office:value-type="string" office:string-value="N" calcext:value-type="string">
            <text:p>N</text:p>
          </table:table-cell>
          <table:table-cell table:formula="of:=IFERROR(&quot;## &quot; &amp; MID([.A616];3;FIND(&quot;:&quot;;[.A616])-3) &amp; &quot; &lt;br&gt;&quot;;&quot;&quot;)">
            <text:p/>
          </table:table-cell>
          <table:table-cell table:formula="of:=IF([.B616]=&quot;Y&quot;;MID([.A616];3;FIND(&quot;:&quot;;[.A616];1)-3);IF(&#10;RIGHT(RIGHT([.A616]; 1))=&quot;@&quot;;0;&#10;[.A616]))" office:value-type="string" office:string-value="audio-speakers-bluetooth-symbolic" calcext:value-type="string">
            <text:p>audio-speakers-bluetooth-symbolic</text:p>
          </table:table-cell>
          <table:table-cell table:formula="of:=IF([.B616]=&quot;Y&quot;;[.D616];[.E615])" office:value-type="string" office:string-value="devices" calcext:value-type="string">
            <text:p>devices</text:p>
          </table:table-cell>
          <table:table-cell table:style-name="ce10" table:formula="of:=IF([.D616]=0;&quot;&quot;;IF([.B616]=&quot;Y&quot;;[.C616];&#10;&quot;&lt;a href=&quot; &amp; CHAR(34) &amp; &quot;#&quot; &amp; CHAR(34) &amp; &quot;&gt;&quot; &amp;&#10;&quot;&lt;img src=&quot; &amp; CHAR(34) &amp; &quot;https://github.com/ubuntu/yaru/blob/master/icons/Yaru/scalable/&quot; &amp; [.E616] &amp; &quot;/&quot; &amp; [.A616] &amp; &quot;.svg&quot; &amp; CHAR(34) &amp; &#10;&quot; width=&quot; &amp; CHAR(34) &amp; &quot;22&quot; &amp; CHAR(34) &amp; &quot; alt=&quot; &amp; CHAR(34) &amp; [.D616] &amp; CHAR(34) &amp; &quot;&gt;&lt;/a&gt;&quot; &amp;&#10;&quot;&amp;nbsp; &amp;nbsp; &quot; &amp; [.D616] &amp; &quot;&lt;br&gt;&quot;&#10;))" office:value-type="string" office:string-value="&lt;a href=&quot;#&quot;&gt;&lt;img src=&quot;https://github.com/ubuntu/yaru/blob/master/icons/Yaru/scalable/devices/audio-speakers-bluetooth-symbolic.svg&quot; width=&quot;22&quot; alt=&quot;audio-speakers-bluetooth-symbolic&quot;&gt;&lt;/a&gt;&amp;nbsp; &amp;nbsp; audio-speakers-bluetooth-symbolic&lt;br&gt;" calcext:value-type="string">
            <text:p>&lt;a href="#"&gt;&lt;img src="https://github.com/ubuntu/yaru/blob/master/icons/Yaru/scalable/devices/audio-speakers-bluetooth-symbolic.svg" width="22" alt="audio-speakers-bluetooth-symbolic"&gt;&lt;/a&gt;&amp;nbsp; &amp;nbsp; audio-speakers-bluetooth-symbolic&lt;br&gt;</text:p>
          </table:table-cell>
        </table:table-row>
        <table:table-row table:style-name="ro1">
          <table:table-cell office:value-type="string" calcext:value-type="string">
            <text:p>audio-speakers-rtl-symbolic</text:p>
          </table:table-cell>
          <table:table-cell table:formula="of:=IF(LEFT([.A617];1)=&quot;.&quot;;&quot;Y&quot;;&quot;N&quot;)" office:value-type="string" office:string-value="N" calcext:value-type="string">
            <text:p>N</text:p>
          </table:table-cell>
          <table:table-cell table:formula="of:=IFERROR(&quot;## &quot; &amp; MID([.A617];3;FIND(&quot;:&quot;;[.A617])-3) &amp; &quot; &lt;br&gt;&quot;;&quot;&quot;)">
            <text:p/>
          </table:table-cell>
          <table:table-cell table:formula="of:=IF([.B617]=&quot;Y&quot;;MID([.A617];3;FIND(&quot;:&quot;;[.A617];1)-3);IF(&#10;RIGHT(RIGHT([.A617]; 1))=&quot;@&quot;;0;&#10;[.A617]))" office:value-type="string" office:string-value="audio-speakers-rtl-symbolic" calcext:value-type="string">
            <text:p>audio-speakers-rtl-symbolic</text:p>
          </table:table-cell>
          <table:table-cell table:formula="of:=IF([.B617]=&quot;Y&quot;;[.D617];[.E616])" office:value-type="string" office:string-value="devices" calcext:value-type="string">
            <text:p>devices</text:p>
          </table:table-cell>
          <table:table-cell table:style-name="ce10" table:formula="of:=IF([.D617]=0;&quot;&quot;;IF([.B617]=&quot;Y&quot;;[.C617];&#10;&quot;&lt;a href=&quot; &amp; CHAR(34) &amp; &quot;#&quot; &amp; CHAR(34) &amp; &quot;&gt;&quot; &amp;&#10;&quot;&lt;img src=&quot; &amp; CHAR(34) &amp; &quot;https://github.com/ubuntu/yaru/blob/master/icons/Yaru/scalable/&quot; &amp; [.E617] &amp; &quot;/&quot; &amp; [.A617] &amp; &quot;.svg&quot; &amp; CHAR(34) &amp; &#10;&quot; width=&quot; &amp; CHAR(34) &amp; &quot;22&quot; &amp; CHAR(34) &amp; &quot; alt=&quot; &amp; CHAR(34) &amp; [.D617] &amp; CHAR(34) &amp; &quot;&gt;&lt;/a&gt;&quot; &amp;&#10;&quot;&amp;nbsp; &amp;nbsp; &quot; &amp; [.D617] &amp; &quot;&lt;br&gt;&quot;&#10;))" office:value-type="string" office:string-value="&lt;a href=&quot;#&quot;&gt;&lt;img src=&quot;https://github.com/ubuntu/yaru/blob/master/icons/Yaru/scalable/devices/audio-speakers-rtl-symbolic.svg&quot; width=&quot;22&quot; alt=&quot;audio-speakers-rtl-symbolic&quot;&gt;&lt;/a&gt;&amp;nbsp; &amp;nbsp; audio-speakers-rtl-symbolic&lt;br&gt;" calcext:value-type="string">
            <text:p>&lt;a href="#"&gt;&lt;img src="https://github.com/ubuntu/yaru/blob/master/icons/Yaru/scalable/devices/audio-speakers-rtl-symbolic.svg" width="22" alt="audio-speakers-rtl-symbolic"&gt;&lt;/a&gt;&amp;nbsp; &amp;nbsp; audio-speakers-rtl-symbolic&lt;br&gt;</text:p>
          </table:table-cell>
        </table:table-row>
        <table:table-row table:style-name="ro1">
          <table:table-cell table:style-name="Default" office:value-type="string" calcext:value-type="string">
            <text:p>audio-speakers-symbolic-rtl@</text:p>
          </table:table-cell>
          <table:table-cell table:style-name="Default" table:formula="of:=IF(LEFT([.A61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18];3;FIND(&quot;:&quot;;[.A618])-3) &amp; &quot; &lt;br&gt;&quot;;&quot;&quot;)">
            <text:p/>
          </table:table-cell>
          <table:table-cell table:style-name="ce6" table:formula="of:=IF([.B618]=&quot;Y&quot;;MID([.A618];3;FIND(&quot;:&quot;;[.A618];1)-3);IF(&#10;RIGHT(RIGHT([.A618]; 1))=&quot;@&quot;;0;&#10;[.A618]))" office:value-type="float" office:value="0" calcext:value-type="float">
            <text:p>0</text:p>
          </table:table-cell>
          <table:table-cell table:formula="of:=IF([.B618]=&quot;Y&quot;;[.D618];[.E617])" office:value-type="string" office:string-value="devices" calcext:value-type="string">
            <text:p>devices</text:p>
          </table:table-cell>
          <table:table-cell table:style-name="ce10" table:formula="of:=IF([.D618]=0;&quot;&quot;;IF([.B618]=&quot;Y&quot;;[.C618];&#10;&quot;&lt;a href=&quot; &amp; CHAR(34) &amp; &quot;#&quot; &amp; CHAR(34) &amp; &quot;&gt;&quot; &amp;&#10;&quot;&lt;img src=&quot; &amp; CHAR(34) &amp; &quot;https://github.com/ubuntu/yaru/blob/master/icons/Yaru/scalable/&quot; &amp; [.E618] &amp; &quot;/&quot; &amp; [.A618] &amp; &quot;.svg&quot; &amp; CHAR(34) &amp; &#10;&quot; width=&quot; &amp; CHAR(34) &amp; &quot;22&quot; &amp; CHAR(34) &amp; &quot; alt=&quot; &amp; CHAR(34) &amp; [.D618] &amp; CHAR(34) &amp; &quot;&gt;&lt;/a&gt;&quot; &amp;&#10;&quot;&amp;nbsp; &amp;nbsp; &quot; &amp; [.D618] &amp; &quot;&lt;br&gt;&quot;&#10;))">
            <text:p/>
          </table:table-cell>
        </table:table-row>
        <table:table-row table:style-name="ro1">
          <table:table-cell office:value-type="string" calcext:value-type="string">
            <text:p>audio-speakers-symbolic</text:p>
          </table:table-cell>
          <table:table-cell table:formula="of:=IF(LEFT([.A619];1)=&quot;.&quot;;&quot;Y&quot;;&quot;N&quot;)" office:value-type="string" office:string-value="N" calcext:value-type="string">
            <text:p>N</text:p>
          </table:table-cell>
          <table:table-cell table:formula="of:=IFERROR(&quot;## &quot; &amp; MID([.A619];3;FIND(&quot;:&quot;;[.A619])-3) &amp; &quot; &lt;br&gt;&quot;;&quot;&quot;)">
            <text:p/>
          </table:table-cell>
          <table:table-cell table:formula="of:=IF([.B619]=&quot;Y&quot;;MID([.A619];3;FIND(&quot;:&quot;;[.A619];1)-3);IF(&#10;RIGHT(RIGHT([.A619]; 1))=&quot;@&quot;;0;&#10;[.A619]))" office:value-type="string" office:string-value="audio-speakers-symbolic" calcext:value-type="string">
            <text:p>audio-speakers-symbolic</text:p>
          </table:table-cell>
          <table:table-cell table:formula="of:=IF([.B619]=&quot;Y&quot;;[.D619];[.E618])" office:value-type="string" office:string-value="devices" calcext:value-type="string">
            <text:p>devices</text:p>
          </table:table-cell>
          <table:table-cell table:style-name="ce10" table:formula="of:=IF([.D619]=0;&quot;&quot;;IF([.B619]=&quot;Y&quot;;[.C619];&#10;&quot;&lt;a href=&quot; &amp; CHAR(34) &amp; &quot;#&quot; &amp; CHAR(34) &amp; &quot;&gt;&quot; &amp;&#10;&quot;&lt;img src=&quot; &amp; CHAR(34) &amp; &quot;https://github.com/ubuntu/yaru/blob/master/icons/Yaru/scalable/&quot; &amp; [.E619] &amp; &quot;/&quot; &amp; [.A619] &amp; &quot;.svg&quot; &amp; CHAR(34) &amp; &#10;&quot; width=&quot; &amp; CHAR(34) &amp; &quot;22&quot; &amp; CHAR(34) &amp; &quot; alt=&quot; &amp; CHAR(34) &amp; [.D619] &amp; CHAR(34) &amp; &quot;&gt;&lt;/a&gt;&quot; &amp;&#10;&quot;&amp;nbsp; &amp;nbsp; &quot; &amp; [.D619] &amp; &quot;&lt;br&gt;&quot;&#10;))" office:value-type="string" office:string-value="&lt;a href=&quot;#&quot;&gt;&lt;img src=&quot;https://github.com/ubuntu/yaru/blob/master/icons/Yaru/scalable/devices/audio-speakers-symbolic.svg&quot; width=&quot;22&quot; alt=&quot;audio-speakers-symbolic&quot;&gt;&lt;/a&gt;&amp;nbsp; &amp;nbsp; audio-speakers-symbolic&lt;br&gt;" calcext:value-type="string">
            <text:p>&lt;a href="#"&gt;&lt;img src="https://github.com/ubuntu/yaru/blob/master/icons/Yaru/scalable/devices/audio-speakers-symbolic.svg" width="22" alt="audio-speakers-symbolic"&gt;&lt;/a&gt;&amp;nbsp; &amp;nbsp; audio-speakers-symbolic&lt;br&gt;</text:p>
          </table:table-cell>
        </table:table-row>
        <table:table-row table:style-name="ro1">
          <table:table-cell office:value-type="string" calcext:value-type="string">
            <text:p>audio-subwoofer</text:p>
          </table:table-cell>
          <table:table-cell table:formula="of:=IF(LEFT([.A620];1)=&quot;.&quot;;&quot;Y&quot;;&quot;N&quot;)" office:value-type="string" office:string-value="N" calcext:value-type="string">
            <text:p>N</text:p>
          </table:table-cell>
          <table:table-cell table:formula="of:=IFERROR(&quot;## &quot; &amp; MID([.A620];3;FIND(&quot;:&quot;;[.A620])-3) &amp; &quot; &lt;br&gt;&quot;;&quot;&quot;)">
            <text:p/>
          </table:table-cell>
          <table:table-cell table:formula="of:=IF([.B620]=&quot;Y&quot;;MID([.A620];3;FIND(&quot;:&quot;;[.A620];1)-3);IF(&#10;RIGHT(RIGHT([.A620]; 1))=&quot;@&quot;;0;&#10;[.A620]))" office:value-type="string" office:string-value="audio-subwoofer" calcext:value-type="string">
            <text:p>audio-subwoofer</text:p>
          </table:table-cell>
          <table:table-cell table:formula="of:=IF([.B620]=&quot;Y&quot;;[.D620];[.E619])" office:value-type="string" office:string-value="devices" calcext:value-type="string">
            <text:p>devices</text:p>
          </table:table-cell>
          <table:table-cell table:style-name="ce10" table:formula="of:=IF([.D620]=0;&quot;&quot;;IF([.B620]=&quot;Y&quot;;[.C620];&#10;&quot;&lt;a href=&quot; &amp; CHAR(34) &amp; &quot;#&quot; &amp; CHAR(34) &amp; &quot;&gt;&quot; &amp;&#10;&quot;&lt;img src=&quot; &amp; CHAR(34) &amp; &quot;https://github.com/ubuntu/yaru/blob/master/icons/Yaru/scalable/&quot; &amp; [.E620] &amp; &quot;/&quot; &amp; [.A620] &amp; &quot;.svg&quot; &amp; CHAR(34) &amp; &#10;&quot; width=&quot; &amp; CHAR(34) &amp; &quot;22&quot; &amp; CHAR(34) &amp; &quot; alt=&quot; &amp; CHAR(34) &amp; [.D620] &amp; CHAR(34) &amp; &quot;&gt;&lt;/a&gt;&quot; &amp;&#10;&quot;&amp;nbsp; &amp;nbsp; &quot; &amp; [.D620] &amp; &quot;&lt;br&gt;&quot;&#10;))" office:value-type="string" office:string-value="&lt;a href=&quot;#&quot;&gt;&lt;img src=&quot;https://github.com/ubuntu/yaru/blob/master/icons/Yaru/scalable/devices/audio-subwoofer.svg&quot; width=&quot;22&quot; alt=&quot;audio-subwoofer&quot;&gt;&lt;/a&gt;&amp;nbsp; &amp;nbsp; audio-subwoofer&lt;br&gt;" calcext:value-type="string">
            <text:p>&lt;a href="#"&gt;&lt;img src="https://github.com/ubuntu/yaru/blob/master/icons/Yaru/scalable/devices/audio-subwoofer.svg" width="22" alt="audio-subwoofer"&gt;&lt;/a&gt;&amp;nbsp; &amp;nbsp; audio-subwoofer&lt;br&gt;</text:p>
          </table:table-cell>
        </table:table-row>
        <table:table-row table:style-name="ro1">
          <table:table-cell office:value-type="string" calcext:value-type="string">
            <text:p>audio-subwoofer-testing</text:p>
          </table:table-cell>
          <table:table-cell table:formula="of:=IF(LEFT([.A621];1)=&quot;.&quot;;&quot;Y&quot;;&quot;N&quot;)" office:value-type="string" office:string-value="N" calcext:value-type="string">
            <text:p>N</text:p>
          </table:table-cell>
          <table:table-cell table:formula="of:=IFERROR(&quot;## &quot; &amp; MID([.A621];3;FIND(&quot;:&quot;;[.A621])-3) &amp; &quot; &lt;br&gt;&quot;;&quot;&quot;)">
            <text:p/>
          </table:table-cell>
          <table:table-cell table:formula="of:=IF([.B621]=&quot;Y&quot;;MID([.A621];3;FIND(&quot;:&quot;;[.A621];1)-3);IF(&#10;RIGHT(RIGHT([.A621]; 1))=&quot;@&quot;;0;&#10;[.A621]))" office:value-type="string" office:string-value="audio-subwoofer-testing" calcext:value-type="string">
            <text:p>audio-subwoofer-testing</text:p>
          </table:table-cell>
          <table:table-cell table:formula="of:=IF([.B621]=&quot;Y&quot;;[.D621];[.E620])" office:value-type="string" office:string-value="devices" calcext:value-type="string">
            <text:p>devices</text:p>
          </table:table-cell>
          <table:table-cell table:style-name="ce10" table:formula="of:=IF([.D621]=0;&quot;&quot;;IF([.B621]=&quot;Y&quot;;[.C621];&#10;&quot;&lt;a href=&quot; &amp; CHAR(34) &amp; &quot;#&quot; &amp; CHAR(34) &amp; &quot;&gt;&quot; &amp;&#10;&quot;&lt;img src=&quot; &amp; CHAR(34) &amp; &quot;https://github.com/ubuntu/yaru/blob/master/icons/Yaru/scalable/&quot; &amp; [.E621] &amp; &quot;/&quot; &amp; [.A621] &amp; &quot;.svg&quot; &amp; CHAR(34) &amp; &#10;&quot; width=&quot; &amp; CHAR(34) &amp; &quot;22&quot; &amp; CHAR(34) &amp; &quot; alt=&quot; &amp; CHAR(34) &amp; [.D621] &amp; CHAR(34) &amp; &quot;&gt;&lt;/a&gt;&quot; &amp;&#10;&quot;&amp;nbsp; &amp;nbsp; &quot; &amp; [.D621] &amp; &quot;&lt;br&gt;&quot;&#10;))" office:value-type="string" office:string-value="&lt;a href=&quot;#&quot;&gt;&lt;img src=&quot;https://github.com/ubuntu/yaru/blob/master/icons/Yaru/scalable/devices/audio-subwoofer-testing.svg&quot; width=&quot;22&quot; alt=&quot;audio-subwoofer-testing&quot;&gt;&lt;/a&gt;&amp;nbsp; &amp;nbsp; audio-subwoofer-testing&lt;br&gt;" calcext:value-type="string">
            <text:p>&lt;a href="#"&gt;&lt;img src="https://github.com/ubuntu/yaru/blob/master/icons/Yaru/scalable/devices/audio-subwoofer-testing.svg" width="22" alt="audio-subwoofer-testing"&gt;&lt;/a&gt;&amp;nbsp; &amp;nbsp; audio-subwoofer-testing&lt;br&gt;</text:p>
          </table:table-cell>
        </table:table-row>
        <table:table-row table:style-name="ro1">
          <table:table-cell office:value-type="string" calcext:value-type="string">
            <text:p>auth-face-symbolic</text:p>
          </table:table-cell>
          <table:table-cell table:formula="of:=IF(LEFT([.A622];1)=&quot;.&quot;;&quot;Y&quot;;&quot;N&quot;)" office:value-type="string" office:string-value="N" calcext:value-type="string">
            <text:p>N</text:p>
          </table:table-cell>
          <table:table-cell table:formula="of:=IFERROR(&quot;## &quot; &amp; MID([.A622];3;FIND(&quot;:&quot;;[.A622])-3) &amp; &quot; &lt;br&gt;&quot;;&quot;&quot;)">
            <text:p/>
          </table:table-cell>
          <table:table-cell table:formula="of:=IF([.B622]=&quot;Y&quot;;MID([.A622];3;FIND(&quot;:&quot;;[.A622];1)-3);IF(&#10;RIGHT(RIGHT([.A622]; 1))=&quot;@&quot;;0;&#10;[.A622]))" office:value-type="string" office:string-value="auth-face-symbolic" calcext:value-type="string">
            <text:p>auth-face-symbolic</text:p>
          </table:table-cell>
          <table:table-cell table:formula="of:=IF([.B622]=&quot;Y&quot;;[.D622];[.E621])" office:value-type="string" office:string-value="devices" calcext:value-type="string">
            <text:p>devices</text:p>
          </table:table-cell>
          <table:table-cell table:style-name="ce10" table:formula="of:=IF([.D622]=0;&quot;&quot;;IF([.B622]=&quot;Y&quot;;[.C622];&#10;&quot;&lt;a href=&quot; &amp; CHAR(34) &amp; &quot;#&quot; &amp; CHAR(34) &amp; &quot;&gt;&quot; &amp;&#10;&quot;&lt;img src=&quot; &amp; CHAR(34) &amp; &quot;https://github.com/ubuntu/yaru/blob/master/icons/Yaru/scalable/&quot; &amp; [.E622] &amp; &quot;/&quot; &amp; [.A622] &amp; &quot;.svg&quot; &amp; CHAR(34) &amp; &#10;&quot; width=&quot; &amp; CHAR(34) &amp; &quot;22&quot; &amp; CHAR(34) &amp; &quot; alt=&quot; &amp; CHAR(34) &amp; [.D622] &amp; CHAR(34) &amp; &quot;&gt;&lt;/a&gt;&quot; &amp;&#10;&quot;&amp;nbsp; &amp;nbsp; &quot; &amp; [.D622] &amp; &quot;&lt;br&gt;&quot;&#10;))" office:value-type="string" office:string-value="&lt;a href=&quot;#&quot;&gt;&lt;img src=&quot;https://github.com/ubuntu/yaru/blob/master/icons/Yaru/scalable/devices/auth-face-symbolic.svg&quot; width=&quot;22&quot; alt=&quot;auth-face-symbolic&quot;&gt;&lt;/a&gt;&amp;nbsp; &amp;nbsp; auth-face-symbolic&lt;br&gt;" calcext:value-type="string">
            <text:p>&lt;a href="#"&gt;&lt;img src="https://github.com/ubuntu/yaru/blob/master/icons/Yaru/scalable/devices/auth-face-symbolic.svg" width="22" alt="auth-face-symbolic"&gt;&lt;/a&gt;&amp;nbsp; &amp;nbsp; auth-face-symbolic&lt;br&gt;</text:p>
          </table:table-cell>
        </table:table-row>
        <table:table-row table:style-name="ro1">
          <table:table-cell office:value-type="string" calcext:value-type="string">
            <text:p>auth-fingerprint-symbolic</text:p>
          </table:table-cell>
          <table:table-cell table:formula="of:=IF(LEFT([.A623];1)=&quot;.&quot;;&quot;Y&quot;;&quot;N&quot;)" office:value-type="string" office:string-value="N" calcext:value-type="string">
            <text:p>N</text:p>
          </table:table-cell>
          <table:table-cell table:formula="of:=IFERROR(&quot;## &quot; &amp; MID([.A623];3;FIND(&quot;:&quot;;[.A623])-3) &amp; &quot; &lt;br&gt;&quot;;&quot;&quot;)">
            <text:p/>
          </table:table-cell>
          <table:table-cell table:formula="of:=IF([.B623]=&quot;Y&quot;;MID([.A623];3;FIND(&quot;:&quot;;[.A623];1)-3);IF(&#10;RIGHT(RIGHT([.A623]; 1))=&quot;@&quot;;0;&#10;[.A623]))" office:value-type="string" office:string-value="auth-fingerprint-symbolic" calcext:value-type="string">
            <text:p>auth-fingerprint-symbolic</text:p>
          </table:table-cell>
          <table:table-cell table:formula="of:=IF([.B623]=&quot;Y&quot;;[.D623];[.E622])" office:value-type="string" office:string-value="devices" calcext:value-type="string">
            <text:p>devices</text:p>
          </table:table-cell>
          <table:table-cell table:style-name="ce10" table:formula="of:=IF([.D623]=0;&quot;&quot;;IF([.B623]=&quot;Y&quot;;[.C623];&#10;&quot;&lt;a href=&quot; &amp; CHAR(34) &amp; &quot;#&quot; &amp; CHAR(34) &amp; &quot;&gt;&quot; &amp;&#10;&quot;&lt;img src=&quot; &amp; CHAR(34) &amp; &quot;https://github.com/ubuntu/yaru/blob/master/icons/Yaru/scalable/&quot; &amp; [.E623] &amp; &quot;/&quot; &amp; [.A623] &amp; &quot;.svg&quot; &amp; CHAR(34) &amp; &#10;&quot; width=&quot; &amp; CHAR(34) &amp; &quot;22&quot; &amp; CHAR(34) &amp; &quot; alt=&quot; &amp; CHAR(34) &amp; [.D623] &amp; CHAR(34) &amp; &quot;&gt;&lt;/a&gt;&quot; &amp;&#10;&quot;&amp;nbsp; &amp;nbsp; &quot; &amp; [.D623] &amp; &quot;&lt;br&gt;&quot;&#10;))" office:value-type="string" office:string-value="&lt;a href=&quot;#&quot;&gt;&lt;img src=&quot;https://github.com/ubuntu/yaru/blob/master/icons/Yaru/scalable/devices/auth-fingerprint-symbolic.svg&quot; width=&quot;22&quot; alt=&quot;auth-fingerprint-symbolic&quot;&gt;&lt;/a&gt;&amp;nbsp; &amp;nbsp; auth-fingerprint-symbolic&lt;br&gt;" calcext:value-type="string">
            <text:p>&lt;a href="#"&gt;&lt;img src="https://github.com/ubuntu/yaru/blob/master/icons/Yaru/scalable/devices/auth-fingerprint-symbolic.svg" width="22" alt="auth-fingerprint-symbolic"&gt;&lt;/a&gt;&amp;nbsp; &amp;nbsp; auth-fingerprint-symbolic&lt;br&gt;</text:p>
          </table:table-cell>
        </table:table-row>
        <table:table-row table:style-name="ro1">
          <table:table-cell office:value-type="string" calcext:value-type="string">
            <text:p>auth-sim-symbolic</text:p>
          </table:table-cell>
          <table:table-cell table:formula="of:=IF(LEFT([.A624];1)=&quot;.&quot;;&quot;Y&quot;;&quot;N&quot;)" office:value-type="string" office:string-value="N" calcext:value-type="string">
            <text:p>N</text:p>
          </table:table-cell>
          <table:table-cell table:formula="of:=IFERROR(&quot;## &quot; &amp; MID([.A624];3;FIND(&quot;:&quot;;[.A624])-3) &amp; &quot; &lt;br&gt;&quot;;&quot;&quot;)">
            <text:p/>
          </table:table-cell>
          <table:table-cell table:formula="of:=IF([.B624]=&quot;Y&quot;;MID([.A624];3;FIND(&quot;:&quot;;[.A624];1)-3);IF(&#10;RIGHT(RIGHT([.A624]; 1))=&quot;@&quot;;0;&#10;[.A624]))" office:value-type="string" office:string-value="auth-sim-symbolic" calcext:value-type="string">
            <text:p>auth-sim-symbolic</text:p>
          </table:table-cell>
          <table:table-cell table:formula="of:=IF([.B624]=&quot;Y&quot;;[.D624];[.E623])" office:value-type="string" office:string-value="devices" calcext:value-type="string">
            <text:p>devices</text:p>
          </table:table-cell>
          <table:table-cell table:style-name="ce10" table:formula="of:=IF([.D624]=0;&quot;&quot;;IF([.B624]=&quot;Y&quot;;[.C624];&#10;&quot;&lt;a href=&quot; &amp; CHAR(34) &amp; &quot;#&quot; &amp; CHAR(34) &amp; &quot;&gt;&quot; &amp;&#10;&quot;&lt;img src=&quot; &amp; CHAR(34) &amp; &quot;https://github.com/ubuntu/yaru/blob/master/icons/Yaru/scalable/&quot; &amp; [.E624] &amp; &quot;/&quot; &amp; [.A624] &amp; &quot;.svg&quot; &amp; CHAR(34) &amp; &#10;&quot; width=&quot; &amp; CHAR(34) &amp; &quot;22&quot; &amp; CHAR(34) &amp; &quot; alt=&quot; &amp; CHAR(34) &amp; [.D624] &amp; CHAR(34) &amp; &quot;&gt;&lt;/a&gt;&quot; &amp;&#10;&quot;&amp;nbsp; &amp;nbsp; &quot; &amp; [.D624] &amp; &quot;&lt;br&gt;&quot;&#10;))" office:value-type="string" office:string-value="&lt;a href=&quot;#&quot;&gt;&lt;img src=&quot;https://github.com/ubuntu/yaru/blob/master/icons/Yaru/scalable/devices/auth-sim-symbolic.svg&quot; width=&quot;22&quot; alt=&quot;auth-sim-symbolic&quot;&gt;&lt;/a&gt;&amp;nbsp; &amp;nbsp; auth-sim-symbolic&lt;br&gt;" calcext:value-type="string">
            <text:p>&lt;a href="#"&gt;&lt;img src="https://github.com/ubuntu/yaru/blob/master/icons/Yaru/scalable/devices/auth-sim-symbolic.svg" width="22" alt="auth-sim-symbolic"&gt;&lt;/a&gt;&amp;nbsp; &amp;nbsp; auth-sim-symbolic&lt;br&gt;</text:p>
          </table:table-cell>
        </table:table-row>
        <table:table-row table:style-name="ro1">
          <table:table-cell office:value-type="string" calcext:value-type="string">
            <text:p>auth-smartcard-symbolic</text:p>
          </table:table-cell>
          <table:table-cell table:formula="of:=IF(LEFT([.A625];1)=&quot;.&quot;;&quot;Y&quot;;&quot;N&quot;)" office:value-type="string" office:string-value="N" calcext:value-type="string">
            <text:p>N</text:p>
          </table:table-cell>
          <table:table-cell table:formula="of:=IFERROR(&quot;## &quot; &amp; MID([.A625];3;FIND(&quot;:&quot;;[.A625])-3) &amp; &quot; &lt;br&gt;&quot;;&quot;&quot;)">
            <text:p/>
          </table:table-cell>
          <table:table-cell table:formula="of:=IF([.B625]=&quot;Y&quot;;MID([.A625];3;FIND(&quot;:&quot;;[.A625];1)-3);IF(&#10;RIGHT(RIGHT([.A625]; 1))=&quot;@&quot;;0;&#10;[.A625]))" office:value-type="string" office:string-value="auth-smartcard-symbolic" calcext:value-type="string">
            <text:p>auth-smartcard-symbolic</text:p>
          </table:table-cell>
          <table:table-cell table:formula="of:=IF([.B625]=&quot;Y&quot;;[.D625];[.E624])" office:value-type="string" office:string-value="devices" calcext:value-type="string">
            <text:p>devices</text:p>
          </table:table-cell>
          <table:table-cell table:style-name="ce10" table:formula="of:=IF([.D625]=0;&quot;&quot;;IF([.B625]=&quot;Y&quot;;[.C625];&#10;&quot;&lt;a href=&quot; &amp; CHAR(34) &amp; &quot;#&quot; &amp; CHAR(34) &amp; &quot;&gt;&quot; &amp;&#10;&quot;&lt;img src=&quot; &amp; CHAR(34) &amp; &quot;https://github.com/ubuntu/yaru/blob/master/icons/Yaru/scalable/&quot; &amp; [.E625] &amp; &quot;/&quot; &amp; [.A625] &amp; &quot;.svg&quot; &amp; CHAR(34) &amp; &#10;&quot; width=&quot; &amp; CHAR(34) &amp; &quot;22&quot; &amp; CHAR(34) &amp; &quot; alt=&quot; &amp; CHAR(34) &amp; [.D625] &amp; CHAR(34) &amp; &quot;&gt;&lt;/a&gt;&quot; &amp;&#10;&quot;&amp;nbsp; &amp;nbsp; &quot; &amp; [.D625] &amp; &quot;&lt;br&gt;&quot;&#10;))" office:value-type="string" office:string-value="&lt;a href=&quot;#&quot;&gt;&lt;img src=&quot;https://github.com/ubuntu/yaru/blob/master/icons/Yaru/scalable/devices/auth-smartcard-symbolic.svg&quot; width=&quot;22&quot; alt=&quot;auth-smartcard-symbolic&quot;&gt;&lt;/a&gt;&amp;nbsp; &amp;nbsp; auth-smartcard-symbolic&lt;br&gt;" calcext:value-type="string">
            <text:p>&lt;a href="#"&gt;&lt;img src="https://github.com/ubuntu/yaru/blob/master/icons/Yaru/scalable/devices/auth-smartcard-symbolic.svg" width="22" alt="auth-smartcard-symbolic"&gt;&lt;/a&gt;&amp;nbsp; &amp;nbsp; auth-smartcard-symbolic&lt;br&gt;</text:p>
          </table:table-cell>
        </table:table-row>
        <table:table-row table:style-name="ro1">
          <table:table-cell office:value-type="string" calcext:value-type="string">
            <text:p>battery-symbolic</text:p>
          </table:table-cell>
          <table:table-cell table:formula="of:=IF(LEFT([.A626];1)=&quot;.&quot;;&quot;Y&quot;;&quot;N&quot;)" office:value-type="string" office:string-value="N" calcext:value-type="string">
            <text:p>N</text:p>
          </table:table-cell>
          <table:table-cell table:formula="of:=IFERROR(&quot;## &quot; &amp; MID([.A626];3;FIND(&quot;:&quot;;[.A626])-3) &amp; &quot; &lt;br&gt;&quot;;&quot;&quot;)">
            <text:p/>
          </table:table-cell>
          <table:table-cell table:formula="of:=IF([.B626]=&quot;Y&quot;;MID([.A626];3;FIND(&quot;:&quot;;[.A626];1)-3);IF(&#10;RIGHT(RIGHT([.A626]; 1))=&quot;@&quot;;0;&#10;[.A626]))" office:value-type="string" office:string-value="battery-symbolic" calcext:value-type="string">
            <text:p>battery-symbolic</text:p>
          </table:table-cell>
          <table:table-cell table:formula="of:=IF([.B626]=&quot;Y&quot;;[.D626];[.E625])" office:value-type="string" office:string-value="devices" calcext:value-type="string">
            <text:p>devices</text:p>
          </table:table-cell>
          <table:table-cell table:style-name="ce10" table:formula="of:=IF([.D626]=0;&quot;&quot;;IF([.B626]=&quot;Y&quot;;[.C626];&#10;&quot;&lt;a href=&quot; &amp; CHAR(34) &amp; &quot;#&quot; &amp; CHAR(34) &amp; &quot;&gt;&quot; &amp;&#10;&quot;&lt;img src=&quot; &amp; CHAR(34) &amp; &quot;https://github.com/ubuntu/yaru/blob/master/icons/Yaru/scalable/&quot; &amp; [.E626] &amp; &quot;/&quot; &amp; [.A626] &amp; &quot;.svg&quot; &amp; CHAR(34) &amp; &#10;&quot; width=&quot; &amp; CHAR(34) &amp; &quot;22&quot; &amp; CHAR(34) &amp; &quot; alt=&quot; &amp; CHAR(34) &amp; [.D626] &amp; CHAR(34) &amp; &quot;&gt;&lt;/a&gt;&quot; &amp;&#10;&quot;&amp;nbsp; &amp;nbsp; &quot; &amp; [.D626] &amp; &quot;&lt;br&gt;&quot;&#10;))" office:value-type="string" office:string-value="&lt;a href=&quot;#&quot;&gt;&lt;img src=&quot;https://github.com/ubuntu/yaru/blob/master/icons/Yaru/scalable/devices/battery-symbolic.svg&quot; width=&quot;22&quot; alt=&quot;battery-symbolic&quot;&gt;&lt;/a&gt;&amp;nbsp; &amp;nbsp; battery-symbolic&lt;br&gt;" calcext:value-type="string">
            <text:p>&lt;a href="#"&gt;&lt;img src="https://github.com/ubuntu/yaru/blob/master/icons/Yaru/scalable/devices/battery-symbolic.svg" width="22" alt="battery-symbolic"&gt;&lt;/a&gt;&amp;nbsp; &amp;nbsp; battery-symbolic&lt;br&gt;</text:p>
          </table:table-cell>
        </table:table-row>
        <table:table-row table:style-name="ro1">
          <table:table-cell office:value-type="string" calcext:value-type="string">
            <text:p>bluetooth-symbolic</text:p>
          </table:table-cell>
          <table:table-cell table:formula="of:=IF(LEFT([.A627];1)=&quot;.&quot;;&quot;Y&quot;;&quot;N&quot;)" office:value-type="string" office:string-value="N" calcext:value-type="string">
            <text:p>N</text:p>
          </table:table-cell>
          <table:table-cell table:formula="of:=IFERROR(&quot;## &quot; &amp; MID([.A627];3;FIND(&quot;:&quot;;[.A627])-3) &amp; &quot; &lt;br&gt;&quot;;&quot;&quot;)">
            <text:p/>
          </table:table-cell>
          <table:table-cell table:formula="of:=IF([.B627]=&quot;Y&quot;;MID([.A627];3;FIND(&quot;:&quot;;[.A627];1)-3);IF(&#10;RIGHT(RIGHT([.A627]; 1))=&quot;@&quot;;0;&#10;[.A627]))" office:value-type="string" office:string-value="bluetooth-symbolic" calcext:value-type="string">
            <text:p>bluetooth-symbolic</text:p>
          </table:table-cell>
          <table:table-cell table:formula="of:=IF([.B627]=&quot;Y&quot;;[.D627];[.E626])" office:value-type="string" office:string-value="devices" calcext:value-type="string">
            <text:p>devices</text:p>
          </table:table-cell>
          <table:table-cell table:style-name="ce10" table:formula="of:=IF([.D627]=0;&quot;&quot;;IF([.B627]=&quot;Y&quot;;[.C627];&#10;&quot;&lt;a href=&quot; &amp; CHAR(34) &amp; &quot;#&quot; &amp; CHAR(34) &amp; &quot;&gt;&quot; &amp;&#10;&quot;&lt;img src=&quot; &amp; CHAR(34) &amp; &quot;https://github.com/ubuntu/yaru/blob/master/icons/Yaru/scalable/&quot; &amp; [.E627] &amp; &quot;/&quot; &amp; [.A627] &amp; &quot;.svg&quot; &amp; CHAR(34) &amp; &#10;&quot; width=&quot; &amp; CHAR(34) &amp; &quot;22&quot; &amp; CHAR(34) &amp; &quot; alt=&quot; &amp; CHAR(34) &amp; [.D627] &amp; CHAR(34) &amp; &quot;&gt;&lt;/a&gt;&quot; &amp;&#10;&quot;&amp;nbsp; &amp;nbsp; &quot; &amp; [.D627] &amp; &quot;&lt;br&gt;&quot;&#10;))" office:value-type="string" office:string-value="&lt;a href=&quot;#&quot;&gt;&lt;img src=&quot;https://github.com/ubuntu/yaru/blob/master/icons/Yaru/scalable/devices/bluetooth-symbolic.svg&quot; width=&quot;22&quot; alt=&quot;bluetooth-symbolic&quot;&gt;&lt;/a&gt;&amp;nbsp; &amp;nbsp; bluetooth-symbolic&lt;br&gt;" calcext:value-type="string">
            <text:p>&lt;a href="#"&gt;&lt;img src="https://github.com/ubuntu/yaru/blob/master/icons/Yaru/scalable/devices/bluetooth-symbolic.svg" width="22" alt="bluetooth-symbolic"&gt;&lt;/a&gt;&amp;nbsp; &amp;nbsp; bluetooth-symbolic&lt;br&gt;</text:p>
          </table:table-cell>
        </table:table-row>
        <table:table-row table:style-name="ro1">
          <table:table-cell office:value-type="string" calcext:value-type="string">
            <text:p>camera-photo-symbolic</text:p>
          </table:table-cell>
          <table:table-cell table:formula="of:=IF(LEFT([.A628];1)=&quot;.&quot;;&quot;Y&quot;;&quot;N&quot;)" office:value-type="string" office:string-value="N" calcext:value-type="string">
            <text:p>N</text:p>
          </table:table-cell>
          <table:table-cell table:formula="of:=IFERROR(&quot;## &quot; &amp; MID([.A628];3;FIND(&quot;:&quot;;[.A628])-3) &amp; &quot; &lt;br&gt;&quot;;&quot;&quot;)">
            <text:p/>
          </table:table-cell>
          <table:table-cell table:formula="of:=IF([.B628]=&quot;Y&quot;;MID([.A628];3;FIND(&quot;:&quot;;[.A628];1)-3);IF(&#10;RIGHT(RIGHT([.A628]; 1))=&quot;@&quot;;0;&#10;[.A628]))" office:value-type="string" office:string-value="camera-photo-symbolic" calcext:value-type="string">
            <text:p>camera-photo-symbolic</text:p>
          </table:table-cell>
          <table:table-cell table:formula="of:=IF([.B628]=&quot;Y&quot;;[.D628];[.E627])" office:value-type="string" office:string-value="devices" calcext:value-type="string">
            <text:p>devices</text:p>
          </table:table-cell>
          <table:table-cell table:style-name="ce10" table:formula="of:=IF([.D628]=0;&quot;&quot;;IF([.B628]=&quot;Y&quot;;[.C628];&#10;&quot;&lt;a href=&quot; &amp; CHAR(34) &amp; &quot;#&quot; &amp; CHAR(34) &amp; &quot;&gt;&quot; &amp;&#10;&quot;&lt;img src=&quot; &amp; CHAR(34) &amp; &quot;https://github.com/ubuntu/yaru/blob/master/icons/Yaru/scalable/&quot; &amp; [.E628] &amp; &quot;/&quot; &amp; [.A628] &amp; &quot;.svg&quot; &amp; CHAR(34) &amp; &#10;&quot; width=&quot; &amp; CHAR(34) &amp; &quot;22&quot; &amp; CHAR(34) &amp; &quot; alt=&quot; &amp; CHAR(34) &amp; [.D628] &amp; CHAR(34) &amp; &quot;&gt;&lt;/a&gt;&quot; &amp;&#10;&quot;&amp;nbsp; &amp;nbsp; &quot; &amp; [.D628] &amp; &quot;&lt;br&gt;&quot;&#10;))" office:value-type="string" office:string-value="&lt;a href=&quot;#&quot;&gt;&lt;img src=&quot;https://github.com/ubuntu/yaru/blob/master/icons/Yaru/scalable/devices/camera-photo-symbolic.svg&quot; width=&quot;22&quot; alt=&quot;camera-photo-symbolic&quot;&gt;&lt;/a&gt;&amp;nbsp; &amp;nbsp; camera-photo-symbolic&lt;br&gt;" calcext:value-type="string">
            <text:p>&lt;a href="#"&gt;&lt;img src="https://github.com/ubuntu/yaru/blob/master/icons/Yaru/scalable/devices/camera-photo-symbolic.svg" width="22" alt="camera-photo-symbolic"&gt;&lt;/a&gt;&amp;nbsp; &amp;nbsp; camera-photo-symbolic&lt;br&gt;</text:p>
          </table:table-cell>
        </table:table-row>
        <table:table-row table:style-name="ro1">
          <table:table-cell office:value-type="string" calcext:value-type="string">
            <text:p>camera-video-symbolic</text:p>
          </table:table-cell>
          <table:table-cell table:formula="of:=IF(LEFT([.A629];1)=&quot;.&quot;;&quot;Y&quot;;&quot;N&quot;)" office:value-type="string" office:string-value="N" calcext:value-type="string">
            <text:p>N</text:p>
          </table:table-cell>
          <table:table-cell table:formula="of:=IFERROR(&quot;## &quot; &amp; MID([.A629];3;FIND(&quot;:&quot;;[.A629])-3) &amp; &quot; &lt;br&gt;&quot;;&quot;&quot;)">
            <text:p/>
          </table:table-cell>
          <table:table-cell table:formula="of:=IF([.B629]=&quot;Y&quot;;MID([.A629];3;FIND(&quot;:&quot;;[.A629];1)-3);IF(&#10;RIGHT(RIGHT([.A629]; 1))=&quot;@&quot;;0;&#10;[.A629]))" office:value-type="string" office:string-value="camera-video-symbolic" calcext:value-type="string">
            <text:p>camera-video-symbolic</text:p>
          </table:table-cell>
          <table:table-cell table:formula="of:=IF([.B629]=&quot;Y&quot;;[.D629];[.E628])" office:value-type="string" office:string-value="devices" calcext:value-type="string">
            <text:p>devices</text:p>
          </table:table-cell>
          <table:table-cell table:style-name="ce10" table:formula="of:=IF([.D629]=0;&quot;&quot;;IF([.B629]=&quot;Y&quot;;[.C629];&#10;&quot;&lt;a href=&quot; &amp; CHAR(34) &amp; &quot;#&quot; &amp; CHAR(34) &amp; &quot;&gt;&quot; &amp;&#10;&quot;&lt;img src=&quot; &amp; CHAR(34) &amp; &quot;https://github.com/ubuntu/yaru/blob/master/icons/Yaru/scalable/&quot; &amp; [.E629] &amp; &quot;/&quot; &amp; [.A629] &amp; &quot;.svg&quot; &amp; CHAR(34) &amp; &#10;&quot; width=&quot; &amp; CHAR(34) &amp; &quot;22&quot; &amp; CHAR(34) &amp; &quot; alt=&quot; &amp; CHAR(34) &amp; [.D629] &amp; CHAR(34) &amp; &quot;&gt;&lt;/a&gt;&quot; &amp;&#10;&quot;&amp;nbsp; &amp;nbsp; &quot; &amp; [.D629] &amp; &quot;&lt;br&gt;&quot;&#10;))" office:value-type="string" office:string-value="&lt;a href=&quot;#&quot;&gt;&lt;img src=&quot;https://github.com/ubuntu/yaru/blob/master/icons/Yaru/scalable/devices/camera-video-symbolic.svg&quot; width=&quot;22&quot; alt=&quot;camera-video-symbolic&quot;&gt;&lt;/a&gt;&amp;nbsp; &amp;nbsp; camera-video-symbolic&lt;br&gt;" calcext:value-type="string">
            <text:p>&lt;a href="#"&gt;&lt;img src="https://github.com/ubuntu/yaru/blob/master/icons/Yaru/scalable/devices/camera-video-symbolic.svg" width="22" alt="camera-video-symbolic"&gt;&lt;/a&gt;&amp;nbsp; &amp;nbsp; camera-video-symbolic&lt;br&gt;</text:p>
          </table:table-cell>
        </table:table-row>
        <table:table-row table:style-name="ro1">
          <table:table-cell office:value-type="string" calcext:value-type="string">
            <text:p>camera-web-symbolic</text:p>
          </table:table-cell>
          <table:table-cell table:formula="of:=IF(LEFT([.A630];1)=&quot;.&quot;;&quot;Y&quot;;&quot;N&quot;)" office:value-type="string" office:string-value="N" calcext:value-type="string">
            <text:p>N</text:p>
          </table:table-cell>
          <table:table-cell table:formula="of:=IFERROR(&quot;## &quot; &amp; MID([.A630];3;FIND(&quot;:&quot;;[.A630])-3) &amp; &quot; &lt;br&gt;&quot;;&quot;&quot;)">
            <text:p/>
          </table:table-cell>
          <table:table-cell table:formula="of:=IF([.B630]=&quot;Y&quot;;MID([.A630];3;FIND(&quot;:&quot;;[.A630];1)-3);IF(&#10;RIGHT(RIGHT([.A630]; 1))=&quot;@&quot;;0;&#10;[.A630]))" office:value-type="string" office:string-value="camera-web-symbolic" calcext:value-type="string">
            <text:p>camera-web-symbolic</text:p>
          </table:table-cell>
          <table:table-cell table:formula="of:=IF([.B630]=&quot;Y&quot;;[.D630];[.E629])" office:value-type="string" office:string-value="devices" calcext:value-type="string">
            <text:p>devices</text:p>
          </table:table-cell>
          <table:table-cell table:style-name="ce10" table:formula="of:=IF([.D630]=0;&quot;&quot;;IF([.B630]=&quot;Y&quot;;[.C630];&#10;&quot;&lt;a href=&quot; &amp; CHAR(34) &amp; &quot;#&quot; &amp; CHAR(34) &amp; &quot;&gt;&quot; &amp;&#10;&quot;&lt;img src=&quot; &amp; CHAR(34) &amp; &quot;https://github.com/ubuntu/yaru/blob/master/icons/Yaru/scalable/&quot; &amp; [.E630] &amp; &quot;/&quot; &amp; [.A630] &amp; &quot;.svg&quot; &amp; CHAR(34) &amp; &#10;&quot; width=&quot; &amp; CHAR(34) &amp; &quot;22&quot; &amp; CHAR(34) &amp; &quot; alt=&quot; &amp; CHAR(34) &amp; [.D630] &amp; CHAR(34) &amp; &quot;&gt;&lt;/a&gt;&quot; &amp;&#10;&quot;&amp;nbsp; &amp;nbsp; &quot; &amp; [.D630] &amp; &quot;&lt;br&gt;&quot;&#10;))" office:value-type="string" office:string-value="&lt;a href=&quot;#&quot;&gt;&lt;img src=&quot;https://github.com/ubuntu/yaru/blob/master/icons/Yaru/scalable/devices/camera-web-symbolic.svg&quot; width=&quot;22&quot; alt=&quot;camera-web-symbolic&quot;&gt;&lt;/a&gt;&amp;nbsp; &amp;nbsp; camera-web-symbolic&lt;br&gt;" calcext:value-type="string">
            <text:p>&lt;a href="#"&gt;&lt;img src="https://github.com/ubuntu/yaru/blob/master/icons/Yaru/scalable/devices/camera-web-symbolic.svg" width="22" alt="camera-web-symbolic"&gt;&lt;/a&gt;&amp;nbsp; &amp;nbsp; camera-web-symbolic&lt;br&gt;</text:p>
          </table:table-cell>
        </table:table-row>
        <table:table-row table:style-name="ro1">
          <table:table-cell office:value-type="string" calcext:value-type="string">
            <text:p>colorimeter-colorhug-symbolic</text:p>
          </table:table-cell>
          <table:table-cell table:formula="of:=IF(LEFT([.A631];1)=&quot;.&quot;;&quot;Y&quot;;&quot;N&quot;)" office:value-type="string" office:string-value="N" calcext:value-type="string">
            <text:p>N</text:p>
          </table:table-cell>
          <table:table-cell table:formula="of:=IFERROR(&quot;## &quot; &amp; MID([.A631];3;FIND(&quot;:&quot;;[.A631])-3) &amp; &quot; &lt;br&gt;&quot;;&quot;&quot;)">
            <text:p/>
          </table:table-cell>
          <table:table-cell table:formula="of:=IF([.B631]=&quot;Y&quot;;MID([.A631];3;FIND(&quot;:&quot;;[.A631];1)-3);IF(&#10;RIGHT(RIGHT([.A631]; 1))=&quot;@&quot;;0;&#10;[.A631]))" office:value-type="string" office:string-value="colorimeter-colorhug-symbolic" calcext:value-type="string">
            <text:p>colorimeter-colorhug-symbolic</text:p>
          </table:table-cell>
          <table:table-cell table:formula="of:=IF([.B631]=&quot;Y&quot;;[.D631];[.E630])" office:value-type="string" office:string-value="devices" calcext:value-type="string">
            <text:p>devices</text:p>
          </table:table-cell>
          <table:table-cell table:style-name="ce10" table:formula="of:=IF([.D631]=0;&quot;&quot;;IF([.B631]=&quot;Y&quot;;[.C631];&#10;&quot;&lt;a href=&quot; &amp; CHAR(34) &amp; &quot;#&quot; &amp; CHAR(34) &amp; &quot;&gt;&quot; &amp;&#10;&quot;&lt;img src=&quot; &amp; CHAR(34) &amp; &quot;https://github.com/ubuntu/yaru/blob/master/icons/Yaru/scalable/&quot; &amp; [.E631] &amp; &quot;/&quot; &amp; [.A631] &amp; &quot;.svg&quot; &amp; CHAR(34) &amp; &#10;&quot; width=&quot; &amp; CHAR(34) &amp; &quot;22&quot; &amp; CHAR(34) &amp; &quot; alt=&quot; &amp; CHAR(34) &amp; [.D631] &amp; CHAR(34) &amp; &quot;&gt;&lt;/a&gt;&quot; &amp;&#10;&quot;&amp;nbsp; &amp;nbsp; &quot; &amp; [.D631] &amp; &quot;&lt;br&gt;&quot;&#10;))" office:value-type="string" office:string-value="&lt;a href=&quot;#&quot;&gt;&lt;img src=&quot;https://github.com/ubuntu/yaru/blob/master/icons/Yaru/scalable/devices/colorimeter-colorhug-symbolic.svg&quot; width=&quot;22&quot; alt=&quot;colorimeter-colorhug-symbolic&quot;&gt;&lt;/a&gt;&amp;nbsp; &amp;nbsp; colorimeter-colorhug-symbolic&lt;br&gt;" calcext:value-type="string">
            <text:p>&lt;a href="#"&gt;&lt;img src="https://github.com/ubuntu/yaru/blob/master/icons/Yaru/scalable/devices/colorimeter-colorhug-symbolic.svg" width="22" alt="colorimeter-colorhug-symbolic"&gt;&lt;/a&gt;&amp;nbsp; &amp;nbsp; colorimeter-colorhug-symbolic&lt;br&gt;</text:p>
          </table:table-cell>
        </table:table-row>
        <table:table-row table:style-name="ro1">
          <table:table-cell table:style-name="Default" office:value-type="string" calcext:value-type="string">
            <text:p>computer-apple-ipad-symbolic@</text:p>
          </table:table-cell>
          <table:table-cell table:style-name="Default" table:formula="of:=IF(LEFT([.A63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32];3;FIND(&quot;:&quot;;[.A632])-3) &amp; &quot; &lt;br&gt;&quot;;&quot;&quot;)">
            <text:p/>
          </table:table-cell>
          <table:table-cell table:style-name="ce6" table:formula="of:=IF([.B632]=&quot;Y&quot;;MID([.A632];3;FIND(&quot;:&quot;;[.A632];1)-3);IF(&#10;RIGHT(RIGHT([.A632]; 1))=&quot;@&quot;;0;&#10;[.A632]))" office:value-type="float" office:value="0" calcext:value-type="float">
            <text:p>0</text:p>
          </table:table-cell>
          <table:table-cell table:formula="of:=IF([.B632]=&quot;Y&quot;;[.D632];[.E631])" office:value-type="string" office:string-value="devices" calcext:value-type="string">
            <text:p>devices</text:p>
          </table:table-cell>
          <table:table-cell table:style-name="ce10" table:formula="of:=IF([.D632]=0;&quot;&quot;;IF([.B632]=&quot;Y&quot;;[.C632];&#10;&quot;&lt;a href=&quot; &amp; CHAR(34) &amp; &quot;#&quot; &amp; CHAR(34) &amp; &quot;&gt;&quot; &amp;&#10;&quot;&lt;img src=&quot; &amp; CHAR(34) &amp; &quot;https://github.com/ubuntu/yaru/blob/master/icons/Yaru/scalable/&quot; &amp; [.E632] &amp; &quot;/&quot; &amp; [.A632] &amp; &quot;.svg&quot; &amp; CHAR(34) &amp; &#10;&quot; width=&quot; &amp; CHAR(34) &amp; &quot;22&quot; &amp; CHAR(34) &amp; &quot; alt=&quot; &amp; CHAR(34) &amp; [.D632] &amp; CHAR(34) &amp; &quot;&gt;&lt;/a&gt;&quot; &amp;&#10;&quot;&amp;nbsp; &amp;nbsp; &quot; &amp; [.D63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computer-chip-symbolic@</text:p>
          </table:table-cell>
          <table:table-cell table:style-name="Default" table:formula="of:=IF(LEFT([.A63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33];3;FIND(&quot;:&quot;;[.A633])-3) &amp; &quot; &lt;br&gt;&quot;;&quot;&quot;)">
            <text:p/>
          </table:table-cell>
          <table:table-cell table:style-name="ce6" table:formula="of:=IF([.B633]=&quot;Y&quot;;MID([.A633];3;FIND(&quot;:&quot;;[.A633];1)-3);IF(&#10;RIGHT(RIGHT([.A633]; 1))=&quot;@&quot;;0;&#10;[.A633]))" office:value-type="float" office:value="0" calcext:value-type="float">
            <text:p>0</text:p>
          </table:table-cell>
          <table:table-cell table:formula="of:=IF([.B633]=&quot;Y&quot;;[.D633];[.E632])" office:value-type="string" office:string-value="devices" calcext:value-type="string">
            <text:p>devices</text:p>
          </table:table-cell>
          <table:table-cell table:style-name="ce10" table:formula="of:=IF([.D633]=0;&quot;&quot;;IF([.B633]=&quot;Y&quot;;[.C633];&#10;&quot;&lt;a href=&quot; &amp; CHAR(34) &amp; &quot;#&quot; &amp; CHAR(34) &amp; &quot;&gt;&quot; &amp;&#10;&quot;&lt;img src=&quot; &amp; CHAR(34) &amp; &quot;https://github.com/ubuntu/yaru/blob/master/icons/Yaru/scalable/&quot; &amp; [.E633] &amp; &quot;/&quot; &amp; [.A633] &amp; &quot;.svg&quot; &amp; CHAR(34) &amp; &#10;&quot; width=&quot; &amp; CHAR(34) &amp; &quot;22&quot; &amp; CHAR(34) &amp; &quot; alt=&quot; &amp; CHAR(34) &amp; [.D633] &amp; CHAR(34) &amp; &quot;&gt;&lt;/a&gt;&quot; &amp;&#10;&quot;&amp;nbsp; &amp;nbsp; &quot; &amp; [.D633] &amp; &quot;&lt;br&gt;&quot;&#10;))">
            <text:p/>
          </table:table-cell>
        </table:table-row>
        <table:table-row table:style-name="ro1">
          <table:table-cell office:value-type="string" calcext:value-type="string">
            <text:p>computer-symbolic</text:p>
          </table:table-cell>
          <table:table-cell table:formula="of:=IF(LEFT([.A634];1)=&quot;.&quot;;&quot;Y&quot;;&quot;N&quot;)" office:value-type="string" office:string-value="N" calcext:value-type="string">
            <text:p>N</text:p>
          </table:table-cell>
          <table:table-cell table:formula="of:=IFERROR(&quot;## &quot; &amp; MID([.A634];3;FIND(&quot;:&quot;;[.A634])-3) &amp; &quot; &lt;br&gt;&quot;;&quot;&quot;)">
            <text:p/>
          </table:table-cell>
          <table:table-cell table:formula="of:=IF([.B634]=&quot;Y&quot;;MID([.A634];3;FIND(&quot;:&quot;;[.A634];1)-3);IF(&#10;RIGHT(RIGHT([.A634]; 1))=&quot;@&quot;;0;&#10;[.A634]))" office:value-type="string" office:string-value="computer-symbolic" calcext:value-type="string">
            <text:p>computer-symbolic</text:p>
          </table:table-cell>
          <table:table-cell table:formula="of:=IF([.B634]=&quot;Y&quot;;[.D634];[.E633])" office:value-type="string" office:string-value="devices" calcext:value-type="string">
            <text:p>devices</text:p>
          </table:table-cell>
          <table:table-cell table:style-name="ce10" table:formula="of:=IF([.D634]=0;&quot;&quot;;IF([.B634]=&quot;Y&quot;;[.C634];&#10;&quot;&lt;a href=&quot; &amp; CHAR(34) &amp; &quot;#&quot; &amp; CHAR(34) &amp; &quot;&gt;&quot; &amp;&#10;&quot;&lt;img src=&quot; &amp; CHAR(34) &amp; &quot;https://github.com/ubuntu/yaru/blob/master/icons/Yaru/scalable/&quot; &amp; [.E634] &amp; &quot;/&quot; &amp; [.A634] &amp; &quot;.svg&quot; &amp; CHAR(34) &amp; &#10;&quot; width=&quot; &amp; CHAR(34) &amp; &quot;22&quot; &amp; CHAR(34) &amp; &quot; alt=&quot; &amp; CHAR(34) &amp; [.D634] &amp; CHAR(34) &amp; &quot;&gt;&lt;/a&gt;&quot; &amp;&#10;&quot;&amp;nbsp; &amp;nbsp; &quot; &amp; [.D634] &amp; &quot;&lt;br&gt;&quot;&#10;))" office:value-type="string" office:string-value="&lt;a href=&quot;#&quot;&gt;&lt;img src=&quot;https://github.com/ubuntu/yaru/blob/master/icons/Yaru/scalable/devices/computer-symbolic.svg&quot; width=&quot;22&quot; alt=&quot;computer-symbolic&quot;&gt;&lt;/a&gt;&amp;nbsp; &amp;nbsp; computer-symbolic&lt;br&gt;" calcext:value-type="string">
            <text:p>&lt;a href="#"&gt;&lt;img src="https://github.com/ubuntu/yaru/blob/master/icons/Yaru/scalable/devices/computer-symbolic.svg" width="22" alt="computer-symbolic"&gt;&lt;/a&gt;&amp;nbsp; &amp;nbsp; computer-symbolic&lt;br&gt;</text:p>
          </table:table-cell>
        </table:table-row>
        <table:table-row table:style-name="ro1">
          <table:table-cell office:value-type="string" calcext:value-type="string">
            <text:p>display-projector-symbolic</text:p>
          </table:table-cell>
          <table:table-cell table:formula="of:=IF(LEFT([.A635];1)=&quot;.&quot;;&quot;Y&quot;;&quot;N&quot;)" office:value-type="string" office:string-value="N" calcext:value-type="string">
            <text:p>N</text:p>
          </table:table-cell>
          <table:table-cell table:formula="of:=IFERROR(&quot;## &quot; &amp; MID([.A635];3;FIND(&quot;:&quot;;[.A635])-3) &amp; &quot; &lt;br&gt;&quot;;&quot;&quot;)">
            <text:p/>
          </table:table-cell>
          <table:table-cell table:formula="of:=IF([.B635]=&quot;Y&quot;;MID([.A635];3;FIND(&quot;:&quot;;[.A635];1)-3);IF(&#10;RIGHT(RIGHT([.A635]; 1))=&quot;@&quot;;0;&#10;[.A635]))" office:value-type="string" office:string-value="display-projector-symbolic" calcext:value-type="string">
            <text:p>display-projector-symbolic</text:p>
          </table:table-cell>
          <table:table-cell table:formula="of:=IF([.B635]=&quot;Y&quot;;[.D635];[.E634])" office:value-type="string" office:string-value="devices" calcext:value-type="string">
            <text:p>devices</text:p>
          </table:table-cell>
          <table:table-cell table:style-name="ce10" table:formula="of:=IF([.D635]=0;&quot;&quot;;IF([.B635]=&quot;Y&quot;;[.C635];&#10;&quot;&lt;a href=&quot; &amp; CHAR(34) &amp; &quot;#&quot; &amp; CHAR(34) &amp; &quot;&gt;&quot; &amp;&#10;&quot;&lt;img src=&quot; &amp; CHAR(34) &amp; &quot;https://github.com/ubuntu/yaru/blob/master/icons/Yaru/scalable/&quot; &amp; [.E635] &amp; &quot;/&quot; &amp; [.A635] &amp; &quot;.svg&quot; &amp; CHAR(34) &amp; &#10;&quot; width=&quot; &amp; CHAR(34) &amp; &quot;22&quot; &amp; CHAR(34) &amp; &quot; alt=&quot; &amp; CHAR(34) &amp; [.D635] &amp; CHAR(34) &amp; &quot;&gt;&lt;/a&gt;&quot; &amp;&#10;&quot;&amp;nbsp; &amp;nbsp; &quot; &amp; [.D635] &amp; &quot;&lt;br&gt;&quot;&#10;))" office:value-type="string" office:string-value="&lt;a href=&quot;#&quot;&gt;&lt;img src=&quot;https://github.com/ubuntu/yaru/blob/master/icons/Yaru/scalable/devices/display-projector-symbolic.svg&quot; width=&quot;22&quot; alt=&quot;display-projector-symbolic&quot;&gt;&lt;/a&gt;&amp;nbsp; &amp;nbsp; display-projector-symbolic&lt;br&gt;" calcext:value-type="string">
            <text:p>&lt;a href="#"&gt;&lt;img src="https://github.com/ubuntu/yaru/blob/master/icons/Yaru/scalable/devices/display-projector-symbolic.svg" width="22" alt="display-projector-symbolic"&gt;&lt;/a&gt;&amp;nbsp; &amp;nbsp; display-projector-symbolic&lt;br&gt;</text:p>
          </table:table-cell>
        </table:table-row>
        <table:table-row table:style-name="ro1">
          <table:table-cell table:style-name="Default" office:value-type="string" calcext:value-type="string">
            <text:p>display-symbolic@</text:p>
          </table:table-cell>
          <table:table-cell table:style-name="Default" table:formula="of:=IF(LEFT([.A63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36];3;FIND(&quot;:&quot;;[.A636])-3) &amp; &quot; &lt;br&gt;&quot;;&quot;&quot;)">
            <text:p/>
          </table:table-cell>
          <table:table-cell table:style-name="ce6" table:formula="of:=IF([.B636]=&quot;Y&quot;;MID([.A636];3;FIND(&quot;:&quot;;[.A636];1)-3);IF(&#10;RIGHT(RIGHT([.A636]; 1))=&quot;@&quot;;0;&#10;[.A636]))" office:value-type="float" office:value="0" calcext:value-type="float">
            <text:p>0</text:p>
          </table:table-cell>
          <table:table-cell table:formula="of:=IF([.B636]=&quot;Y&quot;;[.D636];[.E635])" office:value-type="string" office:string-value="devices" calcext:value-type="string">
            <text:p>devices</text:p>
          </table:table-cell>
          <table:table-cell table:style-name="ce10" table:formula="of:=IF([.D636]=0;&quot;&quot;;IF([.B636]=&quot;Y&quot;;[.C636];&#10;&quot;&lt;a href=&quot; &amp; CHAR(34) &amp; &quot;#&quot; &amp; CHAR(34) &amp; &quot;&gt;&quot; &amp;&#10;&quot;&lt;img src=&quot; &amp; CHAR(34) &amp; &quot;https://github.com/ubuntu/yaru/blob/master/icons/Yaru/scalable/&quot; &amp; [.E636] &amp; &quot;/&quot; &amp; [.A636] &amp; &quot;.svg&quot; &amp; CHAR(34) &amp; &#10;&quot; width=&quot; &amp; CHAR(34) &amp; &quot;22&quot; &amp; CHAR(34) &amp; &quot; alt=&quot; &amp; CHAR(34) &amp; [.D636] &amp; CHAR(34) &amp; &quot;&gt;&lt;/a&gt;&quot; &amp;&#10;&quot;&amp;nbsp; &amp;nbsp; &quot; &amp; [.D63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drive-cdrom-symbolic@</text:p>
          </table:table-cell>
          <table:table-cell table:style-name="Default" table:formula="of:=IF(LEFT([.A63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37];3;FIND(&quot;:&quot;;[.A637])-3) &amp; &quot; &lt;br&gt;&quot;;&quot;&quot;)">
            <text:p/>
          </table:table-cell>
          <table:table-cell table:style-name="ce6" table:formula="of:=IF([.B637]=&quot;Y&quot;;MID([.A637];3;FIND(&quot;:&quot;;[.A637];1)-3);IF(&#10;RIGHT(RIGHT([.A637]; 1))=&quot;@&quot;;0;&#10;[.A637]))" office:value-type="float" office:value="0" calcext:value-type="float">
            <text:p>0</text:p>
          </table:table-cell>
          <table:table-cell table:formula="of:=IF([.B637]=&quot;Y&quot;;[.D637];[.E636])" office:value-type="string" office:string-value="devices" calcext:value-type="string">
            <text:p>devices</text:p>
          </table:table-cell>
          <table:table-cell table:style-name="ce10" table:formula="of:=IF([.D637]=0;&quot;&quot;;IF([.B637]=&quot;Y&quot;;[.C637];&#10;&quot;&lt;a href=&quot; &amp; CHAR(34) &amp; &quot;#&quot; &amp; CHAR(34) &amp; &quot;&gt;&quot; &amp;&#10;&quot;&lt;img src=&quot; &amp; CHAR(34) &amp; &quot;https://github.com/ubuntu/yaru/blob/master/icons/Yaru/scalable/&quot; &amp; [.E637] &amp; &quot;/&quot; &amp; [.A637] &amp; &quot;.svg&quot; &amp; CHAR(34) &amp; &#10;&quot; width=&quot; &amp; CHAR(34) &amp; &quot;22&quot; &amp; CHAR(34) &amp; &quot; alt=&quot; &amp; CHAR(34) &amp; [.D637] &amp; CHAR(34) &amp; &quot;&gt;&lt;/a&gt;&quot; &amp;&#10;&quot;&amp;nbsp; &amp;nbsp; &quot; &amp; [.D637] &amp; &quot;&lt;br&gt;&quot;&#10;))">
            <text:p/>
          </table:table-cell>
        </table:table-row>
        <table:table-row table:style-name="ro1">
          <table:table-cell office:value-type="string" calcext:value-type="string">
            <text:p>drive-harddisk-ieee1394-symbolic</text:p>
          </table:table-cell>
          <table:table-cell table:formula="of:=IF(LEFT([.A638];1)=&quot;.&quot;;&quot;Y&quot;;&quot;N&quot;)" office:value-type="string" office:string-value="N" calcext:value-type="string">
            <text:p>N</text:p>
          </table:table-cell>
          <table:table-cell table:formula="of:=IFERROR(&quot;## &quot; &amp; MID([.A638];3;FIND(&quot;:&quot;;[.A638])-3) &amp; &quot; &lt;br&gt;&quot;;&quot;&quot;)">
            <text:p/>
          </table:table-cell>
          <table:table-cell table:formula="of:=IF([.B638]=&quot;Y&quot;;MID([.A638];3;FIND(&quot;:&quot;;[.A638];1)-3);IF(&#10;RIGHT(RIGHT([.A638]; 1))=&quot;@&quot;;0;&#10;[.A638]))" office:value-type="string" office:string-value="drive-harddisk-ieee1394-symbolic" calcext:value-type="string">
            <text:p>drive-harddisk-ieee1394-symbolic</text:p>
          </table:table-cell>
          <table:table-cell table:formula="of:=IF([.B638]=&quot;Y&quot;;[.D638];[.E637])" office:value-type="string" office:string-value="devices" calcext:value-type="string">
            <text:p>devices</text:p>
          </table:table-cell>
          <table:table-cell table:style-name="ce10" table:formula="of:=IF([.D638]=0;&quot;&quot;;IF([.B638]=&quot;Y&quot;;[.C638];&#10;&quot;&lt;a href=&quot; &amp; CHAR(34) &amp; &quot;#&quot; &amp; CHAR(34) &amp; &quot;&gt;&quot; &amp;&#10;&quot;&lt;img src=&quot; &amp; CHAR(34) &amp; &quot;https://github.com/ubuntu/yaru/blob/master/icons/Yaru/scalable/&quot; &amp; [.E638] &amp; &quot;/&quot; &amp; [.A638] &amp; &quot;.svg&quot; &amp; CHAR(34) &amp; &#10;&quot; width=&quot; &amp; CHAR(34) &amp; &quot;22&quot; &amp; CHAR(34) &amp; &quot; alt=&quot; &amp; CHAR(34) &amp; [.D638] &amp; CHAR(34) &amp; &quot;&gt;&lt;/a&gt;&quot; &amp;&#10;&quot;&amp;nbsp; &amp;nbsp; &quot; &amp; [.D638] &amp; &quot;&lt;br&gt;&quot;&#10;))" office:value-type="string" office:string-value="&lt;a href=&quot;#&quot;&gt;&lt;img src=&quot;https://github.com/ubuntu/yaru/blob/master/icons/Yaru/scalable/devices/drive-harddisk-ieee1394-symbolic.svg&quot; width=&quot;22&quot; alt=&quot;drive-harddisk-ieee1394-symbolic&quot;&gt;&lt;/a&gt;&amp;nbsp; &amp;nbsp; drive-harddisk-ieee1394-symbolic&lt;br&gt;" calcext:value-type="string">
            <text:p>&lt;a href="#"&gt;&lt;img src="https://github.com/ubuntu/yaru/blob/master/icons/Yaru/scalable/devices/drive-harddisk-ieee1394-symbolic.svg" width="22" alt="drive-harddisk-ieee1394-symbolic"&gt;&lt;/a&gt;&amp;nbsp; &amp;nbsp; drive-harddisk-ieee1394-symbolic&lt;br&gt;</text:p>
          </table:table-cell>
        </table:table-row>
        <table:table-row table:style-name="ro1">
          <table:table-cell office:value-type="string" calcext:value-type="string">
            <text:p>drive-harddisk-solidstate-symbolic</text:p>
          </table:table-cell>
          <table:table-cell table:formula="of:=IF(LEFT([.A639];1)=&quot;.&quot;;&quot;Y&quot;;&quot;N&quot;)" office:value-type="string" office:string-value="N" calcext:value-type="string">
            <text:p>N</text:p>
          </table:table-cell>
          <table:table-cell table:formula="of:=IFERROR(&quot;## &quot; &amp; MID([.A639];3;FIND(&quot;:&quot;;[.A639])-3) &amp; &quot; &lt;br&gt;&quot;;&quot;&quot;)">
            <text:p/>
          </table:table-cell>
          <table:table-cell table:formula="of:=IF([.B639]=&quot;Y&quot;;MID([.A639];3;FIND(&quot;:&quot;;[.A639];1)-3);IF(&#10;RIGHT(RIGHT([.A639]; 1))=&quot;@&quot;;0;&#10;[.A639]))" office:value-type="string" office:string-value="drive-harddisk-solidstate-symbolic" calcext:value-type="string">
            <text:p>drive-harddisk-solidstate-symbolic</text:p>
          </table:table-cell>
          <table:table-cell table:formula="of:=IF([.B639]=&quot;Y&quot;;[.D639];[.E638])" office:value-type="string" office:string-value="devices" calcext:value-type="string">
            <text:p>devices</text:p>
          </table:table-cell>
          <table:table-cell table:style-name="ce10" table:formula="of:=IF([.D639]=0;&quot;&quot;;IF([.B639]=&quot;Y&quot;;[.C639];&#10;&quot;&lt;a href=&quot; &amp; CHAR(34) &amp; &quot;#&quot; &amp; CHAR(34) &amp; &quot;&gt;&quot; &amp;&#10;&quot;&lt;img src=&quot; &amp; CHAR(34) &amp; &quot;https://github.com/ubuntu/yaru/blob/master/icons/Yaru/scalable/&quot; &amp; [.E639] &amp; &quot;/&quot; &amp; [.A639] &amp; &quot;.svg&quot; &amp; CHAR(34) &amp; &#10;&quot; width=&quot; &amp; CHAR(34) &amp; &quot;22&quot; &amp; CHAR(34) &amp; &quot; alt=&quot; &amp; CHAR(34) &amp; [.D639] &amp; CHAR(34) &amp; &quot;&gt;&lt;/a&gt;&quot; &amp;&#10;&quot;&amp;nbsp; &amp;nbsp; &quot; &amp; [.D639] &amp; &quot;&lt;br&gt;&quot;&#10;))" office:value-type="string" office:string-value="&lt;a href=&quot;#&quot;&gt;&lt;img src=&quot;https://github.com/ubuntu/yaru/blob/master/icons/Yaru/scalable/devices/drive-harddisk-solidstate-symbolic.svg&quot; width=&quot;22&quot; alt=&quot;drive-harddisk-solidstate-symbolic&quot;&gt;&lt;/a&gt;&amp;nbsp; &amp;nbsp; drive-harddisk-solidstate-symbolic&lt;br&gt;" calcext:value-type="string">
            <text:p>&lt;a href="#"&gt;&lt;img src="https://github.com/ubuntu/yaru/blob/master/icons/Yaru/scalable/devices/drive-harddisk-solidstate-symbolic.svg" width="22" alt="drive-harddisk-solidstate-symbolic"&gt;&lt;/a&gt;&amp;nbsp; &amp;nbsp; drive-harddisk-solidstate-symbolic&lt;br&gt;</text:p>
          </table:table-cell>
        </table:table-row>
        <table:table-row table:style-name="ro1">
          <table:table-cell office:value-type="string" calcext:value-type="string">
            <text:p>drive-harddisk-symbolic</text:p>
          </table:table-cell>
          <table:table-cell table:formula="of:=IF(LEFT([.A640];1)=&quot;.&quot;;&quot;Y&quot;;&quot;N&quot;)" office:value-type="string" office:string-value="N" calcext:value-type="string">
            <text:p>N</text:p>
          </table:table-cell>
          <table:table-cell table:formula="of:=IFERROR(&quot;## &quot; &amp; MID([.A640];3;FIND(&quot;:&quot;;[.A640])-3) &amp; &quot; &lt;br&gt;&quot;;&quot;&quot;)">
            <text:p/>
          </table:table-cell>
          <table:table-cell table:formula="of:=IF([.B640]=&quot;Y&quot;;MID([.A640];3;FIND(&quot;:&quot;;[.A640];1)-3);IF(&#10;RIGHT(RIGHT([.A640]; 1))=&quot;@&quot;;0;&#10;[.A640]))" office:value-type="string" office:string-value="drive-harddisk-symbolic" calcext:value-type="string">
            <text:p>drive-harddisk-symbolic</text:p>
          </table:table-cell>
          <table:table-cell table:formula="of:=IF([.B640]=&quot;Y&quot;;[.D640];[.E639])" office:value-type="string" office:string-value="devices" calcext:value-type="string">
            <text:p>devices</text:p>
          </table:table-cell>
          <table:table-cell table:style-name="ce10" table:formula="of:=IF([.D640]=0;&quot;&quot;;IF([.B640]=&quot;Y&quot;;[.C640];&#10;&quot;&lt;a href=&quot; &amp; CHAR(34) &amp; &quot;#&quot; &amp; CHAR(34) &amp; &quot;&gt;&quot; &amp;&#10;&quot;&lt;img src=&quot; &amp; CHAR(34) &amp; &quot;https://github.com/ubuntu/yaru/blob/master/icons/Yaru/scalable/&quot; &amp; [.E640] &amp; &quot;/&quot; &amp; [.A640] &amp; &quot;.svg&quot; &amp; CHAR(34) &amp; &#10;&quot; width=&quot; &amp; CHAR(34) &amp; &quot;22&quot; &amp; CHAR(34) &amp; &quot; alt=&quot; &amp; CHAR(34) &amp; [.D640] &amp; CHAR(34) &amp; &quot;&gt;&lt;/a&gt;&quot; &amp;&#10;&quot;&amp;nbsp; &amp;nbsp; &quot; &amp; [.D640] &amp; &quot;&lt;br&gt;&quot;&#10;))" office:value-type="string" office:string-value="&lt;a href=&quot;#&quot;&gt;&lt;img src=&quot;https://github.com/ubuntu/yaru/blob/master/icons/Yaru/scalable/devices/drive-harddisk-symbolic.svg&quot; width=&quot;22&quot; alt=&quot;drive-harddisk-symbolic&quot;&gt;&lt;/a&gt;&amp;nbsp; &amp;nbsp; drive-harddisk-symbolic&lt;br&gt;" calcext:value-type="string">
            <text:p>&lt;a href="#"&gt;&lt;img src="https://github.com/ubuntu/yaru/blob/master/icons/Yaru/scalable/devices/drive-harddisk-symbolic.svg" width="22" alt="drive-harddisk-symbolic"&gt;&lt;/a&gt;&amp;nbsp; &amp;nbsp; drive-harddisk-symbolic&lt;br&gt;</text:p>
          </table:table-cell>
        </table:table-row>
        <table:table-row table:style-name="ro1">
          <table:table-cell table:style-name="Default" office:value-type="string" calcext:value-type="string">
            <text:p>drive-harddisk-system-symbolic@</text:p>
          </table:table-cell>
          <table:table-cell table:style-name="Default" table:formula="of:=IF(LEFT([.A64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41];3;FIND(&quot;:&quot;;[.A641])-3) &amp; &quot; &lt;br&gt;&quot;;&quot;&quot;)">
            <text:p/>
          </table:table-cell>
          <table:table-cell table:style-name="ce6" table:formula="of:=IF([.B641]=&quot;Y&quot;;MID([.A641];3;FIND(&quot;:&quot;;[.A641];1)-3);IF(&#10;RIGHT(RIGHT([.A641]; 1))=&quot;@&quot;;0;&#10;[.A641]))" office:value-type="float" office:value="0" calcext:value-type="float">
            <text:p>0</text:p>
          </table:table-cell>
          <table:table-cell table:formula="of:=IF([.B641]=&quot;Y&quot;;[.D641];[.E640])" office:value-type="string" office:string-value="devices" calcext:value-type="string">
            <text:p>devices</text:p>
          </table:table-cell>
          <table:table-cell table:style-name="ce10" table:formula="of:=IF([.D641]=0;&quot;&quot;;IF([.B641]=&quot;Y&quot;;[.C641];&#10;&quot;&lt;a href=&quot; &amp; CHAR(34) &amp; &quot;#&quot; &amp; CHAR(34) &amp; &quot;&gt;&quot; &amp;&#10;&quot;&lt;img src=&quot; &amp; CHAR(34) &amp; &quot;https://github.com/ubuntu/yaru/blob/master/icons/Yaru/scalable/&quot; &amp; [.E641] &amp; &quot;/&quot; &amp; [.A641] &amp; &quot;.svg&quot; &amp; CHAR(34) &amp; &#10;&quot; width=&quot; &amp; CHAR(34) &amp; &quot;22&quot; &amp; CHAR(34) &amp; &quot; alt=&quot; &amp; CHAR(34) &amp; [.D641] &amp; CHAR(34) &amp; &quot;&gt;&lt;/a&gt;&quot; &amp;&#10;&quot;&amp;nbsp; &amp;nbsp; &quot; &amp; [.D641] &amp; &quot;&lt;br&gt;&quot;&#10;))">
            <text:p/>
          </table:table-cell>
        </table:table-row>
        <table:table-row table:style-name="ro1">
          <table:table-cell office:value-type="string" calcext:value-type="string">
            <text:p>drive-harddisk-usb-symbolic</text:p>
          </table:table-cell>
          <table:table-cell table:formula="of:=IF(LEFT([.A642];1)=&quot;.&quot;;&quot;Y&quot;;&quot;N&quot;)" office:value-type="string" office:string-value="N" calcext:value-type="string">
            <text:p>N</text:p>
          </table:table-cell>
          <table:table-cell table:formula="of:=IFERROR(&quot;## &quot; &amp; MID([.A642];3;FIND(&quot;:&quot;;[.A642])-3) &amp; &quot; &lt;br&gt;&quot;;&quot;&quot;)">
            <text:p/>
          </table:table-cell>
          <table:table-cell table:formula="of:=IF([.B642]=&quot;Y&quot;;MID([.A642];3;FIND(&quot;:&quot;;[.A642];1)-3);IF(&#10;RIGHT(RIGHT([.A642]; 1))=&quot;@&quot;;0;&#10;[.A642]))" office:value-type="string" office:string-value="drive-harddisk-usb-symbolic" calcext:value-type="string">
            <text:p>drive-harddisk-usb-symbolic</text:p>
          </table:table-cell>
          <table:table-cell table:formula="of:=IF([.B642]=&quot;Y&quot;;[.D642];[.E641])" office:value-type="string" office:string-value="devices" calcext:value-type="string">
            <text:p>devices</text:p>
          </table:table-cell>
          <table:table-cell table:style-name="ce10" table:formula="of:=IF([.D642]=0;&quot;&quot;;IF([.B642]=&quot;Y&quot;;[.C642];&#10;&quot;&lt;a href=&quot; &amp; CHAR(34) &amp; &quot;#&quot; &amp; CHAR(34) &amp; &quot;&gt;&quot; &amp;&#10;&quot;&lt;img src=&quot; &amp; CHAR(34) &amp; &quot;https://github.com/ubuntu/yaru/blob/master/icons/Yaru/scalable/&quot; &amp; [.E642] &amp; &quot;/&quot; &amp; [.A642] &amp; &quot;.svg&quot; &amp; CHAR(34) &amp; &#10;&quot; width=&quot; &amp; CHAR(34) &amp; &quot;22&quot; &amp; CHAR(34) &amp; &quot; alt=&quot; &amp; CHAR(34) &amp; [.D642] &amp; CHAR(34) &amp; &quot;&gt;&lt;/a&gt;&quot; &amp;&#10;&quot;&amp;nbsp; &amp;nbsp; &quot; &amp; [.D642] &amp; &quot;&lt;br&gt;&quot;&#10;))" office:value-type="string" office:string-value="&lt;a href=&quot;#&quot;&gt;&lt;img src=&quot;https://github.com/ubuntu/yaru/blob/master/icons/Yaru/scalable/devices/drive-harddisk-usb-symbolic.svg&quot; width=&quot;22&quot; alt=&quot;drive-harddisk-usb-symbolic&quot;&gt;&lt;/a&gt;&amp;nbsp; &amp;nbsp; drive-harddisk-usb-symbolic&lt;br&gt;" calcext:value-type="string">
            <text:p>&lt;a href="#"&gt;&lt;img src="https://github.com/ubuntu/yaru/blob/master/icons/Yaru/scalable/devices/drive-harddisk-usb-symbolic.svg" width="22" alt="drive-harddisk-usb-symbolic"&gt;&lt;/a&gt;&amp;nbsp; &amp;nbsp; drive-harddisk-usb-symbolic&lt;br&gt;</text:p>
          </table:table-cell>
        </table:table-row>
        <table:table-row table:style-name="ro1">
          <table:table-cell office:value-type="string" calcext:value-type="string">
            <text:p>drive-multidisk-symbolic</text:p>
          </table:table-cell>
          <table:table-cell table:formula="of:=IF(LEFT([.A643];1)=&quot;.&quot;;&quot;Y&quot;;&quot;N&quot;)" office:value-type="string" office:string-value="N" calcext:value-type="string">
            <text:p>N</text:p>
          </table:table-cell>
          <table:table-cell table:formula="of:=IFERROR(&quot;## &quot; &amp; MID([.A643];3;FIND(&quot;:&quot;;[.A643])-3) &amp; &quot; &lt;br&gt;&quot;;&quot;&quot;)">
            <text:p/>
          </table:table-cell>
          <table:table-cell table:formula="of:=IF([.B643]=&quot;Y&quot;;MID([.A643];3;FIND(&quot;:&quot;;[.A643];1)-3);IF(&#10;RIGHT(RIGHT([.A643]; 1))=&quot;@&quot;;0;&#10;[.A643]))" office:value-type="string" office:string-value="drive-multidisk-symbolic" calcext:value-type="string">
            <text:p>drive-multidisk-symbolic</text:p>
          </table:table-cell>
          <table:table-cell table:formula="of:=IF([.B643]=&quot;Y&quot;;[.D643];[.E642])" office:value-type="string" office:string-value="devices" calcext:value-type="string">
            <text:p>devices</text:p>
          </table:table-cell>
          <table:table-cell table:style-name="ce10" table:formula="of:=IF([.D643]=0;&quot;&quot;;IF([.B643]=&quot;Y&quot;;[.C643];&#10;&quot;&lt;a href=&quot; &amp; CHAR(34) &amp; &quot;#&quot; &amp; CHAR(34) &amp; &quot;&gt;&quot; &amp;&#10;&quot;&lt;img src=&quot; &amp; CHAR(34) &amp; &quot;https://github.com/ubuntu/yaru/blob/master/icons/Yaru/scalable/&quot; &amp; [.E643] &amp; &quot;/&quot; &amp; [.A643] &amp; &quot;.svg&quot; &amp; CHAR(34) &amp; &#10;&quot; width=&quot; &amp; CHAR(34) &amp; &quot;22&quot; &amp; CHAR(34) &amp; &quot; alt=&quot; &amp; CHAR(34) &amp; [.D643] &amp; CHAR(34) &amp; &quot;&gt;&lt;/a&gt;&quot; &amp;&#10;&quot;&amp;nbsp; &amp;nbsp; &quot; &amp; [.D643] &amp; &quot;&lt;br&gt;&quot;&#10;))" office:value-type="string" office:string-value="&lt;a href=&quot;#&quot;&gt;&lt;img src=&quot;https://github.com/ubuntu/yaru/blob/master/icons/Yaru/scalable/devices/drive-multidisk-symbolic.svg&quot; width=&quot;22&quot; alt=&quot;drive-multidisk-symbolic&quot;&gt;&lt;/a&gt;&amp;nbsp; &amp;nbsp; drive-multidisk-symbolic&lt;br&gt;" calcext:value-type="string">
            <text:p>&lt;a href="#"&gt;&lt;img src="https://github.com/ubuntu/yaru/blob/master/icons/Yaru/scalable/devices/drive-multidisk-symbolic.svg" width="22" alt="drive-multidisk-symbolic"&gt;&lt;/a&gt;&amp;nbsp; &amp;nbsp; drive-multidisk-symbolic&lt;br&gt;</text:p>
          </table:table-cell>
        </table:table-row>
        <table:table-row table:style-name="ro1">
          <table:table-cell office:value-type="string" calcext:value-type="string">
            <text:p>drive-optical-symbolic</text:p>
          </table:table-cell>
          <table:table-cell table:formula="of:=IF(LEFT([.A644];1)=&quot;.&quot;;&quot;Y&quot;;&quot;N&quot;)" office:value-type="string" office:string-value="N" calcext:value-type="string">
            <text:p>N</text:p>
          </table:table-cell>
          <table:table-cell table:formula="of:=IFERROR(&quot;## &quot; &amp; MID([.A644];3;FIND(&quot;:&quot;;[.A644])-3) &amp; &quot; &lt;br&gt;&quot;;&quot;&quot;)">
            <text:p/>
          </table:table-cell>
          <table:table-cell table:formula="of:=IF([.B644]=&quot;Y&quot;;MID([.A644];3;FIND(&quot;:&quot;;[.A644];1)-3);IF(&#10;RIGHT(RIGHT([.A644]; 1))=&quot;@&quot;;0;&#10;[.A644]))" office:value-type="string" office:string-value="drive-optical-symbolic" calcext:value-type="string">
            <text:p>drive-optical-symbolic</text:p>
          </table:table-cell>
          <table:table-cell table:formula="of:=IF([.B644]=&quot;Y&quot;;[.D644];[.E643])" office:value-type="string" office:string-value="devices" calcext:value-type="string">
            <text:p>devices</text:p>
          </table:table-cell>
          <table:table-cell table:style-name="ce10" table:formula="of:=IF([.D644]=0;&quot;&quot;;IF([.B644]=&quot;Y&quot;;[.C644];&#10;&quot;&lt;a href=&quot; &amp; CHAR(34) &amp; &quot;#&quot; &amp; CHAR(34) &amp; &quot;&gt;&quot; &amp;&#10;&quot;&lt;img src=&quot; &amp; CHAR(34) &amp; &quot;https://github.com/ubuntu/yaru/blob/master/icons/Yaru/scalable/&quot; &amp; [.E644] &amp; &quot;/&quot; &amp; [.A644] &amp; &quot;.svg&quot; &amp; CHAR(34) &amp; &#10;&quot; width=&quot; &amp; CHAR(34) &amp; &quot;22&quot; &amp; CHAR(34) &amp; &quot; alt=&quot; &amp; CHAR(34) &amp; [.D644] &amp; CHAR(34) &amp; &quot;&gt;&lt;/a&gt;&quot; &amp;&#10;&quot;&amp;nbsp; &amp;nbsp; &quot; &amp; [.D644] &amp; &quot;&lt;br&gt;&quot;&#10;))" office:value-type="string" office:string-value="&lt;a href=&quot;#&quot;&gt;&lt;img src=&quot;https://github.com/ubuntu/yaru/blob/master/icons/Yaru/scalable/devices/drive-optical-symbolic.svg&quot; width=&quot;22&quot; alt=&quot;drive-optical-symbolic&quot;&gt;&lt;/a&gt;&amp;nbsp; &amp;nbsp; drive-optical-symbolic&lt;br&gt;" calcext:value-type="string">
            <text:p>&lt;a href="#"&gt;&lt;img src="https://github.com/ubuntu/yaru/blob/master/icons/Yaru/scalable/devices/drive-optical-symbolic.svg" width="22" alt="drive-optical-symbolic"&gt;&lt;/a&gt;&amp;nbsp; &amp;nbsp; drive-optical-symbolic&lt;br&gt;</text:p>
          </table:table-cell>
        </table:table-row>
        <table:table-row table:style-name="ro1">
          <table:table-cell office:value-type="string" calcext:value-type="string">
            <text:p>drive-removable-media-symbolic</text:p>
          </table:table-cell>
          <table:table-cell table:formula="of:=IF(LEFT([.A645];1)=&quot;.&quot;;&quot;Y&quot;;&quot;N&quot;)" office:value-type="string" office:string-value="N" calcext:value-type="string">
            <text:p>N</text:p>
          </table:table-cell>
          <table:table-cell table:formula="of:=IFERROR(&quot;## &quot; &amp; MID([.A645];3;FIND(&quot;:&quot;;[.A645])-3) &amp; &quot; &lt;br&gt;&quot;;&quot;&quot;)">
            <text:p/>
          </table:table-cell>
          <table:table-cell table:formula="of:=IF([.B645]=&quot;Y&quot;;MID([.A645];3;FIND(&quot;:&quot;;[.A645];1)-3);IF(&#10;RIGHT(RIGHT([.A645]; 1))=&quot;@&quot;;0;&#10;[.A645]))" office:value-type="string" office:string-value="drive-removable-media-symbolic" calcext:value-type="string">
            <text:p>drive-removable-media-symbolic</text:p>
          </table:table-cell>
          <table:table-cell table:formula="of:=IF([.B645]=&quot;Y&quot;;[.D645];[.E644])" office:value-type="string" office:string-value="devices" calcext:value-type="string">
            <text:p>devices</text:p>
          </table:table-cell>
          <table:table-cell table:style-name="ce10" table:formula="of:=IF([.D645]=0;&quot;&quot;;IF([.B645]=&quot;Y&quot;;[.C645];&#10;&quot;&lt;a href=&quot; &amp; CHAR(34) &amp; &quot;#&quot; &amp; CHAR(34) &amp; &quot;&gt;&quot; &amp;&#10;&quot;&lt;img src=&quot; &amp; CHAR(34) &amp; &quot;https://github.com/ubuntu/yaru/blob/master/icons/Yaru/scalable/&quot; &amp; [.E645] &amp; &quot;/&quot; &amp; [.A645] &amp; &quot;.svg&quot; &amp; CHAR(34) &amp; &#10;&quot; width=&quot; &amp; CHAR(34) &amp; &quot;22&quot; &amp; CHAR(34) &amp; &quot; alt=&quot; &amp; CHAR(34) &amp; [.D645] &amp; CHAR(34) &amp; &quot;&gt;&lt;/a&gt;&quot; &amp;&#10;&quot;&amp;nbsp; &amp;nbsp; &quot; &amp; [.D645] &amp; &quot;&lt;br&gt;&quot;&#10;))" office:value-type="string" office:string-value="&lt;a href=&quot;#&quot;&gt;&lt;img src=&quot;https://github.com/ubuntu/yaru/blob/master/icons/Yaru/scalable/devices/drive-removable-media-symbolic.svg&quot; width=&quot;22&quot; alt=&quot;drive-removable-media-symbolic&quot;&gt;&lt;/a&gt;&amp;nbsp; &amp;nbsp; drive-removable-media-symbolic&lt;br&gt;" calcext:value-type="string">
            <text:p>&lt;a href="#"&gt;&lt;img src="https://github.com/ubuntu/yaru/blob/master/icons/Yaru/scalable/devices/drive-removable-media-symbolic.svg" width="22" alt="drive-removable-media-symbolic"&gt;&lt;/a&gt;&amp;nbsp; &amp;nbsp; drive-removable-media-symbolic&lt;br&gt;</text:p>
          </table:table-cell>
        </table:table-row>
        <table:table-row table:style-name="ro1">
          <table:table-cell table:style-name="Default" office:value-type="string" calcext:value-type="string">
            <text:p>fingerprint-detection-symbolic@</text:p>
          </table:table-cell>
          <table:table-cell table:style-name="Default" table:formula="of:=IF(LEFT([.A64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46];3;FIND(&quot;:&quot;;[.A646])-3) &amp; &quot; &lt;br&gt;&quot;;&quot;&quot;)">
            <text:p/>
          </table:table-cell>
          <table:table-cell table:style-name="ce6" table:formula="of:=IF([.B646]=&quot;Y&quot;;MID([.A646];3;FIND(&quot;:&quot;;[.A646];1)-3);IF(&#10;RIGHT(RIGHT([.A646]; 1))=&quot;@&quot;;0;&#10;[.A646]))" office:value-type="float" office:value="0" calcext:value-type="float">
            <text:p>0</text:p>
          </table:table-cell>
          <table:table-cell table:formula="of:=IF([.B646]=&quot;Y&quot;;[.D646];[.E645])" office:value-type="string" office:string-value="devices" calcext:value-type="string">
            <text:p>devices</text:p>
          </table:table-cell>
          <table:table-cell table:style-name="ce10" table:formula="of:=IF([.D646]=0;&quot;&quot;;IF([.B646]=&quot;Y&quot;;[.C646];&#10;&quot;&lt;a href=&quot; &amp; CHAR(34) &amp; &quot;#&quot; &amp; CHAR(34) &amp; &quot;&gt;&quot; &amp;&#10;&quot;&lt;img src=&quot; &amp; CHAR(34) &amp; &quot;https://github.com/ubuntu/yaru/blob/master/icons/Yaru/scalable/&quot; &amp; [.E646] &amp; &quot;/&quot; &amp; [.A646] &amp; &quot;.svg&quot; &amp; CHAR(34) &amp; &#10;&quot; width=&quot; &amp; CHAR(34) &amp; &quot;22&quot; &amp; CHAR(34) &amp; &quot; alt=&quot; &amp; CHAR(34) &amp; [.D646] &amp; CHAR(34) &amp; &quot;&gt;&lt;/a&gt;&quot; &amp;&#10;&quot;&amp;nbsp; &amp;nbsp; &quot; &amp; [.D64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cd-symbolic@</text:p>
          </table:table-cell>
          <table:table-cell table:style-name="Default" table:formula="of:=IF(LEFT([.A64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47];3;FIND(&quot;:&quot;;[.A647])-3) &amp; &quot; &lt;br&gt;&quot;;&quot;&quot;)">
            <text:p/>
          </table:table-cell>
          <table:table-cell table:style-name="ce6" table:formula="of:=IF([.B647]=&quot;Y&quot;;MID([.A647];3;FIND(&quot;:&quot;;[.A647];1)-3);IF(&#10;RIGHT(RIGHT([.A647]; 1))=&quot;@&quot;;0;&#10;[.A647]))" office:value-type="float" office:value="0" calcext:value-type="float">
            <text:p>0</text:p>
          </table:table-cell>
          <table:table-cell table:formula="of:=IF([.B647]=&quot;Y&quot;;[.D647];[.E646])" office:value-type="string" office:string-value="devices" calcext:value-type="string">
            <text:p>devices</text:p>
          </table:table-cell>
          <table:table-cell table:style-name="ce10" table:formula="of:=IF([.D647]=0;&quot;&quot;;IF([.B647]=&quot;Y&quot;;[.C647];&#10;&quot;&lt;a href=&quot; &amp; CHAR(34) &amp; &quot;#&quot; &amp; CHAR(34) &amp; &quot;&gt;&quot; &amp;&#10;&quot;&lt;img src=&quot; &amp; CHAR(34) &amp; &quot;https://github.com/ubuntu/yaru/blob/master/icons/Yaru/scalable/&quot; &amp; [.E647] &amp; &quot;/&quot; &amp; [.A647] &amp; &quot;.svg&quot; &amp; CHAR(34) &amp; &#10;&quot; width=&quot; &amp; CHAR(34) &amp; &quot;22&quot; &amp; CHAR(34) &amp; &quot; alt=&quot; &amp; CHAR(34) &amp; [.D647] &amp; CHAR(34) &amp; &quot;&gt;&lt;/a&gt;&quot; &amp;&#10;&quot;&amp;nbsp; &amp;nbsp; &quot; &amp; [.D647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dev-cdrom-symbolic@</text:p>
          </table:table-cell>
          <table:table-cell table:style-name="Default" table:formula="of:=IF(LEFT([.A64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48];3;FIND(&quot;:&quot;;[.A648])-3) &amp; &quot; &lt;br&gt;&quot;;&quot;&quot;)">
            <text:p/>
          </table:table-cell>
          <table:table-cell table:style-name="ce6" table:formula="of:=IF([.B648]=&quot;Y&quot;;MID([.A648];3;FIND(&quot;:&quot;;[.A648];1)-3);IF(&#10;RIGHT(RIGHT([.A648]; 1))=&quot;@&quot;;0;&#10;[.A648]))" office:value-type="float" office:value="0" calcext:value-type="float">
            <text:p>0</text:p>
          </table:table-cell>
          <table:table-cell table:formula="of:=IF([.B648]=&quot;Y&quot;;[.D648];[.E647])" office:value-type="string" office:string-value="devices" calcext:value-type="string">
            <text:p>devices</text:p>
          </table:table-cell>
          <table:table-cell table:style-name="ce10" table:formula="of:=IF([.D648]=0;&quot;&quot;;IF([.B648]=&quot;Y&quot;;[.C648];&#10;&quot;&lt;a href=&quot; &amp; CHAR(34) &amp; &quot;#&quot; &amp; CHAR(34) &amp; &quot;&gt;&quot; &amp;&#10;&quot;&lt;img src=&quot; &amp; CHAR(34) &amp; &quot;https://github.com/ubuntu/yaru/blob/master/icons/Yaru/scalable/&quot; &amp; [.E648] &amp; &quot;/&quot; &amp; [.A648] &amp; &quot;.svg&quot; &amp; CHAR(34) &amp; &#10;&quot; width=&quot; &amp; CHAR(34) &amp; &quot;22&quot; &amp; CHAR(34) &amp; &quot; alt=&quot; &amp; CHAR(34) &amp; [.D648] &amp; CHAR(34) &amp; &quot;&gt;&lt;/a&gt;&quot; &amp;&#10;&quot;&amp;nbsp; &amp;nbsp; &quot; &amp; [.D64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nome-dev-disc-cdrom-symbolic@</text:p>
          </table:table-cell>
          <table:table-cell table:style-name="Default" table:formula="of:=IF(LEFT([.A64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49];3;FIND(&quot;:&quot;;[.A649])-3) &amp; &quot; &lt;br&gt;&quot;;&quot;&quot;)">
            <text:p/>
          </table:table-cell>
          <table:table-cell table:style-name="ce6" table:formula="of:=IF([.B649]=&quot;Y&quot;;MID([.A649];3;FIND(&quot;:&quot;;[.A649];1)-3);IF(&#10;RIGHT(RIGHT([.A649]; 1))=&quot;@&quot;;0;&#10;[.A649]))" office:value-type="float" office:value="0" calcext:value-type="float">
            <text:p>0</text:p>
          </table:table-cell>
          <table:table-cell table:formula="of:=IF([.B649]=&quot;Y&quot;;[.D649];[.E648])" office:value-type="string" office:string-value="devices" calcext:value-type="string">
            <text:p>devices</text:p>
          </table:table-cell>
          <table:table-cell table:style-name="ce10" table:formula="of:=IF([.D649]=0;&quot;&quot;;IF([.B649]=&quot;Y&quot;;[.C649];&#10;&quot;&lt;a href=&quot; &amp; CHAR(34) &amp; &quot;#&quot; &amp; CHAR(34) &amp; &quot;&gt;&quot; &amp;&#10;&quot;&lt;img src=&quot; &amp; CHAR(34) &amp; &quot;https://github.com/ubuntu/yaru/blob/master/icons/Yaru/scalable/&quot; &amp; [.E649] &amp; &quot;/&quot; &amp; [.A649] &amp; &quot;.svg&quot; &amp; CHAR(34) &amp; &#10;&quot; width=&quot; &amp; CHAR(34) &amp; &quot;22&quot; &amp; CHAR(34) &amp; &quot; alt=&quot; &amp; CHAR(34) &amp; [.D649] &amp; CHAR(34) &amp; &quot;&gt;&lt;/a&gt;&quot; &amp;&#10;&quot;&amp;nbsp; &amp;nbsp; &quot; &amp; [.D649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gtk-cdrom-symbolic@</text:p>
          </table:table-cell>
          <table:table-cell table:style-name="Default" table:formula="of:=IF(LEFT([.A65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50];3;FIND(&quot;:&quot;;[.A650])-3) &amp; &quot; &lt;br&gt;&quot;;&quot;&quot;)">
            <text:p/>
          </table:table-cell>
          <table:table-cell table:style-name="ce6" table:formula="of:=IF([.B650]=&quot;Y&quot;;MID([.A650];3;FIND(&quot;:&quot;;[.A650];1)-3);IF(&#10;RIGHT(RIGHT([.A650]; 1))=&quot;@&quot;;0;&#10;[.A650]))" office:value-type="float" office:value="0" calcext:value-type="float">
            <text:p>0</text:p>
          </table:table-cell>
          <table:table-cell table:formula="of:=IF([.B650]=&quot;Y&quot;;[.D650];[.E649])" office:value-type="string" office:string-value="devices" calcext:value-type="string">
            <text:p>devices</text:p>
          </table:table-cell>
          <table:table-cell table:style-name="ce10" table:formula="of:=IF([.D650]=0;&quot;&quot;;IF([.B650]=&quot;Y&quot;;[.C650];&#10;&quot;&lt;a href=&quot; &amp; CHAR(34) &amp; &quot;#&quot; &amp; CHAR(34) &amp; &quot;&gt;&quot; &amp;&#10;&quot;&lt;img src=&quot; &amp; CHAR(34) &amp; &quot;https://github.com/ubuntu/yaru/blob/master/icons/Yaru/scalable/&quot; &amp; [.E650] &amp; &quot;/&quot; &amp; [.A650] &amp; &quot;.svg&quot; &amp; CHAR(34) &amp; &#10;&quot; width=&quot; &amp; CHAR(34) &amp; &quot;22&quot; &amp; CHAR(34) &amp; &quot; alt=&quot; &amp; CHAR(34) &amp; [.D650] &amp; CHAR(34) &amp; &quot;&gt;&lt;/a&gt;&quot; &amp;&#10;&quot;&amp;nbsp; &amp;nbsp; &quot; &amp; [.D650] &amp; &quot;&lt;br&gt;&quot;&#10;))">
            <text:p/>
          </table:table-cell>
        </table:table-row>
        <table:table-row table:style-name="ro1">
          <table:table-cell office:value-type="string" calcext:value-type="string">
            <text:p>input-dialpad-symbolic</text:p>
          </table:table-cell>
          <table:table-cell table:formula="of:=IF(LEFT([.A651];1)=&quot;.&quot;;&quot;Y&quot;;&quot;N&quot;)" office:value-type="string" office:string-value="N" calcext:value-type="string">
            <text:p>N</text:p>
          </table:table-cell>
          <table:table-cell table:formula="of:=IFERROR(&quot;## &quot; &amp; MID([.A651];3;FIND(&quot;:&quot;;[.A651])-3) &amp; &quot; &lt;br&gt;&quot;;&quot;&quot;)">
            <text:p/>
          </table:table-cell>
          <table:table-cell table:formula="of:=IF([.B651]=&quot;Y&quot;;MID([.A651];3;FIND(&quot;:&quot;;[.A651];1)-3);IF(&#10;RIGHT(RIGHT([.A651]; 1))=&quot;@&quot;;0;&#10;[.A651]))" office:value-type="string" office:string-value="input-dialpad-symbolic" calcext:value-type="string">
            <text:p>input-dialpad-symbolic</text:p>
          </table:table-cell>
          <table:table-cell table:formula="of:=IF([.B651]=&quot;Y&quot;;[.D651];[.E650])" office:value-type="string" office:string-value="devices" calcext:value-type="string">
            <text:p>devices</text:p>
          </table:table-cell>
          <table:table-cell table:style-name="ce10" table:formula="of:=IF([.D651]=0;&quot;&quot;;IF([.B651]=&quot;Y&quot;;[.C651];&#10;&quot;&lt;a href=&quot; &amp; CHAR(34) &amp; &quot;#&quot; &amp; CHAR(34) &amp; &quot;&gt;&quot; &amp;&#10;&quot;&lt;img src=&quot; &amp; CHAR(34) &amp; &quot;https://github.com/ubuntu/yaru/blob/master/icons/Yaru/scalable/&quot; &amp; [.E651] &amp; &quot;/&quot; &amp; [.A651] &amp; &quot;.svg&quot; &amp; CHAR(34) &amp; &#10;&quot; width=&quot; &amp; CHAR(34) &amp; &quot;22&quot; &amp; CHAR(34) &amp; &quot; alt=&quot; &amp; CHAR(34) &amp; [.D651] &amp; CHAR(34) &amp; &quot;&gt;&lt;/a&gt;&quot; &amp;&#10;&quot;&amp;nbsp; &amp;nbsp; &quot; &amp; [.D651] &amp; &quot;&lt;br&gt;&quot;&#10;))" office:value-type="string" office:string-value="&lt;a href=&quot;#&quot;&gt;&lt;img src=&quot;https://github.com/ubuntu/yaru/blob/master/icons/Yaru/scalable/devices/input-dialpad-symbolic.svg&quot; width=&quot;22&quot; alt=&quot;input-dialpad-symbolic&quot;&gt;&lt;/a&gt;&amp;nbsp; &amp;nbsp; input-dialpad-symbolic&lt;br&gt;" calcext:value-type="string">
            <text:p>&lt;a href="#"&gt;&lt;img src="https://github.com/ubuntu/yaru/blob/master/icons/Yaru/scalable/devices/input-dialpad-symbolic.svg" width="22" alt="input-dialpad-symbolic"&gt;&lt;/a&gt;&amp;nbsp; &amp;nbsp; input-dialpad-symbolic&lt;br&gt;</text:p>
          </table:table-cell>
        </table:table-row>
        <table:table-row table:style-name="ro1">
          <table:table-cell office:value-type="string" calcext:value-type="string">
            <text:p>input-gaming-symbolic</text:p>
          </table:table-cell>
          <table:table-cell table:formula="of:=IF(LEFT([.A652];1)=&quot;.&quot;;&quot;Y&quot;;&quot;N&quot;)" office:value-type="string" office:string-value="N" calcext:value-type="string">
            <text:p>N</text:p>
          </table:table-cell>
          <table:table-cell table:formula="of:=IFERROR(&quot;## &quot; &amp; MID([.A652];3;FIND(&quot;:&quot;;[.A652])-3) &amp; &quot; &lt;br&gt;&quot;;&quot;&quot;)">
            <text:p/>
          </table:table-cell>
          <table:table-cell table:formula="of:=IF([.B652]=&quot;Y&quot;;MID([.A652];3;FIND(&quot;:&quot;;[.A652];1)-3);IF(&#10;RIGHT(RIGHT([.A652]; 1))=&quot;@&quot;;0;&#10;[.A652]))" office:value-type="string" office:string-value="input-gaming-symbolic" calcext:value-type="string">
            <text:p>input-gaming-symbolic</text:p>
          </table:table-cell>
          <table:table-cell table:formula="of:=IF([.B652]=&quot;Y&quot;;[.D652];[.E651])" office:value-type="string" office:string-value="devices" calcext:value-type="string">
            <text:p>devices</text:p>
          </table:table-cell>
          <table:table-cell table:style-name="ce10" table:formula="of:=IF([.D652]=0;&quot;&quot;;IF([.B652]=&quot;Y&quot;;[.C652];&#10;&quot;&lt;a href=&quot; &amp; CHAR(34) &amp; &quot;#&quot; &amp; CHAR(34) &amp; &quot;&gt;&quot; &amp;&#10;&quot;&lt;img src=&quot; &amp; CHAR(34) &amp; &quot;https://github.com/ubuntu/yaru/blob/master/icons/Yaru/scalable/&quot; &amp; [.E652] &amp; &quot;/&quot; &amp; [.A652] &amp; &quot;.svg&quot; &amp; CHAR(34) &amp; &#10;&quot; width=&quot; &amp; CHAR(34) &amp; &quot;22&quot; &amp; CHAR(34) &amp; &quot; alt=&quot; &amp; CHAR(34) &amp; [.D652] &amp; CHAR(34) &amp; &quot;&gt;&lt;/a&gt;&quot; &amp;&#10;&quot;&amp;nbsp; &amp;nbsp; &quot; &amp; [.D652] &amp; &quot;&lt;br&gt;&quot;&#10;))" office:value-type="string" office:string-value="&lt;a href=&quot;#&quot;&gt;&lt;img src=&quot;https://github.com/ubuntu/yaru/blob/master/icons/Yaru/scalable/devices/input-gaming-symbolic.svg&quot; width=&quot;22&quot; alt=&quot;input-gaming-symbolic&quot;&gt;&lt;/a&gt;&amp;nbsp; &amp;nbsp; input-gaming-symbolic&lt;br&gt;" calcext:value-type="string">
            <text:p>&lt;a href="#"&gt;&lt;img src="https://github.com/ubuntu/yaru/blob/master/icons/Yaru/scalable/devices/input-gaming-symbolic.svg" width="22" alt="input-gaming-symbolic"&gt;&lt;/a&gt;&amp;nbsp; &amp;nbsp; input-gaming-symbolic&lt;br&gt;</text:p>
          </table:table-cell>
        </table:table-row>
        <table:table-row table:style-name="ro1">
          <table:table-cell office:value-type="string" calcext:value-type="string">
            <text:p>input-keyboard-symbolic</text:p>
          </table:table-cell>
          <table:table-cell table:formula="of:=IF(LEFT([.A653];1)=&quot;.&quot;;&quot;Y&quot;;&quot;N&quot;)" office:value-type="string" office:string-value="N" calcext:value-type="string">
            <text:p>N</text:p>
          </table:table-cell>
          <table:table-cell table:formula="of:=IFERROR(&quot;## &quot; &amp; MID([.A653];3;FIND(&quot;:&quot;;[.A653])-3) &amp; &quot; &lt;br&gt;&quot;;&quot;&quot;)">
            <text:p/>
          </table:table-cell>
          <table:table-cell table:formula="of:=IF([.B653]=&quot;Y&quot;;MID([.A653];3;FIND(&quot;:&quot;;[.A653];1)-3);IF(&#10;RIGHT(RIGHT([.A653]; 1))=&quot;@&quot;;0;&#10;[.A653]))" office:value-type="string" office:string-value="input-keyboard-symbolic" calcext:value-type="string">
            <text:p>input-keyboard-symbolic</text:p>
          </table:table-cell>
          <table:table-cell table:formula="of:=IF([.B653]=&quot;Y&quot;;[.D653];[.E652])" office:value-type="string" office:string-value="devices" calcext:value-type="string">
            <text:p>devices</text:p>
          </table:table-cell>
          <table:table-cell table:style-name="ce10" table:formula="of:=IF([.D653]=0;&quot;&quot;;IF([.B653]=&quot;Y&quot;;[.C653];&#10;&quot;&lt;a href=&quot; &amp; CHAR(34) &amp; &quot;#&quot; &amp; CHAR(34) &amp; &quot;&gt;&quot; &amp;&#10;&quot;&lt;img src=&quot; &amp; CHAR(34) &amp; &quot;https://github.com/ubuntu/yaru/blob/master/icons/Yaru/scalable/&quot; &amp; [.E653] &amp; &quot;/&quot; &amp; [.A653] &amp; &quot;.svg&quot; &amp; CHAR(34) &amp; &#10;&quot; width=&quot; &amp; CHAR(34) &amp; &quot;22&quot; &amp; CHAR(34) &amp; &quot; alt=&quot; &amp; CHAR(34) &amp; [.D653] &amp; CHAR(34) &amp; &quot;&gt;&lt;/a&gt;&quot; &amp;&#10;&quot;&amp;nbsp; &amp;nbsp; &quot; &amp; [.D653] &amp; &quot;&lt;br&gt;&quot;&#10;))" office:value-type="string" office:string-value="&lt;a href=&quot;#&quot;&gt;&lt;img src=&quot;https://github.com/ubuntu/yaru/blob/master/icons/Yaru/scalable/devices/input-keyboard-symbolic.svg&quot; width=&quot;22&quot; alt=&quot;input-keyboard-symbolic&quot;&gt;&lt;/a&gt;&amp;nbsp; &amp;nbsp; input-keyboard-symbolic&lt;br&gt;" calcext:value-type="string">
            <text:p>&lt;a href="#"&gt;&lt;img src="https://github.com/ubuntu/yaru/blob/master/icons/Yaru/scalable/devices/input-keyboard-symbolic.svg" width="22" alt="input-keyboard-symbolic"&gt;&lt;/a&gt;&amp;nbsp; &amp;nbsp; input-keyboard-symbolic&lt;br&gt;</text:p>
          </table:table-cell>
        </table:table-row>
        <table:table-row table:style-name="ro1">
          <table:table-cell office:value-type="string" calcext:value-type="string">
            <text:p>input-mouse-symbolic</text:p>
          </table:table-cell>
          <table:table-cell table:formula="of:=IF(LEFT([.A654];1)=&quot;.&quot;;&quot;Y&quot;;&quot;N&quot;)" office:value-type="string" office:string-value="N" calcext:value-type="string">
            <text:p>N</text:p>
          </table:table-cell>
          <table:table-cell table:formula="of:=IFERROR(&quot;## &quot; &amp; MID([.A654];3;FIND(&quot;:&quot;;[.A654])-3) &amp; &quot; &lt;br&gt;&quot;;&quot;&quot;)">
            <text:p/>
          </table:table-cell>
          <table:table-cell table:formula="of:=IF([.B654]=&quot;Y&quot;;MID([.A654];3;FIND(&quot;:&quot;;[.A654];1)-3);IF(&#10;RIGHT(RIGHT([.A654]; 1))=&quot;@&quot;;0;&#10;[.A654]))" office:value-type="string" office:string-value="input-mouse-symbolic" calcext:value-type="string">
            <text:p>input-mouse-symbolic</text:p>
          </table:table-cell>
          <table:table-cell table:formula="of:=IF([.B654]=&quot;Y&quot;;[.D654];[.E653])" office:value-type="string" office:string-value="devices" calcext:value-type="string">
            <text:p>devices</text:p>
          </table:table-cell>
          <table:table-cell table:style-name="ce10" table:formula="of:=IF([.D654]=0;&quot;&quot;;IF([.B654]=&quot;Y&quot;;[.C654];&#10;&quot;&lt;a href=&quot; &amp; CHAR(34) &amp; &quot;#&quot; &amp; CHAR(34) &amp; &quot;&gt;&quot; &amp;&#10;&quot;&lt;img src=&quot; &amp; CHAR(34) &amp; &quot;https://github.com/ubuntu/yaru/blob/master/icons/Yaru/scalable/&quot; &amp; [.E654] &amp; &quot;/&quot; &amp; [.A654] &amp; &quot;.svg&quot; &amp; CHAR(34) &amp; &#10;&quot; width=&quot; &amp; CHAR(34) &amp; &quot;22&quot; &amp; CHAR(34) &amp; &quot; alt=&quot; &amp; CHAR(34) &amp; [.D654] &amp; CHAR(34) &amp; &quot;&gt;&lt;/a&gt;&quot; &amp;&#10;&quot;&amp;nbsp; &amp;nbsp; &quot; &amp; [.D654] &amp; &quot;&lt;br&gt;&quot;&#10;))" office:value-type="string" office:string-value="&lt;a href=&quot;#&quot;&gt;&lt;img src=&quot;https://github.com/ubuntu/yaru/blob/master/icons/Yaru/scalable/devices/input-mouse-symbolic.svg&quot; width=&quot;22&quot; alt=&quot;input-mouse-symbolic&quot;&gt;&lt;/a&gt;&amp;nbsp; &amp;nbsp; input-mouse-symbolic&lt;br&gt;" calcext:value-type="string">
            <text:p>&lt;a href="#"&gt;&lt;img src="https://github.com/ubuntu/yaru/blob/master/icons/Yaru/scalable/devices/input-mouse-symbolic.svg" width="22" alt="input-mouse-symbolic"&gt;&lt;/a&gt;&amp;nbsp; &amp;nbsp; input-mouse-symbolic&lt;br&gt;</text:p>
          </table:table-cell>
        </table:table-row>
        <table:table-row table:style-name="ro1">
          <table:table-cell office:value-type="string" calcext:value-type="string">
            <text:p>input-tablet-symbolic</text:p>
          </table:table-cell>
          <table:table-cell table:formula="of:=IF(LEFT([.A655];1)=&quot;.&quot;;&quot;Y&quot;;&quot;N&quot;)" office:value-type="string" office:string-value="N" calcext:value-type="string">
            <text:p>N</text:p>
          </table:table-cell>
          <table:table-cell table:formula="of:=IFERROR(&quot;## &quot; &amp; MID([.A655];3;FIND(&quot;:&quot;;[.A655])-3) &amp; &quot; &lt;br&gt;&quot;;&quot;&quot;)">
            <text:p/>
          </table:table-cell>
          <table:table-cell table:formula="of:=IF([.B655]=&quot;Y&quot;;MID([.A655];3;FIND(&quot;:&quot;;[.A655];1)-3);IF(&#10;RIGHT(RIGHT([.A655]; 1))=&quot;@&quot;;0;&#10;[.A655]))" office:value-type="string" office:string-value="input-tablet-symbolic" calcext:value-type="string">
            <text:p>input-tablet-symbolic</text:p>
          </table:table-cell>
          <table:table-cell table:formula="of:=IF([.B655]=&quot;Y&quot;;[.D655];[.E654])" office:value-type="string" office:string-value="devices" calcext:value-type="string">
            <text:p>devices</text:p>
          </table:table-cell>
          <table:table-cell table:style-name="ce10" table:formula="of:=IF([.D655]=0;&quot;&quot;;IF([.B655]=&quot;Y&quot;;[.C655];&#10;&quot;&lt;a href=&quot; &amp; CHAR(34) &amp; &quot;#&quot; &amp; CHAR(34) &amp; &quot;&gt;&quot; &amp;&#10;&quot;&lt;img src=&quot; &amp; CHAR(34) &amp; &quot;https://github.com/ubuntu/yaru/blob/master/icons/Yaru/scalable/&quot; &amp; [.E655] &amp; &quot;/&quot; &amp; [.A655] &amp; &quot;.svg&quot; &amp; CHAR(34) &amp; &#10;&quot; width=&quot; &amp; CHAR(34) &amp; &quot;22&quot; &amp; CHAR(34) &amp; &quot; alt=&quot; &amp; CHAR(34) &amp; [.D655] &amp; CHAR(34) &amp; &quot;&gt;&lt;/a&gt;&quot; &amp;&#10;&quot;&amp;nbsp; &amp;nbsp; &quot; &amp; [.D655] &amp; &quot;&lt;br&gt;&quot;&#10;))" office:value-type="string" office:string-value="&lt;a href=&quot;#&quot;&gt;&lt;img src=&quot;https://github.com/ubuntu/yaru/blob/master/icons/Yaru/scalable/devices/input-tablet-symbolic.svg&quot; width=&quot;22&quot; alt=&quot;input-tablet-symbolic&quot;&gt;&lt;/a&gt;&amp;nbsp; &amp;nbsp; input-tablet-symbolic&lt;br&gt;" calcext:value-type="string">
            <text:p>&lt;a href="#"&gt;&lt;img src="https://github.com/ubuntu/yaru/blob/master/icons/Yaru/scalable/devices/input-tablet-symbolic.svg" width="22" alt="input-tablet-symbolic"&gt;&lt;/a&gt;&amp;nbsp; &amp;nbsp; input-tablet-symbolic&lt;br&gt;</text:p>
          </table:table-cell>
        </table:table-row>
        <table:table-row table:style-name="ro1">
          <table:table-cell office:value-type="string" calcext:value-type="string">
            <text:p>input-touchpad-symbolic</text:p>
          </table:table-cell>
          <table:table-cell table:formula="of:=IF(LEFT([.A656];1)=&quot;.&quot;;&quot;Y&quot;;&quot;N&quot;)" office:value-type="string" office:string-value="N" calcext:value-type="string">
            <text:p>N</text:p>
          </table:table-cell>
          <table:table-cell table:formula="of:=IFERROR(&quot;## &quot; &amp; MID([.A656];3;FIND(&quot;:&quot;;[.A656])-3) &amp; &quot; &lt;br&gt;&quot;;&quot;&quot;)">
            <text:p/>
          </table:table-cell>
          <table:table-cell table:formula="of:=IF([.B656]=&quot;Y&quot;;MID([.A656];3;FIND(&quot;:&quot;;[.A656];1)-3);IF(&#10;RIGHT(RIGHT([.A656]; 1))=&quot;@&quot;;0;&#10;[.A656]))" office:value-type="string" office:string-value="input-touchpad-symbolic" calcext:value-type="string">
            <text:p>input-touchpad-symbolic</text:p>
          </table:table-cell>
          <table:table-cell table:formula="of:=IF([.B656]=&quot;Y&quot;;[.D656];[.E655])" office:value-type="string" office:string-value="devices" calcext:value-type="string">
            <text:p>devices</text:p>
          </table:table-cell>
          <table:table-cell table:style-name="ce10" table:formula="of:=IF([.D656]=0;&quot;&quot;;IF([.B656]=&quot;Y&quot;;[.C656];&#10;&quot;&lt;a href=&quot; &amp; CHAR(34) &amp; &quot;#&quot; &amp; CHAR(34) &amp; &quot;&gt;&quot; &amp;&#10;&quot;&lt;img src=&quot; &amp; CHAR(34) &amp; &quot;https://github.com/ubuntu/yaru/blob/master/icons/Yaru/scalable/&quot; &amp; [.E656] &amp; &quot;/&quot; &amp; [.A656] &amp; &quot;.svg&quot; &amp; CHAR(34) &amp; &#10;&quot; width=&quot; &amp; CHAR(34) &amp; &quot;22&quot; &amp; CHAR(34) &amp; &quot; alt=&quot; &amp; CHAR(34) &amp; [.D656] &amp; CHAR(34) &amp; &quot;&gt;&lt;/a&gt;&quot; &amp;&#10;&quot;&amp;nbsp; &amp;nbsp; &quot; &amp; [.D656] &amp; &quot;&lt;br&gt;&quot;&#10;))" office:value-type="string" office:string-value="&lt;a href=&quot;#&quot;&gt;&lt;img src=&quot;https://github.com/ubuntu/yaru/blob/master/icons/Yaru/scalable/devices/input-touchpad-symbolic.svg&quot; width=&quot;22&quot; alt=&quot;input-touchpad-symbolic&quot;&gt;&lt;/a&gt;&amp;nbsp; &amp;nbsp; input-touchpad-symbolic&lt;br&gt;" calcext:value-type="string">
            <text:p>&lt;a href="#"&gt;&lt;img src="https://github.com/ubuntu/yaru/blob/master/icons/Yaru/scalable/devices/input-touchpad-symbolic.svg" width="22" alt="input-touchpad-symbolic"&gt;&lt;/a&gt;&amp;nbsp; &amp;nbsp; input-touchpad-symbolic&lt;br&gt;</text:p>
          </table:table-cell>
        </table:table-row>
        <table:table-row table:style-name="ro1">
          <table:table-cell office:value-type="string" calcext:value-type="string">
            <text:p>laptop-symbolic</text:p>
          </table:table-cell>
          <table:table-cell table:formula="of:=IF(LEFT([.A657];1)=&quot;.&quot;;&quot;Y&quot;;&quot;N&quot;)" office:value-type="string" office:string-value="N" calcext:value-type="string">
            <text:p>N</text:p>
          </table:table-cell>
          <table:table-cell table:formula="of:=IFERROR(&quot;## &quot; &amp; MID([.A657];3;FIND(&quot;:&quot;;[.A657])-3) &amp; &quot; &lt;br&gt;&quot;;&quot;&quot;)">
            <text:p/>
          </table:table-cell>
          <table:table-cell table:formula="of:=IF([.B657]=&quot;Y&quot;;MID([.A657];3;FIND(&quot;:&quot;;[.A657];1)-3);IF(&#10;RIGHT(RIGHT([.A657]; 1))=&quot;@&quot;;0;&#10;[.A657]))" office:value-type="string" office:string-value="laptop-symbolic" calcext:value-type="string">
            <text:p>laptop-symbolic</text:p>
          </table:table-cell>
          <table:table-cell table:formula="of:=IF([.B657]=&quot;Y&quot;;[.D657];[.E656])" office:value-type="string" office:string-value="devices" calcext:value-type="string">
            <text:p>devices</text:p>
          </table:table-cell>
          <table:table-cell table:style-name="ce10" table:formula="of:=IF([.D657]=0;&quot;&quot;;IF([.B657]=&quot;Y&quot;;[.C657];&#10;&quot;&lt;a href=&quot; &amp; CHAR(34) &amp; &quot;#&quot; &amp; CHAR(34) &amp; &quot;&gt;&quot; &amp;&#10;&quot;&lt;img src=&quot; &amp; CHAR(34) &amp; &quot;https://github.com/ubuntu/yaru/blob/master/icons/Yaru/scalable/&quot; &amp; [.E657] &amp; &quot;/&quot; &amp; [.A657] &amp; &quot;.svg&quot; &amp; CHAR(34) &amp; &#10;&quot; width=&quot; &amp; CHAR(34) &amp; &quot;22&quot; &amp; CHAR(34) &amp; &quot; alt=&quot; &amp; CHAR(34) &amp; [.D657] &amp; CHAR(34) &amp; &quot;&gt;&lt;/a&gt;&quot; &amp;&#10;&quot;&amp;nbsp; &amp;nbsp; &quot; &amp; [.D657] &amp; &quot;&lt;br&gt;&quot;&#10;))" office:value-type="string" office:string-value="&lt;a href=&quot;#&quot;&gt;&lt;img src=&quot;https://github.com/ubuntu/yaru/blob/master/icons/Yaru/scalable/devices/laptop-symbolic.svg&quot; width=&quot;22&quot; alt=&quot;laptop-symbolic&quot;&gt;&lt;/a&gt;&amp;nbsp; &amp;nbsp; laptop-symbolic&lt;br&gt;" calcext:value-type="string">
            <text:p>&lt;a href="#"&gt;&lt;img src="https://github.com/ubuntu/yaru/blob/master/icons/Yaru/scalable/devices/laptop-symbolic.svg" width="22" alt="laptop-symbolic"&gt;&lt;/a&gt;&amp;nbsp; &amp;nbsp; laptop-symbolic&lt;br&gt;</text:p>
          </table:table-cell>
        </table:table-row>
        <table:table-row table:style-name="ro1">
          <table:table-cell office:value-type="string" calcext:value-type="string">
            <text:p>media-flash-symbolic</text:p>
          </table:table-cell>
          <table:table-cell table:formula="of:=IF(LEFT([.A658];1)=&quot;.&quot;;&quot;Y&quot;;&quot;N&quot;)" office:value-type="string" office:string-value="N" calcext:value-type="string">
            <text:p>N</text:p>
          </table:table-cell>
          <table:table-cell table:formula="of:=IFERROR(&quot;## &quot; &amp; MID([.A658];3;FIND(&quot;:&quot;;[.A658])-3) &amp; &quot; &lt;br&gt;&quot;;&quot;&quot;)">
            <text:p/>
          </table:table-cell>
          <table:table-cell table:formula="of:=IF([.B658]=&quot;Y&quot;;MID([.A658];3;FIND(&quot;:&quot;;[.A658];1)-3);IF(&#10;RIGHT(RIGHT([.A658]; 1))=&quot;@&quot;;0;&#10;[.A658]))" office:value-type="string" office:string-value="media-flash-symbolic" calcext:value-type="string">
            <text:p>media-flash-symbolic</text:p>
          </table:table-cell>
          <table:table-cell table:formula="of:=IF([.B658]=&quot;Y&quot;;[.D658];[.E657])" office:value-type="string" office:string-value="devices" calcext:value-type="string">
            <text:p>devices</text:p>
          </table:table-cell>
          <table:table-cell table:style-name="ce10" table:formula="of:=IF([.D658]=0;&quot;&quot;;IF([.B658]=&quot;Y&quot;;[.C658];&#10;&quot;&lt;a href=&quot; &amp; CHAR(34) &amp; &quot;#&quot; &amp; CHAR(34) &amp; &quot;&gt;&quot; &amp;&#10;&quot;&lt;img src=&quot; &amp; CHAR(34) &amp; &quot;https://github.com/ubuntu/yaru/blob/master/icons/Yaru/scalable/&quot; &amp; [.E658] &amp; &quot;/&quot; &amp; [.A658] &amp; &quot;.svg&quot; &amp; CHAR(34) &amp; &#10;&quot; width=&quot; &amp; CHAR(34) &amp; &quot;22&quot; &amp; CHAR(34) &amp; &quot; alt=&quot; &amp; CHAR(34) &amp; [.D658] &amp; CHAR(34) &amp; &quot;&gt;&lt;/a&gt;&quot; &amp;&#10;&quot;&amp;nbsp; &amp;nbsp; &quot; &amp; [.D658] &amp; &quot;&lt;br&gt;&quot;&#10;))" office:value-type="string" office:string-value="&lt;a href=&quot;#&quot;&gt;&lt;img src=&quot;https://github.com/ubuntu/yaru/blob/master/icons/Yaru/scalable/devices/media-flash-symbolic.svg&quot; width=&quot;22&quot; alt=&quot;media-flash-symbolic&quot;&gt;&lt;/a&gt;&amp;nbsp; &amp;nbsp; media-flash-symbolic&lt;br&gt;" calcext:value-type="string">
            <text:p>&lt;a href="#"&gt;&lt;img src="https://github.com/ubuntu/yaru/blob/master/icons/Yaru/scalable/devices/media-flash-symbolic.svg" width="22" alt="media-flash-symbolic"&gt;&lt;/a&gt;&amp;nbsp; &amp;nbsp; media-flash-symbolic&lt;br&gt;</text:p>
          </table:table-cell>
        </table:table-row>
        <table:table-row table:style-name="ro1">
          <table:table-cell office:value-type="string" calcext:value-type="string">
            <text:p>media-floppy-symbolic</text:p>
          </table:table-cell>
          <table:table-cell table:formula="of:=IF(LEFT([.A659];1)=&quot;.&quot;;&quot;Y&quot;;&quot;N&quot;)" office:value-type="string" office:string-value="N" calcext:value-type="string">
            <text:p>N</text:p>
          </table:table-cell>
          <table:table-cell table:formula="of:=IFERROR(&quot;## &quot; &amp; MID([.A659];3;FIND(&quot;:&quot;;[.A659])-3) &amp; &quot; &lt;br&gt;&quot;;&quot;&quot;)">
            <text:p/>
          </table:table-cell>
          <table:table-cell table:formula="of:=IF([.B659]=&quot;Y&quot;;MID([.A659];3;FIND(&quot;:&quot;;[.A659];1)-3);IF(&#10;RIGHT(RIGHT([.A659]; 1))=&quot;@&quot;;0;&#10;[.A659]))" office:value-type="string" office:string-value="media-floppy-symbolic" calcext:value-type="string">
            <text:p>media-floppy-symbolic</text:p>
          </table:table-cell>
          <table:table-cell table:formula="of:=IF([.B659]=&quot;Y&quot;;[.D659];[.E658])" office:value-type="string" office:string-value="devices" calcext:value-type="string">
            <text:p>devices</text:p>
          </table:table-cell>
          <table:table-cell table:style-name="ce10" table:formula="of:=IF([.D659]=0;&quot;&quot;;IF([.B659]=&quot;Y&quot;;[.C659];&#10;&quot;&lt;a href=&quot; &amp; CHAR(34) &amp; &quot;#&quot; &amp; CHAR(34) &amp; &quot;&gt;&quot; &amp;&#10;&quot;&lt;img src=&quot; &amp; CHAR(34) &amp; &quot;https://github.com/ubuntu/yaru/blob/master/icons/Yaru/scalable/&quot; &amp; [.E659] &amp; &quot;/&quot; &amp; [.A659] &amp; &quot;.svg&quot; &amp; CHAR(34) &amp; &#10;&quot; width=&quot; &amp; CHAR(34) &amp; &quot;22&quot; &amp; CHAR(34) &amp; &quot; alt=&quot; &amp; CHAR(34) &amp; [.D659] &amp; CHAR(34) &amp; &quot;&gt;&lt;/a&gt;&quot; &amp;&#10;&quot;&amp;nbsp; &amp;nbsp; &quot; &amp; [.D659] &amp; &quot;&lt;br&gt;&quot;&#10;))" office:value-type="string" office:string-value="&lt;a href=&quot;#&quot;&gt;&lt;img src=&quot;https://github.com/ubuntu/yaru/blob/master/icons/Yaru/scalable/devices/media-floppy-symbolic.svg&quot; width=&quot;22&quot; alt=&quot;media-floppy-symbolic&quot;&gt;&lt;/a&gt;&amp;nbsp; &amp;nbsp; media-floppy-symbolic&lt;br&gt;" calcext:value-type="string">
            <text:p>&lt;a href="#"&gt;&lt;img src="https://github.com/ubuntu/yaru/blob/master/icons/Yaru/scalable/devices/media-floppy-symbolic.svg" width="22" alt="media-floppy-symbolic"&gt;&lt;/a&gt;&amp;nbsp; &amp;nbsp; media-floppy-symbolic&lt;br&gt;</text:p>
          </table:table-cell>
        </table:table-row>
        <table:table-row table:style-name="ro1">
          <table:table-cell table:style-name="Default" office:value-type="string" calcext:value-type="string">
            <text:p>media-optical-bd-symbolic@</text:p>
          </table:table-cell>
          <table:table-cell table:style-name="Default" table:formula="of:=IF(LEFT([.A66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60];3;FIND(&quot;:&quot;;[.A660])-3) &amp; &quot; &lt;br&gt;&quot;;&quot;&quot;)">
            <text:p/>
          </table:table-cell>
          <table:table-cell table:style-name="ce6" table:formula="of:=IF([.B660]=&quot;Y&quot;;MID([.A660];3;FIND(&quot;:&quot;;[.A660];1)-3);IF(&#10;RIGHT(RIGHT([.A660]; 1))=&quot;@&quot;;0;&#10;[.A660]))" office:value-type="float" office:value="0" calcext:value-type="float">
            <text:p>0</text:p>
          </table:table-cell>
          <table:table-cell table:formula="of:=IF([.B660]=&quot;Y&quot;;[.D660];[.E659])" office:value-type="string" office:string-value="devices" calcext:value-type="string">
            <text:p>devices</text:p>
          </table:table-cell>
          <table:table-cell table:style-name="ce10" table:formula="of:=IF([.D660]=0;&quot;&quot;;IF([.B660]=&quot;Y&quot;;[.C660];&#10;&quot;&lt;a href=&quot; &amp; CHAR(34) &amp; &quot;#&quot; &amp; CHAR(34) &amp; &quot;&gt;&quot; &amp;&#10;&quot;&lt;img src=&quot; &amp; CHAR(34) &amp; &quot;https://github.com/ubuntu/yaru/blob/master/icons/Yaru/scalable/&quot; &amp; [.E660] &amp; &quot;/&quot; &amp; [.A660] &amp; &quot;.svg&quot; &amp; CHAR(34) &amp; &#10;&quot; width=&quot; &amp; CHAR(34) &amp; &quot;22&quot; &amp; CHAR(34) &amp; &quot; alt=&quot; &amp; CHAR(34) &amp; [.D660] &amp; CHAR(34) &amp; &quot;&gt;&lt;/a&gt;&quot; &amp;&#10;&quot;&amp;nbsp; &amp;nbsp; &quot; &amp; [.D66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edia-optical-cd-audio-symbolic@</text:p>
          </table:table-cell>
          <table:table-cell table:style-name="Default" table:formula="of:=IF(LEFT([.A66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61];3;FIND(&quot;:&quot;;[.A661])-3) &amp; &quot; &lt;br&gt;&quot;;&quot;&quot;)">
            <text:p/>
          </table:table-cell>
          <table:table-cell table:style-name="ce6" table:formula="of:=IF([.B661]=&quot;Y&quot;;MID([.A661];3;FIND(&quot;:&quot;;[.A661];1)-3);IF(&#10;RIGHT(RIGHT([.A661]; 1))=&quot;@&quot;;0;&#10;[.A661]))" office:value-type="float" office:value="0" calcext:value-type="float">
            <text:p>0</text:p>
          </table:table-cell>
          <table:table-cell table:formula="of:=IF([.B661]=&quot;Y&quot;;[.D661];[.E660])" office:value-type="string" office:string-value="devices" calcext:value-type="string">
            <text:p>devices</text:p>
          </table:table-cell>
          <table:table-cell table:style-name="ce10" table:formula="of:=IF([.D661]=0;&quot;&quot;;IF([.B661]=&quot;Y&quot;;[.C661];&#10;&quot;&lt;a href=&quot; &amp; CHAR(34) &amp; &quot;#&quot; &amp; CHAR(34) &amp; &quot;&gt;&quot; &amp;&#10;&quot;&lt;img src=&quot; &amp; CHAR(34) &amp; &quot;https://github.com/ubuntu/yaru/blob/master/icons/Yaru/scalable/&quot; &amp; [.E661] &amp; &quot;/&quot; &amp; [.A661] &amp; &quot;.svg&quot; &amp; CHAR(34) &amp; &#10;&quot; width=&quot; &amp; CHAR(34) &amp; &quot;22&quot; &amp; CHAR(34) &amp; &quot; alt=&quot; &amp; CHAR(34) &amp; [.D661] &amp; CHAR(34) &amp; &quot;&gt;&lt;/a&gt;&quot; &amp;&#10;&quot;&amp;nbsp; &amp;nbsp; &quot; &amp; [.D66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edia-optical-cd-symbolic@</text:p>
          </table:table-cell>
          <table:table-cell table:style-name="Default" table:formula="of:=IF(LEFT([.A66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62];3;FIND(&quot;:&quot;;[.A662])-3) &amp; &quot; &lt;br&gt;&quot;;&quot;&quot;)">
            <text:p/>
          </table:table-cell>
          <table:table-cell table:style-name="ce6" table:formula="of:=IF([.B662]=&quot;Y&quot;;MID([.A662];3;FIND(&quot;:&quot;;[.A662];1)-3);IF(&#10;RIGHT(RIGHT([.A662]; 1))=&quot;@&quot;;0;&#10;[.A662]))" office:value-type="float" office:value="0" calcext:value-type="float">
            <text:p>0</text:p>
          </table:table-cell>
          <table:table-cell table:formula="of:=IF([.B662]=&quot;Y&quot;;[.D662];[.E661])" office:value-type="string" office:string-value="devices" calcext:value-type="string">
            <text:p>devices</text:p>
          </table:table-cell>
          <table:table-cell table:style-name="ce10" table:formula="of:=IF([.D662]=0;&quot;&quot;;IF([.B662]=&quot;Y&quot;;[.C662];&#10;&quot;&lt;a href=&quot; &amp; CHAR(34) &amp; &quot;#&quot; &amp; CHAR(34) &amp; &quot;&gt;&quot; &amp;&#10;&quot;&lt;img src=&quot; &amp; CHAR(34) &amp; &quot;https://github.com/ubuntu/yaru/blob/master/icons/Yaru/scalable/&quot; &amp; [.E662] &amp; &quot;/&quot; &amp; [.A662] &amp; &quot;.svg&quot; &amp; CHAR(34) &amp; &#10;&quot; width=&quot; &amp; CHAR(34) &amp; &quot;22&quot; &amp; CHAR(34) &amp; &quot; alt=&quot; &amp; CHAR(34) &amp; [.D662] &amp; CHAR(34) &amp; &quot;&gt;&lt;/a&gt;&quot; &amp;&#10;&quot;&amp;nbsp; &amp;nbsp; &quot; &amp; [.D66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edia-optical-dvd-symbolic@</text:p>
          </table:table-cell>
          <table:table-cell table:style-name="Default" table:formula="of:=IF(LEFT([.A66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63];3;FIND(&quot;:&quot;;[.A663])-3) &amp; &quot; &lt;br&gt;&quot;;&quot;&quot;)">
            <text:p/>
          </table:table-cell>
          <table:table-cell table:style-name="ce6" table:formula="of:=IF([.B663]=&quot;Y&quot;;MID([.A663];3;FIND(&quot;:&quot;;[.A663];1)-3);IF(&#10;RIGHT(RIGHT([.A663]; 1))=&quot;@&quot;;0;&#10;[.A663]))" office:value-type="float" office:value="0" calcext:value-type="float">
            <text:p>0</text:p>
          </table:table-cell>
          <table:table-cell table:formula="of:=IF([.B663]=&quot;Y&quot;;[.D663];[.E662])" office:value-type="string" office:string-value="devices" calcext:value-type="string">
            <text:p>devices</text:p>
          </table:table-cell>
          <table:table-cell table:style-name="ce10" table:formula="of:=IF([.D663]=0;&quot;&quot;;IF([.B663]=&quot;Y&quot;;[.C663];&#10;&quot;&lt;a href=&quot; &amp; CHAR(34) &amp; &quot;#&quot; &amp; CHAR(34) &amp; &quot;&gt;&quot; &amp;&#10;&quot;&lt;img src=&quot; &amp; CHAR(34) &amp; &quot;https://github.com/ubuntu/yaru/blob/master/icons/Yaru/scalable/&quot; &amp; [.E663] &amp; &quot;/&quot; &amp; [.A663] &amp; &quot;.svg&quot; &amp; CHAR(34) &amp; &#10;&quot; width=&quot; &amp; CHAR(34) &amp; &quot;22&quot; &amp; CHAR(34) &amp; &quot; alt=&quot; &amp; CHAR(34) &amp; [.D663] &amp; CHAR(34) &amp; &quot;&gt;&lt;/a&gt;&quot; &amp;&#10;&quot;&amp;nbsp; &amp;nbsp; &quot; &amp; [.D663] &amp; &quot;&lt;br&gt;&quot;&#10;))">
            <text:p/>
          </table:table-cell>
        </table:table-row>
        <table:table-row table:style-name="ro1">
          <table:table-cell office:value-type="string" calcext:value-type="string">
            <text:p>media-optical-symbolic</text:p>
          </table:table-cell>
          <table:table-cell table:formula="of:=IF(LEFT([.A664];1)=&quot;.&quot;;&quot;Y&quot;;&quot;N&quot;)" office:value-type="string" office:string-value="N" calcext:value-type="string">
            <text:p>N</text:p>
          </table:table-cell>
          <table:table-cell table:formula="of:=IFERROR(&quot;## &quot; &amp; MID([.A664];3;FIND(&quot;:&quot;;[.A664])-3) &amp; &quot; &lt;br&gt;&quot;;&quot;&quot;)">
            <text:p/>
          </table:table-cell>
          <table:table-cell table:formula="of:=IF([.B664]=&quot;Y&quot;;MID([.A664];3;FIND(&quot;:&quot;;[.A664];1)-3);IF(&#10;RIGHT(RIGHT([.A664]; 1))=&quot;@&quot;;0;&#10;[.A664]))" office:value-type="string" office:string-value="media-optical-symbolic" calcext:value-type="string">
            <text:p>media-optical-symbolic</text:p>
          </table:table-cell>
          <table:table-cell table:formula="of:=IF([.B664]=&quot;Y&quot;;[.D664];[.E663])" office:value-type="string" office:string-value="devices" calcext:value-type="string">
            <text:p>devices</text:p>
          </table:table-cell>
          <table:table-cell table:style-name="ce10" table:formula="of:=IF([.D664]=0;&quot;&quot;;IF([.B664]=&quot;Y&quot;;[.C664];&#10;&quot;&lt;a href=&quot; &amp; CHAR(34) &amp; &quot;#&quot; &amp; CHAR(34) &amp; &quot;&gt;&quot; &amp;&#10;&quot;&lt;img src=&quot; &amp; CHAR(34) &amp; &quot;https://github.com/ubuntu/yaru/blob/master/icons/Yaru/scalable/&quot; &amp; [.E664] &amp; &quot;/&quot; &amp; [.A664] &amp; &quot;.svg&quot; &amp; CHAR(34) &amp; &#10;&quot; width=&quot; &amp; CHAR(34) &amp; &quot;22&quot; &amp; CHAR(34) &amp; &quot; alt=&quot; &amp; CHAR(34) &amp; [.D664] &amp; CHAR(34) &amp; &quot;&gt;&lt;/a&gt;&quot; &amp;&#10;&quot;&amp;nbsp; &amp;nbsp; &quot; &amp; [.D664] &amp; &quot;&lt;br&gt;&quot;&#10;))" office:value-type="string" office:string-value="&lt;a href=&quot;#&quot;&gt;&lt;img src=&quot;https://github.com/ubuntu/yaru/blob/master/icons/Yaru/scalable/devices/media-optical-symbolic.svg&quot; width=&quot;22&quot; alt=&quot;media-optical-symbolic&quot;&gt;&lt;/a&gt;&amp;nbsp; &amp;nbsp; media-optical-symbolic&lt;br&gt;" calcext:value-type="string">
            <text:p>&lt;a href="#"&gt;&lt;img src="https://github.com/ubuntu/yaru/blob/master/icons/Yaru/scalable/devices/media-optical-symbolic.svg" width="22" alt="media-optical-symbolic"&gt;&lt;/a&gt;&amp;nbsp; &amp;nbsp; media-optical-symbolic&lt;br&gt;</text:p>
          </table:table-cell>
        </table:table-row>
        <table:table-row table:style-name="ro1">
          <table:table-cell office:value-type="string" calcext:value-type="string">
            <text:p>media-removable-symbolic</text:p>
          </table:table-cell>
          <table:table-cell table:formula="of:=IF(LEFT([.A665];1)=&quot;.&quot;;&quot;Y&quot;;&quot;N&quot;)" office:value-type="string" office:string-value="N" calcext:value-type="string">
            <text:p>N</text:p>
          </table:table-cell>
          <table:table-cell table:formula="of:=IFERROR(&quot;## &quot; &amp; MID([.A665];3;FIND(&quot;:&quot;;[.A665])-3) &amp; &quot; &lt;br&gt;&quot;;&quot;&quot;)">
            <text:p/>
          </table:table-cell>
          <table:table-cell table:formula="of:=IF([.B665]=&quot;Y&quot;;MID([.A665];3;FIND(&quot;:&quot;;[.A665];1)-3);IF(&#10;RIGHT(RIGHT([.A665]; 1))=&quot;@&quot;;0;&#10;[.A665]))" office:value-type="string" office:string-value="media-removable-symbolic" calcext:value-type="string">
            <text:p>media-removable-symbolic</text:p>
          </table:table-cell>
          <table:table-cell table:formula="of:=IF([.B665]=&quot;Y&quot;;[.D665];[.E664])" office:value-type="string" office:string-value="devices" calcext:value-type="string">
            <text:p>devices</text:p>
          </table:table-cell>
          <table:table-cell table:style-name="ce10" table:formula="of:=IF([.D665]=0;&quot;&quot;;IF([.B665]=&quot;Y&quot;;[.C665];&#10;&quot;&lt;a href=&quot; &amp; CHAR(34) &amp; &quot;#&quot; &amp; CHAR(34) &amp; &quot;&gt;&quot; &amp;&#10;&quot;&lt;img src=&quot; &amp; CHAR(34) &amp; &quot;https://github.com/ubuntu/yaru/blob/master/icons/Yaru/scalable/&quot; &amp; [.E665] &amp; &quot;/&quot; &amp; [.A665] &amp; &quot;.svg&quot; &amp; CHAR(34) &amp; &#10;&quot; width=&quot; &amp; CHAR(34) &amp; &quot;22&quot; &amp; CHAR(34) &amp; &quot; alt=&quot; &amp; CHAR(34) &amp; [.D665] &amp; CHAR(34) &amp; &quot;&gt;&lt;/a&gt;&quot; &amp;&#10;&quot;&amp;nbsp; &amp;nbsp; &quot; &amp; [.D665] &amp; &quot;&lt;br&gt;&quot;&#10;))" office:value-type="string" office:string-value="&lt;a href=&quot;#&quot;&gt;&lt;img src=&quot;https://github.com/ubuntu/yaru/blob/master/icons/Yaru/scalable/devices/media-removable-symbolic.svg&quot; width=&quot;22&quot; alt=&quot;media-removable-symbolic&quot;&gt;&lt;/a&gt;&amp;nbsp; &amp;nbsp; media-removable-symbolic&lt;br&gt;" calcext:value-type="string">
            <text:p>&lt;a href="#"&gt;&lt;img src="https://github.com/ubuntu/yaru/blob/master/icons/Yaru/scalable/devices/media-removable-symbolic.svg" width="22" alt="media-removable-symbolic"&gt;&lt;/a&gt;&amp;nbsp; &amp;nbsp; media-removable-symbolic&lt;br&gt;</text:p>
          </table:table-cell>
        </table:table-row>
        <table:table-row table:style-name="ro1">
          <table:table-cell office:value-type="string" calcext:value-type="string">
            <text:p>media-tape-symbolic</text:p>
          </table:table-cell>
          <table:table-cell table:formula="of:=IF(LEFT([.A666];1)=&quot;.&quot;;&quot;Y&quot;;&quot;N&quot;)" office:value-type="string" office:string-value="N" calcext:value-type="string">
            <text:p>N</text:p>
          </table:table-cell>
          <table:table-cell table:formula="of:=IFERROR(&quot;## &quot; &amp; MID([.A666];3;FIND(&quot;:&quot;;[.A666])-3) &amp; &quot; &lt;br&gt;&quot;;&quot;&quot;)">
            <text:p/>
          </table:table-cell>
          <table:table-cell table:formula="of:=IF([.B666]=&quot;Y&quot;;MID([.A666];3;FIND(&quot;:&quot;;[.A666];1)-3);IF(&#10;RIGHT(RIGHT([.A666]; 1))=&quot;@&quot;;0;&#10;[.A666]))" office:value-type="string" office:string-value="media-tape-symbolic" calcext:value-type="string">
            <text:p>media-tape-symbolic</text:p>
          </table:table-cell>
          <table:table-cell table:formula="of:=IF([.B666]=&quot;Y&quot;;[.D666];[.E665])" office:value-type="string" office:string-value="devices" calcext:value-type="string">
            <text:p>devices</text:p>
          </table:table-cell>
          <table:table-cell table:style-name="ce10" table:formula="of:=IF([.D666]=0;&quot;&quot;;IF([.B666]=&quot;Y&quot;;[.C666];&#10;&quot;&lt;a href=&quot; &amp; CHAR(34) &amp; &quot;#&quot; &amp; CHAR(34) &amp; &quot;&gt;&quot; &amp;&#10;&quot;&lt;img src=&quot; &amp; CHAR(34) &amp; &quot;https://github.com/ubuntu/yaru/blob/master/icons/Yaru/scalable/&quot; &amp; [.E666] &amp; &quot;/&quot; &amp; [.A666] &amp; &quot;.svg&quot; &amp; CHAR(34) &amp; &#10;&quot; width=&quot; &amp; CHAR(34) &amp; &quot;22&quot; &amp; CHAR(34) &amp; &quot; alt=&quot; &amp; CHAR(34) &amp; [.D666] &amp; CHAR(34) &amp; &quot;&gt;&lt;/a&gt;&quot; &amp;&#10;&quot;&amp;nbsp; &amp;nbsp; &quot; &amp; [.D666] &amp; &quot;&lt;br&gt;&quot;&#10;))" office:value-type="string" office:string-value="&lt;a href=&quot;#&quot;&gt;&lt;img src=&quot;https://github.com/ubuntu/yaru/blob/master/icons/Yaru/scalable/devices/media-tape-symbolic.svg&quot; width=&quot;22&quot; alt=&quot;media-tape-symbolic&quot;&gt;&lt;/a&gt;&amp;nbsp; &amp;nbsp; media-tape-symbolic&lt;br&gt;" calcext:value-type="string">
            <text:p>&lt;a href="#"&gt;&lt;img src="https://github.com/ubuntu/yaru/blob/master/icons/Yaru/scalable/devices/media-tape-symbolic.svg" width="22" alt="media-tape-symbolic"&gt;&lt;/a&gt;&amp;nbsp; &amp;nbsp; media-tape-symbolic&lt;br&gt;</text:p>
          </table:table-cell>
        </table:table-row>
        <table:table-row table:style-name="ro1">
          <table:table-cell office:value-type="string" calcext:value-type="string">
            <text:p>media-zip-symbolic</text:p>
          </table:table-cell>
          <table:table-cell table:formula="of:=IF(LEFT([.A667];1)=&quot;.&quot;;&quot;Y&quot;;&quot;N&quot;)" office:value-type="string" office:string-value="N" calcext:value-type="string">
            <text:p>N</text:p>
          </table:table-cell>
          <table:table-cell table:formula="of:=IFERROR(&quot;## &quot; &amp; MID([.A667];3;FIND(&quot;:&quot;;[.A667])-3) &amp; &quot; &lt;br&gt;&quot;;&quot;&quot;)">
            <text:p/>
          </table:table-cell>
          <table:table-cell table:formula="of:=IF([.B667]=&quot;Y&quot;;MID([.A667];3;FIND(&quot;:&quot;;[.A667];1)-3);IF(&#10;RIGHT(RIGHT([.A667]; 1))=&quot;@&quot;;0;&#10;[.A667]))" office:value-type="string" office:string-value="media-zip-symbolic" calcext:value-type="string">
            <text:p>media-zip-symbolic</text:p>
          </table:table-cell>
          <table:table-cell table:formula="of:=IF([.B667]=&quot;Y&quot;;[.D667];[.E666])" office:value-type="string" office:string-value="devices" calcext:value-type="string">
            <text:p>devices</text:p>
          </table:table-cell>
          <table:table-cell table:style-name="ce10" table:formula="of:=IF([.D667]=0;&quot;&quot;;IF([.B667]=&quot;Y&quot;;[.C667];&#10;&quot;&lt;a href=&quot; &amp; CHAR(34) &amp; &quot;#&quot; &amp; CHAR(34) &amp; &quot;&gt;&quot; &amp;&#10;&quot;&lt;img src=&quot; &amp; CHAR(34) &amp; &quot;https://github.com/ubuntu/yaru/blob/master/icons/Yaru/scalable/&quot; &amp; [.E667] &amp; &quot;/&quot; &amp; [.A667] &amp; &quot;.svg&quot; &amp; CHAR(34) &amp; &#10;&quot; width=&quot; &amp; CHAR(34) &amp; &quot;22&quot; &amp; CHAR(34) &amp; &quot; alt=&quot; &amp; CHAR(34) &amp; [.D667] &amp; CHAR(34) &amp; &quot;&gt;&lt;/a&gt;&quot; &amp;&#10;&quot;&amp;nbsp; &amp;nbsp; &quot; &amp; [.D667] &amp; &quot;&lt;br&gt;&quot;&#10;))" office:value-type="string" office:string-value="&lt;a href=&quot;#&quot;&gt;&lt;img src=&quot;https://github.com/ubuntu/yaru/blob/master/icons/Yaru/scalable/devices/media-zip-symbolic.svg&quot; width=&quot;22&quot; alt=&quot;media-zip-symbolic&quot;&gt;&lt;/a&gt;&amp;nbsp; &amp;nbsp; media-zip-symbolic&lt;br&gt;" calcext:value-type="string">
            <text:p>&lt;a href="#"&gt;&lt;img src="https://github.com/ubuntu/yaru/blob/master/icons/Yaru/scalable/devices/media-zip-symbolic.svg" width="22" alt="media-zip-symbolic"&gt;&lt;/a&gt;&amp;nbsp; &amp;nbsp; media-zip-symbolic&lt;br&gt;</text:p>
          </table:table-cell>
        </table:table-row>
        <table:table-row table:style-name="ro1">
          <table:table-cell office:value-type="string" calcext:value-type="string">
            <text:p>modem-symbolic</text:p>
          </table:table-cell>
          <table:table-cell table:formula="of:=IF(LEFT([.A668];1)=&quot;.&quot;;&quot;Y&quot;;&quot;N&quot;)" office:value-type="string" office:string-value="N" calcext:value-type="string">
            <text:p>N</text:p>
          </table:table-cell>
          <table:table-cell table:formula="of:=IFERROR(&quot;## &quot; &amp; MID([.A668];3;FIND(&quot;:&quot;;[.A668])-3) &amp; &quot; &lt;br&gt;&quot;;&quot;&quot;)">
            <text:p/>
          </table:table-cell>
          <table:table-cell table:formula="of:=IF([.B668]=&quot;Y&quot;;MID([.A668];3;FIND(&quot;:&quot;;[.A668];1)-3);IF(&#10;RIGHT(RIGHT([.A668]; 1))=&quot;@&quot;;0;&#10;[.A668]))" office:value-type="string" office:string-value="modem-symbolic" calcext:value-type="string">
            <text:p>modem-symbolic</text:p>
          </table:table-cell>
          <table:table-cell table:formula="of:=IF([.B668]=&quot;Y&quot;;[.D668];[.E667])" office:value-type="string" office:string-value="devices" calcext:value-type="string">
            <text:p>devices</text:p>
          </table:table-cell>
          <table:table-cell table:style-name="ce10" table:formula="of:=IF([.D668]=0;&quot;&quot;;IF([.B668]=&quot;Y&quot;;[.C668];&#10;&quot;&lt;a href=&quot; &amp; CHAR(34) &amp; &quot;#&quot; &amp; CHAR(34) &amp; &quot;&gt;&quot; &amp;&#10;&quot;&lt;img src=&quot; &amp; CHAR(34) &amp; &quot;https://github.com/ubuntu/yaru/blob/master/icons/Yaru/scalable/&quot; &amp; [.E668] &amp; &quot;/&quot; &amp; [.A668] &amp; &quot;.svg&quot; &amp; CHAR(34) &amp; &#10;&quot; width=&quot; &amp; CHAR(34) &amp; &quot;22&quot; &amp; CHAR(34) &amp; &quot; alt=&quot; &amp; CHAR(34) &amp; [.D668] &amp; CHAR(34) &amp; &quot;&gt;&lt;/a&gt;&quot; &amp;&#10;&quot;&amp;nbsp; &amp;nbsp; &quot; &amp; [.D668] &amp; &quot;&lt;br&gt;&quot;&#10;))" office:value-type="string" office:string-value="&lt;a href=&quot;#&quot;&gt;&lt;img src=&quot;https://github.com/ubuntu/yaru/blob/master/icons/Yaru/scalable/devices/modem-symbolic.svg&quot; width=&quot;22&quot; alt=&quot;modem-symbolic&quot;&gt;&lt;/a&gt;&amp;nbsp; &amp;nbsp; modem-symbolic&lt;br&gt;" calcext:value-type="string">
            <text:p>&lt;a href="#"&gt;&lt;img src="https://github.com/ubuntu/yaru/blob/master/icons/Yaru/scalable/devices/modem-symbolic.svg" width="22" alt="modem-symbolic"&gt;&lt;/a&gt;&amp;nbsp; &amp;nbsp; modem-symbolic&lt;br&gt;</text:p>
          </table:table-cell>
        </table:table-row>
        <table:table-row table:style-name="ro1">
          <table:table-cell table:style-name="Default" office:value-type="string" calcext:value-type="string">
            <text:p>multimedia-player-apple-ipod-touch-symbolic@</text:p>
          </table:table-cell>
          <table:table-cell table:style-name="Default" table:formula="of:=IF(LEFT([.A66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69];3;FIND(&quot;:&quot;;[.A669])-3) &amp; &quot; &lt;br&gt;&quot;;&quot;&quot;)">
            <text:p/>
          </table:table-cell>
          <table:table-cell table:style-name="ce6" table:formula="of:=IF([.B669]=&quot;Y&quot;;MID([.A669];3;FIND(&quot;:&quot;;[.A669];1)-3);IF(&#10;RIGHT(RIGHT([.A669]; 1))=&quot;@&quot;;0;&#10;[.A669]))" office:value-type="float" office:value="0" calcext:value-type="float">
            <text:p>0</text:p>
          </table:table-cell>
          <table:table-cell table:formula="of:=IF([.B669]=&quot;Y&quot;;[.D669];[.E668])" office:value-type="string" office:string-value="devices" calcext:value-type="string">
            <text:p>devices</text:p>
          </table:table-cell>
          <table:table-cell table:style-name="ce10" table:formula="of:=IF([.D669]=0;&quot;&quot;;IF([.B669]=&quot;Y&quot;;[.C669];&#10;&quot;&lt;a href=&quot; &amp; CHAR(34) &amp; &quot;#&quot; &amp; CHAR(34) &amp; &quot;&gt;&quot; &amp;&#10;&quot;&lt;img src=&quot; &amp; CHAR(34) &amp; &quot;https://github.com/ubuntu/yaru/blob/master/icons/Yaru/scalable/&quot; &amp; [.E669] &amp; &quot;/&quot; &amp; [.A669] &amp; &quot;.svg&quot; &amp; CHAR(34) &amp; &#10;&quot; width=&quot; &amp; CHAR(34) &amp; &quot;22&quot; &amp; CHAR(34) &amp; &quot; alt=&quot; &amp; CHAR(34) &amp; [.D669] &amp; CHAR(34) &amp; &quot;&gt;&lt;/a&gt;&quot; &amp;&#10;&quot;&amp;nbsp; &amp;nbsp; &quot; &amp; [.D669] &amp; &quot;&lt;br&gt;&quot;&#10;))">
            <text:p/>
          </table:table-cell>
        </table:table-row>
        <table:table-row table:style-name="ro1">
          <table:table-cell office:value-type="string" calcext:value-type="string">
            <text:p>multimedia-player-symbolic</text:p>
          </table:table-cell>
          <table:table-cell table:formula="of:=IF(LEFT([.A670];1)=&quot;.&quot;;&quot;Y&quot;;&quot;N&quot;)" office:value-type="string" office:string-value="N" calcext:value-type="string">
            <text:p>N</text:p>
          </table:table-cell>
          <table:table-cell table:formula="of:=IFERROR(&quot;## &quot; &amp; MID([.A670];3;FIND(&quot;:&quot;;[.A670])-3) &amp; &quot; &lt;br&gt;&quot;;&quot;&quot;)">
            <text:p/>
          </table:table-cell>
          <table:table-cell table:formula="of:=IF([.B670]=&quot;Y&quot;;MID([.A670];3;FIND(&quot;:&quot;;[.A670];1)-3);IF(&#10;RIGHT(RIGHT([.A670]; 1))=&quot;@&quot;;0;&#10;[.A670]))" office:value-type="string" office:string-value="multimedia-player-symbolic" calcext:value-type="string">
            <text:p>multimedia-player-symbolic</text:p>
          </table:table-cell>
          <table:table-cell table:formula="of:=IF([.B670]=&quot;Y&quot;;[.D670];[.E669])" office:value-type="string" office:string-value="devices" calcext:value-type="string">
            <text:p>devices</text:p>
          </table:table-cell>
          <table:table-cell table:style-name="ce10" table:formula="of:=IF([.D670]=0;&quot;&quot;;IF([.B670]=&quot;Y&quot;;[.C670];&#10;&quot;&lt;a href=&quot; &amp; CHAR(34) &amp; &quot;#&quot; &amp; CHAR(34) &amp; &quot;&gt;&quot; &amp;&#10;&quot;&lt;img src=&quot; &amp; CHAR(34) &amp; &quot;https://github.com/ubuntu/yaru/blob/master/icons/Yaru/scalable/&quot; &amp; [.E670] &amp; &quot;/&quot; &amp; [.A670] &amp; &quot;.svg&quot; &amp; CHAR(34) &amp; &#10;&quot; width=&quot; &amp; CHAR(34) &amp; &quot;22&quot; &amp; CHAR(34) &amp; &quot; alt=&quot; &amp; CHAR(34) &amp; [.D670] &amp; CHAR(34) &amp; &quot;&gt;&lt;/a&gt;&quot; &amp;&#10;&quot;&amp;nbsp; &amp;nbsp; &quot; &amp; [.D670] &amp; &quot;&lt;br&gt;&quot;&#10;))" office:value-type="string" office:string-value="&lt;a href=&quot;#&quot;&gt;&lt;img src=&quot;https://github.com/ubuntu/yaru/blob/master/icons/Yaru/scalable/devices/multimedia-player-symbolic.svg&quot; width=&quot;22&quot; alt=&quot;multimedia-player-symbolic&quot;&gt;&lt;/a&gt;&amp;nbsp; &amp;nbsp; multimedia-player-symbolic&lt;br&gt;" calcext:value-type="string">
            <text:p>&lt;a href="#"&gt;&lt;img src="https://github.com/ubuntu/yaru/blob/master/icons/Yaru/scalable/devices/multimedia-player-symbolic.svg" width="22" alt="multimedia-player-symbolic"&gt;&lt;/a&gt;&amp;nbsp; &amp;nbsp; multimedia-player-symbolic&lt;br&gt;</text:p>
          </table:table-cell>
        </table:table-row>
        <table:table-row table:style-name="ro1">
          <table:table-cell office:value-type="string" calcext:value-type="string">
            <text:p>network-cellular-symbolic</text:p>
          </table:table-cell>
          <table:table-cell table:formula="of:=IF(LEFT([.A671];1)=&quot;.&quot;;&quot;Y&quot;;&quot;N&quot;)" office:value-type="string" office:string-value="N" calcext:value-type="string">
            <text:p>N</text:p>
          </table:table-cell>
          <table:table-cell table:formula="of:=IFERROR(&quot;## &quot; &amp; MID([.A671];3;FIND(&quot;:&quot;;[.A671])-3) &amp; &quot; &lt;br&gt;&quot;;&quot;&quot;)">
            <text:p/>
          </table:table-cell>
          <table:table-cell table:formula="of:=IF([.B671]=&quot;Y&quot;;MID([.A671];3;FIND(&quot;:&quot;;[.A671];1)-3);IF(&#10;RIGHT(RIGHT([.A671]; 1))=&quot;@&quot;;0;&#10;[.A671]))" office:value-type="string" office:string-value="network-cellular-symbolic" calcext:value-type="string">
            <text:p>network-cellular-symbolic</text:p>
          </table:table-cell>
          <table:table-cell table:formula="of:=IF([.B671]=&quot;Y&quot;;[.D671];[.E670])" office:value-type="string" office:string-value="devices" calcext:value-type="string">
            <text:p>devices</text:p>
          </table:table-cell>
          <table:table-cell table:style-name="ce10" table:formula="of:=IF([.D671]=0;&quot;&quot;;IF([.B671]=&quot;Y&quot;;[.C671];&#10;&quot;&lt;a href=&quot; &amp; CHAR(34) &amp; &quot;#&quot; &amp; CHAR(34) &amp; &quot;&gt;&quot; &amp;&#10;&quot;&lt;img src=&quot; &amp; CHAR(34) &amp; &quot;https://github.com/ubuntu/yaru/blob/master/icons/Yaru/scalable/&quot; &amp; [.E671] &amp; &quot;/&quot; &amp; [.A671] &amp; &quot;.svg&quot; &amp; CHAR(34) &amp; &#10;&quot; width=&quot; &amp; CHAR(34) &amp; &quot;22&quot; &amp; CHAR(34) &amp; &quot; alt=&quot; &amp; CHAR(34) &amp; [.D671] &amp; CHAR(34) &amp; &quot;&gt;&lt;/a&gt;&quot; &amp;&#10;&quot;&amp;nbsp; &amp;nbsp; &quot; &amp; [.D671] &amp; &quot;&lt;br&gt;&quot;&#10;))" office:value-type="string" office:string-value="&lt;a href=&quot;#&quot;&gt;&lt;img src=&quot;https://github.com/ubuntu/yaru/blob/master/icons/Yaru/scalable/devices/network-cellular-symbolic.svg&quot; width=&quot;22&quot; alt=&quot;network-cellular-symbolic&quot;&gt;&lt;/a&gt;&amp;nbsp; &amp;nbsp; network-cellular-symbolic&lt;br&gt;" calcext:value-type="string">
            <text:p>&lt;a href="#"&gt;&lt;img src="https://github.com/ubuntu/yaru/blob/master/icons/Yaru/scalable/devices/network-cellular-symbolic.svg" width="22" alt="network-cellular-symbolic"&gt;&lt;/a&gt;&amp;nbsp; &amp;nbsp; network-cellular-symbolic&lt;br&gt;</text:p>
          </table:table-cell>
        </table:table-row>
        <table:table-row table:style-name="ro1">
          <table:table-cell office:value-type="string" calcext:value-type="string">
            <text:p>network-wired-symbolic</text:p>
          </table:table-cell>
          <table:table-cell table:formula="of:=IF(LEFT([.A672];1)=&quot;.&quot;;&quot;Y&quot;;&quot;N&quot;)" office:value-type="string" office:string-value="N" calcext:value-type="string">
            <text:p>N</text:p>
          </table:table-cell>
          <table:table-cell table:formula="of:=IFERROR(&quot;## &quot; &amp; MID([.A672];3;FIND(&quot;:&quot;;[.A672])-3) &amp; &quot; &lt;br&gt;&quot;;&quot;&quot;)">
            <text:p/>
          </table:table-cell>
          <table:table-cell table:formula="of:=IF([.B672]=&quot;Y&quot;;MID([.A672];3;FIND(&quot;:&quot;;[.A672];1)-3);IF(&#10;RIGHT(RIGHT([.A672]; 1))=&quot;@&quot;;0;&#10;[.A672]))" office:value-type="string" office:string-value="network-wired-symbolic" calcext:value-type="string">
            <text:p>network-wired-symbolic</text:p>
          </table:table-cell>
          <table:table-cell table:formula="of:=IF([.B672]=&quot;Y&quot;;[.D672];[.E671])" office:value-type="string" office:string-value="devices" calcext:value-type="string">
            <text:p>devices</text:p>
          </table:table-cell>
          <table:table-cell table:style-name="ce10" table:formula="of:=IF([.D672]=0;&quot;&quot;;IF([.B672]=&quot;Y&quot;;[.C672];&#10;&quot;&lt;a href=&quot; &amp; CHAR(34) &amp; &quot;#&quot; &amp; CHAR(34) &amp; &quot;&gt;&quot; &amp;&#10;&quot;&lt;img src=&quot; &amp; CHAR(34) &amp; &quot;https://github.com/ubuntu/yaru/blob/master/icons/Yaru/scalable/&quot; &amp; [.E672] &amp; &quot;/&quot; &amp; [.A672] &amp; &quot;.svg&quot; &amp; CHAR(34) &amp; &#10;&quot; width=&quot; &amp; CHAR(34) &amp; &quot;22&quot; &amp; CHAR(34) &amp; &quot; alt=&quot; &amp; CHAR(34) &amp; [.D672] &amp; CHAR(34) &amp; &quot;&gt;&lt;/a&gt;&quot; &amp;&#10;&quot;&amp;nbsp; &amp;nbsp; &quot; &amp; [.D672] &amp; &quot;&lt;br&gt;&quot;&#10;))" office:value-type="string" office:string-value="&lt;a href=&quot;#&quot;&gt;&lt;img src=&quot;https://github.com/ubuntu/yaru/blob/master/icons/Yaru/scalable/devices/network-wired-symbolic.svg&quot; width=&quot;22&quot; alt=&quot;network-wired-symbolic&quot;&gt;&lt;/a&gt;&amp;nbsp; &amp;nbsp; network-wired-symbolic&lt;br&gt;" calcext:value-type="string">
            <text:p>&lt;a href="#"&gt;&lt;img src="https://github.com/ubuntu/yaru/blob/master/icons/Yaru/scalable/devices/network-wired-symbolic.svg" width="22" alt="network-wired-symbolic"&gt;&lt;/a&gt;&amp;nbsp; &amp;nbsp; network-wired-symbolic&lt;br&gt;</text:p>
          </table:table-cell>
        </table:table-row>
        <table:table-row table:style-name="ro1">
          <table:table-cell office:value-type="string" calcext:value-type="string">
            <text:p>network-wireless-symbolic</text:p>
          </table:table-cell>
          <table:table-cell table:formula="of:=IF(LEFT([.A673];1)=&quot;.&quot;;&quot;Y&quot;;&quot;N&quot;)" office:value-type="string" office:string-value="N" calcext:value-type="string">
            <text:p>N</text:p>
          </table:table-cell>
          <table:table-cell table:formula="of:=IFERROR(&quot;## &quot; &amp; MID([.A673];3;FIND(&quot;:&quot;;[.A673])-3) &amp; &quot; &lt;br&gt;&quot;;&quot;&quot;)">
            <text:p/>
          </table:table-cell>
          <table:table-cell table:formula="of:=IF([.B673]=&quot;Y&quot;;MID([.A673];3;FIND(&quot;:&quot;;[.A673];1)-3);IF(&#10;RIGHT(RIGHT([.A673]; 1))=&quot;@&quot;;0;&#10;[.A673]))" office:value-type="string" office:string-value="network-wireless-symbolic" calcext:value-type="string">
            <text:p>network-wireless-symbolic</text:p>
          </table:table-cell>
          <table:table-cell table:formula="of:=IF([.B673]=&quot;Y&quot;;[.D673];[.E672])" office:value-type="string" office:string-value="devices" calcext:value-type="string">
            <text:p>devices</text:p>
          </table:table-cell>
          <table:table-cell table:style-name="ce10" table:formula="of:=IF([.D673]=0;&quot;&quot;;IF([.B673]=&quot;Y&quot;;[.C673];&#10;&quot;&lt;a href=&quot; &amp; CHAR(34) &amp; &quot;#&quot; &amp; CHAR(34) &amp; &quot;&gt;&quot; &amp;&#10;&quot;&lt;img src=&quot; &amp; CHAR(34) &amp; &quot;https://github.com/ubuntu/yaru/blob/master/icons/Yaru/scalable/&quot; &amp; [.E673] &amp; &quot;/&quot; &amp; [.A673] &amp; &quot;.svg&quot; &amp; CHAR(34) &amp; &#10;&quot; width=&quot; &amp; CHAR(34) &amp; &quot;22&quot; &amp; CHAR(34) &amp; &quot; alt=&quot; &amp; CHAR(34) &amp; [.D673] &amp; CHAR(34) &amp; &quot;&gt;&lt;/a&gt;&quot; &amp;&#10;&quot;&amp;nbsp; &amp;nbsp; &quot; &amp; [.D673] &amp; &quot;&lt;br&gt;&quot;&#10;))" office:value-type="string" office:string-value="&lt;a href=&quot;#&quot;&gt;&lt;img src=&quot;https://github.com/ubuntu/yaru/blob/master/icons/Yaru/scalable/devices/network-wireless-symbolic.svg&quot; width=&quot;22&quot; alt=&quot;network-wireless-symbolic&quot;&gt;&lt;/a&gt;&amp;nbsp; &amp;nbsp; network-wireless-symbolic&lt;br&gt;" calcext:value-type="string">
            <text:p>&lt;a href="#"&gt;&lt;img src="https://github.com/ubuntu/yaru/blob/master/icons/Yaru/scalable/devices/network-wireless-symbolic.svg" width="22" alt="network-wireless-symbolic"&gt;&lt;/a&gt;&amp;nbsp; &amp;nbsp; network-wireless-symbolic&lt;br&gt;</text:p>
          </table:table-cell>
        </table:table-row>
        <table:table-row table:style-name="ro1">
          <table:table-cell office:value-type="string" calcext:value-type="string">
            <text:p>pda-symbolic</text:p>
          </table:table-cell>
          <table:table-cell table:formula="of:=IF(LEFT([.A674];1)=&quot;.&quot;;&quot;Y&quot;;&quot;N&quot;)" office:value-type="string" office:string-value="N" calcext:value-type="string">
            <text:p>N</text:p>
          </table:table-cell>
          <table:table-cell table:formula="of:=IFERROR(&quot;## &quot; &amp; MID([.A674];3;FIND(&quot;:&quot;;[.A674])-3) &amp; &quot; &lt;br&gt;&quot;;&quot;&quot;)">
            <text:p/>
          </table:table-cell>
          <table:table-cell table:formula="of:=IF([.B674]=&quot;Y&quot;;MID([.A674];3;FIND(&quot;:&quot;;[.A674];1)-3);IF(&#10;RIGHT(RIGHT([.A674]; 1))=&quot;@&quot;;0;&#10;[.A674]))" office:value-type="string" office:string-value="pda-symbolic" calcext:value-type="string">
            <text:p>pda-symbolic</text:p>
          </table:table-cell>
          <table:table-cell table:formula="of:=IF([.B674]=&quot;Y&quot;;[.D674];[.E673])" office:value-type="string" office:string-value="devices" calcext:value-type="string">
            <text:p>devices</text:p>
          </table:table-cell>
          <table:table-cell table:style-name="ce10" table:formula="of:=IF([.D674]=0;&quot;&quot;;IF([.B674]=&quot;Y&quot;;[.C674];&#10;&quot;&lt;a href=&quot; &amp; CHAR(34) &amp; &quot;#&quot; &amp; CHAR(34) &amp; &quot;&gt;&quot; &amp;&#10;&quot;&lt;img src=&quot; &amp; CHAR(34) &amp; &quot;https://github.com/ubuntu/yaru/blob/master/icons/Yaru/scalable/&quot; &amp; [.E674] &amp; &quot;/&quot; &amp; [.A674] &amp; &quot;.svg&quot; &amp; CHAR(34) &amp; &#10;&quot; width=&quot; &amp; CHAR(34) &amp; &quot;22&quot; &amp; CHAR(34) &amp; &quot; alt=&quot; &amp; CHAR(34) &amp; [.D674] &amp; CHAR(34) &amp; &quot;&gt;&lt;/a&gt;&quot; &amp;&#10;&quot;&amp;nbsp; &amp;nbsp; &quot; &amp; [.D674] &amp; &quot;&lt;br&gt;&quot;&#10;))" office:value-type="string" office:string-value="&lt;a href=&quot;#&quot;&gt;&lt;img src=&quot;https://github.com/ubuntu/yaru/blob/master/icons/Yaru/scalable/devices/pda-symbolic.svg&quot; width=&quot;22&quot; alt=&quot;pda-symbolic&quot;&gt;&lt;/a&gt;&amp;nbsp; &amp;nbsp; pda-symbolic&lt;br&gt;" calcext:value-type="string">
            <text:p>&lt;a href="#"&gt;&lt;img src="https://github.com/ubuntu/yaru/blob/master/icons/Yaru/scalable/devices/pda-symbolic.svg" width="22" alt="pda-symbolic"&gt;&lt;/a&gt;&amp;nbsp; &amp;nbsp; pda-symbolic&lt;br&gt;</text:p>
          </table:table-cell>
        </table:table-row>
        <table:table-row table:style-name="ro1">
          <table:table-cell table:style-name="Default" office:value-type="string" calcext:value-type="string">
            <text:p>phone-apple-iphone-symbolic@</text:p>
          </table:table-cell>
          <table:table-cell table:style-name="Default" table:formula="of:=IF(LEFT([.A67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75];3;FIND(&quot;:&quot;;[.A675])-3) &amp; &quot; &lt;br&gt;&quot;;&quot;&quot;)">
            <text:p/>
          </table:table-cell>
          <table:table-cell table:style-name="ce6" table:formula="of:=IF([.B675]=&quot;Y&quot;;MID([.A675];3;FIND(&quot;:&quot;;[.A675];1)-3);IF(&#10;RIGHT(RIGHT([.A675]; 1))=&quot;@&quot;;0;&#10;[.A675]))" office:value-type="float" office:value="0" calcext:value-type="float">
            <text:p>0</text:p>
          </table:table-cell>
          <table:table-cell table:formula="of:=IF([.B675]=&quot;Y&quot;;[.D675];[.E674])" office:value-type="string" office:string-value="devices" calcext:value-type="string">
            <text:p>devices</text:p>
          </table:table-cell>
          <table:table-cell table:style-name="ce10" table:formula="of:=IF([.D675]=0;&quot;&quot;;IF([.B675]=&quot;Y&quot;;[.C675];&#10;&quot;&lt;a href=&quot; &amp; CHAR(34) &amp; &quot;#&quot; &amp; CHAR(34) &amp; &quot;&gt;&quot; &amp;&#10;&quot;&lt;img src=&quot; &amp; CHAR(34) &amp; &quot;https://github.com/ubuntu/yaru/blob/master/icons/Yaru/scalable/&quot; &amp; [.E675] &amp; &quot;/&quot; &amp; [.A675] &amp; &quot;.svg&quot; &amp; CHAR(34) &amp; &#10;&quot; width=&quot; &amp; CHAR(34) &amp; &quot;22&quot; &amp; CHAR(34) &amp; &quot; alt=&quot; &amp; CHAR(34) &amp; [.D675] &amp; CHAR(34) &amp; &quot;&gt;&lt;/a&gt;&quot; &amp;&#10;&quot;&amp;nbsp; &amp;nbsp; &quot; &amp; [.D67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phone-google-nexus-one-symbolic@</text:p>
          </table:table-cell>
          <table:table-cell table:style-name="Default" table:formula="of:=IF(LEFT([.A67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76];3;FIND(&quot;:&quot;;[.A676])-3) &amp; &quot; &lt;br&gt;&quot;;&quot;&quot;)">
            <text:p/>
          </table:table-cell>
          <table:table-cell table:style-name="ce6" table:formula="of:=IF([.B676]=&quot;Y&quot;;MID([.A676];3;FIND(&quot;:&quot;;[.A676];1)-3);IF(&#10;RIGHT(RIGHT([.A676]; 1))=&quot;@&quot;;0;&#10;[.A676]))" office:value-type="float" office:value="0" calcext:value-type="float">
            <text:p>0</text:p>
          </table:table-cell>
          <table:table-cell table:formula="of:=IF([.B676]=&quot;Y&quot;;[.D676];[.E675])" office:value-type="string" office:string-value="devices" calcext:value-type="string">
            <text:p>devices</text:p>
          </table:table-cell>
          <table:table-cell table:style-name="ce10" table:formula="of:=IF([.D676]=0;&quot;&quot;;IF([.B676]=&quot;Y&quot;;[.C676];&#10;&quot;&lt;a href=&quot; &amp; CHAR(34) &amp; &quot;#&quot; &amp; CHAR(34) &amp; &quot;&gt;&quot; &amp;&#10;&quot;&lt;img src=&quot; &amp; CHAR(34) &amp; &quot;https://github.com/ubuntu/yaru/blob/master/icons/Yaru/scalable/&quot; &amp; [.E676] &amp; &quot;/&quot; &amp; [.A676] &amp; &quot;.svg&quot; &amp; CHAR(34) &amp; &#10;&quot; width=&quot; &amp; CHAR(34) &amp; &quot;22&quot; &amp; CHAR(34) &amp; &quot; alt=&quot; &amp; CHAR(34) &amp; [.D676] &amp; CHAR(34) &amp; &quot;&gt;&lt;/a&gt;&quot; &amp;&#10;&quot;&amp;nbsp; &amp;nbsp; &quot; &amp; [.D676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phone-htc-g1-white-symbolic@</text:p>
          </table:table-cell>
          <table:table-cell table:style-name="Default" table:formula="of:=IF(LEFT([.A67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77];3;FIND(&quot;:&quot;;[.A677])-3) &amp; &quot; &lt;br&gt;&quot;;&quot;&quot;)">
            <text:p/>
          </table:table-cell>
          <table:table-cell table:style-name="ce6" table:formula="of:=IF([.B677]=&quot;Y&quot;;MID([.A677];3;FIND(&quot;:&quot;;[.A677];1)-3);IF(&#10;RIGHT(RIGHT([.A677]; 1))=&quot;@&quot;;0;&#10;[.A677]))" office:value-type="float" office:value="0" calcext:value-type="float">
            <text:p>0</text:p>
          </table:table-cell>
          <table:table-cell table:formula="of:=IF([.B677]=&quot;Y&quot;;[.D677];[.E676])" office:value-type="string" office:string-value="devices" calcext:value-type="string">
            <text:p>devices</text:p>
          </table:table-cell>
          <table:table-cell table:style-name="ce10" table:formula="of:=IF([.D677]=0;&quot;&quot;;IF([.B677]=&quot;Y&quot;;[.C677];&#10;&quot;&lt;a href=&quot; &amp; CHAR(34) &amp; &quot;#&quot; &amp; CHAR(34) &amp; &quot;&gt;&quot; &amp;&#10;&quot;&lt;img src=&quot; &amp; CHAR(34) &amp; &quot;https://github.com/ubuntu/yaru/blob/master/icons/Yaru/scalable/&quot; &amp; [.E677] &amp; &quot;/&quot; &amp; [.A677] &amp; &quot;.svg&quot; &amp; CHAR(34) &amp; &#10;&quot; width=&quot; &amp; CHAR(34) &amp; &quot;22&quot; &amp; CHAR(34) &amp; &quot; alt=&quot; &amp; CHAR(34) &amp; [.D677] &amp; CHAR(34) &amp; &quot;&gt;&lt;/a&gt;&quot; &amp;&#10;&quot;&amp;nbsp; &amp;nbsp; &quot; &amp; [.D677] &amp; &quot;&lt;br&gt;&quot;&#10;))">
            <text:p/>
          </table:table-cell>
        </table:table-row>
        <table:table-row table:style-name="ro1">
          <table:table-cell office:value-type="string" calcext:value-type="string">
            <text:p>phonelink-ring-symbolic</text:p>
          </table:table-cell>
          <table:table-cell table:formula="of:=IF(LEFT([.A678];1)=&quot;.&quot;;&quot;Y&quot;;&quot;N&quot;)" office:value-type="string" office:string-value="N" calcext:value-type="string">
            <text:p>N</text:p>
          </table:table-cell>
          <table:table-cell table:formula="of:=IFERROR(&quot;## &quot; &amp; MID([.A678];3;FIND(&quot;:&quot;;[.A678])-3) &amp; &quot; &lt;br&gt;&quot;;&quot;&quot;)">
            <text:p/>
          </table:table-cell>
          <table:table-cell table:formula="of:=IF([.B678]=&quot;Y&quot;;MID([.A678];3;FIND(&quot;:&quot;;[.A678];1)-3);IF(&#10;RIGHT(RIGHT([.A678]; 1))=&quot;@&quot;;0;&#10;[.A678]))" office:value-type="string" office:string-value="phonelink-ring-symbolic" calcext:value-type="string">
            <text:p>phonelink-ring-symbolic</text:p>
          </table:table-cell>
          <table:table-cell table:formula="of:=IF([.B678]=&quot;Y&quot;;[.D678];[.E677])" office:value-type="string" office:string-value="devices" calcext:value-type="string">
            <text:p>devices</text:p>
          </table:table-cell>
          <table:table-cell table:style-name="ce10" table:formula="of:=IF([.D678]=0;&quot;&quot;;IF([.B678]=&quot;Y&quot;;[.C678];&#10;&quot;&lt;a href=&quot; &amp; CHAR(34) &amp; &quot;#&quot; &amp; CHAR(34) &amp; &quot;&gt;&quot; &amp;&#10;&quot;&lt;img src=&quot; &amp; CHAR(34) &amp; &quot;https://github.com/ubuntu/yaru/blob/master/icons/Yaru/scalable/&quot; &amp; [.E678] &amp; &quot;/&quot; &amp; [.A678] &amp; &quot;.svg&quot; &amp; CHAR(34) &amp; &#10;&quot; width=&quot; &amp; CHAR(34) &amp; &quot;22&quot; &amp; CHAR(34) &amp; &quot; alt=&quot; &amp; CHAR(34) &amp; [.D678] &amp; CHAR(34) &amp; &quot;&gt;&lt;/a&gt;&quot; &amp;&#10;&quot;&amp;nbsp; &amp;nbsp; &quot; &amp; [.D678] &amp; &quot;&lt;br&gt;&quot;&#10;))" office:value-type="string" office:string-value="&lt;a href=&quot;#&quot;&gt;&lt;img src=&quot;https://github.com/ubuntu/yaru/blob/master/icons/Yaru/scalable/devices/phonelink-ring-symbolic.svg&quot; width=&quot;22&quot; alt=&quot;phonelink-ring-symbolic&quot;&gt;&lt;/a&gt;&amp;nbsp; &amp;nbsp; phonelink-ring-symbolic&lt;br&gt;" calcext:value-type="string">
            <text:p>&lt;a href="#"&gt;&lt;img src="https://github.com/ubuntu/yaru/blob/master/icons/Yaru/scalable/devices/phonelink-ring-symbolic.svg" width="22" alt="phonelink-ring-symbolic"&gt;&lt;/a&gt;&amp;nbsp; &amp;nbsp; phonelink-ring-symbolic&lt;br&gt;</text:p>
          </table:table-cell>
        </table:table-row>
        <table:table-row table:style-name="ro1">
          <table:table-cell office:value-type="string" calcext:value-type="string">
            <text:p>phone-old-symbolic</text:p>
          </table:table-cell>
          <table:table-cell table:formula="of:=IF(LEFT([.A679];1)=&quot;.&quot;;&quot;Y&quot;;&quot;N&quot;)" office:value-type="string" office:string-value="N" calcext:value-type="string">
            <text:p>N</text:p>
          </table:table-cell>
          <table:table-cell table:formula="of:=IFERROR(&quot;## &quot; &amp; MID([.A679];3;FIND(&quot;:&quot;;[.A679])-3) &amp; &quot; &lt;br&gt;&quot;;&quot;&quot;)">
            <text:p/>
          </table:table-cell>
          <table:table-cell table:formula="of:=IF([.B679]=&quot;Y&quot;;MID([.A679];3;FIND(&quot;:&quot;;[.A679];1)-3);IF(&#10;RIGHT(RIGHT([.A679]; 1))=&quot;@&quot;;0;&#10;[.A679]))" office:value-type="string" office:string-value="phone-old-symbolic" calcext:value-type="string">
            <text:p>phone-old-symbolic</text:p>
          </table:table-cell>
          <table:table-cell table:formula="of:=IF([.B679]=&quot;Y&quot;;[.D679];[.E678])" office:value-type="string" office:string-value="devices" calcext:value-type="string">
            <text:p>devices</text:p>
          </table:table-cell>
          <table:table-cell table:style-name="ce10" table:formula="of:=IF([.D679]=0;&quot;&quot;;IF([.B679]=&quot;Y&quot;;[.C679];&#10;&quot;&lt;a href=&quot; &amp; CHAR(34) &amp; &quot;#&quot; &amp; CHAR(34) &amp; &quot;&gt;&quot; &amp;&#10;&quot;&lt;img src=&quot; &amp; CHAR(34) &amp; &quot;https://github.com/ubuntu/yaru/blob/master/icons/Yaru/scalable/&quot; &amp; [.E679] &amp; &quot;/&quot; &amp; [.A679] &amp; &quot;.svg&quot; &amp; CHAR(34) &amp; &#10;&quot; width=&quot; &amp; CHAR(34) &amp; &quot;22&quot; &amp; CHAR(34) &amp; &quot; alt=&quot; &amp; CHAR(34) &amp; [.D679] &amp; CHAR(34) &amp; &quot;&gt;&lt;/a&gt;&quot; &amp;&#10;&quot;&amp;nbsp; &amp;nbsp; &quot; &amp; [.D679] &amp; &quot;&lt;br&gt;&quot;&#10;))" office:value-type="string" office:string-value="&lt;a href=&quot;#&quot;&gt;&lt;img src=&quot;https://github.com/ubuntu/yaru/blob/master/icons/Yaru/scalable/devices/phone-old-symbolic.svg&quot; width=&quot;22&quot; alt=&quot;phone-old-symbolic&quot;&gt;&lt;/a&gt;&amp;nbsp; &amp;nbsp; phone-old-symbolic&lt;br&gt;" calcext:value-type="string">
            <text:p>&lt;a href="#"&gt;&lt;img src="https://github.com/ubuntu/yaru/blob/master/icons/Yaru/scalable/devices/phone-old-symbolic.svg" width="22" alt="phone-old-symbolic"&gt;&lt;/a&gt;&amp;nbsp; &amp;nbsp; phone-old-symbolic&lt;br&gt;</text:p>
          </table:table-cell>
        </table:table-row>
        <table:table-row table:style-name="ro1">
          <table:table-cell table:style-name="Default" office:value-type="string" calcext:value-type="string">
            <text:p>phone-palm-pre-symbolic@</text:p>
          </table:table-cell>
          <table:table-cell table:style-name="Default" table:formula="of:=IF(LEFT([.A68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80];3;FIND(&quot;:&quot;;[.A680])-3) &amp; &quot; &lt;br&gt;&quot;;&quot;&quot;)">
            <text:p/>
          </table:table-cell>
          <table:table-cell table:style-name="ce6" table:formula="of:=IF([.B680]=&quot;Y&quot;;MID([.A680];3;FIND(&quot;:&quot;;[.A680];1)-3);IF(&#10;RIGHT(RIGHT([.A680]; 1))=&quot;@&quot;;0;&#10;[.A680]))" office:value-type="float" office:value="0" calcext:value-type="float">
            <text:p>0</text:p>
          </table:table-cell>
          <table:table-cell table:formula="of:=IF([.B680]=&quot;Y&quot;;[.D680];[.E679])" office:value-type="string" office:string-value="devices" calcext:value-type="string">
            <text:p>devices</text:p>
          </table:table-cell>
          <table:table-cell table:style-name="ce10" table:formula="of:=IF([.D680]=0;&quot;&quot;;IF([.B680]=&quot;Y&quot;;[.C680];&#10;&quot;&lt;a href=&quot; &amp; CHAR(34) &amp; &quot;#&quot; &amp; CHAR(34) &amp; &quot;&gt;&quot; &amp;&#10;&quot;&lt;img src=&quot; &amp; CHAR(34) &amp; &quot;https://github.com/ubuntu/yaru/blob/master/icons/Yaru/scalable/&quot; &amp; [.E680] &amp; &quot;/&quot; &amp; [.A680] &amp; &quot;.svg&quot; &amp; CHAR(34) &amp; &#10;&quot; width=&quot; &amp; CHAR(34) &amp; &quot;22&quot; &amp; CHAR(34) &amp; &quot; alt=&quot; &amp; CHAR(34) &amp; [.D680] &amp; CHAR(34) &amp; &quot;&gt;&lt;/a&gt;&quot; &amp;&#10;&quot;&amp;nbsp; &amp;nbsp; &quot; &amp; [.D68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phone-samsung-galaxy-s-symbolic@</text:p>
          </table:table-cell>
          <table:table-cell table:style-name="Default" table:formula="of:=IF(LEFT([.A68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81];3;FIND(&quot;:&quot;;[.A681])-3) &amp; &quot; &lt;br&gt;&quot;;&quot;&quot;)">
            <text:p/>
          </table:table-cell>
          <table:table-cell table:style-name="ce6" table:formula="of:=IF([.B681]=&quot;Y&quot;;MID([.A681];3;FIND(&quot;:&quot;;[.A681];1)-3);IF(&#10;RIGHT(RIGHT([.A681]; 1))=&quot;@&quot;;0;&#10;[.A681]))" office:value-type="float" office:value="0" calcext:value-type="float">
            <text:p>0</text:p>
          </table:table-cell>
          <table:table-cell table:formula="of:=IF([.B681]=&quot;Y&quot;;[.D681];[.E680])" office:value-type="string" office:string-value="devices" calcext:value-type="string">
            <text:p>devices</text:p>
          </table:table-cell>
          <table:table-cell table:style-name="ce10" table:formula="of:=IF([.D681]=0;&quot;&quot;;IF([.B681]=&quot;Y&quot;;[.C681];&#10;&quot;&lt;a href=&quot; &amp; CHAR(34) &amp; &quot;#&quot; &amp; CHAR(34) &amp; &quot;&gt;&quot; &amp;&#10;&quot;&lt;img src=&quot; &amp; CHAR(34) &amp; &quot;https://github.com/ubuntu/yaru/blob/master/icons/Yaru/scalable/&quot; &amp; [.E681] &amp; &quot;/&quot; &amp; [.A681] &amp; &quot;.svg&quot; &amp; CHAR(34) &amp; &#10;&quot; width=&quot; &amp; CHAR(34) &amp; &quot;22&quot; &amp; CHAR(34) &amp; &quot; alt=&quot; &amp; CHAR(34) &amp; [.D681] &amp; CHAR(34) &amp; &quot;&gt;&lt;/a&gt;&quot; &amp;&#10;&quot;&amp;nbsp; &amp;nbsp; &quot; &amp; [.D681] &amp; &quot;&lt;br&gt;&quot;&#10;))">
            <text:p/>
          </table:table-cell>
        </table:table-row>
        <table:table-row table:style-name="ro1">
          <table:table-cell office:value-type="string" calcext:value-type="string">
            <text:p>phone-symbolic</text:p>
          </table:table-cell>
          <table:table-cell table:formula="of:=IF(LEFT([.A682];1)=&quot;.&quot;;&quot;Y&quot;;&quot;N&quot;)" office:value-type="string" office:string-value="N" calcext:value-type="string">
            <text:p>N</text:p>
          </table:table-cell>
          <table:table-cell table:formula="of:=IFERROR(&quot;## &quot; &amp; MID([.A682];3;FIND(&quot;:&quot;;[.A682])-3) &amp; &quot; &lt;br&gt;&quot;;&quot;&quot;)">
            <text:p/>
          </table:table-cell>
          <table:table-cell table:formula="of:=IF([.B682]=&quot;Y&quot;;MID([.A682];3;FIND(&quot;:&quot;;[.A682];1)-3);IF(&#10;RIGHT(RIGHT([.A682]; 1))=&quot;@&quot;;0;&#10;[.A682]))" office:value-type="string" office:string-value="phone-symbolic" calcext:value-type="string">
            <text:p>phone-symbolic</text:p>
          </table:table-cell>
          <table:table-cell table:formula="of:=IF([.B682]=&quot;Y&quot;;[.D682];[.E681])" office:value-type="string" office:string-value="devices" calcext:value-type="string">
            <text:p>devices</text:p>
          </table:table-cell>
          <table:table-cell table:style-name="ce10" table:formula="of:=IF([.D682]=0;&quot;&quot;;IF([.B682]=&quot;Y&quot;;[.C682];&#10;&quot;&lt;a href=&quot; &amp; CHAR(34) &amp; &quot;#&quot; &amp; CHAR(34) &amp; &quot;&gt;&quot; &amp;&#10;&quot;&lt;img src=&quot; &amp; CHAR(34) &amp; &quot;https://github.com/ubuntu/yaru/blob/master/icons/Yaru/scalable/&quot; &amp; [.E682] &amp; &quot;/&quot; &amp; [.A682] &amp; &quot;.svg&quot; &amp; CHAR(34) &amp; &#10;&quot; width=&quot; &amp; CHAR(34) &amp; &quot;22&quot; &amp; CHAR(34) &amp; &quot; alt=&quot; &amp; CHAR(34) &amp; [.D682] &amp; CHAR(34) &amp; &quot;&gt;&lt;/a&gt;&quot; &amp;&#10;&quot;&amp;nbsp; &amp;nbsp; &quot; &amp; [.D682] &amp; &quot;&lt;br&gt;&quot;&#10;))" office:value-type="string" office:string-value="&lt;a href=&quot;#&quot;&gt;&lt;img src=&quot;https://github.com/ubuntu/yaru/blob/master/icons/Yaru/scalable/devices/phone-symbolic.svg&quot; width=&quot;22&quot; alt=&quot;phone-symbolic&quot;&gt;&lt;/a&gt;&amp;nbsp; &amp;nbsp; phone-symbolic&lt;br&gt;" calcext:value-type="string">
            <text:p>&lt;a href="#"&gt;&lt;img src="https://github.com/ubuntu/yaru/blob/master/icons/Yaru/scalable/devices/phone-symbolic.svg" width="22" alt="phone-symbolic"&gt;&lt;/a&gt;&amp;nbsp; &amp;nbsp; phone-symbolic&lt;br&gt;</text:p>
          </table:table-cell>
        </table:table-row>
        <table:table-row table:style-name="ro1">
          <table:table-cell office:value-type="string" calcext:value-type="string">
            <text:p>printer-network-symbolic</text:p>
          </table:table-cell>
          <table:table-cell table:formula="of:=IF(LEFT([.A683];1)=&quot;.&quot;;&quot;Y&quot;;&quot;N&quot;)" office:value-type="string" office:string-value="N" calcext:value-type="string">
            <text:p>N</text:p>
          </table:table-cell>
          <table:table-cell table:formula="of:=IFERROR(&quot;## &quot; &amp; MID([.A683];3;FIND(&quot;:&quot;;[.A683])-3) &amp; &quot; &lt;br&gt;&quot;;&quot;&quot;)">
            <text:p/>
          </table:table-cell>
          <table:table-cell table:formula="of:=IF([.B683]=&quot;Y&quot;;MID([.A683];3;FIND(&quot;:&quot;;[.A683];1)-3);IF(&#10;RIGHT(RIGHT([.A683]; 1))=&quot;@&quot;;0;&#10;[.A683]))" office:value-type="string" office:string-value="printer-network-symbolic" calcext:value-type="string">
            <text:p>printer-network-symbolic</text:p>
          </table:table-cell>
          <table:table-cell table:formula="of:=IF([.B683]=&quot;Y&quot;;[.D683];[.E682])" office:value-type="string" office:string-value="devices" calcext:value-type="string">
            <text:p>devices</text:p>
          </table:table-cell>
          <table:table-cell table:style-name="ce10" table:formula="of:=IF([.D683]=0;&quot;&quot;;IF([.B683]=&quot;Y&quot;;[.C683];&#10;&quot;&lt;a href=&quot; &amp; CHAR(34) &amp; &quot;#&quot; &amp; CHAR(34) &amp; &quot;&gt;&quot; &amp;&#10;&quot;&lt;img src=&quot; &amp; CHAR(34) &amp; &quot;https://github.com/ubuntu/yaru/blob/master/icons/Yaru/scalable/&quot; &amp; [.E683] &amp; &quot;/&quot; &amp; [.A683] &amp; &quot;.svg&quot; &amp; CHAR(34) &amp; &#10;&quot; width=&quot; &amp; CHAR(34) &amp; &quot;22&quot; &amp; CHAR(34) &amp; &quot; alt=&quot; &amp; CHAR(34) &amp; [.D683] &amp; CHAR(34) &amp; &quot;&gt;&lt;/a&gt;&quot; &amp;&#10;&quot;&amp;nbsp; &amp;nbsp; &quot; &amp; [.D683] &amp; &quot;&lt;br&gt;&quot;&#10;))" office:value-type="string" office:string-value="&lt;a href=&quot;#&quot;&gt;&lt;img src=&quot;https://github.com/ubuntu/yaru/blob/master/icons/Yaru/scalable/devices/printer-network-symbolic.svg&quot; width=&quot;22&quot; alt=&quot;printer-network-symbolic&quot;&gt;&lt;/a&gt;&amp;nbsp; &amp;nbsp; printer-network-symbolic&lt;br&gt;" calcext:value-type="string">
            <text:p>&lt;a href="#"&gt;&lt;img src="https://github.com/ubuntu/yaru/blob/master/icons/Yaru/scalable/devices/printer-network-symbolic.svg" width="22" alt="printer-network-symbolic"&gt;&lt;/a&gt;&amp;nbsp; &amp;nbsp; printer-network-symbolic&lt;br&gt;</text:p>
          </table:table-cell>
        </table:table-row>
        <table:table-row table:style-name="ro1">
          <table:table-cell office:value-type="string" calcext:value-type="string">
            <text:p>printer-symbolic</text:p>
          </table:table-cell>
          <table:table-cell table:formula="of:=IF(LEFT([.A684];1)=&quot;.&quot;;&quot;Y&quot;;&quot;N&quot;)" office:value-type="string" office:string-value="N" calcext:value-type="string">
            <text:p>N</text:p>
          </table:table-cell>
          <table:table-cell table:formula="of:=IFERROR(&quot;## &quot; &amp; MID([.A684];3;FIND(&quot;:&quot;;[.A684])-3) &amp; &quot; &lt;br&gt;&quot;;&quot;&quot;)">
            <text:p/>
          </table:table-cell>
          <table:table-cell table:formula="of:=IF([.B684]=&quot;Y&quot;;MID([.A684];3;FIND(&quot;:&quot;;[.A684];1)-3);IF(&#10;RIGHT(RIGHT([.A684]; 1))=&quot;@&quot;;0;&#10;[.A684]))" office:value-type="string" office:string-value="printer-symbolic" calcext:value-type="string">
            <text:p>printer-symbolic</text:p>
          </table:table-cell>
          <table:table-cell table:formula="of:=IF([.B684]=&quot;Y&quot;;[.D684];[.E683])" office:value-type="string" office:string-value="devices" calcext:value-type="string">
            <text:p>devices</text:p>
          </table:table-cell>
          <table:table-cell table:style-name="ce10" table:formula="of:=IF([.D684]=0;&quot;&quot;;IF([.B684]=&quot;Y&quot;;[.C684];&#10;&quot;&lt;a href=&quot; &amp; CHAR(34) &amp; &quot;#&quot; &amp; CHAR(34) &amp; &quot;&gt;&quot; &amp;&#10;&quot;&lt;img src=&quot; &amp; CHAR(34) &amp; &quot;https://github.com/ubuntu/yaru/blob/master/icons/Yaru/scalable/&quot; &amp; [.E684] &amp; &quot;/&quot; &amp; [.A684] &amp; &quot;.svg&quot; &amp; CHAR(34) &amp; &#10;&quot; width=&quot; &amp; CHAR(34) &amp; &quot;22&quot; &amp; CHAR(34) &amp; &quot; alt=&quot; &amp; CHAR(34) &amp; [.D684] &amp; CHAR(34) &amp; &quot;&gt;&lt;/a&gt;&quot; &amp;&#10;&quot;&amp;nbsp; &amp;nbsp; &quot; &amp; [.D684] &amp; &quot;&lt;br&gt;&quot;&#10;))" office:value-type="string" office:string-value="&lt;a href=&quot;#&quot;&gt;&lt;img src=&quot;https://github.com/ubuntu/yaru/blob/master/icons/Yaru/scalable/devices/printer-symbolic.svg&quot; width=&quot;22&quot; alt=&quot;printer-symbolic&quot;&gt;&lt;/a&gt;&amp;nbsp; &amp;nbsp; printer-symbolic&lt;br&gt;" calcext:value-type="string">
            <text:p>&lt;a href="#"&gt;&lt;img src="https://github.com/ubuntu/yaru/blob/master/icons/Yaru/scalable/devices/printer-symbolic.svg" width="22" alt="printer-symbolic"&gt;&lt;/a&gt;&amp;nbsp; &amp;nbsp; printer-symbolic&lt;br&gt;</text:p>
          </table:table-cell>
        </table:table-row>
        <table:table-row table:style-name="ro1">
          <table:table-cell office:value-type="string" calcext:value-type="string">
            <text:p>smartphone-symbolic</text:p>
          </table:table-cell>
          <table:table-cell table:formula="of:=IF(LEFT([.A685];1)=&quot;.&quot;;&quot;Y&quot;;&quot;N&quot;)" office:value-type="string" office:string-value="N" calcext:value-type="string">
            <text:p>N</text:p>
          </table:table-cell>
          <table:table-cell table:formula="of:=IFERROR(&quot;## &quot; &amp; MID([.A685];3;FIND(&quot;:&quot;;[.A685])-3) &amp; &quot; &lt;br&gt;&quot;;&quot;&quot;)">
            <text:p/>
          </table:table-cell>
          <table:table-cell table:formula="of:=IF([.B685]=&quot;Y&quot;;MID([.A685];3;FIND(&quot;:&quot;;[.A685];1)-3);IF(&#10;RIGHT(RIGHT([.A685]; 1))=&quot;@&quot;;0;&#10;[.A685]))" office:value-type="string" office:string-value="smartphone-symbolic" calcext:value-type="string">
            <text:p>smartphone-symbolic</text:p>
          </table:table-cell>
          <table:table-cell table:formula="of:=IF([.B685]=&quot;Y&quot;;[.D685];[.E684])" office:value-type="string" office:string-value="devices" calcext:value-type="string">
            <text:p>devices</text:p>
          </table:table-cell>
          <table:table-cell table:style-name="ce10" table:formula="of:=IF([.D685]=0;&quot;&quot;;IF([.B685]=&quot;Y&quot;;[.C685];&#10;&quot;&lt;a href=&quot; &amp; CHAR(34) &amp; &quot;#&quot; &amp; CHAR(34) &amp; &quot;&gt;&quot; &amp;&#10;&quot;&lt;img src=&quot; &amp; CHAR(34) &amp; &quot;https://github.com/ubuntu/yaru/blob/master/icons/Yaru/scalable/&quot; &amp; [.E685] &amp; &quot;/&quot; &amp; [.A685] &amp; &quot;.svg&quot; &amp; CHAR(34) &amp; &#10;&quot; width=&quot; &amp; CHAR(34) &amp; &quot;22&quot; &amp; CHAR(34) &amp; &quot; alt=&quot; &amp; CHAR(34) &amp; [.D685] &amp; CHAR(34) &amp; &quot;&gt;&lt;/a&gt;&quot; &amp;&#10;&quot;&amp;nbsp; &amp;nbsp; &quot; &amp; [.D685] &amp; &quot;&lt;br&gt;&quot;&#10;))" office:value-type="string" office:string-value="&lt;a href=&quot;#&quot;&gt;&lt;img src=&quot;https://github.com/ubuntu/yaru/blob/master/icons/Yaru/scalable/devices/smartphone-symbolic.svg&quot; width=&quot;22&quot; alt=&quot;smartphone-symbolic&quot;&gt;&lt;/a&gt;&amp;nbsp; &amp;nbsp; smartphone-symbolic&lt;br&gt;" calcext:value-type="string">
            <text:p>&lt;a href="#"&gt;&lt;img src="https://github.com/ubuntu/yaru/blob/master/icons/Yaru/scalable/devices/smartphone-symbolic.svg" width="22" alt="smartphone-symbolic"&gt;&lt;/a&gt;&amp;nbsp; &amp;nbsp; smartphone-symbolic&lt;br&gt;</text:p>
          </table:table-cell>
        </table:table-row>
        <table:table-row table:style-name="ro1">
          <table:table-cell office:value-type="string" calcext:value-type="string">
            <text:p>tablet-symbolic</text:p>
          </table:table-cell>
          <table:table-cell table:formula="of:=IF(LEFT([.A686];1)=&quot;.&quot;;&quot;Y&quot;;&quot;N&quot;)" office:value-type="string" office:string-value="N" calcext:value-type="string">
            <text:p>N</text:p>
          </table:table-cell>
          <table:table-cell table:formula="of:=IFERROR(&quot;## &quot; &amp; MID([.A686];3;FIND(&quot;:&quot;;[.A686])-3) &amp; &quot; &lt;br&gt;&quot;;&quot;&quot;)">
            <text:p/>
          </table:table-cell>
          <table:table-cell table:formula="of:=IF([.B686]=&quot;Y&quot;;MID([.A686];3;FIND(&quot;:&quot;;[.A686];1)-3);IF(&#10;RIGHT(RIGHT([.A686]; 1))=&quot;@&quot;;0;&#10;[.A686]))" office:value-type="string" office:string-value="tablet-symbolic" calcext:value-type="string">
            <text:p>tablet-symbolic</text:p>
          </table:table-cell>
          <table:table-cell table:formula="of:=IF([.B686]=&quot;Y&quot;;[.D686];[.E685])" office:value-type="string" office:string-value="devices" calcext:value-type="string">
            <text:p>devices</text:p>
          </table:table-cell>
          <table:table-cell table:style-name="ce10" table:formula="of:=IF([.D686]=0;&quot;&quot;;IF([.B686]=&quot;Y&quot;;[.C686];&#10;&quot;&lt;a href=&quot; &amp; CHAR(34) &amp; &quot;#&quot; &amp; CHAR(34) &amp; &quot;&gt;&quot; &amp;&#10;&quot;&lt;img src=&quot; &amp; CHAR(34) &amp; &quot;https://github.com/ubuntu/yaru/blob/master/icons/Yaru/scalable/&quot; &amp; [.E686] &amp; &quot;/&quot; &amp; [.A686] &amp; &quot;.svg&quot; &amp; CHAR(34) &amp; &#10;&quot; width=&quot; &amp; CHAR(34) &amp; &quot;22&quot; &amp; CHAR(34) &amp; &quot; alt=&quot; &amp; CHAR(34) &amp; [.D686] &amp; CHAR(34) &amp; &quot;&gt;&lt;/a&gt;&quot; &amp;&#10;&quot;&amp;nbsp; &amp;nbsp; &quot; &amp; [.D686] &amp; &quot;&lt;br&gt;&quot;&#10;))" office:value-type="string" office:string-value="&lt;a href=&quot;#&quot;&gt;&lt;img src=&quot;https://github.com/ubuntu/yaru/blob/master/icons/Yaru/scalable/devices/tablet-symbolic.svg&quot; width=&quot;22&quot; alt=&quot;tablet-symbolic&quot;&gt;&lt;/a&gt;&amp;nbsp; &amp;nbsp; tablet-symbolic&lt;br&gt;" calcext:value-type="string">
            <text:p>&lt;a href="#"&gt;&lt;img src="https://github.com/ubuntu/yaru/blob/master/icons/Yaru/scalable/devices/tablet-symbolic.svg" width="22" alt="tablet-symbolic"&gt;&lt;/a&gt;&amp;nbsp; &amp;nbsp; tablet-symbolic&lt;br&gt;</text:p>
          </table:table-cell>
        </table:table-row>
        <table:table-row table:style-name="ro1">
          <table:table-cell office:value-type="string" calcext:value-type="string">
            <text:p>thunderbolt-symbolic</text:p>
          </table:table-cell>
          <table:table-cell table:formula="of:=IF(LEFT([.A687];1)=&quot;.&quot;;&quot;Y&quot;;&quot;N&quot;)" office:value-type="string" office:string-value="N" calcext:value-type="string">
            <text:p>N</text:p>
          </table:table-cell>
          <table:table-cell table:formula="of:=IFERROR(&quot;## &quot; &amp; MID([.A687];3;FIND(&quot;:&quot;;[.A687])-3) &amp; &quot; &lt;br&gt;&quot;;&quot;&quot;)">
            <text:p/>
          </table:table-cell>
          <table:table-cell table:formula="of:=IF([.B687]=&quot;Y&quot;;MID([.A687];3;FIND(&quot;:&quot;;[.A687];1)-3);IF(&#10;RIGHT(RIGHT([.A687]; 1))=&quot;@&quot;;0;&#10;[.A687]))" office:value-type="string" office:string-value="thunderbolt-symbolic" calcext:value-type="string">
            <text:p>thunderbolt-symbolic</text:p>
          </table:table-cell>
          <table:table-cell table:formula="of:=IF([.B687]=&quot;Y&quot;;[.D687];[.E686])" office:value-type="string" office:string-value="devices" calcext:value-type="string">
            <text:p>devices</text:p>
          </table:table-cell>
          <table:table-cell table:style-name="ce10" table:formula="of:=IF([.D687]=0;&quot;&quot;;IF([.B687]=&quot;Y&quot;;[.C687];&#10;&quot;&lt;a href=&quot; &amp; CHAR(34) &amp; &quot;#&quot; &amp; CHAR(34) &amp; &quot;&gt;&quot; &amp;&#10;&quot;&lt;img src=&quot; &amp; CHAR(34) &amp; &quot;https://github.com/ubuntu/yaru/blob/master/icons/Yaru/scalable/&quot; &amp; [.E687] &amp; &quot;/&quot; &amp; [.A687] &amp; &quot;.svg&quot; &amp; CHAR(34) &amp; &#10;&quot; width=&quot; &amp; CHAR(34) &amp; &quot;22&quot; &amp; CHAR(34) &amp; &quot; alt=&quot; &amp; CHAR(34) &amp; [.D687] &amp; CHAR(34) &amp; &quot;&gt;&lt;/a&gt;&quot; &amp;&#10;&quot;&amp;nbsp; &amp;nbsp; &quot; &amp; [.D687] &amp; &quot;&lt;br&gt;&quot;&#10;))" office:value-type="string" office:string-value="&lt;a href=&quot;#&quot;&gt;&lt;img src=&quot;https://github.com/ubuntu/yaru/blob/master/icons/Yaru/scalable/devices/thunderbolt-symbolic.svg&quot; width=&quot;22&quot; alt=&quot;thunderbolt-symbolic&quot;&gt;&lt;/a&gt;&amp;nbsp; &amp;nbsp; thunderbolt-symbolic&lt;br&gt;" calcext:value-type="string">
            <text:p>&lt;a href="#"&gt;&lt;img src="https://github.com/ubuntu/yaru/blob/master/icons/Yaru/scalable/devices/thunderbolt-symbolic.svg" width="22" alt="thunderbolt-symbolic"&gt;&lt;/a&gt;&amp;nbsp; &amp;nbsp; thunderbolt-symbolic&lt;br&gt;</text:p>
          </table:table-cell>
        </table:table-row>
        <table:table-row table:style-name="ro1">
          <table:table-cell office:value-type="string" calcext:value-type="string">
            <text:p>tv-symbolic</text:p>
          </table:table-cell>
          <table:table-cell table:formula="of:=IF(LEFT([.A688];1)=&quot;.&quot;;&quot;Y&quot;;&quot;N&quot;)" office:value-type="string" office:string-value="N" calcext:value-type="string">
            <text:p>N</text:p>
          </table:table-cell>
          <table:table-cell table:formula="of:=IFERROR(&quot;## &quot; &amp; MID([.A688];3;FIND(&quot;:&quot;;[.A688])-3) &amp; &quot; &lt;br&gt;&quot;;&quot;&quot;)">
            <text:p/>
          </table:table-cell>
          <table:table-cell table:formula="of:=IF([.B688]=&quot;Y&quot;;MID([.A688];3;FIND(&quot;:&quot;;[.A688];1)-3);IF(&#10;RIGHT(RIGHT([.A688]; 1))=&quot;@&quot;;0;&#10;[.A688]))" office:value-type="string" office:string-value="tv-symbolic" calcext:value-type="string">
            <text:p>tv-symbolic</text:p>
          </table:table-cell>
          <table:table-cell table:formula="of:=IF([.B688]=&quot;Y&quot;;[.D688];[.E687])" office:value-type="string" office:string-value="devices" calcext:value-type="string">
            <text:p>devices</text:p>
          </table:table-cell>
          <table:table-cell table:style-name="ce10" table:formula="of:=IF([.D688]=0;&quot;&quot;;IF([.B688]=&quot;Y&quot;;[.C688];&#10;&quot;&lt;a href=&quot; &amp; CHAR(34) &amp; &quot;#&quot; &amp; CHAR(34) &amp; &quot;&gt;&quot; &amp;&#10;&quot;&lt;img src=&quot; &amp; CHAR(34) &amp; &quot;https://github.com/ubuntu/yaru/blob/master/icons/Yaru/scalable/&quot; &amp; [.E688] &amp; &quot;/&quot; &amp; [.A688] &amp; &quot;.svg&quot; &amp; CHAR(34) &amp; &#10;&quot; width=&quot; &amp; CHAR(34) &amp; &quot;22&quot; &amp; CHAR(34) &amp; &quot; alt=&quot; &amp; CHAR(34) &amp; [.D688] &amp; CHAR(34) &amp; &quot;&gt;&lt;/a&gt;&quot; &amp;&#10;&quot;&amp;nbsp; &amp;nbsp; &quot; &amp; [.D688] &amp; &quot;&lt;br&gt;&quot;&#10;))" office:value-type="string" office:string-value="&lt;a href=&quot;#&quot;&gt;&lt;img src=&quot;https://github.com/ubuntu/yaru/blob/master/icons/Yaru/scalable/devices/tv-symbolic.svg&quot; width=&quot;22&quot; alt=&quot;tv-symbolic&quot;&gt;&lt;/a&gt;&amp;nbsp; &amp;nbsp; tv-symbolic&lt;br&gt;" calcext:value-type="string">
            <text:p>&lt;a href="#"&gt;&lt;img src="https://github.com/ubuntu/yaru/blob/master/icons/Yaru/scalable/devices/tv-symbolic.svg" width="22" alt="tv-symbolic"&gt;&lt;/a&gt;&amp;nbsp; &amp;nbsp; tv-symbolic&lt;br&gt;</text:p>
          </table:table-cell>
        </table:table-row>
        <table:table-row table:style-name="ro1">
          <table:table-cell office:value-type="string" calcext:value-type="string">
            <text:p>uninterruptible-power-supply-symbolic</text:p>
          </table:table-cell>
          <table:table-cell table:formula="of:=IF(LEFT([.A689];1)=&quot;.&quot;;&quot;Y&quot;;&quot;N&quot;)" office:value-type="string" office:string-value="N" calcext:value-type="string">
            <text:p>N</text:p>
          </table:table-cell>
          <table:table-cell table:formula="of:=IFERROR(&quot;## &quot; &amp; MID([.A689];3;FIND(&quot;:&quot;;[.A689])-3) &amp; &quot; &lt;br&gt;&quot;;&quot;&quot;)">
            <text:p/>
          </table:table-cell>
          <table:table-cell table:formula="of:=IF([.B689]=&quot;Y&quot;;MID([.A689];3;FIND(&quot;:&quot;;[.A689];1)-3);IF(&#10;RIGHT(RIGHT([.A689]; 1))=&quot;@&quot;;0;&#10;[.A689]))" office:value-type="string" office:string-value="uninterruptible-power-supply-symbolic" calcext:value-type="string">
            <text:p>uninterruptible-power-supply-symbolic</text:p>
          </table:table-cell>
          <table:table-cell table:formula="of:=IF([.B689]=&quot;Y&quot;;[.D689];[.E688])" office:value-type="string" office:string-value="devices" calcext:value-type="string">
            <text:p>devices</text:p>
          </table:table-cell>
          <table:table-cell table:style-name="ce10" table:formula="of:=IF([.D689]=0;&quot;&quot;;IF([.B689]=&quot;Y&quot;;[.C689];&#10;&quot;&lt;a href=&quot; &amp; CHAR(34) &amp; &quot;#&quot; &amp; CHAR(34) &amp; &quot;&gt;&quot; &amp;&#10;&quot;&lt;img src=&quot; &amp; CHAR(34) &amp; &quot;https://github.com/ubuntu/yaru/blob/master/icons/Yaru/scalable/&quot; &amp; [.E689] &amp; &quot;/&quot; &amp; [.A689] &amp; &quot;.svg&quot; &amp; CHAR(34) &amp; &#10;&quot; width=&quot; &amp; CHAR(34) &amp; &quot;22&quot; &amp; CHAR(34) &amp; &quot; alt=&quot; &amp; CHAR(34) &amp; [.D689] &amp; CHAR(34) &amp; &quot;&gt;&lt;/a&gt;&quot; &amp;&#10;&quot;&amp;nbsp; &amp;nbsp; &quot; &amp; [.D689] &amp; &quot;&lt;br&gt;&quot;&#10;))" office:value-type="string" office:string-value="&lt;a href=&quot;#&quot;&gt;&lt;img src=&quot;https://github.com/ubuntu/yaru/blob/master/icons/Yaru/scalable/devices/uninterruptible-power-supply-symbolic.svg&quot; width=&quot;22&quot; alt=&quot;uninterruptible-power-supply-symbolic&quot;&gt;&lt;/a&gt;&amp;nbsp; &amp;nbsp; uninterruptible-power-supply-symbolic&lt;br&gt;" calcext:value-type="string">
            <text:p>&lt;a href="#"&gt;&lt;img src="https://github.com/ubuntu/yaru/blob/master/icons/Yaru/scalable/devices/uninterruptible-power-supply-symbolic.svg" width="22" alt="uninterruptible-power-supply-symbolic"&gt;&lt;/a&gt;&amp;nbsp; &amp;nbsp; uninterruptible-power-supply-symbolic&lt;br&gt;</text:p>
          </table:table-cell>
        </table:table-row>
        <table:table-row table:style-name="ro1">
          <table:table-cell table:style-name="Default" office:value-type="string" calcext:value-type="string">
            <text:p>ups-symbolic@</text:p>
          </table:table-cell>
          <table:table-cell table:style-name="Default" table:formula="of:=IF(LEFT([.A69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90];3;FIND(&quot;:&quot;;[.A690])-3) &amp; &quot; &lt;br&gt;&quot;;&quot;&quot;)">
            <text:p/>
          </table:table-cell>
          <table:table-cell table:style-name="ce6" table:formula="of:=IF([.B690]=&quot;Y&quot;;MID([.A690];3;FIND(&quot;:&quot;;[.A690];1)-3);IF(&#10;RIGHT(RIGHT([.A690]; 1))=&quot;@&quot;;0;&#10;[.A690]))" office:value-type="float" office:value="0" calcext:value-type="float">
            <text:p>0</text:p>
          </table:table-cell>
          <table:table-cell table:formula="of:=IF([.B690]=&quot;Y&quot;;[.D690];[.E689])" office:value-type="string" office:string-value="devices" calcext:value-type="string">
            <text:p>devices</text:p>
          </table:table-cell>
          <table:table-cell table:style-name="ce10" table:formula="of:=IF([.D690]=0;&quot;&quot;;IF([.B690]=&quot;Y&quot;;[.C690];&#10;&quot;&lt;a href=&quot; &amp; CHAR(34) &amp; &quot;#&quot; &amp; CHAR(34) &amp; &quot;&gt;&quot; &amp;&#10;&quot;&lt;img src=&quot; &amp; CHAR(34) &amp; &quot;https://github.com/ubuntu/yaru/blob/master/icons/Yaru/scalable/&quot; &amp; [.E690] &amp; &quot;/&quot; &amp; [.A690] &amp; &quot;.svg&quot; &amp; CHAR(34) &amp; &#10;&quot; width=&quot; &amp; CHAR(34) &amp; &quot;22&quot; &amp; CHAR(34) &amp; &quot; alt=&quot; &amp; CHAR(34) &amp; [.D690] &amp; CHAR(34) &amp; &quot;&gt;&lt;/a&gt;&quot; &amp;&#10;&quot;&amp;nbsp; &amp;nbsp; &quot; &amp; [.D690] &amp; &quot;&lt;br&gt;&quot;&#10;))">
            <text:p/>
          </table:table-cell>
        </table:table-row>
        <table:table-row table:style-name="ro1">
          <table:table-cell office:value-type="string" calcext:value-type="string">
            <text:p>video-display-symbolic</text:p>
          </table:table-cell>
          <table:table-cell table:formula="of:=IF(LEFT([.A691];1)=&quot;.&quot;;&quot;Y&quot;;&quot;N&quot;)" office:value-type="string" office:string-value="N" calcext:value-type="string">
            <text:p>N</text:p>
          </table:table-cell>
          <table:table-cell table:formula="of:=IFERROR(&quot;## &quot; &amp; MID([.A691];3;FIND(&quot;:&quot;;[.A691])-3) &amp; &quot; &lt;br&gt;&quot;;&quot;&quot;)">
            <text:p/>
          </table:table-cell>
          <table:table-cell table:formula="of:=IF([.B691]=&quot;Y&quot;;MID([.A691];3;FIND(&quot;:&quot;;[.A691];1)-3);IF(&#10;RIGHT(RIGHT([.A691]; 1))=&quot;@&quot;;0;&#10;[.A691]))" office:value-type="string" office:string-value="video-display-symbolic" calcext:value-type="string">
            <text:p>video-display-symbolic</text:p>
          </table:table-cell>
          <table:table-cell table:formula="of:=IF([.B691]=&quot;Y&quot;;[.D691];[.E690])" office:value-type="string" office:string-value="devices" calcext:value-type="string">
            <text:p>devices</text:p>
          </table:table-cell>
          <table:table-cell table:style-name="ce10" table:formula="of:=IF([.D691]=0;&quot;&quot;;IF([.B691]=&quot;Y&quot;;[.C691];&#10;&quot;&lt;a href=&quot; &amp; CHAR(34) &amp; &quot;#&quot; &amp; CHAR(34) &amp; &quot;&gt;&quot; &amp;&#10;&quot;&lt;img src=&quot; &amp; CHAR(34) &amp; &quot;https://github.com/ubuntu/yaru/blob/master/icons/Yaru/scalable/&quot; &amp; [.E691] &amp; &quot;/&quot; &amp; [.A691] &amp; &quot;.svg&quot; &amp; CHAR(34) &amp; &#10;&quot; width=&quot; &amp; CHAR(34) &amp; &quot;22&quot; &amp; CHAR(34) &amp; &quot; alt=&quot; &amp; CHAR(34) &amp; [.D691] &amp; CHAR(34) &amp; &quot;&gt;&lt;/a&gt;&quot; &amp;&#10;&quot;&amp;nbsp; &amp;nbsp; &quot; &amp; [.D691] &amp; &quot;&lt;br&gt;&quot;&#10;))" office:value-type="string" office:string-value="&lt;a href=&quot;#&quot;&gt;&lt;img src=&quot;https://github.com/ubuntu/yaru/blob/master/icons/Yaru/scalable/devices/video-display-symbolic.svg&quot; width=&quot;22&quot; alt=&quot;video-display-symbolic&quot;&gt;&lt;/a&gt;&amp;nbsp; &amp;nbsp; video-display-symbolic&lt;br&gt;" calcext:value-type="string">
            <text:p>&lt;a href="#"&gt;&lt;img src="https://github.com/ubuntu/yaru/blob/master/icons/Yaru/scalable/devices/video-display-symbolic.svg" width="22" alt="video-display-symbolic"&gt;&lt;/a&gt;&amp;nbsp; &amp;nbsp; video-display-symbolic&lt;br&gt;</text:p>
          </table:table-cell>
        </table:table-row>
        <table:table-row table:style-name="ro1">
          <table:table-cell table:style-name="Default"/>
          <table:table-cell table:style-name="Default" table:formula="of:=IF(LEFT([.A69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92];3;FIND(&quot;:&quot;;[.A692])-3) &amp; &quot; &lt;br&gt;&quot;;&quot;&quot;)">
            <text:p/>
          </table:table-cell>
          <table:table-cell table:style-name="ce6" table:formula="of:=IF([.B692]=&quot;Y&quot;;MID([.A692];3;FIND(&quot;:&quot;;[.A692];1)-3);IF(&#10;RIGHT(RIGHT([.A692]; 1))=&quot;@&quot;;0;&#10;[.A692]))" office:value-type="float" office:value="0" calcext:value-type="float">
            <text:p>0</text:p>
          </table:table-cell>
          <table:table-cell table:formula="of:=IF([.B692]=&quot;Y&quot;;[.D692];[.E691])" office:value-type="string" office:string-value="devices" calcext:value-type="string">
            <text:p>devices</text:p>
          </table:table-cell>
          <table:table-cell table:style-name="ce10" table:formula="of:=IF([.D692]=0;&quot;&quot;;IF([.B692]=&quot;Y&quot;;[.C692];&#10;&quot;&lt;a href=&quot; &amp; CHAR(34) &amp; &quot;#&quot; &amp; CHAR(34) &amp; &quot;&gt;&quot; &amp;&#10;&quot;&lt;img src=&quot; &amp; CHAR(34) &amp; &quot;https://github.com/ubuntu/yaru/blob/master/icons/Yaru/scalable/&quot; &amp; [.E692] &amp; &quot;/&quot; &amp; [.A692] &amp; &quot;.svg&quot; &amp; CHAR(34) &amp; &#10;&quot; width=&quot; &amp; CHAR(34) &amp; &quot;22&quot; &amp; CHAR(34) &amp; &quot; alt=&quot; &amp; CHAR(34) &amp; [.D692] &amp; CHAR(34) &amp; &quot;&gt;&lt;/a&gt;&quot; &amp;&#10;&quot;&amp;nbsp; &amp;nbsp; &quot; &amp; [.D692] &amp; &quot;&lt;br&gt;&quot;&#10;))">
            <text:p/>
          </table:table-cell>
        </table:table-row>
        <table:table-row table:style-name="ro1">
          <table:table-cell office:value-type="string" calcext:value-type="string">
            <text:p>./emblems:</text:p>
          </table:table-cell>
          <table:table-cell table:formula="of:=IF(LEFT([.A693];1)=&quot;.&quot;;&quot;Y&quot;;&quot;N&quot;)" office:value-type="string" office:string-value="Y" calcext:value-type="string">
            <text:p>Y</text:p>
          </table:table-cell>
          <table:table-cell table:formula="of:=IFERROR(&quot;## &quot; &amp; MID([.A693];3;FIND(&quot;:&quot;;[.A693])-3) &amp; &quot; &lt;br&gt;&quot;;&quot;&quot;)" office:value-type="string" office:string-value="## emblems &lt;br&gt;" calcext:value-type="string">
            <text:p>## emblems &lt;br&gt;</text:p>
          </table:table-cell>
          <table:table-cell table:formula="of:=IF([.B693]=&quot;Y&quot;;MID([.A693];3;FIND(&quot;:&quot;;[.A693];1)-3);IF(&#10;RIGHT(RIGHT([.A693]; 1))=&quot;@&quot;;0;&#10;[.A693]))" office:value-type="string" office:string-value="emblems" calcext:value-type="string">
            <text:p>emblems</text:p>
          </table:table-cell>
          <table:table-cell table:formula="of:=IF([.B693]=&quot;Y&quot;;[.D693];[.E692])" office:value-type="string" office:string-value="emblems" calcext:value-type="string">
            <text:p>emblems</text:p>
          </table:table-cell>
          <table:table-cell table:style-name="ce10" table:formula="of:=IF([.D693]=0;&quot;&quot;;IF([.B693]=&quot;Y&quot;;[.C693];&#10;&quot;&lt;a href=&quot; &amp; CHAR(34) &amp; &quot;#&quot; &amp; CHAR(34) &amp; &quot;&gt;&quot; &amp;&#10;&quot;&lt;img src=&quot; &amp; CHAR(34) &amp; &quot;https://github.com/ubuntu/yaru/blob/master/icons/Yaru/scalable/&quot; &amp; [.E693] &amp; &quot;/&quot; &amp; [.A693] &amp; &quot;.svg&quot; &amp; CHAR(34) &amp; &#10;&quot; width=&quot; &amp; CHAR(34) &amp; &quot;22&quot; &amp; CHAR(34) &amp; &quot; alt=&quot; &amp; CHAR(34) &amp; [.D693] &amp; CHAR(34) &amp; &quot;&gt;&lt;/a&gt;&quot; &amp;&#10;&quot;&amp;nbsp; &amp;nbsp; &quot; &amp; [.D693] &amp; &quot;&lt;br&gt;&quot;&#10;))" office:value-type="string" office:string-value="## emblems &lt;br&gt;" calcext:value-type="string">
            <text:p>## emblems &lt;br&gt;</text:p>
          </table:table-cell>
        </table:table-row>
        <table:table-row table:style-name="ro1">
          <table:table-cell office:value-type="string" calcext:value-type="string">
            <text:p>adaptive-symbolic</text:p>
          </table:table-cell>
          <table:table-cell table:formula="of:=IF(LEFT([.A694];1)=&quot;.&quot;;&quot;Y&quot;;&quot;N&quot;)" office:value-type="string" office:string-value="N" calcext:value-type="string">
            <text:p>N</text:p>
          </table:table-cell>
          <table:table-cell table:formula="of:=IFERROR(&quot;## &quot; &amp; MID([.A694];3;FIND(&quot;:&quot;;[.A694])-3) &amp; &quot; &lt;br&gt;&quot;;&quot;&quot;)">
            <text:p/>
          </table:table-cell>
          <table:table-cell table:formula="of:=IF([.B694]=&quot;Y&quot;;MID([.A694];3;FIND(&quot;:&quot;;[.A694];1)-3);IF(&#10;RIGHT(RIGHT([.A694]; 1))=&quot;@&quot;;0;&#10;[.A694]))" office:value-type="string" office:string-value="adaptive-symbolic" calcext:value-type="string">
            <text:p>adaptive-symbolic</text:p>
          </table:table-cell>
          <table:table-cell table:formula="of:=IF([.B694]=&quot;Y&quot;;[.D694];[.E693])" office:value-type="string" office:string-value="emblems" calcext:value-type="string">
            <text:p>emblems</text:p>
          </table:table-cell>
          <table:table-cell table:style-name="ce10" table:formula="of:=IF([.D694]=0;&quot;&quot;;IF([.B694]=&quot;Y&quot;;[.C694];&#10;&quot;&lt;a href=&quot; &amp; CHAR(34) &amp; &quot;#&quot; &amp; CHAR(34) &amp; &quot;&gt;&quot; &amp;&#10;&quot;&lt;img src=&quot; &amp; CHAR(34) &amp; &quot;https://github.com/ubuntu/yaru/blob/master/icons/Yaru/scalable/&quot; &amp; [.E694] &amp; &quot;/&quot; &amp; [.A694] &amp; &quot;.svg&quot; &amp; CHAR(34) &amp; &#10;&quot; width=&quot; &amp; CHAR(34) &amp; &quot;22&quot; &amp; CHAR(34) &amp; &quot; alt=&quot; &amp; CHAR(34) &amp; [.D694] &amp; CHAR(34) &amp; &quot;&gt;&lt;/a&gt;&quot; &amp;&#10;&quot;&amp;nbsp; &amp;nbsp; &quot; &amp; [.D694] &amp; &quot;&lt;br&gt;&quot;&#10;))" office:value-type="string" office:string-value="&lt;a href=&quot;#&quot;&gt;&lt;img src=&quot;https://github.com/ubuntu/yaru/blob/master/icons/Yaru/scalable/emblems/adaptive-symbolic.svg&quot; width=&quot;22&quot; alt=&quot;adaptive-symbolic&quot;&gt;&lt;/a&gt;&amp;nbsp; &amp;nbsp; adaptive-symbolic&lt;br&gt;" calcext:value-type="string">
            <text:p>&lt;a href="#"&gt;&lt;img src="https://github.com/ubuntu/yaru/blob/master/icons/Yaru/scalable/emblems/adaptive-symbolic.svg" width="22" alt="adaptive-symbolic"&gt;&lt;/a&gt;&amp;nbsp; &amp;nbsp; adaptive-symbolic&lt;br&gt;</text:p>
          </table:table-cell>
        </table:table-row>
        <table:table-row table:style-name="ro1">
          <table:table-cell table:style-name="Default" office:value-type="string" calcext:value-type="string">
            <text:p>adw-external-link-symbolic@</text:p>
          </table:table-cell>
          <table:table-cell table:style-name="Default" table:formula="of:=IF(LEFT([.A69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95];3;FIND(&quot;:&quot;;[.A695])-3) &amp; &quot; &lt;br&gt;&quot;;&quot;&quot;)">
            <text:p/>
          </table:table-cell>
          <table:table-cell table:style-name="ce6" table:formula="of:=IF([.B695]=&quot;Y&quot;;MID([.A695];3;FIND(&quot;:&quot;;[.A695];1)-3);IF(&#10;RIGHT(RIGHT([.A695]; 1))=&quot;@&quot;;0;&#10;[.A695]))" office:value-type="float" office:value="0" calcext:value-type="float">
            <text:p>0</text:p>
          </table:table-cell>
          <table:table-cell table:formula="of:=IF([.B695]=&quot;Y&quot;;[.D695];[.E694])" office:value-type="string" office:string-value="emblems" calcext:value-type="string">
            <text:p>emblems</text:p>
          </table:table-cell>
          <table:table-cell table:style-name="ce10" table:formula="of:=IF([.D695]=0;&quot;&quot;;IF([.B695]=&quot;Y&quot;;[.C695];&#10;&quot;&lt;a href=&quot; &amp; CHAR(34) &amp; &quot;#&quot; &amp; CHAR(34) &amp; &quot;&gt;&quot; &amp;&#10;&quot;&lt;img src=&quot; &amp; CHAR(34) &amp; &quot;https://github.com/ubuntu/yaru/blob/master/icons/Yaru/scalable/&quot; &amp; [.E695] &amp; &quot;/&quot; &amp; [.A695] &amp; &quot;.svg&quot; &amp; CHAR(34) &amp; &#10;&quot; width=&quot; &amp; CHAR(34) &amp; &quot;22&quot; &amp; CHAR(34) &amp; &quot; alt=&quot; &amp; CHAR(34) &amp; [.D695] &amp; CHAR(34) &amp; &quot;&gt;&lt;/a&gt;&quot; &amp;&#10;&quot;&amp;nbsp; &amp;nbsp; &quot; &amp; [.D69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pp-installed-symbolic@</text:p>
          </table:table-cell>
          <table:table-cell table:style-name="Default" table:formula="of:=IF(LEFT([.A69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696];3;FIND(&quot;:&quot;;[.A696])-3) &amp; &quot; &lt;br&gt;&quot;;&quot;&quot;)">
            <text:p/>
          </table:table-cell>
          <table:table-cell table:style-name="ce6" table:formula="of:=IF([.B696]=&quot;Y&quot;;MID([.A696];3;FIND(&quot;:&quot;;[.A696];1)-3);IF(&#10;RIGHT(RIGHT([.A696]; 1))=&quot;@&quot;;0;&#10;[.A696]))" office:value-type="float" office:value="0" calcext:value-type="float">
            <text:p>0</text:p>
          </table:table-cell>
          <table:table-cell table:formula="of:=IF([.B696]=&quot;Y&quot;;[.D696];[.E695])" office:value-type="string" office:string-value="emblems" calcext:value-type="string">
            <text:p>emblems</text:p>
          </table:table-cell>
          <table:table-cell table:style-name="ce10" table:formula="of:=IF([.D696]=0;&quot;&quot;;IF([.B696]=&quot;Y&quot;;[.C696];&#10;&quot;&lt;a href=&quot; &amp; CHAR(34) &amp; &quot;#&quot; &amp; CHAR(34) &amp; &quot;&gt;&quot; &amp;&#10;&quot;&lt;img src=&quot; &amp; CHAR(34) &amp; &quot;https://github.com/ubuntu/yaru/blob/master/icons/Yaru/scalable/&quot; &amp; [.E696] &amp; &quot;/&quot; &amp; [.A696] &amp; &quot;.svg&quot; &amp; CHAR(34) &amp; &#10;&quot; width=&quot; &amp; CHAR(34) &amp; &quot;22&quot; &amp; CHAR(34) &amp; &quot; alt=&quot; &amp; CHAR(34) &amp; [.D696] &amp; CHAR(34) &amp; &quot;&gt;&lt;/a&gt;&quot; &amp;&#10;&quot;&amp;nbsp; &amp;nbsp; &quot; &amp; [.D696] &amp; &quot;&lt;br&gt;&quot;&#10;))">
            <text:p/>
          </table:table-cell>
        </table:table-row>
        <table:table-row table:style-name="ro1">
          <table:table-cell office:value-type="string" calcext:value-type="string">
            <text:p>app-remove-symbolic</text:p>
          </table:table-cell>
          <table:table-cell table:formula="of:=IF(LEFT([.A697];1)=&quot;.&quot;;&quot;Y&quot;;&quot;N&quot;)" office:value-type="string" office:string-value="N" calcext:value-type="string">
            <text:p>N</text:p>
          </table:table-cell>
          <table:table-cell table:formula="of:=IFERROR(&quot;## &quot; &amp; MID([.A697];3;FIND(&quot;:&quot;;[.A697])-3) &amp; &quot; &lt;br&gt;&quot;;&quot;&quot;)">
            <text:p/>
          </table:table-cell>
          <table:table-cell table:formula="of:=IF([.B697]=&quot;Y&quot;;MID([.A697];3;FIND(&quot;:&quot;;[.A697];1)-3);IF(&#10;RIGHT(RIGHT([.A697]; 1))=&quot;@&quot;;0;&#10;[.A697]))" office:value-type="string" office:string-value="app-remove-symbolic" calcext:value-type="string">
            <text:p>app-remove-symbolic</text:p>
          </table:table-cell>
          <table:table-cell table:formula="of:=IF([.B697]=&quot;Y&quot;;[.D697];[.E696])" office:value-type="string" office:string-value="emblems" calcext:value-type="string">
            <text:p>emblems</text:p>
          </table:table-cell>
          <table:table-cell table:style-name="ce10" table:formula="of:=IF([.D697]=0;&quot;&quot;;IF([.B697]=&quot;Y&quot;;[.C697];&#10;&quot;&lt;a href=&quot; &amp; CHAR(34) &amp; &quot;#&quot; &amp; CHAR(34) &amp; &quot;&gt;&quot; &amp;&#10;&quot;&lt;img src=&quot; &amp; CHAR(34) &amp; &quot;https://github.com/ubuntu/yaru/blob/master/icons/Yaru/scalable/&quot; &amp; [.E697] &amp; &quot;/&quot; &amp; [.A697] &amp; &quot;.svg&quot; &amp; CHAR(34) &amp; &#10;&quot; width=&quot; &amp; CHAR(34) &amp; &quot;22&quot; &amp; CHAR(34) &amp; &quot; alt=&quot; &amp; CHAR(34) &amp; [.D697] &amp; CHAR(34) &amp; &quot;&gt;&lt;/a&gt;&quot; &amp;&#10;&quot;&amp;nbsp; &amp;nbsp; &quot; &amp; [.D697] &amp; &quot;&lt;br&gt;&quot;&#10;))" office:value-type="string" office:string-value="&lt;a href=&quot;#&quot;&gt;&lt;img src=&quot;https://github.com/ubuntu/yaru/blob/master/icons/Yaru/scalable/emblems/app-remove-symbolic.svg&quot; width=&quot;22&quot; alt=&quot;app-remove-symbolic&quot;&gt;&lt;/a&gt;&amp;nbsp; &amp;nbsp; app-remove-symbolic&lt;br&gt;" calcext:value-type="string">
            <text:p>&lt;a href="#"&gt;&lt;img src="https://github.com/ubuntu/yaru/blob/master/icons/Yaru/scalable/emblems/app-remove-symbolic.svg" width="22" alt="app-remove-symbolic"&gt;&lt;/a&gt;&amp;nbsp; &amp;nbsp; app-remove-symbolic&lt;br&gt;</text:p>
          </table:table-cell>
        </table:table-row>
        <table:table-row table:style-name="ro1">
          <table:table-cell office:value-type="string" calcext:value-type="string">
            <text:p>desktop-symbolic</text:p>
          </table:table-cell>
          <table:table-cell table:formula="of:=IF(LEFT([.A698];1)=&quot;.&quot;;&quot;Y&quot;;&quot;N&quot;)" office:value-type="string" office:string-value="N" calcext:value-type="string">
            <text:p>N</text:p>
          </table:table-cell>
          <table:table-cell table:formula="of:=IFERROR(&quot;## &quot; &amp; MID([.A698];3;FIND(&quot;:&quot;;[.A698])-3) &amp; &quot; &lt;br&gt;&quot;;&quot;&quot;)">
            <text:p/>
          </table:table-cell>
          <table:table-cell table:formula="of:=IF([.B698]=&quot;Y&quot;;MID([.A698];3;FIND(&quot;:&quot;;[.A698];1)-3);IF(&#10;RIGHT(RIGHT([.A698]; 1))=&quot;@&quot;;0;&#10;[.A698]))" office:value-type="string" office:string-value="desktop-symbolic" calcext:value-type="string">
            <text:p>desktop-symbolic</text:p>
          </table:table-cell>
          <table:table-cell table:formula="of:=IF([.B698]=&quot;Y&quot;;[.D698];[.E697])" office:value-type="string" office:string-value="emblems" calcext:value-type="string">
            <text:p>emblems</text:p>
          </table:table-cell>
          <table:table-cell table:style-name="ce10" table:formula="of:=IF([.D698]=0;&quot;&quot;;IF([.B698]=&quot;Y&quot;;[.C698];&#10;&quot;&lt;a href=&quot; &amp; CHAR(34) &amp; &quot;#&quot; &amp; CHAR(34) &amp; &quot;&gt;&quot; &amp;&#10;&quot;&lt;img src=&quot; &amp; CHAR(34) &amp; &quot;https://github.com/ubuntu/yaru/blob/master/icons/Yaru/scalable/&quot; &amp; [.E698] &amp; &quot;/&quot; &amp; [.A698] &amp; &quot;.svg&quot; &amp; CHAR(34) &amp; &#10;&quot; width=&quot; &amp; CHAR(34) &amp; &quot;22&quot; &amp; CHAR(34) &amp; &quot; alt=&quot; &amp; CHAR(34) &amp; [.D698] &amp; CHAR(34) &amp; &quot;&gt;&lt;/a&gt;&quot; &amp;&#10;&quot;&amp;nbsp; &amp;nbsp; &quot; &amp; [.D698] &amp; &quot;&lt;br&gt;&quot;&#10;))" office:value-type="string" office:string-value="&lt;a href=&quot;#&quot;&gt;&lt;img src=&quot;https://github.com/ubuntu/yaru/blob/master/icons/Yaru/scalable/emblems/desktop-symbolic.svg&quot; width=&quot;22&quot; alt=&quot;desktop-symbolic&quot;&gt;&lt;/a&gt;&amp;nbsp; &amp;nbsp; desktop-symbolic&lt;br&gt;" calcext:value-type="string">
            <text:p>&lt;a href="#"&gt;&lt;img src="https://github.com/ubuntu/yaru/blob/master/icons/Yaru/scalable/emblems/desktop-symbolic.svg" width="22" alt="desktop-symbolic"&gt;&lt;/a&gt;&amp;nbsp; &amp;nbsp; desktop-symbolic&lt;br&gt;</text:p>
          </table:table-cell>
        </table:table-row>
        <table:table-row table:style-name="ro1">
          <table:table-cell office:value-type="string" calcext:value-type="string">
            <text:p>emblem-default-symbolic</text:p>
          </table:table-cell>
          <table:table-cell table:formula="of:=IF(LEFT([.A699];1)=&quot;.&quot;;&quot;Y&quot;;&quot;N&quot;)" office:value-type="string" office:string-value="N" calcext:value-type="string">
            <text:p>N</text:p>
          </table:table-cell>
          <table:table-cell table:formula="of:=IFERROR(&quot;## &quot; &amp; MID([.A699];3;FIND(&quot;:&quot;;[.A699])-3) &amp; &quot; &lt;br&gt;&quot;;&quot;&quot;)">
            <text:p/>
          </table:table-cell>
          <table:table-cell table:formula="of:=IF([.B699]=&quot;Y&quot;;MID([.A699];3;FIND(&quot;:&quot;;[.A699];1)-3);IF(&#10;RIGHT(RIGHT([.A699]; 1))=&quot;@&quot;;0;&#10;[.A699]))" office:value-type="string" office:string-value="emblem-default-symbolic" calcext:value-type="string">
            <text:p>emblem-default-symbolic</text:p>
          </table:table-cell>
          <table:table-cell table:formula="of:=IF([.B699]=&quot;Y&quot;;[.D699];[.E698])" office:value-type="string" office:string-value="emblems" calcext:value-type="string">
            <text:p>emblems</text:p>
          </table:table-cell>
          <table:table-cell table:style-name="ce10" table:formula="of:=IF([.D699]=0;&quot;&quot;;IF([.B699]=&quot;Y&quot;;[.C699];&#10;&quot;&lt;a href=&quot; &amp; CHAR(34) &amp; &quot;#&quot; &amp; CHAR(34) &amp; &quot;&gt;&quot; &amp;&#10;&quot;&lt;img src=&quot; &amp; CHAR(34) &amp; &quot;https://github.com/ubuntu/yaru/blob/master/icons/Yaru/scalable/&quot; &amp; [.E699] &amp; &quot;/&quot; &amp; [.A699] &amp; &quot;.svg&quot; &amp; CHAR(34) &amp; &#10;&quot; width=&quot; &amp; CHAR(34) &amp; &quot;22&quot; &amp; CHAR(34) &amp; &quot; alt=&quot; &amp; CHAR(34) &amp; [.D699] &amp; CHAR(34) &amp; &quot;&gt;&lt;/a&gt;&quot; &amp;&#10;&quot;&amp;nbsp; &amp;nbsp; &quot; &amp; [.D699] &amp; &quot;&lt;br&gt;&quot;&#10;))" office:value-type="string" office:string-value="&lt;a href=&quot;#&quot;&gt;&lt;img src=&quot;https://github.com/ubuntu/yaru/blob/master/icons/Yaru/scalable/emblems/emblem-default-symbolic.svg&quot; width=&quot;22&quot; alt=&quot;emblem-default-symbolic&quot;&gt;&lt;/a&gt;&amp;nbsp; &amp;nbsp; emblem-default-symbolic&lt;br&gt;" calcext:value-type="string">
            <text:p>&lt;a href="#"&gt;&lt;img src="https://github.com/ubuntu/yaru/blob/master/icons/Yaru/scalable/emblems/emblem-default-symbolic.svg" width="22" alt="emblem-default-symbolic"&gt;&lt;/a&gt;&amp;nbsp; &amp;nbsp; emblem-default-symbolic&lt;br&gt;</text:p>
          </table:table-cell>
        </table:table-row>
        <table:table-row table:style-name="ro1">
          <table:table-cell office:value-type="string" calcext:value-type="string">
            <text:p>emblem-documents-symbolic</text:p>
          </table:table-cell>
          <table:table-cell table:formula="of:=IF(LEFT([.A700];1)=&quot;.&quot;;&quot;Y&quot;;&quot;N&quot;)" office:value-type="string" office:string-value="N" calcext:value-type="string">
            <text:p>N</text:p>
          </table:table-cell>
          <table:table-cell table:formula="of:=IFERROR(&quot;## &quot; &amp; MID([.A700];3;FIND(&quot;:&quot;;[.A700])-3) &amp; &quot; &lt;br&gt;&quot;;&quot;&quot;)">
            <text:p/>
          </table:table-cell>
          <table:table-cell table:formula="of:=IF([.B700]=&quot;Y&quot;;MID([.A700];3;FIND(&quot;:&quot;;[.A700];1)-3);IF(&#10;RIGHT(RIGHT([.A700]; 1))=&quot;@&quot;;0;&#10;[.A700]))" office:value-type="string" office:string-value="emblem-documents-symbolic" calcext:value-type="string">
            <text:p>emblem-documents-symbolic</text:p>
          </table:table-cell>
          <table:table-cell table:formula="of:=IF([.B700]=&quot;Y&quot;;[.D700];[.E699])" office:value-type="string" office:string-value="emblems" calcext:value-type="string">
            <text:p>emblems</text:p>
          </table:table-cell>
          <table:table-cell table:style-name="ce10" table:formula="of:=IF([.D700]=0;&quot;&quot;;IF([.B700]=&quot;Y&quot;;[.C700];&#10;&quot;&lt;a href=&quot; &amp; CHAR(34) &amp; &quot;#&quot; &amp; CHAR(34) &amp; &quot;&gt;&quot; &amp;&#10;&quot;&lt;img src=&quot; &amp; CHAR(34) &amp; &quot;https://github.com/ubuntu/yaru/blob/master/icons/Yaru/scalable/&quot; &amp; [.E700] &amp; &quot;/&quot; &amp; [.A700] &amp; &quot;.svg&quot; &amp; CHAR(34) &amp; &#10;&quot; width=&quot; &amp; CHAR(34) &amp; &quot;22&quot; &amp; CHAR(34) &amp; &quot; alt=&quot; &amp; CHAR(34) &amp; [.D700] &amp; CHAR(34) &amp; &quot;&gt;&lt;/a&gt;&quot; &amp;&#10;&quot;&amp;nbsp; &amp;nbsp; &quot; &amp; [.D700] &amp; &quot;&lt;br&gt;&quot;&#10;))" office:value-type="string" office:string-value="&lt;a href=&quot;#&quot;&gt;&lt;img src=&quot;https://github.com/ubuntu/yaru/blob/master/icons/Yaru/scalable/emblems/emblem-documents-symbolic.svg&quot; width=&quot;22&quot; alt=&quot;emblem-documents-symbolic&quot;&gt;&lt;/a&gt;&amp;nbsp; &amp;nbsp; emblem-documents-symbolic&lt;br&gt;" calcext:value-type="string">
            <text:p>&lt;a href="#"&gt;&lt;img src="https://github.com/ubuntu/yaru/blob/master/icons/Yaru/scalable/emblems/emblem-documents-symbolic.svg" width="22" alt="emblem-documents-symbolic"&gt;&lt;/a&gt;&amp;nbsp; &amp;nbsp; emblem-documents-symbolic&lt;br&gt;</text:p>
          </table:table-cell>
        </table:table-row>
        <table:table-row table:style-name="ro1">
          <table:table-cell office:value-type="string" calcext:value-type="string">
            <text:p>emblem-favorite-symbolic</text:p>
          </table:table-cell>
          <table:table-cell table:formula="of:=IF(LEFT([.A701];1)=&quot;.&quot;;&quot;Y&quot;;&quot;N&quot;)" office:value-type="string" office:string-value="N" calcext:value-type="string">
            <text:p>N</text:p>
          </table:table-cell>
          <table:table-cell table:formula="of:=IFERROR(&quot;## &quot; &amp; MID([.A701];3;FIND(&quot;:&quot;;[.A701])-3) &amp; &quot; &lt;br&gt;&quot;;&quot;&quot;)">
            <text:p/>
          </table:table-cell>
          <table:table-cell table:formula="of:=IF([.B701]=&quot;Y&quot;;MID([.A701];3;FIND(&quot;:&quot;;[.A701];1)-3);IF(&#10;RIGHT(RIGHT([.A701]; 1))=&quot;@&quot;;0;&#10;[.A701]))" office:value-type="string" office:string-value="emblem-favorite-symbolic" calcext:value-type="string">
            <text:p>emblem-favorite-symbolic</text:p>
          </table:table-cell>
          <table:table-cell table:formula="of:=IF([.B701]=&quot;Y&quot;;[.D701];[.E700])" office:value-type="string" office:string-value="emblems" calcext:value-type="string">
            <text:p>emblems</text:p>
          </table:table-cell>
          <table:table-cell table:style-name="ce10" table:formula="of:=IF([.D701]=0;&quot;&quot;;IF([.B701]=&quot;Y&quot;;[.C701];&#10;&quot;&lt;a href=&quot; &amp; CHAR(34) &amp; &quot;#&quot; &amp; CHAR(34) &amp; &quot;&gt;&quot; &amp;&#10;&quot;&lt;img src=&quot; &amp; CHAR(34) &amp; &quot;https://github.com/ubuntu/yaru/blob/master/icons/Yaru/scalable/&quot; &amp; [.E701] &amp; &quot;/&quot; &amp; [.A701] &amp; &quot;.svg&quot; &amp; CHAR(34) &amp; &#10;&quot; width=&quot; &amp; CHAR(34) &amp; &quot;22&quot; &amp; CHAR(34) &amp; &quot; alt=&quot; &amp; CHAR(34) &amp; [.D701] &amp; CHAR(34) &amp; &quot;&gt;&lt;/a&gt;&quot; &amp;&#10;&quot;&amp;nbsp; &amp;nbsp; &quot; &amp; [.D701] &amp; &quot;&lt;br&gt;&quot;&#10;))" office:value-type="string" office:string-value="&lt;a href=&quot;#&quot;&gt;&lt;img src=&quot;https://github.com/ubuntu/yaru/blob/master/icons/Yaru/scalable/emblems/emblem-favorite-symbolic.svg&quot; width=&quot;22&quot; alt=&quot;emblem-favorite-symbolic&quot;&gt;&lt;/a&gt;&amp;nbsp; &amp;nbsp; emblem-favorite-symbolic&lt;br&gt;" calcext:value-type="string">
            <text:p>&lt;a href="#"&gt;&lt;img src="https://github.com/ubuntu/yaru/blob/master/icons/Yaru/scalable/emblems/emblem-favorite-symbolic.svg" width="22" alt="emblem-favorite-symbolic"&gt;&lt;/a&gt;&amp;nbsp; &amp;nbsp; emblem-favorite-symbolic&lt;br&gt;</text:p>
          </table:table-cell>
        </table:table-row>
        <table:table-row table:style-name="ro1">
          <table:table-cell office:value-type="string" calcext:value-type="string">
            <text:p>emblem-important-symbolic</text:p>
          </table:table-cell>
          <table:table-cell table:formula="of:=IF(LEFT([.A702];1)=&quot;.&quot;;&quot;Y&quot;;&quot;N&quot;)" office:value-type="string" office:string-value="N" calcext:value-type="string">
            <text:p>N</text:p>
          </table:table-cell>
          <table:table-cell table:formula="of:=IFERROR(&quot;## &quot; &amp; MID([.A702];3;FIND(&quot;:&quot;;[.A702])-3) &amp; &quot; &lt;br&gt;&quot;;&quot;&quot;)">
            <text:p/>
          </table:table-cell>
          <table:table-cell table:formula="of:=IF([.B702]=&quot;Y&quot;;MID([.A702];3;FIND(&quot;:&quot;;[.A702];1)-3);IF(&#10;RIGHT(RIGHT([.A702]; 1))=&quot;@&quot;;0;&#10;[.A702]))" office:value-type="string" office:string-value="emblem-important-symbolic" calcext:value-type="string">
            <text:p>emblem-important-symbolic</text:p>
          </table:table-cell>
          <table:table-cell table:formula="of:=IF([.B702]=&quot;Y&quot;;[.D702];[.E701])" office:value-type="string" office:string-value="emblems" calcext:value-type="string">
            <text:p>emblems</text:p>
          </table:table-cell>
          <table:table-cell table:style-name="ce10" table:formula="of:=IF([.D702]=0;&quot;&quot;;IF([.B702]=&quot;Y&quot;;[.C702];&#10;&quot;&lt;a href=&quot; &amp; CHAR(34) &amp; &quot;#&quot; &amp; CHAR(34) &amp; &quot;&gt;&quot; &amp;&#10;&quot;&lt;img src=&quot; &amp; CHAR(34) &amp; &quot;https://github.com/ubuntu/yaru/blob/master/icons/Yaru/scalable/&quot; &amp; [.E702] &amp; &quot;/&quot; &amp; [.A702] &amp; &quot;.svg&quot; &amp; CHAR(34) &amp; &#10;&quot; width=&quot; &amp; CHAR(34) &amp; &quot;22&quot; &amp; CHAR(34) &amp; &quot; alt=&quot; &amp; CHAR(34) &amp; [.D702] &amp; CHAR(34) &amp; &quot;&gt;&lt;/a&gt;&quot; &amp;&#10;&quot;&amp;nbsp; &amp;nbsp; &quot; &amp; [.D702] &amp; &quot;&lt;br&gt;&quot;&#10;))" office:value-type="string" office:string-value="&lt;a href=&quot;#&quot;&gt;&lt;img src=&quot;https://github.com/ubuntu/yaru/blob/master/icons/Yaru/scalable/emblems/emblem-important-symbolic.svg&quot; width=&quot;22&quot; alt=&quot;emblem-important-symbolic&quot;&gt;&lt;/a&gt;&amp;nbsp; &amp;nbsp; emblem-important-symbolic&lt;br&gt;" calcext:value-type="string">
            <text:p>&lt;a href="#"&gt;&lt;img src="https://github.com/ubuntu/yaru/blob/master/icons/Yaru/scalable/emblems/emblem-important-symbolic.svg" width="22" alt="emblem-important-symbolic"&gt;&lt;/a&gt;&amp;nbsp; &amp;nbsp; emblem-important-symbolic&lt;br&gt;</text:p>
          </table:table-cell>
        </table:table-row>
        <table:table-row table:style-name="ro1">
          <table:table-cell office:value-type="string" calcext:value-type="string">
            <text:p>emblem-music-symbolic</text:p>
          </table:table-cell>
          <table:table-cell table:formula="of:=IF(LEFT([.A703];1)=&quot;.&quot;;&quot;Y&quot;;&quot;N&quot;)" office:value-type="string" office:string-value="N" calcext:value-type="string">
            <text:p>N</text:p>
          </table:table-cell>
          <table:table-cell table:formula="of:=IFERROR(&quot;## &quot; &amp; MID([.A703];3;FIND(&quot;:&quot;;[.A703])-3) &amp; &quot; &lt;br&gt;&quot;;&quot;&quot;)">
            <text:p/>
          </table:table-cell>
          <table:table-cell table:formula="of:=IF([.B703]=&quot;Y&quot;;MID([.A703];3;FIND(&quot;:&quot;;[.A703];1)-3);IF(&#10;RIGHT(RIGHT([.A703]; 1))=&quot;@&quot;;0;&#10;[.A703]))" office:value-type="string" office:string-value="emblem-music-symbolic" calcext:value-type="string">
            <text:p>emblem-music-symbolic</text:p>
          </table:table-cell>
          <table:table-cell table:formula="of:=IF([.B703]=&quot;Y&quot;;[.D703];[.E702])" office:value-type="string" office:string-value="emblems" calcext:value-type="string">
            <text:p>emblems</text:p>
          </table:table-cell>
          <table:table-cell table:style-name="ce10" table:formula="of:=IF([.D703]=0;&quot;&quot;;IF([.B703]=&quot;Y&quot;;[.C703];&#10;&quot;&lt;a href=&quot; &amp; CHAR(34) &amp; &quot;#&quot; &amp; CHAR(34) &amp; &quot;&gt;&quot; &amp;&#10;&quot;&lt;img src=&quot; &amp; CHAR(34) &amp; &quot;https://github.com/ubuntu/yaru/blob/master/icons/Yaru/scalable/&quot; &amp; [.E703] &amp; &quot;/&quot; &amp; [.A703] &amp; &quot;.svg&quot; &amp; CHAR(34) &amp; &#10;&quot; width=&quot; &amp; CHAR(34) &amp; &quot;22&quot; &amp; CHAR(34) &amp; &quot; alt=&quot; &amp; CHAR(34) &amp; [.D703] &amp; CHAR(34) &amp; &quot;&gt;&lt;/a&gt;&quot; &amp;&#10;&quot;&amp;nbsp; &amp;nbsp; &quot; &amp; [.D703] &amp; &quot;&lt;br&gt;&quot;&#10;))" office:value-type="string" office:string-value="&lt;a href=&quot;#&quot;&gt;&lt;img src=&quot;https://github.com/ubuntu/yaru/blob/master/icons/Yaru/scalable/emblems/emblem-music-symbolic.svg&quot; width=&quot;22&quot; alt=&quot;emblem-music-symbolic&quot;&gt;&lt;/a&gt;&amp;nbsp; &amp;nbsp; emblem-music-symbolic&lt;br&gt;" calcext:value-type="string">
            <text:p>&lt;a href="#"&gt;&lt;img src="https://github.com/ubuntu/yaru/blob/master/icons/Yaru/scalable/emblems/emblem-music-symbolic.svg" width="22" alt="emblem-music-symbolic"&gt;&lt;/a&gt;&amp;nbsp; &amp;nbsp; emblem-music-symbolic&lt;br&gt;</text:p>
          </table:table-cell>
        </table:table-row>
        <table:table-row table:style-name="ro1">
          <table:table-cell office:value-type="string" calcext:value-type="string">
            <text:p>emblem-ok-symbolic</text:p>
          </table:table-cell>
          <table:table-cell table:formula="of:=IF(LEFT([.A704];1)=&quot;.&quot;;&quot;Y&quot;;&quot;N&quot;)" office:value-type="string" office:string-value="N" calcext:value-type="string">
            <text:p>N</text:p>
          </table:table-cell>
          <table:table-cell table:formula="of:=IFERROR(&quot;## &quot; &amp; MID([.A704];3;FIND(&quot;:&quot;;[.A704])-3) &amp; &quot; &lt;br&gt;&quot;;&quot;&quot;)">
            <text:p/>
          </table:table-cell>
          <table:table-cell table:formula="of:=IF([.B704]=&quot;Y&quot;;MID([.A704];3;FIND(&quot;:&quot;;[.A704];1)-3);IF(&#10;RIGHT(RIGHT([.A704]; 1))=&quot;@&quot;;0;&#10;[.A704]))" office:value-type="string" office:string-value="emblem-ok-symbolic" calcext:value-type="string">
            <text:p>emblem-ok-symbolic</text:p>
          </table:table-cell>
          <table:table-cell table:formula="of:=IF([.B704]=&quot;Y&quot;;[.D704];[.E703])" office:value-type="string" office:string-value="emblems" calcext:value-type="string">
            <text:p>emblems</text:p>
          </table:table-cell>
          <table:table-cell table:style-name="ce10" table:formula="of:=IF([.D704]=0;&quot;&quot;;IF([.B704]=&quot;Y&quot;;[.C704];&#10;&quot;&lt;a href=&quot; &amp; CHAR(34) &amp; &quot;#&quot; &amp; CHAR(34) &amp; &quot;&gt;&quot; &amp;&#10;&quot;&lt;img src=&quot; &amp; CHAR(34) &amp; &quot;https://github.com/ubuntu/yaru/blob/master/icons/Yaru/scalable/&quot; &amp; [.E704] &amp; &quot;/&quot; &amp; [.A704] &amp; &quot;.svg&quot; &amp; CHAR(34) &amp; &#10;&quot; width=&quot; &amp; CHAR(34) &amp; &quot;22&quot; &amp; CHAR(34) &amp; &quot; alt=&quot; &amp; CHAR(34) &amp; [.D704] &amp; CHAR(34) &amp; &quot;&gt;&lt;/a&gt;&quot; &amp;&#10;&quot;&amp;nbsp; &amp;nbsp; &quot; &amp; [.D704] &amp; &quot;&lt;br&gt;&quot;&#10;))" office:value-type="string" office:string-value="&lt;a href=&quot;#&quot;&gt;&lt;img src=&quot;https://github.com/ubuntu/yaru/blob/master/icons/Yaru/scalable/emblems/emblem-ok-symbolic.svg&quot; width=&quot;22&quot; alt=&quot;emblem-ok-symbolic&quot;&gt;&lt;/a&gt;&amp;nbsp; &amp;nbsp; emblem-ok-symbolic&lt;br&gt;" calcext:value-type="string">
            <text:p>&lt;a href="#"&gt;&lt;img src="https://github.com/ubuntu/yaru/blob/master/icons/Yaru/scalable/emblems/emblem-ok-symbolic.svg" width="22" alt="emblem-ok-symbolic"&gt;&lt;/a&gt;&amp;nbsp; &amp;nbsp; emblem-ok-symbolic&lt;br&gt;</text:p>
          </table:table-cell>
        </table:table-row>
        <table:table-row table:style-name="ro1">
          <table:table-cell office:value-type="string" calcext:value-type="string">
            <text:p>emblem-photos-symbolic</text:p>
          </table:table-cell>
          <table:table-cell table:formula="of:=IF(LEFT([.A705];1)=&quot;.&quot;;&quot;Y&quot;;&quot;N&quot;)" office:value-type="string" office:string-value="N" calcext:value-type="string">
            <text:p>N</text:p>
          </table:table-cell>
          <table:table-cell table:formula="of:=IFERROR(&quot;## &quot; &amp; MID([.A705];3;FIND(&quot;:&quot;;[.A705])-3) &amp; &quot; &lt;br&gt;&quot;;&quot;&quot;)">
            <text:p/>
          </table:table-cell>
          <table:table-cell table:formula="of:=IF([.B705]=&quot;Y&quot;;MID([.A705];3;FIND(&quot;:&quot;;[.A705];1)-3);IF(&#10;RIGHT(RIGHT([.A705]; 1))=&quot;@&quot;;0;&#10;[.A705]))" office:value-type="string" office:string-value="emblem-photos-symbolic" calcext:value-type="string">
            <text:p>emblem-photos-symbolic</text:p>
          </table:table-cell>
          <table:table-cell table:formula="of:=IF([.B705]=&quot;Y&quot;;[.D705];[.E704])" office:value-type="string" office:string-value="emblems" calcext:value-type="string">
            <text:p>emblems</text:p>
          </table:table-cell>
          <table:table-cell table:style-name="ce10" table:formula="of:=IF([.D705]=0;&quot;&quot;;IF([.B705]=&quot;Y&quot;;[.C705];&#10;&quot;&lt;a href=&quot; &amp; CHAR(34) &amp; &quot;#&quot; &amp; CHAR(34) &amp; &quot;&gt;&quot; &amp;&#10;&quot;&lt;img src=&quot; &amp; CHAR(34) &amp; &quot;https://github.com/ubuntu/yaru/blob/master/icons/Yaru/scalable/&quot; &amp; [.E705] &amp; &quot;/&quot; &amp; [.A705] &amp; &quot;.svg&quot; &amp; CHAR(34) &amp; &#10;&quot; width=&quot; &amp; CHAR(34) &amp; &quot;22&quot; &amp; CHAR(34) &amp; &quot; alt=&quot; &amp; CHAR(34) &amp; [.D705] &amp; CHAR(34) &amp; &quot;&gt;&lt;/a&gt;&quot; &amp;&#10;&quot;&amp;nbsp; &amp;nbsp; &quot; &amp; [.D705] &amp; &quot;&lt;br&gt;&quot;&#10;))" office:value-type="string" office:string-value="&lt;a href=&quot;#&quot;&gt;&lt;img src=&quot;https://github.com/ubuntu/yaru/blob/master/icons/Yaru/scalable/emblems/emblem-photos-symbolic.svg&quot; width=&quot;22&quot; alt=&quot;emblem-photos-symbolic&quot;&gt;&lt;/a&gt;&amp;nbsp; &amp;nbsp; emblem-photos-symbolic&lt;br&gt;" calcext:value-type="string">
            <text:p>&lt;a href="#"&gt;&lt;img src="https://github.com/ubuntu/yaru/blob/master/icons/Yaru/scalable/emblems/emblem-photos-symbolic.svg" width="22" alt="emblem-photos-symbolic"&gt;&lt;/a&gt;&amp;nbsp; &amp;nbsp; emblem-photos-symbolic&lt;br&gt;</text:p>
          </table:table-cell>
        </table:table-row>
        <table:table-row table:style-name="ro1">
          <table:table-cell office:value-type="string" calcext:value-type="string">
            <text:p>emblem-shared-symbolic</text:p>
          </table:table-cell>
          <table:table-cell table:formula="of:=IF(LEFT([.A706];1)=&quot;.&quot;;&quot;Y&quot;;&quot;N&quot;)" office:value-type="string" office:string-value="N" calcext:value-type="string">
            <text:p>N</text:p>
          </table:table-cell>
          <table:table-cell table:formula="of:=IFERROR(&quot;## &quot; &amp; MID([.A706];3;FIND(&quot;:&quot;;[.A706])-3) &amp; &quot; &lt;br&gt;&quot;;&quot;&quot;)">
            <text:p/>
          </table:table-cell>
          <table:table-cell table:formula="of:=IF([.B706]=&quot;Y&quot;;MID([.A706];3;FIND(&quot;:&quot;;[.A706];1)-3);IF(&#10;RIGHT(RIGHT([.A706]; 1))=&quot;@&quot;;0;&#10;[.A706]))" office:value-type="string" office:string-value="emblem-shared-symbolic" calcext:value-type="string">
            <text:p>emblem-shared-symbolic</text:p>
          </table:table-cell>
          <table:table-cell table:formula="of:=IF([.B706]=&quot;Y&quot;;[.D706];[.E705])" office:value-type="string" office:string-value="emblems" calcext:value-type="string">
            <text:p>emblems</text:p>
          </table:table-cell>
          <table:table-cell table:style-name="ce10" table:formula="of:=IF([.D706]=0;&quot;&quot;;IF([.B706]=&quot;Y&quot;;[.C706];&#10;&quot;&lt;a href=&quot; &amp; CHAR(34) &amp; &quot;#&quot; &amp; CHAR(34) &amp; &quot;&gt;&quot; &amp;&#10;&quot;&lt;img src=&quot; &amp; CHAR(34) &amp; &quot;https://github.com/ubuntu/yaru/blob/master/icons/Yaru/scalable/&quot; &amp; [.E706] &amp; &quot;/&quot; &amp; [.A706] &amp; &quot;.svg&quot; &amp; CHAR(34) &amp; &#10;&quot; width=&quot; &amp; CHAR(34) &amp; &quot;22&quot; &amp; CHAR(34) &amp; &quot; alt=&quot; &amp; CHAR(34) &amp; [.D706] &amp; CHAR(34) &amp; &quot;&gt;&lt;/a&gt;&quot; &amp;&#10;&quot;&amp;nbsp; &amp;nbsp; &quot; &amp; [.D706] &amp; &quot;&lt;br&gt;&quot;&#10;))" office:value-type="string" office:string-value="&lt;a href=&quot;#&quot;&gt;&lt;img src=&quot;https://github.com/ubuntu/yaru/blob/master/icons/Yaru/scalable/emblems/emblem-shared-symbolic.svg&quot; width=&quot;22&quot; alt=&quot;emblem-shared-symbolic&quot;&gt;&lt;/a&gt;&amp;nbsp; &amp;nbsp; emblem-shared-symbolic&lt;br&gt;" calcext:value-type="string">
            <text:p>&lt;a href="#"&gt;&lt;img src="https://github.com/ubuntu/yaru/blob/master/icons/Yaru/scalable/emblems/emblem-shared-symbolic.svg" width="22" alt="emblem-shared-symbolic"&gt;&lt;/a&gt;&amp;nbsp; &amp;nbsp; emblem-shared-symbolic&lt;br&gt;</text:p>
          </table:table-cell>
        </table:table-row>
        <table:table-row table:style-name="ro1">
          <table:table-cell office:value-type="string" calcext:value-type="string">
            <text:p>emblem-synchronizing-symbolic</text:p>
          </table:table-cell>
          <table:table-cell table:formula="of:=IF(LEFT([.A707];1)=&quot;.&quot;;&quot;Y&quot;;&quot;N&quot;)" office:value-type="string" office:string-value="N" calcext:value-type="string">
            <text:p>N</text:p>
          </table:table-cell>
          <table:table-cell table:formula="of:=IFERROR(&quot;## &quot; &amp; MID([.A707];3;FIND(&quot;:&quot;;[.A707])-3) &amp; &quot; &lt;br&gt;&quot;;&quot;&quot;)">
            <text:p/>
          </table:table-cell>
          <table:table-cell table:formula="of:=IF([.B707]=&quot;Y&quot;;MID([.A707];3;FIND(&quot;:&quot;;[.A707];1)-3);IF(&#10;RIGHT(RIGHT([.A707]; 1))=&quot;@&quot;;0;&#10;[.A707]))" office:value-type="string" office:string-value="emblem-synchronizing-symbolic" calcext:value-type="string">
            <text:p>emblem-synchronizing-symbolic</text:p>
          </table:table-cell>
          <table:table-cell table:formula="of:=IF([.B707]=&quot;Y&quot;;[.D707];[.E706])" office:value-type="string" office:string-value="emblems" calcext:value-type="string">
            <text:p>emblems</text:p>
          </table:table-cell>
          <table:table-cell table:style-name="ce10" table:formula="of:=IF([.D707]=0;&quot;&quot;;IF([.B707]=&quot;Y&quot;;[.C707];&#10;&quot;&lt;a href=&quot; &amp; CHAR(34) &amp; &quot;#&quot; &amp; CHAR(34) &amp; &quot;&gt;&quot; &amp;&#10;&quot;&lt;img src=&quot; &amp; CHAR(34) &amp; &quot;https://github.com/ubuntu/yaru/blob/master/icons/Yaru/scalable/&quot; &amp; [.E707] &amp; &quot;/&quot; &amp; [.A707] &amp; &quot;.svg&quot; &amp; CHAR(34) &amp; &#10;&quot; width=&quot; &amp; CHAR(34) &amp; &quot;22&quot; &amp; CHAR(34) &amp; &quot; alt=&quot; &amp; CHAR(34) &amp; [.D707] &amp; CHAR(34) &amp; &quot;&gt;&lt;/a&gt;&quot; &amp;&#10;&quot;&amp;nbsp; &amp;nbsp; &quot; &amp; [.D707] &amp; &quot;&lt;br&gt;&quot;&#10;))" office:value-type="string" office:string-value="&lt;a href=&quot;#&quot;&gt;&lt;img src=&quot;https://github.com/ubuntu/yaru/blob/master/icons/Yaru/scalable/emblems/emblem-synchronizing-symbolic.svg&quot; width=&quot;22&quot; alt=&quot;emblem-synchronizing-symbolic&quot;&gt;&lt;/a&gt;&amp;nbsp; &amp;nbsp; emblem-synchronizing-symbolic&lt;br&gt;" calcext:value-type="string">
            <text:p>&lt;a href="#"&gt;&lt;img src="https://github.com/ubuntu/yaru/blob/master/icons/Yaru/scalable/emblems/emblem-synchronizing-symbolic.svg" width="22" alt="emblem-synchronizing-symbolic"&gt;&lt;/a&gt;&amp;nbsp; &amp;nbsp; emblem-synchronizing-symbolic&lt;br&gt;</text:p>
          </table:table-cell>
        </table:table-row>
        <table:table-row table:style-name="ro1">
          <table:table-cell office:value-type="string" calcext:value-type="string">
            <text:p>emblem-system-symbolic</text:p>
          </table:table-cell>
          <table:table-cell table:formula="of:=IF(LEFT([.A708];1)=&quot;.&quot;;&quot;Y&quot;;&quot;N&quot;)" office:value-type="string" office:string-value="N" calcext:value-type="string">
            <text:p>N</text:p>
          </table:table-cell>
          <table:table-cell table:formula="of:=IFERROR(&quot;## &quot; &amp; MID([.A708];3;FIND(&quot;:&quot;;[.A708])-3) &amp; &quot; &lt;br&gt;&quot;;&quot;&quot;)">
            <text:p/>
          </table:table-cell>
          <table:table-cell table:formula="of:=IF([.B708]=&quot;Y&quot;;MID([.A708];3;FIND(&quot;:&quot;;[.A708];1)-3);IF(&#10;RIGHT(RIGHT([.A708]; 1))=&quot;@&quot;;0;&#10;[.A708]))" office:value-type="string" office:string-value="emblem-system-symbolic" calcext:value-type="string">
            <text:p>emblem-system-symbolic</text:p>
          </table:table-cell>
          <table:table-cell table:formula="of:=IF([.B708]=&quot;Y&quot;;[.D708];[.E707])" office:value-type="string" office:string-value="emblems" calcext:value-type="string">
            <text:p>emblems</text:p>
          </table:table-cell>
          <table:table-cell table:style-name="ce10" table:formula="of:=IF([.D708]=0;&quot;&quot;;IF([.B708]=&quot;Y&quot;;[.C708];&#10;&quot;&lt;a href=&quot; &amp; CHAR(34) &amp; &quot;#&quot; &amp; CHAR(34) &amp; &quot;&gt;&quot; &amp;&#10;&quot;&lt;img src=&quot; &amp; CHAR(34) &amp; &quot;https://github.com/ubuntu/yaru/blob/master/icons/Yaru/scalable/&quot; &amp; [.E708] &amp; &quot;/&quot; &amp; [.A708] &amp; &quot;.svg&quot; &amp; CHAR(34) &amp; &#10;&quot; width=&quot; &amp; CHAR(34) &amp; &quot;22&quot; &amp; CHAR(34) &amp; &quot; alt=&quot; &amp; CHAR(34) &amp; [.D708] &amp; CHAR(34) &amp; &quot;&gt;&lt;/a&gt;&quot; &amp;&#10;&quot;&amp;nbsp; &amp;nbsp; &quot; &amp; [.D708] &amp; &quot;&lt;br&gt;&quot;&#10;))" office:value-type="string" office:string-value="&lt;a href=&quot;#&quot;&gt;&lt;img src=&quot;https://github.com/ubuntu/yaru/blob/master/icons/Yaru/scalable/emblems/emblem-system-symbolic.svg&quot; width=&quot;22&quot; alt=&quot;emblem-system-symbolic&quot;&gt;&lt;/a&gt;&amp;nbsp; &amp;nbsp; emblem-system-symbolic&lt;br&gt;" calcext:value-type="string">
            <text:p>&lt;a href="#"&gt;&lt;img src="https://github.com/ubuntu/yaru/blob/master/icons/Yaru/scalable/emblems/emblem-system-symbolic.svg" width="22" alt="emblem-system-symbolic"&gt;&lt;/a&gt;&amp;nbsp; &amp;nbsp; emblem-system-symbolic&lt;br&gt;</text:p>
          </table:table-cell>
        </table:table-row>
        <table:table-row table:style-name="ro1">
          <table:table-cell office:value-type="string" calcext:value-type="string">
            <text:p>emblem-videos-symbolic</text:p>
          </table:table-cell>
          <table:table-cell table:formula="of:=IF(LEFT([.A709];1)=&quot;.&quot;;&quot;Y&quot;;&quot;N&quot;)" office:value-type="string" office:string-value="N" calcext:value-type="string">
            <text:p>N</text:p>
          </table:table-cell>
          <table:table-cell table:formula="of:=IFERROR(&quot;## &quot; &amp; MID([.A709];3;FIND(&quot;:&quot;;[.A709])-3) &amp; &quot; &lt;br&gt;&quot;;&quot;&quot;)">
            <text:p/>
          </table:table-cell>
          <table:table-cell table:formula="of:=IF([.B709]=&quot;Y&quot;;MID([.A709];3;FIND(&quot;:&quot;;[.A709];1)-3);IF(&#10;RIGHT(RIGHT([.A709]; 1))=&quot;@&quot;;0;&#10;[.A709]))" office:value-type="string" office:string-value="emblem-videos-symbolic" calcext:value-type="string">
            <text:p>emblem-videos-symbolic</text:p>
          </table:table-cell>
          <table:table-cell table:formula="of:=IF([.B709]=&quot;Y&quot;;[.D709];[.E708])" office:value-type="string" office:string-value="emblems" calcext:value-type="string">
            <text:p>emblems</text:p>
          </table:table-cell>
          <table:table-cell table:style-name="ce10" table:formula="of:=IF([.D709]=0;&quot;&quot;;IF([.B709]=&quot;Y&quot;;[.C709];&#10;&quot;&lt;a href=&quot; &amp; CHAR(34) &amp; &quot;#&quot; &amp; CHAR(34) &amp; &quot;&gt;&quot; &amp;&#10;&quot;&lt;img src=&quot; &amp; CHAR(34) &amp; &quot;https://github.com/ubuntu/yaru/blob/master/icons/Yaru/scalable/&quot; &amp; [.E709] &amp; &quot;/&quot; &amp; [.A709] &amp; &quot;.svg&quot; &amp; CHAR(34) &amp; &#10;&quot; width=&quot; &amp; CHAR(34) &amp; &quot;22&quot; &amp; CHAR(34) &amp; &quot; alt=&quot; &amp; CHAR(34) &amp; [.D709] &amp; CHAR(34) &amp; &quot;&gt;&lt;/a&gt;&quot; &amp;&#10;&quot;&amp;nbsp; &amp;nbsp; &quot; &amp; [.D709] &amp; &quot;&lt;br&gt;&quot;&#10;))" office:value-type="string" office:string-value="&lt;a href=&quot;#&quot;&gt;&lt;img src=&quot;https://github.com/ubuntu/yaru/blob/master/icons/Yaru/scalable/emblems/emblem-videos-symbolic.svg&quot; width=&quot;22&quot; alt=&quot;emblem-videos-symbolic&quot;&gt;&lt;/a&gt;&amp;nbsp; &amp;nbsp; emblem-videos-symbolic&lt;br&gt;" calcext:value-type="string">
            <text:p>&lt;a href="#"&gt;&lt;img src="https://github.com/ubuntu/yaru/blob/master/icons/Yaru/scalable/emblems/emblem-videos-symbolic.svg" width="22" alt="emblem-videos-symbolic"&gt;&lt;/a&gt;&amp;nbsp; &amp;nbsp; emblem-videos-symbolic&lt;br&gt;</text:p>
          </table:table-cell>
        </table:table-row>
        <table:table-row table:style-name="ro1">
          <table:table-cell table:style-name="Default" office:value-type="string" calcext:value-type="string">
            <text:p>explore2-symbolic@</text:p>
          </table:table-cell>
          <table:table-cell table:style-name="Default" table:formula="of:=IF(LEFT([.A71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10];3;FIND(&quot;:&quot;;[.A710])-3) &amp; &quot; &lt;br&gt;&quot;;&quot;&quot;)">
            <text:p/>
          </table:table-cell>
          <table:table-cell table:style-name="ce6" table:formula="of:=IF([.B710]=&quot;Y&quot;;MID([.A710];3;FIND(&quot;:&quot;;[.A710];1)-3);IF(&#10;RIGHT(RIGHT([.A710]; 1))=&quot;@&quot;;0;&#10;[.A710]))" office:value-type="float" office:value="0" calcext:value-type="float">
            <text:p>0</text:p>
          </table:table-cell>
          <table:table-cell table:formula="of:=IF([.B710]=&quot;Y&quot;;[.D710];[.E709])" office:value-type="string" office:string-value="emblems" calcext:value-type="string">
            <text:p>emblems</text:p>
          </table:table-cell>
          <table:table-cell table:style-name="ce10" table:formula="of:=IF([.D710]=0;&quot;&quot;;IF([.B710]=&quot;Y&quot;;[.C710];&#10;&quot;&lt;a href=&quot; &amp; CHAR(34) &amp; &quot;#&quot; &amp; CHAR(34) &amp; &quot;&gt;&quot; &amp;&#10;&quot;&lt;img src=&quot; &amp; CHAR(34) &amp; &quot;https://github.com/ubuntu/yaru/blob/master/icons/Yaru/scalable/&quot; &amp; [.E710] &amp; &quot;/&quot; &amp; [.A710] &amp; &quot;.svg&quot; &amp; CHAR(34) &amp; &#10;&quot; width=&quot; &amp; CHAR(34) &amp; &quot;22&quot; &amp; CHAR(34) &amp; &quot; alt=&quot; &amp; CHAR(34) &amp; [.D710] &amp; CHAR(34) &amp; &quot;&gt;&lt;/a&gt;&quot; &amp;&#10;&quot;&amp;nbsp; &amp;nbsp; &quot; &amp; [.D710] &amp; &quot;&lt;br&gt;&quot;&#10;))">
            <text:p/>
          </table:table-cell>
        </table:table-row>
        <table:table-row table:style-name="ro1">
          <table:table-cell office:value-type="string" calcext:value-type="string">
            <text:p>explore-symbolic</text:p>
          </table:table-cell>
          <table:table-cell table:formula="of:=IF(LEFT([.A711];1)=&quot;.&quot;;&quot;Y&quot;;&quot;N&quot;)" office:value-type="string" office:string-value="N" calcext:value-type="string">
            <text:p>N</text:p>
          </table:table-cell>
          <table:table-cell table:formula="of:=IFERROR(&quot;## &quot; &amp; MID([.A711];3;FIND(&quot;:&quot;;[.A711])-3) &amp; &quot; &lt;br&gt;&quot;;&quot;&quot;)">
            <text:p/>
          </table:table-cell>
          <table:table-cell table:formula="of:=IF([.B711]=&quot;Y&quot;;MID([.A711];3;FIND(&quot;:&quot;;[.A711];1)-3);IF(&#10;RIGHT(RIGHT([.A711]; 1))=&quot;@&quot;;0;&#10;[.A711]))" office:value-type="string" office:string-value="explore-symbolic" calcext:value-type="string">
            <text:p>explore-symbolic</text:p>
          </table:table-cell>
          <table:table-cell table:formula="of:=IF([.B711]=&quot;Y&quot;;[.D711];[.E710])" office:value-type="string" office:string-value="emblems" calcext:value-type="string">
            <text:p>emblems</text:p>
          </table:table-cell>
          <table:table-cell table:style-name="ce10" table:formula="of:=IF([.D711]=0;&quot;&quot;;IF([.B711]=&quot;Y&quot;;[.C711];&#10;&quot;&lt;a href=&quot; &amp; CHAR(34) &amp; &quot;#&quot; &amp; CHAR(34) &amp; &quot;&gt;&quot; &amp;&#10;&quot;&lt;img src=&quot; &amp; CHAR(34) &amp; &quot;https://github.com/ubuntu/yaru/blob/master/icons/Yaru/scalable/&quot; &amp; [.E711] &amp; &quot;/&quot; &amp; [.A711] &amp; &quot;.svg&quot; &amp; CHAR(34) &amp; &#10;&quot; width=&quot; &amp; CHAR(34) &amp; &quot;22&quot; &amp; CHAR(34) &amp; &quot; alt=&quot; &amp; CHAR(34) &amp; [.D711] &amp; CHAR(34) &amp; &quot;&gt;&lt;/a&gt;&quot; &amp;&#10;&quot;&amp;nbsp; &amp;nbsp; &quot; &amp; [.D711] &amp; &quot;&lt;br&gt;&quot;&#10;))" office:value-type="string" office:string-value="&lt;a href=&quot;#&quot;&gt;&lt;img src=&quot;https://github.com/ubuntu/yaru/blob/master/icons/Yaru/scalable/emblems/explore-symbolic.svg&quot; width=&quot;22&quot; alt=&quot;explore-symbolic&quot;&gt;&lt;/a&gt;&amp;nbsp; &amp;nbsp; explore-symbolic&lt;br&gt;" calcext:value-type="string">
            <text:p>&lt;a href="#"&gt;&lt;img src="https://github.com/ubuntu/yaru/blob/master/icons/Yaru/scalable/emblems/explore-symbolic.svg" width="22" alt="explore-symbolic"&gt;&lt;/a&gt;&amp;nbsp; &amp;nbsp; explore-symbolic&lt;br&gt;</text:p>
          </table:table-cell>
        </table:table-row>
        <table:table-row table:style-name="ro1">
          <table:table-cell office:value-type="string" calcext:value-type="string">
            <text:p>external-link-symbolic</text:p>
          </table:table-cell>
          <table:table-cell table:formula="of:=IF(LEFT([.A712];1)=&quot;.&quot;;&quot;Y&quot;;&quot;N&quot;)" office:value-type="string" office:string-value="N" calcext:value-type="string">
            <text:p>N</text:p>
          </table:table-cell>
          <table:table-cell table:formula="of:=IFERROR(&quot;## &quot; &amp; MID([.A712];3;FIND(&quot;:&quot;;[.A712])-3) &amp; &quot; &lt;br&gt;&quot;;&quot;&quot;)">
            <text:p/>
          </table:table-cell>
          <table:table-cell table:formula="of:=IF([.B712]=&quot;Y&quot;;MID([.A712];3;FIND(&quot;:&quot;;[.A712];1)-3);IF(&#10;RIGHT(RIGHT([.A712]; 1))=&quot;@&quot;;0;&#10;[.A712]))" office:value-type="string" office:string-value="external-link-symbolic" calcext:value-type="string">
            <text:p>external-link-symbolic</text:p>
          </table:table-cell>
          <table:table-cell table:formula="of:=IF([.B712]=&quot;Y&quot;;[.D712];[.E711])" office:value-type="string" office:string-value="emblems" calcext:value-type="string">
            <text:p>emblems</text:p>
          </table:table-cell>
          <table:table-cell table:style-name="ce10" table:formula="of:=IF([.D712]=0;&quot;&quot;;IF([.B712]=&quot;Y&quot;;[.C712];&#10;&quot;&lt;a href=&quot; &amp; CHAR(34) &amp; &quot;#&quot; &amp; CHAR(34) &amp; &quot;&gt;&quot; &amp;&#10;&quot;&lt;img src=&quot; &amp; CHAR(34) &amp; &quot;https://github.com/ubuntu/yaru/blob/master/icons/Yaru/scalable/&quot; &amp; [.E712] &amp; &quot;/&quot; &amp; [.A712] &amp; &quot;.svg&quot; &amp; CHAR(34) &amp; &#10;&quot; width=&quot; &amp; CHAR(34) &amp; &quot;22&quot; &amp; CHAR(34) &amp; &quot; alt=&quot; &amp; CHAR(34) &amp; [.D712] &amp; CHAR(34) &amp; &quot;&gt;&lt;/a&gt;&quot; &amp;&#10;&quot;&amp;nbsp; &amp;nbsp; &quot; &amp; [.D712] &amp; &quot;&lt;br&gt;&quot;&#10;))" office:value-type="string" office:string-value="&lt;a href=&quot;#&quot;&gt;&lt;img src=&quot;https://github.com/ubuntu/yaru/blob/master/icons/Yaru/scalable/emblems/external-link-symbolic.svg&quot; width=&quot;22&quot; alt=&quot;external-link-symbolic&quot;&gt;&lt;/a&gt;&amp;nbsp; &amp;nbsp; external-link-symbolic&lt;br&gt;" calcext:value-type="string">
            <text:p>&lt;a href="#"&gt;&lt;img src="https://github.com/ubuntu/yaru/blob/master/icons/Yaru/scalable/emblems/external-link-symbolic.svg" width="22" alt="external-link-symbolic"&gt;&lt;/a&gt;&amp;nbsp; &amp;nbsp; external-link-symbolic&lt;br&gt;</text:p>
          </table:table-cell>
        </table:table-row>
        <table:table-row table:style-name="ro1">
          <table:table-cell office:value-type="string" calcext:value-type="string">
            <text:p>flag-outline-thin-symbolic</text:p>
          </table:table-cell>
          <table:table-cell table:formula="of:=IF(LEFT([.A713];1)=&quot;.&quot;;&quot;Y&quot;;&quot;N&quot;)" office:value-type="string" office:string-value="N" calcext:value-type="string">
            <text:p>N</text:p>
          </table:table-cell>
          <table:table-cell table:formula="of:=IFERROR(&quot;## &quot; &amp; MID([.A713];3;FIND(&quot;:&quot;;[.A713])-3) &amp; &quot; &lt;br&gt;&quot;;&quot;&quot;)">
            <text:p/>
          </table:table-cell>
          <table:table-cell table:formula="of:=IF([.B713]=&quot;Y&quot;;MID([.A713];3;FIND(&quot;:&quot;;[.A713];1)-3);IF(&#10;RIGHT(RIGHT([.A713]; 1))=&quot;@&quot;;0;&#10;[.A713]))" office:value-type="string" office:string-value="flag-outline-thin-symbolic" calcext:value-type="string">
            <text:p>flag-outline-thin-symbolic</text:p>
          </table:table-cell>
          <table:table-cell table:formula="of:=IF([.B713]=&quot;Y&quot;;[.D713];[.E712])" office:value-type="string" office:string-value="emblems" calcext:value-type="string">
            <text:p>emblems</text:p>
          </table:table-cell>
          <table:table-cell table:style-name="ce10" table:formula="of:=IF([.D713]=0;&quot;&quot;;IF([.B713]=&quot;Y&quot;;[.C713];&#10;&quot;&lt;a href=&quot; &amp; CHAR(34) &amp; &quot;#&quot; &amp; CHAR(34) &amp; &quot;&gt;&quot; &amp;&#10;&quot;&lt;img src=&quot; &amp; CHAR(34) &amp; &quot;https://github.com/ubuntu/yaru/blob/master/icons/Yaru/scalable/&quot; &amp; [.E713] &amp; &quot;/&quot; &amp; [.A713] &amp; &quot;.svg&quot; &amp; CHAR(34) &amp; &#10;&quot; width=&quot; &amp; CHAR(34) &amp; &quot;22&quot; &amp; CHAR(34) &amp; &quot; alt=&quot; &amp; CHAR(34) &amp; [.D713] &amp; CHAR(34) &amp; &quot;&gt;&lt;/a&gt;&quot; &amp;&#10;&quot;&amp;nbsp; &amp;nbsp; &quot; &amp; [.D713] &amp; &quot;&lt;br&gt;&quot;&#10;))" office:value-type="string" office:string-value="&lt;a href=&quot;#&quot;&gt;&lt;img src=&quot;https://github.com/ubuntu/yaru/blob/master/icons/Yaru/scalable/emblems/flag-outline-thin-symbolic.svg&quot; width=&quot;22&quot; alt=&quot;flag-outline-thin-symbolic&quot;&gt;&lt;/a&gt;&amp;nbsp; &amp;nbsp; flag-outline-thin-symbolic&lt;br&gt;" calcext:value-type="string">
            <text:p>&lt;a href="#"&gt;&lt;img src="https://github.com/ubuntu/yaru/blob/master/icons/Yaru/scalable/emblems/flag-outline-thin-symbolic.svg" width="22" alt="flag-outline-thin-symbolic"&gt;&lt;/a&gt;&amp;nbsp; &amp;nbsp; flag-outline-thin-symbolic&lt;br&gt;</text:p>
          </table:table-cell>
        </table:table-row>
        <table:table-row table:style-name="ro1">
          <table:table-cell office:value-type="string" calcext:value-type="string">
            <text:p>graveyard-symbolic</text:p>
          </table:table-cell>
          <table:table-cell table:formula="of:=IF(LEFT([.A714];1)=&quot;.&quot;;&quot;Y&quot;;&quot;N&quot;)" office:value-type="string" office:string-value="N" calcext:value-type="string">
            <text:p>N</text:p>
          </table:table-cell>
          <table:table-cell table:formula="of:=IFERROR(&quot;## &quot; &amp; MID([.A714];3;FIND(&quot;:&quot;;[.A714])-3) &amp; &quot; &lt;br&gt;&quot;;&quot;&quot;)">
            <text:p/>
          </table:table-cell>
          <table:table-cell table:formula="of:=IF([.B714]=&quot;Y&quot;;MID([.A714];3;FIND(&quot;:&quot;;[.A714];1)-3);IF(&#10;RIGHT(RIGHT([.A714]; 1))=&quot;@&quot;;0;&#10;[.A714]))" office:value-type="string" office:string-value="graveyard-symbolic" calcext:value-type="string">
            <text:p>graveyard-symbolic</text:p>
          </table:table-cell>
          <table:table-cell table:formula="of:=IF([.B714]=&quot;Y&quot;;[.D714];[.E713])" office:value-type="string" office:string-value="emblems" calcext:value-type="string">
            <text:p>emblems</text:p>
          </table:table-cell>
          <table:table-cell table:style-name="ce10" table:formula="of:=IF([.D714]=0;&quot;&quot;;IF([.B714]=&quot;Y&quot;;[.C714];&#10;&quot;&lt;a href=&quot; &amp; CHAR(34) &amp; &quot;#&quot; &amp; CHAR(34) &amp; &quot;&gt;&quot; &amp;&#10;&quot;&lt;img src=&quot; &amp; CHAR(34) &amp; &quot;https://github.com/ubuntu/yaru/blob/master/icons/Yaru/scalable/&quot; &amp; [.E714] &amp; &quot;/&quot; &amp; [.A714] &amp; &quot;.svg&quot; &amp; CHAR(34) &amp; &#10;&quot; width=&quot; &amp; CHAR(34) &amp; &quot;22&quot; &amp; CHAR(34) &amp; &quot; alt=&quot; &amp; CHAR(34) &amp; [.D714] &amp; CHAR(34) &amp; &quot;&gt;&lt;/a&gt;&quot; &amp;&#10;&quot;&amp;nbsp; &amp;nbsp; &quot; &amp; [.D714] &amp; &quot;&lt;br&gt;&quot;&#10;))" office:value-type="string" office:string-value="&lt;a href=&quot;#&quot;&gt;&lt;img src=&quot;https://github.com/ubuntu/yaru/blob/master/icons/Yaru/scalable/emblems/graveyard-symbolic.svg&quot; width=&quot;22&quot; alt=&quot;graveyard-symbolic&quot;&gt;&lt;/a&gt;&amp;nbsp; &amp;nbsp; graveyard-symbolic&lt;br&gt;" calcext:value-type="string">
            <text:p>&lt;a href="#"&gt;&lt;img src="https://github.com/ubuntu/yaru/blob/master/icons/Yaru/scalable/emblems/graveyard-symbolic.svg" width="22" alt="graveyard-symbolic"&gt;&lt;/a&gt;&amp;nbsp; &amp;nbsp; graveyard-symbolic&lt;br&gt;</text:p>
          </table:table-cell>
        </table:table-row>
        <table:table-row table:style-name="ro1">
          <table:table-cell office:value-type="string" calcext:value-type="string">
            <text:p>heart-filled-symbolic</text:p>
          </table:table-cell>
          <table:table-cell table:formula="of:=IF(LEFT([.A715];1)=&quot;.&quot;;&quot;Y&quot;;&quot;N&quot;)" office:value-type="string" office:string-value="N" calcext:value-type="string">
            <text:p>N</text:p>
          </table:table-cell>
          <table:table-cell table:formula="of:=IFERROR(&quot;## &quot; &amp; MID([.A715];3;FIND(&quot;:&quot;;[.A715])-3) &amp; &quot; &lt;br&gt;&quot;;&quot;&quot;)">
            <text:p/>
          </table:table-cell>
          <table:table-cell table:formula="of:=IF([.B715]=&quot;Y&quot;;MID([.A715];3;FIND(&quot;:&quot;;[.A715];1)-3);IF(&#10;RIGHT(RIGHT([.A715]; 1))=&quot;@&quot;;0;&#10;[.A715]))" office:value-type="string" office:string-value="heart-filled-symbolic" calcext:value-type="string">
            <text:p>heart-filled-symbolic</text:p>
          </table:table-cell>
          <table:table-cell table:formula="of:=IF([.B715]=&quot;Y&quot;;[.D715];[.E714])" office:value-type="string" office:string-value="emblems" calcext:value-type="string">
            <text:p>emblems</text:p>
          </table:table-cell>
          <table:table-cell table:style-name="ce10" table:formula="of:=IF([.D715]=0;&quot;&quot;;IF([.B715]=&quot;Y&quot;;[.C715];&#10;&quot;&lt;a href=&quot; &amp; CHAR(34) &amp; &quot;#&quot; &amp; CHAR(34) &amp; &quot;&gt;&quot; &amp;&#10;&quot;&lt;img src=&quot; &amp; CHAR(34) &amp; &quot;https://github.com/ubuntu/yaru/blob/master/icons/Yaru/scalable/&quot; &amp; [.E715] &amp; &quot;/&quot; &amp; [.A715] &amp; &quot;.svg&quot; &amp; CHAR(34) &amp; &#10;&quot; width=&quot; &amp; CHAR(34) &amp; &quot;22&quot; &amp; CHAR(34) &amp; &quot; alt=&quot; &amp; CHAR(34) &amp; [.D715] &amp; CHAR(34) &amp; &quot;&gt;&lt;/a&gt;&quot; &amp;&#10;&quot;&amp;nbsp; &amp;nbsp; &quot; &amp; [.D715] &amp; &quot;&lt;br&gt;&quot;&#10;))" office:value-type="string" office:string-value="&lt;a href=&quot;#&quot;&gt;&lt;img src=&quot;https://github.com/ubuntu/yaru/blob/master/icons/Yaru/scalable/emblems/heart-filled-symbolic.svg&quot; width=&quot;22&quot; alt=&quot;heart-filled-symbolic&quot;&gt;&lt;/a&gt;&amp;nbsp; &amp;nbsp; heart-filled-symbolic&lt;br&gt;" calcext:value-type="string">
            <text:p>&lt;a href="#"&gt;&lt;img src="https://github.com/ubuntu/yaru/blob/master/icons/Yaru/scalable/emblems/heart-filled-symbolic.svg" width="22" alt="heart-filled-symbolic"&gt;&lt;/a&gt;&amp;nbsp; &amp;nbsp; heart-filled-symbolic&lt;br&gt;</text:p>
          </table:table-cell>
        </table:table-row>
        <table:table-row table:style-name="ro1">
          <table:table-cell office:value-type="string" calcext:value-type="string">
            <text:p>padlock-open-symbolic</text:p>
          </table:table-cell>
          <table:table-cell table:formula="of:=IF(LEFT([.A716];1)=&quot;.&quot;;&quot;Y&quot;;&quot;N&quot;)" office:value-type="string" office:string-value="N" calcext:value-type="string">
            <text:p>N</text:p>
          </table:table-cell>
          <table:table-cell table:formula="of:=IFERROR(&quot;## &quot; &amp; MID([.A716];3;FIND(&quot;:&quot;;[.A716])-3) &amp; &quot; &lt;br&gt;&quot;;&quot;&quot;)">
            <text:p/>
          </table:table-cell>
          <table:table-cell table:formula="of:=IF([.B716]=&quot;Y&quot;;MID([.A716];3;FIND(&quot;:&quot;;[.A716];1)-3);IF(&#10;RIGHT(RIGHT([.A716]; 1))=&quot;@&quot;;0;&#10;[.A716]))" office:value-type="string" office:string-value="padlock-open-symbolic" calcext:value-type="string">
            <text:p>padlock-open-symbolic</text:p>
          </table:table-cell>
          <table:table-cell table:formula="of:=IF([.B716]=&quot;Y&quot;;[.D716];[.E715])" office:value-type="string" office:string-value="emblems" calcext:value-type="string">
            <text:p>emblems</text:p>
          </table:table-cell>
          <table:table-cell table:style-name="ce10" table:formula="of:=IF([.D716]=0;&quot;&quot;;IF([.B716]=&quot;Y&quot;;[.C716];&#10;&quot;&lt;a href=&quot; &amp; CHAR(34) &amp; &quot;#&quot; &amp; CHAR(34) &amp; &quot;&gt;&quot; &amp;&#10;&quot;&lt;img src=&quot; &amp; CHAR(34) &amp; &quot;https://github.com/ubuntu/yaru/blob/master/icons/Yaru/scalable/&quot; &amp; [.E716] &amp; &quot;/&quot; &amp; [.A716] &amp; &quot;.svg&quot; &amp; CHAR(34) &amp; &#10;&quot; width=&quot; &amp; CHAR(34) &amp; &quot;22&quot; &amp; CHAR(34) &amp; &quot; alt=&quot; &amp; CHAR(34) &amp; [.D716] &amp; CHAR(34) &amp; &quot;&gt;&lt;/a&gt;&quot; &amp;&#10;&quot;&amp;nbsp; &amp;nbsp; &quot; &amp; [.D716] &amp; &quot;&lt;br&gt;&quot;&#10;))" office:value-type="string" office:string-value="&lt;a href=&quot;#&quot;&gt;&lt;img src=&quot;https://github.com/ubuntu/yaru/blob/master/icons/Yaru/scalable/emblems/padlock-open-symbolic.svg&quot; width=&quot;22&quot; alt=&quot;padlock-open-symbolic&quot;&gt;&lt;/a&gt;&amp;nbsp; &amp;nbsp; padlock-open-symbolic&lt;br&gt;" calcext:value-type="string">
            <text:p>&lt;a href="#"&gt;&lt;img src="https://github.com/ubuntu/yaru/blob/master/icons/Yaru/scalable/emblems/padlock-open-symbolic.svg" width="22" alt="padlock-open-symbolic"&gt;&lt;/a&gt;&amp;nbsp; &amp;nbsp; padlock-open-symbolic&lt;br&gt;</text:p>
          </table:table-cell>
        </table:table-row>
        <table:table-row table:style-name="ro1">
          <table:table-cell office:value-type="string" calcext:value-type="string">
            <text:p>pub-symbolic</text:p>
          </table:table-cell>
          <table:table-cell table:formula="of:=IF(LEFT([.A717];1)=&quot;.&quot;;&quot;Y&quot;;&quot;N&quot;)" office:value-type="string" office:string-value="N" calcext:value-type="string">
            <text:p>N</text:p>
          </table:table-cell>
          <table:table-cell table:formula="of:=IFERROR(&quot;## &quot; &amp; MID([.A717];3;FIND(&quot;:&quot;;[.A717])-3) &amp; &quot; &lt;br&gt;&quot;;&quot;&quot;)">
            <text:p/>
          </table:table-cell>
          <table:table-cell table:formula="of:=IF([.B717]=&quot;Y&quot;;MID([.A717];3;FIND(&quot;:&quot;;[.A717];1)-3);IF(&#10;RIGHT(RIGHT([.A717]; 1))=&quot;@&quot;;0;&#10;[.A717]))" office:value-type="string" office:string-value="pub-symbolic" calcext:value-type="string">
            <text:p>pub-symbolic</text:p>
          </table:table-cell>
          <table:table-cell table:formula="of:=IF([.B717]=&quot;Y&quot;;[.D717];[.E716])" office:value-type="string" office:string-value="emblems" calcext:value-type="string">
            <text:p>emblems</text:p>
          </table:table-cell>
          <table:table-cell table:style-name="ce10" table:formula="of:=IF([.D717]=0;&quot;&quot;;IF([.B717]=&quot;Y&quot;;[.C717];&#10;&quot;&lt;a href=&quot; &amp; CHAR(34) &amp; &quot;#&quot; &amp; CHAR(34) &amp; &quot;&gt;&quot; &amp;&#10;&quot;&lt;img src=&quot; &amp; CHAR(34) &amp; &quot;https://github.com/ubuntu/yaru/blob/master/icons/Yaru/scalable/&quot; &amp; [.E717] &amp; &quot;/&quot; &amp; [.A717] &amp; &quot;.svg&quot; &amp; CHAR(34) &amp; &#10;&quot; width=&quot; &amp; CHAR(34) &amp; &quot;22&quot; &amp; CHAR(34) &amp; &quot; alt=&quot; &amp; CHAR(34) &amp; [.D717] &amp; CHAR(34) &amp; &quot;&gt;&lt;/a&gt;&quot; &amp;&#10;&quot;&amp;nbsp; &amp;nbsp; &quot; &amp; [.D717] &amp; &quot;&lt;br&gt;&quot;&#10;))" office:value-type="string" office:string-value="&lt;a href=&quot;#&quot;&gt;&lt;img src=&quot;https://github.com/ubuntu/yaru/blob/master/icons/Yaru/scalable/emblems/pub-symbolic.svg&quot; width=&quot;22&quot; alt=&quot;pub-symbolic&quot;&gt;&lt;/a&gt;&amp;nbsp; &amp;nbsp; pub-symbolic&lt;br&gt;" calcext:value-type="string">
            <text:p>&lt;a href="#"&gt;&lt;img src="https://github.com/ubuntu/yaru/blob/master/icons/Yaru/scalable/emblems/pub-symbolic.svg" width="22" alt="pub-symbolic"&gt;&lt;/a&gt;&amp;nbsp; &amp;nbsp; pub-symbolic&lt;br&gt;</text:p>
          </table:table-cell>
        </table:table-row>
        <table:table-row table:style-name="ro1">
          <table:table-cell office:value-type="string" calcext:value-type="string">
            <text:p>safety-symbolic</text:p>
          </table:table-cell>
          <table:table-cell table:formula="of:=IF(LEFT([.A718];1)=&quot;.&quot;;&quot;Y&quot;;&quot;N&quot;)" office:value-type="string" office:string-value="N" calcext:value-type="string">
            <text:p>N</text:p>
          </table:table-cell>
          <table:table-cell table:formula="of:=IFERROR(&quot;## &quot; &amp; MID([.A718];3;FIND(&quot;:&quot;;[.A718])-3) &amp; &quot; &lt;br&gt;&quot;;&quot;&quot;)">
            <text:p/>
          </table:table-cell>
          <table:table-cell table:formula="of:=IF([.B718]=&quot;Y&quot;;MID([.A718];3;FIND(&quot;:&quot;;[.A718];1)-3);IF(&#10;RIGHT(RIGHT([.A718]; 1))=&quot;@&quot;;0;&#10;[.A718]))" office:value-type="string" office:string-value="safety-symbolic" calcext:value-type="string">
            <text:p>safety-symbolic</text:p>
          </table:table-cell>
          <table:table-cell table:formula="of:=IF([.B718]=&quot;Y&quot;;[.D718];[.E717])" office:value-type="string" office:string-value="emblems" calcext:value-type="string">
            <text:p>emblems</text:p>
          </table:table-cell>
          <table:table-cell table:style-name="ce10" table:formula="of:=IF([.D718]=0;&quot;&quot;;IF([.B718]=&quot;Y&quot;;[.C718];&#10;&quot;&lt;a href=&quot; &amp; CHAR(34) &amp; &quot;#&quot; &amp; CHAR(34) &amp; &quot;&gt;&quot; &amp;&#10;&quot;&lt;img src=&quot; &amp; CHAR(34) &amp; &quot;https://github.com/ubuntu/yaru/blob/master/icons/Yaru/scalable/&quot; &amp; [.E718] &amp; &quot;/&quot; &amp; [.A718] &amp; &quot;.svg&quot; &amp; CHAR(34) &amp; &#10;&quot; width=&quot; &amp; CHAR(34) &amp; &quot;22&quot; &amp; CHAR(34) &amp; &quot; alt=&quot; &amp; CHAR(34) &amp; [.D718] &amp; CHAR(34) &amp; &quot;&gt;&lt;/a&gt;&quot; &amp;&#10;&quot;&amp;nbsp; &amp;nbsp; &quot; &amp; [.D718] &amp; &quot;&lt;br&gt;&quot;&#10;))" office:value-type="string" office:string-value="&lt;a href=&quot;#&quot;&gt;&lt;img src=&quot;https://github.com/ubuntu/yaru/blob/master/icons/Yaru/scalable/emblems/safety-symbolic.svg&quot; width=&quot;22&quot; alt=&quot;safety-symbolic&quot;&gt;&lt;/a&gt;&amp;nbsp; &amp;nbsp; safety-symbolic&lt;br&gt;" calcext:value-type="string">
            <text:p>&lt;a href="#"&gt;&lt;img src="https://github.com/ubuntu/yaru/blob/master/icons/Yaru/scalable/emblems/safety-symbolic.svg" width="22" alt="safety-symbolic"&gt;&lt;/a&gt;&amp;nbsp; &amp;nbsp; safety-symbolic&lt;br&gt;</text:p>
          </table:table-cell>
        </table:table-row>
        <table:table-row table:style-name="ro1">
          <table:table-cell office:value-type="string" calcext:value-type="string">
            <text:p>sign-language-symbolic</text:p>
          </table:table-cell>
          <table:table-cell table:formula="of:=IF(LEFT([.A719];1)=&quot;.&quot;;&quot;Y&quot;;&quot;N&quot;)" office:value-type="string" office:string-value="N" calcext:value-type="string">
            <text:p>N</text:p>
          </table:table-cell>
          <table:table-cell table:formula="of:=IFERROR(&quot;## &quot; &amp; MID([.A719];3;FIND(&quot;:&quot;;[.A719])-3) &amp; &quot; &lt;br&gt;&quot;;&quot;&quot;)">
            <text:p/>
          </table:table-cell>
          <table:table-cell table:formula="of:=IF([.B719]=&quot;Y&quot;;MID([.A719];3;FIND(&quot;:&quot;;[.A719];1)-3);IF(&#10;RIGHT(RIGHT([.A719]; 1))=&quot;@&quot;;0;&#10;[.A719]))" office:value-type="string" office:string-value="sign-language-symbolic" calcext:value-type="string">
            <text:p>sign-language-symbolic</text:p>
          </table:table-cell>
          <table:table-cell table:formula="of:=IF([.B719]=&quot;Y&quot;;[.D719];[.E718])" office:value-type="string" office:string-value="emblems" calcext:value-type="string">
            <text:p>emblems</text:p>
          </table:table-cell>
          <table:table-cell table:style-name="ce10" table:formula="of:=IF([.D719]=0;&quot;&quot;;IF([.B719]=&quot;Y&quot;;[.C719];&#10;&quot;&lt;a href=&quot; &amp; CHAR(34) &amp; &quot;#&quot; &amp; CHAR(34) &amp; &quot;&gt;&quot; &amp;&#10;&quot;&lt;img src=&quot; &amp; CHAR(34) &amp; &quot;https://github.com/ubuntu/yaru/blob/master/icons/Yaru/scalable/&quot; &amp; [.E719] &amp; &quot;/&quot; &amp; [.A719] &amp; &quot;.svg&quot; &amp; CHAR(34) &amp; &#10;&quot; width=&quot; &amp; CHAR(34) &amp; &quot;22&quot; &amp; CHAR(34) &amp; &quot; alt=&quot; &amp; CHAR(34) &amp; [.D719] &amp; CHAR(34) &amp; &quot;&gt;&lt;/a&gt;&quot; &amp;&#10;&quot;&amp;nbsp; &amp;nbsp; &quot; &amp; [.D719] &amp; &quot;&lt;br&gt;&quot;&#10;))" office:value-type="string" office:string-value="&lt;a href=&quot;#&quot;&gt;&lt;img src=&quot;https://github.com/ubuntu/yaru/blob/master/icons/Yaru/scalable/emblems/sign-language-symbolic.svg&quot; width=&quot;22&quot; alt=&quot;sign-language-symbolic&quot;&gt;&lt;/a&gt;&amp;nbsp; &amp;nbsp; sign-language-symbolic&lt;br&gt;" calcext:value-type="string">
            <text:p>&lt;a href="#"&gt;&lt;img src="https://github.com/ubuntu/yaru/blob/master/icons/Yaru/scalable/emblems/sign-language-symbolic.svg" width="22" alt="sign-language-symbolic"&gt;&lt;/a&gt;&amp;nbsp; &amp;nbsp; sign-language-symbolic&lt;br&gt;</text:p>
          </table:table-cell>
        </table:table-row>
        <table:table-row table:style-name="ro1">
          <table:table-cell table:style-name="Default" office:value-type="string" calcext:value-type="string">
            <text:p>test-pass-symbolic@</text:p>
          </table:table-cell>
          <table:table-cell table:style-name="Default" table:formula="of:=IF(LEFT([.A72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20];3;FIND(&quot;:&quot;;[.A720])-3) &amp; &quot; &lt;br&gt;&quot;;&quot;&quot;)">
            <text:p/>
          </table:table-cell>
          <table:table-cell table:style-name="ce6" table:formula="of:=IF([.B720]=&quot;Y&quot;;MID([.A720];3;FIND(&quot;:&quot;;[.A720];1)-3);IF(&#10;RIGHT(RIGHT([.A720]; 1))=&quot;@&quot;;0;&#10;[.A720]))" office:value-type="float" office:value="0" calcext:value-type="float">
            <text:p>0</text:p>
          </table:table-cell>
          <table:table-cell table:formula="of:=IF([.B720]=&quot;Y&quot;;[.D720];[.E719])" office:value-type="string" office:string-value="emblems" calcext:value-type="string">
            <text:p>emblems</text:p>
          </table:table-cell>
          <table:table-cell table:style-name="ce10" table:formula="of:=IF([.D720]=0;&quot;&quot;;IF([.B720]=&quot;Y&quot;;[.C720];&#10;&quot;&lt;a href=&quot; &amp; CHAR(34) &amp; &quot;#&quot; &amp; CHAR(34) &amp; &quot;&gt;&quot; &amp;&#10;&quot;&lt;img src=&quot; &amp; CHAR(34) &amp; &quot;https://github.com/ubuntu/yaru/blob/master/icons/Yaru/scalable/&quot; &amp; [.E720] &amp; &quot;/&quot; &amp; [.A720] &amp; &quot;.svg&quot; &amp; CHAR(34) &amp; &#10;&quot; width=&quot; &amp; CHAR(34) &amp; &quot;22&quot; &amp; CHAR(34) &amp; &quot; alt=&quot; &amp; CHAR(34) &amp; [.D720] &amp; CHAR(34) &amp; &quot;&gt;&lt;/a&gt;&quot; &amp;&#10;&quot;&amp;nbsp; &amp;nbsp; &quot; &amp; [.D720] &amp; &quot;&lt;br&gt;&quot;&#10;))">
            <text:p/>
          </table:table-cell>
        </table:table-row>
        <table:table-row table:style-name="ro1">
          <table:table-cell office:value-type="string" calcext:value-type="string">
            <text:p>test-symbolic</text:p>
          </table:table-cell>
          <table:table-cell table:formula="of:=IF(LEFT([.A721];1)=&quot;.&quot;;&quot;Y&quot;;&quot;N&quot;)" office:value-type="string" office:string-value="N" calcext:value-type="string">
            <text:p>N</text:p>
          </table:table-cell>
          <table:table-cell table:formula="of:=IFERROR(&quot;## &quot; &amp; MID([.A721];3;FIND(&quot;:&quot;;[.A721])-3) &amp; &quot; &lt;br&gt;&quot;;&quot;&quot;)">
            <text:p/>
          </table:table-cell>
          <table:table-cell table:formula="of:=IF([.B721]=&quot;Y&quot;;MID([.A721];3;FIND(&quot;:&quot;;[.A721];1)-3);IF(&#10;RIGHT(RIGHT([.A721]; 1))=&quot;@&quot;;0;&#10;[.A721]))" office:value-type="string" office:string-value="test-symbolic" calcext:value-type="string">
            <text:p>test-symbolic</text:p>
          </table:table-cell>
          <table:table-cell table:formula="of:=IF([.B721]=&quot;Y&quot;;[.D721];[.E720])" office:value-type="string" office:string-value="emblems" calcext:value-type="string">
            <text:p>emblems</text:p>
          </table:table-cell>
          <table:table-cell table:style-name="ce10" table:formula="of:=IF([.D721]=0;&quot;&quot;;IF([.B721]=&quot;Y&quot;;[.C721];&#10;&quot;&lt;a href=&quot; &amp; CHAR(34) &amp; &quot;#&quot; &amp; CHAR(34) &amp; &quot;&gt;&quot; &amp;&#10;&quot;&lt;img src=&quot; &amp; CHAR(34) &amp; &quot;https://github.com/ubuntu/yaru/blob/master/icons/Yaru/scalable/&quot; &amp; [.E721] &amp; &quot;/&quot; &amp; [.A721] &amp; &quot;.svg&quot; &amp; CHAR(34) &amp; &#10;&quot; width=&quot; &amp; CHAR(34) &amp; &quot;22&quot; &amp; CHAR(34) &amp; &quot; alt=&quot; &amp; CHAR(34) &amp; [.D721] &amp; CHAR(34) &amp; &quot;&gt;&lt;/a&gt;&quot; &amp;&#10;&quot;&amp;nbsp; &amp;nbsp; &quot; &amp; [.D721] &amp; &quot;&lt;br&gt;&quot;&#10;))" office:value-type="string" office:string-value="&lt;a href=&quot;#&quot;&gt;&lt;img src=&quot;https://github.com/ubuntu/yaru/blob/master/icons/Yaru/scalable/emblems/test-symbolic.svg&quot; width=&quot;22&quot; alt=&quot;test-symbolic&quot;&gt;&lt;/a&gt;&amp;nbsp; &amp;nbsp; test-symbolic&lt;br&gt;" calcext:value-type="string">
            <text:p>&lt;a href="#"&gt;&lt;img src="https://github.com/ubuntu/yaru/blob/master/icons/Yaru/scalable/emblems/test-symbolic.svg" width="22" alt="test-symbolic"&gt;&lt;/a&gt;&amp;nbsp; &amp;nbsp; test-symbolic&lt;br&gt;</text:p>
          </table:table-cell>
        </table:table-row>
        <table:table-row table:style-name="ro1">
          <table:table-cell table:style-name="Default" office:value-type="string" calcext:value-type="string">
            <text:p>yelp-page-video-symbolic@</text:p>
          </table:table-cell>
          <table:table-cell table:style-name="Default" table:formula="of:=IF(LEFT([.A72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22];3;FIND(&quot;:&quot;;[.A722])-3) &amp; &quot; &lt;br&gt;&quot;;&quot;&quot;)">
            <text:p/>
          </table:table-cell>
          <table:table-cell table:style-name="ce6" table:formula="of:=IF([.B722]=&quot;Y&quot;;MID([.A722];3;FIND(&quot;:&quot;;[.A722];1)-3);IF(&#10;RIGHT(RIGHT([.A722]; 1))=&quot;@&quot;;0;&#10;[.A722]))" office:value-type="float" office:value="0" calcext:value-type="float">
            <text:p>0</text:p>
          </table:table-cell>
          <table:table-cell table:formula="of:=IF([.B722]=&quot;Y&quot;;[.D722];[.E721])" office:value-type="string" office:string-value="emblems" calcext:value-type="string">
            <text:p>emblems</text:p>
          </table:table-cell>
          <table:table-cell table:style-name="ce10" table:formula="of:=IF([.D722]=0;&quot;&quot;;IF([.B722]=&quot;Y&quot;;[.C722];&#10;&quot;&lt;a href=&quot; &amp; CHAR(34) &amp; &quot;#&quot; &amp; CHAR(34) &amp; &quot;&gt;&quot; &amp;&#10;&quot;&lt;img src=&quot; &amp; CHAR(34) &amp; &quot;https://github.com/ubuntu/yaru/blob/master/icons/Yaru/scalable/&quot; &amp; [.E722] &amp; &quot;/&quot; &amp; [.A722] &amp; &quot;.svg&quot; &amp; CHAR(34) &amp; &#10;&quot; width=&quot; &amp; CHAR(34) &amp; &quot;22&quot; &amp; CHAR(34) &amp; &quot; alt=&quot; &amp; CHAR(34) &amp; [.D722] &amp; CHAR(34) &amp; &quot;&gt;&lt;/a&gt;&quot; &amp;&#10;&quot;&amp;nbsp; &amp;nbsp; &quot; &amp; [.D722] &amp; &quot;&lt;br&gt;&quot;&#10;))">
            <text:p/>
          </table:table-cell>
        </table:table-row>
        <table:table-row table:style-name="ro1">
          <table:table-cell table:style-name="Default"/>
          <table:table-cell table:style-name="Default" table:formula="of:=IF(LEFT([.A72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23];3;FIND(&quot;:&quot;;[.A723])-3) &amp; &quot; &lt;br&gt;&quot;;&quot;&quot;)">
            <text:p/>
          </table:table-cell>
          <table:table-cell table:style-name="ce6" table:formula="of:=IF([.B723]=&quot;Y&quot;;MID([.A723];3;FIND(&quot;:&quot;;[.A723];1)-3);IF(&#10;RIGHT(RIGHT([.A723]; 1))=&quot;@&quot;;0;&#10;[.A723]))" office:value-type="float" office:value="0" calcext:value-type="float">
            <text:p>0</text:p>
          </table:table-cell>
          <table:table-cell table:formula="of:=IF([.B723]=&quot;Y&quot;;[.D723];[.E722])" office:value-type="string" office:string-value="emblems" calcext:value-type="string">
            <text:p>emblems</text:p>
          </table:table-cell>
          <table:table-cell table:style-name="ce10" table:formula="of:=IF([.D723]=0;&quot;&quot;;IF([.B723]=&quot;Y&quot;;[.C723];&#10;&quot;&lt;a href=&quot; &amp; CHAR(34) &amp; &quot;#&quot; &amp; CHAR(34) &amp; &quot;&gt;&quot; &amp;&#10;&quot;&lt;img src=&quot; &amp; CHAR(34) &amp; &quot;https://github.com/ubuntu/yaru/blob/master/icons/Yaru/scalable/&quot; &amp; [.E723] &amp; &quot;/&quot; &amp; [.A723] &amp; &quot;.svg&quot; &amp; CHAR(34) &amp; &#10;&quot; width=&quot; &amp; CHAR(34) &amp; &quot;22&quot; &amp; CHAR(34) &amp; &quot; alt=&quot; &amp; CHAR(34) &amp; [.D723] &amp; CHAR(34) &amp; &quot;&gt;&lt;/a&gt;&quot; &amp;&#10;&quot;&amp;nbsp; &amp;nbsp; &quot; &amp; [.D723] &amp; &quot;&lt;br&gt;&quot;&#10;))">
            <text:p/>
          </table:table-cell>
        </table:table-row>
        <table:table-row table:style-name="ro1">
          <table:table-cell office:value-type="string" calcext:value-type="string">
            <text:p>./emotes:</text:p>
          </table:table-cell>
          <table:table-cell table:formula="of:=IF(LEFT([.A724];1)=&quot;.&quot;;&quot;Y&quot;;&quot;N&quot;)" office:value-type="string" office:string-value="Y" calcext:value-type="string">
            <text:p>Y</text:p>
          </table:table-cell>
          <table:table-cell table:formula="of:=IFERROR(&quot;## &quot; &amp; MID([.A724];3;FIND(&quot;:&quot;;[.A724])-3) &amp; &quot; &lt;br&gt;&quot;;&quot;&quot;)" office:value-type="string" office:string-value="## emotes &lt;br&gt;" calcext:value-type="string">
            <text:p>## emotes &lt;br&gt;</text:p>
          </table:table-cell>
          <table:table-cell table:formula="of:=IF([.B724]=&quot;Y&quot;;MID([.A724];3;FIND(&quot;:&quot;;[.A724];1)-3);IF(&#10;RIGHT(RIGHT([.A724]; 1))=&quot;@&quot;;0;&#10;[.A724]))" office:value-type="string" office:string-value="emotes" calcext:value-type="string">
            <text:p>emotes</text:p>
          </table:table-cell>
          <table:table-cell table:formula="of:=IF([.B724]=&quot;Y&quot;;[.D724];[.E723])" office:value-type="string" office:string-value="emotes" calcext:value-type="string">
            <text:p>emotes</text:p>
          </table:table-cell>
          <table:table-cell table:style-name="ce10" table:formula="of:=IF([.D724]=0;&quot;&quot;;IF([.B724]=&quot;Y&quot;;[.C724];&#10;&quot;&lt;a href=&quot; &amp; CHAR(34) &amp; &quot;#&quot; &amp; CHAR(34) &amp; &quot;&gt;&quot; &amp;&#10;&quot;&lt;img src=&quot; &amp; CHAR(34) &amp; &quot;https://github.com/ubuntu/yaru/blob/master/icons/Yaru/scalable/&quot; &amp; [.E724] &amp; &quot;/&quot; &amp; [.A724] &amp; &quot;.svg&quot; &amp; CHAR(34) &amp; &#10;&quot; width=&quot; &amp; CHAR(34) &amp; &quot;22&quot; &amp; CHAR(34) &amp; &quot; alt=&quot; &amp; CHAR(34) &amp; [.D724] &amp; CHAR(34) &amp; &quot;&gt;&lt;/a&gt;&quot; &amp;&#10;&quot;&amp;nbsp; &amp;nbsp; &quot; &amp; [.D724] &amp; &quot;&lt;br&gt;&quot;&#10;))" office:value-type="string" office:string-value="## emotes &lt;br&gt;" calcext:value-type="string">
            <text:p>## emotes &lt;br&gt;</text:p>
          </table:table-cell>
        </table:table-row>
        <table:table-row table:style-name="ro1">
          <table:table-cell office:value-type="string" calcext:value-type="string">
            <text:p>emote-love-symbolic</text:p>
          </table:table-cell>
          <table:table-cell table:formula="of:=IF(LEFT([.A725];1)=&quot;.&quot;;&quot;Y&quot;;&quot;N&quot;)" office:value-type="string" office:string-value="N" calcext:value-type="string">
            <text:p>N</text:p>
          </table:table-cell>
          <table:table-cell table:formula="of:=IFERROR(&quot;## &quot; &amp; MID([.A725];3;FIND(&quot;:&quot;;[.A725])-3) &amp; &quot; &lt;br&gt;&quot;;&quot;&quot;)">
            <text:p/>
          </table:table-cell>
          <table:table-cell table:formula="of:=IF([.B725]=&quot;Y&quot;;MID([.A725];3;FIND(&quot;:&quot;;[.A725];1)-3);IF(&#10;RIGHT(RIGHT([.A725]; 1))=&quot;@&quot;;0;&#10;[.A725]))" office:value-type="string" office:string-value="emote-love-symbolic" calcext:value-type="string">
            <text:p>emote-love-symbolic</text:p>
          </table:table-cell>
          <table:table-cell table:formula="of:=IF([.B725]=&quot;Y&quot;;[.D725];[.E724])" office:value-type="string" office:string-value="emotes" calcext:value-type="string">
            <text:p>emotes</text:p>
          </table:table-cell>
          <table:table-cell table:style-name="ce10" table:formula="of:=IF([.D725]=0;&quot;&quot;;IF([.B725]=&quot;Y&quot;;[.C725];&#10;&quot;&lt;a href=&quot; &amp; CHAR(34) &amp; &quot;#&quot; &amp; CHAR(34) &amp; &quot;&gt;&quot; &amp;&#10;&quot;&lt;img src=&quot; &amp; CHAR(34) &amp; &quot;https://github.com/ubuntu/yaru/blob/master/icons/Yaru/scalable/&quot; &amp; [.E725] &amp; &quot;/&quot; &amp; [.A725] &amp; &quot;.svg&quot; &amp; CHAR(34) &amp; &#10;&quot; width=&quot; &amp; CHAR(34) &amp; &quot;22&quot; &amp; CHAR(34) &amp; &quot; alt=&quot; &amp; CHAR(34) &amp; [.D725] &amp; CHAR(34) &amp; &quot;&gt;&lt;/a&gt;&quot; &amp;&#10;&quot;&amp;nbsp; &amp;nbsp; &quot; &amp; [.D725] &amp; &quot;&lt;br&gt;&quot;&#10;))" office:value-type="string" office:string-value="&lt;a href=&quot;#&quot;&gt;&lt;img src=&quot;https://github.com/ubuntu/yaru/blob/master/icons/Yaru/scalable/emotes/emote-love-symbolic.svg&quot; width=&quot;22&quot; alt=&quot;emote-love-symbolic&quot;&gt;&lt;/a&gt;&amp;nbsp; &amp;nbsp; emote-love-symbolic&lt;br&gt;" calcext:value-type="string">
            <text:p>&lt;a href="#"&gt;&lt;img src="https://github.com/ubuntu/yaru/blob/master/icons/Yaru/scalable/emotes/emote-love-symbolic.svg" width="22" alt="emote-love-symbolic"&gt;&lt;/a&gt;&amp;nbsp; &amp;nbsp; emote-love-symbolic&lt;br&gt;</text:p>
          </table:table-cell>
        </table:table-row>
        <table:table-row table:style-name="ro1">
          <table:table-cell office:value-type="string" calcext:value-type="string">
            <text:p>face-angel-symbolic</text:p>
          </table:table-cell>
          <table:table-cell table:formula="of:=IF(LEFT([.A726];1)=&quot;.&quot;;&quot;Y&quot;;&quot;N&quot;)" office:value-type="string" office:string-value="N" calcext:value-type="string">
            <text:p>N</text:p>
          </table:table-cell>
          <table:table-cell table:formula="of:=IFERROR(&quot;## &quot; &amp; MID([.A726];3;FIND(&quot;:&quot;;[.A726])-3) &amp; &quot; &lt;br&gt;&quot;;&quot;&quot;)">
            <text:p/>
          </table:table-cell>
          <table:table-cell table:formula="of:=IF([.B726]=&quot;Y&quot;;MID([.A726];3;FIND(&quot;:&quot;;[.A726];1)-3);IF(&#10;RIGHT(RIGHT([.A726]; 1))=&quot;@&quot;;0;&#10;[.A726]))" office:value-type="string" office:string-value="face-angel-symbolic" calcext:value-type="string">
            <text:p>face-angel-symbolic</text:p>
          </table:table-cell>
          <table:table-cell table:formula="of:=IF([.B726]=&quot;Y&quot;;[.D726];[.E725])" office:value-type="string" office:string-value="emotes" calcext:value-type="string">
            <text:p>emotes</text:p>
          </table:table-cell>
          <table:table-cell table:style-name="ce10" table:formula="of:=IF([.D726]=0;&quot;&quot;;IF([.B726]=&quot;Y&quot;;[.C726];&#10;&quot;&lt;a href=&quot; &amp; CHAR(34) &amp; &quot;#&quot; &amp; CHAR(34) &amp; &quot;&gt;&quot; &amp;&#10;&quot;&lt;img src=&quot; &amp; CHAR(34) &amp; &quot;https://github.com/ubuntu/yaru/blob/master/icons/Yaru/scalable/&quot; &amp; [.E726] &amp; &quot;/&quot; &amp; [.A726] &amp; &quot;.svg&quot; &amp; CHAR(34) &amp; &#10;&quot; width=&quot; &amp; CHAR(34) &amp; &quot;22&quot; &amp; CHAR(34) &amp; &quot; alt=&quot; &amp; CHAR(34) &amp; [.D726] &amp; CHAR(34) &amp; &quot;&gt;&lt;/a&gt;&quot; &amp;&#10;&quot;&amp;nbsp; &amp;nbsp; &quot; &amp; [.D726] &amp; &quot;&lt;br&gt;&quot;&#10;))" office:value-type="string" office:string-value="&lt;a href=&quot;#&quot;&gt;&lt;img src=&quot;https://github.com/ubuntu/yaru/blob/master/icons/Yaru/scalable/emotes/face-angel-symbolic.svg&quot; width=&quot;22&quot; alt=&quot;face-angel-symbolic&quot;&gt;&lt;/a&gt;&amp;nbsp; &amp;nbsp; face-angel-symbolic&lt;br&gt;" calcext:value-type="string">
            <text:p>&lt;a href="#"&gt;&lt;img src="https://github.com/ubuntu/yaru/blob/master/icons/Yaru/scalable/emotes/face-angel-symbolic.svg" width="22" alt="face-angel-symbolic"&gt;&lt;/a&gt;&amp;nbsp; &amp;nbsp; face-angel-symbolic&lt;br&gt;</text:p>
          </table:table-cell>
        </table:table-row>
        <table:table-row table:style-name="ro1">
          <table:table-cell office:value-type="string" calcext:value-type="string">
            <text:p>face-angry-symbolic</text:p>
          </table:table-cell>
          <table:table-cell table:formula="of:=IF(LEFT([.A727];1)=&quot;.&quot;;&quot;Y&quot;;&quot;N&quot;)" office:value-type="string" office:string-value="N" calcext:value-type="string">
            <text:p>N</text:p>
          </table:table-cell>
          <table:table-cell table:formula="of:=IFERROR(&quot;## &quot; &amp; MID([.A727];3;FIND(&quot;:&quot;;[.A727])-3) &amp; &quot; &lt;br&gt;&quot;;&quot;&quot;)">
            <text:p/>
          </table:table-cell>
          <table:table-cell table:formula="of:=IF([.B727]=&quot;Y&quot;;MID([.A727];3;FIND(&quot;:&quot;;[.A727];1)-3);IF(&#10;RIGHT(RIGHT([.A727]; 1))=&quot;@&quot;;0;&#10;[.A727]))" office:value-type="string" office:string-value="face-angry-symbolic" calcext:value-type="string">
            <text:p>face-angry-symbolic</text:p>
          </table:table-cell>
          <table:table-cell table:formula="of:=IF([.B727]=&quot;Y&quot;;[.D727];[.E726])" office:value-type="string" office:string-value="emotes" calcext:value-type="string">
            <text:p>emotes</text:p>
          </table:table-cell>
          <table:table-cell table:style-name="ce10" table:formula="of:=IF([.D727]=0;&quot;&quot;;IF([.B727]=&quot;Y&quot;;[.C727];&#10;&quot;&lt;a href=&quot; &amp; CHAR(34) &amp; &quot;#&quot; &amp; CHAR(34) &amp; &quot;&gt;&quot; &amp;&#10;&quot;&lt;img src=&quot; &amp; CHAR(34) &amp; &quot;https://github.com/ubuntu/yaru/blob/master/icons/Yaru/scalable/&quot; &amp; [.E727] &amp; &quot;/&quot; &amp; [.A727] &amp; &quot;.svg&quot; &amp; CHAR(34) &amp; &#10;&quot; width=&quot; &amp; CHAR(34) &amp; &quot;22&quot; &amp; CHAR(34) &amp; &quot; alt=&quot; &amp; CHAR(34) &amp; [.D727] &amp; CHAR(34) &amp; &quot;&gt;&lt;/a&gt;&quot; &amp;&#10;&quot;&amp;nbsp; &amp;nbsp; &quot; &amp; [.D727] &amp; &quot;&lt;br&gt;&quot;&#10;))" office:value-type="string" office:string-value="&lt;a href=&quot;#&quot;&gt;&lt;img src=&quot;https://github.com/ubuntu/yaru/blob/master/icons/Yaru/scalable/emotes/face-angry-symbolic.svg&quot; width=&quot;22&quot; alt=&quot;face-angry-symbolic&quot;&gt;&lt;/a&gt;&amp;nbsp; &amp;nbsp; face-angry-symbolic&lt;br&gt;" calcext:value-type="string">
            <text:p>&lt;a href="#"&gt;&lt;img src="https://github.com/ubuntu/yaru/blob/master/icons/Yaru/scalable/emotes/face-angry-symbolic.svg" width="22" alt="face-angry-symbolic"&gt;&lt;/a&gt;&amp;nbsp; &amp;nbsp; face-angry-symbolic&lt;br&gt;</text:p>
          </table:table-cell>
        </table:table-row>
        <table:table-row table:style-name="ro1">
          <table:table-cell office:value-type="string" calcext:value-type="string">
            <text:p>face-confused-symbolic</text:p>
          </table:table-cell>
          <table:table-cell table:formula="of:=IF(LEFT([.A728];1)=&quot;.&quot;;&quot;Y&quot;;&quot;N&quot;)" office:value-type="string" office:string-value="N" calcext:value-type="string">
            <text:p>N</text:p>
          </table:table-cell>
          <table:table-cell table:formula="of:=IFERROR(&quot;## &quot; &amp; MID([.A728];3;FIND(&quot;:&quot;;[.A728])-3) &amp; &quot; &lt;br&gt;&quot;;&quot;&quot;)">
            <text:p/>
          </table:table-cell>
          <table:table-cell table:formula="of:=IF([.B728]=&quot;Y&quot;;MID([.A728];3;FIND(&quot;:&quot;;[.A728];1)-3);IF(&#10;RIGHT(RIGHT([.A728]; 1))=&quot;@&quot;;0;&#10;[.A728]))" office:value-type="string" office:string-value="face-confused-symbolic" calcext:value-type="string">
            <text:p>face-confused-symbolic</text:p>
          </table:table-cell>
          <table:table-cell table:formula="of:=IF([.B728]=&quot;Y&quot;;[.D728];[.E727])" office:value-type="string" office:string-value="emotes" calcext:value-type="string">
            <text:p>emotes</text:p>
          </table:table-cell>
          <table:table-cell table:style-name="ce10" table:formula="of:=IF([.D728]=0;&quot;&quot;;IF([.B728]=&quot;Y&quot;;[.C728];&#10;&quot;&lt;a href=&quot; &amp; CHAR(34) &amp; &quot;#&quot; &amp; CHAR(34) &amp; &quot;&gt;&quot; &amp;&#10;&quot;&lt;img src=&quot; &amp; CHAR(34) &amp; &quot;https://github.com/ubuntu/yaru/blob/master/icons/Yaru/scalable/&quot; &amp; [.E728] &amp; &quot;/&quot; &amp; [.A728] &amp; &quot;.svg&quot; &amp; CHAR(34) &amp; &#10;&quot; width=&quot; &amp; CHAR(34) &amp; &quot;22&quot; &amp; CHAR(34) &amp; &quot; alt=&quot; &amp; CHAR(34) &amp; [.D728] &amp; CHAR(34) &amp; &quot;&gt;&lt;/a&gt;&quot; &amp;&#10;&quot;&amp;nbsp; &amp;nbsp; &quot; &amp; [.D728] &amp; &quot;&lt;br&gt;&quot;&#10;))" office:value-type="string" office:string-value="&lt;a href=&quot;#&quot;&gt;&lt;img src=&quot;https://github.com/ubuntu/yaru/blob/master/icons/Yaru/scalable/emotes/face-confused-symbolic.svg&quot; width=&quot;22&quot; alt=&quot;face-confused-symbolic&quot;&gt;&lt;/a&gt;&amp;nbsp; &amp;nbsp; face-confused-symbolic&lt;br&gt;" calcext:value-type="string">
            <text:p>&lt;a href="#"&gt;&lt;img src="https://github.com/ubuntu/yaru/blob/master/icons/Yaru/scalable/emotes/face-confused-symbolic.svg" width="22" alt="face-confused-symbolic"&gt;&lt;/a&gt;&amp;nbsp; &amp;nbsp; face-confused-symbolic&lt;br&gt;</text:p>
          </table:table-cell>
        </table:table-row>
        <table:table-row table:style-name="ro1">
          <table:table-cell office:value-type="string" calcext:value-type="string">
            <text:p>face-cool-symbolic</text:p>
          </table:table-cell>
          <table:table-cell table:formula="of:=IF(LEFT([.A729];1)=&quot;.&quot;;&quot;Y&quot;;&quot;N&quot;)" office:value-type="string" office:string-value="N" calcext:value-type="string">
            <text:p>N</text:p>
          </table:table-cell>
          <table:table-cell table:formula="of:=IFERROR(&quot;## &quot; &amp; MID([.A729];3;FIND(&quot;:&quot;;[.A729])-3) &amp; &quot; &lt;br&gt;&quot;;&quot;&quot;)">
            <text:p/>
          </table:table-cell>
          <table:table-cell table:formula="of:=IF([.B729]=&quot;Y&quot;;MID([.A729];3;FIND(&quot;:&quot;;[.A729];1)-3);IF(&#10;RIGHT(RIGHT([.A729]; 1))=&quot;@&quot;;0;&#10;[.A729]))" office:value-type="string" office:string-value="face-cool-symbolic" calcext:value-type="string">
            <text:p>face-cool-symbolic</text:p>
          </table:table-cell>
          <table:table-cell table:formula="of:=IF([.B729]=&quot;Y&quot;;[.D729];[.E728])" office:value-type="string" office:string-value="emotes" calcext:value-type="string">
            <text:p>emotes</text:p>
          </table:table-cell>
          <table:table-cell table:style-name="ce10" table:formula="of:=IF([.D729]=0;&quot;&quot;;IF([.B729]=&quot;Y&quot;;[.C729];&#10;&quot;&lt;a href=&quot; &amp; CHAR(34) &amp; &quot;#&quot; &amp; CHAR(34) &amp; &quot;&gt;&quot; &amp;&#10;&quot;&lt;img src=&quot; &amp; CHAR(34) &amp; &quot;https://github.com/ubuntu/yaru/blob/master/icons/Yaru/scalable/&quot; &amp; [.E729] &amp; &quot;/&quot; &amp; [.A729] &amp; &quot;.svg&quot; &amp; CHAR(34) &amp; &#10;&quot; width=&quot; &amp; CHAR(34) &amp; &quot;22&quot; &amp; CHAR(34) &amp; &quot; alt=&quot; &amp; CHAR(34) &amp; [.D729] &amp; CHAR(34) &amp; &quot;&gt;&lt;/a&gt;&quot; &amp;&#10;&quot;&amp;nbsp; &amp;nbsp; &quot; &amp; [.D729] &amp; &quot;&lt;br&gt;&quot;&#10;))" office:value-type="string" office:string-value="&lt;a href=&quot;#&quot;&gt;&lt;img src=&quot;https://github.com/ubuntu/yaru/blob/master/icons/Yaru/scalable/emotes/face-cool-symbolic.svg&quot; width=&quot;22&quot; alt=&quot;face-cool-symbolic&quot;&gt;&lt;/a&gt;&amp;nbsp; &amp;nbsp; face-cool-symbolic&lt;br&gt;" calcext:value-type="string">
            <text:p>&lt;a href="#"&gt;&lt;img src="https://github.com/ubuntu/yaru/blob/master/icons/Yaru/scalable/emotes/face-cool-symbolic.svg" width="22" alt="face-cool-symbolic"&gt;&lt;/a&gt;&amp;nbsp; &amp;nbsp; face-cool-symbolic&lt;br&gt;</text:p>
          </table:table-cell>
        </table:table-row>
        <table:table-row table:style-name="ro1">
          <table:table-cell office:value-type="string" calcext:value-type="string">
            <text:p>face-crying-symbolic</text:p>
          </table:table-cell>
          <table:table-cell table:formula="of:=IF(LEFT([.A730];1)=&quot;.&quot;;&quot;Y&quot;;&quot;N&quot;)" office:value-type="string" office:string-value="N" calcext:value-type="string">
            <text:p>N</text:p>
          </table:table-cell>
          <table:table-cell table:formula="of:=IFERROR(&quot;## &quot; &amp; MID([.A730];3;FIND(&quot;:&quot;;[.A730])-3) &amp; &quot; &lt;br&gt;&quot;;&quot;&quot;)">
            <text:p/>
          </table:table-cell>
          <table:table-cell table:formula="of:=IF([.B730]=&quot;Y&quot;;MID([.A730];3;FIND(&quot;:&quot;;[.A730];1)-3);IF(&#10;RIGHT(RIGHT([.A730]; 1))=&quot;@&quot;;0;&#10;[.A730]))" office:value-type="string" office:string-value="face-crying-symbolic" calcext:value-type="string">
            <text:p>face-crying-symbolic</text:p>
          </table:table-cell>
          <table:table-cell table:formula="of:=IF([.B730]=&quot;Y&quot;;[.D730];[.E729])" office:value-type="string" office:string-value="emotes" calcext:value-type="string">
            <text:p>emotes</text:p>
          </table:table-cell>
          <table:table-cell table:style-name="ce10" table:formula="of:=IF([.D730]=0;&quot;&quot;;IF([.B730]=&quot;Y&quot;;[.C730];&#10;&quot;&lt;a href=&quot; &amp; CHAR(34) &amp; &quot;#&quot; &amp; CHAR(34) &amp; &quot;&gt;&quot; &amp;&#10;&quot;&lt;img src=&quot; &amp; CHAR(34) &amp; &quot;https://github.com/ubuntu/yaru/blob/master/icons/Yaru/scalable/&quot; &amp; [.E730] &amp; &quot;/&quot; &amp; [.A730] &amp; &quot;.svg&quot; &amp; CHAR(34) &amp; &#10;&quot; width=&quot; &amp; CHAR(34) &amp; &quot;22&quot; &amp; CHAR(34) &amp; &quot; alt=&quot; &amp; CHAR(34) &amp; [.D730] &amp; CHAR(34) &amp; &quot;&gt;&lt;/a&gt;&quot; &amp;&#10;&quot;&amp;nbsp; &amp;nbsp; &quot; &amp; [.D730] &amp; &quot;&lt;br&gt;&quot;&#10;))" office:value-type="string" office:string-value="&lt;a href=&quot;#&quot;&gt;&lt;img src=&quot;https://github.com/ubuntu/yaru/blob/master/icons/Yaru/scalable/emotes/face-crying-symbolic.svg&quot; width=&quot;22&quot; alt=&quot;face-crying-symbolic&quot;&gt;&lt;/a&gt;&amp;nbsp; &amp;nbsp; face-crying-symbolic&lt;br&gt;" calcext:value-type="string">
            <text:p>&lt;a href="#"&gt;&lt;img src="https://github.com/ubuntu/yaru/blob/master/icons/Yaru/scalable/emotes/face-crying-symbolic.svg" width="22" alt="face-crying-symbolic"&gt;&lt;/a&gt;&amp;nbsp; &amp;nbsp; face-crying-symbolic&lt;br&gt;</text:p>
          </table:table-cell>
        </table:table-row>
        <table:table-row table:style-name="ro1">
          <table:table-cell office:value-type="string" calcext:value-type="string">
            <text:p>face-devilish-symbolic</text:p>
          </table:table-cell>
          <table:table-cell table:formula="of:=IF(LEFT([.A731];1)=&quot;.&quot;;&quot;Y&quot;;&quot;N&quot;)" office:value-type="string" office:string-value="N" calcext:value-type="string">
            <text:p>N</text:p>
          </table:table-cell>
          <table:table-cell table:formula="of:=IFERROR(&quot;## &quot; &amp; MID([.A731];3;FIND(&quot;:&quot;;[.A731])-3) &amp; &quot; &lt;br&gt;&quot;;&quot;&quot;)">
            <text:p/>
          </table:table-cell>
          <table:table-cell table:formula="of:=IF([.B731]=&quot;Y&quot;;MID([.A731];3;FIND(&quot;:&quot;;[.A731];1)-3);IF(&#10;RIGHT(RIGHT([.A731]; 1))=&quot;@&quot;;0;&#10;[.A731]))" office:value-type="string" office:string-value="face-devilish-symbolic" calcext:value-type="string">
            <text:p>face-devilish-symbolic</text:p>
          </table:table-cell>
          <table:table-cell table:formula="of:=IF([.B731]=&quot;Y&quot;;[.D731];[.E730])" office:value-type="string" office:string-value="emotes" calcext:value-type="string">
            <text:p>emotes</text:p>
          </table:table-cell>
          <table:table-cell table:style-name="ce10" table:formula="of:=IF([.D731]=0;&quot;&quot;;IF([.B731]=&quot;Y&quot;;[.C731];&#10;&quot;&lt;a href=&quot; &amp; CHAR(34) &amp; &quot;#&quot; &amp; CHAR(34) &amp; &quot;&gt;&quot; &amp;&#10;&quot;&lt;img src=&quot; &amp; CHAR(34) &amp; &quot;https://github.com/ubuntu/yaru/blob/master/icons/Yaru/scalable/&quot; &amp; [.E731] &amp; &quot;/&quot; &amp; [.A731] &amp; &quot;.svg&quot; &amp; CHAR(34) &amp; &#10;&quot; width=&quot; &amp; CHAR(34) &amp; &quot;22&quot; &amp; CHAR(34) &amp; &quot; alt=&quot; &amp; CHAR(34) &amp; [.D731] &amp; CHAR(34) &amp; &quot;&gt;&lt;/a&gt;&quot; &amp;&#10;&quot;&amp;nbsp; &amp;nbsp; &quot; &amp; [.D731] &amp; &quot;&lt;br&gt;&quot;&#10;))" office:value-type="string" office:string-value="&lt;a href=&quot;#&quot;&gt;&lt;img src=&quot;https://github.com/ubuntu/yaru/blob/master/icons/Yaru/scalable/emotes/face-devilish-symbolic.svg&quot; width=&quot;22&quot; alt=&quot;face-devilish-symbolic&quot;&gt;&lt;/a&gt;&amp;nbsp; &amp;nbsp; face-devilish-symbolic&lt;br&gt;" calcext:value-type="string">
            <text:p>&lt;a href="#"&gt;&lt;img src="https://github.com/ubuntu/yaru/blob/master/icons/Yaru/scalable/emotes/face-devilish-symbolic.svg" width="22" alt="face-devilish-symbolic"&gt;&lt;/a&gt;&amp;nbsp; &amp;nbsp; face-devilish-symbolic&lt;br&gt;</text:p>
          </table:table-cell>
        </table:table-row>
        <table:table-row table:style-name="ro1">
          <table:table-cell office:value-type="string" calcext:value-type="string">
            <text:p>face-embarrassed-symbolic</text:p>
          </table:table-cell>
          <table:table-cell table:formula="of:=IF(LEFT([.A732];1)=&quot;.&quot;;&quot;Y&quot;;&quot;N&quot;)" office:value-type="string" office:string-value="N" calcext:value-type="string">
            <text:p>N</text:p>
          </table:table-cell>
          <table:table-cell table:formula="of:=IFERROR(&quot;## &quot; &amp; MID([.A732];3;FIND(&quot;:&quot;;[.A732])-3) &amp; &quot; &lt;br&gt;&quot;;&quot;&quot;)">
            <text:p/>
          </table:table-cell>
          <table:table-cell table:formula="of:=IF([.B732]=&quot;Y&quot;;MID([.A732];3;FIND(&quot;:&quot;;[.A732];1)-3);IF(&#10;RIGHT(RIGHT([.A732]; 1))=&quot;@&quot;;0;&#10;[.A732]))" office:value-type="string" office:string-value="face-embarrassed-symbolic" calcext:value-type="string">
            <text:p>face-embarrassed-symbolic</text:p>
          </table:table-cell>
          <table:table-cell table:formula="of:=IF([.B732]=&quot;Y&quot;;[.D732];[.E731])" office:value-type="string" office:string-value="emotes" calcext:value-type="string">
            <text:p>emotes</text:p>
          </table:table-cell>
          <table:table-cell table:style-name="ce10" table:formula="of:=IF([.D732]=0;&quot;&quot;;IF([.B732]=&quot;Y&quot;;[.C732];&#10;&quot;&lt;a href=&quot; &amp; CHAR(34) &amp; &quot;#&quot; &amp; CHAR(34) &amp; &quot;&gt;&quot; &amp;&#10;&quot;&lt;img src=&quot; &amp; CHAR(34) &amp; &quot;https://github.com/ubuntu/yaru/blob/master/icons/Yaru/scalable/&quot; &amp; [.E732] &amp; &quot;/&quot; &amp; [.A732] &amp; &quot;.svg&quot; &amp; CHAR(34) &amp; &#10;&quot; width=&quot; &amp; CHAR(34) &amp; &quot;22&quot; &amp; CHAR(34) &amp; &quot; alt=&quot; &amp; CHAR(34) &amp; [.D732] &amp; CHAR(34) &amp; &quot;&gt;&lt;/a&gt;&quot; &amp;&#10;&quot;&amp;nbsp; &amp;nbsp; &quot; &amp; [.D732] &amp; &quot;&lt;br&gt;&quot;&#10;))" office:value-type="string" office:string-value="&lt;a href=&quot;#&quot;&gt;&lt;img src=&quot;https://github.com/ubuntu/yaru/blob/master/icons/Yaru/scalable/emotes/face-embarrassed-symbolic.svg&quot; width=&quot;22&quot; alt=&quot;face-embarrassed-symbolic&quot;&gt;&lt;/a&gt;&amp;nbsp; &amp;nbsp; face-embarrassed-symbolic&lt;br&gt;" calcext:value-type="string">
            <text:p>&lt;a href="#"&gt;&lt;img src="https://github.com/ubuntu/yaru/blob/master/icons/Yaru/scalable/emotes/face-embarrassed-symbolic.svg" width="22" alt="face-embarrassed-symbolic"&gt;&lt;/a&gt;&amp;nbsp; &amp;nbsp; face-embarrassed-symbolic&lt;br&gt;</text:p>
          </table:table-cell>
        </table:table-row>
        <table:table-row table:style-name="ro1">
          <table:table-cell office:value-type="string" calcext:value-type="string">
            <text:p>face-glasses-symbolic</text:p>
          </table:table-cell>
          <table:table-cell table:formula="of:=IF(LEFT([.A733];1)=&quot;.&quot;;&quot;Y&quot;;&quot;N&quot;)" office:value-type="string" office:string-value="N" calcext:value-type="string">
            <text:p>N</text:p>
          </table:table-cell>
          <table:table-cell table:formula="of:=IFERROR(&quot;## &quot; &amp; MID([.A733];3;FIND(&quot;:&quot;;[.A733])-3) &amp; &quot; &lt;br&gt;&quot;;&quot;&quot;)">
            <text:p/>
          </table:table-cell>
          <table:table-cell table:formula="of:=IF([.B733]=&quot;Y&quot;;MID([.A733];3;FIND(&quot;:&quot;;[.A733];1)-3);IF(&#10;RIGHT(RIGHT([.A733]; 1))=&quot;@&quot;;0;&#10;[.A733]))" office:value-type="string" office:string-value="face-glasses-symbolic" calcext:value-type="string">
            <text:p>face-glasses-symbolic</text:p>
          </table:table-cell>
          <table:table-cell table:formula="of:=IF([.B733]=&quot;Y&quot;;[.D733];[.E732])" office:value-type="string" office:string-value="emotes" calcext:value-type="string">
            <text:p>emotes</text:p>
          </table:table-cell>
          <table:table-cell table:style-name="ce10" table:formula="of:=IF([.D733]=0;&quot;&quot;;IF([.B733]=&quot;Y&quot;;[.C733];&#10;&quot;&lt;a href=&quot; &amp; CHAR(34) &amp; &quot;#&quot; &amp; CHAR(34) &amp; &quot;&gt;&quot; &amp;&#10;&quot;&lt;img src=&quot; &amp; CHAR(34) &amp; &quot;https://github.com/ubuntu/yaru/blob/master/icons/Yaru/scalable/&quot; &amp; [.E733] &amp; &quot;/&quot; &amp; [.A733] &amp; &quot;.svg&quot; &amp; CHAR(34) &amp; &#10;&quot; width=&quot; &amp; CHAR(34) &amp; &quot;22&quot; &amp; CHAR(34) &amp; &quot; alt=&quot; &amp; CHAR(34) &amp; [.D733] &amp; CHAR(34) &amp; &quot;&gt;&lt;/a&gt;&quot; &amp;&#10;&quot;&amp;nbsp; &amp;nbsp; &quot; &amp; [.D733] &amp; &quot;&lt;br&gt;&quot;&#10;))" office:value-type="string" office:string-value="&lt;a href=&quot;#&quot;&gt;&lt;img src=&quot;https://github.com/ubuntu/yaru/blob/master/icons/Yaru/scalable/emotes/face-glasses-symbolic.svg&quot; width=&quot;22&quot; alt=&quot;face-glasses-symbolic&quot;&gt;&lt;/a&gt;&amp;nbsp; &amp;nbsp; face-glasses-symbolic&lt;br&gt;" calcext:value-type="string">
            <text:p>&lt;a href="#"&gt;&lt;img src="https://github.com/ubuntu/yaru/blob/master/icons/Yaru/scalable/emotes/face-glasses-symbolic.svg" width="22" alt="face-glasses-symbolic"&gt;&lt;/a&gt;&amp;nbsp; &amp;nbsp; face-glasses-symbolic&lt;br&gt;</text:p>
          </table:table-cell>
        </table:table-row>
        <table:table-row table:style-name="ro1">
          <table:table-cell office:value-type="string" calcext:value-type="string">
            <text:p>face-kiss-symbolic</text:p>
          </table:table-cell>
          <table:table-cell table:formula="of:=IF(LEFT([.A734];1)=&quot;.&quot;;&quot;Y&quot;;&quot;N&quot;)" office:value-type="string" office:string-value="N" calcext:value-type="string">
            <text:p>N</text:p>
          </table:table-cell>
          <table:table-cell table:formula="of:=IFERROR(&quot;## &quot; &amp; MID([.A734];3;FIND(&quot;:&quot;;[.A734])-3) &amp; &quot; &lt;br&gt;&quot;;&quot;&quot;)">
            <text:p/>
          </table:table-cell>
          <table:table-cell table:formula="of:=IF([.B734]=&quot;Y&quot;;MID([.A734];3;FIND(&quot;:&quot;;[.A734];1)-3);IF(&#10;RIGHT(RIGHT([.A734]; 1))=&quot;@&quot;;0;&#10;[.A734]))" office:value-type="string" office:string-value="face-kiss-symbolic" calcext:value-type="string">
            <text:p>face-kiss-symbolic</text:p>
          </table:table-cell>
          <table:table-cell table:formula="of:=IF([.B734]=&quot;Y&quot;;[.D734];[.E733])" office:value-type="string" office:string-value="emotes" calcext:value-type="string">
            <text:p>emotes</text:p>
          </table:table-cell>
          <table:table-cell table:style-name="ce10" table:formula="of:=IF([.D734]=0;&quot;&quot;;IF([.B734]=&quot;Y&quot;;[.C734];&#10;&quot;&lt;a href=&quot; &amp; CHAR(34) &amp; &quot;#&quot; &amp; CHAR(34) &amp; &quot;&gt;&quot; &amp;&#10;&quot;&lt;img src=&quot; &amp; CHAR(34) &amp; &quot;https://github.com/ubuntu/yaru/blob/master/icons/Yaru/scalable/&quot; &amp; [.E734] &amp; &quot;/&quot; &amp; [.A734] &amp; &quot;.svg&quot; &amp; CHAR(34) &amp; &#10;&quot; width=&quot; &amp; CHAR(34) &amp; &quot;22&quot; &amp; CHAR(34) &amp; &quot; alt=&quot; &amp; CHAR(34) &amp; [.D734] &amp; CHAR(34) &amp; &quot;&gt;&lt;/a&gt;&quot; &amp;&#10;&quot;&amp;nbsp; &amp;nbsp; &quot; &amp; [.D734] &amp; &quot;&lt;br&gt;&quot;&#10;))" office:value-type="string" office:string-value="&lt;a href=&quot;#&quot;&gt;&lt;img src=&quot;https://github.com/ubuntu/yaru/blob/master/icons/Yaru/scalable/emotes/face-kiss-symbolic.svg&quot; width=&quot;22&quot; alt=&quot;face-kiss-symbolic&quot;&gt;&lt;/a&gt;&amp;nbsp; &amp;nbsp; face-kiss-symbolic&lt;br&gt;" calcext:value-type="string">
            <text:p>&lt;a href="#"&gt;&lt;img src="https://github.com/ubuntu/yaru/blob/master/icons/Yaru/scalable/emotes/face-kiss-symbolic.svg" width="22" alt="face-kiss-symbolic"&gt;&lt;/a&gt;&amp;nbsp; &amp;nbsp; face-kiss-symbolic&lt;br&gt;</text:p>
          </table:table-cell>
        </table:table-row>
        <table:table-row table:style-name="ro1">
          <table:table-cell office:value-type="string" calcext:value-type="string">
            <text:p>face-laugh-symbolic</text:p>
          </table:table-cell>
          <table:table-cell table:formula="of:=IF(LEFT([.A735];1)=&quot;.&quot;;&quot;Y&quot;;&quot;N&quot;)" office:value-type="string" office:string-value="N" calcext:value-type="string">
            <text:p>N</text:p>
          </table:table-cell>
          <table:table-cell table:formula="of:=IFERROR(&quot;## &quot; &amp; MID([.A735];3;FIND(&quot;:&quot;;[.A735])-3) &amp; &quot; &lt;br&gt;&quot;;&quot;&quot;)">
            <text:p/>
          </table:table-cell>
          <table:table-cell table:formula="of:=IF([.B735]=&quot;Y&quot;;MID([.A735];3;FIND(&quot;:&quot;;[.A735];1)-3);IF(&#10;RIGHT(RIGHT([.A735]; 1))=&quot;@&quot;;0;&#10;[.A735]))" office:value-type="string" office:string-value="face-laugh-symbolic" calcext:value-type="string">
            <text:p>face-laugh-symbolic</text:p>
          </table:table-cell>
          <table:table-cell table:formula="of:=IF([.B735]=&quot;Y&quot;;[.D735];[.E734])" office:value-type="string" office:string-value="emotes" calcext:value-type="string">
            <text:p>emotes</text:p>
          </table:table-cell>
          <table:table-cell table:style-name="ce10" table:formula="of:=IF([.D735]=0;&quot;&quot;;IF([.B735]=&quot;Y&quot;;[.C735];&#10;&quot;&lt;a href=&quot; &amp; CHAR(34) &amp; &quot;#&quot; &amp; CHAR(34) &amp; &quot;&gt;&quot; &amp;&#10;&quot;&lt;img src=&quot; &amp; CHAR(34) &amp; &quot;https://github.com/ubuntu/yaru/blob/master/icons/Yaru/scalable/&quot; &amp; [.E735] &amp; &quot;/&quot; &amp; [.A735] &amp; &quot;.svg&quot; &amp; CHAR(34) &amp; &#10;&quot; width=&quot; &amp; CHAR(34) &amp; &quot;22&quot; &amp; CHAR(34) &amp; &quot; alt=&quot; &amp; CHAR(34) &amp; [.D735] &amp; CHAR(34) &amp; &quot;&gt;&lt;/a&gt;&quot; &amp;&#10;&quot;&amp;nbsp; &amp;nbsp; &quot; &amp; [.D735] &amp; &quot;&lt;br&gt;&quot;&#10;))" office:value-type="string" office:string-value="&lt;a href=&quot;#&quot;&gt;&lt;img src=&quot;https://github.com/ubuntu/yaru/blob/master/icons/Yaru/scalable/emotes/face-laugh-symbolic.svg&quot; width=&quot;22&quot; alt=&quot;face-laugh-symbolic&quot;&gt;&lt;/a&gt;&amp;nbsp; &amp;nbsp; face-laugh-symbolic&lt;br&gt;" calcext:value-type="string">
            <text:p>&lt;a href="#"&gt;&lt;img src="https://github.com/ubuntu/yaru/blob/master/icons/Yaru/scalable/emotes/face-laugh-symbolic.svg" width="22" alt="face-laugh-symbolic"&gt;&lt;/a&gt;&amp;nbsp; &amp;nbsp; face-laugh-symbolic&lt;br&gt;</text:p>
          </table:table-cell>
        </table:table-row>
        <table:table-row table:style-name="ro1">
          <table:table-cell office:value-type="string" calcext:value-type="string">
            <text:p>face-monkey-symbolic</text:p>
          </table:table-cell>
          <table:table-cell table:formula="of:=IF(LEFT([.A736];1)=&quot;.&quot;;&quot;Y&quot;;&quot;N&quot;)" office:value-type="string" office:string-value="N" calcext:value-type="string">
            <text:p>N</text:p>
          </table:table-cell>
          <table:table-cell table:formula="of:=IFERROR(&quot;## &quot; &amp; MID([.A736];3;FIND(&quot;:&quot;;[.A736])-3) &amp; &quot; &lt;br&gt;&quot;;&quot;&quot;)">
            <text:p/>
          </table:table-cell>
          <table:table-cell table:formula="of:=IF([.B736]=&quot;Y&quot;;MID([.A736];3;FIND(&quot;:&quot;;[.A736];1)-3);IF(&#10;RIGHT(RIGHT([.A736]; 1))=&quot;@&quot;;0;&#10;[.A736]))" office:value-type="string" office:string-value="face-monkey-symbolic" calcext:value-type="string">
            <text:p>face-monkey-symbolic</text:p>
          </table:table-cell>
          <table:table-cell table:formula="of:=IF([.B736]=&quot;Y&quot;;[.D736];[.E735])" office:value-type="string" office:string-value="emotes" calcext:value-type="string">
            <text:p>emotes</text:p>
          </table:table-cell>
          <table:table-cell table:style-name="ce10" table:formula="of:=IF([.D736]=0;&quot;&quot;;IF([.B736]=&quot;Y&quot;;[.C736];&#10;&quot;&lt;a href=&quot; &amp; CHAR(34) &amp; &quot;#&quot; &amp; CHAR(34) &amp; &quot;&gt;&quot; &amp;&#10;&quot;&lt;img src=&quot; &amp; CHAR(34) &amp; &quot;https://github.com/ubuntu/yaru/blob/master/icons/Yaru/scalable/&quot; &amp; [.E736] &amp; &quot;/&quot; &amp; [.A736] &amp; &quot;.svg&quot; &amp; CHAR(34) &amp; &#10;&quot; width=&quot; &amp; CHAR(34) &amp; &quot;22&quot; &amp; CHAR(34) &amp; &quot; alt=&quot; &amp; CHAR(34) &amp; [.D736] &amp; CHAR(34) &amp; &quot;&gt;&lt;/a&gt;&quot; &amp;&#10;&quot;&amp;nbsp; &amp;nbsp; &quot; &amp; [.D736] &amp; &quot;&lt;br&gt;&quot;&#10;))" office:value-type="string" office:string-value="&lt;a href=&quot;#&quot;&gt;&lt;img src=&quot;https://github.com/ubuntu/yaru/blob/master/icons/Yaru/scalable/emotes/face-monkey-symbolic.svg&quot; width=&quot;22&quot; alt=&quot;face-monkey-symbolic&quot;&gt;&lt;/a&gt;&amp;nbsp; &amp;nbsp; face-monkey-symbolic&lt;br&gt;" calcext:value-type="string">
            <text:p>&lt;a href="#"&gt;&lt;img src="https://github.com/ubuntu/yaru/blob/master/icons/Yaru/scalable/emotes/face-monkey-symbolic.svg" width="22" alt="face-monkey-symbolic"&gt;&lt;/a&gt;&amp;nbsp; &amp;nbsp; face-monkey-symbolic&lt;br&gt;</text:p>
          </table:table-cell>
        </table:table-row>
        <table:table-row table:style-name="ro1">
          <table:table-cell office:value-type="string" calcext:value-type="string">
            <text:p>face-plain-symbolic</text:p>
          </table:table-cell>
          <table:table-cell table:formula="of:=IF(LEFT([.A737];1)=&quot;.&quot;;&quot;Y&quot;;&quot;N&quot;)" office:value-type="string" office:string-value="N" calcext:value-type="string">
            <text:p>N</text:p>
          </table:table-cell>
          <table:table-cell table:formula="of:=IFERROR(&quot;## &quot; &amp; MID([.A737];3;FIND(&quot;:&quot;;[.A737])-3) &amp; &quot; &lt;br&gt;&quot;;&quot;&quot;)">
            <text:p/>
          </table:table-cell>
          <table:table-cell table:formula="of:=IF([.B737]=&quot;Y&quot;;MID([.A737];3;FIND(&quot;:&quot;;[.A737];1)-3);IF(&#10;RIGHT(RIGHT([.A737]; 1))=&quot;@&quot;;0;&#10;[.A737]))" office:value-type="string" office:string-value="face-plain-symbolic" calcext:value-type="string">
            <text:p>face-plain-symbolic</text:p>
          </table:table-cell>
          <table:table-cell table:formula="of:=IF([.B737]=&quot;Y&quot;;[.D737];[.E736])" office:value-type="string" office:string-value="emotes" calcext:value-type="string">
            <text:p>emotes</text:p>
          </table:table-cell>
          <table:table-cell table:style-name="ce10" table:formula="of:=IF([.D737]=0;&quot;&quot;;IF([.B737]=&quot;Y&quot;;[.C737];&#10;&quot;&lt;a href=&quot; &amp; CHAR(34) &amp; &quot;#&quot; &amp; CHAR(34) &amp; &quot;&gt;&quot; &amp;&#10;&quot;&lt;img src=&quot; &amp; CHAR(34) &amp; &quot;https://github.com/ubuntu/yaru/blob/master/icons/Yaru/scalable/&quot; &amp; [.E737] &amp; &quot;/&quot; &amp; [.A737] &amp; &quot;.svg&quot; &amp; CHAR(34) &amp; &#10;&quot; width=&quot; &amp; CHAR(34) &amp; &quot;22&quot; &amp; CHAR(34) &amp; &quot; alt=&quot; &amp; CHAR(34) &amp; [.D737] &amp; CHAR(34) &amp; &quot;&gt;&lt;/a&gt;&quot; &amp;&#10;&quot;&amp;nbsp; &amp;nbsp; &quot; &amp; [.D737] &amp; &quot;&lt;br&gt;&quot;&#10;))" office:value-type="string" office:string-value="&lt;a href=&quot;#&quot;&gt;&lt;img src=&quot;https://github.com/ubuntu/yaru/blob/master/icons/Yaru/scalable/emotes/face-plain-symbolic.svg&quot; width=&quot;22&quot; alt=&quot;face-plain-symbolic&quot;&gt;&lt;/a&gt;&amp;nbsp; &amp;nbsp; face-plain-symbolic&lt;br&gt;" calcext:value-type="string">
            <text:p>&lt;a href="#"&gt;&lt;img src="https://github.com/ubuntu/yaru/blob/master/icons/Yaru/scalable/emotes/face-plain-symbolic.svg" width="22" alt="face-plain-symbolic"&gt;&lt;/a&gt;&amp;nbsp; &amp;nbsp; face-plain-symbolic&lt;br&gt;</text:p>
          </table:table-cell>
        </table:table-row>
        <table:table-row table:style-name="ro1">
          <table:table-cell office:value-type="string" calcext:value-type="string">
            <text:p>face-raspberry-symbolic</text:p>
          </table:table-cell>
          <table:table-cell table:formula="of:=IF(LEFT([.A738];1)=&quot;.&quot;;&quot;Y&quot;;&quot;N&quot;)" office:value-type="string" office:string-value="N" calcext:value-type="string">
            <text:p>N</text:p>
          </table:table-cell>
          <table:table-cell table:formula="of:=IFERROR(&quot;## &quot; &amp; MID([.A738];3;FIND(&quot;:&quot;;[.A738])-3) &amp; &quot; &lt;br&gt;&quot;;&quot;&quot;)">
            <text:p/>
          </table:table-cell>
          <table:table-cell table:formula="of:=IF([.B738]=&quot;Y&quot;;MID([.A738];3;FIND(&quot;:&quot;;[.A738];1)-3);IF(&#10;RIGHT(RIGHT([.A738]; 1))=&quot;@&quot;;0;&#10;[.A738]))" office:value-type="string" office:string-value="face-raspberry-symbolic" calcext:value-type="string">
            <text:p>face-raspberry-symbolic</text:p>
          </table:table-cell>
          <table:table-cell table:formula="of:=IF([.B738]=&quot;Y&quot;;[.D738];[.E737])" office:value-type="string" office:string-value="emotes" calcext:value-type="string">
            <text:p>emotes</text:p>
          </table:table-cell>
          <table:table-cell table:style-name="ce10" table:formula="of:=IF([.D738]=0;&quot;&quot;;IF([.B738]=&quot;Y&quot;;[.C738];&#10;&quot;&lt;a href=&quot; &amp; CHAR(34) &amp; &quot;#&quot; &amp; CHAR(34) &amp; &quot;&gt;&quot; &amp;&#10;&quot;&lt;img src=&quot; &amp; CHAR(34) &amp; &quot;https://github.com/ubuntu/yaru/blob/master/icons/Yaru/scalable/&quot; &amp; [.E738] &amp; &quot;/&quot; &amp; [.A738] &amp; &quot;.svg&quot; &amp; CHAR(34) &amp; &#10;&quot; width=&quot; &amp; CHAR(34) &amp; &quot;22&quot; &amp; CHAR(34) &amp; &quot; alt=&quot; &amp; CHAR(34) &amp; [.D738] &amp; CHAR(34) &amp; &quot;&gt;&lt;/a&gt;&quot; &amp;&#10;&quot;&amp;nbsp; &amp;nbsp; &quot; &amp; [.D738] &amp; &quot;&lt;br&gt;&quot;&#10;))" office:value-type="string" office:string-value="&lt;a href=&quot;#&quot;&gt;&lt;img src=&quot;https://github.com/ubuntu/yaru/blob/master/icons/Yaru/scalable/emotes/face-raspberry-symbolic.svg&quot; width=&quot;22&quot; alt=&quot;face-raspberry-symbolic&quot;&gt;&lt;/a&gt;&amp;nbsp; &amp;nbsp; face-raspberry-symbolic&lt;br&gt;" calcext:value-type="string">
            <text:p>&lt;a href="#"&gt;&lt;img src="https://github.com/ubuntu/yaru/blob/master/icons/Yaru/scalable/emotes/face-raspberry-symbolic.svg" width="22" alt="face-raspberry-symbolic"&gt;&lt;/a&gt;&amp;nbsp; &amp;nbsp; face-raspberry-symbolic&lt;br&gt;</text:p>
          </table:table-cell>
        </table:table-row>
        <table:table-row table:style-name="ro1">
          <table:table-cell office:value-type="string" calcext:value-type="string">
            <text:p>face-sad-symbolic</text:p>
          </table:table-cell>
          <table:table-cell table:formula="of:=IF(LEFT([.A739];1)=&quot;.&quot;;&quot;Y&quot;;&quot;N&quot;)" office:value-type="string" office:string-value="N" calcext:value-type="string">
            <text:p>N</text:p>
          </table:table-cell>
          <table:table-cell table:formula="of:=IFERROR(&quot;## &quot; &amp; MID([.A739];3;FIND(&quot;:&quot;;[.A739])-3) &amp; &quot; &lt;br&gt;&quot;;&quot;&quot;)">
            <text:p/>
          </table:table-cell>
          <table:table-cell table:formula="of:=IF([.B739]=&quot;Y&quot;;MID([.A739];3;FIND(&quot;:&quot;;[.A739];1)-3);IF(&#10;RIGHT(RIGHT([.A739]; 1))=&quot;@&quot;;0;&#10;[.A739]))" office:value-type="string" office:string-value="face-sad-symbolic" calcext:value-type="string">
            <text:p>face-sad-symbolic</text:p>
          </table:table-cell>
          <table:table-cell table:formula="of:=IF([.B739]=&quot;Y&quot;;[.D739];[.E738])" office:value-type="string" office:string-value="emotes" calcext:value-type="string">
            <text:p>emotes</text:p>
          </table:table-cell>
          <table:table-cell table:style-name="ce10" table:formula="of:=IF([.D739]=0;&quot;&quot;;IF([.B739]=&quot;Y&quot;;[.C739];&#10;&quot;&lt;a href=&quot; &amp; CHAR(34) &amp; &quot;#&quot; &amp; CHAR(34) &amp; &quot;&gt;&quot; &amp;&#10;&quot;&lt;img src=&quot; &amp; CHAR(34) &amp; &quot;https://github.com/ubuntu/yaru/blob/master/icons/Yaru/scalable/&quot; &amp; [.E739] &amp; &quot;/&quot; &amp; [.A739] &amp; &quot;.svg&quot; &amp; CHAR(34) &amp; &#10;&quot; width=&quot; &amp; CHAR(34) &amp; &quot;22&quot; &amp; CHAR(34) &amp; &quot; alt=&quot; &amp; CHAR(34) &amp; [.D739] &amp; CHAR(34) &amp; &quot;&gt;&lt;/a&gt;&quot; &amp;&#10;&quot;&amp;nbsp; &amp;nbsp; &quot; &amp; [.D739] &amp; &quot;&lt;br&gt;&quot;&#10;))" office:value-type="string" office:string-value="&lt;a href=&quot;#&quot;&gt;&lt;img src=&quot;https://github.com/ubuntu/yaru/blob/master/icons/Yaru/scalable/emotes/face-sad-symbolic.svg&quot; width=&quot;22&quot; alt=&quot;face-sad-symbolic&quot;&gt;&lt;/a&gt;&amp;nbsp; &amp;nbsp; face-sad-symbolic&lt;br&gt;" calcext:value-type="string">
            <text:p>&lt;a href="#"&gt;&lt;img src="https://github.com/ubuntu/yaru/blob/master/icons/Yaru/scalable/emotes/face-sad-symbolic.svg" width="22" alt="face-sad-symbolic"&gt;&lt;/a&gt;&amp;nbsp; &amp;nbsp; face-sad-symbolic&lt;br&gt;</text:p>
          </table:table-cell>
        </table:table-row>
        <table:table-row table:style-name="ro1">
          <table:table-cell office:value-type="string" calcext:value-type="string">
            <text:p>face-shutmouth-symbolic</text:p>
          </table:table-cell>
          <table:table-cell table:formula="of:=IF(LEFT([.A740];1)=&quot;.&quot;;&quot;Y&quot;;&quot;N&quot;)" office:value-type="string" office:string-value="N" calcext:value-type="string">
            <text:p>N</text:p>
          </table:table-cell>
          <table:table-cell table:formula="of:=IFERROR(&quot;## &quot; &amp; MID([.A740];3;FIND(&quot;:&quot;;[.A740])-3) &amp; &quot; &lt;br&gt;&quot;;&quot;&quot;)">
            <text:p/>
          </table:table-cell>
          <table:table-cell table:formula="of:=IF([.B740]=&quot;Y&quot;;MID([.A740];3;FIND(&quot;:&quot;;[.A740];1)-3);IF(&#10;RIGHT(RIGHT([.A740]; 1))=&quot;@&quot;;0;&#10;[.A740]))" office:value-type="string" office:string-value="face-shutmouth-symbolic" calcext:value-type="string">
            <text:p>face-shutmouth-symbolic</text:p>
          </table:table-cell>
          <table:table-cell table:formula="of:=IF([.B740]=&quot;Y&quot;;[.D740];[.E739])" office:value-type="string" office:string-value="emotes" calcext:value-type="string">
            <text:p>emotes</text:p>
          </table:table-cell>
          <table:table-cell table:style-name="ce10" table:formula="of:=IF([.D740]=0;&quot;&quot;;IF([.B740]=&quot;Y&quot;;[.C740];&#10;&quot;&lt;a href=&quot; &amp; CHAR(34) &amp; &quot;#&quot; &amp; CHAR(34) &amp; &quot;&gt;&quot; &amp;&#10;&quot;&lt;img src=&quot; &amp; CHAR(34) &amp; &quot;https://github.com/ubuntu/yaru/blob/master/icons/Yaru/scalable/&quot; &amp; [.E740] &amp; &quot;/&quot; &amp; [.A740] &amp; &quot;.svg&quot; &amp; CHAR(34) &amp; &#10;&quot; width=&quot; &amp; CHAR(34) &amp; &quot;22&quot; &amp; CHAR(34) &amp; &quot; alt=&quot; &amp; CHAR(34) &amp; [.D740] &amp; CHAR(34) &amp; &quot;&gt;&lt;/a&gt;&quot; &amp;&#10;&quot;&amp;nbsp; &amp;nbsp; &quot; &amp; [.D740] &amp; &quot;&lt;br&gt;&quot;&#10;))" office:value-type="string" office:string-value="&lt;a href=&quot;#&quot;&gt;&lt;img src=&quot;https://github.com/ubuntu/yaru/blob/master/icons/Yaru/scalable/emotes/face-shutmouth-symbolic.svg&quot; width=&quot;22&quot; alt=&quot;face-shutmouth-symbolic&quot;&gt;&lt;/a&gt;&amp;nbsp; &amp;nbsp; face-shutmouth-symbolic&lt;br&gt;" calcext:value-type="string">
            <text:p>&lt;a href="#"&gt;&lt;img src="https://github.com/ubuntu/yaru/blob/master/icons/Yaru/scalable/emotes/face-shutmouth-symbolic.svg" width="22" alt="face-shutmouth-symbolic"&gt;&lt;/a&gt;&amp;nbsp; &amp;nbsp; face-shutmouth-symbolic&lt;br&gt;</text:p>
          </table:table-cell>
        </table:table-row>
        <table:table-row table:style-name="ro1">
          <table:table-cell office:value-type="string" calcext:value-type="string">
            <text:p>face-sick-symbolic</text:p>
          </table:table-cell>
          <table:table-cell table:formula="of:=IF(LEFT([.A741];1)=&quot;.&quot;;&quot;Y&quot;;&quot;N&quot;)" office:value-type="string" office:string-value="N" calcext:value-type="string">
            <text:p>N</text:p>
          </table:table-cell>
          <table:table-cell table:formula="of:=IFERROR(&quot;## &quot; &amp; MID([.A741];3;FIND(&quot;:&quot;;[.A741])-3) &amp; &quot; &lt;br&gt;&quot;;&quot;&quot;)">
            <text:p/>
          </table:table-cell>
          <table:table-cell table:formula="of:=IF([.B741]=&quot;Y&quot;;MID([.A741];3;FIND(&quot;:&quot;;[.A741];1)-3);IF(&#10;RIGHT(RIGHT([.A741]; 1))=&quot;@&quot;;0;&#10;[.A741]))" office:value-type="string" office:string-value="face-sick-symbolic" calcext:value-type="string">
            <text:p>face-sick-symbolic</text:p>
          </table:table-cell>
          <table:table-cell table:formula="of:=IF([.B741]=&quot;Y&quot;;[.D741];[.E740])" office:value-type="string" office:string-value="emotes" calcext:value-type="string">
            <text:p>emotes</text:p>
          </table:table-cell>
          <table:table-cell table:style-name="ce10" table:formula="of:=IF([.D741]=0;&quot;&quot;;IF([.B741]=&quot;Y&quot;;[.C741];&#10;&quot;&lt;a href=&quot; &amp; CHAR(34) &amp; &quot;#&quot; &amp; CHAR(34) &amp; &quot;&gt;&quot; &amp;&#10;&quot;&lt;img src=&quot; &amp; CHAR(34) &amp; &quot;https://github.com/ubuntu/yaru/blob/master/icons/Yaru/scalable/&quot; &amp; [.E741] &amp; &quot;/&quot; &amp; [.A741] &amp; &quot;.svg&quot; &amp; CHAR(34) &amp; &#10;&quot; width=&quot; &amp; CHAR(34) &amp; &quot;22&quot; &amp; CHAR(34) &amp; &quot; alt=&quot; &amp; CHAR(34) &amp; [.D741] &amp; CHAR(34) &amp; &quot;&gt;&lt;/a&gt;&quot; &amp;&#10;&quot;&amp;nbsp; &amp;nbsp; &quot; &amp; [.D741] &amp; &quot;&lt;br&gt;&quot;&#10;))" office:value-type="string" office:string-value="&lt;a href=&quot;#&quot;&gt;&lt;img src=&quot;https://github.com/ubuntu/yaru/blob/master/icons/Yaru/scalable/emotes/face-sick-symbolic.svg&quot; width=&quot;22&quot; alt=&quot;face-sick-symbolic&quot;&gt;&lt;/a&gt;&amp;nbsp; &amp;nbsp; face-sick-symbolic&lt;br&gt;" calcext:value-type="string">
            <text:p>&lt;a href="#"&gt;&lt;img src="https://github.com/ubuntu/yaru/blob/master/icons/Yaru/scalable/emotes/face-sick-symbolic.svg" width="22" alt="face-sick-symbolic"&gt;&lt;/a&gt;&amp;nbsp; &amp;nbsp; face-sick-symbolic&lt;br&gt;</text:p>
          </table:table-cell>
        </table:table-row>
        <table:table-row table:style-name="ro1">
          <table:table-cell office:value-type="string" calcext:value-type="string">
            <text:p>face-smile-big-symbolic</text:p>
          </table:table-cell>
          <table:table-cell table:formula="of:=IF(LEFT([.A742];1)=&quot;.&quot;;&quot;Y&quot;;&quot;N&quot;)" office:value-type="string" office:string-value="N" calcext:value-type="string">
            <text:p>N</text:p>
          </table:table-cell>
          <table:table-cell table:formula="of:=IFERROR(&quot;## &quot; &amp; MID([.A742];3;FIND(&quot;:&quot;;[.A742])-3) &amp; &quot; &lt;br&gt;&quot;;&quot;&quot;)">
            <text:p/>
          </table:table-cell>
          <table:table-cell table:formula="of:=IF([.B742]=&quot;Y&quot;;MID([.A742];3;FIND(&quot;:&quot;;[.A742];1)-3);IF(&#10;RIGHT(RIGHT([.A742]; 1))=&quot;@&quot;;0;&#10;[.A742]))" office:value-type="string" office:string-value="face-smile-big-symbolic" calcext:value-type="string">
            <text:p>face-smile-big-symbolic</text:p>
          </table:table-cell>
          <table:table-cell table:formula="of:=IF([.B742]=&quot;Y&quot;;[.D742];[.E741])" office:value-type="string" office:string-value="emotes" calcext:value-type="string">
            <text:p>emotes</text:p>
          </table:table-cell>
          <table:table-cell table:style-name="ce10" table:formula="of:=IF([.D742]=0;&quot;&quot;;IF([.B742]=&quot;Y&quot;;[.C742];&#10;&quot;&lt;a href=&quot; &amp; CHAR(34) &amp; &quot;#&quot; &amp; CHAR(34) &amp; &quot;&gt;&quot; &amp;&#10;&quot;&lt;img src=&quot; &amp; CHAR(34) &amp; &quot;https://github.com/ubuntu/yaru/blob/master/icons/Yaru/scalable/&quot; &amp; [.E742] &amp; &quot;/&quot; &amp; [.A742] &amp; &quot;.svg&quot; &amp; CHAR(34) &amp; &#10;&quot; width=&quot; &amp; CHAR(34) &amp; &quot;22&quot; &amp; CHAR(34) &amp; &quot; alt=&quot; &amp; CHAR(34) &amp; [.D742] &amp; CHAR(34) &amp; &quot;&gt;&lt;/a&gt;&quot; &amp;&#10;&quot;&amp;nbsp; &amp;nbsp; &quot; &amp; [.D742] &amp; &quot;&lt;br&gt;&quot;&#10;))" office:value-type="string" office:string-value="&lt;a href=&quot;#&quot;&gt;&lt;img src=&quot;https://github.com/ubuntu/yaru/blob/master/icons/Yaru/scalable/emotes/face-smile-big-symbolic.svg&quot; width=&quot;22&quot; alt=&quot;face-smile-big-symbolic&quot;&gt;&lt;/a&gt;&amp;nbsp; &amp;nbsp; face-smile-big-symbolic&lt;br&gt;" calcext:value-type="string">
            <text:p>&lt;a href="#"&gt;&lt;img src="https://github.com/ubuntu/yaru/blob/master/icons/Yaru/scalable/emotes/face-smile-big-symbolic.svg" width="22" alt="face-smile-big-symbolic"&gt;&lt;/a&gt;&amp;nbsp; &amp;nbsp; face-smile-big-symbolic&lt;br&gt;</text:p>
          </table:table-cell>
        </table:table-row>
        <table:table-row table:style-name="ro1">
          <table:table-cell office:value-type="string" calcext:value-type="string">
            <text:p>face-smile-symbolic</text:p>
          </table:table-cell>
          <table:table-cell table:formula="of:=IF(LEFT([.A743];1)=&quot;.&quot;;&quot;Y&quot;;&quot;N&quot;)" office:value-type="string" office:string-value="N" calcext:value-type="string">
            <text:p>N</text:p>
          </table:table-cell>
          <table:table-cell table:formula="of:=IFERROR(&quot;## &quot; &amp; MID([.A743];3;FIND(&quot;:&quot;;[.A743])-3) &amp; &quot; &lt;br&gt;&quot;;&quot;&quot;)">
            <text:p/>
          </table:table-cell>
          <table:table-cell table:formula="of:=IF([.B743]=&quot;Y&quot;;MID([.A743];3;FIND(&quot;:&quot;;[.A743];1)-3);IF(&#10;RIGHT(RIGHT([.A743]; 1))=&quot;@&quot;;0;&#10;[.A743]))" office:value-type="string" office:string-value="face-smile-symbolic" calcext:value-type="string">
            <text:p>face-smile-symbolic</text:p>
          </table:table-cell>
          <table:table-cell table:formula="of:=IF([.B743]=&quot;Y&quot;;[.D743];[.E742])" office:value-type="string" office:string-value="emotes" calcext:value-type="string">
            <text:p>emotes</text:p>
          </table:table-cell>
          <table:table-cell table:style-name="ce10" table:formula="of:=IF([.D743]=0;&quot;&quot;;IF([.B743]=&quot;Y&quot;;[.C743];&#10;&quot;&lt;a href=&quot; &amp; CHAR(34) &amp; &quot;#&quot; &amp; CHAR(34) &amp; &quot;&gt;&quot; &amp;&#10;&quot;&lt;img src=&quot; &amp; CHAR(34) &amp; &quot;https://github.com/ubuntu/yaru/blob/master/icons/Yaru/scalable/&quot; &amp; [.E743] &amp; &quot;/&quot; &amp; [.A743] &amp; &quot;.svg&quot; &amp; CHAR(34) &amp; &#10;&quot; width=&quot; &amp; CHAR(34) &amp; &quot;22&quot; &amp; CHAR(34) &amp; &quot; alt=&quot; &amp; CHAR(34) &amp; [.D743] &amp; CHAR(34) &amp; &quot;&gt;&lt;/a&gt;&quot; &amp;&#10;&quot;&amp;nbsp; &amp;nbsp; &quot; &amp; [.D743] &amp; &quot;&lt;br&gt;&quot;&#10;))" office:value-type="string" office:string-value="&lt;a href=&quot;#&quot;&gt;&lt;img src=&quot;https://github.com/ubuntu/yaru/blob/master/icons/Yaru/scalable/emotes/face-smile-symbolic.svg&quot; width=&quot;22&quot; alt=&quot;face-smile-symbolic&quot;&gt;&lt;/a&gt;&amp;nbsp; &amp;nbsp; face-smile-symbolic&lt;br&gt;" calcext:value-type="string">
            <text:p>&lt;a href="#"&gt;&lt;img src="https://github.com/ubuntu/yaru/blob/master/icons/Yaru/scalable/emotes/face-smile-symbolic.svg" width="22" alt="face-smile-symbolic"&gt;&lt;/a&gt;&amp;nbsp; &amp;nbsp; face-smile-symbolic&lt;br&gt;</text:p>
          </table:table-cell>
        </table:table-row>
        <table:table-row table:style-name="ro1">
          <table:table-cell office:value-type="string" calcext:value-type="string">
            <text:p>face-smirk-symbolic</text:p>
          </table:table-cell>
          <table:table-cell table:formula="of:=IF(LEFT([.A744];1)=&quot;.&quot;;&quot;Y&quot;;&quot;N&quot;)" office:value-type="string" office:string-value="N" calcext:value-type="string">
            <text:p>N</text:p>
          </table:table-cell>
          <table:table-cell table:formula="of:=IFERROR(&quot;## &quot; &amp; MID([.A744];3;FIND(&quot;:&quot;;[.A744])-3) &amp; &quot; &lt;br&gt;&quot;;&quot;&quot;)">
            <text:p/>
          </table:table-cell>
          <table:table-cell table:formula="of:=IF([.B744]=&quot;Y&quot;;MID([.A744];3;FIND(&quot;:&quot;;[.A744];1)-3);IF(&#10;RIGHT(RIGHT([.A744]; 1))=&quot;@&quot;;0;&#10;[.A744]))" office:value-type="string" office:string-value="face-smirk-symbolic" calcext:value-type="string">
            <text:p>face-smirk-symbolic</text:p>
          </table:table-cell>
          <table:table-cell table:formula="of:=IF([.B744]=&quot;Y&quot;;[.D744];[.E743])" office:value-type="string" office:string-value="emotes" calcext:value-type="string">
            <text:p>emotes</text:p>
          </table:table-cell>
          <table:table-cell table:style-name="ce10" table:formula="of:=IF([.D744]=0;&quot;&quot;;IF([.B744]=&quot;Y&quot;;[.C744];&#10;&quot;&lt;a href=&quot; &amp; CHAR(34) &amp; &quot;#&quot; &amp; CHAR(34) &amp; &quot;&gt;&quot; &amp;&#10;&quot;&lt;img src=&quot; &amp; CHAR(34) &amp; &quot;https://github.com/ubuntu/yaru/blob/master/icons/Yaru/scalable/&quot; &amp; [.E744] &amp; &quot;/&quot; &amp; [.A744] &amp; &quot;.svg&quot; &amp; CHAR(34) &amp; &#10;&quot; width=&quot; &amp; CHAR(34) &amp; &quot;22&quot; &amp; CHAR(34) &amp; &quot; alt=&quot; &amp; CHAR(34) &amp; [.D744] &amp; CHAR(34) &amp; &quot;&gt;&lt;/a&gt;&quot; &amp;&#10;&quot;&amp;nbsp; &amp;nbsp; &quot; &amp; [.D744] &amp; &quot;&lt;br&gt;&quot;&#10;))" office:value-type="string" office:string-value="&lt;a href=&quot;#&quot;&gt;&lt;img src=&quot;https://github.com/ubuntu/yaru/blob/master/icons/Yaru/scalable/emotes/face-smirk-symbolic.svg&quot; width=&quot;22&quot; alt=&quot;face-smirk-symbolic&quot;&gt;&lt;/a&gt;&amp;nbsp; &amp;nbsp; face-smirk-symbolic&lt;br&gt;" calcext:value-type="string">
            <text:p>&lt;a href="#"&gt;&lt;img src="https://github.com/ubuntu/yaru/blob/master/icons/Yaru/scalable/emotes/face-smirk-symbolic.svg" width="22" alt="face-smirk-symbolic"&gt;&lt;/a&gt;&amp;nbsp; &amp;nbsp; face-smirk-symbolic&lt;br&gt;</text:p>
          </table:table-cell>
        </table:table-row>
        <table:table-row table:style-name="ro1">
          <table:table-cell office:value-type="string" calcext:value-type="string">
            <text:p>face-surprise-symbolic</text:p>
          </table:table-cell>
          <table:table-cell table:formula="of:=IF(LEFT([.A745];1)=&quot;.&quot;;&quot;Y&quot;;&quot;N&quot;)" office:value-type="string" office:string-value="N" calcext:value-type="string">
            <text:p>N</text:p>
          </table:table-cell>
          <table:table-cell table:formula="of:=IFERROR(&quot;## &quot; &amp; MID([.A745];3;FIND(&quot;:&quot;;[.A745])-3) &amp; &quot; &lt;br&gt;&quot;;&quot;&quot;)">
            <text:p/>
          </table:table-cell>
          <table:table-cell table:formula="of:=IF([.B745]=&quot;Y&quot;;MID([.A745];3;FIND(&quot;:&quot;;[.A745];1)-3);IF(&#10;RIGHT(RIGHT([.A745]; 1))=&quot;@&quot;;0;&#10;[.A745]))" office:value-type="string" office:string-value="face-surprise-symbolic" calcext:value-type="string">
            <text:p>face-surprise-symbolic</text:p>
          </table:table-cell>
          <table:table-cell table:formula="of:=IF([.B745]=&quot;Y&quot;;[.D745];[.E744])" office:value-type="string" office:string-value="emotes" calcext:value-type="string">
            <text:p>emotes</text:p>
          </table:table-cell>
          <table:table-cell table:style-name="ce10" table:formula="of:=IF([.D745]=0;&quot;&quot;;IF([.B745]=&quot;Y&quot;;[.C745];&#10;&quot;&lt;a href=&quot; &amp; CHAR(34) &amp; &quot;#&quot; &amp; CHAR(34) &amp; &quot;&gt;&quot; &amp;&#10;&quot;&lt;img src=&quot; &amp; CHAR(34) &amp; &quot;https://github.com/ubuntu/yaru/blob/master/icons/Yaru/scalable/&quot; &amp; [.E745] &amp; &quot;/&quot; &amp; [.A745] &amp; &quot;.svg&quot; &amp; CHAR(34) &amp; &#10;&quot; width=&quot; &amp; CHAR(34) &amp; &quot;22&quot; &amp; CHAR(34) &amp; &quot; alt=&quot; &amp; CHAR(34) &amp; [.D745] &amp; CHAR(34) &amp; &quot;&gt;&lt;/a&gt;&quot; &amp;&#10;&quot;&amp;nbsp; &amp;nbsp; &quot; &amp; [.D745] &amp; &quot;&lt;br&gt;&quot;&#10;))" office:value-type="string" office:string-value="&lt;a href=&quot;#&quot;&gt;&lt;img src=&quot;https://github.com/ubuntu/yaru/blob/master/icons/Yaru/scalable/emotes/face-surprise-symbolic.svg&quot; width=&quot;22&quot; alt=&quot;face-surprise-symbolic&quot;&gt;&lt;/a&gt;&amp;nbsp; &amp;nbsp; face-surprise-symbolic&lt;br&gt;" calcext:value-type="string">
            <text:p>&lt;a href="#"&gt;&lt;img src="https://github.com/ubuntu/yaru/blob/master/icons/Yaru/scalable/emotes/face-surprise-symbolic.svg" width="22" alt="face-surprise-symbolic"&gt;&lt;/a&gt;&amp;nbsp; &amp;nbsp; face-surprise-symbolic&lt;br&gt;</text:p>
          </table:table-cell>
        </table:table-row>
        <table:table-row table:style-name="ro1">
          <table:table-cell office:value-type="string" calcext:value-type="string">
            <text:p>face-tired-symbolic</text:p>
          </table:table-cell>
          <table:table-cell table:formula="of:=IF(LEFT([.A746];1)=&quot;.&quot;;&quot;Y&quot;;&quot;N&quot;)" office:value-type="string" office:string-value="N" calcext:value-type="string">
            <text:p>N</text:p>
          </table:table-cell>
          <table:table-cell table:formula="of:=IFERROR(&quot;## &quot; &amp; MID([.A746];3;FIND(&quot;:&quot;;[.A746])-3) &amp; &quot; &lt;br&gt;&quot;;&quot;&quot;)">
            <text:p/>
          </table:table-cell>
          <table:table-cell table:formula="of:=IF([.B746]=&quot;Y&quot;;MID([.A746];3;FIND(&quot;:&quot;;[.A746];1)-3);IF(&#10;RIGHT(RIGHT([.A746]; 1))=&quot;@&quot;;0;&#10;[.A746]))" office:value-type="string" office:string-value="face-tired-symbolic" calcext:value-type="string">
            <text:p>face-tired-symbolic</text:p>
          </table:table-cell>
          <table:table-cell table:formula="of:=IF([.B746]=&quot;Y&quot;;[.D746];[.E745])" office:value-type="string" office:string-value="emotes" calcext:value-type="string">
            <text:p>emotes</text:p>
          </table:table-cell>
          <table:table-cell table:style-name="ce10" table:formula="of:=IF([.D746]=0;&quot;&quot;;IF([.B746]=&quot;Y&quot;;[.C746];&#10;&quot;&lt;a href=&quot; &amp; CHAR(34) &amp; &quot;#&quot; &amp; CHAR(34) &amp; &quot;&gt;&quot; &amp;&#10;&quot;&lt;img src=&quot; &amp; CHAR(34) &amp; &quot;https://github.com/ubuntu/yaru/blob/master/icons/Yaru/scalable/&quot; &amp; [.E746] &amp; &quot;/&quot; &amp; [.A746] &amp; &quot;.svg&quot; &amp; CHAR(34) &amp; &#10;&quot; width=&quot; &amp; CHAR(34) &amp; &quot;22&quot; &amp; CHAR(34) &amp; &quot; alt=&quot; &amp; CHAR(34) &amp; [.D746] &amp; CHAR(34) &amp; &quot;&gt;&lt;/a&gt;&quot; &amp;&#10;&quot;&amp;nbsp; &amp;nbsp; &quot; &amp; [.D746] &amp; &quot;&lt;br&gt;&quot;&#10;))" office:value-type="string" office:string-value="&lt;a href=&quot;#&quot;&gt;&lt;img src=&quot;https://github.com/ubuntu/yaru/blob/master/icons/Yaru/scalable/emotes/face-tired-symbolic.svg&quot; width=&quot;22&quot; alt=&quot;face-tired-symbolic&quot;&gt;&lt;/a&gt;&amp;nbsp; &amp;nbsp; face-tired-symbolic&lt;br&gt;" calcext:value-type="string">
            <text:p>&lt;a href="#"&gt;&lt;img src="https://github.com/ubuntu/yaru/blob/master/icons/Yaru/scalable/emotes/face-tired-symbolic.svg" width="22" alt="face-tired-symbolic"&gt;&lt;/a&gt;&amp;nbsp; &amp;nbsp; face-tired-symbolic&lt;br&gt;</text:p>
          </table:table-cell>
        </table:table-row>
        <table:table-row table:style-name="ro1">
          <table:table-cell office:value-type="string" calcext:value-type="string">
            <text:p>face-uncertain-symbolic</text:p>
          </table:table-cell>
          <table:table-cell table:formula="of:=IF(LEFT([.A747];1)=&quot;.&quot;;&quot;Y&quot;;&quot;N&quot;)" office:value-type="string" office:string-value="N" calcext:value-type="string">
            <text:p>N</text:p>
          </table:table-cell>
          <table:table-cell table:formula="of:=IFERROR(&quot;## &quot; &amp; MID([.A747];3;FIND(&quot;:&quot;;[.A747])-3) &amp; &quot; &lt;br&gt;&quot;;&quot;&quot;)">
            <text:p/>
          </table:table-cell>
          <table:table-cell table:formula="of:=IF([.B747]=&quot;Y&quot;;MID([.A747];3;FIND(&quot;:&quot;;[.A747];1)-3);IF(&#10;RIGHT(RIGHT([.A747]; 1))=&quot;@&quot;;0;&#10;[.A747]))" office:value-type="string" office:string-value="face-uncertain-symbolic" calcext:value-type="string">
            <text:p>face-uncertain-symbolic</text:p>
          </table:table-cell>
          <table:table-cell table:formula="of:=IF([.B747]=&quot;Y&quot;;[.D747];[.E746])" office:value-type="string" office:string-value="emotes" calcext:value-type="string">
            <text:p>emotes</text:p>
          </table:table-cell>
          <table:table-cell table:style-name="ce10" table:formula="of:=IF([.D747]=0;&quot;&quot;;IF([.B747]=&quot;Y&quot;;[.C747];&#10;&quot;&lt;a href=&quot; &amp; CHAR(34) &amp; &quot;#&quot; &amp; CHAR(34) &amp; &quot;&gt;&quot; &amp;&#10;&quot;&lt;img src=&quot; &amp; CHAR(34) &amp; &quot;https://github.com/ubuntu/yaru/blob/master/icons/Yaru/scalable/&quot; &amp; [.E747] &amp; &quot;/&quot; &amp; [.A747] &amp; &quot;.svg&quot; &amp; CHAR(34) &amp; &#10;&quot; width=&quot; &amp; CHAR(34) &amp; &quot;22&quot; &amp; CHAR(34) &amp; &quot; alt=&quot; &amp; CHAR(34) &amp; [.D747] &amp; CHAR(34) &amp; &quot;&gt;&lt;/a&gt;&quot; &amp;&#10;&quot;&amp;nbsp; &amp;nbsp; &quot; &amp; [.D747] &amp; &quot;&lt;br&gt;&quot;&#10;))" office:value-type="string" office:string-value="&lt;a href=&quot;#&quot;&gt;&lt;img src=&quot;https://github.com/ubuntu/yaru/blob/master/icons/Yaru/scalable/emotes/face-uncertain-symbolic.svg&quot; width=&quot;22&quot; alt=&quot;face-uncertain-symbolic&quot;&gt;&lt;/a&gt;&amp;nbsp; &amp;nbsp; face-uncertain-symbolic&lt;br&gt;" calcext:value-type="string">
            <text:p>&lt;a href="#"&gt;&lt;img src="https://github.com/ubuntu/yaru/blob/master/icons/Yaru/scalable/emotes/face-uncertain-symbolic.svg" width="22" alt="face-uncertain-symbolic"&gt;&lt;/a&gt;&amp;nbsp; &amp;nbsp; face-uncertain-symbolic&lt;br&gt;</text:p>
          </table:table-cell>
        </table:table-row>
        <table:table-row table:style-name="ro1">
          <table:table-cell office:value-type="string" calcext:value-type="string">
            <text:p>face-wink-symbolic</text:p>
          </table:table-cell>
          <table:table-cell table:formula="of:=IF(LEFT([.A748];1)=&quot;.&quot;;&quot;Y&quot;;&quot;N&quot;)" office:value-type="string" office:string-value="N" calcext:value-type="string">
            <text:p>N</text:p>
          </table:table-cell>
          <table:table-cell table:formula="of:=IFERROR(&quot;## &quot; &amp; MID([.A748];3;FIND(&quot;:&quot;;[.A748])-3) &amp; &quot; &lt;br&gt;&quot;;&quot;&quot;)">
            <text:p/>
          </table:table-cell>
          <table:table-cell table:formula="of:=IF([.B748]=&quot;Y&quot;;MID([.A748];3;FIND(&quot;:&quot;;[.A748];1)-3);IF(&#10;RIGHT(RIGHT([.A748]; 1))=&quot;@&quot;;0;&#10;[.A748]))" office:value-type="string" office:string-value="face-wink-symbolic" calcext:value-type="string">
            <text:p>face-wink-symbolic</text:p>
          </table:table-cell>
          <table:table-cell table:formula="of:=IF([.B748]=&quot;Y&quot;;[.D748];[.E747])" office:value-type="string" office:string-value="emotes" calcext:value-type="string">
            <text:p>emotes</text:p>
          </table:table-cell>
          <table:table-cell table:style-name="ce10" table:formula="of:=IF([.D748]=0;&quot;&quot;;IF([.B748]=&quot;Y&quot;;[.C748];&#10;&quot;&lt;a href=&quot; &amp; CHAR(34) &amp; &quot;#&quot; &amp; CHAR(34) &amp; &quot;&gt;&quot; &amp;&#10;&quot;&lt;img src=&quot; &amp; CHAR(34) &amp; &quot;https://github.com/ubuntu/yaru/blob/master/icons/Yaru/scalable/&quot; &amp; [.E748] &amp; &quot;/&quot; &amp; [.A748] &amp; &quot;.svg&quot; &amp; CHAR(34) &amp; &#10;&quot; width=&quot; &amp; CHAR(34) &amp; &quot;22&quot; &amp; CHAR(34) &amp; &quot; alt=&quot; &amp; CHAR(34) &amp; [.D748] &amp; CHAR(34) &amp; &quot;&gt;&lt;/a&gt;&quot; &amp;&#10;&quot;&amp;nbsp; &amp;nbsp; &quot; &amp; [.D748] &amp; &quot;&lt;br&gt;&quot;&#10;))" office:value-type="string" office:string-value="&lt;a href=&quot;#&quot;&gt;&lt;img src=&quot;https://github.com/ubuntu/yaru/blob/master/icons/Yaru/scalable/emotes/face-wink-symbolic.svg&quot; width=&quot;22&quot; alt=&quot;face-wink-symbolic&quot;&gt;&lt;/a&gt;&amp;nbsp; &amp;nbsp; face-wink-symbolic&lt;br&gt;" calcext:value-type="string">
            <text:p>&lt;a href="#"&gt;&lt;img src="https://github.com/ubuntu/yaru/blob/master/icons/Yaru/scalable/emotes/face-wink-symbolic.svg" width="22" alt="face-wink-symbolic"&gt;&lt;/a&gt;&amp;nbsp; &amp;nbsp; face-wink-symbolic&lt;br&gt;</text:p>
          </table:table-cell>
        </table:table-row>
        <table:table-row table:style-name="ro1">
          <table:table-cell office:value-type="string" calcext:value-type="string">
            <text:p>face-worried-symbolic</text:p>
          </table:table-cell>
          <table:table-cell table:formula="of:=IF(LEFT([.A749];1)=&quot;.&quot;;&quot;Y&quot;;&quot;N&quot;)" office:value-type="string" office:string-value="N" calcext:value-type="string">
            <text:p>N</text:p>
          </table:table-cell>
          <table:table-cell table:formula="of:=IFERROR(&quot;## &quot; &amp; MID([.A749];3;FIND(&quot;:&quot;;[.A749])-3) &amp; &quot; &lt;br&gt;&quot;;&quot;&quot;)">
            <text:p/>
          </table:table-cell>
          <table:table-cell table:formula="of:=IF([.B749]=&quot;Y&quot;;MID([.A749];3;FIND(&quot;:&quot;;[.A749];1)-3);IF(&#10;RIGHT(RIGHT([.A749]; 1))=&quot;@&quot;;0;&#10;[.A749]))" office:value-type="string" office:string-value="face-worried-symbolic" calcext:value-type="string">
            <text:p>face-worried-symbolic</text:p>
          </table:table-cell>
          <table:table-cell table:formula="of:=IF([.B749]=&quot;Y&quot;;[.D749];[.E748])" office:value-type="string" office:string-value="emotes" calcext:value-type="string">
            <text:p>emotes</text:p>
          </table:table-cell>
          <table:table-cell table:style-name="ce10" table:formula="of:=IF([.D749]=0;&quot;&quot;;IF([.B749]=&quot;Y&quot;;[.C749];&#10;&quot;&lt;a href=&quot; &amp; CHAR(34) &amp; &quot;#&quot; &amp; CHAR(34) &amp; &quot;&gt;&quot; &amp;&#10;&quot;&lt;img src=&quot; &amp; CHAR(34) &amp; &quot;https://github.com/ubuntu/yaru/blob/master/icons/Yaru/scalable/&quot; &amp; [.E749] &amp; &quot;/&quot; &amp; [.A749] &amp; &quot;.svg&quot; &amp; CHAR(34) &amp; &#10;&quot; width=&quot; &amp; CHAR(34) &amp; &quot;22&quot; &amp; CHAR(34) &amp; &quot; alt=&quot; &amp; CHAR(34) &amp; [.D749] &amp; CHAR(34) &amp; &quot;&gt;&lt;/a&gt;&quot; &amp;&#10;&quot;&amp;nbsp; &amp;nbsp; &quot; &amp; [.D749] &amp; &quot;&lt;br&gt;&quot;&#10;))" office:value-type="string" office:string-value="&lt;a href=&quot;#&quot;&gt;&lt;img src=&quot;https://github.com/ubuntu/yaru/blob/master/icons/Yaru/scalable/emotes/face-worried-symbolic.svg&quot; width=&quot;22&quot; alt=&quot;face-worried-symbolic&quot;&gt;&lt;/a&gt;&amp;nbsp; &amp;nbsp; face-worried-symbolic&lt;br&gt;" calcext:value-type="string">
            <text:p>&lt;a href="#"&gt;&lt;img src="https://github.com/ubuntu/yaru/blob/master/icons/Yaru/scalable/emotes/face-worried-symbolic.svg" width="22" alt="face-worried-symbolic"&gt;&lt;/a&gt;&amp;nbsp; &amp;nbsp; face-worried-symbolic&lt;br&gt;</text:p>
          </table:table-cell>
        </table:table-row>
        <table:table-row table:style-name="ro1">
          <table:table-cell office:value-type="string" calcext:value-type="string">
            <text:p>face-yawn-symbolic</text:p>
          </table:table-cell>
          <table:table-cell table:formula="of:=IF(LEFT([.A750];1)=&quot;.&quot;;&quot;Y&quot;;&quot;N&quot;)" office:value-type="string" office:string-value="N" calcext:value-type="string">
            <text:p>N</text:p>
          </table:table-cell>
          <table:table-cell table:formula="of:=IFERROR(&quot;## &quot; &amp; MID([.A750];3;FIND(&quot;:&quot;;[.A750])-3) &amp; &quot; &lt;br&gt;&quot;;&quot;&quot;)">
            <text:p/>
          </table:table-cell>
          <table:table-cell table:formula="of:=IF([.B750]=&quot;Y&quot;;MID([.A750];3;FIND(&quot;:&quot;;[.A750];1)-3);IF(&#10;RIGHT(RIGHT([.A750]; 1))=&quot;@&quot;;0;&#10;[.A750]))" office:value-type="string" office:string-value="face-yawn-symbolic" calcext:value-type="string">
            <text:p>face-yawn-symbolic</text:p>
          </table:table-cell>
          <table:table-cell table:formula="of:=IF([.B750]=&quot;Y&quot;;[.D750];[.E749])" office:value-type="string" office:string-value="emotes" calcext:value-type="string">
            <text:p>emotes</text:p>
          </table:table-cell>
          <table:table-cell table:style-name="ce10" table:formula="of:=IF([.D750]=0;&quot;&quot;;IF([.B750]=&quot;Y&quot;;[.C750];&#10;&quot;&lt;a href=&quot; &amp; CHAR(34) &amp; &quot;#&quot; &amp; CHAR(34) &amp; &quot;&gt;&quot; &amp;&#10;&quot;&lt;img src=&quot; &amp; CHAR(34) &amp; &quot;https://github.com/ubuntu/yaru/blob/master/icons/Yaru/scalable/&quot; &amp; [.E750] &amp; &quot;/&quot; &amp; [.A750] &amp; &quot;.svg&quot; &amp; CHAR(34) &amp; &#10;&quot; width=&quot; &amp; CHAR(34) &amp; &quot;22&quot; &amp; CHAR(34) &amp; &quot; alt=&quot; &amp; CHAR(34) &amp; [.D750] &amp; CHAR(34) &amp; &quot;&gt;&lt;/a&gt;&quot; &amp;&#10;&quot;&amp;nbsp; &amp;nbsp; &quot; &amp; [.D750] &amp; &quot;&lt;br&gt;&quot;&#10;))" office:value-type="string" office:string-value="&lt;a href=&quot;#&quot;&gt;&lt;img src=&quot;https://github.com/ubuntu/yaru/blob/master/icons/Yaru/scalable/emotes/face-yawn-symbolic.svg&quot; width=&quot;22&quot; alt=&quot;face-yawn-symbolic&quot;&gt;&lt;/a&gt;&amp;nbsp; &amp;nbsp; face-yawn-symbolic&lt;br&gt;" calcext:value-type="string">
            <text:p>&lt;a href="#"&gt;&lt;img src="https://github.com/ubuntu/yaru/blob/master/icons/Yaru/scalable/emotes/face-yawn-symbolic.svg" width="22" alt="face-yawn-symbolic"&gt;&lt;/a&gt;&amp;nbsp; &amp;nbsp; face-yawn-symbolic&lt;br&gt;</text:p>
          </table:table-cell>
        </table:table-row>
        <table:table-row table:style-name="ro1">
          <table:table-cell office:value-type="string" calcext:value-type="string">
            <text:p>hand-open-symbolic</text:p>
          </table:table-cell>
          <table:table-cell table:formula="of:=IF(LEFT([.A751];1)=&quot;.&quot;;&quot;Y&quot;;&quot;N&quot;)" office:value-type="string" office:string-value="N" calcext:value-type="string">
            <text:p>N</text:p>
          </table:table-cell>
          <table:table-cell table:formula="of:=IFERROR(&quot;## &quot; &amp; MID([.A751];3;FIND(&quot;:&quot;;[.A751])-3) &amp; &quot; &lt;br&gt;&quot;;&quot;&quot;)">
            <text:p/>
          </table:table-cell>
          <table:table-cell table:formula="of:=IF([.B751]=&quot;Y&quot;;MID([.A751];3;FIND(&quot;:&quot;;[.A751];1)-3);IF(&#10;RIGHT(RIGHT([.A751]; 1))=&quot;@&quot;;0;&#10;[.A751]))" office:value-type="string" office:string-value="hand-open-symbolic" calcext:value-type="string">
            <text:p>hand-open-symbolic</text:p>
          </table:table-cell>
          <table:table-cell table:formula="of:=IF([.B751]=&quot;Y&quot;;[.D751];[.E750])" office:value-type="string" office:string-value="emotes" calcext:value-type="string">
            <text:p>emotes</text:p>
          </table:table-cell>
          <table:table-cell table:style-name="ce10" table:formula="of:=IF([.D751]=0;&quot;&quot;;IF([.B751]=&quot;Y&quot;;[.C751];&#10;&quot;&lt;a href=&quot; &amp; CHAR(34) &amp; &quot;#&quot; &amp; CHAR(34) &amp; &quot;&gt;&quot; &amp;&#10;&quot;&lt;img src=&quot; &amp; CHAR(34) &amp; &quot;https://github.com/ubuntu/yaru/blob/master/icons/Yaru/scalable/&quot; &amp; [.E751] &amp; &quot;/&quot; &amp; [.A751] &amp; &quot;.svg&quot; &amp; CHAR(34) &amp; &#10;&quot; width=&quot; &amp; CHAR(34) &amp; &quot;22&quot; &amp; CHAR(34) &amp; &quot; alt=&quot; &amp; CHAR(34) &amp; [.D751] &amp; CHAR(34) &amp; &quot;&gt;&lt;/a&gt;&quot; &amp;&#10;&quot;&amp;nbsp; &amp;nbsp; &quot; &amp; [.D751] &amp; &quot;&lt;br&gt;&quot;&#10;))" office:value-type="string" office:string-value="&lt;a href=&quot;#&quot;&gt;&lt;img src=&quot;https://github.com/ubuntu/yaru/blob/master/icons/Yaru/scalable/emotes/hand-open-symbolic.svg&quot; width=&quot;22&quot; alt=&quot;hand-open-symbolic&quot;&gt;&lt;/a&gt;&amp;nbsp; &amp;nbsp; hand-open-symbolic&lt;br&gt;" calcext:value-type="string">
            <text:p>&lt;a href="#"&gt;&lt;img src="https://github.com/ubuntu/yaru/blob/master/icons/Yaru/scalable/emotes/hand-open-symbolic.svg" width="22" alt="hand-open-symbolic"&gt;&lt;/a&gt;&amp;nbsp; &amp;nbsp; hand-open-symbolic&lt;br&gt;</text:p>
          </table:table-cell>
        </table:table-row>
        <table:table-row table:style-name="ro1">
          <table:table-cell table:style-name="Default"/>
          <table:table-cell table:style-name="Default" table:formula="of:=IF(LEFT([.A75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52];3;FIND(&quot;:&quot;;[.A752])-3) &amp; &quot; &lt;br&gt;&quot;;&quot;&quot;)">
            <text:p/>
          </table:table-cell>
          <table:table-cell table:style-name="ce6" table:formula="of:=IF([.B752]=&quot;Y&quot;;MID([.A752];3;FIND(&quot;:&quot;;[.A752];1)-3);IF(&#10;RIGHT(RIGHT([.A752]; 1))=&quot;@&quot;;0;&#10;[.A752]))" office:value-type="float" office:value="0" calcext:value-type="float">
            <text:p>0</text:p>
          </table:table-cell>
          <table:table-cell table:formula="of:=IF([.B752]=&quot;Y&quot;;[.D752];[.E751])" office:value-type="string" office:string-value="emotes" calcext:value-type="string">
            <text:p>emotes</text:p>
          </table:table-cell>
          <table:table-cell table:style-name="ce10" table:formula="of:=IF([.D752]=0;&quot;&quot;;IF([.B752]=&quot;Y&quot;;[.C752];&#10;&quot;&lt;a href=&quot; &amp; CHAR(34) &amp; &quot;#&quot; &amp; CHAR(34) &amp; &quot;&gt;&quot; &amp;&#10;&quot;&lt;img src=&quot; &amp; CHAR(34) &amp; &quot;https://github.com/ubuntu/yaru/blob/master/icons/Yaru/scalable/&quot; &amp; [.E752] &amp; &quot;/&quot; &amp; [.A752] &amp; &quot;.svg&quot; &amp; CHAR(34) &amp; &#10;&quot; width=&quot; &amp; CHAR(34) &amp; &quot;22&quot; &amp; CHAR(34) &amp; &quot; alt=&quot; &amp; CHAR(34) &amp; [.D752] &amp; CHAR(34) &amp; &quot;&gt;&lt;/a&gt;&quot; &amp;&#10;&quot;&amp;nbsp; &amp;nbsp; &quot; &amp; [.D752] &amp; &quot;&lt;br&gt;&quot;&#10;))">
            <text:p/>
          </table:table-cell>
        </table:table-row>
        <table:table-row table:style-name="ro2">
          <table:table-cell office:value-type="string" calcext:value-type="string">
            <text:p>./generic-symbols:</text:p>
          </table:table-cell>
          <table:table-cell table:formula="of:=IF(LEFT([.A753];1)=&quot;.&quot;;&quot;Y&quot;;&quot;N&quot;)" office:value-type="string" office:string-value="Y" calcext:value-type="string">
            <text:p>Y</text:p>
          </table:table-cell>
          <table:table-cell table:formula="of:=IFERROR(&quot;## &quot; &amp; MID([.A753];3;FIND(&quot;:&quot;;[.A753])-3) &amp; &quot; &lt;br&gt;&quot;;&quot;&quot;)" office:value-type="string" office:string-value="## generic-symbols &lt;br&gt;" calcext:value-type="string">
            <text:p>## generic-symbols &lt;br&gt;</text:p>
          </table:table-cell>
          <table:table-cell table:formula="of:=IF([.B753]=&quot;Y&quot;;MID([.A753];3;FIND(&quot;:&quot;;[.A753];1)-3);IF(&#10;RIGHT(RIGHT([.A753]; 1))=&quot;@&quot;;0;&#10;[.A753]))" office:value-type="string" office:string-value="generic-symbols" calcext:value-type="string">
            <text:p>generic-symbols</text:p>
          </table:table-cell>
          <table:table-cell table:formula="of:=IF([.B753]=&quot;Y&quot;;[.D753];[.E752])" office:value-type="string" office:string-value="generic-symbols" calcext:value-type="string">
            <text:p>generic-symbols</text:p>
          </table:table-cell>
          <table:table-cell table:style-name="ce10" table:formula="of:=IF([.D753]=0;&quot;&quot;;IF([.B753]=&quot;Y&quot;;[.C753];&#10;&quot;&lt;a href=&quot; &amp; CHAR(34) &amp; &quot;#&quot; &amp; CHAR(34) &amp; &quot;&gt;&quot; &amp;&#10;&quot;&lt;img src=&quot; &amp; CHAR(34) &amp; &quot;https://github.com/ubuntu/yaru/blob/master/icons/Yaru/scalable/&quot; &amp; [.E753] &amp; &quot;/&quot; &amp; [.A753] &amp; &quot;.svg&quot; &amp; CHAR(34) &amp; &#10;&quot; width=&quot; &amp; CHAR(34) &amp; &quot;22&quot; &amp; CHAR(34) &amp; &quot; alt=&quot; &amp; CHAR(34) &amp; [.D753] &amp; CHAR(34) &amp; &quot;&gt;&lt;/a&gt;&quot; &amp;&#10;&quot;&amp;nbsp; &amp;nbsp; &quot; &amp; [.D753] &amp; &quot;&lt;br&gt;&quot;&#10;))" office:value-type="string" office:string-value="## generic-symbols &lt;br&gt;" calcext:value-type="string">
            <text:p>## generic-symbols &lt;br&gt;</text:p>
          </table:table-cell>
        </table:table-row>
        <table:table-row table:style-name="ro1">
          <table:table-cell office:value-type="string" calcext:value-type="string">
            <text:p>chat-none-symbolic</text:p>
          </table:table-cell>
          <table:table-cell table:formula="of:=IF(LEFT([.A754];1)=&quot;.&quot;;&quot;Y&quot;;&quot;N&quot;)" office:value-type="string" office:string-value="N" calcext:value-type="string">
            <text:p>N</text:p>
          </table:table-cell>
          <table:table-cell table:formula="of:=IFERROR(&quot;## &quot; &amp; MID([.A754];3;FIND(&quot;:&quot;;[.A754])-3) &amp; &quot; &lt;br&gt;&quot;;&quot;&quot;)">
            <text:p/>
          </table:table-cell>
          <table:table-cell table:formula="of:=IF([.B754]=&quot;Y&quot;;MID([.A754];3;FIND(&quot;:&quot;;[.A754];1)-3);IF(&#10;RIGHT(RIGHT([.A754]; 1))=&quot;@&quot;;0;&#10;[.A754]))" office:value-type="string" office:string-value="chat-none-symbolic" calcext:value-type="string">
            <text:p>chat-none-symbolic</text:p>
          </table:table-cell>
          <table:table-cell table:formula="of:=IF([.B754]=&quot;Y&quot;;[.D754];[.E753])" office:value-type="string" office:string-value="generic-symbols" calcext:value-type="string">
            <text:p>generic-symbols</text:p>
          </table:table-cell>
          <table:table-cell table:style-name="ce10" table:formula="of:=IF([.D754]=0;&quot;&quot;;IF([.B754]=&quot;Y&quot;;[.C754];&#10;&quot;&lt;a href=&quot; &amp; CHAR(34) &amp; &quot;#&quot; &amp; CHAR(34) &amp; &quot;&gt;&quot; &amp;&#10;&quot;&lt;img src=&quot; &amp; CHAR(34) &amp; &quot;https://github.com/ubuntu/yaru/blob/master/icons/Yaru/scalable/&quot; &amp; [.E754] &amp; &quot;/&quot; &amp; [.A754] &amp; &quot;.svg&quot; &amp; CHAR(34) &amp; &#10;&quot; width=&quot; &amp; CHAR(34) &amp; &quot;22&quot; &amp; CHAR(34) &amp; &quot; alt=&quot; &amp; CHAR(34) &amp; [.D754] &amp; CHAR(34) &amp; &quot;&gt;&lt;/a&gt;&quot; &amp;&#10;&quot;&amp;nbsp; &amp;nbsp; &quot; &amp; [.D754] &amp; &quot;&lt;br&gt;&quot;&#10;))" office:value-type="string" office:string-value="&lt;a href=&quot;#&quot;&gt;&lt;img src=&quot;https://github.com/ubuntu/yaru/blob/master/icons/Yaru/scalable/generic-symbols/chat-none-symbolic.svg&quot; width=&quot;22&quot; alt=&quot;chat-none-symbolic&quot;&gt;&lt;/a&gt;&amp;nbsp; &amp;nbsp; chat-none-symbolic&lt;br&gt;" calcext:value-type="string">
            <text:p>&lt;a href="#"&gt;&lt;img src="https://github.com/ubuntu/yaru/blob/master/icons/Yaru/scalable/generic-symbols/chat-none-symbolic.svg" width="22" alt="chat-none-symbolic"&gt;&lt;/a&gt;&amp;nbsp; &amp;nbsp; chat-none-symbolic&lt;br&gt;</text:p>
          </table:table-cell>
        </table:table-row>
        <table:table-row table:style-name="ro1">
          <table:table-cell office:value-type="string" calcext:value-type="string">
            <text:p>chat-symbolic</text:p>
          </table:table-cell>
          <table:table-cell table:formula="of:=IF(LEFT([.A755];1)=&quot;.&quot;;&quot;Y&quot;;&quot;N&quot;)" office:value-type="string" office:string-value="N" calcext:value-type="string">
            <text:p>N</text:p>
          </table:table-cell>
          <table:table-cell table:formula="of:=IFERROR(&quot;## &quot; &amp; MID([.A755];3;FIND(&quot;:&quot;;[.A755])-3) &amp; &quot; &lt;br&gt;&quot;;&quot;&quot;)">
            <text:p/>
          </table:table-cell>
          <table:table-cell table:formula="of:=IF([.B755]=&quot;Y&quot;;MID([.A755];3;FIND(&quot;:&quot;;[.A755];1)-3);IF(&#10;RIGHT(RIGHT([.A755]; 1))=&quot;@&quot;;0;&#10;[.A755]))" office:value-type="string" office:string-value="chat-symbolic" calcext:value-type="string">
            <text:p>chat-symbolic</text:p>
          </table:table-cell>
          <table:table-cell table:formula="of:=IF([.B755]=&quot;Y&quot;;[.D755];[.E754])" office:value-type="string" office:string-value="generic-symbols" calcext:value-type="string">
            <text:p>generic-symbols</text:p>
          </table:table-cell>
          <table:table-cell table:style-name="ce10" table:formula="of:=IF([.D755]=0;&quot;&quot;;IF([.B755]=&quot;Y&quot;;[.C755];&#10;&quot;&lt;a href=&quot; &amp; CHAR(34) &amp; &quot;#&quot; &amp; CHAR(34) &amp; &quot;&gt;&quot; &amp;&#10;&quot;&lt;img src=&quot; &amp; CHAR(34) &amp; &quot;https://github.com/ubuntu/yaru/blob/master/icons/Yaru/scalable/&quot; &amp; [.E755] &amp; &quot;/&quot; &amp; [.A755] &amp; &quot;.svg&quot; &amp; CHAR(34) &amp; &#10;&quot; width=&quot; &amp; CHAR(34) &amp; &quot;22&quot; &amp; CHAR(34) &amp; &quot; alt=&quot; &amp; CHAR(34) &amp; [.D755] &amp; CHAR(34) &amp; &quot;&gt;&lt;/a&gt;&quot; &amp;&#10;&quot;&amp;nbsp; &amp;nbsp; &quot; &amp; [.D755] &amp; &quot;&lt;br&gt;&quot;&#10;))" office:value-type="string" office:string-value="&lt;a href=&quot;#&quot;&gt;&lt;img src=&quot;https://github.com/ubuntu/yaru/blob/master/icons/Yaru/scalable/generic-symbols/chat-symbolic.svg&quot; width=&quot;22&quot; alt=&quot;chat-symbolic&quot;&gt;&lt;/a&gt;&amp;nbsp; &amp;nbsp; chat-symbolic&lt;br&gt;" calcext:value-type="string">
            <text:p>&lt;a href="#"&gt;&lt;img src="https://github.com/ubuntu/yaru/blob/master/icons/Yaru/scalable/generic-symbols/chat-symbolic.svg" width="22" alt="chat-symbolic"&gt;&lt;/a&gt;&amp;nbsp; &amp;nbsp; chat-symbolic&lt;br&gt;</text:p>
          </table:table-cell>
        </table:table-row>
        <table:table-row table:style-name="ro1">
          <table:table-cell office:value-type="string" calcext:value-type="string">
            <text:p>cigarette-none-symbolic</text:p>
          </table:table-cell>
          <table:table-cell table:formula="of:=IF(LEFT([.A756];1)=&quot;.&quot;;&quot;Y&quot;;&quot;N&quot;)" office:value-type="string" office:string-value="N" calcext:value-type="string">
            <text:p>N</text:p>
          </table:table-cell>
          <table:table-cell table:formula="of:=IFERROR(&quot;## &quot; &amp; MID([.A756];3;FIND(&quot;:&quot;;[.A756])-3) &amp; &quot; &lt;br&gt;&quot;;&quot;&quot;)">
            <text:p/>
          </table:table-cell>
          <table:table-cell table:formula="of:=IF([.B756]=&quot;Y&quot;;MID([.A756];3;FIND(&quot;:&quot;;[.A756];1)-3);IF(&#10;RIGHT(RIGHT([.A756]; 1))=&quot;@&quot;;0;&#10;[.A756]))" office:value-type="string" office:string-value="cigarette-none-symbolic" calcext:value-type="string">
            <text:p>cigarette-none-symbolic</text:p>
          </table:table-cell>
          <table:table-cell table:formula="of:=IF([.B756]=&quot;Y&quot;;[.D756];[.E755])" office:value-type="string" office:string-value="generic-symbols" calcext:value-type="string">
            <text:p>generic-symbols</text:p>
          </table:table-cell>
          <table:table-cell table:style-name="ce10" table:formula="of:=IF([.D756]=0;&quot;&quot;;IF([.B756]=&quot;Y&quot;;[.C756];&#10;&quot;&lt;a href=&quot; &amp; CHAR(34) &amp; &quot;#&quot; &amp; CHAR(34) &amp; &quot;&gt;&quot; &amp;&#10;&quot;&lt;img src=&quot; &amp; CHAR(34) &amp; &quot;https://github.com/ubuntu/yaru/blob/master/icons/Yaru/scalable/&quot; &amp; [.E756] &amp; &quot;/&quot; &amp; [.A756] &amp; &quot;.svg&quot; &amp; CHAR(34) &amp; &#10;&quot; width=&quot; &amp; CHAR(34) &amp; &quot;22&quot; &amp; CHAR(34) &amp; &quot; alt=&quot; &amp; CHAR(34) &amp; [.D756] &amp; CHAR(34) &amp; &quot;&gt;&lt;/a&gt;&quot; &amp;&#10;&quot;&amp;nbsp; &amp;nbsp; &quot; &amp; [.D756] &amp; &quot;&lt;br&gt;&quot;&#10;))" office:value-type="string" office:string-value="&lt;a href=&quot;#&quot;&gt;&lt;img src=&quot;https://github.com/ubuntu/yaru/blob/master/icons/Yaru/scalable/generic-symbols/cigarette-none-symbolic.svg&quot; width=&quot;22&quot; alt=&quot;cigarette-none-symbolic&quot;&gt;&lt;/a&gt;&amp;nbsp; &amp;nbsp; cigarette-none-symbolic&lt;br&gt;" calcext:value-type="string">
            <text:p>&lt;a href="#"&gt;&lt;img src="https://github.com/ubuntu/yaru/blob/master/icons/Yaru/scalable/generic-symbols/cigarette-none-symbolic.svg" width="22" alt="cigarette-none-symbolic"&gt;&lt;/a&gt;&amp;nbsp; &amp;nbsp; cigarette-none-symbolic&lt;br&gt;</text:p>
          </table:table-cell>
        </table:table-row>
        <table:table-row table:style-name="ro1">
          <table:table-cell office:value-type="string" calcext:value-type="string">
            <text:p>cigarette-symbolic</text:p>
          </table:table-cell>
          <table:table-cell table:formula="of:=IF(LEFT([.A757];1)=&quot;.&quot;;&quot;Y&quot;;&quot;N&quot;)" office:value-type="string" office:string-value="N" calcext:value-type="string">
            <text:p>N</text:p>
          </table:table-cell>
          <table:table-cell table:formula="of:=IFERROR(&quot;## &quot; &amp; MID([.A757];3;FIND(&quot;:&quot;;[.A757])-3) &amp; &quot; &lt;br&gt;&quot;;&quot;&quot;)">
            <text:p/>
          </table:table-cell>
          <table:table-cell table:formula="of:=IF([.B757]=&quot;Y&quot;;MID([.A757];3;FIND(&quot;:&quot;;[.A757];1)-3);IF(&#10;RIGHT(RIGHT([.A757]; 1))=&quot;@&quot;;0;&#10;[.A757]))" office:value-type="string" office:string-value="cigarette-symbolic" calcext:value-type="string">
            <text:p>cigarette-symbolic</text:p>
          </table:table-cell>
          <table:table-cell table:formula="of:=IF([.B757]=&quot;Y&quot;;[.D757];[.E756])" office:value-type="string" office:string-value="generic-symbols" calcext:value-type="string">
            <text:p>generic-symbols</text:p>
          </table:table-cell>
          <table:table-cell table:style-name="ce10" table:formula="of:=IF([.D757]=0;&quot;&quot;;IF([.B757]=&quot;Y&quot;;[.C757];&#10;&quot;&lt;a href=&quot; &amp; CHAR(34) &amp; &quot;#&quot; &amp; CHAR(34) &amp; &quot;&gt;&quot; &amp;&#10;&quot;&lt;img src=&quot; &amp; CHAR(34) &amp; &quot;https://github.com/ubuntu/yaru/blob/master/icons/Yaru/scalable/&quot; &amp; [.E757] &amp; &quot;/&quot; &amp; [.A757] &amp; &quot;.svg&quot; &amp; CHAR(34) &amp; &#10;&quot; width=&quot; &amp; CHAR(34) &amp; &quot;22&quot; &amp; CHAR(34) &amp; &quot; alt=&quot; &amp; CHAR(34) &amp; [.D757] &amp; CHAR(34) &amp; &quot;&gt;&lt;/a&gt;&quot; &amp;&#10;&quot;&amp;nbsp; &amp;nbsp; &quot; &amp; [.D757] &amp; &quot;&lt;br&gt;&quot;&#10;))" office:value-type="string" office:string-value="&lt;a href=&quot;#&quot;&gt;&lt;img src=&quot;https://github.com/ubuntu/yaru/blob/master/icons/Yaru/scalable/generic-symbols/cigarette-symbolic.svg&quot; width=&quot;22&quot; alt=&quot;cigarette-symbolic&quot;&gt;&lt;/a&gt;&amp;nbsp; &amp;nbsp; cigarette-symbolic&lt;br&gt;" calcext:value-type="string">
            <text:p>&lt;a href="#"&gt;&lt;img src="https://github.com/ubuntu/yaru/blob/master/icons/Yaru/scalable/generic-symbols/cigarette-symbolic.svg" width="22" alt="cigarette-symbolic"&gt;&lt;/a&gt;&amp;nbsp; &amp;nbsp; cigarette-symbolic&lt;br&gt;</text:p>
          </table:table-cell>
        </table:table-row>
        <table:table-row table:style-name="ro1">
          <table:table-cell office:value-type="string" calcext:value-type="string">
            <text:p>error-symbolic</text:p>
          </table:table-cell>
          <table:table-cell table:formula="of:=IF(LEFT([.A758];1)=&quot;.&quot;;&quot;Y&quot;;&quot;N&quot;)" office:value-type="string" office:string-value="N" calcext:value-type="string">
            <text:p>N</text:p>
          </table:table-cell>
          <table:table-cell table:formula="of:=IFERROR(&quot;## &quot; &amp; MID([.A758];3;FIND(&quot;:&quot;;[.A758])-3) &amp; &quot; &lt;br&gt;&quot;;&quot;&quot;)">
            <text:p/>
          </table:table-cell>
          <table:table-cell table:formula="of:=IF([.B758]=&quot;Y&quot;;MID([.A758];3;FIND(&quot;:&quot;;[.A758];1)-3);IF(&#10;RIGHT(RIGHT([.A758]; 1))=&quot;@&quot;;0;&#10;[.A758]))" office:value-type="string" office:string-value="error-symbolic" calcext:value-type="string">
            <text:p>error-symbolic</text:p>
          </table:table-cell>
          <table:table-cell table:formula="of:=IF([.B758]=&quot;Y&quot;;[.D758];[.E757])" office:value-type="string" office:string-value="generic-symbols" calcext:value-type="string">
            <text:p>generic-symbols</text:p>
          </table:table-cell>
          <table:table-cell table:style-name="ce10" table:formula="of:=IF([.D758]=0;&quot;&quot;;IF([.B758]=&quot;Y&quot;;[.C758];&#10;&quot;&lt;a href=&quot; &amp; CHAR(34) &amp; &quot;#&quot; &amp; CHAR(34) &amp; &quot;&gt;&quot; &amp;&#10;&quot;&lt;img src=&quot; &amp; CHAR(34) &amp; &quot;https://github.com/ubuntu/yaru/blob/master/icons/Yaru/scalable/&quot; &amp; [.E758] &amp; &quot;/&quot; &amp; [.A758] &amp; &quot;.svg&quot; &amp; CHAR(34) &amp; &#10;&quot; width=&quot; &amp; CHAR(34) &amp; &quot;22&quot; &amp; CHAR(34) &amp; &quot; alt=&quot; &amp; CHAR(34) &amp; [.D758] &amp; CHAR(34) &amp; &quot;&gt;&lt;/a&gt;&quot; &amp;&#10;&quot;&amp;nbsp; &amp;nbsp; &quot; &amp; [.D758] &amp; &quot;&lt;br&gt;&quot;&#10;))" office:value-type="string" office:string-value="&lt;a href=&quot;#&quot;&gt;&lt;img src=&quot;https://github.com/ubuntu/yaru/blob/master/icons/Yaru/scalable/generic-symbols/error-symbolic.svg&quot; width=&quot;22&quot; alt=&quot;error-symbolic&quot;&gt;&lt;/a&gt;&amp;nbsp; &amp;nbsp; error-symbolic&lt;br&gt;" calcext:value-type="string">
            <text:p>&lt;a href="#"&gt;&lt;img src="https://github.com/ubuntu/yaru/blob/master/icons/Yaru/scalable/generic-symbols/error-symbolic.svg" width="22" alt="error-symbolic"&gt;&lt;/a&gt;&amp;nbsp; &amp;nbsp; error-symbolic&lt;br&gt;</text:p>
          </table:table-cell>
        </table:table-row>
        <table:table-row table:style-name="ro1">
          <table:table-cell office:value-type="string" calcext:value-type="string">
            <text:p>money-none-symbolic</text:p>
          </table:table-cell>
          <table:table-cell table:formula="of:=IF(LEFT([.A759];1)=&quot;.&quot;;&quot;Y&quot;;&quot;N&quot;)" office:value-type="string" office:string-value="N" calcext:value-type="string">
            <text:p>N</text:p>
          </table:table-cell>
          <table:table-cell table:formula="of:=IFERROR(&quot;## &quot; &amp; MID([.A759];3;FIND(&quot;:&quot;;[.A759])-3) &amp; &quot; &lt;br&gt;&quot;;&quot;&quot;)">
            <text:p/>
          </table:table-cell>
          <table:table-cell table:formula="of:=IF([.B759]=&quot;Y&quot;;MID([.A759];3;FIND(&quot;:&quot;;[.A759];1)-3);IF(&#10;RIGHT(RIGHT([.A759]; 1))=&quot;@&quot;;0;&#10;[.A759]))" office:value-type="string" office:string-value="money-none-symbolic" calcext:value-type="string">
            <text:p>money-none-symbolic</text:p>
          </table:table-cell>
          <table:table-cell table:formula="of:=IF([.B759]=&quot;Y&quot;;[.D759];[.E758])" office:value-type="string" office:string-value="generic-symbols" calcext:value-type="string">
            <text:p>generic-symbols</text:p>
          </table:table-cell>
          <table:table-cell table:style-name="ce10" table:formula="of:=IF([.D759]=0;&quot;&quot;;IF([.B759]=&quot;Y&quot;;[.C759];&#10;&quot;&lt;a href=&quot; &amp; CHAR(34) &amp; &quot;#&quot; &amp; CHAR(34) &amp; &quot;&gt;&quot; &amp;&#10;&quot;&lt;img src=&quot; &amp; CHAR(34) &amp; &quot;https://github.com/ubuntu/yaru/blob/master/icons/Yaru/scalable/&quot; &amp; [.E759] &amp; &quot;/&quot; &amp; [.A759] &amp; &quot;.svg&quot; &amp; CHAR(34) &amp; &#10;&quot; width=&quot; &amp; CHAR(34) &amp; &quot;22&quot; &amp; CHAR(34) &amp; &quot; alt=&quot; &amp; CHAR(34) &amp; [.D759] &amp; CHAR(34) &amp; &quot;&gt;&lt;/a&gt;&quot; &amp;&#10;&quot;&amp;nbsp; &amp;nbsp; &quot; &amp; [.D759] &amp; &quot;&lt;br&gt;&quot;&#10;))" office:value-type="string" office:string-value="&lt;a href=&quot;#&quot;&gt;&lt;img src=&quot;https://github.com/ubuntu/yaru/blob/master/icons/Yaru/scalable/generic-symbols/money-none-symbolic.svg&quot; width=&quot;22&quot; alt=&quot;money-none-symbolic&quot;&gt;&lt;/a&gt;&amp;nbsp; &amp;nbsp; money-none-symbolic&lt;br&gt;" calcext:value-type="string">
            <text:p>&lt;a href="#"&gt;&lt;img src="https://github.com/ubuntu/yaru/blob/master/icons/Yaru/scalable/generic-symbols/money-none-symbolic.svg" width="22" alt="money-none-symbolic"&gt;&lt;/a&gt;&amp;nbsp; &amp;nbsp; money-none-symbolic&lt;br&gt;</text:p>
          </table:table-cell>
        </table:table-row>
        <table:table-row table:style-name="ro1">
          <table:table-cell office:value-type="string" calcext:value-type="string">
            <text:p>money-symbolic</text:p>
          </table:table-cell>
          <table:table-cell table:formula="of:=IF(LEFT([.A760];1)=&quot;.&quot;;&quot;Y&quot;;&quot;N&quot;)" office:value-type="string" office:string-value="N" calcext:value-type="string">
            <text:p>N</text:p>
          </table:table-cell>
          <table:table-cell table:formula="of:=IFERROR(&quot;## &quot; &amp; MID([.A760];3;FIND(&quot;:&quot;;[.A760])-3) &amp; &quot; &lt;br&gt;&quot;;&quot;&quot;)">
            <text:p/>
          </table:table-cell>
          <table:table-cell table:formula="of:=IF([.B760]=&quot;Y&quot;;MID([.A760];3;FIND(&quot;:&quot;;[.A760];1)-3);IF(&#10;RIGHT(RIGHT([.A760]; 1))=&quot;@&quot;;0;&#10;[.A760]))" office:value-type="string" office:string-value="money-symbolic" calcext:value-type="string">
            <text:p>money-symbolic</text:p>
          </table:table-cell>
          <table:table-cell table:formula="of:=IF([.B760]=&quot;Y&quot;;[.D760];[.E759])" office:value-type="string" office:string-value="generic-symbols" calcext:value-type="string">
            <text:p>generic-symbols</text:p>
          </table:table-cell>
          <table:table-cell table:style-name="ce10" table:formula="of:=IF([.D760]=0;&quot;&quot;;IF([.B760]=&quot;Y&quot;;[.C760];&#10;&quot;&lt;a href=&quot; &amp; CHAR(34) &amp; &quot;#&quot; &amp; CHAR(34) &amp; &quot;&gt;&quot; &amp;&#10;&quot;&lt;img src=&quot; &amp; CHAR(34) &amp; &quot;https://github.com/ubuntu/yaru/blob/master/icons/Yaru/scalable/&quot; &amp; [.E760] &amp; &quot;/&quot; &amp; [.A760] &amp; &quot;.svg&quot; &amp; CHAR(34) &amp; &#10;&quot; width=&quot; &amp; CHAR(34) &amp; &quot;22&quot; &amp; CHAR(34) &amp; &quot; alt=&quot; &amp; CHAR(34) &amp; [.D760] &amp; CHAR(34) &amp; &quot;&gt;&lt;/a&gt;&quot; &amp;&#10;&quot;&amp;nbsp; &amp;nbsp; &quot; &amp; [.D760] &amp; &quot;&lt;br&gt;&quot;&#10;))" office:value-type="string" office:string-value="&lt;a href=&quot;#&quot;&gt;&lt;img src=&quot;https://github.com/ubuntu/yaru/blob/master/icons/Yaru/scalable/generic-symbols/money-symbolic.svg&quot; width=&quot;22&quot; alt=&quot;money-symbolic&quot;&gt;&lt;/a&gt;&amp;nbsp; &amp;nbsp; money-symbolic&lt;br&gt;" calcext:value-type="string">
            <text:p>&lt;a href="#"&gt;&lt;img src="https://github.com/ubuntu/yaru/blob/master/icons/Yaru/scalable/generic-symbols/money-symbolic.svg" width="22" alt="money-symbolic"&gt;&lt;/a&gt;&amp;nbsp; &amp;nbsp; money-symbolic&lt;br&gt;</text:p>
          </table:table-cell>
        </table:table-row>
        <table:table-row table:style-name="ro1">
          <table:table-cell office:value-type="string" calcext:value-type="string">
            <text:p>no-violence-symbolic</text:p>
          </table:table-cell>
          <table:table-cell table:formula="of:=IF(LEFT([.A761];1)=&quot;.&quot;;&quot;Y&quot;;&quot;N&quot;)" office:value-type="string" office:string-value="N" calcext:value-type="string">
            <text:p>N</text:p>
          </table:table-cell>
          <table:table-cell table:formula="of:=IFERROR(&quot;## &quot; &amp; MID([.A761];3;FIND(&quot;:&quot;;[.A761])-3) &amp; &quot; &lt;br&gt;&quot;;&quot;&quot;)">
            <text:p/>
          </table:table-cell>
          <table:table-cell table:formula="of:=IF([.B761]=&quot;Y&quot;;MID([.A761];3;FIND(&quot;:&quot;;[.A761];1)-3);IF(&#10;RIGHT(RIGHT([.A761]; 1))=&quot;@&quot;;0;&#10;[.A761]))" office:value-type="string" office:string-value="no-violence-symbolic" calcext:value-type="string">
            <text:p>no-violence-symbolic</text:p>
          </table:table-cell>
          <table:table-cell table:formula="of:=IF([.B761]=&quot;Y&quot;;[.D761];[.E760])" office:value-type="string" office:string-value="generic-symbols" calcext:value-type="string">
            <text:p>generic-symbols</text:p>
          </table:table-cell>
          <table:table-cell table:style-name="ce10" table:formula="of:=IF([.D761]=0;&quot;&quot;;IF([.B761]=&quot;Y&quot;;[.C761];&#10;&quot;&lt;a href=&quot; &amp; CHAR(34) &amp; &quot;#&quot; &amp; CHAR(34) &amp; &quot;&gt;&quot; &amp;&#10;&quot;&lt;img src=&quot; &amp; CHAR(34) &amp; &quot;https://github.com/ubuntu/yaru/blob/master/icons/Yaru/scalable/&quot; &amp; [.E761] &amp; &quot;/&quot; &amp; [.A761] &amp; &quot;.svg&quot; &amp; CHAR(34) &amp; &#10;&quot; width=&quot; &amp; CHAR(34) &amp; &quot;22&quot; &amp; CHAR(34) &amp; &quot; alt=&quot; &amp; CHAR(34) &amp; [.D761] &amp; CHAR(34) &amp; &quot;&gt;&lt;/a&gt;&quot; &amp;&#10;&quot;&amp;nbsp; &amp;nbsp; &quot; &amp; [.D761] &amp; &quot;&lt;br&gt;&quot;&#10;))" office:value-type="string" office:string-value="&lt;a href=&quot;#&quot;&gt;&lt;img src=&quot;https://github.com/ubuntu/yaru/blob/master/icons/Yaru/scalable/generic-symbols/no-violence-symbolic.svg&quot; width=&quot;22&quot; alt=&quot;no-violence-symbolic&quot;&gt;&lt;/a&gt;&amp;nbsp; &amp;nbsp; no-violence-symbolic&lt;br&gt;" calcext:value-type="string">
            <text:p>&lt;a href="#"&gt;&lt;img src="https://github.com/ubuntu/yaru/blob/master/icons/Yaru/scalable/generic-symbols/no-violence-symbolic.svg" width="22" alt="no-violence-symbolic"&gt;&lt;/a&gt;&amp;nbsp; &amp;nbsp; no-violence-symbolic&lt;br&gt;</text:p>
          </table:table-cell>
        </table:table-row>
        <table:table-row table:style-name="ro1">
          <table:table-cell office:value-type="string" calcext:value-type="string">
            <text:p>nudity-none-symbolic</text:p>
          </table:table-cell>
          <table:table-cell table:formula="of:=IF(LEFT([.A762];1)=&quot;.&quot;;&quot;Y&quot;;&quot;N&quot;)" office:value-type="string" office:string-value="N" calcext:value-type="string">
            <text:p>N</text:p>
          </table:table-cell>
          <table:table-cell table:formula="of:=IFERROR(&quot;## &quot; &amp; MID([.A762];3;FIND(&quot;:&quot;;[.A762])-3) &amp; &quot; &lt;br&gt;&quot;;&quot;&quot;)">
            <text:p/>
          </table:table-cell>
          <table:table-cell table:formula="of:=IF([.B762]=&quot;Y&quot;;MID([.A762];3;FIND(&quot;:&quot;;[.A762];1)-3);IF(&#10;RIGHT(RIGHT([.A762]; 1))=&quot;@&quot;;0;&#10;[.A762]))" office:value-type="string" office:string-value="nudity-none-symbolic" calcext:value-type="string">
            <text:p>nudity-none-symbolic</text:p>
          </table:table-cell>
          <table:table-cell table:formula="of:=IF([.B762]=&quot;Y&quot;;[.D762];[.E761])" office:value-type="string" office:string-value="generic-symbols" calcext:value-type="string">
            <text:p>generic-symbols</text:p>
          </table:table-cell>
          <table:table-cell table:style-name="ce10" table:formula="of:=IF([.D762]=0;&quot;&quot;;IF([.B762]=&quot;Y&quot;;[.C762];&#10;&quot;&lt;a href=&quot; &amp; CHAR(34) &amp; &quot;#&quot; &amp; CHAR(34) &amp; &quot;&gt;&quot; &amp;&#10;&quot;&lt;img src=&quot; &amp; CHAR(34) &amp; &quot;https://github.com/ubuntu/yaru/blob/master/icons/Yaru/scalable/&quot; &amp; [.E762] &amp; &quot;/&quot; &amp; [.A762] &amp; &quot;.svg&quot; &amp; CHAR(34) &amp; &#10;&quot; width=&quot; &amp; CHAR(34) &amp; &quot;22&quot; &amp; CHAR(34) &amp; &quot; alt=&quot; &amp; CHAR(34) &amp; [.D762] &amp; CHAR(34) &amp; &quot;&gt;&lt;/a&gt;&quot; &amp;&#10;&quot;&amp;nbsp; &amp;nbsp; &quot; &amp; [.D762] &amp; &quot;&lt;br&gt;&quot;&#10;))" office:value-type="string" office:string-value="&lt;a href=&quot;#&quot;&gt;&lt;img src=&quot;https://github.com/ubuntu/yaru/blob/master/icons/Yaru/scalable/generic-symbols/nudity-none-symbolic.svg&quot; width=&quot;22&quot; alt=&quot;nudity-none-symbolic&quot;&gt;&lt;/a&gt;&amp;nbsp; &amp;nbsp; nudity-none-symbolic&lt;br&gt;" calcext:value-type="string">
            <text:p>&lt;a href="#"&gt;&lt;img src="https://github.com/ubuntu/yaru/blob/master/icons/Yaru/scalable/generic-symbols/nudity-none-symbolic.svg" width="22" alt="nudity-none-symbolic"&gt;&lt;/a&gt;&amp;nbsp; &amp;nbsp; nudity-none-symbolic&lt;br&gt;</text:p>
          </table:table-cell>
        </table:table-row>
        <table:table-row table:style-name="ro1">
          <table:table-cell office:value-type="string" calcext:value-type="string">
            <text:p>nudity-symbolic</text:p>
          </table:table-cell>
          <table:table-cell table:formula="of:=IF(LEFT([.A763];1)=&quot;.&quot;;&quot;Y&quot;;&quot;N&quot;)" office:value-type="string" office:string-value="N" calcext:value-type="string">
            <text:p>N</text:p>
          </table:table-cell>
          <table:table-cell table:formula="of:=IFERROR(&quot;## &quot; &amp; MID([.A763];3;FIND(&quot;:&quot;;[.A763])-3) &amp; &quot; &lt;br&gt;&quot;;&quot;&quot;)">
            <text:p/>
          </table:table-cell>
          <table:table-cell table:formula="of:=IF([.B763]=&quot;Y&quot;;MID([.A763];3;FIND(&quot;:&quot;;[.A763];1)-3);IF(&#10;RIGHT(RIGHT([.A763]; 1))=&quot;@&quot;;0;&#10;[.A763]))" office:value-type="string" office:string-value="nudity-symbolic" calcext:value-type="string">
            <text:p>nudity-symbolic</text:p>
          </table:table-cell>
          <table:table-cell table:formula="of:=IF([.B763]=&quot;Y&quot;;[.D763];[.E762])" office:value-type="string" office:string-value="generic-symbols" calcext:value-type="string">
            <text:p>generic-symbols</text:p>
          </table:table-cell>
          <table:table-cell table:style-name="ce10" table:formula="of:=IF([.D763]=0;&quot;&quot;;IF([.B763]=&quot;Y&quot;;[.C763];&#10;&quot;&lt;a href=&quot; &amp; CHAR(34) &amp; &quot;#&quot; &amp; CHAR(34) &amp; &quot;&gt;&quot; &amp;&#10;&quot;&lt;img src=&quot; &amp; CHAR(34) &amp; &quot;https://github.com/ubuntu/yaru/blob/master/icons/Yaru/scalable/&quot; &amp; [.E763] &amp; &quot;/&quot; &amp; [.A763] &amp; &quot;.svg&quot; &amp; CHAR(34) &amp; &#10;&quot; width=&quot; &amp; CHAR(34) &amp; &quot;22&quot; &amp; CHAR(34) &amp; &quot; alt=&quot; &amp; CHAR(34) &amp; [.D763] &amp; CHAR(34) &amp; &quot;&gt;&lt;/a&gt;&quot; &amp;&#10;&quot;&amp;nbsp; &amp;nbsp; &quot; &amp; [.D763] &amp; &quot;&lt;br&gt;&quot;&#10;))" office:value-type="string" office:string-value="&lt;a href=&quot;#&quot;&gt;&lt;img src=&quot;https://github.com/ubuntu/yaru/blob/master/icons/Yaru/scalable/generic-symbols/nudity-symbolic.svg&quot; width=&quot;22&quot; alt=&quot;nudity-symbolic&quot;&gt;&lt;/a&gt;&amp;nbsp; &amp;nbsp; nudity-symbolic&lt;br&gt;" calcext:value-type="string">
            <text:p>&lt;a href="#"&gt;&lt;img src="https://github.com/ubuntu/yaru/blob/master/icons/Yaru/scalable/generic-symbols/nudity-symbolic.svg" width="22" alt="nudity-symbolic"&gt;&lt;/a&gt;&amp;nbsp; &amp;nbsp; nudity-symbolic&lt;br&gt;</text:p>
          </table:table-cell>
        </table:table-row>
        <table:table-row table:style-name="ro1">
          <table:table-cell office:value-type="string" calcext:value-type="string">
            <text:p>question-round-symbolic</text:p>
          </table:table-cell>
          <table:table-cell table:formula="of:=IF(LEFT([.A764];1)=&quot;.&quot;;&quot;Y&quot;;&quot;N&quot;)" office:value-type="string" office:string-value="N" calcext:value-type="string">
            <text:p>N</text:p>
          </table:table-cell>
          <table:table-cell table:formula="of:=IFERROR(&quot;## &quot; &amp; MID([.A764];3;FIND(&quot;:&quot;;[.A764])-3) &amp; &quot; &lt;br&gt;&quot;;&quot;&quot;)">
            <text:p/>
          </table:table-cell>
          <table:table-cell table:formula="of:=IF([.B764]=&quot;Y&quot;;MID([.A764];3;FIND(&quot;:&quot;;[.A764];1)-3);IF(&#10;RIGHT(RIGHT([.A764]; 1))=&quot;@&quot;;0;&#10;[.A764]))" office:value-type="string" office:string-value="question-round-symbolic" calcext:value-type="string">
            <text:p>question-round-symbolic</text:p>
          </table:table-cell>
          <table:table-cell table:formula="of:=IF([.B764]=&quot;Y&quot;;[.D764];[.E763])" office:value-type="string" office:string-value="generic-symbols" calcext:value-type="string">
            <text:p>generic-symbols</text:p>
          </table:table-cell>
          <table:table-cell table:style-name="ce10" table:formula="of:=IF([.D764]=0;&quot;&quot;;IF([.B764]=&quot;Y&quot;;[.C764];&#10;&quot;&lt;a href=&quot; &amp; CHAR(34) &amp; &quot;#&quot; &amp; CHAR(34) &amp; &quot;&gt;&quot; &amp;&#10;&quot;&lt;img src=&quot; &amp; CHAR(34) &amp; &quot;https://github.com/ubuntu/yaru/blob/master/icons/Yaru/scalable/&quot; &amp; [.E764] &amp; &quot;/&quot; &amp; [.A764] &amp; &quot;.svg&quot; &amp; CHAR(34) &amp; &#10;&quot; width=&quot; &amp; CHAR(34) &amp; &quot;22&quot; &amp; CHAR(34) &amp; &quot; alt=&quot; &amp; CHAR(34) &amp; [.D764] &amp; CHAR(34) &amp; &quot;&gt;&lt;/a&gt;&quot; &amp;&#10;&quot;&amp;nbsp; &amp;nbsp; &quot; &amp; [.D764] &amp; &quot;&lt;br&gt;&quot;&#10;))" office:value-type="string" office:string-value="&lt;a href=&quot;#&quot;&gt;&lt;img src=&quot;https://github.com/ubuntu/yaru/blob/master/icons/Yaru/scalable/generic-symbols/question-round-symbolic.svg&quot; width=&quot;22&quot; alt=&quot;question-round-symbolic&quot;&gt;&lt;/a&gt;&amp;nbsp; &amp;nbsp; question-round-symbolic&lt;br&gt;" calcext:value-type="string">
            <text:p>&lt;a href="#"&gt;&lt;img src="https://github.com/ubuntu/yaru/blob/master/icons/Yaru/scalable/generic-symbols/question-round-symbolic.svg" width="22" alt="question-round-symbolic"&gt;&lt;/a&gt;&amp;nbsp; &amp;nbsp; question-round-symbolic&lt;br&gt;</text:p>
          </table:table-cell>
        </table:table-row>
        <table:table-row table:style-name="ro1">
          <table:table-cell office:value-type="string" calcext:value-type="string">
            <text:p>question-symbolic</text:p>
          </table:table-cell>
          <table:table-cell table:formula="of:=IF(LEFT([.A765];1)=&quot;.&quot;;&quot;Y&quot;;&quot;N&quot;)" office:value-type="string" office:string-value="N" calcext:value-type="string">
            <text:p>N</text:p>
          </table:table-cell>
          <table:table-cell table:formula="of:=IFERROR(&quot;## &quot; &amp; MID([.A765];3;FIND(&quot;:&quot;;[.A765])-3) &amp; &quot; &lt;br&gt;&quot;;&quot;&quot;)">
            <text:p/>
          </table:table-cell>
          <table:table-cell table:formula="of:=IF([.B765]=&quot;Y&quot;;MID([.A765];3;FIND(&quot;:&quot;;[.A765];1)-3);IF(&#10;RIGHT(RIGHT([.A765]; 1))=&quot;@&quot;;0;&#10;[.A765]))" office:value-type="string" office:string-value="question-symbolic" calcext:value-type="string">
            <text:p>question-symbolic</text:p>
          </table:table-cell>
          <table:table-cell table:formula="of:=IF([.B765]=&quot;Y&quot;;[.D765];[.E764])" office:value-type="string" office:string-value="generic-symbols" calcext:value-type="string">
            <text:p>generic-symbols</text:p>
          </table:table-cell>
          <table:table-cell table:style-name="ce10" table:formula="of:=IF([.D765]=0;&quot;&quot;;IF([.B765]=&quot;Y&quot;;[.C765];&#10;&quot;&lt;a href=&quot; &amp; CHAR(34) &amp; &quot;#&quot; &amp; CHAR(34) &amp; &quot;&gt;&quot; &amp;&#10;&quot;&lt;img src=&quot; &amp; CHAR(34) &amp; &quot;https://github.com/ubuntu/yaru/blob/master/icons/Yaru/scalable/&quot; &amp; [.E765] &amp; &quot;/&quot; &amp; [.A765] &amp; &quot;.svg&quot; &amp; CHAR(34) &amp; &#10;&quot; width=&quot; &amp; CHAR(34) &amp; &quot;22&quot; &amp; CHAR(34) &amp; &quot; alt=&quot; &amp; CHAR(34) &amp; [.D765] &amp; CHAR(34) &amp; &quot;&gt;&lt;/a&gt;&quot; &amp;&#10;&quot;&amp;nbsp; &amp;nbsp; &quot; &amp; [.D765] &amp; &quot;&lt;br&gt;&quot;&#10;))" office:value-type="string" office:string-value="&lt;a href=&quot;#&quot;&gt;&lt;img src=&quot;https://github.com/ubuntu/yaru/blob/master/icons/Yaru/scalable/generic-symbols/question-symbolic.svg&quot; width=&quot;22&quot; alt=&quot;question-symbolic&quot;&gt;&lt;/a&gt;&amp;nbsp; &amp;nbsp; question-symbolic&lt;br&gt;" calcext:value-type="string">
            <text:p>&lt;a href="#"&gt;&lt;img src="https://github.com/ubuntu/yaru/blob/master/icons/Yaru/scalable/generic-symbols/question-symbolic.svg" width="22" alt="question-symbolic"&gt;&lt;/a&gt;&amp;nbsp; &amp;nbsp; question-symbolic&lt;br&gt;</text:p>
          </table:table-cell>
        </table:table-row>
        <table:table-row table:style-name="ro1">
          <table:table-cell office:value-type="string" calcext:value-type="string">
            <text:p>resources-symbolic</text:p>
          </table:table-cell>
          <table:table-cell table:formula="of:=IF(LEFT([.A766];1)=&quot;.&quot;;&quot;Y&quot;;&quot;N&quot;)" office:value-type="string" office:string-value="N" calcext:value-type="string">
            <text:p>N</text:p>
          </table:table-cell>
          <table:table-cell table:formula="of:=IFERROR(&quot;## &quot; &amp; MID([.A766];3;FIND(&quot;:&quot;;[.A766])-3) &amp; &quot; &lt;br&gt;&quot;;&quot;&quot;)">
            <text:p/>
          </table:table-cell>
          <table:table-cell table:formula="of:=IF([.B766]=&quot;Y&quot;;MID([.A766];3;FIND(&quot;:&quot;;[.A766];1)-3);IF(&#10;RIGHT(RIGHT([.A766]; 1))=&quot;@&quot;;0;&#10;[.A766]))" office:value-type="string" office:string-value="resources-symbolic" calcext:value-type="string">
            <text:p>resources-symbolic</text:p>
          </table:table-cell>
          <table:table-cell table:formula="of:=IF([.B766]=&quot;Y&quot;;[.D766];[.E765])" office:value-type="string" office:string-value="generic-symbols" calcext:value-type="string">
            <text:p>generic-symbols</text:p>
          </table:table-cell>
          <table:table-cell table:style-name="ce10" table:formula="of:=IF([.D766]=0;&quot;&quot;;IF([.B766]=&quot;Y&quot;;[.C766];&#10;&quot;&lt;a href=&quot; &amp; CHAR(34) &amp; &quot;#&quot; &amp; CHAR(34) &amp; &quot;&gt;&quot; &amp;&#10;&quot;&lt;img src=&quot; &amp; CHAR(34) &amp; &quot;https://github.com/ubuntu/yaru/blob/master/icons/Yaru/scalable/&quot; &amp; [.E766] &amp; &quot;/&quot; &amp; [.A766] &amp; &quot;.svg&quot; &amp; CHAR(34) &amp; &#10;&quot; width=&quot; &amp; CHAR(34) &amp; &quot;22&quot; &amp; CHAR(34) &amp; &quot; alt=&quot; &amp; CHAR(34) &amp; [.D766] &amp; CHAR(34) &amp; &quot;&gt;&lt;/a&gt;&quot; &amp;&#10;&quot;&amp;nbsp; &amp;nbsp; &quot; &amp; [.D766] &amp; &quot;&lt;br&gt;&quot;&#10;))" office:value-type="string" office:string-value="&lt;a href=&quot;#&quot;&gt;&lt;img src=&quot;https://github.com/ubuntu/yaru/blob/master/icons/Yaru/scalable/generic-symbols/resources-symbolic.svg&quot; width=&quot;22&quot; alt=&quot;resources-symbolic&quot;&gt;&lt;/a&gt;&amp;nbsp; &amp;nbsp; resources-symbolic&lt;br&gt;" calcext:value-type="string">
            <text:p>&lt;a href="#"&gt;&lt;img src="https://github.com/ubuntu/yaru/blob/master/icons/Yaru/scalable/generic-symbols/resources-symbolic.svg" width="22" alt="resources-symbolic"&gt;&lt;/a&gt;&amp;nbsp; &amp;nbsp; resources-symbolic&lt;br&gt;</text:p>
          </table:table-cell>
        </table:table-row>
        <table:table-row table:style-name="ro1">
          <table:table-cell office:value-type="string" calcext:value-type="string">
            <text:p>social-network-none-symbolic</text:p>
          </table:table-cell>
          <table:table-cell table:formula="of:=IF(LEFT([.A767];1)=&quot;.&quot;;&quot;Y&quot;;&quot;N&quot;)" office:value-type="string" office:string-value="N" calcext:value-type="string">
            <text:p>N</text:p>
          </table:table-cell>
          <table:table-cell table:formula="of:=IFERROR(&quot;## &quot; &amp; MID([.A767];3;FIND(&quot;:&quot;;[.A767])-3) &amp; &quot; &lt;br&gt;&quot;;&quot;&quot;)">
            <text:p/>
          </table:table-cell>
          <table:table-cell table:formula="of:=IF([.B767]=&quot;Y&quot;;MID([.A767];3;FIND(&quot;:&quot;;[.A767];1)-3);IF(&#10;RIGHT(RIGHT([.A767]; 1))=&quot;@&quot;;0;&#10;[.A767]))" office:value-type="string" office:string-value="social-network-none-symbolic" calcext:value-type="string">
            <text:p>social-network-none-symbolic</text:p>
          </table:table-cell>
          <table:table-cell table:formula="of:=IF([.B767]=&quot;Y&quot;;[.D767];[.E766])" office:value-type="string" office:string-value="generic-symbols" calcext:value-type="string">
            <text:p>generic-symbols</text:p>
          </table:table-cell>
          <table:table-cell table:style-name="ce10" table:formula="of:=IF([.D767]=0;&quot;&quot;;IF([.B767]=&quot;Y&quot;;[.C767];&#10;&quot;&lt;a href=&quot; &amp; CHAR(34) &amp; &quot;#&quot; &amp; CHAR(34) &amp; &quot;&gt;&quot; &amp;&#10;&quot;&lt;img src=&quot; &amp; CHAR(34) &amp; &quot;https://github.com/ubuntu/yaru/blob/master/icons/Yaru/scalable/&quot; &amp; [.E767] &amp; &quot;/&quot; &amp; [.A767] &amp; &quot;.svg&quot; &amp; CHAR(34) &amp; &#10;&quot; width=&quot; &amp; CHAR(34) &amp; &quot;22&quot; &amp; CHAR(34) &amp; &quot; alt=&quot; &amp; CHAR(34) &amp; [.D767] &amp; CHAR(34) &amp; &quot;&gt;&lt;/a&gt;&quot; &amp;&#10;&quot;&amp;nbsp; &amp;nbsp; &quot; &amp; [.D767] &amp; &quot;&lt;br&gt;&quot;&#10;))" office:value-type="string" office:string-value="&lt;a href=&quot;#&quot;&gt;&lt;img src=&quot;https://github.com/ubuntu/yaru/blob/master/icons/Yaru/scalable/generic-symbols/social-network-none-symbolic.svg&quot; width=&quot;22&quot; alt=&quot;social-network-none-symbolic&quot;&gt;&lt;/a&gt;&amp;nbsp; &amp;nbsp; social-network-none-symbolic&lt;br&gt;" calcext:value-type="string">
            <text:p>&lt;a href="#"&gt;&lt;img src="https://github.com/ubuntu/yaru/blob/master/icons/Yaru/scalable/generic-symbols/social-network-none-symbolic.svg" width="22" alt="social-network-none-symbolic"&gt;&lt;/a&gt;&amp;nbsp; &amp;nbsp; social-network-none-symbolic&lt;br&gt;</text:p>
          </table:table-cell>
        </table:table-row>
        <table:table-row table:style-name="ro1">
          <table:table-cell office:value-type="string" calcext:value-type="string">
            <text:p>social-network-symbolic</text:p>
          </table:table-cell>
          <table:table-cell table:formula="of:=IF(LEFT([.A768];1)=&quot;.&quot;;&quot;Y&quot;;&quot;N&quot;)" office:value-type="string" office:string-value="N" calcext:value-type="string">
            <text:p>N</text:p>
          </table:table-cell>
          <table:table-cell table:formula="of:=IFERROR(&quot;## &quot; &amp; MID([.A768];3;FIND(&quot;:&quot;;[.A768])-3) &amp; &quot; &lt;br&gt;&quot;;&quot;&quot;)">
            <text:p/>
          </table:table-cell>
          <table:table-cell table:formula="of:=IF([.B768]=&quot;Y&quot;;MID([.A768];3;FIND(&quot;:&quot;;[.A768];1)-3);IF(&#10;RIGHT(RIGHT([.A768]; 1))=&quot;@&quot;;0;&#10;[.A768]))" office:value-type="string" office:string-value="social-network-symbolic" calcext:value-type="string">
            <text:p>social-network-symbolic</text:p>
          </table:table-cell>
          <table:table-cell table:formula="of:=IF([.B768]=&quot;Y&quot;;[.D768];[.E767])" office:value-type="string" office:string-value="generic-symbols" calcext:value-type="string">
            <text:p>generic-symbols</text:p>
          </table:table-cell>
          <table:table-cell table:style-name="ce10" table:formula="of:=IF([.D768]=0;&quot;&quot;;IF([.B768]=&quot;Y&quot;;[.C768];&#10;&quot;&lt;a href=&quot; &amp; CHAR(34) &amp; &quot;#&quot; &amp; CHAR(34) &amp; &quot;&gt;&quot; &amp;&#10;&quot;&lt;img src=&quot; &amp; CHAR(34) &amp; &quot;https://github.com/ubuntu/yaru/blob/master/icons/Yaru/scalable/&quot; &amp; [.E768] &amp; &quot;/&quot; &amp; [.A768] &amp; &quot;.svg&quot; &amp; CHAR(34) &amp; &#10;&quot; width=&quot; &amp; CHAR(34) &amp; &quot;22&quot; &amp; CHAR(34) &amp; &quot; alt=&quot; &amp; CHAR(34) &amp; [.D768] &amp; CHAR(34) &amp; &quot;&gt;&lt;/a&gt;&quot; &amp;&#10;&quot;&amp;nbsp; &amp;nbsp; &quot; &amp; [.D768] &amp; &quot;&lt;br&gt;&quot;&#10;))" office:value-type="string" office:string-value="&lt;a href=&quot;#&quot;&gt;&lt;img src=&quot;https://github.com/ubuntu/yaru/blob/master/icons/Yaru/scalable/generic-symbols/social-network-symbolic.svg&quot; width=&quot;22&quot; alt=&quot;social-network-symbolic&quot;&gt;&lt;/a&gt;&amp;nbsp; &amp;nbsp; social-network-symbolic&lt;br&gt;" calcext:value-type="string">
            <text:p>&lt;a href="#"&gt;&lt;img src="https://github.com/ubuntu/yaru/blob/master/icons/Yaru/scalable/generic-symbols/social-network-symbolic.svg" width="22" alt="social-network-symbolic"&gt;&lt;/a&gt;&amp;nbsp; &amp;nbsp; social-network-symbolic&lt;br&gt;</text:p>
          </table:table-cell>
        </table:table-row>
        <table:table-row table:style-name="ro1">
          <table:table-cell office:value-type="string" calcext:value-type="string">
            <text:p>sound-wave-alt-symbolic</text:p>
          </table:table-cell>
          <table:table-cell table:formula="of:=IF(LEFT([.A769];1)=&quot;.&quot;;&quot;Y&quot;;&quot;N&quot;)" office:value-type="string" office:string-value="N" calcext:value-type="string">
            <text:p>N</text:p>
          </table:table-cell>
          <table:table-cell table:formula="of:=IFERROR(&quot;## &quot; &amp; MID([.A769];3;FIND(&quot;:&quot;;[.A769])-3) &amp; &quot; &lt;br&gt;&quot;;&quot;&quot;)">
            <text:p/>
          </table:table-cell>
          <table:table-cell table:formula="of:=IF([.B769]=&quot;Y&quot;;MID([.A769];3;FIND(&quot;:&quot;;[.A769];1)-3);IF(&#10;RIGHT(RIGHT([.A769]; 1))=&quot;@&quot;;0;&#10;[.A769]))" office:value-type="string" office:string-value="sound-wave-alt-symbolic" calcext:value-type="string">
            <text:p>sound-wave-alt-symbolic</text:p>
          </table:table-cell>
          <table:table-cell table:formula="of:=IF([.B769]=&quot;Y&quot;;[.D769];[.E768])" office:value-type="string" office:string-value="generic-symbols" calcext:value-type="string">
            <text:p>generic-symbols</text:p>
          </table:table-cell>
          <table:table-cell table:style-name="ce10" table:formula="of:=IF([.D769]=0;&quot;&quot;;IF([.B769]=&quot;Y&quot;;[.C769];&#10;&quot;&lt;a href=&quot; &amp; CHAR(34) &amp; &quot;#&quot; &amp; CHAR(34) &amp; &quot;&gt;&quot; &amp;&#10;&quot;&lt;img src=&quot; &amp; CHAR(34) &amp; &quot;https://github.com/ubuntu/yaru/blob/master/icons/Yaru/scalable/&quot; &amp; [.E769] &amp; &quot;/&quot; &amp; [.A769] &amp; &quot;.svg&quot; &amp; CHAR(34) &amp; &#10;&quot; width=&quot; &amp; CHAR(34) &amp; &quot;22&quot; &amp; CHAR(34) &amp; &quot; alt=&quot; &amp; CHAR(34) &amp; [.D769] &amp; CHAR(34) &amp; &quot;&gt;&lt;/a&gt;&quot; &amp;&#10;&quot;&amp;nbsp; &amp;nbsp; &quot; &amp; [.D769] &amp; &quot;&lt;br&gt;&quot;&#10;))" office:value-type="string" office:string-value="&lt;a href=&quot;#&quot;&gt;&lt;img src=&quot;https://github.com/ubuntu/yaru/blob/master/icons/Yaru/scalable/generic-symbols/sound-wave-alt-symbolic.svg&quot; width=&quot;22&quot; alt=&quot;sound-wave-alt-symbolic&quot;&gt;&lt;/a&gt;&amp;nbsp; &amp;nbsp; sound-wave-alt-symbolic&lt;br&gt;" calcext:value-type="string">
            <text:p>&lt;a href="#"&gt;&lt;img src="https://github.com/ubuntu/yaru/blob/master/icons/Yaru/scalable/generic-symbols/sound-wave-alt-symbolic.svg" width="22" alt="sound-wave-alt-symbolic"&gt;&lt;/a&gt;&amp;nbsp; &amp;nbsp; sound-wave-alt-symbolic&lt;br&gt;</text:p>
          </table:table-cell>
        </table:table-row>
        <table:table-row table:style-name="ro1">
          <table:table-cell office:value-type="string" calcext:value-type="string">
            <text:p>sound-wave-symbolic</text:p>
          </table:table-cell>
          <table:table-cell table:formula="of:=IF(LEFT([.A770];1)=&quot;.&quot;;&quot;Y&quot;;&quot;N&quot;)" office:value-type="string" office:string-value="N" calcext:value-type="string">
            <text:p>N</text:p>
          </table:table-cell>
          <table:table-cell table:formula="of:=IFERROR(&quot;## &quot; &amp; MID([.A770];3;FIND(&quot;:&quot;;[.A770])-3) &amp; &quot; &lt;br&gt;&quot;;&quot;&quot;)">
            <text:p/>
          </table:table-cell>
          <table:table-cell table:formula="of:=IF([.B770]=&quot;Y&quot;;MID([.A770];3;FIND(&quot;:&quot;;[.A770];1)-3);IF(&#10;RIGHT(RIGHT([.A770]; 1))=&quot;@&quot;;0;&#10;[.A770]))" office:value-type="string" office:string-value="sound-wave-symbolic" calcext:value-type="string">
            <text:p>sound-wave-symbolic</text:p>
          </table:table-cell>
          <table:table-cell table:formula="of:=IF([.B770]=&quot;Y&quot;;[.D770];[.E769])" office:value-type="string" office:string-value="generic-symbols" calcext:value-type="string">
            <text:p>generic-symbols</text:p>
          </table:table-cell>
          <table:table-cell table:style-name="ce10" table:formula="of:=IF([.D770]=0;&quot;&quot;;IF([.B770]=&quot;Y&quot;;[.C770];&#10;&quot;&lt;a href=&quot; &amp; CHAR(34) &amp; &quot;#&quot; &amp; CHAR(34) &amp; &quot;&gt;&quot; &amp;&#10;&quot;&lt;img src=&quot; &amp; CHAR(34) &amp; &quot;https://github.com/ubuntu/yaru/blob/master/icons/Yaru/scalable/&quot; &amp; [.E770] &amp; &quot;/&quot; &amp; [.A770] &amp; &quot;.svg&quot; &amp; CHAR(34) &amp; &#10;&quot; width=&quot; &amp; CHAR(34) &amp; &quot;22&quot; &amp; CHAR(34) &amp; &quot; alt=&quot; &amp; CHAR(34) &amp; [.D770] &amp; CHAR(34) &amp; &quot;&gt;&lt;/a&gt;&quot; &amp;&#10;&quot;&amp;nbsp; &amp;nbsp; &quot; &amp; [.D770] &amp; &quot;&lt;br&gt;&quot;&#10;))" office:value-type="string" office:string-value="&lt;a href=&quot;#&quot;&gt;&lt;img src=&quot;https://github.com/ubuntu/yaru/blob/master/icons/Yaru/scalable/generic-symbols/sound-wave-symbolic.svg&quot; width=&quot;22&quot; alt=&quot;sound-wave-symbolic&quot;&gt;&lt;/a&gt;&amp;nbsp; &amp;nbsp; sound-wave-symbolic&lt;br&gt;" calcext:value-type="string">
            <text:p>&lt;a href="#"&gt;&lt;img src="https://github.com/ubuntu/yaru/blob/master/icons/Yaru/scalable/generic-symbols/sound-wave-symbolic.svg" width="22" alt="sound-wave-symbolic"&gt;&lt;/a&gt;&amp;nbsp; &amp;nbsp; sound-wave-symbolic&lt;br&gt;</text:p>
          </table:table-cell>
        </table:table-row>
        <table:table-row table:style-name="ro1">
          <table:table-cell office:value-type="string" calcext:value-type="string">
            <text:p>strong-language-none-symbolic</text:p>
          </table:table-cell>
          <table:table-cell table:formula="of:=IF(LEFT([.A771];1)=&quot;.&quot;;&quot;Y&quot;;&quot;N&quot;)" office:value-type="string" office:string-value="N" calcext:value-type="string">
            <text:p>N</text:p>
          </table:table-cell>
          <table:table-cell table:formula="of:=IFERROR(&quot;## &quot; &amp; MID([.A771];3;FIND(&quot;:&quot;;[.A771])-3) &amp; &quot; &lt;br&gt;&quot;;&quot;&quot;)">
            <text:p/>
          </table:table-cell>
          <table:table-cell table:formula="of:=IF([.B771]=&quot;Y&quot;;MID([.A771];3;FIND(&quot;:&quot;;[.A771];1)-3);IF(&#10;RIGHT(RIGHT([.A771]; 1))=&quot;@&quot;;0;&#10;[.A771]))" office:value-type="string" office:string-value="strong-language-none-symbolic" calcext:value-type="string">
            <text:p>strong-language-none-symbolic</text:p>
          </table:table-cell>
          <table:table-cell table:formula="of:=IF([.B771]=&quot;Y&quot;;[.D771];[.E770])" office:value-type="string" office:string-value="generic-symbols" calcext:value-type="string">
            <text:p>generic-symbols</text:p>
          </table:table-cell>
          <table:table-cell table:style-name="ce10" table:formula="of:=IF([.D771]=0;&quot;&quot;;IF([.B771]=&quot;Y&quot;;[.C771];&#10;&quot;&lt;a href=&quot; &amp; CHAR(34) &amp; &quot;#&quot; &amp; CHAR(34) &amp; &quot;&gt;&quot; &amp;&#10;&quot;&lt;img src=&quot; &amp; CHAR(34) &amp; &quot;https://github.com/ubuntu/yaru/blob/master/icons/Yaru/scalable/&quot; &amp; [.E771] &amp; &quot;/&quot; &amp; [.A771] &amp; &quot;.svg&quot; &amp; CHAR(34) &amp; &#10;&quot; width=&quot; &amp; CHAR(34) &amp; &quot;22&quot; &amp; CHAR(34) &amp; &quot; alt=&quot; &amp; CHAR(34) &amp; [.D771] &amp; CHAR(34) &amp; &quot;&gt;&lt;/a&gt;&quot; &amp;&#10;&quot;&amp;nbsp; &amp;nbsp; &quot; &amp; [.D771] &amp; &quot;&lt;br&gt;&quot;&#10;))" office:value-type="string" office:string-value="&lt;a href=&quot;#&quot;&gt;&lt;img src=&quot;https://github.com/ubuntu/yaru/blob/master/icons/Yaru/scalable/generic-symbols/strong-language-none-symbolic.svg&quot; width=&quot;22&quot; alt=&quot;strong-language-none-symbolic&quot;&gt;&lt;/a&gt;&amp;nbsp; &amp;nbsp; strong-language-none-symbolic&lt;br&gt;" calcext:value-type="string">
            <text:p>&lt;a href="#"&gt;&lt;img src="https://github.com/ubuntu/yaru/blob/master/icons/Yaru/scalable/generic-symbols/strong-language-none-symbolic.svg" width="22" alt="strong-language-none-symbolic"&gt;&lt;/a&gt;&amp;nbsp; &amp;nbsp; strong-language-none-symbolic&lt;br&gt;</text:p>
          </table:table-cell>
        </table:table-row>
        <table:table-row table:style-name="ro1">
          <table:table-cell office:value-type="string" calcext:value-type="string">
            <text:p>strong-language-symbolic</text:p>
          </table:table-cell>
          <table:table-cell table:formula="of:=IF(LEFT([.A772];1)=&quot;.&quot;;&quot;Y&quot;;&quot;N&quot;)" office:value-type="string" office:string-value="N" calcext:value-type="string">
            <text:p>N</text:p>
          </table:table-cell>
          <table:table-cell table:formula="of:=IFERROR(&quot;## &quot; &amp; MID([.A772];3;FIND(&quot;:&quot;;[.A772])-3) &amp; &quot; &lt;br&gt;&quot;;&quot;&quot;)">
            <text:p/>
          </table:table-cell>
          <table:table-cell table:formula="of:=IF([.B772]=&quot;Y&quot;;MID([.A772];3;FIND(&quot;:&quot;;[.A772];1)-3);IF(&#10;RIGHT(RIGHT([.A772]; 1))=&quot;@&quot;;0;&#10;[.A772]))" office:value-type="string" office:string-value="strong-language-symbolic" calcext:value-type="string">
            <text:p>strong-language-symbolic</text:p>
          </table:table-cell>
          <table:table-cell table:formula="of:=IF([.B772]=&quot;Y&quot;;[.D772];[.E771])" office:value-type="string" office:string-value="generic-symbols" calcext:value-type="string">
            <text:p>generic-symbols</text:p>
          </table:table-cell>
          <table:table-cell table:style-name="ce10" table:formula="of:=IF([.D772]=0;&quot;&quot;;IF([.B772]=&quot;Y&quot;;[.C772];&#10;&quot;&lt;a href=&quot; &amp; CHAR(34) &amp; &quot;#&quot; &amp; CHAR(34) &amp; &quot;&gt;&quot; &amp;&#10;&quot;&lt;img src=&quot; &amp; CHAR(34) &amp; &quot;https://github.com/ubuntu/yaru/blob/master/icons/Yaru/scalable/&quot; &amp; [.E772] &amp; &quot;/&quot; &amp; [.A772] &amp; &quot;.svg&quot; &amp; CHAR(34) &amp; &#10;&quot; width=&quot; &amp; CHAR(34) &amp; &quot;22&quot; &amp; CHAR(34) &amp; &quot; alt=&quot; &amp; CHAR(34) &amp; [.D772] &amp; CHAR(34) &amp; &quot;&gt;&lt;/a&gt;&quot; &amp;&#10;&quot;&amp;nbsp; &amp;nbsp; &quot; &amp; [.D772] &amp; &quot;&lt;br&gt;&quot;&#10;))" office:value-type="string" office:string-value="&lt;a href=&quot;#&quot;&gt;&lt;img src=&quot;https://github.com/ubuntu/yaru/blob/master/icons/Yaru/scalable/generic-symbols/strong-language-symbolic.svg&quot; width=&quot;22&quot; alt=&quot;strong-language-symbolic&quot;&gt;&lt;/a&gt;&amp;nbsp; &amp;nbsp; strong-language-symbolic&lt;br&gt;" calcext:value-type="string">
            <text:p>&lt;a href="#"&gt;&lt;img src="https://github.com/ubuntu/yaru/blob/master/icons/Yaru/scalable/generic-symbols/strong-language-symbolic.svg" width="22" alt="strong-language-symbolic"&gt;&lt;/a&gt;&amp;nbsp; &amp;nbsp; strong-language-symbolic&lt;br&gt;</text:p>
          </table:table-cell>
        </table:table-row>
        <table:table-row table:style-name="ro1">
          <table:table-cell office:value-type="string" calcext:value-type="string">
            <text:p>success-symbolic</text:p>
          </table:table-cell>
          <table:table-cell table:formula="of:=IF(LEFT([.A773];1)=&quot;.&quot;;&quot;Y&quot;;&quot;N&quot;)" office:value-type="string" office:string-value="N" calcext:value-type="string">
            <text:p>N</text:p>
          </table:table-cell>
          <table:table-cell table:formula="of:=IFERROR(&quot;## &quot; &amp; MID([.A773];3;FIND(&quot;:&quot;;[.A773])-3) &amp; &quot; &lt;br&gt;&quot;;&quot;&quot;)">
            <text:p/>
          </table:table-cell>
          <table:table-cell table:formula="of:=IF([.B773]=&quot;Y&quot;;MID([.A773];3;FIND(&quot;:&quot;;[.A773];1)-3);IF(&#10;RIGHT(RIGHT([.A773]; 1))=&quot;@&quot;;0;&#10;[.A773]))" office:value-type="string" office:string-value="success-symbolic" calcext:value-type="string">
            <text:p>success-symbolic</text:p>
          </table:table-cell>
          <table:table-cell table:formula="of:=IF([.B773]=&quot;Y&quot;;[.D773];[.E772])" office:value-type="string" office:string-value="generic-symbols" calcext:value-type="string">
            <text:p>generic-symbols</text:p>
          </table:table-cell>
          <table:table-cell table:style-name="ce10" table:formula="of:=IF([.D773]=0;&quot;&quot;;IF([.B773]=&quot;Y&quot;;[.C773];&#10;&quot;&lt;a href=&quot; &amp; CHAR(34) &amp; &quot;#&quot; &amp; CHAR(34) &amp; &quot;&gt;&quot; &amp;&#10;&quot;&lt;img src=&quot; &amp; CHAR(34) &amp; &quot;https://github.com/ubuntu/yaru/blob/master/icons/Yaru/scalable/&quot; &amp; [.E773] &amp; &quot;/&quot; &amp; [.A773] &amp; &quot;.svg&quot; &amp; CHAR(34) &amp; &#10;&quot; width=&quot; &amp; CHAR(34) &amp; &quot;22&quot; &amp; CHAR(34) &amp; &quot; alt=&quot; &amp; CHAR(34) &amp; [.D773] &amp; CHAR(34) &amp; &quot;&gt;&lt;/a&gt;&quot; &amp;&#10;&quot;&amp;nbsp; &amp;nbsp; &quot; &amp; [.D773] &amp; &quot;&lt;br&gt;&quot;&#10;))" office:value-type="string" office:string-value="&lt;a href=&quot;#&quot;&gt;&lt;img src=&quot;https://github.com/ubuntu/yaru/blob/master/icons/Yaru/scalable/generic-symbols/success-symbolic.svg&quot; width=&quot;22&quot; alt=&quot;success-symbolic&quot;&gt;&lt;/a&gt;&amp;nbsp; &amp;nbsp; success-symbolic&lt;br&gt;" calcext:value-type="string">
            <text:p>&lt;a href="#"&gt;&lt;img src="https://github.com/ubuntu/yaru/blob/master/icons/Yaru/scalable/generic-symbols/success-symbolic.svg" width="22" alt="success-symbolic"&gt;&lt;/a&gt;&amp;nbsp; &amp;nbsp; success-symbolic&lt;br&gt;</text:p>
          </table:table-cell>
        </table:table-row>
        <table:table-row table:style-name="ro1">
          <table:table-cell office:value-type="string" calcext:value-type="string">
            <text:p>violence2-none-symbolic</text:p>
          </table:table-cell>
          <table:table-cell table:formula="of:=IF(LEFT([.A774];1)=&quot;.&quot;;&quot;Y&quot;;&quot;N&quot;)" office:value-type="string" office:string-value="N" calcext:value-type="string">
            <text:p>N</text:p>
          </table:table-cell>
          <table:table-cell table:formula="of:=IFERROR(&quot;## &quot; &amp; MID([.A774];3;FIND(&quot;:&quot;;[.A774])-3) &amp; &quot; &lt;br&gt;&quot;;&quot;&quot;)">
            <text:p/>
          </table:table-cell>
          <table:table-cell table:formula="of:=IF([.B774]=&quot;Y&quot;;MID([.A774];3;FIND(&quot;:&quot;;[.A774];1)-3);IF(&#10;RIGHT(RIGHT([.A774]; 1))=&quot;@&quot;;0;&#10;[.A774]))" office:value-type="string" office:string-value="violence2-none-symbolic" calcext:value-type="string">
            <text:p>violence2-none-symbolic</text:p>
          </table:table-cell>
          <table:table-cell table:formula="of:=IF([.B774]=&quot;Y&quot;;[.D774];[.E773])" office:value-type="string" office:string-value="generic-symbols" calcext:value-type="string">
            <text:p>generic-symbols</text:p>
          </table:table-cell>
          <table:table-cell table:style-name="ce10" table:formula="of:=IF([.D774]=0;&quot;&quot;;IF([.B774]=&quot;Y&quot;;[.C774];&#10;&quot;&lt;a href=&quot; &amp; CHAR(34) &amp; &quot;#&quot; &amp; CHAR(34) &amp; &quot;&gt;&quot; &amp;&#10;&quot;&lt;img src=&quot; &amp; CHAR(34) &amp; &quot;https://github.com/ubuntu/yaru/blob/master/icons/Yaru/scalable/&quot; &amp; [.E774] &amp; &quot;/&quot; &amp; [.A774] &amp; &quot;.svg&quot; &amp; CHAR(34) &amp; &#10;&quot; width=&quot; &amp; CHAR(34) &amp; &quot;22&quot; &amp; CHAR(34) &amp; &quot; alt=&quot; &amp; CHAR(34) &amp; [.D774] &amp; CHAR(34) &amp; &quot;&gt;&lt;/a&gt;&quot; &amp;&#10;&quot;&amp;nbsp; &amp;nbsp; &quot; &amp; [.D774] &amp; &quot;&lt;br&gt;&quot;&#10;))" office:value-type="string" office:string-value="&lt;a href=&quot;#&quot;&gt;&lt;img src=&quot;https://github.com/ubuntu/yaru/blob/master/icons/Yaru/scalable/generic-symbols/violence2-none-symbolic.svg&quot; width=&quot;22&quot; alt=&quot;violence2-none-symbolic&quot;&gt;&lt;/a&gt;&amp;nbsp; &amp;nbsp; violence2-none-symbolic&lt;br&gt;" calcext:value-type="string">
            <text:p>&lt;a href="#"&gt;&lt;img src="https://github.com/ubuntu/yaru/blob/master/icons/Yaru/scalable/generic-symbols/violence2-none-symbolic.svg" width="22" alt="violence2-none-symbolic"&gt;&lt;/a&gt;&amp;nbsp; &amp;nbsp; violence2-none-symbolic&lt;br&gt;</text:p>
          </table:table-cell>
        </table:table-row>
        <table:table-row table:style-name="ro1">
          <table:table-cell office:value-type="string" calcext:value-type="string">
            <text:p>violence2-symbolic</text:p>
          </table:table-cell>
          <table:table-cell table:formula="of:=IF(LEFT([.A775];1)=&quot;.&quot;;&quot;Y&quot;;&quot;N&quot;)" office:value-type="string" office:string-value="N" calcext:value-type="string">
            <text:p>N</text:p>
          </table:table-cell>
          <table:table-cell table:formula="of:=IFERROR(&quot;## &quot; &amp; MID([.A775];3;FIND(&quot;:&quot;;[.A775])-3) &amp; &quot; &lt;br&gt;&quot;;&quot;&quot;)">
            <text:p/>
          </table:table-cell>
          <table:table-cell table:formula="of:=IF([.B775]=&quot;Y&quot;;MID([.A775];3;FIND(&quot;:&quot;;[.A775];1)-3);IF(&#10;RIGHT(RIGHT([.A775]; 1))=&quot;@&quot;;0;&#10;[.A775]))" office:value-type="string" office:string-value="violence2-symbolic" calcext:value-type="string">
            <text:p>violence2-symbolic</text:p>
          </table:table-cell>
          <table:table-cell table:formula="of:=IF([.B775]=&quot;Y&quot;;[.D775];[.E774])" office:value-type="string" office:string-value="generic-symbols" calcext:value-type="string">
            <text:p>generic-symbols</text:p>
          </table:table-cell>
          <table:table-cell table:style-name="ce10" table:formula="of:=IF([.D775]=0;&quot;&quot;;IF([.B775]=&quot;Y&quot;;[.C775];&#10;&quot;&lt;a href=&quot; &amp; CHAR(34) &amp; &quot;#&quot; &amp; CHAR(34) &amp; &quot;&gt;&quot; &amp;&#10;&quot;&lt;img src=&quot; &amp; CHAR(34) &amp; &quot;https://github.com/ubuntu/yaru/blob/master/icons/Yaru/scalable/&quot; &amp; [.E775] &amp; &quot;/&quot; &amp; [.A775] &amp; &quot;.svg&quot; &amp; CHAR(34) &amp; &#10;&quot; width=&quot; &amp; CHAR(34) &amp; &quot;22&quot; &amp; CHAR(34) &amp; &quot; alt=&quot; &amp; CHAR(34) &amp; [.D775] &amp; CHAR(34) &amp; &quot;&gt;&lt;/a&gt;&quot; &amp;&#10;&quot;&amp;nbsp; &amp;nbsp; &quot; &amp; [.D775] &amp; &quot;&lt;br&gt;&quot;&#10;))" office:value-type="string" office:string-value="&lt;a href=&quot;#&quot;&gt;&lt;img src=&quot;https://github.com/ubuntu/yaru/blob/master/icons/Yaru/scalable/generic-symbols/violence2-symbolic.svg&quot; width=&quot;22&quot; alt=&quot;violence2-symbolic&quot;&gt;&lt;/a&gt;&amp;nbsp; &amp;nbsp; violence2-symbolic&lt;br&gt;" calcext:value-type="string">
            <text:p>&lt;a href="#"&gt;&lt;img src="https://github.com/ubuntu/yaru/blob/master/icons/Yaru/scalable/generic-symbols/violence2-symbolic.svg" width="22" alt="violence2-symbolic"&gt;&lt;/a&gt;&amp;nbsp; &amp;nbsp; violence2-symbolic&lt;br&gt;</text:p>
          </table:table-cell>
        </table:table-row>
        <table:table-row table:style-name="ro1">
          <table:table-cell office:value-type="string" calcext:value-type="string">
            <text:p>violence3-none-symbolic</text:p>
          </table:table-cell>
          <table:table-cell table:formula="of:=IF(LEFT([.A776];1)=&quot;.&quot;;&quot;Y&quot;;&quot;N&quot;)" office:value-type="string" office:string-value="N" calcext:value-type="string">
            <text:p>N</text:p>
          </table:table-cell>
          <table:table-cell table:formula="of:=IFERROR(&quot;## &quot; &amp; MID([.A776];3;FIND(&quot;:&quot;;[.A776])-3) &amp; &quot; &lt;br&gt;&quot;;&quot;&quot;)">
            <text:p/>
          </table:table-cell>
          <table:table-cell table:formula="of:=IF([.B776]=&quot;Y&quot;;MID([.A776];3;FIND(&quot;:&quot;;[.A776];1)-3);IF(&#10;RIGHT(RIGHT([.A776]; 1))=&quot;@&quot;;0;&#10;[.A776]))" office:value-type="string" office:string-value="violence3-none-symbolic" calcext:value-type="string">
            <text:p>violence3-none-symbolic</text:p>
          </table:table-cell>
          <table:table-cell table:formula="of:=IF([.B776]=&quot;Y&quot;;[.D776];[.E775])" office:value-type="string" office:string-value="generic-symbols" calcext:value-type="string">
            <text:p>generic-symbols</text:p>
          </table:table-cell>
          <table:table-cell table:style-name="ce10" table:formula="of:=IF([.D776]=0;&quot;&quot;;IF([.B776]=&quot;Y&quot;;[.C776];&#10;&quot;&lt;a href=&quot; &amp; CHAR(34) &amp; &quot;#&quot; &amp; CHAR(34) &amp; &quot;&gt;&quot; &amp;&#10;&quot;&lt;img src=&quot; &amp; CHAR(34) &amp; &quot;https://github.com/ubuntu/yaru/blob/master/icons/Yaru/scalable/&quot; &amp; [.E776] &amp; &quot;/&quot; &amp; [.A776] &amp; &quot;.svg&quot; &amp; CHAR(34) &amp; &#10;&quot; width=&quot; &amp; CHAR(34) &amp; &quot;22&quot; &amp; CHAR(34) &amp; &quot; alt=&quot; &amp; CHAR(34) &amp; [.D776] &amp; CHAR(34) &amp; &quot;&gt;&lt;/a&gt;&quot; &amp;&#10;&quot;&amp;nbsp; &amp;nbsp; &quot; &amp; [.D776] &amp; &quot;&lt;br&gt;&quot;&#10;))" office:value-type="string" office:string-value="&lt;a href=&quot;#&quot;&gt;&lt;img src=&quot;https://github.com/ubuntu/yaru/blob/master/icons/Yaru/scalable/generic-symbols/violence3-none-symbolic.svg&quot; width=&quot;22&quot; alt=&quot;violence3-none-symbolic&quot;&gt;&lt;/a&gt;&amp;nbsp; &amp;nbsp; violence3-none-symbolic&lt;br&gt;" calcext:value-type="string">
            <text:p>&lt;a href="#"&gt;&lt;img src="https://github.com/ubuntu/yaru/blob/master/icons/Yaru/scalable/generic-symbols/violence3-none-symbolic.svg" width="22" alt="violence3-none-symbolic"&gt;&lt;/a&gt;&amp;nbsp; &amp;nbsp; violence3-none-symbolic&lt;br&gt;</text:p>
          </table:table-cell>
        </table:table-row>
        <table:table-row table:style-name="ro1">
          <table:table-cell office:value-type="string" calcext:value-type="string">
            <text:p>violence3-symbolic</text:p>
          </table:table-cell>
          <table:table-cell table:formula="of:=IF(LEFT([.A777];1)=&quot;.&quot;;&quot;Y&quot;;&quot;N&quot;)" office:value-type="string" office:string-value="N" calcext:value-type="string">
            <text:p>N</text:p>
          </table:table-cell>
          <table:table-cell table:formula="of:=IFERROR(&quot;## &quot; &amp; MID([.A777];3;FIND(&quot;:&quot;;[.A777])-3) &amp; &quot; &lt;br&gt;&quot;;&quot;&quot;)">
            <text:p/>
          </table:table-cell>
          <table:table-cell table:formula="of:=IF([.B777]=&quot;Y&quot;;MID([.A777];3;FIND(&quot;:&quot;;[.A777];1)-3);IF(&#10;RIGHT(RIGHT([.A777]; 1))=&quot;@&quot;;0;&#10;[.A777]))" office:value-type="string" office:string-value="violence3-symbolic" calcext:value-type="string">
            <text:p>violence3-symbolic</text:p>
          </table:table-cell>
          <table:table-cell table:formula="of:=IF([.B777]=&quot;Y&quot;;[.D777];[.E776])" office:value-type="string" office:string-value="generic-symbols" calcext:value-type="string">
            <text:p>generic-symbols</text:p>
          </table:table-cell>
          <table:table-cell table:style-name="ce10" table:formula="of:=IF([.D777]=0;&quot;&quot;;IF([.B777]=&quot;Y&quot;;[.C777];&#10;&quot;&lt;a href=&quot; &amp; CHAR(34) &amp; &quot;#&quot; &amp; CHAR(34) &amp; &quot;&gt;&quot; &amp;&#10;&quot;&lt;img src=&quot; &amp; CHAR(34) &amp; &quot;https://github.com/ubuntu/yaru/blob/master/icons/Yaru/scalable/&quot; &amp; [.E777] &amp; &quot;/&quot; &amp; [.A777] &amp; &quot;.svg&quot; &amp; CHAR(34) &amp; &#10;&quot; width=&quot; &amp; CHAR(34) &amp; &quot;22&quot; &amp; CHAR(34) &amp; &quot; alt=&quot; &amp; CHAR(34) &amp; [.D777] &amp; CHAR(34) &amp; &quot;&gt;&lt;/a&gt;&quot; &amp;&#10;&quot;&amp;nbsp; &amp;nbsp; &quot; &amp; [.D777] &amp; &quot;&lt;br&gt;&quot;&#10;))" office:value-type="string" office:string-value="&lt;a href=&quot;#&quot;&gt;&lt;img src=&quot;https://github.com/ubuntu/yaru/blob/master/icons/Yaru/scalable/generic-symbols/violence3-symbolic.svg&quot; width=&quot;22&quot; alt=&quot;violence3-symbolic&quot;&gt;&lt;/a&gt;&amp;nbsp; &amp;nbsp; violence3-symbolic&lt;br&gt;" calcext:value-type="string">
            <text:p>&lt;a href="#"&gt;&lt;img src="https://github.com/ubuntu/yaru/blob/master/icons/Yaru/scalable/generic-symbols/violence3-symbolic.svg" width="22" alt="violence3-symbolic"&gt;&lt;/a&gt;&amp;nbsp; &amp;nbsp; violence3-symbolic&lt;br&gt;</text:p>
          </table:table-cell>
        </table:table-row>
        <table:table-row table:style-name="ro1">
          <table:table-cell office:value-type="string" calcext:value-type="string">
            <text:p>violence-none-symbolic</text:p>
          </table:table-cell>
          <table:table-cell table:formula="of:=IF(LEFT([.A778];1)=&quot;.&quot;;&quot;Y&quot;;&quot;N&quot;)" office:value-type="string" office:string-value="N" calcext:value-type="string">
            <text:p>N</text:p>
          </table:table-cell>
          <table:table-cell table:formula="of:=IFERROR(&quot;## &quot; &amp; MID([.A778];3;FIND(&quot;:&quot;;[.A778])-3) &amp; &quot; &lt;br&gt;&quot;;&quot;&quot;)">
            <text:p/>
          </table:table-cell>
          <table:table-cell table:formula="of:=IF([.B778]=&quot;Y&quot;;MID([.A778];3;FIND(&quot;:&quot;;[.A778];1)-3);IF(&#10;RIGHT(RIGHT([.A778]; 1))=&quot;@&quot;;0;&#10;[.A778]))" office:value-type="string" office:string-value="violence-none-symbolic" calcext:value-type="string">
            <text:p>violence-none-symbolic</text:p>
          </table:table-cell>
          <table:table-cell table:formula="of:=IF([.B778]=&quot;Y&quot;;[.D778];[.E777])" office:value-type="string" office:string-value="generic-symbols" calcext:value-type="string">
            <text:p>generic-symbols</text:p>
          </table:table-cell>
          <table:table-cell table:style-name="ce10" table:formula="of:=IF([.D778]=0;&quot;&quot;;IF([.B778]=&quot;Y&quot;;[.C778];&#10;&quot;&lt;a href=&quot; &amp; CHAR(34) &amp; &quot;#&quot; &amp; CHAR(34) &amp; &quot;&gt;&quot; &amp;&#10;&quot;&lt;img src=&quot; &amp; CHAR(34) &amp; &quot;https://github.com/ubuntu/yaru/blob/master/icons/Yaru/scalable/&quot; &amp; [.E778] &amp; &quot;/&quot; &amp; [.A778] &amp; &quot;.svg&quot; &amp; CHAR(34) &amp; &#10;&quot; width=&quot; &amp; CHAR(34) &amp; &quot;22&quot; &amp; CHAR(34) &amp; &quot; alt=&quot; &amp; CHAR(34) &amp; [.D778] &amp; CHAR(34) &amp; &quot;&gt;&lt;/a&gt;&quot; &amp;&#10;&quot;&amp;nbsp; &amp;nbsp; &quot; &amp; [.D778] &amp; &quot;&lt;br&gt;&quot;&#10;))" office:value-type="string" office:string-value="&lt;a href=&quot;#&quot;&gt;&lt;img src=&quot;https://github.com/ubuntu/yaru/blob/master/icons/Yaru/scalable/generic-symbols/violence-none-symbolic.svg&quot; width=&quot;22&quot; alt=&quot;violence-none-symbolic&quot;&gt;&lt;/a&gt;&amp;nbsp; &amp;nbsp; violence-none-symbolic&lt;br&gt;" calcext:value-type="string">
            <text:p>&lt;a href="#"&gt;&lt;img src="https://github.com/ubuntu/yaru/blob/master/icons/Yaru/scalable/generic-symbols/violence-none-symbolic.svg" width="22" alt="violence-none-symbolic"&gt;&lt;/a&gt;&amp;nbsp; &amp;nbsp; violence-none-symbolic&lt;br&gt;</text:p>
          </table:table-cell>
        </table:table-row>
        <table:table-row table:style-name="ro1">
          <table:table-cell office:value-type="string" calcext:value-type="string">
            <text:p>violence-symbolic</text:p>
          </table:table-cell>
          <table:table-cell table:formula="of:=IF(LEFT([.A779];1)=&quot;.&quot;;&quot;Y&quot;;&quot;N&quot;)" office:value-type="string" office:string-value="N" calcext:value-type="string">
            <text:p>N</text:p>
          </table:table-cell>
          <table:table-cell table:formula="of:=IFERROR(&quot;## &quot; &amp; MID([.A779];3;FIND(&quot;:&quot;;[.A779])-3) &amp; &quot; &lt;br&gt;&quot;;&quot;&quot;)">
            <text:p/>
          </table:table-cell>
          <table:table-cell table:formula="of:=IF([.B779]=&quot;Y&quot;;MID([.A779];3;FIND(&quot;:&quot;;[.A779];1)-3);IF(&#10;RIGHT(RIGHT([.A779]; 1))=&quot;@&quot;;0;&#10;[.A779]))" office:value-type="string" office:string-value="violence-symbolic" calcext:value-type="string">
            <text:p>violence-symbolic</text:p>
          </table:table-cell>
          <table:table-cell table:formula="of:=IF([.B779]=&quot;Y&quot;;[.D779];[.E778])" office:value-type="string" office:string-value="generic-symbols" calcext:value-type="string">
            <text:p>generic-symbols</text:p>
          </table:table-cell>
          <table:table-cell table:style-name="ce10" table:formula="of:=IF([.D779]=0;&quot;&quot;;IF([.B779]=&quot;Y&quot;;[.C779];&#10;&quot;&lt;a href=&quot; &amp; CHAR(34) &amp; &quot;#&quot; &amp; CHAR(34) &amp; &quot;&gt;&quot; &amp;&#10;&quot;&lt;img src=&quot; &amp; CHAR(34) &amp; &quot;https://github.com/ubuntu/yaru/blob/master/icons/Yaru/scalable/&quot; &amp; [.E779] &amp; &quot;/&quot; &amp; [.A779] &amp; &quot;.svg&quot; &amp; CHAR(34) &amp; &#10;&quot; width=&quot; &amp; CHAR(34) &amp; &quot;22&quot; &amp; CHAR(34) &amp; &quot; alt=&quot; &amp; CHAR(34) &amp; [.D779] &amp; CHAR(34) &amp; &quot;&gt;&lt;/a&gt;&quot; &amp;&#10;&quot;&amp;nbsp; &amp;nbsp; &quot; &amp; [.D779] &amp; &quot;&lt;br&gt;&quot;&#10;))" office:value-type="string" office:string-value="&lt;a href=&quot;#&quot;&gt;&lt;img src=&quot;https://github.com/ubuntu/yaru/blob/master/icons/Yaru/scalable/generic-symbols/violence-symbolic.svg&quot; width=&quot;22&quot; alt=&quot;violence-symbolic&quot;&gt;&lt;/a&gt;&amp;nbsp; &amp;nbsp; violence-symbolic&lt;br&gt;" calcext:value-type="string">
            <text:p>&lt;a href="#"&gt;&lt;img src="https://github.com/ubuntu/yaru/blob/master/icons/Yaru/scalable/generic-symbols/violence-symbolic.svg" width="22" alt="violence-symbolic"&gt;&lt;/a&gt;&amp;nbsp; &amp;nbsp; violence-symbolic&lt;br&gt;</text:p>
          </table:table-cell>
        </table:table-row>
        <table:table-row table:style-name="ro1">
          <table:table-cell office:value-type="string" calcext:value-type="string">
            <text:p>warning-symbolic</text:p>
          </table:table-cell>
          <table:table-cell table:formula="of:=IF(LEFT([.A780];1)=&quot;.&quot;;&quot;Y&quot;;&quot;N&quot;)" office:value-type="string" office:string-value="N" calcext:value-type="string">
            <text:p>N</text:p>
          </table:table-cell>
          <table:table-cell table:formula="of:=IFERROR(&quot;## &quot; &amp; MID([.A780];3;FIND(&quot;:&quot;;[.A780])-3) &amp; &quot; &lt;br&gt;&quot;;&quot;&quot;)">
            <text:p/>
          </table:table-cell>
          <table:table-cell table:formula="of:=IF([.B780]=&quot;Y&quot;;MID([.A780];3;FIND(&quot;:&quot;;[.A780];1)-3);IF(&#10;RIGHT(RIGHT([.A780]; 1))=&quot;@&quot;;0;&#10;[.A780]))" office:value-type="string" office:string-value="warning-symbolic" calcext:value-type="string">
            <text:p>warning-symbolic</text:p>
          </table:table-cell>
          <table:table-cell table:formula="of:=IF([.B780]=&quot;Y&quot;;[.D780];[.E779])" office:value-type="string" office:string-value="generic-symbols" calcext:value-type="string">
            <text:p>generic-symbols</text:p>
          </table:table-cell>
          <table:table-cell table:style-name="ce10" table:formula="of:=IF([.D780]=0;&quot;&quot;;IF([.B780]=&quot;Y&quot;;[.C780];&#10;&quot;&lt;a href=&quot; &amp; CHAR(34) &amp; &quot;#&quot; &amp; CHAR(34) &amp; &quot;&gt;&quot; &amp;&#10;&quot;&lt;img src=&quot; &amp; CHAR(34) &amp; &quot;https://github.com/ubuntu/yaru/blob/master/icons/Yaru/scalable/&quot; &amp; [.E780] &amp; &quot;/&quot; &amp; [.A780] &amp; &quot;.svg&quot; &amp; CHAR(34) &amp; &#10;&quot; width=&quot; &amp; CHAR(34) &amp; &quot;22&quot; &amp; CHAR(34) &amp; &quot; alt=&quot; &amp; CHAR(34) &amp; [.D780] &amp; CHAR(34) &amp; &quot;&gt;&lt;/a&gt;&quot; &amp;&#10;&quot;&amp;nbsp; &amp;nbsp; &quot; &amp; [.D780] &amp; &quot;&lt;br&gt;&quot;&#10;))" office:value-type="string" office:string-value="&lt;a href=&quot;#&quot;&gt;&lt;img src=&quot;https://github.com/ubuntu/yaru/blob/master/icons/Yaru/scalable/generic-symbols/warning-symbolic.svg&quot; width=&quot;22&quot; alt=&quot;warning-symbolic&quot;&gt;&lt;/a&gt;&amp;nbsp; &amp;nbsp; warning-symbolic&lt;br&gt;" calcext:value-type="string">
            <text:p>&lt;a href="#"&gt;&lt;img src="https://github.com/ubuntu/yaru/blob/master/icons/Yaru/scalable/generic-symbols/warning-symbolic.svg" width="22" alt="warning-symbolic"&gt;&lt;/a&gt;&amp;nbsp; &amp;nbsp; warning-symbolic&lt;br&gt;</text:p>
          </table:table-cell>
        </table:table-row>
        <table:table-row table:style-name="ro1">
          <table:table-cell table:style-name="Default"/>
          <table:table-cell table:style-name="Default" table:formula="of:=IF(LEFT([.A78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81];3;FIND(&quot;:&quot;;[.A781])-3) &amp; &quot; &lt;br&gt;&quot;;&quot;&quot;)">
            <text:p/>
          </table:table-cell>
          <table:table-cell table:style-name="ce6" table:formula="of:=IF([.B781]=&quot;Y&quot;;MID([.A781];3;FIND(&quot;:&quot;;[.A781];1)-3);IF(&#10;RIGHT(RIGHT([.A781]; 1))=&quot;@&quot;;0;&#10;[.A781]))" office:value-type="float" office:value="0" calcext:value-type="float">
            <text:p>0</text:p>
          </table:table-cell>
          <table:table-cell table:formula="of:=IF([.B781]=&quot;Y&quot;;[.D781];[.E780])" office:value-type="string" office:string-value="generic-symbols" calcext:value-type="string">
            <text:p>generic-symbols</text:p>
          </table:table-cell>
          <table:table-cell table:style-name="ce10" table:formula="of:=IF([.D781]=0;&quot;&quot;;IF([.B781]=&quot;Y&quot;;[.C781];&#10;&quot;&lt;a href=&quot; &amp; CHAR(34) &amp; &quot;#&quot; &amp; CHAR(34) &amp; &quot;&gt;&quot; &amp;&#10;&quot;&lt;img src=&quot; &amp; CHAR(34) &amp; &quot;https://github.com/ubuntu/yaru/blob/master/icons/Yaru/scalable/&quot; &amp; [.E781] &amp; &quot;/&quot; &amp; [.A781] &amp; &quot;.svg&quot; &amp; CHAR(34) &amp; &#10;&quot; width=&quot; &amp; CHAR(34) &amp; &quot;22&quot; &amp; CHAR(34) &amp; &quot; alt=&quot; &amp; CHAR(34) &amp; [.D781] &amp; CHAR(34) &amp; &quot;&gt;&lt;/a&gt;&quot; &amp;&#10;&quot;&amp;nbsp; &amp;nbsp; &quot; &amp; [.D781] &amp; &quot;&lt;br&gt;&quot;&#10;))">
            <text:p/>
          </table:table-cell>
        </table:table-row>
        <table:table-row table:style-name="ro1">
          <table:table-cell office:value-type="string" calcext:value-type="string">
            <text:p>./legacy:</text:p>
          </table:table-cell>
          <table:table-cell table:formula="of:=IF(LEFT([.A782];1)=&quot;.&quot;;&quot;Y&quot;;&quot;N&quot;)" office:value-type="string" office:string-value="Y" calcext:value-type="string">
            <text:p>Y</text:p>
          </table:table-cell>
          <table:table-cell table:formula="of:=IFERROR(&quot;## &quot; &amp; MID([.A782];3;FIND(&quot;:&quot;;[.A782])-3) &amp; &quot; &lt;br&gt;&quot;;&quot;&quot;)" office:value-type="string" office:string-value="## legacy &lt;br&gt;" calcext:value-type="string">
            <text:p>## legacy &lt;br&gt;</text:p>
          </table:table-cell>
          <table:table-cell table:formula="of:=IF([.B782]=&quot;Y&quot;;MID([.A782];3;FIND(&quot;:&quot;;[.A782];1)-3);IF(&#10;RIGHT(RIGHT([.A782]; 1))=&quot;@&quot;;0;&#10;[.A782]))" office:value-type="string" office:string-value="legacy" calcext:value-type="string">
            <text:p>legacy</text:p>
          </table:table-cell>
          <table:table-cell table:formula="of:=IF([.B782]=&quot;Y&quot;;[.D782];[.E781])" office:value-type="string" office:string-value="legacy" calcext:value-type="string">
            <text:p>legacy</text:p>
          </table:table-cell>
          <table:table-cell table:style-name="ce10" table:formula="of:=IF([.D782]=0;&quot;&quot;;IF([.B782]=&quot;Y&quot;;[.C782];&#10;&quot;&lt;a href=&quot; &amp; CHAR(34) &amp; &quot;#&quot; &amp; CHAR(34) &amp; &quot;&gt;&quot; &amp;&#10;&quot;&lt;img src=&quot; &amp; CHAR(34) &amp; &quot;https://github.com/ubuntu/yaru/blob/master/icons/Yaru/scalable/&quot; &amp; [.E782] &amp; &quot;/&quot; &amp; [.A782] &amp; &quot;.svg&quot; &amp; CHAR(34) &amp; &#10;&quot; width=&quot; &amp; CHAR(34) &amp; &quot;22&quot; &amp; CHAR(34) &amp; &quot; alt=&quot; &amp; CHAR(34) &amp; [.D782] &amp; CHAR(34) &amp; &quot;&gt;&lt;/a&gt;&quot; &amp;&#10;&quot;&amp;nbsp; &amp;nbsp; &quot; &amp; [.D782] &amp; &quot;&lt;br&gt;&quot;&#10;))" office:value-type="string" office:string-value="## legacy &lt;br&gt;" calcext:value-type="string">
            <text:p>## legacy &lt;br&gt;</text:p>
          </table:table-cell>
        </table:table-row>
        <table:table-row table:style-name="ro1">
          <table:table-cell office:value-type="string" calcext:value-type="string">
            <text:p>battery-caution-charging-symbolic</text:p>
          </table:table-cell>
          <table:table-cell table:formula="of:=IF(LEFT([.A783];1)=&quot;.&quot;;&quot;Y&quot;;&quot;N&quot;)" office:value-type="string" office:string-value="N" calcext:value-type="string">
            <text:p>N</text:p>
          </table:table-cell>
          <table:table-cell table:formula="of:=IFERROR(&quot;## &quot; &amp; MID([.A783];3;FIND(&quot;:&quot;;[.A783])-3) &amp; &quot; &lt;br&gt;&quot;;&quot;&quot;)">
            <text:p/>
          </table:table-cell>
          <table:table-cell table:formula="of:=IF([.B783]=&quot;Y&quot;;MID([.A783];3;FIND(&quot;:&quot;;[.A783];1)-3);IF(&#10;RIGHT(RIGHT([.A783]; 1))=&quot;@&quot;;0;&#10;[.A783]))" office:value-type="string" office:string-value="battery-caution-charging-symbolic" calcext:value-type="string">
            <text:p>battery-caution-charging-symbolic</text:p>
          </table:table-cell>
          <table:table-cell table:formula="of:=IF([.B783]=&quot;Y&quot;;[.D783];[.E782])" office:value-type="string" office:string-value="legacy" calcext:value-type="string">
            <text:p>legacy</text:p>
          </table:table-cell>
          <table:table-cell table:style-name="ce10" table:formula="of:=IF([.D783]=0;&quot;&quot;;IF([.B783]=&quot;Y&quot;;[.C783];&#10;&quot;&lt;a href=&quot; &amp; CHAR(34) &amp; &quot;#&quot; &amp; CHAR(34) &amp; &quot;&gt;&quot; &amp;&#10;&quot;&lt;img src=&quot; &amp; CHAR(34) &amp; &quot;https://github.com/ubuntu/yaru/blob/master/icons/Yaru/scalable/&quot; &amp; [.E783] &amp; &quot;/&quot; &amp; [.A783] &amp; &quot;.svg&quot; &amp; CHAR(34) &amp; &#10;&quot; width=&quot; &amp; CHAR(34) &amp; &quot;22&quot; &amp; CHAR(34) &amp; &quot; alt=&quot; &amp; CHAR(34) &amp; [.D783] &amp; CHAR(34) &amp; &quot;&gt;&lt;/a&gt;&quot; &amp;&#10;&quot;&amp;nbsp; &amp;nbsp; &quot; &amp; [.D783] &amp; &quot;&lt;br&gt;&quot;&#10;))" office:value-type="string" office:string-value="&lt;a href=&quot;#&quot;&gt;&lt;img src=&quot;https://github.com/ubuntu/yaru/blob/master/icons/Yaru/scalable/legacy/battery-caution-charging-symbolic.svg&quot; width=&quot;22&quot; alt=&quot;battery-caution-charging-symbolic&quot;&gt;&lt;/a&gt;&amp;nbsp; &amp;nbsp; battery-caution-charging-symbolic&lt;br&gt;" calcext:value-type="string">
            <text:p>&lt;a href="#"&gt;&lt;img src="https://github.com/ubuntu/yaru/blob/master/icons/Yaru/scalable/legacy/battery-caution-charging-symbolic.svg" width="22" alt="battery-caution-charging-symbolic"&gt;&lt;/a&gt;&amp;nbsp; &amp;nbsp; battery-caution-charging-symbolic&lt;br&gt;</text:p>
          </table:table-cell>
        </table:table-row>
        <table:table-row table:style-name="ro1">
          <table:table-cell office:value-type="string" calcext:value-type="string">
            <text:p>battery-empty-charging-symbolic</text:p>
          </table:table-cell>
          <table:table-cell table:formula="of:=IF(LEFT([.A784];1)=&quot;.&quot;;&quot;Y&quot;;&quot;N&quot;)" office:value-type="string" office:string-value="N" calcext:value-type="string">
            <text:p>N</text:p>
          </table:table-cell>
          <table:table-cell table:formula="of:=IFERROR(&quot;## &quot; &amp; MID([.A784];3;FIND(&quot;:&quot;;[.A784])-3) &amp; &quot; &lt;br&gt;&quot;;&quot;&quot;)">
            <text:p/>
          </table:table-cell>
          <table:table-cell table:formula="of:=IF([.B784]=&quot;Y&quot;;MID([.A784];3;FIND(&quot;:&quot;;[.A784];1)-3);IF(&#10;RIGHT(RIGHT([.A784]; 1))=&quot;@&quot;;0;&#10;[.A784]))" office:value-type="string" office:string-value="battery-empty-charging-symbolic" calcext:value-type="string">
            <text:p>battery-empty-charging-symbolic</text:p>
          </table:table-cell>
          <table:table-cell table:formula="of:=IF([.B784]=&quot;Y&quot;;[.D784];[.E783])" office:value-type="string" office:string-value="legacy" calcext:value-type="string">
            <text:p>legacy</text:p>
          </table:table-cell>
          <table:table-cell table:style-name="ce10" table:formula="of:=IF([.D784]=0;&quot;&quot;;IF([.B784]=&quot;Y&quot;;[.C784];&#10;&quot;&lt;a href=&quot; &amp; CHAR(34) &amp; &quot;#&quot; &amp; CHAR(34) &amp; &quot;&gt;&quot; &amp;&#10;&quot;&lt;img src=&quot; &amp; CHAR(34) &amp; &quot;https://github.com/ubuntu/yaru/blob/master/icons/Yaru/scalable/&quot; &amp; [.E784] &amp; &quot;/&quot; &amp; [.A784] &amp; &quot;.svg&quot; &amp; CHAR(34) &amp; &#10;&quot; width=&quot; &amp; CHAR(34) &amp; &quot;22&quot; &amp; CHAR(34) &amp; &quot; alt=&quot; &amp; CHAR(34) &amp; [.D784] &amp; CHAR(34) &amp; &quot;&gt;&lt;/a&gt;&quot; &amp;&#10;&quot;&amp;nbsp; &amp;nbsp; &quot; &amp; [.D784] &amp; &quot;&lt;br&gt;&quot;&#10;))" office:value-type="string" office:string-value="&lt;a href=&quot;#&quot;&gt;&lt;img src=&quot;https://github.com/ubuntu/yaru/blob/master/icons/Yaru/scalable/legacy/battery-empty-charging-symbolic.svg&quot; width=&quot;22&quot; alt=&quot;battery-empty-charging-symbolic&quot;&gt;&lt;/a&gt;&amp;nbsp; &amp;nbsp; battery-empty-charging-symbolic&lt;br&gt;" calcext:value-type="string">
            <text:p>&lt;a href="#"&gt;&lt;img src="https://github.com/ubuntu/yaru/blob/master/icons/Yaru/scalable/legacy/battery-empty-charging-symbolic.svg" width="22" alt="battery-empty-charging-symbolic"&gt;&lt;/a&gt;&amp;nbsp; &amp;nbsp; battery-empty-charging-symbolic&lt;br&gt;</text:p>
          </table:table-cell>
        </table:table-row>
        <table:table-row table:style-name="ro1">
          <table:table-cell office:value-type="string" calcext:value-type="string">
            <text:p>battery-empty-symbolic</text:p>
          </table:table-cell>
          <table:table-cell table:formula="of:=IF(LEFT([.A785];1)=&quot;.&quot;;&quot;Y&quot;;&quot;N&quot;)" office:value-type="string" office:string-value="N" calcext:value-type="string">
            <text:p>N</text:p>
          </table:table-cell>
          <table:table-cell table:formula="of:=IFERROR(&quot;## &quot; &amp; MID([.A785];3;FIND(&quot;:&quot;;[.A785])-3) &amp; &quot; &lt;br&gt;&quot;;&quot;&quot;)">
            <text:p/>
          </table:table-cell>
          <table:table-cell table:formula="of:=IF([.B785]=&quot;Y&quot;;MID([.A785];3;FIND(&quot;:&quot;;[.A785];1)-3);IF(&#10;RIGHT(RIGHT([.A785]; 1))=&quot;@&quot;;0;&#10;[.A785]))" office:value-type="string" office:string-value="battery-empty-symbolic" calcext:value-type="string">
            <text:p>battery-empty-symbolic</text:p>
          </table:table-cell>
          <table:table-cell table:formula="of:=IF([.B785]=&quot;Y&quot;;[.D785];[.E784])" office:value-type="string" office:string-value="legacy" calcext:value-type="string">
            <text:p>legacy</text:p>
          </table:table-cell>
          <table:table-cell table:style-name="ce10" table:formula="of:=IF([.D785]=0;&quot;&quot;;IF([.B785]=&quot;Y&quot;;[.C785];&#10;&quot;&lt;a href=&quot; &amp; CHAR(34) &amp; &quot;#&quot; &amp; CHAR(34) &amp; &quot;&gt;&quot; &amp;&#10;&quot;&lt;img src=&quot; &amp; CHAR(34) &amp; &quot;https://github.com/ubuntu/yaru/blob/master/icons/Yaru/scalable/&quot; &amp; [.E785] &amp; &quot;/&quot; &amp; [.A785] &amp; &quot;.svg&quot; &amp; CHAR(34) &amp; &#10;&quot; width=&quot; &amp; CHAR(34) &amp; &quot;22&quot; &amp; CHAR(34) &amp; &quot; alt=&quot; &amp; CHAR(34) &amp; [.D785] &amp; CHAR(34) &amp; &quot;&gt;&lt;/a&gt;&quot; &amp;&#10;&quot;&amp;nbsp; &amp;nbsp; &quot; &amp; [.D785] &amp; &quot;&lt;br&gt;&quot;&#10;))" office:value-type="string" office:string-value="&lt;a href=&quot;#&quot;&gt;&lt;img src=&quot;https://github.com/ubuntu/yaru/blob/master/icons/Yaru/scalable/legacy/battery-empty-symbolic.svg&quot; width=&quot;22&quot; alt=&quot;battery-empty-symbolic&quot;&gt;&lt;/a&gt;&amp;nbsp; &amp;nbsp; battery-empty-symbolic&lt;br&gt;" calcext:value-type="string">
            <text:p>&lt;a href="#"&gt;&lt;img src="https://github.com/ubuntu/yaru/blob/master/icons/Yaru/scalable/legacy/battery-empty-symbolic.svg" width="22" alt="battery-empty-symbolic"&gt;&lt;/a&gt;&amp;nbsp; &amp;nbsp; battery-empty-symbolic&lt;br&gt;</text:p>
          </table:table-cell>
        </table:table-row>
        <table:table-row table:style-name="ro1">
          <table:table-cell office:value-type="string" calcext:value-type="string">
            <text:p>battery-full-charged-symbolic</text:p>
          </table:table-cell>
          <table:table-cell table:formula="of:=IF(LEFT([.A786];1)=&quot;.&quot;;&quot;Y&quot;;&quot;N&quot;)" office:value-type="string" office:string-value="N" calcext:value-type="string">
            <text:p>N</text:p>
          </table:table-cell>
          <table:table-cell table:formula="of:=IFERROR(&quot;## &quot; &amp; MID([.A786];3;FIND(&quot;:&quot;;[.A786])-3) &amp; &quot; &lt;br&gt;&quot;;&quot;&quot;)">
            <text:p/>
          </table:table-cell>
          <table:table-cell table:formula="of:=IF([.B786]=&quot;Y&quot;;MID([.A786];3;FIND(&quot;:&quot;;[.A786];1)-3);IF(&#10;RIGHT(RIGHT([.A786]; 1))=&quot;@&quot;;0;&#10;[.A786]))" office:value-type="string" office:string-value="battery-full-charged-symbolic" calcext:value-type="string">
            <text:p>battery-full-charged-symbolic</text:p>
          </table:table-cell>
          <table:table-cell table:formula="of:=IF([.B786]=&quot;Y&quot;;[.D786];[.E785])" office:value-type="string" office:string-value="legacy" calcext:value-type="string">
            <text:p>legacy</text:p>
          </table:table-cell>
          <table:table-cell table:style-name="ce10" table:formula="of:=IF([.D786]=0;&quot;&quot;;IF([.B786]=&quot;Y&quot;;[.C786];&#10;&quot;&lt;a href=&quot; &amp; CHAR(34) &amp; &quot;#&quot; &amp; CHAR(34) &amp; &quot;&gt;&quot; &amp;&#10;&quot;&lt;img src=&quot; &amp; CHAR(34) &amp; &quot;https://github.com/ubuntu/yaru/blob/master/icons/Yaru/scalable/&quot; &amp; [.E786] &amp; &quot;/&quot; &amp; [.A786] &amp; &quot;.svg&quot; &amp; CHAR(34) &amp; &#10;&quot; width=&quot; &amp; CHAR(34) &amp; &quot;22&quot; &amp; CHAR(34) &amp; &quot; alt=&quot; &amp; CHAR(34) &amp; [.D786] &amp; CHAR(34) &amp; &quot;&gt;&lt;/a&gt;&quot; &amp;&#10;&quot;&amp;nbsp; &amp;nbsp; &quot; &amp; [.D786] &amp; &quot;&lt;br&gt;&quot;&#10;))" office:value-type="string" office:string-value="&lt;a href=&quot;#&quot;&gt;&lt;img src=&quot;https://github.com/ubuntu/yaru/blob/master/icons/Yaru/scalable/legacy/battery-full-charged-symbolic.svg&quot; width=&quot;22&quot; alt=&quot;battery-full-charged-symbolic&quot;&gt;&lt;/a&gt;&amp;nbsp; &amp;nbsp; battery-full-charged-symbolic&lt;br&gt;" calcext:value-type="string">
            <text:p>&lt;a href="#"&gt;&lt;img src="https://github.com/ubuntu/yaru/blob/master/icons/Yaru/scalable/legacy/battery-full-charged-symbolic.svg" width="22" alt="battery-full-charged-symbolic"&gt;&lt;/a&gt;&amp;nbsp; &amp;nbsp; battery-full-charged-symbolic&lt;br&gt;</text:p>
          </table:table-cell>
        </table:table-row>
        <table:table-row table:style-name="ro1">
          <table:table-cell office:value-type="string" calcext:value-type="string">
            <text:p>battery-full-charging-symbolic</text:p>
          </table:table-cell>
          <table:table-cell table:formula="of:=IF(LEFT([.A787];1)=&quot;.&quot;;&quot;Y&quot;;&quot;N&quot;)" office:value-type="string" office:string-value="N" calcext:value-type="string">
            <text:p>N</text:p>
          </table:table-cell>
          <table:table-cell table:formula="of:=IFERROR(&quot;## &quot; &amp; MID([.A787];3;FIND(&quot;:&quot;;[.A787])-3) &amp; &quot; &lt;br&gt;&quot;;&quot;&quot;)">
            <text:p/>
          </table:table-cell>
          <table:table-cell table:formula="of:=IF([.B787]=&quot;Y&quot;;MID([.A787];3;FIND(&quot;:&quot;;[.A787];1)-3);IF(&#10;RIGHT(RIGHT([.A787]; 1))=&quot;@&quot;;0;&#10;[.A787]))" office:value-type="string" office:string-value="battery-full-charging-symbolic" calcext:value-type="string">
            <text:p>battery-full-charging-symbolic</text:p>
          </table:table-cell>
          <table:table-cell table:formula="of:=IF([.B787]=&quot;Y&quot;;[.D787];[.E786])" office:value-type="string" office:string-value="legacy" calcext:value-type="string">
            <text:p>legacy</text:p>
          </table:table-cell>
          <table:table-cell table:style-name="ce10" table:formula="of:=IF([.D787]=0;&quot;&quot;;IF([.B787]=&quot;Y&quot;;[.C787];&#10;&quot;&lt;a href=&quot; &amp; CHAR(34) &amp; &quot;#&quot; &amp; CHAR(34) &amp; &quot;&gt;&quot; &amp;&#10;&quot;&lt;img src=&quot; &amp; CHAR(34) &amp; &quot;https://github.com/ubuntu/yaru/blob/master/icons/Yaru/scalable/&quot; &amp; [.E787] &amp; &quot;/&quot; &amp; [.A787] &amp; &quot;.svg&quot; &amp; CHAR(34) &amp; &#10;&quot; width=&quot; &amp; CHAR(34) &amp; &quot;22&quot; &amp; CHAR(34) &amp; &quot; alt=&quot; &amp; CHAR(34) &amp; [.D787] &amp; CHAR(34) &amp; &quot;&gt;&lt;/a&gt;&quot; &amp;&#10;&quot;&amp;nbsp; &amp;nbsp; &quot; &amp; [.D787] &amp; &quot;&lt;br&gt;&quot;&#10;))" office:value-type="string" office:string-value="&lt;a href=&quot;#&quot;&gt;&lt;img src=&quot;https://github.com/ubuntu/yaru/blob/master/icons/Yaru/scalable/legacy/battery-full-charging-symbolic.svg&quot; width=&quot;22&quot; alt=&quot;battery-full-charging-symbolic&quot;&gt;&lt;/a&gt;&amp;nbsp; &amp;nbsp; battery-full-charging-symbolic&lt;br&gt;" calcext:value-type="string">
            <text:p>&lt;a href="#"&gt;&lt;img src="https://github.com/ubuntu/yaru/blob/master/icons/Yaru/scalable/legacy/battery-full-charging-symbolic.svg" width="22" alt="battery-full-charging-symbolic"&gt;&lt;/a&gt;&amp;nbsp; &amp;nbsp; battery-full-charging-symbolic&lt;br&gt;</text:p>
          </table:table-cell>
        </table:table-row>
        <table:table-row table:style-name="ro1">
          <table:table-cell office:value-type="string" calcext:value-type="string">
            <text:p>battery-full-symbolic</text:p>
          </table:table-cell>
          <table:table-cell table:formula="of:=IF(LEFT([.A788];1)=&quot;.&quot;;&quot;Y&quot;;&quot;N&quot;)" office:value-type="string" office:string-value="N" calcext:value-type="string">
            <text:p>N</text:p>
          </table:table-cell>
          <table:table-cell table:formula="of:=IFERROR(&quot;## &quot; &amp; MID([.A788];3;FIND(&quot;:&quot;;[.A788])-3) &amp; &quot; &lt;br&gt;&quot;;&quot;&quot;)">
            <text:p/>
          </table:table-cell>
          <table:table-cell table:formula="of:=IF([.B788]=&quot;Y&quot;;MID([.A788];3;FIND(&quot;:&quot;;[.A788];1)-3);IF(&#10;RIGHT(RIGHT([.A788]; 1))=&quot;@&quot;;0;&#10;[.A788]))" office:value-type="string" office:string-value="battery-full-symbolic" calcext:value-type="string">
            <text:p>battery-full-symbolic</text:p>
          </table:table-cell>
          <table:table-cell table:formula="of:=IF([.B788]=&quot;Y&quot;;[.D788];[.E787])" office:value-type="string" office:string-value="legacy" calcext:value-type="string">
            <text:p>legacy</text:p>
          </table:table-cell>
          <table:table-cell table:style-name="ce10" table:formula="of:=IF([.D788]=0;&quot;&quot;;IF([.B788]=&quot;Y&quot;;[.C788];&#10;&quot;&lt;a href=&quot; &amp; CHAR(34) &amp; &quot;#&quot; &amp; CHAR(34) &amp; &quot;&gt;&quot; &amp;&#10;&quot;&lt;img src=&quot; &amp; CHAR(34) &amp; &quot;https://github.com/ubuntu/yaru/blob/master/icons/Yaru/scalable/&quot; &amp; [.E788] &amp; &quot;/&quot; &amp; [.A788] &amp; &quot;.svg&quot; &amp; CHAR(34) &amp; &#10;&quot; width=&quot; &amp; CHAR(34) &amp; &quot;22&quot; &amp; CHAR(34) &amp; &quot; alt=&quot; &amp; CHAR(34) &amp; [.D788] &amp; CHAR(34) &amp; &quot;&gt;&lt;/a&gt;&quot; &amp;&#10;&quot;&amp;nbsp; &amp;nbsp; &quot; &amp; [.D788] &amp; &quot;&lt;br&gt;&quot;&#10;))" office:value-type="string" office:string-value="&lt;a href=&quot;#&quot;&gt;&lt;img src=&quot;https://github.com/ubuntu/yaru/blob/master/icons/Yaru/scalable/legacy/battery-full-symbolic.svg&quot; width=&quot;22&quot; alt=&quot;battery-full-symbolic&quot;&gt;&lt;/a&gt;&amp;nbsp; &amp;nbsp; battery-full-symbolic&lt;br&gt;" calcext:value-type="string">
            <text:p>&lt;a href="#"&gt;&lt;img src="https://github.com/ubuntu/yaru/blob/master/icons/Yaru/scalable/legacy/battery-full-symbolic.svg" width="22" alt="battery-full-symbolic"&gt;&lt;/a&gt;&amp;nbsp; &amp;nbsp; battery-full-symbolic&lt;br&gt;</text:p>
          </table:table-cell>
        </table:table-row>
        <table:table-row table:style-name="ro1">
          <table:table-cell office:value-type="string" calcext:value-type="string">
            <text:p>battery-good-charging-symbolic</text:p>
          </table:table-cell>
          <table:table-cell table:formula="of:=IF(LEFT([.A789];1)=&quot;.&quot;;&quot;Y&quot;;&quot;N&quot;)" office:value-type="string" office:string-value="N" calcext:value-type="string">
            <text:p>N</text:p>
          </table:table-cell>
          <table:table-cell table:formula="of:=IFERROR(&quot;## &quot; &amp; MID([.A789];3;FIND(&quot;:&quot;;[.A789])-3) &amp; &quot; &lt;br&gt;&quot;;&quot;&quot;)">
            <text:p/>
          </table:table-cell>
          <table:table-cell table:formula="of:=IF([.B789]=&quot;Y&quot;;MID([.A789];3;FIND(&quot;:&quot;;[.A789];1)-3);IF(&#10;RIGHT(RIGHT([.A789]; 1))=&quot;@&quot;;0;&#10;[.A789]))" office:value-type="string" office:string-value="battery-good-charging-symbolic" calcext:value-type="string">
            <text:p>battery-good-charging-symbolic</text:p>
          </table:table-cell>
          <table:table-cell table:formula="of:=IF([.B789]=&quot;Y&quot;;[.D789];[.E788])" office:value-type="string" office:string-value="legacy" calcext:value-type="string">
            <text:p>legacy</text:p>
          </table:table-cell>
          <table:table-cell table:style-name="ce10" table:formula="of:=IF([.D789]=0;&quot;&quot;;IF([.B789]=&quot;Y&quot;;[.C789];&#10;&quot;&lt;a href=&quot; &amp; CHAR(34) &amp; &quot;#&quot; &amp; CHAR(34) &amp; &quot;&gt;&quot; &amp;&#10;&quot;&lt;img src=&quot; &amp; CHAR(34) &amp; &quot;https://github.com/ubuntu/yaru/blob/master/icons/Yaru/scalable/&quot; &amp; [.E789] &amp; &quot;/&quot; &amp; [.A789] &amp; &quot;.svg&quot; &amp; CHAR(34) &amp; &#10;&quot; width=&quot; &amp; CHAR(34) &amp; &quot;22&quot; &amp; CHAR(34) &amp; &quot; alt=&quot; &amp; CHAR(34) &amp; [.D789] &amp; CHAR(34) &amp; &quot;&gt;&lt;/a&gt;&quot; &amp;&#10;&quot;&amp;nbsp; &amp;nbsp; &quot; &amp; [.D789] &amp; &quot;&lt;br&gt;&quot;&#10;))" office:value-type="string" office:string-value="&lt;a href=&quot;#&quot;&gt;&lt;img src=&quot;https://github.com/ubuntu/yaru/blob/master/icons/Yaru/scalable/legacy/battery-good-charging-symbolic.svg&quot; width=&quot;22&quot; alt=&quot;battery-good-charging-symbolic&quot;&gt;&lt;/a&gt;&amp;nbsp; &amp;nbsp; battery-good-charging-symbolic&lt;br&gt;" calcext:value-type="string">
            <text:p>&lt;a href="#"&gt;&lt;img src="https://github.com/ubuntu/yaru/blob/master/icons/Yaru/scalable/legacy/battery-good-charging-symbolic.svg" width="22" alt="battery-good-charging-symbolic"&gt;&lt;/a&gt;&amp;nbsp; &amp;nbsp; battery-good-charging-symbolic&lt;br&gt;</text:p>
          </table:table-cell>
        </table:table-row>
        <table:table-row table:style-name="ro1">
          <table:table-cell office:value-type="string" calcext:value-type="string">
            <text:p>battery-good-symbolic</text:p>
          </table:table-cell>
          <table:table-cell table:formula="of:=IF(LEFT([.A790];1)=&quot;.&quot;;&quot;Y&quot;;&quot;N&quot;)" office:value-type="string" office:string-value="N" calcext:value-type="string">
            <text:p>N</text:p>
          </table:table-cell>
          <table:table-cell table:formula="of:=IFERROR(&quot;## &quot; &amp; MID([.A790];3;FIND(&quot;:&quot;;[.A790])-3) &amp; &quot; &lt;br&gt;&quot;;&quot;&quot;)">
            <text:p/>
          </table:table-cell>
          <table:table-cell table:formula="of:=IF([.B790]=&quot;Y&quot;;MID([.A790];3;FIND(&quot;:&quot;;[.A790];1)-3);IF(&#10;RIGHT(RIGHT([.A790]; 1))=&quot;@&quot;;0;&#10;[.A790]))" office:value-type="string" office:string-value="battery-good-symbolic" calcext:value-type="string">
            <text:p>battery-good-symbolic</text:p>
          </table:table-cell>
          <table:table-cell table:formula="of:=IF([.B790]=&quot;Y&quot;;[.D790];[.E789])" office:value-type="string" office:string-value="legacy" calcext:value-type="string">
            <text:p>legacy</text:p>
          </table:table-cell>
          <table:table-cell table:style-name="ce10" table:formula="of:=IF([.D790]=0;&quot;&quot;;IF([.B790]=&quot;Y&quot;;[.C790];&#10;&quot;&lt;a href=&quot; &amp; CHAR(34) &amp; &quot;#&quot; &amp; CHAR(34) &amp; &quot;&gt;&quot; &amp;&#10;&quot;&lt;img src=&quot; &amp; CHAR(34) &amp; &quot;https://github.com/ubuntu/yaru/blob/master/icons/Yaru/scalable/&quot; &amp; [.E790] &amp; &quot;/&quot; &amp; [.A790] &amp; &quot;.svg&quot; &amp; CHAR(34) &amp; &#10;&quot; width=&quot; &amp; CHAR(34) &amp; &quot;22&quot; &amp; CHAR(34) &amp; &quot; alt=&quot; &amp; CHAR(34) &amp; [.D790] &amp; CHAR(34) &amp; &quot;&gt;&lt;/a&gt;&quot; &amp;&#10;&quot;&amp;nbsp; &amp;nbsp; &quot; &amp; [.D790] &amp; &quot;&lt;br&gt;&quot;&#10;))" office:value-type="string" office:string-value="&lt;a href=&quot;#&quot;&gt;&lt;img src=&quot;https://github.com/ubuntu/yaru/blob/master/icons/Yaru/scalable/legacy/battery-good-symbolic.svg&quot; width=&quot;22&quot; alt=&quot;battery-good-symbolic&quot;&gt;&lt;/a&gt;&amp;nbsp; &amp;nbsp; battery-good-symbolic&lt;br&gt;" calcext:value-type="string">
            <text:p>&lt;a href="#"&gt;&lt;img src="https://github.com/ubuntu/yaru/blob/master/icons/Yaru/scalable/legacy/battery-good-symbolic.svg" width="22" alt="battery-good-symbolic"&gt;&lt;/a&gt;&amp;nbsp; &amp;nbsp; battery-good-symbolic&lt;br&gt;</text:p>
          </table:table-cell>
        </table:table-row>
        <table:table-row table:style-name="ro1">
          <table:table-cell office:value-type="string" calcext:value-type="string">
            <text:p>battery-low-charging-symbolic</text:p>
          </table:table-cell>
          <table:table-cell table:formula="of:=IF(LEFT([.A791];1)=&quot;.&quot;;&quot;Y&quot;;&quot;N&quot;)" office:value-type="string" office:string-value="N" calcext:value-type="string">
            <text:p>N</text:p>
          </table:table-cell>
          <table:table-cell table:formula="of:=IFERROR(&quot;## &quot; &amp; MID([.A791];3;FIND(&quot;:&quot;;[.A791])-3) &amp; &quot; &lt;br&gt;&quot;;&quot;&quot;)">
            <text:p/>
          </table:table-cell>
          <table:table-cell table:formula="of:=IF([.B791]=&quot;Y&quot;;MID([.A791];3;FIND(&quot;:&quot;;[.A791];1)-3);IF(&#10;RIGHT(RIGHT([.A791]; 1))=&quot;@&quot;;0;&#10;[.A791]))" office:value-type="string" office:string-value="battery-low-charging-symbolic" calcext:value-type="string">
            <text:p>battery-low-charging-symbolic</text:p>
          </table:table-cell>
          <table:table-cell table:formula="of:=IF([.B791]=&quot;Y&quot;;[.D791];[.E790])" office:value-type="string" office:string-value="legacy" calcext:value-type="string">
            <text:p>legacy</text:p>
          </table:table-cell>
          <table:table-cell table:style-name="ce10" table:formula="of:=IF([.D791]=0;&quot;&quot;;IF([.B791]=&quot;Y&quot;;[.C791];&#10;&quot;&lt;a href=&quot; &amp; CHAR(34) &amp; &quot;#&quot; &amp; CHAR(34) &amp; &quot;&gt;&quot; &amp;&#10;&quot;&lt;img src=&quot; &amp; CHAR(34) &amp; &quot;https://github.com/ubuntu/yaru/blob/master/icons/Yaru/scalable/&quot; &amp; [.E791] &amp; &quot;/&quot; &amp; [.A791] &amp; &quot;.svg&quot; &amp; CHAR(34) &amp; &#10;&quot; width=&quot; &amp; CHAR(34) &amp; &quot;22&quot; &amp; CHAR(34) &amp; &quot; alt=&quot; &amp; CHAR(34) &amp; [.D791] &amp; CHAR(34) &amp; &quot;&gt;&lt;/a&gt;&quot; &amp;&#10;&quot;&amp;nbsp; &amp;nbsp; &quot; &amp; [.D791] &amp; &quot;&lt;br&gt;&quot;&#10;))" office:value-type="string" office:string-value="&lt;a href=&quot;#&quot;&gt;&lt;img src=&quot;https://github.com/ubuntu/yaru/blob/master/icons/Yaru/scalable/legacy/battery-low-charging-symbolic.svg&quot; width=&quot;22&quot; alt=&quot;battery-low-charging-symbolic&quot;&gt;&lt;/a&gt;&amp;nbsp; &amp;nbsp; battery-low-charging-symbolic&lt;br&gt;" calcext:value-type="string">
            <text:p>&lt;a href="#"&gt;&lt;img src="https://github.com/ubuntu/yaru/blob/master/icons/Yaru/scalable/legacy/battery-low-charging-symbolic.svg" width="22" alt="battery-low-charging-symbolic"&gt;&lt;/a&gt;&amp;nbsp; &amp;nbsp; battery-low-charging-symbolic&lt;br&gt;</text:p>
          </table:table-cell>
        </table:table-row>
        <table:table-row table:style-name="ro1">
          <table:table-cell table:style-name="Default"/>
          <table:table-cell table:style-name="Default" table:formula="of:=IF(LEFT([.A79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792];3;FIND(&quot;:&quot;;[.A792])-3) &amp; &quot; &lt;br&gt;&quot;;&quot;&quot;)">
            <text:p/>
          </table:table-cell>
          <table:table-cell table:style-name="ce6" table:formula="of:=IF([.B792]=&quot;Y&quot;;MID([.A792];3;FIND(&quot;:&quot;;[.A792];1)-3);IF(&#10;RIGHT(RIGHT([.A792]; 1))=&quot;@&quot;;0;&#10;[.A792]))" office:value-type="float" office:value="0" calcext:value-type="float">
            <text:p>0</text:p>
          </table:table-cell>
          <table:table-cell table:formula="of:=IF([.B792]=&quot;Y&quot;;[.D792];[.E791])" office:value-type="string" office:string-value="legacy" calcext:value-type="string">
            <text:p>legacy</text:p>
          </table:table-cell>
          <table:table-cell table:style-name="ce10" table:formula="of:=IF([.D792]=0;&quot;&quot;;IF([.B792]=&quot;Y&quot;;[.C792];&#10;&quot;&lt;a href=&quot; &amp; CHAR(34) &amp; &quot;#&quot; &amp; CHAR(34) &amp; &quot;&gt;&quot; &amp;&#10;&quot;&lt;img src=&quot; &amp; CHAR(34) &amp; &quot;https://github.com/ubuntu/yaru/blob/master/icons/Yaru/scalable/&quot; &amp; [.E792] &amp; &quot;/&quot; &amp; [.A792] &amp; &quot;.svg&quot; &amp; CHAR(34) &amp; &#10;&quot; width=&quot; &amp; CHAR(34) &amp; &quot;22&quot; &amp; CHAR(34) &amp; &quot; alt=&quot; &amp; CHAR(34) &amp; [.D792] &amp; CHAR(34) &amp; &quot;&gt;&lt;/a&gt;&quot; &amp;&#10;&quot;&amp;nbsp; &amp;nbsp; &quot; &amp; [.D792] &amp; &quot;&lt;br&gt;&quot;&#10;))">
            <text:p/>
          </table:table-cell>
        </table:table-row>
        <table:table-row table:style-name="ro2">
          <table:table-cell office:value-type="string" calcext:value-type="string">
            <text:p>./mimetypes:</text:p>
          </table:table-cell>
          <table:table-cell table:formula="of:=IF(LEFT([.A793];1)=&quot;.&quot;;&quot;Y&quot;;&quot;N&quot;)" office:value-type="string" office:string-value="Y" calcext:value-type="string">
            <text:p>Y</text:p>
          </table:table-cell>
          <table:table-cell table:formula="of:=IFERROR(&quot;## &quot; &amp; MID([.A793];3;FIND(&quot;:&quot;;[.A793])-3) &amp; &quot; &lt;br&gt;&quot;;&quot;&quot;)" office:value-type="string" office:string-value="## mimetypes &lt;br&gt;" calcext:value-type="string">
            <text:p>## mimetypes &lt;br&gt;</text:p>
          </table:table-cell>
          <table:table-cell table:formula="of:=IF([.B793]=&quot;Y&quot;;MID([.A793];3;FIND(&quot;:&quot;;[.A793];1)-3);IF(&#10;RIGHT(RIGHT([.A793]; 1))=&quot;@&quot;;0;&#10;[.A793]))" office:value-type="string" office:string-value="mimetypes" calcext:value-type="string">
            <text:p>mimetypes</text:p>
          </table:table-cell>
          <table:table-cell table:formula="of:=IF([.B793]=&quot;Y&quot;;[.D793];[.E792])" office:value-type="string" office:string-value="mimetypes" calcext:value-type="string">
            <text:p>mimetypes</text:p>
          </table:table-cell>
          <table:table-cell table:style-name="ce10" table:formula="of:=IF([.D793]=0;&quot;&quot;;IF([.B793]=&quot;Y&quot;;[.C793];&#10;&quot;&lt;a href=&quot; &amp; CHAR(34) &amp; &quot;#&quot; &amp; CHAR(34) &amp; &quot;&gt;&quot; &amp;&#10;&quot;&lt;img src=&quot; &amp; CHAR(34) &amp; &quot;https://github.com/ubuntu/yaru/blob/master/icons/Yaru/scalable/&quot; &amp; [.E793] &amp; &quot;/&quot; &amp; [.A793] &amp; &quot;.svg&quot; &amp; CHAR(34) &amp; &#10;&quot; width=&quot; &amp; CHAR(34) &amp; &quot;22&quot; &amp; CHAR(34) &amp; &quot; alt=&quot; &amp; CHAR(34) &amp; [.D793] &amp; CHAR(34) &amp; &quot;&gt;&lt;/a&gt;&quot; &amp;&#10;&quot;&amp;nbsp; &amp;nbsp; &quot; &amp; [.D793] &amp; &quot;&lt;br&gt;&quot;&#10;))" office:value-type="string" office:string-value="## mimetypes &lt;br&gt;" calcext:value-type="string">
            <text:p>## mimetypes &lt;br&gt;</text:p>
          </table:table-cell>
        </table:table-row>
        <table:table-row table:style-name="ro1">
          <table:table-cell office:value-type="string" calcext:value-type="string">
            <text:p>application-certificate-symbolic</text:p>
          </table:table-cell>
          <table:table-cell table:formula="of:=IF(LEFT([.A794];1)=&quot;.&quot;;&quot;Y&quot;;&quot;N&quot;)" office:value-type="string" office:string-value="N" calcext:value-type="string">
            <text:p>N</text:p>
          </table:table-cell>
          <table:table-cell table:formula="of:=IFERROR(&quot;## &quot; &amp; MID([.A794];3;FIND(&quot;:&quot;;[.A794])-3) &amp; &quot; &lt;br&gt;&quot;;&quot;&quot;)">
            <text:p/>
          </table:table-cell>
          <table:table-cell table:formula="of:=IF([.B794]=&quot;Y&quot;;MID([.A794];3;FIND(&quot;:&quot;;[.A794];1)-3);IF(&#10;RIGHT(RIGHT([.A794]; 1))=&quot;@&quot;;0;&#10;[.A794]))" office:value-type="string" office:string-value="application-certificate-symbolic" calcext:value-type="string">
            <text:p>application-certificate-symbolic</text:p>
          </table:table-cell>
          <table:table-cell table:formula="of:=IF([.B794]=&quot;Y&quot;;[.D794];[.E793])" office:value-type="string" office:string-value="mimetypes" calcext:value-type="string">
            <text:p>mimetypes</text:p>
          </table:table-cell>
          <table:table-cell table:style-name="ce10" table:formula="of:=IF([.D794]=0;&quot;&quot;;IF([.B794]=&quot;Y&quot;;[.C794];&#10;&quot;&lt;a href=&quot; &amp; CHAR(34) &amp; &quot;#&quot; &amp; CHAR(34) &amp; &quot;&gt;&quot; &amp;&#10;&quot;&lt;img src=&quot; &amp; CHAR(34) &amp; &quot;https://github.com/ubuntu/yaru/blob/master/icons/Yaru/scalable/&quot; &amp; [.E794] &amp; &quot;/&quot; &amp; [.A794] &amp; &quot;.svg&quot; &amp; CHAR(34) &amp; &#10;&quot; width=&quot; &amp; CHAR(34) &amp; &quot;22&quot; &amp; CHAR(34) &amp; &quot; alt=&quot; &amp; CHAR(34) &amp; [.D794] &amp; CHAR(34) &amp; &quot;&gt;&lt;/a&gt;&quot; &amp;&#10;&quot;&amp;nbsp; &amp;nbsp; &quot; &amp; [.D794] &amp; &quot;&lt;br&gt;&quot;&#10;))" office:value-type="string" office:string-value="&lt;a href=&quot;#&quot;&gt;&lt;img src=&quot;https://github.com/ubuntu/yaru/blob/master/icons/Yaru/scalable/mimetypes/application-certificate-symbolic.svg&quot; width=&quot;22&quot; alt=&quot;application-certificate-symbolic&quot;&gt;&lt;/a&gt;&amp;nbsp; &amp;nbsp; application-certificate-symbolic&lt;br&gt;" calcext:value-type="string">
            <text:p>&lt;a href="#"&gt;&lt;img src="https://github.com/ubuntu/yaru/blob/master/icons/Yaru/scalable/mimetypes/application-certificate-symbolic.svg" width="22" alt="application-certificate-symbolic"&gt;&lt;/a&gt;&amp;nbsp; &amp;nbsp; application-certificate-symbolic&lt;br&gt;</text:p>
          </table:table-cell>
        </table:table-row>
        <table:table-row table:style-name="ro1">
          <table:table-cell office:value-type="string" calcext:value-type="string">
            <text:p>application-rss+xml-symbolic</text:p>
          </table:table-cell>
          <table:table-cell table:formula="of:=IF(LEFT([.A795];1)=&quot;.&quot;;&quot;Y&quot;;&quot;N&quot;)" office:value-type="string" office:string-value="N" calcext:value-type="string">
            <text:p>N</text:p>
          </table:table-cell>
          <table:table-cell table:formula="of:=IFERROR(&quot;## &quot; &amp; MID([.A795];3;FIND(&quot;:&quot;;[.A795])-3) &amp; &quot; &lt;br&gt;&quot;;&quot;&quot;)">
            <text:p/>
          </table:table-cell>
          <table:table-cell table:formula="of:=IF([.B795]=&quot;Y&quot;;MID([.A795];3;FIND(&quot;:&quot;;[.A795];1)-3);IF(&#10;RIGHT(RIGHT([.A795]; 1))=&quot;@&quot;;0;&#10;[.A795]))" office:value-type="string" office:string-value="application-rss+xml-symbolic" calcext:value-type="string">
            <text:p>application-rss+xml-symbolic</text:p>
          </table:table-cell>
          <table:table-cell table:formula="of:=IF([.B795]=&quot;Y&quot;;[.D795];[.E794])" office:value-type="string" office:string-value="mimetypes" calcext:value-type="string">
            <text:p>mimetypes</text:p>
          </table:table-cell>
          <table:table-cell table:style-name="ce10" table:formula="of:=IF([.D795]=0;&quot;&quot;;IF([.B795]=&quot;Y&quot;;[.C795];&#10;&quot;&lt;a href=&quot; &amp; CHAR(34) &amp; &quot;#&quot; &amp; CHAR(34) &amp; &quot;&gt;&quot; &amp;&#10;&quot;&lt;img src=&quot; &amp; CHAR(34) &amp; &quot;https://github.com/ubuntu/yaru/blob/master/icons/Yaru/scalable/&quot; &amp; [.E795] &amp; &quot;/&quot; &amp; [.A795] &amp; &quot;.svg&quot; &amp; CHAR(34) &amp; &#10;&quot; width=&quot; &amp; CHAR(34) &amp; &quot;22&quot; &amp; CHAR(34) &amp; &quot; alt=&quot; &amp; CHAR(34) &amp; [.D795] &amp; CHAR(34) &amp; &quot;&gt;&lt;/a&gt;&quot; &amp;&#10;&quot;&amp;nbsp; &amp;nbsp; &quot; &amp; [.D795] &amp; &quot;&lt;br&gt;&quot;&#10;))" office:value-type="string" office:string-value="&lt;a href=&quot;#&quot;&gt;&lt;img src=&quot;https://github.com/ubuntu/yaru/blob/master/icons/Yaru/scalable/mimetypes/application-rss+xml-symbolic.svg&quot; width=&quot;22&quot; alt=&quot;application-rss+xml-symbolic&quot;&gt;&lt;/a&gt;&amp;nbsp; &amp;nbsp; application-rss+xml-symbolic&lt;br&gt;" calcext:value-type="string">
            <text:p>&lt;a href="#"&gt;&lt;img src="https://github.com/ubuntu/yaru/blob/master/icons/Yaru/scalable/mimetypes/application-rss+xml-symbolic.svg" width="22" alt="application-rss+xml-symbolic"&gt;&lt;/a&gt;&amp;nbsp; &amp;nbsp; application-rss+xml-symbolic&lt;br&gt;</text:p>
          </table:table-cell>
        </table:table-row>
        <table:table-row table:style-name="ro1">
          <table:table-cell office:value-type="string" calcext:value-type="string">
            <text:p>application-vnd.snap-symbolic</text:p>
          </table:table-cell>
          <table:table-cell table:formula="of:=IF(LEFT([.A796];1)=&quot;.&quot;;&quot;Y&quot;;&quot;N&quot;)" office:value-type="string" office:string-value="N" calcext:value-type="string">
            <text:p>N</text:p>
          </table:table-cell>
          <table:table-cell table:formula="of:=IFERROR(&quot;## &quot; &amp; MID([.A796];3;FIND(&quot;:&quot;;[.A796])-3) &amp; &quot; &lt;br&gt;&quot;;&quot;&quot;)">
            <text:p/>
          </table:table-cell>
          <table:table-cell table:formula="of:=IF([.B796]=&quot;Y&quot;;MID([.A796];3;FIND(&quot;:&quot;;[.A796];1)-3);IF(&#10;RIGHT(RIGHT([.A796]; 1))=&quot;@&quot;;0;&#10;[.A796]))" office:value-type="string" office:string-value="application-vnd.snap-symbolic" calcext:value-type="string">
            <text:p>application-vnd.snap-symbolic</text:p>
          </table:table-cell>
          <table:table-cell table:formula="of:=IF([.B796]=&quot;Y&quot;;[.D796];[.E795])" office:value-type="string" office:string-value="mimetypes" calcext:value-type="string">
            <text:p>mimetypes</text:p>
          </table:table-cell>
          <table:table-cell table:style-name="ce10" table:formula="of:=IF([.D796]=0;&quot;&quot;;IF([.B796]=&quot;Y&quot;;[.C796];&#10;&quot;&lt;a href=&quot; &amp; CHAR(34) &amp; &quot;#&quot; &amp; CHAR(34) &amp; &quot;&gt;&quot; &amp;&#10;&quot;&lt;img src=&quot; &amp; CHAR(34) &amp; &quot;https://github.com/ubuntu/yaru/blob/master/icons/Yaru/scalable/&quot; &amp; [.E796] &amp; &quot;/&quot; &amp; [.A796] &amp; &quot;.svg&quot; &amp; CHAR(34) &amp; &#10;&quot; width=&quot; &amp; CHAR(34) &amp; &quot;22&quot; &amp; CHAR(34) &amp; &quot; alt=&quot; &amp; CHAR(34) &amp; [.D796] &amp; CHAR(34) &amp; &quot;&gt;&lt;/a&gt;&quot; &amp;&#10;&quot;&amp;nbsp; &amp;nbsp; &quot; &amp; [.D796] &amp; &quot;&lt;br&gt;&quot;&#10;))" office:value-type="string" office:string-value="&lt;a href=&quot;#&quot;&gt;&lt;img src=&quot;https://github.com/ubuntu/yaru/blob/master/icons/Yaru/scalable/mimetypes/application-vnd.snap-symbolic.svg&quot; width=&quot;22&quot; alt=&quot;application-vnd.snap-symbolic&quot;&gt;&lt;/a&gt;&amp;nbsp; &amp;nbsp; application-vnd.snap-symbolic&lt;br&gt;" calcext:value-type="string">
            <text:p>&lt;a href="#"&gt;&lt;img src="https://github.com/ubuntu/yaru/blob/master/icons/Yaru/scalable/mimetypes/application-vnd.snap-symbolic.svg" width="22" alt="application-vnd.snap-symbolic"&gt;&lt;/a&gt;&amp;nbsp; &amp;nbsp; application-vnd.snap-symbolic&lt;br&gt;</text:p>
          </table:table-cell>
        </table:table-row>
        <table:table-row table:style-name="ro1">
          <table:table-cell office:value-type="string" calcext:value-type="string">
            <text:p>application-x-addon-symbolic</text:p>
          </table:table-cell>
          <table:table-cell table:formula="of:=IF(LEFT([.A797];1)=&quot;.&quot;;&quot;Y&quot;;&quot;N&quot;)" office:value-type="string" office:string-value="N" calcext:value-type="string">
            <text:p>N</text:p>
          </table:table-cell>
          <table:table-cell table:formula="of:=IFERROR(&quot;## &quot; &amp; MID([.A797];3;FIND(&quot;:&quot;;[.A797])-3) &amp; &quot; &lt;br&gt;&quot;;&quot;&quot;)">
            <text:p/>
          </table:table-cell>
          <table:table-cell table:formula="of:=IF([.B797]=&quot;Y&quot;;MID([.A797];3;FIND(&quot;:&quot;;[.A797];1)-3);IF(&#10;RIGHT(RIGHT([.A797]; 1))=&quot;@&quot;;0;&#10;[.A797]))" office:value-type="string" office:string-value="application-x-addon-symbolic" calcext:value-type="string">
            <text:p>application-x-addon-symbolic</text:p>
          </table:table-cell>
          <table:table-cell table:formula="of:=IF([.B797]=&quot;Y&quot;;[.D797];[.E796])" office:value-type="string" office:string-value="mimetypes" calcext:value-type="string">
            <text:p>mimetypes</text:p>
          </table:table-cell>
          <table:table-cell table:style-name="ce10" table:formula="of:=IF([.D797]=0;&quot;&quot;;IF([.B797]=&quot;Y&quot;;[.C797];&#10;&quot;&lt;a href=&quot; &amp; CHAR(34) &amp; &quot;#&quot; &amp; CHAR(34) &amp; &quot;&gt;&quot; &amp;&#10;&quot;&lt;img src=&quot; &amp; CHAR(34) &amp; &quot;https://github.com/ubuntu/yaru/blob/master/icons/Yaru/scalable/&quot; &amp; [.E797] &amp; &quot;/&quot; &amp; [.A797] &amp; &quot;.svg&quot; &amp; CHAR(34) &amp; &#10;&quot; width=&quot; &amp; CHAR(34) &amp; &quot;22&quot; &amp; CHAR(34) &amp; &quot; alt=&quot; &amp; CHAR(34) &amp; [.D797] &amp; CHAR(34) &amp; &quot;&gt;&lt;/a&gt;&quot; &amp;&#10;&quot;&amp;nbsp; &amp;nbsp; &quot; &amp; [.D797] &amp; &quot;&lt;br&gt;&quot;&#10;))" office:value-type="string" office:string-value="&lt;a href=&quot;#&quot;&gt;&lt;img src=&quot;https://github.com/ubuntu/yaru/blob/master/icons/Yaru/scalable/mimetypes/application-x-addon-symbolic.svg&quot; width=&quot;22&quot; alt=&quot;application-x-addon-symbolic&quot;&gt;&lt;/a&gt;&amp;nbsp; &amp;nbsp; application-x-addon-symbolic&lt;br&gt;" calcext:value-type="string">
            <text:p>&lt;a href="#"&gt;&lt;img src="https://github.com/ubuntu/yaru/blob/master/icons/Yaru/scalable/mimetypes/application-x-addon-symbolic.svg" width="22" alt="application-x-addon-symbolic"&gt;&lt;/a&gt;&amp;nbsp; &amp;nbsp; application-x-addon-symbolic&lt;br&gt;</text:p>
          </table:table-cell>
        </table:table-row>
        <table:table-row table:style-name="ro1">
          <table:table-cell office:value-type="string" calcext:value-type="string">
            <text:p>application-x-appliance-symbolic</text:p>
          </table:table-cell>
          <table:table-cell table:formula="of:=IF(LEFT([.A798];1)=&quot;.&quot;;&quot;Y&quot;;&quot;N&quot;)" office:value-type="string" office:string-value="N" calcext:value-type="string">
            <text:p>N</text:p>
          </table:table-cell>
          <table:table-cell table:formula="of:=IFERROR(&quot;## &quot; &amp; MID([.A798];3;FIND(&quot;:&quot;;[.A798])-3) &amp; &quot; &lt;br&gt;&quot;;&quot;&quot;)">
            <text:p/>
          </table:table-cell>
          <table:table-cell table:formula="of:=IF([.B798]=&quot;Y&quot;;MID([.A798];3;FIND(&quot;:&quot;;[.A798];1)-3);IF(&#10;RIGHT(RIGHT([.A798]; 1))=&quot;@&quot;;0;&#10;[.A798]))" office:value-type="string" office:string-value="application-x-appliance-symbolic" calcext:value-type="string">
            <text:p>application-x-appliance-symbolic</text:p>
          </table:table-cell>
          <table:table-cell table:formula="of:=IF([.B798]=&quot;Y&quot;;[.D798];[.E797])" office:value-type="string" office:string-value="mimetypes" calcext:value-type="string">
            <text:p>mimetypes</text:p>
          </table:table-cell>
          <table:table-cell table:style-name="ce10" table:formula="of:=IF([.D798]=0;&quot;&quot;;IF([.B798]=&quot;Y&quot;;[.C798];&#10;&quot;&lt;a href=&quot; &amp; CHAR(34) &amp; &quot;#&quot; &amp; CHAR(34) &amp; &quot;&gt;&quot; &amp;&#10;&quot;&lt;img src=&quot; &amp; CHAR(34) &amp; &quot;https://github.com/ubuntu/yaru/blob/master/icons/Yaru/scalable/&quot; &amp; [.E798] &amp; &quot;/&quot; &amp; [.A798] &amp; &quot;.svg&quot; &amp; CHAR(34) &amp; &#10;&quot; width=&quot; &amp; CHAR(34) &amp; &quot;22&quot; &amp; CHAR(34) &amp; &quot; alt=&quot; &amp; CHAR(34) &amp; [.D798] &amp; CHAR(34) &amp; &quot;&gt;&lt;/a&gt;&quot; &amp;&#10;&quot;&amp;nbsp; &amp;nbsp; &quot; &amp; [.D798] &amp; &quot;&lt;br&gt;&quot;&#10;))" office:value-type="string" office:string-value="&lt;a href=&quot;#&quot;&gt;&lt;img src=&quot;https://github.com/ubuntu/yaru/blob/master/icons/Yaru/scalable/mimetypes/application-x-appliance-symbolic.svg&quot; width=&quot;22&quot; alt=&quot;application-x-appliance-symbolic&quot;&gt;&lt;/a&gt;&amp;nbsp; &amp;nbsp; application-x-appliance-symbolic&lt;br&gt;" calcext:value-type="string">
            <text:p>&lt;a href="#"&gt;&lt;img src="https://github.com/ubuntu/yaru/blob/master/icons/Yaru/scalable/mimetypes/application-x-appliance-symbolic.svg" width="22" alt="application-x-appliance-symbolic"&gt;&lt;/a&gt;&amp;nbsp; &amp;nbsp; application-x-appliance-symbolic&lt;br&gt;</text:p>
          </table:table-cell>
        </table:table-row>
        <table:table-row table:style-name="ro1">
          <table:table-cell office:value-type="string" calcext:value-type="string">
            <text:p>application-x-firmware-symbolic</text:p>
          </table:table-cell>
          <table:table-cell table:formula="of:=IF(LEFT([.A799];1)=&quot;.&quot;;&quot;Y&quot;;&quot;N&quot;)" office:value-type="string" office:string-value="N" calcext:value-type="string">
            <text:p>N</text:p>
          </table:table-cell>
          <table:table-cell table:formula="of:=IFERROR(&quot;## &quot; &amp; MID([.A799];3;FIND(&quot;:&quot;;[.A799])-3) &amp; &quot; &lt;br&gt;&quot;;&quot;&quot;)">
            <text:p/>
          </table:table-cell>
          <table:table-cell table:formula="of:=IF([.B799]=&quot;Y&quot;;MID([.A799];3;FIND(&quot;:&quot;;[.A799];1)-3);IF(&#10;RIGHT(RIGHT([.A799]; 1))=&quot;@&quot;;0;&#10;[.A799]))" office:value-type="string" office:string-value="application-x-firmware-symbolic" calcext:value-type="string">
            <text:p>application-x-firmware-symbolic</text:p>
          </table:table-cell>
          <table:table-cell table:formula="of:=IF([.B799]=&quot;Y&quot;;[.D799];[.E798])" office:value-type="string" office:string-value="mimetypes" calcext:value-type="string">
            <text:p>mimetypes</text:p>
          </table:table-cell>
          <table:table-cell table:style-name="ce10" table:formula="of:=IF([.D799]=0;&quot;&quot;;IF([.B799]=&quot;Y&quot;;[.C799];&#10;&quot;&lt;a href=&quot; &amp; CHAR(34) &amp; &quot;#&quot; &amp; CHAR(34) &amp; &quot;&gt;&quot; &amp;&#10;&quot;&lt;img src=&quot; &amp; CHAR(34) &amp; &quot;https://github.com/ubuntu/yaru/blob/master/icons/Yaru/scalable/&quot; &amp; [.E799] &amp; &quot;/&quot; &amp; [.A799] &amp; &quot;.svg&quot; &amp; CHAR(34) &amp; &#10;&quot; width=&quot; &amp; CHAR(34) &amp; &quot;22&quot; &amp; CHAR(34) &amp; &quot; alt=&quot; &amp; CHAR(34) &amp; [.D799] &amp; CHAR(34) &amp; &quot;&gt;&lt;/a&gt;&quot; &amp;&#10;&quot;&amp;nbsp; &amp;nbsp; &quot; &amp; [.D799] &amp; &quot;&lt;br&gt;&quot;&#10;))" office:value-type="string" office:string-value="&lt;a href=&quot;#&quot;&gt;&lt;img src=&quot;https://github.com/ubuntu/yaru/blob/master/icons/Yaru/scalable/mimetypes/application-x-firmware-symbolic.svg&quot; width=&quot;22&quot; alt=&quot;application-x-firmware-symbolic&quot;&gt;&lt;/a&gt;&amp;nbsp; &amp;nbsp; application-x-firmware-symbolic&lt;br&gt;" calcext:value-type="string">
            <text:p>&lt;a href="#"&gt;&lt;img src="https://github.com/ubuntu/yaru/blob/master/icons/Yaru/scalable/mimetypes/application-x-firmware-symbolic.svg" width="22" alt="application-x-firmware-symbolic"&gt;&lt;/a&gt;&amp;nbsp; &amp;nbsp; application-x-firmware-symbolic&lt;br&gt;</text:p>
          </table:table-cell>
        </table:table-row>
        <table:table-row table:style-name="ro1">
          <table:table-cell table:style-name="Default" office:value-type="string" calcext:value-type="string">
            <text:p>application-x-sharedlib-symbolic@</text:p>
          </table:table-cell>
          <table:table-cell table:style-name="Default" table:formula="of:=IF(LEFT([.A80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00];3;FIND(&quot;:&quot;;[.A800])-3) &amp; &quot; &lt;br&gt;&quot;;&quot;&quot;)">
            <text:p/>
          </table:table-cell>
          <table:table-cell table:style-name="ce6" table:formula="of:=IF([.B800]=&quot;Y&quot;;MID([.A800];3;FIND(&quot;:&quot;;[.A800];1)-3);IF(&#10;RIGHT(RIGHT([.A800]; 1))=&quot;@&quot;;0;&#10;[.A800]))" office:value-type="float" office:value="0" calcext:value-type="float">
            <text:p>0</text:p>
          </table:table-cell>
          <table:table-cell table:formula="of:=IF([.B800]=&quot;Y&quot;;[.D800];[.E799])" office:value-type="string" office:string-value="mimetypes" calcext:value-type="string">
            <text:p>mimetypes</text:p>
          </table:table-cell>
          <table:table-cell table:style-name="ce10" table:formula="of:=IF([.D800]=0;&quot;&quot;;IF([.B800]=&quot;Y&quot;;[.C800];&#10;&quot;&lt;a href=&quot; &amp; CHAR(34) &amp; &quot;#&quot; &amp; CHAR(34) &amp; &quot;&gt;&quot; &amp;&#10;&quot;&lt;img src=&quot; &amp; CHAR(34) &amp; &quot;https://github.com/ubuntu/yaru/blob/master/icons/Yaru/scalable/&quot; &amp; [.E800] &amp; &quot;/&quot; &amp; [.A800] &amp; &quot;.svg&quot; &amp; CHAR(34) &amp; &#10;&quot; width=&quot; &amp; CHAR(34) &amp; &quot;22&quot; &amp; CHAR(34) &amp; &quot; alt=&quot; &amp; CHAR(34) &amp; [.D800] &amp; CHAR(34) &amp; &quot;&gt;&lt;/a&gt;&quot; &amp;&#10;&quot;&amp;nbsp; &amp;nbsp; &quot; &amp; [.D800] &amp; &quot;&lt;br&gt;&quot;&#10;))">
            <text:p/>
          </table:table-cell>
        </table:table-row>
        <table:table-row table:style-name="ro1">
          <table:table-cell office:value-type="string" calcext:value-type="string">
            <text:p>audio-x-generic-symbolic</text:p>
          </table:table-cell>
          <table:table-cell table:formula="of:=IF(LEFT([.A801];1)=&quot;.&quot;;&quot;Y&quot;;&quot;N&quot;)" office:value-type="string" office:string-value="N" calcext:value-type="string">
            <text:p>N</text:p>
          </table:table-cell>
          <table:table-cell table:formula="of:=IFERROR(&quot;## &quot; &amp; MID([.A801];3;FIND(&quot;:&quot;;[.A801])-3) &amp; &quot; &lt;br&gt;&quot;;&quot;&quot;)">
            <text:p/>
          </table:table-cell>
          <table:table-cell table:formula="of:=IF([.B801]=&quot;Y&quot;;MID([.A801];3;FIND(&quot;:&quot;;[.A801];1)-3);IF(&#10;RIGHT(RIGHT([.A801]; 1))=&quot;@&quot;;0;&#10;[.A801]))" office:value-type="string" office:string-value="audio-x-generic-symbolic" calcext:value-type="string">
            <text:p>audio-x-generic-symbolic</text:p>
          </table:table-cell>
          <table:table-cell table:formula="of:=IF([.B801]=&quot;Y&quot;;[.D801];[.E800])" office:value-type="string" office:string-value="mimetypes" calcext:value-type="string">
            <text:p>mimetypes</text:p>
          </table:table-cell>
          <table:table-cell table:style-name="ce10" table:formula="of:=IF([.D801]=0;&quot;&quot;;IF([.B801]=&quot;Y&quot;;[.C801];&#10;&quot;&lt;a href=&quot; &amp; CHAR(34) &amp; &quot;#&quot; &amp; CHAR(34) &amp; &quot;&gt;&quot; &amp;&#10;&quot;&lt;img src=&quot; &amp; CHAR(34) &amp; &quot;https://github.com/ubuntu/yaru/blob/master/icons/Yaru/scalable/&quot; &amp; [.E801] &amp; &quot;/&quot; &amp; [.A801] &amp; &quot;.svg&quot; &amp; CHAR(34) &amp; &#10;&quot; width=&quot; &amp; CHAR(34) &amp; &quot;22&quot; &amp; CHAR(34) &amp; &quot; alt=&quot; &amp; CHAR(34) &amp; [.D801] &amp; CHAR(34) &amp; &quot;&gt;&lt;/a&gt;&quot; &amp;&#10;&quot;&amp;nbsp; &amp;nbsp; &quot; &amp; [.D801] &amp; &quot;&lt;br&gt;&quot;&#10;))" office:value-type="string" office:string-value="&lt;a href=&quot;#&quot;&gt;&lt;img src=&quot;https://github.com/ubuntu/yaru/blob/master/icons/Yaru/scalable/mimetypes/audio-x-generic-symbolic.svg&quot; width=&quot;22&quot; alt=&quot;audio-x-generic-symbolic&quot;&gt;&lt;/a&gt;&amp;nbsp; &amp;nbsp; audio-x-generic-symbolic&lt;br&gt;" calcext:value-type="string">
            <text:p>&lt;a href="#"&gt;&lt;img src="https://github.com/ubuntu/yaru/blob/master/icons/Yaru/scalable/mimetypes/audio-x-generic-symbolic.svg" width="22" alt="audio-x-generic-symbolic"&gt;&lt;/a&gt;&amp;nbsp; &amp;nbsp; audio-x-generic-symbolic&lt;br&gt;</text:p>
          </table:table-cell>
        </table:table-row>
        <table:table-row table:style-name="ro1">
          <table:table-cell office:value-type="string" calcext:value-type="string">
            <text:p>font-x-generic-symbolic</text:p>
          </table:table-cell>
          <table:table-cell table:formula="of:=IF(LEFT([.A802];1)=&quot;.&quot;;&quot;Y&quot;;&quot;N&quot;)" office:value-type="string" office:string-value="N" calcext:value-type="string">
            <text:p>N</text:p>
          </table:table-cell>
          <table:table-cell table:formula="of:=IFERROR(&quot;## &quot; &amp; MID([.A802];3;FIND(&quot;:&quot;;[.A802])-3) &amp; &quot; &lt;br&gt;&quot;;&quot;&quot;)">
            <text:p/>
          </table:table-cell>
          <table:table-cell table:formula="of:=IF([.B802]=&quot;Y&quot;;MID([.A802];3;FIND(&quot;:&quot;;[.A802];1)-3);IF(&#10;RIGHT(RIGHT([.A802]; 1))=&quot;@&quot;;0;&#10;[.A802]))" office:value-type="string" office:string-value="font-x-generic-symbolic" calcext:value-type="string">
            <text:p>font-x-generic-symbolic</text:p>
          </table:table-cell>
          <table:table-cell table:formula="of:=IF([.B802]=&quot;Y&quot;;[.D802];[.E801])" office:value-type="string" office:string-value="mimetypes" calcext:value-type="string">
            <text:p>mimetypes</text:p>
          </table:table-cell>
          <table:table-cell table:style-name="ce10" table:formula="of:=IF([.D802]=0;&quot;&quot;;IF([.B802]=&quot;Y&quot;;[.C802];&#10;&quot;&lt;a href=&quot; &amp; CHAR(34) &amp; &quot;#&quot; &amp; CHAR(34) &amp; &quot;&gt;&quot; &amp;&#10;&quot;&lt;img src=&quot; &amp; CHAR(34) &amp; &quot;https://github.com/ubuntu/yaru/blob/master/icons/Yaru/scalable/&quot; &amp; [.E802] &amp; &quot;/&quot; &amp; [.A802] &amp; &quot;.svg&quot; &amp; CHAR(34) &amp; &#10;&quot; width=&quot; &amp; CHAR(34) &amp; &quot;22&quot; &amp; CHAR(34) &amp; &quot; alt=&quot; &amp; CHAR(34) &amp; [.D802] &amp; CHAR(34) &amp; &quot;&gt;&lt;/a&gt;&quot; &amp;&#10;&quot;&amp;nbsp; &amp;nbsp; &quot; &amp; [.D802] &amp; &quot;&lt;br&gt;&quot;&#10;))" office:value-type="string" office:string-value="&lt;a href=&quot;#&quot;&gt;&lt;img src=&quot;https://github.com/ubuntu/yaru/blob/master/icons/Yaru/scalable/mimetypes/font-x-generic-symbolic.svg&quot; width=&quot;22&quot; alt=&quot;font-x-generic-symbolic&quot;&gt;&lt;/a&gt;&amp;nbsp; &amp;nbsp; font-x-generic-symbolic&lt;br&gt;" calcext:value-type="string">
            <text:p>&lt;a href="#"&gt;&lt;img src="https://github.com/ubuntu/yaru/blob/master/icons/Yaru/scalable/mimetypes/font-x-generic-symbolic.svg" width="22" alt="font-x-generic-symbolic"&gt;&lt;/a&gt;&amp;nbsp; &amp;nbsp; font-x-generic-symbolic&lt;br&gt;</text:p>
          </table:table-cell>
        </table:table-row>
        <table:table-row table:style-name="ro1">
          <table:table-cell office:value-type="string" calcext:value-type="string">
            <text:p>image-x-generic-symbolic</text:p>
          </table:table-cell>
          <table:table-cell table:formula="of:=IF(LEFT([.A803];1)=&quot;.&quot;;&quot;Y&quot;;&quot;N&quot;)" office:value-type="string" office:string-value="N" calcext:value-type="string">
            <text:p>N</text:p>
          </table:table-cell>
          <table:table-cell table:formula="of:=IFERROR(&quot;## &quot; &amp; MID([.A803];3;FIND(&quot;:&quot;;[.A803])-3) &amp; &quot; &lt;br&gt;&quot;;&quot;&quot;)">
            <text:p/>
          </table:table-cell>
          <table:table-cell table:formula="of:=IF([.B803]=&quot;Y&quot;;MID([.A803];3;FIND(&quot;:&quot;;[.A803];1)-3);IF(&#10;RIGHT(RIGHT([.A803]; 1))=&quot;@&quot;;0;&#10;[.A803]))" office:value-type="string" office:string-value="image-x-generic-symbolic" calcext:value-type="string">
            <text:p>image-x-generic-symbolic</text:p>
          </table:table-cell>
          <table:table-cell table:formula="of:=IF([.B803]=&quot;Y&quot;;[.D803];[.E802])" office:value-type="string" office:string-value="mimetypes" calcext:value-type="string">
            <text:p>mimetypes</text:p>
          </table:table-cell>
          <table:table-cell table:style-name="ce10" table:formula="of:=IF([.D803]=0;&quot;&quot;;IF([.B803]=&quot;Y&quot;;[.C803];&#10;&quot;&lt;a href=&quot; &amp; CHAR(34) &amp; &quot;#&quot; &amp; CHAR(34) &amp; &quot;&gt;&quot; &amp;&#10;&quot;&lt;img src=&quot; &amp; CHAR(34) &amp; &quot;https://github.com/ubuntu/yaru/blob/master/icons/Yaru/scalable/&quot; &amp; [.E803] &amp; &quot;/&quot; &amp; [.A803] &amp; &quot;.svg&quot; &amp; CHAR(34) &amp; &#10;&quot; width=&quot; &amp; CHAR(34) &amp; &quot;22&quot; &amp; CHAR(34) &amp; &quot; alt=&quot; &amp; CHAR(34) &amp; [.D803] &amp; CHAR(34) &amp; &quot;&gt;&lt;/a&gt;&quot; &amp;&#10;&quot;&amp;nbsp; &amp;nbsp; &quot; &amp; [.D803] &amp; &quot;&lt;br&gt;&quot;&#10;))" office:value-type="string" office:string-value="&lt;a href=&quot;#&quot;&gt;&lt;img src=&quot;https://github.com/ubuntu/yaru/blob/master/icons/Yaru/scalable/mimetypes/image-x-generic-symbolic.svg&quot; width=&quot;22&quot; alt=&quot;image-x-generic-symbolic&quot;&gt;&lt;/a&gt;&amp;nbsp; &amp;nbsp; image-x-generic-symbolic&lt;br&gt;" calcext:value-type="string">
            <text:p>&lt;a href="#"&gt;&lt;img src="https://github.com/ubuntu/yaru/blob/master/icons/Yaru/scalable/mimetypes/image-x-generic-symbolic.svg" width="22" alt="image-x-generic-symbolic"&gt;&lt;/a&gt;&amp;nbsp; &amp;nbsp; image-x-generic-symbolic&lt;br&gt;</text:p>
          </table:table-cell>
        </table:table-row>
        <table:table-row table:style-name="ro1">
          <table:table-cell office:value-type="string" calcext:value-type="string">
            <text:p>inode-directory-symbolic</text:p>
          </table:table-cell>
          <table:table-cell table:formula="of:=IF(LEFT([.A804];1)=&quot;.&quot;;&quot;Y&quot;;&quot;N&quot;)" office:value-type="string" office:string-value="N" calcext:value-type="string">
            <text:p>N</text:p>
          </table:table-cell>
          <table:table-cell table:formula="of:=IFERROR(&quot;## &quot; &amp; MID([.A804];3;FIND(&quot;:&quot;;[.A804])-3) &amp; &quot; &lt;br&gt;&quot;;&quot;&quot;)">
            <text:p/>
          </table:table-cell>
          <table:table-cell table:formula="of:=IF([.B804]=&quot;Y&quot;;MID([.A804];3;FIND(&quot;:&quot;;[.A804];1)-3);IF(&#10;RIGHT(RIGHT([.A804]; 1))=&quot;@&quot;;0;&#10;[.A804]))" office:value-type="string" office:string-value="inode-directory-symbolic" calcext:value-type="string">
            <text:p>inode-directory-symbolic</text:p>
          </table:table-cell>
          <table:table-cell table:formula="of:=IF([.B804]=&quot;Y&quot;;[.D804];[.E803])" office:value-type="string" office:string-value="mimetypes" calcext:value-type="string">
            <text:p>mimetypes</text:p>
          </table:table-cell>
          <table:table-cell table:style-name="ce10" table:formula="of:=IF([.D804]=0;&quot;&quot;;IF([.B804]=&quot;Y&quot;;[.C804];&#10;&quot;&lt;a href=&quot; &amp; CHAR(34) &amp; &quot;#&quot; &amp; CHAR(34) &amp; &quot;&gt;&quot; &amp;&#10;&quot;&lt;img src=&quot; &amp; CHAR(34) &amp; &quot;https://github.com/ubuntu/yaru/blob/master/icons/Yaru/scalable/&quot; &amp; [.E804] &amp; &quot;/&quot; &amp; [.A804] &amp; &quot;.svg&quot; &amp; CHAR(34) &amp; &#10;&quot; width=&quot; &amp; CHAR(34) &amp; &quot;22&quot; &amp; CHAR(34) &amp; &quot; alt=&quot; &amp; CHAR(34) &amp; [.D804] &amp; CHAR(34) &amp; &quot;&gt;&lt;/a&gt;&quot; &amp;&#10;&quot;&amp;nbsp; &amp;nbsp; &quot; &amp; [.D804] &amp; &quot;&lt;br&gt;&quot;&#10;))" office:value-type="string" office:string-value="&lt;a href=&quot;#&quot;&gt;&lt;img src=&quot;https://github.com/ubuntu/yaru/blob/master/icons/Yaru/scalable/mimetypes/inode-directory-symbolic.svg&quot; width=&quot;22&quot; alt=&quot;inode-directory-symbolic&quot;&gt;&lt;/a&gt;&amp;nbsp; &amp;nbsp; inode-directory-symbolic&lt;br&gt;" calcext:value-type="string">
            <text:p>&lt;a href="#"&gt;&lt;img src="https://github.com/ubuntu/yaru/blob/master/icons/Yaru/scalable/mimetypes/inode-directory-symbolic.svg" width="22" alt="inode-directory-symbolic"&gt;&lt;/a&gt;&amp;nbsp; &amp;nbsp; inode-directory-symbolic&lt;br&gt;</text:p>
          </table:table-cell>
        </table:table-row>
        <table:table-row table:style-name="ro1">
          <table:table-cell office:value-type="string" calcext:value-type="string">
            <text:p>package-x-generic-symbolic</text:p>
          </table:table-cell>
          <table:table-cell table:formula="of:=IF(LEFT([.A805];1)=&quot;.&quot;;&quot;Y&quot;;&quot;N&quot;)" office:value-type="string" office:string-value="N" calcext:value-type="string">
            <text:p>N</text:p>
          </table:table-cell>
          <table:table-cell table:formula="of:=IFERROR(&quot;## &quot; &amp; MID([.A805];3;FIND(&quot;:&quot;;[.A805])-3) &amp; &quot; &lt;br&gt;&quot;;&quot;&quot;)">
            <text:p/>
          </table:table-cell>
          <table:table-cell table:formula="of:=IF([.B805]=&quot;Y&quot;;MID([.A805];3;FIND(&quot;:&quot;;[.A805];1)-3);IF(&#10;RIGHT(RIGHT([.A805]; 1))=&quot;@&quot;;0;&#10;[.A805]))" office:value-type="string" office:string-value="package-x-generic-symbolic" calcext:value-type="string">
            <text:p>package-x-generic-symbolic</text:p>
          </table:table-cell>
          <table:table-cell table:formula="of:=IF([.B805]=&quot;Y&quot;;[.D805];[.E804])" office:value-type="string" office:string-value="mimetypes" calcext:value-type="string">
            <text:p>mimetypes</text:p>
          </table:table-cell>
          <table:table-cell table:style-name="ce10" table:formula="of:=IF([.D805]=0;&quot;&quot;;IF([.B805]=&quot;Y&quot;;[.C805];&#10;&quot;&lt;a href=&quot; &amp; CHAR(34) &amp; &quot;#&quot; &amp; CHAR(34) &amp; &quot;&gt;&quot; &amp;&#10;&quot;&lt;img src=&quot; &amp; CHAR(34) &amp; &quot;https://github.com/ubuntu/yaru/blob/master/icons/Yaru/scalable/&quot; &amp; [.E805] &amp; &quot;/&quot; &amp; [.A805] &amp; &quot;.svg&quot; &amp; CHAR(34) &amp; &#10;&quot; width=&quot; &amp; CHAR(34) &amp; &quot;22&quot; &amp; CHAR(34) &amp; &quot; alt=&quot; &amp; CHAR(34) &amp; [.D805] &amp; CHAR(34) &amp; &quot;&gt;&lt;/a&gt;&quot; &amp;&#10;&quot;&amp;nbsp; &amp;nbsp; &quot; &amp; [.D805] &amp; &quot;&lt;br&gt;&quot;&#10;))" office:value-type="string" office:string-value="&lt;a href=&quot;#&quot;&gt;&lt;img src=&quot;https://github.com/ubuntu/yaru/blob/master/icons/Yaru/scalable/mimetypes/package-x-generic-symbolic.svg&quot; width=&quot;22&quot; alt=&quot;package-x-generic-symbolic&quot;&gt;&lt;/a&gt;&amp;nbsp; &amp;nbsp; package-x-generic-symbolic&lt;br&gt;" calcext:value-type="string">
            <text:p>&lt;a href="#"&gt;&lt;img src="https://github.com/ubuntu/yaru/blob/master/icons/Yaru/scalable/mimetypes/package-x-generic-symbolic.svg" width="22" alt="package-x-generic-symbolic"&gt;&lt;/a&gt;&amp;nbsp; &amp;nbsp; package-x-generic-symbolic&lt;br&gt;</text:p>
          </table:table-cell>
        </table:table-row>
        <table:table-row table:style-name="ro1">
          <table:table-cell office:value-type="string" calcext:value-type="string">
            <text:p>text-x-generic-symbolic</text:p>
          </table:table-cell>
          <table:table-cell table:formula="of:=IF(LEFT([.A806];1)=&quot;.&quot;;&quot;Y&quot;;&quot;N&quot;)" office:value-type="string" office:string-value="N" calcext:value-type="string">
            <text:p>N</text:p>
          </table:table-cell>
          <table:table-cell table:formula="of:=IFERROR(&quot;## &quot; &amp; MID([.A806];3;FIND(&quot;:&quot;;[.A806])-3) &amp; &quot; &lt;br&gt;&quot;;&quot;&quot;)">
            <text:p/>
          </table:table-cell>
          <table:table-cell table:formula="of:=IF([.B806]=&quot;Y&quot;;MID([.A806];3;FIND(&quot;:&quot;;[.A806];1)-3);IF(&#10;RIGHT(RIGHT([.A806]; 1))=&quot;@&quot;;0;&#10;[.A806]))" office:value-type="string" office:string-value="text-x-generic-symbolic" calcext:value-type="string">
            <text:p>text-x-generic-symbolic</text:p>
          </table:table-cell>
          <table:table-cell table:formula="of:=IF([.B806]=&quot;Y&quot;;[.D806];[.E805])" office:value-type="string" office:string-value="mimetypes" calcext:value-type="string">
            <text:p>mimetypes</text:p>
          </table:table-cell>
          <table:table-cell table:style-name="ce10" table:formula="of:=IF([.D806]=0;&quot;&quot;;IF([.B806]=&quot;Y&quot;;[.C806];&#10;&quot;&lt;a href=&quot; &amp; CHAR(34) &amp; &quot;#&quot; &amp; CHAR(34) &amp; &quot;&gt;&quot; &amp;&#10;&quot;&lt;img src=&quot; &amp; CHAR(34) &amp; &quot;https://github.com/ubuntu/yaru/blob/master/icons/Yaru/scalable/&quot; &amp; [.E806] &amp; &quot;/&quot; &amp; [.A806] &amp; &quot;.svg&quot; &amp; CHAR(34) &amp; &#10;&quot; width=&quot; &amp; CHAR(34) &amp; &quot;22&quot; &amp; CHAR(34) &amp; &quot; alt=&quot; &amp; CHAR(34) &amp; [.D806] &amp; CHAR(34) &amp; &quot;&gt;&lt;/a&gt;&quot; &amp;&#10;&quot;&amp;nbsp; &amp;nbsp; &quot; &amp; [.D806] &amp; &quot;&lt;br&gt;&quot;&#10;))" office:value-type="string" office:string-value="&lt;a href=&quot;#&quot;&gt;&lt;img src=&quot;https://github.com/ubuntu/yaru/blob/master/icons/Yaru/scalable/mimetypes/text-x-generic-symbolic.svg&quot; width=&quot;22&quot; alt=&quot;text-x-generic-symbolic&quot;&gt;&lt;/a&gt;&amp;nbsp; &amp;nbsp; text-x-generic-symbolic&lt;br&gt;" calcext:value-type="string">
            <text:p>&lt;a href="#"&gt;&lt;img src="https://github.com/ubuntu/yaru/blob/master/icons/Yaru/scalable/mimetypes/text-x-generic-symbolic.svg" width="22" alt="text-x-generic-symbolic"&gt;&lt;/a&gt;&amp;nbsp; &amp;nbsp; text-x-generic-symbolic&lt;br&gt;</text:p>
          </table:table-cell>
        </table:table-row>
        <table:table-row table:style-name="ro1">
          <table:table-cell office:value-type="string" calcext:value-type="string">
            <text:p>video-x-generic-symbolic</text:p>
          </table:table-cell>
          <table:table-cell table:formula="of:=IF(LEFT([.A807];1)=&quot;.&quot;;&quot;Y&quot;;&quot;N&quot;)" office:value-type="string" office:string-value="N" calcext:value-type="string">
            <text:p>N</text:p>
          </table:table-cell>
          <table:table-cell table:formula="of:=IFERROR(&quot;## &quot; &amp; MID([.A807];3;FIND(&quot;:&quot;;[.A807])-3) &amp; &quot; &lt;br&gt;&quot;;&quot;&quot;)">
            <text:p/>
          </table:table-cell>
          <table:table-cell table:formula="of:=IF([.B807]=&quot;Y&quot;;MID([.A807];3;FIND(&quot;:&quot;;[.A807];1)-3);IF(&#10;RIGHT(RIGHT([.A807]; 1))=&quot;@&quot;;0;&#10;[.A807]))" office:value-type="string" office:string-value="video-x-generic-symbolic" calcext:value-type="string">
            <text:p>video-x-generic-symbolic</text:p>
          </table:table-cell>
          <table:table-cell table:formula="of:=IF([.B807]=&quot;Y&quot;;[.D807];[.E806])" office:value-type="string" office:string-value="mimetypes" calcext:value-type="string">
            <text:p>mimetypes</text:p>
          </table:table-cell>
          <table:table-cell table:style-name="ce10" table:formula="of:=IF([.D807]=0;&quot;&quot;;IF([.B807]=&quot;Y&quot;;[.C807];&#10;&quot;&lt;a href=&quot; &amp; CHAR(34) &amp; &quot;#&quot; &amp; CHAR(34) &amp; &quot;&gt;&quot; &amp;&#10;&quot;&lt;img src=&quot; &amp; CHAR(34) &amp; &quot;https://github.com/ubuntu/yaru/blob/master/icons/Yaru/scalable/&quot; &amp; [.E807] &amp; &quot;/&quot; &amp; [.A807] &amp; &quot;.svg&quot; &amp; CHAR(34) &amp; &#10;&quot; width=&quot; &amp; CHAR(34) &amp; &quot;22&quot; &amp; CHAR(34) &amp; &quot; alt=&quot; &amp; CHAR(34) &amp; [.D807] &amp; CHAR(34) &amp; &quot;&gt;&lt;/a&gt;&quot; &amp;&#10;&quot;&amp;nbsp; &amp;nbsp; &quot; &amp; [.D807] &amp; &quot;&lt;br&gt;&quot;&#10;))" office:value-type="string" office:string-value="&lt;a href=&quot;#&quot;&gt;&lt;img src=&quot;https://github.com/ubuntu/yaru/blob/master/icons/Yaru/scalable/mimetypes/video-x-generic-symbolic.svg&quot; width=&quot;22&quot; alt=&quot;video-x-generic-symbolic&quot;&gt;&lt;/a&gt;&amp;nbsp; &amp;nbsp; video-x-generic-symbolic&lt;br&gt;" calcext:value-type="string">
            <text:p>&lt;a href="#"&gt;&lt;img src="https://github.com/ubuntu/yaru/blob/master/icons/Yaru/scalable/mimetypes/video-x-generic-symbolic.svg" width="22" alt="video-x-generic-symbolic"&gt;&lt;/a&gt;&amp;nbsp; &amp;nbsp; video-x-generic-symbolic&lt;br&gt;</text:p>
          </table:table-cell>
        </table:table-row>
        <table:table-row table:style-name="ro1">
          <table:table-cell office:value-type="string" calcext:value-type="string">
            <text:p>x-office-address-book-symbolic</text:p>
          </table:table-cell>
          <table:table-cell table:formula="of:=IF(LEFT([.A808];1)=&quot;.&quot;;&quot;Y&quot;;&quot;N&quot;)" office:value-type="string" office:string-value="N" calcext:value-type="string">
            <text:p>N</text:p>
          </table:table-cell>
          <table:table-cell table:formula="of:=IFERROR(&quot;## &quot; &amp; MID([.A808];3;FIND(&quot;:&quot;;[.A808])-3) &amp; &quot; &lt;br&gt;&quot;;&quot;&quot;)">
            <text:p/>
          </table:table-cell>
          <table:table-cell table:formula="of:=IF([.B808]=&quot;Y&quot;;MID([.A808];3;FIND(&quot;:&quot;;[.A808];1)-3);IF(&#10;RIGHT(RIGHT([.A808]; 1))=&quot;@&quot;;0;&#10;[.A808]))" office:value-type="string" office:string-value="x-office-address-book-symbolic" calcext:value-type="string">
            <text:p>x-office-address-book-symbolic</text:p>
          </table:table-cell>
          <table:table-cell table:formula="of:=IF([.B808]=&quot;Y&quot;;[.D808];[.E807])" office:value-type="string" office:string-value="mimetypes" calcext:value-type="string">
            <text:p>mimetypes</text:p>
          </table:table-cell>
          <table:table-cell table:style-name="ce10" table:formula="of:=IF([.D808]=0;&quot;&quot;;IF([.B808]=&quot;Y&quot;;[.C808];&#10;&quot;&lt;a href=&quot; &amp; CHAR(34) &amp; &quot;#&quot; &amp; CHAR(34) &amp; &quot;&gt;&quot; &amp;&#10;&quot;&lt;img src=&quot; &amp; CHAR(34) &amp; &quot;https://github.com/ubuntu/yaru/blob/master/icons/Yaru/scalable/&quot; &amp; [.E808] &amp; &quot;/&quot; &amp; [.A808] &amp; &quot;.svg&quot; &amp; CHAR(34) &amp; &#10;&quot; width=&quot; &amp; CHAR(34) &amp; &quot;22&quot; &amp; CHAR(34) &amp; &quot; alt=&quot; &amp; CHAR(34) &amp; [.D808] &amp; CHAR(34) &amp; &quot;&gt;&lt;/a&gt;&quot; &amp;&#10;&quot;&amp;nbsp; &amp;nbsp; &quot; &amp; [.D808] &amp; &quot;&lt;br&gt;&quot;&#10;))" office:value-type="string" office:string-value="&lt;a href=&quot;#&quot;&gt;&lt;img src=&quot;https://github.com/ubuntu/yaru/blob/master/icons/Yaru/scalable/mimetypes/x-office-address-book-symbolic.svg&quot; width=&quot;22&quot; alt=&quot;x-office-address-book-symbolic&quot;&gt;&lt;/a&gt;&amp;nbsp; &amp;nbsp; x-office-address-book-symbolic&lt;br&gt;" calcext:value-type="string">
            <text:p>&lt;a href="#"&gt;&lt;img src="https://github.com/ubuntu/yaru/blob/master/icons/Yaru/scalable/mimetypes/x-office-address-book-symbolic.svg" width="22" alt="x-office-address-book-symbolic"&gt;&lt;/a&gt;&amp;nbsp; &amp;nbsp; x-office-address-book-symbolic&lt;br&gt;</text:p>
          </table:table-cell>
        </table:table-row>
        <table:table-row table:style-name="ro1">
          <table:table-cell office:value-type="string" calcext:value-type="string">
            <text:p>x-office-calendar-symbolic</text:p>
          </table:table-cell>
          <table:table-cell table:formula="of:=IF(LEFT([.A809];1)=&quot;.&quot;;&quot;Y&quot;;&quot;N&quot;)" office:value-type="string" office:string-value="N" calcext:value-type="string">
            <text:p>N</text:p>
          </table:table-cell>
          <table:table-cell table:formula="of:=IFERROR(&quot;## &quot; &amp; MID([.A809];3;FIND(&quot;:&quot;;[.A809])-3) &amp; &quot; &lt;br&gt;&quot;;&quot;&quot;)">
            <text:p/>
          </table:table-cell>
          <table:table-cell table:formula="of:=IF([.B809]=&quot;Y&quot;;MID([.A809];3;FIND(&quot;:&quot;;[.A809];1)-3);IF(&#10;RIGHT(RIGHT([.A809]; 1))=&quot;@&quot;;0;&#10;[.A809]))" office:value-type="string" office:string-value="x-office-calendar-symbolic" calcext:value-type="string">
            <text:p>x-office-calendar-symbolic</text:p>
          </table:table-cell>
          <table:table-cell table:formula="of:=IF([.B809]=&quot;Y&quot;;[.D809];[.E808])" office:value-type="string" office:string-value="mimetypes" calcext:value-type="string">
            <text:p>mimetypes</text:p>
          </table:table-cell>
          <table:table-cell table:style-name="ce10" table:formula="of:=IF([.D809]=0;&quot;&quot;;IF([.B809]=&quot;Y&quot;;[.C809];&#10;&quot;&lt;a href=&quot; &amp; CHAR(34) &amp; &quot;#&quot; &amp; CHAR(34) &amp; &quot;&gt;&quot; &amp;&#10;&quot;&lt;img src=&quot; &amp; CHAR(34) &amp; &quot;https://github.com/ubuntu/yaru/blob/master/icons/Yaru/scalable/&quot; &amp; [.E809] &amp; &quot;/&quot; &amp; [.A809] &amp; &quot;.svg&quot; &amp; CHAR(34) &amp; &#10;&quot; width=&quot; &amp; CHAR(34) &amp; &quot;22&quot; &amp; CHAR(34) &amp; &quot; alt=&quot; &amp; CHAR(34) &amp; [.D809] &amp; CHAR(34) &amp; &quot;&gt;&lt;/a&gt;&quot; &amp;&#10;&quot;&amp;nbsp; &amp;nbsp; &quot; &amp; [.D809] &amp; &quot;&lt;br&gt;&quot;&#10;))" office:value-type="string" office:string-value="&lt;a href=&quot;#&quot;&gt;&lt;img src=&quot;https://github.com/ubuntu/yaru/blob/master/icons/Yaru/scalable/mimetypes/x-office-calendar-symbolic.svg&quot; width=&quot;22&quot; alt=&quot;x-office-calendar-symbolic&quot;&gt;&lt;/a&gt;&amp;nbsp; &amp;nbsp; x-office-calendar-symbolic&lt;br&gt;" calcext:value-type="string">
            <text:p>&lt;a href="#"&gt;&lt;img src="https://github.com/ubuntu/yaru/blob/master/icons/Yaru/scalable/mimetypes/x-office-calendar-symbolic.svg" width="22" alt="x-office-calendar-symbolic"&gt;&lt;/a&gt;&amp;nbsp; &amp;nbsp; x-office-calendar-symbolic&lt;br&gt;</text:p>
          </table:table-cell>
        </table:table-row>
        <table:table-row table:style-name="ro1">
          <table:table-cell office:value-type="string" calcext:value-type="string">
            <text:p>x-office-document-symbolic</text:p>
          </table:table-cell>
          <table:table-cell table:formula="of:=IF(LEFT([.A810];1)=&quot;.&quot;;&quot;Y&quot;;&quot;N&quot;)" office:value-type="string" office:string-value="N" calcext:value-type="string">
            <text:p>N</text:p>
          </table:table-cell>
          <table:table-cell table:formula="of:=IFERROR(&quot;## &quot; &amp; MID([.A810];3;FIND(&quot;:&quot;;[.A810])-3) &amp; &quot; &lt;br&gt;&quot;;&quot;&quot;)">
            <text:p/>
          </table:table-cell>
          <table:table-cell table:formula="of:=IF([.B810]=&quot;Y&quot;;MID([.A810];3;FIND(&quot;:&quot;;[.A810];1)-3);IF(&#10;RIGHT(RIGHT([.A810]; 1))=&quot;@&quot;;0;&#10;[.A810]))" office:value-type="string" office:string-value="x-office-document-symbolic" calcext:value-type="string">
            <text:p>x-office-document-symbolic</text:p>
          </table:table-cell>
          <table:table-cell table:formula="of:=IF([.B810]=&quot;Y&quot;;[.D810];[.E809])" office:value-type="string" office:string-value="mimetypes" calcext:value-type="string">
            <text:p>mimetypes</text:p>
          </table:table-cell>
          <table:table-cell table:style-name="ce10" table:formula="of:=IF([.D810]=0;&quot;&quot;;IF([.B810]=&quot;Y&quot;;[.C810];&#10;&quot;&lt;a href=&quot; &amp; CHAR(34) &amp; &quot;#&quot; &amp; CHAR(34) &amp; &quot;&gt;&quot; &amp;&#10;&quot;&lt;img src=&quot; &amp; CHAR(34) &amp; &quot;https://github.com/ubuntu/yaru/blob/master/icons/Yaru/scalable/&quot; &amp; [.E810] &amp; &quot;/&quot; &amp; [.A810] &amp; &quot;.svg&quot; &amp; CHAR(34) &amp; &#10;&quot; width=&quot; &amp; CHAR(34) &amp; &quot;22&quot; &amp; CHAR(34) &amp; &quot; alt=&quot; &amp; CHAR(34) &amp; [.D810] &amp; CHAR(34) &amp; &quot;&gt;&lt;/a&gt;&quot; &amp;&#10;&quot;&amp;nbsp; &amp;nbsp; &quot; &amp; [.D810] &amp; &quot;&lt;br&gt;&quot;&#10;))" office:value-type="string" office:string-value="&lt;a href=&quot;#&quot;&gt;&lt;img src=&quot;https://github.com/ubuntu/yaru/blob/master/icons/Yaru/scalable/mimetypes/x-office-document-symbolic.svg&quot; width=&quot;22&quot; alt=&quot;x-office-document-symbolic&quot;&gt;&lt;/a&gt;&amp;nbsp; &amp;nbsp; x-office-document-symbolic&lt;br&gt;" calcext:value-type="string">
            <text:p>&lt;a href="#"&gt;&lt;img src="https://github.com/ubuntu/yaru/blob/master/icons/Yaru/scalable/mimetypes/x-office-document-symbolic.svg" width="22" alt="x-office-document-symbolic"&gt;&lt;/a&gt;&amp;nbsp; &amp;nbsp; x-office-document-symbolic&lt;br&gt;</text:p>
          </table:table-cell>
        </table:table-row>
        <table:table-row table:style-name="ro1">
          <table:table-cell office:value-type="string" calcext:value-type="string">
            <text:p>x-office-drawing-symbolic</text:p>
          </table:table-cell>
          <table:table-cell table:formula="of:=IF(LEFT([.A811];1)=&quot;.&quot;;&quot;Y&quot;;&quot;N&quot;)" office:value-type="string" office:string-value="N" calcext:value-type="string">
            <text:p>N</text:p>
          </table:table-cell>
          <table:table-cell table:formula="of:=IFERROR(&quot;## &quot; &amp; MID([.A811];3;FIND(&quot;:&quot;;[.A811])-3) &amp; &quot; &lt;br&gt;&quot;;&quot;&quot;)">
            <text:p/>
          </table:table-cell>
          <table:table-cell table:formula="of:=IF([.B811]=&quot;Y&quot;;MID([.A811];3;FIND(&quot;:&quot;;[.A811];1)-3);IF(&#10;RIGHT(RIGHT([.A811]; 1))=&quot;@&quot;;0;&#10;[.A811]))" office:value-type="string" office:string-value="x-office-drawing-symbolic" calcext:value-type="string">
            <text:p>x-office-drawing-symbolic</text:p>
          </table:table-cell>
          <table:table-cell table:formula="of:=IF([.B811]=&quot;Y&quot;;[.D811];[.E810])" office:value-type="string" office:string-value="mimetypes" calcext:value-type="string">
            <text:p>mimetypes</text:p>
          </table:table-cell>
          <table:table-cell table:style-name="ce10" table:formula="of:=IF([.D811]=0;&quot;&quot;;IF([.B811]=&quot;Y&quot;;[.C811];&#10;&quot;&lt;a href=&quot; &amp; CHAR(34) &amp; &quot;#&quot; &amp; CHAR(34) &amp; &quot;&gt;&quot; &amp;&#10;&quot;&lt;img src=&quot; &amp; CHAR(34) &amp; &quot;https://github.com/ubuntu/yaru/blob/master/icons/Yaru/scalable/&quot; &amp; [.E811] &amp; &quot;/&quot; &amp; [.A811] &amp; &quot;.svg&quot; &amp; CHAR(34) &amp; &#10;&quot; width=&quot; &amp; CHAR(34) &amp; &quot;22&quot; &amp; CHAR(34) &amp; &quot; alt=&quot; &amp; CHAR(34) &amp; [.D811] &amp; CHAR(34) &amp; &quot;&gt;&lt;/a&gt;&quot; &amp;&#10;&quot;&amp;nbsp; &amp;nbsp; &quot; &amp; [.D811] &amp; &quot;&lt;br&gt;&quot;&#10;))" office:value-type="string" office:string-value="&lt;a href=&quot;#&quot;&gt;&lt;img src=&quot;https://github.com/ubuntu/yaru/blob/master/icons/Yaru/scalable/mimetypes/x-office-drawing-symbolic.svg&quot; width=&quot;22&quot; alt=&quot;x-office-drawing-symbolic&quot;&gt;&lt;/a&gt;&amp;nbsp; &amp;nbsp; x-office-drawing-symbolic&lt;br&gt;" calcext:value-type="string">
            <text:p>&lt;a href="#"&gt;&lt;img src="https://github.com/ubuntu/yaru/blob/master/icons/Yaru/scalable/mimetypes/x-office-drawing-symbolic.svg" width="22" alt="x-office-drawing-symbolic"&gt;&lt;/a&gt;&amp;nbsp; &amp;nbsp; x-office-drawing-symbolic&lt;br&gt;</text:p>
          </table:table-cell>
        </table:table-row>
        <table:table-row table:style-name="ro1">
          <table:table-cell office:value-type="string" calcext:value-type="string">
            <text:p>x-office-presentation-symbolic</text:p>
          </table:table-cell>
          <table:table-cell table:formula="of:=IF(LEFT([.A812];1)=&quot;.&quot;;&quot;Y&quot;;&quot;N&quot;)" office:value-type="string" office:string-value="N" calcext:value-type="string">
            <text:p>N</text:p>
          </table:table-cell>
          <table:table-cell table:formula="of:=IFERROR(&quot;## &quot; &amp; MID([.A812];3;FIND(&quot;:&quot;;[.A812])-3) &amp; &quot; &lt;br&gt;&quot;;&quot;&quot;)">
            <text:p/>
          </table:table-cell>
          <table:table-cell table:formula="of:=IF([.B812]=&quot;Y&quot;;MID([.A812];3;FIND(&quot;:&quot;;[.A812];1)-3);IF(&#10;RIGHT(RIGHT([.A812]; 1))=&quot;@&quot;;0;&#10;[.A812]))" office:value-type="string" office:string-value="x-office-presentation-symbolic" calcext:value-type="string">
            <text:p>x-office-presentation-symbolic</text:p>
          </table:table-cell>
          <table:table-cell table:formula="of:=IF([.B812]=&quot;Y&quot;;[.D812];[.E811])" office:value-type="string" office:string-value="mimetypes" calcext:value-type="string">
            <text:p>mimetypes</text:p>
          </table:table-cell>
          <table:table-cell table:style-name="ce10" table:formula="of:=IF([.D812]=0;&quot;&quot;;IF([.B812]=&quot;Y&quot;;[.C812];&#10;&quot;&lt;a href=&quot; &amp; CHAR(34) &amp; &quot;#&quot; &amp; CHAR(34) &amp; &quot;&gt;&quot; &amp;&#10;&quot;&lt;img src=&quot; &amp; CHAR(34) &amp; &quot;https://github.com/ubuntu/yaru/blob/master/icons/Yaru/scalable/&quot; &amp; [.E812] &amp; &quot;/&quot; &amp; [.A812] &amp; &quot;.svg&quot; &amp; CHAR(34) &amp; &#10;&quot; width=&quot; &amp; CHAR(34) &amp; &quot;22&quot; &amp; CHAR(34) &amp; &quot; alt=&quot; &amp; CHAR(34) &amp; [.D812] &amp; CHAR(34) &amp; &quot;&gt;&lt;/a&gt;&quot; &amp;&#10;&quot;&amp;nbsp; &amp;nbsp; &quot; &amp; [.D812] &amp; &quot;&lt;br&gt;&quot;&#10;))" office:value-type="string" office:string-value="&lt;a href=&quot;#&quot;&gt;&lt;img src=&quot;https://github.com/ubuntu/yaru/blob/master/icons/Yaru/scalable/mimetypes/x-office-presentation-symbolic.svg&quot; width=&quot;22&quot; alt=&quot;x-office-presentation-symbolic&quot;&gt;&lt;/a&gt;&amp;nbsp; &amp;nbsp; x-office-presentation-symbolic&lt;br&gt;" calcext:value-type="string">
            <text:p>&lt;a href="#"&gt;&lt;img src="https://github.com/ubuntu/yaru/blob/master/icons/Yaru/scalable/mimetypes/x-office-presentation-symbolic.svg" width="22" alt="x-office-presentation-symbolic"&gt;&lt;/a&gt;&amp;nbsp; &amp;nbsp; x-office-presentation-symbolic&lt;br&gt;</text:p>
          </table:table-cell>
        </table:table-row>
        <table:table-row table:style-name="ro1">
          <table:table-cell office:value-type="string" calcext:value-type="string">
            <text:p>x-office-spreadsheet-symbolic</text:p>
          </table:table-cell>
          <table:table-cell table:formula="of:=IF(LEFT([.A813];1)=&quot;.&quot;;&quot;Y&quot;;&quot;N&quot;)" office:value-type="string" office:string-value="N" calcext:value-type="string">
            <text:p>N</text:p>
          </table:table-cell>
          <table:table-cell table:formula="of:=IFERROR(&quot;## &quot; &amp; MID([.A813];3;FIND(&quot;:&quot;;[.A813])-3) &amp; &quot; &lt;br&gt;&quot;;&quot;&quot;)">
            <text:p/>
          </table:table-cell>
          <table:table-cell table:formula="of:=IF([.B813]=&quot;Y&quot;;MID([.A813];3;FIND(&quot;:&quot;;[.A813];1)-3);IF(&#10;RIGHT(RIGHT([.A813]; 1))=&quot;@&quot;;0;&#10;[.A813]))" office:value-type="string" office:string-value="x-office-spreadsheet-symbolic" calcext:value-type="string">
            <text:p>x-office-spreadsheet-symbolic</text:p>
          </table:table-cell>
          <table:table-cell table:formula="of:=IF([.B813]=&quot;Y&quot;;[.D813];[.E812])" office:value-type="string" office:string-value="mimetypes" calcext:value-type="string">
            <text:p>mimetypes</text:p>
          </table:table-cell>
          <table:table-cell table:style-name="ce10" table:formula="of:=IF([.D813]=0;&quot;&quot;;IF([.B813]=&quot;Y&quot;;[.C813];&#10;&quot;&lt;a href=&quot; &amp; CHAR(34) &amp; &quot;#&quot; &amp; CHAR(34) &amp; &quot;&gt;&quot; &amp;&#10;&quot;&lt;img src=&quot; &amp; CHAR(34) &amp; &quot;https://github.com/ubuntu/yaru/blob/master/icons/Yaru/scalable/&quot; &amp; [.E813] &amp; &quot;/&quot; &amp; [.A813] &amp; &quot;.svg&quot; &amp; CHAR(34) &amp; &#10;&quot; width=&quot; &amp; CHAR(34) &amp; &quot;22&quot; &amp; CHAR(34) &amp; &quot; alt=&quot; &amp; CHAR(34) &amp; [.D813] &amp; CHAR(34) &amp; &quot;&gt;&lt;/a&gt;&quot; &amp;&#10;&quot;&amp;nbsp; &amp;nbsp; &quot; &amp; [.D813] &amp; &quot;&lt;br&gt;&quot;&#10;))" office:value-type="string" office:string-value="&lt;a href=&quot;#&quot;&gt;&lt;img src=&quot;https://github.com/ubuntu/yaru/blob/master/icons/Yaru/scalable/mimetypes/x-office-spreadsheet-symbolic.svg&quot; width=&quot;22&quot; alt=&quot;x-office-spreadsheet-symbolic&quot;&gt;&lt;/a&gt;&amp;nbsp; &amp;nbsp; x-office-spreadsheet-symbolic&lt;br&gt;" calcext:value-type="string">
            <text:p>&lt;a href="#"&gt;&lt;img src="https://github.com/ubuntu/yaru/blob/master/icons/Yaru/scalable/mimetypes/x-office-spreadsheet-symbolic.svg" width="22" alt="x-office-spreadsheet-symbolic"&gt;&lt;/a&gt;&amp;nbsp; &amp;nbsp; x-office-spreadsheet-symbolic&lt;br&gt;</text:p>
          </table:table-cell>
        </table:table-row>
        <table:table-row table:style-name="ro1">
          <table:table-cell table:style-name="Default"/>
          <table:table-cell table:style-name="Default" table:formula="of:=IF(LEFT([.A81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14];3;FIND(&quot;:&quot;;[.A814])-3) &amp; &quot; &lt;br&gt;&quot;;&quot;&quot;)">
            <text:p/>
          </table:table-cell>
          <table:table-cell table:style-name="ce6" table:formula="of:=IF([.B814]=&quot;Y&quot;;MID([.A814];3;FIND(&quot;:&quot;;[.A814];1)-3);IF(&#10;RIGHT(RIGHT([.A814]; 1))=&quot;@&quot;;0;&#10;[.A814]))" office:value-type="float" office:value="0" calcext:value-type="float">
            <text:p>0</text:p>
          </table:table-cell>
          <table:table-cell table:formula="of:=IF([.B814]=&quot;Y&quot;;[.D814];[.E813])" office:value-type="string" office:string-value="mimetypes" calcext:value-type="string">
            <text:p>mimetypes</text:p>
          </table:table-cell>
          <table:table-cell table:style-name="ce10" table:formula="of:=IF([.D814]=0;&quot;&quot;;IF([.B814]=&quot;Y&quot;;[.C814];&#10;&quot;&lt;a href=&quot; &amp; CHAR(34) &amp; &quot;#&quot; &amp; CHAR(34) &amp; &quot;&gt;&quot; &amp;&#10;&quot;&lt;img src=&quot; &amp; CHAR(34) &amp; &quot;https://github.com/ubuntu/yaru/blob/master/icons/Yaru/scalable/&quot; &amp; [.E814] &amp; &quot;/&quot; &amp; [.A814] &amp; &quot;.svg&quot; &amp; CHAR(34) &amp; &#10;&quot; width=&quot; &amp; CHAR(34) &amp; &quot;22&quot; &amp; CHAR(34) &amp; &quot; alt=&quot; &amp; CHAR(34) &amp; [.D814] &amp; CHAR(34) &amp; &quot;&gt;&lt;/a&gt;&quot; &amp;&#10;&quot;&amp;nbsp; &amp;nbsp; &quot; &amp; [.D814] &amp; &quot;&lt;br&gt;&quot;&#10;))">
            <text:p/>
          </table:table-cell>
        </table:table-row>
        <table:table-row table:style-name="ro2">
          <table:table-cell office:value-type="string" calcext:value-type="string">
            <text:p>./multimedia:</text:p>
          </table:table-cell>
          <table:table-cell table:formula="of:=IF(LEFT([.A815];1)=&quot;.&quot;;&quot;Y&quot;;&quot;N&quot;)" office:value-type="string" office:string-value="Y" calcext:value-type="string">
            <text:p>Y</text:p>
          </table:table-cell>
          <table:table-cell table:formula="of:=IFERROR(&quot;## &quot; &amp; MID([.A815];3;FIND(&quot;:&quot;;[.A815])-3) &amp; &quot; &lt;br&gt;&quot;;&quot;&quot;)" office:value-type="string" office:string-value="## multimedia &lt;br&gt;" calcext:value-type="string">
            <text:p>## multimedia &lt;br&gt;</text:p>
          </table:table-cell>
          <table:table-cell table:formula="of:=IF([.B815]=&quot;Y&quot;;MID([.A815];3;FIND(&quot;:&quot;;[.A815];1)-3);IF(&#10;RIGHT(RIGHT([.A815]; 1))=&quot;@&quot;;0;&#10;[.A815]))" office:value-type="string" office:string-value="multimedia" calcext:value-type="string">
            <text:p>multimedia</text:p>
          </table:table-cell>
          <table:table-cell table:formula="of:=IF([.B815]=&quot;Y&quot;;[.D815];[.E814])" office:value-type="string" office:string-value="multimedia" calcext:value-type="string">
            <text:p>multimedia</text:p>
          </table:table-cell>
          <table:table-cell table:style-name="ce10" table:formula="of:=IF([.D815]=0;&quot;&quot;;IF([.B815]=&quot;Y&quot;;[.C815];&#10;&quot;&lt;a href=&quot; &amp; CHAR(34) &amp; &quot;#&quot; &amp; CHAR(34) &amp; &quot;&gt;&quot; &amp;&#10;&quot;&lt;img src=&quot; &amp; CHAR(34) &amp; &quot;https://github.com/ubuntu/yaru/blob/master/icons/Yaru/scalable/&quot; &amp; [.E815] &amp; &quot;/&quot; &amp; [.A815] &amp; &quot;.svg&quot; &amp; CHAR(34) &amp; &#10;&quot; width=&quot; &amp; CHAR(34) &amp; &quot;22&quot; &amp; CHAR(34) &amp; &quot; alt=&quot; &amp; CHAR(34) &amp; [.D815] &amp; CHAR(34) &amp; &quot;&gt;&lt;/a&gt;&quot; &amp;&#10;&quot;&amp;nbsp; &amp;nbsp; &quot; &amp; [.D815] &amp; &quot;&lt;br&gt;&quot;&#10;))" office:value-type="string" office:string-value="## multimedia &lt;br&gt;" calcext:value-type="string">
            <text:p>## multimedia &lt;br&gt;</text:p>
          </table:table-cell>
        </table:table-row>
        <table:table-row table:style-name="ro1">
          <table:table-cell office:value-type="string" calcext:value-type="string">
            <text:p>library-artists-symbolic</text:p>
          </table:table-cell>
          <table:table-cell table:formula="of:=IF(LEFT([.A816];1)=&quot;.&quot;;&quot;Y&quot;;&quot;N&quot;)" office:value-type="string" office:string-value="N" calcext:value-type="string">
            <text:p>N</text:p>
          </table:table-cell>
          <table:table-cell table:formula="of:=IFERROR(&quot;## &quot; &amp; MID([.A816];3;FIND(&quot;:&quot;;[.A816])-3) &amp; &quot; &lt;br&gt;&quot;;&quot;&quot;)">
            <text:p/>
          </table:table-cell>
          <table:table-cell table:formula="of:=IF([.B816]=&quot;Y&quot;;MID([.A816];3;FIND(&quot;:&quot;;[.A816];1)-3);IF(&#10;RIGHT(RIGHT([.A816]; 1))=&quot;@&quot;;0;&#10;[.A816]))" office:value-type="string" office:string-value="library-artists-symbolic" calcext:value-type="string">
            <text:p>library-artists-symbolic</text:p>
          </table:table-cell>
          <table:table-cell table:formula="of:=IF([.B816]=&quot;Y&quot;;[.D816];[.E815])" office:value-type="string" office:string-value="multimedia" calcext:value-type="string">
            <text:p>multimedia</text:p>
          </table:table-cell>
          <table:table-cell table:style-name="ce10" table:formula="of:=IF([.D816]=0;&quot;&quot;;IF([.B816]=&quot;Y&quot;;[.C816];&#10;&quot;&lt;a href=&quot; &amp; CHAR(34) &amp; &quot;#&quot; &amp; CHAR(34) &amp; &quot;&gt;&quot; &amp;&#10;&quot;&lt;img src=&quot; &amp; CHAR(34) &amp; &quot;https://github.com/ubuntu/yaru/blob/master/icons/Yaru/scalable/&quot; &amp; [.E816] &amp; &quot;/&quot; &amp; [.A816] &amp; &quot;.svg&quot; &amp; CHAR(34) &amp; &#10;&quot; width=&quot; &amp; CHAR(34) &amp; &quot;22&quot; &amp; CHAR(34) &amp; &quot; alt=&quot; &amp; CHAR(34) &amp; [.D816] &amp; CHAR(34) &amp; &quot;&gt;&lt;/a&gt;&quot; &amp;&#10;&quot;&amp;nbsp; &amp;nbsp; &quot; &amp; [.D816] &amp; &quot;&lt;br&gt;&quot;&#10;))" office:value-type="string" office:string-value="&lt;a href=&quot;#&quot;&gt;&lt;img src=&quot;https://github.com/ubuntu/yaru/blob/master/icons/Yaru/scalable/multimedia/library-artists-symbolic.svg&quot; width=&quot;22&quot; alt=&quot;library-artists-symbolic&quot;&gt;&lt;/a&gt;&amp;nbsp; &amp;nbsp; library-artists-symbolic&lt;br&gt;" calcext:value-type="string">
            <text:p>&lt;a href="#"&gt;&lt;img src="https://github.com/ubuntu/yaru/blob/master/icons/Yaru/scalable/multimedia/library-artists-symbolic.svg" width="22" alt="library-artists-symbolic"&gt;&lt;/a&gt;&amp;nbsp; &amp;nbsp; library-artists-symbolic&lt;br&gt;</text:p>
          </table:table-cell>
        </table:table-row>
        <table:table-row table:style-name="ro1">
          <table:table-cell office:value-type="string" calcext:value-type="string">
            <text:p>library-music-symbolic</text:p>
          </table:table-cell>
          <table:table-cell table:formula="of:=IF(LEFT([.A817];1)=&quot;.&quot;;&quot;Y&quot;;&quot;N&quot;)" office:value-type="string" office:string-value="N" calcext:value-type="string">
            <text:p>N</text:p>
          </table:table-cell>
          <table:table-cell table:formula="of:=IFERROR(&quot;## &quot; &amp; MID([.A817];3;FIND(&quot;:&quot;;[.A817])-3) &amp; &quot; &lt;br&gt;&quot;;&quot;&quot;)">
            <text:p/>
          </table:table-cell>
          <table:table-cell table:formula="of:=IF([.B817]=&quot;Y&quot;;MID([.A817];3;FIND(&quot;:&quot;;[.A817];1)-3);IF(&#10;RIGHT(RIGHT([.A817]; 1))=&quot;@&quot;;0;&#10;[.A817]))" office:value-type="string" office:string-value="library-music-symbolic" calcext:value-type="string">
            <text:p>library-music-symbolic</text:p>
          </table:table-cell>
          <table:table-cell table:formula="of:=IF([.B817]=&quot;Y&quot;;[.D817];[.E816])" office:value-type="string" office:string-value="multimedia" calcext:value-type="string">
            <text:p>multimedia</text:p>
          </table:table-cell>
          <table:table-cell table:style-name="ce10" table:formula="of:=IF([.D817]=0;&quot;&quot;;IF([.B817]=&quot;Y&quot;;[.C817];&#10;&quot;&lt;a href=&quot; &amp; CHAR(34) &amp; &quot;#&quot; &amp; CHAR(34) &amp; &quot;&gt;&quot; &amp;&#10;&quot;&lt;img src=&quot; &amp; CHAR(34) &amp; &quot;https://github.com/ubuntu/yaru/blob/master/icons/Yaru/scalable/&quot; &amp; [.E817] &amp; &quot;/&quot; &amp; [.A817] &amp; &quot;.svg&quot; &amp; CHAR(34) &amp; &#10;&quot; width=&quot; &amp; CHAR(34) &amp; &quot;22&quot; &amp; CHAR(34) &amp; &quot; alt=&quot; &amp; CHAR(34) &amp; [.D817] &amp; CHAR(34) &amp; &quot;&gt;&lt;/a&gt;&quot; &amp;&#10;&quot;&amp;nbsp; &amp;nbsp; &quot; &amp; [.D817] &amp; &quot;&lt;br&gt;&quot;&#10;))" office:value-type="string" office:string-value="&lt;a href=&quot;#&quot;&gt;&lt;img src=&quot;https://github.com/ubuntu/yaru/blob/master/icons/Yaru/scalable/multimedia/library-music-symbolic.svg&quot; width=&quot;22&quot; alt=&quot;library-music-symbolic&quot;&gt;&lt;/a&gt;&amp;nbsp; &amp;nbsp; library-music-symbolic&lt;br&gt;" calcext:value-type="string">
            <text:p>&lt;a href="#"&gt;&lt;img src="https://github.com/ubuntu/yaru/blob/master/icons/Yaru/scalable/multimedia/library-music-symbolic.svg" width="22" alt="library-music-symbolic"&gt;&lt;/a&gt;&amp;nbsp; &amp;nbsp; library-music-symbolic&lt;br&gt;</text:p>
          </table:table-cell>
        </table:table-row>
        <table:table-row table:style-name="ro1">
          <table:table-cell office:value-type="string" calcext:value-type="string">
            <text:p>music-artist2-symbolic</text:p>
          </table:table-cell>
          <table:table-cell table:formula="of:=IF(LEFT([.A818];1)=&quot;.&quot;;&quot;Y&quot;;&quot;N&quot;)" office:value-type="string" office:string-value="N" calcext:value-type="string">
            <text:p>N</text:p>
          </table:table-cell>
          <table:table-cell table:formula="of:=IFERROR(&quot;## &quot; &amp; MID([.A818];3;FIND(&quot;:&quot;;[.A818])-3) &amp; &quot; &lt;br&gt;&quot;;&quot;&quot;)">
            <text:p/>
          </table:table-cell>
          <table:table-cell table:formula="of:=IF([.B818]=&quot;Y&quot;;MID([.A818];3;FIND(&quot;:&quot;;[.A818];1)-3);IF(&#10;RIGHT(RIGHT([.A818]; 1))=&quot;@&quot;;0;&#10;[.A818]))" office:value-type="string" office:string-value="music-artist2-symbolic" calcext:value-type="string">
            <text:p>music-artist2-symbolic</text:p>
          </table:table-cell>
          <table:table-cell table:formula="of:=IF([.B818]=&quot;Y&quot;;[.D818];[.E817])" office:value-type="string" office:string-value="multimedia" calcext:value-type="string">
            <text:p>multimedia</text:p>
          </table:table-cell>
          <table:table-cell table:style-name="ce10" table:formula="of:=IF([.D818]=0;&quot;&quot;;IF([.B818]=&quot;Y&quot;;[.C818];&#10;&quot;&lt;a href=&quot; &amp; CHAR(34) &amp; &quot;#&quot; &amp; CHAR(34) &amp; &quot;&gt;&quot; &amp;&#10;&quot;&lt;img src=&quot; &amp; CHAR(34) &amp; &quot;https://github.com/ubuntu/yaru/blob/master/icons/Yaru/scalable/&quot; &amp; [.E818] &amp; &quot;/&quot; &amp; [.A818] &amp; &quot;.svg&quot; &amp; CHAR(34) &amp; &#10;&quot; width=&quot; &amp; CHAR(34) &amp; &quot;22&quot; &amp; CHAR(34) &amp; &quot; alt=&quot; &amp; CHAR(34) &amp; [.D818] &amp; CHAR(34) &amp; &quot;&gt;&lt;/a&gt;&quot; &amp;&#10;&quot;&amp;nbsp; &amp;nbsp; &quot; &amp; [.D818] &amp; &quot;&lt;br&gt;&quot;&#10;))" office:value-type="string" office:string-value="&lt;a href=&quot;#&quot;&gt;&lt;img src=&quot;https://github.com/ubuntu/yaru/blob/master/icons/Yaru/scalable/multimedia/music-artist2-symbolic.svg&quot; width=&quot;22&quot; alt=&quot;music-artist2-symbolic&quot;&gt;&lt;/a&gt;&amp;nbsp; &amp;nbsp; music-artist2-symbolic&lt;br&gt;" calcext:value-type="string">
            <text:p>&lt;a href="#"&gt;&lt;img src="https://github.com/ubuntu/yaru/blob/master/icons/Yaru/scalable/multimedia/music-artist2-symbolic.svg" width="22" alt="music-artist2-symbolic"&gt;&lt;/a&gt;&amp;nbsp; &amp;nbsp; music-artist2-symbolic&lt;br&gt;</text:p>
          </table:table-cell>
        </table:table-row>
        <table:table-row table:style-name="ro1">
          <table:table-cell office:value-type="string" calcext:value-type="string">
            <text:p>music-artist-symbolic</text:p>
          </table:table-cell>
          <table:table-cell table:formula="of:=IF(LEFT([.A819];1)=&quot;.&quot;;&quot;Y&quot;;&quot;N&quot;)" office:value-type="string" office:string-value="N" calcext:value-type="string">
            <text:p>N</text:p>
          </table:table-cell>
          <table:table-cell table:formula="of:=IFERROR(&quot;## &quot; &amp; MID([.A819];3;FIND(&quot;:&quot;;[.A819])-3) &amp; &quot; &lt;br&gt;&quot;;&quot;&quot;)">
            <text:p/>
          </table:table-cell>
          <table:table-cell table:formula="of:=IF([.B819]=&quot;Y&quot;;MID([.A819];3;FIND(&quot;:&quot;;[.A819];1)-3);IF(&#10;RIGHT(RIGHT([.A819]; 1))=&quot;@&quot;;0;&#10;[.A819]))" office:value-type="string" office:string-value="music-artist-symbolic" calcext:value-type="string">
            <text:p>music-artist-symbolic</text:p>
          </table:table-cell>
          <table:table-cell table:formula="of:=IF([.B819]=&quot;Y&quot;;[.D819];[.E818])" office:value-type="string" office:string-value="multimedia" calcext:value-type="string">
            <text:p>multimedia</text:p>
          </table:table-cell>
          <table:table-cell table:style-name="ce10" table:formula="of:=IF([.D819]=0;&quot;&quot;;IF([.B819]=&quot;Y&quot;;[.C819];&#10;&quot;&lt;a href=&quot; &amp; CHAR(34) &amp; &quot;#&quot; &amp; CHAR(34) &amp; &quot;&gt;&quot; &amp;&#10;&quot;&lt;img src=&quot; &amp; CHAR(34) &amp; &quot;https://github.com/ubuntu/yaru/blob/master/icons/Yaru/scalable/&quot; &amp; [.E819] &amp; &quot;/&quot; &amp; [.A819] &amp; &quot;.svg&quot; &amp; CHAR(34) &amp; &#10;&quot; width=&quot; &amp; CHAR(34) &amp; &quot;22&quot; &amp; CHAR(34) &amp; &quot; alt=&quot; &amp; CHAR(34) &amp; [.D819] &amp; CHAR(34) &amp; &quot;&gt;&lt;/a&gt;&quot; &amp;&#10;&quot;&amp;nbsp; &amp;nbsp; &quot; &amp; [.D819] &amp; &quot;&lt;br&gt;&quot;&#10;))" office:value-type="string" office:string-value="&lt;a href=&quot;#&quot;&gt;&lt;img src=&quot;https://github.com/ubuntu/yaru/blob/master/icons/Yaru/scalable/multimedia/music-artist-symbolic.svg&quot; width=&quot;22&quot; alt=&quot;music-artist-symbolic&quot;&gt;&lt;/a&gt;&amp;nbsp; &amp;nbsp; music-artist-symbolic&lt;br&gt;" calcext:value-type="string">
            <text:p>&lt;a href="#"&gt;&lt;img src="https://github.com/ubuntu/yaru/blob/master/icons/Yaru/scalable/multimedia/music-artist-symbolic.svg" width="22" alt="music-artist-symbolic"&gt;&lt;/a&gt;&amp;nbsp; &amp;nbsp; music-artist-symbolic&lt;br&gt;</text:p>
          </table:table-cell>
        </table:table-row>
        <table:table-row table:style-name="ro1">
          <table:table-cell office:value-type="string" calcext:value-type="string">
            <text:p>music-note-single-symbolic</text:p>
          </table:table-cell>
          <table:table-cell table:formula="of:=IF(LEFT([.A820];1)=&quot;.&quot;;&quot;Y&quot;;&quot;N&quot;)" office:value-type="string" office:string-value="N" calcext:value-type="string">
            <text:p>N</text:p>
          </table:table-cell>
          <table:table-cell table:formula="of:=IFERROR(&quot;## &quot; &amp; MID([.A820];3;FIND(&quot;:&quot;;[.A820])-3) &amp; &quot; &lt;br&gt;&quot;;&quot;&quot;)">
            <text:p/>
          </table:table-cell>
          <table:table-cell table:formula="of:=IF([.B820]=&quot;Y&quot;;MID([.A820];3;FIND(&quot;:&quot;;[.A820];1)-3);IF(&#10;RIGHT(RIGHT([.A820]; 1))=&quot;@&quot;;0;&#10;[.A820]))" office:value-type="string" office:string-value="music-note-single-symbolic" calcext:value-type="string">
            <text:p>music-note-single-symbolic</text:p>
          </table:table-cell>
          <table:table-cell table:formula="of:=IF([.B820]=&quot;Y&quot;;[.D820];[.E819])" office:value-type="string" office:string-value="multimedia" calcext:value-type="string">
            <text:p>multimedia</text:p>
          </table:table-cell>
          <table:table-cell table:style-name="ce10" table:formula="of:=IF([.D820]=0;&quot;&quot;;IF([.B820]=&quot;Y&quot;;[.C820];&#10;&quot;&lt;a href=&quot; &amp; CHAR(34) &amp; &quot;#&quot; &amp; CHAR(34) &amp; &quot;&gt;&quot; &amp;&#10;&quot;&lt;img src=&quot; &amp; CHAR(34) &amp; &quot;https://github.com/ubuntu/yaru/blob/master/icons/Yaru/scalable/&quot; &amp; [.E820] &amp; &quot;/&quot; &amp; [.A820] &amp; &quot;.svg&quot; &amp; CHAR(34) &amp; &#10;&quot; width=&quot; &amp; CHAR(34) &amp; &quot;22&quot; &amp; CHAR(34) &amp; &quot; alt=&quot; &amp; CHAR(34) &amp; [.D820] &amp; CHAR(34) &amp; &quot;&gt;&lt;/a&gt;&quot; &amp;&#10;&quot;&amp;nbsp; &amp;nbsp; &quot; &amp; [.D820] &amp; &quot;&lt;br&gt;&quot;&#10;))" office:value-type="string" office:string-value="&lt;a href=&quot;#&quot;&gt;&lt;img src=&quot;https://github.com/ubuntu/yaru/blob/master/icons/Yaru/scalable/multimedia/music-note-single-symbolic.svg&quot; width=&quot;22&quot; alt=&quot;music-note-single-symbolic&quot;&gt;&lt;/a&gt;&amp;nbsp; &amp;nbsp; music-note-single-symbolic&lt;br&gt;" calcext:value-type="string">
            <text:p>&lt;a href="#"&gt;&lt;img src="https://github.com/ubuntu/yaru/blob/master/icons/Yaru/scalable/multimedia/music-note-single-symbolic.svg" width="22" alt="music-note-single-symbolic"&gt;&lt;/a&gt;&amp;nbsp; &amp;nbsp; music-note-single-symbolic&lt;br&gt;</text:p>
          </table:table-cell>
        </table:table-row>
        <table:table-row table:style-name="ro1">
          <table:table-cell office:value-type="string" calcext:value-type="string">
            <text:p>music-note-symbolic</text:p>
          </table:table-cell>
          <table:table-cell table:formula="of:=IF(LEFT([.A821];1)=&quot;.&quot;;&quot;Y&quot;;&quot;N&quot;)" office:value-type="string" office:string-value="N" calcext:value-type="string">
            <text:p>N</text:p>
          </table:table-cell>
          <table:table-cell table:formula="of:=IFERROR(&quot;## &quot; &amp; MID([.A821];3;FIND(&quot;:&quot;;[.A821])-3) &amp; &quot; &lt;br&gt;&quot;;&quot;&quot;)">
            <text:p/>
          </table:table-cell>
          <table:table-cell table:formula="of:=IF([.B821]=&quot;Y&quot;;MID([.A821];3;FIND(&quot;:&quot;;[.A821];1)-3);IF(&#10;RIGHT(RIGHT([.A821]; 1))=&quot;@&quot;;0;&#10;[.A821]))" office:value-type="string" office:string-value="music-note-symbolic" calcext:value-type="string">
            <text:p>music-note-symbolic</text:p>
          </table:table-cell>
          <table:table-cell table:formula="of:=IF([.B821]=&quot;Y&quot;;[.D821];[.E820])" office:value-type="string" office:string-value="multimedia" calcext:value-type="string">
            <text:p>multimedia</text:p>
          </table:table-cell>
          <table:table-cell table:style-name="ce10" table:formula="of:=IF([.D821]=0;&quot;&quot;;IF([.B821]=&quot;Y&quot;;[.C821];&#10;&quot;&lt;a href=&quot; &amp; CHAR(34) &amp; &quot;#&quot; &amp; CHAR(34) &amp; &quot;&gt;&quot; &amp;&#10;&quot;&lt;img src=&quot; &amp; CHAR(34) &amp; &quot;https://github.com/ubuntu/yaru/blob/master/icons/Yaru/scalable/&quot; &amp; [.E821] &amp; &quot;/&quot; &amp; [.A821] &amp; &quot;.svg&quot; &amp; CHAR(34) &amp; &#10;&quot; width=&quot; &amp; CHAR(34) &amp; &quot;22&quot; &amp; CHAR(34) &amp; &quot; alt=&quot; &amp; CHAR(34) &amp; [.D821] &amp; CHAR(34) &amp; &quot;&gt;&lt;/a&gt;&quot; &amp;&#10;&quot;&amp;nbsp; &amp;nbsp; &quot; &amp; [.D821] &amp; &quot;&lt;br&gt;&quot;&#10;))" office:value-type="string" office:string-value="&lt;a href=&quot;#&quot;&gt;&lt;img src=&quot;https://github.com/ubuntu/yaru/blob/master/icons/Yaru/scalable/multimedia/music-note-symbolic.svg&quot; width=&quot;22&quot; alt=&quot;music-note-symbolic&quot;&gt;&lt;/a&gt;&amp;nbsp; &amp;nbsp; music-note-symbolic&lt;br&gt;" calcext:value-type="string">
            <text:p>&lt;a href="#"&gt;&lt;img src="https://github.com/ubuntu/yaru/blob/master/icons/Yaru/scalable/multimedia/music-note-symbolic.svg" width="22" alt="music-note-symbolic"&gt;&lt;/a&gt;&amp;nbsp; &amp;nbsp; music-note-symbolic&lt;br&gt;</text:p>
          </table:table-cell>
        </table:table-row>
        <table:table-row table:style-name="ro1">
          <table:table-cell office:value-type="string" calcext:value-type="string">
            <text:p>music-queue-symbolic</text:p>
          </table:table-cell>
          <table:table-cell table:formula="of:=IF(LEFT([.A822];1)=&quot;.&quot;;&quot;Y&quot;;&quot;N&quot;)" office:value-type="string" office:string-value="N" calcext:value-type="string">
            <text:p>N</text:p>
          </table:table-cell>
          <table:table-cell table:formula="of:=IFERROR(&quot;## &quot; &amp; MID([.A822];3;FIND(&quot;:&quot;;[.A822])-3) &amp; &quot; &lt;br&gt;&quot;;&quot;&quot;)">
            <text:p/>
          </table:table-cell>
          <table:table-cell table:formula="of:=IF([.B822]=&quot;Y&quot;;MID([.A822];3;FIND(&quot;:&quot;;[.A822];1)-3);IF(&#10;RIGHT(RIGHT([.A822]; 1))=&quot;@&quot;;0;&#10;[.A822]))" office:value-type="string" office:string-value="music-queue-symbolic" calcext:value-type="string">
            <text:p>music-queue-symbolic</text:p>
          </table:table-cell>
          <table:table-cell table:formula="of:=IF([.B822]=&quot;Y&quot;;[.D822];[.E821])" office:value-type="string" office:string-value="multimedia" calcext:value-type="string">
            <text:p>multimedia</text:p>
          </table:table-cell>
          <table:table-cell table:style-name="ce10" table:formula="of:=IF([.D822]=0;&quot;&quot;;IF([.B822]=&quot;Y&quot;;[.C822];&#10;&quot;&lt;a href=&quot; &amp; CHAR(34) &amp; &quot;#&quot; &amp; CHAR(34) &amp; &quot;&gt;&quot; &amp;&#10;&quot;&lt;img src=&quot; &amp; CHAR(34) &amp; &quot;https://github.com/ubuntu/yaru/blob/master/icons/Yaru/scalable/&quot; &amp; [.E822] &amp; &quot;/&quot; &amp; [.A822] &amp; &quot;.svg&quot; &amp; CHAR(34) &amp; &#10;&quot; width=&quot; &amp; CHAR(34) &amp; &quot;22&quot; &amp; CHAR(34) &amp; &quot; alt=&quot; &amp; CHAR(34) &amp; [.D822] &amp; CHAR(34) &amp; &quot;&gt;&lt;/a&gt;&quot; &amp;&#10;&quot;&amp;nbsp; &amp;nbsp; &quot; &amp; [.D822] &amp; &quot;&lt;br&gt;&quot;&#10;))" office:value-type="string" office:string-value="&lt;a href=&quot;#&quot;&gt;&lt;img src=&quot;https://github.com/ubuntu/yaru/blob/master/icons/Yaru/scalable/multimedia/music-queue-symbolic.svg&quot; width=&quot;22&quot; alt=&quot;music-queue-symbolic&quot;&gt;&lt;/a&gt;&amp;nbsp; &amp;nbsp; music-queue-symbolic&lt;br&gt;" calcext:value-type="string">
            <text:p>&lt;a href="#"&gt;&lt;img src="https://github.com/ubuntu/yaru/blob/master/icons/Yaru/scalable/multimedia/music-queue-symbolic.svg" width="22" alt="music-queue-symbolic"&gt;&lt;/a&gt;&amp;nbsp; &amp;nbsp; music-queue-symbolic&lt;br&gt;</text:p>
          </table:table-cell>
        </table:table-row>
        <table:table-row table:style-name="ro1">
          <table:table-cell office:value-type="string" calcext:value-type="string">
            <text:p>pause-large-symbolic</text:p>
          </table:table-cell>
          <table:table-cell table:formula="of:=IF(LEFT([.A823];1)=&quot;.&quot;;&quot;Y&quot;;&quot;N&quot;)" office:value-type="string" office:string-value="N" calcext:value-type="string">
            <text:p>N</text:p>
          </table:table-cell>
          <table:table-cell table:formula="of:=IFERROR(&quot;## &quot; &amp; MID([.A823];3;FIND(&quot;:&quot;;[.A823])-3) &amp; &quot; &lt;br&gt;&quot;;&quot;&quot;)">
            <text:p/>
          </table:table-cell>
          <table:table-cell table:formula="of:=IF([.B823]=&quot;Y&quot;;MID([.A823];3;FIND(&quot;:&quot;;[.A823];1)-3);IF(&#10;RIGHT(RIGHT([.A823]; 1))=&quot;@&quot;;0;&#10;[.A823]))" office:value-type="string" office:string-value="pause-large-symbolic" calcext:value-type="string">
            <text:p>pause-large-symbolic</text:p>
          </table:table-cell>
          <table:table-cell table:formula="of:=IF([.B823]=&quot;Y&quot;;[.D823];[.E822])" office:value-type="string" office:string-value="multimedia" calcext:value-type="string">
            <text:p>multimedia</text:p>
          </table:table-cell>
          <table:table-cell table:style-name="ce10" table:formula="of:=IF([.D823]=0;&quot;&quot;;IF([.B823]=&quot;Y&quot;;[.C823];&#10;&quot;&lt;a href=&quot; &amp; CHAR(34) &amp; &quot;#&quot; &amp; CHAR(34) &amp; &quot;&gt;&quot; &amp;&#10;&quot;&lt;img src=&quot; &amp; CHAR(34) &amp; &quot;https://github.com/ubuntu/yaru/blob/master/icons/Yaru/scalable/&quot; &amp; [.E823] &amp; &quot;/&quot; &amp; [.A823] &amp; &quot;.svg&quot; &amp; CHAR(34) &amp; &#10;&quot; width=&quot; &amp; CHAR(34) &amp; &quot;22&quot; &amp; CHAR(34) &amp; &quot; alt=&quot; &amp; CHAR(34) &amp; [.D823] &amp; CHAR(34) &amp; &quot;&gt;&lt;/a&gt;&quot; &amp;&#10;&quot;&amp;nbsp; &amp;nbsp; &quot; &amp; [.D823] &amp; &quot;&lt;br&gt;&quot;&#10;))" office:value-type="string" office:string-value="&lt;a href=&quot;#&quot;&gt;&lt;img src=&quot;https://github.com/ubuntu/yaru/blob/master/icons/Yaru/scalable/multimedia/pause-large-symbolic.svg&quot; width=&quot;22&quot; alt=&quot;pause-large-symbolic&quot;&gt;&lt;/a&gt;&amp;nbsp; &amp;nbsp; pause-large-symbolic&lt;br&gt;" calcext:value-type="string">
            <text:p>&lt;a href="#"&gt;&lt;img src="https://github.com/ubuntu/yaru/blob/master/icons/Yaru/scalable/multimedia/pause-large-symbolic.svg" width="22" alt="pause-large-symbolic"&gt;&lt;/a&gt;&amp;nbsp; &amp;nbsp; pause-large-symbolic&lt;br&gt;</text:p>
          </table:table-cell>
        </table:table-row>
        <table:table-row table:style-name="ro1">
          <table:table-cell office:value-type="string" calcext:value-type="string">
            <text:p>pause-symbolic</text:p>
          </table:table-cell>
          <table:table-cell table:formula="of:=IF(LEFT([.A824];1)=&quot;.&quot;;&quot;Y&quot;;&quot;N&quot;)" office:value-type="string" office:string-value="N" calcext:value-type="string">
            <text:p>N</text:p>
          </table:table-cell>
          <table:table-cell table:formula="of:=IFERROR(&quot;## &quot; &amp; MID([.A824];3;FIND(&quot;:&quot;;[.A824])-3) &amp; &quot; &lt;br&gt;&quot;;&quot;&quot;)">
            <text:p/>
          </table:table-cell>
          <table:table-cell table:formula="of:=IF([.B824]=&quot;Y&quot;;MID([.A824];3;FIND(&quot;:&quot;;[.A824];1)-3);IF(&#10;RIGHT(RIGHT([.A824]; 1))=&quot;@&quot;;0;&#10;[.A824]))" office:value-type="string" office:string-value="pause-symbolic" calcext:value-type="string">
            <text:p>pause-symbolic</text:p>
          </table:table-cell>
          <table:table-cell table:formula="of:=IF([.B824]=&quot;Y&quot;;[.D824];[.E823])" office:value-type="string" office:string-value="multimedia" calcext:value-type="string">
            <text:p>multimedia</text:p>
          </table:table-cell>
          <table:table-cell table:style-name="ce10" table:formula="of:=IF([.D824]=0;&quot;&quot;;IF([.B824]=&quot;Y&quot;;[.C824];&#10;&quot;&lt;a href=&quot; &amp; CHAR(34) &amp; &quot;#&quot; &amp; CHAR(34) &amp; &quot;&gt;&quot; &amp;&#10;&quot;&lt;img src=&quot; &amp; CHAR(34) &amp; &quot;https://github.com/ubuntu/yaru/blob/master/icons/Yaru/scalable/&quot; &amp; [.E824] &amp; &quot;/&quot; &amp; [.A824] &amp; &quot;.svg&quot; &amp; CHAR(34) &amp; &#10;&quot; width=&quot; &amp; CHAR(34) &amp; &quot;22&quot; &amp; CHAR(34) &amp; &quot; alt=&quot; &amp; CHAR(34) &amp; [.D824] &amp; CHAR(34) &amp; &quot;&gt;&lt;/a&gt;&quot; &amp;&#10;&quot;&amp;nbsp; &amp;nbsp; &quot; &amp; [.D824] &amp; &quot;&lt;br&gt;&quot;&#10;))" office:value-type="string" office:string-value="&lt;a href=&quot;#&quot;&gt;&lt;img src=&quot;https://github.com/ubuntu/yaru/blob/master/icons/Yaru/scalable/multimedia/pause-symbolic.svg&quot; width=&quot;22&quot; alt=&quot;pause-symbolic&quot;&gt;&lt;/a&gt;&amp;nbsp; &amp;nbsp; pause-symbolic&lt;br&gt;" calcext:value-type="string">
            <text:p>&lt;a href="#"&gt;&lt;img src="https://github.com/ubuntu/yaru/blob/master/icons/Yaru/scalable/multimedia/pause-symbolic.svg" width="22" alt="pause-symbolic"&gt;&lt;/a&gt;&amp;nbsp; &amp;nbsp; pause-symbolic&lt;br&gt;</text:p>
          </table:table-cell>
        </table:table-row>
        <table:table-row table:style-name="ro1">
          <table:table-cell office:value-type="string" calcext:value-type="string">
            <text:p>play-large-symbolic</text:p>
          </table:table-cell>
          <table:table-cell table:formula="of:=IF(LEFT([.A825];1)=&quot;.&quot;;&quot;Y&quot;;&quot;N&quot;)" office:value-type="string" office:string-value="N" calcext:value-type="string">
            <text:p>N</text:p>
          </table:table-cell>
          <table:table-cell table:formula="of:=IFERROR(&quot;## &quot; &amp; MID([.A825];3;FIND(&quot;:&quot;;[.A825])-3) &amp; &quot; &lt;br&gt;&quot;;&quot;&quot;)">
            <text:p/>
          </table:table-cell>
          <table:table-cell table:formula="of:=IF([.B825]=&quot;Y&quot;;MID([.A825];3;FIND(&quot;:&quot;;[.A825];1)-3);IF(&#10;RIGHT(RIGHT([.A825]; 1))=&quot;@&quot;;0;&#10;[.A825]))" office:value-type="string" office:string-value="play-large-symbolic" calcext:value-type="string">
            <text:p>play-large-symbolic</text:p>
          </table:table-cell>
          <table:table-cell table:formula="of:=IF([.B825]=&quot;Y&quot;;[.D825];[.E824])" office:value-type="string" office:string-value="multimedia" calcext:value-type="string">
            <text:p>multimedia</text:p>
          </table:table-cell>
          <table:table-cell table:style-name="ce10" table:formula="of:=IF([.D825]=0;&quot;&quot;;IF([.B825]=&quot;Y&quot;;[.C825];&#10;&quot;&lt;a href=&quot; &amp; CHAR(34) &amp; &quot;#&quot; &amp; CHAR(34) &amp; &quot;&gt;&quot; &amp;&#10;&quot;&lt;img src=&quot; &amp; CHAR(34) &amp; &quot;https://github.com/ubuntu/yaru/blob/master/icons/Yaru/scalable/&quot; &amp; [.E825] &amp; &quot;/&quot; &amp; [.A825] &amp; &quot;.svg&quot; &amp; CHAR(34) &amp; &#10;&quot; width=&quot; &amp; CHAR(34) &amp; &quot;22&quot; &amp; CHAR(34) &amp; &quot; alt=&quot; &amp; CHAR(34) &amp; [.D825] &amp; CHAR(34) &amp; &quot;&gt;&lt;/a&gt;&quot; &amp;&#10;&quot;&amp;nbsp; &amp;nbsp; &quot; &amp; [.D825] &amp; &quot;&lt;br&gt;&quot;&#10;))" office:value-type="string" office:string-value="&lt;a href=&quot;#&quot;&gt;&lt;img src=&quot;https://github.com/ubuntu/yaru/blob/master/icons/Yaru/scalable/multimedia/play-large-symbolic.svg&quot; width=&quot;22&quot; alt=&quot;play-large-symbolic&quot;&gt;&lt;/a&gt;&amp;nbsp; &amp;nbsp; play-large-symbolic&lt;br&gt;" calcext:value-type="string">
            <text:p>&lt;a href="#"&gt;&lt;img src="https://github.com/ubuntu/yaru/blob/master/icons/Yaru/scalable/multimedia/play-large-symbolic.svg" width="22" alt="play-large-symbolic"&gt;&lt;/a&gt;&amp;nbsp; &amp;nbsp; play-large-symbolic&lt;br&gt;</text:p>
          </table:table-cell>
        </table:table-row>
        <table:table-row table:style-name="ro1">
          <table:table-cell office:value-type="string" calcext:value-type="string">
            <text:p>playlist2-symbolic</text:p>
          </table:table-cell>
          <table:table-cell table:formula="of:=IF(LEFT([.A826];1)=&quot;.&quot;;&quot;Y&quot;;&quot;N&quot;)" office:value-type="string" office:string-value="N" calcext:value-type="string">
            <text:p>N</text:p>
          </table:table-cell>
          <table:table-cell table:formula="of:=IFERROR(&quot;## &quot; &amp; MID([.A826];3;FIND(&quot;:&quot;;[.A826])-3) &amp; &quot; &lt;br&gt;&quot;;&quot;&quot;)">
            <text:p/>
          </table:table-cell>
          <table:table-cell table:formula="of:=IF([.B826]=&quot;Y&quot;;MID([.A826];3;FIND(&quot;:&quot;;[.A826];1)-3);IF(&#10;RIGHT(RIGHT([.A826]; 1))=&quot;@&quot;;0;&#10;[.A826]))" office:value-type="string" office:string-value="playlist2-symbolic" calcext:value-type="string">
            <text:p>playlist2-symbolic</text:p>
          </table:table-cell>
          <table:table-cell table:formula="of:=IF([.B826]=&quot;Y&quot;;[.D826];[.E825])" office:value-type="string" office:string-value="multimedia" calcext:value-type="string">
            <text:p>multimedia</text:p>
          </table:table-cell>
          <table:table-cell table:style-name="ce10" table:formula="of:=IF([.D826]=0;&quot;&quot;;IF([.B826]=&quot;Y&quot;;[.C826];&#10;&quot;&lt;a href=&quot; &amp; CHAR(34) &amp; &quot;#&quot; &amp; CHAR(34) &amp; &quot;&gt;&quot; &amp;&#10;&quot;&lt;img src=&quot; &amp; CHAR(34) &amp; &quot;https://github.com/ubuntu/yaru/blob/master/icons/Yaru/scalable/&quot; &amp; [.E826] &amp; &quot;/&quot; &amp; [.A826] &amp; &quot;.svg&quot; &amp; CHAR(34) &amp; &#10;&quot; width=&quot; &amp; CHAR(34) &amp; &quot;22&quot; &amp; CHAR(34) &amp; &quot; alt=&quot; &amp; CHAR(34) &amp; [.D826] &amp; CHAR(34) &amp; &quot;&gt;&lt;/a&gt;&quot; &amp;&#10;&quot;&amp;nbsp; &amp;nbsp; &quot; &amp; [.D826] &amp; &quot;&lt;br&gt;&quot;&#10;))" office:value-type="string" office:string-value="&lt;a href=&quot;#&quot;&gt;&lt;img src=&quot;https://github.com/ubuntu/yaru/blob/master/icons/Yaru/scalable/multimedia/playlist2-symbolic.svg&quot; width=&quot;22&quot; alt=&quot;playlist2-symbolic&quot;&gt;&lt;/a&gt;&amp;nbsp; &amp;nbsp; playlist2-symbolic&lt;br&gt;" calcext:value-type="string">
            <text:p>&lt;a href="#"&gt;&lt;img src="https://github.com/ubuntu/yaru/blob/master/icons/Yaru/scalable/multimedia/playlist2-symbolic.svg" width="22" alt="playlist2-symbolic"&gt;&lt;/a&gt;&amp;nbsp; &amp;nbsp; playlist2-symbolic&lt;br&gt;</text:p>
          </table:table-cell>
        </table:table-row>
        <table:table-row table:style-name="ro1">
          <table:table-cell office:value-type="string" calcext:value-type="string">
            <text:p>playlist-symbolic</text:p>
          </table:table-cell>
          <table:table-cell table:formula="of:=IF(LEFT([.A827];1)=&quot;.&quot;;&quot;Y&quot;;&quot;N&quot;)" office:value-type="string" office:string-value="N" calcext:value-type="string">
            <text:p>N</text:p>
          </table:table-cell>
          <table:table-cell table:formula="of:=IFERROR(&quot;## &quot; &amp; MID([.A827];3;FIND(&quot;:&quot;;[.A827])-3) &amp; &quot; &lt;br&gt;&quot;;&quot;&quot;)">
            <text:p/>
          </table:table-cell>
          <table:table-cell table:formula="of:=IF([.B827]=&quot;Y&quot;;MID([.A827];3;FIND(&quot;:&quot;;[.A827];1)-3);IF(&#10;RIGHT(RIGHT([.A827]; 1))=&quot;@&quot;;0;&#10;[.A827]))" office:value-type="string" office:string-value="playlist-symbolic" calcext:value-type="string">
            <text:p>playlist-symbolic</text:p>
          </table:table-cell>
          <table:table-cell table:formula="of:=IF([.B827]=&quot;Y&quot;;[.D827];[.E826])" office:value-type="string" office:string-value="multimedia" calcext:value-type="string">
            <text:p>multimedia</text:p>
          </table:table-cell>
          <table:table-cell table:style-name="ce10" table:formula="of:=IF([.D827]=0;&quot;&quot;;IF([.B827]=&quot;Y&quot;;[.C827];&#10;&quot;&lt;a href=&quot; &amp; CHAR(34) &amp; &quot;#&quot; &amp; CHAR(34) &amp; &quot;&gt;&quot; &amp;&#10;&quot;&lt;img src=&quot; &amp; CHAR(34) &amp; &quot;https://github.com/ubuntu/yaru/blob/master/icons/Yaru/scalable/&quot; &amp; [.E827] &amp; &quot;/&quot; &amp; [.A827] &amp; &quot;.svg&quot; &amp; CHAR(34) &amp; &#10;&quot; width=&quot; &amp; CHAR(34) &amp; &quot;22&quot; &amp; CHAR(34) &amp; &quot; alt=&quot; &amp; CHAR(34) &amp; [.D827] &amp; CHAR(34) &amp; &quot;&gt;&lt;/a&gt;&quot; &amp;&#10;&quot;&amp;nbsp; &amp;nbsp; &quot; &amp; [.D827] &amp; &quot;&lt;br&gt;&quot;&#10;))" office:value-type="string" office:string-value="&lt;a href=&quot;#&quot;&gt;&lt;img src=&quot;https://github.com/ubuntu/yaru/blob/master/icons/Yaru/scalable/multimedia/playlist-symbolic.svg&quot; width=&quot;22&quot; alt=&quot;playlist-symbolic&quot;&gt;&lt;/a&gt;&amp;nbsp; &amp;nbsp; playlist-symbolic&lt;br&gt;" calcext:value-type="string">
            <text:p>&lt;a href="#"&gt;&lt;img src="https://github.com/ubuntu/yaru/blob/master/icons/Yaru/scalable/multimedia/playlist-symbolic.svg" width="22" alt="playlist-symbolic"&gt;&lt;/a&gt;&amp;nbsp; &amp;nbsp; playlist-symbolic&lt;br&gt;</text:p>
          </table:table-cell>
        </table:table-row>
        <table:table-row table:style-name="ro1">
          <table:table-cell office:value-type="string" calcext:value-type="string">
            <text:p>play-symbolic</text:p>
          </table:table-cell>
          <table:table-cell table:formula="of:=IF(LEFT([.A828];1)=&quot;.&quot;;&quot;Y&quot;;&quot;N&quot;)" office:value-type="string" office:string-value="N" calcext:value-type="string">
            <text:p>N</text:p>
          </table:table-cell>
          <table:table-cell table:formula="of:=IFERROR(&quot;## &quot; &amp; MID([.A828];3;FIND(&quot;:&quot;;[.A828])-3) &amp; &quot; &lt;br&gt;&quot;;&quot;&quot;)">
            <text:p/>
          </table:table-cell>
          <table:table-cell table:formula="of:=IF([.B828]=&quot;Y&quot;;MID([.A828];3;FIND(&quot;:&quot;;[.A828];1)-3);IF(&#10;RIGHT(RIGHT([.A828]; 1))=&quot;@&quot;;0;&#10;[.A828]))" office:value-type="string" office:string-value="play-symbolic" calcext:value-type="string">
            <text:p>play-symbolic</text:p>
          </table:table-cell>
          <table:table-cell table:formula="of:=IF([.B828]=&quot;Y&quot;;[.D828];[.E827])" office:value-type="string" office:string-value="multimedia" calcext:value-type="string">
            <text:p>multimedia</text:p>
          </table:table-cell>
          <table:table-cell table:style-name="ce10" table:formula="of:=IF([.D828]=0;&quot;&quot;;IF([.B828]=&quot;Y&quot;;[.C828];&#10;&quot;&lt;a href=&quot; &amp; CHAR(34) &amp; &quot;#&quot; &amp; CHAR(34) &amp; &quot;&gt;&quot; &amp;&#10;&quot;&lt;img src=&quot; &amp; CHAR(34) &amp; &quot;https://github.com/ubuntu/yaru/blob/master/icons/Yaru/scalable/&quot; &amp; [.E828] &amp; &quot;/&quot; &amp; [.A828] &amp; &quot;.svg&quot; &amp; CHAR(34) &amp; &#10;&quot; width=&quot; &amp; CHAR(34) &amp; &quot;22&quot; &amp; CHAR(34) &amp; &quot; alt=&quot; &amp; CHAR(34) &amp; [.D828] &amp; CHAR(34) &amp; &quot;&gt;&lt;/a&gt;&quot; &amp;&#10;&quot;&amp;nbsp; &amp;nbsp; &quot; &amp; [.D828] &amp; &quot;&lt;br&gt;&quot;&#10;))" office:value-type="string" office:string-value="&lt;a href=&quot;#&quot;&gt;&lt;img src=&quot;https://github.com/ubuntu/yaru/blob/master/icons/Yaru/scalable/multimedia/play-symbolic.svg&quot; width=&quot;22&quot; alt=&quot;play-symbolic&quot;&gt;&lt;/a&gt;&amp;nbsp; &amp;nbsp; play-symbolic&lt;br&gt;" calcext:value-type="string">
            <text:p>&lt;a href="#"&gt;&lt;img src="https://github.com/ubuntu/yaru/blob/master/icons/Yaru/scalable/multimedia/play-symbolic.svg" width="22" alt="play-symbolic"&gt;&lt;/a&gt;&amp;nbsp; &amp;nbsp; play-symbolic&lt;br&gt;</text:p>
          </table:table-cell>
        </table:table-row>
        <table:table-row table:style-name="ro1">
          <table:table-cell office:value-type="string" calcext:value-type="string">
            <text:p>podcast-symbolic</text:p>
          </table:table-cell>
          <table:table-cell table:formula="of:=IF(LEFT([.A829];1)=&quot;.&quot;;&quot;Y&quot;;&quot;N&quot;)" office:value-type="string" office:string-value="N" calcext:value-type="string">
            <text:p>N</text:p>
          </table:table-cell>
          <table:table-cell table:formula="of:=IFERROR(&quot;## &quot; &amp; MID([.A829];3;FIND(&quot;:&quot;;[.A829])-3) &amp; &quot; &lt;br&gt;&quot;;&quot;&quot;)">
            <text:p/>
          </table:table-cell>
          <table:table-cell table:formula="of:=IF([.B829]=&quot;Y&quot;;MID([.A829];3;FIND(&quot;:&quot;;[.A829];1)-3);IF(&#10;RIGHT(RIGHT([.A829]; 1))=&quot;@&quot;;0;&#10;[.A829]))" office:value-type="string" office:string-value="podcast-symbolic" calcext:value-type="string">
            <text:p>podcast-symbolic</text:p>
          </table:table-cell>
          <table:table-cell table:formula="of:=IF([.B829]=&quot;Y&quot;;[.D829];[.E828])" office:value-type="string" office:string-value="multimedia" calcext:value-type="string">
            <text:p>multimedia</text:p>
          </table:table-cell>
          <table:table-cell table:style-name="ce10" table:formula="of:=IF([.D829]=0;&quot;&quot;;IF([.B829]=&quot;Y&quot;;[.C829];&#10;&quot;&lt;a href=&quot; &amp; CHAR(34) &amp; &quot;#&quot; &amp; CHAR(34) &amp; &quot;&gt;&quot; &amp;&#10;&quot;&lt;img src=&quot; &amp; CHAR(34) &amp; &quot;https://github.com/ubuntu/yaru/blob/master/icons/Yaru/scalable/&quot; &amp; [.E829] &amp; &quot;/&quot; &amp; [.A829] &amp; &quot;.svg&quot; &amp; CHAR(34) &amp; &#10;&quot; width=&quot; &amp; CHAR(34) &amp; &quot;22&quot; &amp; CHAR(34) &amp; &quot; alt=&quot; &amp; CHAR(34) &amp; [.D829] &amp; CHAR(34) &amp; &quot;&gt;&lt;/a&gt;&quot; &amp;&#10;&quot;&amp;nbsp; &amp;nbsp; &quot; &amp; [.D829] &amp; &quot;&lt;br&gt;&quot;&#10;))" office:value-type="string" office:string-value="&lt;a href=&quot;#&quot;&gt;&lt;img src=&quot;https://github.com/ubuntu/yaru/blob/master/icons/Yaru/scalable/multimedia/podcast-symbolic.svg&quot; width=&quot;22&quot; alt=&quot;podcast-symbolic&quot;&gt;&lt;/a&gt;&amp;nbsp; &amp;nbsp; podcast-symbolic&lt;br&gt;" calcext:value-type="string">
            <text:p>&lt;a href="#"&gt;&lt;img src="https://github.com/ubuntu/yaru/blob/master/icons/Yaru/scalable/multimedia/podcast-symbolic.svg" width="22" alt="podcast-symbolic"&gt;&lt;/a&gt;&amp;nbsp; &amp;nbsp; podcast-symbolic&lt;br&gt;</text:p>
          </table:table-cell>
        </table:table-row>
        <table:table-row table:style-name="ro1">
          <table:table-cell office:value-type="string" calcext:value-type="string">
            <text:p>skip-backwards-10-symbolic</text:p>
          </table:table-cell>
          <table:table-cell table:formula="of:=IF(LEFT([.A830];1)=&quot;.&quot;;&quot;Y&quot;;&quot;N&quot;)" office:value-type="string" office:string-value="N" calcext:value-type="string">
            <text:p>N</text:p>
          </table:table-cell>
          <table:table-cell table:formula="of:=IFERROR(&quot;## &quot; &amp; MID([.A830];3;FIND(&quot;:&quot;;[.A830])-3) &amp; &quot; &lt;br&gt;&quot;;&quot;&quot;)">
            <text:p/>
          </table:table-cell>
          <table:table-cell table:formula="of:=IF([.B830]=&quot;Y&quot;;MID([.A830];3;FIND(&quot;:&quot;;[.A830];1)-3);IF(&#10;RIGHT(RIGHT([.A830]; 1))=&quot;@&quot;;0;&#10;[.A830]))" office:value-type="string" office:string-value="skip-backwards-10-symbolic" calcext:value-type="string">
            <text:p>skip-backwards-10-symbolic</text:p>
          </table:table-cell>
          <table:table-cell table:formula="of:=IF([.B830]=&quot;Y&quot;;[.D830];[.E829])" office:value-type="string" office:string-value="multimedia" calcext:value-type="string">
            <text:p>multimedia</text:p>
          </table:table-cell>
          <table:table-cell table:style-name="ce10" table:formula="of:=IF([.D830]=0;&quot;&quot;;IF([.B830]=&quot;Y&quot;;[.C830];&#10;&quot;&lt;a href=&quot; &amp; CHAR(34) &amp; &quot;#&quot; &amp; CHAR(34) &amp; &quot;&gt;&quot; &amp;&#10;&quot;&lt;img src=&quot; &amp; CHAR(34) &amp; &quot;https://github.com/ubuntu/yaru/blob/master/icons/Yaru/scalable/&quot; &amp; [.E830] &amp; &quot;/&quot; &amp; [.A830] &amp; &quot;.svg&quot; &amp; CHAR(34) &amp; &#10;&quot; width=&quot; &amp; CHAR(34) &amp; &quot;22&quot; &amp; CHAR(34) &amp; &quot; alt=&quot; &amp; CHAR(34) &amp; [.D830] &amp; CHAR(34) &amp; &quot;&gt;&lt;/a&gt;&quot; &amp;&#10;&quot;&amp;nbsp; &amp;nbsp; &quot; &amp; [.D830] &amp; &quot;&lt;br&gt;&quot;&#10;))" office:value-type="string" office:string-value="&lt;a href=&quot;#&quot;&gt;&lt;img src=&quot;https://github.com/ubuntu/yaru/blob/master/icons/Yaru/scalable/multimedia/skip-backwards-10-symbolic.svg&quot; width=&quot;22&quot; alt=&quot;skip-backwards-10-symbolic&quot;&gt;&lt;/a&gt;&amp;nbsp; &amp;nbsp; skip-backwards-10-symbolic&lt;br&gt;" calcext:value-type="string">
            <text:p>&lt;a href="#"&gt;&lt;img src="https://github.com/ubuntu/yaru/blob/master/icons/Yaru/scalable/multimedia/skip-backwards-10-symbolic.svg" width="22" alt="skip-backwards-10-symbolic"&gt;&lt;/a&gt;&amp;nbsp; &amp;nbsp; skip-backwards-10-symbolic&lt;br&gt;</text:p>
          </table:table-cell>
        </table:table-row>
        <table:table-row table:style-name="ro1">
          <table:table-cell office:value-type="string" calcext:value-type="string">
            <text:p>skip-backwards-30-symbolic</text:p>
          </table:table-cell>
          <table:table-cell table:formula="of:=IF(LEFT([.A831];1)=&quot;.&quot;;&quot;Y&quot;;&quot;N&quot;)" office:value-type="string" office:string-value="N" calcext:value-type="string">
            <text:p>N</text:p>
          </table:table-cell>
          <table:table-cell table:formula="of:=IFERROR(&quot;## &quot; &amp; MID([.A831];3;FIND(&quot;:&quot;;[.A831])-3) &amp; &quot; &lt;br&gt;&quot;;&quot;&quot;)">
            <text:p/>
          </table:table-cell>
          <table:table-cell table:formula="of:=IF([.B831]=&quot;Y&quot;;MID([.A831];3;FIND(&quot;:&quot;;[.A831];1)-3);IF(&#10;RIGHT(RIGHT([.A831]; 1))=&quot;@&quot;;0;&#10;[.A831]))" office:value-type="string" office:string-value="skip-backwards-30-symbolic" calcext:value-type="string">
            <text:p>skip-backwards-30-symbolic</text:p>
          </table:table-cell>
          <table:table-cell table:formula="of:=IF([.B831]=&quot;Y&quot;;[.D831];[.E830])" office:value-type="string" office:string-value="multimedia" calcext:value-type="string">
            <text:p>multimedia</text:p>
          </table:table-cell>
          <table:table-cell table:style-name="ce10" table:formula="of:=IF([.D831]=0;&quot;&quot;;IF([.B831]=&quot;Y&quot;;[.C831];&#10;&quot;&lt;a href=&quot; &amp; CHAR(34) &amp; &quot;#&quot; &amp; CHAR(34) &amp; &quot;&gt;&quot; &amp;&#10;&quot;&lt;img src=&quot; &amp; CHAR(34) &amp; &quot;https://github.com/ubuntu/yaru/blob/master/icons/Yaru/scalable/&quot; &amp; [.E831] &amp; &quot;/&quot; &amp; [.A831] &amp; &quot;.svg&quot; &amp; CHAR(34) &amp; &#10;&quot; width=&quot; &amp; CHAR(34) &amp; &quot;22&quot; &amp; CHAR(34) &amp; &quot; alt=&quot; &amp; CHAR(34) &amp; [.D831] &amp; CHAR(34) &amp; &quot;&gt;&lt;/a&gt;&quot; &amp;&#10;&quot;&amp;nbsp; &amp;nbsp; &quot; &amp; [.D831] &amp; &quot;&lt;br&gt;&quot;&#10;))" office:value-type="string" office:string-value="&lt;a href=&quot;#&quot;&gt;&lt;img src=&quot;https://github.com/ubuntu/yaru/blob/master/icons/Yaru/scalable/multimedia/skip-backwards-30-symbolic.svg&quot; width=&quot;22&quot; alt=&quot;skip-backwards-30-symbolic&quot;&gt;&lt;/a&gt;&amp;nbsp; &amp;nbsp; skip-backwards-30-symbolic&lt;br&gt;" calcext:value-type="string">
            <text:p>&lt;a href="#"&gt;&lt;img src="https://github.com/ubuntu/yaru/blob/master/icons/Yaru/scalable/multimedia/skip-backwards-30-symbolic.svg" width="22" alt="skip-backwards-30-symbolic"&gt;&lt;/a&gt;&amp;nbsp; &amp;nbsp; skip-backwards-30-symbolic&lt;br&gt;</text:p>
          </table:table-cell>
        </table:table-row>
        <table:table-row table:style-name="ro1">
          <table:table-cell office:value-type="string" calcext:value-type="string">
            <text:p>skip-forward-10-symbolic</text:p>
          </table:table-cell>
          <table:table-cell table:formula="of:=IF(LEFT([.A832];1)=&quot;.&quot;;&quot;Y&quot;;&quot;N&quot;)" office:value-type="string" office:string-value="N" calcext:value-type="string">
            <text:p>N</text:p>
          </table:table-cell>
          <table:table-cell table:formula="of:=IFERROR(&quot;## &quot; &amp; MID([.A832];3;FIND(&quot;:&quot;;[.A832])-3) &amp; &quot; &lt;br&gt;&quot;;&quot;&quot;)">
            <text:p/>
          </table:table-cell>
          <table:table-cell table:formula="of:=IF([.B832]=&quot;Y&quot;;MID([.A832];3;FIND(&quot;:&quot;;[.A832];1)-3);IF(&#10;RIGHT(RIGHT([.A832]; 1))=&quot;@&quot;;0;&#10;[.A832]))" office:value-type="string" office:string-value="skip-forward-10-symbolic" calcext:value-type="string">
            <text:p>skip-forward-10-symbolic</text:p>
          </table:table-cell>
          <table:table-cell table:formula="of:=IF([.B832]=&quot;Y&quot;;[.D832];[.E831])" office:value-type="string" office:string-value="multimedia" calcext:value-type="string">
            <text:p>multimedia</text:p>
          </table:table-cell>
          <table:table-cell table:style-name="ce10" table:formula="of:=IF([.D832]=0;&quot;&quot;;IF([.B832]=&quot;Y&quot;;[.C832];&#10;&quot;&lt;a href=&quot; &amp; CHAR(34) &amp; &quot;#&quot; &amp; CHAR(34) &amp; &quot;&gt;&quot; &amp;&#10;&quot;&lt;img src=&quot; &amp; CHAR(34) &amp; &quot;https://github.com/ubuntu/yaru/blob/master/icons/Yaru/scalable/&quot; &amp; [.E832] &amp; &quot;/&quot; &amp; [.A832] &amp; &quot;.svg&quot; &amp; CHAR(34) &amp; &#10;&quot; width=&quot; &amp; CHAR(34) &amp; &quot;22&quot; &amp; CHAR(34) &amp; &quot; alt=&quot; &amp; CHAR(34) &amp; [.D832] &amp; CHAR(34) &amp; &quot;&gt;&lt;/a&gt;&quot; &amp;&#10;&quot;&amp;nbsp; &amp;nbsp; &quot; &amp; [.D832] &amp; &quot;&lt;br&gt;&quot;&#10;))" office:value-type="string" office:string-value="&lt;a href=&quot;#&quot;&gt;&lt;img src=&quot;https://github.com/ubuntu/yaru/blob/master/icons/Yaru/scalable/multimedia/skip-forward-10-symbolic.svg&quot; width=&quot;22&quot; alt=&quot;skip-forward-10-symbolic&quot;&gt;&lt;/a&gt;&amp;nbsp; &amp;nbsp; skip-forward-10-symbolic&lt;br&gt;" calcext:value-type="string">
            <text:p>&lt;a href="#"&gt;&lt;img src="https://github.com/ubuntu/yaru/blob/master/icons/Yaru/scalable/multimedia/skip-forward-10-symbolic.svg" width="22" alt="skip-forward-10-symbolic"&gt;&lt;/a&gt;&amp;nbsp; &amp;nbsp; skip-forward-10-symbolic&lt;br&gt;</text:p>
          </table:table-cell>
        </table:table-row>
        <table:table-row table:style-name="ro1">
          <table:table-cell office:value-type="string" calcext:value-type="string">
            <text:p>skip-forward-30-symbolic</text:p>
          </table:table-cell>
          <table:table-cell table:formula="of:=IF(LEFT([.A833];1)=&quot;.&quot;;&quot;Y&quot;;&quot;N&quot;)" office:value-type="string" office:string-value="N" calcext:value-type="string">
            <text:p>N</text:p>
          </table:table-cell>
          <table:table-cell table:formula="of:=IFERROR(&quot;## &quot; &amp; MID([.A833];3;FIND(&quot;:&quot;;[.A833])-3) &amp; &quot; &lt;br&gt;&quot;;&quot;&quot;)">
            <text:p/>
          </table:table-cell>
          <table:table-cell table:formula="of:=IF([.B833]=&quot;Y&quot;;MID([.A833];3;FIND(&quot;:&quot;;[.A833];1)-3);IF(&#10;RIGHT(RIGHT([.A833]; 1))=&quot;@&quot;;0;&#10;[.A833]))" office:value-type="string" office:string-value="skip-forward-30-symbolic" calcext:value-type="string">
            <text:p>skip-forward-30-symbolic</text:p>
          </table:table-cell>
          <table:table-cell table:formula="of:=IF([.B833]=&quot;Y&quot;;[.D833];[.E832])" office:value-type="string" office:string-value="multimedia" calcext:value-type="string">
            <text:p>multimedia</text:p>
          </table:table-cell>
          <table:table-cell table:style-name="ce10" table:formula="of:=IF([.D833]=0;&quot;&quot;;IF([.B833]=&quot;Y&quot;;[.C833];&#10;&quot;&lt;a href=&quot; &amp; CHAR(34) &amp; &quot;#&quot; &amp; CHAR(34) &amp; &quot;&gt;&quot; &amp;&#10;&quot;&lt;img src=&quot; &amp; CHAR(34) &amp; &quot;https://github.com/ubuntu/yaru/blob/master/icons/Yaru/scalable/&quot; &amp; [.E833] &amp; &quot;/&quot; &amp; [.A833] &amp; &quot;.svg&quot; &amp; CHAR(34) &amp; &#10;&quot; width=&quot; &amp; CHAR(34) &amp; &quot;22&quot; &amp; CHAR(34) &amp; &quot; alt=&quot; &amp; CHAR(34) &amp; [.D833] &amp; CHAR(34) &amp; &quot;&gt;&lt;/a&gt;&quot; &amp;&#10;&quot;&amp;nbsp; &amp;nbsp; &quot; &amp; [.D833] &amp; &quot;&lt;br&gt;&quot;&#10;))" office:value-type="string" office:string-value="&lt;a href=&quot;#&quot;&gt;&lt;img src=&quot;https://github.com/ubuntu/yaru/blob/master/icons/Yaru/scalable/multimedia/skip-forward-30-symbolic.svg&quot; width=&quot;22&quot; alt=&quot;skip-forward-30-symbolic&quot;&gt;&lt;/a&gt;&amp;nbsp; &amp;nbsp; skip-forward-30-symbolic&lt;br&gt;" calcext:value-type="string">
            <text:p>&lt;a href="#"&gt;&lt;img src="https://github.com/ubuntu/yaru/blob/master/icons/Yaru/scalable/multimedia/skip-forward-30-symbolic.svg" width="22" alt="skip-forward-30-symbolic"&gt;&lt;/a&gt;&amp;nbsp; &amp;nbsp; skip-forward-30-symbolic&lt;br&gt;</text:p>
          </table:table-cell>
        </table:table-row>
        <table:table-row table:style-name="ro1">
          <table:table-cell office:value-type="string" calcext:value-type="string">
            <text:p>stop-large-symbolic</text:p>
          </table:table-cell>
          <table:table-cell table:formula="of:=IF(LEFT([.A834];1)=&quot;.&quot;;&quot;Y&quot;;&quot;N&quot;)" office:value-type="string" office:string-value="N" calcext:value-type="string">
            <text:p>N</text:p>
          </table:table-cell>
          <table:table-cell table:formula="of:=IFERROR(&quot;## &quot; &amp; MID([.A834];3;FIND(&quot;:&quot;;[.A834])-3) &amp; &quot; &lt;br&gt;&quot;;&quot;&quot;)">
            <text:p/>
          </table:table-cell>
          <table:table-cell table:formula="of:=IF([.B834]=&quot;Y&quot;;MID([.A834];3;FIND(&quot;:&quot;;[.A834];1)-3);IF(&#10;RIGHT(RIGHT([.A834]; 1))=&quot;@&quot;;0;&#10;[.A834]))" office:value-type="string" office:string-value="stop-large-symbolic" calcext:value-type="string">
            <text:p>stop-large-symbolic</text:p>
          </table:table-cell>
          <table:table-cell table:formula="of:=IF([.B834]=&quot;Y&quot;;[.D834];[.E833])" office:value-type="string" office:string-value="multimedia" calcext:value-type="string">
            <text:p>multimedia</text:p>
          </table:table-cell>
          <table:table-cell table:style-name="ce10" table:formula="of:=IF([.D834]=0;&quot;&quot;;IF([.B834]=&quot;Y&quot;;[.C834];&#10;&quot;&lt;a href=&quot; &amp; CHAR(34) &amp; &quot;#&quot; &amp; CHAR(34) &amp; &quot;&gt;&quot; &amp;&#10;&quot;&lt;img src=&quot; &amp; CHAR(34) &amp; &quot;https://github.com/ubuntu/yaru/blob/master/icons/Yaru/scalable/&quot; &amp; [.E834] &amp; &quot;/&quot; &amp; [.A834] &amp; &quot;.svg&quot; &amp; CHAR(34) &amp; &#10;&quot; width=&quot; &amp; CHAR(34) &amp; &quot;22&quot; &amp; CHAR(34) &amp; &quot; alt=&quot; &amp; CHAR(34) &amp; [.D834] &amp; CHAR(34) &amp; &quot;&gt;&lt;/a&gt;&quot; &amp;&#10;&quot;&amp;nbsp; &amp;nbsp; &quot; &amp; [.D834] &amp; &quot;&lt;br&gt;&quot;&#10;))" office:value-type="string" office:string-value="&lt;a href=&quot;#&quot;&gt;&lt;img src=&quot;https://github.com/ubuntu/yaru/blob/master/icons/Yaru/scalable/multimedia/stop-large-symbolic.svg&quot; width=&quot;22&quot; alt=&quot;stop-large-symbolic&quot;&gt;&lt;/a&gt;&amp;nbsp; &amp;nbsp; stop-large-symbolic&lt;br&gt;" calcext:value-type="string">
            <text:p>&lt;a href="#"&gt;&lt;img src="https://github.com/ubuntu/yaru/blob/master/icons/Yaru/scalable/multimedia/stop-large-symbolic.svg" width="22" alt="stop-large-symbolic"&gt;&lt;/a&gt;&amp;nbsp; &amp;nbsp; stop-large-symbolic&lt;br&gt;</text:p>
          </table:table-cell>
        </table:table-row>
        <table:table-row table:style-name="ro1">
          <table:table-cell office:value-type="string" calcext:value-type="string">
            <text:p>stop-symbolic</text:p>
          </table:table-cell>
          <table:table-cell table:formula="of:=IF(LEFT([.A835];1)=&quot;.&quot;;&quot;Y&quot;;&quot;N&quot;)" office:value-type="string" office:string-value="N" calcext:value-type="string">
            <text:p>N</text:p>
          </table:table-cell>
          <table:table-cell table:formula="of:=IFERROR(&quot;## &quot; &amp; MID([.A835];3;FIND(&quot;:&quot;;[.A835])-3) &amp; &quot; &lt;br&gt;&quot;;&quot;&quot;)">
            <text:p/>
          </table:table-cell>
          <table:table-cell table:formula="of:=IF([.B835]=&quot;Y&quot;;MID([.A835];3;FIND(&quot;:&quot;;[.A835];1)-3);IF(&#10;RIGHT(RIGHT([.A835]; 1))=&quot;@&quot;;0;&#10;[.A835]))" office:value-type="string" office:string-value="stop-symbolic" calcext:value-type="string">
            <text:p>stop-symbolic</text:p>
          </table:table-cell>
          <table:table-cell table:formula="of:=IF([.B835]=&quot;Y&quot;;[.D835];[.E834])" office:value-type="string" office:string-value="multimedia" calcext:value-type="string">
            <text:p>multimedia</text:p>
          </table:table-cell>
          <table:table-cell table:style-name="ce10" table:formula="of:=IF([.D835]=0;&quot;&quot;;IF([.B835]=&quot;Y&quot;;[.C835];&#10;&quot;&lt;a href=&quot; &amp; CHAR(34) &amp; &quot;#&quot; &amp; CHAR(34) &amp; &quot;&gt;&quot; &amp;&#10;&quot;&lt;img src=&quot; &amp; CHAR(34) &amp; &quot;https://github.com/ubuntu/yaru/blob/master/icons/Yaru/scalable/&quot; &amp; [.E835] &amp; &quot;/&quot; &amp; [.A835] &amp; &quot;.svg&quot; &amp; CHAR(34) &amp; &#10;&quot; width=&quot; &amp; CHAR(34) &amp; &quot;22&quot; &amp; CHAR(34) &amp; &quot; alt=&quot; &amp; CHAR(34) &amp; [.D835] &amp; CHAR(34) &amp; &quot;&gt;&lt;/a&gt;&quot; &amp;&#10;&quot;&amp;nbsp; &amp;nbsp; &quot; &amp; [.D835] &amp; &quot;&lt;br&gt;&quot;&#10;))" office:value-type="string" office:string-value="&lt;a href=&quot;#&quot;&gt;&lt;img src=&quot;https://github.com/ubuntu/yaru/blob/master/icons/Yaru/scalable/multimedia/stop-symbolic.svg&quot; width=&quot;22&quot; alt=&quot;stop-symbolic&quot;&gt;&lt;/a&gt;&amp;nbsp; &amp;nbsp; stop-symbolic&lt;br&gt;" calcext:value-type="string">
            <text:p>&lt;a href="#"&gt;&lt;img src="https://github.com/ubuntu/yaru/blob/master/icons/Yaru/scalable/multimedia/stop-symbolic.svg" width="22" alt="stop-symbolic"&gt;&lt;/a&gt;&amp;nbsp; &amp;nbsp; stop-symbolic&lt;br&gt;</text:p>
          </table:table-cell>
        </table:table-row>
        <table:table-row table:style-name="ro1">
          <table:table-cell office:value-type="string" calcext:value-type="string">
            <text:p>subtitles-symbolic</text:p>
          </table:table-cell>
          <table:table-cell table:formula="of:=IF(LEFT([.A836];1)=&quot;.&quot;;&quot;Y&quot;;&quot;N&quot;)" office:value-type="string" office:string-value="N" calcext:value-type="string">
            <text:p>N</text:p>
          </table:table-cell>
          <table:table-cell table:formula="of:=IFERROR(&quot;## &quot; &amp; MID([.A836];3;FIND(&quot;:&quot;;[.A836])-3) &amp; &quot; &lt;br&gt;&quot;;&quot;&quot;)">
            <text:p/>
          </table:table-cell>
          <table:table-cell table:formula="of:=IF([.B836]=&quot;Y&quot;;MID([.A836];3;FIND(&quot;:&quot;;[.A836];1)-3);IF(&#10;RIGHT(RIGHT([.A836]; 1))=&quot;@&quot;;0;&#10;[.A836]))" office:value-type="string" office:string-value="subtitles-symbolic" calcext:value-type="string">
            <text:p>subtitles-symbolic</text:p>
          </table:table-cell>
          <table:table-cell table:formula="of:=IF([.B836]=&quot;Y&quot;;[.D836];[.E835])" office:value-type="string" office:string-value="multimedia" calcext:value-type="string">
            <text:p>multimedia</text:p>
          </table:table-cell>
          <table:table-cell table:style-name="ce10" table:formula="of:=IF([.D836]=0;&quot;&quot;;IF([.B836]=&quot;Y&quot;;[.C836];&#10;&quot;&lt;a href=&quot; &amp; CHAR(34) &amp; &quot;#&quot; &amp; CHAR(34) &amp; &quot;&gt;&quot; &amp;&#10;&quot;&lt;img src=&quot; &amp; CHAR(34) &amp; &quot;https://github.com/ubuntu/yaru/blob/master/icons/Yaru/scalable/&quot; &amp; [.E836] &amp; &quot;/&quot; &amp; [.A836] &amp; &quot;.svg&quot; &amp; CHAR(34) &amp; &#10;&quot; width=&quot; &amp; CHAR(34) &amp; &quot;22&quot; &amp; CHAR(34) &amp; &quot; alt=&quot; &amp; CHAR(34) &amp; [.D836] &amp; CHAR(34) &amp; &quot;&gt;&lt;/a&gt;&quot; &amp;&#10;&quot;&amp;nbsp; &amp;nbsp; &quot; &amp; [.D836] &amp; &quot;&lt;br&gt;&quot;&#10;))" office:value-type="string" office:string-value="&lt;a href=&quot;#&quot;&gt;&lt;img src=&quot;https://github.com/ubuntu/yaru/blob/master/icons/Yaru/scalable/multimedia/subtitles-symbolic.svg&quot; width=&quot;22&quot; alt=&quot;subtitles-symbolic&quot;&gt;&lt;/a&gt;&amp;nbsp; &amp;nbsp; subtitles-symbolic&lt;br&gt;" calcext:value-type="string">
            <text:p>&lt;a href="#"&gt;&lt;img src="https://github.com/ubuntu/yaru/blob/master/icons/Yaru/scalable/multimedia/subtitles-symbolic.svg" width="22" alt="subtitles-symbolic"&gt;&lt;/a&gt;&amp;nbsp; &amp;nbsp; subtitles-symbolic&lt;br&gt;</text:p>
          </table:table-cell>
        </table:table-row>
        <table:table-row table:style-name="ro1">
          <table:table-cell table:style-name="Default"/>
          <table:table-cell table:style-name="Default" table:formula="of:=IF(LEFT([.A83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37];3;FIND(&quot;:&quot;;[.A837])-3) &amp; &quot; &lt;br&gt;&quot;;&quot;&quot;)">
            <text:p/>
          </table:table-cell>
          <table:table-cell table:style-name="ce6" table:formula="of:=IF([.B837]=&quot;Y&quot;;MID([.A837];3;FIND(&quot;:&quot;;[.A837];1)-3);IF(&#10;RIGHT(RIGHT([.A837]; 1))=&quot;@&quot;;0;&#10;[.A837]))" office:value-type="float" office:value="0" calcext:value-type="float">
            <text:p>0</text:p>
          </table:table-cell>
          <table:table-cell table:formula="of:=IF([.B837]=&quot;Y&quot;;[.D837];[.E836])" office:value-type="string" office:string-value="multimedia" calcext:value-type="string">
            <text:p>multimedia</text:p>
          </table:table-cell>
          <table:table-cell table:style-name="ce10" table:formula="of:=IF([.D837]=0;&quot;&quot;;IF([.B837]=&quot;Y&quot;;[.C837];&#10;&quot;&lt;a href=&quot; &amp; CHAR(34) &amp; &quot;#&quot; &amp; CHAR(34) &amp; &quot;&gt;&quot; &amp;&#10;&quot;&lt;img src=&quot; &amp; CHAR(34) &amp; &quot;https://github.com/ubuntu/yaru/blob/master/icons/Yaru/scalable/&quot; &amp; [.E837] &amp; &quot;/&quot; &amp; [.A837] &amp; &quot;.svg&quot; &amp; CHAR(34) &amp; &#10;&quot; width=&quot; &amp; CHAR(34) &amp; &quot;22&quot; &amp; CHAR(34) &amp; &quot; alt=&quot; &amp; CHAR(34) &amp; [.D837] &amp; CHAR(34) &amp; &quot;&gt;&lt;/a&gt;&quot; &amp;&#10;&quot;&amp;nbsp; &amp;nbsp; &quot; &amp; [.D837] &amp; &quot;&lt;br&gt;&quot;&#10;))">
            <text:p/>
          </table:table-cell>
        </table:table-row>
        <table:table-row table:style-name="ro3">
          <table:table-cell office:value-type="string" calcext:value-type="string">
            <text:p>./org.gnome.Nautilus:</text:p>
          </table:table-cell>
          <table:table-cell table:formula="of:=IF(LEFT([.A838];1)=&quot;.&quot;;&quot;Y&quot;;&quot;N&quot;)" office:value-type="string" office:string-value="Y" calcext:value-type="string">
            <text:p>Y</text:p>
          </table:table-cell>
          <table:table-cell table:formula="of:=IFERROR(&quot;## &quot; &amp; MID([.A838];3;FIND(&quot;:&quot;;[.A838])-3) &amp; &quot; &lt;br&gt;&quot;;&quot;&quot;)" office:value-type="string" office:string-value="## org.gnome.Nautilus &lt;br&gt;" calcext:value-type="string">
            <text:p>## org.gnome.Nautilus &lt;br&gt;</text:p>
          </table:table-cell>
          <table:table-cell table:formula="of:=IF([.B838]=&quot;Y&quot;;MID([.A838];3;FIND(&quot;:&quot;;[.A838];1)-3);IF(&#10;RIGHT(RIGHT([.A838]; 1))=&quot;@&quot;;0;&#10;[.A838]))" office:value-type="string" office:string-value="org.gnome.Nautilus" calcext:value-type="string">
            <text:p>org.gnome.Nautilus</text:p>
          </table:table-cell>
          <table:table-cell table:formula="of:=IF([.B838]=&quot;Y&quot;;[.D838];[.E837])" office:value-type="string" office:string-value="org.gnome.Nautilus" calcext:value-type="string">
            <text:p>org.gnome.Nautilus</text:p>
          </table:table-cell>
          <table:table-cell table:style-name="ce10" table:formula="of:=IF([.D838]=0;&quot;&quot;;IF([.B838]=&quot;Y&quot;;[.C838];&#10;&quot;&lt;a href=&quot; &amp; CHAR(34) &amp; &quot;#&quot; &amp; CHAR(34) &amp; &quot;&gt;&quot; &amp;&#10;&quot;&lt;img src=&quot; &amp; CHAR(34) &amp; &quot;https://github.com/ubuntu/yaru/blob/master/icons/Yaru/scalable/&quot; &amp; [.E838] &amp; &quot;/&quot; &amp; [.A838] &amp; &quot;.svg&quot; &amp; CHAR(34) &amp; &#10;&quot; width=&quot; &amp; CHAR(34) &amp; &quot;22&quot; &amp; CHAR(34) &amp; &quot; alt=&quot; &amp; CHAR(34) &amp; [.D838] &amp; CHAR(34) &amp; &quot;&gt;&lt;/a&gt;&quot; &amp;&#10;&quot;&amp;nbsp; &amp;nbsp; &quot; &amp; [.D838] &amp; &quot;&lt;br&gt;&quot;&#10;))" office:value-type="string" office:string-value="## org.gnome.Nautilus &lt;br&gt;" calcext:value-type="string">
            <text:p>## org.gnome.Nautilus &lt;br&gt;</text:p>
          </table:table-cell>
        </table:table-row>
        <table:table-row table:style-name="ro1">
          <table:table-cell office:value-type="string" calcext:value-type="string">
            <text:p>cancel-operation-symbolic</text:p>
          </table:table-cell>
          <table:table-cell table:formula="of:=IF(LEFT([.A839];1)=&quot;.&quot;;&quot;Y&quot;;&quot;N&quot;)" office:value-type="string" office:string-value="N" calcext:value-type="string">
            <text:p>N</text:p>
          </table:table-cell>
          <table:table-cell table:formula="of:=IFERROR(&quot;## &quot; &amp; MID([.A839];3;FIND(&quot;:&quot;;[.A839])-3) &amp; &quot; &lt;br&gt;&quot;;&quot;&quot;)">
            <text:p/>
          </table:table-cell>
          <table:table-cell table:formula="of:=IF([.B839]=&quot;Y&quot;;MID([.A839];3;FIND(&quot;:&quot;;[.A839];1)-3);IF(&#10;RIGHT(RIGHT([.A839]; 1))=&quot;@&quot;;0;&#10;[.A839]))" office:value-type="string" office:string-value="cancel-operation-symbolic" calcext:value-type="string">
            <text:p>cancel-operation-symbolic</text:p>
          </table:table-cell>
          <table:table-cell table:formula="of:=IF([.B839]=&quot;Y&quot;;[.D839];[.E838])" office:value-type="string" office:string-value="org.gnome.Nautilus" calcext:value-type="string">
            <text:p>org.gnome.Nautilus</text:p>
          </table:table-cell>
          <table:table-cell table:style-name="ce10" table:formula="of:=IF([.D839]=0;&quot;&quot;;IF([.B839]=&quot;Y&quot;;[.C839];&#10;&quot;&lt;a href=&quot; &amp; CHAR(34) &amp; &quot;#&quot; &amp; CHAR(34) &amp; &quot;&gt;&quot; &amp;&#10;&quot;&lt;img src=&quot; &amp; CHAR(34) &amp; &quot;https://github.com/ubuntu/yaru/blob/master/icons/Yaru/scalable/&quot; &amp; [.E839] &amp; &quot;/&quot; &amp; [.A839] &amp; &quot;.svg&quot; &amp; CHAR(34) &amp; &#10;&quot; width=&quot; &amp; CHAR(34) &amp; &quot;22&quot; &amp; CHAR(34) &amp; &quot; alt=&quot; &amp; CHAR(34) &amp; [.D839] &amp; CHAR(34) &amp; &quot;&gt;&lt;/a&gt;&quot; &amp;&#10;&quot;&amp;nbsp; &amp;nbsp; &quot; &amp; [.D839] &amp; &quot;&lt;br&gt;&quot;&#10;))" office:value-type="string" office:string-value="&lt;a href=&quot;#&quot;&gt;&lt;img src=&quot;https://github.com/ubuntu/yaru/blob/master/icons/Yaru/scalable/org.gnome.Nautilus/cancel-operation-symbolic.svg&quot; width=&quot;22&quot; alt=&quot;cancel-operation-symbolic&quot;&gt;&lt;/a&gt;&amp;nbsp; &amp;nbsp; cancel-operation-symbolic&lt;br&gt;" calcext:value-type="string">
            <text:p>&lt;a href="#"&gt;&lt;img src="https://github.com/ubuntu/yaru/blob/master/icons/Yaru/scalable/org.gnome.Nautilus/cancel-operation-symbolic.svg" width="22" alt="cancel-operation-symbolic"&gt;&lt;/a&gt;&amp;nbsp; &amp;nbsp; cancel-operation-symbolic&lt;br&gt;</text:p>
          </table:table-cell>
        </table:table-row>
        <table:table-row table:style-name="ro1">
          <table:table-cell office:value-type="string" calcext:value-type="string">
            <text:p>file-operation-cancelled-symbolic</text:p>
          </table:table-cell>
          <table:table-cell table:formula="of:=IF(LEFT([.A840];1)=&quot;.&quot;;&quot;Y&quot;;&quot;N&quot;)" office:value-type="string" office:string-value="N" calcext:value-type="string">
            <text:p>N</text:p>
          </table:table-cell>
          <table:table-cell table:formula="of:=IFERROR(&quot;## &quot; &amp; MID([.A840];3;FIND(&quot;:&quot;;[.A840])-3) &amp; &quot; &lt;br&gt;&quot;;&quot;&quot;)">
            <text:p/>
          </table:table-cell>
          <table:table-cell table:formula="of:=IF([.B840]=&quot;Y&quot;;MID([.A840];3;FIND(&quot;:&quot;;[.A840];1)-3);IF(&#10;RIGHT(RIGHT([.A840]; 1))=&quot;@&quot;;0;&#10;[.A840]))" office:value-type="string" office:string-value="file-operation-cancelled-symbolic" calcext:value-type="string">
            <text:p>file-operation-cancelled-symbolic</text:p>
          </table:table-cell>
          <table:table-cell table:formula="of:=IF([.B840]=&quot;Y&quot;;[.D840];[.E839])" office:value-type="string" office:string-value="org.gnome.Nautilus" calcext:value-type="string">
            <text:p>org.gnome.Nautilus</text:p>
          </table:table-cell>
          <table:table-cell table:style-name="ce10" table:formula="of:=IF([.D840]=0;&quot;&quot;;IF([.B840]=&quot;Y&quot;;[.C840];&#10;&quot;&lt;a href=&quot; &amp; CHAR(34) &amp; &quot;#&quot; &amp; CHAR(34) &amp; &quot;&gt;&quot; &amp;&#10;&quot;&lt;img src=&quot; &amp; CHAR(34) &amp; &quot;https://github.com/ubuntu/yaru/blob/master/icons/Yaru/scalable/&quot; &amp; [.E840] &amp; &quot;/&quot; &amp; [.A840] &amp; &quot;.svg&quot; &amp; CHAR(34) &amp; &#10;&quot; width=&quot; &amp; CHAR(34) &amp; &quot;22&quot; &amp; CHAR(34) &amp; &quot; alt=&quot; &amp; CHAR(34) &amp; [.D840] &amp; CHAR(34) &amp; &quot;&gt;&lt;/a&gt;&quot; &amp;&#10;&quot;&amp;nbsp; &amp;nbsp; &quot; &amp; [.D840] &amp; &quot;&lt;br&gt;&quot;&#10;))" office:value-type="string" office:string-value="&lt;a href=&quot;#&quot;&gt;&lt;img src=&quot;https://github.com/ubuntu/yaru/blob/master/icons/Yaru/scalable/org.gnome.Nautilus/file-operation-cancelled-symbolic.svg&quot; width=&quot;22&quot; alt=&quot;file-operation-cancelled-symbolic&quot;&gt;&lt;/a&gt;&amp;nbsp; &amp;nbsp; file-operation-cancelled-symbolic&lt;br&gt;" calcext:value-type="string">
            <text:p>&lt;a href="#"&gt;&lt;img src="https://github.com/ubuntu/yaru/blob/master/icons/Yaru/scalable/org.gnome.Nautilus/file-operation-cancelled-symbolic.svg" width="22" alt="file-operation-cancelled-symbolic"&gt;&lt;/a&gt;&amp;nbsp; &amp;nbsp; file-operation-cancelled-symbolic&lt;br&gt;</text:p>
          </table:table-cell>
        </table:table-row>
        <table:table-row table:style-name="ro1">
          <table:table-cell office:value-type="string" calcext:value-type="string">
            <text:p>file-operation-finished-symbolic</text:p>
          </table:table-cell>
          <table:table-cell table:formula="of:=IF(LEFT([.A841];1)=&quot;.&quot;;&quot;Y&quot;;&quot;N&quot;)" office:value-type="string" office:string-value="N" calcext:value-type="string">
            <text:p>N</text:p>
          </table:table-cell>
          <table:table-cell table:formula="of:=IFERROR(&quot;## &quot; &amp; MID([.A841];3;FIND(&quot;:&quot;;[.A841])-3) &amp; &quot; &lt;br&gt;&quot;;&quot;&quot;)">
            <text:p/>
          </table:table-cell>
          <table:table-cell table:formula="of:=IF([.B841]=&quot;Y&quot;;MID([.A841];3;FIND(&quot;:&quot;;[.A841];1)-3);IF(&#10;RIGHT(RIGHT([.A841]; 1))=&quot;@&quot;;0;&#10;[.A841]))" office:value-type="string" office:string-value="file-operation-finished-symbolic" calcext:value-type="string">
            <text:p>file-operation-finished-symbolic</text:p>
          </table:table-cell>
          <table:table-cell table:formula="of:=IF([.B841]=&quot;Y&quot;;[.D841];[.E840])" office:value-type="string" office:string-value="org.gnome.Nautilus" calcext:value-type="string">
            <text:p>org.gnome.Nautilus</text:p>
          </table:table-cell>
          <table:table-cell table:style-name="ce10" table:formula="of:=IF([.D841]=0;&quot;&quot;;IF([.B841]=&quot;Y&quot;;[.C841];&#10;&quot;&lt;a href=&quot; &amp; CHAR(34) &amp; &quot;#&quot; &amp; CHAR(34) &amp; &quot;&gt;&quot; &amp;&#10;&quot;&lt;img src=&quot; &amp; CHAR(34) &amp; &quot;https://github.com/ubuntu/yaru/blob/master/icons/Yaru/scalable/&quot; &amp; [.E841] &amp; &quot;/&quot; &amp; [.A841] &amp; &quot;.svg&quot; &amp; CHAR(34) &amp; &#10;&quot; width=&quot; &amp; CHAR(34) &amp; &quot;22&quot; &amp; CHAR(34) &amp; &quot; alt=&quot; &amp; CHAR(34) &amp; [.D841] &amp; CHAR(34) &amp; &quot;&gt;&lt;/a&gt;&quot; &amp;&#10;&quot;&amp;nbsp; &amp;nbsp; &quot; &amp; [.D841] &amp; &quot;&lt;br&gt;&quot;&#10;))" office:value-type="string" office:string-value="&lt;a href=&quot;#&quot;&gt;&lt;img src=&quot;https://github.com/ubuntu/yaru/blob/master/icons/Yaru/scalable/org.gnome.Nautilus/file-operation-finished-symbolic.svg&quot; width=&quot;22&quot; alt=&quot;file-operation-finished-symbolic&quot;&gt;&lt;/a&gt;&amp;nbsp; &amp;nbsp; file-operation-finished-symbolic&lt;br&gt;" calcext:value-type="string">
            <text:p>&lt;a href="#"&gt;&lt;img src="https://github.com/ubuntu/yaru/blob/master/icons/Yaru/scalable/org.gnome.Nautilus/file-operation-finished-symbolic.svg" width="22" alt="file-operation-finished-symbolic"&gt;&lt;/a&gt;&amp;nbsp; &amp;nbsp; file-operation-finished-symbolic&lt;br&gt;</text:p>
          </table:table-cell>
        </table:table-row>
        <table:table-row table:style-name="ro1">
          <table:table-cell office:value-type="string" calcext:value-type="string">
            <text:p>nautilus-folder-search-symbolic</text:p>
          </table:table-cell>
          <table:table-cell table:formula="of:=IF(LEFT([.A842];1)=&quot;.&quot;;&quot;Y&quot;;&quot;N&quot;)" office:value-type="string" office:string-value="N" calcext:value-type="string">
            <text:p>N</text:p>
          </table:table-cell>
          <table:table-cell table:formula="of:=IFERROR(&quot;## &quot; &amp; MID([.A842];3;FIND(&quot;:&quot;;[.A842])-3) &amp; &quot; &lt;br&gt;&quot;;&quot;&quot;)">
            <text:p/>
          </table:table-cell>
          <table:table-cell table:formula="of:=IF([.B842]=&quot;Y&quot;;MID([.A842];3;FIND(&quot;:&quot;;[.A842];1)-3);IF(&#10;RIGHT(RIGHT([.A842]; 1))=&quot;@&quot;;0;&#10;[.A842]))" office:value-type="string" office:string-value="nautilus-folder-search-symbolic" calcext:value-type="string">
            <text:p>nautilus-folder-search-symbolic</text:p>
          </table:table-cell>
          <table:table-cell table:formula="of:=IF([.B842]=&quot;Y&quot;;[.D842];[.E841])" office:value-type="string" office:string-value="org.gnome.Nautilus" calcext:value-type="string">
            <text:p>org.gnome.Nautilus</text:p>
          </table:table-cell>
          <table:table-cell table:style-name="ce10" table:formula="of:=IF([.D842]=0;&quot;&quot;;IF([.B842]=&quot;Y&quot;;[.C842];&#10;&quot;&lt;a href=&quot; &amp; CHAR(34) &amp; &quot;#&quot; &amp; CHAR(34) &amp; &quot;&gt;&quot; &amp;&#10;&quot;&lt;img src=&quot; &amp; CHAR(34) &amp; &quot;https://github.com/ubuntu/yaru/blob/master/icons/Yaru/scalable/&quot; &amp; [.E842] &amp; &quot;/&quot; &amp; [.A842] &amp; &quot;.svg&quot; &amp; CHAR(34) &amp; &#10;&quot; width=&quot; &amp; CHAR(34) &amp; &quot;22&quot; &amp; CHAR(34) &amp; &quot; alt=&quot; &amp; CHAR(34) &amp; [.D842] &amp; CHAR(34) &amp; &quot;&gt;&lt;/a&gt;&quot; &amp;&#10;&quot;&amp;nbsp; &amp;nbsp; &quot; &amp; [.D842] &amp; &quot;&lt;br&gt;&quot;&#10;))" office:value-type="string" office:string-value="&lt;a href=&quot;#&quot;&gt;&lt;img src=&quot;https://github.com/ubuntu/yaru/blob/master/icons/Yaru/scalable/org.gnome.Nautilus/nautilus-folder-search-symbolic.svg&quot; width=&quot;22&quot; alt=&quot;nautilus-folder-search-symbolic&quot;&gt;&lt;/a&gt;&amp;nbsp; &amp;nbsp; nautilus-folder-search-symbolic&lt;br&gt;" calcext:value-type="string">
            <text:p>&lt;a href="#"&gt;&lt;img src="https://github.com/ubuntu/yaru/blob/master/icons/Yaru/scalable/org.gnome.Nautilus/nautilus-folder-search-symbolic.svg" width="22" alt="nautilus-folder-search-symbolic"&gt;&lt;/a&gt;&amp;nbsp; &amp;nbsp; nautilus-folder-search-symbolic&lt;br&gt;</text:p>
          </table:table-cell>
        </table:table-row>
        <table:table-row table:style-name="ro1">
          <table:table-cell office:value-type="string" calcext:value-type="string">
            <text:p>nautilus-search-filters-symbolic</text:p>
          </table:table-cell>
          <table:table-cell table:formula="of:=IF(LEFT([.A843];1)=&quot;.&quot;;&quot;Y&quot;;&quot;N&quot;)" office:value-type="string" office:string-value="N" calcext:value-type="string">
            <text:p>N</text:p>
          </table:table-cell>
          <table:table-cell table:formula="of:=IFERROR(&quot;## &quot; &amp; MID([.A843];3;FIND(&quot;:&quot;;[.A843])-3) &amp; &quot; &lt;br&gt;&quot;;&quot;&quot;)">
            <text:p/>
          </table:table-cell>
          <table:table-cell table:formula="of:=IF([.B843]=&quot;Y&quot;;MID([.A843];3;FIND(&quot;:&quot;;[.A843];1)-3);IF(&#10;RIGHT(RIGHT([.A843]; 1))=&quot;@&quot;;0;&#10;[.A843]))" office:value-type="string" office:string-value="nautilus-search-filters-symbolic" calcext:value-type="string">
            <text:p>nautilus-search-filters-symbolic</text:p>
          </table:table-cell>
          <table:table-cell table:formula="of:=IF([.B843]=&quot;Y&quot;;[.D843];[.E842])" office:value-type="string" office:string-value="org.gnome.Nautilus" calcext:value-type="string">
            <text:p>org.gnome.Nautilus</text:p>
          </table:table-cell>
          <table:table-cell table:style-name="ce10" table:formula="of:=IF([.D843]=0;&quot;&quot;;IF([.B843]=&quot;Y&quot;;[.C843];&#10;&quot;&lt;a href=&quot; &amp; CHAR(34) &amp; &quot;#&quot; &amp; CHAR(34) &amp; &quot;&gt;&quot; &amp;&#10;&quot;&lt;img src=&quot; &amp; CHAR(34) &amp; &quot;https://github.com/ubuntu/yaru/blob/master/icons/Yaru/scalable/&quot; &amp; [.E843] &amp; &quot;/&quot; &amp; [.A843] &amp; &quot;.svg&quot; &amp; CHAR(34) &amp; &#10;&quot; width=&quot; &amp; CHAR(34) &amp; &quot;22&quot; &amp; CHAR(34) &amp; &quot; alt=&quot; &amp; CHAR(34) &amp; [.D843] &amp; CHAR(34) &amp; &quot;&gt;&lt;/a&gt;&quot; &amp;&#10;&quot;&amp;nbsp; &amp;nbsp; &quot; &amp; [.D843] &amp; &quot;&lt;br&gt;&quot;&#10;))" office:value-type="string" office:string-value="&lt;a href=&quot;#&quot;&gt;&lt;img src=&quot;https://github.com/ubuntu/yaru/blob/master/icons/Yaru/scalable/org.gnome.Nautilus/nautilus-search-filters-symbolic.svg&quot; width=&quot;22&quot; alt=&quot;nautilus-search-filters-symbolic&quot;&gt;&lt;/a&gt;&amp;nbsp; &amp;nbsp; nautilus-search-filters-symbolic&lt;br&gt;" calcext:value-type="string">
            <text:p>&lt;a href="#"&gt;&lt;img src="https://github.com/ubuntu/yaru/blob/master/icons/Yaru/scalable/org.gnome.Nautilus/nautilus-search-filters-symbolic.svg" width="22" alt="nautilus-search-filters-symbolic"&gt;&lt;/a&gt;&amp;nbsp; &amp;nbsp; nautilus-search-filters-symbolic&lt;br&gt;</text:p>
          </table:table-cell>
        </table:table-row>
        <table:table-row table:style-name="ro1">
          <table:table-cell office:value-type="string" calcext:value-type="string">
            <text:p>network-computer-symbolic</text:p>
          </table:table-cell>
          <table:table-cell table:formula="of:=IF(LEFT([.A844];1)=&quot;.&quot;;&quot;Y&quot;;&quot;N&quot;)" office:value-type="string" office:string-value="N" calcext:value-type="string">
            <text:p>N</text:p>
          </table:table-cell>
          <table:table-cell table:formula="of:=IFERROR(&quot;## &quot; &amp; MID([.A844];3;FIND(&quot;:&quot;;[.A844])-3) &amp; &quot; &lt;br&gt;&quot;;&quot;&quot;)">
            <text:p/>
          </table:table-cell>
          <table:table-cell table:formula="of:=IF([.B844]=&quot;Y&quot;;MID([.A844];3;FIND(&quot;:&quot;;[.A844];1)-3);IF(&#10;RIGHT(RIGHT([.A844]; 1))=&quot;@&quot;;0;&#10;[.A844]))" office:value-type="string" office:string-value="network-computer-symbolic" calcext:value-type="string">
            <text:p>network-computer-symbolic</text:p>
          </table:table-cell>
          <table:table-cell table:formula="of:=IF([.B844]=&quot;Y&quot;;[.D844];[.E843])" office:value-type="string" office:string-value="org.gnome.Nautilus" calcext:value-type="string">
            <text:p>org.gnome.Nautilus</text:p>
          </table:table-cell>
          <table:table-cell table:style-name="ce10" table:formula="of:=IF([.D844]=0;&quot;&quot;;IF([.B844]=&quot;Y&quot;;[.C844];&#10;&quot;&lt;a href=&quot; &amp; CHAR(34) &amp; &quot;#&quot; &amp; CHAR(34) &amp; &quot;&gt;&quot; &amp;&#10;&quot;&lt;img src=&quot; &amp; CHAR(34) &amp; &quot;https://github.com/ubuntu/yaru/blob/master/icons/Yaru/scalable/&quot; &amp; [.E844] &amp; &quot;/&quot; &amp; [.A844] &amp; &quot;.svg&quot; &amp; CHAR(34) &amp; &#10;&quot; width=&quot; &amp; CHAR(34) &amp; &quot;22&quot; &amp; CHAR(34) &amp; &quot; alt=&quot; &amp; CHAR(34) &amp; [.D844] &amp; CHAR(34) &amp; &quot;&gt;&lt;/a&gt;&quot; &amp;&#10;&quot;&amp;nbsp; &amp;nbsp; &quot; &amp; [.D844] &amp; &quot;&lt;br&gt;&quot;&#10;))" office:value-type="string" office:string-value="&lt;a href=&quot;#&quot;&gt;&lt;img src=&quot;https://github.com/ubuntu/yaru/blob/master/icons/Yaru/scalable/org.gnome.Nautilus/network-computer-symbolic.svg&quot; width=&quot;22&quot; alt=&quot;network-computer-symbolic&quot;&gt;&lt;/a&gt;&amp;nbsp; &amp;nbsp; network-computer-symbolic&lt;br&gt;" calcext:value-type="string">
            <text:p>&lt;a href="#"&gt;&lt;img src="https://github.com/ubuntu/yaru/blob/master/icons/Yaru/scalable/org.gnome.Nautilus/network-computer-symbolic.svg" width="22" alt="network-computer-symbolic"&gt;&lt;/a&gt;&amp;nbsp; &amp;nbsp; network-computer-symbolic&lt;br&gt;</text:p>
          </table:table-cell>
        </table:table-row>
        <table:table-row table:style-name="ro1">
          <table:table-cell office:value-type="string" calcext:value-type="string">
            <text:p>org.gnome.Nautilus-symbolic</text:p>
          </table:table-cell>
          <table:table-cell table:formula="of:=IF(LEFT([.A845];1)=&quot;.&quot;;&quot;Y&quot;;&quot;N&quot;)" office:value-type="string" office:string-value="N" calcext:value-type="string">
            <text:p>N</text:p>
          </table:table-cell>
          <table:table-cell table:formula="of:=IFERROR(&quot;## &quot; &amp; MID([.A845];3;FIND(&quot;:&quot;;[.A845])-3) &amp; &quot; &lt;br&gt;&quot;;&quot;&quot;)">
            <text:p/>
          </table:table-cell>
          <table:table-cell table:formula="of:=IF([.B845]=&quot;Y&quot;;MID([.A845];3;FIND(&quot;:&quot;;[.A845];1)-3);IF(&#10;RIGHT(RIGHT([.A845]; 1))=&quot;@&quot;;0;&#10;[.A845]))" office:value-type="string" office:string-value="org.gnome.Nautilus-symbolic" calcext:value-type="string">
            <text:p>org.gnome.Nautilus-symbolic</text:p>
          </table:table-cell>
          <table:table-cell table:formula="of:=IF([.B845]=&quot;Y&quot;;[.D845];[.E844])" office:value-type="string" office:string-value="org.gnome.Nautilus" calcext:value-type="string">
            <text:p>org.gnome.Nautilus</text:p>
          </table:table-cell>
          <table:table-cell table:style-name="ce10" table:formula="of:=IF([.D845]=0;&quot;&quot;;IF([.B845]=&quot;Y&quot;;[.C845];&#10;&quot;&lt;a href=&quot; &amp; CHAR(34) &amp; &quot;#&quot; &amp; CHAR(34) &amp; &quot;&gt;&quot; &amp;&#10;&quot;&lt;img src=&quot; &amp; CHAR(34) &amp; &quot;https://github.com/ubuntu/yaru/blob/master/icons/Yaru/scalable/&quot; &amp; [.E845] &amp; &quot;/&quot; &amp; [.A845] &amp; &quot;.svg&quot; &amp; CHAR(34) &amp; &#10;&quot; width=&quot; &amp; CHAR(34) &amp; &quot;22&quot; &amp; CHAR(34) &amp; &quot; alt=&quot; &amp; CHAR(34) &amp; [.D845] &amp; CHAR(34) &amp; &quot;&gt;&lt;/a&gt;&quot; &amp;&#10;&quot;&amp;nbsp; &amp;nbsp; &quot; &amp; [.D845] &amp; &quot;&lt;br&gt;&quot;&#10;))" office:value-type="string" office:string-value="&lt;a href=&quot;#&quot;&gt;&lt;img src=&quot;https://github.com/ubuntu/yaru/blob/master/icons/Yaru/scalable/org.gnome.Nautilus/org.gnome.Nautilus-symbolic.svg&quot; width=&quot;22&quot; alt=&quot;org.gnome.Nautilus-symbolic&quot;&gt;&lt;/a&gt;&amp;nbsp; &amp;nbsp; org.gnome.Nautilus-symbolic&lt;br&gt;" calcext:value-type="string">
            <text:p>&lt;a href="#"&gt;&lt;img src="https://github.com/ubuntu/yaru/blob/master/icons/Yaru/scalable/org.gnome.Nautilus/org.gnome.Nautilus-symbolic.svg" width="22" alt="org.gnome.Nautilus-symbolic"&gt;&lt;/a&gt;&amp;nbsp; &amp;nbsp; org.gnome.Nautilus-symbolic&lt;br&gt;</text:p>
          </table:table-cell>
        </table:table-row>
        <table:table-row table:style-name="ro1">
          <table:table-cell office:value-type="string" calcext:value-type="string">
            <text:p>remove-custom-icon-symbolic</text:p>
          </table:table-cell>
          <table:table-cell table:formula="of:=IF(LEFT([.A846];1)=&quot;.&quot;;&quot;Y&quot;;&quot;N&quot;)" office:value-type="string" office:string-value="N" calcext:value-type="string">
            <text:p>N</text:p>
          </table:table-cell>
          <table:table-cell table:formula="of:=IFERROR(&quot;## &quot; &amp; MID([.A846];3;FIND(&quot;:&quot;;[.A846])-3) &amp; &quot; &lt;br&gt;&quot;;&quot;&quot;)">
            <text:p/>
          </table:table-cell>
          <table:table-cell table:formula="of:=IF([.B846]=&quot;Y&quot;;MID([.A846];3;FIND(&quot;:&quot;;[.A846];1)-3);IF(&#10;RIGHT(RIGHT([.A846]; 1))=&quot;@&quot;;0;&#10;[.A846]))" office:value-type="string" office:string-value="remove-custom-icon-symbolic" calcext:value-type="string">
            <text:p>remove-custom-icon-symbolic</text:p>
          </table:table-cell>
          <table:table-cell table:formula="of:=IF([.B846]=&quot;Y&quot;;[.D846];[.E845])" office:value-type="string" office:string-value="org.gnome.Nautilus" calcext:value-type="string">
            <text:p>org.gnome.Nautilus</text:p>
          </table:table-cell>
          <table:table-cell table:style-name="ce10" table:formula="of:=IF([.D846]=0;&quot;&quot;;IF([.B846]=&quot;Y&quot;;[.C846];&#10;&quot;&lt;a href=&quot; &amp; CHAR(34) &amp; &quot;#&quot; &amp; CHAR(34) &amp; &quot;&gt;&quot; &amp;&#10;&quot;&lt;img src=&quot; &amp; CHAR(34) &amp; &quot;https://github.com/ubuntu/yaru/blob/master/icons/Yaru/scalable/&quot; &amp; [.E846] &amp; &quot;/&quot; &amp; [.A846] &amp; &quot;.svg&quot; &amp; CHAR(34) &amp; &#10;&quot; width=&quot; &amp; CHAR(34) &amp; &quot;22&quot; &amp; CHAR(34) &amp; &quot; alt=&quot; &amp; CHAR(34) &amp; [.D846] &amp; CHAR(34) &amp; &quot;&gt;&lt;/a&gt;&quot; &amp;&#10;&quot;&amp;nbsp; &amp;nbsp; &quot; &amp; [.D846] &amp; &quot;&lt;br&gt;&quot;&#10;))" office:value-type="string" office:string-value="&lt;a href=&quot;#&quot;&gt;&lt;img src=&quot;https://github.com/ubuntu/yaru/blob/master/icons/Yaru/scalable/org.gnome.Nautilus/remove-custom-icon-symbolic.svg&quot; width=&quot;22&quot; alt=&quot;remove-custom-icon-symbolic&quot;&gt;&lt;/a&gt;&amp;nbsp; &amp;nbsp; remove-custom-icon-symbolic&lt;br&gt;" calcext:value-type="string">
            <text:p>&lt;a href="#"&gt;&lt;img src="https://github.com/ubuntu/yaru/blob/master/icons/Yaru/scalable/org.gnome.Nautilus/remove-custom-icon-symbolic.svg" width="22" alt="remove-custom-icon-symbolic"&gt;&lt;/a&gt;&amp;nbsp; &amp;nbsp; remove-custom-icon-symbolic&lt;br&gt;</text:p>
          </table:table-cell>
        </table:table-row>
        <table:table-row table:style-name="ro1">
          <table:table-cell table:style-name="Default"/>
          <table:table-cell table:style-name="Default" table:formula="of:=IF(LEFT([.A84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47];3;FIND(&quot;:&quot;;[.A847])-3) &amp; &quot; &lt;br&gt;&quot;;&quot;&quot;)">
            <text:p/>
          </table:table-cell>
          <table:table-cell table:style-name="ce6" table:formula="of:=IF([.B847]=&quot;Y&quot;;MID([.A847];3;FIND(&quot;:&quot;;[.A847];1)-3);IF(&#10;RIGHT(RIGHT([.A847]; 1))=&quot;@&quot;;0;&#10;[.A847]))" office:value-type="float" office:value="0" calcext:value-type="float">
            <text:p>0</text:p>
          </table:table-cell>
          <table:table-cell table:formula="of:=IF([.B847]=&quot;Y&quot;;[.D847];[.E846])" office:value-type="string" office:string-value="org.gnome.Nautilus" calcext:value-type="string">
            <text:p>org.gnome.Nautilus</text:p>
          </table:table-cell>
          <table:table-cell table:style-name="ce10" table:formula="of:=IF([.D847]=0;&quot;&quot;;IF([.B847]=&quot;Y&quot;;[.C847];&#10;&quot;&lt;a href=&quot; &amp; CHAR(34) &amp; &quot;#&quot; &amp; CHAR(34) &amp; &quot;&gt;&quot; &amp;&#10;&quot;&lt;img src=&quot; &amp; CHAR(34) &amp; &quot;https://github.com/ubuntu/yaru/blob/master/icons/Yaru/scalable/&quot; &amp; [.E847] &amp; &quot;/&quot; &amp; [.A847] &amp; &quot;.svg&quot; &amp; CHAR(34) &amp; &#10;&quot; width=&quot; &amp; CHAR(34) &amp; &quot;22&quot; &amp; CHAR(34) &amp; &quot; alt=&quot; &amp; CHAR(34) &amp; [.D847] &amp; CHAR(34) &amp; &quot;&gt;&lt;/a&gt;&quot; &amp;&#10;&quot;&amp;nbsp; &amp;nbsp; &quot; &amp; [.D847] &amp; &quot;&lt;br&gt;&quot;&#10;))">
            <text:p/>
          </table:table-cell>
        </table:table-row>
        <table:table-row table:style-name="ro3">
          <table:table-cell office:value-type="string" calcext:value-type="string">
            <text:p>./org.gnome.Settings:</text:p>
          </table:table-cell>
          <table:table-cell table:formula="of:=IF(LEFT([.A848];1)=&quot;.&quot;;&quot;Y&quot;;&quot;N&quot;)" office:value-type="string" office:string-value="Y" calcext:value-type="string">
            <text:p>Y</text:p>
          </table:table-cell>
          <table:table-cell table:formula="of:=IFERROR(&quot;## &quot; &amp; MID([.A848];3;FIND(&quot;:&quot;;[.A848])-3) &amp; &quot; &lt;br&gt;&quot;;&quot;&quot;)" office:value-type="string" office:string-value="## org.gnome.Settings &lt;br&gt;" calcext:value-type="string">
            <text:p>## org.gnome.Settings &lt;br&gt;</text:p>
          </table:table-cell>
          <table:table-cell table:formula="of:=IF([.B848]=&quot;Y&quot;;MID([.A848];3;FIND(&quot;:&quot;;[.A848];1)-3);IF(&#10;RIGHT(RIGHT([.A848]; 1))=&quot;@&quot;;0;&#10;[.A848]))" office:value-type="string" office:string-value="org.gnome.Settings" calcext:value-type="string">
            <text:p>org.gnome.Settings</text:p>
          </table:table-cell>
          <table:table-cell table:formula="of:=IF([.B848]=&quot;Y&quot;;[.D848];[.E847])" office:value-type="string" office:string-value="org.gnome.Settings" calcext:value-type="string">
            <text:p>org.gnome.Settings</text:p>
          </table:table-cell>
          <table:table-cell table:style-name="ce10" table:formula="of:=IF([.D848]=0;&quot;&quot;;IF([.B848]=&quot;Y&quot;;[.C848];&#10;&quot;&lt;a href=&quot; &amp; CHAR(34) &amp; &quot;#&quot; &amp; CHAR(34) &amp; &quot;&gt;&quot; &amp;&#10;&quot;&lt;img src=&quot; &amp; CHAR(34) &amp; &quot;https://github.com/ubuntu/yaru/blob/master/icons/Yaru/scalable/&quot; &amp; [.E848] &amp; &quot;/&quot; &amp; [.A848] &amp; &quot;.svg&quot; &amp; CHAR(34) &amp; &#10;&quot; width=&quot; &amp; CHAR(34) &amp; &quot;22&quot; &amp; CHAR(34) &amp; &quot; alt=&quot; &amp; CHAR(34) &amp; [.D848] &amp; CHAR(34) &amp; &quot;&gt;&lt;/a&gt;&quot; &amp;&#10;&quot;&amp;nbsp; &amp;nbsp; &quot; &amp; [.D848] &amp; &quot;&lt;br&gt;&quot;&#10;))" office:value-type="string" office:string-value="## org.gnome.Settings &lt;br&gt;" calcext:value-type="string">
            <text:p>## org.gnome.Settings &lt;br&gt;</text:p>
          </table:table-cell>
        </table:table-row>
        <table:table-row table:style-name="ro1">
          <table:table-cell office:value-type="string" calcext:value-type="string">
            <text:p>camera-access-symbolic</text:p>
          </table:table-cell>
          <table:table-cell table:formula="of:=IF(LEFT([.A849];1)=&quot;.&quot;;&quot;Y&quot;;&quot;N&quot;)" office:value-type="string" office:string-value="N" calcext:value-type="string">
            <text:p>N</text:p>
          </table:table-cell>
          <table:table-cell table:formula="of:=IFERROR(&quot;## &quot; &amp; MID([.A849];3;FIND(&quot;:&quot;;[.A849])-3) &amp; &quot; &lt;br&gt;&quot;;&quot;&quot;)">
            <text:p/>
          </table:table-cell>
          <table:table-cell table:formula="of:=IF([.B849]=&quot;Y&quot;;MID([.A849];3;FIND(&quot;:&quot;;[.A849];1)-3);IF(&#10;RIGHT(RIGHT([.A849]; 1))=&quot;@&quot;;0;&#10;[.A849]))" office:value-type="string" office:string-value="camera-access-symbolic" calcext:value-type="string">
            <text:p>camera-access-symbolic</text:p>
          </table:table-cell>
          <table:table-cell table:formula="of:=IF([.B849]=&quot;Y&quot;;[.D849];[.E848])" office:value-type="string" office:string-value="org.gnome.Settings" calcext:value-type="string">
            <text:p>org.gnome.Settings</text:p>
          </table:table-cell>
          <table:table-cell table:style-name="ce10" table:formula="of:=IF([.D849]=0;&quot;&quot;;IF([.B849]=&quot;Y&quot;;[.C849];&#10;&quot;&lt;a href=&quot; &amp; CHAR(34) &amp; &quot;#&quot; &amp; CHAR(34) &amp; &quot;&gt;&quot; &amp;&#10;&quot;&lt;img src=&quot; &amp; CHAR(34) &amp; &quot;https://github.com/ubuntu/yaru/blob/master/icons/Yaru/scalable/&quot; &amp; [.E849] &amp; &quot;/&quot; &amp; [.A849] &amp; &quot;.svg&quot; &amp; CHAR(34) &amp; &#10;&quot; width=&quot; &amp; CHAR(34) &amp; &quot;22&quot; &amp; CHAR(34) &amp; &quot; alt=&quot; &amp; CHAR(34) &amp; [.D849] &amp; CHAR(34) &amp; &quot;&gt;&lt;/a&gt;&quot; &amp;&#10;&quot;&amp;nbsp; &amp;nbsp; &quot; &amp; [.D849] &amp; &quot;&lt;br&gt;&quot;&#10;))" office:value-type="string" office:string-value="&lt;a href=&quot;#&quot;&gt;&lt;img src=&quot;https://github.com/ubuntu/yaru/blob/master/icons/Yaru/scalable/org.gnome.Settings/camera-access-symbolic.svg&quot; width=&quot;22&quot; alt=&quot;camera-access-symbolic&quot;&gt;&lt;/a&gt;&amp;nbsp; &amp;nbsp; camera-access-symbolic&lt;br&gt;" calcext:value-type="string">
            <text:p>&lt;a href="#"&gt;&lt;img src="https://github.com/ubuntu/yaru/blob/master/icons/Yaru/scalable/org.gnome.Settings/camera-access-symbolic.svg" width="22" alt="camera-access-symbolic"&gt;&lt;/a&gt;&amp;nbsp; &amp;nbsp; camera-access-symbolic&lt;br&gt;</text:p>
          </table:table-cell>
        </table:table-row>
        <table:table-row table:style-name="ro1">
          <table:table-cell office:value-type="string" calcext:value-type="string">
            <text:p>device-diagnostics-symbolic</text:p>
          </table:table-cell>
          <table:table-cell table:formula="of:=IF(LEFT([.A850];1)=&quot;.&quot;;&quot;Y&quot;;&quot;N&quot;)" office:value-type="string" office:string-value="N" calcext:value-type="string">
            <text:p>N</text:p>
          </table:table-cell>
          <table:table-cell table:formula="of:=IFERROR(&quot;## &quot; &amp; MID([.A850];3;FIND(&quot;:&quot;;[.A850])-3) &amp; &quot; &lt;br&gt;&quot;;&quot;&quot;)">
            <text:p/>
          </table:table-cell>
          <table:table-cell table:formula="of:=IF([.B850]=&quot;Y&quot;;MID([.A850];3;FIND(&quot;:&quot;;[.A850];1)-3);IF(&#10;RIGHT(RIGHT([.A850]; 1))=&quot;@&quot;;0;&#10;[.A850]))" office:value-type="string" office:string-value="device-diagnostics-symbolic" calcext:value-type="string">
            <text:p>device-diagnostics-symbolic</text:p>
          </table:table-cell>
          <table:table-cell table:formula="of:=IF([.B850]=&quot;Y&quot;;[.D850];[.E849])" office:value-type="string" office:string-value="org.gnome.Settings" calcext:value-type="string">
            <text:p>org.gnome.Settings</text:p>
          </table:table-cell>
          <table:table-cell table:style-name="ce10" table:formula="of:=IF([.D850]=0;&quot;&quot;;IF([.B850]=&quot;Y&quot;;[.C850];&#10;&quot;&lt;a href=&quot; &amp; CHAR(34) &amp; &quot;#&quot; &amp; CHAR(34) &amp; &quot;&gt;&quot; &amp;&#10;&quot;&lt;img src=&quot; &amp; CHAR(34) &amp; &quot;https://github.com/ubuntu/yaru/blob/master/icons/Yaru/scalable/&quot; &amp; [.E850] &amp; &quot;/&quot; &amp; [.A850] &amp; &quot;.svg&quot; &amp; CHAR(34) &amp; &#10;&quot; width=&quot; &amp; CHAR(34) &amp; &quot;22&quot; &amp; CHAR(34) &amp; &quot; alt=&quot; &amp; CHAR(34) &amp; [.D850] &amp; CHAR(34) &amp; &quot;&gt;&lt;/a&gt;&quot; &amp;&#10;&quot;&amp;nbsp; &amp;nbsp; &quot; &amp; [.D850] &amp; &quot;&lt;br&gt;&quot;&#10;))" office:value-type="string" office:string-value="&lt;a href=&quot;#&quot;&gt;&lt;img src=&quot;https://github.com/ubuntu/yaru/blob/master/icons/Yaru/scalable/org.gnome.Settings/device-diagnostics-symbolic.svg&quot; width=&quot;22&quot; alt=&quot;device-diagnostics-symbolic&quot;&gt;&lt;/a&gt;&amp;nbsp; &amp;nbsp; device-diagnostics-symbolic&lt;br&gt;" calcext:value-type="string">
            <text:p>&lt;a href="#"&gt;&lt;img src="https://github.com/ubuntu/yaru/blob/master/icons/Yaru/scalable/org.gnome.Settings/device-diagnostics-symbolic.svg" width="22" alt="device-diagnostics-symbolic"&gt;&lt;/a&gt;&amp;nbsp; &amp;nbsp; device-diagnostics-symbolic&lt;br&gt;</text:p>
          </table:table-cell>
        </table:table-row>
        <table:table-row table:style-name="ro1">
          <table:table-cell office:value-type="string" calcext:value-type="string">
            <text:p>device-security-symbolic</text:p>
          </table:table-cell>
          <table:table-cell table:formula="of:=IF(LEFT([.A851];1)=&quot;.&quot;;&quot;Y&quot;;&quot;N&quot;)" office:value-type="string" office:string-value="N" calcext:value-type="string">
            <text:p>N</text:p>
          </table:table-cell>
          <table:table-cell table:formula="of:=IFERROR(&quot;## &quot; &amp; MID([.A851];3;FIND(&quot;:&quot;;[.A851])-3) &amp; &quot; &lt;br&gt;&quot;;&quot;&quot;)">
            <text:p/>
          </table:table-cell>
          <table:table-cell table:formula="of:=IF([.B851]=&quot;Y&quot;;MID([.A851];3;FIND(&quot;:&quot;;[.A851];1)-3);IF(&#10;RIGHT(RIGHT([.A851]; 1))=&quot;@&quot;;0;&#10;[.A851]))" office:value-type="string" office:string-value="device-security-symbolic" calcext:value-type="string">
            <text:p>device-security-symbolic</text:p>
          </table:table-cell>
          <table:table-cell table:formula="of:=IF([.B851]=&quot;Y&quot;;[.D851];[.E850])" office:value-type="string" office:string-value="org.gnome.Settings" calcext:value-type="string">
            <text:p>org.gnome.Settings</text:p>
          </table:table-cell>
          <table:table-cell table:style-name="ce10" table:formula="of:=IF([.D851]=0;&quot;&quot;;IF([.B851]=&quot;Y&quot;;[.C851];&#10;&quot;&lt;a href=&quot; &amp; CHAR(34) &amp; &quot;#&quot; &amp; CHAR(34) &amp; &quot;&gt;&quot; &amp;&#10;&quot;&lt;img src=&quot; &amp; CHAR(34) &amp; &quot;https://github.com/ubuntu/yaru/blob/master/icons/Yaru/scalable/&quot; &amp; [.E851] &amp; &quot;/&quot; &amp; [.A851] &amp; &quot;.svg&quot; &amp; CHAR(34) &amp; &#10;&quot; width=&quot; &amp; CHAR(34) &amp; &quot;22&quot; &amp; CHAR(34) &amp; &quot; alt=&quot; &amp; CHAR(34) &amp; [.D851] &amp; CHAR(34) &amp; &quot;&gt;&lt;/a&gt;&quot; &amp;&#10;&quot;&amp;nbsp; &amp;nbsp; &quot; &amp; [.D851] &amp; &quot;&lt;br&gt;&quot;&#10;))" office:value-type="string" office:string-value="&lt;a href=&quot;#&quot;&gt;&lt;img src=&quot;https://github.com/ubuntu/yaru/blob/master/icons/Yaru/scalable/org.gnome.Settings/device-security-symbolic.svg&quot; width=&quot;22&quot; alt=&quot;device-security-symbolic&quot;&gt;&lt;/a&gt;&amp;nbsp; &amp;nbsp; device-security-symbolic&lt;br&gt;" calcext:value-type="string">
            <text:p>&lt;a href="#"&gt;&lt;img src="https://github.com/ubuntu/yaru/blob/master/icons/Yaru/scalable/org.gnome.Settings/device-security-symbolic.svg" width="22" alt="device-security-symbolic"&gt;&lt;/a&gt;&amp;nbsp; &amp;nbsp; device-security-symbolic&lt;br&gt;</text:p>
          </table:table-cell>
        </table:table-row>
        <table:table-row table:style-name="ro1">
          <table:table-cell office:value-type="string" calcext:value-type="string">
            <text:p>hearing-symbolic</text:p>
          </table:table-cell>
          <table:table-cell table:formula="of:=IF(LEFT([.A852];1)=&quot;.&quot;;&quot;Y&quot;;&quot;N&quot;)" office:value-type="string" office:string-value="N" calcext:value-type="string">
            <text:p>N</text:p>
          </table:table-cell>
          <table:table-cell table:formula="of:=IFERROR(&quot;## &quot; &amp; MID([.A852];3;FIND(&quot;:&quot;;[.A852])-3) &amp; &quot; &lt;br&gt;&quot;;&quot;&quot;)">
            <text:p/>
          </table:table-cell>
          <table:table-cell table:formula="of:=IF([.B852]=&quot;Y&quot;;MID([.A852];3;FIND(&quot;:&quot;;[.A852];1)-3);IF(&#10;RIGHT(RIGHT([.A852]; 1))=&quot;@&quot;;0;&#10;[.A852]))" office:value-type="string" office:string-value="hearing-symbolic" calcext:value-type="string">
            <text:p>hearing-symbolic</text:p>
          </table:table-cell>
          <table:table-cell table:formula="of:=IF([.B852]=&quot;Y&quot;;[.D852];[.E851])" office:value-type="string" office:string-value="org.gnome.Settings" calcext:value-type="string">
            <text:p>org.gnome.Settings</text:p>
          </table:table-cell>
          <table:table-cell table:style-name="ce10" table:formula="of:=IF([.D852]=0;&quot;&quot;;IF([.B852]=&quot;Y&quot;;[.C852];&#10;&quot;&lt;a href=&quot; &amp; CHAR(34) &amp; &quot;#&quot; &amp; CHAR(34) &amp; &quot;&gt;&quot; &amp;&#10;&quot;&lt;img src=&quot; &amp; CHAR(34) &amp; &quot;https://github.com/ubuntu/yaru/blob/master/icons/Yaru/scalable/&quot; &amp; [.E852] &amp; &quot;/&quot; &amp; [.A852] &amp; &quot;.svg&quot; &amp; CHAR(34) &amp; &#10;&quot; width=&quot; &amp; CHAR(34) &amp; &quot;22&quot; &amp; CHAR(34) &amp; &quot; alt=&quot; &amp; CHAR(34) &amp; [.D852] &amp; CHAR(34) &amp; &quot;&gt;&lt;/a&gt;&quot; &amp;&#10;&quot;&amp;nbsp; &amp;nbsp; &quot; &amp; [.D852] &amp; &quot;&lt;br&gt;&quot;&#10;))" office:value-type="string" office:string-value="&lt;a href=&quot;#&quot;&gt;&lt;img src=&quot;https://github.com/ubuntu/yaru/blob/master/icons/Yaru/scalable/org.gnome.Settings/hearing-symbolic.svg&quot; width=&quot;22&quot; alt=&quot;hearing-symbolic&quot;&gt;&lt;/a&gt;&amp;nbsp; &amp;nbsp; hearing-symbolic&lt;br&gt;" calcext:value-type="string">
            <text:p>&lt;a href="#"&gt;&lt;img src="https://github.com/ubuntu/yaru/blob/master/icons/Yaru/scalable/org.gnome.Settings/hearing-symbolic.svg" width="22" alt="hearing-symbolic"&gt;&lt;/a&gt;&amp;nbsp; &amp;nbsp; hearing-symbolic&lt;br&gt;</text:p>
          </table:table-cell>
        </table:table-row>
        <table:table-row table:style-name="ro1">
          <table:table-cell office:value-type="string" calcext:value-type="string">
            <text:p>location-access-symbolic</text:p>
          </table:table-cell>
          <table:table-cell table:formula="of:=IF(LEFT([.A853];1)=&quot;.&quot;;&quot;Y&quot;;&quot;N&quot;)" office:value-type="string" office:string-value="N" calcext:value-type="string">
            <text:p>N</text:p>
          </table:table-cell>
          <table:table-cell table:formula="of:=IFERROR(&quot;## &quot; &amp; MID([.A853];3;FIND(&quot;:&quot;;[.A853])-3) &amp; &quot; &lt;br&gt;&quot;;&quot;&quot;)">
            <text:p/>
          </table:table-cell>
          <table:table-cell table:formula="of:=IF([.B853]=&quot;Y&quot;;MID([.A853];3;FIND(&quot;:&quot;;[.A853];1)-3);IF(&#10;RIGHT(RIGHT([.A853]; 1))=&quot;@&quot;;0;&#10;[.A853]))" office:value-type="string" office:string-value="location-access-symbolic" calcext:value-type="string">
            <text:p>location-access-symbolic</text:p>
          </table:table-cell>
          <table:table-cell table:formula="of:=IF([.B853]=&quot;Y&quot;;[.D853];[.E852])" office:value-type="string" office:string-value="org.gnome.Settings" calcext:value-type="string">
            <text:p>org.gnome.Settings</text:p>
          </table:table-cell>
          <table:table-cell table:style-name="ce10" table:formula="of:=IF([.D853]=0;&quot;&quot;;IF([.B853]=&quot;Y&quot;;[.C853];&#10;&quot;&lt;a href=&quot; &amp; CHAR(34) &amp; &quot;#&quot; &amp; CHAR(34) &amp; &quot;&gt;&quot; &amp;&#10;&quot;&lt;img src=&quot; &amp; CHAR(34) &amp; &quot;https://github.com/ubuntu/yaru/blob/master/icons/Yaru/scalable/&quot; &amp; [.E853] &amp; &quot;/&quot; &amp; [.A853] &amp; &quot;.svg&quot; &amp; CHAR(34) &amp; &#10;&quot; width=&quot; &amp; CHAR(34) &amp; &quot;22&quot; &amp; CHAR(34) &amp; &quot; alt=&quot; &amp; CHAR(34) &amp; [.D853] &amp; CHAR(34) &amp; &quot;&gt;&lt;/a&gt;&quot; &amp;&#10;&quot;&amp;nbsp; &amp;nbsp; &quot; &amp; [.D853] &amp; &quot;&lt;br&gt;&quot;&#10;))" office:value-type="string" office:string-value="&lt;a href=&quot;#&quot;&gt;&lt;img src=&quot;https://github.com/ubuntu/yaru/blob/master/icons/Yaru/scalable/org.gnome.Settings/location-access-symbolic.svg&quot; width=&quot;22&quot; alt=&quot;location-access-symbolic&quot;&gt;&lt;/a&gt;&amp;nbsp; &amp;nbsp; location-access-symbolic&lt;br&gt;" calcext:value-type="string">
            <text:p>&lt;a href="#"&gt;&lt;img src="https://github.com/ubuntu/yaru/blob/master/icons/Yaru/scalable/org.gnome.Settings/location-access-symbolic.svg" width="22" alt="location-access-symbolic"&gt;&lt;/a&gt;&amp;nbsp; &amp;nbsp; location-access-symbolic&lt;br&gt;</text:p>
          </table:table-cell>
        </table:table-row>
        <table:table-row table:style-name="ro1">
          <table:table-cell office:value-type="string" calcext:value-type="string">
            <text:p>microphone-access-symbolic</text:p>
          </table:table-cell>
          <table:table-cell table:formula="of:=IF(LEFT([.A854];1)=&quot;.&quot;;&quot;Y&quot;;&quot;N&quot;)" office:value-type="string" office:string-value="N" calcext:value-type="string">
            <text:p>N</text:p>
          </table:table-cell>
          <table:table-cell table:formula="of:=IFERROR(&quot;## &quot; &amp; MID([.A854];3;FIND(&quot;:&quot;;[.A854])-3) &amp; &quot; &lt;br&gt;&quot;;&quot;&quot;)">
            <text:p/>
          </table:table-cell>
          <table:table-cell table:formula="of:=IF([.B854]=&quot;Y&quot;;MID([.A854];3;FIND(&quot;:&quot;;[.A854];1)-3);IF(&#10;RIGHT(RIGHT([.A854]; 1))=&quot;@&quot;;0;&#10;[.A854]))" office:value-type="string" office:string-value="microphone-access-symbolic" calcext:value-type="string">
            <text:p>microphone-access-symbolic</text:p>
          </table:table-cell>
          <table:table-cell table:formula="of:=IF([.B854]=&quot;Y&quot;;[.D854];[.E853])" office:value-type="string" office:string-value="org.gnome.Settings" calcext:value-type="string">
            <text:p>org.gnome.Settings</text:p>
          </table:table-cell>
          <table:table-cell table:style-name="ce10" table:formula="of:=IF([.D854]=0;&quot;&quot;;IF([.B854]=&quot;Y&quot;;[.C854];&#10;&quot;&lt;a href=&quot; &amp; CHAR(34) &amp; &quot;#&quot; &amp; CHAR(34) &amp; &quot;&gt;&quot; &amp;&#10;&quot;&lt;img src=&quot; &amp; CHAR(34) &amp; &quot;https://github.com/ubuntu/yaru/blob/master/icons/Yaru/scalable/&quot; &amp; [.E854] &amp; &quot;/&quot; &amp; [.A854] &amp; &quot;.svg&quot; &amp; CHAR(34) &amp; &#10;&quot; width=&quot; &amp; CHAR(34) &amp; &quot;22&quot; &amp; CHAR(34) &amp; &quot; alt=&quot; &amp; CHAR(34) &amp; [.D854] &amp; CHAR(34) &amp; &quot;&gt;&lt;/a&gt;&quot; &amp;&#10;&quot;&amp;nbsp; &amp;nbsp; &quot; &amp; [.D854] &amp; &quot;&lt;br&gt;&quot;&#10;))" office:value-type="string" office:string-value="&lt;a href=&quot;#&quot;&gt;&lt;img src=&quot;https://github.com/ubuntu/yaru/blob/master/icons/Yaru/scalable/org.gnome.Settings/microphone-access-symbolic.svg&quot; width=&quot;22&quot; alt=&quot;microphone-access-symbolic&quot;&gt;&lt;/a&gt;&amp;nbsp; &amp;nbsp; microphone-access-symbolic&lt;br&gt;" calcext:value-type="string">
            <text:p>&lt;a href="#"&gt;&lt;img src="https://github.com/ubuntu/yaru/blob/master/icons/Yaru/scalable/org.gnome.Settings/microphone-access-symbolic.svg" width="22" alt="microphone-access-symbolic"&gt;&lt;/a&gt;&amp;nbsp; &amp;nbsp; microphone-access-symbolic&lt;br&gt;</text:p>
          </table:table-cell>
        </table:table-row>
        <table:table-row table:style-name="ro1">
          <table:table-cell office:value-type="string" calcext:value-type="string">
            <text:p>org.gnome.Settings-about-symbolic</text:p>
          </table:table-cell>
          <table:table-cell table:formula="of:=IF(LEFT([.A855];1)=&quot;.&quot;;&quot;Y&quot;;&quot;N&quot;)" office:value-type="string" office:string-value="N" calcext:value-type="string">
            <text:p>N</text:p>
          </table:table-cell>
          <table:table-cell table:formula="of:=IFERROR(&quot;## &quot; &amp; MID([.A855];3;FIND(&quot;:&quot;;[.A855])-3) &amp; &quot; &lt;br&gt;&quot;;&quot;&quot;)">
            <text:p/>
          </table:table-cell>
          <table:table-cell table:formula="of:=IF([.B855]=&quot;Y&quot;;MID([.A855];3;FIND(&quot;:&quot;;[.A855];1)-3);IF(&#10;RIGHT(RIGHT([.A855]; 1))=&quot;@&quot;;0;&#10;[.A855]))" office:value-type="string" office:string-value="org.gnome.Settings-about-symbolic" calcext:value-type="string">
            <text:p>org.gnome.Settings-about-symbolic</text:p>
          </table:table-cell>
          <table:table-cell table:formula="of:=IF([.B855]=&quot;Y&quot;;[.D855];[.E854])" office:value-type="string" office:string-value="org.gnome.Settings" calcext:value-type="string">
            <text:p>org.gnome.Settings</text:p>
          </table:table-cell>
          <table:table-cell table:style-name="ce10" table:formula="of:=IF([.D855]=0;&quot;&quot;;IF([.B855]=&quot;Y&quot;;[.C855];&#10;&quot;&lt;a href=&quot; &amp; CHAR(34) &amp; &quot;#&quot; &amp; CHAR(34) &amp; &quot;&gt;&quot; &amp;&#10;&quot;&lt;img src=&quot; &amp; CHAR(34) &amp; &quot;https://github.com/ubuntu/yaru/blob/master/icons/Yaru/scalable/&quot; &amp; [.E855] &amp; &quot;/&quot; &amp; [.A855] &amp; &quot;.svg&quot; &amp; CHAR(34) &amp; &#10;&quot; width=&quot; &amp; CHAR(34) &amp; &quot;22&quot; &amp; CHAR(34) &amp; &quot; alt=&quot; &amp; CHAR(34) &amp; [.D855] &amp; CHAR(34) &amp; &quot;&gt;&lt;/a&gt;&quot; &amp;&#10;&quot;&amp;nbsp; &amp;nbsp; &quot; &amp; [.D855] &amp; &quot;&lt;br&gt;&quot;&#10;))" office:value-type="string" office:string-value="&lt;a href=&quot;#&quot;&gt;&lt;img src=&quot;https://github.com/ubuntu/yaru/blob/master/icons/Yaru/scalable/org.gnome.Settings/org.gnome.Settings-about-symbolic.svg&quot; width=&quot;22&quot; alt=&quot;org.gnome.Settings-about-symbolic&quot;&gt;&lt;/a&gt;&amp;nbsp; &amp;nbsp; org.gnome.Settings-about-symbolic&lt;br&gt;" calcext:value-type="string">
            <text:p>&lt;a href="#"&gt;&lt;img src="https://github.com/ubuntu/yaru/blob/master/icons/Yaru/scalable/org.gnome.Settings/org.gnome.Settings-about-symbolic.svg" width="22" alt="org.gnome.Settings-about-symbolic"&gt;&lt;/a&gt;&amp;nbsp; &amp;nbsp; org.gnome.Settings-about-symbolic&lt;br&gt;</text:p>
          </table:table-cell>
        </table:table-row>
        <table:table-row table:style-name="ro1">
          <table:table-cell office:value-type="string" calcext:value-type="string">
            <text:p>org.gnome.Settings-accessibility-symbolic</text:p>
          </table:table-cell>
          <table:table-cell table:formula="of:=IF(LEFT([.A856];1)=&quot;.&quot;;&quot;Y&quot;;&quot;N&quot;)" office:value-type="string" office:string-value="N" calcext:value-type="string">
            <text:p>N</text:p>
          </table:table-cell>
          <table:table-cell table:formula="of:=IFERROR(&quot;## &quot; &amp; MID([.A856];3;FIND(&quot;:&quot;;[.A856])-3) &amp; &quot; &lt;br&gt;&quot;;&quot;&quot;)">
            <text:p/>
          </table:table-cell>
          <table:table-cell table:formula="of:=IF([.B856]=&quot;Y&quot;;MID([.A856];3;FIND(&quot;:&quot;;[.A856];1)-3);IF(&#10;RIGHT(RIGHT([.A856]; 1))=&quot;@&quot;;0;&#10;[.A856]))" office:value-type="string" office:string-value="org.gnome.Settings-accessibility-symbolic" calcext:value-type="string">
            <text:p>org.gnome.Settings-accessibility-symbolic</text:p>
          </table:table-cell>
          <table:table-cell table:formula="of:=IF([.B856]=&quot;Y&quot;;[.D856];[.E855])" office:value-type="string" office:string-value="org.gnome.Settings" calcext:value-type="string">
            <text:p>org.gnome.Settings</text:p>
          </table:table-cell>
          <table:table-cell table:style-name="ce10" table:formula="of:=IF([.D856]=0;&quot;&quot;;IF([.B856]=&quot;Y&quot;;[.C856];&#10;&quot;&lt;a href=&quot; &amp; CHAR(34) &amp; &quot;#&quot; &amp; CHAR(34) &amp; &quot;&gt;&quot; &amp;&#10;&quot;&lt;img src=&quot; &amp; CHAR(34) &amp; &quot;https://github.com/ubuntu/yaru/blob/master/icons/Yaru/scalable/&quot; &amp; [.E856] &amp; &quot;/&quot; &amp; [.A856] &amp; &quot;.svg&quot; &amp; CHAR(34) &amp; &#10;&quot; width=&quot; &amp; CHAR(34) &amp; &quot;22&quot; &amp; CHAR(34) &amp; &quot; alt=&quot; &amp; CHAR(34) &amp; [.D856] &amp; CHAR(34) &amp; &quot;&gt;&lt;/a&gt;&quot; &amp;&#10;&quot;&amp;nbsp; &amp;nbsp; &quot; &amp; [.D856] &amp; &quot;&lt;br&gt;&quot;&#10;))" office:value-type="string" office:string-value="&lt;a href=&quot;#&quot;&gt;&lt;img src=&quot;https://github.com/ubuntu/yaru/blob/master/icons/Yaru/scalable/org.gnome.Settings/org.gnome.Settings-accessibility-symbolic.svg&quot; width=&quot;22&quot; alt=&quot;org.gnome.Settings-accessibility-symbolic&quot;&gt;&lt;/a&gt;&amp;nbsp; &amp;nbsp; org.gnome.Settings-accessibility-symbolic&lt;br&gt;" calcext:value-type="string">
            <text:p>&lt;a href="#"&gt;&lt;img src="https://github.com/ubuntu/yaru/blob/master/icons/Yaru/scalable/org.gnome.Settings/org.gnome.Settings-accessibility-symbolic.svg" width="22" alt="org.gnome.Settings-accessibility-symbolic"&gt;&lt;/a&gt;&amp;nbsp; &amp;nbsp; org.gnome.Settings-accessibility-symbolic&lt;br&gt;</text:p>
          </table:table-cell>
        </table:table-row>
        <table:table-row table:style-name="ro1">
          <table:table-cell office:value-type="string" calcext:value-type="string">
            <text:p>org.gnome.Settings-appearance-symbolic</text:p>
          </table:table-cell>
          <table:table-cell table:formula="of:=IF(LEFT([.A857];1)=&quot;.&quot;;&quot;Y&quot;;&quot;N&quot;)" office:value-type="string" office:string-value="N" calcext:value-type="string">
            <text:p>N</text:p>
          </table:table-cell>
          <table:table-cell table:formula="of:=IFERROR(&quot;## &quot; &amp; MID([.A857];3;FIND(&quot;:&quot;;[.A857])-3) &amp; &quot; &lt;br&gt;&quot;;&quot;&quot;)">
            <text:p/>
          </table:table-cell>
          <table:table-cell table:formula="of:=IF([.B857]=&quot;Y&quot;;MID([.A857];3;FIND(&quot;:&quot;;[.A857];1)-3);IF(&#10;RIGHT(RIGHT([.A857]; 1))=&quot;@&quot;;0;&#10;[.A857]))" office:value-type="string" office:string-value="org.gnome.Settings-appearance-symbolic" calcext:value-type="string">
            <text:p>org.gnome.Settings-appearance-symbolic</text:p>
          </table:table-cell>
          <table:table-cell table:formula="of:=IF([.B857]=&quot;Y&quot;;[.D857];[.E856])" office:value-type="string" office:string-value="org.gnome.Settings" calcext:value-type="string">
            <text:p>org.gnome.Settings</text:p>
          </table:table-cell>
          <table:table-cell table:style-name="ce10" table:formula="of:=IF([.D857]=0;&quot;&quot;;IF([.B857]=&quot;Y&quot;;[.C857];&#10;&quot;&lt;a href=&quot; &amp; CHAR(34) &amp; &quot;#&quot; &amp; CHAR(34) &amp; &quot;&gt;&quot; &amp;&#10;&quot;&lt;img src=&quot; &amp; CHAR(34) &amp; &quot;https://github.com/ubuntu/yaru/blob/master/icons/Yaru/scalable/&quot; &amp; [.E857] &amp; &quot;/&quot; &amp; [.A857] &amp; &quot;.svg&quot; &amp; CHAR(34) &amp; &#10;&quot; width=&quot; &amp; CHAR(34) &amp; &quot;22&quot; &amp; CHAR(34) &amp; &quot; alt=&quot; &amp; CHAR(34) &amp; [.D857] &amp; CHAR(34) &amp; &quot;&gt;&lt;/a&gt;&quot; &amp;&#10;&quot;&amp;nbsp; &amp;nbsp; &quot; &amp; [.D857] &amp; &quot;&lt;br&gt;&quot;&#10;))" office:value-type="string" office:string-value="&lt;a href=&quot;#&quot;&gt;&lt;img src=&quot;https://github.com/ubuntu/yaru/blob/master/icons/Yaru/scalable/org.gnome.Settings/org.gnome.Settings-appearance-symbolic.svg&quot; width=&quot;22&quot; alt=&quot;org.gnome.Settings-appearance-symbolic&quot;&gt;&lt;/a&gt;&amp;nbsp; &amp;nbsp; org.gnome.Settings-appearance-symbolic&lt;br&gt;" calcext:value-type="string">
            <text:p>&lt;a href="#"&gt;&lt;img src="https://github.com/ubuntu/yaru/blob/master/icons/Yaru/scalable/org.gnome.Settings/org.gnome.Settings-appearance-symbolic.svg" width="22" alt="org.gnome.Settings-appearance-symbolic"&gt;&lt;/a&gt;&amp;nbsp; &amp;nbsp; org.gnome.Settings-appearance-symbolic&lt;br&gt;</text:p>
          </table:table-cell>
        </table:table-row>
        <table:table-row table:style-name="ro1">
          <table:table-cell office:value-type="string" calcext:value-type="string">
            <text:p>org.gnome.Settings-applications-symbolic</text:p>
          </table:table-cell>
          <table:table-cell table:formula="of:=IF(LEFT([.A858];1)=&quot;.&quot;;&quot;Y&quot;;&quot;N&quot;)" office:value-type="string" office:string-value="N" calcext:value-type="string">
            <text:p>N</text:p>
          </table:table-cell>
          <table:table-cell table:formula="of:=IFERROR(&quot;## &quot; &amp; MID([.A858];3;FIND(&quot;:&quot;;[.A858])-3) &amp; &quot; &lt;br&gt;&quot;;&quot;&quot;)">
            <text:p/>
          </table:table-cell>
          <table:table-cell table:formula="of:=IF([.B858]=&quot;Y&quot;;MID([.A858];3;FIND(&quot;:&quot;;[.A858];1)-3);IF(&#10;RIGHT(RIGHT([.A858]; 1))=&quot;@&quot;;0;&#10;[.A858]))" office:value-type="string" office:string-value="org.gnome.Settings-applications-symbolic" calcext:value-type="string">
            <text:p>org.gnome.Settings-applications-symbolic</text:p>
          </table:table-cell>
          <table:table-cell table:formula="of:=IF([.B858]=&quot;Y&quot;;[.D858];[.E857])" office:value-type="string" office:string-value="org.gnome.Settings" calcext:value-type="string">
            <text:p>org.gnome.Settings</text:p>
          </table:table-cell>
          <table:table-cell table:style-name="ce10" table:formula="of:=IF([.D858]=0;&quot;&quot;;IF([.B858]=&quot;Y&quot;;[.C858];&#10;&quot;&lt;a href=&quot; &amp; CHAR(34) &amp; &quot;#&quot; &amp; CHAR(34) &amp; &quot;&gt;&quot; &amp;&#10;&quot;&lt;img src=&quot; &amp; CHAR(34) &amp; &quot;https://github.com/ubuntu/yaru/blob/master/icons/Yaru/scalable/&quot; &amp; [.E858] &amp; &quot;/&quot; &amp; [.A858] &amp; &quot;.svg&quot; &amp; CHAR(34) &amp; &#10;&quot; width=&quot; &amp; CHAR(34) &amp; &quot;22&quot; &amp; CHAR(34) &amp; &quot; alt=&quot; &amp; CHAR(34) &amp; [.D858] &amp; CHAR(34) &amp; &quot;&gt;&lt;/a&gt;&quot; &amp;&#10;&quot;&amp;nbsp; &amp;nbsp; &quot; &amp; [.D858] &amp; &quot;&lt;br&gt;&quot;&#10;))" office:value-type="string" office:string-value="&lt;a href=&quot;#&quot;&gt;&lt;img src=&quot;https://github.com/ubuntu/yaru/blob/master/icons/Yaru/scalable/org.gnome.Settings/org.gnome.Settings-applications-symbolic.svg&quot; width=&quot;22&quot; alt=&quot;org.gnome.Settings-applications-symbolic&quot;&gt;&lt;/a&gt;&amp;nbsp; &amp;nbsp; org.gnome.Settings-applications-symbolic&lt;br&gt;" calcext:value-type="string">
            <text:p>&lt;a href="#"&gt;&lt;img src="https://github.com/ubuntu/yaru/blob/master/icons/Yaru/scalable/org.gnome.Settings/org.gnome.Settings-applications-symbolic.svg" width="22" alt="org.gnome.Settings-applications-symbolic"&gt;&lt;/a&gt;&amp;nbsp; &amp;nbsp; org.gnome.Settings-applications-symbolic&lt;br&gt;</text:p>
          </table:table-cell>
        </table:table-row>
        <table:table-row table:style-name="ro1">
          <table:table-cell office:value-type="string" calcext:value-type="string">
            <text:p>org.gnome.Settings-bluetooth-symbolic</text:p>
          </table:table-cell>
          <table:table-cell table:formula="of:=IF(LEFT([.A859];1)=&quot;.&quot;;&quot;Y&quot;;&quot;N&quot;)" office:value-type="string" office:string-value="N" calcext:value-type="string">
            <text:p>N</text:p>
          </table:table-cell>
          <table:table-cell table:formula="of:=IFERROR(&quot;## &quot; &amp; MID([.A859];3;FIND(&quot;:&quot;;[.A859])-3) &amp; &quot; &lt;br&gt;&quot;;&quot;&quot;)">
            <text:p/>
          </table:table-cell>
          <table:table-cell table:formula="of:=IF([.B859]=&quot;Y&quot;;MID([.A859];3;FIND(&quot;:&quot;;[.A859];1)-3);IF(&#10;RIGHT(RIGHT([.A859]; 1))=&quot;@&quot;;0;&#10;[.A859]))" office:value-type="string" office:string-value="org.gnome.Settings-bluetooth-symbolic" calcext:value-type="string">
            <text:p>org.gnome.Settings-bluetooth-symbolic</text:p>
          </table:table-cell>
          <table:table-cell table:formula="of:=IF([.B859]=&quot;Y&quot;;[.D859];[.E858])" office:value-type="string" office:string-value="org.gnome.Settings" calcext:value-type="string">
            <text:p>org.gnome.Settings</text:p>
          </table:table-cell>
          <table:table-cell table:style-name="ce10" table:formula="of:=IF([.D859]=0;&quot;&quot;;IF([.B859]=&quot;Y&quot;;[.C859];&#10;&quot;&lt;a href=&quot; &amp; CHAR(34) &amp; &quot;#&quot; &amp; CHAR(34) &amp; &quot;&gt;&quot; &amp;&#10;&quot;&lt;img src=&quot; &amp; CHAR(34) &amp; &quot;https://github.com/ubuntu/yaru/blob/master/icons/Yaru/scalable/&quot; &amp; [.E859] &amp; &quot;/&quot; &amp; [.A859] &amp; &quot;.svg&quot; &amp; CHAR(34) &amp; &#10;&quot; width=&quot; &amp; CHAR(34) &amp; &quot;22&quot; &amp; CHAR(34) &amp; &quot; alt=&quot; &amp; CHAR(34) &amp; [.D859] &amp; CHAR(34) &amp; &quot;&gt;&lt;/a&gt;&quot; &amp;&#10;&quot;&amp;nbsp; &amp;nbsp; &quot; &amp; [.D859] &amp; &quot;&lt;br&gt;&quot;&#10;))" office:value-type="string" office:string-value="&lt;a href=&quot;#&quot;&gt;&lt;img src=&quot;https://github.com/ubuntu/yaru/blob/master/icons/Yaru/scalable/org.gnome.Settings/org.gnome.Settings-bluetooth-symbolic.svg&quot; width=&quot;22&quot; alt=&quot;org.gnome.Settings-bluetooth-symbolic&quot;&gt;&lt;/a&gt;&amp;nbsp; &amp;nbsp; org.gnome.Settings-bluetooth-symbolic&lt;br&gt;" calcext:value-type="string">
            <text:p>&lt;a href="#"&gt;&lt;img src="https://github.com/ubuntu/yaru/blob/master/icons/Yaru/scalable/org.gnome.Settings/org.gnome.Settings-bluetooth-symbolic.svg" width="22" alt="org.gnome.Settings-bluetooth-symbolic"&gt;&lt;/a&gt;&amp;nbsp; &amp;nbsp; org.gnome.Settings-bluetooth-symbolic&lt;br&gt;</text:p>
          </table:table-cell>
        </table:table-row>
        <table:table-row table:style-name="ro1">
          <table:table-cell office:value-type="string" calcext:value-type="string">
            <text:p>org.gnome.Settings-color-symbolic</text:p>
          </table:table-cell>
          <table:table-cell table:formula="of:=IF(LEFT([.A860];1)=&quot;.&quot;;&quot;Y&quot;;&quot;N&quot;)" office:value-type="string" office:string-value="N" calcext:value-type="string">
            <text:p>N</text:p>
          </table:table-cell>
          <table:table-cell table:formula="of:=IFERROR(&quot;## &quot; &amp; MID([.A860];3;FIND(&quot;:&quot;;[.A860])-3) &amp; &quot; &lt;br&gt;&quot;;&quot;&quot;)">
            <text:p/>
          </table:table-cell>
          <table:table-cell table:formula="of:=IF([.B860]=&quot;Y&quot;;MID([.A860];3;FIND(&quot;:&quot;;[.A860];1)-3);IF(&#10;RIGHT(RIGHT([.A860]; 1))=&quot;@&quot;;0;&#10;[.A860]))" office:value-type="string" office:string-value="org.gnome.Settings-color-symbolic" calcext:value-type="string">
            <text:p>org.gnome.Settings-color-symbolic</text:p>
          </table:table-cell>
          <table:table-cell table:formula="of:=IF([.B860]=&quot;Y&quot;;[.D860];[.E859])" office:value-type="string" office:string-value="org.gnome.Settings" calcext:value-type="string">
            <text:p>org.gnome.Settings</text:p>
          </table:table-cell>
          <table:table-cell table:style-name="ce10" table:formula="of:=IF([.D860]=0;&quot;&quot;;IF([.B860]=&quot;Y&quot;;[.C860];&#10;&quot;&lt;a href=&quot; &amp; CHAR(34) &amp; &quot;#&quot; &amp; CHAR(34) &amp; &quot;&gt;&quot; &amp;&#10;&quot;&lt;img src=&quot; &amp; CHAR(34) &amp; &quot;https://github.com/ubuntu/yaru/blob/master/icons/Yaru/scalable/&quot; &amp; [.E860] &amp; &quot;/&quot; &amp; [.A860] &amp; &quot;.svg&quot; &amp; CHAR(34) &amp; &#10;&quot; width=&quot; &amp; CHAR(34) &amp; &quot;22&quot; &amp; CHAR(34) &amp; &quot; alt=&quot; &amp; CHAR(34) &amp; [.D860] &amp; CHAR(34) &amp; &quot;&gt;&lt;/a&gt;&quot; &amp;&#10;&quot;&amp;nbsp; &amp;nbsp; &quot; &amp; [.D860] &amp; &quot;&lt;br&gt;&quot;&#10;))" office:value-type="string" office:string-value="&lt;a href=&quot;#&quot;&gt;&lt;img src=&quot;https://github.com/ubuntu/yaru/blob/master/icons/Yaru/scalable/org.gnome.Settings/org.gnome.Settings-color-symbolic.svg&quot; width=&quot;22&quot; alt=&quot;org.gnome.Settings-color-symbolic&quot;&gt;&lt;/a&gt;&amp;nbsp; &amp;nbsp; org.gnome.Settings-color-symbolic&lt;br&gt;" calcext:value-type="string">
            <text:p>&lt;a href="#"&gt;&lt;img src="https://github.com/ubuntu/yaru/blob/master/icons/Yaru/scalable/org.gnome.Settings/org.gnome.Settings-color-symbolic.svg" width="22" alt="org.gnome.Settings-color-symbolic"&gt;&lt;/a&gt;&amp;nbsp; &amp;nbsp; org.gnome.Settings-color-symbolic&lt;br&gt;</text:p>
          </table:table-cell>
        </table:table-row>
        <table:table-row table:style-name="ro1">
          <table:table-cell office:value-type="string" calcext:value-type="string">
            <text:p>org.gnome.Settings-display-symbolic</text:p>
          </table:table-cell>
          <table:table-cell table:formula="of:=IF(LEFT([.A861];1)=&quot;.&quot;;&quot;Y&quot;;&quot;N&quot;)" office:value-type="string" office:string-value="N" calcext:value-type="string">
            <text:p>N</text:p>
          </table:table-cell>
          <table:table-cell table:formula="of:=IFERROR(&quot;## &quot; &amp; MID([.A861];3;FIND(&quot;:&quot;;[.A861])-3) &amp; &quot; &lt;br&gt;&quot;;&quot;&quot;)">
            <text:p/>
          </table:table-cell>
          <table:table-cell table:formula="of:=IF([.B861]=&quot;Y&quot;;MID([.A861];3;FIND(&quot;:&quot;;[.A861];1)-3);IF(&#10;RIGHT(RIGHT([.A861]; 1))=&quot;@&quot;;0;&#10;[.A861]))" office:value-type="string" office:string-value="org.gnome.Settings-display-symbolic" calcext:value-type="string">
            <text:p>org.gnome.Settings-display-symbolic</text:p>
          </table:table-cell>
          <table:table-cell table:formula="of:=IF([.B861]=&quot;Y&quot;;[.D861];[.E860])" office:value-type="string" office:string-value="org.gnome.Settings" calcext:value-type="string">
            <text:p>org.gnome.Settings</text:p>
          </table:table-cell>
          <table:table-cell table:style-name="ce10" table:formula="of:=IF([.D861]=0;&quot;&quot;;IF([.B861]=&quot;Y&quot;;[.C861];&#10;&quot;&lt;a href=&quot; &amp; CHAR(34) &amp; &quot;#&quot; &amp; CHAR(34) &amp; &quot;&gt;&quot; &amp;&#10;&quot;&lt;img src=&quot; &amp; CHAR(34) &amp; &quot;https://github.com/ubuntu/yaru/blob/master/icons/Yaru/scalable/&quot; &amp; [.E861] &amp; &quot;/&quot; &amp; [.A861] &amp; &quot;.svg&quot; &amp; CHAR(34) &amp; &#10;&quot; width=&quot; &amp; CHAR(34) &amp; &quot;22&quot; &amp; CHAR(34) &amp; &quot; alt=&quot; &amp; CHAR(34) &amp; [.D861] &amp; CHAR(34) &amp; &quot;&gt;&lt;/a&gt;&quot; &amp;&#10;&quot;&amp;nbsp; &amp;nbsp; &quot; &amp; [.D861] &amp; &quot;&lt;br&gt;&quot;&#10;))" office:value-type="string" office:string-value="&lt;a href=&quot;#&quot;&gt;&lt;img src=&quot;https://github.com/ubuntu/yaru/blob/master/icons/Yaru/scalable/org.gnome.Settings/org.gnome.Settings-display-symbolic.svg&quot; width=&quot;22&quot; alt=&quot;org.gnome.Settings-display-symbolic&quot;&gt;&lt;/a&gt;&amp;nbsp; &amp;nbsp; org.gnome.Settings-display-symbolic&lt;br&gt;" calcext:value-type="string">
            <text:p>&lt;a href="#"&gt;&lt;img src="https://github.com/ubuntu/yaru/blob/master/icons/Yaru/scalable/org.gnome.Settings/org.gnome.Settings-display-symbolic.svg" width="22" alt="org.gnome.Settings-display-symbolic"&gt;&lt;/a&gt;&amp;nbsp; &amp;nbsp; org.gnome.Settings-display-symbolic&lt;br&gt;</text:p>
          </table:table-cell>
        </table:table-row>
        <table:table-row table:style-name="ro1">
          <table:table-cell office:value-type="string" calcext:value-type="string">
            <text:p>org.gnome.Settings-keyboard-symbolic</text:p>
          </table:table-cell>
          <table:table-cell table:formula="of:=IF(LEFT([.A862];1)=&quot;.&quot;;&quot;Y&quot;;&quot;N&quot;)" office:value-type="string" office:string-value="N" calcext:value-type="string">
            <text:p>N</text:p>
          </table:table-cell>
          <table:table-cell table:formula="of:=IFERROR(&quot;## &quot; &amp; MID([.A862];3;FIND(&quot;:&quot;;[.A862])-3) &amp; &quot; &lt;br&gt;&quot;;&quot;&quot;)">
            <text:p/>
          </table:table-cell>
          <table:table-cell table:formula="of:=IF([.B862]=&quot;Y&quot;;MID([.A862];3;FIND(&quot;:&quot;;[.A862];1)-3);IF(&#10;RIGHT(RIGHT([.A862]; 1))=&quot;@&quot;;0;&#10;[.A862]))" office:value-type="string" office:string-value="org.gnome.Settings-keyboard-symbolic" calcext:value-type="string">
            <text:p>org.gnome.Settings-keyboard-symbolic</text:p>
          </table:table-cell>
          <table:table-cell table:formula="of:=IF([.B862]=&quot;Y&quot;;[.D862];[.E861])" office:value-type="string" office:string-value="org.gnome.Settings" calcext:value-type="string">
            <text:p>org.gnome.Settings</text:p>
          </table:table-cell>
          <table:table-cell table:style-name="ce10" table:formula="of:=IF([.D862]=0;&quot;&quot;;IF([.B862]=&quot;Y&quot;;[.C862];&#10;&quot;&lt;a href=&quot; &amp; CHAR(34) &amp; &quot;#&quot; &amp; CHAR(34) &amp; &quot;&gt;&quot; &amp;&#10;&quot;&lt;img src=&quot; &amp; CHAR(34) &amp; &quot;https://github.com/ubuntu/yaru/blob/master/icons/Yaru/scalable/&quot; &amp; [.E862] &amp; &quot;/&quot; &amp; [.A862] &amp; &quot;.svg&quot; &amp; CHAR(34) &amp; &#10;&quot; width=&quot; &amp; CHAR(34) &amp; &quot;22&quot; &amp; CHAR(34) &amp; &quot; alt=&quot; &amp; CHAR(34) &amp; [.D862] &amp; CHAR(34) &amp; &quot;&gt;&lt;/a&gt;&quot; &amp;&#10;&quot;&amp;nbsp; &amp;nbsp; &quot; &amp; [.D862] &amp; &quot;&lt;br&gt;&quot;&#10;))" office:value-type="string" office:string-value="&lt;a href=&quot;#&quot;&gt;&lt;img src=&quot;https://github.com/ubuntu/yaru/blob/master/icons/Yaru/scalable/org.gnome.Settings/org.gnome.Settings-keyboard-symbolic.svg&quot; width=&quot;22&quot; alt=&quot;org.gnome.Settings-keyboard-symbolic&quot;&gt;&lt;/a&gt;&amp;nbsp; &amp;nbsp; org.gnome.Settings-keyboard-symbolic&lt;br&gt;" calcext:value-type="string">
            <text:p>&lt;a href="#"&gt;&lt;img src="https://github.com/ubuntu/yaru/blob/master/icons/Yaru/scalable/org.gnome.Settings/org.gnome.Settings-keyboard-symbolic.svg" width="22" alt="org.gnome.Settings-keyboard-symbolic"&gt;&lt;/a&gt;&amp;nbsp; &amp;nbsp; org.gnome.Settings-keyboard-symbolic&lt;br&gt;</text:p>
          </table:table-cell>
        </table:table-row>
        <table:table-row table:style-name="ro2">
          <table:table-cell office:value-type="string" calcext:value-type="string">
            <text:p>org.gnome.Settings-mobile-network-symbolic</text:p>
          </table:table-cell>
          <table:table-cell table:formula="of:=IF(LEFT([.A863];1)=&quot;.&quot;;&quot;Y&quot;;&quot;N&quot;)" office:value-type="string" office:string-value="N" calcext:value-type="string">
            <text:p>N</text:p>
          </table:table-cell>
          <table:table-cell table:formula="of:=IFERROR(&quot;## &quot; &amp; MID([.A863];3;FIND(&quot;:&quot;;[.A863])-3) &amp; &quot; &lt;br&gt;&quot;;&quot;&quot;)">
            <text:p/>
          </table:table-cell>
          <table:table-cell table:formula="of:=IF([.B863]=&quot;Y&quot;;MID([.A863];3;FIND(&quot;:&quot;;[.A863];1)-3);IF(&#10;RIGHT(RIGHT([.A863]; 1))=&quot;@&quot;;0;&#10;[.A863]))" office:value-type="string" office:string-value="org.gnome.Settings-mobile-network-symbolic" calcext:value-type="string">
            <text:p>org.gnome.Settings-mobile-network-symbolic</text:p>
          </table:table-cell>
          <table:table-cell table:formula="of:=IF([.B863]=&quot;Y&quot;;[.D863];[.E862])" office:value-type="string" office:string-value="org.gnome.Settings" calcext:value-type="string">
            <text:p>org.gnome.Settings</text:p>
          </table:table-cell>
          <table:table-cell table:style-name="ce10" table:formula="of:=IF([.D863]=0;&quot;&quot;;IF([.B863]=&quot;Y&quot;;[.C863];&#10;&quot;&lt;a href=&quot; &amp; CHAR(34) &amp; &quot;#&quot; &amp; CHAR(34) &amp; &quot;&gt;&quot; &amp;&#10;&quot;&lt;img src=&quot; &amp; CHAR(34) &amp; &quot;https://github.com/ubuntu/yaru/blob/master/icons/Yaru/scalable/&quot; &amp; [.E863] &amp; &quot;/&quot; &amp; [.A863] &amp; &quot;.svg&quot; &amp; CHAR(34) &amp; &#10;&quot; width=&quot; &amp; CHAR(34) &amp; &quot;22&quot; &amp; CHAR(34) &amp; &quot; alt=&quot; &amp; CHAR(34) &amp; [.D863] &amp; CHAR(34) &amp; &quot;&gt;&lt;/a&gt;&quot; &amp;&#10;&quot;&amp;nbsp; &amp;nbsp; &quot; &amp; [.D863] &amp; &quot;&lt;br&gt;&quot;&#10;))" office:value-type="string" office:string-value="&lt;a href=&quot;#&quot;&gt;&lt;img src=&quot;https://github.com/ubuntu/yaru/blob/master/icons/Yaru/scalable/org.gnome.Settings/org.gnome.Settings-mobile-network-symbolic.svg&quot; width=&quot;22&quot; alt=&quot;org.gnome.Settings-mobile-network-symbolic&quot;&gt;&lt;/a&gt;&amp;nbsp; &amp;nbsp; org.gnome.Settings-mobile-network-symbolic&lt;br&gt;" calcext:value-type="string">
            <text:p>&lt;a href="#"&gt;&lt;img src="https://github.com/ubuntu/yaru/blob/master/icons/Yaru/scalable/org.gnome.Settings/org.gnome.Settings-mobile-network-symbolic.svg" width="22" alt="org.gnome.Settings-mobile-network-symbolic"&gt;&lt;/a&gt;&amp;nbsp; &amp;nbsp; org.gnome.Settings-mobile-network-symbolic&lt;br&gt;</text:p>
          </table:table-cell>
        </table:table-row>
        <table:table-row table:style-name="ro1">
          <table:table-cell office:value-type="string" calcext:value-type="string">
            <text:p>org.gnome.Settings-mouse-symbolic</text:p>
          </table:table-cell>
          <table:table-cell table:formula="of:=IF(LEFT([.A864];1)=&quot;.&quot;;&quot;Y&quot;;&quot;N&quot;)" office:value-type="string" office:string-value="N" calcext:value-type="string">
            <text:p>N</text:p>
          </table:table-cell>
          <table:table-cell table:formula="of:=IFERROR(&quot;## &quot; &amp; MID([.A864];3;FIND(&quot;:&quot;;[.A864])-3) &amp; &quot; &lt;br&gt;&quot;;&quot;&quot;)">
            <text:p/>
          </table:table-cell>
          <table:table-cell table:formula="of:=IF([.B864]=&quot;Y&quot;;MID([.A864];3;FIND(&quot;:&quot;;[.A864];1)-3);IF(&#10;RIGHT(RIGHT([.A864]; 1))=&quot;@&quot;;0;&#10;[.A864]))" office:value-type="string" office:string-value="org.gnome.Settings-mouse-symbolic" calcext:value-type="string">
            <text:p>org.gnome.Settings-mouse-symbolic</text:p>
          </table:table-cell>
          <table:table-cell table:formula="of:=IF([.B864]=&quot;Y&quot;;[.D864];[.E863])" office:value-type="string" office:string-value="org.gnome.Settings" calcext:value-type="string">
            <text:p>org.gnome.Settings</text:p>
          </table:table-cell>
          <table:table-cell table:style-name="ce10" table:formula="of:=IF([.D864]=0;&quot;&quot;;IF([.B864]=&quot;Y&quot;;[.C864];&#10;&quot;&lt;a href=&quot; &amp; CHAR(34) &amp; &quot;#&quot; &amp; CHAR(34) &amp; &quot;&gt;&quot; &amp;&#10;&quot;&lt;img src=&quot; &amp; CHAR(34) &amp; &quot;https://github.com/ubuntu/yaru/blob/master/icons/Yaru/scalable/&quot; &amp; [.E864] &amp; &quot;/&quot; &amp; [.A864] &amp; &quot;.svg&quot; &amp; CHAR(34) &amp; &#10;&quot; width=&quot; &amp; CHAR(34) &amp; &quot;22&quot; &amp; CHAR(34) &amp; &quot; alt=&quot; &amp; CHAR(34) &amp; [.D864] &amp; CHAR(34) &amp; &quot;&gt;&lt;/a&gt;&quot; &amp;&#10;&quot;&amp;nbsp; &amp;nbsp; &quot; &amp; [.D864] &amp; &quot;&lt;br&gt;&quot;&#10;))" office:value-type="string" office:string-value="&lt;a href=&quot;#&quot;&gt;&lt;img src=&quot;https://github.com/ubuntu/yaru/blob/master/icons/Yaru/scalable/org.gnome.Settings/org.gnome.Settings-mouse-symbolic.svg&quot; width=&quot;22&quot; alt=&quot;org.gnome.Settings-mouse-symbolic&quot;&gt;&lt;/a&gt;&amp;nbsp; &amp;nbsp; org.gnome.Settings-mouse-symbolic&lt;br&gt;" calcext:value-type="string">
            <text:p>&lt;a href="#"&gt;&lt;img src="https://github.com/ubuntu/yaru/blob/master/icons/Yaru/scalable/org.gnome.Settings/org.gnome.Settings-mouse-symbolic.svg" width="22" alt="org.gnome.Settings-mouse-symbolic"&gt;&lt;/a&gt;&amp;nbsp; &amp;nbsp; org.gnome.Settings-mouse-symbolic&lt;br&gt;</text:p>
          </table:table-cell>
        </table:table-row>
        <table:table-row table:style-name="ro1">
          <table:table-cell office:value-type="string" calcext:value-type="string">
            <text:p>org.gnome.Settings-multitasking-symbolic</text:p>
          </table:table-cell>
          <table:table-cell table:formula="of:=IF(LEFT([.A865];1)=&quot;.&quot;;&quot;Y&quot;;&quot;N&quot;)" office:value-type="string" office:string-value="N" calcext:value-type="string">
            <text:p>N</text:p>
          </table:table-cell>
          <table:table-cell table:formula="of:=IFERROR(&quot;## &quot; &amp; MID([.A865];3;FIND(&quot;:&quot;;[.A865])-3) &amp; &quot; &lt;br&gt;&quot;;&quot;&quot;)">
            <text:p/>
          </table:table-cell>
          <table:table-cell table:formula="of:=IF([.B865]=&quot;Y&quot;;MID([.A865];3;FIND(&quot;:&quot;;[.A865];1)-3);IF(&#10;RIGHT(RIGHT([.A865]; 1))=&quot;@&quot;;0;&#10;[.A865]))" office:value-type="string" office:string-value="org.gnome.Settings-multitasking-symbolic" calcext:value-type="string">
            <text:p>org.gnome.Settings-multitasking-symbolic</text:p>
          </table:table-cell>
          <table:table-cell table:formula="of:=IF([.B865]=&quot;Y&quot;;[.D865];[.E864])" office:value-type="string" office:string-value="org.gnome.Settings" calcext:value-type="string">
            <text:p>org.gnome.Settings</text:p>
          </table:table-cell>
          <table:table-cell table:style-name="ce10" table:formula="of:=IF([.D865]=0;&quot;&quot;;IF([.B865]=&quot;Y&quot;;[.C865];&#10;&quot;&lt;a href=&quot; &amp; CHAR(34) &amp; &quot;#&quot; &amp; CHAR(34) &amp; &quot;&gt;&quot; &amp;&#10;&quot;&lt;img src=&quot; &amp; CHAR(34) &amp; &quot;https://github.com/ubuntu/yaru/blob/master/icons/Yaru/scalable/&quot; &amp; [.E865] &amp; &quot;/&quot; &amp; [.A865] &amp; &quot;.svg&quot; &amp; CHAR(34) &amp; &#10;&quot; width=&quot; &amp; CHAR(34) &amp; &quot;22&quot; &amp; CHAR(34) &amp; &quot; alt=&quot; &amp; CHAR(34) &amp; [.D865] &amp; CHAR(34) &amp; &quot;&gt;&lt;/a&gt;&quot; &amp;&#10;&quot;&amp;nbsp; &amp;nbsp; &quot; &amp; [.D865] &amp; &quot;&lt;br&gt;&quot;&#10;))" office:value-type="string" office:string-value="&lt;a href=&quot;#&quot;&gt;&lt;img src=&quot;https://github.com/ubuntu/yaru/blob/master/icons/Yaru/scalable/org.gnome.Settings/org.gnome.Settings-multitasking-symbolic.svg&quot; width=&quot;22&quot; alt=&quot;org.gnome.Settings-multitasking-symbolic&quot;&gt;&lt;/a&gt;&amp;nbsp; &amp;nbsp; org.gnome.Settings-multitasking-symbolic&lt;br&gt;" calcext:value-type="string">
            <text:p>&lt;a href="#"&gt;&lt;img src="https://github.com/ubuntu/yaru/blob/master/icons/Yaru/scalable/org.gnome.Settings/org.gnome.Settings-multitasking-symbolic.svg" width="22" alt="org.gnome.Settings-multitasking-symbolic"&gt;&lt;/a&gt;&amp;nbsp; &amp;nbsp; org.gnome.Settings-multitasking-symbolic&lt;br&gt;</text:p>
          </table:table-cell>
        </table:table-row>
        <table:table-row table:style-name="ro1">
          <table:table-cell office:value-type="string" calcext:value-type="string">
            <text:p>org.gnome.Settings-network-symbolic</text:p>
          </table:table-cell>
          <table:table-cell table:formula="of:=IF(LEFT([.A866];1)=&quot;.&quot;;&quot;Y&quot;;&quot;N&quot;)" office:value-type="string" office:string-value="N" calcext:value-type="string">
            <text:p>N</text:p>
          </table:table-cell>
          <table:table-cell table:formula="of:=IFERROR(&quot;## &quot; &amp; MID([.A866];3;FIND(&quot;:&quot;;[.A866])-3) &amp; &quot; &lt;br&gt;&quot;;&quot;&quot;)">
            <text:p/>
          </table:table-cell>
          <table:table-cell table:formula="of:=IF([.B866]=&quot;Y&quot;;MID([.A866];3;FIND(&quot;:&quot;;[.A866];1)-3);IF(&#10;RIGHT(RIGHT([.A866]; 1))=&quot;@&quot;;0;&#10;[.A866]))" office:value-type="string" office:string-value="org.gnome.Settings-network-symbolic" calcext:value-type="string">
            <text:p>org.gnome.Settings-network-symbolic</text:p>
          </table:table-cell>
          <table:table-cell table:formula="of:=IF([.B866]=&quot;Y&quot;;[.D866];[.E865])" office:value-type="string" office:string-value="org.gnome.Settings" calcext:value-type="string">
            <text:p>org.gnome.Settings</text:p>
          </table:table-cell>
          <table:table-cell table:style-name="ce10" table:formula="of:=IF([.D866]=0;&quot;&quot;;IF([.B866]=&quot;Y&quot;;[.C866];&#10;&quot;&lt;a href=&quot; &amp; CHAR(34) &amp; &quot;#&quot; &amp; CHAR(34) &amp; &quot;&gt;&quot; &amp;&#10;&quot;&lt;img src=&quot; &amp; CHAR(34) &amp; &quot;https://github.com/ubuntu/yaru/blob/master/icons/Yaru/scalable/&quot; &amp; [.E866] &amp; &quot;/&quot; &amp; [.A866] &amp; &quot;.svg&quot; &amp; CHAR(34) &amp; &#10;&quot; width=&quot; &amp; CHAR(34) &amp; &quot;22&quot; &amp; CHAR(34) &amp; &quot; alt=&quot; &amp; CHAR(34) &amp; [.D866] &amp; CHAR(34) &amp; &quot;&gt;&lt;/a&gt;&quot; &amp;&#10;&quot;&amp;nbsp; &amp;nbsp; &quot; &amp; [.D866] &amp; &quot;&lt;br&gt;&quot;&#10;))" office:value-type="string" office:string-value="&lt;a href=&quot;#&quot;&gt;&lt;img src=&quot;https://github.com/ubuntu/yaru/blob/master/icons/Yaru/scalable/org.gnome.Settings/org.gnome.Settings-network-symbolic.svg&quot; width=&quot;22&quot; alt=&quot;org.gnome.Settings-network-symbolic&quot;&gt;&lt;/a&gt;&amp;nbsp; &amp;nbsp; org.gnome.Settings-network-symbolic&lt;br&gt;" calcext:value-type="string">
            <text:p>&lt;a href="#"&gt;&lt;img src="https://github.com/ubuntu/yaru/blob/master/icons/Yaru/scalable/org.gnome.Settings/org.gnome.Settings-network-symbolic.svg" width="22" alt="org.gnome.Settings-network-symbolic"&gt;&lt;/a&gt;&amp;nbsp; &amp;nbsp; org.gnome.Settings-network-symbolic&lt;br&gt;</text:p>
          </table:table-cell>
        </table:table-row>
        <table:table-row table:style-name="ro1">
          <table:table-cell office:value-type="string" calcext:value-type="string">
            <text:p>org.gnome.Settings-notifications-symbolic</text:p>
          </table:table-cell>
          <table:table-cell table:formula="of:=IF(LEFT([.A867];1)=&quot;.&quot;;&quot;Y&quot;;&quot;N&quot;)" office:value-type="string" office:string-value="N" calcext:value-type="string">
            <text:p>N</text:p>
          </table:table-cell>
          <table:table-cell table:formula="of:=IFERROR(&quot;## &quot; &amp; MID([.A867];3;FIND(&quot;:&quot;;[.A867])-3) &amp; &quot; &lt;br&gt;&quot;;&quot;&quot;)">
            <text:p/>
          </table:table-cell>
          <table:table-cell table:formula="of:=IF([.B867]=&quot;Y&quot;;MID([.A867];3;FIND(&quot;:&quot;;[.A867];1)-3);IF(&#10;RIGHT(RIGHT([.A867]; 1))=&quot;@&quot;;0;&#10;[.A867]))" office:value-type="string" office:string-value="org.gnome.Settings-notifications-symbolic" calcext:value-type="string">
            <text:p>org.gnome.Settings-notifications-symbolic</text:p>
          </table:table-cell>
          <table:table-cell table:formula="of:=IF([.B867]=&quot;Y&quot;;[.D867];[.E866])" office:value-type="string" office:string-value="org.gnome.Settings" calcext:value-type="string">
            <text:p>org.gnome.Settings</text:p>
          </table:table-cell>
          <table:table-cell table:style-name="ce10" table:formula="of:=IF([.D867]=0;&quot;&quot;;IF([.B867]=&quot;Y&quot;;[.C867];&#10;&quot;&lt;a href=&quot; &amp; CHAR(34) &amp; &quot;#&quot; &amp; CHAR(34) &amp; &quot;&gt;&quot; &amp;&#10;&quot;&lt;img src=&quot; &amp; CHAR(34) &amp; &quot;https://github.com/ubuntu/yaru/blob/master/icons/Yaru/scalable/&quot; &amp; [.E867] &amp; &quot;/&quot; &amp; [.A867] &amp; &quot;.svg&quot; &amp; CHAR(34) &amp; &#10;&quot; width=&quot; &amp; CHAR(34) &amp; &quot;22&quot; &amp; CHAR(34) &amp; &quot; alt=&quot; &amp; CHAR(34) &amp; [.D867] &amp; CHAR(34) &amp; &quot;&gt;&lt;/a&gt;&quot; &amp;&#10;&quot;&amp;nbsp; &amp;nbsp; &quot; &amp; [.D867] &amp; &quot;&lt;br&gt;&quot;&#10;))" office:value-type="string" office:string-value="&lt;a href=&quot;#&quot;&gt;&lt;img src=&quot;https://github.com/ubuntu/yaru/blob/master/icons/Yaru/scalable/org.gnome.Settings/org.gnome.Settings-notifications-symbolic.svg&quot; width=&quot;22&quot; alt=&quot;org.gnome.Settings-notifications-symbolic&quot;&gt;&lt;/a&gt;&amp;nbsp; &amp;nbsp; org.gnome.Settings-notifications-symbolic&lt;br&gt;" calcext:value-type="string">
            <text:p>&lt;a href="#"&gt;&lt;img src="https://github.com/ubuntu/yaru/blob/master/icons/Yaru/scalable/org.gnome.Settings/org.gnome.Settings-notifications-symbolic.svg" width="22" alt="org.gnome.Settings-notifications-symbolic"&gt;&lt;/a&gt;&amp;nbsp; &amp;nbsp; org.gnome.Settings-notifications-symbolic&lt;br&gt;</text:p>
          </table:table-cell>
        </table:table-row>
        <table:table-row table:style-name="ro2">
          <table:table-cell office:value-type="string" calcext:value-type="string">
            <text:p>org.gnome.Settings-online-accounts-symbolic</text:p>
          </table:table-cell>
          <table:table-cell table:formula="of:=IF(LEFT([.A868];1)=&quot;.&quot;;&quot;Y&quot;;&quot;N&quot;)" office:value-type="string" office:string-value="N" calcext:value-type="string">
            <text:p>N</text:p>
          </table:table-cell>
          <table:table-cell table:formula="of:=IFERROR(&quot;## &quot; &amp; MID([.A868];3;FIND(&quot;:&quot;;[.A868])-3) &amp; &quot; &lt;br&gt;&quot;;&quot;&quot;)">
            <text:p/>
          </table:table-cell>
          <table:table-cell table:formula="of:=IF([.B868]=&quot;Y&quot;;MID([.A868];3;FIND(&quot;:&quot;;[.A868];1)-3);IF(&#10;RIGHT(RIGHT([.A868]; 1))=&quot;@&quot;;0;&#10;[.A868]))" office:value-type="string" office:string-value="org.gnome.Settings-online-accounts-symbolic" calcext:value-type="string">
            <text:p>org.gnome.Settings-online-accounts-symbolic</text:p>
          </table:table-cell>
          <table:table-cell table:formula="of:=IF([.B868]=&quot;Y&quot;;[.D868];[.E867])" office:value-type="string" office:string-value="org.gnome.Settings" calcext:value-type="string">
            <text:p>org.gnome.Settings</text:p>
          </table:table-cell>
          <table:table-cell table:style-name="ce10" table:formula="of:=IF([.D868]=0;&quot;&quot;;IF([.B868]=&quot;Y&quot;;[.C868];&#10;&quot;&lt;a href=&quot; &amp; CHAR(34) &amp; &quot;#&quot; &amp; CHAR(34) &amp; &quot;&gt;&quot; &amp;&#10;&quot;&lt;img src=&quot; &amp; CHAR(34) &amp; &quot;https://github.com/ubuntu/yaru/blob/master/icons/Yaru/scalable/&quot; &amp; [.E868] &amp; &quot;/&quot; &amp; [.A868] &amp; &quot;.svg&quot; &amp; CHAR(34) &amp; &#10;&quot; width=&quot; &amp; CHAR(34) &amp; &quot;22&quot; &amp; CHAR(34) &amp; &quot; alt=&quot; &amp; CHAR(34) &amp; [.D868] &amp; CHAR(34) &amp; &quot;&gt;&lt;/a&gt;&quot; &amp;&#10;&quot;&amp;nbsp; &amp;nbsp; &quot; &amp; [.D868] &amp; &quot;&lt;br&gt;&quot;&#10;))" office:value-type="string" office:string-value="&lt;a href=&quot;#&quot;&gt;&lt;img src=&quot;https://github.com/ubuntu/yaru/blob/master/icons/Yaru/scalable/org.gnome.Settings/org.gnome.Settings-online-accounts-symbolic.svg&quot; width=&quot;22&quot; alt=&quot;org.gnome.Settings-online-accounts-symbolic&quot;&gt;&lt;/a&gt;&amp;nbsp; &amp;nbsp; org.gnome.Settings-online-accounts-symbolic&lt;br&gt;" calcext:value-type="string">
            <text:p>&lt;a href="#"&gt;&lt;img src="https://github.com/ubuntu/yaru/blob/master/icons/Yaru/scalable/org.gnome.Settings/org.gnome.Settings-online-accounts-symbolic.svg" width="22" alt="org.gnome.Settings-online-accounts-symbolic"&gt;&lt;/a&gt;&amp;nbsp; &amp;nbsp; org.gnome.Settings-online-accounts-symbolic&lt;br&gt;</text:p>
          </table:table-cell>
        </table:table-row>
        <table:table-row table:style-name="ro1">
          <table:table-cell office:value-type="string" calcext:value-type="string">
            <text:p>org.gnome.Settings-power-symbolic</text:p>
          </table:table-cell>
          <table:table-cell table:formula="of:=IF(LEFT([.A869];1)=&quot;.&quot;;&quot;Y&quot;;&quot;N&quot;)" office:value-type="string" office:string-value="N" calcext:value-type="string">
            <text:p>N</text:p>
          </table:table-cell>
          <table:table-cell table:formula="of:=IFERROR(&quot;## &quot; &amp; MID([.A869];3;FIND(&quot;:&quot;;[.A869])-3) &amp; &quot; &lt;br&gt;&quot;;&quot;&quot;)">
            <text:p/>
          </table:table-cell>
          <table:table-cell table:formula="of:=IF([.B869]=&quot;Y&quot;;MID([.A869];3;FIND(&quot;:&quot;;[.A869];1)-3);IF(&#10;RIGHT(RIGHT([.A869]; 1))=&quot;@&quot;;0;&#10;[.A869]))" office:value-type="string" office:string-value="org.gnome.Settings-power-symbolic" calcext:value-type="string">
            <text:p>org.gnome.Settings-power-symbolic</text:p>
          </table:table-cell>
          <table:table-cell table:formula="of:=IF([.B869]=&quot;Y&quot;;[.D869];[.E868])" office:value-type="string" office:string-value="org.gnome.Settings" calcext:value-type="string">
            <text:p>org.gnome.Settings</text:p>
          </table:table-cell>
          <table:table-cell table:style-name="ce10" table:formula="of:=IF([.D869]=0;&quot;&quot;;IF([.B869]=&quot;Y&quot;;[.C869];&#10;&quot;&lt;a href=&quot; &amp; CHAR(34) &amp; &quot;#&quot; &amp; CHAR(34) &amp; &quot;&gt;&quot; &amp;&#10;&quot;&lt;img src=&quot; &amp; CHAR(34) &amp; &quot;https://github.com/ubuntu/yaru/blob/master/icons/Yaru/scalable/&quot; &amp; [.E869] &amp; &quot;/&quot; &amp; [.A869] &amp; &quot;.svg&quot; &amp; CHAR(34) &amp; &#10;&quot; width=&quot; &amp; CHAR(34) &amp; &quot;22&quot; &amp; CHAR(34) &amp; &quot; alt=&quot; &amp; CHAR(34) &amp; [.D869] &amp; CHAR(34) &amp; &quot;&gt;&lt;/a&gt;&quot; &amp;&#10;&quot;&amp;nbsp; &amp;nbsp; &quot; &amp; [.D869] &amp; &quot;&lt;br&gt;&quot;&#10;))" office:value-type="string" office:string-value="&lt;a href=&quot;#&quot;&gt;&lt;img src=&quot;https://github.com/ubuntu/yaru/blob/master/icons/Yaru/scalable/org.gnome.Settings/org.gnome.Settings-power-symbolic.svg&quot; width=&quot;22&quot; alt=&quot;org.gnome.Settings-power-symbolic&quot;&gt;&lt;/a&gt;&amp;nbsp; &amp;nbsp; org.gnome.Settings-power-symbolic&lt;br&gt;" calcext:value-type="string">
            <text:p>&lt;a href="#"&gt;&lt;img src="https://github.com/ubuntu/yaru/blob/master/icons/Yaru/scalable/org.gnome.Settings/org.gnome.Settings-power-symbolic.svg" width="22" alt="org.gnome.Settings-power-symbolic"&gt;&lt;/a&gt;&amp;nbsp; &amp;nbsp; org.gnome.Settings-power-symbolic&lt;br&gt;</text:p>
          </table:table-cell>
        </table:table-row>
        <table:table-row table:style-name="ro1">
          <table:table-cell office:value-type="string" calcext:value-type="string">
            <text:p>org.gnome.Settings-printers-symbolic</text:p>
          </table:table-cell>
          <table:table-cell table:formula="of:=IF(LEFT([.A870];1)=&quot;.&quot;;&quot;Y&quot;;&quot;N&quot;)" office:value-type="string" office:string-value="N" calcext:value-type="string">
            <text:p>N</text:p>
          </table:table-cell>
          <table:table-cell table:formula="of:=IFERROR(&quot;## &quot; &amp; MID([.A870];3;FIND(&quot;:&quot;;[.A870])-3) &amp; &quot; &lt;br&gt;&quot;;&quot;&quot;)">
            <text:p/>
          </table:table-cell>
          <table:table-cell table:formula="of:=IF([.B870]=&quot;Y&quot;;MID([.A870];3;FIND(&quot;:&quot;;[.A870];1)-3);IF(&#10;RIGHT(RIGHT([.A870]; 1))=&quot;@&quot;;0;&#10;[.A870]))" office:value-type="string" office:string-value="org.gnome.Settings-printers-symbolic" calcext:value-type="string">
            <text:p>org.gnome.Settings-printers-symbolic</text:p>
          </table:table-cell>
          <table:table-cell table:formula="of:=IF([.B870]=&quot;Y&quot;;[.D870];[.E869])" office:value-type="string" office:string-value="org.gnome.Settings" calcext:value-type="string">
            <text:p>org.gnome.Settings</text:p>
          </table:table-cell>
          <table:table-cell table:style-name="ce10" table:formula="of:=IF([.D870]=0;&quot;&quot;;IF([.B870]=&quot;Y&quot;;[.C870];&#10;&quot;&lt;a href=&quot; &amp; CHAR(34) &amp; &quot;#&quot; &amp; CHAR(34) &amp; &quot;&gt;&quot; &amp;&#10;&quot;&lt;img src=&quot; &amp; CHAR(34) &amp; &quot;https://github.com/ubuntu/yaru/blob/master/icons/Yaru/scalable/&quot; &amp; [.E870] &amp; &quot;/&quot; &amp; [.A870] &amp; &quot;.svg&quot; &amp; CHAR(34) &amp; &#10;&quot; width=&quot; &amp; CHAR(34) &amp; &quot;22&quot; &amp; CHAR(34) &amp; &quot; alt=&quot; &amp; CHAR(34) &amp; [.D870] &amp; CHAR(34) &amp; &quot;&gt;&lt;/a&gt;&quot; &amp;&#10;&quot;&amp;nbsp; &amp;nbsp; &quot; &amp; [.D870] &amp; &quot;&lt;br&gt;&quot;&#10;))" office:value-type="string" office:string-value="&lt;a href=&quot;#&quot;&gt;&lt;img src=&quot;https://github.com/ubuntu/yaru/blob/master/icons/Yaru/scalable/org.gnome.Settings/org.gnome.Settings-printers-symbolic.svg&quot; width=&quot;22&quot; alt=&quot;org.gnome.Settings-printers-symbolic&quot;&gt;&lt;/a&gt;&amp;nbsp; &amp;nbsp; org.gnome.Settings-printers-symbolic&lt;br&gt;" calcext:value-type="string">
            <text:p>&lt;a href="#"&gt;&lt;img src="https://github.com/ubuntu/yaru/blob/master/icons/Yaru/scalable/org.gnome.Settings/org.gnome.Settings-printers-symbolic.svg" width="22" alt="org.gnome.Settings-printers-symbolic"&gt;&lt;/a&gt;&amp;nbsp; &amp;nbsp; org.gnome.Settings-printers-symbolic&lt;br&gt;</text:p>
          </table:table-cell>
        </table:table-row>
        <table:table-row table:style-name="ro1">
          <table:table-cell office:value-type="string" calcext:value-type="string">
            <text:p>org.gnome.Settings-privacy-symbolic</text:p>
          </table:table-cell>
          <table:table-cell table:formula="of:=IF(LEFT([.A871];1)=&quot;.&quot;;&quot;Y&quot;;&quot;N&quot;)" office:value-type="string" office:string-value="N" calcext:value-type="string">
            <text:p>N</text:p>
          </table:table-cell>
          <table:table-cell table:formula="of:=IFERROR(&quot;## &quot; &amp; MID([.A871];3;FIND(&quot;:&quot;;[.A871])-3) &amp; &quot; &lt;br&gt;&quot;;&quot;&quot;)">
            <text:p/>
          </table:table-cell>
          <table:table-cell table:formula="of:=IF([.B871]=&quot;Y&quot;;MID([.A871];3;FIND(&quot;:&quot;;[.A871];1)-3);IF(&#10;RIGHT(RIGHT([.A871]; 1))=&quot;@&quot;;0;&#10;[.A871]))" office:value-type="string" office:string-value="org.gnome.Settings-privacy-symbolic" calcext:value-type="string">
            <text:p>org.gnome.Settings-privacy-symbolic</text:p>
          </table:table-cell>
          <table:table-cell table:formula="of:=IF([.B871]=&quot;Y&quot;;[.D871];[.E870])" office:value-type="string" office:string-value="org.gnome.Settings" calcext:value-type="string">
            <text:p>org.gnome.Settings</text:p>
          </table:table-cell>
          <table:table-cell table:style-name="ce10" table:formula="of:=IF([.D871]=0;&quot;&quot;;IF([.B871]=&quot;Y&quot;;[.C871];&#10;&quot;&lt;a href=&quot; &amp; CHAR(34) &amp; &quot;#&quot; &amp; CHAR(34) &amp; &quot;&gt;&quot; &amp;&#10;&quot;&lt;img src=&quot; &amp; CHAR(34) &amp; &quot;https://github.com/ubuntu/yaru/blob/master/icons/Yaru/scalable/&quot; &amp; [.E871] &amp; &quot;/&quot; &amp; [.A871] &amp; &quot;.svg&quot; &amp; CHAR(34) &amp; &#10;&quot; width=&quot; &amp; CHAR(34) &amp; &quot;22&quot; &amp; CHAR(34) &amp; &quot; alt=&quot; &amp; CHAR(34) &amp; [.D871] &amp; CHAR(34) &amp; &quot;&gt;&lt;/a&gt;&quot; &amp;&#10;&quot;&amp;nbsp; &amp;nbsp; &quot; &amp; [.D871] &amp; &quot;&lt;br&gt;&quot;&#10;))" office:value-type="string" office:string-value="&lt;a href=&quot;#&quot;&gt;&lt;img src=&quot;https://github.com/ubuntu/yaru/blob/master/icons/Yaru/scalable/org.gnome.Settings/org.gnome.Settings-privacy-symbolic.svg&quot; width=&quot;22&quot; alt=&quot;org.gnome.Settings-privacy-symbolic&quot;&gt;&lt;/a&gt;&amp;nbsp; &amp;nbsp; org.gnome.Settings-privacy-symbolic&lt;br&gt;" calcext:value-type="string">
            <text:p>&lt;a href="#"&gt;&lt;img src="https://github.com/ubuntu/yaru/blob/master/icons/Yaru/scalable/org.gnome.Settings/org.gnome.Settings-privacy-symbolic.svg" width="22" alt="org.gnome.Settings-privacy-symbolic"&gt;&lt;/a&gt;&amp;nbsp; &amp;nbsp; org.gnome.Settings-privacy-symbolic&lt;br&gt;</text:p>
          </table:table-cell>
        </table:table-row>
        <table:table-row table:style-name="ro1">
          <table:table-cell office:value-type="string" calcext:value-type="string">
            <text:p>org.gnome.Settings-region-symbolic</text:p>
          </table:table-cell>
          <table:table-cell table:formula="of:=IF(LEFT([.A872];1)=&quot;.&quot;;&quot;Y&quot;;&quot;N&quot;)" office:value-type="string" office:string-value="N" calcext:value-type="string">
            <text:p>N</text:p>
          </table:table-cell>
          <table:table-cell table:formula="of:=IFERROR(&quot;## &quot; &amp; MID([.A872];3;FIND(&quot;:&quot;;[.A872])-3) &amp; &quot; &lt;br&gt;&quot;;&quot;&quot;)">
            <text:p/>
          </table:table-cell>
          <table:table-cell table:formula="of:=IF([.B872]=&quot;Y&quot;;MID([.A872];3;FIND(&quot;:&quot;;[.A872];1)-3);IF(&#10;RIGHT(RIGHT([.A872]; 1))=&quot;@&quot;;0;&#10;[.A872]))" office:value-type="string" office:string-value="org.gnome.Settings-region-symbolic" calcext:value-type="string">
            <text:p>org.gnome.Settings-region-symbolic</text:p>
          </table:table-cell>
          <table:table-cell table:formula="of:=IF([.B872]=&quot;Y&quot;;[.D872];[.E871])" office:value-type="string" office:string-value="org.gnome.Settings" calcext:value-type="string">
            <text:p>org.gnome.Settings</text:p>
          </table:table-cell>
          <table:table-cell table:style-name="ce10" table:formula="of:=IF([.D872]=0;&quot;&quot;;IF([.B872]=&quot;Y&quot;;[.C872];&#10;&quot;&lt;a href=&quot; &amp; CHAR(34) &amp; &quot;#&quot; &amp; CHAR(34) &amp; &quot;&gt;&quot; &amp;&#10;&quot;&lt;img src=&quot; &amp; CHAR(34) &amp; &quot;https://github.com/ubuntu/yaru/blob/master/icons/Yaru/scalable/&quot; &amp; [.E872] &amp; &quot;/&quot; &amp; [.A872] &amp; &quot;.svg&quot; &amp; CHAR(34) &amp; &#10;&quot; width=&quot; &amp; CHAR(34) &amp; &quot;22&quot; &amp; CHAR(34) &amp; &quot; alt=&quot; &amp; CHAR(34) &amp; [.D872] &amp; CHAR(34) &amp; &quot;&gt;&lt;/a&gt;&quot; &amp;&#10;&quot;&amp;nbsp; &amp;nbsp; &quot; &amp; [.D872] &amp; &quot;&lt;br&gt;&quot;&#10;))" office:value-type="string" office:string-value="&lt;a href=&quot;#&quot;&gt;&lt;img src=&quot;https://github.com/ubuntu/yaru/blob/master/icons/Yaru/scalable/org.gnome.Settings/org.gnome.Settings-region-symbolic.svg&quot; width=&quot;22&quot; alt=&quot;org.gnome.Settings-region-symbolic&quot;&gt;&lt;/a&gt;&amp;nbsp; &amp;nbsp; org.gnome.Settings-region-symbolic&lt;br&gt;" calcext:value-type="string">
            <text:p>&lt;a href="#"&gt;&lt;img src="https://github.com/ubuntu/yaru/blob/master/icons/Yaru/scalable/org.gnome.Settings/org.gnome.Settings-region-symbolic.svg" width="22" alt="org.gnome.Settings-region-symbolic"&gt;&lt;/a&gt;&amp;nbsp; &amp;nbsp; org.gnome.Settings-region-symbolic&lt;br&gt;</text:p>
          </table:table-cell>
        </table:table-row>
        <table:table-row table:style-name="ro2">
          <table:table-cell office:value-type="string" calcext:value-type="string">
            <text:p>org.gnome.Settings-remote-desktop-symbolic</text:p>
          </table:table-cell>
          <table:table-cell table:formula="of:=IF(LEFT([.A873];1)=&quot;.&quot;;&quot;Y&quot;;&quot;N&quot;)" office:value-type="string" office:string-value="N" calcext:value-type="string">
            <text:p>N</text:p>
          </table:table-cell>
          <table:table-cell table:formula="of:=IFERROR(&quot;## &quot; &amp; MID([.A873];3;FIND(&quot;:&quot;;[.A873])-3) &amp; &quot; &lt;br&gt;&quot;;&quot;&quot;)">
            <text:p/>
          </table:table-cell>
          <table:table-cell table:formula="of:=IF([.B873]=&quot;Y&quot;;MID([.A873];3;FIND(&quot;:&quot;;[.A873];1)-3);IF(&#10;RIGHT(RIGHT([.A873]; 1))=&quot;@&quot;;0;&#10;[.A873]))" office:value-type="string" office:string-value="org.gnome.Settings-remote-desktop-symbolic" calcext:value-type="string">
            <text:p>org.gnome.Settings-remote-desktop-symbolic</text:p>
          </table:table-cell>
          <table:table-cell table:formula="of:=IF([.B873]=&quot;Y&quot;;[.D873];[.E872])" office:value-type="string" office:string-value="org.gnome.Settings" calcext:value-type="string">
            <text:p>org.gnome.Settings</text:p>
          </table:table-cell>
          <table:table-cell table:style-name="ce10" table:formula="of:=IF([.D873]=0;&quot;&quot;;IF([.B873]=&quot;Y&quot;;[.C873];&#10;&quot;&lt;a href=&quot; &amp; CHAR(34) &amp; &quot;#&quot; &amp; CHAR(34) &amp; &quot;&gt;&quot; &amp;&#10;&quot;&lt;img src=&quot; &amp; CHAR(34) &amp; &quot;https://github.com/ubuntu/yaru/blob/master/icons/Yaru/scalable/&quot; &amp; [.E873] &amp; &quot;/&quot; &amp; [.A873] &amp; &quot;.svg&quot; &amp; CHAR(34) &amp; &#10;&quot; width=&quot; &amp; CHAR(34) &amp; &quot;22&quot; &amp; CHAR(34) &amp; &quot; alt=&quot; &amp; CHAR(34) &amp; [.D873] &amp; CHAR(34) &amp; &quot;&gt;&lt;/a&gt;&quot; &amp;&#10;&quot;&amp;nbsp; &amp;nbsp; &quot; &amp; [.D873] &amp; &quot;&lt;br&gt;&quot;&#10;))" office:value-type="string" office:string-value="&lt;a href=&quot;#&quot;&gt;&lt;img src=&quot;https://github.com/ubuntu/yaru/blob/master/icons/Yaru/scalable/org.gnome.Settings/org.gnome.Settings-remote-desktop-symbolic.svg&quot; width=&quot;22&quot; alt=&quot;org.gnome.Settings-remote-desktop-symbolic&quot;&gt;&lt;/a&gt;&amp;nbsp; &amp;nbsp; org.gnome.Settings-remote-desktop-symbolic&lt;br&gt;" calcext:value-type="string">
            <text:p>&lt;a href="#"&gt;&lt;img src="https://github.com/ubuntu/yaru/blob/master/icons/Yaru/scalable/org.gnome.Settings/org.gnome.Settings-remote-desktop-symbolic.svg" width="22" alt="org.gnome.Settings-remote-desktop-symbolic"&gt;&lt;/a&gt;&amp;nbsp; &amp;nbsp; org.gnome.Settings-remote-desktop-symbolic&lt;br&gt;</text:p>
          </table:table-cell>
        </table:table-row>
        <table:table-row table:style-name="ro1">
          <table:table-cell office:value-type="string" calcext:value-type="string">
            <text:p>org.gnome.Settings-search-symbolic</text:p>
          </table:table-cell>
          <table:table-cell table:formula="of:=IF(LEFT([.A874];1)=&quot;.&quot;;&quot;Y&quot;;&quot;N&quot;)" office:value-type="string" office:string-value="N" calcext:value-type="string">
            <text:p>N</text:p>
          </table:table-cell>
          <table:table-cell table:formula="of:=IFERROR(&quot;## &quot; &amp; MID([.A874];3;FIND(&quot;:&quot;;[.A874])-3) &amp; &quot; &lt;br&gt;&quot;;&quot;&quot;)">
            <text:p/>
          </table:table-cell>
          <table:table-cell table:formula="of:=IF([.B874]=&quot;Y&quot;;MID([.A874];3;FIND(&quot;:&quot;;[.A874];1)-3);IF(&#10;RIGHT(RIGHT([.A874]; 1))=&quot;@&quot;;0;&#10;[.A874]))" office:value-type="string" office:string-value="org.gnome.Settings-search-symbolic" calcext:value-type="string">
            <text:p>org.gnome.Settings-search-symbolic</text:p>
          </table:table-cell>
          <table:table-cell table:formula="of:=IF([.B874]=&quot;Y&quot;;[.D874];[.E873])" office:value-type="string" office:string-value="org.gnome.Settings" calcext:value-type="string">
            <text:p>org.gnome.Settings</text:p>
          </table:table-cell>
          <table:table-cell table:style-name="ce10" table:formula="of:=IF([.D874]=0;&quot;&quot;;IF([.B874]=&quot;Y&quot;;[.C874];&#10;&quot;&lt;a href=&quot; &amp; CHAR(34) &amp; &quot;#&quot; &amp; CHAR(34) &amp; &quot;&gt;&quot; &amp;&#10;&quot;&lt;img src=&quot; &amp; CHAR(34) &amp; &quot;https://github.com/ubuntu/yaru/blob/master/icons/Yaru/scalable/&quot; &amp; [.E874] &amp; &quot;/&quot; &amp; [.A874] &amp; &quot;.svg&quot; &amp; CHAR(34) &amp; &#10;&quot; width=&quot; &amp; CHAR(34) &amp; &quot;22&quot; &amp; CHAR(34) &amp; &quot; alt=&quot; &amp; CHAR(34) &amp; [.D874] &amp; CHAR(34) &amp; &quot;&gt;&lt;/a&gt;&quot; &amp;&#10;&quot;&amp;nbsp; &amp;nbsp; &quot; &amp; [.D874] &amp; &quot;&lt;br&gt;&quot;&#10;))" office:value-type="string" office:string-value="&lt;a href=&quot;#&quot;&gt;&lt;img src=&quot;https://github.com/ubuntu/yaru/blob/master/icons/Yaru/scalable/org.gnome.Settings/org.gnome.Settings-search-symbolic.svg&quot; width=&quot;22&quot; alt=&quot;org.gnome.Settings-search-symbolic&quot;&gt;&lt;/a&gt;&amp;nbsp; &amp;nbsp; org.gnome.Settings-search-symbolic&lt;br&gt;" calcext:value-type="string">
            <text:p>&lt;a href="#"&gt;&lt;img src="https://github.com/ubuntu/yaru/blob/master/icons/Yaru/scalable/org.gnome.Settings/org.gnome.Settings-search-symbolic.svg" width="22" alt="org.gnome.Settings-search-symbolic"&gt;&lt;/a&gt;&amp;nbsp; &amp;nbsp; org.gnome.Settings-search-symbolic&lt;br&gt;</text:p>
          </table:table-cell>
        </table:table-row>
        <table:table-row table:style-name="ro1">
          <table:table-cell office:value-type="string" calcext:value-type="string">
            <text:p>org.gnome.Settings-sharing-symbolic</text:p>
          </table:table-cell>
          <table:table-cell table:formula="of:=IF(LEFT([.A875];1)=&quot;.&quot;;&quot;Y&quot;;&quot;N&quot;)" office:value-type="string" office:string-value="N" calcext:value-type="string">
            <text:p>N</text:p>
          </table:table-cell>
          <table:table-cell table:formula="of:=IFERROR(&quot;## &quot; &amp; MID([.A875];3;FIND(&quot;:&quot;;[.A875])-3) &amp; &quot; &lt;br&gt;&quot;;&quot;&quot;)">
            <text:p/>
          </table:table-cell>
          <table:table-cell table:formula="of:=IF([.B875]=&quot;Y&quot;;MID([.A875];3;FIND(&quot;:&quot;;[.A875];1)-3);IF(&#10;RIGHT(RIGHT([.A875]; 1))=&quot;@&quot;;0;&#10;[.A875]))" office:value-type="string" office:string-value="org.gnome.Settings-sharing-symbolic" calcext:value-type="string">
            <text:p>org.gnome.Settings-sharing-symbolic</text:p>
          </table:table-cell>
          <table:table-cell table:formula="of:=IF([.B875]=&quot;Y&quot;;[.D875];[.E874])" office:value-type="string" office:string-value="org.gnome.Settings" calcext:value-type="string">
            <text:p>org.gnome.Settings</text:p>
          </table:table-cell>
          <table:table-cell table:style-name="ce10" table:formula="of:=IF([.D875]=0;&quot;&quot;;IF([.B875]=&quot;Y&quot;;[.C875];&#10;&quot;&lt;a href=&quot; &amp; CHAR(34) &amp; &quot;#&quot; &amp; CHAR(34) &amp; &quot;&gt;&quot; &amp;&#10;&quot;&lt;img src=&quot; &amp; CHAR(34) &amp; &quot;https://github.com/ubuntu/yaru/blob/master/icons/Yaru/scalable/&quot; &amp; [.E875] &amp; &quot;/&quot; &amp; [.A875] &amp; &quot;.svg&quot; &amp; CHAR(34) &amp; &#10;&quot; width=&quot; &amp; CHAR(34) &amp; &quot;22&quot; &amp; CHAR(34) &amp; &quot; alt=&quot; &amp; CHAR(34) &amp; [.D875] &amp; CHAR(34) &amp; &quot;&gt;&lt;/a&gt;&quot; &amp;&#10;&quot;&amp;nbsp; &amp;nbsp; &quot; &amp; [.D875] &amp; &quot;&lt;br&gt;&quot;&#10;))" office:value-type="string" office:string-value="&lt;a href=&quot;#&quot;&gt;&lt;img src=&quot;https://github.com/ubuntu/yaru/blob/master/icons/Yaru/scalable/org.gnome.Settings/org.gnome.Settings-sharing-symbolic.svg&quot; width=&quot;22&quot; alt=&quot;org.gnome.Settings-sharing-symbolic&quot;&gt;&lt;/a&gt;&amp;nbsp; &amp;nbsp; org.gnome.Settings-sharing-symbolic&lt;br&gt;" calcext:value-type="string">
            <text:p>&lt;a href="#"&gt;&lt;img src="https://github.com/ubuntu/yaru/blob/master/icons/Yaru/scalable/org.gnome.Settings/org.gnome.Settings-sharing-symbolic.svg" width="22" alt="org.gnome.Settings-sharing-symbolic"&gt;&lt;/a&gt;&amp;nbsp; &amp;nbsp; org.gnome.Settings-sharing-symbolic&lt;br&gt;</text:p>
          </table:table-cell>
        </table:table-row>
        <table:table-row table:style-name="ro1">
          <table:table-cell office:value-type="string" calcext:value-type="string">
            <text:p>org.gnome.Settings-sound-symbolic</text:p>
          </table:table-cell>
          <table:table-cell table:formula="of:=IF(LEFT([.A876];1)=&quot;.&quot;;&quot;Y&quot;;&quot;N&quot;)" office:value-type="string" office:string-value="N" calcext:value-type="string">
            <text:p>N</text:p>
          </table:table-cell>
          <table:table-cell table:formula="of:=IFERROR(&quot;## &quot; &amp; MID([.A876];3;FIND(&quot;:&quot;;[.A876])-3) &amp; &quot; &lt;br&gt;&quot;;&quot;&quot;)">
            <text:p/>
          </table:table-cell>
          <table:table-cell table:formula="of:=IF([.B876]=&quot;Y&quot;;MID([.A876];3;FIND(&quot;:&quot;;[.A876];1)-3);IF(&#10;RIGHT(RIGHT([.A876]; 1))=&quot;@&quot;;0;&#10;[.A876]))" office:value-type="string" office:string-value="org.gnome.Settings-sound-symbolic" calcext:value-type="string">
            <text:p>org.gnome.Settings-sound-symbolic</text:p>
          </table:table-cell>
          <table:table-cell table:formula="of:=IF([.B876]=&quot;Y&quot;;[.D876];[.E875])" office:value-type="string" office:string-value="org.gnome.Settings" calcext:value-type="string">
            <text:p>org.gnome.Settings</text:p>
          </table:table-cell>
          <table:table-cell table:style-name="ce10" table:formula="of:=IF([.D876]=0;&quot;&quot;;IF([.B876]=&quot;Y&quot;;[.C876];&#10;&quot;&lt;a href=&quot; &amp; CHAR(34) &amp; &quot;#&quot; &amp; CHAR(34) &amp; &quot;&gt;&quot; &amp;&#10;&quot;&lt;img src=&quot; &amp; CHAR(34) &amp; &quot;https://github.com/ubuntu/yaru/blob/master/icons/Yaru/scalable/&quot; &amp; [.E876] &amp; &quot;/&quot; &amp; [.A876] &amp; &quot;.svg&quot; &amp; CHAR(34) &amp; &#10;&quot; width=&quot; &amp; CHAR(34) &amp; &quot;22&quot; &amp; CHAR(34) &amp; &quot; alt=&quot; &amp; CHAR(34) &amp; [.D876] &amp; CHAR(34) &amp; &quot;&gt;&lt;/a&gt;&quot; &amp;&#10;&quot;&amp;nbsp; &amp;nbsp; &quot; &amp; [.D876] &amp; &quot;&lt;br&gt;&quot;&#10;))" office:value-type="string" office:string-value="&lt;a href=&quot;#&quot;&gt;&lt;img src=&quot;https://github.com/ubuntu/yaru/blob/master/icons/Yaru/scalable/org.gnome.Settings/org.gnome.Settings-sound-symbolic.svg&quot; width=&quot;22&quot; alt=&quot;org.gnome.Settings-sound-symbolic&quot;&gt;&lt;/a&gt;&amp;nbsp; &amp;nbsp; org.gnome.Settings-sound-symbolic&lt;br&gt;" calcext:value-type="string">
            <text:p>&lt;a href="#"&gt;&lt;img src="https://github.com/ubuntu/yaru/blob/master/icons/Yaru/scalable/org.gnome.Settings/org.gnome.Settings-sound-symbolic.svg" width="22" alt="org.gnome.Settings-sound-symbolic"&gt;&lt;/a&gt;&amp;nbsp; &amp;nbsp; org.gnome.Settings-sound-symbolic&lt;br&gt;</text:p>
          </table:table-cell>
        </table:table-row>
        <table:table-row table:style-name="ro1">
          <table:table-cell office:value-type="string" calcext:value-type="string">
            <text:p>org.gnome.Settings-symbolic</text:p>
          </table:table-cell>
          <table:table-cell table:formula="of:=IF(LEFT([.A877];1)=&quot;.&quot;;&quot;Y&quot;;&quot;N&quot;)" office:value-type="string" office:string-value="N" calcext:value-type="string">
            <text:p>N</text:p>
          </table:table-cell>
          <table:table-cell table:formula="of:=IFERROR(&quot;## &quot; &amp; MID([.A877];3;FIND(&quot;:&quot;;[.A877])-3) &amp; &quot; &lt;br&gt;&quot;;&quot;&quot;)">
            <text:p/>
          </table:table-cell>
          <table:table-cell table:formula="of:=IF([.B877]=&quot;Y&quot;;MID([.A877];3;FIND(&quot;:&quot;;[.A877];1)-3);IF(&#10;RIGHT(RIGHT([.A877]; 1))=&quot;@&quot;;0;&#10;[.A877]))" office:value-type="string" office:string-value="org.gnome.Settings-symbolic" calcext:value-type="string">
            <text:p>org.gnome.Settings-symbolic</text:p>
          </table:table-cell>
          <table:table-cell table:formula="of:=IF([.B877]=&quot;Y&quot;;[.D877];[.E876])" office:value-type="string" office:string-value="org.gnome.Settings" calcext:value-type="string">
            <text:p>org.gnome.Settings</text:p>
          </table:table-cell>
          <table:table-cell table:style-name="ce10" table:formula="of:=IF([.D877]=0;&quot;&quot;;IF([.B877]=&quot;Y&quot;;[.C877];&#10;&quot;&lt;a href=&quot; &amp; CHAR(34) &amp; &quot;#&quot; &amp; CHAR(34) &amp; &quot;&gt;&quot; &amp;&#10;&quot;&lt;img src=&quot; &amp; CHAR(34) &amp; &quot;https://github.com/ubuntu/yaru/blob/master/icons/Yaru/scalable/&quot; &amp; [.E877] &amp; &quot;/&quot; &amp; [.A877] &amp; &quot;.svg&quot; &amp; CHAR(34) &amp; &#10;&quot; width=&quot; &amp; CHAR(34) &amp; &quot;22&quot; &amp; CHAR(34) &amp; &quot; alt=&quot; &amp; CHAR(34) &amp; [.D877] &amp; CHAR(34) &amp; &quot;&gt;&lt;/a&gt;&quot; &amp;&#10;&quot;&amp;nbsp; &amp;nbsp; &quot; &amp; [.D877] &amp; &quot;&lt;br&gt;&quot;&#10;))" office:value-type="string" office:string-value="&lt;a href=&quot;#&quot;&gt;&lt;img src=&quot;https://github.com/ubuntu/yaru/blob/master/icons/Yaru/scalable/org.gnome.Settings/org.gnome.Settings-symbolic.svg&quot; width=&quot;22&quot; alt=&quot;org.gnome.Settings-symbolic&quot;&gt;&lt;/a&gt;&amp;nbsp; &amp;nbsp; org.gnome.Settings-symbolic&lt;br&gt;" calcext:value-type="string">
            <text:p>&lt;a href="#"&gt;&lt;img src="https://github.com/ubuntu/yaru/blob/master/icons/Yaru/scalable/org.gnome.Settings/org.gnome.Settings-symbolic.svg" width="22" alt="org.gnome.Settings-symbolic"&gt;&lt;/a&gt;&amp;nbsp; &amp;nbsp; org.gnome.Settings-symbolic&lt;br&gt;</text:p>
          </table:table-cell>
        </table:table-row>
        <table:table-row table:style-name="ro1">
          <table:table-cell office:value-type="string" calcext:value-type="string">
            <text:p>org.gnome.Settings-system-symbolic</text:p>
          </table:table-cell>
          <table:table-cell table:formula="of:=IF(LEFT([.A878];1)=&quot;.&quot;;&quot;Y&quot;;&quot;N&quot;)" office:value-type="string" office:string-value="N" calcext:value-type="string">
            <text:p>N</text:p>
          </table:table-cell>
          <table:table-cell table:formula="of:=IFERROR(&quot;## &quot; &amp; MID([.A878];3;FIND(&quot;:&quot;;[.A878])-3) &amp; &quot; &lt;br&gt;&quot;;&quot;&quot;)">
            <text:p/>
          </table:table-cell>
          <table:table-cell table:formula="of:=IF([.B878]=&quot;Y&quot;;MID([.A878];3;FIND(&quot;:&quot;;[.A878];1)-3);IF(&#10;RIGHT(RIGHT([.A878]; 1))=&quot;@&quot;;0;&#10;[.A878]))" office:value-type="string" office:string-value="org.gnome.Settings-system-symbolic" calcext:value-type="string">
            <text:p>org.gnome.Settings-system-symbolic</text:p>
          </table:table-cell>
          <table:table-cell table:formula="of:=IF([.B878]=&quot;Y&quot;;[.D878];[.E877])" office:value-type="string" office:string-value="org.gnome.Settings" calcext:value-type="string">
            <text:p>org.gnome.Settings</text:p>
          </table:table-cell>
          <table:table-cell table:style-name="ce10" table:formula="of:=IF([.D878]=0;&quot;&quot;;IF([.B878]=&quot;Y&quot;;[.C878];&#10;&quot;&lt;a href=&quot; &amp; CHAR(34) &amp; &quot;#&quot; &amp; CHAR(34) &amp; &quot;&gt;&quot; &amp;&#10;&quot;&lt;img src=&quot; &amp; CHAR(34) &amp; &quot;https://github.com/ubuntu/yaru/blob/master/icons/Yaru/scalable/&quot; &amp; [.E878] &amp; &quot;/&quot; &amp; [.A878] &amp; &quot;.svg&quot; &amp; CHAR(34) &amp; &#10;&quot; width=&quot; &amp; CHAR(34) &amp; &quot;22&quot; &amp; CHAR(34) &amp; &quot; alt=&quot; &amp; CHAR(34) &amp; [.D878] &amp; CHAR(34) &amp; &quot;&gt;&lt;/a&gt;&quot; &amp;&#10;&quot;&amp;nbsp; &amp;nbsp; &quot; &amp; [.D878] &amp; &quot;&lt;br&gt;&quot;&#10;))" office:value-type="string" office:string-value="&lt;a href=&quot;#&quot;&gt;&lt;img src=&quot;https://github.com/ubuntu/yaru/blob/master/icons/Yaru/scalable/org.gnome.Settings/org.gnome.Settings-system-symbolic.svg&quot; width=&quot;22&quot; alt=&quot;org.gnome.Settings-system-symbolic&quot;&gt;&lt;/a&gt;&amp;nbsp; &amp;nbsp; org.gnome.Settings-system-symbolic&lt;br&gt;" calcext:value-type="string">
            <text:p>&lt;a href="#"&gt;&lt;img src="https://github.com/ubuntu/yaru/blob/master/icons/Yaru/scalable/org.gnome.Settings/org.gnome.Settings-system-symbolic.svg" width="22" alt="org.gnome.Settings-system-symbolic"&gt;&lt;/a&gt;&amp;nbsp; &amp;nbsp; org.gnome.Settings-system-symbolic&lt;br&gt;</text:p>
          </table:table-cell>
        </table:table-row>
        <table:table-row table:style-name="ro1">
          <table:table-cell office:value-type="string" calcext:value-type="string">
            <text:p>org.gnome.Settings-time-symbolic</text:p>
          </table:table-cell>
          <table:table-cell table:formula="of:=IF(LEFT([.A879];1)=&quot;.&quot;;&quot;Y&quot;;&quot;N&quot;)" office:value-type="string" office:string-value="N" calcext:value-type="string">
            <text:p>N</text:p>
          </table:table-cell>
          <table:table-cell table:formula="of:=IFERROR(&quot;## &quot; &amp; MID([.A879];3;FIND(&quot;:&quot;;[.A879])-3) &amp; &quot; &lt;br&gt;&quot;;&quot;&quot;)">
            <text:p/>
          </table:table-cell>
          <table:table-cell table:formula="of:=IF([.B879]=&quot;Y&quot;;MID([.A879];3;FIND(&quot;:&quot;;[.A879];1)-3);IF(&#10;RIGHT(RIGHT([.A879]; 1))=&quot;@&quot;;0;&#10;[.A879]))" office:value-type="string" office:string-value="org.gnome.Settings-time-symbolic" calcext:value-type="string">
            <text:p>org.gnome.Settings-time-symbolic</text:p>
          </table:table-cell>
          <table:table-cell table:formula="of:=IF([.B879]=&quot;Y&quot;;[.D879];[.E878])" office:value-type="string" office:string-value="org.gnome.Settings" calcext:value-type="string">
            <text:p>org.gnome.Settings</text:p>
          </table:table-cell>
          <table:table-cell table:style-name="ce10" table:formula="of:=IF([.D879]=0;&quot;&quot;;IF([.B879]=&quot;Y&quot;;[.C879];&#10;&quot;&lt;a href=&quot; &amp; CHAR(34) &amp; &quot;#&quot; &amp; CHAR(34) &amp; &quot;&gt;&quot; &amp;&#10;&quot;&lt;img src=&quot; &amp; CHAR(34) &amp; &quot;https://github.com/ubuntu/yaru/blob/master/icons/Yaru/scalable/&quot; &amp; [.E879] &amp; &quot;/&quot; &amp; [.A879] &amp; &quot;.svg&quot; &amp; CHAR(34) &amp; &#10;&quot; width=&quot; &amp; CHAR(34) &amp; &quot;22&quot; &amp; CHAR(34) &amp; &quot; alt=&quot; &amp; CHAR(34) &amp; [.D879] &amp; CHAR(34) &amp; &quot;&gt;&lt;/a&gt;&quot; &amp;&#10;&quot;&amp;nbsp; &amp;nbsp; &quot; &amp; [.D879] &amp; &quot;&lt;br&gt;&quot;&#10;))" office:value-type="string" office:string-value="&lt;a href=&quot;#&quot;&gt;&lt;img src=&quot;https://github.com/ubuntu/yaru/blob/master/icons/Yaru/scalable/org.gnome.Settings/org.gnome.Settings-time-symbolic.svg&quot; width=&quot;22&quot; alt=&quot;org.gnome.Settings-time-symbolic&quot;&gt;&lt;/a&gt;&amp;nbsp; &amp;nbsp; org.gnome.Settings-time-symbolic&lt;br&gt;" calcext:value-type="string">
            <text:p>&lt;a href="#"&gt;&lt;img src="https://github.com/ubuntu/yaru/blob/master/icons/Yaru/scalable/org.gnome.Settings/org.gnome.Settings-time-symbolic.svg" width="22" alt="org.gnome.Settings-time-symbolic"&gt;&lt;/a&gt;&amp;nbsp; &amp;nbsp; org.gnome.Settings-time-symbolic&lt;br&gt;</text:p>
          </table:table-cell>
        </table:table-row>
        <table:table-row table:style-name="ro1">
          <table:table-cell office:value-type="string" calcext:value-type="string">
            <text:p>org.gnome.Settings-users-symbolic</text:p>
          </table:table-cell>
          <table:table-cell table:formula="of:=IF(LEFT([.A880];1)=&quot;.&quot;;&quot;Y&quot;;&quot;N&quot;)" office:value-type="string" office:string-value="N" calcext:value-type="string">
            <text:p>N</text:p>
          </table:table-cell>
          <table:table-cell table:formula="of:=IFERROR(&quot;## &quot; &amp; MID([.A880];3;FIND(&quot;:&quot;;[.A880])-3) &amp; &quot; &lt;br&gt;&quot;;&quot;&quot;)">
            <text:p/>
          </table:table-cell>
          <table:table-cell table:formula="of:=IF([.B880]=&quot;Y&quot;;MID([.A880];3;FIND(&quot;:&quot;;[.A880];1)-3);IF(&#10;RIGHT(RIGHT([.A880]; 1))=&quot;@&quot;;0;&#10;[.A880]))" office:value-type="string" office:string-value="org.gnome.Settings-users-symbolic" calcext:value-type="string">
            <text:p>org.gnome.Settings-users-symbolic</text:p>
          </table:table-cell>
          <table:table-cell table:formula="of:=IF([.B880]=&quot;Y&quot;;[.D880];[.E879])" office:value-type="string" office:string-value="org.gnome.Settings" calcext:value-type="string">
            <text:p>org.gnome.Settings</text:p>
          </table:table-cell>
          <table:table-cell table:style-name="ce10" table:formula="of:=IF([.D880]=0;&quot;&quot;;IF([.B880]=&quot;Y&quot;;[.C880];&#10;&quot;&lt;a href=&quot; &amp; CHAR(34) &amp; &quot;#&quot; &amp; CHAR(34) &amp; &quot;&gt;&quot; &amp;&#10;&quot;&lt;img src=&quot; &amp; CHAR(34) &amp; &quot;https://github.com/ubuntu/yaru/blob/master/icons/Yaru/scalable/&quot; &amp; [.E880] &amp; &quot;/&quot; &amp; [.A880] &amp; &quot;.svg&quot; &amp; CHAR(34) &amp; &#10;&quot; width=&quot; &amp; CHAR(34) &amp; &quot;22&quot; &amp; CHAR(34) &amp; &quot; alt=&quot; &amp; CHAR(34) &amp; [.D880] &amp; CHAR(34) &amp; &quot;&gt;&lt;/a&gt;&quot; &amp;&#10;&quot;&amp;nbsp; &amp;nbsp; &quot; &amp; [.D880] &amp; &quot;&lt;br&gt;&quot;&#10;))" office:value-type="string" office:string-value="&lt;a href=&quot;#&quot;&gt;&lt;img src=&quot;https://github.com/ubuntu/yaru/blob/master/icons/Yaru/scalable/org.gnome.Settings/org.gnome.Settings-users-symbolic.svg&quot; width=&quot;22&quot; alt=&quot;org.gnome.Settings-users-symbolic&quot;&gt;&lt;/a&gt;&amp;nbsp; &amp;nbsp; org.gnome.Settings-users-symbolic&lt;br&gt;" calcext:value-type="string">
            <text:p>&lt;a href="#"&gt;&lt;img src="https://github.com/ubuntu/yaru/blob/master/icons/Yaru/scalable/org.gnome.Settings/org.gnome.Settings-users-symbolic.svg" width="22" alt="org.gnome.Settings-users-symbolic"&gt;&lt;/a&gt;&amp;nbsp; &amp;nbsp; org.gnome.Settings-users-symbolic&lt;br&gt;</text:p>
          </table:table-cell>
        </table:table-row>
        <table:table-row table:style-name="ro1">
          <table:table-cell office:value-type="string" calcext:value-type="string">
            <text:p>org.gnome.Settings-wacom-symbolic</text:p>
          </table:table-cell>
          <table:table-cell table:formula="of:=IF(LEFT([.A881];1)=&quot;.&quot;;&quot;Y&quot;;&quot;N&quot;)" office:value-type="string" office:string-value="N" calcext:value-type="string">
            <text:p>N</text:p>
          </table:table-cell>
          <table:table-cell table:formula="of:=IFERROR(&quot;## &quot; &amp; MID([.A881];3;FIND(&quot;:&quot;;[.A881])-3) &amp; &quot; &lt;br&gt;&quot;;&quot;&quot;)">
            <text:p/>
          </table:table-cell>
          <table:table-cell table:formula="of:=IF([.B881]=&quot;Y&quot;;MID([.A881];3;FIND(&quot;:&quot;;[.A881];1)-3);IF(&#10;RIGHT(RIGHT([.A881]; 1))=&quot;@&quot;;0;&#10;[.A881]))" office:value-type="string" office:string-value="org.gnome.Settings-wacom-symbolic" calcext:value-type="string">
            <text:p>org.gnome.Settings-wacom-symbolic</text:p>
          </table:table-cell>
          <table:table-cell table:formula="of:=IF([.B881]=&quot;Y&quot;;[.D881];[.E880])" office:value-type="string" office:string-value="org.gnome.Settings" calcext:value-type="string">
            <text:p>org.gnome.Settings</text:p>
          </table:table-cell>
          <table:table-cell table:style-name="ce10" table:formula="of:=IF([.D881]=0;&quot;&quot;;IF([.B881]=&quot;Y&quot;;[.C881];&#10;&quot;&lt;a href=&quot; &amp; CHAR(34) &amp; &quot;#&quot; &amp; CHAR(34) &amp; &quot;&gt;&quot; &amp;&#10;&quot;&lt;img src=&quot; &amp; CHAR(34) &amp; &quot;https://github.com/ubuntu/yaru/blob/master/icons/Yaru/scalable/&quot; &amp; [.E881] &amp; &quot;/&quot; &amp; [.A881] &amp; &quot;.svg&quot; &amp; CHAR(34) &amp; &#10;&quot; width=&quot; &amp; CHAR(34) &amp; &quot;22&quot; &amp; CHAR(34) &amp; &quot; alt=&quot; &amp; CHAR(34) &amp; [.D881] &amp; CHAR(34) &amp; &quot;&gt;&lt;/a&gt;&quot; &amp;&#10;&quot;&amp;nbsp; &amp;nbsp; &quot; &amp; [.D881] &amp; &quot;&lt;br&gt;&quot;&#10;))" office:value-type="string" office:string-value="&lt;a href=&quot;#&quot;&gt;&lt;img src=&quot;https://github.com/ubuntu/yaru/blob/master/icons/Yaru/scalable/org.gnome.Settings/org.gnome.Settings-wacom-symbolic.svg&quot; width=&quot;22&quot; alt=&quot;org.gnome.Settings-wacom-symbolic&quot;&gt;&lt;/a&gt;&amp;nbsp; &amp;nbsp; org.gnome.Settings-wacom-symbolic&lt;br&gt;" calcext:value-type="string">
            <text:p>&lt;a href="#"&gt;&lt;img src="https://github.com/ubuntu/yaru/blob/master/icons/Yaru/scalable/org.gnome.Settings/org.gnome.Settings-wacom-symbolic.svg" width="22" alt="org.gnome.Settings-wacom-symbolic"&gt;&lt;/a&gt;&amp;nbsp; &amp;nbsp; org.gnome.Settings-wacom-symbolic&lt;br&gt;</text:p>
          </table:table-cell>
        </table:table-row>
        <table:table-row table:style-name="ro1">
          <table:table-cell office:value-type="string" calcext:value-type="string">
            <text:p>pointing-symbolic</text:p>
          </table:table-cell>
          <table:table-cell table:formula="of:=IF(LEFT([.A882];1)=&quot;.&quot;;&quot;Y&quot;;&quot;N&quot;)" office:value-type="string" office:string-value="N" calcext:value-type="string">
            <text:p>N</text:p>
          </table:table-cell>
          <table:table-cell table:formula="of:=IFERROR(&quot;## &quot; &amp; MID([.A882];3;FIND(&quot;:&quot;;[.A882])-3) &amp; &quot; &lt;br&gt;&quot;;&quot;&quot;)">
            <text:p/>
          </table:table-cell>
          <table:table-cell table:formula="of:=IF([.B882]=&quot;Y&quot;;MID([.A882];3;FIND(&quot;:&quot;;[.A882];1)-3);IF(&#10;RIGHT(RIGHT([.A882]; 1))=&quot;@&quot;;0;&#10;[.A882]))" office:value-type="string" office:string-value="pointing-symbolic" calcext:value-type="string">
            <text:p>pointing-symbolic</text:p>
          </table:table-cell>
          <table:table-cell table:formula="of:=IF([.B882]=&quot;Y&quot;;[.D882];[.E881])" office:value-type="string" office:string-value="org.gnome.Settings" calcext:value-type="string">
            <text:p>org.gnome.Settings</text:p>
          </table:table-cell>
          <table:table-cell table:style-name="ce10" table:formula="of:=IF([.D882]=0;&quot;&quot;;IF([.B882]=&quot;Y&quot;;[.C882];&#10;&quot;&lt;a href=&quot; &amp; CHAR(34) &amp; &quot;#&quot; &amp; CHAR(34) &amp; &quot;&gt;&quot; &amp;&#10;&quot;&lt;img src=&quot; &amp; CHAR(34) &amp; &quot;https://github.com/ubuntu/yaru/blob/master/icons/Yaru/scalable/&quot; &amp; [.E882] &amp; &quot;/&quot; &amp; [.A882] &amp; &quot;.svg&quot; &amp; CHAR(34) &amp; &#10;&quot; width=&quot; &amp; CHAR(34) &amp; &quot;22&quot; &amp; CHAR(34) &amp; &quot; alt=&quot; &amp; CHAR(34) &amp; [.D882] &amp; CHAR(34) &amp; &quot;&gt;&lt;/a&gt;&quot; &amp;&#10;&quot;&amp;nbsp; &amp;nbsp; &quot; &amp; [.D882] &amp; &quot;&lt;br&gt;&quot;&#10;))" office:value-type="string" office:string-value="&lt;a href=&quot;#&quot;&gt;&lt;img src=&quot;https://github.com/ubuntu/yaru/blob/master/icons/Yaru/scalable/org.gnome.Settings/pointing-symbolic.svg&quot; width=&quot;22&quot; alt=&quot;pointing-symbolic&quot;&gt;&lt;/a&gt;&amp;nbsp; &amp;nbsp; pointing-symbolic&lt;br&gt;" calcext:value-type="string">
            <text:p>&lt;a href="#"&gt;&lt;img src="https://github.com/ubuntu/yaru/blob/master/icons/Yaru/scalable/org.gnome.Settings/pointing-symbolic.svg" width="22" alt="pointing-symbolic"&gt;&lt;/a&gt;&amp;nbsp; &amp;nbsp; pointing-symbolic&lt;br&gt;</text:p>
          </table:table-cell>
        </table:table-row>
        <table:table-row table:style-name="ro1">
          <table:table-cell office:value-type="string" calcext:value-type="string">
            <text:p>screen-lock-symbolic</text:p>
          </table:table-cell>
          <table:table-cell table:formula="of:=IF(LEFT([.A883];1)=&quot;.&quot;;&quot;Y&quot;;&quot;N&quot;)" office:value-type="string" office:string-value="N" calcext:value-type="string">
            <text:p>N</text:p>
          </table:table-cell>
          <table:table-cell table:formula="of:=IFERROR(&quot;## &quot; &amp; MID([.A883];3;FIND(&quot;:&quot;;[.A883])-3) &amp; &quot; &lt;br&gt;&quot;;&quot;&quot;)">
            <text:p/>
          </table:table-cell>
          <table:table-cell table:formula="of:=IF([.B883]=&quot;Y&quot;;MID([.A883];3;FIND(&quot;:&quot;;[.A883];1)-3);IF(&#10;RIGHT(RIGHT([.A883]; 1))=&quot;@&quot;;0;&#10;[.A883]))" office:value-type="string" office:string-value="screen-lock-symbolic" calcext:value-type="string">
            <text:p>screen-lock-symbolic</text:p>
          </table:table-cell>
          <table:table-cell table:formula="of:=IF([.B883]=&quot;Y&quot;;[.D883];[.E882])" office:value-type="string" office:string-value="org.gnome.Settings" calcext:value-type="string">
            <text:p>org.gnome.Settings</text:p>
          </table:table-cell>
          <table:table-cell table:style-name="ce10" table:formula="of:=IF([.D883]=0;&quot;&quot;;IF([.B883]=&quot;Y&quot;;[.C883];&#10;&quot;&lt;a href=&quot; &amp; CHAR(34) &amp; &quot;#&quot; &amp; CHAR(34) &amp; &quot;&gt;&quot; &amp;&#10;&quot;&lt;img src=&quot; &amp; CHAR(34) &amp; &quot;https://github.com/ubuntu/yaru/blob/master/icons/Yaru/scalable/&quot; &amp; [.E883] &amp; &quot;/&quot; &amp; [.A883] &amp; &quot;.svg&quot; &amp; CHAR(34) &amp; &#10;&quot; width=&quot; &amp; CHAR(34) &amp; &quot;22&quot; &amp; CHAR(34) &amp; &quot; alt=&quot; &amp; CHAR(34) &amp; [.D883] &amp; CHAR(34) &amp; &quot;&gt;&lt;/a&gt;&quot; &amp;&#10;&quot;&amp;nbsp; &amp;nbsp; &quot; &amp; [.D883] &amp; &quot;&lt;br&gt;&quot;&#10;))" office:value-type="string" office:string-value="&lt;a href=&quot;#&quot;&gt;&lt;img src=&quot;https://github.com/ubuntu/yaru/blob/master/icons/Yaru/scalable/org.gnome.Settings/screen-lock-symbolic.svg&quot; width=&quot;22&quot; alt=&quot;screen-lock-symbolic&quot;&gt;&lt;/a&gt;&amp;nbsp; &amp;nbsp; screen-lock-symbolic&lt;br&gt;" calcext:value-type="string">
            <text:p>&lt;a href="#"&gt;&lt;img src="https://github.com/ubuntu/yaru/blob/master/icons/Yaru/scalable/org.gnome.Settings/screen-lock-symbolic.svg" width="22" alt="screen-lock-symbolic"&gt;&lt;/a&gt;&amp;nbsp; &amp;nbsp; screen-lock-symbolic&lt;br&gt;</text:p>
          </table:table-cell>
        </table:table-row>
        <table:table-row table:style-name="ro1">
          <table:table-cell office:value-type="string" calcext:value-type="string">
            <text:p>seeing-symbolic</text:p>
          </table:table-cell>
          <table:table-cell table:formula="of:=IF(LEFT([.A884];1)=&quot;.&quot;;&quot;Y&quot;;&quot;N&quot;)" office:value-type="string" office:string-value="N" calcext:value-type="string">
            <text:p>N</text:p>
          </table:table-cell>
          <table:table-cell table:formula="of:=IFERROR(&quot;## &quot; &amp; MID([.A884];3;FIND(&quot;:&quot;;[.A884])-3) &amp; &quot; &lt;br&gt;&quot;;&quot;&quot;)">
            <text:p/>
          </table:table-cell>
          <table:table-cell table:formula="of:=IF([.B884]=&quot;Y&quot;;MID([.A884];3;FIND(&quot;:&quot;;[.A884];1)-3);IF(&#10;RIGHT(RIGHT([.A884]; 1))=&quot;@&quot;;0;&#10;[.A884]))" office:value-type="string" office:string-value="seeing-symbolic" calcext:value-type="string">
            <text:p>seeing-symbolic</text:p>
          </table:table-cell>
          <table:table-cell table:formula="of:=IF([.B884]=&quot;Y&quot;;[.D884];[.E883])" office:value-type="string" office:string-value="org.gnome.Settings" calcext:value-type="string">
            <text:p>org.gnome.Settings</text:p>
          </table:table-cell>
          <table:table-cell table:style-name="ce10" table:formula="of:=IF([.D884]=0;&quot;&quot;;IF([.B884]=&quot;Y&quot;;[.C884];&#10;&quot;&lt;a href=&quot; &amp; CHAR(34) &amp; &quot;#&quot; &amp; CHAR(34) &amp; &quot;&gt;&quot; &amp;&#10;&quot;&lt;img src=&quot; &amp; CHAR(34) &amp; &quot;https://github.com/ubuntu/yaru/blob/master/icons/Yaru/scalable/&quot; &amp; [.E884] &amp; &quot;/&quot; &amp; [.A884] &amp; &quot;.svg&quot; &amp; CHAR(34) &amp; &#10;&quot; width=&quot; &amp; CHAR(34) &amp; &quot;22&quot; &amp; CHAR(34) &amp; &quot; alt=&quot; &amp; CHAR(34) &amp; [.D884] &amp; CHAR(34) &amp; &quot;&gt;&lt;/a&gt;&quot; &amp;&#10;&quot;&amp;nbsp; &amp;nbsp; &quot; &amp; [.D884] &amp; &quot;&lt;br&gt;&quot;&#10;))" office:value-type="string" office:string-value="&lt;a href=&quot;#&quot;&gt;&lt;img src=&quot;https://github.com/ubuntu/yaru/blob/master/icons/Yaru/scalable/org.gnome.Settings/seeing-symbolic.svg&quot; width=&quot;22&quot; alt=&quot;seeing-symbolic&quot;&gt;&lt;/a&gt;&amp;nbsp; &amp;nbsp; seeing-symbolic&lt;br&gt;" calcext:value-type="string">
            <text:p>&lt;a href="#"&gt;&lt;img src="https://github.com/ubuntu/yaru/blob/master/icons/Yaru/scalable/org.gnome.Settings/seeing-symbolic.svg" width="22" alt="seeing-symbolic"&gt;&lt;/a&gt;&amp;nbsp; &amp;nbsp; seeing-symbolic&lt;br&gt;</text:p>
          </table:table-cell>
        </table:table-row>
        <table:table-row table:style-name="ro1">
          <table:table-cell office:value-type="string" calcext:value-type="string">
            <text:p>thunderbolt-access-symbolic</text:p>
          </table:table-cell>
          <table:table-cell table:formula="of:=IF(LEFT([.A885];1)=&quot;.&quot;;&quot;Y&quot;;&quot;N&quot;)" office:value-type="string" office:string-value="N" calcext:value-type="string">
            <text:p>N</text:p>
          </table:table-cell>
          <table:table-cell table:formula="of:=IFERROR(&quot;## &quot; &amp; MID([.A885];3;FIND(&quot;:&quot;;[.A885])-3) &amp; &quot; &lt;br&gt;&quot;;&quot;&quot;)">
            <text:p/>
          </table:table-cell>
          <table:table-cell table:formula="of:=IF([.B885]=&quot;Y&quot;;MID([.A885];3;FIND(&quot;:&quot;;[.A885];1)-3);IF(&#10;RIGHT(RIGHT([.A885]; 1))=&quot;@&quot;;0;&#10;[.A885]))" office:value-type="string" office:string-value="thunderbolt-access-symbolic" calcext:value-type="string">
            <text:p>thunderbolt-access-symbolic</text:p>
          </table:table-cell>
          <table:table-cell table:formula="of:=IF([.B885]=&quot;Y&quot;;[.D885];[.E884])" office:value-type="string" office:string-value="org.gnome.Settings" calcext:value-type="string">
            <text:p>org.gnome.Settings</text:p>
          </table:table-cell>
          <table:table-cell table:style-name="ce10" table:formula="of:=IF([.D885]=0;&quot;&quot;;IF([.B885]=&quot;Y&quot;;[.C885];&#10;&quot;&lt;a href=&quot; &amp; CHAR(34) &amp; &quot;#&quot; &amp; CHAR(34) &amp; &quot;&gt;&quot; &amp;&#10;&quot;&lt;img src=&quot; &amp; CHAR(34) &amp; &quot;https://github.com/ubuntu/yaru/blob/master/icons/Yaru/scalable/&quot; &amp; [.E885] &amp; &quot;/&quot; &amp; [.A885] &amp; &quot;.svg&quot; &amp; CHAR(34) &amp; &#10;&quot; width=&quot; &amp; CHAR(34) &amp; &quot;22&quot; &amp; CHAR(34) &amp; &quot; alt=&quot; &amp; CHAR(34) &amp; [.D885] &amp; CHAR(34) &amp; &quot;&gt;&lt;/a&gt;&quot; &amp;&#10;&quot;&amp;nbsp; &amp;nbsp; &quot; &amp; [.D885] &amp; &quot;&lt;br&gt;&quot;&#10;))" office:value-type="string" office:string-value="&lt;a href=&quot;#&quot;&gt;&lt;img src=&quot;https://github.com/ubuntu/yaru/blob/master/icons/Yaru/scalable/org.gnome.Settings/thunderbolt-access-symbolic.svg&quot; width=&quot;22&quot; alt=&quot;thunderbolt-access-symbolic&quot;&gt;&lt;/a&gt;&amp;nbsp; &amp;nbsp; thunderbolt-access-symbolic&lt;br&gt;" calcext:value-type="string">
            <text:p>&lt;a href="#"&gt;&lt;img src="https://github.com/ubuntu/yaru/blob/master/icons/Yaru/scalable/org.gnome.Settings/thunderbolt-access-symbolic.svg" width="22" alt="thunderbolt-access-symbolic"&gt;&lt;/a&gt;&amp;nbsp; &amp;nbsp; thunderbolt-access-symbolic&lt;br&gt;</text:p>
          </table:table-cell>
        </table:table-row>
        <table:table-row table:style-name="ro1">
          <table:table-cell office:value-type="string" calcext:value-type="string">
            <text:p>trash-file-history-symbolic</text:p>
          </table:table-cell>
          <table:table-cell table:formula="of:=IF(LEFT([.A886];1)=&quot;.&quot;;&quot;Y&quot;;&quot;N&quot;)" office:value-type="string" office:string-value="N" calcext:value-type="string">
            <text:p>N</text:p>
          </table:table-cell>
          <table:table-cell table:formula="of:=IFERROR(&quot;## &quot; &amp; MID([.A886];3;FIND(&quot;:&quot;;[.A886])-3) &amp; &quot; &lt;br&gt;&quot;;&quot;&quot;)">
            <text:p/>
          </table:table-cell>
          <table:table-cell table:formula="of:=IF([.B886]=&quot;Y&quot;;MID([.A886];3;FIND(&quot;:&quot;;[.A886];1)-3);IF(&#10;RIGHT(RIGHT([.A886]; 1))=&quot;@&quot;;0;&#10;[.A886]))" office:value-type="string" office:string-value="trash-file-history-symbolic" calcext:value-type="string">
            <text:p>trash-file-history-symbolic</text:p>
          </table:table-cell>
          <table:table-cell table:formula="of:=IF([.B886]=&quot;Y&quot;;[.D886];[.E885])" office:value-type="string" office:string-value="org.gnome.Settings" calcext:value-type="string">
            <text:p>org.gnome.Settings</text:p>
          </table:table-cell>
          <table:table-cell table:style-name="ce10" table:formula="of:=IF([.D886]=0;&quot;&quot;;IF([.B886]=&quot;Y&quot;;[.C886];&#10;&quot;&lt;a href=&quot; &amp; CHAR(34) &amp; &quot;#&quot; &amp; CHAR(34) &amp; &quot;&gt;&quot; &amp;&#10;&quot;&lt;img src=&quot; &amp; CHAR(34) &amp; &quot;https://github.com/ubuntu/yaru/blob/master/icons/Yaru/scalable/&quot; &amp; [.E886] &amp; &quot;/&quot; &amp; [.A886] &amp; &quot;.svg&quot; &amp; CHAR(34) &amp; &#10;&quot; width=&quot; &amp; CHAR(34) &amp; &quot;22&quot; &amp; CHAR(34) &amp; &quot; alt=&quot; &amp; CHAR(34) &amp; [.D886] &amp; CHAR(34) &amp; &quot;&gt;&lt;/a&gt;&quot; &amp;&#10;&quot;&amp;nbsp; &amp;nbsp; &quot; &amp; [.D886] &amp; &quot;&lt;br&gt;&quot;&#10;))" office:value-type="string" office:string-value="&lt;a href=&quot;#&quot;&gt;&lt;img src=&quot;https://github.com/ubuntu/yaru/blob/master/icons/Yaru/scalable/org.gnome.Settings/trash-file-history-symbolic.svg&quot; width=&quot;22&quot; alt=&quot;trash-file-history-symbolic&quot;&gt;&lt;/a&gt;&amp;nbsp; &amp;nbsp; trash-file-history-symbolic&lt;br&gt;" calcext:value-type="string">
            <text:p>&lt;a href="#"&gt;&lt;img src="https://github.com/ubuntu/yaru/blob/master/icons/Yaru/scalable/org.gnome.Settings/trash-file-history-symbolic.svg" width="22" alt="trash-file-history-symbolic"&gt;&lt;/a&gt;&amp;nbsp; &amp;nbsp; trash-file-history-symbolic&lt;br&gt;</text:p>
          </table:table-cell>
        </table:table-row>
        <table:table-row table:style-name="ro1">
          <table:table-cell office:value-type="string" calcext:value-type="string">
            <text:p>typing-symbolic</text:p>
          </table:table-cell>
          <table:table-cell table:formula="of:=IF(LEFT([.A887];1)=&quot;.&quot;;&quot;Y&quot;;&quot;N&quot;)" office:value-type="string" office:string-value="N" calcext:value-type="string">
            <text:p>N</text:p>
          </table:table-cell>
          <table:table-cell table:formula="of:=IFERROR(&quot;## &quot; &amp; MID([.A887];3;FIND(&quot;:&quot;;[.A887])-3) &amp; &quot; &lt;br&gt;&quot;;&quot;&quot;)">
            <text:p/>
          </table:table-cell>
          <table:table-cell table:formula="of:=IF([.B887]=&quot;Y&quot;;MID([.A887];3;FIND(&quot;:&quot;;[.A887];1)-3);IF(&#10;RIGHT(RIGHT([.A887]; 1))=&quot;@&quot;;0;&#10;[.A887]))" office:value-type="string" office:string-value="typing-symbolic" calcext:value-type="string">
            <text:p>typing-symbolic</text:p>
          </table:table-cell>
          <table:table-cell table:formula="of:=IF([.B887]=&quot;Y&quot;;[.D887];[.E886])" office:value-type="string" office:string-value="org.gnome.Settings" calcext:value-type="string">
            <text:p>org.gnome.Settings</text:p>
          </table:table-cell>
          <table:table-cell table:style-name="ce10" table:formula="of:=IF([.D887]=0;&quot;&quot;;IF([.B887]=&quot;Y&quot;;[.C887];&#10;&quot;&lt;a href=&quot; &amp; CHAR(34) &amp; &quot;#&quot; &amp; CHAR(34) &amp; &quot;&gt;&quot; &amp;&#10;&quot;&lt;img src=&quot; &amp; CHAR(34) &amp; &quot;https://github.com/ubuntu/yaru/blob/master/icons/Yaru/scalable/&quot; &amp; [.E887] &amp; &quot;/&quot; &amp; [.A887] &amp; &quot;.svg&quot; &amp; CHAR(34) &amp; &#10;&quot; width=&quot; &amp; CHAR(34) &amp; &quot;22&quot; &amp; CHAR(34) &amp; &quot; alt=&quot; &amp; CHAR(34) &amp; [.D887] &amp; CHAR(34) &amp; &quot;&gt;&lt;/a&gt;&quot; &amp;&#10;&quot;&amp;nbsp; &amp;nbsp; &quot; &amp; [.D887] &amp; &quot;&lt;br&gt;&quot;&#10;))" office:value-type="string" office:string-value="&lt;a href=&quot;#&quot;&gt;&lt;img src=&quot;https://github.com/ubuntu/yaru/blob/master/icons/Yaru/scalable/org.gnome.Settings/typing-symbolic.svg&quot; width=&quot;22&quot; alt=&quot;typing-symbolic&quot;&gt;&lt;/a&gt;&amp;nbsp; &amp;nbsp; typing-symbolic&lt;br&gt;" calcext:value-type="string">
            <text:p>&lt;a href="#"&gt;&lt;img src="https://github.com/ubuntu/yaru/blob/master/icons/Yaru/scalable/org.gnome.Settings/typing-symbolic.svg" width="22" alt="typing-symbolic"&gt;&lt;/a&gt;&amp;nbsp; &amp;nbsp; typing-symbolic&lt;br&gt;</text:p>
          </table:table-cell>
        </table:table-row>
        <table:table-row table:style-name="ro1">
          <table:table-cell office:value-type="string" calcext:value-type="string">
            <text:p>update-symbolic</text:p>
          </table:table-cell>
          <table:table-cell table:formula="of:=IF(LEFT([.A888];1)=&quot;.&quot;;&quot;Y&quot;;&quot;N&quot;)" office:value-type="string" office:string-value="N" calcext:value-type="string">
            <text:p>N</text:p>
          </table:table-cell>
          <table:table-cell table:formula="of:=IFERROR(&quot;## &quot; &amp; MID([.A888];3;FIND(&quot;:&quot;;[.A888])-3) &amp; &quot; &lt;br&gt;&quot;;&quot;&quot;)">
            <text:p/>
          </table:table-cell>
          <table:table-cell table:formula="of:=IF([.B888]=&quot;Y&quot;;MID([.A888];3;FIND(&quot;:&quot;;[.A888];1)-3);IF(&#10;RIGHT(RIGHT([.A888]; 1))=&quot;@&quot;;0;&#10;[.A888]))" office:value-type="string" office:string-value="update-symbolic" calcext:value-type="string">
            <text:p>update-symbolic</text:p>
          </table:table-cell>
          <table:table-cell table:formula="of:=IF([.B888]=&quot;Y&quot;;[.D888];[.E887])" office:value-type="string" office:string-value="org.gnome.Settings" calcext:value-type="string">
            <text:p>org.gnome.Settings</text:p>
          </table:table-cell>
          <table:table-cell table:style-name="ce10" table:formula="of:=IF([.D888]=0;&quot;&quot;;IF([.B888]=&quot;Y&quot;;[.C888];&#10;&quot;&lt;a href=&quot; &amp; CHAR(34) &amp; &quot;#&quot; &amp; CHAR(34) &amp; &quot;&gt;&quot; &amp;&#10;&quot;&lt;img src=&quot; &amp; CHAR(34) &amp; &quot;https://github.com/ubuntu/yaru/blob/master/icons/Yaru/scalable/&quot; &amp; [.E888] &amp; &quot;/&quot; &amp; [.A888] &amp; &quot;.svg&quot; &amp; CHAR(34) &amp; &#10;&quot; width=&quot; &amp; CHAR(34) &amp; &quot;22&quot; &amp; CHAR(34) &amp; &quot; alt=&quot; &amp; CHAR(34) &amp; [.D888] &amp; CHAR(34) &amp; &quot;&gt;&lt;/a&gt;&quot; &amp;&#10;&quot;&amp;nbsp; &amp;nbsp; &quot; &amp; [.D888] &amp; &quot;&lt;br&gt;&quot;&#10;))" office:value-type="string" office:string-value="&lt;a href=&quot;#&quot;&gt;&lt;img src=&quot;https://github.com/ubuntu/yaru/blob/master/icons/Yaru/scalable/org.gnome.Settings/update-symbolic.svg&quot; width=&quot;22&quot; alt=&quot;update-symbolic&quot;&gt;&lt;/a&gt;&amp;nbsp; &amp;nbsp; update-symbolic&lt;br&gt;" calcext:value-type="string">
            <text:p>&lt;a href="#"&gt;&lt;img src="https://github.com/ubuntu/yaru/blob/master/icons/Yaru/scalable/org.gnome.Settings/update-symbolic.svg" width="22" alt="update-symbolic"&gt;&lt;/a&gt;&amp;nbsp; &amp;nbsp; update-symbolic&lt;br&gt;</text:p>
          </table:table-cell>
        </table:table-row>
        <table:table-row table:style-name="ro1">
          <table:table-cell office:value-type="string" calcext:value-type="string">
            <text:p>zoom-symbolic</text:p>
          </table:table-cell>
          <table:table-cell table:formula="of:=IF(LEFT([.A889];1)=&quot;.&quot;;&quot;Y&quot;;&quot;N&quot;)" office:value-type="string" office:string-value="N" calcext:value-type="string">
            <text:p>N</text:p>
          </table:table-cell>
          <table:table-cell table:formula="of:=IFERROR(&quot;## &quot; &amp; MID([.A889];3;FIND(&quot;:&quot;;[.A889])-3) &amp; &quot; &lt;br&gt;&quot;;&quot;&quot;)">
            <text:p/>
          </table:table-cell>
          <table:table-cell table:formula="of:=IF([.B889]=&quot;Y&quot;;MID([.A889];3;FIND(&quot;:&quot;;[.A889];1)-3);IF(&#10;RIGHT(RIGHT([.A889]; 1))=&quot;@&quot;;0;&#10;[.A889]))" office:value-type="string" office:string-value="zoom-symbolic" calcext:value-type="string">
            <text:p>zoom-symbolic</text:p>
          </table:table-cell>
          <table:table-cell table:formula="of:=IF([.B889]=&quot;Y&quot;;[.D889];[.E888])" office:value-type="string" office:string-value="org.gnome.Settings" calcext:value-type="string">
            <text:p>org.gnome.Settings</text:p>
          </table:table-cell>
          <table:table-cell table:style-name="ce10" table:formula="of:=IF([.D889]=0;&quot;&quot;;IF([.B889]=&quot;Y&quot;;[.C889];&#10;&quot;&lt;a href=&quot; &amp; CHAR(34) &amp; &quot;#&quot; &amp; CHAR(34) &amp; &quot;&gt;&quot; &amp;&#10;&quot;&lt;img src=&quot; &amp; CHAR(34) &amp; &quot;https://github.com/ubuntu/yaru/blob/master/icons/Yaru/scalable/&quot; &amp; [.E889] &amp; &quot;/&quot; &amp; [.A889] &amp; &quot;.svg&quot; &amp; CHAR(34) &amp; &#10;&quot; width=&quot; &amp; CHAR(34) &amp; &quot;22&quot; &amp; CHAR(34) &amp; &quot; alt=&quot; &amp; CHAR(34) &amp; [.D889] &amp; CHAR(34) &amp; &quot;&gt;&lt;/a&gt;&quot; &amp;&#10;&quot;&amp;nbsp; &amp;nbsp; &quot; &amp; [.D889] &amp; &quot;&lt;br&gt;&quot;&#10;))" office:value-type="string" office:string-value="&lt;a href=&quot;#&quot;&gt;&lt;img src=&quot;https://github.com/ubuntu/yaru/blob/master/icons/Yaru/scalable/org.gnome.Settings/zoom-symbolic.svg&quot; width=&quot;22&quot; alt=&quot;zoom-symbolic&quot;&gt;&lt;/a&gt;&amp;nbsp; &amp;nbsp; zoom-symbolic&lt;br&gt;" calcext:value-type="string">
            <text:p>&lt;a href="#"&gt;&lt;img src="https://github.com/ubuntu/yaru/blob/master/icons/Yaru/scalable/org.gnome.Settings/zoom-symbolic.svg" width="22" alt="zoom-symbolic"&gt;&lt;/a&gt;&amp;nbsp; &amp;nbsp; zoom-symbolic&lt;br&gt;</text:p>
          </table:table-cell>
        </table:table-row>
        <table:table-row table:style-name="ro1">
          <table:table-cell table:style-name="Default"/>
          <table:table-cell table:style-name="Default" table:formula="of:=IF(LEFT([.A89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90];3;FIND(&quot;:&quot;;[.A890])-3) &amp; &quot; &lt;br&gt;&quot;;&quot;&quot;)">
            <text:p/>
          </table:table-cell>
          <table:table-cell table:style-name="ce6" table:formula="of:=IF([.B890]=&quot;Y&quot;;MID([.A890];3;FIND(&quot;:&quot;;[.A890];1)-3);IF(&#10;RIGHT(RIGHT([.A890]; 1))=&quot;@&quot;;0;&#10;[.A890]))" office:value-type="float" office:value="0" calcext:value-type="float">
            <text:p>0</text:p>
          </table:table-cell>
          <table:table-cell table:formula="of:=IF([.B890]=&quot;Y&quot;;[.D890];[.E889])" office:value-type="string" office:string-value="org.gnome.Settings" calcext:value-type="string">
            <text:p>org.gnome.Settings</text:p>
          </table:table-cell>
          <table:table-cell table:style-name="ce10" table:formula="of:=IF([.D890]=0;&quot;&quot;;IF([.B890]=&quot;Y&quot;;[.C890];&#10;&quot;&lt;a href=&quot; &amp; CHAR(34) &amp; &quot;#&quot; &amp; CHAR(34) &amp; &quot;&gt;&quot; &amp;&#10;&quot;&lt;img src=&quot; &amp; CHAR(34) &amp; &quot;https://github.com/ubuntu/yaru/blob/master/icons/Yaru/scalable/&quot; &amp; [.E890] &amp; &quot;/&quot; &amp; [.A890] &amp; &quot;.svg&quot; &amp; CHAR(34) &amp; &#10;&quot; width=&quot; &amp; CHAR(34) &amp; &quot;22&quot; &amp; CHAR(34) &amp; &quot; alt=&quot; &amp; CHAR(34) &amp; [.D890] &amp; CHAR(34) &amp; &quot;&gt;&lt;/a&gt;&quot; &amp;&#10;&quot;&amp;nbsp; &amp;nbsp; &quot; &amp; [.D890] &amp; &quot;&lt;br&gt;&quot;&#10;))">
            <text:p/>
          </table:table-cell>
        </table:table-row>
        <table:table-row table:style-name="ro1">
          <table:table-cell office:value-type="string" calcext:value-type="string">
            <text:p>./phosh:</text:p>
          </table:table-cell>
          <table:table-cell table:formula="of:=IF(LEFT([.A891];1)=&quot;.&quot;;&quot;Y&quot;;&quot;N&quot;)" office:value-type="string" office:string-value="Y" calcext:value-type="string">
            <text:p>Y</text:p>
          </table:table-cell>
          <table:table-cell table:formula="of:=IFERROR(&quot;## &quot; &amp; MID([.A891];3;FIND(&quot;:&quot;;[.A891])-3) &amp; &quot; &lt;br&gt;&quot;;&quot;&quot;)" office:value-type="string" office:string-value="## phosh &lt;br&gt;" calcext:value-type="string">
            <text:p>## phosh &lt;br&gt;</text:p>
          </table:table-cell>
          <table:table-cell table:formula="of:=IF([.B891]=&quot;Y&quot;;MID([.A891];3;FIND(&quot;:&quot;;[.A891];1)-3);IF(&#10;RIGHT(RIGHT([.A891]; 1))=&quot;@&quot;;0;&#10;[.A891]))" office:value-type="string" office:string-value="phosh" calcext:value-type="string">
            <text:p>phosh</text:p>
          </table:table-cell>
          <table:table-cell table:formula="of:=IF([.B891]=&quot;Y&quot;;[.D891];[.E890])" office:value-type="string" office:string-value="phosh" calcext:value-type="string">
            <text:p>phosh</text:p>
          </table:table-cell>
          <table:table-cell table:style-name="ce10" table:formula="of:=IF([.D891]=0;&quot;&quot;;IF([.B891]=&quot;Y&quot;;[.C891];&#10;&quot;&lt;a href=&quot; &amp; CHAR(34) &amp; &quot;#&quot; &amp; CHAR(34) &amp; &quot;&gt;&quot; &amp;&#10;&quot;&lt;img src=&quot; &amp; CHAR(34) &amp; &quot;https://github.com/ubuntu/yaru/blob/master/icons/Yaru/scalable/&quot; &amp; [.E891] &amp; &quot;/&quot; &amp; [.A891] &amp; &quot;.svg&quot; &amp; CHAR(34) &amp; &#10;&quot; width=&quot; &amp; CHAR(34) &amp; &quot;22&quot; &amp; CHAR(34) &amp; &quot; alt=&quot; &amp; CHAR(34) &amp; [.D891] &amp; CHAR(34) &amp; &quot;&gt;&lt;/a&gt;&quot; &amp;&#10;&quot;&amp;nbsp; &amp;nbsp; &quot; &amp; [.D891] &amp; &quot;&lt;br&gt;&quot;&#10;))" office:value-type="string" office:string-value="## phosh &lt;br&gt;" calcext:value-type="string">
            <text:p>## phosh &lt;br&gt;</text:p>
          </table:table-cell>
        </table:table-row>
        <table:table-row table:style-name="ro1">
          <table:table-cell office:value-type="string" calcext:value-type="string">
            <text:p>feedback-quiet-symbolic</text:p>
          </table:table-cell>
          <table:table-cell table:formula="of:=IF(LEFT([.A892];1)=&quot;.&quot;;&quot;Y&quot;;&quot;N&quot;)" office:value-type="string" office:string-value="N" calcext:value-type="string">
            <text:p>N</text:p>
          </table:table-cell>
          <table:table-cell table:formula="of:=IFERROR(&quot;## &quot; &amp; MID([.A892];3;FIND(&quot;:&quot;;[.A892])-3) &amp; &quot; &lt;br&gt;&quot;;&quot;&quot;)">
            <text:p/>
          </table:table-cell>
          <table:table-cell table:formula="of:=IF([.B892]=&quot;Y&quot;;MID([.A892];3;FIND(&quot;:&quot;;[.A892];1)-3);IF(&#10;RIGHT(RIGHT([.A892]; 1))=&quot;@&quot;;0;&#10;[.A892]))" office:value-type="string" office:string-value="feedback-quiet-symbolic" calcext:value-type="string">
            <text:p>feedback-quiet-symbolic</text:p>
          </table:table-cell>
          <table:table-cell table:formula="of:=IF([.B892]=&quot;Y&quot;;[.D892];[.E891])" office:value-type="string" office:string-value="phosh" calcext:value-type="string">
            <text:p>phosh</text:p>
          </table:table-cell>
          <table:table-cell table:style-name="ce10" table:formula="of:=IF([.D892]=0;&quot;&quot;;IF([.B892]=&quot;Y&quot;;[.C892];&#10;&quot;&lt;a href=&quot; &amp; CHAR(34) &amp; &quot;#&quot; &amp; CHAR(34) &amp; &quot;&gt;&quot; &amp;&#10;&quot;&lt;img src=&quot; &amp; CHAR(34) &amp; &quot;https://github.com/ubuntu/yaru/blob/master/icons/Yaru/scalable/&quot; &amp; [.E892] &amp; &quot;/&quot; &amp; [.A892] &amp; &quot;.svg&quot; &amp; CHAR(34) &amp; &#10;&quot; width=&quot; &amp; CHAR(34) &amp; &quot;22&quot; &amp; CHAR(34) &amp; &quot; alt=&quot; &amp; CHAR(34) &amp; [.D892] &amp; CHAR(34) &amp; &quot;&gt;&lt;/a&gt;&quot; &amp;&#10;&quot;&amp;nbsp; &amp;nbsp; &quot; &amp; [.D892] &amp; &quot;&lt;br&gt;&quot;&#10;))" office:value-type="string" office:string-value="&lt;a href=&quot;#&quot;&gt;&lt;img src=&quot;https://github.com/ubuntu/yaru/blob/master/icons/Yaru/scalable/phosh/feedback-quiet-symbolic.svg&quot; width=&quot;22&quot; alt=&quot;feedback-quiet-symbolic&quot;&gt;&lt;/a&gt;&amp;nbsp; &amp;nbsp; feedback-quiet-symbolic&lt;br&gt;" calcext:value-type="string">
            <text:p>&lt;a href="#"&gt;&lt;img src="https://github.com/ubuntu/yaru/blob/master/icons/Yaru/scalable/phosh/feedback-quiet-symbolic.svg" width="22" alt="feedback-quiet-symbolic"&gt;&lt;/a&gt;&amp;nbsp; &amp;nbsp; feedback-quiet-symbolic&lt;br&gt;</text:p>
          </table:table-cell>
        </table:table-row>
        <table:table-row table:style-name="ro1">
          <table:table-cell table:style-name="Default" office:value-type="string" calcext:value-type="string">
            <text:p>org.gnome.Shell.Extensions.GSConnect-symbolic@</text:p>
          </table:table-cell>
          <table:table-cell table:style-name="Default" table:formula="of:=IF(LEFT([.A89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893];3;FIND(&quot;:&quot;;[.A893])-3) &amp; &quot; &lt;br&gt;&quot;;&quot;&quot;)">
            <text:p/>
          </table:table-cell>
          <table:table-cell table:style-name="ce6" table:formula="of:=IF([.B893]=&quot;Y&quot;;MID([.A893];3;FIND(&quot;:&quot;;[.A893];1)-3);IF(&#10;RIGHT(RIGHT([.A893]; 1))=&quot;@&quot;;0;&#10;[.A893]))" office:value-type="float" office:value="0" calcext:value-type="float">
            <text:p>0</text:p>
          </table:table-cell>
          <table:table-cell table:formula="of:=IF([.B893]=&quot;Y&quot;;[.D893];[.E892])" office:value-type="string" office:string-value="phosh" calcext:value-type="string">
            <text:p>phosh</text:p>
          </table:table-cell>
          <table:table-cell table:style-name="ce10" table:formula="of:=IF([.D893]=0;&quot;&quot;;IF([.B893]=&quot;Y&quot;;[.C893];&#10;&quot;&lt;a href=&quot; &amp; CHAR(34) &amp; &quot;#&quot; &amp; CHAR(34) &amp; &quot;&gt;&quot; &amp;&#10;&quot;&lt;img src=&quot; &amp; CHAR(34) &amp; &quot;https://github.com/ubuntu/yaru/blob/master/icons/Yaru/scalable/&quot; &amp; [.E893] &amp; &quot;/&quot; &amp; [.A893] &amp; &quot;.svg&quot; &amp; CHAR(34) &amp; &#10;&quot; width=&quot; &amp; CHAR(34) &amp; &quot;22&quot; &amp; CHAR(34) &amp; &quot; alt=&quot; &amp; CHAR(34) &amp; [.D893] &amp; CHAR(34) &amp; &quot;&gt;&lt;/a&gt;&quot; &amp;&#10;&quot;&amp;nbsp; &amp;nbsp; &quot; &amp; [.D893] &amp; &quot;&lt;br&gt;&quot;&#10;))">
            <text:p/>
          </table:table-cell>
        </table:table-row>
        <table:table-row table:style-name="ro1">
          <table:table-cell office:value-type="string" calcext:value-type="string">
            <text:p>phone-docked-symbolic</text:p>
          </table:table-cell>
          <table:table-cell table:formula="of:=IF(LEFT([.A894];1)=&quot;.&quot;;&quot;Y&quot;;&quot;N&quot;)" office:value-type="string" office:string-value="N" calcext:value-type="string">
            <text:p>N</text:p>
          </table:table-cell>
          <table:table-cell table:formula="of:=IFERROR(&quot;## &quot; &amp; MID([.A894];3;FIND(&quot;:&quot;;[.A894])-3) &amp; &quot; &lt;br&gt;&quot;;&quot;&quot;)">
            <text:p/>
          </table:table-cell>
          <table:table-cell table:formula="of:=IF([.B894]=&quot;Y&quot;;MID([.A894];3;FIND(&quot;:&quot;;[.A894];1)-3);IF(&#10;RIGHT(RIGHT([.A894]; 1))=&quot;@&quot;;0;&#10;[.A894]))" office:value-type="string" office:string-value="phone-docked-symbolic" calcext:value-type="string">
            <text:p>phone-docked-symbolic</text:p>
          </table:table-cell>
          <table:table-cell table:formula="of:=IF([.B894]=&quot;Y&quot;;[.D894];[.E893])" office:value-type="string" office:string-value="phosh" calcext:value-type="string">
            <text:p>phosh</text:p>
          </table:table-cell>
          <table:table-cell table:style-name="ce10" table:formula="of:=IF([.D894]=0;&quot;&quot;;IF([.B894]=&quot;Y&quot;;[.C894];&#10;&quot;&lt;a href=&quot; &amp; CHAR(34) &amp; &quot;#&quot; &amp; CHAR(34) &amp; &quot;&gt;&quot; &amp;&#10;&quot;&lt;img src=&quot; &amp; CHAR(34) &amp; &quot;https://github.com/ubuntu/yaru/blob/master/icons/Yaru/scalable/&quot; &amp; [.E894] &amp; &quot;/&quot; &amp; [.A894] &amp; &quot;.svg&quot; &amp; CHAR(34) &amp; &#10;&quot; width=&quot; &amp; CHAR(34) &amp; &quot;22&quot; &amp; CHAR(34) &amp; &quot; alt=&quot; &amp; CHAR(34) &amp; [.D894] &amp; CHAR(34) &amp; &quot;&gt;&lt;/a&gt;&quot; &amp;&#10;&quot;&amp;nbsp; &amp;nbsp; &quot; &amp; [.D894] &amp; &quot;&lt;br&gt;&quot;&#10;))" office:value-type="string" office:string-value="&lt;a href=&quot;#&quot;&gt;&lt;img src=&quot;https://github.com/ubuntu/yaru/blob/master/icons/Yaru/scalable/phosh/phone-docked-symbolic.svg&quot; width=&quot;22&quot; alt=&quot;phone-docked-symbolic&quot;&gt;&lt;/a&gt;&amp;nbsp; &amp;nbsp; phone-docked-symbolic&lt;br&gt;" calcext:value-type="string">
            <text:p>&lt;a href="#"&gt;&lt;img src="https://github.com/ubuntu/yaru/blob/master/icons/Yaru/scalable/phosh/phone-docked-symbolic.svg" width="22" alt="phone-docked-symbolic"&gt;&lt;/a&gt;&amp;nbsp; &amp;nbsp; phone-docked-symbolic&lt;br&gt;</text:p>
          </table:table-cell>
        </table:table-row>
        <table:table-row table:style-name="ro1">
          <table:table-cell office:value-type="string" calcext:value-type="string">
            <text:p>phone-undocked-symbolic</text:p>
          </table:table-cell>
          <table:table-cell table:formula="of:=IF(LEFT([.A895];1)=&quot;.&quot;;&quot;Y&quot;;&quot;N&quot;)" office:value-type="string" office:string-value="N" calcext:value-type="string">
            <text:p>N</text:p>
          </table:table-cell>
          <table:table-cell table:formula="of:=IFERROR(&quot;## &quot; &amp; MID([.A895];3;FIND(&quot;:&quot;;[.A895])-3) &amp; &quot; &lt;br&gt;&quot;;&quot;&quot;)">
            <text:p/>
          </table:table-cell>
          <table:table-cell table:formula="of:=IF([.B895]=&quot;Y&quot;;MID([.A895];3;FIND(&quot;:&quot;;[.A895];1)-3);IF(&#10;RIGHT(RIGHT([.A895]; 1))=&quot;@&quot;;0;&#10;[.A895]))" office:value-type="string" office:string-value="phone-undocked-symbolic" calcext:value-type="string">
            <text:p>phone-undocked-symbolic</text:p>
          </table:table-cell>
          <table:table-cell table:formula="of:=IF([.B895]=&quot;Y&quot;;[.D895];[.E894])" office:value-type="string" office:string-value="phosh" calcext:value-type="string">
            <text:p>phosh</text:p>
          </table:table-cell>
          <table:table-cell table:style-name="ce10" table:formula="of:=IF([.D895]=0;&quot;&quot;;IF([.B895]=&quot;Y&quot;;[.C895];&#10;&quot;&lt;a href=&quot; &amp; CHAR(34) &amp; &quot;#&quot; &amp; CHAR(34) &amp; &quot;&gt;&quot; &amp;&#10;&quot;&lt;img src=&quot; &amp; CHAR(34) &amp; &quot;https://github.com/ubuntu/yaru/blob/master/icons/Yaru/scalable/&quot; &amp; [.E895] &amp; &quot;/&quot; &amp; [.A895] &amp; &quot;.svg&quot; &amp; CHAR(34) &amp; &#10;&quot; width=&quot; &amp; CHAR(34) &amp; &quot;22&quot; &amp; CHAR(34) &amp; &quot; alt=&quot; &amp; CHAR(34) &amp; [.D895] &amp; CHAR(34) &amp; &quot;&gt;&lt;/a&gt;&quot; &amp;&#10;&quot;&amp;nbsp; &amp;nbsp; &quot; &amp; [.D895] &amp; &quot;&lt;br&gt;&quot;&#10;))" office:value-type="string" office:string-value="&lt;a href=&quot;#&quot;&gt;&lt;img src=&quot;https://github.com/ubuntu/yaru/blob/master/icons/Yaru/scalable/phosh/phone-undocked-symbolic.svg&quot; width=&quot;22&quot; alt=&quot;phone-undocked-symbolic&quot;&gt;&lt;/a&gt;&amp;nbsp; &amp;nbsp; phone-undocked-symbolic&lt;br&gt;" calcext:value-type="string">
            <text:p>&lt;a href="#"&gt;&lt;img src="https://github.com/ubuntu/yaru/blob/master/icons/Yaru/scalable/phosh/phone-undocked-symbolic.svg" width="22" alt="phone-undocked-symbolic"&gt;&lt;/a&gt;&amp;nbsp; &amp;nbsp; phone-undocked-symbolic&lt;br&gt;</text:p>
          </table:table-cell>
        </table:table-row>
        <table:table-row table:style-name="ro1">
          <table:table-cell office:value-type="string" calcext:value-type="string">
            <text:p>screen-rotation-landscape-symbolic</text:p>
          </table:table-cell>
          <table:table-cell table:formula="of:=IF(LEFT([.A896];1)=&quot;.&quot;;&quot;Y&quot;;&quot;N&quot;)" office:value-type="string" office:string-value="N" calcext:value-type="string">
            <text:p>N</text:p>
          </table:table-cell>
          <table:table-cell table:formula="of:=IFERROR(&quot;## &quot; &amp; MID([.A896];3;FIND(&quot;:&quot;;[.A896])-3) &amp; &quot; &lt;br&gt;&quot;;&quot;&quot;)">
            <text:p/>
          </table:table-cell>
          <table:table-cell table:formula="of:=IF([.B896]=&quot;Y&quot;;MID([.A896];3;FIND(&quot;:&quot;;[.A896];1)-3);IF(&#10;RIGHT(RIGHT([.A896]; 1))=&quot;@&quot;;0;&#10;[.A896]))" office:value-type="string" office:string-value="screen-rotation-landscape-symbolic" calcext:value-type="string">
            <text:p>screen-rotation-landscape-symbolic</text:p>
          </table:table-cell>
          <table:table-cell table:formula="of:=IF([.B896]=&quot;Y&quot;;[.D896];[.E895])" office:value-type="string" office:string-value="phosh" calcext:value-type="string">
            <text:p>phosh</text:p>
          </table:table-cell>
          <table:table-cell table:style-name="ce10" table:formula="of:=IF([.D896]=0;&quot;&quot;;IF([.B896]=&quot;Y&quot;;[.C896];&#10;&quot;&lt;a href=&quot; &amp; CHAR(34) &amp; &quot;#&quot; &amp; CHAR(34) &amp; &quot;&gt;&quot; &amp;&#10;&quot;&lt;img src=&quot; &amp; CHAR(34) &amp; &quot;https://github.com/ubuntu/yaru/blob/master/icons/Yaru/scalable/&quot; &amp; [.E896] &amp; &quot;/&quot; &amp; [.A896] &amp; &quot;.svg&quot; &amp; CHAR(34) &amp; &#10;&quot; width=&quot; &amp; CHAR(34) &amp; &quot;22&quot; &amp; CHAR(34) &amp; &quot; alt=&quot; &amp; CHAR(34) &amp; [.D896] &amp; CHAR(34) &amp; &quot;&gt;&lt;/a&gt;&quot; &amp;&#10;&quot;&amp;nbsp; &amp;nbsp; &quot; &amp; [.D896] &amp; &quot;&lt;br&gt;&quot;&#10;))" office:value-type="string" office:string-value="&lt;a href=&quot;#&quot;&gt;&lt;img src=&quot;https://github.com/ubuntu/yaru/blob/master/icons/Yaru/scalable/phosh/screen-rotation-landscape-symbolic.svg&quot; width=&quot;22&quot; alt=&quot;screen-rotation-landscape-symbolic&quot;&gt;&lt;/a&gt;&amp;nbsp; &amp;nbsp; screen-rotation-landscape-symbolic&lt;br&gt;" calcext:value-type="string">
            <text:p>&lt;a href="#"&gt;&lt;img src="https://github.com/ubuntu/yaru/blob/master/icons/Yaru/scalable/phosh/screen-rotation-landscape-symbolic.svg" width="22" alt="screen-rotation-landscape-symbolic"&gt;&lt;/a&gt;&amp;nbsp; &amp;nbsp; screen-rotation-landscape-symbolic&lt;br&gt;</text:p>
          </table:table-cell>
        </table:table-row>
        <table:table-row table:style-name="ro1">
          <table:table-cell office:value-type="string" calcext:value-type="string">
            <text:p>screen-rotation-portrait-symbolic</text:p>
          </table:table-cell>
          <table:table-cell table:formula="of:=IF(LEFT([.A897];1)=&quot;.&quot;;&quot;Y&quot;;&quot;N&quot;)" office:value-type="string" office:string-value="N" calcext:value-type="string">
            <text:p>N</text:p>
          </table:table-cell>
          <table:table-cell table:formula="of:=IFERROR(&quot;## &quot; &amp; MID([.A897];3;FIND(&quot;:&quot;;[.A897])-3) &amp; &quot; &lt;br&gt;&quot;;&quot;&quot;)">
            <text:p/>
          </table:table-cell>
          <table:table-cell table:formula="of:=IF([.B897]=&quot;Y&quot;;MID([.A897];3;FIND(&quot;:&quot;;[.A897];1)-3);IF(&#10;RIGHT(RIGHT([.A897]; 1))=&quot;@&quot;;0;&#10;[.A897]))" office:value-type="string" office:string-value="screen-rotation-portrait-symbolic" calcext:value-type="string">
            <text:p>screen-rotation-portrait-symbolic</text:p>
          </table:table-cell>
          <table:table-cell table:formula="of:=IF([.B897]=&quot;Y&quot;;[.D897];[.E896])" office:value-type="string" office:string-value="phosh" calcext:value-type="string">
            <text:p>phosh</text:p>
          </table:table-cell>
          <table:table-cell table:style-name="ce10" table:formula="of:=IF([.D897]=0;&quot;&quot;;IF([.B897]=&quot;Y&quot;;[.C897];&#10;&quot;&lt;a href=&quot; &amp; CHAR(34) &amp; &quot;#&quot; &amp; CHAR(34) &amp; &quot;&gt;&quot; &amp;&#10;&quot;&lt;img src=&quot; &amp; CHAR(34) &amp; &quot;https://github.com/ubuntu/yaru/blob/master/icons/Yaru/scalable/&quot; &amp; [.E897] &amp; &quot;/&quot; &amp; [.A897] &amp; &quot;.svg&quot; &amp; CHAR(34) &amp; &#10;&quot; width=&quot; &amp; CHAR(34) &amp; &quot;22&quot; &amp; CHAR(34) &amp; &quot; alt=&quot; &amp; CHAR(34) &amp; [.D897] &amp; CHAR(34) &amp; &quot;&gt;&lt;/a&gt;&quot; &amp;&#10;&quot;&amp;nbsp; &amp;nbsp; &quot; &amp; [.D897] &amp; &quot;&lt;br&gt;&quot;&#10;))" office:value-type="string" office:string-value="&lt;a href=&quot;#&quot;&gt;&lt;img src=&quot;https://github.com/ubuntu/yaru/blob/master/icons/Yaru/scalable/phosh/screen-rotation-portrait-symbolic.svg&quot; width=&quot;22&quot; alt=&quot;screen-rotation-portrait-symbolic&quot;&gt;&lt;/a&gt;&amp;nbsp; &amp;nbsp; screen-rotation-portrait-symbolic&lt;br&gt;" calcext:value-type="string">
            <text:p>&lt;a href="#"&gt;&lt;img src="https://github.com/ubuntu/yaru/blob/master/icons/Yaru/scalable/phosh/screen-rotation-portrait-symbolic.svg" width="22" alt="screen-rotation-portrait-symbolic"&gt;&lt;/a&gt;&amp;nbsp; &amp;nbsp; screen-rotation-portrait-symbolic&lt;br&gt;</text:p>
          </table:table-cell>
        </table:table-row>
        <table:table-row table:style-name="ro1">
          <table:table-cell office:value-type="string" calcext:value-type="string">
            <text:p>sms-symbolic</text:p>
          </table:table-cell>
          <table:table-cell table:formula="of:=IF(LEFT([.A898];1)=&quot;.&quot;;&quot;Y&quot;;&quot;N&quot;)" office:value-type="string" office:string-value="N" calcext:value-type="string">
            <text:p>N</text:p>
          </table:table-cell>
          <table:table-cell table:formula="of:=IFERROR(&quot;## &quot; &amp; MID([.A898];3;FIND(&quot;:&quot;;[.A898])-3) &amp; &quot; &lt;br&gt;&quot;;&quot;&quot;)">
            <text:p/>
          </table:table-cell>
          <table:table-cell table:formula="of:=IF([.B898]=&quot;Y&quot;;MID([.A898];3;FIND(&quot;:&quot;;[.A898];1)-3);IF(&#10;RIGHT(RIGHT([.A898]; 1))=&quot;@&quot;;0;&#10;[.A898]))" office:value-type="string" office:string-value="sms-symbolic" calcext:value-type="string">
            <text:p>sms-symbolic</text:p>
          </table:table-cell>
          <table:table-cell table:formula="of:=IF([.B898]=&quot;Y&quot;;[.D898];[.E897])" office:value-type="string" office:string-value="phosh" calcext:value-type="string">
            <text:p>phosh</text:p>
          </table:table-cell>
          <table:table-cell table:style-name="ce10" table:formula="of:=IF([.D898]=0;&quot;&quot;;IF([.B898]=&quot;Y&quot;;[.C898];&#10;&quot;&lt;a href=&quot; &amp; CHAR(34) &amp; &quot;#&quot; &amp; CHAR(34) &amp; &quot;&gt;&quot; &amp;&#10;&quot;&lt;img src=&quot; &amp; CHAR(34) &amp; &quot;https://github.com/ubuntu/yaru/blob/master/icons/Yaru/scalable/&quot; &amp; [.E898] &amp; &quot;/&quot; &amp; [.A898] &amp; &quot;.svg&quot; &amp; CHAR(34) &amp; &#10;&quot; width=&quot; &amp; CHAR(34) &amp; &quot;22&quot; &amp; CHAR(34) &amp; &quot; alt=&quot; &amp; CHAR(34) &amp; [.D898] &amp; CHAR(34) &amp; &quot;&gt;&lt;/a&gt;&quot; &amp;&#10;&quot;&amp;nbsp; &amp;nbsp; &quot; &amp; [.D898] &amp; &quot;&lt;br&gt;&quot;&#10;))" office:value-type="string" office:string-value="&lt;a href=&quot;#&quot;&gt;&lt;img src=&quot;https://github.com/ubuntu/yaru/blob/master/icons/Yaru/scalable/phosh/sms-symbolic.svg&quot; width=&quot;22&quot; alt=&quot;sms-symbolic&quot;&gt;&lt;/a&gt;&amp;nbsp; &amp;nbsp; sms-symbolic&lt;br&gt;" calcext:value-type="string">
            <text:p>&lt;a href="#"&gt;&lt;img src="https://github.com/ubuntu/yaru/blob/master/icons/Yaru/scalable/phosh/sms-symbolic.svg" width="22" alt="sms-symbolic"&gt;&lt;/a&gt;&amp;nbsp; &amp;nbsp; sms-symbolic&lt;br&gt;</text:p>
          </table:table-cell>
        </table:table-row>
        <table:table-row table:style-name="ro1">
          <table:table-cell office:value-type="string" calcext:value-type="string">
            <text:p>swipe-arrow-symbolic</text:p>
          </table:table-cell>
          <table:table-cell table:formula="of:=IF(LEFT([.A899];1)=&quot;.&quot;;&quot;Y&quot;;&quot;N&quot;)" office:value-type="string" office:string-value="N" calcext:value-type="string">
            <text:p>N</text:p>
          </table:table-cell>
          <table:table-cell table:formula="of:=IFERROR(&quot;## &quot; &amp; MID([.A899];3;FIND(&quot;:&quot;;[.A899])-3) &amp; &quot; &lt;br&gt;&quot;;&quot;&quot;)">
            <text:p/>
          </table:table-cell>
          <table:table-cell table:formula="of:=IF([.B899]=&quot;Y&quot;;MID([.A899];3;FIND(&quot;:&quot;;[.A899];1)-3);IF(&#10;RIGHT(RIGHT([.A899]; 1))=&quot;@&quot;;0;&#10;[.A899]))" office:value-type="string" office:string-value="swipe-arrow-symbolic" calcext:value-type="string">
            <text:p>swipe-arrow-symbolic</text:p>
          </table:table-cell>
          <table:table-cell table:formula="of:=IF([.B899]=&quot;Y&quot;;[.D899];[.E898])" office:value-type="string" office:string-value="phosh" calcext:value-type="string">
            <text:p>phosh</text:p>
          </table:table-cell>
          <table:table-cell table:style-name="ce10" table:formula="of:=IF([.D899]=0;&quot;&quot;;IF([.B899]=&quot;Y&quot;;[.C899];&#10;&quot;&lt;a href=&quot; &amp; CHAR(34) &amp; &quot;#&quot; &amp; CHAR(34) &amp; &quot;&gt;&quot; &amp;&#10;&quot;&lt;img src=&quot; &amp; CHAR(34) &amp; &quot;https://github.com/ubuntu/yaru/blob/master/icons/Yaru/scalable/&quot; &amp; [.E899] &amp; &quot;/&quot; &amp; [.A899] &amp; &quot;.svg&quot; &amp; CHAR(34) &amp; &#10;&quot; width=&quot; &amp; CHAR(34) &amp; &quot;22&quot; &amp; CHAR(34) &amp; &quot; alt=&quot; &amp; CHAR(34) &amp; [.D899] &amp; CHAR(34) &amp; &quot;&gt;&lt;/a&gt;&quot; &amp;&#10;&quot;&amp;nbsp; &amp;nbsp; &quot; &amp; [.D899] &amp; &quot;&lt;br&gt;&quot;&#10;))" office:value-type="string" office:string-value="&lt;a href=&quot;#&quot;&gt;&lt;img src=&quot;https://github.com/ubuntu/yaru/blob/master/icons/Yaru/scalable/phosh/swipe-arrow-symbolic.svg&quot; width=&quot;22&quot; alt=&quot;swipe-arrow-symbolic&quot;&gt;&lt;/a&gt;&amp;nbsp; &amp;nbsp; swipe-arrow-symbolic&lt;br&gt;" calcext:value-type="string">
            <text:p>&lt;a href="#"&gt;&lt;img src="https://github.com/ubuntu/yaru/blob/master/icons/Yaru/scalable/phosh/swipe-arrow-symbolic.svg" width="22" alt="swipe-arrow-symbolic"&gt;&lt;/a&gt;&amp;nbsp; &amp;nbsp; swipe-arrow-symbolic&lt;br&gt;</text:p>
          </table:table-cell>
        </table:table-row>
        <table:table-row table:style-name="ro1">
          <table:table-cell office:value-type="string" calcext:value-type="string">
            <text:p>torch-disabled-symbolic</text:p>
          </table:table-cell>
          <table:table-cell table:formula="of:=IF(LEFT([.A900];1)=&quot;.&quot;;&quot;Y&quot;;&quot;N&quot;)" office:value-type="string" office:string-value="N" calcext:value-type="string">
            <text:p>N</text:p>
          </table:table-cell>
          <table:table-cell table:formula="of:=IFERROR(&quot;## &quot; &amp; MID([.A900];3;FIND(&quot;:&quot;;[.A900])-3) &amp; &quot; &lt;br&gt;&quot;;&quot;&quot;)">
            <text:p/>
          </table:table-cell>
          <table:table-cell table:formula="of:=IF([.B900]=&quot;Y&quot;;MID([.A900];3;FIND(&quot;:&quot;;[.A900];1)-3);IF(&#10;RIGHT(RIGHT([.A900]; 1))=&quot;@&quot;;0;&#10;[.A900]))" office:value-type="string" office:string-value="torch-disabled-symbolic" calcext:value-type="string">
            <text:p>torch-disabled-symbolic</text:p>
          </table:table-cell>
          <table:table-cell table:formula="of:=IF([.B900]=&quot;Y&quot;;[.D900];[.E899])" office:value-type="string" office:string-value="phosh" calcext:value-type="string">
            <text:p>phosh</text:p>
          </table:table-cell>
          <table:table-cell table:style-name="ce10" table:formula="of:=IF([.D900]=0;&quot;&quot;;IF([.B900]=&quot;Y&quot;;[.C900];&#10;&quot;&lt;a href=&quot; &amp; CHAR(34) &amp; &quot;#&quot; &amp; CHAR(34) &amp; &quot;&gt;&quot; &amp;&#10;&quot;&lt;img src=&quot; &amp; CHAR(34) &amp; &quot;https://github.com/ubuntu/yaru/blob/master/icons/Yaru/scalable/&quot; &amp; [.E900] &amp; &quot;/&quot; &amp; [.A900] &amp; &quot;.svg&quot; &amp; CHAR(34) &amp; &#10;&quot; width=&quot; &amp; CHAR(34) &amp; &quot;22&quot; &amp; CHAR(34) &amp; &quot; alt=&quot; &amp; CHAR(34) &amp; [.D900] &amp; CHAR(34) &amp; &quot;&gt;&lt;/a&gt;&quot; &amp;&#10;&quot;&amp;nbsp; &amp;nbsp; &quot; &amp; [.D900] &amp; &quot;&lt;br&gt;&quot;&#10;))" office:value-type="string" office:string-value="&lt;a href=&quot;#&quot;&gt;&lt;img src=&quot;https://github.com/ubuntu/yaru/blob/master/icons/Yaru/scalable/phosh/torch-disabled-symbolic.svg&quot; width=&quot;22&quot; alt=&quot;torch-disabled-symbolic&quot;&gt;&lt;/a&gt;&amp;nbsp; &amp;nbsp; torch-disabled-symbolic&lt;br&gt;" calcext:value-type="string">
            <text:p>&lt;a href="#"&gt;&lt;img src="https://github.com/ubuntu/yaru/blob/master/icons/Yaru/scalable/phosh/torch-disabled-symbolic.svg" width="22" alt="torch-disabled-symbolic"&gt;&lt;/a&gt;&amp;nbsp; &amp;nbsp; torch-disabled-symbolic&lt;br&gt;</text:p>
          </table:table-cell>
        </table:table-row>
        <table:table-row table:style-name="ro1">
          <table:table-cell office:value-type="string" calcext:value-type="string">
            <text:p>torch-enabled-symbolic</text:p>
          </table:table-cell>
          <table:table-cell table:formula="of:=IF(LEFT([.A901];1)=&quot;.&quot;;&quot;Y&quot;;&quot;N&quot;)" office:value-type="string" office:string-value="N" calcext:value-type="string">
            <text:p>N</text:p>
          </table:table-cell>
          <table:table-cell table:formula="of:=IFERROR(&quot;## &quot; &amp; MID([.A901];3;FIND(&quot;:&quot;;[.A901])-3) &amp; &quot; &lt;br&gt;&quot;;&quot;&quot;)">
            <text:p/>
          </table:table-cell>
          <table:table-cell table:formula="of:=IF([.B901]=&quot;Y&quot;;MID([.A901];3;FIND(&quot;:&quot;;[.A901];1)-3);IF(&#10;RIGHT(RIGHT([.A901]; 1))=&quot;@&quot;;0;&#10;[.A901]))" office:value-type="string" office:string-value="torch-enabled-symbolic" calcext:value-type="string">
            <text:p>torch-enabled-symbolic</text:p>
          </table:table-cell>
          <table:table-cell table:formula="of:=IF([.B901]=&quot;Y&quot;;[.D901];[.E900])" office:value-type="string" office:string-value="phosh" calcext:value-type="string">
            <text:p>phosh</text:p>
          </table:table-cell>
          <table:table-cell table:style-name="ce10" table:formula="of:=IF([.D901]=0;&quot;&quot;;IF([.B901]=&quot;Y&quot;;[.C901];&#10;&quot;&lt;a href=&quot; &amp; CHAR(34) &amp; &quot;#&quot; &amp; CHAR(34) &amp; &quot;&gt;&quot; &amp;&#10;&quot;&lt;img src=&quot; &amp; CHAR(34) &amp; &quot;https://github.com/ubuntu/yaru/blob/master/icons/Yaru/scalable/&quot; &amp; [.E901] &amp; &quot;/&quot; &amp; [.A901] &amp; &quot;.svg&quot; &amp; CHAR(34) &amp; &#10;&quot; width=&quot; &amp; CHAR(34) &amp; &quot;22&quot; &amp; CHAR(34) &amp; &quot; alt=&quot; &amp; CHAR(34) &amp; [.D901] &amp; CHAR(34) &amp; &quot;&gt;&lt;/a&gt;&quot; &amp;&#10;&quot;&amp;nbsp; &amp;nbsp; &quot; &amp; [.D901] &amp; &quot;&lt;br&gt;&quot;&#10;))" office:value-type="string" office:string-value="&lt;a href=&quot;#&quot;&gt;&lt;img src=&quot;https://github.com/ubuntu/yaru/blob/master/icons/Yaru/scalable/phosh/torch-enabled-symbolic.svg&quot; width=&quot;22&quot; alt=&quot;torch-enabled-symbolic&quot;&gt;&lt;/a&gt;&amp;nbsp; &amp;nbsp; torch-enabled-symbolic&lt;br&gt;" calcext:value-type="string">
            <text:p>&lt;a href="#"&gt;&lt;img src="https://github.com/ubuntu/yaru/blob/master/icons/Yaru/scalable/phosh/torch-enabled-symbolic.svg" width="22" alt="torch-enabled-symbolic"&gt;&lt;/a&gt;&amp;nbsp; &amp;nbsp; torch-enabled-symbolic&lt;br&gt;</text:p>
          </table:table-cell>
        </table:table-row>
        <table:table-row table:style-name="ro1">
          <table:table-cell table:style-name="Default"/>
          <table:table-cell table:style-name="Default" table:formula="of:=IF(LEFT([.A90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02];3;FIND(&quot;:&quot;;[.A902])-3) &amp; &quot; &lt;br&gt;&quot;;&quot;&quot;)">
            <text:p/>
          </table:table-cell>
          <table:table-cell table:style-name="ce6" table:formula="of:=IF([.B902]=&quot;Y&quot;;MID([.A902];3;FIND(&quot;:&quot;;[.A902];1)-3);IF(&#10;RIGHT(RIGHT([.A902]; 1))=&quot;@&quot;;0;&#10;[.A902]))" office:value-type="float" office:value="0" calcext:value-type="float">
            <text:p>0</text:p>
          </table:table-cell>
          <table:table-cell table:formula="of:=IF([.B902]=&quot;Y&quot;;[.D902];[.E901])" office:value-type="string" office:string-value="phosh" calcext:value-type="string">
            <text:p>phosh</text:p>
          </table:table-cell>
          <table:table-cell table:style-name="ce10" table:formula="of:=IF([.D902]=0;&quot;&quot;;IF([.B902]=&quot;Y&quot;;[.C902];&#10;&quot;&lt;a href=&quot; &amp; CHAR(34) &amp; &quot;#&quot; &amp; CHAR(34) &amp; &quot;&gt;&quot; &amp;&#10;&quot;&lt;img src=&quot; &amp; CHAR(34) &amp; &quot;https://github.com/ubuntu/yaru/blob/master/icons/Yaru/scalable/&quot; &amp; [.E902] &amp; &quot;/&quot; &amp; [.A902] &amp; &quot;.svg&quot; &amp; CHAR(34) &amp; &#10;&quot; width=&quot; &amp; CHAR(34) &amp; &quot;22&quot; &amp; CHAR(34) &amp; &quot; alt=&quot; &amp; CHAR(34) &amp; [.D902] &amp; CHAR(34) &amp; &quot;&gt;&lt;/a&gt;&quot; &amp;&#10;&quot;&amp;nbsp; &amp;nbsp; &quot; &amp; [.D902] &amp; &quot;&lt;br&gt;&quot;&#10;))">
            <text:p/>
          </table:table-cell>
        </table:table-row>
        <table:table-row table:style-name="ro1">
          <table:table-cell office:value-type="string" calcext:value-type="string">
            <text:p>./places:</text:p>
          </table:table-cell>
          <table:table-cell table:formula="of:=IF(LEFT([.A903];1)=&quot;.&quot;;&quot;Y&quot;;&quot;N&quot;)" office:value-type="string" office:string-value="Y" calcext:value-type="string">
            <text:p>Y</text:p>
          </table:table-cell>
          <table:table-cell table:formula="of:=IFERROR(&quot;## &quot; &amp; MID([.A903];3;FIND(&quot;:&quot;;[.A903])-3) &amp; &quot; &lt;br&gt;&quot;;&quot;&quot;)" office:value-type="string" office:string-value="## places &lt;br&gt;" calcext:value-type="string">
            <text:p>## places &lt;br&gt;</text:p>
          </table:table-cell>
          <table:table-cell table:formula="of:=IF([.B903]=&quot;Y&quot;;MID([.A903];3;FIND(&quot;:&quot;;[.A903];1)-3);IF(&#10;RIGHT(RIGHT([.A903]; 1))=&quot;@&quot;;0;&#10;[.A903]))" office:value-type="string" office:string-value="places" calcext:value-type="string">
            <text:p>places</text:p>
          </table:table-cell>
          <table:table-cell table:formula="of:=IF([.B903]=&quot;Y&quot;;[.D903];[.E902])" office:value-type="string" office:string-value="places" calcext:value-type="string">
            <text:p>places</text:p>
          </table:table-cell>
          <table:table-cell table:style-name="ce10" table:formula="of:=IF([.D903]=0;&quot;&quot;;IF([.B903]=&quot;Y&quot;;[.C903];&#10;&quot;&lt;a href=&quot; &amp; CHAR(34) &amp; &quot;#&quot; &amp; CHAR(34) &amp; &quot;&gt;&quot; &amp;&#10;&quot;&lt;img src=&quot; &amp; CHAR(34) &amp; &quot;https://github.com/ubuntu/yaru/blob/master/icons/Yaru/scalable/&quot; &amp; [.E903] &amp; &quot;/&quot; &amp; [.A903] &amp; &quot;.svg&quot; &amp; CHAR(34) &amp; &#10;&quot; width=&quot; &amp; CHAR(34) &amp; &quot;22&quot; &amp; CHAR(34) &amp; &quot; alt=&quot; &amp; CHAR(34) &amp; [.D903] &amp; CHAR(34) &amp; &quot;&gt;&lt;/a&gt;&quot; &amp;&#10;&quot;&amp;nbsp; &amp;nbsp; &quot; &amp; [.D903] &amp; &quot;&lt;br&gt;&quot;&#10;))" office:value-type="string" office:string-value="## places &lt;br&gt;" calcext:value-type="string">
            <text:p>## places &lt;br&gt;</text:p>
          </table:table-cell>
        </table:table-row>
        <table:table-row table:style-name="ro1">
          <table:table-cell office:value-type="string" calcext:value-type="string">
            <text:p>folder-documents-symbolic</text:p>
          </table:table-cell>
          <table:table-cell table:formula="of:=IF(LEFT([.A904];1)=&quot;.&quot;;&quot;Y&quot;;&quot;N&quot;)" office:value-type="string" office:string-value="N" calcext:value-type="string">
            <text:p>N</text:p>
          </table:table-cell>
          <table:table-cell table:formula="of:=IFERROR(&quot;## &quot; &amp; MID([.A904];3;FIND(&quot;:&quot;;[.A904])-3) &amp; &quot; &lt;br&gt;&quot;;&quot;&quot;)">
            <text:p/>
          </table:table-cell>
          <table:table-cell table:formula="of:=IF([.B904]=&quot;Y&quot;;MID([.A904];3;FIND(&quot;:&quot;;[.A904];1)-3);IF(&#10;RIGHT(RIGHT([.A904]; 1))=&quot;@&quot;;0;&#10;[.A904]))" office:value-type="string" office:string-value="folder-documents-symbolic" calcext:value-type="string">
            <text:p>folder-documents-symbolic</text:p>
          </table:table-cell>
          <table:table-cell table:formula="of:=IF([.B904]=&quot;Y&quot;;[.D904];[.E903])" office:value-type="string" office:string-value="places" calcext:value-type="string">
            <text:p>places</text:p>
          </table:table-cell>
          <table:table-cell table:style-name="ce10" table:formula="of:=IF([.D904]=0;&quot;&quot;;IF([.B904]=&quot;Y&quot;;[.C904];&#10;&quot;&lt;a href=&quot; &amp; CHAR(34) &amp; &quot;#&quot; &amp; CHAR(34) &amp; &quot;&gt;&quot; &amp;&#10;&quot;&lt;img src=&quot; &amp; CHAR(34) &amp; &quot;https://github.com/ubuntu/yaru/blob/master/icons/Yaru/scalable/&quot; &amp; [.E904] &amp; &quot;/&quot; &amp; [.A904] &amp; &quot;.svg&quot; &amp; CHAR(34) &amp; &#10;&quot; width=&quot; &amp; CHAR(34) &amp; &quot;22&quot; &amp; CHAR(34) &amp; &quot; alt=&quot; &amp; CHAR(34) &amp; [.D904] &amp; CHAR(34) &amp; &quot;&gt;&lt;/a&gt;&quot; &amp;&#10;&quot;&amp;nbsp; &amp;nbsp; &quot; &amp; [.D904] &amp; &quot;&lt;br&gt;&quot;&#10;))" office:value-type="string" office:string-value="&lt;a href=&quot;#&quot;&gt;&lt;img src=&quot;https://github.com/ubuntu/yaru/blob/master/icons/Yaru/scalable/places/folder-documents-symbolic.svg&quot; width=&quot;22&quot; alt=&quot;folder-documents-symbolic&quot;&gt;&lt;/a&gt;&amp;nbsp; &amp;nbsp; folder-documents-symbolic&lt;br&gt;" calcext:value-type="string">
            <text:p>&lt;a href="#"&gt;&lt;img src="https://github.com/ubuntu/yaru/blob/master/icons/Yaru/scalable/places/folder-documents-symbolic.svg" width="22" alt="folder-documents-symbolic"&gt;&lt;/a&gt;&amp;nbsp; &amp;nbsp; folder-documents-symbolic&lt;br&gt;</text:p>
          </table:table-cell>
        </table:table-row>
        <table:table-row table:style-name="ro1">
          <table:table-cell office:value-type="string" calcext:value-type="string">
            <text:p>folder-download-symbolic</text:p>
          </table:table-cell>
          <table:table-cell table:formula="of:=IF(LEFT([.A905];1)=&quot;.&quot;;&quot;Y&quot;;&quot;N&quot;)" office:value-type="string" office:string-value="N" calcext:value-type="string">
            <text:p>N</text:p>
          </table:table-cell>
          <table:table-cell table:formula="of:=IFERROR(&quot;## &quot; &amp; MID([.A905];3;FIND(&quot;:&quot;;[.A905])-3) &amp; &quot; &lt;br&gt;&quot;;&quot;&quot;)">
            <text:p/>
          </table:table-cell>
          <table:table-cell table:formula="of:=IF([.B905]=&quot;Y&quot;;MID([.A905];3;FIND(&quot;:&quot;;[.A905];1)-3);IF(&#10;RIGHT(RIGHT([.A905]; 1))=&quot;@&quot;;0;&#10;[.A905]))" office:value-type="string" office:string-value="folder-download-symbolic" calcext:value-type="string">
            <text:p>folder-download-symbolic</text:p>
          </table:table-cell>
          <table:table-cell table:formula="of:=IF([.B905]=&quot;Y&quot;;[.D905];[.E904])" office:value-type="string" office:string-value="places" calcext:value-type="string">
            <text:p>places</text:p>
          </table:table-cell>
          <table:table-cell table:style-name="ce10" table:formula="of:=IF([.D905]=0;&quot;&quot;;IF([.B905]=&quot;Y&quot;;[.C905];&#10;&quot;&lt;a href=&quot; &amp; CHAR(34) &amp; &quot;#&quot; &amp; CHAR(34) &amp; &quot;&gt;&quot; &amp;&#10;&quot;&lt;img src=&quot; &amp; CHAR(34) &amp; &quot;https://github.com/ubuntu/yaru/blob/master/icons/Yaru/scalable/&quot; &amp; [.E905] &amp; &quot;/&quot; &amp; [.A905] &amp; &quot;.svg&quot; &amp; CHAR(34) &amp; &#10;&quot; width=&quot; &amp; CHAR(34) &amp; &quot;22&quot; &amp; CHAR(34) &amp; &quot; alt=&quot; &amp; CHAR(34) &amp; [.D905] &amp; CHAR(34) &amp; &quot;&gt;&lt;/a&gt;&quot; &amp;&#10;&quot;&amp;nbsp; &amp;nbsp; &quot; &amp; [.D905] &amp; &quot;&lt;br&gt;&quot;&#10;))" office:value-type="string" office:string-value="&lt;a href=&quot;#&quot;&gt;&lt;img src=&quot;https://github.com/ubuntu/yaru/blob/master/icons/Yaru/scalable/places/folder-download-symbolic.svg&quot; width=&quot;22&quot; alt=&quot;folder-download-symbolic&quot;&gt;&lt;/a&gt;&amp;nbsp; &amp;nbsp; folder-download-symbolic&lt;br&gt;" calcext:value-type="string">
            <text:p>&lt;a href="#"&gt;&lt;img src="https://github.com/ubuntu/yaru/blob/master/icons/Yaru/scalable/places/folder-download-symbolic.svg" width="22" alt="folder-download-symbolic"&gt;&lt;/a&gt;&amp;nbsp; &amp;nbsp; folder-download-symbolic&lt;br&gt;</text:p>
          </table:table-cell>
        </table:table-row>
        <table:table-row table:style-name="ro1">
          <table:table-cell office:value-type="string" calcext:value-type="string">
            <text:p>folder-music-symbolic</text:p>
          </table:table-cell>
          <table:table-cell table:formula="of:=IF(LEFT([.A906];1)=&quot;.&quot;;&quot;Y&quot;;&quot;N&quot;)" office:value-type="string" office:string-value="N" calcext:value-type="string">
            <text:p>N</text:p>
          </table:table-cell>
          <table:table-cell table:formula="of:=IFERROR(&quot;## &quot; &amp; MID([.A906];3;FIND(&quot;:&quot;;[.A906])-3) &amp; &quot; &lt;br&gt;&quot;;&quot;&quot;)">
            <text:p/>
          </table:table-cell>
          <table:table-cell table:formula="of:=IF([.B906]=&quot;Y&quot;;MID([.A906];3;FIND(&quot;:&quot;;[.A906];1)-3);IF(&#10;RIGHT(RIGHT([.A906]; 1))=&quot;@&quot;;0;&#10;[.A906]))" office:value-type="string" office:string-value="folder-music-symbolic" calcext:value-type="string">
            <text:p>folder-music-symbolic</text:p>
          </table:table-cell>
          <table:table-cell table:formula="of:=IF([.B906]=&quot;Y&quot;;[.D906];[.E905])" office:value-type="string" office:string-value="places" calcext:value-type="string">
            <text:p>places</text:p>
          </table:table-cell>
          <table:table-cell table:style-name="ce10" table:formula="of:=IF([.D906]=0;&quot;&quot;;IF([.B906]=&quot;Y&quot;;[.C906];&#10;&quot;&lt;a href=&quot; &amp; CHAR(34) &amp; &quot;#&quot; &amp; CHAR(34) &amp; &quot;&gt;&quot; &amp;&#10;&quot;&lt;img src=&quot; &amp; CHAR(34) &amp; &quot;https://github.com/ubuntu/yaru/blob/master/icons/Yaru/scalable/&quot; &amp; [.E906] &amp; &quot;/&quot; &amp; [.A906] &amp; &quot;.svg&quot; &amp; CHAR(34) &amp; &#10;&quot; width=&quot; &amp; CHAR(34) &amp; &quot;22&quot; &amp; CHAR(34) &amp; &quot; alt=&quot; &amp; CHAR(34) &amp; [.D906] &amp; CHAR(34) &amp; &quot;&gt;&lt;/a&gt;&quot; &amp;&#10;&quot;&amp;nbsp; &amp;nbsp; &quot; &amp; [.D906] &amp; &quot;&lt;br&gt;&quot;&#10;))" office:value-type="string" office:string-value="&lt;a href=&quot;#&quot;&gt;&lt;img src=&quot;https://github.com/ubuntu/yaru/blob/master/icons/Yaru/scalable/places/folder-music-symbolic.svg&quot; width=&quot;22&quot; alt=&quot;folder-music-symbolic&quot;&gt;&lt;/a&gt;&amp;nbsp; &amp;nbsp; folder-music-symbolic&lt;br&gt;" calcext:value-type="string">
            <text:p>&lt;a href="#"&gt;&lt;img src="https://github.com/ubuntu/yaru/blob/master/icons/Yaru/scalable/places/folder-music-symbolic.svg" width="22" alt="folder-music-symbolic"&gt;&lt;/a&gt;&amp;nbsp; &amp;nbsp; folder-music-symbolic&lt;br&gt;</text:p>
          </table:table-cell>
        </table:table-row>
        <table:table-row table:style-name="ro1">
          <table:table-cell office:value-type="string" calcext:value-type="string">
            <text:p>folder-pictures-symbolic</text:p>
          </table:table-cell>
          <table:table-cell table:formula="of:=IF(LEFT([.A907];1)=&quot;.&quot;;&quot;Y&quot;;&quot;N&quot;)" office:value-type="string" office:string-value="N" calcext:value-type="string">
            <text:p>N</text:p>
          </table:table-cell>
          <table:table-cell table:formula="of:=IFERROR(&quot;## &quot; &amp; MID([.A907];3;FIND(&quot;:&quot;;[.A907])-3) &amp; &quot; &lt;br&gt;&quot;;&quot;&quot;)">
            <text:p/>
          </table:table-cell>
          <table:table-cell table:formula="of:=IF([.B907]=&quot;Y&quot;;MID([.A907];3;FIND(&quot;:&quot;;[.A907];1)-3);IF(&#10;RIGHT(RIGHT([.A907]; 1))=&quot;@&quot;;0;&#10;[.A907]))" office:value-type="string" office:string-value="folder-pictures-symbolic" calcext:value-type="string">
            <text:p>folder-pictures-symbolic</text:p>
          </table:table-cell>
          <table:table-cell table:formula="of:=IF([.B907]=&quot;Y&quot;;[.D907];[.E906])" office:value-type="string" office:string-value="places" calcext:value-type="string">
            <text:p>places</text:p>
          </table:table-cell>
          <table:table-cell table:style-name="ce10" table:formula="of:=IF([.D907]=0;&quot;&quot;;IF([.B907]=&quot;Y&quot;;[.C907];&#10;&quot;&lt;a href=&quot; &amp; CHAR(34) &amp; &quot;#&quot; &amp; CHAR(34) &amp; &quot;&gt;&quot; &amp;&#10;&quot;&lt;img src=&quot; &amp; CHAR(34) &amp; &quot;https://github.com/ubuntu/yaru/blob/master/icons/Yaru/scalable/&quot; &amp; [.E907] &amp; &quot;/&quot; &amp; [.A907] &amp; &quot;.svg&quot; &amp; CHAR(34) &amp; &#10;&quot; width=&quot; &amp; CHAR(34) &amp; &quot;22&quot; &amp; CHAR(34) &amp; &quot; alt=&quot; &amp; CHAR(34) &amp; [.D907] &amp; CHAR(34) &amp; &quot;&gt;&lt;/a&gt;&quot; &amp;&#10;&quot;&amp;nbsp; &amp;nbsp; &quot; &amp; [.D907] &amp; &quot;&lt;br&gt;&quot;&#10;))" office:value-type="string" office:string-value="&lt;a href=&quot;#&quot;&gt;&lt;img src=&quot;https://github.com/ubuntu/yaru/blob/master/icons/Yaru/scalable/places/folder-pictures-symbolic.svg&quot; width=&quot;22&quot; alt=&quot;folder-pictures-symbolic&quot;&gt;&lt;/a&gt;&amp;nbsp; &amp;nbsp; folder-pictures-symbolic&lt;br&gt;" calcext:value-type="string">
            <text:p>&lt;a href="#"&gt;&lt;img src="https://github.com/ubuntu/yaru/blob/master/icons/Yaru/scalable/places/folder-pictures-symbolic.svg" width="22" alt="folder-pictures-symbolic"&gt;&lt;/a&gt;&amp;nbsp; &amp;nbsp; folder-pictures-symbolic&lt;br&gt;</text:p>
          </table:table-cell>
        </table:table-row>
        <table:table-row table:style-name="ro1">
          <table:table-cell office:value-type="string" calcext:value-type="string">
            <text:p>folder-publicshare-symbolic</text:p>
          </table:table-cell>
          <table:table-cell table:formula="of:=IF(LEFT([.A908];1)=&quot;.&quot;;&quot;Y&quot;;&quot;N&quot;)" office:value-type="string" office:string-value="N" calcext:value-type="string">
            <text:p>N</text:p>
          </table:table-cell>
          <table:table-cell table:formula="of:=IFERROR(&quot;## &quot; &amp; MID([.A908];3;FIND(&quot;:&quot;;[.A908])-3) &amp; &quot; &lt;br&gt;&quot;;&quot;&quot;)">
            <text:p/>
          </table:table-cell>
          <table:table-cell table:formula="of:=IF([.B908]=&quot;Y&quot;;MID([.A908];3;FIND(&quot;:&quot;;[.A908];1)-3);IF(&#10;RIGHT(RIGHT([.A908]; 1))=&quot;@&quot;;0;&#10;[.A908]))" office:value-type="string" office:string-value="folder-publicshare-symbolic" calcext:value-type="string">
            <text:p>folder-publicshare-symbolic</text:p>
          </table:table-cell>
          <table:table-cell table:formula="of:=IF([.B908]=&quot;Y&quot;;[.D908];[.E907])" office:value-type="string" office:string-value="places" calcext:value-type="string">
            <text:p>places</text:p>
          </table:table-cell>
          <table:table-cell table:style-name="ce10" table:formula="of:=IF([.D908]=0;&quot;&quot;;IF([.B908]=&quot;Y&quot;;[.C908];&#10;&quot;&lt;a href=&quot; &amp; CHAR(34) &amp; &quot;#&quot; &amp; CHAR(34) &amp; &quot;&gt;&quot; &amp;&#10;&quot;&lt;img src=&quot; &amp; CHAR(34) &amp; &quot;https://github.com/ubuntu/yaru/blob/master/icons/Yaru/scalable/&quot; &amp; [.E908] &amp; &quot;/&quot; &amp; [.A908] &amp; &quot;.svg&quot; &amp; CHAR(34) &amp; &#10;&quot; width=&quot; &amp; CHAR(34) &amp; &quot;22&quot; &amp; CHAR(34) &amp; &quot; alt=&quot; &amp; CHAR(34) &amp; [.D908] &amp; CHAR(34) &amp; &quot;&gt;&lt;/a&gt;&quot; &amp;&#10;&quot;&amp;nbsp; &amp;nbsp; &quot; &amp; [.D908] &amp; &quot;&lt;br&gt;&quot;&#10;))" office:value-type="string" office:string-value="&lt;a href=&quot;#&quot;&gt;&lt;img src=&quot;https://github.com/ubuntu/yaru/blob/master/icons/Yaru/scalable/places/folder-publicshare-symbolic.svg&quot; width=&quot;22&quot; alt=&quot;folder-publicshare-symbolic&quot;&gt;&lt;/a&gt;&amp;nbsp; &amp;nbsp; folder-publicshare-symbolic&lt;br&gt;" calcext:value-type="string">
            <text:p>&lt;a href="#"&gt;&lt;img src="https://github.com/ubuntu/yaru/blob/master/icons/Yaru/scalable/places/folder-publicshare-symbolic.svg" width="22" alt="folder-publicshare-symbolic"&gt;&lt;/a&gt;&amp;nbsp; &amp;nbsp; folder-publicshare-symbolic&lt;br&gt;</text:p>
          </table:table-cell>
        </table:table-row>
        <table:table-row table:style-name="ro1">
          <table:table-cell office:value-type="string" calcext:value-type="string">
            <text:p>folder-remote-symbolic</text:p>
          </table:table-cell>
          <table:table-cell table:formula="of:=IF(LEFT([.A909];1)=&quot;.&quot;;&quot;Y&quot;;&quot;N&quot;)" office:value-type="string" office:string-value="N" calcext:value-type="string">
            <text:p>N</text:p>
          </table:table-cell>
          <table:table-cell table:formula="of:=IFERROR(&quot;## &quot; &amp; MID([.A909];3;FIND(&quot;:&quot;;[.A909])-3) &amp; &quot; &lt;br&gt;&quot;;&quot;&quot;)">
            <text:p/>
          </table:table-cell>
          <table:table-cell table:formula="of:=IF([.B909]=&quot;Y&quot;;MID([.A909];3;FIND(&quot;:&quot;;[.A909];1)-3);IF(&#10;RIGHT(RIGHT([.A909]; 1))=&quot;@&quot;;0;&#10;[.A909]))" office:value-type="string" office:string-value="folder-remote-symbolic" calcext:value-type="string">
            <text:p>folder-remote-symbolic</text:p>
          </table:table-cell>
          <table:table-cell table:formula="of:=IF([.B909]=&quot;Y&quot;;[.D909];[.E908])" office:value-type="string" office:string-value="places" calcext:value-type="string">
            <text:p>places</text:p>
          </table:table-cell>
          <table:table-cell table:style-name="ce10" table:formula="of:=IF([.D909]=0;&quot;&quot;;IF([.B909]=&quot;Y&quot;;[.C909];&#10;&quot;&lt;a href=&quot; &amp; CHAR(34) &amp; &quot;#&quot; &amp; CHAR(34) &amp; &quot;&gt;&quot; &amp;&#10;&quot;&lt;img src=&quot; &amp; CHAR(34) &amp; &quot;https://github.com/ubuntu/yaru/blob/master/icons/Yaru/scalable/&quot; &amp; [.E909] &amp; &quot;/&quot; &amp; [.A909] &amp; &quot;.svg&quot; &amp; CHAR(34) &amp; &#10;&quot; width=&quot; &amp; CHAR(34) &amp; &quot;22&quot; &amp; CHAR(34) &amp; &quot; alt=&quot; &amp; CHAR(34) &amp; [.D909] &amp; CHAR(34) &amp; &quot;&gt;&lt;/a&gt;&quot; &amp;&#10;&quot;&amp;nbsp; &amp;nbsp; &quot; &amp; [.D909] &amp; &quot;&lt;br&gt;&quot;&#10;))" office:value-type="string" office:string-value="&lt;a href=&quot;#&quot;&gt;&lt;img src=&quot;https://github.com/ubuntu/yaru/blob/master/icons/Yaru/scalable/places/folder-remote-symbolic.svg&quot; width=&quot;22&quot; alt=&quot;folder-remote-symbolic&quot;&gt;&lt;/a&gt;&amp;nbsp; &amp;nbsp; folder-remote-symbolic&lt;br&gt;" calcext:value-type="string">
            <text:p>&lt;a href="#"&gt;&lt;img src="https://github.com/ubuntu/yaru/blob/master/icons/Yaru/scalable/places/folder-remote-symbolic.svg" width="22" alt="folder-remote-symbolic"&gt;&lt;/a&gt;&amp;nbsp; &amp;nbsp; folder-remote-symbolic&lt;br&gt;</text:p>
          </table:table-cell>
        </table:table-row>
        <table:table-row table:style-name="ro1">
          <table:table-cell office:value-type="string" calcext:value-type="string">
            <text:p>folder-saved-search-symbolic</text:p>
          </table:table-cell>
          <table:table-cell table:formula="of:=IF(LEFT([.A910];1)=&quot;.&quot;;&quot;Y&quot;;&quot;N&quot;)" office:value-type="string" office:string-value="N" calcext:value-type="string">
            <text:p>N</text:p>
          </table:table-cell>
          <table:table-cell table:formula="of:=IFERROR(&quot;## &quot; &amp; MID([.A910];3;FIND(&quot;:&quot;;[.A910])-3) &amp; &quot; &lt;br&gt;&quot;;&quot;&quot;)">
            <text:p/>
          </table:table-cell>
          <table:table-cell table:formula="of:=IF([.B910]=&quot;Y&quot;;MID([.A910];3;FIND(&quot;:&quot;;[.A910];1)-3);IF(&#10;RIGHT(RIGHT([.A910]; 1))=&quot;@&quot;;0;&#10;[.A910]))" office:value-type="string" office:string-value="folder-saved-search-symbolic" calcext:value-type="string">
            <text:p>folder-saved-search-symbolic</text:p>
          </table:table-cell>
          <table:table-cell table:formula="of:=IF([.B910]=&quot;Y&quot;;[.D910];[.E909])" office:value-type="string" office:string-value="places" calcext:value-type="string">
            <text:p>places</text:p>
          </table:table-cell>
          <table:table-cell table:style-name="ce10" table:formula="of:=IF([.D910]=0;&quot;&quot;;IF([.B910]=&quot;Y&quot;;[.C910];&#10;&quot;&lt;a href=&quot; &amp; CHAR(34) &amp; &quot;#&quot; &amp; CHAR(34) &amp; &quot;&gt;&quot; &amp;&#10;&quot;&lt;img src=&quot; &amp; CHAR(34) &amp; &quot;https://github.com/ubuntu/yaru/blob/master/icons/Yaru/scalable/&quot; &amp; [.E910] &amp; &quot;/&quot; &amp; [.A910] &amp; &quot;.svg&quot; &amp; CHAR(34) &amp; &#10;&quot; width=&quot; &amp; CHAR(34) &amp; &quot;22&quot; &amp; CHAR(34) &amp; &quot; alt=&quot; &amp; CHAR(34) &amp; [.D910] &amp; CHAR(34) &amp; &quot;&gt;&lt;/a&gt;&quot; &amp;&#10;&quot;&amp;nbsp; &amp;nbsp; &quot; &amp; [.D910] &amp; &quot;&lt;br&gt;&quot;&#10;))" office:value-type="string" office:string-value="&lt;a href=&quot;#&quot;&gt;&lt;img src=&quot;https://github.com/ubuntu/yaru/blob/master/icons/Yaru/scalable/places/folder-saved-search-symbolic.svg&quot; width=&quot;22&quot; alt=&quot;folder-saved-search-symbolic&quot;&gt;&lt;/a&gt;&amp;nbsp; &amp;nbsp; folder-saved-search-symbolic&lt;br&gt;" calcext:value-type="string">
            <text:p>&lt;a href="#"&gt;&lt;img src="https://github.com/ubuntu/yaru/blob/master/icons/Yaru/scalable/places/folder-saved-search-symbolic.svg" width="22" alt="folder-saved-search-symbolic"&gt;&lt;/a&gt;&amp;nbsp; &amp;nbsp; folder-saved-search-symbolic&lt;br&gt;</text:p>
          </table:table-cell>
        </table:table-row>
        <table:table-row table:style-name="ro1">
          <table:table-cell office:value-type="string" calcext:value-type="string">
            <text:p>folder-symbolic</text:p>
          </table:table-cell>
          <table:table-cell table:formula="of:=IF(LEFT([.A911];1)=&quot;.&quot;;&quot;Y&quot;;&quot;N&quot;)" office:value-type="string" office:string-value="N" calcext:value-type="string">
            <text:p>N</text:p>
          </table:table-cell>
          <table:table-cell table:formula="of:=IFERROR(&quot;## &quot; &amp; MID([.A911];3;FIND(&quot;:&quot;;[.A911])-3) &amp; &quot; &lt;br&gt;&quot;;&quot;&quot;)">
            <text:p/>
          </table:table-cell>
          <table:table-cell table:formula="of:=IF([.B911]=&quot;Y&quot;;MID([.A911];3;FIND(&quot;:&quot;;[.A911];1)-3);IF(&#10;RIGHT(RIGHT([.A911]; 1))=&quot;@&quot;;0;&#10;[.A911]))" office:value-type="string" office:string-value="folder-symbolic" calcext:value-type="string">
            <text:p>folder-symbolic</text:p>
          </table:table-cell>
          <table:table-cell table:formula="of:=IF([.B911]=&quot;Y&quot;;[.D911];[.E910])" office:value-type="string" office:string-value="places" calcext:value-type="string">
            <text:p>places</text:p>
          </table:table-cell>
          <table:table-cell table:style-name="ce10" table:formula="of:=IF([.D911]=0;&quot;&quot;;IF([.B911]=&quot;Y&quot;;[.C911];&#10;&quot;&lt;a href=&quot; &amp; CHAR(34) &amp; &quot;#&quot; &amp; CHAR(34) &amp; &quot;&gt;&quot; &amp;&#10;&quot;&lt;img src=&quot; &amp; CHAR(34) &amp; &quot;https://github.com/ubuntu/yaru/blob/master/icons/Yaru/scalable/&quot; &amp; [.E911] &amp; &quot;/&quot; &amp; [.A911] &amp; &quot;.svg&quot; &amp; CHAR(34) &amp; &#10;&quot; width=&quot; &amp; CHAR(34) &amp; &quot;22&quot; &amp; CHAR(34) &amp; &quot; alt=&quot; &amp; CHAR(34) &amp; [.D911] &amp; CHAR(34) &amp; &quot;&gt;&lt;/a&gt;&quot; &amp;&#10;&quot;&amp;nbsp; &amp;nbsp; &quot; &amp; [.D911] &amp; &quot;&lt;br&gt;&quot;&#10;))" office:value-type="string" office:string-value="&lt;a href=&quot;#&quot;&gt;&lt;img src=&quot;https://github.com/ubuntu/yaru/blob/master/icons/Yaru/scalable/places/folder-symbolic.svg&quot; width=&quot;22&quot; alt=&quot;folder-symbolic&quot;&gt;&lt;/a&gt;&amp;nbsp; &amp;nbsp; folder-symbolic&lt;br&gt;" calcext:value-type="string">
            <text:p>&lt;a href="#"&gt;&lt;img src="https://github.com/ubuntu/yaru/blob/master/icons/Yaru/scalable/places/folder-symbolic.svg" width="22" alt="folder-symbolic"&gt;&lt;/a&gt;&amp;nbsp; &amp;nbsp; folder-symbolic&lt;br&gt;</text:p>
          </table:table-cell>
        </table:table-row>
        <table:table-row table:style-name="ro1">
          <table:table-cell office:value-type="string" calcext:value-type="string">
            <text:p>folder-templates-symbolic</text:p>
          </table:table-cell>
          <table:table-cell table:formula="of:=IF(LEFT([.A912];1)=&quot;.&quot;;&quot;Y&quot;;&quot;N&quot;)" office:value-type="string" office:string-value="N" calcext:value-type="string">
            <text:p>N</text:p>
          </table:table-cell>
          <table:table-cell table:formula="of:=IFERROR(&quot;## &quot; &amp; MID([.A912];3;FIND(&quot;:&quot;;[.A912])-3) &amp; &quot; &lt;br&gt;&quot;;&quot;&quot;)">
            <text:p/>
          </table:table-cell>
          <table:table-cell table:formula="of:=IF([.B912]=&quot;Y&quot;;MID([.A912];3;FIND(&quot;:&quot;;[.A912];1)-3);IF(&#10;RIGHT(RIGHT([.A912]; 1))=&quot;@&quot;;0;&#10;[.A912]))" office:value-type="string" office:string-value="folder-templates-symbolic" calcext:value-type="string">
            <text:p>folder-templates-symbolic</text:p>
          </table:table-cell>
          <table:table-cell table:formula="of:=IF([.B912]=&quot;Y&quot;;[.D912];[.E911])" office:value-type="string" office:string-value="places" calcext:value-type="string">
            <text:p>places</text:p>
          </table:table-cell>
          <table:table-cell table:style-name="ce10" table:formula="of:=IF([.D912]=0;&quot;&quot;;IF([.B912]=&quot;Y&quot;;[.C912];&#10;&quot;&lt;a href=&quot; &amp; CHAR(34) &amp; &quot;#&quot; &amp; CHAR(34) &amp; &quot;&gt;&quot; &amp;&#10;&quot;&lt;img src=&quot; &amp; CHAR(34) &amp; &quot;https://github.com/ubuntu/yaru/blob/master/icons/Yaru/scalable/&quot; &amp; [.E912] &amp; &quot;/&quot; &amp; [.A912] &amp; &quot;.svg&quot; &amp; CHAR(34) &amp; &#10;&quot; width=&quot; &amp; CHAR(34) &amp; &quot;22&quot; &amp; CHAR(34) &amp; &quot; alt=&quot; &amp; CHAR(34) &amp; [.D912] &amp; CHAR(34) &amp; &quot;&gt;&lt;/a&gt;&quot; &amp;&#10;&quot;&amp;nbsp; &amp;nbsp; &quot; &amp; [.D912] &amp; &quot;&lt;br&gt;&quot;&#10;))" office:value-type="string" office:string-value="&lt;a href=&quot;#&quot;&gt;&lt;img src=&quot;https://github.com/ubuntu/yaru/blob/master/icons/Yaru/scalable/places/folder-templates-symbolic.svg&quot; width=&quot;22&quot; alt=&quot;folder-templates-symbolic&quot;&gt;&lt;/a&gt;&amp;nbsp; &amp;nbsp; folder-templates-symbolic&lt;br&gt;" calcext:value-type="string">
            <text:p>&lt;a href="#"&gt;&lt;img src="https://github.com/ubuntu/yaru/blob/master/icons/Yaru/scalable/places/folder-templates-symbolic.svg" width="22" alt="folder-templates-symbolic"&gt;&lt;/a&gt;&amp;nbsp; &amp;nbsp; folder-templates-symbolic&lt;br&gt;</text:p>
          </table:table-cell>
        </table:table-row>
        <table:table-row table:style-name="ro1">
          <table:table-cell office:value-type="string" calcext:value-type="string">
            <text:p>folder-videos-symbolic</text:p>
          </table:table-cell>
          <table:table-cell table:formula="of:=IF(LEFT([.A913];1)=&quot;.&quot;;&quot;Y&quot;;&quot;N&quot;)" office:value-type="string" office:string-value="N" calcext:value-type="string">
            <text:p>N</text:p>
          </table:table-cell>
          <table:table-cell table:formula="of:=IFERROR(&quot;## &quot; &amp; MID([.A913];3;FIND(&quot;:&quot;;[.A913])-3) &amp; &quot; &lt;br&gt;&quot;;&quot;&quot;)">
            <text:p/>
          </table:table-cell>
          <table:table-cell table:formula="of:=IF([.B913]=&quot;Y&quot;;MID([.A913];3;FIND(&quot;:&quot;;[.A913];1)-3);IF(&#10;RIGHT(RIGHT([.A913]; 1))=&quot;@&quot;;0;&#10;[.A913]))" office:value-type="string" office:string-value="folder-videos-symbolic" calcext:value-type="string">
            <text:p>folder-videos-symbolic</text:p>
          </table:table-cell>
          <table:table-cell table:formula="of:=IF([.B913]=&quot;Y&quot;;[.D913];[.E912])" office:value-type="string" office:string-value="places" calcext:value-type="string">
            <text:p>places</text:p>
          </table:table-cell>
          <table:table-cell table:style-name="ce10" table:formula="of:=IF([.D913]=0;&quot;&quot;;IF([.B913]=&quot;Y&quot;;[.C913];&#10;&quot;&lt;a href=&quot; &amp; CHAR(34) &amp; &quot;#&quot; &amp; CHAR(34) &amp; &quot;&gt;&quot; &amp;&#10;&quot;&lt;img src=&quot; &amp; CHAR(34) &amp; &quot;https://github.com/ubuntu/yaru/blob/master/icons/Yaru/scalable/&quot; &amp; [.E913] &amp; &quot;/&quot; &amp; [.A913] &amp; &quot;.svg&quot; &amp; CHAR(34) &amp; &#10;&quot; width=&quot; &amp; CHAR(34) &amp; &quot;22&quot; &amp; CHAR(34) &amp; &quot; alt=&quot; &amp; CHAR(34) &amp; [.D913] &amp; CHAR(34) &amp; &quot;&gt;&lt;/a&gt;&quot; &amp;&#10;&quot;&amp;nbsp; &amp;nbsp; &quot; &amp; [.D913] &amp; &quot;&lt;br&gt;&quot;&#10;))" office:value-type="string" office:string-value="&lt;a href=&quot;#&quot;&gt;&lt;img src=&quot;https://github.com/ubuntu/yaru/blob/master/icons/Yaru/scalable/places/folder-videos-symbolic.svg&quot; width=&quot;22&quot; alt=&quot;folder-videos-symbolic&quot;&gt;&lt;/a&gt;&amp;nbsp; &amp;nbsp; folder-videos-symbolic&lt;br&gt;" calcext:value-type="string">
            <text:p>&lt;a href="#"&gt;&lt;img src="https://github.com/ubuntu/yaru/blob/master/icons/Yaru/scalable/places/folder-videos-symbolic.svg" width="22" alt="folder-videos-symbolic"&gt;&lt;/a&gt;&amp;nbsp; &amp;nbsp; folder-videos-symbolic&lt;br&gt;</text:p>
          </table:table-cell>
        </table:table-row>
        <table:table-row table:style-name="ro1">
          <table:table-cell office:value-type="string" calcext:value-type="string">
            <text:p>network-server-symbolic</text:p>
          </table:table-cell>
          <table:table-cell table:formula="of:=IF(LEFT([.A914];1)=&quot;.&quot;;&quot;Y&quot;;&quot;N&quot;)" office:value-type="string" office:string-value="N" calcext:value-type="string">
            <text:p>N</text:p>
          </table:table-cell>
          <table:table-cell table:formula="of:=IFERROR(&quot;## &quot; &amp; MID([.A914];3;FIND(&quot;:&quot;;[.A914])-3) &amp; &quot; &lt;br&gt;&quot;;&quot;&quot;)">
            <text:p/>
          </table:table-cell>
          <table:table-cell table:formula="of:=IF([.B914]=&quot;Y&quot;;MID([.A914];3;FIND(&quot;:&quot;;[.A914];1)-3);IF(&#10;RIGHT(RIGHT([.A914]; 1))=&quot;@&quot;;0;&#10;[.A914]))" office:value-type="string" office:string-value="network-server-symbolic" calcext:value-type="string">
            <text:p>network-server-symbolic</text:p>
          </table:table-cell>
          <table:table-cell table:formula="of:=IF([.B914]=&quot;Y&quot;;[.D914];[.E913])" office:value-type="string" office:string-value="places" calcext:value-type="string">
            <text:p>places</text:p>
          </table:table-cell>
          <table:table-cell table:style-name="ce10" table:formula="of:=IF([.D914]=0;&quot;&quot;;IF([.B914]=&quot;Y&quot;;[.C914];&#10;&quot;&lt;a href=&quot; &amp; CHAR(34) &amp; &quot;#&quot; &amp; CHAR(34) &amp; &quot;&gt;&quot; &amp;&#10;&quot;&lt;img src=&quot; &amp; CHAR(34) &amp; &quot;https://github.com/ubuntu/yaru/blob/master/icons/Yaru/scalable/&quot; &amp; [.E914] &amp; &quot;/&quot; &amp; [.A914] &amp; &quot;.svg&quot; &amp; CHAR(34) &amp; &#10;&quot; width=&quot; &amp; CHAR(34) &amp; &quot;22&quot; &amp; CHAR(34) &amp; &quot; alt=&quot; &amp; CHAR(34) &amp; [.D914] &amp; CHAR(34) &amp; &quot;&gt;&lt;/a&gt;&quot; &amp;&#10;&quot;&amp;nbsp; &amp;nbsp; &quot; &amp; [.D914] &amp; &quot;&lt;br&gt;&quot;&#10;))" office:value-type="string" office:string-value="&lt;a href=&quot;#&quot;&gt;&lt;img src=&quot;https://github.com/ubuntu/yaru/blob/master/icons/Yaru/scalable/places/network-server-symbolic.svg&quot; width=&quot;22&quot; alt=&quot;network-server-symbolic&quot;&gt;&lt;/a&gt;&amp;nbsp; &amp;nbsp; network-server-symbolic&lt;br&gt;" calcext:value-type="string">
            <text:p>&lt;a href="#"&gt;&lt;img src="https://github.com/ubuntu/yaru/blob/master/icons/Yaru/scalable/places/network-server-symbolic.svg" width="22" alt="network-server-symbolic"&gt;&lt;/a&gt;&amp;nbsp; &amp;nbsp; network-server-symbolic&lt;br&gt;</text:p>
          </table:table-cell>
        </table:table-row>
        <table:table-row table:style-name="ro1">
          <table:table-cell office:value-type="string" calcext:value-type="string">
            <text:p>network-workgroup-symbolic</text:p>
          </table:table-cell>
          <table:table-cell table:formula="of:=IF(LEFT([.A915];1)=&quot;.&quot;;&quot;Y&quot;;&quot;N&quot;)" office:value-type="string" office:string-value="N" calcext:value-type="string">
            <text:p>N</text:p>
          </table:table-cell>
          <table:table-cell table:formula="of:=IFERROR(&quot;## &quot; &amp; MID([.A915];3;FIND(&quot;:&quot;;[.A915])-3) &amp; &quot; &lt;br&gt;&quot;;&quot;&quot;)">
            <text:p/>
          </table:table-cell>
          <table:table-cell table:formula="of:=IF([.B915]=&quot;Y&quot;;MID([.A915];3;FIND(&quot;:&quot;;[.A915];1)-3);IF(&#10;RIGHT(RIGHT([.A915]; 1))=&quot;@&quot;;0;&#10;[.A915]))" office:value-type="string" office:string-value="network-workgroup-symbolic" calcext:value-type="string">
            <text:p>network-workgroup-symbolic</text:p>
          </table:table-cell>
          <table:table-cell table:formula="of:=IF([.B915]=&quot;Y&quot;;[.D915];[.E914])" office:value-type="string" office:string-value="places" calcext:value-type="string">
            <text:p>places</text:p>
          </table:table-cell>
          <table:table-cell table:style-name="ce10" table:formula="of:=IF([.D915]=0;&quot;&quot;;IF([.B915]=&quot;Y&quot;;[.C915];&#10;&quot;&lt;a href=&quot; &amp; CHAR(34) &amp; &quot;#&quot; &amp; CHAR(34) &amp; &quot;&gt;&quot; &amp;&#10;&quot;&lt;img src=&quot; &amp; CHAR(34) &amp; &quot;https://github.com/ubuntu/yaru/blob/master/icons/Yaru/scalable/&quot; &amp; [.E915] &amp; &quot;/&quot; &amp; [.A915] &amp; &quot;.svg&quot; &amp; CHAR(34) &amp; &#10;&quot; width=&quot; &amp; CHAR(34) &amp; &quot;22&quot; &amp; CHAR(34) &amp; &quot; alt=&quot; &amp; CHAR(34) &amp; [.D915] &amp; CHAR(34) &amp; &quot;&gt;&lt;/a&gt;&quot; &amp;&#10;&quot;&amp;nbsp; &amp;nbsp; &quot; &amp; [.D915] &amp; &quot;&lt;br&gt;&quot;&#10;))" office:value-type="string" office:string-value="&lt;a href=&quot;#&quot;&gt;&lt;img src=&quot;https://github.com/ubuntu/yaru/blob/master/icons/Yaru/scalable/places/network-workgroup-symbolic.svg&quot; width=&quot;22&quot; alt=&quot;network-workgroup-symbolic&quot;&gt;&lt;/a&gt;&amp;nbsp; &amp;nbsp; network-workgroup-symbolic&lt;br&gt;" calcext:value-type="string">
            <text:p>&lt;a href="#"&gt;&lt;img src="https://github.com/ubuntu/yaru/blob/master/icons/Yaru/scalable/places/network-workgroup-symbolic.svg" width="22" alt="network-workgroup-symbolic"&gt;&lt;/a&gt;&amp;nbsp; &amp;nbsp; network-workgroup-symbolic&lt;br&gt;</text:p>
          </table:table-cell>
        </table:table-row>
        <table:table-row table:style-name="ro1">
          <table:table-cell office:value-type="string" calcext:value-type="string">
            <text:p>start-here-symbolic</text:p>
          </table:table-cell>
          <table:table-cell table:formula="of:=IF(LEFT([.A916];1)=&quot;.&quot;;&quot;Y&quot;;&quot;N&quot;)" office:value-type="string" office:string-value="N" calcext:value-type="string">
            <text:p>N</text:p>
          </table:table-cell>
          <table:table-cell table:formula="of:=IFERROR(&quot;## &quot; &amp; MID([.A916];3;FIND(&quot;:&quot;;[.A916])-3) &amp; &quot; &lt;br&gt;&quot;;&quot;&quot;)">
            <text:p/>
          </table:table-cell>
          <table:table-cell table:formula="of:=IF([.B916]=&quot;Y&quot;;MID([.A916];3;FIND(&quot;:&quot;;[.A916];1)-3);IF(&#10;RIGHT(RIGHT([.A916]; 1))=&quot;@&quot;;0;&#10;[.A916]))" office:value-type="string" office:string-value="start-here-symbolic" calcext:value-type="string">
            <text:p>start-here-symbolic</text:p>
          </table:table-cell>
          <table:table-cell table:formula="of:=IF([.B916]=&quot;Y&quot;;[.D916];[.E915])" office:value-type="string" office:string-value="places" calcext:value-type="string">
            <text:p>places</text:p>
          </table:table-cell>
          <table:table-cell table:style-name="ce10" table:formula="of:=IF([.D916]=0;&quot;&quot;;IF([.B916]=&quot;Y&quot;;[.C916];&#10;&quot;&lt;a href=&quot; &amp; CHAR(34) &amp; &quot;#&quot; &amp; CHAR(34) &amp; &quot;&gt;&quot; &amp;&#10;&quot;&lt;img src=&quot; &amp; CHAR(34) &amp; &quot;https://github.com/ubuntu/yaru/blob/master/icons/Yaru/scalable/&quot; &amp; [.E916] &amp; &quot;/&quot; &amp; [.A916] &amp; &quot;.svg&quot; &amp; CHAR(34) &amp; &#10;&quot; width=&quot; &amp; CHAR(34) &amp; &quot;22&quot; &amp; CHAR(34) &amp; &quot; alt=&quot; &amp; CHAR(34) &amp; [.D916] &amp; CHAR(34) &amp; &quot;&gt;&lt;/a&gt;&quot; &amp;&#10;&quot;&amp;nbsp; &amp;nbsp; &quot; &amp; [.D916] &amp; &quot;&lt;br&gt;&quot;&#10;))" office:value-type="string" office:string-value="&lt;a href=&quot;#&quot;&gt;&lt;img src=&quot;https://github.com/ubuntu/yaru/blob/master/icons/Yaru/scalable/places/start-here-symbolic.svg&quot; width=&quot;22&quot; alt=&quot;start-here-symbolic&quot;&gt;&lt;/a&gt;&amp;nbsp; &amp;nbsp; start-here-symbolic&lt;br&gt;" calcext:value-type="string">
            <text:p>&lt;a href="#"&gt;&lt;img src="https://github.com/ubuntu/yaru/blob/master/icons/Yaru/scalable/places/start-here-symbolic.svg" width="22" alt="start-here-symbolic"&gt;&lt;/a&gt;&amp;nbsp; &amp;nbsp; start-here-symbolic&lt;br&gt;</text:p>
          </table:table-cell>
        </table:table-row>
        <table:table-row table:style-name="ro1">
          <table:table-cell office:value-type="string" calcext:value-type="string">
            <text:p>user-bookmarks-symbolic</text:p>
          </table:table-cell>
          <table:table-cell table:formula="of:=IF(LEFT([.A917];1)=&quot;.&quot;;&quot;Y&quot;;&quot;N&quot;)" office:value-type="string" office:string-value="N" calcext:value-type="string">
            <text:p>N</text:p>
          </table:table-cell>
          <table:table-cell table:formula="of:=IFERROR(&quot;## &quot; &amp; MID([.A917];3;FIND(&quot;:&quot;;[.A917])-3) &amp; &quot; &lt;br&gt;&quot;;&quot;&quot;)">
            <text:p/>
          </table:table-cell>
          <table:table-cell table:formula="of:=IF([.B917]=&quot;Y&quot;;MID([.A917];3;FIND(&quot;:&quot;;[.A917];1)-3);IF(&#10;RIGHT(RIGHT([.A917]; 1))=&quot;@&quot;;0;&#10;[.A917]))" office:value-type="string" office:string-value="user-bookmarks-symbolic" calcext:value-type="string">
            <text:p>user-bookmarks-symbolic</text:p>
          </table:table-cell>
          <table:table-cell table:formula="of:=IF([.B917]=&quot;Y&quot;;[.D917];[.E916])" office:value-type="string" office:string-value="places" calcext:value-type="string">
            <text:p>places</text:p>
          </table:table-cell>
          <table:table-cell table:style-name="ce10" table:formula="of:=IF([.D917]=0;&quot;&quot;;IF([.B917]=&quot;Y&quot;;[.C917];&#10;&quot;&lt;a href=&quot; &amp; CHAR(34) &amp; &quot;#&quot; &amp; CHAR(34) &amp; &quot;&gt;&quot; &amp;&#10;&quot;&lt;img src=&quot; &amp; CHAR(34) &amp; &quot;https://github.com/ubuntu/yaru/blob/master/icons/Yaru/scalable/&quot; &amp; [.E917] &amp; &quot;/&quot; &amp; [.A917] &amp; &quot;.svg&quot; &amp; CHAR(34) &amp; &#10;&quot; width=&quot; &amp; CHAR(34) &amp; &quot;22&quot; &amp; CHAR(34) &amp; &quot; alt=&quot; &amp; CHAR(34) &amp; [.D917] &amp; CHAR(34) &amp; &quot;&gt;&lt;/a&gt;&quot; &amp;&#10;&quot;&amp;nbsp; &amp;nbsp; &quot; &amp; [.D917] &amp; &quot;&lt;br&gt;&quot;&#10;))" office:value-type="string" office:string-value="&lt;a href=&quot;#&quot;&gt;&lt;img src=&quot;https://github.com/ubuntu/yaru/blob/master/icons/Yaru/scalable/places/user-bookmarks-symbolic.svg&quot; width=&quot;22&quot; alt=&quot;user-bookmarks-symbolic&quot;&gt;&lt;/a&gt;&amp;nbsp; &amp;nbsp; user-bookmarks-symbolic&lt;br&gt;" calcext:value-type="string">
            <text:p>&lt;a href="#"&gt;&lt;img src="https://github.com/ubuntu/yaru/blob/master/icons/Yaru/scalable/places/user-bookmarks-symbolic.svg" width="22" alt="user-bookmarks-symbolic"&gt;&lt;/a&gt;&amp;nbsp; &amp;nbsp; user-bookmarks-symbolic&lt;br&gt;</text:p>
          </table:table-cell>
        </table:table-row>
        <table:table-row table:style-name="ro1">
          <table:table-cell office:value-type="string" calcext:value-type="string">
            <text:p>user-desktop-symbolic</text:p>
          </table:table-cell>
          <table:table-cell table:formula="of:=IF(LEFT([.A918];1)=&quot;.&quot;;&quot;Y&quot;;&quot;N&quot;)" office:value-type="string" office:string-value="N" calcext:value-type="string">
            <text:p>N</text:p>
          </table:table-cell>
          <table:table-cell table:formula="of:=IFERROR(&quot;## &quot; &amp; MID([.A918];3;FIND(&quot;:&quot;;[.A918])-3) &amp; &quot; &lt;br&gt;&quot;;&quot;&quot;)">
            <text:p/>
          </table:table-cell>
          <table:table-cell table:formula="of:=IF([.B918]=&quot;Y&quot;;MID([.A918];3;FIND(&quot;:&quot;;[.A918];1)-3);IF(&#10;RIGHT(RIGHT([.A918]; 1))=&quot;@&quot;;0;&#10;[.A918]))" office:value-type="string" office:string-value="user-desktop-symbolic" calcext:value-type="string">
            <text:p>user-desktop-symbolic</text:p>
          </table:table-cell>
          <table:table-cell table:formula="of:=IF([.B918]=&quot;Y&quot;;[.D918];[.E917])" office:value-type="string" office:string-value="places" calcext:value-type="string">
            <text:p>places</text:p>
          </table:table-cell>
          <table:table-cell table:style-name="ce10" table:formula="of:=IF([.D918]=0;&quot;&quot;;IF([.B918]=&quot;Y&quot;;[.C918];&#10;&quot;&lt;a href=&quot; &amp; CHAR(34) &amp; &quot;#&quot; &amp; CHAR(34) &amp; &quot;&gt;&quot; &amp;&#10;&quot;&lt;img src=&quot; &amp; CHAR(34) &amp; &quot;https://github.com/ubuntu/yaru/blob/master/icons/Yaru/scalable/&quot; &amp; [.E918] &amp; &quot;/&quot; &amp; [.A918] &amp; &quot;.svg&quot; &amp; CHAR(34) &amp; &#10;&quot; width=&quot; &amp; CHAR(34) &amp; &quot;22&quot; &amp; CHAR(34) &amp; &quot; alt=&quot; &amp; CHAR(34) &amp; [.D918] &amp; CHAR(34) &amp; &quot;&gt;&lt;/a&gt;&quot; &amp;&#10;&quot;&amp;nbsp; &amp;nbsp; &quot; &amp; [.D918] &amp; &quot;&lt;br&gt;&quot;&#10;))" office:value-type="string" office:string-value="&lt;a href=&quot;#&quot;&gt;&lt;img src=&quot;https://github.com/ubuntu/yaru/blob/master/icons/Yaru/scalable/places/user-desktop-symbolic.svg&quot; width=&quot;22&quot; alt=&quot;user-desktop-symbolic&quot;&gt;&lt;/a&gt;&amp;nbsp; &amp;nbsp; user-desktop-symbolic&lt;br&gt;" calcext:value-type="string">
            <text:p>&lt;a href="#"&gt;&lt;img src="https://github.com/ubuntu/yaru/blob/master/icons/Yaru/scalable/places/user-desktop-symbolic.svg" width="22" alt="user-desktop-symbolic"&gt;&lt;/a&gt;&amp;nbsp; &amp;nbsp; user-desktop-symbolic&lt;br&gt;</text:p>
          </table:table-cell>
        </table:table-row>
        <table:table-row table:style-name="ro1">
          <table:table-cell office:value-type="string" calcext:value-type="string">
            <text:p>user-home-symbolic</text:p>
          </table:table-cell>
          <table:table-cell table:formula="of:=IF(LEFT([.A919];1)=&quot;.&quot;;&quot;Y&quot;;&quot;N&quot;)" office:value-type="string" office:string-value="N" calcext:value-type="string">
            <text:p>N</text:p>
          </table:table-cell>
          <table:table-cell table:formula="of:=IFERROR(&quot;## &quot; &amp; MID([.A919];3;FIND(&quot;:&quot;;[.A919])-3) &amp; &quot; &lt;br&gt;&quot;;&quot;&quot;)">
            <text:p/>
          </table:table-cell>
          <table:table-cell table:formula="of:=IF([.B919]=&quot;Y&quot;;MID([.A919];3;FIND(&quot;:&quot;;[.A919];1)-3);IF(&#10;RIGHT(RIGHT([.A919]; 1))=&quot;@&quot;;0;&#10;[.A919]))" office:value-type="string" office:string-value="user-home-symbolic" calcext:value-type="string">
            <text:p>user-home-symbolic</text:p>
          </table:table-cell>
          <table:table-cell table:formula="of:=IF([.B919]=&quot;Y&quot;;[.D919];[.E918])" office:value-type="string" office:string-value="places" calcext:value-type="string">
            <text:p>places</text:p>
          </table:table-cell>
          <table:table-cell table:style-name="ce10" table:formula="of:=IF([.D919]=0;&quot;&quot;;IF([.B919]=&quot;Y&quot;;[.C919];&#10;&quot;&lt;a href=&quot; &amp; CHAR(34) &amp; &quot;#&quot; &amp; CHAR(34) &amp; &quot;&gt;&quot; &amp;&#10;&quot;&lt;img src=&quot; &amp; CHAR(34) &amp; &quot;https://github.com/ubuntu/yaru/blob/master/icons/Yaru/scalable/&quot; &amp; [.E919] &amp; &quot;/&quot; &amp; [.A919] &amp; &quot;.svg&quot; &amp; CHAR(34) &amp; &#10;&quot; width=&quot; &amp; CHAR(34) &amp; &quot;22&quot; &amp; CHAR(34) &amp; &quot; alt=&quot; &amp; CHAR(34) &amp; [.D919] &amp; CHAR(34) &amp; &quot;&gt;&lt;/a&gt;&quot; &amp;&#10;&quot;&amp;nbsp; &amp;nbsp; &quot; &amp; [.D919] &amp; &quot;&lt;br&gt;&quot;&#10;))" office:value-type="string" office:string-value="&lt;a href=&quot;#&quot;&gt;&lt;img src=&quot;https://github.com/ubuntu/yaru/blob/master/icons/Yaru/scalable/places/user-home-symbolic.svg&quot; width=&quot;22&quot; alt=&quot;user-home-symbolic&quot;&gt;&lt;/a&gt;&amp;nbsp; &amp;nbsp; user-home-symbolic&lt;br&gt;" calcext:value-type="string">
            <text:p>&lt;a href="#"&gt;&lt;img src="https://github.com/ubuntu/yaru/blob/master/icons/Yaru/scalable/places/user-home-symbolic.svg" width="22" alt="user-home-symbolic"&gt;&lt;/a&gt;&amp;nbsp; &amp;nbsp; user-home-symbolic&lt;br&gt;</text:p>
          </table:table-cell>
        </table:table-row>
        <table:table-row table:style-name="ro1">
          <table:table-cell office:value-type="string" calcext:value-type="string">
            <text:p>user-trash-symbolic</text:p>
          </table:table-cell>
          <table:table-cell table:formula="of:=IF(LEFT([.A920];1)=&quot;.&quot;;&quot;Y&quot;;&quot;N&quot;)" office:value-type="string" office:string-value="N" calcext:value-type="string">
            <text:p>N</text:p>
          </table:table-cell>
          <table:table-cell table:formula="of:=IFERROR(&quot;## &quot; &amp; MID([.A920];3;FIND(&quot;:&quot;;[.A920])-3) &amp; &quot; &lt;br&gt;&quot;;&quot;&quot;)">
            <text:p/>
          </table:table-cell>
          <table:table-cell table:formula="of:=IF([.B920]=&quot;Y&quot;;MID([.A920];3;FIND(&quot;:&quot;;[.A920];1)-3);IF(&#10;RIGHT(RIGHT([.A920]; 1))=&quot;@&quot;;0;&#10;[.A920]))" office:value-type="string" office:string-value="user-trash-symbolic" calcext:value-type="string">
            <text:p>user-trash-symbolic</text:p>
          </table:table-cell>
          <table:table-cell table:formula="of:=IF([.B920]=&quot;Y&quot;;[.D920];[.E919])" office:value-type="string" office:string-value="places" calcext:value-type="string">
            <text:p>places</text:p>
          </table:table-cell>
          <table:table-cell table:style-name="ce10" table:formula="of:=IF([.D920]=0;&quot;&quot;;IF([.B920]=&quot;Y&quot;;[.C920];&#10;&quot;&lt;a href=&quot; &amp; CHAR(34) &amp; &quot;#&quot; &amp; CHAR(34) &amp; &quot;&gt;&quot; &amp;&#10;&quot;&lt;img src=&quot; &amp; CHAR(34) &amp; &quot;https://github.com/ubuntu/yaru/blob/master/icons/Yaru/scalable/&quot; &amp; [.E920] &amp; &quot;/&quot; &amp; [.A920] &amp; &quot;.svg&quot; &amp; CHAR(34) &amp; &#10;&quot; width=&quot; &amp; CHAR(34) &amp; &quot;22&quot; &amp; CHAR(34) &amp; &quot; alt=&quot; &amp; CHAR(34) &amp; [.D920] &amp; CHAR(34) &amp; &quot;&gt;&lt;/a&gt;&quot; &amp;&#10;&quot;&amp;nbsp; &amp;nbsp; &quot; &amp; [.D920] &amp; &quot;&lt;br&gt;&quot;&#10;))" office:value-type="string" office:string-value="&lt;a href=&quot;#&quot;&gt;&lt;img src=&quot;https://github.com/ubuntu/yaru/blob/master/icons/Yaru/scalable/places/user-trash-symbolic.svg&quot; width=&quot;22&quot; alt=&quot;user-trash-symbolic&quot;&gt;&lt;/a&gt;&amp;nbsp; &amp;nbsp; user-trash-symbolic&lt;br&gt;" calcext:value-type="string">
            <text:p>&lt;a href="#"&gt;&lt;img src="https://github.com/ubuntu/yaru/blob/master/icons/Yaru/scalable/places/user-trash-symbolic.svg" width="22" alt="user-trash-symbolic"&gt;&lt;/a&gt;&amp;nbsp; &amp;nbsp; user-trash-symbolic&lt;br&gt;</text:p>
          </table:table-cell>
        </table:table-row>
        <table:table-row table:style-name="ro1">
          <table:table-cell table:style-name="Default"/>
          <table:table-cell table:style-name="Default" table:formula="of:=IF(LEFT([.A92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21];3;FIND(&quot;:&quot;;[.A921])-3) &amp; &quot; &lt;br&gt;&quot;;&quot;&quot;)">
            <text:p/>
          </table:table-cell>
          <table:table-cell table:style-name="ce6" table:formula="of:=IF([.B921]=&quot;Y&quot;;MID([.A921];3;FIND(&quot;:&quot;;[.A921];1)-3);IF(&#10;RIGHT(RIGHT([.A921]; 1))=&quot;@&quot;;0;&#10;[.A921]))" office:value-type="float" office:value="0" calcext:value-type="float">
            <text:p>0</text:p>
          </table:table-cell>
          <table:table-cell table:formula="of:=IF([.B921]=&quot;Y&quot;;[.D921];[.E920])" office:value-type="string" office:string-value="places" calcext:value-type="string">
            <text:p>places</text:p>
          </table:table-cell>
          <table:table-cell table:style-name="ce10" table:formula="of:=IF([.D921]=0;&quot;&quot;;IF([.B921]=&quot;Y&quot;;[.C921];&#10;&quot;&lt;a href=&quot; &amp; CHAR(34) &amp; &quot;#&quot; &amp; CHAR(34) &amp; &quot;&gt;&quot; &amp;&#10;&quot;&lt;img src=&quot; &amp; CHAR(34) &amp; &quot;https://github.com/ubuntu/yaru/blob/master/icons/Yaru/scalable/&quot; &amp; [.E921] &amp; &quot;/&quot; &amp; [.A921] &amp; &quot;.svg&quot; &amp; CHAR(34) &amp; &#10;&quot; width=&quot; &amp; CHAR(34) &amp; &quot;22&quot; &amp; CHAR(34) &amp; &quot; alt=&quot; &amp; CHAR(34) &amp; [.D921] &amp; CHAR(34) &amp; &quot;&gt;&lt;/a&gt;&quot; &amp;&#10;&quot;&amp;nbsp; &amp;nbsp; &quot; &amp; [.D921] &amp; &quot;&lt;br&gt;&quot;&#10;))">
            <text:p/>
          </table:table-cell>
        </table:table-row>
        <table:table-row table:style-name="ro1">
          <table:table-cell office:value-type="string" calcext:value-type="string">
            <text:p>./status:</text:p>
          </table:table-cell>
          <table:table-cell table:formula="of:=IF(LEFT([.A922];1)=&quot;.&quot;;&quot;Y&quot;;&quot;N&quot;)" office:value-type="string" office:string-value="Y" calcext:value-type="string">
            <text:p>Y</text:p>
          </table:table-cell>
          <table:table-cell table:formula="of:=IFERROR(&quot;## &quot; &amp; MID([.A922];3;FIND(&quot;:&quot;;[.A922])-3) &amp; &quot; &lt;br&gt;&quot;;&quot;&quot;)" office:value-type="string" office:string-value="## status &lt;br&gt;" calcext:value-type="string">
            <text:p>## status &lt;br&gt;</text:p>
          </table:table-cell>
          <table:table-cell table:formula="of:=IF([.B922]=&quot;Y&quot;;MID([.A922];3;FIND(&quot;:&quot;;[.A922];1)-3);IF(&#10;RIGHT(RIGHT([.A922]; 1))=&quot;@&quot;;0;&#10;[.A922]))" office:value-type="string" office:string-value="status" calcext:value-type="string">
            <text:p>status</text:p>
          </table:table-cell>
          <table:table-cell table:formula="of:=IF([.B922]=&quot;Y&quot;;[.D922];[.E921])" office:value-type="string" office:string-value="status" calcext:value-type="string">
            <text:p>status</text:p>
          </table:table-cell>
          <table:table-cell table:style-name="ce10" table:formula="of:=IF([.D922]=0;&quot;&quot;;IF([.B922]=&quot;Y&quot;;[.C922];&#10;&quot;&lt;a href=&quot; &amp; CHAR(34) &amp; &quot;#&quot; &amp; CHAR(34) &amp; &quot;&gt;&quot; &amp;&#10;&quot;&lt;img src=&quot; &amp; CHAR(34) &amp; &quot;https://github.com/ubuntu/yaru/blob/master/icons/Yaru/scalable/&quot; &amp; [.E922] &amp; &quot;/&quot; &amp; [.A922] &amp; &quot;.svg&quot; &amp; CHAR(34) &amp; &#10;&quot; width=&quot; &amp; CHAR(34) &amp; &quot;22&quot; &amp; CHAR(34) &amp; &quot; alt=&quot; &amp; CHAR(34) &amp; [.D922] &amp; CHAR(34) &amp; &quot;&gt;&lt;/a&gt;&quot; &amp;&#10;&quot;&amp;nbsp; &amp;nbsp; &quot; &amp; [.D922] &amp; &quot;&lt;br&gt;&quot;&#10;))" office:value-type="string" office:string-value="## status &lt;br&gt;" calcext:value-type="string">
            <text:p>## status &lt;br&gt;</text:p>
          </table:table-cell>
        </table:table-row>
        <table:table-row table:style-name="ro1">
          <table:table-cell table:style-name="Default" office:value-type="string" calcext:value-type="string">
            <text:p>adw-tab-counter-symbolic@</text:p>
          </table:table-cell>
          <table:table-cell table:style-name="Default" table:formula="of:=IF(LEFT([.A92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23];3;FIND(&quot;:&quot;;[.A923])-3) &amp; &quot; &lt;br&gt;&quot;;&quot;&quot;)">
            <text:p/>
          </table:table-cell>
          <table:table-cell table:style-name="ce6" table:formula="of:=IF([.B923]=&quot;Y&quot;;MID([.A923];3;FIND(&quot;:&quot;;[.A923];1)-3);IF(&#10;RIGHT(RIGHT([.A923]; 1))=&quot;@&quot;;0;&#10;[.A923]))" office:value-type="float" office:value="0" calcext:value-type="float">
            <text:p>0</text:p>
          </table:table-cell>
          <table:table-cell table:formula="of:=IF([.B923]=&quot;Y&quot;;[.D923];[.E922])" office:value-type="string" office:string-value="status" calcext:value-type="string">
            <text:p>status</text:p>
          </table:table-cell>
          <table:table-cell table:style-name="ce10" table:formula="of:=IF([.D923]=0;&quot;&quot;;IF([.B923]=&quot;Y&quot;;[.C923];&#10;&quot;&lt;a href=&quot; &amp; CHAR(34) &amp; &quot;#&quot; &amp; CHAR(34) &amp; &quot;&gt;&quot; &amp;&#10;&quot;&lt;img src=&quot; &amp; CHAR(34) &amp; &quot;https://github.com/ubuntu/yaru/blob/master/icons/Yaru/scalable/&quot; &amp; [.E923] &amp; &quot;/&quot; &amp; [.A923] &amp; &quot;.svg&quot; &amp; CHAR(34) &amp; &#10;&quot; width=&quot; &amp; CHAR(34) &amp; &quot;22&quot; &amp; CHAR(34) &amp; &quot; alt=&quot; &amp; CHAR(34) &amp; [.D923] &amp; CHAR(34) &amp; &quot;&gt;&lt;/a&gt;&quot; &amp;&#10;&quot;&amp;nbsp; &amp;nbsp; &quot; &amp; [.D92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dw-tab-icon-missing-symbolic@</text:p>
          </table:table-cell>
          <table:table-cell table:style-name="Default" table:formula="of:=IF(LEFT([.A92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24];3;FIND(&quot;:&quot;;[.A924])-3) &amp; &quot; &lt;br&gt;&quot;;&quot;&quot;)">
            <text:p/>
          </table:table-cell>
          <table:table-cell table:style-name="ce6" table:formula="of:=IF([.B924]=&quot;Y&quot;;MID([.A924];3;FIND(&quot;:&quot;;[.A924];1)-3);IF(&#10;RIGHT(RIGHT([.A924]; 1))=&quot;@&quot;;0;&#10;[.A924]))" office:value-type="float" office:value="0" calcext:value-type="float">
            <text:p>0</text:p>
          </table:table-cell>
          <table:table-cell table:formula="of:=IF([.B924]=&quot;Y&quot;;[.D924];[.E923])" office:value-type="string" office:string-value="status" calcext:value-type="string">
            <text:p>status</text:p>
          </table:table-cell>
          <table:table-cell table:style-name="ce10" table:formula="of:=IF([.D924]=0;&quot;&quot;;IF([.B924]=&quot;Y&quot;;[.C924];&#10;&quot;&lt;a href=&quot; &amp; CHAR(34) &amp; &quot;#&quot; &amp; CHAR(34) &amp; &quot;&gt;&quot; &amp;&#10;&quot;&lt;img src=&quot; &amp; CHAR(34) &amp; &quot;https://github.com/ubuntu/yaru/blob/master/icons/Yaru/scalable/&quot; &amp; [.E924] &amp; &quot;/&quot; &amp; [.A924] &amp; &quot;.svg&quot; &amp; CHAR(34) &amp; &#10;&quot; width=&quot; &amp; CHAR(34) &amp; &quot;22&quot; &amp; CHAR(34) &amp; &quot; alt=&quot; &amp; CHAR(34) &amp; [.D924] &amp; CHAR(34) &amp; &quot;&gt;&lt;/a&gt;&quot; &amp;&#10;&quot;&amp;nbsp; &amp;nbsp; &quot; &amp; [.D924] &amp; &quot;&lt;br&gt;&quot;&#10;))">
            <text:p/>
          </table:table-cell>
        </table:table-row>
        <table:table-row table:style-name="ro1">
          <table:table-cell office:value-type="string" calcext:value-type="string">
            <text:p>adw-tab-overflow-symbolic</text:p>
          </table:table-cell>
          <table:table-cell table:formula="of:=IF(LEFT([.A925];1)=&quot;.&quot;;&quot;Y&quot;;&quot;N&quot;)" office:value-type="string" office:string-value="N" calcext:value-type="string">
            <text:p>N</text:p>
          </table:table-cell>
          <table:table-cell table:formula="of:=IFERROR(&quot;## &quot; &amp; MID([.A925];3;FIND(&quot;:&quot;;[.A925])-3) &amp; &quot; &lt;br&gt;&quot;;&quot;&quot;)">
            <text:p/>
          </table:table-cell>
          <table:table-cell table:formula="of:=IF([.B925]=&quot;Y&quot;;MID([.A925];3;FIND(&quot;:&quot;;[.A925];1)-3);IF(&#10;RIGHT(RIGHT([.A925]; 1))=&quot;@&quot;;0;&#10;[.A925]))" office:value-type="string" office:string-value="adw-tab-overflow-symbolic" calcext:value-type="string">
            <text:p>adw-tab-overflow-symbolic</text:p>
          </table:table-cell>
          <table:table-cell table:formula="of:=IF([.B925]=&quot;Y&quot;;[.D925];[.E924])" office:value-type="string" office:string-value="status" calcext:value-type="string">
            <text:p>status</text:p>
          </table:table-cell>
          <table:table-cell table:style-name="ce10" table:formula="of:=IF([.D925]=0;&quot;&quot;;IF([.B925]=&quot;Y&quot;;[.C925];&#10;&quot;&lt;a href=&quot; &amp; CHAR(34) &amp; &quot;#&quot; &amp; CHAR(34) &amp; &quot;&gt;&quot; &amp;&#10;&quot;&lt;img src=&quot; &amp; CHAR(34) &amp; &quot;https://github.com/ubuntu/yaru/blob/master/icons/Yaru/scalable/&quot; &amp; [.E925] &amp; &quot;/&quot; &amp; [.A925] &amp; &quot;.svg&quot; &amp; CHAR(34) &amp; &#10;&quot; width=&quot; &amp; CHAR(34) &amp; &quot;22&quot; &amp; CHAR(34) &amp; &quot; alt=&quot; &amp; CHAR(34) &amp; [.D925] &amp; CHAR(34) &amp; &quot;&gt;&lt;/a&gt;&quot; &amp;&#10;&quot;&amp;nbsp; &amp;nbsp; &quot; &amp; [.D925] &amp; &quot;&lt;br&gt;&quot;&#10;))" office:value-type="string" office:string-value="&lt;a href=&quot;#&quot;&gt;&lt;img src=&quot;https://github.com/ubuntu/yaru/blob/master/icons/Yaru/scalable/status/adw-tab-overflow-symbolic.svg&quot; width=&quot;22&quot; alt=&quot;adw-tab-overflow-symbolic&quot;&gt;&lt;/a&gt;&amp;nbsp; &amp;nbsp; adw-tab-overflow-symbolic&lt;br&gt;" calcext:value-type="string">
            <text:p>&lt;a href="#"&gt;&lt;img src="https://github.com/ubuntu/yaru/blob/master/icons/Yaru/scalable/status/adw-tab-overflow-symbolic.svg" width="22" alt="adw-tab-overflow-symbolic"&gt;&lt;/a&gt;&amp;nbsp; &amp;nbsp; adw-tab-overflow-symbolic&lt;br&gt;</text:p>
          </table:table-cell>
        </table:table-row>
        <table:table-row table:style-name="ro1">
          <table:table-cell table:style-name="Default" office:value-type="string" calcext:value-type="string">
            <text:p>adw-tab-unpin-symbolic@</text:p>
          </table:table-cell>
          <table:table-cell table:style-name="Default" table:formula="of:=IF(LEFT([.A92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26];3;FIND(&quot;:&quot;;[.A926])-3) &amp; &quot; &lt;br&gt;&quot;;&quot;&quot;)">
            <text:p/>
          </table:table-cell>
          <table:table-cell table:style-name="ce6" table:formula="of:=IF([.B926]=&quot;Y&quot;;MID([.A926];3;FIND(&quot;:&quot;;[.A926];1)-3);IF(&#10;RIGHT(RIGHT([.A926]; 1))=&quot;@&quot;;0;&#10;[.A926]))" office:value-type="float" office:value="0" calcext:value-type="float">
            <text:p>0</text:p>
          </table:table-cell>
          <table:table-cell table:formula="of:=IF([.B926]=&quot;Y&quot;;[.D926];[.E925])" office:value-type="string" office:string-value="status" calcext:value-type="string">
            <text:p>status</text:p>
          </table:table-cell>
          <table:table-cell table:style-name="ce10" table:formula="of:=IF([.D926]=0;&quot;&quot;;IF([.B926]=&quot;Y&quot;;[.C926];&#10;&quot;&lt;a href=&quot; &amp; CHAR(34) &amp; &quot;#&quot; &amp; CHAR(34) &amp; &quot;&gt;&quot; &amp;&#10;&quot;&lt;img src=&quot; &amp; CHAR(34) &amp; &quot;https://github.com/ubuntu/yaru/blob/master/icons/Yaru/scalable/&quot; &amp; [.E926] &amp; &quot;/&quot; &amp; [.A926] &amp; &quot;.svg&quot; &amp; CHAR(34) &amp; &#10;&quot; width=&quot; &amp; CHAR(34) &amp; &quot;22&quot; &amp; CHAR(34) &amp; &quot; alt=&quot; &amp; CHAR(34) &amp; [.D926] &amp; CHAR(34) &amp; &quot;&gt;&lt;/a&gt;&quot; &amp;&#10;&quot;&amp;nbsp; &amp;nbsp; &quot; &amp; [.D926] &amp; &quot;&lt;br&gt;&quot;&#10;))">
            <text:p/>
          </table:table-cell>
        </table:table-row>
        <table:table-row table:style-name="ro1">
          <table:table-cell office:value-type="string" calcext:value-type="string">
            <text:p>airplane-mode-symbolic</text:p>
          </table:table-cell>
          <table:table-cell table:formula="of:=IF(LEFT([.A927];1)=&quot;.&quot;;&quot;Y&quot;;&quot;N&quot;)" office:value-type="string" office:string-value="N" calcext:value-type="string">
            <text:p>N</text:p>
          </table:table-cell>
          <table:table-cell table:formula="of:=IFERROR(&quot;## &quot; &amp; MID([.A927];3;FIND(&quot;:&quot;;[.A927])-3) &amp; &quot; &lt;br&gt;&quot;;&quot;&quot;)">
            <text:p/>
          </table:table-cell>
          <table:table-cell table:formula="of:=IF([.B927]=&quot;Y&quot;;MID([.A927];3;FIND(&quot;:&quot;;[.A927];1)-3);IF(&#10;RIGHT(RIGHT([.A927]; 1))=&quot;@&quot;;0;&#10;[.A927]))" office:value-type="string" office:string-value="airplane-mode-symbolic" calcext:value-type="string">
            <text:p>airplane-mode-symbolic</text:p>
          </table:table-cell>
          <table:table-cell table:formula="of:=IF([.B927]=&quot;Y&quot;;[.D927];[.E926])" office:value-type="string" office:string-value="status" calcext:value-type="string">
            <text:p>status</text:p>
          </table:table-cell>
          <table:table-cell table:style-name="ce10" table:formula="of:=IF([.D927]=0;&quot;&quot;;IF([.B927]=&quot;Y&quot;;[.C927];&#10;&quot;&lt;a href=&quot; &amp; CHAR(34) &amp; &quot;#&quot; &amp; CHAR(34) &amp; &quot;&gt;&quot; &amp;&#10;&quot;&lt;img src=&quot; &amp; CHAR(34) &amp; &quot;https://github.com/ubuntu/yaru/blob/master/icons/Yaru/scalable/&quot; &amp; [.E927] &amp; &quot;/&quot; &amp; [.A927] &amp; &quot;.svg&quot; &amp; CHAR(34) &amp; &#10;&quot; width=&quot; &amp; CHAR(34) &amp; &quot;22&quot; &amp; CHAR(34) &amp; &quot; alt=&quot; &amp; CHAR(34) &amp; [.D927] &amp; CHAR(34) &amp; &quot;&gt;&lt;/a&gt;&quot; &amp;&#10;&quot;&amp;nbsp; &amp;nbsp; &quot; &amp; [.D927] &amp; &quot;&lt;br&gt;&quot;&#10;))" office:value-type="string" office:string-value="&lt;a href=&quot;#&quot;&gt;&lt;img src=&quot;https://github.com/ubuntu/yaru/blob/master/icons/Yaru/scalable/status/airplane-mode-symbolic.svg&quot; width=&quot;22&quot; alt=&quot;airplane-mode-symbolic&quot;&gt;&lt;/a&gt;&amp;nbsp; &amp;nbsp; airplane-mode-symbolic&lt;br&gt;" calcext:value-type="string">
            <text:p>&lt;a href="#"&gt;&lt;img src="https://github.com/ubuntu/yaru/blob/master/icons/Yaru/scalable/status/airplane-mode-symbolic.svg" width="22" alt="airplane-mode-symbolic"&gt;&lt;/a&gt;&amp;nbsp; &amp;nbsp; airplane-mode-symbolic&lt;br&gt;</text:p>
          </table:table-cell>
        </table:table-row>
        <table:table-row table:style-name="ro1">
          <table:table-cell office:value-type="string" calcext:value-type="string">
            <text:p>appointment-missed-symbolic</text:p>
          </table:table-cell>
          <table:table-cell table:formula="of:=IF(LEFT([.A928];1)=&quot;.&quot;;&quot;Y&quot;;&quot;N&quot;)" office:value-type="string" office:string-value="N" calcext:value-type="string">
            <text:p>N</text:p>
          </table:table-cell>
          <table:table-cell table:formula="of:=IFERROR(&quot;## &quot; &amp; MID([.A928];3;FIND(&quot;:&quot;;[.A928])-3) &amp; &quot; &lt;br&gt;&quot;;&quot;&quot;)">
            <text:p/>
          </table:table-cell>
          <table:table-cell table:formula="of:=IF([.B928]=&quot;Y&quot;;MID([.A928];3;FIND(&quot;:&quot;;[.A928];1)-3);IF(&#10;RIGHT(RIGHT([.A928]; 1))=&quot;@&quot;;0;&#10;[.A928]))" office:value-type="string" office:string-value="appointment-missed-symbolic" calcext:value-type="string">
            <text:p>appointment-missed-symbolic</text:p>
          </table:table-cell>
          <table:table-cell table:formula="of:=IF([.B928]=&quot;Y&quot;;[.D928];[.E927])" office:value-type="string" office:string-value="status" calcext:value-type="string">
            <text:p>status</text:p>
          </table:table-cell>
          <table:table-cell table:style-name="ce10" table:formula="of:=IF([.D928]=0;&quot;&quot;;IF([.B928]=&quot;Y&quot;;[.C928];&#10;&quot;&lt;a href=&quot; &amp; CHAR(34) &amp; &quot;#&quot; &amp; CHAR(34) &amp; &quot;&gt;&quot; &amp;&#10;&quot;&lt;img src=&quot; &amp; CHAR(34) &amp; &quot;https://github.com/ubuntu/yaru/blob/master/icons/Yaru/scalable/&quot; &amp; [.E928] &amp; &quot;/&quot; &amp; [.A928] &amp; &quot;.svg&quot; &amp; CHAR(34) &amp; &#10;&quot; width=&quot; &amp; CHAR(34) &amp; &quot;22&quot; &amp; CHAR(34) &amp; &quot; alt=&quot; &amp; CHAR(34) &amp; [.D928] &amp; CHAR(34) &amp; &quot;&gt;&lt;/a&gt;&quot; &amp;&#10;&quot;&amp;nbsp; &amp;nbsp; &quot; &amp; [.D928] &amp; &quot;&lt;br&gt;&quot;&#10;))" office:value-type="string" office:string-value="&lt;a href=&quot;#&quot;&gt;&lt;img src=&quot;https://github.com/ubuntu/yaru/blob/master/icons/Yaru/scalable/status/appointment-missed-symbolic.svg&quot; width=&quot;22&quot; alt=&quot;appointment-missed-symbolic&quot;&gt;&lt;/a&gt;&amp;nbsp; &amp;nbsp; appointment-missed-symbolic&lt;br&gt;" calcext:value-type="string">
            <text:p>&lt;a href="#"&gt;&lt;img src="https://github.com/ubuntu/yaru/blob/master/icons/Yaru/scalable/status/appointment-missed-symbolic.svg" width="22" alt="appointment-missed-symbolic"&gt;&lt;/a&gt;&amp;nbsp; &amp;nbsp; appointment-missed-symbolic&lt;br&gt;</text:p>
          </table:table-cell>
        </table:table-row>
        <table:table-row table:style-name="ro1">
          <table:table-cell office:value-type="string" calcext:value-type="string">
            <text:p>appointment-soon-symbolic</text:p>
          </table:table-cell>
          <table:table-cell table:formula="of:=IF(LEFT([.A929];1)=&quot;.&quot;;&quot;Y&quot;;&quot;N&quot;)" office:value-type="string" office:string-value="N" calcext:value-type="string">
            <text:p>N</text:p>
          </table:table-cell>
          <table:table-cell table:formula="of:=IFERROR(&quot;## &quot; &amp; MID([.A929];3;FIND(&quot;:&quot;;[.A929])-3) &amp; &quot; &lt;br&gt;&quot;;&quot;&quot;)">
            <text:p/>
          </table:table-cell>
          <table:table-cell table:formula="of:=IF([.B929]=&quot;Y&quot;;MID([.A929];3;FIND(&quot;:&quot;;[.A929];1)-3);IF(&#10;RIGHT(RIGHT([.A929]; 1))=&quot;@&quot;;0;&#10;[.A929]))" office:value-type="string" office:string-value="appointment-soon-symbolic" calcext:value-type="string">
            <text:p>appointment-soon-symbolic</text:p>
          </table:table-cell>
          <table:table-cell table:formula="of:=IF([.B929]=&quot;Y&quot;;[.D929];[.E928])" office:value-type="string" office:string-value="status" calcext:value-type="string">
            <text:p>status</text:p>
          </table:table-cell>
          <table:table-cell table:style-name="ce10" table:formula="of:=IF([.D929]=0;&quot;&quot;;IF([.B929]=&quot;Y&quot;;[.C929];&#10;&quot;&lt;a href=&quot; &amp; CHAR(34) &amp; &quot;#&quot; &amp; CHAR(34) &amp; &quot;&gt;&quot; &amp;&#10;&quot;&lt;img src=&quot; &amp; CHAR(34) &amp; &quot;https://github.com/ubuntu/yaru/blob/master/icons/Yaru/scalable/&quot; &amp; [.E929] &amp; &quot;/&quot; &amp; [.A929] &amp; &quot;.svg&quot; &amp; CHAR(34) &amp; &#10;&quot; width=&quot; &amp; CHAR(34) &amp; &quot;22&quot; &amp; CHAR(34) &amp; &quot; alt=&quot; &amp; CHAR(34) &amp; [.D929] &amp; CHAR(34) &amp; &quot;&gt;&lt;/a&gt;&quot; &amp;&#10;&quot;&amp;nbsp; &amp;nbsp; &quot; &amp; [.D929] &amp; &quot;&lt;br&gt;&quot;&#10;))" office:value-type="string" office:string-value="&lt;a href=&quot;#&quot;&gt;&lt;img src=&quot;https://github.com/ubuntu/yaru/blob/master/icons/Yaru/scalable/status/appointment-soon-symbolic.svg&quot; width=&quot;22&quot; alt=&quot;appointment-soon-symbolic&quot;&gt;&lt;/a&gt;&amp;nbsp; &amp;nbsp; appointment-soon-symbolic&lt;br&gt;" calcext:value-type="string">
            <text:p>&lt;a href="#"&gt;&lt;img src="https://github.com/ubuntu/yaru/blob/master/icons/Yaru/scalable/status/appointment-soon-symbolic.svg" width="22" alt="appointment-soon-symbolic"&gt;&lt;/a&gt;&amp;nbsp; &amp;nbsp; appointment-soon-symbolic&lt;br&gt;</text:p>
          </table:table-cell>
        </table:table-row>
        <table:table-row table:style-name="ro1">
          <table:table-cell table:style-name="Default" office:value-type="string" calcext:value-type="string">
            <text:p>audio-input-microphone-high-symbolic@</text:p>
          </table:table-cell>
          <table:table-cell table:style-name="Default" table:formula="of:=IF(LEFT([.A93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30];3;FIND(&quot;:&quot;;[.A930])-3) &amp; &quot; &lt;br&gt;&quot;;&quot;&quot;)">
            <text:p/>
          </table:table-cell>
          <table:table-cell table:style-name="ce6" table:formula="of:=IF([.B930]=&quot;Y&quot;;MID([.A930];3;FIND(&quot;:&quot;;[.A930];1)-3);IF(&#10;RIGHT(RIGHT([.A930]; 1))=&quot;@&quot;;0;&#10;[.A930]))" office:value-type="float" office:value="0" calcext:value-type="float">
            <text:p>0</text:p>
          </table:table-cell>
          <table:table-cell table:formula="of:=IF([.B930]=&quot;Y&quot;;[.D930];[.E929])" office:value-type="string" office:string-value="status" calcext:value-type="string">
            <text:p>status</text:p>
          </table:table-cell>
          <table:table-cell table:style-name="ce10" table:formula="of:=IF([.D930]=0;&quot;&quot;;IF([.B930]=&quot;Y&quot;;[.C930];&#10;&quot;&lt;a href=&quot; &amp; CHAR(34) &amp; &quot;#&quot; &amp; CHAR(34) &amp; &quot;&gt;&quot; &amp;&#10;&quot;&lt;img src=&quot; &amp; CHAR(34) &amp; &quot;https://github.com/ubuntu/yaru/blob/master/icons/Yaru/scalable/&quot; &amp; [.E930] &amp; &quot;/&quot; &amp; [.A930] &amp; &quot;.svg&quot; &amp; CHAR(34) &amp; &#10;&quot; width=&quot; &amp; CHAR(34) &amp; &quot;22&quot; &amp; CHAR(34) &amp; &quot; alt=&quot; &amp; CHAR(34) &amp; [.D930] &amp; CHAR(34) &amp; &quot;&gt;&lt;/a&gt;&quot; &amp;&#10;&quot;&amp;nbsp; &amp;nbsp; &quot; &amp; [.D930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udio-input-microphone-low-symbolic@</text:p>
          </table:table-cell>
          <table:table-cell table:style-name="Default" table:formula="of:=IF(LEFT([.A93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31];3;FIND(&quot;:&quot;;[.A931])-3) &amp; &quot; &lt;br&gt;&quot;;&quot;&quot;)">
            <text:p/>
          </table:table-cell>
          <table:table-cell table:style-name="ce6" table:formula="of:=IF([.B931]=&quot;Y&quot;;MID([.A931];3;FIND(&quot;:&quot;;[.A931];1)-3);IF(&#10;RIGHT(RIGHT([.A931]; 1))=&quot;@&quot;;0;&#10;[.A931]))" office:value-type="float" office:value="0" calcext:value-type="float">
            <text:p>0</text:p>
          </table:table-cell>
          <table:table-cell table:formula="of:=IF([.B931]=&quot;Y&quot;;[.D931];[.E930])" office:value-type="string" office:string-value="status" calcext:value-type="string">
            <text:p>status</text:p>
          </table:table-cell>
          <table:table-cell table:style-name="ce10" table:formula="of:=IF([.D931]=0;&quot;&quot;;IF([.B931]=&quot;Y&quot;;[.C931];&#10;&quot;&lt;a href=&quot; &amp; CHAR(34) &amp; &quot;#&quot; &amp; CHAR(34) &amp; &quot;&gt;&quot; &amp;&#10;&quot;&lt;img src=&quot; &amp; CHAR(34) &amp; &quot;https://github.com/ubuntu/yaru/blob/master/icons/Yaru/scalable/&quot; &amp; [.E931] &amp; &quot;/&quot; &amp; [.A931] &amp; &quot;.svg&quot; &amp; CHAR(34) &amp; &#10;&quot; width=&quot; &amp; CHAR(34) &amp; &quot;22&quot; &amp; CHAR(34) &amp; &quot; alt=&quot; &amp; CHAR(34) &amp; [.D931] &amp; CHAR(34) &amp; &quot;&gt;&lt;/a&gt;&quot; &amp;&#10;&quot;&amp;nbsp; &amp;nbsp; &quot; &amp; [.D93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udio-input-microphone-medium-symbolic@</text:p>
          </table:table-cell>
          <table:table-cell table:style-name="Default" table:formula="of:=IF(LEFT([.A93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32];3;FIND(&quot;:&quot;;[.A932])-3) &amp; &quot; &lt;br&gt;&quot;;&quot;&quot;)">
            <text:p/>
          </table:table-cell>
          <table:table-cell table:style-name="ce6" table:formula="of:=IF([.B932]=&quot;Y&quot;;MID([.A932];3;FIND(&quot;:&quot;;[.A932];1)-3);IF(&#10;RIGHT(RIGHT([.A932]; 1))=&quot;@&quot;;0;&#10;[.A932]))" office:value-type="float" office:value="0" calcext:value-type="float">
            <text:p>0</text:p>
          </table:table-cell>
          <table:table-cell table:formula="of:=IF([.B932]=&quot;Y&quot;;[.D932];[.E931])" office:value-type="string" office:string-value="status" calcext:value-type="string">
            <text:p>status</text:p>
          </table:table-cell>
          <table:table-cell table:style-name="ce10" table:formula="of:=IF([.D932]=0;&quot;&quot;;IF([.B932]=&quot;Y&quot;;[.C932];&#10;&quot;&lt;a href=&quot; &amp; CHAR(34) &amp; &quot;#&quot; &amp; CHAR(34) &amp; &quot;&gt;&quot; &amp;&#10;&quot;&lt;img src=&quot; &amp; CHAR(34) &amp; &quot;https://github.com/ubuntu/yaru/blob/master/icons/Yaru/scalable/&quot; &amp; [.E932] &amp; &quot;/&quot; &amp; [.A932] &amp; &quot;.svg&quot; &amp; CHAR(34) &amp; &#10;&quot; width=&quot; &amp; CHAR(34) &amp; &quot;22&quot; &amp; CHAR(34) &amp; &quot; alt=&quot; &amp; CHAR(34) &amp; [.D932] &amp; CHAR(34) &amp; &quot;&gt;&lt;/a&gt;&quot; &amp;&#10;&quot;&amp;nbsp; &amp;nbsp; &quot; &amp; [.D93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audio-input-microphone-muted-symbolic@</text:p>
          </table:table-cell>
          <table:table-cell table:style-name="Default" table:formula="of:=IF(LEFT([.A93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933];3;FIND(&quot;:&quot;;[.A933])-3) &amp; &quot; &lt;br&gt;&quot;;&quot;&quot;)">
            <text:p/>
          </table:table-cell>
          <table:table-cell table:style-name="ce6" table:formula="of:=IF([.B933]=&quot;Y&quot;;MID([.A933];3;FIND(&quot;:&quot;;[.A933];1)-3);IF(&#10;RIGHT(RIGHT([.A933]; 1))=&quot;@&quot;;0;&#10;[.A933]))" office:value-type="float" office:value="0" calcext:value-type="float">
            <text:p>0</text:p>
          </table:table-cell>
          <table:table-cell table:formula="of:=IF([.B933]=&quot;Y&quot;;[.D933];[.E932])" office:value-type="string" office:string-value="status" calcext:value-type="string">
            <text:p>status</text:p>
          </table:table-cell>
          <table:table-cell table:style-name="ce10" table:formula="of:=IF([.D933]=0;&quot;&quot;;IF([.B933]=&quot;Y&quot;;[.C933];&#10;&quot;&lt;a href=&quot; &amp; CHAR(34) &amp; &quot;#&quot; &amp; CHAR(34) &amp; &quot;&gt;&quot; &amp;&#10;&quot;&lt;img src=&quot; &amp; CHAR(34) &amp; &quot;https://github.com/ubuntu/yaru/blob/master/icons/Yaru/scalable/&quot; &amp; [.E933] &amp; &quot;/&quot; &amp; [.A933] &amp; &quot;.svg&quot; &amp; CHAR(34) &amp; &#10;&quot; width=&quot; &amp; CHAR(34) &amp; &quot;22&quot; &amp; CHAR(34) &amp; &quot; alt=&quot; &amp; CHAR(34) &amp; [.D933] &amp; CHAR(34) &amp; &quot;&gt;&lt;/a&gt;&quot; &amp;&#10;&quot;&amp;nbsp; &amp;nbsp; &quot; &amp; [.D933] &amp; &quot;&lt;br&gt;&quot;&#10;))">
            <text:p/>
          </table:table-cell>
        </table:table-row>
        <table:table-row table:style-name="ro1">
          <table:table-cell office:value-type="string" calcext:value-type="string">
            <text:p>audio-volume-high-rtl-symbolic</text:p>
          </table:table-cell>
          <table:table-cell table:formula="of:=IF(LEFT([.A934];1)=&quot;.&quot;;&quot;Y&quot;;&quot;N&quot;)" office:value-type="string" office:string-value="N" calcext:value-type="string">
            <text:p>N</text:p>
          </table:table-cell>
          <table:table-cell table:formula="of:=IFERROR(&quot;## &quot; &amp; MID([.A934];3;FIND(&quot;:&quot;;[.A934])-3) &amp; &quot; &lt;br&gt;&quot;;&quot;&quot;)">
            <text:p/>
          </table:table-cell>
          <table:table-cell table:formula="of:=IF([.B934]=&quot;Y&quot;;MID([.A934];3;FIND(&quot;:&quot;;[.A934];1)-3);IF(&#10;RIGHT(RIGHT([.A934]; 1))=&quot;@&quot;;0;&#10;[.A934]))" office:value-type="string" office:string-value="audio-volume-high-rtl-symbolic" calcext:value-type="string">
            <text:p>audio-volume-high-rtl-symbolic</text:p>
          </table:table-cell>
          <table:table-cell table:formula="of:=IF([.B934]=&quot;Y&quot;;[.D934];[.E933])" office:value-type="string" office:string-value="status" calcext:value-type="string">
            <text:p>status</text:p>
          </table:table-cell>
          <table:table-cell table:style-name="ce10" table:formula="of:=IF([.D934]=0;&quot;&quot;;IF([.B934]=&quot;Y&quot;;[.C934];&#10;&quot;&lt;a href=&quot; &amp; CHAR(34) &amp; &quot;#&quot; &amp; CHAR(34) &amp; &quot;&gt;&quot; &amp;&#10;&quot;&lt;img src=&quot; &amp; CHAR(34) &amp; &quot;https://github.com/ubuntu/yaru/blob/master/icons/Yaru/scalable/&quot; &amp; [.E934] &amp; &quot;/&quot; &amp; [.A934] &amp; &quot;.svg&quot; &amp; CHAR(34) &amp; &#10;&quot; width=&quot; &amp; CHAR(34) &amp; &quot;22&quot; &amp; CHAR(34) &amp; &quot; alt=&quot; &amp; CHAR(34) &amp; [.D934] &amp; CHAR(34) &amp; &quot;&gt;&lt;/a&gt;&quot; &amp;&#10;&quot;&amp;nbsp; &amp;nbsp; &quot; &amp; [.D934] &amp; &quot;&lt;br&gt;&quot;&#10;))" office:value-type="string" office:string-value="&lt;a href=&quot;#&quot;&gt;&lt;img src=&quot;https://github.com/ubuntu/yaru/blob/master/icons/Yaru/scalable/status/audio-volume-high-rtl-symbolic.svg&quot; width=&quot;22&quot; alt=&quot;audio-volume-high-rtl-symbolic&quot;&gt;&lt;/a&gt;&amp;nbsp; &amp;nbsp; audio-volume-high-rtl-symbolic&lt;br&gt;" calcext:value-type="string">
            <text:p>&lt;a href="#"&gt;&lt;img src="https://github.com/ubuntu/yaru/blob/master/icons/Yaru/scalable/status/audio-volume-high-rtl-symbolic.svg" width="22" alt="audio-volume-high-rtl-symbolic"&gt;&lt;/a&gt;&amp;nbsp; &amp;nbsp; audio-volume-high-rtl-symbolic&lt;br&gt;</text:p>
          </table:table-cell>
        </table:table-row>
        <table:table-row table:style-name="ro1">
          <table:table-cell office:value-type="string" calcext:value-type="string">
            <text:p>audio-volume-high-symbolic</text:p>
          </table:table-cell>
          <table:table-cell table:formula="of:=IF(LEFT([.A935];1)=&quot;.&quot;;&quot;Y&quot;;&quot;N&quot;)" office:value-type="string" office:string-value="N" calcext:value-type="string">
            <text:p>N</text:p>
          </table:table-cell>
          <table:table-cell table:formula="of:=IFERROR(&quot;## &quot; &amp; MID([.A935];3;FIND(&quot;:&quot;;[.A935])-3) &amp; &quot; &lt;br&gt;&quot;;&quot;&quot;)">
            <text:p/>
          </table:table-cell>
          <table:table-cell table:formula="of:=IF([.B935]=&quot;Y&quot;;MID([.A935];3;FIND(&quot;:&quot;;[.A935];1)-3);IF(&#10;RIGHT(RIGHT([.A935]; 1))=&quot;@&quot;;0;&#10;[.A935]))" office:value-type="string" office:string-value="audio-volume-high-symbolic" calcext:value-type="string">
            <text:p>audio-volume-high-symbolic</text:p>
          </table:table-cell>
          <table:table-cell table:formula="of:=IF([.B935]=&quot;Y&quot;;[.D935];[.E934])" office:value-type="string" office:string-value="status" calcext:value-type="string">
            <text:p>status</text:p>
          </table:table-cell>
          <table:table-cell table:style-name="ce10" table:formula="of:=IF([.D935]=0;&quot;&quot;;IF([.B935]=&quot;Y&quot;;[.C935];&#10;&quot;&lt;a href=&quot; &amp; CHAR(34) &amp; &quot;#&quot; &amp; CHAR(34) &amp; &quot;&gt;&quot; &amp;&#10;&quot;&lt;img src=&quot; &amp; CHAR(34) &amp; &quot;https://github.com/ubuntu/yaru/blob/master/icons/Yaru/scalable/&quot; &amp; [.E935] &amp; &quot;/&quot; &amp; [.A935] &amp; &quot;.svg&quot; &amp; CHAR(34) &amp; &#10;&quot; width=&quot; &amp; CHAR(34) &amp; &quot;22&quot; &amp; CHAR(34) &amp; &quot; alt=&quot; &amp; CHAR(34) &amp; [.D935] &amp; CHAR(34) &amp; &quot;&gt;&lt;/a&gt;&quot; &amp;&#10;&quot;&amp;nbsp; &amp;nbsp; &quot; &amp; [.D935] &amp; &quot;&lt;br&gt;&quot;&#10;))" office:value-type="string" office:string-value="&lt;a href=&quot;#&quot;&gt;&lt;img src=&quot;https://github.com/ubuntu/yaru/blob/master/icons/Yaru/scalable/status/audio-volume-high-symbolic.svg&quot; width=&quot;22&quot; alt=&quot;audio-volume-high-symbolic&quot;&gt;&lt;/a&gt;&amp;nbsp; &amp;nbsp; audio-volume-high-symbolic&lt;br&gt;" calcext:value-type="string">
            <text:p>&lt;a href="#"&gt;&lt;img src="https://github.com/ubuntu/yaru/blob/master/icons/Yaru/scalable/status/audio-volume-high-symbolic.svg" width="22" alt="audio-volume-high-symbolic"&gt;&lt;/a&gt;&amp;nbsp; &amp;nbsp; audio-volume-high-symbolic&lt;br&gt;</text:p>
          </table:table-cell>
        </table:table-row>
        <table:table-row table:style-name="ro1">
          <table:table-cell office:value-type="string" calcext:value-type="string">
            <text:p>audio-volume-low-rtl-symbolic</text:p>
          </table:table-cell>
          <table:table-cell table:formula="of:=IF(LEFT([.A936];1)=&quot;.&quot;;&quot;Y&quot;;&quot;N&quot;)" office:value-type="string" office:string-value="N" calcext:value-type="string">
            <text:p>N</text:p>
          </table:table-cell>
          <table:table-cell table:formula="of:=IFERROR(&quot;## &quot; &amp; MID([.A936];3;FIND(&quot;:&quot;;[.A936])-3) &amp; &quot; &lt;br&gt;&quot;;&quot;&quot;)">
            <text:p/>
          </table:table-cell>
          <table:table-cell table:formula="of:=IF([.B936]=&quot;Y&quot;;MID([.A936];3;FIND(&quot;:&quot;;[.A936];1)-3);IF(&#10;RIGHT(RIGHT([.A936]; 1))=&quot;@&quot;;0;&#10;[.A936]))" office:value-type="string" office:string-value="audio-volume-low-rtl-symbolic" calcext:value-type="string">
            <text:p>audio-volume-low-rtl-symbolic</text:p>
          </table:table-cell>
          <table:table-cell table:formula="of:=IF([.B936]=&quot;Y&quot;;[.D936];[.E935])" office:value-type="string" office:string-value="status" calcext:value-type="string">
            <text:p>status</text:p>
          </table:table-cell>
          <table:table-cell table:style-name="ce10" table:formula="of:=IF([.D936]=0;&quot;&quot;;IF([.B936]=&quot;Y&quot;;[.C936];&#10;&quot;&lt;a href=&quot; &amp; CHAR(34) &amp; &quot;#&quot; &amp; CHAR(34) &amp; &quot;&gt;&quot; &amp;&#10;&quot;&lt;img src=&quot; &amp; CHAR(34) &amp; &quot;https://github.com/ubuntu/yaru/blob/master/icons/Yaru/scalable/&quot; &amp; [.E936] &amp; &quot;/&quot; &amp; [.A936] &amp; &quot;.svg&quot; &amp; CHAR(34) &amp; &#10;&quot; width=&quot; &amp; CHAR(34) &amp; &quot;22&quot; &amp; CHAR(34) &amp; &quot; alt=&quot; &amp; CHAR(34) &amp; [.D936] &amp; CHAR(34) &amp; &quot;&gt;&lt;/a&gt;&quot; &amp;&#10;&quot;&amp;nbsp; &amp;nbsp; &quot; &amp; [.D936] &amp; &quot;&lt;br&gt;&quot;&#10;))" office:value-type="string" office:string-value="&lt;a href=&quot;#&quot;&gt;&lt;img src=&quot;https://github.com/ubuntu/yaru/blob/master/icons/Yaru/scalable/status/audio-volume-low-rtl-symbolic.svg&quot; width=&quot;22&quot; alt=&quot;audio-volume-low-rtl-symbolic&quot;&gt;&lt;/a&gt;&amp;nbsp; &amp;nbsp; audio-volume-low-rtl-symbolic&lt;br&gt;" calcext:value-type="string">
            <text:p>&lt;a href="#"&gt;&lt;img src="https://github.com/ubuntu/yaru/blob/master/icons/Yaru/scalable/status/audio-volume-low-rtl-symbolic.svg" width="22" alt="audio-volume-low-rtl-symbolic"&gt;&lt;/a&gt;&amp;nbsp; &amp;nbsp; audio-volume-low-rtl-symbolic&lt;br&gt;</text:p>
          </table:table-cell>
        </table:table-row>
        <table:table-row table:style-name="ro1">
          <table:table-cell office:value-type="string" calcext:value-type="string">
            <text:p>audio-volume-low-symbolic</text:p>
          </table:table-cell>
          <table:table-cell table:formula="of:=IF(LEFT([.A937];1)=&quot;.&quot;;&quot;Y&quot;;&quot;N&quot;)" office:value-type="string" office:string-value="N" calcext:value-type="string">
            <text:p>N</text:p>
          </table:table-cell>
          <table:table-cell table:formula="of:=IFERROR(&quot;## &quot; &amp; MID([.A937];3;FIND(&quot;:&quot;;[.A937])-3) &amp; &quot; &lt;br&gt;&quot;;&quot;&quot;)">
            <text:p/>
          </table:table-cell>
          <table:table-cell table:formula="of:=IF([.B937]=&quot;Y&quot;;MID([.A937];3;FIND(&quot;:&quot;;[.A937];1)-3);IF(&#10;RIGHT(RIGHT([.A937]; 1))=&quot;@&quot;;0;&#10;[.A937]))" office:value-type="string" office:string-value="audio-volume-low-symbolic" calcext:value-type="string">
            <text:p>audio-volume-low-symbolic</text:p>
          </table:table-cell>
          <table:table-cell table:formula="of:=IF([.B937]=&quot;Y&quot;;[.D937];[.E936])" office:value-type="string" office:string-value="status" calcext:value-type="string">
            <text:p>status</text:p>
          </table:table-cell>
          <table:table-cell table:style-name="ce10" table:formula="of:=IF([.D937]=0;&quot;&quot;;IF([.B937]=&quot;Y&quot;;[.C937];&#10;&quot;&lt;a href=&quot; &amp; CHAR(34) &amp; &quot;#&quot; &amp; CHAR(34) &amp; &quot;&gt;&quot; &amp;&#10;&quot;&lt;img src=&quot; &amp; CHAR(34) &amp; &quot;https://github.com/ubuntu/yaru/blob/master/icons/Yaru/scalable/&quot; &amp; [.E937] &amp; &quot;/&quot; &amp; [.A937] &amp; &quot;.svg&quot; &amp; CHAR(34) &amp; &#10;&quot; width=&quot; &amp; CHAR(34) &amp; &quot;22&quot; &amp; CHAR(34) &amp; &quot; alt=&quot; &amp; CHAR(34) &amp; [.D937] &amp; CHAR(34) &amp; &quot;&gt;&lt;/a&gt;&quot; &amp;&#10;&quot;&amp;nbsp; &amp;nbsp; &quot; &amp; [.D937] &amp; &quot;&lt;br&gt;&quot;&#10;))" office:value-type="string" office:string-value="&lt;a href=&quot;#&quot;&gt;&lt;img src=&quot;https://github.com/ubuntu/yaru/blob/master/icons/Yaru/scalable/status/audio-volume-low-symbolic.svg&quot; width=&quot;22&quot; alt=&quot;audio-volume-low-symbolic&quot;&gt;&lt;/a&gt;&amp;nbsp; &amp;nbsp; audio-volume-low-symbolic&lt;br&gt;" calcext:value-type="string">
            <text:p>&lt;a href="#"&gt;&lt;img src="https://github.com/ubuntu/yaru/blob/master/icons/Yaru/scalable/status/audio-volume-low-symbolic.svg" width="22" alt="audio-volume-low-symbolic"&gt;&lt;/a&gt;&amp;nbsp; &amp;nbsp; audio-volume-low-symbolic&lt;br&gt;</text:p>
          </table:table-cell>
        </table:table-row>
        <table:table-row table:style-name="ro1">
          <table:table-cell office:value-type="string" calcext:value-type="string">
            <text:p>audio-volume-medium-rtl-symbolic</text:p>
          </table:table-cell>
          <table:table-cell table:formula="of:=IF(LEFT([.A938];1)=&quot;.&quot;;&quot;Y&quot;;&quot;N&quot;)" office:value-type="string" office:string-value="N" calcext:value-type="string">
            <text:p>N</text:p>
          </table:table-cell>
          <table:table-cell table:formula="of:=IFERROR(&quot;## &quot; &amp; MID([.A938];3;FIND(&quot;:&quot;;[.A938])-3) &amp; &quot; &lt;br&gt;&quot;;&quot;&quot;)">
            <text:p/>
          </table:table-cell>
          <table:table-cell table:formula="of:=IF([.B938]=&quot;Y&quot;;MID([.A938];3;FIND(&quot;:&quot;;[.A938];1)-3);IF(&#10;RIGHT(RIGHT([.A938]; 1))=&quot;@&quot;;0;&#10;[.A938]))" office:value-type="string" office:string-value="audio-volume-medium-rtl-symbolic" calcext:value-type="string">
            <text:p>audio-volume-medium-rtl-symbolic</text:p>
          </table:table-cell>
          <table:table-cell table:formula="of:=IF([.B938]=&quot;Y&quot;;[.D938];[.E937])" office:value-type="string" office:string-value="status" calcext:value-type="string">
            <text:p>status</text:p>
          </table:table-cell>
          <table:table-cell table:style-name="ce10" table:formula="of:=IF([.D938]=0;&quot;&quot;;IF([.B938]=&quot;Y&quot;;[.C938];&#10;&quot;&lt;a href=&quot; &amp; CHAR(34) &amp; &quot;#&quot; &amp; CHAR(34) &amp; &quot;&gt;&quot; &amp;&#10;&quot;&lt;img src=&quot; &amp; CHAR(34) &amp; &quot;https://github.com/ubuntu/yaru/blob/master/icons/Yaru/scalable/&quot; &amp; [.E938] &amp; &quot;/&quot; &amp; [.A938] &amp; &quot;.svg&quot; &amp; CHAR(34) &amp; &#10;&quot; width=&quot; &amp; CHAR(34) &amp; &quot;22&quot; &amp; CHAR(34) &amp; &quot; alt=&quot; &amp; CHAR(34) &amp; [.D938] &amp; CHAR(34) &amp; &quot;&gt;&lt;/a&gt;&quot; &amp;&#10;&quot;&amp;nbsp; &amp;nbsp; &quot; &amp; [.D938] &amp; &quot;&lt;br&gt;&quot;&#10;))" office:value-type="string" office:string-value="&lt;a href=&quot;#&quot;&gt;&lt;img src=&quot;https://github.com/ubuntu/yaru/blob/master/icons/Yaru/scalable/status/audio-volume-medium-rtl-symbolic.svg&quot; width=&quot;22&quot; alt=&quot;audio-volume-medium-rtl-symbolic&quot;&gt;&lt;/a&gt;&amp;nbsp; &amp;nbsp; audio-volume-medium-rtl-symbolic&lt;br&gt;" calcext:value-type="string">
            <text:p>&lt;a href="#"&gt;&lt;img src="https://github.com/ubuntu/yaru/blob/master/icons/Yaru/scalable/status/audio-volume-medium-rtl-symbolic.svg" width="22" alt="audio-volume-medium-rtl-symbolic"&gt;&lt;/a&gt;&amp;nbsp; &amp;nbsp; audio-volume-medium-rtl-symbolic&lt;br&gt;</text:p>
          </table:table-cell>
        </table:table-row>
        <table:table-row table:style-name="ro1">
          <table:table-cell office:value-type="string" calcext:value-type="string">
            <text:p>audio-volume-medium-symbolic</text:p>
          </table:table-cell>
          <table:table-cell table:formula="of:=IF(LEFT([.A939];1)=&quot;.&quot;;&quot;Y&quot;;&quot;N&quot;)" office:value-type="string" office:string-value="N" calcext:value-type="string">
            <text:p>N</text:p>
          </table:table-cell>
          <table:table-cell table:formula="of:=IFERROR(&quot;## &quot; &amp; MID([.A939];3;FIND(&quot;:&quot;;[.A939])-3) &amp; &quot; &lt;br&gt;&quot;;&quot;&quot;)">
            <text:p/>
          </table:table-cell>
          <table:table-cell table:formula="of:=IF([.B939]=&quot;Y&quot;;MID([.A939];3;FIND(&quot;:&quot;;[.A939];1)-3);IF(&#10;RIGHT(RIGHT([.A939]; 1))=&quot;@&quot;;0;&#10;[.A939]))" office:value-type="string" office:string-value="audio-volume-medium-symbolic" calcext:value-type="string">
            <text:p>audio-volume-medium-symbolic</text:p>
          </table:table-cell>
          <table:table-cell table:formula="of:=IF([.B939]=&quot;Y&quot;;[.D939];[.E938])" office:value-type="string" office:string-value="status" calcext:value-type="string">
            <text:p>status</text:p>
          </table:table-cell>
          <table:table-cell table:style-name="ce10" table:formula="of:=IF([.D939]=0;&quot;&quot;;IF([.B939]=&quot;Y&quot;;[.C939];&#10;&quot;&lt;a href=&quot; &amp; CHAR(34) &amp; &quot;#&quot; &amp; CHAR(34) &amp; &quot;&gt;&quot; &amp;&#10;&quot;&lt;img src=&quot; &amp; CHAR(34) &amp; &quot;https://github.com/ubuntu/yaru/blob/master/icons/Yaru/scalable/&quot; &amp; [.E939] &amp; &quot;/&quot; &amp; [.A939] &amp; &quot;.svg&quot; &amp; CHAR(34) &amp; &#10;&quot; width=&quot; &amp; CHAR(34) &amp; &quot;22&quot; &amp; CHAR(34) &amp; &quot; alt=&quot; &amp; CHAR(34) &amp; [.D939] &amp; CHAR(34) &amp; &quot;&gt;&lt;/a&gt;&quot; &amp;&#10;&quot;&amp;nbsp; &amp;nbsp; &quot; &amp; [.D939] &amp; &quot;&lt;br&gt;&quot;&#10;))" office:value-type="string" office:string-value="&lt;a href=&quot;#&quot;&gt;&lt;img src=&quot;https://github.com/ubuntu/yaru/blob/master/icons/Yaru/scalable/status/audio-volume-medium-symbolic.svg&quot; width=&quot;22&quot; alt=&quot;audio-volume-medium-symbolic&quot;&gt;&lt;/a&gt;&amp;nbsp; &amp;nbsp; audio-volume-medium-symbolic&lt;br&gt;" calcext:value-type="string">
            <text:p>&lt;a href="#"&gt;&lt;img src="https://github.com/ubuntu/yaru/blob/master/icons/Yaru/scalable/status/audio-volume-medium-symbolic.svg" width="22" alt="audio-volume-medium-symbolic"&gt;&lt;/a&gt;&amp;nbsp; &amp;nbsp; audio-volume-medium-symbolic&lt;br&gt;</text:p>
          </table:table-cell>
        </table:table-row>
        <table:table-row table:style-name="ro1">
          <table:table-cell office:value-type="string" calcext:value-type="string">
            <text:p>audio-volume-muted-rtl-symbolic</text:p>
          </table:table-cell>
          <table:table-cell table:formula="of:=IF(LEFT([.A940];1)=&quot;.&quot;;&quot;Y&quot;;&quot;N&quot;)" office:value-type="string" office:string-value="N" calcext:value-type="string">
            <text:p>N</text:p>
          </table:table-cell>
          <table:table-cell table:formula="of:=IFERROR(&quot;## &quot; &amp; MID([.A940];3;FIND(&quot;:&quot;;[.A940])-3) &amp; &quot; &lt;br&gt;&quot;;&quot;&quot;)">
            <text:p/>
          </table:table-cell>
          <table:table-cell table:formula="of:=IF([.B940]=&quot;Y&quot;;MID([.A940];3;FIND(&quot;:&quot;;[.A940];1)-3);IF(&#10;RIGHT(RIGHT([.A940]; 1))=&quot;@&quot;;0;&#10;[.A940]))" office:value-type="string" office:string-value="audio-volume-muted-rtl-symbolic" calcext:value-type="string">
            <text:p>audio-volume-muted-rtl-symbolic</text:p>
          </table:table-cell>
          <table:table-cell table:formula="of:=IF([.B940]=&quot;Y&quot;;[.D940];[.E939])" office:value-type="string" office:string-value="status" calcext:value-type="string">
            <text:p>status</text:p>
          </table:table-cell>
          <table:table-cell table:style-name="ce10" table:formula="of:=IF([.D940]=0;&quot;&quot;;IF([.B940]=&quot;Y&quot;;[.C940];&#10;&quot;&lt;a href=&quot; &amp; CHAR(34) &amp; &quot;#&quot; &amp; CHAR(34) &amp; &quot;&gt;&quot; &amp;&#10;&quot;&lt;img src=&quot; &amp; CHAR(34) &amp; &quot;https://github.com/ubuntu/yaru/blob/master/icons/Yaru/scalable/&quot; &amp; [.E940] &amp; &quot;/&quot; &amp; [.A940] &amp; &quot;.svg&quot; &amp; CHAR(34) &amp; &#10;&quot; width=&quot; &amp; CHAR(34) &amp; &quot;22&quot; &amp; CHAR(34) &amp; &quot; alt=&quot; &amp; CHAR(34) &amp; [.D940] &amp; CHAR(34) &amp; &quot;&gt;&lt;/a&gt;&quot; &amp;&#10;&quot;&amp;nbsp; &amp;nbsp; &quot; &amp; [.D940] &amp; &quot;&lt;br&gt;&quot;&#10;))" office:value-type="string" office:string-value="&lt;a href=&quot;#&quot;&gt;&lt;img src=&quot;https://github.com/ubuntu/yaru/blob/master/icons/Yaru/scalable/status/audio-volume-muted-rtl-symbolic.svg&quot; width=&quot;22&quot; alt=&quot;audio-volume-muted-rtl-symbolic&quot;&gt;&lt;/a&gt;&amp;nbsp; &amp;nbsp; audio-volume-muted-rtl-symbolic&lt;br&gt;" calcext:value-type="string">
            <text:p>&lt;a href="#"&gt;&lt;img src="https://github.com/ubuntu/yaru/blob/master/icons/Yaru/scalable/status/audio-volume-muted-rtl-symbolic.svg" width="22" alt="audio-volume-muted-rtl-symbolic"&gt;&lt;/a&gt;&amp;nbsp; &amp;nbsp; audio-volume-muted-rtl-symbolic&lt;br&gt;</text:p>
          </table:table-cell>
        </table:table-row>
        <table:table-row table:style-name="ro1">
          <table:table-cell office:value-type="string" calcext:value-type="string">
            <text:p>audio-volume-muted-symbolic</text:p>
          </table:table-cell>
          <table:table-cell table:formula="of:=IF(LEFT([.A941];1)=&quot;.&quot;;&quot;Y&quot;;&quot;N&quot;)" office:value-type="string" office:string-value="N" calcext:value-type="string">
            <text:p>N</text:p>
          </table:table-cell>
          <table:table-cell table:formula="of:=IFERROR(&quot;## &quot; &amp; MID([.A941];3;FIND(&quot;:&quot;;[.A941])-3) &amp; &quot; &lt;br&gt;&quot;;&quot;&quot;)">
            <text:p/>
          </table:table-cell>
          <table:table-cell table:formula="of:=IF([.B941]=&quot;Y&quot;;MID([.A941];3;FIND(&quot;:&quot;;[.A941];1)-3);IF(&#10;RIGHT(RIGHT([.A941]; 1))=&quot;@&quot;;0;&#10;[.A941]))" office:value-type="string" office:string-value="audio-volume-muted-symbolic" calcext:value-type="string">
            <text:p>audio-volume-muted-symbolic</text:p>
          </table:table-cell>
          <table:table-cell table:formula="of:=IF([.B941]=&quot;Y&quot;;[.D941];[.E940])" office:value-type="string" office:string-value="status" calcext:value-type="string">
            <text:p>status</text:p>
          </table:table-cell>
          <table:table-cell table:style-name="ce10" table:formula="of:=IF([.D941]=0;&quot;&quot;;IF([.B941]=&quot;Y&quot;;[.C941];&#10;&quot;&lt;a href=&quot; &amp; CHAR(34) &amp; &quot;#&quot; &amp; CHAR(34) &amp; &quot;&gt;&quot; &amp;&#10;&quot;&lt;img src=&quot; &amp; CHAR(34) &amp; &quot;https://github.com/ubuntu/yaru/blob/master/icons/Yaru/scalable/&quot; &amp; [.E941] &amp; &quot;/&quot; &amp; [.A941] &amp; &quot;.svg&quot; &amp; CHAR(34) &amp; &#10;&quot; width=&quot; &amp; CHAR(34) &amp; &quot;22&quot; &amp; CHAR(34) &amp; &quot; alt=&quot; &amp; CHAR(34) &amp; [.D941] &amp; CHAR(34) &amp; &quot;&gt;&lt;/a&gt;&quot; &amp;&#10;&quot;&amp;nbsp; &amp;nbsp; &quot; &amp; [.D941] &amp; &quot;&lt;br&gt;&quot;&#10;))" office:value-type="string" office:string-value="&lt;a href=&quot;#&quot;&gt;&lt;img src=&quot;https://github.com/ubuntu/yaru/blob/master/icons/Yaru/scalable/status/audio-volume-muted-symbolic.svg&quot; width=&quot;22&quot; alt=&quot;audio-volume-muted-symbolic&quot;&gt;&lt;/a&gt;&amp;nbsp; &amp;nbsp; audio-volume-muted-symbolic&lt;br&gt;" calcext:value-type="string">
            <text:p>&lt;a href="#"&gt;&lt;img src="https://github.com/ubuntu/yaru/blob/master/icons/Yaru/scalable/status/audio-volume-muted-symbolic.svg" width="22" alt="audio-volume-muted-symbolic"&gt;&lt;/a&gt;&amp;nbsp; &amp;nbsp; audio-volume-muted-symbolic&lt;br&gt;</text:p>
          </table:table-cell>
        </table:table-row>
        <table:table-row table:style-name="ro1">
          <table:table-cell office:value-type="string" calcext:value-type="string">
            <text:p>audio-volume-overamplified-rtl-symbolic</text:p>
          </table:table-cell>
          <table:table-cell table:formula="of:=IF(LEFT([.A942];1)=&quot;.&quot;;&quot;Y&quot;;&quot;N&quot;)" office:value-type="string" office:string-value="N" calcext:value-type="string">
            <text:p>N</text:p>
          </table:table-cell>
          <table:table-cell table:formula="of:=IFERROR(&quot;## &quot; &amp; MID([.A942];3;FIND(&quot;:&quot;;[.A942])-3) &amp; &quot; &lt;br&gt;&quot;;&quot;&quot;)">
            <text:p/>
          </table:table-cell>
          <table:table-cell table:formula="of:=IF([.B942]=&quot;Y&quot;;MID([.A942];3;FIND(&quot;:&quot;;[.A942];1)-3);IF(&#10;RIGHT(RIGHT([.A942]; 1))=&quot;@&quot;;0;&#10;[.A942]))" office:value-type="string" office:string-value="audio-volume-overamplified-rtl-symbolic" calcext:value-type="string">
            <text:p>audio-volume-overamplified-rtl-symbolic</text:p>
          </table:table-cell>
          <table:table-cell table:formula="of:=IF([.B942]=&quot;Y&quot;;[.D942];[.E941])" office:value-type="string" office:string-value="status" calcext:value-type="string">
            <text:p>status</text:p>
          </table:table-cell>
          <table:table-cell table:style-name="ce10" table:formula="of:=IF([.D942]=0;&quot;&quot;;IF([.B942]=&quot;Y&quot;;[.C942];&#10;&quot;&lt;a href=&quot; &amp; CHAR(34) &amp; &quot;#&quot; &amp; CHAR(34) &amp; &quot;&gt;&quot; &amp;&#10;&quot;&lt;img src=&quot; &amp; CHAR(34) &amp; &quot;https://github.com/ubuntu/yaru/blob/master/icons/Yaru/scalable/&quot; &amp; [.E942] &amp; &quot;/&quot; &amp; [.A942] &amp; &quot;.svg&quot; &amp; CHAR(34) &amp; &#10;&quot; width=&quot; &amp; CHAR(34) &amp; &quot;22&quot; &amp; CHAR(34) &amp; &quot; alt=&quot; &amp; CHAR(34) &amp; [.D942] &amp; CHAR(34) &amp; &quot;&gt;&lt;/a&gt;&quot; &amp;&#10;&quot;&amp;nbsp; &amp;nbsp; &quot; &amp; [.D942] &amp; &quot;&lt;br&gt;&quot;&#10;))" office:value-type="string" office:string-value="&lt;a href=&quot;#&quot;&gt;&lt;img src=&quot;https://github.com/ubuntu/yaru/blob/master/icons/Yaru/scalable/status/audio-volume-overamplified-rtl-symbolic.svg&quot; width=&quot;22&quot; alt=&quot;audio-volume-overamplified-rtl-symbolic&quot;&gt;&lt;/a&gt;&amp;nbsp; &amp;nbsp; audio-volume-overamplified-rtl-symbolic&lt;br&gt;" calcext:value-type="string">
            <text:p>&lt;a href="#"&gt;&lt;img src="https://github.com/ubuntu/yaru/blob/master/icons/Yaru/scalable/status/audio-volume-overamplified-rtl-symbolic.svg" width="22" alt="audio-volume-overamplified-rtl-symbolic"&gt;&lt;/a&gt;&amp;nbsp; &amp;nbsp; audio-volume-overamplified-rtl-symbolic&lt;br&gt;</text:p>
          </table:table-cell>
        </table:table-row>
        <table:table-row table:style-name="ro1">
          <table:table-cell office:value-type="string" calcext:value-type="string">
            <text:p>audio-volume-overamplified-symbolic</text:p>
          </table:table-cell>
          <table:table-cell table:formula="of:=IF(LEFT([.A943];1)=&quot;.&quot;;&quot;Y&quot;;&quot;N&quot;)" office:value-type="string" office:string-value="N" calcext:value-type="string">
            <text:p>N</text:p>
          </table:table-cell>
          <table:table-cell table:formula="of:=IFERROR(&quot;## &quot; &amp; MID([.A943];3;FIND(&quot;:&quot;;[.A943])-3) &amp; &quot; &lt;br&gt;&quot;;&quot;&quot;)">
            <text:p/>
          </table:table-cell>
          <table:table-cell table:formula="of:=IF([.B943]=&quot;Y&quot;;MID([.A943];3;FIND(&quot;:&quot;;[.A943];1)-3);IF(&#10;RIGHT(RIGHT([.A943]; 1))=&quot;@&quot;;0;&#10;[.A943]))" office:value-type="string" office:string-value="audio-volume-overamplified-symbolic" calcext:value-type="string">
            <text:p>audio-volume-overamplified-symbolic</text:p>
          </table:table-cell>
          <table:table-cell table:formula="of:=IF([.B943]=&quot;Y&quot;;[.D943];[.E942])" office:value-type="string" office:string-value="status" calcext:value-type="string">
            <text:p>status</text:p>
          </table:table-cell>
          <table:table-cell table:style-name="ce10" table:formula="of:=IF([.D943]=0;&quot;&quot;;IF([.B943]=&quot;Y&quot;;[.C943];&#10;&quot;&lt;a href=&quot; &amp; CHAR(34) &amp; &quot;#&quot; &amp; CHAR(34) &amp; &quot;&gt;&quot; &amp;&#10;&quot;&lt;img src=&quot; &amp; CHAR(34) &amp; &quot;https://github.com/ubuntu/yaru/blob/master/icons/Yaru/scalable/&quot; &amp; [.E943] &amp; &quot;/&quot; &amp; [.A943] &amp; &quot;.svg&quot; &amp; CHAR(34) &amp; &#10;&quot; width=&quot; &amp; CHAR(34) &amp; &quot;22&quot; &amp; CHAR(34) &amp; &quot; alt=&quot; &amp; CHAR(34) &amp; [.D943] &amp; CHAR(34) &amp; &quot;&gt;&lt;/a&gt;&quot; &amp;&#10;&quot;&amp;nbsp; &amp;nbsp; &quot; &amp; [.D943] &amp; &quot;&lt;br&gt;&quot;&#10;))" office:value-type="string" office:string-value="&lt;a href=&quot;#&quot;&gt;&lt;img src=&quot;https://github.com/ubuntu/yaru/blob/master/icons/Yaru/scalable/status/audio-volume-overamplified-symbolic.svg&quot; width=&quot;22&quot; alt=&quot;audio-volume-overamplified-symbolic&quot;&gt;&lt;/a&gt;&amp;nbsp; &amp;nbsp; audio-volume-overamplified-symbolic&lt;br&gt;" calcext:value-type="string">
            <text:p>&lt;a href="#"&gt;&lt;img src="https://github.com/ubuntu/yaru/blob/master/icons/Yaru/scalable/status/audio-volume-overamplified-symbolic.svg" width="22" alt="audio-volume-overamplified-symbolic"&gt;&lt;/a&gt;&amp;nbsp; &amp;nbsp; audio-volume-overamplified-symbolic&lt;br&gt;</text:p>
          </table:table-cell>
        </table:table-row>
        <table:table-row table:style-name="ro1">
          <table:table-cell office:value-type="string" calcext:value-type="string">
            <text:p>auth-sim-locked-symbolic</text:p>
          </table:table-cell>
          <table:table-cell table:formula="of:=IF(LEFT([.A944];1)=&quot;.&quot;;&quot;Y&quot;;&quot;N&quot;)" office:value-type="string" office:string-value="N" calcext:value-type="string">
            <text:p>N</text:p>
          </table:table-cell>
          <table:table-cell table:formula="of:=IFERROR(&quot;## &quot; &amp; MID([.A944];3;FIND(&quot;:&quot;;[.A944])-3) &amp; &quot; &lt;br&gt;&quot;;&quot;&quot;)">
            <text:p/>
          </table:table-cell>
          <table:table-cell table:formula="of:=IF([.B944]=&quot;Y&quot;;MID([.A944];3;FIND(&quot;:&quot;;[.A944];1)-3);IF(&#10;RIGHT(RIGHT([.A944]; 1))=&quot;@&quot;;0;&#10;[.A944]))" office:value-type="string" office:string-value="auth-sim-locked-symbolic" calcext:value-type="string">
            <text:p>auth-sim-locked-symbolic</text:p>
          </table:table-cell>
          <table:table-cell table:formula="of:=IF([.B944]=&quot;Y&quot;;[.D944];[.E943])" office:value-type="string" office:string-value="status" calcext:value-type="string">
            <text:p>status</text:p>
          </table:table-cell>
          <table:table-cell table:style-name="ce10" table:formula="of:=IF([.D944]=0;&quot;&quot;;IF([.B944]=&quot;Y&quot;;[.C944];&#10;&quot;&lt;a href=&quot; &amp; CHAR(34) &amp; &quot;#&quot; &amp; CHAR(34) &amp; &quot;&gt;&quot; &amp;&#10;&quot;&lt;img src=&quot; &amp; CHAR(34) &amp; &quot;https://github.com/ubuntu/yaru/blob/master/icons/Yaru/scalable/&quot; &amp; [.E944] &amp; &quot;/&quot; &amp; [.A944] &amp; &quot;.svg&quot; &amp; CHAR(34) &amp; &#10;&quot; width=&quot; &amp; CHAR(34) &amp; &quot;22&quot; &amp; CHAR(34) &amp; &quot; alt=&quot; &amp; CHAR(34) &amp; [.D944] &amp; CHAR(34) &amp; &quot;&gt;&lt;/a&gt;&quot; &amp;&#10;&quot;&amp;nbsp; &amp;nbsp; &quot; &amp; [.D944] &amp; &quot;&lt;br&gt;&quot;&#10;))" office:value-type="string" office:string-value="&lt;a href=&quot;#&quot;&gt;&lt;img src=&quot;https://github.com/ubuntu/yaru/blob/master/icons/Yaru/scalable/status/auth-sim-locked-symbolic.svg&quot; width=&quot;22&quot; alt=&quot;auth-sim-locked-symbolic&quot;&gt;&lt;/a&gt;&amp;nbsp; &amp;nbsp; auth-sim-locked-symbolic&lt;br&gt;" calcext:value-type="string">
            <text:p>&lt;a href="#"&gt;&lt;img src="https://github.com/ubuntu/yaru/blob/master/icons/Yaru/scalable/status/auth-sim-locked-symbolic.svg" width="22" alt="auth-sim-locked-symbolic"&gt;&lt;/a&gt;&amp;nbsp; &amp;nbsp; auth-sim-locked-symbolic&lt;br&gt;</text:p>
          </table:table-cell>
        </table:table-row>
        <table:table-row table:style-name="ro1">
          <table:table-cell office:value-type="string" calcext:value-type="string">
            <text:p>auth-sim-missing-symbolic</text:p>
          </table:table-cell>
          <table:table-cell table:formula="of:=IF(LEFT([.A945];1)=&quot;.&quot;;&quot;Y&quot;;&quot;N&quot;)" office:value-type="string" office:string-value="N" calcext:value-type="string">
            <text:p>N</text:p>
          </table:table-cell>
          <table:table-cell table:formula="of:=IFERROR(&quot;## &quot; &amp; MID([.A945];3;FIND(&quot;:&quot;;[.A945])-3) &amp; &quot; &lt;br&gt;&quot;;&quot;&quot;)">
            <text:p/>
          </table:table-cell>
          <table:table-cell table:formula="of:=IF([.B945]=&quot;Y&quot;;MID([.A945];3;FIND(&quot;:&quot;;[.A945];1)-3);IF(&#10;RIGHT(RIGHT([.A945]; 1))=&quot;@&quot;;0;&#10;[.A945]))" office:value-type="string" office:string-value="auth-sim-missing-symbolic" calcext:value-type="string">
            <text:p>auth-sim-missing-symbolic</text:p>
          </table:table-cell>
          <table:table-cell table:formula="of:=IF([.B945]=&quot;Y&quot;;[.D945];[.E944])" office:value-type="string" office:string-value="status" calcext:value-type="string">
            <text:p>status</text:p>
          </table:table-cell>
          <table:table-cell table:style-name="ce10" table:formula="of:=IF([.D945]=0;&quot;&quot;;IF([.B945]=&quot;Y&quot;;[.C945];&#10;&quot;&lt;a href=&quot; &amp; CHAR(34) &amp; &quot;#&quot; &amp; CHAR(34) &amp; &quot;&gt;&quot; &amp;&#10;&quot;&lt;img src=&quot; &amp; CHAR(34) &amp; &quot;https://github.com/ubuntu/yaru/blob/master/icons/Yaru/scalable/&quot; &amp; [.E945] &amp; &quot;/&quot; &amp; [.A945] &amp; &quot;.svg&quot; &amp; CHAR(34) &amp; &#10;&quot; width=&quot; &amp; CHAR(34) &amp; &quot;22&quot; &amp; CHAR(34) &amp; &quot; alt=&quot; &amp; CHAR(34) &amp; [.D945] &amp; CHAR(34) &amp; &quot;&gt;&lt;/a&gt;&quot; &amp;&#10;&quot;&amp;nbsp; &amp;nbsp; &quot; &amp; [.D945] &amp; &quot;&lt;br&gt;&quot;&#10;))" office:value-type="string" office:string-value="&lt;a href=&quot;#&quot;&gt;&lt;img src=&quot;https://github.com/ubuntu/yaru/blob/master/icons/Yaru/scalable/status/auth-sim-missing-symbolic.svg&quot; width=&quot;22&quot; alt=&quot;auth-sim-missing-symbolic&quot;&gt;&lt;/a&gt;&amp;nbsp; &amp;nbsp; auth-sim-missing-symbolic&lt;br&gt;" calcext:value-type="string">
            <text:p>&lt;a href="#"&gt;&lt;img src="https://github.com/ubuntu/yaru/blob/master/icons/Yaru/scalable/status/auth-sim-missing-symbolic.svg" width="22" alt="auth-sim-missing-symbolic"&gt;&lt;/a&gt;&amp;nbsp; &amp;nbsp; auth-sim-missing-symbolic&lt;br&gt;</text:p>
          </table:table-cell>
        </table:table-row>
        <table:table-row table:style-name="ro1">
          <table:table-cell office:value-type="string" calcext:value-type="string">
            <text:p>avatar-default-symbolic</text:p>
          </table:table-cell>
          <table:table-cell table:formula="of:=IF(LEFT([.A946];1)=&quot;.&quot;;&quot;Y&quot;;&quot;N&quot;)" office:value-type="string" office:string-value="N" calcext:value-type="string">
            <text:p>N</text:p>
          </table:table-cell>
          <table:table-cell table:formula="of:=IFERROR(&quot;## &quot; &amp; MID([.A946];3;FIND(&quot;:&quot;;[.A946])-3) &amp; &quot; &lt;br&gt;&quot;;&quot;&quot;)">
            <text:p/>
          </table:table-cell>
          <table:table-cell table:formula="of:=IF([.B946]=&quot;Y&quot;;MID([.A946];3;FIND(&quot;:&quot;;[.A946];1)-3);IF(&#10;RIGHT(RIGHT([.A946]; 1))=&quot;@&quot;;0;&#10;[.A946]))" office:value-type="string" office:string-value="avatar-default-symbolic" calcext:value-type="string">
            <text:p>avatar-default-symbolic</text:p>
          </table:table-cell>
          <table:table-cell table:formula="of:=IF([.B946]=&quot;Y&quot;;[.D946];[.E945])" office:value-type="string" office:string-value="status" calcext:value-type="string">
            <text:p>status</text:p>
          </table:table-cell>
          <table:table-cell table:style-name="ce10" table:formula="of:=IF([.D946]=0;&quot;&quot;;IF([.B946]=&quot;Y&quot;;[.C946];&#10;&quot;&lt;a href=&quot; &amp; CHAR(34) &amp; &quot;#&quot; &amp; CHAR(34) &amp; &quot;&gt;&quot; &amp;&#10;&quot;&lt;img src=&quot; &amp; CHAR(34) &amp; &quot;https://github.com/ubuntu/yaru/blob/master/icons/Yaru/scalable/&quot; &amp; [.E946] &amp; &quot;/&quot; &amp; [.A946] &amp; &quot;.svg&quot; &amp; CHAR(34) &amp; &#10;&quot; width=&quot; &amp; CHAR(34) &amp; &quot;22&quot; &amp; CHAR(34) &amp; &quot; alt=&quot; &amp; CHAR(34) &amp; [.D946] &amp; CHAR(34) &amp; &quot;&gt;&lt;/a&gt;&quot; &amp;&#10;&quot;&amp;nbsp; &amp;nbsp; &quot; &amp; [.D946] &amp; &quot;&lt;br&gt;&quot;&#10;))" office:value-type="string" office:string-value="&lt;a href=&quot;#&quot;&gt;&lt;img src=&quot;https://github.com/ubuntu/yaru/blob/master/icons/Yaru/scalable/status/avatar-default-symbolic.svg&quot; width=&quot;22&quot; alt=&quot;avatar-default-symbolic&quot;&gt;&lt;/a&gt;&amp;nbsp; &amp;nbsp; avatar-default-symbolic&lt;br&gt;" calcext:value-type="string">
            <text:p>&lt;a href="#"&gt;&lt;img src="https://github.com/ubuntu/yaru/blob/master/icons/Yaru/scalable/status/avatar-default-symbolic.svg" width="22" alt="avatar-default-symbolic"&gt;&lt;/a&gt;&amp;nbsp; &amp;nbsp; avatar-default-symbolic&lt;br&gt;</text:p>
          </table:table-cell>
        </table:table-row>
        <table:table-row table:style-name="ro1">
          <table:table-cell office:value-type="string" calcext:value-type="string">
            <text:p>battery-action-symbolic</text:p>
          </table:table-cell>
          <table:table-cell table:formula="of:=IF(LEFT([.A947];1)=&quot;.&quot;;&quot;Y&quot;;&quot;N&quot;)" office:value-type="string" office:string-value="N" calcext:value-type="string">
            <text:p>N</text:p>
          </table:table-cell>
          <table:table-cell table:formula="of:=IFERROR(&quot;## &quot; &amp; MID([.A947];3;FIND(&quot;:&quot;;[.A947])-3) &amp; &quot; &lt;br&gt;&quot;;&quot;&quot;)">
            <text:p/>
          </table:table-cell>
          <table:table-cell table:formula="of:=IF([.B947]=&quot;Y&quot;;MID([.A947];3;FIND(&quot;:&quot;;[.A947];1)-3);IF(&#10;RIGHT(RIGHT([.A947]; 1))=&quot;@&quot;;0;&#10;[.A947]))" office:value-type="string" office:string-value="battery-action-symbolic" calcext:value-type="string">
            <text:p>battery-action-symbolic</text:p>
          </table:table-cell>
          <table:table-cell table:formula="of:=IF([.B947]=&quot;Y&quot;;[.D947];[.E946])" office:value-type="string" office:string-value="status" calcext:value-type="string">
            <text:p>status</text:p>
          </table:table-cell>
          <table:table-cell table:style-name="ce10" table:formula="of:=IF([.D947]=0;&quot;&quot;;IF([.B947]=&quot;Y&quot;;[.C947];&#10;&quot;&lt;a href=&quot; &amp; CHAR(34) &amp; &quot;#&quot; &amp; CHAR(34) &amp; &quot;&gt;&quot; &amp;&#10;&quot;&lt;img src=&quot; &amp; CHAR(34) &amp; &quot;https://github.com/ubuntu/yaru/blob/master/icons/Yaru/scalable/&quot; &amp; [.E947] &amp; &quot;/&quot; &amp; [.A947] &amp; &quot;.svg&quot; &amp; CHAR(34) &amp; &#10;&quot; width=&quot; &amp; CHAR(34) &amp; &quot;22&quot; &amp; CHAR(34) &amp; &quot; alt=&quot; &amp; CHAR(34) &amp; [.D947] &amp; CHAR(34) &amp; &quot;&gt;&lt;/a&gt;&quot; &amp;&#10;&quot;&amp;nbsp; &amp;nbsp; &quot; &amp; [.D947] &amp; &quot;&lt;br&gt;&quot;&#10;))" office:value-type="string" office:string-value="&lt;a href=&quot;#&quot;&gt;&lt;img src=&quot;https://github.com/ubuntu/yaru/blob/master/icons/Yaru/scalable/status/battery-action-symbolic.svg&quot; width=&quot;22&quot; alt=&quot;battery-action-symbolic&quot;&gt;&lt;/a&gt;&amp;nbsp; &amp;nbsp; battery-action-symbolic&lt;br&gt;" calcext:value-type="string">
            <text:p>&lt;a href="#"&gt;&lt;img src="https://github.com/ubuntu/yaru/blob/master/icons/Yaru/scalable/status/battery-action-symbolic.svg" width="22" alt="battery-action-symbolic"&gt;&lt;/a&gt;&amp;nbsp; &amp;nbsp; battery-action-symbolic&lt;br&gt;</text:p>
          </table:table-cell>
        </table:table-row>
        <table:table-row table:style-name="ro1">
          <table:table-cell office:value-type="string" calcext:value-type="string">
            <text:p>battery-caution-symbolic</text:p>
          </table:table-cell>
          <table:table-cell table:formula="of:=IF(LEFT([.A948];1)=&quot;.&quot;;&quot;Y&quot;;&quot;N&quot;)" office:value-type="string" office:string-value="N" calcext:value-type="string">
            <text:p>N</text:p>
          </table:table-cell>
          <table:table-cell table:formula="of:=IFERROR(&quot;## &quot; &amp; MID([.A948];3;FIND(&quot;:&quot;;[.A948])-3) &amp; &quot; &lt;br&gt;&quot;;&quot;&quot;)">
            <text:p/>
          </table:table-cell>
          <table:table-cell table:formula="of:=IF([.B948]=&quot;Y&quot;;MID([.A948];3;FIND(&quot;:&quot;;[.A948];1)-3);IF(&#10;RIGHT(RIGHT([.A948]; 1))=&quot;@&quot;;0;&#10;[.A948]))" office:value-type="string" office:string-value="battery-caution-symbolic" calcext:value-type="string">
            <text:p>battery-caution-symbolic</text:p>
          </table:table-cell>
          <table:table-cell table:formula="of:=IF([.B948]=&quot;Y&quot;;[.D948];[.E947])" office:value-type="string" office:string-value="status" calcext:value-type="string">
            <text:p>status</text:p>
          </table:table-cell>
          <table:table-cell table:style-name="ce10" table:formula="of:=IF([.D948]=0;&quot;&quot;;IF([.B948]=&quot;Y&quot;;[.C948];&#10;&quot;&lt;a href=&quot; &amp; CHAR(34) &amp; &quot;#&quot; &amp; CHAR(34) &amp; &quot;&gt;&quot; &amp;&#10;&quot;&lt;img src=&quot; &amp; CHAR(34) &amp; &quot;https://github.com/ubuntu/yaru/blob/master/icons/Yaru/scalable/&quot; &amp; [.E948] &amp; &quot;/&quot; &amp; [.A948] &amp; &quot;.svg&quot; &amp; CHAR(34) &amp; &#10;&quot; width=&quot; &amp; CHAR(34) &amp; &quot;22&quot; &amp; CHAR(34) &amp; &quot; alt=&quot; &amp; CHAR(34) &amp; [.D948] &amp; CHAR(34) &amp; &quot;&gt;&lt;/a&gt;&quot; &amp;&#10;&quot;&amp;nbsp; &amp;nbsp; &quot; &amp; [.D948] &amp; &quot;&lt;br&gt;&quot;&#10;))" office:value-type="string" office:string-value="&lt;a href=&quot;#&quot;&gt;&lt;img src=&quot;https://github.com/ubuntu/yaru/blob/master/icons/Yaru/scalable/status/battery-caution-symbolic.svg&quot; width=&quot;22&quot; alt=&quot;battery-caution-symbolic&quot;&gt;&lt;/a&gt;&amp;nbsp; &amp;nbsp; battery-caution-symbolic&lt;br&gt;" calcext:value-type="string">
            <text:p>&lt;a href="#"&gt;&lt;img src="https://github.com/ubuntu/yaru/blob/master/icons/Yaru/scalable/status/battery-caution-symbolic.svg" width="22" alt="battery-caution-symbolic"&gt;&lt;/a&gt;&amp;nbsp; &amp;nbsp; battery-caution-symbolic&lt;br&gt;</text:p>
          </table:table-cell>
        </table:table-row>
        <table:table-row table:style-name="ro1">
          <table:table-cell office:value-type="string" calcext:value-type="string">
            <text:p>battery-level-0-charging-symbolic</text:p>
          </table:table-cell>
          <table:table-cell table:formula="of:=IF(LEFT([.A949];1)=&quot;.&quot;;&quot;Y&quot;;&quot;N&quot;)" office:value-type="string" office:string-value="N" calcext:value-type="string">
            <text:p>N</text:p>
          </table:table-cell>
          <table:table-cell table:formula="of:=IFERROR(&quot;## &quot; &amp; MID([.A949];3;FIND(&quot;:&quot;;[.A949])-3) &amp; &quot; &lt;br&gt;&quot;;&quot;&quot;)">
            <text:p/>
          </table:table-cell>
          <table:table-cell table:formula="of:=IF([.B949]=&quot;Y&quot;;MID([.A949];3;FIND(&quot;:&quot;;[.A949];1)-3);IF(&#10;RIGHT(RIGHT([.A949]; 1))=&quot;@&quot;;0;&#10;[.A949]))" office:value-type="string" office:string-value="battery-level-0-charging-symbolic" calcext:value-type="string">
            <text:p>battery-level-0-charging-symbolic</text:p>
          </table:table-cell>
          <table:table-cell table:formula="of:=IF([.B949]=&quot;Y&quot;;[.D949];[.E948])" office:value-type="string" office:string-value="status" calcext:value-type="string">
            <text:p>status</text:p>
          </table:table-cell>
          <table:table-cell table:style-name="ce10" table:formula="of:=IF([.D949]=0;&quot;&quot;;IF([.B949]=&quot;Y&quot;;[.C949];&#10;&quot;&lt;a href=&quot; &amp; CHAR(34) &amp; &quot;#&quot; &amp; CHAR(34) &amp; &quot;&gt;&quot; &amp;&#10;&quot;&lt;img src=&quot; &amp; CHAR(34) &amp; &quot;https://github.com/ubuntu/yaru/blob/master/icons/Yaru/scalable/&quot; &amp; [.E949] &amp; &quot;/&quot; &amp; [.A949] &amp; &quot;.svg&quot; &amp; CHAR(34) &amp; &#10;&quot; width=&quot; &amp; CHAR(34) &amp; &quot;22&quot; &amp; CHAR(34) &amp; &quot; alt=&quot; &amp; CHAR(34) &amp; [.D949] &amp; CHAR(34) &amp; &quot;&gt;&lt;/a&gt;&quot; &amp;&#10;&quot;&amp;nbsp; &amp;nbsp; &quot; &amp; [.D949] &amp; &quot;&lt;br&gt;&quot;&#10;))" office:value-type="string" office:string-value="&lt;a href=&quot;#&quot;&gt;&lt;img src=&quot;https://github.com/ubuntu/yaru/blob/master/icons/Yaru/scalable/status/battery-level-0-charging-symbolic.svg&quot; width=&quot;22&quot; alt=&quot;battery-level-0-charging-symbolic&quot;&gt;&lt;/a&gt;&amp;nbsp; &amp;nbsp; battery-level-0-charging-symbolic&lt;br&gt;" calcext:value-type="string">
            <text:p>&lt;a href="#"&gt;&lt;img src="https://github.com/ubuntu/yaru/blob/master/icons/Yaru/scalable/status/battery-level-0-charging-symbolic.svg" width="22" alt="battery-level-0-charging-symbolic"&gt;&lt;/a&gt;&amp;nbsp; &amp;nbsp; battery-level-0-charging-symbolic&lt;br&gt;</text:p>
          </table:table-cell>
        </table:table-row>
        <table:table-row table:style-name="ro1">
          <table:table-cell office:value-type="string" calcext:value-type="string">
            <text:p>battery-level-0-symbolic</text:p>
          </table:table-cell>
          <table:table-cell table:formula="of:=IF(LEFT([.A950];1)=&quot;.&quot;;&quot;Y&quot;;&quot;N&quot;)" office:value-type="string" office:string-value="N" calcext:value-type="string">
            <text:p>N</text:p>
          </table:table-cell>
          <table:table-cell table:formula="of:=IFERROR(&quot;## &quot; &amp; MID([.A950];3;FIND(&quot;:&quot;;[.A950])-3) &amp; &quot; &lt;br&gt;&quot;;&quot;&quot;)">
            <text:p/>
          </table:table-cell>
          <table:table-cell table:formula="of:=IF([.B950]=&quot;Y&quot;;MID([.A950];3;FIND(&quot;:&quot;;[.A950];1)-3);IF(&#10;RIGHT(RIGHT([.A950]; 1))=&quot;@&quot;;0;&#10;[.A950]))" office:value-type="string" office:string-value="battery-level-0-symbolic" calcext:value-type="string">
            <text:p>battery-level-0-symbolic</text:p>
          </table:table-cell>
          <table:table-cell table:formula="of:=IF([.B950]=&quot;Y&quot;;[.D950];[.E949])" office:value-type="string" office:string-value="status" calcext:value-type="string">
            <text:p>status</text:p>
          </table:table-cell>
          <table:table-cell table:style-name="ce10" table:formula="of:=IF([.D950]=0;&quot;&quot;;IF([.B950]=&quot;Y&quot;;[.C950];&#10;&quot;&lt;a href=&quot; &amp; CHAR(34) &amp; &quot;#&quot; &amp; CHAR(34) &amp; &quot;&gt;&quot; &amp;&#10;&quot;&lt;img src=&quot; &amp; CHAR(34) &amp; &quot;https://github.com/ubuntu/yaru/blob/master/icons/Yaru/scalable/&quot; &amp; [.E950] &amp; &quot;/&quot; &amp; [.A950] &amp; &quot;.svg&quot; &amp; CHAR(34) &amp; &#10;&quot; width=&quot; &amp; CHAR(34) &amp; &quot;22&quot; &amp; CHAR(34) &amp; &quot; alt=&quot; &amp; CHAR(34) &amp; [.D950] &amp; CHAR(34) &amp; &quot;&gt;&lt;/a&gt;&quot; &amp;&#10;&quot;&amp;nbsp; &amp;nbsp; &quot; &amp; [.D950] &amp; &quot;&lt;br&gt;&quot;&#10;))" office:value-type="string" office:string-value="&lt;a href=&quot;#&quot;&gt;&lt;img src=&quot;https://github.com/ubuntu/yaru/blob/master/icons/Yaru/scalable/status/battery-level-0-symbolic.svg&quot; width=&quot;22&quot; alt=&quot;battery-level-0-symbolic&quot;&gt;&lt;/a&gt;&amp;nbsp; &amp;nbsp; battery-level-0-symbolic&lt;br&gt;" calcext:value-type="string">
            <text:p>&lt;a href="#"&gt;&lt;img src="https://github.com/ubuntu/yaru/blob/master/icons/Yaru/scalable/status/battery-level-0-symbolic.svg" width="22" alt="battery-level-0-symbolic"&gt;&lt;/a&gt;&amp;nbsp; &amp;nbsp; battery-level-0-symbolic&lt;br&gt;</text:p>
          </table:table-cell>
        </table:table-row>
        <table:table-row table:style-name="ro1">
          <table:table-cell office:value-type="string" calcext:value-type="string">
            <text:p>battery-level-100-charged-symbolic</text:p>
          </table:table-cell>
          <table:table-cell table:formula="of:=IF(LEFT([.A951];1)=&quot;.&quot;;&quot;Y&quot;;&quot;N&quot;)" office:value-type="string" office:string-value="N" calcext:value-type="string">
            <text:p>N</text:p>
          </table:table-cell>
          <table:table-cell table:formula="of:=IFERROR(&quot;## &quot; &amp; MID([.A951];3;FIND(&quot;:&quot;;[.A951])-3) &amp; &quot; &lt;br&gt;&quot;;&quot;&quot;)">
            <text:p/>
          </table:table-cell>
          <table:table-cell table:formula="of:=IF([.B951]=&quot;Y&quot;;MID([.A951];3;FIND(&quot;:&quot;;[.A951];1)-3);IF(&#10;RIGHT(RIGHT([.A951]; 1))=&quot;@&quot;;0;&#10;[.A951]))" office:value-type="string" office:string-value="battery-level-100-charged-symbolic" calcext:value-type="string">
            <text:p>battery-level-100-charged-symbolic</text:p>
          </table:table-cell>
          <table:table-cell table:formula="of:=IF([.B951]=&quot;Y&quot;;[.D951];[.E950])" office:value-type="string" office:string-value="status" calcext:value-type="string">
            <text:p>status</text:p>
          </table:table-cell>
          <table:table-cell table:style-name="ce10" table:formula="of:=IF([.D951]=0;&quot;&quot;;IF([.B951]=&quot;Y&quot;;[.C951];&#10;&quot;&lt;a href=&quot; &amp; CHAR(34) &amp; &quot;#&quot; &amp; CHAR(34) &amp; &quot;&gt;&quot; &amp;&#10;&quot;&lt;img src=&quot; &amp; CHAR(34) &amp; &quot;https://github.com/ubuntu/yaru/blob/master/icons/Yaru/scalable/&quot; &amp; [.E951] &amp; &quot;/&quot; &amp; [.A951] &amp; &quot;.svg&quot; &amp; CHAR(34) &amp; &#10;&quot; width=&quot; &amp; CHAR(34) &amp; &quot;22&quot; &amp; CHAR(34) &amp; &quot; alt=&quot; &amp; CHAR(34) &amp; [.D951] &amp; CHAR(34) &amp; &quot;&gt;&lt;/a&gt;&quot; &amp;&#10;&quot;&amp;nbsp; &amp;nbsp; &quot; &amp; [.D951] &amp; &quot;&lt;br&gt;&quot;&#10;))" office:value-type="string" office:string-value="&lt;a href=&quot;#&quot;&gt;&lt;img src=&quot;https://github.com/ubuntu/yaru/blob/master/icons/Yaru/scalable/status/battery-level-100-charged-symbolic.svg&quot; width=&quot;22&quot; alt=&quot;battery-level-100-charged-symbolic&quot;&gt;&lt;/a&gt;&amp;nbsp; &amp;nbsp; battery-level-100-charged-symbolic&lt;br&gt;" calcext:value-type="string">
            <text:p>&lt;a href="#"&gt;&lt;img src="https://github.com/ubuntu/yaru/blob/master/icons/Yaru/scalable/status/battery-level-100-charged-symbolic.svg" width="22" alt="battery-level-100-charged-symbolic"&gt;&lt;/a&gt;&amp;nbsp; &amp;nbsp; battery-level-100-charged-symbolic&lt;br&gt;</text:p>
          </table:table-cell>
        </table:table-row>
        <table:table-row table:style-name="ro1">
          <table:table-cell office:value-type="string" calcext:value-type="string">
            <text:p>battery-level-100-charging-symbolic</text:p>
          </table:table-cell>
          <table:table-cell table:formula="of:=IF(LEFT([.A952];1)=&quot;.&quot;;&quot;Y&quot;;&quot;N&quot;)" office:value-type="string" office:string-value="N" calcext:value-type="string">
            <text:p>N</text:p>
          </table:table-cell>
          <table:table-cell table:formula="of:=IFERROR(&quot;## &quot; &amp; MID([.A952];3;FIND(&quot;:&quot;;[.A952])-3) &amp; &quot; &lt;br&gt;&quot;;&quot;&quot;)">
            <text:p/>
          </table:table-cell>
          <table:table-cell table:formula="of:=IF([.B952]=&quot;Y&quot;;MID([.A952];3;FIND(&quot;:&quot;;[.A952];1)-3);IF(&#10;RIGHT(RIGHT([.A952]; 1))=&quot;@&quot;;0;&#10;[.A952]))" office:value-type="string" office:string-value="battery-level-100-charging-symbolic" calcext:value-type="string">
            <text:p>battery-level-100-charging-symbolic</text:p>
          </table:table-cell>
          <table:table-cell table:formula="of:=IF([.B952]=&quot;Y&quot;;[.D952];[.E951])" office:value-type="string" office:string-value="status" calcext:value-type="string">
            <text:p>status</text:p>
          </table:table-cell>
          <table:table-cell table:style-name="ce10" table:formula="of:=IF([.D952]=0;&quot;&quot;;IF([.B952]=&quot;Y&quot;;[.C952];&#10;&quot;&lt;a href=&quot; &amp; CHAR(34) &amp; &quot;#&quot; &amp; CHAR(34) &amp; &quot;&gt;&quot; &amp;&#10;&quot;&lt;img src=&quot; &amp; CHAR(34) &amp; &quot;https://github.com/ubuntu/yaru/blob/master/icons/Yaru/scalable/&quot; &amp; [.E952] &amp; &quot;/&quot; &amp; [.A952] &amp; &quot;.svg&quot; &amp; CHAR(34) &amp; &#10;&quot; width=&quot; &amp; CHAR(34) &amp; &quot;22&quot; &amp; CHAR(34) &amp; &quot; alt=&quot; &amp; CHAR(34) &amp; [.D952] &amp; CHAR(34) &amp; &quot;&gt;&lt;/a&gt;&quot; &amp;&#10;&quot;&amp;nbsp; &amp;nbsp; &quot; &amp; [.D952] &amp; &quot;&lt;br&gt;&quot;&#10;))" office:value-type="string" office:string-value="&lt;a href=&quot;#&quot;&gt;&lt;img src=&quot;https://github.com/ubuntu/yaru/blob/master/icons/Yaru/scalable/status/battery-level-100-charging-symbolic.svg&quot; width=&quot;22&quot; alt=&quot;battery-level-100-charging-symbolic&quot;&gt;&lt;/a&gt;&amp;nbsp; &amp;nbsp; battery-level-100-charging-symbolic&lt;br&gt;" calcext:value-type="string">
            <text:p>&lt;a href="#"&gt;&lt;img src="https://github.com/ubuntu/yaru/blob/master/icons/Yaru/scalable/status/battery-level-100-charging-symbolic.svg" width="22" alt="battery-level-100-charging-symbolic"&gt;&lt;/a&gt;&amp;nbsp; &amp;nbsp; battery-level-100-charging-symbolic&lt;br&gt;</text:p>
          </table:table-cell>
        </table:table-row>
        <table:table-row table:style-name="ro1">
          <table:table-cell office:value-type="string" calcext:value-type="string">
            <text:p>battery-level-100-symbolic</text:p>
          </table:table-cell>
          <table:table-cell table:formula="of:=IF(LEFT([.A953];1)=&quot;.&quot;;&quot;Y&quot;;&quot;N&quot;)" office:value-type="string" office:string-value="N" calcext:value-type="string">
            <text:p>N</text:p>
          </table:table-cell>
          <table:table-cell table:formula="of:=IFERROR(&quot;## &quot; &amp; MID([.A953];3;FIND(&quot;:&quot;;[.A953])-3) &amp; &quot; &lt;br&gt;&quot;;&quot;&quot;)">
            <text:p/>
          </table:table-cell>
          <table:table-cell table:formula="of:=IF([.B953]=&quot;Y&quot;;MID([.A953];3;FIND(&quot;:&quot;;[.A953];1)-3);IF(&#10;RIGHT(RIGHT([.A953]; 1))=&quot;@&quot;;0;&#10;[.A953]))" office:value-type="string" office:string-value="battery-level-100-symbolic" calcext:value-type="string">
            <text:p>battery-level-100-symbolic</text:p>
          </table:table-cell>
          <table:table-cell table:formula="of:=IF([.B953]=&quot;Y&quot;;[.D953];[.E952])" office:value-type="string" office:string-value="status" calcext:value-type="string">
            <text:p>status</text:p>
          </table:table-cell>
          <table:table-cell table:style-name="ce10" table:formula="of:=IF([.D953]=0;&quot;&quot;;IF([.B953]=&quot;Y&quot;;[.C953];&#10;&quot;&lt;a href=&quot; &amp; CHAR(34) &amp; &quot;#&quot; &amp; CHAR(34) &amp; &quot;&gt;&quot; &amp;&#10;&quot;&lt;img src=&quot; &amp; CHAR(34) &amp; &quot;https://github.com/ubuntu/yaru/blob/master/icons/Yaru/scalable/&quot; &amp; [.E953] &amp; &quot;/&quot; &amp; [.A953] &amp; &quot;.svg&quot; &amp; CHAR(34) &amp; &#10;&quot; width=&quot; &amp; CHAR(34) &amp; &quot;22&quot; &amp; CHAR(34) &amp; &quot; alt=&quot; &amp; CHAR(34) &amp; [.D953] &amp; CHAR(34) &amp; &quot;&gt;&lt;/a&gt;&quot; &amp;&#10;&quot;&amp;nbsp; &amp;nbsp; &quot; &amp; [.D953] &amp; &quot;&lt;br&gt;&quot;&#10;))" office:value-type="string" office:string-value="&lt;a href=&quot;#&quot;&gt;&lt;img src=&quot;https://github.com/ubuntu/yaru/blob/master/icons/Yaru/scalable/status/battery-level-100-symbolic.svg&quot; width=&quot;22&quot; alt=&quot;battery-level-100-symbolic&quot;&gt;&lt;/a&gt;&amp;nbsp; &amp;nbsp; battery-level-100-symbolic&lt;br&gt;" calcext:value-type="string">
            <text:p>&lt;a href="#"&gt;&lt;img src="https://github.com/ubuntu/yaru/blob/master/icons/Yaru/scalable/status/battery-level-100-symbolic.svg" width="22" alt="battery-level-100-symbolic"&gt;&lt;/a&gt;&amp;nbsp; &amp;nbsp; battery-level-100-symbolic&lt;br&gt;</text:p>
          </table:table-cell>
        </table:table-row>
        <table:table-row table:style-name="ro1">
          <table:table-cell office:value-type="string" calcext:value-type="string">
            <text:p>battery-level-10-charging-symbolic</text:p>
          </table:table-cell>
          <table:table-cell table:formula="of:=IF(LEFT([.A954];1)=&quot;.&quot;;&quot;Y&quot;;&quot;N&quot;)" office:value-type="string" office:string-value="N" calcext:value-type="string">
            <text:p>N</text:p>
          </table:table-cell>
          <table:table-cell table:formula="of:=IFERROR(&quot;## &quot; &amp; MID([.A954];3;FIND(&quot;:&quot;;[.A954])-3) &amp; &quot; &lt;br&gt;&quot;;&quot;&quot;)">
            <text:p/>
          </table:table-cell>
          <table:table-cell table:formula="of:=IF([.B954]=&quot;Y&quot;;MID([.A954];3;FIND(&quot;:&quot;;[.A954];1)-3);IF(&#10;RIGHT(RIGHT([.A954]; 1))=&quot;@&quot;;0;&#10;[.A954]))" office:value-type="string" office:string-value="battery-level-10-charging-symbolic" calcext:value-type="string">
            <text:p>battery-level-10-charging-symbolic</text:p>
          </table:table-cell>
          <table:table-cell table:formula="of:=IF([.B954]=&quot;Y&quot;;[.D954];[.E953])" office:value-type="string" office:string-value="status" calcext:value-type="string">
            <text:p>status</text:p>
          </table:table-cell>
          <table:table-cell table:style-name="ce10" table:formula="of:=IF([.D954]=0;&quot;&quot;;IF([.B954]=&quot;Y&quot;;[.C954];&#10;&quot;&lt;a href=&quot; &amp; CHAR(34) &amp; &quot;#&quot; &amp; CHAR(34) &amp; &quot;&gt;&quot; &amp;&#10;&quot;&lt;img src=&quot; &amp; CHAR(34) &amp; &quot;https://github.com/ubuntu/yaru/blob/master/icons/Yaru/scalable/&quot; &amp; [.E954] &amp; &quot;/&quot; &amp; [.A954] &amp; &quot;.svg&quot; &amp; CHAR(34) &amp; &#10;&quot; width=&quot; &amp; CHAR(34) &amp; &quot;22&quot; &amp; CHAR(34) &amp; &quot; alt=&quot; &amp; CHAR(34) &amp; [.D954] &amp; CHAR(34) &amp; &quot;&gt;&lt;/a&gt;&quot; &amp;&#10;&quot;&amp;nbsp; &amp;nbsp; &quot; &amp; [.D954] &amp; &quot;&lt;br&gt;&quot;&#10;))" office:value-type="string" office:string-value="&lt;a href=&quot;#&quot;&gt;&lt;img src=&quot;https://github.com/ubuntu/yaru/blob/master/icons/Yaru/scalable/status/battery-level-10-charging-symbolic.svg&quot; width=&quot;22&quot; alt=&quot;battery-level-10-charging-symbolic&quot;&gt;&lt;/a&gt;&amp;nbsp; &amp;nbsp; battery-level-10-charging-symbolic&lt;br&gt;" calcext:value-type="string">
            <text:p>&lt;a href="#"&gt;&lt;img src="https://github.com/ubuntu/yaru/blob/master/icons/Yaru/scalable/status/battery-level-10-charging-symbolic.svg" width="22" alt="battery-level-10-charging-symbolic"&gt;&lt;/a&gt;&amp;nbsp; &amp;nbsp; battery-level-10-charging-symbolic&lt;br&gt;</text:p>
          </table:table-cell>
        </table:table-row>
        <table:table-row table:style-name="ro1">
          <table:table-cell office:value-type="string" calcext:value-type="string">
            <text:p>battery-level-10-symbolic</text:p>
          </table:table-cell>
          <table:table-cell table:formula="of:=IF(LEFT([.A955];1)=&quot;.&quot;;&quot;Y&quot;;&quot;N&quot;)" office:value-type="string" office:string-value="N" calcext:value-type="string">
            <text:p>N</text:p>
          </table:table-cell>
          <table:table-cell table:formula="of:=IFERROR(&quot;## &quot; &amp; MID([.A955];3;FIND(&quot;:&quot;;[.A955])-3) &amp; &quot; &lt;br&gt;&quot;;&quot;&quot;)">
            <text:p/>
          </table:table-cell>
          <table:table-cell table:formula="of:=IF([.B955]=&quot;Y&quot;;MID([.A955];3;FIND(&quot;:&quot;;[.A955];1)-3);IF(&#10;RIGHT(RIGHT([.A955]; 1))=&quot;@&quot;;0;&#10;[.A955]))" office:value-type="string" office:string-value="battery-level-10-symbolic" calcext:value-type="string">
            <text:p>battery-level-10-symbolic</text:p>
          </table:table-cell>
          <table:table-cell table:formula="of:=IF([.B955]=&quot;Y&quot;;[.D955];[.E954])" office:value-type="string" office:string-value="status" calcext:value-type="string">
            <text:p>status</text:p>
          </table:table-cell>
          <table:table-cell table:style-name="ce10" table:formula="of:=IF([.D955]=0;&quot;&quot;;IF([.B955]=&quot;Y&quot;;[.C955];&#10;&quot;&lt;a href=&quot; &amp; CHAR(34) &amp; &quot;#&quot; &amp; CHAR(34) &amp; &quot;&gt;&quot; &amp;&#10;&quot;&lt;img src=&quot; &amp; CHAR(34) &amp; &quot;https://github.com/ubuntu/yaru/blob/master/icons/Yaru/scalable/&quot; &amp; [.E955] &amp; &quot;/&quot; &amp; [.A955] &amp; &quot;.svg&quot; &amp; CHAR(34) &amp; &#10;&quot; width=&quot; &amp; CHAR(34) &amp; &quot;22&quot; &amp; CHAR(34) &amp; &quot; alt=&quot; &amp; CHAR(34) &amp; [.D955] &amp; CHAR(34) &amp; &quot;&gt;&lt;/a&gt;&quot; &amp;&#10;&quot;&amp;nbsp; &amp;nbsp; &quot; &amp; [.D955] &amp; &quot;&lt;br&gt;&quot;&#10;))" office:value-type="string" office:string-value="&lt;a href=&quot;#&quot;&gt;&lt;img src=&quot;https://github.com/ubuntu/yaru/blob/master/icons/Yaru/scalable/status/battery-level-10-symbolic.svg&quot; width=&quot;22&quot; alt=&quot;battery-level-10-symbolic&quot;&gt;&lt;/a&gt;&amp;nbsp; &amp;nbsp; battery-level-10-symbolic&lt;br&gt;" calcext:value-type="string">
            <text:p>&lt;a href="#"&gt;&lt;img src="https://github.com/ubuntu/yaru/blob/master/icons/Yaru/scalable/status/battery-level-10-symbolic.svg" width="22" alt="battery-level-10-symbolic"&gt;&lt;/a&gt;&amp;nbsp; &amp;nbsp; battery-level-10-symbolic&lt;br&gt;</text:p>
          </table:table-cell>
        </table:table-row>
        <table:table-row table:style-name="ro1">
          <table:table-cell office:value-type="string" calcext:value-type="string">
            <text:p>battery-level-20-charging-symbolic</text:p>
          </table:table-cell>
          <table:table-cell table:formula="of:=IF(LEFT([.A956];1)=&quot;.&quot;;&quot;Y&quot;;&quot;N&quot;)" office:value-type="string" office:string-value="N" calcext:value-type="string">
            <text:p>N</text:p>
          </table:table-cell>
          <table:table-cell table:formula="of:=IFERROR(&quot;## &quot; &amp; MID([.A956];3;FIND(&quot;:&quot;;[.A956])-3) &amp; &quot; &lt;br&gt;&quot;;&quot;&quot;)">
            <text:p/>
          </table:table-cell>
          <table:table-cell table:formula="of:=IF([.B956]=&quot;Y&quot;;MID([.A956];3;FIND(&quot;:&quot;;[.A956];1)-3);IF(&#10;RIGHT(RIGHT([.A956]; 1))=&quot;@&quot;;0;&#10;[.A956]))" office:value-type="string" office:string-value="battery-level-20-charging-symbolic" calcext:value-type="string">
            <text:p>battery-level-20-charging-symbolic</text:p>
          </table:table-cell>
          <table:table-cell table:formula="of:=IF([.B956]=&quot;Y&quot;;[.D956];[.E955])" office:value-type="string" office:string-value="status" calcext:value-type="string">
            <text:p>status</text:p>
          </table:table-cell>
          <table:table-cell table:style-name="ce10" table:formula="of:=IF([.D956]=0;&quot;&quot;;IF([.B956]=&quot;Y&quot;;[.C956];&#10;&quot;&lt;a href=&quot; &amp; CHAR(34) &amp; &quot;#&quot; &amp; CHAR(34) &amp; &quot;&gt;&quot; &amp;&#10;&quot;&lt;img src=&quot; &amp; CHAR(34) &amp; &quot;https://github.com/ubuntu/yaru/blob/master/icons/Yaru/scalable/&quot; &amp; [.E956] &amp; &quot;/&quot; &amp; [.A956] &amp; &quot;.svg&quot; &amp; CHAR(34) &amp; &#10;&quot; width=&quot; &amp; CHAR(34) &amp; &quot;22&quot; &amp; CHAR(34) &amp; &quot; alt=&quot; &amp; CHAR(34) &amp; [.D956] &amp; CHAR(34) &amp; &quot;&gt;&lt;/a&gt;&quot; &amp;&#10;&quot;&amp;nbsp; &amp;nbsp; &quot; &amp; [.D956] &amp; &quot;&lt;br&gt;&quot;&#10;))" office:value-type="string" office:string-value="&lt;a href=&quot;#&quot;&gt;&lt;img src=&quot;https://github.com/ubuntu/yaru/blob/master/icons/Yaru/scalable/status/battery-level-20-charging-symbolic.svg&quot; width=&quot;22&quot; alt=&quot;battery-level-20-charging-symbolic&quot;&gt;&lt;/a&gt;&amp;nbsp; &amp;nbsp; battery-level-20-charging-symbolic&lt;br&gt;" calcext:value-type="string">
            <text:p>&lt;a href="#"&gt;&lt;img src="https://github.com/ubuntu/yaru/blob/master/icons/Yaru/scalable/status/battery-level-20-charging-symbolic.svg" width="22" alt="battery-level-20-charging-symbolic"&gt;&lt;/a&gt;&amp;nbsp; &amp;nbsp; battery-level-20-charging-symbolic&lt;br&gt;</text:p>
          </table:table-cell>
        </table:table-row>
        <table:table-row table:style-name="ro1">
          <table:table-cell office:value-type="string" calcext:value-type="string">
            <text:p>battery-level-20-symbolic</text:p>
          </table:table-cell>
          <table:table-cell table:formula="of:=IF(LEFT([.A957];1)=&quot;.&quot;;&quot;Y&quot;;&quot;N&quot;)" office:value-type="string" office:string-value="N" calcext:value-type="string">
            <text:p>N</text:p>
          </table:table-cell>
          <table:table-cell table:formula="of:=IFERROR(&quot;## &quot; &amp; MID([.A957];3;FIND(&quot;:&quot;;[.A957])-3) &amp; &quot; &lt;br&gt;&quot;;&quot;&quot;)">
            <text:p/>
          </table:table-cell>
          <table:table-cell table:formula="of:=IF([.B957]=&quot;Y&quot;;MID([.A957];3;FIND(&quot;:&quot;;[.A957];1)-3);IF(&#10;RIGHT(RIGHT([.A957]; 1))=&quot;@&quot;;0;&#10;[.A957]))" office:value-type="string" office:string-value="battery-level-20-symbolic" calcext:value-type="string">
            <text:p>battery-level-20-symbolic</text:p>
          </table:table-cell>
          <table:table-cell table:formula="of:=IF([.B957]=&quot;Y&quot;;[.D957];[.E956])" office:value-type="string" office:string-value="status" calcext:value-type="string">
            <text:p>status</text:p>
          </table:table-cell>
          <table:table-cell table:style-name="ce10" table:formula="of:=IF([.D957]=0;&quot;&quot;;IF([.B957]=&quot;Y&quot;;[.C957];&#10;&quot;&lt;a href=&quot; &amp; CHAR(34) &amp; &quot;#&quot; &amp; CHAR(34) &amp; &quot;&gt;&quot; &amp;&#10;&quot;&lt;img src=&quot; &amp; CHAR(34) &amp; &quot;https://github.com/ubuntu/yaru/blob/master/icons/Yaru/scalable/&quot; &amp; [.E957] &amp; &quot;/&quot; &amp; [.A957] &amp; &quot;.svg&quot; &amp; CHAR(34) &amp; &#10;&quot; width=&quot; &amp; CHAR(34) &amp; &quot;22&quot; &amp; CHAR(34) &amp; &quot; alt=&quot; &amp; CHAR(34) &amp; [.D957] &amp; CHAR(34) &amp; &quot;&gt;&lt;/a&gt;&quot; &amp;&#10;&quot;&amp;nbsp; &amp;nbsp; &quot; &amp; [.D957] &amp; &quot;&lt;br&gt;&quot;&#10;))" office:value-type="string" office:string-value="&lt;a href=&quot;#&quot;&gt;&lt;img src=&quot;https://github.com/ubuntu/yaru/blob/master/icons/Yaru/scalable/status/battery-level-20-symbolic.svg&quot; width=&quot;22&quot; alt=&quot;battery-level-20-symbolic&quot;&gt;&lt;/a&gt;&amp;nbsp; &amp;nbsp; battery-level-20-symbolic&lt;br&gt;" calcext:value-type="string">
            <text:p>&lt;a href="#"&gt;&lt;img src="https://github.com/ubuntu/yaru/blob/master/icons/Yaru/scalable/status/battery-level-20-symbolic.svg" width="22" alt="battery-level-20-symbolic"&gt;&lt;/a&gt;&amp;nbsp; &amp;nbsp; battery-level-20-symbolic&lt;br&gt;</text:p>
          </table:table-cell>
        </table:table-row>
        <table:table-row table:style-name="ro1">
          <table:table-cell office:value-type="string" calcext:value-type="string">
            <text:p>battery-level-30-charging-symbolic</text:p>
          </table:table-cell>
          <table:table-cell table:formula="of:=IF(LEFT([.A958];1)=&quot;.&quot;;&quot;Y&quot;;&quot;N&quot;)" office:value-type="string" office:string-value="N" calcext:value-type="string">
            <text:p>N</text:p>
          </table:table-cell>
          <table:table-cell table:formula="of:=IFERROR(&quot;## &quot; &amp; MID([.A958];3;FIND(&quot;:&quot;;[.A958])-3) &amp; &quot; &lt;br&gt;&quot;;&quot;&quot;)">
            <text:p/>
          </table:table-cell>
          <table:table-cell table:formula="of:=IF([.B958]=&quot;Y&quot;;MID([.A958];3;FIND(&quot;:&quot;;[.A958];1)-3);IF(&#10;RIGHT(RIGHT([.A958]; 1))=&quot;@&quot;;0;&#10;[.A958]))" office:value-type="string" office:string-value="battery-level-30-charging-symbolic" calcext:value-type="string">
            <text:p>battery-level-30-charging-symbolic</text:p>
          </table:table-cell>
          <table:table-cell table:formula="of:=IF([.B958]=&quot;Y&quot;;[.D958];[.E957])" office:value-type="string" office:string-value="status" calcext:value-type="string">
            <text:p>status</text:p>
          </table:table-cell>
          <table:table-cell table:style-name="ce10" table:formula="of:=IF([.D958]=0;&quot;&quot;;IF([.B958]=&quot;Y&quot;;[.C958];&#10;&quot;&lt;a href=&quot; &amp; CHAR(34) &amp; &quot;#&quot; &amp; CHAR(34) &amp; &quot;&gt;&quot; &amp;&#10;&quot;&lt;img src=&quot; &amp; CHAR(34) &amp; &quot;https://github.com/ubuntu/yaru/blob/master/icons/Yaru/scalable/&quot; &amp; [.E958] &amp; &quot;/&quot; &amp; [.A958] &amp; &quot;.svg&quot; &amp; CHAR(34) &amp; &#10;&quot; width=&quot; &amp; CHAR(34) &amp; &quot;22&quot; &amp; CHAR(34) &amp; &quot; alt=&quot; &amp; CHAR(34) &amp; [.D958] &amp; CHAR(34) &amp; &quot;&gt;&lt;/a&gt;&quot; &amp;&#10;&quot;&amp;nbsp; &amp;nbsp; &quot; &amp; [.D958] &amp; &quot;&lt;br&gt;&quot;&#10;))" office:value-type="string" office:string-value="&lt;a href=&quot;#&quot;&gt;&lt;img src=&quot;https://github.com/ubuntu/yaru/blob/master/icons/Yaru/scalable/status/battery-level-30-charging-symbolic.svg&quot; width=&quot;22&quot; alt=&quot;battery-level-30-charging-symbolic&quot;&gt;&lt;/a&gt;&amp;nbsp; &amp;nbsp; battery-level-30-charging-symbolic&lt;br&gt;" calcext:value-type="string">
            <text:p>&lt;a href="#"&gt;&lt;img src="https://github.com/ubuntu/yaru/blob/master/icons/Yaru/scalable/status/battery-level-30-charging-symbolic.svg" width="22" alt="battery-level-30-charging-symbolic"&gt;&lt;/a&gt;&amp;nbsp; &amp;nbsp; battery-level-30-charging-symbolic&lt;br&gt;</text:p>
          </table:table-cell>
        </table:table-row>
        <table:table-row table:style-name="ro1">
          <table:table-cell office:value-type="string" calcext:value-type="string">
            <text:p>battery-level-30-symbolic</text:p>
          </table:table-cell>
          <table:table-cell table:formula="of:=IF(LEFT([.A959];1)=&quot;.&quot;;&quot;Y&quot;;&quot;N&quot;)" office:value-type="string" office:string-value="N" calcext:value-type="string">
            <text:p>N</text:p>
          </table:table-cell>
          <table:table-cell table:formula="of:=IFERROR(&quot;## &quot; &amp; MID([.A959];3;FIND(&quot;:&quot;;[.A959])-3) &amp; &quot; &lt;br&gt;&quot;;&quot;&quot;)">
            <text:p/>
          </table:table-cell>
          <table:table-cell table:formula="of:=IF([.B959]=&quot;Y&quot;;MID([.A959];3;FIND(&quot;:&quot;;[.A959];1)-3);IF(&#10;RIGHT(RIGHT([.A959]; 1))=&quot;@&quot;;0;&#10;[.A959]))" office:value-type="string" office:string-value="battery-level-30-symbolic" calcext:value-type="string">
            <text:p>battery-level-30-symbolic</text:p>
          </table:table-cell>
          <table:table-cell table:formula="of:=IF([.B959]=&quot;Y&quot;;[.D959];[.E958])" office:value-type="string" office:string-value="status" calcext:value-type="string">
            <text:p>status</text:p>
          </table:table-cell>
          <table:table-cell table:style-name="ce10" table:formula="of:=IF([.D959]=0;&quot;&quot;;IF([.B959]=&quot;Y&quot;;[.C959];&#10;&quot;&lt;a href=&quot; &amp; CHAR(34) &amp; &quot;#&quot; &amp; CHAR(34) &amp; &quot;&gt;&quot; &amp;&#10;&quot;&lt;img src=&quot; &amp; CHAR(34) &amp; &quot;https://github.com/ubuntu/yaru/blob/master/icons/Yaru/scalable/&quot; &amp; [.E959] &amp; &quot;/&quot; &amp; [.A959] &amp; &quot;.svg&quot; &amp; CHAR(34) &amp; &#10;&quot; width=&quot; &amp; CHAR(34) &amp; &quot;22&quot; &amp; CHAR(34) &amp; &quot; alt=&quot; &amp; CHAR(34) &amp; [.D959] &amp; CHAR(34) &amp; &quot;&gt;&lt;/a&gt;&quot; &amp;&#10;&quot;&amp;nbsp; &amp;nbsp; &quot; &amp; [.D959] &amp; &quot;&lt;br&gt;&quot;&#10;))" office:value-type="string" office:string-value="&lt;a href=&quot;#&quot;&gt;&lt;img src=&quot;https://github.com/ubuntu/yaru/blob/master/icons/Yaru/scalable/status/battery-level-30-symbolic.svg&quot; width=&quot;22&quot; alt=&quot;battery-level-30-symbolic&quot;&gt;&lt;/a&gt;&amp;nbsp; &amp;nbsp; battery-level-30-symbolic&lt;br&gt;" calcext:value-type="string">
            <text:p>&lt;a href="#"&gt;&lt;img src="https://github.com/ubuntu/yaru/blob/master/icons/Yaru/scalable/status/battery-level-30-symbolic.svg" width="22" alt="battery-level-30-symbolic"&gt;&lt;/a&gt;&amp;nbsp; &amp;nbsp; battery-level-30-symbolic&lt;br&gt;</text:p>
          </table:table-cell>
        </table:table-row>
        <table:table-row table:style-name="ro1">
          <table:table-cell office:value-type="string" calcext:value-type="string">
            <text:p>battery-level-40-charging-symbolic</text:p>
          </table:table-cell>
          <table:table-cell table:formula="of:=IF(LEFT([.A960];1)=&quot;.&quot;;&quot;Y&quot;;&quot;N&quot;)" office:value-type="string" office:string-value="N" calcext:value-type="string">
            <text:p>N</text:p>
          </table:table-cell>
          <table:table-cell table:formula="of:=IFERROR(&quot;## &quot; &amp; MID([.A960];3;FIND(&quot;:&quot;;[.A960])-3) &amp; &quot; &lt;br&gt;&quot;;&quot;&quot;)">
            <text:p/>
          </table:table-cell>
          <table:table-cell table:formula="of:=IF([.B960]=&quot;Y&quot;;MID([.A960];3;FIND(&quot;:&quot;;[.A960];1)-3);IF(&#10;RIGHT(RIGHT([.A960]; 1))=&quot;@&quot;;0;&#10;[.A960]))" office:value-type="string" office:string-value="battery-level-40-charging-symbolic" calcext:value-type="string">
            <text:p>battery-level-40-charging-symbolic</text:p>
          </table:table-cell>
          <table:table-cell table:formula="of:=IF([.B960]=&quot;Y&quot;;[.D960];[.E959])" office:value-type="string" office:string-value="status" calcext:value-type="string">
            <text:p>status</text:p>
          </table:table-cell>
          <table:table-cell table:style-name="ce10" table:formula="of:=IF([.D960]=0;&quot;&quot;;IF([.B960]=&quot;Y&quot;;[.C960];&#10;&quot;&lt;a href=&quot; &amp; CHAR(34) &amp; &quot;#&quot; &amp; CHAR(34) &amp; &quot;&gt;&quot; &amp;&#10;&quot;&lt;img src=&quot; &amp; CHAR(34) &amp; &quot;https://github.com/ubuntu/yaru/blob/master/icons/Yaru/scalable/&quot; &amp; [.E960] &amp; &quot;/&quot; &amp; [.A960] &amp; &quot;.svg&quot; &amp; CHAR(34) &amp; &#10;&quot; width=&quot; &amp; CHAR(34) &amp; &quot;22&quot; &amp; CHAR(34) &amp; &quot; alt=&quot; &amp; CHAR(34) &amp; [.D960] &amp; CHAR(34) &amp; &quot;&gt;&lt;/a&gt;&quot; &amp;&#10;&quot;&amp;nbsp; &amp;nbsp; &quot; &amp; [.D960] &amp; &quot;&lt;br&gt;&quot;&#10;))" office:value-type="string" office:string-value="&lt;a href=&quot;#&quot;&gt;&lt;img src=&quot;https://github.com/ubuntu/yaru/blob/master/icons/Yaru/scalable/status/battery-level-40-charging-symbolic.svg&quot; width=&quot;22&quot; alt=&quot;battery-level-40-charging-symbolic&quot;&gt;&lt;/a&gt;&amp;nbsp; &amp;nbsp; battery-level-40-charging-symbolic&lt;br&gt;" calcext:value-type="string">
            <text:p>&lt;a href="#"&gt;&lt;img src="https://github.com/ubuntu/yaru/blob/master/icons/Yaru/scalable/status/battery-level-40-charging-symbolic.svg" width="22" alt="battery-level-40-charging-symbolic"&gt;&lt;/a&gt;&amp;nbsp; &amp;nbsp; battery-level-40-charging-symbolic&lt;br&gt;</text:p>
          </table:table-cell>
        </table:table-row>
        <table:table-row table:style-name="ro1">
          <table:table-cell office:value-type="string" calcext:value-type="string">
            <text:p>battery-level-40-symbolic</text:p>
          </table:table-cell>
          <table:table-cell table:formula="of:=IF(LEFT([.A961];1)=&quot;.&quot;;&quot;Y&quot;;&quot;N&quot;)" office:value-type="string" office:string-value="N" calcext:value-type="string">
            <text:p>N</text:p>
          </table:table-cell>
          <table:table-cell table:formula="of:=IFERROR(&quot;## &quot; &amp; MID([.A961];3;FIND(&quot;:&quot;;[.A961])-3) &amp; &quot; &lt;br&gt;&quot;;&quot;&quot;)">
            <text:p/>
          </table:table-cell>
          <table:table-cell table:formula="of:=IF([.B961]=&quot;Y&quot;;MID([.A961];3;FIND(&quot;:&quot;;[.A961];1)-3);IF(&#10;RIGHT(RIGHT([.A961]; 1))=&quot;@&quot;;0;&#10;[.A961]))" office:value-type="string" office:string-value="battery-level-40-symbolic" calcext:value-type="string">
            <text:p>battery-level-40-symbolic</text:p>
          </table:table-cell>
          <table:table-cell table:formula="of:=IF([.B961]=&quot;Y&quot;;[.D961];[.E960])" office:value-type="string" office:string-value="status" calcext:value-type="string">
            <text:p>status</text:p>
          </table:table-cell>
          <table:table-cell table:style-name="ce10" table:formula="of:=IF([.D961]=0;&quot;&quot;;IF([.B961]=&quot;Y&quot;;[.C961];&#10;&quot;&lt;a href=&quot; &amp; CHAR(34) &amp; &quot;#&quot; &amp; CHAR(34) &amp; &quot;&gt;&quot; &amp;&#10;&quot;&lt;img src=&quot; &amp; CHAR(34) &amp; &quot;https://github.com/ubuntu/yaru/blob/master/icons/Yaru/scalable/&quot; &amp; [.E961] &amp; &quot;/&quot; &amp; [.A961] &amp; &quot;.svg&quot; &amp; CHAR(34) &amp; &#10;&quot; width=&quot; &amp; CHAR(34) &amp; &quot;22&quot; &amp; CHAR(34) &amp; &quot; alt=&quot; &amp; CHAR(34) &amp; [.D961] &amp; CHAR(34) &amp; &quot;&gt;&lt;/a&gt;&quot; &amp;&#10;&quot;&amp;nbsp; &amp;nbsp; &quot; &amp; [.D961] &amp; &quot;&lt;br&gt;&quot;&#10;))" office:value-type="string" office:string-value="&lt;a href=&quot;#&quot;&gt;&lt;img src=&quot;https://github.com/ubuntu/yaru/blob/master/icons/Yaru/scalable/status/battery-level-40-symbolic.svg&quot; width=&quot;22&quot; alt=&quot;battery-level-40-symbolic&quot;&gt;&lt;/a&gt;&amp;nbsp; &amp;nbsp; battery-level-40-symbolic&lt;br&gt;" calcext:value-type="string">
            <text:p>&lt;a href="#"&gt;&lt;img src="https://github.com/ubuntu/yaru/blob/master/icons/Yaru/scalable/status/battery-level-40-symbolic.svg" width="22" alt="battery-level-40-symbolic"&gt;&lt;/a&gt;&amp;nbsp; &amp;nbsp; battery-level-40-symbolic&lt;br&gt;</text:p>
          </table:table-cell>
        </table:table-row>
        <table:table-row table:style-name="ro1">
          <table:table-cell office:value-type="string" calcext:value-type="string">
            <text:p>battery-level-50-charging-symbolic</text:p>
          </table:table-cell>
          <table:table-cell table:formula="of:=IF(LEFT([.A962];1)=&quot;.&quot;;&quot;Y&quot;;&quot;N&quot;)" office:value-type="string" office:string-value="N" calcext:value-type="string">
            <text:p>N</text:p>
          </table:table-cell>
          <table:table-cell table:formula="of:=IFERROR(&quot;## &quot; &amp; MID([.A962];3;FIND(&quot;:&quot;;[.A962])-3) &amp; &quot; &lt;br&gt;&quot;;&quot;&quot;)">
            <text:p/>
          </table:table-cell>
          <table:table-cell table:formula="of:=IF([.B962]=&quot;Y&quot;;MID([.A962];3;FIND(&quot;:&quot;;[.A962];1)-3);IF(&#10;RIGHT(RIGHT([.A962]; 1))=&quot;@&quot;;0;&#10;[.A962]))" office:value-type="string" office:string-value="battery-level-50-charging-symbolic" calcext:value-type="string">
            <text:p>battery-level-50-charging-symbolic</text:p>
          </table:table-cell>
          <table:table-cell table:formula="of:=IF([.B962]=&quot;Y&quot;;[.D962];[.E961])" office:value-type="string" office:string-value="status" calcext:value-type="string">
            <text:p>status</text:p>
          </table:table-cell>
          <table:table-cell table:style-name="ce10" table:formula="of:=IF([.D962]=0;&quot;&quot;;IF([.B962]=&quot;Y&quot;;[.C962];&#10;&quot;&lt;a href=&quot; &amp; CHAR(34) &amp; &quot;#&quot; &amp; CHAR(34) &amp; &quot;&gt;&quot; &amp;&#10;&quot;&lt;img src=&quot; &amp; CHAR(34) &amp; &quot;https://github.com/ubuntu/yaru/blob/master/icons/Yaru/scalable/&quot; &amp; [.E962] &amp; &quot;/&quot; &amp; [.A962] &amp; &quot;.svg&quot; &amp; CHAR(34) &amp; &#10;&quot; width=&quot; &amp; CHAR(34) &amp; &quot;22&quot; &amp; CHAR(34) &amp; &quot; alt=&quot; &amp; CHAR(34) &amp; [.D962] &amp; CHAR(34) &amp; &quot;&gt;&lt;/a&gt;&quot; &amp;&#10;&quot;&amp;nbsp; &amp;nbsp; &quot; &amp; [.D962] &amp; &quot;&lt;br&gt;&quot;&#10;))" office:value-type="string" office:string-value="&lt;a href=&quot;#&quot;&gt;&lt;img src=&quot;https://github.com/ubuntu/yaru/blob/master/icons/Yaru/scalable/status/battery-level-50-charging-symbolic.svg&quot; width=&quot;22&quot; alt=&quot;battery-level-50-charging-symbolic&quot;&gt;&lt;/a&gt;&amp;nbsp; &amp;nbsp; battery-level-50-charging-symbolic&lt;br&gt;" calcext:value-type="string">
            <text:p>&lt;a href="#"&gt;&lt;img src="https://github.com/ubuntu/yaru/blob/master/icons/Yaru/scalable/status/battery-level-50-charging-symbolic.svg" width="22" alt="battery-level-50-charging-symbolic"&gt;&lt;/a&gt;&amp;nbsp; &amp;nbsp; battery-level-50-charging-symbolic&lt;br&gt;</text:p>
          </table:table-cell>
        </table:table-row>
        <table:table-row table:style-name="ro1">
          <table:table-cell office:value-type="string" calcext:value-type="string">
            <text:p>battery-level-50-symbolic</text:p>
          </table:table-cell>
          <table:table-cell table:formula="of:=IF(LEFT([.A963];1)=&quot;.&quot;;&quot;Y&quot;;&quot;N&quot;)" office:value-type="string" office:string-value="N" calcext:value-type="string">
            <text:p>N</text:p>
          </table:table-cell>
          <table:table-cell table:formula="of:=IFERROR(&quot;## &quot; &amp; MID([.A963];3;FIND(&quot;:&quot;;[.A963])-3) &amp; &quot; &lt;br&gt;&quot;;&quot;&quot;)">
            <text:p/>
          </table:table-cell>
          <table:table-cell table:formula="of:=IF([.B963]=&quot;Y&quot;;MID([.A963];3;FIND(&quot;:&quot;;[.A963];1)-3);IF(&#10;RIGHT(RIGHT([.A963]; 1))=&quot;@&quot;;0;&#10;[.A963]))" office:value-type="string" office:string-value="battery-level-50-symbolic" calcext:value-type="string">
            <text:p>battery-level-50-symbolic</text:p>
          </table:table-cell>
          <table:table-cell table:formula="of:=IF([.B963]=&quot;Y&quot;;[.D963];[.E962])" office:value-type="string" office:string-value="status" calcext:value-type="string">
            <text:p>status</text:p>
          </table:table-cell>
          <table:table-cell table:style-name="ce10" table:formula="of:=IF([.D963]=0;&quot;&quot;;IF([.B963]=&quot;Y&quot;;[.C963];&#10;&quot;&lt;a href=&quot; &amp; CHAR(34) &amp; &quot;#&quot; &amp; CHAR(34) &amp; &quot;&gt;&quot; &amp;&#10;&quot;&lt;img src=&quot; &amp; CHAR(34) &amp; &quot;https://github.com/ubuntu/yaru/blob/master/icons/Yaru/scalable/&quot; &amp; [.E963] &amp; &quot;/&quot; &amp; [.A963] &amp; &quot;.svg&quot; &amp; CHAR(34) &amp; &#10;&quot; width=&quot; &amp; CHAR(34) &amp; &quot;22&quot; &amp; CHAR(34) &amp; &quot; alt=&quot; &amp; CHAR(34) &amp; [.D963] &amp; CHAR(34) &amp; &quot;&gt;&lt;/a&gt;&quot; &amp;&#10;&quot;&amp;nbsp; &amp;nbsp; &quot; &amp; [.D963] &amp; &quot;&lt;br&gt;&quot;&#10;))" office:value-type="string" office:string-value="&lt;a href=&quot;#&quot;&gt;&lt;img src=&quot;https://github.com/ubuntu/yaru/blob/master/icons/Yaru/scalable/status/battery-level-50-symbolic.svg&quot; width=&quot;22&quot; alt=&quot;battery-level-50-symbolic&quot;&gt;&lt;/a&gt;&amp;nbsp; &amp;nbsp; battery-level-50-symbolic&lt;br&gt;" calcext:value-type="string">
            <text:p>&lt;a href="#"&gt;&lt;img src="https://github.com/ubuntu/yaru/blob/master/icons/Yaru/scalable/status/battery-level-50-symbolic.svg" width="22" alt="battery-level-50-symbolic"&gt;&lt;/a&gt;&amp;nbsp; &amp;nbsp; battery-level-50-symbolic&lt;br&gt;</text:p>
          </table:table-cell>
        </table:table-row>
        <table:table-row table:style-name="ro1">
          <table:table-cell office:value-type="string" calcext:value-type="string">
            <text:p>battery-level-60-charging-symbolic</text:p>
          </table:table-cell>
          <table:table-cell table:formula="of:=IF(LEFT([.A964];1)=&quot;.&quot;;&quot;Y&quot;;&quot;N&quot;)" office:value-type="string" office:string-value="N" calcext:value-type="string">
            <text:p>N</text:p>
          </table:table-cell>
          <table:table-cell table:formula="of:=IFERROR(&quot;## &quot; &amp; MID([.A964];3;FIND(&quot;:&quot;;[.A964])-3) &amp; &quot; &lt;br&gt;&quot;;&quot;&quot;)">
            <text:p/>
          </table:table-cell>
          <table:table-cell table:formula="of:=IF([.B964]=&quot;Y&quot;;MID([.A964];3;FIND(&quot;:&quot;;[.A964];1)-3);IF(&#10;RIGHT(RIGHT([.A964]; 1))=&quot;@&quot;;0;&#10;[.A964]))" office:value-type="string" office:string-value="battery-level-60-charging-symbolic" calcext:value-type="string">
            <text:p>battery-level-60-charging-symbolic</text:p>
          </table:table-cell>
          <table:table-cell table:formula="of:=IF([.B964]=&quot;Y&quot;;[.D964];[.E963])" office:value-type="string" office:string-value="status" calcext:value-type="string">
            <text:p>status</text:p>
          </table:table-cell>
          <table:table-cell table:style-name="ce10" table:formula="of:=IF([.D964]=0;&quot;&quot;;IF([.B964]=&quot;Y&quot;;[.C964];&#10;&quot;&lt;a href=&quot; &amp; CHAR(34) &amp; &quot;#&quot; &amp; CHAR(34) &amp; &quot;&gt;&quot; &amp;&#10;&quot;&lt;img src=&quot; &amp; CHAR(34) &amp; &quot;https://github.com/ubuntu/yaru/blob/master/icons/Yaru/scalable/&quot; &amp; [.E964] &amp; &quot;/&quot; &amp; [.A964] &amp; &quot;.svg&quot; &amp; CHAR(34) &amp; &#10;&quot; width=&quot; &amp; CHAR(34) &amp; &quot;22&quot; &amp; CHAR(34) &amp; &quot; alt=&quot; &amp; CHAR(34) &amp; [.D964] &amp; CHAR(34) &amp; &quot;&gt;&lt;/a&gt;&quot; &amp;&#10;&quot;&amp;nbsp; &amp;nbsp; &quot; &amp; [.D964] &amp; &quot;&lt;br&gt;&quot;&#10;))" office:value-type="string" office:string-value="&lt;a href=&quot;#&quot;&gt;&lt;img src=&quot;https://github.com/ubuntu/yaru/blob/master/icons/Yaru/scalable/status/battery-level-60-charging-symbolic.svg&quot; width=&quot;22&quot; alt=&quot;battery-level-60-charging-symbolic&quot;&gt;&lt;/a&gt;&amp;nbsp; &amp;nbsp; battery-level-60-charging-symbolic&lt;br&gt;" calcext:value-type="string">
            <text:p>&lt;a href="#"&gt;&lt;img src="https://github.com/ubuntu/yaru/blob/master/icons/Yaru/scalable/status/battery-level-60-charging-symbolic.svg" width="22" alt="battery-level-60-charging-symbolic"&gt;&lt;/a&gt;&amp;nbsp; &amp;nbsp; battery-level-60-charging-symbolic&lt;br&gt;</text:p>
          </table:table-cell>
        </table:table-row>
        <table:table-row table:style-name="ro1">
          <table:table-cell office:value-type="string" calcext:value-type="string">
            <text:p>battery-level-60-symbolic</text:p>
          </table:table-cell>
          <table:table-cell table:formula="of:=IF(LEFT([.A965];1)=&quot;.&quot;;&quot;Y&quot;;&quot;N&quot;)" office:value-type="string" office:string-value="N" calcext:value-type="string">
            <text:p>N</text:p>
          </table:table-cell>
          <table:table-cell table:formula="of:=IFERROR(&quot;## &quot; &amp; MID([.A965];3;FIND(&quot;:&quot;;[.A965])-3) &amp; &quot; &lt;br&gt;&quot;;&quot;&quot;)">
            <text:p/>
          </table:table-cell>
          <table:table-cell table:formula="of:=IF([.B965]=&quot;Y&quot;;MID([.A965];3;FIND(&quot;:&quot;;[.A965];1)-3);IF(&#10;RIGHT(RIGHT([.A965]; 1))=&quot;@&quot;;0;&#10;[.A965]))" office:value-type="string" office:string-value="battery-level-60-symbolic" calcext:value-type="string">
            <text:p>battery-level-60-symbolic</text:p>
          </table:table-cell>
          <table:table-cell table:formula="of:=IF([.B965]=&quot;Y&quot;;[.D965];[.E964])" office:value-type="string" office:string-value="status" calcext:value-type="string">
            <text:p>status</text:p>
          </table:table-cell>
          <table:table-cell table:style-name="ce10" table:formula="of:=IF([.D965]=0;&quot;&quot;;IF([.B965]=&quot;Y&quot;;[.C965];&#10;&quot;&lt;a href=&quot; &amp; CHAR(34) &amp; &quot;#&quot; &amp; CHAR(34) &amp; &quot;&gt;&quot; &amp;&#10;&quot;&lt;img src=&quot; &amp; CHAR(34) &amp; &quot;https://github.com/ubuntu/yaru/blob/master/icons/Yaru/scalable/&quot; &amp; [.E965] &amp; &quot;/&quot; &amp; [.A965] &amp; &quot;.svg&quot; &amp; CHAR(34) &amp; &#10;&quot; width=&quot; &amp; CHAR(34) &amp; &quot;22&quot; &amp; CHAR(34) &amp; &quot; alt=&quot; &amp; CHAR(34) &amp; [.D965] &amp; CHAR(34) &amp; &quot;&gt;&lt;/a&gt;&quot; &amp;&#10;&quot;&amp;nbsp; &amp;nbsp; &quot; &amp; [.D965] &amp; &quot;&lt;br&gt;&quot;&#10;))" office:value-type="string" office:string-value="&lt;a href=&quot;#&quot;&gt;&lt;img src=&quot;https://github.com/ubuntu/yaru/blob/master/icons/Yaru/scalable/status/battery-level-60-symbolic.svg&quot; width=&quot;22&quot; alt=&quot;battery-level-60-symbolic&quot;&gt;&lt;/a&gt;&amp;nbsp; &amp;nbsp; battery-level-60-symbolic&lt;br&gt;" calcext:value-type="string">
            <text:p>&lt;a href="#"&gt;&lt;img src="https://github.com/ubuntu/yaru/blob/master/icons/Yaru/scalable/status/battery-level-60-symbolic.svg" width="22" alt="battery-level-60-symbolic"&gt;&lt;/a&gt;&amp;nbsp; &amp;nbsp; battery-level-60-symbolic&lt;br&gt;</text:p>
          </table:table-cell>
        </table:table-row>
        <table:table-row table:style-name="ro1">
          <table:table-cell office:value-type="string" calcext:value-type="string">
            <text:p>battery-level-70-charging-symbolic</text:p>
          </table:table-cell>
          <table:table-cell table:formula="of:=IF(LEFT([.A966];1)=&quot;.&quot;;&quot;Y&quot;;&quot;N&quot;)" office:value-type="string" office:string-value="N" calcext:value-type="string">
            <text:p>N</text:p>
          </table:table-cell>
          <table:table-cell table:formula="of:=IFERROR(&quot;## &quot; &amp; MID([.A966];3;FIND(&quot;:&quot;;[.A966])-3) &amp; &quot; &lt;br&gt;&quot;;&quot;&quot;)">
            <text:p/>
          </table:table-cell>
          <table:table-cell table:formula="of:=IF([.B966]=&quot;Y&quot;;MID([.A966];3;FIND(&quot;:&quot;;[.A966];1)-3);IF(&#10;RIGHT(RIGHT([.A966]; 1))=&quot;@&quot;;0;&#10;[.A966]))" office:value-type="string" office:string-value="battery-level-70-charging-symbolic" calcext:value-type="string">
            <text:p>battery-level-70-charging-symbolic</text:p>
          </table:table-cell>
          <table:table-cell table:formula="of:=IF([.B966]=&quot;Y&quot;;[.D966];[.E965])" office:value-type="string" office:string-value="status" calcext:value-type="string">
            <text:p>status</text:p>
          </table:table-cell>
          <table:table-cell table:style-name="ce10" table:formula="of:=IF([.D966]=0;&quot;&quot;;IF([.B966]=&quot;Y&quot;;[.C966];&#10;&quot;&lt;a href=&quot; &amp; CHAR(34) &amp; &quot;#&quot; &amp; CHAR(34) &amp; &quot;&gt;&quot; &amp;&#10;&quot;&lt;img src=&quot; &amp; CHAR(34) &amp; &quot;https://github.com/ubuntu/yaru/blob/master/icons/Yaru/scalable/&quot; &amp; [.E966] &amp; &quot;/&quot; &amp; [.A966] &amp; &quot;.svg&quot; &amp; CHAR(34) &amp; &#10;&quot; width=&quot; &amp; CHAR(34) &amp; &quot;22&quot; &amp; CHAR(34) &amp; &quot; alt=&quot; &amp; CHAR(34) &amp; [.D966] &amp; CHAR(34) &amp; &quot;&gt;&lt;/a&gt;&quot; &amp;&#10;&quot;&amp;nbsp; &amp;nbsp; &quot; &amp; [.D966] &amp; &quot;&lt;br&gt;&quot;&#10;))" office:value-type="string" office:string-value="&lt;a href=&quot;#&quot;&gt;&lt;img src=&quot;https://github.com/ubuntu/yaru/blob/master/icons/Yaru/scalable/status/battery-level-70-charging-symbolic.svg&quot; width=&quot;22&quot; alt=&quot;battery-level-70-charging-symbolic&quot;&gt;&lt;/a&gt;&amp;nbsp; &amp;nbsp; battery-level-70-charging-symbolic&lt;br&gt;" calcext:value-type="string">
            <text:p>&lt;a href="#"&gt;&lt;img src="https://github.com/ubuntu/yaru/blob/master/icons/Yaru/scalable/status/battery-level-70-charging-symbolic.svg" width="22" alt="battery-level-70-charging-symbolic"&gt;&lt;/a&gt;&amp;nbsp; &amp;nbsp; battery-level-70-charging-symbolic&lt;br&gt;</text:p>
          </table:table-cell>
        </table:table-row>
        <table:table-row table:style-name="ro1">
          <table:table-cell office:value-type="string" calcext:value-type="string">
            <text:p>battery-level-70-symbolic</text:p>
          </table:table-cell>
          <table:table-cell table:formula="of:=IF(LEFT([.A967];1)=&quot;.&quot;;&quot;Y&quot;;&quot;N&quot;)" office:value-type="string" office:string-value="N" calcext:value-type="string">
            <text:p>N</text:p>
          </table:table-cell>
          <table:table-cell table:formula="of:=IFERROR(&quot;## &quot; &amp; MID([.A967];3;FIND(&quot;:&quot;;[.A967])-3) &amp; &quot; &lt;br&gt;&quot;;&quot;&quot;)">
            <text:p/>
          </table:table-cell>
          <table:table-cell table:formula="of:=IF([.B967]=&quot;Y&quot;;MID([.A967];3;FIND(&quot;:&quot;;[.A967];1)-3);IF(&#10;RIGHT(RIGHT([.A967]; 1))=&quot;@&quot;;0;&#10;[.A967]))" office:value-type="string" office:string-value="battery-level-70-symbolic" calcext:value-type="string">
            <text:p>battery-level-70-symbolic</text:p>
          </table:table-cell>
          <table:table-cell table:formula="of:=IF([.B967]=&quot;Y&quot;;[.D967];[.E966])" office:value-type="string" office:string-value="status" calcext:value-type="string">
            <text:p>status</text:p>
          </table:table-cell>
          <table:table-cell table:style-name="ce10" table:formula="of:=IF([.D967]=0;&quot;&quot;;IF([.B967]=&quot;Y&quot;;[.C967];&#10;&quot;&lt;a href=&quot; &amp; CHAR(34) &amp; &quot;#&quot; &amp; CHAR(34) &amp; &quot;&gt;&quot; &amp;&#10;&quot;&lt;img src=&quot; &amp; CHAR(34) &amp; &quot;https://github.com/ubuntu/yaru/blob/master/icons/Yaru/scalable/&quot; &amp; [.E967] &amp; &quot;/&quot; &amp; [.A967] &amp; &quot;.svg&quot; &amp; CHAR(34) &amp; &#10;&quot; width=&quot; &amp; CHAR(34) &amp; &quot;22&quot; &amp; CHAR(34) &amp; &quot; alt=&quot; &amp; CHAR(34) &amp; [.D967] &amp; CHAR(34) &amp; &quot;&gt;&lt;/a&gt;&quot; &amp;&#10;&quot;&amp;nbsp; &amp;nbsp; &quot; &amp; [.D967] &amp; &quot;&lt;br&gt;&quot;&#10;))" office:value-type="string" office:string-value="&lt;a href=&quot;#&quot;&gt;&lt;img src=&quot;https://github.com/ubuntu/yaru/blob/master/icons/Yaru/scalable/status/battery-level-70-symbolic.svg&quot; width=&quot;22&quot; alt=&quot;battery-level-70-symbolic&quot;&gt;&lt;/a&gt;&amp;nbsp; &amp;nbsp; battery-level-70-symbolic&lt;br&gt;" calcext:value-type="string">
            <text:p>&lt;a href="#"&gt;&lt;img src="https://github.com/ubuntu/yaru/blob/master/icons/Yaru/scalable/status/battery-level-70-symbolic.svg" width="22" alt="battery-level-70-symbolic"&gt;&lt;/a&gt;&amp;nbsp; &amp;nbsp; battery-level-70-symbolic&lt;br&gt;</text:p>
          </table:table-cell>
        </table:table-row>
        <table:table-row table:style-name="ro1">
          <table:table-cell office:value-type="string" calcext:value-type="string">
            <text:p>battery-level-80-charging-symbolic</text:p>
          </table:table-cell>
          <table:table-cell table:formula="of:=IF(LEFT([.A968];1)=&quot;.&quot;;&quot;Y&quot;;&quot;N&quot;)" office:value-type="string" office:string-value="N" calcext:value-type="string">
            <text:p>N</text:p>
          </table:table-cell>
          <table:table-cell table:formula="of:=IFERROR(&quot;## &quot; &amp; MID([.A968];3;FIND(&quot;:&quot;;[.A968])-3) &amp; &quot; &lt;br&gt;&quot;;&quot;&quot;)">
            <text:p/>
          </table:table-cell>
          <table:table-cell table:formula="of:=IF([.B968]=&quot;Y&quot;;MID([.A968];3;FIND(&quot;:&quot;;[.A968];1)-3);IF(&#10;RIGHT(RIGHT([.A968]; 1))=&quot;@&quot;;0;&#10;[.A968]))" office:value-type="string" office:string-value="battery-level-80-charging-symbolic" calcext:value-type="string">
            <text:p>battery-level-80-charging-symbolic</text:p>
          </table:table-cell>
          <table:table-cell table:formula="of:=IF([.B968]=&quot;Y&quot;;[.D968];[.E967])" office:value-type="string" office:string-value="status" calcext:value-type="string">
            <text:p>status</text:p>
          </table:table-cell>
          <table:table-cell table:style-name="ce10" table:formula="of:=IF([.D968]=0;&quot;&quot;;IF([.B968]=&quot;Y&quot;;[.C968];&#10;&quot;&lt;a href=&quot; &amp; CHAR(34) &amp; &quot;#&quot; &amp; CHAR(34) &amp; &quot;&gt;&quot; &amp;&#10;&quot;&lt;img src=&quot; &amp; CHAR(34) &amp; &quot;https://github.com/ubuntu/yaru/blob/master/icons/Yaru/scalable/&quot; &amp; [.E968] &amp; &quot;/&quot; &amp; [.A968] &amp; &quot;.svg&quot; &amp; CHAR(34) &amp; &#10;&quot; width=&quot; &amp; CHAR(34) &amp; &quot;22&quot; &amp; CHAR(34) &amp; &quot; alt=&quot; &amp; CHAR(34) &amp; [.D968] &amp; CHAR(34) &amp; &quot;&gt;&lt;/a&gt;&quot; &amp;&#10;&quot;&amp;nbsp; &amp;nbsp; &quot; &amp; [.D968] &amp; &quot;&lt;br&gt;&quot;&#10;))" office:value-type="string" office:string-value="&lt;a href=&quot;#&quot;&gt;&lt;img src=&quot;https://github.com/ubuntu/yaru/blob/master/icons/Yaru/scalable/status/battery-level-80-charging-symbolic.svg&quot; width=&quot;22&quot; alt=&quot;battery-level-80-charging-symbolic&quot;&gt;&lt;/a&gt;&amp;nbsp; &amp;nbsp; battery-level-80-charging-symbolic&lt;br&gt;" calcext:value-type="string">
            <text:p>&lt;a href="#"&gt;&lt;img src="https://github.com/ubuntu/yaru/blob/master/icons/Yaru/scalable/status/battery-level-80-charging-symbolic.svg" width="22" alt="battery-level-80-charging-symbolic"&gt;&lt;/a&gt;&amp;nbsp; &amp;nbsp; battery-level-80-charging-symbolic&lt;br&gt;</text:p>
          </table:table-cell>
        </table:table-row>
        <table:table-row table:style-name="ro1">
          <table:table-cell office:value-type="string" calcext:value-type="string">
            <text:p>battery-level-80-symbolic</text:p>
          </table:table-cell>
          <table:table-cell table:formula="of:=IF(LEFT([.A969];1)=&quot;.&quot;;&quot;Y&quot;;&quot;N&quot;)" office:value-type="string" office:string-value="N" calcext:value-type="string">
            <text:p>N</text:p>
          </table:table-cell>
          <table:table-cell table:formula="of:=IFERROR(&quot;## &quot; &amp; MID([.A969];3;FIND(&quot;:&quot;;[.A969])-3) &amp; &quot; &lt;br&gt;&quot;;&quot;&quot;)">
            <text:p/>
          </table:table-cell>
          <table:table-cell table:formula="of:=IF([.B969]=&quot;Y&quot;;MID([.A969];3;FIND(&quot;:&quot;;[.A969];1)-3);IF(&#10;RIGHT(RIGHT([.A969]; 1))=&quot;@&quot;;0;&#10;[.A969]))" office:value-type="string" office:string-value="battery-level-80-symbolic" calcext:value-type="string">
            <text:p>battery-level-80-symbolic</text:p>
          </table:table-cell>
          <table:table-cell table:formula="of:=IF([.B969]=&quot;Y&quot;;[.D969];[.E968])" office:value-type="string" office:string-value="status" calcext:value-type="string">
            <text:p>status</text:p>
          </table:table-cell>
          <table:table-cell table:style-name="ce10" table:formula="of:=IF([.D969]=0;&quot;&quot;;IF([.B969]=&quot;Y&quot;;[.C969];&#10;&quot;&lt;a href=&quot; &amp; CHAR(34) &amp; &quot;#&quot; &amp; CHAR(34) &amp; &quot;&gt;&quot; &amp;&#10;&quot;&lt;img src=&quot; &amp; CHAR(34) &amp; &quot;https://github.com/ubuntu/yaru/blob/master/icons/Yaru/scalable/&quot; &amp; [.E969] &amp; &quot;/&quot; &amp; [.A969] &amp; &quot;.svg&quot; &amp; CHAR(34) &amp; &#10;&quot; width=&quot; &amp; CHAR(34) &amp; &quot;22&quot; &amp; CHAR(34) &amp; &quot; alt=&quot; &amp; CHAR(34) &amp; [.D969] &amp; CHAR(34) &amp; &quot;&gt;&lt;/a&gt;&quot; &amp;&#10;&quot;&amp;nbsp; &amp;nbsp; &quot; &amp; [.D969] &amp; &quot;&lt;br&gt;&quot;&#10;))" office:value-type="string" office:string-value="&lt;a href=&quot;#&quot;&gt;&lt;img src=&quot;https://github.com/ubuntu/yaru/blob/master/icons/Yaru/scalable/status/battery-level-80-symbolic.svg&quot; width=&quot;22&quot; alt=&quot;battery-level-80-symbolic&quot;&gt;&lt;/a&gt;&amp;nbsp; &amp;nbsp; battery-level-80-symbolic&lt;br&gt;" calcext:value-type="string">
            <text:p>&lt;a href="#"&gt;&lt;img src="https://github.com/ubuntu/yaru/blob/master/icons/Yaru/scalable/status/battery-level-80-symbolic.svg" width="22" alt="battery-level-80-symbolic"&gt;&lt;/a&gt;&amp;nbsp; &amp;nbsp; battery-level-80-symbolic&lt;br&gt;</text:p>
          </table:table-cell>
        </table:table-row>
        <table:table-row table:style-name="ro1">
          <table:table-cell office:value-type="string" calcext:value-type="string">
            <text:p>battery-level-90-charging-symbolic</text:p>
          </table:table-cell>
          <table:table-cell table:formula="of:=IF(LEFT([.A970];1)=&quot;.&quot;;&quot;Y&quot;;&quot;N&quot;)" office:value-type="string" office:string-value="N" calcext:value-type="string">
            <text:p>N</text:p>
          </table:table-cell>
          <table:table-cell table:formula="of:=IFERROR(&quot;## &quot; &amp; MID([.A970];3;FIND(&quot;:&quot;;[.A970])-3) &amp; &quot; &lt;br&gt;&quot;;&quot;&quot;)">
            <text:p/>
          </table:table-cell>
          <table:table-cell table:formula="of:=IF([.B970]=&quot;Y&quot;;MID([.A970];3;FIND(&quot;:&quot;;[.A970];1)-3);IF(&#10;RIGHT(RIGHT([.A970]; 1))=&quot;@&quot;;0;&#10;[.A970]))" office:value-type="string" office:string-value="battery-level-90-charging-symbolic" calcext:value-type="string">
            <text:p>battery-level-90-charging-symbolic</text:p>
          </table:table-cell>
          <table:table-cell table:formula="of:=IF([.B970]=&quot;Y&quot;;[.D970];[.E969])" office:value-type="string" office:string-value="status" calcext:value-type="string">
            <text:p>status</text:p>
          </table:table-cell>
          <table:table-cell table:style-name="ce10" table:formula="of:=IF([.D970]=0;&quot;&quot;;IF([.B970]=&quot;Y&quot;;[.C970];&#10;&quot;&lt;a href=&quot; &amp; CHAR(34) &amp; &quot;#&quot; &amp; CHAR(34) &amp; &quot;&gt;&quot; &amp;&#10;&quot;&lt;img src=&quot; &amp; CHAR(34) &amp; &quot;https://github.com/ubuntu/yaru/blob/master/icons/Yaru/scalable/&quot; &amp; [.E970] &amp; &quot;/&quot; &amp; [.A970] &amp; &quot;.svg&quot; &amp; CHAR(34) &amp; &#10;&quot; width=&quot; &amp; CHAR(34) &amp; &quot;22&quot; &amp; CHAR(34) &amp; &quot; alt=&quot; &amp; CHAR(34) &amp; [.D970] &amp; CHAR(34) &amp; &quot;&gt;&lt;/a&gt;&quot; &amp;&#10;&quot;&amp;nbsp; &amp;nbsp; &quot; &amp; [.D970] &amp; &quot;&lt;br&gt;&quot;&#10;))" office:value-type="string" office:string-value="&lt;a href=&quot;#&quot;&gt;&lt;img src=&quot;https://github.com/ubuntu/yaru/blob/master/icons/Yaru/scalable/status/battery-level-90-charging-symbolic.svg&quot; width=&quot;22&quot; alt=&quot;battery-level-90-charging-symbolic&quot;&gt;&lt;/a&gt;&amp;nbsp; &amp;nbsp; battery-level-90-charging-symbolic&lt;br&gt;" calcext:value-type="string">
            <text:p>&lt;a href="#"&gt;&lt;img src="https://github.com/ubuntu/yaru/blob/master/icons/Yaru/scalable/status/battery-level-90-charging-symbolic.svg" width="22" alt="battery-level-90-charging-symbolic"&gt;&lt;/a&gt;&amp;nbsp; &amp;nbsp; battery-level-90-charging-symbolic&lt;br&gt;</text:p>
          </table:table-cell>
        </table:table-row>
        <table:table-row table:style-name="ro1">
          <table:table-cell office:value-type="string" calcext:value-type="string">
            <text:p>battery-level-90-symbolic</text:p>
          </table:table-cell>
          <table:table-cell table:formula="of:=IF(LEFT([.A971];1)=&quot;.&quot;;&quot;Y&quot;;&quot;N&quot;)" office:value-type="string" office:string-value="N" calcext:value-type="string">
            <text:p>N</text:p>
          </table:table-cell>
          <table:table-cell table:formula="of:=IFERROR(&quot;## &quot; &amp; MID([.A971];3;FIND(&quot;:&quot;;[.A971])-3) &amp; &quot; &lt;br&gt;&quot;;&quot;&quot;)">
            <text:p/>
          </table:table-cell>
          <table:table-cell table:formula="of:=IF([.B971]=&quot;Y&quot;;MID([.A971];3;FIND(&quot;:&quot;;[.A971];1)-3);IF(&#10;RIGHT(RIGHT([.A971]; 1))=&quot;@&quot;;0;&#10;[.A971]))" office:value-type="string" office:string-value="battery-level-90-symbolic" calcext:value-type="string">
            <text:p>battery-level-90-symbolic</text:p>
          </table:table-cell>
          <table:table-cell table:formula="of:=IF([.B971]=&quot;Y&quot;;[.D971];[.E970])" office:value-type="string" office:string-value="status" calcext:value-type="string">
            <text:p>status</text:p>
          </table:table-cell>
          <table:table-cell table:style-name="ce10" table:formula="of:=IF([.D971]=0;&quot;&quot;;IF([.B971]=&quot;Y&quot;;[.C971];&#10;&quot;&lt;a href=&quot; &amp; CHAR(34) &amp; &quot;#&quot; &amp; CHAR(34) &amp; &quot;&gt;&quot; &amp;&#10;&quot;&lt;img src=&quot; &amp; CHAR(34) &amp; &quot;https://github.com/ubuntu/yaru/blob/master/icons/Yaru/scalable/&quot; &amp; [.E971] &amp; &quot;/&quot; &amp; [.A971] &amp; &quot;.svg&quot; &amp; CHAR(34) &amp; &#10;&quot; width=&quot; &amp; CHAR(34) &amp; &quot;22&quot; &amp; CHAR(34) &amp; &quot; alt=&quot; &amp; CHAR(34) &amp; [.D971] &amp; CHAR(34) &amp; &quot;&gt;&lt;/a&gt;&quot; &amp;&#10;&quot;&amp;nbsp; &amp;nbsp; &quot; &amp; [.D971] &amp; &quot;&lt;br&gt;&quot;&#10;))" office:value-type="string" office:string-value="&lt;a href=&quot;#&quot;&gt;&lt;img src=&quot;https://github.com/ubuntu/yaru/blob/master/icons/Yaru/scalable/status/battery-level-90-symbolic.svg&quot; width=&quot;22&quot; alt=&quot;battery-level-90-symbolic&quot;&gt;&lt;/a&gt;&amp;nbsp; &amp;nbsp; battery-level-90-symbolic&lt;br&gt;" calcext:value-type="string">
            <text:p>&lt;a href="#"&gt;&lt;img src="https://github.com/ubuntu/yaru/blob/master/icons/Yaru/scalable/status/battery-level-90-symbolic.svg" width="22" alt="battery-level-90-symbolic"&gt;&lt;/a&gt;&amp;nbsp; &amp;nbsp; battery-level-90-symbolic&lt;br&gt;</text:p>
          </table:table-cell>
        </table:table-row>
        <table:table-row table:style-name="ro1">
          <table:table-cell office:value-type="string" calcext:value-type="string">
            <text:p>battery-low-symbolic</text:p>
          </table:table-cell>
          <table:table-cell table:formula="of:=IF(LEFT([.A972];1)=&quot;.&quot;;&quot;Y&quot;;&quot;N&quot;)" office:value-type="string" office:string-value="N" calcext:value-type="string">
            <text:p>N</text:p>
          </table:table-cell>
          <table:table-cell table:formula="of:=IFERROR(&quot;## &quot; &amp; MID([.A972];3;FIND(&quot;:&quot;;[.A972])-3) &amp; &quot; &lt;br&gt;&quot;;&quot;&quot;)">
            <text:p/>
          </table:table-cell>
          <table:table-cell table:formula="of:=IF([.B972]=&quot;Y&quot;;MID([.A972];3;FIND(&quot;:&quot;;[.A972];1)-3);IF(&#10;RIGHT(RIGHT([.A972]; 1))=&quot;@&quot;;0;&#10;[.A972]))" office:value-type="string" office:string-value="battery-low-symbolic" calcext:value-type="string">
            <text:p>battery-low-symbolic</text:p>
          </table:table-cell>
          <table:table-cell table:formula="of:=IF([.B972]=&quot;Y&quot;;[.D972];[.E971])" office:value-type="string" office:string-value="status" calcext:value-type="string">
            <text:p>status</text:p>
          </table:table-cell>
          <table:table-cell table:style-name="ce10" table:formula="of:=IF([.D972]=0;&quot;&quot;;IF([.B972]=&quot;Y&quot;;[.C972];&#10;&quot;&lt;a href=&quot; &amp; CHAR(34) &amp; &quot;#&quot; &amp; CHAR(34) &amp; &quot;&gt;&quot; &amp;&#10;&quot;&lt;img src=&quot; &amp; CHAR(34) &amp; &quot;https://github.com/ubuntu/yaru/blob/master/icons/Yaru/scalable/&quot; &amp; [.E972] &amp; &quot;/&quot; &amp; [.A972] &amp; &quot;.svg&quot; &amp; CHAR(34) &amp; &#10;&quot; width=&quot; &amp; CHAR(34) &amp; &quot;22&quot; &amp; CHAR(34) &amp; &quot; alt=&quot; &amp; CHAR(34) &amp; [.D972] &amp; CHAR(34) &amp; &quot;&gt;&lt;/a&gt;&quot; &amp;&#10;&quot;&amp;nbsp; &amp;nbsp; &quot; &amp; [.D972] &amp; &quot;&lt;br&gt;&quot;&#10;))" office:value-type="string" office:string-value="&lt;a href=&quot;#&quot;&gt;&lt;img src=&quot;https://github.com/ubuntu/yaru/blob/master/icons/Yaru/scalable/status/battery-low-symbolic.svg&quot; width=&quot;22&quot; alt=&quot;battery-low-symbolic&quot;&gt;&lt;/a&gt;&amp;nbsp; &amp;nbsp; battery-low-symbolic&lt;br&gt;" calcext:value-type="string">
            <text:p>&lt;a href="#"&gt;&lt;img src="https://github.com/ubuntu/yaru/blob/master/icons/Yaru/scalable/status/battery-low-symbolic.svg" width="22" alt="battery-low-symbolic"&gt;&lt;/a&gt;&amp;nbsp; &amp;nbsp; battery-low-symbolic&lt;br&gt;</text:p>
          </table:table-cell>
        </table:table-row>
        <table:table-row table:style-name="ro1">
          <table:table-cell office:value-type="string" calcext:value-type="string">
            <text:p>battery-missing-symbolic</text:p>
          </table:table-cell>
          <table:table-cell table:formula="of:=IF(LEFT([.A973];1)=&quot;.&quot;;&quot;Y&quot;;&quot;N&quot;)" office:value-type="string" office:string-value="N" calcext:value-type="string">
            <text:p>N</text:p>
          </table:table-cell>
          <table:table-cell table:formula="of:=IFERROR(&quot;## &quot; &amp; MID([.A973];3;FIND(&quot;:&quot;;[.A973])-3) &amp; &quot; &lt;br&gt;&quot;;&quot;&quot;)">
            <text:p/>
          </table:table-cell>
          <table:table-cell table:formula="of:=IF([.B973]=&quot;Y&quot;;MID([.A973];3;FIND(&quot;:&quot;;[.A973];1)-3);IF(&#10;RIGHT(RIGHT([.A973]; 1))=&quot;@&quot;;0;&#10;[.A973]))" office:value-type="string" office:string-value="battery-missing-symbolic" calcext:value-type="string">
            <text:p>battery-missing-symbolic</text:p>
          </table:table-cell>
          <table:table-cell table:formula="of:=IF([.B973]=&quot;Y&quot;;[.D973];[.E972])" office:value-type="string" office:string-value="status" calcext:value-type="string">
            <text:p>status</text:p>
          </table:table-cell>
          <table:table-cell table:style-name="ce10" table:formula="of:=IF([.D973]=0;&quot;&quot;;IF([.B973]=&quot;Y&quot;;[.C973];&#10;&quot;&lt;a href=&quot; &amp; CHAR(34) &amp; &quot;#&quot; &amp; CHAR(34) &amp; &quot;&gt;&quot; &amp;&#10;&quot;&lt;img src=&quot; &amp; CHAR(34) &amp; &quot;https://github.com/ubuntu/yaru/blob/master/icons/Yaru/scalable/&quot; &amp; [.E973] &amp; &quot;/&quot; &amp; [.A973] &amp; &quot;.svg&quot; &amp; CHAR(34) &amp; &#10;&quot; width=&quot; &amp; CHAR(34) &amp; &quot;22&quot; &amp; CHAR(34) &amp; &quot; alt=&quot; &amp; CHAR(34) &amp; [.D973] &amp; CHAR(34) &amp; &quot;&gt;&lt;/a&gt;&quot; &amp;&#10;&quot;&amp;nbsp; &amp;nbsp; &quot; &amp; [.D973] &amp; &quot;&lt;br&gt;&quot;&#10;))" office:value-type="string" office:string-value="&lt;a href=&quot;#&quot;&gt;&lt;img src=&quot;https://github.com/ubuntu/yaru/blob/master/icons/Yaru/scalable/status/battery-missing-symbolic.svg&quot; width=&quot;22&quot; alt=&quot;battery-missing-symbolic&quot;&gt;&lt;/a&gt;&amp;nbsp; &amp;nbsp; battery-missing-symbolic&lt;br&gt;" calcext:value-type="string">
            <text:p>&lt;a href="#"&gt;&lt;img src="https://github.com/ubuntu/yaru/blob/master/icons/Yaru/scalable/status/battery-missing-symbolic.svg" width="22" alt="battery-missing-symbolic"&gt;&lt;/a&gt;&amp;nbsp; &amp;nbsp; battery-missing-symbolic&lt;br&gt;</text:p>
          </table:table-cell>
        </table:table-row>
        <table:table-row table:style-name="ro1">
          <table:table-cell office:value-type="string" calcext:value-type="string">
            <text:p>bluetooth-active-symbolic</text:p>
          </table:table-cell>
          <table:table-cell table:formula="of:=IF(LEFT([.A974];1)=&quot;.&quot;;&quot;Y&quot;;&quot;N&quot;)" office:value-type="string" office:string-value="N" calcext:value-type="string">
            <text:p>N</text:p>
          </table:table-cell>
          <table:table-cell table:formula="of:=IFERROR(&quot;## &quot; &amp; MID([.A974];3;FIND(&quot;:&quot;;[.A974])-3) &amp; &quot; &lt;br&gt;&quot;;&quot;&quot;)">
            <text:p/>
          </table:table-cell>
          <table:table-cell table:formula="of:=IF([.B974]=&quot;Y&quot;;MID([.A974];3;FIND(&quot;:&quot;;[.A974];1)-3);IF(&#10;RIGHT(RIGHT([.A974]; 1))=&quot;@&quot;;0;&#10;[.A974]))" office:value-type="string" office:string-value="bluetooth-active-symbolic" calcext:value-type="string">
            <text:p>bluetooth-active-symbolic</text:p>
          </table:table-cell>
          <table:table-cell table:formula="of:=IF([.B974]=&quot;Y&quot;;[.D974];[.E973])" office:value-type="string" office:string-value="status" calcext:value-type="string">
            <text:p>status</text:p>
          </table:table-cell>
          <table:table-cell table:style-name="ce10" table:formula="of:=IF([.D974]=0;&quot;&quot;;IF([.B974]=&quot;Y&quot;;[.C974];&#10;&quot;&lt;a href=&quot; &amp; CHAR(34) &amp; &quot;#&quot; &amp; CHAR(34) &amp; &quot;&gt;&quot; &amp;&#10;&quot;&lt;img src=&quot; &amp; CHAR(34) &amp; &quot;https://github.com/ubuntu/yaru/blob/master/icons/Yaru/scalable/&quot; &amp; [.E974] &amp; &quot;/&quot; &amp; [.A974] &amp; &quot;.svg&quot; &amp; CHAR(34) &amp; &#10;&quot; width=&quot; &amp; CHAR(34) &amp; &quot;22&quot; &amp; CHAR(34) &amp; &quot; alt=&quot; &amp; CHAR(34) &amp; [.D974] &amp; CHAR(34) &amp; &quot;&gt;&lt;/a&gt;&quot; &amp;&#10;&quot;&amp;nbsp; &amp;nbsp; &quot; &amp; [.D974] &amp; &quot;&lt;br&gt;&quot;&#10;))" office:value-type="string" office:string-value="&lt;a href=&quot;#&quot;&gt;&lt;img src=&quot;https://github.com/ubuntu/yaru/blob/master/icons/Yaru/scalable/status/bluetooth-active-symbolic.svg&quot; width=&quot;22&quot; alt=&quot;bluetooth-active-symbolic&quot;&gt;&lt;/a&gt;&amp;nbsp; &amp;nbsp; bluetooth-active-symbolic&lt;br&gt;" calcext:value-type="string">
            <text:p>&lt;a href="#"&gt;&lt;img src="https://github.com/ubuntu/yaru/blob/master/icons/Yaru/scalable/status/bluetooth-active-symbolic.svg" width="22" alt="bluetooth-active-symbolic"&gt;&lt;/a&gt;&amp;nbsp; &amp;nbsp; bluetooth-active-symbolic&lt;br&gt;</text:p>
          </table:table-cell>
        </table:table-row>
        <table:table-row table:style-name="ro1">
          <table:table-cell office:value-type="string" calcext:value-type="string">
            <text:p>bluetooth-disabled-symbolic</text:p>
          </table:table-cell>
          <table:table-cell table:formula="of:=IF(LEFT([.A975];1)=&quot;.&quot;;&quot;Y&quot;;&quot;N&quot;)" office:value-type="string" office:string-value="N" calcext:value-type="string">
            <text:p>N</text:p>
          </table:table-cell>
          <table:table-cell table:formula="of:=IFERROR(&quot;## &quot; &amp; MID([.A975];3;FIND(&quot;:&quot;;[.A975])-3) &amp; &quot; &lt;br&gt;&quot;;&quot;&quot;)">
            <text:p/>
          </table:table-cell>
          <table:table-cell table:formula="of:=IF([.B975]=&quot;Y&quot;;MID([.A975];3;FIND(&quot;:&quot;;[.A975];1)-3);IF(&#10;RIGHT(RIGHT([.A975]; 1))=&quot;@&quot;;0;&#10;[.A975]))" office:value-type="string" office:string-value="bluetooth-disabled-symbolic" calcext:value-type="string">
            <text:p>bluetooth-disabled-symbolic</text:p>
          </table:table-cell>
          <table:table-cell table:formula="of:=IF([.B975]=&quot;Y&quot;;[.D975];[.E974])" office:value-type="string" office:string-value="status" calcext:value-type="string">
            <text:p>status</text:p>
          </table:table-cell>
          <table:table-cell table:style-name="ce10" table:formula="of:=IF([.D975]=0;&quot;&quot;;IF([.B975]=&quot;Y&quot;;[.C975];&#10;&quot;&lt;a href=&quot; &amp; CHAR(34) &amp; &quot;#&quot; &amp; CHAR(34) &amp; &quot;&gt;&quot; &amp;&#10;&quot;&lt;img src=&quot; &amp; CHAR(34) &amp; &quot;https://github.com/ubuntu/yaru/blob/master/icons/Yaru/scalable/&quot; &amp; [.E975] &amp; &quot;/&quot; &amp; [.A975] &amp; &quot;.svg&quot; &amp; CHAR(34) &amp; &#10;&quot; width=&quot; &amp; CHAR(34) &amp; &quot;22&quot; &amp; CHAR(34) &amp; &quot; alt=&quot; &amp; CHAR(34) &amp; [.D975] &amp; CHAR(34) &amp; &quot;&gt;&lt;/a&gt;&quot; &amp;&#10;&quot;&amp;nbsp; &amp;nbsp; &quot; &amp; [.D975] &amp; &quot;&lt;br&gt;&quot;&#10;))" office:value-type="string" office:string-value="&lt;a href=&quot;#&quot;&gt;&lt;img src=&quot;https://github.com/ubuntu/yaru/blob/master/icons/Yaru/scalable/status/bluetooth-disabled-symbolic.svg&quot; width=&quot;22&quot; alt=&quot;bluetooth-disabled-symbolic&quot;&gt;&lt;/a&gt;&amp;nbsp; &amp;nbsp; bluetooth-disabled-symbolic&lt;br&gt;" calcext:value-type="string">
            <text:p>&lt;a href="#"&gt;&lt;img src="https://github.com/ubuntu/yaru/blob/master/icons/Yaru/scalable/status/bluetooth-disabled-symbolic.svg" width="22" alt="bluetooth-disabled-symbolic"&gt;&lt;/a&gt;&amp;nbsp; &amp;nbsp; bluetooth-disabled-symbolic&lt;br&gt;</text:p>
          </table:table-cell>
        </table:table-row>
        <table:table-row table:style-name="ro1">
          <table:table-cell office:value-type="string" calcext:value-type="string">
            <text:p>bluetooth-disconnected-symbolic</text:p>
          </table:table-cell>
          <table:table-cell table:formula="of:=IF(LEFT([.A976];1)=&quot;.&quot;;&quot;Y&quot;;&quot;N&quot;)" office:value-type="string" office:string-value="N" calcext:value-type="string">
            <text:p>N</text:p>
          </table:table-cell>
          <table:table-cell table:formula="of:=IFERROR(&quot;## &quot; &amp; MID([.A976];3;FIND(&quot;:&quot;;[.A976])-3) &amp; &quot; &lt;br&gt;&quot;;&quot;&quot;)">
            <text:p/>
          </table:table-cell>
          <table:table-cell table:formula="of:=IF([.B976]=&quot;Y&quot;;MID([.A976];3;FIND(&quot;:&quot;;[.A976];1)-3);IF(&#10;RIGHT(RIGHT([.A976]; 1))=&quot;@&quot;;0;&#10;[.A976]))" office:value-type="string" office:string-value="bluetooth-disconnected-symbolic" calcext:value-type="string">
            <text:p>bluetooth-disconnected-symbolic</text:p>
          </table:table-cell>
          <table:table-cell table:formula="of:=IF([.B976]=&quot;Y&quot;;[.D976];[.E975])" office:value-type="string" office:string-value="status" calcext:value-type="string">
            <text:p>status</text:p>
          </table:table-cell>
          <table:table-cell table:style-name="ce10" table:formula="of:=IF([.D976]=0;&quot;&quot;;IF([.B976]=&quot;Y&quot;;[.C976];&#10;&quot;&lt;a href=&quot; &amp; CHAR(34) &amp; &quot;#&quot; &amp; CHAR(34) &amp; &quot;&gt;&quot; &amp;&#10;&quot;&lt;img src=&quot; &amp; CHAR(34) &amp; &quot;https://github.com/ubuntu/yaru/blob/master/icons/Yaru/scalable/&quot; &amp; [.E976] &amp; &quot;/&quot; &amp; [.A976] &amp; &quot;.svg&quot; &amp; CHAR(34) &amp; &#10;&quot; width=&quot; &amp; CHAR(34) &amp; &quot;22&quot; &amp; CHAR(34) &amp; &quot; alt=&quot; &amp; CHAR(34) &amp; [.D976] &amp; CHAR(34) &amp; &quot;&gt;&lt;/a&gt;&quot; &amp;&#10;&quot;&amp;nbsp; &amp;nbsp; &quot; &amp; [.D976] &amp; &quot;&lt;br&gt;&quot;&#10;))" office:value-type="string" office:string-value="&lt;a href=&quot;#&quot;&gt;&lt;img src=&quot;https://github.com/ubuntu/yaru/blob/master/icons/Yaru/scalable/status/bluetooth-disconnected-symbolic.svg&quot; width=&quot;22&quot; alt=&quot;bluetooth-disconnected-symbolic&quot;&gt;&lt;/a&gt;&amp;nbsp; &amp;nbsp; bluetooth-disconnected-symbolic&lt;br&gt;" calcext:value-type="string">
            <text:p>&lt;a href="#"&gt;&lt;img src="https://github.com/ubuntu/yaru/blob/master/icons/Yaru/scalable/status/bluetooth-disconnected-symbolic.svg" width="22" alt="bluetooth-disconnected-symbolic"&gt;&lt;/a&gt;&amp;nbsp; &amp;nbsp; bluetooth-disconnected-symbolic&lt;br&gt;</text:p>
          </table:table-cell>
        </table:table-row>
        <table:table-row table:style-name="ro1">
          <table:table-cell office:value-type="string" calcext:value-type="string">
            <text:p>bluetooth-hardware-disabled-symbolic</text:p>
          </table:table-cell>
          <table:table-cell table:formula="of:=IF(LEFT([.A977];1)=&quot;.&quot;;&quot;Y&quot;;&quot;N&quot;)" office:value-type="string" office:string-value="N" calcext:value-type="string">
            <text:p>N</text:p>
          </table:table-cell>
          <table:table-cell table:formula="of:=IFERROR(&quot;## &quot; &amp; MID([.A977];3;FIND(&quot;:&quot;;[.A977])-3) &amp; &quot; &lt;br&gt;&quot;;&quot;&quot;)">
            <text:p/>
          </table:table-cell>
          <table:table-cell table:formula="of:=IF([.B977]=&quot;Y&quot;;MID([.A977];3;FIND(&quot;:&quot;;[.A977];1)-3);IF(&#10;RIGHT(RIGHT([.A977]; 1))=&quot;@&quot;;0;&#10;[.A977]))" office:value-type="string" office:string-value="bluetooth-hardware-disabled-symbolic" calcext:value-type="string">
            <text:p>bluetooth-hardware-disabled-symbolic</text:p>
          </table:table-cell>
          <table:table-cell table:formula="of:=IF([.B977]=&quot;Y&quot;;[.D977];[.E976])" office:value-type="string" office:string-value="status" calcext:value-type="string">
            <text:p>status</text:p>
          </table:table-cell>
          <table:table-cell table:style-name="ce10" table:formula="of:=IF([.D977]=0;&quot;&quot;;IF([.B977]=&quot;Y&quot;;[.C977];&#10;&quot;&lt;a href=&quot; &amp; CHAR(34) &amp; &quot;#&quot; &amp; CHAR(34) &amp; &quot;&gt;&quot; &amp;&#10;&quot;&lt;img src=&quot; &amp; CHAR(34) &amp; &quot;https://github.com/ubuntu/yaru/blob/master/icons/Yaru/scalable/&quot; &amp; [.E977] &amp; &quot;/&quot; &amp; [.A977] &amp; &quot;.svg&quot; &amp; CHAR(34) &amp; &#10;&quot; width=&quot; &amp; CHAR(34) &amp; &quot;22&quot; &amp; CHAR(34) &amp; &quot; alt=&quot; &amp; CHAR(34) &amp; [.D977] &amp; CHAR(34) &amp; &quot;&gt;&lt;/a&gt;&quot; &amp;&#10;&quot;&amp;nbsp; &amp;nbsp; &quot; &amp; [.D977] &amp; &quot;&lt;br&gt;&quot;&#10;))" office:value-type="string" office:string-value="&lt;a href=&quot;#&quot;&gt;&lt;img src=&quot;https://github.com/ubuntu/yaru/blob/master/icons/Yaru/scalable/status/bluetooth-hardware-disabled-symbolic.svg&quot; width=&quot;22&quot; alt=&quot;bluetooth-hardware-disabled-symbolic&quot;&gt;&lt;/a&gt;&amp;nbsp; &amp;nbsp; bluetooth-hardware-disabled-symbolic&lt;br&gt;" calcext:value-type="string">
            <text:p>&lt;a href="#"&gt;&lt;img src="https://github.com/ubuntu/yaru/blob/master/icons/Yaru/scalable/status/bluetooth-hardware-disabled-symbolic.svg" width="22" alt="bluetooth-hardware-disabled-symbolic"&gt;&lt;/a&gt;&amp;nbsp; &amp;nbsp; bluetooth-hardware-disabled-symbolic&lt;br&gt;</text:p>
          </table:table-cell>
        </table:table-row>
        <table:table-row table:style-name="ro1">
          <table:table-cell office:value-type="string" calcext:value-type="string">
            <text:p>call-incoming-symbolic</text:p>
          </table:table-cell>
          <table:table-cell table:formula="of:=IF(LEFT([.A978];1)=&quot;.&quot;;&quot;Y&quot;;&quot;N&quot;)" office:value-type="string" office:string-value="N" calcext:value-type="string">
            <text:p>N</text:p>
          </table:table-cell>
          <table:table-cell table:formula="of:=IFERROR(&quot;## &quot; &amp; MID([.A978];3;FIND(&quot;:&quot;;[.A978])-3) &amp; &quot; &lt;br&gt;&quot;;&quot;&quot;)">
            <text:p/>
          </table:table-cell>
          <table:table-cell table:formula="of:=IF([.B978]=&quot;Y&quot;;MID([.A978];3;FIND(&quot;:&quot;;[.A978];1)-3);IF(&#10;RIGHT(RIGHT([.A978]; 1))=&quot;@&quot;;0;&#10;[.A978]))" office:value-type="string" office:string-value="call-incoming-symbolic" calcext:value-type="string">
            <text:p>call-incoming-symbolic</text:p>
          </table:table-cell>
          <table:table-cell table:formula="of:=IF([.B978]=&quot;Y&quot;;[.D978];[.E977])" office:value-type="string" office:string-value="status" calcext:value-type="string">
            <text:p>status</text:p>
          </table:table-cell>
          <table:table-cell table:style-name="ce10" table:formula="of:=IF([.D978]=0;&quot;&quot;;IF([.B978]=&quot;Y&quot;;[.C978];&#10;&quot;&lt;a href=&quot; &amp; CHAR(34) &amp; &quot;#&quot; &amp; CHAR(34) &amp; &quot;&gt;&quot; &amp;&#10;&quot;&lt;img src=&quot; &amp; CHAR(34) &amp; &quot;https://github.com/ubuntu/yaru/blob/master/icons/Yaru/scalable/&quot; &amp; [.E978] &amp; &quot;/&quot; &amp; [.A978] &amp; &quot;.svg&quot; &amp; CHAR(34) &amp; &#10;&quot; width=&quot; &amp; CHAR(34) &amp; &quot;22&quot; &amp; CHAR(34) &amp; &quot; alt=&quot; &amp; CHAR(34) &amp; [.D978] &amp; CHAR(34) &amp; &quot;&gt;&lt;/a&gt;&quot; &amp;&#10;&quot;&amp;nbsp; &amp;nbsp; &quot; &amp; [.D978] &amp; &quot;&lt;br&gt;&quot;&#10;))" office:value-type="string" office:string-value="&lt;a href=&quot;#&quot;&gt;&lt;img src=&quot;https://github.com/ubuntu/yaru/blob/master/icons/Yaru/scalable/status/call-incoming-symbolic.svg&quot; width=&quot;22&quot; alt=&quot;call-incoming-symbolic&quot;&gt;&lt;/a&gt;&amp;nbsp; &amp;nbsp; call-incoming-symbolic&lt;br&gt;" calcext:value-type="string">
            <text:p>&lt;a href="#"&gt;&lt;img src="https://github.com/ubuntu/yaru/blob/master/icons/Yaru/scalable/status/call-incoming-symbolic.svg" width="22" alt="call-incoming-symbolic"&gt;&lt;/a&gt;&amp;nbsp; &amp;nbsp; call-incoming-symbolic&lt;br&gt;</text:p>
          </table:table-cell>
        </table:table-row>
        <table:table-row table:style-name="ro1">
          <table:table-cell office:value-type="string" calcext:value-type="string">
            <text:p>call-missed-symbolic</text:p>
          </table:table-cell>
          <table:table-cell table:formula="of:=IF(LEFT([.A979];1)=&quot;.&quot;;&quot;Y&quot;;&quot;N&quot;)" office:value-type="string" office:string-value="N" calcext:value-type="string">
            <text:p>N</text:p>
          </table:table-cell>
          <table:table-cell table:formula="of:=IFERROR(&quot;## &quot; &amp; MID([.A979];3;FIND(&quot;:&quot;;[.A979])-3) &amp; &quot; &lt;br&gt;&quot;;&quot;&quot;)">
            <text:p/>
          </table:table-cell>
          <table:table-cell table:formula="of:=IF([.B979]=&quot;Y&quot;;MID([.A979];3;FIND(&quot;:&quot;;[.A979];1)-3);IF(&#10;RIGHT(RIGHT([.A979]; 1))=&quot;@&quot;;0;&#10;[.A979]))" office:value-type="string" office:string-value="call-missed-symbolic" calcext:value-type="string">
            <text:p>call-missed-symbolic</text:p>
          </table:table-cell>
          <table:table-cell table:formula="of:=IF([.B979]=&quot;Y&quot;;[.D979];[.E978])" office:value-type="string" office:string-value="status" calcext:value-type="string">
            <text:p>status</text:p>
          </table:table-cell>
          <table:table-cell table:style-name="ce10" table:formula="of:=IF([.D979]=0;&quot;&quot;;IF([.B979]=&quot;Y&quot;;[.C979];&#10;&quot;&lt;a href=&quot; &amp; CHAR(34) &amp; &quot;#&quot; &amp; CHAR(34) &amp; &quot;&gt;&quot; &amp;&#10;&quot;&lt;img src=&quot; &amp; CHAR(34) &amp; &quot;https://github.com/ubuntu/yaru/blob/master/icons/Yaru/scalable/&quot; &amp; [.E979] &amp; &quot;/&quot; &amp; [.A979] &amp; &quot;.svg&quot; &amp; CHAR(34) &amp; &#10;&quot; width=&quot; &amp; CHAR(34) &amp; &quot;22&quot; &amp; CHAR(34) &amp; &quot; alt=&quot; &amp; CHAR(34) &amp; [.D979] &amp; CHAR(34) &amp; &quot;&gt;&lt;/a&gt;&quot; &amp;&#10;&quot;&amp;nbsp; &amp;nbsp; &quot; &amp; [.D979] &amp; &quot;&lt;br&gt;&quot;&#10;))" office:value-type="string" office:string-value="&lt;a href=&quot;#&quot;&gt;&lt;img src=&quot;https://github.com/ubuntu/yaru/blob/master/icons/Yaru/scalable/status/call-missed-symbolic.svg&quot; width=&quot;22&quot; alt=&quot;call-missed-symbolic&quot;&gt;&lt;/a&gt;&amp;nbsp; &amp;nbsp; call-missed-symbolic&lt;br&gt;" calcext:value-type="string">
            <text:p>&lt;a href="#"&gt;&lt;img src="https://github.com/ubuntu/yaru/blob/master/icons/Yaru/scalable/status/call-missed-symbolic.svg" width="22" alt="call-missed-symbolic"&gt;&lt;/a&gt;&amp;nbsp; &amp;nbsp; call-missed-symbolic&lt;br&gt;</text:p>
          </table:table-cell>
        </table:table-row>
        <table:table-row table:style-name="ro1">
          <table:table-cell office:value-type="string" calcext:value-type="string">
            <text:p>call-outgoing-symbolic</text:p>
          </table:table-cell>
          <table:table-cell table:formula="of:=IF(LEFT([.A980];1)=&quot;.&quot;;&quot;Y&quot;;&quot;N&quot;)" office:value-type="string" office:string-value="N" calcext:value-type="string">
            <text:p>N</text:p>
          </table:table-cell>
          <table:table-cell table:formula="of:=IFERROR(&quot;## &quot; &amp; MID([.A980];3;FIND(&quot;:&quot;;[.A980])-3) &amp; &quot; &lt;br&gt;&quot;;&quot;&quot;)">
            <text:p/>
          </table:table-cell>
          <table:table-cell table:formula="of:=IF([.B980]=&quot;Y&quot;;MID([.A980];3;FIND(&quot;:&quot;;[.A980];1)-3);IF(&#10;RIGHT(RIGHT([.A980]; 1))=&quot;@&quot;;0;&#10;[.A980]))" office:value-type="string" office:string-value="call-outgoing-symbolic" calcext:value-type="string">
            <text:p>call-outgoing-symbolic</text:p>
          </table:table-cell>
          <table:table-cell table:formula="of:=IF([.B980]=&quot;Y&quot;;[.D980];[.E979])" office:value-type="string" office:string-value="status" calcext:value-type="string">
            <text:p>status</text:p>
          </table:table-cell>
          <table:table-cell table:style-name="ce10" table:formula="of:=IF([.D980]=0;&quot;&quot;;IF([.B980]=&quot;Y&quot;;[.C980];&#10;&quot;&lt;a href=&quot; &amp; CHAR(34) &amp; &quot;#&quot; &amp; CHAR(34) &amp; &quot;&gt;&quot; &amp;&#10;&quot;&lt;img src=&quot; &amp; CHAR(34) &amp; &quot;https://github.com/ubuntu/yaru/blob/master/icons/Yaru/scalable/&quot; &amp; [.E980] &amp; &quot;/&quot; &amp; [.A980] &amp; &quot;.svg&quot; &amp; CHAR(34) &amp; &#10;&quot; width=&quot; &amp; CHAR(34) &amp; &quot;22&quot; &amp; CHAR(34) &amp; &quot; alt=&quot; &amp; CHAR(34) &amp; [.D980] &amp; CHAR(34) &amp; &quot;&gt;&lt;/a&gt;&quot; &amp;&#10;&quot;&amp;nbsp; &amp;nbsp; &quot; &amp; [.D980] &amp; &quot;&lt;br&gt;&quot;&#10;))" office:value-type="string" office:string-value="&lt;a href=&quot;#&quot;&gt;&lt;img src=&quot;https://github.com/ubuntu/yaru/blob/master/icons/Yaru/scalable/status/call-outgoing-symbolic.svg&quot; width=&quot;22&quot; alt=&quot;call-outgoing-symbolic&quot;&gt;&lt;/a&gt;&amp;nbsp; &amp;nbsp; call-outgoing-symbolic&lt;br&gt;" calcext:value-type="string">
            <text:p>&lt;a href="#"&gt;&lt;img src="https://github.com/ubuntu/yaru/blob/master/icons/Yaru/scalable/status/call-outgoing-symbolic.svg" width="22" alt="call-outgoing-symbolic"&gt;&lt;/a&gt;&amp;nbsp; &amp;nbsp; call-outgoing-symbolic&lt;br&gt;</text:p>
          </table:table-cell>
        </table:table-row>
        <table:table-row table:style-name="ro1">
          <table:table-cell office:value-type="string" calcext:value-type="string">
            <text:p>camera-disabled-symbolic</text:p>
          </table:table-cell>
          <table:table-cell table:formula="of:=IF(LEFT([.A981];1)=&quot;.&quot;;&quot;Y&quot;;&quot;N&quot;)" office:value-type="string" office:string-value="N" calcext:value-type="string">
            <text:p>N</text:p>
          </table:table-cell>
          <table:table-cell table:formula="of:=IFERROR(&quot;## &quot; &amp; MID([.A981];3;FIND(&quot;:&quot;;[.A981])-3) &amp; &quot; &lt;br&gt;&quot;;&quot;&quot;)">
            <text:p/>
          </table:table-cell>
          <table:table-cell table:formula="of:=IF([.B981]=&quot;Y&quot;;MID([.A981];3;FIND(&quot;:&quot;;[.A981];1)-3);IF(&#10;RIGHT(RIGHT([.A981]; 1))=&quot;@&quot;;0;&#10;[.A981]))" office:value-type="string" office:string-value="camera-disabled-symbolic" calcext:value-type="string">
            <text:p>camera-disabled-symbolic</text:p>
          </table:table-cell>
          <table:table-cell table:formula="of:=IF([.B981]=&quot;Y&quot;;[.D981];[.E980])" office:value-type="string" office:string-value="status" calcext:value-type="string">
            <text:p>status</text:p>
          </table:table-cell>
          <table:table-cell table:style-name="ce10" table:formula="of:=IF([.D981]=0;&quot;&quot;;IF([.B981]=&quot;Y&quot;;[.C981];&#10;&quot;&lt;a href=&quot; &amp; CHAR(34) &amp; &quot;#&quot; &amp; CHAR(34) &amp; &quot;&gt;&quot; &amp;&#10;&quot;&lt;img src=&quot; &amp; CHAR(34) &amp; &quot;https://github.com/ubuntu/yaru/blob/master/icons/Yaru/scalable/&quot; &amp; [.E981] &amp; &quot;/&quot; &amp; [.A981] &amp; &quot;.svg&quot; &amp; CHAR(34) &amp; &#10;&quot; width=&quot; &amp; CHAR(34) &amp; &quot;22&quot; &amp; CHAR(34) &amp; &quot; alt=&quot; &amp; CHAR(34) &amp; [.D981] &amp; CHAR(34) &amp; &quot;&gt;&lt;/a&gt;&quot; &amp;&#10;&quot;&amp;nbsp; &amp;nbsp; &quot; &amp; [.D981] &amp; &quot;&lt;br&gt;&quot;&#10;))" office:value-type="string" office:string-value="&lt;a href=&quot;#&quot;&gt;&lt;img src=&quot;https://github.com/ubuntu/yaru/blob/master/icons/Yaru/scalable/status/camera-disabled-symbolic.svg&quot; width=&quot;22&quot; alt=&quot;camera-disabled-symbolic&quot;&gt;&lt;/a&gt;&amp;nbsp; &amp;nbsp; camera-disabled-symbolic&lt;br&gt;" calcext:value-type="string">
            <text:p>&lt;a href="#"&gt;&lt;img src="https://github.com/ubuntu/yaru/blob/master/icons/Yaru/scalable/status/camera-disabled-symbolic.svg" width="22" alt="camera-disabled-symbolic"&gt;&lt;/a&gt;&amp;nbsp; &amp;nbsp; camera-disabled-symbolic&lt;br&gt;</text:p>
          </table:table-cell>
        </table:table-row>
        <table:table-row table:style-name="ro1">
          <table:table-cell office:value-type="string" calcext:value-type="string">
            <text:p>camera-hardware-disabled-symbolic</text:p>
          </table:table-cell>
          <table:table-cell table:formula="of:=IF(LEFT([.A982];1)=&quot;.&quot;;&quot;Y&quot;;&quot;N&quot;)" office:value-type="string" office:string-value="N" calcext:value-type="string">
            <text:p>N</text:p>
          </table:table-cell>
          <table:table-cell table:formula="of:=IFERROR(&quot;## &quot; &amp; MID([.A982];3;FIND(&quot;:&quot;;[.A982])-3) &amp; &quot; &lt;br&gt;&quot;;&quot;&quot;)">
            <text:p/>
          </table:table-cell>
          <table:table-cell table:formula="of:=IF([.B982]=&quot;Y&quot;;MID([.A982];3;FIND(&quot;:&quot;;[.A982];1)-3);IF(&#10;RIGHT(RIGHT([.A982]; 1))=&quot;@&quot;;0;&#10;[.A982]))" office:value-type="string" office:string-value="camera-hardware-disabled-symbolic" calcext:value-type="string">
            <text:p>camera-hardware-disabled-symbolic</text:p>
          </table:table-cell>
          <table:table-cell table:formula="of:=IF([.B982]=&quot;Y&quot;;[.D982];[.E981])" office:value-type="string" office:string-value="status" calcext:value-type="string">
            <text:p>status</text:p>
          </table:table-cell>
          <table:table-cell table:style-name="ce10" table:formula="of:=IF([.D982]=0;&quot;&quot;;IF([.B982]=&quot;Y&quot;;[.C982];&#10;&quot;&lt;a href=&quot; &amp; CHAR(34) &amp; &quot;#&quot; &amp; CHAR(34) &amp; &quot;&gt;&quot; &amp;&#10;&quot;&lt;img src=&quot; &amp; CHAR(34) &amp; &quot;https://github.com/ubuntu/yaru/blob/master/icons/Yaru/scalable/&quot; &amp; [.E982] &amp; &quot;/&quot; &amp; [.A982] &amp; &quot;.svg&quot; &amp; CHAR(34) &amp; &#10;&quot; width=&quot; &amp; CHAR(34) &amp; &quot;22&quot; &amp; CHAR(34) &amp; &quot; alt=&quot; &amp; CHAR(34) &amp; [.D982] &amp; CHAR(34) &amp; &quot;&gt;&lt;/a&gt;&quot; &amp;&#10;&quot;&amp;nbsp; &amp;nbsp; &quot; &amp; [.D982] &amp; &quot;&lt;br&gt;&quot;&#10;))" office:value-type="string" office:string-value="&lt;a href=&quot;#&quot;&gt;&lt;img src=&quot;https://github.com/ubuntu/yaru/blob/master/icons/Yaru/scalable/status/camera-hardware-disabled-symbolic.svg&quot; width=&quot;22&quot; alt=&quot;camera-hardware-disabled-symbolic&quot;&gt;&lt;/a&gt;&amp;nbsp; &amp;nbsp; camera-hardware-disabled-symbolic&lt;br&gt;" calcext:value-type="string">
            <text:p>&lt;a href="#"&gt;&lt;img src="https://github.com/ubuntu/yaru/blob/master/icons/Yaru/scalable/status/camera-hardware-disabled-symbolic.svg" width="22" alt="camera-hardware-disabled-symbolic"&gt;&lt;/a&gt;&amp;nbsp; &amp;nbsp; camera-hardware-disabled-symbolic&lt;br&gt;</text:p>
          </table:table-cell>
        </table:table-row>
        <table:table-row table:style-name="ro1">
          <table:table-cell office:value-type="string" calcext:value-type="string">
            <text:p>changes-allow-symbolic</text:p>
          </table:table-cell>
          <table:table-cell table:formula="of:=IF(LEFT([.A983];1)=&quot;.&quot;;&quot;Y&quot;;&quot;N&quot;)" office:value-type="string" office:string-value="N" calcext:value-type="string">
            <text:p>N</text:p>
          </table:table-cell>
          <table:table-cell table:formula="of:=IFERROR(&quot;## &quot; &amp; MID([.A983];3;FIND(&quot;:&quot;;[.A983])-3) &amp; &quot; &lt;br&gt;&quot;;&quot;&quot;)">
            <text:p/>
          </table:table-cell>
          <table:table-cell table:formula="of:=IF([.B983]=&quot;Y&quot;;MID([.A983];3;FIND(&quot;:&quot;;[.A983];1)-3);IF(&#10;RIGHT(RIGHT([.A983]; 1))=&quot;@&quot;;0;&#10;[.A983]))" office:value-type="string" office:string-value="changes-allow-symbolic" calcext:value-type="string">
            <text:p>changes-allow-symbolic</text:p>
          </table:table-cell>
          <table:table-cell table:formula="of:=IF([.B983]=&quot;Y&quot;;[.D983];[.E982])" office:value-type="string" office:string-value="status" calcext:value-type="string">
            <text:p>status</text:p>
          </table:table-cell>
          <table:table-cell table:style-name="ce10" table:formula="of:=IF([.D983]=0;&quot;&quot;;IF([.B983]=&quot;Y&quot;;[.C983];&#10;&quot;&lt;a href=&quot; &amp; CHAR(34) &amp; &quot;#&quot; &amp; CHAR(34) &amp; &quot;&gt;&quot; &amp;&#10;&quot;&lt;img src=&quot; &amp; CHAR(34) &amp; &quot;https://github.com/ubuntu/yaru/blob/master/icons/Yaru/scalable/&quot; &amp; [.E983] &amp; &quot;/&quot; &amp; [.A983] &amp; &quot;.svg&quot; &amp; CHAR(34) &amp; &#10;&quot; width=&quot; &amp; CHAR(34) &amp; &quot;22&quot; &amp; CHAR(34) &amp; &quot; alt=&quot; &amp; CHAR(34) &amp; [.D983] &amp; CHAR(34) &amp; &quot;&gt;&lt;/a&gt;&quot; &amp;&#10;&quot;&amp;nbsp; &amp;nbsp; &quot; &amp; [.D983] &amp; &quot;&lt;br&gt;&quot;&#10;))" office:value-type="string" office:string-value="&lt;a href=&quot;#&quot;&gt;&lt;img src=&quot;https://github.com/ubuntu/yaru/blob/master/icons/Yaru/scalable/status/changes-allow-symbolic.svg&quot; width=&quot;22&quot; alt=&quot;changes-allow-symbolic&quot;&gt;&lt;/a&gt;&amp;nbsp; &amp;nbsp; changes-allow-symbolic&lt;br&gt;" calcext:value-type="string">
            <text:p>&lt;a href="#"&gt;&lt;img src="https://github.com/ubuntu/yaru/blob/master/icons/Yaru/scalable/status/changes-allow-symbolic.svg" width="22" alt="changes-allow-symbolic"&gt;&lt;/a&gt;&amp;nbsp; &amp;nbsp; changes-allow-symbolic&lt;br&gt;</text:p>
          </table:table-cell>
        </table:table-row>
        <table:table-row table:style-name="ro1">
          <table:table-cell office:value-type="string" calcext:value-type="string">
            <text:p>changes-prevent-symbolic</text:p>
          </table:table-cell>
          <table:table-cell table:formula="of:=IF(LEFT([.A984];1)=&quot;.&quot;;&quot;Y&quot;;&quot;N&quot;)" office:value-type="string" office:string-value="N" calcext:value-type="string">
            <text:p>N</text:p>
          </table:table-cell>
          <table:table-cell table:formula="of:=IFERROR(&quot;## &quot; &amp; MID([.A984];3;FIND(&quot;:&quot;;[.A984])-3) &amp; &quot; &lt;br&gt;&quot;;&quot;&quot;)">
            <text:p/>
          </table:table-cell>
          <table:table-cell table:formula="of:=IF([.B984]=&quot;Y&quot;;MID([.A984];3;FIND(&quot;:&quot;;[.A984];1)-3);IF(&#10;RIGHT(RIGHT([.A984]; 1))=&quot;@&quot;;0;&#10;[.A984]))" office:value-type="string" office:string-value="changes-prevent-symbolic" calcext:value-type="string">
            <text:p>changes-prevent-symbolic</text:p>
          </table:table-cell>
          <table:table-cell table:formula="of:=IF([.B984]=&quot;Y&quot;;[.D984];[.E983])" office:value-type="string" office:string-value="status" calcext:value-type="string">
            <text:p>status</text:p>
          </table:table-cell>
          <table:table-cell table:style-name="ce10" table:formula="of:=IF([.D984]=0;&quot;&quot;;IF([.B984]=&quot;Y&quot;;[.C984];&#10;&quot;&lt;a href=&quot; &amp; CHAR(34) &amp; &quot;#&quot; &amp; CHAR(34) &amp; &quot;&gt;&quot; &amp;&#10;&quot;&lt;img src=&quot; &amp; CHAR(34) &amp; &quot;https://github.com/ubuntu/yaru/blob/master/icons/Yaru/scalable/&quot; &amp; [.E984] &amp; &quot;/&quot; &amp; [.A984] &amp; &quot;.svg&quot; &amp; CHAR(34) &amp; &#10;&quot; width=&quot; &amp; CHAR(34) &amp; &quot;22&quot; &amp; CHAR(34) &amp; &quot; alt=&quot; &amp; CHAR(34) &amp; [.D984] &amp; CHAR(34) &amp; &quot;&gt;&lt;/a&gt;&quot; &amp;&#10;&quot;&amp;nbsp; &amp;nbsp; &quot; &amp; [.D984] &amp; &quot;&lt;br&gt;&quot;&#10;))" office:value-type="string" office:string-value="&lt;a href=&quot;#&quot;&gt;&lt;img src=&quot;https://github.com/ubuntu/yaru/blob/master/icons/Yaru/scalable/status/changes-prevent-symbolic.svg&quot; width=&quot;22&quot; alt=&quot;changes-prevent-symbolic&quot;&gt;&lt;/a&gt;&amp;nbsp; &amp;nbsp; changes-prevent-symbolic&lt;br&gt;" calcext:value-type="string">
            <text:p>&lt;a href="#"&gt;&lt;img src="https://github.com/ubuntu/yaru/blob/master/icons/Yaru/scalable/status/changes-prevent-symbolic.svg" width="22" alt="changes-prevent-symbolic"&gt;&lt;/a&gt;&amp;nbsp; &amp;nbsp; changes-prevent-symbolic&lt;br&gt;</text:p>
          </table:table-cell>
        </table:table-row>
        <table:table-row table:style-name="ro1">
          <table:table-cell office:value-type="string" calcext:value-type="string">
            <text:p>channel-insecure-symbolic</text:p>
          </table:table-cell>
          <table:table-cell table:formula="of:=IF(LEFT([.A985];1)=&quot;.&quot;;&quot;Y&quot;;&quot;N&quot;)" office:value-type="string" office:string-value="N" calcext:value-type="string">
            <text:p>N</text:p>
          </table:table-cell>
          <table:table-cell table:formula="of:=IFERROR(&quot;## &quot; &amp; MID([.A985];3;FIND(&quot;:&quot;;[.A985])-3) &amp; &quot; &lt;br&gt;&quot;;&quot;&quot;)">
            <text:p/>
          </table:table-cell>
          <table:table-cell table:formula="of:=IF([.B985]=&quot;Y&quot;;MID([.A985];3;FIND(&quot;:&quot;;[.A985];1)-3);IF(&#10;RIGHT(RIGHT([.A985]; 1))=&quot;@&quot;;0;&#10;[.A985]))" office:value-type="string" office:string-value="channel-insecure-symbolic" calcext:value-type="string">
            <text:p>channel-insecure-symbolic</text:p>
          </table:table-cell>
          <table:table-cell table:formula="of:=IF([.B985]=&quot;Y&quot;;[.D985];[.E984])" office:value-type="string" office:string-value="status" calcext:value-type="string">
            <text:p>status</text:p>
          </table:table-cell>
          <table:table-cell table:style-name="ce10" table:formula="of:=IF([.D985]=0;&quot;&quot;;IF([.B985]=&quot;Y&quot;;[.C985];&#10;&quot;&lt;a href=&quot; &amp; CHAR(34) &amp; &quot;#&quot; &amp; CHAR(34) &amp; &quot;&gt;&quot; &amp;&#10;&quot;&lt;img src=&quot; &amp; CHAR(34) &amp; &quot;https://github.com/ubuntu/yaru/blob/master/icons/Yaru/scalable/&quot; &amp; [.E985] &amp; &quot;/&quot; &amp; [.A985] &amp; &quot;.svg&quot; &amp; CHAR(34) &amp; &#10;&quot; width=&quot; &amp; CHAR(34) &amp; &quot;22&quot; &amp; CHAR(34) &amp; &quot; alt=&quot; &amp; CHAR(34) &amp; [.D985] &amp; CHAR(34) &amp; &quot;&gt;&lt;/a&gt;&quot; &amp;&#10;&quot;&amp;nbsp; &amp;nbsp; &quot; &amp; [.D985] &amp; &quot;&lt;br&gt;&quot;&#10;))" office:value-type="string" office:string-value="&lt;a href=&quot;#&quot;&gt;&lt;img src=&quot;https://github.com/ubuntu/yaru/blob/master/icons/Yaru/scalable/status/channel-insecure-symbolic.svg&quot; width=&quot;22&quot; alt=&quot;channel-insecure-symbolic&quot;&gt;&lt;/a&gt;&amp;nbsp; &amp;nbsp; channel-insecure-symbolic&lt;br&gt;" calcext:value-type="string">
            <text:p>&lt;a href="#"&gt;&lt;img src="https://github.com/ubuntu/yaru/blob/master/icons/Yaru/scalable/status/channel-insecure-symbolic.svg" width="22" alt="channel-insecure-symbolic"&gt;&lt;/a&gt;&amp;nbsp; &amp;nbsp; channel-insecure-symbolic&lt;br&gt;</text:p>
          </table:table-cell>
        </table:table-row>
        <table:table-row table:style-name="ro1">
          <table:table-cell office:value-type="string" calcext:value-type="string">
            <text:p>channel-secure-symbolic</text:p>
          </table:table-cell>
          <table:table-cell table:formula="of:=IF(LEFT([.A986];1)=&quot;.&quot;;&quot;Y&quot;;&quot;N&quot;)" office:value-type="string" office:string-value="N" calcext:value-type="string">
            <text:p>N</text:p>
          </table:table-cell>
          <table:table-cell table:formula="of:=IFERROR(&quot;## &quot; &amp; MID([.A986];3;FIND(&quot;:&quot;;[.A986])-3) &amp; &quot; &lt;br&gt;&quot;;&quot;&quot;)">
            <text:p/>
          </table:table-cell>
          <table:table-cell table:formula="of:=IF([.B986]=&quot;Y&quot;;MID([.A986];3;FIND(&quot;:&quot;;[.A986];1)-3);IF(&#10;RIGHT(RIGHT([.A986]; 1))=&quot;@&quot;;0;&#10;[.A986]))" office:value-type="string" office:string-value="channel-secure-symbolic" calcext:value-type="string">
            <text:p>channel-secure-symbolic</text:p>
          </table:table-cell>
          <table:table-cell table:formula="of:=IF([.B986]=&quot;Y&quot;;[.D986];[.E985])" office:value-type="string" office:string-value="status" calcext:value-type="string">
            <text:p>status</text:p>
          </table:table-cell>
          <table:table-cell table:style-name="ce10" table:formula="of:=IF([.D986]=0;&quot;&quot;;IF([.B986]=&quot;Y&quot;;[.C986];&#10;&quot;&lt;a href=&quot; &amp; CHAR(34) &amp; &quot;#&quot; &amp; CHAR(34) &amp; &quot;&gt;&quot; &amp;&#10;&quot;&lt;img src=&quot; &amp; CHAR(34) &amp; &quot;https://github.com/ubuntu/yaru/blob/master/icons/Yaru/scalable/&quot; &amp; [.E986] &amp; &quot;/&quot; &amp; [.A986] &amp; &quot;.svg&quot; &amp; CHAR(34) &amp; &#10;&quot; width=&quot; &amp; CHAR(34) &amp; &quot;22&quot; &amp; CHAR(34) &amp; &quot; alt=&quot; &amp; CHAR(34) &amp; [.D986] &amp; CHAR(34) &amp; &quot;&gt;&lt;/a&gt;&quot; &amp;&#10;&quot;&amp;nbsp; &amp;nbsp; &quot; &amp; [.D986] &amp; &quot;&lt;br&gt;&quot;&#10;))" office:value-type="string" office:string-value="&lt;a href=&quot;#&quot;&gt;&lt;img src=&quot;https://github.com/ubuntu/yaru/blob/master/icons/Yaru/scalable/status/channel-secure-symbolic.svg&quot; width=&quot;22&quot; alt=&quot;channel-secure-symbolic&quot;&gt;&lt;/a&gt;&amp;nbsp; &amp;nbsp; channel-secure-symbolic&lt;br&gt;" calcext:value-type="string">
            <text:p>&lt;a href="#"&gt;&lt;img src="https://github.com/ubuntu/yaru/blob/master/icons/Yaru/scalable/status/channel-secure-symbolic.svg" width="22" alt="channel-secure-symbolic"&gt;&lt;/a&gt;&amp;nbsp; &amp;nbsp; channel-secure-symbolic&lt;br&gt;</text:p>
          </table:table-cell>
        </table:table-row>
        <table:table-row table:style-name="ro1">
          <table:table-cell office:value-type="string" calcext:value-type="string">
            <text:p>community-none-symbolic</text:p>
          </table:table-cell>
          <table:table-cell table:formula="of:=IF(LEFT([.A987];1)=&quot;.&quot;;&quot;Y&quot;;&quot;N&quot;)" office:value-type="string" office:string-value="N" calcext:value-type="string">
            <text:p>N</text:p>
          </table:table-cell>
          <table:table-cell table:formula="of:=IFERROR(&quot;## &quot; &amp; MID([.A987];3;FIND(&quot;:&quot;;[.A987])-3) &amp; &quot; &lt;br&gt;&quot;;&quot;&quot;)">
            <text:p/>
          </table:table-cell>
          <table:table-cell table:formula="of:=IF([.B987]=&quot;Y&quot;;MID([.A987];3;FIND(&quot;:&quot;;[.A987];1)-3);IF(&#10;RIGHT(RIGHT([.A987]; 1))=&quot;@&quot;;0;&#10;[.A987]))" office:value-type="string" office:string-value="community-none-symbolic" calcext:value-type="string">
            <text:p>community-none-symbolic</text:p>
          </table:table-cell>
          <table:table-cell table:formula="of:=IF([.B987]=&quot;Y&quot;;[.D987];[.E986])" office:value-type="string" office:string-value="status" calcext:value-type="string">
            <text:p>status</text:p>
          </table:table-cell>
          <table:table-cell table:style-name="ce10" table:formula="of:=IF([.D987]=0;&quot;&quot;;IF([.B987]=&quot;Y&quot;;[.C987];&#10;&quot;&lt;a href=&quot; &amp; CHAR(34) &amp; &quot;#&quot; &amp; CHAR(34) &amp; &quot;&gt;&quot; &amp;&#10;&quot;&lt;img src=&quot; &amp; CHAR(34) &amp; &quot;https://github.com/ubuntu/yaru/blob/master/icons/Yaru/scalable/&quot; &amp; [.E987] &amp; &quot;/&quot; &amp; [.A987] &amp; &quot;.svg&quot; &amp; CHAR(34) &amp; &#10;&quot; width=&quot; &amp; CHAR(34) &amp; &quot;22&quot; &amp; CHAR(34) &amp; &quot; alt=&quot; &amp; CHAR(34) &amp; [.D987] &amp; CHAR(34) &amp; &quot;&gt;&lt;/a&gt;&quot; &amp;&#10;&quot;&amp;nbsp; &amp;nbsp; &quot; &amp; [.D987] &amp; &quot;&lt;br&gt;&quot;&#10;))" office:value-type="string" office:string-value="&lt;a href=&quot;#&quot;&gt;&lt;img src=&quot;https://github.com/ubuntu/yaru/blob/master/icons/Yaru/scalable/status/community-none-symbolic.svg&quot; width=&quot;22&quot; alt=&quot;community-none-symbolic&quot;&gt;&lt;/a&gt;&amp;nbsp; &amp;nbsp; community-none-symbolic&lt;br&gt;" calcext:value-type="string">
            <text:p>&lt;a href="#"&gt;&lt;img src="https://github.com/ubuntu/yaru/blob/master/icons/Yaru/scalable/status/community-none-symbolic.svg" width="22" alt="community-none-symbolic"&gt;&lt;/a&gt;&amp;nbsp; &amp;nbsp; community-none-symbolic&lt;br&gt;</text:p>
          </table:table-cell>
        </table:table-row>
        <table:table-row table:style-name="ro1">
          <table:table-cell office:value-type="string" calcext:value-type="string">
            <text:p>computer-fail-symbolic</text:p>
          </table:table-cell>
          <table:table-cell table:formula="of:=IF(LEFT([.A988];1)=&quot;.&quot;;&quot;Y&quot;;&quot;N&quot;)" office:value-type="string" office:string-value="N" calcext:value-type="string">
            <text:p>N</text:p>
          </table:table-cell>
          <table:table-cell table:formula="of:=IFERROR(&quot;## &quot; &amp; MID([.A988];3;FIND(&quot;:&quot;;[.A988])-3) &amp; &quot; &lt;br&gt;&quot;;&quot;&quot;)">
            <text:p/>
          </table:table-cell>
          <table:table-cell table:formula="of:=IF([.B988]=&quot;Y&quot;;MID([.A988];3;FIND(&quot;:&quot;;[.A988];1)-3);IF(&#10;RIGHT(RIGHT([.A988]; 1))=&quot;@&quot;;0;&#10;[.A988]))" office:value-type="string" office:string-value="computer-fail-symbolic" calcext:value-type="string">
            <text:p>computer-fail-symbolic</text:p>
          </table:table-cell>
          <table:table-cell table:formula="of:=IF([.B988]=&quot;Y&quot;;[.D988];[.E987])" office:value-type="string" office:string-value="status" calcext:value-type="string">
            <text:p>status</text:p>
          </table:table-cell>
          <table:table-cell table:style-name="ce10" table:formula="of:=IF([.D988]=0;&quot;&quot;;IF([.B988]=&quot;Y&quot;;[.C988];&#10;&quot;&lt;a href=&quot; &amp; CHAR(34) &amp; &quot;#&quot; &amp; CHAR(34) &amp; &quot;&gt;&quot; &amp;&#10;&quot;&lt;img src=&quot; &amp; CHAR(34) &amp; &quot;https://github.com/ubuntu/yaru/blob/master/icons/Yaru/scalable/&quot; &amp; [.E988] &amp; &quot;/&quot; &amp; [.A988] &amp; &quot;.svg&quot; &amp; CHAR(34) &amp; &#10;&quot; width=&quot; &amp; CHAR(34) &amp; &quot;22&quot; &amp; CHAR(34) &amp; &quot; alt=&quot; &amp; CHAR(34) &amp; [.D988] &amp; CHAR(34) &amp; &quot;&gt;&lt;/a&gt;&quot; &amp;&#10;&quot;&amp;nbsp; &amp;nbsp; &quot; &amp; [.D988] &amp; &quot;&lt;br&gt;&quot;&#10;))" office:value-type="string" office:string-value="&lt;a href=&quot;#&quot;&gt;&lt;img src=&quot;https://github.com/ubuntu/yaru/blob/master/icons/Yaru/scalable/status/computer-fail-symbolic.svg&quot; width=&quot;22&quot; alt=&quot;computer-fail-symbolic&quot;&gt;&lt;/a&gt;&amp;nbsp; &amp;nbsp; computer-fail-symbolic&lt;br&gt;" calcext:value-type="string">
            <text:p>&lt;a href="#"&gt;&lt;img src="https://github.com/ubuntu/yaru/blob/master/icons/Yaru/scalable/status/computer-fail-symbolic.svg" width="22" alt="computer-fail-symbolic"&gt;&lt;/a&gt;&amp;nbsp; &amp;nbsp; computer-fail-symbolic&lt;br&gt;</text:p>
          </table:table-cell>
        </table:table-row>
        <table:table-row table:style-name="ro1">
          <table:table-cell office:value-type="string" calcext:value-type="string">
            <text:p>content-loading-symbolic</text:p>
          </table:table-cell>
          <table:table-cell table:formula="of:=IF(LEFT([.A989];1)=&quot;.&quot;;&quot;Y&quot;;&quot;N&quot;)" office:value-type="string" office:string-value="N" calcext:value-type="string">
            <text:p>N</text:p>
          </table:table-cell>
          <table:table-cell table:formula="of:=IFERROR(&quot;## &quot; &amp; MID([.A989];3;FIND(&quot;:&quot;;[.A989])-3) &amp; &quot; &lt;br&gt;&quot;;&quot;&quot;)">
            <text:p/>
          </table:table-cell>
          <table:table-cell table:formula="of:=IF([.B989]=&quot;Y&quot;;MID([.A989];3;FIND(&quot;:&quot;;[.A989];1)-3);IF(&#10;RIGHT(RIGHT([.A989]; 1))=&quot;@&quot;;0;&#10;[.A989]))" office:value-type="string" office:string-value="content-loading-symbolic" calcext:value-type="string">
            <text:p>content-loading-symbolic</text:p>
          </table:table-cell>
          <table:table-cell table:formula="of:=IF([.B989]=&quot;Y&quot;;[.D989];[.E988])" office:value-type="string" office:string-value="status" calcext:value-type="string">
            <text:p>status</text:p>
          </table:table-cell>
          <table:table-cell table:style-name="ce10" table:formula="of:=IF([.D989]=0;&quot;&quot;;IF([.B989]=&quot;Y&quot;;[.C989];&#10;&quot;&lt;a href=&quot; &amp; CHAR(34) &amp; &quot;#&quot; &amp; CHAR(34) &amp; &quot;&gt;&quot; &amp;&#10;&quot;&lt;img src=&quot; &amp; CHAR(34) &amp; &quot;https://github.com/ubuntu/yaru/blob/master/icons/Yaru/scalable/&quot; &amp; [.E989] &amp; &quot;/&quot; &amp; [.A989] &amp; &quot;.svg&quot; &amp; CHAR(34) &amp; &#10;&quot; width=&quot; &amp; CHAR(34) &amp; &quot;22&quot; &amp; CHAR(34) &amp; &quot; alt=&quot; &amp; CHAR(34) &amp; [.D989] &amp; CHAR(34) &amp; &quot;&gt;&lt;/a&gt;&quot; &amp;&#10;&quot;&amp;nbsp; &amp;nbsp; &quot; &amp; [.D989] &amp; &quot;&lt;br&gt;&quot;&#10;))" office:value-type="string" office:string-value="&lt;a href=&quot;#&quot;&gt;&lt;img src=&quot;https://github.com/ubuntu/yaru/blob/master/icons/Yaru/scalable/status/content-loading-symbolic.svg&quot; width=&quot;22&quot; alt=&quot;content-loading-symbolic&quot;&gt;&lt;/a&gt;&amp;nbsp; &amp;nbsp; content-loading-symbolic&lt;br&gt;" calcext:value-type="string">
            <text:p>&lt;a href="#"&gt;&lt;img src="https://github.com/ubuntu/yaru/blob/master/icons/Yaru/scalable/status/content-loading-symbolic.svg" width="22" alt="content-loading-symbolic"&gt;&lt;/a&gt;&amp;nbsp; &amp;nbsp; content-loading-symbolic&lt;br&gt;</text:p>
          </table:table-cell>
        </table:table-row>
        <table:table-row table:style-name="ro1">
          <table:table-cell office:value-type="string" calcext:value-type="string">
            <text:p>daytime-sunrise-symbolic</text:p>
          </table:table-cell>
          <table:table-cell table:formula="of:=IF(LEFT([.A990];1)=&quot;.&quot;;&quot;Y&quot;;&quot;N&quot;)" office:value-type="string" office:string-value="N" calcext:value-type="string">
            <text:p>N</text:p>
          </table:table-cell>
          <table:table-cell table:formula="of:=IFERROR(&quot;## &quot; &amp; MID([.A990];3;FIND(&quot;:&quot;;[.A990])-3) &amp; &quot; &lt;br&gt;&quot;;&quot;&quot;)">
            <text:p/>
          </table:table-cell>
          <table:table-cell table:formula="of:=IF([.B990]=&quot;Y&quot;;MID([.A990];3;FIND(&quot;:&quot;;[.A990];1)-3);IF(&#10;RIGHT(RIGHT([.A990]; 1))=&quot;@&quot;;0;&#10;[.A990]))" office:value-type="string" office:string-value="daytime-sunrise-symbolic" calcext:value-type="string">
            <text:p>daytime-sunrise-symbolic</text:p>
          </table:table-cell>
          <table:table-cell table:formula="of:=IF([.B990]=&quot;Y&quot;;[.D990];[.E989])" office:value-type="string" office:string-value="status" calcext:value-type="string">
            <text:p>status</text:p>
          </table:table-cell>
          <table:table-cell table:style-name="ce10" table:formula="of:=IF([.D990]=0;&quot;&quot;;IF([.B990]=&quot;Y&quot;;[.C990];&#10;&quot;&lt;a href=&quot; &amp; CHAR(34) &amp; &quot;#&quot; &amp; CHAR(34) &amp; &quot;&gt;&quot; &amp;&#10;&quot;&lt;img src=&quot; &amp; CHAR(34) &amp; &quot;https://github.com/ubuntu/yaru/blob/master/icons/Yaru/scalable/&quot; &amp; [.E990] &amp; &quot;/&quot; &amp; [.A990] &amp; &quot;.svg&quot; &amp; CHAR(34) &amp; &#10;&quot; width=&quot; &amp; CHAR(34) &amp; &quot;22&quot; &amp; CHAR(34) &amp; &quot; alt=&quot; &amp; CHAR(34) &amp; [.D990] &amp; CHAR(34) &amp; &quot;&gt;&lt;/a&gt;&quot; &amp;&#10;&quot;&amp;nbsp; &amp;nbsp; &quot; &amp; [.D990] &amp; &quot;&lt;br&gt;&quot;&#10;))" office:value-type="string" office:string-value="&lt;a href=&quot;#&quot;&gt;&lt;img src=&quot;https://github.com/ubuntu/yaru/blob/master/icons/Yaru/scalable/status/daytime-sunrise-symbolic.svg&quot; width=&quot;22&quot; alt=&quot;daytime-sunrise-symbolic&quot;&gt;&lt;/a&gt;&amp;nbsp; &amp;nbsp; daytime-sunrise-symbolic&lt;br&gt;" calcext:value-type="string">
            <text:p>&lt;a href="#"&gt;&lt;img src="https://github.com/ubuntu/yaru/blob/master/icons/Yaru/scalable/status/daytime-sunrise-symbolic.svg" width="22" alt="daytime-sunrise-symbolic"&gt;&lt;/a&gt;&amp;nbsp; &amp;nbsp; daytime-sunrise-symbolic&lt;br&gt;</text:p>
          </table:table-cell>
        </table:table-row>
        <table:table-row table:style-name="ro1">
          <table:table-cell office:value-type="string" calcext:value-type="string">
            <text:p>daytime-sunset-symbolic</text:p>
          </table:table-cell>
          <table:table-cell table:formula="of:=IF(LEFT([.A991];1)=&quot;.&quot;;&quot;Y&quot;;&quot;N&quot;)" office:value-type="string" office:string-value="N" calcext:value-type="string">
            <text:p>N</text:p>
          </table:table-cell>
          <table:table-cell table:formula="of:=IFERROR(&quot;## &quot; &amp; MID([.A991];3;FIND(&quot;:&quot;;[.A991])-3) &amp; &quot; &lt;br&gt;&quot;;&quot;&quot;)">
            <text:p/>
          </table:table-cell>
          <table:table-cell table:formula="of:=IF([.B991]=&quot;Y&quot;;MID([.A991];3;FIND(&quot;:&quot;;[.A991];1)-3);IF(&#10;RIGHT(RIGHT([.A991]; 1))=&quot;@&quot;;0;&#10;[.A991]))" office:value-type="string" office:string-value="daytime-sunset-symbolic" calcext:value-type="string">
            <text:p>daytime-sunset-symbolic</text:p>
          </table:table-cell>
          <table:table-cell table:formula="of:=IF([.B991]=&quot;Y&quot;;[.D991];[.E990])" office:value-type="string" office:string-value="status" calcext:value-type="string">
            <text:p>status</text:p>
          </table:table-cell>
          <table:table-cell table:style-name="ce10" table:formula="of:=IF([.D991]=0;&quot;&quot;;IF([.B991]=&quot;Y&quot;;[.C991];&#10;&quot;&lt;a href=&quot; &amp; CHAR(34) &amp; &quot;#&quot; &amp; CHAR(34) &amp; &quot;&gt;&quot; &amp;&#10;&quot;&lt;img src=&quot; &amp; CHAR(34) &amp; &quot;https://github.com/ubuntu/yaru/blob/master/icons/Yaru/scalable/&quot; &amp; [.E991] &amp; &quot;/&quot; &amp; [.A991] &amp; &quot;.svg&quot; &amp; CHAR(34) &amp; &#10;&quot; width=&quot; &amp; CHAR(34) &amp; &quot;22&quot; &amp; CHAR(34) &amp; &quot; alt=&quot; &amp; CHAR(34) &amp; [.D991] &amp; CHAR(34) &amp; &quot;&gt;&lt;/a&gt;&quot; &amp;&#10;&quot;&amp;nbsp; &amp;nbsp; &quot; &amp; [.D991] &amp; &quot;&lt;br&gt;&quot;&#10;))" office:value-type="string" office:string-value="&lt;a href=&quot;#&quot;&gt;&lt;img src=&quot;https://github.com/ubuntu/yaru/blob/master/icons/Yaru/scalable/status/daytime-sunset-symbolic.svg&quot; width=&quot;22&quot; alt=&quot;daytime-sunset-symbolic&quot;&gt;&lt;/a&gt;&amp;nbsp; &amp;nbsp; daytime-sunset-symbolic&lt;br&gt;" calcext:value-type="string">
            <text:p>&lt;a href="#"&gt;&lt;img src="https://github.com/ubuntu/yaru/blob/master/icons/Yaru/scalable/status/daytime-sunset-symbolic.svg" width="22" alt="daytime-sunset-symbolic"&gt;&lt;/a&gt;&amp;nbsp; &amp;nbsp; daytime-sunset-symbolic&lt;br&gt;</text:p>
          </table:table-cell>
        </table:table-row>
        <table:table-row table:style-name="ro1">
          <table:table-cell office:value-type="string" calcext:value-type="string">
            <text:p>dialog-error-symbolic</text:p>
          </table:table-cell>
          <table:table-cell table:formula="of:=IF(LEFT([.A992];1)=&quot;.&quot;;&quot;Y&quot;;&quot;N&quot;)" office:value-type="string" office:string-value="N" calcext:value-type="string">
            <text:p>N</text:p>
          </table:table-cell>
          <table:table-cell table:formula="of:=IFERROR(&quot;## &quot; &amp; MID([.A992];3;FIND(&quot;:&quot;;[.A992])-3) &amp; &quot; &lt;br&gt;&quot;;&quot;&quot;)">
            <text:p/>
          </table:table-cell>
          <table:table-cell table:formula="of:=IF([.B992]=&quot;Y&quot;;MID([.A992];3;FIND(&quot;:&quot;;[.A992];1)-3);IF(&#10;RIGHT(RIGHT([.A992]; 1))=&quot;@&quot;;0;&#10;[.A992]))" office:value-type="string" office:string-value="dialog-error-symbolic" calcext:value-type="string">
            <text:p>dialog-error-symbolic</text:p>
          </table:table-cell>
          <table:table-cell table:formula="of:=IF([.B992]=&quot;Y&quot;;[.D992];[.E991])" office:value-type="string" office:string-value="status" calcext:value-type="string">
            <text:p>status</text:p>
          </table:table-cell>
          <table:table-cell table:style-name="ce10" table:formula="of:=IF([.D992]=0;&quot;&quot;;IF([.B992]=&quot;Y&quot;;[.C992];&#10;&quot;&lt;a href=&quot; &amp; CHAR(34) &amp; &quot;#&quot; &amp; CHAR(34) &amp; &quot;&gt;&quot; &amp;&#10;&quot;&lt;img src=&quot; &amp; CHAR(34) &amp; &quot;https://github.com/ubuntu/yaru/blob/master/icons/Yaru/scalable/&quot; &amp; [.E992] &amp; &quot;/&quot; &amp; [.A992] &amp; &quot;.svg&quot; &amp; CHAR(34) &amp; &#10;&quot; width=&quot; &amp; CHAR(34) &amp; &quot;22&quot; &amp; CHAR(34) &amp; &quot; alt=&quot; &amp; CHAR(34) &amp; [.D992] &amp; CHAR(34) &amp; &quot;&gt;&lt;/a&gt;&quot; &amp;&#10;&quot;&amp;nbsp; &amp;nbsp; &quot; &amp; [.D992] &amp; &quot;&lt;br&gt;&quot;&#10;))" office:value-type="string" office:string-value="&lt;a href=&quot;#&quot;&gt;&lt;img src=&quot;https://github.com/ubuntu/yaru/blob/master/icons/Yaru/scalable/status/dialog-error-symbolic.svg&quot; width=&quot;22&quot; alt=&quot;dialog-error-symbolic&quot;&gt;&lt;/a&gt;&amp;nbsp; &amp;nbsp; dialog-error-symbolic&lt;br&gt;" calcext:value-type="string">
            <text:p>&lt;a href="#"&gt;&lt;img src="https://github.com/ubuntu/yaru/blob/master/icons/Yaru/scalable/status/dialog-error-symbolic.svg" width="22" alt="dialog-error-symbolic"&gt;&lt;/a&gt;&amp;nbsp; &amp;nbsp; dialog-error-symbolic&lt;br&gt;</text:p>
          </table:table-cell>
        </table:table-row>
        <table:table-row table:style-name="ro1">
          <table:table-cell office:value-type="string" calcext:value-type="string">
            <text:p>dialog-information-symbolic</text:p>
          </table:table-cell>
          <table:table-cell table:formula="of:=IF(LEFT([.A993];1)=&quot;.&quot;;&quot;Y&quot;;&quot;N&quot;)" office:value-type="string" office:string-value="N" calcext:value-type="string">
            <text:p>N</text:p>
          </table:table-cell>
          <table:table-cell table:formula="of:=IFERROR(&quot;## &quot; &amp; MID([.A993];3;FIND(&quot;:&quot;;[.A993])-3) &amp; &quot; &lt;br&gt;&quot;;&quot;&quot;)">
            <text:p/>
          </table:table-cell>
          <table:table-cell table:formula="of:=IF([.B993]=&quot;Y&quot;;MID([.A993];3;FIND(&quot;:&quot;;[.A993];1)-3);IF(&#10;RIGHT(RIGHT([.A993]; 1))=&quot;@&quot;;0;&#10;[.A993]))" office:value-type="string" office:string-value="dialog-information-symbolic" calcext:value-type="string">
            <text:p>dialog-information-symbolic</text:p>
          </table:table-cell>
          <table:table-cell table:formula="of:=IF([.B993]=&quot;Y&quot;;[.D993];[.E992])" office:value-type="string" office:string-value="status" calcext:value-type="string">
            <text:p>status</text:p>
          </table:table-cell>
          <table:table-cell table:style-name="ce10" table:formula="of:=IF([.D993]=0;&quot;&quot;;IF([.B993]=&quot;Y&quot;;[.C993];&#10;&quot;&lt;a href=&quot; &amp; CHAR(34) &amp; &quot;#&quot; &amp; CHAR(34) &amp; &quot;&gt;&quot; &amp;&#10;&quot;&lt;img src=&quot; &amp; CHAR(34) &amp; &quot;https://github.com/ubuntu/yaru/blob/master/icons/Yaru/scalable/&quot; &amp; [.E993] &amp; &quot;/&quot; &amp; [.A993] &amp; &quot;.svg&quot; &amp; CHAR(34) &amp; &#10;&quot; width=&quot; &amp; CHAR(34) &amp; &quot;22&quot; &amp; CHAR(34) &amp; &quot; alt=&quot; &amp; CHAR(34) &amp; [.D993] &amp; CHAR(34) &amp; &quot;&gt;&lt;/a&gt;&quot; &amp;&#10;&quot;&amp;nbsp; &amp;nbsp; &quot; &amp; [.D993] &amp; &quot;&lt;br&gt;&quot;&#10;))" office:value-type="string" office:string-value="&lt;a href=&quot;#&quot;&gt;&lt;img src=&quot;https://github.com/ubuntu/yaru/blob/master/icons/Yaru/scalable/status/dialog-information-symbolic.svg&quot; width=&quot;22&quot; alt=&quot;dialog-information-symbolic&quot;&gt;&lt;/a&gt;&amp;nbsp; &amp;nbsp; dialog-information-symbolic&lt;br&gt;" calcext:value-type="string">
            <text:p>&lt;a href="#"&gt;&lt;img src="https://github.com/ubuntu/yaru/blob/master/icons/Yaru/scalable/status/dialog-information-symbolic.svg" width="22" alt="dialog-information-symbolic"&gt;&lt;/a&gt;&amp;nbsp; &amp;nbsp; dialog-information-symbolic&lt;br&gt;</text:p>
          </table:table-cell>
        </table:table-row>
        <table:table-row table:style-name="ro1">
          <table:table-cell office:value-type="string" calcext:value-type="string">
            <text:p>dialog-password-symbolic</text:p>
          </table:table-cell>
          <table:table-cell table:formula="of:=IF(LEFT([.A994];1)=&quot;.&quot;;&quot;Y&quot;;&quot;N&quot;)" office:value-type="string" office:string-value="N" calcext:value-type="string">
            <text:p>N</text:p>
          </table:table-cell>
          <table:table-cell table:formula="of:=IFERROR(&quot;## &quot; &amp; MID([.A994];3;FIND(&quot;:&quot;;[.A994])-3) &amp; &quot; &lt;br&gt;&quot;;&quot;&quot;)">
            <text:p/>
          </table:table-cell>
          <table:table-cell table:formula="of:=IF([.B994]=&quot;Y&quot;;MID([.A994];3;FIND(&quot;:&quot;;[.A994];1)-3);IF(&#10;RIGHT(RIGHT([.A994]; 1))=&quot;@&quot;;0;&#10;[.A994]))" office:value-type="string" office:string-value="dialog-password-symbolic" calcext:value-type="string">
            <text:p>dialog-password-symbolic</text:p>
          </table:table-cell>
          <table:table-cell table:formula="of:=IF([.B994]=&quot;Y&quot;;[.D994];[.E993])" office:value-type="string" office:string-value="status" calcext:value-type="string">
            <text:p>status</text:p>
          </table:table-cell>
          <table:table-cell table:style-name="ce10" table:formula="of:=IF([.D994]=0;&quot;&quot;;IF([.B994]=&quot;Y&quot;;[.C994];&#10;&quot;&lt;a href=&quot; &amp; CHAR(34) &amp; &quot;#&quot; &amp; CHAR(34) &amp; &quot;&gt;&quot; &amp;&#10;&quot;&lt;img src=&quot; &amp; CHAR(34) &amp; &quot;https://github.com/ubuntu/yaru/blob/master/icons/Yaru/scalable/&quot; &amp; [.E994] &amp; &quot;/&quot; &amp; [.A994] &amp; &quot;.svg&quot; &amp; CHAR(34) &amp; &#10;&quot; width=&quot; &amp; CHAR(34) &amp; &quot;22&quot; &amp; CHAR(34) &amp; &quot; alt=&quot; &amp; CHAR(34) &amp; [.D994] &amp; CHAR(34) &amp; &quot;&gt;&lt;/a&gt;&quot; &amp;&#10;&quot;&amp;nbsp; &amp;nbsp; &quot; &amp; [.D994] &amp; &quot;&lt;br&gt;&quot;&#10;))" office:value-type="string" office:string-value="&lt;a href=&quot;#&quot;&gt;&lt;img src=&quot;https://github.com/ubuntu/yaru/blob/master/icons/Yaru/scalable/status/dialog-password-symbolic.svg&quot; width=&quot;22&quot; alt=&quot;dialog-password-symbolic&quot;&gt;&lt;/a&gt;&amp;nbsp; &amp;nbsp; dialog-password-symbolic&lt;br&gt;" calcext:value-type="string">
            <text:p>&lt;a href="#"&gt;&lt;img src="https://github.com/ubuntu/yaru/blob/master/icons/Yaru/scalable/status/dialog-password-symbolic.svg" width="22" alt="dialog-password-symbolic"&gt;&lt;/a&gt;&amp;nbsp; &amp;nbsp; dialog-password-symbolic&lt;br&gt;</text:p>
          </table:table-cell>
        </table:table-row>
        <table:table-row table:style-name="ro1">
          <table:table-cell office:value-type="string" calcext:value-type="string">
            <text:p>dialog-question-symbolic</text:p>
          </table:table-cell>
          <table:table-cell table:formula="of:=IF(LEFT([.A995];1)=&quot;.&quot;;&quot;Y&quot;;&quot;N&quot;)" office:value-type="string" office:string-value="N" calcext:value-type="string">
            <text:p>N</text:p>
          </table:table-cell>
          <table:table-cell table:formula="of:=IFERROR(&quot;## &quot; &amp; MID([.A995];3;FIND(&quot;:&quot;;[.A995])-3) &amp; &quot; &lt;br&gt;&quot;;&quot;&quot;)">
            <text:p/>
          </table:table-cell>
          <table:table-cell table:formula="of:=IF([.B995]=&quot;Y&quot;;MID([.A995];3;FIND(&quot;:&quot;;[.A995];1)-3);IF(&#10;RIGHT(RIGHT([.A995]; 1))=&quot;@&quot;;0;&#10;[.A995]))" office:value-type="string" office:string-value="dialog-question-symbolic" calcext:value-type="string">
            <text:p>dialog-question-symbolic</text:p>
          </table:table-cell>
          <table:table-cell table:formula="of:=IF([.B995]=&quot;Y&quot;;[.D995];[.E994])" office:value-type="string" office:string-value="status" calcext:value-type="string">
            <text:p>status</text:p>
          </table:table-cell>
          <table:table-cell table:style-name="ce10" table:formula="of:=IF([.D995]=0;&quot;&quot;;IF([.B995]=&quot;Y&quot;;[.C995];&#10;&quot;&lt;a href=&quot; &amp; CHAR(34) &amp; &quot;#&quot; &amp; CHAR(34) &amp; &quot;&gt;&quot; &amp;&#10;&quot;&lt;img src=&quot; &amp; CHAR(34) &amp; &quot;https://github.com/ubuntu/yaru/blob/master/icons/Yaru/scalable/&quot; &amp; [.E995] &amp; &quot;/&quot; &amp; [.A995] &amp; &quot;.svg&quot; &amp; CHAR(34) &amp; &#10;&quot; width=&quot; &amp; CHAR(34) &amp; &quot;22&quot; &amp; CHAR(34) &amp; &quot; alt=&quot; &amp; CHAR(34) &amp; [.D995] &amp; CHAR(34) &amp; &quot;&gt;&lt;/a&gt;&quot; &amp;&#10;&quot;&amp;nbsp; &amp;nbsp; &quot; &amp; [.D995] &amp; &quot;&lt;br&gt;&quot;&#10;))" office:value-type="string" office:string-value="&lt;a href=&quot;#&quot;&gt;&lt;img src=&quot;https://github.com/ubuntu/yaru/blob/master/icons/Yaru/scalable/status/dialog-question-symbolic.svg&quot; width=&quot;22&quot; alt=&quot;dialog-question-symbolic&quot;&gt;&lt;/a&gt;&amp;nbsp; &amp;nbsp; dialog-question-symbolic&lt;br&gt;" calcext:value-type="string">
            <text:p>&lt;a href="#"&gt;&lt;img src="https://github.com/ubuntu/yaru/blob/master/icons/Yaru/scalable/status/dialog-question-symbolic.svg" width="22" alt="dialog-question-symbolic"&gt;&lt;/a&gt;&amp;nbsp; &amp;nbsp; dialog-question-symbolic&lt;br&gt;</text:p>
          </table:table-cell>
        </table:table-row>
        <table:table-row table:style-name="ro1">
          <table:table-cell office:value-type="string" calcext:value-type="string">
            <text:p>dialog-warning-symbolic</text:p>
          </table:table-cell>
          <table:table-cell table:formula="of:=IF(LEFT([.A996];1)=&quot;.&quot;;&quot;Y&quot;;&quot;N&quot;)" office:value-type="string" office:string-value="N" calcext:value-type="string">
            <text:p>N</text:p>
          </table:table-cell>
          <table:table-cell table:formula="of:=IFERROR(&quot;## &quot; &amp; MID([.A996];3;FIND(&quot;:&quot;;[.A996])-3) &amp; &quot; &lt;br&gt;&quot;;&quot;&quot;)">
            <text:p/>
          </table:table-cell>
          <table:table-cell table:formula="of:=IF([.B996]=&quot;Y&quot;;MID([.A996];3;FIND(&quot;:&quot;;[.A996];1)-3);IF(&#10;RIGHT(RIGHT([.A996]; 1))=&quot;@&quot;;0;&#10;[.A996]))" office:value-type="string" office:string-value="dialog-warning-symbolic" calcext:value-type="string">
            <text:p>dialog-warning-symbolic</text:p>
          </table:table-cell>
          <table:table-cell table:formula="of:=IF([.B996]=&quot;Y&quot;;[.D996];[.E995])" office:value-type="string" office:string-value="status" calcext:value-type="string">
            <text:p>status</text:p>
          </table:table-cell>
          <table:table-cell table:style-name="ce10" table:formula="of:=IF([.D996]=0;&quot;&quot;;IF([.B996]=&quot;Y&quot;;[.C996];&#10;&quot;&lt;a href=&quot; &amp; CHAR(34) &amp; &quot;#&quot; &amp; CHAR(34) &amp; &quot;&gt;&quot; &amp;&#10;&quot;&lt;img src=&quot; &amp; CHAR(34) &amp; &quot;https://github.com/ubuntu/yaru/blob/master/icons/Yaru/scalable/&quot; &amp; [.E996] &amp; &quot;/&quot; &amp; [.A996] &amp; &quot;.svg&quot; &amp; CHAR(34) &amp; &#10;&quot; width=&quot; &amp; CHAR(34) &amp; &quot;22&quot; &amp; CHAR(34) &amp; &quot; alt=&quot; &amp; CHAR(34) &amp; [.D996] &amp; CHAR(34) &amp; &quot;&gt;&lt;/a&gt;&quot; &amp;&#10;&quot;&amp;nbsp; &amp;nbsp; &quot; &amp; [.D996] &amp; &quot;&lt;br&gt;&quot;&#10;))" office:value-type="string" office:string-value="&lt;a href=&quot;#&quot;&gt;&lt;img src=&quot;https://github.com/ubuntu/yaru/blob/master/icons/Yaru/scalable/status/dialog-warning-symbolic.svg&quot; width=&quot;22&quot; alt=&quot;dialog-warning-symbolic&quot;&gt;&lt;/a&gt;&amp;nbsp; &amp;nbsp; dialog-warning-symbolic&lt;br&gt;" calcext:value-type="string">
            <text:p>&lt;a href="#"&gt;&lt;img src="https://github.com/ubuntu/yaru/blob/master/icons/Yaru/scalable/status/dialog-warning-symbolic.svg" width="22" alt="dialog-warning-symbolic"&gt;&lt;/a&gt;&amp;nbsp; &amp;nbsp; dialog-warning-symbolic&lt;br&gt;</text:p>
          </table:table-cell>
        </table:table-row>
        <table:table-row table:style-name="ro1">
          <table:table-cell office:value-type="string" calcext:value-type="string">
            <text:p>display-brightness-symbolic</text:p>
          </table:table-cell>
          <table:table-cell table:formula="of:=IF(LEFT([.A997];1)=&quot;.&quot;;&quot;Y&quot;;&quot;N&quot;)" office:value-type="string" office:string-value="N" calcext:value-type="string">
            <text:p>N</text:p>
          </table:table-cell>
          <table:table-cell table:formula="of:=IFERROR(&quot;## &quot; &amp; MID([.A997];3;FIND(&quot;:&quot;;[.A997])-3) &amp; &quot; &lt;br&gt;&quot;;&quot;&quot;)">
            <text:p/>
          </table:table-cell>
          <table:table-cell table:formula="of:=IF([.B997]=&quot;Y&quot;;MID([.A997];3;FIND(&quot;:&quot;;[.A997];1)-3);IF(&#10;RIGHT(RIGHT([.A997]; 1))=&quot;@&quot;;0;&#10;[.A997]))" office:value-type="string" office:string-value="display-brightness-symbolic" calcext:value-type="string">
            <text:p>display-brightness-symbolic</text:p>
          </table:table-cell>
          <table:table-cell table:formula="of:=IF([.B997]=&quot;Y&quot;;[.D997];[.E996])" office:value-type="string" office:string-value="status" calcext:value-type="string">
            <text:p>status</text:p>
          </table:table-cell>
          <table:table-cell table:style-name="ce10" table:formula="of:=IF([.D997]=0;&quot;&quot;;IF([.B997]=&quot;Y&quot;;[.C997];&#10;&quot;&lt;a href=&quot; &amp; CHAR(34) &amp; &quot;#&quot; &amp; CHAR(34) &amp; &quot;&gt;&quot; &amp;&#10;&quot;&lt;img src=&quot; &amp; CHAR(34) &amp; &quot;https://github.com/ubuntu/yaru/blob/master/icons/Yaru/scalable/&quot; &amp; [.E997] &amp; &quot;/&quot; &amp; [.A997] &amp; &quot;.svg&quot; &amp; CHAR(34) &amp; &#10;&quot; width=&quot; &amp; CHAR(34) &amp; &quot;22&quot; &amp; CHAR(34) &amp; &quot; alt=&quot; &amp; CHAR(34) &amp; [.D997] &amp; CHAR(34) &amp; &quot;&gt;&lt;/a&gt;&quot; &amp;&#10;&quot;&amp;nbsp; &amp;nbsp; &quot; &amp; [.D997] &amp; &quot;&lt;br&gt;&quot;&#10;))" office:value-type="string" office:string-value="&lt;a href=&quot;#&quot;&gt;&lt;img src=&quot;https://github.com/ubuntu/yaru/blob/master/icons/Yaru/scalable/status/display-brightness-symbolic.svg&quot; width=&quot;22&quot; alt=&quot;display-brightness-symbolic&quot;&gt;&lt;/a&gt;&amp;nbsp; &amp;nbsp; display-brightness-symbolic&lt;br&gt;" calcext:value-type="string">
            <text:p>&lt;a href="#"&gt;&lt;img src="https://github.com/ubuntu/yaru/blob/master/icons/Yaru/scalable/status/display-brightness-symbolic.svg" width="22" alt="display-brightness-symbolic"&gt;&lt;/a&gt;&amp;nbsp; &amp;nbsp; display-brightness-symbolic&lt;br&gt;</text:p>
          </table:table-cell>
        </table:table-row>
        <table:table-row table:style-name="ro1">
          <table:table-cell office:value-type="string" calcext:value-type="string">
            <text:p>eye-not-looking-symbolic</text:p>
          </table:table-cell>
          <table:table-cell table:formula="of:=IF(LEFT([.A998];1)=&quot;.&quot;;&quot;Y&quot;;&quot;N&quot;)" office:value-type="string" office:string-value="N" calcext:value-type="string">
            <text:p>N</text:p>
          </table:table-cell>
          <table:table-cell table:formula="of:=IFERROR(&quot;## &quot; &amp; MID([.A998];3;FIND(&quot;:&quot;;[.A998])-3) &amp; &quot; &lt;br&gt;&quot;;&quot;&quot;)">
            <text:p/>
          </table:table-cell>
          <table:table-cell table:formula="of:=IF([.B998]=&quot;Y&quot;;MID([.A998];3;FIND(&quot;:&quot;;[.A998];1)-3);IF(&#10;RIGHT(RIGHT([.A998]; 1))=&quot;@&quot;;0;&#10;[.A998]))" office:value-type="string" office:string-value="eye-not-looking-symbolic" calcext:value-type="string">
            <text:p>eye-not-looking-symbolic</text:p>
          </table:table-cell>
          <table:table-cell table:formula="of:=IF([.B998]=&quot;Y&quot;;[.D998];[.E997])" office:value-type="string" office:string-value="status" calcext:value-type="string">
            <text:p>status</text:p>
          </table:table-cell>
          <table:table-cell table:style-name="ce10" table:formula="of:=IF([.D998]=0;&quot;&quot;;IF([.B998]=&quot;Y&quot;;[.C998];&#10;&quot;&lt;a href=&quot; &amp; CHAR(34) &amp; &quot;#&quot; &amp; CHAR(34) &amp; &quot;&gt;&quot; &amp;&#10;&quot;&lt;img src=&quot; &amp; CHAR(34) &amp; &quot;https://github.com/ubuntu/yaru/blob/master/icons/Yaru/scalable/&quot; &amp; [.E998] &amp; &quot;/&quot; &amp; [.A998] &amp; &quot;.svg&quot; &amp; CHAR(34) &amp; &#10;&quot; width=&quot; &amp; CHAR(34) &amp; &quot;22&quot; &amp; CHAR(34) &amp; &quot; alt=&quot; &amp; CHAR(34) &amp; [.D998] &amp; CHAR(34) &amp; &quot;&gt;&lt;/a&gt;&quot; &amp;&#10;&quot;&amp;nbsp; &amp;nbsp; &quot; &amp; [.D998] &amp; &quot;&lt;br&gt;&quot;&#10;))" office:value-type="string" office:string-value="&lt;a href=&quot;#&quot;&gt;&lt;img src=&quot;https://github.com/ubuntu/yaru/blob/master/icons/Yaru/scalable/status/eye-not-looking-symbolic.svg&quot; width=&quot;22&quot; alt=&quot;eye-not-looking-symbolic&quot;&gt;&lt;/a&gt;&amp;nbsp; &amp;nbsp; eye-not-looking-symbolic&lt;br&gt;" calcext:value-type="string">
            <text:p>&lt;a href="#"&gt;&lt;img src="https://github.com/ubuntu/yaru/blob/master/icons/Yaru/scalable/status/eye-not-looking-symbolic.svg" width="22" alt="eye-not-looking-symbolic"&gt;&lt;/a&gt;&amp;nbsp; &amp;nbsp; eye-not-looking-symbolic&lt;br&gt;</text:p>
          </table:table-cell>
        </table:table-row>
        <table:table-row table:style-name="ro1">
          <table:table-cell office:value-type="string" calcext:value-type="string">
            <text:p>eye-open-negative-filled-symbolic</text:p>
          </table:table-cell>
          <table:table-cell table:formula="of:=IF(LEFT([.A999];1)=&quot;.&quot;;&quot;Y&quot;;&quot;N&quot;)" office:value-type="string" office:string-value="N" calcext:value-type="string">
            <text:p>N</text:p>
          </table:table-cell>
          <table:table-cell table:formula="of:=IFERROR(&quot;## &quot; &amp; MID([.A999];3;FIND(&quot;:&quot;;[.A999])-3) &amp; &quot; &lt;br&gt;&quot;;&quot;&quot;)">
            <text:p/>
          </table:table-cell>
          <table:table-cell table:formula="of:=IF([.B999]=&quot;Y&quot;;MID([.A999];3;FIND(&quot;:&quot;;[.A999];1)-3);IF(&#10;RIGHT(RIGHT([.A999]; 1))=&quot;@&quot;;0;&#10;[.A999]))" office:value-type="string" office:string-value="eye-open-negative-filled-symbolic" calcext:value-type="string">
            <text:p>eye-open-negative-filled-symbolic</text:p>
          </table:table-cell>
          <table:table-cell table:formula="of:=IF([.B999]=&quot;Y&quot;;[.D999];[.E998])" office:value-type="string" office:string-value="status" calcext:value-type="string">
            <text:p>status</text:p>
          </table:table-cell>
          <table:table-cell table:style-name="ce10" table:formula="of:=IF([.D999]=0;&quot;&quot;;IF([.B999]=&quot;Y&quot;;[.C999];&#10;&quot;&lt;a href=&quot; &amp; CHAR(34) &amp; &quot;#&quot; &amp; CHAR(34) &amp; &quot;&gt;&quot; &amp;&#10;&quot;&lt;img src=&quot; &amp; CHAR(34) &amp; &quot;https://github.com/ubuntu/yaru/blob/master/icons/Yaru/scalable/&quot; &amp; [.E999] &amp; &quot;/&quot; &amp; [.A999] &amp; &quot;.svg&quot; &amp; CHAR(34) &amp; &#10;&quot; width=&quot; &amp; CHAR(34) &amp; &quot;22&quot; &amp; CHAR(34) &amp; &quot; alt=&quot; &amp; CHAR(34) &amp; [.D999] &amp; CHAR(34) &amp; &quot;&gt;&lt;/a&gt;&quot; &amp;&#10;&quot;&amp;nbsp; &amp;nbsp; &quot; &amp; [.D999] &amp; &quot;&lt;br&gt;&quot;&#10;))" office:value-type="string" office:string-value="&lt;a href=&quot;#&quot;&gt;&lt;img src=&quot;https://github.com/ubuntu/yaru/blob/master/icons/Yaru/scalable/status/eye-open-negative-filled-symbolic.svg&quot; width=&quot;22&quot; alt=&quot;eye-open-negative-filled-symbolic&quot;&gt;&lt;/a&gt;&amp;nbsp; &amp;nbsp; eye-open-negative-filled-symbolic&lt;br&gt;" calcext:value-type="string">
            <text:p>&lt;a href="#"&gt;&lt;img src="https://github.com/ubuntu/yaru/blob/master/icons/Yaru/scalable/status/eye-open-negative-filled-symbolic.svg" width="22" alt="eye-open-negative-filled-symbolic"&gt;&lt;/a&gt;&amp;nbsp; &amp;nbsp; eye-open-negative-filled-symbolic&lt;br&gt;</text:p>
          </table:table-cell>
        </table:table-row>
        <table:table-row table:style-name="ro1">
          <table:table-cell office:value-type="string" calcext:value-type="string">
            <text:p>fingerprint-detection-complete-symbolic</text:p>
          </table:table-cell>
          <table:table-cell table:formula="of:=IF(LEFT([.A1000];1)=&quot;.&quot;;&quot;Y&quot;;&quot;N&quot;)" office:value-type="string" office:string-value="N" calcext:value-type="string">
            <text:p>N</text:p>
          </table:table-cell>
          <table:table-cell table:formula="of:=IFERROR(&quot;## &quot; &amp; MID([.A1000];3;FIND(&quot;:&quot;;[.A1000])-3) &amp; &quot; &lt;br&gt;&quot;;&quot;&quot;)">
            <text:p/>
          </table:table-cell>
          <table:table-cell table:formula="of:=IF([.B1000]=&quot;Y&quot;;MID([.A1000];3;FIND(&quot;:&quot;;[.A1000];1)-3);IF(&#10;RIGHT(RIGHT([.A1000]; 1))=&quot;@&quot;;0;&#10;[.A1000]))" office:value-type="string" office:string-value="fingerprint-detection-complete-symbolic" calcext:value-type="string">
            <text:p>fingerprint-detection-complete-symbolic</text:p>
          </table:table-cell>
          <table:table-cell table:formula="of:=IF([.B1000]=&quot;Y&quot;;[.D1000];[.E999])" office:value-type="string" office:string-value="status" calcext:value-type="string">
            <text:p>status</text:p>
          </table:table-cell>
          <table:table-cell table:style-name="ce10" table:formula="of:=IF([.D1000]=0;&quot;&quot;;IF([.B1000]=&quot;Y&quot;;[.C1000];&#10;&quot;&lt;a href=&quot; &amp; CHAR(34) &amp; &quot;#&quot; &amp; CHAR(34) &amp; &quot;&gt;&quot; &amp;&#10;&quot;&lt;img src=&quot; &amp; CHAR(34) &amp; &quot;https://github.com/ubuntu/yaru/blob/master/icons/Yaru/scalable/&quot; &amp; [.E1000] &amp; &quot;/&quot; &amp; [.A1000] &amp; &quot;.svg&quot; &amp; CHAR(34) &amp; &#10;&quot; width=&quot; &amp; CHAR(34) &amp; &quot;22&quot; &amp; CHAR(34) &amp; &quot; alt=&quot; &amp; CHAR(34) &amp; [.D1000] &amp; CHAR(34) &amp; &quot;&gt;&lt;/a&gt;&quot; &amp;&#10;&quot;&amp;nbsp; &amp;nbsp; &quot; &amp; [.D1000] &amp; &quot;&lt;br&gt;&quot;&#10;))" office:value-type="string" office:string-value="&lt;a href=&quot;#&quot;&gt;&lt;img src=&quot;https://github.com/ubuntu/yaru/blob/master/icons/Yaru/scalable/status/fingerprint-detection-complete-symbolic.svg&quot; width=&quot;22&quot; alt=&quot;fingerprint-detection-complete-symbolic&quot;&gt;&lt;/a&gt;&amp;nbsp; &amp;nbsp; fingerprint-detection-complete-symbolic&lt;br&gt;" calcext:value-type="string">
            <text:p>&lt;a href="#"&gt;&lt;img src="https://github.com/ubuntu/yaru/blob/master/icons/Yaru/scalable/status/fingerprint-detection-complete-symbolic.svg" width="22" alt="fingerprint-detection-complete-symbolic"&gt;&lt;/a&gt;&amp;nbsp; &amp;nbsp; fingerprint-detection-complete-symbolic&lt;br&gt;</text:p>
          </table:table-cell>
        </table:table-row>
        <table:table-row table:style-name="ro1">
          <table:table-cell office:value-type="string" calcext:value-type="string">
            <text:p>fingerprint-detection-warning-symbolic</text:p>
          </table:table-cell>
          <table:table-cell table:formula="of:=IF(LEFT([.A1001];1)=&quot;.&quot;;&quot;Y&quot;;&quot;N&quot;)" office:value-type="string" office:string-value="N" calcext:value-type="string">
            <text:p>N</text:p>
          </table:table-cell>
          <table:table-cell table:formula="of:=IFERROR(&quot;## &quot; &amp; MID([.A1001];3;FIND(&quot;:&quot;;[.A1001])-3) &amp; &quot; &lt;br&gt;&quot;;&quot;&quot;)">
            <text:p/>
          </table:table-cell>
          <table:table-cell table:formula="of:=IF([.B1001]=&quot;Y&quot;;MID([.A1001];3;FIND(&quot;:&quot;;[.A1001];1)-3);IF(&#10;RIGHT(RIGHT([.A1001]; 1))=&quot;@&quot;;0;&#10;[.A1001]))" office:value-type="string" office:string-value="fingerprint-detection-warning-symbolic" calcext:value-type="string">
            <text:p>fingerprint-detection-warning-symbolic</text:p>
          </table:table-cell>
          <table:table-cell table:formula="of:=IF([.B1001]=&quot;Y&quot;;[.D1001];[.E1000])" office:value-type="string" office:string-value="status" calcext:value-type="string">
            <text:p>status</text:p>
          </table:table-cell>
          <table:table-cell table:style-name="ce10" table:formula="of:=IF([.D1001]=0;&quot;&quot;;IF([.B1001]=&quot;Y&quot;;[.C1001];&#10;&quot;&lt;a href=&quot; &amp; CHAR(34) &amp; &quot;#&quot; &amp; CHAR(34) &amp; &quot;&gt;&quot; &amp;&#10;&quot;&lt;img src=&quot; &amp; CHAR(34) &amp; &quot;https://github.com/ubuntu/yaru/blob/master/icons/Yaru/scalable/&quot; &amp; [.E1001] &amp; &quot;/&quot; &amp; [.A1001] &amp; &quot;.svg&quot; &amp; CHAR(34) &amp; &#10;&quot; width=&quot; &amp; CHAR(34) &amp; &quot;22&quot; &amp; CHAR(34) &amp; &quot; alt=&quot; &amp; CHAR(34) &amp; [.D1001] &amp; CHAR(34) &amp; &quot;&gt;&lt;/a&gt;&quot; &amp;&#10;&quot;&amp;nbsp; &amp;nbsp; &quot; &amp; [.D1001] &amp; &quot;&lt;br&gt;&quot;&#10;))" office:value-type="string" office:string-value="&lt;a href=&quot;#&quot;&gt;&lt;img src=&quot;https://github.com/ubuntu/yaru/blob/master/icons/Yaru/scalable/status/fingerprint-detection-warning-symbolic.svg&quot; width=&quot;22&quot; alt=&quot;fingerprint-detection-warning-symbolic&quot;&gt;&lt;/a&gt;&amp;nbsp; &amp;nbsp; fingerprint-detection-warning-symbolic&lt;br&gt;" calcext:value-type="string">
            <text:p>&lt;a href="#"&gt;&lt;img src="https://github.com/ubuntu/yaru/blob/master/icons/Yaru/scalable/status/fingerprint-detection-warning-symbolic.svg" width="22" alt="fingerprint-detection-warning-symbolic"&gt;&lt;/a&gt;&amp;nbsp; &amp;nbsp; fingerprint-detection-warning-symbolic&lt;br&gt;</text:p>
          </table:table-cell>
        </table:table-row>
        <table:table-row table:style-name="ro1">
          <table:table-cell office:value-type="string" calcext:value-type="string">
            <text:p>folder-drag-accept-symbolic</text:p>
          </table:table-cell>
          <table:table-cell table:formula="of:=IF(LEFT([.A1002];1)=&quot;.&quot;;&quot;Y&quot;;&quot;N&quot;)" office:value-type="string" office:string-value="N" calcext:value-type="string">
            <text:p>N</text:p>
          </table:table-cell>
          <table:table-cell table:formula="of:=IFERROR(&quot;## &quot; &amp; MID([.A1002];3;FIND(&quot;:&quot;;[.A1002])-3) &amp; &quot; &lt;br&gt;&quot;;&quot;&quot;)">
            <text:p/>
          </table:table-cell>
          <table:table-cell table:formula="of:=IF([.B1002]=&quot;Y&quot;;MID([.A1002];3;FIND(&quot;:&quot;;[.A1002];1)-3);IF(&#10;RIGHT(RIGHT([.A1002]; 1))=&quot;@&quot;;0;&#10;[.A1002]))" office:value-type="string" office:string-value="folder-drag-accept-symbolic" calcext:value-type="string">
            <text:p>folder-drag-accept-symbolic</text:p>
          </table:table-cell>
          <table:table-cell table:formula="of:=IF([.B1002]=&quot;Y&quot;;[.D1002];[.E1001])" office:value-type="string" office:string-value="status" calcext:value-type="string">
            <text:p>status</text:p>
          </table:table-cell>
          <table:table-cell table:style-name="ce10" table:formula="of:=IF([.D1002]=0;&quot;&quot;;IF([.B1002]=&quot;Y&quot;;[.C1002];&#10;&quot;&lt;a href=&quot; &amp; CHAR(34) &amp; &quot;#&quot; &amp; CHAR(34) &amp; &quot;&gt;&quot; &amp;&#10;&quot;&lt;img src=&quot; &amp; CHAR(34) &amp; &quot;https://github.com/ubuntu/yaru/blob/master/icons/Yaru/scalable/&quot; &amp; [.E1002] &amp; &quot;/&quot; &amp; [.A1002] &amp; &quot;.svg&quot; &amp; CHAR(34) &amp; &#10;&quot; width=&quot; &amp; CHAR(34) &amp; &quot;22&quot; &amp; CHAR(34) &amp; &quot; alt=&quot; &amp; CHAR(34) &amp; [.D1002] &amp; CHAR(34) &amp; &quot;&gt;&lt;/a&gt;&quot; &amp;&#10;&quot;&amp;nbsp; &amp;nbsp; &quot; &amp; [.D1002] &amp; &quot;&lt;br&gt;&quot;&#10;))" office:value-type="string" office:string-value="&lt;a href=&quot;#&quot;&gt;&lt;img src=&quot;https://github.com/ubuntu/yaru/blob/master/icons/Yaru/scalable/status/folder-drag-accept-symbolic.svg&quot; width=&quot;22&quot; alt=&quot;folder-drag-accept-symbolic&quot;&gt;&lt;/a&gt;&amp;nbsp; &amp;nbsp; folder-drag-accept-symbolic&lt;br&gt;" calcext:value-type="string">
            <text:p>&lt;a href="#"&gt;&lt;img src="https://github.com/ubuntu/yaru/blob/master/icons/Yaru/scalable/status/folder-drag-accept-symbolic.svg" width="22" alt="folder-drag-accept-symbolic"&gt;&lt;/a&gt;&amp;nbsp; &amp;nbsp; folder-drag-accept-symbolic&lt;br&gt;</text:p>
          </table:table-cell>
        </table:table-row>
        <table:table-row table:style-name="ro1">
          <table:table-cell office:value-type="string" calcext:value-type="string">
            <text:p>folder-open-symbolic</text:p>
          </table:table-cell>
          <table:table-cell table:formula="of:=IF(LEFT([.A1003];1)=&quot;.&quot;;&quot;Y&quot;;&quot;N&quot;)" office:value-type="string" office:string-value="N" calcext:value-type="string">
            <text:p>N</text:p>
          </table:table-cell>
          <table:table-cell table:formula="of:=IFERROR(&quot;## &quot; &amp; MID([.A1003];3;FIND(&quot;:&quot;;[.A1003])-3) &amp; &quot; &lt;br&gt;&quot;;&quot;&quot;)">
            <text:p/>
          </table:table-cell>
          <table:table-cell table:formula="of:=IF([.B1003]=&quot;Y&quot;;MID([.A1003];3;FIND(&quot;:&quot;;[.A1003];1)-3);IF(&#10;RIGHT(RIGHT([.A1003]; 1))=&quot;@&quot;;0;&#10;[.A1003]))" office:value-type="string" office:string-value="folder-open-symbolic" calcext:value-type="string">
            <text:p>folder-open-symbolic</text:p>
          </table:table-cell>
          <table:table-cell table:formula="of:=IF([.B1003]=&quot;Y&quot;;[.D1003];[.E1002])" office:value-type="string" office:string-value="status" calcext:value-type="string">
            <text:p>status</text:p>
          </table:table-cell>
          <table:table-cell table:style-name="ce10" table:formula="of:=IF([.D1003]=0;&quot;&quot;;IF([.B1003]=&quot;Y&quot;;[.C1003];&#10;&quot;&lt;a href=&quot; &amp; CHAR(34) &amp; &quot;#&quot; &amp; CHAR(34) &amp; &quot;&gt;&quot; &amp;&#10;&quot;&lt;img src=&quot; &amp; CHAR(34) &amp; &quot;https://github.com/ubuntu/yaru/blob/master/icons/Yaru/scalable/&quot; &amp; [.E1003] &amp; &quot;/&quot; &amp; [.A1003] &amp; &quot;.svg&quot; &amp; CHAR(34) &amp; &#10;&quot; width=&quot; &amp; CHAR(34) &amp; &quot;22&quot; &amp; CHAR(34) &amp; &quot; alt=&quot; &amp; CHAR(34) &amp; [.D1003] &amp; CHAR(34) &amp; &quot;&gt;&lt;/a&gt;&quot; &amp;&#10;&quot;&amp;nbsp; &amp;nbsp; &quot; &amp; [.D1003] &amp; &quot;&lt;br&gt;&quot;&#10;))" office:value-type="string" office:string-value="&lt;a href=&quot;#&quot;&gt;&lt;img src=&quot;https://github.com/ubuntu/yaru/blob/master/icons/Yaru/scalable/status/folder-open-symbolic.svg&quot; width=&quot;22&quot; alt=&quot;folder-open-symbolic&quot;&gt;&lt;/a&gt;&amp;nbsp; &amp;nbsp; folder-open-symbolic&lt;br&gt;" calcext:value-type="string">
            <text:p>&lt;a href="#"&gt;&lt;img src="https://github.com/ubuntu/yaru/blob/master/icons/Yaru/scalable/status/folder-open-symbolic.svg" width="22" alt="folder-open-symbolic"&gt;&lt;/a&gt;&amp;nbsp; &amp;nbsp; folder-open-symbolic&lt;br&gt;</text:p>
          </table:table-cell>
        </table:table-row>
        <table:table-row table:style-name="ro1">
          <table:table-cell office:value-type="string" calcext:value-type="string">
            <text:p>folder-visiting-symbolic</text:p>
          </table:table-cell>
          <table:table-cell table:formula="of:=IF(LEFT([.A1004];1)=&quot;.&quot;;&quot;Y&quot;;&quot;N&quot;)" office:value-type="string" office:string-value="N" calcext:value-type="string">
            <text:p>N</text:p>
          </table:table-cell>
          <table:table-cell table:formula="of:=IFERROR(&quot;## &quot; &amp; MID([.A1004];3;FIND(&quot;:&quot;;[.A1004])-3) &amp; &quot; &lt;br&gt;&quot;;&quot;&quot;)">
            <text:p/>
          </table:table-cell>
          <table:table-cell table:formula="of:=IF([.B1004]=&quot;Y&quot;;MID([.A1004];3;FIND(&quot;:&quot;;[.A1004];1)-3);IF(&#10;RIGHT(RIGHT([.A1004]; 1))=&quot;@&quot;;0;&#10;[.A1004]))" office:value-type="string" office:string-value="folder-visiting-symbolic" calcext:value-type="string">
            <text:p>folder-visiting-symbolic</text:p>
          </table:table-cell>
          <table:table-cell table:formula="of:=IF([.B1004]=&quot;Y&quot;;[.D1004];[.E1003])" office:value-type="string" office:string-value="status" calcext:value-type="string">
            <text:p>status</text:p>
          </table:table-cell>
          <table:table-cell table:style-name="ce10" table:formula="of:=IF([.D1004]=0;&quot;&quot;;IF([.B1004]=&quot;Y&quot;;[.C1004];&#10;&quot;&lt;a href=&quot; &amp; CHAR(34) &amp; &quot;#&quot; &amp; CHAR(34) &amp; &quot;&gt;&quot; &amp;&#10;&quot;&lt;img src=&quot; &amp; CHAR(34) &amp; &quot;https://github.com/ubuntu/yaru/blob/master/icons/Yaru/scalable/&quot; &amp; [.E1004] &amp; &quot;/&quot; &amp; [.A1004] &amp; &quot;.svg&quot; &amp; CHAR(34) &amp; &#10;&quot; width=&quot; &amp; CHAR(34) &amp; &quot;22&quot; &amp; CHAR(34) &amp; &quot; alt=&quot; &amp; CHAR(34) &amp; [.D1004] &amp; CHAR(34) &amp; &quot;&gt;&lt;/a&gt;&quot; &amp;&#10;&quot;&amp;nbsp; &amp;nbsp; &quot; &amp; [.D1004] &amp; &quot;&lt;br&gt;&quot;&#10;))" office:value-type="string" office:string-value="&lt;a href=&quot;#&quot;&gt;&lt;img src=&quot;https://github.com/ubuntu/yaru/blob/master/icons/Yaru/scalable/status/folder-visiting-symbolic.svg&quot; width=&quot;22&quot; alt=&quot;folder-visiting-symbolic&quot;&gt;&lt;/a&gt;&amp;nbsp; &amp;nbsp; folder-visiting-symbolic&lt;br&gt;" calcext:value-type="string">
            <text:p>&lt;a href="#"&gt;&lt;img src="https://github.com/ubuntu/yaru/blob/master/icons/Yaru/scalable/status/folder-visiting-symbolic.svg" width="22" alt="folder-visiting-symbolic"&gt;&lt;/a&gt;&amp;nbsp; &amp;nbsp; folder-visiting-symbolic&lt;br&gt;</text:p>
          </table:table-cell>
        </table:table-row>
        <table:table-row table:style-name="ro1">
          <table:table-cell office:value-type="string" calcext:value-type="string">
            <text:p>folder-visting-symbolic</text:p>
          </table:table-cell>
          <table:table-cell table:formula="of:=IF(LEFT([.A1005];1)=&quot;.&quot;;&quot;Y&quot;;&quot;N&quot;)" office:value-type="string" office:string-value="N" calcext:value-type="string">
            <text:p>N</text:p>
          </table:table-cell>
          <table:table-cell table:formula="of:=IFERROR(&quot;## &quot; &amp; MID([.A1005];3;FIND(&quot;:&quot;;[.A1005])-3) &amp; &quot; &lt;br&gt;&quot;;&quot;&quot;)">
            <text:p/>
          </table:table-cell>
          <table:table-cell table:formula="of:=IF([.B1005]=&quot;Y&quot;;MID([.A1005];3;FIND(&quot;:&quot;;[.A1005];1)-3);IF(&#10;RIGHT(RIGHT([.A1005]; 1))=&quot;@&quot;;0;&#10;[.A1005]))" office:value-type="string" office:string-value="folder-visting-symbolic" calcext:value-type="string">
            <text:p>folder-visting-symbolic</text:p>
          </table:table-cell>
          <table:table-cell table:formula="of:=IF([.B1005]=&quot;Y&quot;;[.D1005];[.E1004])" office:value-type="string" office:string-value="status" calcext:value-type="string">
            <text:p>status</text:p>
          </table:table-cell>
          <table:table-cell table:style-name="ce10" table:formula="of:=IF([.D1005]=0;&quot;&quot;;IF([.B1005]=&quot;Y&quot;;[.C1005];&#10;&quot;&lt;a href=&quot; &amp; CHAR(34) &amp; &quot;#&quot; &amp; CHAR(34) &amp; &quot;&gt;&quot; &amp;&#10;&quot;&lt;img src=&quot; &amp; CHAR(34) &amp; &quot;https://github.com/ubuntu/yaru/blob/master/icons/Yaru/scalable/&quot; &amp; [.E1005] &amp; &quot;/&quot; &amp; [.A1005] &amp; &quot;.svg&quot; &amp; CHAR(34) &amp; &#10;&quot; width=&quot; &amp; CHAR(34) &amp; &quot;22&quot; &amp; CHAR(34) &amp; &quot; alt=&quot; &amp; CHAR(34) &amp; [.D1005] &amp; CHAR(34) &amp; &quot;&gt;&lt;/a&gt;&quot; &amp;&#10;&quot;&amp;nbsp; &amp;nbsp; &quot; &amp; [.D1005] &amp; &quot;&lt;br&gt;&quot;&#10;))" office:value-type="string" office:string-value="&lt;a href=&quot;#&quot;&gt;&lt;img src=&quot;https://github.com/ubuntu/yaru/blob/master/icons/Yaru/scalable/status/folder-visting-symbolic.svg&quot; width=&quot;22&quot; alt=&quot;folder-visting-symbolic&quot;&gt;&lt;/a&gt;&amp;nbsp; &amp;nbsp; folder-visting-symbolic&lt;br&gt;" calcext:value-type="string">
            <text:p>&lt;a href="#"&gt;&lt;img src="https://github.com/ubuntu/yaru/blob/master/icons/Yaru/scalable/status/folder-visting-symbolic.svg" width="22" alt="folder-visting-symbolic"&gt;&lt;/a&gt;&amp;nbsp; &amp;nbsp; folder-visting-symbolic&lt;br&gt;</text:p>
          </table:table-cell>
        </table:table-row>
        <table:table-row table:style-name="ro1">
          <table:table-cell office:value-type="string" calcext:value-type="string">
            <text:p>hdy-tab-icon-missing-symbolic</text:p>
          </table:table-cell>
          <table:table-cell table:formula="of:=IF(LEFT([.A1006];1)=&quot;.&quot;;&quot;Y&quot;;&quot;N&quot;)" office:value-type="string" office:string-value="N" calcext:value-type="string">
            <text:p>N</text:p>
          </table:table-cell>
          <table:table-cell table:formula="of:=IFERROR(&quot;## &quot; &amp; MID([.A1006];3;FIND(&quot;:&quot;;[.A1006])-3) &amp; &quot; &lt;br&gt;&quot;;&quot;&quot;)">
            <text:p/>
          </table:table-cell>
          <table:table-cell table:formula="of:=IF([.B1006]=&quot;Y&quot;;MID([.A1006];3;FIND(&quot;:&quot;;[.A1006];1)-3);IF(&#10;RIGHT(RIGHT([.A1006]; 1))=&quot;@&quot;;0;&#10;[.A1006]))" office:value-type="string" office:string-value="hdy-tab-icon-missing-symbolic" calcext:value-type="string">
            <text:p>hdy-tab-icon-missing-symbolic</text:p>
          </table:table-cell>
          <table:table-cell table:formula="of:=IF([.B1006]=&quot;Y&quot;;[.D1006];[.E1005])" office:value-type="string" office:string-value="status" calcext:value-type="string">
            <text:p>status</text:p>
          </table:table-cell>
          <table:table-cell table:style-name="ce10" table:formula="of:=IF([.D1006]=0;&quot;&quot;;IF([.B1006]=&quot;Y&quot;;[.C1006];&#10;&quot;&lt;a href=&quot; &amp; CHAR(34) &amp; &quot;#&quot; &amp; CHAR(34) &amp; &quot;&gt;&quot; &amp;&#10;&quot;&lt;img src=&quot; &amp; CHAR(34) &amp; &quot;https://github.com/ubuntu/yaru/blob/master/icons/Yaru/scalable/&quot; &amp; [.E1006] &amp; &quot;/&quot; &amp; [.A1006] &amp; &quot;.svg&quot; &amp; CHAR(34) &amp; &#10;&quot; width=&quot; &amp; CHAR(34) &amp; &quot;22&quot; &amp; CHAR(34) &amp; &quot; alt=&quot; &amp; CHAR(34) &amp; [.D1006] &amp; CHAR(34) &amp; &quot;&gt;&lt;/a&gt;&quot; &amp;&#10;&quot;&amp;nbsp; &amp;nbsp; &quot; &amp; [.D1006] &amp; &quot;&lt;br&gt;&quot;&#10;))" office:value-type="string" office:string-value="&lt;a href=&quot;#&quot;&gt;&lt;img src=&quot;https://github.com/ubuntu/yaru/blob/master/icons/Yaru/scalable/status/hdy-tab-icon-missing-symbolic.svg&quot; width=&quot;22&quot; alt=&quot;hdy-tab-icon-missing-symbolic&quot;&gt;&lt;/a&gt;&amp;nbsp; &amp;nbsp; hdy-tab-icon-missing-symbolic&lt;br&gt;" calcext:value-type="string">
            <text:p>&lt;a href="#"&gt;&lt;img src="https://github.com/ubuntu/yaru/blob/master/icons/Yaru/scalable/status/hdy-tab-icon-missing-symbolic.svg" width="22" alt="hdy-tab-icon-missing-symbolic"&gt;&lt;/a&gt;&amp;nbsp; &amp;nbsp; hdy-tab-icon-missing-symbolic&lt;br&gt;</text:p>
          </table:table-cell>
        </table:table-row>
        <table:table-row table:style-name="ro1">
          <table:table-cell table:style-name="Default" office:value-type="string" calcext:value-type="string">
            <text:p>image-loading-symbolic@</text:p>
          </table:table-cell>
          <table:table-cell table:style-name="Default" table:formula="of:=IF(LEFT([.A100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07];3;FIND(&quot;:&quot;;[.A1007])-3) &amp; &quot; &lt;br&gt;&quot;;&quot;&quot;)">
            <text:p/>
          </table:table-cell>
          <table:table-cell table:style-name="ce6" table:formula="of:=IF([.B1007]=&quot;Y&quot;;MID([.A1007];3;FIND(&quot;:&quot;;[.A1007];1)-3);IF(&#10;RIGHT(RIGHT([.A1007]; 1))=&quot;@&quot;;0;&#10;[.A1007]))" office:value-type="float" office:value="0" calcext:value-type="float">
            <text:p>0</text:p>
          </table:table-cell>
          <table:table-cell table:formula="of:=IF([.B1007]=&quot;Y&quot;;[.D1007];[.E1006])" office:value-type="string" office:string-value="status" calcext:value-type="string">
            <text:p>status</text:p>
          </table:table-cell>
          <table:table-cell table:style-name="ce10" table:formula="of:=IF([.D1007]=0;&quot;&quot;;IF([.B1007]=&quot;Y&quot;;[.C1007];&#10;&quot;&lt;a href=&quot; &amp; CHAR(34) &amp; &quot;#&quot; &amp; CHAR(34) &amp; &quot;&gt;&quot; &amp;&#10;&quot;&lt;img src=&quot; &amp; CHAR(34) &amp; &quot;https://github.com/ubuntu/yaru/blob/master/icons/Yaru/scalable/&quot; &amp; [.E1007] &amp; &quot;/&quot; &amp; [.A1007] &amp; &quot;.svg&quot; &amp; CHAR(34) &amp; &#10;&quot; width=&quot; &amp; CHAR(34) &amp; &quot;22&quot; &amp; CHAR(34) &amp; &quot; alt=&quot; &amp; CHAR(34) &amp; [.D1007] &amp; CHAR(34) &amp; &quot;&gt;&lt;/a&gt;&quot; &amp;&#10;&quot;&amp;nbsp; &amp;nbsp; &quot; &amp; [.D1007] &amp; &quot;&lt;br&gt;&quot;&#10;))">
            <text:p/>
          </table:table-cell>
        </table:table-row>
        <table:table-row table:style-name="ro1">
          <table:table-cell office:value-type="string" calcext:value-type="string">
            <text:p>image-missing-symbolic</text:p>
          </table:table-cell>
          <table:table-cell table:formula="of:=IF(LEFT([.A1008];1)=&quot;.&quot;;&quot;Y&quot;;&quot;N&quot;)" office:value-type="string" office:string-value="N" calcext:value-type="string">
            <text:p>N</text:p>
          </table:table-cell>
          <table:table-cell table:formula="of:=IFERROR(&quot;## &quot; &amp; MID([.A1008];3;FIND(&quot;:&quot;;[.A1008])-3) &amp; &quot; &lt;br&gt;&quot;;&quot;&quot;)">
            <text:p/>
          </table:table-cell>
          <table:table-cell table:formula="of:=IF([.B1008]=&quot;Y&quot;;MID([.A1008];3;FIND(&quot;:&quot;;[.A1008];1)-3);IF(&#10;RIGHT(RIGHT([.A1008]; 1))=&quot;@&quot;;0;&#10;[.A1008]))" office:value-type="string" office:string-value="image-missing-symbolic" calcext:value-type="string">
            <text:p>image-missing-symbolic</text:p>
          </table:table-cell>
          <table:table-cell table:formula="of:=IF([.B1008]=&quot;Y&quot;;[.D1008];[.E1007])" office:value-type="string" office:string-value="status" calcext:value-type="string">
            <text:p>status</text:p>
          </table:table-cell>
          <table:table-cell table:style-name="ce10" table:formula="of:=IF([.D1008]=0;&quot;&quot;;IF([.B1008]=&quot;Y&quot;;[.C1008];&#10;&quot;&lt;a href=&quot; &amp; CHAR(34) &amp; &quot;#&quot; &amp; CHAR(34) &amp; &quot;&gt;&quot; &amp;&#10;&quot;&lt;img src=&quot; &amp; CHAR(34) &amp; &quot;https://github.com/ubuntu/yaru/blob/master/icons/Yaru/scalable/&quot; &amp; [.E1008] &amp; &quot;/&quot; &amp; [.A1008] &amp; &quot;.svg&quot; &amp; CHAR(34) &amp; &#10;&quot; width=&quot; &amp; CHAR(34) &amp; &quot;22&quot; &amp; CHAR(34) &amp; &quot; alt=&quot; &amp; CHAR(34) &amp; [.D1008] &amp; CHAR(34) &amp; &quot;&gt;&lt;/a&gt;&quot; &amp;&#10;&quot;&amp;nbsp; &amp;nbsp; &quot; &amp; [.D1008] &amp; &quot;&lt;br&gt;&quot;&#10;))" office:value-type="string" office:string-value="&lt;a href=&quot;#&quot;&gt;&lt;img src=&quot;https://github.com/ubuntu/yaru/blob/master/icons/Yaru/scalable/status/image-missing-symbolic.svg&quot; width=&quot;22&quot; alt=&quot;image-missing-symbolic&quot;&gt;&lt;/a&gt;&amp;nbsp; &amp;nbsp; image-missing-symbolic&lt;br&gt;" calcext:value-type="string">
            <text:p>&lt;a href="#"&gt;&lt;img src="https://github.com/ubuntu/yaru/blob/master/icons/Yaru/scalable/status/image-missing-symbolic.svg" width="22" alt="image-missing-symbolic"&gt;&lt;/a&gt;&amp;nbsp; &amp;nbsp; image-missing-symbolic&lt;br&gt;</text:p>
          </table:table-cell>
        </table:table-row>
        <table:table-row table:style-name="ro1">
          <table:table-cell table:style-name="Default" office:value-type="string" calcext:value-type="string">
            <text:p>info-symbolic@</text:p>
          </table:table-cell>
          <table:table-cell table:style-name="Default" table:formula="of:=IF(LEFT([.A100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09];3;FIND(&quot;:&quot;;[.A1009])-3) &amp; &quot; &lt;br&gt;&quot;;&quot;&quot;)">
            <text:p/>
          </table:table-cell>
          <table:table-cell table:style-name="ce6" table:formula="of:=IF([.B1009]=&quot;Y&quot;;MID([.A1009];3;FIND(&quot;:&quot;;[.A1009];1)-3);IF(&#10;RIGHT(RIGHT([.A1009]; 1))=&quot;@&quot;;0;&#10;[.A1009]))" office:value-type="float" office:value="0" calcext:value-type="float">
            <text:p>0</text:p>
          </table:table-cell>
          <table:table-cell table:formula="of:=IF([.B1009]=&quot;Y&quot;;[.D1009];[.E1008])" office:value-type="string" office:string-value="status" calcext:value-type="string">
            <text:p>status</text:p>
          </table:table-cell>
          <table:table-cell table:style-name="ce10" table:formula="of:=IF([.D1009]=0;&quot;&quot;;IF([.B1009]=&quot;Y&quot;;[.C1009];&#10;&quot;&lt;a href=&quot; &amp; CHAR(34) &amp; &quot;#&quot; &amp; CHAR(34) &amp; &quot;&gt;&quot; &amp;&#10;&quot;&lt;img src=&quot; &amp; CHAR(34) &amp; &quot;https://github.com/ubuntu/yaru/blob/master/icons/Yaru/scalable/&quot; &amp; [.E1009] &amp; &quot;/&quot; &amp; [.A1009] &amp; &quot;.svg&quot; &amp; CHAR(34) &amp; &#10;&quot; width=&quot; &amp; CHAR(34) &amp; &quot;22&quot; &amp; CHAR(34) &amp; &quot; alt=&quot; &amp; CHAR(34) &amp; [.D1009] &amp; CHAR(34) &amp; &quot;&gt;&lt;/a&gt;&quot; &amp;&#10;&quot;&amp;nbsp; &amp;nbsp; &quot; &amp; [.D1009] &amp; &quot;&lt;br&gt;&quot;&#10;))">
            <text:p/>
          </table:table-cell>
        </table:table-row>
        <table:table-row table:style-name="ro1">
          <table:table-cell office:value-type="string" calcext:value-type="string">
            <text:p>keyboard-brightness-symbolic</text:p>
          </table:table-cell>
          <table:table-cell table:formula="of:=IF(LEFT([.A1010];1)=&quot;.&quot;;&quot;Y&quot;;&quot;N&quot;)" office:value-type="string" office:string-value="N" calcext:value-type="string">
            <text:p>N</text:p>
          </table:table-cell>
          <table:table-cell table:formula="of:=IFERROR(&quot;## &quot; &amp; MID([.A1010];3;FIND(&quot;:&quot;;[.A1010])-3) &amp; &quot; &lt;br&gt;&quot;;&quot;&quot;)">
            <text:p/>
          </table:table-cell>
          <table:table-cell table:formula="of:=IF([.B1010]=&quot;Y&quot;;MID([.A1010];3;FIND(&quot;:&quot;;[.A1010];1)-3);IF(&#10;RIGHT(RIGHT([.A1010]; 1))=&quot;@&quot;;0;&#10;[.A1010]))" office:value-type="string" office:string-value="keyboard-brightness-symbolic" calcext:value-type="string">
            <text:p>keyboard-brightness-symbolic</text:p>
          </table:table-cell>
          <table:table-cell table:formula="of:=IF([.B1010]=&quot;Y&quot;;[.D1010];[.E1009])" office:value-type="string" office:string-value="status" calcext:value-type="string">
            <text:p>status</text:p>
          </table:table-cell>
          <table:table-cell table:style-name="ce10" table:formula="of:=IF([.D1010]=0;&quot;&quot;;IF([.B1010]=&quot;Y&quot;;[.C1010];&#10;&quot;&lt;a href=&quot; &amp; CHAR(34) &amp; &quot;#&quot; &amp; CHAR(34) &amp; &quot;&gt;&quot; &amp;&#10;&quot;&lt;img src=&quot; &amp; CHAR(34) &amp; &quot;https://github.com/ubuntu/yaru/blob/master/icons/Yaru/scalable/&quot; &amp; [.E1010] &amp; &quot;/&quot; &amp; [.A1010] &amp; &quot;.svg&quot; &amp; CHAR(34) &amp; &#10;&quot; width=&quot; &amp; CHAR(34) &amp; &quot;22&quot; &amp; CHAR(34) &amp; &quot; alt=&quot; &amp; CHAR(34) &amp; [.D1010] &amp; CHAR(34) &amp; &quot;&gt;&lt;/a&gt;&quot; &amp;&#10;&quot;&amp;nbsp; &amp;nbsp; &quot; &amp; [.D1010] &amp; &quot;&lt;br&gt;&quot;&#10;))" office:value-type="string" office:string-value="&lt;a href=&quot;#&quot;&gt;&lt;img src=&quot;https://github.com/ubuntu/yaru/blob/master/icons/Yaru/scalable/status/keyboard-brightness-symbolic.svg&quot; width=&quot;22&quot; alt=&quot;keyboard-brightness-symbolic&quot;&gt;&lt;/a&gt;&amp;nbsp; &amp;nbsp; keyboard-brightness-symbolic&lt;br&gt;" calcext:value-type="string">
            <text:p>&lt;a href="#"&gt;&lt;img src="https://github.com/ubuntu/yaru/blob/master/icons/Yaru/scalable/status/keyboard-brightness-symbolic.svg" width="22" alt="keyboard-brightness-symbolic"&gt;&lt;/a&gt;&amp;nbsp; &amp;nbsp; keyboard-brightness-symbolic&lt;br&gt;</text:p>
          </table:table-cell>
        </table:table-row>
        <table:table-row table:style-name="ro1">
          <table:table-cell office:value-type="string" calcext:value-type="string">
            <text:p>location-services-active-symbolic</text:p>
          </table:table-cell>
          <table:table-cell table:formula="of:=IF(LEFT([.A1011];1)=&quot;.&quot;;&quot;Y&quot;;&quot;N&quot;)" office:value-type="string" office:string-value="N" calcext:value-type="string">
            <text:p>N</text:p>
          </table:table-cell>
          <table:table-cell table:formula="of:=IFERROR(&quot;## &quot; &amp; MID([.A1011];3;FIND(&quot;:&quot;;[.A1011])-3) &amp; &quot; &lt;br&gt;&quot;;&quot;&quot;)">
            <text:p/>
          </table:table-cell>
          <table:table-cell table:formula="of:=IF([.B1011]=&quot;Y&quot;;MID([.A1011];3;FIND(&quot;:&quot;;[.A1011];1)-3);IF(&#10;RIGHT(RIGHT([.A1011]; 1))=&quot;@&quot;;0;&#10;[.A1011]))" office:value-type="string" office:string-value="location-services-active-symbolic" calcext:value-type="string">
            <text:p>location-services-active-symbolic</text:p>
          </table:table-cell>
          <table:table-cell table:formula="of:=IF([.B1011]=&quot;Y&quot;;[.D1011];[.E1010])" office:value-type="string" office:string-value="status" calcext:value-type="string">
            <text:p>status</text:p>
          </table:table-cell>
          <table:table-cell table:style-name="ce10" table:formula="of:=IF([.D1011]=0;&quot;&quot;;IF([.B1011]=&quot;Y&quot;;[.C1011];&#10;&quot;&lt;a href=&quot; &amp; CHAR(34) &amp; &quot;#&quot; &amp; CHAR(34) &amp; &quot;&gt;&quot; &amp;&#10;&quot;&lt;img src=&quot; &amp; CHAR(34) &amp; &quot;https://github.com/ubuntu/yaru/blob/master/icons/Yaru/scalable/&quot; &amp; [.E1011] &amp; &quot;/&quot; &amp; [.A1011] &amp; &quot;.svg&quot; &amp; CHAR(34) &amp; &#10;&quot; width=&quot; &amp; CHAR(34) &amp; &quot;22&quot; &amp; CHAR(34) &amp; &quot; alt=&quot; &amp; CHAR(34) &amp; [.D1011] &amp; CHAR(34) &amp; &quot;&gt;&lt;/a&gt;&quot; &amp;&#10;&quot;&amp;nbsp; &amp;nbsp; &quot; &amp; [.D1011] &amp; &quot;&lt;br&gt;&quot;&#10;))" office:value-type="string" office:string-value="&lt;a href=&quot;#&quot;&gt;&lt;img src=&quot;https://github.com/ubuntu/yaru/blob/master/icons/Yaru/scalable/status/location-services-active-symbolic.svg&quot; width=&quot;22&quot; alt=&quot;location-services-active-symbolic&quot;&gt;&lt;/a&gt;&amp;nbsp; &amp;nbsp; location-services-active-symbolic&lt;br&gt;" calcext:value-type="string">
            <text:p>&lt;a href="#"&gt;&lt;img src="https://github.com/ubuntu/yaru/blob/master/icons/Yaru/scalable/status/location-services-active-symbolic.svg" width="22" alt="location-services-active-symbolic"&gt;&lt;/a&gt;&amp;nbsp; &amp;nbsp; location-services-active-symbolic&lt;br&gt;</text:p>
          </table:table-cell>
        </table:table-row>
        <table:table-row table:style-name="ro1">
          <table:table-cell office:value-type="string" calcext:value-type="string">
            <text:p>location-services-disabled-symbolic</text:p>
          </table:table-cell>
          <table:table-cell table:formula="of:=IF(LEFT([.A1012];1)=&quot;.&quot;;&quot;Y&quot;;&quot;N&quot;)" office:value-type="string" office:string-value="N" calcext:value-type="string">
            <text:p>N</text:p>
          </table:table-cell>
          <table:table-cell table:formula="of:=IFERROR(&quot;## &quot; &amp; MID([.A1012];3;FIND(&quot;:&quot;;[.A1012])-3) &amp; &quot; &lt;br&gt;&quot;;&quot;&quot;)">
            <text:p/>
          </table:table-cell>
          <table:table-cell table:formula="of:=IF([.B1012]=&quot;Y&quot;;MID([.A1012];3;FIND(&quot;:&quot;;[.A1012];1)-3);IF(&#10;RIGHT(RIGHT([.A1012]; 1))=&quot;@&quot;;0;&#10;[.A1012]))" office:value-type="string" office:string-value="location-services-disabled-symbolic" calcext:value-type="string">
            <text:p>location-services-disabled-symbolic</text:p>
          </table:table-cell>
          <table:table-cell table:formula="of:=IF([.B1012]=&quot;Y&quot;;[.D1012];[.E1011])" office:value-type="string" office:string-value="status" calcext:value-type="string">
            <text:p>status</text:p>
          </table:table-cell>
          <table:table-cell table:style-name="ce10" table:formula="of:=IF([.D1012]=0;&quot;&quot;;IF([.B1012]=&quot;Y&quot;;[.C1012];&#10;&quot;&lt;a href=&quot; &amp; CHAR(34) &amp; &quot;#&quot; &amp; CHAR(34) &amp; &quot;&gt;&quot; &amp;&#10;&quot;&lt;img src=&quot; &amp; CHAR(34) &amp; &quot;https://github.com/ubuntu/yaru/blob/master/icons/Yaru/scalable/&quot; &amp; [.E1012] &amp; &quot;/&quot; &amp; [.A1012] &amp; &quot;.svg&quot; &amp; CHAR(34) &amp; &#10;&quot; width=&quot; &amp; CHAR(34) &amp; &quot;22&quot; &amp; CHAR(34) &amp; &quot; alt=&quot; &amp; CHAR(34) &amp; [.D1012] &amp; CHAR(34) &amp; &quot;&gt;&lt;/a&gt;&quot; &amp;&#10;&quot;&amp;nbsp; &amp;nbsp; &quot; &amp; [.D1012] &amp; &quot;&lt;br&gt;&quot;&#10;))" office:value-type="string" office:string-value="&lt;a href=&quot;#&quot;&gt;&lt;img src=&quot;https://github.com/ubuntu/yaru/blob/master/icons/Yaru/scalable/status/location-services-disabled-symbolic.svg&quot; width=&quot;22&quot; alt=&quot;location-services-disabled-symbolic&quot;&gt;&lt;/a&gt;&amp;nbsp; &amp;nbsp; location-services-disabled-symbolic&lt;br&gt;" calcext:value-type="string">
            <text:p>&lt;a href="#"&gt;&lt;img src="https://github.com/ubuntu/yaru/blob/master/icons/Yaru/scalable/status/location-services-disabled-symbolic.svg" width="22" alt="location-services-disabled-symbolic"&gt;&lt;/a&gt;&amp;nbsp; &amp;nbsp; location-services-disabled-symbolic&lt;br&gt;</text:p>
          </table:table-cell>
        </table:table-row>
        <table:table-row table:style-name="ro1">
          <table:table-cell office:value-type="string" calcext:value-type="string">
            <text:p>mail-attachment-symbolic</text:p>
          </table:table-cell>
          <table:table-cell table:formula="of:=IF(LEFT([.A1013];1)=&quot;.&quot;;&quot;Y&quot;;&quot;N&quot;)" office:value-type="string" office:string-value="N" calcext:value-type="string">
            <text:p>N</text:p>
          </table:table-cell>
          <table:table-cell table:formula="of:=IFERROR(&quot;## &quot; &amp; MID([.A1013];3;FIND(&quot;:&quot;;[.A1013])-3) &amp; &quot; &lt;br&gt;&quot;;&quot;&quot;)">
            <text:p/>
          </table:table-cell>
          <table:table-cell table:formula="of:=IF([.B1013]=&quot;Y&quot;;MID([.A1013];3;FIND(&quot;:&quot;;[.A1013];1)-3);IF(&#10;RIGHT(RIGHT([.A1013]; 1))=&quot;@&quot;;0;&#10;[.A1013]))" office:value-type="string" office:string-value="mail-attachment-symbolic" calcext:value-type="string">
            <text:p>mail-attachment-symbolic</text:p>
          </table:table-cell>
          <table:table-cell table:formula="of:=IF([.B1013]=&quot;Y&quot;;[.D1013];[.E1012])" office:value-type="string" office:string-value="status" calcext:value-type="string">
            <text:p>status</text:p>
          </table:table-cell>
          <table:table-cell table:style-name="ce10" table:formula="of:=IF([.D1013]=0;&quot;&quot;;IF([.B1013]=&quot;Y&quot;;[.C1013];&#10;&quot;&lt;a href=&quot; &amp; CHAR(34) &amp; &quot;#&quot; &amp; CHAR(34) &amp; &quot;&gt;&quot; &amp;&#10;&quot;&lt;img src=&quot; &amp; CHAR(34) &amp; &quot;https://github.com/ubuntu/yaru/blob/master/icons/Yaru/scalable/&quot; &amp; [.E1013] &amp; &quot;/&quot; &amp; [.A1013] &amp; &quot;.svg&quot; &amp; CHAR(34) &amp; &#10;&quot; width=&quot; &amp; CHAR(34) &amp; &quot;22&quot; &amp; CHAR(34) &amp; &quot; alt=&quot; &amp; CHAR(34) &amp; [.D1013] &amp; CHAR(34) &amp; &quot;&gt;&lt;/a&gt;&quot; &amp;&#10;&quot;&amp;nbsp; &amp;nbsp; &quot; &amp; [.D1013] &amp; &quot;&lt;br&gt;&quot;&#10;))" office:value-type="string" office:string-value="&lt;a href=&quot;#&quot;&gt;&lt;img src=&quot;https://github.com/ubuntu/yaru/blob/master/icons/Yaru/scalable/status/mail-attachment-symbolic.svg&quot; width=&quot;22&quot; alt=&quot;mail-attachment-symbolic&quot;&gt;&lt;/a&gt;&amp;nbsp; &amp;nbsp; mail-attachment-symbolic&lt;br&gt;" calcext:value-type="string">
            <text:p>&lt;a href="#"&gt;&lt;img src="https://github.com/ubuntu/yaru/blob/master/icons/Yaru/scalable/status/mail-attachment-symbolic.svg" width="22" alt="mail-attachment-symbolic"&gt;&lt;/a&gt;&amp;nbsp; &amp;nbsp; mail-attachment-symbolic&lt;br&gt;</text:p>
          </table:table-cell>
        </table:table-row>
        <table:table-row table:style-name="ro1">
          <table:table-cell office:value-type="string" calcext:value-type="string">
            <text:p>mail-read-symbolic</text:p>
          </table:table-cell>
          <table:table-cell table:formula="of:=IF(LEFT([.A1014];1)=&quot;.&quot;;&quot;Y&quot;;&quot;N&quot;)" office:value-type="string" office:string-value="N" calcext:value-type="string">
            <text:p>N</text:p>
          </table:table-cell>
          <table:table-cell table:formula="of:=IFERROR(&quot;## &quot; &amp; MID([.A1014];3;FIND(&quot;:&quot;;[.A1014])-3) &amp; &quot; &lt;br&gt;&quot;;&quot;&quot;)">
            <text:p/>
          </table:table-cell>
          <table:table-cell table:formula="of:=IF([.B1014]=&quot;Y&quot;;MID([.A1014];3;FIND(&quot;:&quot;;[.A1014];1)-3);IF(&#10;RIGHT(RIGHT([.A1014]; 1))=&quot;@&quot;;0;&#10;[.A1014]))" office:value-type="string" office:string-value="mail-read-symbolic" calcext:value-type="string">
            <text:p>mail-read-symbolic</text:p>
          </table:table-cell>
          <table:table-cell table:formula="of:=IF([.B1014]=&quot;Y&quot;;[.D1014];[.E1013])" office:value-type="string" office:string-value="status" calcext:value-type="string">
            <text:p>status</text:p>
          </table:table-cell>
          <table:table-cell table:style-name="ce10" table:formula="of:=IF([.D1014]=0;&quot;&quot;;IF([.B1014]=&quot;Y&quot;;[.C1014];&#10;&quot;&lt;a href=&quot; &amp; CHAR(34) &amp; &quot;#&quot; &amp; CHAR(34) &amp; &quot;&gt;&quot; &amp;&#10;&quot;&lt;img src=&quot; &amp; CHAR(34) &amp; &quot;https://github.com/ubuntu/yaru/blob/master/icons/Yaru/scalable/&quot; &amp; [.E1014] &amp; &quot;/&quot; &amp; [.A1014] &amp; &quot;.svg&quot; &amp; CHAR(34) &amp; &#10;&quot; width=&quot; &amp; CHAR(34) &amp; &quot;22&quot; &amp; CHAR(34) &amp; &quot; alt=&quot; &amp; CHAR(34) &amp; [.D1014] &amp; CHAR(34) &amp; &quot;&gt;&lt;/a&gt;&quot; &amp;&#10;&quot;&amp;nbsp; &amp;nbsp; &quot; &amp; [.D1014] &amp; &quot;&lt;br&gt;&quot;&#10;))" office:value-type="string" office:string-value="&lt;a href=&quot;#&quot;&gt;&lt;img src=&quot;https://github.com/ubuntu/yaru/blob/master/icons/Yaru/scalable/status/mail-read-symbolic.svg&quot; width=&quot;22&quot; alt=&quot;mail-read-symbolic&quot;&gt;&lt;/a&gt;&amp;nbsp; &amp;nbsp; mail-read-symbolic&lt;br&gt;" calcext:value-type="string">
            <text:p>&lt;a href="#"&gt;&lt;img src="https://github.com/ubuntu/yaru/blob/master/icons/Yaru/scalable/status/mail-read-symbolic.svg" width="22" alt="mail-read-symbolic"&gt;&lt;/a&gt;&amp;nbsp; &amp;nbsp; mail-read-symbolic&lt;br&gt;</text:p>
          </table:table-cell>
        </table:table-row>
        <table:table-row table:style-name="ro1">
          <table:table-cell office:value-type="string" calcext:value-type="string">
            <text:p>mail-replied-rtl-symbolic</text:p>
          </table:table-cell>
          <table:table-cell table:formula="of:=IF(LEFT([.A1015];1)=&quot;.&quot;;&quot;Y&quot;;&quot;N&quot;)" office:value-type="string" office:string-value="N" calcext:value-type="string">
            <text:p>N</text:p>
          </table:table-cell>
          <table:table-cell table:formula="of:=IFERROR(&quot;## &quot; &amp; MID([.A1015];3;FIND(&quot;:&quot;;[.A1015])-3) &amp; &quot; &lt;br&gt;&quot;;&quot;&quot;)">
            <text:p/>
          </table:table-cell>
          <table:table-cell table:formula="of:=IF([.B1015]=&quot;Y&quot;;MID([.A1015];3;FIND(&quot;:&quot;;[.A1015];1)-3);IF(&#10;RIGHT(RIGHT([.A1015]; 1))=&quot;@&quot;;0;&#10;[.A1015]))" office:value-type="string" office:string-value="mail-replied-rtl-symbolic" calcext:value-type="string">
            <text:p>mail-replied-rtl-symbolic</text:p>
          </table:table-cell>
          <table:table-cell table:formula="of:=IF([.B1015]=&quot;Y&quot;;[.D1015];[.E1014])" office:value-type="string" office:string-value="status" calcext:value-type="string">
            <text:p>status</text:p>
          </table:table-cell>
          <table:table-cell table:style-name="ce10" table:formula="of:=IF([.D1015]=0;&quot;&quot;;IF([.B1015]=&quot;Y&quot;;[.C1015];&#10;&quot;&lt;a href=&quot; &amp; CHAR(34) &amp; &quot;#&quot; &amp; CHAR(34) &amp; &quot;&gt;&quot; &amp;&#10;&quot;&lt;img src=&quot; &amp; CHAR(34) &amp; &quot;https://github.com/ubuntu/yaru/blob/master/icons/Yaru/scalable/&quot; &amp; [.E1015] &amp; &quot;/&quot; &amp; [.A1015] &amp; &quot;.svg&quot; &amp; CHAR(34) &amp; &#10;&quot; width=&quot; &amp; CHAR(34) &amp; &quot;22&quot; &amp; CHAR(34) &amp; &quot; alt=&quot; &amp; CHAR(34) &amp; [.D1015] &amp; CHAR(34) &amp; &quot;&gt;&lt;/a&gt;&quot; &amp;&#10;&quot;&amp;nbsp; &amp;nbsp; &quot; &amp; [.D1015] &amp; &quot;&lt;br&gt;&quot;&#10;))" office:value-type="string" office:string-value="&lt;a href=&quot;#&quot;&gt;&lt;img src=&quot;https://github.com/ubuntu/yaru/blob/master/icons/Yaru/scalable/status/mail-replied-rtl-symbolic.svg&quot; width=&quot;22&quot; alt=&quot;mail-replied-rtl-symbolic&quot;&gt;&lt;/a&gt;&amp;nbsp; &amp;nbsp; mail-replied-rtl-symbolic&lt;br&gt;" calcext:value-type="string">
            <text:p>&lt;a href="#"&gt;&lt;img src="https://github.com/ubuntu/yaru/blob/master/icons/Yaru/scalable/status/mail-replied-rtl-symbolic.svg" width="22" alt="mail-replied-rtl-symbolic"&gt;&lt;/a&gt;&amp;nbsp; &amp;nbsp; mail-replied-rtl-symbolic&lt;br&gt;</text:p>
          </table:table-cell>
        </table:table-row>
        <table:table-row table:style-name="ro1">
          <table:table-cell table:style-name="Default" office:value-type="string" calcext:value-type="string">
            <text:p>mail-replied-symbolic-rtl@</text:p>
          </table:table-cell>
          <table:table-cell table:style-name="Default" table:formula="of:=IF(LEFT([.A101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16];3;FIND(&quot;:&quot;;[.A1016])-3) &amp; &quot; &lt;br&gt;&quot;;&quot;&quot;)">
            <text:p/>
          </table:table-cell>
          <table:table-cell table:style-name="ce6" table:formula="of:=IF([.B1016]=&quot;Y&quot;;MID([.A1016];3;FIND(&quot;:&quot;;[.A1016];1)-3);IF(&#10;RIGHT(RIGHT([.A1016]; 1))=&quot;@&quot;;0;&#10;[.A1016]))" office:value-type="float" office:value="0" calcext:value-type="float">
            <text:p>0</text:p>
          </table:table-cell>
          <table:table-cell table:formula="of:=IF([.B1016]=&quot;Y&quot;;[.D1016];[.E1015])" office:value-type="string" office:string-value="status" calcext:value-type="string">
            <text:p>status</text:p>
          </table:table-cell>
          <table:table-cell table:style-name="ce10" table:formula="of:=IF([.D1016]=0;&quot;&quot;;IF([.B1016]=&quot;Y&quot;;[.C1016];&#10;&quot;&lt;a href=&quot; &amp; CHAR(34) &amp; &quot;#&quot; &amp; CHAR(34) &amp; &quot;&gt;&quot; &amp;&#10;&quot;&lt;img src=&quot; &amp; CHAR(34) &amp; &quot;https://github.com/ubuntu/yaru/blob/master/icons/Yaru/scalable/&quot; &amp; [.E1016] &amp; &quot;/&quot; &amp; [.A1016] &amp; &quot;.svg&quot; &amp; CHAR(34) &amp; &#10;&quot; width=&quot; &amp; CHAR(34) &amp; &quot;22&quot; &amp; CHAR(34) &amp; &quot; alt=&quot; &amp; CHAR(34) &amp; [.D1016] &amp; CHAR(34) &amp; &quot;&gt;&lt;/a&gt;&quot; &amp;&#10;&quot;&amp;nbsp; &amp;nbsp; &quot; &amp; [.D1016] &amp; &quot;&lt;br&gt;&quot;&#10;))">
            <text:p/>
          </table:table-cell>
        </table:table-row>
        <table:table-row table:style-name="ro1">
          <table:table-cell office:value-type="string" calcext:value-type="string">
            <text:p>mail-replied-symbolic</text:p>
          </table:table-cell>
          <table:table-cell table:formula="of:=IF(LEFT([.A1017];1)=&quot;.&quot;;&quot;Y&quot;;&quot;N&quot;)" office:value-type="string" office:string-value="N" calcext:value-type="string">
            <text:p>N</text:p>
          </table:table-cell>
          <table:table-cell table:formula="of:=IFERROR(&quot;## &quot; &amp; MID([.A1017];3;FIND(&quot;:&quot;;[.A1017])-3) &amp; &quot; &lt;br&gt;&quot;;&quot;&quot;)">
            <text:p/>
          </table:table-cell>
          <table:table-cell table:formula="of:=IF([.B1017]=&quot;Y&quot;;MID([.A1017];3;FIND(&quot;:&quot;;[.A1017];1)-3);IF(&#10;RIGHT(RIGHT([.A1017]; 1))=&quot;@&quot;;0;&#10;[.A1017]))" office:value-type="string" office:string-value="mail-replied-symbolic" calcext:value-type="string">
            <text:p>mail-replied-symbolic</text:p>
          </table:table-cell>
          <table:table-cell table:formula="of:=IF([.B1017]=&quot;Y&quot;;[.D1017];[.E1016])" office:value-type="string" office:string-value="status" calcext:value-type="string">
            <text:p>status</text:p>
          </table:table-cell>
          <table:table-cell table:style-name="ce10" table:formula="of:=IF([.D1017]=0;&quot;&quot;;IF([.B1017]=&quot;Y&quot;;[.C1017];&#10;&quot;&lt;a href=&quot; &amp; CHAR(34) &amp; &quot;#&quot; &amp; CHAR(34) &amp; &quot;&gt;&quot; &amp;&#10;&quot;&lt;img src=&quot; &amp; CHAR(34) &amp; &quot;https://github.com/ubuntu/yaru/blob/master/icons/Yaru/scalable/&quot; &amp; [.E1017] &amp; &quot;/&quot; &amp; [.A1017] &amp; &quot;.svg&quot; &amp; CHAR(34) &amp; &#10;&quot; width=&quot; &amp; CHAR(34) &amp; &quot;22&quot; &amp; CHAR(34) &amp; &quot; alt=&quot; &amp; CHAR(34) &amp; [.D1017] &amp; CHAR(34) &amp; &quot;&gt;&lt;/a&gt;&quot; &amp;&#10;&quot;&amp;nbsp; &amp;nbsp; &quot; &amp; [.D1017] &amp; &quot;&lt;br&gt;&quot;&#10;))" office:value-type="string" office:string-value="&lt;a href=&quot;#&quot;&gt;&lt;img src=&quot;https://github.com/ubuntu/yaru/blob/master/icons/Yaru/scalable/status/mail-replied-symbolic.svg&quot; width=&quot;22&quot; alt=&quot;mail-replied-symbolic&quot;&gt;&lt;/a&gt;&amp;nbsp; &amp;nbsp; mail-replied-symbolic&lt;br&gt;" calcext:value-type="string">
            <text:p>&lt;a href="#"&gt;&lt;img src="https://github.com/ubuntu/yaru/blob/master/icons/Yaru/scalable/status/mail-replied-symbolic.svg" width="22" alt="mail-replied-symbolic"&gt;&lt;/a&gt;&amp;nbsp; &amp;nbsp; mail-replied-symbolic&lt;br&gt;</text:p>
          </table:table-cell>
        </table:table-row>
        <table:table-row table:style-name="ro1">
          <table:table-cell office:value-type="string" calcext:value-type="string">
            <text:p>mail-unread-symbolic</text:p>
          </table:table-cell>
          <table:table-cell table:formula="of:=IF(LEFT([.A1018];1)=&quot;.&quot;;&quot;Y&quot;;&quot;N&quot;)" office:value-type="string" office:string-value="N" calcext:value-type="string">
            <text:p>N</text:p>
          </table:table-cell>
          <table:table-cell table:formula="of:=IFERROR(&quot;## &quot; &amp; MID([.A1018];3;FIND(&quot;:&quot;;[.A1018])-3) &amp; &quot; &lt;br&gt;&quot;;&quot;&quot;)">
            <text:p/>
          </table:table-cell>
          <table:table-cell table:formula="of:=IF([.B1018]=&quot;Y&quot;;MID([.A1018];3;FIND(&quot;:&quot;;[.A1018];1)-3);IF(&#10;RIGHT(RIGHT([.A1018]; 1))=&quot;@&quot;;0;&#10;[.A1018]))" office:value-type="string" office:string-value="mail-unread-symbolic" calcext:value-type="string">
            <text:p>mail-unread-symbolic</text:p>
          </table:table-cell>
          <table:table-cell table:formula="of:=IF([.B1018]=&quot;Y&quot;;[.D1018];[.E1017])" office:value-type="string" office:string-value="status" calcext:value-type="string">
            <text:p>status</text:p>
          </table:table-cell>
          <table:table-cell table:style-name="ce10" table:formula="of:=IF([.D1018]=0;&quot;&quot;;IF([.B1018]=&quot;Y&quot;;[.C1018];&#10;&quot;&lt;a href=&quot; &amp; CHAR(34) &amp; &quot;#&quot; &amp; CHAR(34) &amp; &quot;&gt;&quot; &amp;&#10;&quot;&lt;img src=&quot; &amp; CHAR(34) &amp; &quot;https://github.com/ubuntu/yaru/blob/master/icons/Yaru/scalable/&quot; &amp; [.E1018] &amp; &quot;/&quot; &amp; [.A1018] &amp; &quot;.svg&quot; &amp; CHAR(34) &amp; &#10;&quot; width=&quot; &amp; CHAR(34) &amp; &quot;22&quot; &amp; CHAR(34) &amp; &quot; alt=&quot; &amp; CHAR(34) &amp; [.D1018] &amp; CHAR(34) &amp; &quot;&gt;&lt;/a&gt;&quot; &amp;&#10;&quot;&amp;nbsp; &amp;nbsp; &quot; &amp; [.D1018] &amp; &quot;&lt;br&gt;&quot;&#10;))" office:value-type="string" office:string-value="&lt;a href=&quot;#&quot;&gt;&lt;img src=&quot;https://github.com/ubuntu/yaru/blob/master/icons/Yaru/scalable/status/mail-unread-symbolic.svg&quot; width=&quot;22&quot; alt=&quot;mail-unread-symbolic&quot;&gt;&lt;/a&gt;&amp;nbsp; &amp;nbsp; mail-unread-symbolic&lt;br&gt;" calcext:value-type="string">
            <text:p>&lt;a href="#"&gt;&lt;img src="https://github.com/ubuntu/yaru/blob/master/icons/Yaru/scalable/status/mail-unread-symbolic.svg" width="22" alt="mail-unread-symbolic"&gt;&lt;/a&gt;&amp;nbsp; &amp;nbsp; mail-unread-symbolic&lt;br&gt;</text:p>
          </table:table-cell>
        </table:table-row>
        <table:table-row table:style-name="ro1">
          <table:table-cell office:value-type="string" calcext:value-type="string">
            <text:p>media-playlist-consecutive-symbolic</text:p>
          </table:table-cell>
          <table:table-cell table:formula="of:=IF(LEFT([.A1019];1)=&quot;.&quot;;&quot;Y&quot;;&quot;N&quot;)" office:value-type="string" office:string-value="N" calcext:value-type="string">
            <text:p>N</text:p>
          </table:table-cell>
          <table:table-cell table:formula="of:=IFERROR(&quot;## &quot; &amp; MID([.A1019];3;FIND(&quot;:&quot;;[.A1019])-3) &amp; &quot; &lt;br&gt;&quot;;&quot;&quot;)">
            <text:p/>
          </table:table-cell>
          <table:table-cell table:formula="of:=IF([.B1019]=&quot;Y&quot;;MID([.A1019];3;FIND(&quot;:&quot;;[.A1019];1)-3);IF(&#10;RIGHT(RIGHT([.A1019]; 1))=&quot;@&quot;;0;&#10;[.A1019]))" office:value-type="string" office:string-value="media-playlist-consecutive-symbolic" calcext:value-type="string">
            <text:p>media-playlist-consecutive-symbolic</text:p>
          </table:table-cell>
          <table:table-cell table:formula="of:=IF([.B1019]=&quot;Y&quot;;[.D1019];[.E1018])" office:value-type="string" office:string-value="status" calcext:value-type="string">
            <text:p>status</text:p>
          </table:table-cell>
          <table:table-cell table:style-name="ce10" table:formula="of:=IF([.D1019]=0;&quot;&quot;;IF([.B1019]=&quot;Y&quot;;[.C1019];&#10;&quot;&lt;a href=&quot; &amp; CHAR(34) &amp; &quot;#&quot; &amp; CHAR(34) &amp; &quot;&gt;&quot; &amp;&#10;&quot;&lt;img src=&quot; &amp; CHAR(34) &amp; &quot;https://github.com/ubuntu/yaru/blob/master/icons/Yaru/scalable/&quot; &amp; [.E1019] &amp; &quot;/&quot; &amp; [.A1019] &amp; &quot;.svg&quot; &amp; CHAR(34) &amp; &#10;&quot; width=&quot; &amp; CHAR(34) &amp; &quot;22&quot; &amp; CHAR(34) &amp; &quot; alt=&quot; &amp; CHAR(34) &amp; [.D1019] &amp; CHAR(34) &amp; &quot;&gt;&lt;/a&gt;&quot; &amp;&#10;&quot;&amp;nbsp; &amp;nbsp; &quot; &amp; [.D1019] &amp; &quot;&lt;br&gt;&quot;&#10;))" office:value-type="string" office:string-value="&lt;a href=&quot;#&quot;&gt;&lt;img src=&quot;https://github.com/ubuntu/yaru/blob/master/icons/Yaru/scalable/status/media-playlist-consecutive-symbolic.svg&quot; width=&quot;22&quot; alt=&quot;media-playlist-consecutive-symbolic&quot;&gt;&lt;/a&gt;&amp;nbsp; &amp;nbsp; media-playlist-consecutive-symbolic&lt;br&gt;" calcext:value-type="string">
            <text:p>&lt;a href="#"&gt;&lt;img src="https://github.com/ubuntu/yaru/blob/master/icons/Yaru/scalable/status/media-playlist-consecutive-symbolic.svg" width="22" alt="media-playlist-consecutive-symbolic"&gt;&lt;/a&gt;&amp;nbsp; &amp;nbsp; media-playlist-consecutive-symbolic&lt;br&gt;</text:p>
          </table:table-cell>
        </table:table-row>
        <table:table-row table:style-name="ro1">
          <table:table-cell office:value-type="string" calcext:value-type="string">
            <text:p>media-playlist-no-repeat-symbolic-rtl</text:p>
          </table:table-cell>
          <table:table-cell table:formula="of:=IF(LEFT([.A1020];1)=&quot;.&quot;;&quot;Y&quot;;&quot;N&quot;)" office:value-type="string" office:string-value="N" calcext:value-type="string">
            <text:p>N</text:p>
          </table:table-cell>
          <table:table-cell table:formula="of:=IFERROR(&quot;## &quot; &amp; MID([.A1020];3;FIND(&quot;:&quot;;[.A1020])-3) &amp; &quot; &lt;br&gt;&quot;;&quot;&quot;)">
            <text:p/>
          </table:table-cell>
          <table:table-cell table:formula="of:=IF([.B1020]=&quot;Y&quot;;MID([.A1020];3;FIND(&quot;:&quot;;[.A1020];1)-3);IF(&#10;RIGHT(RIGHT([.A1020]; 1))=&quot;@&quot;;0;&#10;[.A1020]))" office:value-type="string" office:string-value="media-playlist-no-repeat-symbolic-rtl" calcext:value-type="string">
            <text:p>media-playlist-no-repeat-symbolic-rtl</text:p>
          </table:table-cell>
          <table:table-cell table:formula="of:=IF([.B1020]=&quot;Y&quot;;[.D1020];[.E1019])" office:value-type="string" office:string-value="status" calcext:value-type="string">
            <text:p>status</text:p>
          </table:table-cell>
          <table:table-cell table:style-name="ce10" table:formula="of:=IF([.D1020]=0;&quot;&quot;;IF([.B1020]=&quot;Y&quot;;[.C1020];&#10;&quot;&lt;a href=&quot; &amp; CHAR(34) &amp; &quot;#&quot; &amp; CHAR(34) &amp; &quot;&gt;&quot; &amp;&#10;&quot;&lt;img src=&quot; &amp; CHAR(34) &amp; &quot;https://github.com/ubuntu/yaru/blob/master/icons/Yaru/scalable/&quot; &amp; [.E1020] &amp; &quot;/&quot; &amp; [.A1020] &amp; &quot;.svg&quot; &amp; CHAR(34) &amp; &#10;&quot; width=&quot; &amp; CHAR(34) &amp; &quot;22&quot; &amp; CHAR(34) &amp; &quot; alt=&quot; &amp; CHAR(34) &amp; [.D1020] &amp; CHAR(34) &amp; &quot;&gt;&lt;/a&gt;&quot; &amp;&#10;&quot;&amp;nbsp; &amp;nbsp; &quot; &amp; [.D1020] &amp; &quot;&lt;br&gt;&quot;&#10;))" office:value-type="string" office:string-value="&lt;a href=&quot;#&quot;&gt;&lt;img src=&quot;https://github.com/ubuntu/yaru/blob/master/icons/Yaru/scalable/status/media-playlist-no-repeat-symbolic-rtl.svg&quot; width=&quot;22&quot; alt=&quot;media-playlist-no-repeat-symbolic-rtl&quot;&gt;&lt;/a&gt;&amp;nbsp; &amp;nbsp; media-playlist-no-repeat-symbolic-rtl&lt;br&gt;" calcext:value-type="string">
            <text:p>&lt;a href="#"&gt;&lt;img src="https://github.com/ubuntu/yaru/blob/master/icons/Yaru/scalable/status/media-playlist-no-repeat-symbolic-rtl.svg" width="22" alt="media-playlist-no-repeat-symbolic-rtl"&gt;&lt;/a&gt;&amp;nbsp; &amp;nbsp; media-playlist-no-repeat-symbolic-rtl&lt;br&gt;</text:p>
          </table:table-cell>
        </table:table-row>
        <table:table-row table:style-name="ro1">
          <table:table-cell office:value-type="string" calcext:value-type="string">
            <text:p>media-playlist-no-repeat-symbolic</text:p>
          </table:table-cell>
          <table:table-cell table:formula="of:=IF(LEFT([.A1021];1)=&quot;.&quot;;&quot;Y&quot;;&quot;N&quot;)" office:value-type="string" office:string-value="N" calcext:value-type="string">
            <text:p>N</text:p>
          </table:table-cell>
          <table:table-cell table:formula="of:=IFERROR(&quot;## &quot; &amp; MID([.A1021];3;FIND(&quot;:&quot;;[.A1021])-3) &amp; &quot; &lt;br&gt;&quot;;&quot;&quot;)">
            <text:p/>
          </table:table-cell>
          <table:table-cell table:formula="of:=IF([.B1021]=&quot;Y&quot;;MID([.A1021];3;FIND(&quot;:&quot;;[.A1021];1)-3);IF(&#10;RIGHT(RIGHT([.A1021]; 1))=&quot;@&quot;;0;&#10;[.A1021]))" office:value-type="string" office:string-value="media-playlist-no-repeat-symbolic" calcext:value-type="string">
            <text:p>media-playlist-no-repeat-symbolic</text:p>
          </table:table-cell>
          <table:table-cell table:formula="of:=IF([.B1021]=&quot;Y&quot;;[.D1021];[.E1020])" office:value-type="string" office:string-value="status" calcext:value-type="string">
            <text:p>status</text:p>
          </table:table-cell>
          <table:table-cell table:style-name="ce10" table:formula="of:=IF([.D1021]=0;&quot;&quot;;IF([.B1021]=&quot;Y&quot;;[.C1021];&#10;&quot;&lt;a href=&quot; &amp; CHAR(34) &amp; &quot;#&quot; &amp; CHAR(34) &amp; &quot;&gt;&quot; &amp;&#10;&quot;&lt;img src=&quot; &amp; CHAR(34) &amp; &quot;https://github.com/ubuntu/yaru/blob/master/icons/Yaru/scalable/&quot; &amp; [.E1021] &amp; &quot;/&quot; &amp; [.A1021] &amp; &quot;.svg&quot; &amp; CHAR(34) &amp; &#10;&quot; width=&quot; &amp; CHAR(34) &amp; &quot;22&quot; &amp; CHAR(34) &amp; &quot; alt=&quot; &amp; CHAR(34) &amp; [.D1021] &amp; CHAR(34) &amp; &quot;&gt;&lt;/a&gt;&quot; &amp;&#10;&quot;&amp;nbsp; &amp;nbsp; &quot; &amp; [.D1021] &amp; &quot;&lt;br&gt;&quot;&#10;))" office:value-type="string" office:string-value="&lt;a href=&quot;#&quot;&gt;&lt;img src=&quot;https://github.com/ubuntu/yaru/blob/master/icons/Yaru/scalable/status/media-playlist-no-repeat-symbolic.svg&quot; width=&quot;22&quot; alt=&quot;media-playlist-no-repeat-symbolic&quot;&gt;&lt;/a&gt;&amp;nbsp; &amp;nbsp; media-playlist-no-repeat-symbolic&lt;br&gt;" calcext:value-type="string">
            <text:p>&lt;a href="#"&gt;&lt;img src="https://github.com/ubuntu/yaru/blob/master/icons/Yaru/scalable/status/media-playlist-no-repeat-symbolic.svg" width="22" alt="media-playlist-no-repeat-symbolic"&gt;&lt;/a&gt;&amp;nbsp; &amp;nbsp; media-playlist-no-repeat-symbolic&lt;br&gt;</text:p>
          </table:table-cell>
        </table:table-row>
        <table:table-row table:style-name="ro1">
          <table:table-cell table:style-name="Default" office:value-type="string" calcext:value-type="string">
            <text:p>media-playlist-no-shuffle-symbolic@</text:p>
          </table:table-cell>
          <table:table-cell table:style-name="Default" table:formula="of:=IF(LEFT([.A102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22];3;FIND(&quot;:&quot;;[.A1022])-3) &amp; &quot; &lt;br&gt;&quot;;&quot;&quot;)">
            <text:p/>
          </table:table-cell>
          <table:table-cell table:style-name="ce6" table:formula="of:=IF([.B1022]=&quot;Y&quot;;MID([.A1022];3;FIND(&quot;:&quot;;[.A1022];1)-3);IF(&#10;RIGHT(RIGHT([.A1022]; 1))=&quot;@&quot;;0;&#10;[.A1022]))" office:value-type="float" office:value="0" calcext:value-type="float">
            <text:p>0</text:p>
          </table:table-cell>
          <table:table-cell table:formula="of:=IF([.B1022]=&quot;Y&quot;;[.D1022];[.E1021])" office:value-type="string" office:string-value="status" calcext:value-type="string">
            <text:p>status</text:p>
          </table:table-cell>
          <table:table-cell table:style-name="ce10" table:formula="of:=IF([.D1022]=0;&quot;&quot;;IF([.B1022]=&quot;Y&quot;;[.C1022];&#10;&quot;&lt;a href=&quot; &amp; CHAR(34) &amp; &quot;#&quot; &amp; CHAR(34) &amp; &quot;&gt;&quot; &amp;&#10;&quot;&lt;img src=&quot; &amp; CHAR(34) &amp; &quot;https://github.com/ubuntu/yaru/blob/master/icons/Yaru/scalable/&quot; &amp; [.E1022] &amp; &quot;/&quot; &amp; [.A1022] &amp; &quot;.svg&quot; &amp; CHAR(34) &amp; &#10;&quot; width=&quot; &amp; CHAR(34) &amp; &quot;22&quot; &amp; CHAR(34) &amp; &quot; alt=&quot; &amp; CHAR(34) &amp; [.D1022] &amp; CHAR(34) &amp; &quot;&gt;&lt;/a&gt;&quot; &amp;&#10;&quot;&amp;nbsp; &amp;nbsp; &quot; &amp; [.D1022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edia-playlist-repeat-one-rtl-symbolic@</text:p>
          </table:table-cell>
          <table:table-cell table:style-name="Default" table:formula="of:=IF(LEFT([.A102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23];3;FIND(&quot;:&quot;;[.A1023])-3) &amp; &quot; &lt;br&gt;&quot;;&quot;&quot;)">
            <text:p/>
          </table:table-cell>
          <table:table-cell table:style-name="ce6" table:formula="of:=IF([.B1023]=&quot;Y&quot;;MID([.A1023];3;FIND(&quot;:&quot;;[.A1023];1)-3);IF(&#10;RIGHT(RIGHT([.A1023]; 1))=&quot;@&quot;;0;&#10;[.A1023]))" office:value-type="float" office:value="0" calcext:value-type="float">
            <text:p>0</text:p>
          </table:table-cell>
          <table:table-cell table:formula="of:=IF([.B1023]=&quot;Y&quot;;[.D1023];[.E1022])" office:value-type="string" office:string-value="status" calcext:value-type="string">
            <text:p>status</text:p>
          </table:table-cell>
          <table:table-cell table:style-name="ce10" table:formula="of:=IF([.D1023]=0;&quot;&quot;;IF([.B1023]=&quot;Y&quot;;[.C1023];&#10;&quot;&lt;a href=&quot; &amp; CHAR(34) &amp; &quot;#&quot; &amp; CHAR(34) &amp; &quot;&gt;&quot; &amp;&#10;&quot;&lt;img src=&quot; &amp; CHAR(34) &amp; &quot;https://github.com/ubuntu/yaru/blob/master/icons/Yaru/scalable/&quot; &amp; [.E1023] &amp; &quot;/&quot; &amp; [.A1023] &amp; &quot;.svg&quot; &amp; CHAR(34) &amp; &#10;&quot; width=&quot; &amp; CHAR(34) &amp; &quot;22&quot; &amp; CHAR(34) &amp; &quot; alt=&quot; &amp; CHAR(34) &amp; [.D1023] &amp; CHAR(34) &amp; &quot;&gt;&lt;/a&gt;&quot; &amp;&#10;&quot;&amp;nbsp; &amp;nbsp; &quot; &amp; [.D102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edia-playlist-repeat-one-symbolic-rtl@</text:p>
          </table:table-cell>
          <table:table-cell table:style-name="Default" table:formula="of:=IF(LEFT([.A102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24];3;FIND(&quot;:&quot;;[.A1024])-3) &amp; &quot; &lt;br&gt;&quot;;&quot;&quot;)">
            <text:p/>
          </table:table-cell>
          <table:table-cell table:style-name="ce6" table:formula="of:=IF([.B1024]=&quot;Y&quot;;MID([.A1024];3;FIND(&quot;:&quot;;[.A1024];1)-3);IF(&#10;RIGHT(RIGHT([.A1024]; 1))=&quot;@&quot;;0;&#10;[.A1024]))" office:value-type="float" office:value="0" calcext:value-type="float">
            <text:p>0</text:p>
          </table:table-cell>
          <table:table-cell table:formula="of:=IF([.B1024]=&quot;Y&quot;;[.D1024];[.E1023])" office:value-type="string" office:string-value="status" calcext:value-type="string">
            <text:p>status</text:p>
          </table:table-cell>
          <table:table-cell table:style-name="ce10" table:formula="of:=IF([.D1024]=0;&quot;&quot;;IF([.B1024]=&quot;Y&quot;;[.C1024];&#10;&quot;&lt;a href=&quot; &amp; CHAR(34) &amp; &quot;#&quot; &amp; CHAR(34) &amp; &quot;&gt;&quot; &amp;&#10;&quot;&lt;img src=&quot; &amp; CHAR(34) &amp; &quot;https://github.com/ubuntu/yaru/blob/master/icons/Yaru/scalable/&quot; &amp; [.E1024] &amp; &quot;/&quot; &amp; [.A1024] &amp; &quot;.svg&quot; &amp; CHAR(34) &amp; &#10;&quot; width=&quot; &amp; CHAR(34) &amp; &quot;22&quot; &amp; CHAR(34) &amp; &quot; alt=&quot; &amp; CHAR(34) &amp; [.D1024] &amp; CHAR(34) &amp; &quot;&gt;&lt;/a&gt;&quot; &amp;&#10;&quot;&amp;nbsp; &amp;nbsp; &quot; &amp; [.D1024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media-playlist-repeat-one-symbolic@</text:p>
          </table:table-cell>
          <table:table-cell table:style-name="Default" table:formula="of:=IF(LEFT([.A102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25];3;FIND(&quot;:&quot;;[.A1025])-3) &amp; &quot; &lt;br&gt;&quot;;&quot;&quot;)">
            <text:p/>
          </table:table-cell>
          <table:table-cell table:style-name="ce6" table:formula="of:=IF([.B1025]=&quot;Y&quot;;MID([.A1025];3;FIND(&quot;:&quot;;[.A1025];1)-3);IF(&#10;RIGHT(RIGHT([.A1025]; 1))=&quot;@&quot;;0;&#10;[.A1025]))" office:value-type="float" office:value="0" calcext:value-type="float">
            <text:p>0</text:p>
          </table:table-cell>
          <table:table-cell table:formula="of:=IF([.B1025]=&quot;Y&quot;;[.D1025];[.E1024])" office:value-type="string" office:string-value="status" calcext:value-type="string">
            <text:p>status</text:p>
          </table:table-cell>
          <table:table-cell table:style-name="ce10" table:formula="of:=IF([.D1025]=0;&quot;&quot;;IF([.B1025]=&quot;Y&quot;;[.C1025];&#10;&quot;&lt;a href=&quot; &amp; CHAR(34) &amp; &quot;#&quot; &amp; CHAR(34) &amp; &quot;&gt;&quot; &amp;&#10;&quot;&lt;img src=&quot; &amp; CHAR(34) &amp; &quot;https://github.com/ubuntu/yaru/blob/master/icons/Yaru/scalable/&quot; &amp; [.E1025] &amp; &quot;/&quot; &amp; [.A1025] &amp; &quot;.svg&quot; &amp; CHAR(34) &amp; &#10;&quot; width=&quot; &amp; CHAR(34) &amp; &quot;22&quot; &amp; CHAR(34) &amp; &quot; alt=&quot; &amp; CHAR(34) &amp; [.D1025] &amp; CHAR(34) &amp; &quot;&gt;&lt;/a&gt;&quot; &amp;&#10;&quot;&amp;nbsp; &amp;nbsp; &quot; &amp; [.D1025] &amp; &quot;&lt;br&gt;&quot;&#10;))">
            <text:p/>
          </table:table-cell>
        </table:table-row>
        <table:table-row table:style-name="ro1">
          <table:table-cell office:value-type="string" calcext:value-type="string">
            <text:p>media-playlist-repeat-song-symbolic-rtl</text:p>
          </table:table-cell>
          <table:table-cell table:formula="of:=IF(LEFT([.A1026];1)=&quot;.&quot;;&quot;Y&quot;;&quot;N&quot;)" office:value-type="string" office:string-value="N" calcext:value-type="string">
            <text:p>N</text:p>
          </table:table-cell>
          <table:table-cell table:formula="of:=IFERROR(&quot;## &quot; &amp; MID([.A1026];3;FIND(&quot;:&quot;;[.A1026])-3) &amp; &quot; &lt;br&gt;&quot;;&quot;&quot;)">
            <text:p/>
          </table:table-cell>
          <table:table-cell table:formula="of:=IF([.B1026]=&quot;Y&quot;;MID([.A1026];3;FIND(&quot;:&quot;;[.A1026];1)-3);IF(&#10;RIGHT(RIGHT([.A1026]; 1))=&quot;@&quot;;0;&#10;[.A1026]))" office:value-type="string" office:string-value="media-playlist-repeat-song-symbolic-rtl" calcext:value-type="string">
            <text:p>media-playlist-repeat-song-symbolic-rtl</text:p>
          </table:table-cell>
          <table:table-cell table:formula="of:=IF([.B1026]=&quot;Y&quot;;[.D1026];[.E1025])" office:value-type="string" office:string-value="status" calcext:value-type="string">
            <text:p>status</text:p>
          </table:table-cell>
          <table:table-cell table:style-name="ce10" table:formula="of:=IF([.D1026]=0;&quot;&quot;;IF([.B1026]=&quot;Y&quot;;[.C1026];&#10;&quot;&lt;a href=&quot; &amp; CHAR(34) &amp; &quot;#&quot; &amp; CHAR(34) &amp; &quot;&gt;&quot; &amp;&#10;&quot;&lt;img src=&quot; &amp; CHAR(34) &amp; &quot;https://github.com/ubuntu/yaru/blob/master/icons/Yaru/scalable/&quot; &amp; [.E1026] &amp; &quot;/&quot; &amp; [.A1026] &amp; &quot;.svg&quot; &amp; CHAR(34) &amp; &#10;&quot; width=&quot; &amp; CHAR(34) &amp; &quot;22&quot; &amp; CHAR(34) &amp; &quot; alt=&quot; &amp; CHAR(34) &amp; [.D1026] &amp; CHAR(34) &amp; &quot;&gt;&lt;/a&gt;&quot; &amp;&#10;&quot;&amp;nbsp; &amp;nbsp; &quot; &amp; [.D1026] &amp; &quot;&lt;br&gt;&quot;&#10;))" office:value-type="string" office:string-value="&lt;a href=&quot;#&quot;&gt;&lt;img src=&quot;https://github.com/ubuntu/yaru/blob/master/icons/Yaru/scalable/status/media-playlist-repeat-song-symbolic-rtl.svg&quot; width=&quot;22&quot; alt=&quot;media-playlist-repeat-song-symbolic-rtl&quot;&gt;&lt;/a&gt;&amp;nbsp; &amp;nbsp; media-playlist-repeat-song-symbolic-rtl&lt;br&gt;" calcext:value-type="string">
            <text:p>&lt;a href="#"&gt;&lt;img src="https://github.com/ubuntu/yaru/blob/master/icons/Yaru/scalable/status/media-playlist-repeat-song-symbolic-rtl.svg" width="22" alt="media-playlist-repeat-song-symbolic-rtl"&gt;&lt;/a&gt;&amp;nbsp; &amp;nbsp; media-playlist-repeat-song-symbolic-rtl&lt;br&gt;</text:p>
          </table:table-cell>
        </table:table-row>
        <table:table-row table:style-name="ro1">
          <table:table-cell office:value-type="string" calcext:value-type="string">
            <text:p>media-playlist-repeat-song-symbolic</text:p>
          </table:table-cell>
          <table:table-cell table:formula="of:=IF(LEFT([.A1027];1)=&quot;.&quot;;&quot;Y&quot;;&quot;N&quot;)" office:value-type="string" office:string-value="N" calcext:value-type="string">
            <text:p>N</text:p>
          </table:table-cell>
          <table:table-cell table:formula="of:=IFERROR(&quot;## &quot; &amp; MID([.A1027];3;FIND(&quot;:&quot;;[.A1027])-3) &amp; &quot; &lt;br&gt;&quot;;&quot;&quot;)">
            <text:p/>
          </table:table-cell>
          <table:table-cell table:formula="of:=IF([.B1027]=&quot;Y&quot;;MID([.A1027];3;FIND(&quot;:&quot;;[.A1027];1)-3);IF(&#10;RIGHT(RIGHT([.A1027]; 1))=&quot;@&quot;;0;&#10;[.A1027]))" office:value-type="string" office:string-value="media-playlist-repeat-song-symbolic" calcext:value-type="string">
            <text:p>media-playlist-repeat-song-symbolic</text:p>
          </table:table-cell>
          <table:table-cell table:formula="of:=IF([.B1027]=&quot;Y&quot;;[.D1027];[.E1026])" office:value-type="string" office:string-value="status" calcext:value-type="string">
            <text:p>status</text:p>
          </table:table-cell>
          <table:table-cell table:style-name="ce10" table:formula="of:=IF([.D1027]=0;&quot;&quot;;IF([.B1027]=&quot;Y&quot;;[.C1027];&#10;&quot;&lt;a href=&quot; &amp; CHAR(34) &amp; &quot;#&quot; &amp; CHAR(34) &amp; &quot;&gt;&quot; &amp;&#10;&quot;&lt;img src=&quot; &amp; CHAR(34) &amp; &quot;https://github.com/ubuntu/yaru/blob/master/icons/Yaru/scalable/&quot; &amp; [.E1027] &amp; &quot;/&quot; &amp; [.A1027] &amp; &quot;.svg&quot; &amp; CHAR(34) &amp; &#10;&quot; width=&quot; &amp; CHAR(34) &amp; &quot;22&quot; &amp; CHAR(34) &amp; &quot; alt=&quot; &amp; CHAR(34) &amp; [.D1027] &amp; CHAR(34) &amp; &quot;&gt;&lt;/a&gt;&quot; &amp;&#10;&quot;&amp;nbsp; &amp;nbsp; &quot; &amp; [.D1027] &amp; &quot;&lt;br&gt;&quot;&#10;))" office:value-type="string" office:string-value="&lt;a href=&quot;#&quot;&gt;&lt;img src=&quot;https://github.com/ubuntu/yaru/blob/master/icons/Yaru/scalable/status/media-playlist-repeat-song-symbolic.svg&quot; width=&quot;22&quot; alt=&quot;media-playlist-repeat-song-symbolic&quot;&gt;&lt;/a&gt;&amp;nbsp; &amp;nbsp; media-playlist-repeat-song-symbolic&lt;br&gt;" calcext:value-type="string">
            <text:p>&lt;a href="#"&gt;&lt;img src="https://github.com/ubuntu/yaru/blob/master/icons/Yaru/scalable/status/media-playlist-repeat-song-symbolic.svg" width="22" alt="media-playlist-repeat-song-symbolic"&gt;&lt;/a&gt;&amp;nbsp; &amp;nbsp; media-playlist-repeat-song-symbolic&lt;br&gt;</text:p>
          </table:table-cell>
        </table:table-row>
        <table:table-row table:style-name="ro1">
          <table:table-cell office:value-type="string" calcext:value-type="string">
            <text:p>media-playlist-repeat-symbolic-rtl</text:p>
          </table:table-cell>
          <table:table-cell table:formula="of:=IF(LEFT([.A1028];1)=&quot;.&quot;;&quot;Y&quot;;&quot;N&quot;)" office:value-type="string" office:string-value="N" calcext:value-type="string">
            <text:p>N</text:p>
          </table:table-cell>
          <table:table-cell table:formula="of:=IFERROR(&quot;## &quot; &amp; MID([.A1028];3;FIND(&quot;:&quot;;[.A1028])-3) &amp; &quot; &lt;br&gt;&quot;;&quot;&quot;)">
            <text:p/>
          </table:table-cell>
          <table:table-cell table:formula="of:=IF([.B1028]=&quot;Y&quot;;MID([.A1028];3;FIND(&quot;:&quot;;[.A1028];1)-3);IF(&#10;RIGHT(RIGHT([.A1028]; 1))=&quot;@&quot;;0;&#10;[.A1028]))" office:value-type="string" office:string-value="media-playlist-repeat-symbolic-rtl" calcext:value-type="string">
            <text:p>media-playlist-repeat-symbolic-rtl</text:p>
          </table:table-cell>
          <table:table-cell table:formula="of:=IF([.B1028]=&quot;Y&quot;;[.D1028];[.E1027])" office:value-type="string" office:string-value="status" calcext:value-type="string">
            <text:p>status</text:p>
          </table:table-cell>
          <table:table-cell table:style-name="ce10" table:formula="of:=IF([.D1028]=0;&quot;&quot;;IF([.B1028]=&quot;Y&quot;;[.C1028];&#10;&quot;&lt;a href=&quot; &amp; CHAR(34) &amp; &quot;#&quot; &amp; CHAR(34) &amp; &quot;&gt;&quot; &amp;&#10;&quot;&lt;img src=&quot; &amp; CHAR(34) &amp; &quot;https://github.com/ubuntu/yaru/blob/master/icons/Yaru/scalable/&quot; &amp; [.E1028] &amp; &quot;/&quot; &amp; [.A1028] &amp; &quot;.svg&quot; &amp; CHAR(34) &amp; &#10;&quot; width=&quot; &amp; CHAR(34) &amp; &quot;22&quot; &amp; CHAR(34) &amp; &quot; alt=&quot; &amp; CHAR(34) &amp; [.D1028] &amp; CHAR(34) &amp; &quot;&gt;&lt;/a&gt;&quot; &amp;&#10;&quot;&amp;nbsp; &amp;nbsp; &quot; &amp; [.D1028] &amp; &quot;&lt;br&gt;&quot;&#10;))" office:value-type="string" office:string-value="&lt;a href=&quot;#&quot;&gt;&lt;img src=&quot;https://github.com/ubuntu/yaru/blob/master/icons/Yaru/scalable/status/media-playlist-repeat-symbolic-rtl.svg&quot; width=&quot;22&quot; alt=&quot;media-playlist-repeat-symbolic-rtl&quot;&gt;&lt;/a&gt;&amp;nbsp; &amp;nbsp; media-playlist-repeat-symbolic-rtl&lt;br&gt;" calcext:value-type="string">
            <text:p>&lt;a href="#"&gt;&lt;img src="https://github.com/ubuntu/yaru/blob/master/icons/Yaru/scalable/status/media-playlist-repeat-symbolic-rtl.svg" width="22" alt="media-playlist-repeat-symbolic-rtl"&gt;&lt;/a&gt;&amp;nbsp; &amp;nbsp; media-playlist-repeat-symbolic-rtl&lt;br&gt;</text:p>
          </table:table-cell>
        </table:table-row>
        <table:table-row table:style-name="ro1">
          <table:table-cell office:value-type="string" calcext:value-type="string">
            <text:p>media-playlist-repeat-symbolic</text:p>
          </table:table-cell>
          <table:table-cell table:formula="of:=IF(LEFT([.A1029];1)=&quot;.&quot;;&quot;Y&quot;;&quot;N&quot;)" office:value-type="string" office:string-value="N" calcext:value-type="string">
            <text:p>N</text:p>
          </table:table-cell>
          <table:table-cell table:formula="of:=IFERROR(&quot;## &quot; &amp; MID([.A1029];3;FIND(&quot;:&quot;;[.A1029])-3) &amp; &quot; &lt;br&gt;&quot;;&quot;&quot;)">
            <text:p/>
          </table:table-cell>
          <table:table-cell table:formula="of:=IF([.B1029]=&quot;Y&quot;;MID([.A1029];3;FIND(&quot;:&quot;;[.A1029];1)-3);IF(&#10;RIGHT(RIGHT([.A1029]; 1))=&quot;@&quot;;0;&#10;[.A1029]))" office:value-type="string" office:string-value="media-playlist-repeat-symbolic" calcext:value-type="string">
            <text:p>media-playlist-repeat-symbolic</text:p>
          </table:table-cell>
          <table:table-cell table:formula="of:=IF([.B1029]=&quot;Y&quot;;[.D1029];[.E1028])" office:value-type="string" office:string-value="status" calcext:value-type="string">
            <text:p>status</text:p>
          </table:table-cell>
          <table:table-cell table:style-name="ce10" table:formula="of:=IF([.D1029]=0;&quot;&quot;;IF([.B1029]=&quot;Y&quot;;[.C1029];&#10;&quot;&lt;a href=&quot; &amp; CHAR(34) &amp; &quot;#&quot; &amp; CHAR(34) &amp; &quot;&gt;&quot; &amp;&#10;&quot;&lt;img src=&quot; &amp; CHAR(34) &amp; &quot;https://github.com/ubuntu/yaru/blob/master/icons/Yaru/scalable/&quot; &amp; [.E1029] &amp; &quot;/&quot; &amp; [.A1029] &amp; &quot;.svg&quot; &amp; CHAR(34) &amp; &#10;&quot; width=&quot; &amp; CHAR(34) &amp; &quot;22&quot; &amp; CHAR(34) &amp; &quot; alt=&quot; &amp; CHAR(34) &amp; [.D1029] &amp; CHAR(34) &amp; &quot;&gt;&lt;/a&gt;&quot; &amp;&#10;&quot;&amp;nbsp; &amp;nbsp; &quot; &amp; [.D1029] &amp; &quot;&lt;br&gt;&quot;&#10;))" office:value-type="string" office:string-value="&lt;a href=&quot;#&quot;&gt;&lt;img src=&quot;https://github.com/ubuntu/yaru/blob/master/icons/Yaru/scalable/status/media-playlist-repeat-symbolic.svg&quot; width=&quot;22&quot; alt=&quot;media-playlist-repeat-symbolic&quot;&gt;&lt;/a&gt;&amp;nbsp; &amp;nbsp; media-playlist-repeat-symbolic&lt;br&gt;" calcext:value-type="string">
            <text:p>&lt;a href="#"&gt;&lt;img src="https://github.com/ubuntu/yaru/blob/master/icons/Yaru/scalable/status/media-playlist-repeat-symbolic.svg" width="22" alt="media-playlist-repeat-symbolic"&gt;&lt;/a&gt;&amp;nbsp; &amp;nbsp; media-playlist-repeat-symbolic&lt;br&gt;</text:p>
          </table:table-cell>
        </table:table-row>
        <table:table-row table:style-name="ro1">
          <table:table-cell office:value-type="string" calcext:value-type="string">
            <text:p>media-playlist-shuffle-symbolic-rtl</text:p>
          </table:table-cell>
          <table:table-cell table:formula="of:=IF(LEFT([.A1030];1)=&quot;.&quot;;&quot;Y&quot;;&quot;N&quot;)" office:value-type="string" office:string-value="N" calcext:value-type="string">
            <text:p>N</text:p>
          </table:table-cell>
          <table:table-cell table:formula="of:=IFERROR(&quot;## &quot; &amp; MID([.A1030];3;FIND(&quot;:&quot;;[.A1030])-3) &amp; &quot; &lt;br&gt;&quot;;&quot;&quot;)">
            <text:p/>
          </table:table-cell>
          <table:table-cell table:formula="of:=IF([.B1030]=&quot;Y&quot;;MID([.A1030];3;FIND(&quot;:&quot;;[.A1030];1)-3);IF(&#10;RIGHT(RIGHT([.A1030]; 1))=&quot;@&quot;;0;&#10;[.A1030]))" office:value-type="string" office:string-value="media-playlist-shuffle-symbolic-rtl" calcext:value-type="string">
            <text:p>media-playlist-shuffle-symbolic-rtl</text:p>
          </table:table-cell>
          <table:table-cell table:formula="of:=IF([.B1030]=&quot;Y&quot;;[.D1030];[.E1029])" office:value-type="string" office:string-value="status" calcext:value-type="string">
            <text:p>status</text:p>
          </table:table-cell>
          <table:table-cell table:style-name="ce10" table:formula="of:=IF([.D1030]=0;&quot;&quot;;IF([.B1030]=&quot;Y&quot;;[.C1030];&#10;&quot;&lt;a href=&quot; &amp; CHAR(34) &amp; &quot;#&quot; &amp; CHAR(34) &amp; &quot;&gt;&quot; &amp;&#10;&quot;&lt;img src=&quot; &amp; CHAR(34) &amp; &quot;https://github.com/ubuntu/yaru/blob/master/icons/Yaru/scalable/&quot; &amp; [.E1030] &amp; &quot;/&quot; &amp; [.A1030] &amp; &quot;.svg&quot; &amp; CHAR(34) &amp; &#10;&quot; width=&quot; &amp; CHAR(34) &amp; &quot;22&quot; &amp; CHAR(34) &amp; &quot; alt=&quot; &amp; CHAR(34) &amp; [.D1030] &amp; CHAR(34) &amp; &quot;&gt;&lt;/a&gt;&quot; &amp;&#10;&quot;&amp;nbsp; &amp;nbsp; &quot; &amp; [.D1030] &amp; &quot;&lt;br&gt;&quot;&#10;))" office:value-type="string" office:string-value="&lt;a href=&quot;#&quot;&gt;&lt;img src=&quot;https://github.com/ubuntu/yaru/blob/master/icons/Yaru/scalable/status/media-playlist-shuffle-symbolic-rtl.svg&quot; width=&quot;22&quot; alt=&quot;media-playlist-shuffle-symbolic-rtl&quot;&gt;&lt;/a&gt;&amp;nbsp; &amp;nbsp; media-playlist-shuffle-symbolic-rtl&lt;br&gt;" calcext:value-type="string">
            <text:p>&lt;a href="#"&gt;&lt;img src="https://github.com/ubuntu/yaru/blob/master/icons/Yaru/scalable/status/media-playlist-shuffle-symbolic-rtl.svg" width="22" alt="media-playlist-shuffle-symbolic-rtl"&gt;&lt;/a&gt;&amp;nbsp; &amp;nbsp; media-playlist-shuffle-symbolic-rtl&lt;br&gt;</text:p>
          </table:table-cell>
        </table:table-row>
        <table:table-row table:style-name="ro1">
          <table:table-cell office:value-type="string" calcext:value-type="string">
            <text:p>media-playlist-shuffle-symbolic</text:p>
          </table:table-cell>
          <table:table-cell table:formula="of:=IF(LEFT([.A1031];1)=&quot;.&quot;;&quot;Y&quot;;&quot;N&quot;)" office:value-type="string" office:string-value="N" calcext:value-type="string">
            <text:p>N</text:p>
          </table:table-cell>
          <table:table-cell table:formula="of:=IFERROR(&quot;## &quot; &amp; MID([.A1031];3;FIND(&quot;:&quot;;[.A1031])-3) &amp; &quot; &lt;br&gt;&quot;;&quot;&quot;)">
            <text:p/>
          </table:table-cell>
          <table:table-cell table:formula="of:=IF([.B1031]=&quot;Y&quot;;MID([.A1031];3;FIND(&quot;:&quot;;[.A1031];1)-3);IF(&#10;RIGHT(RIGHT([.A1031]; 1))=&quot;@&quot;;0;&#10;[.A1031]))" office:value-type="string" office:string-value="media-playlist-shuffle-symbolic" calcext:value-type="string">
            <text:p>media-playlist-shuffle-symbolic</text:p>
          </table:table-cell>
          <table:table-cell table:formula="of:=IF([.B1031]=&quot;Y&quot;;[.D1031];[.E1030])" office:value-type="string" office:string-value="status" calcext:value-type="string">
            <text:p>status</text:p>
          </table:table-cell>
          <table:table-cell table:style-name="ce10" table:formula="of:=IF([.D1031]=0;&quot;&quot;;IF([.B1031]=&quot;Y&quot;;[.C1031];&#10;&quot;&lt;a href=&quot; &amp; CHAR(34) &amp; &quot;#&quot; &amp; CHAR(34) &amp; &quot;&gt;&quot; &amp;&#10;&quot;&lt;img src=&quot; &amp; CHAR(34) &amp; &quot;https://github.com/ubuntu/yaru/blob/master/icons/Yaru/scalable/&quot; &amp; [.E1031] &amp; &quot;/&quot; &amp; [.A1031] &amp; &quot;.svg&quot; &amp; CHAR(34) &amp; &#10;&quot; width=&quot; &amp; CHAR(34) &amp; &quot;22&quot; &amp; CHAR(34) &amp; &quot; alt=&quot; &amp; CHAR(34) &amp; [.D1031] &amp; CHAR(34) &amp; &quot;&gt;&lt;/a&gt;&quot; &amp;&#10;&quot;&amp;nbsp; &amp;nbsp; &quot; &amp; [.D1031] &amp; &quot;&lt;br&gt;&quot;&#10;))" office:value-type="string" office:string-value="&lt;a href=&quot;#&quot;&gt;&lt;img src=&quot;https://github.com/ubuntu/yaru/blob/master/icons/Yaru/scalable/status/media-playlist-shuffle-symbolic.svg&quot; width=&quot;22&quot; alt=&quot;media-playlist-shuffle-symbolic&quot;&gt;&lt;/a&gt;&amp;nbsp; &amp;nbsp; media-playlist-shuffle-symbolic&lt;br&gt;" calcext:value-type="string">
            <text:p>&lt;a href="#"&gt;&lt;img src="https://github.com/ubuntu/yaru/blob/master/icons/Yaru/scalable/status/media-playlist-shuffle-symbolic.svg" width="22" alt="media-playlist-shuffle-symbolic"&gt;&lt;/a&gt;&amp;nbsp; &amp;nbsp; media-playlist-shuffle-symbolic&lt;br&gt;</text:p>
          </table:table-cell>
        </table:table-row>
        <table:table-row table:style-name="ro1">
          <table:table-cell office:value-type="string" calcext:value-type="string">
            <text:p>microphone-disabled-symbolic</text:p>
          </table:table-cell>
          <table:table-cell table:formula="of:=IF(LEFT([.A1032];1)=&quot;.&quot;;&quot;Y&quot;;&quot;N&quot;)" office:value-type="string" office:string-value="N" calcext:value-type="string">
            <text:p>N</text:p>
          </table:table-cell>
          <table:table-cell table:formula="of:=IFERROR(&quot;## &quot; &amp; MID([.A1032];3;FIND(&quot;:&quot;;[.A1032])-3) &amp; &quot; &lt;br&gt;&quot;;&quot;&quot;)">
            <text:p/>
          </table:table-cell>
          <table:table-cell table:formula="of:=IF([.B1032]=&quot;Y&quot;;MID([.A1032];3;FIND(&quot;:&quot;;[.A1032];1)-3);IF(&#10;RIGHT(RIGHT([.A1032]; 1))=&quot;@&quot;;0;&#10;[.A1032]))" office:value-type="string" office:string-value="microphone-disabled-symbolic" calcext:value-type="string">
            <text:p>microphone-disabled-symbolic</text:p>
          </table:table-cell>
          <table:table-cell table:formula="of:=IF([.B1032]=&quot;Y&quot;;[.D1032];[.E1031])" office:value-type="string" office:string-value="status" calcext:value-type="string">
            <text:p>status</text:p>
          </table:table-cell>
          <table:table-cell table:style-name="ce10" table:formula="of:=IF([.D1032]=0;&quot;&quot;;IF([.B1032]=&quot;Y&quot;;[.C1032];&#10;&quot;&lt;a href=&quot; &amp; CHAR(34) &amp; &quot;#&quot; &amp; CHAR(34) &amp; &quot;&gt;&quot; &amp;&#10;&quot;&lt;img src=&quot; &amp; CHAR(34) &amp; &quot;https://github.com/ubuntu/yaru/blob/master/icons/Yaru/scalable/&quot; &amp; [.E1032] &amp; &quot;/&quot; &amp; [.A1032] &amp; &quot;.svg&quot; &amp; CHAR(34) &amp; &#10;&quot; width=&quot; &amp; CHAR(34) &amp; &quot;22&quot; &amp; CHAR(34) &amp; &quot; alt=&quot; &amp; CHAR(34) &amp; [.D1032] &amp; CHAR(34) &amp; &quot;&gt;&lt;/a&gt;&quot; &amp;&#10;&quot;&amp;nbsp; &amp;nbsp; &quot; &amp; [.D1032] &amp; &quot;&lt;br&gt;&quot;&#10;))" office:value-type="string" office:string-value="&lt;a href=&quot;#&quot;&gt;&lt;img src=&quot;https://github.com/ubuntu/yaru/blob/master/icons/Yaru/scalable/status/microphone-disabled-symbolic.svg&quot; width=&quot;22&quot; alt=&quot;microphone-disabled-symbolic&quot;&gt;&lt;/a&gt;&amp;nbsp; &amp;nbsp; microphone-disabled-symbolic&lt;br&gt;" calcext:value-type="string">
            <text:p>&lt;a href="#"&gt;&lt;img src="https://github.com/ubuntu/yaru/blob/master/icons/Yaru/scalable/status/microphone-disabled-symbolic.svg" width="22" alt="microphone-disabled-symbolic"&gt;&lt;/a&gt;&amp;nbsp; &amp;nbsp; microphone-disabled-symbolic&lt;br&gt;</text:p>
          </table:table-cell>
        </table:table-row>
        <table:table-row table:style-name="ro1">
          <table:table-cell office:value-type="string" calcext:value-type="string">
            <text:p>microphone-hardware-disabled-symbolic</text:p>
          </table:table-cell>
          <table:table-cell table:formula="of:=IF(LEFT([.A1033];1)=&quot;.&quot;;&quot;Y&quot;;&quot;N&quot;)" office:value-type="string" office:string-value="N" calcext:value-type="string">
            <text:p>N</text:p>
          </table:table-cell>
          <table:table-cell table:formula="of:=IFERROR(&quot;## &quot; &amp; MID([.A1033];3;FIND(&quot;:&quot;;[.A1033])-3) &amp; &quot; &lt;br&gt;&quot;;&quot;&quot;)">
            <text:p/>
          </table:table-cell>
          <table:table-cell table:formula="of:=IF([.B1033]=&quot;Y&quot;;MID([.A1033];3;FIND(&quot;:&quot;;[.A1033];1)-3);IF(&#10;RIGHT(RIGHT([.A1033]; 1))=&quot;@&quot;;0;&#10;[.A1033]))" office:value-type="string" office:string-value="microphone-hardware-disabled-symbolic" calcext:value-type="string">
            <text:p>microphone-hardware-disabled-symbolic</text:p>
          </table:table-cell>
          <table:table-cell table:formula="of:=IF([.B1033]=&quot;Y&quot;;[.D1033];[.E1032])" office:value-type="string" office:string-value="status" calcext:value-type="string">
            <text:p>status</text:p>
          </table:table-cell>
          <table:table-cell table:style-name="ce10" table:formula="of:=IF([.D1033]=0;&quot;&quot;;IF([.B1033]=&quot;Y&quot;;[.C1033];&#10;&quot;&lt;a href=&quot; &amp; CHAR(34) &amp; &quot;#&quot; &amp; CHAR(34) &amp; &quot;&gt;&quot; &amp;&#10;&quot;&lt;img src=&quot; &amp; CHAR(34) &amp; &quot;https://github.com/ubuntu/yaru/blob/master/icons/Yaru/scalable/&quot; &amp; [.E1033] &amp; &quot;/&quot; &amp; [.A1033] &amp; &quot;.svg&quot; &amp; CHAR(34) &amp; &#10;&quot; width=&quot; &amp; CHAR(34) &amp; &quot;22&quot; &amp; CHAR(34) &amp; &quot; alt=&quot; &amp; CHAR(34) &amp; [.D1033] &amp; CHAR(34) &amp; &quot;&gt;&lt;/a&gt;&quot; &amp;&#10;&quot;&amp;nbsp; &amp;nbsp; &quot; &amp; [.D1033] &amp; &quot;&lt;br&gt;&quot;&#10;))" office:value-type="string" office:string-value="&lt;a href=&quot;#&quot;&gt;&lt;img src=&quot;https://github.com/ubuntu/yaru/blob/master/icons/Yaru/scalable/status/microphone-hardware-disabled-symbolic.svg&quot; width=&quot;22&quot; alt=&quot;microphone-hardware-disabled-symbolic&quot;&gt;&lt;/a&gt;&amp;nbsp; &amp;nbsp; microphone-hardware-disabled-symbolic&lt;br&gt;" calcext:value-type="string">
            <text:p>&lt;a href="#"&gt;&lt;img src="https://github.com/ubuntu/yaru/blob/master/icons/Yaru/scalable/status/microphone-hardware-disabled-symbolic.svg" width="22" alt="microphone-hardware-disabled-symbolic"&gt;&lt;/a&gt;&amp;nbsp; &amp;nbsp; microphone-hardware-disabled-symbolic&lt;br&gt;</text:p>
          </table:table-cell>
        </table:table-row>
        <table:table-row table:style-name="ro1">
          <table:table-cell office:value-type="string" calcext:value-type="string">
            <text:p>microphone-sensitivity-high-symbolic</text:p>
          </table:table-cell>
          <table:table-cell table:formula="of:=IF(LEFT([.A1034];1)=&quot;.&quot;;&quot;Y&quot;;&quot;N&quot;)" office:value-type="string" office:string-value="N" calcext:value-type="string">
            <text:p>N</text:p>
          </table:table-cell>
          <table:table-cell table:formula="of:=IFERROR(&quot;## &quot; &amp; MID([.A1034];3;FIND(&quot;:&quot;;[.A1034])-3) &amp; &quot; &lt;br&gt;&quot;;&quot;&quot;)">
            <text:p/>
          </table:table-cell>
          <table:table-cell table:formula="of:=IF([.B1034]=&quot;Y&quot;;MID([.A1034];3;FIND(&quot;:&quot;;[.A1034];1)-3);IF(&#10;RIGHT(RIGHT([.A1034]; 1))=&quot;@&quot;;0;&#10;[.A1034]))" office:value-type="string" office:string-value="microphone-sensitivity-high-symbolic" calcext:value-type="string">
            <text:p>microphone-sensitivity-high-symbolic</text:p>
          </table:table-cell>
          <table:table-cell table:formula="of:=IF([.B1034]=&quot;Y&quot;;[.D1034];[.E1033])" office:value-type="string" office:string-value="status" calcext:value-type="string">
            <text:p>status</text:p>
          </table:table-cell>
          <table:table-cell table:style-name="ce10" table:formula="of:=IF([.D1034]=0;&quot;&quot;;IF([.B1034]=&quot;Y&quot;;[.C1034];&#10;&quot;&lt;a href=&quot; &amp; CHAR(34) &amp; &quot;#&quot; &amp; CHAR(34) &amp; &quot;&gt;&quot; &amp;&#10;&quot;&lt;img src=&quot; &amp; CHAR(34) &amp; &quot;https://github.com/ubuntu/yaru/blob/master/icons/Yaru/scalable/&quot; &amp; [.E1034] &amp; &quot;/&quot; &amp; [.A1034] &amp; &quot;.svg&quot; &amp; CHAR(34) &amp; &#10;&quot; width=&quot; &amp; CHAR(34) &amp; &quot;22&quot; &amp; CHAR(34) &amp; &quot; alt=&quot; &amp; CHAR(34) &amp; [.D1034] &amp; CHAR(34) &amp; &quot;&gt;&lt;/a&gt;&quot; &amp;&#10;&quot;&amp;nbsp; &amp;nbsp; &quot; &amp; [.D1034] &amp; &quot;&lt;br&gt;&quot;&#10;))" office:value-type="string" office:string-value="&lt;a href=&quot;#&quot;&gt;&lt;img src=&quot;https://github.com/ubuntu/yaru/blob/master/icons/Yaru/scalable/status/microphone-sensitivity-high-symbolic.svg&quot; width=&quot;22&quot; alt=&quot;microphone-sensitivity-high-symbolic&quot;&gt;&lt;/a&gt;&amp;nbsp; &amp;nbsp; microphone-sensitivity-high-symbolic&lt;br&gt;" calcext:value-type="string">
            <text:p>&lt;a href="#"&gt;&lt;img src="https://github.com/ubuntu/yaru/blob/master/icons/Yaru/scalable/status/microphone-sensitivity-high-symbolic.svg" width="22" alt="microphone-sensitivity-high-symbolic"&gt;&lt;/a&gt;&amp;nbsp; &amp;nbsp; microphone-sensitivity-high-symbolic&lt;br&gt;</text:p>
          </table:table-cell>
        </table:table-row>
        <table:table-row table:style-name="ro1">
          <table:table-cell office:value-type="string" calcext:value-type="string">
            <text:p>microphone-sensitivity-low-symbolic</text:p>
          </table:table-cell>
          <table:table-cell table:formula="of:=IF(LEFT([.A1035];1)=&quot;.&quot;;&quot;Y&quot;;&quot;N&quot;)" office:value-type="string" office:string-value="N" calcext:value-type="string">
            <text:p>N</text:p>
          </table:table-cell>
          <table:table-cell table:formula="of:=IFERROR(&quot;## &quot; &amp; MID([.A1035];3;FIND(&quot;:&quot;;[.A1035])-3) &amp; &quot; &lt;br&gt;&quot;;&quot;&quot;)">
            <text:p/>
          </table:table-cell>
          <table:table-cell table:formula="of:=IF([.B1035]=&quot;Y&quot;;MID([.A1035];3;FIND(&quot;:&quot;;[.A1035];1)-3);IF(&#10;RIGHT(RIGHT([.A1035]; 1))=&quot;@&quot;;0;&#10;[.A1035]))" office:value-type="string" office:string-value="microphone-sensitivity-low-symbolic" calcext:value-type="string">
            <text:p>microphone-sensitivity-low-symbolic</text:p>
          </table:table-cell>
          <table:table-cell table:formula="of:=IF([.B1035]=&quot;Y&quot;;[.D1035];[.E1034])" office:value-type="string" office:string-value="status" calcext:value-type="string">
            <text:p>status</text:p>
          </table:table-cell>
          <table:table-cell table:style-name="ce10" table:formula="of:=IF([.D1035]=0;&quot;&quot;;IF([.B1035]=&quot;Y&quot;;[.C1035];&#10;&quot;&lt;a href=&quot; &amp; CHAR(34) &amp; &quot;#&quot; &amp; CHAR(34) &amp; &quot;&gt;&quot; &amp;&#10;&quot;&lt;img src=&quot; &amp; CHAR(34) &amp; &quot;https://github.com/ubuntu/yaru/blob/master/icons/Yaru/scalable/&quot; &amp; [.E1035] &amp; &quot;/&quot; &amp; [.A1035] &amp; &quot;.svg&quot; &amp; CHAR(34) &amp; &#10;&quot; width=&quot; &amp; CHAR(34) &amp; &quot;22&quot; &amp; CHAR(34) &amp; &quot; alt=&quot; &amp; CHAR(34) &amp; [.D1035] &amp; CHAR(34) &amp; &quot;&gt;&lt;/a&gt;&quot; &amp;&#10;&quot;&amp;nbsp; &amp;nbsp; &quot; &amp; [.D1035] &amp; &quot;&lt;br&gt;&quot;&#10;))" office:value-type="string" office:string-value="&lt;a href=&quot;#&quot;&gt;&lt;img src=&quot;https://github.com/ubuntu/yaru/blob/master/icons/Yaru/scalable/status/microphone-sensitivity-low-symbolic.svg&quot; width=&quot;22&quot; alt=&quot;microphone-sensitivity-low-symbolic&quot;&gt;&lt;/a&gt;&amp;nbsp; &amp;nbsp; microphone-sensitivity-low-symbolic&lt;br&gt;" calcext:value-type="string">
            <text:p>&lt;a href="#"&gt;&lt;img src="https://github.com/ubuntu/yaru/blob/master/icons/Yaru/scalable/status/microphone-sensitivity-low-symbolic.svg" width="22" alt="microphone-sensitivity-low-symbolic"&gt;&lt;/a&gt;&amp;nbsp; &amp;nbsp; microphone-sensitivity-low-symbolic&lt;br&gt;</text:p>
          </table:table-cell>
        </table:table-row>
        <table:table-row table:style-name="ro1">
          <table:table-cell office:value-type="string" calcext:value-type="string">
            <text:p>microphone-sensitivity-medium-symbolic</text:p>
          </table:table-cell>
          <table:table-cell table:formula="of:=IF(LEFT([.A1036];1)=&quot;.&quot;;&quot;Y&quot;;&quot;N&quot;)" office:value-type="string" office:string-value="N" calcext:value-type="string">
            <text:p>N</text:p>
          </table:table-cell>
          <table:table-cell table:formula="of:=IFERROR(&quot;## &quot; &amp; MID([.A1036];3;FIND(&quot;:&quot;;[.A1036])-3) &amp; &quot; &lt;br&gt;&quot;;&quot;&quot;)">
            <text:p/>
          </table:table-cell>
          <table:table-cell table:formula="of:=IF([.B1036]=&quot;Y&quot;;MID([.A1036];3;FIND(&quot;:&quot;;[.A1036];1)-3);IF(&#10;RIGHT(RIGHT([.A1036]; 1))=&quot;@&quot;;0;&#10;[.A1036]))" office:value-type="string" office:string-value="microphone-sensitivity-medium-symbolic" calcext:value-type="string">
            <text:p>microphone-sensitivity-medium-symbolic</text:p>
          </table:table-cell>
          <table:table-cell table:formula="of:=IF([.B1036]=&quot;Y&quot;;[.D1036];[.E1035])" office:value-type="string" office:string-value="status" calcext:value-type="string">
            <text:p>status</text:p>
          </table:table-cell>
          <table:table-cell table:style-name="ce10" table:formula="of:=IF([.D1036]=0;&quot;&quot;;IF([.B1036]=&quot;Y&quot;;[.C1036];&#10;&quot;&lt;a href=&quot; &amp; CHAR(34) &amp; &quot;#&quot; &amp; CHAR(34) &amp; &quot;&gt;&quot; &amp;&#10;&quot;&lt;img src=&quot; &amp; CHAR(34) &amp; &quot;https://github.com/ubuntu/yaru/blob/master/icons/Yaru/scalable/&quot; &amp; [.E1036] &amp; &quot;/&quot; &amp; [.A1036] &amp; &quot;.svg&quot; &amp; CHAR(34) &amp; &#10;&quot; width=&quot; &amp; CHAR(34) &amp; &quot;22&quot; &amp; CHAR(34) &amp; &quot; alt=&quot; &amp; CHAR(34) &amp; [.D1036] &amp; CHAR(34) &amp; &quot;&gt;&lt;/a&gt;&quot; &amp;&#10;&quot;&amp;nbsp; &amp;nbsp; &quot; &amp; [.D1036] &amp; &quot;&lt;br&gt;&quot;&#10;))" office:value-type="string" office:string-value="&lt;a href=&quot;#&quot;&gt;&lt;img src=&quot;https://github.com/ubuntu/yaru/blob/master/icons/Yaru/scalable/status/microphone-sensitivity-medium-symbolic.svg&quot; width=&quot;22&quot; alt=&quot;microphone-sensitivity-medium-symbolic&quot;&gt;&lt;/a&gt;&amp;nbsp; &amp;nbsp; microphone-sensitivity-medium-symbolic&lt;br&gt;" calcext:value-type="string">
            <text:p>&lt;a href="#"&gt;&lt;img src="https://github.com/ubuntu/yaru/blob/master/icons/Yaru/scalable/status/microphone-sensitivity-medium-symbolic.svg" width="22" alt="microphone-sensitivity-medium-symbolic"&gt;&lt;/a&gt;&amp;nbsp; &amp;nbsp; microphone-sensitivity-medium-symbolic&lt;br&gt;</text:p>
          </table:table-cell>
        </table:table-row>
        <table:table-row table:style-name="ro1">
          <table:table-cell office:value-type="string" calcext:value-type="string">
            <text:p>microphone-sensitivity-muted-symbolic</text:p>
          </table:table-cell>
          <table:table-cell table:formula="of:=IF(LEFT([.A1037];1)=&quot;.&quot;;&quot;Y&quot;;&quot;N&quot;)" office:value-type="string" office:string-value="N" calcext:value-type="string">
            <text:p>N</text:p>
          </table:table-cell>
          <table:table-cell table:formula="of:=IFERROR(&quot;## &quot; &amp; MID([.A1037];3;FIND(&quot;:&quot;;[.A1037])-3) &amp; &quot; &lt;br&gt;&quot;;&quot;&quot;)">
            <text:p/>
          </table:table-cell>
          <table:table-cell table:formula="of:=IF([.B1037]=&quot;Y&quot;;MID([.A1037];3;FIND(&quot;:&quot;;[.A1037];1)-3);IF(&#10;RIGHT(RIGHT([.A1037]; 1))=&quot;@&quot;;0;&#10;[.A1037]))" office:value-type="string" office:string-value="microphone-sensitivity-muted-symbolic" calcext:value-type="string">
            <text:p>microphone-sensitivity-muted-symbolic</text:p>
          </table:table-cell>
          <table:table-cell table:formula="of:=IF([.B1037]=&quot;Y&quot;;[.D1037];[.E1036])" office:value-type="string" office:string-value="status" calcext:value-type="string">
            <text:p>status</text:p>
          </table:table-cell>
          <table:table-cell table:style-name="ce10" table:formula="of:=IF([.D1037]=0;&quot;&quot;;IF([.B1037]=&quot;Y&quot;;[.C1037];&#10;&quot;&lt;a href=&quot; &amp; CHAR(34) &amp; &quot;#&quot; &amp; CHAR(34) &amp; &quot;&gt;&quot; &amp;&#10;&quot;&lt;img src=&quot; &amp; CHAR(34) &amp; &quot;https://github.com/ubuntu/yaru/blob/master/icons/Yaru/scalable/&quot; &amp; [.E1037] &amp; &quot;/&quot; &amp; [.A1037] &amp; &quot;.svg&quot; &amp; CHAR(34) &amp; &#10;&quot; width=&quot; &amp; CHAR(34) &amp; &quot;22&quot; &amp; CHAR(34) &amp; &quot; alt=&quot; &amp; CHAR(34) &amp; [.D1037] &amp; CHAR(34) &amp; &quot;&gt;&lt;/a&gt;&quot; &amp;&#10;&quot;&amp;nbsp; &amp;nbsp; &quot; &amp; [.D1037] &amp; &quot;&lt;br&gt;&quot;&#10;))" office:value-type="string" office:string-value="&lt;a href=&quot;#&quot;&gt;&lt;img src=&quot;https://github.com/ubuntu/yaru/blob/master/icons/Yaru/scalable/status/microphone-sensitivity-muted-symbolic.svg&quot; width=&quot;22&quot; alt=&quot;microphone-sensitivity-muted-symbolic&quot;&gt;&lt;/a&gt;&amp;nbsp; &amp;nbsp; microphone-sensitivity-muted-symbolic&lt;br&gt;" calcext:value-type="string">
            <text:p>&lt;a href="#"&gt;&lt;img src="https://github.com/ubuntu/yaru/blob/master/icons/Yaru/scalable/status/microphone-sensitivity-muted-symbolic.svg" width="22" alt="microphone-sensitivity-muted-symbolic"&gt;&lt;/a&gt;&amp;nbsp; &amp;nbsp; microphone-sensitivity-muted-symbolic&lt;br&gt;</text:p>
          </table:table-cell>
        </table:table-row>
        <table:table-row table:style-name="ro1">
          <table:table-cell office:value-type="string" calcext:value-type="string">
            <text:p>network-cellular-2g-symbolic</text:p>
          </table:table-cell>
          <table:table-cell table:formula="of:=IF(LEFT([.A1038];1)=&quot;.&quot;;&quot;Y&quot;;&quot;N&quot;)" office:value-type="string" office:string-value="N" calcext:value-type="string">
            <text:p>N</text:p>
          </table:table-cell>
          <table:table-cell table:formula="of:=IFERROR(&quot;## &quot; &amp; MID([.A1038];3;FIND(&quot;:&quot;;[.A1038])-3) &amp; &quot; &lt;br&gt;&quot;;&quot;&quot;)">
            <text:p/>
          </table:table-cell>
          <table:table-cell table:formula="of:=IF([.B1038]=&quot;Y&quot;;MID([.A1038];3;FIND(&quot;:&quot;;[.A1038];1)-3);IF(&#10;RIGHT(RIGHT([.A1038]; 1))=&quot;@&quot;;0;&#10;[.A1038]))" office:value-type="string" office:string-value="network-cellular-2g-symbolic" calcext:value-type="string">
            <text:p>network-cellular-2g-symbolic</text:p>
          </table:table-cell>
          <table:table-cell table:formula="of:=IF([.B1038]=&quot;Y&quot;;[.D1038];[.E1037])" office:value-type="string" office:string-value="status" calcext:value-type="string">
            <text:p>status</text:p>
          </table:table-cell>
          <table:table-cell table:style-name="ce10" table:formula="of:=IF([.D1038]=0;&quot;&quot;;IF([.B1038]=&quot;Y&quot;;[.C1038];&#10;&quot;&lt;a href=&quot; &amp; CHAR(34) &amp; &quot;#&quot; &amp; CHAR(34) &amp; &quot;&gt;&quot; &amp;&#10;&quot;&lt;img src=&quot; &amp; CHAR(34) &amp; &quot;https://github.com/ubuntu/yaru/blob/master/icons/Yaru/scalable/&quot; &amp; [.E1038] &amp; &quot;/&quot; &amp; [.A1038] &amp; &quot;.svg&quot; &amp; CHAR(34) &amp; &#10;&quot; width=&quot; &amp; CHAR(34) &amp; &quot;22&quot; &amp; CHAR(34) &amp; &quot; alt=&quot; &amp; CHAR(34) &amp; [.D1038] &amp; CHAR(34) &amp; &quot;&gt;&lt;/a&gt;&quot; &amp;&#10;&quot;&amp;nbsp; &amp;nbsp; &quot; &amp; [.D1038] &amp; &quot;&lt;br&gt;&quot;&#10;))" office:value-type="string" office:string-value="&lt;a href=&quot;#&quot;&gt;&lt;img src=&quot;https://github.com/ubuntu/yaru/blob/master/icons/Yaru/scalable/status/network-cellular-2g-symbolic.svg&quot; width=&quot;22&quot; alt=&quot;network-cellular-2g-symbolic&quot;&gt;&lt;/a&gt;&amp;nbsp; &amp;nbsp; network-cellular-2g-symbolic&lt;br&gt;" calcext:value-type="string">
            <text:p>&lt;a href="#"&gt;&lt;img src="https://github.com/ubuntu/yaru/blob/master/icons/Yaru/scalable/status/network-cellular-2g-symbolic.svg" width="22" alt="network-cellular-2g-symbolic"&gt;&lt;/a&gt;&amp;nbsp; &amp;nbsp; network-cellular-2g-symbolic&lt;br&gt;</text:p>
          </table:table-cell>
        </table:table-row>
        <table:table-row table:style-name="ro1">
          <table:table-cell office:value-type="string" calcext:value-type="string">
            <text:p>network-cellular-3g-symbolic</text:p>
          </table:table-cell>
          <table:table-cell table:formula="of:=IF(LEFT([.A1039];1)=&quot;.&quot;;&quot;Y&quot;;&quot;N&quot;)" office:value-type="string" office:string-value="N" calcext:value-type="string">
            <text:p>N</text:p>
          </table:table-cell>
          <table:table-cell table:formula="of:=IFERROR(&quot;## &quot; &amp; MID([.A1039];3;FIND(&quot;:&quot;;[.A1039])-3) &amp; &quot; &lt;br&gt;&quot;;&quot;&quot;)">
            <text:p/>
          </table:table-cell>
          <table:table-cell table:formula="of:=IF([.B1039]=&quot;Y&quot;;MID([.A1039];3;FIND(&quot;:&quot;;[.A1039];1)-3);IF(&#10;RIGHT(RIGHT([.A1039]; 1))=&quot;@&quot;;0;&#10;[.A1039]))" office:value-type="string" office:string-value="network-cellular-3g-symbolic" calcext:value-type="string">
            <text:p>network-cellular-3g-symbolic</text:p>
          </table:table-cell>
          <table:table-cell table:formula="of:=IF([.B1039]=&quot;Y&quot;;[.D1039];[.E1038])" office:value-type="string" office:string-value="status" calcext:value-type="string">
            <text:p>status</text:p>
          </table:table-cell>
          <table:table-cell table:style-name="ce10" table:formula="of:=IF([.D1039]=0;&quot;&quot;;IF([.B1039]=&quot;Y&quot;;[.C1039];&#10;&quot;&lt;a href=&quot; &amp; CHAR(34) &amp; &quot;#&quot; &amp; CHAR(34) &amp; &quot;&gt;&quot; &amp;&#10;&quot;&lt;img src=&quot; &amp; CHAR(34) &amp; &quot;https://github.com/ubuntu/yaru/blob/master/icons/Yaru/scalable/&quot; &amp; [.E1039] &amp; &quot;/&quot; &amp; [.A1039] &amp; &quot;.svg&quot; &amp; CHAR(34) &amp; &#10;&quot; width=&quot; &amp; CHAR(34) &amp; &quot;22&quot; &amp; CHAR(34) &amp; &quot; alt=&quot; &amp; CHAR(34) &amp; [.D1039] &amp; CHAR(34) &amp; &quot;&gt;&lt;/a&gt;&quot; &amp;&#10;&quot;&amp;nbsp; &amp;nbsp; &quot; &amp; [.D1039] &amp; &quot;&lt;br&gt;&quot;&#10;))" office:value-type="string" office:string-value="&lt;a href=&quot;#&quot;&gt;&lt;img src=&quot;https://github.com/ubuntu/yaru/blob/master/icons/Yaru/scalable/status/network-cellular-3g-symbolic.svg&quot; width=&quot;22&quot; alt=&quot;network-cellular-3g-symbolic&quot;&gt;&lt;/a&gt;&amp;nbsp; &amp;nbsp; network-cellular-3g-symbolic&lt;br&gt;" calcext:value-type="string">
            <text:p>&lt;a href="#"&gt;&lt;img src="https://github.com/ubuntu/yaru/blob/master/icons/Yaru/scalable/status/network-cellular-3g-symbolic.svg" width="22" alt="network-cellular-3g-symbolic"&gt;&lt;/a&gt;&amp;nbsp; &amp;nbsp; network-cellular-3g-symbolic&lt;br&gt;</text:p>
          </table:table-cell>
        </table:table-row>
        <table:table-row table:style-name="ro1">
          <table:table-cell office:value-type="string" calcext:value-type="string">
            <text:p>network-cellular-4g-symbolic</text:p>
          </table:table-cell>
          <table:table-cell table:formula="of:=IF(LEFT([.A1040];1)=&quot;.&quot;;&quot;Y&quot;;&quot;N&quot;)" office:value-type="string" office:string-value="N" calcext:value-type="string">
            <text:p>N</text:p>
          </table:table-cell>
          <table:table-cell table:formula="of:=IFERROR(&quot;## &quot; &amp; MID([.A1040];3;FIND(&quot;:&quot;;[.A1040])-3) &amp; &quot; &lt;br&gt;&quot;;&quot;&quot;)">
            <text:p/>
          </table:table-cell>
          <table:table-cell table:formula="of:=IF([.B1040]=&quot;Y&quot;;MID([.A1040];3;FIND(&quot;:&quot;;[.A1040];1)-3);IF(&#10;RIGHT(RIGHT([.A1040]; 1))=&quot;@&quot;;0;&#10;[.A1040]))" office:value-type="string" office:string-value="network-cellular-4g-symbolic" calcext:value-type="string">
            <text:p>network-cellular-4g-symbolic</text:p>
          </table:table-cell>
          <table:table-cell table:formula="of:=IF([.B1040]=&quot;Y&quot;;[.D1040];[.E1039])" office:value-type="string" office:string-value="status" calcext:value-type="string">
            <text:p>status</text:p>
          </table:table-cell>
          <table:table-cell table:style-name="ce10" table:formula="of:=IF([.D1040]=0;&quot;&quot;;IF([.B1040]=&quot;Y&quot;;[.C1040];&#10;&quot;&lt;a href=&quot; &amp; CHAR(34) &amp; &quot;#&quot; &amp; CHAR(34) &amp; &quot;&gt;&quot; &amp;&#10;&quot;&lt;img src=&quot; &amp; CHAR(34) &amp; &quot;https://github.com/ubuntu/yaru/blob/master/icons/Yaru/scalable/&quot; &amp; [.E1040] &amp; &quot;/&quot; &amp; [.A1040] &amp; &quot;.svg&quot; &amp; CHAR(34) &amp; &#10;&quot; width=&quot; &amp; CHAR(34) &amp; &quot;22&quot; &amp; CHAR(34) &amp; &quot; alt=&quot; &amp; CHAR(34) &amp; [.D1040] &amp; CHAR(34) &amp; &quot;&gt;&lt;/a&gt;&quot; &amp;&#10;&quot;&amp;nbsp; &amp;nbsp; &quot; &amp; [.D1040] &amp; &quot;&lt;br&gt;&quot;&#10;))" office:value-type="string" office:string-value="&lt;a href=&quot;#&quot;&gt;&lt;img src=&quot;https://github.com/ubuntu/yaru/blob/master/icons/Yaru/scalable/status/network-cellular-4g-symbolic.svg&quot; width=&quot;22&quot; alt=&quot;network-cellular-4g-symbolic&quot;&gt;&lt;/a&gt;&amp;nbsp; &amp;nbsp; network-cellular-4g-symbolic&lt;br&gt;" calcext:value-type="string">
            <text:p>&lt;a href="#"&gt;&lt;img src="https://github.com/ubuntu/yaru/blob/master/icons/Yaru/scalable/status/network-cellular-4g-symbolic.svg" width="22" alt="network-cellular-4g-symbolic"&gt;&lt;/a&gt;&amp;nbsp; &amp;nbsp; network-cellular-4g-symbolic&lt;br&gt;</text:p>
          </table:table-cell>
        </table:table-row>
        <table:table-row table:style-name="ro1">
          <table:table-cell office:value-type="string" calcext:value-type="string">
            <text:p>network-cellular-5g-symbolic</text:p>
          </table:table-cell>
          <table:table-cell table:formula="of:=IF(LEFT([.A1041];1)=&quot;.&quot;;&quot;Y&quot;;&quot;N&quot;)" office:value-type="string" office:string-value="N" calcext:value-type="string">
            <text:p>N</text:p>
          </table:table-cell>
          <table:table-cell table:formula="of:=IFERROR(&quot;## &quot; &amp; MID([.A1041];3;FIND(&quot;:&quot;;[.A1041])-3) &amp; &quot; &lt;br&gt;&quot;;&quot;&quot;)">
            <text:p/>
          </table:table-cell>
          <table:table-cell table:formula="of:=IF([.B1041]=&quot;Y&quot;;MID([.A1041];3;FIND(&quot;:&quot;;[.A1041];1)-3);IF(&#10;RIGHT(RIGHT([.A1041]; 1))=&quot;@&quot;;0;&#10;[.A1041]))" office:value-type="string" office:string-value="network-cellular-5g-symbolic" calcext:value-type="string">
            <text:p>network-cellular-5g-symbolic</text:p>
          </table:table-cell>
          <table:table-cell table:formula="of:=IF([.B1041]=&quot;Y&quot;;[.D1041];[.E1040])" office:value-type="string" office:string-value="status" calcext:value-type="string">
            <text:p>status</text:p>
          </table:table-cell>
          <table:table-cell table:style-name="ce10" table:formula="of:=IF([.D1041]=0;&quot;&quot;;IF([.B1041]=&quot;Y&quot;;[.C1041];&#10;&quot;&lt;a href=&quot; &amp; CHAR(34) &amp; &quot;#&quot; &amp; CHAR(34) &amp; &quot;&gt;&quot; &amp;&#10;&quot;&lt;img src=&quot; &amp; CHAR(34) &amp; &quot;https://github.com/ubuntu/yaru/blob/master/icons/Yaru/scalable/&quot; &amp; [.E1041] &amp; &quot;/&quot; &amp; [.A1041] &amp; &quot;.svg&quot; &amp; CHAR(34) &amp; &#10;&quot; width=&quot; &amp; CHAR(34) &amp; &quot;22&quot; &amp; CHAR(34) &amp; &quot; alt=&quot; &amp; CHAR(34) &amp; [.D1041] &amp; CHAR(34) &amp; &quot;&gt;&lt;/a&gt;&quot; &amp;&#10;&quot;&amp;nbsp; &amp;nbsp; &quot; &amp; [.D1041] &amp; &quot;&lt;br&gt;&quot;&#10;))" office:value-type="string" office:string-value="&lt;a href=&quot;#&quot;&gt;&lt;img src=&quot;https://github.com/ubuntu/yaru/blob/master/icons/Yaru/scalable/status/network-cellular-5g-symbolic.svg&quot; width=&quot;22&quot; alt=&quot;network-cellular-5g-symbolic&quot;&gt;&lt;/a&gt;&amp;nbsp; &amp;nbsp; network-cellular-5g-symbolic&lt;br&gt;" calcext:value-type="string">
            <text:p>&lt;a href="#"&gt;&lt;img src="https://github.com/ubuntu/yaru/blob/master/icons/Yaru/scalable/status/network-cellular-5g-symbolic.svg" width="22" alt="network-cellular-5g-symbolic"&gt;&lt;/a&gt;&amp;nbsp; &amp;nbsp; network-cellular-5g-symbolic&lt;br&gt;</text:p>
          </table:table-cell>
        </table:table-row>
        <table:table-row table:style-name="ro1">
          <table:table-cell office:value-type="string" calcext:value-type="string">
            <text:p>network-cellular-acquiring-rtl-symbolic</text:p>
          </table:table-cell>
          <table:table-cell table:formula="of:=IF(LEFT([.A1042];1)=&quot;.&quot;;&quot;Y&quot;;&quot;N&quot;)" office:value-type="string" office:string-value="N" calcext:value-type="string">
            <text:p>N</text:p>
          </table:table-cell>
          <table:table-cell table:formula="of:=IFERROR(&quot;## &quot; &amp; MID([.A1042];3;FIND(&quot;:&quot;;[.A1042])-3) &amp; &quot; &lt;br&gt;&quot;;&quot;&quot;)">
            <text:p/>
          </table:table-cell>
          <table:table-cell table:formula="of:=IF([.B1042]=&quot;Y&quot;;MID([.A1042];3;FIND(&quot;:&quot;;[.A1042];1)-3);IF(&#10;RIGHT(RIGHT([.A1042]; 1))=&quot;@&quot;;0;&#10;[.A1042]))" office:value-type="string" office:string-value="network-cellular-acquiring-rtl-symbolic" calcext:value-type="string">
            <text:p>network-cellular-acquiring-rtl-symbolic</text:p>
          </table:table-cell>
          <table:table-cell table:formula="of:=IF([.B1042]=&quot;Y&quot;;[.D1042];[.E1041])" office:value-type="string" office:string-value="status" calcext:value-type="string">
            <text:p>status</text:p>
          </table:table-cell>
          <table:table-cell table:style-name="ce10" table:formula="of:=IF([.D1042]=0;&quot;&quot;;IF([.B1042]=&quot;Y&quot;;[.C1042];&#10;&quot;&lt;a href=&quot; &amp; CHAR(34) &amp; &quot;#&quot; &amp; CHAR(34) &amp; &quot;&gt;&quot; &amp;&#10;&quot;&lt;img src=&quot; &amp; CHAR(34) &amp; &quot;https://github.com/ubuntu/yaru/blob/master/icons/Yaru/scalable/&quot; &amp; [.E1042] &amp; &quot;/&quot; &amp; [.A1042] &amp; &quot;.svg&quot; &amp; CHAR(34) &amp; &#10;&quot; width=&quot; &amp; CHAR(34) &amp; &quot;22&quot; &amp; CHAR(34) &amp; &quot; alt=&quot; &amp; CHAR(34) &amp; [.D1042] &amp; CHAR(34) &amp; &quot;&gt;&lt;/a&gt;&quot; &amp;&#10;&quot;&amp;nbsp; &amp;nbsp; &quot; &amp; [.D1042] &amp; &quot;&lt;br&gt;&quot;&#10;))" office:value-type="string" office:string-value="&lt;a href=&quot;#&quot;&gt;&lt;img src=&quot;https://github.com/ubuntu/yaru/blob/master/icons/Yaru/scalable/status/network-cellular-acquiring-rtl-symbolic.svg&quot; width=&quot;22&quot; alt=&quot;network-cellular-acquiring-rtl-symbolic&quot;&gt;&lt;/a&gt;&amp;nbsp; &amp;nbsp; network-cellular-acquiring-rtl-symbolic&lt;br&gt;" calcext:value-type="string">
            <text:p>&lt;a href="#"&gt;&lt;img src="https://github.com/ubuntu/yaru/blob/master/icons/Yaru/scalable/status/network-cellular-acquiring-rtl-symbolic.svg" width="22" alt="network-cellular-acquiring-rtl-symbolic"&gt;&lt;/a&gt;&amp;nbsp; &amp;nbsp; network-cellular-acquiring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acquiring-symbolic-rtl@</text:p>
          </table:table-cell>
          <table:table-cell table:style-name="Default" table:formula="of:=IF(LEFT([.A104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43];3;FIND(&quot;:&quot;;[.A1043])-3) &amp; &quot; &lt;br&gt;&quot;;&quot;&quot;)">
            <text:p/>
          </table:table-cell>
          <table:table-cell table:style-name="ce6" table:formula="of:=IF([.B1043]=&quot;Y&quot;;MID([.A1043];3;FIND(&quot;:&quot;;[.A1043];1)-3);IF(&#10;RIGHT(RIGHT([.A1043]; 1))=&quot;@&quot;;0;&#10;[.A1043]))" office:value-type="float" office:value="0" calcext:value-type="float">
            <text:p>0</text:p>
          </table:table-cell>
          <table:table-cell table:formula="of:=IF([.B1043]=&quot;Y&quot;;[.D1043];[.E1042])" office:value-type="string" office:string-value="status" calcext:value-type="string">
            <text:p>status</text:p>
          </table:table-cell>
          <table:table-cell table:style-name="ce10" table:formula="of:=IF([.D1043]=0;&quot;&quot;;IF([.B1043]=&quot;Y&quot;;[.C1043];&#10;&quot;&lt;a href=&quot; &amp; CHAR(34) &amp; &quot;#&quot; &amp; CHAR(34) &amp; &quot;&gt;&quot; &amp;&#10;&quot;&lt;img src=&quot; &amp; CHAR(34) &amp; &quot;https://github.com/ubuntu/yaru/blob/master/icons/Yaru/scalable/&quot; &amp; [.E1043] &amp; &quot;/&quot; &amp; [.A1043] &amp; &quot;.svg&quot; &amp; CHAR(34) &amp; &#10;&quot; width=&quot; &amp; CHAR(34) &amp; &quot;22&quot; &amp; CHAR(34) &amp; &quot; alt=&quot; &amp; CHAR(34) &amp; [.D1043] &amp; CHAR(34) &amp; &quot;&gt;&lt;/a&gt;&quot; &amp;&#10;&quot;&amp;nbsp; &amp;nbsp; &quot; &amp; [.D1043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acquiring-symbolic</text:p>
          </table:table-cell>
          <table:table-cell table:formula="of:=IF(LEFT([.A1044];1)=&quot;.&quot;;&quot;Y&quot;;&quot;N&quot;)" office:value-type="string" office:string-value="N" calcext:value-type="string">
            <text:p>N</text:p>
          </table:table-cell>
          <table:table-cell table:formula="of:=IFERROR(&quot;## &quot; &amp; MID([.A1044];3;FIND(&quot;:&quot;;[.A1044])-3) &amp; &quot; &lt;br&gt;&quot;;&quot;&quot;)">
            <text:p/>
          </table:table-cell>
          <table:table-cell table:formula="of:=IF([.B1044]=&quot;Y&quot;;MID([.A1044];3;FIND(&quot;:&quot;;[.A1044];1)-3);IF(&#10;RIGHT(RIGHT([.A1044]; 1))=&quot;@&quot;;0;&#10;[.A1044]))" office:value-type="string" office:string-value="network-cellular-acquiring-symbolic" calcext:value-type="string">
            <text:p>network-cellular-acquiring-symbolic</text:p>
          </table:table-cell>
          <table:table-cell table:formula="of:=IF([.B1044]=&quot;Y&quot;;[.D1044];[.E1043])" office:value-type="string" office:string-value="status" calcext:value-type="string">
            <text:p>status</text:p>
          </table:table-cell>
          <table:table-cell table:style-name="ce10" table:formula="of:=IF([.D1044]=0;&quot;&quot;;IF([.B1044]=&quot;Y&quot;;[.C1044];&#10;&quot;&lt;a href=&quot; &amp; CHAR(34) &amp; &quot;#&quot; &amp; CHAR(34) &amp; &quot;&gt;&quot; &amp;&#10;&quot;&lt;img src=&quot; &amp; CHAR(34) &amp; &quot;https://github.com/ubuntu/yaru/blob/master/icons/Yaru/scalable/&quot; &amp; [.E1044] &amp; &quot;/&quot; &amp; [.A1044] &amp; &quot;.svg&quot; &amp; CHAR(34) &amp; &#10;&quot; width=&quot; &amp; CHAR(34) &amp; &quot;22&quot; &amp; CHAR(34) &amp; &quot; alt=&quot; &amp; CHAR(34) &amp; [.D1044] &amp; CHAR(34) &amp; &quot;&gt;&lt;/a&gt;&quot; &amp;&#10;&quot;&amp;nbsp; &amp;nbsp; &quot; &amp; [.D1044] &amp; &quot;&lt;br&gt;&quot;&#10;))" office:value-type="string" office:string-value="&lt;a href=&quot;#&quot;&gt;&lt;img src=&quot;https://github.com/ubuntu/yaru/blob/master/icons/Yaru/scalable/status/network-cellular-acquiring-symbolic.svg&quot; width=&quot;22&quot; alt=&quot;network-cellular-acquiring-symbolic&quot;&gt;&lt;/a&gt;&amp;nbsp; &amp;nbsp; network-cellular-acquiring-symbolic&lt;br&gt;" calcext:value-type="string">
            <text:p>&lt;a href="#"&gt;&lt;img src="https://github.com/ubuntu/yaru/blob/master/icons/Yaru/scalable/status/network-cellular-acquiring-symbolic.svg" width="22" alt="network-cellular-acquiring-symbolic"&gt;&lt;/a&gt;&amp;nbsp; &amp;nbsp; network-cellular-acquiring-symbolic&lt;br&gt;</text:p>
          </table:table-cell>
        </table:table-row>
        <table:table-row table:style-name="ro1">
          <table:table-cell office:value-type="string" calcext:value-type="string">
            <text:p>network-cellular-connected-rtl-symbolic</text:p>
          </table:table-cell>
          <table:table-cell table:formula="of:=IF(LEFT([.A1045];1)=&quot;.&quot;;&quot;Y&quot;;&quot;N&quot;)" office:value-type="string" office:string-value="N" calcext:value-type="string">
            <text:p>N</text:p>
          </table:table-cell>
          <table:table-cell table:formula="of:=IFERROR(&quot;## &quot; &amp; MID([.A1045];3;FIND(&quot;:&quot;;[.A1045])-3) &amp; &quot; &lt;br&gt;&quot;;&quot;&quot;)">
            <text:p/>
          </table:table-cell>
          <table:table-cell table:formula="of:=IF([.B1045]=&quot;Y&quot;;MID([.A1045];3;FIND(&quot;:&quot;;[.A1045];1)-3);IF(&#10;RIGHT(RIGHT([.A1045]; 1))=&quot;@&quot;;0;&#10;[.A1045]))" office:value-type="string" office:string-value="network-cellular-connected-rtl-symbolic" calcext:value-type="string">
            <text:p>network-cellular-connected-rtl-symbolic</text:p>
          </table:table-cell>
          <table:table-cell table:formula="of:=IF([.B1045]=&quot;Y&quot;;[.D1045];[.E1044])" office:value-type="string" office:string-value="status" calcext:value-type="string">
            <text:p>status</text:p>
          </table:table-cell>
          <table:table-cell table:style-name="ce10" table:formula="of:=IF([.D1045]=0;&quot;&quot;;IF([.B1045]=&quot;Y&quot;;[.C1045];&#10;&quot;&lt;a href=&quot; &amp; CHAR(34) &amp; &quot;#&quot; &amp; CHAR(34) &amp; &quot;&gt;&quot; &amp;&#10;&quot;&lt;img src=&quot; &amp; CHAR(34) &amp; &quot;https://github.com/ubuntu/yaru/blob/master/icons/Yaru/scalable/&quot; &amp; [.E1045] &amp; &quot;/&quot; &amp; [.A1045] &amp; &quot;.svg&quot; &amp; CHAR(34) &amp; &#10;&quot; width=&quot; &amp; CHAR(34) &amp; &quot;22&quot; &amp; CHAR(34) &amp; &quot; alt=&quot; &amp; CHAR(34) &amp; [.D1045] &amp; CHAR(34) &amp; &quot;&gt;&lt;/a&gt;&quot; &amp;&#10;&quot;&amp;nbsp; &amp;nbsp; &quot; &amp; [.D1045] &amp; &quot;&lt;br&gt;&quot;&#10;))" office:value-type="string" office:string-value="&lt;a href=&quot;#&quot;&gt;&lt;img src=&quot;https://github.com/ubuntu/yaru/blob/master/icons/Yaru/scalable/status/network-cellular-connected-rtl-symbolic.svg&quot; width=&quot;22&quot; alt=&quot;network-cellular-connected-rtl-symbolic&quot;&gt;&lt;/a&gt;&amp;nbsp; &amp;nbsp; network-cellular-connected-rtl-symbolic&lt;br&gt;" calcext:value-type="string">
            <text:p>&lt;a href="#"&gt;&lt;img src="https://github.com/ubuntu/yaru/blob/master/icons/Yaru/scalable/status/network-cellular-connected-rtl-symbolic.svg" width="22" alt="network-cellular-connected-rtl-symbolic"&gt;&lt;/a&gt;&amp;nbsp; &amp;nbsp; network-cellular-connected-rtl-symbolic&lt;br&gt;</text:p>
          </table:table-cell>
        </table:table-row>
        <table:table-row table:style-name="ro1">
          <table:table-cell office:value-type="string" calcext:value-type="string">
            <text:p>network-cellular-connected-symbolic</text:p>
          </table:table-cell>
          <table:table-cell table:formula="of:=IF(LEFT([.A1046];1)=&quot;.&quot;;&quot;Y&quot;;&quot;N&quot;)" office:value-type="string" office:string-value="N" calcext:value-type="string">
            <text:p>N</text:p>
          </table:table-cell>
          <table:table-cell table:formula="of:=IFERROR(&quot;## &quot; &amp; MID([.A1046];3;FIND(&quot;:&quot;;[.A1046])-3) &amp; &quot; &lt;br&gt;&quot;;&quot;&quot;)">
            <text:p/>
          </table:table-cell>
          <table:table-cell table:formula="of:=IF([.B1046]=&quot;Y&quot;;MID([.A1046];3;FIND(&quot;:&quot;;[.A1046];1)-3);IF(&#10;RIGHT(RIGHT([.A1046]; 1))=&quot;@&quot;;0;&#10;[.A1046]))" office:value-type="string" office:string-value="network-cellular-connected-symbolic" calcext:value-type="string">
            <text:p>network-cellular-connected-symbolic</text:p>
          </table:table-cell>
          <table:table-cell table:formula="of:=IF([.B1046]=&quot;Y&quot;;[.D1046];[.E1045])" office:value-type="string" office:string-value="status" calcext:value-type="string">
            <text:p>status</text:p>
          </table:table-cell>
          <table:table-cell table:style-name="ce10" table:formula="of:=IF([.D1046]=0;&quot;&quot;;IF([.B1046]=&quot;Y&quot;;[.C1046];&#10;&quot;&lt;a href=&quot; &amp; CHAR(34) &amp; &quot;#&quot; &amp; CHAR(34) &amp; &quot;&gt;&quot; &amp;&#10;&quot;&lt;img src=&quot; &amp; CHAR(34) &amp; &quot;https://github.com/ubuntu/yaru/blob/master/icons/Yaru/scalable/&quot; &amp; [.E1046] &amp; &quot;/&quot; &amp; [.A1046] &amp; &quot;.svg&quot; &amp; CHAR(34) &amp; &#10;&quot; width=&quot; &amp; CHAR(34) &amp; &quot;22&quot; &amp; CHAR(34) &amp; &quot; alt=&quot; &amp; CHAR(34) &amp; [.D1046] &amp; CHAR(34) &amp; &quot;&gt;&lt;/a&gt;&quot; &amp;&#10;&quot;&amp;nbsp; &amp;nbsp; &quot; &amp; [.D1046] &amp; &quot;&lt;br&gt;&quot;&#10;))" office:value-type="string" office:string-value="&lt;a href=&quot;#&quot;&gt;&lt;img src=&quot;https://github.com/ubuntu/yaru/blob/master/icons/Yaru/scalable/status/network-cellular-connected-symbolic.svg&quot; width=&quot;22&quot; alt=&quot;network-cellular-connected-symbolic&quot;&gt;&lt;/a&gt;&amp;nbsp; &amp;nbsp; network-cellular-connected-symbolic&lt;br&gt;" calcext:value-type="string">
            <text:p>&lt;a href="#"&gt;&lt;img src="https://github.com/ubuntu/yaru/blob/master/icons/Yaru/scalable/status/network-cellular-connected-symbolic.svg" width="22" alt="network-cellular-connected-symbolic"&gt;&lt;/a&gt;&amp;nbsp; &amp;nbsp; network-cellular-connected-symbolic&lt;br&gt;</text:p>
          </table:table-cell>
        </table:table-row>
        <table:table-row table:style-name="ro1">
          <table:table-cell office:value-type="string" calcext:value-type="string">
            <text:p>network-cellular-disabled-rtl-symbolic</text:p>
          </table:table-cell>
          <table:table-cell table:formula="of:=IF(LEFT([.A1047];1)=&quot;.&quot;;&quot;Y&quot;;&quot;N&quot;)" office:value-type="string" office:string-value="N" calcext:value-type="string">
            <text:p>N</text:p>
          </table:table-cell>
          <table:table-cell table:formula="of:=IFERROR(&quot;## &quot; &amp; MID([.A1047];3;FIND(&quot;:&quot;;[.A1047])-3) &amp; &quot; &lt;br&gt;&quot;;&quot;&quot;)">
            <text:p/>
          </table:table-cell>
          <table:table-cell table:formula="of:=IF([.B1047]=&quot;Y&quot;;MID([.A1047];3;FIND(&quot;:&quot;;[.A1047];1)-3);IF(&#10;RIGHT(RIGHT([.A1047]; 1))=&quot;@&quot;;0;&#10;[.A1047]))" office:value-type="string" office:string-value="network-cellular-disabled-rtl-symbolic" calcext:value-type="string">
            <text:p>network-cellular-disabled-rtl-symbolic</text:p>
          </table:table-cell>
          <table:table-cell table:formula="of:=IF([.B1047]=&quot;Y&quot;;[.D1047];[.E1046])" office:value-type="string" office:string-value="status" calcext:value-type="string">
            <text:p>status</text:p>
          </table:table-cell>
          <table:table-cell table:style-name="ce10" table:formula="of:=IF([.D1047]=0;&quot;&quot;;IF([.B1047]=&quot;Y&quot;;[.C1047];&#10;&quot;&lt;a href=&quot; &amp; CHAR(34) &amp; &quot;#&quot; &amp; CHAR(34) &amp; &quot;&gt;&quot; &amp;&#10;&quot;&lt;img src=&quot; &amp; CHAR(34) &amp; &quot;https://github.com/ubuntu/yaru/blob/master/icons/Yaru/scalable/&quot; &amp; [.E1047] &amp; &quot;/&quot; &amp; [.A1047] &amp; &quot;.svg&quot; &amp; CHAR(34) &amp; &#10;&quot; width=&quot; &amp; CHAR(34) &amp; &quot;22&quot; &amp; CHAR(34) &amp; &quot; alt=&quot; &amp; CHAR(34) &amp; [.D1047] &amp; CHAR(34) &amp; &quot;&gt;&lt;/a&gt;&quot; &amp;&#10;&quot;&amp;nbsp; &amp;nbsp; &quot; &amp; [.D1047] &amp; &quot;&lt;br&gt;&quot;&#10;))" office:value-type="string" office:string-value="&lt;a href=&quot;#&quot;&gt;&lt;img src=&quot;https://github.com/ubuntu/yaru/blob/master/icons/Yaru/scalable/status/network-cellular-disabled-rtl-symbolic.svg&quot; width=&quot;22&quot; alt=&quot;network-cellular-disabled-rtl-symbolic&quot;&gt;&lt;/a&gt;&amp;nbsp; &amp;nbsp; network-cellular-disabled-rtl-symbolic&lt;br&gt;" calcext:value-type="string">
            <text:p>&lt;a href="#"&gt;&lt;img src="https://github.com/ubuntu/yaru/blob/master/icons/Yaru/scalable/status/network-cellular-disabled-rtl-symbolic.svg" width="22" alt="network-cellular-disabled-rtl-symbolic"&gt;&lt;/a&gt;&amp;nbsp; &amp;nbsp; network-cellular-disabled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disabled-symbolic-rtl@</text:p>
          </table:table-cell>
          <table:table-cell table:style-name="Default" table:formula="of:=IF(LEFT([.A104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48];3;FIND(&quot;:&quot;;[.A1048])-3) &amp; &quot; &lt;br&gt;&quot;;&quot;&quot;)">
            <text:p/>
          </table:table-cell>
          <table:table-cell table:style-name="ce6" table:formula="of:=IF([.B1048]=&quot;Y&quot;;MID([.A1048];3;FIND(&quot;:&quot;;[.A1048];1)-3);IF(&#10;RIGHT(RIGHT([.A1048]; 1))=&quot;@&quot;;0;&#10;[.A1048]))" office:value-type="float" office:value="0" calcext:value-type="float">
            <text:p>0</text:p>
          </table:table-cell>
          <table:table-cell table:formula="of:=IF([.B1048]=&quot;Y&quot;;[.D1048];[.E1047])" office:value-type="string" office:string-value="status" calcext:value-type="string">
            <text:p>status</text:p>
          </table:table-cell>
          <table:table-cell table:style-name="ce10" table:formula="of:=IF([.D1048]=0;&quot;&quot;;IF([.B1048]=&quot;Y&quot;;[.C1048];&#10;&quot;&lt;a href=&quot; &amp; CHAR(34) &amp; &quot;#&quot; &amp; CHAR(34) &amp; &quot;&gt;&quot; &amp;&#10;&quot;&lt;img src=&quot; &amp; CHAR(34) &amp; &quot;https://github.com/ubuntu/yaru/blob/master/icons/Yaru/scalable/&quot; &amp; [.E1048] &amp; &quot;/&quot; &amp; [.A1048] &amp; &quot;.svg&quot; &amp; CHAR(34) &amp; &#10;&quot; width=&quot; &amp; CHAR(34) &amp; &quot;22&quot; &amp; CHAR(34) &amp; &quot; alt=&quot; &amp; CHAR(34) &amp; [.D1048] &amp; CHAR(34) &amp; &quot;&gt;&lt;/a&gt;&quot; &amp;&#10;&quot;&amp;nbsp; &amp;nbsp; &quot; &amp; [.D1048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disabled-symbolic</text:p>
          </table:table-cell>
          <table:table-cell table:formula="of:=IF(LEFT([.A1049];1)=&quot;.&quot;;&quot;Y&quot;;&quot;N&quot;)" office:value-type="string" office:string-value="N" calcext:value-type="string">
            <text:p>N</text:p>
          </table:table-cell>
          <table:table-cell table:formula="of:=IFERROR(&quot;## &quot; &amp; MID([.A1049];3;FIND(&quot;:&quot;;[.A1049])-3) &amp; &quot; &lt;br&gt;&quot;;&quot;&quot;)">
            <text:p/>
          </table:table-cell>
          <table:table-cell table:formula="of:=IF([.B1049]=&quot;Y&quot;;MID([.A1049];3;FIND(&quot;:&quot;;[.A1049];1)-3);IF(&#10;RIGHT(RIGHT([.A1049]; 1))=&quot;@&quot;;0;&#10;[.A1049]))" office:value-type="string" office:string-value="network-cellular-disabled-symbolic" calcext:value-type="string">
            <text:p>network-cellular-disabled-symbolic</text:p>
          </table:table-cell>
          <table:table-cell table:formula="of:=IF([.B1049]=&quot;Y&quot;;[.D1049];[.E1048])" office:value-type="string" office:string-value="status" calcext:value-type="string">
            <text:p>status</text:p>
          </table:table-cell>
          <table:table-cell table:style-name="ce10" table:formula="of:=IF([.D1049]=0;&quot;&quot;;IF([.B1049]=&quot;Y&quot;;[.C1049];&#10;&quot;&lt;a href=&quot; &amp; CHAR(34) &amp; &quot;#&quot; &amp; CHAR(34) &amp; &quot;&gt;&quot; &amp;&#10;&quot;&lt;img src=&quot; &amp; CHAR(34) &amp; &quot;https://github.com/ubuntu/yaru/blob/master/icons/Yaru/scalable/&quot; &amp; [.E1049] &amp; &quot;/&quot; &amp; [.A1049] &amp; &quot;.svg&quot; &amp; CHAR(34) &amp; &#10;&quot; width=&quot; &amp; CHAR(34) &amp; &quot;22&quot; &amp; CHAR(34) &amp; &quot; alt=&quot; &amp; CHAR(34) &amp; [.D1049] &amp; CHAR(34) &amp; &quot;&gt;&lt;/a&gt;&quot; &amp;&#10;&quot;&amp;nbsp; &amp;nbsp; &quot; &amp; [.D1049] &amp; &quot;&lt;br&gt;&quot;&#10;))" office:value-type="string" office:string-value="&lt;a href=&quot;#&quot;&gt;&lt;img src=&quot;https://github.com/ubuntu/yaru/blob/master/icons/Yaru/scalable/status/network-cellular-disabled-symbolic.svg&quot; width=&quot;22&quot; alt=&quot;network-cellular-disabled-symbolic&quot;&gt;&lt;/a&gt;&amp;nbsp; &amp;nbsp; network-cellular-disabled-symbolic&lt;br&gt;" calcext:value-type="string">
            <text:p>&lt;a href="#"&gt;&lt;img src="https://github.com/ubuntu/yaru/blob/master/icons/Yaru/scalable/status/network-cellular-disabled-symbolic.svg" width="22" alt="network-cellular-disabled-symbolic"&gt;&lt;/a&gt;&amp;nbsp; &amp;nbsp; network-cellular-disabled-symbolic&lt;br&gt;</text:p>
          </table:table-cell>
        </table:table-row>
        <table:table-row table:style-name="ro1">
          <table:table-cell office:value-type="string" calcext:value-type="string">
            <text:p>network-cellular-edge-symbolic</text:p>
          </table:table-cell>
          <table:table-cell table:formula="of:=IF(LEFT([.A1050];1)=&quot;.&quot;;&quot;Y&quot;;&quot;N&quot;)" office:value-type="string" office:string-value="N" calcext:value-type="string">
            <text:p>N</text:p>
          </table:table-cell>
          <table:table-cell table:formula="of:=IFERROR(&quot;## &quot; &amp; MID([.A1050];3;FIND(&quot;:&quot;;[.A1050])-3) &amp; &quot; &lt;br&gt;&quot;;&quot;&quot;)">
            <text:p/>
          </table:table-cell>
          <table:table-cell table:formula="of:=IF([.B1050]=&quot;Y&quot;;MID([.A1050];3;FIND(&quot;:&quot;;[.A1050];1)-3);IF(&#10;RIGHT(RIGHT([.A1050]; 1))=&quot;@&quot;;0;&#10;[.A1050]))" office:value-type="string" office:string-value="network-cellular-edge-symbolic" calcext:value-type="string">
            <text:p>network-cellular-edge-symbolic</text:p>
          </table:table-cell>
          <table:table-cell table:formula="of:=IF([.B1050]=&quot;Y&quot;;[.D1050];[.E1049])" office:value-type="string" office:string-value="status" calcext:value-type="string">
            <text:p>status</text:p>
          </table:table-cell>
          <table:table-cell table:style-name="ce10" table:formula="of:=IF([.D1050]=0;&quot;&quot;;IF([.B1050]=&quot;Y&quot;;[.C1050];&#10;&quot;&lt;a href=&quot; &amp; CHAR(34) &amp; &quot;#&quot; &amp; CHAR(34) &amp; &quot;&gt;&quot; &amp;&#10;&quot;&lt;img src=&quot; &amp; CHAR(34) &amp; &quot;https://github.com/ubuntu/yaru/blob/master/icons/Yaru/scalable/&quot; &amp; [.E1050] &amp; &quot;/&quot; &amp; [.A1050] &amp; &quot;.svg&quot; &amp; CHAR(34) &amp; &#10;&quot; width=&quot; &amp; CHAR(34) &amp; &quot;22&quot; &amp; CHAR(34) &amp; &quot; alt=&quot; &amp; CHAR(34) &amp; [.D1050] &amp; CHAR(34) &amp; &quot;&gt;&lt;/a&gt;&quot; &amp;&#10;&quot;&amp;nbsp; &amp;nbsp; &quot; &amp; [.D1050] &amp; &quot;&lt;br&gt;&quot;&#10;))" office:value-type="string" office:string-value="&lt;a href=&quot;#&quot;&gt;&lt;img src=&quot;https://github.com/ubuntu/yaru/blob/master/icons/Yaru/scalable/status/network-cellular-edge-symbolic.svg&quot; width=&quot;22&quot; alt=&quot;network-cellular-edge-symbolic&quot;&gt;&lt;/a&gt;&amp;nbsp; &amp;nbsp; network-cellular-edge-symbolic&lt;br&gt;" calcext:value-type="string">
            <text:p>&lt;a href="#"&gt;&lt;img src="https://github.com/ubuntu/yaru/blob/master/icons/Yaru/scalable/status/network-cellular-edge-symbolic.svg" width="22" alt="network-cellular-edge-symbolic"&gt;&lt;/a&gt;&amp;nbsp; &amp;nbsp; network-cellular-edge-symbolic&lt;br&gt;</text:p>
          </table:table-cell>
        </table:table-row>
        <table:table-row table:style-name="ro1">
          <table:table-cell office:value-type="string" calcext:value-type="string">
            <text:p>network-cellular-gprs-symbolic</text:p>
          </table:table-cell>
          <table:table-cell table:formula="of:=IF(LEFT([.A1051];1)=&quot;.&quot;;&quot;Y&quot;;&quot;N&quot;)" office:value-type="string" office:string-value="N" calcext:value-type="string">
            <text:p>N</text:p>
          </table:table-cell>
          <table:table-cell table:formula="of:=IFERROR(&quot;## &quot; &amp; MID([.A1051];3;FIND(&quot;:&quot;;[.A1051])-3) &amp; &quot; &lt;br&gt;&quot;;&quot;&quot;)">
            <text:p/>
          </table:table-cell>
          <table:table-cell table:formula="of:=IF([.B1051]=&quot;Y&quot;;MID([.A1051];3;FIND(&quot;:&quot;;[.A1051];1)-3);IF(&#10;RIGHT(RIGHT([.A1051]; 1))=&quot;@&quot;;0;&#10;[.A1051]))" office:value-type="string" office:string-value="network-cellular-gprs-symbolic" calcext:value-type="string">
            <text:p>network-cellular-gprs-symbolic</text:p>
          </table:table-cell>
          <table:table-cell table:formula="of:=IF([.B1051]=&quot;Y&quot;;[.D1051];[.E1050])" office:value-type="string" office:string-value="status" calcext:value-type="string">
            <text:p>status</text:p>
          </table:table-cell>
          <table:table-cell table:style-name="ce10" table:formula="of:=IF([.D1051]=0;&quot;&quot;;IF([.B1051]=&quot;Y&quot;;[.C1051];&#10;&quot;&lt;a href=&quot; &amp; CHAR(34) &amp; &quot;#&quot; &amp; CHAR(34) &amp; &quot;&gt;&quot; &amp;&#10;&quot;&lt;img src=&quot; &amp; CHAR(34) &amp; &quot;https://github.com/ubuntu/yaru/blob/master/icons/Yaru/scalable/&quot; &amp; [.E1051] &amp; &quot;/&quot; &amp; [.A1051] &amp; &quot;.svg&quot; &amp; CHAR(34) &amp; &#10;&quot; width=&quot; &amp; CHAR(34) &amp; &quot;22&quot; &amp; CHAR(34) &amp; &quot; alt=&quot; &amp; CHAR(34) &amp; [.D1051] &amp; CHAR(34) &amp; &quot;&gt;&lt;/a&gt;&quot; &amp;&#10;&quot;&amp;nbsp; &amp;nbsp; &quot; &amp; [.D1051] &amp; &quot;&lt;br&gt;&quot;&#10;))" office:value-type="string" office:string-value="&lt;a href=&quot;#&quot;&gt;&lt;img src=&quot;https://github.com/ubuntu/yaru/blob/master/icons/Yaru/scalable/status/network-cellular-gprs-symbolic.svg&quot; width=&quot;22&quot; alt=&quot;network-cellular-gprs-symbolic&quot;&gt;&lt;/a&gt;&amp;nbsp; &amp;nbsp; network-cellular-gprs-symbolic&lt;br&gt;" calcext:value-type="string">
            <text:p>&lt;a href="#"&gt;&lt;img src="https://github.com/ubuntu/yaru/blob/master/icons/Yaru/scalable/status/network-cellular-gprs-symbolic.svg" width="22" alt="network-cellular-gprs-symbolic"&gt;&lt;/a&gt;&amp;nbsp; &amp;nbsp; network-cellular-gprs-symbolic&lt;br&gt;</text:p>
          </table:table-cell>
        </table:table-row>
        <table:table-row table:style-name="ro2">
          <table:table-cell office:value-type="string" calcext:value-type="string">
            <text:p>network-cellular-hardware-disabled-rtl-symbolic</text:p>
          </table:table-cell>
          <table:table-cell table:formula="of:=IF(LEFT([.A1052];1)=&quot;.&quot;;&quot;Y&quot;;&quot;N&quot;)" office:value-type="string" office:string-value="N" calcext:value-type="string">
            <text:p>N</text:p>
          </table:table-cell>
          <table:table-cell table:formula="of:=IFERROR(&quot;## &quot; &amp; MID([.A1052];3;FIND(&quot;:&quot;;[.A1052])-3) &amp; &quot; &lt;br&gt;&quot;;&quot;&quot;)">
            <text:p/>
          </table:table-cell>
          <table:table-cell table:formula="of:=IF([.B1052]=&quot;Y&quot;;MID([.A1052];3;FIND(&quot;:&quot;;[.A1052];1)-3);IF(&#10;RIGHT(RIGHT([.A1052]; 1))=&quot;@&quot;;0;&#10;[.A1052]))" office:value-type="string" office:string-value="network-cellular-hardware-disabled-rtl-symbolic" calcext:value-type="string">
            <text:p>network-cellular-hardware-disabled-rtl-symbolic</text:p>
          </table:table-cell>
          <table:table-cell table:formula="of:=IF([.B1052]=&quot;Y&quot;;[.D1052];[.E1051])" office:value-type="string" office:string-value="status" calcext:value-type="string">
            <text:p>status</text:p>
          </table:table-cell>
          <table:table-cell table:style-name="ce10" table:formula="of:=IF([.D1052]=0;&quot;&quot;;IF([.B1052]=&quot;Y&quot;;[.C1052];&#10;&quot;&lt;a href=&quot; &amp; CHAR(34) &amp; &quot;#&quot; &amp; CHAR(34) &amp; &quot;&gt;&quot; &amp;&#10;&quot;&lt;img src=&quot; &amp; CHAR(34) &amp; &quot;https://github.com/ubuntu/yaru/blob/master/icons/Yaru/scalable/&quot; &amp; [.E1052] &amp; &quot;/&quot; &amp; [.A1052] &amp; &quot;.svg&quot; &amp; CHAR(34) &amp; &#10;&quot; width=&quot; &amp; CHAR(34) &amp; &quot;22&quot; &amp; CHAR(34) &amp; &quot; alt=&quot; &amp; CHAR(34) &amp; [.D1052] &amp; CHAR(34) &amp; &quot;&gt;&lt;/a&gt;&quot; &amp;&#10;&quot;&amp;nbsp; &amp;nbsp; &quot; &amp; [.D1052] &amp; &quot;&lt;br&gt;&quot;&#10;))" office:value-type="string" office:string-value="&lt;a href=&quot;#&quot;&gt;&lt;img src=&quot;https://github.com/ubuntu/yaru/blob/master/icons/Yaru/scalable/status/network-cellular-hardware-disabled-rtl-symbolic.svg&quot; width=&quot;22&quot; alt=&quot;network-cellular-hardware-disabled-rtl-symbolic&quot;&gt;&lt;/a&gt;&amp;nbsp; &amp;nbsp; network-cellular-hardware-disabled-rtl-symbolic&lt;br&gt;" calcext:value-type="string">
            <text:p>&lt;a href="#"&gt;&lt;img src="https://github.com/ubuntu/yaru/blob/master/icons/Yaru/scalable/status/network-cellular-hardware-disabled-rtl-symbolic.svg" width="22" alt="network-cellular-hardware-disabled-rtl-symbolic"&gt;&lt;/a&gt;&amp;nbsp; &amp;nbsp; network-cellular-hardware-disabled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hardware-disabled-symbolic-rtl@</text:p>
          </table:table-cell>
          <table:table-cell table:style-name="Default" table:formula="of:=IF(LEFT([.A105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53];3;FIND(&quot;:&quot;;[.A1053])-3) &amp; &quot; &lt;br&gt;&quot;;&quot;&quot;)">
            <text:p/>
          </table:table-cell>
          <table:table-cell table:style-name="ce6" table:formula="of:=IF([.B1053]=&quot;Y&quot;;MID([.A1053];3;FIND(&quot;:&quot;;[.A1053];1)-3);IF(&#10;RIGHT(RIGHT([.A1053]; 1))=&quot;@&quot;;0;&#10;[.A1053]))" office:value-type="float" office:value="0" calcext:value-type="float">
            <text:p>0</text:p>
          </table:table-cell>
          <table:table-cell table:formula="of:=IF([.B1053]=&quot;Y&quot;;[.D1053];[.E1052])" office:value-type="string" office:string-value="status" calcext:value-type="string">
            <text:p>status</text:p>
          </table:table-cell>
          <table:table-cell table:style-name="ce10" table:formula="of:=IF([.D1053]=0;&quot;&quot;;IF([.B1053]=&quot;Y&quot;;[.C1053];&#10;&quot;&lt;a href=&quot; &amp; CHAR(34) &amp; &quot;#&quot; &amp; CHAR(34) &amp; &quot;&gt;&quot; &amp;&#10;&quot;&lt;img src=&quot; &amp; CHAR(34) &amp; &quot;https://github.com/ubuntu/yaru/blob/master/icons/Yaru/scalable/&quot; &amp; [.E1053] &amp; &quot;/&quot; &amp; [.A1053] &amp; &quot;.svg&quot; &amp; CHAR(34) &amp; &#10;&quot; width=&quot; &amp; CHAR(34) &amp; &quot;22&quot; &amp; CHAR(34) &amp; &quot; alt=&quot; &amp; CHAR(34) &amp; [.D1053] &amp; CHAR(34) &amp; &quot;&gt;&lt;/a&gt;&quot; &amp;&#10;&quot;&amp;nbsp; &amp;nbsp; &quot; &amp; [.D1053] &amp; &quot;&lt;br&gt;&quot;&#10;))">
            <text:p/>
          </table:table-cell>
        </table:table-row>
        <table:table-row table:style-name="ro2">
          <table:table-cell office:value-type="string" calcext:value-type="string">
            <text:p>network-cellular-hardware-disabled-symbolic</text:p>
          </table:table-cell>
          <table:table-cell table:formula="of:=IF(LEFT([.A1054];1)=&quot;.&quot;;&quot;Y&quot;;&quot;N&quot;)" office:value-type="string" office:string-value="N" calcext:value-type="string">
            <text:p>N</text:p>
          </table:table-cell>
          <table:table-cell table:formula="of:=IFERROR(&quot;## &quot; &amp; MID([.A1054];3;FIND(&quot;:&quot;;[.A1054])-3) &amp; &quot; &lt;br&gt;&quot;;&quot;&quot;)">
            <text:p/>
          </table:table-cell>
          <table:table-cell table:formula="of:=IF([.B1054]=&quot;Y&quot;;MID([.A1054];3;FIND(&quot;:&quot;;[.A1054];1)-3);IF(&#10;RIGHT(RIGHT([.A1054]; 1))=&quot;@&quot;;0;&#10;[.A1054]))" office:value-type="string" office:string-value="network-cellular-hardware-disabled-symbolic" calcext:value-type="string">
            <text:p>network-cellular-hardware-disabled-symbolic</text:p>
          </table:table-cell>
          <table:table-cell table:formula="of:=IF([.B1054]=&quot;Y&quot;;[.D1054];[.E1053])" office:value-type="string" office:string-value="status" calcext:value-type="string">
            <text:p>status</text:p>
          </table:table-cell>
          <table:table-cell table:style-name="ce10" table:formula="of:=IF([.D1054]=0;&quot;&quot;;IF([.B1054]=&quot;Y&quot;;[.C1054];&#10;&quot;&lt;a href=&quot; &amp; CHAR(34) &amp; &quot;#&quot; &amp; CHAR(34) &amp; &quot;&gt;&quot; &amp;&#10;&quot;&lt;img src=&quot; &amp; CHAR(34) &amp; &quot;https://github.com/ubuntu/yaru/blob/master/icons/Yaru/scalable/&quot; &amp; [.E1054] &amp; &quot;/&quot; &amp; [.A1054] &amp; &quot;.svg&quot; &amp; CHAR(34) &amp; &#10;&quot; width=&quot; &amp; CHAR(34) &amp; &quot;22&quot; &amp; CHAR(34) &amp; &quot; alt=&quot; &amp; CHAR(34) &amp; [.D1054] &amp; CHAR(34) &amp; &quot;&gt;&lt;/a&gt;&quot; &amp;&#10;&quot;&amp;nbsp; &amp;nbsp; &quot; &amp; [.D1054] &amp; &quot;&lt;br&gt;&quot;&#10;))" office:value-type="string" office:string-value="&lt;a href=&quot;#&quot;&gt;&lt;img src=&quot;https://github.com/ubuntu/yaru/blob/master/icons/Yaru/scalable/status/network-cellular-hardware-disabled-symbolic.svg&quot; width=&quot;22&quot; alt=&quot;network-cellular-hardware-disabled-symbolic&quot;&gt;&lt;/a&gt;&amp;nbsp; &amp;nbsp; network-cellular-hardware-disabled-symbolic&lt;br&gt;" calcext:value-type="string">
            <text:p>&lt;a href="#"&gt;&lt;img src="https://github.com/ubuntu/yaru/blob/master/icons/Yaru/scalable/status/network-cellular-hardware-disabled-symbolic.svg" width="22" alt="network-cellular-hardware-disabled-symbolic"&gt;&lt;/a&gt;&amp;nbsp; &amp;nbsp; network-cellular-hardware-disabled-symbolic&lt;br&gt;</text:p>
          </table:table-cell>
        </table:table-row>
        <table:table-row table:style-name="ro1">
          <table:table-cell office:value-type="string" calcext:value-type="string">
            <text:p>network-cellular-hspa-symbolic</text:p>
          </table:table-cell>
          <table:table-cell table:formula="of:=IF(LEFT([.A1055];1)=&quot;.&quot;;&quot;Y&quot;;&quot;N&quot;)" office:value-type="string" office:string-value="N" calcext:value-type="string">
            <text:p>N</text:p>
          </table:table-cell>
          <table:table-cell table:formula="of:=IFERROR(&quot;## &quot; &amp; MID([.A1055];3;FIND(&quot;:&quot;;[.A1055])-3) &amp; &quot; &lt;br&gt;&quot;;&quot;&quot;)">
            <text:p/>
          </table:table-cell>
          <table:table-cell table:formula="of:=IF([.B1055]=&quot;Y&quot;;MID([.A1055];3;FIND(&quot;:&quot;;[.A1055];1)-3);IF(&#10;RIGHT(RIGHT([.A1055]; 1))=&quot;@&quot;;0;&#10;[.A1055]))" office:value-type="string" office:string-value="network-cellular-hspa-symbolic" calcext:value-type="string">
            <text:p>network-cellular-hspa-symbolic</text:p>
          </table:table-cell>
          <table:table-cell table:formula="of:=IF([.B1055]=&quot;Y&quot;;[.D1055];[.E1054])" office:value-type="string" office:string-value="status" calcext:value-type="string">
            <text:p>status</text:p>
          </table:table-cell>
          <table:table-cell table:style-name="ce10" table:formula="of:=IF([.D1055]=0;&quot;&quot;;IF([.B1055]=&quot;Y&quot;;[.C1055];&#10;&quot;&lt;a href=&quot; &amp; CHAR(34) &amp; &quot;#&quot; &amp; CHAR(34) &amp; &quot;&gt;&quot; &amp;&#10;&quot;&lt;img src=&quot; &amp; CHAR(34) &amp; &quot;https://github.com/ubuntu/yaru/blob/master/icons/Yaru/scalable/&quot; &amp; [.E1055] &amp; &quot;/&quot; &amp; [.A1055] &amp; &quot;.svg&quot; &amp; CHAR(34) &amp; &#10;&quot; width=&quot; &amp; CHAR(34) &amp; &quot;22&quot; &amp; CHAR(34) &amp; &quot; alt=&quot; &amp; CHAR(34) &amp; [.D1055] &amp; CHAR(34) &amp; &quot;&gt;&lt;/a&gt;&quot; &amp;&#10;&quot;&amp;nbsp; &amp;nbsp; &quot; &amp; [.D1055] &amp; &quot;&lt;br&gt;&quot;&#10;))" office:value-type="string" office:string-value="&lt;a href=&quot;#&quot;&gt;&lt;img src=&quot;https://github.com/ubuntu/yaru/blob/master/icons/Yaru/scalable/status/network-cellular-hspa-symbolic.svg&quot; width=&quot;22&quot; alt=&quot;network-cellular-hspa-symbolic&quot;&gt;&lt;/a&gt;&amp;nbsp; &amp;nbsp; network-cellular-hspa-symbolic&lt;br&gt;" calcext:value-type="string">
            <text:p>&lt;a href="#"&gt;&lt;img src="https://github.com/ubuntu/yaru/blob/master/icons/Yaru/scalable/status/network-cellular-hspa-symbolic.svg" width="22" alt="network-cellular-hspa-symbolic"&gt;&lt;/a&gt;&amp;nbsp; &amp;nbsp; network-cellular-hspa-symbolic&lt;br&gt;</text:p>
          </table:table-cell>
        </table:table-row>
        <table:table-row table:style-name="ro1">
          <table:table-cell office:value-type="string" calcext:value-type="string">
            <text:p>network-cellular-no-route-rtl-symbolic</text:p>
          </table:table-cell>
          <table:table-cell table:formula="of:=IF(LEFT([.A1056];1)=&quot;.&quot;;&quot;Y&quot;;&quot;N&quot;)" office:value-type="string" office:string-value="N" calcext:value-type="string">
            <text:p>N</text:p>
          </table:table-cell>
          <table:table-cell table:formula="of:=IFERROR(&quot;## &quot; &amp; MID([.A1056];3;FIND(&quot;:&quot;;[.A1056])-3) &amp; &quot; &lt;br&gt;&quot;;&quot;&quot;)">
            <text:p/>
          </table:table-cell>
          <table:table-cell table:formula="of:=IF([.B1056]=&quot;Y&quot;;MID([.A1056];3;FIND(&quot;:&quot;;[.A1056];1)-3);IF(&#10;RIGHT(RIGHT([.A1056]; 1))=&quot;@&quot;;0;&#10;[.A1056]))" office:value-type="string" office:string-value="network-cellular-no-route-rtl-symbolic" calcext:value-type="string">
            <text:p>network-cellular-no-route-rtl-symbolic</text:p>
          </table:table-cell>
          <table:table-cell table:formula="of:=IF([.B1056]=&quot;Y&quot;;[.D1056];[.E1055])" office:value-type="string" office:string-value="status" calcext:value-type="string">
            <text:p>status</text:p>
          </table:table-cell>
          <table:table-cell table:style-name="ce10" table:formula="of:=IF([.D1056]=0;&quot;&quot;;IF([.B1056]=&quot;Y&quot;;[.C1056];&#10;&quot;&lt;a href=&quot; &amp; CHAR(34) &amp; &quot;#&quot; &amp; CHAR(34) &amp; &quot;&gt;&quot; &amp;&#10;&quot;&lt;img src=&quot; &amp; CHAR(34) &amp; &quot;https://github.com/ubuntu/yaru/blob/master/icons/Yaru/scalable/&quot; &amp; [.E1056] &amp; &quot;/&quot; &amp; [.A1056] &amp; &quot;.svg&quot; &amp; CHAR(34) &amp; &#10;&quot; width=&quot; &amp; CHAR(34) &amp; &quot;22&quot; &amp; CHAR(34) &amp; &quot; alt=&quot; &amp; CHAR(34) &amp; [.D1056] &amp; CHAR(34) &amp; &quot;&gt;&lt;/a&gt;&quot; &amp;&#10;&quot;&amp;nbsp; &amp;nbsp; &quot; &amp; [.D1056] &amp; &quot;&lt;br&gt;&quot;&#10;))" office:value-type="string" office:string-value="&lt;a href=&quot;#&quot;&gt;&lt;img src=&quot;https://github.com/ubuntu/yaru/blob/master/icons/Yaru/scalable/status/network-cellular-no-route-rtl-symbolic.svg&quot; width=&quot;22&quot; alt=&quot;network-cellular-no-route-rtl-symbolic&quot;&gt;&lt;/a&gt;&amp;nbsp; &amp;nbsp; network-cellular-no-route-rtl-symbolic&lt;br&gt;" calcext:value-type="string">
            <text:p>&lt;a href="#"&gt;&lt;img src="https://github.com/ubuntu/yaru/blob/master/icons/Yaru/scalable/status/network-cellular-no-route-rtl-symbolic.svg" width="22" alt="network-cellular-no-route-rtl-symbolic"&gt;&lt;/a&gt;&amp;nbsp; &amp;nbsp; network-cellular-no-route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no-route-symbolic-rtl@</text:p>
          </table:table-cell>
          <table:table-cell table:style-name="Default" table:formula="of:=IF(LEFT([.A105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57];3;FIND(&quot;:&quot;;[.A1057])-3) &amp; &quot; &lt;br&gt;&quot;;&quot;&quot;)">
            <text:p/>
          </table:table-cell>
          <table:table-cell table:style-name="ce6" table:formula="of:=IF([.B1057]=&quot;Y&quot;;MID([.A1057];3;FIND(&quot;:&quot;;[.A1057];1)-3);IF(&#10;RIGHT(RIGHT([.A1057]; 1))=&quot;@&quot;;0;&#10;[.A1057]))" office:value-type="float" office:value="0" calcext:value-type="float">
            <text:p>0</text:p>
          </table:table-cell>
          <table:table-cell table:formula="of:=IF([.B1057]=&quot;Y&quot;;[.D1057];[.E1056])" office:value-type="string" office:string-value="status" calcext:value-type="string">
            <text:p>status</text:p>
          </table:table-cell>
          <table:table-cell table:style-name="ce10" table:formula="of:=IF([.D1057]=0;&quot;&quot;;IF([.B1057]=&quot;Y&quot;;[.C1057];&#10;&quot;&lt;a href=&quot; &amp; CHAR(34) &amp; &quot;#&quot; &amp; CHAR(34) &amp; &quot;&gt;&quot; &amp;&#10;&quot;&lt;img src=&quot; &amp; CHAR(34) &amp; &quot;https://github.com/ubuntu/yaru/blob/master/icons/Yaru/scalable/&quot; &amp; [.E1057] &amp; &quot;/&quot; &amp; [.A1057] &amp; &quot;.svg&quot; &amp; CHAR(34) &amp; &#10;&quot; width=&quot; &amp; CHAR(34) &amp; &quot;22&quot; &amp; CHAR(34) &amp; &quot; alt=&quot; &amp; CHAR(34) &amp; [.D1057] &amp; CHAR(34) &amp; &quot;&gt;&lt;/a&gt;&quot; &amp;&#10;&quot;&amp;nbsp; &amp;nbsp; &quot; &amp; [.D1057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no-route-symbolic</text:p>
          </table:table-cell>
          <table:table-cell table:formula="of:=IF(LEFT([.A1058];1)=&quot;.&quot;;&quot;Y&quot;;&quot;N&quot;)" office:value-type="string" office:string-value="N" calcext:value-type="string">
            <text:p>N</text:p>
          </table:table-cell>
          <table:table-cell table:formula="of:=IFERROR(&quot;## &quot; &amp; MID([.A1058];3;FIND(&quot;:&quot;;[.A1058])-3) &amp; &quot; &lt;br&gt;&quot;;&quot;&quot;)">
            <text:p/>
          </table:table-cell>
          <table:table-cell table:formula="of:=IF([.B1058]=&quot;Y&quot;;MID([.A1058];3;FIND(&quot;:&quot;;[.A1058];1)-3);IF(&#10;RIGHT(RIGHT([.A1058]; 1))=&quot;@&quot;;0;&#10;[.A1058]))" office:value-type="string" office:string-value="network-cellular-no-route-symbolic" calcext:value-type="string">
            <text:p>network-cellular-no-route-symbolic</text:p>
          </table:table-cell>
          <table:table-cell table:formula="of:=IF([.B1058]=&quot;Y&quot;;[.D1058];[.E1057])" office:value-type="string" office:string-value="status" calcext:value-type="string">
            <text:p>status</text:p>
          </table:table-cell>
          <table:table-cell table:style-name="ce10" table:formula="of:=IF([.D1058]=0;&quot;&quot;;IF([.B1058]=&quot;Y&quot;;[.C1058];&#10;&quot;&lt;a href=&quot; &amp; CHAR(34) &amp; &quot;#&quot; &amp; CHAR(34) &amp; &quot;&gt;&quot; &amp;&#10;&quot;&lt;img src=&quot; &amp; CHAR(34) &amp; &quot;https://github.com/ubuntu/yaru/blob/master/icons/Yaru/scalable/&quot; &amp; [.E1058] &amp; &quot;/&quot; &amp; [.A1058] &amp; &quot;.svg&quot; &amp; CHAR(34) &amp; &#10;&quot; width=&quot; &amp; CHAR(34) &amp; &quot;22&quot; &amp; CHAR(34) &amp; &quot; alt=&quot; &amp; CHAR(34) &amp; [.D1058] &amp; CHAR(34) &amp; &quot;&gt;&lt;/a&gt;&quot; &amp;&#10;&quot;&amp;nbsp; &amp;nbsp; &quot; &amp; [.D1058] &amp; &quot;&lt;br&gt;&quot;&#10;))" office:value-type="string" office:string-value="&lt;a href=&quot;#&quot;&gt;&lt;img src=&quot;https://github.com/ubuntu/yaru/blob/master/icons/Yaru/scalable/status/network-cellular-no-route-symbolic.svg&quot; width=&quot;22&quot; alt=&quot;network-cellular-no-route-symbolic&quot;&gt;&lt;/a&gt;&amp;nbsp; &amp;nbsp; network-cellular-no-route-symbolic&lt;br&gt;" calcext:value-type="string">
            <text:p>&lt;a href="#"&gt;&lt;img src="https://github.com/ubuntu/yaru/blob/master/icons/Yaru/scalable/status/network-cellular-no-route-symbolic.svg" width="22" alt="network-cellular-no-route-symbolic"&gt;&lt;/a&gt;&amp;nbsp; &amp;nbsp; network-cellular-no-route-symbolic&lt;br&gt;</text:p>
          </table:table-cell>
        </table:table-row>
        <table:table-row table:style-name="ro1">
          <table:table-cell office:value-type="string" calcext:value-type="string">
            <text:p>network-cellular-offline-rtl-symbolic</text:p>
          </table:table-cell>
          <table:table-cell table:formula="of:=IF(LEFT([.A1059];1)=&quot;.&quot;;&quot;Y&quot;;&quot;N&quot;)" office:value-type="string" office:string-value="N" calcext:value-type="string">
            <text:p>N</text:p>
          </table:table-cell>
          <table:table-cell table:formula="of:=IFERROR(&quot;## &quot; &amp; MID([.A1059];3;FIND(&quot;:&quot;;[.A1059])-3) &amp; &quot; &lt;br&gt;&quot;;&quot;&quot;)">
            <text:p/>
          </table:table-cell>
          <table:table-cell table:formula="of:=IF([.B1059]=&quot;Y&quot;;MID([.A1059];3;FIND(&quot;:&quot;;[.A1059];1)-3);IF(&#10;RIGHT(RIGHT([.A1059]; 1))=&quot;@&quot;;0;&#10;[.A1059]))" office:value-type="string" office:string-value="network-cellular-offline-rtl-symbolic" calcext:value-type="string">
            <text:p>network-cellular-offline-rtl-symbolic</text:p>
          </table:table-cell>
          <table:table-cell table:formula="of:=IF([.B1059]=&quot;Y&quot;;[.D1059];[.E1058])" office:value-type="string" office:string-value="status" calcext:value-type="string">
            <text:p>status</text:p>
          </table:table-cell>
          <table:table-cell table:style-name="ce10" table:formula="of:=IF([.D1059]=0;&quot;&quot;;IF([.B1059]=&quot;Y&quot;;[.C1059];&#10;&quot;&lt;a href=&quot; &amp; CHAR(34) &amp; &quot;#&quot; &amp; CHAR(34) &amp; &quot;&gt;&quot; &amp;&#10;&quot;&lt;img src=&quot; &amp; CHAR(34) &amp; &quot;https://github.com/ubuntu/yaru/blob/master/icons/Yaru/scalable/&quot; &amp; [.E1059] &amp; &quot;/&quot; &amp; [.A1059] &amp; &quot;.svg&quot; &amp; CHAR(34) &amp; &#10;&quot; width=&quot; &amp; CHAR(34) &amp; &quot;22&quot; &amp; CHAR(34) &amp; &quot; alt=&quot; &amp; CHAR(34) &amp; [.D1059] &amp; CHAR(34) &amp; &quot;&gt;&lt;/a&gt;&quot; &amp;&#10;&quot;&amp;nbsp; &amp;nbsp; &quot; &amp; [.D1059] &amp; &quot;&lt;br&gt;&quot;&#10;))" office:value-type="string" office:string-value="&lt;a href=&quot;#&quot;&gt;&lt;img src=&quot;https://github.com/ubuntu/yaru/blob/master/icons/Yaru/scalable/status/network-cellular-offline-rtl-symbolic.svg&quot; width=&quot;22&quot; alt=&quot;network-cellular-offline-rtl-symbolic&quot;&gt;&lt;/a&gt;&amp;nbsp; &amp;nbsp; network-cellular-offline-rtl-symbolic&lt;br&gt;" calcext:value-type="string">
            <text:p>&lt;a href="#"&gt;&lt;img src="https://github.com/ubuntu/yaru/blob/master/icons/Yaru/scalable/status/network-cellular-offline-rtl-symbolic.svg" width="22" alt="network-cellular-offline-rtl-symbolic"&gt;&lt;/a&gt;&amp;nbsp; &amp;nbsp; network-cellular-offline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offline-symbolic-rtl@</text:p>
          </table:table-cell>
          <table:table-cell table:style-name="Default" table:formula="of:=IF(LEFT([.A1060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60];3;FIND(&quot;:&quot;;[.A1060])-3) &amp; &quot; &lt;br&gt;&quot;;&quot;&quot;)">
            <text:p/>
          </table:table-cell>
          <table:table-cell table:style-name="ce6" table:formula="of:=IF([.B1060]=&quot;Y&quot;;MID([.A1060];3;FIND(&quot;:&quot;;[.A1060];1)-3);IF(&#10;RIGHT(RIGHT([.A1060]; 1))=&quot;@&quot;;0;&#10;[.A1060]))" office:value-type="float" office:value="0" calcext:value-type="float">
            <text:p>0</text:p>
          </table:table-cell>
          <table:table-cell table:formula="of:=IF([.B1060]=&quot;Y&quot;;[.D1060];[.E1059])" office:value-type="string" office:string-value="status" calcext:value-type="string">
            <text:p>status</text:p>
          </table:table-cell>
          <table:table-cell table:style-name="ce10" table:formula="of:=IF([.D1060]=0;&quot;&quot;;IF([.B1060]=&quot;Y&quot;;[.C1060];&#10;&quot;&lt;a href=&quot; &amp; CHAR(34) &amp; &quot;#&quot; &amp; CHAR(34) &amp; &quot;&gt;&quot; &amp;&#10;&quot;&lt;img src=&quot; &amp; CHAR(34) &amp; &quot;https://github.com/ubuntu/yaru/blob/master/icons/Yaru/scalable/&quot; &amp; [.E1060] &amp; &quot;/&quot; &amp; [.A1060] &amp; &quot;.svg&quot; &amp; CHAR(34) &amp; &#10;&quot; width=&quot; &amp; CHAR(34) &amp; &quot;22&quot; &amp; CHAR(34) &amp; &quot; alt=&quot; &amp; CHAR(34) &amp; [.D1060] &amp; CHAR(34) &amp; &quot;&gt;&lt;/a&gt;&quot; &amp;&#10;&quot;&amp;nbsp; &amp;nbsp; &quot; &amp; [.D1060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offline-symbolic</text:p>
          </table:table-cell>
          <table:table-cell table:formula="of:=IF(LEFT([.A1061];1)=&quot;.&quot;;&quot;Y&quot;;&quot;N&quot;)" office:value-type="string" office:string-value="N" calcext:value-type="string">
            <text:p>N</text:p>
          </table:table-cell>
          <table:table-cell table:formula="of:=IFERROR(&quot;## &quot; &amp; MID([.A1061];3;FIND(&quot;:&quot;;[.A1061])-3) &amp; &quot; &lt;br&gt;&quot;;&quot;&quot;)">
            <text:p/>
          </table:table-cell>
          <table:table-cell table:formula="of:=IF([.B1061]=&quot;Y&quot;;MID([.A1061];3;FIND(&quot;:&quot;;[.A1061];1)-3);IF(&#10;RIGHT(RIGHT([.A1061]; 1))=&quot;@&quot;;0;&#10;[.A1061]))" office:value-type="string" office:string-value="network-cellular-offline-symbolic" calcext:value-type="string">
            <text:p>network-cellular-offline-symbolic</text:p>
          </table:table-cell>
          <table:table-cell table:formula="of:=IF([.B1061]=&quot;Y&quot;;[.D1061];[.E1060])" office:value-type="string" office:string-value="status" calcext:value-type="string">
            <text:p>status</text:p>
          </table:table-cell>
          <table:table-cell table:style-name="ce10" table:formula="of:=IF([.D1061]=0;&quot;&quot;;IF([.B1061]=&quot;Y&quot;;[.C1061];&#10;&quot;&lt;a href=&quot; &amp; CHAR(34) &amp; &quot;#&quot; &amp; CHAR(34) &amp; &quot;&gt;&quot; &amp;&#10;&quot;&lt;img src=&quot; &amp; CHAR(34) &amp; &quot;https://github.com/ubuntu/yaru/blob/master/icons/Yaru/scalable/&quot; &amp; [.E1061] &amp; &quot;/&quot; &amp; [.A1061] &amp; &quot;.svg&quot; &amp; CHAR(34) &amp; &#10;&quot; width=&quot; &amp; CHAR(34) &amp; &quot;22&quot; &amp; CHAR(34) &amp; &quot; alt=&quot; &amp; CHAR(34) &amp; [.D1061] &amp; CHAR(34) &amp; &quot;&gt;&lt;/a&gt;&quot; &amp;&#10;&quot;&amp;nbsp; &amp;nbsp; &quot; &amp; [.D1061] &amp; &quot;&lt;br&gt;&quot;&#10;))" office:value-type="string" office:string-value="&lt;a href=&quot;#&quot;&gt;&lt;img src=&quot;https://github.com/ubuntu/yaru/blob/master/icons/Yaru/scalable/status/network-cellular-offline-symbolic.svg&quot; width=&quot;22&quot; alt=&quot;network-cellular-offline-symbolic&quot;&gt;&lt;/a&gt;&amp;nbsp; &amp;nbsp; network-cellular-offline-symbolic&lt;br&gt;" calcext:value-type="string">
            <text:p>&lt;a href="#"&gt;&lt;img src="https://github.com/ubuntu/yaru/blob/master/icons/Yaru/scalable/status/network-cellular-offline-symbolic.svg" width="22" alt="network-cellular-offline-symbolic"&gt;&lt;/a&gt;&amp;nbsp; &amp;nbsp; network-cellular-offline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rtl-connected-symbolic@</text:p>
          </table:table-cell>
          <table:table-cell table:style-name="Default" table:formula="of:=IF(LEFT([.A106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62];3;FIND(&quot;:&quot;;[.A1062])-3) &amp; &quot; &lt;br&gt;&quot;;&quot;&quot;)">
            <text:p/>
          </table:table-cell>
          <table:table-cell table:style-name="ce6" table:formula="of:=IF([.B1062]=&quot;Y&quot;;MID([.A1062];3;FIND(&quot;:&quot;;[.A1062];1)-3);IF(&#10;RIGHT(RIGHT([.A1062]; 1))=&quot;@&quot;;0;&#10;[.A1062]))" office:value-type="float" office:value="0" calcext:value-type="float">
            <text:p>0</text:p>
          </table:table-cell>
          <table:table-cell table:formula="of:=IF([.B1062]=&quot;Y&quot;;[.D1062];[.E1061])" office:value-type="string" office:string-value="status" calcext:value-type="string">
            <text:p>status</text:p>
          </table:table-cell>
          <table:table-cell table:style-name="ce10" table:formula="of:=IF([.D1062]=0;&quot;&quot;;IF([.B1062]=&quot;Y&quot;;[.C1062];&#10;&quot;&lt;a href=&quot; &amp; CHAR(34) &amp; &quot;#&quot; &amp; CHAR(34) &amp; &quot;&gt;&quot; &amp;&#10;&quot;&lt;img src=&quot; &amp; CHAR(34) &amp; &quot;https://github.com/ubuntu/yaru/blob/master/icons/Yaru/scalable/&quot; &amp; [.E1062] &amp; &quot;/&quot; &amp; [.A1062] &amp; &quot;.svg&quot; &amp; CHAR(34) &amp; &#10;&quot; width=&quot; &amp; CHAR(34) &amp; &quot;22&quot; &amp; CHAR(34) &amp; &quot; alt=&quot; &amp; CHAR(34) &amp; [.D1062] &amp; CHAR(34) &amp; &quot;&gt;&lt;/a&gt;&quot; &amp;&#10;&quot;&amp;nbsp; &amp;nbsp; &quot; &amp; [.D1062] &amp; &quot;&lt;br&gt;&quot;&#10;))">
            <text:p/>
          </table:table-cell>
        </table:table-row>
        <table:table-row table:style-name="ro2">
          <table:table-cell office:value-type="string" calcext:value-type="string">
            <text:p>network-cellular-signal-excellent-rtl-symbolic</text:p>
          </table:table-cell>
          <table:table-cell table:formula="of:=IF(LEFT([.A1063];1)=&quot;.&quot;;&quot;Y&quot;;&quot;N&quot;)" office:value-type="string" office:string-value="N" calcext:value-type="string">
            <text:p>N</text:p>
          </table:table-cell>
          <table:table-cell table:formula="of:=IFERROR(&quot;## &quot; &amp; MID([.A1063];3;FIND(&quot;:&quot;;[.A1063])-3) &amp; &quot; &lt;br&gt;&quot;;&quot;&quot;)">
            <text:p/>
          </table:table-cell>
          <table:table-cell table:formula="of:=IF([.B1063]=&quot;Y&quot;;MID([.A1063];3;FIND(&quot;:&quot;;[.A1063];1)-3);IF(&#10;RIGHT(RIGHT([.A1063]; 1))=&quot;@&quot;;0;&#10;[.A1063]))" office:value-type="string" office:string-value="network-cellular-signal-excellent-rtl-symbolic" calcext:value-type="string">
            <text:p>network-cellular-signal-excellent-rtl-symbolic</text:p>
          </table:table-cell>
          <table:table-cell table:formula="of:=IF([.B1063]=&quot;Y&quot;;[.D1063];[.E1062])" office:value-type="string" office:string-value="status" calcext:value-type="string">
            <text:p>status</text:p>
          </table:table-cell>
          <table:table-cell table:style-name="ce10" table:formula="of:=IF([.D1063]=0;&quot;&quot;;IF([.B1063]=&quot;Y&quot;;[.C1063];&#10;&quot;&lt;a href=&quot; &amp; CHAR(34) &amp; &quot;#&quot; &amp; CHAR(34) &amp; &quot;&gt;&quot; &amp;&#10;&quot;&lt;img src=&quot; &amp; CHAR(34) &amp; &quot;https://github.com/ubuntu/yaru/blob/master/icons/Yaru/scalable/&quot; &amp; [.E1063] &amp; &quot;/&quot; &amp; [.A1063] &amp; &quot;.svg&quot; &amp; CHAR(34) &amp; &#10;&quot; width=&quot; &amp; CHAR(34) &amp; &quot;22&quot; &amp; CHAR(34) &amp; &quot; alt=&quot; &amp; CHAR(34) &amp; [.D1063] &amp; CHAR(34) &amp; &quot;&gt;&lt;/a&gt;&quot; &amp;&#10;&quot;&amp;nbsp; &amp;nbsp; &quot; &amp; [.D1063] &amp; &quot;&lt;br&gt;&quot;&#10;))" office:value-type="string" office:string-value="&lt;a href=&quot;#&quot;&gt;&lt;img src=&quot;https://github.com/ubuntu/yaru/blob/master/icons/Yaru/scalable/status/network-cellular-signal-excellent-rtl-symbolic.svg&quot; width=&quot;22&quot; alt=&quot;network-cellular-signal-excellent-rtl-symbolic&quot;&gt;&lt;/a&gt;&amp;nbsp; &amp;nbsp; network-cellular-signal-excellent-rtl-symbolic&lt;br&gt;" calcext:value-type="string">
            <text:p>&lt;a href="#"&gt;&lt;img src="https://github.com/ubuntu/yaru/blob/master/icons/Yaru/scalable/status/network-cellular-signal-excellent-rtl-symbolic.svg" width="22" alt="network-cellular-signal-excellent-rtl-symbolic"&gt;&lt;/a&gt;&amp;nbsp; &amp;nbsp; network-cellular-signal-excellent-rtl-symbolic&lt;br&gt;</text:p>
          </table:table-cell>
        </table:table-row>
        <table:table-row table:style-name="ro2">
          <table:table-cell office:value-type="string" calcext:value-type="string">
            <text:p>network-cellular-signal-excellent-secure-rtl-symbolic</text:p>
          </table:table-cell>
          <table:table-cell table:formula="of:=IF(LEFT([.A1064];1)=&quot;.&quot;;&quot;Y&quot;;&quot;N&quot;)" office:value-type="string" office:string-value="N" calcext:value-type="string">
            <text:p>N</text:p>
          </table:table-cell>
          <table:table-cell table:formula="of:=IFERROR(&quot;## &quot; &amp; MID([.A1064];3;FIND(&quot;:&quot;;[.A1064])-3) &amp; &quot; &lt;br&gt;&quot;;&quot;&quot;)">
            <text:p/>
          </table:table-cell>
          <table:table-cell table:formula="of:=IF([.B1064]=&quot;Y&quot;;MID([.A1064];3;FIND(&quot;:&quot;;[.A1064];1)-3);IF(&#10;RIGHT(RIGHT([.A1064]; 1))=&quot;@&quot;;0;&#10;[.A1064]))" office:value-type="string" office:string-value="network-cellular-signal-excellent-secure-rtl-symbolic" calcext:value-type="string">
            <text:p>network-cellular-signal-excellent-secure-rtl-symbolic</text:p>
          </table:table-cell>
          <table:table-cell table:formula="of:=IF([.B1064]=&quot;Y&quot;;[.D1064];[.E1063])" office:value-type="string" office:string-value="status" calcext:value-type="string">
            <text:p>status</text:p>
          </table:table-cell>
          <table:table-cell table:style-name="ce10" table:formula="of:=IF([.D1064]=0;&quot;&quot;;IF([.B1064]=&quot;Y&quot;;[.C1064];&#10;&quot;&lt;a href=&quot; &amp; CHAR(34) &amp; &quot;#&quot; &amp; CHAR(34) &amp; &quot;&gt;&quot; &amp;&#10;&quot;&lt;img src=&quot; &amp; CHAR(34) &amp; &quot;https://github.com/ubuntu/yaru/blob/master/icons/Yaru/scalable/&quot; &amp; [.E1064] &amp; &quot;/&quot; &amp; [.A1064] &amp; &quot;.svg&quot; &amp; CHAR(34) &amp; &#10;&quot; width=&quot; &amp; CHAR(34) &amp; &quot;22&quot; &amp; CHAR(34) &amp; &quot; alt=&quot; &amp; CHAR(34) &amp; [.D1064] &amp; CHAR(34) &amp; &quot;&gt;&lt;/a&gt;&quot; &amp;&#10;&quot;&amp;nbsp; &amp;nbsp; &quot; &amp; [.D1064] &amp; &quot;&lt;br&gt;&quot;&#10;))" office:value-type="string" office:string-value="&lt;a href=&quot;#&quot;&gt;&lt;img src=&quot;https://github.com/ubuntu/yaru/blob/master/icons/Yaru/scalable/status/network-cellular-signal-excellent-secure-rtl-symbolic.svg&quot; width=&quot;22&quot; alt=&quot;network-cellular-signal-excellent-secure-rtl-symbolic&quot;&gt;&lt;/a&gt;&amp;nbsp; &amp;nbsp; network-cellular-signal-excellent-secure-rtl-symbolic&lt;br&gt;" calcext:value-type="string">
            <text:p>&lt;a href="#"&gt;&lt;img src="https://github.com/ubuntu/yaru/blob/master/icons/Yaru/scalable/status/network-cellular-signal-excellent-secure-rtl-symbolic.svg" width="22" alt="network-cellular-signal-excellent-secure-rtl-symbolic"&gt;&lt;/a&gt;&amp;nbsp; &amp;nbsp; network-cellular-signal-excellent-secure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excellent-secure-symbolic-rtl@</text:p>
          </table:table-cell>
          <table:table-cell table:style-name="Default" table:formula="of:=IF(LEFT([.A106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65];3;FIND(&quot;:&quot;;[.A1065])-3) &amp; &quot; &lt;br&gt;&quot;;&quot;&quot;)">
            <text:p/>
          </table:table-cell>
          <table:table-cell table:style-name="ce6" table:formula="of:=IF([.B1065]=&quot;Y&quot;;MID([.A1065];3;FIND(&quot;:&quot;;[.A1065];1)-3);IF(&#10;RIGHT(RIGHT([.A1065]; 1))=&quot;@&quot;;0;&#10;[.A1065]))" office:value-type="float" office:value="0" calcext:value-type="float">
            <text:p>0</text:p>
          </table:table-cell>
          <table:table-cell table:formula="of:=IF([.B1065]=&quot;Y&quot;;[.D1065];[.E1064])" office:value-type="string" office:string-value="status" calcext:value-type="string">
            <text:p>status</text:p>
          </table:table-cell>
          <table:table-cell table:style-name="ce10" table:formula="of:=IF([.D1065]=0;&quot;&quot;;IF([.B1065]=&quot;Y&quot;;[.C1065];&#10;&quot;&lt;a href=&quot; &amp; CHAR(34) &amp; &quot;#&quot; &amp; CHAR(34) &amp; &quot;&gt;&quot; &amp;&#10;&quot;&lt;img src=&quot; &amp; CHAR(34) &amp; &quot;https://github.com/ubuntu/yaru/blob/master/icons/Yaru/scalable/&quot; &amp; [.E1065] &amp; &quot;/&quot; &amp; [.A1065] &amp; &quot;.svg&quot; &amp; CHAR(34) &amp; &#10;&quot; width=&quot; &amp; CHAR(34) &amp; &quot;22&quot; &amp; CHAR(34) &amp; &quot; alt=&quot; &amp; CHAR(34) &amp; [.D1065] &amp; CHAR(34) &amp; &quot;&gt;&lt;/a&gt;&quot; &amp;&#10;&quot;&amp;nbsp; &amp;nbsp; &quot; &amp; [.D1065] &amp; &quot;&lt;br&gt;&quot;&#10;))">
            <text:p/>
          </table:table-cell>
        </table:table-row>
        <table:table-row table:style-name="ro2">
          <table:table-cell office:value-type="string" calcext:value-type="string">
            <text:p>network-cellular-signal-excellent-secure-symbolic</text:p>
          </table:table-cell>
          <table:table-cell table:formula="of:=IF(LEFT([.A1066];1)=&quot;.&quot;;&quot;Y&quot;;&quot;N&quot;)" office:value-type="string" office:string-value="N" calcext:value-type="string">
            <text:p>N</text:p>
          </table:table-cell>
          <table:table-cell table:formula="of:=IFERROR(&quot;## &quot; &amp; MID([.A1066];3;FIND(&quot;:&quot;;[.A1066])-3) &amp; &quot; &lt;br&gt;&quot;;&quot;&quot;)">
            <text:p/>
          </table:table-cell>
          <table:table-cell table:formula="of:=IF([.B1066]=&quot;Y&quot;;MID([.A1066];3;FIND(&quot;:&quot;;[.A1066];1)-3);IF(&#10;RIGHT(RIGHT([.A1066]; 1))=&quot;@&quot;;0;&#10;[.A1066]))" office:value-type="string" office:string-value="network-cellular-signal-excellent-secure-symbolic" calcext:value-type="string">
            <text:p>network-cellular-signal-excellent-secure-symbolic</text:p>
          </table:table-cell>
          <table:table-cell table:formula="of:=IF([.B1066]=&quot;Y&quot;;[.D1066];[.E1065])" office:value-type="string" office:string-value="status" calcext:value-type="string">
            <text:p>status</text:p>
          </table:table-cell>
          <table:table-cell table:style-name="ce10" table:formula="of:=IF([.D1066]=0;&quot;&quot;;IF([.B1066]=&quot;Y&quot;;[.C1066];&#10;&quot;&lt;a href=&quot; &amp; CHAR(34) &amp; &quot;#&quot; &amp; CHAR(34) &amp; &quot;&gt;&quot; &amp;&#10;&quot;&lt;img src=&quot; &amp; CHAR(34) &amp; &quot;https://github.com/ubuntu/yaru/blob/master/icons/Yaru/scalable/&quot; &amp; [.E1066] &amp; &quot;/&quot; &amp; [.A1066] &amp; &quot;.svg&quot; &amp; CHAR(34) &amp; &#10;&quot; width=&quot; &amp; CHAR(34) &amp; &quot;22&quot; &amp; CHAR(34) &amp; &quot; alt=&quot; &amp; CHAR(34) &amp; [.D1066] &amp; CHAR(34) &amp; &quot;&gt;&lt;/a&gt;&quot; &amp;&#10;&quot;&amp;nbsp; &amp;nbsp; &quot; &amp; [.D1066] &amp; &quot;&lt;br&gt;&quot;&#10;))" office:value-type="string" office:string-value="&lt;a href=&quot;#&quot;&gt;&lt;img src=&quot;https://github.com/ubuntu/yaru/blob/master/icons/Yaru/scalable/status/network-cellular-signal-excellent-secure-symbolic.svg&quot; width=&quot;22&quot; alt=&quot;network-cellular-signal-excellent-secure-symbolic&quot;&gt;&lt;/a&gt;&amp;nbsp; &amp;nbsp; network-cellular-signal-excellent-secure-symbolic&lt;br&gt;" calcext:value-type="string">
            <text:p>&lt;a href="#"&gt;&lt;img src="https://github.com/ubuntu/yaru/blob/master/icons/Yaru/scalable/status/network-cellular-signal-excellent-secure-symbolic.svg" width="22" alt="network-cellular-signal-excellent-secure-symbolic"&gt;&lt;/a&gt;&amp;nbsp; &amp;nbsp; network-cellular-signal-excellent-secure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excellent-symbolic-rtl@</text:p>
          </table:table-cell>
          <table:table-cell table:style-name="Default" table:formula="of:=IF(LEFT([.A106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67];3;FIND(&quot;:&quot;;[.A1067])-3) &amp; &quot; &lt;br&gt;&quot;;&quot;&quot;)">
            <text:p/>
          </table:table-cell>
          <table:table-cell table:style-name="ce6" table:formula="of:=IF([.B1067]=&quot;Y&quot;;MID([.A1067];3;FIND(&quot;:&quot;;[.A1067];1)-3);IF(&#10;RIGHT(RIGHT([.A1067]; 1))=&quot;@&quot;;0;&#10;[.A1067]))" office:value-type="float" office:value="0" calcext:value-type="float">
            <text:p>0</text:p>
          </table:table-cell>
          <table:table-cell table:formula="of:=IF([.B1067]=&quot;Y&quot;;[.D1067];[.E1066])" office:value-type="string" office:string-value="status" calcext:value-type="string">
            <text:p>status</text:p>
          </table:table-cell>
          <table:table-cell table:style-name="ce10" table:formula="of:=IF([.D1067]=0;&quot;&quot;;IF([.B1067]=&quot;Y&quot;;[.C1067];&#10;&quot;&lt;a href=&quot; &amp; CHAR(34) &amp; &quot;#&quot; &amp; CHAR(34) &amp; &quot;&gt;&quot; &amp;&#10;&quot;&lt;img src=&quot; &amp; CHAR(34) &amp; &quot;https://github.com/ubuntu/yaru/blob/master/icons/Yaru/scalable/&quot; &amp; [.E1067] &amp; &quot;/&quot; &amp; [.A1067] &amp; &quot;.svg&quot; &amp; CHAR(34) &amp; &#10;&quot; width=&quot; &amp; CHAR(34) &amp; &quot;22&quot; &amp; CHAR(34) &amp; &quot; alt=&quot; &amp; CHAR(34) &amp; [.D1067] &amp; CHAR(34) &amp; &quot;&gt;&lt;/a&gt;&quot; &amp;&#10;&quot;&amp;nbsp; &amp;nbsp; &quot; &amp; [.D1067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signal-excellent-symbolic</text:p>
          </table:table-cell>
          <table:table-cell table:formula="of:=IF(LEFT([.A1068];1)=&quot;.&quot;;&quot;Y&quot;;&quot;N&quot;)" office:value-type="string" office:string-value="N" calcext:value-type="string">
            <text:p>N</text:p>
          </table:table-cell>
          <table:table-cell table:formula="of:=IFERROR(&quot;## &quot; &amp; MID([.A1068];3;FIND(&quot;:&quot;;[.A1068])-3) &amp; &quot; &lt;br&gt;&quot;;&quot;&quot;)">
            <text:p/>
          </table:table-cell>
          <table:table-cell table:formula="of:=IF([.B1068]=&quot;Y&quot;;MID([.A1068];3;FIND(&quot;:&quot;;[.A1068];1)-3);IF(&#10;RIGHT(RIGHT([.A1068]; 1))=&quot;@&quot;;0;&#10;[.A1068]))" office:value-type="string" office:string-value="network-cellular-signal-excellent-symbolic" calcext:value-type="string">
            <text:p>network-cellular-signal-excellent-symbolic</text:p>
          </table:table-cell>
          <table:table-cell table:formula="of:=IF([.B1068]=&quot;Y&quot;;[.D1068];[.E1067])" office:value-type="string" office:string-value="status" calcext:value-type="string">
            <text:p>status</text:p>
          </table:table-cell>
          <table:table-cell table:style-name="ce10" table:formula="of:=IF([.D1068]=0;&quot;&quot;;IF([.B1068]=&quot;Y&quot;;[.C1068];&#10;&quot;&lt;a href=&quot; &amp; CHAR(34) &amp; &quot;#&quot; &amp; CHAR(34) &amp; &quot;&gt;&quot; &amp;&#10;&quot;&lt;img src=&quot; &amp; CHAR(34) &amp; &quot;https://github.com/ubuntu/yaru/blob/master/icons/Yaru/scalable/&quot; &amp; [.E1068] &amp; &quot;/&quot; &amp; [.A1068] &amp; &quot;.svg&quot; &amp; CHAR(34) &amp; &#10;&quot; width=&quot; &amp; CHAR(34) &amp; &quot;22&quot; &amp; CHAR(34) &amp; &quot; alt=&quot; &amp; CHAR(34) &amp; [.D1068] &amp; CHAR(34) &amp; &quot;&gt;&lt;/a&gt;&quot; &amp;&#10;&quot;&amp;nbsp; &amp;nbsp; &quot; &amp; [.D1068] &amp; &quot;&lt;br&gt;&quot;&#10;))" office:value-type="string" office:string-value="&lt;a href=&quot;#&quot;&gt;&lt;img src=&quot;https://github.com/ubuntu/yaru/blob/master/icons/Yaru/scalable/status/network-cellular-signal-excellent-symbolic.svg&quot; width=&quot;22&quot; alt=&quot;network-cellular-signal-excellent-symbolic&quot;&gt;&lt;/a&gt;&amp;nbsp; &amp;nbsp; network-cellular-signal-excellent-symbolic&lt;br&gt;" calcext:value-type="string">
            <text:p>&lt;a href="#"&gt;&lt;img src="https://github.com/ubuntu/yaru/blob/master/icons/Yaru/scalable/status/network-cellular-signal-excellent-symbolic.svg" width="22" alt="network-cellular-signal-excellent-symbolic"&gt;&lt;/a&gt;&amp;nbsp; &amp;nbsp; network-cellular-signal-excellent-symbolic&lt;br&gt;</text:p>
          </table:table-cell>
        </table:table-row>
        <table:table-row table:style-name="ro1">
          <table:table-cell office:value-type="string" calcext:value-type="string">
            <text:p>network-cellular-signal-good-rtl-symbolic</text:p>
          </table:table-cell>
          <table:table-cell table:formula="of:=IF(LEFT([.A1069];1)=&quot;.&quot;;&quot;Y&quot;;&quot;N&quot;)" office:value-type="string" office:string-value="N" calcext:value-type="string">
            <text:p>N</text:p>
          </table:table-cell>
          <table:table-cell table:formula="of:=IFERROR(&quot;## &quot; &amp; MID([.A1069];3;FIND(&quot;:&quot;;[.A1069])-3) &amp; &quot; &lt;br&gt;&quot;;&quot;&quot;)">
            <text:p/>
          </table:table-cell>
          <table:table-cell table:formula="of:=IF([.B1069]=&quot;Y&quot;;MID([.A1069];3;FIND(&quot;:&quot;;[.A1069];1)-3);IF(&#10;RIGHT(RIGHT([.A1069]; 1))=&quot;@&quot;;0;&#10;[.A1069]))" office:value-type="string" office:string-value="network-cellular-signal-good-rtl-symbolic" calcext:value-type="string">
            <text:p>network-cellular-signal-good-rtl-symbolic</text:p>
          </table:table-cell>
          <table:table-cell table:formula="of:=IF([.B1069]=&quot;Y&quot;;[.D1069];[.E1068])" office:value-type="string" office:string-value="status" calcext:value-type="string">
            <text:p>status</text:p>
          </table:table-cell>
          <table:table-cell table:style-name="ce10" table:formula="of:=IF([.D1069]=0;&quot;&quot;;IF([.B1069]=&quot;Y&quot;;[.C1069];&#10;&quot;&lt;a href=&quot; &amp; CHAR(34) &amp; &quot;#&quot; &amp; CHAR(34) &amp; &quot;&gt;&quot; &amp;&#10;&quot;&lt;img src=&quot; &amp; CHAR(34) &amp; &quot;https://github.com/ubuntu/yaru/blob/master/icons/Yaru/scalable/&quot; &amp; [.E1069] &amp; &quot;/&quot; &amp; [.A1069] &amp; &quot;.svg&quot; &amp; CHAR(34) &amp; &#10;&quot; width=&quot; &amp; CHAR(34) &amp; &quot;22&quot; &amp; CHAR(34) &amp; &quot; alt=&quot; &amp; CHAR(34) &amp; [.D1069] &amp; CHAR(34) &amp; &quot;&gt;&lt;/a&gt;&quot; &amp;&#10;&quot;&amp;nbsp; &amp;nbsp; &quot; &amp; [.D1069] &amp; &quot;&lt;br&gt;&quot;&#10;))" office:value-type="string" office:string-value="&lt;a href=&quot;#&quot;&gt;&lt;img src=&quot;https://github.com/ubuntu/yaru/blob/master/icons/Yaru/scalable/status/network-cellular-signal-good-rtl-symbolic.svg&quot; width=&quot;22&quot; alt=&quot;network-cellular-signal-good-rtl-symbolic&quot;&gt;&lt;/a&gt;&amp;nbsp; &amp;nbsp; network-cellular-signal-good-rtl-symbolic&lt;br&gt;" calcext:value-type="string">
            <text:p>&lt;a href="#"&gt;&lt;img src="https://github.com/ubuntu/yaru/blob/master/icons/Yaru/scalable/status/network-cellular-signal-good-rtl-symbolic.svg" width="22" alt="network-cellular-signal-good-rtl-symbolic"&gt;&lt;/a&gt;&amp;nbsp; &amp;nbsp; network-cellular-signal-good-rtl-symbolic&lt;br&gt;</text:p>
          </table:table-cell>
        </table:table-row>
        <table:table-row table:style-name="ro2">
          <table:table-cell office:value-type="string" calcext:value-type="string">
            <text:p>network-cellular-signal-good-secure-rtl-symbolic</text:p>
          </table:table-cell>
          <table:table-cell table:formula="of:=IF(LEFT([.A1070];1)=&quot;.&quot;;&quot;Y&quot;;&quot;N&quot;)" office:value-type="string" office:string-value="N" calcext:value-type="string">
            <text:p>N</text:p>
          </table:table-cell>
          <table:table-cell table:formula="of:=IFERROR(&quot;## &quot; &amp; MID([.A1070];3;FIND(&quot;:&quot;;[.A1070])-3) &amp; &quot; &lt;br&gt;&quot;;&quot;&quot;)">
            <text:p/>
          </table:table-cell>
          <table:table-cell table:formula="of:=IF([.B1070]=&quot;Y&quot;;MID([.A1070];3;FIND(&quot;:&quot;;[.A1070];1)-3);IF(&#10;RIGHT(RIGHT([.A1070]; 1))=&quot;@&quot;;0;&#10;[.A1070]))" office:value-type="string" office:string-value="network-cellular-signal-good-secure-rtl-symbolic" calcext:value-type="string">
            <text:p>network-cellular-signal-good-secure-rtl-symbolic</text:p>
          </table:table-cell>
          <table:table-cell table:formula="of:=IF([.B1070]=&quot;Y&quot;;[.D1070];[.E1069])" office:value-type="string" office:string-value="status" calcext:value-type="string">
            <text:p>status</text:p>
          </table:table-cell>
          <table:table-cell table:style-name="ce10" table:formula="of:=IF([.D1070]=0;&quot;&quot;;IF([.B1070]=&quot;Y&quot;;[.C1070];&#10;&quot;&lt;a href=&quot; &amp; CHAR(34) &amp; &quot;#&quot; &amp; CHAR(34) &amp; &quot;&gt;&quot; &amp;&#10;&quot;&lt;img src=&quot; &amp; CHAR(34) &amp; &quot;https://github.com/ubuntu/yaru/blob/master/icons/Yaru/scalable/&quot; &amp; [.E1070] &amp; &quot;/&quot; &amp; [.A1070] &amp; &quot;.svg&quot; &amp; CHAR(34) &amp; &#10;&quot; width=&quot; &amp; CHAR(34) &amp; &quot;22&quot; &amp; CHAR(34) &amp; &quot; alt=&quot; &amp; CHAR(34) &amp; [.D1070] &amp; CHAR(34) &amp; &quot;&gt;&lt;/a&gt;&quot; &amp;&#10;&quot;&amp;nbsp; &amp;nbsp; &quot; &amp; [.D1070] &amp; &quot;&lt;br&gt;&quot;&#10;))" office:value-type="string" office:string-value="&lt;a href=&quot;#&quot;&gt;&lt;img src=&quot;https://github.com/ubuntu/yaru/blob/master/icons/Yaru/scalable/status/network-cellular-signal-good-secure-rtl-symbolic.svg&quot; width=&quot;22&quot; alt=&quot;network-cellular-signal-good-secure-rtl-symbolic&quot;&gt;&lt;/a&gt;&amp;nbsp; &amp;nbsp; network-cellular-signal-good-secure-rtl-symbolic&lt;br&gt;" calcext:value-type="string">
            <text:p>&lt;a href="#"&gt;&lt;img src="https://github.com/ubuntu/yaru/blob/master/icons/Yaru/scalable/status/network-cellular-signal-good-secure-rtl-symbolic.svg" width="22" alt="network-cellular-signal-good-secure-rtl-symbolic"&gt;&lt;/a&gt;&amp;nbsp; &amp;nbsp; network-cellular-signal-good-secure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good-secure-symbolic-rtl@</text:p>
          </table:table-cell>
          <table:table-cell table:style-name="Default" table:formula="of:=IF(LEFT([.A107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71];3;FIND(&quot;:&quot;;[.A1071])-3) &amp; &quot; &lt;br&gt;&quot;;&quot;&quot;)">
            <text:p/>
          </table:table-cell>
          <table:table-cell table:style-name="ce6" table:formula="of:=IF([.B1071]=&quot;Y&quot;;MID([.A1071];3;FIND(&quot;:&quot;;[.A1071];1)-3);IF(&#10;RIGHT(RIGHT([.A1071]; 1))=&quot;@&quot;;0;&#10;[.A1071]))" office:value-type="float" office:value="0" calcext:value-type="float">
            <text:p>0</text:p>
          </table:table-cell>
          <table:table-cell table:formula="of:=IF([.B1071]=&quot;Y&quot;;[.D1071];[.E1070])" office:value-type="string" office:string-value="status" calcext:value-type="string">
            <text:p>status</text:p>
          </table:table-cell>
          <table:table-cell table:style-name="ce10" table:formula="of:=IF([.D1071]=0;&quot;&quot;;IF([.B1071]=&quot;Y&quot;;[.C1071];&#10;&quot;&lt;a href=&quot; &amp; CHAR(34) &amp; &quot;#&quot; &amp; CHAR(34) &amp; &quot;&gt;&quot; &amp;&#10;&quot;&lt;img src=&quot; &amp; CHAR(34) &amp; &quot;https://github.com/ubuntu/yaru/blob/master/icons/Yaru/scalable/&quot; &amp; [.E1071] &amp; &quot;/&quot; &amp; [.A1071] &amp; &quot;.svg&quot; &amp; CHAR(34) &amp; &#10;&quot; width=&quot; &amp; CHAR(34) &amp; &quot;22&quot; &amp; CHAR(34) &amp; &quot; alt=&quot; &amp; CHAR(34) &amp; [.D1071] &amp; CHAR(34) &amp; &quot;&gt;&lt;/a&gt;&quot; &amp;&#10;&quot;&amp;nbsp; &amp;nbsp; &quot; &amp; [.D1071] &amp; &quot;&lt;br&gt;&quot;&#10;))">
            <text:p/>
          </table:table-cell>
        </table:table-row>
        <table:table-row table:style-name="ro2">
          <table:table-cell office:value-type="string" calcext:value-type="string">
            <text:p>network-cellular-signal-good-secure-symbolic</text:p>
          </table:table-cell>
          <table:table-cell table:formula="of:=IF(LEFT([.A1072];1)=&quot;.&quot;;&quot;Y&quot;;&quot;N&quot;)" office:value-type="string" office:string-value="N" calcext:value-type="string">
            <text:p>N</text:p>
          </table:table-cell>
          <table:table-cell table:formula="of:=IFERROR(&quot;## &quot; &amp; MID([.A1072];3;FIND(&quot;:&quot;;[.A1072])-3) &amp; &quot; &lt;br&gt;&quot;;&quot;&quot;)">
            <text:p/>
          </table:table-cell>
          <table:table-cell table:formula="of:=IF([.B1072]=&quot;Y&quot;;MID([.A1072];3;FIND(&quot;:&quot;;[.A1072];1)-3);IF(&#10;RIGHT(RIGHT([.A1072]; 1))=&quot;@&quot;;0;&#10;[.A1072]))" office:value-type="string" office:string-value="network-cellular-signal-good-secure-symbolic" calcext:value-type="string">
            <text:p>network-cellular-signal-good-secure-symbolic</text:p>
          </table:table-cell>
          <table:table-cell table:formula="of:=IF([.B1072]=&quot;Y&quot;;[.D1072];[.E1071])" office:value-type="string" office:string-value="status" calcext:value-type="string">
            <text:p>status</text:p>
          </table:table-cell>
          <table:table-cell table:style-name="ce10" table:formula="of:=IF([.D1072]=0;&quot;&quot;;IF([.B1072]=&quot;Y&quot;;[.C1072];&#10;&quot;&lt;a href=&quot; &amp; CHAR(34) &amp; &quot;#&quot; &amp; CHAR(34) &amp; &quot;&gt;&quot; &amp;&#10;&quot;&lt;img src=&quot; &amp; CHAR(34) &amp; &quot;https://github.com/ubuntu/yaru/blob/master/icons/Yaru/scalable/&quot; &amp; [.E1072] &amp; &quot;/&quot; &amp; [.A1072] &amp; &quot;.svg&quot; &amp; CHAR(34) &amp; &#10;&quot; width=&quot; &amp; CHAR(34) &amp; &quot;22&quot; &amp; CHAR(34) &amp; &quot; alt=&quot; &amp; CHAR(34) &amp; [.D1072] &amp; CHAR(34) &amp; &quot;&gt;&lt;/a&gt;&quot; &amp;&#10;&quot;&amp;nbsp; &amp;nbsp; &quot; &amp; [.D1072] &amp; &quot;&lt;br&gt;&quot;&#10;))" office:value-type="string" office:string-value="&lt;a href=&quot;#&quot;&gt;&lt;img src=&quot;https://github.com/ubuntu/yaru/blob/master/icons/Yaru/scalable/status/network-cellular-signal-good-secure-symbolic.svg&quot; width=&quot;22&quot; alt=&quot;network-cellular-signal-good-secure-symbolic&quot;&gt;&lt;/a&gt;&amp;nbsp; &amp;nbsp; network-cellular-signal-good-secure-symbolic&lt;br&gt;" calcext:value-type="string">
            <text:p>&lt;a href="#"&gt;&lt;img src="https://github.com/ubuntu/yaru/blob/master/icons/Yaru/scalable/status/network-cellular-signal-good-secure-symbolic.svg" width="22" alt="network-cellular-signal-good-secure-symbolic"&gt;&lt;/a&gt;&amp;nbsp; &amp;nbsp; network-cellular-signal-good-secure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good-symbolic-rtl@</text:p>
          </table:table-cell>
          <table:table-cell table:style-name="Default" table:formula="of:=IF(LEFT([.A107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73];3;FIND(&quot;:&quot;;[.A1073])-3) &amp; &quot; &lt;br&gt;&quot;;&quot;&quot;)">
            <text:p/>
          </table:table-cell>
          <table:table-cell table:style-name="ce6" table:formula="of:=IF([.B1073]=&quot;Y&quot;;MID([.A1073];3;FIND(&quot;:&quot;;[.A1073];1)-3);IF(&#10;RIGHT(RIGHT([.A1073]; 1))=&quot;@&quot;;0;&#10;[.A1073]))" office:value-type="float" office:value="0" calcext:value-type="float">
            <text:p>0</text:p>
          </table:table-cell>
          <table:table-cell table:formula="of:=IF([.B1073]=&quot;Y&quot;;[.D1073];[.E1072])" office:value-type="string" office:string-value="status" calcext:value-type="string">
            <text:p>status</text:p>
          </table:table-cell>
          <table:table-cell table:style-name="ce10" table:formula="of:=IF([.D1073]=0;&quot;&quot;;IF([.B1073]=&quot;Y&quot;;[.C1073];&#10;&quot;&lt;a href=&quot; &amp; CHAR(34) &amp; &quot;#&quot; &amp; CHAR(34) &amp; &quot;&gt;&quot; &amp;&#10;&quot;&lt;img src=&quot; &amp; CHAR(34) &amp; &quot;https://github.com/ubuntu/yaru/blob/master/icons/Yaru/scalable/&quot; &amp; [.E1073] &amp; &quot;/&quot; &amp; [.A1073] &amp; &quot;.svg&quot; &amp; CHAR(34) &amp; &#10;&quot; width=&quot; &amp; CHAR(34) &amp; &quot;22&quot; &amp; CHAR(34) &amp; &quot; alt=&quot; &amp; CHAR(34) &amp; [.D1073] &amp; CHAR(34) &amp; &quot;&gt;&lt;/a&gt;&quot; &amp;&#10;&quot;&amp;nbsp; &amp;nbsp; &quot; &amp; [.D1073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signal-good-symbolic</text:p>
          </table:table-cell>
          <table:table-cell table:formula="of:=IF(LEFT([.A1074];1)=&quot;.&quot;;&quot;Y&quot;;&quot;N&quot;)" office:value-type="string" office:string-value="N" calcext:value-type="string">
            <text:p>N</text:p>
          </table:table-cell>
          <table:table-cell table:formula="of:=IFERROR(&quot;## &quot; &amp; MID([.A1074];3;FIND(&quot;:&quot;;[.A1074])-3) &amp; &quot; &lt;br&gt;&quot;;&quot;&quot;)">
            <text:p/>
          </table:table-cell>
          <table:table-cell table:formula="of:=IF([.B1074]=&quot;Y&quot;;MID([.A1074];3;FIND(&quot;:&quot;;[.A1074];1)-3);IF(&#10;RIGHT(RIGHT([.A1074]; 1))=&quot;@&quot;;0;&#10;[.A1074]))" office:value-type="string" office:string-value="network-cellular-signal-good-symbolic" calcext:value-type="string">
            <text:p>network-cellular-signal-good-symbolic</text:p>
          </table:table-cell>
          <table:table-cell table:formula="of:=IF([.B1074]=&quot;Y&quot;;[.D1074];[.E1073])" office:value-type="string" office:string-value="status" calcext:value-type="string">
            <text:p>status</text:p>
          </table:table-cell>
          <table:table-cell table:style-name="ce10" table:formula="of:=IF([.D1074]=0;&quot;&quot;;IF([.B1074]=&quot;Y&quot;;[.C1074];&#10;&quot;&lt;a href=&quot; &amp; CHAR(34) &amp; &quot;#&quot; &amp; CHAR(34) &amp; &quot;&gt;&quot; &amp;&#10;&quot;&lt;img src=&quot; &amp; CHAR(34) &amp; &quot;https://github.com/ubuntu/yaru/blob/master/icons/Yaru/scalable/&quot; &amp; [.E1074] &amp; &quot;/&quot; &amp; [.A1074] &amp; &quot;.svg&quot; &amp; CHAR(34) &amp; &#10;&quot; width=&quot; &amp; CHAR(34) &amp; &quot;22&quot; &amp; CHAR(34) &amp; &quot; alt=&quot; &amp; CHAR(34) &amp; [.D1074] &amp; CHAR(34) &amp; &quot;&gt;&lt;/a&gt;&quot; &amp;&#10;&quot;&amp;nbsp; &amp;nbsp; &quot; &amp; [.D1074] &amp; &quot;&lt;br&gt;&quot;&#10;))" office:value-type="string" office:string-value="&lt;a href=&quot;#&quot;&gt;&lt;img src=&quot;https://github.com/ubuntu/yaru/blob/master/icons/Yaru/scalable/status/network-cellular-signal-good-symbolic.svg&quot; width=&quot;22&quot; alt=&quot;network-cellular-signal-good-symbolic&quot;&gt;&lt;/a&gt;&amp;nbsp; &amp;nbsp; network-cellular-signal-good-symbolic&lt;br&gt;" calcext:value-type="string">
            <text:p>&lt;a href="#"&gt;&lt;img src="https://github.com/ubuntu/yaru/blob/master/icons/Yaru/scalable/status/network-cellular-signal-good-symbolic.svg" width="22" alt="network-cellular-signal-good-symbolic"&gt;&lt;/a&gt;&amp;nbsp; &amp;nbsp; network-cellular-signal-good-symbolic&lt;br&gt;</text:p>
          </table:table-cell>
        </table:table-row>
        <table:table-row table:style-name="ro1">
          <table:table-cell office:value-type="string" calcext:value-type="string">
            <text:p>network-cellular-signal-none-rtl-symbolic</text:p>
          </table:table-cell>
          <table:table-cell table:formula="of:=IF(LEFT([.A1075];1)=&quot;.&quot;;&quot;Y&quot;;&quot;N&quot;)" office:value-type="string" office:string-value="N" calcext:value-type="string">
            <text:p>N</text:p>
          </table:table-cell>
          <table:table-cell table:formula="of:=IFERROR(&quot;## &quot; &amp; MID([.A1075];3;FIND(&quot;:&quot;;[.A1075])-3) &amp; &quot; &lt;br&gt;&quot;;&quot;&quot;)">
            <text:p/>
          </table:table-cell>
          <table:table-cell table:formula="of:=IF([.B1075]=&quot;Y&quot;;MID([.A1075];3;FIND(&quot;:&quot;;[.A1075];1)-3);IF(&#10;RIGHT(RIGHT([.A1075]; 1))=&quot;@&quot;;0;&#10;[.A1075]))" office:value-type="string" office:string-value="network-cellular-signal-none-rtl-symbolic" calcext:value-type="string">
            <text:p>network-cellular-signal-none-rtl-symbolic</text:p>
          </table:table-cell>
          <table:table-cell table:formula="of:=IF([.B1075]=&quot;Y&quot;;[.D1075];[.E1074])" office:value-type="string" office:string-value="status" calcext:value-type="string">
            <text:p>status</text:p>
          </table:table-cell>
          <table:table-cell table:style-name="ce10" table:formula="of:=IF([.D1075]=0;&quot;&quot;;IF([.B1075]=&quot;Y&quot;;[.C1075];&#10;&quot;&lt;a href=&quot; &amp; CHAR(34) &amp; &quot;#&quot; &amp; CHAR(34) &amp; &quot;&gt;&quot; &amp;&#10;&quot;&lt;img src=&quot; &amp; CHAR(34) &amp; &quot;https://github.com/ubuntu/yaru/blob/master/icons/Yaru/scalable/&quot; &amp; [.E1075] &amp; &quot;/&quot; &amp; [.A1075] &amp; &quot;.svg&quot; &amp; CHAR(34) &amp; &#10;&quot; width=&quot; &amp; CHAR(34) &amp; &quot;22&quot; &amp; CHAR(34) &amp; &quot; alt=&quot; &amp; CHAR(34) &amp; [.D1075] &amp; CHAR(34) &amp; &quot;&gt;&lt;/a&gt;&quot; &amp;&#10;&quot;&amp;nbsp; &amp;nbsp; &quot; &amp; [.D1075] &amp; &quot;&lt;br&gt;&quot;&#10;))" office:value-type="string" office:string-value="&lt;a href=&quot;#&quot;&gt;&lt;img src=&quot;https://github.com/ubuntu/yaru/blob/master/icons/Yaru/scalable/status/network-cellular-signal-none-rtl-symbolic.svg&quot; width=&quot;22&quot; alt=&quot;network-cellular-signal-none-rtl-symbolic&quot;&gt;&lt;/a&gt;&amp;nbsp; &amp;nbsp; network-cellular-signal-none-rtl-symbolic&lt;br&gt;" calcext:value-type="string">
            <text:p>&lt;a href="#"&gt;&lt;img src="https://github.com/ubuntu/yaru/blob/master/icons/Yaru/scalable/status/network-cellular-signal-none-rtl-symbolic.svg" width="22" alt="network-cellular-signal-none-rtl-symbolic"&gt;&lt;/a&gt;&amp;nbsp; &amp;nbsp; network-cellular-signal-none-rtl-symbolic&lt;br&gt;</text:p>
          </table:table-cell>
        </table:table-row>
        <table:table-row table:style-name="ro2">
          <table:table-cell office:value-type="string" calcext:value-type="string">
            <text:p>network-cellular-signal-none-secure-rtl-symbolic</text:p>
          </table:table-cell>
          <table:table-cell table:formula="of:=IF(LEFT([.A1076];1)=&quot;.&quot;;&quot;Y&quot;;&quot;N&quot;)" office:value-type="string" office:string-value="N" calcext:value-type="string">
            <text:p>N</text:p>
          </table:table-cell>
          <table:table-cell table:formula="of:=IFERROR(&quot;## &quot; &amp; MID([.A1076];3;FIND(&quot;:&quot;;[.A1076])-3) &amp; &quot; &lt;br&gt;&quot;;&quot;&quot;)">
            <text:p/>
          </table:table-cell>
          <table:table-cell table:formula="of:=IF([.B1076]=&quot;Y&quot;;MID([.A1076];3;FIND(&quot;:&quot;;[.A1076];1)-3);IF(&#10;RIGHT(RIGHT([.A1076]; 1))=&quot;@&quot;;0;&#10;[.A1076]))" office:value-type="string" office:string-value="network-cellular-signal-none-secure-rtl-symbolic" calcext:value-type="string">
            <text:p>network-cellular-signal-none-secure-rtl-symbolic</text:p>
          </table:table-cell>
          <table:table-cell table:formula="of:=IF([.B1076]=&quot;Y&quot;;[.D1076];[.E1075])" office:value-type="string" office:string-value="status" calcext:value-type="string">
            <text:p>status</text:p>
          </table:table-cell>
          <table:table-cell table:style-name="ce10" table:formula="of:=IF([.D1076]=0;&quot;&quot;;IF([.B1076]=&quot;Y&quot;;[.C1076];&#10;&quot;&lt;a href=&quot; &amp; CHAR(34) &amp; &quot;#&quot; &amp; CHAR(34) &amp; &quot;&gt;&quot; &amp;&#10;&quot;&lt;img src=&quot; &amp; CHAR(34) &amp; &quot;https://github.com/ubuntu/yaru/blob/master/icons/Yaru/scalable/&quot; &amp; [.E1076] &amp; &quot;/&quot; &amp; [.A1076] &amp; &quot;.svg&quot; &amp; CHAR(34) &amp; &#10;&quot; width=&quot; &amp; CHAR(34) &amp; &quot;22&quot; &amp; CHAR(34) &amp; &quot; alt=&quot; &amp; CHAR(34) &amp; [.D1076] &amp; CHAR(34) &amp; &quot;&gt;&lt;/a&gt;&quot; &amp;&#10;&quot;&amp;nbsp; &amp;nbsp; &quot; &amp; [.D1076] &amp; &quot;&lt;br&gt;&quot;&#10;))" office:value-type="string" office:string-value="&lt;a href=&quot;#&quot;&gt;&lt;img src=&quot;https://github.com/ubuntu/yaru/blob/master/icons/Yaru/scalable/status/network-cellular-signal-none-secure-rtl-symbolic.svg&quot; width=&quot;22&quot; alt=&quot;network-cellular-signal-none-secure-rtl-symbolic&quot;&gt;&lt;/a&gt;&amp;nbsp; &amp;nbsp; network-cellular-signal-none-secure-rtl-symbolic&lt;br&gt;" calcext:value-type="string">
            <text:p>&lt;a href="#"&gt;&lt;img src="https://github.com/ubuntu/yaru/blob/master/icons/Yaru/scalable/status/network-cellular-signal-none-secure-rtl-symbolic.svg" width="22" alt="network-cellular-signal-none-secure-rtl-symbolic"&gt;&lt;/a&gt;&amp;nbsp; &amp;nbsp; network-cellular-signal-none-secure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none-secure-symbolic-rtl@</text:p>
          </table:table-cell>
          <table:table-cell table:style-name="Default" table:formula="of:=IF(LEFT([.A1077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77];3;FIND(&quot;:&quot;;[.A1077])-3) &amp; &quot; &lt;br&gt;&quot;;&quot;&quot;)">
            <text:p/>
          </table:table-cell>
          <table:table-cell table:style-name="ce6" table:formula="of:=IF([.B1077]=&quot;Y&quot;;MID([.A1077];3;FIND(&quot;:&quot;;[.A1077];1)-3);IF(&#10;RIGHT(RIGHT([.A1077]; 1))=&quot;@&quot;;0;&#10;[.A1077]))" office:value-type="float" office:value="0" calcext:value-type="float">
            <text:p>0</text:p>
          </table:table-cell>
          <table:table-cell table:formula="of:=IF([.B1077]=&quot;Y&quot;;[.D1077];[.E1076])" office:value-type="string" office:string-value="status" calcext:value-type="string">
            <text:p>status</text:p>
          </table:table-cell>
          <table:table-cell table:style-name="ce10" table:formula="of:=IF([.D1077]=0;&quot;&quot;;IF([.B1077]=&quot;Y&quot;;[.C1077];&#10;&quot;&lt;a href=&quot; &amp; CHAR(34) &amp; &quot;#&quot; &amp; CHAR(34) &amp; &quot;&gt;&quot; &amp;&#10;&quot;&lt;img src=&quot; &amp; CHAR(34) &amp; &quot;https://github.com/ubuntu/yaru/blob/master/icons/Yaru/scalable/&quot; &amp; [.E1077] &amp; &quot;/&quot; &amp; [.A1077] &amp; &quot;.svg&quot; &amp; CHAR(34) &amp; &#10;&quot; width=&quot; &amp; CHAR(34) &amp; &quot;22&quot; &amp; CHAR(34) &amp; &quot; alt=&quot; &amp; CHAR(34) &amp; [.D1077] &amp; CHAR(34) &amp; &quot;&gt;&lt;/a&gt;&quot; &amp;&#10;&quot;&amp;nbsp; &amp;nbsp; &quot; &amp; [.D1077] &amp; &quot;&lt;br&gt;&quot;&#10;))">
            <text:p/>
          </table:table-cell>
        </table:table-row>
        <table:table-row table:style-name="ro2">
          <table:table-cell office:value-type="string" calcext:value-type="string">
            <text:p>network-cellular-signal-none-secure-symbolic</text:p>
          </table:table-cell>
          <table:table-cell table:formula="of:=IF(LEFT([.A1078];1)=&quot;.&quot;;&quot;Y&quot;;&quot;N&quot;)" office:value-type="string" office:string-value="N" calcext:value-type="string">
            <text:p>N</text:p>
          </table:table-cell>
          <table:table-cell table:formula="of:=IFERROR(&quot;## &quot; &amp; MID([.A1078];3;FIND(&quot;:&quot;;[.A1078])-3) &amp; &quot; &lt;br&gt;&quot;;&quot;&quot;)">
            <text:p/>
          </table:table-cell>
          <table:table-cell table:formula="of:=IF([.B1078]=&quot;Y&quot;;MID([.A1078];3;FIND(&quot;:&quot;;[.A1078];1)-3);IF(&#10;RIGHT(RIGHT([.A1078]; 1))=&quot;@&quot;;0;&#10;[.A1078]))" office:value-type="string" office:string-value="network-cellular-signal-none-secure-symbolic" calcext:value-type="string">
            <text:p>network-cellular-signal-none-secure-symbolic</text:p>
          </table:table-cell>
          <table:table-cell table:formula="of:=IF([.B1078]=&quot;Y&quot;;[.D1078];[.E1077])" office:value-type="string" office:string-value="status" calcext:value-type="string">
            <text:p>status</text:p>
          </table:table-cell>
          <table:table-cell table:style-name="ce10" table:formula="of:=IF([.D1078]=0;&quot;&quot;;IF([.B1078]=&quot;Y&quot;;[.C1078];&#10;&quot;&lt;a href=&quot; &amp; CHAR(34) &amp; &quot;#&quot; &amp; CHAR(34) &amp; &quot;&gt;&quot; &amp;&#10;&quot;&lt;img src=&quot; &amp; CHAR(34) &amp; &quot;https://github.com/ubuntu/yaru/blob/master/icons/Yaru/scalable/&quot; &amp; [.E1078] &amp; &quot;/&quot; &amp; [.A1078] &amp; &quot;.svg&quot; &amp; CHAR(34) &amp; &#10;&quot; width=&quot; &amp; CHAR(34) &amp; &quot;22&quot; &amp; CHAR(34) &amp; &quot; alt=&quot; &amp; CHAR(34) &amp; [.D1078] &amp; CHAR(34) &amp; &quot;&gt;&lt;/a&gt;&quot; &amp;&#10;&quot;&amp;nbsp; &amp;nbsp; &quot; &amp; [.D1078] &amp; &quot;&lt;br&gt;&quot;&#10;))" office:value-type="string" office:string-value="&lt;a href=&quot;#&quot;&gt;&lt;img src=&quot;https://github.com/ubuntu/yaru/blob/master/icons/Yaru/scalable/status/network-cellular-signal-none-secure-symbolic.svg&quot; width=&quot;22&quot; alt=&quot;network-cellular-signal-none-secure-symbolic&quot;&gt;&lt;/a&gt;&amp;nbsp; &amp;nbsp; network-cellular-signal-none-secure-symbolic&lt;br&gt;" calcext:value-type="string">
            <text:p>&lt;a href="#"&gt;&lt;img src="https://github.com/ubuntu/yaru/blob/master/icons/Yaru/scalable/status/network-cellular-signal-none-secure-symbolic.svg" width="22" alt="network-cellular-signal-none-secure-symbolic"&gt;&lt;/a&gt;&amp;nbsp; &amp;nbsp; network-cellular-signal-none-secure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none-symbolic-rtl@</text:p>
          </table:table-cell>
          <table:table-cell table:style-name="Default" table:formula="of:=IF(LEFT([.A107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79];3;FIND(&quot;:&quot;;[.A1079])-3) &amp; &quot; &lt;br&gt;&quot;;&quot;&quot;)">
            <text:p/>
          </table:table-cell>
          <table:table-cell table:style-name="ce6" table:formula="of:=IF([.B1079]=&quot;Y&quot;;MID([.A1079];3;FIND(&quot;:&quot;;[.A1079];1)-3);IF(&#10;RIGHT(RIGHT([.A1079]; 1))=&quot;@&quot;;0;&#10;[.A1079]))" office:value-type="float" office:value="0" calcext:value-type="float">
            <text:p>0</text:p>
          </table:table-cell>
          <table:table-cell table:formula="of:=IF([.B1079]=&quot;Y&quot;;[.D1079];[.E1078])" office:value-type="string" office:string-value="status" calcext:value-type="string">
            <text:p>status</text:p>
          </table:table-cell>
          <table:table-cell table:style-name="ce10" table:formula="of:=IF([.D1079]=0;&quot;&quot;;IF([.B1079]=&quot;Y&quot;;[.C1079];&#10;&quot;&lt;a href=&quot; &amp; CHAR(34) &amp; &quot;#&quot; &amp; CHAR(34) &amp; &quot;&gt;&quot; &amp;&#10;&quot;&lt;img src=&quot; &amp; CHAR(34) &amp; &quot;https://github.com/ubuntu/yaru/blob/master/icons/Yaru/scalable/&quot; &amp; [.E1079] &amp; &quot;/&quot; &amp; [.A1079] &amp; &quot;.svg&quot; &amp; CHAR(34) &amp; &#10;&quot; width=&quot; &amp; CHAR(34) &amp; &quot;22&quot; &amp; CHAR(34) &amp; &quot; alt=&quot; &amp; CHAR(34) &amp; [.D1079] &amp; CHAR(34) &amp; &quot;&gt;&lt;/a&gt;&quot; &amp;&#10;&quot;&amp;nbsp; &amp;nbsp; &quot; &amp; [.D1079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signal-none-symbolic</text:p>
          </table:table-cell>
          <table:table-cell table:formula="of:=IF(LEFT([.A1080];1)=&quot;.&quot;;&quot;Y&quot;;&quot;N&quot;)" office:value-type="string" office:string-value="N" calcext:value-type="string">
            <text:p>N</text:p>
          </table:table-cell>
          <table:table-cell table:formula="of:=IFERROR(&quot;## &quot; &amp; MID([.A1080];3;FIND(&quot;:&quot;;[.A1080])-3) &amp; &quot; &lt;br&gt;&quot;;&quot;&quot;)">
            <text:p/>
          </table:table-cell>
          <table:table-cell table:formula="of:=IF([.B1080]=&quot;Y&quot;;MID([.A1080];3;FIND(&quot;:&quot;;[.A1080];1)-3);IF(&#10;RIGHT(RIGHT([.A1080]; 1))=&quot;@&quot;;0;&#10;[.A1080]))" office:value-type="string" office:string-value="network-cellular-signal-none-symbolic" calcext:value-type="string">
            <text:p>network-cellular-signal-none-symbolic</text:p>
          </table:table-cell>
          <table:table-cell table:formula="of:=IF([.B1080]=&quot;Y&quot;;[.D1080];[.E1079])" office:value-type="string" office:string-value="status" calcext:value-type="string">
            <text:p>status</text:p>
          </table:table-cell>
          <table:table-cell table:style-name="ce10" table:formula="of:=IF([.D1080]=0;&quot;&quot;;IF([.B1080]=&quot;Y&quot;;[.C1080];&#10;&quot;&lt;a href=&quot; &amp; CHAR(34) &amp; &quot;#&quot; &amp; CHAR(34) &amp; &quot;&gt;&quot; &amp;&#10;&quot;&lt;img src=&quot; &amp; CHAR(34) &amp; &quot;https://github.com/ubuntu/yaru/blob/master/icons/Yaru/scalable/&quot; &amp; [.E1080] &amp; &quot;/&quot; &amp; [.A1080] &amp; &quot;.svg&quot; &amp; CHAR(34) &amp; &#10;&quot; width=&quot; &amp; CHAR(34) &amp; &quot;22&quot; &amp; CHAR(34) &amp; &quot; alt=&quot; &amp; CHAR(34) &amp; [.D1080] &amp; CHAR(34) &amp; &quot;&gt;&lt;/a&gt;&quot; &amp;&#10;&quot;&amp;nbsp; &amp;nbsp; &quot; &amp; [.D1080] &amp; &quot;&lt;br&gt;&quot;&#10;))" office:value-type="string" office:string-value="&lt;a href=&quot;#&quot;&gt;&lt;img src=&quot;https://github.com/ubuntu/yaru/blob/master/icons/Yaru/scalable/status/network-cellular-signal-none-symbolic.svg&quot; width=&quot;22&quot; alt=&quot;network-cellular-signal-none-symbolic&quot;&gt;&lt;/a&gt;&amp;nbsp; &amp;nbsp; network-cellular-signal-none-symbolic&lt;br&gt;" calcext:value-type="string">
            <text:p>&lt;a href="#"&gt;&lt;img src="https://github.com/ubuntu/yaru/blob/master/icons/Yaru/scalable/status/network-cellular-signal-none-symbolic.svg" width="22" alt="network-cellular-signal-none-symbolic"&gt;&lt;/a&gt;&amp;nbsp; &amp;nbsp; network-cellular-signal-none-symbolic&lt;br&gt;</text:p>
          </table:table-cell>
        </table:table-row>
        <table:table-row table:style-name="ro1">
          <table:table-cell office:value-type="string" calcext:value-type="string">
            <text:p>network-cellular-signal-ok-rtl-symbolic</text:p>
          </table:table-cell>
          <table:table-cell table:formula="of:=IF(LEFT([.A1081];1)=&quot;.&quot;;&quot;Y&quot;;&quot;N&quot;)" office:value-type="string" office:string-value="N" calcext:value-type="string">
            <text:p>N</text:p>
          </table:table-cell>
          <table:table-cell table:formula="of:=IFERROR(&quot;## &quot; &amp; MID([.A1081];3;FIND(&quot;:&quot;;[.A1081])-3) &amp; &quot; &lt;br&gt;&quot;;&quot;&quot;)">
            <text:p/>
          </table:table-cell>
          <table:table-cell table:formula="of:=IF([.B1081]=&quot;Y&quot;;MID([.A1081];3;FIND(&quot;:&quot;;[.A1081];1)-3);IF(&#10;RIGHT(RIGHT([.A1081]; 1))=&quot;@&quot;;0;&#10;[.A1081]))" office:value-type="string" office:string-value="network-cellular-signal-ok-rtl-symbolic" calcext:value-type="string">
            <text:p>network-cellular-signal-ok-rtl-symbolic</text:p>
          </table:table-cell>
          <table:table-cell table:formula="of:=IF([.B1081]=&quot;Y&quot;;[.D1081];[.E1080])" office:value-type="string" office:string-value="status" calcext:value-type="string">
            <text:p>status</text:p>
          </table:table-cell>
          <table:table-cell table:style-name="ce10" table:formula="of:=IF([.D1081]=0;&quot;&quot;;IF([.B1081]=&quot;Y&quot;;[.C1081];&#10;&quot;&lt;a href=&quot; &amp; CHAR(34) &amp; &quot;#&quot; &amp; CHAR(34) &amp; &quot;&gt;&quot; &amp;&#10;&quot;&lt;img src=&quot; &amp; CHAR(34) &amp; &quot;https://github.com/ubuntu/yaru/blob/master/icons/Yaru/scalable/&quot; &amp; [.E1081] &amp; &quot;/&quot; &amp; [.A1081] &amp; &quot;.svg&quot; &amp; CHAR(34) &amp; &#10;&quot; width=&quot; &amp; CHAR(34) &amp; &quot;22&quot; &amp; CHAR(34) &amp; &quot; alt=&quot; &amp; CHAR(34) &amp; [.D1081] &amp; CHAR(34) &amp; &quot;&gt;&lt;/a&gt;&quot; &amp;&#10;&quot;&amp;nbsp; &amp;nbsp; &quot; &amp; [.D1081] &amp; &quot;&lt;br&gt;&quot;&#10;))" office:value-type="string" office:string-value="&lt;a href=&quot;#&quot;&gt;&lt;img src=&quot;https://github.com/ubuntu/yaru/blob/master/icons/Yaru/scalable/status/network-cellular-signal-ok-rtl-symbolic.svg&quot; width=&quot;22&quot; alt=&quot;network-cellular-signal-ok-rtl-symbolic&quot;&gt;&lt;/a&gt;&amp;nbsp; &amp;nbsp; network-cellular-signal-ok-rtl-symbolic&lt;br&gt;" calcext:value-type="string">
            <text:p>&lt;a href="#"&gt;&lt;img src="https://github.com/ubuntu/yaru/blob/master/icons/Yaru/scalable/status/network-cellular-signal-ok-rtl-symbolic.svg" width="22" alt="network-cellular-signal-ok-rtl-symbolic"&gt;&lt;/a&gt;&amp;nbsp; &amp;nbsp; network-cellular-signal-ok-rtl-symbolic&lt;br&gt;</text:p>
          </table:table-cell>
        </table:table-row>
        <table:table-row table:style-name="ro2">
          <table:table-cell office:value-type="string" calcext:value-type="string">
            <text:p>network-cellular-signal-ok-secure-rtl-symbolic</text:p>
          </table:table-cell>
          <table:table-cell table:formula="of:=IF(LEFT([.A1082];1)=&quot;.&quot;;&quot;Y&quot;;&quot;N&quot;)" office:value-type="string" office:string-value="N" calcext:value-type="string">
            <text:p>N</text:p>
          </table:table-cell>
          <table:table-cell table:formula="of:=IFERROR(&quot;## &quot; &amp; MID([.A1082];3;FIND(&quot;:&quot;;[.A1082])-3) &amp; &quot; &lt;br&gt;&quot;;&quot;&quot;)">
            <text:p/>
          </table:table-cell>
          <table:table-cell table:formula="of:=IF([.B1082]=&quot;Y&quot;;MID([.A1082];3;FIND(&quot;:&quot;;[.A1082];1)-3);IF(&#10;RIGHT(RIGHT([.A1082]; 1))=&quot;@&quot;;0;&#10;[.A1082]))" office:value-type="string" office:string-value="network-cellular-signal-ok-secure-rtl-symbolic" calcext:value-type="string">
            <text:p>network-cellular-signal-ok-secure-rtl-symbolic</text:p>
          </table:table-cell>
          <table:table-cell table:formula="of:=IF([.B1082]=&quot;Y&quot;;[.D1082];[.E1081])" office:value-type="string" office:string-value="status" calcext:value-type="string">
            <text:p>status</text:p>
          </table:table-cell>
          <table:table-cell table:style-name="ce10" table:formula="of:=IF([.D1082]=0;&quot;&quot;;IF([.B1082]=&quot;Y&quot;;[.C1082];&#10;&quot;&lt;a href=&quot; &amp; CHAR(34) &amp; &quot;#&quot; &amp; CHAR(34) &amp; &quot;&gt;&quot; &amp;&#10;&quot;&lt;img src=&quot; &amp; CHAR(34) &amp; &quot;https://github.com/ubuntu/yaru/blob/master/icons/Yaru/scalable/&quot; &amp; [.E1082] &amp; &quot;/&quot; &amp; [.A1082] &amp; &quot;.svg&quot; &amp; CHAR(34) &amp; &#10;&quot; width=&quot; &amp; CHAR(34) &amp; &quot;22&quot; &amp; CHAR(34) &amp; &quot; alt=&quot; &amp; CHAR(34) &amp; [.D1082] &amp; CHAR(34) &amp; &quot;&gt;&lt;/a&gt;&quot; &amp;&#10;&quot;&amp;nbsp; &amp;nbsp; &quot; &amp; [.D1082] &amp; &quot;&lt;br&gt;&quot;&#10;))" office:value-type="string" office:string-value="&lt;a href=&quot;#&quot;&gt;&lt;img src=&quot;https://github.com/ubuntu/yaru/blob/master/icons/Yaru/scalable/status/network-cellular-signal-ok-secure-rtl-symbolic.svg&quot; width=&quot;22&quot; alt=&quot;network-cellular-signal-ok-secure-rtl-symbolic&quot;&gt;&lt;/a&gt;&amp;nbsp; &amp;nbsp; network-cellular-signal-ok-secure-rtl-symbolic&lt;br&gt;" calcext:value-type="string">
            <text:p>&lt;a href="#"&gt;&lt;img src="https://github.com/ubuntu/yaru/blob/master/icons/Yaru/scalable/status/network-cellular-signal-ok-secure-rtl-symbolic.svg" width="22" alt="network-cellular-signal-ok-secure-rtl-symbolic"&gt;&lt;/a&gt;&amp;nbsp; &amp;nbsp; network-cellular-signal-ok-secure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ok-secure-symbolic-rtl@</text:p>
          </table:table-cell>
          <table:table-cell table:style-name="Default" table:formula="of:=IF(LEFT([.A108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83];3;FIND(&quot;:&quot;;[.A1083])-3) &amp; &quot; &lt;br&gt;&quot;;&quot;&quot;)">
            <text:p/>
          </table:table-cell>
          <table:table-cell table:style-name="ce6" table:formula="of:=IF([.B1083]=&quot;Y&quot;;MID([.A1083];3;FIND(&quot;:&quot;;[.A1083];1)-3);IF(&#10;RIGHT(RIGHT([.A1083]; 1))=&quot;@&quot;;0;&#10;[.A1083]))" office:value-type="float" office:value="0" calcext:value-type="float">
            <text:p>0</text:p>
          </table:table-cell>
          <table:table-cell table:formula="of:=IF([.B1083]=&quot;Y&quot;;[.D1083];[.E1082])" office:value-type="string" office:string-value="status" calcext:value-type="string">
            <text:p>status</text:p>
          </table:table-cell>
          <table:table-cell table:style-name="ce10" table:formula="of:=IF([.D1083]=0;&quot;&quot;;IF([.B1083]=&quot;Y&quot;;[.C1083];&#10;&quot;&lt;a href=&quot; &amp; CHAR(34) &amp; &quot;#&quot; &amp; CHAR(34) &amp; &quot;&gt;&quot; &amp;&#10;&quot;&lt;img src=&quot; &amp; CHAR(34) &amp; &quot;https://github.com/ubuntu/yaru/blob/master/icons/Yaru/scalable/&quot; &amp; [.E1083] &amp; &quot;/&quot; &amp; [.A1083] &amp; &quot;.svg&quot; &amp; CHAR(34) &amp; &#10;&quot; width=&quot; &amp; CHAR(34) &amp; &quot;22&quot; &amp; CHAR(34) &amp; &quot; alt=&quot; &amp; CHAR(34) &amp; [.D1083] &amp; CHAR(34) &amp; &quot;&gt;&lt;/a&gt;&quot; &amp;&#10;&quot;&amp;nbsp; &amp;nbsp; &quot; &amp; [.D1083] &amp; &quot;&lt;br&gt;&quot;&#10;))">
            <text:p/>
          </table:table-cell>
        </table:table-row>
        <table:table-row table:style-name="ro2">
          <table:table-cell office:value-type="string" calcext:value-type="string">
            <text:p>network-cellular-signal-ok-secure-symbolic</text:p>
          </table:table-cell>
          <table:table-cell table:formula="of:=IF(LEFT([.A1084];1)=&quot;.&quot;;&quot;Y&quot;;&quot;N&quot;)" office:value-type="string" office:string-value="N" calcext:value-type="string">
            <text:p>N</text:p>
          </table:table-cell>
          <table:table-cell table:formula="of:=IFERROR(&quot;## &quot; &amp; MID([.A1084];3;FIND(&quot;:&quot;;[.A1084])-3) &amp; &quot; &lt;br&gt;&quot;;&quot;&quot;)">
            <text:p/>
          </table:table-cell>
          <table:table-cell table:formula="of:=IF([.B1084]=&quot;Y&quot;;MID([.A1084];3;FIND(&quot;:&quot;;[.A1084];1)-3);IF(&#10;RIGHT(RIGHT([.A1084]; 1))=&quot;@&quot;;0;&#10;[.A1084]))" office:value-type="string" office:string-value="network-cellular-signal-ok-secure-symbolic" calcext:value-type="string">
            <text:p>network-cellular-signal-ok-secure-symbolic</text:p>
          </table:table-cell>
          <table:table-cell table:formula="of:=IF([.B1084]=&quot;Y&quot;;[.D1084];[.E1083])" office:value-type="string" office:string-value="status" calcext:value-type="string">
            <text:p>status</text:p>
          </table:table-cell>
          <table:table-cell table:style-name="ce10" table:formula="of:=IF([.D1084]=0;&quot;&quot;;IF([.B1084]=&quot;Y&quot;;[.C1084];&#10;&quot;&lt;a href=&quot; &amp; CHAR(34) &amp; &quot;#&quot; &amp; CHAR(34) &amp; &quot;&gt;&quot; &amp;&#10;&quot;&lt;img src=&quot; &amp; CHAR(34) &amp; &quot;https://github.com/ubuntu/yaru/blob/master/icons/Yaru/scalable/&quot; &amp; [.E1084] &amp; &quot;/&quot; &amp; [.A1084] &amp; &quot;.svg&quot; &amp; CHAR(34) &amp; &#10;&quot; width=&quot; &amp; CHAR(34) &amp; &quot;22&quot; &amp; CHAR(34) &amp; &quot; alt=&quot; &amp; CHAR(34) &amp; [.D1084] &amp; CHAR(34) &amp; &quot;&gt;&lt;/a&gt;&quot; &amp;&#10;&quot;&amp;nbsp; &amp;nbsp; &quot; &amp; [.D1084] &amp; &quot;&lt;br&gt;&quot;&#10;))" office:value-type="string" office:string-value="&lt;a href=&quot;#&quot;&gt;&lt;img src=&quot;https://github.com/ubuntu/yaru/blob/master/icons/Yaru/scalable/status/network-cellular-signal-ok-secure-symbolic.svg&quot; width=&quot;22&quot; alt=&quot;network-cellular-signal-ok-secure-symbolic&quot;&gt;&lt;/a&gt;&amp;nbsp; &amp;nbsp; network-cellular-signal-ok-secure-symbolic&lt;br&gt;" calcext:value-type="string">
            <text:p>&lt;a href="#"&gt;&lt;img src="https://github.com/ubuntu/yaru/blob/master/icons/Yaru/scalable/status/network-cellular-signal-ok-secure-symbolic.svg" width="22" alt="network-cellular-signal-ok-secure-symbolic"&gt;&lt;/a&gt;&amp;nbsp; &amp;nbsp; network-cellular-signal-ok-secure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ok-symbolic-rtl@</text:p>
          </table:table-cell>
          <table:table-cell table:style-name="Default" table:formula="of:=IF(LEFT([.A108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85];3;FIND(&quot;:&quot;;[.A1085])-3) &amp; &quot; &lt;br&gt;&quot;;&quot;&quot;)">
            <text:p/>
          </table:table-cell>
          <table:table-cell table:style-name="ce6" table:formula="of:=IF([.B1085]=&quot;Y&quot;;MID([.A1085];3;FIND(&quot;:&quot;;[.A1085];1)-3);IF(&#10;RIGHT(RIGHT([.A1085]; 1))=&quot;@&quot;;0;&#10;[.A1085]))" office:value-type="float" office:value="0" calcext:value-type="float">
            <text:p>0</text:p>
          </table:table-cell>
          <table:table-cell table:formula="of:=IF([.B1085]=&quot;Y&quot;;[.D1085];[.E1084])" office:value-type="string" office:string-value="status" calcext:value-type="string">
            <text:p>status</text:p>
          </table:table-cell>
          <table:table-cell table:style-name="ce10" table:formula="of:=IF([.D1085]=0;&quot;&quot;;IF([.B1085]=&quot;Y&quot;;[.C1085];&#10;&quot;&lt;a href=&quot; &amp; CHAR(34) &amp; &quot;#&quot; &amp; CHAR(34) &amp; &quot;&gt;&quot; &amp;&#10;&quot;&lt;img src=&quot; &amp; CHAR(34) &amp; &quot;https://github.com/ubuntu/yaru/blob/master/icons/Yaru/scalable/&quot; &amp; [.E1085] &amp; &quot;/&quot; &amp; [.A1085] &amp; &quot;.svg&quot; &amp; CHAR(34) &amp; &#10;&quot; width=&quot; &amp; CHAR(34) &amp; &quot;22&quot; &amp; CHAR(34) &amp; &quot; alt=&quot; &amp; CHAR(34) &amp; [.D1085] &amp; CHAR(34) &amp; &quot;&gt;&lt;/a&gt;&quot; &amp;&#10;&quot;&amp;nbsp; &amp;nbsp; &quot; &amp; [.D1085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signal-ok-symbolic</text:p>
          </table:table-cell>
          <table:table-cell table:formula="of:=IF(LEFT([.A1086];1)=&quot;.&quot;;&quot;Y&quot;;&quot;N&quot;)" office:value-type="string" office:string-value="N" calcext:value-type="string">
            <text:p>N</text:p>
          </table:table-cell>
          <table:table-cell table:formula="of:=IFERROR(&quot;## &quot; &amp; MID([.A1086];3;FIND(&quot;:&quot;;[.A1086])-3) &amp; &quot; &lt;br&gt;&quot;;&quot;&quot;)">
            <text:p/>
          </table:table-cell>
          <table:table-cell table:formula="of:=IF([.B1086]=&quot;Y&quot;;MID([.A1086];3;FIND(&quot;:&quot;;[.A1086];1)-3);IF(&#10;RIGHT(RIGHT([.A1086]; 1))=&quot;@&quot;;0;&#10;[.A1086]))" office:value-type="string" office:string-value="network-cellular-signal-ok-symbolic" calcext:value-type="string">
            <text:p>network-cellular-signal-ok-symbolic</text:p>
          </table:table-cell>
          <table:table-cell table:formula="of:=IF([.B1086]=&quot;Y&quot;;[.D1086];[.E1085])" office:value-type="string" office:string-value="status" calcext:value-type="string">
            <text:p>status</text:p>
          </table:table-cell>
          <table:table-cell table:style-name="ce10" table:formula="of:=IF([.D1086]=0;&quot;&quot;;IF([.B1086]=&quot;Y&quot;;[.C1086];&#10;&quot;&lt;a href=&quot; &amp; CHAR(34) &amp; &quot;#&quot; &amp; CHAR(34) &amp; &quot;&gt;&quot; &amp;&#10;&quot;&lt;img src=&quot; &amp; CHAR(34) &amp; &quot;https://github.com/ubuntu/yaru/blob/master/icons/Yaru/scalable/&quot; &amp; [.E1086] &amp; &quot;/&quot; &amp; [.A1086] &amp; &quot;.svg&quot; &amp; CHAR(34) &amp; &#10;&quot; width=&quot; &amp; CHAR(34) &amp; &quot;22&quot; &amp; CHAR(34) &amp; &quot; alt=&quot; &amp; CHAR(34) &amp; [.D1086] &amp; CHAR(34) &amp; &quot;&gt;&lt;/a&gt;&quot; &amp;&#10;&quot;&amp;nbsp; &amp;nbsp; &quot; &amp; [.D1086] &amp; &quot;&lt;br&gt;&quot;&#10;))" office:value-type="string" office:string-value="&lt;a href=&quot;#&quot;&gt;&lt;img src=&quot;https://github.com/ubuntu/yaru/blob/master/icons/Yaru/scalable/status/network-cellular-signal-ok-symbolic.svg&quot; width=&quot;22&quot; alt=&quot;network-cellular-signal-ok-symbolic&quot;&gt;&lt;/a&gt;&amp;nbsp; &amp;nbsp; network-cellular-signal-ok-symbolic&lt;br&gt;" calcext:value-type="string">
            <text:p>&lt;a href="#"&gt;&lt;img src="https://github.com/ubuntu/yaru/blob/master/icons/Yaru/scalable/status/network-cellular-signal-ok-symbolic.svg" width="22" alt="network-cellular-signal-ok-symbolic"&gt;&lt;/a&gt;&amp;nbsp; &amp;nbsp; network-cellular-signal-ok-symbolic&lt;br&gt;</text:p>
          </table:table-cell>
        </table:table-row>
        <table:table-row table:style-name="ro1">
          <table:table-cell office:value-type="string" calcext:value-type="string">
            <text:p>network-cellular-signal-weak-rtl-symbolic</text:p>
          </table:table-cell>
          <table:table-cell table:formula="of:=IF(LEFT([.A1087];1)=&quot;.&quot;;&quot;Y&quot;;&quot;N&quot;)" office:value-type="string" office:string-value="N" calcext:value-type="string">
            <text:p>N</text:p>
          </table:table-cell>
          <table:table-cell table:formula="of:=IFERROR(&quot;## &quot; &amp; MID([.A1087];3;FIND(&quot;:&quot;;[.A1087])-3) &amp; &quot; &lt;br&gt;&quot;;&quot;&quot;)">
            <text:p/>
          </table:table-cell>
          <table:table-cell table:formula="of:=IF([.B1087]=&quot;Y&quot;;MID([.A1087];3;FIND(&quot;:&quot;;[.A1087];1)-3);IF(&#10;RIGHT(RIGHT([.A1087]; 1))=&quot;@&quot;;0;&#10;[.A1087]))" office:value-type="string" office:string-value="network-cellular-signal-weak-rtl-symbolic" calcext:value-type="string">
            <text:p>network-cellular-signal-weak-rtl-symbolic</text:p>
          </table:table-cell>
          <table:table-cell table:formula="of:=IF([.B1087]=&quot;Y&quot;;[.D1087];[.E1086])" office:value-type="string" office:string-value="status" calcext:value-type="string">
            <text:p>status</text:p>
          </table:table-cell>
          <table:table-cell table:style-name="ce10" table:formula="of:=IF([.D1087]=0;&quot;&quot;;IF([.B1087]=&quot;Y&quot;;[.C1087];&#10;&quot;&lt;a href=&quot; &amp; CHAR(34) &amp; &quot;#&quot; &amp; CHAR(34) &amp; &quot;&gt;&quot; &amp;&#10;&quot;&lt;img src=&quot; &amp; CHAR(34) &amp; &quot;https://github.com/ubuntu/yaru/blob/master/icons/Yaru/scalable/&quot; &amp; [.E1087] &amp; &quot;/&quot; &amp; [.A1087] &amp; &quot;.svg&quot; &amp; CHAR(34) &amp; &#10;&quot; width=&quot; &amp; CHAR(34) &amp; &quot;22&quot; &amp; CHAR(34) &amp; &quot; alt=&quot; &amp; CHAR(34) &amp; [.D1087] &amp; CHAR(34) &amp; &quot;&gt;&lt;/a&gt;&quot; &amp;&#10;&quot;&amp;nbsp; &amp;nbsp; &quot; &amp; [.D1087] &amp; &quot;&lt;br&gt;&quot;&#10;))" office:value-type="string" office:string-value="&lt;a href=&quot;#&quot;&gt;&lt;img src=&quot;https://github.com/ubuntu/yaru/blob/master/icons/Yaru/scalable/status/network-cellular-signal-weak-rtl-symbolic.svg&quot; width=&quot;22&quot; alt=&quot;network-cellular-signal-weak-rtl-symbolic&quot;&gt;&lt;/a&gt;&amp;nbsp; &amp;nbsp; network-cellular-signal-weak-rtl-symbolic&lt;br&gt;" calcext:value-type="string">
            <text:p>&lt;a href="#"&gt;&lt;img src="https://github.com/ubuntu/yaru/blob/master/icons/Yaru/scalable/status/network-cellular-signal-weak-rtl-symbolic.svg" width="22" alt="network-cellular-signal-weak-rtl-symbolic"&gt;&lt;/a&gt;&amp;nbsp; &amp;nbsp; network-cellular-signal-weak-rtl-symbolic&lt;br&gt;</text:p>
          </table:table-cell>
        </table:table-row>
        <table:table-row table:style-name="ro2">
          <table:table-cell office:value-type="string" calcext:value-type="string">
            <text:p>network-cellular-signal-weak-secure-rtl-symbolic</text:p>
          </table:table-cell>
          <table:table-cell table:formula="of:=IF(LEFT([.A1088];1)=&quot;.&quot;;&quot;Y&quot;;&quot;N&quot;)" office:value-type="string" office:string-value="N" calcext:value-type="string">
            <text:p>N</text:p>
          </table:table-cell>
          <table:table-cell table:formula="of:=IFERROR(&quot;## &quot; &amp; MID([.A1088];3;FIND(&quot;:&quot;;[.A1088])-3) &amp; &quot; &lt;br&gt;&quot;;&quot;&quot;)">
            <text:p/>
          </table:table-cell>
          <table:table-cell table:formula="of:=IF([.B1088]=&quot;Y&quot;;MID([.A1088];3;FIND(&quot;:&quot;;[.A1088];1)-3);IF(&#10;RIGHT(RIGHT([.A1088]; 1))=&quot;@&quot;;0;&#10;[.A1088]))" office:value-type="string" office:string-value="network-cellular-signal-weak-secure-rtl-symbolic" calcext:value-type="string">
            <text:p>network-cellular-signal-weak-secure-rtl-symbolic</text:p>
          </table:table-cell>
          <table:table-cell table:formula="of:=IF([.B1088]=&quot;Y&quot;;[.D1088];[.E1087])" office:value-type="string" office:string-value="status" calcext:value-type="string">
            <text:p>status</text:p>
          </table:table-cell>
          <table:table-cell table:style-name="ce10" table:formula="of:=IF([.D1088]=0;&quot;&quot;;IF([.B1088]=&quot;Y&quot;;[.C1088];&#10;&quot;&lt;a href=&quot; &amp; CHAR(34) &amp; &quot;#&quot; &amp; CHAR(34) &amp; &quot;&gt;&quot; &amp;&#10;&quot;&lt;img src=&quot; &amp; CHAR(34) &amp; &quot;https://github.com/ubuntu/yaru/blob/master/icons/Yaru/scalable/&quot; &amp; [.E1088] &amp; &quot;/&quot; &amp; [.A1088] &amp; &quot;.svg&quot; &amp; CHAR(34) &amp; &#10;&quot; width=&quot; &amp; CHAR(34) &amp; &quot;22&quot; &amp; CHAR(34) &amp; &quot; alt=&quot; &amp; CHAR(34) &amp; [.D1088] &amp; CHAR(34) &amp; &quot;&gt;&lt;/a&gt;&quot; &amp;&#10;&quot;&amp;nbsp; &amp;nbsp; &quot; &amp; [.D1088] &amp; &quot;&lt;br&gt;&quot;&#10;))" office:value-type="string" office:string-value="&lt;a href=&quot;#&quot;&gt;&lt;img src=&quot;https://github.com/ubuntu/yaru/blob/master/icons/Yaru/scalable/status/network-cellular-signal-weak-secure-rtl-symbolic.svg&quot; width=&quot;22&quot; alt=&quot;network-cellular-signal-weak-secure-rtl-symbolic&quot;&gt;&lt;/a&gt;&amp;nbsp; &amp;nbsp; network-cellular-signal-weak-secure-rtl-symbolic&lt;br&gt;" calcext:value-type="string">
            <text:p>&lt;a href="#"&gt;&lt;img src="https://github.com/ubuntu/yaru/blob/master/icons/Yaru/scalable/status/network-cellular-signal-weak-secure-rtl-symbolic.svg" width="22" alt="network-cellular-signal-weak-secure-rtl-symbolic"&gt;&lt;/a&gt;&amp;nbsp; &amp;nbsp; network-cellular-signal-weak-secure-rtl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weak-secure-symbolic-rtl@</text:p>
          </table:table-cell>
          <table:table-cell table:style-name="Default" table:formula="of:=IF(LEFT([.A108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89];3;FIND(&quot;:&quot;;[.A1089])-3) &amp; &quot; &lt;br&gt;&quot;;&quot;&quot;)">
            <text:p/>
          </table:table-cell>
          <table:table-cell table:style-name="ce6" table:formula="of:=IF([.B1089]=&quot;Y&quot;;MID([.A1089];3;FIND(&quot;:&quot;;[.A1089];1)-3);IF(&#10;RIGHT(RIGHT([.A1089]; 1))=&quot;@&quot;;0;&#10;[.A1089]))" office:value-type="float" office:value="0" calcext:value-type="float">
            <text:p>0</text:p>
          </table:table-cell>
          <table:table-cell table:formula="of:=IF([.B1089]=&quot;Y&quot;;[.D1089];[.E1088])" office:value-type="string" office:string-value="status" calcext:value-type="string">
            <text:p>status</text:p>
          </table:table-cell>
          <table:table-cell table:style-name="ce10" table:formula="of:=IF([.D1089]=0;&quot;&quot;;IF([.B1089]=&quot;Y&quot;;[.C1089];&#10;&quot;&lt;a href=&quot; &amp; CHAR(34) &amp; &quot;#&quot; &amp; CHAR(34) &amp; &quot;&gt;&quot; &amp;&#10;&quot;&lt;img src=&quot; &amp; CHAR(34) &amp; &quot;https://github.com/ubuntu/yaru/blob/master/icons/Yaru/scalable/&quot; &amp; [.E1089] &amp; &quot;/&quot; &amp; [.A1089] &amp; &quot;.svg&quot; &amp; CHAR(34) &amp; &#10;&quot; width=&quot; &amp; CHAR(34) &amp; &quot;22&quot; &amp; CHAR(34) &amp; &quot; alt=&quot; &amp; CHAR(34) &amp; [.D1089] &amp; CHAR(34) &amp; &quot;&gt;&lt;/a&gt;&quot; &amp;&#10;&quot;&amp;nbsp; &amp;nbsp; &quot; &amp; [.D1089] &amp; &quot;&lt;br&gt;&quot;&#10;))">
            <text:p/>
          </table:table-cell>
        </table:table-row>
        <table:table-row table:style-name="ro2">
          <table:table-cell office:value-type="string" calcext:value-type="string">
            <text:p>network-cellular-signal-weak-secure-symbolic</text:p>
          </table:table-cell>
          <table:table-cell table:formula="of:=IF(LEFT([.A1090];1)=&quot;.&quot;;&quot;Y&quot;;&quot;N&quot;)" office:value-type="string" office:string-value="N" calcext:value-type="string">
            <text:p>N</text:p>
          </table:table-cell>
          <table:table-cell table:formula="of:=IFERROR(&quot;## &quot; &amp; MID([.A1090];3;FIND(&quot;:&quot;;[.A1090])-3) &amp; &quot; &lt;br&gt;&quot;;&quot;&quot;)">
            <text:p/>
          </table:table-cell>
          <table:table-cell table:formula="of:=IF([.B1090]=&quot;Y&quot;;MID([.A1090];3;FIND(&quot;:&quot;;[.A1090];1)-3);IF(&#10;RIGHT(RIGHT([.A1090]; 1))=&quot;@&quot;;0;&#10;[.A1090]))" office:value-type="string" office:string-value="network-cellular-signal-weak-secure-symbolic" calcext:value-type="string">
            <text:p>network-cellular-signal-weak-secure-symbolic</text:p>
          </table:table-cell>
          <table:table-cell table:formula="of:=IF([.B1090]=&quot;Y&quot;;[.D1090];[.E1089])" office:value-type="string" office:string-value="status" calcext:value-type="string">
            <text:p>status</text:p>
          </table:table-cell>
          <table:table-cell table:style-name="ce10" table:formula="of:=IF([.D1090]=0;&quot;&quot;;IF([.B1090]=&quot;Y&quot;;[.C1090];&#10;&quot;&lt;a href=&quot; &amp; CHAR(34) &amp; &quot;#&quot; &amp; CHAR(34) &amp; &quot;&gt;&quot; &amp;&#10;&quot;&lt;img src=&quot; &amp; CHAR(34) &amp; &quot;https://github.com/ubuntu/yaru/blob/master/icons/Yaru/scalable/&quot; &amp; [.E1090] &amp; &quot;/&quot; &amp; [.A1090] &amp; &quot;.svg&quot; &amp; CHAR(34) &amp; &#10;&quot; width=&quot; &amp; CHAR(34) &amp; &quot;22&quot; &amp; CHAR(34) &amp; &quot; alt=&quot; &amp; CHAR(34) &amp; [.D1090] &amp; CHAR(34) &amp; &quot;&gt;&lt;/a&gt;&quot; &amp;&#10;&quot;&amp;nbsp; &amp;nbsp; &quot; &amp; [.D1090] &amp; &quot;&lt;br&gt;&quot;&#10;))" office:value-type="string" office:string-value="&lt;a href=&quot;#&quot;&gt;&lt;img src=&quot;https://github.com/ubuntu/yaru/blob/master/icons/Yaru/scalable/status/network-cellular-signal-weak-secure-symbolic.svg&quot; width=&quot;22&quot; alt=&quot;network-cellular-signal-weak-secure-symbolic&quot;&gt;&lt;/a&gt;&amp;nbsp; &amp;nbsp; network-cellular-signal-weak-secure-symbolic&lt;br&gt;" calcext:value-type="string">
            <text:p>&lt;a href="#"&gt;&lt;img src="https://github.com/ubuntu/yaru/blob/master/icons/Yaru/scalable/status/network-cellular-signal-weak-secure-symbolic.svg" width="22" alt="network-cellular-signal-weak-secure-symbolic"&gt;&lt;/a&gt;&amp;nbsp; &amp;nbsp; network-cellular-signal-weak-secure-symbolic&lt;br&gt;</text:p>
          </table:table-cell>
        </table:table-row>
        <table:table-row table:style-name="ro1">
          <table:table-cell table:style-name="Default" office:value-type="string" calcext:value-type="string">
            <text:p>network-cellular-signal-weak-symbolic-rtl@</text:p>
          </table:table-cell>
          <table:table-cell table:style-name="Default" table:formula="of:=IF(LEFT([.A109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91];3;FIND(&quot;:&quot;;[.A1091])-3) &amp; &quot; &lt;br&gt;&quot;;&quot;&quot;)">
            <text:p/>
          </table:table-cell>
          <table:table-cell table:style-name="ce6" table:formula="of:=IF([.B1091]=&quot;Y&quot;;MID([.A1091];3;FIND(&quot;:&quot;;[.A1091];1)-3);IF(&#10;RIGHT(RIGHT([.A1091]; 1))=&quot;@&quot;;0;&#10;[.A1091]))" office:value-type="float" office:value="0" calcext:value-type="float">
            <text:p>0</text:p>
          </table:table-cell>
          <table:table-cell table:formula="of:=IF([.B1091]=&quot;Y&quot;;[.D1091];[.E1090])" office:value-type="string" office:string-value="status" calcext:value-type="string">
            <text:p>status</text:p>
          </table:table-cell>
          <table:table-cell table:style-name="ce10" table:formula="of:=IF([.D1091]=0;&quot;&quot;;IF([.B1091]=&quot;Y&quot;;[.C1091];&#10;&quot;&lt;a href=&quot; &amp; CHAR(34) &amp; &quot;#&quot; &amp; CHAR(34) &amp; &quot;&gt;&quot; &amp;&#10;&quot;&lt;img src=&quot; &amp; CHAR(34) &amp; &quot;https://github.com/ubuntu/yaru/blob/master/icons/Yaru/scalable/&quot; &amp; [.E1091] &amp; &quot;/&quot; &amp; [.A1091] &amp; &quot;.svg&quot; &amp; CHAR(34) &amp; &#10;&quot; width=&quot; &amp; CHAR(34) &amp; &quot;22&quot; &amp; CHAR(34) &amp; &quot; alt=&quot; &amp; CHAR(34) &amp; [.D1091] &amp; CHAR(34) &amp; &quot;&gt;&lt;/a&gt;&quot; &amp;&#10;&quot;&amp;nbsp; &amp;nbsp; &quot; &amp; [.D1091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cellular-signal-weak-symbolic</text:p>
          </table:table-cell>
          <table:table-cell table:formula="of:=IF(LEFT([.A1092];1)=&quot;.&quot;;&quot;Y&quot;;&quot;N&quot;)" office:value-type="string" office:string-value="N" calcext:value-type="string">
            <text:p>N</text:p>
          </table:table-cell>
          <table:table-cell table:formula="of:=IFERROR(&quot;## &quot; &amp; MID([.A1092];3;FIND(&quot;:&quot;;[.A1092])-3) &amp; &quot; &lt;br&gt;&quot;;&quot;&quot;)">
            <text:p/>
          </table:table-cell>
          <table:table-cell table:formula="of:=IF([.B1092]=&quot;Y&quot;;MID([.A1092];3;FIND(&quot;:&quot;;[.A1092];1)-3);IF(&#10;RIGHT(RIGHT([.A1092]; 1))=&quot;@&quot;;0;&#10;[.A1092]))" office:value-type="string" office:string-value="network-cellular-signal-weak-symbolic" calcext:value-type="string">
            <text:p>network-cellular-signal-weak-symbolic</text:p>
          </table:table-cell>
          <table:table-cell table:formula="of:=IF([.B1092]=&quot;Y&quot;;[.D1092];[.E1091])" office:value-type="string" office:string-value="status" calcext:value-type="string">
            <text:p>status</text:p>
          </table:table-cell>
          <table:table-cell table:style-name="ce10" table:formula="of:=IF([.D1092]=0;&quot;&quot;;IF([.B1092]=&quot;Y&quot;;[.C1092];&#10;&quot;&lt;a href=&quot; &amp; CHAR(34) &amp; &quot;#&quot; &amp; CHAR(34) &amp; &quot;&gt;&quot; &amp;&#10;&quot;&lt;img src=&quot; &amp; CHAR(34) &amp; &quot;https://github.com/ubuntu/yaru/blob/master/icons/Yaru/scalable/&quot; &amp; [.E1092] &amp; &quot;/&quot; &amp; [.A1092] &amp; &quot;.svg&quot; &amp; CHAR(34) &amp; &#10;&quot; width=&quot; &amp; CHAR(34) &amp; &quot;22&quot; &amp; CHAR(34) &amp; &quot; alt=&quot; &amp; CHAR(34) &amp; [.D1092] &amp; CHAR(34) &amp; &quot;&gt;&lt;/a&gt;&quot; &amp;&#10;&quot;&amp;nbsp; &amp;nbsp; &quot; &amp; [.D1092] &amp; &quot;&lt;br&gt;&quot;&#10;))" office:value-type="string" office:string-value="&lt;a href=&quot;#&quot;&gt;&lt;img src=&quot;https://github.com/ubuntu/yaru/blob/master/icons/Yaru/scalable/status/network-cellular-signal-weak-symbolic.svg&quot; width=&quot;22&quot; alt=&quot;network-cellular-signal-weak-symbolic&quot;&gt;&lt;/a&gt;&amp;nbsp; &amp;nbsp; network-cellular-signal-weak-symbolic&lt;br&gt;" calcext:value-type="string">
            <text:p>&lt;a href="#"&gt;&lt;img src="https://github.com/ubuntu/yaru/blob/master/icons/Yaru/scalable/status/network-cellular-signal-weak-symbolic.svg" width="22" alt="network-cellular-signal-weak-symbolic"&gt;&lt;/a&gt;&amp;nbsp; &amp;nbsp; network-cellular-signal-weak-symbolic&lt;br&gt;</text:p>
          </table:table-cell>
        </table:table-row>
        <table:table-row table:style-name="ro1">
          <table:table-cell office:value-type="string" calcext:value-type="string">
            <text:p>network-error-symbolic</text:p>
          </table:table-cell>
          <table:table-cell table:formula="of:=IF(LEFT([.A1093];1)=&quot;.&quot;;&quot;Y&quot;;&quot;N&quot;)" office:value-type="string" office:string-value="N" calcext:value-type="string">
            <text:p>N</text:p>
          </table:table-cell>
          <table:table-cell table:formula="of:=IFERROR(&quot;## &quot; &amp; MID([.A1093];3;FIND(&quot;:&quot;;[.A1093])-3) &amp; &quot; &lt;br&gt;&quot;;&quot;&quot;)">
            <text:p/>
          </table:table-cell>
          <table:table-cell table:formula="of:=IF([.B1093]=&quot;Y&quot;;MID([.A1093];3;FIND(&quot;:&quot;;[.A1093];1)-3);IF(&#10;RIGHT(RIGHT([.A1093]; 1))=&quot;@&quot;;0;&#10;[.A1093]))" office:value-type="string" office:string-value="network-error-symbolic" calcext:value-type="string">
            <text:p>network-error-symbolic</text:p>
          </table:table-cell>
          <table:table-cell table:formula="of:=IF([.B1093]=&quot;Y&quot;;[.D1093];[.E1092])" office:value-type="string" office:string-value="status" calcext:value-type="string">
            <text:p>status</text:p>
          </table:table-cell>
          <table:table-cell table:style-name="ce10" table:formula="of:=IF([.D1093]=0;&quot;&quot;;IF([.B1093]=&quot;Y&quot;;[.C1093];&#10;&quot;&lt;a href=&quot; &amp; CHAR(34) &amp; &quot;#&quot; &amp; CHAR(34) &amp; &quot;&gt;&quot; &amp;&#10;&quot;&lt;img src=&quot; &amp; CHAR(34) &amp; &quot;https://github.com/ubuntu/yaru/blob/master/icons/Yaru/scalable/&quot; &amp; [.E1093] &amp; &quot;/&quot; &amp; [.A1093] &amp; &quot;.svg&quot; &amp; CHAR(34) &amp; &#10;&quot; width=&quot; &amp; CHAR(34) &amp; &quot;22&quot; &amp; CHAR(34) &amp; &quot; alt=&quot; &amp; CHAR(34) &amp; [.D1093] &amp; CHAR(34) &amp; &quot;&gt;&lt;/a&gt;&quot; &amp;&#10;&quot;&amp;nbsp; &amp;nbsp; &quot; &amp; [.D1093] &amp; &quot;&lt;br&gt;&quot;&#10;))" office:value-type="string" office:string-value="&lt;a href=&quot;#&quot;&gt;&lt;img src=&quot;https://github.com/ubuntu/yaru/blob/master/icons/Yaru/scalable/status/network-error-symbolic.svg&quot; width=&quot;22&quot; alt=&quot;network-error-symbolic&quot;&gt;&lt;/a&gt;&amp;nbsp; &amp;nbsp; network-error-symbolic&lt;br&gt;" calcext:value-type="string">
            <text:p>&lt;a href="#"&gt;&lt;img src="https://github.com/ubuntu/yaru/blob/master/icons/Yaru/scalable/status/network-error-symbolic.svg" width="22" alt="network-error-symbolic"&gt;&lt;/a&gt;&amp;nbsp; &amp;nbsp; network-error-symbolic&lt;br&gt;</text:p>
          </table:table-cell>
        </table:table-row>
        <table:table-row table:style-name="ro1">
          <table:table-cell office:value-type="string" calcext:value-type="string">
            <text:p>network-idle-symbolic</text:p>
          </table:table-cell>
          <table:table-cell table:formula="of:=IF(LEFT([.A1094];1)=&quot;.&quot;;&quot;Y&quot;;&quot;N&quot;)" office:value-type="string" office:string-value="N" calcext:value-type="string">
            <text:p>N</text:p>
          </table:table-cell>
          <table:table-cell table:formula="of:=IFERROR(&quot;## &quot; &amp; MID([.A1094];3;FIND(&quot;:&quot;;[.A1094])-3) &amp; &quot; &lt;br&gt;&quot;;&quot;&quot;)">
            <text:p/>
          </table:table-cell>
          <table:table-cell table:formula="of:=IF([.B1094]=&quot;Y&quot;;MID([.A1094];3;FIND(&quot;:&quot;;[.A1094];1)-3);IF(&#10;RIGHT(RIGHT([.A1094]; 1))=&quot;@&quot;;0;&#10;[.A1094]))" office:value-type="string" office:string-value="network-idle-symbolic" calcext:value-type="string">
            <text:p>network-idle-symbolic</text:p>
          </table:table-cell>
          <table:table-cell table:formula="of:=IF([.B1094]=&quot;Y&quot;;[.D1094];[.E1093])" office:value-type="string" office:string-value="status" calcext:value-type="string">
            <text:p>status</text:p>
          </table:table-cell>
          <table:table-cell table:style-name="ce10" table:formula="of:=IF([.D1094]=0;&quot;&quot;;IF([.B1094]=&quot;Y&quot;;[.C1094];&#10;&quot;&lt;a href=&quot; &amp; CHAR(34) &amp; &quot;#&quot; &amp; CHAR(34) &amp; &quot;&gt;&quot; &amp;&#10;&quot;&lt;img src=&quot; &amp; CHAR(34) &amp; &quot;https://github.com/ubuntu/yaru/blob/master/icons/Yaru/scalable/&quot; &amp; [.E1094] &amp; &quot;/&quot; &amp; [.A1094] &amp; &quot;.svg&quot; &amp; CHAR(34) &amp; &#10;&quot; width=&quot; &amp; CHAR(34) &amp; &quot;22&quot; &amp; CHAR(34) &amp; &quot; alt=&quot; &amp; CHAR(34) &amp; [.D1094] &amp; CHAR(34) &amp; &quot;&gt;&lt;/a&gt;&quot; &amp;&#10;&quot;&amp;nbsp; &amp;nbsp; &quot; &amp; [.D1094] &amp; &quot;&lt;br&gt;&quot;&#10;))" office:value-type="string" office:string-value="&lt;a href=&quot;#&quot;&gt;&lt;img src=&quot;https://github.com/ubuntu/yaru/blob/master/icons/Yaru/scalable/status/network-idle-symbolic.svg&quot; width=&quot;22&quot; alt=&quot;network-idle-symbolic&quot;&gt;&lt;/a&gt;&amp;nbsp; &amp;nbsp; network-idle-symbolic&lt;br&gt;" calcext:value-type="string">
            <text:p>&lt;a href="#"&gt;&lt;img src="https://github.com/ubuntu/yaru/blob/master/icons/Yaru/scalable/status/network-idle-symbolic.svg" width="22" alt="network-idle-symbolic"&gt;&lt;/a&gt;&amp;nbsp; &amp;nbsp; network-idle-symbolic&lt;br&gt;</text:p>
          </table:table-cell>
        </table:table-row>
        <table:table-row table:style-name="ro1">
          <table:table-cell office:value-type="string" calcext:value-type="string">
            <text:p>network-no-route-symbolic</text:p>
          </table:table-cell>
          <table:table-cell table:formula="of:=IF(LEFT([.A1095];1)=&quot;.&quot;;&quot;Y&quot;;&quot;N&quot;)" office:value-type="string" office:string-value="N" calcext:value-type="string">
            <text:p>N</text:p>
          </table:table-cell>
          <table:table-cell table:formula="of:=IFERROR(&quot;## &quot; &amp; MID([.A1095];3;FIND(&quot;:&quot;;[.A1095])-3) &amp; &quot; &lt;br&gt;&quot;;&quot;&quot;)">
            <text:p/>
          </table:table-cell>
          <table:table-cell table:formula="of:=IF([.B1095]=&quot;Y&quot;;MID([.A1095];3;FIND(&quot;:&quot;;[.A1095];1)-3);IF(&#10;RIGHT(RIGHT([.A1095]; 1))=&quot;@&quot;;0;&#10;[.A1095]))" office:value-type="string" office:string-value="network-no-route-symbolic" calcext:value-type="string">
            <text:p>network-no-route-symbolic</text:p>
          </table:table-cell>
          <table:table-cell table:formula="of:=IF([.B1095]=&quot;Y&quot;;[.D1095];[.E1094])" office:value-type="string" office:string-value="status" calcext:value-type="string">
            <text:p>status</text:p>
          </table:table-cell>
          <table:table-cell table:style-name="ce10" table:formula="of:=IF([.D1095]=0;&quot;&quot;;IF([.B1095]=&quot;Y&quot;;[.C1095];&#10;&quot;&lt;a href=&quot; &amp; CHAR(34) &amp; &quot;#&quot; &amp; CHAR(34) &amp; &quot;&gt;&quot; &amp;&#10;&quot;&lt;img src=&quot; &amp; CHAR(34) &amp; &quot;https://github.com/ubuntu/yaru/blob/master/icons/Yaru/scalable/&quot; &amp; [.E1095] &amp; &quot;/&quot; &amp; [.A1095] &amp; &quot;.svg&quot; &amp; CHAR(34) &amp; &#10;&quot; width=&quot; &amp; CHAR(34) &amp; &quot;22&quot; &amp; CHAR(34) &amp; &quot; alt=&quot; &amp; CHAR(34) &amp; [.D1095] &amp; CHAR(34) &amp; &quot;&gt;&lt;/a&gt;&quot; &amp;&#10;&quot;&amp;nbsp; &amp;nbsp; &quot; &amp; [.D1095] &amp; &quot;&lt;br&gt;&quot;&#10;))" office:value-type="string" office:string-value="&lt;a href=&quot;#&quot;&gt;&lt;img src=&quot;https://github.com/ubuntu/yaru/blob/master/icons/Yaru/scalable/status/network-no-route-symbolic.svg&quot; width=&quot;22&quot; alt=&quot;network-no-route-symbolic&quot;&gt;&lt;/a&gt;&amp;nbsp; &amp;nbsp; network-no-route-symbolic&lt;br&gt;" calcext:value-type="string">
            <text:p>&lt;a href="#"&gt;&lt;img src="https://github.com/ubuntu/yaru/blob/master/icons/Yaru/scalable/status/network-no-route-symbolic.svg" width="22" alt="network-no-route-symbolic"&gt;&lt;/a&gt;&amp;nbsp; &amp;nbsp; network-no-route-symbolic&lt;br&gt;</text:p>
          </table:table-cell>
        </table:table-row>
        <table:table-row table:style-name="ro1">
          <table:table-cell table:style-name="Default" office:value-type="string" calcext:value-type="string">
            <text:p>network-offline-symbolic@</text:p>
          </table:table-cell>
          <table:table-cell table:style-name="Default" table:formula="of:=IF(LEFT([.A109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096];3;FIND(&quot;:&quot;;[.A1096])-3) &amp; &quot; &lt;br&gt;&quot;;&quot;&quot;)">
            <text:p/>
          </table:table-cell>
          <table:table-cell table:style-name="ce6" table:formula="of:=IF([.B1096]=&quot;Y&quot;;MID([.A1096];3;FIND(&quot;:&quot;;[.A1096];1)-3);IF(&#10;RIGHT(RIGHT([.A1096]; 1))=&quot;@&quot;;0;&#10;[.A1096]))" office:value-type="float" office:value="0" calcext:value-type="float">
            <text:p>0</text:p>
          </table:table-cell>
          <table:table-cell table:formula="of:=IF([.B1096]=&quot;Y&quot;;[.D1096];[.E1095])" office:value-type="string" office:string-value="status" calcext:value-type="string">
            <text:p>status</text:p>
          </table:table-cell>
          <table:table-cell table:style-name="ce10" table:formula="of:=IF([.D1096]=0;&quot;&quot;;IF([.B1096]=&quot;Y&quot;;[.C1096];&#10;&quot;&lt;a href=&quot; &amp; CHAR(34) &amp; &quot;#&quot; &amp; CHAR(34) &amp; &quot;&gt;&quot; &amp;&#10;&quot;&lt;img src=&quot; &amp; CHAR(34) &amp; &quot;https://github.com/ubuntu/yaru/blob/master/icons/Yaru/scalable/&quot; &amp; [.E1096] &amp; &quot;/&quot; &amp; [.A1096] &amp; &quot;.svg&quot; &amp; CHAR(34) &amp; &#10;&quot; width=&quot; &amp; CHAR(34) &amp; &quot;22&quot; &amp; CHAR(34) &amp; &quot; alt=&quot; &amp; CHAR(34) &amp; [.D1096] &amp; CHAR(34) &amp; &quot;&gt;&lt;/a&gt;&quot; &amp;&#10;&quot;&amp;nbsp; &amp;nbsp; &quot; &amp; [.D1096] &amp; &quot;&lt;br&gt;&quot;&#10;))">
            <text:p/>
          </table:table-cell>
        </table:table-row>
        <table:table-row table:style-name="ro1">
          <table:table-cell office:value-type="string" calcext:value-type="string">
            <text:p>network-receive-symbolic</text:p>
          </table:table-cell>
          <table:table-cell table:formula="of:=IF(LEFT([.A1097];1)=&quot;.&quot;;&quot;Y&quot;;&quot;N&quot;)" office:value-type="string" office:string-value="N" calcext:value-type="string">
            <text:p>N</text:p>
          </table:table-cell>
          <table:table-cell table:formula="of:=IFERROR(&quot;## &quot; &amp; MID([.A1097];3;FIND(&quot;:&quot;;[.A1097])-3) &amp; &quot; &lt;br&gt;&quot;;&quot;&quot;)">
            <text:p/>
          </table:table-cell>
          <table:table-cell table:formula="of:=IF([.B1097]=&quot;Y&quot;;MID([.A1097];3;FIND(&quot;:&quot;;[.A1097];1)-3);IF(&#10;RIGHT(RIGHT([.A1097]; 1))=&quot;@&quot;;0;&#10;[.A1097]))" office:value-type="string" office:string-value="network-receive-symbolic" calcext:value-type="string">
            <text:p>network-receive-symbolic</text:p>
          </table:table-cell>
          <table:table-cell table:formula="of:=IF([.B1097]=&quot;Y&quot;;[.D1097];[.E1096])" office:value-type="string" office:string-value="status" calcext:value-type="string">
            <text:p>status</text:p>
          </table:table-cell>
          <table:table-cell table:style-name="ce10" table:formula="of:=IF([.D1097]=0;&quot;&quot;;IF([.B1097]=&quot;Y&quot;;[.C1097];&#10;&quot;&lt;a href=&quot; &amp; CHAR(34) &amp; &quot;#&quot; &amp; CHAR(34) &amp; &quot;&gt;&quot; &amp;&#10;&quot;&lt;img src=&quot; &amp; CHAR(34) &amp; &quot;https://github.com/ubuntu/yaru/blob/master/icons/Yaru/scalable/&quot; &amp; [.E1097] &amp; &quot;/&quot; &amp; [.A1097] &amp; &quot;.svg&quot; &amp; CHAR(34) &amp; &#10;&quot; width=&quot; &amp; CHAR(34) &amp; &quot;22&quot; &amp; CHAR(34) &amp; &quot; alt=&quot; &amp; CHAR(34) &amp; [.D1097] &amp; CHAR(34) &amp; &quot;&gt;&lt;/a&gt;&quot; &amp;&#10;&quot;&amp;nbsp; &amp;nbsp; &quot; &amp; [.D1097] &amp; &quot;&lt;br&gt;&quot;&#10;))" office:value-type="string" office:string-value="&lt;a href=&quot;#&quot;&gt;&lt;img src=&quot;https://github.com/ubuntu/yaru/blob/master/icons/Yaru/scalable/status/network-receive-symbolic.svg&quot; width=&quot;22&quot; alt=&quot;network-receive-symbolic&quot;&gt;&lt;/a&gt;&amp;nbsp; &amp;nbsp; network-receive-symbolic&lt;br&gt;" calcext:value-type="string">
            <text:p>&lt;a href="#"&gt;&lt;img src="https://github.com/ubuntu/yaru/blob/master/icons/Yaru/scalable/status/network-receive-symbolic.svg" width="22" alt="network-receive-symbolic"&gt;&lt;/a&gt;&amp;nbsp; &amp;nbsp; network-receive-symbolic&lt;br&gt;</text:p>
          </table:table-cell>
        </table:table-row>
        <table:table-row table:style-name="ro1">
          <table:table-cell office:value-type="string" calcext:value-type="string">
            <text:p>network-transmit-receive-symbolic</text:p>
          </table:table-cell>
          <table:table-cell table:formula="of:=IF(LEFT([.A1098];1)=&quot;.&quot;;&quot;Y&quot;;&quot;N&quot;)" office:value-type="string" office:string-value="N" calcext:value-type="string">
            <text:p>N</text:p>
          </table:table-cell>
          <table:table-cell table:formula="of:=IFERROR(&quot;## &quot; &amp; MID([.A1098];3;FIND(&quot;:&quot;;[.A1098])-3) &amp; &quot; &lt;br&gt;&quot;;&quot;&quot;)">
            <text:p/>
          </table:table-cell>
          <table:table-cell table:formula="of:=IF([.B1098]=&quot;Y&quot;;MID([.A1098];3;FIND(&quot;:&quot;;[.A1098];1)-3);IF(&#10;RIGHT(RIGHT([.A1098]; 1))=&quot;@&quot;;0;&#10;[.A1098]))" office:value-type="string" office:string-value="network-transmit-receive-symbolic" calcext:value-type="string">
            <text:p>network-transmit-receive-symbolic</text:p>
          </table:table-cell>
          <table:table-cell table:formula="of:=IF([.B1098]=&quot;Y&quot;;[.D1098];[.E1097])" office:value-type="string" office:string-value="status" calcext:value-type="string">
            <text:p>status</text:p>
          </table:table-cell>
          <table:table-cell table:style-name="ce10" table:formula="of:=IF([.D1098]=0;&quot;&quot;;IF([.B1098]=&quot;Y&quot;;[.C1098];&#10;&quot;&lt;a href=&quot; &amp; CHAR(34) &amp; &quot;#&quot; &amp; CHAR(34) &amp; &quot;&gt;&quot; &amp;&#10;&quot;&lt;img src=&quot; &amp; CHAR(34) &amp; &quot;https://github.com/ubuntu/yaru/blob/master/icons/Yaru/scalable/&quot; &amp; [.E1098] &amp; &quot;/&quot; &amp; [.A1098] &amp; &quot;.svg&quot; &amp; CHAR(34) &amp; &#10;&quot; width=&quot; &amp; CHAR(34) &amp; &quot;22&quot; &amp; CHAR(34) &amp; &quot; alt=&quot; &amp; CHAR(34) &amp; [.D1098] &amp; CHAR(34) &amp; &quot;&gt;&lt;/a&gt;&quot; &amp;&#10;&quot;&amp;nbsp; &amp;nbsp; &quot; &amp; [.D1098] &amp; &quot;&lt;br&gt;&quot;&#10;))" office:value-type="string" office:string-value="&lt;a href=&quot;#&quot;&gt;&lt;img src=&quot;https://github.com/ubuntu/yaru/blob/master/icons/Yaru/scalable/status/network-transmit-receive-symbolic.svg&quot; width=&quot;22&quot; alt=&quot;network-transmit-receive-symbolic&quot;&gt;&lt;/a&gt;&amp;nbsp; &amp;nbsp; network-transmit-receive-symbolic&lt;br&gt;" calcext:value-type="string">
            <text:p>&lt;a href="#"&gt;&lt;img src="https://github.com/ubuntu/yaru/blob/master/icons/Yaru/scalable/status/network-transmit-receive-symbolic.svg" width="22" alt="network-transmit-receive-symbolic"&gt;&lt;/a&gt;&amp;nbsp; &amp;nbsp; network-transmit-receive-symbolic&lt;br&gt;</text:p>
          </table:table-cell>
        </table:table-row>
        <table:table-row table:style-name="ro1">
          <table:table-cell office:value-type="string" calcext:value-type="string">
            <text:p>network-transmit-symbolic</text:p>
          </table:table-cell>
          <table:table-cell table:formula="of:=IF(LEFT([.A1099];1)=&quot;.&quot;;&quot;Y&quot;;&quot;N&quot;)" office:value-type="string" office:string-value="N" calcext:value-type="string">
            <text:p>N</text:p>
          </table:table-cell>
          <table:table-cell table:formula="of:=IFERROR(&quot;## &quot; &amp; MID([.A1099];3;FIND(&quot;:&quot;;[.A1099])-3) &amp; &quot; &lt;br&gt;&quot;;&quot;&quot;)">
            <text:p/>
          </table:table-cell>
          <table:table-cell table:formula="of:=IF([.B1099]=&quot;Y&quot;;MID([.A1099];3;FIND(&quot;:&quot;;[.A1099];1)-3);IF(&#10;RIGHT(RIGHT([.A1099]; 1))=&quot;@&quot;;0;&#10;[.A1099]))" office:value-type="string" office:string-value="network-transmit-symbolic" calcext:value-type="string">
            <text:p>network-transmit-symbolic</text:p>
          </table:table-cell>
          <table:table-cell table:formula="of:=IF([.B1099]=&quot;Y&quot;;[.D1099];[.E1098])" office:value-type="string" office:string-value="status" calcext:value-type="string">
            <text:p>status</text:p>
          </table:table-cell>
          <table:table-cell table:style-name="ce10" table:formula="of:=IF([.D1099]=0;&quot;&quot;;IF([.B1099]=&quot;Y&quot;;[.C1099];&#10;&quot;&lt;a href=&quot; &amp; CHAR(34) &amp; &quot;#&quot; &amp; CHAR(34) &amp; &quot;&gt;&quot; &amp;&#10;&quot;&lt;img src=&quot; &amp; CHAR(34) &amp; &quot;https://github.com/ubuntu/yaru/blob/master/icons/Yaru/scalable/&quot; &amp; [.E1099] &amp; &quot;/&quot; &amp; [.A1099] &amp; &quot;.svg&quot; &amp; CHAR(34) &amp; &#10;&quot; width=&quot; &amp; CHAR(34) &amp; &quot;22&quot; &amp; CHAR(34) &amp; &quot; alt=&quot; &amp; CHAR(34) &amp; [.D1099] &amp; CHAR(34) &amp; &quot;&gt;&lt;/a&gt;&quot; &amp;&#10;&quot;&amp;nbsp; &amp;nbsp; &quot; &amp; [.D1099] &amp; &quot;&lt;br&gt;&quot;&#10;))" office:value-type="string" office:string-value="&lt;a href=&quot;#&quot;&gt;&lt;img src=&quot;https://github.com/ubuntu/yaru/blob/master/icons/Yaru/scalable/status/network-transmit-symbolic.svg&quot; width=&quot;22&quot; alt=&quot;network-transmit-symbolic&quot;&gt;&lt;/a&gt;&amp;nbsp; &amp;nbsp; network-transmit-symbolic&lt;br&gt;" calcext:value-type="string">
            <text:p>&lt;a href="#"&gt;&lt;img src="https://github.com/ubuntu/yaru/blob/master/icons/Yaru/scalable/status/network-transmit-symbolic.svg" width="22" alt="network-transmit-symbolic"&gt;&lt;/a&gt;&amp;nbsp; &amp;nbsp; network-transmit-symbolic&lt;br&gt;</text:p>
          </table:table-cell>
        </table:table-row>
        <table:table-row table:style-name="ro1">
          <table:table-cell office:value-type="string" calcext:value-type="string">
            <text:p>network-vpn-acquiring-symbolic</text:p>
          </table:table-cell>
          <table:table-cell table:formula="of:=IF(LEFT([.A1100];1)=&quot;.&quot;;&quot;Y&quot;;&quot;N&quot;)" office:value-type="string" office:string-value="N" calcext:value-type="string">
            <text:p>N</text:p>
          </table:table-cell>
          <table:table-cell table:formula="of:=IFERROR(&quot;## &quot; &amp; MID([.A1100];3;FIND(&quot;:&quot;;[.A1100])-3) &amp; &quot; &lt;br&gt;&quot;;&quot;&quot;)">
            <text:p/>
          </table:table-cell>
          <table:table-cell table:formula="of:=IF([.B1100]=&quot;Y&quot;;MID([.A1100];3;FIND(&quot;:&quot;;[.A1100];1)-3);IF(&#10;RIGHT(RIGHT([.A1100]; 1))=&quot;@&quot;;0;&#10;[.A1100]))" office:value-type="string" office:string-value="network-vpn-acquiring-symbolic" calcext:value-type="string">
            <text:p>network-vpn-acquiring-symbolic</text:p>
          </table:table-cell>
          <table:table-cell table:formula="of:=IF([.B1100]=&quot;Y&quot;;[.D1100];[.E1099])" office:value-type="string" office:string-value="status" calcext:value-type="string">
            <text:p>status</text:p>
          </table:table-cell>
          <table:table-cell table:style-name="ce10" table:formula="of:=IF([.D1100]=0;&quot;&quot;;IF([.B1100]=&quot;Y&quot;;[.C1100];&#10;&quot;&lt;a href=&quot; &amp; CHAR(34) &amp; &quot;#&quot; &amp; CHAR(34) &amp; &quot;&gt;&quot; &amp;&#10;&quot;&lt;img src=&quot; &amp; CHAR(34) &amp; &quot;https://github.com/ubuntu/yaru/blob/master/icons/Yaru/scalable/&quot; &amp; [.E1100] &amp; &quot;/&quot; &amp; [.A1100] &amp; &quot;.svg&quot; &amp; CHAR(34) &amp; &#10;&quot; width=&quot; &amp; CHAR(34) &amp; &quot;22&quot; &amp; CHAR(34) &amp; &quot; alt=&quot; &amp; CHAR(34) &amp; [.D1100] &amp; CHAR(34) &amp; &quot;&gt;&lt;/a&gt;&quot; &amp;&#10;&quot;&amp;nbsp; &amp;nbsp; &quot; &amp; [.D1100] &amp; &quot;&lt;br&gt;&quot;&#10;))" office:value-type="string" office:string-value="&lt;a href=&quot;#&quot;&gt;&lt;img src=&quot;https://github.com/ubuntu/yaru/blob/master/icons/Yaru/scalable/status/network-vpn-acquiring-symbolic.svg&quot; width=&quot;22&quot; alt=&quot;network-vpn-acquiring-symbolic&quot;&gt;&lt;/a&gt;&amp;nbsp; &amp;nbsp; network-vpn-acquiring-symbolic&lt;br&gt;" calcext:value-type="string">
            <text:p>&lt;a href="#"&gt;&lt;img src="https://github.com/ubuntu/yaru/blob/master/icons/Yaru/scalable/status/network-vpn-acquiring-symbolic.svg" width="22" alt="network-vpn-acquiring-symbolic"&gt;&lt;/a&gt;&amp;nbsp; &amp;nbsp; network-vpn-acquiring-symbolic&lt;br&gt;</text:p>
          </table:table-cell>
        </table:table-row>
        <table:table-row table:style-name="ro1">
          <table:table-cell office:value-type="string" calcext:value-type="string">
            <text:p>network-vpn-disabled-symbolic</text:p>
          </table:table-cell>
          <table:table-cell table:formula="of:=IF(LEFT([.A1101];1)=&quot;.&quot;;&quot;Y&quot;;&quot;N&quot;)" office:value-type="string" office:string-value="N" calcext:value-type="string">
            <text:p>N</text:p>
          </table:table-cell>
          <table:table-cell table:formula="of:=IFERROR(&quot;## &quot; &amp; MID([.A1101];3;FIND(&quot;:&quot;;[.A1101])-3) &amp; &quot; &lt;br&gt;&quot;;&quot;&quot;)">
            <text:p/>
          </table:table-cell>
          <table:table-cell table:formula="of:=IF([.B1101]=&quot;Y&quot;;MID([.A1101];3;FIND(&quot;:&quot;;[.A1101];1)-3);IF(&#10;RIGHT(RIGHT([.A1101]; 1))=&quot;@&quot;;0;&#10;[.A1101]))" office:value-type="string" office:string-value="network-vpn-disabled-symbolic" calcext:value-type="string">
            <text:p>network-vpn-disabled-symbolic</text:p>
          </table:table-cell>
          <table:table-cell table:formula="of:=IF([.B1101]=&quot;Y&quot;;[.D1101];[.E1100])" office:value-type="string" office:string-value="status" calcext:value-type="string">
            <text:p>status</text:p>
          </table:table-cell>
          <table:table-cell table:style-name="ce10" table:formula="of:=IF([.D1101]=0;&quot;&quot;;IF([.B1101]=&quot;Y&quot;;[.C1101];&#10;&quot;&lt;a href=&quot; &amp; CHAR(34) &amp; &quot;#&quot; &amp; CHAR(34) &amp; &quot;&gt;&quot; &amp;&#10;&quot;&lt;img src=&quot; &amp; CHAR(34) &amp; &quot;https://github.com/ubuntu/yaru/blob/master/icons/Yaru/scalable/&quot; &amp; [.E1101] &amp; &quot;/&quot; &amp; [.A1101] &amp; &quot;.svg&quot; &amp; CHAR(34) &amp; &#10;&quot; width=&quot; &amp; CHAR(34) &amp; &quot;22&quot; &amp; CHAR(34) &amp; &quot; alt=&quot; &amp; CHAR(34) &amp; [.D1101] &amp; CHAR(34) &amp; &quot;&gt;&lt;/a&gt;&quot; &amp;&#10;&quot;&amp;nbsp; &amp;nbsp; &quot; &amp; [.D1101] &amp; &quot;&lt;br&gt;&quot;&#10;))" office:value-type="string" office:string-value="&lt;a href=&quot;#&quot;&gt;&lt;img src=&quot;https://github.com/ubuntu/yaru/blob/master/icons/Yaru/scalable/status/network-vpn-disabled-symbolic.svg&quot; width=&quot;22&quot; alt=&quot;network-vpn-disabled-symbolic&quot;&gt;&lt;/a&gt;&amp;nbsp; &amp;nbsp; network-vpn-disabled-symbolic&lt;br&gt;" calcext:value-type="string">
            <text:p>&lt;a href="#"&gt;&lt;img src="https://github.com/ubuntu/yaru/blob/master/icons/Yaru/scalable/status/network-vpn-disabled-symbolic.svg" width="22" alt="network-vpn-disabled-symbolic"&gt;&lt;/a&gt;&amp;nbsp; &amp;nbsp; network-vpn-disabled-symbolic&lt;br&gt;</text:p>
          </table:table-cell>
        </table:table-row>
        <table:table-row table:style-name="ro1">
          <table:table-cell office:value-type="string" calcext:value-type="string">
            <text:p>network-vpn-disconnected-symbolic</text:p>
          </table:table-cell>
          <table:table-cell table:formula="of:=IF(LEFT([.A1102];1)=&quot;.&quot;;&quot;Y&quot;;&quot;N&quot;)" office:value-type="string" office:string-value="N" calcext:value-type="string">
            <text:p>N</text:p>
          </table:table-cell>
          <table:table-cell table:formula="of:=IFERROR(&quot;## &quot; &amp; MID([.A1102];3;FIND(&quot;:&quot;;[.A1102])-3) &amp; &quot; &lt;br&gt;&quot;;&quot;&quot;)">
            <text:p/>
          </table:table-cell>
          <table:table-cell table:formula="of:=IF([.B1102]=&quot;Y&quot;;MID([.A1102];3;FIND(&quot;:&quot;;[.A1102];1)-3);IF(&#10;RIGHT(RIGHT([.A1102]; 1))=&quot;@&quot;;0;&#10;[.A1102]))" office:value-type="string" office:string-value="network-vpn-disconnected-symbolic" calcext:value-type="string">
            <text:p>network-vpn-disconnected-symbolic</text:p>
          </table:table-cell>
          <table:table-cell table:formula="of:=IF([.B1102]=&quot;Y&quot;;[.D1102];[.E1101])" office:value-type="string" office:string-value="status" calcext:value-type="string">
            <text:p>status</text:p>
          </table:table-cell>
          <table:table-cell table:style-name="ce10" table:formula="of:=IF([.D1102]=0;&quot;&quot;;IF([.B1102]=&quot;Y&quot;;[.C1102];&#10;&quot;&lt;a href=&quot; &amp; CHAR(34) &amp; &quot;#&quot; &amp; CHAR(34) &amp; &quot;&gt;&quot; &amp;&#10;&quot;&lt;img src=&quot; &amp; CHAR(34) &amp; &quot;https://github.com/ubuntu/yaru/blob/master/icons/Yaru/scalable/&quot; &amp; [.E1102] &amp; &quot;/&quot; &amp; [.A1102] &amp; &quot;.svg&quot; &amp; CHAR(34) &amp; &#10;&quot; width=&quot; &amp; CHAR(34) &amp; &quot;22&quot; &amp; CHAR(34) &amp; &quot; alt=&quot; &amp; CHAR(34) &amp; [.D1102] &amp; CHAR(34) &amp; &quot;&gt;&lt;/a&gt;&quot; &amp;&#10;&quot;&amp;nbsp; &amp;nbsp; &quot; &amp; [.D1102] &amp; &quot;&lt;br&gt;&quot;&#10;))" office:value-type="string" office:string-value="&lt;a href=&quot;#&quot;&gt;&lt;img src=&quot;https://github.com/ubuntu/yaru/blob/master/icons/Yaru/scalable/status/network-vpn-disconnected-symbolic.svg&quot; width=&quot;22&quot; alt=&quot;network-vpn-disconnected-symbolic&quot;&gt;&lt;/a&gt;&amp;nbsp; &amp;nbsp; network-vpn-disconnected-symbolic&lt;br&gt;" calcext:value-type="string">
            <text:p>&lt;a href="#"&gt;&lt;img src="https://github.com/ubuntu/yaru/blob/master/icons/Yaru/scalable/status/network-vpn-disconnected-symbolic.svg" width="22" alt="network-vpn-disconnected-symbolic"&gt;&lt;/a&gt;&amp;nbsp; &amp;nbsp; network-vpn-disconnected-symbolic&lt;br&gt;</text:p>
          </table:table-cell>
        </table:table-row>
        <table:table-row table:style-name="ro1">
          <table:table-cell office:value-type="string" calcext:value-type="string">
            <text:p>network-vpn-no-route-symbolic</text:p>
          </table:table-cell>
          <table:table-cell table:formula="of:=IF(LEFT([.A1103];1)=&quot;.&quot;;&quot;Y&quot;;&quot;N&quot;)" office:value-type="string" office:string-value="N" calcext:value-type="string">
            <text:p>N</text:p>
          </table:table-cell>
          <table:table-cell table:formula="of:=IFERROR(&quot;## &quot; &amp; MID([.A1103];3;FIND(&quot;:&quot;;[.A1103])-3) &amp; &quot; &lt;br&gt;&quot;;&quot;&quot;)">
            <text:p/>
          </table:table-cell>
          <table:table-cell table:formula="of:=IF([.B1103]=&quot;Y&quot;;MID([.A1103];3;FIND(&quot;:&quot;;[.A1103];1)-3);IF(&#10;RIGHT(RIGHT([.A1103]; 1))=&quot;@&quot;;0;&#10;[.A1103]))" office:value-type="string" office:string-value="network-vpn-no-route-symbolic" calcext:value-type="string">
            <text:p>network-vpn-no-route-symbolic</text:p>
          </table:table-cell>
          <table:table-cell table:formula="of:=IF([.B1103]=&quot;Y&quot;;[.D1103];[.E1102])" office:value-type="string" office:string-value="status" calcext:value-type="string">
            <text:p>status</text:p>
          </table:table-cell>
          <table:table-cell table:style-name="ce10" table:formula="of:=IF([.D1103]=0;&quot;&quot;;IF([.B1103]=&quot;Y&quot;;[.C1103];&#10;&quot;&lt;a href=&quot; &amp; CHAR(34) &amp; &quot;#&quot; &amp; CHAR(34) &amp; &quot;&gt;&quot; &amp;&#10;&quot;&lt;img src=&quot; &amp; CHAR(34) &amp; &quot;https://github.com/ubuntu/yaru/blob/master/icons/Yaru/scalable/&quot; &amp; [.E1103] &amp; &quot;/&quot; &amp; [.A1103] &amp; &quot;.svg&quot; &amp; CHAR(34) &amp; &#10;&quot; width=&quot; &amp; CHAR(34) &amp; &quot;22&quot; &amp; CHAR(34) &amp; &quot; alt=&quot; &amp; CHAR(34) &amp; [.D1103] &amp; CHAR(34) &amp; &quot;&gt;&lt;/a&gt;&quot; &amp;&#10;&quot;&amp;nbsp; &amp;nbsp; &quot; &amp; [.D1103] &amp; &quot;&lt;br&gt;&quot;&#10;))" office:value-type="string" office:string-value="&lt;a href=&quot;#&quot;&gt;&lt;img src=&quot;https://github.com/ubuntu/yaru/blob/master/icons/Yaru/scalable/status/network-vpn-no-route-symbolic.svg&quot; width=&quot;22&quot; alt=&quot;network-vpn-no-route-symbolic&quot;&gt;&lt;/a&gt;&amp;nbsp; &amp;nbsp; network-vpn-no-route-symbolic&lt;br&gt;" calcext:value-type="string">
            <text:p>&lt;a href="#"&gt;&lt;img src="https://github.com/ubuntu/yaru/blob/master/icons/Yaru/scalable/status/network-vpn-no-route-symbolic.svg" width="22" alt="network-vpn-no-route-symbolic"&gt;&lt;/a&gt;&amp;nbsp; &amp;nbsp; network-vpn-no-route-symbolic&lt;br&gt;</text:p>
          </table:table-cell>
        </table:table-row>
        <table:table-row table:style-name="ro1">
          <table:table-cell office:value-type="string" calcext:value-type="string">
            <text:p>network-vpn-symbolic</text:p>
          </table:table-cell>
          <table:table-cell table:formula="of:=IF(LEFT([.A1104];1)=&quot;.&quot;;&quot;Y&quot;;&quot;N&quot;)" office:value-type="string" office:string-value="N" calcext:value-type="string">
            <text:p>N</text:p>
          </table:table-cell>
          <table:table-cell table:formula="of:=IFERROR(&quot;## &quot; &amp; MID([.A1104];3;FIND(&quot;:&quot;;[.A1104])-3) &amp; &quot; &lt;br&gt;&quot;;&quot;&quot;)">
            <text:p/>
          </table:table-cell>
          <table:table-cell table:formula="of:=IF([.B1104]=&quot;Y&quot;;MID([.A1104];3;FIND(&quot;:&quot;;[.A1104];1)-3);IF(&#10;RIGHT(RIGHT([.A1104]; 1))=&quot;@&quot;;0;&#10;[.A1104]))" office:value-type="string" office:string-value="network-vpn-symbolic" calcext:value-type="string">
            <text:p>network-vpn-symbolic</text:p>
          </table:table-cell>
          <table:table-cell table:formula="of:=IF([.B1104]=&quot;Y&quot;;[.D1104];[.E1103])" office:value-type="string" office:string-value="status" calcext:value-type="string">
            <text:p>status</text:p>
          </table:table-cell>
          <table:table-cell table:style-name="ce10" table:formula="of:=IF([.D1104]=0;&quot;&quot;;IF([.B1104]=&quot;Y&quot;;[.C1104];&#10;&quot;&lt;a href=&quot; &amp; CHAR(34) &amp; &quot;#&quot; &amp; CHAR(34) &amp; &quot;&gt;&quot; &amp;&#10;&quot;&lt;img src=&quot; &amp; CHAR(34) &amp; &quot;https://github.com/ubuntu/yaru/blob/master/icons/Yaru/scalable/&quot; &amp; [.E1104] &amp; &quot;/&quot; &amp; [.A1104] &amp; &quot;.svg&quot; &amp; CHAR(34) &amp; &#10;&quot; width=&quot; &amp; CHAR(34) &amp; &quot;22&quot; &amp; CHAR(34) &amp; &quot; alt=&quot; &amp; CHAR(34) &amp; [.D1104] &amp; CHAR(34) &amp; &quot;&gt;&lt;/a&gt;&quot; &amp;&#10;&quot;&amp;nbsp; &amp;nbsp; &quot; &amp; [.D1104] &amp; &quot;&lt;br&gt;&quot;&#10;))" office:value-type="string" office:string-value="&lt;a href=&quot;#&quot;&gt;&lt;img src=&quot;https://github.com/ubuntu/yaru/blob/master/icons/Yaru/scalable/status/network-vpn-symbolic.svg&quot; width=&quot;22&quot; alt=&quot;network-vpn-symbolic&quot;&gt;&lt;/a&gt;&amp;nbsp; &amp;nbsp; network-vpn-symbolic&lt;br&gt;" calcext:value-type="string">
            <text:p>&lt;a href="#"&gt;&lt;img src="https://github.com/ubuntu/yaru/blob/master/icons/Yaru/scalable/status/network-vpn-symbolic.svg" width="22" alt="network-vpn-symbolic"&gt;&lt;/a&gt;&amp;nbsp; &amp;nbsp; network-vpn-symbolic&lt;br&gt;</text:p>
          </table:table-cell>
        </table:table-row>
        <table:table-row table:style-name="ro1">
          <table:table-cell office:value-type="string" calcext:value-type="string">
            <text:p>network-wired-acquiring-symbolic</text:p>
          </table:table-cell>
          <table:table-cell table:formula="of:=IF(LEFT([.A1105];1)=&quot;.&quot;;&quot;Y&quot;;&quot;N&quot;)" office:value-type="string" office:string-value="N" calcext:value-type="string">
            <text:p>N</text:p>
          </table:table-cell>
          <table:table-cell table:formula="of:=IFERROR(&quot;## &quot; &amp; MID([.A1105];3;FIND(&quot;:&quot;;[.A1105])-3) &amp; &quot; &lt;br&gt;&quot;;&quot;&quot;)">
            <text:p/>
          </table:table-cell>
          <table:table-cell table:formula="of:=IF([.B1105]=&quot;Y&quot;;MID([.A1105];3;FIND(&quot;:&quot;;[.A1105];1)-3);IF(&#10;RIGHT(RIGHT([.A1105]; 1))=&quot;@&quot;;0;&#10;[.A1105]))" office:value-type="string" office:string-value="network-wired-acquiring-symbolic" calcext:value-type="string">
            <text:p>network-wired-acquiring-symbolic</text:p>
          </table:table-cell>
          <table:table-cell table:formula="of:=IF([.B1105]=&quot;Y&quot;;[.D1105];[.E1104])" office:value-type="string" office:string-value="status" calcext:value-type="string">
            <text:p>status</text:p>
          </table:table-cell>
          <table:table-cell table:style-name="ce10" table:formula="of:=IF([.D1105]=0;&quot;&quot;;IF([.B1105]=&quot;Y&quot;;[.C1105];&#10;&quot;&lt;a href=&quot; &amp; CHAR(34) &amp; &quot;#&quot; &amp; CHAR(34) &amp; &quot;&gt;&quot; &amp;&#10;&quot;&lt;img src=&quot; &amp; CHAR(34) &amp; &quot;https://github.com/ubuntu/yaru/blob/master/icons/Yaru/scalable/&quot; &amp; [.E1105] &amp; &quot;/&quot; &amp; [.A1105] &amp; &quot;.svg&quot; &amp; CHAR(34) &amp; &#10;&quot; width=&quot; &amp; CHAR(34) &amp; &quot;22&quot; &amp; CHAR(34) &amp; &quot; alt=&quot; &amp; CHAR(34) &amp; [.D1105] &amp; CHAR(34) &amp; &quot;&gt;&lt;/a&gt;&quot; &amp;&#10;&quot;&amp;nbsp; &amp;nbsp; &quot; &amp; [.D1105] &amp; &quot;&lt;br&gt;&quot;&#10;))" office:value-type="string" office:string-value="&lt;a href=&quot;#&quot;&gt;&lt;img src=&quot;https://github.com/ubuntu/yaru/blob/master/icons/Yaru/scalable/status/network-wired-acquiring-symbolic.svg&quot; width=&quot;22&quot; alt=&quot;network-wired-acquiring-symbolic&quot;&gt;&lt;/a&gt;&amp;nbsp; &amp;nbsp; network-wired-acquiring-symbolic&lt;br&gt;" calcext:value-type="string">
            <text:p>&lt;a href="#"&gt;&lt;img src="https://github.com/ubuntu/yaru/blob/master/icons/Yaru/scalable/status/network-wired-acquiring-symbolic.svg" width="22" alt="network-wired-acquiring-symbolic"&gt;&lt;/a&gt;&amp;nbsp; &amp;nbsp; network-wired-acquiring-symbolic&lt;br&gt;</text:p>
          </table:table-cell>
        </table:table-row>
        <table:table-row table:style-name="ro1">
          <table:table-cell office:value-type="string" calcext:value-type="string">
            <text:p>network-wired-disconnected-symbolic</text:p>
          </table:table-cell>
          <table:table-cell table:formula="of:=IF(LEFT([.A1106];1)=&quot;.&quot;;&quot;Y&quot;;&quot;N&quot;)" office:value-type="string" office:string-value="N" calcext:value-type="string">
            <text:p>N</text:p>
          </table:table-cell>
          <table:table-cell table:formula="of:=IFERROR(&quot;## &quot; &amp; MID([.A1106];3;FIND(&quot;:&quot;;[.A1106])-3) &amp; &quot; &lt;br&gt;&quot;;&quot;&quot;)">
            <text:p/>
          </table:table-cell>
          <table:table-cell table:formula="of:=IF([.B1106]=&quot;Y&quot;;MID([.A1106];3;FIND(&quot;:&quot;;[.A1106];1)-3);IF(&#10;RIGHT(RIGHT([.A1106]; 1))=&quot;@&quot;;0;&#10;[.A1106]))" office:value-type="string" office:string-value="network-wired-disconnected-symbolic" calcext:value-type="string">
            <text:p>network-wired-disconnected-symbolic</text:p>
          </table:table-cell>
          <table:table-cell table:formula="of:=IF([.B1106]=&quot;Y&quot;;[.D1106];[.E1105])" office:value-type="string" office:string-value="status" calcext:value-type="string">
            <text:p>status</text:p>
          </table:table-cell>
          <table:table-cell table:style-name="ce10" table:formula="of:=IF([.D1106]=0;&quot;&quot;;IF([.B1106]=&quot;Y&quot;;[.C1106];&#10;&quot;&lt;a href=&quot; &amp; CHAR(34) &amp; &quot;#&quot; &amp; CHAR(34) &amp; &quot;&gt;&quot; &amp;&#10;&quot;&lt;img src=&quot; &amp; CHAR(34) &amp; &quot;https://github.com/ubuntu/yaru/blob/master/icons/Yaru/scalable/&quot; &amp; [.E1106] &amp; &quot;/&quot; &amp; [.A1106] &amp; &quot;.svg&quot; &amp; CHAR(34) &amp; &#10;&quot; width=&quot; &amp; CHAR(34) &amp; &quot;22&quot; &amp; CHAR(34) &amp; &quot; alt=&quot; &amp; CHAR(34) &amp; [.D1106] &amp; CHAR(34) &amp; &quot;&gt;&lt;/a&gt;&quot; &amp;&#10;&quot;&amp;nbsp; &amp;nbsp; &quot; &amp; [.D1106] &amp; &quot;&lt;br&gt;&quot;&#10;))" office:value-type="string" office:string-value="&lt;a href=&quot;#&quot;&gt;&lt;img src=&quot;https://github.com/ubuntu/yaru/blob/master/icons/Yaru/scalable/status/network-wired-disconnected-symbolic.svg&quot; width=&quot;22&quot; alt=&quot;network-wired-disconnected-symbolic&quot;&gt;&lt;/a&gt;&amp;nbsp; &amp;nbsp; network-wired-disconnected-symbolic&lt;br&gt;" calcext:value-type="string">
            <text:p>&lt;a href="#"&gt;&lt;img src="https://github.com/ubuntu/yaru/blob/master/icons/Yaru/scalable/status/network-wired-disconnected-symbolic.svg" width="22" alt="network-wired-disconnected-symbolic"&gt;&lt;/a&gt;&amp;nbsp; &amp;nbsp; network-wired-disconnected-symbolic&lt;br&gt;</text:p>
          </table:table-cell>
        </table:table-row>
        <table:table-row table:style-name="ro1">
          <table:table-cell office:value-type="string" calcext:value-type="string">
            <text:p>network-wired-no-route-symbolic</text:p>
          </table:table-cell>
          <table:table-cell table:formula="of:=IF(LEFT([.A1107];1)=&quot;.&quot;;&quot;Y&quot;;&quot;N&quot;)" office:value-type="string" office:string-value="N" calcext:value-type="string">
            <text:p>N</text:p>
          </table:table-cell>
          <table:table-cell table:formula="of:=IFERROR(&quot;## &quot; &amp; MID([.A1107];3;FIND(&quot;:&quot;;[.A1107])-3) &amp; &quot; &lt;br&gt;&quot;;&quot;&quot;)">
            <text:p/>
          </table:table-cell>
          <table:table-cell table:formula="of:=IF([.B1107]=&quot;Y&quot;;MID([.A1107];3;FIND(&quot;:&quot;;[.A1107];1)-3);IF(&#10;RIGHT(RIGHT([.A1107]; 1))=&quot;@&quot;;0;&#10;[.A1107]))" office:value-type="string" office:string-value="network-wired-no-route-symbolic" calcext:value-type="string">
            <text:p>network-wired-no-route-symbolic</text:p>
          </table:table-cell>
          <table:table-cell table:formula="of:=IF([.B1107]=&quot;Y&quot;;[.D1107];[.E1106])" office:value-type="string" office:string-value="status" calcext:value-type="string">
            <text:p>status</text:p>
          </table:table-cell>
          <table:table-cell table:style-name="ce10" table:formula="of:=IF([.D1107]=0;&quot;&quot;;IF([.B1107]=&quot;Y&quot;;[.C1107];&#10;&quot;&lt;a href=&quot; &amp; CHAR(34) &amp; &quot;#&quot; &amp; CHAR(34) &amp; &quot;&gt;&quot; &amp;&#10;&quot;&lt;img src=&quot; &amp; CHAR(34) &amp; &quot;https://github.com/ubuntu/yaru/blob/master/icons/Yaru/scalable/&quot; &amp; [.E1107] &amp; &quot;/&quot; &amp; [.A1107] &amp; &quot;.svg&quot; &amp; CHAR(34) &amp; &#10;&quot; width=&quot; &amp; CHAR(34) &amp; &quot;22&quot; &amp; CHAR(34) &amp; &quot; alt=&quot; &amp; CHAR(34) &amp; [.D1107] &amp; CHAR(34) &amp; &quot;&gt;&lt;/a&gt;&quot; &amp;&#10;&quot;&amp;nbsp; &amp;nbsp; &quot; &amp; [.D1107] &amp; &quot;&lt;br&gt;&quot;&#10;))" office:value-type="string" office:string-value="&lt;a href=&quot;#&quot;&gt;&lt;img src=&quot;https://github.com/ubuntu/yaru/blob/master/icons/Yaru/scalable/status/network-wired-no-route-symbolic.svg&quot; width=&quot;22&quot; alt=&quot;network-wired-no-route-symbolic&quot;&gt;&lt;/a&gt;&amp;nbsp; &amp;nbsp; network-wired-no-route-symbolic&lt;br&gt;" calcext:value-type="string">
            <text:p>&lt;a href="#"&gt;&lt;img src="https://github.com/ubuntu/yaru/blob/master/icons/Yaru/scalable/status/network-wired-no-route-symbolic.svg" width="22" alt="network-wired-no-route-symbolic"&gt;&lt;/a&gt;&amp;nbsp; &amp;nbsp; network-wired-no-route-symbolic&lt;br&gt;</text:p>
          </table:table-cell>
        </table:table-row>
        <table:table-row table:style-name="ro1">
          <table:table-cell office:value-type="string" calcext:value-type="string">
            <text:p>network-wired-offline-symbolic</text:p>
          </table:table-cell>
          <table:table-cell table:formula="of:=IF(LEFT([.A1108];1)=&quot;.&quot;;&quot;Y&quot;;&quot;N&quot;)" office:value-type="string" office:string-value="N" calcext:value-type="string">
            <text:p>N</text:p>
          </table:table-cell>
          <table:table-cell table:formula="of:=IFERROR(&quot;## &quot; &amp; MID([.A1108];3;FIND(&quot;:&quot;;[.A1108])-3) &amp; &quot; &lt;br&gt;&quot;;&quot;&quot;)">
            <text:p/>
          </table:table-cell>
          <table:table-cell table:formula="of:=IF([.B1108]=&quot;Y&quot;;MID([.A1108];3;FIND(&quot;:&quot;;[.A1108];1)-3);IF(&#10;RIGHT(RIGHT([.A1108]; 1))=&quot;@&quot;;0;&#10;[.A1108]))" office:value-type="string" office:string-value="network-wired-offline-symbolic" calcext:value-type="string">
            <text:p>network-wired-offline-symbolic</text:p>
          </table:table-cell>
          <table:table-cell table:formula="of:=IF([.B1108]=&quot;Y&quot;;[.D1108];[.E1107])" office:value-type="string" office:string-value="status" calcext:value-type="string">
            <text:p>status</text:p>
          </table:table-cell>
          <table:table-cell table:style-name="ce10" table:formula="of:=IF([.D1108]=0;&quot;&quot;;IF([.B1108]=&quot;Y&quot;;[.C1108];&#10;&quot;&lt;a href=&quot; &amp; CHAR(34) &amp; &quot;#&quot; &amp; CHAR(34) &amp; &quot;&gt;&quot; &amp;&#10;&quot;&lt;img src=&quot; &amp; CHAR(34) &amp; &quot;https://github.com/ubuntu/yaru/blob/master/icons/Yaru/scalable/&quot; &amp; [.E1108] &amp; &quot;/&quot; &amp; [.A1108] &amp; &quot;.svg&quot; &amp; CHAR(34) &amp; &#10;&quot; width=&quot; &amp; CHAR(34) &amp; &quot;22&quot; &amp; CHAR(34) &amp; &quot; alt=&quot; &amp; CHAR(34) &amp; [.D1108] &amp; CHAR(34) &amp; &quot;&gt;&lt;/a&gt;&quot; &amp;&#10;&quot;&amp;nbsp; &amp;nbsp; &quot; &amp; [.D1108] &amp; &quot;&lt;br&gt;&quot;&#10;))" office:value-type="string" office:string-value="&lt;a href=&quot;#&quot;&gt;&lt;img src=&quot;https://github.com/ubuntu/yaru/blob/master/icons/Yaru/scalable/status/network-wired-offline-symbolic.svg&quot; width=&quot;22&quot; alt=&quot;network-wired-offline-symbolic&quot;&gt;&lt;/a&gt;&amp;nbsp; &amp;nbsp; network-wired-offline-symbolic&lt;br&gt;" calcext:value-type="string">
            <text:p>&lt;a href="#"&gt;&lt;img src="https://github.com/ubuntu/yaru/blob/master/icons/Yaru/scalable/status/network-wired-offline-symbolic.svg" width="22" alt="network-wired-offline-symbolic"&gt;&lt;/a&gt;&amp;nbsp; &amp;nbsp; network-wired-offline-symbolic&lt;br&gt;</text:p>
          </table:table-cell>
        </table:table-row>
        <table:table-row table:style-name="ro1">
          <table:table-cell office:value-type="string" calcext:value-type="string">
            <text:p>network-wireless-acquiring-symbolic</text:p>
          </table:table-cell>
          <table:table-cell table:formula="of:=IF(LEFT([.A1109];1)=&quot;.&quot;;&quot;Y&quot;;&quot;N&quot;)" office:value-type="string" office:string-value="N" calcext:value-type="string">
            <text:p>N</text:p>
          </table:table-cell>
          <table:table-cell table:formula="of:=IFERROR(&quot;## &quot; &amp; MID([.A1109];3;FIND(&quot;:&quot;;[.A1109])-3) &amp; &quot; &lt;br&gt;&quot;;&quot;&quot;)">
            <text:p/>
          </table:table-cell>
          <table:table-cell table:formula="of:=IF([.B1109]=&quot;Y&quot;;MID([.A1109];3;FIND(&quot;:&quot;;[.A1109];1)-3);IF(&#10;RIGHT(RIGHT([.A1109]; 1))=&quot;@&quot;;0;&#10;[.A1109]))" office:value-type="string" office:string-value="network-wireless-acquiring-symbolic" calcext:value-type="string">
            <text:p>network-wireless-acquiring-symbolic</text:p>
          </table:table-cell>
          <table:table-cell table:formula="of:=IF([.B1109]=&quot;Y&quot;;[.D1109];[.E1108])" office:value-type="string" office:string-value="status" calcext:value-type="string">
            <text:p>status</text:p>
          </table:table-cell>
          <table:table-cell table:style-name="ce10" table:formula="of:=IF([.D1109]=0;&quot;&quot;;IF([.B1109]=&quot;Y&quot;;[.C1109];&#10;&quot;&lt;a href=&quot; &amp; CHAR(34) &amp; &quot;#&quot; &amp; CHAR(34) &amp; &quot;&gt;&quot; &amp;&#10;&quot;&lt;img src=&quot; &amp; CHAR(34) &amp; &quot;https://github.com/ubuntu/yaru/blob/master/icons/Yaru/scalable/&quot; &amp; [.E1109] &amp; &quot;/&quot; &amp; [.A1109] &amp; &quot;.svg&quot; &amp; CHAR(34) &amp; &#10;&quot; width=&quot; &amp; CHAR(34) &amp; &quot;22&quot; &amp; CHAR(34) &amp; &quot; alt=&quot; &amp; CHAR(34) &amp; [.D1109] &amp; CHAR(34) &amp; &quot;&gt;&lt;/a&gt;&quot; &amp;&#10;&quot;&amp;nbsp; &amp;nbsp; &quot; &amp; [.D1109] &amp; &quot;&lt;br&gt;&quot;&#10;))" office:value-type="string" office:string-value="&lt;a href=&quot;#&quot;&gt;&lt;img src=&quot;https://github.com/ubuntu/yaru/blob/master/icons/Yaru/scalable/status/network-wireless-acquiring-symbolic.svg&quot; width=&quot;22&quot; alt=&quot;network-wireless-acquiring-symbolic&quot;&gt;&lt;/a&gt;&amp;nbsp; &amp;nbsp; network-wireless-acquiring-symbolic&lt;br&gt;" calcext:value-type="string">
            <text:p>&lt;a href="#"&gt;&lt;img src="https://github.com/ubuntu/yaru/blob/master/icons/Yaru/scalable/status/network-wireless-acquiring-symbolic.svg" width="22" alt="network-wireless-acquiring-symbolic"&gt;&lt;/a&gt;&amp;nbsp; &amp;nbsp; network-wireless-acquiring-symbolic&lt;br&gt;</text:p>
          </table:table-cell>
        </table:table-row>
        <table:table-row table:style-name="ro1">
          <table:table-cell office:value-type="string" calcext:value-type="string">
            <text:p>network-wireless-connected-symbolic</text:p>
          </table:table-cell>
          <table:table-cell table:formula="of:=IF(LEFT([.A1110];1)=&quot;.&quot;;&quot;Y&quot;;&quot;N&quot;)" office:value-type="string" office:string-value="N" calcext:value-type="string">
            <text:p>N</text:p>
          </table:table-cell>
          <table:table-cell table:formula="of:=IFERROR(&quot;## &quot; &amp; MID([.A1110];3;FIND(&quot;:&quot;;[.A1110])-3) &amp; &quot; &lt;br&gt;&quot;;&quot;&quot;)">
            <text:p/>
          </table:table-cell>
          <table:table-cell table:formula="of:=IF([.B1110]=&quot;Y&quot;;MID([.A1110];3;FIND(&quot;:&quot;;[.A1110];1)-3);IF(&#10;RIGHT(RIGHT([.A1110]; 1))=&quot;@&quot;;0;&#10;[.A1110]))" office:value-type="string" office:string-value="network-wireless-connected-symbolic" calcext:value-type="string">
            <text:p>network-wireless-connected-symbolic</text:p>
          </table:table-cell>
          <table:table-cell table:formula="of:=IF([.B1110]=&quot;Y&quot;;[.D1110];[.E1109])" office:value-type="string" office:string-value="status" calcext:value-type="string">
            <text:p>status</text:p>
          </table:table-cell>
          <table:table-cell table:style-name="ce10" table:formula="of:=IF([.D1110]=0;&quot;&quot;;IF([.B1110]=&quot;Y&quot;;[.C1110];&#10;&quot;&lt;a href=&quot; &amp; CHAR(34) &amp; &quot;#&quot; &amp; CHAR(34) &amp; &quot;&gt;&quot; &amp;&#10;&quot;&lt;img src=&quot; &amp; CHAR(34) &amp; &quot;https://github.com/ubuntu/yaru/blob/master/icons/Yaru/scalable/&quot; &amp; [.E1110] &amp; &quot;/&quot; &amp; [.A1110] &amp; &quot;.svg&quot; &amp; CHAR(34) &amp; &#10;&quot; width=&quot; &amp; CHAR(34) &amp; &quot;22&quot; &amp; CHAR(34) &amp; &quot; alt=&quot; &amp; CHAR(34) &amp; [.D1110] &amp; CHAR(34) &amp; &quot;&gt;&lt;/a&gt;&quot; &amp;&#10;&quot;&amp;nbsp; &amp;nbsp; &quot; &amp; [.D1110] &amp; &quot;&lt;br&gt;&quot;&#10;))" office:value-type="string" office:string-value="&lt;a href=&quot;#&quot;&gt;&lt;img src=&quot;https://github.com/ubuntu/yaru/blob/master/icons/Yaru/scalable/status/network-wireless-connected-symbolic.svg&quot; width=&quot;22&quot; alt=&quot;network-wireless-connected-symbolic&quot;&gt;&lt;/a&gt;&amp;nbsp; &amp;nbsp; network-wireless-connected-symbolic&lt;br&gt;" calcext:value-type="string">
            <text:p>&lt;a href="#"&gt;&lt;img src="https://github.com/ubuntu/yaru/blob/master/icons/Yaru/scalable/status/network-wireless-connected-symbolic.svg" width="22" alt="network-wireless-connected-symbolic"&gt;&lt;/a&gt;&amp;nbsp; &amp;nbsp; network-wireless-connected-symbolic&lt;br&gt;</text:p>
          </table:table-cell>
        </table:table-row>
        <table:table-row table:style-name="ro1">
          <table:table-cell office:value-type="string" calcext:value-type="string">
            <text:p>network-wireless-disabled-symbolic</text:p>
          </table:table-cell>
          <table:table-cell table:formula="of:=IF(LEFT([.A1111];1)=&quot;.&quot;;&quot;Y&quot;;&quot;N&quot;)" office:value-type="string" office:string-value="N" calcext:value-type="string">
            <text:p>N</text:p>
          </table:table-cell>
          <table:table-cell table:formula="of:=IFERROR(&quot;## &quot; &amp; MID([.A1111];3;FIND(&quot;:&quot;;[.A1111])-3) &amp; &quot; &lt;br&gt;&quot;;&quot;&quot;)">
            <text:p/>
          </table:table-cell>
          <table:table-cell table:formula="of:=IF([.B1111]=&quot;Y&quot;;MID([.A1111];3;FIND(&quot;:&quot;;[.A1111];1)-3);IF(&#10;RIGHT(RIGHT([.A1111]; 1))=&quot;@&quot;;0;&#10;[.A1111]))" office:value-type="string" office:string-value="network-wireless-disabled-symbolic" calcext:value-type="string">
            <text:p>network-wireless-disabled-symbolic</text:p>
          </table:table-cell>
          <table:table-cell table:formula="of:=IF([.B1111]=&quot;Y&quot;;[.D1111];[.E1110])" office:value-type="string" office:string-value="status" calcext:value-type="string">
            <text:p>status</text:p>
          </table:table-cell>
          <table:table-cell table:style-name="ce10" table:formula="of:=IF([.D1111]=0;&quot;&quot;;IF([.B1111]=&quot;Y&quot;;[.C1111];&#10;&quot;&lt;a href=&quot; &amp; CHAR(34) &amp; &quot;#&quot; &amp; CHAR(34) &amp; &quot;&gt;&quot; &amp;&#10;&quot;&lt;img src=&quot; &amp; CHAR(34) &amp; &quot;https://github.com/ubuntu/yaru/blob/master/icons/Yaru/scalable/&quot; &amp; [.E1111] &amp; &quot;/&quot; &amp; [.A1111] &amp; &quot;.svg&quot; &amp; CHAR(34) &amp; &#10;&quot; width=&quot; &amp; CHAR(34) &amp; &quot;22&quot; &amp; CHAR(34) &amp; &quot; alt=&quot; &amp; CHAR(34) &amp; [.D1111] &amp; CHAR(34) &amp; &quot;&gt;&lt;/a&gt;&quot; &amp;&#10;&quot;&amp;nbsp; &amp;nbsp; &quot; &amp; [.D1111] &amp; &quot;&lt;br&gt;&quot;&#10;))" office:value-type="string" office:string-value="&lt;a href=&quot;#&quot;&gt;&lt;img src=&quot;https://github.com/ubuntu/yaru/blob/master/icons/Yaru/scalable/status/network-wireless-disabled-symbolic.svg&quot; width=&quot;22&quot; alt=&quot;network-wireless-disabled-symbolic&quot;&gt;&lt;/a&gt;&amp;nbsp; &amp;nbsp; network-wireless-disabled-symbolic&lt;br&gt;" calcext:value-type="string">
            <text:p>&lt;a href="#"&gt;&lt;img src="https://github.com/ubuntu/yaru/blob/master/icons/Yaru/scalable/status/network-wireless-disabled-symbolic.svg" width="22" alt="network-wireless-disabled-symbolic"&gt;&lt;/a&gt;&amp;nbsp; &amp;nbsp; network-wireless-disabled-symbolic&lt;br&gt;</text:p>
          </table:table-cell>
        </table:table-row>
        <table:table-row table:style-name="ro1">
          <table:table-cell office:value-type="string" calcext:value-type="string">
            <text:p>network-wireless-encrypted-symbolic</text:p>
          </table:table-cell>
          <table:table-cell table:formula="of:=IF(LEFT([.A1112];1)=&quot;.&quot;;&quot;Y&quot;;&quot;N&quot;)" office:value-type="string" office:string-value="N" calcext:value-type="string">
            <text:p>N</text:p>
          </table:table-cell>
          <table:table-cell table:formula="of:=IFERROR(&quot;## &quot; &amp; MID([.A1112];3;FIND(&quot;:&quot;;[.A1112])-3) &amp; &quot; &lt;br&gt;&quot;;&quot;&quot;)">
            <text:p/>
          </table:table-cell>
          <table:table-cell table:formula="of:=IF([.B1112]=&quot;Y&quot;;MID([.A1112];3;FIND(&quot;:&quot;;[.A1112];1)-3);IF(&#10;RIGHT(RIGHT([.A1112]; 1))=&quot;@&quot;;0;&#10;[.A1112]))" office:value-type="string" office:string-value="network-wireless-encrypted-symbolic" calcext:value-type="string">
            <text:p>network-wireless-encrypted-symbolic</text:p>
          </table:table-cell>
          <table:table-cell table:formula="of:=IF([.B1112]=&quot;Y&quot;;[.D1112];[.E1111])" office:value-type="string" office:string-value="status" calcext:value-type="string">
            <text:p>status</text:p>
          </table:table-cell>
          <table:table-cell table:style-name="ce10" table:formula="of:=IF([.D1112]=0;&quot;&quot;;IF([.B1112]=&quot;Y&quot;;[.C1112];&#10;&quot;&lt;a href=&quot; &amp; CHAR(34) &amp; &quot;#&quot; &amp; CHAR(34) &amp; &quot;&gt;&quot; &amp;&#10;&quot;&lt;img src=&quot; &amp; CHAR(34) &amp; &quot;https://github.com/ubuntu/yaru/blob/master/icons/Yaru/scalable/&quot; &amp; [.E1112] &amp; &quot;/&quot; &amp; [.A1112] &amp; &quot;.svg&quot; &amp; CHAR(34) &amp; &#10;&quot; width=&quot; &amp; CHAR(34) &amp; &quot;22&quot; &amp; CHAR(34) &amp; &quot; alt=&quot; &amp; CHAR(34) &amp; [.D1112] &amp; CHAR(34) &amp; &quot;&gt;&lt;/a&gt;&quot; &amp;&#10;&quot;&amp;nbsp; &amp;nbsp; &quot; &amp; [.D1112] &amp; &quot;&lt;br&gt;&quot;&#10;))" office:value-type="string" office:string-value="&lt;a href=&quot;#&quot;&gt;&lt;img src=&quot;https://github.com/ubuntu/yaru/blob/master/icons/Yaru/scalable/status/network-wireless-encrypted-symbolic.svg&quot; width=&quot;22&quot; alt=&quot;network-wireless-encrypted-symbolic&quot;&gt;&lt;/a&gt;&amp;nbsp; &amp;nbsp; network-wireless-encrypted-symbolic&lt;br&gt;" calcext:value-type="string">
            <text:p>&lt;a href="#"&gt;&lt;img src="https://github.com/ubuntu/yaru/blob/master/icons/Yaru/scalable/status/network-wireless-encrypted-symbolic.svg" width="22" alt="network-wireless-encrypted-symbolic"&gt;&lt;/a&gt;&amp;nbsp; &amp;nbsp; network-wireless-encrypted-symbolic&lt;br&gt;</text:p>
          </table:table-cell>
        </table:table-row>
        <table:table-row table:style-name="ro2">
          <table:table-cell office:value-type="string" calcext:value-type="string">
            <text:p>network-wireless-hardware-disabled-symbolic</text:p>
          </table:table-cell>
          <table:table-cell table:formula="of:=IF(LEFT([.A1113];1)=&quot;.&quot;;&quot;Y&quot;;&quot;N&quot;)" office:value-type="string" office:string-value="N" calcext:value-type="string">
            <text:p>N</text:p>
          </table:table-cell>
          <table:table-cell table:formula="of:=IFERROR(&quot;## &quot; &amp; MID([.A1113];3;FIND(&quot;:&quot;;[.A1113])-3) &amp; &quot; &lt;br&gt;&quot;;&quot;&quot;)">
            <text:p/>
          </table:table-cell>
          <table:table-cell table:formula="of:=IF([.B1113]=&quot;Y&quot;;MID([.A1113];3;FIND(&quot;:&quot;;[.A1113];1)-3);IF(&#10;RIGHT(RIGHT([.A1113]; 1))=&quot;@&quot;;0;&#10;[.A1113]))" office:value-type="string" office:string-value="network-wireless-hardware-disabled-symbolic" calcext:value-type="string">
            <text:p>network-wireless-hardware-disabled-symbolic</text:p>
          </table:table-cell>
          <table:table-cell table:formula="of:=IF([.B1113]=&quot;Y&quot;;[.D1113];[.E1112])" office:value-type="string" office:string-value="status" calcext:value-type="string">
            <text:p>status</text:p>
          </table:table-cell>
          <table:table-cell table:style-name="ce10" table:formula="of:=IF([.D1113]=0;&quot;&quot;;IF([.B1113]=&quot;Y&quot;;[.C1113];&#10;&quot;&lt;a href=&quot; &amp; CHAR(34) &amp; &quot;#&quot; &amp; CHAR(34) &amp; &quot;&gt;&quot; &amp;&#10;&quot;&lt;img src=&quot; &amp; CHAR(34) &amp; &quot;https://github.com/ubuntu/yaru/blob/master/icons/Yaru/scalable/&quot; &amp; [.E1113] &amp; &quot;/&quot; &amp; [.A1113] &amp; &quot;.svg&quot; &amp; CHAR(34) &amp; &#10;&quot; width=&quot; &amp; CHAR(34) &amp; &quot;22&quot; &amp; CHAR(34) &amp; &quot; alt=&quot; &amp; CHAR(34) &amp; [.D1113] &amp; CHAR(34) &amp; &quot;&gt;&lt;/a&gt;&quot; &amp;&#10;&quot;&amp;nbsp; &amp;nbsp; &quot; &amp; [.D1113] &amp; &quot;&lt;br&gt;&quot;&#10;))" office:value-type="string" office:string-value="&lt;a href=&quot;#&quot;&gt;&lt;img src=&quot;https://github.com/ubuntu/yaru/blob/master/icons/Yaru/scalable/status/network-wireless-hardware-disabled-symbolic.svg&quot; width=&quot;22&quot; alt=&quot;network-wireless-hardware-disabled-symbolic&quot;&gt;&lt;/a&gt;&amp;nbsp; &amp;nbsp; network-wireless-hardware-disabled-symbolic&lt;br&gt;" calcext:value-type="string">
            <text:p>&lt;a href="#"&gt;&lt;img src="https://github.com/ubuntu/yaru/blob/master/icons/Yaru/scalable/status/network-wireless-hardware-disabled-symbolic.svg" width="22" alt="network-wireless-hardware-disabled-symbolic"&gt;&lt;/a&gt;&amp;nbsp; &amp;nbsp; network-wireless-hardware-disabled-symbolic&lt;br&gt;</text:p>
          </table:table-cell>
        </table:table-row>
        <table:table-row table:style-name="ro1">
          <table:table-cell office:value-type="string" calcext:value-type="string">
            <text:p>network-wireless-hotspot-symbolic</text:p>
          </table:table-cell>
          <table:table-cell table:formula="of:=IF(LEFT([.A1114];1)=&quot;.&quot;;&quot;Y&quot;;&quot;N&quot;)" office:value-type="string" office:string-value="N" calcext:value-type="string">
            <text:p>N</text:p>
          </table:table-cell>
          <table:table-cell table:formula="of:=IFERROR(&quot;## &quot; &amp; MID([.A1114];3;FIND(&quot;:&quot;;[.A1114])-3) &amp; &quot; &lt;br&gt;&quot;;&quot;&quot;)">
            <text:p/>
          </table:table-cell>
          <table:table-cell table:formula="of:=IF([.B1114]=&quot;Y&quot;;MID([.A1114];3;FIND(&quot;:&quot;;[.A1114];1)-3);IF(&#10;RIGHT(RIGHT([.A1114]; 1))=&quot;@&quot;;0;&#10;[.A1114]))" office:value-type="string" office:string-value="network-wireless-hotspot-symbolic" calcext:value-type="string">
            <text:p>network-wireless-hotspot-symbolic</text:p>
          </table:table-cell>
          <table:table-cell table:formula="of:=IF([.B1114]=&quot;Y&quot;;[.D1114];[.E1113])" office:value-type="string" office:string-value="status" calcext:value-type="string">
            <text:p>status</text:p>
          </table:table-cell>
          <table:table-cell table:style-name="ce10" table:formula="of:=IF([.D1114]=0;&quot;&quot;;IF([.B1114]=&quot;Y&quot;;[.C1114];&#10;&quot;&lt;a href=&quot; &amp; CHAR(34) &amp; &quot;#&quot; &amp; CHAR(34) &amp; &quot;&gt;&quot; &amp;&#10;&quot;&lt;img src=&quot; &amp; CHAR(34) &amp; &quot;https://github.com/ubuntu/yaru/blob/master/icons/Yaru/scalable/&quot; &amp; [.E1114] &amp; &quot;/&quot; &amp; [.A1114] &amp; &quot;.svg&quot; &amp; CHAR(34) &amp; &#10;&quot; width=&quot; &amp; CHAR(34) &amp; &quot;22&quot; &amp; CHAR(34) &amp; &quot; alt=&quot; &amp; CHAR(34) &amp; [.D1114] &amp; CHAR(34) &amp; &quot;&gt;&lt;/a&gt;&quot; &amp;&#10;&quot;&amp;nbsp; &amp;nbsp; &quot; &amp; [.D1114] &amp; &quot;&lt;br&gt;&quot;&#10;))" office:value-type="string" office:string-value="&lt;a href=&quot;#&quot;&gt;&lt;img src=&quot;https://github.com/ubuntu/yaru/blob/master/icons/Yaru/scalable/status/network-wireless-hotspot-symbolic.svg&quot; width=&quot;22&quot; alt=&quot;network-wireless-hotspot-symbolic&quot;&gt;&lt;/a&gt;&amp;nbsp; &amp;nbsp; network-wireless-hotspot-symbolic&lt;br&gt;" calcext:value-type="string">
            <text:p>&lt;a href="#"&gt;&lt;img src="https://github.com/ubuntu/yaru/blob/master/icons/Yaru/scalable/status/network-wireless-hotspot-symbolic.svg" width="22" alt="network-wireless-hotspot-symbolic"&gt;&lt;/a&gt;&amp;nbsp; &amp;nbsp; network-wireless-hotspot-symbolic&lt;br&gt;</text:p>
          </table:table-cell>
        </table:table-row>
        <table:table-row table:style-name="ro1">
          <table:table-cell office:value-type="string" calcext:value-type="string">
            <text:p>network-wireless-no-route-symbolic</text:p>
          </table:table-cell>
          <table:table-cell table:formula="of:=IF(LEFT([.A1115];1)=&quot;.&quot;;&quot;Y&quot;;&quot;N&quot;)" office:value-type="string" office:string-value="N" calcext:value-type="string">
            <text:p>N</text:p>
          </table:table-cell>
          <table:table-cell table:formula="of:=IFERROR(&quot;## &quot; &amp; MID([.A1115];3;FIND(&quot;:&quot;;[.A1115])-3) &amp; &quot; &lt;br&gt;&quot;;&quot;&quot;)">
            <text:p/>
          </table:table-cell>
          <table:table-cell table:formula="of:=IF([.B1115]=&quot;Y&quot;;MID([.A1115];3;FIND(&quot;:&quot;;[.A1115];1)-3);IF(&#10;RIGHT(RIGHT([.A1115]; 1))=&quot;@&quot;;0;&#10;[.A1115]))" office:value-type="string" office:string-value="network-wireless-no-route-symbolic" calcext:value-type="string">
            <text:p>network-wireless-no-route-symbolic</text:p>
          </table:table-cell>
          <table:table-cell table:formula="of:=IF([.B1115]=&quot;Y&quot;;[.D1115];[.E1114])" office:value-type="string" office:string-value="status" calcext:value-type="string">
            <text:p>status</text:p>
          </table:table-cell>
          <table:table-cell table:style-name="ce10" table:formula="of:=IF([.D1115]=0;&quot;&quot;;IF([.B1115]=&quot;Y&quot;;[.C1115];&#10;&quot;&lt;a href=&quot; &amp; CHAR(34) &amp; &quot;#&quot; &amp; CHAR(34) &amp; &quot;&gt;&quot; &amp;&#10;&quot;&lt;img src=&quot; &amp; CHAR(34) &amp; &quot;https://github.com/ubuntu/yaru/blob/master/icons/Yaru/scalable/&quot; &amp; [.E1115] &amp; &quot;/&quot; &amp; [.A1115] &amp; &quot;.svg&quot; &amp; CHAR(34) &amp; &#10;&quot; width=&quot; &amp; CHAR(34) &amp; &quot;22&quot; &amp; CHAR(34) &amp; &quot; alt=&quot; &amp; CHAR(34) &amp; [.D1115] &amp; CHAR(34) &amp; &quot;&gt;&lt;/a&gt;&quot; &amp;&#10;&quot;&amp;nbsp; &amp;nbsp; &quot; &amp; [.D1115] &amp; &quot;&lt;br&gt;&quot;&#10;))" office:value-type="string" office:string-value="&lt;a href=&quot;#&quot;&gt;&lt;img src=&quot;https://github.com/ubuntu/yaru/blob/master/icons/Yaru/scalable/status/network-wireless-no-route-symbolic.svg&quot; width=&quot;22&quot; alt=&quot;network-wireless-no-route-symbolic&quot;&gt;&lt;/a&gt;&amp;nbsp; &amp;nbsp; network-wireless-no-route-symbolic&lt;br&gt;" calcext:value-type="string">
            <text:p>&lt;a href="#"&gt;&lt;img src="https://github.com/ubuntu/yaru/blob/master/icons/Yaru/scalable/status/network-wireless-no-route-symbolic.svg" width="22" alt="network-wireless-no-route-symbolic"&gt;&lt;/a&gt;&amp;nbsp; &amp;nbsp; network-wireless-no-route-symbolic&lt;br&gt;</text:p>
          </table:table-cell>
        </table:table-row>
        <table:table-row table:style-name="ro1">
          <table:table-cell office:value-type="string" calcext:value-type="string">
            <text:p>network-wireless-offline-symbolic</text:p>
          </table:table-cell>
          <table:table-cell table:formula="of:=IF(LEFT([.A1116];1)=&quot;.&quot;;&quot;Y&quot;;&quot;N&quot;)" office:value-type="string" office:string-value="N" calcext:value-type="string">
            <text:p>N</text:p>
          </table:table-cell>
          <table:table-cell table:formula="of:=IFERROR(&quot;## &quot; &amp; MID([.A1116];3;FIND(&quot;:&quot;;[.A1116])-3) &amp; &quot; &lt;br&gt;&quot;;&quot;&quot;)">
            <text:p/>
          </table:table-cell>
          <table:table-cell table:formula="of:=IF([.B1116]=&quot;Y&quot;;MID([.A1116];3;FIND(&quot;:&quot;;[.A1116];1)-3);IF(&#10;RIGHT(RIGHT([.A1116]; 1))=&quot;@&quot;;0;&#10;[.A1116]))" office:value-type="string" office:string-value="network-wireless-offline-symbolic" calcext:value-type="string">
            <text:p>network-wireless-offline-symbolic</text:p>
          </table:table-cell>
          <table:table-cell table:formula="of:=IF([.B1116]=&quot;Y&quot;;[.D1116];[.E1115])" office:value-type="string" office:string-value="status" calcext:value-type="string">
            <text:p>status</text:p>
          </table:table-cell>
          <table:table-cell table:style-name="ce10" table:formula="of:=IF([.D1116]=0;&quot;&quot;;IF([.B1116]=&quot;Y&quot;;[.C1116];&#10;&quot;&lt;a href=&quot; &amp; CHAR(34) &amp; &quot;#&quot; &amp; CHAR(34) &amp; &quot;&gt;&quot; &amp;&#10;&quot;&lt;img src=&quot; &amp; CHAR(34) &amp; &quot;https://github.com/ubuntu/yaru/blob/master/icons/Yaru/scalable/&quot; &amp; [.E1116] &amp; &quot;/&quot; &amp; [.A1116] &amp; &quot;.svg&quot; &amp; CHAR(34) &amp; &#10;&quot; width=&quot; &amp; CHAR(34) &amp; &quot;22&quot; &amp; CHAR(34) &amp; &quot; alt=&quot; &amp; CHAR(34) &amp; [.D1116] &amp; CHAR(34) &amp; &quot;&gt;&lt;/a&gt;&quot; &amp;&#10;&quot;&amp;nbsp; &amp;nbsp; &quot; &amp; [.D1116] &amp; &quot;&lt;br&gt;&quot;&#10;))" office:value-type="string" office:string-value="&lt;a href=&quot;#&quot;&gt;&lt;img src=&quot;https://github.com/ubuntu/yaru/blob/master/icons/Yaru/scalable/status/network-wireless-offline-symbolic.svg&quot; width=&quot;22&quot; alt=&quot;network-wireless-offline-symbolic&quot;&gt;&lt;/a&gt;&amp;nbsp; &amp;nbsp; network-wireless-offline-symbolic&lt;br&gt;" calcext:value-type="string">
            <text:p>&lt;a href="#"&gt;&lt;img src="https://github.com/ubuntu/yaru/blob/master/icons/Yaru/scalable/status/network-wireless-offline-symbolic.svg" width="22" alt="network-wireless-offline-symbolic"&gt;&lt;/a&gt;&amp;nbsp; &amp;nbsp; network-wireless-offline-symbolic&lt;br&gt;</text:p>
          </table:table-cell>
        </table:table-row>
        <table:table-row table:style-name="ro2">
          <table:table-cell office:value-type="string" calcext:value-type="string">
            <text:p>network-wireless-signal-excellent-secure-symbolic</text:p>
          </table:table-cell>
          <table:table-cell table:formula="of:=IF(LEFT([.A1117];1)=&quot;.&quot;;&quot;Y&quot;;&quot;N&quot;)" office:value-type="string" office:string-value="N" calcext:value-type="string">
            <text:p>N</text:p>
          </table:table-cell>
          <table:table-cell table:formula="of:=IFERROR(&quot;## &quot; &amp; MID([.A1117];3;FIND(&quot;:&quot;;[.A1117])-3) &amp; &quot; &lt;br&gt;&quot;;&quot;&quot;)">
            <text:p/>
          </table:table-cell>
          <table:table-cell table:formula="of:=IF([.B1117]=&quot;Y&quot;;MID([.A1117];3;FIND(&quot;:&quot;;[.A1117];1)-3);IF(&#10;RIGHT(RIGHT([.A1117]; 1))=&quot;@&quot;;0;&#10;[.A1117]))" office:value-type="string" office:string-value="network-wireless-signal-excellent-secure-symbolic" calcext:value-type="string">
            <text:p>network-wireless-signal-excellent-secure-symbolic</text:p>
          </table:table-cell>
          <table:table-cell table:formula="of:=IF([.B1117]=&quot;Y&quot;;[.D1117];[.E1116])" office:value-type="string" office:string-value="status" calcext:value-type="string">
            <text:p>status</text:p>
          </table:table-cell>
          <table:table-cell table:style-name="ce10" table:formula="of:=IF([.D1117]=0;&quot;&quot;;IF([.B1117]=&quot;Y&quot;;[.C1117];&#10;&quot;&lt;a href=&quot; &amp; CHAR(34) &amp; &quot;#&quot; &amp; CHAR(34) &amp; &quot;&gt;&quot; &amp;&#10;&quot;&lt;img src=&quot; &amp; CHAR(34) &amp; &quot;https://github.com/ubuntu/yaru/blob/master/icons/Yaru/scalable/&quot; &amp; [.E1117] &amp; &quot;/&quot; &amp; [.A1117] &amp; &quot;.svg&quot; &amp; CHAR(34) &amp; &#10;&quot; width=&quot; &amp; CHAR(34) &amp; &quot;22&quot; &amp; CHAR(34) &amp; &quot; alt=&quot; &amp; CHAR(34) &amp; [.D1117] &amp; CHAR(34) &amp; &quot;&gt;&lt;/a&gt;&quot; &amp;&#10;&quot;&amp;nbsp; &amp;nbsp; &quot; &amp; [.D1117] &amp; &quot;&lt;br&gt;&quot;&#10;))" office:value-type="string" office:string-value="&lt;a href=&quot;#&quot;&gt;&lt;img src=&quot;https://github.com/ubuntu/yaru/blob/master/icons/Yaru/scalable/status/network-wireless-signal-excellent-secure-symbolic.svg&quot; width=&quot;22&quot; alt=&quot;network-wireless-signal-excellent-secure-symbolic&quot;&gt;&lt;/a&gt;&amp;nbsp; &amp;nbsp; network-wireless-signal-excellent-secure-symbolic&lt;br&gt;" calcext:value-type="string">
            <text:p>&lt;a href="#"&gt;&lt;img src="https://github.com/ubuntu/yaru/blob/master/icons/Yaru/scalable/status/network-wireless-signal-excellent-secure-symbolic.svg" width="22" alt="network-wireless-signal-excellent-secure-symbolic"&gt;&lt;/a&gt;&amp;nbsp; &amp;nbsp; network-wireless-signal-excellent-secure-symbolic&lt;br&gt;</text:p>
          </table:table-cell>
        </table:table-row>
        <table:table-row table:style-name="ro2">
          <table:table-cell office:value-type="string" calcext:value-type="string">
            <text:p>network-wireless-signal-excellent-symbolic</text:p>
          </table:table-cell>
          <table:table-cell table:formula="of:=IF(LEFT([.A1118];1)=&quot;.&quot;;&quot;Y&quot;;&quot;N&quot;)" office:value-type="string" office:string-value="N" calcext:value-type="string">
            <text:p>N</text:p>
          </table:table-cell>
          <table:table-cell table:formula="of:=IFERROR(&quot;## &quot; &amp; MID([.A1118];3;FIND(&quot;:&quot;;[.A1118])-3) &amp; &quot; &lt;br&gt;&quot;;&quot;&quot;)">
            <text:p/>
          </table:table-cell>
          <table:table-cell table:formula="of:=IF([.B1118]=&quot;Y&quot;;MID([.A1118];3;FIND(&quot;:&quot;;[.A1118];1)-3);IF(&#10;RIGHT(RIGHT([.A1118]; 1))=&quot;@&quot;;0;&#10;[.A1118]))" office:value-type="string" office:string-value="network-wireless-signal-excellent-symbolic" calcext:value-type="string">
            <text:p>network-wireless-signal-excellent-symbolic</text:p>
          </table:table-cell>
          <table:table-cell table:formula="of:=IF([.B1118]=&quot;Y&quot;;[.D1118];[.E1117])" office:value-type="string" office:string-value="status" calcext:value-type="string">
            <text:p>status</text:p>
          </table:table-cell>
          <table:table-cell table:style-name="ce10" table:formula="of:=IF([.D1118]=0;&quot;&quot;;IF([.B1118]=&quot;Y&quot;;[.C1118];&#10;&quot;&lt;a href=&quot; &amp; CHAR(34) &amp; &quot;#&quot; &amp; CHAR(34) &amp; &quot;&gt;&quot; &amp;&#10;&quot;&lt;img src=&quot; &amp; CHAR(34) &amp; &quot;https://github.com/ubuntu/yaru/blob/master/icons/Yaru/scalable/&quot; &amp; [.E1118] &amp; &quot;/&quot; &amp; [.A1118] &amp; &quot;.svg&quot; &amp; CHAR(34) &amp; &#10;&quot; width=&quot; &amp; CHAR(34) &amp; &quot;22&quot; &amp; CHAR(34) &amp; &quot; alt=&quot; &amp; CHAR(34) &amp; [.D1118] &amp; CHAR(34) &amp; &quot;&gt;&lt;/a&gt;&quot; &amp;&#10;&quot;&amp;nbsp; &amp;nbsp; &quot; &amp; [.D1118] &amp; &quot;&lt;br&gt;&quot;&#10;))" office:value-type="string" office:string-value="&lt;a href=&quot;#&quot;&gt;&lt;img src=&quot;https://github.com/ubuntu/yaru/blob/master/icons/Yaru/scalable/status/network-wireless-signal-excellent-symbolic.svg&quot; width=&quot;22&quot; alt=&quot;network-wireless-signal-excellent-symbolic&quot;&gt;&lt;/a&gt;&amp;nbsp; &amp;nbsp; network-wireless-signal-excellent-symbolic&lt;br&gt;" calcext:value-type="string">
            <text:p>&lt;a href="#"&gt;&lt;img src="https://github.com/ubuntu/yaru/blob/master/icons/Yaru/scalable/status/network-wireless-signal-excellent-symbolic.svg" width="22" alt="network-wireless-signal-excellent-symbolic"&gt;&lt;/a&gt;&amp;nbsp; &amp;nbsp; network-wireless-signal-excellent-symbolic&lt;br&gt;</text:p>
          </table:table-cell>
        </table:table-row>
        <table:table-row table:style-name="ro2">
          <table:table-cell office:value-type="string" calcext:value-type="string">
            <text:p>network-wireless-signal-good-secure-symbolic</text:p>
          </table:table-cell>
          <table:table-cell table:formula="of:=IF(LEFT([.A1119];1)=&quot;.&quot;;&quot;Y&quot;;&quot;N&quot;)" office:value-type="string" office:string-value="N" calcext:value-type="string">
            <text:p>N</text:p>
          </table:table-cell>
          <table:table-cell table:formula="of:=IFERROR(&quot;## &quot; &amp; MID([.A1119];3;FIND(&quot;:&quot;;[.A1119])-3) &amp; &quot; &lt;br&gt;&quot;;&quot;&quot;)">
            <text:p/>
          </table:table-cell>
          <table:table-cell table:formula="of:=IF([.B1119]=&quot;Y&quot;;MID([.A1119];3;FIND(&quot;:&quot;;[.A1119];1)-3);IF(&#10;RIGHT(RIGHT([.A1119]; 1))=&quot;@&quot;;0;&#10;[.A1119]))" office:value-type="string" office:string-value="network-wireless-signal-good-secure-symbolic" calcext:value-type="string">
            <text:p>network-wireless-signal-good-secure-symbolic</text:p>
          </table:table-cell>
          <table:table-cell table:formula="of:=IF([.B1119]=&quot;Y&quot;;[.D1119];[.E1118])" office:value-type="string" office:string-value="status" calcext:value-type="string">
            <text:p>status</text:p>
          </table:table-cell>
          <table:table-cell table:style-name="ce10" table:formula="of:=IF([.D1119]=0;&quot;&quot;;IF([.B1119]=&quot;Y&quot;;[.C1119];&#10;&quot;&lt;a href=&quot; &amp; CHAR(34) &amp; &quot;#&quot; &amp; CHAR(34) &amp; &quot;&gt;&quot; &amp;&#10;&quot;&lt;img src=&quot; &amp; CHAR(34) &amp; &quot;https://github.com/ubuntu/yaru/blob/master/icons/Yaru/scalable/&quot; &amp; [.E1119] &amp; &quot;/&quot; &amp; [.A1119] &amp; &quot;.svg&quot; &amp; CHAR(34) &amp; &#10;&quot; width=&quot; &amp; CHAR(34) &amp; &quot;22&quot; &amp; CHAR(34) &amp; &quot; alt=&quot; &amp; CHAR(34) &amp; [.D1119] &amp; CHAR(34) &amp; &quot;&gt;&lt;/a&gt;&quot; &amp;&#10;&quot;&amp;nbsp; &amp;nbsp; &quot; &amp; [.D1119] &amp; &quot;&lt;br&gt;&quot;&#10;))" office:value-type="string" office:string-value="&lt;a href=&quot;#&quot;&gt;&lt;img src=&quot;https://github.com/ubuntu/yaru/blob/master/icons/Yaru/scalable/status/network-wireless-signal-good-secure-symbolic.svg&quot; width=&quot;22&quot; alt=&quot;network-wireless-signal-good-secure-symbolic&quot;&gt;&lt;/a&gt;&amp;nbsp; &amp;nbsp; network-wireless-signal-good-secure-symbolic&lt;br&gt;" calcext:value-type="string">
            <text:p>&lt;a href="#"&gt;&lt;img src="https://github.com/ubuntu/yaru/blob/master/icons/Yaru/scalable/status/network-wireless-signal-good-secure-symbolic.svg" width="22" alt="network-wireless-signal-good-secure-symbolic"&gt;&lt;/a&gt;&amp;nbsp; &amp;nbsp; network-wireless-signal-good-secure-symbolic&lt;br&gt;</text:p>
          </table:table-cell>
        </table:table-row>
        <table:table-row table:style-name="ro1">
          <table:table-cell office:value-type="string" calcext:value-type="string">
            <text:p>network-wireless-signal-good-symbolic</text:p>
          </table:table-cell>
          <table:table-cell table:formula="of:=IF(LEFT([.A1120];1)=&quot;.&quot;;&quot;Y&quot;;&quot;N&quot;)" office:value-type="string" office:string-value="N" calcext:value-type="string">
            <text:p>N</text:p>
          </table:table-cell>
          <table:table-cell table:formula="of:=IFERROR(&quot;## &quot; &amp; MID([.A1120];3;FIND(&quot;:&quot;;[.A1120])-3) &amp; &quot; &lt;br&gt;&quot;;&quot;&quot;)">
            <text:p/>
          </table:table-cell>
          <table:table-cell table:formula="of:=IF([.B1120]=&quot;Y&quot;;MID([.A1120];3;FIND(&quot;:&quot;;[.A1120];1)-3);IF(&#10;RIGHT(RIGHT([.A1120]; 1))=&quot;@&quot;;0;&#10;[.A1120]))" office:value-type="string" office:string-value="network-wireless-signal-good-symbolic" calcext:value-type="string">
            <text:p>network-wireless-signal-good-symbolic</text:p>
          </table:table-cell>
          <table:table-cell table:formula="of:=IF([.B1120]=&quot;Y&quot;;[.D1120];[.E1119])" office:value-type="string" office:string-value="status" calcext:value-type="string">
            <text:p>status</text:p>
          </table:table-cell>
          <table:table-cell table:style-name="ce10" table:formula="of:=IF([.D1120]=0;&quot;&quot;;IF([.B1120]=&quot;Y&quot;;[.C1120];&#10;&quot;&lt;a href=&quot; &amp; CHAR(34) &amp; &quot;#&quot; &amp; CHAR(34) &amp; &quot;&gt;&quot; &amp;&#10;&quot;&lt;img src=&quot; &amp; CHAR(34) &amp; &quot;https://github.com/ubuntu/yaru/blob/master/icons/Yaru/scalable/&quot; &amp; [.E1120] &amp; &quot;/&quot; &amp; [.A1120] &amp; &quot;.svg&quot; &amp; CHAR(34) &amp; &#10;&quot; width=&quot; &amp; CHAR(34) &amp; &quot;22&quot; &amp; CHAR(34) &amp; &quot; alt=&quot; &amp; CHAR(34) &amp; [.D1120] &amp; CHAR(34) &amp; &quot;&gt;&lt;/a&gt;&quot; &amp;&#10;&quot;&amp;nbsp; &amp;nbsp; &quot; &amp; [.D1120] &amp; &quot;&lt;br&gt;&quot;&#10;))" office:value-type="string" office:string-value="&lt;a href=&quot;#&quot;&gt;&lt;img src=&quot;https://github.com/ubuntu/yaru/blob/master/icons/Yaru/scalable/status/network-wireless-signal-good-symbolic.svg&quot; width=&quot;22&quot; alt=&quot;network-wireless-signal-good-symbolic&quot;&gt;&lt;/a&gt;&amp;nbsp; &amp;nbsp; network-wireless-signal-good-symbolic&lt;br&gt;" calcext:value-type="string">
            <text:p>&lt;a href="#"&gt;&lt;img src="https://github.com/ubuntu/yaru/blob/master/icons/Yaru/scalable/status/network-wireless-signal-good-symbolic.svg" width="22" alt="network-wireless-signal-good-symbolic"&gt;&lt;/a&gt;&amp;nbsp; &amp;nbsp; network-wireless-signal-good-symbolic&lt;br&gt;</text:p>
          </table:table-cell>
        </table:table-row>
        <table:table-row table:style-name="ro2">
          <table:table-cell office:value-type="string" calcext:value-type="string">
            <text:p>network-wireless-signal-none-secure-symbolic</text:p>
          </table:table-cell>
          <table:table-cell table:formula="of:=IF(LEFT([.A1121];1)=&quot;.&quot;;&quot;Y&quot;;&quot;N&quot;)" office:value-type="string" office:string-value="N" calcext:value-type="string">
            <text:p>N</text:p>
          </table:table-cell>
          <table:table-cell table:formula="of:=IFERROR(&quot;## &quot; &amp; MID([.A1121];3;FIND(&quot;:&quot;;[.A1121])-3) &amp; &quot; &lt;br&gt;&quot;;&quot;&quot;)">
            <text:p/>
          </table:table-cell>
          <table:table-cell table:formula="of:=IF([.B1121]=&quot;Y&quot;;MID([.A1121];3;FIND(&quot;:&quot;;[.A1121];1)-3);IF(&#10;RIGHT(RIGHT([.A1121]; 1))=&quot;@&quot;;0;&#10;[.A1121]))" office:value-type="string" office:string-value="network-wireless-signal-none-secure-symbolic" calcext:value-type="string">
            <text:p>network-wireless-signal-none-secure-symbolic</text:p>
          </table:table-cell>
          <table:table-cell table:formula="of:=IF([.B1121]=&quot;Y&quot;;[.D1121];[.E1120])" office:value-type="string" office:string-value="status" calcext:value-type="string">
            <text:p>status</text:p>
          </table:table-cell>
          <table:table-cell table:style-name="ce10" table:formula="of:=IF([.D1121]=0;&quot;&quot;;IF([.B1121]=&quot;Y&quot;;[.C1121];&#10;&quot;&lt;a href=&quot; &amp; CHAR(34) &amp; &quot;#&quot; &amp; CHAR(34) &amp; &quot;&gt;&quot; &amp;&#10;&quot;&lt;img src=&quot; &amp; CHAR(34) &amp; &quot;https://github.com/ubuntu/yaru/blob/master/icons/Yaru/scalable/&quot; &amp; [.E1121] &amp; &quot;/&quot; &amp; [.A1121] &amp; &quot;.svg&quot; &amp; CHAR(34) &amp; &#10;&quot; width=&quot; &amp; CHAR(34) &amp; &quot;22&quot; &amp; CHAR(34) &amp; &quot; alt=&quot; &amp; CHAR(34) &amp; [.D1121] &amp; CHAR(34) &amp; &quot;&gt;&lt;/a&gt;&quot; &amp;&#10;&quot;&amp;nbsp; &amp;nbsp; &quot; &amp; [.D1121] &amp; &quot;&lt;br&gt;&quot;&#10;))" office:value-type="string" office:string-value="&lt;a href=&quot;#&quot;&gt;&lt;img src=&quot;https://github.com/ubuntu/yaru/blob/master/icons/Yaru/scalable/status/network-wireless-signal-none-secure-symbolic.svg&quot; width=&quot;22&quot; alt=&quot;network-wireless-signal-none-secure-symbolic&quot;&gt;&lt;/a&gt;&amp;nbsp; &amp;nbsp; network-wireless-signal-none-secure-symbolic&lt;br&gt;" calcext:value-type="string">
            <text:p>&lt;a href="#"&gt;&lt;img src="https://github.com/ubuntu/yaru/blob/master/icons/Yaru/scalable/status/network-wireless-signal-none-secure-symbolic.svg" width="22" alt="network-wireless-signal-none-secure-symbolic"&gt;&lt;/a&gt;&amp;nbsp; &amp;nbsp; network-wireless-signal-none-secure-symbolic&lt;br&gt;</text:p>
          </table:table-cell>
        </table:table-row>
        <table:table-row table:style-name="ro1">
          <table:table-cell office:value-type="string" calcext:value-type="string">
            <text:p>network-wireless-signal-none-symbolic</text:p>
          </table:table-cell>
          <table:table-cell table:formula="of:=IF(LEFT([.A1122];1)=&quot;.&quot;;&quot;Y&quot;;&quot;N&quot;)" office:value-type="string" office:string-value="N" calcext:value-type="string">
            <text:p>N</text:p>
          </table:table-cell>
          <table:table-cell table:formula="of:=IFERROR(&quot;## &quot; &amp; MID([.A1122];3;FIND(&quot;:&quot;;[.A1122])-3) &amp; &quot; &lt;br&gt;&quot;;&quot;&quot;)">
            <text:p/>
          </table:table-cell>
          <table:table-cell table:formula="of:=IF([.B1122]=&quot;Y&quot;;MID([.A1122];3;FIND(&quot;:&quot;;[.A1122];1)-3);IF(&#10;RIGHT(RIGHT([.A1122]; 1))=&quot;@&quot;;0;&#10;[.A1122]))" office:value-type="string" office:string-value="network-wireless-signal-none-symbolic" calcext:value-type="string">
            <text:p>network-wireless-signal-none-symbolic</text:p>
          </table:table-cell>
          <table:table-cell table:formula="of:=IF([.B1122]=&quot;Y&quot;;[.D1122];[.E1121])" office:value-type="string" office:string-value="status" calcext:value-type="string">
            <text:p>status</text:p>
          </table:table-cell>
          <table:table-cell table:style-name="ce10" table:formula="of:=IF([.D1122]=0;&quot;&quot;;IF([.B1122]=&quot;Y&quot;;[.C1122];&#10;&quot;&lt;a href=&quot; &amp; CHAR(34) &amp; &quot;#&quot; &amp; CHAR(34) &amp; &quot;&gt;&quot; &amp;&#10;&quot;&lt;img src=&quot; &amp; CHAR(34) &amp; &quot;https://github.com/ubuntu/yaru/blob/master/icons/Yaru/scalable/&quot; &amp; [.E1122] &amp; &quot;/&quot; &amp; [.A1122] &amp; &quot;.svg&quot; &amp; CHAR(34) &amp; &#10;&quot; width=&quot; &amp; CHAR(34) &amp; &quot;22&quot; &amp; CHAR(34) &amp; &quot; alt=&quot; &amp; CHAR(34) &amp; [.D1122] &amp; CHAR(34) &amp; &quot;&gt;&lt;/a&gt;&quot; &amp;&#10;&quot;&amp;nbsp; &amp;nbsp; &quot; &amp; [.D1122] &amp; &quot;&lt;br&gt;&quot;&#10;))" office:value-type="string" office:string-value="&lt;a href=&quot;#&quot;&gt;&lt;img src=&quot;https://github.com/ubuntu/yaru/blob/master/icons/Yaru/scalable/status/network-wireless-signal-none-symbolic.svg&quot; width=&quot;22&quot; alt=&quot;network-wireless-signal-none-symbolic&quot;&gt;&lt;/a&gt;&amp;nbsp; &amp;nbsp; network-wireless-signal-none-symbolic&lt;br&gt;" calcext:value-type="string">
            <text:p>&lt;a href="#"&gt;&lt;img src="https://github.com/ubuntu/yaru/blob/master/icons/Yaru/scalable/status/network-wireless-signal-none-symbolic.svg" width="22" alt="network-wireless-signal-none-symbolic"&gt;&lt;/a&gt;&amp;nbsp; &amp;nbsp; network-wireless-signal-none-symbolic&lt;br&gt;</text:p>
          </table:table-cell>
        </table:table-row>
        <table:table-row table:style-name="ro2">
          <table:table-cell office:value-type="string" calcext:value-type="string">
            <text:p>network-wireless-signal-ok-secure-symbolic</text:p>
          </table:table-cell>
          <table:table-cell table:formula="of:=IF(LEFT([.A1123];1)=&quot;.&quot;;&quot;Y&quot;;&quot;N&quot;)" office:value-type="string" office:string-value="N" calcext:value-type="string">
            <text:p>N</text:p>
          </table:table-cell>
          <table:table-cell table:formula="of:=IFERROR(&quot;## &quot; &amp; MID([.A1123];3;FIND(&quot;:&quot;;[.A1123])-3) &amp; &quot; &lt;br&gt;&quot;;&quot;&quot;)">
            <text:p/>
          </table:table-cell>
          <table:table-cell table:formula="of:=IF([.B1123]=&quot;Y&quot;;MID([.A1123];3;FIND(&quot;:&quot;;[.A1123];1)-3);IF(&#10;RIGHT(RIGHT([.A1123]; 1))=&quot;@&quot;;0;&#10;[.A1123]))" office:value-type="string" office:string-value="network-wireless-signal-ok-secure-symbolic" calcext:value-type="string">
            <text:p>network-wireless-signal-ok-secure-symbolic</text:p>
          </table:table-cell>
          <table:table-cell table:formula="of:=IF([.B1123]=&quot;Y&quot;;[.D1123];[.E1122])" office:value-type="string" office:string-value="status" calcext:value-type="string">
            <text:p>status</text:p>
          </table:table-cell>
          <table:table-cell table:style-name="ce10" table:formula="of:=IF([.D1123]=0;&quot;&quot;;IF([.B1123]=&quot;Y&quot;;[.C1123];&#10;&quot;&lt;a href=&quot; &amp; CHAR(34) &amp; &quot;#&quot; &amp; CHAR(34) &amp; &quot;&gt;&quot; &amp;&#10;&quot;&lt;img src=&quot; &amp; CHAR(34) &amp; &quot;https://github.com/ubuntu/yaru/blob/master/icons/Yaru/scalable/&quot; &amp; [.E1123] &amp; &quot;/&quot; &amp; [.A1123] &amp; &quot;.svg&quot; &amp; CHAR(34) &amp; &#10;&quot; width=&quot; &amp; CHAR(34) &amp; &quot;22&quot; &amp; CHAR(34) &amp; &quot; alt=&quot; &amp; CHAR(34) &amp; [.D1123] &amp; CHAR(34) &amp; &quot;&gt;&lt;/a&gt;&quot; &amp;&#10;&quot;&amp;nbsp; &amp;nbsp; &quot; &amp; [.D1123] &amp; &quot;&lt;br&gt;&quot;&#10;))" office:value-type="string" office:string-value="&lt;a href=&quot;#&quot;&gt;&lt;img src=&quot;https://github.com/ubuntu/yaru/blob/master/icons/Yaru/scalable/status/network-wireless-signal-ok-secure-symbolic.svg&quot; width=&quot;22&quot; alt=&quot;network-wireless-signal-ok-secure-symbolic&quot;&gt;&lt;/a&gt;&amp;nbsp; &amp;nbsp; network-wireless-signal-ok-secure-symbolic&lt;br&gt;" calcext:value-type="string">
            <text:p>&lt;a href="#"&gt;&lt;img src="https://github.com/ubuntu/yaru/blob/master/icons/Yaru/scalable/status/network-wireless-signal-ok-secure-symbolic.svg" width="22" alt="network-wireless-signal-ok-secure-symbolic"&gt;&lt;/a&gt;&amp;nbsp; &amp;nbsp; network-wireless-signal-ok-secure-symbolic&lt;br&gt;</text:p>
          </table:table-cell>
        </table:table-row>
        <table:table-row table:style-name="ro1">
          <table:table-cell office:value-type="string" calcext:value-type="string">
            <text:p>network-wireless-signal-ok-symbolic</text:p>
          </table:table-cell>
          <table:table-cell table:formula="of:=IF(LEFT([.A1124];1)=&quot;.&quot;;&quot;Y&quot;;&quot;N&quot;)" office:value-type="string" office:string-value="N" calcext:value-type="string">
            <text:p>N</text:p>
          </table:table-cell>
          <table:table-cell table:formula="of:=IFERROR(&quot;## &quot; &amp; MID([.A1124];3;FIND(&quot;:&quot;;[.A1124])-3) &amp; &quot; &lt;br&gt;&quot;;&quot;&quot;)">
            <text:p/>
          </table:table-cell>
          <table:table-cell table:formula="of:=IF([.B1124]=&quot;Y&quot;;MID([.A1124];3;FIND(&quot;:&quot;;[.A1124];1)-3);IF(&#10;RIGHT(RIGHT([.A1124]; 1))=&quot;@&quot;;0;&#10;[.A1124]))" office:value-type="string" office:string-value="network-wireless-signal-ok-symbolic" calcext:value-type="string">
            <text:p>network-wireless-signal-ok-symbolic</text:p>
          </table:table-cell>
          <table:table-cell table:formula="of:=IF([.B1124]=&quot;Y&quot;;[.D1124];[.E1123])" office:value-type="string" office:string-value="status" calcext:value-type="string">
            <text:p>status</text:p>
          </table:table-cell>
          <table:table-cell table:style-name="ce10" table:formula="of:=IF([.D1124]=0;&quot;&quot;;IF([.B1124]=&quot;Y&quot;;[.C1124];&#10;&quot;&lt;a href=&quot; &amp; CHAR(34) &amp; &quot;#&quot; &amp; CHAR(34) &amp; &quot;&gt;&quot; &amp;&#10;&quot;&lt;img src=&quot; &amp; CHAR(34) &amp; &quot;https://github.com/ubuntu/yaru/blob/master/icons/Yaru/scalable/&quot; &amp; [.E1124] &amp; &quot;/&quot; &amp; [.A1124] &amp; &quot;.svg&quot; &amp; CHAR(34) &amp; &#10;&quot; width=&quot; &amp; CHAR(34) &amp; &quot;22&quot; &amp; CHAR(34) &amp; &quot; alt=&quot; &amp; CHAR(34) &amp; [.D1124] &amp; CHAR(34) &amp; &quot;&gt;&lt;/a&gt;&quot; &amp;&#10;&quot;&amp;nbsp; &amp;nbsp; &quot; &amp; [.D1124] &amp; &quot;&lt;br&gt;&quot;&#10;))" office:value-type="string" office:string-value="&lt;a href=&quot;#&quot;&gt;&lt;img src=&quot;https://github.com/ubuntu/yaru/blob/master/icons/Yaru/scalable/status/network-wireless-signal-ok-symbolic.svg&quot; width=&quot;22&quot; alt=&quot;network-wireless-signal-ok-symbolic&quot;&gt;&lt;/a&gt;&amp;nbsp; &amp;nbsp; network-wireless-signal-ok-symbolic&lt;br&gt;" calcext:value-type="string">
            <text:p>&lt;a href="#"&gt;&lt;img src="https://github.com/ubuntu/yaru/blob/master/icons/Yaru/scalable/status/network-wireless-signal-ok-symbolic.svg" width="22" alt="network-wireless-signal-ok-symbolic"&gt;&lt;/a&gt;&amp;nbsp; &amp;nbsp; network-wireless-signal-ok-symbolic&lt;br&gt;</text:p>
          </table:table-cell>
        </table:table-row>
        <table:table-row table:style-name="ro2">
          <table:table-cell office:value-type="string" calcext:value-type="string">
            <text:p>network-wireless-signal-weak-secure-symbolic</text:p>
          </table:table-cell>
          <table:table-cell table:formula="of:=IF(LEFT([.A1125];1)=&quot;.&quot;;&quot;Y&quot;;&quot;N&quot;)" office:value-type="string" office:string-value="N" calcext:value-type="string">
            <text:p>N</text:p>
          </table:table-cell>
          <table:table-cell table:formula="of:=IFERROR(&quot;## &quot; &amp; MID([.A1125];3;FIND(&quot;:&quot;;[.A1125])-3) &amp; &quot; &lt;br&gt;&quot;;&quot;&quot;)">
            <text:p/>
          </table:table-cell>
          <table:table-cell table:formula="of:=IF([.B1125]=&quot;Y&quot;;MID([.A1125];3;FIND(&quot;:&quot;;[.A1125];1)-3);IF(&#10;RIGHT(RIGHT([.A1125]; 1))=&quot;@&quot;;0;&#10;[.A1125]))" office:value-type="string" office:string-value="network-wireless-signal-weak-secure-symbolic" calcext:value-type="string">
            <text:p>network-wireless-signal-weak-secure-symbolic</text:p>
          </table:table-cell>
          <table:table-cell table:formula="of:=IF([.B1125]=&quot;Y&quot;;[.D1125];[.E1124])" office:value-type="string" office:string-value="status" calcext:value-type="string">
            <text:p>status</text:p>
          </table:table-cell>
          <table:table-cell table:style-name="ce10" table:formula="of:=IF([.D1125]=0;&quot;&quot;;IF([.B1125]=&quot;Y&quot;;[.C1125];&#10;&quot;&lt;a href=&quot; &amp; CHAR(34) &amp; &quot;#&quot; &amp; CHAR(34) &amp; &quot;&gt;&quot; &amp;&#10;&quot;&lt;img src=&quot; &amp; CHAR(34) &amp; &quot;https://github.com/ubuntu/yaru/blob/master/icons/Yaru/scalable/&quot; &amp; [.E1125] &amp; &quot;/&quot; &amp; [.A1125] &amp; &quot;.svg&quot; &amp; CHAR(34) &amp; &#10;&quot; width=&quot; &amp; CHAR(34) &amp; &quot;22&quot; &amp; CHAR(34) &amp; &quot; alt=&quot; &amp; CHAR(34) &amp; [.D1125] &amp; CHAR(34) &amp; &quot;&gt;&lt;/a&gt;&quot; &amp;&#10;&quot;&amp;nbsp; &amp;nbsp; &quot; &amp; [.D1125] &amp; &quot;&lt;br&gt;&quot;&#10;))" office:value-type="string" office:string-value="&lt;a href=&quot;#&quot;&gt;&lt;img src=&quot;https://github.com/ubuntu/yaru/blob/master/icons/Yaru/scalable/status/network-wireless-signal-weak-secure-symbolic.svg&quot; width=&quot;22&quot; alt=&quot;network-wireless-signal-weak-secure-symbolic&quot;&gt;&lt;/a&gt;&amp;nbsp; &amp;nbsp; network-wireless-signal-weak-secure-symbolic&lt;br&gt;" calcext:value-type="string">
            <text:p>&lt;a href="#"&gt;&lt;img src="https://github.com/ubuntu/yaru/blob/master/icons/Yaru/scalable/status/network-wireless-signal-weak-secure-symbolic.svg" width="22" alt="network-wireless-signal-weak-secure-symbolic"&gt;&lt;/a&gt;&amp;nbsp; &amp;nbsp; network-wireless-signal-weak-secure-symbolic&lt;br&gt;</text:p>
          </table:table-cell>
        </table:table-row>
        <table:table-row table:style-name="ro1">
          <table:table-cell office:value-type="string" calcext:value-type="string">
            <text:p>network-wireless-signal-weak-symbolic</text:p>
          </table:table-cell>
          <table:table-cell table:formula="of:=IF(LEFT([.A1126];1)=&quot;.&quot;;&quot;Y&quot;;&quot;N&quot;)" office:value-type="string" office:string-value="N" calcext:value-type="string">
            <text:p>N</text:p>
          </table:table-cell>
          <table:table-cell table:formula="of:=IFERROR(&quot;## &quot; &amp; MID([.A1126];3;FIND(&quot;:&quot;;[.A1126])-3) &amp; &quot; &lt;br&gt;&quot;;&quot;&quot;)">
            <text:p/>
          </table:table-cell>
          <table:table-cell table:formula="of:=IF([.B1126]=&quot;Y&quot;;MID([.A1126];3;FIND(&quot;:&quot;;[.A1126];1)-3);IF(&#10;RIGHT(RIGHT([.A1126]; 1))=&quot;@&quot;;0;&#10;[.A1126]))" office:value-type="string" office:string-value="network-wireless-signal-weak-symbolic" calcext:value-type="string">
            <text:p>network-wireless-signal-weak-symbolic</text:p>
          </table:table-cell>
          <table:table-cell table:formula="of:=IF([.B1126]=&quot;Y&quot;;[.D1126];[.E1125])" office:value-type="string" office:string-value="status" calcext:value-type="string">
            <text:p>status</text:p>
          </table:table-cell>
          <table:table-cell table:style-name="ce10" table:formula="of:=IF([.D1126]=0;&quot;&quot;;IF([.B1126]=&quot;Y&quot;;[.C1126];&#10;&quot;&lt;a href=&quot; &amp; CHAR(34) &amp; &quot;#&quot; &amp; CHAR(34) &amp; &quot;&gt;&quot; &amp;&#10;&quot;&lt;img src=&quot; &amp; CHAR(34) &amp; &quot;https://github.com/ubuntu/yaru/blob/master/icons/Yaru/scalable/&quot; &amp; [.E1126] &amp; &quot;/&quot; &amp; [.A1126] &amp; &quot;.svg&quot; &amp; CHAR(34) &amp; &#10;&quot; width=&quot; &amp; CHAR(34) &amp; &quot;22&quot; &amp; CHAR(34) &amp; &quot; alt=&quot; &amp; CHAR(34) &amp; [.D1126] &amp; CHAR(34) &amp; &quot;&gt;&lt;/a&gt;&quot; &amp;&#10;&quot;&amp;nbsp; &amp;nbsp; &quot; &amp; [.D1126] &amp; &quot;&lt;br&gt;&quot;&#10;))" office:value-type="string" office:string-value="&lt;a href=&quot;#&quot;&gt;&lt;img src=&quot;https://github.com/ubuntu/yaru/blob/master/icons/Yaru/scalable/status/network-wireless-signal-weak-symbolic.svg&quot; width=&quot;22&quot; alt=&quot;network-wireless-signal-weak-symbolic&quot;&gt;&lt;/a&gt;&amp;nbsp; &amp;nbsp; network-wireless-signal-weak-symbolic&lt;br&gt;" calcext:value-type="string">
            <text:p>&lt;a href="#"&gt;&lt;img src="https://github.com/ubuntu/yaru/blob/master/icons/Yaru/scalable/status/network-wireless-signal-weak-symbolic.svg" width="22" alt="network-wireless-signal-weak-symbolic"&gt;&lt;/a&gt;&amp;nbsp; &amp;nbsp; network-wireless-signal-weak-symbolic&lt;br&gt;</text:p>
          </table:table-cell>
        </table:table-row>
        <table:table-row table:style-name="ro1">
          <table:table-cell office:value-type="string" calcext:value-type="string">
            <text:p>night-light-disabled-symbolic</text:p>
          </table:table-cell>
          <table:table-cell table:formula="of:=IF(LEFT([.A1127];1)=&quot;.&quot;;&quot;Y&quot;;&quot;N&quot;)" office:value-type="string" office:string-value="N" calcext:value-type="string">
            <text:p>N</text:p>
          </table:table-cell>
          <table:table-cell table:formula="of:=IFERROR(&quot;## &quot; &amp; MID([.A1127];3;FIND(&quot;:&quot;;[.A1127])-3) &amp; &quot; &lt;br&gt;&quot;;&quot;&quot;)">
            <text:p/>
          </table:table-cell>
          <table:table-cell table:formula="of:=IF([.B1127]=&quot;Y&quot;;MID([.A1127];3;FIND(&quot;:&quot;;[.A1127];1)-3);IF(&#10;RIGHT(RIGHT([.A1127]; 1))=&quot;@&quot;;0;&#10;[.A1127]))" office:value-type="string" office:string-value="night-light-disabled-symbolic" calcext:value-type="string">
            <text:p>night-light-disabled-symbolic</text:p>
          </table:table-cell>
          <table:table-cell table:formula="of:=IF([.B1127]=&quot;Y&quot;;[.D1127];[.E1126])" office:value-type="string" office:string-value="status" calcext:value-type="string">
            <text:p>status</text:p>
          </table:table-cell>
          <table:table-cell table:style-name="ce10" table:formula="of:=IF([.D1127]=0;&quot;&quot;;IF([.B1127]=&quot;Y&quot;;[.C1127];&#10;&quot;&lt;a href=&quot; &amp; CHAR(34) &amp; &quot;#&quot; &amp; CHAR(34) &amp; &quot;&gt;&quot; &amp;&#10;&quot;&lt;img src=&quot; &amp; CHAR(34) &amp; &quot;https://github.com/ubuntu/yaru/blob/master/icons/Yaru/scalable/&quot; &amp; [.E1127] &amp; &quot;/&quot; &amp; [.A1127] &amp; &quot;.svg&quot; &amp; CHAR(34) &amp; &#10;&quot; width=&quot; &amp; CHAR(34) &amp; &quot;22&quot; &amp; CHAR(34) &amp; &quot; alt=&quot; &amp; CHAR(34) &amp; [.D1127] &amp; CHAR(34) &amp; &quot;&gt;&lt;/a&gt;&quot; &amp;&#10;&quot;&amp;nbsp; &amp;nbsp; &quot; &amp; [.D1127] &amp; &quot;&lt;br&gt;&quot;&#10;))" office:value-type="string" office:string-value="&lt;a href=&quot;#&quot;&gt;&lt;img src=&quot;https://github.com/ubuntu/yaru/blob/master/icons/Yaru/scalable/status/night-light-disabled-symbolic.svg&quot; width=&quot;22&quot; alt=&quot;night-light-disabled-symbolic&quot;&gt;&lt;/a&gt;&amp;nbsp; &amp;nbsp; night-light-disabled-symbolic&lt;br&gt;" calcext:value-type="string">
            <text:p>&lt;a href="#"&gt;&lt;img src="https://github.com/ubuntu/yaru/blob/master/icons/Yaru/scalable/status/night-light-disabled-symbolic.svg" width="22" alt="night-light-disabled-symbolic"&gt;&lt;/a&gt;&amp;nbsp; &amp;nbsp; night-light-disabled-symbolic&lt;br&gt;</text:p>
          </table:table-cell>
        </table:table-row>
        <table:table-row table:style-name="ro1">
          <table:table-cell office:value-type="string" calcext:value-type="string">
            <text:p>night-light-symbolic</text:p>
          </table:table-cell>
          <table:table-cell table:formula="of:=IF(LEFT([.A1128];1)=&quot;.&quot;;&quot;Y&quot;;&quot;N&quot;)" office:value-type="string" office:string-value="N" calcext:value-type="string">
            <text:p>N</text:p>
          </table:table-cell>
          <table:table-cell table:formula="of:=IFERROR(&quot;## &quot; &amp; MID([.A1128];3;FIND(&quot;:&quot;;[.A1128])-3) &amp; &quot; &lt;br&gt;&quot;;&quot;&quot;)">
            <text:p/>
          </table:table-cell>
          <table:table-cell table:formula="of:=IF([.B1128]=&quot;Y&quot;;MID([.A1128];3;FIND(&quot;:&quot;;[.A1128];1)-3);IF(&#10;RIGHT(RIGHT([.A1128]; 1))=&quot;@&quot;;0;&#10;[.A1128]))" office:value-type="string" office:string-value="night-light-symbolic" calcext:value-type="string">
            <text:p>night-light-symbolic</text:p>
          </table:table-cell>
          <table:table-cell table:formula="of:=IF([.B1128]=&quot;Y&quot;;[.D1128];[.E1127])" office:value-type="string" office:string-value="status" calcext:value-type="string">
            <text:p>status</text:p>
          </table:table-cell>
          <table:table-cell table:style-name="ce10" table:formula="of:=IF([.D1128]=0;&quot;&quot;;IF([.B1128]=&quot;Y&quot;;[.C1128];&#10;&quot;&lt;a href=&quot; &amp; CHAR(34) &amp; &quot;#&quot; &amp; CHAR(34) &amp; &quot;&gt;&quot; &amp;&#10;&quot;&lt;img src=&quot; &amp; CHAR(34) &amp; &quot;https://github.com/ubuntu/yaru/blob/master/icons/Yaru/scalable/&quot; &amp; [.E1128] &amp; &quot;/&quot; &amp; [.A1128] &amp; &quot;.svg&quot; &amp; CHAR(34) &amp; &#10;&quot; width=&quot; &amp; CHAR(34) &amp; &quot;22&quot; &amp; CHAR(34) &amp; &quot; alt=&quot; &amp; CHAR(34) &amp; [.D1128] &amp; CHAR(34) &amp; &quot;&gt;&lt;/a&gt;&quot; &amp;&#10;&quot;&amp;nbsp; &amp;nbsp; &quot; &amp; [.D1128] &amp; &quot;&lt;br&gt;&quot;&#10;))" office:value-type="string" office:string-value="&lt;a href=&quot;#&quot;&gt;&lt;img src=&quot;https://github.com/ubuntu/yaru/blob/master/icons/Yaru/scalable/status/night-light-symbolic.svg&quot; width=&quot;22&quot; alt=&quot;night-light-symbolic&quot;&gt;&lt;/a&gt;&amp;nbsp; &amp;nbsp; night-light-symbolic&lt;br&gt;" calcext:value-type="string">
            <text:p>&lt;a href="#"&gt;&lt;img src="https://github.com/ubuntu/yaru/blob/master/icons/Yaru/scalable/status/night-light-symbolic.svg" width="22" alt="night-light-symbolic"&gt;&lt;/a&gt;&amp;nbsp; &amp;nbsp; night-light-symbolic&lt;br&gt;</text:p>
          </table:table-cell>
        </table:table-row>
        <table:table-row table:style-name="ro1">
          <table:table-cell office:value-type="string" calcext:value-type="string">
            <text:p>non-starred-symbolic</text:p>
          </table:table-cell>
          <table:table-cell table:formula="of:=IF(LEFT([.A1129];1)=&quot;.&quot;;&quot;Y&quot;;&quot;N&quot;)" office:value-type="string" office:string-value="N" calcext:value-type="string">
            <text:p>N</text:p>
          </table:table-cell>
          <table:table-cell table:formula="of:=IFERROR(&quot;## &quot; &amp; MID([.A1129];3;FIND(&quot;:&quot;;[.A1129])-3) &amp; &quot; &lt;br&gt;&quot;;&quot;&quot;)">
            <text:p/>
          </table:table-cell>
          <table:table-cell table:formula="of:=IF([.B1129]=&quot;Y&quot;;MID([.A1129];3;FIND(&quot;:&quot;;[.A1129];1)-3);IF(&#10;RIGHT(RIGHT([.A1129]; 1))=&quot;@&quot;;0;&#10;[.A1129]))" office:value-type="string" office:string-value="non-starred-symbolic" calcext:value-type="string">
            <text:p>non-starred-symbolic</text:p>
          </table:table-cell>
          <table:table-cell table:formula="of:=IF([.B1129]=&quot;Y&quot;;[.D1129];[.E1128])" office:value-type="string" office:string-value="status" calcext:value-type="string">
            <text:p>status</text:p>
          </table:table-cell>
          <table:table-cell table:style-name="ce10" table:formula="of:=IF([.D1129]=0;&quot;&quot;;IF([.B1129]=&quot;Y&quot;;[.C1129];&#10;&quot;&lt;a href=&quot; &amp; CHAR(34) &amp; &quot;#&quot; &amp; CHAR(34) &amp; &quot;&gt;&quot; &amp;&#10;&quot;&lt;img src=&quot; &amp; CHAR(34) &amp; &quot;https://github.com/ubuntu/yaru/blob/master/icons/Yaru/scalable/&quot; &amp; [.E1129] &amp; &quot;/&quot; &amp; [.A1129] &amp; &quot;.svg&quot; &amp; CHAR(34) &amp; &#10;&quot; width=&quot; &amp; CHAR(34) &amp; &quot;22&quot; &amp; CHAR(34) &amp; &quot; alt=&quot; &amp; CHAR(34) &amp; [.D1129] &amp; CHAR(34) &amp; &quot;&gt;&lt;/a&gt;&quot; &amp;&#10;&quot;&amp;nbsp; &amp;nbsp; &quot; &amp; [.D1129] &amp; &quot;&lt;br&gt;&quot;&#10;))" office:value-type="string" office:string-value="&lt;a href=&quot;#&quot;&gt;&lt;img src=&quot;https://github.com/ubuntu/yaru/blob/master/icons/Yaru/scalable/status/non-starred-symbolic.svg&quot; width=&quot;22&quot; alt=&quot;non-starred-symbolic&quot;&gt;&lt;/a&gt;&amp;nbsp; &amp;nbsp; non-starred-symbolic&lt;br&gt;" calcext:value-type="string">
            <text:p>&lt;a href="#"&gt;&lt;img src="https://github.com/ubuntu/yaru/blob/master/icons/Yaru/scalable/status/non-starred-symbolic.svg" width="22" alt="non-starred-symbolic"&gt;&lt;/a&gt;&amp;nbsp; &amp;nbsp; non-starred-symbolic&lt;br&gt;</text:p>
          </table:table-cell>
        </table:table-row>
        <table:table-row table:style-name="ro1">
          <table:table-cell office:value-type="string" calcext:value-type="string">
            <text:p>notifications-disabled-symbolic</text:p>
          </table:table-cell>
          <table:table-cell table:formula="of:=IF(LEFT([.A1130];1)=&quot;.&quot;;&quot;Y&quot;;&quot;N&quot;)" office:value-type="string" office:string-value="N" calcext:value-type="string">
            <text:p>N</text:p>
          </table:table-cell>
          <table:table-cell table:formula="of:=IFERROR(&quot;## &quot; &amp; MID([.A1130];3;FIND(&quot;:&quot;;[.A1130])-3) &amp; &quot; &lt;br&gt;&quot;;&quot;&quot;)">
            <text:p/>
          </table:table-cell>
          <table:table-cell table:formula="of:=IF([.B1130]=&quot;Y&quot;;MID([.A1130];3;FIND(&quot;:&quot;;[.A1130];1)-3);IF(&#10;RIGHT(RIGHT([.A1130]; 1))=&quot;@&quot;;0;&#10;[.A1130]))" office:value-type="string" office:string-value="notifications-disabled-symbolic" calcext:value-type="string">
            <text:p>notifications-disabled-symbolic</text:p>
          </table:table-cell>
          <table:table-cell table:formula="of:=IF([.B1130]=&quot;Y&quot;;[.D1130];[.E1129])" office:value-type="string" office:string-value="status" calcext:value-type="string">
            <text:p>status</text:p>
          </table:table-cell>
          <table:table-cell table:style-name="ce10" table:formula="of:=IF([.D1130]=0;&quot;&quot;;IF([.B1130]=&quot;Y&quot;;[.C1130];&#10;&quot;&lt;a href=&quot; &amp; CHAR(34) &amp; &quot;#&quot; &amp; CHAR(34) &amp; &quot;&gt;&quot; &amp;&#10;&quot;&lt;img src=&quot; &amp; CHAR(34) &amp; &quot;https://github.com/ubuntu/yaru/blob/master/icons/Yaru/scalable/&quot; &amp; [.E1130] &amp; &quot;/&quot; &amp; [.A1130] &amp; &quot;.svg&quot; &amp; CHAR(34) &amp; &#10;&quot; width=&quot; &amp; CHAR(34) &amp; &quot;22&quot; &amp; CHAR(34) &amp; &quot; alt=&quot; &amp; CHAR(34) &amp; [.D1130] &amp; CHAR(34) &amp; &quot;&gt;&lt;/a&gt;&quot; &amp;&#10;&quot;&amp;nbsp; &amp;nbsp; &quot; &amp; [.D1130] &amp; &quot;&lt;br&gt;&quot;&#10;))" office:value-type="string" office:string-value="&lt;a href=&quot;#&quot;&gt;&lt;img src=&quot;https://github.com/ubuntu/yaru/blob/master/icons/Yaru/scalable/status/notifications-disabled-symbolic.svg&quot; width=&quot;22&quot; alt=&quot;notifications-disabled-symbolic&quot;&gt;&lt;/a&gt;&amp;nbsp; &amp;nbsp; notifications-disabled-symbolic&lt;br&gt;" calcext:value-type="string">
            <text:p>&lt;a href="#"&gt;&lt;img src="https://github.com/ubuntu/yaru/blob/master/icons/Yaru/scalable/status/notifications-disabled-symbolic.svg" width="22" alt="notifications-disabled-symbolic"&gt;&lt;/a&gt;&amp;nbsp; &amp;nbsp; notifications-disabled-symbolic&lt;br&gt;</text:p>
          </table:table-cell>
        </table:table-row>
        <table:table-row table:style-name="ro1">
          <table:table-cell office:value-type="string" calcext:value-type="string">
            <text:p>orientation-landscape-inverse-symbolic</text:p>
          </table:table-cell>
          <table:table-cell table:formula="of:=IF(LEFT([.A1131];1)=&quot;.&quot;;&quot;Y&quot;;&quot;N&quot;)" office:value-type="string" office:string-value="N" calcext:value-type="string">
            <text:p>N</text:p>
          </table:table-cell>
          <table:table-cell table:formula="of:=IFERROR(&quot;## &quot; &amp; MID([.A1131];3;FIND(&quot;:&quot;;[.A1131])-3) &amp; &quot; &lt;br&gt;&quot;;&quot;&quot;)">
            <text:p/>
          </table:table-cell>
          <table:table-cell table:formula="of:=IF([.B1131]=&quot;Y&quot;;MID([.A1131];3;FIND(&quot;:&quot;;[.A1131];1)-3);IF(&#10;RIGHT(RIGHT([.A1131]; 1))=&quot;@&quot;;0;&#10;[.A1131]))" office:value-type="string" office:string-value="orientation-landscape-inverse-symbolic" calcext:value-type="string">
            <text:p>orientation-landscape-inverse-symbolic</text:p>
          </table:table-cell>
          <table:table-cell table:formula="of:=IF([.B1131]=&quot;Y&quot;;[.D1131];[.E1130])" office:value-type="string" office:string-value="status" calcext:value-type="string">
            <text:p>status</text:p>
          </table:table-cell>
          <table:table-cell table:style-name="ce10" table:formula="of:=IF([.D1131]=0;&quot;&quot;;IF([.B1131]=&quot;Y&quot;;[.C1131];&#10;&quot;&lt;a href=&quot; &amp; CHAR(34) &amp; &quot;#&quot; &amp; CHAR(34) &amp; &quot;&gt;&quot; &amp;&#10;&quot;&lt;img src=&quot; &amp; CHAR(34) &amp; &quot;https://github.com/ubuntu/yaru/blob/master/icons/Yaru/scalable/&quot; &amp; [.E1131] &amp; &quot;/&quot; &amp; [.A1131] &amp; &quot;.svg&quot; &amp; CHAR(34) &amp; &#10;&quot; width=&quot; &amp; CHAR(34) &amp; &quot;22&quot; &amp; CHAR(34) &amp; &quot; alt=&quot; &amp; CHAR(34) &amp; [.D1131] &amp; CHAR(34) &amp; &quot;&gt;&lt;/a&gt;&quot; &amp;&#10;&quot;&amp;nbsp; &amp;nbsp; &quot; &amp; [.D1131] &amp; &quot;&lt;br&gt;&quot;&#10;))" office:value-type="string" office:string-value="&lt;a href=&quot;#&quot;&gt;&lt;img src=&quot;https://github.com/ubuntu/yaru/blob/master/icons/Yaru/scalable/status/orientation-landscape-inverse-symbolic.svg&quot; width=&quot;22&quot; alt=&quot;orientation-landscape-inverse-symbolic&quot;&gt;&lt;/a&gt;&amp;nbsp; &amp;nbsp; orientation-landscape-inverse-symbolic&lt;br&gt;" calcext:value-type="string">
            <text:p>&lt;a href="#"&gt;&lt;img src="https://github.com/ubuntu/yaru/blob/master/icons/Yaru/scalable/status/orientation-landscape-inverse-symbolic.svg" width="22" alt="orientation-landscape-inverse-symbolic"&gt;&lt;/a&gt;&amp;nbsp; &amp;nbsp; orientation-landscape-inverse-symbolic&lt;br&gt;</text:p>
          </table:table-cell>
        </table:table-row>
        <table:table-row table:style-name="ro1">
          <table:table-cell office:value-type="string" calcext:value-type="string">
            <text:p>orientation-landscape-symbolic</text:p>
          </table:table-cell>
          <table:table-cell table:formula="of:=IF(LEFT([.A1132];1)=&quot;.&quot;;&quot;Y&quot;;&quot;N&quot;)" office:value-type="string" office:string-value="N" calcext:value-type="string">
            <text:p>N</text:p>
          </table:table-cell>
          <table:table-cell table:formula="of:=IFERROR(&quot;## &quot; &amp; MID([.A1132];3;FIND(&quot;:&quot;;[.A1132])-3) &amp; &quot; &lt;br&gt;&quot;;&quot;&quot;)">
            <text:p/>
          </table:table-cell>
          <table:table-cell table:formula="of:=IF([.B1132]=&quot;Y&quot;;MID([.A1132];3;FIND(&quot;:&quot;;[.A1132];1)-3);IF(&#10;RIGHT(RIGHT([.A1132]; 1))=&quot;@&quot;;0;&#10;[.A1132]))" office:value-type="string" office:string-value="orientation-landscape-symbolic" calcext:value-type="string">
            <text:p>orientation-landscape-symbolic</text:p>
          </table:table-cell>
          <table:table-cell table:formula="of:=IF([.B1132]=&quot;Y&quot;;[.D1132];[.E1131])" office:value-type="string" office:string-value="status" calcext:value-type="string">
            <text:p>status</text:p>
          </table:table-cell>
          <table:table-cell table:style-name="ce10" table:formula="of:=IF([.D1132]=0;&quot;&quot;;IF([.B1132]=&quot;Y&quot;;[.C1132];&#10;&quot;&lt;a href=&quot; &amp; CHAR(34) &amp; &quot;#&quot; &amp; CHAR(34) &amp; &quot;&gt;&quot; &amp;&#10;&quot;&lt;img src=&quot; &amp; CHAR(34) &amp; &quot;https://github.com/ubuntu/yaru/blob/master/icons/Yaru/scalable/&quot; &amp; [.E1132] &amp; &quot;/&quot; &amp; [.A1132] &amp; &quot;.svg&quot; &amp; CHAR(34) &amp; &#10;&quot; width=&quot; &amp; CHAR(34) &amp; &quot;22&quot; &amp; CHAR(34) &amp; &quot; alt=&quot; &amp; CHAR(34) &amp; [.D1132] &amp; CHAR(34) &amp; &quot;&gt;&lt;/a&gt;&quot; &amp;&#10;&quot;&amp;nbsp; &amp;nbsp; &quot; &amp; [.D1132] &amp; &quot;&lt;br&gt;&quot;&#10;))" office:value-type="string" office:string-value="&lt;a href=&quot;#&quot;&gt;&lt;img src=&quot;https://github.com/ubuntu/yaru/blob/master/icons/Yaru/scalable/status/orientation-landscape-symbolic.svg&quot; width=&quot;22&quot; alt=&quot;orientation-landscape-symbolic&quot;&gt;&lt;/a&gt;&amp;nbsp; &amp;nbsp; orientation-landscape-symbolic&lt;br&gt;" calcext:value-type="string">
            <text:p>&lt;a href="#"&gt;&lt;img src="https://github.com/ubuntu/yaru/blob/master/icons/Yaru/scalable/status/orientation-landscape-symbolic.svg" width="22" alt="orientation-landscape-symbolic"&gt;&lt;/a&gt;&amp;nbsp; &amp;nbsp; orientation-landscape-symbolic&lt;br&gt;</text:p>
          </table:table-cell>
        </table:table-row>
        <table:table-row table:style-name="ro1">
          <table:table-cell office:value-type="string" calcext:value-type="string">
            <text:p>orientation-portrait-left-symbolic</text:p>
          </table:table-cell>
          <table:table-cell table:formula="of:=IF(LEFT([.A1133];1)=&quot;.&quot;;&quot;Y&quot;;&quot;N&quot;)" office:value-type="string" office:string-value="N" calcext:value-type="string">
            <text:p>N</text:p>
          </table:table-cell>
          <table:table-cell table:formula="of:=IFERROR(&quot;## &quot; &amp; MID([.A1133];3;FIND(&quot;:&quot;;[.A1133])-3) &amp; &quot; &lt;br&gt;&quot;;&quot;&quot;)">
            <text:p/>
          </table:table-cell>
          <table:table-cell table:formula="of:=IF([.B1133]=&quot;Y&quot;;MID([.A1133];3;FIND(&quot;:&quot;;[.A1133];1)-3);IF(&#10;RIGHT(RIGHT([.A1133]; 1))=&quot;@&quot;;0;&#10;[.A1133]))" office:value-type="string" office:string-value="orientation-portrait-left-symbolic" calcext:value-type="string">
            <text:p>orientation-portrait-left-symbolic</text:p>
          </table:table-cell>
          <table:table-cell table:formula="of:=IF([.B1133]=&quot;Y&quot;;[.D1133];[.E1132])" office:value-type="string" office:string-value="status" calcext:value-type="string">
            <text:p>status</text:p>
          </table:table-cell>
          <table:table-cell table:style-name="ce10" table:formula="of:=IF([.D1133]=0;&quot;&quot;;IF([.B1133]=&quot;Y&quot;;[.C1133];&#10;&quot;&lt;a href=&quot; &amp; CHAR(34) &amp; &quot;#&quot; &amp; CHAR(34) &amp; &quot;&gt;&quot; &amp;&#10;&quot;&lt;img src=&quot; &amp; CHAR(34) &amp; &quot;https://github.com/ubuntu/yaru/blob/master/icons/Yaru/scalable/&quot; &amp; [.E1133] &amp; &quot;/&quot; &amp; [.A1133] &amp; &quot;.svg&quot; &amp; CHAR(34) &amp; &#10;&quot; width=&quot; &amp; CHAR(34) &amp; &quot;22&quot; &amp; CHAR(34) &amp; &quot; alt=&quot; &amp; CHAR(34) &amp; [.D1133] &amp; CHAR(34) &amp; &quot;&gt;&lt;/a&gt;&quot; &amp;&#10;&quot;&amp;nbsp; &amp;nbsp; &quot; &amp; [.D1133] &amp; &quot;&lt;br&gt;&quot;&#10;))" office:value-type="string" office:string-value="&lt;a href=&quot;#&quot;&gt;&lt;img src=&quot;https://github.com/ubuntu/yaru/blob/master/icons/Yaru/scalable/status/orientation-portrait-left-symbolic.svg&quot; width=&quot;22&quot; alt=&quot;orientation-portrait-left-symbolic&quot;&gt;&lt;/a&gt;&amp;nbsp; &amp;nbsp; orientation-portrait-left-symbolic&lt;br&gt;" calcext:value-type="string">
            <text:p>&lt;a href="#"&gt;&lt;img src="https://github.com/ubuntu/yaru/blob/master/icons/Yaru/scalable/status/orientation-portrait-left-symbolic.svg" width="22" alt="orientation-portrait-left-symbolic"&gt;&lt;/a&gt;&amp;nbsp; &amp;nbsp; orientation-portrait-left-symbolic&lt;br&gt;</text:p>
          </table:table-cell>
        </table:table-row>
        <table:table-row table:style-name="ro1">
          <table:table-cell office:value-type="string" calcext:value-type="string">
            <text:p>orientation-portrait-right-symbolic</text:p>
          </table:table-cell>
          <table:table-cell table:formula="of:=IF(LEFT([.A1134];1)=&quot;.&quot;;&quot;Y&quot;;&quot;N&quot;)" office:value-type="string" office:string-value="N" calcext:value-type="string">
            <text:p>N</text:p>
          </table:table-cell>
          <table:table-cell table:formula="of:=IFERROR(&quot;## &quot; &amp; MID([.A1134];3;FIND(&quot;:&quot;;[.A1134])-3) &amp; &quot; &lt;br&gt;&quot;;&quot;&quot;)">
            <text:p/>
          </table:table-cell>
          <table:table-cell table:formula="of:=IF([.B1134]=&quot;Y&quot;;MID([.A1134];3;FIND(&quot;:&quot;;[.A1134];1)-3);IF(&#10;RIGHT(RIGHT([.A1134]; 1))=&quot;@&quot;;0;&#10;[.A1134]))" office:value-type="string" office:string-value="orientation-portrait-right-symbolic" calcext:value-type="string">
            <text:p>orientation-portrait-right-symbolic</text:p>
          </table:table-cell>
          <table:table-cell table:formula="of:=IF([.B1134]=&quot;Y&quot;;[.D1134];[.E1133])" office:value-type="string" office:string-value="status" calcext:value-type="string">
            <text:p>status</text:p>
          </table:table-cell>
          <table:table-cell table:style-name="ce10" table:formula="of:=IF([.D1134]=0;&quot;&quot;;IF([.B1134]=&quot;Y&quot;;[.C1134];&#10;&quot;&lt;a href=&quot; &amp; CHAR(34) &amp; &quot;#&quot; &amp; CHAR(34) &amp; &quot;&gt;&quot; &amp;&#10;&quot;&lt;img src=&quot; &amp; CHAR(34) &amp; &quot;https://github.com/ubuntu/yaru/blob/master/icons/Yaru/scalable/&quot; &amp; [.E1134] &amp; &quot;/&quot; &amp; [.A1134] &amp; &quot;.svg&quot; &amp; CHAR(34) &amp; &#10;&quot; width=&quot; &amp; CHAR(34) &amp; &quot;22&quot; &amp; CHAR(34) &amp; &quot; alt=&quot; &amp; CHAR(34) &amp; [.D1134] &amp; CHAR(34) &amp; &quot;&gt;&lt;/a&gt;&quot; &amp;&#10;&quot;&amp;nbsp; &amp;nbsp; &quot; &amp; [.D1134] &amp; &quot;&lt;br&gt;&quot;&#10;))" office:value-type="string" office:string-value="&lt;a href=&quot;#&quot;&gt;&lt;img src=&quot;https://github.com/ubuntu/yaru/blob/master/icons/Yaru/scalable/status/orientation-portrait-right-symbolic.svg&quot; width=&quot;22&quot; alt=&quot;orientation-portrait-right-symbolic&quot;&gt;&lt;/a&gt;&amp;nbsp; &amp;nbsp; orientation-portrait-right-symbolic&lt;br&gt;" calcext:value-type="string">
            <text:p>&lt;a href="#"&gt;&lt;img src="https://github.com/ubuntu/yaru/blob/master/icons/Yaru/scalable/status/orientation-portrait-right-symbolic.svg" width="22" alt="orientation-portrait-right-symbolic"&gt;&lt;/a&gt;&amp;nbsp; &amp;nbsp; orientation-portrait-right-symbolic&lt;br&gt;</text:p>
          </table:table-cell>
        </table:table-row>
        <table:table-row table:style-name="ro1">
          <table:table-cell table:style-name="Default" office:value-type="string" calcext:value-type="string">
            <text:p>power-profile-balanced-rtl-symbolic@</text:p>
          </table:table-cell>
          <table:table-cell table:style-name="Default" table:formula="of:=IF(LEFT([.A113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35];3;FIND(&quot;:&quot;;[.A1135])-3) &amp; &quot; &lt;br&gt;&quot;;&quot;&quot;)">
            <text:p/>
          </table:table-cell>
          <table:table-cell table:style-name="ce6" table:formula="of:=IF([.B1135]=&quot;Y&quot;;MID([.A1135];3;FIND(&quot;:&quot;;[.A1135];1)-3);IF(&#10;RIGHT(RIGHT([.A1135]; 1))=&quot;@&quot;;0;&#10;[.A1135]))" office:value-type="float" office:value="0" calcext:value-type="float">
            <text:p>0</text:p>
          </table:table-cell>
          <table:table-cell table:formula="of:=IF([.B1135]=&quot;Y&quot;;[.D1135];[.E1134])" office:value-type="string" office:string-value="status" calcext:value-type="string">
            <text:p>status</text:p>
          </table:table-cell>
          <table:table-cell table:style-name="ce10" table:formula="of:=IF([.D1135]=0;&quot;&quot;;IF([.B1135]=&quot;Y&quot;;[.C1135];&#10;&quot;&lt;a href=&quot; &amp; CHAR(34) &amp; &quot;#&quot; &amp; CHAR(34) &amp; &quot;&gt;&quot; &amp;&#10;&quot;&lt;img src=&quot; &amp; CHAR(34) &amp; &quot;https://github.com/ubuntu/yaru/blob/master/icons/Yaru/scalable/&quot; &amp; [.E1135] &amp; &quot;/&quot; &amp; [.A1135] &amp; &quot;.svg&quot; &amp; CHAR(34) &amp; &#10;&quot; width=&quot; &amp; CHAR(34) &amp; &quot;22&quot; &amp; CHAR(34) &amp; &quot; alt=&quot; &amp; CHAR(34) &amp; [.D1135] &amp; CHAR(34) &amp; &quot;&gt;&lt;/a&gt;&quot; &amp;&#10;&quot;&amp;nbsp; &amp;nbsp; &quot; &amp; [.D1135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power-profile-balanced-symbolic-rtl@</text:p>
          </table:table-cell>
          <table:table-cell table:style-name="Default" table:formula="of:=IF(LEFT([.A113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36];3;FIND(&quot;:&quot;;[.A1136])-3) &amp; &quot; &lt;br&gt;&quot;;&quot;&quot;)">
            <text:p/>
          </table:table-cell>
          <table:table-cell table:style-name="ce6" table:formula="of:=IF([.B1136]=&quot;Y&quot;;MID([.A1136];3;FIND(&quot;:&quot;;[.A1136];1)-3);IF(&#10;RIGHT(RIGHT([.A1136]; 1))=&quot;@&quot;;0;&#10;[.A1136]))" office:value-type="float" office:value="0" calcext:value-type="float">
            <text:p>0</text:p>
          </table:table-cell>
          <table:table-cell table:formula="of:=IF([.B1136]=&quot;Y&quot;;[.D1136];[.E1135])" office:value-type="string" office:string-value="status" calcext:value-type="string">
            <text:p>status</text:p>
          </table:table-cell>
          <table:table-cell table:style-name="ce10" table:formula="of:=IF([.D1136]=0;&quot;&quot;;IF([.B1136]=&quot;Y&quot;;[.C1136];&#10;&quot;&lt;a href=&quot; &amp; CHAR(34) &amp; &quot;#&quot; &amp; CHAR(34) &amp; &quot;&gt;&quot; &amp;&#10;&quot;&lt;img src=&quot; &amp; CHAR(34) &amp; &quot;https://github.com/ubuntu/yaru/blob/master/icons/Yaru/scalable/&quot; &amp; [.E1136] &amp; &quot;/&quot; &amp; [.A1136] &amp; &quot;.svg&quot; &amp; CHAR(34) &amp; &#10;&quot; width=&quot; &amp; CHAR(34) &amp; &quot;22&quot; &amp; CHAR(34) &amp; &quot; alt=&quot; &amp; CHAR(34) &amp; [.D1136] &amp; CHAR(34) &amp; &quot;&gt;&lt;/a&gt;&quot; &amp;&#10;&quot;&amp;nbsp; &amp;nbsp; &quot; &amp; [.D1136] &amp; &quot;&lt;br&gt;&quot;&#10;))">
            <text:p/>
          </table:table-cell>
        </table:table-row>
        <table:table-row table:style-name="ro1">
          <table:table-cell office:value-type="string" calcext:value-type="string">
            <text:p>power-profile-balanced-symbolic</text:p>
          </table:table-cell>
          <table:table-cell table:formula="of:=IF(LEFT([.A1137];1)=&quot;.&quot;;&quot;Y&quot;;&quot;N&quot;)" office:value-type="string" office:string-value="N" calcext:value-type="string">
            <text:p>N</text:p>
          </table:table-cell>
          <table:table-cell table:formula="of:=IFERROR(&quot;## &quot; &amp; MID([.A1137];3;FIND(&quot;:&quot;;[.A1137])-3) &amp; &quot; &lt;br&gt;&quot;;&quot;&quot;)">
            <text:p/>
          </table:table-cell>
          <table:table-cell table:formula="of:=IF([.B1137]=&quot;Y&quot;;MID([.A1137];3;FIND(&quot;:&quot;;[.A1137];1)-3);IF(&#10;RIGHT(RIGHT([.A1137]; 1))=&quot;@&quot;;0;&#10;[.A1137]))" office:value-type="string" office:string-value="power-profile-balanced-symbolic" calcext:value-type="string">
            <text:p>power-profile-balanced-symbolic</text:p>
          </table:table-cell>
          <table:table-cell table:formula="of:=IF([.B1137]=&quot;Y&quot;;[.D1137];[.E1136])" office:value-type="string" office:string-value="status" calcext:value-type="string">
            <text:p>status</text:p>
          </table:table-cell>
          <table:table-cell table:style-name="ce10" table:formula="of:=IF([.D1137]=0;&quot;&quot;;IF([.B1137]=&quot;Y&quot;;[.C1137];&#10;&quot;&lt;a href=&quot; &amp; CHAR(34) &amp; &quot;#&quot; &amp; CHAR(34) &amp; &quot;&gt;&quot; &amp;&#10;&quot;&lt;img src=&quot; &amp; CHAR(34) &amp; &quot;https://github.com/ubuntu/yaru/blob/master/icons/Yaru/scalable/&quot; &amp; [.E1137] &amp; &quot;/&quot; &amp; [.A1137] &amp; &quot;.svg&quot; &amp; CHAR(34) &amp; &#10;&quot; width=&quot; &amp; CHAR(34) &amp; &quot;22&quot; &amp; CHAR(34) &amp; &quot; alt=&quot; &amp; CHAR(34) &amp; [.D1137] &amp; CHAR(34) &amp; &quot;&gt;&lt;/a&gt;&quot; &amp;&#10;&quot;&amp;nbsp; &amp;nbsp; &quot; &amp; [.D1137] &amp; &quot;&lt;br&gt;&quot;&#10;))" office:value-type="string" office:string-value="&lt;a href=&quot;#&quot;&gt;&lt;img src=&quot;https://github.com/ubuntu/yaru/blob/master/icons/Yaru/scalable/status/power-profile-balanced-symbolic.svg&quot; width=&quot;22&quot; alt=&quot;power-profile-balanced-symbolic&quot;&gt;&lt;/a&gt;&amp;nbsp; &amp;nbsp; power-profile-balanced-symbolic&lt;br&gt;" calcext:value-type="string">
            <text:p>&lt;a href="#"&gt;&lt;img src="https://github.com/ubuntu/yaru/blob/master/icons/Yaru/scalable/status/power-profile-balanced-symbolic.svg" width="22" alt="power-profile-balanced-symbolic"&gt;&lt;/a&gt;&amp;nbsp; &amp;nbsp; power-profile-balanced-symbolic&lt;br&gt;</text:p>
          </table:table-cell>
        </table:table-row>
        <table:table-row table:style-name="ro1">
          <table:table-cell table:style-name="Default" office:value-type="string" calcext:value-type="string">
            <text:p>power-profile-performance-rtl-symbolic@</text:p>
          </table:table-cell>
          <table:table-cell table:style-name="Default" table:formula="of:=IF(LEFT([.A113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38];3;FIND(&quot;:&quot;;[.A1138])-3) &amp; &quot; &lt;br&gt;&quot;;&quot;&quot;)">
            <text:p/>
          </table:table-cell>
          <table:table-cell table:style-name="ce6" table:formula="of:=IF([.B1138]=&quot;Y&quot;;MID([.A1138];3;FIND(&quot;:&quot;;[.A1138];1)-3);IF(&#10;RIGHT(RIGHT([.A1138]; 1))=&quot;@&quot;;0;&#10;[.A1138]))" office:value-type="float" office:value="0" calcext:value-type="float">
            <text:p>0</text:p>
          </table:table-cell>
          <table:table-cell table:formula="of:=IF([.B1138]=&quot;Y&quot;;[.D1138];[.E1137])" office:value-type="string" office:string-value="status" calcext:value-type="string">
            <text:p>status</text:p>
          </table:table-cell>
          <table:table-cell table:style-name="ce10" table:formula="of:=IF([.D1138]=0;&quot;&quot;;IF([.B1138]=&quot;Y&quot;;[.C1138];&#10;&quot;&lt;a href=&quot; &amp; CHAR(34) &amp; &quot;#&quot; &amp; CHAR(34) &amp; &quot;&gt;&quot; &amp;&#10;&quot;&lt;img src=&quot; &amp; CHAR(34) &amp; &quot;https://github.com/ubuntu/yaru/blob/master/icons/Yaru/scalable/&quot; &amp; [.E1138] &amp; &quot;/&quot; &amp; [.A1138] &amp; &quot;.svg&quot; &amp; CHAR(34) &amp; &#10;&quot; width=&quot; &amp; CHAR(34) &amp; &quot;22&quot; &amp; CHAR(34) &amp; &quot; alt=&quot; &amp; CHAR(34) &amp; [.D1138] &amp; CHAR(34) &amp; &quot;&gt;&lt;/a&gt;&quot; &amp;&#10;&quot;&amp;nbsp; &amp;nbsp; &quot; &amp; [.D113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power-profile-performance-symbolic-rtl@</text:p>
          </table:table-cell>
          <table:table-cell table:style-name="Default" table:formula="of:=IF(LEFT([.A113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39];3;FIND(&quot;:&quot;;[.A1139])-3) &amp; &quot; &lt;br&gt;&quot;;&quot;&quot;)">
            <text:p/>
          </table:table-cell>
          <table:table-cell table:style-name="ce6" table:formula="of:=IF([.B1139]=&quot;Y&quot;;MID([.A1139];3;FIND(&quot;:&quot;;[.A1139];1)-3);IF(&#10;RIGHT(RIGHT([.A1139]; 1))=&quot;@&quot;;0;&#10;[.A1139]))" office:value-type="float" office:value="0" calcext:value-type="float">
            <text:p>0</text:p>
          </table:table-cell>
          <table:table-cell table:formula="of:=IF([.B1139]=&quot;Y&quot;;[.D1139];[.E1138])" office:value-type="string" office:string-value="status" calcext:value-type="string">
            <text:p>status</text:p>
          </table:table-cell>
          <table:table-cell table:style-name="ce10" table:formula="of:=IF([.D1139]=0;&quot;&quot;;IF([.B1139]=&quot;Y&quot;;[.C1139];&#10;&quot;&lt;a href=&quot; &amp; CHAR(34) &amp; &quot;#&quot; &amp; CHAR(34) &amp; &quot;&gt;&quot; &amp;&#10;&quot;&lt;img src=&quot; &amp; CHAR(34) &amp; &quot;https://github.com/ubuntu/yaru/blob/master/icons/Yaru/scalable/&quot; &amp; [.E1139] &amp; &quot;/&quot; &amp; [.A1139] &amp; &quot;.svg&quot; &amp; CHAR(34) &amp; &#10;&quot; width=&quot; &amp; CHAR(34) &amp; &quot;22&quot; &amp; CHAR(34) &amp; &quot; alt=&quot; &amp; CHAR(34) &amp; [.D1139] &amp; CHAR(34) &amp; &quot;&gt;&lt;/a&gt;&quot; &amp;&#10;&quot;&amp;nbsp; &amp;nbsp; &quot; &amp; [.D1139] &amp; &quot;&lt;br&gt;&quot;&#10;))">
            <text:p/>
          </table:table-cell>
        </table:table-row>
        <table:table-row table:style-name="ro1">
          <table:table-cell office:value-type="string" calcext:value-type="string">
            <text:p>power-profile-performance-symbolic</text:p>
          </table:table-cell>
          <table:table-cell table:formula="of:=IF(LEFT([.A1140];1)=&quot;.&quot;;&quot;Y&quot;;&quot;N&quot;)" office:value-type="string" office:string-value="N" calcext:value-type="string">
            <text:p>N</text:p>
          </table:table-cell>
          <table:table-cell table:formula="of:=IFERROR(&quot;## &quot; &amp; MID([.A1140];3;FIND(&quot;:&quot;;[.A1140])-3) &amp; &quot; &lt;br&gt;&quot;;&quot;&quot;)">
            <text:p/>
          </table:table-cell>
          <table:table-cell table:formula="of:=IF([.B1140]=&quot;Y&quot;;MID([.A1140];3;FIND(&quot;:&quot;;[.A1140];1)-3);IF(&#10;RIGHT(RIGHT([.A1140]; 1))=&quot;@&quot;;0;&#10;[.A1140]))" office:value-type="string" office:string-value="power-profile-performance-symbolic" calcext:value-type="string">
            <text:p>power-profile-performance-symbolic</text:p>
          </table:table-cell>
          <table:table-cell table:formula="of:=IF([.B1140]=&quot;Y&quot;;[.D1140];[.E1139])" office:value-type="string" office:string-value="status" calcext:value-type="string">
            <text:p>status</text:p>
          </table:table-cell>
          <table:table-cell table:style-name="ce10" table:formula="of:=IF([.D1140]=0;&quot;&quot;;IF([.B1140]=&quot;Y&quot;;[.C1140];&#10;&quot;&lt;a href=&quot; &amp; CHAR(34) &amp; &quot;#&quot; &amp; CHAR(34) &amp; &quot;&gt;&quot; &amp;&#10;&quot;&lt;img src=&quot; &amp; CHAR(34) &amp; &quot;https://github.com/ubuntu/yaru/blob/master/icons/Yaru/scalable/&quot; &amp; [.E1140] &amp; &quot;/&quot; &amp; [.A1140] &amp; &quot;.svg&quot; &amp; CHAR(34) &amp; &#10;&quot; width=&quot; &amp; CHAR(34) &amp; &quot;22&quot; &amp; CHAR(34) &amp; &quot; alt=&quot; &amp; CHAR(34) &amp; [.D1140] &amp; CHAR(34) &amp; &quot;&gt;&lt;/a&gt;&quot; &amp;&#10;&quot;&amp;nbsp; &amp;nbsp; &quot; &amp; [.D1140] &amp; &quot;&lt;br&gt;&quot;&#10;))" office:value-type="string" office:string-value="&lt;a href=&quot;#&quot;&gt;&lt;img src=&quot;https://github.com/ubuntu/yaru/blob/master/icons/Yaru/scalable/status/power-profile-performance-symbolic.svg&quot; width=&quot;22&quot; alt=&quot;power-profile-performance-symbolic&quot;&gt;&lt;/a&gt;&amp;nbsp; &amp;nbsp; power-profile-performance-symbolic&lt;br&gt;" calcext:value-type="string">
            <text:p>&lt;a href="#"&gt;&lt;img src="https://github.com/ubuntu/yaru/blob/master/icons/Yaru/scalable/status/power-profile-performance-symbolic.svg" width="22" alt="power-profile-performance-symbolic"&gt;&lt;/a&gt;&amp;nbsp; &amp;nbsp; power-profile-performance-symbolic&lt;br&gt;</text:p>
          </table:table-cell>
        </table:table-row>
        <table:table-row table:style-name="ro1">
          <table:table-cell table:style-name="Default" office:value-type="string" calcext:value-type="string">
            <text:p>power-profile-power-saver-rtl-symbolic@</text:p>
          </table:table-cell>
          <table:table-cell table:style-name="Default" table:formula="of:=IF(LEFT([.A114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41];3;FIND(&quot;:&quot;;[.A1141])-3) &amp; &quot; &lt;br&gt;&quot;;&quot;&quot;)">
            <text:p/>
          </table:table-cell>
          <table:table-cell table:style-name="ce6" table:formula="of:=IF([.B1141]=&quot;Y&quot;;MID([.A1141];3;FIND(&quot;:&quot;;[.A1141];1)-3);IF(&#10;RIGHT(RIGHT([.A1141]; 1))=&quot;@&quot;;0;&#10;[.A1141]))" office:value-type="float" office:value="0" calcext:value-type="float">
            <text:p>0</text:p>
          </table:table-cell>
          <table:table-cell table:formula="of:=IF([.B1141]=&quot;Y&quot;;[.D1141];[.E1140])" office:value-type="string" office:string-value="status" calcext:value-type="string">
            <text:p>status</text:p>
          </table:table-cell>
          <table:table-cell table:style-name="ce10" table:formula="of:=IF([.D1141]=0;&quot;&quot;;IF([.B1141]=&quot;Y&quot;;[.C1141];&#10;&quot;&lt;a href=&quot; &amp; CHAR(34) &amp; &quot;#&quot; &amp; CHAR(34) &amp; &quot;&gt;&quot; &amp;&#10;&quot;&lt;img src=&quot; &amp; CHAR(34) &amp; &quot;https://github.com/ubuntu/yaru/blob/master/icons/Yaru/scalable/&quot; &amp; [.E1141] &amp; &quot;/&quot; &amp; [.A1141] &amp; &quot;.svg&quot; &amp; CHAR(34) &amp; &#10;&quot; width=&quot; &amp; CHAR(34) &amp; &quot;22&quot; &amp; CHAR(34) &amp; &quot; alt=&quot; &amp; CHAR(34) &amp; [.D1141] &amp; CHAR(34) &amp; &quot;&gt;&lt;/a&gt;&quot; &amp;&#10;&quot;&amp;nbsp; &amp;nbsp; &quot; &amp; [.D1141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power-profile-power-saver-symbolic-rtl@</text:p>
          </table:table-cell>
          <table:table-cell table:style-name="Default" table:formula="of:=IF(LEFT([.A114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42];3;FIND(&quot;:&quot;;[.A1142])-3) &amp; &quot; &lt;br&gt;&quot;;&quot;&quot;)">
            <text:p/>
          </table:table-cell>
          <table:table-cell table:style-name="ce6" table:formula="of:=IF([.B1142]=&quot;Y&quot;;MID([.A1142];3;FIND(&quot;:&quot;;[.A1142];1)-3);IF(&#10;RIGHT(RIGHT([.A1142]; 1))=&quot;@&quot;;0;&#10;[.A1142]))" office:value-type="float" office:value="0" calcext:value-type="float">
            <text:p>0</text:p>
          </table:table-cell>
          <table:table-cell table:formula="of:=IF([.B1142]=&quot;Y&quot;;[.D1142];[.E1141])" office:value-type="string" office:string-value="status" calcext:value-type="string">
            <text:p>status</text:p>
          </table:table-cell>
          <table:table-cell table:style-name="ce10" table:formula="of:=IF([.D1142]=0;&quot;&quot;;IF([.B1142]=&quot;Y&quot;;[.C1142];&#10;&quot;&lt;a href=&quot; &amp; CHAR(34) &amp; &quot;#&quot; &amp; CHAR(34) &amp; &quot;&gt;&quot; &amp;&#10;&quot;&lt;img src=&quot; &amp; CHAR(34) &amp; &quot;https://github.com/ubuntu/yaru/blob/master/icons/Yaru/scalable/&quot; &amp; [.E1142] &amp; &quot;/&quot; &amp; [.A1142] &amp; &quot;.svg&quot; &amp; CHAR(34) &amp; &#10;&quot; width=&quot; &amp; CHAR(34) &amp; &quot;22&quot; &amp; CHAR(34) &amp; &quot; alt=&quot; &amp; CHAR(34) &amp; [.D1142] &amp; CHAR(34) &amp; &quot;&gt;&lt;/a&gt;&quot; &amp;&#10;&quot;&amp;nbsp; &amp;nbsp; &quot; &amp; [.D1142] &amp; &quot;&lt;br&gt;&quot;&#10;))">
            <text:p/>
          </table:table-cell>
        </table:table-row>
        <table:table-row table:style-name="ro1">
          <table:table-cell office:value-type="string" calcext:value-type="string">
            <text:p>power-profile-power-saver-symbolic</text:p>
          </table:table-cell>
          <table:table-cell table:formula="of:=IF(LEFT([.A1143];1)=&quot;.&quot;;&quot;Y&quot;;&quot;N&quot;)" office:value-type="string" office:string-value="N" calcext:value-type="string">
            <text:p>N</text:p>
          </table:table-cell>
          <table:table-cell table:formula="of:=IFERROR(&quot;## &quot; &amp; MID([.A1143];3;FIND(&quot;:&quot;;[.A1143])-3) &amp; &quot; &lt;br&gt;&quot;;&quot;&quot;)">
            <text:p/>
          </table:table-cell>
          <table:table-cell table:formula="of:=IF([.B1143]=&quot;Y&quot;;MID([.A1143];3;FIND(&quot;:&quot;;[.A1143];1)-3);IF(&#10;RIGHT(RIGHT([.A1143]; 1))=&quot;@&quot;;0;&#10;[.A1143]))" office:value-type="string" office:string-value="power-profile-power-saver-symbolic" calcext:value-type="string">
            <text:p>power-profile-power-saver-symbolic</text:p>
          </table:table-cell>
          <table:table-cell table:formula="of:=IF([.B1143]=&quot;Y&quot;;[.D1143];[.E1142])" office:value-type="string" office:string-value="status" calcext:value-type="string">
            <text:p>status</text:p>
          </table:table-cell>
          <table:table-cell table:style-name="ce10" table:formula="of:=IF([.D1143]=0;&quot;&quot;;IF([.B1143]=&quot;Y&quot;;[.C1143];&#10;&quot;&lt;a href=&quot; &amp; CHAR(34) &amp; &quot;#&quot; &amp; CHAR(34) &amp; &quot;&gt;&quot; &amp;&#10;&quot;&lt;img src=&quot; &amp; CHAR(34) &amp; &quot;https://github.com/ubuntu/yaru/blob/master/icons/Yaru/scalable/&quot; &amp; [.E1143] &amp; &quot;/&quot; &amp; [.A1143] &amp; &quot;.svg&quot; &amp; CHAR(34) &amp; &#10;&quot; width=&quot; &amp; CHAR(34) &amp; &quot;22&quot; &amp; CHAR(34) &amp; &quot; alt=&quot; &amp; CHAR(34) &amp; [.D1143] &amp; CHAR(34) &amp; &quot;&gt;&lt;/a&gt;&quot; &amp;&#10;&quot;&amp;nbsp; &amp;nbsp; &quot; &amp; [.D1143] &amp; &quot;&lt;br&gt;&quot;&#10;))" office:value-type="string" office:string-value="&lt;a href=&quot;#&quot;&gt;&lt;img src=&quot;https://github.com/ubuntu/yaru/blob/master/icons/Yaru/scalable/status/power-profile-power-saver-symbolic.svg&quot; width=&quot;22&quot; alt=&quot;power-profile-power-saver-symbolic&quot;&gt;&lt;/a&gt;&amp;nbsp; &amp;nbsp; power-profile-power-saver-symbolic&lt;br&gt;" calcext:value-type="string">
            <text:p>&lt;a href="#"&gt;&lt;img src="https://github.com/ubuntu/yaru/blob/master/icons/Yaru/scalable/status/power-profile-power-saver-symbolic.svg" width="22" alt="power-profile-power-saver-symbolic"&gt;&lt;/a&gt;&amp;nbsp; &amp;nbsp; power-profile-power-saver-symbolic&lt;br&gt;</text:p>
          </table:table-cell>
        </table:table-row>
        <table:table-row table:style-name="ro1">
          <table:table-cell office:value-type="string" calcext:value-type="string">
            <text:p>printer-error-symbolic</text:p>
          </table:table-cell>
          <table:table-cell table:formula="of:=IF(LEFT([.A1144];1)=&quot;.&quot;;&quot;Y&quot;;&quot;N&quot;)" office:value-type="string" office:string-value="N" calcext:value-type="string">
            <text:p>N</text:p>
          </table:table-cell>
          <table:table-cell table:formula="of:=IFERROR(&quot;## &quot; &amp; MID([.A1144];3;FIND(&quot;:&quot;;[.A1144])-3) &amp; &quot; &lt;br&gt;&quot;;&quot;&quot;)">
            <text:p/>
          </table:table-cell>
          <table:table-cell table:formula="of:=IF([.B1144]=&quot;Y&quot;;MID([.A1144];3;FIND(&quot;:&quot;;[.A1144];1)-3);IF(&#10;RIGHT(RIGHT([.A1144]; 1))=&quot;@&quot;;0;&#10;[.A1144]))" office:value-type="string" office:string-value="printer-error-symbolic" calcext:value-type="string">
            <text:p>printer-error-symbolic</text:p>
          </table:table-cell>
          <table:table-cell table:formula="of:=IF([.B1144]=&quot;Y&quot;;[.D1144];[.E1143])" office:value-type="string" office:string-value="status" calcext:value-type="string">
            <text:p>status</text:p>
          </table:table-cell>
          <table:table-cell table:style-name="ce10" table:formula="of:=IF([.D1144]=0;&quot;&quot;;IF([.B1144]=&quot;Y&quot;;[.C1144];&#10;&quot;&lt;a href=&quot; &amp; CHAR(34) &amp; &quot;#&quot; &amp; CHAR(34) &amp; &quot;&gt;&quot; &amp;&#10;&quot;&lt;img src=&quot; &amp; CHAR(34) &amp; &quot;https://github.com/ubuntu/yaru/blob/master/icons/Yaru/scalable/&quot; &amp; [.E1144] &amp; &quot;/&quot; &amp; [.A1144] &amp; &quot;.svg&quot; &amp; CHAR(34) &amp; &#10;&quot; width=&quot; &amp; CHAR(34) &amp; &quot;22&quot; &amp; CHAR(34) &amp; &quot; alt=&quot; &amp; CHAR(34) &amp; [.D1144] &amp; CHAR(34) &amp; &quot;&gt;&lt;/a&gt;&quot; &amp;&#10;&quot;&amp;nbsp; &amp;nbsp; &quot; &amp; [.D1144] &amp; &quot;&lt;br&gt;&quot;&#10;))" office:value-type="string" office:string-value="&lt;a href=&quot;#&quot;&gt;&lt;img src=&quot;https://github.com/ubuntu/yaru/blob/master/icons/Yaru/scalable/status/printer-error-symbolic.svg&quot; width=&quot;22&quot; alt=&quot;printer-error-symbolic&quot;&gt;&lt;/a&gt;&amp;nbsp; &amp;nbsp; printer-error-symbolic&lt;br&gt;" calcext:value-type="string">
            <text:p>&lt;a href="#"&gt;&lt;img src="https://github.com/ubuntu/yaru/blob/master/icons/Yaru/scalable/status/printer-error-symbolic.svg" width="22" alt="printer-error-symbolic"&gt;&lt;/a&gt;&amp;nbsp; &amp;nbsp; printer-error-symbolic&lt;br&gt;</text:p>
          </table:table-cell>
        </table:table-row>
        <table:table-row table:style-name="ro1">
          <table:table-cell office:value-type="string" calcext:value-type="string">
            <text:p>printer-printing-symbolic</text:p>
          </table:table-cell>
          <table:table-cell table:formula="of:=IF(LEFT([.A1145];1)=&quot;.&quot;;&quot;Y&quot;;&quot;N&quot;)" office:value-type="string" office:string-value="N" calcext:value-type="string">
            <text:p>N</text:p>
          </table:table-cell>
          <table:table-cell table:formula="of:=IFERROR(&quot;## &quot; &amp; MID([.A1145];3;FIND(&quot;:&quot;;[.A1145])-3) &amp; &quot; &lt;br&gt;&quot;;&quot;&quot;)">
            <text:p/>
          </table:table-cell>
          <table:table-cell table:formula="of:=IF([.B1145]=&quot;Y&quot;;MID([.A1145];3;FIND(&quot;:&quot;;[.A1145];1)-3);IF(&#10;RIGHT(RIGHT([.A1145]; 1))=&quot;@&quot;;0;&#10;[.A1145]))" office:value-type="string" office:string-value="printer-printing-symbolic" calcext:value-type="string">
            <text:p>printer-printing-symbolic</text:p>
          </table:table-cell>
          <table:table-cell table:formula="of:=IF([.B1145]=&quot;Y&quot;;[.D1145];[.E1144])" office:value-type="string" office:string-value="status" calcext:value-type="string">
            <text:p>status</text:p>
          </table:table-cell>
          <table:table-cell table:style-name="ce10" table:formula="of:=IF([.D1145]=0;&quot;&quot;;IF([.B1145]=&quot;Y&quot;;[.C1145];&#10;&quot;&lt;a href=&quot; &amp; CHAR(34) &amp; &quot;#&quot; &amp; CHAR(34) &amp; &quot;&gt;&quot; &amp;&#10;&quot;&lt;img src=&quot; &amp; CHAR(34) &amp; &quot;https://github.com/ubuntu/yaru/blob/master/icons/Yaru/scalable/&quot; &amp; [.E1145] &amp; &quot;/&quot; &amp; [.A1145] &amp; &quot;.svg&quot; &amp; CHAR(34) &amp; &#10;&quot; width=&quot; &amp; CHAR(34) &amp; &quot;22&quot; &amp; CHAR(34) &amp; &quot; alt=&quot; &amp; CHAR(34) &amp; [.D1145] &amp; CHAR(34) &amp; &quot;&gt;&lt;/a&gt;&quot; &amp;&#10;&quot;&amp;nbsp; &amp;nbsp; &quot; &amp; [.D1145] &amp; &quot;&lt;br&gt;&quot;&#10;))" office:value-type="string" office:string-value="&lt;a href=&quot;#&quot;&gt;&lt;img src=&quot;https://github.com/ubuntu/yaru/blob/master/icons/Yaru/scalable/status/printer-printing-symbolic.svg&quot; width=&quot;22&quot; alt=&quot;printer-printing-symbolic&quot;&gt;&lt;/a&gt;&amp;nbsp; &amp;nbsp; printer-printing-symbolic&lt;br&gt;" calcext:value-type="string">
            <text:p>&lt;a href="#"&gt;&lt;img src="https://github.com/ubuntu/yaru/blob/master/icons/Yaru/scalable/status/printer-printing-symbolic.svg" width="22" alt="printer-printing-symbolic"&gt;&lt;/a&gt;&amp;nbsp; &amp;nbsp; printer-printing-symbolic&lt;br&gt;</text:p>
          </table:table-cell>
        </table:table-row>
        <table:table-row table:style-name="ro1">
          <table:table-cell office:value-type="string" calcext:value-type="string">
            <text:p>printer-warning-symbolic</text:p>
          </table:table-cell>
          <table:table-cell table:formula="of:=IF(LEFT([.A1146];1)=&quot;.&quot;;&quot;Y&quot;;&quot;N&quot;)" office:value-type="string" office:string-value="N" calcext:value-type="string">
            <text:p>N</text:p>
          </table:table-cell>
          <table:table-cell table:formula="of:=IFERROR(&quot;## &quot; &amp; MID([.A1146];3;FIND(&quot;:&quot;;[.A1146])-3) &amp; &quot; &lt;br&gt;&quot;;&quot;&quot;)">
            <text:p/>
          </table:table-cell>
          <table:table-cell table:formula="of:=IF([.B1146]=&quot;Y&quot;;MID([.A1146];3;FIND(&quot;:&quot;;[.A1146];1)-3);IF(&#10;RIGHT(RIGHT([.A1146]; 1))=&quot;@&quot;;0;&#10;[.A1146]))" office:value-type="string" office:string-value="printer-warning-symbolic" calcext:value-type="string">
            <text:p>printer-warning-symbolic</text:p>
          </table:table-cell>
          <table:table-cell table:formula="of:=IF([.B1146]=&quot;Y&quot;;[.D1146];[.E1145])" office:value-type="string" office:string-value="status" calcext:value-type="string">
            <text:p>status</text:p>
          </table:table-cell>
          <table:table-cell table:style-name="ce10" table:formula="of:=IF([.D1146]=0;&quot;&quot;;IF([.B1146]=&quot;Y&quot;;[.C1146];&#10;&quot;&lt;a href=&quot; &amp; CHAR(34) &amp; &quot;#&quot; &amp; CHAR(34) &amp; &quot;&gt;&quot; &amp;&#10;&quot;&lt;img src=&quot; &amp; CHAR(34) &amp; &quot;https://github.com/ubuntu/yaru/blob/master/icons/Yaru/scalable/&quot; &amp; [.E1146] &amp; &quot;/&quot; &amp; [.A1146] &amp; &quot;.svg&quot; &amp; CHAR(34) &amp; &#10;&quot; width=&quot; &amp; CHAR(34) &amp; &quot;22&quot; &amp; CHAR(34) &amp; &quot; alt=&quot; &amp; CHAR(34) &amp; [.D1146] &amp; CHAR(34) &amp; &quot;&gt;&lt;/a&gt;&quot; &amp;&#10;&quot;&amp;nbsp; &amp;nbsp; &quot; &amp; [.D1146] &amp; &quot;&lt;br&gt;&quot;&#10;))" office:value-type="string" office:string-value="&lt;a href=&quot;#&quot;&gt;&lt;img src=&quot;https://github.com/ubuntu/yaru/blob/master/icons/Yaru/scalable/status/printer-warning-symbolic.svg&quot; width=&quot;22&quot; alt=&quot;printer-warning-symbolic&quot;&gt;&lt;/a&gt;&amp;nbsp; &amp;nbsp; printer-warning-symbolic&lt;br&gt;" calcext:value-type="string">
            <text:p>&lt;a href="#"&gt;&lt;img src="https://github.com/ubuntu/yaru/blob/master/icons/Yaru/scalable/status/printer-warning-symbolic.svg" width="22" alt="printer-warning-symbolic"&gt;&lt;/a&gt;&amp;nbsp; &amp;nbsp; printer-warning-symbolic&lt;br&gt;</text:p>
          </table:table-cell>
        </table:table-row>
        <table:table-row table:style-name="ro1">
          <table:table-cell office:value-type="string" calcext:value-type="string">
            <text:p>process-working-symbolic</text:p>
          </table:table-cell>
          <table:table-cell table:formula="of:=IF(LEFT([.A1147];1)=&quot;.&quot;;&quot;Y&quot;;&quot;N&quot;)" office:value-type="string" office:string-value="N" calcext:value-type="string">
            <text:p>N</text:p>
          </table:table-cell>
          <table:table-cell table:formula="of:=IFERROR(&quot;## &quot; &amp; MID([.A1147];3;FIND(&quot;:&quot;;[.A1147])-3) &amp; &quot; &lt;br&gt;&quot;;&quot;&quot;)">
            <text:p/>
          </table:table-cell>
          <table:table-cell table:formula="of:=IF([.B1147]=&quot;Y&quot;;MID([.A1147];3;FIND(&quot;:&quot;;[.A1147];1)-3);IF(&#10;RIGHT(RIGHT([.A1147]; 1))=&quot;@&quot;;0;&#10;[.A1147]))" office:value-type="string" office:string-value="process-working-symbolic" calcext:value-type="string">
            <text:p>process-working-symbolic</text:p>
          </table:table-cell>
          <table:table-cell table:formula="of:=IF([.B1147]=&quot;Y&quot;;[.D1147];[.E1146])" office:value-type="string" office:string-value="status" calcext:value-type="string">
            <text:p>status</text:p>
          </table:table-cell>
          <table:table-cell table:style-name="ce10" table:formula="of:=IF([.D1147]=0;&quot;&quot;;IF([.B1147]=&quot;Y&quot;;[.C1147];&#10;&quot;&lt;a href=&quot; &amp; CHAR(34) &amp; &quot;#&quot; &amp; CHAR(34) &amp; &quot;&gt;&quot; &amp;&#10;&quot;&lt;img src=&quot; &amp; CHAR(34) &amp; &quot;https://github.com/ubuntu/yaru/blob/master/icons/Yaru/scalable/&quot; &amp; [.E1147] &amp; &quot;/&quot; &amp; [.A1147] &amp; &quot;.svg&quot; &amp; CHAR(34) &amp; &#10;&quot; width=&quot; &amp; CHAR(34) &amp; &quot;22&quot; &amp; CHAR(34) &amp; &quot; alt=&quot; &amp; CHAR(34) &amp; [.D1147] &amp; CHAR(34) &amp; &quot;&gt;&lt;/a&gt;&quot; &amp;&#10;&quot;&amp;nbsp; &amp;nbsp; &quot; &amp; [.D1147] &amp; &quot;&lt;br&gt;&quot;&#10;))" office:value-type="string" office:string-value="&lt;a href=&quot;#&quot;&gt;&lt;img src=&quot;https://github.com/ubuntu/yaru/blob/master/icons/Yaru/scalable/status/process-working-symbolic.svg&quot; width=&quot;22&quot; alt=&quot;process-working-symbolic&quot;&gt;&lt;/a&gt;&amp;nbsp; &amp;nbsp; process-working-symbolic&lt;br&gt;" calcext:value-type="string">
            <text:p>&lt;a href="#"&gt;&lt;img src="https://github.com/ubuntu/yaru/blob/master/icons/Yaru/scalable/status/process-working-symbolic.svg" width="22" alt="process-working-symbolic"&gt;&lt;/a&gt;&amp;nbsp; &amp;nbsp; process-working-symbolic&lt;br&gt;</text:p>
          </table:table-cell>
        </table:table-row>
        <table:table-row table:style-name="ro1">
          <table:table-cell office:value-type="string" calcext:value-type="string">
            <text:p>rotation-allowed-symbolic</text:p>
          </table:table-cell>
          <table:table-cell table:formula="of:=IF(LEFT([.A1148];1)=&quot;.&quot;;&quot;Y&quot;;&quot;N&quot;)" office:value-type="string" office:string-value="N" calcext:value-type="string">
            <text:p>N</text:p>
          </table:table-cell>
          <table:table-cell table:formula="of:=IFERROR(&quot;## &quot; &amp; MID([.A1148];3;FIND(&quot;:&quot;;[.A1148])-3) &amp; &quot; &lt;br&gt;&quot;;&quot;&quot;)">
            <text:p/>
          </table:table-cell>
          <table:table-cell table:formula="of:=IF([.B1148]=&quot;Y&quot;;MID([.A1148];3;FIND(&quot;:&quot;;[.A1148];1)-3);IF(&#10;RIGHT(RIGHT([.A1148]; 1))=&quot;@&quot;;0;&#10;[.A1148]))" office:value-type="string" office:string-value="rotation-allowed-symbolic" calcext:value-type="string">
            <text:p>rotation-allowed-symbolic</text:p>
          </table:table-cell>
          <table:table-cell table:formula="of:=IF([.B1148]=&quot;Y&quot;;[.D1148];[.E1147])" office:value-type="string" office:string-value="status" calcext:value-type="string">
            <text:p>status</text:p>
          </table:table-cell>
          <table:table-cell table:style-name="ce10" table:formula="of:=IF([.D1148]=0;&quot;&quot;;IF([.B1148]=&quot;Y&quot;;[.C1148];&#10;&quot;&lt;a href=&quot; &amp; CHAR(34) &amp; &quot;#&quot; &amp; CHAR(34) &amp; &quot;&gt;&quot; &amp;&#10;&quot;&lt;img src=&quot; &amp; CHAR(34) &amp; &quot;https://github.com/ubuntu/yaru/blob/master/icons/Yaru/scalable/&quot; &amp; [.E1148] &amp; &quot;/&quot; &amp; [.A1148] &amp; &quot;.svg&quot; &amp; CHAR(34) &amp; &#10;&quot; width=&quot; &amp; CHAR(34) &amp; &quot;22&quot; &amp; CHAR(34) &amp; &quot; alt=&quot; &amp; CHAR(34) &amp; [.D1148] &amp; CHAR(34) &amp; &quot;&gt;&lt;/a&gt;&quot; &amp;&#10;&quot;&amp;nbsp; &amp;nbsp; &quot; &amp; [.D1148] &amp; &quot;&lt;br&gt;&quot;&#10;))" office:value-type="string" office:string-value="&lt;a href=&quot;#&quot;&gt;&lt;img src=&quot;https://github.com/ubuntu/yaru/blob/master/icons/Yaru/scalable/status/rotation-allowed-symbolic.svg&quot; width=&quot;22&quot; alt=&quot;rotation-allowed-symbolic&quot;&gt;&lt;/a&gt;&amp;nbsp; &amp;nbsp; rotation-allowed-symbolic&lt;br&gt;" calcext:value-type="string">
            <text:p>&lt;a href="#"&gt;&lt;img src="https://github.com/ubuntu/yaru/blob/master/icons/Yaru/scalable/status/rotation-allowed-symbolic.svg" width="22" alt="rotation-allowed-symbolic"&gt;&lt;/a&gt;&amp;nbsp; &amp;nbsp; rotation-allowed-symbolic&lt;br&gt;</text:p>
          </table:table-cell>
        </table:table-row>
        <table:table-row table:style-name="ro1">
          <table:table-cell office:value-type="string" calcext:value-type="string">
            <text:p>rotation-locked-symbolic</text:p>
          </table:table-cell>
          <table:table-cell table:formula="of:=IF(LEFT([.A1149];1)=&quot;.&quot;;&quot;Y&quot;;&quot;N&quot;)" office:value-type="string" office:string-value="N" calcext:value-type="string">
            <text:p>N</text:p>
          </table:table-cell>
          <table:table-cell table:formula="of:=IFERROR(&quot;## &quot; &amp; MID([.A1149];3;FIND(&quot;:&quot;;[.A1149])-3) &amp; &quot; &lt;br&gt;&quot;;&quot;&quot;)">
            <text:p/>
          </table:table-cell>
          <table:table-cell table:formula="of:=IF([.B1149]=&quot;Y&quot;;MID([.A1149];3;FIND(&quot;:&quot;;[.A1149];1)-3);IF(&#10;RIGHT(RIGHT([.A1149]; 1))=&quot;@&quot;;0;&#10;[.A1149]))" office:value-type="string" office:string-value="rotation-locked-symbolic" calcext:value-type="string">
            <text:p>rotation-locked-symbolic</text:p>
          </table:table-cell>
          <table:table-cell table:formula="of:=IF([.B1149]=&quot;Y&quot;;[.D1149];[.E1148])" office:value-type="string" office:string-value="status" calcext:value-type="string">
            <text:p>status</text:p>
          </table:table-cell>
          <table:table-cell table:style-name="ce10" table:formula="of:=IF([.D1149]=0;&quot;&quot;;IF([.B1149]=&quot;Y&quot;;[.C1149];&#10;&quot;&lt;a href=&quot; &amp; CHAR(34) &amp; &quot;#&quot; &amp; CHAR(34) &amp; &quot;&gt;&quot; &amp;&#10;&quot;&lt;img src=&quot; &amp; CHAR(34) &amp; &quot;https://github.com/ubuntu/yaru/blob/master/icons/Yaru/scalable/&quot; &amp; [.E1149] &amp; &quot;/&quot; &amp; [.A1149] &amp; &quot;.svg&quot; &amp; CHAR(34) &amp; &#10;&quot; width=&quot; &amp; CHAR(34) &amp; &quot;22&quot; &amp; CHAR(34) &amp; &quot; alt=&quot; &amp; CHAR(34) &amp; [.D1149] &amp; CHAR(34) &amp; &quot;&gt;&lt;/a&gt;&quot; &amp;&#10;&quot;&amp;nbsp; &amp;nbsp; &quot; &amp; [.D1149] &amp; &quot;&lt;br&gt;&quot;&#10;))" office:value-type="string" office:string-value="&lt;a href=&quot;#&quot;&gt;&lt;img src=&quot;https://github.com/ubuntu/yaru/blob/master/icons/Yaru/scalable/status/rotation-locked-symbolic.svg&quot; width=&quot;22&quot; alt=&quot;rotation-locked-symbolic&quot;&gt;&lt;/a&gt;&amp;nbsp; &amp;nbsp; rotation-locked-symbolic&lt;br&gt;" calcext:value-type="string">
            <text:p>&lt;a href="#"&gt;&lt;img src="https://github.com/ubuntu/yaru/blob/master/icons/Yaru/scalable/status/rotation-locked-symbolic.svg" width="22" alt="rotation-locked-symbolic"&gt;&lt;/a&gt;&amp;nbsp; &amp;nbsp; rotation-locked-symbolic&lt;br&gt;</text:p>
          </table:table-cell>
        </table:table-row>
        <table:table-row table:style-name="ro1">
          <table:table-cell office:value-type="string" calcext:value-type="string">
            <text:p>screen-shared-symbolic</text:p>
          </table:table-cell>
          <table:table-cell table:formula="of:=IF(LEFT([.A1150];1)=&quot;.&quot;;&quot;Y&quot;;&quot;N&quot;)" office:value-type="string" office:string-value="N" calcext:value-type="string">
            <text:p>N</text:p>
          </table:table-cell>
          <table:table-cell table:formula="of:=IFERROR(&quot;## &quot; &amp; MID([.A1150];3;FIND(&quot;:&quot;;[.A1150])-3) &amp; &quot; &lt;br&gt;&quot;;&quot;&quot;)">
            <text:p/>
          </table:table-cell>
          <table:table-cell table:formula="of:=IF([.B1150]=&quot;Y&quot;;MID([.A1150];3;FIND(&quot;:&quot;;[.A1150];1)-3);IF(&#10;RIGHT(RIGHT([.A1150]; 1))=&quot;@&quot;;0;&#10;[.A1150]))" office:value-type="string" office:string-value="screen-shared-symbolic" calcext:value-type="string">
            <text:p>screen-shared-symbolic</text:p>
          </table:table-cell>
          <table:table-cell table:formula="of:=IF([.B1150]=&quot;Y&quot;;[.D1150];[.E1149])" office:value-type="string" office:string-value="status" calcext:value-type="string">
            <text:p>status</text:p>
          </table:table-cell>
          <table:table-cell table:style-name="ce10" table:formula="of:=IF([.D1150]=0;&quot;&quot;;IF([.B1150]=&quot;Y&quot;;[.C1150];&#10;&quot;&lt;a href=&quot; &amp; CHAR(34) &amp; &quot;#&quot; &amp; CHAR(34) &amp; &quot;&gt;&quot; &amp;&#10;&quot;&lt;img src=&quot; &amp; CHAR(34) &amp; &quot;https://github.com/ubuntu/yaru/blob/master/icons/Yaru/scalable/&quot; &amp; [.E1150] &amp; &quot;/&quot; &amp; [.A1150] &amp; &quot;.svg&quot; &amp; CHAR(34) &amp; &#10;&quot; width=&quot; &amp; CHAR(34) &amp; &quot;22&quot; &amp; CHAR(34) &amp; &quot; alt=&quot; &amp; CHAR(34) &amp; [.D1150] &amp; CHAR(34) &amp; &quot;&gt;&lt;/a&gt;&quot; &amp;&#10;&quot;&amp;nbsp; &amp;nbsp; &quot; &amp; [.D1150] &amp; &quot;&lt;br&gt;&quot;&#10;))" office:value-type="string" office:string-value="&lt;a href=&quot;#&quot;&gt;&lt;img src=&quot;https://github.com/ubuntu/yaru/blob/master/icons/Yaru/scalable/status/screen-shared-symbolic.svg&quot; width=&quot;22&quot; alt=&quot;screen-shared-symbolic&quot;&gt;&lt;/a&gt;&amp;nbsp; &amp;nbsp; screen-shared-symbolic&lt;br&gt;" calcext:value-type="string">
            <text:p>&lt;a href="#"&gt;&lt;img src="https://github.com/ubuntu/yaru/blob/master/icons/Yaru/scalable/status/screen-shared-symbolic.svg" width="22" alt="screen-shared-symbolic"&gt;&lt;/a&gt;&amp;nbsp; &amp;nbsp; screen-shared-symbolic&lt;br&gt;</text:p>
          </table:table-cell>
        </table:table-row>
        <table:table-row table:style-name="ro1">
          <table:table-cell office:value-type="string" calcext:value-type="string">
            <text:p>security-high-symbolic</text:p>
          </table:table-cell>
          <table:table-cell table:formula="of:=IF(LEFT([.A1151];1)=&quot;.&quot;;&quot;Y&quot;;&quot;N&quot;)" office:value-type="string" office:string-value="N" calcext:value-type="string">
            <text:p>N</text:p>
          </table:table-cell>
          <table:table-cell table:formula="of:=IFERROR(&quot;## &quot; &amp; MID([.A1151];3;FIND(&quot;:&quot;;[.A1151])-3) &amp; &quot; &lt;br&gt;&quot;;&quot;&quot;)">
            <text:p/>
          </table:table-cell>
          <table:table-cell table:formula="of:=IF([.B1151]=&quot;Y&quot;;MID([.A1151];3;FIND(&quot;:&quot;;[.A1151];1)-3);IF(&#10;RIGHT(RIGHT([.A1151]; 1))=&quot;@&quot;;0;&#10;[.A1151]))" office:value-type="string" office:string-value="security-high-symbolic" calcext:value-type="string">
            <text:p>security-high-symbolic</text:p>
          </table:table-cell>
          <table:table-cell table:formula="of:=IF([.B1151]=&quot;Y&quot;;[.D1151];[.E1150])" office:value-type="string" office:string-value="status" calcext:value-type="string">
            <text:p>status</text:p>
          </table:table-cell>
          <table:table-cell table:style-name="ce10" table:formula="of:=IF([.D1151]=0;&quot;&quot;;IF([.B1151]=&quot;Y&quot;;[.C1151];&#10;&quot;&lt;a href=&quot; &amp; CHAR(34) &amp; &quot;#&quot; &amp; CHAR(34) &amp; &quot;&gt;&quot; &amp;&#10;&quot;&lt;img src=&quot; &amp; CHAR(34) &amp; &quot;https://github.com/ubuntu/yaru/blob/master/icons/Yaru/scalable/&quot; &amp; [.E1151] &amp; &quot;/&quot; &amp; [.A1151] &amp; &quot;.svg&quot; &amp; CHAR(34) &amp; &#10;&quot; width=&quot; &amp; CHAR(34) &amp; &quot;22&quot; &amp; CHAR(34) &amp; &quot; alt=&quot; &amp; CHAR(34) &amp; [.D1151] &amp; CHAR(34) &amp; &quot;&gt;&lt;/a&gt;&quot; &amp;&#10;&quot;&amp;nbsp; &amp;nbsp; &quot; &amp; [.D1151] &amp; &quot;&lt;br&gt;&quot;&#10;))" office:value-type="string" office:string-value="&lt;a href=&quot;#&quot;&gt;&lt;img src=&quot;https://github.com/ubuntu/yaru/blob/master/icons/Yaru/scalable/status/security-high-symbolic.svg&quot; width=&quot;22&quot; alt=&quot;security-high-symbolic&quot;&gt;&lt;/a&gt;&amp;nbsp; &amp;nbsp; security-high-symbolic&lt;br&gt;" calcext:value-type="string">
            <text:p>&lt;a href="#"&gt;&lt;img src="https://github.com/ubuntu/yaru/blob/master/icons/Yaru/scalable/status/security-high-symbolic.svg" width="22" alt="security-high-symbolic"&gt;&lt;/a&gt;&amp;nbsp; &amp;nbsp; security-high-symbolic&lt;br&gt;</text:p>
          </table:table-cell>
        </table:table-row>
        <table:table-row table:style-name="ro1">
          <table:table-cell office:value-type="string" calcext:value-type="string">
            <text:p>security-low-symbolic</text:p>
          </table:table-cell>
          <table:table-cell table:formula="of:=IF(LEFT([.A1152];1)=&quot;.&quot;;&quot;Y&quot;;&quot;N&quot;)" office:value-type="string" office:string-value="N" calcext:value-type="string">
            <text:p>N</text:p>
          </table:table-cell>
          <table:table-cell table:formula="of:=IFERROR(&quot;## &quot; &amp; MID([.A1152];3;FIND(&quot;:&quot;;[.A1152])-3) &amp; &quot; &lt;br&gt;&quot;;&quot;&quot;)">
            <text:p/>
          </table:table-cell>
          <table:table-cell table:formula="of:=IF([.B1152]=&quot;Y&quot;;MID([.A1152];3;FIND(&quot;:&quot;;[.A1152];1)-3);IF(&#10;RIGHT(RIGHT([.A1152]; 1))=&quot;@&quot;;0;&#10;[.A1152]))" office:value-type="string" office:string-value="security-low-symbolic" calcext:value-type="string">
            <text:p>security-low-symbolic</text:p>
          </table:table-cell>
          <table:table-cell table:formula="of:=IF([.B1152]=&quot;Y&quot;;[.D1152];[.E1151])" office:value-type="string" office:string-value="status" calcext:value-type="string">
            <text:p>status</text:p>
          </table:table-cell>
          <table:table-cell table:style-name="ce10" table:formula="of:=IF([.D1152]=0;&quot;&quot;;IF([.B1152]=&quot;Y&quot;;[.C1152];&#10;&quot;&lt;a href=&quot; &amp; CHAR(34) &amp; &quot;#&quot; &amp; CHAR(34) &amp; &quot;&gt;&quot; &amp;&#10;&quot;&lt;img src=&quot; &amp; CHAR(34) &amp; &quot;https://github.com/ubuntu/yaru/blob/master/icons/Yaru/scalable/&quot; &amp; [.E1152] &amp; &quot;/&quot; &amp; [.A1152] &amp; &quot;.svg&quot; &amp; CHAR(34) &amp; &#10;&quot; width=&quot; &amp; CHAR(34) &amp; &quot;22&quot; &amp; CHAR(34) &amp; &quot; alt=&quot; &amp; CHAR(34) &amp; [.D1152] &amp; CHAR(34) &amp; &quot;&gt;&lt;/a&gt;&quot; &amp;&#10;&quot;&amp;nbsp; &amp;nbsp; &quot; &amp; [.D1152] &amp; &quot;&lt;br&gt;&quot;&#10;))" office:value-type="string" office:string-value="&lt;a href=&quot;#&quot;&gt;&lt;img src=&quot;https://github.com/ubuntu/yaru/blob/master/icons/Yaru/scalable/status/security-low-symbolic.svg&quot; width=&quot;22&quot; alt=&quot;security-low-symbolic&quot;&gt;&lt;/a&gt;&amp;nbsp; &amp;nbsp; security-low-symbolic&lt;br&gt;" calcext:value-type="string">
            <text:p>&lt;a href="#"&gt;&lt;img src="https://github.com/ubuntu/yaru/blob/master/icons/Yaru/scalable/status/security-low-symbolic.svg" width="22" alt="security-low-symbolic"&gt;&lt;/a&gt;&amp;nbsp; &amp;nbsp; security-low-symbolic&lt;br&gt;</text:p>
          </table:table-cell>
        </table:table-row>
        <table:table-row table:style-name="ro1">
          <table:table-cell table:style-name="Default" office:value-type="string" calcext:value-type="string">
            <text:p>security-medium-rtl-symbolic@</text:p>
          </table:table-cell>
          <table:table-cell table:style-name="Default" table:formula="of:=IF(LEFT([.A115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53];3;FIND(&quot;:&quot;;[.A1153])-3) &amp; &quot; &lt;br&gt;&quot;;&quot;&quot;)">
            <text:p/>
          </table:table-cell>
          <table:table-cell table:style-name="ce6" table:formula="of:=IF([.B1153]=&quot;Y&quot;;MID([.A1153];3;FIND(&quot;:&quot;;[.A1153];1)-3);IF(&#10;RIGHT(RIGHT([.A1153]; 1))=&quot;@&quot;;0;&#10;[.A1153]))" office:value-type="float" office:value="0" calcext:value-type="float">
            <text:p>0</text:p>
          </table:table-cell>
          <table:table-cell table:formula="of:=IF([.B1153]=&quot;Y&quot;;[.D1153];[.E1152])" office:value-type="string" office:string-value="status" calcext:value-type="string">
            <text:p>status</text:p>
          </table:table-cell>
          <table:table-cell table:style-name="ce10" table:formula="of:=IF([.D1153]=0;&quot;&quot;;IF([.B1153]=&quot;Y&quot;;[.C1153];&#10;&quot;&lt;a href=&quot; &amp; CHAR(34) &amp; &quot;#&quot; &amp; CHAR(34) &amp; &quot;&gt;&quot; &amp;&#10;&quot;&lt;img src=&quot; &amp; CHAR(34) &amp; &quot;https://github.com/ubuntu/yaru/blob/master/icons/Yaru/scalable/&quot; &amp; [.E1153] &amp; &quot;/&quot; &amp; [.A1153] &amp; &quot;.svg&quot; &amp; CHAR(34) &amp; &#10;&quot; width=&quot; &amp; CHAR(34) &amp; &quot;22&quot; &amp; CHAR(34) &amp; &quot; alt=&quot; &amp; CHAR(34) &amp; [.D1153] &amp; CHAR(34) &amp; &quot;&gt;&lt;/a&gt;&quot; &amp;&#10;&quot;&amp;nbsp; &amp;nbsp; &quot; &amp; [.D1153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ecurity-medium-symbolic-rtl@</text:p>
          </table:table-cell>
          <table:table-cell table:style-name="Default" table:formula="of:=IF(LEFT([.A115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54];3;FIND(&quot;:&quot;;[.A1154])-3) &amp; &quot; &lt;br&gt;&quot;;&quot;&quot;)">
            <text:p/>
          </table:table-cell>
          <table:table-cell table:style-name="ce6" table:formula="of:=IF([.B1154]=&quot;Y&quot;;MID([.A1154];3;FIND(&quot;:&quot;;[.A1154];1)-3);IF(&#10;RIGHT(RIGHT([.A1154]; 1))=&quot;@&quot;;0;&#10;[.A1154]))" office:value-type="float" office:value="0" calcext:value-type="float">
            <text:p>0</text:p>
          </table:table-cell>
          <table:table-cell table:formula="of:=IF([.B1154]=&quot;Y&quot;;[.D1154];[.E1153])" office:value-type="string" office:string-value="status" calcext:value-type="string">
            <text:p>status</text:p>
          </table:table-cell>
          <table:table-cell table:style-name="ce10" table:formula="of:=IF([.D1154]=0;&quot;&quot;;IF([.B1154]=&quot;Y&quot;;[.C1154];&#10;&quot;&lt;a href=&quot; &amp; CHAR(34) &amp; &quot;#&quot; &amp; CHAR(34) &amp; &quot;&gt;&quot; &amp;&#10;&quot;&lt;img src=&quot; &amp; CHAR(34) &amp; &quot;https://github.com/ubuntu/yaru/blob/master/icons/Yaru/scalable/&quot; &amp; [.E1154] &amp; &quot;/&quot; &amp; [.A1154] &amp; &quot;.svg&quot; &amp; CHAR(34) &amp; &#10;&quot; width=&quot; &amp; CHAR(34) &amp; &quot;22&quot; &amp; CHAR(34) &amp; &quot; alt=&quot; &amp; CHAR(34) &amp; [.D1154] &amp; CHAR(34) &amp; &quot;&gt;&lt;/a&gt;&quot; &amp;&#10;&quot;&amp;nbsp; &amp;nbsp; &quot; &amp; [.D1154] &amp; &quot;&lt;br&gt;&quot;&#10;))">
            <text:p/>
          </table:table-cell>
        </table:table-row>
        <table:table-row table:style-name="ro1">
          <table:table-cell office:value-type="string" calcext:value-type="string">
            <text:p>security-medium-symbolic</text:p>
          </table:table-cell>
          <table:table-cell table:formula="of:=IF(LEFT([.A1155];1)=&quot;.&quot;;&quot;Y&quot;;&quot;N&quot;)" office:value-type="string" office:string-value="N" calcext:value-type="string">
            <text:p>N</text:p>
          </table:table-cell>
          <table:table-cell table:formula="of:=IFERROR(&quot;## &quot; &amp; MID([.A1155];3;FIND(&quot;:&quot;;[.A1155])-3) &amp; &quot; &lt;br&gt;&quot;;&quot;&quot;)">
            <text:p/>
          </table:table-cell>
          <table:table-cell table:formula="of:=IF([.B1155]=&quot;Y&quot;;MID([.A1155];3;FIND(&quot;:&quot;;[.A1155];1)-3);IF(&#10;RIGHT(RIGHT([.A1155]; 1))=&quot;@&quot;;0;&#10;[.A1155]))" office:value-type="string" office:string-value="security-medium-symbolic" calcext:value-type="string">
            <text:p>security-medium-symbolic</text:p>
          </table:table-cell>
          <table:table-cell table:formula="of:=IF([.B1155]=&quot;Y&quot;;[.D1155];[.E1154])" office:value-type="string" office:string-value="status" calcext:value-type="string">
            <text:p>status</text:p>
          </table:table-cell>
          <table:table-cell table:style-name="ce10" table:formula="of:=IF([.D1155]=0;&quot;&quot;;IF([.B1155]=&quot;Y&quot;;[.C1155];&#10;&quot;&lt;a href=&quot; &amp; CHAR(34) &amp; &quot;#&quot; &amp; CHAR(34) &amp; &quot;&gt;&quot; &amp;&#10;&quot;&lt;img src=&quot; &amp; CHAR(34) &amp; &quot;https://github.com/ubuntu/yaru/blob/master/icons/Yaru/scalable/&quot; &amp; [.E1155] &amp; &quot;/&quot; &amp; [.A1155] &amp; &quot;.svg&quot; &amp; CHAR(34) &amp; &#10;&quot; width=&quot; &amp; CHAR(34) &amp; &quot;22&quot; &amp; CHAR(34) &amp; &quot; alt=&quot; &amp; CHAR(34) &amp; [.D1155] &amp; CHAR(34) &amp; &quot;&gt;&lt;/a&gt;&quot; &amp;&#10;&quot;&amp;nbsp; &amp;nbsp; &quot; &amp; [.D1155] &amp; &quot;&lt;br&gt;&quot;&#10;))" office:value-type="string" office:string-value="&lt;a href=&quot;#&quot;&gt;&lt;img src=&quot;https://github.com/ubuntu/yaru/blob/master/icons/Yaru/scalable/status/security-medium-symbolic.svg&quot; width=&quot;22&quot; alt=&quot;security-medium-symbolic&quot;&gt;&lt;/a&gt;&amp;nbsp; &amp;nbsp; security-medium-symbolic&lt;br&gt;" calcext:value-type="string">
            <text:p>&lt;a href="#"&gt;&lt;img src="https://github.com/ubuntu/yaru/blob/master/icons/Yaru/scalable/status/security-medium-symbolic.svg" width="22" alt="security-medium-symbolic"&gt;&lt;/a&gt;&amp;nbsp; &amp;nbsp; security-medium-symbolic&lt;br&gt;</text:p>
          </table:table-cell>
        </table:table-row>
        <table:table-row table:style-name="ro1">
          <table:table-cell table:style-name="Default" office:value-type="string" calcext:value-type="string">
            <text:p>semi-starred-rtl-symbolic@</text:p>
          </table:table-cell>
          <table:table-cell table:style-name="Default" table:formula="of:=IF(LEFT([.A1156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56];3;FIND(&quot;:&quot;;[.A1156])-3) &amp; &quot; &lt;br&gt;&quot;;&quot;&quot;)">
            <text:p/>
          </table:table-cell>
          <table:table-cell table:style-name="ce6" table:formula="of:=IF([.B1156]=&quot;Y&quot;;MID([.A1156];3;FIND(&quot;:&quot;;[.A1156];1)-3);IF(&#10;RIGHT(RIGHT([.A1156]; 1))=&quot;@&quot;;0;&#10;[.A1156]))" office:value-type="float" office:value="0" calcext:value-type="float">
            <text:p>0</text:p>
          </table:table-cell>
          <table:table-cell table:formula="of:=IF([.B1156]=&quot;Y&quot;;[.D1156];[.E1155])" office:value-type="string" office:string-value="status" calcext:value-type="string">
            <text:p>status</text:p>
          </table:table-cell>
          <table:table-cell table:style-name="ce10" table:formula="of:=IF([.D1156]=0;&quot;&quot;;IF([.B1156]=&quot;Y&quot;;[.C1156];&#10;&quot;&lt;a href=&quot; &amp; CHAR(34) &amp; &quot;#&quot; &amp; CHAR(34) &amp; &quot;&gt;&quot; &amp;&#10;&quot;&lt;img src=&quot; &amp; CHAR(34) &amp; &quot;https://github.com/ubuntu/yaru/blob/master/icons/Yaru/scalable/&quot; &amp; [.E1156] &amp; &quot;/&quot; &amp; [.A1156] &amp; &quot;.svg&quot; &amp; CHAR(34) &amp; &#10;&quot; width=&quot; &amp; CHAR(34) &amp; &quot;22&quot; &amp; CHAR(34) &amp; &quot; alt=&quot; &amp; CHAR(34) &amp; [.D1156] &amp; CHAR(34) &amp; &quot;&gt;&lt;/a&gt;&quot; &amp;&#10;&quot;&amp;nbsp; &amp;nbsp; &quot; &amp; [.D1156] &amp; &quot;&lt;br&gt;&quot;&#10;))">
            <text:p/>
          </table:table-cell>
        </table:table-row>
        <table:table-row table:style-name="ro1">
          <table:table-cell office:value-type="string" calcext:value-type="string">
            <text:p>semi-starred-symbolic-rtl</text:p>
          </table:table-cell>
          <table:table-cell table:formula="of:=IF(LEFT([.A1157];1)=&quot;.&quot;;&quot;Y&quot;;&quot;N&quot;)" office:value-type="string" office:string-value="N" calcext:value-type="string">
            <text:p>N</text:p>
          </table:table-cell>
          <table:table-cell table:formula="of:=IFERROR(&quot;## &quot; &amp; MID([.A1157];3;FIND(&quot;:&quot;;[.A1157])-3) &amp; &quot; &lt;br&gt;&quot;;&quot;&quot;)">
            <text:p/>
          </table:table-cell>
          <table:table-cell table:formula="of:=IF([.B1157]=&quot;Y&quot;;MID([.A1157];3;FIND(&quot;:&quot;;[.A1157];1)-3);IF(&#10;RIGHT(RIGHT([.A1157]; 1))=&quot;@&quot;;0;&#10;[.A1157]))" office:value-type="string" office:string-value="semi-starred-symbolic-rtl" calcext:value-type="string">
            <text:p>semi-starred-symbolic-rtl</text:p>
          </table:table-cell>
          <table:table-cell table:formula="of:=IF([.B1157]=&quot;Y&quot;;[.D1157];[.E1156])" office:value-type="string" office:string-value="status" calcext:value-type="string">
            <text:p>status</text:p>
          </table:table-cell>
          <table:table-cell table:style-name="ce10" table:formula="of:=IF([.D1157]=0;&quot;&quot;;IF([.B1157]=&quot;Y&quot;;[.C1157];&#10;&quot;&lt;a href=&quot; &amp; CHAR(34) &amp; &quot;#&quot; &amp; CHAR(34) &amp; &quot;&gt;&quot; &amp;&#10;&quot;&lt;img src=&quot; &amp; CHAR(34) &amp; &quot;https://github.com/ubuntu/yaru/blob/master/icons/Yaru/scalable/&quot; &amp; [.E1157] &amp; &quot;/&quot; &amp; [.A1157] &amp; &quot;.svg&quot; &amp; CHAR(34) &amp; &#10;&quot; width=&quot; &amp; CHAR(34) &amp; &quot;22&quot; &amp; CHAR(34) &amp; &quot; alt=&quot; &amp; CHAR(34) &amp; [.D1157] &amp; CHAR(34) &amp; &quot;&gt;&lt;/a&gt;&quot; &amp;&#10;&quot;&amp;nbsp; &amp;nbsp; &quot; &amp; [.D1157] &amp; &quot;&lt;br&gt;&quot;&#10;))" office:value-type="string" office:string-value="&lt;a href=&quot;#&quot;&gt;&lt;img src=&quot;https://github.com/ubuntu/yaru/blob/master/icons/Yaru/scalable/status/semi-starred-symbolic-rtl.svg&quot; width=&quot;22&quot; alt=&quot;semi-starred-symbolic-rtl&quot;&gt;&lt;/a&gt;&amp;nbsp; &amp;nbsp; semi-starred-symbolic-rtl&lt;br&gt;" calcext:value-type="string">
            <text:p>&lt;a href="#"&gt;&lt;img src="https://github.com/ubuntu/yaru/blob/master/icons/Yaru/scalable/status/semi-starred-symbolic-rtl.svg" width="22" alt="semi-starred-symbolic-rtl"&gt;&lt;/a&gt;&amp;nbsp; &amp;nbsp; semi-starred-symbolic-rtl&lt;br&gt;</text:p>
          </table:table-cell>
        </table:table-row>
        <table:table-row table:style-name="ro1">
          <table:table-cell office:value-type="string" calcext:value-type="string">
            <text:p>semi-starred-symbolic</text:p>
          </table:table-cell>
          <table:table-cell table:formula="of:=IF(LEFT([.A1158];1)=&quot;.&quot;;&quot;Y&quot;;&quot;N&quot;)" office:value-type="string" office:string-value="N" calcext:value-type="string">
            <text:p>N</text:p>
          </table:table-cell>
          <table:table-cell table:formula="of:=IFERROR(&quot;## &quot; &amp; MID([.A1158];3;FIND(&quot;:&quot;;[.A1158])-3) &amp; &quot; &lt;br&gt;&quot;;&quot;&quot;)">
            <text:p/>
          </table:table-cell>
          <table:table-cell table:formula="of:=IF([.B1158]=&quot;Y&quot;;MID([.A1158];3;FIND(&quot;:&quot;;[.A1158];1)-3);IF(&#10;RIGHT(RIGHT([.A1158]; 1))=&quot;@&quot;;0;&#10;[.A1158]))" office:value-type="string" office:string-value="semi-starred-symbolic" calcext:value-type="string">
            <text:p>semi-starred-symbolic</text:p>
          </table:table-cell>
          <table:table-cell table:formula="of:=IF([.B1158]=&quot;Y&quot;;[.D1158];[.E1157])" office:value-type="string" office:string-value="status" calcext:value-type="string">
            <text:p>status</text:p>
          </table:table-cell>
          <table:table-cell table:style-name="ce10" table:formula="of:=IF([.D1158]=0;&quot;&quot;;IF([.B1158]=&quot;Y&quot;;[.C1158];&#10;&quot;&lt;a href=&quot; &amp; CHAR(34) &amp; &quot;#&quot; &amp; CHAR(34) &amp; &quot;&gt;&quot; &amp;&#10;&quot;&lt;img src=&quot; &amp; CHAR(34) &amp; &quot;https://github.com/ubuntu/yaru/blob/master/icons/Yaru/scalable/&quot; &amp; [.E1158] &amp; &quot;/&quot; &amp; [.A1158] &amp; &quot;.svg&quot; &amp; CHAR(34) &amp; &#10;&quot; width=&quot; &amp; CHAR(34) &amp; &quot;22&quot; &amp; CHAR(34) &amp; &quot; alt=&quot; &amp; CHAR(34) &amp; [.D1158] &amp; CHAR(34) &amp; &quot;&gt;&lt;/a&gt;&quot; &amp;&#10;&quot;&amp;nbsp; &amp;nbsp; &quot; &amp; [.D1158] &amp; &quot;&lt;br&gt;&quot;&#10;))" office:value-type="string" office:string-value="&lt;a href=&quot;#&quot;&gt;&lt;img src=&quot;https://github.com/ubuntu/yaru/blob/master/icons/Yaru/scalable/status/semi-starred-symbolic.svg&quot; width=&quot;22&quot; alt=&quot;semi-starred-symbolic&quot;&gt;&lt;/a&gt;&amp;nbsp; &amp;nbsp; semi-starred-symbolic&lt;br&gt;" calcext:value-type="string">
            <text:p>&lt;a href="#"&gt;&lt;img src="https://github.com/ubuntu/yaru/blob/master/icons/Yaru/scalable/status/semi-starred-symbolic.svg" width="22" alt="semi-starred-symbolic"&gt;&lt;/a&gt;&amp;nbsp; &amp;nbsp; semi-starred-symbolic&lt;br&gt;</text:p>
          </table:table-cell>
        </table:table-row>
        <table:table-row table:style-name="ro1">
          <table:table-cell office:value-type="string" calcext:value-type="string">
            <text:p>software-installed-symbolic</text:p>
          </table:table-cell>
          <table:table-cell table:formula="of:=IF(LEFT([.A1159];1)=&quot;.&quot;;&quot;Y&quot;;&quot;N&quot;)" office:value-type="string" office:string-value="N" calcext:value-type="string">
            <text:p>N</text:p>
          </table:table-cell>
          <table:table-cell table:formula="of:=IFERROR(&quot;## &quot; &amp; MID([.A1159];3;FIND(&quot;:&quot;;[.A1159])-3) &amp; &quot; &lt;br&gt;&quot;;&quot;&quot;)">
            <text:p/>
          </table:table-cell>
          <table:table-cell table:formula="of:=IF([.B1159]=&quot;Y&quot;;MID([.A1159];3;FIND(&quot;:&quot;;[.A1159];1)-3);IF(&#10;RIGHT(RIGHT([.A1159]; 1))=&quot;@&quot;;0;&#10;[.A1159]))" office:value-type="string" office:string-value="software-installed-symbolic" calcext:value-type="string">
            <text:p>software-installed-symbolic</text:p>
          </table:table-cell>
          <table:table-cell table:formula="of:=IF([.B1159]=&quot;Y&quot;;[.D1159];[.E1158])" office:value-type="string" office:string-value="status" calcext:value-type="string">
            <text:p>status</text:p>
          </table:table-cell>
          <table:table-cell table:style-name="ce10" table:formula="of:=IF([.D1159]=0;&quot;&quot;;IF([.B1159]=&quot;Y&quot;;[.C1159];&#10;&quot;&lt;a href=&quot; &amp; CHAR(34) &amp; &quot;#&quot; &amp; CHAR(34) &amp; &quot;&gt;&quot; &amp;&#10;&quot;&lt;img src=&quot; &amp; CHAR(34) &amp; &quot;https://github.com/ubuntu/yaru/blob/master/icons/Yaru/scalable/&quot; &amp; [.E1159] &amp; &quot;/&quot; &amp; [.A1159] &amp; &quot;.svg&quot; &amp; CHAR(34) &amp; &#10;&quot; width=&quot; &amp; CHAR(34) &amp; &quot;22&quot; &amp; CHAR(34) &amp; &quot; alt=&quot; &amp; CHAR(34) &amp; [.D1159] &amp; CHAR(34) &amp; &quot;&gt;&lt;/a&gt;&quot; &amp;&#10;&quot;&amp;nbsp; &amp;nbsp; &quot; &amp; [.D1159] &amp; &quot;&lt;br&gt;&quot;&#10;))" office:value-type="string" office:string-value="&lt;a href=&quot;#&quot;&gt;&lt;img src=&quot;https://github.com/ubuntu/yaru/blob/master/icons/Yaru/scalable/status/software-installed-symbolic.svg&quot; width=&quot;22&quot; alt=&quot;software-installed-symbolic&quot;&gt;&lt;/a&gt;&amp;nbsp; &amp;nbsp; software-installed-symbolic&lt;br&gt;" calcext:value-type="string">
            <text:p>&lt;a href="#"&gt;&lt;img src="https://github.com/ubuntu/yaru/blob/master/icons/Yaru/scalable/status/software-installed-symbolic.svg" width="22" alt="software-installed-symbolic"&gt;&lt;/a&gt;&amp;nbsp; &amp;nbsp; software-installed-symbolic&lt;br&gt;</text:p>
          </table:table-cell>
        </table:table-row>
        <table:table-row table:style-name="ro1">
          <table:table-cell office:value-type="string" calcext:value-type="string">
            <text:p>software-update-available-symbolic</text:p>
          </table:table-cell>
          <table:table-cell table:formula="of:=IF(LEFT([.A1160];1)=&quot;.&quot;;&quot;Y&quot;;&quot;N&quot;)" office:value-type="string" office:string-value="N" calcext:value-type="string">
            <text:p>N</text:p>
          </table:table-cell>
          <table:table-cell table:formula="of:=IFERROR(&quot;## &quot; &amp; MID([.A1160];3;FIND(&quot;:&quot;;[.A1160])-3) &amp; &quot; &lt;br&gt;&quot;;&quot;&quot;)">
            <text:p/>
          </table:table-cell>
          <table:table-cell table:formula="of:=IF([.B1160]=&quot;Y&quot;;MID([.A1160];3;FIND(&quot;:&quot;;[.A1160];1)-3);IF(&#10;RIGHT(RIGHT([.A1160]; 1))=&quot;@&quot;;0;&#10;[.A1160]))" office:value-type="string" office:string-value="software-update-available-symbolic" calcext:value-type="string">
            <text:p>software-update-available-symbolic</text:p>
          </table:table-cell>
          <table:table-cell table:formula="of:=IF([.B1160]=&quot;Y&quot;;[.D1160];[.E1159])" office:value-type="string" office:string-value="status" calcext:value-type="string">
            <text:p>status</text:p>
          </table:table-cell>
          <table:table-cell table:style-name="ce10" table:formula="of:=IF([.D1160]=0;&quot;&quot;;IF([.B1160]=&quot;Y&quot;;[.C1160];&#10;&quot;&lt;a href=&quot; &amp; CHAR(34) &amp; &quot;#&quot; &amp; CHAR(34) &amp; &quot;&gt;&quot; &amp;&#10;&quot;&lt;img src=&quot; &amp; CHAR(34) &amp; &quot;https://github.com/ubuntu/yaru/blob/master/icons/Yaru/scalable/&quot; &amp; [.E1160] &amp; &quot;/&quot; &amp; [.A1160] &amp; &quot;.svg&quot; &amp; CHAR(34) &amp; &#10;&quot; width=&quot; &amp; CHAR(34) &amp; &quot;22&quot; &amp; CHAR(34) &amp; &quot; alt=&quot; &amp; CHAR(34) &amp; [.D1160] &amp; CHAR(34) &amp; &quot;&gt;&lt;/a&gt;&quot; &amp;&#10;&quot;&amp;nbsp; &amp;nbsp; &quot; &amp; [.D1160] &amp; &quot;&lt;br&gt;&quot;&#10;))" office:value-type="string" office:string-value="&lt;a href=&quot;#&quot;&gt;&lt;img src=&quot;https://github.com/ubuntu/yaru/blob/master/icons/Yaru/scalable/status/software-update-available-symbolic.svg&quot; width=&quot;22&quot; alt=&quot;software-update-available-symbolic&quot;&gt;&lt;/a&gt;&amp;nbsp; &amp;nbsp; software-update-available-symbolic&lt;br&gt;" calcext:value-type="string">
            <text:p>&lt;a href="#"&gt;&lt;img src="https://github.com/ubuntu/yaru/blob/master/icons/Yaru/scalable/status/software-update-available-symbolic.svg" width="22" alt="software-update-available-symbolic"&gt;&lt;/a&gt;&amp;nbsp; &amp;nbsp; software-update-available-symbolic&lt;br&gt;</text:p>
          </table:table-cell>
        </table:table-row>
        <table:table-row table:style-name="ro1">
          <table:table-cell office:value-type="string" calcext:value-type="string">
            <text:p>software-update-urgent-symbolic</text:p>
          </table:table-cell>
          <table:table-cell table:formula="of:=IF(LEFT([.A1161];1)=&quot;.&quot;;&quot;Y&quot;;&quot;N&quot;)" office:value-type="string" office:string-value="N" calcext:value-type="string">
            <text:p>N</text:p>
          </table:table-cell>
          <table:table-cell table:formula="of:=IFERROR(&quot;## &quot; &amp; MID([.A1161];3;FIND(&quot;:&quot;;[.A1161])-3) &amp; &quot; &lt;br&gt;&quot;;&quot;&quot;)">
            <text:p/>
          </table:table-cell>
          <table:table-cell table:formula="of:=IF([.B1161]=&quot;Y&quot;;MID([.A1161];3;FIND(&quot;:&quot;;[.A1161];1)-3);IF(&#10;RIGHT(RIGHT([.A1161]; 1))=&quot;@&quot;;0;&#10;[.A1161]))" office:value-type="string" office:string-value="software-update-urgent-symbolic" calcext:value-type="string">
            <text:p>software-update-urgent-symbolic</text:p>
          </table:table-cell>
          <table:table-cell table:formula="of:=IF([.B1161]=&quot;Y&quot;;[.D1161];[.E1160])" office:value-type="string" office:string-value="status" calcext:value-type="string">
            <text:p>status</text:p>
          </table:table-cell>
          <table:table-cell table:style-name="ce10" table:formula="of:=IF([.D1161]=0;&quot;&quot;;IF([.B1161]=&quot;Y&quot;;[.C1161];&#10;&quot;&lt;a href=&quot; &amp; CHAR(34) &amp; &quot;#&quot; &amp; CHAR(34) &amp; &quot;&gt;&quot; &amp;&#10;&quot;&lt;img src=&quot; &amp; CHAR(34) &amp; &quot;https://github.com/ubuntu/yaru/blob/master/icons/Yaru/scalable/&quot; &amp; [.E1161] &amp; &quot;/&quot; &amp; [.A1161] &amp; &quot;.svg&quot; &amp; CHAR(34) &amp; &#10;&quot; width=&quot; &amp; CHAR(34) &amp; &quot;22&quot; &amp; CHAR(34) &amp; &quot; alt=&quot; &amp; CHAR(34) &amp; [.D1161] &amp; CHAR(34) &amp; &quot;&gt;&lt;/a&gt;&quot; &amp;&#10;&quot;&amp;nbsp; &amp;nbsp; &quot; &amp; [.D1161] &amp; &quot;&lt;br&gt;&quot;&#10;))" office:value-type="string" office:string-value="&lt;a href=&quot;#&quot;&gt;&lt;img src=&quot;https://github.com/ubuntu/yaru/blob/master/icons/Yaru/scalable/status/software-update-urgent-symbolic.svg&quot; width=&quot;22&quot; alt=&quot;software-update-urgent-symbolic&quot;&gt;&lt;/a&gt;&amp;nbsp; &amp;nbsp; software-update-urgent-symbolic&lt;br&gt;" calcext:value-type="string">
            <text:p>&lt;a href="#"&gt;&lt;img src="https://github.com/ubuntu/yaru/blob/master/icons/Yaru/scalable/status/software-update-urgent-symbolic.svg" width="22" alt="software-update-urgent-symbolic"&gt;&lt;/a&gt;&amp;nbsp; &amp;nbsp; software-update-urgent-symbolic&lt;br&gt;</text:p>
          </table:table-cell>
        </table:table-row>
        <table:table-row table:style-name="ro1">
          <table:table-cell table:style-name="Default" office:value-type="string" calcext:value-type="string">
            <text:p>speedometer-symbolic@</text:p>
          </table:table-cell>
          <table:table-cell table:style-name="Default" table:formula="of:=IF(LEFT([.A116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62];3;FIND(&quot;:&quot;;[.A1162])-3) &amp; &quot; &lt;br&gt;&quot;;&quot;&quot;)">
            <text:p/>
          </table:table-cell>
          <table:table-cell table:style-name="ce6" table:formula="of:=IF([.B1162]=&quot;Y&quot;;MID([.A1162];3;FIND(&quot;:&quot;;[.A1162];1)-3);IF(&#10;RIGHT(RIGHT([.A1162]; 1))=&quot;@&quot;;0;&#10;[.A1162]))" office:value-type="float" office:value="0" calcext:value-type="float">
            <text:p>0</text:p>
          </table:table-cell>
          <table:table-cell table:formula="of:=IF([.B1162]=&quot;Y&quot;;[.D1162];[.E1161])" office:value-type="string" office:string-value="status" calcext:value-type="string">
            <text:p>status</text:p>
          </table:table-cell>
          <table:table-cell table:style-name="ce10" table:formula="of:=IF([.D1162]=0;&quot;&quot;;IF([.B1162]=&quot;Y&quot;;[.C1162];&#10;&quot;&lt;a href=&quot; &amp; CHAR(34) &amp; &quot;#&quot; &amp; CHAR(34) &amp; &quot;&gt;&quot; &amp;&#10;&quot;&lt;img src=&quot; &amp; CHAR(34) &amp; &quot;https://github.com/ubuntu/yaru/blob/master/icons/Yaru/scalable/&quot; &amp; [.E1162] &amp; &quot;/&quot; &amp; [.A1162] &amp; &quot;.svg&quot; &amp; CHAR(34) &amp; &#10;&quot; width=&quot; &amp; CHAR(34) &amp; &quot;22&quot; &amp; CHAR(34) &amp; &quot; alt=&quot; &amp; CHAR(34) &amp; [.D1162] &amp; CHAR(34) &amp; &quot;&gt;&lt;/a&gt;&quot; &amp;&#10;&quot;&amp;nbsp; &amp;nbsp; &quot; &amp; [.D1162] &amp; &quot;&lt;br&gt;&quot;&#10;))">
            <text:p/>
          </table:table-cell>
        </table:table-row>
        <table:table-row table:style-name="ro1">
          <table:table-cell office:value-type="string" calcext:value-type="string">
            <text:p>starred-symbolic</text:p>
          </table:table-cell>
          <table:table-cell table:formula="of:=IF(LEFT([.A1163];1)=&quot;.&quot;;&quot;Y&quot;;&quot;N&quot;)" office:value-type="string" office:string-value="N" calcext:value-type="string">
            <text:p>N</text:p>
          </table:table-cell>
          <table:table-cell table:formula="of:=IFERROR(&quot;## &quot; &amp; MID([.A1163];3;FIND(&quot;:&quot;;[.A1163])-3) &amp; &quot; &lt;br&gt;&quot;;&quot;&quot;)">
            <text:p/>
          </table:table-cell>
          <table:table-cell table:formula="of:=IF([.B1163]=&quot;Y&quot;;MID([.A1163];3;FIND(&quot;:&quot;;[.A1163];1)-3);IF(&#10;RIGHT(RIGHT([.A1163]; 1))=&quot;@&quot;;0;&#10;[.A1163]))" office:value-type="string" office:string-value="starred-symbolic" calcext:value-type="string">
            <text:p>starred-symbolic</text:p>
          </table:table-cell>
          <table:table-cell table:formula="of:=IF([.B1163]=&quot;Y&quot;;[.D1163];[.E1162])" office:value-type="string" office:string-value="status" calcext:value-type="string">
            <text:p>status</text:p>
          </table:table-cell>
          <table:table-cell table:style-name="ce10" table:formula="of:=IF([.D1163]=0;&quot;&quot;;IF([.B1163]=&quot;Y&quot;;[.C1163];&#10;&quot;&lt;a href=&quot; &amp; CHAR(34) &amp; &quot;#&quot; &amp; CHAR(34) &amp; &quot;&gt;&quot; &amp;&#10;&quot;&lt;img src=&quot; &amp; CHAR(34) &amp; &quot;https://github.com/ubuntu/yaru/blob/master/icons/Yaru/scalable/&quot; &amp; [.E1163] &amp; &quot;/&quot; &amp; [.A1163] &amp; &quot;.svg&quot; &amp; CHAR(34) &amp; &#10;&quot; width=&quot; &amp; CHAR(34) &amp; &quot;22&quot; &amp; CHAR(34) &amp; &quot; alt=&quot; &amp; CHAR(34) &amp; [.D1163] &amp; CHAR(34) &amp; &quot;&gt;&lt;/a&gt;&quot; &amp;&#10;&quot;&amp;nbsp; &amp;nbsp; &quot; &amp; [.D1163] &amp; &quot;&lt;br&gt;&quot;&#10;))" office:value-type="string" office:string-value="&lt;a href=&quot;#&quot;&gt;&lt;img src=&quot;https://github.com/ubuntu/yaru/blob/master/icons/Yaru/scalable/status/starred-symbolic.svg&quot; width=&quot;22&quot; alt=&quot;starred-symbolic&quot;&gt;&lt;/a&gt;&amp;nbsp; &amp;nbsp; starred-symbolic&lt;br&gt;" calcext:value-type="string">
            <text:p>&lt;a href="#"&gt;&lt;img src="https://github.com/ubuntu/yaru/blob/master/icons/Yaru/scalable/status/starred-symbolic.svg" width="22" alt="starred-symbolic"&gt;&lt;/a&gt;&amp;nbsp; &amp;nbsp; starred-symbolic&lt;br&gt;</text:p>
          </table:table-cell>
        </table:table-row>
        <table:table-row table:style-name="ro1">
          <table:table-cell office:value-type="string" calcext:value-type="string">
            <text:p>task-due-symbolic</text:p>
          </table:table-cell>
          <table:table-cell table:formula="of:=IF(LEFT([.A1164];1)=&quot;.&quot;;&quot;Y&quot;;&quot;N&quot;)" office:value-type="string" office:string-value="N" calcext:value-type="string">
            <text:p>N</text:p>
          </table:table-cell>
          <table:table-cell table:formula="of:=IFERROR(&quot;## &quot; &amp; MID([.A1164];3;FIND(&quot;:&quot;;[.A1164])-3) &amp; &quot; &lt;br&gt;&quot;;&quot;&quot;)">
            <text:p/>
          </table:table-cell>
          <table:table-cell table:formula="of:=IF([.B1164]=&quot;Y&quot;;MID([.A1164];3;FIND(&quot;:&quot;;[.A1164];1)-3);IF(&#10;RIGHT(RIGHT([.A1164]; 1))=&quot;@&quot;;0;&#10;[.A1164]))" office:value-type="string" office:string-value="task-due-symbolic" calcext:value-type="string">
            <text:p>task-due-symbolic</text:p>
          </table:table-cell>
          <table:table-cell table:formula="of:=IF([.B1164]=&quot;Y&quot;;[.D1164];[.E1163])" office:value-type="string" office:string-value="status" calcext:value-type="string">
            <text:p>status</text:p>
          </table:table-cell>
          <table:table-cell table:style-name="ce10" table:formula="of:=IF([.D1164]=0;&quot;&quot;;IF([.B1164]=&quot;Y&quot;;[.C1164];&#10;&quot;&lt;a href=&quot; &amp; CHAR(34) &amp; &quot;#&quot; &amp; CHAR(34) &amp; &quot;&gt;&quot; &amp;&#10;&quot;&lt;img src=&quot; &amp; CHAR(34) &amp; &quot;https://github.com/ubuntu/yaru/blob/master/icons/Yaru/scalable/&quot; &amp; [.E1164] &amp; &quot;/&quot; &amp; [.A1164] &amp; &quot;.svg&quot; &amp; CHAR(34) &amp; &#10;&quot; width=&quot; &amp; CHAR(34) &amp; &quot;22&quot; &amp; CHAR(34) &amp; &quot; alt=&quot; &amp; CHAR(34) &amp; [.D1164] &amp; CHAR(34) &amp; &quot;&gt;&lt;/a&gt;&quot; &amp;&#10;&quot;&amp;nbsp; &amp;nbsp; &quot; &amp; [.D1164] &amp; &quot;&lt;br&gt;&quot;&#10;))" office:value-type="string" office:string-value="&lt;a href=&quot;#&quot;&gt;&lt;img src=&quot;https://github.com/ubuntu/yaru/blob/master/icons/Yaru/scalable/status/task-due-symbolic.svg&quot; width=&quot;22&quot; alt=&quot;task-due-symbolic&quot;&gt;&lt;/a&gt;&amp;nbsp; &amp;nbsp; task-due-symbolic&lt;br&gt;" calcext:value-type="string">
            <text:p>&lt;a href="#"&gt;&lt;img src="https://github.com/ubuntu/yaru/blob/master/icons/Yaru/scalable/status/task-due-symbolic.svg" width="22" alt="task-due-symbolic"&gt;&lt;/a&gt;&amp;nbsp; &amp;nbsp; task-due-symbolic&lt;br&gt;</text:p>
          </table:table-cell>
        </table:table-row>
        <table:table-row table:style-name="ro1">
          <table:table-cell office:value-type="string" calcext:value-type="string">
            <text:p>task-past-due-symbolic</text:p>
          </table:table-cell>
          <table:table-cell table:formula="of:=IF(LEFT([.A1165];1)=&quot;.&quot;;&quot;Y&quot;;&quot;N&quot;)" office:value-type="string" office:string-value="N" calcext:value-type="string">
            <text:p>N</text:p>
          </table:table-cell>
          <table:table-cell table:formula="of:=IFERROR(&quot;## &quot; &amp; MID([.A1165];3;FIND(&quot;:&quot;;[.A1165])-3) &amp; &quot; &lt;br&gt;&quot;;&quot;&quot;)">
            <text:p/>
          </table:table-cell>
          <table:table-cell table:formula="of:=IF([.B1165]=&quot;Y&quot;;MID([.A1165];3;FIND(&quot;:&quot;;[.A1165];1)-3);IF(&#10;RIGHT(RIGHT([.A1165]; 1))=&quot;@&quot;;0;&#10;[.A1165]))" office:value-type="string" office:string-value="task-past-due-symbolic" calcext:value-type="string">
            <text:p>task-past-due-symbolic</text:p>
          </table:table-cell>
          <table:table-cell table:formula="of:=IF([.B1165]=&quot;Y&quot;;[.D1165];[.E1164])" office:value-type="string" office:string-value="status" calcext:value-type="string">
            <text:p>status</text:p>
          </table:table-cell>
          <table:table-cell table:style-name="ce10" table:formula="of:=IF([.D1165]=0;&quot;&quot;;IF([.B1165]=&quot;Y&quot;;[.C1165];&#10;&quot;&lt;a href=&quot; &amp; CHAR(34) &amp; &quot;#&quot; &amp; CHAR(34) &amp; &quot;&gt;&quot; &amp;&#10;&quot;&lt;img src=&quot; &amp; CHAR(34) &amp; &quot;https://github.com/ubuntu/yaru/blob/master/icons/Yaru/scalable/&quot; &amp; [.E1165] &amp; &quot;/&quot; &amp; [.A1165] &amp; &quot;.svg&quot; &amp; CHAR(34) &amp; &#10;&quot; width=&quot; &amp; CHAR(34) &amp; &quot;22&quot; &amp; CHAR(34) &amp; &quot; alt=&quot; &amp; CHAR(34) &amp; [.D1165] &amp; CHAR(34) &amp; &quot;&gt;&lt;/a&gt;&quot; &amp;&#10;&quot;&amp;nbsp; &amp;nbsp; &quot; &amp; [.D1165] &amp; &quot;&lt;br&gt;&quot;&#10;))" office:value-type="string" office:string-value="&lt;a href=&quot;#&quot;&gt;&lt;img src=&quot;https://github.com/ubuntu/yaru/blob/master/icons/Yaru/scalable/status/task-past-due-symbolic.svg&quot; width=&quot;22&quot; alt=&quot;task-past-due-symbolic&quot;&gt;&lt;/a&gt;&amp;nbsp; &amp;nbsp; task-past-due-symbolic&lt;br&gt;" calcext:value-type="string">
            <text:p>&lt;a href="#"&gt;&lt;img src="https://github.com/ubuntu/yaru/blob/master/icons/Yaru/scalable/status/task-past-due-symbolic.svg" width="22" alt="task-past-due-symbolic"&gt;&lt;/a&gt;&amp;nbsp; &amp;nbsp; task-past-due-symbolic&lt;br&gt;</text:p>
          </table:table-cell>
        </table:table-row>
        <table:table-row table:style-name="ro1">
          <table:table-cell office:value-type="string" calcext:value-type="string">
            <text:p>thunderbolt-acquiring-symbolic</text:p>
          </table:table-cell>
          <table:table-cell table:formula="of:=IF(LEFT([.A1166];1)=&quot;.&quot;;&quot;Y&quot;;&quot;N&quot;)" office:value-type="string" office:string-value="N" calcext:value-type="string">
            <text:p>N</text:p>
          </table:table-cell>
          <table:table-cell table:formula="of:=IFERROR(&quot;## &quot; &amp; MID([.A1166];3;FIND(&quot;:&quot;;[.A1166])-3) &amp; &quot; &lt;br&gt;&quot;;&quot;&quot;)">
            <text:p/>
          </table:table-cell>
          <table:table-cell table:formula="of:=IF([.B1166]=&quot;Y&quot;;MID([.A1166];3;FIND(&quot;:&quot;;[.A1166];1)-3);IF(&#10;RIGHT(RIGHT([.A1166]; 1))=&quot;@&quot;;0;&#10;[.A1166]))" office:value-type="string" office:string-value="thunderbolt-acquiring-symbolic" calcext:value-type="string">
            <text:p>thunderbolt-acquiring-symbolic</text:p>
          </table:table-cell>
          <table:table-cell table:formula="of:=IF([.B1166]=&quot;Y&quot;;[.D1166];[.E1165])" office:value-type="string" office:string-value="status" calcext:value-type="string">
            <text:p>status</text:p>
          </table:table-cell>
          <table:table-cell table:style-name="ce10" table:formula="of:=IF([.D1166]=0;&quot;&quot;;IF([.B1166]=&quot;Y&quot;;[.C1166];&#10;&quot;&lt;a href=&quot; &amp; CHAR(34) &amp; &quot;#&quot; &amp; CHAR(34) &amp; &quot;&gt;&quot; &amp;&#10;&quot;&lt;img src=&quot; &amp; CHAR(34) &amp; &quot;https://github.com/ubuntu/yaru/blob/master/icons/Yaru/scalable/&quot; &amp; [.E1166] &amp; &quot;/&quot; &amp; [.A1166] &amp; &quot;.svg&quot; &amp; CHAR(34) &amp; &#10;&quot; width=&quot; &amp; CHAR(34) &amp; &quot;22&quot; &amp; CHAR(34) &amp; &quot; alt=&quot; &amp; CHAR(34) &amp; [.D1166] &amp; CHAR(34) &amp; &quot;&gt;&lt;/a&gt;&quot; &amp;&#10;&quot;&amp;nbsp; &amp;nbsp; &quot; &amp; [.D1166] &amp; &quot;&lt;br&gt;&quot;&#10;))" office:value-type="string" office:string-value="&lt;a href=&quot;#&quot;&gt;&lt;img src=&quot;https://github.com/ubuntu/yaru/blob/master/icons/Yaru/scalable/status/thunderbolt-acquiring-symbolic.svg&quot; width=&quot;22&quot; alt=&quot;thunderbolt-acquiring-symbolic&quot;&gt;&lt;/a&gt;&amp;nbsp; &amp;nbsp; thunderbolt-acquiring-symbolic&lt;br&gt;" calcext:value-type="string">
            <text:p>&lt;a href="#"&gt;&lt;img src="https://github.com/ubuntu/yaru/blob/master/icons/Yaru/scalable/status/thunderbolt-acquiring-symbolic.svg" width="22" alt="thunderbolt-acquiring-symbolic"&gt;&lt;/a&gt;&amp;nbsp; &amp;nbsp; thunderbolt-acquiring-symbolic&lt;br&gt;</text:p>
          </table:table-cell>
        </table:table-row>
        <table:table-row table:style-name="ro1">
          <table:table-cell office:value-type="string" calcext:value-type="string">
            <text:p>touch-disabled-symbolic</text:p>
          </table:table-cell>
          <table:table-cell table:formula="of:=IF(LEFT([.A1167];1)=&quot;.&quot;;&quot;Y&quot;;&quot;N&quot;)" office:value-type="string" office:string-value="N" calcext:value-type="string">
            <text:p>N</text:p>
          </table:table-cell>
          <table:table-cell table:formula="of:=IFERROR(&quot;## &quot; &amp; MID([.A1167];3;FIND(&quot;:&quot;;[.A1167])-3) &amp; &quot; &lt;br&gt;&quot;;&quot;&quot;)">
            <text:p/>
          </table:table-cell>
          <table:table-cell table:formula="of:=IF([.B1167]=&quot;Y&quot;;MID([.A1167];3;FIND(&quot;:&quot;;[.A1167];1)-3);IF(&#10;RIGHT(RIGHT([.A1167]; 1))=&quot;@&quot;;0;&#10;[.A1167]))" office:value-type="string" office:string-value="touch-disabled-symbolic" calcext:value-type="string">
            <text:p>touch-disabled-symbolic</text:p>
          </table:table-cell>
          <table:table-cell table:formula="of:=IF([.B1167]=&quot;Y&quot;;[.D1167];[.E1166])" office:value-type="string" office:string-value="status" calcext:value-type="string">
            <text:p>status</text:p>
          </table:table-cell>
          <table:table-cell table:style-name="ce10" table:formula="of:=IF([.D1167]=0;&quot;&quot;;IF([.B1167]=&quot;Y&quot;;[.C1167];&#10;&quot;&lt;a href=&quot; &amp; CHAR(34) &amp; &quot;#&quot; &amp; CHAR(34) &amp; &quot;&gt;&quot; &amp;&#10;&quot;&lt;img src=&quot; &amp; CHAR(34) &amp; &quot;https://github.com/ubuntu/yaru/blob/master/icons/Yaru/scalable/&quot; &amp; [.E1167] &amp; &quot;/&quot; &amp; [.A1167] &amp; &quot;.svg&quot; &amp; CHAR(34) &amp; &#10;&quot; width=&quot; &amp; CHAR(34) &amp; &quot;22&quot; &amp; CHAR(34) &amp; &quot; alt=&quot; &amp; CHAR(34) &amp; [.D1167] &amp; CHAR(34) &amp; &quot;&gt;&lt;/a&gt;&quot; &amp;&#10;&quot;&amp;nbsp; &amp;nbsp; &quot; &amp; [.D1167] &amp; &quot;&lt;br&gt;&quot;&#10;))" office:value-type="string" office:string-value="&lt;a href=&quot;#&quot;&gt;&lt;img src=&quot;https://github.com/ubuntu/yaru/blob/master/icons/Yaru/scalable/status/touch-disabled-symbolic.svg&quot; width=&quot;22&quot; alt=&quot;touch-disabled-symbolic&quot;&gt;&lt;/a&gt;&amp;nbsp; &amp;nbsp; touch-disabled-symbolic&lt;br&gt;" calcext:value-type="string">
            <text:p>&lt;a href="#"&gt;&lt;img src="https://github.com/ubuntu/yaru/blob/master/icons/Yaru/scalable/status/touch-disabled-symbolic.svg" width="22" alt="touch-disabled-symbolic"&gt;&lt;/a&gt;&amp;nbsp; &amp;nbsp; touch-disabled-symbolic&lt;br&gt;</text:p>
          </table:table-cell>
        </table:table-row>
        <table:table-row table:style-name="ro1">
          <table:table-cell office:value-type="string" calcext:value-type="string">
            <text:p>touchpad-disabled-symbolic</text:p>
          </table:table-cell>
          <table:table-cell table:formula="of:=IF(LEFT([.A1168];1)=&quot;.&quot;;&quot;Y&quot;;&quot;N&quot;)" office:value-type="string" office:string-value="N" calcext:value-type="string">
            <text:p>N</text:p>
          </table:table-cell>
          <table:table-cell table:formula="of:=IFERROR(&quot;## &quot; &amp; MID([.A1168];3;FIND(&quot;:&quot;;[.A1168])-3) &amp; &quot; &lt;br&gt;&quot;;&quot;&quot;)">
            <text:p/>
          </table:table-cell>
          <table:table-cell table:formula="of:=IF([.B1168]=&quot;Y&quot;;MID([.A1168];3;FIND(&quot;:&quot;;[.A1168];1)-3);IF(&#10;RIGHT(RIGHT([.A1168]; 1))=&quot;@&quot;;0;&#10;[.A1168]))" office:value-type="string" office:string-value="touchpad-disabled-symbolic" calcext:value-type="string">
            <text:p>touchpad-disabled-symbolic</text:p>
          </table:table-cell>
          <table:table-cell table:formula="of:=IF([.B1168]=&quot;Y&quot;;[.D1168];[.E1167])" office:value-type="string" office:string-value="status" calcext:value-type="string">
            <text:p>status</text:p>
          </table:table-cell>
          <table:table-cell table:style-name="ce10" table:formula="of:=IF([.D1168]=0;&quot;&quot;;IF([.B1168]=&quot;Y&quot;;[.C1168];&#10;&quot;&lt;a href=&quot; &amp; CHAR(34) &amp; &quot;#&quot; &amp; CHAR(34) &amp; &quot;&gt;&quot; &amp;&#10;&quot;&lt;img src=&quot; &amp; CHAR(34) &amp; &quot;https://github.com/ubuntu/yaru/blob/master/icons/Yaru/scalable/&quot; &amp; [.E1168] &amp; &quot;/&quot; &amp; [.A1168] &amp; &quot;.svg&quot; &amp; CHAR(34) &amp; &#10;&quot; width=&quot; &amp; CHAR(34) &amp; &quot;22&quot; &amp; CHAR(34) &amp; &quot; alt=&quot; &amp; CHAR(34) &amp; [.D1168] &amp; CHAR(34) &amp; &quot;&gt;&lt;/a&gt;&quot; &amp;&#10;&quot;&amp;nbsp; &amp;nbsp; &quot; &amp; [.D1168] &amp; &quot;&lt;br&gt;&quot;&#10;))" office:value-type="string" office:string-value="&lt;a href=&quot;#&quot;&gt;&lt;img src=&quot;https://github.com/ubuntu/yaru/blob/master/icons/Yaru/scalable/status/touchpad-disabled-symbolic.svg&quot; width=&quot;22&quot; alt=&quot;touchpad-disabled-symbolic&quot;&gt;&lt;/a&gt;&amp;nbsp; &amp;nbsp; touchpad-disabled-symbolic&lt;br&gt;" calcext:value-type="string">
            <text:p>&lt;a href="#"&gt;&lt;img src="https://github.com/ubuntu/yaru/blob/master/icons/Yaru/scalable/status/touchpad-disabled-symbolic.svg" width="22" alt="touchpad-disabled-symbolic"&gt;&lt;/a&gt;&amp;nbsp; &amp;nbsp; touchpad-disabled-symbolic&lt;br&gt;</text:p>
          </table:table-cell>
        </table:table-row>
        <table:table-row table:style-name="ro1">
          <table:table-cell office:value-type="string" calcext:value-type="string">
            <text:p>user-available-symbolic</text:p>
          </table:table-cell>
          <table:table-cell table:formula="of:=IF(LEFT([.A1169];1)=&quot;.&quot;;&quot;Y&quot;;&quot;N&quot;)" office:value-type="string" office:string-value="N" calcext:value-type="string">
            <text:p>N</text:p>
          </table:table-cell>
          <table:table-cell table:formula="of:=IFERROR(&quot;## &quot; &amp; MID([.A1169];3;FIND(&quot;:&quot;;[.A1169])-3) &amp; &quot; &lt;br&gt;&quot;;&quot;&quot;)">
            <text:p/>
          </table:table-cell>
          <table:table-cell table:formula="of:=IF([.B1169]=&quot;Y&quot;;MID([.A1169];3;FIND(&quot;:&quot;;[.A1169];1)-3);IF(&#10;RIGHT(RIGHT([.A1169]; 1))=&quot;@&quot;;0;&#10;[.A1169]))" office:value-type="string" office:string-value="user-available-symbolic" calcext:value-type="string">
            <text:p>user-available-symbolic</text:p>
          </table:table-cell>
          <table:table-cell table:formula="of:=IF([.B1169]=&quot;Y&quot;;[.D1169];[.E1168])" office:value-type="string" office:string-value="status" calcext:value-type="string">
            <text:p>status</text:p>
          </table:table-cell>
          <table:table-cell table:style-name="ce10" table:formula="of:=IF([.D1169]=0;&quot;&quot;;IF([.B1169]=&quot;Y&quot;;[.C1169];&#10;&quot;&lt;a href=&quot; &amp; CHAR(34) &amp; &quot;#&quot; &amp; CHAR(34) &amp; &quot;&gt;&quot; &amp;&#10;&quot;&lt;img src=&quot; &amp; CHAR(34) &amp; &quot;https://github.com/ubuntu/yaru/blob/master/icons/Yaru/scalable/&quot; &amp; [.E1169] &amp; &quot;/&quot; &amp; [.A1169] &amp; &quot;.svg&quot; &amp; CHAR(34) &amp; &#10;&quot; width=&quot; &amp; CHAR(34) &amp; &quot;22&quot; &amp; CHAR(34) &amp; &quot; alt=&quot; &amp; CHAR(34) &amp; [.D1169] &amp; CHAR(34) &amp; &quot;&gt;&lt;/a&gt;&quot; &amp;&#10;&quot;&amp;nbsp; &amp;nbsp; &quot; &amp; [.D1169] &amp; &quot;&lt;br&gt;&quot;&#10;))" office:value-type="string" office:string-value="&lt;a href=&quot;#&quot;&gt;&lt;img src=&quot;https://github.com/ubuntu/yaru/blob/master/icons/Yaru/scalable/status/user-available-symbolic.svg&quot; width=&quot;22&quot; alt=&quot;user-available-symbolic&quot;&gt;&lt;/a&gt;&amp;nbsp; &amp;nbsp; user-available-symbolic&lt;br&gt;" calcext:value-type="string">
            <text:p>&lt;a href="#"&gt;&lt;img src="https://github.com/ubuntu/yaru/blob/master/icons/Yaru/scalable/status/user-available-symbolic.svg" width="22" alt="user-available-symbolic"&gt;&lt;/a&gt;&amp;nbsp; &amp;nbsp; user-available-symbolic&lt;br&gt;</text:p>
          </table:table-cell>
        </table:table-row>
        <table:table-row table:style-name="ro1">
          <table:table-cell office:value-type="string" calcext:value-type="string">
            <text:p>user-away-symbolic</text:p>
          </table:table-cell>
          <table:table-cell table:formula="of:=IF(LEFT([.A1170];1)=&quot;.&quot;;&quot;Y&quot;;&quot;N&quot;)" office:value-type="string" office:string-value="N" calcext:value-type="string">
            <text:p>N</text:p>
          </table:table-cell>
          <table:table-cell table:formula="of:=IFERROR(&quot;## &quot; &amp; MID([.A1170];3;FIND(&quot;:&quot;;[.A1170])-3) &amp; &quot; &lt;br&gt;&quot;;&quot;&quot;)">
            <text:p/>
          </table:table-cell>
          <table:table-cell table:formula="of:=IF([.B1170]=&quot;Y&quot;;MID([.A1170];3;FIND(&quot;:&quot;;[.A1170];1)-3);IF(&#10;RIGHT(RIGHT([.A1170]; 1))=&quot;@&quot;;0;&#10;[.A1170]))" office:value-type="string" office:string-value="user-away-symbolic" calcext:value-type="string">
            <text:p>user-away-symbolic</text:p>
          </table:table-cell>
          <table:table-cell table:formula="of:=IF([.B1170]=&quot;Y&quot;;[.D1170];[.E1169])" office:value-type="string" office:string-value="status" calcext:value-type="string">
            <text:p>status</text:p>
          </table:table-cell>
          <table:table-cell table:style-name="ce10" table:formula="of:=IF([.D1170]=0;&quot;&quot;;IF([.B1170]=&quot;Y&quot;;[.C1170];&#10;&quot;&lt;a href=&quot; &amp; CHAR(34) &amp; &quot;#&quot; &amp; CHAR(34) &amp; &quot;&gt;&quot; &amp;&#10;&quot;&lt;img src=&quot; &amp; CHAR(34) &amp; &quot;https://github.com/ubuntu/yaru/blob/master/icons/Yaru/scalable/&quot; &amp; [.E1170] &amp; &quot;/&quot; &amp; [.A1170] &amp; &quot;.svg&quot; &amp; CHAR(34) &amp; &#10;&quot; width=&quot; &amp; CHAR(34) &amp; &quot;22&quot; &amp; CHAR(34) &amp; &quot; alt=&quot; &amp; CHAR(34) &amp; [.D1170] &amp; CHAR(34) &amp; &quot;&gt;&lt;/a&gt;&quot; &amp;&#10;&quot;&amp;nbsp; &amp;nbsp; &quot; &amp; [.D1170] &amp; &quot;&lt;br&gt;&quot;&#10;))" office:value-type="string" office:string-value="&lt;a href=&quot;#&quot;&gt;&lt;img src=&quot;https://github.com/ubuntu/yaru/blob/master/icons/Yaru/scalable/status/user-away-symbolic.svg&quot; width=&quot;22&quot; alt=&quot;user-away-symbolic&quot;&gt;&lt;/a&gt;&amp;nbsp; &amp;nbsp; user-away-symbolic&lt;br&gt;" calcext:value-type="string">
            <text:p>&lt;a href="#"&gt;&lt;img src="https://github.com/ubuntu/yaru/blob/master/icons/Yaru/scalable/status/user-away-symbolic.svg" width="22" alt="user-away-symbolic"&gt;&lt;/a&gt;&amp;nbsp; &amp;nbsp; user-away-symbolic&lt;br&gt;</text:p>
          </table:table-cell>
        </table:table-row>
        <table:table-row table:style-name="ro1">
          <table:table-cell office:value-type="string" calcext:value-type="string">
            <text:p>user-busy-symbolic</text:p>
          </table:table-cell>
          <table:table-cell table:formula="of:=IF(LEFT([.A1171];1)=&quot;.&quot;;&quot;Y&quot;;&quot;N&quot;)" office:value-type="string" office:string-value="N" calcext:value-type="string">
            <text:p>N</text:p>
          </table:table-cell>
          <table:table-cell table:formula="of:=IFERROR(&quot;## &quot; &amp; MID([.A1171];3;FIND(&quot;:&quot;;[.A1171])-3) &amp; &quot; &lt;br&gt;&quot;;&quot;&quot;)">
            <text:p/>
          </table:table-cell>
          <table:table-cell table:formula="of:=IF([.B1171]=&quot;Y&quot;;MID([.A1171];3;FIND(&quot;:&quot;;[.A1171];1)-3);IF(&#10;RIGHT(RIGHT([.A1171]; 1))=&quot;@&quot;;0;&#10;[.A1171]))" office:value-type="string" office:string-value="user-busy-symbolic" calcext:value-type="string">
            <text:p>user-busy-symbolic</text:p>
          </table:table-cell>
          <table:table-cell table:formula="of:=IF([.B1171]=&quot;Y&quot;;[.D1171];[.E1170])" office:value-type="string" office:string-value="status" calcext:value-type="string">
            <text:p>status</text:p>
          </table:table-cell>
          <table:table-cell table:style-name="ce10" table:formula="of:=IF([.D1171]=0;&quot;&quot;;IF([.B1171]=&quot;Y&quot;;[.C1171];&#10;&quot;&lt;a href=&quot; &amp; CHAR(34) &amp; &quot;#&quot; &amp; CHAR(34) &amp; &quot;&gt;&quot; &amp;&#10;&quot;&lt;img src=&quot; &amp; CHAR(34) &amp; &quot;https://github.com/ubuntu/yaru/blob/master/icons/Yaru/scalable/&quot; &amp; [.E1171] &amp; &quot;/&quot; &amp; [.A1171] &amp; &quot;.svg&quot; &amp; CHAR(34) &amp; &#10;&quot; width=&quot; &amp; CHAR(34) &amp; &quot;22&quot; &amp; CHAR(34) &amp; &quot; alt=&quot; &amp; CHAR(34) &amp; [.D1171] &amp; CHAR(34) &amp; &quot;&gt;&lt;/a&gt;&quot; &amp;&#10;&quot;&amp;nbsp; &amp;nbsp; &quot; &amp; [.D1171] &amp; &quot;&lt;br&gt;&quot;&#10;))" office:value-type="string" office:string-value="&lt;a href=&quot;#&quot;&gt;&lt;img src=&quot;https://github.com/ubuntu/yaru/blob/master/icons/Yaru/scalable/status/user-busy-symbolic.svg&quot; width=&quot;22&quot; alt=&quot;user-busy-symbolic&quot;&gt;&lt;/a&gt;&amp;nbsp; &amp;nbsp; user-busy-symbolic&lt;br&gt;" calcext:value-type="string">
            <text:p>&lt;a href="#"&gt;&lt;img src="https://github.com/ubuntu/yaru/blob/master/icons/Yaru/scalable/status/user-busy-symbolic.svg" width="22" alt="user-busy-symbolic"&gt;&lt;/a&gt;&amp;nbsp; &amp;nbsp; user-busy-symbolic&lt;br&gt;</text:p>
          </table:table-cell>
        </table:table-row>
        <table:table-row table:style-name="ro1">
          <table:table-cell office:value-type="string" calcext:value-type="string">
            <text:p>user-idle-symbolic</text:p>
          </table:table-cell>
          <table:table-cell table:formula="of:=IF(LEFT([.A1172];1)=&quot;.&quot;;&quot;Y&quot;;&quot;N&quot;)" office:value-type="string" office:string-value="N" calcext:value-type="string">
            <text:p>N</text:p>
          </table:table-cell>
          <table:table-cell table:formula="of:=IFERROR(&quot;## &quot; &amp; MID([.A1172];3;FIND(&quot;:&quot;;[.A1172])-3) &amp; &quot; &lt;br&gt;&quot;;&quot;&quot;)">
            <text:p/>
          </table:table-cell>
          <table:table-cell table:formula="of:=IF([.B1172]=&quot;Y&quot;;MID([.A1172];3;FIND(&quot;:&quot;;[.A1172];1)-3);IF(&#10;RIGHT(RIGHT([.A1172]; 1))=&quot;@&quot;;0;&#10;[.A1172]))" office:value-type="string" office:string-value="user-idle-symbolic" calcext:value-type="string">
            <text:p>user-idle-symbolic</text:p>
          </table:table-cell>
          <table:table-cell table:formula="of:=IF([.B1172]=&quot;Y&quot;;[.D1172];[.E1171])" office:value-type="string" office:string-value="status" calcext:value-type="string">
            <text:p>status</text:p>
          </table:table-cell>
          <table:table-cell table:style-name="ce10" table:formula="of:=IF([.D1172]=0;&quot;&quot;;IF([.B1172]=&quot;Y&quot;;[.C1172];&#10;&quot;&lt;a href=&quot; &amp; CHAR(34) &amp; &quot;#&quot; &amp; CHAR(34) &amp; &quot;&gt;&quot; &amp;&#10;&quot;&lt;img src=&quot; &amp; CHAR(34) &amp; &quot;https://github.com/ubuntu/yaru/blob/master/icons/Yaru/scalable/&quot; &amp; [.E1172] &amp; &quot;/&quot; &amp; [.A1172] &amp; &quot;.svg&quot; &amp; CHAR(34) &amp; &#10;&quot; width=&quot; &amp; CHAR(34) &amp; &quot;22&quot; &amp; CHAR(34) &amp; &quot; alt=&quot; &amp; CHAR(34) &amp; [.D1172] &amp; CHAR(34) &amp; &quot;&gt;&lt;/a&gt;&quot; &amp;&#10;&quot;&amp;nbsp; &amp;nbsp; &quot; &amp; [.D1172] &amp; &quot;&lt;br&gt;&quot;&#10;))" office:value-type="string" office:string-value="&lt;a href=&quot;#&quot;&gt;&lt;img src=&quot;https://github.com/ubuntu/yaru/blob/master/icons/Yaru/scalable/status/user-idle-symbolic.svg&quot; width=&quot;22&quot; alt=&quot;user-idle-symbolic&quot;&gt;&lt;/a&gt;&amp;nbsp; &amp;nbsp; user-idle-symbolic&lt;br&gt;" calcext:value-type="string">
            <text:p>&lt;a href="#"&gt;&lt;img src="https://github.com/ubuntu/yaru/blob/master/icons/Yaru/scalable/status/user-idle-symbolic.svg" width="22" alt="user-idle-symbolic"&gt;&lt;/a&gt;&amp;nbsp; &amp;nbsp; user-idle-symbolic&lt;br&gt;</text:p>
          </table:table-cell>
        </table:table-row>
        <table:table-row table:style-name="ro1">
          <table:table-cell office:value-type="string" calcext:value-type="string">
            <text:p>user-invisible-symbolic</text:p>
          </table:table-cell>
          <table:table-cell table:formula="of:=IF(LEFT([.A1173];1)=&quot;.&quot;;&quot;Y&quot;;&quot;N&quot;)" office:value-type="string" office:string-value="N" calcext:value-type="string">
            <text:p>N</text:p>
          </table:table-cell>
          <table:table-cell table:formula="of:=IFERROR(&quot;## &quot; &amp; MID([.A1173];3;FIND(&quot;:&quot;;[.A1173])-3) &amp; &quot; &lt;br&gt;&quot;;&quot;&quot;)">
            <text:p/>
          </table:table-cell>
          <table:table-cell table:formula="of:=IF([.B1173]=&quot;Y&quot;;MID([.A1173];3;FIND(&quot;:&quot;;[.A1173];1)-3);IF(&#10;RIGHT(RIGHT([.A1173]; 1))=&quot;@&quot;;0;&#10;[.A1173]))" office:value-type="string" office:string-value="user-invisible-symbolic" calcext:value-type="string">
            <text:p>user-invisible-symbolic</text:p>
          </table:table-cell>
          <table:table-cell table:formula="of:=IF([.B1173]=&quot;Y&quot;;[.D1173];[.E1172])" office:value-type="string" office:string-value="status" calcext:value-type="string">
            <text:p>status</text:p>
          </table:table-cell>
          <table:table-cell table:style-name="ce10" table:formula="of:=IF([.D1173]=0;&quot;&quot;;IF([.B1173]=&quot;Y&quot;;[.C1173];&#10;&quot;&lt;a href=&quot; &amp; CHAR(34) &amp; &quot;#&quot; &amp; CHAR(34) &amp; &quot;&gt;&quot; &amp;&#10;&quot;&lt;img src=&quot; &amp; CHAR(34) &amp; &quot;https://github.com/ubuntu/yaru/blob/master/icons/Yaru/scalable/&quot; &amp; [.E1173] &amp; &quot;/&quot; &amp; [.A1173] &amp; &quot;.svg&quot; &amp; CHAR(34) &amp; &#10;&quot; width=&quot; &amp; CHAR(34) &amp; &quot;22&quot; &amp; CHAR(34) &amp; &quot; alt=&quot; &amp; CHAR(34) &amp; [.D1173] &amp; CHAR(34) &amp; &quot;&gt;&lt;/a&gt;&quot; &amp;&#10;&quot;&amp;nbsp; &amp;nbsp; &quot; &amp; [.D1173] &amp; &quot;&lt;br&gt;&quot;&#10;))" office:value-type="string" office:string-value="&lt;a href=&quot;#&quot;&gt;&lt;img src=&quot;https://github.com/ubuntu/yaru/blob/master/icons/Yaru/scalable/status/user-invisible-symbolic.svg&quot; width=&quot;22&quot; alt=&quot;user-invisible-symbolic&quot;&gt;&lt;/a&gt;&amp;nbsp; &amp;nbsp; user-invisible-symbolic&lt;br&gt;" calcext:value-type="string">
            <text:p>&lt;a href="#"&gt;&lt;img src="https://github.com/ubuntu/yaru/blob/master/icons/Yaru/scalable/status/user-invisible-symbolic.svg" width="22" alt="user-invisible-symbolic"&gt;&lt;/a&gt;&amp;nbsp; &amp;nbsp; user-invisible-symbolic&lt;br&gt;</text:p>
          </table:table-cell>
        </table:table-row>
        <table:table-row table:style-name="ro1">
          <table:table-cell table:style-name="Default" office:value-type="string" calcext:value-type="string">
            <text:p>user-not-tracked-symbolic@</text:p>
          </table:table-cell>
          <table:table-cell table:style-name="Default" table:formula="of:=IF(LEFT([.A1174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74];3;FIND(&quot;:&quot;;[.A1174])-3) &amp; &quot; &lt;br&gt;&quot;;&quot;&quot;)">
            <text:p/>
          </table:table-cell>
          <table:table-cell table:style-name="ce6" table:formula="of:=IF([.B1174]=&quot;Y&quot;;MID([.A1174];3;FIND(&quot;:&quot;;[.A1174];1)-3);IF(&#10;RIGHT(RIGHT([.A1174]; 1))=&quot;@&quot;;0;&#10;[.A1174]))" office:value-type="float" office:value="0" calcext:value-type="float">
            <text:p>0</text:p>
          </table:table-cell>
          <table:table-cell table:formula="of:=IF([.B1174]=&quot;Y&quot;;[.D1174];[.E1173])" office:value-type="string" office:string-value="status" calcext:value-type="string">
            <text:p>status</text:p>
          </table:table-cell>
          <table:table-cell table:style-name="ce10" table:formula="of:=IF([.D1174]=0;&quot;&quot;;IF([.B1174]=&quot;Y&quot;;[.C1174];&#10;&quot;&lt;a href=&quot; &amp; CHAR(34) &amp; &quot;#&quot; &amp; CHAR(34) &amp; &quot;&gt;&quot; &amp;&#10;&quot;&lt;img src=&quot; &amp; CHAR(34) &amp; &quot;https://github.com/ubuntu/yaru/blob/master/icons/Yaru/scalable/&quot; &amp; [.E1174] &amp; &quot;/&quot; &amp; [.A1174] &amp; &quot;.svg&quot; &amp; CHAR(34) &amp; &#10;&quot; width=&quot; &amp; CHAR(34) &amp; &quot;22&quot; &amp; CHAR(34) &amp; &quot; alt=&quot; &amp; CHAR(34) &amp; [.D1174] &amp; CHAR(34) &amp; &quot;&gt;&lt;/a&gt;&quot; &amp;&#10;&quot;&amp;nbsp; &amp;nbsp; &quot; &amp; [.D1174] &amp; &quot;&lt;br&gt;&quot;&#10;))">
            <text:p/>
          </table:table-cell>
        </table:table-row>
        <table:table-row table:style-name="ro1">
          <table:table-cell office:value-type="string" calcext:value-type="string">
            <text:p>user-offline-symbolic</text:p>
          </table:table-cell>
          <table:table-cell table:formula="of:=IF(LEFT([.A1175];1)=&quot;.&quot;;&quot;Y&quot;;&quot;N&quot;)" office:value-type="string" office:string-value="N" calcext:value-type="string">
            <text:p>N</text:p>
          </table:table-cell>
          <table:table-cell table:formula="of:=IFERROR(&quot;## &quot; &amp; MID([.A1175];3;FIND(&quot;:&quot;;[.A1175])-3) &amp; &quot; &lt;br&gt;&quot;;&quot;&quot;)">
            <text:p/>
          </table:table-cell>
          <table:table-cell table:formula="of:=IF([.B1175]=&quot;Y&quot;;MID([.A1175];3;FIND(&quot;:&quot;;[.A1175];1)-3);IF(&#10;RIGHT(RIGHT([.A1175]; 1))=&quot;@&quot;;0;&#10;[.A1175]))" office:value-type="string" office:string-value="user-offline-symbolic" calcext:value-type="string">
            <text:p>user-offline-symbolic</text:p>
          </table:table-cell>
          <table:table-cell table:formula="of:=IF([.B1175]=&quot;Y&quot;;[.D1175];[.E1174])" office:value-type="string" office:string-value="status" calcext:value-type="string">
            <text:p>status</text:p>
          </table:table-cell>
          <table:table-cell table:style-name="ce10" table:formula="of:=IF([.D1175]=0;&quot;&quot;;IF([.B1175]=&quot;Y&quot;;[.C1175];&#10;&quot;&lt;a href=&quot; &amp; CHAR(34) &amp; &quot;#&quot; &amp; CHAR(34) &amp; &quot;&gt;&quot; &amp;&#10;&quot;&lt;img src=&quot; &amp; CHAR(34) &amp; &quot;https://github.com/ubuntu/yaru/blob/master/icons/Yaru/scalable/&quot; &amp; [.E1175] &amp; &quot;/&quot; &amp; [.A1175] &amp; &quot;.svg&quot; &amp; CHAR(34) &amp; &#10;&quot; width=&quot; &amp; CHAR(34) &amp; &quot;22&quot; &amp; CHAR(34) &amp; &quot; alt=&quot; &amp; CHAR(34) &amp; [.D1175] &amp; CHAR(34) &amp; &quot;&gt;&lt;/a&gt;&quot; &amp;&#10;&quot;&amp;nbsp; &amp;nbsp; &quot; &amp; [.D1175] &amp; &quot;&lt;br&gt;&quot;&#10;))" office:value-type="string" office:string-value="&lt;a href=&quot;#&quot;&gt;&lt;img src=&quot;https://github.com/ubuntu/yaru/blob/master/icons/Yaru/scalable/status/user-offline-symbolic.svg&quot; width=&quot;22&quot; alt=&quot;user-offline-symbolic&quot;&gt;&lt;/a&gt;&amp;nbsp; &amp;nbsp; user-offline-symbolic&lt;br&gt;" calcext:value-type="string">
            <text:p>&lt;a href="#"&gt;&lt;img src="https://github.com/ubuntu/yaru/blob/master/icons/Yaru/scalable/status/user-offline-symbolic.svg" width="22" alt="user-offline-symbolic"&gt;&lt;/a&gt;&amp;nbsp; &amp;nbsp; user-offline-symbolic&lt;br&gt;</text:p>
          </table:table-cell>
        </table:table-row>
        <table:table-row table:style-name="ro1">
          <table:table-cell office:value-type="string" calcext:value-type="string">
            <text:p>user-status-pending-symbolic</text:p>
          </table:table-cell>
          <table:table-cell table:formula="of:=IF(LEFT([.A1176];1)=&quot;.&quot;;&quot;Y&quot;;&quot;N&quot;)" office:value-type="string" office:string-value="N" calcext:value-type="string">
            <text:p>N</text:p>
          </table:table-cell>
          <table:table-cell table:formula="of:=IFERROR(&quot;## &quot; &amp; MID([.A1176];3;FIND(&quot;:&quot;;[.A1176])-3) &amp; &quot; &lt;br&gt;&quot;;&quot;&quot;)">
            <text:p/>
          </table:table-cell>
          <table:table-cell table:formula="of:=IF([.B1176]=&quot;Y&quot;;MID([.A1176];3;FIND(&quot;:&quot;;[.A1176];1)-3);IF(&#10;RIGHT(RIGHT([.A1176]; 1))=&quot;@&quot;;0;&#10;[.A1176]))" office:value-type="string" office:string-value="user-status-pending-symbolic" calcext:value-type="string">
            <text:p>user-status-pending-symbolic</text:p>
          </table:table-cell>
          <table:table-cell table:formula="of:=IF([.B1176]=&quot;Y&quot;;[.D1176];[.E1175])" office:value-type="string" office:string-value="status" calcext:value-type="string">
            <text:p>status</text:p>
          </table:table-cell>
          <table:table-cell table:style-name="ce10" table:formula="of:=IF([.D1176]=0;&quot;&quot;;IF([.B1176]=&quot;Y&quot;;[.C1176];&#10;&quot;&lt;a href=&quot; &amp; CHAR(34) &amp; &quot;#&quot; &amp; CHAR(34) &amp; &quot;&gt;&quot; &amp;&#10;&quot;&lt;img src=&quot; &amp; CHAR(34) &amp; &quot;https://github.com/ubuntu/yaru/blob/master/icons/Yaru/scalable/&quot; &amp; [.E1176] &amp; &quot;/&quot; &amp; [.A1176] &amp; &quot;.svg&quot; &amp; CHAR(34) &amp; &#10;&quot; width=&quot; &amp; CHAR(34) &amp; &quot;22&quot; &amp; CHAR(34) &amp; &quot; alt=&quot; &amp; CHAR(34) &amp; [.D1176] &amp; CHAR(34) &amp; &quot;&gt;&lt;/a&gt;&quot; &amp;&#10;&quot;&amp;nbsp; &amp;nbsp; &quot; &amp; [.D1176] &amp; &quot;&lt;br&gt;&quot;&#10;))" office:value-type="string" office:string-value="&lt;a href=&quot;#&quot;&gt;&lt;img src=&quot;https://github.com/ubuntu/yaru/blob/master/icons/Yaru/scalable/status/user-status-pending-symbolic.svg&quot; width=&quot;22&quot; alt=&quot;user-status-pending-symbolic&quot;&gt;&lt;/a&gt;&amp;nbsp; &amp;nbsp; user-status-pending-symbolic&lt;br&gt;" calcext:value-type="string">
            <text:p>&lt;a href="#"&gt;&lt;img src="https://github.com/ubuntu/yaru/blob/master/icons/Yaru/scalable/status/user-status-pending-symbolic.svg" width="22" alt="user-status-pending-symbolic"&gt;&lt;/a&gt;&amp;nbsp; &amp;nbsp; user-status-pending-symbolic&lt;br&gt;</text:p>
          </table:table-cell>
        </table:table-row>
        <table:table-row table:style-name="ro1">
          <table:table-cell office:value-type="string" calcext:value-type="string">
            <text:p>user-trash-full-symbolic</text:p>
          </table:table-cell>
          <table:table-cell table:formula="of:=IF(LEFT([.A1177];1)=&quot;.&quot;;&quot;Y&quot;;&quot;N&quot;)" office:value-type="string" office:string-value="N" calcext:value-type="string">
            <text:p>N</text:p>
          </table:table-cell>
          <table:table-cell table:formula="of:=IFERROR(&quot;## &quot; &amp; MID([.A1177];3;FIND(&quot;:&quot;;[.A1177])-3) &amp; &quot; &lt;br&gt;&quot;;&quot;&quot;)">
            <text:p/>
          </table:table-cell>
          <table:table-cell table:formula="of:=IF([.B1177]=&quot;Y&quot;;MID([.A1177];3;FIND(&quot;:&quot;;[.A1177];1)-3);IF(&#10;RIGHT(RIGHT([.A1177]; 1))=&quot;@&quot;;0;&#10;[.A1177]))" office:value-type="string" office:string-value="user-trash-full-symbolic" calcext:value-type="string">
            <text:p>user-trash-full-symbolic</text:p>
          </table:table-cell>
          <table:table-cell table:formula="of:=IF([.B1177]=&quot;Y&quot;;[.D1177];[.E1176])" office:value-type="string" office:string-value="status" calcext:value-type="string">
            <text:p>status</text:p>
          </table:table-cell>
          <table:table-cell table:style-name="ce10" table:formula="of:=IF([.D1177]=0;&quot;&quot;;IF([.B1177]=&quot;Y&quot;;[.C1177];&#10;&quot;&lt;a href=&quot; &amp; CHAR(34) &amp; &quot;#&quot; &amp; CHAR(34) &amp; &quot;&gt;&quot; &amp;&#10;&quot;&lt;img src=&quot; &amp; CHAR(34) &amp; &quot;https://github.com/ubuntu/yaru/blob/master/icons/Yaru/scalable/&quot; &amp; [.E1177] &amp; &quot;/&quot; &amp; [.A1177] &amp; &quot;.svg&quot; &amp; CHAR(34) &amp; &#10;&quot; width=&quot; &amp; CHAR(34) &amp; &quot;22&quot; &amp; CHAR(34) &amp; &quot; alt=&quot; &amp; CHAR(34) &amp; [.D1177] &amp; CHAR(34) &amp; &quot;&gt;&lt;/a&gt;&quot; &amp;&#10;&quot;&amp;nbsp; &amp;nbsp; &quot; &amp; [.D1177] &amp; &quot;&lt;br&gt;&quot;&#10;))" office:value-type="string" office:string-value="&lt;a href=&quot;#&quot;&gt;&lt;img src=&quot;https://github.com/ubuntu/yaru/blob/master/icons/Yaru/scalable/status/user-trash-full-symbolic.svg&quot; width=&quot;22&quot; alt=&quot;user-trash-full-symbolic&quot;&gt;&lt;/a&gt;&amp;nbsp; &amp;nbsp; user-trash-full-symbolic&lt;br&gt;" calcext:value-type="string">
            <text:p>&lt;a href="#"&gt;&lt;img src="https://github.com/ubuntu/yaru/blob/master/icons/Yaru/scalable/status/user-trash-full-symbolic.svg" width="22" alt="user-trash-full-symbolic"&gt;&lt;/a&gt;&amp;nbsp; &amp;nbsp; user-trash-full-symbolic&lt;br&gt;</text:p>
          </table:table-cell>
        </table:table-row>
        <table:table-row table:style-name="ro1">
          <table:table-cell office:value-type="string" calcext:value-type="string">
            <text:p>video-joined-displays-symbolic</text:p>
          </table:table-cell>
          <table:table-cell table:formula="of:=IF(LEFT([.A1178];1)=&quot;.&quot;;&quot;Y&quot;;&quot;N&quot;)" office:value-type="string" office:string-value="N" calcext:value-type="string">
            <text:p>N</text:p>
          </table:table-cell>
          <table:table-cell table:formula="of:=IFERROR(&quot;## &quot; &amp; MID([.A1178];3;FIND(&quot;:&quot;;[.A1178])-3) &amp; &quot; &lt;br&gt;&quot;;&quot;&quot;)">
            <text:p/>
          </table:table-cell>
          <table:table-cell table:formula="of:=IF([.B1178]=&quot;Y&quot;;MID([.A1178];3;FIND(&quot;:&quot;;[.A1178];1)-3);IF(&#10;RIGHT(RIGHT([.A1178]; 1))=&quot;@&quot;;0;&#10;[.A1178]))" office:value-type="string" office:string-value="video-joined-displays-symbolic" calcext:value-type="string">
            <text:p>video-joined-displays-symbolic</text:p>
          </table:table-cell>
          <table:table-cell table:formula="of:=IF([.B1178]=&quot;Y&quot;;[.D1178];[.E1177])" office:value-type="string" office:string-value="status" calcext:value-type="string">
            <text:p>status</text:p>
          </table:table-cell>
          <table:table-cell table:style-name="ce10" table:formula="of:=IF([.D1178]=0;&quot;&quot;;IF([.B1178]=&quot;Y&quot;;[.C1178];&#10;&quot;&lt;a href=&quot; &amp; CHAR(34) &amp; &quot;#&quot; &amp; CHAR(34) &amp; &quot;&gt;&quot; &amp;&#10;&quot;&lt;img src=&quot; &amp; CHAR(34) &amp; &quot;https://github.com/ubuntu/yaru/blob/master/icons/Yaru/scalable/&quot; &amp; [.E1178] &amp; &quot;/&quot; &amp; [.A1178] &amp; &quot;.svg&quot; &amp; CHAR(34) &amp; &#10;&quot; width=&quot; &amp; CHAR(34) &amp; &quot;22&quot; &amp; CHAR(34) &amp; &quot; alt=&quot; &amp; CHAR(34) &amp; [.D1178] &amp; CHAR(34) &amp; &quot;&gt;&lt;/a&gt;&quot; &amp;&#10;&quot;&amp;nbsp; &amp;nbsp; &quot; &amp; [.D1178] &amp; &quot;&lt;br&gt;&quot;&#10;))" office:value-type="string" office:string-value="&lt;a href=&quot;#&quot;&gt;&lt;img src=&quot;https://github.com/ubuntu/yaru/blob/master/icons/Yaru/scalable/status/video-joined-displays-symbolic.svg&quot; width=&quot;22&quot; alt=&quot;video-joined-displays-symbolic&quot;&gt;&lt;/a&gt;&amp;nbsp; &amp;nbsp; video-joined-displays-symbolic&lt;br&gt;" calcext:value-type="string">
            <text:p>&lt;a href="#"&gt;&lt;img src="https://github.com/ubuntu/yaru/blob/master/icons/Yaru/scalable/status/video-joined-displays-symbolic.svg" width="22" alt="video-joined-displays-symbolic"&gt;&lt;/a&gt;&amp;nbsp; &amp;nbsp; video-joined-displays-symbolic&lt;br&gt;</text:p>
          </table:table-cell>
        </table:table-row>
        <table:table-row table:style-name="ro1">
          <table:table-cell office:value-type="string" calcext:value-type="string">
            <text:p>video-single-display-symbolic</text:p>
          </table:table-cell>
          <table:table-cell table:formula="of:=IF(LEFT([.A1179];1)=&quot;.&quot;;&quot;Y&quot;;&quot;N&quot;)" office:value-type="string" office:string-value="N" calcext:value-type="string">
            <text:p>N</text:p>
          </table:table-cell>
          <table:table-cell table:formula="of:=IFERROR(&quot;## &quot; &amp; MID([.A1179];3;FIND(&quot;:&quot;;[.A1179])-3) &amp; &quot; &lt;br&gt;&quot;;&quot;&quot;)">
            <text:p/>
          </table:table-cell>
          <table:table-cell table:formula="of:=IF([.B1179]=&quot;Y&quot;;MID([.A1179];3;FIND(&quot;:&quot;;[.A1179];1)-3);IF(&#10;RIGHT(RIGHT([.A1179]; 1))=&quot;@&quot;;0;&#10;[.A1179]))" office:value-type="string" office:string-value="video-single-display-symbolic" calcext:value-type="string">
            <text:p>video-single-display-symbolic</text:p>
          </table:table-cell>
          <table:table-cell table:formula="of:=IF([.B1179]=&quot;Y&quot;;[.D1179];[.E1178])" office:value-type="string" office:string-value="status" calcext:value-type="string">
            <text:p>status</text:p>
          </table:table-cell>
          <table:table-cell table:style-name="ce10" table:formula="of:=IF([.D1179]=0;&quot;&quot;;IF([.B1179]=&quot;Y&quot;;[.C1179];&#10;&quot;&lt;a href=&quot; &amp; CHAR(34) &amp; &quot;#&quot; &amp; CHAR(34) &amp; &quot;&gt;&quot; &amp;&#10;&quot;&lt;img src=&quot; &amp; CHAR(34) &amp; &quot;https://github.com/ubuntu/yaru/blob/master/icons/Yaru/scalable/&quot; &amp; [.E1179] &amp; &quot;/&quot; &amp; [.A1179] &amp; &quot;.svg&quot; &amp; CHAR(34) &amp; &#10;&quot; width=&quot; &amp; CHAR(34) &amp; &quot;22&quot; &amp; CHAR(34) &amp; &quot; alt=&quot; &amp; CHAR(34) &amp; [.D1179] &amp; CHAR(34) &amp; &quot;&gt;&lt;/a&gt;&quot; &amp;&#10;&quot;&amp;nbsp; &amp;nbsp; &quot; &amp; [.D1179] &amp; &quot;&lt;br&gt;&quot;&#10;))" office:value-type="string" office:string-value="&lt;a href=&quot;#&quot;&gt;&lt;img src=&quot;https://github.com/ubuntu/yaru/blob/master/icons/Yaru/scalable/status/video-single-display-symbolic.svg&quot; width=&quot;22&quot; alt=&quot;video-single-display-symbolic&quot;&gt;&lt;/a&gt;&amp;nbsp; &amp;nbsp; video-single-display-symbolic&lt;br&gt;" calcext:value-type="string">
            <text:p>&lt;a href="#"&gt;&lt;img src="https://github.com/ubuntu/yaru/blob/master/icons/Yaru/scalable/status/video-single-display-symbolic.svg" width="22" alt="video-single-display-symbolic"&gt;&lt;/a&gt;&amp;nbsp; &amp;nbsp; video-single-display-symbolic&lt;br&gt;</text:p>
          </table:table-cell>
        </table:table-row>
        <table:table-row table:style-name="ro1">
          <table:table-cell office:value-type="string" calcext:value-type="string">
            <text:p>view-mirror-symbolic</text:p>
          </table:table-cell>
          <table:table-cell table:formula="of:=IF(LEFT([.A1180];1)=&quot;.&quot;;&quot;Y&quot;;&quot;N&quot;)" office:value-type="string" office:string-value="N" calcext:value-type="string">
            <text:p>N</text:p>
          </table:table-cell>
          <table:table-cell table:formula="of:=IFERROR(&quot;## &quot; &amp; MID([.A1180];3;FIND(&quot;:&quot;;[.A1180])-3) &amp; &quot; &lt;br&gt;&quot;;&quot;&quot;)">
            <text:p/>
          </table:table-cell>
          <table:table-cell table:formula="of:=IF([.B1180]=&quot;Y&quot;;MID([.A1180];3;FIND(&quot;:&quot;;[.A1180];1)-3);IF(&#10;RIGHT(RIGHT([.A1180]; 1))=&quot;@&quot;;0;&#10;[.A1180]))" office:value-type="string" office:string-value="view-mirror-symbolic" calcext:value-type="string">
            <text:p>view-mirror-symbolic</text:p>
          </table:table-cell>
          <table:table-cell table:formula="of:=IF([.B1180]=&quot;Y&quot;;[.D1180];[.E1179])" office:value-type="string" office:string-value="status" calcext:value-type="string">
            <text:p>status</text:p>
          </table:table-cell>
          <table:table-cell table:style-name="ce10" table:formula="of:=IF([.D1180]=0;&quot;&quot;;IF([.B1180]=&quot;Y&quot;;[.C1180];&#10;&quot;&lt;a href=&quot; &amp; CHAR(34) &amp; &quot;#&quot; &amp; CHAR(34) &amp; &quot;&gt;&quot; &amp;&#10;&quot;&lt;img src=&quot; &amp; CHAR(34) &amp; &quot;https://github.com/ubuntu/yaru/blob/master/icons/Yaru/scalable/&quot; &amp; [.E1180] &amp; &quot;/&quot; &amp; [.A1180] &amp; &quot;.svg&quot; &amp; CHAR(34) &amp; &#10;&quot; width=&quot; &amp; CHAR(34) &amp; &quot;22&quot; &amp; CHAR(34) &amp; &quot; alt=&quot; &amp; CHAR(34) &amp; [.D1180] &amp; CHAR(34) &amp; &quot;&gt;&lt;/a&gt;&quot; &amp;&#10;&quot;&amp;nbsp; &amp;nbsp; &quot; &amp; [.D1180] &amp; &quot;&lt;br&gt;&quot;&#10;))" office:value-type="string" office:string-value="&lt;a href=&quot;#&quot;&gt;&lt;img src=&quot;https://github.com/ubuntu/yaru/blob/master/icons/Yaru/scalable/status/view-mirror-symbolic.svg&quot; width=&quot;22&quot; alt=&quot;view-mirror-symbolic&quot;&gt;&lt;/a&gt;&amp;nbsp; &amp;nbsp; view-mirror-symbolic&lt;br&gt;" calcext:value-type="string">
            <text:p>&lt;a href="#"&gt;&lt;img src="https://github.com/ubuntu/yaru/blob/master/icons/Yaru/scalable/status/view-mirror-symbolic.svg" width="22" alt="view-mirror-symbolic"&gt;&lt;/a&gt;&amp;nbsp; &amp;nbsp; view-mirror-symbolic&lt;br&gt;</text:p>
          </table:table-cell>
        </table:table-row>
        <table:table-row table:style-name="ro1">
          <table:table-cell office:value-type="string" calcext:value-type="string">
            <text:p>view-private-symbolic</text:p>
          </table:table-cell>
          <table:table-cell table:formula="of:=IF(LEFT([.A1181];1)=&quot;.&quot;;&quot;Y&quot;;&quot;N&quot;)" office:value-type="string" office:string-value="N" calcext:value-type="string">
            <text:p>N</text:p>
          </table:table-cell>
          <table:table-cell table:formula="of:=IFERROR(&quot;## &quot; &amp; MID([.A1181];3;FIND(&quot;:&quot;;[.A1181])-3) &amp; &quot; &lt;br&gt;&quot;;&quot;&quot;)">
            <text:p/>
          </table:table-cell>
          <table:table-cell table:formula="of:=IF([.B1181]=&quot;Y&quot;;MID([.A1181];3;FIND(&quot;:&quot;;[.A1181];1)-3);IF(&#10;RIGHT(RIGHT([.A1181]; 1))=&quot;@&quot;;0;&#10;[.A1181]))" office:value-type="string" office:string-value="view-private-symbolic" calcext:value-type="string">
            <text:p>view-private-symbolic</text:p>
          </table:table-cell>
          <table:table-cell table:formula="of:=IF([.B1181]=&quot;Y&quot;;[.D1181];[.E1180])" office:value-type="string" office:string-value="status" calcext:value-type="string">
            <text:p>status</text:p>
          </table:table-cell>
          <table:table-cell table:style-name="ce10" table:formula="of:=IF([.D1181]=0;&quot;&quot;;IF([.B1181]=&quot;Y&quot;;[.C1181];&#10;&quot;&lt;a href=&quot; &amp; CHAR(34) &amp; &quot;#&quot; &amp; CHAR(34) &amp; &quot;&gt;&quot; &amp;&#10;&quot;&lt;img src=&quot; &amp; CHAR(34) &amp; &quot;https://github.com/ubuntu/yaru/blob/master/icons/Yaru/scalable/&quot; &amp; [.E1181] &amp; &quot;/&quot; &amp; [.A1181] &amp; &quot;.svg&quot; &amp; CHAR(34) &amp; &#10;&quot; width=&quot; &amp; CHAR(34) &amp; &quot;22&quot; &amp; CHAR(34) &amp; &quot; alt=&quot; &amp; CHAR(34) &amp; [.D1181] &amp; CHAR(34) &amp; &quot;&gt;&lt;/a&gt;&quot; &amp;&#10;&quot;&amp;nbsp; &amp;nbsp; &quot; &amp; [.D1181] &amp; &quot;&lt;br&gt;&quot;&#10;))" office:value-type="string" office:string-value="&lt;a href=&quot;#&quot;&gt;&lt;img src=&quot;https://github.com/ubuntu/yaru/blob/master/icons/Yaru/scalable/status/view-private-symbolic.svg&quot; width=&quot;22&quot; alt=&quot;view-private-symbolic&quot;&gt;&lt;/a&gt;&amp;nbsp; &amp;nbsp; view-private-symbolic&lt;br&gt;" calcext:value-type="string">
            <text:p>&lt;a href="#"&gt;&lt;img src="https://github.com/ubuntu/yaru/blob/master/icons/Yaru/scalable/status/view-private-symbolic.svg" width="22" alt="view-private-symbolic"&gt;&lt;/a&gt;&amp;nbsp; &amp;nbsp; view-private-symbolic&lt;br&gt;</text:p>
          </table:table-cell>
        </table:table-row>
        <table:table-row table:style-name="ro1">
          <table:table-cell table:style-name="Default" office:value-type="string" calcext:value-type="string">
            <text:p>view-wrapped-rtl-symbolic@</text:p>
          </table:table-cell>
          <table:table-cell table:style-name="Default" table:formula="of:=IF(LEFT([.A1182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182];3;FIND(&quot;:&quot;;[.A1182])-3) &amp; &quot; &lt;br&gt;&quot;;&quot;&quot;)">
            <text:p/>
          </table:table-cell>
          <table:table-cell table:style-name="ce6" table:formula="of:=IF([.B1182]=&quot;Y&quot;;MID([.A1182];3;FIND(&quot;:&quot;;[.A1182];1)-3);IF(&#10;RIGHT(RIGHT([.A1182]; 1))=&quot;@&quot;;0;&#10;[.A1182]))" office:value-type="float" office:value="0" calcext:value-type="float">
            <text:p>0</text:p>
          </table:table-cell>
          <table:table-cell table:formula="of:=IF([.B1182]=&quot;Y&quot;;[.D1182];[.E1181])" office:value-type="string" office:string-value="status" calcext:value-type="string">
            <text:p>status</text:p>
          </table:table-cell>
          <table:table-cell table:style-name="ce10" table:formula="of:=IF([.D1182]=0;&quot;&quot;;IF([.B1182]=&quot;Y&quot;;[.C1182];&#10;&quot;&lt;a href=&quot; &amp; CHAR(34) &amp; &quot;#&quot; &amp; CHAR(34) &amp; &quot;&gt;&quot; &amp;&#10;&quot;&lt;img src=&quot; &amp; CHAR(34) &amp; &quot;https://github.com/ubuntu/yaru/blob/master/icons/Yaru/scalable/&quot; &amp; [.E1182] &amp; &quot;/&quot; &amp; [.A1182] &amp; &quot;.svg&quot; &amp; CHAR(34) &amp; &#10;&quot; width=&quot; &amp; CHAR(34) &amp; &quot;22&quot; &amp; CHAR(34) &amp; &quot; alt=&quot; &amp; CHAR(34) &amp; [.D1182] &amp; CHAR(34) &amp; &quot;&gt;&lt;/a&gt;&quot; &amp;&#10;&quot;&amp;nbsp; &amp;nbsp; &quot; &amp; [.D1182] &amp; &quot;&lt;br&gt;&quot;&#10;))">
            <text:p/>
          </table:table-cell>
        </table:table-row>
        <table:table-row table:style-name="ro1">
          <table:table-cell office:value-type="string" calcext:value-type="string">
            <text:p>view-wrapped-symbolic-rtl</text:p>
          </table:table-cell>
          <table:table-cell table:formula="of:=IF(LEFT([.A1183];1)=&quot;.&quot;;&quot;Y&quot;;&quot;N&quot;)" office:value-type="string" office:string-value="N" calcext:value-type="string">
            <text:p>N</text:p>
          </table:table-cell>
          <table:table-cell table:formula="of:=IFERROR(&quot;## &quot; &amp; MID([.A1183];3;FIND(&quot;:&quot;;[.A1183])-3) &amp; &quot; &lt;br&gt;&quot;;&quot;&quot;)">
            <text:p/>
          </table:table-cell>
          <table:table-cell table:formula="of:=IF([.B1183]=&quot;Y&quot;;MID([.A1183];3;FIND(&quot;:&quot;;[.A1183];1)-3);IF(&#10;RIGHT(RIGHT([.A1183]; 1))=&quot;@&quot;;0;&#10;[.A1183]))" office:value-type="string" office:string-value="view-wrapped-symbolic-rtl" calcext:value-type="string">
            <text:p>view-wrapped-symbolic-rtl</text:p>
          </table:table-cell>
          <table:table-cell table:formula="of:=IF([.B1183]=&quot;Y&quot;;[.D1183];[.E1182])" office:value-type="string" office:string-value="status" calcext:value-type="string">
            <text:p>status</text:p>
          </table:table-cell>
          <table:table-cell table:style-name="ce10" table:formula="of:=IF([.D1183]=0;&quot;&quot;;IF([.B1183]=&quot;Y&quot;;[.C1183];&#10;&quot;&lt;a href=&quot; &amp; CHAR(34) &amp; &quot;#&quot; &amp; CHAR(34) &amp; &quot;&gt;&quot; &amp;&#10;&quot;&lt;img src=&quot; &amp; CHAR(34) &amp; &quot;https://github.com/ubuntu/yaru/blob/master/icons/Yaru/scalable/&quot; &amp; [.E1183] &amp; &quot;/&quot; &amp; [.A1183] &amp; &quot;.svg&quot; &amp; CHAR(34) &amp; &#10;&quot; width=&quot; &amp; CHAR(34) &amp; &quot;22&quot; &amp; CHAR(34) &amp; &quot; alt=&quot; &amp; CHAR(34) &amp; [.D1183] &amp; CHAR(34) &amp; &quot;&gt;&lt;/a&gt;&quot; &amp;&#10;&quot;&amp;nbsp; &amp;nbsp; &quot; &amp; [.D1183] &amp; &quot;&lt;br&gt;&quot;&#10;))" office:value-type="string" office:string-value="&lt;a href=&quot;#&quot;&gt;&lt;img src=&quot;https://github.com/ubuntu/yaru/blob/master/icons/Yaru/scalable/status/view-wrapped-symbolic-rtl.svg&quot; width=&quot;22&quot; alt=&quot;view-wrapped-symbolic-rtl&quot;&gt;&lt;/a&gt;&amp;nbsp; &amp;nbsp; view-wrapped-symbolic-rtl&lt;br&gt;" calcext:value-type="string">
            <text:p>&lt;a href="#"&gt;&lt;img src="https://github.com/ubuntu/yaru/blob/master/icons/Yaru/scalable/status/view-wrapped-symbolic-rtl.svg" width="22" alt="view-wrapped-symbolic-rtl"&gt;&lt;/a&gt;&amp;nbsp; &amp;nbsp; view-wrapped-symbolic-rtl&lt;br&gt;</text:p>
          </table:table-cell>
        </table:table-row>
        <table:table-row table:style-name="ro1">
          <table:table-cell office:value-type="string" calcext:value-type="string">
            <text:p>view-wrapped-symbolic</text:p>
          </table:table-cell>
          <table:table-cell table:formula="of:=IF(LEFT([.A1184];1)=&quot;.&quot;;&quot;Y&quot;;&quot;N&quot;)" office:value-type="string" office:string-value="N" calcext:value-type="string">
            <text:p>N</text:p>
          </table:table-cell>
          <table:table-cell table:formula="of:=IFERROR(&quot;## &quot; &amp; MID([.A1184];3;FIND(&quot;:&quot;;[.A1184])-3) &amp; &quot; &lt;br&gt;&quot;;&quot;&quot;)">
            <text:p/>
          </table:table-cell>
          <table:table-cell table:formula="of:=IF([.B1184]=&quot;Y&quot;;MID([.A1184];3;FIND(&quot;:&quot;;[.A1184];1)-3);IF(&#10;RIGHT(RIGHT([.A1184]; 1))=&quot;@&quot;;0;&#10;[.A1184]))" office:value-type="string" office:string-value="view-wrapped-symbolic" calcext:value-type="string">
            <text:p>view-wrapped-symbolic</text:p>
          </table:table-cell>
          <table:table-cell table:formula="of:=IF([.B1184]=&quot;Y&quot;;[.D1184];[.E1183])" office:value-type="string" office:string-value="status" calcext:value-type="string">
            <text:p>status</text:p>
          </table:table-cell>
          <table:table-cell table:style-name="ce10" table:formula="of:=IF([.D1184]=0;&quot;&quot;;IF([.B1184]=&quot;Y&quot;;[.C1184];&#10;&quot;&lt;a href=&quot; &amp; CHAR(34) &amp; &quot;#&quot; &amp; CHAR(34) &amp; &quot;&gt;&quot; &amp;&#10;&quot;&lt;img src=&quot; &amp; CHAR(34) &amp; &quot;https://github.com/ubuntu/yaru/blob/master/icons/Yaru/scalable/&quot; &amp; [.E1184] &amp; &quot;/&quot; &amp; [.A1184] &amp; &quot;.svg&quot; &amp; CHAR(34) &amp; &#10;&quot; width=&quot; &amp; CHAR(34) &amp; &quot;22&quot; &amp; CHAR(34) &amp; &quot; alt=&quot; &amp; CHAR(34) &amp; [.D1184] &amp; CHAR(34) &amp; &quot;&gt;&lt;/a&gt;&quot; &amp;&#10;&quot;&amp;nbsp; &amp;nbsp; &quot; &amp; [.D1184] &amp; &quot;&lt;br&gt;&quot;&#10;))" office:value-type="string" office:string-value="&lt;a href=&quot;#&quot;&gt;&lt;img src=&quot;https://github.com/ubuntu/yaru/blob/master/icons/Yaru/scalable/status/view-wrapped-symbolic.svg&quot; width=&quot;22&quot; alt=&quot;view-wrapped-symbolic&quot;&gt;&lt;/a&gt;&amp;nbsp; &amp;nbsp; view-wrapped-symbolic&lt;br&gt;" calcext:value-type="string">
            <text:p>&lt;a href="#"&gt;&lt;img src="https://github.com/ubuntu/yaru/blob/master/icons/Yaru/scalable/status/view-wrapped-symbolic.svg" width="22" alt="view-wrapped-symbolic"&gt;&lt;/a&gt;&amp;nbsp; &amp;nbsp; view-wrapped-symbolic&lt;br&gt;</text:p>
          </table:table-cell>
        </table:table-row>
        <table:table-row table:style-name="ro1">
          <table:table-cell office:value-type="string" calcext:value-type="string">
            <text:p>volume-warning-symbolic</text:p>
          </table:table-cell>
          <table:table-cell table:formula="of:=IF(LEFT([.A1185];1)=&quot;.&quot;;&quot;Y&quot;;&quot;N&quot;)" office:value-type="string" office:string-value="N" calcext:value-type="string">
            <text:p>N</text:p>
          </table:table-cell>
          <table:table-cell table:formula="of:=IFERROR(&quot;## &quot; &amp; MID([.A1185];3;FIND(&quot;:&quot;;[.A1185])-3) &amp; &quot; &lt;br&gt;&quot;;&quot;&quot;)">
            <text:p/>
          </table:table-cell>
          <table:table-cell table:formula="of:=IF([.B1185]=&quot;Y&quot;;MID([.A1185];3;FIND(&quot;:&quot;;[.A1185];1)-3);IF(&#10;RIGHT(RIGHT([.A1185]; 1))=&quot;@&quot;;0;&#10;[.A1185]))" office:value-type="string" office:string-value="volume-warning-symbolic" calcext:value-type="string">
            <text:p>volume-warning-symbolic</text:p>
          </table:table-cell>
          <table:table-cell table:formula="of:=IF([.B1185]=&quot;Y&quot;;[.D1185];[.E1184])" office:value-type="string" office:string-value="status" calcext:value-type="string">
            <text:p>status</text:p>
          </table:table-cell>
          <table:table-cell table:style-name="ce10" table:formula="of:=IF([.D1185]=0;&quot;&quot;;IF([.B1185]=&quot;Y&quot;;[.C1185];&#10;&quot;&lt;a href=&quot; &amp; CHAR(34) &amp; &quot;#&quot; &amp; CHAR(34) &amp; &quot;&gt;&quot; &amp;&#10;&quot;&lt;img src=&quot; &amp; CHAR(34) &amp; &quot;https://github.com/ubuntu/yaru/blob/master/icons/Yaru/scalable/&quot; &amp; [.E1185] &amp; &quot;/&quot; &amp; [.A1185] &amp; &quot;.svg&quot; &amp; CHAR(34) &amp; &#10;&quot; width=&quot; &amp; CHAR(34) &amp; &quot;22&quot; &amp; CHAR(34) &amp; &quot; alt=&quot; &amp; CHAR(34) &amp; [.D1185] &amp; CHAR(34) &amp; &quot;&gt;&lt;/a&gt;&quot; &amp;&#10;&quot;&amp;nbsp; &amp;nbsp; &quot; &amp; [.D1185] &amp; &quot;&lt;br&gt;&quot;&#10;))" office:value-type="string" office:string-value="&lt;a href=&quot;#&quot;&gt;&lt;img src=&quot;https://github.com/ubuntu/yaru/blob/master/icons/Yaru/scalable/status/volume-warning-symbolic.svg&quot; width=&quot;22&quot; alt=&quot;volume-warning-symbolic&quot;&gt;&lt;/a&gt;&amp;nbsp; &amp;nbsp; volume-warning-symbolic&lt;br&gt;" calcext:value-type="string">
            <text:p>&lt;a href="#"&gt;&lt;img src="https://github.com/ubuntu/yaru/blob/master/icons/Yaru/scalable/status/volume-warning-symbolic.svg" width="22" alt="volume-warning-symbolic"&gt;&lt;/a&gt;&amp;nbsp; &amp;nbsp; volume-warning-symbolic&lt;br&gt;</text:p>
          </table:table-cell>
        </table:table-row>
        <table:table-row table:style-name="ro1">
          <table:table-cell office:value-type="string" calcext:value-type="string">
            <text:p>warning-small-symbolic</text:p>
          </table:table-cell>
          <table:table-cell table:formula="of:=IF(LEFT([.A1186];1)=&quot;.&quot;;&quot;Y&quot;;&quot;N&quot;)" office:value-type="string" office:string-value="N" calcext:value-type="string">
            <text:p>N</text:p>
          </table:table-cell>
          <table:table-cell table:formula="of:=IFERROR(&quot;## &quot; &amp; MID([.A1186];3;FIND(&quot;:&quot;;[.A1186])-3) &amp; &quot; &lt;br&gt;&quot;;&quot;&quot;)">
            <text:p/>
          </table:table-cell>
          <table:table-cell table:formula="of:=IF([.B1186]=&quot;Y&quot;;MID([.A1186];3;FIND(&quot;:&quot;;[.A1186];1)-3);IF(&#10;RIGHT(RIGHT([.A1186]; 1))=&quot;@&quot;;0;&#10;[.A1186]))" office:value-type="string" office:string-value="warning-small-symbolic" calcext:value-type="string">
            <text:p>warning-small-symbolic</text:p>
          </table:table-cell>
          <table:table-cell table:formula="of:=IF([.B1186]=&quot;Y&quot;;[.D1186];[.E1185])" office:value-type="string" office:string-value="status" calcext:value-type="string">
            <text:p>status</text:p>
          </table:table-cell>
          <table:table-cell table:style-name="ce10" table:formula="of:=IF([.D1186]=0;&quot;&quot;;IF([.B1186]=&quot;Y&quot;;[.C1186];&#10;&quot;&lt;a href=&quot; &amp; CHAR(34) &amp; &quot;#&quot; &amp; CHAR(34) &amp; &quot;&gt;&quot; &amp;&#10;&quot;&lt;img src=&quot; &amp; CHAR(34) &amp; &quot;https://github.com/ubuntu/yaru/blob/master/icons/Yaru/scalable/&quot; &amp; [.E1186] &amp; &quot;/&quot; &amp; [.A1186] &amp; &quot;.svg&quot; &amp; CHAR(34) &amp; &#10;&quot; width=&quot; &amp; CHAR(34) &amp; &quot;22&quot; &amp; CHAR(34) &amp; &quot; alt=&quot; &amp; CHAR(34) &amp; [.D1186] &amp; CHAR(34) &amp; &quot;&gt;&lt;/a&gt;&quot; &amp;&#10;&quot;&amp;nbsp; &amp;nbsp; &quot; &amp; [.D1186] &amp; &quot;&lt;br&gt;&quot;&#10;))" office:value-type="string" office:string-value="&lt;a href=&quot;#&quot;&gt;&lt;img src=&quot;https://github.com/ubuntu/yaru/blob/master/icons/Yaru/scalable/status/warning-small-symbolic.svg&quot; width=&quot;22&quot; alt=&quot;warning-small-symbolic&quot;&gt;&lt;/a&gt;&amp;nbsp; &amp;nbsp; warning-small-symbolic&lt;br&gt;" calcext:value-type="string">
            <text:p>&lt;a href="#"&gt;&lt;img src="https://github.com/ubuntu/yaru/blob/master/icons/Yaru/scalable/status/warning-small-symbolic.svg" width="22" alt="warning-small-symbolic"&gt;&lt;/a&gt;&amp;nbsp; &amp;nbsp; warning-small-symbolic&lt;br&gt;</text:p>
          </table:table-cell>
        </table:table-row>
        <table:table-row table:style-name="ro1">
          <table:table-cell office:value-type="string" calcext:value-type="string">
            <text:p>weather-clear-night-symbolic</text:p>
          </table:table-cell>
          <table:table-cell table:formula="of:=IF(LEFT([.A1187];1)=&quot;.&quot;;&quot;Y&quot;;&quot;N&quot;)" office:value-type="string" office:string-value="N" calcext:value-type="string">
            <text:p>N</text:p>
          </table:table-cell>
          <table:table-cell table:formula="of:=IFERROR(&quot;## &quot; &amp; MID([.A1187];3;FIND(&quot;:&quot;;[.A1187])-3) &amp; &quot; &lt;br&gt;&quot;;&quot;&quot;)">
            <text:p/>
          </table:table-cell>
          <table:table-cell table:formula="of:=IF([.B1187]=&quot;Y&quot;;MID([.A1187];3;FIND(&quot;:&quot;;[.A1187];1)-3);IF(&#10;RIGHT(RIGHT([.A1187]; 1))=&quot;@&quot;;0;&#10;[.A1187]))" office:value-type="string" office:string-value="weather-clear-night-symbolic" calcext:value-type="string">
            <text:p>weather-clear-night-symbolic</text:p>
          </table:table-cell>
          <table:table-cell table:formula="of:=IF([.B1187]=&quot;Y&quot;;[.D1187];[.E1186])" office:value-type="string" office:string-value="status" calcext:value-type="string">
            <text:p>status</text:p>
          </table:table-cell>
          <table:table-cell table:style-name="ce10" table:formula="of:=IF([.D1187]=0;&quot;&quot;;IF([.B1187]=&quot;Y&quot;;[.C1187];&#10;&quot;&lt;a href=&quot; &amp; CHAR(34) &amp; &quot;#&quot; &amp; CHAR(34) &amp; &quot;&gt;&quot; &amp;&#10;&quot;&lt;img src=&quot; &amp; CHAR(34) &amp; &quot;https://github.com/ubuntu/yaru/blob/master/icons/Yaru/scalable/&quot; &amp; [.E1187] &amp; &quot;/&quot; &amp; [.A1187] &amp; &quot;.svg&quot; &amp; CHAR(34) &amp; &#10;&quot; width=&quot; &amp; CHAR(34) &amp; &quot;22&quot; &amp; CHAR(34) &amp; &quot; alt=&quot; &amp; CHAR(34) &amp; [.D1187] &amp; CHAR(34) &amp; &quot;&gt;&lt;/a&gt;&quot; &amp;&#10;&quot;&amp;nbsp; &amp;nbsp; &quot; &amp; [.D1187] &amp; &quot;&lt;br&gt;&quot;&#10;))" office:value-type="string" office:string-value="&lt;a href=&quot;#&quot;&gt;&lt;img src=&quot;https://github.com/ubuntu/yaru/blob/master/icons/Yaru/scalable/status/weather-clear-night-symbolic.svg&quot; width=&quot;22&quot; alt=&quot;weather-clear-night-symbolic&quot;&gt;&lt;/a&gt;&amp;nbsp; &amp;nbsp; weather-clear-night-symbolic&lt;br&gt;" calcext:value-type="string">
            <text:p>&lt;a href="#"&gt;&lt;img src="https://github.com/ubuntu/yaru/blob/master/icons/Yaru/scalable/status/weather-clear-night-symbolic.svg" width="22" alt="weather-clear-night-symbolic"&gt;&lt;/a&gt;&amp;nbsp; &amp;nbsp; weather-clear-night-symbolic&lt;br&gt;</text:p>
          </table:table-cell>
        </table:table-row>
        <table:table-row table:style-name="ro1">
          <table:table-cell office:value-type="string" calcext:value-type="string">
            <text:p>weather-clear-symbolic</text:p>
          </table:table-cell>
          <table:table-cell table:formula="of:=IF(LEFT([.A1188];1)=&quot;.&quot;;&quot;Y&quot;;&quot;N&quot;)" office:value-type="string" office:string-value="N" calcext:value-type="string">
            <text:p>N</text:p>
          </table:table-cell>
          <table:table-cell table:formula="of:=IFERROR(&quot;## &quot; &amp; MID([.A1188];3;FIND(&quot;:&quot;;[.A1188])-3) &amp; &quot; &lt;br&gt;&quot;;&quot;&quot;)">
            <text:p/>
          </table:table-cell>
          <table:table-cell table:formula="of:=IF([.B1188]=&quot;Y&quot;;MID([.A1188];3;FIND(&quot;:&quot;;[.A1188];1)-3);IF(&#10;RIGHT(RIGHT([.A1188]; 1))=&quot;@&quot;;0;&#10;[.A1188]))" office:value-type="string" office:string-value="weather-clear-symbolic" calcext:value-type="string">
            <text:p>weather-clear-symbolic</text:p>
          </table:table-cell>
          <table:table-cell table:formula="of:=IF([.B1188]=&quot;Y&quot;;[.D1188];[.E1187])" office:value-type="string" office:string-value="status" calcext:value-type="string">
            <text:p>status</text:p>
          </table:table-cell>
          <table:table-cell table:style-name="ce10" table:formula="of:=IF([.D1188]=0;&quot;&quot;;IF([.B1188]=&quot;Y&quot;;[.C1188];&#10;&quot;&lt;a href=&quot; &amp; CHAR(34) &amp; &quot;#&quot; &amp; CHAR(34) &amp; &quot;&gt;&quot; &amp;&#10;&quot;&lt;img src=&quot; &amp; CHAR(34) &amp; &quot;https://github.com/ubuntu/yaru/blob/master/icons/Yaru/scalable/&quot; &amp; [.E1188] &amp; &quot;/&quot; &amp; [.A1188] &amp; &quot;.svg&quot; &amp; CHAR(34) &amp; &#10;&quot; width=&quot; &amp; CHAR(34) &amp; &quot;22&quot; &amp; CHAR(34) &amp; &quot; alt=&quot; &amp; CHAR(34) &amp; [.D1188] &amp; CHAR(34) &amp; &quot;&gt;&lt;/a&gt;&quot; &amp;&#10;&quot;&amp;nbsp; &amp;nbsp; &quot; &amp; [.D1188] &amp; &quot;&lt;br&gt;&quot;&#10;))" office:value-type="string" office:string-value="&lt;a href=&quot;#&quot;&gt;&lt;img src=&quot;https://github.com/ubuntu/yaru/blob/master/icons/Yaru/scalable/status/weather-clear-symbolic.svg&quot; width=&quot;22&quot; alt=&quot;weather-clear-symbolic&quot;&gt;&lt;/a&gt;&amp;nbsp; &amp;nbsp; weather-clear-symbolic&lt;br&gt;" calcext:value-type="string">
            <text:p>&lt;a href="#"&gt;&lt;img src="https://github.com/ubuntu/yaru/blob/master/icons/Yaru/scalable/status/weather-clear-symbolic.svg" width="22" alt="weather-clear-symbolic"&gt;&lt;/a&gt;&amp;nbsp; &amp;nbsp; weather-clear-symbolic&lt;br&gt;</text:p>
          </table:table-cell>
        </table:table-row>
        <table:table-row table:style-name="ro1">
          <table:table-cell office:value-type="string" calcext:value-type="string">
            <text:p>weather-cloudy-symbolic</text:p>
          </table:table-cell>
          <table:table-cell table:formula="of:=IF(LEFT([.A1189];1)=&quot;.&quot;;&quot;Y&quot;;&quot;N&quot;)" office:value-type="string" office:string-value="N" calcext:value-type="string">
            <text:p>N</text:p>
          </table:table-cell>
          <table:table-cell table:formula="of:=IFERROR(&quot;## &quot; &amp; MID([.A1189];3;FIND(&quot;:&quot;;[.A1189])-3) &amp; &quot; &lt;br&gt;&quot;;&quot;&quot;)">
            <text:p/>
          </table:table-cell>
          <table:table-cell table:formula="of:=IF([.B1189]=&quot;Y&quot;;MID([.A1189];3;FIND(&quot;:&quot;;[.A1189];1)-3);IF(&#10;RIGHT(RIGHT([.A1189]; 1))=&quot;@&quot;;0;&#10;[.A1189]))" office:value-type="string" office:string-value="weather-cloudy-symbolic" calcext:value-type="string">
            <text:p>weather-cloudy-symbolic</text:p>
          </table:table-cell>
          <table:table-cell table:formula="of:=IF([.B1189]=&quot;Y&quot;;[.D1189];[.E1188])" office:value-type="string" office:string-value="status" calcext:value-type="string">
            <text:p>status</text:p>
          </table:table-cell>
          <table:table-cell table:style-name="ce10" table:formula="of:=IF([.D1189]=0;&quot;&quot;;IF([.B1189]=&quot;Y&quot;;[.C1189];&#10;&quot;&lt;a href=&quot; &amp; CHAR(34) &amp; &quot;#&quot; &amp; CHAR(34) &amp; &quot;&gt;&quot; &amp;&#10;&quot;&lt;img src=&quot; &amp; CHAR(34) &amp; &quot;https://github.com/ubuntu/yaru/blob/master/icons/Yaru/scalable/&quot; &amp; [.E1189] &amp; &quot;/&quot; &amp; [.A1189] &amp; &quot;.svg&quot; &amp; CHAR(34) &amp; &#10;&quot; width=&quot; &amp; CHAR(34) &amp; &quot;22&quot; &amp; CHAR(34) &amp; &quot; alt=&quot; &amp; CHAR(34) &amp; [.D1189] &amp; CHAR(34) &amp; &quot;&gt;&lt;/a&gt;&quot; &amp;&#10;&quot;&amp;nbsp; &amp;nbsp; &quot; &amp; [.D1189] &amp; &quot;&lt;br&gt;&quot;&#10;))" office:value-type="string" office:string-value="&lt;a href=&quot;#&quot;&gt;&lt;img src=&quot;https://github.com/ubuntu/yaru/blob/master/icons/Yaru/scalable/status/weather-cloudy-symbolic.svg&quot; width=&quot;22&quot; alt=&quot;weather-cloudy-symbolic&quot;&gt;&lt;/a&gt;&amp;nbsp; &amp;nbsp; weather-cloudy-symbolic&lt;br&gt;" calcext:value-type="string">
            <text:p>&lt;a href="#"&gt;&lt;img src="https://github.com/ubuntu/yaru/blob/master/icons/Yaru/scalable/status/weather-cloudy-symbolic.svg" width="22" alt="weather-cloudy-symbolic"&gt;&lt;/a&gt;&amp;nbsp; &amp;nbsp; weather-cloudy-symbolic&lt;br&gt;</text:p>
          </table:table-cell>
        </table:table-row>
        <table:table-row table:style-name="ro1">
          <table:table-cell office:value-type="string" calcext:value-type="string">
            <text:p>weather-few-clouds-night-symbolic</text:p>
          </table:table-cell>
          <table:table-cell table:formula="of:=IF(LEFT([.A1190];1)=&quot;.&quot;;&quot;Y&quot;;&quot;N&quot;)" office:value-type="string" office:string-value="N" calcext:value-type="string">
            <text:p>N</text:p>
          </table:table-cell>
          <table:table-cell table:formula="of:=IFERROR(&quot;## &quot; &amp; MID([.A1190];3;FIND(&quot;:&quot;;[.A1190])-3) &amp; &quot; &lt;br&gt;&quot;;&quot;&quot;)">
            <text:p/>
          </table:table-cell>
          <table:table-cell table:formula="of:=IF([.B1190]=&quot;Y&quot;;MID([.A1190];3;FIND(&quot;:&quot;;[.A1190];1)-3);IF(&#10;RIGHT(RIGHT([.A1190]; 1))=&quot;@&quot;;0;&#10;[.A1190]))" office:value-type="string" office:string-value="weather-few-clouds-night-symbolic" calcext:value-type="string">
            <text:p>weather-few-clouds-night-symbolic</text:p>
          </table:table-cell>
          <table:table-cell table:formula="of:=IF([.B1190]=&quot;Y&quot;;[.D1190];[.E1189])" office:value-type="string" office:string-value="status" calcext:value-type="string">
            <text:p>status</text:p>
          </table:table-cell>
          <table:table-cell table:style-name="ce10" table:formula="of:=IF([.D1190]=0;&quot;&quot;;IF([.B1190]=&quot;Y&quot;;[.C1190];&#10;&quot;&lt;a href=&quot; &amp; CHAR(34) &amp; &quot;#&quot; &amp; CHAR(34) &amp; &quot;&gt;&quot; &amp;&#10;&quot;&lt;img src=&quot; &amp; CHAR(34) &amp; &quot;https://github.com/ubuntu/yaru/blob/master/icons/Yaru/scalable/&quot; &amp; [.E1190] &amp; &quot;/&quot; &amp; [.A1190] &amp; &quot;.svg&quot; &amp; CHAR(34) &amp; &#10;&quot; width=&quot; &amp; CHAR(34) &amp; &quot;22&quot; &amp; CHAR(34) &amp; &quot; alt=&quot; &amp; CHAR(34) &amp; [.D1190] &amp; CHAR(34) &amp; &quot;&gt;&lt;/a&gt;&quot; &amp;&#10;&quot;&amp;nbsp; &amp;nbsp; &quot; &amp; [.D1190] &amp; &quot;&lt;br&gt;&quot;&#10;))" office:value-type="string" office:string-value="&lt;a href=&quot;#&quot;&gt;&lt;img src=&quot;https://github.com/ubuntu/yaru/blob/master/icons/Yaru/scalable/status/weather-few-clouds-night-symbolic.svg&quot; width=&quot;22&quot; alt=&quot;weather-few-clouds-night-symbolic&quot;&gt;&lt;/a&gt;&amp;nbsp; &amp;nbsp; weather-few-clouds-night-symbolic&lt;br&gt;" calcext:value-type="string">
            <text:p>&lt;a href="#"&gt;&lt;img src="https://github.com/ubuntu/yaru/blob/master/icons/Yaru/scalable/status/weather-few-clouds-night-symbolic.svg" width="22" alt="weather-few-clouds-night-symbolic"&gt;&lt;/a&gt;&amp;nbsp; &amp;nbsp; weather-few-clouds-night-symbolic&lt;br&gt;</text:p>
          </table:table-cell>
        </table:table-row>
        <table:table-row table:style-name="ro1">
          <table:table-cell office:value-type="string" calcext:value-type="string">
            <text:p>weather-few-clouds-symbolic</text:p>
          </table:table-cell>
          <table:table-cell table:formula="of:=IF(LEFT([.A1191];1)=&quot;.&quot;;&quot;Y&quot;;&quot;N&quot;)" office:value-type="string" office:string-value="N" calcext:value-type="string">
            <text:p>N</text:p>
          </table:table-cell>
          <table:table-cell table:formula="of:=IFERROR(&quot;## &quot; &amp; MID([.A1191];3;FIND(&quot;:&quot;;[.A1191])-3) &amp; &quot; &lt;br&gt;&quot;;&quot;&quot;)">
            <text:p/>
          </table:table-cell>
          <table:table-cell table:formula="of:=IF([.B1191]=&quot;Y&quot;;MID([.A1191];3;FIND(&quot;:&quot;;[.A1191];1)-3);IF(&#10;RIGHT(RIGHT([.A1191]; 1))=&quot;@&quot;;0;&#10;[.A1191]))" office:value-type="string" office:string-value="weather-few-clouds-symbolic" calcext:value-type="string">
            <text:p>weather-few-clouds-symbolic</text:p>
          </table:table-cell>
          <table:table-cell table:formula="of:=IF([.B1191]=&quot;Y&quot;;[.D1191];[.E1190])" office:value-type="string" office:string-value="status" calcext:value-type="string">
            <text:p>status</text:p>
          </table:table-cell>
          <table:table-cell table:style-name="ce10" table:formula="of:=IF([.D1191]=0;&quot;&quot;;IF([.B1191]=&quot;Y&quot;;[.C1191];&#10;&quot;&lt;a href=&quot; &amp; CHAR(34) &amp; &quot;#&quot; &amp; CHAR(34) &amp; &quot;&gt;&quot; &amp;&#10;&quot;&lt;img src=&quot; &amp; CHAR(34) &amp; &quot;https://github.com/ubuntu/yaru/blob/master/icons/Yaru/scalable/&quot; &amp; [.E1191] &amp; &quot;/&quot; &amp; [.A1191] &amp; &quot;.svg&quot; &amp; CHAR(34) &amp; &#10;&quot; width=&quot; &amp; CHAR(34) &amp; &quot;22&quot; &amp; CHAR(34) &amp; &quot; alt=&quot; &amp; CHAR(34) &amp; [.D1191] &amp; CHAR(34) &amp; &quot;&gt;&lt;/a&gt;&quot; &amp;&#10;&quot;&amp;nbsp; &amp;nbsp; &quot; &amp; [.D1191] &amp; &quot;&lt;br&gt;&quot;&#10;))" office:value-type="string" office:string-value="&lt;a href=&quot;#&quot;&gt;&lt;img src=&quot;https://github.com/ubuntu/yaru/blob/master/icons/Yaru/scalable/status/weather-few-clouds-symbolic.svg&quot; width=&quot;22&quot; alt=&quot;weather-few-clouds-symbolic&quot;&gt;&lt;/a&gt;&amp;nbsp; &amp;nbsp; weather-few-clouds-symbolic&lt;br&gt;" calcext:value-type="string">
            <text:p>&lt;a href="#"&gt;&lt;img src="https://github.com/ubuntu/yaru/blob/master/icons/Yaru/scalable/status/weather-few-clouds-symbolic.svg" width="22" alt="weather-few-clouds-symbolic"&gt;&lt;/a&gt;&amp;nbsp; &amp;nbsp; weather-few-clouds-symbolic&lt;br&gt;</text:p>
          </table:table-cell>
        </table:table-row>
        <table:table-row table:style-name="ro1">
          <table:table-cell office:value-type="string" calcext:value-type="string">
            <text:p>weather-fog-symbolic</text:p>
          </table:table-cell>
          <table:table-cell table:formula="of:=IF(LEFT([.A1192];1)=&quot;.&quot;;&quot;Y&quot;;&quot;N&quot;)" office:value-type="string" office:string-value="N" calcext:value-type="string">
            <text:p>N</text:p>
          </table:table-cell>
          <table:table-cell table:formula="of:=IFERROR(&quot;## &quot; &amp; MID([.A1192];3;FIND(&quot;:&quot;;[.A1192])-3) &amp; &quot; &lt;br&gt;&quot;;&quot;&quot;)">
            <text:p/>
          </table:table-cell>
          <table:table-cell table:formula="of:=IF([.B1192]=&quot;Y&quot;;MID([.A1192];3;FIND(&quot;:&quot;;[.A1192];1)-3);IF(&#10;RIGHT(RIGHT([.A1192]; 1))=&quot;@&quot;;0;&#10;[.A1192]))" office:value-type="string" office:string-value="weather-fog-symbolic" calcext:value-type="string">
            <text:p>weather-fog-symbolic</text:p>
          </table:table-cell>
          <table:table-cell table:formula="of:=IF([.B1192]=&quot;Y&quot;;[.D1192];[.E1191])" office:value-type="string" office:string-value="status" calcext:value-type="string">
            <text:p>status</text:p>
          </table:table-cell>
          <table:table-cell table:style-name="ce10" table:formula="of:=IF([.D1192]=0;&quot;&quot;;IF([.B1192]=&quot;Y&quot;;[.C1192];&#10;&quot;&lt;a href=&quot; &amp; CHAR(34) &amp; &quot;#&quot; &amp; CHAR(34) &amp; &quot;&gt;&quot; &amp;&#10;&quot;&lt;img src=&quot; &amp; CHAR(34) &amp; &quot;https://github.com/ubuntu/yaru/blob/master/icons/Yaru/scalable/&quot; &amp; [.E1192] &amp; &quot;/&quot; &amp; [.A1192] &amp; &quot;.svg&quot; &amp; CHAR(34) &amp; &#10;&quot; width=&quot; &amp; CHAR(34) &amp; &quot;22&quot; &amp; CHAR(34) &amp; &quot; alt=&quot; &amp; CHAR(34) &amp; [.D1192] &amp; CHAR(34) &amp; &quot;&gt;&lt;/a&gt;&quot; &amp;&#10;&quot;&amp;nbsp; &amp;nbsp; &quot; &amp; [.D1192] &amp; &quot;&lt;br&gt;&quot;&#10;))" office:value-type="string" office:string-value="&lt;a href=&quot;#&quot;&gt;&lt;img src=&quot;https://github.com/ubuntu/yaru/blob/master/icons/Yaru/scalable/status/weather-fog-symbolic.svg&quot; width=&quot;22&quot; alt=&quot;weather-fog-symbolic&quot;&gt;&lt;/a&gt;&amp;nbsp; &amp;nbsp; weather-fog-symbolic&lt;br&gt;" calcext:value-type="string">
            <text:p>&lt;a href="#"&gt;&lt;img src="https://github.com/ubuntu/yaru/blob/master/icons/Yaru/scalable/status/weather-fog-symbolic.svg" width="22" alt="weather-fog-symbolic"&gt;&lt;/a&gt;&amp;nbsp; &amp;nbsp; weather-fog-symbolic&lt;br&gt;</text:p>
          </table:table-cell>
        </table:table-row>
        <table:table-row table:style-name="ro1">
          <table:table-cell office:value-type="string" calcext:value-type="string">
            <text:p>weather-overcast-symbolic</text:p>
          </table:table-cell>
          <table:table-cell table:formula="of:=IF(LEFT([.A1193];1)=&quot;.&quot;;&quot;Y&quot;;&quot;N&quot;)" office:value-type="string" office:string-value="N" calcext:value-type="string">
            <text:p>N</text:p>
          </table:table-cell>
          <table:table-cell table:formula="of:=IFERROR(&quot;## &quot; &amp; MID([.A1193];3;FIND(&quot;:&quot;;[.A1193])-3) &amp; &quot; &lt;br&gt;&quot;;&quot;&quot;)">
            <text:p/>
          </table:table-cell>
          <table:table-cell table:formula="of:=IF([.B1193]=&quot;Y&quot;;MID([.A1193];3;FIND(&quot;:&quot;;[.A1193];1)-3);IF(&#10;RIGHT(RIGHT([.A1193]; 1))=&quot;@&quot;;0;&#10;[.A1193]))" office:value-type="string" office:string-value="weather-overcast-symbolic" calcext:value-type="string">
            <text:p>weather-overcast-symbolic</text:p>
          </table:table-cell>
          <table:table-cell table:formula="of:=IF([.B1193]=&quot;Y&quot;;[.D1193];[.E1192])" office:value-type="string" office:string-value="status" calcext:value-type="string">
            <text:p>status</text:p>
          </table:table-cell>
          <table:table-cell table:style-name="ce10" table:formula="of:=IF([.D1193]=0;&quot;&quot;;IF([.B1193]=&quot;Y&quot;;[.C1193];&#10;&quot;&lt;a href=&quot; &amp; CHAR(34) &amp; &quot;#&quot; &amp; CHAR(34) &amp; &quot;&gt;&quot; &amp;&#10;&quot;&lt;img src=&quot; &amp; CHAR(34) &amp; &quot;https://github.com/ubuntu/yaru/blob/master/icons/Yaru/scalable/&quot; &amp; [.E1193] &amp; &quot;/&quot; &amp; [.A1193] &amp; &quot;.svg&quot; &amp; CHAR(34) &amp; &#10;&quot; width=&quot; &amp; CHAR(34) &amp; &quot;22&quot; &amp; CHAR(34) &amp; &quot; alt=&quot; &amp; CHAR(34) &amp; [.D1193] &amp; CHAR(34) &amp; &quot;&gt;&lt;/a&gt;&quot; &amp;&#10;&quot;&amp;nbsp; &amp;nbsp; &quot; &amp; [.D1193] &amp; &quot;&lt;br&gt;&quot;&#10;))" office:value-type="string" office:string-value="&lt;a href=&quot;#&quot;&gt;&lt;img src=&quot;https://github.com/ubuntu/yaru/blob/master/icons/Yaru/scalable/status/weather-overcast-symbolic.svg&quot; width=&quot;22&quot; alt=&quot;weather-overcast-symbolic&quot;&gt;&lt;/a&gt;&amp;nbsp; &amp;nbsp; weather-overcast-symbolic&lt;br&gt;" calcext:value-type="string">
            <text:p>&lt;a href="#"&gt;&lt;img src="https://github.com/ubuntu/yaru/blob/master/icons/Yaru/scalable/status/weather-overcast-symbolic.svg" width="22" alt="weather-overcast-symbolic"&gt;&lt;/a&gt;&amp;nbsp; &amp;nbsp; weather-overcast-symbolic&lt;br&gt;</text:p>
          </table:table-cell>
        </table:table-row>
        <table:table-row table:style-name="ro1">
          <table:table-cell office:value-type="string" calcext:value-type="string">
            <text:p>weather-severe-alert-symbolic</text:p>
          </table:table-cell>
          <table:table-cell table:formula="of:=IF(LEFT([.A1194];1)=&quot;.&quot;;&quot;Y&quot;;&quot;N&quot;)" office:value-type="string" office:string-value="N" calcext:value-type="string">
            <text:p>N</text:p>
          </table:table-cell>
          <table:table-cell table:formula="of:=IFERROR(&quot;## &quot; &amp; MID([.A1194];3;FIND(&quot;:&quot;;[.A1194])-3) &amp; &quot; &lt;br&gt;&quot;;&quot;&quot;)">
            <text:p/>
          </table:table-cell>
          <table:table-cell table:formula="of:=IF([.B1194]=&quot;Y&quot;;MID([.A1194];3;FIND(&quot;:&quot;;[.A1194];1)-3);IF(&#10;RIGHT(RIGHT([.A1194]; 1))=&quot;@&quot;;0;&#10;[.A1194]))" office:value-type="string" office:string-value="weather-severe-alert-symbolic" calcext:value-type="string">
            <text:p>weather-severe-alert-symbolic</text:p>
          </table:table-cell>
          <table:table-cell table:formula="of:=IF([.B1194]=&quot;Y&quot;;[.D1194];[.E1193])" office:value-type="string" office:string-value="status" calcext:value-type="string">
            <text:p>status</text:p>
          </table:table-cell>
          <table:table-cell table:style-name="ce10" table:formula="of:=IF([.D1194]=0;&quot;&quot;;IF([.B1194]=&quot;Y&quot;;[.C1194];&#10;&quot;&lt;a href=&quot; &amp; CHAR(34) &amp; &quot;#&quot; &amp; CHAR(34) &amp; &quot;&gt;&quot; &amp;&#10;&quot;&lt;img src=&quot; &amp; CHAR(34) &amp; &quot;https://github.com/ubuntu/yaru/blob/master/icons/Yaru/scalable/&quot; &amp; [.E1194] &amp; &quot;/&quot; &amp; [.A1194] &amp; &quot;.svg&quot; &amp; CHAR(34) &amp; &#10;&quot; width=&quot; &amp; CHAR(34) &amp; &quot;22&quot; &amp; CHAR(34) &amp; &quot; alt=&quot; &amp; CHAR(34) &amp; [.D1194] &amp; CHAR(34) &amp; &quot;&gt;&lt;/a&gt;&quot; &amp;&#10;&quot;&amp;nbsp; &amp;nbsp; &quot; &amp; [.D1194] &amp; &quot;&lt;br&gt;&quot;&#10;))" office:value-type="string" office:string-value="&lt;a href=&quot;#&quot;&gt;&lt;img src=&quot;https://github.com/ubuntu/yaru/blob/master/icons/Yaru/scalable/status/weather-severe-alert-symbolic.svg&quot; width=&quot;22&quot; alt=&quot;weather-severe-alert-symbolic&quot;&gt;&lt;/a&gt;&amp;nbsp; &amp;nbsp; weather-severe-alert-symbolic&lt;br&gt;" calcext:value-type="string">
            <text:p>&lt;a href="#"&gt;&lt;img src="https://github.com/ubuntu/yaru/blob/master/icons/Yaru/scalable/status/weather-severe-alert-symbolic.svg" width="22" alt="weather-severe-alert-symbolic"&gt;&lt;/a&gt;&amp;nbsp; &amp;nbsp; weather-severe-alert-symbolic&lt;br&gt;</text:p>
          </table:table-cell>
        </table:table-row>
        <table:table-row table:style-name="ro1">
          <table:table-cell office:value-type="string" calcext:value-type="string">
            <text:p>weather-showers-scattered-symbolic</text:p>
          </table:table-cell>
          <table:table-cell table:formula="of:=IF(LEFT([.A1195];1)=&quot;.&quot;;&quot;Y&quot;;&quot;N&quot;)" office:value-type="string" office:string-value="N" calcext:value-type="string">
            <text:p>N</text:p>
          </table:table-cell>
          <table:table-cell table:formula="of:=IFERROR(&quot;## &quot; &amp; MID([.A1195];3;FIND(&quot;:&quot;;[.A1195])-3) &amp; &quot; &lt;br&gt;&quot;;&quot;&quot;)">
            <text:p/>
          </table:table-cell>
          <table:table-cell table:formula="of:=IF([.B1195]=&quot;Y&quot;;MID([.A1195];3;FIND(&quot;:&quot;;[.A1195];1)-3);IF(&#10;RIGHT(RIGHT([.A1195]; 1))=&quot;@&quot;;0;&#10;[.A1195]))" office:value-type="string" office:string-value="weather-showers-scattered-symbolic" calcext:value-type="string">
            <text:p>weather-showers-scattered-symbolic</text:p>
          </table:table-cell>
          <table:table-cell table:formula="of:=IF([.B1195]=&quot;Y&quot;;[.D1195];[.E1194])" office:value-type="string" office:string-value="status" calcext:value-type="string">
            <text:p>status</text:p>
          </table:table-cell>
          <table:table-cell table:style-name="ce10" table:formula="of:=IF([.D1195]=0;&quot;&quot;;IF([.B1195]=&quot;Y&quot;;[.C1195];&#10;&quot;&lt;a href=&quot; &amp; CHAR(34) &amp; &quot;#&quot; &amp; CHAR(34) &amp; &quot;&gt;&quot; &amp;&#10;&quot;&lt;img src=&quot; &amp; CHAR(34) &amp; &quot;https://github.com/ubuntu/yaru/blob/master/icons/Yaru/scalable/&quot; &amp; [.E1195] &amp; &quot;/&quot; &amp; [.A1195] &amp; &quot;.svg&quot; &amp; CHAR(34) &amp; &#10;&quot; width=&quot; &amp; CHAR(34) &amp; &quot;22&quot; &amp; CHAR(34) &amp; &quot; alt=&quot; &amp; CHAR(34) &amp; [.D1195] &amp; CHAR(34) &amp; &quot;&gt;&lt;/a&gt;&quot; &amp;&#10;&quot;&amp;nbsp; &amp;nbsp; &quot; &amp; [.D1195] &amp; &quot;&lt;br&gt;&quot;&#10;))" office:value-type="string" office:string-value="&lt;a href=&quot;#&quot;&gt;&lt;img src=&quot;https://github.com/ubuntu/yaru/blob/master/icons/Yaru/scalable/status/weather-showers-scattered-symbolic.svg&quot; width=&quot;22&quot; alt=&quot;weather-showers-scattered-symbolic&quot;&gt;&lt;/a&gt;&amp;nbsp; &amp;nbsp; weather-showers-scattered-symbolic&lt;br&gt;" calcext:value-type="string">
            <text:p>&lt;a href="#"&gt;&lt;img src="https://github.com/ubuntu/yaru/blob/master/icons/Yaru/scalable/status/weather-showers-scattered-symbolic.svg" width="22" alt="weather-showers-scattered-symbolic"&gt;&lt;/a&gt;&amp;nbsp; &amp;nbsp; weather-showers-scattered-symbolic&lt;br&gt;</text:p>
          </table:table-cell>
        </table:table-row>
        <table:table-row table:style-name="ro1">
          <table:table-cell office:value-type="string" calcext:value-type="string">
            <text:p>weather-showers-symbolic</text:p>
          </table:table-cell>
          <table:table-cell table:formula="of:=IF(LEFT([.A1196];1)=&quot;.&quot;;&quot;Y&quot;;&quot;N&quot;)" office:value-type="string" office:string-value="N" calcext:value-type="string">
            <text:p>N</text:p>
          </table:table-cell>
          <table:table-cell table:formula="of:=IFERROR(&quot;## &quot; &amp; MID([.A1196];3;FIND(&quot;:&quot;;[.A1196])-3) &amp; &quot; &lt;br&gt;&quot;;&quot;&quot;)">
            <text:p/>
          </table:table-cell>
          <table:table-cell table:formula="of:=IF([.B1196]=&quot;Y&quot;;MID([.A1196];3;FIND(&quot;:&quot;;[.A1196];1)-3);IF(&#10;RIGHT(RIGHT([.A1196]; 1))=&quot;@&quot;;0;&#10;[.A1196]))" office:value-type="string" office:string-value="weather-showers-symbolic" calcext:value-type="string">
            <text:p>weather-showers-symbolic</text:p>
          </table:table-cell>
          <table:table-cell table:formula="of:=IF([.B1196]=&quot;Y&quot;;[.D1196];[.E1195])" office:value-type="string" office:string-value="status" calcext:value-type="string">
            <text:p>status</text:p>
          </table:table-cell>
          <table:table-cell table:style-name="ce10" table:formula="of:=IF([.D1196]=0;&quot;&quot;;IF([.B1196]=&quot;Y&quot;;[.C1196];&#10;&quot;&lt;a href=&quot; &amp; CHAR(34) &amp; &quot;#&quot; &amp; CHAR(34) &amp; &quot;&gt;&quot; &amp;&#10;&quot;&lt;img src=&quot; &amp; CHAR(34) &amp; &quot;https://github.com/ubuntu/yaru/blob/master/icons/Yaru/scalable/&quot; &amp; [.E1196] &amp; &quot;/&quot; &amp; [.A1196] &amp; &quot;.svg&quot; &amp; CHAR(34) &amp; &#10;&quot; width=&quot; &amp; CHAR(34) &amp; &quot;22&quot; &amp; CHAR(34) &amp; &quot; alt=&quot; &amp; CHAR(34) &amp; [.D1196] &amp; CHAR(34) &amp; &quot;&gt;&lt;/a&gt;&quot; &amp;&#10;&quot;&amp;nbsp; &amp;nbsp; &quot; &amp; [.D1196] &amp; &quot;&lt;br&gt;&quot;&#10;))" office:value-type="string" office:string-value="&lt;a href=&quot;#&quot;&gt;&lt;img src=&quot;https://github.com/ubuntu/yaru/blob/master/icons/Yaru/scalable/status/weather-showers-symbolic.svg&quot; width=&quot;22&quot; alt=&quot;weather-showers-symbolic&quot;&gt;&lt;/a&gt;&amp;nbsp; &amp;nbsp; weather-showers-symbolic&lt;br&gt;" calcext:value-type="string">
            <text:p>&lt;a href="#"&gt;&lt;img src="https://github.com/ubuntu/yaru/blob/master/icons/Yaru/scalable/status/weather-showers-symbolic.svg" width="22" alt="weather-showers-symbolic"&gt;&lt;/a&gt;&amp;nbsp; &amp;nbsp; weather-showers-symbolic&lt;br&gt;</text:p>
          </table:table-cell>
        </table:table-row>
        <table:table-row table:style-name="ro1">
          <table:table-cell office:value-type="string" calcext:value-type="string">
            <text:p>weather-snow-symbolic</text:p>
          </table:table-cell>
          <table:table-cell table:formula="of:=IF(LEFT([.A1197];1)=&quot;.&quot;;&quot;Y&quot;;&quot;N&quot;)" office:value-type="string" office:string-value="N" calcext:value-type="string">
            <text:p>N</text:p>
          </table:table-cell>
          <table:table-cell table:formula="of:=IFERROR(&quot;## &quot; &amp; MID([.A1197];3;FIND(&quot;:&quot;;[.A1197])-3) &amp; &quot; &lt;br&gt;&quot;;&quot;&quot;)">
            <text:p/>
          </table:table-cell>
          <table:table-cell table:formula="of:=IF([.B1197]=&quot;Y&quot;;MID([.A1197];3;FIND(&quot;:&quot;;[.A1197];1)-3);IF(&#10;RIGHT(RIGHT([.A1197]; 1))=&quot;@&quot;;0;&#10;[.A1197]))" office:value-type="string" office:string-value="weather-snow-symbolic" calcext:value-type="string">
            <text:p>weather-snow-symbolic</text:p>
          </table:table-cell>
          <table:table-cell table:formula="of:=IF([.B1197]=&quot;Y&quot;;[.D1197];[.E1196])" office:value-type="string" office:string-value="status" calcext:value-type="string">
            <text:p>status</text:p>
          </table:table-cell>
          <table:table-cell table:style-name="ce10" table:formula="of:=IF([.D1197]=0;&quot;&quot;;IF([.B1197]=&quot;Y&quot;;[.C1197];&#10;&quot;&lt;a href=&quot; &amp; CHAR(34) &amp; &quot;#&quot; &amp; CHAR(34) &amp; &quot;&gt;&quot; &amp;&#10;&quot;&lt;img src=&quot; &amp; CHAR(34) &amp; &quot;https://github.com/ubuntu/yaru/blob/master/icons/Yaru/scalable/&quot; &amp; [.E1197] &amp; &quot;/&quot; &amp; [.A1197] &amp; &quot;.svg&quot; &amp; CHAR(34) &amp; &#10;&quot; width=&quot; &amp; CHAR(34) &amp; &quot;22&quot; &amp; CHAR(34) &amp; &quot; alt=&quot; &amp; CHAR(34) &amp; [.D1197] &amp; CHAR(34) &amp; &quot;&gt;&lt;/a&gt;&quot; &amp;&#10;&quot;&amp;nbsp; &amp;nbsp; &quot; &amp; [.D1197] &amp; &quot;&lt;br&gt;&quot;&#10;))" office:value-type="string" office:string-value="&lt;a href=&quot;#&quot;&gt;&lt;img src=&quot;https://github.com/ubuntu/yaru/blob/master/icons/Yaru/scalable/status/weather-snow-symbolic.svg&quot; width=&quot;22&quot; alt=&quot;weather-snow-symbolic&quot;&gt;&lt;/a&gt;&amp;nbsp; &amp;nbsp; weather-snow-symbolic&lt;br&gt;" calcext:value-type="string">
            <text:p>&lt;a href="#"&gt;&lt;img src="https://github.com/ubuntu/yaru/blob/master/icons/Yaru/scalable/status/weather-snow-symbolic.svg" width="22" alt="weather-snow-symbolic"&gt;&lt;/a&gt;&amp;nbsp; &amp;nbsp; weather-snow-symbolic&lt;br&gt;</text:p>
          </table:table-cell>
        </table:table-row>
        <table:table-row table:style-name="ro1">
          <table:table-cell office:value-type="string" calcext:value-type="string">
            <text:p>weather-storm-symbolic</text:p>
          </table:table-cell>
          <table:table-cell table:formula="of:=IF(LEFT([.A1198];1)=&quot;.&quot;;&quot;Y&quot;;&quot;N&quot;)" office:value-type="string" office:string-value="N" calcext:value-type="string">
            <text:p>N</text:p>
          </table:table-cell>
          <table:table-cell table:formula="of:=IFERROR(&quot;## &quot; &amp; MID([.A1198];3;FIND(&quot;:&quot;;[.A1198])-3) &amp; &quot; &lt;br&gt;&quot;;&quot;&quot;)">
            <text:p/>
          </table:table-cell>
          <table:table-cell table:formula="of:=IF([.B1198]=&quot;Y&quot;;MID([.A1198];3;FIND(&quot;:&quot;;[.A1198];1)-3);IF(&#10;RIGHT(RIGHT([.A1198]; 1))=&quot;@&quot;;0;&#10;[.A1198]))" office:value-type="string" office:string-value="weather-storm-symbolic" calcext:value-type="string">
            <text:p>weather-storm-symbolic</text:p>
          </table:table-cell>
          <table:table-cell table:formula="of:=IF([.B1198]=&quot;Y&quot;;[.D1198];[.E1197])" office:value-type="string" office:string-value="status" calcext:value-type="string">
            <text:p>status</text:p>
          </table:table-cell>
          <table:table-cell table:style-name="ce10" table:formula="of:=IF([.D1198]=0;&quot;&quot;;IF([.B1198]=&quot;Y&quot;;[.C1198];&#10;&quot;&lt;a href=&quot; &amp; CHAR(34) &amp; &quot;#&quot; &amp; CHAR(34) &amp; &quot;&gt;&quot; &amp;&#10;&quot;&lt;img src=&quot; &amp; CHAR(34) &amp; &quot;https://github.com/ubuntu/yaru/blob/master/icons/Yaru/scalable/&quot; &amp; [.E1198] &amp; &quot;/&quot; &amp; [.A1198] &amp; &quot;.svg&quot; &amp; CHAR(34) &amp; &#10;&quot; width=&quot; &amp; CHAR(34) &amp; &quot;22&quot; &amp; CHAR(34) &amp; &quot; alt=&quot; &amp; CHAR(34) &amp; [.D1198] &amp; CHAR(34) &amp; &quot;&gt;&lt;/a&gt;&quot; &amp;&#10;&quot;&amp;nbsp; &amp;nbsp; &quot; &amp; [.D1198] &amp; &quot;&lt;br&gt;&quot;&#10;))" office:value-type="string" office:string-value="&lt;a href=&quot;#&quot;&gt;&lt;img src=&quot;https://github.com/ubuntu/yaru/blob/master/icons/Yaru/scalable/status/weather-storm-symbolic.svg&quot; width=&quot;22&quot; alt=&quot;weather-storm-symbolic&quot;&gt;&lt;/a&gt;&amp;nbsp; &amp;nbsp; weather-storm-symbolic&lt;br&gt;" calcext:value-type="string">
            <text:p>&lt;a href="#"&gt;&lt;img src="https://github.com/ubuntu/yaru/blob/master/icons/Yaru/scalable/status/weather-storm-symbolic.svg" width="22" alt="weather-storm-symbolic"&gt;&lt;/a&gt;&amp;nbsp; &amp;nbsp; weather-storm-symbolic&lt;br&gt;</text:p>
          </table:table-cell>
        </table:table-row>
        <table:table-row table:style-name="ro1">
          <table:table-cell office:value-type="string" calcext:value-type="string">
            <text:p>weather-tornado-symbolic</text:p>
          </table:table-cell>
          <table:table-cell table:formula="of:=IF(LEFT([.A1199];1)=&quot;.&quot;;&quot;Y&quot;;&quot;N&quot;)" office:value-type="string" office:string-value="N" calcext:value-type="string">
            <text:p>N</text:p>
          </table:table-cell>
          <table:table-cell table:formula="of:=IFERROR(&quot;## &quot; &amp; MID([.A1199];3;FIND(&quot;:&quot;;[.A1199])-3) &amp; &quot; &lt;br&gt;&quot;;&quot;&quot;)">
            <text:p/>
          </table:table-cell>
          <table:table-cell table:formula="of:=IF([.B1199]=&quot;Y&quot;;MID([.A1199];3;FIND(&quot;:&quot;;[.A1199];1)-3);IF(&#10;RIGHT(RIGHT([.A1199]; 1))=&quot;@&quot;;0;&#10;[.A1199]))" office:value-type="string" office:string-value="weather-tornado-symbolic" calcext:value-type="string">
            <text:p>weather-tornado-symbolic</text:p>
          </table:table-cell>
          <table:table-cell table:formula="of:=IF([.B1199]=&quot;Y&quot;;[.D1199];[.E1198])" office:value-type="string" office:string-value="status" calcext:value-type="string">
            <text:p>status</text:p>
          </table:table-cell>
          <table:table-cell table:style-name="ce10" table:formula="of:=IF([.D1199]=0;&quot;&quot;;IF([.B1199]=&quot;Y&quot;;[.C1199];&#10;&quot;&lt;a href=&quot; &amp; CHAR(34) &amp; &quot;#&quot; &amp; CHAR(34) &amp; &quot;&gt;&quot; &amp;&#10;&quot;&lt;img src=&quot; &amp; CHAR(34) &amp; &quot;https://github.com/ubuntu/yaru/blob/master/icons/Yaru/scalable/&quot; &amp; [.E1199] &amp; &quot;/&quot; &amp; [.A1199] &amp; &quot;.svg&quot; &amp; CHAR(34) &amp; &#10;&quot; width=&quot; &amp; CHAR(34) &amp; &quot;22&quot; &amp; CHAR(34) &amp; &quot; alt=&quot; &amp; CHAR(34) &amp; [.D1199] &amp; CHAR(34) &amp; &quot;&gt;&lt;/a&gt;&quot; &amp;&#10;&quot;&amp;nbsp; &amp;nbsp; &quot; &amp; [.D1199] &amp; &quot;&lt;br&gt;&quot;&#10;))" office:value-type="string" office:string-value="&lt;a href=&quot;#&quot;&gt;&lt;img src=&quot;https://github.com/ubuntu/yaru/blob/master/icons/Yaru/scalable/status/weather-tornado-symbolic.svg&quot; width=&quot;22&quot; alt=&quot;weather-tornado-symbolic&quot;&gt;&lt;/a&gt;&amp;nbsp; &amp;nbsp; weather-tornado-symbolic&lt;br&gt;" calcext:value-type="string">
            <text:p>&lt;a href="#"&gt;&lt;img src="https://github.com/ubuntu/yaru/blob/master/icons/Yaru/scalable/status/weather-tornado-symbolic.svg" width="22" alt="weather-tornado-symbolic"&gt;&lt;/a&gt;&amp;nbsp; &amp;nbsp; weather-tornado-symbolic&lt;br&gt;</text:p>
          </table:table-cell>
        </table:table-row>
        <table:table-row table:style-name="ro1">
          <table:table-cell office:value-type="string" calcext:value-type="string">
            <text:p>weather-windy-symbolic</text:p>
          </table:table-cell>
          <table:table-cell table:formula="of:=IF(LEFT([.A1200];1)=&quot;.&quot;;&quot;Y&quot;;&quot;N&quot;)" office:value-type="string" office:string-value="N" calcext:value-type="string">
            <text:p>N</text:p>
          </table:table-cell>
          <table:table-cell table:formula="of:=IFERROR(&quot;## &quot; &amp; MID([.A1200];3;FIND(&quot;:&quot;;[.A1200])-3) &amp; &quot; &lt;br&gt;&quot;;&quot;&quot;)">
            <text:p/>
          </table:table-cell>
          <table:table-cell table:formula="of:=IF([.B1200]=&quot;Y&quot;;MID([.A1200];3;FIND(&quot;:&quot;;[.A1200];1)-3);IF(&#10;RIGHT(RIGHT([.A1200]; 1))=&quot;@&quot;;0;&#10;[.A1200]))" office:value-type="string" office:string-value="weather-windy-symbolic" calcext:value-type="string">
            <text:p>weather-windy-symbolic</text:p>
          </table:table-cell>
          <table:table-cell table:formula="of:=IF([.B1200]=&quot;Y&quot;;[.D1200];[.E1199])" office:value-type="string" office:string-value="status" calcext:value-type="string">
            <text:p>status</text:p>
          </table:table-cell>
          <table:table-cell table:style-name="ce10" table:formula="of:=IF([.D1200]=0;&quot;&quot;;IF([.B1200]=&quot;Y&quot;;[.C1200];&#10;&quot;&lt;a href=&quot; &amp; CHAR(34) &amp; &quot;#&quot; &amp; CHAR(34) &amp; &quot;&gt;&quot; &amp;&#10;&quot;&lt;img src=&quot; &amp; CHAR(34) &amp; &quot;https://github.com/ubuntu/yaru/blob/master/icons/Yaru/scalable/&quot; &amp; [.E1200] &amp; &quot;/&quot; &amp; [.A1200] &amp; &quot;.svg&quot; &amp; CHAR(34) &amp; &#10;&quot; width=&quot; &amp; CHAR(34) &amp; &quot;22&quot; &amp; CHAR(34) &amp; &quot; alt=&quot; &amp; CHAR(34) &amp; [.D1200] &amp; CHAR(34) &amp; &quot;&gt;&lt;/a&gt;&quot; &amp;&#10;&quot;&amp;nbsp; &amp;nbsp; &quot; &amp; [.D1200] &amp; &quot;&lt;br&gt;&quot;&#10;))" office:value-type="string" office:string-value="&lt;a href=&quot;#&quot;&gt;&lt;img src=&quot;https://github.com/ubuntu/yaru/blob/master/icons/Yaru/scalable/status/weather-windy-symbolic.svg&quot; width=&quot;22&quot; alt=&quot;weather-windy-symbolic&quot;&gt;&lt;/a&gt;&amp;nbsp; &amp;nbsp; weather-windy-symbolic&lt;br&gt;" calcext:value-type="string">
            <text:p>&lt;a href="#"&gt;&lt;img src="https://github.com/ubuntu/yaru/blob/master/icons/Yaru/scalable/status/weather-windy-symbolic.svg" width="22" alt="weather-windy-symbolic"&gt;&lt;/a&gt;&amp;nbsp; &amp;nbsp; weather-windy-symbolic&lt;br&gt;</text:p>
          </table:table-cell>
        </table:table-row>
        <table:table-row table:style-name="ro1">
          <table:table-cell office:value-type="string" calcext:value-type="string">
            <text:p>yelp-page-problem-symbolic</text:p>
          </table:table-cell>
          <table:table-cell table:formula="of:=IF(LEFT([.A1201];1)=&quot;.&quot;;&quot;Y&quot;;&quot;N&quot;)" office:value-type="string" office:string-value="N" calcext:value-type="string">
            <text:p>N</text:p>
          </table:table-cell>
          <table:table-cell table:formula="of:=IFERROR(&quot;## &quot; &amp; MID([.A1201];3;FIND(&quot;:&quot;;[.A1201])-3) &amp; &quot; &lt;br&gt;&quot;;&quot;&quot;)">
            <text:p/>
          </table:table-cell>
          <table:table-cell table:formula="of:=IF([.B1201]=&quot;Y&quot;;MID([.A1201];3;FIND(&quot;:&quot;;[.A1201];1)-3);IF(&#10;RIGHT(RIGHT([.A1201]; 1))=&quot;@&quot;;0;&#10;[.A1201]))" office:value-type="string" office:string-value="yelp-page-problem-symbolic" calcext:value-type="string">
            <text:p>yelp-page-problem-symbolic</text:p>
          </table:table-cell>
          <table:table-cell table:formula="of:=IF([.B1201]=&quot;Y&quot;;[.D1201];[.E1200])" office:value-type="string" office:string-value="status" calcext:value-type="string">
            <text:p>status</text:p>
          </table:table-cell>
          <table:table-cell table:style-name="ce10" table:formula="of:=IF([.D1201]=0;&quot;&quot;;IF([.B1201]=&quot;Y&quot;;[.C1201];&#10;&quot;&lt;a href=&quot; &amp; CHAR(34) &amp; &quot;#&quot; &amp; CHAR(34) &amp; &quot;&gt;&quot; &amp;&#10;&quot;&lt;img src=&quot; &amp; CHAR(34) &amp; &quot;https://github.com/ubuntu/yaru/blob/master/icons/Yaru/scalable/&quot; &amp; [.E1201] &amp; &quot;/&quot; &amp; [.A1201] &amp; &quot;.svg&quot; &amp; CHAR(34) &amp; &#10;&quot; width=&quot; &amp; CHAR(34) &amp; &quot;22&quot; &amp; CHAR(34) &amp; &quot; alt=&quot; &amp; CHAR(34) &amp; [.D1201] &amp; CHAR(34) &amp; &quot;&gt;&lt;/a&gt;&quot; &amp;&#10;&quot;&amp;nbsp; &amp;nbsp; &quot; &amp; [.D1201] &amp; &quot;&lt;br&gt;&quot;&#10;))" office:value-type="string" office:string-value="&lt;a href=&quot;#&quot;&gt;&lt;img src=&quot;https://github.com/ubuntu/yaru/blob/master/icons/Yaru/scalable/status/yelp-page-problem-symbolic.svg&quot; width=&quot;22&quot; alt=&quot;yelp-page-problem-symbolic&quot;&gt;&lt;/a&gt;&amp;nbsp; &amp;nbsp; yelp-page-problem-symbolic&lt;br&gt;" calcext:value-type="string">
            <text:p>&lt;a href="#"&gt;&lt;img src="https://github.com/ubuntu/yaru/blob/master/icons/Yaru/scalable/status/yelp-page-problem-symbolic.svg" width="22" alt="yelp-page-problem-symbolic"&gt;&lt;/a&gt;&amp;nbsp; &amp;nbsp; yelp-page-problem-symbolic&lt;br&gt;</text:p>
          </table:table-cell>
        </table:table-row>
        <table:table-row table:style-name="ro1">
          <table:table-cell office:value-type="string" calcext:value-type="string">
            <text:p>yelp-page-search-symbolic</text:p>
          </table:table-cell>
          <table:table-cell table:formula="of:=IF(LEFT([.A1202];1)=&quot;.&quot;;&quot;Y&quot;;&quot;N&quot;)" office:value-type="string" office:string-value="N" calcext:value-type="string">
            <text:p>N</text:p>
          </table:table-cell>
          <table:table-cell table:formula="of:=IFERROR(&quot;## &quot; &amp; MID([.A1202];3;FIND(&quot;:&quot;;[.A1202])-3) &amp; &quot; &lt;br&gt;&quot;;&quot;&quot;)">
            <text:p/>
          </table:table-cell>
          <table:table-cell table:formula="of:=IF([.B1202]=&quot;Y&quot;;MID([.A1202];3;FIND(&quot;:&quot;;[.A1202];1)-3);IF(&#10;RIGHT(RIGHT([.A1202]; 1))=&quot;@&quot;;0;&#10;[.A1202]))" office:value-type="string" office:string-value="yelp-page-search-symbolic" calcext:value-type="string">
            <text:p>yelp-page-search-symbolic</text:p>
          </table:table-cell>
          <table:table-cell table:formula="of:=IF([.B1202]=&quot;Y&quot;;[.D1202];[.E1201])" office:value-type="string" office:string-value="status" calcext:value-type="string">
            <text:p>status</text:p>
          </table:table-cell>
          <table:table-cell table:style-name="ce10" table:formula="of:=IF([.D1202]=0;&quot;&quot;;IF([.B1202]=&quot;Y&quot;;[.C1202];&#10;&quot;&lt;a href=&quot; &amp; CHAR(34) &amp; &quot;#&quot; &amp; CHAR(34) &amp; &quot;&gt;&quot; &amp;&#10;&quot;&lt;img src=&quot; &amp; CHAR(34) &amp; &quot;https://github.com/ubuntu/yaru/blob/master/icons/Yaru/scalable/&quot; &amp; [.E1202] &amp; &quot;/&quot; &amp; [.A1202] &amp; &quot;.svg&quot; &amp; CHAR(34) &amp; &#10;&quot; width=&quot; &amp; CHAR(34) &amp; &quot;22&quot; &amp; CHAR(34) &amp; &quot; alt=&quot; &amp; CHAR(34) &amp; [.D1202] &amp; CHAR(34) &amp; &quot;&gt;&lt;/a&gt;&quot; &amp;&#10;&quot;&amp;nbsp; &amp;nbsp; &quot; &amp; [.D1202] &amp; &quot;&lt;br&gt;&quot;&#10;))" office:value-type="string" office:string-value="&lt;a href=&quot;#&quot;&gt;&lt;img src=&quot;https://github.com/ubuntu/yaru/blob/master/icons/Yaru/scalable/status/yelp-page-search-symbolic.svg&quot; width=&quot;22&quot; alt=&quot;yelp-page-search-symbolic&quot;&gt;&lt;/a&gt;&amp;nbsp; &amp;nbsp; yelp-page-search-symbolic&lt;br&gt;" calcext:value-type="string">
            <text:p>&lt;a href="#"&gt;&lt;img src="https://github.com/ubuntu/yaru/blob/master/icons/Yaru/scalable/status/yelp-page-search-symbolic.svg" width="22" alt="yelp-page-search-symbolic"&gt;&lt;/a&gt;&amp;nbsp; &amp;nbsp; yelp-page-search-symbolic&lt;br&gt;</text:p>
          </table:table-cell>
        </table:table-row>
        <table:table-row table:style-name="ro1">
          <table:table-cell office:value-type="string" calcext:value-type="string">
            <text:p>yelp-page-symbolic</text:p>
          </table:table-cell>
          <table:table-cell table:formula="of:=IF(LEFT([.A1203];1)=&quot;.&quot;;&quot;Y&quot;;&quot;N&quot;)" office:value-type="string" office:string-value="N" calcext:value-type="string">
            <text:p>N</text:p>
          </table:table-cell>
          <table:table-cell table:formula="of:=IFERROR(&quot;## &quot; &amp; MID([.A1203];3;FIND(&quot;:&quot;;[.A1203])-3) &amp; &quot; &lt;br&gt;&quot;;&quot;&quot;)">
            <text:p/>
          </table:table-cell>
          <table:table-cell table:formula="of:=IF([.B1203]=&quot;Y&quot;;MID([.A1203];3;FIND(&quot;:&quot;;[.A1203];1)-3);IF(&#10;RIGHT(RIGHT([.A1203]; 1))=&quot;@&quot;;0;&#10;[.A1203]))" office:value-type="string" office:string-value="yelp-page-symbolic" calcext:value-type="string">
            <text:p>yelp-page-symbolic</text:p>
          </table:table-cell>
          <table:table-cell table:formula="of:=IF([.B1203]=&quot;Y&quot;;[.D1203];[.E1202])" office:value-type="string" office:string-value="status" calcext:value-type="string">
            <text:p>status</text:p>
          </table:table-cell>
          <table:table-cell table:style-name="ce10" table:formula="of:=IF([.D1203]=0;&quot;&quot;;IF([.B1203]=&quot;Y&quot;;[.C1203];&#10;&quot;&lt;a href=&quot; &amp; CHAR(34) &amp; &quot;#&quot; &amp; CHAR(34) &amp; &quot;&gt;&quot; &amp;&#10;&quot;&lt;img src=&quot; &amp; CHAR(34) &amp; &quot;https://github.com/ubuntu/yaru/blob/master/icons/Yaru/scalable/&quot; &amp; [.E1203] &amp; &quot;/&quot; &amp; [.A1203] &amp; &quot;.svg&quot; &amp; CHAR(34) &amp; &#10;&quot; width=&quot; &amp; CHAR(34) &amp; &quot;22&quot; &amp; CHAR(34) &amp; &quot; alt=&quot; &amp; CHAR(34) &amp; [.D1203] &amp; CHAR(34) &amp; &quot;&gt;&lt;/a&gt;&quot; &amp;&#10;&quot;&amp;nbsp; &amp;nbsp; &quot; &amp; [.D1203] &amp; &quot;&lt;br&gt;&quot;&#10;))" office:value-type="string" office:string-value="&lt;a href=&quot;#&quot;&gt;&lt;img src=&quot;https://github.com/ubuntu/yaru/blob/master/icons/Yaru/scalable/status/yelp-page-symbolic.svg&quot; width=&quot;22&quot; alt=&quot;yelp-page-symbolic&quot;&gt;&lt;/a&gt;&amp;nbsp; &amp;nbsp; yelp-page-symbolic&lt;br&gt;" calcext:value-type="string">
            <text:p>&lt;a href="#"&gt;&lt;img src="https://github.com/ubuntu/yaru/blob/master/icons/Yaru/scalable/status/yelp-page-symbolic.svg" width="22" alt="yelp-page-symbolic"&gt;&lt;/a&gt;&amp;nbsp; &amp;nbsp; yelp-page-symbolic&lt;br&gt;</text:p>
          </table:table-cell>
        </table:table-row>
        <table:table-row table:style-name="ro1">
          <table:table-cell office:value-type="string" calcext:value-type="string">
            <text:p>yelp-page-task-symbolic</text:p>
          </table:table-cell>
          <table:table-cell table:formula="of:=IF(LEFT([.A1204];1)=&quot;.&quot;;&quot;Y&quot;;&quot;N&quot;)" office:value-type="string" office:string-value="N" calcext:value-type="string">
            <text:p>N</text:p>
          </table:table-cell>
          <table:table-cell table:formula="of:=IFERROR(&quot;## &quot; &amp; MID([.A1204];3;FIND(&quot;:&quot;;[.A1204])-3) &amp; &quot; &lt;br&gt;&quot;;&quot;&quot;)">
            <text:p/>
          </table:table-cell>
          <table:table-cell table:formula="of:=IF([.B1204]=&quot;Y&quot;;MID([.A1204];3;FIND(&quot;:&quot;;[.A1204];1)-3);IF(&#10;RIGHT(RIGHT([.A1204]; 1))=&quot;@&quot;;0;&#10;[.A1204]))" office:value-type="string" office:string-value="yelp-page-task-symbolic" calcext:value-type="string">
            <text:p>yelp-page-task-symbolic</text:p>
          </table:table-cell>
          <table:table-cell table:formula="of:=IF([.B1204]=&quot;Y&quot;;[.D1204];[.E1203])" office:value-type="string" office:string-value="status" calcext:value-type="string">
            <text:p>status</text:p>
          </table:table-cell>
          <table:table-cell table:style-name="ce10" table:formula="of:=IF([.D1204]=0;&quot;&quot;;IF([.B1204]=&quot;Y&quot;;[.C1204];&#10;&quot;&lt;a href=&quot; &amp; CHAR(34) &amp; &quot;#&quot; &amp; CHAR(34) &amp; &quot;&gt;&quot; &amp;&#10;&quot;&lt;img src=&quot; &amp; CHAR(34) &amp; &quot;https://github.com/ubuntu/yaru/blob/master/icons/Yaru/scalable/&quot; &amp; [.E1204] &amp; &quot;/&quot; &amp; [.A1204] &amp; &quot;.svg&quot; &amp; CHAR(34) &amp; &#10;&quot; width=&quot; &amp; CHAR(34) &amp; &quot;22&quot; &amp; CHAR(34) &amp; &quot; alt=&quot; &amp; CHAR(34) &amp; [.D1204] &amp; CHAR(34) &amp; &quot;&gt;&lt;/a&gt;&quot; &amp;&#10;&quot;&amp;nbsp; &amp;nbsp; &quot; &amp; [.D1204] &amp; &quot;&lt;br&gt;&quot;&#10;))" office:value-type="string" office:string-value="&lt;a href=&quot;#&quot;&gt;&lt;img src=&quot;https://github.com/ubuntu/yaru/blob/master/icons/Yaru/scalable/status/yelp-page-task-symbolic.svg&quot; width=&quot;22&quot; alt=&quot;yelp-page-task-symbolic&quot;&gt;&lt;/a&gt;&amp;nbsp; &amp;nbsp; yelp-page-task-symbolic&lt;br&gt;" calcext:value-type="string">
            <text:p>&lt;a href="#"&gt;&lt;img src="https://github.com/ubuntu/yaru/blob/master/icons/Yaru/scalable/status/yelp-page-task-symbolic.svg" width="22" alt="yelp-page-task-symbolic"&gt;&lt;/a&gt;&amp;nbsp; &amp;nbsp; yelp-page-task-symbolic&lt;br&gt;</text:p>
          </table:table-cell>
        </table:table-row>
        <table:table-row table:style-name="ro1">
          <table:table-cell table:style-name="Default"/>
          <table:table-cell table:style-name="Default" table:formula="of:=IF(LEFT([.A120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05];3;FIND(&quot;:&quot;;[.A1205])-3) &amp; &quot; &lt;br&gt;&quot;;&quot;&quot;)">
            <text:p/>
          </table:table-cell>
          <table:table-cell table:style-name="ce6" table:formula="of:=IF([.B1205]=&quot;Y&quot;;MID([.A1205];3;FIND(&quot;:&quot;;[.A1205];1)-3);IF(&#10;RIGHT(RIGHT([.A1205]; 1))=&quot;@&quot;;0;&#10;[.A1205]))" office:value-type="float" office:value="0" calcext:value-type="float">
            <text:p>0</text:p>
          </table:table-cell>
          <table:table-cell table:formula="of:=IF([.B1205]=&quot;Y&quot;;[.D1205];[.E1204])" office:value-type="string" office:string-value="status" calcext:value-type="string">
            <text:p>status</text:p>
          </table:table-cell>
          <table:table-cell table:style-name="ce10" table:formula="of:=IF([.D1205]=0;&quot;&quot;;IF([.B1205]=&quot;Y&quot;;[.C1205];&#10;&quot;&lt;a href=&quot; &amp; CHAR(34) &amp; &quot;#&quot; &amp; CHAR(34) &amp; &quot;&gt;&quot; &amp;&#10;&quot;&lt;img src=&quot; &amp; CHAR(34) &amp; &quot;https://github.com/ubuntu/yaru/blob/master/icons/Yaru/scalable/&quot; &amp; [.E1205] &amp; &quot;/&quot; &amp; [.A1205] &amp; &quot;.svg&quot; &amp; CHAR(34) &amp; &#10;&quot; width=&quot; &amp; CHAR(34) &amp; &quot;22&quot; &amp; CHAR(34) &amp; &quot; alt=&quot; &amp; CHAR(34) &amp; [.D1205] &amp; CHAR(34) &amp; &quot;&gt;&lt;/a&gt;&quot; &amp;&#10;&quot;&amp;nbsp; &amp;nbsp; &quot; &amp; [.D1205] &amp; &quot;&lt;br&gt;&quot;&#10;))">
            <text:p/>
          </table:table-cell>
        </table:table-row>
        <table:table-row table:style-name="ro1">
          <table:table-cell office:value-type="string" calcext:value-type="string">
            <text:p>./time:</text:p>
          </table:table-cell>
          <table:table-cell table:formula="of:=IF(LEFT([.A1206];1)=&quot;.&quot;;&quot;Y&quot;;&quot;N&quot;)" office:value-type="string" office:string-value="Y" calcext:value-type="string">
            <text:p>Y</text:p>
          </table:table-cell>
          <table:table-cell table:formula="of:=IFERROR(&quot;## &quot; &amp; MID([.A1206];3;FIND(&quot;:&quot;;[.A1206])-3) &amp; &quot; &lt;br&gt;&quot;;&quot;&quot;)" office:value-type="string" office:string-value="## time &lt;br&gt;" calcext:value-type="string">
            <text:p>## time &lt;br&gt;</text:p>
          </table:table-cell>
          <table:table-cell table:formula="of:=IF([.B1206]=&quot;Y&quot;;MID([.A1206];3;FIND(&quot;:&quot;;[.A1206];1)-3);IF(&#10;RIGHT(RIGHT([.A1206]; 1))=&quot;@&quot;;0;&#10;[.A1206]))" office:value-type="string" office:string-value="time" calcext:value-type="string">
            <text:p>time</text:p>
          </table:table-cell>
          <table:table-cell table:formula="of:=IF([.B1206]=&quot;Y&quot;;[.D1206];[.E1205])" office:value-type="string" office:string-value="time" calcext:value-type="string">
            <text:p>time</text:p>
          </table:table-cell>
          <table:table-cell table:style-name="ce10" table:formula="of:=IF([.D1206]=0;&quot;&quot;;IF([.B1206]=&quot;Y&quot;;[.C1206];&#10;&quot;&lt;a href=&quot; &amp; CHAR(34) &amp; &quot;#&quot; &amp; CHAR(34) &amp; &quot;&gt;&quot; &amp;&#10;&quot;&lt;img src=&quot; &amp; CHAR(34) &amp; &quot;https://github.com/ubuntu/yaru/blob/master/icons/Yaru/scalable/&quot; &amp; [.E1206] &amp; &quot;/&quot; &amp; [.A1206] &amp; &quot;.svg&quot; &amp; CHAR(34) &amp; &#10;&quot; width=&quot; &amp; CHAR(34) &amp; &quot;22&quot; &amp; CHAR(34) &amp; &quot; alt=&quot; &amp; CHAR(34) &amp; [.D1206] &amp; CHAR(34) &amp; &quot;&gt;&lt;/a&gt;&quot; &amp;&#10;&quot;&amp;nbsp; &amp;nbsp; &quot; &amp; [.D1206] &amp; &quot;&lt;br&gt;&quot;&#10;))" office:value-type="string" office:string-value="## time &lt;br&gt;" calcext:value-type="string">
            <text:p>## time &lt;br&gt;</text:p>
          </table:table-cell>
        </table:table-row>
        <table:table-row table:style-name="ro1">
          <table:table-cell office:value-type="string" calcext:value-type="string">
            <text:p>alarm-centered-symbolic</text:p>
          </table:table-cell>
          <table:table-cell table:formula="of:=IF(LEFT([.A1207];1)=&quot;.&quot;;&quot;Y&quot;;&quot;N&quot;)" office:value-type="string" office:string-value="N" calcext:value-type="string">
            <text:p>N</text:p>
          </table:table-cell>
          <table:table-cell table:formula="of:=IFERROR(&quot;## &quot; &amp; MID([.A1207];3;FIND(&quot;:&quot;;[.A1207])-3) &amp; &quot; &lt;br&gt;&quot;;&quot;&quot;)">
            <text:p/>
          </table:table-cell>
          <table:table-cell table:formula="of:=IF([.B1207]=&quot;Y&quot;;MID([.A1207];3;FIND(&quot;:&quot;;[.A1207];1)-3);IF(&#10;RIGHT(RIGHT([.A1207]; 1))=&quot;@&quot;;0;&#10;[.A1207]))" office:value-type="string" office:string-value="alarm-centered-symbolic" calcext:value-type="string">
            <text:p>alarm-centered-symbolic</text:p>
          </table:table-cell>
          <table:table-cell table:formula="of:=IF([.B1207]=&quot;Y&quot;;[.D1207];[.E1206])" office:value-type="string" office:string-value="time" calcext:value-type="string">
            <text:p>time</text:p>
          </table:table-cell>
          <table:table-cell table:style-name="ce10" table:formula="of:=IF([.D1207]=0;&quot;&quot;;IF([.B1207]=&quot;Y&quot;;[.C1207];&#10;&quot;&lt;a href=&quot; &amp; CHAR(34) &amp; &quot;#&quot; &amp; CHAR(34) &amp; &quot;&gt;&quot; &amp;&#10;&quot;&lt;img src=&quot; &amp; CHAR(34) &amp; &quot;https://github.com/ubuntu/yaru/blob/master/icons/Yaru/scalable/&quot; &amp; [.E1207] &amp; &quot;/&quot; &amp; [.A1207] &amp; &quot;.svg&quot; &amp; CHAR(34) &amp; &#10;&quot; width=&quot; &amp; CHAR(34) &amp; &quot;22&quot; &amp; CHAR(34) &amp; &quot; alt=&quot; &amp; CHAR(34) &amp; [.D1207] &amp; CHAR(34) &amp; &quot;&gt;&lt;/a&gt;&quot; &amp;&#10;&quot;&amp;nbsp; &amp;nbsp; &quot; &amp; [.D1207] &amp; &quot;&lt;br&gt;&quot;&#10;))" office:value-type="string" office:string-value="&lt;a href=&quot;#&quot;&gt;&lt;img src=&quot;https://github.com/ubuntu/yaru/blob/master/icons/Yaru/scalable/time/alarm-centered-symbolic.svg&quot; width=&quot;22&quot; alt=&quot;alarm-centered-symbolic&quot;&gt;&lt;/a&gt;&amp;nbsp; &amp;nbsp; alarm-centered-symbolic&lt;br&gt;" calcext:value-type="string">
            <text:p>&lt;a href="#"&gt;&lt;img src="https://github.com/ubuntu/yaru/blob/master/icons/Yaru/scalable/time/alarm-centered-symbolic.svg" width="22" alt="alarm-centered-symbolic"&gt;&lt;/a&gt;&amp;nbsp; &amp;nbsp; alarm-centered-symbolic&lt;br&gt;</text:p>
          </table:table-cell>
        </table:table-row>
        <table:table-row table:style-name="ro1">
          <table:table-cell office:value-type="string" calcext:value-type="string">
            <text:p>alarm-symbolic</text:p>
          </table:table-cell>
          <table:table-cell table:formula="of:=IF(LEFT([.A1208];1)=&quot;.&quot;;&quot;Y&quot;;&quot;N&quot;)" office:value-type="string" office:string-value="N" calcext:value-type="string">
            <text:p>N</text:p>
          </table:table-cell>
          <table:table-cell table:formula="of:=IFERROR(&quot;## &quot; &amp; MID([.A1208];3;FIND(&quot;:&quot;;[.A1208])-3) &amp; &quot; &lt;br&gt;&quot;;&quot;&quot;)">
            <text:p/>
          </table:table-cell>
          <table:table-cell table:formula="of:=IF([.B1208]=&quot;Y&quot;;MID([.A1208];3;FIND(&quot;:&quot;;[.A1208];1)-3);IF(&#10;RIGHT(RIGHT([.A1208]; 1))=&quot;@&quot;;0;&#10;[.A1208]))" office:value-type="string" office:string-value="alarm-symbolic" calcext:value-type="string">
            <text:p>alarm-symbolic</text:p>
          </table:table-cell>
          <table:table-cell table:formula="of:=IF([.B1208]=&quot;Y&quot;;[.D1208];[.E1207])" office:value-type="string" office:string-value="time" calcext:value-type="string">
            <text:p>time</text:p>
          </table:table-cell>
          <table:table-cell table:style-name="ce10" table:formula="of:=IF([.D1208]=0;&quot;&quot;;IF([.B1208]=&quot;Y&quot;;[.C1208];&#10;&quot;&lt;a href=&quot; &amp; CHAR(34) &amp; &quot;#&quot; &amp; CHAR(34) &amp; &quot;&gt;&quot; &amp;&#10;&quot;&lt;img src=&quot; &amp; CHAR(34) &amp; &quot;https://github.com/ubuntu/yaru/blob/master/icons/Yaru/scalable/&quot; &amp; [.E1208] &amp; &quot;/&quot; &amp; [.A1208] &amp; &quot;.svg&quot; &amp; CHAR(34) &amp; &#10;&quot; width=&quot; &amp; CHAR(34) &amp; &quot;22&quot; &amp; CHAR(34) &amp; &quot; alt=&quot; &amp; CHAR(34) &amp; [.D1208] &amp; CHAR(34) &amp; &quot;&gt;&lt;/a&gt;&quot; &amp;&#10;&quot;&amp;nbsp; &amp;nbsp; &quot; &amp; [.D1208] &amp; &quot;&lt;br&gt;&quot;&#10;))" office:value-type="string" office:string-value="&lt;a href=&quot;#&quot;&gt;&lt;img src=&quot;https://github.com/ubuntu/yaru/blob/master/icons/Yaru/scalable/time/alarm-symbolic.svg&quot; width=&quot;22&quot; alt=&quot;alarm-symbolic&quot;&gt;&lt;/a&gt;&amp;nbsp; &amp;nbsp; alarm-symbolic&lt;br&gt;" calcext:value-type="string">
            <text:p>&lt;a href="#"&gt;&lt;img src="https://github.com/ubuntu/yaru/blob/master/icons/Yaru/scalable/time/alarm-symbolic.svg" width="22" alt="alarm-symbolic"&gt;&lt;/a&gt;&amp;nbsp; &amp;nbsp; alarm-symbolic&lt;br&gt;</text:p>
          </table:table-cell>
        </table:table-row>
        <table:table-row table:style-name="ro1">
          <table:table-cell office:value-type="string" calcext:value-type="string">
            <text:p>clock-symbolic</text:p>
          </table:table-cell>
          <table:table-cell table:formula="of:=IF(LEFT([.A1209];1)=&quot;.&quot;;&quot;Y&quot;;&quot;N&quot;)" office:value-type="string" office:string-value="N" calcext:value-type="string">
            <text:p>N</text:p>
          </table:table-cell>
          <table:table-cell table:formula="of:=IFERROR(&quot;## &quot; &amp; MID([.A1209];3;FIND(&quot;:&quot;;[.A1209])-3) &amp; &quot; &lt;br&gt;&quot;;&quot;&quot;)">
            <text:p/>
          </table:table-cell>
          <table:table-cell table:formula="of:=IF([.B1209]=&quot;Y&quot;;MID([.A1209];3;FIND(&quot;:&quot;;[.A1209];1)-3);IF(&#10;RIGHT(RIGHT([.A1209]; 1))=&quot;@&quot;;0;&#10;[.A1209]))" office:value-type="string" office:string-value="clock-symbolic" calcext:value-type="string">
            <text:p>clock-symbolic</text:p>
          </table:table-cell>
          <table:table-cell table:formula="of:=IF([.B1209]=&quot;Y&quot;;[.D1209];[.E1208])" office:value-type="string" office:string-value="time" calcext:value-type="string">
            <text:p>time</text:p>
          </table:table-cell>
          <table:table-cell table:style-name="ce10" table:formula="of:=IF([.D1209]=0;&quot;&quot;;IF([.B1209]=&quot;Y&quot;;[.C1209];&#10;&quot;&lt;a href=&quot; &amp; CHAR(34) &amp; &quot;#&quot; &amp; CHAR(34) &amp; &quot;&gt;&quot; &amp;&#10;&quot;&lt;img src=&quot; &amp; CHAR(34) &amp; &quot;https://github.com/ubuntu/yaru/blob/master/icons/Yaru/scalable/&quot; &amp; [.E1209] &amp; &quot;/&quot; &amp; [.A1209] &amp; &quot;.svg&quot; &amp; CHAR(34) &amp; &#10;&quot; width=&quot; &amp; CHAR(34) &amp; &quot;22&quot; &amp; CHAR(34) &amp; &quot; alt=&quot; &amp; CHAR(34) &amp; [.D1209] &amp; CHAR(34) &amp; &quot;&gt;&lt;/a&gt;&quot; &amp;&#10;&quot;&amp;nbsp; &amp;nbsp; &quot; &amp; [.D1209] &amp; &quot;&lt;br&gt;&quot;&#10;))" office:value-type="string" office:string-value="&lt;a href=&quot;#&quot;&gt;&lt;img src=&quot;https://github.com/ubuntu/yaru/blob/master/icons/Yaru/scalable/time/clock-symbolic.svg&quot; width=&quot;22&quot; alt=&quot;clock-symbolic&quot;&gt;&lt;/a&gt;&amp;nbsp; &amp;nbsp; clock-symbolic&lt;br&gt;" calcext:value-type="string">
            <text:p>&lt;a href="#"&gt;&lt;img src="https://github.com/ubuntu/yaru/blob/master/icons/Yaru/scalable/time/clock-symbolic.svg" width="22" alt="clock-symbolic"&gt;&lt;/a&gt;&amp;nbsp; &amp;nbsp; clock-symbolic&lt;br&gt;</text:p>
          </table:table-cell>
        </table:table-row>
        <table:table-row table:style-name="ro1">
          <table:table-cell office:value-type="string" calcext:value-type="string">
            <text:p>hourglass-symbolic</text:p>
          </table:table-cell>
          <table:table-cell table:formula="of:=IF(LEFT([.A1210];1)=&quot;.&quot;;&quot;Y&quot;;&quot;N&quot;)" office:value-type="string" office:string-value="N" calcext:value-type="string">
            <text:p>N</text:p>
          </table:table-cell>
          <table:table-cell table:formula="of:=IFERROR(&quot;## &quot; &amp; MID([.A1210];3;FIND(&quot;:&quot;;[.A1210])-3) &amp; &quot; &lt;br&gt;&quot;;&quot;&quot;)">
            <text:p/>
          </table:table-cell>
          <table:table-cell table:formula="of:=IF([.B1210]=&quot;Y&quot;;MID([.A1210];3;FIND(&quot;:&quot;;[.A1210];1)-3);IF(&#10;RIGHT(RIGHT([.A1210]; 1))=&quot;@&quot;;0;&#10;[.A1210]))" office:value-type="string" office:string-value="hourglass-symbolic" calcext:value-type="string">
            <text:p>hourglass-symbolic</text:p>
          </table:table-cell>
          <table:table-cell table:formula="of:=IF([.B1210]=&quot;Y&quot;;[.D1210];[.E1209])" office:value-type="string" office:string-value="time" calcext:value-type="string">
            <text:p>time</text:p>
          </table:table-cell>
          <table:table-cell table:style-name="ce10" table:formula="of:=IF([.D1210]=0;&quot;&quot;;IF([.B1210]=&quot;Y&quot;;[.C1210];&#10;&quot;&lt;a href=&quot; &amp; CHAR(34) &amp; &quot;#&quot; &amp; CHAR(34) &amp; &quot;&gt;&quot; &amp;&#10;&quot;&lt;img src=&quot; &amp; CHAR(34) &amp; &quot;https://github.com/ubuntu/yaru/blob/master/icons/Yaru/scalable/&quot; &amp; [.E1210] &amp; &quot;/&quot; &amp; [.A1210] &amp; &quot;.svg&quot; &amp; CHAR(34) &amp; &#10;&quot; width=&quot; &amp; CHAR(34) &amp; &quot;22&quot; &amp; CHAR(34) &amp; &quot; alt=&quot; &amp; CHAR(34) &amp; [.D1210] &amp; CHAR(34) &amp; &quot;&gt;&lt;/a&gt;&quot; &amp;&#10;&quot;&amp;nbsp; &amp;nbsp; &quot; &amp; [.D1210] &amp; &quot;&lt;br&gt;&quot;&#10;))" office:value-type="string" office:string-value="&lt;a href=&quot;#&quot;&gt;&lt;img src=&quot;https://github.com/ubuntu/yaru/blob/master/icons/Yaru/scalable/time/hourglass-symbolic.svg&quot; width=&quot;22&quot; alt=&quot;hourglass-symbolic&quot;&gt;&lt;/a&gt;&amp;nbsp; &amp;nbsp; hourglass-symbolic&lt;br&gt;" calcext:value-type="string">
            <text:p>&lt;a href="#"&gt;&lt;img src="https://github.com/ubuntu/yaru/blob/master/icons/Yaru/scalable/time/hourglass-symbolic.svg" width="22" alt="hourglass-symbolic"&gt;&lt;/a&gt;&amp;nbsp; &amp;nbsp; hourglass-symbolic&lt;br&gt;</text:p>
          </table:table-cell>
        </table:table-row>
        <table:table-row table:style-name="ro1">
          <table:table-cell office:value-type="string" calcext:value-type="string">
            <text:p>month-symbolic</text:p>
          </table:table-cell>
          <table:table-cell table:formula="of:=IF(LEFT([.A1211];1)=&quot;.&quot;;&quot;Y&quot;;&quot;N&quot;)" office:value-type="string" office:string-value="N" calcext:value-type="string">
            <text:p>N</text:p>
          </table:table-cell>
          <table:table-cell table:formula="of:=IFERROR(&quot;## &quot; &amp; MID([.A1211];3;FIND(&quot;:&quot;;[.A1211])-3) &amp; &quot; &lt;br&gt;&quot;;&quot;&quot;)">
            <text:p/>
          </table:table-cell>
          <table:table-cell table:formula="of:=IF([.B1211]=&quot;Y&quot;;MID([.A1211];3;FIND(&quot;:&quot;;[.A1211];1)-3);IF(&#10;RIGHT(RIGHT([.A1211]; 1))=&quot;@&quot;;0;&#10;[.A1211]))" office:value-type="string" office:string-value="month-symbolic" calcext:value-type="string">
            <text:p>month-symbolic</text:p>
          </table:table-cell>
          <table:table-cell table:formula="of:=IF([.B1211]=&quot;Y&quot;;[.D1211];[.E1210])" office:value-type="string" office:string-value="time" calcext:value-type="string">
            <text:p>time</text:p>
          </table:table-cell>
          <table:table-cell table:style-name="ce10" table:formula="of:=IF([.D1211]=0;&quot;&quot;;IF([.B1211]=&quot;Y&quot;;[.C1211];&#10;&quot;&lt;a href=&quot; &amp; CHAR(34) &amp; &quot;#&quot; &amp; CHAR(34) &amp; &quot;&gt;&quot; &amp;&#10;&quot;&lt;img src=&quot; &amp; CHAR(34) &amp; &quot;https://github.com/ubuntu/yaru/blob/master/icons/Yaru/scalable/&quot; &amp; [.E1211] &amp; &quot;/&quot; &amp; [.A1211] &amp; &quot;.svg&quot; &amp; CHAR(34) &amp; &#10;&quot; width=&quot; &amp; CHAR(34) &amp; &quot;22&quot; &amp; CHAR(34) &amp; &quot; alt=&quot; &amp; CHAR(34) &amp; [.D1211] &amp; CHAR(34) &amp; &quot;&gt;&lt;/a&gt;&quot; &amp;&#10;&quot;&amp;nbsp; &amp;nbsp; &quot; &amp; [.D1211] &amp; &quot;&lt;br&gt;&quot;&#10;))" office:value-type="string" office:string-value="&lt;a href=&quot;#&quot;&gt;&lt;img src=&quot;https://github.com/ubuntu/yaru/blob/master/icons/Yaru/scalable/time/month-symbolic.svg&quot; width=&quot;22&quot; alt=&quot;month-symbolic&quot;&gt;&lt;/a&gt;&amp;nbsp; &amp;nbsp; month-symbolic&lt;br&gt;" calcext:value-type="string">
            <text:p>&lt;a href="#"&gt;&lt;img src="https://github.com/ubuntu/yaru/blob/master/icons/Yaru/scalable/time/month-symbolic.svg" width="22" alt="month-symbolic"&gt;&lt;/a&gt;&amp;nbsp; &amp;nbsp; month-symbolic&lt;br&gt;</text:p>
          </table:table-cell>
        </table:table-row>
        <table:table-row table:style-name="ro1">
          <table:table-cell office:value-type="string" calcext:value-type="string">
            <text:p>playback-speed-symbolic</text:p>
          </table:table-cell>
          <table:table-cell table:formula="of:=IF(LEFT([.A1212];1)=&quot;.&quot;;&quot;Y&quot;;&quot;N&quot;)" office:value-type="string" office:string-value="N" calcext:value-type="string">
            <text:p>N</text:p>
          </table:table-cell>
          <table:table-cell table:formula="of:=IFERROR(&quot;## &quot; &amp; MID([.A1212];3;FIND(&quot;:&quot;;[.A1212])-3) &amp; &quot; &lt;br&gt;&quot;;&quot;&quot;)">
            <text:p/>
          </table:table-cell>
          <table:table-cell table:formula="of:=IF([.B1212]=&quot;Y&quot;;MID([.A1212];3;FIND(&quot;:&quot;;[.A1212];1)-3);IF(&#10;RIGHT(RIGHT([.A1212]; 1))=&quot;@&quot;;0;&#10;[.A1212]))" office:value-type="string" office:string-value="playback-speed-symbolic" calcext:value-type="string">
            <text:p>playback-speed-symbolic</text:p>
          </table:table-cell>
          <table:table-cell table:formula="of:=IF([.B1212]=&quot;Y&quot;;[.D1212];[.E1211])" office:value-type="string" office:string-value="time" calcext:value-type="string">
            <text:p>time</text:p>
          </table:table-cell>
          <table:table-cell table:style-name="ce10" table:formula="of:=IF([.D1212]=0;&quot;&quot;;IF([.B1212]=&quot;Y&quot;;[.C1212];&#10;&quot;&lt;a href=&quot; &amp; CHAR(34) &amp; &quot;#&quot; &amp; CHAR(34) &amp; &quot;&gt;&quot; &amp;&#10;&quot;&lt;img src=&quot; &amp; CHAR(34) &amp; &quot;https://github.com/ubuntu/yaru/blob/master/icons/Yaru/scalable/&quot; &amp; [.E1212] &amp; &quot;/&quot; &amp; [.A1212] &amp; &quot;.svg&quot; &amp; CHAR(34) &amp; &#10;&quot; width=&quot; &amp; CHAR(34) &amp; &quot;22&quot; &amp; CHAR(34) &amp; &quot; alt=&quot; &amp; CHAR(34) &amp; [.D1212] &amp; CHAR(34) &amp; &quot;&gt;&lt;/a&gt;&quot; &amp;&#10;&quot;&amp;nbsp; &amp;nbsp; &quot; &amp; [.D1212] &amp; &quot;&lt;br&gt;&quot;&#10;))" office:value-type="string" office:string-value="&lt;a href=&quot;#&quot;&gt;&lt;img src=&quot;https://github.com/ubuntu/yaru/blob/master/icons/Yaru/scalable/time/playback-speed-symbolic.svg&quot; width=&quot;22&quot; alt=&quot;playback-speed-symbolic&quot;&gt;&lt;/a&gt;&amp;nbsp; &amp;nbsp; playback-speed-symbolic&lt;br&gt;" calcext:value-type="string">
            <text:p>&lt;a href="#"&gt;&lt;img src="https://github.com/ubuntu/yaru/blob/master/icons/Yaru/scalable/time/playback-speed-symbolic.svg" width="22" alt="playback-speed-symbolic"&gt;&lt;/a&gt;&amp;nbsp; &amp;nbsp; playback-speed-symbolic&lt;br&gt;</text:p>
          </table:table-cell>
        </table:table-row>
        <table:table-row table:style-name="ro1">
          <table:table-cell office:value-type="string" calcext:value-type="string">
            <text:p>snapshots-alt-symbolic</text:p>
          </table:table-cell>
          <table:table-cell table:formula="of:=IF(LEFT([.A1213];1)=&quot;.&quot;;&quot;Y&quot;;&quot;N&quot;)" office:value-type="string" office:string-value="N" calcext:value-type="string">
            <text:p>N</text:p>
          </table:table-cell>
          <table:table-cell table:formula="of:=IFERROR(&quot;## &quot; &amp; MID([.A1213];3;FIND(&quot;:&quot;;[.A1213])-3) &amp; &quot; &lt;br&gt;&quot;;&quot;&quot;)">
            <text:p/>
          </table:table-cell>
          <table:table-cell table:formula="of:=IF([.B1213]=&quot;Y&quot;;MID([.A1213];3;FIND(&quot;:&quot;;[.A1213];1)-3);IF(&#10;RIGHT(RIGHT([.A1213]; 1))=&quot;@&quot;;0;&#10;[.A1213]))" office:value-type="string" office:string-value="snapshots-alt-symbolic" calcext:value-type="string">
            <text:p>snapshots-alt-symbolic</text:p>
          </table:table-cell>
          <table:table-cell table:formula="of:=IF([.B1213]=&quot;Y&quot;;[.D1213];[.E1212])" office:value-type="string" office:string-value="time" calcext:value-type="string">
            <text:p>time</text:p>
          </table:table-cell>
          <table:table-cell table:style-name="ce10" table:formula="of:=IF([.D1213]=0;&quot;&quot;;IF([.B1213]=&quot;Y&quot;;[.C1213];&#10;&quot;&lt;a href=&quot; &amp; CHAR(34) &amp; &quot;#&quot; &amp; CHAR(34) &amp; &quot;&gt;&quot; &amp;&#10;&quot;&lt;img src=&quot; &amp; CHAR(34) &amp; &quot;https://github.com/ubuntu/yaru/blob/master/icons/Yaru/scalable/&quot; &amp; [.E1213] &amp; &quot;/&quot; &amp; [.A1213] &amp; &quot;.svg&quot; &amp; CHAR(34) &amp; &#10;&quot; width=&quot; &amp; CHAR(34) &amp; &quot;22&quot; &amp; CHAR(34) &amp; &quot; alt=&quot; &amp; CHAR(34) &amp; [.D1213] &amp; CHAR(34) &amp; &quot;&gt;&lt;/a&gt;&quot; &amp;&#10;&quot;&amp;nbsp; &amp;nbsp; &quot; &amp; [.D1213] &amp; &quot;&lt;br&gt;&quot;&#10;))" office:value-type="string" office:string-value="&lt;a href=&quot;#&quot;&gt;&lt;img src=&quot;https://github.com/ubuntu/yaru/blob/master/icons/Yaru/scalable/time/snapshots-alt-symbolic.svg&quot; width=&quot;22&quot; alt=&quot;snapshots-alt-symbolic&quot;&gt;&lt;/a&gt;&amp;nbsp; &amp;nbsp; snapshots-alt-symbolic&lt;br&gt;" calcext:value-type="string">
            <text:p>&lt;a href="#"&gt;&lt;img src="https://github.com/ubuntu/yaru/blob/master/icons/Yaru/scalable/time/snapshots-alt-symbolic.svg" width="22" alt="snapshots-alt-symbolic"&gt;&lt;/a&gt;&amp;nbsp; &amp;nbsp; snapshots-alt-symbolic&lt;br&gt;</text:p>
          </table:table-cell>
        </table:table-row>
        <table:table-row table:style-name="ro1">
          <table:table-cell office:value-type="string" calcext:value-type="string">
            <text:p>stopwatch-symbolic</text:p>
          </table:table-cell>
          <table:table-cell table:formula="of:=IF(LEFT([.A1214];1)=&quot;.&quot;;&quot;Y&quot;;&quot;N&quot;)" office:value-type="string" office:string-value="N" calcext:value-type="string">
            <text:p>N</text:p>
          </table:table-cell>
          <table:table-cell table:formula="of:=IFERROR(&quot;## &quot; &amp; MID([.A1214];3;FIND(&quot;:&quot;;[.A1214])-3) &amp; &quot; &lt;br&gt;&quot;;&quot;&quot;)">
            <text:p/>
          </table:table-cell>
          <table:table-cell table:formula="of:=IF([.B1214]=&quot;Y&quot;;MID([.A1214];3;FIND(&quot;:&quot;;[.A1214];1)-3);IF(&#10;RIGHT(RIGHT([.A1214]; 1))=&quot;@&quot;;0;&#10;[.A1214]))" office:value-type="string" office:string-value="stopwatch-symbolic" calcext:value-type="string">
            <text:p>stopwatch-symbolic</text:p>
          </table:table-cell>
          <table:table-cell table:formula="of:=IF([.B1214]=&quot;Y&quot;;[.D1214];[.E1213])" office:value-type="string" office:string-value="time" calcext:value-type="string">
            <text:p>time</text:p>
          </table:table-cell>
          <table:table-cell table:style-name="ce10" table:formula="of:=IF([.D1214]=0;&quot;&quot;;IF([.B1214]=&quot;Y&quot;;[.C1214];&#10;&quot;&lt;a href=&quot; &amp; CHAR(34) &amp; &quot;#&quot; &amp; CHAR(34) &amp; &quot;&gt;&quot; &amp;&#10;&quot;&lt;img src=&quot; &amp; CHAR(34) &amp; &quot;https://github.com/ubuntu/yaru/blob/master/icons/Yaru/scalable/&quot; &amp; [.E1214] &amp; &quot;/&quot; &amp; [.A1214] &amp; &quot;.svg&quot; &amp; CHAR(34) &amp; &#10;&quot; width=&quot; &amp; CHAR(34) &amp; &quot;22&quot; &amp; CHAR(34) &amp; &quot; alt=&quot; &amp; CHAR(34) &amp; [.D1214] &amp; CHAR(34) &amp; &quot;&gt;&lt;/a&gt;&quot; &amp;&#10;&quot;&amp;nbsp; &amp;nbsp; &quot; &amp; [.D1214] &amp; &quot;&lt;br&gt;&quot;&#10;))" office:value-type="string" office:string-value="&lt;a href=&quot;#&quot;&gt;&lt;img src=&quot;https://github.com/ubuntu/yaru/blob/master/icons/Yaru/scalable/time/stopwatch-symbolic.svg&quot; width=&quot;22&quot; alt=&quot;stopwatch-symbolic&quot;&gt;&lt;/a&gt;&amp;nbsp; &amp;nbsp; stopwatch-symbolic&lt;br&gt;" calcext:value-type="string">
            <text:p>&lt;a href="#"&gt;&lt;img src="https://github.com/ubuntu/yaru/blob/master/icons/Yaru/scalable/time/stopwatch-symbolic.svg" width="22" alt="stopwatch-symbolic"&gt;&lt;/a&gt;&amp;nbsp; &amp;nbsp; stopwatch-symbolic&lt;br&gt;</text:p>
          </table:table-cell>
        </table:table-row>
        <table:table-row table:style-name="ro1">
          <table:table-cell office:value-type="string" calcext:value-type="string">
            <text:p>timer-alt-symbolic</text:p>
          </table:table-cell>
          <table:table-cell table:formula="of:=IF(LEFT([.A1215];1)=&quot;.&quot;;&quot;Y&quot;;&quot;N&quot;)" office:value-type="string" office:string-value="N" calcext:value-type="string">
            <text:p>N</text:p>
          </table:table-cell>
          <table:table-cell table:formula="of:=IFERROR(&quot;## &quot; &amp; MID([.A1215];3;FIND(&quot;:&quot;;[.A1215])-3) &amp; &quot; &lt;br&gt;&quot;;&quot;&quot;)">
            <text:p/>
          </table:table-cell>
          <table:table-cell table:formula="of:=IF([.B1215]=&quot;Y&quot;;MID([.A1215];3;FIND(&quot;:&quot;;[.A1215];1)-3);IF(&#10;RIGHT(RIGHT([.A1215]; 1))=&quot;@&quot;;0;&#10;[.A1215]))" office:value-type="string" office:string-value="timer-alt-symbolic" calcext:value-type="string">
            <text:p>timer-alt-symbolic</text:p>
          </table:table-cell>
          <table:table-cell table:formula="of:=IF([.B1215]=&quot;Y&quot;;[.D1215];[.E1214])" office:value-type="string" office:string-value="time" calcext:value-type="string">
            <text:p>time</text:p>
          </table:table-cell>
          <table:table-cell table:style-name="ce10" table:formula="of:=IF([.D1215]=0;&quot;&quot;;IF([.B1215]=&quot;Y&quot;;[.C1215];&#10;&quot;&lt;a href=&quot; &amp; CHAR(34) &amp; &quot;#&quot; &amp; CHAR(34) &amp; &quot;&gt;&quot; &amp;&#10;&quot;&lt;img src=&quot; &amp; CHAR(34) &amp; &quot;https://github.com/ubuntu/yaru/blob/master/icons/Yaru/scalable/&quot; &amp; [.E1215] &amp; &quot;/&quot; &amp; [.A1215] &amp; &quot;.svg&quot; &amp; CHAR(34) &amp; &#10;&quot; width=&quot; &amp; CHAR(34) &amp; &quot;22&quot; &amp; CHAR(34) &amp; &quot; alt=&quot; &amp; CHAR(34) &amp; [.D1215] &amp; CHAR(34) &amp; &quot;&gt;&lt;/a&gt;&quot; &amp;&#10;&quot;&amp;nbsp; &amp;nbsp; &quot; &amp; [.D1215] &amp; &quot;&lt;br&gt;&quot;&#10;))" office:value-type="string" office:string-value="&lt;a href=&quot;#&quot;&gt;&lt;img src=&quot;https://github.com/ubuntu/yaru/blob/master/icons/Yaru/scalable/time/timer-alt-symbolic.svg&quot; width=&quot;22&quot; alt=&quot;timer-alt-symbolic&quot;&gt;&lt;/a&gt;&amp;nbsp; &amp;nbsp; timer-alt-symbolic&lt;br&gt;" calcext:value-type="string">
            <text:p>&lt;a href="#"&gt;&lt;img src="https://github.com/ubuntu/yaru/blob/master/icons/Yaru/scalable/time/timer-alt-symbolic.svg" width="22" alt="timer-alt-symbolic"&gt;&lt;/a&gt;&amp;nbsp; &amp;nbsp; timer-alt-symbolic&lt;br&gt;</text:p>
          </table:table-cell>
        </table:table-row>
        <table:table-row table:style-name="ro1">
          <table:table-cell office:value-type="string" calcext:value-type="string">
            <text:p>timer-sand-symbolic</text:p>
          </table:table-cell>
          <table:table-cell table:formula="of:=IF(LEFT([.A1216];1)=&quot;.&quot;;&quot;Y&quot;;&quot;N&quot;)" office:value-type="string" office:string-value="N" calcext:value-type="string">
            <text:p>N</text:p>
          </table:table-cell>
          <table:table-cell table:formula="of:=IFERROR(&quot;## &quot; &amp; MID([.A1216];3;FIND(&quot;:&quot;;[.A1216])-3) &amp; &quot; &lt;br&gt;&quot;;&quot;&quot;)">
            <text:p/>
          </table:table-cell>
          <table:table-cell table:formula="of:=IF([.B1216]=&quot;Y&quot;;MID([.A1216];3;FIND(&quot;:&quot;;[.A1216];1)-3);IF(&#10;RIGHT(RIGHT([.A1216]; 1))=&quot;@&quot;;0;&#10;[.A1216]))" office:value-type="string" office:string-value="timer-sand-symbolic" calcext:value-type="string">
            <text:p>timer-sand-symbolic</text:p>
          </table:table-cell>
          <table:table-cell table:formula="of:=IF([.B1216]=&quot;Y&quot;;[.D1216];[.E1215])" office:value-type="string" office:string-value="time" calcext:value-type="string">
            <text:p>time</text:p>
          </table:table-cell>
          <table:table-cell table:style-name="ce10" table:formula="of:=IF([.D1216]=0;&quot;&quot;;IF([.B1216]=&quot;Y&quot;;[.C1216];&#10;&quot;&lt;a href=&quot; &amp; CHAR(34) &amp; &quot;#&quot; &amp; CHAR(34) &amp; &quot;&gt;&quot; &amp;&#10;&quot;&lt;img src=&quot; &amp; CHAR(34) &amp; &quot;https://github.com/ubuntu/yaru/blob/master/icons/Yaru/scalable/&quot; &amp; [.E1216] &amp; &quot;/&quot; &amp; [.A1216] &amp; &quot;.svg&quot; &amp; CHAR(34) &amp; &#10;&quot; width=&quot; &amp; CHAR(34) &amp; &quot;22&quot; &amp; CHAR(34) &amp; &quot; alt=&quot; &amp; CHAR(34) &amp; [.D1216] &amp; CHAR(34) &amp; &quot;&gt;&lt;/a&gt;&quot; &amp;&#10;&quot;&amp;nbsp; &amp;nbsp; &quot; &amp; [.D1216] &amp; &quot;&lt;br&gt;&quot;&#10;))" office:value-type="string" office:string-value="&lt;a href=&quot;#&quot;&gt;&lt;img src=&quot;https://github.com/ubuntu/yaru/blob/master/icons/Yaru/scalable/time/timer-sand-symbolic.svg&quot; width=&quot;22&quot; alt=&quot;timer-sand-symbolic&quot;&gt;&lt;/a&gt;&amp;nbsp; &amp;nbsp; timer-sand-symbolic&lt;br&gt;" calcext:value-type="string">
            <text:p>&lt;a href="#"&gt;&lt;img src="https://github.com/ubuntu/yaru/blob/master/icons/Yaru/scalable/time/timer-sand-symbolic.svg" width="22" alt="timer-sand-symbolic"&gt;&lt;/a&gt;&amp;nbsp; &amp;nbsp; timer-sand-symbolic&lt;br&gt;</text:p>
          </table:table-cell>
        </table:table-row>
        <table:table-row table:style-name="ro1">
          <table:table-cell office:value-type="string" calcext:value-type="string">
            <text:p>timer-symbolic</text:p>
          </table:table-cell>
          <table:table-cell table:formula="of:=IF(LEFT([.A1217];1)=&quot;.&quot;;&quot;Y&quot;;&quot;N&quot;)" office:value-type="string" office:string-value="N" calcext:value-type="string">
            <text:p>N</text:p>
          </table:table-cell>
          <table:table-cell table:formula="of:=IFERROR(&quot;## &quot; &amp; MID([.A1217];3;FIND(&quot;:&quot;;[.A1217])-3) &amp; &quot; &lt;br&gt;&quot;;&quot;&quot;)">
            <text:p/>
          </table:table-cell>
          <table:table-cell table:formula="of:=IF([.B1217]=&quot;Y&quot;;MID([.A1217];3;FIND(&quot;:&quot;;[.A1217];1)-3);IF(&#10;RIGHT(RIGHT([.A1217]; 1))=&quot;@&quot;;0;&#10;[.A1217]))" office:value-type="string" office:string-value="timer-symbolic" calcext:value-type="string">
            <text:p>timer-symbolic</text:p>
          </table:table-cell>
          <table:table-cell table:formula="of:=IF([.B1217]=&quot;Y&quot;;[.D1217];[.E1216])" office:value-type="string" office:string-value="time" calcext:value-type="string">
            <text:p>time</text:p>
          </table:table-cell>
          <table:table-cell table:style-name="ce10" table:formula="of:=IF([.D1217]=0;&quot;&quot;;IF([.B1217]=&quot;Y&quot;;[.C1217];&#10;&quot;&lt;a href=&quot; &amp; CHAR(34) &amp; &quot;#&quot; &amp; CHAR(34) &amp; &quot;&gt;&quot; &amp;&#10;&quot;&lt;img src=&quot; &amp; CHAR(34) &amp; &quot;https://github.com/ubuntu/yaru/blob/master/icons/Yaru/scalable/&quot; &amp; [.E1217] &amp; &quot;/&quot; &amp; [.A1217] &amp; &quot;.svg&quot; &amp; CHAR(34) &amp; &#10;&quot; width=&quot; &amp; CHAR(34) &amp; &quot;22&quot; &amp; CHAR(34) &amp; &quot; alt=&quot; &amp; CHAR(34) &amp; [.D1217] &amp; CHAR(34) &amp; &quot;&gt;&lt;/a&gt;&quot; &amp;&#10;&quot;&amp;nbsp; &amp;nbsp; &quot; &amp; [.D1217] &amp; &quot;&lt;br&gt;&quot;&#10;))" office:value-type="string" office:string-value="&lt;a href=&quot;#&quot;&gt;&lt;img src=&quot;https://github.com/ubuntu/yaru/blob/master/icons/Yaru/scalable/time/timer-symbolic.svg&quot; width=&quot;22&quot; alt=&quot;timer-symbolic&quot;&gt;&lt;/a&gt;&amp;nbsp; &amp;nbsp; timer-symbolic&lt;br&gt;" calcext:value-type="string">
            <text:p>&lt;a href="#"&gt;&lt;img src="https://github.com/ubuntu/yaru/blob/master/icons/Yaru/scalable/time/timer-symbolic.svg" width="22" alt="timer-symbolic"&gt;&lt;/a&gt;&amp;nbsp; &amp;nbsp; timer-symbolic&lt;br&gt;</text:p>
          </table:table-cell>
        </table:table-row>
        <table:table-row table:style-name="ro1">
          <table:table-cell office:value-type="string" calcext:value-type="string">
            <text:p>today-alt-symbolic</text:p>
          </table:table-cell>
          <table:table-cell table:formula="of:=IF(LEFT([.A1218];1)=&quot;.&quot;;&quot;Y&quot;;&quot;N&quot;)" office:value-type="string" office:string-value="N" calcext:value-type="string">
            <text:p>N</text:p>
          </table:table-cell>
          <table:table-cell table:formula="of:=IFERROR(&quot;## &quot; &amp; MID([.A1218];3;FIND(&quot;:&quot;;[.A1218])-3) &amp; &quot; &lt;br&gt;&quot;;&quot;&quot;)">
            <text:p/>
          </table:table-cell>
          <table:table-cell table:formula="of:=IF([.B1218]=&quot;Y&quot;;MID([.A1218];3;FIND(&quot;:&quot;;[.A1218];1)-3);IF(&#10;RIGHT(RIGHT([.A1218]; 1))=&quot;@&quot;;0;&#10;[.A1218]))" office:value-type="string" office:string-value="today-alt-symbolic" calcext:value-type="string">
            <text:p>today-alt-symbolic</text:p>
          </table:table-cell>
          <table:table-cell table:formula="of:=IF([.B1218]=&quot;Y&quot;;[.D1218];[.E1217])" office:value-type="string" office:string-value="time" calcext:value-type="string">
            <text:p>time</text:p>
          </table:table-cell>
          <table:table-cell table:style-name="ce10" table:formula="of:=IF([.D1218]=0;&quot;&quot;;IF([.B1218]=&quot;Y&quot;;[.C1218];&#10;&quot;&lt;a href=&quot; &amp; CHAR(34) &amp; &quot;#&quot; &amp; CHAR(34) &amp; &quot;&gt;&quot; &amp;&#10;&quot;&lt;img src=&quot; &amp; CHAR(34) &amp; &quot;https://github.com/ubuntu/yaru/blob/master/icons/Yaru/scalable/&quot; &amp; [.E1218] &amp; &quot;/&quot; &amp; [.A1218] &amp; &quot;.svg&quot; &amp; CHAR(34) &amp; &#10;&quot; width=&quot; &amp; CHAR(34) &amp; &quot;22&quot; &amp; CHAR(34) &amp; &quot; alt=&quot; &amp; CHAR(34) &amp; [.D1218] &amp; CHAR(34) &amp; &quot;&gt;&lt;/a&gt;&quot; &amp;&#10;&quot;&amp;nbsp; &amp;nbsp; &quot; &amp; [.D1218] &amp; &quot;&lt;br&gt;&quot;&#10;))" office:value-type="string" office:string-value="&lt;a href=&quot;#&quot;&gt;&lt;img src=&quot;https://github.com/ubuntu/yaru/blob/master/icons/Yaru/scalable/time/today-alt-symbolic.svg&quot; width=&quot;22&quot; alt=&quot;today-alt-symbolic&quot;&gt;&lt;/a&gt;&amp;nbsp; &amp;nbsp; today-alt-symbolic&lt;br&gt;" calcext:value-type="string">
            <text:p>&lt;a href="#"&gt;&lt;img src="https://github.com/ubuntu/yaru/blob/master/icons/Yaru/scalable/time/today-alt-symbolic.svg" width="22" alt="today-alt-symbolic"&gt;&lt;/a&gt;&amp;nbsp; &amp;nbsp; today-alt-symbolic&lt;br&gt;</text:p>
          </table:table-cell>
        </table:table-row>
        <table:table-row table:style-name="ro1">
          <table:table-cell office:value-type="string" calcext:value-type="string">
            <text:p>today-symbolic</text:p>
          </table:table-cell>
          <table:table-cell table:formula="of:=IF(LEFT([.A1219];1)=&quot;.&quot;;&quot;Y&quot;;&quot;N&quot;)" office:value-type="string" office:string-value="N" calcext:value-type="string">
            <text:p>N</text:p>
          </table:table-cell>
          <table:table-cell table:formula="of:=IFERROR(&quot;## &quot; &amp; MID([.A1219];3;FIND(&quot;:&quot;;[.A1219])-3) &amp; &quot; &lt;br&gt;&quot;;&quot;&quot;)">
            <text:p/>
          </table:table-cell>
          <table:table-cell table:formula="of:=IF([.B1219]=&quot;Y&quot;;MID([.A1219];3;FIND(&quot;:&quot;;[.A1219];1)-3);IF(&#10;RIGHT(RIGHT([.A1219]; 1))=&quot;@&quot;;0;&#10;[.A1219]))" office:value-type="string" office:string-value="today-symbolic" calcext:value-type="string">
            <text:p>today-symbolic</text:p>
          </table:table-cell>
          <table:table-cell table:formula="of:=IF([.B1219]=&quot;Y&quot;;[.D1219];[.E1218])" office:value-type="string" office:string-value="time" calcext:value-type="string">
            <text:p>time</text:p>
          </table:table-cell>
          <table:table-cell table:style-name="ce10" table:formula="of:=IF([.D1219]=0;&quot;&quot;;IF([.B1219]=&quot;Y&quot;;[.C1219];&#10;&quot;&lt;a href=&quot; &amp; CHAR(34) &amp; &quot;#&quot; &amp; CHAR(34) &amp; &quot;&gt;&quot; &amp;&#10;&quot;&lt;img src=&quot; &amp; CHAR(34) &amp; &quot;https://github.com/ubuntu/yaru/blob/master/icons/Yaru/scalable/&quot; &amp; [.E1219] &amp; &quot;/&quot; &amp; [.A1219] &amp; &quot;.svg&quot; &amp; CHAR(34) &amp; &#10;&quot; width=&quot; &amp; CHAR(34) &amp; &quot;22&quot; &amp; CHAR(34) &amp; &quot; alt=&quot; &amp; CHAR(34) &amp; [.D1219] &amp; CHAR(34) &amp; &quot;&gt;&lt;/a&gt;&quot; &amp;&#10;&quot;&amp;nbsp; &amp;nbsp; &quot; &amp; [.D1219] &amp; &quot;&lt;br&gt;&quot;&#10;))" office:value-type="string" office:string-value="&lt;a href=&quot;#&quot;&gt;&lt;img src=&quot;https://github.com/ubuntu/yaru/blob/master/icons/Yaru/scalable/time/today-symbolic.svg&quot; width=&quot;22&quot; alt=&quot;today-symbolic&quot;&gt;&lt;/a&gt;&amp;nbsp; &amp;nbsp; today-symbolic&lt;br&gt;" calcext:value-type="string">
            <text:p>&lt;a href="#"&gt;&lt;img src="https://github.com/ubuntu/yaru/blob/master/icons/Yaru/scalable/time/today-symbolic.svg" width="22" alt="today-symbolic"&gt;&lt;/a&gt;&amp;nbsp; &amp;nbsp; today-symbolic&lt;br&gt;</text:p>
          </table:table-cell>
        </table:table-row>
        <table:table-row table:style-name="ro1">
          <table:table-cell office:value-type="string" calcext:value-type="string">
            <text:p>week-symbolic</text:p>
          </table:table-cell>
          <table:table-cell table:formula="of:=IF(LEFT([.A1220];1)=&quot;.&quot;;&quot;Y&quot;;&quot;N&quot;)" office:value-type="string" office:string-value="N" calcext:value-type="string">
            <text:p>N</text:p>
          </table:table-cell>
          <table:table-cell table:formula="of:=IFERROR(&quot;## &quot; &amp; MID([.A1220];3;FIND(&quot;:&quot;;[.A1220])-3) &amp; &quot; &lt;br&gt;&quot;;&quot;&quot;)">
            <text:p/>
          </table:table-cell>
          <table:table-cell table:formula="of:=IF([.B1220]=&quot;Y&quot;;MID([.A1220];3;FIND(&quot;:&quot;;[.A1220];1)-3);IF(&#10;RIGHT(RIGHT([.A1220]; 1))=&quot;@&quot;;0;&#10;[.A1220]))" office:value-type="string" office:string-value="week-symbolic" calcext:value-type="string">
            <text:p>week-symbolic</text:p>
          </table:table-cell>
          <table:table-cell table:formula="of:=IF([.B1220]=&quot;Y&quot;;[.D1220];[.E1219])" office:value-type="string" office:string-value="time" calcext:value-type="string">
            <text:p>time</text:p>
          </table:table-cell>
          <table:table-cell table:style-name="ce10" table:formula="of:=IF([.D1220]=0;&quot;&quot;;IF([.B1220]=&quot;Y&quot;;[.C1220];&#10;&quot;&lt;a href=&quot; &amp; CHAR(34) &amp; &quot;#&quot; &amp; CHAR(34) &amp; &quot;&gt;&quot; &amp;&#10;&quot;&lt;img src=&quot; &amp; CHAR(34) &amp; &quot;https://github.com/ubuntu/yaru/blob/master/icons/Yaru/scalable/&quot; &amp; [.E1220] &amp; &quot;/&quot; &amp; [.A1220] &amp; &quot;.svg&quot; &amp; CHAR(34) &amp; &#10;&quot; width=&quot; &amp; CHAR(34) &amp; &quot;22&quot; &amp; CHAR(34) &amp; &quot; alt=&quot; &amp; CHAR(34) &amp; [.D1220] &amp; CHAR(34) &amp; &quot;&gt;&lt;/a&gt;&quot; &amp;&#10;&quot;&amp;nbsp; &amp;nbsp; &quot; &amp; [.D1220] &amp; &quot;&lt;br&gt;&quot;&#10;))" office:value-type="string" office:string-value="&lt;a href=&quot;#&quot;&gt;&lt;img src=&quot;https://github.com/ubuntu/yaru/blob/master/icons/Yaru/scalable/time/week-symbolic.svg&quot; width=&quot;22&quot; alt=&quot;week-symbolic&quot;&gt;&lt;/a&gt;&amp;nbsp; &amp;nbsp; week-symbolic&lt;br&gt;" calcext:value-type="string">
            <text:p>&lt;a href="#"&gt;&lt;img src="https://github.com/ubuntu/yaru/blob/master/icons/Yaru/scalable/time/week-symbolic.svg" width="22" alt="week-symbolic"&gt;&lt;/a&gt;&amp;nbsp; &amp;nbsp; week-symbolic&lt;br&gt;</text:p>
          </table:table-cell>
        </table:table-row>
        <table:table-row table:style-name="ro1">
          <table:table-cell office:value-type="string" calcext:value-type="string">
            <text:p>year-alt-symbolic</text:p>
          </table:table-cell>
          <table:table-cell table:formula="of:=IF(LEFT([.A1221];1)=&quot;.&quot;;&quot;Y&quot;;&quot;N&quot;)" office:value-type="string" office:string-value="N" calcext:value-type="string">
            <text:p>N</text:p>
          </table:table-cell>
          <table:table-cell table:formula="of:=IFERROR(&quot;## &quot; &amp; MID([.A1221];3;FIND(&quot;:&quot;;[.A1221])-3) &amp; &quot; &lt;br&gt;&quot;;&quot;&quot;)">
            <text:p/>
          </table:table-cell>
          <table:table-cell table:formula="of:=IF([.B1221]=&quot;Y&quot;;MID([.A1221];3;FIND(&quot;:&quot;;[.A1221];1)-3);IF(&#10;RIGHT(RIGHT([.A1221]; 1))=&quot;@&quot;;0;&#10;[.A1221]))" office:value-type="string" office:string-value="year-alt-symbolic" calcext:value-type="string">
            <text:p>year-alt-symbolic</text:p>
          </table:table-cell>
          <table:table-cell table:formula="of:=IF([.B1221]=&quot;Y&quot;;[.D1221];[.E1220])" office:value-type="string" office:string-value="time" calcext:value-type="string">
            <text:p>time</text:p>
          </table:table-cell>
          <table:table-cell table:style-name="ce10" table:formula="of:=IF([.D1221]=0;&quot;&quot;;IF([.B1221]=&quot;Y&quot;;[.C1221];&#10;&quot;&lt;a href=&quot; &amp; CHAR(34) &amp; &quot;#&quot; &amp; CHAR(34) &amp; &quot;&gt;&quot; &amp;&#10;&quot;&lt;img src=&quot; &amp; CHAR(34) &amp; &quot;https://github.com/ubuntu/yaru/blob/master/icons/Yaru/scalable/&quot; &amp; [.E1221] &amp; &quot;/&quot; &amp; [.A1221] &amp; &quot;.svg&quot; &amp; CHAR(34) &amp; &#10;&quot; width=&quot; &amp; CHAR(34) &amp; &quot;22&quot; &amp; CHAR(34) &amp; &quot; alt=&quot; &amp; CHAR(34) &amp; [.D1221] &amp; CHAR(34) &amp; &quot;&gt;&lt;/a&gt;&quot; &amp;&#10;&quot;&amp;nbsp; &amp;nbsp; &quot; &amp; [.D1221] &amp; &quot;&lt;br&gt;&quot;&#10;))" office:value-type="string" office:string-value="&lt;a href=&quot;#&quot;&gt;&lt;img src=&quot;https://github.com/ubuntu/yaru/blob/master/icons/Yaru/scalable/time/year-alt-symbolic.svg&quot; width=&quot;22&quot; alt=&quot;year-alt-symbolic&quot;&gt;&lt;/a&gt;&amp;nbsp; &amp;nbsp; year-alt-symbolic&lt;br&gt;" calcext:value-type="string">
            <text:p>&lt;a href="#"&gt;&lt;img src="https://github.com/ubuntu/yaru/blob/master/icons/Yaru/scalable/time/year-alt-symbolic.svg" width="22" alt="year-alt-symbolic"&gt;&lt;/a&gt;&amp;nbsp; &amp;nbsp; year-alt-symbolic&lt;br&gt;</text:p>
          </table:table-cell>
        </table:table-row>
        <table:table-row table:style-name="ro1">
          <table:table-cell office:value-type="string" calcext:value-type="string">
            <text:p>year-symbolic</text:p>
          </table:table-cell>
          <table:table-cell table:formula="of:=IF(LEFT([.A1222];1)=&quot;.&quot;;&quot;Y&quot;;&quot;N&quot;)" office:value-type="string" office:string-value="N" calcext:value-type="string">
            <text:p>N</text:p>
          </table:table-cell>
          <table:table-cell table:formula="of:=IFERROR(&quot;## &quot; &amp; MID([.A1222];3;FIND(&quot;:&quot;;[.A1222])-3) &amp; &quot; &lt;br&gt;&quot;;&quot;&quot;)">
            <text:p/>
          </table:table-cell>
          <table:table-cell table:formula="of:=IF([.B1222]=&quot;Y&quot;;MID([.A1222];3;FIND(&quot;:&quot;;[.A1222];1)-3);IF(&#10;RIGHT(RIGHT([.A1222]; 1))=&quot;@&quot;;0;&#10;[.A1222]))" office:value-type="string" office:string-value="year-symbolic" calcext:value-type="string">
            <text:p>year-symbolic</text:p>
          </table:table-cell>
          <table:table-cell table:formula="of:=IF([.B1222]=&quot;Y&quot;;[.D1222];[.E1221])" office:value-type="string" office:string-value="time" calcext:value-type="string">
            <text:p>time</text:p>
          </table:table-cell>
          <table:table-cell table:style-name="ce10" table:formula="of:=IF([.D1222]=0;&quot;&quot;;IF([.B1222]=&quot;Y&quot;;[.C1222];&#10;&quot;&lt;a href=&quot; &amp; CHAR(34) &amp; &quot;#&quot; &amp; CHAR(34) &amp; &quot;&gt;&quot; &amp;&#10;&quot;&lt;img src=&quot; &amp; CHAR(34) &amp; &quot;https://github.com/ubuntu/yaru/blob/master/icons/Yaru/scalable/&quot; &amp; [.E1222] &amp; &quot;/&quot; &amp; [.A1222] &amp; &quot;.svg&quot; &amp; CHAR(34) &amp; &#10;&quot; width=&quot; &amp; CHAR(34) &amp; &quot;22&quot; &amp; CHAR(34) &amp; &quot; alt=&quot; &amp; CHAR(34) &amp; [.D1222] &amp; CHAR(34) &amp; &quot;&gt;&lt;/a&gt;&quot; &amp;&#10;&quot;&amp;nbsp; &amp;nbsp; &quot; &amp; [.D1222] &amp; &quot;&lt;br&gt;&quot;&#10;))" office:value-type="string" office:string-value="&lt;a href=&quot;#&quot;&gt;&lt;img src=&quot;https://github.com/ubuntu/yaru/blob/master/icons/Yaru/scalable/time/year-symbolic.svg&quot; width=&quot;22&quot; alt=&quot;year-symbolic&quot;&gt;&lt;/a&gt;&amp;nbsp; &amp;nbsp; year-symbolic&lt;br&gt;" calcext:value-type="string">
            <text:p>&lt;a href="#"&gt;&lt;img src="https://github.com/ubuntu/yaru/blob/master/icons/Yaru/scalable/time/year-symbolic.svg" width="22" alt="year-symbolic"&gt;&lt;/a&gt;&amp;nbsp; &amp;nbsp; year-symbolic&lt;br&gt;</text:p>
          </table:table-cell>
        </table:table-row>
        <table:table-row table:style-name="ro1">
          <table:table-cell table:style-name="Default"/>
          <table:table-cell table:style-name="Default" table:formula="of:=IF(LEFT([.A122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23];3;FIND(&quot;:&quot;;[.A1223])-3) &amp; &quot; &lt;br&gt;&quot;;&quot;&quot;)">
            <text:p/>
          </table:table-cell>
          <table:table-cell table:style-name="ce6" table:formula="of:=IF([.B1223]=&quot;Y&quot;;MID([.A1223];3;FIND(&quot;:&quot;;[.A1223];1)-3);IF(&#10;RIGHT(RIGHT([.A1223]; 1))=&quot;@&quot;;0;&#10;[.A1223]))" office:value-type="float" office:value="0" calcext:value-type="float">
            <text:p>0</text:p>
          </table:table-cell>
          <table:table-cell table:formula="of:=IF([.B1223]=&quot;Y&quot;;[.D1223];[.E1222])" office:value-type="string" office:string-value="time" calcext:value-type="string">
            <text:p>time</text:p>
          </table:table-cell>
          <table:table-cell table:style-name="ce10" table:formula="of:=IF([.D1223]=0;&quot;&quot;;IF([.B1223]=&quot;Y&quot;;[.C1223];&#10;&quot;&lt;a href=&quot; &amp; CHAR(34) &amp; &quot;#&quot; &amp; CHAR(34) &amp; &quot;&gt;&quot; &amp;&#10;&quot;&lt;img src=&quot; &amp; CHAR(34) &amp; &quot;https://github.com/ubuntu/yaru/blob/master/icons/Yaru/scalable/&quot; &amp; [.E1223] &amp; &quot;/&quot; &amp; [.A1223] &amp; &quot;.svg&quot; &amp; CHAR(34) &amp; &#10;&quot; width=&quot; &amp; CHAR(34) &amp; &quot;22&quot; &amp; CHAR(34) &amp; &quot; alt=&quot; &amp; CHAR(34) &amp; [.D1223] &amp; CHAR(34) &amp; &quot;&gt;&lt;/a&gt;&quot; &amp;&#10;&quot;&amp;nbsp; &amp;nbsp; &quot; &amp; [.D1223] &amp; &quot;&lt;br&gt;&quot;&#10;))">
            <text:p/>
          </table:table-cell>
        </table:table-row>
        <table:table-row table:style-name="ro1">
          <table:table-cell office:value-type="string" calcext:value-type="string">
            <text:p>./ui:</text:p>
          </table:table-cell>
          <table:table-cell table:formula="of:=IF(LEFT([.A1224];1)=&quot;.&quot;;&quot;Y&quot;;&quot;N&quot;)" office:value-type="string" office:string-value="Y" calcext:value-type="string">
            <text:p>Y</text:p>
          </table:table-cell>
          <table:table-cell table:formula="of:=IFERROR(&quot;## &quot; &amp; MID([.A1224];3;FIND(&quot;:&quot;;[.A1224])-3) &amp; &quot; &lt;br&gt;&quot;;&quot;&quot;)" office:value-type="string" office:string-value="## ui &lt;br&gt;" calcext:value-type="string">
            <text:p>## ui &lt;br&gt;</text:p>
          </table:table-cell>
          <table:table-cell table:formula="of:=IF([.B1224]=&quot;Y&quot;;MID([.A1224];3;FIND(&quot;:&quot;;[.A1224];1)-3);IF(&#10;RIGHT(RIGHT([.A1224]; 1))=&quot;@&quot;;0;&#10;[.A1224]))" office:value-type="string" office:string-value="ui" calcext:value-type="string">
            <text:p>ui</text:p>
          </table:table-cell>
          <table:table-cell table:formula="of:=IF([.B1224]=&quot;Y&quot;;[.D1224];[.E1223])" office:value-type="string" office:string-value="ui" calcext:value-type="string">
            <text:p>ui</text:p>
          </table:table-cell>
          <table:table-cell table:style-name="ce10" table:formula="of:=IF([.D1224]=0;&quot;&quot;;IF([.B1224]=&quot;Y&quot;;[.C1224];&#10;&quot;&lt;a href=&quot; &amp; CHAR(34) &amp; &quot;#&quot; &amp; CHAR(34) &amp; &quot;&gt;&quot; &amp;&#10;&quot;&lt;img src=&quot; &amp; CHAR(34) &amp; &quot;https://github.com/ubuntu/yaru/blob/master/icons/Yaru/scalable/&quot; &amp; [.E1224] &amp; &quot;/&quot; &amp; [.A1224] &amp; &quot;.svg&quot; &amp; CHAR(34) &amp; &#10;&quot; width=&quot; &amp; CHAR(34) &amp; &quot;22&quot; &amp; CHAR(34) &amp; &quot; alt=&quot; &amp; CHAR(34) &amp; [.D1224] &amp; CHAR(34) &amp; &quot;&gt;&lt;/a&gt;&quot; &amp;&#10;&quot;&amp;nbsp; &amp;nbsp; &quot; &amp; [.D1224] &amp; &quot;&lt;br&gt;&quot;&#10;))" office:value-type="string" office:string-value="## ui &lt;br&gt;" calcext:value-type="string">
            <text:p>## ui &lt;br&gt;</text:p>
          </table:table-cell>
        </table:table-row>
        <table:table-row table:style-name="ro1">
          <table:table-cell table:style-name="Default" office:value-type="string" calcext:value-type="string">
            <text:p>adw-expander-arrow-symbolic@</text:p>
          </table:table-cell>
          <table:table-cell table:style-name="Default" table:formula="of:=IF(LEFT([.A1225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25];3;FIND(&quot;:&quot;;[.A1225])-3) &amp; &quot; &lt;br&gt;&quot;;&quot;&quot;)">
            <text:p/>
          </table:table-cell>
          <table:table-cell table:style-name="ce6" table:formula="of:=IF([.B1225]=&quot;Y&quot;;MID([.A1225];3;FIND(&quot;:&quot;;[.A1225];1)-3);IF(&#10;RIGHT(RIGHT([.A1225]; 1))=&quot;@&quot;;0;&#10;[.A1225]))" office:value-type="float" office:value="0" calcext:value-type="float">
            <text:p>0</text:p>
          </table:table-cell>
          <table:table-cell table:formula="of:=IF([.B1225]=&quot;Y&quot;;[.D1225];[.E1224])" office:value-type="string" office:string-value="ui" calcext:value-type="string">
            <text:p>ui</text:p>
          </table:table-cell>
          <table:table-cell table:style-name="ce10" table:formula="of:=IF([.D1225]=0;&quot;&quot;;IF([.B1225]=&quot;Y&quot;;[.C1225];&#10;&quot;&lt;a href=&quot; &amp; CHAR(34) &amp; &quot;#&quot; &amp; CHAR(34) &amp; &quot;&gt;&quot; &amp;&#10;&quot;&lt;img src=&quot; &amp; CHAR(34) &amp; &quot;https://github.com/ubuntu/yaru/blob/master/icons/Yaru/scalable/&quot; &amp; [.E1225] &amp; &quot;/&quot; &amp; [.A1225] &amp; &quot;.svg&quot; &amp; CHAR(34) &amp; &#10;&quot; width=&quot; &amp; CHAR(34) &amp; &quot;22&quot; &amp; CHAR(34) &amp; &quot; alt=&quot; &amp; CHAR(34) &amp; [.D1225] &amp; CHAR(34) &amp; &quot;&gt;&lt;/a&gt;&quot; &amp;&#10;&quot;&amp;nbsp; &amp;nbsp; &quot; &amp; [.D1225] &amp; &quot;&lt;br&gt;&quot;&#10;))">
            <text:p/>
          </table:table-cell>
        </table:table-row>
        <table:table-row table:style-name="ro1">
          <table:table-cell office:value-type="string" calcext:value-type="string">
            <text:p>checkbox-checked-symbolic</text:p>
          </table:table-cell>
          <table:table-cell table:formula="of:=IF(LEFT([.A1226];1)=&quot;.&quot;;&quot;Y&quot;;&quot;N&quot;)" office:value-type="string" office:string-value="N" calcext:value-type="string">
            <text:p>N</text:p>
          </table:table-cell>
          <table:table-cell table:formula="of:=IFERROR(&quot;## &quot; &amp; MID([.A1226];3;FIND(&quot;:&quot;;[.A1226])-3) &amp; &quot; &lt;br&gt;&quot;;&quot;&quot;)">
            <text:p/>
          </table:table-cell>
          <table:table-cell table:formula="of:=IF([.B1226]=&quot;Y&quot;;MID([.A1226];3;FIND(&quot;:&quot;;[.A1226];1)-3);IF(&#10;RIGHT(RIGHT([.A1226]; 1))=&quot;@&quot;;0;&#10;[.A1226]))" office:value-type="string" office:string-value="checkbox-checked-symbolic" calcext:value-type="string">
            <text:p>checkbox-checked-symbolic</text:p>
          </table:table-cell>
          <table:table-cell table:formula="of:=IF([.B1226]=&quot;Y&quot;;[.D1226];[.E1225])" office:value-type="string" office:string-value="ui" calcext:value-type="string">
            <text:p>ui</text:p>
          </table:table-cell>
          <table:table-cell table:style-name="ce10" table:formula="of:=IF([.D1226]=0;&quot;&quot;;IF([.B1226]=&quot;Y&quot;;[.C1226];&#10;&quot;&lt;a href=&quot; &amp; CHAR(34) &amp; &quot;#&quot; &amp; CHAR(34) &amp; &quot;&gt;&quot; &amp;&#10;&quot;&lt;img src=&quot; &amp; CHAR(34) &amp; &quot;https://github.com/ubuntu/yaru/blob/master/icons/Yaru/scalable/&quot; &amp; [.E1226] &amp; &quot;/&quot; &amp; [.A1226] &amp; &quot;.svg&quot; &amp; CHAR(34) &amp; &#10;&quot; width=&quot; &amp; CHAR(34) &amp; &quot;22&quot; &amp; CHAR(34) &amp; &quot; alt=&quot; &amp; CHAR(34) &amp; [.D1226] &amp; CHAR(34) &amp; &quot;&gt;&lt;/a&gt;&quot; &amp;&#10;&quot;&amp;nbsp; &amp;nbsp; &quot; &amp; [.D1226] &amp; &quot;&lt;br&gt;&quot;&#10;))" office:value-type="string" office:string-value="&lt;a href=&quot;#&quot;&gt;&lt;img src=&quot;https://github.com/ubuntu/yaru/blob/master/icons/Yaru/scalable/ui/checkbox-checked-symbolic.svg&quot; width=&quot;22&quot; alt=&quot;checkbox-checked-symbolic&quot;&gt;&lt;/a&gt;&amp;nbsp; &amp;nbsp; checkbox-checked-symbolic&lt;br&gt;" calcext:value-type="string">
            <text:p>&lt;a href="#"&gt;&lt;img src="https://github.com/ubuntu/yaru/blob/master/icons/Yaru/scalable/ui/checkbox-checked-symbolic.svg" width="22" alt="checkbox-checked-symbolic"&gt;&lt;/a&gt;&amp;nbsp; &amp;nbsp; checkbox-checked-symbolic&lt;br&gt;</text:p>
          </table:table-cell>
        </table:table-row>
        <table:table-row table:style-name="ro1">
          <table:table-cell office:value-type="string" calcext:value-type="string">
            <text:p>checkbox-mixed-symbolic</text:p>
          </table:table-cell>
          <table:table-cell table:formula="of:=IF(LEFT([.A1227];1)=&quot;.&quot;;&quot;Y&quot;;&quot;N&quot;)" office:value-type="string" office:string-value="N" calcext:value-type="string">
            <text:p>N</text:p>
          </table:table-cell>
          <table:table-cell table:formula="of:=IFERROR(&quot;## &quot; &amp; MID([.A1227];3;FIND(&quot;:&quot;;[.A1227])-3) &amp; &quot; &lt;br&gt;&quot;;&quot;&quot;)">
            <text:p/>
          </table:table-cell>
          <table:table-cell table:formula="of:=IF([.B1227]=&quot;Y&quot;;MID([.A1227];3;FIND(&quot;:&quot;;[.A1227];1)-3);IF(&#10;RIGHT(RIGHT([.A1227]; 1))=&quot;@&quot;;0;&#10;[.A1227]))" office:value-type="string" office:string-value="checkbox-mixed-symbolic" calcext:value-type="string">
            <text:p>checkbox-mixed-symbolic</text:p>
          </table:table-cell>
          <table:table-cell table:formula="of:=IF([.B1227]=&quot;Y&quot;;[.D1227];[.E1226])" office:value-type="string" office:string-value="ui" calcext:value-type="string">
            <text:p>ui</text:p>
          </table:table-cell>
          <table:table-cell table:style-name="ce10" table:formula="of:=IF([.D1227]=0;&quot;&quot;;IF([.B1227]=&quot;Y&quot;;[.C1227];&#10;&quot;&lt;a href=&quot; &amp; CHAR(34) &amp; &quot;#&quot; &amp; CHAR(34) &amp; &quot;&gt;&quot; &amp;&#10;&quot;&lt;img src=&quot; &amp; CHAR(34) &amp; &quot;https://github.com/ubuntu/yaru/blob/master/icons/Yaru/scalable/&quot; &amp; [.E1227] &amp; &quot;/&quot; &amp; [.A1227] &amp; &quot;.svg&quot; &amp; CHAR(34) &amp; &#10;&quot; width=&quot; &amp; CHAR(34) &amp; &quot;22&quot; &amp; CHAR(34) &amp; &quot; alt=&quot; &amp; CHAR(34) &amp; [.D1227] &amp; CHAR(34) &amp; &quot;&gt;&lt;/a&gt;&quot; &amp;&#10;&quot;&amp;nbsp; &amp;nbsp; &quot; &amp; [.D1227] &amp; &quot;&lt;br&gt;&quot;&#10;))" office:value-type="string" office:string-value="&lt;a href=&quot;#&quot;&gt;&lt;img src=&quot;https://github.com/ubuntu/yaru/blob/master/icons/Yaru/scalable/ui/checkbox-mixed-symbolic.svg&quot; width=&quot;22&quot; alt=&quot;checkbox-mixed-symbolic&quot;&gt;&lt;/a&gt;&amp;nbsp; &amp;nbsp; checkbox-mixed-symbolic&lt;br&gt;" calcext:value-type="string">
            <text:p>&lt;a href="#"&gt;&lt;img src="https://github.com/ubuntu/yaru/blob/master/icons/Yaru/scalable/ui/checkbox-mixed-symbolic.svg" width="22" alt="checkbox-mixed-symbolic"&gt;&lt;/a&gt;&amp;nbsp; &amp;nbsp; checkbox-mixed-symbolic&lt;br&gt;</text:p>
          </table:table-cell>
        </table:table-row>
        <table:table-row table:style-name="ro1">
          <table:table-cell office:value-type="string" calcext:value-type="string">
            <text:p>checkbox-symbolic</text:p>
          </table:table-cell>
          <table:table-cell table:formula="of:=IF(LEFT([.A1228];1)=&quot;.&quot;;&quot;Y&quot;;&quot;N&quot;)" office:value-type="string" office:string-value="N" calcext:value-type="string">
            <text:p>N</text:p>
          </table:table-cell>
          <table:table-cell table:formula="of:=IFERROR(&quot;## &quot; &amp; MID([.A1228];3;FIND(&quot;:&quot;;[.A1228])-3) &amp; &quot; &lt;br&gt;&quot;;&quot;&quot;)">
            <text:p/>
          </table:table-cell>
          <table:table-cell table:formula="of:=IF([.B1228]=&quot;Y&quot;;MID([.A1228];3;FIND(&quot;:&quot;;[.A1228];1)-3);IF(&#10;RIGHT(RIGHT([.A1228]; 1))=&quot;@&quot;;0;&#10;[.A1228]))" office:value-type="string" office:string-value="checkbox-symbolic" calcext:value-type="string">
            <text:p>checkbox-symbolic</text:p>
          </table:table-cell>
          <table:table-cell table:formula="of:=IF([.B1228]=&quot;Y&quot;;[.D1228];[.E1227])" office:value-type="string" office:string-value="ui" calcext:value-type="string">
            <text:p>ui</text:p>
          </table:table-cell>
          <table:table-cell table:style-name="ce10" table:formula="of:=IF([.D1228]=0;&quot;&quot;;IF([.B1228]=&quot;Y&quot;;[.C1228];&#10;&quot;&lt;a href=&quot; &amp; CHAR(34) &amp; &quot;#&quot; &amp; CHAR(34) &amp; &quot;&gt;&quot; &amp;&#10;&quot;&lt;img src=&quot; &amp; CHAR(34) &amp; &quot;https://github.com/ubuntu/yaru/blob/master/icons/Yaru/scalable/&quot; &amp; [.E1228] &amp; &quot;/&quot; &amp; [.A1228] &amp; &quot;.svg&quot; &amp; CHAR(34) &amp; &#10;&quot; width=&quot; &amp; CHAR(34) &amp; &quot;22&quot; &amp; CHAR(34) &amp; &quot; alt=&quot; &amp; CHAR(34) &amp; [.D1228] &amp; CHAR(34) &amp; &quot;&gt;&lt;/a&gt;&quot; &amp;&#10;&quot;&amp;nbsp; &amp;nbsp; &quot; &amp; [.D1228] &amp; &quot;&lt;br&gt;&quot;&#10;))" office:value-type="string" office:string-value="&lt;a href=&quot;#&quot;&gt;&lt;img src=&quot;https://github.com/ubuntu/yaru/blob/master/icons/Yaru/scalable/ui/checkbox-symbolic.svg&quot; width=&quot;22&quot; alt=&quot;checkbox-symbolic&quot;&gt;&lt;/a&gt;&amp;nbsp; &amp;nbsp; checkbox-symbolic&lt;br&gt;" calcext:value-type="string">
            <text:p>&lt;a href="#"&gt;&lt;img src="https://github.com/ubuntu/yaru/blob/master/icons/Yaru/scalable/ui/checkbox-symbolic.svg" width="22" alt="checkbox-symbolic"&gt;&lt;/a&gt;&amp;nbsp; &amp;nbsp; checkbox-symbolic&lt;br&gt;</text:p>
          </table:table-cell>
        </table:table-row>
        <table:table-row table:style-name="ro1">
          <table:table-cell table:style-name="Default" office:value-type="string" calcext:value-type="string">
            <text:p>drag-handle-symbolic@</text:p>
          </table:table-cell>
          <table:table-cell table:style-name="Default" table:formula="of:=IF(LEFT([.A122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29];3;FIND(&quot;:&quot;;[.A1229])-3) &amp; &quot; &lt;br&gt;&quot;;&quot;&quot;)">
            <text:p/>
          </table:table-cell>
          <table:table-cell table:style-name="ce6" table:formula="of:=IF([.B1229]=&quot;Y&quot;;MID([.A1229];3;FIND(&quot;:&quot;;[.A1229];1)-3);IF(&#10;RIGHT(RIGHT([.A1229]; 1))=&quot;@&quot;;0;&#10;[.A1229]))" office:value-type="float" office:value="0" calcext:value-type="float">
            <text:p>0</text:p>
          </table:table-cell>
          <table:table-cell table:formula="of:=IF([.B1229]=&quot;Y&quot;;[.D1229];[.E1228])" office:value-type="string" office:string-value="ui" calcext:value-type="string">
            <text:p>ui</text:p>
          </table:table-cell>
          <table:table-cell table:style-name="ce10" table:formula="of:=IF([.D1229]=0;&quot;&quot;;IF([.B1229]=&quot;Y&quot;;[.C1229];&#10;&quot;&lt;a href=&quot; &amp; CHAR(34) &amp; &quot;#&quot; &amp; CHAR(34) &amp; &quot;&gt;&quot; &amp;&#10;&quot;&lt;img src=&quot; &amp; CHAR(34) &amp; &quot;https://github.com/ubuntu/yaru/blob/master/icons/Yaru/scalable/&quot; &amp; [.E1229] &amp; &quot;/&quot; &amp; [.A1229] &amp; &quot;.svg&quot; &amp; CHAR(34) &amp; &#10;&quot; width=&quot; &amp; CHAR(34) &amp; &quot;22&quot; &amp; CHAR(34) &amp; &quot; alt=&quot; &amp; CHAR(34) &amp; [.D1229] &amp; CHAR(34) &amp; &quot;&gt;&lt;/a&gt;&quot; &amp;&#10;&quot;&amp;nbsp; &amp;nbsp; &quot; &amp; [.D1229] &amp; &quot;&lt;br&gt;&quot;&#10;))">
            <text:p/>
          </table:table-cell>
        </table:table-row>
        <table:table-row table:style-name="ro1">
          <table:table-cell office:value-type="string" calcext:value-type="string">
            <text:p>focus-legacy-systray-symbolic</text:p>
          </table:table-cell>
          <table:table-cell table:formula="of:=IF(LEFT([.A1230];1)=&quot;.&quot;;&quot;Y&quot;;&quot;N&quot;)" office:value-type="string" office:string-value="N" calcext:value-type="string">
            <text:p>N</text:p>
          </table:table-cell>
          <table:table-cell table:formula="of:=IFERROR(&quot;## &quot; &amp; MID([.A1230];3;FIND(&quot;:&quot;;[.A1230])-3) &amp; &quot; &lt;br&gt;&quot;;&quot;&quot;)">
            <text:p/>
          </table:table-cell>
          <table:table-cell table:formula="of:=IF([.B1230]=&quot;Y&quot;;MID([.A1230];3;FIND(&quot;:&quot;;[.A1230];1)-3);IF(&#10;RIGHT(RIGHT([.A1230]; 1))=&quot;@&quot;;0;&#10;[.A1230]))" office:value-type="string" office:string-value="focus-legacy-systray-symbolic" calcext:value-type="string">
            <text:p>focus-legacy-systray-symbolic</text:p>
          </table:table-cell>
          <table:table-cell table:formula="of:=IF([.B1230]=&quot;Y&quot;;[.D1230];[.E1229])" office:value-type="string" office:string-value="ui" calcext:value-type="string">
            <text:p>ui</text:p>
          </table:table-cell>
          <table:table-cell table:style-name="ce10" table:formula="of:=IF([.D1230]=0;&quot;&quot;;IF([.B1230]=&quot;Y&quot;;[.C1230];&#10;&quot;&lt;a href=&quot; &amp; CHAR(34) &amp; &quot;#&quot; &amp; CHAR(34) &amp; &quot;&gt;&quot; &amp;&#10;&quot;&lt;img src=&quot; &amp; CHAR(34) &amp; &quot;https://github.com/ubuntu/yaru/blob/master/icons/Yaru/scalable/&quot; &amp; [.E1230] &amp; &quot;/&quot; &amp; [.A1230] &amp; &quot;.svg&quot; &amp; CHAR(34) &amp; &#10;&quot; width=&quot; &amp; CHAR(34) &amp; &quot;22&quot; &amp; CHAR(34) &amp; &quot; alt=&quot; &amp; CHAR(34) &amp; [.D1230] &amp; CHAR(34) &amp; &quot;&gt;&lt;/a&gt;&quot; &amp;&#10;&quot;&amp;nbsp; &amp;nbsp; &quot; &amp; [.D1230] &amp; &quot;&lt;br&gt;&quot;&#10;))" office:value-type="string" office:string-value="&lt;a href=&quot;#&quot;&gt;&lt;img src=&quot;https://github.com/ubuntu/yaru/blob/master/icons/Yaru/scalable/ui/focus-legacy-systray-symbolic.svg&quot; width=&quot;22&quot; alt=&quot;focus-legacy-systray-symbolic&quot;&gt;&lt;/a&gt;&amp;nbsp; &amp;nbsp; focus-legacy-systray-symbolic&lt;br&gt;" calcext:value-type="string">
            <text:p>&lt;a href="#"&gt;&lt;img src="https://github.com/ubuntu/yaru/blob/master/icons/Yaru/scalable/ui/focus-legacy-systray-symbolic.svg" width="22" alt="focus-legacy-systray-symbolic"&gt;&lt;/a&gt;&amp;nbsp; &amp;nbsp; focus-legacy-systray-symbolic&lt;br&gt;</text:p>
          </table:table-cell>
        </table:table-row>
        <table:table-row table:style-name="ro1">
          <table:table-cell office:value-type="string" calcext:value-type="string">
            <text:p>focus-top-bar-symbolic</text:p>
          </table:table-cell>
          <table:table-cell table:formula="of:=IF(LEFT([.A1231];1)=&quot;.&quot;;&quot;Y&quot;;&quot;N&quot;)" office:value-type="string" office:string-value="N" calcext:value-type="string">
            <text:p>N</text:p>
          </table:table-cell>
          <table:table-cell table:formula="of:=IFERROR(&quot;## &quot; &amp; MID([.A1231];3;FIND(&quot;:&quot;;[.A1231])-3) &amp; &quot; &lt;br&gt;&quot;;&quot;&quot;)">
            <text:p/>
          </table:table-cell>
          <table:table-cell table:formula="of:=IF([.B1231]=&quot;Y&quot;;MID([.A1231];3;FIND(&quot;:&quot;;[.A1231];1)-3);IF(&#10;RIGHT(RIGHT([.A1231]; 1))=&quot;@&quot;;0;&#10;[.A1231]))" office:value-type="string" office:string-value="focus-top-bar-symbolic" calcext:value-type="string">
            <text:p>focus-top-bar-symbolic</text:p>
          </table:table-cell>
          <table:table-cell table:formula="of:=IF([.B1231]=&quot;Y&quot;;[.D1231];[.E1230])" office:value-type="string" office:string-value="ui" calcext:value-type="string">
            <text:p>ui</text:p>
          </table:table-cell>
          <table:table-cell table:style-name="ce10" table:formula="of:=IF([.D1231]=0;&quot;&quot;;IF([.B1231]=&quot;Y&quot;;[.C1231];&#10;&quot;&lt;a href=&quot; &amp; CHAR(34) &amp; &quot;#&quot; &amp; CHAR(34) &amp; &quot;&gt;&quot; &amp;&#10;&quot;&lt;img src=&quot; &amp; CHAR(34) &amp; &quot;https://github.com/ubuntu/yaru/blob/master/icons/Yaru/scalable/&quot; &amp; [.E1231] &amp; &quot;/&quot; &amp; [.A1231] &amp; &quot;.svg&quot; &amp; CHAR(34) &amp; &#10;&quot; width=&quot; &amp; CHAR(34) &amp; &quot;22&quot; &amp; CHAR(34) &amp; &quot; alt=&quot; &amp; CHAR(34) &amp; [.D1231] &amp; CHAR(34) &amp; &quot;&gt;&lt;/a&gt;&quot; &amp;&#10;&quot;&amp;nbsp; &amp;nbsp; &quot; &amp; [.D1231] &amp; &quot;&lt;br&gt;&quot;&#10;))" office:value-type="string" office:string-value="&lt;a href=&quot;#&quot;&gt;&lt;img src=&quot;https://github.com/ubuntu/yaru/blob/master/icons/Yaru/scalable/ui/focus-top-bar-symbolic.svg&quot; width=&quot;22&quot; alt=&quot;focus-top-bar-symbolic&quot;&gt;&lt;/a&gt;&amp;nbsp; &amp;nbsp; focus-top-bar-symbolic&lt;br&gt;" calcext:value-type="string">
            <text:p>&lt;a href="#"&gt;&lt;img src="https://github.com/ubuntu/yaru/blob/master/icons/Yaru/scalable/ui/focus-top-bar-symbolic.svg" width="22" alt="focus-top-bar-symbolic"&gt;&lt;/a&gt;&amp;nbsp; &amp;nbsp; focus-top-bar-symbolic&lt;br&gt;</text:p>
          </table:table-cell>
        </table:table-row>
        <table:table-row table:style-name="ro1">
          <table:table-cell office:value-type="string" calcext:value-type="string">
            <text:p>focus-windows-symbolic</text:p>
          </table:table-cell>
          <table:table-cell table:formula="of:=IF(LEFT([.A1232];1)=&quot;.&quot;;&quot;Y&quot;;&quot;N&quot;)" office:value-type="string" office:string-value="N" calcext:value-type="string">
            <text:p>N</text:p>
          </table:table-cell>
          <table:table-cell table:formula="of:=IFERROR(&quot;## &quot; &amp; MID([.A1232];3;FIND(&quot;:&quot;;[.A1232])-3) &amp; &quot; &lt;br&gt;&quot;;&quot;&quot;)">
            <text:p/>
          </table:table-cell>
          <table:table-cell table:formula="of:=IF([.B1232]=&quot;Y&quot;;MID([.A1232];3;FIND(&quot;:&quot;;[.A1232];1)-3);IF(&#10;RIGHT(RIGHT([.A1232]; 1))=&quot;@&quot;;0;&#10;[.A1232]))" office:value-type="string" office:string-value="focus-windows-symbolic" calcext:value-type="string">
            <text:p>focus-windows-symbolic</text:p>
          </table:table-cell>
          <table:table-cell table:formula="of:=IF([.B1232]=&quot;Y&quot;;[.D1232];[.E1231])" office:value-type="string" office:string-value="ui" calcext:value-type="string">
            <text:p>ui</text:p>
          </table:table-cell>
          <table:table-cell table:style-name="ce10" table:formula="of:=IF([.D1232]=0;&quot;&quot;;IF([.B1232]=&quot;Y&quot;;[.C1232];&#10;&quot;&lt;a href=&quot; &amp; CHAR(34) &amp; &quot;#&quot; &amp; CHAR(34) &amp; &quot;&gt;&quot; &amp;&#10;&quot;&lt;img src=&quot; &amp; CHAR(34) &amp; &quot;https://github.com/ubuntu/yaru/blob/master/icons/Yaru/scalable/&quot; &amp; [.E1232] &amp; &quot;/&quot; &amp; [.A1232] &amp; &quot;.svg&quot; &amp; CHAR(34) &amp; &#10;&quot; width=&quot; &amp; CHAR(34) &amp; &quot;22&quot; &amp; CHAR(34) &amp; &quot; alt=&quot; &amp; CHAR(34) &amp; [.D1232] &amp; CHAR(34) &amp; &quot;&gt;&lt;/a&gt;&quot; &amp;&#10;&quot;&amp;nbsp; &amp;nbsp; &quot; &amp; [.D1232] &amp; &quot;&lt;br&gt;&quot;&#10;))" office:value-type="string" office:string-value="&lt;a href=&quot;#&quot;&gt;&lt;img src=&quot;https://github.com/ubuntu/yaru/blob/master/icons/Yaru/scalable/ui/focus-windows-symbolic.svg&quot; width=&quot;22&quot; alt=&quot;focus-windows-symbolic&quot;&gt;&lt;/a&gt;&amp;nbsp; &amp;nbsp; focus-windows-symbolic&lt;br&gt;" calcext:value-type="string">
            <text:p>&lt;a href="#"&gt;&lt;img src="https://github.com/ubuntu/yaru/blob/master/icons/Yaru/scalable/ui/focus-windows-symbolic.svg" width="22" alt="focus-windows-symbolic"&gt;&lt;/a&gt;&amp;nbsp; &amp;nbsp; focus-windows-symbolic&lt;br&gt;</text:p>
          </table:table-cell>
        </table:table-row>
        <table:table-row table:style-name="ro1">
          <table:table-cell table:style-name="Default" office:value-type="string" calcext:value-type="string">
            <text:p>hdy-expander-arrow-symbolic@</text:p>
          </table:table-cell>
          <table:table-cell table:style-name="Default" table:formula="of:=IF(LEFT([.A1233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33];3;FIND(&quot;:&quot;;[.A1233])-3) &amp; &quot; &lt;br&gt;&quot;;&quot;&quot;)">
            <text:p/>
          </table:table-cell>
          <table:table-cell table:style-name="ce6" table:formula="of:=IF([.B1233]=&quot;Y&quot;;MID([.A1233];3;FIND(&quot;:&quot;;[.A1233];1)-3);IF(&#10;RIGHT(RIGHT([.A1233]; 1))=&quot;@&quot;;0;&#10;[.A1233]))" office:value-type="float" office:value="0" calcext:value-type="float">
            <text:p>0</text:p>
          </table:table-cell>
          <table:table-cell table:formula="of:=IF([.B1233]=&quot;Y&quot;;[.D1233];[.E1232])" office:value-type="string" office:string-value="ui" calcext:value-type="string">
            <text:p>ui</text:p>
          </table:table-cell>
          <table:table-cell table:style-name="ce10" table:formula="of:=IF([.D1233]=0;&quot;&quot;;IF([.B1233]=&quot;Y&quot;;[.C1233];&#10;&quot;&lt;a href=&quot; &amp; CHAR(34) &amp; &quot;#&quot; &amp; CHAR(34) &amp; &quot;&gt;&quot; &amp;&#10;&quot;&lt;img src=&quot; &amp; CHAR(34) &amp; &quot;https://github.com/ubuntu/yaru/blob/master/icons/Yaru/scalable/&quot; &amp; [.E1233] &amp; &quot;/&quot; &amp; [.A1233] &amp; &quot;.svg&quot; &amp; CHAR(34) &amp; &#10;&quot; width=&quot; &amp; CHAR(34) &amp; &quot;22&quot; &amp; CHAR(34) &amp; &quot; alt=&quot; &amp; CHAR(34) &amp; [.D1233] &amp; CHAR(34) &amp; &quot;&gt;&lt;/a&gt;&quot; &amp;&#10;&quot;&amp;nbsp; &amp;nbsp; &quot; &amp; [.D1233] &amp; &quot;&lt;br&gt;&quot;&#10;))">
            <text:p/>
          </table:table-cell>
        </table:table-row>
        <table:table-row table:style-name="ro1">
          <table:table-cell office:value-type="string" calcext:value-type="string">
            <text:p>list-drag-handle-symbolic</text:p>
          </table:table-cell>
          <table:table-cell table:formula="of:=IF(LEFT([.A1234];1)=&quot;.&quot;;&quot;Y&quot;;&quot;N&quot;)" office:value-type="string" office:string-value="N" calcext:value-type="string">
            <text:p>N</text:p>
          </table:table-cell>
          <table:table-cell table:formula="of:=IFERROR(&quot;## &quot; &amp; MID([.A1234];3;FIND(&quot;:&quot;;[.A1234])-3) &amp; &quot; &lt;br&gt;&quot;;&quot;&quot;)">
            <text:p/>
          </table:table-cell>
          <table:table-cell table:formula="of:=IF([.B1234]=&quot;Y&quot;;MID([.A1234];3;FIND(&quot;:&quot;;[.A1234];1)-3);IF(&#10;RIGHT(RIGHT([.A1234]; 1))=&quot;@&quot;;0;&#10;[.A1234]))" office:value-type="string" office:string-value="list-drag-handle-symbolic" calcext:value-type="string">
            <text:p>list-drag-handle-symbolic</text:p>
          </table:table-cell>
          <table:table-cell table:formula="of:=IF([.B1234]=&quot;Y&quot;;[.D1234];[.E1233])" office:value-type="string" office:string-value="ui" calcext:value-type="string">
            <text:p>ui</text:p>
          </table:table-cell>
          <table:table-cell table:style-name="ce10" table:formula="of:=IF([.D1234]=0;&quot;&quot;;IF([.B1234]=&quot;Y&quot;;[.C1234];&#10;&quot;&lt;a href=&quot; &amp; CHAR(34) &amp; &quot;#&quot; &amp; CHAR(34) &amp; &quot;&gt;&quot; &amp;&#10;&quot;&lt;img src=&quot; &amp; CHAR(34) &amp; &quot;https://github.com/ubuntu/yaru/blob/master/icons/Yaru/scalable/&quot; &amp; [.E1234] &amp; &quot;/&quot; &amp; [.A1234] &amp; &quot;.svg&quot; &amp; CHAR(34) &amp; &#10;&quot; width=&quot; &amp; CHAR(34) &amp; &quot;22&quot; &amp; CHAR(34) &amp; &quot; alt=&quot; &amp; CHAR(34) &amp; [.D1234] &amp; CHAR(34) &amp; &quot;&gt;&lt;/a&gt;&quot; &amp;&#10;&quot;&amp;nbsp; &amp;nbsp; &quot; &amp; [.D1234] &amp; &quot;&lt;br&gt;&quot;&#10;))" office:value-type="string" office:string-value="&lt;a href=&quot;#&quot;&gt;&lt;img src=&quot;https://github.com/ubuntu/yaru/blob/master/icons/Yaru/scalable/ui/list-drag-handle-symbolic.svg&quot; width=&quot;22&quot; alt=&quot;list-drag-handle-symbolic&quot;&gt;&lt;/a&gt;&amp;nbsp; &amp;nbsp; list-drag-handle-symbolic&lt;br&gt;" calcext:value-type="string">
            <text:p>&lt;a href="#"&gt;&lt;img src="https://github.com/ubuntu/yaru/blob/master/icons/Yaru/scalable/ui/list-drag-handle-symbolic.svg" width="22" alt="list-drag-handle-symbolic"&gt;&lt;/a&gt;&amp;nbsp; &amp;nbsp; list-drag-handle-symbolic&lt;br&gt;</text:p>
          </table:table-cell>
        </table:table-row>
        <table:table-row table:style-name="ro1">
          <table:table-cell office:value-type="string" calcext:value-type="string">
            <text:p>pan-down-large-symbolic</text:p>
          </table:table-cell>
          <table:table-cell table:formula="of:=IF(LEFT([.A1235];1)=&quot;.&quot;;&quot;Y&quot;;&quot;N&quot;)" office:value-type="string" office:string-value="N" calcext:value-type="string">
            <text:p>N</text:p>
          </table:table-cell>
          <table:table-cell table:formula="of:=IFERROR(&quot;## &quot; &amp; MID([.A1235];3;FIND(&quot;:&quot;;[.A1235])-3) &amp; &quot; &lt;br&gt;&quot;;&quot;&quot;)">
            <text:p/>
          </table:table-cell>
          <table:table-cell table:formula="of:=IF([.B1235]=&quot;Y&quot;;MID([.A1235];3;FIND(&quot;:&quot;;[.A1235];1)-3);IF(&#10;RIGHT(RIGHT([.A1235]; 1))=&quot;@&quot;;0;&#10;[.A1235]))" office:value-type="string" office:string-value="pan-down-large-symbolic" calcext:value-type="string">
            <text:p>pan-down-large-symbolic</text:p>
          </table:table-cell>
          <table:table-cell table:formula="of:=IF([.B1235]=&quot;Y&quot;;[.D1235];[.E1234])" office:value-type="string" office:string-value="ui" calcext:value-type="string">
            <text:p>ui</text:p>
          </table:table-cell>
          <table:table-cell table:style-name="ce10" table:formula="of:=IF([.D1235]=0;&quot;&quot;;IF([.B1235]=&quot;Y&quot;;[.C1235];&#10;&quot;&lt;a href=&quot; &amp; CHAR(34) &amp; &quot;#&quot; &amp; CHAR(34) &amp; &quot;&gt;&quot; &amp;&#10;&quot;&lt;img src=&quot; &amp; CHAR(34) &amp; &quot;https://github.com/ubuntu/yaru/blob/master/icons/Yaru/scalable/&quot; &amp; [.E1235] &amp; &quot;/&quot; &amp; [.A1235] &amp; &quot;.svg&quot; &amp; CHAR(34) &amp; &#10;&quot; width=&quot; &amp; CHAR(34) &amp; &quot;22&quot; &amp; CHAR(34) &amp; &quot; alt=&quot; &amp; CHAR(34) &amp; [.D1235] &amp; CHAR(34) &amp; &quot;&gt;&lt;/a&gt;&quot; &amp;&#10;&quot;&amp;nbsp; &amp;nbsp; &quot; &amp; [.D1235] &amp; &quot;&lt;br&gt;&quot;&#10;))" office:value-type="string" office:string-value="&lt;a href=&quot;#&quot;&gt;&lt;img src=&quot;https://github.com/ubuntu/yaru/blob/master/icons/Yaru/scalable/ui/pan-down-large-symbolic.svg&quot; width=&quot;22&quot; alt=&quot;pan-down-large-symbolic&quot;&gt;&lt;/a&gt;&amp;nbsp; &amp;nbsp; pan-down-large-symbolic&lt;br&gt;" calcext:value-type="string">
            <text:p>&lt;a href="#"&gt;&lt;img src="https://github.com/ubuntu/yaru/blob/master/icons/Yaru/scalable/ui/pan-down-large-symbolic.svg" width="22" alt="pan-down-large-symbolic"&gt;&lt;/a&gt;&amp;nbsp; &amp;nbsp; pan-down-large-symbolic&lt;br&gt;</text:p>
          </table:table-cell>
        </table:table-row>
        <table:table-row table:style-name="ro1">
          <table:table-cell office:value-type="string" calcext:value-type="string">
            <text:p>pan-down-symbolic</text:p>
          </table:table-cell>
          <table:table-cell table:formula="of:=IF(LEFT([.A1236];1)=&quot;.&quot;;&quot;Y&quot;;&quot;N&quot;)" office:value-type="string" office:string-value="N" calcext:value-type="string">
            <text:p>N</text:p>
          </table:table-cell>
          <table:table-cell table:formula="of:=IFERROR(&quot;## &quot; &amp; MID([.A1236];3;FIND(&quot;:&quot;;[.A1236])-3) &amp; &quot; &lt;br&gt;&quot;;&quot;&quot;)">
            <text:p/>
          </table:table-cell>
          <table:table-cell table:formula="of:=IF([.B1236]=&quot;Y&quot;;MID([.A1236];3;FIND(&quot;:&quot;;[.A1236];1)-3);IF(&#10;RIGHT(RIGHT([.A1236]; 1))=&quot;@&quot;;0;&#10;[.A1236]))" office:value-type="string" office:string-value="pan-down-symbolic" calcext:value-type="string">
            <text:p>pan-down-symbolic</text:p>
          </table:table-cell>
          <table:table-cell table:formula="of:=IF([.B1236]=&quot;Y&quot;;[.D1236];[.E1235])" office:value-type="string" office:string-value="ui" calcext:value-type="string">
            <text:p>ui</text:p>
          </table:table-cell>
          <table:table-cell table:style-name="ce10" table:formula="of:=IF([.D1236]=0;&quot;&quot;;IF([.B1236]=&quot;Y&quot;;[.C1236];&#10;&quot;&lt;a href=&quot; &amp; CHAR(34) &amp; &quot;#&quot; &amp; CHAR(34) &amp; &quot;&gt;&quot; &amp;&#10;&quot;&lt;img src=&quot; &amp; CHAR(34) &amp; &quot;https://github.com/ubuntu/yaru/blob/master/icons/Yaru/scalable/&quot; &amp; [.E1236] &amp; &quot;/&quot; &amp; [.A1236] &amp; &quot;.svg&quot; &amp; CHAR(34) &amp; &#10;&quot; width=&quot; &amp; CHAR(34) &amp; &quot;22&quot; &amp; CHAR(34) &amp; &quot; alt=&quot; &amp; CHAR(34) &amp; [.D1236] &amp; CHAR(34) &amp; &quot;&gt;&lt;/a&gt;&quot; &amp;&#10;&quot;&amp;nbsp; &amp;nbsp; &quot; &amp; [.D1236] &amp; &quot;&lt;br&gt;&quot;&#10;))" office:value-type="string" office:string-value="&lt;a href=&quot;#&quot;&gt;&lt;img src=&quot;https://github.com/ubuntu/yaru/blob/master/icons/Yaru/scalable/ui/pan-down-symbolic.svg&quot; width=&quot;22&quot; alt=&quot;pan-down-symbolic&quot;&gt;&lt;/a&gt;&amp;nbsp; &amp;nbsp; pan-down-symbolic&lt;br&gt;" calcext:value-type="string">
            <text:p>&lt;a href="#"&gt;&lt;img src="https://github.com/ubuntu/yaru/blob/master/icons/Yaru/scalable/ui/pan-down-symbolic.svg" width="22" alt="pan-down-symbolic"&gt;&lt;/a&gt;&amp;nbsp; &amp;nbsp; pan-down-symbolic&lt;br&gt;</text:p>
          </table:table-cell>
        </table:table-row>
        <table:table-row table:style-name="ro1">
          <table:table-cell office:value-type="string" calcext:value-type="string">
            <text:p>pan-end-large-symbolic</text:p>
          </table:table-cell>
          <table:table-cell table:formula="of:=IF(LEFT([.A1237];1)=&quot;.&quot;;&quot;Y&quot;;&quot;N&quot;)" office:value-type="string" office:string-value="N" calcext:value-type="string">
            <text:p>N</text:p>
          </table:table-cell>
          <table:table-cell table:formula="of:=IFERROR(&quot;## &quot; &amp; MID([.A1237];3;FIND(&quot;:&quot;;[.A1237])-3) &amp; &quot; &lt;br&gt;&quot;;&quot;&quot;)">
            <text:p/>
          </table:table-cell>
          <table:table-cell table:formula="of:=IF([.B1237]=&quot;Y&quot;;MID([.A1237];3;FIND(&quot;:&quot;;[.A1237];1)-3);IF(&#10;RIGHT(RIGHT([.A1237]; 1))=&quot;@&quot;;0;&#10;[.A1237]))" office:value-type="string" office:string-value="pan-end-large-symbolic" calcext:value-type="string">
            <text:p>pan-end-large-symbolic</text:p>
          </table:table-cell>
          <table:table-cell table:formula="of:=IF([.B1237]=&quot;Y&quot;;[.D1237];[.E1236])" office:value-type="string" office:string-value="ui" calcext:value-type="string">
            <text:p>ui</text:p>
          </table:table-cell>
          <table:table-cell table:style-name="ce10" table:formula="of:=IF([.D1237]=0;&quot;&quot;;IF([.B1237]=&quot;Y&quot;;[.C1237];&#10;&quot;&lt;a href=&quot; &amp; CHAR(34) &amp; &quot;#&quot; &amp; CHAR(34) &amp; &quot;&gt;&quot; &amp;&#10;&quot;&lt;img src=&quot; &amp; CHAR(34) &amp; &quot;https://github.com/ubuntu/yaru/blob/master/icons/Yaru/scalable/&quot; &amp; [.E1237] &amp; &quot;/&quot; &amp; [.A1237] &amp; &quot;.svg&quot; &amp; CHAR(34) &amp; &#10;&quot; width=&quot; &amp; CHAR(34) &amp; &quot;22&quot; &amp; CHAR(34) &amp; &quot; alt=&quot; &amp; CHAR(34) &amp; [.D1237] &amp; CHAR(34) &amp; &quot;&gt;&lt;/a&gt;&quot; &amp;&#10;&quot;&amp;nbsp; &amp;nbsp; &quot; &amp; [.D1237] &amp; &quot;&lt;br&gt;&quot;&#10;))" office:value-type="string" office:string-value="&lt;a href=&quot;#&quot;&gt;&lt;img src=&quot;https://github.com/ubuntu/yaru/blob/master/icons/Yaru/scalable/ui/pan-end-large-symbolic.svg&quot; width=&quot;22&quot; alt=&quot;pan-end-large-symbolic&quot;&gt;&lt;/a&gt;&amp;nbsp; &amp;nbsp; pan-end-large-symbolic&lt;br&gt;" calcext:value-type="string">
            <text:p>&lt;a href="#"&gt;&lt;img src="https://github.com/ubuntu/yaru/blob/master/icons/Yaru/scalable/ui/pan-end-large-symbolic.svg" width="22" alt="pan-end-large-symbolic"&gt;&lt;/a&gt;&amp;nbsp; &amp;nbsp; pan-end-large-symbolic&lt;br&gt;</text:p>
          </table:table-cell>
        </table:table-row>
        <table:table-row table:style-name="ro1">
          <table:table-cell table:style-name="Default" office:value-type="string" calcext:value-type="string">
            <text:p>pan-end-symbolic-rtl@</text:p>
          </table:table-cell>
          <table:table-cell table:style-name="Default" table:formula="of:=IF(LEFT([.A123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38];3;FIND(&quot;:&quot;;[.A1238])-3) &amp; &quot; &lt;br&gt;&quot;;&quot;&quot;)">
            <text:p/>
          </table:table-cell>
          <table:table-cell table:style-name="ce6" table:formula="of:=IF([.B1238]=&quot;Y&quot;;MID([.A1238];3;FIND(&quot;:&quot;;[.A1238];1)-3);IF(&#10;RIGHT(RIGHT([.A1238]; 1))=&quot;@&quot;;0;&#10;[.A1238]))" office:value-type="float" office:value="0" calcext:value-type="float">
            <text:p>0</text:p>
          </table:table-cell>
          <table:table-cell table:formula="of:=IF([.B1238]=&quot;Y&quot;;[.D1238];[.E1237])" office:value-type="string" office:string-value="ui" calcext:value-type="string">
            <text:p>ui</text:p>
          </table:table-cell>
          <table:table-cell table:style-name="ce10" table:formula="of:=IF([.D1238]=0;&quot;&quot;;IF([.B1238]=&quot;Y&quot;;[.C1238];&#10;&quot;&lt;a href=&quot; &amp; CHAR(34) &amp; &quot;#&quot; &amp; CHAR(34) &amp; &quot;&gt;&quot; &amp;&#10;&quot;&lt;img src=&quot; &amp; CHAR(34) &amp; &quot;https://github.com/ubuntu/yaru/blob/master/icons/Yaru/scalable/&quot; &amp; [.E1238] &amp; &quot;/&quot; &amp; [.A1238] &amp; &quot;.svg&quot; &amp; CHAR(34) &amp; &#10;&quot; width=&quot; &amp; CHAR(34) &amp; &quot;22&quot; &amp; CHAR(34) &amp; &quot; alt=&quot; &amp; CHAR(34) &amp; [.D1238] &amp; CHAR(34) &amp; &quot;&gt;&lt;/a&gt;&quot; &amp;&#10;&quot;&amp;nbsp; &amp;nbsp; &quot; &amp; [.D1238] &amp; &quot;&lt;br&gt;&quot;&#10;))">
            <text:p/>
          </table:table-cell>
        </table:table-row>
        <table:table-row table:style-name="ro1">
          <table:table-cell office:value-type="string" calcext:value-type="string">
            <text:p>pan-end-symbolic</text:p>
          </table:table-cell>
          <table:table-cell table:formula="of:=IF(LEFT([.A1239];1)=&quot;.&quot;;&quot;Y&quot;;&quot;N&quot;)" office:value-type="string" office:string-value="N" calcext:value-type="string">
            <text:p>N</text:p>
          </table:table-cell>
          <table:table-cell table:formula="of:=IFERROR(&quot;## &quot; &amp; MID([.A1239];3;FIND(&quot;:&quot;;[.A1239])-3) &amp; &quot; &lt;br&gt;&quot;;&quot;&quot;)">
            <text:p/>
          </table:table-cell>
          <table:table-cell table:formula="of:=IF([.B1239]=&quot;Y&quot;;MID([.A1239];3;FIND(&quot;:&quot;;[.A1239];1)-3);IF(&#10;RIGHT(RIGHT([.A1239]; 1))=&quot;@&quot;;0;&#10;[.A1239]))" office:value-type="string" office:string-value="pan-end-symbolic" calcext:value-type="string">
            <text:p>pan-end-symbolic</text:p>
          </table:table-cell>
          <table:table-cell table:formula="of:=IF([.B1239]=&quot;Y&quot;;[.D1239];[.E1238])" office:value-type="string" office:string-value="ui" calcext:value-type="string">
            <text:p>ui</text:p>
          </table:table-cell>
          <table:table-cell table:style-name="ce10" table:formula="of:=IF([.D1239]=0;&quot;&quot;;IF([.B1239]=&quot;Y&quot;;[.C1239];&#10;&quot;&lt;a href=&quot; &amp; CHAR(34) &amp; &quot;#&quot; &amp; CHAR(34) &amp; &quot;&gt;&quot; &amp;&#10;&quot;&lt;img src=&quot; &amp; CHAR(34) &amp; &quot;https://github.com/ubuntu/yaru/blob/master/icons/Yaru/scalable/&quot; &amp; [.E1239] &amp; &quot;/&quot; &amp; [.A1239] &amp; &quot;.svg&quot; &amp; CHAR(34) &amp; &#10;&quot; width=&quot; &amp; CHAR(34) &amp; &quot;22&quot; &amp; CHAR(34) &amp; &quot; alt=&quot; &amp; CHAR(34) &amp; [.D1239] &amp; CHAR(34) &amp; &quot;&gt;&lt;/a&gt;&quot; &amp;&#10;&quot;&amp;nbsp; &amp;nbsp; &quot; &amp; [.D1239] &amp; &quot;&lt;br&gt;&quot;&#10;))" office:value-type="string" office:string-value="&lt;a href=&quot;#&quot;&gt;&lt;img src=&quot;https://github.com/ubuntu/yaru/blob/master/icons/Yaru/scalable/ui/pan-end-symbolic.svg&quot; width=&quot;22&quot; alt=&quot;pan-end-symbolic&quot;&gt;&lt;/a&gt;&amp;nbsp; &amp;nbsp; pan-end-symbolic&lt;br&gt;" calcext:value-type="string">
            <text:p>&lt;a href="#"&gt;&lt;img src="https://github.com/ubuntu/yaru/blob/master/icons/Yaru/scalable/ui/pan-end-symbolic.svg" width="22" alt="pan-end-symbolic"&gt;&lt;/a&gt;&amp;nbsp; &amp;nbsp; pan-end-symbolic&lt;br&gt;</text:p>
          </table:table-cell>
        </table:table-row>
        <table:table-row table:style-name="ro1">
          <table:table-cell office:value-type="string" calcext:value-type="string">
            <text:p>pan-start-large-symbolic</text:p>
          </table:table-cell>
          <table:table-cell table:formula="of:=IF(LEFT([.A1240];1)=&quot;.&quot;;&quot;Y&quot;;&quot;N&quot;)" office:value-type="string" office:string-value="N" calcext:value-type="string">
            <text:p>N</text:p>
          </table:table-cell>
          <table:table-cell table:formula="of:=IFERROR(&quot;## &quot; &amp; MID([.A1240];3;FIND(&quot;:&quot;;[.A1240])-3) &amp; &quot; &lt;br&gt;&quot;;&quot;&quot;)">
            <text:p/>
          </table:table-cell>
          <table:table-cell table:formula="of:=IF([.B1240]=&quot;Y&quot;;MID([.A1240];3;FIND(&quot;:&quot;;[.A1240];1)-3);IF(&#10;RIGHT(RIGHT([.A1240]; 1))=&quot;@&quot;;0;&#10;[.A1240]))" office:value-type="string" office:string-value="pan-start-large-symbolic" calcext:value-type="string">
            <text:p>pan-start-large-symbolic</text:p>
          </table:table-cell>
          <table:table-cell table:formula="of:=IF([.B1240]=&quot;Y&quot;;[.D1240];[.E1239])" office:value-type="string" office:string-value="ui" calcext:value-type="string">
            <text:p>ui</text:p>
          </table:table-cell>
          <table:table-cell table:style-name="ce10" table:formula="of:=IF([.D1240]=0;&quot;&quot;;IF([.B1240]=&quot;Y&quot;;[.C1240];&#10;&quot;&lt;a href=&quot; &amp; CHAR(34) &amp; &quot;#&quot; &amp; CHAR(34) &amp; &quot;&gt;&quot; &amp;&#10;&quot;&lt;img src=&quot; &amp; CHAR(34) &amp; &quot;https://github.com/ubuntu/yaru/blob/master/icons/Yaru/scalable/&quot; &amp; [.E1240] &amp; &quot;/&quot; &amp; [.A1240] &amp; &quot;.svg&quot; &amp; CHAR(34) &amp; &#10;&quot; width=&quot; &amp; CHAR(34) &amp; &quot;22&quot; &amp; CHAR(34) &amp; &quot; alt=&quot; &amp; CHAR(34) &amp; [.D1240] &amp; CHAR(34) &amp; &quot;&gt;&lt;/a&gt;&quot; &amp;&#10;&quot;&amp;nbsp; &amp;nbsp; &quot; &amp; [.D1240] &amp; &quot;&lt;br&gt;&quot;&#10;))" office:value-type="string" office:string-value="&lt;a href=&quot;#&quot;&gt;&lt;img src=&quot;https://github.com/ubuntu/yaru/blob/master/icons/Yaru/scalable/ui/pan-start-large-symbolic.svg&quot; width=&quot;22&quot; alt=&quot;pan-start-large-symbolic&quot;&gt;&lt;/a&gt;&amp;nbsp; &amp;nbsp; pan-start-large-symbolic&lt;br&gt;" calcext:value-type="string">
            <text:p>&lt;a href="#"&gt;&lt;img src="https://github.com/ubuntu/yaru/blob/master/icons/Yaru/scalable/ui/pan-start-large-symbolic.svg" width="22" alt="pan-start-large-symbolic"&gt;&lt;/a&gt;&amp;nbsp; &amp;nbsp; pan-start-large-symbolic&lt;br&gt;</text:p>
          </table:table-cell>
        </table:table-row>
        <table:table-row table:style-name="ro1">
          <table:table-cell table:style-name="Default" office:value-type="string" calcext:value-type="string">
            <text:p>pan-start-symbolic-rtl@</text:p>
          </table:table-cell>
          <table:table-cell table:style-name="Default" table:formula="of:=IF(LEFT([.A124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41];3;FIND(&quot;:&quot;;[.A1241])-3) &amp; &quot; &lt;br&gt;&quot;;&quot;&quot;)">
            <text:p/>
          </table:table-cell>
          <table:table-cell table:style-name="ce6" table:formula="of:=IF([.B1241]=&quot;Y&quot;;MID([.A1241];3;FIND(&quot;:&quot;;[.A1241];1)-3);IF(&#10;RIGHT(RIGHT([.A1241]; 1))=&quot;@&quot;;0;&#10;[.A1241]))" office:value-type="float" office:value="0" calcext:value-type="float">
            <text:p>0</text:p>
          </table:table-cell>
          <table:table-cell table:formula="of:=IF([.B1241]=&quot;Y&quot;;[.D1241];[.E1240])" office:value-type="string" office:string-value="ui" calcext:value-type="string">
            <text:p>ui</text:p>
          </table:table-cell>
          <table:table-cell table:style-name="ce10" table:formula="of:=IF([.D1241]=0;&quot;&quot;;IF([.B1241]=&quot;Y&quot;;[.C1241];&#10;&quot;&lt;a href=&quot; &amp; CHAR(34) &amp; &quot;#&quot; &amp; CHAR(34) &amp; &quot;&gt;&quot; &amp;&#10;&quot;&lt;img src=&quot; &amp; CHAR(34) &amp; &quot;https://github.com/ubuntu/yaru/blob/master/icons/Yaru/scalable/&quot; &amp; [.E1241] &amp; &quot;/&quot; &amp; [.A1241] &amp; &quot;.svg&quot; &amp; CHAR(34) &amp; &#10;&quot; width=&quot; &amp; CHAR(34) &amp; &quot;22&quot; &amp; CHAR(34) &amp; &quot; alt=&quot; &amp; CHAR(34) &amp; [.D1241] &amp; CHAR(34) &amp; &quot;&gt;&lt;/a&gt;&quot; &amp;&#10;&quot;&amp;nbsp; &amp;nbsp; &quot; &amp; [.D1241] &amp; &quot;&lt;br&gt;&quot;&#10;))">
            <text:p/>
          </table:table-cell>
        </table:table-row>
        <table:table-row table:style-name="ro1">
          <table:table-cell office:value-type="string" calcext:value-type="string">
            <text:p>pan-start-symbolic</text:p>
          </table:table-cell>
          <table:table-cell table:formula="of:=IF(LEFT([.A1242];1)=&quot;.&quot;;&quot;Y&quot;;&quot;N&quot;)" office:value-type="string" office:string-value="N" calcext:value-type="string">
            <text:p>N</text:p>
          </table:table-cell>
          <table:table-cell table:formula="of:=IFERROR(&quot;## &quot; &amp; MID([.A1242];3;FIND(&quot;:&quot;;[.A1242])-3) &amp; &quot; &lt;br&gt;&quot;;&quot;&quot;)">
            <text:p/>
          </table:table-cell>
          <table:table-cell table:formula="of:=IF([.B1242]=&quot;Y&quot;;MID([.A1242];3;FIND(&quot;:&quot;;[.A1242];1)-3);IF(&#10;RIGHT(RIGHT([.A1242]; 1))=&quot;@&quot;;0;&#10;[.A1242]))" office:value-type="string" office:string-value="pan-start-symbolic" calcext:value-type="string">
            <text:p>pan-start-symbolic</text:p>
          </table:table-cell>
          <table:table-cell table:formula="of:=IF([.B1242]=&quot;Y&quot;;[.D1242];[.E1241])" office:value-type="string" office:string-value="ui" calcext:value-type="string">
            <text:p>ui</text:p>
          </table:table-cell>
          <table:table-cell table:style-name="ce10" table:formula="of:=IF([.D1242]=0;&quot;&quot;;IF([.B1242]=&quot;Y&quot;;[.C1242];&#10;&quot;&lt;a href=&quot; &amp; CHAR(34) &amp; &quot;#&quot; &amp; CHAR(34) &amp; &quot;&gt;&quot; &amp;&#10;&quot;&lt;img src=&quot; &amp; CHAR(34) &amp; &quot;https://github.com/ubuntu/yaru/blob/master/icons/Yaru/scalable/&quot; &amp; [.E1242] &amp; &quot;/&quot; &amp; [.A1242] &amp; &quot;.svg&quot; &amp; CHAR(34) &amp; &#10;&quot; width=&quot; &amp; CHAR(34) &amp; &quot;22&quot; &amp; CHAR(34) &amp; &quot; alt=&quot; &amp; CHAR(34) &amp; [.D1242] &amp; CHAR(34) &amp; &quot;&gt;&lt;/a&gt;&quot; &amp;&#10;&quot;&amp;nbsp; &amp;nbsp; &quot; &amp; [.D1242] &amp; &quot;&lt;br&gt;&quot;&#10;))" office:value-type="string" office:string-value="&lt;a href=&quot;#&quot;&gt;&lt;img src=&quot;https://github.com/ubuntu/yaru/blob/master/icons/Yaru/scalable/ui/pan-start-symbolic.svg&quot; width=&quot;22&quot; alt=&quot;pan-start-symbolic&quot;&gt;&lt;/a&gt;&amp;nbsp; &amp;nbsp; pan-start-symbolic&lt;br&gt;" calcext:value-type="string">
            <text:p>&lt;a href="#"&gt;&lt;img src="https://github.com/ubuntu/yaru/blob/master/icons/Yaru/scalable/ui/pan-start-symbolic.svg" width="22" alt="pan-start-symbolic"&gt;&lt;/a&gt;&amp;nbsp; &amp;nbsp; pan-start-symbolic&lt;br&gt;</text:p>
          </table:table-cell>
        </table:table-row>
        <table:table-row table:style-name="ro1">
          <table:table-cell office:value-type="string" calcext:value-type="string">
            <text:p>pan-up-large-symbolic</text:p>
          </table:table-cell>
          <table:table-cell table:formula="of:=IF(LEFT([.A1243];1)=&quot;.&quot;;&quot;Y&quot;;&quot;N&quot;)" office:value-type="string" office:string-value="N" calcext:value-type="string">
            <text:p>N</text:p>
          </table:table-cell>
          <table:table-cell table:formula="of:=IFERROR(&quot;## &quot; &amp; MID([.A1243];3;FIND(&quot;:&quot;;[.A1243])-3) &amp; &quot; &lt;br&gt;&quot;;&quot;&quot;)">
            <text:p/>
          </table:table-cell>
          <table:table-cell table:formula="of:=IF([.B1243]=&quot;Y&quot;;MID([.A1243];3;FIND(&quot;:&quot;;[.A1243];1)-3);IF(&#10;RIGHT(RIGHT([.A1243]; 1))=&quot;@&quot;;0;&#10;[.A1243]))" office:value-type="string" office:string-value="pan-up-large-symbolic" calcext:value-type="string">
            <text:p>pan-up-large-symbolic</text:p>
          </table:table-cell>
          <table:table-cell table:formula="of:=IF([.B1243]=&quot;Y&quot;;[.D1243];[.E1242])" office:value-type="string" office:string-value="ui" calcext:value-type="string">
            <text:p>ui</text:p>
          </table:table-cell>
          <table:table-cell table:style-name="ce10" table:formula="of:=IF([.D1243]=0;&quot;&quot;;IF([.B1243]=&quot;Y&quot;;[.C1243];&#10;&quot;&lt;a href=&quot; &amp; CHAR(34) &amp; &quot;#&quot; &amp; CHAR(34) &amp; &quot;&gt;&quot; &amp;&#10;&quot;&lt;img src=&quot; &amp; CHAR(34) &amp; &quot;https://github.com/ubuntu/yaru/blob/master/icons/Yaru/scalable/&quot; &amp; [.E1243] &amp; &quot;/&quot; &amp; [.A1243] &amp; &quot;.svg&quot; &amp; CHAR(34) &amp; &#10;&quot; width=&quot; &amp; CHAR(34) &amp; &quot;22&quot; &amp; CHAR(34) &amp; &quot; alt=&quot; &amp; CHAR(34) &amp; [.D1243] &amp; CHAR(34) &amp; &quot;&gt;&lt;/a&gt;&quot; &amp;&#10;&quot;&amp;nbsp; &amp;nbsp; &quot; &amp; [.D1243] &amp; &quot;&lt;br&gt;&quot;&#10;))" office:value-type="string" office:string-value="&lt;a href=&quot;#&quot;&gt;&lt;img src=&quot;https://github.com/ubuntu/yaru/blob/master/icons/Yaru/scalable/ui/pan-up-large-symbolic.svg&quot; width=&quot;22&quot; alt=&quot;pan-up-large-symbolic&quot;&gt;&lt;/a&gt;&amp;nbsp; &amp;nbsp; pan-up-large-symbolic&lt;br&gt;" calcext:value-type="string">
            <text:p>&lt;a href="#"&gt;&lt;img src="https://github.com/ubuntu/yaru/blob/master/icons/Yaru/scalable/ui/pan-up-large-symbolic.svg" width="22" alt="pan-up-large-symbolic"&gt;&lt;/a&gt;&amp;nbsp; &amp;nbsp; pan-up-large-symbolic&lt;br&gt;</text:p>
          </table:table-cell>
        </table:table-row>
        <table:table-row table:style-name="ro1">
          <table:table-cell office:value-type="string" calcext:value-type="string">
            <text:p>pan-up-symbolic</text:p>
          </table:table-cell>
          <table:table-cell table:formula="of:=IF(LEFT([.A1244];1)=&quot;.&quot;;&quot;Y&quot;;&quot;N&quot;)" office:value-type="string" office:string-value="N" calcext:value-type="string">
            <text:p>N</text:p>
          </table:table-cell>
          <table:table-cell table:formula="of:=IFERROR(&quot;## &quot; &amp; MID([.A1244];3;FIND(&quot;:&quot;;[.A1244])-3) &amp; &quot; &lt;br&gt;&quot;;&quot;&quot;)">
            <text:p/>
          </table:table-cell>
          <table:table-cell table:formula="of:=IF([.B1244]=&quot;Y&quot;;MID([.A1244];3;FIND(&quot;:&quot;;[.A1244];1)-3);IF(&#10;RIGHT(RIGHT([.A1244]; 1))=&quot;@&quot;;0;&#10;[.A1244]))" office:value-type="string" office:string-value="pan-up-symbolic" calcext:value-type="string">
            <text:p>pan-up-symbolic</text:p>
          </table:table-cell>
          <table:table-cell table:formula="of:=IF([.B1244]=&quot;Y&quot;;[.D1244];[.E1243])" office:value-type="string" office:string-value="ui" calcext:value-type="string">
            <text:p>ui</text:p>
          </table:table-cell>
          <table:table-cell table:style-name="ce10" table:formula="of:=IF([.D1244]=0;&quot;&quot;;IF([.B1244]=&quot;Y&quot;;[.C1244];&#10;&quot;&lt;a href=&quot; &amp; CHAR(34) &amp; &quot;#&quot; &amp; CHAR(34) &amp; &quot;&gt;&quot; &amp;&#10;&quot;&lt;img src=&quot; &amp; CHAR(34) &amp; &quot;https://github.com/ubuntu/yaru/blob/master/icons/Yaru/scalable/&quot; &amp; [.E1244] &amp; &quot;/&quot; &amp; [.A1244] &amp; &quot;.svg&quot; &amp; CHAR(34) &amp; &#10;&quot; width=&quot; &amp; CHAR(34) &amp; &quot;22&quot; &amp; CHAR(34) &amp; &quot; alt=&quot; &amp; CHAR(34) &amp; [.D1244] &amp; CHAR(34) &amp; &quot;&gt;&lt;/a&gt;&quot; &amp;&#10;&quot;&amp;nbsp; &amp;nbsp; &quot; &amp; [.D1244] &amp; &quot;&lt;br&gt;&quot;&#10;))" office:value-type="string" office:string-value="&lt;a href=&quot;#&quot;&gt;&lt;img src=&quot;https://github.com/ubuntu/yaru/blob/master/icons/Yaru/scalable/ui/pan-up-symbolic.svg&quot; width=&quot;22&quot; alt=&quot;pan-up-symbolic&quot;&gt;&lt;/a&gt;&amp;nbsp; &amp;nbsp; pan-up-symbolic&lt;br&gt;" calcext:value-type="string">
            <text:p>&lt;a href="#"&gt;&lt;img src="https://github.com/ubuntu/yaru/blob/master/icons/Yaru/scalable/ui/pan-up-symbolic.svg" width="22" alt="pan-up-symbolic"&gt;&lt;/a&gt;&amp;nbsp; &amp;nbsp; pan-up-symbolic&lt;br&gt;</text:p>
          </table:table-cell>
        </table:table-row>
        <table:table-row table:style-name="ro1">
          <table:table-cell office:value-type="string" calcext:value-type="string">
            <text:p>radio-checked-symbolic</text:p>
          </table:table-cell>
          <table:table-cell table:formula="of:=IF(LEFT([.A1245];1)=&quot;.&quot;;&quot;Y&quot;;&quot;N&quot;)" office:value-type="string" office:string-value="N" calcext:value-type="string">
            <text:p>N</text:p>
          </table:table-cell>
          <table:table-cell table:formula="of:=IFERROR(&quot;## &quot; &amp; MID([.A1245];3;FIND(&quot;:&quot;;[.A1245])-3) &amp; &quot; &lt;br&gt;&quot;;&quot;&quot;)">
            <text:p/>
          </table:table-cell>
          <table:table-cell table:formula="of:=IF([.B1245]=&quot;Y&quot;;MID([.A1245];3;FIND(&quot;:&quot;;[.A1245];1)-3);IF(&#10;RIGHT(RIGHT([.A1245]; 1))=&quot;@&quot;;0;&#10;[.A1245]))" office:value-type="string" office:string-value="radio-checked-symbolic" calcext:value-type="string">
            <text:p>radio-checked-symbolic</text:p>
          </table:table-cell>
          <table:table-cell table:formula="of:=IF([.B1245]=&quot;Y&quot;;[.D1245];[.E1244])" office:value-type="string" office:string-value="ui" calcext:value-type="string">
            <text:p>ui</text:p>
          </table:table-cell>
          <table:table-cell table:style-name="ce10" table:formula="of:=IF([.D1245]=0;&quot;&quot;;IF([.B1245]=&quot;Y&quot;;[.C1245];&#10;&quot;&lt;a href=&quot; &amp; CHAR(34) &amp; &quot;#&quot; &amp; CHAR(34) &amp; &quot;&gt;&quot; &amp;&#10;&quot;&lt;img src=&quot; &amp; CHAR(34) &amp; &quot;https://github.com/ubuntu/yaru/blob/master/icons/Yaru/scalable/&quot; &amp; [.E1245] &amp; &quot;/&quot; &amp; [.A1245] &amp; &quot;.svg&quot; &amp; CHAR(34) &amp; &#10;&quot; width=&quot; &amp; CHAR(34) &amp; &quot;22&quot; &amp; CHAR(34) &amp; &quot; alt=&quot; &amp; CHAR(34) &amp; [.D1245] &amp; CHAR(34) &amp; &quot;&gt;&lt;/a&gt;&quot; &amp;&#10;&quot;&amp;nbsp; &amp;nbsp; &quot; &amp; [.D1245] &amp; &quot;&lt;br&gt;&quot;&#10;))" office:value-type="string" office:string-value="&lt;a href=&quot;#&quot;&gt;&lt;img src=&quot;https://github.com/ubuntu/yaru/blob/master/icons/Yaru/scalable/ui/radio-checked-symbolic.svg&quot; width=&quot;22&quot; alt=&quot;radio-checked-symbolic&quot;&gt;&lt;/a&gt;&amp;nbsp; &amp;nbsp; radio-checked-symbolic&lt;br&gt;" calcext:value-type="string">
            <text:p>&lt;a href="#"&gt;&lt;img src="https://github.com/ubuntu/yaru/blob/master/icons/Yaru/scalable/ui/radio-checked-symbolic.svg" width="22" alt="radio-checked-symbolic"&gt;&lt;/a&gt;&amp;nbsp; &amp;nbsp; radio-checked-symbolic&lt;br&gt;</text:p>
          </table:table-cell>
        </table:table-row>
        <table:table-row table:style-name="ro1">
          <table:table-cell office:value-type="string" calcext:value-type="string">
            <text:p>radio-mixed-symbolic</text:p>
          </table:table-cell>
          <table:table-cell table:formula="of:=IF(LEFT([.A1246];1)=&quot;.&quot;;&quot;Y&quot;;&quot;N&quot;)" office:value-type="string" office:string-value="N" calcext:value-type="string">
            <text:p>N</text:p>
          </table:table-cell>
          <table:table-cell table:formula="of:=IFERROR(&quot;## &quot; &amp; MID([.A1246];3;FIND(&quot;:&quot;;[.A1246])-3) &amp; &quot; &lt;br&gt;&quot;;&quot;&quot;)">
            <text:p/>
          </table:table-cell>
          <table:table-cell table:formula="of:=IF([.B1246]=&quot;Y&quot;;MID([.A1246];3;FIND(&quot;:&quot;;[.A1246];1)-3);IF(&#10;RIGHT(RIGHT([.A1246]; 1))=&quot;@&quot;;0;&#10;[.A1246]))" office:value-type="string" office:string-value="radio-mixed-symbolic" calcext:value-type="string">
            <text:p>radio-mixed-symbolic</text:p>
          </table:table-cell>
          <table:table-cell table:formula="of:=IF([.B1246]=&quot;Y&quot;;[.D1246];[.E1245])" office:value-type="string" office:string-value="ui" calcext:value-type="string">
            <text:p>ui</text:p>
          </table:table-cell>
          <table:table-cell table:style-name="ce10" table:formula="of:=IF([.D1246]=0;&quot;&quot;;IF([.B1246]=&quot;Y&quot;;[.C1246];&#10;&quot;&lt;a href=&quot; &amp; CHAR(34) &amp; &quot;#&quot; &amp; CHAR(34) &amp; &quot;&gt;&quot; &amp;&#10;&quot;&lt;img src=&quot; &amp; CHAR(34) &amp; &quot;https://github.com/ubuntu/yaru/blob/master/icons/Yaru/scalable/&quot; &amp; [.E1246] &amp; &quot;/&quot; &amp; [.A1246] &amp; &quot;.svg&quot; &amp; CHAR(34) &amp; &#10;&quot; width=&quot; &amp; CHAR(34) &amp; &quot;22&quot; &amp; CHAR(34) &amp; &quot; alt=&quot; &amp; CHAR(34) &amp; [.D1246] &amp; CHAR(34) &amp; &quot;&gt;&lt;/a&gt;&quot; &amp;&#10;&quot;&amp;nbsp; &amp;nbsp; &quot; &amp; [.D1246] &amp; &quot;&lt;br&gt;&quot;&#10;))" office:value-type="string" office:string-value="&lt;a href=&quot;#&quot;&gt;&lt;img src=&quot;https://github.com/ubuntu/yaru/blob/master/icons/Yaru/scalable/ui/radio-mixed-symbolic.svg&quot; width=&quot;22&quot; alt=&quot;radio-mixed-symbolic&quot;&gt;&lt;/a&gt;&amp;nbsp; &amp;nbsp; radio-mixed-symbolic&lt;br&gt;" calcext:value-type="string">
            <text:p>&lt;a href="#"&gt;&lt;img src="https://github.com/ubuntu/yaru/blob/master/icons/Yaru/scalable/ui/radio-mixed-symbolic.svg" width="22" alt="radio-mixed-symbolic"&gt;&lt;/a&gt;&amp;nbsp; &amp;nbsp; radio-mixed-symbolic&lt;br&gt;</text:p>
          </table:table-cell>
        </table:table-row>
        <table:table-row table:style-name="ro1">
          <table:table-cell office:value-type="string" calcext:value-type="string">
            <text:p>radio-symbolic</text:p>
          </table:table-cell>
          <table:table-cell table:formula="of:=IF(LEFT([.A1247];1)=&quot;.&quot;;&quot;Y&quot;;&quot;N&quot;)" office:value-type="string" office:string-value="N" calcext:value-type="string">
            <text:p>N</text:p>
          </table:table-cell>
          <table:table-cell table:formula="of:=IFERROR(&quot;## &quot; &amp; MID([.A1247];3;FIND(&quot;:&quot;;[.A1247])-3) &amp; &quot; &lt;br&gt;&quot;;&quot;&quot;)">
            <text:p/>
          </table:table-cell>
          <table:table-cell table:formula="of:=IF([.B1247]=&quot;Y&quot;;MID([.A1247];3;FIND(&quot;:&quot;;[.A1247];1)-3);IF(&#10;RIGHT(RIGHT([.A1247]; 1))=&quot;@&quot;;0;&#10;[.A1247]))" office:value-type="string" office:string-value="radio-symbolic" calcext:value-type="string">
            <text:p>radio-symbolic</text:p>
          </table:table-cell>
          <table:table-cell table:formula="of:=IF([.B1247]=&quot;Y&quot;;[.D1247];[.E1246])" office:value-type="string" office:string-value="ui" calcext:value-type="string">
            <text:p>ui</text:p>
          </table:table-cell>
          <table:table-cell table:style-name="ce10" table:formula="of:=IF([.D1247]=0;&quot;&quot;;IF([.B1247]=&quot;Y&quot;;[.C1247];&#10;&quot;&lt;a href=&quot; &amp; CHAR(34) &amp; &quot;#&quot; &amp; CHAR(34) &amp; &quot;&gt;&quot; &amp;&#10;&quot;&lt;img src=&quot; &amp; CHAR(34) &amp; &quot;https://github.com/ubuntu/yaru/blob/master/icons/Yaru/scalable/&quot; &amp; [.E1247] &amp; &quot;/&quot; &amp; [.A1247] &amp; &quot;.svg&quot; &amp; CHAR(34) &amp; &#10;&quot; width=&quot; &amp; CHAR(34) &amp; &quot;22&quot; &amp; CHAR(34) &amp; &quot; alt=&quot; &amp; CHAR(34) &amp; [.D1247] &amp; CHAR(34) &amp; &quot;&gt;&lt;/a&gt;&quot; &amp;&#10;&quot;&amp;nbsp; &amp;nbsp; &quot; &amp; [.D1247] &amp; &quot;&lt;br&gt;&quot;&#10;))" office:value-type="string" office:string-value="&lt;a href=&quot;#&quot;&gt;&lt;img src=&quot;https://github.com/ubuntu/yaru/blob/master/icons/Yaru/scalable/ui/radio-symbolic.svg&quot; width=&quot;22&quot; alt=&quot;radio-symbolic&quot;&gt;&lt;/a&gt;&amp;nbsp; &amp;nbsp; radio-symbolic&lt;br&gt;" calcext:value-type="string">
            <text:p>&lt;a href="#"&gt;&lt;img src="https://github.com/ubuntu/yaru/blob/master/icons/Yaru/scalable/ui/radio-symbolic.svg" width="22" alt="radio-symbolic"&gt;&lt;/a&gt;&amp;nbsp; &amp;nbsp; radio-symbolic&lt;br&gt;</text:p>
          </table:table-cell>
        </table:table-row>
        <table:table-row table:style-name="ro1">
          <table:table-cell table:style-name="Default" office:value-type="string" calcext:value-type="string">
            <text:p>right-large-symbolic@</text:p>
          </table:table-cell>
          <table:table-cell table:style-name="Default" table:formula="of:=IF(LEFT([.A1248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48];3;FIND(&quot;:&quot;;[.A1248])-3) &amp; &quot; &lt;br&gt;&quot;;&quot;&quot;)">
            <text:p/>
          </table:table-cell>
          <table:table-cell table:style-name="ce6" table:formula="of:=IF([.B1248]=&quot;Y&quot;;MID([.A1248];3;FIND(&quot;:&quot;;[.A1248];1)-3);IF(&#10;RIGHT(RIGHT([.A1248]; 1))=&quot;@&quot;;0;&#10;[.A1248]))" office:value-type="float" office:value="0" calcext:value-type="float">
            <text:p>0</text:p>
          </table:table-cell>
          <table:table-cell table:formula="of:=IF([.B1248]=&quot;Y&quot;;[.D1248];[.E1247])" office:value-type="string" office:string-value="ui" calcext:value-type="string">
            <text:p>ui</text:p>
          </table:table-cell>
          <table:table-cell table:style-name="ce10" table:formula="of:=IF([.D1248]=0;&quot;&quot;;IF([.B1248]=&quot;Y&quot;;[.C1248];&#10;&quot;&lt;a href=&quot; &amp; CHAR(34) &amp; &quot;#&quot; &amp; CHAR(34) &amp; &quot;&gt;&quot; &amp;&#10;&quot;&lt;img src=&quot; &amp; CHAR(34) &amp; &quot;https://github.com/ubuntu/yaru/blob/master/icons/Yaru/scalable/&quot; &amp; [.E1248] &amp; &quot;/&quot; &amp; [.A1248] &amp; &quot;.svg&quot; &amp; CHAR(34) &amp; &#10;&quot; width=&quot; &amp; CHAR(34) &amp; &quot;22&quot; &amp; CHAR(34) &amp; &quot; alt=&quot; &amp; CHAR(34) &amp; [.D1248] &amp; CHAR(34) &amp; &quot;&gt;&lt;/a&gt;&quot; &amp;&#10;&quot;&amp;nbsp; &amp;nbsp; &quot; &amp; [.D1248] &amp; &quot;&lt;br&gt;&quot;&#10;))">
            <text:p/>
          </table:table-cell>
        </table:table-row>
        <table:table-row table:style-name="ro1">
          <table:table-cell table:style-name="Default" office:value-type="string" calcext:value-type="string">
            <text:p>selection-end-symbolic-rtl@</text:p>
          </table:table-cell>
          <table:table-cell table:style-name="Default" table:formula="of:=IF(LEFT([.A1249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49];3;FIND(&quot;:&quot;;[.A1249])-3) &amp; &quot; &lt;br&gt;&quot;;&quot;&quot;)">
            <text:p/>
          </table:table-cell>
          <table:table-cell table:style-name="ce6" table:formula="of:=IF([.B1249]=&quot;Y&quot;;MID([.A1249];3;FIND(&quot;:&quot;;[.A1249];1)-3);IF(&#10;RIGHT(RIGHT([.A1249]; 1))=&quot;@&quot;;0;&#10;[.A1249]))" office:value-type="float" office:value="0" calcext:value-type="float">
            <text:p>0</text:p>
          </table:table-cell>
          <table:table-cell table:formula="of:=IF([.B1249]=&quot;Y&quot;;[.D1249];[.E1248])" office:value-type="string" office:string-value="ui" calcext:value-type="string">
            <text:p>ui</text:p>
          </table:table-cell>
          <table:table-cell table:style-name="ce10" table:formula="of:=IF([.D1249]=0;&quot;&quot;;IF([.B1249]=&quot;Y&quot;;[.C1249];&#10;&quot;&lt;a href=&quot; &amp; CHAR(34) &amp; &quot;#&quot; &amp; CHAR(34) &amp; &quot;&gt;&quot; &amp;&#10;&quot;&lt;img src=&quot; &amp; CHAR(34) &amp; &quot;https://github.com/ubuntu/yaru/blob/master/icons/Yaru/scalable/&quot; &amp; [.E1249] &amp; &quot;/&quot; &amp; [.A1249] &amp; &quot;.svg&quot; &amp; CHAR(34) &amp; &#10;&quot; width=&quot; &amp; CHAR(34) &amp; &quot;22&quot; &amp; CHAR(34) &amp; &quot; alt=&quot; &amp; CHAR(34) &amp; [.D1249] &amp; CHAR(34) &amp; &quot;&gt;&lt;/a&gt;&quot; &amp;&#10;&quot;&amp;nbsp; &amp;nbsp; &quot; &amp; [.D1249] &amp; &quot;&lt;br&gt;&quot;&#10;))">
            <text:p/>
          </table:table-cell>
        </table:table-row>
        <table:table-row table:style-name="ro1">
          <table:table-cell office:value-type="string" calcext:value-type="string">
            <text:p>selection-end-symbolic</text:p>
          </table:table-cell>
          <table:table-cell table:formula="of:=IF(LEFT([.A1250];1)=&quot;.&quot;;&quot;Y&quot;;&quot;N&quot;)" office:value-type="string" office:string-value="N" calcext:value-type="string">
            <text:p>N</text:p>
          </table:table-cell>
          <table:table-cell table:formula="of:=IFERROR(&quot;## &quot; &amp; MID([.A1250];3;FIND(&quot;:&quot;;[.A1250])-3) &amp; &quot; &lt;br&gt;&quot;;&quot;&quot;)">
            <text:p/>
          </table:table-cell>
          <table:table-cell table:formula="of:=IF([.B1250]=&quot;Y&quot;;MID([.A1250];3;FIND(&quot;:&quot;;[.A1250];1)-3);IF(&#10;RIGHT(RIGHT([.A1250]; 1))=&quot;@&quot;;0;&#10;[.A1250]))" office:value-type="string" office:string-value="selection-end-symbolic" calcext:value-type="string">
            <text:p>selection-end-symbolic</text:p>
          </table:table-cell>
          <table:table-cell table:formula="of:=IF([.B1250]=&quot;Y&quot;;[.D1250];[.E1249])" office:value-type="string" office:string-value="ui" calcext:value-type="string">
            <text:p>ui</text:p>
          </table:table-cell>
          <table:table-cell table:style-name="ce10" table:formula="of:=IF([.D1250]=0;&quot;&quot;;IF([.B1250]=&quot;Y&quot;;[.C1250];&#10;&quot;&lt;a href=&quot; &amp; CHAR(34) &amp; &quot;#&quot; &amp; CHAR(34) &amp; &quot;&gt;&quot; &amp;&#10;&quot;&lt;img src=&quot; &amp; CHAR(34) &amp; &quot;https://github.com/ubuntu/yaru/blob/master/icons/Yaru/scalable/&quot; &amp; [.E1250] &amp; &quot;/&quot; &amp; [.A1250] &amp; &quot;.svg&quot; &amp; CHAR(34) &amp; &#10;&quot; width=&quot; &amp; CHAR(34) &amp; &quot;22&quot; &amp; CHAR(34) &amp; &quot; alt=&quot; &amp; CHAR(34) &amp; [.D1250] &amp; CHAR(34) &amp; &quot;&gt;&lt;/a&gt;&quot; &amp;&#10;&quot;&amp;nbsp; &amp;nbsp; &quot; &amp; [.D1250] &amp; &quot;&lt;br&gt;&quot;&#10;))" office:value-type="string" office:string-value="&lt;a href=&quot;#&quot;&gt;&lt;img src=&quot;https://github.com/ubuntu/yaru/blob/master/icons/Yaru/scalable/ui/selection-end-symbolic.svg&quot; width=&quot;22&quot; alt=&quot;selection-end-symbolic&quot;&gt;&lt;/a&gt;&amp;nbsp; &amp;nbsp; selection-end-symbolic&lt;br&gt;" calcext:value-type="string">
            <text:p>&lt;a href="#"&gt;&lt;img src="https://github.com/ubuntu/yaru/blob/master/icons/Yaru/scalable/ui/selection-end-symbolic.svg" width="22" alt="selection-end-symbolic"&gt;&lt;/a&gt;&amp;nbsp; &amp;nbsp; selection-end-symbolic&lt;br&gt;</text:p>
          </table:table-cell>
        </table:table-row>
        <table:table-row table:style-name="ro1">
          <table:table-cell table:style-name="Default" office:value-type="string" calcext:value-type="string">
            <text:p>selection-start-symbolic-rtl@</text:p>
          </table:table-cell>
          <table:table-cell table:style-name="Default" table:formula="of:=IF(LEFT([.A1251];1)=&quot;.&quot;;&quot;Y&quot;;&quot;N&quot;)" office:value-type="string" office:string-value="N" calcext:value-type="string">
            <text:p>N</text:p>
          </table:table-cell>
          <table:table-cell table:style-name="ce7" table:formula="of:=IFERROR(&quot;## &quot; &amp; MID([.A1251];3;FIND(&quot;:&quot;;[.A1251])-3) &amp; &quot; &lt;br&gt;&quot;;&quot;&quot;)">
            <text:p/>
          </table:table-cell>
          <table:table-cell table:style-name="ce6" table:formula="of:=IF([.B1251]=&quot;Y&quot;;MID([.A1251];3;FIND(&quot;:&quot;;[.A1251];1)-3);IF(&#10;RIGHT(RIGHT([.A1251]; 1))=&quot;@&quot;;0;&#10;[.A1251]))" office:value-type="float" office:value="0" calcext:value-type="float">
            <text:p>0</text:p>
          </table:table-cell>
          <table:table-cell table:formula="of:=IF([.B1251]=&quot;Y&quot;;[.D1251];[.E1250])" office:value-type="string" office:string-value="ui" calcext:value-type="string">
            <text:p>ui</text:p>
          </table:table-cell>
          <table:table-cell table:style-name="ce10" table:formula="of:=IF([.D1251]=0;&quot;&quot;;IF([.B1251]=&quot;Y&quot;;[.C1251];&#10;&quot;&lt;a href=&quot; &amp; CHAR(34) &amp; &quot;#&quot; &amp; CHAR(34) &amp; &quot;&gt;&quot; &amp;&#10;&quot;&lt;img src=&quot; &amp; CHAR(34) &amp; &quot;https://github.com/ubuntu/yaru/blob/master/icons/Yaru/scalable/&quot; &amp; [.E1251] &amp; &quot;/&quot; &amp; [.A1251] &amp; &quot;.svg&quot; &amp; CHAR(34) &amp; &#10;&quot; width=&quot; &amp; CHAR(34) &amp; &quot;22&quot; &amp; CHAR(34) &amp; &quot; alt=&quot; &amp; CHAR(34) &amp; [.D1251] &amp; CHAR(34) &amp; &quot;&gt;&lt;/a&gt;&quot; &amp;&#10;&quot;&amp;nbsp; &amp;nbsp; &quot; &amp; [.D1251] &amp; &quot;&lt;br&gt;&quot;&#10;))">
            <text:p/>
          </table:table-cell>
        </table:table-row>
        <table:table-row table:style-name="ro1">
          <table:table-cell office:value-type="string" calcext:value-type="string">
            <text:p>selection-start-symbolic</text:p>
          </table:table-cell>
          <table:table-cell table:formula="of:=IF(LEFT([.A1252];1)=&quot;.&quot;;&quot;Y&quot;;&quot;N&quot;)" office:value-type="string" office:string-value="N" calcext:value-type="string">
            <text:p>N</text:p>
          </table:table-cell>
          <table:table-cell table:formula="of:=IFERROR(&quot;## &quot; &amp; MID([.A1252];3;FIND(&quot;:&quot;;[.A1252])-3) &amp; &quot; &lt;br&gt;&quot;;&quot;&quot;)">
            <text:p/>
          </table:table-cell>
          <table:table-cell table:formula="of:=IF([.B1252]=&quot;Y&quot;;MID([.A1252];3;FIND(&quot;:&quot;;[.A1252];1)-3);IF(&#10;RIGHT(RIGHT([.A1252]; 1))=&quot;@&quot;;0;&#10;[.A1252]))" office:value-type="string" office:string-value="selection-start-symbolic" calcext:value-type="string">
            <text:p>selection-start-symbolic</text:p>
          </table:table-cell>
          <table:table-cell table:formula="of:=IF([.B1252]=&quot;Y&quot;;[.D1252];[.E1251])" office:value-type="string" office:string-value="ui" calcext:value-type="string">
            <text:p>ui</text:p>
          </table:table-cell>
          <table:table-cell table:style-name="ce10" table:formula="of:=IF([.D1252]=0;&quot;&quot;;IF([.B1252]=&quot;Y&quot;;[.C1252];&#10;&quot;&lt;a href=&quot; &amp; CHAR(34) &amp; &quot;#&quot; &amp; CHAR(34) &amp; &quot;&gt;&quot; &amp;&#10;&quot;&lt;img src=&quot; &amp; CHAR(34) &amp; &quot;https://github.com/ubuntu/yaru/blob/master/icons/Yaru/scalable/&quot; &amp; [.E1252] &amp; &quot;/&quot; &amp; [.A1252] &amp; &quot;.svg&quot; &amp; CHAR(34) &amp; &#10;&quot; width=&quot; &amp; CHAR(34) &amp; &quot;22&quot; &amp; CHAR(34) &amp; &quot; alt=&quot; &amp; CHAR(34) &amp; [.D1252] &amp; CHAR(34) &amp; &quot;&gt;&lt;/a&gt;&quot; &amp;&#10;&quot;&amp;nbsp; &amp;nbsp; &quot; &amp; [.D1252] &amp; &quot;&lt;br&gt;&quot;&#10;))" office:value-type="string" office:string-value="&lt;a href=&quot;#&quot;&gt;&lt;img src=&quot;https://github.com/ubuntu/yaru/blob/master/icons/Yaru/scalable/ui/selection-start-symbolic.svg&quot; width=&quot;22&quot; alt=&quot;selection-start-symbolic&quot;&gt;&lt;/a&gt;&amp;nbsp; &amp;nbsp; selection-start-symbolic&lt;br&gt;" calcext:value-type="string">
            <text:p>&lt;a href="#"&gt;&lt;img src="https://github.com/ubuntu/yaru/blob/master/icons/Yaru/scalable/ui/selection-start-symbolic.svg" width="22" alt="selection-start-symbolic"&gt;&lt;/a&gt;&amp;nbsp; &amp;nbsp; selection-start-symbolic&lt;br&gt;</text:p>
          </table:table-cell>
        </table:table-row>
        <table:table-row table:style-name="ro1">
          <table:table-cell office:value-type="string" calcext:value-type="string">
            <text:p>tab-new-symbolic</text:p>
          </table:table-cell>
          <table:table-cell table:formula="of:=IF(LEFT([.A1253];1)=&quot;.&quot;;&quot;Y&quot;;&quot;N&quot;)" office:value-type="string" office:string-value="N" calcext:value-type="string">
            <text:p>N</text:p>
          </table:table-cell>
          <table:table-cell table:formula="of:=IFERROR(&quot;## &quot; &amp; MID([.A1253];3;FIND(&quot;:&quot;;[.A1253])-3) &amp; &quot; &lt;br&gt;&quot;;&quot;&quot;)">
            <text:p/>
          </table:table-cell>
          <table:table-cell table:formula="of:=IF([.B1253]=&quot;Y&quot;;MID([.A1253];3;FIND(&quot;:&quot;;[.A1253];1)-3);IF(&#10;RIGHT(RIGHT([.A1253]; 1))=&quot;@&quot;;0;&#10;[.A1253]))" office:value-type="string" office:string-value="tab-new-symbolic" calcext:value-type="string">
            <text:p>tab-new-symbolic</text:p>
          </table:table-cell>
          <table:table-cell table:formula="of:=IF([.B1253]=&quot;Y&quot;;[.D1253];[.E1252])" office:value-type="string" office:string-value="ui" calcext:value-type="string">
            <text:p>ui</text:p>
          </table:table-cell>
          <table:table-cell table:style-name="ce10" table:formula="of:=IF([.D1253]=0;&quot;&quot;;IF([.B1253]=&quot;Y&quot;;[.C1253];&#10;&quot;&lt;a href=&quot; &amp; CHAR(34) &amp; &quot;#&quot; &amp; CHAR(34) &amp; &quot;&gt;&quot; &amp;&#10;&quot;&lt;img src=&quot; &amp; CHAR(34) &amp; &quot;https://github.com/ubuntu/yaru/blob/master/icons/Yaru/scalable/&quot; &amp; [.E1253] &amp; &quot;/&quot; &amp; [.A1253] &amp; &quot;.svg&quot; &amp; CHAR(34) &amp; &#10;&quot; width=&quot; &amp; CHAR(34) &amp; &quot;22&quot; &amp; CHAR(34) &amp; &quot; alt=&quot; &amp; CHAR(34) &amp; [.D1253] &amp; CHAR(34) &amp; &quot;&gt;&lt;/a&gt;&quot; &amp;&#10;&quot;&amp;nbsp; &amp;nbsp; &quot; &amp; [.D1253] &amp; &quot;&lt;br&gt;&quot;&#10;))" office:value-type="string" office:string-value="&lt;a href=&quot;#&quot;&gt;&lt;img src=&quot;https://github.com/ubuntu/yaru/blob/master/icons/Yaru/scalable/ui/tab-new-symbolic.svg&quot; width=&quot;22&quot; alt=&quot;tab-new-symbolic&quot;&gt;&lt;/a&gt;&amp;nbsp; &amp;nbsp; tab-new-symbolic&lt;br&gt;" calcext:value-type="string">
            <text:p>&lt;a href="#"&gt;&lt;img src="https://github.com/ubuntu/yaru/blob/master/icons/Yaru/scalable/ui/tab-new-symbolic.svg" width="22" alt="tab-new-symbolic"&gt;&lt;/a&gt;&amp;nbsp; &amp;nbsp; tab-new-symbolic&lt;br&gt;</text:p>
          </table:table-cell>
        </table:table-row>
        <table:table-row table:style-name="ro1">
          <table:table-cell office:value-type="string" calcext:value-type="string">
            <text:p>window-close-symbolic</text:p>
          </table:table-cell>
          <table:table-cell table:formula="of:=IF(LEFT([.A1254];1)=&quot;.&quot;;&quot;Y&quot;;&quot;N&quot;)" office:value-type="string" office:string-value="N" calcext:value-type="string">
            <text:p>N</text:p>
          </table:table-cell>
          <table:table-cell table:formula="of:=IFERROR(&quot;## &quot; &amp; MID([.A1254];3;FIND(&quot;:&quot;;[.A1254])-3) &amp; &quot; &lt;br&gt;&quot;;&quot;&quot;)">
            <text:p/>
          </table:table-cell>
          <table:table-cell table:formula="of:=IF([.B1254]=&quot;Y&quot;;MID([.A1254];3;FIND(&quot;:&quot;;[.A1254];1)-3);IF(&#10;RIGHT(RIGHT([.A1254]; 1))=&quot;@&quot;;0;&#10;[.A1254]))" office:value-type="string" office:string-value="window-close-symbolic" calcext:value-type="string">
            <text:p>window-close-symbolic</text:p>
          </table:table-cell>
          <table:table-cell table:formula="of:=IF([.B1254]=&quot;Y&quot;;[.D1254];[.E1253])" office:value-type="string" office:string-value="ui" calcext:value-type="string">
            <text:p>ui</text:p>
          </table:table-cell>
          <table:table-cell table:style-name="ce10" table:formula="of:=IF([.D1254]=0;&quot;&quot;;IF([.B1254]=&quot;Y&quot;;[.C1254];&#10;&quot;&lt;a href=&quot; &amp; CHAR(34) &amp; &quot;#&quot; &amp; CHAR(34) &amp; &quot;&gt;&quot; &amp;&#10;&quot;&lt;img src=&quot; &amp; CHAR(34) &amp; &quot;https://github.com/ubuntu/yaru/blob/master/icons/Yaru/scalable/&quot; &amp; [.E1254] &amp; &quot;/&quot; &amp; [.A1254] &amp; &quot;.svg&quot; &amp; CHAR(34) &amp; &#10;&quot; width=&quot; &amp; CHAR(34) &amp; &quot;22&quot; &amp; CHAR(34) &amp; &quot; alt=&quot; &amp; CHAR(34) &amp; [.D1254] &amp; CHAR(34) &amp; &quot;&gt;&lt;/a&gt;&quot; &amp;&#10;&quot;&amp;nbsp; &amp;nbsp; &quot; &amp; [.D1254] &amp; &quot;&lt;br&gt;&quot;&#10;))" office:value-type="string" office:string-value="&lt;a href=&quot;#&quot;&gt;&lt;img src=&quot;https://github.com/ubuntu/yaru/blob/master/icons/Yaru/scalable/ui/window-close-symbolic.svg&quot; width=&quot;22&quot; alt=&quot;window-close-symbolic&quot;&gt;&lt;/a&gt;&amp;nbsp; &amp;nbsp; window-close-symbolic&lt;br&gt;" calcext:value-type="string">
            <text:p>&lt;a href="#"&gt;&lt;img src="https://github.com/ubuntu/yaru/blob/master/icons/Yaru/scalable/ui/window-close-symbolic.svg" width="22" alt="window-close-symbolic"&gt;&lt;/a&gt;&amp;nbsp; &amp;nbsp; window-close-symbolic&lt;br&gt;</text:p>
          </table:table-cell>
        </table:table-row>
        <table:table-row table:style-name="ro1">
          <table:table-cell office:value-type="string" calcext:value-type="string">
            <text:p>window-maximize-symbolic</text:p>
          </table:table-cell>
          <table:table-cell table:formula="of:=IF(LEFT([.A1255];1)=&quot;.&quot;;&quot;Y&quot;;&quot;N&quot;)" office:value-type="string" office:string-value="N" calcext:value-type="string">
            <text:p>N</text:p>
          </table:table-cell>
          <table:table-cell table:formula="of:=IFERROR(&quot;## &quot; &amp; MID([.A1255];3;FIND(&quot;:&quot;;[.A1255])-3) &amp; &quot; &lt;br&gt;&quot;;&quot;&quot;)">
            <text:p/>
          </table:table-cell>
          <table:table-cell table:formula="of:=IF([.B1255]=&quot;Y&quot;;MID([.A1255];3;FIND(&quot;:&quot;;[.A1255];1)-3);IF(&#10;RIGHT(RIGHT([.A1255]; 1))=&quot;@&quot;;0;&#10;[.A1255]))" office:value-type="string" office:string-value="window-maximize-symbolic" calcext:value-type="string">
            <text:p>window-maximize-symbolic</text:p>
          </table:table-cell>
          <table:table-cell table:formula="of:=IF([.B1255]=&quot;Y&quot;;[.D1255];[.E1254])" office:value-type="string" office:string-value="ui" calcext:value-type="string">
            <text:p>ui</text:p>
          </table:table-cell>
          <table:table-cell table:style-name="ce10" table:formula="of:=IF([.D1255]=0;&quot;&quot;;IF([.B1255]=&quot;Y&quot;;[.C1255];&#10;&quot;&lt;a href=&quot; &amp; CHAR(34) &amp; &quot;#&quot; &amp; CHAR(34) &amp; &quot;&gt;&quot; &amp;&#10;&quot;&lt;img src=&quot; &amp; CHAR(34) &amp; &quot;https://github.com/ubuntu/yaru/blob/master/icons/Yaru/scalable/&quot; &amp; [.E1255] &amp; &quot;/&quot; &amp; [.A1255] &amp; &quot;.svg&quot; &amp; CHAR(34) &amp; &#10;&quot; width=&quot; &amp; CHAR(34) &amp; &quot;22&quot; &amp; CHAR(34) &amp; &quot; alt=&quot; &amp; CHAR(34) &amp; [.D1255] &amp; CHAR(34) &amp; &quot;&gt;&lt;/a&gt;&quot; &amp;&#10;&quot;&amp;nbsp; &amp;nbsp; &quot; &amp; [.D1255] &amp; &quot;&lt;br&gt;&quot;&#10;))" office:value-type="string" office:string-value="&lt;a href=&quot;#&quot;&gt;&lt;img src=&quot;https://github.com/ubuntu/yaru/blob/master/icons/Yaru/scalable/ui/window-maximize-symbolic.svg&quot; width=&quot;22&quot; alt=&quot;window-maximize-symbolic&quot;&gt;&lt;/a&gt;&amp;nbsp; &amp;nbsp; window-maximize-symbolic&lt;br&gt;" calcext:value-type="string">
            <text:p>&lt;a href="#"&gt;&lt;img src="https://github.com/ubuntu/yaru/blob/master/icons/Yaru/scalable/ui/window-maximize-symbolic.svg" width="22" alt="window-maximize-symbolic"&gt;&lt;/a&gt;&amp;nbsp; &amp;nbsp; window-maximize-symbolic&lt;br&gt;</text:p>
          </table:table-cell>
        </table:table-row>
        <table:table-row table:style-name="ro1">
          <table:table-cell office:value-type="string" calcext:value-type="string">
            <text:p>window-minimize-symbolic</text:p>
          </table:table-cell>
          <table:table-cell table:formula="of:=IF(LEFT([.A1256];1)=&quot;.&quot;;&quot;Y&quot;;&quot;N&quot;)" office:value-type="string" office:string-value="N" calcext:value-type="string">
            <text:p>N</text:p>
          </table:table-cell>
          <table:table-cell table:formula="of:=IFERROR(&quot;## &quot; &amp; MID([.A1256];3;FIND(&quot;:&quot;;[.A1256])-3) &amp; &quot; &lt;br&gt;&quot;;&quot;&quot;)">
            <text:p/>
          </table:table-cell>
          <table:table-cell table:formula="of:=IF([.B1256]=&quot;Y&quot;;MID([.A1256];3;FIND(&quot;:&quot;;[.A1256];1)-3);IF(&#10;RIGHT(RIGHT([.A1256]; 1))=&quot;@&quot;;0;&#10;[.A1256]))" office:value-type="string" office:string-value="window-minimize-symbolic" calcext:value-type="string">
            <text:p>window-minimize-symbolic</text:p>
          </table:table-cell>
          <table:table-cell table:formula="of:=IF([.B1256]=&quot;Y&quot;;[.D1256];[.E1255])" office:value-type="string" office:string-value="ui" calcext:value-type="string">
            <text:p>ui</text:p>
          </table:table-cell>
          <table:table-cell table:style-name="ce10" table:formula="of:=IF([.D1256]=0;&quot;&quot;;IF([.B1256]=&quot;Y&quot;;[.C1256];&#10;&quot;&lt;a href=&quot; &amp; CHAR(34) &amp; &quot;#&quot; &amp; CHAR(34) &amp; &quot;&gt;&quot; &amp;&#10;&quot;&lt;img src=&quot; &amp; CHAR(34) &amp; &quot;https://github.com/ubuntu/yaru/blob/master/icons/Yaru/scalable/&quot; &amp; [.E1256] &amp; &quot;/&quot; &amp; [.A1256] &amp; &quot;.svg&quot; &amp; CHAR(34) &amp; &#10;&quot; width=&quot; &amp; CHAR(34) &amp; &quot;22&quot; &amp; CHAR(34) &amp; &quot; alt=&quot; &amp; CHAR(34) &amp; [.D1256] &amp; CHAR(34) &amp; &quot;&gt;&lt;/a&gt;&quot; &amp;&#10;&quot;&amp;nbsp; &amp;nbsp; &quot; &amp; [.D1256] &amp; &quot;&lt;br&gt;&quot;&#10;))" office:value-type="string" office:string-value="&lt;a href=&quot;#&quot;&gt;&lt;img src=&quot;https://github.com/ubuntu/yaru/blob/master/icons/Yaru/scalable/ui/window-minimize-symbolic.svg&quot; width=&quot;22&quot; alt=&quot;window-minimize-symbolic&quot;&gt;&lt;/a&gt;&amp;nbsp; &amp;nbsp; window-minimize-symbolic&lt;br&gt;" calcext:value-type="string">
            <text:p>&lt;a href="#"&gt;&lt;img src="https://github.com/ubuntu/yaru/blob/master/icons/Yaru/scalable/ui/window-minimize-symbolic.svg" width="22" alt="window-minimize-symbolic"&gt;&lt;/a&gt;&amp;nbsp; &amp;nbsp; window-minimize-symbolic&lt;br&gt;</text:p>
          </table:table-cell>
        </table:table-row>
        <table:table-row table:style-name="ro1">
          <table:table-cell office:value-type="string" calcext:value-type="string">
            <text:p>window-new-symbolic</text:p>
          </table:table-cell>
          <table:table-cell table:formula="of:=IF(LEFT([.A1257];1)=&quot;.&quot;;&quot;Y&quot;;&quot;N&quot;)" office:value-type="string" office:string-value="N" calcext:value-type="string">
            <text:p>N</text:p>
          </table:table-cell>
          <table:table-cell table:formula="of:=IFERROR(&quot;## &quot; &amp; MID([.A1257];3;FIND(&quot;:&quot;;[.A1257])-3) &amp; &quot; &lt;br&gt;&quot;;&quot;&quot;)">
            <text:p/>
          </table:table-cell>
          <table:table-cell table:formula="of:=IF([.B1257]=&quot;Y&quot;;MID([.A1257];3;FIND(&quot;:&quot;;[.A1257];1)-3);IF(&#10;RIGHT(RIGHT([.A1257]; 1))=&quot;@&quot;;0;&#10;[.A1257]))" office:value-type="string" office:string-value="window-new-symbolic" calcext:value-type="string">
            <text:p>window-new-symbolic</text:p>
          </table:table-cell>
          <table:table-cell table:formula="of:=IF([.B1257]=&quot;Y&quot;;[.D1257];[.E1256])" office:value-type="string" office:string-value="ui" calcext:value-type="string">
            <text:p>ui</text:p>
          </table:table-cell>
          <table:table-cell table:style-name="ce10" table:formula="of:=IF([.D1257]=0;&quot;&quot;;IF([.B1257]=&quot;Y&quot;;[.C1257];&#10;&quot;&lt;a href=&quot; &amp; CHAR(34) &amp; &quot;#&quot; &amp; CHAR(34) &amp; &quot;&gt;&quot; &amp;&#10;&quot;&lt;img src=&quot; &amp; CHAR(34) &amp; &quot;https://github.com/ubuntu/yaru/blob/master/icons/Yaru/scalable/&quot; &amp; [.E1257] &amp; &quot;/&quot; &amp; [.A1257] &amp; &quot;.svg&quot; &amp; CHAR(34) &amp; &#10;&quot; width=&quot; &amp; CHAR(34) &amp; &quot;22&quot; &amp; CHAR(34) &amp; &quot; alt=&quot; &amp; CHAR(34) &amp; [.D1257] &amp; CHAR(34) &amp; &quot;&gt;&lt;/a&gt;&quot; &amp;&#10;&quot;&amp;nbsp; &amp;nbsp; &quot; &amp; [.D1257] &amp; &quot;&lt;br&gt;&quot;&#10;))" office:value-type="string" office:string-value="&lt;a href=&quot;#&quot;&gt;&lt;img src=&quot;https://github.com/ubuntu/yaru/blob/master/icons/Yaru/scalable/ui/window-new-symbolic.svg&quot; width=&quot;22&quot; alt=&quot;window-new-symbolic&quot;&gt;&lt;/a&gt;&amp;nbsp; &amp;nbsp; window-new-symbolic&lt;br&gt;" calcext:value-type="string">
            <text:p>&lt;a href="#"&gt;&lt;img src="https://github.com/ubuntu/yaru/blob/master/icons/Yaru/scalable/ui/window-new-symbolic.svg" width="22" alt="window-new-symbolic"&gt;&lt;/a&gt;&amp;nbsp; &amp;nbsp; window-new-symbolic&lt;br&gt;</text:p>
          </table:table-cell>
        </table:table-row>
        <table:table-row table:style-name="ro1">
          <table:table-cell office:value-type="string" calcext:value-type="string">
            <text:p>window-restore-symbolic</text:p>
          </table:table-cell>
          <table:table-cell table:formula="of:=IF(LEFT([.A1258];1)=&quot;.&quot;;&quot;Y&quot;;&quot;N&quot;)" office:value-type="string" office:string-value="N" calcext:value-type="string">
            <text:p>N</text:p>
          </table:table-cell>
          <table:table-cell table:formula="of:=IFERROR(&quot;## &quot; &amp; MID([.A1258];3;FIND(&quot;:&quot;;[.A1258])-3) &amp; &quot; &lt;br&gt;&quot;;&quot;&quot;)">
            <text:p/>
          </table:table-cell>
          <table:table-cell table:formula="of:=IF([.B1258]=&quot;Y&quot;;MID([.A1258];3;FIND(&quot;:&quot;;[.A1258];1)-3);IF(&#10;RIGHT(RIGHT([.A1258]; 1))=&quot;@&quot;;0;&#10;[.A1258]))" office:value-type="string" office:string-value="window-restore-symbolic" calcext:value-type="string">
            <text:p>window-restore-symbolic</text:p>
          </table:table-cell>
          <table:table-cell table:formula="of:=IF([.B1258]=&quot;Y&quot;;[.D1258];[.E1257])" office:value-type="string" office:string-value="ui" calcext:value-type="string">
            <text:p>ui</text:p>
          </table:table-cell>
          <table:table-cell table:style-name="ce10" table:formula="of:=IF([.D1258]=0;&quot;&quot;;IF([.B1258]=&quot;Y&quot;;[.C1258];&#10;&quot;&lt;a href=&quot; &amp; CHAR(34) &amp; &quot;#&quot; &amp; CHAR(34) &amp; &quot;&gt;&quot; &amp;&#10;&quot;&lt;img src=&quot; &amp; CHAR(34) &amp; &quot;https://github.com/ubuntu/yaru/blob/master/icons/Yaru/scalable/&quot; &amp; [.E1258] &amp; &quot;/&quot; &amp; [.A1258] &amp; &quot;.svg&quot; &amp; CHAR(34) &amp; &#10;&quot; width=&quot; &amp; CHAR(34) &amp; &quot;22&quot; &amp; CHAR(34) &amp; &quot; alt=&quot; &amp; CHAR(34) &amp; [.D1258] &amp; CHAR(34) &amp; &quot;&gt;&lt;/a&gt;&quot; &amp;&#10;&quot;&amp;nbsp; &amp;nbsp; &quot; &amp; [.D1258] &amp; &quot;&lt;br&gt;&quot;&#10;))" office:value-type="string" office:string-value="&lt;a href=&quot;#&quot;&gt;&lt;img src=&quot;https://github.com/ubuntu/yaru/blob/master/icons/Yaru/scalable/ui/window-restore-symbolic.svg&quot; width=&quot;22&quot; alt=&quot;window-restore-symbolic&quot;&gt;&lt;/a&gt;&amp;nbsp; &amp;nbsp; window-restore-symbolic&lt;br&gt;" calcext:value-type="string">
            <text:p>&lt;a href="#"&gt;&lt;img src="https://github.com/ubuntu/yaru/blob/master/icons/Yaru/scalable/ui/window-restore-symbolic.svg" width="22" alt="window-restore-symbolic"&gt;&lt;/a&gt;&amp;nbsp; &amp;nbsp; window-restore-symbolic&lt;br&gt;</text:p>
          </table:table-cell>
        </table:table-row>
        <table:table-row table:style-name="ro1" table:number-rows-repeated="10473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2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8:53:59.825548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1:11:02.228031988</meta:creation-date>
    <dc:date>2024-06-11T20:14:04.913682583</dc:date>
    <meta:editing-duration>PT1H56M6S</meta:editing-duration>
    <meta:editing-cycles>26</meta:editing-cycles>
    <meta:generator>LibreOffice/24.2.3.2$Linux_X86_64 LibreOffice_project/433d9c2ded56988e8a90e6b2e771ee4e6a5ab2ba</meta:generator>
    <meta:document-statistic meta:table-count="1" meta:cell-count="7531" meta:object-count="0"/>
  </office:meta>
</office:document-meta>
</file>